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357000001E761282EA4A3FE761B.png" manifest:media-type="image/png"/>
  <manifest:file-entry manifest:full-path="Pictures/100002000000001000000010E470A28F3F3E15E6.png" manifest:media-type="image/png"/>
  <manifest:file-entry manifest:full-path="Pictures/100002000000020700000237B0FBAE7E3CB55881.png" manifest:media-type="image/png"/>
  <manifest:file-entry manifest:full-path="Pictures/1000020000000237000001A7A2BDE139EDBFDC6C.png" manifest:media-type="image/png"/>
  <manifest:file-entry manifest:full-path="Pictures/100002000000001000000010C1E46512905E7ACC.png" manifest:media-type="image/png"/>
  <manifest:file-entry manifest:full-path="Pictures/10000200000004B7000000F765B0D8651003601F.png" manifest:media-type="image/png"/>
  <manifest:file-entry manifest:full-path="Pictures/100002000000001000000010D4F84561D563E87F.png" manifest:media-type="image/png"/>
  <manifest:file-entry manifest:full-path="Pictures/10000200000001B7000005A720F8A8B05B73E1B7.png" manifest:media-type="image/png"/>
  <manifest:file-entry manifest:full-path="Pictures/10000200000003B7000004B7A0EE81D77E09B9B8.png" manifest:media-type="image/png"/>
  <manifest:file-entry manifest:full-path="Pictures/100002000000001000000010C35C51BBE8ED80C1.png" manifest:media-type="image/png"/>
  <manifest:file-entry manifest:full-path="Pictures/100002000000001000000010188BD6E3119A7918.png" manifest:media-type="image/png"/>
  <manifest:file-entry manifest:full-path="Pictures/10000200000001B7000003574DB45C0405527D72.png" manifest:media-type="image/png"/>
  <manifest:file-entry manifest:full-path="Pictures/10000200000000100000001059649EA4EAFA05D8.png" manifest:media-type="image/png"/>
  <manifest:file-entry manifest:full-path="Pictures/100002000000001000000010A5795C19D0CC9D4E.png" manifest:media-type="image/png"/>
  <manifest:file-entry manifest:full-path="Pictures/10000200000007F7000007D79D57537111B6024F.png" manifest:media-type="image/png"/>
  <manifest:file-entry manifest:full-path="Pictures/100002000000001000000010478AF17F4B7709F4.png" manifest:media-type="image/png"/>
  <manifest:file-entry manifest:full-path="Pictures/100002000000001000000010F0F430B806910AE8.png" manifest:media-type="image/png"/>
  <manifest:file-entry manifest:full-path="Pictures/100002000000001000000010B551C87067D669BF.png" manifest:media-type="image/png"/>
  <manifest:file-entry manifest:full-path="Pictures/100002000000001000000010090C020CD6791040.png" manifest:media-type="image/png"/>
  <manifest:file-entry manifest:full-path="Pictures/100002000000001000000010F85EEB35982F2A7A.png" manifest:media-type="image/png"/>
  <manifest:file-entry manifest:full-path="Pictures/1000020000000010000000103248A9F7E422AFCC.png" manifest:media-type="image/png"/>
  <manifest:file-entry manifest:full-path="Pictures/10000200000000100000001090CCD6F108CCFC4C.png" manifest:media-type="image/png"/>
  <manifest:file-entry manifest:full-path="Pictures/10000200000001A700000187B7FCEAF12E881453.png" manifest:media-type="image/png"/>
  <manifest:file-entry manifest:full-path="Pictures/10000200000003C7000003A7834F1A79C52D14F6.png" manifest:media-type="image/png"/>
  <manifest:file-entry manifest:full-path="Pictures/100002000000021700000527BE7F8B111C54C03F.png" manifest:media-type="image/png"/>
  <manifest:file-entry manifest:full-path="Pictures/10000200000000100000001068FE5124F48A257F.png" manifest:media-type="image/png"/>
  <manifest:file-entry manifest:full-path="Pictures/10000200000004B7000000F7F7D350DED346E9AA.png" manifest:media-type="image/png"/>
  <manifest:file-entry manifest:full-path="Pictures/1000020000000010000000108BDA293467716D51.png" manifest:media-type="image/png"/>
  <manifest:file-entry manifest:full-path="Pictures/10000200000001C700000357A1613D25D02747CA.png" manifest:media-type="image/png"/>
  <manifest:file-entry manifest:full-path="Pictures/1000020000000497000008D7166B3CB8399D8D8D.png" manifest:media-type="image/png"/>
  <manifest:file-entry manifest:full-path="Pictures/10000200000001B7000003571C161E7BF2F6611A.png" manifest:media-type="image/png"/>
  <manifest:file-entry manifest:full-path="Pictures/1000020000000010000000106DF54065C58E7A66.png" manifest:media-type="image/png"/>
  <manifest:file-entry manifest:full-path="Pictures/10000200000001E7000007C78BAD4C2672D90B5B.png" manifest:media-type="image/png"/>
  <manifest:file-entry manifest:full-path="Pictures/10000200000001A700000267CF3E9EAFA7CC0899.png" manifest:media-type="image/png"/>
  <manifest:file-entry manifest:full-path="Pictures/1000020000000217000001379C2D74E2AB9C4F1F.png" manifest:media-type="image/png"/>
  <manifest:file-entry manifest:full-path="Pictures/100002000000001000000010F39C6372F2248AD7.png" manifest:media-type="image/png"/>
  <manifest:file-entry manifest:full-path="Pictures/100002000000021700000217802642449F9B9C8F.png" manifest:media-type="image/png"/>
  <manifest:file-entry manifest:full-path="Pictures/10000200000001A7000002273F06B3D0580C7727.png" manifest:media-type="image/png"/>
  <manifest:file-entry manifest:full-path="Pictures/1000020000000147000001475F02ACE512D67BE2.png" manifest:media-type="image/png"/>
  <manifest:file-entry manifest:full-path="Pictures/10000200000002170000012762E732C669D02C6E.png" manifest:media-type="image/png"/>
  <manifest:file-entry manifest:full-path="Pictures/10000200000001A700000117A766C0B9F70D4DB2.png" manifest:media-type="image/png"/>
  <manifest:file-entry manifest:full-path="Pictures/10000200000001C700000327C0291DF4A78D035F.png" manifest:media-type="image/png"/>
  <manifest:file-entry manifest:full-path="Pictures/100002000000056700001407C7B4C80ACBA3BC45.png" manifest:media-type="image/png"/>
  <manifest:file-entry manifest:full-path="Pictures/1000020000000010000000104B94D4995504A6E8.png" manifest:media-type="image/png"/>
  <manifest:file-entry manifest:full-path="Pictures/10000200000000100000001016FBEB645AF2CB9E.png" manifest:media-type="image/png"/>
  <manifest:file-entry manifest:full-path="Pictures/10000200000001A70000012735201B7FD93F3385.png" manifest:media-type="image/png"/>
  <manifest:file-entry manifest:full-path="Pictures/10000200000001A700000127A4E3E92E34C4EDA7.png" manifest:media-type="image/png"/>
  <manifest:file-entry manifest:full-path="Pictures/10000200000000100000001060B5FBECA0C76C53.png" manifest:media-type="image/png"/>
  <manifest:file-entry manifest:full-path="Pictures/10000200000004B700000137CAD07FB1B685BDD0.png" manifest:media-type="image/png"/>
  <manifest:file-entry manifest:full-path="Pictures/10000200000000100000001084E8719A97BD3F1F.png" manifest:media-type="image/png"/>
  <manifest:file-entry manifest:full-path="Pictures/1000020000000A1700000B17D2CDDF0CFB485D1D.png" manifest:media-type="image/png"/>
  <manifest:file-entry manifest:full-path="Pictures/100002000000001000000010BC8CEC567B801333.png" manifest:media-type="image/png"/>
  <manifest:file-entry manifest:full-path="Pictures/100002000000001000000010AEA40A560039BA64.png" manifest:media-type="image/png"/>
  <manifest:file-entry manifest:full-path="Pictures/100002000000015700000147BB74D12DC50CF559.png" manifest:media-type="image/png"/>
  <manifest:file-entry manifest:full-path="Pictures/100002000000001000000010C8A4EA29D30B990E.png" manifest:media-type="image/png"/>
  <manifest:file-entry manifest:full-path="Pictures/10000200000001B7000006B7A5B78B9DDA8DB787.png" manifest:media-type="image/png"/>
  <manifest:file-entry manifest:full-path="Pictures/10000200000001670000016741810B0CFA1EC399.png" manifest:media-type="image/png"/>
  <manifest:file-entry manifest:full-path="Pictures/1000020000000010000000106BAC0B61DDAB06B8.png" manifest:media-type="image/png"/>
  <manifest:file-entry manifest:full-path="Pictures/100002000000001000000010BCC8A9FAEA467168.png" manifest:media-type="image/png"/>
  <manifest:file-entry manifest:full-path="Pictures/100002000000001000000010C65DC2FA82EE89DA.png" manifest:media-type="image/png"/>
  <manifest:file-entry manifest:full-path="Pictures/1000020000000010000000105005DDCEA8EBB0F0.png" manifest:media-type="image/png"/>
  <manifest:file-entry manifest:full-path="Pictures/1000020000000010000000105B97404694AAE40F.png" manifest:media-type="image/png"/>
  <manifest:file-entry manifest:full-path="Pictures/100002000000001000000010BA726591CFECCAA5.png" manifest:media-type="image/png"/>
  <manifest:file-entry manifest:full-path="Pictures/1000020000000010000000107FE45702A55117A2.png" manifest:media-type="image/png"/>
  <manifest:file-entry manifest:full-path="Pictures/100002000000001000000010ECE618248BC8A8F6.png" manifest:media-type="image/png"/>
  <manifest:file-entry manifest:full-path="Pictures/10000200000002F7000002879FC5ACCC230DDE7A.png" manifest:media-type="image/png"/>
  <manifest:file-entry manifest:full-path="Pictures/1000020000000010000000107EC24DE0516420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Narrow1" svg:font-family="ArialNarrow"/>
    <style:font-face style:name="BerlinSansFB1" svg:font-family="BerlinSansFB"/>
    <style:font-face style:name="CenturyGothic1" svg:font-family="CenturyGothic"/>
    <style:font-face style:name="ISOCPEUR1" svg:font-family="ISOCPEUR"/>
    <style:font-face style:name="Arial" svg:font-family="Arial" style:font-pitch="variable"/>
    <style:font-face style:name="ArialNarrow" svg:font-family="ArialNarrow" style:font-pitch="variable"/>
    <style:font-face style:name="BerlinSansFB" svg:font-family="BerlinSansFB" style:font-pitch="variable"/>
    <style:font-face style:name="CenturyGothic" svg:font-family="CenturyGothic" style:font-pitch="variable"/>
    <style:font-face style:name="DejaVu Sans1" svg:font-family="'DejaVu Sans'" style:font-pitch="variable"/>
    <style:font-face style:name="ISOCPEUR" svg:font-family="ISOCPEUR"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17cm" svg:stroke-color="#ffffff" draw:stroke-linejoin="round" svg:stroke-linecap="round" draw:fill="none" fo:padding-top="0.008cm" fo:padding-bottom="0.008cm" fo:padding-left="0.008cm" fo:padding-right="0.008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solid" draw:fill-color="#ffffff"/>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12cm" svg:stroke-color="#bfbfbf" draw:stroke-linejoin="round" svg:stroke-linecap="round" draw:fill="none" fo:padding-top="0.006cm" fo:padding-bottom="0.006cm" fo:padding-left="0.006cm" fo:padding-right="0.006cm"/>
    </style:style>
    <style:style style:name="gr6"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7" style:family="graphic" style:parent-style-name="standard">
      <style:graphic-properties draw:stroke="solid" svg:stroke-width="0.024cm" svg:stroke-color="#000000" draw:stroke-linejoin="round" svg:stroke-linecap="round" draw:fill="none" fo:padding-top="0.012cm" fo:padding-bottom="0.012cm" fo:padding-left="0.012cm" fo:padding-right="0.012cm"/>
    </style:style>
    <style:style style:name="gr8" style:family="graphic" style:parent-style-name="standard">
      <style:graphic-properties draw:stroke="none" draw:fill="solid" draw:fill-color="#ffaaaa"/>
    </style:style>
    <style:style style:name="gr9" style:family="graphic" style:parent-style-name="standard">
      <style:graphic-properties draw:stroke="solid" svg:stroke-width="0.017cm" svg:stroke-color="#000000" draw:stroke-linejoin="round" svg:stroke-linecap="round" draw:fill="none" fo:padding-top="0.008cm" fo:padding-bottom="0.008cm" fo:padding-left="0.008cm" fo:padding-right="0.008cm"/>
    </style:style>
    <style:style style:name="gr10" style:family="graphic" style:parent-style-name="standard">
      <style:graphic-properties draw:stroke="solid" svg:stroke-width="0.034cm" svg:stroke-color="#000000" draw:stroke-linejoin="round" svg:stroke-linecap="round" draw:fill="none" fo:padding-top="0.017cm" fo:padding-bottom="0.017cm" fo:padding-left="0.017cm" fo:padding-right="0.017cm"/>
    </style:style>
    <style:style style:name="gr11" style:family="graphic" style:parent-style-name="standard">
      <style:graphic-properties draw:stroke="solid" svg:stroke-width="0.049cm" svg:stroke-color="#000000" draw:stroke-linejoin="round" svg:stroke-linecap="round" draw:fill="none" fo:padding-top="0.024cm" fo:padding-bottom="0.024cm" fo:padding-left="0.024cm" fo:padding-right="0.024cm"/>
    </style:style>
    <style:style style:name="gr12" style:family="graphic" style:parent-style-name="standard">
      <style:graphic-properties draw:stroke="solid" svg:stroke-width="0.009cm" svg:stroke-color="#ffd5ff" draw:stroke-linejoin="round" svg:stroke-linecap="round" draw:fill="none" fo:padding-top="0.004cm" fo:padding-bottom="0.004cm" fo:padding-left="0.004cm" fo:padding-right="0.004cm"/>
    </style:style>
    <style:style style:name="gr13" style:family="graphic" style:parent-style-name="standard">
      <style:graphic-properties draw:stroke="none" draw:fill="none" draw:textarea-horizontal-align="left" draw:textarea-vertical-align="top" draw:auto-grow-height="true" draw:auto-grow-width="true" fo:min-height="0.492cm" fo:min-width="0.49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274cm" fo:min-width="0.274cm" fo:padding-top="0cm" fo:padding-bottom="0cm" fo:padding-left="0cm" fo:padding-right="0cm"/>
    </style:style>
    <style:style style:name="gr15" style:family="graphic" style:parent-style-name="standard">
      <style:graphic-properties draw:stroke="solid" svg:stroke-width="0.012cm" svg:stroke-color="#9f9f9f" draw:stroke-linejoin="round" svg:stroke-linecap="round" draw:fill="none" fo:padding-top="0.006cm" fo:padding-bottom="0.006cm" fo:padding-left="0.006cm" fo:padding-right="0.006cm"/>
    </style:style>
    <style:style style:name="gr16" style:family="graphic" style:parent-style-name="standard">
      <style:graphic-properties draw:stroke="none" draw:fill="none" draw:textarea-horizontal-align="left" draw:textarea-vertical-align="top" draw:auto-grow-height="true" draw:auto-grow-width="true" fo:min-height="0.541cm" fo:min-width="0.541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871cm" fo:min-width="0.871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727cm" fo:min-width="0.72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581cm" fo:min-width="0.581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846cm" fo:min-width="0.846cm" fo:padding-top="0cm" fo:padding-bottom="0cm" fo:padding-left="0cm" fo:padding-right="0cm"/>
    </style:style>
    <style:style style:name="gr21" style:family="graphic" style:parent-style-name="standard">
      <style:graphic-properties draw:stroke="none" svg:stroke-color="#000000" draw:fill="solid" draw:fill-color="#ffffff" draw:opacity="100%" draw:opacity-name="" fo:min-height="1.651cm"/>
    </style:style>
    <style:style style:name="gr22" style:family="graphic" style:parent-style-name="standard">
      <style:graphic-properties draw:fill-color="#ff0000" draw:textarea-horizontal-align="justify" draw:textarea-vertical-align="middle" draw:auto-grow-height="false" fo:min-height="0.989cm" fo:min-width="0.989cm"/>
    </style:style>
    <style:style style:name="gr23" style:family="graphic" style:parent-style-name="standard">
      <style:graphic-properties draw:fill-color="#0000ff" draw:textarea-horizontal-align="justify" draw:textarea-vertical-align="middle" draw:auto-grow-height="false" fo:min-height="0.989cm" fo:min-width="0.989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loext:graphic-properties draw:fill="solid" draw:fill-color="#ffaaaa"/>
    </style:style>
    <style:style style:name="P5" style:family="paragraph">
      <style:paragraph-properties fo:text-align="start" style:writing-mode="lr-tb"/>
    </style:style>
    <style:style style:name="P6" style:family="paragraph">
      <loext:graphic-properties draw:fill="none"/>
      <style:text-properties fo:font-size="14pt" style:font-size-asian="14pt" style:font-size-complex="14pt"/>
    </style:style>
    <style:style style:name="P7" style:family="paragraph">
      <loext:graphic-properties draw:fill="none"/>
      <style:text-properties fo:font-size="7.80000019073486pt" style:font-size-asian="7.80000019073486pt" style:font-size-complex="7.80000019073486pt"/>
    </style:style>
    <style:style style:name="P8" style:family="paragraph">
      <loext:graphic-properties draw:fill="none"/>
      <style:text-properties fo:font-size="15.3999996185303pt" style:font-size-asian="15.3999996185303pt" style:font-size-complex="15.3999996185303pt"/>
    </style:style>
    <style:style style:name="P9" style:family="paragraph">
      <loext:graphic-properties draw:fill="none"/>
      <style:text-properties fo:font-size="24.7000007629395pt" style:font-size-asian="24.7000007629395pt" style:font-size-complex="24.7000007629395pt"/>
    </style:style>
    <style:style style:name="P10" style:family="paragraph">
      <loext:graphic-properties draw:fill="none"/>
      <style:text-properties fo:font-size="20.7000007629395pt" style:font-size-asian="20.7000007629395pt" style:font-size-complex="20.7000007629395pt"/>
    </style:style>
    <style:style style:name="P11" style:family="paragraph">
      <loext:graphic-properties draw:fill="none"/>
      <style:text-properties fo:font-size="16.5pt" style:font-size-asian="16.5pt" style:font-size-complex="16.5pt"/>
    </style:style>
    <style:style style:name="P12" style:family="paragraph">
      <loext:graphic-properties draw:fill="none"/>
      <style:text-properties fo:font-size="24pt" style:font-size-asian="24pt" style:font-size-complex="24pt"/>
    </style:style>
    <style:style style:name="P13" style:family="paragraph">
      <style:text-properties fo:color="#ff0000" fo:font-size="32pt" fo:font-weight="bold" style:font-size-asian="32pt" style:font-weight-asian="bold" style:font-size-complex="32pt" style:font-weight-complex="bold"/>
    </style:style>
    <style:style style:name="P14" style:family="paragraph">
      <loext:graphic-properties draw:fill="solid" draw:fill-color="#ffffff" draw:opacity="100%"/>
      <style:text-properties fo:color="#ff0000" fo:font-size="32pt" fo:font-weight="bold" style:font-size-asian="32pt" style:font-weight-asian="bold" style:font-size-complex="32pt" style:font-weight-complex="bold"/>
    </style:style>
    <style:style style:name="P15" style:family="paragraph">
      <loext:graphic-properties draw:fill-color="#ff0000"/>
      <style:paragraph-properties fo:text-align="center"/>
    </style:style>
    <style:style style:name="P16" style:family="paragraph">
      <loext:graphic-properties draw:fill-color="#0000ff"/>
      <style:paragraph-properties fo:text-align="center"/>
      <style:text-properties fo:color="#3333ff"/>
    </style:style>
    <style:style style:name="T1" style:family="text">
      <style:text-properties fo:color="#2c4f74" style:font-name="ArialNarrow1" fo:font-size="14pt" style:font-size-asian="14pt" style:font-name-complex="ArialNarrow1" style:font-size-complex="14pt"/>
    </style:style>
    <style:style style:name="T2" style:family="text">
      <style:text-properties fo:color="#000000" style:font-name="Arial1" fo:font-size="7.80000019073486pt" style:font-size-asian="7.80000019073486pt" style:font-name-complex="Arial1" style:font-size-complex="7.80000019073486pt"/>
    </style:style>
    <style:style style:name="T3" style:family="text">
      <style:text-properties fo:color="#000000" style:font-name="ISOCPEUR1" fo:font-size="15.3999996185303pt" style:font-size-asian="15.3999996185303pt" style:font-name-complex="ISOCPEUR1" style:font-size-complex="15.3999996185303pt"/>
    </style:style>
    <style:style style:name="T4" style:family="text">
      <style:text-properties fo:color="#d9db00" style:font-name="BerlinSansFB1" fo:font-size="24.7000007629395pt" style:font-size-asian="24.7000007629395pt" style:font-name-complex="BerlinSansFB1" style:font-size-complex="24.7000007629395pt"/>
    </style:style>
    <style:style style:name="T5" style:family="text">
      <style:text-properties fo:color="#da4c01" style:font-name="BerlinSansFB1" fo:font-size="24.7000007629395pt" style:font-size-asian="24.7000007629395pt" style:font-name-complex="BerlinSansFB1" style:font-size-complex="24.7000007629395pt"/>
    </style:style>
    <style:style style:name="T6" style:family="text">
      <style:text-properties fo:color="#90a493" style:font-name="BerlinSansFB1" fo:font-size="24.7000007629395pt" style:font-size-asian="24.7000007629395pt" style:font-name-complex="BerlinSansFB1" style:font-size-complex="24.7000007629395pt"/>
    </style:style>
    <style:style style:name="T7" style:family="text">
      <style:text-properties fo:color="#0679ce" style:font-name="BerlinSansFB1" fo:font-size="24.7000007629395pt" style:font-size-asian="24.7000007629395pt" style:font-name-complex="BerlinSansFB1" style:font-size-complex="24.7000007629395pt"/>
    </style:style>
    <style:style style:name="T8" style:family="text">
      <style:text-properties fo:color="#26a509" style:font-name="BerlinSansFB1" fo:font-size="24.7000007629395pt" style:font-size-asian="24.7000007629395pt" style:font-name-complex="BerlinSansFB1" style:font-size-complex="24.7000007629395pt"/>
    </style:style>
    <style:style style:name="T9" style:family="text">
      <style:text-properties fo:color="#655616" style:font-name="BerlinSansFB1" fo:font-size="24.7000007629395pt" style:font-size-asian="24.7000007629395pt" style:font-name-complex="BerlinSansFB1" style:font-size-complex="24.7000007629395pt"/>
    </style:style>
    <style:style style:name="T10" style:family="text">
      <style:text-properties fo:color="#634b1b" style:font-name="BerlinSansFB1" fo:font-size="24.7000007629395pt" style:font-size-asian="24.7000007629395pt" style:font-name-complex="BerlinSansFB1" style:font-size-complex="24.7000007629395pt"/>
    </style:style>
    <style:style style:name="T11" style:family="text">
      <style:text-properties fo:color="#905ef5" style:font-name="BerlinSansFB1" fo:font-size="24.7000007629395pt" style:font-size-asian="24.7000007629395pt" style:font-name-complex="BerlinSansFB1" style:font-size-complex="24.7000007629395pt"/>
    </style:style>
    <style:style style:name="T12" style:family="text">
      <style:text-properties fo:color="#905ef5" style:font-name="BerlinSansFB1" fo:font-size="20.7000007629395pt" style:font-size-asian="20.7000007629395pt" style:font-name-complex="BerlinSansFB1" style:font-size-complex="20.7000007629395pt"/>
    </style:style>
    <style:style style:name="T13" style:family="text">
      <style:text-properties fo:color="#26a509" style:font-name="BerlinSansFB1" fo:font-size="16.5pt" style:font-size-asian="16.5pt" style:font-name-complex="BerlinSansFB1" style:font-size-complex="16.5pt"/>
    </style:style>
    <style:style style:name="T14" style:family="text">
      <style:text-properties fo:color="#000000" style:font-name="CenturyGothic1" fo:font-size="24pt" style:font-size-asian="24pt" style:font-name-complex="CenturyGothic1" style:font-size-complex="24pt"/>
    </style:style>
    <style:style style:name="T15" style:family="text">
      <style:text-properties fo:color="#6e9cc8" style:font-name="ArialNarrow1" fo:font-size="24pt" fo:font-weight="bold" style:font-size-asian="24pt" style:font-name-complex="ArialNarrow1" style:font-size-complex="24pt" style:font-weight-complex="bold"/>
    </style:style>
    <style:style style:name="T16" style:family="text">
      <style:text-properties fo:color="#000000" style:font-name="CenturyGothic1" fo:font-size="24pt" fo:font-weight="bold" style:font-size-asian="24pt" style:font-name-complex="CenturyGothic1" style:font-size-complex="24pt" style:font-weight-complex="bold"/>
    </style:style>
    <style:style style:name="T17" style:family="text">
      <style:text-properties fo:color="#ff0000"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27.798cm" svg:y1="56.449cm" svg:x2="37.795cm" svg:y2="56.449cm">
          <text:p/>
        </draw:line>
        <draw:line draw:style-name="gr1" draw:text-style-name="P1" draw:layer="layout" svg:x1="27.798cm" svg:y1="56.699cm" svg:x2="27.798cm" svg:y2="56.199cm">
          <text:p/>
        </draw:line>
        <draw:line draw:style-name="gr1" draw:text-style-name="P1" draw:layer="layout" svg:x1="28.797cm" svg:y1="56.699cm" svg:x2="28.797cm" svg:y2="56.199cm">
          <text:p/>
        </draw:line>
        <draw:line draw:style-name="gr1" draw:text-style-name="P1" draw:layer="layout" svg:x1="29.798cm" svg:y1="56.699cm" svg:x2="29.798cm" svg:y2="56.199cm">
          <text:p/>
        </draw:line>
        <draw:line draw:style-name="gr1" draw:text-style-name="P1" draw:layer="layout" svg:x1="30.797cm" svg:y1="56.699cm" svg:x2="30.797cm" svg:y2="56.199cm">
          <text:p/>
        </draw:line>
        <draw:line draw:style-name="gr1" draw:text-style-name="P1" draw:layer="layout" svg:x1="31.796cm" svg:y1="56.699cm" svg:x2="31.796cm" svg:y2="56.199cm">
          <text:p/>
        </draw:line>
        <draw:line draw:style-name="gr1" draw:text-style-name="P1" draw:layer="layout" svg:x1="32.797cm" svg:y1="56.699cm" svg:x2="32.797cm" svg:y2="56.199cm">
          <text:p/>
        </draw:line>
        <draw:line draw:style-name="gr1" draw:text-style-name="P1" draw:layer="layout" svg:x1="33.796cm" svg:y1="56.699cm" svg:x2="33.796cm" svg:y2="56.199cm">
          <text:p/>
        </draw:line>
        <draw:line draw:style-name="gr1" draw:text-style-name="P1" draw:layer="layout" svg:x1="34.795cm" svg:y1="56.699cm" svg:x2="34.795cm" svg:y2="56.199cm">
          <text:p/>
        </draw:line>
        <draw:line draw:style-name="gr1" draw:text-style-name="P1" draw:layer="layout" svg:x1="35.797cm" svg:y1="56.699cm" svg:x2="35.797cm" svg:y2="56.199cm">
          <text:p/>
        </draw:line>
        <draw:line draw:style-name="gr1" draw:text-style-name="P1" draw:layer="layout" svg:x1="36.796cm" svg:y1="56.699cm" svg:x2="36.796cm" svg:y2="56.199cm">
          <text:p/>
        </draw:line>
        <draw:line draw:style-name="gr1" draw:text-style-name="P1" draw:layer="layout" svg:x1="37.795cm" svg:y1="56.699cm" svg:x2="37.795cm" svg:y2="56.199cm">
          <text:p/>
        </draw:line>
        <draw:line draw:style-name="gr1" draw:text-style-name="P1" draw:layer="layout" svg:x1="28.297cm" svg:y1="56.648cm" svg:x2="28.297cm" svg:y2="56.248cm">
          <text:p/>
        </draw:line>
        <draw:line draw:style-name="gr1" draw:text-style-name="P1" draw:layer="layout" svg:x1="29.298cm" svg:y1="56.648cm" svg:x2="29.298cm" svg:y2="56.248cm">
          <text:p/>
        </draw:line>
        <draw:line draw:style-name="gr1" draw:text-style-name="P1" draw:layer="layout" svg:x1="30.297cm" svg:y1="56.648cm" svg:x2="30.297cm" svg:y2="56.248cm">
          <text:p/>
        </draw:line>
        <draw:line draw:style-name="gr1" draw:text-style-name="P1" draw:layer="layout" svg:x1="31.297cm" svg:y1="56.648cm" svg:x2="31.297cm" svg:y2="56.248cm">
          <text:p/>
        </draw:line>
        <draw:line draw:style-name="gr1" draw:text-style-name="P1" draw:layer="layout" svg:x1="32.298cm" svg:y1="56.648cm" svg:x2="32.298cm" svg:y2="56.248cm">
          <text:p/>
        </draw:line>
        <draw:line draw:style-name="gr1" draw:text-style-name="P1" draw:layer="layout" svg:x1="33.297cm" svg:y1="56.648cm" svg:x2="33.297cm" svg:y2="56.248cm">
          <text:p/>
        </draw:line>
        <draw:line draw:style-name="gr1" draw:text-style-name="P1" draw:layer="layout" svg:x1="34.296cm" svg:y1="56.648cm" svg:x2="34.296cm" svg:y2="56.248cm">
          <text:p/>
        </draw:line>
        <draw:line draw:style-name="gr1" draw:text-style-name="P1" draw:layer="layout" svg:x1="35.297cm" svg:y1="56.648cm" svg:x2="35.297cm" svg:y2="56.248cm">
          <text:p/>
        </draw:line>
        <draw:line draw:style-name="gr1" draw:text-style-name="P1" draw:layer="layout" svg:x1="36.296cm" svg:y1="56.648cm" svg:x2="36.296cm" svg:y2="56.248cm">
          <text:p/>
        </draw:line>
        <draw:line draw:style-name="gr1" draw:text-style-name="P1" draw:layer="layout" svg:x1="37.295cm" svg:y1="56.648cm" svg:x2="37.295cm" svg:y2="56.248cm">
          <text:p/>
        </draw:line>
        <draw:line draw:style-name="gr1" draw:text-style-name="P1" draw:layer="layout" svg:x1="27.897cm" svg:y1="56.599cm" svg:x2="27.897cm" svg:y2="56.299cm">
          <text:p/>
        </draw:line>
        <draw:line draw:style-name="gr1" draw:text-style-name="P1" draw:layer="layout" svg:x1="27.999cm" svg:y1="56.599cm" svg:x2="27.999cm" svg:y2="56.299cm">
          <text:p/>
        </draw:line>
        <draw:line draw:style-name="gr1" draw:text-style-name="P1" draw:layer="layout" svg:x1="28.098cm" svg:y1="56.599cm" svg:x2="28.098cm" svg:y2="56.299cm">
          <text:p/>
        </draw:line>
        <draw:line draw:style-name="gr1" draw:text-style-name="P1" draw:layer="layout" svg:x1="28.198cm" svg:y1="56.599cm" svg:x2="28.198cm" svg:y2="56.299cm">
          <text:p/>
        </draw:line>
        <draw:line draw:style-name="gr1" draw:text-style-name="P1" draw:layer="layout" svg:x1="28.399cm" svg:y1="56.599cm" svg:x2="28.399cm" svg:y2="56.299cm">
          <text:p/>
        </draw:line>
        <draw:line draw:style-name="gr1" draw:text-style-name="P1" draw:layer="layout" svg:x1="28.498cm" svg:y1="56.599cm" svg:x2="28.498cm" svg:y2="56.299cm">
          <text:p/>
        </draw:line>
        <draw:line draw:style-name="gr1" draw:text-style-name="P1" draw:layer="layout" svg:x1="28.598cm" svg:y1="56.599cm" svg:x2="28.598cm" svg:y2="56.299cm">
          <text:p/>
        </draw:line>
        <draw:line draw:style-name="gr1" draw:text-style-name="P1" draw:layer="layout" svg:x1="28.697cm" svg:y1="56.599cm" svg:x2="28.697cm" svg:y2="56.299cm">
          <text:p/>
        </draw:line>
        <draw:polygon draw:style-name="gr2" draw:text-style-name="P2" draw:layer="layout" svg:width="0.249cm" svg:height="3.899cm" svg:x="14.044cm" svg:y="11.156cm" svg:viewBox="0 0 250 3900" draw:points="0,0 0,3900 250,3900 250,0">
          <text:p/>
        </draw:polygon>
        <draw:polygon draw:style-name="gr2" draw:text-style-name="P2" draw:layer="layout" svg:width="2.639cm" svg:height="0.249cm" svg:x="15.303cm" svg:y="14.806cm" svg:viewBox="0 0 2640 250" draw:points="0,0 0,250 2640,250 2640,0">
          <text:p/>
        </draw:polygon>
        <draw:polygon draw:style-name="gr2" draw:text-style-name="P2" draw:layer="layout" svg:width="0.249cm" svg:height="3.65cm" svg:x="17.693cm" svg:y="11.156cm" svg:viewBox="0 0 250 3651" draw:points="0,0 0,3651 250,3651 250,0">
          <text:p/>
        </draw:polygon>
        <draw:polygon draw:style-name="gr2" draw:text-style-name="P2" draw:layer="layout" svg:width="3.4cm" svg:height="0.25cm" svg:x="14.293cm" svg:y="11.156cm" svg:viewBox="0 0 3401 251" draw:points="0,0 0,251 3401,251 3401,0">
          <text:p/>
        </draw:polygon>
        <draw:polygon draw:style-name="gr2" draw:text-style-name="P2" draw:layer="layout" svg:width="0.25cm" svg:height="3.899cm" svg:x="64.496cm" svg:y="11.156cm" svg:viewBox="0 0 251 3900" draw:points="0,0 0,3900 251,3900 251,0">
          <text:p/>
        </draw:polygon>
        <draw:polygon draw:style-name="gr2" draw:text-style-name="P2" draw:layer="layout" svg:width="2.64cm" svg:height="0.249cm" svg:x="60.847cm" svg:y="14.806cm" svg:viewBox="0 0 2641 250" draw:points="0,0 0,250 2641,250 2641,0">
          <text:p/>
        </draw:polygon>
        <draw:polygon draw:style-name="gr2" draw:text-style-name="P2" draw:layer="layout" svg:width="3.649cm" svg:height="0.25cm" svg:x="60.847cm" svg:y="11.156cm" svg:viewBox="0 0 3650 251" draw:points="0,0 0,251 3650,251 3650,0">
          <text:p/>
        </draw:polygon>
        <draw:polygon draw:style-name="gr2" draw:text-style-name="P2" draw:layer="layout" svg:width="0.25cm" svg:height="3.4cm" svg:x="60.847cm" svg:y="11.406cm" svg:viewBox="0 0 251 3401" draw:points="0,0 0,3401 251,3401 251,0">
          <text:p/>
        </draw:polygon>
        <draw:polygon draw:style-name="gr2" draw:text-style-name="P2" draw:layer="layout" svg:width="0.25cm" svg:height="0.25cm" svg:x="53.748cm" svg:y="35.801cm" svg:viewBox="0 0 251 251" draw:points="0,0 0,251 251,251 251,0">
          <text:p/>
        </draw:polygon>
        <draw:polygon draw:style-name="gr2" draw:text-style-name="P2" draw:layer="layout" svg:width="2.639cm" svg:height="0.25cm" svg:x="50.099cm" svg:y="35.801cm" svg:viewBox="0 0 2640 251" draw:points="0,0 0,251 2640,251 2640,0">
          <text:p/>
        </draw:polygon>
        <draw:polygon draw:style-name="gr2" draw:text-style-name="P2" draw:layer="layout" svg:width="3.899cm" svg:height="0.25cm" svg:x="50.099cm" svg:y="39.45cm" svg:viewBox="0 0 3900 251" draw:points="0,0 0,251 3900,251 3900,0">
          <text:p/>
        </draw:polygon>
        <draw:polygon draw:style-name="gr2" draw:text-style-name="P2" draw:layer="layout" svg:width="0.25cm" svg:height="3.399cm" svg:x="50.099cm" svg:y="36.051cm" svg:viewBox="0 0 251 3400" draw:points="0,0 0,3400 251,3400 251,0">
          <text:p/>
        </draw:polygon>
        <draw:polygon draw:style-name="gr2" draw:text-style-name="P2" draw:layer="layout" svg:width="0.25cm" svg:height="3.399cm" svg:x="53.748cm" svg:y="36.051cm" svg:viewBox="0 0 251 3400" draw:points="0,0 0,3400 251,3400 251,0">
          <text:p/>
        </draw:polygon>
        <draw:polygon draw:style-name="gr2" draw:text-style-name="P2" draw:layer="layout" svg:width="3.018cm" svg:height="1.342cm" svg:x="33.409cm" svg:y="43.933cm" svg:viewBox="0 0 3019 1343" draw:points="3019,1343 1048,1343 0,233 57,176 76,159 74,159 235,0 692,468 1145,942 3019,942">
          <text:p/>
        </draw:polygon>
        <draw:polygon draw:style-name="gr2" draw:text-style-name="P2" draw:layer="layout" svg:width="0.163cm" svg:height="0.349cm" svg:x="38.14cm" svg:y="44.875cm" svg:viewBox="0 0 164 350" draw:points="0,0 0,350 164,350 164,0">
          <text:p/>
        </draw:polygon>
        <draw:polygon draw:style-name="gr2" draw:text-style-name="P2" draw:layer="layout" svg:width="0.099cm" svg:height="3.651cm" svg:x="38.178cm" svg:y="41.224cm" svg:viewBox="0 0 100 3652" draw:points="0,0 0,3652 100,3652 100,0">
          <text:p/>
        </draw:polygon>
        <draw:polygon draw:style-name="gr2" draw:text-style-name="P2" draw:layer="layout" svg:width="0.148cm" svg:height="0.349cm" svg:x="40.553cm" svg:y="44.875cm" svg:viewBox="0 0 149 350" draw:points="0,0 0,350 149,350 149,0">
          <text:p/>
        </draw:polygon>
        <draw:polygon draw:style-name="gr2" draw:text-style-name="P2" draw:layer="layout" svg:width="1.2cm" svg:height="0.4cm" svg:x="42.426cm" svg:y="44.875cm" svg:viewBox="0 0 1201 401" draw:points="0,0 0,401 1201,401 1201,0">
          <text:p/>
        </draw:polygon>
        <draw:polygon draw:style-name="gr2" draw:text-style-name="P2" draw:layer="layout" svg:width="0.15cm" svg:height="0.349cm" svg:x="45.351cm" svg:y="44.875cm" svg:viewBox="0 0 151 350" draw:points="0,0 0,350 151,350 151,0">
          <text:p/>
        </draw:polygon>
        <draw:polygon draw:style-name="gr2" draw:text-style-name="P2" draw:layer="layout" svg:width="0.151cm" svg:height="0.349cm" svg:x="47.749cm" svg:y="44.875cm" svg:viewBox="0 0 152 350" draw:points="0,0 0,350 152,350 152,0">
          <text:p/>
        </draw:polygon>
        <draw:polygon draw:style-name="gr2" draw:text-style-name="P2" draw:layer="layout" svg:width="0.15cm" svg:height="0.349cm" svg:x="49.625cm" svg:y="44.875cm" svg:viewBox="0 0 151 350" draw:points="0,0 0,350 151,350 151,0">
          <text:p/>
        </draw:polygon>
        <draw:polygon draw:style-name="gr2" draw:text-style-name="P2" draw:layer="layout" svg:width="0.15cm" svg:height="0.349cm" svg:x="50.675cm" svg:y="44.875cm" svg:viewBox="0 0 151 350" draw:points="0,0 0,350 151,350 151,0">
          <text:p/>
        </draw:polygon>
        <draw:polygon draw:style-name="gr2" draw:text-style-name="P2" draw:layer="layout" svg:width="0.15cm" svg:height="0.349cm" svg:x="52.548cm" svg:y="44.875cm" svg:viewBox="0 0 151 350" draw:points="0,0 0,350 151,350 151,0">
          <text:p/>
        </draw:polygon>
        <draw:polygon draw:style-name="gr2" draw:text-style-name="P2" draw:layer="layout" svg:width="0.15cm" svg:height="0.349cm" svg:x="54.948cm" svg:y="44.875cm" svg:viewBox="0 0 151 350" draw:points="0,0 0,350 151,350 151,0">
          <text:p/>
        </draw:polygon>
        <draw:polygon draw:style-name="gr2" draw:text-style-name="P2" draw:layer="layout" svg:width="1.198cm" svg:height="0.4cm" svg:x="56.824cm" svg:y="44.875cm" svg:viewBox="0 0 1199 401" draw:points="0,0 0,401 1199,401 1199,0">
          <text:p/>
        </draw:polygon>
        <draw:polygon draw:style-name="gr2" draw:text-style-name="P2" draw:layer="layout" svg:width="0.15cm" svg:height="0.349cm" svg:x="59.747cm" svg:y="44.875cm" svg:viewBox="0 0 151 350" draw:points="0,0 0,350 151,350 151,0">
          <text:p/>
        </draw:polygon>
        <draw:polygon draw:style-name="gr2" draw:text-style-name="P2" draw:layer="layout" svg:width="0.15cm" svg:height="0.349cm" svg:x="62.147cm" svg:y="44.875cm" svg:viewBox="0 0 151 350" draw:points="0,0 0,350 151,350 151,0">
          <text:p/>
        </draw:polygon>
        <draw:polygon draw:style-name="gr2" draw:text-style-name="P2" draw:layer="layout" svg:width="1.2cm" svg:height="0.4cm" svg:x="64.02cm" svg:y="44.875cm" svg:viewBox="0 0 1201 401" draw:points="0,0 0,401 1201,401 1201,0">
          <text:p/>
        </draw:polygon>
        <draw:polygon draw:style-name="gr2" draw:text-style-name="P2" draw:layer="layout" svg:width="0.151cm" svg:height="0.349cm" svg:x="66.945cm" svg:y="44.875cm" svg:viewBox="0 0 152 350" draw:points="0,0 0,350 152,350 152,0">
          <text:p/>
        </draw:polygon>
        <draw:polygon draw:style-name="gr2" draw:text-style-name="P2" draw:layer="layout" svg:width="0.148cm" svg:height="0.349cm" svg:x="69.346cm" svg:y="44.875cm" svg:viewBox="0 0 149 350" draw:points="0,0 0,350 149,350 149,0">
          <text:p/>
        </draw:polygon>
        <draw:polygon draw:style-name="gr2" draw:text-style-name="P2" draw:layer="layout" svg:width="0.151cm" svg:height="0.349cm" svg:x="71.244cm" svg:y="44.875cm" svg:viewBox="0 0 152 350" draw:points="0,0 0,350 152,350 152,0">
          <text:p/>
        </draw:polygon>
        <draw:polygon draw:style-name="gr2" draw:text-style-name="P2" draw:layer="layout" svg:width="0.25cm" svg:height="0.11cm" svg:x="71.695cm" svg:y="44.945cm" svg:viewBox="0 0 251 111" draw:points="0,0 0,111 251,111 251,0">
          <text:p/>
        </draw:polygon>
        <draw:polygon draw:style-name="gr2" draw:text-style-name="P2" draw:layer="layout" svg:width="0.15cm" svg:height="0.349cm" svg:x="72.269cm" svg:y="44.875cm" svg:viewBox="0 0 151 350" draw:points="0,0 0,350 151,350 151,0">
          <text:p/>
        </draw:polygon>
        <draw:polygon draw:style-name="gr2" draw:text-style-name="P2" draw:layer="layout" svg:width="0.151cm" svg:height="0.349cm" svg:x="74.144cm" svg:y="44.875cm" svg:viewBox="0 0 152 350" draw:points="0,0 0,350 152,350 152,0">
          <text:p/>
        </draw:polygon>
        <draw:polygon draw:style-name="gr2" draw:text-style-name="P2" draw:layer="layout" svg:width="0.151cm" svg:height="0.349cm" svg:x="76.542cm" svg:y="44.875cm" svg:viewBox="0 0 152 350" draw:points="0,0 0,350 152,350 152,0">
          <text:p/>
        </draw:polygon>
        <draw:polygon draw:style-name="gr2" draw:text-style-name="P2" draw:layer="layout" svg:width="0.15cm" svg:height="0.349cm" svg:x="78.418cm" svg:y="44.875cm" svg:viewBox="0 0 151 350" draw:points="0,0 0,350 151,350 151,0">
          <text:p/>
        </draw:polygon>
        <draw:polygon draw:style-name="gr2" draw:text-style-name="P2" draw:layer="layout" svg:width="0.349cm" svg:height="0.55cm" svg:x="78.968cm" svg:y="43.514cm" svg:viewBox="0 0 350 551" draw:points="0,0 0,551 350,551 350,0">
          <text:p/>
        </draw:polygon>
        <draw:polygon draw:style-name="gr2" draw:text-style-name="P2" draw:layer="layout" svg:width="0.349cm" svg:height="0.15cm" svg:x="78.968cm" svg:y="41.249cm" svg:viewBox="0 0 350 151" draw:points="0,0 0,151 350,151 350,0">
          <text:p/>
        </draw:polygon>
        <draw:polygon draw:style-name="gr2" draw:text-style-name="P2" draw:layer="layout" svg:width="0.349cm" svg:height="0.15cm" svg:x="78.968cm" svg:y="39.751cm" svg:viewBox="0 0 350 151" draw:points="0,0 0,151 350,151 350,0">
          <text:p/>
        </draw:polygon>
        <draw:polygon draw:style-name="gr2" draw:text-style-name="P2" draw:layer="layout" svg:width="0.349cm" svg:height="0.15cm" svg:x="78.968cm" svg:y="37.875cm" svg:viewBox="0 0 350 151" draw:points="0,0 0,151 350,151 350,0">
          <text:p/>
        </draw:polygon>
        <draw:polygon draw:style-name="gr2" draw:text-style-name="P2" draw:layer="layout" svg:width="0.349cm" svg:height="0.151cm" svg:x="78.968cm" svg:y="36.825cm" svg:viewBox="0 0 350 152" draw:points="0,0 0,152 350,152 350,0">
          <text:p/>
        </draw:polygon>
        <draw:polygon draw:style-name="gr2" draw:text-style-name="P2" draw:layer="layout" svg:width="0.349cm" svg:height="0.148cm" svg:x="78.968cm" svg:y="34.952cm" svg:viewBox="0 0 350 149" draw:points="0,0 0,149 350,149 350,0">
          <text:p/>
        </draw:polygon>
        <draw:polygon draw:style-name="gr2" draw:text-style-name="P2" draw:layer="layout" svg:width="0.349cm" svg:height="0.15cm" svg:x="78.968cm" svg:y="32.552cm" svg:viewBox="0 0 350 151" draw:points="0,0 0,151 350,151 350,0">
          <text:p/>
        </draw:polygon>
        <draw:polygon draw:style-name="gr2" draw:text-style-name="P2" draw:layer="layout" svg:width="0.349cm" svg:height="0.151cm" svg:x="78.968cm" svg:y="27.753cm" svg:viewBox="0 0 350 152" draw:points="0,0 0,152 350,152 350,0">
          <text:p/>
        </draw:polygon>
        <draw:polygon draw:style-name="gr2" draw:text-style-name="P2" draw:layer="layout" svg:width="0.4cm" svg:height="1.198cm" svg:x="78.968cm" svg:y="29.629cm" svg:viewBox="0 0 401 1199" draw:points="0,0 0,1199 401,1199 401,0">
          <text:p/>
        </draw:polygon>
        <draw:polygon draw:style-name="gr2" draw:text-style-name="P2" draw:layer="layout" svg:width="0.349cm" svg:height="0.159cm" svg:x="78.968cm" svg:y="25.355cm" svg:viewBox="0 0 350 160" draw:points="0,0 0,160 350,160 350,0">
          <text:p/>
        </draw:polygon>
        <draw:polygon draw:style-name="gr2" draw:text-style-name="P2" draw:layer="layout" svg:width="0.349cm" svg:height="0.161cm" svg:x="78.968cm" svg:y="22.944cm" svg:viewBox="0 0 350 162" draw:points="0,0 0,162 350,162 350,0">
          <text:p/>
        </draw:polygon>
        <draw:polygon draw:style-name="gr2" draw:text-style-name="P2" draw:layer="layout" svg:width="0.349cm" svg:height="0.159cm" svg:x="78.968cm" svg:y="21.071cm" svg:viewBox="0 0 350 160" draw:points="0,0 0,160 350,160 350,0">
          <text:p/>
        </draw:polygon>
        <draw:polygon draw:style-name="gr2" draw:text-style-name="P2" draw:layer="layout" svg:width="0.349cm" svg:height="0.159cm" svg:x="78.968cm" svg:y="20.021cm" svg:viewBox="0 0 350 160" draw:points="0,0 0,160 350,160 350,0">
          <text:p/>
        </draw:polygon>
        <draw:polygon draw:style-name="gr2" draw:text-style-name="P2" draw:layer="layout" svg:width="0.349cm" svg:height="0.161cm" svg:x="78.968cm" svg:y="18.146cm" svg:viewBox="0 0 350 162" draw:points="0,0 0,162 350,162 350,0">
          <text:p/>
        </draw:polygon>
        <draw:polygon draw:style-name="gr2" draw:text-style-name="P2" draw:layer="layout" svg:width="0.349cm" svg:height="0.158cm" svg:x="78.968cm" svg:y="15.748cm" svg:viewBox="0 0 350 159" draw:points="0,0 0,159 350,159 350,0">
          <text:p/>
        </draw:polygon>
        <draw:polygon draw:style-name="gr2" draw:text-style-name="P2" draw:layer="layout" svg:width="0.349cm" svg:height="0.159cm" svg:x="78.968cm" svg:y="13.872cm" svg:viewBox="0 0 350 160" draw:points="0,0 0,160 350,160 350,0">
          <text:p/>
        </draw:polygon>
        <draw:polygon draw:style-name="gr2" draw:text-style-name="P2" draw:layer="layout" svg:width="0.349cm" svg:height="0.159cm" svg:x="78.968cm" svg:y="12.822cm" svg:viewBox="0 0 350 160" draw:points="0,0 0,160 350,160 350,0">
          <text:p/>
        </draw:polygon>
        <draw:polygon draw:style-name="gr2" draw:text-style-name="P2" draw:layer="layout" svg:width="0.349cm" svg:height="0.161cm" svg:x="78.968cm" svg:y="10.947cm" svg:viewBox="0 0 350 162" draw:points="0,0 0,162 350,162 350,0">
          <text:p/>
        </draw:polygon>
        <draw:polygon draw:style-name="gr2" draw:text-style-name="P2" draw:layer="layout" svg:width="0.349cm" svg:height="0.159cm" svg:x="78.968cm" svg:y="9.448cm" svg:viewBox="0 0 350 160" draw:points="0,0 0,160 350,160 350,0">
          <text:p/>
        </draw:polygon>
        <draw:polygon draw:style-name="gr2" draw:text-style-name="P2" draw:layer="layout" svg:width="0.349cm" svg:height="0.55cm" svg:x="78.968cm" svg:y="6.794cm" svg:viewBox="0 0 350 551" draw:points="0,0 0,551 350,551 350,0">
          <text:p/>
        </draw:polygon>
        <draw:polygon draw:style-name="gr2" draw:text-style-name="P2" draw:layer="layout" svg:width="0.161cm" svg:height="0.349cm" svg:x="78.407cm" svg:y="5.634cm" svg:viewBox="0 0 162 350" draw:points="0,0 0,350 162,350 162,0">
          <text:p/>
        </draw:polygon>
        <draw:polygon draw:style-name="gr2" draw:text-style-name="P2" draw:layer="layout" svg:width="0.159cm" svg:height="0.349cm" svg:x="76.534cm" svg:y="5.634cm" svg:viewBox="0 0 160 350" draw:points="0,0 0,350 160,350 160,0">
          <text:p/>
        </draw:polygon>
        <draw:polygon draw:style-name="gr2" draw:text-style-name="P2" draw:layer="layout" svg:width="0.16cm" svg:height="0.349cm" svg:x="74.134cm" svg:y="5.634cm" svg:viewBox="0 0 161 350" draw:points="0,0 0,350 161,350 161,0">
          <text:p/>
        </draw:polygon>
        <draw:polygon draw:style-name="gr2" draw:text-style-name="P2" draw:layer="layout" svg:width="0.159cm" svg:height="0.349cm" svg:x="72.26cm" svg:y="5.634cm" svg:viewBox="0 0 160 350" draw:points="0,0 0,350 160,350 160,0">
          <text:p/>
        </draw:polygon>
        <draw:polygon draw:style-name="gr2" draw:text-style-name="P2" draw:layer="layout" svg:width="0.158cm" svg:height="0.349cm" svg:x="71.211cm" svg:y="5.634cm" svg:viewBox="0 0 159 350" draw:points="0,0 0,350 159,350 159,0">
          <text:p/>
        </draw:polygon>
        <draw:polygon draw:style-name="gr2" draw:text-style-name="P2" draw:layer="layout" svg:width="0.161cm" svg:height="0.349cm" svg:x="69.31cm" svg:y="5.634cm" svg:viewBox="0 0 162 350" draw:points="0,0 0,350 162,350 162,0">
          <text:p/>
        </draw:polygon>
        <draw:polygon draw:style-name="gr2" draw:text-style-name="P2" draw:layer="layout" svg:width="0.161cm" svg:height="0.349cm" svg:x="66.935cm" svg:y="5.634cm" svg:viewBox="0 0 162 350" draw:points="0,0 0,350 162,350 162,0">
          <text:p/>
        </draw:polygon>
        <draw:polygon draw:style-name="gr2" draw:text-style-name="P2" draw:layer="layout" svg:width="1.2cm" svg:height="0.4cm" svg:x="64.02cm" svg:y="5.583cm" svg:viewBox="0 0 1201 401" draw:points="0,0 0,401 1201,401 1201,0">
          <text:p/>
        </draw:polygon>
        <draw:polygon draw:style-name="gr2" draw:text-style-name="P2" draw:layer="layout" svg:width="0.167cm" svg:height="0.349cm" svg:x="62.13cm" svg:y="5.634cm" svg:viewBox="0 0 168 350" draw:points="0,0 0,350 168,350 168,0">
          <text:p/>
        </draw:polygon>
        <draw:polygon draw:style-name="gr2" draw:text-style-name="P2" draw:layer="layout" svg:width="0.161cm" svg:height="0.349cm" svg:x="59.747cm" svg:y="5.634cm" svg:viewBox="0 0 162 350" draw:points="0,0 0,350 162,350 162,0">
          <text:p/>
        </draw:polygon>
        <draw:polygon draw:style-name="gr2" draw:text-style-name="P2" draw:layer="layout" svg:width="0.149cm" svg:height="0.349cm" svg:x="57.873cm" svg:y="5.634cm" svg:viewBox="0 0 150 350" draw:points="0,0 0,350 150,350 150,0">
          <text:p/>
        </draw:polygon>
        <draw:polygon draw:style-name="gr2" draw:text-style-name="P2" draw:layer="layout" svg:width="0.15cm" svg:height="0.349cm" svg:x="56.824cm" svg:y="5.634cm" svg:viewBox="0 0 151 350" draw:points="0,0 0,350 151,350 151,0">
          <text:p/>
        </draw:polygon>
        <draw:polygon draw:style-name="gr2" draw:text-style-name="P2" draw:layer="layout" svg:width="0.15cm" svg:height="0.349cm" svg:x="54.948cm" svg:y="5.634cm" svg:viewBox="0 0 151 350" draw:points="0,0 0,350 151,350 151,0">
          <text:p/>
        </draw:polygon>
        <draw:polygon draw:style-name="gr2" draw:text-style-name="P2" draw:layer="layout" svg:width="0.15cm" svg:height="0.349cm" svg:x="52.548cm" svg:y="5.634cm" svg:viewBox="0 0 151 350" draw:points="0,0 0,350 151,350 151,0">
          <text:p/>
        </draw:polygon>
        <draw:polygon draw:style-name="gr2" draw:text-style-name="P2" draw:layer="layout" svg:width="0.15cm" svg:height="0.349cm" svg:x="50.675cm" svg:y="5.634cm" svg:viewBox="0 0 151 350" draw:points="0,0 0,350 151,350 151,0">
          <text:p/>
        </draw:polygon>
        <draw:polygon draw:style-name="gr2" draw:text-style-name="P2" draw:layer="layout" svg:width="0.15cm" svg:height="0.349cm" svg:x="49.625cm" svg:y="5.634cm" svg:viewBox="0 0 151 350" draw:points="0,0 0,350 151,350 151,0">
          <text:p/>
        </draw:polygon>
        <draw:polygon draw:style-name="gr2" draw:text-style-name="P2" draw:layer="layout" svg:width="0.151cm" svg:height="0.349cm" svg:x="47.749cm" svg:y="5.634cm" svg:viewBox="0 0 152 350" draw:points="0,0 0,350 152,350 152,0">
          <text:p/>
        </draw:polygon>
        <draw:polygon draw:style-name="gr2" draw:text-style-name="P2" draw:layer="layout" svg:width="1.2cm" svg:height="0.4cm" svg:x="42.426cm" svg:y="5.583cm" svg:viewBox="0 0 1201 401" draw:points="0,0 0,401 1201,401 1201,0">
          <text:p/>
        </draw:polygon>
        <draw:polygon draw:style-name="gr2" draw:text-style-name="P2" draw:layer="layout" svg:width="0.15cm" svg:height="0.349cm" svg:x="45.351cm" svg:y="5.634cm" svg:viewBox="0 0 151 350" draw:points="0,0 0,350 151,350 151,0">
          <text:p/>
        </draw:polygon>
        <draw:polygon draw:style-name="gr2" draw:text-style-name="P2" draw:layer="layout" svg:width="0.148cm" svg:height="0.349cm" svg:x="40.553cm" svg:y="5.634cm" svg:viewBox="0 0 149 350" draw:points="0,0 0,350 149,350 149,0">
          <text:p/>
        </draw:polygon>
        <draw:polygon draw:style-name="gr2" draw:text-style-name="P2" draw:layer="layout" svg:width="0.102cm" svg:height="3.609cm" svg:x="40.576cm" svg:y="5.983cm" svg:viewBox="0 0 103 3610" draw:points="0,0 0,3610 103,3610 103,0">
          <text:p/>
        </draw:polygon>
        <draw:polygon draw:style-name="gr2" draw:text-style-name="P2" draw:layer="layout" svg:width="0.099cm" svg:height="3.609cm" svg:x="38.178cm" svg:y="5.983cm" svg:viewBox="0 0 100 3610" draw:points="0,0 0,3610 100,3610 100,0">
          <text:p/>
        </draw:polygon>
        <draw:polygon draw:style-name="gr2" draw:text-style-name="P2" draw:layer="layout" svg:width="0.099cm" svg:height="3.609cm" svg:x="35.778cm" svg:y="5.983cm" svg:viewBox="0 0 100 3610" draw:points="0,0 0,3610 100,3610 100,0">
          <text:p/>
        </draw:polygon>
        <draw:polygon draw:style-name="gr2" draw:text-style-name="P2" draw:layer="layout" svg:width="0.25cm" svg:height="0.11cm" svg:x="35.703cm" svg:y="5.803cm" svg:viewBox="0 0 251 111" draw:points="0,0 0,111 251,111 251,0">
          <text:p/>
        </draw:polygon>
        <draw:polygon draw:style-name="gr2" draw:text-style-name="P2" draw:layer="layout" svg:width="0.151cm" svg:height="0.349cm" svg:x="38.152cm" svg:y="5.634cm" svg:viewBox="0 0 152 350" draw:points="0,0 0,350 152,350 152,0">
          <text:p/>
        </draw:polygon>
        <draw:polygon draw:style-name="gr2" draw:text-style-name="P2" draw:layer="layout" svg:width="0.15cm" svg:height="0.349cm" svg:x="36.277cm" svg:y="5.634cm" svg:viewBox="0 0 151 350" draw:points="0,0 0,350 151,350 151,0">
          <text:p/>
        </draw:polygon>
        <draw:polygon draw:style-name="gr2" draw:text-style-name="P2" draw:layer="layout" svg:width="0.102cm" svg:height="0.12cm" svg:x="35.877cm" svg:y="9.472cm" svg:viewBox="0 0 103 121" draw:points="0,0 0,121 103,121 103,0">
          <text:p/>
        </draw:polygon>
        <draw:polygon draw:style-name="gr2" draw:text-style-name="P2" draw:layer="layout" svg:width="0.1cm" svg:height="0.12cm" svg:x="38.277cm" svg:y="9.472cm" svg:viewBox="0 0 101 121" draw:points="0,0 0,121 101,121 101,0">
          <text:p/>
        </draw:polygon>
        <draw:polygon draw:style-name="gr2" draw:text-style-name="P2" draw:layer="layout" svg:width="0.099cm" svg:height="0.12cm" svg:x="40.678cm" svg:y="9.472cm" svg:viewBox="0 0 100 121" draw:points="0,0 0,121 100,121 100,0">
          <text:p/>
        </draw:polygon>
        <draw:polygon draw:style-name="gr2" draw:text-style-name="P2" draw:layer="layout" svg:width="0.15cm" svg:height="0.349cm" svg:x="35.227cm" svg:y="5.634cm" svg:viewBox="0 0 151 350" draw:points="0,0 0,350 151,350 151,0">
          <text:p/>
        </draw:polygon>
        <draw:polygon draw:style-name="gr2" draw:text-style-name="P2" draw:layer="layout" svg:width="0.15cm" svg:height="0.349cm" svg:x="33.354cm" svg:y="5.634cm" svg:viewBox="0 0 151 350" draw:points="0,0 0,350 151,350 151,0">
          <text:p/>
        </draw:polygon>
        <draw:polygon draw:style-name="gr2" draw:text-style-name="P2" draw:layer="layout" svg:width="0.15cm" svg:height="0.349cm" svg:x="30.954cm" svg:y="5.634cm" svg:viewBox="0 0 151 350" draw:points="0,0 0,350 151,350 151,0">
          <text:p/>
        </draw:polygon>
        <draw:polygon draw:style-name="gr2" draw:text-style-name="P2" draw:layer="layout" svg:width="0.149cm" svg:height="0.349cm" svg:x="29.08cm" svg:y="5.634cm" svg:viewBox="0 0 150 350" draw:points="0,0 0,350 150,350 150,0">
          <text:p/>
        </draw:polygon>
        <draw:polygon draw:style-name="gr2" draw:text-style-name="P2" draw:layer="layout" svg:width="0.148cm" svg:height="0.349cm" svg:x="28.031cm" svg:y="5.634cm" svg:viewBox="0 0 149 350" draw:points="0,0 0,350 149,350 149,0">
          <text:p/>
        </draw:polygon>
        <draw:polygon draw:style-name="gr2" draw:text-style-name="P2" draw:layer="layout" svg:width="0.099cm" svg:height="3.609cm" svg:x="26.181cm" svg:y="5.983cm" svg:viewBox="0 0 100 3610" draw:points="0,0 0,3610 100,3610 100,0">
          <text:p/>
        </draw:polygon>
        <draw:polygon draw:style-name="gr2" draw:text-style-name="P2" draw:layer="layout" svg:width="0.15cm" svg:height="0.349cm" svg:x="26.155cm" svg:y="5.634cm" svg:viewBox="0 0 151 350" draw:points="0,0 0,350 151,350 151,0">
          <text:p/>
        </draw:polygon>
        <draw:polygon draw:style-name="gr2" draw:text-style-name="P2" draw:layer="layout" svg:width="0.1cm" svg:height="3.609cm" svg:x="23.78cm" svg:y="5.983cm" svg:viewBox="0 0 101 3610" draw:points="0,0 0,3610 101,3610 101,0">
          <text:p/>
        </draw:polygon>
        <draw:polygon draw:style-name="gr2" draw:text-style-name="P2" draw:layer="layout" svg:width="0.15cm" svg:height="0.349cm" svg:x="23.755cm" svg:y="5.634cm" svg:viewBox="0 0 151 350" draw:points="0,0 0,350 151,350 151,0">
          <text:p/>
        </draw:polygon>
        <draw:polygon draw:style-name="gr2" draw:text-style-name="P2" draw:layer="layout" svg:width="0.099cm" svg:height="3.609cm" svg:x="21.38cm" svg:y="5.983cm" svg:viewBox="0 0 100 3610" draw:points="0,0 0,3610 100,3610 100,0">
          <text:p/>
        </draw:polygon>
        <draw:polygon draw:style-name="gr2" draw:text-style-name="P2" draw:layer="layout" svg:width="1.2cm" svg:height="0.4cm" svg:x="20.832cm" svg:y="5.583cm" svg:viewBox="0 0 1201 401" draw:points="0,0 0,401 1201,401 1201,0">
          <text:p/>
        </draw:polygon>
        <draw:polygon draw:style-name="gr2" draw:text-style-name="P2" draw:layer="layout" svg:width="0.099cm" svg:height="3.609cm" svg:x="18.982cm" svg:y="5.983cm" svg:viewBox="0 0 100 3610" draw:points="0,0 0,3610 100,3610 100,0">
          <text:p/>
        </draw:polygon>
        <draw:polygon draw:style-name="gr2" draw:text-style-name="P2" draw:layer="layout" svg:width="0.151cm" svg:height="0.349cm" svg:x="18.956cm" svg:y="5.634cm" svg:viewBox="0 0 152 350" draw:points="0,0 0,350 152,350 152,0">
          <text:p/>
        </draw:polygon>
        <draw:polygon draw:style-name="gr2" draw:text-style-name="P2" draw:layer="layout" svg:width="0.102cm" svg:height="3.609cm" svg:x="16.581cm" svg:y="5.983cm" svg:viewBox="0 0 103 3610" draw:points="0,0 0,3610 103,3610 103,0">
          <text:p/>
        </draw:polygon>
        <draw:polygon draw:style-name="gr2" draw:text-style-name="P2" draw:layer="layout" svg:width="0.15cm" svg:height="0.349cm" svg:x="16.558cm" svg:y="5.634cm" svg:viewBox="0 0 151 350" draw:points="0,0 0,350 151,350 151,0">
          <text:p/>
        </draw:polygon>
        <draw:polygon draw:style-name="gr2" draw:text-style-name="P2" draw:layer="layout" svg:width="0.1cm" svg:height="3.609cm" svg:x="14.183cm" svg:y="5.983cm" svg:viewBox="0 0 101 3610" draw:points="0,0 0,3610 101,3610 101,0">
          <text:p/>
        </draw:polygon>
        <draw:polygon draw:style-name="gr2" draw:text-style-name="P2" draw:layer="layout" svg:width="1.2cm" svg:height="0.4cm" svg:x="13.633cm" svg:y="5.583cm" svg:viewBox="0 0 1201 401" draw:points="0,0 0,401 1201,401 1201,0">
          <text:p/>
        </draw:polygon>
        <draw:polygon draw:style-name="gr2" draw:text-style-name="P2" draw:layer="layout" svg:width="0.15cm" svg:height="0.349cm" svg:x="11.758cm" svg:y="5.634cm" svg:viewBox="0 0 151 350" draw:points="0,0 0,350 151,350 151,0">
          <text:p/>
        </draw:polygon>
        <draw:polygon draw:style-name="gr2" draw:text-style-name="P2" draw:layer="layout" svg:width="0.151cm" svg:height="0.349cm" svg:x="9.359cm" svg:y="5.634cm" svg:viewBox="0 0 152 350" draw:points="0,0 0,350 152,350 152,0">
          <text:p/>
        </draw:polygon>
        <draw:polygon draw:style-name="gr2" draw:text-style-name="P2" draw:layer="layout" svg:width="0.15cm" svg:height="0.349cm" svg:x="7.484cm" svg:y="5.634cm" svg:viewBox="0 0 151 350" draw:points="0,0 0,350 151,350 151,0">
          <text:p/>
        </draw:polygon>
        <draw:polygon draw:style-name="gr2" draw:text-style-name="P2" draw:layer="layout" svg:width="0.427cm" svg:height="0.597cm" svg:x="6.278cm" svg:y="6.771cm" svg:viewBox="0 0 428 598" draw:points="428,53 348,598 0,545 82,0">
          <text:p/>
        </draw:polygon>
        <draw:polygon draw:style-name="gr2" draw:text-style-name="P2" draw:layer="layout" svg:width="0.369cm" svg:height="0.199cm" svg:x="5.947cm" svg:y="9.408cm" svg:viewBox="0 0 370 200" draw:points="370,51 346,200 0,148 22,0">
          <text:p/>
        </draw:polygon>
        <draw:polygon draw:style-name="gr2" draw:text-style-name="P2" draw:layer="layout" svg:width="0.373cm" svg:height="0.192cm" svg:x="5.723cm" svg:y="10.89cm" svg:viewBox="0 0 374 193" draw:points="374,53 352,193 0,139 21,0">
          <text:p/>
        </draw:polygon>
        <draw:polygon draw:style-name="gr2" draw:text-style-name="P2" draw:layer="layout" svg:width="0.368cm" svg:height="0.199cm" svg:x="5.372cm" svg:y="13.296cm" svg:viewBox="0 0 369 200" draw:points="369,51 346,200 0,150 21,0">
          <text:p/>
        </draw:polygon>
        <draw:polygon draw:style-name="gr2" draw:text-style-name="P2" draw:layer="layout" svg:width="0.498cm" svg:height="1.293cm" svg:x="4.967cm" svg:y="15.138cm" svg:viewBox="0 0 499 1294" draw:points="499,63 406,643 401,1294 0,1294 9,639 110,0">
          <text:p/>
        </draw:polygon>
        <draw:polygon draw:style-name="gr2" draw:text-style-name="P2" draw:layer="layout" svg:width="0.349cm" svg:height="0.148cm" svg:x="5.018cm" svg:y="18.156cm" svg:viewBox="0 0 350 149" draw:points="0,0 0,149 350,149 350,0">
          <text:p/>
        </draw:polygon>
        <draw:polygon draw:style-name="gr2" draw:text-style-name="P2" draw:layer="layout" svg:width="4.018cm" svg:height="0.101cm" svg:x="5.367cm" svg:y="18.18cm" svg:viewBox="0 0 4019 102" draw:points="0,0 0,102 4019,102 4019,0">
          <text:p/>
        </draw:polygon>
        <draw:polygon draw:style-name="gr2" draw:text-style-name="P2" draw:layer="layout" svg:width="4.131cm" svg:height="0.199cm" svg:x="5.372cm" svg:y="15.682cm" svg:viewBox="0 0 4132 200" draw:points="0,200 0,100 4014,102 4014,0 4132,0 4132,200">
          <text:p/>
        </draw:polygon>
        <draw:polygon draw:style-name="gr2" draw:text-style-name="P2" draw:layer="layout" svg:width="0.349cm" svg:height="0.15cm" svg:x="5.018cm" svg:y="20.03cm" svg:viewBox="0 0 350 151" draw:points="0,0 0,151 350,151 350,0">
          <text:p/>
        </draw:polygon>
        <draw:polygon draw:style-name="gr2" draw:text-style-name="P2" draw:layer="layout" svg:width="0.349cm" svg:height="0.151cm" svg:x="5.018cm" svg:y="21.079cm" svg:viewBox="0 0 350 152" draw:points="0,0 0,152 350,152 350,0">
          <text:p/>
        </draw:polygon>
        <draw:polygon draw:style-name="gr2" draw:text-style-name="P2" draw:layer="layout" svg:width="0.349cm" svg:height="0.15cm" svg:x="5.018cm" svg:y="22.955cm" svg:viewBox="0 0 350 151" draw:points="0,0 0,151 350,151 350,0">
          <text:p/>
        </draw:polygon>
        <draw:polygon draw:style-name="gr2" draw:text-style-name="P2" draw:layer="layout" svg:width="0.349cm" svg:height="0.15cm" svg:x="5.018cm" svg:y="25.353cm" svg:viewBox="0 0 350 151" draw:points="0,0 0,151 350,151 350,0">
          <text:p/>
        </draw:polygon>
        <draw:polygon draw:style-name="gr2" draw:text-style-name="P2" draw:layer="layout" svg:width="1.634cm" svg:height="2.265cm" svg:x="4.967cm" svg:y="26.646cm" svg:viewBox="0 0 1635 2266" draw:points="400,0 400,1659 1635,1932 1553,2266 0,1923 0,0">
          <text:p/>
        </draw:polygon>
        <draw:path draw:style-name="gr2" draw:text-style-name="P2" draw:layer="layout" svg:width="0.381cm" svg:height="0.38cm" svg:x="12.257cm" svg:y="29.738cm" svg:viewBox="0 0 382 381" svg:d="M382 190l-4 40-11 38c-84 168-316 144-363-38l-4-40 4-38c42-186 289-204 363-38l11 38z">
          <text:p/>
        </draw:path>
        <draw:path draw:style-name="gr2" draw:text-style-name="P2" draw:layer="layout" svg:width="0.4cm" svg:height="0.399cm" svg:x="21.232cm" svg:y="14.732cm" svg:viewBox="0 0 401 400" svg:d="M401 199l-4 41-11 38c-81 180-341 156-382-38l-4-41 4-39c41-194 301-218 382-38l11 38z">
          <text:p/>
        </draw:path>
        <draw:path draw:style-name="gr2" draw:text-style-name="P2" draw:layer="layout" svg:width="0.4cm" svg:height="0.399cm" svg:x="21.232cm" svg:y="29.729cm" svg:viewBox="0 0 401 400" svg:d="M401 199l-4 40-11 36c-79 184-340 160-382-36l-4-40 4-38c41-195 301-218 382-38l11 38z">
          <text:p/>
        </draw:path>
        <draw:path draw:style-name="gr2" draw:text-style-name="P2" draw:layer="layout" svg:width="0.381cm" svg:height="0.38cm" svg:x="18.482cm" svg:y="32.375cm" svg:viewBox="0 0 382 381" svg:d="M382 190l-5 41-13 38c-79 168-317 142-360-38l-4-41 4-38c38-182 288-207 360-39l13 39z">
          <text:p/>
        </draw:path>
        <draw:path draw:style-name="gr2" draw:text-style-name="P2" draw:layer="layout" svg:width="0.398cm" svg:height="0.399cm" svg:x="28.431cm" svg:y="29.729cm" svg:viewBox="0 0 399 400" svg:d="M399 198l-3 40-12 36c-76 185-339 159-382-36l-2-40 2-38c41-192 303-220 382-38l12 38z">
          <text:p/>
        </draw:path>
        <draw:path draw:style-name="gr2" draw:text-style-name="P2" draw:layer="layout" svg:width="0.381cm" svg:height="0.38cm" svg:x="24.341cm" svg:y="35.737cm" svg:viewBox="0 0 382 381" svg:d="M382 190l-4 40-13 38c-77 168-322 142-361-38l-4-40 4-38c34-183 288-207 361-39l13 39z">
          <text:p/>
        </draw:path>
        <draw:path draw:style-name="gr2" draw:text-style-name="P2" draw:layer="layout" svg:width="0.398cm" svg:height="0.399cm" svg:x="28.431cm" svg:y="35.727cm" svg:viewBox="0 0 399 400" svg:d="M399 199l-3 40-12 36c-76 185-339 158-382-36l-2-40 2-38c40-194 306-219 382-39l12 39z">
          <text:p/>
        </draw:path>
        <draw:path draw:style-name="gr2" draw:text-style-name="P2" draw:layer="layout" svg:width="0.4cm" svg:height="0.399cm" svg:x="35.627cm" svg:y="35.727cm" svg:viewBox="0 0 401 400" svg:d="M401 199l-4 40-11 36c-76 182-336 162-382-36l-4-40 4-38c41-194 305-219 382-39l11 39z">
          <text:p/>
        </draw:path>
        <draw:path draw:style-name="gr2" draw:text-style-name="P2" draw:layer="layout" svg:width="0.381cm" svg:height="0.38cm" svg:x="29.749cm" svg:y="39.784cm" svg:viewBox="0 0 382 381" svg:d="M382 189l-4 41-13 38c-79 168-318 142-361-38l-4-41 4-38c39-185 291-204 361-38l13 38z">
          <text:p/>
        </draw:path>
        <draw:path draw:style-name="gr2" draw:text-style-name="P2" draw:layer="layout" svg:width="0.4cm" svg:height="0.399cm" svg:x="42.826cm" svg:y="35.727cm" svg:viewBox="0 0 401 400" svg:d="M401 199l-4 40-11 36c-80 185-338 159-382-36l-4-40 4-38c40-194 304-219 382-39l11 39z">
          <text:p/>
        </draw:path>
        <draw:polygon draw:style-name="gr2" draw:text-style-name="P2" draw:layer="layout" svg:width="0.099cm" svg:height="4.564cm" svg:x="33.329cm" svg:y="29.622cm" svg:viewBox="0 0 100 4565" draw:points="0,0 0,4565 100,4565 100,0">
          <text:p/>
        </draw:polygon>
        <draw:polygon draw:style-name="gr2" draw:text-style-name="P2" draw:layer="layout" svg:width="0.1cm" svg:height="0.119cm" svg:x="33.428cm" svg:y="34.067cm" svg:viewBox="0 0 101 120" draw:points="0,0 0,120 101,120 101,0">
          <text:p/>
        </draw:polygon>
        <draw:polygon draw:style-name="gr2" draw:text-style-name="P2" draw:layer="layout" svg:width="2.959cm" svg:height="0.119cm" svg:x="35.729cm" svg:y="34.067cm" svg:viewBox="0 0 2960 120" draw:points="0,0 0,120 2960,120 2960,0">
          <text:p/>
        </draw:polygon>
        <draw:polygon draw:style-name="gr2" draw:text-style-name="P2" draw:layer="layout" svg:width="0.083cm" svg:height="4.339cm" svg:x="35.805cm" svg:y="29.728cm" svg:viewBox="0 0 84 4340" draw:points="0,0 0,4340 84,4340 84,0">
          <text:p/>
        </draw:polygon>
        <draw:polygon draw:style-name="gr2" draw:text-style-name="P2" draw:layer="layout" svg:width="0.045cm" svg:height="0.025cm" svg:x="42.906cm" svg:y="29.743cm" svg:viewBox="0 0 46 26" draw:points="0,0 46,0 23,10 0,26">
          <text:p/>
        </draw:polygon>
        <draw:path draw:style-name="gr2" draw:text-style-name="P2" draw:layer="layout" svg:width="0.4cm" svg:height="0.4cm" svg:x="42.826cm" svg:y="29.729cm" svg:viewBox="0 0 401 401" svg:d="M0 199l4-38 11-38c82-182 340-157 382 38l4 38-4 40c-44 196-302 221-382 36l-11-36z">
          <text:p/>
        </draw:path>
        <draw:path draw:style-name="gr2" draw:text-style-name="P2" draw:layer="layout" svg:width="0.426cm" svg:height="0.4cm" svg:x="35.627cm" svg:y="29.723cm" svg:viewBox="0 0 427 401" svg:d="M427 205l-7 42-17 41c-90 169-342 144-394-41l-9-42 7-40c49-199 315-225 401-38l14 38z">
          <text:p/>
        </draw:path>
        <draw:polygon draw:style-name="gr2" draw:text-style-name="P2" draw:layer="layout" svg:width="0.121cm" svg:height="2.5cm" svg:x="38.567cm" svg:y="31.567cm" svg:viewBox="0 0 122 2501" draw:points="0,0 0,2501 122,2501 122,0">
          <text:p/>
        </draw:polygon>
        <draw:polygon draw:style-name="gr2" draw:text-style-name="P2" draw:layer="layout" svg:width="3.209cm" svg:height="0.121cm" svg:x="38.688cm" svg:y="32.107cm" svg:viewBox="0 0 3210 122" draw:points="0,0 0,122 3210,122 3210,0">
          <text:p/>
        </draw:polygon>
        <draw:polygon draw:style-name="gr2" draw:text-style-name="P2" draw:layer="layout" svg:width="0.12cm" svg:height="0.095cm" svg:x="40.987cm" svg:y="32.228cm" svg:viewBox="0 0 121 96" draw:points="0,0 0,96 121,96 121,0">
          <text:p/>
        </draw:polygon>
        <draw:polygon draw:style-name="gr2" draw:text-style-name="P2" draw:layer="layout" svg:width="0.199cm" svg:height="0.999cm" svg:x="39.162cm" svg:y="32.228cm" svg:viewBox="0 0 200 1000" draw:points="0,0 0,1000 200,1000 200,0">
          <text:p/>
        </draw:polygon>
        <draw:polygon draw:style-name="gr2" draw:text-style-name="P2" draw:layer="layout" svg:width="2.299cm" svg:height="0.121cm" svg:x="38.688cm" svg:y="33.227cm" svg:viewBox="0 0 2300 122" draw:points="0,0 0,122 2300,122 2300,0">
          <text:p/>
        </draw:polygon>
        <draw:polygon draw:style-name="gr2" draw:text-style-name="P2" draw:layer="layout" svg:width="0.12cm" svg:height="0.935cm" svg:x="40.987cm" svg:y="33.132cm" svg:viewBox="0 0 121 936" draw:points="0,0 0,936 121,936 121,0">
          <text:p/>
        </draw:polygon>
        <draw:polygon draw:style-name="gr2" draw:text-style-name="P2" draw:layer="layout" svg:width="0.834cm" svg:height="0.119cm" svg:x="40.942cm" svg:y="34.067cm" svg:viewBox="0 0 835 120" draw:points="0,0 0,120 835,120 835,0">
          <text:p/>
        </draw:polygon>
        <draw:polygon draw:style-name="gr2" draw:text-style-name="P2" draw:layer="layout" svg:width="0.341cm" svg:height="0.119cm" svg:x="42.786cm" svg:y="34.067cm" svg:viewBox="0 0 342 120" draw:points="0,0 0,120 342,120 342,0">
          <text:p/>
        </draw:polygon>
        <draw:polygon draw:style-name="gr2" draw:text-style-name="P2" draw:layer="layout" svg:width="0.121cm" svg:height="2.434cm" svg:x="42.906cm" svg:y="31.633cm" svg:viewBox="0 0 122 2435" draw:points="0,0 0,2435 122,2435 122,0">
          <text:p/>
        </draw:polygon>
        <draw:polygon draw:style-name="gr2" draw:text-style-name="P2" draw:layer="layout" svg:width="2.309cm" svg:height="0.121cm" svg:x="43.027cm" svg:y="31.927cm" svg:viewBox="0 0 2310 122" draw:points="0,0 0,122 2310,122 2310,0">
          <text:p/>
        </draw:polygon>
        <draw:polygon draw:style-name="gr2" draw:text-style-name="P2" draw:layer="layout" svg:width="0.149cm" svg:height="2.229cm" svg:x="45.336cm" svg:y="31.957cm" svg:viewBox="0 0 150 2230" draw:points="0,0 0,2230 150,2230 150,0">
          <text:p/>
        </draw:polygon>
        <draw:polygon draw:style-name="gr2" draw:text-style-name="P2" draw:layer="layout" svg:width="1.2cm" svg:height="0.119cm" svg:x="44.136cm" svg:y="34.067cm" svg:viewBox="0 0 1201 120" draw:points="0,0 0,120 1201,120 1201,0">
          <text:p/>
        </draw:polygon>
        <draw:polygon draw:style-name="gr2" draw:text-style-name="P2" draw:layer="layout" svg:width="0.243cm" svg:height="2.305cm" svg:x="45.237cm" svg:y="29.622cm" svg:viewBox="0 0 244 2306" draw:points="0,0 0,2306 244,2306 244,0">
          <text:p/>
        </draw:polygon>
        <draw:polygon draw:style-name="gr2" draw:text-style-name="P2" draw:layer="layout" svg:width="7.01cm" svg:height="0.121cm" svg:x="38.227cm" svg:y="29.622cm" svg:viewBox="0 0 7011 122" draw:points="0,0 0,122 7011,122 7011,0">
          <text:p/>
        </draw:polygon>
        <draw:polygon draw:style-name="gr2" draw:text-style-name="P2" draw:layer="layout" svg:width="0.121cm" svg:height="0.495cm" svg:x="42.906cm" svg:y="30.128cm" svg:viewBox="0 0 122 496" draw:points="0,0 0,496 122,496 122,0">
          <text:p/>
        </draw:polygon>
        <draw:polygon draw:style-name="gr2" draw:text-style-name="P2" draw:layer="layout" svg:width="0.999cm" svg:height="0.121cm" svg:x="44.238cm" svg:y="30.742cm" svg:viewBox="0 0 1000 122" draw:points="0,0 0,122 1000,122 1000,0">
          <text:p/>
        </draw:polygon>
        <draw:polygon draw:style-name="gr2" draw:text-style-name="P2" draw:layer="layout" svg:width="1.04cm" svg:height="0.121cm" svg:x="32.289cm" svg:y="29.622cm" svg:viewBox="0 0 1041 122" draw:points="0,0 0,122 1041,122 1041,0">
          <text:p/>
        </draw:polygon>
        <draw:polygon draw:style-name="gr2" draw:text-style-name="P2" draw:layer="layout" svg:width="0.499cm" svg:height="0.118cm" svg:x="31.79cm" svg:y="29.559cm" svg:viewBox="0 0 500 119" draw:points="0,0 0,119 500,119 500,0">
          <text:p/>
        </draw:polygon>
        <draw:polygon draw:style-name="gr2" draw:text-style-name="P2" draw:layer="layout" svg:width="4.1cm" svg:height="0.12cm" svg:x="28.189cm" svg:y="26.763cm" svg:viewBox="0 0 4101 121" draw:points="0,0 0,121 4101,121 4101,0">
          <text:p/>
        </draw:polygon>
        <draw:polygon draw:style-name="gr2" draw:text-style-name="P2" draw:layer="layout" svg:width="0.119cm" svg:height="2.676cm" svg:x="29.37cm" svg:y="26.883cm" svg:viewBox="0 0 120 2677" draw:points="0,0 0,2677 120,2677 120,0">
          <text:p/>
        </draw:polygon>
        <draw:polygon draw:style-name="gr2" draw:text-style-name="P2" draw:layer="layout" svg:width="0.218cm" svg:height="0.118cm" svg:x="29.37cm" svg:y="29.559cm" svg:viewBox="0 0 219 119" draw:points="0,0 0,119 219,119 219,0">
          <text:p/>
        </draw:polygon>
        <draw:polygon draw:style-name="gr2" draw:text-style-name="P2" draw:layer="layout" svg:width="4.098cm" svg:height="0.119cm" svg:x="24.591cm" svg:y="23.975cm" svg:viewBox="0 0 4099 120" draw:points="0,0 0,120 4099,120 4099,0">
          <text:p/>
        </draw:polygon>
        <draw:polygon draw:style-name="gr2" draw:text-style-name="P2" draw:layer="layout" svg:width="0.121cm" svg:height="2.669cm" svg:x="25.77cm" svg:y="24.094cm" svg:viewBox="0 0 122 2670" draw:points="0,0 0,2670 122,2670 122,0">
          <text:p/>
        </draw:polygon>
        <draw:polygon draw:style-name="gr2" draw:text-style-name="P2" draw:layer="layout" svg:width="0.22cm" svg:height="0.12cm" svg:x="25.77cm" svg:y="26.763cm" svg:viewBox="0 0 221 121" draw:points="0,0 0,121 221,121 221,0">
          <text:p/>
        </draw:polygon>
        <draw:polygon draw:style-name="gr2" draw:text-style-name="P2" draw:layer="layout" svg:width="0.22cm" svg:height="0.119cm" svg:x="22.172cm" svg:y="23.975cm" svg:viewBox="0 0 221 120" draw:points="0,0 0,120 221,120 221,0">
          <text:p/>
        </draw:polygon>
        <draw:polygon draw:style-name="gr2" draw:text-style-name="P2" draw:layer="layout" svg:width="0.118cm" svg:height="2.675cm" svg:x="22.172cm" svg:y="21.3cm" svg:viewBox="0 0 119 2676" draw:points="0,0 0,2676 119,2676 119,0">
          <text:p/>
        </draw:polygon>
        <draw:polygon draw:style-name="gr2" draw:text-style-name="P2" draw:layer="layout" svg:width="2.798cm" svg:height="0.122cm" svg:x="22.172cm" svg:y="21.179cm" svg:viewBox="0 0 2799 123" draw:points="0,0 0,123 2799,123 2799,0">
          <text:p/>
        </draw:polygon>
        <draw:polygon draw:style-name="gr2" draw:text-style-name="P2" draw:layer="layout" svg:width="1.34cm" svg:height="0.119cm" svg:x="24.889cm" svg:y="21.115cm" svg:viewBox="0 0 1341 120" draw:points="0,0 0,120 1341,120 1341,0">
          <text:p/>
        </draw:polygon>
        <draw:polygon draw:style-name="gr2" draw:text-style-name="P2" draw:layer="layout" svg:width="0.199cm" svg:height="2.318cm" svg:x="24.69cm" svg:y="18.861cm" svg:viewBox="0 0 200 2319" draw:points="0,0 0,2319 200,2319 200,0">
          <text:p/>
        </draw:polygon>
        <draw:polygon draw:style-name="gr2" draw:text-style-name="P2" draw:layer="layout" svg:width="0.118cm" svg:height="2.07cm" svg:x="24.771cm" svg:y="16.791cm" svg:viewBox="0 0 119 2071" draw:points="0,0 0,2071 119,2071 119,0">
          <text:p/>
        </draw:polygon>
        <draw:polygon draw:style-name="gr2" draw:text-style-name="P2" draw:layer="layout" svg:width="2.62cm" svg:height="0.121cm" svg:x="22.371cm" svg:y="16.67cm" svg:viewBox="0 0 2621 122" draw:points="0,0 0,122 2621,122 2621,0">
          <text:p/>
        </draw:polygon>
        <draw:polygon draw:style-name="gr2" draw:text-style-name="P2" draw:layer="layout" svg:width="0.12cm" svg:height="0.1cm" svg:x="22.371cm" svg:y="16.791cm" svg:viewBox="0 0 121 101" draw:points="0,0 0,101 121,101 121,0">
          <text:p/>
        </draw:polygon>
        <draw:polygon draw:style-name="gr2" draw:text-style-name="P2" draw:layer="layout" svg:width="0.12cm" svg:height="1.721cm" svg:x="22.371cm" svg:y="17.9cm" svg:viewBox="0 0 121 1722" draw:points="0,0 0,1722 121,1722 121,0">
          <text:p/>
        </draw:polygon>
        <draw:polygon draw:style-name="gr2" draw:text-style-name="P2" draw:layer="layout" svg:width="2.199cm" svg:height="0.119cm" svg:x="22.491cm" svg:y="18.861cm" svg:viewBox="0 0 2200 120" draw:points="0,0 0,120 2200,120 2200,0">
          <text:p/>
        </draw:polygon>
        <draw:polygon draw:style-name="gr2" draw:text-style-name="P2" draw:layer="layout" svg:width="0.12cm" svg:height="0.548cm" svg:x="22.371cm" svg:y="20.631cm" svg:viewBox="0 0 121 549" draw:points="0,0 0,549 121,549 121,0">
          <text:p/>
        </draw:polygon>
        <draw:path draw:style-name="gr2" draw:text-style-name="P2" draw:layer="layout" svg:width="0.4cm" svg:height="0.399cm" svg:x="21.232cm" svg:y="20.731cm" svg:viewBox="0 0 401 400" svg:d="M401 199l-4 40-11 38c-81 180-341 157-382-38l-4-40 4-39c41-194 301-218 382-38l11 38z">
          <text:p/>
        </draw:path>
        <draw:polygon draw:style-name="gr2" draw:text-style-name="P2" draw:layer="layout" svg:width="0.12cm" svg:height="0.371cm" svg:x="20.451cm" svg:y="20.929cm" svg:viewBox="0 0 121 372" draw:points="0,0 0,372 121,372 121,0">
          <text:p/>
        </draw:polygon>
        <draw:polygon draw:style-name="gr2" draw:text-style-name="P2" draw:layer="layout" svg:width="8.676cm" svg:height="0.122cm" svg:x="11.775cm" svg:y="21.179cm" svg:viewBox="0 0 8677 123" draw:points="0,0 0,123 8677,123 8677,0">
          <text:p/>
        </draw:polygon>
        <draw:polygon draw:style-name="gr2" draw:text-style-name="P2" draw:layer="layout" svg:width="0.129cm" svg:height="4.377cm" svg:x="11.775cm" svg:y="16.802cm" svg:viewBox="0 0 130 4378" draw:points="0,0 0,4378 130,4378 130,0">
          <text:p/>
        </draw:polygon>
        <draw:polygon draw:style-name="gr2" draw:text-style-name="P2" draw:layer="layout" svg:width="1.289cm" svg:height="0.132cm" svg:x="11.775cm" svg:y="16.67cm" svg:viewBox="0 0 1290 133" draw:points="0,0 0,133 1290,133 1290,0">
          <text:p/>
        </draw:polygon>
        <draw:polygon draw:style-name="gr2" draw:text-style-name="P2" draw:layer="layout" svg:width="0.225cm" svg:height="0.132cm" svg:x="14.073cm" svg:y="16.67cm" svg:viewBox="0 0 226 133" draw:points="0,0 0,133 226,133 226,0">
          <text:p/>
        </draw:polygon>
        <draw:polygon draw:style-name="gr2" draw:text-style-name="P2" draw:layer="layout" svg:width="0.13cm" svg:height="4.377cm" svg:x="14.168cm" svg:y="16.802cm" svg:viewBox="0 0 131 4378" draw:points="0,0 0,4378 131,4378 131,0">
          <text:p/>
        </draw:polygon>
        <draw:polygon draw:style-name="gr2" draw:text-style-name="P2" draw:layer="layout" svg:width="0.118cm" svg:height="1.429cm" svg:x="18.633cm" svg:y="19.75cm" svg:viewBox="0 0 119 1430" draw:points="0,0 0,1430 119,1430 119,0">
          <text:p/>
        </draw:polygon>
        <draw:polygon draw:style-name="gr2" draw:text-style-name="P2" draw:layer="layout" svg:width="1.7cm" svg:height="0.121cm" svg:x="18.751cm" svg:y="19.75cm" svg:viewBox="0 0 1701 122" draw:points="0,0 0,122 1701,122 1701,0">
          <text:p/>
        </draw:polygon>
        <draw:polygon draw:style-name="gr2" draw:text-style-name="P2" draw:layer="layout" svg:width="0.12cm" svg:height="0.22cm" svg:x="20.451cm" svg:y="19.699cm" svg:viewBox="0 0 121 221" draw:points="0,0 0,221 121,221 121,0">
          <text:p/>
        </draw:polygon>
        <draw:polygon draw:style-name="gr2" draw:text-style-name="P2" draw:layer="layout" svg:width="0.12cm" svg:height="0.311cm" svg:x="20.451cm" svg:y="18.58cm" svg:viewBox="0 0 121 312" draw:points="0,0 0,312 121,312 121,0">
          <text:p/>
        </draw:polygon>
        <draw:polygon draw:style-name="gr2" draw:text-style-name="P2" draw:layer="layout" svg:width="1.62cm" svg:height="0.121cm" svg:x="18.831cm" svg:y="18.63cm" svg:viewBox="0 0 1621 122" draw:points="0,0 0,122 1621,122 1621,0">
          <text:p/>
        </draw:polygon>
        <draw:polygon draw:style-name="gr2" draw:text-style-name="P2" draw:layer="layout" svg:width="0.198cm" svg:height="2.119cm" svg:x="18.633cm" svg:y="17.631cm" svg:viewBox="0 0 199 2120" draw:points="0,0 0,2120 199,2120 199,0">
          <text:p/>
        </draw:polygon>
        <draw:polygon draw:style-name="gr2" draw:text-style-name="P2" draw:layer="layout" svg:width="2.299cm" svg:height="0.12cm" svg:x="18.152cm" svg:y="17.511cm" svg:viewBox="0 0 2300 121" draw:points="0,0 0,121 2300,121 2300,0">
          <text:p/>
        </draw:polygon>
        <draw:polygon draw:style-name="gr2" draw:text-style-name="P2" draw:layer="layout" svg:width="0.12cm" svg:height="1.101cm" svg:x="20.451cm" svg:y="16.67cm" svg:viewBox="0 0 121 1102" draw:points="0,0 0,1102 121,1102 121,0">
          <text:p/>
        </draw:polygon>
        <draw:polygon draw:style-name="gr2" draw:text-style-name="P2" draw:layer="layout" svg:width="0.045cm" svg:height="0.121cm" svg:x="20.406cm" svg:y="16.67cm" svg:viewBox="0 0 46 122" draw:points="0,0 0,122 46,122 46,0">
          <text:p/>
        </draw:polygon>
        <draw:polygon draw:style-name="gr2" draw:text-style-name="P2" draw:layer="layout" svg:width="0.264cm" svg:height="0.121cm" svg:x="17.932cm" svg:y="16.67cm" svg:viewBox="0 0 265 122" draw:points="0,0 0,122 265,122 265,0">
          <text:p/>
        </draw:polygon>
        <draw:polygon draw:style-name="gr2" draw:text-style-name="P2" draw:layer="layout" svg:width="0.121cm" svg:height="0.84cm" svg:x="18.031cm" svg:y="16.791cm" svg:viewBox="0 0 122 841" draw:points="0,0 0,841 122,841 122,0">
          <text:p/>
        </draw:polygon>
        <draw:polygon draw:style-name="gr2" draw:text-style-name="P2" draw:layer="layout" svg:width="0.239cm" svg:height="0.121cm" svg:x="16.708cm" svg:y="16.67cm" svg:viewBox="0 0 240 122" draw:points="0,0 0,122 240,122 240,0">
          <text:p/>
        </draw:polygon>
        <draw:polygon draw:style-name="gr3" draw:text-style-name="P3" draw:layer="layout" svg:width="0.12cm" svg:height="4.339cm" svg:x="27.36cm" svg:y="16.791cm" svg:viewBox="0 0 121 4340" draw:points="0,0 0,4340 121,4340 121,0">
          <text:p/>
        </draw:polygon>
        <draw:polygon draw:style-name="gr3" draw:text-style-name="P3" draw:layer="layout" svg:width="0.4cm" svg:height="0.121cm" svg:x="27.19cm" svg:y="16.67cm" svg:viewBox="0 0 401 122" draw:points="0,0 0,122 401,122 401,0">
          <text:p/>
        </draw:polygon>
        <draw:polygon draw:style-name="gr3" draw:text-style-name="P3" draw:layer="layout" svg:width="0.264cm" svg:height="0.121cm" svg:x="28.577cm" svg:y="16.67cm" svg:viewBox="0 0 265 122" draw:points="0,0 0,122 265,122 265,0">
          <text:p/>
        </draw:polygon>
        <draw:path draw:style-name="gr3" draw:text-style-name="P3" draw:layer="layout" svg:width="0.398cm" svg:height="0.399cm" svg:x="28.431cm" svg:y="20.731cm" svg:viewBox="0 0 399 400" svg:d="M399 199l-3 40-12 38c-79 182-341 154-382-38l-2-40 2-39c41-192 303-220 382-38l12 38z">
          <text:p/>
        </draw:path>
        <draw:polygon draw:style-name="gr3" draw:text-style-name="P3" draw:layer="layout" svg:width="0.17cm" svg:height="4.445cm" svg:x="35.828cm" svg:y="16.67cm" svg:viewBox="0 0 171 4446" draw:points="0,0 0,4446 171,4446 171,0">
          <text:p/>
        </draw:polygon>
        <draw:path draw:style-name="gr3" draw:text-style-name="P3" draw:layer="layout" svg:width="0.203cm" svg:height="0.406cm" svg:x="35.626cm" svg:y="20.726cm" svg:viewBox="0 0 204 407" svg:d="M204 0v407l-40-4c-219-53-219-346 0-399z">
          <text:p/>
        </draw:path>
        <draw:polygon draw:style-name="gr3" draw:text-style-name="P3" draw:layer="layout" svg:width="9.368cm" svg:height="0.146cm" svg:x="35.998cm" svg:y="16.67cm" svg:viewBox="0 0 9369 147" draw:points="0,0 0,147 9369,147 9369,0">
          <text:p/>
        </draw:polygon>
        <draw:path draw:style-name="gr2" draw:text-style-name="P2" draw:layer="layout" svg:width="0.398cm" svg:height="0.4cm" svg:x="28.431cm" svg:y="14.732cm" svg:viewBox="0 0 399 401" svg:d="M399 199l-3 41-12 38c-79 182-341 154-382-38l-2-41 2-39c41-192 303-220 382-38l12 38z">
          <text:p/>
        </draw:path>
        <draw:path draw:style-name="gr2" draw:text-style-name="P2" draw:layer="layout" svg:width="0.4cm" svg:height="0.4cm" svg:x="35.627cm" svg:y="14.732cm" svg:viewBox="0 0 401 401" svg:d="M401 198l-4 42-11 38c-81 181-337 155-382-38l-4-42 4-38c45-193 301-219 382-38l11 38z">
          <text:p/>
        </draw:path>
        <draw:path draw:style-name="gr2" draw:text-style-name="P2" draw:layer="layout" svg:width="0.401cm" svg:height="0.4cm" svg:x="42.834cm" svg:y="14.732cm" svg:viewBox="0 0 402 401" svg:d="M402 199l-5 41-10 38c-82 181-340 155-382-38l-5-41 5-39c42-193 300-219 382-38l10 38z">
          <text:p/>
        </draw:path>
        <draw:path draw:style-name="gr2" draw:text-style-name="P2" draw:layer="layout" svg:width="0.401cm" svg:height="0.4cm" svg:x="42.834cm" svg:y="20.721cm" svg:viewBox="0 0 402 401" svg:d="M402 201l-5 39-10 38c-82 182-340 157-382-38l-5-39 5-41c43-194 302-218 382-36l10 36z">
          <text:p/>
        </draw:path>
        <draw:polygon draw:style-name="gr3" draw:text-style-name="P3" draw:layer="layout" svg:width="0.121cm" svg:height="3.622cm" svg:x="57.49cm" svg:y="11.37cm" svg:viewBox="0 0 122 3623" draw:points="0,0 0,3623 122,3623 122,0">
          <text:p/>
        </draw:polygon>
        <draw:polygon draw:style-name="gr3" draw:text-style-name="P3" draw:layer="layout" svg:width="10.033cm" svg:height="0.119cm" svg:x="35.828cm" svg:y="21.115cm" svg:viewBox="0 0 10034 120" draw:points="0,0 0,120 10034,120 10034,0">
          <text:p/>
        </draw:polygon>
        <draw:polygon draw:style-name="gr3" draw:text-style-name="P3" draw:layer="layout" svg:width="0.146cm" svg:height="0.146cm" svg:x="45.715cm" svg:y="20.969cm" svg:viewBox="0 0 147 147" draw:points="0,0 0,147 147,147 147,0">
          <text:p/>
        </draw:polygon>
        <draw:polygon draw:style-name="gr3" draw:text-style-name="P3" draw:layer="layout" svg:width="0.146cm" svg:height="3.29cm" svg:x="45.715cm" svg:y="16.67cm" svg:viewBox="0 0 147 3291" draw:points="0,0 0,3291 147,3291 147,0">
          <text:p/>
        </draw:polygon>
        <draw:polygon draw:style-name="gr3" draw:text-style-name="P3" draw:layer="layout" svg:width="0.349cm" svg:height="0.146cm" svg:x="45.366cm" svg:y="16.67cm" svg:viewBox="0 0 350 147" draw:points="0,0 0,147 350,147 350,0">
          <text:p/>
        </draw:polygon>
        <draw:polygon draw:style-name="gr3" draw:text-style-name="P3" draw:layer="layout" svg:width="0.11cm" svg:height="3.133cm" svg:x="45.256cm" svg:y="16.816cm" svg:viewBox="0 0 111 3134" draw:points="0,0 0,3134 111,3134 111,0">
          <text:p/>
        </draw:polygon>
        <draw:polygon draw:style-name="gr3" draw:text-style-name="P3" draw:layer="layout" svg:width="0.605cm" svg:height="0.11cm" svg:x="45.256cm" svg:y="19.839cm" svg:viewBox="0 0 606 111" draw:points="0,0 0,111 606,111 606,0">
          <text:p/>
        </draw:polygon>
        <draw:polygon draw:style-name="gr3" draw:text-style-name="P3" draw:layer="layout" svg:width="0.147cm" svg:height="1.517cm" svg:x="49.764cm" svg:y="19.598cm" svg:viewBox="0 0 148 1518" draw:points="0,0 0,1518 148,1518 148,0">
          <text:p/>
        </draw:polygon>
        <draw:polygon draw:style-name="gr3" draw:text-style-name="P3" draw:layer="layout" svg:width="1.66cm" svg:height="0.119cm" svg:x="49.764cm" svg:y="21.115cm" svg:viewBox="0 0 1661 120" draw:points="0,0 0,120 1661,120 1661,0">
          <text:p/>
        </draw:polygon>
        <draw:path draw:style-name="gr2" draw:text-style-name="P2" draw:layer="layout" svg:width="0.4cm" svg:height="0.399cm" svg:x="50.025cm" svg:y="14.732cm" svg:viewBox="0 0 401 400" svg:d="M401 199l-4 41-11 38c-82 180-340 156-382-38l-4-41 4-39c42-194 300-218 382-38l11 38z">
          <text:p/>
        </draw:path>
        <draw:path draw:style-name="gr2" draw:text-style-name="P2" draw:layer="layout" svg:width="0.4cm" svg:height="0.4cm" svg:x="50.025cm" svg:y="20.721cm" svg:viewBox="0 0 401 401" svg:d="M401 200l-4 39-11 38c-82 182-339 157-382-38l-4-39 4-41c43-194 303-217 382-36l11 36z">
          <text:p/>
        </draw:path>
        <draw:path draw:style-name="gr2" draw:text-style-name="P2" draw:layer="layout" svg:width="0.4cm" svg:height="0.4cm" svg:x="57.224cm" svg:y="14.732cm" svg:viewBox="0 0 401 401" svg:d="M401 199l-5 41-12 38c-79 182-338 154-382-38l-2-41 2-39c44-192 303-220 382-38l12 38z">
          <text:p/>
        </draw:path>
        <draw:path draw:style-name="gr2" draw:text-style-name="P2" draw:layer="layout" svg:width="0.4cm" svg:height="0.4cm" svg:x="57.224cm" svg:y="20.721cm" svg:viewBox="0 0 401 401" svg:d="M401 201l-5 39-12 38c-79 183-338 155-382-38l-2-39 2-41c48-197 309-215 382-36l12 36z">
          <text:p/>
        </draw:path>
        <draw:path draw:style-name="gr2" draw:text-style-name="P2" draw:layer="layout" svg:width="0.4cm" svg:height="0.4cm" svg:x="64.431cm" svg:y="14.732cm" svg:viewBox="0 0 401 401" svg:d="M401 199l-4 41-11 38c-82 181-340 155-382-38l-4-41 4-39c42-193 300-219 382-38l11 38z">
          <text:p/>
        </draw:path>
        <draw:path draw:style-name="gr2" draw:text-style-name="P2" draw:layer="layout" svg:width="0.4cm" svg:height="0.4cm" svg:x="64.431cm" svg:y="20.721cm" svg:viewBox="0 0 401 401" svg:d="M401 201l-4 39-11 38c-82 182-340 157-382-38l-4-39 4-41c43-194 303-218 382-36l11 36z">
          <text:p/>
        </draw:path>
        <draw:path draw:style-name="gr2" draw:text-style-name="P2" draw:layer="layout" svg:width="0.4cm" svg:height="0.4cm" svg:x="71.619cm" svg:y="14.732cm" svg:viewBox="0 0 401 401" svg:d="M401 199l-4 41-11 38c-81 181-340 155-382-38l-4-41 4-39c42-193 301-219 382-38l11 38z">
          <text:p/>
        </draw:path>
        <draw:path draw:style-name="gr2" draw:text-style-name="P2" draw:layer="layout" svg:width="0.4cm" svg:height="0.4cm" svg:x="71.619cm" svg:y="20.721cm" svg:viewBox="0 0 401 401" svg:d="M401 201l-4 39-11 38c-82 182-339 157-382-38l-4-39 4-41c44-194 303-218 382-36l11 36z">
          <text:p/>
        </draw:path>
        <draw:polygon draw:style-name="gr3" draw:text-style-name="P3" draw:layer="layout" svg:width="0.237cm" svg:height="0.118cm" svg:x="59.524cm" svg:y="11.271cm" svg:viewBox="0 0 238 119" draw:points="0,0 0,119 238,119 238,0">
          <text:p/>
        </draw:polygon>
        <draw:polygon draw:style-name="gr3" draw:text-style-name="P3" draw:layer="layout" svg:width="0.099cm" svg:height="0.118cm" svg:x="60.748cm" svg:y="11.271cm" svg:viewBox="0 0 100 119" draw:points="0,0 0,119 100,119 100,0">
          <text:p/>
        </draw:polygon>
        <draw:polygon draw:style-name="gr3" draw:text-style-name="P3" draw:layer="layout" svg:width="0.237cm" svg:height="0.119cm" svg:x="59.524cm" svg:y="14.873cm" svg:viewBox="0 0 238 120" draw:points="0,0 0,120 238,120 238,0">
          <text:p/>
        </draw:polygon>
        <draw:polygon draw:style-name="gr3" draw:text-style-name="P3" draw:layer="layout" svg:width="0.1cm" svg:height="0.118cm" svg:x="64.746cm" svg:y="11.271cm" svg:viewBox="0 0 101 119" draw:points="0,0 0,119 101,119 101,0">
          <text:p/>
        </draw:polygon>
        <draw:polygon draw:style-name="gr3" draw:text-style-name="P3" draw:layer="layout" svg:width="0.237cm" svg:height="0.119cm" svg:x="65.832cm" svg:y="14.873cm" svg:viewBox="0 0 238 120" draw:points="0,0 0,120 238,120 238,0">
          <text:p/>
        </draw:polygon>
        <draw:polygon draw:style-name="gr3" draw:text-style-name="P3" draw:layer="layout" svg:width="0.237cm" svg:height="0.118cm" svg:x="65.832cm" svg:y="11.271cm" svg:viewBox="0 0 238 119" draw:points="0,0 0,119 238,119 238,0">
          <text:p/>
        </draw:polygon>
        <draw:polygon draw:style-name="gr3" draw:text-style-name="P3" draw:layer="layout" svg:width="0.22cm" svg:height="0.118cm" svg:x="67.983cm" svg:y="11.271cm" svg:viewBox="0 0 221 119" draw:points="0,0 0,119 221,119 221,0">
          <text:p/>
        </draw:polygon>
        <draw:polygon draw:style-name="gr3" draw:text-style-name="P3" draw:layer="layout" svg:width="0.22cm" svg:height="0.119cm" svg:x="67.983cm" svg:y="14.873cm" svg:viewBox="0 0 221 120" draw:points="0,0 0,120 221,120 221,0">
          <text:p/>
        </draw:polygon>
        <draw:polygon draw:style-name="gr3" draw:text-style-name="P3" draw:layer="layout" svg:width="0.12cm" svg:height="3.484cm" svg:x="67.983cm" svg:y="11.389cm" svg:viewBox="0 0 121 3485" draw:points="0,0 0,3485 121,3485 121,0">
          <text:p/>
        </draw:polygon>
        <draw:polygon draw:style-name="gr3" draw:text-style-name="P3" draw:layer="layout" svg:width="1.476cm" svg:height="0.119cm" svg:x="63.421cm" svg:y="21.115cm" svg:viewBox="0 0 1477 120" draw:points="0,0 0,120 1477,120 1477,0">
          <text:p/>
        </draw:polygon>
        <draw:polygon draw:style-name="gr3" draw:text-style-name="P3" draw:layer="layout" svg:width="0.131cm" svg:height="4.069cm" svg:x="64.556cm" svg:y="16.67cm" svg:viewBox="0 0 132 4070" draw:points="0,0 0,4070 132,4070 132,0">
          <text:p/>
        </draw:polygon>
        <draw:polygon draw:style-name="gr3" draw:text-style-name="P3" draw:layer="layout" svg:width="0.093cm" svg:height="0.132cm" svg:x="64.687cm" svg:y="16.67cm" svg:viewBox="0 0 94 133" draw:points="0,0 0,133 94,133 94,0">
          <text:p/>
        </draw:polygon>
        <draw:polygon draw:style-name="gr3" draw:text-style-name="P3" draw:layer="layout" svg:width="3.488cm" svg:height="0.132cm" svg:x="65.79cm" svg:y="16.67cm" svg:viewBox="0 0 3489 133" draw:points="0,0 0,133 3489,133 3489,0">
          <text:p/>
        </draw:polygon>
        <draw:polygon draw:style-name="gr3" draw:text-style-name="P3" draw:layer="layout" svg:width="0.119cm" svg:height="0.089cm" svg:x="69.159cm" svg:y="16.802cm" svg:viewBox="0 0 120 90" draw:points="0,0 0,90 120,90 120,0">
          <text:p/>
        </draw:polygon>
        <draw:polygon draw:style-name="gr3" draw:text-style-name="P3" draw:layer="layout" svg:width="0.132cm" svg:height="2.059cm" svg:x="66.763cm" svg:y="16.802cm" svg:viewBox="0 0 133 2060" draw:points="0,0 0,2060 133,2060 133,0">
          <text:p/>
        </draw:polygon>
        <draw:polygon draw:style-name="gr3" draw:text-style-name="P3" draw:layer="layout" svg:width="2.199cm" svg:height="0.119cm" svg:x="66.96cm" svg:y="18.861cm" svg:viewBox="0 0 2200 120" draw:points="0,0 0,120 2200,120 2200,0">
          <text:p/>
        </draw:polygon>
        <draw:polygon draw:style-name="gr3" draw:text-style-name="P3" draw:layer="layout" svg:width="0.201cm" svg:height="2.318cm" svg:x="66.763cm" svg:y="18.861cm" svg:viewBox="0 0 202 2319" draw:points="0,0 0,2319 202,2319 202,0">
          <text:p/>
        </draw:polygon>
        <draw:polygon draw:style-name="gr3" draw:text-style-name="P3" draw:layer="layout" svg:width="4.381cm" svg:height="0.13cm" svg:x="64.897cm" svg:y="21.17cm" svg:viewBox="0 0 4382 131" draw:points="0,0 0,131 4382,131 4382,0">
          <text:p/>
        </draw:polygon>
        <draw:polygon draw:style-name="gr3" draw:text-style-name="P3" draw:layer="layout" svg:width="0.119cm" svg:height="0.209cm" svg:x="69.159cm" svg:y="21.031cm" svg:viewBox="0 0 120 210" draw:points="0,0 0,210 120,210 120,0">
          <text:p/>
        </draw:polygon>
        <draw:polygon draw:style-name="gr3" draw:text-style-name="P3" draw:layer="layout" svg:width="0.119cm" svg:height="2.121cm" svg:x="69.159cm" svg:y="17.9cm" svg:viewBox="0 0 120 2122" draw:points="0,0 0,2122 120,2122 120,0">
          <text:p/>
        </draw:polygon>
        <draw:polygon draw:style-name="gr3" draw:text-style-name="P3" draw:layer="layout" svg:width="0.119cm" svg:height="1.101cm" svg:x="71.079cm" svg:y="16.67cm" svg:viewBox="0 0 120 1102" draw:points="0,0 0,1102 120,1102 120,0">
          <text:p/>
        </draw:polygon>
        <draw:polygon draw:style-name="gr3" draw:text-style-name="P3" draw:layer="layout" svg:width="2.301cm" svg:height="0.12cm" svg:x="71.198cm" svg:y="17.511cm" svg:viewBox="0 0 2302 121" draw:points="0,0 0,121 2302,121 2302,0">
          <text:p/>
        </draw:polygon>
        <draw:polygon draw:style-name="gr3" draw:text-style-name="P3" draw:layer="layout" svg:width="0.118cm" svg:height="0.961cm" svg:x="73.499cm" svg:y="16.67cm" svg:viewBox="0 0 119 962" draw:points="0,0 0,962 119,962 119,0">
          <text:p/>
        </draw:polygon>
        <draw:polygon draw:style-name="gr3" draw:text-style-name="P3" draw:layer="layout" svg:width="0.047cm" svg:height="0.121cm" svg:x="73.452cm" svg:y="16.67cm" svg:viewBox="0 0 48 122" draw:points="0,0 0,122 48,122 48,0">
          <text:p/>
        </draw:polygon>
        <draw:polygon draw:style-name="gr3" draw:text-style-name="P3" draw:layer="layout" svg:width="0.044cm" svg:height="0.121cm" svg:x="71.198cm" svg:y="16.67cm" svg:viewBox="0 0 45 122" draw:points="0,0 0,122 45,122 45,0">
          <text:p/>
        </draw:polygon>
        <draw:polygon draw:style-name="gr3" draw:text-style-name="P3" draw:layer="layout" svg:width="0.129cm" svg:height="0.311cm" svg:x="71.069cm" svg:y="18.58cm" svg:viewBox="0 0 130 312" draw:points="0,0 0,312 130,312 130,0">
          <text:p/>
        </draw:polygon>
        <draw:polygon draw:style-name="gr3" draw:text-style-name="P3" draw:layer="layout" svg:width="1.619cm" svg:height="0.121cm" svg:x="71.198cm" svg:y="18.63cm" svg:viewBox="0 0 1620 122" draw:points="0,0 0,122 1620,122 1620,0">
          <text:p/>
        </draw:polygon>
        <draw:polygon draw:style-name="gr3" draw:text-style-name="P3" draw:layer="layout" svg:width="0.119cm" svg:height="0.22cm" svg:x="71.079cm" svg:y="19.699cm" svg:viewBox="0 0 120 221" draw:points="0,0 0,221 120,221 120,0">
          <text:p/>
        </draw:polygon>
        <draw:polygon draw:style-name="gr3" draw:text-style-name="P3" draw:layer="layout" svg:width="1.7cm" svg:height="0.121cm" svg:x="71.198cm" svg:y="19.75cm" svg:viewBox="0 0 1701 122" draw:points="0,0 0,122 1701,122 1701,0">
          <text:p/>
        </draw:polygon>
        <draw:polygon draw:style-name="gr3" draw:text-style-name="P3" draw:layer="layout" svg:width="0.201cm" svg:height="2.119cm" svg:x="72.817cm" svg:y="17.631cm" svg:viewBox="0 0 202 2120" draw:points="0,0 0,2120 202,2120 202,0">
          <text:p/>
        </draw:polygon>
        <draw:polygon draw:style-name="gr3" draw:text-style-name="P3" draw:layer="layout" svg:width="0.131cm" svg:height="1.55cm" svg:x="72.887cm" svg:y="19.75cm" svg:viewBox="0 0 132 1551" draw:points="0,0 0,1551 132,1551 132,0">
          <text:p/>
        </draw:polygon>
        <draw:polygon draw:style-name="gr3" draw:text-style-name="P3" draw:layer="layout" svg:width="0.119cm" svg:height="0.371cm" svg:x="71.079cm" svg:y="20.929cm" svg:viewBox="0 0 120 372" draw:points="0,0 0,372 120,372 120,0">
          <text:p/>
        </draw:polygon>
        <draw:polygon draw:style-name="gr3" draw:text-style-name="P3" draw:layer="layout" svg:width="1.689cm" svg:height="0.122cm" svg:x="71.198cm" svg:y="21.179cm" svg:viewBox="0 0 1690 123" draw:points="0,0 0,123 1690,123 1690,0">
          <text:p/>
        </draw:polygon>
        <draw:polygon draw:style-name="gr3" draw:text-style-name="P3" draw:layer="layout" svg:width="0.12cm" svg:height="3.721cm" svg:x="71.34cm" svg:y="11.271cm" svg:viewBox="0 0 121 3722" draw:points="0,0 0,3722 121,3722 121,0">
          <text:p/>
        </draw:polygon>
        <draw:path draw:style-name="gr3" draw:text-style-name="P3" draw:layer="layout" svg:width="0.4cm" svg:height="0.4cm" svg:x="71.619cm" svg:y="29.729cm" svg:viewBox="0 0 401 401" svg:d="M401 199l-4 40-11 36c-80 185-338 160-382-36l-4-40 4-38c42-195 301-220 382-38l11 38z">
          <text:p/>
        </draw:path>
        <draw:path draw:style-name="gr3" draw:text-style-name="P3" draw:layer="layout" svg:width="0.4cm" svg:height="0.399cm" svg:x="64.422cm" svg:y="29.729cm" svg:viewBox="0 0 401 400" svg:d="M401 198l-4 40-13 36c-74 186-338 158-382-36l-2-40 2-38c44-192 304-220 382-38l13 38z">
          <text:p/>
        </draw:path>
        <draw:path draw:style-name="gr3" draw:text-style-name="P3" draw:layer="layout" svg:width="0.4cm" svg:height="0.399cm" svg:x="71.611cm" svg:y="35.728cm" svg:viewBox="0 0 401 400" svg:d="M401 199l-5 40-10 36c-80 184-340 160-382-36l-4-40 4-38c38-195 303-218 382-39l10 39z">
          <text:p/>
        </draw:path>
        <draw:path draw:style-name="gr3" draw:text-style-name="P3" draw:layer="layout" svg:width="0.4cm" svg:height="0.399cm" svg:x="64.412cm" svg:y="35.727cm" svg:viewBox="0 0 401 400" svg:d="M401 199l-4 40-11 36c-78 185-340 159-382-36l-4-40 4-38c39-193 305-220 382-39l11 39z">
          <text:p/>
        </draw:path>
        <draw:path draw:style-name="gr3" draw:text-style-name="P3" draw:layer="layout" svg:width="0.4cm" svg:height="0.399cm" svg:x="57.224cm" svg:y="35.727cm" svg:viewBox="0 0 401 400" svg:d="M401 199l-5 40-12 36c-75 185-339 158-382-36l-2-40 2-38c43-194 305-220 382-39l12 39z">
          <text:p/>
        </draw:path>
        <draw:polygon draw:style-name="gr3" draw:text-style-name="P3" draw:layer="layout" svg:width="1.82cm" svg:height="0.118cm" svg:x="71.198cm" svg:y="29.559cm" svg:viewBox="0 0 1821 119" draw:points="0,0 0,119 1821,119 1821,0">
          <text:p/>
        </draw:polygon>
        <draw:polygon draw:style-name="gr3" draw:text-style-name="P3" draw:layer="layout" svg:width="0.119cm" svg:height="0.368cm" svg:x="71.079cm" svg:y="29.559cm" svg:viewBox="0 0 120 369" draw:points="0,0 0,369 120,369 120,0">
          <text:p/>
        </draw:polygon>
        <draw:polygon draw:style-name="gr3" draw:text-style-name="P3" draw:layer="layout" svg:width="0.119cm" svg:height="0.22cm" svg:x="71.079cm" svg:y="30.937cm" svg:viewBox="0 0 120 221" draw:points="0,0 0,221 120,221 120,0">
          <text:p/>
        </draw:polygon>
        <draw:polygon draw:style-name="gr3" draw:text-style-name="P3" draw:layer="layout" svg:width="0.119cm" svg:height="0.169cm" svg:x="71.079cm" svg:y="31.968cm" svg:viewBox="0 0 120 170" draw:points="0,0 0,170 120,170 120,0">
          <text:p/>
        </draw:polygon>
        <draw:polygon draw:style-name="gr3" draw:text-style-name="P3" draw:layer="layout" svg:width="0.119cm" svg:height="1.13cm" svg:x="71.079cm" svg:y="32.937cm" svg:viewBox="0 0 120 1131" draw:points="0,0 0,1131 120,1131 120,0">
          <text:p/>
        </draw:polygon>
        <draw:polygon draw:style-name="gr3" draw:text-style-name="P3" draw:layer="layout" svg:width="0.165cm" svg:height="0.119cm" svg:x="71.079cm" svg:y="34.067cm" svg:viewBox="0 0 166 120" draw:points="0,0 0,120 166,120 166,0">
          <text:p/>
        </draw:polygon>
        <draw:polygon draw:style-name="gr3" draw:text-style-name="P3" draw:layer="layout" svg:width="0.165cm" svg:height="0.119cm" svg:x="73.454cm" svg:y="34.067cm" svg:viewBox="0 0 166 120" draw:points="0,0 0,120 166,120 166,0">
          <text:p/>
        </draw:polygon>
        <draw:polygon draw:style-name="gr3" draw:text-style-name="P3" draw:layer="layout" svg:width="0.12cm" svg:height="0.84cm" svg:x="73.499cm" svg:y="33.227cm" svg:viewBox="0 0 121 841" draw:points="0,0 0,841 121,841 121,0">
          <text:p/>
        </draw:polygon>
        <draw:polygon draw:style-name="gr3" draw:text-style-name="P3" draw:layer="layout" svg:width="2.301cm" svg:height="0.121cm" svg:x="71.198cm" svg:y="33.227cm" svg:viewBox="0 0 2302 122" draw:points="0,0 0,122 2302,122 2302,0">
          <text:p/>
        </draw:polygon>
        <draw:polygon draw:style-name="gr3" draw:text-style-name="P3" draw:layer="layout" svg:width="1.621cm" svg:height="0.121cm" svg:x="71.198cm" svg:y="32.107cm" svg:viewBox="0 0 1622 122" draw:points="0,0 0,122 1622,122 1622,0">
          <text:p/>
        </draw:polygon>
        <draw:polygon draw:style-name="gr3" draw:text-style-name="P3" draw:layer="layout" svg:width="1.7cm" svg:height="0.12cm" svg:x="71.198cm" svg:y="30.988cm" svg:viewBox="0 0 1701 121" draw:points="0,0 0,121 1701,121 1701,0">
          <text:p/>
        </draw:polygon>
        <draw:polygon draw:style-name="gr3" draw:text-style-name="P3" draw:layer="layout" svg:width="0.12cm" svg:height="1.431cm" svg:x="72.898cm" svg:y="29.677cm" svg:viewBox="0 0 121 1432" draw:points="0,0 0,1432 121,1432 121,0">
          <text:p/>
        </draw:polygon>
        <draw:polygon draw:style-name="gr3" draw:text-style-name="P3" draw:layer="layout" svg:width="0.199cm" svg:height="2.119cm" svg:x="72.819cm" svg:y="31.108cm" svg:viewBox="0 0 200 2120" draw:points="0,0 0,2120 200,2120 200,0">
          <text:p/>
        </draw:polygon>
        <draw:polygon draw:style-name="gr3" draw:text-style-name="P3" draw:layer="layout" svg:width="0.119cm" svg:height="2.121cm" svg:x="69.159cm" svg:y="30.837cm" svg:viewBox="0 0 120 2122" draw:points="0,0 0,2122 120,2122 120,0">
          <text:p/>
        </draw:polygon>
        <draw:polygon draw:style-name="gr3" draw:text-style-name="P3" draw:layer="layout" svg:width="0.119cm" svg:height="0.269cm" svg:x="69.159cm" svg:y="29.559cm" svg:viewBox="0 0 120 270" draw:points="0,0 0,270 120,270 120,0">
          <text:p/>
        </draw:polygon>
        <draw:polygon draw:style-name="gr3" draw:text-style-name="P3" draw:layer="layout" svg:width="2.199cm" svg:height="0.118cm" svg:x="66.96cm" svg:y="29.559cm" svg:viewBox="0 0 2200 119" draw:points="0,0 0,119 2200,119 2200,0">
          <text:p/>
        </draw:polygon>
        <draw:polygon draw:style-name="gr3" draw:text-style-name="P3" draw:layer="layout" svg:width="2.063cm" svg:height="0.184cm" svg:x="64.897cm" svg:y="29.559cm" svg:viewBox="0 0 2064 185" draw:points="0,0 0,185 2064,185 2064,0">
          <text:p/>
        </draw:polygon>
        <draw:polygon draw:style-name="gr3" draw:text-style-name="P3" draw:layer="layout" svg:width="0.201cm" svg:height="2.269cm" svg:x="66.759cm" svg:y="29.728cm" svg:viewBox="0 0 202 2270" draw:points="0,0 0,2270 202,2270 202,0">
          <text:p/>
        </draw:polygon>
        <draw:polygon draw:style-name="gr3" draw:text-style-name="P3" draw:layer="layout" svg:width="0.172cm" svg:height="0.47cm" svg:x="66.759cm" svg:y="33.716cm" svg:viewBox="0 0 173 471" draw:points="0,0 0,471 173,471 173,0">
          <text:p/>
        </draw:polygon>
        <draw:polygon draw:style-name="gr3" draw:text-style-name="P3" draw:layer="layout" svg:width="2.279cm" svg:height="0.11cm" svg:x="64.48cm" svg:y="33.606cm" svg:viewBox="0 0 2280 111" draw:points="0,0 0,111 2280,111 2280,0">
          <text:p/>
        </draw:polygon>
        <draw:polygon draw:style-name="gr3" draw:text-style-name="P3" draw:layer="layout" svg:width="0.093cm" svg:height="0.3cm" svg:x="64.48cm" svg:y="33.716cm" svg:viewBox="0 0 94 301" draw:points="0,0 0,301 94,301 94,0">
          <text:p/>
        </draw:polygon>
        <draw:polygon draw:style-name="gr3" draw:text-style-name="P3" draw:layer="layout" svg:width="2.186cm" svg:height="0.144cm" svg:x="64.573cm" svg:y="34.042cm" svg:viewBox="0 0 2187 145" draw:points="0,0 0,145 2187,145 2187,0">
          <text:p/>
        </draw:polygon>
        <draw:polygon draw:style-name="gr3" draw:text-style-name="P3" draw:layer="layout" svg:width="2.228cm" svg:height="0.119cm" svg:x="66.931cm" svg:y="34.067cm" svg:viewBox="0 0 2229 120" draw:points="0,0 0,120 2229,120 2229,0">
          <text:p/>
        </draw:polygon>
        <draw:polygon draw:style-name="gr3" draw:text-style-name="P3" draw:layer="layout" svg:width="0.119cm" svg:height="0.218cm" svg:x="69.159cm" svg:y="33.968cm" svg:viewBox="0 0 120 219" draw:points="0,0 0,219 120,219 120,0">
          <text:p/>
        </draw:polygon>
        <draw:polygon draw:style-name="gr3" draw:text-style-name="P3" draw:layer="layout" svg:width="2.199cm" svg:height="0.12cm" svg:x="66.96cm" svg:y="31.877cm" svg:viewBox="0 0 2200 121" draw:points="0,0 0,121 2200,121 2200,0">
          <text:p/>
        </draw:polygon>
        <draw:polygon draw:style-name="gr3" draw:text-style-name="P3" draw:layer="layout" svg:width="0.172cm" svg:height="1.719cm" svg:x="66.759cm" svg:y="31.997cm" svg:viewBox="0 0 173 1720" draw:points="0,0 0,1720 173,1720 173,0">
          <text:p/>
        </draw:polygon>
        <draw:polygon draw:style-name="gr3" draw:text-style-name="P3" draw:layer="layout" svg:width="7.398cm" svg:height="0.17cm" svg:x="57.175cm" svg:y="34.016cm" svg:viewBox="0 0 7399 171" draw:points="0,0 0,171 7399,171 7399,0">
          <text:p/>
        </draw:polygon>
        <draw:polygon draw:style-name="gr3" draw:text-style-name="P3" draw:layer="layout" svg:width="0.169cm" svg:height="0.218cm" svg:x="57.006cm" svg:y="33.968cm" svg:viewBox="0 0 170 219" draw:points="0,0 0,219 170,219 170,0">
          <text:p/>
        </draw:polygon>
        <draw:polygon draw:style-name="gr3" draw:text-style-name="P3" draw:layer="layout" svg:width="0.169cm" svg:height="1.888cm" svg:x="57.006cm" svg:y="31.068cm" svg:viewBox="0 0 170 1889" draw:points="0,0 0,1889 170,1889 170,0">
          <text:p/>
        </draw:polygon>
        <draw:polygon draw:style-name="gr3" draw:text-style-name="P3" draw:layer="layout" svg:width="7.891cm" svg:height="0.121cm" svg:x="57.006cm" svg:y="29.622cm" svg:viewBox="0 0 7892 122" draw:points="0,0 0,122 7892,122 7892,0">
          <text:p/>
        </draw:polygon>
        <draw:path draw:style-name="gr3" draw:text-style-name="P3" draw:layer="layout" svg:width="0.4cm" svg:height="0.4cm" svg:x="57.205cm" svg:y="29.729cm" svg:viewBox="0 0 401 401" svg:d="M401 199l-5 40-10 36c-77 183-336 162-382-36l-4-40 4-38c44-195 300-220 382-38l10 38z">
          <text:p/>
        </draw:path>
        <draw:polygon draw:style-name="gr3" draw:text-style-name="P3" draw:layer="layout" svg:width="0.158cm" svg:height="0.158cm" svg:x="57.006cm" svg:y="28.704cm" svg:viewBox="0 0 159 159" draw:points="0,0 0,159 159,159 159,0">
          <text:p/>
        </draw:polygon>
        <draw:polygon draw:style-name="gr3" draw:text-style-name="P3" draw:layer="layout" svg:width="0.726cm" svg:height="0.201cm" svg:x="56.479cm" svg:y="30.867cm" svg:viewBox="0 0 727 202" draw:points="0,0 0,202 727,202 727,0">
          <text:p/>
        </draw:polygon>
        <draw:polygon draw:style-name="gr3" draw:text-style-name="P3" draw:layer="layout" svg:width="0.199cm" svg:height="1.124cm" svg:x="57.006cm" svg:y="29.743cm" svg:viewBox="0 0 200 1125" draw:points="0,0 0,1125 200,1125 200,0">
          <text:p/>
        </draw:polygon>
        <draw:polygon draw:style-name="gr3" draw:text-style-name="P3" draw:layer="layout" svg:width="0.159cm" svg:height="2.192cm" svg:x="54.832cm" svg:y="28.704cm" svg:viewBox="0 0 160 2193" draw:points="0,0 0,2193 160,2193 160,0">
          <text:p/>
        </draw:polygon>
        <draw:polygon draw:style-name="gr3" draw:text-style-name="P3" draw:layer="layout" svg:width="0.916cm" svg:height="0.201cm" svg:x="54.303cm" svg:y="30.867cm" svg:viewBox="0 0 917 202" draw:points="0,0 0,202 917,202 917,0">
          <text:p/>
        </draw:polygon>
        <draw:polygon draw:style-name="gr3" draw:text-style-name="P3" draw:layer="layout" svg:width="0.914cm" svg:height="0.201cm" svg:x="52.129cm" svg:y="30.867cm" svg:viewBox="0 0 915 202" draw:points="0,0 0,202 915,202 915,0">
          <text:p/>
        </draw:polygon>
        <draw:polygon draw:style-name="gr3" draw:text-style-name="P3" draw:layer="layout" svg:width="0.161cm" svg:height="2.192cm" svg:x="52.656cm" svg:y="28.704cm" svg:viewBox="0 0 162 2193" draw:points="0,0 0,2193 162,2193 162,0">
          <text:p/>
        </draw:polygon>
        <draw:polygon draw:style-name="gr3" draw:text-style-name="P3" draw:layer="layout" svg:width="0.165cm" svg:height="2.364cm" svg:x="50.478cm" svg:y="28.704cm" svg:viewBox="0 0 166 2365" draw:points="0,0 0,2365 166,2365 166,0">
          <text:p/>
        </draw:polygon>
        <draw:polygon draw:style-name="gr3" draw:text-style-name="P3" draw:layer="layout" svg:width="0.226cm" svg:height="0.19cm" svg:x="50.643cm" svg:y="30.867cm" svg:viewBox="0 0 227 191" draw:points="0,0 0,191 227,191 227,0">
          <text:p/>
        </draw:polygon>
        <draw:polygon draw:style-name="gr3" draw:text-style-name="P3" draw:layer="layout" svg:width="0.22cm" svg:height="0.12cm" svg:x="66.901cm" svg:y="39.465cm" svg:viewBox="0 0 221 121" draw:points="0,0 0,121 221,121 221,0">
          <text:p/>
        </draw:polygon>
        <draw:polygon draw:style-name="gr3" draw:text-style-name="P3" draw:layer="layout" svg:width="0.265cm" svg:height="0.12cm" svg:x="67.756cm" svg:y="39.465cm" svg:viewBox="0 0 266 121" draw:points="0,0 0,121 266,121 266,0">
          <text:p/>
        </draw:polygon>
        <draw:polygon draw:style-name="gr3" draw:text-style-name="P3" draw:layer="layout" svg:width="0.12cm" svg:height="3.469cm" svg:x="71.759cm" svg:y="36.116cm" svg:viewBox="0 0 121 3470" draw:points="0,0 0,3470 121,3470 121,0">
          <text:p/>
        </draw:polygon>
        <draw:polygon draw:style-name="gr3" draw:text-style-name="P3" draw:layer="layout" svg:width="0.1cm" svg:height="0.119cm" svg:x="66.67cm" svg:y="35.866cm" svg:viewBox="0 0 101 120" draw:points="0,0 0,120 101,120 101,0">
          <text:p/>
        </draw:polygon>
        <draw:polygon draw:style-name="gr3" draw:text-style-name="P3" draw:layer="layout" svg:width="0.237cm" svg:height="0.119cm" svg:x="67.756cm" svg:y="35.866cm" svg:viewBox="0 0 238 120" draw:points="0,0 0,120 238,120 238,0">
          <text:p/>
        </draw:polygon>
        <draw:path draw:style-name="gr3" draw:text-style-name="P3" draw:layer="layout" svg:width="3.605cm" svg:height="1.311cm" svg:x="68.154cm" svg:y="37.227cm" svg:viewBox="0 0 3606 1312" svg:d="M3606 0v1312h-2982c-833-75-832-1240 0-1312z">
          <text:p/>
        </draw:path>
        <draw:polygon draw:style-name="gr2" draw:text-style-name="P2" draw:layer="layout" svg:width="0.119cm" svg:height="0.201cm" svg:x="9.372cm" svg:y="18.08cm" svg:viewBox="0 0 120 202" draw:points="0,0 0,202 120,202 120,0">
          <text:p/>
        </draw:polygon>
        <draw:polygon draw:style-name="gr2" draw:text-style-name="P2" draw:layer="layout" svg:width="0.119cm" svg:height="0.199cm" svg:x="9.372cm" svg:y="20.48cm" svg:viewBox="0 0 120 200" draw:points="0,0 0,200 120,200 120,0">
          <text:p/>
        </draw:polygon>
        <draw:polygon draw:style-name="gr2" draw:text-style-name="P2" draw:layer="layout" svg:width="3.784cm" svg:height="0.102cm" svg:x="5.719cm" svg:y="13.381cm" svg:viewBox="0 0 3785 103" draw:points="15,0 3785,3 3785,103 0,103">
          <text:p/>
        </draw:polygon>
        <draw:polygon draw:style-name="gr2" draw:text-style-name="P2" draw:layer="layout" svg:width="0.361cm" svg:height="0cm" svg:x="5.372cm" svg:y="13.381cm" svg:viewBox="0 0 362 0" draw:points="362,0 0,0">
          <text:p/>
        </draw:polygon>
        <draw:polygon draw:style-name="gr2" draw:text-style-name="P2" draw:layer="layout" svg:width="0.12cm" svg:height="4.339cm" svg:x="27.36cm" svg:y="16.791cm" svg:viewBox="0 0 121 4340" draw:points="0,0 0,4340 121,4340 121,0">
          <text:p/>
        </draw:polygon>
        <draw:polygon draw:style-name="gr2" draw:text-style-name="P2" draw:layer="layout" svg:width="0.4cm" svg:height="0.121cm" svg:x="27.19cm" svg:y="16.67cm" svg:viewBox="0 0 401 122" draw:points="0,0 0,122 401,122 401,0">
          <text:p/>
        </draw:polygon>
        <draw:polygon draw:style-name="gr2" draw:text-style-name="P2" draw:layer="layout" svg:width="0.17cm" svg:height="4.058cm" svg:x="35.828cm" svg:y="16.67cm" svg:viewBox="0 0 171 4059" draw:points="0,0 0,4059 171,4059 171,0">
          <text:p/>
        </draw:polygon>
        <draw:path draw:style-name="gr2" draw:text-style-name="P2" draw:layer="layout" svg:width="0.398cm" svg:height="0.399cm" svg:x="28.431cm" svg:y="20.731cm" svg:viewBox="0 0 399 400" svg:d="M0 199l2-39 12-38c78-181 341-155 382 38l3 39-3 40c-41 193-304 219-382 38l-12-38z">
          <text:p/>
        </draw:path>
        <draw:polygon draw:style-name="gr2" draw:text-style-name="P2" draw:layer="layout" svg:width="0.002cm" svg:height="0.076cm" svg:x="35.996cm" svg:y="21.039cm" svg:viewBox="0 0 3 77" draw:points="3,77 0,4 3,0">
          <text:p/>
        </draw:polygon>
        <draw:polygon draw:style-name="gr2" draw:text-style-name="P2" draw:layer="layout" svg:width="0.002cm" svg:height="0.076cm" svg:x="35.996cm" svg:y="21.039cm" svg:viewBox="0 0 3 77" draw:points="3,77 0,4 3,0">
          <text:p/>
        </draw:polygon>
        <draw:polygon draw:style-name="gr2" draw:text-style-name="P2" draw:layer="layout" svg:width="10.033cm" svg:height="0.265cm" svg:x="35.828cm" svg:y="20.969cm" svg:viewBox="0 0 10034 266" draw:points="0,164 9888,147 9888,0 10034,0 10034,266 0,266">
          <text:p/>
        </draw:polygon>
        <draw:path draw:style-name="gr2" draw:text-style-name="P2" draw:layer="layout" svg:width="0.401cm" svg:height="0.406cm" svg:x="35.626cm" svg:y="20.726cm" svg:viewBox="0 0 402 407" svg:d="M204 390v17l-41-4-38-13c-184-81-158-340 38-386l41-4 38 4c193 35 220 299 39 372l-39 10z">
          <text:p/>
        </draw:path>
        <draw:polygon draw:style-name="gr2" draw:text-style-name="P2" draw:layer="layout" svg:width="10.033cm" svg:height="3.29cm" svg:x="35.828cm" svg:y="16.67cm" svg:viewBox="0 0 10034 3291" draw:points="0,0 10034,0 10034,3291 9888,3291 9888,146 0,146">
          <text:p/>
        </draw:polygon>
        <draw:polygon draw:style-name="gr2" draw:text-style-name="P2" draw:layer="layout" svg:width="0.11cm" svg:height="2.997cm" svg:x="45.256cm" svg:y="16.842cm" svg:viewBox="0 0 111 2998" draw:points="0,0 0,2998 111,2998 111,0">
          <text:p/>
        </draw:polygon>
        <draw:polygon draw:style-name="gr2" draw:text-style-name="P2" draw:layer="layout" svg:width="0.605cm" svg:height="0.11cm" svg:x="45.256cm" svg:y="19.839cm" svg:viewBox="0 0 606 111" draw:points="0,0 0,111 606,111 606,0">
          <text:p/>
        </draw:polygon>
        <draw:polygon draw:style-name="gr2" draw:text-style-name="P2" draw:layer="layout" svg:width="0.101cm" svg:height="2.153cm" svg:x="57.372cm" svg:y="16.67cm" svg:viewBox="0 0 102 2154" draw:points="0,0 0,2154 102,2154 102,0">
          <text:p/>
        </draw:polygon>
        <draw:polygon draw:style-name="gr2" draw:text-style-name="P2" draw:layer="layout" svg:width="0.1cm" svg:height="4.46cm" svg:x="59.772cm" svg:y="16.67cm" svg:viewBox="0 0 101 4461" draw:points="0,0 0,4461 101,4461 101,0">
          <text:p/>
        </draw:polygon>
        <draw:polygon draw:style-name="gr2" draw:text-style-name="P2" draw:layer="layout" svg:width="0.099cm" svg:height="0.121cm" svg:x="59.673cm" svg:y="16.67cm" svg:viewBox="0 0 100 122" draw:points="0,0 0,122 100,122 100,0">
          <text:p/>
        </draw:polygon>
        <draw:polygon draw:style-name="gr2" draw:text-style-name="P2" draw:layer="layout" svg:width="0.091cm" svg:height="0.125cm" svg:x="62.081cm" svg:y="16.67cm" svg:viewBox="0 0 92 126" draw:points="0,0 0,126 92,126 92,0">
          <text:p/>
        </draw:polygon>
        <draw:polygon draw:style-name="gr2" draw:text-style-name="P2" draw:layer="layout" svg:width="0.131cm" svg:height="4.069cm" svg:x="64.556cm" svg:y="16.67cm" svg:viewBox="0 0 132 4070" draw:points="0,0 0,4070 132,4070 132,0">
          <text:p/>
        </draw:polygon>
        <draw:polygon draw:style-name="gr2" draw:text-style-name="P2" draw:layer="layout" svg:width="0.093cm" svg:height="0.132cm" svg:x="64.687cm" svg:y="16.67cm" svg:viewBox="0 0 94 133" draw:points="0,0 0,133 94,133 94,0">
          <text:p/>
        </draw:polygon>
        <draw:polygon draw:style-name="gr2" draw:text-style-name="P2" draw:layer="layout" svg:width="1.105cm" svg:height="0.132cm" svg:x="65.79cm" svg:y="16.67cm" svg:viewBox="0 0 1106 133" draw:points="0,0 0,133 1106,133 1106,0">
          <text:p/>
        </draw:polygon>
        <draw:polygon draw:style-name="gr2" draw:text-style-name="P2" draw:layer="layout" svg:width="0.132cm" svg:height="4.388cm" svg:x="66.763cm" svg:y="16.791cm" svg:viewBox="0 0 133 4389" draw:points="0,0 0,4389 133,4389 133,0">
          <text:p/>
        </draw:polygon>
        <draw:polygon draw:style-name="gr2" draw:text-style-name="P2" draw:layer="layout" svg:width="1.476cm" svg:height="0.119cm" svg:x="63.421cm" svg:y="21.115cm" svg:viewBox="0 0 1477 120" draw:points="0,0 0,120 1477,120 1477,0">
          <text:p/>
        </draw:polygon>
        <draw:polygon draw:style-name="gr2" draw:text-style-name="P2" draw:layer="layout" svg:width="2.383cm" svg:height="0.221cm" svg:x="66.895cm" svg:y="16.67cm" svg:viewBox="0 0 2384 222" draw:points="0,0 2384,0 2384,222 2265,222 2265,121 0,121">
          <text:p/>
        </draw:polygon>
        <draw:polygon draw:style-name="gr2" draw:text-style-name="P2" draw:layer="layout" svg:width="0.119cm" svg:height="2.121cm" svg:x="69.159cm" svg:y="17.9cm" svg:viewBox="0 0 120 2122" draw:points="0,0 0,2122 120,2122 120,0">
          <text:p/>
        </draw:polygon>
        <draw:polygon draw:style-name="gr2" draw:text-style-name="P2" draw:layer="layout" svg:width="2.195cm" svg:height="0.119cm" svg:x="66.964cm" svg:y="18.861cm" svg:viewBox="0 0 2196 120" draw:points="0,0 0,120 2196,120 2196,0">
          <text:p/>
        </draw:polygon>
        <draw:polygon draw:style-name="gr2" draw:text-style-name="P2" draw:layer="layout" svg:width="0.069cm" svg:height="2.318cm" svg:x="66.895cm" svg:y="18.861cm" svg:viewBox="0 0 70 2319" draw:points="0,0 0,2319 70,2319 70,0">
          <text:p/>
        </draw:polygon>
        <draw:polygon draw:style-name="gr2" draw:text-style-name="P2" draw:layer="layout" svg:width="0.119cm" svg:height="0.269cm" svg:x="69.159cm" svg:y="21.031cm" svg:viewBox="0 0 120 270" draw:points="0,0 0,270 120,270 120,0">
          <text:p/>
        </draw:polygon>
        <draw:polygon draw:style-name="gr2" draw:text-style-name="P2" draw:layer="layout" svg:width="4.307cm" svg:height="0.122cm" svg:x="64.897cm" svg:y="21.179cm" svg:viewBox="0 0 4308 123" draw:points="0,0 0,123 4308,123 4308,0">
          <text:p/>
        </draw:polygon>
        <draw:polygon draw:style-name="gr2" draw:text-style-name="P2" draw:layer="layout" svg:width="3.62cm" svg:height="0.122cm" svg:x="69.278cm" svg:y="21.179cm" svg:viewBox="0 0 3621 123" draw:points="0,0 0,123 3621,123 3621,0">
          <text:p/>
        </draw:polygon>
        <draw:polygon draw:style-name="gr2" draw:text-style-name="P2" draw:layer="layout" svg:width="0.12cm" svg:height="1.55cm" svg:x="72.898cm" svg:y="19.75cm" svg:viewBox="0 0 121 1551" draw:points="121,0 121,1551 0,1551 0,0">
          <text:p/>
        </draw:polygon>
        <draw:polygon draw:style-name="gr2" draw:text-style-name="P2" draw:layer="layout" svg:width="0.201cm" svg:height="2.119cm" svg:x="72.817cm" svg:y="17.631cm" svg:viewBox="0 0 202 2120" draw:points="202,0 202,2120 0,2120 0,0">
          <text:p/>
        </draw:polygon>
        <draw:polygon draw:style-name="gr2" draw:text-style-name="P2" draw:layer="layout" svg:width="2.301cm" svg:height="0.12cm" svg:x="71.198cm" svg:y="17.511cm" svg:viewBox="0 0 2302 121" draw:points="0,0 0,121 2302,121 2302,0">
          <text:p/>
        </draw:polygon>
        <draw:polygon draw:style-name="gr2" draw:text-style-name="P2" draw:layer="layout" svg:width="0.118cm" svg:height="0.961cm" svg:x="73.499cm" svg:y="16.67cm" svg:viewBox="0 0 119 962" draw:points="119,0 119,962 0,962 0,0">
          <text:p/>
        </draw:polygon>
        <draw:polygon draw:style-name="gr2" draw:text-style-name="P2" draw:layer="layout" svg:width="0.119cm" svg:height="1.101cm" svg:x="71.079cm" svg:y="16.67cm" svg:viewBox="0 0 120 1102" draw:points="0,1102 0,0 120,0 120,1102">
          <text:p/>
        </draw:polygon>
        <draw:polygon draw:style-name="gr2" draw:text-style-name="P2" draw:layer="layout" svg:width="0.119cm" svg:height="0.311cm" svg:x="71.079cm" svg:y="18.58cm" svg:viewBox="0 0 120 312" draw:points="0,0 0,312 120,312 120,0">
          <text:p/>
        </draw:polygon>
        <draw:polygon draw:style-name="gr2" draw:text-style-name="P2" draw:layer="layout" svg:width="1.619cm" svg:height="0.121cm" svg:x="71.198cm" svg:y="18.63cm" svg:viewBox="0 0 1620 122" draw:points="0,0 0,122 1620,122 1620,0">
          <text:p/>
        </draw:polygon>
        <draw:polygon draw:style-name="gr2" draw:text-style-name="P2" draw:layer="layout" svg:width="0.119cm" svg:height="0.22cm" svg:x="71.079cm" svg:y="19.699cm" svg:viewBox="0 0 120 221" draw:points="0,0 0,221 120,221 120,0">
          <text:p/>
        </draw:polygon>
        <draw:polygon draw:style-name="gr2" draw:text-style-name="P2" draw:layer="layout" svg:width="1.689cm" svg:height="0.121cm" svg:x="71.198cm" svg:y="19.75cm" svg:viewBox="0 0 1690 122" draw:points="0,0 0,122 1690,122 1690,0">
          <text:p/>
        </draw:polygon>
        <draw:polygon draw:style-name="gr2" draw:text-style-name="P2" draw:layer="layout" svg:width="0.119cm" svg:height="0.25cm" svg:x="71.079cm" svg:y="20.929cm" svg:viewBox="0 0 120 251" draw:points="0,0 0,251 120,251 120,0">
          <text:p/>
        </draw:polygon>
        <draw:polygon draw:style-name="gr2" draw:text-style-name="P2" draw:layer="layout" svg:width="0.25cm" svg:height="0.11cm" svg:x="50.099cm" svg:y="44.945cm" svg:viewBox="0 0 251 111" draw:points="0,0 0,111 251,111 251,0">
          <text:p/>
        </draw:polygon>
        <draw:polygon draw:style-name="gr2" draw:text-style-name="P2" draw:layer="layout" svg:width="0.12cm" svg:height="3.599cm" svg:x="66.571cm" svg:y="35.866cm" svg:viewBox="0 0 121 3600" draw:points="0,0 0,3600 121,3600 121,0">
          <text:p/>
        </draw:polygon>
        <draw:polygon draw:style-name="gr2" draw:text-style-name="P2" draw:layer="layout" svg:width="0.22cm" svg:height="0.12cm" svg:x="66.901cm" svg:y="39.465cm" svg:viewBox="0 0 221 121" draw:points="0,0 0,121 221,121 221,0">
          <text:p/>
        </draw:polygon>
        <draw:polygon draw:style-name="gr2" draw:text-style-name="P2" draw:layer="layout" svg:width="0.1cm" svg:height="0.119cm" svg:x="66.67cm" svg:y="35.866cm" svg:viewBox="0 0 101 120" draw:points="0,0 0,120 101,120 101,0">
          <text:p/>
        </draw:polygon>
        <draw:polygon draw:style-name="gr2" draw:text-style-name="P2" draw:layer="layout" svg:width="0.265cm" svg:height="0.119cm" svg:x="67.756cm" svg:y="35.866cm" svg:viewBox="0 0 266 120" draw:points="0,0 0,120 266,120 266,0">
          <text:p/>
        </draw:polygon>
        <draw:polygon draw:style-name="gr2" draw:text-style-name="P2" draw:layer="layout" svg:width="0.265cm" svg:height="0.12cm" svg:x="67.756cm" svg:y="39.465cm" svg:viewBox="0 0 266 121" draw:points="0,0 0,121 266,121 266,0">
          <text:p/>
        </draw:polygon>
        <draw:polygon draw:style-name="gr2" draw:text-style-name="P2" draw:layer="layout" svg:width="0.12cm" svg:height="3.37cm" svg:x="71.759cm" svg:y="36.116cm" svg:viewBox="0 0 121 3371" draw:points="0,0 0,3371 121,3371 121,0">
          <text:p/>
        </draw:polygon>
        <draw:path draw:style-name="gr2" draw:text-style-name="P2" draw:layer="layout" svg:width="0.4cm" svg:height="0.399cm" svg:x="57.224cm" svg:y="35.727cm" svg:viewBox="0 0 401 400" svg:d="M401 199l-5 40-12 36c-75 185-339 158-382-36l-2-40 2-38c43-194 305-220 382-39l12 39z">
          <text:p/>
        </draw:path>
        <draw:path draw:style-name="gr2" draw:text-style-name="P2" draw:layer="layout" svg:width="0.4cm" svg:height="0.399cm" svg:x="64.42cm" svg:y="35.727cm" svg:viewBox="0 0 401 400" svg:d="M401 199l-2 40-13 36c-76 182-336 162-382-36l-4-40 4-38c41-194 305-219 382-39l13 39z">
          <text:p/>
        </draw:path>
        <draw:polygon draw:style-name="gr2" draw:text-style-name="P2" draw:layer="layout" svg:width="0.199cm" svg:height="1.124cm" svg:x="57.006cm" svg:y="29.743cm" svg:viewBox="0 0 200 1125" draw:points="0,0 0,1125 200,1125 200,0">
          <text:p/>
        </draw:polygon>
        <draw:polygon draw:style-name="gr2" draw:text-style-name="P2" draw:layer="layout" svg:width="0.726cm" svg:height="0.201cm" svg:x="56.479cm" svg:y="30.867cm" svg:viewBox="0 0 727 202" draw:points="0,0 727,0 727,202 0,202">
          <text:p/>
        </draw:polygon>
        <draw:polygon draw:style-name="gr2" draw:text-style-name="P2" draw:layer="layout" svg:width="0.169cm" svg:height="1.888cm" svg:x="57.006cm" svg:y="31.068cm" svg:viewBox="0 0 170 1889" draw:points="0,0 0,1889 170,1889 170,0">
          <text:p/>
        </draw:polygon>
        <draw:polygon draw:style-name="gr2" draw:text-style-name="P2" draw:layer="layout" svg:width="0.169cm" svg:height="0.218cm" svg:x="57.006cm" svg:y="33.968cm" svg:viewBox="0 0 170 219" draw:points="0,0 0,219 170,219 170,0">
          <text:p/>
        </draw:polygon>
        <draw:polygon draw:style-name="gr2" draw:text-style-name="P2" draw:layer="layout" svg:width="7.398cm" svg:height="0.17cm" svg:x="57.175cm" svg:y="34.016cm" svg:viewBox="0 0 7399 171" draw:points="0,0 0,171 7399,171 7399,0">
          <text:p/>
        </draw:polygon>
        <draw:polygon draw:style-name="gr2" draw:text-style-name="P2" draw:layer="layout" svg:width="2.186cm" svg:height="0.144cm" svg:x="64.573cm" svg:y="34.042cm" svg:viewBox="0 0 2187 145" draw:points="2187,145 0,145 0,0 2187,0">
          <text:p/>
        </draw:polygon>
        <draw:polygon draw:style-name="gr2" draw:text-style-name="P2" draw:layer="layout" svg:width="2.279cm" svg:height="0.11cm" svg:x="64.48cm" svg:y="33.606cm" svg:viewBox="0 0 2280 111" draw:points="0,0 0,111 2280,111 2280,0">
          <text:p/>
        </draw:polygon>
        <draw:polygon draw:style-name="gr2" draw:text-style-name="P2" draw:layer="layout" svg:width="0.093cm" svg:height="0.3cm" svg:x="64.48cm" svg:y="33.716cm" svg:viewBox="0 0 94 301" draw:points="0,0 0,301 94,301 94,0">
          <text:p/>
        </draw:polygon>
        <draw:polygon draw:style-name="gr2" draw:text-style-name="P2" draw:layer="layout" svg:width="0.172cm" svg:height="0.47cm" svg:x="66.759cm" svg:y="33.716cm" svg:viewBox="0 0 173 471" draw:points="27,327 27,0 173,0 173,471 0,471 0,327">
          <text:p/>
        </draw:polygon>
        <draw:polygon draw:style-name="gr2" draw:text-style-name="P2" draw:layer="layout" svg:width="0.172cm" svg:height="1.719cm" svg:x="66.759cm" svg:y="31.997cm" svg:viewBox="0 0 173 1720" draw:points="173,0 173,1720 0,1720 0,0">
          <text:p/>
        </draw:polygon>
        <draw:polygon draw:style-name="gr2" draw:text-style-name="P2" draw:layer="layout" svg:width="0.201cm" svg:height="2.254cm" svg:x="66.759cm" svg:y="29.743cm" svg:viewBox="0 0 202 2255" draw:points="202,0 202,2255 0,2255 0,0">
          <text:p/>
        </draw:polygon>
        <draw:polygon draw:style-name="gr2" draw:text-style-name="P2" draw:layer="layout" svg:width="2.063cm" svg:height="0.169cm" svg:x="64.897cm" svg:y="29.559cm" svg:viewBox="0 0 2064 170" draw:points="0,0 2064,0 2064,170 0,170">
          <text:p/>
        </draw:polygon>
        <draw:path draw:style-name="gr2" draw:text-style-name="P2" draw:layer="layout" svg:width="0.401cm" svg:height="0.385cm" svg:x="64.421cm" svg:y="29.743cm" svg:viewBox="0 0 402 386" svg:d="M402 185l-4 40-13 36c-38 104-160 152-261 110l-34-19-31-25c-79-85-77-199 0-284l31-23 34-20h153l33 20 33 23 26 32 16 34 13 38z">
          <text:p/>
        </draw:path>
        <draw:path draw:style-name="gr2" draw:text-style-name="P2" draw:layer="layout" svg:width="0.401cm" svg:height="0.385cm" svg:x="64.421cm" svg:y="29.743cm" svg:viewBox="0 0 402 386" svg:d="M402 185l-4 40-13 36c-38 104-160 152-261 110l-34-19-31-25c-79-85-77-199 0-284l31-23 34-20h153l33 20 33 23 26 32 16 34 13 38z">
          <text:p/>
        </draw:path>
        <draw:path draw:style-name="gr2" draw:text-style-name="P2" draw:layer="layout" svg:width="0.399cm" svg:height="0.385cm" svg:x="57.206cm" svg:y="29.743cm" svg:viewBox="0 0 400 386" svg:d="M277 0l35 19 29 23c113 114 56 310-102 340l-38 4-41-4c-156-32-213-225-101-340l32-23 33-19z">
          <text:p/>
        </draw:path>
        <draw:path draw:style-name="gr2" draw:text-style-name="P2" draw:layer="layout" svg:width="0.399cm" svg:height="0.385cm" svg:x="57.206cm" svg:y="29.743cm" svg:viewBox="0 0 400 386" svg:d="M277 0l35 19 29 23c113 114 56 310-102 340l-38 4-41-4c-156-32-213-225-101-340l32-23 33-19z">
          <text:p/>
        </draw:path>
        <draw:polygon draw:style-name="gr2" draw:text-style-name="P2" draw:layer="layout" svg:width="7.891cm" svg:height="0.121cm" svg:x="57.006cm" svg:y="29.622cm" svg:viewBox="0 0 7892 122" draw:points="7540,122 476,122 438,111 400,107 362,111 323,122 0,122 0,0 7892,0 7892,122 7693,122 7654,111 7616,107 7578,111">
          <text:p/>
        </draw:polygon>
        <draw:polygon draw:style-name="gr2" draw:text-style-name="P2" draw:layer="layout" svg:width="7.891cm" svg:height="0.121cm" svg:x="57.006cm" svg:y="29.622cm" svg:viewBox="0 0 7892 122" draw:points="7540,122 476,122 438,111 400,107 362,111 323,122 0,122 0,0 7892,0 7892,122 7693,122 7654,111 7616,107 7578,111">
          <text:p/>
        </draw:polygon>
        <draw:path draw:style-name="gr2" draw:text-style-name="P2" draw:layer="layout" svg:width="0.381cm" svg:height="0.389cm" svg:x="71.63cm" svg:y="35.727cm" svg:viewBox="0 0 382 390" svg:d="M200 0l36 8 36 13c131 68 148 244 33 337l-31 19-32 13h-112l-38-17-34-23-30-32-21-36-7-25v-115l13-34 26-38 34-32 42-23 44-13z">
          <text:p/>
        </draw:path>
        <draw:polygon draw:style-name="gr2" draw:text-style-name="P2" draw:layer="layout" svg:width="2.318cm" svg:height="0.269cm" svg:x="66.96cm" svg:y="29.559cm" svg:viewBox="0 0 2319 270" draw:points="0,119 0,0 2319,0 2319,270 2200,270 2200,119">
          <text:p/>
        </draw:polygon>
        <draw:polygon draw:style-name="gr2" draw:text-style-name="P2" draw:layer="layout" svg:width="1.82cm" svg:height="0.118cm" svg:x="71.198cm" svg:y="29.559cm" svg:viewBox="0 0 1821 119" draw:points="144,19 264,19 264,0 1821,0 1821,119 0,119 0,0 144,0">
          <text:p/>
        </draw:polygon>
        <draw:polygon draw:style-name="gr2" draw:text-style-name="P2" draw:layer="layout" svg:width="0.12cm" svg:height="1.431cm" svg:x="72.898cm" svg:y="29.677cm" svg:viewBox="0 0 121 1432" draw:points="0,0 0,1432 121,1432 121,0">
          <text:p/>
        </draw:polygon>
        <draw:polygon draw:style-name="gr2" draw:text-style-name="P2" draw:layer="layout" svg:width="1.7cm" svg:height="0.12cm" svg:x="71.198cm" svg:y="30.988cm" svg:viewBox="0 0 1701 121" draw:points="0,0 0,121 1701,121 1701,0">
          <text:p/>
        </draw:polygon>
        <draw:polygon draw:style-name="gr2" draw:text-style-name="P2" draw:layer="layout" svg:width="0.199cm" svg:height="2.119cm" svg:x="72.819cm" svg:y="31.108cm" svg:viewBox="0 0 200 2120" draw:points="200,0 200,2120 0,2120 0,0">
          <text:p/>
        </draw:polygon>
        <draw:polygon draw:style-name="gr2" draw:text-style-name="P2" draw:layer="layout" svg:width="1.621cm" svg:height="0.121cm" svg:x="71.198cm" svg:y="32.107cm" svg:viewBox="0 0 1622 122" draw:points="1622,122 0,122 0,0 1622,0">
          <text:p/>
        </draw:polygon>
        <draw:polygon draw:style-name="gr2" draw:text-style-name="P2" draw:layer="layout" svg:width="2.301cm" svg:height="0.121cm" svg:x="71.198cm" svg:y="33.227cm" svg:viewBox="0 0 2302 122" draw:points="0,0 0,122 2302,122 2302,0">
          <text:p/>
        </draw:polygon>
        <draw:polygon draw:style-name="gr2" draw:text-style-name="P2" draw:layer="layout" svg:width="0.12cm" svg:height="0.84cm" svg:x="73.499cm" svg:y="33.227cm" svg:viewBox="0 0 121 841" draw:points="0,0 0,841 121,841 121,0">
          <text:p/>
        </draw:polygon>
        <draw:polygon draw:style-name="gr2" draw:text-style-name="P2" draw:layer="layout" svg:width="0.165cm" svg:height="0.119cm" svg:x="73.454cm" svg:y="34.067cm" svg:viewBox="0 0 166 120" draw:points="0,0 166,0 166,120 0,120">
          <text:p/>
        </draw:polygon>
        <draw:polygon draw:style-name="gr2" draw:text-style-name="P2" draw:layer="layout" svg:width="0.119cm" svg:height="1.13cm" svg:x="71.079cm" svg:y="32.937cm" svg:viewBox="0 0 120 1131" draw:points="0,0 0,1131 120,1131 120,0">
          <text:p/>
        </draw:polygon>
        <draw:polygon draw:style-name="gr2" draw:text-style-name="P2" draw:layer="layout" svg:width="0.165cm" svg:height="0.119cm" svg:x="71.079cm" svg:y="34.067cm" svg:viewBox="0 0 166 120" draw:points="166,120 0,120 0,0 166,0">
          <text:p/>
        </draw:polygon>
        <draw:polygon draw:style-name="gr2" draw:text-style-name="P2" draw:layer="layout" svg:width="2.228cm" svg:height="0.119cm" svg:x="66.931cm" svg:y="34.067cm" svg:viewBox="0 0 2229 120" draw:points="2229,120 0,120 0,0 2229,0">
          <text:p/>
        </draw:polygon>
        <draw:polygon draw:style-name="gr2" draw:text-style-name="P2" draw:layer="layout" svg:width="0.119cm" svg:height="0.218cm" svg:x="69.159cm" svg:y="33.968cm" svg:viewBox="0 0 120 219" draw:points="0,99 0,0 120,0 120,219 0,219">
          <text:p/>
        </draw:polygon>
        <draw:polygon draw:style-name="gr2" draw:text-style-name="P2" draw:layer="layout" svg:width="0.119cm" svg:height="2.121cm" svg:x="69.159cm" svg:y="30.837cm" svg:viewBox="0 0 120 2122" draw:points="120,0 120,2122 0,2122 0,0">
          <text:p/>
        </draw:polygon>
        <draw:polygon draw:style-name="gr2" draw:text-style-name="P2" draw:layer="layout" svg:width="2.199cm" svg:height="0.12cm" svg:x="66.96cm" svg:y="31.877cm" svg:viewBox="0 0 2200 121" draw:points="0,0 0,121 2200,121 2200,0">
          <text:p/>
        </draw:polygon>
        <draw:polygon draw:style-name="gr2" draw:text-style-name="P2" draw:layer="layout" svg:width="1.801cm" svg:height="0.118cm" svg:x="69.278cm" svg:y="29.559cm" svg:viewBox="0 0 1802 119" draw:points="0,0 0,119 1802,119 1802,0">
          <text:p/>
        </draw:polygon>
        <draw:polygon draw:style-name="gr2" draw:text-style-name="P2" draw:layer="layout" svg:width="0.119cm" svg:height="0.368cm" svg:x="71.079cm" svg:y="29.559cm" svg:viewBox="0 0 120 369" draw:points="0,369 0,0 120,0 120,369">
          <text:p/>
        </draw:polygon>
        <draw:polygon draw:style-name="gr2" draw:text-style-name="P2" draw:layer="layout" svg:width="0.119cm" svg:height="0.22cm" svg:x="71.079cm" svg:y="30.937cm" svg:viewBox="0 0 120 221" draw:points="0,0 0,221 120,221 120,0">
          <text:p/>
        </draw:polygon>
        <draw:polygon draw:style-name="gr2" draw:text-style-name="P2" draw:layer="layout" svg:width="0.119cm" svg:height="0.158cm" svg:x="71.079cm" svg:y="31.968cm" svg:viewBox="0 0 120 159" draw:points="0,0 0,159 120,159 120,0">
          <text:p/>
        </draw:polygon>
        <draw:path draw:style-name="gr2" draw:text-style-name="P2" draw:layer="layout" svg:width="0.4cm" svg:height="0.4cm" svg:x="71.619cm" svg:y="29.729cm" svg:viewBox="0 0 401 401" svg:d="M401 199l-4 40-11 36c-80 185-338 160-382-36l-4-40 4-38c42-195 301-220 382-38l11 38z">
          <text:p/>
        </draw:path>
        <draw:polygon draw:style-name="gr2" draw:text-style-name="P2" draw:layer="layout" svg:width="1.601cm" svg:height="0.122cm" svg:x="20.571cm" svg:y="21.179cm" svg:viewBox="0 0 1602 123" draw:points="0,0 0,123 1602,123 1602,0">
          <text:p/>
        </draw:polygon>
        <draw:polygon draw:style-name="gr2" draw:text-style-name="P2" draw:layer="layout" svg:width="3.609cm" svg:height="0.1cm" svg:x="75.359cm" svg:y="15.781cm" svg:viewBox="0 0 3610 101" draw:points="0,0 0,101 3610,101 3610,0">
          <text:p/>
        </draw:polygon>
        <draw:polygon draw:style-name="gr2" draw:text-style-name="P2" draw:layer="layout" svg:width="0.119cm" svg:height="1.102cm" svg:x="75.359cm" svg:y="14.897cm" svg:viewBox="0 0 120 1103" draw:points="0,0 0,1103 120,1103 120,0">
          <text:p/>
        </draw:polygon>
        <draw:polygon draw:style-name="gr2" draw:text-style-name="P2" draw:layer="layout" svg:width="3.609cm" svg:height="0.101cm" svg:x="75.359cm" svg:y="18.18cm" svg:viewBox="0 0 3610 102" draw:points="0,0 0,102 3610,102 3610,0">
          <text:p/>
        </draw:polygon>
        <draw:polygon draw:style-name="gr2" draw:text-style-name="P2" draw:layer="layout" svg:width="0.119cm" svg:height="0.192cm" svg:x="75.359cm" svg:y="18.18cm" svg:viewBox="0 0 120 193" draw:points="0,0 0,193 120,193 120,0">
          <text:p/>
        </draw:polygon>
        <draw:polygon draw:style-name="gr2" draw:text-style-name="P2" draw:layer="layout" svg:width="0.12cm" svg:height="3.602cm" svg:x="67.983cm" svg:y="11.271cm" svg:viewBox="0 0 121 3603" draw:points="0,0 0,3603 121,3603 121,0">
          <text:p/>
        </draw:polygon>
        <draw:polygon draw:style-name="gr2" draw:text-style-name="P2" draw:layer="layout" svg:width="0.11cm" svg:height="0.118cm" svg:x="68.093cm" svg:y="11.271cm" svg:viewBox="0 0 111 119" draw:points="0,0 0,119 111,119 111,0">
          <text:p/>
        </draw:polygon>
        <draw:polygon draw:style-name="gr2" draw:text-style-name="P2" draw:layer="layout" svg:width="0.237cm" svg:height="0.118cm" svg:x="69.189cm" svg:y="11.271cm" svg:viewBox="0 0 238 119" draw:points="0,0 0,119 238,119 238,0">
          <text:p/>
        </draw:polygon>
        <draw:polygon draw:style-name="gr2" draw:text-style-name="P2" draw:layer="layout" svg:width="0.12cm" svg:height="3.721cm" svg:x="71.34cm" svg:y="11.271cm" svg:viewBox="0 0 121 3722" draw:points="0,0 0,3722 121,3722 121,0">
          <text:p/>
        </draw:polygon>
        <draw:polygon draw:style-name="gr2" draw:text-style-name="P2" draw:layer="layout" svg:width="0.237cm" svg:height="0.119cm" svg:x="69.189cm" svg:y="14.873cm" svg:viewBox="0 0 238 120" draw:points="0,0 0,120 238,120 238,0">
          <text:p/>
        </draw:polygon>
        <draw:polygon draw:style-name="gr2" draw:text-style-name="P2" draw:layer="layout" svg:width="0.22cm" svg:height="0.119cm" svg:x="67.983cm" svg:y="14.873cm" svg:viewBox="0 0 221 120" draw:points="0,0 0,120 221,120 221,0">
          <text:p/>
        </draw:polygon>
        <draw:polygon draw:style-name="gr2" draw:text-style-name="P2" draw:layer="layout" svg:width="0.237cm" svg:height="0.119cm" svg:x="65.832cm" svg:y="14.873cm" svg:viewBox="0 0 238 120" draw:points="0,0 0,120 238,120 238,0">
          <text:p/>
        </draw:polygon>
        <draw:polygon draw:style-name="gr2" draw:text-style-name="P2" draw:layer="layout" svg:width="0.1cm" svg:height="0.118cm" svg:x="64.746cm" svg:y="11.271cm" svg:viewBox="0 0 101 119" draw:points="0,0 0,119 101,119 101,0">
          <text:p/>
        </draw:polygon>
        <draw:polygon draw:style-name="gr2" draw:text-style-name="P2" draw:layer="layout" svg:width="0.237cm" svg:height="0.118cm" svg:x="65.832cm" svg:y="11.271cm" svg:viewBox="0 0 238 119" draw:points="0,0 0,119 238,119 238,0">
          <text:p/>
        </draw:polygon>
        <draw:polygon draw:style-name="gr2" draw:text-style-name="P2" draw:layer="layout" svg:width="0.121cm" svg:height="3.486cm" svg:x="57.49cm" svg:y="11.271cm" svg:viewBox="0 0 122 3487" draw:points="0,0 0,3487 122,3487 122,0">
          <text:p/>
        </draw:polygon>
        <draw:polygon draw:style-name="gr2" draw:text-style-name="P2" draw:layer="layout" svg:width="0.237cm" svg:height="0.119cm" svg:x="59.524cm" svg:y="14.873cm" svg:viewBox="0 0 238 120" draw:points="0,0 0,120 238,120 238,0">
          <text:p/>
        </draw:polygon>
        <draw:polygon draw:style-name="gr2" draw:text-style-name="P2" draw:layer="layout" svg:width="0.237cm" svg:height="0.118cm" svg:x="59.524cm" svg:y="11.271cm" svg:viewBox="0 0 238 119" draw:points="0,0 0,119 238,119 238,0">
          <text:p/>
        </draw:polygon>
        <draw:polygon draw:style-name="gr2" draw:text-style-name="P2" draw:layer="layout" svg:width="0.099cm" svg:height="0.118cm" svg:x="60.748cm" svg:y="11.271cm" svg:viewBox="0 0 100 119" draw:points="0,0 0,119 100,119 100,0">
          <text:p/>
        </draw:polygon>
        <draw:polygon draw:style-name="gr2" draw:text-style-name="P2" draw:layer="layout" svg:width="0.099cm" svg:height="0.119cm" svg:x="60.748cm" svg:y="14.873cm" svg:viewBox="0 0 100 120" draw:points="0,0 0,120 100,120 100,0">
          <text:p/>
        </draw:polygon>
        <draw:polygon draw:style-name="gr2" draw:text-style-name="P2" draw:layer="layout" svg:width="3.609cm" svg:height="0.099cm" svg:x="75.359cm" svg:y="20.58cm" svg:viewBox="0 0 3610 100" draw:points="0,0 0,100 3610,100 3610,0">
          <text:p/>
        </draw:polygon>
        <draw:polygon draw:style-name="gr2" draw:text-style-name="P2" draw:layer="layout" svg:width="0.101cm" svg:height="3.691cm" svg:x="28.579cm" svg:y="5.901cm" svg:viewBox="0 0 102 3692" draw:points="0,3692 0,8 102,0 102,3692">
          <text:p/>
        </draw:polygon>
        <draw:polygon draw:style-name="gr2" draw:text-style-name="P2" draw:layer="layout" svg:width="0.101cm" svg:height="3.691cm" svg:x="28.579cm" svg:y="5.901cm" svg:viewBox="0 0 102 3692" draw:points="0,3692 102,0 102,3692">
          <text:p/>
        </draw:polygon>
        <draw:polygon draw:style-name="gr2" draw:text-style-name="P2" draw:layer="layout" svg:width="0.249cm" svg:height="0.11cm" svg:x="28.505cm" svg:y="5.803cm" svg:viewBox="0 0 250 111" draw:points="0,0 0,111 250,111 250,0">
          <text:p/>
        </draw:polygon>
        <draw:polygon draw:style-name="gr3" draw:text-style-name="P3" draw:layer="layout" svg:width="0.132cm" svg:height="2.93cm" svg:x="49.779cm" svg:y="16.668cm" svg:viewBox="0 0 133 2931" draw:points="0,0 0,2931 133,2931 133,0">
          <text:p/>
        </draw:polygon>
        <draw:polygon draw:style-name="gr2" draw:text-style-name="P2" draw:layer="layout" svg:width="0.132cm" svg:height="2.928cm" svg:x="49.779cm" svg:y="16.67cm" svg:viewBox="0 0 133 2929" draw:points="0,0 0,2929 133,2929 133,0">
          <text:p/>
        </draw:polygon>
        <draw:polygon draw:style-name="gr2" draw:text-style-name="P2" draw:layer="layout" svg:width="0.249cm" svg:height="3.899cm" svg:x="14.044cm" svg:y="11.156cm" svg:viewBox="0 0 250 3900" draw:points="0,0 0,3900 250,3900 250,0">
          <text:p/>
        </draw:polygon>
        <draw:polygon draw:style-name="gr2" draw:text-style-name="P2" draw:layer="layout" svg:width="2.639cm" svg:height="0.249cm" svg:x="15.303cm" svg:y="14.806cm" svg:viewBox="0 0 2640 250" draw:points="0,0 0,250 2640,250 2640,0">
          <text:p/>
        </draw:polygon>
        <draw:polygon draw:style-name="gr2" draw:text-style-name="P2" draw:layer="layout" svg:width="0.249cm" svg:height="3.65cm" svg:x="17.693cm" svg:y="11.156cm" svg:viewBox="0 0 250 3651" draw:points="0,0 0,3651 250,3651 250,0">
          <text:p/>
        </draw:polygon>
        <draw:polygon draw:style-name="gr2" draw:text-style-name="P2" draw:layer="layout" svg:width="3.4cm" svg:height="0.25cm" svg:x="14.293cm" svg:y="11.156cm" svg:viewBox="0 0 3401 251" draw:points="0,0 0,251 3401,251 3401,0">
          <text:p/>
        </draw:polygon>
        <draw:polygon draw:style-name="gr2" draw:text-style-name="P2" draw:layer="layout" svg:width="0.25cm" svg:height="3.899cm" svg:x="64.496cm" svg:y="11.156cm" svg:viewBox="0 0 251 3900" draw:points="0,0 0,3900 251,3900 251,0">
          <text:p/>
        </draw:polygon>
        <draw:polygon draw:style-name="gr2" draw:text-style-name="P2" draw:layer="layout" svg:width="2.64cm" svg:height="0.249cm" svg:x="60.847cm" svg:y="14.806cm" svg:viewBox="0 0 2641 250" draw:points="0,0 0,250 2641,250 2641,0">
          <text:p/>
        </draw:polygon>
        <draw:polygon draw:style-name="gr2" draw:text-style-name="P2" draw:layer="layout" svg:width="3.649cm" svg:height="0.25cm" svg:x="60.847cm" svg:y="11.156cm" svg:viewBox="0 0 3650 251" draw:points="0,0 0,251 3650,251 3650,0">
          <text:p/>
        </draw:polygon>
        <draw:polygon draw:style-name="gr2" draw:text-style-name="P2" draw:layer="layout" svg:width="0.25cm" svg:height="3.4cm" svg:x="60.847cm" svg:y="11.406cm" svg:viewBox="0 0 251 3401" draw:points="0,0 0,3401 251,3401 251,0">
          <text:p/>
        </draw:polygon>
        <draw:polygon draw:style-name="gr2" draw:text-style-name="P2" draw:layer="layout" svg:width="0.25cm" svg:height="0.25cm" svg:x="53.748cm" svg:y="35.801cm" svg:viewBox="0 0 251 251" draw:points="0,0 0,251 251,251 251,0">
          <text:p/>
        </draw:polygon>
        <draw:polygon draw:style-name="gr2" draw:text-style-name="P2" draw:layer="layout" svg:width="2.639cm" svg:height="0.25cm" svg:x="50.099cm" svg:y="35.801cm" svg:viewBox="0 0 2640 251" draw:points="0,0 0,251 2640,251 2640,0">
          <text:p/>
        </draw:polygon>
        <draw:polygon draw:style-name="gr2" draw:text-style-name="P2" draw:layer="layout" svg:width="3.899cm" svg:height="0.25cm" svg:x="50.099cm" svg:y="39.45cm" svg:viewBox="0 0 3900 251" draw:points="0,0 0,251 3900,251 3900,0">
          <text:p/>
        </draw:polygon>
        <draw:polygon draw:style-name="gr2" draw:text-style-name="P2" draw:layer="layout" svg:width="0.25cm" svg:height="3.399cm" svg:x="50.099cm" svg:y="36.051cm" svg:viewBox="0 0 251 3400" draw:points="0,0 0,3400 251,3400 251,0">
          <text:p/>
        </draw:polygon>
        <draw:polygon draw:style-name="gr2" draw:text-style-name="P2" draw:layer="layout" svg:width="0.25cm" svg:height="3.399cm" svg:x="53.748cm" svg:y="36.051cm" svg:viewBox="0 0 251 3400" draw:points="0,0 0,3400 251,3400 251,0">
          <text:p/>
        </draw:polygon>
        <draw:polygon draw:style-name="gr2" draw:text-style-name="P2" draw:layer="layout" svg:width="3.018cm" svg:height="1.342cm" svg:x="33.409cm" svg:y="43.933cm" svg:viewBox="0 0 3019 1343" draw:points="3019,1343 1048,1343 0,233 57,176 76,159 74,159 235,0 692,468 1145,942 3019,942">
          <text:p/>
        </draw:polygon>
        <draw:polygon draw:style-name="gr2" draw:text-style-name="P2" draw:layer="layout" svg:width="0.163cm" svg:height="0.349cm" svg:x="38.14cm" svg:y="44.875cm" svg:viewBox="0 0 164 350" draw:points="0,0 0,350 164,350 164,0">
          <text:p/>
        </draw:polygon>
        <draw:polygon draw:style-name="gr2" draw:text-style-name="P2" draw:layer="layout" svg:width="0.099cm" svg:height="3.651cm" svg:x="38.178cm" svg:y="41.224cm" svg:viewBox="0 0 100 3652" draw:points="0,0 0,3652 100,3652 100,0">
          <text:p/>
        </draw:polygon>
        <draw:polygon draw:style-name="gr2" draw:text-style-name="P2" draw:layer="layout" svg:width="0.148cm" svg:height="0.349cm" svg:x="40.553cm" svg:y="44.875cm" svg:viewBox="0 0 149 350" draw:points="0,0 0,350 149,350 149,0">
          <text:p/>
        </draw:polygon>
        <draw:polygon draw:style-name="gr2" draw:text-style-name="P2" draw:layer="layout" svg:width="1.2cm" svg:height="0.4cm" svg:x="42.426cm" svg:y="44.875cm" svg:viewBox="0 0 1201 401" draw:points="0,0 0,401 1201,401 1201,0">
          <text:p/>
        </draw:polygon>
        <draw:polygon draw:style-name="gr2" draw:text-style-name="P2" draw:layer="layout" svg:width="0.15cm" svg:height="0.349cm" svg:x="45.351cm" svg:y="44.875cm" svg:viewBox="0 0 151 350" draw:points="0,0 0,350 151,350 151,0">
          <text:p/>
        </draw:polygon>
        <draw:polygon draw:style-name="gr2" draw:text-style-name="P2" draw:layer="layout" svg:width="0.151cm" svg:height="0.349cm" svg:x="47.749cm" svg:y="44.875cm" svg:viewBox="0 0 152 350" draw:points="0,0 0,350 152,350 152,0">
          <text:p/>
        </draw:polygon>
        <draw:polygon draw:style-name="gr2" draw:text-style-name="P2" draw:layer="layout" svg:width="0.15cm" svg:height="0.349cm" svg:x="49.625cm" svg:y="44.875cm" svg:viewBox="0 0 151 350" draw:points="0,0 0,350 151,350 151,0">
          <text:p/>
        </draw:polygon>
        <draw:polygon draw:style-name="gr2" draw:text-style-name="P2" draw:layer="layout" svg:width="0.15cm" svg:height="0.349cm" svg:x="50.675cm" svg:y="44.875cm" svg:viewBox="0 0 151 350" draw:points="0,0 0,350 151,350 151,0">
          <text:p/>
        </draw:polygon>
        <draw:polygon draw:style-name="gr2" draw:text-style-name="P2" draw:layer="layout" svg:width="0.15cm" svg:height="0.349cm" svg:x="52.548cm" svg:y="44.875cm" svg:viewBox="0 0 151 350" draw:points="0,0 0,350 151,350 151,0">
          <text:p/>
        </draw:polygon>
        <draw:polygon draw:style-name="gr2" draw:text-style-name="P2" draw:layer="layout" svg:width="0.15cm" svg:height="0.349cm" svg:x="54.948cm" svg:y="44.875cm" svg:viewBox="0 0 151 350" draw:points="0,0 0,350 151,350 151,0">
          <text:p/>
        </draw:polygon>
        <draw:polygon draw:style-name="gr2" draw:text-style-name="P2" draw:layer="layout" svg:width="1.198cm" svg:height="0.4cm" svg:x="56.824cm" svg:y="44.875cm" svg:viewBox="0 0 1199 401" draw:points="0,0 0,401 1199,401 1199,0">
          <text:p/>
        </draw:polygon>
        <draw:polygon draw:style-name="gr2" draw:text-style-name="P2" draw:layer="layout" svg:width="0.15cm" svg:height="0.349cm" svg:x="59.747cm" svg:y="44.875cm" svg:viewBox="0 0 151 350" draw:points="0,0 0,350 151,350 151,0">
          <text:p/>
        </draw:polygon>
        <draw:polygon draw:style-name="gr2" draw:text-style-name="P2" draw:layer="layout" svg:width="0.15cm" svg:height="0.349cm" svg:x="62.147cm" svg:y="44.875cm" svg:viewBox="0 0 151 350" draw:points="0,0 0,350 151,350 151,0">
          <text:p/>
        </draw:polygon>
        <draw:polygon draw:style-name="gr2" draw:text-style-name="P2" draw:layer="layout" svg:width="1.2cm" svg:height="0.4cm" svg:x="64.02cm" svg:y="44.875cm" svg:viewBox="0 0 1201 401" draw:points="0,0 0,401 1201,401 1201,0">
          <text:p/>
        </draw:polygon>
        <draw:polygon draw:style-name="gr2" draw:text-style-name="P2" draw:layer="layout" svg:width="0.151cm" svg:height="0.349cm" svg:x="66.945cm" svg:y="44.875cm" svg:viewBox="0 0 152 350" draw:points="0,0 0,350 152,350 152,0">
          <text:p/>
        </draw:polygon>
        <draw:polygon draw:style-name="gr2" draw:text-style-name="P2" draw:layer="layout" svg:width="0.148cm" svg:height="0.349cm" svg:x="69.346cm" svg:y="44.875cm" svg:viewBox="0 0 149 350" draw:points="0,0 0,350 149,350 149,0">
          <text:p/>
        </draw:polygon>
        <draw:polygon draw:style-name="gr2" draw:text-style-name="P2" draw:layer="layout" svg:width="0.151cm" svg:height="0.349cm" svg:x="71.244cm" svg:y="44.875cm" svg:viewBox="0 0 152 350" draw:points="0,0 0,350 152,350 152,0">
          <text:p/>
        </draw:polygon>
        <draw:polygon draw:style-name="gr2" draw:text-style-name="P2" draw:layer="layout" svg:width="0.25cm" svg:height="0.11cm" svg:x="71.695cm" svg:y="44.945cm" svg:viewBox="0 0 251 111" draw:points="0,0 0,111 251,111 251,0">
          <text:p/>
        </draw:polygon>
        <draw:polygon draw:style-name="gr2" draw:text-style-name="P2" draw:layer="layout" svg:width="0.15cm" svg:height="0.349cm" svg:x="72.269cm" svg:y="44.875cm" svg:viewBox="0 0 151 350" draw:points="0,0 0,350 151,350 151,0">
          <text:p/>
        </draw:polygon>
        <draw:polygon draw:style-name="gr2" draw:text-style-name="P2" draw:layer="layout" svg:width="0.151cm" svg:height="0.349cm" svg:x="74.144cm" svg:y="44.875cm" svg:viewBox="0 0 152 350" draw:points="0,0 0,350 152,350 152,0">
          <text:p/>
        </draw:polygon>
        <draw:polygon draw:style-name="gr2" draw:text-style-name="P2" draw:layer="layout" svg:width="0.151cm" svg:height="0.349cm" svg:x="76.542cm" svg:y="44.875cm" svg:viewBox="0 0 152 350" draw:points="0,0 0,350 152,350 152,0">
          <text:p/>
        </draw:polygon>
        <draw:polygon draw:style-name="gr2" draw:text-style-name="P2" draw:layer="layout" svg:width="0.15cm" svg:height="0.349cm" svg:x="78.418cm" svg:y="44.875cm" svg:viewBox="0 0 151 350" draw:points="0,0 0,350 151,350 151,0">
          <text:p/>
        </draw:polygon>
        <draw:polygon draw:style-name="gr2" draw:text-style-name="P2" draw:layer="layout" svg:width="0.349cm" svg:height="0.55cm" svg:x="78.968cm" svg:y="43.514cm" svg:viewBox="0 0 350 551" draw:points="0,0 0,551 350,551 350,0">
          <text:p/>
        </draw:polygon>
        <draw:polygon draw:style-name="gr2" draw:text-style-name="P2" draw:layer="layout" svg:width="0.349cm" svg:height="0.15cm" svg:x="78.968cm" svg:y="41.249cm" svg:viewBox="0 0 350 151" draw:points="0,0 0,151 350,151 350,0">
          <text:p/>
        </draw:polygon>
        <draw:polygon draw:style-name="gr2" draw:text-style-name="P2" draw:layer="layout" svg:width="0.349cm" svg:height="0.15cm" svg:x="78.968cm" svg:y="39.751cm" svg:viewBox="0 0 350 151" draw:points="0,0 0,151 350,151 350,0">
          <text:p/>
        </draw:polygon>
        <draw:polygon draw:style-name="gr2" draw:text-style-name="P2" draw:layer="layout" svg:width="0.349cm" svg:height="0.15cm" svg:x="78.968cm" svg:y="37.875cm" svg:viewBox="0 0 350 151" draw:points="0,0 0,151 350,151 350,0">
          <text:p/>
        </draw:polygon>
        <draw:polygon draw:style-name="gr2" draw:text-style-name="P2" draw:layer="layout" svg:width="0.349cm" svg:height="0.151cm" svg:x="78.968cm" svg:y="36.825cm" svg:viewBox="0 0 350 152" draw:points="0,0 0,152 350,152 350,0">
          <text:p/>
        </draw:polygon>
        <draw:polygon draw:style-name="gr2" draw:text-style-name="P2" draw:layer="layout" svg:width="0.349cm" svg:height="0.148cm" svg:x="78.968cm" svg:y="34.952cm" svg:viewBox="0 0 350 149" draw:points="0,0 0,149 350,149 350,0">
          <text:p/>
        </draw:polygon>
        <draw:polygon draw:style-name="gr2" draw:text-style-name="P2" draw:layer="layout" svg:width="0.349cm" svg:height="0.15cm" svg:x="78.968cm" svg:y="32.552cm" svg:viewBox="0 0 350 151" draw:points="0,0 0,151 350,151 350,0">
          <text:p/>
        </draw:polygon>
        <draw:polygon draw:style-name="gr2" draw:text-style-name="P2" draw:layer="layout" svg:width="0.349cm" svg:height="0.151cm" svg:x="78.968cm" svg:y="27.753cm" svg:viewBox="0 0 350 152" draw:points="0,0 0,152 350,152 350,0">
          <text:p/>
        </draw:polygon>
        <draw:polygon draw:style-name="gr2" draw:text-style-name="P2" draw:layer="layout" svg:width="0.4cm" svg:height="1.198cm" svg:x="78.968cm" svg:y="29.629cm" svg:viewBox="0 0 401 1199" draw:points="0,0 0,1199 401,1199 401,0">
          <text:p/>
        </draw:polygon>
        <draw:polygon draw:style-name="gr2" draw:text-style-name="P2" draw:layer="layout" svg:width="0.349cm" svg:height="0.159cm" svg:x="78.968cm" svg:y="25.355cm" svg:viewBox="0 0 350 160" draw:points="0,0 0,160 350,160 350,0">
          <text:p/>
        </draw:polygon>
        <draw:polygon draw:style-name="gr2" draw:text-style-name="P2" draw:layer="layout" svg:width="0.349cm" svg:height="0.161cm" svg:x="78.968cm" svg:y="22.944cm" svg:viewBox="0 0 350 162" draw:points="0,0 0,162 350,162 350,0">
          <text:p/>
        </draw:polygon>
        <draw:polygon draw:style-name="gr2" draw:text-style-name="P2" draw:layer="layout" svg:width="0.349cm" svg:height="0.159cm" svg:x="78.968cm" svg:y="21.071cm" svg:viewBox="0 0 350 160" draw:points="0,0 0,160 350,160 350,0">
          <text:p/>
        </draw:polygon>
        <draw:polygon draw:style-name="gr2" draw:text-style-name="P2" draw:layer="layout" svg:width="0.349cm" svg:height="0.159cm" svg:x="78.968cm" svg:y="20.021cm" svg:viewBox="0 0 350 160" draw:points="0,0 0,160 350,160 350,0">
          <text:p/>
        </draw:polygon>
        <draw:polygon draw:style-name="gr2" draw:text-style-name="P2" draw:layer="layout" svg:width="0.349cm" svg:height="0.161cm" svg:x="78.968cm" svg:y="18.146cm" svg:viewBox="0 0 350 162" draw:points="0,0 0,162 350,162 350,0">
          <text:p/>
        </draw:polygon>
        <draw:polygon draw:style-name="gr2" draw:text-style-name="P2" draw:layer="layout" svg:width="0.349cm" svg:height="0.158cm" svg:x="78.968cm" svg:y="15.748cm" svg:viewBox="0 0 350 159" draw:points="0,0 0,159 350,159 350,0">
          <text:p/>
        </draw:polygon>
        <draw:polygon draw:style-name="gr2" draw:text-style-name="P2" draw:layer="layout" svg:width="0.349cm" svg:height="0.159cm" svg:x="78.968cm" svg:y="13.872cm" svg:viewBox="0 0 350 160" draw:points="0,0 0,160 350,160 350,0">
          <text:p/>
        </draw:polygon>
        <draw:polygon draw:style-name="gr2" draw:text-style-name="P2" draw:layer="layout" svg:width="0.349cm" svg:height="0.159cm" svg:x="78.968cm" svg:y="12.822cm" svg:viewBox="0 0 350 160" draw:points="0,0 0,160 350,160 350,0">
          <text:p/>
        </draw:polygon>
        <draw:polygon draw:style-name="gr2" draw:text-style-name="P2" draw:layer="layout" svg:width="0.349cm" svg:height="0.161cm" svg:x="78.968cm" svg:y="10.947cm" svg:viewBox="0 0 350 162" draw:points="0,0 0,162 350,162 350,0">
          <text:p/>
        </draw:polygon>
        <draw:polygon draw:style-name="gr2" draw:text-style-name="P2" draw:layer="layout" svg:width="0.349cm" svg:height="0.159cm" svg:x="78.968cm" svg:y="9.448cm" svg:viewBox="0 0 350 160" draw:points="0,0 0,160 350,160 350,0">
          <text:p/>
        </draw:polygon>
        <draw:polygon draw:style-name="gr2" draw:text-style-name="P2" draw:layer="layout" svg:width="0.349cm" svg:height="0.55cm" svg:x="78.968cm" svg:y="6.794cm" svg:viewBox="0 0 350 551" draw:points="0,0 0,551 350,551 350,0">
          <text:p/>
        </draw:polygon>
        <draw:polygon draw:style-name="gr2" draw:text-style-name="P2" draw:layer="layout" svg:width="0.161cm" svg:height="0.349cm" svg:x="78.407cm" svg:y="5.634cm" svg:viewBox="0 0 162 350" draw:points="0,0 0,350 162,350 162,0">
          <text:p/>
        </draw:polygon>
        <draw:polygon draw:style-name="gr2" draw:text-style-name="P2" draw:layer="layout" svg:width="0.159cm" svg:height="0.349cm" svg:x="76.534cm" svg:y="5.634cm" svg:viewBox="0 0 160 350" draw:points="0,0 0,350 160,350 160,0">
          <text:p/>
        </draw:polygon>
        <draw:polygon draw:style-name="gr2" draw:text-style-name="P2" draw:layer="layout" svg:width="0.16cm" svg:height="0.349cm" svg:x="74.134cm" svg:y="5.634cm" svg:viewBox="0 0 161 350" draw:points="0,0 0,350 161,350 161,0">
          <text:p/>
        </draw:polygon>
        <draw:polygon draw:style-name="gr2" draw:text-style-name="P2" draw:layer="layout" svg:width="0.159cm" svg:height="0.349cm" svg:x="72.26cm" svg:y="5.634cm" svg:viewBox="0 0 160 350" draw:points="0,0 0,350 160,350 160,0">
          <text:p/>
        </draw:polygon>
        <draw:polygon draw:style-name="gr2" draw:text-style-name="P2" draw:layer="layout" svg:width="0.158cm" svg:height="0.349cm" svg:x="71.211cm" svg:y="5.634cm" svg:viewBox="0 0 159 350" draw:points="0,0 0,350 159,350 159,0">
          <text:p/>
        </draw:polygon>
        <draw:polygon draw:style-name="gr2" draw:text-style-name="P2" draw:layer="layout" svg:width="0.161cm" svg:height="0.349cm" svg:x="69.31cm" svg:y="5.634cm" svg:viewBox="0 0 162 350" draw:points="0,0 0,350 162,350 162,0">
          <text:p/>
        </draw:polygon>
        <draw:polygon draw:style-name="gr2" draw:text-style-name="P2" draw:layer="layout" svg:width="0.161cm" svg:height="0.349cm" svg:x="66.935cm" svg:y="5.634cm" svg:viewBox="0 0 162 350" draw:points="0,0 0,350 162,350 162,0">
          <text:p/>
        </draw:polygon>
        <draw:polygon draw:style-name="gr2" draw:text-style-name="P2" draw:layer="layout" svg:width="1.2cm" svg:height="0.4cm" svg:x="64.02cm" svg:y="5.583cm" svg:viewBox="0 0 1201 401" draw:points="0,0 0,401 1201,401 1201,0">
          <text:p/>
        </draw:polygon>
        <draw:polygon draw:style-name="gr2" draw:text-style-name="P2" draw:layer="layout" svg:width="0.167cm" svg:height="0.349cm" svg:x="62.13cm" svg:y="5.634cm" svg:viewBox="0 0 168 350" draw:points="0,0 0,350 168,350 168,0">
          <text:p/>
        </draw:polygon>
        <draw:polygon draw:style-name="gr2" draw:text-style-name="P2" draw:layer="layout" svg:width="0.161cm" svg:height="0.349cm" svg:x="59.747cm" svg:y="5.634cm" svg:viewBox="0 0 162 350" draw:points="0,0 0,350 162,350 162,0">
          <text:p/>
        </draw:polygon>
        <draw:polygon draw:style-name="gr2" draw:text-style-name="P2" draw:layer="layout" svg:width="0.149cm" svg:height="0.349cm" svg:x="57.873cm" svg:y="5.634cm" svg:viewBox="0 0 150 350" draw:points="0,0 0,350 150,350 150,0">
          <text:p/>
        </draw:polygon>
        <draw:polygon draw:style-name="gr2" draw:text-style-name="P2" draw:layer="layout" svg:width="0.15cm" svg:height="0.349cm" svg:x="56.824cm" svg:y="5.634cm" svg:viewBox="0 0 151 350" draw:points="0,0 0,350 151,350 151,0">
          <text:p/>
        </draw:polygon>
        <draw:polygon draw:style-name="gr2" draw:text-style-name="P2" draw:layer="layout" svg:width="0.15cm" svg:height="0.349cm" svg:x="54.948cm" svg:y="5.634cm" svg:viewBox="0 0 151 350" draw:points="0,0 0,350 151,350 151,0">
          <text:p/>
        </draw:polygon>
        <draw:polygon draw:style-name="gr2" draw:text-style-name="P2" draw:layer="layout" svg:width="0.15cm" svg:height="0.349cm" svg:x="52.548cm" svg:y="5.634cm" svg:viewBox="0 0 151 350" draw:points="0,0 0,350 151,350 151,0">
          <text:p/>
        </draw:polygon>
        <draw:polygon draw:style-name="gr2" draw:text-style-name="P2" draw:layer="layout" svg:width="0.15cm" svg:height="0.349cm" svg:x="50.675cm" svg:y="5.634cm" svg:viewBox="0 0 151 350" draw:points="0,0 0,350 151,350 151,0">
          <text:p/>
        </draw:polygon>
        <draw:polygon draw:style-name="gr2" draw:text-style-name="P2" draw:layer="layout" svg:width="0.15cm" svg:height="0.349cm" svg:x="49.625cm" svg:y="5.634cm" svg:viewBox="0 0 151 350" draw:points="0,0 0,350 151,350 151,0">
          <text:p/>
        </draw:polygon>
        <draw:polygon draw:style-name="gr2" draw:text-style-name="P2" draw:layer="layout" svg:width="0.151cm" svg:height="0.349cm" svg:x="47.749cm" svg:y="5.634cm" svg:viewBox="0 0 152 350" draw:points="0,0 0,350 152,350 152,0">
          <text:p/>
        </draw:polygon>
        <draw:polygon draw:style-name="gr2" draw:text-style-name="P2" draw:layer="layout" svg:width="1.2cm" svg:height="0.4cm" svg:x="42.426cm" svg:y="5.583cm" svg:viewBox="0 0 1201 401" draw:points="0,0 0,401 1201,401 1201,0">
          <text:p/>
        </draw:polygon>
        <draw:polygon draw:style-name="gr2" draw:text-style-name="P2" draw:layer="layout" svg:width="0.15cm" svg:height="0.349cm" svg:x="45.351cm" svg:y="5.634cm" svg:viewBox="0 0 151 350" draw:points="0,0 0,350 151,350 151,0">
          <text:p/>
        </draw:polygon>
        <draw:polygon draw:style-name="gr2" draw:text-style-name="P2" draw:layer="layout" svg:width="0.148cm" svg:height="0.349cm" svg:x="40.553cm" svg:y="5.634cm" svg:viewBox="0 0 149 350" draw:points="0,0 0,350 149,350 149,0">
          <text:p/>
        </draw:polygon>
        <draw:polygon draw:style-name="gr2" draw:text-style-name="P2" draw:layer="layout" svg:width="0.102cm" svg:height="3.609cm" svg:x="40.576cm" svg:y="5.983cm" svg:viewBox="0 0 103 3610" draw:points="0,0 0,3610 103,3610 103,0">
          <text:p/>
        </draw:polygon>
        <draw:polygon draw:style-name="gr2" draw:text-style-name="P2" draw:layer="layout" svg:width="0.099cm" svg:height="3.609cm" svg:x="38.178cm" svg:y="5.983cm" svg:viewBox="0 0 100 3610" draw:points="0,0 0,3610 100,3610 100,0">
          <text:p/>
        </draw:polygon>
        <draw:polygon draw:style-name="gr2" draw:text-style-name="P2" draw:layer="layout" svg:width="0.099cm" svg:height="3.609cm" svg:x="35.778cm" svg:y="5.983cm" svg:viewBox="0 0 100 3610" draw:points="0,0 0,3610 100,3610 100,0">
          <text:p/>
        </draw:polygon>
        <draw:polygon draw:style-name="gr2" draw:text-style-name="P2" draw:layer="layout" svg:width="0.25cm" svg:height="0.11cm" svg:x="35.703cm" svg:y="5.803cm" svg:viewBox="0 0 251 111" draw:points="0,0 0,111 251,111 251,0">
          <text:p/>
        </draw:polygon>
        <draw:polygon draw:style-name="gr2" draw:text-style-name="P2" draw:layer="layout" svg:width="0.151cm" svg:height="0.349cm" svg:x="38.152cm" svg:y="5.634cm" svg:viewBox="0 0 152 350" draw:points="0,0 0,350 152,350 152,0">
          <text:p/>
        </draw:polygon>
        <draw:polygon draw:style-name="gr2" draw:text-style-name="P2" draw:layer="layout" svg:width="0.15cm" svg:height="0.349cm" svg:x="36.277cm" svg:y="5.634cm" svg:viewBox="0 0 151 350" draw:points="0,0 0,350 151,350 151,0">
          <text:p/>
        </draw:polygon>
        <draw:polygon draw:style-name="gr2" draw:text-style-name="P2" draw:layer="layout" svg:width="0.102cm" svg:height="0.12cm" svg:x="35.877cm" svg:y="9.472cm" svg:viewBox="0 0 103 121" draw:points="0,0 0,121 103,121 103,0">
          <text:p/>
        </draw:polygon>
        <draw:polygon draw:style-name="gr2" draw:text-style-name="P2" draw:layer="layout" svg:width="0.1cm" svg:height="0.12cm" svg:x="38.277cm" svg:y="9.472cm" svg:viewBox="0 0 101 121" draw:points="0,0 0,121 101,121 101,0">
          <text:p/>
        </draw:polygon>
        <draw:polygon draw:style-name="gr2" draw:text-style-name="P2" draw:layer="layout" svg:width="0.099cm" svg:height="0.12cm" svg:x="40.678cm" svg:y="9.472cm" svg:viewBox="0 0 100 121" draw:points="0,0 0,121 100,121 100,0">
          <text:p/>
        </draw:polygon>
        <draw:polygon draw:style-name="gr2" draw:text-style-name="P2" draw:layer="layout" svg:width="0.15cm" svg:height="0.349cm" svg:x="35.227cm" svg:y="5.634cm" svg:viewBox="0 0 151 350" draw:points="0,0 0,350 151,350 151,0">
          <text:p/>
        </draw:polygon>
        <draw:polygon draw:style-name="gr2" draw:text-style-name="P2" draw:layer="layout" svg:width="0.15cm" svg:height="0.349cm" svg:x="33.354cm" svg:y="5.634cm" svg:viewBox="0 0 151 350" draw:points="0,0 0,350 151,350 151,0">
          <text:p/>
        </draw:polygon>
        <draw:polygon draw:style-name="gr2" draw:text-style-name="P2" draw:layer="layout" svg:width="0.15cm" svg:height="0.349cm" svg:x="30.954cm" svg:y="5.634cm" svg:viewBox="0 0 151 350" draw:points="0,0 0,350 151,350 151,0">
          <text:p/>
        </draw:polygon>
        <draw:polygon draw:style-name="gr2" draw:text-style-name="P2" draw:layer="layout" svg:width="0.149cm" svg:height="0.349cm" svg:x="29.08cm" svg:y="5.634cm" svg:viewBox="0 0 150 350" draw:points="0,0 0,350 150,350 150,0">
          <text:p/>
        </draw:polygon>
        <draw:polygon draw:style-name="gr2" draw:text-style-name="P2" draw:layer="layout" svg:width="0.148cm" svg:height="0.349cm" svg:x="28.031cm" svg:y="5.634cm" svg:viewBox="0 0 149 350" draw:points="0,0 0,350 149,350 149,0">
          <text:p/>
        </draw:polygon>
        <draw:polygon draw:style-name="gr2" draw:text-style-name="P2" draw:layer="layout" svg:width="0.099cm" svg:height="3.609cm" svg:x="26.181cm" svg:y="5.983cm" svg:viewBox="0 0 100 3610" draw:points="0,0 0,3610 100,3610 100,0">
          <text:p/>
        </draw:polygon>
        <draw:polygon draw:style-name="gr2" draw:text-style-name="P2" draw:layer="layout" svg:width="0.15cm" svg:height="0.349cm" svg:x="26.155cm" svg:y="5.634cm" svg:viewBox="0 0 151 350" draw:points="0,0 0,350 151,350 151,0">
          <text:p/>
        </draw:polygon>
        <draw:polygon draw:style-name="gr2" draw:text-style-name="P2" draw:layer="layout" svg:width="0.1cm" svg:height="3.609cm" svg:x="23.78cm" svg:y="5.983cm" svg:viewBox="0 0 101 3610" draw:points="0,0 0,3610 101,3610 101,0">
          <text:p/>
        </draw:polygon>
        <draw:polygon draw:style-name="gr2" draw:text-style-name="P2" draw:layer="layout" svg:width="0.15cm" svg:height="0.349cm" svg:x="23.755cm" svg:y="5.634cm" svg:viewBox="0 0 151 350" draw:points="0,0 0,350 151,350 151,0">
          <text:p/>
        </draw:polygon>
        <draw:polygon draw:style-name="gr2" draw:text-style-name="P2" draw:layer="layout" svg:width="0.099cm" svg:height="3.609cm" svg:x="21.38cm" svg:y="5.983cm" svg:viewBox="0 0 100 3610" draw:points="0,0 0,3610 100,3610 100,0">
          <text:p/>
        </draw:polygon>
        <draw:polygon draw:style-name="gr2" draw:text-style-name="P2" draw:layer="layout" svg:width="1.2cm" svg:height="0.4cm" svg:x="20.832cm" svg:y="5.583cm" svg:viewBox="0 0 1201 401" draw:points="0,0 0,401 1201,401 1201,0">
          <text:p/>
        </draw:polygon>
        <draw:polygon draw:style-name="gr2" draw:text-style-name="P2" draw:layer="layout" svg:width="0.099cm" svg:height="3.609cm" svg:x="18.982cm" svg:y="5.983cm" svg:viewBox="0 0 100 3610" draw:points="0,0 0,3610 100,3610 100,0">
          <text:p/>
        </draw:polygon>
        <draw:polygon draw:style-name="gr2" draw:text-style-name="P2" draw:layer="layout" svg:width="0.151cm" svg:height="0.349cm" svg:x="18.956cm" svg:y="5.634cm" svg:viewBox="0 0 152 350" draw:points="0,0 0,350 152,350 152,0">
          <text:p/>
        </draw:polygon>
        <draw:polygon draw:style-name="gr2" draw:text-style-name="P2" draw:layer="layout" svg:width="0.102cm" svg:height="3.609cm" svg:x="16.581cm" svg:y="5.983cm" svg:viewBox="0 0 103 3610" draw:points="0,0 0,3610 103,3610 103,0">
          <text:p/>
        </draw:polygon>
        <draw:polygon draw:style-name="gr2" draw:text-style-name="P2" draw:layer="layout" svg:width="0.15cm" svg:height="0.349cm" svg:x="16.558cm" svg:y="5.634cm" svg:viewBox="0 0 151 350" draw:points="0,0 0,350 151,350 151,0">
          <text:p/>
        </draw:polygon>
        <draw:polygon draw:style-name="gr2" draw:text-style-name="P2" draw:layer="layout" svg:width="0.1cm" svg:height="3.609cm" svg:x="14.183cm" svg:y="5.983cm" svg:viewBox="0 0 101 3610" draw:points="0,0 0,3610 101,3610 101,0">
          <text:p/>
        </draw:polygon>
        <draw:polygon draw:style-name="gr2" draw:text-style-name="P2" draw:layer="layout" svg:width="1.2cm" svg:height="0.4cm" svg:x="13.633cm" svg:y="5.583cm" svg:viewBox="0 0 1201 401" draw:points="0,0 0,401 1201,401 1201,0">
          <text:p/>
        </draw:polygon>
        <draw:polygon draw:style-name="gr2" draw:text-style-name="P2" draw:layer="layout" svg:width="0.15cm" svg:height="0.349cm" svg:x="11.758cm" svg:y="5.634cm" svg:viewBox="0 0 151 350" draw:points="0,0 0,350 151,350 151,0">
          <text:p/>
        </draw:polygon>
        <draw:polygon draw:style-name="gr2" draw:text-style-name="P2" draw:layer="layout" svg:width="0.151cm" svg:height="0.349cm" svg:x="9.359cm" svg:y="5.634cm" svg:viewBox="0 0 152 350" draw:points="0,0 0,350 152,350 152,0">
          <text:p/>
        </draw:polygon>
        <draw:polygon draw:style-name="gr2" draw:text-style-name="P2" draw:layer="layout" svg:width="0.15cm" svg:height="0.349cm" svg:x="7.484cm" svg:y="5.634cm" svg:viewBox="0 0 151 350" draw:points="0,0 0,350 151,350 151,0">
          <text:p/>
        </draw:polygon>
        <draw:polygon draw:style-name="gr2" draw:text-style-name="P2" draw:layer="layout" svg:width="0.427cm" svg:height="0.597cm" svg:x="6.278cm" svg:y="6.771cm" svg:viewBox="0 0 428 598" draw:points="428,53 348,598 0,545 82,0">
          <text:p/>
        </draw:polygon>
        <draw:polygon draw:style-name="gr2" draw:text-style-name="P2" draw:layer="layout" svg:width="0.369cm" svg:height="0.199cm" svg:x="5.947cm" svg:y="9.408cm" svg:viewBox="0 0 370 200" draw:points="370,51 346,200 0,148 22,0">
          <text:p/>
        </draw:polygon>
        <draw:polygon draw:style-name="gr2" draw:text-style-name="P2" draw:layer="layout" svg:width="0.373cm" svg:height="0.192cm" svg:x="5.723cm" svg:y="10.89cm" svg:viewBox="0 0 374 193" draw:points="374,53 352,193 0,139 21,0">
          <text:p/>
        </draw:polygon>
        <draw:polygon draw:style-name="gr2" draw:text-style-name="P2" draw:layer="layout" svg:width="0.368cm" svg:height="0.199cm" svg:x="5.372cm" svg:y="13.296cm" svg:viewBox="0 0 369 200" draw:points="369,51 346,200 0,150 21,0">
          <text:p/>
        </draw:polygon>
        <draw:polygon draw:style-name="gr2" draw:text-style-name="P2" draw:layer="layout" svg:width="0.498cm" svg:height="1.293cm" svg:x="4.967cm" svg:y="15.138cm" svg:viewBox="0 0 499 1294" draw:points="499,63 406,643 401,1294 0,1294 9,639 110,0">
          <text:p/>
        </draw:polygon>
        <draw:polygon draw:style-name="gr2" draw:text-style-name="P2" draw:layer="layout" svg:width="0.349cm" svg:height="0.148cm" svg:x="5.018cm" svg:y="18.156cm" svg:viewBox="0 0 350 149" draw:points="0,0 0,149 350,149 350,0">
          <text:p/>
        </draw:polygon>
        <draw:polygon draw:style-name="gr2" draw:text-style-name="P2" draw:layer="layout" svg:width="4.018cm" svg:height="0.101cm" svg:x="5.367cm" svg:y="18.18cm" svg:viewBox="0 0 4019 102" draw:points="0,0 0,102 4019,102 4019,0">
          <text:p/>
        </draw:polygon>
        <draw:polygon draw:style-name="gr2" draw:text-style-name="P2" draw:layer="layout" svg:width="4.131cm" svg:height="0.199cm" svg:x="5.372cm" svg:y="15.682cm" svg:viewBox="0 0 4132 200" draw:points="0,200 0,100 4014,102 4014,0 4132,0 4132,200">
          <text:p/>
        </draw:polygon>
        <draw:polygon draw:style-name="gr2" draw:text-style-name="P2" draw:layer="layout" svg:width="0.349cm" svg:height="0.15cm" svg:x="5.018cm" svg:y="20.03cm" svg:viewBox="0 0 350 151" draw:points="0,0 0,151 350,151 350,0">
          <text:p/>
        </draw:polygon>
        <draw:polygon draw:style-name="gr2" draw:text-style-name="P2" draw:layer="layout" svg:width="0.349cm" svg:height="0.151cm" svg:x="5.018cm" svg:y="21.079cm" svg:viewBox="0 0 350 152" draw:points="0,0 0,152 350,152 350,0">
          <text:p/>
        </draw:polygon>
        <draw:polygon draw:style-name="gr2" draw:text-style-name="P2" draw:layer="layout" svg:width="0.349cm" svg:height="0.15cm" svg:x="5.018cm" svg:y="22.955cm" svg:viewBox="0 0 350 151" draw:points="0,0 0,151 350,151 350,0">
          <text:p/>
        </draw:polygon>
        <draw:polygon draw:style-name="gr2" draw:text-style-name="P2" draw:layer="layout" svg:width="0.349cm" svg:height="0.15cm" svg:x="5.018cm" svg:y="25.353cm" svg:viewBox="0 0 350 151" draw:points="0,0 0,151 350,151 350,0">
          <text:p/>
        </draw:polygon>
        <draw:polygon draw:style-name="gr2" draw:text-style-name="P2" draw:layer="layout" svg:width="1.634cm" svg:height="2.265cm" svg:x="4.967cm" svg:y="26.646cm" svg:viewBox="0 0 1635 2266" draw:points="400,0 400,1659 1635,1932 1553,2266 0,1923 0,0">
          <text:p/>
        </draw:polygon>
        <draw:path draw:style-name="gr2" draw:text-style-name="P2" draw:layer="layout" svg:width="0.381cm" svg:height="0.38cm" svg:x="12.257cm" svg:y="29.738cm" svg:viewBox="0 0 382 381" svg:d="M382 190l-4 40-11 38c-84 168-316 144-363-38l-4-40 4-38c42-186 289-204 363-38l11 38z">
          <text:p/>
        </draw:path>
        <draw:path draw:style-name="gr2" draw:text-style-name="P2" draw:layer="layout" svg:width="0.4cm" svg:height="0.399cm" svg:x="21.232cm" svg:y="14.732cm" svg:viewBox="0 0 401 400" svg:d="M401 199l-4 41-11 38c-81 180-341 156-382-38l-4-41 4-39c41-194 301-218 382-38l11 38z">
          <text:p/>
        </draw:path>
        <draw:path draw:style-name="gr2" draw:text-style-name="P2" draw:layer="layout" svg:width="0.4cm" svg:height="0.399cm" svg:x="21.232cm" svg:y="29.729cm" svg:viewBox="0 0 401 400" svg:d="M401 199l-4 40-11 36c-79 184-340 160-382-36l-4-40 4-38c41-195 301-218 382-38l11 38z">
          <text:p/>
        </draw:path>
        <draw:path draw:style-name="gr2" draw:text-style-name="P2" draw:layer="layout" svg:width="0.381cm" svg:height="0.38cm" svg:x="18.482cm" svg:y="32.375cm" svg:viewBox="0 0 382 381" svg:d="M382 190l-5 41-13 38c-79 168-317 142-360-38l-4-41 4-38c38-182 288-207 360-39l13 39z">
          <text:p/>
        </draw:path>
        <draw:path draw:style-name="gr2" draw:text-style-name="P2" draw:layer="layout" svg:width="0.398cm" svg:height="0.399cm" svg:x="28.431cm" svg:y="29.729cm" svg:viewBox="0 0 399 400" svg:d="M399 198l-3 40-12 36c-76 185-339 159-382-36l-2-40 2-38c41-192 303-220 382-38l12 38z">
          <text:p/>
        </draw:path>
        <draw:path draw:style-name="gr2" draw:text-style-name="P2" draw:layer="layout" svg:width="0.381cm" svg:height="0.38cm" svg:x="24.341cm" svg:y="35.737cm" svg:viewBox="0 0 382 381" svg:d="M382 190l-4 40-13 38c-77 168-322 142-361-38l-4-40 4-38c34-183 288-207 361-39l13 39z">
          <text:p/>
        </draw:path>
        <draw:path draw:style-name="gr2" draw:text-style-name="P2" draw:layer="layout" svg:width="0.398cm" svg:height="0.399cm" svg:x="28.431cm" svg:y="35.727cm" svg:viewBox="0 0 399 400" svg:d="M399 199l-3 40-12 36c-76 185-339 158-382-36l-2-40 2-38c40-194 306-219 382-39l12 39z">
          <text:p/>
        </draw:path>
        <draw:path draw:style-name="gr2" draw:text-style-name="P2" draw:layer="layout" svg:width="0.4cm" svg:height="0.399cm" svg:x="35.627cm" svg:y="35.727cm" svg:viewBox="0 0 401 400" svg:d="M401 199l-4 40-11 36c-76 182-336 162-382-36l-4-40 4-38c41-194 305-219 382-39l11 39z">
          <text:p/>
        </draw:path>
        <draw:path draw:style-name="gr2" draw:text-style-name="P2" draw:layer="layout" svg:width="0.381cm" svg:height="0.38cm" svg:x="29.749cm" svg:y="39.784cm" svg:viewBox="0 0 382 381" svg:d="M382 189l-4 41-13 38c-79 168-318 142-361-38l-4-41 4-38c39-185 291-204 361-38l13 38z">
          <text:p/>
        </draw:path>
        <draw:path draw:style-name="gr2" draw:text-style-name="P2" draw:layer="layout" svg:width="0.4cm" svg:height="0.399cm" svg:x="42.826cm" svg:y="35.727cm" svg:viewBox="0 0 401 400" svg:d="M401 199l-4 40-11 36c-80 185-338 159-382-36l-4-40 4-38c40-194 304-219 382-39l11 39z">
          <text:p/>
        </draw:path>
        <draw:polygon draw:style-name="gr2" draw:text-style-name="P2" draw:layer="layout" svg:width="0.099cm" svg:height="4.564cm" svg:x="33.329cm" svg:y="29.622cm" svg:viewBox="0 0 100 4565" draw:points="0,0 0,4565 100,4565 100,0">
          <text:p/>
        </draw:polygon>
        <draw:polygon draw:style-name="gr2" draw:text-style-name="P2" draw:layer="layout" svg:width="0.1cm" svg:height="0.119cm" svg:x="33.428cm" svg:y="34.067cm" svg:viewBox="0 0 101 120" draw:points="0,0 0,120 101,120 101,0">
          <text:p/>
        </draw:polygon>
        <draw:polygon draw:style-name="gr2" draw:text-style-name="P2" draw:layer="layout" svg:width="2.959cm" svg:height="0.119cm" svg:x="35.729cm" svg:y="34.067cm" svg:viewBox="0 0 2960 120" draw:points="0,0 0,120 2960,120 2960,0">
          <text:p/>
        </draw:polygon>
        <draw:polygon draw:style-name="gr2" draw:text-style-name="P2" draw:layer="layout" svg:width="0.083cm" svg:height="4.339cm" svg:x="35.805cm" svg:y="29.728cm" svg:viewBox="0 0 84 4340" draw:points="0,0 0,4340 84,4340 84,0">
          <text:p/>
        </draw:polygon>
        <draw:polygon draw:style-name="gr2" draw:text-style-name="P2" draw:layer="layout" svg:width="0.045cm" svg:height="0.025cm" svg:x="42.906cm" svg:y="29.743cm" svg:viewBox="0 0 46 26" draw:points="0,0 46,0 23,10 0,26">
          <text:p/>
        </draw:polygon>
        <draw:path draw:style-name="gr2" draw:text-style-name="P2" draw:layer="layout" svg:width="0.4cm" svg:height="0.4cm" svg:x="42.826cm" svg:y="29.729cm" svg:viewBox="0 0 401 401" svg:d="M0 199l4-38 11-38c82-182 340-157 382 38l4 38-4 40c-44 196-302 221-382 36l-11-36z">
          <text:p/>
        </draw:path>
        <draw:path draw:style-name="gr2" draw:text-style-name="P2" draw:layer="layout" svg:width="0.426cm" svg:height="0.4cm" svg:x="35.627cm" svg:y="29.723cm" svg:viewBox="0 0 427 401" svg:d="M427 205l-7 42-17 41c-90 169-342 144-394-41l-9-42 7-40c49-199 315-225 401-38l14 38z">
          <text:p/>
        </draw:path>
        <draw:polygon draw:style-name="gr2" draw:text-style-name="P2" draw:layer="layout" svg:width="0.121cm" svg:height="2.5cm" svg:x="38.567cm" svg:y="31.567cm" svg:viewBox="0 0 122 2501" draw:points="0,0 0,2501 122,2501 122,0">
          <text:p/>
        </draw:polygon>
        <draw:polygon draw:style-name="gr2" draw:text-style-name="P2" draw:layer="layout" svg:width="3.209cm" svg:height="0.121cm" svg:x="38.688cm" svg:y="32.107cm" svg:viewBox="0 0 3210 122" draw:points="0,0 0,122 3210,122 3210,0">
          <text:p/>
        </draw:polygon>
        <draw:polygon draw:style-name="gr2" draw:text-style-name="P2" draw:layer="layout" svg:width="0.12cm" svg:height="0.095cm" svg:x="40.987cm" svg:y="32.228cm" svg:viewBox="0 0 121 96" draw:points="0,0 0,96 121,96 121,0">
          <text:p/>
        </draw:polygon>
        <draw:polygon draw:style-name="gr2" draw:text-style-name="P2" draw:layer="layout" svg:width="0.199cm" svg:height="0.999cm" svg:x="39.162cm" svg:y="32.228cm" svg:viewBox="0 0 200 1000" draw:points="0,0 0,1000 200,1000 200,0">
          <text:p/>
        </draw:polygon>
        <draw:polygon draw:style-name="gr2" draw:text-style-name="P2" draw:layer="layout" svg:width="2.299cm" svg:height="0.121cm" svg:x="38.688cm" svg:y="33.227cm" svg:viewBox="0 0 2300 122" draw:points="0,0 0,122 2300,122 2300,0">
          <text:p/>
        </draw:polygon>
        <draw:polygon draw:style-name="gr2" draw:text-style-name="P2" draw:layer="layout" svg:width="0.12cm" svg:height="0.935cm" svg:x="40.987cm" svg:y="33.132cm" svg:viewBox="0 0 121 936" draw:points="0,0 0,936 121,936 121,0">
          <text:p/>
        </draw:polygon>
        <draw:polygon draw:style-name="gr2" draw:text-style-name="P2" draw:layer="layout" svg:width="0.834cm" svg:height="0.119cm" svg:x="40.942cm" svg:y="34.067cm" svg:viewBox="0 0 835 120" draw:points="0,0 0,120 835,120 835,0">
          <text:p/>
        </draw:polygon>
        <draw:polygon draw:style-name="gr2" draw:text-style-name="P2" draw:layer="layout" svg:width="0.341cm" svg:height="0.119cm" svg:x="42.786cm" svg:y="34.067cm" svg:viewBox="0 0 342 120" draw:points="0,0 0,120 342,120 342,0">
          <text:p/>
        </draw:polygon>
        <draw:polygon draw:style-name="gr2" draw:text-style-name="P2" draw:layer="layout" svg:width="0.121cm" svg:height="2.434cm" svg:x="42.906cm" svg:y="31.633cm" svg:viewBox="0 0 122 2435" draw:points="0,0 0,2435 122,2435 122,0">
          <text:p/>
        </draw:polygon>
        <draw:polygon draw:style-name="gr2" draw:text-style-name="P2" draw:layer="layout" svg:width="2.309cm" svg:height="0.121cm" svg:x="43.027cm" svg:y="31.927cm" svg:viewBox="0 0 2310 122" draw:points="0,0 0,122 2310,122 2310,0">
          <text:p/>
        </draw:polygon>
        <draw:polygon draw:style-name="gr2" draw:text-style-name="P2" draw:layer="layout" svg:width="0.149cm" svg:height="2.229cm" svg:x="45.336cm" svg:y="31.957cm" svg:viewBox="0 0 150 2230" draw:points="0,0 0,2230 150,2230 150,0">
          <text:p/>
        </draw:polygon>
        <draw:polygon draw:style-name="gr2" draw:text-style-name="P2" draw:layer="layout" svg:width="1.2cm" svg:height="0.119cm" svg:x="44.136cm" svg:y="34.067cm" svg:viewBox="0 0 1201 120" draw:points="0,0 0,120 1201,120 1201,0">
          <text:p/>
        </draw:polygon>
        <draw:polygon draw:style-name="gr2" draw:text-style-name="P2" draw:layer="layout" svg:width="0.243cm" svg:height="2.305cm" svg:x="45.237cm" svg:y="29.622cm" svg:viewBox="0 0 244 2306" draw:points="0,0 0,2306 244,2306 244,0">
          <text:p/>
        </draw:polygon>
        <draw:polygon draw:style-name="gr2" draw:text-style-name="P2" draw:layer="layout" svg:width="7.01cm" svg:height="0.121cm" svg:x="38.227cm" svg:y="29.622cm" svg:viewBox="0 0 7011 122" draw:points="0,0 0,122 7011,122 7011,0">
          <text:p/>
        </draw:polygon>
        <draw:polygon draw:style-name="gr2" draw:text-style-name="P2" draw:layer="layout" svg:width="0.121cm" svg:height="0.495cm" svg:x="42.906cm" svg:y="30.128cm" svg:viewBox="0 0 122 496" draw:points="0,0 0,496 122,496 122,0">
          <text:p/>
        </draw:polygon>
        <draw:polygon draw:style-name="gr2" draw:text-style-name="P2" draw:layer="layout" svg:width="0.999cm" svg:height="0.121cm" svg:x="44.238cm" svg:y="30.742cm" svg:viewBox="0 0 1000 122" draw:points="0,0 0,122 1000,122 1000,0">
          <text:p/>
        </draw:polygon>
        <draw:polygon draw:style-name="gr2" draw:text-style-name="P2" draw:layer="layout" svg:width="1.04cm" svg:height="0.121cm" svg:x="32.289cm" svg:y="29.622cm" svg:viewBox="0 0 1041 122" draw:points="0,0 0,122 1041,122 1041,0">
          <text:p/>
        </draw:polygon>
        <draw:polygon draw:style-name="gr2" draw:text-style-name="P2" draw:layer="layout" svg:width="0.499cm" svg:height="0.118cm" svg:x="31.79cm" svg:y="29.559cm" svg:viewBox="0 0 500 119" draw:points="0,0 0,119 500,119 500,0">
          <text:p/>
        </draw:polygon>
        <draw:polygon draw:style-name="gr2" draw:text-style-name="P2" draw:layer="layout" svg:width="4.1cm" svg:height="0.12cm" svg:x="28.189cm" svg:y="26.763cm" svg:viewBox="0 0 4101 121" draw:points="0,0 0,121 4101,121 4101,0">
          <text:p/>
        </draw:polygon>
        <draw:polygon draw:style-name="gr2" draw:text-style-name="P2" draw:layer="layout" svg:width="0.119cm" svg:height="2.676cm" svg:x="29.37cm" svg:y="26.883cm" svg:viewBox="0 0 120 2677" draw:points="0,0 0,2677 120,2677 120,0">
          <text:p/>
        </draw:polygon>
        <draw:polygon draw:style-name="gr2" draw:text-style-name="P2" draw:layer="layout" svg:width="0.218cm" svg:height="0.118cm" svg:x="29.37cm" svg:y="29.559cm" svg:viewBox="0 0 219 119" draw:points="0,0 0,119 219,119 219,0">
          <text:p/>
        </draw:polygon>
        <draw:polygon draw:style-name="gr2" draw:text-style-name="P2" draw:layer="layout" svg:width="4.098cm" svg:height="0.119cm" svg:x="24.591cm" svg:y="23.975cm" svg:viewBox="0 0 4099 120" draw:points="0,0 0,120 4099,120 4099,0">
          <text:p/>
        </draw:polygon>
        <draw:polygon draw:style-name="gr2" draw:text-style-name="P2" draw:layer="layout" svg:width="0.121cm" svg:height="2.669cm" svg:x="25.77cm" svg:y="24.094cm" svg:viewBox="0 0 122 2670" draw:points="0,0 0,2670 122,2670 122,0">
          <text:p/>
        </draw:polygon>
        <draw:polygon draw:style-name="gr2" draw:text-style-name="P2" draw:layer="layout" svg:width="0.22cm" svg:height="0.12cm" svg:x="25.77cm" svg:y="26.763cm" svg:viewBox="0 0 221 121" draw:points="0,0 0,121 221,121 221,0">
          <text:p/>
        </draw:polygon>
        <draw:polygon draw:style-name="gr2" draw:text-style-name="P2" draw:layer="layout" svg:width="0.22cm" svg:height="0.119cm" svg:x="22.172cm" svg:y="23.975cm" svg:viewBox="0 0 221 120" draw:points="0,0 0,120 221,120 221,0">
          <text:p/>
        </draw:polygon>
        <draw:polygon draw:style-name="gr2" draw:text-style-name="P2" draw:layer="layout" svg:width="0.118cm" svg:height="2.675cm" svg:x="22.172cm" svg:y="21.3cm" svg:viewBox="0 0 119 2676" draw:points="0,0 0,2676 119,2676 119,0">
          <text:p/>
        </draw:polygon>
        <draw:polygon draw:style-name="gr2" draw:text-style-name="P2" draw:layer="layout" svg:width="2.798cm" svg:height="0.122cm" svg:x="22.172cm" svg:y="21.179cm" svg:viewBox="0 0 2799 123" draw:points="0,0 0,123 2799,123 2799,0">
          <text:p/>
        </draw:polygon>
        <draw:polygon draw:style-name="gr2" draw:text-style-name="P2" draw:layer="layout" svg:width="1.34cm" svg:height="0.119cm" svg:x="24.889cm" svg:y="21.115cm" svg:viewBox="0 0 1341 120" draw:points="0,0 0,120 1341,120 1341,0">
          <text:p/>
        </draw:polygon>
        <draw:polygon draw:style-name="gr2" draw:text-style-name="P2" draw:layer="layout" svg:width="0.199cm" svg:height="2.318cm" svg:x="24.69cm" svg:y="18.861cm" svg:viewBox="0 0 200 2319" draw:points="0,0 0,2319 200,2319 200,0">
          <text:p/>
        </draw:polygon>
        <draw:polygon draw:style-name="gr2" draw:text-style-name="P2" draw:layer="layout" svg:width="0.118cm" svg:height="2.07cm" svg:x="24.771cm" svg:y="16.791cm" svg:viewBox="0 0 119 2071" draw:points="0,0 0,2071 119,2071 119,0">
          <text:p/>
        </draw:polygon>
        <draw:polygon draw:style-name="gr2" draw:text-style-name="P2" draw:layer="layout" svg:width="2.62cm" svg:height="0.121cm" svg:x="22.371cm" svg:y="16.67cm" svg:viewBox="0 0 2621 122" draw:points="0,0 0,122 2621,122 2621,0">
          <text:p/>
        </draw:polygon>
        <draw:polygon draw:style-name="gr2" draw:text-style-name="P2" draw:layer="layout" svg:width="0.12cm" svg:height="0.1cm" svg:x="22.371cm" svg:y="16.791cm" svg:viewBox="0 0 121 101" draw:points="0,0 0,101 121,101 121,0">
          <text:p/>
        </draw:polygon>
        <draw:polygon draw:style-name="gr2" draw:text-style-name="P2" draw:layer="layout" svg:width="0.12cm" svg:height="1.721cm" svg:x="22.371cm" svg:y="17.9cm" svg:viewBox="0 0 121 1722" draw:points="0,0 0,1722 121,1722 121,0">
          <text:p/>
        </draw:polygon>
        <draw:polygon draw:style-name="gr2" draw:text-style-name="P2" draw:layer="layout" svg:width="2.199cm" svg:height="0.119cm" svg:x="22.491cm" svg:y="18.861cm" svg:viewBox="0 0 2200 120" draw:points="0,0 0,120 2200,120 2200,0">
          <text:p/>
        </draw:polygon>
        <draw:polygon draw:style-name="gr2" draw:text-style-name="P2" draw:layer="layout" svg:width="0.12cm" svg:height="0.548cm" svg:x="22.371cm" svg:y="20.631cm" svg:viewBox="0 0 121 549" draw:points="0,0 0,549 121,549 121,0">
          <text:p/>
        </draw:polygon>
        <draw:path draw:style-name="gr2" draw:text-style-name="P2" draw:layer="layout" svg:width="0.4cm" svg:height="0.399cm" svg:x="21.232cm" svg:y="20.731cm" svg:viewBox="0 0 401 400" svg:d="M401 199l-4 40-11 38c-81 180-341 157-382-38l-4-40 4-39c41-194 301-218 382-38l11 38z">
          <text:p/>
        </draw:path>
        <draw:polygon draw:style-name="gr2" draw:text-style-name="P2" draw:layer="layout" svg:width="0.12cm" svg:height="0.371cm" svg:x="20.451cm" svg:y="20.929cm" svg:viewBox="0 0 121 372" draw:points="0,0 0,372 121,372 121,0">
          <text:p/>
        </draw:polygon>
        <draw:polygon draw:style-name="gr2" draw:text-style-name="P2" draw:layer="layout" svg:width="8.676cm" svg:height="0.122cm" svg:x="11.775cm" svg:y="21.179cm" svg:viewBox="0 0 8677 123" draw:points="0,0 0,123 8677,123 8677,0">
          <text:p/>
        </draw:polygon>
        <draw:polygon draw:style-name="gr2" draw:text-style-name="P2" draw:layer="layout" svg:width="0.129cm" svg:height="4.377cm" svg:x="11.775cm" svg:y="16.802cm" svg:viewBox="0 0 130 4378" draw:points="0,0 0,4378 130,4378 130,0">
          <text:p/>
        </draw:polygon>
        <draw:polygon draw:style-name="gr2" draw:text-style-name="P2" draw:layer="layout" svg:width="1.289cm" svg:height="0.132cm" svg:x="11.775cm" svg:y="16.67cm" svg:viewBox="0 0 1290 133" draw:points="0,0 0,133 1290,133 1290,0">
          <text:p/>
        </draw:polygon>
        <draw:polygon draw:style-name="gr2" draw:text-style-name="P2" draw:layer="layout" svg:width="0.225cm" svg:height="0.132cm" svg:x="14.073cm" svg:y="16.67cm" svg:viewBox="0 0 226 133" draw:points="0,0 0,133 226,133 226,0">
          <text:p/>
        </draw:polygon>
        <draw:polygon draw:style-name="gr2" draw:text-style-name="P2" draw:layer="layout" svg:width="0.13cm" svg:height="4.377cm" svg:x="14.168cm" svg:y="16.802cm" svg:viewBox="0 0 131 4378" draw:points="0,0 0,4378 131,4378 131,0">
          <text:p/>
        </draw:polygon>
        <draw:polygon draw:style-name="gr2" draw:text-style-name="P2" draw:layer="layout" svg:width="0.118cm" svg:height="1.429cm" svg:x="18.633cm" svg:y="19.75cm" svg:viewBox="0 0 119 1430" draw:points="0,0 0,1430 119,1430 119,0">
          <text:p/>
        </draw:polygon>
        <draw:polygon draw:style-name="gr2" draw:text-style-name="P2" draw:layer="layout" svg:width="1.7cm" svg:height="0.121cm" svg:x="18.751cm" svg:y="19.75cm" svg:viewBox="0 0 1701 122" draw:points="0,0 0,122 1701,122 1701,0">
          <text:p/>
        </draw:polygon>
        <draw:polygon draw:style-name="gr2" draw:text-style-name="P2" draw:layer="layout" svg:width="0.12cm" svg:height="0.22cm" svg:x="20.451cm" svg:y="19.699cm" svg:viewBox="0 0 121 221" draw:points="0,0 0,221 121,221 121,0">
          <text:p/>
        </draw:polygon>
        <draw:polygon draw:style-name="gr2" draw:text-style-name="P2" draw:layer="layout" svg:width="0.12cm" svg:height="0.311cm" svg:x="20.451cm" svg:y="18.58cm" svg:viewBox="0 0 121 312" draw:points="0,0 0,312 121,312 121,0">
          <text:p/>
        </draw:polygon>
        <draw:polygon draw:style-name="gr2" draw:text-style-name="P2" draw:layer="layout" svg:width="1.62cm" svg:height="0.121cm" svg:x="18.831cm" svg:y="18.63cm" svg:viewBox="0 0 1621 122" draw:points="0,0 0,122 1621,122 1621,0">
          <text:p/>
        </draw:polygon>
        <draw:polygon draw:style-name="gr2" draw:text-style-name="P2" draw:layer="layout" svg:width="0.198cm" svg:height="2.119cm" svg:x="18.633cm" svg:y="17.631cm" svg:viewBox="0 0 199 2120" draw:points="0,0 0,2120 199,2120 199,0">
          <text:p/>
        </draw:polygon>
        <draw:polygon draw:style-name="gr2" draw:text-style-name="P2" draw:layer="layout" svg:width="2.299cm" svg:height="0.12cm" svg:x="18.152cm" svg:y="17.511cm" svg:viewBox="0 0 2300 121" draw:points="0,0 0,121 2300,121 2300,0">
          <text:p/>
        </draw:polygon>
        <draw:polygon draw:style-name="gr2" draw:text-style-name="P2" draw:layer="layout" svg:width="0.12cm" svg:height="1.101cm" svg:x="20.451cm" svg:y="16.67cm" svg:viewBox="0 0 121 1102" draw:points="0,0 0,1102 121,1102 121,0">
          <text:p/>
        </draw:polygon>
        <draw:polygon draw:style-name="gr2" draw:text-style-name="P2" draw:layer="layout" svg:width="0.045cm" svg:height="0.121cm" svg:x="20.406cm" svg:y="16.67cm" svg:viewBox="0 0 46 122" draw:points="0,0 0,122 46,122 46,0">
          <text:p/>
        </draw:polygon>
        <draw:polygon draw:style-name="gr2" draw:text-style-name="P2" draw:layer="layout" svg:width="0.264cm" svg:height="0.121cm" svg:x="17.932cm" svg:y="16.67cm" svg:viewBox="0 0 265 122" draw:points="0,0 0,122 265,122 265,0">
          <text:p/>
        </draw:polygon>
        <draw:polygon draw:style-name="gr2" draw:text-style-name="P2" draw:layer="layout" svg:width="0.121cm" svg:height="0.84cm" svg:x="18.031cm" svg:y="16.791cm" svg:viewBox="0 0 122 841" draw:points="0,0 0,841 122,841 122,0">
          <text:p/>
        </draw:polygon>
        <draw:polygon draw:style-name="gr2" draw:text-style-name="P2" draw:layer="layout" svg:width="0.239cm" svg:height="0.121cm" svg:x="16.708cm" svg:y="16.67cm" svg:viewBox="0 0 240 122" draw:points="0,0 0,122 240,122 240,0">
          <text:p/>
        </draw:polygon>
        <draw:polygon draw:style-name="gr3" draw:text-style-name="P3" draw:layer="layout" svg:width="0.12cm" svg:height="4.339cm" svg:x="27.36cm" svg:y="16.791cm" svg:viewBox="0 0 121 4340" draw:points="0,0 0,4340 121,4340 121,0">
          <text:p/>
        </draw:polygon>
        <draw:polygon draw:style-name="gr3" draw:text-style-name="P3" draw:layer="layout" svg:width="0.4cm" svg:height="0.121cm" svg:x="27.19cm" svg:y="16.67cm" svg:viewBox="0 0 401 122" draw:points="0,0 0,122 401,122 401,0">
          <text:p/>
        </draw:polygon>
        <draw:polygon draw:style-name="gr3" draw:text-style-name="P3" draw:layer="layout" svg:width="0.264cm" svg:height="0.121cm" svg:x="28.577cm" svg:y="16.67cm" svg:viewBox="0 0 265 122" draw:points="0,0 0,122 265,122 265,0">
          <text:p/>
        </draw:polygon>
        <draw:path draw:style-name="gr3" draw:text-style-name="P3" draw:layer="layout" svg:width="0.398cm" svg:height="0.399cm" svg:x="28.431cm" svg:y="20.731cm" svg:viewBox="0 0 399 400" svg:d="M399 199l-3 40-12 38c-79 182-341 154-382-38l-2-40 2-39c41-192 303-220 382-38l12 38z">
          <text:p/>
        </draw:path>
        <draw:polygon draw:style-name="gr3" draw:text-style-name="P3" draw:layer="layout" svg:width="0.17cm" svg:height="4.445cm" svg:x="35.828cm" svg:y="16.67cm" svg:viewBox="0 0 171 4446" draw:points="0,0 0,4446 171,4446 171,0">
          <text:p/>
        </draw:polygon>
        <draw:path draw:style-name="gr3" draw:text-style-name="P3" draw:layer="layout" svg:width="0.203cm" svg:height="0.406cm" svg:x="35.626cm" svg:y="20.726cm" svg:viewBox="0 0 204 407" svg:d="M204 0v407l-40-4c-219-53-219-346 0-399z">
          <text:p/>
        </draw:path>
        <draw:polygon draw:style-name="gr3" draw:text-style-name="P3" draw:layer="layout" svg:width="9.368cm" svg:height="0.146cm" svg:x="35.998cm" svg:y="16.67cm" svg:viewBox="0 0 9369 147" draw:points="0,0 0,147 9369,147 9369,0">
          <text:p/>
        </draw:polygon>
        <draw:path draw:style-name="gr2" draw:text-style-name="P2" draw:layer="layout" svg:width="0.398cm" svg:height="0.4cm" svg:x="28.431cm" svg:y="14.732cm" svg:viewBox="0 0 399 401" svg:d="M399 199l-3 41-12 38c-79 182-341 154-382-38l-2-41 2-39c41-192 303-220 382-38l12 38z">
          <text:p/>
        </draw:path>
        <draw:path draw:style-name="gr2" draw:text-style-name="P2" draw:layer="layout" svg:width="0.4cm" svg:height="0.4cm" svg:x="35.627cm" svg:y="14.732cm" svg:viewBox="0 0 401 401" svg:d="M401 198l-4 42-11 38c-81 181-337 155-382-38l-4-42 4-38c45-193 301-219 382-38l11 38z">
          <text:p/>
        </draw:path>
        <draw:path draw:style-name="gr2" draw:text-style-name="P2" draw:layer="layout" svg:width="0.401cm" svg:height="0.4cm" svg:x="42.834cm" svg:y="14.732cm" svg:viewBox="0 0 402 401" svg:d="M402 199l-5 41-10 38c-82 181-340 155-382-38l-5-41 5-39c42-193 300-219 382-38l10 38z">
          <text:p/>
        </draw:path>
        <draw:path draw:style-name="gr2" draw:text-style-name="P2" draw:layer="layout" svg:width="0.401cm" svg:height="0.4cm" svg:x="42.834cm" svg:y="20.721cm" svg:viewBox="0 0 402 401" svg:d="M402 201l-5 39-10 38c-82 182-340 157-382-38l-5-39 5-41c43-194 302-218 382-36l10 36z">
          <text:p/>
        </draw:path>
        <draw:polygon draw:style-name="gr3" draw:text-style-name="P3" draw:layer="layout" svg:width="0.121cm" svg:height="3.622cm" svg:x="57.49cm" svg:y="11.37cm" svg:viewBox="0 0 122 3623" draw:points="0,0 0,3623 122,3623 122,0">
          <text:p/>
        </draw:polygon>
        <draw:polygon draw:style-name="gr3" draw:text-style-name="P3" draw:layer="layout" svg:width="10.033cm" svg:height="0.119cm" svg:x="35.828cm" svg:y="21.115cm" svg:viewBox="0 0 10034 120" draw:points="0,0 0,120 10034,120 10034,0">
          <text:p/>
        </draw:polygon>
        <draw:polygon draw:style-name="gr3" draw:text-style-name="P3" draw:layer="layout" svg:width="0.146cm" svg:height="0.146cm" svg:x="45.715cm" svg:y="20.969cm" svg:viewBox="0 0 147 147" draw:points="0,0 0,147 147,147 147,0">
          <text:p/>
        </draw:polygon>
        <draw:polygon draw:style-name="gr3" draw:text-style-name="P3" draw:layer="layout" svg:width="0.146cm" svg:height="3.29cm" svg:x="45.715cm" svg:y="16.67cm" svg:viewBox="0 0 147 3291" draw:points="0,0 0,3291 147,3291 147,0">
          <text:p/>
        </draw:polygon>
        <draw:polygon draw:style-name="gr3" draw:text-style-name="P3" draw:layer="layout" svg:width="0.349cm" svg:height="0.146cm" svg:x="45.366cm" svg:y="16.67cm" svg:viewBox="0 0 350 147" draw:points="0,0 0,147 350,147 350,0">
          <text:p/>
        </draw:polygon>
        <draw:polygon draw:style-name="gr3" draw:text-style-name="P3" draw:layer="layout" svg:width="0.11cm" svg:height="3.133cm" svg:x="45.256cm" svg:y="16.816cm" svg:viewBox="0 0 111 3134" draw:points="0,0 0,3134 111,3134 111,0">
          <text:p/>
        </draw:polygon>
        <draw:polygon draw:style-name="gr3" draw:text-style-name="P3" draw:layer="layout" svg:width="0.605cm" svg:height="0.11cm" svg:x="45.256cm" svg:y="19.839cm" svg:viewBox="0 0 606 111" draw:points="0,0 0,111 606,111 606,0">
          <text:p/>
        </draw:polygon>
        <draw:polygon draw:style-name="gr3" draw:text-style-name="P3" draw:layer="layout" svg:width="0.147cm" svg:height="1.517cm" svg:x="49.764cm" svg:y="19.598cm" svg:viewBox="0 0 148 1518" draw:points="0,0 0,1518 148,1518 148,0">
          <text:p/>
        </draw:polygon>
        <draw:polygon draw:style-name="gr3" draw:text-style-name="P3" draw:layer="layout" svg:width="1.66cm" svg:height="0.119cm" svg:x="49.764cm" svg:y="21.115cm" svg:viewBox="0 0 1661 120" draw:points="0,0 0,120 1661,120 1661,0">
          <text:p/>
        </draw:polygon>
        <draw:path draw:style-name="gr2" draw:text-style-name="P2" draw:layer="layout" svg:width="0.4cm" svg:height="0.399cm" svg:x="50.025cm" svg:y="14.732cm" svg:viewBox="0 0 401 400" svg:d="M401 199l-4 41-11 38c-82 180-340 156-382-38l-4-41 4-39c42-194 300-218 382-38l11 38z">
          <text:p/>
        </draw:path>
        <draw:path draw:style-name="gr2" draw:text-style-name="P2" draw:layer="layout" svg:width="0.4cm" svg:height="0.4cm" svg:x="50.025cm" svg:y="20.721cm" svg:viewBox="0 0 401 401" svg:d="M401 200l-4 39-11 38c-82 182-339 157-382-38l-4-39 4-41c43-194 303-217 382-36l11 36z">
          <text:p/>
        </draw:path>
        <draw:path draw:style-name="gr2" draw:text-style-name="P2" draw:layer="layout" svg:width="0.4cm" svg:height="0.4cm" svg:x="57.224cm" svg:y="14.732cm" svg:viewBox="0 0 401 401" svg:d="M401 199l-5 41-12 38c-79 182-338 154-382-38l-2-41 2-39c44-192 303-220 382-38l12 38z">
          <text:p/>
        </draw:path>
        <draw:path draw:style-name="gr2" draw:text-style-name="P2" draw:layer="layout" svg:width="0.4cm" svg:height="0.4cm" svg:x="57.224cm" svg:y="20.721cm" svg:viewBox="0 0 401 401" svg:d="M401 201l-5 39-12 38c-79 183-338 155-382-38l-2-39 2-41c48-197 309-215 382-36l12 36z">
          <text:p/>
        </draw:path>
        <draw:path draw:style-name="gr2" draw:text-style-name="P2" draw:layer="layout" svg:width="0.4cm" svg:height="0.4cm" svg:x="64.431cm" svg:y="14.732cm" svg:viewBox="0 0 401 401" svg:d="M401 199l-4 41-11 38c-82 181-340 155-382-38l-4-41 4-39c42-193 300-219 382-38l11 38z">
          <text:p/>
        </draw:path>
        <draw:path draw:style-name="gr2" draw:text-style-name="P2" draw:layer="layout" svg:width="0.4cm" svg:height="0.4cm" svg:x="64.431cm" svg:y="20.721cm" svg:viewBox="0 0 401 401" svg:d="M401 201l-4 39-11 38c-82 182-340 157-382-38l-4-39 4-41c43-194 303-218 382-36l11 36z">
          <text:p/>
        </draw:path>
        <draw:path draw:style-name="gr2" draw:text-style-name="P2" draw:layer="layout" svg:width="0.4cm" svg:height="0.4cm" svg:x="71.619cm" svg:y="14.732cm" svg:viewBox="0 0 401 401" svg:d="M401 199l-4 41-11 38c-81 181-340 155-382-38l-4-41 4-39c42-193 301-219 382-38l11 38z">
          <text:p/>
        </draw:path>
        <draw:path draw:style-name="gr2" draw:text-style-name="P2" draw:layer="layout" svg:width="0.4cm" svg:height="0.4cm" svg:x="71.619cm" svg:y="20.721cm" svg:viewBox="0 0 401 401" svg:d="M401 201l-4 39-11 38c-82 182-339 157-382-38l-4-39 4-41c44-194 303-218 382-36l11 36z">
          <text:p/>
        </draw:path>
        <draw:polygon draw:style-name="gr3" draw:text-style-name="P3" draw:layer="layout" svg:width="0.237cm" svg:height="0.118cm" svg:x="59.524cm" svg:y="11.271cm" svg:viewBox="0 0 238 119" draw:points="0,0 0,119 238,119 238,0">
          <text:p/>
        </draw:polygon>
        <draw:polygon draw:style-name="gr3" draw:text-style-name="P3" draw:layer="layout" svg:width="0.099cm" svg:height="0.118cm" svg:x="60.748cm" svg:y="11.271cm" svg:viewBox="0 0 100 119" draw:points="0,0 0,119 100,119 100,0">
          <text:p/>
        </draw:polygon>
        <draw:polygon draw:style-name="gr3" draw:text-style-name="P3" draw:layer="layout" svg:width="0.237cm" svg:height="0.119cm" svg:x="59.524cm" svg:y="14.873cm" svg:viewBox="0 0 238 120" draw:points="0,0 0,120 238,120 238,0">
          <text:p/>
        </draw:polygon>
        <draw:polygon draw:style-name="gr3" draw:text-style-name="P3" draw:layer="layout" svg:width="0.1cm" svg:height="0.118cm" svg:x="64.746cm" svg:y="11.271cm" svg:viewBox="0 0 101 119" draw:points="0,0 0,119 101,119 101,0">
          <text:p/>
        </draw:polygon>
        <draw:polygon draw:style-name="gr3" draw:text-style-name="P3" draw:layer="layout" svg:width="0.237cm" svg:height="0.119cm" svg:x="65.832cm" svg:y="14.873cm" svg:viewBox="0 0 238 120" draw:points="0,0 0,120 238,120 238,0">
          <text:p/>
        </draw:polygon>
        <draw:polygon draw:style-name="gr3" draw:text-style-name="P3" draw:layer="layout" svg:width="0.237cm" svg:height="0.118cm" svg:x="65.832cm" svg:y="11.271cm" svg:viewBox="0 0 238 119" draw:points="0,0 0,119 238,119 238,0">
          <text:p/>
        </draw:polygon>
        <draw:polygon draw:style-name="gr3" draw:text-style-name="P3" draw:layer="layout" svg:width="0.22cm" svg:height="0.118cm" svg:x="67.983cm" svg:y="11.271cm" svg:viewBox="0 0 221 119" draw:points="0,0 0,119 221,119 221,0">
          <text:p/>
        </draw:polygon>
        <draw:polygon draw:style-name="gr3" draw:text-style-name="P3" draw:layer="layout" svg:width="0.22cm" svg:height="0.119cm" svg:x="67.983cm" svg:y="14.873cm" svg:viewBox="0 0 221 120" draw:points="0,0 0,120 221,120 221,0">
          <text:p/>
        </draw:polygon>
        <draw:polygon draw:style-name="gr3" draw:text-style-name="P3" draw:layer="layout" svg:width="0.12cm" svg:height="3.484cm" svg:x="67.983cm" svg:y="11.389cm" svg:viewBox="0 0 121 3485" draw:points="0,0 0,3485 121,3485 121,0">
          <text:p/>
        </draw:polygon>
        <draw:polygon draw:style-name="gr3" draw:text-style-name="P3" draw:layer="layout" svg:width="1.476cm" svg:height="0.119cm" svg:x="63.421cm" svg:y="21.115cm" svg:viewBox="0 0 1477 120" draw:points="0,0 0,120 1477,120 1477,0">
          <text:p/>
        </draw:polygon>
        <draw:polygon draw:style-name="gr3" draw:text-style-name="P3" draw:layer="layout" svg:width="0.131cm" svg:height="4.069cm" svg:x="64.556cm" svg:y="16.67cm" svg:viewBox="0 0 132 4070" draw:points="0,0 0,4070 132,4070 132,0">
          <text:p/>
        </draw:polygon>
        <draw:polygon draw:style-name="gr3" draw:text-style-name="P3" draw:layer="layout" svg:width="0.093cm" svg:height="0.132cm" svg:x="64.687cm" svg:y="16.67cm" svg:viewBox="0 0 94 133" draw:points="0,0 0,133 94,133 94,0">
          <text:p/>
        </draw:polygon>
        <draw:polygon draw:style-name="gr3" draw:text-style-name="P3" draw:layer="layout" svg:width="3.488cm" svg:height="0.132cm" svg:x="65.79cm" svg:y="16.67cm" svg:viewBox="0 0 3489 133" draw:points="0,0 0,133 3489,133 3489,0">
          <text:p/>
        </draw:polygon>
        <draw:polygon draw:style-name="gr3" draw:text-style-name="P3" draw:layer="layout" svg:width="0.119cm" svg:height="0.089cm" svg:x="69.159cm" svg:y="16.802cm" svg:viewBox="0 0 120 90" draw:points="0,0 0,90 120,90 120,0">
          <text:p/>
        </draw:polygon>
        <draw:polygon draw:style-name="gr3" draw:text-style-name="P3" draw:layer="layout" svg:width="0.132cm" svg:height="2.059cm" svg:x="66.763cm" svg:y="16.802cm" svg:viewBox="0 0 133 2060" draw:points="0,0 0,2060 133,2060 133,0">
          <text:p/>
        </draw:polygon>
        <draw:polygon draw:style-name="gr3" draw:text-style-name="P3" draw:layer="layout" svg:width="2.199cm" svg:height="0.119cm" svg:x="66.96cm" svg:y="18.861cm" svg:viewBox="0 0 2200 120" draw:points="0,0 0,120 2200,120 2200,0">
          <text:p/>
        </draw:polygon>
        <draw:polygon draw:style-name="gr3" draw:text-style-name="P3" draw:layer="layout" svg:width="0.201cm" svg:height="2.318cm" svg:x="66.763cm" svg:y="18.861cm" svg:viewBox="0 0 202 2319" draw:points="0,0 0,2319 202,2319 202,0">
          <text:p/>
        </draw:polygon>
        <draw:polygon draw:style-name="gr3" draw:text-style-name="P3" draw:layer="layout" svg:width="4.381cm" svg:height="0.13cm" svg:x="64.897cm" svg:y="21.17cm" svg:viewBox="0 0 4382 131" draw:points="0,0 0,131 4382,131 4382,0">
          <text:p/>
        </draw:polygon>
        <draw:polygon draw:style-name="gr3" draw:text-style-name="P3" draw:layer="layout" svg:width="0.119cm" svg:height="0.209cm" svg:x="69.159cm" svg:y="21.031cm" svg:viewBox="0 0 120 210" draw:points="0,0 0,210 120,210 120,0">
          <text:p/>
        </draw:polygon>
        <draw:polygon draw:style-name="gr3" draw:text-style-name="P3" draw:layer="layout" svg:width="0.119cm" svg:height="2.121cm" svg:x="69.159cm" svg:y="17.9cm" svg:viewBox="0 0 120 2122" draw:points="0,0 0,2122 120,2122 120,0">
          <text:p/>
        </draw:polygon>
        <draw:polygon draw:style-name="gr3" draw:text-style-name="P3" draw:layer="layout" svg:width="0.119cm" svg:height="1.101cm" svg:x="71.079cm" svg:y="16.67cm" svg:viewBox="0 0 120 1102" draw:points="0,0 0,1102 120,1102 120,0">
          <text:p/>
        </draw:polygon>
        <draw:polygon draw:style-name="gr3" draw:text-style-name="P3" draw:layer="layout" svg:width="2.301cm" svg:height="0.12cm" svg:x="71.198cm" svg:y="17.511cm" svg:viewBox="0 0 2302 121" draw:points="0,0 0,121 2302,121 2302,0">
          <text:p/>
        </draw:polygon>
        <draw:polygon draw:style-name="gr3" draw:text-style-name="P3" draw:layer="layout" svg:width="0.118cm" svg:height="0.961cm" svg:x="73.499cm" svg:y="16.67cm" svg:viewBox="0 0 119 962" draw:points="0,0 0,962 119,962 119,0">
          <text:p/>
        </draw:polygon>
        <draw:polygon draw:style-name="gr3" draw:text-style-name="P3" draw:layer="layout" svg:width="0.047cm" svg:height="0.121cm" svg:x="73.452cm" svg:y="16.67cm" svg:viewBox="0 0 48 122" draw:points="0,0 0,122 48,122 48,0">
          <text:p/>
        </draw:polygon>
        <draw:polygon draw:style-name="gr3" draw:text-style-name="P3" draw:layer="layout" svg:width="0.044cm" svg:height="0.121cm" svg:x="71.198cm" svg:y="16.67cm" svg:viewBox="0 0 45 122" draw:points="0,0 0,122 45,122 45,0">
          <text:p/>
        </draw:polygon>
        <draw:polygon draw:style-name="gr3" draw:text-style-name="P3" draw:layer="layout" svg:width="0.129cm" svg:height="0.311cm" svg:x="71.069cm" svg:y="18.58cm" svg:viewBox="0 0 130 312" draw:points="0,0 0,312 130,312 130,0">
          <text:p/>
        </draw:polygon>
        <draw:polygon draw:style-name="gr3" draw:text-style-name="P3" draw:layer="layout" svg:width="1.619cm" svg:height="0.121cm" svg:x="71.198cm" svg:y="18.63cm" svg:viewBox="0 0 1620 122" draw:points="0,0 0,122 1620,122 1620,0">
          <text:p/>
        </draw:polygon>
        <draw:polygon draw:style-name="gr3" draw:text-style-name="P3" draw:layer="layout" svg:width="0.119cm" svg:height="0.22cm" svg:x="71.079cm" svg:y="19.699cm" svg:viewBox="0 0 120 221" draw:points="0,0 0,221 120,221 120,0">
          <text:p/>
        </draw:polygon>
        <draw:polygon draw:style-name="gr3" draw:text-style-name="P3" draw:layer="layout" svg:width="1.7cm" svg:height="0.121cm" svg:x="71.198cm" svg:y="19.75cm" svg:viewBox="0 0 1701 122" draw:points="0,0 0,122 1701,122 1701,0">
          <text:p/>
        </draw:polygon>
        <draw:polygon draw:style-name="gr3" draw:text-style-name="P3" draw:layer="layout" svg:width="0.201cm" svg:height="2.119cm" svg:x="72.817cm" svg:y="17.631cm" svg:viewBox="0 0 202 2120" draw:points="0,0 0,2120 202,2120 202,0">
          <text:p/>
        </draw:polygon>
        <draw:polygon draw:style-name="gr3" draw:text-style-name="P3" draw:layer="layout" svg:width="0.131cm" svg:height="1.55cm" svg:x="72.887cm" svg:y="19.75cm" svg:viewBox="0 0 132 1551" draw:points="0,0 0,1551 132,1551 132,0">
          <text:p/>
        </draw:polygon>
        <draw:polygon draw:style-name="gr3" draw:text-style-name="P3" draw:layer="layout" svg:width="0.119cm" svg:height="0.371cm" svg:x="71.079cm" svg:y="20.929cm" svg:viewBox="0 0 120 372" draw:points="0,0 0,372 120,372 120,0">
          <text:p/>
        </draw:polygon>
        <draw:polygon draw:style-name="gr3" draw:text-style-name="P3" draw:layer="layout" svg:width="1.689cm" svg:height="0.122cm" svg:x="71.198cm" svg:y="21.179cm" svg:viewBox="0 0 1690 123" draw:points="0,0 0,123 1690,123 1690,0">
          <text:p/>
        </draw:polygon>
        <draw:polygon draw:style-name="gr3" draw:text-style-name="P3" draw:layer="layout" svg:width="0.12cm" svg:height="3.721cm" svg:x="71.34cm" svg:y="11.271cm" svg:viewBox="0 0 121 3722" draw:points="0,0 0,3722 121,3722 121,0">
          <text:p/>
        </draw:polygon>
        <draw:path draw:style-name="gr3" draw:text-style-name="P3" draw:layer="layout" svg:width="0.4cm" svg:height="0.4cm" svg:x="71.619cm" svg:y="29.729cm" svg:viewBox="0 0 401 401" svg:d="M401 199l-4 40-11 36c-80 185-338 160-382-36l-4-40 4-38c42-195 301-220 382-38l11 38z">
          <text:p/>
        </draw:path>
        <draw:path draw:style-name="gr3" draw:text-style-name="P3" draw:layer="layout" svg:width="0.4cm" svg:height="0.399cm" svg:x="64.422cm" svg:y="29.729cm" svg:viewBox="0 0 401 400" svg:d="M401 198l-4 40-13 36c-74 186-338 158-382-36l-2-40 2-38c44-192 304-220 382-38l13 38z">
          <text:p/>
        </draw:path>
        <draw:path draw:style-name="gr3" draw:text-style-name="P3" draw:layer="layout" svg:width="0.4cm" svg:height="0.399cm" svg:x="71.611cm" svg:y="35.728cm" svg:viewBox="0 0 401 400" svg:d="M401 199l-5 40-10 36c-80 184-340 160-382-36l-4-40 4-38c38-195 303-218 382-39l10 39z">
          <text:p/>
        </draw:path>
        <draw:path draw:style-name="gr3" draw:text-style-name="P3" draw:layer="layout" svg:width="0.4cm" svg:height="0.399cm" svg:x="64.412cm" svg:y="35.727cm" svg:viewBox="0 0 401 400" svg:d="M401 199l-4 40-11 36c-78 185-340 159-382-36l-4-40 4-38c39-193 305-220 382-39l11 39z">
          <text:p/>
        </draw:path>
        <draw:path draw:style-name="gr3" draw:text-style-name="P3" draw:layer="layout" svg:width="0.4cm" svg:height="0.399cm" svg:x="57.224cm" svg:y="35.727cm" svg:viewBox="0 0 401 400" svg:d="M401 199l-5 40-12 36c-75 185-339 158-382-36l-2-40 2-38c43-194 305-220 382-39l12 39z">
          <text:p/>
        </draw:path>
        <draw:polygon draw:style-name="gr3" draw:text-style-name="P3" draw:layer="layout" svg:width="1.82cm" svg:height="0.118cm" svg:x="71.198cm" svg:y="29.559cm" svg:viewBox="0 0 1821 119" draw:points="0,0 0,119 1821,119 1821,0">
          <text:p/>
        </draw:polygon>
        <draw:polygon draw:style-name="gr3" draw:text-style-name="P3" draw:layer="layout" svg:width="0.119cm" svg:height="0.368cm" svg:x="71.079cm" svg:y="29.559cm" svg:viewBox="0 0 120 369" draw:points="0,0 0,369 120,369 120,0">
          <text:p/>
        </draw:polygon>
        <draw:polygon draw:style-name="gr3" draw:text-style-name="P3" draw:layer="layout" svg:width="0.119cm" svg:height="0.22cm" svg:x="71.079cm" svg:y="30.937cm" svg:viewBox="0 0 120 221" draw:points="0,0 0,221 120,221 120,0">
          <text:p/>
        </draw:polygon>
        <draw:polygon draw:style-name="gr3" draw:text-style-name="P3" draw:layer="layout" svg:width="0.119cm" svg:height="0.169cm" svg:x="71.079cm" svg:y="31.968cm" svg:viewBox="0 0 120 170" draw:points="0,0 0,170 120,170 120,0">
          <text:p/>
        </draw:polygon>
        <draw:polygon draw:style-name="gr3" draw:text-style-name="P3" draw:layer="layout" svg:width="0.119cm" svg:height="1.13cm" svg:x="71.079cm" svg:y="32.937cm" svg:viewBox="0 0 120 1131" draw:points="0,0 0,1131 120,1131 120,0">
          <text:p/>
        </draw:polygon>
        <draw:polygon draw:style-name="gr3" draw:text-style-name="P3" draw:layer="layout" svg:width="0.165cm" svg:height="0.119cm" svg:x="71.079cm" svg:y="34.067cm" svg:viewBox="0 0 166 120" draw:points="0,0 0,120 166,120 166,0">
          <text:p/>
        </draw:polygon>
        <draw:polygon draw:style-name="gr3" draw:text-style-name="P3" draw:layer="layout" svg:width="0.165cm" svg:height="0.119cm" svg:x="73.454cm" svg:y="34.067cm" svg:viewBox="0 0 166 120" draw:points="0,0 0,120 166,120 166,0">
          <text:p/>
        </draw:polygon>
        <draw:polygon draw:style-name="gr3" draw:text-style-name="P3" draw:layer="layout" svg:width="0.12cm" svg:height="0.84cm" svg:x="73.499cm" svg:y="33.227cm" svg:viewBox="0 0 121 841" draw:points="0,0 0,841 121,841 121,0">
          <text:p/>
        </draw:polygon>
        <draw:polygon draw:style-name="gr3" draw:text-style-name="P3" draw:layer="layout" svg:width="2.301cm" svg:height="0.121cm" svg:x="71.198cm" svg:y="33.227cm" svg:viewBox="0 0 2302 122" draw:points="0,0 0,122 2302,122 2302,0">
          <text:p/>
        </draw:polygon>
        <draw:polygon draw:style-name="gr3" draw:text-style-name="P3" draw:layer="layout" svg:width="1.621cm" svg:height="0.121cm" svg:x="71.198cm" svg:y="32.107cm" svg:viewBox="0 0 1622 122" draw:points="0,0 0,122 1622,122 1622,0">
          <text:p/>
        </draw:polygon>
        <draw:polygon draw:style-name="gr3" draw:text-style-name="P3" draw:layer="layout" svg:width="1.7cm" svg:height="0.12cm" svg:x="71.198cm" svg:y="30.988cm" svg:viewBox="0 0 1701 121" draw:points="0,0 0,121 1701,121 1701,0">
          <text:p/>
        </draw:polygon>
        <draw:polygon draw:style-name="gr3" draw:text-style-name="P3" draw:layer="layout" svg:width="0.12cm" svg:height="1.431cm" svg:x="72.898cm" svg:y="29.677cm" svg:viewBox="0 0 121 1432" draw:points="0,0 0,1432 121,1432 121,0">
          <text:p/>
        </draw:polygon>
        <draw:polygon draw:style-name="gr3" draw:text-style-name="P3" draw:layer="layout" svg:width="0.199cm" svg:height="2.119cm" svg:x="72.819cm" svg:y="31.108cm" svg:viewBox="0 0 200 2120" draw:points="0,0 0,2120 200,2120 200,0">
          <text:p/>
        </draw:polygon>
        <draw:polygon draw:style-name="gr3" draw:text-style-name="P3" draw:layer="layout" svg:width="0.119cm" svg:height="2.121cm" svg:x="69.159cm" svg:y="30.837cm" svg:viewBox="0 0 120 2122" draw:points="0,0 0,2122 120,2122 120,0">
          <text:p/>
        </draw:polygon>
        <draw:polygon draw:style-name="gr3" draw:text-style-name="P3" draw:layer="layout" svg:width="0.119cm" svg:height="0.269cm" svg:x="69.159cm" svg:y="29.559cm" svg:viewBox="0 0 120 270" draw:points="0,0 0,270 120,270 120,0">
          <text:p/>
        </draw:polygon>
        <draw:polygon draw:style-name="gr3" draw:text-style-name="P3" draw:layer="layout" svg:width="2.199cm" svg:height="0.118cm" svg:x="66.96cm" svg:y="29.559cm" svg:viewBox="0 0 2200 119" draw:points="0,0 0,119 2200,119 2200,0">
          <text:p/>
        </draw:polygon>
        <draw:polygon draw:style-name="gr3" draw:text-style-name="P3" draw:layer="layout" svg:width="2.063cm" svg:height="0.184cm" svg:x="64.897cm" svg:y="29.559cm" svg:viewBox="0 0 2064 185" draw:points="0,0 0,185 2064,185 2064,0">
          <text:p/>
        </draw:polygon>
        <draw:polygon draw:style-name="gr3" draw:text-style-name="P3" draw:layer="layout" svg:width="0.201cm" svg:height="2.269cm" svg:x="66.759cm" svg:y="29.728cm" svg:viewBox="0 0 202 2270" draw:points="0,0 0,2270 202,2270 202,0">
          <text:p/>
        </draw:polygon>
        <draw:polygon draw:style-name="gr3" draw:text-style-name="P3" draw:layer="layout" svg:width="0.172cm" svg:height="0.47cm" svg:x="66.759cm" svg:y="33.716cm" svg:viewBox="0 0 173 471" draw:points="0,0 0,471 173,471 173,0">
          <text:p/>
        </draw:polygon>
        <draw:polygon draw:style-name="gr3" draw:text-style-name="P3" draw:layer="layout" svg:width="2.279cm" svg:height="0.11cm" svg:x="64.48cm" svg:y="33.606cm" svg:viewBox="0 0 2280 111" draw:points="0,0 0,111 2280,111 2280,0">
          <text:p/>
        </draw:polygon>
        <draw:polygon draw:style-name="gr3" draw:text-style-name="P3" draw:layer="layout" svg:width="0.093cm" svg:height="0.3cm" svg:x="64.48cm" svg:y="33.716cm" svg:viewBox="0 0 94 301" draw:points="0,0 0,301 94,301 94,0">
          <text:p/>
        </draw:polygon>
        <draw:polygon draw:style-name="gr3" draw:text-style-name="P3" draw:layer="layout" svg:width="2.186cm" svg:height="0.144cm" svg:x="64.573cm" svg:y="34.042cm" svg:viewBox="0 0 2187 145" draw:points="0,0 0,145 2187,145 2187,0">
          <text:p/>
        </draw:polygon>
        <draw:polygon draw:style-name="gr3" draw:text-style-name="P3" draw:layer="layout" svg:width="2.228cm" svg:height="0.119cm" svg:x="66.931cm" svg:y="34.067cm" svg:viewBox="0 0 2229 120" draw:points="0,0 0,120 2229,120 2229,0">
          <text:p/>
        </draw:polygon>
        <draw:polygon draw:style-name="gr3" draw:text-style-name="P3" draw:layer="layout" svg:width="0.119cm" svg:height="0.218cm" svg:x="69.159cm" svg:y="33.968cm" svg:viewBox="0 0 120 219" draw:points="0,0 0,219 120,219 120,0">
          <text:p/>
        </draw:polygon>
        <draw:polygon draw:style-name="gr3" draw:text-style-name="P3" draw:layer="layout" svg:width="2.199cm" svg:height="0.12cm" svg:x="66.96cm" svg:y="31.877cm" svg:viewBox="0 0 2200 121" draw:points="0,0 0,121 2200,121 2200,0">
          <text:p/>
        </draw:polygon>
        <draw:polygon draw:style-name="gr3" draw:text-style-name="P3" draw:layer="layout" svg:width="0.172cm" svg:height="1.719cm" svg:x="66.759cm" svg:y="31.997cm" svg:viewBox="0 0 173 1720" draw:points="0,0 0,1720 173,1720 173,0">
          <text:p/>
        </draw:polygon>
        <draw:polygon draw:style-name="gr3" draw:text-style-name="P3" draw:layer="layout" svg:width="7.398cm" svg:height="0.17cm" svg:x="57.175cm" svg:y="34.016cm" svg:viewBox="0 0 7399 171" draw:points="0,0 0,171 7399,171 7399,0">
          <text:p/>
        </draw:polygon>
        <draw:polygon draw:style-name="gr3" draw:text-style-name="P3" draw:layer="layout" svg:width="0.169cm" svg:height="0.218cm" svg:x="57.006cm" svg:y="33.968cm" svg:viewBox="0 0 170 219" draw:points="0,0 0,219 170,219 170,0">
          <text:p/>
        </draw:polygon>
        <draw:polygon draw:style-name="gr3" draw:text-style-name="P3" draw:layer="layout" svg:width="0.169cm" svg:height="1.888cm" svg:x="57.006cm" svg:y="31.068cm" svg:viewBox="0 0 170 1889" draw:points="0,0 0,1889 170,1889 170,0">
          <text:p/>
        </draw:polygon>
        <draw:polygon draw:style-name="gr3" draw:text-style-name="P3" draw:layer="layout" svg:width="7.891cm" svg:height="0.121cm" svg:x="57.006cm" svg:y="29.622cm" svg:viewBox="0 0 7892 122" draw:points="0,0 0,122 7892,122 7892,0">
          <text:p/>
        </draw:polygon>
        <draw:path draw:style-name="gr3" draw:text-style-name="P3" draw:layer="layout" svg:width="0.4cm" svg:height="0.4cm" svg:x="57.205cm" svg:y="29.729cm" svg:viewBox="0 0 401 401" svg:d="M401 199l-5 40-10 36c-77 183-336 162-382-36l-4-40 4-38c44-195 300-220 382-38l10 38z">
          <text:p/>
        </draw:path>
        <draw:polygon draw:style-name="gr3" draw:text-style-name="P3" draw:layer="layout" svg:width="0.158cm" svg:height="0.158cm" svg:x="57.006cm" svg:y="28.704cm" svg:viewBox="0 0 159 159" draw:points="0,0 0,159 159,159 159,0">
          <text:p/>
        </draw:polygon>
        <draw:polygon draw:style-name="gr3" draw:text-style-name="P3" draw:layer="layout" svg:width="0.726cm" svg:height="0.201cm" svg:x="56.479cm" svg:y="30.867cm" svg:viewBox="0 0 727 202" draw:points="0,0 0,202 727,202 727,0">
          <text:p/>
        </draw:polygon>
        <draw:polygon draw:style-name="gr3" draw:text-style-name="P3" draw:layer="layout" svg:width="0.199cm" svg:height="1.124cm" svg:x="57.006cm" svg:y="29.743cm" svg:viewBox="0 0 200 1125" draw:points="0,0 0,1125 200,1125 200,0">
          <text:p/>
        </draw:polygon>
        <draw:polygon draw:style-name="gr3" draw:text-style-name="P3" draw:layer="layout" svg:width="0.159cm" svg:height="2.192cm" svg:x="54.832cm" svg:y="28.704cm" svg:viewBox="0 0 160 2193" draw:points="0,0 0,2193 160,2193 160,0">
          <text:p/>
        </draw:polygon>
        <draw:polygon draw:style-name="gr3" draw:text-style-name="P3" draw:layer="layout" svg:width="0.916cm" svg:height="0.201cm" svg:x="54.303cm" svg:y="30.867cm" svg:viewBox="0 0 917 202" draw:points="0,0 0,202 917,202 917,0">
          <text:p/>
        </draw:polygon>
        <draw:polygon draw:style-name="gr3" draw:text-style-name="P3" draw:layer="layout" svg:width="0.914cm" svg:height="0.201cm" svg:x="52.129cm" svg:y="30.867cm" svg:viewBox="0 0 915 202" draw:points="0,0 0,202 915,202 915,0">
          <text:p/>
        </draw:polygon>
        <draw:polygon draw:style-name="gr3" draw:text-style-name="P3" draw:layer="layout" svg:width="0.161cm" svg:height="2.192cm" svg:x="52.656cm" svg:y="28.704cm" svg:viewBox="0 0 162 2193" draw:points="0,0 0,2193 162,2193 162,0">
          <text:p/>
        </draw:polygon>
        <draw:polygon draw:style-name="gr3" draw:text-style-name="P3" draw:layer="layout" svg:width="0.165cm" svg:height="2.364cm" svg:x="50.478cm" svg:y="28.704cm" svg:viewBox="0 0 166 2365" draw:points="0,0 0,2365 166,2365 166,0">
          <text:p/>
        </draw:polygon>
        <draw:polygon draw:style-name="gr3" draw:text-style-name="P3" draw:layer="layout" svg:width="0.226cm" svg:height="0.19cm" svg:x="50.643cm" svg:y="30.867cm" svg:viewBox="0 0 227 191" draw:points="0,0 0,191 227,191 227,0">
          <text:p/>
        </draw:polygon>
        <draw:polygon draw:style-name="gr3" draw:text-style-name="P3" draw:layer="layout" svg:width="0.22cm" svg:height="0.12cm" svg:x="66.901cm" svg:y="39.465cm" svg:viewBox="0 0 221 121" draw:points="0,0 0,121 221,121 221,0">
          <text:p/>
        </draw:polygon>
        <draw:polygon draw:style-name="gr3" draw:text-style-name="P3" draw:layer="layout" svg:width="0.265cm" svg:height="0.12cm" svg:x="67.756cm" svg:y="39.465cm" svg:viewBox="0 0 266 121" draw:points="0,0 0,121 266,121 266,0">
          <text:p/>
        </draw:polygon>
        <draw:polygon draw:style-name="gr3" draw:text-style-name="P3" draw:layer="layout" svg:width="0.12cm" svg:height="3.469cm" svg:x="71.759cm" svg:y="36.116cm" svg:viewBox="0 0 121 3470" draw:points="0,0 0,3470 121,3470 121,0">
          <text:p/>
        </draw:polygon>
        <draw:polygon draw:style-name="gr3" draw:text-style-name="P3" draw:layer="layout" svg:width="0.1cm" svg:height="0.119cm" svg:x="66.67cm" svg:y="35.866cm" svg:viewBox="0 0 101 120" draw:points="0,0 0,120 101,120 101,0">
          <text:p/>
        </draw:polygon>
        <draw:polygon draw:style-name="gr3" draw:text-style-name="P3" draw:layer="layout" svg:width="0.237cm" svg:height="0.119cm" svg:x="67.756cm" svg:y="35.866cm" svg:viewBox="0 0 238 120" draw:points="0,0 0,120 238,120 238,0">
          <text:p/>
        </draw:polygon>
        <draw:path draw:style-name="gr3" draw:text-style-name="P3" draw:layer="layout" svg:width="3.605cm" svg:height="1.311cm" svg:x="68.154cm" svg:y="37.227cm" svg:viewBox="0 0 3606 1312" svg:d="M3606 0v1312h-2982c-833-75-832-1240 0-1312z">
          <text:p/>
        </draw:path>
        <draw:polygon draw:style-name="gr2" draw:text-style-name="P2" draw:layer="layout" svg:width="0.119cm" svg:height="0.201cm" svg:x="9.372cm" svg:y="18.08cm" svg:viewBox="0 0 120 202" draw:points="0,0 0,202 120,202 120,0">
          <text:p/>
        </draw:polygon>
        <draw:polygon draw:style-name="gr2" draw:text-style-name="P2" draw:layer="layout" svg:width="0.119cm" svg:height="0.199cm" svg:x="9.372cm" svg:y="20.48cm" svg:viewBox="0 0 120 200" draw:points="0,0 0,200 120,200 120,0">
          <text:p/>
        </draw:polygon>
        <draw:polygon draw:style-name="gr2" draw:text-style-name="P2" draw:layer="layout" svg:width="3.784cm" svg:height="0.102cm" svg:x="5.719cm" svg:y="13.381cm" svg:viewBox="0 0 3785 103" draw:points="15,0 3785,3 3785,103 0,103">
          <text:p/>
        </draw:polygon>
        <draw:polygon draw:style-name="gr2" draw:text-style-name="P2" draw:layer="layout" svg:width="0.361cm" svg:height="0cm" svg:x="5.372cm" svg:y="13.381cm" svg:viewBox="0 0 362 0" draw:points="362,0 0,0">
          <text:p/>
        </draw:polygon>
        <draw:polygon draw:style-name="gr2" draw:text-style-name="P2" draw:layer="layout" svg:width="0.12cm" svg:height="4.339cm" svg:x="27.36cm" svg:y="16.791cm" svg:viewBox="0 0 121 4340" draw:points="0,0 0,4340 121,4340 121,0">
          <text:p/>
        </draw:polygon>
        <draw:polygon draw:style-name="gr2" draw:text-style-name="P2" draw:layer="layout" svg:width="0.4cm" svg:height="0.121cm" svg:x="27.19cm" svg:y="16.67cm" svg:viewBox="0 0 401 122" draw:points="0,0 0,122 401,122 401,0">
          <text:p/>
        </draw:polygon>
        <draw:polygon draw:style-name="gr2" draw:text-style-name="P2" draw:layer="layout" svg:width="0.17cm" svg:height="4.058cm" svg:x="35.828cm" svg:y="16.67cm" svg:viewBox="0 0 171 4059" draw:points="0,0 0,4059 171,4059 171,0">
          <text:p/>
        </draw:polygon>
        <draw:path draw:style-name="gr2" draw:text-style-name="P2" draw:layer="layout" svg:width="0.398cm" svg:height="0.399cm" svg:x="28.431cm" svg:y="20.731cm" svg:viewBox="0 0 399 400" svg:d="M0 199l2-39 12-38c78-181 341-155 382 38l3 39-3 40c-41 193-304 219-382 38l-12-38z">
          <text:p/>
        </draw:path>
        <draw:polygon draw:style-name="gr2" draw:text-style-name="P2" draw:layer="layout" svg:width="0.002cm" svg:height="0.076cm" svg:x="35.996cm" svg:y="21.039cm" svg:viewBox="0 0 3 77" draw:points="3,77 0,4 3,0">
          <text:p/>
        </draw:polygon>
        <draw:polygon draw:style-name="gr2" draw:text-style-name="P2" draw:layer="layout" svg:width="0.002cm" svg:height="0.076cm" svg:x="35.996cm" svg:y="21.039cm" svg:viewBox="0 0 3 77" draw:points="3,77 0,4 3,0">
          <text:p/>
        </draw:polygon>
        <draw:polygon draw:style-name="gr2" draw:text-style-name="P2" draw:layer="layout" svg:width="10.033cm" svg:height="0.265cm" svg:x="35.828cm" svg:y="20.969cm" svg:viewBox="0 0 10034 266" draw:points="0,164 9888,147 9888,0 10034,0 10034,266 0,266">
          <text:p/>
        </draw:polygon>
        <draw:path draw:style-name="gr2" draw:text-style-name="P2" draw:layer="layout" svg:width="0.401cm" svg:height="0.406cm" svg:x="35.626cm" svg:y="20.726cm" svg:viewBox="0 0 402 407" svg:d="M204 390v17l-41-4-38-13c-184-81-158-340 38-386l41-4 38 4c193 35 220 299 39 372l-39 10z">
          <text:p/>
        </draw:path>
        <draw:polygon draw:style-name="gr2" draw:text-style-name="P2" draw:layer="layout" svg:width="10.033cm" svg:height="3.29cm" svg:x="35.828cm" svg:y="16.67cm" svg:viewBox="0 0 10034 3291" draw:points="0,0 10034,0 10034,3291 9888,3291 9888,146 0,146">
          <text:p/>
        </draw:polygon>
        <draw:polygon draw:style-name="gr2" draw:text-style-name="P2" draw:layer="layout" svg:width="0.11cm" svg:height="2.997cm" svg:x="45.256cm" svg:y="16.842cm" svg:viewBox="0 0 111 2998" draw:points="0,0 0,2998 111,2998 111,0">
          <text:p/>
        </draw:polygon>
        <draw:polygon draw:style-name="gr2" draw:text-style-name="P2" draw:layer="layout" svg:width="0.605cm" svg:height="0.11cm" svg:x="45.256cm" svg:y="19.839cm" svg:viewBox="0 0 606 111" draw:points="0,0 0,111 606,111 606,0">
          <text:p/>
        </draw:polygon>
        <draw:polygon draw:style-name="gr2" draw:text-style-name="P2" draw:layer="layout" svg:width="0.101cm" svg:height="2.153cm" svg:x="57.372cm" svg:y="16.67cm" svg:viewBox="0 0 102 2154" draw:points="0,0 0,2154 102,2154 102,0">
          <text:p/>
        </draw:polygon>
        <draw:polygon draw:style-name="gr2" draw:text-style-name="P2" draw:layer="layout" svg:width="0.1cm" svg:height="4.46cm" svg:x="59.772cm" svg:y="16.67cm" svg:viewBox="0 0 101 4461" draw:points="0,0 0,4461 101,4461 101,0">
          <text:p/>
        </draw:polygon>
        <draw:polygon draw:style-name="gr2" draw:text-style-name="P2" draw:layer="layout" svg:width="0.099cm" svg:height="0.121cm" svg:x="59.673cm" svg:y="16.67cm" svg:viewBox="0 0 100 122" draw:points="0,0 0,122 100,122 100,0">
          <text:p/>
        </draw:polygon>
        <draw:polygon draw:style-name="gr2" draw:text-style-name="P2" draw:layer="layout" svg:width="0.091cm" svg:height="0.125cm" svg:x="62.081cm" svg:y="16.67cm" svg:viewBox="0 0 92 126" draw:points="0,0 0,126 92,126 92,0">
          <text:p/>
        </draw:polygon>
        <draw:polygon draw:style-name="gr2" draw:text-style-name="P2" draw:layer="layout" svg:width="0.131cm" svg:height="4.069cm" svg:x="64.556cm" svg:y="16.67cm" svg:viewBox="0 0 132 4070" draw:points="0,0 0,4070 132,4070 132,0">
          <text:p/>
        </draw:polygon>
        <draw:polygon draw:style-name="gr2" draw:text-style-name="P2" draw:layer="layout" svg:width="0.093cm" svg:height="0.132cm" svg:x="64.687cm" svg:y="16.67cm" svg:viewBox="0 0 94 133" draw:points="0,0 0,133 94,133 94,0">
          <text:p/>
        </draw:polygon>
        <draw:polygon draw:style-name="gr2" draw:text-style-name="P2" draw:layer="layout" svg:width="1.105cm" svg:height="0.132cm" svg:x="65.79cm" svg:y="16.67cm" svg:viewBox="0 0 1106 133" draw:points="0,0 0,133 1106,133 1106,0">
          <text:p/>
        </draw:polygon>
        <draw:polygon draw:style-name="gr2" draw:text-style-name="P2" draw:layer="layout" svg:width="0.132cm" svg:height="4.388cm" svg:x="66.763cm" svg:y="16.791cm" svg:viewBox="0 0 133 4389" draw:points="0,0 0,4389 133,4389 133,0">
          <text:p/>
        </draw:polygon>
        <draw:polygon draw:style-name="gr2" draw:text-style-name="P2" draw:layer="layout" svg:width="1.476cm" svg:height="0.119cm" svg:x="63.421cm" svg:y="21.115cm" svg:viewBox="0 0 1477 120" draw:points="0,0 0,120 1477,120 1477,0">
          <text:p/>
        </draw:polygon>
        <draw:polygon draw:style-name="gr2" draw:text-style-name="P2" draw:layer="layout" svg:width="2.383cm" svg:height="0.221cm" svg:x="66.895cm" svg:y="16.67cm" svg:viewBox="0 0 2384 222" draw:points="0,0 2384,0 2384,222 2265,222 2265,121 0,121">
          <text:p/>
        </draw:polygon>
        <draw:polygon draw:style-name="gr2" draw:text-style-name="P2" draw:layer="layout" svg:width="0.119cm" svg:height="2.121cm" svg:x="69.159cm" svg:y="17.9cm" svg:viewBox="0 0 120 2122" draw:points="0,0 0,2122 120,2122 120,0">
          <text:p/>
        </draw:polygon>
        <draw:polygon draw:style-name="gr2" draw:text-style-name="P2" draw:layer="layout" svg:width="2.195cm" svg:height="0.119cm" svg:x="66.964cm" svg:y="18.861cm" svg:viewBox="0 0 2196 120" draw:points="0,0 0,120 2196,120 2196,0">
          <text:p/>
        </draw:polygon>
        <draw:polygon draw:style-name="gr2" draw:text-style-name="P2" draw:layer="layout" svg:width="0.069cm" svg:height="2.318cm" svg:x="66.895cm" svg:y="18.861cm" svg:viewBox="0 0 70 2319" draw:points="0,0 0,2319 70,2319 70,0">
          <text:p/>
        </draw:polygon>
        <draw:polygon draw:style-name="gr2" draw:text-style-name="P2" draw:layer="layout" svg:width="0.119cm" svg:height="0.269cm" svg:x="69.159cm" svg:y="21.031cm" svg:viewBox="0 0 120 270" draw:points="0,0 0,270 120,270 120,0">
          <text:p/>
        </draw:polygon>
        <draw:polygon draw:style-name="gr2" draw:text-style-name="P2" draw:layer="layout" svg:width="4.307cm" svg:height="0.122cm" svg:x="64.897cm" svg:y="21.179cm" svg:viewBox="0 0 4308 123" draw:points="0,0 0,123 4308,123 4308,0">
          <text:p/>
        </draw:polygon>
        <draw:polygon draw:style-name="gr2" draw:text-style-name="P2" draw:layer="layout" svg:width="3.62cm" svg:height="0.122cm" svg:x="69.278cm" svg:y="21.179cm" svg:viewBox="0 0 3621 123" draw:points="0,0 0,123 3621,123 3621,0">
          <text:p/>
        </draw:polygon>
        <draw:polygon draw:style-name="gr2" draw:text-style-name="P2" draw:layer="layout" svg:width="0.12cm" svg:height="1.55cm" svg:x="72.898cm" svg:y="19.75cm" svg:viewBox="0 0 121 1551" draw:points="121,0 121,1551 0,1551 0,0">
          <text:p/>
        </draw:polygon>
        <draw:polygon draw:style-name="gr2" draw:text-style-name="P2" draw:layer="layout" svg:width="0.201cm" svg:height="2.119cm" svg:x="72.817cm" svg:y="17.631cm" svg:viewBox="0 0 202 2120" draw:points="202,0 202,2120 0,2120 0,0">
          <text:p/>
        </draw:polygon>
        <draw:polygon draw:style-name="gr2" draw:text-style-name="P2" draw:layer="layout" svg:width="2.301cm" svg:height="0.12cm" svg:x="71.198cm" svg:y="17.511cm" svg:viewBox="0 0 2302 121" draw:points="0,0 0,121 2302,121 2302,0">
          <text:p/>
        </draw:polygon>
        <draw:polygon draw:style-name="gr2" draw:text-style-name="P2" draw:layer="layout" svg:width="0.118cm" svg:height="0.961cm" svg:x="73.499cm" svg:y="16.67cm" svg:viewBox="0 0 119 962" draw:points="119,0 119,962 0,962 0,0">
          <text:p/>
        </draw:polygon>
        <draw:polygon draw:style-name="gr2" draw:text-style-name="P2" draw:layer="layout" svg:width="0.119cm" svg:height="1.101cm" svg:x="71.079cm" svg:y="16.67cm" svg:viewBox="0 0 120 1102" draw:points="0,1102 0,0 120,0 120,1102">
          <text:p/>
        </draw:polygon>
        <draw:polygon draw:style-name="gr2" draw:text-style-name="P2" draw:layer="layout" svg:width="0.119cm" svg:height="0.311cm" svg:x="71.079cm" svg:y="18.58cm" svg:viewBox="0 0 120 312" draw:points="0,0 0,312 120,312 120,0">
          <text:p/>
        </draw:polygon>
        <draw:polygon draw:style-name="gr2" draw:text-style-name="P2" draw:layer="layout" svg:width="1.619cm" svg:height="0.121cm" svg:x="71.198cm" svg:y="18.63cm" svg:viewBox="0 0 1620 122" draw:points="0,0 0,122 1620,122 1620,0">
          <text:p/>
        </draw:polygon>
        <draw:polygon draw:style-name="gr2" draw:text-style-name="P2" draw:layer="layout" svg:width="0.119cm" svg:height="0.22cm" svg:x="71.079cm" svg:y="19.699cm" svg:viewBox="0 0 120 221" draw:points="0,0 0,221 120,221 120,0">
          <text:p/>
        </draw:polygon>
        <draw:polygon draw:style-name="gr2" draw:text-style-name="P2" draw:layer="layout" svg:width="1.689cm" svg:height="0.121cm" svg:x="71.198cm" svg:y="19.75cm" svg:viewBox="0 0 1690 122" draw:points="0,0 0,122 1690,122 1690,0">
          <text:p/>
        </draw:polygon>
        <draw:polygon draw:style-name="gr2" draw:text-style-name="P2" draw:layer="layout" svg:width="0.119cm" svg:height="0.25cm" svg:x="71.079cm" svg:y="20.929cm" svg:viewBox="0 0 120 251" draw:points="0,0 0,251 120,251 120,0">
          <text:p/>
        </draw:polygon>
        <draw:polygon draw:style-name="gr2" draw:text-style-name="P2" draw:layer="layout" svg:width="0.25cm" svg:height="0.11cm" svg:x="50.099cm" svg:y="44.945cm" svg:viewBox="0 0 251 111" draw:points="0,0 0,111 251,111 251,0">
          <text:p/>
        </draw:polygon>
        <draw:polygon draw:style-name="gr2" draw:text-style-name="P2" draw:layer="layout" svg:width="0.12cm" svg:height="3.599cm" svg:x="66.571cm" svg:y="35.866cm" svg:viewBox="0 0 121 3600" draw:points="0,0 0,3600 121,3600 121,0">
          <text:p/>
        </draw:polygon>
        <draw:polygon draw:style-name="gr2" draw:text-style-name="P2" draw:layer="layout" svg:width="0.22cm" svg:height="0.12cm" svg:x="66.901cm" svg:y="39.465cm" svg:viewBox="0 0 221 121" draw:points="0,0 0,121 221,121 221,0">
          <text:p/>
        </draw:polygon>
        <draw:polygon draw:style-name="gr2" draw:text-style-name="P2" draw:layer="layout" svg:width="0.1cm" svg:height="0.119cm" svg:x="66.67cm" svg:y="35.866cm" svg:viewBox="0 0 101 120" draw:points="0,0 0,120 101,120 101,0">
          <text:p/>
        </draw:polygon>
        <draw:polygon draw:style-name="gr2" draw:text-style-name="P2" draw:layer="layout" svg:width="0.265cm" svg:height="0.119cm" svg:x="67.756cm" svg:y="35.866cm" svg:viewBox="0 0 266 120" draw:points="0,0 0,120 266,120 266,0">
          <text:p/>
        </draw:polygon>
        <draw:polygon draw:style-name="gr2" draw:text-style-name="P2" draw:layer="layout" svg:width="0.265cm" svg:height="0.12cm" svg:x="67.756cm" svg:y="39.465cm" svg:viewBox="0 0 266 121" draw:points="0,0 0,121 266,121 266,0">
          <text:p/>
        </draw:polygon>
        <draw:polygon draw:style-name="gr2" draw:text-style-name="P2" draw:layer="layout" svg:width="0.12cm" svg:height="3.37cm" svg:x="71.759cm" svg:y="36.116cm" svg:viewBox="0 0 121 3371" draw:points="0,0 0,3371 121,3371 121,0">
          <text:p/>
        </draw:polygon>
        <draw:path draw:style-name="gr2" draw:text-style-name="P2" draw:layer="layout" svg:width="0.4cm" svg:height="0.399cm" svg:x="57.224cm" svg:y="35.727cm" svg:viewBox="0 0 401 400" svg:d="M401 199l-5 40-12 36c-75 185-339 158-382-36l-2-40 2-38c43-194 305-220 382-39l12 39z">
          <text:p/>
        </draw:path>
        <draw:path draw:style-name="gr2" draw:text-style-name="P2" draw:layer="layout" svg:width="0.4cm" svg:height="0.399cm" svg:x="64.42cm" svg:y="35.727cm" svg:viewBox="0 0 401 400" svg:d="M401 199l-2 40-13 36c-76 182-336 162-382-36l-4-40 4-38c41-194 305-219 382-39l13 39z">
          <text:p/>
        </draw:path>
        <draw:polygon draw:style-name="gr2" draw:text-style-name="P2" draw:layer="layout" svg:width="0.199cm" svg:height="1.124cm" svg:x="57.006cm" svg:y="29.743cm" svg:viewBox="0 0 200 1125" draw:points="0,0 0,1125 200,1125 200,0">
          <text:p/>
        </draw:polygon>
        <draw:polygon draw:style-name="gr2" draw:text-style-name="P2" draw:layer="layout" svg:width="0.726cm" svg:height="0.201cm" svg:x="56.479cm" svg:y="30.867cm" svg:viewBox="0 0 727 202" draw:points="0,0 727,0 727,202 0,202">
          <text:p/>
        </draw:polygon>
        <draw:polygon draw:style-name="gr2" draw:text-style-name="P2" draw:layer="layout" svg:width="0.169cm" svg:height="1.888cm" svg:x="57.006cm" svg:y="31.068cm" svg:viewBox="0 0 170 1889" draw:points="0,0 0,1889 170,1889 170,0">
          <text:p/>
        </draw:polygon>
        <draw:polygon draw:style-name="gr2" draw:text-style-name="P2" draw:layer="layout" svg:width="0.169cm" svg:height="0.218cm" svg:x="57.006cm" svg:y="33.968cm" svg:viewBox="0 0 170 219" draw:points="0,0 0,219 170,219 170,0">
          <text:p/>
        </draw:polygon>
        <draw:polygon draw:style-name="gr2" draw:text-style-name="P2" draw:layer="layout" svg:width="7.398cm" svg:height="0.17cm" svg:x="57.175cm" svg:y="34.016cm" svg:viewBox="0 0 7399 171" draw:points="0,0 0,171 7399,171 7399,0">
          <text:p/>
        </draw:polygon>
        <draw:polygon draw:style-name="gr2" draw:text-style-name="P2" draw:layer="layout" svg:width="2.186cm" svg:height="0.144cm" svg:x="64.573cm" svg:y="34.042cm" svg:viewBox="0 0 2187 145" draw:points="2187,145 0,145 0,0 2187,0">
          <text:p/>
        </draw:polygon>
        <draw:polygon draw:style-name="gr2" draw:text-style-name="P2" draw:layer="layout" svg:width="2.279cm" svg:height="0.11cm" svg:x="64.48cm" svg:y="33.606cm" svg:viewBox="0 0 2280 111" draw:points="0,0 0,111 2280,111 2280,0">
          <text:p/>
        </draw:polygon>
        <draw:polygon draw:style-name="gr2" draw:text-style-name="P2" draw:layer="layout" svg:width="0.093cm" svg:height="0.3cm" svg:x="64.48cm" svg:y="33.716cm" svg:viewBox="0 0 94 301" draw:points="0,0 0,301 94,301 94,0">
          <text:p/>
        </draw:polygon>
        <draw:polygon draw:style-name="gr2" draw:text-style-name="P2" draw:layer="layout" svg:width="0.172cm" svg:height="0.47cm" svg:x="66.759cm" svg:y="33.716cm" svg:viewBox="0 0 173 471" draw:points="27,327 27,0 173,0 173,471 0,471 0,327">
          <text:p/>
        </draw:polygon>
        <draw:polygon draw:style-name="gr2" draw:text-style-name="P2" draw:layer="layout" svg:width="0.172cm" svg:height="1.719cm" svg:x="66.759cm" svg:y="31.997cm" svg:viewBox="0 0 173 1720" draw:points="173,0 173,1720 0,1720 0,0">
          <text:p/>
        </draw:polygon>
        <draw:polygon draw:style-name="gr2" draw:text-style-name="P2" draw:layer="layout" svg:width="0.201cm" svg:height="2.254cm" svg:x="66.759cm" svg:y="29.743cm" svg:viewBox="0 0 202 2255" draw:points="202,0 202,2255 0,2255 0,0">
          <text:p/>
        </draw:polygon>
        <draw:polygon draw:style-name="gr2" draw:text-style-name="P2" draw:layer="layout" svg:width="2.063cm" svg:height="0.169cm" svg:x="64.897cm" svg:y="29.559cm" svg:viewBox="0 0 2064 170" draw:points="0,0 2064,0 2064,170 0,170">
          <text:p/>
        </draw:polygon>
        <draw:path draw:style-name="gr2" draw:text-style-name="P2" draw:layer="layout" svg:width="0.401cm" svg:height="0.385cm" svg:x="64.421cm" svg:y="29.743cm" svg:viewBox="0 0 402 386" svg:d="M402 185l-4 40-13 36c-38 104-160 152-261 110l-34-19-31-25c-79-85-77-199 0-284l31-23 34-20h153l33 20 33 23 26 32 16 34 13 38z">
          <text:p/>
        </draw:path>
        <draw:path draw:style-name="gr2" draw:text-style-name="P2" draw:layer="layout" svg:width="0.401cm" svg:height="0.385cm" svg:x="64.421cm" svg:y="29.743cm" svg:viewBox="0 0 402 386" svg:d="M402 185l-4 40-13 36c-38 104-160 152-261 110l-34-19-31-25c-79-85-77-199 0-284l31-23 34-20h153l33 20 33 23 26 32 16 34 13 38z">
          <text:p/>
        </draw:path>
        <draw:path draw:style-name="gr2" draw:text-style-name="P2" draw:layer="layout" svg:width="0.399cm" svg:height="0.385cm" svg:x="57.206cm" svg:y="29.743cm" svg:viewBox="0 0 400 386" svg:d="M277 0l35 19 29 23c113 114 56 310-102 340l-38 4-41-4c-156-32-213-225-101-340l32-23 33-19z">
          <text:p/>
        </draw:path>
        <draw:path draw:style-name="gr2" draw:text-style-name="P2" draw:layer="layout" svg:width="0.399cm" svg:height="0.385cm" svg:x="57.206cm" svg:y="29.743cm" svg:viewBox="0 0 400 386" svg:d="M277 0l35 19 29 23c113 114 56 310-102 340l-38 4-41-4c-156-32-213-225-101-340l32-23 33-19z">
          <text:p/>
        </draw:path>
        <draw:polygon draw:style-name="gr2" draw:text-style-name="P2" draw:layer="layout" svg:width="7.891cm" svg:height="0.121cm" svg:x="57.006cm" svg:y="29.622cm" svg:viewBox="0 0 7892 122" draw:points="7540,122 476,122 438,111 400,107 362,111 323,122 0,122 0,0 7892,0 7892,122 7693,122 7654,111 7616,107 7578,111">
          <text:p/>
        </draw:polygon>
        <draw:polygon draw:style-name="gr2" draw:text-style-name="P2" draw:layer="layout" svg:width="7.891cm" svg:height="0.121cm" svg:x="57.006cm" svg:y="29.622cm" svg:viewBox="0 0 7892 122" draw:points="7540,122 476,122 438,111 400,107 362,111 323,122 0,122 0,0 7892,0 7892,122 7693,122 7654,111 7616,107 7578,111">
          <text:p/>
        </draw:polygon>
        <draw:path draw:style-name="gr2" draw:text-style-name="P2" draw:layer="layout" svg:width="0.381cm" svg:height="0.389cm" svg:x="71.63cm" svg:y="35.727cm" svg:viewBox="0 0 382 390" svg:d="M200 0l36 8 36 13c131 68 148 244 33 337l-31 19-32 13h-112l-38-17-34-23-30-32-21-36-7-25v-115l13-34 26-38 34-32 42-23 44-13z">
          <text:p/>
        </draw:path>
        <draw:polygon draw:style-name="gr2" draw:text-style-name="P2" draw:layer="layout" svg:width="2.318cm" svg:height="0.269cm" svg:x="66.96cm" svg:y="29.559cm" svg:viewBox="0 0 2319 270" draw:points="0,119 0,0 2319,0 2319,270 2200,270 2200,119">
          <text:p/>
        </draw:polygon>
        <draw:polygon draw:style-name="gr2" draw:text-style-name="P2" draw:layer="layout" svg:width="1.82cm" svg:height="0.118cm" svg:x="71.198cm" svg:y="29.559cm" svg:viewBox="0 0 1821 119" draw:points="144,19 264,19 264,0 1821,0 1821,119 0,119 0,0 144,0">
          <text:p/>
        </draw:polygon>
        <draw:polygon draw:style-name="gr2" draw:text-style-name="P2" draw:layer="layout" svg:width="0.12cm" svg:height="1.431cm" svg:x="72.898cm" svg:y="29.677cm" svg:viewBox="0 0 121 1432" draw:points="0,0 0,1432 121,1432 121,0">
          <text:p/>
        </draw:polygon>
        <draw:polygon draw:style-name="gr2" draw:text-style-name="P2" draw:layer="layout" svg:width="1.7cm" svg:height="0.12cm" svg:x="71.198cm" svg:y="30.988cm" svg:viewBox="0 0 1701 121" draw:points="0,0 0,121 1701,121 1701,0">
          <text:p/>
        </draw:polygon>
        <draw:polygon draw:style-name="gr2" draw:text-style-name="P2" draw:layer="layout" svg:width="0.199cm" svg:height="2.119cm" svg:x="72.819cm" svg:y="31.108cm" svg:viewBox="0 0 200 2120" draw:points="200,0 200,2120 0,2120 0,0">
          <text:p/>
        </draw:polygon>
        <draw:polygon draw:style-name="gr2" draw:text-style-name="P2" draw:layer="layout" svg:width="1.621cm" svg:height="0.121cm" svg:x="71.198cm" svg:y="32.107cm" svg:viewBox="0 0 1622 122" draw:points="1622,122 0,122 0,0 1622,0">
          <text:p/>
        </draw:polygon>
        <draw:polygon draw:style-name="gr2" draw:text-style-name="P2" draw:layer="layout" svg:width="2.301cm" svg:height="0.121cm" svg:x="71.198cm" svg:y="33.227cm" svg:viewBox="0 0 2302 122" draw:points="0,0 0,122 2302,122 2302,0">
          <text:p/>
        </draw:polygon>
        <draw:polygon draw:style-name="gr2" draw:text-style-name="P2" draw:layer="layout" svg:width="0.12cm" svg:height="0.84cm" svg:x="73.499cm" svg:y="33.227cm" svg:viewBox="0 0 121 841" draw:points="0,0 0,841 121,841 121,0">
          <text:p/>
        </draw:polygon>
        <draw:polygon draw:style-name="gr2" draw:text-style-name="P2" draw:layer="layout" svg:width="0.165cm" svg:height="0.119cm" svg:x="73.454cm" svg:y="34.067cm" svg:viewBox="0 0 166 120" draw:points="0,0 166,0 166,120 0,120">
          <text:p/>
        </draw:polygon>
        <draw:polygon draw:style-name="gr2" draw:text-style-name="P2" draw:layer="layout" svg:width="0.119cm" svg:height="1.13cm" svg:x="71.079cm" svg:y="32.937cm" svg:viewBox="0 0 120 1131" draw:points="0,0 0,1131 120,1131 120,0">
          <text:p/>
        </draw:polygon>
        <draw:polygon draw:style-name="gr2" draw:text-style-name="P2" draw:layer="layout" svg:width="0.165cm" svg:height="0.119cm" svg:x="71.079cm" svg:y="34.067cm" svg:viewBox="0 0 166 120" draw:points="166,120 0,120 0,0 166,0">
          <text:p/>
        </draw:polygon>
        <draw:polygon draw:style-name="gr2" draw:text-style-name="P2" draw:layer="layout" svg:width="2.228cm" svg:height="0.119cm" svg:x="66.931cm" svg:y="34.067cm" svg:viewBox="0 0 2229 120" draw:points="2229,120 0,120 0,0 2229,0">
          <text:p/>
        </draw:polygon>
        <draw:polygon draw:style-name="gr2" draw:text-style-name="P2" draw:layer="layout" svg:width="0.119cm" svg:height="0.218cm" svg:x="69.159cm" svg:y="33.968cm" svg:viewBox="0 0 120 219" draw:points="0,99 0,0 120,0 120,219 0,219">
          <text:p/>
        </draw:polygon>
        <draw:polygon draw:style-name="gr2" draw:text-style-name="P2" draw:layer="layout" svg:width="0.119cm" svg:height="2.121cm" svg:x="69.159cm" svg:y="30.837cm" svg:viewBox="0 0 120 2122" draw:points="120,0 120,2122 0,2122 0,0">
          <text:p/>
        </draw:polygon>
        <draw:polygon draw:style-name="gr2" draw:text-style-name="P2" draw:layer="layout" svg:width="2.199cm" svg:height="0.12cm" svg:x="66.96cm" svg:y="31.877cm" svg:viewBox="0 0 2200 121" draw:points="0,0 0,121 2200,121 2200,0">
          <text:p/>
        </draw:polygon>
        <draw:polygon draw:style-name="gr2" draw:text-style-name="P2" draw:layer="layout" svg:width="1.801cm" svg:height="0.118cm" svg:x="69.278cm" svg:y="29.559cm" svg:viewBox="0 0 1802 119" draw:points="0,0 0,119 1802,119 1802,0">
          <text:p/>
        </draw:polygon>
        <draw:polygon draw:style-name="gr2" draw:text-style-name="P2" draw:layer="layout" svg:width="0.119cm" svg:height="0.368cm" svg:x="71.079cm" svg:y="29.559cm" svg:viewBox="0 0 120 369" draw:points="0,369 0,0 120,0 120,369">
          <text:p/>
        </draw:polygon>
        <draw:polygon draw:style-name="gr2" draw:text-style-name="P2" draw:layer="layout" svg:width="0.119cm" svg:height="0.22cm" svg:x="71.079cm" svg:y="30.937cm" svg:viewBox="0 0 120 221" draw:points="0,0 0,221 120,221 120,0">
          <text:p/>
        </draw:polygon>
        <draw:polygon draw:style-name="gr2" draw:text-style-name="P2" draw:layer="layout" svg:width="0.119cm" svg:height="0.158cm" svg:x="71.079cm" svg:y="31.968cm" svg:viewBox="0 0 120 159" draw:points="0,0 0,159 120,159 120,0">
          <text:p/>
        </draw:polygon>
        <draw:path draw:style-name="gr2" draw:text-style-name="P2" draw:layer="layout" svg:width="0.4cm" svg:height="0.4cm" svg:x="71.619cm" svg:y="29.729cm" svg:viewBox="0 0 401 401" svg:d="M401 199l-4 40-11 36c-80 185-338 160-382-36l-4-40 4-38c42-195 301-220 382-38l11 38z">
          <text:p/>
        </draw:path>
        <draw:polygon draw:style-name="gr2" draw:text-style-name="P2" draw:layer="layout" svg:width="1.601cm" svg:height="0.122cm" svg:x="20.571cm" svg:y="21.179cm" svg:viewBox="0 0 1602 123" draw:points="0,0 0,123 1602,123 1602,0">
          <text:p/>
        </draw:polygon>
        <draw:polygon draw:style-name="gr2" draw:text-style-name="P2" draw:layer="layout" svg:width="3.609cm" svg:height="0.1cm" svg:x="75.359cm" svg:y="15.781cm" svg:viewBox="0 0 3610 101" draw:points="0,0 0,101 3610,101 3610,0">
          <text:p/>
        </draw:polygon>
        <draw:polygon draw:style-name="gr2" draw:text-style-name="P2" draw:layer="layout" svg:width="0.119cm" svg:height="0.218cm" svg:x="75.359cm" svg:y="15.781cm" svg:viewBox="0 0 120 219" draw:points="0,0 0,219 120,219 120,0">
          <text:p/>
        </draw:polygon>
        <draw:polygon draw:style-name="gr2" draw:text-style-name="P2" draw:layer="layout" svg:width="3.609cm" svg:height="0.101cm" svg:x="75.359cm" svg:y="18.18cm" svg:viewBox="0 0 3610 102" draw:points="0,0 0,102 3610,102 3610,0">
          <text:p/>
        </draw:polygon>
        <draw:polygon draw:style-name="gr2" draw:text-style-name="P2" draw:layer="layout" svg:width="0.119cm" svg:height="0.192cm" svg:x="75.359cm" svg:y="18.18cm" svg:viewBox="0 0 120 193" draw:points="0,0 0,193 120,193 120,0">
          <text:p/>
        </draw:polygon>
        <draw:polygon draw:style-name="gr2" draw:text-style-name="P2" draw:layer="layout" svg:width="0.12cm" svg:height="3.602cm" svg:x="67.983cm" svg:y="11.271cm" svg:viewBox="0 0 121 3603" draw:points="0,0 0,3603 121,3603 121,0">
          <text:p/>
        </draw:polygon>
        <draw:polygon draw:style-name="gr2" draw:text-style-name="P2" draw:layer="layout" svg:width="0.11cm" svg:height="0.118cm" svg:x="68.093cm" svg:y="11.271cm" svg:viewBox="0 0 111 119" draw:points="0,0 0,119 111,119 111,0">
          <text:p/>
        </draw:polygon>
        <draw:polygon draw:style-name="gr2" draw:text-style-name="P2" draw:layer="layout" svg:width="0.237cm" svg:height="0.118cm" svg:x="69.189cm" svg:y="11.271cm" svg:viewBox="0 0 238 119" draw:points="0,0 0,119 238,119 238,0">
          <text:p/>
        </draw:polygon>
        <draw:polygon draw:style-name="gr2" draw:text-style-name="P2" draw:layer="layout" svg:width="0.12cm" svg:height="3.721cm" svg:x="71.34cm" svg:y="11.271cm" svg:viewBox="0 0 121 3722" draw:points="0,0 0,3722 121,3722 121,0">
          <text:p/>
        </draw:polygon>
        <draw:polygon draw:style-name="gr2" draw:text-style-name="P2" draw:layer="layout" svg:width="0.237cm" svg:height="0.119cm" svg:x="69.189cm" svg:y="14.873cm" svg:viewBox="0 0 238 120" draw:points="0,0 0,120 238,120 238,0">
          <text:p/>
        </draw:polygon>
        <draw:polygon draw:style-name="gr2" draw:text-style-name="P2" draw:layer="layout" svg:width="0.22cm" svg:height="0.119cm" svg:x="67.983cm" svg:y="14.873cm" svg:viewBox="0 0 221 120" draw:points="0,0 0,120 221,120 221,0">
          <text:p/>
        </draw:polygon>
        <draw:polygon draw:style-name="gr2" draw:text-style-name="P2" draw:layer="layout" svg:width="0.237cm" svg:height="0.119cm" svg:x="65.832cm" svg:y="14.873cm" svg:viewBox="0 0 238 120" draw:points="0,0 0,120 238,120 238,0">
          <text:p/>
        </draw:polygon>
        <draw:polygon draw:style-name="gr2" draw:text-style-name="P2" draw:layer="layout" svg:width="0.1cm" svg:height="0.118cm" svg:x="64.746cm" svg:y="11.271cm" svg:viewBox="0 0 101 119" draw:points="0,0 0,119 101,119 101,0">
          <text:p/>
        </draw:polygon>
        <draw:polygon draw:style-name="gr2" draw:text-style-name="P2" draw:layer="layout" svg:width="0.237cm" svg:height="0.118cm" svg:x="65.832cm" svg:y="11.271cm" svg:viewBox="0 0 238 119" draw:points="0,0 0,119 238,119 238,0">
          <text:p/>
        </draw:polygon>
        <draw:polygon draw:style-name="gr2" draw:text-style-name="P2" draw:layer="layout" svg:width="0.121cm" svg:height="3.486cm" svg:x="57.49cm" svg:y="11.271cm" svg:viewBox="0 0 122 3487" draw:points="0,0 0,3487 122,3487 122,0">
          <text:p/>
        </draw:polygon>
        <draw:polygon draw:style-name="gr2" draw:text-style-name="P2" draw:layer="layout" svg:width="0.237cm" svg:height="0.119cm" svg:x="59.524cm" svg:y="14.873cm" svg:viewBox="0 0 238 120" draw:points="0,0 0,120 238,120 238,0">
          <text:p/>
        </draw:polygon>
        <draw:polygon draw:style-name="gr2" draw:text-style-name="P2" draw:layer="layout" svg:width="0.237cm" svg:height="0.118cm" svg:x="59.524cm" svg:y="11.271cm" svg:viewBox="0 0 238 119" draw:points="0,0 0,119 238,119 238,0">
          <text:p/>
        </draw:polygon>
        <draw:polygon draw:style-name="gr2" draw:text-style-name="P2" draw:layer="layout" svg:width="0.099cm" svg:height="0.118cm" svg:x="60.748cm" svg:y="11.271cm" svg:viewBox="0 0 100 119" draw:points="0,0 0,119 100,119 100,0">
          <text:p/>
        </draw:polygon>
        <draw:polygon draw:style-name="gr2" draw:text-style-name="P2" draw:layer="layout" svg:width="0.099cm" svg:height="0.119cm" svg:x="60.748cm" svg:y="14.873cm" svg:viewBox="0 0 100 120" draw:points="0,0 0,120 100,120 100,0">
          <text:p/>
        </draw:polygon>
        <draw:polygon draw:style-name="gr2" draw:text-style-name="P2" draw:layer="layout" svg:width="3.609cm" svg:height="0.099cm" svg:x="75.359cm" svg:y="20.58cm" svg:viewBox="0 0 3610 100" draw:points="0,0 0,100 3610,100 3610,0">
          <text:p/>
        </draw:polygon>
        <draw:polygon draw:style-name="gr2" draw:text-style-name="P2" draw:layer="layout" svg:width="0.101cm" svg:height="3.691cm" svg:x="28.579cm" svg:y="5.901cm" svg:viewBox="0 0 102 3692" draw:points="0,3692 0,8 102,0 102,3692">
          <text:p/>
        </draw:polygon>
        <draw:polygon draw:style-name="gr2" draw:text-style-name="P2" draw:layer="layout" svg:width="0.101cm" svg:height="3.691cm" svg:x="28.579cm" svg:y="5.901cm" svg:viewBox="0 0 102 3692" draw:points="0,3692 102,0 102,3692">
          <text:p/>
        </draw:polygon>
        <draw:polygon draw:style-name="gr2" draw:text-style-name="P2" draw:layer="layout" svg:width="0.249cm" svg:height="0.11cm" svg:x="28.505cm" svg:y="5.803cm" svg:viewBox="0 0 250 111" draw:points="0,0 0,111 250,111 250,0">
          <text:p/>
        </draw:polygon>
        <draw:frame draw:style-name="gr4" draw:text-style-name="P1" draw:layer="layout" svg:width="8.178cm" svg:height="7.907cm" draw:transform="rotate (-1.5707963267949) translate (73.033cm 21.361cm)">
          <draw:image xlink:href="Pictures/10000200000003C7000003A7834F1A79C52D14F6.png" xlink:type="simple" xlink:show="embed" xlink:actuate="onLoad">
            <text:p/>
          </draw:image>
        </draw:frame>
        <draw:frame draw:style-name="gr4" draw:text-style-name="P1" draw:layer="layout" svg:width="11.7cm" svg:height="43.399cm" draw:transform="rotate (-1.5707963267949) translate (57.546cm 9.561cm)">
          <draw:image xlink:href="Pictures/100002000000056700001407C7B4C80ACBA3BC45.png" xlink:type="simple" xlink:show="embed" xlink:actuate="onLoad">
            <text:p/>
          </draw:image>
        </draw:frame>
        <draw:frame draw:style-name="gr4" draw:text-style-name="P1" draw:layer="layout" svg:width="3.843cm" svg:height="6.823cm" draw:transform="rotate (-1.5707963267949) translate (71.541cm 11.288cm)">
          <draw:image xlink:href="Pictures/10000200000001C700000327C0291DF4A78D035F.png" xlink:type="simple" xlink:show="embed" xlink:actuate="onLoad">
            <text:p/>
          </draw:image>
        </draw:frame>
        <draw:frame draw:style-name="gr4" draw:text-style-name="P1" draw:layer="layout" svg:width="9.939cm" svg:height="19.151cm" draw:transform="rotate (-1.5707963267949) translate (78.996cm 5.956cm)">
          <draw:image xlink:href="Pictures/1000020000000497000008D7166B3CB8399D8D8D.png" xlink:type="simple" xlink:show="embed" xlink:actuate="onLoad">
            <text:p/>
          </draw:image>
        </draw:frame>
        <draw:frame draw:style-name="gr4" draw:text-style-name="P1" draw:layer="layout" svg:width="6.417cm" svg:height="5.468cm" draw:transform="rotate (-1.5707963267949) translate (79.06cm 15.839cm)">
          <draw:image xlink:href="Pictures/10000200000002F7000002879FC5ACCC230DDE7A.png" xlink:type="simple" xlink:show="embed" xlink:actuate="onLoad">
            <text:p/>
          </draw:image>
        </draw:frame>
        <draw:frame draw:style-name="gr4" draw:text-style-name="P1" draw:layer="layout" svg:width="3.572cm" svg:height="5.198cm" draw:transform="rotate (-1.5707963267949) translate (71.952cm 36.011cm)">
          <draw:image xlink:href="Pictures/10000200000001A700000267CF3E9EAFA7CC0899.png" xlink:type="simple" xlink:show="embed" xlink:actuate="onLoad">
            <text:p/>
          </draw:image>
        </draw:frame>
        <draw:frame draw:style-name="gr4" draw:text-style-name="P1" draw:layer="layout" svg:width="4.52cm" svg:height="2.488cm" draw:transform="rotate (-1.5707963267949) translate (59.861cm 16.764cm)">
          <draw:image xlink:href="Pictures/10000200000002170000012762E732C669D02C6E.png" xlink:type="simple" xlink:show="embed" xlink:actuate="onLoad">
            <text:p/>
          </draw:image>
        </draw:frame>
        <draw:frame draw:style-name="gr4" draw:text-style-name="P1" draw:layer="layout" svg:width="3.843cm" svg:height="7.23cm" draw:transform="rotate (-1.5707963267949) translate (79.121cm 40.917cm)">
          <draw:image xlink:href="Pictures/10000200000001C700000357A1613D25D02747CA.png" xlink:type="simple" xlink:show="embed" xlink:actuate="onLoad">
            <text:p/>
          </draw:image>
        </draw:frame>
        <draw:frame draw:style-name="gr4" draw:text-style-name="P1" draw:layer="layout" svg:width="3.572cm" svg:height="2.488cm" draw:transform="rotate (-1.5707963267949) translate (45.436cm 5.954cm)">
          <draw:image xlink:href="Pictures/10000200000001A70000012735201B7FD93F3385.png" xlink:type="simple" xlink:show="embed" xlink:actuate="onLoad">
            <text:p/>
          </draw:image>
        </draw:frame>
        <draw:frame draw:style-name="gr4" draw:text-style-name="P1" draw:layer="layout" svg:width="3.572cm" svg:height="2.488cm" draw:transform="rotate (-1.5707963267949) translate (59.933cm 5.954cm)">
          <draw:image xlink:href="Pictures/10000200000001A700000127A4E3E92E34C4EDA7.png" xlink:type="simple" xlink:show="embed" xlink:actuate="onLoad">
            <text:p/>
          </draw:image>
        </draw:frame>
        <draw:frame draw:style-name="gr4" draw:text-style-name="P1" draw:layer="layout" svg:width="3.572cm" svg:height="3.301cm" draw:transform="rotate (-1.5707963267949) translate (60.897cm 11.415cm)">
          <draw:image xlink:href="Pictures/10000200000001A700000187B7FCEAF12E881453.png" xlink:type="simple" xlink:show="embed" xlink:actuate="onLoad">
            <text:p/>
          </draw:image>
        </draw:frame>
        <draw:frame draw:style-name="gr4" draw:text-style-name="P1" draw:layer="layout" svg:width="3.572cm" svg:height="2.353cm" draw:transform="rotate (-1.5707963267949) translate (74.083cm 36.011cm)">
          <draw:image xlink:href="Pictures/10000200000001A700000117A766C0B9F70D4DB2.png" xlink:type="simple" xlink:show="embed" xlink:actuate="onLoad">
            <text:p/>
          </draw:image>
        </draw:frame>
        <draw:frame draw:style-name="gr4" draw:text-style-name="P1" draw:layer="layout" svg:width="3.572cm" svg:height="4.656cm" draw:transform="rotate (-1.5707963267949) translate (71.821cm 41.358cm)">
          <draw:image xlink:href="Pictures/10000200000001A7000002273F06B3D0580C7727.png" xlink:type="simple" xlink:show="embed" xlink:actuate="onLoad">
            <text:p/>
          </draw:image>
        </draw:frame>
        <draw:frame draw:style-name="gr4" draw:text-style-name="P1" draw:layer="layout" svg:width="4.114cm" svg:height="16.848cm" draw:transform="rotate (-1.5707963267949) translate (67.088cm 40.704cm)">
          <draw:image xlink:href="Pictures/10000200000001E7000007C78BAD4C2672D90B5B.png" xlink:type="simple" xlink:show="embed" xlink:actuate="onLoad">
            <text:p/>
          </draw:image>
        </draw:frame>
        <draw:frame draw:style-name="gr4" draw:text-style-name="P1" draw:layer="layout" svg:width="4.52cm" svg:height="2.624cm" draw:transform="rotate (-1.5707963267949) translate (35.945cm 29.701cm)">
          <draw:image xlink:href="Pictures/1000020000000217000001379C2D74E2AB9C4F1F.png" xlink:type="simple" xlink:show="embed" xlink:actuate="onLoad">
            <text:p/>
          </draw:image>
        </draw:frame>
        <draw:frame draw:style-name="gr4" draw:text-style-name="P1" draw:layer="layout" svg:width="4.52cm" svg:height="11.158cm" draw:transform="rotate (-1.5707963267949) translate (36.021cm 16.643cm)">
          <draw:image xlink:href="Pictures/100002000000021700000527BE7F8B111C54C03F.png" xlink:type="simple" xlink:show="embed" xlink:actuate="onLoad">
            <text:p/>
          </draw:image>
        </draw:frame>
        <draw:frame draw:style-name="gr4" draw:text-style-name="P1" draw:layer="layout" svg:width="0.134cm" svg:height="0.134cm" svg:x="5.317cm" svg:y="23.093cm">
          <draw:image xlink:href="Pictures/10000200000000100000001090CCD6F108CCFC4C.png" xlink:type="simple" xlink:show="embed" xlink:actuate="onLoad">
            <text:p/>
          </draw:image>
        </draw:frame>
        <draw:frame draw:style-name="gr4" draw:text-style-name="P1" draw:layer="layout" svg:width="0.134cm" svg:height="0.134cm" svg:x="5.317cm" svg:y="23.228cm">
          <draw:image xlink:href="Pictures/100002000000001000000010F0F430B806910AE8.png" xlink:type="simple" xlink:show="embed" xlink:actuate="onLoad">
            <text:p/>
          </draw:image>
        </draw:frame>
        <draw:frame draw:style-name="gr4" draw:text-style-name="P1" draw:layer="layout" svg:width="0.134cm" svg:height="0.134cm" svg:x="5.317cm" svg:y="23.364cm">
          <draw:image xlink:href="Pictures/100002000000001000000010090C020CD6791040.png" xlink:type="simple" xlink:show="embed" xlink:actuate="onLoad">
            <text:p/>
          </draw:image>
        </draw:frame>
        <draw:frame draw:style-name="gr4" draw:text-style-name="P1" draw:layer="layout" svg:width="21.86cm" svg:height="24.027cm" draw:transform="rotate (-1.5707963267949) translate (36.417cm 23.391cm)">
          <draw:image xlink:href="Pictures/1000020000000A1700000B17D2CDDF0CFB485D1D.png" xlink:type="simple" xlink:show="embed" xlink:actuate="onLoad">
            <text:p/>
          </draw:image>
        </draw:frame>
        <draw:frame draw:style-name="gr4" draw:text-style-name="P1" draw:layer="layout" svg:width="17.254cm" svg:height="16.983cm" draw:transform="rotate (-1.5707963267949) translate (22.324cm 5.956cm)">
          <draw:image xlink:href="Pictures/10000200000007F7000007D79D57537111B6024F.png" xlink:type="simple" xlink:show="embed" xlink:actuate="onLoad">
            <text:p/>
          </draw:image>
        </draw:frame>
        <draw:frame draw:style-name="gr4" draw:text-style-name="P1" draw:layer="layout" svg:width="10.21cm" svg:height="2.082cm" draw:transform="rotate (-1.5707963267949) translate (9.176cm 37.99cm)">
          <draw:image xlink:href="Pictures/10000200000004B7000000F7F7D350DED346E9AA.png" xlink:type="simple" xlink:show="embed" xlink:actuate="onLoad">
            <text:p/>
          </draw:image>
        </draw:frame>
        <draw:frame draw:style-name="gr4" draw:text-style-name="P1" draw:layer="layout" svg:width="10.21cm" svg:height="2.624cm" draw:transform="rotate (-1.5707963267949) translate (12.291cm 37.99cm)">
          <draw:image xlink:href="Pictures/10000200000004B700000137CAD07FB1B685BDD0.png" xlink:type="simple" xlink:show="embed" xlink:actuate="onLoad">
            <text:p/>
          </draw:image>
        </draw:frame>
        <draw:frame draw:style-name="gr4" draw:text-style-name="P1" draw:layer="layout" svg:width="3.03cm" svg:height="3.03cm" draw:transform="rotate (-1.5707963267949) translate (32.374cm 26.856cm)">
          <draw:image xlink:href="Pictures/10000200000001670000016741810B0CFA1EC399.png" xlink:type="simple" xlink:show="embed" xlink:actuate="onLoad">
            <text:p/>
          </draw:image>
        </draw:frame>
        <draw:frame draw:style-name="gr4" draw:text-style-name="P1" draw:layer="layout" svg:width="0.134cm" svg:height="0.134cm" svg:x="28.569cm" svg:y="26.882cm">
          <draw:image xlink:href="Pictures/10000200000000100000001068FE5124F48A257F.png" xlink:type="simple" xlink:show="embed" xlink:actuate="onLoad">
            <text:p/>
          </draw:image>
        </draw:frame>
        <draw:frame draw:style-name="gr4" draw:text-style-name="P1" draw:layer="layout" svg:width="0.134cm" svg:height="0.134cm" svg:x="28.704cm" svg:y="26.882cm">
          <draw:image xlink:href="Pictures/10000200000000100000001084E8719A97BD3F1F.png" xlink:type="simple" xlink:show="embed" xlink:actuate="onLoad">
            <text:p/>
          </draw:image>
        </draw:frame>
        <draw:frame draw:style-name="gr4" draw:text-style-name="P1" draw:layer="layout" svg:width="0.134cm" svg:height="0.134cm" svg:x="28.84cm" svg:y="26.882cm">
          <draw:image xlink:href="Pictures/100002000000001000000010BC8CEC567B801333.png" xlink:type="simple" xlink:show="embed" xlink:actuate="onLoad">
            <text:p/>
          </draw:image>
        </draw:frame>
        <draw:frame draw:style-name="gr4" draw:text-style-name="P1" draw:layer="layout" svg:width="0.134cm" svg:height="0.134cm" svg:x="28.975cm" svg:y="26.882cm">
          <draw:image xlink:href="Pictures/100002000000001000000010478AF17F4B7709F4.png" xlink:type="simple" xlink:show="embed" xlink:actuate="onLoad">
            <text:p/>
          </draw:image>
        </draw:frame>
        <draw:frame draw:style-name="gr4" draw:text-style-name="P1" draw:layer="layout" svg:width="0.134cm" svg:height="0.134cm" svg:x="29.111cm" svg:y="26.882cm">
          <draw:image xlink:href="Pictures/100002000000001000000010AEA40A560039BA64.png" xlink:type="simple" xlink:show="embed" xlink:actuate="onLoad">
            <text:p/>
          </draw:image>
        </draw:frame>
        <draw:frame draw:style-name="gr4" draw:text-style-name="P1" draw:layer="layout" svg:width="0.134cm" svg:height="0.134cm" svg:x="29.246cm" svg:y="26.882cm">
          <draw:image xlink:href="Pictures/1000020000000010000000105B97404694AAE40F.png" xlink:type="simple" xlink:show="embed" xlink:actuate="onLoad">
            <text:p/>
          </draw:image>
        </draw:frame>
        <draw:frame draw:style-name="gr4" draw:text-style-name="P1" draw:layer="layout" svg:width="2.895cm" svg:height="2.759cm" draw:transform="rotate (-1.5707963267949) translate (28.624cm 24.067cm)">
          <draw:image xlink:href="Pictures/100002000000015700000147BB74D12DC50CF559.png" xlink:type="simple" xlink:show="embed" xlink:actuate="onLoad">
            <text:p/>
          </draw:image>
        </draw:frame>
        <draw:frame draw:style-name="gr4" draw:text-style-name="P1" draw:layer="layout" svg:width="0.134cm" svg:height="0.134cm" svg:x="25.679cm" svg:y="24.092cm">
          <draw:image xlink:href="Pictures/100002000000001000000010C8A4EA29D30B990E.png" xlink:type="simple" xlink:show="embed" xlink:actuate="onLoad">
            <text:p/>
          </draw:image>
        </draw:frame>
        <draw:frame draw:style-name="gr4" draw:text-style-name="P1" draw:layer="layout" svg:width="0.134cm" svg:height="0.134cm" svg:x="25.679cm" svg:y="24.227cm">
          <draw:image xlink:href="Pictures/1000020000000010000000104B94D4995504A6E8.png" xlink:type="simple" xlink:show="embed" xlink:actuate="onLoad">
            <text:p/>
          </draw:image>
        </draw:frame>
        <draw:frame draw:style-name="gr4" draw:text-style-name="P1" draw:layer="layout" svg:width="0.134cm" svg:height="0.134cm" svg:x="25.679cm" svg:y="24.363cm">
          <draw:image xlink:href="Pictures/100002000000001000000010BCC8A9FAEA467168.png" xlink:type="simple" xlink:show="embed" xlink:actuate="onLoad">
            <text:p/>
          </draw:image>
        </draw:frame>
        <draw:frame draw:style-name="gr4" draw:text-style-name="P1" draw:layer="layout" svg:width="0.134cm" svg:height="0.134cm" svg:x="25.679cm" svg:y="24.498cm">
          <draw:image xlink:href="Pictures/100002000000001000000010F85EEB35982F2A7A.png" xlink:type="simple" xlink:show="embed" xlink:actuate="onLoad">
            <text:p/>
          </draw:image>
        </draw:frame>
        <draw:frame draw:style-name="gr4" draw:text-style-name="P1" draw:layer="layout" svg:width="0.134cm" svg:height="0.134cm" svg:x="25.679cm" svg:y="24.634cm">
          <draw:image xlink:href="Pictures/10000200000000100000001016FBEB645AF2CB9E.png" xlink:type="simple" xlink:show="embed" xlink:actuate="onLoad">
            <text:p/>
          </draw:image>
        </draw:frame>
        <draw:frame draw:style-name="gr4" draw:text-style-name="P1" draw:layer="layout" svg:width="0.134cm" svg:height="0.134cm" svg:x="25.679cm" svg:y="24.769cm">
          <draw:image xlink:href="Pictures/100002000000001000000010C65DC2FA82EE89DA.png" xlink:type="simple" xlink:show="embed" xlink:actuate="onLoad">
            <text:p/>
          </draw:image>
        </draw:frame>
        <draw:frame draw:style-name="gr4" draw:text-style-name="P1" draw:layer="layout" svg:width="0.134cm" svg:height="0.134cm" svg:x="25.679cm" svg:y="24.905cm">
          <draw:image xlink:href="Pictures/1000020000000010000000105005DDCEA8EBB0F0.png" xlink:type="simple" xlink:show="embed" xlink:actuate="onLoad">
            <text:p/>
          </draw:image>
        </draw:frame>
        <draw:frame draw:style-name="gr4" draw:text-style-name="P1" draw:layer="layout" svg:width="0.134cm" svg:height="0.134cm" svg:x="25.679cm" svg:y="25.04cm">
          <draw:image xlink:href="Pictures/100002000000001000000010BA726591CFECCAA5.png" xlink:type="simple" xlink:show="embed" xlink:actuate="onLoad">
            <text:p/>
          </draw:image>
        </draw:frame>
        <draw:frame draw:style-name="gr4" draw:text-style-name="P1" draw:layer="layout" svg:width="0.134cm" svg:height="0.134cm" svg:x="25.679cm" svg:y="25.176cm">
          <draw:image xlink:href="Pictures/1000020000000010000000106DF54065C58E7A66.png" xlink:type="simple" xlink:show="embed" xlink:actuate="onLoad">
            <text:p/>
          </draw:image>
        </draw:frame>
        <draw:frame draw:style-name="gr4" draw:text-style-name="P1" draw:layer="layout" svg:width="0.134cm" svg:height="0.134cm" svg:x="25.679cm" svg:y="25.311cm">
          <draw:image xlink:href="Pictures/1000020000000010000000107FE45702A55117A2.png" xlink:type="simple" xlink:show="embed" xlink:actuate="onLoad">
            <text:p/>
          </draw:image>
        </draw:frame>
        <draw:frame draw:style-name="gr4" draw:text-style-name="P1" draw:layer="layout" svg:width="0.134cm" svg:height="0.134cm" svg:x="25.679cm" svg:y="25.447cm">
          <draw:image xlink:href="Pictures/100002000000001000000010F39C6372F2248AD7.png" xlink:type="simple" xlink:show="embed" xlink:actuate="onLoad">
            <text:p/>
          </draw:image>
        </draw:frame>
        <draw:frame draw:style-name="gr4" draw:text-style-name="P1" draw:layer="layout" svg:width="0.134cm" svg:height="0.134cm" svg:x="25.679cm" svg:y="25.582cm">
          <draw:image xlink:href="Pictures/1000020000000010000000103248A9F7E422AFCC.png" xlink:type="simple" xlink:show="embed" xlink:actuate="onLoad">
            <text:p/>
          </draw:image>
        </draw:frame>
        <draw:frame draw:style-name="gr4" draw:text-style-name="P1" draw:layer="layout" svg:width="0.134cm" svg:height="0.134cm" svg:x="25.679cm" svg:y="25.718cm">
          <draw:image xlink:href="Pictures/100002000000001000000010ECE618248BC8A8F6.png" xlink:type="simple" xlink:show="embed" xlink:actuate="onLoad">
            <text:p/>
          </draw:image>
        </draw:frame>
        <draw:frame draw:style-name="gr4" draw:text-style-name="P1" draw:layer="layout" svg:width="0.134cm" svg:height="0.134cm" svg:x="25.679cm" svg:y="25.853cm">
          <draw:image xlink:href="Pictures/1000020000000010000000107EC24DE0516420D8.png" xlink:type="simple" xlink:show="embed" xlink:actuate="onLoad">
            <text:p/>
          </draw:image>
        </draw:frame>
        <draw:frame draw:style-name="gr4" draw:text-style-name="P1" draw:layer="layout" svg:width="0.134cm" svg:height="0.134cm" svg:x="25.679cm" svg:y="25.988cm">
          <draw:image xlink:href="Pictures/1000020000000010000000106BAC0B61DDAB06B8.png" xlink:type="simple" xlink:show="embed" xlink:actuate="onLoad">
            <text:p/>
          </draw:image>
        </draw:frame>
        <draw:frame draw:style-name="gr4" draw:text-style-name="P1" draw:layer="layout" svg:width="0.134cm" svg:height="0.134cm" svg:x="25.679cm" svg:y="26.124cm">
          <draw:image xlink:href="Pictures/1000020000000010000000108BDA293467716D51.png" xlink:type="simple" xlink:show="embed" xlink:actuate="onLoad">
            <text:p/>
          </draw:image>
        </draw:frame>
        <draw:frame draw:style-name="gr4" draw:text-style-name="P1" draw:layer="layout" svg:width="0.134cm" svg:height="0.134cm" svg:x="25.679cm" svg:y="26.259cm">
          <draw:image xlink:href="Pictures/100002000000001000000010A5795C19D0CC9D4E.png" xlink:type="simple" xlink:show="embed" xlink:actuate="onLoad">
            <text:p/>
          </draw:image>
        </draw:frame>
        <draw:frame draw:style-name="gr4" draw:text-style-name="P1" draw:layer="layout" svg:width="0.134cm" svg:height="0.134cm" svg:x="25.679cm" svg:y="26.395cm">
          <draw:image xlink:href="Pictures/10000200000000100000001059649EA4EAFA05D8.png" xlink:type="simple" xlink:show="embed" xlink:actuate="onLoad">
            <text:p/>
          </draw:image>
        </draw:frame>
        <draw:frame draw:style-name="gr4" draw:text-style-name="P1" draw:layer="layout" svg:width="0.134cm" svg:height="0.134cm" svg:x="25.679cm" svg:y="26.53cm">
          <draw:image xlink:href="Pictures/100002000000001000000010188BD6E3119A7918.png" xlink:type="simple" xlink:show="embed" xlink:actuate="onLoad">
            <text:p/>
          </draw:image>
        </draw:frame>
        <draw:frame draw:style-name="gr4" draw:text-style-name="P1" draw:layer="layout" svg:width="0.134cm" svg:height="0.134cm" svg:x="25.679cm" svg:y="26.666cm">
          <draw:image xlink:href="Pictures/10000200000000100000001060B5FBECA0C76C53.png" xlink:type="simple" xlink:show="embed" xlink:actuate="onLoad">
            <text:p/>
          </draw:image>
        </draw:frame>
        <draw:frame draw:style-name="gr4" draw:text-style-name="P1" draw:layer="layout" svg:width="0.134cm" svg:height="0.134cm" svg:x="25.679cm" svg:y="26.801cm">
          <draw:image xlink:href="Pictures/100002000000001000000010C35C51BBE8ED80C1.png" xlink:type="simple" xlink:show="embed" xlink:actuate="onLoad">
            <text:p/>
          </draw:image>
        </draw:frame>
        <draw:frame draw:style-name="gr4" draw:text-style-name="P1" draw:layer="layout" svg:width="8.042cm" svg:height="10.21cm" draw:transform="rotate (-1.5707963267949) translate (15.524cm 23.12cm)">
          <draw:image xlink:href="Pictures/10000200000003B7000004B7A0EE81D77E09B9B8.png" xlink:type="simple" xlink:show="embed" xlink:actuate="onLoad">
            <text:p/>
          </draw:image>
        </draw:frame>
        <draw:frame draw:style-name="gr4" draw:text-style-name="P1" draw:layer="layout" svg:width="3.707cm" svg:height="12.242cm" draw:transform="rotate (-1.5707963267949) translate (57.592cm 5.956cm)">
          <draw:image xlink:href="Pictures/10000200000001B7000005A720F8A8B05B73E1B7.png" xlink:type="simple" xlink:show="embed" xlink:actuate="onLoad">
            <text:p/>
          </draw:image>
        </draw:frame>
        <draw:frame draw:style-name="gr4" draw:text-style-name="P1" draw:layer="layout" svg:width="0.134cm" svg:height="0.134cm" svg:x="57.432cm" svg:y="9.504cm">
          <draw:image xlink:href="Pictures/100002000000001000000010D4F84561D563E87F.png" xlink:type="simple" xlink:show="embed" xlink:actuate="onLoad">
            <text:p/>
          </draw:image>
        </draw:frame>
        <draw:polygon draw:style-name="gr3" draw:text-style-name="P3" draw:layer="layout" svg:width="0.132cm" svg:height="2.93cm" svg:x="49.779cm" svg:y="16.668cm" svg:viewBox="0 0 133 2931" draw:points="0,0 0,2931 133,2931 133,0">
          <text:p/>
        </draw:polygon>
        <draw:polygon draw:style-name="gr2" draw:text-style-name="P2" draw:layer="layout" svg:width="0.132cm" svg:height="2.928cm" svg:x="49.779cm" svg:y="16.67cm" svg:viewBox="0 0 133 2929" draw:points="0,0 0,2929 133,2929 133,0">
          <text:p/>
        </draw:polygon>
        <draw:frame draw:style-name="gr4" draw:text-style-name="P1" draw:layer="layout" svg:width="2.759cm" svg:height="2.759cm" draw:transform="rotate (-1.5707963267949) translate (25.03cm 21.27cm)">
          <draw:image xlink:href="Pictures/1000020000000147000001475F02ACE512D67BE2.png" xlink:type="simple" xlink:show="embed" xlink:actuate="onLoad">
            <text:p/>
          </draw:image>
        </draw:frame>
        <draw:frame draw:style-name="gr4" draw:text-style-name="P1" draw:layer="layout" svg:width="10.21cm" svg:height="2.082cm" draw:transform="rotate (-1.5707963267949) translate (17.071cm 37.99cm)">
          <draw:image xlink:href="Pictures/10000200000004B7000000F765B0D8651003601F.png" xlink:type="simple" xlink:show="embed" xlink:actuate="onLoad">
            <text:p/>
          </draw:image>
        </draw:frame>
        <draw:frame draw:style-name="gr4" draw:text-style-name="P1" draw:layer="layout" svg:width="0.134cm" svg:height="0.134cm" svg:x="16.91cm" svg:y="48.04cm">
          <draw:image xlink:href="Pictures/100002000000001000000010C1E46512905E7ACC.png" xlink:type="simple" xlink:show="embed" xlink:actuate="onLoad">
            <text:p/>
          </draw:image>
        </draw:frame>
        <draw:polygon draw:style-name="gr5" draw:text-style-name="P1" draw:layer="layout" svg:width="1.95cm" svg:height="10.13cm" svg:x="4.497cm" svg:y="38.019cm" svg:viewBox="0 0 1951 10131" draw:points="0,0 1951,0 1951,10131 0,10131">
          <text:p/>
        </draw:polygon>
        <draw:polygon draw:style-name="gr3" draw:text-style-name="P3" draw:layer="layout" svg:width="5.698cm" svg:height="1.2cm" svg:x="28.613cm" svg:y="18.296cm" svg:viewBox="0 0 5699 1201" draw:points="0,0 0,1201 5699,1201 5699,0">
          <text:p/>
        </draw:polygon>
        <draw:line draw:style-name="gr6" draw:text-style-name="P1" draw:layer="layout" svg:x1="34.311cm" svg:y1="19.496cm" svg:x2="34.311cm" svg:y2="18.296cm">
          <text:p/>
        </draw:line>
        <draw:line draw:style-name="gr6" draw:text-style-name="P1" draw:layer="layout" svg:x1="28.613cm" svg:y1="19.496cm" svg:x2="34.311cm" svg:y2="19.496cm">
          <text:p/>
        </draw:line>
        <draw:line draw:style-name="gr6" draw:text-style-name="P1" draw:layer="layout" svg:x1="28.613cm" svg:y1="18.296cm" svg:x2="28.613cm" svg:y2="19.496cm">
          <text:p/>
        </draw:line>
        <draw:line draw:style-name="gr6" draw:text-style-name="P1" draw:layer="layout" svg:x1="34.311cm" svg:y1="18.296cm" svg:x2="28.613cm" svg:y2="18.296cm">
          <text:p/>
        </draw:line>
        <draw:polygon draw:style-name="gr6" draw:text-style-name="P1" draw:layer="layout" svg:width="5.698cm" svg:height="1.2cm" svg:x="28.613cm" svg:y="18.296cm" svg:viewBox="0 0 5699 1201" draw:points="5699,0 0,0 0,1201 5699,1201">
          <text:p/>
        </draw:polygon>
        <draw:polygon draw:style-name="gr3" draw:text-style-name="P3" draw:layer="layout" svg:width="2.5cm" svg:height="1.399cm" svg:x="74.87cm" svg:y="41.984cm" svg:viewBox="0 0 2501 1400" draw:points="0,0 0,1400 2501,1400 2501,0">
          <text:p/>
        </draw:polygon>
        <draw:line draw:style-name="gr6" draw:text-style-name="P1" draw:layer="layout" svg:x1="77.37cm" svg:y1="41.984cm" svg:x2="74.87cm" svg:y2="41.984cm">
          <text:p/>
        </draw:line>
        <draw:line draw:style-name="gr6" draw:text-style-name="P1" draw:layer="layout" svg:x1="77.37cm" svg:y1="43.383cm" svg:x2="77.37cm" svg:y2="41.984cm">
          <text:p/>
        </draw:line>
        <draw:line draw:style-name="gr6" draw:text-style-name="P1" draw:layer="layout" svg:x1="74.87cm" svg:y1="43.383cm" svg:x2="77.37cm" svg:y2="43.383cm">
          <text:p/>
        </draw:line>
        <draw:line draw:style-name="gr6" draw:text-style-name="P1" draw:layer="layout" svg:x1="74.87cm" svg:y1="41.984cm" svg:x2="74.87cm" svg:y2="43.383cm">
          <text:p/>
        </draw:line>
        <draw:polygon draw:style-name="gr3" draw:text-style-name="P3" draw:layer="layout" svg:width="1.26cm" svg:height="0.801cm" svg:x="76.157cm" svg:y="36.247cm" svg:viewBox="0 0 1261 802" draw:points="0,0 0,802 1261,802 1261,0">
          <text:p/>
        </draw:polygon>
        <draw:polygon draw:style-name="gr6" draw:text-style-name="P1" draw:layer="layout" svg:width="1.26cm" svg:height="0.801cm" svg:x="76.157cm" svg:y="36.247cm" svg:viewBox="0 0 1261 802" draw:points="1261,0 0,0 0,802 1261,802">
          <text:p/>
        </draw:polygon>
        <draw:line draw:style-name="gr6" draw:text-style-name="P1" draw:layer="layout" svg:x1="77.417cm" svg:y1="36.599cm" svg:x2="76.157cm" svg:y2="36.599cm">
          <text:p/>
        </draw:line>
        <draw:polygon draw:style-name="gr3" draw:text-style-name="P3" draw:layer="layout" svg:width="0.8cm" svg:height="1.2cm" svg:x="5.42cm" svg:y="23.154cm" svg:viewBox="0 0 801 1201" draw:points="0,0 0,1201 801,1201 801,0">
          <text:p/>
        </draw:polygon>
        <draw:line draw:style-name="gr6" draw:text-style-name="P1" draw:layer="layout" svg:x1="5.42cm" svg:y1="23.154cm" svg:x2="5.42cm" svg:y2="24.354cm">
          <text:p/>
        </draw:line>
        <draw:line draw:style-name="gr6" draw:text-style-name="P1" draw:layer="layout" svg:x1="6.22cm" svg:y1="23.154cm" svg:x2="5.42cm" svg:y2="23.154cm">
          <text:p/>
        </draw:line>
        <draw:line draw:style-name="gr6" draw:text-style-name="P1" draw:layer="layout" svg:x1="6.22cm" svg:y1="24.354cm" svg:x2="6.22cm" svg:y2="23.154cm">
          <text:p/>
        </draw:line>
        <draw:line draw:style-name="gr6" draw:text-style-name="P1" draw:layer="layout" svg:x1="5.42cm" svg:y1="24.354cm" svg:x2="6.22cm" svg:y2="24.354cm">
          <text:p/>
        </draw:line>
        <draw:polygon draw:style-name="gr3" draw:text-style-name="P3" draw:layer="layout" svg:width="0.801cm" svg:height="1.2cm" svg:x="44.521cm" svg:y="8.058cm" svg:viewBox="0 0 802 1201" draw:points="0,0 0,1201 802,1201 802,0">
          <text:p/>
        </draw:polygon>
        <draw:polygon draw:style-name="gr6" draw:text-style-name="P1" draw:layer="layout" svg:width="0.801cm" svg:height="1.2cm" svg:x="44.521cm" svg:y="8.058cm" svg:viewBox="0 0 802 1201" draw:points="0,1201 0,0 802,0 802,1201">
          <text:p/>
        </draw:polygon>
        <draw:polygon draw:style-name="gr3" draw:text-style-name="P3" draw:layer="layout" svg:width="0.95cm" svg:height="1.394cm" svg:x="73.92cm" svg:y="41.984cm" svg:viewBox="0 0 951 1395" draw:points="0,0 0,1395 951,1395 951,0">
          <text:p/>
        </draw:polygon>
        <draw:line draw:style-name="gr6" draw:text-style-name="P1" draw:layer="layout" svg:x1="73.92cm" svg:y1="43.378cm" svg:x2="74.87cm" svg:y2="43.378cm">
          <text:p/>
        </draw:line>
        <draw:line draw:style-name="gr6" draw:text-style-name="P1" draw:layer="layout" svg:x1="73.92cm" svg:y1="41.984cm" svg:x2="73.92cm" svg:y2="43.378cm">
          <text:p/>
        </draw:line>
        <draw:line draw:style-name="gr6" draw:text-style-name="P1" draw:layer="layout" svg:x1="74.87cm" svg:y1="41.984cm" svg:x2="73.92cm" svg:y2="41.984cm">
          <text:p/>
        </draw:line>
        <draw:line draw:style-name="gr6" draw:text-style-name="P1" draw:layer="layout" svg:x1="74.87cm" svg:y1="43.378cm" svg:x2="74.87cm" svg:y2="41.984cm">
          <text:p/>
        </draw:line>
        <draw:polygon draw:style-name="gr3" draw:text-style-name="P3" draw:layer="layout" svg:width="2.5cm" svg:height="1.399cm" svg:x="47.434cm" svg:y="12.198cm" svg:viewBox="0 0 2501 1400" draw:points="0,0 0,1400 2501,1400 2501,0">
          <text:p/>
        </draw:polygon>
        <draw:line draw:style-name="gr6" draw:text-style-name="P1" draw:layer="layout" svg:x1="47.434cm" svg:y1="13.597cm" svg:x2="49.934cm" svg:y2="13.597cm">
          <text:p/>
        </draw:line>
        <draw:line draw:style-name="gr6" draw:text-style-name="P1" draw:layer="layout" svg:x1="47.434cm" svg:y1="12.198cm" svg:x2="47.434cm" svg:y2="13.597cm">
          <text:p/>
        </draw:line>
        <draw:line draw:style-name="gr6" draw:text-style-name="P1" draw:layer="layout" svg:x1="49.934cm" svg:y1="12.198cm" svg:x2="47.434cm" svg:y2="12.198cm">
          <text:p/>
        </draw:line>
        <draw:line draw:style-name="gr6" draw:text-style-name="P1" draw:layer="layout" svg:x1="49.934cm" svg:y1="13.597cm" svg:x2="49.934cm" svg:y2="12.198cm">
          <text:p/>
        </draw:line>
        <draw:polygon draw:style-name="gr3" draw:text-style-name="P3" draw:layer="layout" svg:width="5.129cm" svg:height="4.9cm" svg:x="31.599cm" svg:y="38.25cm" svg:viewBox="0 0 5130 4901" draw:points="4112,4901 5130,3800 1018,0 0,1100">
          <text:p/>
        </draw:polygon>
        <draw:line draw:style-name="gr6" draw:text-style-name="P1" draw:layer="layout" svg:x1="31.599cm" svg:y1="39.35cm" svg:x2="35.711cm" svg:y2="43.151cm">
          <text:p/>
        </draw:line>
        <draw:line draw:style-name="gr6" draw:text-style-name="P1" draw:layer="layout" svg:x1="32.618cm" svg:y1="38.25cm" svg:x2="31.599cm" svg:y2="39.351cm">
          <text:p/>
        </draw:line>
        <draw:line draw:style-name="gr6" draw:text-style-name="P1" draw:layer="layout" svg:x1="36.729cm" svg:y1="42.05cm" svg:x2="32.617cm" svg:y2="38.25cm">
          <text:p/>
        </draw:line>
        <draw:line draw:style-name="gr6" draw:text-style-name="P1" draw:layer="layout" svg:x1="35.71cm" svg:y1="43.151cm" svg:x2="36.729cm" svg:y2="42.049cm">
          <text:p/>
        </draw:line>
        <draw:polygon draw:style-name="gr3" draw:text-style-name="P3" draw:layer="layout" svg:width="1.201cm" svg:height="3.47cm" svg:x="39.568cm" svg:y="36.12cm" svg:viewBox="0 0 1202 3471" draw:points="0,0 0,3471 1202,3471 1202,0">
          <text:p/>
        </draw:polygon>
        <draw:line draw:style-name="gr6" draw:text-style-name="P1" draw:layer="layout" svg:x1="39.568cm" svg:y1="36.12cm" svg:x2="39.568cm" svg:y2="39.59cm">
          <text:p/>
        </draw:line>
        <draw:line draw:style-name="gr6" draw:text-style-name="P1" draw:layer="layout" svg:x1="40.769cm" svg:y1="36.12cm" svg:x2="39.568cm" svg:y2="36.12cm">
          <text:p/>
        </draw:line>
        <draw:line draw:style-name="gr6" draw:text-style-name="P1" draw:layer="layout" svg:x1="40.769cm" svg:y1="39.59cm" svg:x2="40.769cm" svg:y2="36.12cm">
          <text:p/>
        </draw:line>
        <draw:line draw:style-name="gr6" draw:text-style-name="P1" draw:layer="layout" svg:x1="39.568cm" svg:y1="39.59cm" svg:x2="40.769cm" svg:y2="39.59cm">
          <text:p/>
        </draw:line>
        <draw:path draw:style-name="gr3" draw:text-style-name="P3" draw:layer="layout" svg:width="0.449cm" svg:height="0.45cm" svg:x="39.075cm" svg:y="37.539cm" svg:viewBox="0 0 450 451" svg:d="M226 0l-43 4-40 10c-210 92-182 386 42 433l43 4 40-4c223-49 249-344 38-433l-40-10z">
          <text:p/>
        </draw:path>
        <draw:path draw:style-name="gr6" draw:text-style-name="P1" draw:layer="layout" svg:width="0.449cm" svg:height="0.45cm" svg:x="39.075cm" svg:y="37.539cm" svg:viewBox="0 0 450 451" svg:d="M226 0c122 0 224 100 224 225 2 125-99 224-222 226-126 0-228-99-228-224s100-227 226-227z">
          <text:p/>
        </draw:path>
        <draw:path draw:style-name="gr3" draw:text-style-name="P3" draw:layer="layout" svg:width="0.449cm" svg:height="0.451cm" svg:x="39.087cm" svg:y="38.29cm" svg:viewBox="0 0 450 452" svg:d="M224 0l-40 4-40 13c-213 85-181 390 42 431l40 4 43-4c221-47 247-346 38-433l-40-11z">
          <text:p/>
        </draw:path>
        <draw:path draw:style-name="gr6" draw:text-style-name="P1" draw:layer="layout" svg:width="0.451cm" svg:height="0.451cm" svg:x="39.086cm" svg:y="38.29cm" svg:viewBox="0 0 452 452" svg:d="M224 0c126 0 228 102 228 225 0 125-100 227-226 227-125 0-224-100-226-225 0-125 101-225 224-227z">
          <text:p/>
        </draw:path>
        <draw:path draw:style-name="gr3" draw:text-style-name="P3" draw:layer="layout" svg:width="0.449cm" svg:height="0.449cm" svg:x="39.087cm" svg:y="36.785cm" svg:viewBox="0 0 450 450" svg:d="M224 0l-40 2-40 13c-212 86-182 389 42 431l40 4 43-4c219-45 249-348 38-431l-40-13z">
          <text:p/>
        </draw:path>
        <draw:path draw:style-name="gr6" draw:text-style-name="P1" draw:layer="layout" svg:width="0.451cm" svg:height="0.449cm" svg:x="39.086cm" svg:y="36.785cm" svg:viewBox="0 0 452 450" svg:d="M224 0c126-2 228 100 228 223 0 125-100 227-226 227-125 0-224-100-226-225 0-123 101-225 224-225z">
          <text:p/>
        </draw:path>
        <draw:polygon draw:style-name="gr3" draw:text-style-name="P3" draw:layer="layout" svg:width="0.798cm" svg:height="1.399cm" svg:x="56.144cm" svg:y="42.953cm" svg:viewBox="0 0 799 1400" draw:points="0,0 0,1400 799,1400 799,0">
          <text:p/>
        </draw:polygon>
        <draw:line draw:style-name="gr6" draw:text-style-name="P1" draw:layer="layout" svg:x1="56.144cm" svg:y1="42.953cm" svg:x2="56.144cm" svg:y2="44.352cm">
          <text:p/>
        </draw:line>
        <draw:line draw:style-name="gr6" draw:text-style-name="P1" draw:layer="layout" svg:x1="56.942cm" svg:y1="42.953cm" svg:x2="56.144cm" svg:y2="42.953cm">
          <text:p/>
        </draw:line>
        <draw:line draw:style-name="gr6" draw:text-style-name="P1" draw:layer="layout" svg:x1="56.942cm" svg:y1="44.352cm" svg:x2="56.942cm" svg:y2="42.953cm">
          <text:p/>
        </draw:line>
        <draw:line draw:style-name="gr6" draw:text-style-name="P1" draw:layer="layout" svg:x1="56.144cm" svg:y1="44.352cm" svg:x2="56.942cm" svg:y2="44.352cm">
          <text:p/>
        </draw:line>
        <draw:polygon draw:style-name="gr3" draw:text-style-name="P3" draw:layer="layout" svg:width="1.26cm" svg:height="0.8cm" svg:x="76.157cm" svg:y="37.048cm" svg:viewBox="0 0 1261 801" draw:points="0,0 0,801 1261,801 1261,0">
          <text:p/>
        </draw:polygon>
        <draw:polygon draw:style-name="gr6" draw:text-style-name="P1" draw:layer="layout" svg:width="1.26cm" svg:height="0.8cm" svg:x="76.157cm" svg:y="37.048cm" svg:viewBox="0 0 1261 801" draw:points="1261,801 0,801 0,0 1261,0">
          <text:p/>
        </draw:polygon>
        <draw:line draw:style-name="gr6" draw:text-style-name="P1" draw:layer="layout" svg:x1="77.417cm" svg:y1="37.496cm" svg:x2="76.157cm" svg:y2="37.496cm">
          <text:p/>
        </draw:line>
        <draw:polygon draw:style-name="gr3" draw:text-style-name="P3" draw:layer="layout" svg:width="1.26cm" svg:height="0.8cm" svg:x="76.157cm" svg:y="38.785cm" svg:viewBox="0 0 1261 801" draw:points="0,0 0,801 1261,801 1261,0">
          <text:p/>
        </draw:polygon>
        <draw:polygon draw:style-name="gr6" draw:text-style-name="P1" draw:layer="layout" svg:width="1.26cm" svg:height="0.8cm" svg:x="76.157cm" svg:y="38.785cm" svg:viewBox="0 0 1261 801" draw:points="1261,0 0,0 0,801 1261,801">
          <text:p/>
        </draw:polygon>
        <draw:line draw:style-name="gr6" draw:text-style-name="P1" draw:layer="layout" svg:x1="77.417cm" svg:y1="39.137cm" svg:x2="76.157cm" svg:y2="39.137cm">
          <text:p/>
        </draw:line>
        <draw:path draw:style-name="gr3" draw:text-style-name="P3" draw:layer="layout" svg:width="0.449cm" svg:height="0.451cm" svg:x="39.075cm" svg:y="38.978cm" svg:viewBox="0 0 450 452" svg:d="M226 0l-43 4-40 13c-211 91-181 384 42 431l43 4 40-4c223-47 249-347 38-433l-40-11z">
          <text:p/>
        </draw:path>
        <draw:path draw:style-name="gr6" draw:text-style-name="P1" draw:layer="layout" svg:width="0.449cm" svg:height="0.451cm" svg:x="39.075cm" svg:y="38.978cm" svg:viewBox="0 0 450 452" svg:d="M226 0c122 0 224 102 224 224 2 125-99 228-222 228-126 0-228-101-228-226 0-124 100-224 226-226z">
          <text:p/>
        </draw:path>
        <draw:path draw:style-name="gr3" draw:text-style-name="P3" draw:layer="layout" svg:width="0.449cm" svg:height="0.448cm" svg:x="39.005cm" svg:y="36.199cm" svg:viewBox="0 0 450 449" svg:d="M226 0l-44 4-40 11c-207 90-183 384 43 432l41 2 42-2c221-50 250-346 38-432l-40-11z">
          <text:p/>
        </draw:path>
        <draw:path draw:style-name="gr6" draw:text-style-name="P1" draw:layer="layout" svg:width="0.449cm" svg:height="0.448cm" svg:x="39.005cm" svg:y="36.199cm" svg:viewBox="0 0 450 449" svg:d="M226 0c123 0 224 99 224 224 0 124-99 225-224 225-124 3-226-99-226-223-2-125 100-226 226-226z">
          <text:p/>
        </draw:path>
        <draw:polygon draw:style-name="gr3" draw:text-style-name="P3" draw:layer="layout" svg:width="0.737cm" svg:height="1.715cm" svg:x="29.002cm" svg:y="36.133cm" svg:viewBox="0 0 738 1716" draw:points="738,15 38,0 0,1699 700,1716">
          <text:p/>
        </draw:polygon>
        <draw:polygon draw:style-name="gr6" draw:text-style-name="P1" draw:layer="layout" svg:width="0.737cm" svg:height="1.715cm" svg:x="29.002cm" svg:y="36.133cm" svg:viewBox="0 0 738 1716" draw:points="738,15 700,1716 0,1699 38,0">
          <text:p/>
        </draw:polygon>
        <draw:line draw:style-name="gr6" draw:text-style-name="P1" draw:layer="layout" svg:x1="29.329cm" svg:y1="36.139cm" svg:x2="29.29cm" svg:y2="37.838cm">
          <text:p/>
        </draw:line>
        <draw:polygon draw:style-name="gr3" draw:text-style-name="P3" draw:layer="layout" svg:width="0.8cm" svg:height="1.598cm" svg:x="29.04cm" svg:y="13.028cm" svg:viewBox="0 0 801 1599" draw:points="0,0 0,1599 801,1599 801,0">
          <text:p/>
        </draw:polygon>
        <draw:line draw:style-name="gr6" draw:text-style-name="P1" draw:layer="layout" svg:x1="29.84cm" svg:y1="13.028cm" svg:x2="29.04cm" svg:y2="13.028cm">
          <text:p/>
        </draw:line>
        <draw:line draw:style-name="gr6" draw:text-style-name="P1" draw:layer="layout" svg:x1="29.84cm" svg:y1="14.626cm" svg:x2="29.84cm" svg:y2="13.028cm">
          <text:p/>
        </draw:line>
        <draw:line draw:style-name="gr6" draw:text-style-name="P1" draw:layer="layout" svg:x1="29.04cm" svg:y1="14.626cm" svg:x2="29.84cm" svg:y2="14.626cm">
          <text:p/>
        </draw:line>
        <draw:line draw:style-name="gr6" draw:text-style-name="P1" draw:layer="layout" svg:x1="29.04cm" svg:y1="13.028cm" svg:x2="29.04cm" svg:y2="14.626cm">
          <text:p/>
        </draw:line>
        <draw:polygon draw:style-name="gr3" draw:text-style-name="P3" draw:layer="layout" svg:width="0.8cm" svg:height="1.601cm" svg:x="27.821cm" svg:y="11.427cm" svg:viewBox="0 0 801 1602" draw:points="0,0 0,1602 801,1602 801,0">
          <text:p/>
        </draw:polygon>
        <draw:line draw:style-name="gr6" draw:text-style-name="P1" draw:layer="layout" svg:x1="28.621cm" svg:y1="11.427cm" svg:x2="27.821cm" svg:y2="11.427cm">
          <text:p/>
        </draw:line>
        <draw:line draw:style-name="gr6" draw:text-style-name="P1" draw:layer="layout" svg:x1="28.621cm" svg:y1="13.028cm" svg:x2="28.621cm" svg:y2="11.427cm">
          <text:p/>
        </draw:line>
        <draw:line draw:style-name="gr6" draw:text-style-name="P1" draw:layer="layout" svg:x1="27.821cm" svg:y1="13.028cm" svg:x2="28.621cm" svg:y2="13.028cm">
          <text:p/>
        </draw:line>
        <draw:line draw:style-name="gr6" draw:text-style-name="P1" draw:layer="layout" svg:x1="27.821cm" svg:y1="11.427cm" svg:x2="27.821cm" svg:y2="13.028cm">
          <text:p/>
        </draw:line>
        <draw:polygon draw:style-name="gr3" draw:text-style-name="P3" draw:layer="layout" svg:width="0.8cm" svg:height="1.2cm" svg:x="5.42cm" svg:y="24.354cm" svg:viewBox="0 0 801 1201" draw:points="0,0 0,1201 801,1201 801,0">
          <text:p/>
        </draw:polygon>
        <draw:line draw:style-name="gr6" draw:text-style-name="P1" draw:layer="layout" svg:x1="5.42cm" svg:y1="24.354cm" svg:x2="5.42cm" svg:y2="25.554cm">
          <text:p/>
        </draw:line>
        <draw:line draw:style-name="gr6" draw:text-style-name="P1" draw:layer="layout" svg:x1="6.22cm" svg:y1="24.354cm" svg:x2="5.42cm" svg:y2="24.354cm">
          <text:p/>
        </draw:line>
        <draw:line draw:style-name="gr6" draw:text-style-name="P1" draw:layer="layout" svg:x1="6.22cm" svg:y1="25.554cm" svg:x2="6.22cm" svg:y2="24.354cm">
          <text:p/>
        </draw:line>
        <draw:line draw:style-name="gr6" draw:text-style-name="P1" draw:layer="layout" svg:x1="5.42cm" svg:y1="25.554cm" svg:x2="6.22cm" svg:y2="25.554cm">
          <text:p/>
        </draw:line>
        <draw:polygon draw:style-name="gr3" draw:text-style-name="P3" draw:layer="layout" svg:width="0.8cm" svg:height="1.2cm" svg:x="5.42cm" svg:y="25.554cm" svg:viewBox="0 0 801 1201" draw:points="0,0 0,1201 801,1201 801,0">
          <text:p/>
        </draw:polygon>
        <draw:line draw:style-name="gr6" draw:text-style-name="P1" draw:layer="layout" svg:x1="5.42cm" svg:y1="25.554cm" svg:x2="5.42cm" svg:y2="26.754cm">
          <text:p/>
        </draw:line>
        <draw:line draw:style-name="gr6" draw:text-style-name="P1" draw:layer="layout" svg:x1="6.22cm" svg:y1="25.554cm" svg:x2="5.42cm" svg:y2="25.554cm">
          <text:p/>
        </draw:line>
        <draw:line draw:style-name="gr6" draw:text-style-name="P1" draw:layer="layout" svg:x1="6.22cm" svg:y1="26.754cm" svg:x2="6.22cm" svg:y2="25.554cm">
          <text:p/>
        </draw:line>
        <draw:line draw:style-name="gr6" draw:text-style-name="P1" draw:layer="layout" svg:x1="5.42cm" svg:y1="26.754cm" svg:x2="6.22cm" svg:y2="26.754cm">
          <text:p/>
        </draw:line>
        <draw:polygon draw:style-name="gr3" draw:text-style-name="P3" draw:layer="layout" svg:width="0.8cm" svg:height="1.2cm" svg:x="5.418cm" svg:y="26.953cm" svg:viewBox="0 0 801 1201" draw:points="0,0 0,1201 801,1201 801,0">
          <text:p/>
        </draw:polygon>
        <draw:line draw:style-name="gr6" draw:text-style-name="P1" draw:layer="layout" svg:x1="5.418cm" svg:y1="26.953cm" svg:x2="5.418cm" svg:y2="28.153cm">
          <text:p/>
        </draw:line>
        <draw:line draw:style-name="gr6" draw:text-style-name="P1" draw:layer="layout" svg:x1="6.218cm" svg:y1="26.953cm" svg:x2="5.418cm" svg:y2="26.953cm">
          <text:p/>
        </draw:line>
        <draw:line draw:style-name="gr6" draw:text-style-name="P1" draw:layer="layout" svg:x1="6.218cm" svg:y1="28.153cm" svg:x2="6.218cm" svg:y2="26.953cm">
          <text:p/>
        </draw:line>
        <draw:line draw:style-name="gr6" draw:text-style-name="P1" draw:layer="layout" svg:x1="5.418cm" svg:y1="28.153cm" svg:x2="6.218cm" svg:y2="28.153cm">
          <text:p/>
        </draw:line>
        <draw:polygon draw:style-name="gr3" draw:text-style-name="P3" draw:layer="layout" svg:width="1.202cm" svg:height="1.755cm" svg:x="34.745cm" svg:y="35.972cm" svg:viewBox="0 0 1203 1756" draw:points="771,0 0,214 431,1756 1203,1539">
          <text:p/>
        </draw:polygon>
        <draw:line draw:style-name="gr6" draw:text-style-name="P1" draw:layer="layout" svg:x1="35.948cm" svg:y1="37.512cm" svg:x2="35.515cm" svg:y2="35.972cm">
          <text:p/>
        </draw:line>
        <draw:line draw:style-name="gr6" draw:text-style-name="P1" draw:layer="layout" svg:x1="35.176cm" svg:y1="37.728cm" svg:x2="35.948cm" svg:y2="37.511cm">
          <text:p/>
        </draw:line>
        <draw:line draw:style-name="gr6" draw:text-style-name="P1" draw:layer="layout" svg:x1="34.745cm" svg:y1="36.186cm" svg:x2="35.177cm" svg:y2="37.728cm">
          <text:p/>
        </draw:line>
        <draw:line draw:style-name="gr6" draw:text-style-name="P1" draw:layer="layout" svg:x1="35.516cm" svg:y1="35.972cm" svg:x2="34.745cm" svg:y2="36.187cm">
          <text:p/>
        </draw:line>
        <draw:polygon draw:style-name="gr3" draw:text-style-name="P3" draw:layer="layout" svg:width="0.736cm" svg:height="1.714cm" svg:x="30.122cm" svg:y="36.165cm" svg:viewBox="0 0 737 1715" draw:points="0,1701 699,1715 737,17 38,0">
          <text:p/>
        </draw:polygon>
        <draw:polygon draw:style-name="gr6" draw:text-style-name="P1" draw:layer="layout" svg:width="0.736cm" svg:height="1.714cm" svg:x="30.122cm" svg:y="36.165cm" svg:viewBox="0 0 737 1715" draw:points="0,1701 38,0 737,17 699,1715">
          <text:p/>
        </draw:polygon>
        <draw:line draw:style-name="gr6" draw:text-style-name="P1" draw:layer="layout" svg:x1="30.532cm" svg:y1="37.874cm" svg:x2="30.573cm" svg:y2="36.175cm">
          <text:p/>
        </draw:line>
        <draw:polygon draw:style-name="gr3" draw:text-style-name="P3" draw:layer="layout" svg:width="0.8cm" svg:height="1.6cm" svg:x="45.328cm" svg:y="13.965cm" svg:viewBox="0 0 801 1601" draw:points="0,0 0,1601 801,1601 801,0">
          <text:p/>
        </draw:polygon>
        <draw:line draw:style-name="gr6" draw:text-style-name="P1" draw:layer="layout" svg:x1="45.328cm" svg:y1="15.565cm" svg:x2="46.128cm" svg:y2="15.565cm">
          <text:p/>
        </draw:line>
        <draw:line draw:style-name="gr6" draw:text-style-name="P1" draw:layer="layout" svg:x1="45.328cm" svg:y1="13.965cm" svg:x2="45.328cm" svg:y2="15.565cm">
          <text:p/>
        </draw:line>
        <draw:line draw:style-name="gr6" draw:text-style-name="P1" draw:layer="layout" svg:x1="46.128cm" svg:y1="13.965cm" svg:x2="45.328cm" svg:y2="13.965cm">
          <text:p/>
        </draw:line>
        <draw:line draw:style-name="gr6" draw:text-style-name="P1" draw:layer="layout" svg:x1="46.128cm" svg:y1="15.565cm" svg:x2="46.128cm" svg:y2="13.965cm">
          <text:p/>
        </draw:line>
        <draw:polygon draw:style-name="gr3" draw:text-style-name="P3" draw:layer="layout" svg:width="0.801cm" svg:height="1.6cm" svg:x="44.267cm" svg:y="11.112cm" svg:viewBox="0 0 802 1601" draw:points="0,0 0,1601 802,1601 802,0">
          <text:p/>
        </draw:polygon>
        <draw:line draw:style-name="gr6" draw:text-style-name="P1" draw:layer="layout" svg:x1="44.267cm" svg:y1="12.712cm" svg:x2="45.068cm" svg:y2="12.712cm">
          <text:p/>
        </draw:line>
        <draw:line draw:style-name="gr6" draw:text-style-name="P1" draw:layer="layout" svg:x1="44.267cm" svg:y1="11.112cm" svg:x2="44.267cm" svg:y2="12.712cm">
          <text:p/>
        </draw:line>
        <draw:line draw:style-name="gr6" draw:text-style-name="P1" draw:layer="layout" svg:x1="45.068cm" svg:y1="11.112cm" svg:x2="44.267cm" svg:y2="11.112cm">
          <text:p/>
        </draw:line>
        <draw:line draw:style-name="gr6" draw:text-style-name="P1" draw:layer="layout" svg:x1="45.068cm" svg:y1="12.712cm" svg:x2="45.068cm" svg:y2="11.112cm">
          <text:p/>
        </draw:line>
        <draw:polygon draw:style-name="gr3" draw:text-style-name="P3" draw:layer="layout" svg:width="0.8cm" svg:height="1.601cm" svg:x="42.405cm" svg:y="11.065cm" svg:viewBox="0 0 801 1602" draw:points="0,0 0,1602 801,1602 801,0">
          <text:p/>
        </draw:polygon>
        <draw:line draw:style-name="gr6" draw:text-style-name="P1" draw:layer="layout" svg:x1="42.405cm" svg:y1="12.666cm" svg:x2="43.205cm" svg:y2="12.666cm">
          <text:p/>
        </draw:line>
        <draw:line draw:style-name="gr6" draw:text-style-name="P1" draw:layer="layout" svg:x1="42.405cm" svg:y1="11.065cm" svg:x2="42.405cm" svg:y2="12.666cm">
          <text:p/>
        </draw:line>
        <draw:line draw:style-name="gr6" draw:text-style-name="P1" draw:layer="layout" svg:x1="43.205cm" svg:y1="11.065cm" svg:x2="42.405cm" svg:y2="11.065cm">
          <text:p/>
        </draw:line>
        <draw:line draw:style-name="gr6" draw:text-style-name="P1" draw:layer="layout" svg:x1="43.205cm" svg:y1="12.666cm" svg:x2="43.205cm" svg:y2="11.065cm">
          <text:p/>
        </draw:line>
        <draw:polygon draw:style-name="gr3" draw:text-style-name="P3" draw:layer="layout" svg:width="0.8cm" svg:height="1.601cm" svg:x="40.525cm" svg:y="11.065cm" svg:viewBox="0 0 801 1602" draw:points="0,0 0,1602 801,1602 801,0">
          <text:p/>
        </draw:polygon>
        <draw:line draw:style-name="gr6" draw:text-style-name="P1" draw:layer="layout" svg:x1="40.525cm" svg:y1="12.666cm" svg:x2="41.325cm" svg:y2="12.666cm">
          <text:p/>
        </draw:line>
        <draw:line draw:style-name="gr6" draw:text-style-name="P1" draw:layer="layout" svg:x1="40.525cm" svg:y1="11.065cm" svg:x2="40.525cm" svg:y2="12.666cm">
          <text:p/>
        </draw:line>
        <draw:line draw:style-name="gr6" draw:text-style-name="P1" draw:layer="layout" svg:x1="41.325cm" svg:y1="11.065cm" svg:x2="40.525cm" svg:y2="11.065cm">
          <text:p/>
        </draw:line>
        <draw:line draw:style-name="gr6" draw:text-style-name="P1" draw:layer="layout" svg:x1="41.325cm" svg:y1="12.666cm" svg:x2="41.325cm" svg:y2="11.065cm">
          <text:p/>
        </draw:line>
        <draw:polygon draw:style-name="gr3" draw:text-style-name="P3" draw:layer="layout" svg:width="0.798cm" svg:height="1.6cm" svg:x="40.532cm" svg:y="12.93cm" svg:viewBox="0 0 799 1601" draw:points="0,0 0,1601 799,1601 799,0">
          <text:p/>
        </draw:polygon>
        <draw:line draw:style-name="gr6" draw:text-style-name="P1" draw:layer="layout" svg:x1="40.532cm" svg:y1="14.53cm" svg:x2="41.33cm" svg:y2="14.53cm">
          <text:p/>
        </draw:line>
        <draw:line draw:style-name="gr6" draw:text-style-name="P1" draw:layer="layout" svg:x1="40.532cm" svg:y1="12.93cm" svg:x2="40.532cm" svg:y2="14.53cm">
          <text:p/>
        </draw:line>
        <draw:line draw:style-name="gr6" draw:text-style-name="P1" draw:layer="layout" svg:x1="41.33cm" svg:y1="12.93cm" svg:x2="40.532cm" svg:y2="12.93cm">
          <text:p/>
        </draw:line>
        <draw:line draw:style-name="gr6" draw:text-style-name="P1" draw:layer="layout" svg:x1="41.33cm" svg:y1="14.53cm" svg:x2="41.33cm" svg:y2="12.93cm">
          <text:p/>
        </draw:line>
        <draw:polygon draw:style-name="gr3" draw:text-style-name="P3" draw:layer="layout" svg:width="2.5cm" svg:height="1.399cm" svg:x="51.532cm" svg:y="12.198cm" svg:viewBox="0 0 2501 1400" draw:points="0,0 0,1400 2501,1400 2501,0">
          <text:p/>
        </draw:polygon>
        <draw:line draw:style-name="gr6" draw:text-style-name="P1" draw:layer="layout" svg:x1="51.532cm" svg:y1="13.597cm" svg:x2="54.032cm" svg:y2="13.597cm">
          <text:p/>
        </draw:line>
        <draw:line draw:style-name="gr6" draw:text-style-name="P1" draw:layer="layout" svg:x1="51.532cm" svg:y1="12.198cm" svg:x2="51.532cm" svg:y2="13.597cm">
          <text:p/>
        </draw:line>
        <draw:line draw:style-name="gr6" draw:text-style-name="P1" draw:layer="layout" svg:x1="54.032cm" svg:y1="12.198cm" svg:x2="51.532cm" svg:y2="12.198cm">
          <text:p/>
        </draw:line>
        <draw:line draw:style-name="gr6" draw:text-style-name="P1" draw:layer="layout" svg:x1="54.032cm" svg:y1="13.597cm" svg:x2="54.032cm" svg:y2="12.198cm">
          <text:p/>
        </draw:line>
        <draw:polygon draw:style-name="gr3" draw:text-style-name="P3" draw:layer="layout" svg:width="1.598cm" svg:height="1.399cm" svg:x="49.934cm" svg:y="12.198cm" svg:viewBox="0 0 1599 1400" draw:points="0,0 0,1400 1599,1400 1599,0">
          <text:p/>
        </draw:polygon>
        <draw:line draw:style-name="gr6" draw:text-style-name="P1" draw:layer="layout" svg:x1="49.934cm" svg:y1="13.597cm" svg:x2="51.532cm" svg:y2="13.597cm">
          <text:p/>
        </draw:line>
        <draw:line draw:style-name="gr6" draw:text-style-name="P1" draw:layer="layout" svg:x1="49.934cm" svg:y1="12.198cm" svg:x2="49.934cm" svg:y2="13.597cm">
          <text:p/>
        </draw:line>
        <draw:line draw:style-name="gr6" draw:text-style-name="P1" draw:layer="layout" svg:x1="51.532cm" svg:y1="12.198cm" svg:x2="49.934cm" svg:y2="12.198cm">
          <text:p/>
        </draw:line>
        <draw:line draw:style-name="gr6" draw:text-style-name="P1" draw:layer="layout" svg:x1="51.532cm" svg:y1="13.597cm" svg:x2="51.532cm" svg:y2="12.198cm">
          <text:p/>
        </draw:line>
        <draw:polygon draw:style-name="gr3" draw:text-style-name="P3" draw:layer="layout" svg:width="0.425cm" svg:height="0.552cm" svg:x="15.172cm" svg:y="21.704cm" svg:viewBox="0 0 426 553" draw:points="0,13 15,553 426,541 411,0">
          <text:p/>
        </draw:polygon>
        <draw:line draw:style-name="gr6" draw:text-style-name="P1" draw:layer="layout" svg:x1="15.583cm" svg:y1="21.704cm" svg:x2="15.172cm" svg:y2="21.718cm">
          <text:p/>
        </draw:line>
        <draw:line draw:style-name="gr6" draw:text-style-name="P1" draw:layer="layout" svg:x1="15.598cm" svg:y1="22.245cm" svg:x2="15.582cm" svg:y2="21.704cm">
          <text:p/>
        </draw:line>
        <draw:line draw:style-name="gr6" draw:text-style-name="P1" draw:layer="layout" svg:x1="15.187cm" svg:y1="22.257cm" svg:x2="15.598cm" svg:y2="22.244cm">
          <text:p/>
        </draw:line>
        <draw:line draw:style-name="gr6" draw:text-style-name="P1" draw:layer="layout" svg:x1="15.172cm" svg:y1="21.717cm" svg:x2="15.188cm" svg:y2="22.257cm">
          <text:p/>
        </draw:line>
        <draw:polygon draw:style-name="gr3" draw:text-style-name="P3" draw:layer="layout" svg:width="0.086cm" svg:height="0.391cm" svg:x="15.659cm" svg:y="21.776cm" svg:viewBox="0 0 87 392" draw:points="75,0 0,2 10,392 87,390">
          <text:p/>
        </draw:polygon>
        <draw:line draw:style-name="gr6" draw:text-style-name="P1" draw:layer="layout" svg:x1="15.746cm" svg:y1="22.166cm" svg:x2="15.733cm" svg:y2="21.776cm">
          <text:p/>
        </draw:line>
        <draw:line draw:style-name="gr6" draw:text-style-name="P1" draw:layer="layout" svg:x1="15.669cm" svg:y1="22.168cm" svg:x2="15.746cm" svg:y2="22.165cm">
          <text:p/>
        </draw:line>
        <draw:line draw:style-name="gr6" draw:text-style-name="P1" draw:layer="layout" svg:x1="15.659cm" svg:y1="21.778cm" svg:x2="15.67cm" svg:y2="22.168cm">
          <text:p/>
        </draw:line>
        <draw:line draw:style-name="gr6" draw:text-style-name="P1" draw:layer="layout" svg:x1="15.734cm" svg:y1="21.776cm" svg:x2="15.659cm" svg:y2="21.779cm">
          <text:p/>
        </draw:line>
        <draw:polygon draw:style-name="gr3" draw:text-style-name="P3" draw:layer="layout" svg:width="0.076cm" svg:height="0.078cm" svg:x="15.589cm" svg:y="21.935cm" svg:viewBox="0 0 77 79" draw:points="2,79 77,77 75,0 0,2">
          <text:p/>
        </draw:polygon>
        <draw:line draw:style-name="gr6" draw:text-style-name="P1" draw:layer="layout" svg:x1="15.589cm" svg:y1="21.937cm" svg:x2="15.592cm" svg:y2="22.014cm">
          <text:p/>
        </draw:line>
        <draw:line draw:style-name="gr6" draw:text-style-name="P1" draw:layer="layout" svg:x1="15.664cm" svg:y1="21.935cm" svg:x2="15.589cm" svg:y2="21.938cm">
          <text:p/>
        </draw:line>
        <draw:line draw:style-name="gr6" draw:text-style-name="P1" draw:layer="layout" svg:x1="15.666cm" svg:y1="22.012cm" svg:x2="15.663cm" svg:y2="21.935cm">
          <text:p/>
        </draw:line>
        <draw:line draw:style-name="gr6" draw:text-style-name="P1" draw:layer="layout" svg:x1="15.591cm" svg:y1="22.014cm" svg:x2="15.666cm" svg:y2="22.011cm">
          <text:p/>
        </draw:line>
        <draw:polygon draw:style-name="gr3" draw:text-style-name="P3" draw:layer="layout" svg:width="0.9cm" svg:height="2.239cm" svg:x="32.429cm" svg:y="29.775cm" svg:viewBox="0 0 901 2240" draw:points="0,0 0,2240 901,2240 901,0">
          <text:p/>
        </draw:polygon>
        <draw:polygon draw:style-name="gr6" draw:text-style-name="P1" draw:layer="layout" svg:width="0.9cm" svg:height="2.239cm" svg:x="32.429cm" svg:y="29.775cm" svg:viewBox="0 0 901 2240" draw:points="0,0 0,2240 901,2240 901,0">
          <text:p/>
        </draw:polygon>
        <draw:line draw:style-name="gr6" draw:text-style-name="P1" draw:layer="layout" svg:x1="33.041cm" svg:y1="29.775cm" svg:x2="33.041cm" svg:y2="32.014cm">
          <text:p/>
        </draw:line>
        <draw:polygon draw:style-name="gr3" draw:text-style-name="P3" draw:layer="layout" svg:width="0.9cm" svg:height="1.64cm" svg:x="32.429cm" svg:y="32.103cm" svg:viewBox="0 0 901 1641" draw:points="0,0 0,1641 901,1641 901,0">
          <text:p/>
        </draw:polygon>
        <draw:polygon draw:style-name="gr6" draw:text-style-name="P1" draw:layer="layout" svg:width="0.9cm" svg:height="1.64cm" svg:x="32.429cm" svg:y="32.103cm" svg:viewBox="0 0 901 1641" draw:points="0,0 0,1641 901,1641 901,0">
          <text:p/>
        </draw:polygon>
        <draw:line draw:style-name="gr6" draw:text-style-name="P1" draw:layer="layout" svg:x1="33.041cm" svg:y1="32.103cm" svg:x2="33.041cm" svg:y2="33.743cm">
          <text:p/>
        </draw:line>
        <draw:polygon draw:style-name="gr3" draw:text-style-name="P3" draw:layer="layout" svg:width="0.599cm" svg:height="0.999cm" svg:x="31.663cm" svg:y="31.032cm" svg:viewBox="0 0 600 1000" draw:points="0,0 0,1000 600,1000 600,0">
          <text:p/>
        </draw:polygon>
        <draw:line draw:style-name="gr6" draw:text-style-name="P1" draw:layer="layout" svg:x1="32.262cm" svg:y1="31.032cm" svg:x2="31.663cm" svg:y2="31.032cm">
          <text:p/>
        </draw:line>
        <draw:line draw:style-name="gr6" draw:text-style-name="P1" draw:layer="layout" svg:x1="32.262cm" svg:y1="32.031cm" svg:x2="32.262cm" svg:y2="31.032cm">
          <text:p/>
        </draw:line>
        <draw:line draw:style-name="gr6" draw:text-style-name="P1" draw:layer="layout" svg:x1="31.663cm" svg:y1="32.031cm" svg:x2="32.262cm" svg:y2="32.031cm">
          <text:p/>
        </draw:line>
        <draw:line draw:style-name="gr6" draw:text-style-name="P1" draw:layer="layout" svg:x1="31.663cm" svg:y1="31.032cm" svg:x2="31.663cm" svg:y2="32.031cm">
          <text:p/>
        </draw:line>
        <draw:polygon draw:style-name="gr3" draw:text-style-name="P3" draw:layer="layout" svg:width="0.798cm" svg:height="1.399cm" svg:x="56.144cm" svg:y="41.554cm" svg:viewBox="0 0 799 1400" draw:points="0,0 0,1400 799,1400 799,0">
          <text:p/>
        </draw:polygon>
        <draw:line draw:style-name="gr6" draw:text-style-name="P1" draw:layer="layout" svg:x1="56.144cm" svg:y1="41.554cm" svg:x2="56.144cm" svg:y2="42.953cm">
          <text:p/>
        </draw:line>
        <draw:line draw:style-name="gr6" draw:text-style-name="P1" draw:layer="layout" svg:x1="56.942cm" svg:y1="41.554cm" svg:x2="56.144cm" svg:y2="41.554cm">
          <text:p/>
        </draw:line>
        <draw:line draw:style-name="gr6" draw:text-style-name="P1" draw:layer="layout" svg:x1="56.942cm" svg:y1="42.953cm" svg:x2="56.942cm" svg:y2="41.554cm">
          <text:p/>
        </draw:line>
        <draw:line draw:style-name="gr6" draw:text-style-name="P1" draw:layer="layout" svg:x1="56.144cm" svg:y1="42.953cm" svg:x2="56.942cm" svg:y2="42.953cm">
          <text:p/>
        </draw:line>
        <draw:polygon draw:style-name="gr3" draw:text-style-name="P3" draw:layer="layout" svg:width="1.401cm" svg:height="0.801cm" svg:x="14.361cm" svg:y="26.741cm" svg:viewBox="0 0 1402 802" draw:points="0,0 0,802 1402,802 1402,0">
          <text:p/>
        </draw:polygon>
        <draw:line draw:style-name="gr6" draw:text-style-name="P1" draw:layer="layout" svg:x1="14.361cm" svg:y1="27.542cm" svg:x2="15.762cm" svg:y2="27.542cm">
          <text:p/>
        </draw:line>
        <draw:line draw:style-name="gr6" draw:text-style-name="P1" draw:layer="layout" svg:x1="14.361cm" svg:y1="26.741cm" svg:x2="14.361cm" svg:y2="27.542cm">
          <text:p/>
        </draw:line>
        <draw:line draw:style-name="gr6" draw:text-style-name="P1" draw:layer="layout" svg:x1="15.762cm" svg:y1="26.741cm" svg:x2="14.361cm" svg:y2="26.741cm">
          <text:p/>
        </draw:line>
        <draw:line draw:style-name="gr6" draw:text-style-name="P1" draw:layer="layout" svg:x1="15.762cm" svg:y1="27.542cm" svg:x2="15.762cm" svg:y2="26.741cm">
          <text:p/>
        </draw:line>
        <draw:polygon draw:style-name="gr3" draw:text-style-name="P3" draw:layer="layout" svg:width="1.401cm" svg:height="0.798cm" svg:x="12.911cm" svg:y="25.842cm" svg:viewBox="0 0 1402 799" draw:points="0,0 0,799 1402,799 1402,0">
          <text:p/>
        </draw:polygon>
        <draw:line draw:style-name="gr6" draw:text-style-name="P1" draw:layer="layout" svg:x1="12.911cm" svg:y1="26.64cm" svg:x2="14.312cm" svg:y2="26.64cm">
          <text:p/>
        </draw:line>
        <draw:line draw:style-name="gr6" draw:text-style-name="P1" draw:layer="layout" svg:x1="12.911cm" svg:y1="25.842cm" svg:x2="12.911cm" svg:y2="26.64cm">
          <text:p/>
        </draw:line>
        <draw:line draw:style-name="gr6" draw:text-style-name="P1" draw:layer="layout" svg:x1="14.312cm" svg:y1="25.842cm" svg:x2="12.911cm" svg:y2="25.842cm">
          <text:p/>
        </draw:line>
        <draw:line draw:style-name="gr6" draw:text-style-name="P1" draw:layer="layout" svg:x1="14.312cm" svg:y1="26.64cm" svg:x2="14.312cm" svg:y2="25.842cm">
          <text:p/>
        </draw:line>
        <draw:polygon draw:style-name="gr3" draw:text-style-name="P3" draw:layer="layout" svg:width="1.399cm" svg:height="0.798cm" svg:x="11.463cm" svg:y="25.842cm" svg:viewBox="0 0 1400 799" draw:points="0,0 0,799 1400,799 1400,0">
          <text:p/>
        </draw:polygon>
        <draw:line draw:style-name="gr6" draw:text-style-name="P1" draw:layer="layout" svg:x1="11.463cm" svg:y1="26.64cm" svg:x2="12.862cm" svg:y2="26.64cm">
          <text:p/>
        </draw:line>
        <draw:line draw:style-name="gr6" draw:text-style-name="P1" draw:layer="layout" svg:x1="11.463cm" svg:y1="25.842cm" svg:x2="11.463cm" svg:y2="26.64cm">
          <text:p/>
        </draw:line>
        <draw:line draw:style-name="gr6" draw:text-style-name="P1" draw:layer="layout" svg:x1="12.862cm" svg:y1="25.842cm" svg:x2="11.463cm" svg:y2="25.842cm">
          <text:p/>
        </draw:line>
        <draw:line draw:style-name="gr6" draw:text-style-name="P1" draw:layer="layout" svg:x1="12.862cm" svg:y1="26.64cm" svg:x2="12.862cm" svg:y2="25.842cm">
          <text:p/>
        </draw:line>
        <draw:polygon draw:style-name="gr3" draw:text-style-name="P3" draw:layer="layout" svg:width="1.399cm" svg:height="0.798cm" svg:x="9.963cm" svg:y="25.842cm" svg:viewBox="0 0 1400 799" draw:points="0,0 0,799 1400,799 1400,0">
          <text:p/>
        </draw:polygon>
        <draw:line draw:style-name="gr6" draw:text-style-name="P1" draw:layer="layout" svg:x1="9.963cm" svg:y1="26.64cm" svg:x2="11.362cm" svg:y2="26.64cm">
          <text:p/>
        </draw:line>
        <draw:line draw:style-name="gr6" draw:text-style-name="P1" draw:layer="layout" svg:x1="9.963cm" svg:y1="25.842cm" svg:x2="9.963cm" svg:y2="26.64cm">
          <text:p/>
        </draw:line>
        <draw:line draw:style-name="gr6" draw:text-style-name="P1" draw:layer="layout" svg:x1="11.362cm" svg:y1="25.842cm" svg:x2="9.963cm" svg:y2="25.842cm">
          <text:p/>
        </draw:line>
        <draw:line draw:style-name="gr6" draw:text-style-name="P1" draw:layer="layout" svg:x1="11.362cm" svg:y1="26.64cm" svg:x2="11.362cm" svg:y2="25.842cm">
          <text:p/>
        </draw:line>
        <draw:polygon draw:style-name="gr3" draw:text-style-name="P3" draw:layer="layout" svg:width="1.399cm" svg:height="0.798cm" svg:x="8.513cm" svg:y="25.842cm" svg:viewBox="0 0 1400 799" draw:points="0,0 0,799 1400,799 1400,0">
          <text:p/>
        </draw:polygon>
        <draw:line draw:style-name="gr6" draw:text-style-name="P1" draw:layer="layout" svg:x1="8.513cm" svg:y1="26.64cm" svg:x2="9.912cm" svg:y2="26.64cm">
          <text:p/>
        </draw:line>
        <draw:line draw:style-name="gr6" draw:text-style-name="P1" draw:layer="layout" svg:x1="8.513cm" svg:y1="25.842cm" svg:x2="8.513cm" svg:y2="26.64cm">
          <text:p/>
        </draw:line>
        <draw:line draw:style-name="gr6" draw:text-style-name="P1" draw:layer="layout" svg:x1="9.912cm" svg:y1="25.842cm" svg:x2="8.513cm" svg:y2="25.842cm">
          <text:p/>
        </draw:line>
        <draw:line draw:style-name="gr6" draw:text-style-name="P1" draw:layer="layout" svg:x1="9.912cm" svg:y1="26.64cm" svg:x2="9.912cm" svg:y2="25.842cm">
          <text:p/>
        </draw:line>
        <draw:polygon draw:style-name="gr3" draw:text-style-name="P3" draw:layer="layout" svg:width="1.401cm" svg:height="0.798cm" svg:x="14.361cm" svg:y="25.842cm" svg:viewBox="0 0 1402 799" draw:points="0,0 0,799 1402,799 1402,0">
          <text:p/>
        </draw:polygon>
        <draw:line draw:style-name="gr6" draw:text-style-name="P1" draw:layer="layout" svg:x1="14.361cm" svg:y1="26.64cm" svg:x2="15.762cm" svg:y2="26.64cm">
          <text:p/>
        </draw:line>
        <draw:line draw:style-name="gr6" draw:text-style-name="P1" draw:layer="layout" svg:x1="14.361cm" svg:y1="25.842cm" svg:x2="14.361cm" svg:y2="26.64cm">
          <text:p/>
        </draw:line>
        <draw:line draw:style-name="gr6" draw:text-style-name="P1" draw:layer="layout" svg:x1="15.762cm" svg:y1="25.842cm" svg:x2="14.361cm" svg:y2="25.842cm">
          <text:p/>
        </draw:line>
        <draw:line draw:style-name="gr6" draw:text-style-name="P1" draw:layer="layout" svg:x1="15.762cm" svg:y1="26.64cm" svg:x2="15.762cm" svg:y2="25.842cm">
          <text:p/>
        </draw:line>
        <draw:polygon draw:style-name="gr3" draw:text-style-name="P3" draw:layer="layout" svg:width="1.401cm" svg:height="0.801cm" svg:x="12.911cm" svg:y="26.741cm" svg:viewBox="0 0 1402 802" draw:points="0,0 0,802 1402,802 1402,0">
          <text:p/>
        </draw:polygon>
        <draw:line draw:style-name="gr6" draw:text-style-name="P1" draw:layer="layout" svg:x1="12.911cm" svg:y1="27.542cm" svg:x2="14.312cm" svg:y2="27.542cm">
          <text:p/>
        </draw:line>
        <draw:line draw:style-name="gr6" draw:text-style-name="P1" draw:layer="layout" svg:x1="12.911cm" svg:y1="26.741cm" svg:x2="12.911cm" svg:y2="27.542cm">
          <text:p/>
        </draw:line>
        <draw:line draw:style-name="gr6" draw:text-style-name="P1" draw:layer="layout" svg:x1="14.312cm" svg:y1="26.741cm" svg:x2="12.911cm" svg:y2="26.741cm">
          <text:p/>
        </draw:line>
        <draw:line draw:style-name="gr6" draw:text-style-name="P1" draw:layer="layout" svg:x1="14.312cm" svg:y1="27.542cm" svg:x2="14.312cm" svg:y2="26.741cm">
          <text:p/>
        </draw:line>
        <draw:polygon draw:style-name="gr3" draw:text-style-name="P3" draw:layer="layout" svg:width="1.399cm" svg:height="0.801cm" svg:x="11.463cm" svg:y="26.741cm" svg:viewBox="0 0 1400 802" draw:points="0,0 0,802 1400,802 1400,0">
          <text:p/>
        </draw:polygon>
        <draw:line draw:style-name="gr6" draw:text-style-name="P1" draw:layer="layout" svg:x1="11.463cm" svg:y1="27.542cm" svg:x2="12.862cm" svg:y2="27.542cm">
          <text:p/>
        </draw:line>
        <draw:line draw:style-name="gr6" draw:text-style-name="P1" draw:layer="layout" svg:x1="11.463cm" svg:y1="26.741cm" svg:x2="11.463cm" svg:y2="27.542cm">
          <text:p/>
        </draw:line>
        <draw:line draw:style-name="gr6" draw:text-style-name="P1" draw:layer="layout" svg:x1="12.862cm" svg:y1="26.741cm" svg:x2="11.463cm" svg:y2="26.741cm">
          <text:p/>
        </draw:line>
        <draw:line draw:style-name="gr6" draw:text-style-name="P1" draw:layer="layout" svg:x1="12.862cm" svg:y1="27.542cm" svg:x2="12.862cm" svg:y2="26.741cm">
          <text:p/>
        </draw:line>
        <draw:polygon draw:style-name="gr3" draw:text-style-name="P3" draw:layer="layout" svg:width="1.399cm" svg:height="0.801cm" svg:x="9.963cm" svg:y="26.741cm" svg:viewBox="0 0 1400 802" draw:points="0,0 0,802 1400,802 1400,0">
          <text:p/>
        </draw:polygon>
        <draw:line draw:style-name="gr6" draw:text-style-name="P1" draw:layer="layout" svg:x1="9.963cm" svg:y1="27.542cm" svg:x2="11.362cm" svg:y2="27.542cm">
          <text:p/>
        </draw:line>
        <draw:line draw:style-name="gr6" draw:text-style-name="P1" draw:layer="layout" svg:x1="9.963cm" svg:y1="26.741cm" svg:x2="9.963cm" svg:y2="27.542cm">
          <text:p/>
        </draw:line>
        <draw:line draw:style-name="gr6" draw:text-style-name="P1" draw:layer="layout" svg:x1="11.362cm" svg:y1="26.741cm" svg:x2="9.963cm" svg:y2="26.741cm">
          <text:p/>
        </draw:line>
        <draw:line draw:style-name="gr6" draw:text-style-name="P1" draw:layer="layout" svg:x1="11.362cm" svg:y1="27.542cm" svg:x2="11.362cm" svg:y2="26.741cm">
          <text:p/>
        </draw:line>
        <draw:polygon draw:style-name="gr3" draw:text-style-name="P3" draw:layer="layout" svg:width="1.399cm" svg:height="0.801cm" svg:x="8.513cm" svg:y="26.741cm" svg:viewBox="0 0 1400 802" draw:points="0,0 0,802 1400,802 1400,0">
          <text:p/>
        </draw:polygon>
        <draw:line draw:style-name="gr6" draw:text-style-name="P1" draw:layer="layout" svg:x1="8.513cm" svg:y1="27.542cm" svg:x2="9.912cm" svg:y2="27.542cm">
          <text:p/>
        </draw:line>
        <draw:line draw:style-name="gr6" draw:text-style-name="P1" draw:layer="layout" svg:x1="8.513cm" svg:y1="26.741cm" svg:x2="8.513cm" svg:y2="27.542cm">
          <text:p/>
        </draw:line>
        <draw:line draw:style-name="gr6" draw:text-style-name="P1" draw:layer="layout" svg:x1="9.912cm" svg:y1="26.741cm" svg:x2="8.513cm" svg:y2="26.741cm">
          <text:p/>
        </draw:line>
        <draw:line draw:style-name="gr6" draw:text-style-name="P1" draw:layer="layout" svg:x1="9.912cm" svg:y1="27.542cm" svg:x2="9.912cm" svg:y2="26.741cm">
          <text:p/>
        </draw:line>
        <draw:polygon draw:style-name="gr3" draw:text-style-name="P3" draw:layer="layout" svg:width="0.899cm" svg:height="2.239cm" svg:x="28.397cm" svg:y="27.167cm" svg:viewBox="0 0 900 2240" draw:points="0,0 0,2240 900,2240 900,0">
          <text:p/>
        </draw:polygon>
        <draw:polygon draw:style-name="gr6" draw:text-style-name="P1" draw:layer="layout" svg:width="0.899cm" svg:height="2.239cm" svg:x="28.397cm" svg:y="27.167cm" svg:viewBox="0 0 900 2240" draw:points="0,0 0,2240 900,2240 900,0">
          <text:p/>
        </draw:polygon>
        <draw:line draw:style-name="gr6" draw:text-style-name="P1" draw:layer="layout" svg:x1="29.006cm" svg:y1="27.167cm" svg:x2="29.006cm" svg:y2="29.406cm">
          <text:p/>
        </draw:line>
        <draw:polygon draw:style-name="gr3" draw:text-style-name="P3" draw:layer="layout" svg:width="0.601cm" svg:height="1.001cm" svg:x="27.628cm" svg:y="28.422cm" svg:viewBox="0 0 602 1002" draw:points="0,0 0,1002 602,1002 602,0">
          <text:p/>
        </draw:polygon>
        <draw:line draw:style-name="gr6" draw:text-style-name="P1" draw:layer="layout" svg:x1="28.229cm" svg:y1="28.422cm" svg:x2="27.628cm" svg:y2="28.422cm">
          <text:p/>
        </draw:line>
        <draw:line draw:style-name="gr6" draw:text-style-name="P1" draw:layer="layout" svg:x1="28.229cm" svg:y1="29.423cm" svg:x2="28.229cm" svg:y2="28.422cm">
          <text:p/>
        </draw:line>
        <draw:line draw:style-name="gr6" draw:text-style-name="P1" draw:layer="layout" svg:x1="27.628cm" svg:y1="29.423cm" svg:x2="28.229cm" svg:y2="29.423cm">
          <text:p/>
        </draw:line>
        <draw:line draw:style-name="gr6" draw:text-style-name="P1" draw:layer="layout" svg:x1="27.628cm" svg:y1="28.422cm" svg:x2="27.628cm" svg:y2="29.423cm">
          <text:p/>
        </draw:line>
        <draw:polygon draw:style-name="gr3" draw:text-style-name="P3" draw:layer="layout" svg:width="0.8cm" svg:height="1.399cm" svg:x="56.942cm" svg:y="41.554cm" svg:viewBox="0 0 801 1400" draw:points="0,0 0,1400 801,1400 801,0">
          <text:p/>
        </draw:polygon>
        <draw:line draw:style-name="gr6" draw:text-style-name="P1" draw:layer="layout" svg:x1="57.742cm" svg:y1="42.953cm" svg:x2="57.742cm" svg:y2="41.554cm">
          <text:p/>
        </draw:line>
        <draw:line draw:style-name="gr6" draw:text-style-name="P1" draw:layer="layout" svg:x1="56.942cm" svg:y1="42.953cm" svg:x2="57.742cm" svg:y2="42.953cm">
          <text:p/>
        </draw:line>
        <draw:line draw:style-name="gr6" draw:text-style-name="P1" draw:layer="layout" svg:x1="56.942cm" svg:y1="41.554cm" svg:x2="56.942cm" svg:y2="42.953cm">
          <text:p/>
        </draw:line>
        <draw:line draw:style-name="gr6" draw:text-style-name="P1" draw:layer="layout" svg:x1="57.742cm" svg:y1="41.554cm" svg:x2="56.942cm" svg:y2="41.554cm">
          <text:p/>
        </draw:line>
        <draw:polygon draw:style-name="gr3" draw:text-style-name="P3" draw:layer="layout" svg:width="0.8cm" svg:height="1.399cm" svg:x="56.942cm" svg:y="42.953cm" svg:viewBox="0 0 801 1400" draw:points="0,0 0,1400 801,1400 801,0">
          <text:p/>
        </draw:polygon>
        <draw:line draw:style-name="gr6" draw:text-style-name="P1" draw:layer="layout" svg:x1="57.742cm" svg:y1="44.352cm" svg:x2="57.742cm" svg:y2="42.953cm">
          <text:p/>
        </draw:line>
        <draw:line draw:style-name="gr6" draw:text-style-name="P1" draw:layer="layout" svg:x1="56.942cm" svg:y1="44.352cm" svg:x2="57.742cm" svg:y2="44.352cm">
          <text:p/>
        </draw:line>
        <draw:line draw:style-name="gr6" draw:text-style-name="P1" draw:layer="layout" svg:x1="56.942cm" svg:y1="42.953cm" svg:x2="56.942cm" svg:y2="44.352cm">
          <text:p/>
        </draw:line>
        <draw:line draw:style-name="gr6" draw:text-style-name="P1" draw:layer="layout" svg:x1="57.742cm" svg:y1="42.953cm" svg:x2="56.942cm" svg:y2="42.953cm">
          <text:p/>
        </draw:line>
        <draw:polygon draw:style-name="gr3" draw:text-style-name="P3" draw:layer="layout" svg:width="0.8cm" svg:height="1.399cm" svg:x="59.243cm" svg:y="42.953cm" svg:viewBox="0 0 801 1400" draw:points="0,0 0,1400 801,1400 801,0">
          <text:p/>
        </draw:polygon>
        <draw:line draw:style-name="gr6" draw:text-style-name="P1" draw:layer="layout" svg:x1="59.243cm" svg:y1="42.953cm" svg:x2="59.243cm" svg:y2="44.352cm">
          <text:p/>
        </draw:line>
        <draw:line draw:style-name="gr6" draw:text-style-name="P1" draw:layer="layout" svg:x1="60.043cm" svg:y1="42.953cm" svg:x2="59.243cm" svg:y2="42.953cm">
          <text:p/>
        </draw:line>
        <draw:line draw:style-name="gr6" draw:text-style-name="P1" draw:layer="layout" svg:x1="60.043cm" svg:y1="44.352cm" svg:x2="60.043cm" svg:y2="42.953cm">
          <text:p/>
        </draw:line>
        <draw:line draw:style-name="gr6" draw:text-style-name="P1" draw:layer="layout" svg:x1="59.243cm" svg:y1="44.352cm" svg:x2="60.043cm" svg:y2="44.352cm">
          <text:p/>
        </draw:line>
        <draw:polygon draw:style-name="gr3" draw:text-style-name="P3" draw:layer="layout" svg:width="0.8cm" svg:height="1.399cm" svg:x="59.243cm" svg:y="41.554cm" svg:viewBox="0 0 801 1400" draw:points="0,0 0,1400 801,1400 801,0">
          <text:p/>
        </draw:polygon>
        <draw:line draw:style-name="gr6" draw:text-style-name="P1" draw:layer="layout" svg:x1="59.243cm" svg:y1="41.554cm" svg:x2="59.243cm" svg:y2="42.953cm">
          <text:p/>
        </draw:line>
        <draw:line draw:style-name="gr6" draw:text-style-name="P1" draw:layer="layout" svg:x1="60.043cm" svg:y1="41.554cm" svg:x2="59.243cm" svg:y2="41.554cm">
          <text:p/>
        </draw:line>
        <draw:line draw:style-name="gr6" draw:text-style-name="P1" draw:layer="layout" svg:x1="60.043cm" svg:y1="42.953cm" svg:x2="60.043cm" svg:y2="41.554cm">
          <text:p/>
        </draw:line>
        <draw:line draw:style-name="gr6" draw:text-style-name="P1" draw:layer="layout" svg:x1="59.243cm" svg:y1="42.953cm" svg:x2="60.043cm" svg:y2="42.953cm">
          <text:p/>
        </draw:line>
        <draw:polygon draw:style-name="gr3" draw:text-style-name="P3" draw:layer="layout" svg:width="0.8cm" svg:height="1.399cm" svg:x="60.043cm" svg:y="41.554cm" svg:viewBox="0 0 801 1400" draw:points="0,0 0,1400 801,1400 801,0">
          <text:p/>
        </draw:polygon>
        <draw:line draw:style-name="gr6" draw:text-style-name="P1" draw:layer="layout" svg:x1="60.843cm" svg:y1="42.953cm" svg:x2="60.843cm" svg:y2="41.554cm">
          <text:p/>
        </draw:line>
        <draw:line draw:style-name="gr6" draw:text-style-name="P1" draw:layer="layout" svg:x1="60.043cm" svg:y1="42.953cm" svg:x2="60.843cm" svg:y2="42.953cm">
          <text:p/>
        </draw:line>
        <draw:line draw:style-name="gr6" draw:text-style-name="P1" draw:layer="layout" svg:x1="60.043cm" svg:y1="41.554cm" svg:x2="60.043cm" svg:y2="42.953cm">
          <text:p/>
        </draw:line>
        <draw:line draw:style-name="gr6" draw:text-style-name="P1" draw:layer="layout" svg:x1="60.843cm" svg:y1="41.554cm" svg:x2="60.043cm" svg:y2="41.554cm">
          <text:p/>
        </draw:line>
        <draw:polygon draw:style-name="gr3" draw:text-style-name="P3" draw:layer="layout" svg:width="0.8cm" svg:height="1.399cm" svg:x="60.043cm" svg:y="42.953cm" svg:viewBox="0 0 801 1400" draw:points="0,0 0,1400 801,1400 801,0">
          <text:p/>
        </draw:polygon>
        <draw:line draw:style-name="gr6" draw:text-style-name="P1" draw:layer="layout" svg:x1="60.843cm" svg:y1="44.352cm" svg:x2="60.843cm" svg:y2="42.953cm">
          <text:p/>
        </draw:line>
        <draw:line draw:style-name="gr6" draw:text-style-name="P1" draw:layer="layout" svg:x1="60.043cm" svg:y1="44.352cm" svg:x2="60.843cm" svg:y2="44.352cm">
          <text:p/>
        </draw:line>
        <draw:line draw:style-name="gr6" draw:text-style-name="P1" draw:layer="layout" svg:x1="60.043cm" svg:y1="42.953cm" svg:x2="60.043cm" svg:y2="44.352cm">
          <text:p/>
        </draw:line>
        <draw:line draw:style-name="gr6" draw:text-style-name="P1" draw:layer="layout" svg:x1="60.843cm" svg:y1="42.953cm" svg:x2="60.043cm" svg:y2="42.953cm">
          <text:p/>
        </draw:line>
        <draw:polygon draw:style-name="gr3" draw:text-style-name="P3" draw:layer="layout" svg:width="0.8cm" svg:height="1.399cm" svg:x="62.242cm" svg:y="42.953cm" svg:viewBox="0 0 801 1400" draw:points="0,0 0,1400 801,1400 801,0">
          <text:p/>
        </draw:polygon>
        <draw:line draw:style-name="gr6" draw:text-style-name="P1" draw:layer="layout" svg:x1="62.242cm" svg:y1="42.953cm" svg:x2="62.242cm" svg:y2="44.352cm">
          <text:p/>
        </draw:line>
        <draw:line draw:style-name="gr6" draw:text-style-name="P1" draw:layer="layout" svg:x1="63.042cm" svg:y1="42.953cm" svg:x2="62.242cm" svg:y2="42.953cm">
          <text:p/>
        </draw:line>
        <draw:line draw:style-name="gr6" draw:text-style-name="P1" draw:layer="layout" svg:x1="63.042cm" svg:y1="44.352cm" svg:x2="63.042cm" svg:y2="42.953cm">
          <text:p/>
        </draw:line>
        <draw:line draw:style-name="gr6" draw:text-style-name="P1" draw:layer="layout" svg:x1="62.242cm" svg:y1="44.352cm" svg:x2="63.042cm" svg:y2="44.352cm">
          <text:p/>
        </draw:line>
        <draw:polygon draw:style-name="gr3" draw:text-style-name="P3" draw:layer="layout" svg:width="0.8cm" svg:height="1.399cm" svg:x="62.242cm" svg:y="41.554cm" svg:viewBox="0 0 801 1400" draw:points="0,0 0,1400 801,1400 801,0">
          <text:p/>
        </draw:polygon>
        <draw:line draw:style-name="gr6" draw:text-style-name="P1" draw:layer="layout" svg:x1="62.242cm" svg:y1="41.554cm" svg:x2="62.242cm" svg:y2="42.953cm">
          <text:p/>
        </draw:line>
        <draw:line draw:style-name="gr6" draw:text-style-name="P1" draw:layer="layout" svg:x1="63.042cm" svg:y1="41.554cm" svg:x2="62.242cm" svg:y2="41.554cm">
          <text:p/>
        </draw:line>
        <draw:line draw:style-name="gr6" draw:text-style-name="P1" draw:layer="layout" svg:x1="63.042cm" svg:y1="42.953cm" svg:x2="63.042cm" svg:y2="41.554cm">
          <text:p/>
        </draw:line>
        <draw:line draw:style-name="gr6" draw:text-style-name="P1" draw:layer="layout" svg:x1="62.242cm" svg:y1="42.953cm" svg:x2="63.042cm" svg:y2="42.953cm">
          <text:p/>
        </draw:line>
        <draw:polygon draw:style-name="gr3" draw:text-style-name="P3" draw:layer="layout" svg:width="0.8cm" svg:height="1.399cm" svg:x="63.042cm" svg:y="41.554cm" svg:viewBox="0 0 801 1400" draw:points="0,0 0,1400 801,1400 801,0">
          <text:p/>
        </draw:polygon>
        <draw:line draw:style-name="gr6" draw:text-style-name="P1" draw:layer="layout" svg:x1="63.842cm" svg:y1="42.953cm" svg:x2="63.842cm" svg:y2="41.554cm">
          <text:p/>
        </draw:line>
        <draw:line draw:style-name="gr6" draw:text-style-name="P1" draw:layer="layout" svg:x1="63.042cm" svg:y1="42.953cm" svg:x2="63.842cm" svg:y2="42.953cm">
          <text:p/>
        </draw:line>
        <draw:line draw:style-name="gr6" draw:text-style-name="P1" draw:layer="layout" svg:x1="63.042cm" svg:y1="41.554cm" svg:x2="63.042cm" svg:y2="42.953cm">
          <text:p/>
        </draw:line>
        <draw:line draw:style-name="gr6" draw:text-style-name="P1" draw:layer="layout" svg:x1="63.842cm" svg:y1="41.554cm" svg:x2="63.042cm" svg:y2="41.554cm">
          <text:p/>
        </draw:line>
        <draw:polygon draw:style-name="gr3" draw:text-style-name="P3" draw:layer="layout" svg:width="0.8cm" svg:height="1.399cm" svg:x="63.042cm" svg:y="42.953cm" svg:viewBox="0 0 801 1400" draw:points="0,0 0,1400 801,1400 801,0">
          <text:p/>
        </draw:polygon>
        <draw:line draw:style-name="gr6" draw:text-style-name="P1" draw:layer="layout" svg:x1="63.842cm" svg:y1="44.352cm" svg:x2="63.842cm" svg:y2="42.953cm">
          <text:p/>
        </draw:line>
        <draw:line draw:style-name="gr6" draw:text-style-name="P1" draw:layer="layout" svg:x1="63.042cm" svg:y1="44.352cm" svg:x2="63.842cm" svg:y2="44.352cm">
          <text:p/>
        </draw:line>
        <draw:line draw:style-name="gr6" draw:text-style-name="P1" draw:layer="layout" svg:x1="63.042cm" svg:y1="42.953cm" svg:x2="63.042cm" svg:y2="44.352cm">
          <text:p/>
        </draw:line>
        <draw:line draw:style-name="gr6" draw:text-style-name="P1" draw:layer="layout" svg:x1="63.842cm" svg:y1="42.953cm" svg:x2="63.042cm" svg:y2="42.953cm">
          <text:p/>
        </draw:line>
        <draw:polygon draw:style-name="gr3" draw:text-style-name="P3" draw:layer="layout" svg:width="0.899cm" svg:height="2.239cm" svg:x="24.784cm" svg:y="24.352cm" svg:viewBox="0 0 900 2240" draw:points="0,0 0,2240 900,2240 900,0">
          <text:p/>
        </draw:polygon>
        <draw:polygon draw:style-name="gr6" draw:text-style-name="P1" draw:layer="layout" svg:width="0.899cm" svg:height="2.239cm" svg:x="24.784cm" svg:y="24.352cm" svg:viewBox="0 0 900 2240" draw:points="0,0 0,2240 900,2240 900,0">
          <text:p/>
        </draw:polygon>
        <draw:line draw:style-name="gr6" draw:text-style-name="P1" draw:layer="layout" svg:x1="25.395cm" svg:y1="24.352cm" svg:x2="25.395cm" svg:y2="26.591cm">
          <text:p/>
        </draw:line>
        <draw:polygon draw:style-name="gr3" draw:text-style-name="P3" draw:layer="layout" svg:width="0.599cm" svg:height="0.999cm" svg:x="24.017cm" svg:y="25.607cm" svg:viewBox="0 0 600 1000" draw:points="0,0 0,1000 600,1000 600,0">
          <text:p/>
        </draw:polygon>
        <draw:line draw:style-name="gr6" draw:text-style-name="P1" draw:layer="layout" svg:x1="24.616cm" svg:y1="25.607cm" svg:x2="24.017cm" svg:y2="25.607cm">
          <text:p/>
        </draw:line>
        <draw:line draw:style-name="gr6" draw:text-style-name="P1" draw:layer="layout" svg:x1="24.616cm" svg:y1="26.606cm" svg:x2="24.616cm" svg:y2="25.607cm">
          <text:p/>
        </draw:line>
        <draw:line draw:style-name="gr6" draw:text-style-name="P1" draw:layer="layout" svg:x1="24.017cm" svg:y1="26.606cm" svg:x2="24.616cm" svg:y2="26.606cm">
          <text:p/>
        </draw:line>
        <draw:line draw:style-name="gr6" draw:text-style-name="P1" draw:layer="layout" svg:x1="24.017cm" svg:y1="25.607cm" svg:x2="24.017cm" svg:y2="26.606cm">
          <text:p/>
        </draw:line>
        <draw:polygon draw:style-name="gr3" draw:text-style-name="P3" draw:layer="layout" svg:width="0.8cm" svg:height="1.198cm" svg:x="14.471cm" svg:y="21.35cm" svg:viewBox="0 0 801 1199" draw:points="0,0 0,1199 801,1199 801,0">
          <text:p/>
        </draw:polygon>
        <draw:line draw:style-name="gr6" draw:text-style-name="P1" draw:layer="layout" svg:x1="14.471cm" svg:y1="21.35cm" svg:x2="14.471cm" svg:y2="22.548cm">
          <text:p/>
        </draw:line>
        <draw:line draw:style-name="gr6" draw:text-style-name="P1" draw:layer="layout" svg:x1="15.271cm" svg:y1="21.35cm" svg:x2="14.471cm" svg:y2="21.35cm">
          <text:p/>
        </draw:line>
        <draw:line draw:style-name="gr6" draw:text-style-name="P1" draw:layer="layout" svg:x1="15.271cm" svg:y1="22.548cm" svg:x2="15.271cm" svg:y2="21.35cm">
          <text:p/>
        </draw:line>
        <draw:line draw:style-name="gr6" draw:text-style-name="P1" draw:layer="layout" svg:x1="14.471cm" svg:y1="22.548cm" svg:x2="15.271cm" svg:y2="22.548cm">
          <text:p/>
        </draw:line>
        <draw:polygon draw:style-name="gr2" draw:text-style-name="P2" draw:layer="layout" svg:width="0.249cm" svg:height="3.899cm" svg:x="14.044cm" svg:y="11.156cm" svg:viewBox="0 0 250 3900" draw:points="0,0 0,3900 250,3900 250,0">
          <text:p/>
        </draw:polygon>
        <draw:polygon draw:style-name="gr2" draw:text-style-name="P2" draw:layer="layout" svg:width="2.639cm" svg:height="0.249cm" svg:x="15.303cm" svg:y="14.806cm" svg:viewBox="0 0 2640 250" draw:points="0,0 0,250 2640,250 2640,0">
          <text:p/>
        </draw:polygon>
        <draw:polygon draw:style-name="gr2" draw:text-style-name="P2" draw:layer="layout" svg:width="0.249cm" svg:height="3.65cm" svg:x="17.693cm" svg:y="11.156cm" svg:viewBox="0 0 250 3651" draw:points="0,0 0,3651 250,3651 250,0">
          <text:p/>
        </draw:polygon>
        <draw:polygon draw:style-name="gr2" draw:text-style-name="P2" draw:layer="layout" svg:width="3.4cm" svg:height="0.25cm" svg:x="14.293cm" svg:y="11.156cm" svg:viewBox="0 0 3401 251" draw:points="0,0 0,251 3401,251 3401,0">
          <text:p/>
        </draw:polygon>
        <draw:polygon draw:style-name="gr2" draw:text-style-name="P2" draw:layer="layout" svg:width="0.25cm" svg:height="3.899cm" svg:x="64.496cm" svg:y="11.156cm" svg:viewBox="0 0 251 3900" draw:points="0,0 0,3900 251,3900 251,0">
          <text:p/>
        </draw:polygon>
        <draw:polygon draw:style-name="gr2" draw:text-style-name="P2" draw:layer="layout" svg:width="2.64cm" svg:height="0.249cm" svg:x="60.847cm" svg:y="14.806cm" svg:viewBox="0 0 2641 250" draw:points="0,0 0,250 2641,250 2641,0">
          <text:p/>
        </draw:polygon>
        <draw:polygon draw:style-name="gr2" draw:text-style-name="P2" draw:layer="layout" svg:width="3.649cm" svg:height="0.25cm" svg:x="60.847cm" svg:y="11.156cm" svg:viewBox="0 0 3650 251" draw:points="0,0 0,251 3650,251 3650,0">
          <text:p/>
        </draw:polygon>
        <draw:polygon draw:style-name="gr2" draw:text-style-name="P2" draw:layer="layout" svg:width="0.25cm" svg:height="3.4cm" svg:x="60.847cm" svg:y="11.406cm" svg:viewBox="0 0 251 3401" draw:points="0,0 0,3401 251,3401 251,0">
          <text:p/>
        </draw:polygon>
        <draw:polygon draw:style-name="gr2" draw:text-style-name="P2" draw:layer="layout" svg:width="0.25cm" svg:height="0.25cm" svg:x="53.748cm" svg:y="35.801cm" svg:viewBox="0 0 251 251" draw:points="0,0 0,251 251,251 251,0">
          <text:p/>
        </draw:polygon>
        <draw:polygon draw:style-name="gr2" draw:text-style-name="P2" draw:layer="layout" svg:width="2.639cm" svg:height="0.25cm" svg:x="50.099cm" svg:y="35.801cm" svg:viewBox="0 0 2640 251" draw:points="0,0 0,251 2640,251 2640,0">
          <text:p/>
        </draw:polygon>
        <draw:polygon draw:style-name="gr2" draw:text-style-name="P2" draw:layer="layout" svg:width="3.899cm" svg:height="0.25cm" svg:x="50.099cm" svg:y="39.45cm" svg:viewBox="0 0 3900 251" draw:points="0,0 0,251 3900,251 3900,0">
          <text:p/>
        </draw:polygon>
        <draw:polygon draw:style-name="gr2" draw:text-style-name="P2" draw:layer="layout" svg:width="0.25cm" svg:height="3.399cm" svg:x="50.099cm" svg:y="36.051cm" svg:viewBox="0 0 251 3400" draw:points="0,0 0,3400 251,3400 251,0">
          <text:p/>
        </draw:polygon>
        <draw:polygon draw:style-name="gr2" draw:text-style-name="P2" draw:layer="layout" svg:width="0.25cm" svg:height="3.399cm" svg:x="53.748cm" svg:y="36.051cm" svg:viewBox="0 0 251 3400" draw:points="0,0 0,3400 251,3400 251,0">
          <text:p/>
        </draw:polygon>
        <draw:polygon draw:style-name="gr2" draw:text-style-name="P2" draw:layer="layout" svg:width="3.018cm" svg:height="1.342cm" svg:x="33.409cm" svg:y="43.933cm" svg:viewBox="0 0 3019 1343" draw:points="3019,1343 1048,1343 0,233 57,176 76,159 74,159 235,0 692,468 1145,942 3019,942">
          <text:p/>
        </draw:polygon>
        <draw:polygon draw:style-name="gr2" draw:text-style-name="P2" draw:layer="layout" svg:width="0.163cm" svg:height="0.349cm" svg:x="38.14cm" svg:y="44.875cm" svg:viewBox="0 0 164 350" draw:points="0,0 0,350 164,350 164,0">
          <text:p/>
        </draw:polygon>
        <draw:polygon draw:style-name="gr2" draw:text-style-name="P2" draw:layer="layout" svg:width="0.099cm" svg:height="3.651cm" svg:x="38.178cm" svg:y="41.224cm" svg:viewBox="0 0 100 3652" draw:points="0,0 0,3652 100,3652 100,0">
          <text:p/>
        </draw:polygon>
        <draw:polygon draw:style-name="gr2" draw:text-style-name="P2" draw:layer="layout" svg:width="0.148cm" svg:height="0.349cm" svg:x="40.553cm" svg:y="44.875cm" svg:viewBox="0 0 149 350" draw:points="0,0 0,350 149,350 149,0">
          <text:p/>
        </draw:polygon>
        <draw:polygon draw:style-name="gr2" draw:text-style-name="P2" draw:layer="layout" svg:width="1.2cm" svg:height="0.4cm" svg:x="42.426cm" svg:y="44.875cm" svg:viewBox="0 0 1201 401" draw:points="0,0 0,401 1201,401 1201,0">
          <text:p/>
        </draw:polygon>
        <draw:polygon draw:style-name="gr2" draw:text-style-name="P2" draw:layer="layout" svg:width="0.15cm" svg:height="0.349cm" svg:x="45.351cm" svg:y="44.875cm" svg:viewBox="0 0 151 350" draw:points="0,0 0,350 151,350 151,0">
          <text:p/>
        </draw:polygon>
        <draw:polygon draw:style-name="gr2" draw:text-style-name="P2" draw:layer="layout" svg:width="0.151cm" svg:height="0.349cm" svg:x="47.749cm" svg:y="44.875cm" svg:viewBox="0 0 152 350" draw:points="0,0 0,350 152,350 152,0">
          <text:p/>
        </draw:polygon>
        <draw:polygon draw:style-name="gr2" draw:text-style-name="P2" draw:layer="layout" svg:width="0.15cm" svg:height="0.349cm" svg:x="49.625cm" svg:y="44.875cm" svg:viewBox="0 0 151 350" draw:points="0,0 0,350 151,350 151,0">
          <text:p/>
        </draw:polygon>
        <draw:polygon draw:style-name="gr2" draw:text-style-name="P2" draw:layer="layout" svg:width="0.15cm" svg:height="0.349cm" svg:x="50.675cm" svg:y="44.875cm" svg:viewBox="0 0 151 350" draw:points="0,0 0,350 151,350 151,0">
          <text:p/>
        </draw:polygon>
        <draw:polygon draw:style-name="gr2" draw:text-style-name="P2" draw:layer="layout" svg:width="0.15cm" svg:height="0.349cm" svg:x="52.548cm" svg:y="44.875cm" svg:viewBox="0 0 151 350" draw:points="0,0 0,350 151,350 151,0">
          <text:p/>
        </draw:polygon>
        <draw:polygon draw:style-name="gr2" draw:text-style-name="P2" draw:layer="layout" svg:width="0.15cm" svg:height="0.349cm" svg:x="54.948cm" svg:y="44.875cm" svg:viewBox="0 0 151 350" draw:points="0,0 0,350 151,350 151,0">
          <text:p/>
        </draw:polygon>
        <draw:polygon draw:style-name="gr2" draw:text-style-name="P2" draw:layer="layout" svg:width="1.198cm" svg:height="0.4cm" svg:x="56.824cm" svg:y="44.875cm" svg:viewBox="0 0 1199 401" draw:points="0,0 0,401 1199,401 1199,0">
          <text:p/>
        </draw:polygon>
        <draw:polygon draw:style-name="gr2" draw:text-style-name="P2" draw:layer="layout" svg:width="0.15cm" svg:height="0.349cm" svg:x="59.747cm" svg:y="44.875cm" svg:viewBox="0 0 151 350" draw:points="0,0 0,350 151,350 151,0">
          <text:p/>
        </draw:polygon>
        <draw:polygon draw:style-name="gr2" draw:text-style-name="P2" draw:layer="layout" svg:width="0.15cm" svg:height="0.349cm" svg:x="62.147cm" svg:y="44.875cm" svg:viewBox="0 0 151 350" draw:points="0,0 0,350 151,350 151,0">
          <text:p/>
        </draw:polygon>
        <draw:polygon draw:style-name="gr2" draw:text-style-name="P2" draw:layer="layout" svg:width="1.2cm" svg:height="0.4cm" svg:x="64.02cm" svg:y="44.875cm" svg:viewBox="0 0 1201 401" draw:points="0,0 0,401 1201,401 1201,0">
          <text:p/>
        </draw:polygon>
        <draw:polygon draw:style-name="gr2" draw:text-style-name="P2" draw:layer="layout" svg:width="0.151cm" svg:height="0.349cm" svg:x="66.945cm" svg:y="44.875cm" svg:viewBox="0 0 152 350" draw:points="0,0 0,350 152,350 152,0">
          <text:p/>
        </draw:polygon>
        <draw:polygon draw:style-name="gr2" draw:text-style-name="P2" draw:layer="layout" svg:width="0.148cm" svg:height="0.349cm" svg:x="69.346cm" svg:y="44.875cm" svg:viewBox="0 0 149 350" draw:points="0,0 0,350 149,350 149,0">
          <text:p/>
        </draw:polygon>
        <draw:polygon draw:style-name="gr2" draw:text-style-name="P2" draw:layer="layout" svg:width="0.151cm" svg:height="0.349cm" svg:x="71.244cm" svg:y="44.875cm" svg:viewBox="0 0 152 350" draw:points="0,0 0,350 152,350 152,0">
          <text:p/>
        </draw:polygon>
        <draw:polygon draw:style-name="gr2" draw:text-style-name="P2" draw:layer="layout" svg:width="0.25cm" svg:height="0.11cm" svg:x="71.695cm" svg:y="44.945cm" svg:viewBox="0 0 251 111" draw:points="0,0 0,111 251,111 251,0">
          <text:p/>
        </draw:polygon>
        <draw:polygon draw:style-name="gr2" draw:text-style-name="P2" draw:layer="layout" svg:width="0.15cm" svg:height="0.349cm" svg:x="72.269cm" svg:y="44.875cm" svg:viewBox="0 0 151 350" draw:points="0,0 0,350 151,350 151,0">
          <text:p/>
        </draw:polygon>
        <draw:polygon draw:style-name="gr2" draw:text-style-name="P2" draw:layer="layout" svg:width="0.151cm" svg:height="0.349cm" svg:x="74.144cm" svg:y="44.875cm" svg:viewBox="0 0 152 350" draw:points="0,0 0,350 152,350 152,0">
          <text:p/>
        </draw:polygon>
        <draw:polygon draw:style-name="gr2" draw:text-style-name="P2" draw:layer="layout" svg:width="0.151cm" svg:height="0.349cm" svg:x="76.542cm" svg:y="44.875cm" svg:viewBox="0 0 152 350" draw:points="0,0 0,350 152,350 152,0">
          <text:p/>
        </draw:polygon>
        <draw:polygon draw:style-name="gr2" draw:text-style-name="P2" draw:layer="layout" svg:width="0.15cm" svg:height="0.349cm" svg:x="78.418cm" svg:y="44.875cm" svg:viewBox="0 0 151 350" draw:points="0,0 0,350 151,350 151,0">
          <text:p/>
        </draw:polygon>
        <draw:polygon draw:style-name="gr2" draw:text-style-name="P2" draw:layer="layout" svg:width="0.349cm" svg:height="0.55cm" svg:x="78.968cm" svg:y="43.514cm" svg:viewBox="0 0 350 551" draw:points="0,0 0,551 350,551 350,0">
          <text:p/>
        </draw:polygon>
        <draw:polygon draw:style-name="gr2" draw:text-style-name="P2" draw:layer="layout" svg:width="0.349cm" svg:height="0.15cm" svg:x="78.968cm" svg:y="41.249cm" svg:viewBox="0 0 350 151" draw:points="0,0 0,151 350,151 350,0">
          <text:p/>
        </draw:polygon>
        <draw:polygon draw:style-name="gr2" draw:text-style-name="P2" draw:layer="layout" svg:width="0.349cm" svg:height="0.15cm" svg:x="78.968cm" svg:y="39.751cm" svg:viewBox="0 0 350 151" draw:points="0,0 0,151 350,151 350,0">
          <text:p/>
        </draw:polygon>
        <draw:polygon draw:style-name="gr2" draw:text-style-name="P2" draw:layer="layout" svg:width="0.349cm" svg:height="0.15cm" svg:x="78.968cm" svg:y="37.875cm" svg:viewBox="0 0 350 151" draw:points="0,0 0,151 350,151 350,0">
          <text:p/>
        </draw:polygon>
        <draw:polygon draw:style-name="gr2" draw:text-style-name="P2" draw:layer="layout" svg:width="0.349cm" svg:height="0.151cm" svg:x="78.968cm" svg:y="36.825cm" svg:viewBox="0 0 350 152" draw:points="0,0 0,152 350,152 350,0">
          <text:p/>
        </draw:polygon>
        <draw:polygon draw:style-name="gr2" draw:text-style-name="P2" draw:layer="layout" svg:width="0.349cm" svg:height="0.148cm" svg:x="78.968cm" svg:y="34.952cm" svg:viewBox="0 0 350 149" draw:points="0,0 0,149 350,149 350,0">
          <text:p/>
        </draw:polygon>
        <draw:polygon draw:style-name="gr2" draw:text-style-name="P2" draw:layer="layout" svg:width="0.349cm" svg:height="0.15cm" svg:x="78.968cm" svg:y="32.552cm" svg:viewBox="0 0 350 151" draw:points="0,0 0,151 350,151 350,0">
          <text:p/>
        </draw:polygon>
        <draw:polygon draw:style-name="gr2" draw:text-style-name="P2" draw:layer="layout" svg:width="0.349cm" svg:height="0.151cm" svg:x="78.968cm" svg:y="27.753cm" svg:viewBox="0 0 350 152" draw:points="0,0 0,152 350,152 350,0">
          <text:p/>
        </draw:polygon>
        <draw:polygon draw:style-name="gr2" draw:text-style-name="P2" draw:layer="layout" svg:width="0.4cm" svg:height="1.198cm" svg:x="78.968cm" svg:y="29.629cm" svg:viewBox="0 0 401 1199" draw:points="0,0 0,1199 401,1199 401,0">
          <text:p/>
        </draw:polygon>
        <draw:polygon draw:style-name="gr2" draw:text-style-name="P2" draw:layer="layout" svg:width="0.349cm" svg:height="0.159cm" svg:x="78.968cm" svg:y="25.355cm" svg:viewBox="0 0 350 160" draw:points="0,0 0,160 350,160 350,0">
          <text:p/>
        </draw:polygon>
        <draw:polygon draw:style-name="gr2" draw:text-style-name="P2" draw:layer="layout" svg:width="0.349cm" svg:height="0.161cm" svg:x="78.968cm" svg:y="22.944cm" svg:viewBox="0 0 350 162" draw:points="0,0 0,162 350,162 350,0">
          <text:p/>
        </draw:polygon>
        <draw:polygon draw:style-name="gr2" draw:text-style-name="P2" draw:layer="layout" svg:width="0.349cm" svg:height="0.159cm" svg:x="78.968cm" svg:y="21.071cm" svg:viewBox="0 0 350 160" draw:points="0,0 0,160 350,160 350,0">
          <text:p/>
        </draw:polygon>
        <draw:polygon draw:style-name="gr2" draw:text-style-name="P2" draw:layer="layout" svg:width="0.349cm" svg:height="0.159cm" svg:x="78.968cm" svg:y="20.021cm" svg:viewBox="0 0 350 160" draw:points="0,0 0,160 350,160 350,0">
          <text:p/>
        </draw:polygon>
        <draw:polygon draw:style-name="gr2" draw:text-style-name="P2" draw:layer="layout" svg:width="0.349cm" svg:height="0.161cm" svg:x="78.968cm" svg:y="18.146cm" svg:viewBox="0 0 350 162" draw:points="0,0 0,162 350,162 350,0">
          <text:p/>
        </draw:polygon>
        <draw:polygon draw:style-name="gr2" draw:text-style-name="P2" draw:layer="layout" svg:width="0.349cm" svg:height="0.158cm" svg:x="78.968cm" svg:y="15.748cm" svg:viewBox="0 0 350 159" draw:points="0,0 0,159 350,159 350,0">
          <text:p/>
        </draw:polygon>
        <draw:polygon draw:style-name="gr2" draw:text-style-name="P2" draw:layer="layout" svg:width="0.349cm" svg:height="0.159cm" svg:x="78.968cm" svg:y="13.872cm" svg:viewBox="0 0 350 160" draw:points="0,0 0,160 350,160 350,0">
          <text:p/>
        </draw:polygon>
        <draw:polygon draw:style-name="gr2" draw:text-style-name="P2" draw:layer="layout" svg:width="0.349cm" svg:height="0.159cm" svg:x="78.968cm" svg:y="12.822cm" svg:viewBox="0 0 350 160" draw:points="0,0 0,160 350,160 350,0">
          <text:p/>
        </draw:polygon>
        <draw:polygon draw:style-name="gr2" draw:text-style-name="P2" draw:layer="layout" svg:width="0.349cm" svg:height="0.161cm" svg:x="78.968cm" svg:y="10.947cm" svg:viewBox="0 0 350 162" draw:points="0,0 0,162 350,162 350,0">
          <text:p/>
        </draw:polygon>
        <draw:polygon draw:style-name="gr2" draw:text-style-name="P2" draw:layer="layout" svg:width="0.349cm" svg:height="0.159cm" svg:x="78.968cm" svg:y="9.448cm" svg:viewBox="0 0 350 160" draw:points="0,0 0,160 350,160 350,0">
          <text:p/>
        </draw:polygon>
        <draw:polygon draw:style-name="gr2" draw:text-style-name="P2" draw:layer="layout" svg:width="0.349cm" svg:height="0.55cm" svg:x="78.968cm" svg:y="6.794cm" svg:viewBox="0 0 350 551" draw:points="0,0 0,551 350,551 350,0">
          <text:p/>
        </draw:polygon>
        <draw:polygon draw:style-name="gr2" draw:text-style-name="P2" draw:layer="layout" svg:width="0.161cm" svg:height="0.349cm" svg:x="78.407cm" svg:y="5.634cm" svg:viewBox="0 0 162 350" draw:points="0,0 0,350 162,350 162,0">
          <text:p/>
        </draw:polygon>
        <draw:polygon draw:style-name="gr2" draw:text-style-name="P2" draw:layer="layout" svg:width="0.159cm" svg:height="0.349cm" svg:x="76.534cm" svg:y="5.634cm" svg:viewBox="0 0 160 350" draw:points="0,0 0,350 160,350 160,0">
          <text:p/>
        </draw:polygon>
        <draw:polygon draw:style-name="gr2" draw:text-style-name="P2" draw:layer="layout" svg:width="0.16cm" svg:height="0.349cm" svg:x="74.134cm" svg:y="5.634cm" svg:viewBox="0 0 161 350" draw:points="0,0 0,350 161,350 161,0">
          <text:p/>
        </draw:polygon>
        <draw:polygon draw:style-name="gr2" draw:text-style-name="P2" draw:layer="layout" svg:width="0.159cm" svg:height="0.349cm" svg:x="72.26cm" svg:y="5.634cm" svg:viewBox="0 0 160 350" draw:points="0,0 0,350 160,350 160,0">
          <text:p/>
        </draw:polygon>
        <draw:polygon draw:style-name="gr2" draw:text-style-name="P2" draw:layer="layout" svg:width="0.158cm" svg:height="0.349cm" svg:x="71.211cm" svg:y="5.634cm" svg:viewBox="0 0 159 350" draw:points="0,0 0,350 159,350 159,0">
          <text:p/>
        </draw:polygon>
        <draw:polygon draw:style-name="gr2" draw:text-style-name="P2" draw:layer="layout" svg:width="0.161cm" svg:height="0.349cm" svg:x="69.31cm" svg:y="5.634cm" svg:viewBox="0 0 162 350" draw:points="0,0 0,350 162,350 162,0">
          <text:p/>
        </draw:polygon>
        <draw:polygon draw:style-name="gr2" draw:text-style-name="P2" draw:layer="layout" svg:width="0.161cm" svg:height="0.349cm" svg:x="66.935cm" svg:y="5.634cm" svg:viewBox="0 0 162 350" draw:points="0,0 0,350 162,350 162,0">
          <text:p/>
        </draw:polygon>
        <draw:polygon draw:style-name="gr2" draw:text-style-name="P2" draw:layer="layout" svg:width="1.2cm" svg:height="0.4cm" svg:x="64.02cm" svg:y="5.583cm" svg:viewBox="0 0 1201 401" draw:points="0,0 0,401 1201,401 1201,0">
          <text:p/>
        </draw:polygon>
        <draw:polygon draw:style-name="gr2" draw:text-style-name="P2" draw:layer="layout" svg:width="0.167cm" svg:height="0.349cm" svg:x="62.13cm" svg:y="5.634cm" svg:viewBox="0 0 168 350" draw:points="0,0 0,350 168,350 168,0">
          <text:p/>
        </draw:polygon>
        <draw:polygon draw:style-name="gr2" draw:text-style-name="P2" draw:layer="layout" svg:width="0.161cm" svg:height="0.349cm" svg:x="59.747cm" svg:y="5.634cm" svg:viewBox="0 0 162 350" draw:points="0,0 0,350 162,350 162,0">
          <text:p/>
        </draw:polygon>
        <draw:polygon draw:style-name="gr2" draw:text-style-name="P2" draw:layer="layout" svg:width="0.149cm" svg:height="0.349cm" svg:x="57.873cm" svg:y="5.634cm" svg:viewBox="0 0 150 350" draw:points="0,0 0,350 150,350 150,0">
          <text:p/>
        </draw:polygon>
        <draw:polygon draw:style-name="gr2" draw:text-style-name="P2" draw:layer="layout" svg:width="0.15cm" svg:height="0.349cm" svg:x="56.824cm" svg:y="5.634cm" svg:viewBox="0 0 151 350" draw:points="0,0 0,350 151,350 151,0">
          <text:p/>
        </draw:polygon>
        <draw:polygon draw:style-name="gr2" draw:text-style-name="P2" draw:layer="layout" svg:width="0.15cm" svg:height="0.349cm" svg:x="54.948cm" svg:y="5.634cm" svg:viewBox="0 0 151 350" draw:points="0,0 0,350 151,350 151,0">
          <text:p/>
        </draw:polygon>
        <draw:polygon draw:style-name="gr2" draw:text-style-name="P2" draw:layer="layout" svg:width="0.15cm" svg:height="0.349cm" svg:x="52.548cm" svg:y="5.634cm" svg:viewBox="0 0 151 350" draw:points="0,0 0,350 151,350 151,0">
          <text:p/>
        </draw:polygon>
        <draw:polygon draw:style-name="gr2" draw:text-style-name="P2" draw:layer="layout" svg:width="0.15cm" svg:height="0.349cm" svg:x="50.675cm" svg:y="5.634cm" svg:viewBox="0 0 151 350" draw:points="0,0 0,350 151,350 151,0">
          <text:p/>
        </draw:polygon>
        <draw:polygon draw:style-name="gr2" draw:text-style-name="P2" draw:layer="layout" svg:width="0.15cm" svg:height="0.349cm" svg:x="49.625cm" svg:y="5.634cm" svg:viewBox="0 0 151 350" draw:points="0,0 0,350 151,350 151,0">
          <text:p/>
        </draw:polygon>
        <draw:polygon draw:style-name="gr2" draw:text-style-name="P2" draw:layer="layout" svg:width="0.151cm" svg:height="0.349cm" svg:x="47.749cm" svg:y="5.634cm" svg:viewBox="0 0 152 350" draw:points="0,0 0,350 152,350 152,0">
          <text:p/>
        </draw:polygon>
        <draw:polygon draw:style-name="gr2" draw:text-style-name="P2" draw:layer="layout" svg:width="1.2cm" svg:height="0.4cm" svg:x="42.426cm" svg:y="5.583cm" svg:viewBox="0 0 1201 401" draw:points="0,0 0,401 1201,401 1201,0">
          <text:p/>
        </draw:polygon>
        <draw:polygon draw:style-name="gr2" draw:text-style-name="P2" draw:layer="layout" svg:width="0.15cm" svg:height="0.349cm" svg:x="45.351cm" svg:y="5.634cm" svg:viewBox="0 0 151 350" draw:points="0,0 0,350 151,350 151,0">
          <text:p/>
        </draw:polygon>
        <draw:polygon draw:style-name="gr2" draw:text-style-name="P2" draw:layer="layout" svg:width="0.148cm" svg:height="0.349cm" svg:x="40.553cm" svg:y="5.634cm" svg:viewBox="0 0 149 350" draw:points="0,0 0,350 149,350 149,0">
          <text:p/>
        </draw:polygon>
        <draw:polygon draw:style-name="gr2" draw:text-style-name="P2" draw:layer="layout" svg:width="0.102cm" svg:height="3.609cm" svg:x="40.576cm" svg:y="5.983cm" svg:viewBox="0 0 103 3610" draw:points="0,0 0,3610 103,3610 103,0">
          <text:p/>
        </draw:polygon>
        <draw:polygon draw:style-name="gr2" draw:text-style-name="P2" draw:layer="layout" svg:width="0.099cm" svg:height="3.609cm" svg:x="38.178cm" svg:y="5.983cm" svg:viewBox="0 0 100 3610" draw:points="0,0 0,3610 100,3610 100,0">
          <text:p/>
        </draw:polygon>
        <draw:polygon draw:style-name="gr2" draw:text-style-name="P2" draw:layer="layout" svg:width="0.099cm" svg:height="3.609cm" svg:x="35.778cm" svg:y="5.983cm" svg:viewBox="0 0 100 3610" draw:points="0,0 0,3610 100,3610 100,0">
          <text:p/>
        </draw:polygon>
        <draw:polygon draw:style-name="gr2" draw:text-style-name="P2" draw:layer="layout" svg:width="0.25cm" svg:height="0.11cm" svg:x="35.703cm" svg:y="5.803cm" svg:viewBox="0 0 251 111" draw:points="0,0 0,111 251,111 251,0">
          <text:p/>
        </draw:polygon>
        <draw:polygon draw:style-name="gr2" draw:text-style-name="P2" draw:layer="layout" svg:width="0.151cm" svg:height="0.349cm" svg:x="38.152cm" svg:y="5.634cm" svg:viewBox="0 0 152 350" draw:points="0,0 0,350 152,350 152,0">
          <text:p/>
        </draw:polygon>
        <draw:polygon draw:style-name="gr2" draw:text-style-name="P2" draw:layer="layout" svg:width="0.15cm" svg:height="0.349cm" svg:x="36.277cm" svg:y="5.634cm" svg:viewBox="0 0 151 350" draw:points="0,0 0,350 151,350 151,0">
          <text:p/>
        </draw:polygon>
        <draw:polygon draw:style-name="gr2" draw:text-style-name="P2" draw:layer="layout" svg:width="0.102cm" svg:height="0.12cm" svg:x="35.877cm" svg:y="9.472cm" svg:viewBox="0 0 103 121" draw:points="0,0 0,121 103,121 103,0">
          <text:p/>
        </draw:polygon>
        <draw:polygon draw:style-name="gr2" draw:text-style-name="P2" draw:layer="layout" svg:width="0.1cm" svg:height="0.12cm" svg:x="38.277cm" svg:y="9.472cm" svg:viewBox="0 0 101 121" draw:points="0,0 0,121 101,121 101,0">
          <text:p/>
        </draw:polygon>
        <draw:polygon draw:style-name="gr2" draw:text-style-name="P2" draw:layer="layout" svg:width="0.099cm" svg:height="0.12cm" svg:x="40.678cm" svg:y="9.472cm" svg:viewBox="0 0 100 121" draw:points="0,0 0,121 100,121 100,0">
          <text:p/>
        </draw:polygon>
        <draw:polygon draw:style-name="gr2" draw:text-style-name="P2" draw:layer="layout" svg:width="0.15cm" svg:height="0.349cm" svg:x="35.227cm" svg:y="5.634cm" svg:viewBox="0 0 151 350" draw:points="0,0 0,350 151,350 151,0">
          <text:p/>
        </draw:polygon>
        <draw:polygon draw:style-name="gr2" draw:text-style-name="P2" draw:layer="layout" svg:width="0.15cm" svg:height="0.349cm" svg:x="33.354cm" svg:y="5.634cm" svg:viewBox="0 0 151 350" draw:points="0,0 0,350 151,350 151,0">
          <text:p/>
        </draw:polygon>
        <draw:polygon draw:style-name="gr2" draw:text-style-name="P2" draw:layer="layout" svg:width="0.15cm" svg:height="0.349cm" svg:x="30.954cm" svg:y="5.634cm" svg:viewBox="0 0 151 350" draw:points="0,0 0,350 151,350 151,0">
          <text:p/>
        </draw:polygon>
        <draw:polygon draw:style-name="gr2" draw:text-style-name="P2" draw:layer="layout" svg:width="0.149cm" svg:height="0.349cm" svg:x="29.08cm" svg:y="5.634cm" svg:viewBox="0 0 150 350" draw:points="0,0 0,350 150,350 150,0">
          <text:p/>
        </draw:polygon>
        <draw:polygon draw:style-name="gr2" draw:text-style-name="P2" draw:layer="layout" svg:width="0.148cm" svg:height="0.349cm" svg:x="28.031cm" svg:y="5.634cm" svg:viewBox="0 0 149 350" draw:points="0,0 0,350 149,350 149,0">
          <text:p/>
        </draw:polygon>
        <draw:polygon draw:style-name="gr2" draw:text-style-name="P2" draw:layer="layout" svg:width="0.099cm" svg:height="3.609cm" svg:x="26.181cm" svg:y="5.983cm" svg:viewBox="0 0 100 3610" draw:points="0,0 0,3610 100,3610 100,0">
          <text:p/>
        </draw:polygon>
        <draw:polygon draw:style-name="gr2" draw:text-style-name="P2" draw:layer="layout" svg:width="0.15cm" svg:height="0.349cm" svg:x="26.155cm" svg:y="5.634cm" svg:viewBox="0 0 151 350" draw:points="0,0 0,350 151,350 151,0">
          <text:p/>
        </draw:polygon>
        <draw:polygon draw:style-name="gr2" draw:text-style-name="P2" draw:layer="layout" svg:width="0.1cm" svg:height="3.609cm" svg:x="23.78cm" svg:y="5.983cm" svg:viewBox="0 0 101 3610" draw:points="0,0 0,3610 101,3610 101,0">
          <text:p/>
        </draw:polygon>
        <draw:polygon draw:style-name="gr2" draw:text-style-name="P2" draw:layer="layout" svg:width="0.15cm" svg:height="0.349cm" svg:x="23.755cm" svg:y="5.634cm" svg:viewBox="0 0 151 350" draw:points="0,0 0,350 151,350 151,0">
          <text:p/>
        </draw:polygon>
        <draw:polygon draw:style-name="gr2" draw:text-style-name="P2" draw:layer="layout" svg:width="0.099cm" svg:height="3.609cm" svg:x="21.38cm" svg:y="5.983cm" svg:viewBox="0 0 100 3610" draw:points="0,0 0,3610 100,3610 100,0">
          <text:p/>
        </draw:polygon>
        <draw:polygon draw:style-name="gr2" draw:text-style-name="P2" draw:layer="layout" svg:width="1.2cm" svg:height="0.4cm" svg:x="20.832cm" svg:y="5.583cm" svg:viewBox="0 0 1201 401" draw:points="0,0 0,401 1201,401 1201,0">
          <text:p/>
        </draw:polygon>
        <draw:polygon draw:style-name="gr2" draw:text-style-name="P2" draw:layer="layout" svg:width="0.099cm" svg:height="3.609cm" svg:x="18.982cm" svg:y="5.983cm" svg:viewBox="0 0 100 3610" draw:points="0,0 0,3610 100,3610 100,0">
          <text:p/>
        </draw:polygon>
        <draw:polygon draw:style-name="gr2" draw:text-style-name="P2" draw:layer="layout" svg:width="0.151cm" svg:height="0.349cm" svg:x="18.956cm" svg:y="5.634cm" svg:viewBox="0 0 152 350" draw:points="0,0 0,350 152,350 152,0">
          <text:p/>
        </draw:polygon>
        <draw:polygon draw:style-name="gr2" draw:text-style-name="P2" draw:layer="layout" svg:width="0.102cm" svg:height="3.609cm" svg:x="16.581cm" svg:y="5.983cm" svg:viewBox="0 0 103 3610" draw:points="0,0 0,3610 103,3610 103,0">
          <text:p/>
        </draw:polygon>
        <draw:polygon draw:style-name="gr2" draw:text-style-name="P2" draw:layer="layout" svg:width="0.15cm" svg:height="0.349cm" svg:x="16.558cm" svg:y="5.634cm" svg:viewBox="0 0 151 350" draw:points="0,0 0,350 151,350 151,0">
          <text:p/>
        </draw:polygon>
        <draw:polygon draw:style-name="gr2" draw:text-style-name="P2" draw:layer="layout" svg:width="0.1cm" svg:height="3.609cm" svg:x="14.183cm" svg:y="5.983cm" svg:viewBox="0 0 101 3610" draw:points="0,0 0,3610 101,3610 101,0">
          <text:p/>
        </draw:polygon>
        <draw:polygon draw:style-name="gr2" draw:text-style-name="P2" draw:layer="layout" svg:width="1.2cm" svg:height="0.4cm" svg:x="13.633cm" svg:y="5.583cm" svg:viewBox="0 0 1201 401" draw:points="0,0 0,401 1201,401 1201,0">
          <text:p/>
        </draw:polygon>
        <draw:polygon draw:style-name="gr2" draw:text-style-name="P2" draw:layer="layout" svg:width="0.15cm" svg:height="0.349cm" svg:x="11.758cm" svg:y="5.634cm" svg:viewBox="0 0 151 350" draw:points="0,0 0,350 151,350 151,0">
          <text:p/>
        </draw:polygon>
        <draw:polygon draw:style-name="gr2" draw:text-style-name="P2" draw:layer="layout" svg:width="0.151cm" svg:height="0.349cm" svg:x="9.359cm" svg:y="5.634cm" svg:viewBox="0 0 152 350" draw:points="0,0 0,350 152,350 152,0">
          <text:p/>
        </draw:polygon>
        <draw:polygon draw:style-name="gr2" draw:text-style-name="P2" draw:layer="layout" svg:width="0.15cm" svg:height="0.349cm" svg:x="7.484cm" svg:y="5.634cm" svg:viewBox="0 0 151 350" draw:points="0,0 0,350 151,350 151,0">
          <text:p/>
        </draw:polygon>
        <draw:polygon draw:style-name="gr2" draw:text-style-name="P2" draw:layer="layout" svg:width="0.427cm" svg:height="0.597cm" svg:x="6.278cm" svg:y="6.771cm" svg:viewBox="0 0 428 598" draw:points="428,53 348,598 0,545 82,0">
          <text:p/>
        </draw:polygon>
        <draw:polygon draw:style-name="gr2" draw:text-style-name="P2" draw:layer="layout" svg:width="0.369cm" svg:height="0.199cm" svg:x="5.947cm" svg:y="9.408cm" svg:viewBox="0 0 370 200" draw:points="370,51 346,200 0,148 22,0">
          <text:p/>
        </draw:polygon>
        <draw:polygon draw:style-name="gr2" draw:text-style-name="P2" draw:layer="layout" svg:width="0.373cm" svg:height="0.192cm" svg:x="5.723cm" svg:y="10.89cm" svg:viewBox="0 0 374 193" draw:points="374,53 352,193 0,139 21,0">
          <text:p/>
        </draw:polygon>
        <draw:polygon draw:style-name="gr2" draw:text-style-name="P2" draw:layer="layout" svg:width="0.368cm" svg:height="0.199cm" svg:x="5.372cm" svg:y="13.296cm" svg:viewBox="0 0 369 200" draw:points="369,51 346,200 0,150 21,0">
          <text:p/>
        </draw:polygon>
        <draw:polygon draw:style-name="gr2" draw:text-style-name="P2" draw:layer="layout" svg:width="0.498cm" svg:height="1.293cm" svg:x="4.967cm" svg:y="15.138cm" svg:viewBox="0 0 499 1294" draw:points="499,63 406,643 401,1294 0,1294 9,639 110,0">
          <text:p/>
        </draw:polygon>
        <draw:polygon draw:style-name="gr2" draw:text-style-name="P2" draw:layer="layout" svg:width="0.349cm" svg:height="0.148cm" svg:x="5.018cm" svg:y="18.156cm" svg:viewBox="0 0 350 149" draw:points="0,0 0,149 350,149 350,0">
          <text:p/>
        </draw:polygon>
        <draw:polygon draw:style-name="gr2" draw:text-style-name="P2" draw:layer="layout" svg:width="4.018cm" svg:height="0.101cm" svg:x="5.367cm" svg:y="18.18cm" svg:viewBox="0 0 4019 102" draw:points="0,0 0,102 4019,102 4019,0">
          <text:p/>
        </draw:polygon>
        <draw:polygon draw:style-name="gr2" draw:text-style-name="P2" draw:layer="layout" svg:width="4.131cm" svg:height="0.199cm" svg:x="5.372cm" svg:y="15.682cm" svg:viewBox="0 0 4132 200" draw:points="0,200 0,100 4014,102 4014,0 4132,0 4132,200">
          <text:p/>
        </draw:polygon>
        <draw:polygon draw:style-name="gr2" draw:text-style-name="P2" draw:layer="layout" svg:width="0.349cm" svg:height="0.15cm" svg:x="5.018cm" svg:y="20.03cm" svg:viewBox="0 0 350 151" draw:points="0,0 0,151 350,151 350,0">
          <text:p/>
        </draw:polygon>
        <draw:polygon draw:style-name="gr2" draw:text-style-name="P2" draw:layer="layout" svg:width="0.349cm" svg:height="0.151cm" svg:x="5.018cm" svg:y="21.079cm" svg:viewBox="0 0 350 152" draw:points="0,0 0,152 350,152 350,0">
          <text:p/>
        </draw:polygon>
        <draw:polygon draw:style-name="gr2" draw:text-style-name="P2" draw:layer="layout" svg:width="0.349cm" svg:height="0.15cm" svg:x="5.018cm" svg:y="22.955cm" svg:viewBox="0 0 350 151" draw:points="0,0 0,151 350,151 350,0">
          <text:p/>
        </draw:polygon>
        <draw:polygon draw:style-name="gr2" draw:text-style-name="P2" draw:layer="layout" svg:width="0.349cm" svg:height="0.15cm" svg:x="5.018cm" svg:y="25.353cm" svg:viewBox="0 0 350 151" draw:points="0,0 0,151 350,151 350,0">
          <text:p/>
        </draw:polygon>
        <draw:polygon draw:style-name="gr2" draw:text-style-name="P2" draw:layer="layout" svg:width="1.634cm" svg:height="2.265cm" svg:x="4.967cm" svg:y="26.646cm" svg:viewBox="0 0 1635 2266" draw:points="400,0 400,1659 1635,1932 1553,2266 0,1923 0,0">
          <text:p/>
        </draw:polygon>
        <draw:path draw:style-name="gr2" draw:text-style-name="P2" draw:layer="layout" svg:width="0.381cm" svg:height="0.38cm" svg:x="12.257cm" svg:y="29.738cm" svg:viewBox="0 0 382 381" svg:d="M382 190l-4 40-11 38c-84 168-316 144-363-38l-4-40 4-38c42-186 289-204 363-38l11 38z">
          <text:p/>
        </draw:path>
        <draw:path draw:style-name="gr2" draw:text-style-name="P2" draw:layer="layout" svg:width="0.4cm" svg:height="0.399cm" svg:x="21.232cm" svg:y="14.732cm" svg:viewBox="0 0 401 400" svg:d="M401 199l-4 41-11 38c-81 180-341 156-382-38l-4-41 4-39c41-194 301-218 382-38l11 38z">
          <text:p/>
        </draw:path>
        <draw:path draw:style-name="gr2" draw:text-style-name="P2" draw:layer="layout" svg:width="0.4cm" svg:height="0.399cm" svg:x="21.232cm" svg:y="29.729cm" svg:viewBox="0 0 401 400" svg:d="M401 199l-4 40-11 36c-79 184-340 160-382-36l-4-40 4-38c41-195 301-218 382-38l11 38z">
          <text:p/>
        </draw:path>
        <draw:path draw:style-name="gr2" draw:text-style-name="P2" draw:layer="layout" svg:width="0.381cm" svg:height="0.38cm" svg:x="18.482cm" svg:y="32.375cm" svg:viewBox="0 0 382 381" svg:d="M382 190l-5 41-13 38c-79 168-317 142-360-38l-4-41 4-38c38-182 288-207 360-39l13 39z">
          <text:p/>
        </draw:path>
        <draw:path draw:style-name="gr2" draw:text-style-name="P2" draw:layer="layout" svg:width="0.398cm" svg:height="0.399cm" svg:x="28.431cm" svg:y="29.729cm" svg:viewBox="0 0 399 400" svg:d="M399 198l-3 40-12 36c-76 185-339 159-382-36l-2-40 2-38c41-192 303-220 382-38l12 38z">
          <text:p/>
        </draw:path>
        <draw:path draw:style-name="gr2" draw:text-style-name="P2" draw:layer="layout" svg:width="0.381cm" svg:height="0.38cm" svg:x="24.341cm" svg:y="35.737cm" svg:viewBox="0 0 382 381" svg:d="M382 190l-4 40-13 38c-77 168-322 142-361-38l-4-40 4-38c34-183 288-207 361-39l13 39z">
          <text:p/>
        </draw:path>
        <draw:path draw:style-name="gr2" draw:text-style-name="P2" draw:layer="layout" svg:width="0.398cm" svg:height="0.399cm" svg:x="28.431cm" svg:y="35.727cm" svg:viewBox="0 0 399 400" svg:d="M399 199l-3 40-12 36c-76 185-339 158-382-36l-2-40 2-38c40-194 306-219 382-39l12 39z">
          <text:p/>
        </draw:path>
        <draw:path draw:style-name="gr2" draw:text-style-name="P2" draw:layer="layout" svg:width="0.381cm" svg:height="0.38cm" svg:x="29.749cm" svg:y="39.784cm" svg:viewBox="0 0 382 381" svg:d="M382 189l-4 41-13 38c-79 168-318 142-361-38l-4-41 4-38c39-185 291-204 361-38l13 38z">
          <text:p/>
        </draw:path>
        <draw:path draw:style-name="gr2" draw:text-style-name="P2" draw:layer="layout" svg:width="0.4cm" svg:height="0.399cm" svg:x="42.826cm" svg:y="35.727cm" svg:viewBox="0 0 401 400" svg:d="M401 199l-4 40-11 36c-80 185-338 159-382-36l-4-40 4-38c40-194 304-219 382-39l11 39z">
          <text:p/>
        </draw:path>
        <draw:polygon draw:style-name="gr2" draw:text-style-name="P2" draw:layer="layout" svg:width="0.099cm" svg:height="4.564cm" svg:x="33.329cm" svg:y="29.622cm" svg:viewBox="0 0 100 4565" draw:points="0,0 0,4565 100,4565 100,0">
          <text:p/>
        </draw:polygon>
        <draw:polygon draw:style-name="gr2" draw:text-style-name="P2" draw:layer="layout" svg:width="0.1cm" svg:height="0.119cm" svg:x="33.428cm" svg:y="34.067cm" svg:viewBox="0 0 101 120" draw:points="0,0 0,120 101,120 101,0">
          <text:p/>
        </draw:polygon>
        <draw:polygon draw:style-name="gr2" draw:text-style-name="P2" draw:layer="layout" svg:width="2.959cm" svg:height="0.119cm" svg:x="35.729cm" svg:y="34.067cm" svg:viewBox="0 0 2960 120" draw:points="0,0 0,120 2960,120 2960,0">
          <text:p/>
        </draw:polygon>
        <draw:polygon draw:style-name="gr2" draw:text-style-name="P2" draw:layer="layout" svg:width="0.083cm" svg:height="4.339cm" svg:x="35.805cm" svg:y="29.728cm" svg:viewBox="0 0 84 4340" draw:points="0,0 0,4340 84,4340 84,0">
          <text:p/>
        </draw:polygon>
        <draw:polygon draw:style-name="gr2" draw:text-style-name="P2" draw:layer="layout" svg:width="0.045cm" svg:height="0.025cm" svg:x="42.906cm" svg:y="29.743cm" svg:viewBox="0 0 46 26" draw:points="0,0 46,0 23,10 0,26">
          <text:p/>
        </draw:polygon>
        <draw:path draw:style-name="gr2" draw:text-style-name="P2" draw:layer="layout" svg:width="0.4cm" svg:height="0.4cm" svg:x="42.826cm" svg:y="29.729cm" svg:viewBox="0 0 401 401" svg:d="M0 199l4-38 11-38c82-182 340-157 382 38l4 38-4 40c-44 196-302 221-382 36l-11-36z">
          <text:p/>
        </draw:path>
        <draw:path draw:style-name="gr2" draw:text-style-name="P2" draw:layer="layout" svg:width="0.426cm" svg:height="0.4cm" svg:x="35.627cm" svg:y="29.723cm" svg:viewBox="0 0 427 401" svg:d="M427 205l-7 42-17 41c-90 169-342 144-394-41l-9-42 7-40c49-199 315-225 401-38l14 38z">
          <text:p/>
        </draw:path>
        <draw:polygon draw:style-name="gr2" draw:text-style-name="P2" draw:layer="layout" svg:width="0.121cm" svg:height="2.5cm" svg:x="38.567cm" svg:y="31.567cm" svg:viewBox="0 0 122 2501" draw:points="0,0 0,2501 122,2501 122,0">
          <text:p/>
        </draw:polygon>
        <draw:polygon draw:style-name="gr2" draw:text-style-name="P2" draw:layer="layout" svg:width="3.209cm" svg:height="0.121cm" svg:x="38.688cm" svg:y="32.107cm" svg:viewBox="0 0 3210 122" draw:points="0,0 0,122 3210,122 3210,0">
          <text:p/>
        </draw:polygon>
        <draw:polygon draw:style-name="gr2" draw:text-style-name="P2" draw:layer="layout" svg:width="0.12cm" svg:height="0.095cm" svg:x="40.987cm" svg:y="32.228cm" svg:viewBox="0 0 121 96" draw:points="0,0 0,96 121,96 121,0">
          <text:p/>
        </draw:polygon>
        <draw:polygon draw:style-name="gr2" draw:text-style-name="P2" draw:layer="layout" svg:width="0.199cm" svg:height="0.999cm" svg:x="39.162cm" svg:y="32.228cm" svg:viewBox="0 0 200 1000" draw:points="0,0 0,1000 200,1000 200,0">
          <text:p/>
        </draw:polygon>
        <draw:polygon draw:style-name="gr2" draw:text-style-name="P2" draw:layer="layout" svg:width="2.299cm" svg:height="0.121cm" svg:x="38.688cm" svg:y="33.227cm" svg:viewBox="0 0 2300 122" draw:points="0,0 0,122 2300,122 2300,0">
          <text:p/>
        </draw:polygon>
        <draw:polygon draw:style-name="gr2" draw:text-style-name="P2" draw:layer="layout" svg:width="0.12cm" svg:height="0.935cm" svg:x="40.987cm" svg:y="33.132cm" svg:viewBox="0 0 121 936" draw:points="0,0 0,936 121,936 121,0">
          <text:p/>
        </draw:polygon>
        <draw:polygon draw:style-name="gr2" draw:text-style-name="P2" draw:layer="layout" svg:width="0.834cm" svg:height="0.119cm" svg:x="40.942cm" svg:y="34.067cm" svg:viewBox="0 0 835 120" draw:points="0,0 0,120 835,120 835,0">
          <text:p/>
        </draw:polygon>
        <draw:polygon draw:style-name="gr2" draw:text-style-name="P2" draw:layer="layout" svg:width="0.341cm" svg:height="0.119cm" svg:x="42.786cm" svg:y="34.067cm" svg:viewBox="0 0 342 120" draw:points="0,0 0,120 342,120 342,0">
          <text:p/>
        </draw:polygon>
        <draw:polygon draw:style-name="gr2" draw:text-style-name="P2" draw:layer="layout" svg:width="0.121cm" svg:height="2.434cm" svg:x="42.906cm" svg:y="31.633cm" svg:viewBox="0 0 122 2435" draw:points="0,0 0,2435 122,2435 122,0">
          <text:p/>
        </draw:polygon>
        <draw:polygon draw:style-name="gr2" draw:text-style-name="P2" draw:layer="layout" svg:width="2.309cm" svg:height="0.121cm" svg:x="43.027cm" svg:y="31.927cm" svg:viewBox="0 0 2310 122" draw:points="0,0 0,122 2310,122 2310,0">
          <text:p/>
        </draw:polygon>
        <draw:polygon draw:style-name="gr2" draw:text-style-name="P2" draw:layer="layout" svg:width="0.149cm" svg:height="2.229cm" svg:x="45.336cm" svg:y="31.957cm" svg:viewBox="0 0 150 2230" draw:points="0,0 0,2230 150,2230 150,0">
          <text:p/>
        </draw:polygon>
        <draw:polygon draw:style-name="gr2" draw:text-style-name="P2" draw:layer="layout" svg:width="1.2cm" svg:height="0.119cm" svg:x="44.136cm" svg:y="34.067cm" svg:viewBox="0 0 1201 120" draw:points="0,0 0,120 1201,120 1201,0">
          <text:p/>
        </draw:polygon>
        <draw:polygon draw:style-name="gr2" draw:text-style-name="P2" draw:layer="layout" svg:width="0.243cm" svg:height="2.305cm" svg:x="45.237cm" svg:y="29.622cm" svg:viewBox="0 0 244 2306" draw:points="0,0 0,2306 244,2306 244,0">
          <text:p/>
        </draw:polygon>
        <draw:polygon draw:style-name="gr2" draw:text-style-name="P2" draw:layer="layout" svg:width="7.01cm" svg:height="0.121cm" svg:x="38.227cm" svg:y="29.622cm" svg:viewBox="0 0 7011 122" draw:points="0,0 0,122 7011,122 7011,0">
          <text:p/>
        </draw:polygon>
        <draw:polygon draw:style-name="gr2" draw:text-style-name="P2" draw:layer="layout" svg:width="0.121cm" svg:height="0.495cm" svg:x="42.906cm" svg:y="30.128cm" svg:viewBox="0 0 122 496" draw:points="0,0 0,496 122,496 122,0">
          <text:p/>
        </draw:polygon>
        <draw:polygon draw:style-name="gr2" draw:text-style-name="P2" draw:layer="layout" svg:width="0.999cm" svg:height="0.121cm" svg:x="44.238cm" svg:y="30.742cm" svg:viewBox="0 0 1000 122" draw:points="0,0 0,122 1000,122 1000,0">
          <text:p/>
        </draw:polygon>
        <draw:polygon draw:style-name="gr2" draw:text-style-name="P2" draw:layer="layout" svg:width="1.04cm" svg:height="0.121cm" svg:x="32.289cm" svg:y="29.622cm" svg:viewBox="0 0 1041 122" draw:points="0,0 0,122 1041,122 1041,0">
          <text:p/>
        </draw:polygon>
        <draw:polygon draw:style-name="gr2" draw:text-style-name="P2" draw:layer="layout" svg:width="0.499cm" svg:height="0.118cm" svg:x="31.79cm" svg:y="29.559cm" svg:viewBox="0 0 500 119" draw:points="0,0 0,119 500,119 500,0">
          <text:p/>
        </draw:polygon>
        <draw:polygon draw:style-name="gr2" draw:text-style-name="P2" draw:layer="layout" svg:width="4.1cm" svg:height="0.12cm" svg:x="28.189cm" svg:y="26.763cm" svg:viewBox="0 0 4101 121" draw:points="0,0 0,121 4101,121 4101,0">
          <text:p/>
        </draw:polygon>
        <draw:polygon draw:style-name="gr2" draw:text-style-name="P2" draw:layer="layout" svg:width="0.119cm" svg:height="2.676cm" svg:x="29.37cm" svg:y="26.883cm" svg:viewBox="0 0 120 2677" draw:points="0,0 0,2677 120,2677 120,0">
          <text:p/>
        </draw:polygon>
        <draw:polygon draw:style-name="gr2" draw:text-style-name="P2" draw:layer="layout" svg:width="0.218cm" svg:height="0.118cm" svg:x="29.37cm" svg:y="29.559cm" svg:viewBox="0 0 219 119" draw:points="0,0 0,119 219,119 219,0">
          <text:p/>
        </draw:polygon>
        <draw:polygon draw:style-name="gr2" draw:text-style-name="P2" draw:layer="layout" svg:width="4.098cm" svg:height="0.119cm" svg:x="24.591cm" svg:y="23.975cm" svg:viewBox="0 0 4099 120" draw:points="0,0 0,120 4099,120 4099,0">
          <text:p/>
        </draw:polygon>
        <draw:polygon draw:style-name="gr2" draw:text-style-name="P2" draw:layer="layout" svg:width="0.121cm" svg:height="2.669cm" svg:x="25.77cm" svg:y="24.094cm" svg:viewBox="0 0 122 2670" draw:points="0,0 0,2670 122,2670 122,0">
          <text:p/>
        </draw:polygon>
        <draw:polygon draw:style-name="gr2" draw:text-style-name="P2" draw:layer="layout" svg:width="0.22cm" svg:height="0.12cm" svg:x="25.77cm" svg:y="26.763cm" svg:viewBox="0 0 221 121" draw:points="0,0 0,121 221,121 221,0">
          <text:p/>
        </draw:polygon>
        <draw:polygon draw:style-name="gr2" draw:text-style-name="P2" draw:layer="layout" svg:width="0.22cm" svg:height="0.119cm" svg:x="22.172cm" svg:y="23.975cm" svg:viewBox="0 0 221 120" draw:points="0,0 0,120 221,120 221,0">
          <text:p/>
        </draw:polygon>
        <draw:polygon draw:style-name="gr2" draw:text-style-name="P2" draw:layer="layout" svg:width="0.118cm" svg:height="2.675cm" svg:x="22.172cm" svg:y="21.3cm" svg:viewBox="0 0 119 2676" draw:points="0,0 0,2676 119,2676 119,0">
          <text:p/>
        </draw:polygon>
        <draw:polygon draw:style-name="gr2" draw:text-style-name="P2" draw:layer="layout" svg:width="2.798cm" svg:height="0.122cm" svg:x="22.172cm" svg:y="21.179cm" svg:viewBox="0 0 2799 123" draw:points="0,0 0,123 2799,123 2799,0">
          <text:p/>
        </draw:polygon>
        <draw:polygon draw:style-name="gr2" draw:text-style-name="P2" draw:layer="layout" svg:width="1.34cm" svg:height="0.119cm" svg:x="24.889cm" svg:y="21.115cm" svg:viewBox="0 0 1341 120" draw:points="0,0 0,120 1341,120 1341,0">
          <text:p/>
        </draw:polygon>
        <draw:polygon draw:style-name="gr2" draw:text-style-name="P2" draw:layer="layout" svg:width="0.199cm" svg:height="2.318cm" svg:x="24.69cm" svg:y="18.861cm" svg:viewBox="0 0 200 2319" draw:points="0,0 0,2319 200,2319 200,0">
          <text:p/>
        </draw:polygon>
        <draw:polygon draw:style-name="gr2" draw:text-style-name="P2" draw:layer="layout" svg:width="0.118cm" svg:height="2.07cm" svg:x="24.771cm" svg:y="16.791cm" svg:viewBox="0 0 119 2071" draw:points="0,0 0,2071 119,2071 119,0">
          <text:p/>
        </draw:polygon>
        <draw:polygon draw:style-name="gr2" draw:text-style-name="P2" draw:layer="layout" svg:width="2.62cm" svg:height="0.121cm" svg:x="22.371cm" svg:y="16.67cm" svg:viewBox="0 0 2621 122" draw:points="0,0 0,122 2621,122 2621,0">
          <text:p/>
        </draw:polygon>
        <draw:polygon draw:style-name="gr2" draw:text-style-name="P2" draw:layer="layout" svg:width="0.12cm" svg:height="0.1cm" svg:x="22.371cm" svg:y="16.791cm" svg:viewBox="0 0 121 101" draw:points="0,0 0,101 121,101 121,0">
          <text:p/>
        </draw:polygon>
        <draw:polygon draw:style-name="gr2" draw:text-style-name="P2" draw:layer="layout" svg:width="0.12cm" svg:height="1.721cm" svg:x="22.371cm" svg:y="17.9cm" svg:viewBox="0 0 121 1722" draw:points="0,0 0,1722 121,1722 121,0">
          <text:p/>
        </draw:polygon>
        <draw:polygon draw:style-name="gr2" draw:text-style-name="P2" draw:layer="layout" svg:width="2.199cm" svg:height="0.119cm" svg:x="22.491cm" svg:y="18.861cm" svg:viewBox="0 0 2200 120" draw:points="0,0 0,120 2200,120 2200,0">
          <text:p/>
        </draw:polygon>
        <draw:polygon draw:style-name="gr2" draw:text-style-name="P2" draw:layer="layout" svg:width="0.12cm" svg:height="0.548cm" svg:x="22.371cm" svg:y="20.631cm" svg:viewBox="0 0 121 549" draw:points="0,0 0,549 121,549 121,0">
          <text:p/>
        </draw:polygon>
        <draw:path draw:style-name="gr2" draw:text-style-name="P2" draw:layer="layout" svg:width="0.4cm" svg:height="0.399cm" svg:x="21.232cm" svg:y="20.731cm" svg:viewBox="0 0 401 400" svg:d="M401 199l-4 40-11 38c-81 180-341 157-382-38l-4-40 4-39c41-194 301-218 382-38l11 38z">
          <text:p/>
        </draw:path>
        <draw:polygon draw:style-name="gr2" draw:text-style-name="P2" draw:layer="layout" svg:width="0.12cm" svg:height="0.371cm" svg:x="20.451cm" svg:y="20.929cm" svg:viewBox="0 0 121 372" draw:points="0,0 0,372 121,372 121,0">
          <text:p/>
        </draw:polygon>
        <draw:polygon draw:style-name="gr2" draw:text-style-name="P2" draw:layer="layout" svg:width="8.676cm" svg:height="0.122cm" svg:x="11.775cm" svg:y="21.179cm" svg:viewBox="0 0 8677 123" draw:points="0,0 0,123 8677,123 8677,0">
          <text:p/>
        </draw:polygon>
        <draw:polygon draw:style-name="gr2" draw:text-style-name="P2" draw:layer="layout" svg:width="0.129cm" svg:height="4.377cm" svg:x="11.775cm" svg:y="16.802cm" svg:viewBox="0 0 130 4378" draw:points="0,0 0,4378 130,4378 130,0">
          <text:p/>
        </draw:polygon>
        <draw:polygon draw:style-name="gr2" draw:text-style-name="P2" draw:layer="layout" svg:width="1.289cm" svg:height="0.132cm" svg:x="11.775cm" svg:y="16.67cm" svg:viewBox="0 0 1290 133" draw:points="0,0 0,133 1290,133 1290,0">
          <text:p/>
        </draw:polygon>
        <draw:polygon draw:style-name="gr2" draw:text-style-name="P2" draw:layer="layout" svg:width="0.225cm" svg:height="0.132cm" svg:x="14.073cm" svg:y="16.67cm" svg:viewBox="0 0 226 133" draw:points="0,0 0,133 226,133 226,0">
          <text:p/>
        </draw:polygon>
        <draw:polygon draw:style-name="gr2" draw:text-style-name="P2" draw:layer="layout" svg:width="0.13cm" svg:height="4.377cm" svg:x="14.168cm" svg:y="16.802cm" svg:viewBox="0 0 131 4378" draw:points="0,0 0,4378 131,4378 131,0">
          <text:p/>
        </draw:polygon>
        <draw:polygon draw:style-name="gr2" draw:text-style-name="P2" draw:layer="layout" svg:width="0.118cm" svg:height="1.429cm" svg:x="18.633cm" svg:y="19.75cm" svg:viewBox="0 0 119 1430" draw:points="0,0 0,1430 119,1430 119,0">
          <text:p/>
        </draw:polygon>
        <draw:polygon draw:style-name="gr2" draw:text-style-name="P2" draw:layer="layout" svg:width="1.7cm" svg:height="0.121cm" svg:x="18.751cm" svg:y="19.75cm" svg:viewBox="0 0 1701 122" draw:points="0,0 0,122 1701,122 1701,0">
          <text:p/>
        </draw:polygon>
        <draw:polygon draw:style-name="gr2" draw:text-style-name="P2" draw:layer="layout" svg:width="0.12cm" svg:height="0.22cm" svg:x="20.451cm" svg:y="19.699cm" svg:viewBox="0 0 121 221" draw:points="0,0 0,221 121,221 121,0">
          <text:p/>
        </draw:polygon>
        <draw:polygon draw:style-name="gr2" draw:text-style-name="P2" draw:layer="layout" svg:width="0.12cm" svg:height="0.311cm" svg:x="20.451cm" svg:y="18.58cm" svg:viewBox="0 0 121 312" draw:points="0,0 0,312 121,312 121,0">
          <text:p/>
        </draw:polygon>
        <draw:polygon draw:style-name="gr2" draw:text-style-name="P2" draw:layer="layout" svg:width="1.62cm" svg:height="0.121cm" svg:x="18.831cm" svg:y="18.63cm" svg:viewBox="0 0 1621 122" draw:points="0,0 0,122 1621,122 1621,0">
          <text:p/>
        </draw:polygon>
        <draw:polygon draw:style-name="gr2" draw:text-style-name="P2" draw:layer="layout" svg:width="0.198cm" svg:height="2.119cm" svg:x="18.633cm" svg:y="17.631cm" svg:viewBox="0 0 199 2120" draw:points="0,0 0,2120 199,2120 199,0">
          <text:p/>
        </draw:polygon>
        <draw:polygon draw:style-name="gr2" draw:text-style-name="P2" draw:layer="layout" svg:width="2.299cm" svg:height="0.12cm" svg:x="18.152cm" svg:y="17.511cm" svg:viewBox="0 0 2300 121" draw:points="0,0 0,121 2300,121 2300,0">
          <text:p/>
        </draw:polygon>
        <draw:polygon draw:style-name="gr2" draw:text-style-name="P2" draw:layer="layout" svg:width="0.12cm" svg:height="1.101cm" svg:x="20.451cm" svg:y="16.67cm" svg:viewBox="0 0 121 1102" draw:points="0,0 0,1102 121,1102 121,0">
          <text:p/>
        </draw:polygon>
        <draw:polygon draw:style-name="gr2" draw:text-style-name="P2" draw:layer="layout" svg:width="0.045cm" svg:height="0.121cm" svg:x="20.406cm" svg:y="16.67cm" svg:viewBox="0 0 46 122" draw:points="0,0 0,122 46,122 46,0">
          <text:p/>
        </draw:polygon>
        <draw:polygon draw:style-name="gr2" draw:text-style-name="P2" draw:layer="layout" svg:width="0.264cm" svg:height="0.121cm" svg:x="17.932cm" svg:y="16.67cm" svg:viewBox="0 0 265 122" draw:points="0,0 0,122 265,122 265,0">
          <text:p/>
        </draw:polygon>
        <draw:polygon draw:style-name="gr2" draw:text-style-name="P2" draw:layer="layout" svg:width="0.121cm" svg:height="0.84cm" svg:x="18.031cm" svg:y="16.791cm" svg:viewBox="0 0 122 841" draw:points="0,0 0,841 122,841 122,0">
          <text:p/>
        </draw:polygon>
        <draw:polygon draw:style-name="gr2" draw:text-style-name="P2" draw:layer="layout" svg:width="0.239cm" svg:height="0.121cm" svg:x="16.708cm" svg:y="16.67cm" svg:viewBox="0 0 240 122" draw:points="0,0 0,122 240,122 240,0">
          <text:p/>
        </draw:polygon>
        <draw:polygon draw:style-name="gr3" draw:text-style-name="P3" draw:layer="layout" svg:width="0.12cm" svg:height="4.339cm" svg:x="27.36cm" svg:y="16.791cm" svg:viewBox="0 0 121 4340" draw:points="0,0 0,4340 121,4340 121,0">
          <text:p/>
        </draw:polygon>
        <draw:polygon draw:style-name="gr3" draw:text-style-name="P3" draw:layer="layout" svg:width="0.4cm" svg:height="0.121cm" svg:x="27.19cm" svg:y="16.67cm" svg:viewBox="0 0 401 122" draw:points="0,0 0,122 401,122 401,0">
          <text:p/>
        </draw:polygon>
        <draw:polygon draw:style-name="gr3" draw:text-style-name="P3" draw:layer="layout" svg:width="0.264cm" svg:height="0.121cm" svg:x="28.577cm" svg:y="16.67cm" svg:viewBox="0 0 265 122" draw:points="0,0 0,122 265,122 265,0">
          <text:p/>
        </draw:polygon>
        <draw:path draw:style-name="gr3" draw:text-style-name="P3" draw:layer="layout" svg:width="0.398cm" svg:height="0.399cm" svg:x="28.431cm" svg:y="20.731cm" svg:viewBox="0 0 399 400" svg:d="M399 199l-3 40-12 38c-79 182-341 154-382-38l-2-40 2-39c41-192 303-220 382-38l12 38z">
          <text:p/>
        </draw:path>
        <draw:polygon draw:style-name="gr3" draw:text-style-name="P3" draw:layer="layout" svg:width="0.17cm" svg:height="4.445cm" svg:x="35.828cm" svg:y="16.67cm" svg:viewBox="0 0 171 4446" draw:points="0,0 0,4446 171,4446 171,0">
          <text:p/>
        </draw:polygon>
        <draw:path draw:style-name="gr3" draw:text-style-name="P3" draw:layer="layout" svg:width="0.203cm" svg:height="0.406cm" svg:x="35.626cm" svg:y="20.726cm" svg:viewBox="0 0 204 407" svg:d="M204 0v407l-40-4c-219-53-219-346 0-399z">
          <text:p/>
        </draw:path>
        <draw:polygon draw:style-name="gr3" draw:text-style-name="P3" draw:layer="layout" svg:width="9.368cm" svg:height="0.146cm" svg:x="35.998cm" svg:y="16.67cm" svg:viewBox="0 0 9369 147" draw:points="0,0 0,147 9369,147 9369,0">
          <text:p/>
        </draw:polygon>
        <draw:path draw:style-name="gr2" draw:text-style-name="P2" draw:layer="layout" svg:width="0.398cm" svg:height="0.4cm" svg:x="28.431cm" svg:y="14.732cm" svg:viewBox="0 0 399 401" svg:d="M399 199l-3 41-12 38c-79 182-341 154-382-38l-2-41 2-39c41-192 303-220 382-38l12 38z">
          <text:p/>
        </draw:path>
        <draw:path draw:style-name="gr2" draw:text-style-name="P2" draw:layer="layout" svg:width="0.4cm" svg:height="0.4cm" svg:x="35.627cm" svg:y="14.732cm" svg:viewBox="0 0 401 401" svg:d="M401 198l-4 42-11 38c-81 181-337 155-382-38l-4-42 4-38c45-193 301-219 382-38l11 38z">
          <text:p/>
        </draw:path>
        <draw:path draw:style-name="gr2" draw:text-style-name="P2" draw:layer="layout" svg:width="0.401cm" svg:height="0.4cm" svg:x="42.834cm" svg:y="14.732cm" svg:viewBox="0 0 402 401" svg:d="M402 199l-5 41-10 38c-82 181-340 155-382-38l-5-41 5-39c42-193 300-219 382-38l10 38z">
          <text:p/>
        </draw:path>
        <draw:path draw:style-name="gr2" draw:text-style-name="P2" draw:layer="layout" svg:width="0.401cm" svg:height="0.4cm" svg:x="42.834cm" svg:y="20.721cm" svg:viewBox="0 0 402 401" svg:d="M402 201l-5 39-10 38c-82 182-340 157-382-38l-5-39 5-41c43-194 302-218 382-36l10 36z">
          <text:p/>
        </draw:path>
        <draw:polygon draw:style-name="gr3" draw:text-style-name="P3" draw:layer="layout" svg:width="0.121cm" svg:height="3.622cm" svg:x="57.49cm" svg:y="11.37cm" svg:viewBox="0 0 122 3623" draw:points="0,0 0,3623 122,3623 122,0">
          <text:p/>
        </draw:polygon>
        <draw:polygon draw:style-name="gr3" draw:text-style-name="P3" draw:layer="layout" svg:width="10.033cm" svg:height="0.119cm" svg:x="35.828cm" svg:y="21.115cm" svg:viewBox="0 0 10034 120" draw:points="0,0 0,120 10034,120 10034,0">
          <text:p/>
        </draw:polygon>
        <draw:polygon draw:style-name="gr3" draw:text-style-name="P3" draw:layer="layout" svg:width="0.146cm" svg:height="0.146cm" svg:x="45.715cm" svg:y="20.969cm" svg:viewBox="0 0 147 147" draw:points="0,0 0,147 147,147 147,0">
          <text:p/>
        </draw:polygon>
        <draw:polygon draw:style-name="gr3" draw:text-style-name="P3" draw:layer="layout" svg:width="0.146cm" svg:height="3.29cm" svg:x="45.715cm" svg:y="16.67cm" svg:viewBox="0 0 147 3291" draw:points="0,0 0,3291 147,3291 147,0">
          <text:p/>
        </draw:polygon>
        <draw:polygon draw:style-name="gr3" draw:text-style-name="P3" draw:layer="layout" svg:width="0.349cm" svg:height="0.146cm" svg:x="45.366cm" svg:y="16.67cm" svg:viewBox="0 0 350 147" draw:points="0,0 0,147 350,147 350,0">
          <text:p/>
        </draw:polygon>
        <draw:polygon draw:style-name="gr3" draw:text-style-name="P3" draw:layer="layout" svg:width="0.11cm" svg:height="3.133cm" svg:x="45.256cm" svg:y="16.816cm" svg:viewBox="0 0 111 3134" draw:points="0,0 0,3134 111,3134 111,0">
          <text:p/>
        </draw:polygon>
        <draw:polygon draw:style-name="gr3" draw:text-style-name="P3" draw:layer="layout" svg:width="0.605cm" svg:height="0.11cm" svg:x="45.256cm" svg:y="19.839cm" svg:viewBox="0 0 606 111" draw:points="0,0 0,111 606,111 606,0">
          <text:p/>
        </draw:polygon>
        <draw:polygon draw:style-name="gr3" draw:text-style-name="P3" draw:layer="layout" svg:width="0.147cm" svg:height="1.517cm" svg:x="49.764cm" svg:y="19.598cm" svg:viewBox="0 0 148 1518" draw:points="0,0 0,1518 148,1518 148,0">
          <text:p/>
        </draw:polygon>
        <draw:polygon draw:style-name="gr3" draw:text-style-name="P3" draw:layer="layout" svg:width="1.66cm" svg:height="0.119cm" svg:x="49.764cm" svg:y="21.115cm" svg:viewBox="0 0 1661 120" draw:points="0,0 0,120 1661,120 1661,0">
          <text:p/>
        </draw:polygon>
        <draw:path draw:style-name="gr2" draw:text-style-name="P2" draw:layer="layout" svg:width="0.4cm" svg:height="0.399cm" svg:x="50.025cm" svg:y="14.732cm" svg:viewBox="0 0 401 400" svg:d="M401 199l-4 41-11 38c-82 180-340 156-382-38l-4-41 4-39c42-194 300-218 382-38l11 38z">
          <text:p/>
        </draw:path>
        <draw:path draw:style-name="gr2" draw:text-style-name="P2" draw:layer="layout" svg:width="0.4cm" svg:height="0.4cm" svg:x="50.025cm" svg:y="20.721cm" svg:viewBox="0 0 401 401" svg:d="M401 200l-4 39-11 38c-82 182-339 157-382-38l-4-39 4-41c43-194 303-217 382-36l11 36z">
          <text:p/>
        </draw:path>
        <draw:path draw:style-name="gr2" draw:text-style-name="P2" draw:layer="layout" svg:width="0.4cm" svg:height="0.4cm" svg:x="57.224cm" svg:y="14.732cm" svg:viewBox="0 0 401 401" svg:d="M401 199l-5 41-12 38c-79 182-338 154-382-38l-2-41 2-39c44-192 303-220 382-38l12 38z">
          <text:p/>
        </draw:path>
        <draw:path draw:style-name="gr2" draw:text-style-name="P2" draw:layer="layout" svg:width="0.4cm" svg:height="0.4cm" svg:x="57.224cm" svg:y="20.721cm" svg:viewBox="0 0 401 401" svg:d="M401 201l-5 39-12 38c-79 183-338 155-382-38l-2-39 2-41c48-197 309-215 382-36l12 36z">
          <text:p/>
        </draw:path>
        <draw:path draw:style-name="gr2" draw:text-style-name="P2" draw:layer="layout" svg:width="0.4cm" svg:height="0.4cm" svg:x="64.431cm" svg:y="14.732cm" svg:viewBox="0 0 401 401" svg:d="M401 199l-4 41-11 38c-82 181-340 155-382-38l-4-41 4-39c42-193 300-219 382-38l11 38z">
          <text:p/>
        </draw:path>
        <draw:path draw:style-name="gr2" draw:text-style-name="P2" draw:layer="layout" svg:width="0.4cm" svg:height="0.4cm" svg:x="64.431cm" svg:y="20.721cm" svg:viewBox="0 0 401 401" svg:d="M401 201l-4 39-11 38c-82 182-340 157-382-38l-4-39 4-41c43-194 303-218 382-36l11 36z">
          <text:p/>
        </draw:path>
        <draw:path draw:style-name="gr2" draw:text-style-name="P2" draw:layer="layout" svg:width="0.4cm" svg:height="0.4cm" svg:x="71.619cm" svg:y="14.732cm" svg:viewBox="0 0 401 401" svg:d="M401 199l-4 41-11 38c-81 181-340 155-382-38l-4-41 4-39c42-193 301-219 382-38l11 38z">
          <text:p/>
        </draw:path>
        <draw:path draw:style-name="gr2" draw:text-style-name="P2" draw:layer="layout" svg:width="0.4cm" svg:height="0.4cm" svg:x="71.619cm" svg:y="20.721cm" svg:viewBox="0 0 401 401" svg:d="M401 201l-4 39-11 38c-82 182-339 157-382-38l-4-39 4-41c44-194 303-218 382-36l11 36z">
          <text:p/>
        </draw:path>
        <draw:polygon draw:style-name="gr3" draw:text-style-name="P3" draw:layer="layout" svg:width="0.237cm" svg:height="0.118cm" svg:x="59.524cm" svg:y="11.271cm" svg:viewBox="0 0 238 119" draw:points="0,0 0,119 238,119 238,0">
          <text:p/>
        </draw:polygon>
        <draw:polygon draw:style-name="gr3" draw:text-style-name="P3" draw:layer="layout" svg:width="0.099cm" svg:height="0.118cm" svg:x="60.748cm" svg:y="11.271cm" svg:viewBox="0 0 100 119" draw:points="0,0 0,119 100,119 100,0">
          <text:p/>
        </draw:polygon>
        <draw:polygon draw:style-name="gr3" draw:text-style-name="P3" draw:layer="layout" svg:width="0.237cm" svg:height="0.119cm" svg:x="59.524cm" svg:y="14.873cm" svg:viewBox="0 0 238 120" draw:points="0,0 0,120 238,120 238,0">
          <text:p/>
        </draw:polygon>
        <draw:polygon draw:style-name="gr3" draw:text-style-name="P3" draw:layer="layout" svg:width="0.1cm" svg:height="0.118cm" svg:x="64.746cm" svg:y="11.271cm" svg:viewBox="0 0 101 119" draw:points="0,0 0,119 101,119 101,0">
          <text:p/>
        </draw:polygon>
        <draw:polygon draw:style-name="gr3" draw:text-style-name="P3" draw:layer="layout" svg:width="0.237cm" svg:height="0.119cm" svg:x="65.832cm" svg:y="14.873cm" svg:viewBox="0 0 238 120" draw:points="0,0 0,120 238,120 238,0">
          <text:p/>
        </draw:polygon>
        <draw:polygon draw:style-name="gr3" draw:text-style-name="P3" draw:layer="layout" svg:width="0.237cm" svg:height="0.118cm" svg:x="65.832cm" svg:y="11.271cm" svg:viewBox="0 0 238 119" draw:points="0,0 0,119 238,119 238,0">
          <text:p/>
        </draw:polygon>
        <draw:polygon draw:style-name="gr3" draw:text-style-name="P3" draw:layer="layout" svg:width="0.22cm" svg:height="0.118cm" svg:x="67.983cm" svg:y="11.271cm" svg:viewBox="0 0 221 119" draw:points="0,0 0,119 221,119 221,0">
          <text:p/>
        </draw:polygon>
        <draw:polygon draw:style-name="gr3" draw:text-style-name="P3" draw:layer="layout" svg:width="0.22cm" svg:height="0.119cm" svg:x="67.983cm" svg:y="14.873cm" svg:viewBox="0 0 221 120" draw:points="0,0 0,120 221,120 221,0">
          <text:p/>
        </draw:polygon>
        <draw:polygon draw:style-name="gr3" draw:text-style-name="P3" draw:layer="layout" svg:width="0.12cm" svg:height="3.484cm" svg:x="67.983cm" svg:y="11.389cm" svg:viewBox="0 0 121 3485" draw:points="0,0 0,3485 121,3485 121,0">
          <text:p/>
        </draw:polygon>
        <draw:polygon draw:style-name="gr3" draw:text-style-name="P3" draw:layer="layout" svg:width="1.476cm" svg:height="0.119cm" svg:x="63.421cm" svg:y="21.115cm" svg:viewBox="0 0 1477 120" draw:points="0,0 0,120 1477,120 1477,0">
          <text:p/>
        </draw:polygon>
        <draw:polygon draw:style-name="gr3" draw:text-style-name="P3" draw:layer="layout" svg:width="0.131cm" svg:height="4.069cm" svg:x="64.556cm" svg:y="16.67cm" svg:viewBox="0 0 132 4070" draw:points="0,0 0,4070 132,4070 132,0">
          <text:p/>
        </draw:polygon>
        <draw:polygon draw:style-name="gr3" draw:text-style-name="P3" draw:layer="layout" svg:width="0.093cm" svg:height="0.132cm" svg:x="64.687cm" svg:y="16.67cm" svg:viewBox="0 0 94 133" draw:points="0,0 0,133 94,133 94,0">
          <text:p/>
        </draw:polygon>
        <draw:polygon draw:style-name="gr3" draw:text-style-name="P3" draw:layer="layout" svg:width="3.488cm" svg:height="0.132cm" svg:x="65.79cm" svg:y="16.67cm" svg:viewBox="0 0 3489 133" draw:points="0,0 0,133 3489,133 3489,0">
          <text:p/>
        </draw:polygon>
        <draw:polygon draw:style-name="gr3" draw:text-style-name="P3" draw:layer="layout" svg:width="0.119cm" svg:height="0.089cm" svg:x="69.159cm" svg:y="16.802cm" svg:viewBox="0 0 120 90" draw:points="0,0 0,90 120,90 120,0">
          <text:p/>
        </draw:polygon>
        <draw:polygon draw:style-name="gr3" draw:text-style-name="P3" draw:layer="layout" svg:width="0.132cm" svg:height="2.059cm" svg:x="66.763cm" svg:y="16.802cm" svg:viewBox="0 0 133 2060" draw:points="0,0 0,2060 133,2060 133,0">
          <text:p/>
        </draw:polygon>
        <draw:polygon draw:style-name="gr3" draw:text-style-name="P3" draw:layer="layout" svg:width="2.199cm" svg:height="0.119cm" svg:x="66.96cm" svg:y="18.861cm" svg:viewBox="0 0 2200 120" draw:points="0,0 0,120 2200,120 2200,0">
          <text:p/>
        </draw:polygon>
        <draw:polygon draw:style-name="gr3" draw:text-style-name="P3" draw:layer="layout" svg:width="0.201cm" svg:height="2.318cm" svg:x="66.763cm" svg:y="18.861cm" svg:viewBox="0 0 202 2319" draw:points="0,0 0,2319 202,2319 202,0">
          <text:p/>
        </draw:polygon>
        <draw:polygon draw:style-name="gr3" draw:text-style-name="P3" draw:layer="layout" svg:width="4.381cm" svg:height="0.13cm" svg:x="64.897cm" svg:y="21.17cm" svg:viewBox="0 0 4382 131" draw:points="0,0 0,131 4382,131 4382,0">
          <text:p/>
        </draw:polygon>
        <draw:polygon draw:style-name="gr3" draw:text-style-name="P3" draw:layer="layout" svg:width="0.119cm" svg:height="0.209cm" svg:x="69.159cm" svg:y="21.031cm" svg:viewBox="0 0 120 210" draw:points="0,0 0,210 120,210 120,0">
          <text:p/>
        </draw:polygon>
        <draw:polygon draw:style-name="gr3" draw:text-style-name="P3" draw:layer="layout" svg:width="0.119cm" svg:height="2.121cm" svg:x="69.159cm" svg:y="17.9cm" svg:viewBox="0 0 120 2122" draw:points="0,0 0,2122 120,2122 120,0">
          <text:p/>
        </draw:polygon>
        <draw:polygon draw:style-name="gr3" draw:text-style-name="P3" draw:layer="layout" svg:width="0.119cm" svg:height="1.101cm" svg:x="71.079cm" svg:y="16.67cm" svg:viewBox="0 0 120 1102" draw:points="0,0 0,1102 120,1102 120,0">
          <text:p/>
        </draw:polygon>
        <draw:polygon draw:style-name="gr3" draw:text-style-name="P3" draw:layer="layout" svg:width="2.301cm" svg:height="0.12cm" svg:x="71.198cm" svg:y="17.511cm" svg:viewBox="0 0 2302 121" draw:points="0,0 0,121 2302,121 2302,0">
          <text:p/>
        </draw:polygon>
        <draw:polygon draw:style-name="gr3" draw:text-style-name="P3" draw:layer="layout" svg:width="0.118cm" svg:height="0.961cm" svg:x="73.499cm" svg:y="16.67cm" svg:viewBox="0 0 119 962" draw:points="0,0 0,962 119,962 119,0">
          <text:p/>
        </draw:polygon>
        <draw:polygon draw:style-name="gr3" draw:text-style-name="P3" draw:layer="layout" svg:width="0.047cm" svg:height="0.121cm" svg:x="73.452cm" svg:y="16.67cm" svg:viewBox="0 0 48 122" draw:points="0,0 0,122 48,122 48,0">
          <text:p/>
        </draw:polygon>
        <draw:polygon draw:style-name="gr3" draw:text-style-name="P3" draw:layer="layout" svg:width="0.044cm" svg:height="0.121cm" svg:x="71.198cm" svg:y="16.67cm" svg:viewBox="0 0 45 122" draw:points="0,0 0,122 45,122 45,0">
          <text:p/>
        </draw:polygon>
        <draw:polygon draw:style-name="gr3" draw:text-style-name="P3" draw:layer="layout" svg:width="0.129cm" svg:height="0.311cm" svg:x="71.069cm" svg:y="18.58cm" svg:viewBox="0 0 130 312" draw:points="0,0 0,312 130,312 130,0">
          <text:p/>
        </draw:polygon>
        <draw:polygon draw:style-name="gr3" draw:text-style-name="P3" draw:layer="layout" svg:width="1.619cm" svg:height="0.121cm" svg:x="71.198cm" svg:y="18.63cm" svg:viewBox="0 0 1620 122" draw:points="0,0 0,122 1620,122 1620,0">
          <text:p/>
        </draw:polygon>
        <draw:polygon draw:style-name="gr3" draw:text-style-name="P3" draw:layer="layout" svg:width="0.119cm" svg:height="0.22cm" svg:x="71.079cm" svg:y="19.699cm" svg:viewBox="0 0 120 221" draw:points="0,0 0,221 120,221 120,0">
          <text:p/>
        </draw:polygon>
        <draw:polygon draw:style-name="gr3" draw:text-style-name="P3" draw:layer="layout" svg:width="1.7cm" svg:height="0.121cm" svg:x="71.198cm" svg:y="19.75cm" svg:viewBox="0 0 1701 122" draw:points="0,0 0,122 1701,122 1701,0">
          <text:p/>
        </draw:polygon>
        <draw:polygon draw:style-name="gr3" draw:text-style-name="P3" draw:layer="layout" svg:width="0.201cm" svg:height="2.119cm" svg:x="72.817cm" svg:y="17.631cm" svg:viewBox="0 0 202 2120" draw:points="0,0 0,2120 202,2120 202,0">
          <text:p/>
        </draw:polygon>
        <draw:polygon draw:style-name="gr3" draw:text-style-name="P3" draw:layer="layout" svg:width="0.131cm" svg:height="1.55cm" svg:x="72.887cm" svg:y="19.75cm" svg:viewBox="0 0 132 1551" draw:points="0,0 0,1551 132,1551 132,0">
          <text:p/>
        </draw:polygon>
        <draw:polygon draw:style-name="gr3" draw:text-style-name="P3" draw:layer="layout" svg:width="0.119cm" svg:height="0.371cm" svg:x="71.079cm" svg:y="20.929cm" svg:viewBox="0 0 120 372" draw:points="0,0 0,372 120,372 120,0">
          <text:p/>
        </draw:polygon>
        <draw:polygon draw:style-name="gr3" draw:text-style-name="P3" draw:layer="layout" svg:width="1.689cm" svg:height="0.122cm" svg:x="71.198cm" svg:y="21.179cm" svg:viewBox="0 0 1690 123" draw:points="0,0 0,123 1690,123 1690,0">
          <text:p/>
        </draw:polygon>
        <draw:polygon draw:style-name="gr3" draw:text-style-name="P3" draw:layer="layout" svg:width="0.12cm" svg:height="3.721cm" svg:x="71.34cm" svg:y="11.271cm" svg:viewBox="0 0 121 3722" draw:points="0,0 0,3722 121,3722 121,0">
          <text:p/>
        </draw:polygon>
        <draw:path draw:style-name="gr3" draw:text-style-name="P3" draw:layer="layout" svg:width="0.4cm" svg:height="0.4cm" svg:x="71.619cm" svg:y="29.729cm" svg:viewBox="0 0 401 401" svg:d="M401 199l-4 40-11 36c-80 185-338 160-382-36l-4-40 4-38c42-195 301-220 382-38l11 38z">
          <text:p/>
        </draw:path>
        <draw:path draw:style-name="gr3" draw:text-style-name="P3" draw:layer="layout" svg:width="0.4cm" svg:height="0.399cm" svg:x="64.422cm" svg:y="29.729cm" svg:viewBox="0 0 401 400" svg:d="M401 198l-4 40-13 36c-74 186-338 158-382-36l-2-40 2-38c44-192 304-220 382-38l13 38z">
          <text:p/>
        </draw:path>
        <draw:path draw:style-name="gr3" draw:text-style-name="P3" draw:layer="layout" svg:width="0.4cm" svg:height="0.399cm" svg:x="71.611cm" svg:y="35.728cm" svg:viewBox="0 0 401 400" svg:d="M401 199l-5 40-10 36c-80 184-340 160-382-36l-4-40 4-38c38-195 303-218 382-39l10 39z">
          <text:p/>
        </draw:path>
        <draw:path draw:style-name="gr3" draw:text-style-name="P3" draw:layer="layout" svg:width="0.4cm" svg:height="0.399cm" svg:x="64.412cm" svg:y="35.727cm" svg:viewBox="0 0 401 400" svg:d="M401 199l-4 40-11 36c-78 185-340 159-382-36l-4-40 4-38c39-193 305-220 382-39l11 39z">
          <text:p/>
        </draw:path>
        <draw:path draw:style-name="gr3" draw:text-style-name="P3" draw:layer="layout" svg:width="0.4cm" svg:height="0.399cm" svg:x="57.224cm" svg:y="35.727cm" svg:viewBox="0 0 401 400" svg:d="M401 199l-5 40-12 36c-75 185-339 158-382-36l-2-40 2-38c43-194 305-220 382-39l12 39z">
          <text:p/>
        </draw:path>
        <draw:polygon draw:style-name="gr3" draw:text-style-name="P3" draw:layer="layout" svg:width="1.82cm" svg:height="0.118cm" svg:x="71.198cm" svg:y="29.559cm" svg:viewBox="0 0 1821 119" draw:points="0,0 0,119 1821,119 1821,0">
          <text:p/>
        </draw:polygon>
        <draw:polygon draw:style-name="gr3" draw:text-style-name="P3" draw:layer="layout" svg:width="0.119cm" svg:height="0.368cm" svg:x="71.079cm" svg:y="29.559cm" svg:viewBox="0 0 120 369" draw:points="0,0 0,369 120,369 120,0">
          <text:p/>
        </draw:polygon>
        <draw:polygon draw:style-name="gr3" draw:text-style-name="P3" draw:layer="layout" svg:width="0.119cm" svg:height="0.22cm" svg:x="71.079cm" svg:y="30.937cm" svg:viewBox="0 0 120 221" draw:points="0,0 0,221 120,221 120,0">
          <text:p/>
        </draw:polygon>
        <draw:polygon draw:style-name="gr3" draw:text-style-name="P3" draw:layer="layout" svg:width="0.119cm" svg:height="0.169cm" svg:x="71.079cm" svg:y="31.968cm" svg:viewBox="0 0 120 170" draw:points="0,0 0,170 120,170 120,0">
          <text:p/>
        </draw:polygon>
        <draw:polygon draw:style-name="gr3" draw:text-style-name="P3" draw:layer="layout" svg:width="0.119cm" svg:height="1.13cm" svg:x="71.079cm" svg:y="32.937cm" svg:viewBox="0 0 120 1131" draw:points="0,0 0,1131 120,1131 120,0">
          <text:p/>
        </draw:polygon>
        <draw:polygon draw:style-name="gr3" draw:text-style-name="P3" draw:layer="layout" svg:width="0.165cm" svg:height="0.119cm" svg:x="71.079cm" svg:y="34.067cm" svg:viewBox="0 0 166 120" draw:points="0,0 0,120 166,120 166,0">
          <text:p/>
        </draw:polygon>
        <draw:polygon draw:style-name="gr3" draw:text-style-name="P3" draw:layer="layout" svg:width="0.165cm" svg:height="0.119cm" svg:x="73.454cm" svg:y="34.067cm" svg:viewBox="0 0 166 120" draw:points="0,0 0,120 166,120 166,0">
          <text:p/>
        </draw:polygon>
        <draw:polygon draw:style-name="gr3" draw:text-style-name="P3" draw:layer="layout" svg:width="0.12cm" svg:height="0.84cm" svg:x="73.499cm" svg:y="33.227cm" svg:viewBox="0 0 121 841" draw:points="0,0 0,841 121,841 121,0">
          <text:p/>
        </draw:polygon>
        <draw:polygon draw:style-name="gr3" draw:text-style-name="P3" draw:layer="layout" svg:width="2.301cm" svg:height="0.121cm" svg:x="71.198cm" svg:y="33.227cm" svg:viewBox="0 0 2302 122" draw:points="0,0 0,122 2302,122 2302,0">
          <text:p/>
        </draw:polygon>
        <draw:polygon draw:style-name="gr3" draw:text-style-name="P3" draw:layer="layout" svg:width="1.621cm" svg:height="0.121cm" svg:x="71.198cm" svg:y="32.107cm" svg:viewBox="0 0 1622 122" draw:points="0,0 0,122 1622,122 1622,0">
          <text:p/>
        </draw:polygon>
        <draw:polygon draw:style-name="gr3" draw:text-style-name="P3" draw:layer="layout" svg:width="1.7cm" svg:height="0.12cm" svg:x="71.198cm" svg:y="30.988cm" svg:viewBox="0 0 1701 121" draw:points="0,0 0,121 1701,121 1701,0">
          <text:p/>
        </draw:polygon>
        <draw:polygon draw:style-name="gr3" draw:text-style-name="P3" draw:layer="layout" svg:width="0.12cm" svg:height="1.431cm" svg:x="72.898cm" svg:y="29.677cm" svg:viewBox="0 0 121 1432" draw:points="0,0 0,1432 121,1432 121,0">
          <text:p/>
        </draw:polygon>
        <draw:polygon draw:style-name="gr3" draw:text-style-name="P3" draw:layer="layout" svg:width="0.199cm" svg:height="2.119cm" svg:x="72.819cm" svg:y="31.108cm" svg:viewBox="0 0 200 2120" draw:points="0,0 0,2120 200,2120 200,0">
          <text:p/>
        </draw:polygon>
        <draw:polygon draw:style-name="gr3" draw:text-style-name="P3" draw:layer="layout" svg:width="0.119cm" svg:height="2.121cm" svg:x="69.159cm" svg:y="30.837cm" svg:viewBox="0 0 120 2122" draw:points="0,0 0,2122 120,2122 120,0">
          <text:p/>
        </draw:polygon>
        <draw:polygon draw:style-name="gr3" draw:text-style-name="P3" draw:layer="layout" svg:width="0.119cm" svg:height="0.269cm" svg:x="69.159cm" svg:y="29.559cm" svg:viewBox="0 0 120 270" draw:points="0,0 0,270 120,270 120,0">
          <text:p/>
        </draw:polygon>
        <draw:polygon draw:style-name="gr3" draw:text-style-name="P3" draw:layer="layout" svg:width="2.199cm" svg:height="0.118cm" svg:x="66.96cm" svg:y="29.559cm" svg:viewBox="0 0 2200 119" draw:points="0,0 0,119 2200,119 2200,0">
          <text:p/>
        </draw:polygon>
        <draw:polygon draw:style-name="gr3" draw:text-style-name="P3" draw:layer="layout" svg:width="2.063cm" svg:height="0.184cm" svg:x="64.897cm" svg:y="29.559cm" svg:viewBox="0 0 2064 185" draw:points="0,0 0,185 2064,185 2064,0">
          <text:p/>
        </draw:polygon>
        <draw:polygon draw:style-name="gr3" draw:text-style-name="P3" draw:layer="layout" svg:width="0.201cm" svg:height="2.269cm" svg:x="66.759cm" svg:y="29.728cm" svg:viewBox="0 0 202 2270" draw:points="0,0 0,2270 202,2270 202,0">
          <text:p/>
        </draw:polygon>
        <draw:polygon draw:style-name="gr3" draw:text-style-name="P3" draw:layer="layout" svg:width="0.172cm" svg:height="0.47cm" svg:x="66.759cm" svg:y="33.716cm" svg:viewBox="0 0 173 471" draw:points="0,0 0,471 173,471 173,0">
          <text:p/>
        </draw:polygon>
        <draw:polygon draw:style-name="gr3" draw:text-style-name="P3" draw:layer="layout" svg:width="2.279cm" svg:height="0.11cm" svg:x="64.48cm" svg:y="33.606cm" svg:viewBox="0 0 2280 111" draw:points="0,0 0,111 2280,111 2280,0">
          <text:p/>
        </draw:polygon>
        <draw:polygon draw:style-name="gr3" draw:text-style-name="P3" draw:layer="layout" svg:width="0.093cm" svg:height="0.3cm" svg:x="64.48cm" svg:y="33.716cm" svg:viewBox="0 0 94 301" draw:points="0,0 0,301 94,301 94,0">
          <text:p/>
        </draw:polygon>
        <draw:polygon draw:style-name="gr3" draw:text-style-name="P3" draw:layer="layout" svg:width="2.186cm" svg:height="0.144cm" svg:x="64.573cm" svg:y="34.042cm" svg:viewBox="0 0 2187 145" draw:points="0,0 0,145 2187,145 2187,0">
          <text:p/>
        </draw:polygon>
        <draw:polygon draw:style-name="gr3" draw:text-style-name="P3" draw:layer="layout" svg:width="2.228cm" svg:height="0.119cm" svg:x="66.931cm" svg:y="34.067cm" svg:viewBox="0 0 2229 120" draw:points="0,0 0,120 2229,120 2229,0">
          <text:p/>
        </draw:polygon>
        <draw:polygon draw:style-name="gr3" draw:text-style-name="P3" draw:layer="layout" svg:width="0.119cm" svg:height="0.218cm" svg:x="69.159cm" svg:y="33.968cm" svg:viewBox="0 0 120 219" draw:points="0,0 0,219 120,219 120,0">
          <text:p/>
        </draw:polygon>
        <draw:polygon draw:style-name="gr3" draw:text-style-name="P3" draw:layer="layout" svg:width="2.199cm" svg:height="0.12cm" svg:x="66.96cm" svg:y="31.877cm" svg:viewBox="0 0 2200 121" draw:points="0,0 0,121 2200,121 2200,0">
          <text:p/>
        </draw:polygon>
        <draw:polygon draw:style-name="gr3" draw:text-style-name="P3" draw:layer="layout" svg:width="0.172cm" svg:height="1.719cm" svg:x="66.759cm" svg:y="31.997cm" svg:viewBox="0 0 173 1720" draw:points="0,0 0,1720 173,1720 173,0">
          <text:p/>
        </draw:polygon>
        <draw:polygon draw:style-name="gr3" draw:text-style-name="P3" draw:layer="layout" svg:width="7.398cm" svg:height="0.17cm" svg:x="57.175cm" svg:y="34.016cm" svg:viewBox="0 0 7399 171" draw:points="0,0 0,171 7399,171 7399,0">
          <text:p/>
        </draw:polygon>
        <draw:polygon draw:style-name="gr3" draw:text-style-name="P3" draw:layer="layout" svg:width="0.169cm" svg:height="0.218cm" svg:x="57.006cm" svg:y="33.968cm" svg:viewBox="0 0 170 219" draw:points="0,0 0,219 170,219 170,0">
          <text:p/>
        </draw:polygon>
        <draw:polygon draw:style-name="gr3" draw:text-style-name="P3" draw:layer="layout" svg:width="0.169cm" svg:height="1.888cm" svg:x="57.006cm" svg:y="31.068cm" svg:viewBox="0 0 170 1889" draw:points="0,0 0,1889 170,1889 170,0">
          <text:p/>
        </draw:polygon>
        <draw:polygon draw:style-name="gr3" draw:text-style-name="P3" draw:layer="layout" svg:width="7.891cm" svg:height="0.121cm" svg:x="57.006cm" svg:y="29.622cm" svg:viewBox="0 0 7892 122" draw:points="0,0 0,122 7892,122 7892,0">
          <text:p/>
        </draw:polygon>
        <draw:path draw:style-name="gr3" draw:text-style-name="P3" draw:layer="layout" svg:width="0.4cm" svg:height="0.4cm" svg:x="57.205cm" svg:y="29.729cm" svg:viewBox="0 0 401 401" svg:d="M401 199l-5 40-10 36c-77 183-336 162-382-36l-4-40 4-38c44-195 300-220 382-38l10 38z">
          <text:p/>
        </draw:path>
        <draw:polygon draw:style-name="gr3" draw:text-style-name="P3" draw:layer="layout" svg:width="0.158cm" svg:height="0.158cm" svg:x="57.006cm" svg:y="28.704cm" svg:viewBox="0 0 159 159" draw:points="0,0 0,159 159,159 159,0">
          <text:p/>
        </draw:polygon>
        <draw:polygon draw:style-name="gr3" draw:text-style-name="P3" draw:layer="layout" svg:width="0.726cm" svg:height="0.201cm" svg:x="56.479cm" svg:y="30.867cm" svg:viewBox="0 0 727 202" draw:points="0,0 0,202 727,202 727,0">
          <text:p/>
        </draw:polygon>
        <draw:polygon draw:style-name="gr3" draw:text-style-name="P3" draw:layer="layout" svg:width="0.199cm" svg:height="1.124cm" svg:x="57.006cm" svg:y="29.743cm" svg:viewBox="0 0 200 1125" draw:points="0,0 0,1125 200,1125 200,0">
          <text:p/>
        </draw:polygon>
        <draw:polygon draw:style-name="gr3" draw:text-style-name="P3" draw:layer="layout" svg:width="0.159cm" svg:height="2.192cm" svg:x="54.832cm" svg:y="28.704cm" svg:viewBox="0 0 160 2193" draw:points="0,0 0,2193 160,2193 160,0">
          <text:p/>
        </draw:polygon>
        <draw:polygon draw:style-name="gr3" draw:text-style-name="P3" draw:layer="layout" svg:width="0.916cm" svg:height="0.201cm" svg:x="54.303cm" svg:y="30.867cm" svg:viewBox="0 0 917 202" draw:points="0,0 0,202 917,202 917,0">
          <text:p/>
        </draw:polygon>
        <draw:polygon draw:style-name="gr3" draw:text-style-name="P3" draw:layer="layout" svg:width="0.914cm" svg:height="0.201cm" svg:x="52.129cm" svg:y="30.867cm" svg:viewBox="0 0 915 202" draw:points="0,0 0,202 915,202 915,0">
          <text:p/>
        </draw:polygon>
        <draw:polygon draw:style-name="gr3" draw:text-style-name="P3" draw:layer="layout" svg:width="0.161cm" svg:height="2.192cm" svg:x="52.656cm" svg:y="28.704cm" svg:viewBox="0 0 162 2193" draw:points="0,0 0,2193 162,2193 162,0">
          <text:p/>
        </draw:polygon>
        <draw:polygon draw:style-name="gr3" draw:text-style-name="P3" draw:layer="layout" svg:width="0.165cm" svg:height="2.364cm" svg:x="50.478cm" svg:y="28.704cm" svg:viewBox="0 0 166 2365" draw:points="0,0 0,2365 166,2365 166,0">
          <text:p/>
        </draw:polygon>
        <draw:polygon draw:style-name="gr3" draw:text-style-name="P3" draw:layer="layout" svg:width="0.226cm" svg:height="0.19cm" svg:x="50.643cm" svg:y="30.867cm" svg:viewBox="0 0 227 191" draw:points="0,0 0,191 227,191 227,0">
          <text:p/>
        </draw:polygon>
        <draw:polygon draw:style-name="gr3" draw:text-style-name="P3" draw:layer="layout" svg:width="0.22cm" svg:height="0.12cm" svg:x="66.901cm" svg:y="39.465cm" svg:viewBox="0 0 221 121" draw:points="0,0 0,121 221,121 221,0">
          <text:p/>
        </draw:polygon>
        <draw:polygon draw:style-name="gr3" draw:text-style-name="P3" draw:layer="layout" svg:width="0.265cm" svg:height="0.12cm" svg:x="67.756cm" svg:y="39.465cm" svg:viewBox="0 0 266 121" draw:points="0,0 0,121 266,121 266,0">
          <text:p/>
        </draw:polygon>
        <draw:polygon draw:style-name="gr3" draw:text-style-name="P3" draw:layer="layout" svg:width="0.12cm" svg:height="3.469cm" svg:x="71.759cm" svg:y="36.116cm" svg:viewBox="0 0 121 3470" draw:points="0,0 0,3470 121,3470 121,0">
          <text:p/>
        </draw:polygon>
        <draw:polygon draw:style-name="gr3" draw:text-style-name="P3" draw:layer="layout" svg:width="0.1cm" svg:height="0.119cm" svg:x="66.67cm" svg:y="35.866cm" svg:viewBox="0 0 101 120" draw:points="0,0 0,120 101,120 101,0">
          <text:p/>
        </draw:polygon>
        <draw:polygon draw:style-name="gr3" draw:text-style-name="P3" draw:layer="layout" svg:width="0.237cm" svg:height="0.119cm" svg:x="67.756cm" svg:y="35.866cm" svg:viewBox="0 0 238 120" draw:points="0,0 0,120 238,120 238,0">
          <text:p/>
        </draw:polygon>
        <draw:path draw:style-name="gr3" draw:text-style-name="P3" draw:layer="layout" svg:width="3.605cm" svg:height="1.311cm" svg:x="68.154cm" svg:y="37.227cm" svg:viewBox="0 0 3606 1312" svg:d="M3606 0v1312h-2982c-833-75-832-1240 0-1312z">
          <text:p/>
        </draw:path>
        <draw:polygon draw:style-name="gr2" draw:text-style-name="P2" draw:layer="layout" svg:width="0.119cm" svg:height="0.201cm" svg:x="9.372cm" svg:y="18.08cm" svg:viewBox="0 0 120 202" draw:points="0,0 0,202 120,202 120,0">
          <text:p/>
        </draw:polygon>
        <draw:polygon draw:style-name="gr2" draw:text-style-name="P2" draw:layer="layout" svg:width="0.119cm" svg:height="0.199cm" svg:x="9.372cm" svg:y="20.48cm" svg:viewBox="0 0 120 200" draw:points="0,0 0,200 120,200 120,0">
          <text:p/>
        </draw:polygon>
        <draw:polygon draw:style-name="gr2" draw:text-style-name="P2" draw:layer="layout" svg:width="3.784cm" svg:height="0.102cm" svg:x="5.719cm" svg:y="13.381cm" svg:viewBox="0 0 3785 103" draw:points="15,0 3785,3 3785,103 0,103">
          <text:p/>
        </draw:polygon>
        <draw:polygon draw:style-name="gr2" draw:text-style-name="P2" draw:layer="layout" svg:width="0.361cm" svg:height="0cm" svg:x="5.372cm" svg:y="13.381cm" svg:viewBox="0 0 362 0" draw:points="362,0 0,0">
          <text:p/>
        </draw:polygon>
        <draw:polygon draw:style-name="gr2" draw:text-style-name="P2" draw:layer="layout" svg:width="0.101cm" svg:height="3.691cm" svg:x="28.579cm" svg:y="5.901cm" svg:viewBox="0 0 102 3692" draw:points="0,3692 0,8 102,0 102,3692">
          <text:p/>
        </draw:polygon>
        <draw:polygon draw:style-name="gr3" draw:text-style-name="P3" draw:layer="layout" svg:width="0.132cm" svg:height="2.93cm" svg:x="49.779cm" svg:y="16.668cm" svg:viewBox="0 0 133 2931" draw:points="0,0 0,2931 133,2931 133,0">
          <text:p/>
        </draw:polygon>
        <draw:polygon draw:style-name="gr2" draw:text-style-name="P2" draw:layer="layout" svg:width="0.12cm" svg:height="4.339cm" svg:x="27.36cm" svg:y="16.791cm" svg:viewBox="0 0 121 4340" draw:points="0,0 0,4340 121,4340 121,0">
          <text:p/>
        </draw:polygon>
        <draw:polygon draw:style-name="gr2" draw:text-style-name="P2" draw:layer="layout" svg:width="0.4cm" svg:height="0.121cm" svg:x="27.19cm" svg:y="16.67cm" svg:viewBox="0 0 401 122" draw:points="0,0 0,122 401,122 401,0">
          <text:p/>
        </draw:polygon>
        <draw:polygon draw:style-name="gr2" draw:text-style-name="P2" draw:layer="layout" svg:width="0.17cm" svg:height="4.058cm" svg:x="35.828cm" svg:y="16.67cm" svg:viewBox="0 0 171 4059" draw:points="0,0 0,4059 171,4059 171,0">
          <text:p/>
        </draw:polygon>
        <draw:path draw:style-name="gr2" draw:text-style-name="P2" draw:layer="layout" svg:width="0.398cm" svg:height="0.399cm" svg:x="28.431cm" svg:y="20.731cm" svg:viewBox="0 0 399 400" svg:d="M0 199l2-39 12-38c78-181 341-155 382 38l3 39-3 40c-41 193-304 219-382 38l-12-38z">
          <text:p/>
        </draw:path>
        <draw:polygon draw:style-name="gr2" draw:text-style-name="P2" draw:layer="layout" svg:width="0.002cm" svg:height="0.076cm" svg:x="35.996cm" svg:y="21.039cm" svg:viewBox="0 0 3 77" draw:points="3,77 0,4 3,0">
          <text:p/>
        </draw:polygon>
        <draw:polygon draw:style-name="gr2" draw:text-style-name="P2" draw:layer="layout" svg:width="0.002cm" svg:height="0.076cm" svg:x="35.996cm" svg:y="21.039cm" svg:viewBox="0 0 3 77" draw:points="3,77 0,4 3,0">
          <text:p/>
        </draw:polygon>
        <draw:polygon draw:style-name="gr2" draw:text-style-name="P2" draw:layer="layout" svg:width="10.033cm" svg:height="0.265cm" svg:x="35.828cm" svg:y="20.969cm" svg:viewBox="0 0 10034 266" draw:points="0,164 9888,147 9888,0 10034,0 10034,266 0,266">
          <text:p/>
        </draw:polygon>
        <draw:path draw:style-name="gr2" draw:text-style-name="P2" draw:layer="layout" svg:width="0.401cm" svg:height="0.406cm" svg:x="35.626cm" svg:y="20.726cm" svg:viewBox="0 0 402 407" svg:d="M204 390v17l-41-4-38-13c-184-81-158-340 38-386l41-4 38 4c193 35 220 299 39 372l-39 10z">
          <text:p/>
        </draw:path>
        <draw:polygon draw:style-name="gr2" draw:text-style-name="P2" draw:layer="layout" svg:width="10.033cm" svg:height="3.29cm" svg:x="35.828cm" svg:y="16.67cm" svg:viewBox="0 0 10034 3291" draw:points="0,0 10034,0 10034,3291 9888,3291 9888,146 0,146">
          <text:p/>
        </draw:polygon>
        <draw:polygon draw:style-name="gr2" draw:text-style-name="P2" draw:layer="layout" svg:width="0.11cm" svg:height="2.997cm" svg:x="45.256cm" svg:y="16.842cm" svg:viewBox="0 0 111 2998" draw:points="0,0 0,2998 111,2998 111,0">
          <text:p/>
        </draw:polygon>
        <draw:polygon draw:style-name="gr2" draw:text-style-name="P2" draw:layer="layout" svg:width="0.605cm" svg:height="0.11cm" svg:x="45.256cm" svg:y="19.839cm" svg:viewBox="0 0 606 111" draw:points="0,0 0,111 606,111 606,0">
          <text:p/>
        </draw:polygon>
        <draw:polygon draw:style-name="gr2" draw:text-style-name="P2" draw:layer="layout" svg:width="0.101cm" svg:height="2.153cm" svg:x="57.372cm" svg:y="16.67cm" svg:viewBox="0 0 102 2154" draw:points="0,0 0,2154 102,2154 102,0">
          <text:p/>
        </draw:polygon>
        <draw:polygon draw:style-name="gr2" draw:text-style-name="P2" draw:layer="layout" svg:width="0.1cm" svg:height="4.46cm" svg:x="59.772cm" svg:y="16.67cm" svg:viewBox="0 0 101 4461" draw:points="0,0 0,4461 101,4461 101,0">
          <text:p/>
        </draw:polygon>
        <draw:polygon draw:style-name="gr2" draw:text-style-name="P2" draw:layer="layout" svg:width="0.099cm" svg:height="0.121cm" svg:x="59.673cm" svg:y="16.67cm" svg:viewBox="0 0 100 122" draw:points="0,0 0,122 100,122 100,0">
          <text:p/>
        </draw:polygon>
        <draw:polygon draw:style-name="gr2" draw:text-style-name="P2" draw:layer="layout" svg:width="0.091cm" svg:height="0.125cm" svg:x="62.081cm" svg:y="16.67cm" svg:viewBox="0 0 92 126" draw:points="0,0 0,126 92,126 92,0">
          <text:p/>
        </draw:polygon>
        <draw:polygon draw:style-name="gr2" draw:text-style-name="P2" draw:layer="layout" svg:width="0.131cm" svg:height="4.069cm" svg:x="64.556cm" svg:y="16.67cm" svg:viewBox="0 0 132 4070" draw:points="0,0 0,4070 132,4070 132,0">
          <text:p/>
        </draw:polygon>
        <draw:polygon draw:style-name="gr2" draw:text-style-name="P2" draw:layer="layout" svg:width="0.093cm" svg:height="0.132cm" svg:x="64.687cm" svg:y="16.67cm" svg:viewBox="0 0 94 133" draw:points="0,0 0,133 94,133 94,0">
          <text:p/>
        </draw:polygon>
        <draw:polygon draw:style-name="gr2" draw:text-style-name="P2" draw:layer="layout" svg:width="1.105cm" svg:height="0.132cm" svg:x="65.79cm" svg:y="16.67cm" svg:viewBox="0 0 1106 133" draw:points="0,0 0,133 1106,133 1106,0">
          <text:p/>
        </draw:polygon>
        <draw:polygon draw:style-name="gr2" draw:text-style-name="P2" draw:layer="layout" svg:width="0.132cm" svg:height="4.388cm" svg:x="66.763cm" svg:y="16.791cm" svg:viewBox="0 0 133 4389" draw:points="0,0 0,4389 133,4389 133,0">
          <text:p/>
        </draw:polygon>
        <draw:polygon draw:style-name="gr2" draw:text-style-name="P2" draw:layer="layout" svg:width="1.476cm" svg:height="0.119cm" svg:x="63.421cm" svg:y="21.115cm" svg:viewBox="0 0 1477 120" draw:points="0,0 0,120 1477,120 1477,0">
          <text:p/>
        </draw:polygon>
        <draw:polygon draw:style-name="gr2" draw:text-style-name="P2" draw:layer="layout" svg:width="2.383cm" svg:height="0.221cm" svg:x="66.895cm" svg:y="16.67cm" svg:viewBox="0 0 2384 222" draw:points="0,0 2384,0 2384,222 2265,222 2265,121 0,121">
          <text:p/>
        </draw:polygon>
        <draw:polygon draw:style-name="gr2" draw:text-style-name="P2" draw:layer="layout" svg:width="0.119cm" svg:height="2.121cm" svg:x="69.159cm" svg:y="17.9cm" svg:viewBox="0 0 120 2122" draw:points="0,0 0,2122 120,2122 120,0">
          <text:p/>
        </draw:polygon>
        <draw:polygon draw:style-name="gr2" draw:text-style-name="P2" draw:layer="layout" svg:width="2.195cm" svg:height="0.119cm" svg:x="66.964cm" svg:y="18.861cm" svg:viewBox="0 0 2196 120" draw:points="0,0 0,120 2196,120 2196,0">
          <text:p/>
        </draw:polygon>
        <draw:polygon draw:style-name="gr2" draw:text-style-name="P2" draw:layer="layout" svg:width="0.069cm" svg:height="2.318cm" svg:x="66.895cm" svg:y="18.861cm" svg:viewBox="0 0 70 2319" draw:points="0,0 0,2319 70,2319 70,0">
          <text:p/>
        </draw:polygon>
        <draw:polygon draw:style-name="gr2" draw:text-style-name="P2" draw:layer="layout" svg:width="0.119cm" svg:height="0.269cm" svg:x="69.159cm" svg:y="21.031cm" svg:viewBox="0 0 120 270" draw:points="0,0 0,270 120,270 120,0">
          <text:p/>
        </draw:polygon>
        <draw:polygon draw:style-name="gr2" draw:text-style-name="P2" draw:layer="layout" svg:width="4.307cm" svg:height="0.122cm" svg:x="64.897cm" svg:y="21.179cm" svg:viewBox="0 0 4308 123" draw:points="0,0 0,123 4308,123 4308,0">
          <text:p/>
        </draw:polygon>
        <draw:polygon draw:style-name="gr2" draw:text-style-name="P2" draw:layer="layout" svg:width="3.62cm" svg:height="0.122cm" svg:x="69.278cm" svg:y="21.179cm" svg:viewBox="0 0 3621 123" draw:points="0,0 0,123 3621,123 3621,0">
          <text:p/>
        </draw:polygon>
        <draw:polygon draw:style-name="gr2" draw:text-style-name="P2" draw:layer="layout" svg:width="0.12cm" svg:height="1.55cm" svg:x="72.898cm" svg:y="19.75cm" svg:viewBox="0 0 121 1551" draw:points="121,0 121,1551 0,1551 0,0">
          <text:p/>
        </draw:polygon>
        <draw:polygon draw:style-name="gr2" draw:text-style-name="P2" draw:layer="layout" svg:width="0.201cm" svg:height="2.119cm" svg:x="72.817cm" svg:y="17.631cm" svg:viewBox="0 0 202 2120" draw:points="202,0 202,2120 0,2120 0,0">
          <text:p/>
        </draw:polygon>
        <draw:polygon draw:style-name="gr2" draw:text-style-name="P2" draw:layer="layout" svg:width="2.301cm" svg:height="0.12cm" svg:x="71.198cm" svg:y="17.511cm" svg:viewBox="0 0 2302 121" draw:points="0,0 0,121 2302,121 2302,0">
          <text:p/>
        </draw:polygon>
        <draw:polygon draw:style-name="gr2" draw:text-style-name="P2" draw:layer="layout" svg:width="0.118cm" svg:height="0.961cm" svg:x="73.499cm" svg:y="16.67cm" svg:viewBox="0 0 119 962" draw:points="119,0 119,962 0,962 0,0">
          <text:p/>
        </draw:polygon>
        <draw:polygon draw:style-name="gr2" draw:text-style-name="P2" draw:layer="layout" svg:width="0.119cm" svg:height="1.101cm" svg:x="71.079cm" svg:y="16.67cm" svg:viewBox="0 0 120 1102" draw:points="0,1102 0,0 120,0 120,1102">
          <text:p/>
        </draw:polygon>
        <draw:polygon draw:style-name="gr2" draw:text-style-name="P2" draw:layer="layout" svg:width="0.119cm" svg:height="0.311cm" svg:x="71.079cm" svg:y="18.58cm" svg:viewBox="0 0 120 312" draw:points="0,0 0,312 120,312 120,0">
          <text:p/>
        </draw:polygon>
        <draw:polygon draw:style-name="gr2" draw:text-style-name="P2" draw:layer="layout" svg:width="1.619cm" svg:height="0.121cm" svg:x="71.198cm" svg:y="18.63cm" svg:viewBox="0 0 1620 122" draw:points="0,0 0,122 1620,122 1620,0">
          <text:p/>
        </draw:polygon>
        <draw:polygon draw:style-name="gr2" draw:text-style-name="P2" draw:layer="layout" svg:width="0.119cm" svg:height="0.22cm" svg:x="71.079cm" svg:y="19.699cm" svg:viewBox="0 0 120 221" draw:points="0,0 0,221 120,221 120,0">
          <text:p/>
        </draw:polygon>
        <draw:polygon draw:style-name="gr2" draw:text-style-name="P2" draw:layer="layout" svg:width="1.689cm" svg:height="0.121cm" svg:x="71.198cm" svg:y="19.75cm" svg:viewBox="0 0 1690 122" draw:points="0,0 0,122 1690,122 1690,0">
          <text:p/>
        </draw:polygon>
        <draw:polygon draw:style-name="gr2" draw:text-style-name="P2" draw:layer="layout" svg:width="0.119cm" svg:height="0.25cm" svg:x="71.079cm" svg:y="20.929cm" svg:viewBox="0 0 120 251" draw:points="0,0 0,251 120,251 120,0">
          <text:p/>
        </draw:polygon>
        <draw:polygon draw:style-name="gr2" draw:text-style-name="P2" draw:layer="layout" svg:width="0.25cm" svg:height="0.11cm" svg:x="50.099cm" svg:y="44.945cm" svg:viewBox="0 0 251 111" draw:points="0,0 0,111 251,111 251,0">
          <text:p/>
        </draw:polygon>
        <draw:polygon draw:style-name="gr2" draw:text-style-name="P2" draw:layer="layout" svg:width="0.12cm" svg:height="3.599cm" svg:x="66.571cm" svg:y="35.866cm" svg:viewBox="0 0 121 3600" draw:points="0,0 0,3600 121,3600 121,0">
          <text:p/>
        </draw:polygon>
        <draw:polygon draw:style-name="gr2" draw:text-style-name="P2" draw:layer="layout" svg:width="0.22cm" svg:height="0.12cm" svg:x="66.901cm" svg:y="39.465cm" svg:viewBox="0 0 221 121" draw:points="0,0 0,121 221,121 221,0">
          <text:p/>
        </draw:polygon>
        <draw:polygon draw:style-name="gr2" draw:text-style-name="P2" draw:layer="layout" svg:width="0.1cm" svg:height="0.119cm" svg:x="66.67cm" svg:y="35.866cm" svg:viewBox="0 0 101 120" draw:points="0,0 0,120 101,120 101,0">
          <text:p/>
        </draw:polygon>
        <draw:polygon draw:style-name="gr2" draw:text-style-name="P2" draw:layer="layout" svg:width="0.265cm" svg:height="0.119cm" svg:x="67.756cm" svg:y="35.866cm" svg:viewBox="0 0 266 120" draw:points="0,0 0,120 266,120 266,0">
          <text:p/>
        </draw:polygon>
        <draw:polygon draw:style-name="gr2" draw:text-style-name="P2" draw:layer="layout" svg:width="0.265cm" svg:height="0.12cm" svg:x="67.756cm" svg:y="39.465cm" svg:viewBox="0 0 266 121" draw:points="0,0 0,121 266,121 266,0">
          <text:p/>
        </draw:polygon>
        <draw:polygon draw:style-name="gr2" draw:text-style-name="P2" draw:layer="layout" svg:width="0.12cm" svg:height="3.37cm" svg:x="71.759cm" svg:y="36.116cm" svg:viewBox="0 0 121 3371" draw:points="0,0 0,3371 121,3371 121,0">
          <text:p/>
        </draw:polygon>
        <draw:path draw:style-name="gr2" draw:text-style-name="P2" draw:layer="layout" svg:width="0.4cm" svg:height="0.399cm" svg:x="57.224cm" svg:y="35.727cm" svg:viewBox="0 0 401 400" svg:d="M401 199l-5 40-12 36c-75 185-339 158-382-36l-2-40 2-38c43-194 305-220 382-39l12 39z">
          <text:p/>
        </draw:path>
        <draw:path draw:style-name="gr2" draw:text-style-name="P2" draw:layer="layout" svg:width="0.4cm" svg:height="0.399cm" svg:x="64.42cm" svg:y="35.727cm" svg:viewBox="0 0 401 400" svg:d="M401 199l-2 40-13 36c-76 182-336 162-382-36l-4-40 4-38c41-194 305-219 382-39l13 39z">
          <text:p/>
        </draw:path>
        <draw:polygon draw:style-name="gr2" draw:text-style-name="P2" draw:layer="layout" svg:width="0.199cm" svg:height="1.124cm" svg:x="57.006cm" svg:y="29.743cm" svg:viewBox="0 0 200 1125" draw:points="0,0 0,1125 200,1125 200,0">
          <text:p/>
        </draw:polygon>
        <draw:polygon draw:style-name="gr2" draw:text-style-name="P2" draw:layer="layout" svg:width="0.726cm" svg:height="0.201cm" svg:x="56.479cm" svg:y="30.867cm" svg:viewBox="0 0 727 202" draw:points="0,0 727,0 727,202 0,202">
          <text:p/>
        </draw:polygon>
        <draw:polygon draw:style-name="gr2" draw:text-style-name="P2" draw:layer="layout" svg:width="0.169cm" svg:height="1.888cm" svg:x="57.006cm" svg:y="31.068cm" svg:viewBox="0 0 170 1889" draw:points="0,0 0,1889 170,1889 170,0">
          <text:p/>
        </draw:polygon>
        <draw:polygon draw:style-name="gr2" draw:text-style-name="P2" draw:layer="layout" svg:width="0.169cm" svg:height="0.218cm" svg:x="57.006cm" svg:y="33.968cm" svg:viewBox="0 0 170 219" draw:points="0,0 0,219 170,219 170,0">
          <text:p/>
        </draw:polygon>
        <draw:polygon draw:style-name="gr2" draw:text-style-name="P2" draw:layer="layout" svg:width="7.398cm" svg:height="0.17cm" svg:x="57.175cm" svg:y="34.016cm" svg:viewBox="0 0 7399 171" draw:points="0,0 0,171 7399,171 7399,0">
          <text:p/>
        </draw:polygon>
        <draw:polygon draw:style-name="gr2" draw:text-style-name="P2" draw:layer="layout" svg:width="2.186cm" svg:height="0.144cm" svg:x="64.573cm" svg:y="34.042cm" svg:viewBox="0 0 2187 145" draw:points="2187,145 0,145 0,0 2187,0">
          <text:p/>
        </draw:polygon>
        <draw:polygon draw:style-name="gr2" draw:text-style-name="P2" draw:layer="layout" svg:width="2.279cm" svg:height="0.11cm" svg:x="64.48cm" svg:y="33.606cm" svg:viewBox="0 0 2280 111" draw:points="0,0 0,111 2280,111 2280,0">
          <text:p/>
        </draw:polygon>
        <draw:polygon draw:style-name="gr2" draw:text-style-name="P2" draw:layer="layout" svg:width="0.093cm" svg:height="0.3cm" svg:x="64.48cm" svg:y="33.716cm" svg:viewBox="0 0 94 301" draw:points="0,0 0,301 94,301 94,0">
          <text:p/>
        </draw:polygon>
        <draw:polygon draw:style-name="gr2" draw:text-style-name="P2" draw:layer="layout" svg:width="0.172cm" svg:height="0.47cm" svg:x="66.759cm" svg:y="33.716cm" svg:viewBox="0 0 173 471" draw:points="27,327 27,0 173,0 173,471 0,471 0,327">
          <text:p/>
        </draw:polygon>
        <draw:polygon draw:style-name="gr2" draw:text-style-name="P2" draw:layer="layout" svg:width="0.172cm" svg:height="1.719cm" svg:x="66.759cm" svg:y="31.997cm" svg:viewBox="0 0 173 1720" draw:points="173,0 173,1720 0,1720 0,0">
          <text:p/>
        </draw:polygon>
        <draw:polygon draw:style-name="gr2" draw:text-style-name="P2" draw:layer="layout" svg:width="0.201cm" svg:height="2.254cm" svg:x="66.759cm" svg:y="29.743cm" svg:viewBox="0 0 202 2255" draw:points="202,0 202,2255 0,2255 0,0">
          <text:p/>
        </draw:polygon>
        <draw:polygon draw:style-name="gr2" draw:text-style-name="P2" draw:layer="layout" svg:width="2.063cm" svg:height="0.169cm" svg:x="64.897cm" svg:y="29.559cm" svg:viewBox="0 0 2064 170" draw:points="0,0 2064,0 2064,170 0,170">
          <text:p/>
        </draw:polygon>
        <draw:path draw:style-name="gr2" draw:text-style-name="P2" draw:layer="layout" svg:width="0.401cm" svg:height="0.385cm" svg:x="64.421cm" svg:y="29.743cm" svg:viewBox="0 0 402 386" svg:d="M402 185l-4 40-13 36c-38 104-160 152-261 110l-34-19-31-25c-79-85-77-199 0-284l31-23 34-20h153l33 20 33 23 26 32 16 34 13 38z">
          <text:p/>
        </draw:path>
        <draw:path draw:style-name="gr2" draw:text-style-name="P2" draw:layer="layout" svg:width="0.401cm" svg:height="0.385cm" svg:x="64.421cm" svg:y="29.743cm" svg:viewBox="0 0 402 386" svg:d="M402 185l-4 40-13 36c-38 104-160 152-261 110l-34-19-31-25c-79-85-77-199 0-284l31-23 34-20h153l33 20 33 23 26 32 16 34 13 38z">
          <text:p/>
        </draw:path>
        <draw:path draw:style-name="gr2" draw:text-style-name="P2" draw:layer="layout" svg:width="0.399cm" svg:height="0.385cm" svg:x="57.206cm" svg:y="29.743cm" svg:viewBox="0 0 400 386" svg:d="M277 0l35 19 29 23c113 114 56 310-102 340l-38 4-41-4c-156-32-213-225-101-340l32-23 33-19z">
          <text:p/>
        </draw:path>
        <draw:path draw:style-name="gr2" draw:text-style-name="P2" draw:layer="layout" svg:width="0.399cm" svg:height="0.385cm" svg:x="57.206cm" svg:y="29.743cm" svg:viewBox="0 0 400 386" svg:d="M277 0l35 19 29 23c113 114 56 310-102 340l-38 4-41-4c-156-32-213-225-101-340l32-23 33-19z">
          <text:p/>
        </draw:path>
        <draw:polygon draw:style-name="gr2" draw:text-style-name="P2" draw:layer="layout" svg:width="7.891cm" svg:height="0.121cm" svg:x="57.006cm" svg:y="29.622cm" svg:viewBox="0 0 7892 122" draw:points="7540,122 476,122 438,111 400,107 362,111 323,122 0,122 0,0 7892,0 7892,122 7693,122 7654,111 7616,107 7578,111">
          <text:p/>
        </draw:polygon>
        <draw:polygon draw:style-name="gr2" draw:text-style-name="P2" draw:layer="layout" svg:width="7.891cm" svg:height="0.121cm" svg:x="57.006cm" svg:y="29.622cm" svg:viewBox="0 0 7892 122" draw:points="7540,122 476,122 438,111 400,107 362,111 323,122 0,122 0,0 7892,0 7892,122 7693,122 7654,111 7616,107 7578,111">
          <text:p/>
        </draw:polygon>
        <draw:path draw:style-name="gr2" draw:text-style-name="P2" draw:layer="layout" svg:width="0.381cm" svg:height="0.389cm" svg:x="71.63cm" svg:y="35.727cm" svg:viewBox="0 0 382 390" svg:d="M200 0l36 8 36 13c131 68 148 244 33 337l-31 19-32 13h-112l-38-17-34-23-30-32-21-36-7-25v-115l13-34 26-38 34-32 42-23 44-13z">
          <text:p/>
        </draw:path>
        <draw:polygon draw:style-name="gr2" draw:text-style-name="P2" draw:layer="layout" svg:width="2.318cm" svg:height="0.269cm" svg:x="66.96cm" svg:y="29.559cm" svg:viewBox="0 0 2319 270" draw:points="0,119 0,0 2319,0 2319,270 2200,270 2200,119">
          <text:p/>
        </draw:polygon>
        <draw:polygon draw:style-name="gr2" draw:text-style-name="P2" draw:layer="layout" svg:width="1.82cm" svg:height="0.118cm" svg:x="71.198cm" svg:y="29.559cm" svg:viewBox="0 0 1821 119" draw:points="144,19 264,19 264,0 1821,0 1821,119 0,119 0,0 144,0">
          <text:p/>
        </draw:polygon>
        <draw:polygon draw:style-name="gr2" draw:text-style-name="P2" draw:layer="layout" svg:width="0.12cm" svg:height="1.431cm" svg:x="72.898cm" svg:y="29.677cm" svg:viewBox="0 0 121 1432" draw:points="0,0 0,1432 121,1432 121,0">
          <text:p/>
        </draw:polygon>
        <draw:polygon draw:style-name="gr2" draw:text-style-name="P2" draw:layer="layout" svg:width="1.7cm" svg:height="0.12cm" svg:x="71.198cm" svg:y="30.988cm" svg:viewBox="0 0 1701 121" draw:points="0,0 0,121 1701,121 1701,0">
          <text:p/>
        </draw:polygon>
        <draw:polygon draw:style-name="gr2" draw:text-style-name="P2" draw:layer="layout" svg:width="0.199cm" svg:height="2.119cm" svg:x="72.819cm" svg:y="31.108cm" svg:viewBox="0 0 200 2120" draw:points="200,0 200,2120 0,2120 0,0">
          <text:p/>
        </draw:polygon>
        <draw:polygon draw:style-name="gr2" draw:text-style-name="P2" draw:layer="layout" svg:width="1.621cm" svg:height="0.121cm" svg:x="71.198cm" svg:y="32.107cm" svg:viewBox="0 0 1622 122" draw:points="1622,122 0,122 0,0 1622,0">
          <text:p/>
        </draw:polygon>
        <draw:polygon draw:style-name="gr2" draw:text-style-name="P2" draw:layer="layout" svg:width="2.301cm" svg:height="0.121cm" svg:x="71.198cm" svg:y="33.227cm" svg:viewBox="0 0 2302 122" draw:points="0,0 0,122 2302,122 2302,0">
          <text:p/>
        </draw:polygon>
        <draw:polygon draw:style-name="gr2" draw:text-style-name="P2" draw:layer="layout" svg:width="0.12cm" svg:height="0.84cm" svg:x="73.499cm" svg:y="33.227cm" svg:viewBox="0 0 121 841" draw:points="0,0 0,841 121,841 121,0">
          <text:p/>
        </draw:polygon>
        <draw:polygon draw:style-name="gr2" draw:text-style-name="P2" draw:layer="layout" svg:width="0.165cm" svg:height="0.119cm" svg:x="73.454cm" svg:y="34.067cm" svg:viewBox="0 0 166 120" draw:points="0,0 166,0 166,120 0,120">
          <text:p/>
        </draw:polygon>
        <draw:polygon draw:style-name="gr2" draw:text-style-name="P2" draw:layer="layout" svg:width="0.119cm" svg:height="1.13cm" svg:x="71.079cm" svg:y="32.937cm" svg:viewBox="0 0 120 1131" draw:points="0,0 0,1131 120,1131 120,0">
          <text:p/>
        </draw:polygon>
        <draw:polygon draw:style-name="gr2" draw:text-style-name="P2" draw:layer="layout" svg:width="0.165cm" svg:height="0.119cm" svg:x="71.079cm" svg:y="34.067cm" svg:viewBox="0 0 166 120" draw:points="166,120 0,120 0,0 166,0">
          <text:p/>
        </draw:polygon>
        <draw:polygon draw:style-name="gr2" draw:text-style-name="P2" draw:layer="layout" svg:width="2.228cm" svg:height="0.119cm" svg:x="66.931cm" svg:y="34.067cm" svg:viewBox="0 0 2229 120" draw:points="2229,120 0,120 0,0 2229,0">
          <text:p/>
        </draw:polygon>
        <draw:polygon draw:style-name="gr2" draw:text-style-name="P2" draw:layer="layout" svg:width="0.119cm" svg:height="0.218cm" svg:x="69.159cm" svg:y="33.968cm" svg:viewBox="0 0 120 219" draw:points="0,99 0,0 120,0 120,219 0,219">
          <text:p/>
        </draw:polygon>
        <draw:polygon draw:style-name="gr2" draw:text-style-name="P2" draw:layer="layout" svg:width="0.119cm" svg:height="2.121cm" svg:x="69.159cm" svg:y="30.837cm" svg:viewBox="0 0 120 2122" draw:points="120,0 120,2122 0,2122 0,0">
          <text:p/>
        </draw:polygon>
        <draw:polygon draw:style-name="gr2" draw:text-style-name="P2" draw:layer="layout" svg:width="2.199cm" svg:height="0.12cm" svg:x="66.96cm" svg:y="31.877cm" svg:viewBox="0 0 2200 121" draw:points="0,0 0,121 2200,121 2200,0">
          <text:p/>
        </draw:polygon>
        <draw:polygon draw:style-name="gr2" draw:text-style-name="P2" draw:layer="layout" svg:width="1.801cm" svg:height="0.118cm" svg:x="69.278cm" svg:y="29.559cm" svg:viewBox="0 0 1802 119" draw:points="0,0 0,119 1802,119 1802,0">
          <text:p/>
        </draw:polygon>
        <draw:polygon draw:style-name="gr2" draw:text-style-name="P2" draw:layer="layout" svg:width="0.119cm" svg:height="0.368cm" svg:x="71.079cm" svg:y="29.559cm" svg:viewBox="0 0 120 369" draw:points="0,369 0,0 120,0 120,369">
          <text:p/>
        </draw:polygon>
        <draw:polygon draw:style-name="gr2" draw:text-style-name="P2" draw:layer="layout" svg:width="0.119cm" svg:height="0.22cm" svg:x="71.079cm" svg:y="30.937cm" svg:viewBox="0 0 120 221" draw:points="0,0 0,221 120,221 120,0">
          <text:p/>
        </draw:polygon>
        <draw:polygon draw:style-name="gr2" draw:text-style-name="P2" draw:layer="layout" svg:width="0.119cm" svg:height="0.158cm" svg:x="71.079cm" svg:y="31.968cm" svg:viewBox="0 0 120 159" draw:points="0,0 0,159 120,159 120,0">
          <text:p/>
        </draw:polygon>
        <draw:path draw:style-name="gr2" draw:text-style-name="P2" draw:layer="layout" svg:width="0.4cm" svg:height="0.4cm" svg:x="71.619cm" svg:y="29.729cm" svg:viewBox="0 0 401 401" svg:d="M401 199l-4 40-11 36c-80 185-338 160-382-36l-4-40 4-38c42-195 301-220 382-38l11 38z">
          <text:p/>
        </draw:path>
        <draw:polygon draw:style-name="gr2" draw:text-style-name="P2" draw:layer="layout" svg:width="1.601cm" svg:height="0.122cm" svg:x="20.571cm" svg:y="21.179cm" svg:viewBox="0 0 1602 123" draw:points="0,0 0,123 1602,123 1602,0">
          <text:p/>
        </draw:polygon>
        <draw:polygon draw:style-name="gr2" draw:text-style-name="P2" draw:layer="layout" svg:width="3.609cm" svg:height="0.1cm" svg:x="75.359cm" svg:y="15.781cm" svg:viewBox="0 0 3610 101" draw:points="0,0 0,101 3610,101 3610,0">
          <text:p/>
        </draw:polygon>
        <draw:polygon draw:style-name="gr2" draw:text-style-name="P2" draw:layer="layout" svg:width="0.119cm" svg:height="0.218cm" svg:x="75.359cm" svg:y="15.781cm" svg:viewBox="0 0 120 219" draw:points="0,0 0,219 120,219 120,0">
          <text:p/>
        </draw:polygon>
        <draw:polygon draw:style-name="gr2" draw:text-style-name="P2" draw:layer="layout" svg:width="3.609cm" svg:height="0.101cm" svg:x="75.359cm" svg:y="18.18cm" svg:viewBox="0 0 3610 102" draw:points="0,0 0,102 3610,102 3610,0">
          <text:p/>
        </draw:polygon>
        <draw:polygon draw:style-name="gr2" draw:text-style-name="P2" draw:layer="layout" svg:width="0.119cm" svg:height="0.192cm" svg:x="75.359cm" svg:y="18.18cm" svg:viewBox="0 0 120 193" draw:points="0,0 0,193 120,193 120,0">
          <text:p/>
        </draw:polygon>
        <draw:polygon draw:style-name="gr2" draw:text-style-name="P2" draw:layer="layout" svg:width="0.12cm" svg:height="3.602cm" svg:x="67.983cm" svg:y="11.271cm" svg:viewBox="0 0 121 3603" draw:points="0,0 0,3603 121,3603 121,0">
          <text:p/>
        </draw:polygon>
        <draw:polygon draw:style-name="gr2" draw:text-style-name="P2" draw:layer="layout" svg:width="0.11cm" svg:height="0.118cm" svg:x="68.093cm" svg:y="11.271cm" svg:viewBox="0 0 111 119" draw:points="0,0 0,119 111,119 111,0">
          <text:p/>
        </draw:polygon>
        <draw:polygon draw:style-name="gr2" draw:text-style-name="P2" draw:layer="layout" svg:width="0.237cm" svg:height="0.118cm" svg:x="69.189cm" svg:y="11.271cm" svg:viewBox="0 0 238 119" draw:points="0,0 0,119 238,119 238,0">
          <text:p/>
        </draw:polygon>
        <draw:polygon draw:style-name="gr2" draw:text-style-name="P2" draw:layer="layout" svg:width="0.12cm" svg:height="3.721cm" svg:x="71.34cm" svg:y="11.271cm" svg:viewBox="0 0 121 3722" draw:points="0,0 0,3722 121,3722 121,0">
          <text:p/>
        </draw:polygon>
        <draw:polygon draw:style-name="gr2" draw:text-style-name="P2" draw:layer="layout" svg:width="0.237cm" svg:height="0.119cm" svg:x="69.189cm" svg:y="14.873cm" svg:viewBox="0 0 238 120" draw:points="0,0 0,120 238,120 238,0">
          <text:p/>
        </draw:polygon>
        <draw:polygon draw:style-name="gr2" draw:text-style-name="P2" draw:layer="layout" svg:width="0.22cm" svg:height="0.119cm" svg:x="67.983cm" svg:y="14.873cm" svg:viewBox="0 0 221 120" draw:points="0,0 0,120 221,120 221,0">
          <text:p/>
        </draw:polygon>
        <draw:polygon draw:style-name="gr2" draw:text-style-name="P2" draw:layer="layout" svg:width="0.237cm" svg:height="0.119cm" svg:x="65.832cm" svg:y="14.873cm" svg:viewBox="0 0 238 120" draw:points="0,0 0,120 238,120 238,0">
          <text:p/>
        </draw:polygon>
        <draw:polygon draw:style-name="gr2" draw:text-style-name="P2" draw:layer="layout" svg:width="0.1cm" svg:height="0.118cm" svg:x="64.746cm" svg:y="11.271cm" svg:viewBox="0 0 101 119" draw:points="0,0 0,119 101,119 101,0">
          <text:p/>
        </draw:polygon>
        <draw:polygon draw:style-name="gr2" draw:text-style-name="P2" draw:layer="layout" svg:width="0.237cm" svg:height="0.118cm" svg:x="65.832cm" svg:y="11.271cm" svg:viewBox="0 0 238 119" draw:points="0,0 0,119 238,119 238,0">
          <text:p/>
        </draw:polygon>
        <draw:polygon draw:style-name="gr2" draw:text-style-name="P2" draw:layer="layout" svg:width="0.121cm" svg:height="3.486cm" svg:x="57.49cm" svg:y="11.271cm" svg:viewBox="0 0 122 3487" draw:points="0,0 0,3487 122,3487 122,0">
          <text:p/>
        </draw:polygon>
        <draw:polygon draw:style-name="gr2" draw:text-style-name="P2" draw:layer="layout" svg:width="0.237cm" svg:height="0.119cm" svg:x="59.524cm" svg:y="14.873cm" svg:viewBox="0 0 238 120" draw:points="0,0 0,120 238,120 238,0">
          <text:p/>
        </draw:polygon>
        <draw:polygon draw:style-name="gr2" draw:text-style-name="P2" draw:layer="layout" svg:width="0.237cm" svg:height="0.118cm" svg:x="59.524cm" svg:y="11.271cm" svg:viewBox="0 0 238 119" draw:points="0,0 0,119 238,119 238,0">
          <text:p/>
        </draw:polygon>
        <draw:polygon draw:style-name="gr2" draw:text-style-name="P2" draw:layer="layout" svg:width="0.099cm" svg:height="0.118cm" svg:x="60.748cm" svg:y="11.271cm" svg:viewBox="0 0 100 119" draw:points="0,0 0,119 100,119 100,0">
          <text:p/>
        </draw:polygon>
        <draw:polygon draw:style-name="gr2" draw:text-style-name="P2" draw:layer="layout" svg:width="0.099cm" svg:height="0.119cm" svg:x="60.748cm" svg:y="14.873cm" svg:viewBox="0 0 100 120" draw:points="0,0 0,120 100,120 100,0">
          <text:p/>
        </draw:polygon>
        <draw:polygon draw:style-name="gr2" draw:text-style-name="P2" draw:layer="layout" svg:width="3.609cm" svg:height="0.099cm" svg:x="75.359cm" svg:y="20.58cm" svg:viewBox="0 0 3610 100" draw:points="0,0 0,100 3610,100 3610,0">
          <text:p/>
        </draw:polygon>
        <draw:polygon draw:style-name="gr2" draw:text-style-name="P2" draw:layer="layout" svg:width="0.101cm" svg:height="3.691cm" svg:x="28.579cm" svg:y="5.901cm" svg:viewBox="0 0 102 3692" draw:points="0,3692 102,0 102,3692">
          <text:p/>
        </draw:polygon>
        <draw:polygon draw:style-name="gr2" draw:text-style-name="P2" draw:layer="layout" svg:width="0.249cm" svg:height="0.11cm" svg:x="28.505cm" svg:y="5.803cm" svg:viewBox="0 0 250 111" draw:points="0,0 0,111 250,111 250,0">
          <text:p/>
        </draw:polygon>
        <draw:polygon draw:style-name="gr2" draw:text-style-name="P2" draw:layer="layout" svg:width="0.132cm" svg:height="2.928cm" svg:x="49.779cm" svg:y="16.67cm" svg:viewBox="0 0 133 2929" draw:points="0,0 0,2929 133,2929 133,0">
          <text:p/>
        </draw:polygon>
        <draw:frame draw:style-name="gr4" draw:text-style-name="P1" draw:layer="layout" svg:width="3.707cm" svg:height="14.545cm" draw:transform="rotate (-1.5707963267949) translate (28.801cm 5.956cm)">
          <draw:image xlink:href="Pictures/10000200000001B7000006B7A5B78B9DDA8DB787.png" xlink:type="simple" xlink:show="embed" xlink:actuate="onLoad">
            <text:p/>
          </draw:image>
        </draw:frame>
        <draw:frame draw:style-name="gr4" draw:text-style-name="P1" draw:layer="layout" svg:width="3.707cm" svg:height="7.23cm" draw:transform="rotate (-1.5707963267949) translate (35.882cm 5.954cm)">
          <draw:image xlink:href="Pictures/10000200000001B7000003574DB45C0405527D72.png" xlink:type="simple" xlink:show="embed" xlink:actuate="onLoad">
            <text:p/>
          </draw:image>
        </draw:frame>
        <draw:frame draw:style-name="gr4" draw:text-style-name="P1" draw:layer="layout" svg:width="3.707cm" svg:height="7.23cm" draw:transform="rotate (-1.5707963267949) translate (43.078cm 5.954cm)">
          <draw:image xlink:href="Pictures/10000200000001B7000003571C161E7BF2F6611A.png" xlink:type="simple" xlink:show="embed" xlink:actuate="onLoad">
            <text:p/>
          </draw:image>
        </draw:frame>
        <draw:frame draw:style-name="gr4" draw:text-style-name="P1" draw:layer="layout" svg:width="4.52cm" svg:height="4.52cm" draw:transform="rotate (-1.5707963267949) translate (18.792cm 16.764cm)">
          <draw:image xlink:href="Pictures/100002000000021700000217802642449F9B9C8F.png" xlink:type="simple" xlink:show="embed" xlink:actuate="onLoad">
            <text:p/>
          </draw:image>
        </draw:frame>
        <draw:frame draw:style-name="gr4" draw:text-style-name="P1" draw:layer="layout" svg:width="4.791cm" svg:height="3.572cm" draw:transform="rotate (-1.5707963267949) translate (79.022cm 15.852cm)">
          <draw:image xlink:href="Pictures/1000020000000237000001A7A2BDE139EDBFDC6C.png" xlink:type="simple" xlink:show="embed" xlink:actuate="onLoad">
            <text:p/>
          </draw:image>
        </draw:frame>
        <draw:frame draw:style-name="gr4" draw:text-style-name="P1" draw:layer="layout" svg:width="4.385cm" svg:height="4.791cm" draw:transform="rotate (-1.5707963267949) translate (64.635cm 16.762cm)">
          <draw:image xlink:href="Pictures/100002000000020700000237B0FBAE7E3CB55881.png" xlink:type="simple" xlink:show="embed" xlink:actuate="onLoad">
            <text:p/>
          </draw:image>
        </draw:frame>
        <draw:frame draw:style-name="gr4" draw:text-style-name="P1" draw:layer="layout" svg:width="0.134cm" svg:height="0.134cm" svg:x="64.417cm" svg:y="21.074cm">
          <draw:image xlink:href="Pictures/100002000000001000000010E470A28F3F3E15E6.png" xlink:type="simple" xlink:show="embed" xlink:actuate="onLoad">
            <text:p/>
          </draw:image>
        </draw:frame>
        <draw:frame draw:style-name="gr4" draw:text-style-name="P1" draw:layer="layout" svg:width="7.23cm" svg:height="4.114cm" draw:transform="rotate (-1.5707963267949) translate (9.455cm 13.456cm)">
          <draw:image xlink:href="Pictures/1000020000000357000001E761282EA4A3FE761B.png" xlink:type="simple" xlink:show="embed" xlink:actuate="onLoad">
            <text:p/>
          </draw:image>
        </draw:frame>
        <draw:frame draw:style-name="gr4" draw:text-style-name="P1" draw:layer="layout" svg:width="0.134cm" svg:height="0.134cm" svg:x="9.294cm" svg:y="20.525cm">
          <draw:image xlink:href="Pictures/100002000000001000000010B551C87067D669BF.png" xlink:type="simple" xlink:show="embed" xlink:actuate="onLoad">
            <text:p/>
          </draw:image>
        </draw:frame>
        <draw:polygon draw:style-name="gr3" draw:text-style-name="P3" draw:layer="layout" svg:width="0.046cm" svg:height="0.095cm" svg:x="11.775cm" svg:y="23.052cm" svg:viewBox="0 0 47 96" draw:points="0,0 0,96 47,96 47,0">
          <text:p/>
        </draw:polygon>
        <draw:polygon draw:style-name="gr3" draw:text-style-name="P3" draw:layer="layout" svg:width="0.144cm" svg:height="0.095cm" svg:x="14.276cm" svg:y="23.052cm" svg:viewBox="0 0 145 96" draw:points="0,0 0,96 145,96 145,0">
          <text:p/>
        </draw:polygon>
        <draw:polygon draw:style-name="gr3" draw:text-style-name="P3" draw:layer="layout" svg:width="0.144cm" svg:height="0.095cm" svg:x="16.876cm" svg:y="23.052cm" svg:viewBox="0 0 145 96" draw:points="0,0 0,96 145,96 145,0">
          <text:p/>
        </draw:polygon>
        <draw:polygon draw:style-name="gr3" draw:text-style-name="P3" draw:layer="layout" svg:width="0.097cm" svg:height="0.095cm" svg:x="19.475cm" svg:y="23.052cm" svg:viewBox="0 0 98 96" draw:points="0,0 0,96 98,96 98,0">
          <text:p/>
        </draw:polygon>
        <draw:polygon draw:style-name="gr3" draw:text-style-name="P3" draw:layer="layout" svg:width="0.144cm" svg:height="0.095cm" svg:x="22.028cm" svg:y="23.052cm" svg:viewBox="0 0 145 96" draw:points="0,0 0,96 145,96 145,0">
          <text:p/>
        </draw:polygon>
        <draw:line draw:style-name="gr7" draw:text-style-name="P1" draw:layer="layout" svg:x1="11.821cm" svg:y1="23.147cm" svg:x2="11.821cm" svg:y2="23.052cm">
          <text:p/>
        </draw:line>
        <draw:line draw:style-name="gr7" draw:text-style-name="P1" draw:layer="layout" svg:x1="14.42cm" svg:y1="23.147cm" svg:x2="14.42cm" svg:y2="23.052cm">
          <text:p/>
        </draw:line>
        <draw:line draw:style-name="gr7" draw:text-style-name="P1" draw:layer="layout" svg:x1="17.02cm" svg:y1="23.147cm" svg:x2="17.02cm" svg:y2="23.052cm">
          <text:p/>
        </draw:line>
        <draw:line draw:style-name="gr7" draw:text-style-name="P1" draw:layer="layout" svg:x1="19.572cm" svg:y1="23.147cm" svg:x2="19.572cm" svg:y2="23.052cm">
          <text:p/>
        </draw:line>
        <draw:line draw:style-name="gr7" draw:text-style-name="P1" draw:layer="layout" svg:x1="14.276cm" svg:y1="23.147cm" svg:x2="14.276cm" svg:y2="23.052cm">
          <text:p/>
        </draw:line>
        <draw:line draw:style-name="gr7" draw:text-style-name="P1" draw:layer="layout" svg:x1="16.876cm" svg:y1="23.147cm" svg:x2="16.876cm" svg:y2="23.052cm">
          <text:p/>
        </draw:line>
        <draw:line draw:style-name="gr7" draw:text-style-name="P1" draw:layer="layout" svg:x1="19.475cm" svg:y1="23.147cm" svg:x2="19.475cm" svg:y2="23.052cm">
          <text:p/>
        </draw:line>
        <draw:line draw:style-name="gr7" draw:text-style-name="P1" draw:layer="layout" svg:x1="22.028cm" svg:y1="23.147cm" svg:x2="22.028cm" svg:y2="23.052cm">
          <text:p/>
        </draw:line>
        <draw:line draw:style-name="gr7" draw:text-style-name="P1" draw:layer="layout" svg:x1="22.172cm" svg:y1="23.052cm" svg:x2="22.028cm" svg:y2="23.052cm">
          <text:p/>
        </draw:line>
        <draw:line draw:style-name="gr7" draw:text-style-name="P1" draw:layer="layout" svg:x1="19.524cm" svg:y1="23.052cm" svg:x2="19.475cm" svg:y2="23.052cm">
          <text:p/>
        </draw:line>
        <draw:line draw:style-name="gr7" draw:text-style-name="P1" draw:layer="layout" svg:x1="16.924cm" svg:y1="23.052cm" svg:x2="16.876cm" svg:y2="23.052cm">
          <text:p/>
        </draw:line>
        <draw:line draw:style-name="gr7" draw:text-style-name="P1" draw:layer="layout" svg:x1="14.325cm" svg:y1="23.052cm" svg:x2="14.276cm" svg:y2="23.052cm">
          <text:p/>
        </draw:line>
        <draw:polyline draw:style-name="gr7" draw:text-style-name="P1" draw:layer="layout" svg:width="0.046cm" svg:height="0.095cm" svg:x="11.775cm" svg:y="23.052cm" svg:viewBox="0 0 47 96" draw:points="0,0 0,96 47,96">
          <text:p/>
        </draw:polyline>
        <draw:line draw:style-name="gr7" draw:text-style-name="P1" draw:layer="layout" svg:x1="14.276cm" svg:y1="23.147cm" svg:x2="14.42cm" svg:y2="23.147cm">
          <text:p/>
        </draw:line>
        <draw:line draw:style-name="gr7" draw:text-style-name="P1" draw:layer="layout" svg:x1="16.876cm" svg:y1="23.147cm" svg:x2="17.02cm" svg:y2="23.147cm">
          <text:p/>
        </draw:line>
        <draw:line draw:style-name="gr7" draw:text-style-name="P1" draw:layer="layout" svg:x1="19.475cm" svg:y1="23.147cm" svg:x2="19.572cm" svg:y2="23.147cm">
          <text:p/>
        </draw:line>
        <draw:polyline draw:style-name="gr7" draw:text-style-name="P1" draw:layer="layout" svg:width="0.144cm" svg:height="0.095cm" svg:x="22.028cm" svg:y="23.052cm" svg:viewBox="0 0 145 96" draw:points="0,96 145,96 145,0">
          <text:p/>
        </draw:polyline>
        <draw:polyline draw:style-name="gr6" draw:text-style-name="P1" draw:layer="layout" svg:width="0.061cm" svg:height="0.101cm" svg:x="13.305cm" svg:y="23.046cm" svg:viewBox="0 0 62 102" draw:points="62,102 0,102 0,0 62,0">
          <text:p/>
        </draw:polyline>
        <draw:polyline draw:style-name="gr6" draw:text-style-name="P1" draw:layer="layout" svg:width="0.059cm" svg:height="0.101cm" svg:x="11.821cm" svg:y="23.046cm" svg:viewBox="0 0 60 102" draw:points="0,0 60,0 60,102 0,102">
          <text:p/>
        </draw:polyline>
        <draw:line draw:style-name="gr6" draw:text-style-name="P1" draw:layer="layout" svg:x1="13.305cm" svg:y1="23.147cm" svg:x2="11.88cm" svg:y2="23.147cm">
          <text:p/>
        </draw:line>
        <draw:line draw:style-name="gr6" draw:text-style-name="P1" draw:layer="layout" svg:x1="11.88cm" svg:y1="23.046cm" svg:x2="13.305cm" svg:y2="23.046cm">
          <text:p/>
        </draw:line>
        <draw:line draw:style-name="gr6" draw:text-style-name="P1" draw:layer="layout" svg:x1="13.366cm" svg:y1="23.147cm" svg:x2="13.366cm" svg:y2="23.052cm">
          <text:p/>
        </draw:line>
        <draw:line draw:style-name="gr6" draw:text-style-name="P1" draw:layer="layout" svg:x1="11.821cm" svg:y1="23.147cm" svg:x2="11.821cm" svg:y2="23.052cm">
          <text:p/>
        </draw:line>
        <draw:line draw:style-name="gr6" draw:text-style-name="P1" draw:layer="layout" svg:x1="13.305cm" svg:y1="23.097cm" svg:x2="11.88cm" svg:y2="23.097cm">
          <text:p/>
        </draw:line>
        <draw:polyline draw:style-name="gr6" draw:text-style-name="P1" draw:layer="layout" svg:width="0.062cm" svg:height="0.101cm" svg:x="15.904cm" svg:y="23.046cm" svg:viewBox="0 0 63 102" draw:points="63,102 0,102 0,0 63,0">
          <text:p/>
        </draw:polyline>
        <draw:polyline draw:style-name="gr6" draw:text-style-name="P1" draw:layer="layout" svg:width="0.06cm" svg:height="0.101cm" svg:x="14.42cm" svg:y="23.046cm" svg:viewBox="0 0 61 102" draw:points="0,0 61,0 61,102 0,102">
          <text:p/>
        </draw:polyline>
        <draw:line draw:style-name="gr6" draw:text-style-name="P1" draw:layer="layout" svg:x1="15.904cm" svg:y1="23.147cm" svg:x2="14.48cm" svg:y2="23.147cm">
          <text:p/>
        </draw:line>
        <draw:line draw:style-name="gr6" draw:text-style-name="P1" draw:layer="layout" svg:x1="14.48cm" svg:y1="23.046cm" svg:x2="15.904cm" svg:y2="23.046cm">
          <text:p/>
        </draw:line>
        <draw:line draw:style-name="gr6" draw:text-style-name="P1" draw:layer="layout" svg:x1="15.966cm" svg:y1="23.147cm" svg:x2="15.966cm" svg:y2="23.052cm">
          <text:p/>
        </draw:line>
        <draw:line draw:style-name="gr6" draw:text-style-name="P1" draw:layer="layout" svg:x1="14.42cm" svg:y1="23.147cm" svg:x2="14.42cm" svg:y2="23.052cm">
          <text:p/>
        </draw:line>
        <draw:line draw:style-name="gr6" draw:text-style-name="P1" draw:layer="layout" svg:x1="15.904cm" svg:y1="23.097cm" svg:x2="14.48cm" svg:y2="23.097cm">
          <text:p/>
        </draw:line>
        <draw:polyline draw:style-name="gr6" draw:text-style-name="P1" draw:layer="layout" svg:width="0.059cm" svg:height="0.101cm" svg:x="18.506cm" svg:y="23.046cm" svg:viewBox="0 0 60 102" draw:points="60,102 0,102 0,0 60,0">
          <text:p/>
        </draw:polyline>
        <draw:polyline draw:style-name="gr6" draw:text-style-name="P1" draw:layer="layout" svg:width="0.059cm" svg:height="0.101cm" svg:x="17.02cm" svg:y="23.046cm" svg:viewBox="0 0 60 102" draw:points="0,0 60,0 60,102 0,102">
          <text:p/>
        </draw:polyline>
        <draw:line draw:style-name="gr6" draw:text-style-name="P1" draw:layer="layout" svg:x1="18.506cm" svg:y1="23.147cm" svg:x2="17.079cm" svg:y2="23.147cm">
          <text:p/>
        </draw:line>
        <draw:line draw:style-name="gr6" draw:text-style-name="P1" draw:layer="layout" svg:x1="17.079cm" svg:y1="23.046cm" svg:x2="18.506cm" svg:y2="23.046cm">
          <text:p/>
        </draw:line>
        <draw:line draw:style-name="gr6" draw:text-style-name="P1" draw:layer="layout" svg:x1="18.565cm" svg:y1="23.147cm" svg:x2="18.565cm" svg:y2="23.052cm">
          <text:p/>
        </draw:line>
        <draw:line draw:style-name="gr6" draw:text-style-name="P1" draw:layer="layout" svg:x1="17.02cm" svg:y1="23.147cm" svg:x2="17.02cm" svg:y2="23.052cm">
          <text:p/>
        </draw:line>
        <draw:line draw:style-name="gr6" draw:text-style-name="P1" draw:layer="layout" svg:x1="18.506cm" svg:y1="23.097cm" svg:x2="17.079cm" svg:y2="23.097cm">
          <text:p/>
        </draw:line>
        <draw:polyline draw:style-name="gr6" draw:text-style-name="P1" draw:layer="layout" svg:width="0.061cm" svg:height="0.101cm" svg:x="21.056cm" svg:y="23.046cm" svg:viewBox="0 0 62 102" draw:points="62,102 0,102 0,0 62,0">
          <text:p/>
        </draw:polyline>
        <draw:polyline draw:style-name="gr6" draw:text-style-name="P1" draw:layer="layout" svg:width="0.06cm" svg:height="0.101cm" svg:x="19.572cm" svg:y="23.046cm" svg:viewBox="0 0 61 102" draw:points="0,0 61,0 61,102 0,102">
          <text:p/>
        </draw:polyline>
        <draw:line draw:style-name="gr6" draw:text-style-name="P1" draw:layer="layout" svg:x1="21.056cm" svg:y1="23.147cm" svg:x2="19.632cm" svg:y2="23.147cm">
          <text:p/>
        </draw:line>
        <draw:line draw:style-name="gr6" draw:text-style-name="P1" draw:layer="layout" svg:x1="19.632cm" svg:y1="23.046cm" svg:x2="21.056cm" svg:y2="23.046cm">
          <text:p/>
        </draw:line>
        <draw:line draw:style-name="gr6" draw:text-style-name="P1" draw:layer="layout" svg:x1="21.117cm" svg:y1="23.147cm" svg:x2="21.117cm" svg:y2="23.052cm">
          <text:p/>
        </draw:line>
        <draw:line draw:style-name="gr6" draw:text-style-name="P1" draw:layer="layout" svg:x1="19.572cm" svg:y1="23.147cm" svg:x2="19.572cm" svg:y2="23.052cm">
          <text:p/>
        </draw:line>
        <draw:line draw:style-name="gr6" draw:text-style-name="P1" draw:layer="layout" svg:x1="21.056cm" svg:y1="23.097cm" svg:x2="19.632cm" svg:y2="23.097cm">
          <text:p/>
        </draw:line>
        <draw:polygon draw:style-name="gr8" draw:text-style-name="P4" draw:layer="layout" svg:width="0.049cm" svg:height="0.095cm" svg:x="13.366cm" svg:y="23.052cm" svg:viewBox="0 0 50 96" draw:points="0,0 0,96 50,96 50,0">
          <text:p/>
        </draw:polygon>
        <draw:polygon draw:style-name="gr8" draw:text-style-name="P4" draw:layer="layout" svg:width="0.05cm" svg:height="0.095cm" svg:x="14.226cm" svg:y="23.052cm" svg:viewBox="0 0 51 96" draw:points="0,0 0,96 51,96 51,0">
          <text:p/>
        </draw:polygon>
        <draw:polyline draw:style-name="gr7" draw:text-style-name="P1" draw:layer="layout" svg:width="0.049cm" svg:height="0.095cm" svg:x="13.366cm" svg:y="23.052cm" svg:viewBox="0 0 50 96" draw:points="0,0 50,0 50,96 0,96">
          <text:p/>
        </draw:polyline>
        <draw:polyline draw:style-name="gr7" draw:text-style-name="P1" draw:layer="layout" svg:width="0.05cm" svg:height="0.095cm" svg:x="14.226cm" svg:y="23.052cm" svg:viewBox="0 0 51 96" draw:points="51,96 0,96 0,0 51,0">
          <text:p/>
        </draw:polyline>
        <draw:line draw:style-name="gr9" draw:text-style-name="P1" draw:layer="layout" svg:x1="14.226cm" svg:y1="23.147cm" svg:x2="14.226cm" svg:y2="23.956cm">
          <text:p/>
        </draw:line>
        <draw:path draw:style-name="gr6" draw:text-style-name="P1" draw:layer="layout" svg:width="0.811cm" svg:height="0.809cm" svg:x="13.415cm" svg:y="23.147cm" svg:viewBox="0 0 812 810" svg:d="M812 810c-448 0-812-363-812-810">
          <text:p/>
        </draw:path>
        <draw:line draw:style-name="gr7" draw:text-style-name="P1" draw:layer="layout" svg:x1="13.366cm" svg:y1="23.147cm" svg:x2="13.366cm" svg:y2="23.052cm">
          <text:p/>
        </draw:line>
        <draw:line draw:style-name="gr7" draw:text-style-name="P1" draw:layer="layout" svg:x1="14.276cm" svg:y1="23.147cm" svg:x2="14.276cm" svg:y2="23.052cm">
          <text:p/>
        </draw:line>
        <draw:polygon draw:style-name="gr8" draw:text-style-name="P4" draw:layer="layout" svg:width="0.048cm" svg:height="0.095cm" svg:x="15.966cm" svg:y="23.052cm" svg:viewBox="0 0 49 96" draw:points="0,0 0,96 49,96 49,0">
          <text:p/>
        </draw:polygon>
        <draw:polygon draw:style-name="gr8" draw:text-style-name="P4" draw:layer="layout" svg:width="0.051cm" svg:height="0.095cm" svg:x="16.825cm" svg:y="23.052cm" svg:viewBox="0 0 52 96" draw:points="0,0 0,96 52,96 52,0">
          <text:p/>
        </draw:polygon>
        <draw:polyline draw:style-name="gr7" draw:text-style-name="P1" draw:layer="layout" svg:width="0.048cm" svg:height="0.095cm" svg:x="15.966cm" svg:y="23.052cm" svg:viewBox="0 0 49 96" draw:points="0,0 49,0 49,96 0,96">
          <text:p/>
        </draw:polyline>
        <draw:polyline draw:style-name="gr7" draw:text-style-name="P1" draw:layer="layout" svg:width="0.051cm" svg:height="0.095cm" svg:x="16.825cm" svg:y="23.052cm" svg:viewBox="0 0 52 96" draw:points="52,96 0,96 0,0 52,0">
          <text:p/>
        </draw:polyline>
        <draw:line draw:style-name="gr9" draw:text-style-name="P1" draw:layer="layout" svg:x1="16.825cm" svg:y1="23.147cm" svg:x2="16.825cm" svg:y2="23.956cm">
          <text:p/>
        </draw:line>
        <draw:path draw:style-name="gr6" draw:text-style-name="P1" draw:layer="layout" svg:width="0.811cm" svg:height="0.809cm" svg:x="16.014cm" svg:y="23.147cm" svg:viewBox="0 0 812 810" svg:d="M812 810c-448 0-812-363-812-810">
          <text:p/>
        </draw:path>
        <draw:line draw:style-name="gr7" draw:text-style-name="P1" draw:layer="layout" svg:x1="15.966cm" svg:y1="23.147cm" svg:x2="15.966cm" svg:y2="23.052cm">
          <text:p/>
        </draw:line>
        <draw:line draw:style-name="gr7" draw:text-style-name="P1" draw:layer="layout" svg:x1="16.876cm" svg:y1="23.147cm" svg:x2="16.876cm" svg:y2="23.052cm">
          <text:p/>
        </draw:line>
        <draw:polygon draw:style-name="gr8" draw:text-style-name="P4" draw:layer="layout" svg:width="0.048cm" svg:height="0.095cm" svg:x="18.565cm" svg:y="23.052cm" svg:viewBox="0 0 49 96" draw:points="0,0 0,96 49,96 49,0">
          <text:p/>
        </draw:polygon>
        <draw:polygon draw:style-name="gr8" draw:text-style-name="P4" draw:layer="layout" svg:width="0.052cm" svg:height="0.095cm" svg:x="19.424cm" svg:y="23.052cm" svg:viewBox="0 0 53 96" draw:points="0,0 0,96 53,96 53,0">
          <text:p/>
        </draw:polygon>
        <draw:polyline draw:style-name="gr7" draw:text-style-name="P1" draw:layer="layout" svg:width="0.048cm" svg:height="0.095cm" svg:x="18.565cm" svg:y="23.052cm" svg:viewBox="0 0 49 96" draw:points="0,0 49,0 49,96 0,96">
          <text:p/>
        </draw:polyline>
        <draw:polyline draw:style-name="gr7" draw:text-style-name="P1" draw:layer="layout" svg:width="0.052cm" svg:height="0.095cm" svg:x="19.424cm" svg:y="23.052cm" svg:viewBox="0 0 53 96" draw:points="53,96 0,96 0,0 53,0">
          <text:p/>
        </draw:polyline>
        <draw:line draw:style-name="gr9" draw:text-style-name="P1" draw:layer="layout" svg:x1="19.424cm" svg:y1="23.147cm" svg:x2="19.424cm" svg:y2="23.956cm">
          <text:p/>
        </draw:line>
        <draw:path draw:style-name="gr6" draw:text-style-name="P1" draw:layer="layout" svg:width="0.811cm" svg:height="0.809cm" svg:x="18.613cm" svg:y="23.147cm" svg:viewBox="0 0 812 810" svg:d="M812 810c-447 0-812-363-812-810">
          <text:p/>
        </draw:path>
        <draw:line draw:style-name="gr7" draw:text-style-name="P1" draw:layer="layout" svg:x1="18.565cm" svg:y1="23.147cm" svg:x2="18.565cm" svg:y2="23.052cm">
          <text:p/>
        </draw:line>
        <draw:line draw:style-name="gr7" draw:text-style-name="P1" draw:layer="layout" svg:x1="19.475cm" svg:y1="23.147cm" svg:x2="19.475cm" svg:y2="23.052cm">
          <text:p/>
        </draw:line>
        <draw:polygon draw:style-name="gr8" draw:text-style-name="P4" draw:layer="layout" svg:width="0.049cm" svg:height="0.095cm" svg:x="21.117cm" svg:y="23.052cm" svg:viewBox="0 0 50 96" draw:points="0,0 0,96 50,96 50,0">
          <text:p/>
        </draw:polygon>
        <draw:polygon draw:style-name="gr8" draw:text-style-name="P4" draw:layer="layout" svg:width="0.051cm" svg:height="0.095cm" svg:x="21.977cm" svg:y="23.052cm" svg:viewBox="0 0 52 96" draw:points="0,0 0,96 52,96 52,0">
          <text:p/>
        </draw:polygon>
        <draw:polyline draw:style-name="gr7" draw:text-style-name="P1" draw:layer="layout" svg:width="0.049cm" svg:height="0.095cm" svg:x="21.117cm" svg:y="23.052cm" svg:viewBox="0 0 50 96" draw:points="0,0 50,0 50,96 0,96">
          <text:p/>
        </draw:polyline>
        <draw:polyline draw:style-name="gr7" draw:text-style-name="P1" draw:layer="layout" svg:width="0.051cm" svg:height="0.095cm" svg:x="21.977cm" svg:y="23.052cm" svg:viewBox="0 0 52 96" draw:points="52,96 0,96 0,0 52,0">
          <text:p/>
        </draw:polyline>
        <draw:line draw:style-name="gr9" draw:text-style-name="P1" draw:layer="layout" svg:x1="21.977cm" svg:y1="23.147cm" svg:x2="21.977cm" svg:y2="23.956cm">
          <text:p/>
        </draw:line>
        <draw:path draw:style-name="gr6" draw:text-style-name="P1" draw:layer="layout" svg:width="0.811cm" svg:height="0.809cm" svg:x="21.166cm" svg:y="23.147cm" svg:viewBox="0 0 812 810" svg:d="M812 810c-447 0-812-363-812-810">
          <text:p/>
        </draw:path>
        <draw:line draw:style-name="gr7" draw:text-style-name="P1" draw:layer="layout" svg:x1="21.117cm" svg:y1="23.147cm" svg:x2="21.117cm" svg:y2="23.052cm">
          <text:p/>
        </draw:line>
        <draw:line draw:style-name="gr7" draw:text-style-name="P1" draw:layer="layout" svg:x1="22.028cm" svg:y1="23.147cm" svg:x2="22.028cm" svg:y2="23.052cm">
          <text:p/>
        </draw:line>
        <draw:polygon draw:style-name="gr3" draw:text-style-name="P3" draw:layer="layout" svg:width="0.093cm" svg:height="1.752cm" svg:x="11.775cm" svg:y="21.3cm" svg:viewBox="0 0 94 1753" draw:points="0,0 0,1753 94,1753 94,0">
          <text:p/>
        </draw:polygon>
        <draw:line draw:style-name="gr7" draw:text-style-name="P1" draw:layer="layout" svg:x1="11.775cm" svg:y1="21.3cm" svg:x2="11.775cm" svg:y2="23.052cm">
          <text:p/>
        </draw:line>
        <draw:polyline draw:style-name="gr7" draw:text-style-name="P1" draw:layer="layout" svg:width="0.093cm" svg:height="1.752cm" svg:x="11.775cm" svg:y="21.3cm" svg:viewBox="0 0 94 1753" draw:points="94,1753 94,0 0,0">
          <text:p/>
        </draw:polyline>
        <draw:polygon draw:style-name="gr3" draw:text-style-name="P3" draw:layer="layout" svg:width="0.095cm" svg:height="0.099cm" svg:x="14.188cm" svg:y="11.057cm" svg:viewBox="0 0 96 100" draw:points="0,0 0,100 96,100 96,0">
          <text:p/>
        </draw:polygon>
        <draw:polygon draw:style-name="gr3" draw:text-style-name="P3" draw:layer="layout" svg:width="0.095cm" svg:height="0.455cm" svg:x="14.188cm" svg:y="9.592cm" svg:viewBox="0 0 96 456" draw:points="0,0 0,456 96,456 96,0">
          <text:p/>
        </draw:polygon>
        <draw:line draw:style-name="gr7" draw:text-style-name="P1" draw:layer="layout" svg:x1="14.283cm" svg:y1="11.057cm" svg:x2="14.188cm" svg:y2="11.057cm">
          <text:p/>
        </draw:line>
        <draw:line draw:style-name="gr7" draw:text-style-name="P1" draw:layer="layout" svg:x1="14.283cm" svg:y1="10.047cm" svg:x2="14.188cm" svg:y2="10.047cm">
          <text:p/>
        </draw:line>
        <draw:line draw:style-name="gr7" draw:text-style-name="P1" draw:layer="layout" svg:x1="14.283cm" svg:y1="11.156cm" svg:x2="14.283cm" svg:y2="11.057cm">
          <text:p/>
        </draw:line>
        <draw:polyline draw:style-name="gr7" draw:text-style-name="P1" draw:layer="layout" svg:width="0.095cm" svg:height="0.455cm" svg:x="14.188cm" svg:y="9.592cm" svg:viewBox="0 0 96 456" draw:points="96,456 96,0 0,0 0,456">
          <text:p/>
        </draw:polyline>
        <draw:polyline draw:style-name="gr7" draw:text-style-name="P1" draw:layer="layout" svg:width="0.095cm" svg:height="0.099cm" svg:x="14.188cm" svg:y="11.057cm" svg:viewBox="0 0 96 100" draw:points="0,0 0,100 96,100">
          <text:p/>
        </draw:polyline>
        <draw:polygon draw:style-name="gr8" draw:text-style-name="P4" draw:layer="layout" svg:width="0.095cm" svg:height="0.051cm" svg:x="14.188cm" svg:y="10.047cm" svg:viewBox="0 0 96 52" draw:points="0,0 0,52 96,52 96,0">
          <text:p/>
        </draw:polygon>
        <draw:polygon draw:style-name="gr8" draw:text-style-name="P4" draw:layer="layout" svg:width="0.095cm" svg:height="0.051cm" svg:x="14.188cm" svg:y="11.006cm" svg:viewBox="0 0 96 52" draw:points="0,0 0,52 96,52 96,0">
          <text:p/>
        </draw:polygon>
        <draw:polyline draw:style-name="gr7" draw:text-style-name="P1" draw:layer="layout" svg:width="0.095cm" svg:height="0.051cm" svg:x="14.188cm" svg:y="10.047cm" svg:viewBox="0 0 96 52" draw:points="0,0 0,52 96,52 96,0">
          <text:p/>
        </draw:polyline>
        <draw:polyline draw:style-name="gr7" draw:text-style-name="P1" draw:layer="layout" svg:width="0.095cm" svg:height="0.051cm" svg:x="14.188cm" svg:y="11.006cm" svg:viewBox="0 0 96 52" draw:points="96,52 96,0 0,0 0,52">
          <text:p/>
        </draw:polyline>
        <draw:line draw:style-name="gr9" draw:text-style-name="P1" draw:layer="layout" svg:x1="14.283cm" svg:y1="11.006cm" svg:x2="15.193cm" svg:y2="11.006cm">
          <text:p/>
        </draw:line>
        <draw:path draw:style-name="gr6" draw:text-style-name="P1" draw:layer="layout" svg:width="0.91cm" svg:height="0.908cm" svg:x="14.283cm" svg:y="10.098cm" svg:viewBox="0 0 911 909" svg:d="M0 0c501 0 911 408 911 909">
          <text:p/>
        </draw:path>
        <draw:line draw:style-name="gr7" draw:text-style-name="P1" draw:layer="layout" svg:x1="14.283cm" svg:y1="10.047cm" svg:x2="14.188cm" svg:y2="10.047cm">
          <text:p/>
        </draw:line>
        <draw:line draw:style-name="gr7" draw:text-style-name="P1" draw:layer="layout" svg:x1="14.283cm" svg:y1="11.057cm" svg:x2="14.188cm" svg:y2="11.057cm">
          <text:p/>
        </draw:line>
        <draw:polygon draw:style-name="gr3" draw:text-style-name="P3" draw:layer="layout" svg:width="2.4cm" svg:height="0.093cm" svg:x="57.372cm" svg:y="18.823cm" svg:viewBox="0 0 2401 94" draw:points="0,0 0,94 2401,94 2401,0">
          <text:p/>
        </draw:polygon>
        <draw:polygon draw:style-name="gr7" draw:text-style-name="P1" draw:layer="layout" svg:width="2.4cm" svg:height="0.093cm" svg:x="57.372cm" svg:y="18.823cm" svg:viewBox="0 0 2401 94" draw:points="0,94 2401,94 2401,0 0,0">
          <text:p/>
        </draw:polygon>
        <draw:polygon draw:style-name="gr3" draw:text-style-name="P3" draw:layer="layout" svg:width="0.095cm" svg:height="0.15cm" svg:x="57.372cm" svg:y="19.676cm" svg:viewBox="0 0 96 151" draw:points="0,0 0,151 96,151 96,0">
          <text:p/>
        </draw:polygon>
        <draw:line draw:style-name="gr7" draw:text-style-name="P1" draw:layer="layout" svg:x1="57.372cm" svg:y1="19.676cm" svg:x2="57.467cm" svg:y2="19.676cm">
          <text:p/>
        </draw:line>
        <draw:line draw:style-name="gr7" draw:text-style-name="P1" draw:layer="layout" svg:x1="57.372cm" svg:y1="18.937cm" svg:x2="57.467cm" svg:y2="18.937cm">
          <text:p/>
        </draw:line>
        <draw:line draw:style-name="gr7" draw:text-style-name="P1" draw:layer="layout" svg:x1="57.467cm" svg:y1="20.736cm" svg:x2="57.372cm" svg:y2="20.736cm">
          <text:p/>
        </draw:line>
        <draw:line draw:style-name="gr7" draw:text-style-name="P1" draw:layer="layout" svg:x1="57.467cm" svg:y1="19.826cm" svg:x2="57.372cm" svg:y2="19.826cm">
          <text:p/>
        </draw:line>
        <draw:line draw:style-name="gr7" draw:text-style-name="P1" draw:layer="layout" svg:x1="57.372cm" svg:y1="19.676cm" svg:x2="57.372cm" svg:y2="19.826cm">
          <text:p/>
        </draw:line>
        <draw:line draw:style-name="gr7" draw:text-style-name="P1" draw:layer="layout" svg:x1="57.467cm" svg:y1="19.826cm" svg:x2="57.467cm" svg:y2="19.676cm">
          <text:p/>
        </draw:line>
        <draw:polyline draw:style-name="gr6" draw:text-style-name="P1" draw:layer="layout" svg:width="0.101cm" svg:height="0.06cm" svg:x="57.372cm" svg:y="18.937cm" svg:viewBox="0 0 102 61" draw:points="0,0 0,61 102,61 102,0">
          <text:p/>
        </draw:polyline>
        <draw:polyline draw:style-name="gr6" draw:text-style-name="P1" draw:layer="layout" svg:width="0.101cm" svg:height="0.059cm" svg:x="57.372cm" svg:y="19.617cm" svg:viewBox="0 0 102 60" draw:points="102,60 102,0 0,0 0,60">
          <text:p/>
        </draw:polyline>
        <draw:line draw:style-name="gr6" draw:text-style-name="P1" draw:layer="layout" svg:x1="57.372cm" svg:y1="18.997cm" svg:x2="57.372cm" svg:y2="19.617cm">
          <text:p/>
        </draw:line>
        <draw:line draw:style-name="gr6" draw:text-style-name="P1" draw:layer="layout" svg:x1="57.473cm" svg:y1="19.617cm" svg:x2="57.473cm" svg:y2="18.997cm">
          <text:p/>
        </draw:line>
        <draw:line draw:style-name="gr6" draw:text-style-name="P1" draw:layer="layout" svg:x1="57.372cm" svg:y1="18.937cm" svg:x2="57.467cm" svg:y2="18.937cm">
          <text:p/>
        </draw:line>
        <draw:line draw:style-name="gr6" draw:text-style-name="P1" draw:layer="layout" svg:x1="57.372cm" svg:y1="19.676cm" svg:x2="57.467cm" svg:y2="19.676cm">
          <text:p/>
        </draw:line>
        <draw:line draw:style-name="gr6" draw:text-style-name="P1" draw:layer="layout" svg:x1="57.423cm" svg:y1="18.997cm" svg:x2="57.423cm" svg:y2="19.617cm">
          <text:p/>
        </draw:line>
        <draw:polygon draw:style-name="gr8" draw:text-style-name="P4" draw:layer="layout" svg:width="0.095cm" svg:height="0.051cm" svg:x="57.372cm" svg:y="19.826cm" svg:viewBox="0 0 96 52" draw:points="0,0 0,52 96,52 96,0">
          <text:p/>
        </draw:polygon>
        <draw:polygon draw:style-name="gr8" draw:text-style-name="P4" draw:layer="layout" svg:width="0.095cm" svg:height="0.05cm" svg:x="57.372cm" svg:y="20.686cm" svg:viewBox="0 0 96 51" draw:points="0,0 0,51 96,51 96,0">
          <text:p/>
        </draw:polygon>
        <draw:polyline draw:style-name="gr7" draw:text-style-name="P1" draw:layer="layout" svg:width="0.095cm" svg:height="0.051cm" svg:x="57.372cm" svg:y="19.826cm" svg:viewBox="0 0 96 52" draw:points="0,0 0,52 96,52 96,0">
          <text:p/>
        </draw:polyline>
        <draw:polyline draw:style-name="gr7" draw:text-style-name="P1" draw:layer="layout" svg:width="0.095cm" svg:height="0.05cm" svg:x="57.372cm" svg:y="20.686cm" svg:viewBox="0 0 96 51" draw:points="96,51 96,0 0,0 0,51">
          <text:p/>
        </draw:polyline>
        <draw:line draw:style-name="gr9" draw:text-style-name="P1" draw:layer="layout" svg:x1="57.467cm" svg:y1="20.686cm" svg:x2="58.278cm" svg:y2="20.686cm">
          <text:p/>
        </draw:line>
        <draw:path draw:style-name="gr6" draw:text-style-name="P1" draw:layer="layout" svg:width="0.811cm" svg:height="0.809cm" svg:x="57.467cm" svg:y="19.877cm" svg:viewBox="0 0 812 810" svg:d="M0 0c450 0 812 362 812 810">
          <text:p/>
        </draw:path>
        <draw:line draw:style-name="gr7" draw:text-style-name="P1" draw:layer="layout" svg:x1="57.467cm" svg:y1="19.826cm" svg:x2="57.372cm" svg:y2="19.826cm">
          <text:p/>
        </draw:line>
        <draw:line draw:style-name="gr7" draw:text-style-name="P1" draw:layer="layout" svg:x1="57.467cm" svg:y1="20.736cm" svg:x2="57.372cm" svg:y2="20.736cm">
          <text:p/>
        </draw:line>
        <draw:polygon draw:style-name="gr3" draw:text-style-name="P3" draw:layer="layout" svg:width="2.659cm" svg:height="0.095cm" svg:x="71.46cm" svg:y="11.271cm" svg:viewBox="0 0 2660 96" draw:points="0,96 0,0 2660,0 2565,96">
          <text:p/>
        </draw:polygon>
        <draw:line draw:style-name="gr7" draw:text-style-name="P1" draw:layer="layout" svg:x1="71.46cm" svg:y1="11.366cm" svg:x2="74.024cm" svg:y2="11.366cm">
          <text:p/>
        </draw:line>
        <draw:polyline draw:style-name="gr7" draw:text-style-name="P1" draw:layer="layout" svg:width="2.659cm" svg:height="0.095cm" svg:x="71.46cm" svg:y="11.271cm" svg:viewBox="0 0 2660 96" draw:points="2660,0 0,0 0,96">
          <text:p/>
        </draw:polyline>
        <draw:polygon draw:style-name="gr3" draw:text-style-name="P3" draw:layer="layout" svg:width="0.095cm" svg:height="3.721cm" svg:x="74.024cm" svg:y="11.271cm" svg:viewBox="0 0 96 3722" draw:points="0,95 96,0 96,3722 0,3627">
          <text:p/>
        </draw:polygon>
        <draw:line draw:style-name="gr7" draw:text-style-name="P1" draw:layer="layout" svg:x1="74.024cm" svg:y1="11.366cm" svg:x2="74.024cm" svg:y2="14.897cm">
          <text:p/>
        </draw:line>
        <draw:line draw:style-name="gr7" draw:text-style-name="P1" draw:layer="layout" svg:x1="74.119cm" svg:y1="14.897cm" svg:x2="74.119cm" svg:y2="11.271cm">
          <text:p/>
        </draw:line>
        <draw:polygon draw:style-name="gr3" draw:text-style-name="P3" draw:layer="layout" svg:width="0.059cm" svg:height="0.095cm" svg:x="72.011cm" svg:y="14.897cm" svg:viewBox="0 0 60 96" draw:points="0,0 0,96 60,96 60,0">
          <text:p/>
        </draw:polygon>
        <draw:polygon draw:style-name="gr3" draw:text-style-name="P3" draw:layer="layout" svg:width="0.148cm" svg:height="0.095cm" svg:x="72.98cm" svg:y="14.897cm" svg:viewBox="0 0 149 96" draw:points="0,0 0,96 149,96 149,0">
          <text:p/>
        </draw:polygon>
        <draw:polygon draw:style-name="gr3" draw:text-style-name="P3" draw:layer="layout" svg:width="0.095cm" svg:height="0.095cm" svg:x="74.024cm" svg:y="14.897cm" svg:viewBox="0 0 96 96" draw:points="0,0 96,96 0,96">
          <text:p/>
        </draw:polygon>
        <draw:line draw:style-name="gr7" draw:text-style-name="P1" draw:layer="layout" svg:x1="74.024cm" svg:y1="14.992cm" svg:x2="74.024cm" svg:y2="14.897cm">
          <text:p/>
        </draw:line>
        <draw:line draw:style-name="gr7" draw:text-style-name="P1" draw:layer="layout" svg:x1="73.128cm" svg:y1="14.992cm" svg:x2="73.128cm" svg:y2="14.897cm">
          <text:p/>
        </draw:line>
        <draw:line draw:style-name="gr7" draw:text-style-name="P1" draw:layer="layout" svg:x1="72.07cm" svg:y1="14.992cm" svg:x2="72.07cm" svg:y2="14.897cm">
          <text:p/>
        </draw:line>
        <draw:line draw:style-name="gr7" draw:text-style-name="P1" draw:layer="layout" svg:x1="72.98cm" svg:y1="14.992cm" svg:x2="72.98cm" svg:y2="14.897cm">
          <text:p/>
        </draw:line>
        <draw:line draw:style-name="gr7" draw:text-style-name="P1" draw:layer="layout" svg:x1="73.128cm" svg:y1="14.897cm" svg:x2="72.98cm" svg:y2="14.897cm">
          <text:p/>
        </draw:line>
        <draw:polyline draw:style-name="gr7" draw:text-style-name="P1" draw:layer="layout" svg:width="0.059cm" svg:height="0.095cm" svg:x="72.011cm" svg:y="14.897cm" svg:viewBox="0 0 60 96" draw:points="60,0 0,0 0,96 60,96">
          <text:p/>
        </draw:polyline>
        <draw:line draw:style-name="gr7" draw:text-style-name="P1" draw:layer="layout" svg:x1="72.98cm" svg:y1="14.992cm" svg:x2="73.128cm" svg:y2="14.992cm">
          <text:p/>
        </draw:line>
        <draw:line draw:style-name="gr7" draw:text-style-name="P1" draw:layer="layout" svg:x1="74.024cm" svg:y1="14.992cm" svg:x2="74.119cm" svg:y2="14.992cm">
          <text:p/>
        </draw:line>
        <draw:polyline draw:style-name="gr6" draw:text-style-name="P1" draw:layer="layout" svg:width="0.062cm" svg:height="0.1cm" svg:x="73.128cm" svg:y="14.892cm" svg:viewBox="0 0 63 101" draw:points="0,101 63,101 63,0 0,0">
          <text:p/>
        </draw:polyline>
        <draw:polyline draw:style-name="gr6" draw:text-style-name="P1" draw:layer="layout" svg:width="0.06cm" svg:height="0.1cm" svg:x="73.964cm" svg:y="14.892cm" svg:viewBox="0 0 61 101" draw:points="61,0 0,0 0,101 61,101">
          <text:p/>
        </draw:polyline>
        <draw:line draw:style-name="gr6" draw:text-style-name="P1" draw:layer="layout" svg:x1="73.19cm" svg:y1="14.992cm" svg:x2="73.964cm" svg:y2="14.992cm">
          <text:p/>
        </draw:line>
        <draw:line draw:style-name="gr6" draw:text-style-name="P1" draw:layer="layout" svg:x1="73.964cm" svg:y1="14.892cm" svg:x2="73.19cm" svg:y2="14.892cm">
          <text:p/>
        </draw:line>
        <draw:line draw:style-name="gr6" draw:text-style-name="P1" draw:layer="layout" svg:x1="73.128cm" svg:y1="14.992cm" svg:x2="73.128cm" svg:y2="14.897cm">
          <text:p/>
        </draw:line>
        <draw:line draw:style-name="gr6" draw:text-style-name="P1" draw:layer="layout" svg:x1="74.024cm" svg:y1="14.992cm" svg:x2="74.024cm" svg:y2="14.897cm">
          <text:p/>
        </draw:line>
        <draw:line draw:style-name="gr6" draw:text-style-name="P1" draw:layer="layout" svg:x1="73.19cm" svg:y1="14.943cm" svg:x2="73.964cm" svg:y2="14.943cm">
          <text:p/>
        </draw:line>
        <draw:polygon draw:style-name="gr8" draw:text-style-name="P4" draw:layer="layout" svg:width="0.051cm" svg:height="0.095cm" svg:x="72.929cm" svg:y="14.897cm" svg:viewBox="0 0 52 96" draw:points="0,0 0,96 52,96 52,0">
          <text:p/>
        </draw:polygon>
        <draw:polygon draw:style-name="gr8" draw:text-style-name="P4" draw:layer="layout" svg:width="0.049cm" svg:height="0.095cm" svg:x="72.07cm" svg:y="14.897cm" svg:viewBox="0 0 50 96" draw:points="0,0 0,96 50,96 50,0">
          <text:p/>
        </draw:polygon>
        <draw:polyline draw:style-name="gr7" draw:text-style-name="P1" draw:layer="layout" svg:width="0.051cm" svg:height="0.095cm" svg:x="72.929cm" svg:y="14.897cm" svg:viewBox="0 0 52 96" draw:points="52,0 0,0 0,96 52,96">
          <text:p/>
        </draw:polyline>
        <draw:polyline draw:style-name="gr7" draw:text-style-name="P1" draw:layer="layout" svg:width="0.049cm" svg:height="0.095cm" svg:x="72.07cm" svg:y="14.897cm" svg:viewBox="0 0 50 96" draw:points="0,96 50,96 50,0 0,0">
          <text:p/>
        </draw:polyline>
        <draw:line draw:style-name="gr9" draw:text-style-name="P1" draw:layer="layout" svg:x1="72.119cm" svg:y1="14.992cm" svg:x2="72.119cm" svg:y2="15.803cm">
          <text:p/>
        </draw:line>
        <draw:path draw:style-name="gr6" draw:text-style-name="P1" draw:layer="layout" svg:width="0.81cm" svg:height="0.811cm" svg:x="72.119cm" svg:y="14.992cm" svg:viewBox="0 0 811 812" svg:d="M811 0c0 446-362 812-811 812">
          <text:p/>
        </draw:path>
        <draw:line draw:style-name="gr7" draw:text-style-name="P1" draw:layer="layout" svg:x1="72.98cm" svg:y1="14.992cm" svg:x2="72.98cm" svg:y2="14.897cm">
          <text:p/>
        </draw:line>
        <draw:line draw:style-name="gr7" draw:text-style-name="P1" draw:layer="layout" svg:x1="72.07cm" svg:y1="14.992cm" svg:x2="72.07cm" svg:y2="14.897cm">
          <text:p/>
        </draw:line>
        <draw:polygon draw:style-name="gr3" draw:text-style-name="P3" draw:layer="layout" svg:width="1.171cm" svg:height="0.095cm" svg:x="59.772cm" svg:y="9.497cm" svg:viewBox="0 0 1172 96" draw:points="0,96 95,0 1172,0 1076,96">
          <text:p/>
        </draw:polygon>
        <draw:line draw:style-name="gr7" draw:text-style-name="P1" draw:layer="layout" svg:x1="59.772cm" svg:y1="9.592cm" svg:x2="60.847cm" svg:y2="9.592cm">
          <text:p/>
        </draw:line>
        <draw:line draw:style-name="gr7" draw:text-style-name="P1" draw:layer="layout" svg:x1="60.943cm" svg:y1="9.497cm" svg:x2="59.867cm" svg:y2="9.497cm">
          <text:p/>
        </draw:line>
        <draw:polygon draw:style-name="gr3" draw:text-style-name="P3" draw:layer="layout" svg:width="0.097cm" svg:height="0.099cm" svg:x="60.847cm" svg:y="11.057cm" svg:viewBox="0 0 98 100" draw:points="0,0 0,100 98,100 98,0">
          <text:p/>
        </draw:polygon>
        <draw:polygon draw:style-name="gr3" draw:text-style-name="P3" draw:layer="layout" svg:width="0.097cm" svg:height="0.15cm" svg:x="60.847cm" svg:y="9.897cm" svg:viewBox="0 0 98 151" draw:points="0,0 0,151 98,151 98,0">
          <text:p/>
        </draw:polygon>
        <draw:polygon draw:style-name="gr3" draw:text-style-name="P3" draw:layer="layout" svg:width="0.097cm" svg:height="0.095cm" svg:x="60.847cm" svg:y="9.497cm" svg:viewBox="0 0 98 96" draw:points="0,96 98,0 98,96">
          <text:p/>
        </draw:polygon>
        <draw:line draw:style-name="gr7" draw:text-style-name="P1" draw:layer="layout" svg:x1="60.943cm" svg:y1="9.592cm" svg:x2="60.847cm" svg:y2="9.592cm">
          <text:p/>
        </draw:line>
        <draw:line draw:style-name="gr7" draw:text-style-name="P1" draw:layer="layout" svg:x1="60.943cm" svg:y1="9.897cm" svg:x2="60.847cm" svg:y2="9.897cm">
          <text:p/>
        </draw:line>
        <draw:line draw:style-name="gr7" draw:text-style-name="P1" draw:layer="layout" svg:x1="60.943cm" svg:y1="11.057cm" svg:x2="60.847cm" svg:y2="11.057cm">
          <text:p/>
        </draw:line>
        <draw:line draw:style-name="gr7" draw:text-style-name="P1" draw:layer="layout" svg:x1="60.943cm" svg:y1="10.047cm" svg:x2="60.847cm" svg:y2="10.047cm">
          <text:p/>
        </draw:line>
        <draw:line draw:style-name="gr7" draw:text-style-name="P1" draw:layer="layout" svg:x1="60.847cm" svg:y1="9.897cm" svg:x2="60.847cm" svg:y2="10.047cm">
          <text:p/>
        </draw:line>
        <draw:polyline draw:style-name="gr7" draw:text-style-name="P1" draw:layer="layout" svg:width="0.097cm" svg:height="0.099cm" svg:x="60.847cm" svg:y="11.057cm" svg:viewBox="0 0 98 100" draw:points="0,0 0,100 98,100 98,0">
          <text:p/>
        </draw:polyline>
        <draw:line draw:style-name="gr7" draw:text-style-name="P1" draw:layer="layout" svg:x1="60.943cm" svg:y1="10.047cm" svg:x2="60.943cm" svg:y2="9.897cm">
          <text:p/>
        </draw:line>
        <draw:line draw:style-name="gr7" draw:text-style-name="P1" draw:layer="layout" svg:x1="60.943cm" svg:y1="9.592cm" svg:x2="60.943cm" svg:y2="9.497cm">
          <text:p/>
        </draw:line>
        <draw:polyline draw:style-name="gr6" draw:text-style-name="P1" draw:layer="layout" svg:width="0.102cm" svg:height="0.059cm" svg:x="60.841cm" svg:y="9.838cm" svg:viewBox="0 0 103 60" draw:points="103,60 103,0 0,0 0,60">
          <text:p/>
        </draw:polyline>
        <draw:polyline draw:style-name="gr6" draw:text-style-name="P1" draw:layer="layout" svg:width="0.102cm" svg:height="0.06cm" svg:x="60.841cm" svg:y="9.592cm" svg:viewBox="0 0 103 61" draw:points="0,0 0,61 103,61 103,0">
          <text:p/>
        </draw:polyline>
        <draw:line draw:style-name="gr6" draw:text-style-name="P1" draw:layer="layout" svg:x1="60.943cm" svg:y1="9.838cm" svg:x2="60.943cm" svg:y2="9.652cm">
          <text:p/>
        </draw:line>
        <draw:line draw:style-name="gr6" draw:text-style-name="P1" draw:layer="layout" svg:x1="60.841cm" svg:y1="9.652cm" svg:x2="60.841cm" svg:y2="9.838cm">
          <text:p/>
        </draw:line>
        <draw:line draw:style-name="gr6" draw:text-style-name="P1" draw:layer="layout" svg:x1="60.943cm" svg:y1="9.897cm" svg:x2="60.847cm" svg:y2="9.897cm">
          <text:p/>
        </draw:line>
        <draw:line draw:style-name="gr6" draw:text-style-name="P1" draw:layer="layout" svg:x1="60.943cm" svg:y1="9.592cm" svg:x2="60.847cm" svg:y2="9.592cm">
          <text:p/>
        </draw:line>
        <draw:line draw:style-name="gr6" draw:text-style-name="P1" draw:layer="layout" svg:x1="60.892cm" svg:y1="9.838cm" svg:x2="60.892cm" svg:y2="9.652cm">
          <text:p/>
        </draw:line>
        <draw:polygon draw:style-name="gr8" draw:text-style-name="P4" draw:layer="layout" svg:width="0.097cm" svg:height="0.051cm" svg:x="60.847cm" svg:y="10.047cm" svg:viewBox="0 0 98 52" draw:points="0,0 0,52 98,52 98,0">
          <text:p/>
        </draw:polygon>
        <draw:polygon draw:style-name="gr8" draw:text-style-name="P4" draw:layer="layout" svg:width="0.097cm" svg:height="0.051cm" svg:x="60.847cm" svg:y="11.006cm" svg:viewBox="0 0 98 52" draw:points="0,0 0,52 98,52 98,0">
          <text:p/>
        </draw:polygon>
        <draw:polyline draw:style-name="gr7" draw:text-style-name="P1" draw:layer="layout" svg:width="0.097cm" svg:height="0.051cm" svg:x="60.847cm" svg:y="10.047cm" svg:viewBox="0 0 98 52" draw:points="0,0 0,52 98,52 98,0">
          <text:p/>
        </draw:polyline>
        <draw:polyline draw:style-name="gr7" draw:text-style-name="P1" draw:layer="layout" svg:width="0.097cm" svg:height="0.051cm" svg:x="60.847cm" svg:y="11.006cm" svg:viewBox="0 0 98 52" draw:points="98,52 98,0 0,0 0,52">
          <text:p/>
        </draw:polyline>
        <draw:line draw:style-name="gr9" draw:text-style-name="P1" draw:layer="layout" svg:x1="60.943cm" svg:y1="11.006cm" svg:x2="61.853cm" svg:y2="11.006cm">
          <text:p/>
        </draw:line>
        <draw:path draw:style-name="gr6" draw:text-style-name="P1" draw:layer="layout" svg:width="0.91cm" svg:height="0.908cm" svg:x="60.943cm" svg:y="10.098cm" svg:viewBox="0 0 911 909" svg:d="M0 0c502 0 911 408 911 909">
          <text:p/>
        </draw:path>
        <draw:line draw:style-name="gr7" draw:text-style-name="P1" draw:layer="layout" svg:x1="60.943cm" svg:y1="10.047cm" svg:x2="60.847cm" svg:y2="10.047cm">
          <text:p/>
        </draw:line>
        <draw:line draw:style-name="gr7" draw:text-style-name="P1" draw:layer="layout" svg:x1="60.943cm" svg:y1="11.057cm" svg:x2="60.847cm" svg:y2="11.057cm">
          <text:p/>
        </draw:line>
        <draw:polygon draw:style-name="gr3" draw:text-style-name="P3" draw:layer="layout" svg:width="0.17cm" svg:height="0.095cm" svg:x="71.46cm" svg:y="14.897cm" svg:viewBox="0 0 171 96" draw:points="0,0 0,96 171,96 171,0">
          <text:p/>
        </draw:polygon>
        <draw:polygon draw:style-name="gr7" draw:text-style-name="P1" draw:layer="layout" svg:width="0.17cm" svg:height="0.095cm" svg:x="71.46cm" svg:y="14.897cm" svg:viewBox="0 0 171 96" draw:points="171,0 0,0 0,96 171,96">
          <text:p/>
        </draw:polygon>
        <draw:polygon draw:style-name="gr3" draw:text-style-name="P3" draw:layer="layout" svg:width="2.299cm" svg:height="0.095cm" svg:x="57.473cm" svg:y="7.647cm" svg:viewBox="0 0 2300 96" draw:points="0,0 0,96 2300,96 2300,0">
          <text:p/>
        </draw:polygon>
        <draw:line draw:style-name="gr7" draw:text-style-name="P1" draw:layer="layout" svg:x1="59.772cm" svg:y1="7.647cm" svg:x2="57.473cm" svg:y2="7.647cm">
          <text:p/>
        </draw:line>
        <draw:line draw:style-name="gr7" draw:text-style-name="P1" draw:layer="layout" svg:x1="57.473cm" svg:y1="7.742cm" svg:x2="59.772cm" svg:y2="7.742cm">
          <text:p/>
        </draw:line>
        <draw:polygon draw:style-name="gr3" draw:text-style-name="P3" draw:layer="layout" svg:width="0.095cm" svg:height="2.398cm" svg:x="57.378cm" svg:y="7.194cm" svg:viewBox="0 0 96 2399" draw:points="0,0 0,2399 96,2399 96,0">
          <text:p/>
        </draw:polygon>
        <draw:polygon draw:style-name="gr3" draw:text-style-name="P3" draw:layer="layout" svg:width="0.095cm" svg:height="0.201cm" svg:x="57.378cm" svg:y="5.983cm" svg:viewBox="0 0 96 202" draw:points="0,0 0,202 96,202 96,0">
          <text:p/>
        </draw:polygon>
        <draw:line draw:style-name="gr7" draw:text-style-name="P1" draw:layer="layout" svg:x1="57.473cm" svg:y1="6.184cm" svg:x2="57.378cm" svg:y2="6.184cm">
          <text:p/>
        </draw:line>
        <draw:line draw:style-name="gr7" draw:text-style-name="P1" draw:layer="layout" svg:x1="57.473cm" svg:y1="7.194cm" svg:x2="57.378cm" svg:y2="7.194cm">
          <text:p/>
        </draw:line>
        <draw:line draw:style-name="gr7" draw:text-style-name="P1" draw:layer="layout" svg:x1="57.473cm" svg:y1="9.592cm" svg:x2="57.473cm" svg:y2="7.742cm">
          <text:p/>
        </draw:line>
        <draw:line draw:style-name="gr7" draw:text-style-name="P1" draw:layer="layout" svg:x1="57.473cm" svg:y1="7.647cm" svg:x2="57.473cm" svg:y2="7.194cm">
          <text:p/>
        </draw:line>
        <draw:polyline draw:style-name="gr7" draw:text-style-name="P1" draw:layer="layout" svg:width="0.095cm" svg:height="0.201cm" svg:x="57.378cm" svg:y="5.983cm" svg:viewBox="0 0 96 202" draw:points="96,202 96,0 0,0 0,202">
          <text:p/>
        </draw:polyline>
        <draw:polyline draw:style-name="gr7" draw:text-style-name="P1" draw:layer="layout" svg:width="0.095cm" svg:height="2.398cm" svg:x="57.378cm" svg:y="7.194cm" svg:viewBox="0 0 96 2399" draw:points="0,0 0,2399 96,2399">
          <text:p/>
        </draw:polyline>
        <draw:polygon draw:style-name="gr8" draw:text-style-name="P4" draw:layer="layout" svg:width="0.095cm" svg:height="0.051cm" svg:x="57.378cm" svg:y="7.143cm" svg:viewBox="0 0 96 52" draw:points="0,0 0,52 96,52 96,0">
          <text:p/>
        </draw:polygon>
        <draw:polygon draw:style-name="gr8" draw:text-style-name="P4" draw:layer="layout" svg:width="0.095cm" svg:height="0.049cm" svg:x="57.378cm" svg:y="6.184cm" svg:viewBox="0 0 96 50" draw:points="0,0 0,50 96,50 96,0">
          <text:p/>
        </draw:polygon>
        <draw:polyline draw:style-name="gr7" draw:text-style-name="P1" draw:layer="layout" svg:width="0.095cm" svg:height="0.051cm" svg:x="57.378cm" svg:y="7.143cm" svg:viewBox="0 0 96 52" draw:points="0,52 0,0 96,0 96,52">
          <text:p/>
        </draw:polyline>
        <draw:polyline draw:style-name="gr7" draw:text-style-name="P1" draw:layer="layout" svg:width="0.095cm" svg:height="0.049cm" svg:x="57.378cm" svg:y="6.184cm" svg:viewBox="0 0 96 50" draw:points="96,0 96,50 0,50 0,0">
          <text:p/>
        </draw:polyline>
        <draw:line draw:style-name="gr9" draw:text-style-name="P1" draw:layer="layout" svg:x1="57.473cm" svg:y1="6.233cm" svg:x2="58.384cm" svg:y2="6.233cm">
          <text:p/>
        </draw:line>
        <draw:path draw:style-name="gr6" draw:text-style-name="P1" draw:layer="layout" svg:width="0.911cm" svg:height="0.91cm" svg:x="57.473cm" svg:y="6.233cm" svg:viewBox="0 0 912 911" svg:d="M912 0c0 504-409 911-912 911">
          <text:p/>
        </draw:path>
        <draw:line draw:style-name="gr7" draw:text-style-name="P1" draw:layer="layout" svg:x1="57.473cm" svg:y1="7.194cm" svg:x2="57.378cm" svg:y2="7.194cm">
          <text:p/>
        </draw:line>
        <draw:line draw:style-name="gr7" draw:text-style-name="P1" draw:layer="layout" svg:x1="57.473cm" svg:y1="6.184cm" svg:x2="57.378cm" svg:y2="6.184cm">
          <text:p/>
        </draw:line>
        <draw:polygon draw:style-name="gr3" draw:text-style-name="P3" draw:layer="layout" svg:width="2.085cm" svg:height="0.096cm" svg:x="71.879cm" svg:y="37.79cm" svg:viewBox="0 0 2086 97" draw:points="0,0 0,97 2086,97 2086,0">
          <text:p/>
        </draw:polygon>
        <draw:line draw:style-name="gr7" draw:text-style-name="P1" draw:layer="layout" svg:x1="71.879cm" svg:y1="37.886cm" svg:x2="73.964cm" svg:y2="37.886cm">
          <text:p/>
        </draw:line>
        <draw:polyline draw:style-name="gr7" draw:text-style-name="P1" draw:layer="layout" svg:width="2.085cm" svg:height="0.096cm" svg:x="71.879cm" svg:y="37.79cm" svg:viewBox="0 0 2086 97" draw:points="2086,0 0,0 0,97">
          <text:p/>
        </draw:polyline>
        <draw:polygon draw:style-name="gr3" draw:text-style-name="P3" draw:layer="layout" svg:width="0.096cm" svg:height="2.119cm" svg:x="73.964cm" svg:y="35.866cm" svg:viewBox="0 0 97 2120" draw:points="0,2120 0,96 97,0 97,2120">
          <text:p/>
        </draw:polygon>
        <draw:line draw:style-name="gr7" draw:text-style-name="P1" draw:layer="layout" svg:x1="73.964cm" svg:y1="39.486cm" svg:x2="74.06cm" svg:y2="39.486cm">
          <text:p/>
        </draw:line>
        <draw:polyline draw:style-name="gr7" draw:text-style-name="P1" draw:layer="layout" svg:width="0.096cm" svg:height="2.119cm" svg:x="73.964cm" svg:y="35.866cm" svg:viewBox="0 0 97 2120" draw:points="0,2120 97,2120 97,0">
          <text:p/>
        </draw:polyline>
        <draw:line draw:style-name="gr7" draw:text-style-name="P1" draw:layer="layout" svg:x1="73.964cm" svg:y1="35.962cm" svg:x2="73.964cm" svg:y2="37.79cm">
          <text:p/>
        </draw:line>
        <draw:line draw:style-name="gr7" draw:text-style-name="P1" draw:layer="layout" svg:x1="73.964cm" svg:y1="37.886cm" svg:x2="73.964cm" svg:y2="37.985cm">
          <text:p/>
        </draw:line>
        <draw:polyline draw:style-name="gr6" draw:text-style-name="P1" draw:layer="layout" svg:width="0.1cm" svg:height="0.061cm" svg:x="73.964cm" svg:y="38.995cm" svg:viewBox="0 0 101 62" draw:points="101,0 101,62 0,62 0,0">
          <text:p/>
        </draw:polyline>
        <draw:polyline draw:style-name="gr6" draw:text-style-name="P1" draw:layer="layout" svg:width="0.1cm" svg:height="0.061cm" svg:x="73.964cm" svg:y="39.425cm" svg:viewBox="0 0 101 62" draw:points="0,62 0,0 101,0 101,62">
          <text:p/>
        </draw:polyline>
        <draw:line draw:style-name="gr6" draw:text-style-name="P1" draw:layer="layout" svg:x1="74.064cm" svg:y1="39.056cm" svg:x2="74.064cm" svg:y2="39.425cm">
          <text:p/>
        </draw:line>
        <draw:line draw:style-name="gr6" draw:text-style-name="P1" draw:layer="layout" svg:x1="73.964cm" svg:y1="39.425cm" svg:x2="73.964cm" svg:y2="39.056cm">
          <text:p/>
        </draw:line>
        <draw:line draw:style-name="gr6" draw:text-style-name="P1" draw:layer="layout" svg:x1="73.964cm" svg:y1="38.995cm" svg:x2="74.06cm" svg:y2="38.995cm">
          <text:p/>
        </draw:line>
        <draw:line draw:style-name="gr6" draw:text-style-name="P1" draw:layer="layout" svg:x1="73.964cm" svg:y1="39.486cm" svg:x2="74.06cm" svg:y2="39.486cm">
          <text:p/>
        </draw:line>
        <draw:line draw:style-name="gr6" draw:text-style-name="P1" draw:layer="layout" svg:x1="74.013cm" svg:y1="39.056cm" svg:x2="74.013cm" svg:y2="39.425cm">
          <text:p/>
        </draw:line>
        <draw:polygon draw:style-name="gr8" draw:text-style-name="P4" draw:layer="layout" svg:width="0.096cm" svg:height="0.049cm" svg:x="73.964cm" svg:y="38.946cm" svg:viewBox="0 0 97 50" draw:points="0,0 0,50 97,50 97,0">
          <text:p/>
        </draw:polygon>
        <draw:polygon draw:style-name="gr8" draw:text-style-name="P4" draw:layer="layout" svg:width="0.096cm" svg:height="0.051cm" svg:x="73.964cm" svg:y="37.985cm" svg:viewBox="0 0 97 52" draw:points="0,0 0,52 97,52 97,0">
          <text:p/>
        </draw:polygon>
        <draw:polyline draw:style-name="gr7" draw:text-style-name="P1" draw:layer="layout" svg:width="0.096cm" svg:height="0.049cm" svg:x="73.964cm" svg:y="38.946cm" svg:viewBox="0 0 97 50" draw:points="97,50 97,0 0,0 0,50">
          <text:p/>
        </draw:polyline>
        <draw:polyline draw:style-name="gr7" draw:text-style-name="P1" draw:layer="layout" svg:width="0.096cm" svg:height="0.051cm" svg:x="73.964cm" svg:y="37.985cm" svg:viewBox="0 0 97 52" draw:points="0,0 0,52 97,52 97,0">
          <text:p/>
        </draw:polyline>
        <draw:line draw:style-name="gr9" draw:text-style-name="P1" draw:layer="layout" svg:x1="73.964cm" svg:y1="38.036cm" svg:x2="73.054cm" svg:y2="38.036cm">
          <text:p/>
        </draw:line>
        <draw:path draw:style-name="gr6" draw:text-style-name="P1" draw:layer="layout" svg:width="0.91cm" svg:height="0.91cm" svg:x="73.054cm" svg:y="38.036cm" svg:viewBox="0 0 911 911" svg:d="M911 911c-503 0-911-409-911-911">
          <text:p/>
        </draw:path>
        <draw:line draw:style-name="gr7" draw:text-style-name="P1" draw:layer="layout" svg:x1="73.964cm" svg:y1="38.995cm" svg:x2="74.06cm" svg:y2="38.995cm">
          <text:p/>
        </draw:line>
        <draw:line draw:style-name="gr7" draw:text-style-name="P1" draw:layer="layout" svg:x1="73.964cm" svg:y1="37.985cm" svg:x2="74.06cm" svg:y2="37.985cm">
          <text:p/>
        </draw:line>
        <draw:polygon draw:style-name="gr3" draw:text-style-name="P3" draw:layer="layout" svg:width="2.301cm" svg:height="0.095cm" svg:x="43.076cm" svg:y="7.647cm" svg:viewBox="0 0 2302 96" draw:points="0,0 0,96 2302,96 2302,0">
          <text:p/>
        </draw:polygon>
        <draw:polyline draw:style-name="gr7" draw:text-style-name="P1" draw:layer="layout" svg:width="2.301cm" svg:height="0.095cm" svg:x="43.076cm" svg:y="7.647cm" svg:viewBox="0 0 2302 96" draw:points="2302,0 0,0 0,96 2302,96">
          <text:p/>
        </draw:polyline>
        <draw:polygon draw:style-name="gr3" draw:text-style-name="P3" draw:layer="layout" svg:width="0.093cm" svg:height="2.599cm" svg:x="45.377cm" svg:y="6.993cm" svg:viewBox="0 0 94 2600" draw:points="0,0 0,2600 94,2600 94,0">
          <text:p/>
        </draw:polygon>
        <draw:polygon draw:style-name="gr3" draw:text-style-name="P3" draw:layer="layout" svg:width="0.093cm" svg:height="0.1cm" svg:x="45.377cm" svg:y="5.983cm" svg:viewBox="0 0 94 101" draw:points="0,0 0,101 94,101 94,0">
          <text:p/>
        </draw:polygon>
        <draw:line draw:style-name="gr7" draw:text-style-name="P1" draw:layer="layout" svg:x1="45.47cm" svg:y1="6.083cm" svg:x2="45.377cm" svg:y2="6.083cm">
          <text:p/>
        </draw:line>
        <draw:line draw:style-name="gr7" draw:text-style-name="P1" draw:layer="layout" svg:x1="45.47cm" svg:y1="6.993cm" svg:x2="45.377cm" svg:y2="6.993cm">
          <text:p/>
        </draw:line>
        <draw:line draw:style-name="gr7" draw:text-style-name="P1" draw:layer="layout" svg:x1="45.47cm" svg:y1="9.592cm" svg:x2="45.47cm" svg:y2="6.993cm">
          <text:p/>
        </draw:line>
        <draw:polyline draw:style-name="gr7" draw:text-style-name="P1" draw:layer="layout" svg:width="0.093cm" svg:height="0.1cm" svg:x="45.377cm" svg:y="5.983cm" svg:viewBox="0 0 94 101" draw:points="94,101 94,0 0,0 0,101">
          <text:p/>
        </draw:polyline>
        <draw:line draw:style-name="gr7" draw:text-style-name="P1" draw:layer="layout" svg:x1="45.377cm" svg:y1="6.993cm" svg:x2="45.377cm" svg:y2="7.647cm">
          <text:p/>
        </draw:line>
        <draw:polyline draw:style-name="gr7" draw:text-style-name="P1" draw:layer="layout" svg:width="0.093cm" svg:height="1.85cm" svg:x="45.377cm" svg:y="7.742cm" svg:viewBox="0 0 94 1851" draw:points="0,0 0,1851 94,1851">
          <text:p/>
        </draw:polyline>
        <draw:polygon draw:style-name="gr8" draw:text-style-name="P4" draw:layer="layout" svg:width="0.093cm" svg:height="0.051cm" svg:x="45.377cm" svg:y="6.942cm" svg:viewBox="0 0 94 52" draw:points="0,0 0,52 94,52 94,0">
          <text:p/>
        </draw:polygon>
        <draw:polygon draw:style-name="gr8" draw:text-style-name="P4" draw:layer="layout" svg:width="0.093cm" svg:height="0.051cm" svg:x="45.377cm" svg:y="6.083cm" svg:viewBox="0 0 94 52" draw:points="0,0 0,52 94,52 94,0">
          <text:p/>
        </draw:polygon>
        <draw:polyline draw:style-name="gr7" draw:text-style-name="P1" draw:layer="layout" svg:width="0.093cm" svg:height="0.051cm" svg:x="45.377cm" svg:y="6.942cm" svg:viewBox="0 0 94 52" draw:points="94,52 94,0 0,0 0,52">
          <text:p/>
        </draw:polyline>
        <draw:polyline draw:style-name="gr7" draw:text-style-name="P1" draw:layer="layout" svg:width="0.093cm" svg:height="0.051cm" svg:x="45.377cm" svg:y="6.083cm" svg:viewBox="0 0 94 52" draw:points="0,0 0,52 94,52 94,0">
          <text:p/>
        </draw:polyline>
        <draw:line draw:style-name="gr9" draw:text-style-name="P1" draw:layer="layout" svg:x1="45.377cm" svg:y1="6.134cm" svg:x2="44.566cm" svg:y2="6.134cm">
          <text:p/>
        </draw:line>
        <draw:path draw:style-name="gr6" draw:text-style-name="P1" draw:layer="layout" svg:width="0.811cm" svg:height="0.808cm" svg:x="44.566cm" svg:y="6.134cm" svg:viewBox="0 0 812 809" svg:d="M812 809c-450 0-812-363-812-809">
          <text:p/>
        </draw:path>
        <draw:line draw:style-name="gr7" draw:text-style-name="P1" draw:layer="layout" svg:x1="45.47cm" svg:y1="6.993cm" svg:x2="45.377cm" svg:y2="6.993cm">
          <text:p/>
        </draw:line>
        <draw:line draw:style-name="gr7" draw:text-style-name="P1" draw:layer="layout" svg:x1="45.47cm" svg:y1="6.083cm" svg:x2="45.377cm" svg:y2="6.083cm">
          <text:p/>
        </draw:line>
        <draw:polygon draw:style-name="gr3" draw:text-style-name="P3" draw:layer="layout" svg:width="0.096cm" svg:height="2.301cm" svg:x="7.327cm" svg:y="20.679cm" svg:viewBox="0 0 97 2302" draw:points="0,0 0,2302 97,2302 97,0">
          <text:p/>
        </draw:polygon>
        <draw:polygon draw:style-name="gr7" draw:text-style-name="P1" draw:layer="layout" svg:width="0.096cm" svg:height="2.301cm" svg:x="7.327cm" svg:y="20.679cm" svg:viewBox="0 0 97 2302" draw:points="97,2302 97,0 0,0 0,2302">
          <text:p/>
        </draw:polygon>
        <draw:polygon draw:style-name="gr3" draw:text-style-name="P3" draw:layer="layout" svg:width="2.307cm" svg:height="0.121cm" svg:x="67.062cm" svg:y="43.069cm" svg:viewBox="0 0 2308 122" draw:points="0,0 0,122 2308,122 2308,0">
          <text:p/>
        </draw:polygon>
        <draw:line draw:style-name="gr7" draw:text-style-name="P1" draw:layer="layout" svg:x1="67.062cm" svg:y1="43.19cm" svg:x2="69.369cm" svg:y2="43.19cm">
          <text:p/>
        </draw:line>
        <draw:line draw:style-name="gr7" draw:text-style-name="P1" draw:layer="layout" svg:x1="69.369cm" svg:y1="43.069cm" svg:x2="67.062cm" svg:y2="43.069cm">
          <text:p/>
        </draw:line>
        <draw:polygon draw:style-name="gr3" draw:text-style-name="P3" draw:layer="layout" svg:width="2.307cm" svg:height="0.121cm" svg:x="69.49cm" svg:y="43.069cm" svg:viewBox="0 0 2308 122" draw:points="0,0 0,122 2308,122 2308,0">
          <text:p/>
        </draw:polygon>
        <draw:polyline draw:style-name="gr7" draw:text-style-name="P1" draw:layer="layout" svg:width="2.307cm" svg:height="0.121cm" svg:x="69.49cm" svg:y="43.069cm" svg:viewBox="0 0 2308 122" draw:points="0,122 2308,122 2308,0 0,0">
          <text:p/>
        </draw:polyline>
        <draw:polygon draw:style-name="gr3" draw:text-style-name="P3" draw:layer="layout" svg:width="0.095cm" svg:height="1.752cm" svg:x="19.524cm" svg:y="21.3cm" svg:viewBox="0 0 96 1753" draw:points="0,0 0,1753 96,1753 96,0">
          <text:p/>
        </draw:polygon>
        <draw:line draw:style-name="gr7" draw:text-style-name="P1" draw:layer="layout" svg:x1="19.524cm" svg:y1="21.3cm" svg:x2="19.524cm" svg:y2="23.052cm">
          <text:p/>
        </draw:line>
        <draw:polyline draw:style-name="gr7" draw:text-style-name="P1" draw:layer="layout" svg:width="0.095cm" svg:height="1.752cm" svg:x="19.524cm" svg:y="21.3cm" svg:viewBox="0 0 96 1753" draw:points="96,1753 96,0 0,0">
          <text:p/>
        </draw:polyline>
        <draw:polygon draw:style-name="gr3" draw:text-style-name="P3" draw:layer="layout" svg:width="0.096cm" svg:height="1.752cm" svg:x="16.924cm" svg:y="21.3cm" svg:viewBox="0 0 97 1753" draw:points="0,0 0,1753 97,1753 97,0">
          <text:p/>
        </draw:polygon>
        <draw:line draw:style-name="gr7" draw:text-style-name="P1" draw:layer="layout" svg:x1="16.924cm" svg:y1="21.3cm" svg:x2="16.924cm" svg:y2="23.052cm">
          <text:p/>
        </draw:line>
        <draw:polyline draw:style-name="gr7" draw:text-style-name="P1" draw:layer="layout" svg:width="0.096cm" svg:height="1.752cm" svg:x="16.924cm" svg:y="21.3cm" svg:viewBox="0 0 97 1753" draw:points="97,1753 97,0 0,0">
          <text:p/>
        </draw:polyline>
        <draw:polygon draw:style-name="gr3" draw:text-style-name="P3" draw:layer="layout" svg:width="0.095cm" svg:height="1.752cm" svg:x="14.325cm" svg:y="21.3cm" svg:viewBox="0 0 96 1753" draw:points="0,0 0,1753 96,1753 96,0">
          <text:p/>
        </draw:polygon>
        <draw:line draw:style-name="gr7" draw:text-style-name="P1" draw:layer="layout" svg:x1="14.325cm" svg:y1="21.3cm" svg:x2="14.325cm" svg:y2="23.052cm">
          <text:p/>
        </draw:line>
        <draw:polyline draw:style-name="gr7" draw:text-style-name="P1" draw:layer="layout" svg:width="0.095cm" svg:height="1.752cm" svg:x="14.325cm" svg:y="21.3cm" svg:viewBox="0 0 96 1753" draw:points="96,1753 96,0 0,0">
          <text:p/>
        </draw:polyline>
        <draw:polygon draw:style-name="gr3" draw:text-style-name="P3" draw:layer="layout" svg:width="0.972cm" svg:height="0.096cm" svg:x="5.367cm" svg:y="22.984cm" svg:viewBox="0 0 973 97" draw:points="0,0 0,97 973,97 973,0">
          <text:p/>
        </draw:polygon>
        <draw:polygon draw:style-name="gr3" draw:text-style-name="P3" draw:layer="layout" svg:width="2.244cm" svg:height="0.096cm" svg:x="7.247cm" svg:y="22.984cm" svg:viewBox="0 0 2245 97" draw:points="0,0 0,97 2245,97 2245,0">
          <text:p/>
        </draw:polygon>
        <draw:line draw:style-name="gr7" draw:text-style-name="P1" draw:layer="layout" svg:x1="6.339cm" svg:y1="23.08cm" svg:x2="6.339cm" svg:y2="22.984cm">
          <text:p/>
        </draw:line>
        <draw:line draw:style-name="gr7" draw:text-style-name="P1" draw:layer="layout" svg:x1="7.247cm" svg:y1="23.08cm" svg:x2="7.247cm" svg:y2="22.984cm">
          <text:p/>
        </draw:line>
        <draw:line draw:style-name="gr7" draw:text-style-name="P1" draw:layer="layout" svg:x1="9.491cm" svg:y1="22.984cm" svg:x2="7.247cm" svg:y2="22.984cm">
          <text:p/>
        </draw:line>
        <draw:polyline draw:style-name="gr7" draw:text-style-name="P1" draw:layer="layout" svg:width="0.972cm" svg:height="0.096cm" svg:x="5.367cm" svg:y="22.984cm" svg:viewBox="0 0 973 97" draw:points="973,0 0,0 0,97 973,97">
          <text:p/>
        </draw:polyline>
        <draw:polyline draw:style-name="gr7" draw:text-style-name="P1" draw:layer="layout" svg:width="2.244cm" svg:height="0.096cm" svg:x="7.247cm" svg:y="22.984cm" svg:viewBox="0 0 2245 97" draw:points="0,97 2245,97 2245,0">
          <text:p/>
        </draw:polyline>
        <draw:polygon draw:style-name="gr8" draw:text-style-name="P4" draw:layer="layout" svg:width="0.049cm" svg:height="0.096cm" svg:x="7.198cm" svg:y="22.984cm" svg:viewBox="0 0 50 97" draw:points="0,0 0,97 50,97 50,0">
          <text:p/>
        </draw:polygon>
        <draw:polygon draw:style-name="gr8" draw:text-style-name="P4" draw:layer="layout" svg:width="0.049cm" svg:height="0.096cm" svg:x="6.339cm" svg:y="22.984cm" svg:viewBox="0 0 50 97" draw:points="0,0 0,97 50,97 50,0">
          <text:p/>
        </draw:polygon>
        <draw:polyline draw:style-name="gr7" draw:text-style-name="P1" draw:layer="layout" svg:width="0.049cm" svg:height="0.096cm" svg:x="7.198cm" svg:y="22.984cm" svg:viewBox="0 0 50 97" draw:points="50,97 0,97 0,0 50,0">
          <text:p/>
        </draw:polyline>
        <draw:polyline draw:style-name="gr7" draw:text-style-name="P1" draw:layer="layout" svg:width="0.049cm" svg:height="0.096cm" svg:x="6.339cm" svg:y="22.984cm" svg:viewBox="0 0 50 97" draw:points="0,0 50,0 50,97 0,97">
          <text:p/>
        </draw:polyline>
        <draw:line draw:style-name="gr9" draw:text-style-name="P1" draw:layer="layout" svg:x1="6.388cm" svg:y1="22.984cm" svg:x2="6.388cm" svg:y2="22.176cm">
          <text:p/>
        </draw:line>
        <draw:path draw:style-name="gr6" draw:text-style-name="P1" draw:layer="layout" svg:width="0.81cm" svg:height="0.808cm" svg:x="6.388cm" svg:y="22.176cm" svg:viewBox="0 0 811 809" svg:d="M0 0c448 0 811 363 811 809">
          <text:p/>
        </draw:path>
        <draw:line draw:style-name="gr7" draw:text-style-name="P1" draw:layer="layout" svg:x1="7.247cm" svg:y1="23.08cm" svg:x2="7.247cm" svg:y2="22.984cm">
          <text:p/>
        </draw:line>
        <draw:line draw:style-name="gr7" draw:text-style-name="P1" draw:layer="layout" svg:x1="6.339cm" svg:y1="23.08cm" svg:x2="6.339cm" svg:y2="22.984cm">
          <text:p/>
        </draw:line>
        <draw:polygon draw:style-name="gr3" draw:text-style-name="P3" draw:layer="layout" svg:width="0.121cm" svg:height="0.206cm" svg:x="71.748cm" svg:y="44.739cm" svg:viewBox="0 0 122 207" draw:points="0,207 0,0 122,0 122,207">
          <text:p/>
        </draw:polygon>
        <draw:polygon draw:style-name="gr3" draw:text-style-name="P3" draw:layer="layout" svg:width="0.121cm" svg:height="1.954cm" svg:x="71.748cm" svg:y="41.266cm" svg:viewBox="0 0 122 1955" draw:points="0,119 122,0 122,1955 0,1955">
          <text:p/>
        </draw:polygon>
        <draw:line draw:style-name="gr7" draw:text-style-name="P1" draw:layer="layout" svg:x1="71.769cm" svg:y1="43.22cm" svg:x2="71.748cm" svg:y2="43.22cm">
          <text:p/>
        </draw:line>
        <draw:line draw:style-name="gr7" draw:text-style-name="P1" draw:layer="layout" svg:x1="71.869cm" svg:y1="43.22cm" svg:x2="71.769cm" svg:y2="43.22cm">
          <text:p/>
        </draw:line>
        <draw:line draw:style-name="gr7" draw:text-style-name="P1" draw:layer="layout" svg:x1="71.774cm" svg:y1="44.739cm" svg:x2="71.748cm" svg:y2="44.739cm">
          <text:p/>
        </draw:line>
        <draw:line draw:style-name="gr7" draw:text-style-name="P1" draw:layer="layout" svg:x1="71.869cm" svg:y1="44.739cm" svg:x2="71.774cm" svg:y2="44.739cm">
          <text:p/>
        </draw:line>
        <draw:line draw:style-name="gr7" draw:text-style-name="P1" draw:layer="layout" svg:x1="71.748cm" svg:y1="41.385cm" svg:x2="71.748cm" svg:y2="43.22cm">
          <text:p/>
        </draw:line>
        <draw:polyline draw:style-name="gr7" draw:text-style-name="P1" draw:layer="layout" svg:width="0.121cm" svg:height="0.206cm" svg:x="71.748cm" svg:y="44.739cm" svg:viewBox="0 0 122 207" draw:points="0,0 0,207 122,207 122,0">
          <text:p/>
        </draw:polyline>
        <draw:line draw:style-name="gr7" draw:text-style-name="P1" draw:layer="layout" svg:x1="71.869cm" svg:y1="43.22cm" svg:x2="71.869cm" svg:y2="41.266cm">
          <text:p/>
        </draw:line>
        <draw:polyline draw:style-name="gr6" draw:text-style-name="P1" draw:layer="layout" svg:width="0.1cm" svg:height="0.059cm" svg:x="71.769cm" svg:y="43.77cm" svg:viewBox="0 0 101 60" draw:points="101,60 101,0 0,0 0,60">
          <text:p/>
        </draw:polyline>
        <draw:polyline draw:style-name="gr6" draw:text-style-name="P1" draw:layer="layout" svg:width="0.1cm" svg:height="0.059cm" svg:x="71.769cm" svg:y="43.22cm" svg:viewBox="0 0 101 60" draw:points="0,0 0,60 101,60 101,0">
          <text:p/>
        </draw:polyline>
        <draw:line draw:style-name="gr6" draw:text-style-name="P1" draw:layer="layout" svg:x1="71.869cm" svg:y1="43.77cm" svg:x2="71.869cm" svg:y2="43.279cm">
          <text:p/>
        </draw:line>
        <draw:line draw:style-name="gr6" draw:text-style-name="P1" draw:layer="layout" svg:x1="71.769cm" svg:y1="43.279cm" svg:x2="71.769cm" svg:y2="43.77cm">
          <text:p/>
        </draw:line>
        <draw:line draw:style-name="gr6" draw:text-style-name="P1" draw:layer="layout" svg:x1="71.869cm" svg:y1="43.829cm" svg:x2="71.769cm" svg:y2="43.829cm">
          <text:p/>
        </draw:line>
        <draw:line draw:style-name="gr6" draw:text-style-name="P1" draw:layer="layout" svg:x1="71.869cm" svg:y1="43.22cm" svg:x2="71.769cm" svg:y2="43.22cm">
          <text:p/>
        </draw:line>
        <draw:line draw:style-name="gr6" draw:text-style-name="P1" draw:layer="layout" svg:x1="71.818cm" svg:y1="43.77cm" svg:x2="71.818cm" svg:y2="43.279cm">
          <text:p/>
        </draw:line>
        <draw:polygon draw:style-name="gr8" draw:text-style-name="P4" draw:layer="layout" svg:width="0.095cm" svg:height="0.051cm" svg:x="71.774cm" svg:y="43.829cm" svg:viewBox="0 0 96 52" draw:points="0,0 0,52 96,52 96,0">
          <text:p/>
        </draw:polygon>
        <draw:polygon draw:style-name="gr8" draw:text-style-name="P4" draw:layer="layout" svg:width="0.095cm" svg:height="0.05cm" svg:x="71.774cm" svg:y="44.689cm" svg:viewBox="0 0 96 51" draw:points="0,0 0,51 96,51 96,0">
          <text:p/>
        </draw:polygon>
        <draw:polyline draw:style-name="gr7" draw:text-style-name="P1" draw:layer="layout" svg:width="0.095cm" svg:height="0.051cm" svg:x="71.774cm" svg:y="43.829cm" svg:viewBox="0 0 96 52" draw:points="96,0 96,52 0,52 0,0">
          <text:p/>
        </draw:polyline>
        <draw:polyline draw:style-name="gr7" draw:text-style-name="P1" draw:layer="layout" svg:width="0.095cm" svg:height="0.05cm" svg:x="71.774cm" svg:y="44.689cm" svg:viewBox="0 0 96 51" draw:points="0,51 0,0 96,0 96,51">
          <text:p/>
        </draw:polyline>
        <draw:line draw:style-name="gr9" draw:text-style-name="P1" draw:layer="layout" svg:x1="71.774cm" svg:y1="44.689cm" svg:x2="70.963cm" svg:y2="44.689cm">
          <text:p/>
        </draw:line>
        <draw:path draw:style-name="gr6" draw:text-style-name="P1" draw:layer="layout" svg:width="0.811cm" svg:height="0.809cm" svg:x="70.963cm" svg:y="43.88cm" svg:viewBox="0 0 812 810" svg:d="M0 810c0-447 364-810 812-810">
          <text:p/>
        </draw:path>
        <draw:line draw:style-name="gr7" draw:text-style-name="P1" draw:layer="layout" svg:x1="71.869cm" svg:y1="43.829cm" svg:x2="71.774cm" svg:y2="43.829cm">
          <text:p/>
        </draw:line>
        <draw:line draw:style-name="gr7" draw:text-style-name="P1" draw:layer="layout" svg:x1="71.869cm" svg:y1="44.739cm" svg:x2="71.774cm" svg:y2="44.739cm">
          <text:p/>
        </draw:line>
        <draw:polygon draw:style-name="gr3" draw:text-style-name="P3" draw:layer="layout" svg:width="0.119cm" svg:height="0.221cm" svg:x="66.943cm" svg:y="44.739cm" svg:viewBox="0 0 120 222" draw:points="0,222 0,0 120,0 120,222">
          <text:p/>
        </draw:polygon>
        <draw:polygon draw:style-name="gr3" draw:text-style-name="P3" draw:layer="layout" svg:width="0.119cm" svg:height="1.954cm" svg:x="66.943cm" svg:y="41.266cm" svg:viewBox="0 0 120 1955" draw:points="0,0 120,119 120,1955 0,1955">
          <text:p/>
        </draw:polygon>
        <draw:line draw:style-name="gr7" draw:text-style-name="P1" draw:layer="layout" svg:x1="67.043cm" svg:y1="43.22cm" svg:x2="67.062cm" svg:y2="43.22cm">
          <text:p/>
        </draw:line>
        <draw:line draw:style-name="gr7" draw:text-style-name="P1" draw:layer="layout" svg:x1="66.943cm" svg:y1="43.22cm" svg:x2="67.043cm" svg:y2="43.22cm">
          <text:p/>
        </draw:line>
        <draw:line draw:style-name="gr7" draw:text-style-name="P1" draw:layer="layout" svg:x1="67.036cm" svg:y1="44.739cm" svg:x2="67.062cm" svg:y2="44.739cm">
          <text:p/>
        </draw:line>
        <draw:line draw:style-name="gr7" draw:text-style-name="P1" draw:layer="layout" svg:x1="66.943cm" svg:y1="44.739cm" svg:x2="67.036cm" svg:y2="44.739cm">
          <text:p/>
        </draw:line>
        <draw:line draw:style-name="gr7" draw:text-style-name="P1" draw:layer="layout" svg:x1="66.943cm" svg:y1="41.266cm" svg:x2="66.943cm" svg:y2="43.22cm">
          <text:p/>
        </draw:line>
        <draw:polyline draw:style-name="gr7" draw:text-style-name="P1" draw:layer="layout" svg:width="0.119cm" svg:height="0.221cm" svg:x="66.943cm" svg:y="44.739cm" svg:viewBox="0 0 120 222" draw:points="0,0 0,222 120,222 120,0">
          <text:p/>
        </draw:polyline>
        <draw:line draw:style-name="gr7" draw:text-style-name="P1" draw:layer="layout" svg:x1="67.062cm" svg:y1="43.22cm" svg:x2="67.062cm" svg:y2="43.19cm">
          <text:p/>
        </draw:line>
        <draw:line draw:style-name="gr7" draw:text-style-name="P1" draw:layer="layout" svg:x1="67.062cm" svg:y1="43.069cm" svg:x2="67.062cm" svg:y2="41.385cm">
          <text:p/>
        </draw:line>
        <draw:polyline draw:style-name="gr6" draw:text-style-name="P1" draw:layer="layout" svg:width="0.1cm" svg:height="0.059cm" svg:x="66.943cm" svg:y="43.22cm" svg:viewBox="0 0 101 60" draw:points="101,0 101,60 0,60 0,0">
          <text:p/>
        </draw:polyline>
        <draw:polyline draw:style-name="gr6" draw:text-style-name="P1" draw:layer="layout" svg:width="0.1cm" svg:height="0.059cm" svg:x="66.943cm" svg:y="43.77cm" svg:viewBox="0 0 101 60" draw:points="0,60 0,0 101,0 101,60">
          <text:p/>
        </draw:polyline>
        <draw:line draw:style-name="gr6" draw:text-style-name="P1" draw:layer="layout" svg:x1="67.043cm" svg:y1="43.279cm" svg:x2="67.043cm" svg:y2="43.77cm">
          <text:p/>
        </draw:line>
        <draw:line draw:style-name="gr6" draw:text-style-name="P1" draw:layer="layout" svg:x1="66.943cm" svg:y1="43.77cm" svg:x2="66.943cm" svg:y2="43.279cm">
          <text:p/>
        </draw:line>
        <draw:line draw:style-name="gr6" draw:text-style-name="P1" draw:layer="layout" svg:x1="66.943cm" svg:y1="43.22cm" svg:x2="67.043cm" svg:y2="43.22cm">
          <text:p/>
        </draw:line>
        <draw:line draw:style-name="gr6" draw:text-style-name="P1" draw:layer="layout" svg:x1="66.943cm" svg:y1="43.829cm" svg:x2="67.043cm" svg:y2="43.829cm">
          <text:p/>
        </draw:line>
        <draw:line draw:style-name="gr6" draw:text-style-name="P1" draw:layer="layout" svg:x1="66.992cm" svg:y1="43.279cm" svg:x2="66.992cm" svg:y2="43.77cm">
          <text:p/>
        </draw:line>
        <draw:polygon draw:style-name="gr8" draw:text-style-name="P4" draw:layer="layout" svg:width="0.093cm" svg:height="0.051cm" svg:x="66.943cm" svg:y="43.829cm" svg:viewBox="0 0 94 52" draw:points="0,0 0,52 94,52 94,0">
          <text:p/>
        </draw:polygon>
        <draw:polygon draw:style-name="gr8" draw:text-style-name="P4" draw:layer="layout" svg:width="0.093cm" svg:height="0.05cm" svg:x="66.943cm" svg:y="44.689cm" svg:viewBox="0 0 94 51" draw:points="0,0 0,51 94,51 94,0">
          <text:p/>
        </draw:polygon>
        <draw:polyline draw:style-name="gr7" draw:text-style-name="P1" draw:layer="layout" svg:width="0.093cm" svg:height="0.051cm" svg:x="66.943cm" svg:y="43.829cm" svg:viewBox="0 0 94 52" draw:points="0,0 0,52 94,52 94,0">
          <text:p/>
        </draw:polyline>
        <draw:polyline draw:style-name="gr7" draw:text-style-name="P1" draw:layer="layout" svg:width="0.093cm" svg:height="0.05cm" svg:x="66.943cm" svg:y="44.689cm" svg:viewBox="0 0 94 51" draw:points="94,51 94,0 0,0 0,51">
          <text:p/>
        </draw:polyline>
        <draw:line draw:style-name="gr9" draw:text-style-name="P1" draw:layer="layout" svg:x1="67.036cm" svg:y1="44.689cm" svg:x2="67.847cm" svg:y2="44.689cm">
          <text:p/>
        </draw:line>
        <draw:path draw:style-name="gr6" draw:text-style-name="P1" draw:layer="layout" svg:width="0.811cm" svg:height="0.809cm" svg:x="67.036cm" svg:y="43.88cm" svg:viewBox="0 0 812 810" svg:d="M0 0c449 0 812 363 812 810">
          <text:p/>
        </draw:path>
        <draw:line draw:style-name="gr7" draw:text-style-name="P1" draw:layer="layout" svg:x1="66.943cm" svg:y1="43.829cm" svg:x2="67.036cm" svg:y2="43.829cm">
          <text:p/>
        </draw:line>
        <draw:line draw:style-name="gr7" draw:text-style-name="P1" draw:layer="layout" svg:x1="66.943cm" svg:y1="44.739cm" svg:x2="67.036cm" svg:y2="44.739cm">
          <text:p/>
        </draw:line>
        <draw:polygon draw:style-name="gr3" draw:text-style-name="P3" draw:layer="layout" svg:width="0.121cm" svg:height="3.49cm" svg:x="69.369cm" svg:y="41.385cm" svg:viewBox="0 0 122 3491" draw:points="0,0 0,3491 122,3491 122,0">
          <text:p/>
        </draw:polygon>
        <draw:line draw:style-name="gr7" draw:text-style-name="P1" draw:layer="layout" svg:x1="69.49cm" svg:y1="44.875cm" svg:x2="69.49cm" svg:y2="43.19cm">
          <text:p/>
        </draw:line>
        <draw:line draw:style-name="gr7" draw:text-style-name="P1" draw:layer="layout" svg:x1="69.49cm" svg:y1="43.069cm" svg:x2="69.49cm" svg:y2="41.385cm">
          <text:p/>
        </draw:line>
        <draw:line draw:style-name="gr7" draw:text-style-name="P1" draw:layer="layout" svg:x1="69.369cm" svg:y1="41.385cm" svg:x2="69.369cm" svg:y2="43.069cm">
          <text:p/>
        </draw:line>
        <draw:polyline draw:style-name="gr7" draw:text-style-name="P1" draw:layer="layout" svg:width="0.121cm" svg:height="1.685cm" svg:x="69.369cm" svg:y="43.19cm" svg:viewBox="0 0 122 1686" draw:points="0,0 0,1686 122,1686">
          <text:p/>
        </draw:polyline>
        <draw:polygon draw:style-name="gr3" draw:text-style-name="P3" draw:layer="layout" svg:width="0.119cm" svg:height="0.119cm" svg:x="66.943cm" svg:y="41.266cm" svg:viewBox="0 0 120 120" draw:points="120,120 0,0 120,0">
          <text:p/>
        </draw:polygon>
        <draw:polygon draw:style-name="gr3" draw:text-style-name="P3" draw:layer="layout" svg:width="0.014cm" svg:height="0.119cm" svg:x="68.273cm" svg:y="41.266cm" svg:viewBox="0 0 15 120" draw:points="0,101 0,0 15,0 15,120 0,120">
          <text:p/>
        </draw:polygon>
        <draw:polygon draw:style-name="gr3" draw:text-style-name="P3" draw:layer="layout" svg:width="0.174cm" svg:height="0.119cm" svg:x="69.297cm" svg:y="41.266cm" svg:viewBox="0 0 175 120" draw:points="0,94 0,0 175,0 175,120 0,120">
          <text:p/>
        </draw:polygon>
        <draw:polygon draw:style-name="gr3" draw:text-style-name="P3" draw:layer="layout" svg:width="0.018cm" svg:height="0.119cm" svg:x="70.679cm" svg:y="41.266cm" svg:viewBox="0 0 19 120" draw:points="0,120 0,0 19,0 19,120">
          <text:p/>
        </draw:polygon>
        <draw:polygon draw:style-name="gr3" draw:text-style-name="P3" draw:layer="layout" svg:width="0.163cm" svg:height="0.119cm" svg:x="71.706cm" svg:y="41.266cm" svg:viewBox="0 0 164 120" draw:points="0,120 0,0 164,0 42,120">
          <text:p/>
        </draw:polygon>
        <draw:line draw:style-name="gr7" draw:text-style-name="P1" draw:layer="layout" svg:x1="69.471cm" svg:y1="41.285cm" svg:x2="69.471cm" svg:y2="41.266cm">
          <text:p/>
        </draw:line>
        <draw:line draw:style-name="gr7" draw:text-style-name="P1" draw:layer="layout" svg:x1="69.471cm" svg:y1="41.385cm" svg:x2="69.471cm" svg:y2="41.285cm">
          <text:p/>
        </draw:line>
        <draw:line draw:style-name="gr7" draw:text-style-name="P1" draw:layer="layout" svg:x1="70.679cm" svg:y1="41.285cm" svg:x2="70.679cm" svg:y2="41.266cm">
          <text:p/>
        </draw:line>
        <draw:line draw:style-name="gr7" draw:text-style-name="P1" draw:layer="layout" svg:x1="70.679cm" svg:y1="41.385cm" svg:x2="70.679cm" svg:y2="41.285cm">
          <text:p/>
        </draw:line>
        <draw:line draw:style-name="gr7" draw:text-style-name="P1" draw:layer="layout" svg:x1="67.062cm" svg:y1="41.366cm" svg:x2="67.062cm" svg:y2="41.385cm">
          <text:p/>
        </draw:line>
        <draw:line draw:style-name="gr7" draw:text-style-name="P1" draw:layer="layout" svg:x1="67.062cm" svg:y1="41.266cm" svg:x2="67.062cm" svg:y2="41.366cm">
          <text:p/>
        </draw:line>
        <draw:line draw:style-name="gr7" draw:text-style-name="P1" draw:layer="layout" svg:x1="68.273cm" svg:y1="41.366cm" svg:x2="68.273cm" svg:y2="41.385cm">
          <text:p/>
        </draw:line>
        <draw:line draw:style-name="gr7" draw:text-style-name="P1" draw:layer="layout" svg:x1="68.273cm" svg:y1="41.266cm" svg:x2="68.273cm" svg:y2="41.366cm">
          <text:p/>
        </draw:line>
        <draw:line draw:style-name="gr7" draw:text-style-name="P1" draw:layer="layout" svg:x1="69.297cm" svg:y1="41.359cm" svg:x2="69.297cm" svg:y2="41.385cm">
          <text:p/>
        </draw:line>
        <draw:line draw:style-name="gr7" draw:text-style-name="P1" draw:layer="layout" svg:x1="69.297cm" svg:y1="41.266cm" svg:x2="69.297cm" svg:y2="41.359cm">
          <text:p/>
        </draw:line>
        <draw:line draw:style-name="gr7" draw:text-style-name="P1" draw:layer="layout" svg:x1="68.287cm" svg:y1="41.359cm" svg:x2="68.287cm" svg:y2="41.385cm">
          <text:p/>
        </draw:line>
        <draw:line draw:style-name="gr7" draw:text-style-name="P1" draw:layer="layout" svg:x1="68.287cm" svg:y1="41.266cm" svg:x2="68.287cm" svg:y2="41.359cm">
          <text:p/>
        </draw:line>
        <draw:line draw:style-name="gr7" draw:text-style-name="P1" draw:layer="layout" svg:x1="71.706cm" svg:y1="41.359cm" svg:x2="71.706cm" svg:y2="41.385cm">
          <text:p/>
        </draw:line>
        <draw:line draw:style-name="gr7" draw:text-style-name="P1" draw:layer="layout" svg:x1="71.706cm" svg:y1="41.266cm" svg:x2="71.706cm" svg:y2="41.359cm">
          <text:p/>
        </draw:line>
        <draw:line draw:style-name="gr7" draw:text-style-name="P1" draw:layer="layout" svg:x1="70.696cm" svg:y1="41.359cm" svg:x2="70.696cm" svg:y2="41.385cm">
          <text:p/>
        </draw:line>
        <draw:line draw:style-name="gr7" draw:text-style-name="P1" draw:layer="layout" svg:x1="70.696cm" svg:y1="41.266cm" svg:x2="70.696cm" svg:y2="41.359cm">
          <text:p/>
        </draw:line>
        <draw:line draw:style-name="gr7" draw:text-style-name="P1" draw:layer="layout" svg:x1="68.273cm" svg:y1="41.385cm" svg:x2="68.287cm" svg:y2="41.385cm">
          <text:p/>
        </draw:line>
        <draw:line draw:style-name="gr7" draw:text-style-name="P1" draw:layer="layout" svg:x1="69.297cm" svg:y1="41.385cm" svg:x2="69.369cm" svg:y2="41.385cm">
          <text:p/>
        </draw:line>
        <draw:line draw:style-name="gr7" draw:text-style-name="P1" draw:layer="layout" svg:x1="70.679cm" svg:y1="41.385cm" svg:x2="70.696cm" svg:y2="41.385cm">
          <text:p/>
        </draw:line>
        <draw:line draw:style-name="gr7" draw:text-style-name="P1" draw:layer="layout" svg:x1="71.706cm" svg:y1="41.385cm" svg:x2="71.748cm" svg:y2="41.385cm">
          <text:p/>
        </draw:line>
        <draw:line draw:style-name="gr7" draw:text-style-name="P1" draw:layer="layout" svg:x1="71.869cm" svg:y1="41.266cm" svg:x2="71.706cm" svg:y2="41.266cm">
          <text:p/>
        </draw:line>
        <draw:line draw:style-name="gr7" draw:text-style-name="P1" draw:layer="layout" svg:x1="70.696cm" svg:y1="41.266cm" svg:x2="70.679cm" svg:y2="41.266cm">
          <text:p/>
        </draw:line>
        <draw:line draw:style-name="gr7" draw:text-style-name="P1" draw:layer="layout" svg:x1="69.471cm" svg:y1="41.266cm" svg:x2="69.297cm" svg:y2="41.266cm">
          <text:p/>
        </draw:line>
        <draw:line draw:style-name="gr7" draw:text-style-name="P1" draw:layer="layout" svg:x1="68.287cm" svg:y1="41.266cm" svg:x2="68.273cm" svg:y2="41.266cm">
          <text:p/>
        </draw:line>
        <draw:line draw:style-name="gr7" draw:text-style-name="P1" draw:layer="layout" svg:x1="67.062cm" svg:y1="41.266cm" svg:x2="66.943cm" svg:y2="41.266cm">
          <text:p/>
        </draw:line>
        <draw:polyline draw:style-name="gr6" draw:text-style-name="P1" draw:layer="layout" svg:width="0.059cm" svg:height="0.1cm" svg:x="70.62cm" svg:y="41.285cm" svg:viewBox="0 0 60 101" draw:points="60,0 0,0 0,101 60,101">
          <text:p/>
        </draw:polyline>
        <draw:polyline draw:style-name="gr6" draw:text-style-name="P1" draw:layer="layout" svg:width="0.059cm" svg:height="0.1cm" svg:x="69.471cm" svg:y="41.285cm" svg:viewBox="0 0 60 101" draw:points="0,101 60,101 60,0 0,0">
          <text:p/>
        </draw:polyline>
        <draw:line draw:style-name="gr6" draw:text-style-name="P1" draw:layer="layout" svg:x1="70.62cm" svg:y1="41.285cm" svg:x2="69.53cm" svg:y2="41.285cm">
          <text:p/>
        </draw:line>
        <draw:line draw:style-name="gr6" draw:text-style-name="P1" draw:layer="layout" svg:x1="69.53cm" svg:y1="41.385cm" svg:x2="70.62cm" svg:y2="41.385cm">
          <text:p/>
        </draw:line>
        <draw:line draw:style-name="gr6" draw:text-style-name="P1" draw:layer="layout" svg:x1="70.679cm" svg:y1="41.385cm" svg:x2="70.679cm" svg:y2="41.285cm">
          <text:p/>
        </draw:line>
        <draw:line draw:style-name="gr6" draw:text-style-name="P1" draw:layer="layout" svg:x1="69.471cm" svg:y1="41.385cm" svg:x2="69.471cm" svg:y2="41.285cm">
          <text:p/>
        </draw:line>
        <draw:line draw:style-name="gr6" draw:text-style-name="P1" draw:layer="layout" svg:x1="70.62cm" svg:y1="41.336cm" svg:x2="69.53cm" svg:y2="41.336cm">
          <text:p/>
        </draw:line>
        <draw:polyline draw:style-name="gr6" draw:text-style-name="P1" draw:layer="layout" svg:width="0.062cm" svg:height="0.1cm" svg:x="68.211cm" svg:y="41.266cm" svg:viewBox="0 0 63 101" draw:points="63,0 0,0 0,101 63,101">
          <text:p/>
        </draw:polyline>
        <draw:polyline draw:style-name="gr6" draw:text-style-name="P1" draw:layer="layout" svg:width="0.061cm" svg:height="0.1cm" svg:x="67.062cm" svg:y="41.266cm" svg:viewBox="0 0 62 101" draw:points="0,101 62,101 62,0 0,0">
          <text:p/>
        </draw:polyline>
        <draw:line draw:style-name="gr6" draw:text-style-name="P1" draw:layer="layout" svg:x1="68.211cm" svg:y1="41.266cm" svg:x2="67.123cm" svg:y2="41.266cm">
          <text:p/>
        </draw:line>
        <draw:line draw:style-name="gr6" draw:text-style-name="P1" draw:layer="layout" svg:x1="67.123cm" svg:y1="41.366cm" svg:x2="68.211cm" svg:y2="41.366cm">
          <text:p/>
        </draw:line>
        <draw:line draw:style-name="gr6" draw:text-style-name="P1" draw:layer="layout" svg:x1="68.273cm" svg:y1="41.266cm" svg:x2="68.273cm" svg:y2="41.366cm">
          <text:p/>
        </draw:line>
        <draw:line draw:style-name="gr6" draw:text-style-name="P1" draw:layer="layout" svg:x1="67.062cm" svg:y1="41.266cm" svg:x2="67.062cm" svg:y2="41.366cm">
          <text:p/>
        </draw:line>
        <draw:line draw:style-name="gr6" draw:text-style-name="P1" draw:layer="layout" svg:x1="68.211cm" svg:y1="41.315cm" svg:x2="67.123cm" svg:y2="41.315cm">
          <text:p/>
        </draw:line>
        <draw:polygon draw:style-name="gr8" draw:text-style-name="P4" draw:layer="layout" svg:width="0.049cm" svg:height="0.093cm" svg:x="68.287cm" svg:y="41.266cm" svg:viewBox="0 0 50 94" draw:points="0,0 0,94 50,94 50,0">
          <text:p/>
        </draw:polygon>
        <draw:polygon draw:style-name="gr8" draw:text-style-name="P4" draw:layer="layout" svg:width="0.051cm" svg:height="0.093cm" svg:x="69.246cm" svg:y="41.266cm" svg:viewBox="0 0 52 94" draw:points="0,0 0,94 52,94 52,0">
          <text:p/>
        </draw:polygon>
        <draw:polyline draw:style-name="gr7" draw:text-style-name="P1" draw:layer="layout" svg:width="0.049cm" svg:height="0.093cm" svg:x="68.287cm" svg:y="41.266cm" svg:viewBox="0 0 50 94" draw:points="0,0 50,0 50,94 0,94">
          <text:p/>
        </draw:polyline>
        <draw:polyline draw:style-name="gr7" draw:text-style-name="P1" draw:layer="layout" svg:width="0.051cm" svg:height="0.093cm" svg:x="69.246cm" svg:y="41.266cm" svg:viewBox="0 0 52 94" draw:points="52,94 0,94 0,0 52,0">
          <text:p/>
        </draw:polyline>
        <draw:line draw:style-name="gr9" draw:text-style-name="P1" draw:layer="layout" svg:x1="69.246cm" svg:y1="41.359cm" svg:x2="69.246cm" svg:y2="42.269cm">
          <text:p/>
        </draw:line>
        <draw:path draw:style-name="gr6" draw:text-style-name="P1" draw:layer="layout" svg:width="0.91cm" svg:height="0.91cm" svg:x="68.336cm" svg:y="41.359cm" svg:viewBox="0 0 911 911" svg:d="M911 911c-501 0-911-406-911-911">
          <text:p/>
        </draw:path>
        <draw:line draw:style-name="gr7" draw:text-style-name="P1" draw:layer="layout" svg:x1="68.287cm" svg:y1="41.266cm" svg:x2="68.287cm" svg:y2="41.359cm">
          <text:p/>
        </draw:line>
        <draw:line draw:style-name="gr7" draw:text-style-name="P1" draw:layer="layout" svg:x1="69.297cm" svg:y1="41.266cm" svg:x2="69.297cm" svg:y2="41.359cm">
          <text:p/>
        </draw:line>
        <draw:polygon draw:style-name="gr8" draw:text-style-name="P4" draw:layer="layout" svg:width="0.051cm" svg:height="0.093cm" svg:x="70.696cm" svg:y="41.266cm" svg:viewBox="0 0 52 94" draw:points="0,0 0,94 52,94 52,0">
          <text:p/>
        </draw:polygon>
        <draw:polygon draw:style-name="gr8" draw:text-style-name="P4" draw:layer="layout" svg:width="0.049cm" svg:height="0.093cm" svg:x="71.657cm" svg:y="41.266cm" svg:viewBox="0 0 50 94" draw:points="0,0 0,94 50,94 50,0">
          <text:p/>
        </draw:polygon>
        <draw:polyline draw:style-name="gr7" draw:text-style-name="P1" draw:layer="layout" svg:width="0.051cm" svg:height="0.093cm" svg:x="70.696cm" svg:y="41.266cm" svg:viewBox="0 0 52 94" draw:points="0,0 52,0 52,94 0,94">
          <text:p/>
        </draw:polyline>
        <draw:polyline draw:style-name="gr7" draw:text-style-name="P1" draw:layer="layout" svg:width="0.049cm" svg:height="0.093cm" svg:x="71.657cm" svg:y="41.266cm" svg:viewBox="0 0 50 94" draw:points="50,94 0,94 0,0 50,0">
          <text:p/>
        </draw:polyline>
        <draw:line draw:style-name="gr9" draw:text-style-name="P1" draw:layer="layout" svg:x1="71.657cm" svg:y1="41.359cm" svg:x2="71.657cm" svg:y2="42.269cm">
          <text:p/>
        </draw:line>
        <draw:path draw:style-name="gr6" draw:text-style-name="P1" draw:layer="layout" svg:width="0.91cm" svg:height="0.91cm" svg:x="70.747cm" svg:y="41.359cm" svg:viewBox="0 0 911 911" svg:d="M911 911c-505 0-911-406-911-911">
          <text:p/>
        </draw:path>
        <draw:line draw:style-name="gr7" draw:text-style-name="P1" draw:layer="layout" svg:x1="70.696cm" svg:y1="41.266cm" svg:x2="70.696cm" svg:y2="41.359cm">
          <text:p/>
        </draw:line>
        <draw:line draw:style-name="gr7" draw:text-style-name="P1" draw:layer="layout" svg:x1="71.706cm" svg:y1="41.266cm" svg:x2="71.706cm" svg:y2="41.359cm">
          <text:p/>
        </draw:line>
        <draw:polygon draw:style-name="gr3" draw:text-style-name="P3" draw:layer="layout" svg:width="4.005cm" svg:height="0.095cm" svg:x="5.367cm" svg:y="20.58cm" svg:viewBox="0 0 4006 96" draw:points="0,0 0,96 4006,96 4006,0">
          <text:p/>
        </draw:polygon>
        <draw:polygon draw:style-name="gr7" draw:text-style-name="P1" draw:layer="layout" svg:width="4.005cm" svg:height="0.095cm" svg:x="5.367cm" svg:y="20.58cm" svg:viewBox="0 0 4006 96" draw:points="0,96 4006,96 4006,0 0,0">
          <text:p/>
        </draw:polygon>
        <draw:polygon draw:style-name="gr3" draw:text-style-name="P3" draw:layer="layout" svg:width="0.096cm" svg:height="3.609cm" svg:x="42.976cm" svg:y="5.983cm" svg:viewBox="0 0 97 3610" draw:points="0,0 0,3610 97,3610 97,0">
          <text:p/>
        </draw:polygon>
        <draw:polygon draw:style-name="gr7" draw:text-style-name="P1" draw:layer="layout" svg:width="0.096cm" svg:height="3.609cm" svg:x="42.976cm" svg:y="5.983cm" svg:viewBox="0 0 97 3610" draw:points="97,3610 97,0 0,0 0,3610">
          <text:p/>
        </draw:polygon>
        <draw:polygon draw:style-name="gr3" draw:text-style-name="P3" draw:layer="layout" svg:width="0.095cm" svg:height="3.609cm" svg:x="59.772cm" svg:y="5.983cm" svg:viewBox="0 0 96 3610" draw:points="96,3515 0,3610 0,0 96,0">
          <text:p/>
        </draw:polygon>
        <draw:polyline draw:style-name="gr7" draw:text-style-name="P1" draw:layer="layout" svg:width="0.095cm" svg:height="3.514cm" svg:x="59.772cm" svg:y="5.983cm" svg:viewBox="0 0 96 3515" draw:points="96,3515 96,0 0,0 0,1664">
          <text:p/>
        </draw:polyline>
        <draw:line draw:style-name="gr7" draw:text-style-name="P1" draw:layer="layout" svg:x1="59.772cm" svg:y1="7.742cm" svg:x2="59.772cm" svg:y2="9.592cm">
          <text:p/>
        </draw:line>
        <draw:polygon draw:style-name="gr3" draw:text-style-name="P3" draw:layer="layout" svg:width="0.202cm" svg:height="0.096cm" svg:x="73.858cm" svg:y="35.866cm" svg:viewBox="0 0 203 97" draw:points="203,0 107,97 0,97 0,0">
          <text:p/>
        </draw:polygon>
        <draw:polyline draw:style-name="gr7" draw:text-style-name="P1" draw:layer="layout" svg:width="0.202cm" svg:height="0.096cm" svg:x="73.858cm" svg:y="35.866cm" svg:viewBox="0 0 203 97" draw:points="203,0 0,0 0,97 107,97">
          <text:p/>
        </draw:polyline>
        <draw:polygon draw:style-name="gr3" draw:text-style-name="P3" draw:layer="layout" svg:width="0.861cm" svg:height="0.096cm" svg:x="72.011cm" svg:y="35.866cm" svg:viewBox="0 0 862 97" draw:points="0,0 0,97 862,97 862,0">
          <text:p/>
        </draw:polygon>
        <draw:polygon draw:style-name="gr7" draw:text-style-name="P1" draw:layer="layout" svg:width="0.861cm" svg:height="0.096cm" svg:x="72.011cm" svg:y="35.866cm" svg:viewBox="0 0 862 97" draw:points="862,0 0,0 0,97 862,97">
          <text:p/>
        </draw:polygon>
        <draw:polygon draw:style-name="gr3" draw:text-style-name="P3" draw:layer="layout" svg:width="2.301cm" svg:height="0.095cm" svg:x="71.759cm" svg:y="39.49cm" svg:viewBox="0 0 2302 96" draw:points="0,0 0,96 2302,96 2302,0">
          <text:p/>
        </draw:polygon>
        <draw:polygon draw:style-name="gr7" draw:text-style-name="P1" draw:layer="layout" svg:width="2.301cm" svg:height="0.095cm" svg:x="71.759cm" svg:y="39.49cm" svg:viewBox="0 0 2302 96" draw:points="2302,0 0,0 0,96 2302,96">
          <text:p/>
        </draw:polygon>
        <draw:polygon draw:style-name="gr3" draw:text-style-name="P3" draw:layer="layout" svg:width="0.273cm" svg:height="0.095cm" svg:x="74.119cm" svg:y="14.897cm" svg:viewBox="0 0 274 96" draw:points="0,0 0,96 274,96 274,0">
          <text:p/>
        </draw:polygon>
        <draw:polygon draw:style-name="gr3" draw:text-style-name="P3" draw:layer="layout" svg:width="0.161cm" svg:height="0.095cm" svg:x="75.302cm" svg:y="14.897cm" svg:viewBox="0 0 162 96" draw:points="0,0 0,96 162,96 162,0">
          <text:p/>
        </draw:polygon>
        <draw:line draw:style-name="gr7" draw:text-style-name="P1" draw:layer="layout" svg:x1="75.302cm" svg:y1="14.897cm" svg:x2="75.302cm" svg:y2="14.992cm">
          <text:p/>
        </draw:line>
        <draw:line draw:style-name="gr7" draw:text-style-name="P1" draw:layer="layout" svg:x1="74.392cm" svg:y1="14.897cm" svg:x2="74.392cm" svg:y2="14.992cm">
          <text:p/>
        </draw:line>
        <draw:line draw:style-name="gr7" draw:text-style-name="P1" draw:layer="layout" svg:x1="75.463cm" svg:y1="14.897cm" svg:x2="75.302cm" svg:y2="14.897cm">
          <text:p/>
        </draw:line>
        <draw:line draw:style-name="gr7" draw:text-style-name="P1" draw:layer="layout" svg:x1="74.392cm" svg:y1="14.897cm" svg:x2="74.119cm" svg:y2="14.897cm">
          <text:p/>
        </draw:line>
        <draw:line draw:style-name="gr7" draw:text-style-name="P1" draw:layer="layout" svg:x1="74.119cm" svg:y1="14.992cm" svg:x2="74.392cm" svg:y2="14.992cm">
          <text:p/>
        </draw:line>
        <draw:polyline draw:style-name="gr7" draw:text-style-name="P1" draw:layer="layout" svg:width="0.161cm" svg:height="0.095cm" svg:x="75.302cm" svg:y="14.897cm" svg:viewBox="0 0 162 96" draw:points="0,96 162,96 162,0">
          <text:p/>
        </draw:polyline>
        <draw:polygon draw:style-name="gr8" draw:text-style-name="P4" draw:layer="layout" svg:width="0.051cm" svg:height="0.095cm" svg:x="74.392cm" svg:y="14.897cm" svg:viewBox="0 0 52 96" draw:points="0,0 0,96 52,96 52,0">
          <text:p/>
        </draw:polygon>
        <draw:polygon draw:style-name="gr8" draw:text-style-name="P4" draw:layer="layout" svg:width="0.051cm" svg:height="0.095cm" svg:x="75.251cm" svg:y="14.897cm" svg:viewBox="0 0 52 96" draw:points="0,0 0,96 52,96 52,0">
          <text:p/>
        </draw:polygon>
        <draw:polyline draw:style-name="gr7" draw:text-style-name="P1" draw:layer="layout" svg:width="0.051cm" svg:height="0.095cm" svg:x="74.392cm" svg:y="14.897cm" svg:viewBox="0 0 52 96" draw:points="0,0 52,0 52,96 0,96">
          <text:p/>
        </draw:polyline>
        <draw:polyline draw:style-name="gr7" draw:text-style-name="P1" draw:layer="layout" svg:width="0.051cm" svg:height="0.095cm" svg:x="75.251cm" svg:y="14.897cm" svg:viewBox="0 0 52 96" draw:points="52,96 0,96 0,0 52,0">
          <text:p/>
        </draw:polyline>
        <draw:line draw:style-name="gr9" draw:text-style-name="P1" draw:layer="layout" svg:x1="75.251cm" svg:y1="14.992cm" svg:x2="75.251cm" svg:y2="15.803cm">
          <text:p/>
        </draw:line>
        <draw:path draw:style-name="gr6" draw:text-style-name="P1" draw:layer="layout" svg:width="0.808cm" svg:height="0.811cm" svg:x="74.443cm" svg:y="14.992cm" svg:viewBox="0 0 809 812" svg:d="M809 812c-446 0-809-366-809-812">
          <text:p/>
        </draw:path>
        <draw:line draw:style-name="gr7" draw:text-style-name="P1" draw:layer="layout" svg:x1="74.392cm" svg:y1="14.897cm" svg:x2="74.392cm" svg:y2="14.992cm">
          <text:p/>
        </draw:line>
        <draw:line draw:style-name="gr7" draw:text-style-name="P1" draw:layer="layout" svg:x1="75.302cm" svg:y1="14.897cm" svg:x2="75.302cm" svg:y2="14.992cm">
          <text:p/>
        </draw:line>
        <draw:polygon draw:style-name="gr3" draw:text-style-name="P3" draw:layer="layout" svg:width="0.102cm" svg:height="0.1cm" svg:x="5.405cm" svg:y="25.308cm" svg:viewBox="0 0 103 101" draw:points="0,49 5,30 15,15 32,5 51,0 70,5 87,15 98,30 103,49 98,68 87,85 70,97 51,101 32,97 15,85 5,68">
          <text:p/>
        </draw:polygon>
        <draw:path draw:style-name="gr10" draw:text-style-name="P1" draw:layer="layout" svg:width="0.102cm" svg:height="0.1cm" svg:x="5.405cm" svg:y="25.308cm" svg:viewBox="0 0 103 101" svg:d="M103 49c0 28-24 52-52 52-27 0-51-24-51-52 0-27 24-49 51-49 28 0 52 22 52 49z">
          <text:p/>
        </draw:path>
        <draw:polygon draw:style-name="gr3" draw:text-style-name="P3" draw:layer="layout" svg:width="0.101cm" svg:height="0.1cm" svg:x="11.324cm" svg:y="26.462cm" svg:viewBox="0 0 102 101" draw:points="0,50 4,31 14,15 31,2 51,0 71,2 87,15 98,31 102,50 98,69 87,86 71,96 51,101 31,96 14,86 4,69">
          <text:p/>
        </draw:polygon>
        <draw:path draw:style-name="gr10" draw:text-style-name="P1" draw:layer="layout" svg:width="0.101cm" svg:height="0.1cm" svg:x="11.324cm" svg:y="26.462cm" svg:viewBox="0 0 102 101" svg:d="M102 50c0 27-23 51-51 51s-51-24-51-51c0-28 23-50 51-50s51 22 51 50z">
          <text:p/>
        </draw:path>
        <draw:polygon draw:style-name="gr3" draw:text-style-name="P3" draw:layer="layout" svg:width="0.1cm" svg:height="0.1cm" svg:x="16.412cm" svg:y="28.513cm" svg:viewBox="0 0 101 101" draw:points="0,50 4,30 15,13 30,2 51,0 70,2 86,13 96,30 101,50 96,69 86,86 70,96 51,101 30,96 15,86 4,69">
          <text:p/>
        </draw:polygon>
        <draw:path draw:style-name="gr10" draw:text-style-name="P1" draw:layer="layout" svg:width="0.1cm" svg:height="0.1cm" svg:x="16.412cm" svg:y="28.513cm" svg:viewBox="0 0 101 101" svg:d="M101 50c0 27-22 51-50 51-30 0-51-24-51-51 0-29 21-50 51-50 28 0 50 21 50 50z">
          <text:p/>
        </draw:path>
        <draw:path draw:style-name="gr3" draw:text-style-name="P3" draw:layer="layout" svg:width="0.1cm" svg:height="0.1cm" svg:x="18.408cm" svg:y="29.389cm" svg:viewBox="0 0 101 101" svg:d="M0 51l4-19 11-17c31-25 64-17 84 17l2 19-2 20-13 17-15 11-20 2-19-2-17-11-11-17z">
          <text:p/>
        </draw:path>
        <draw:path draw:style-name="gr10" draw:text-style-name="P1" draw:layer="layout" svg:width="0.1cm" svg:height="0.1cm" svg:x="18.408cm" svg:y="29.389cm" svg:viewBox="0 0 101 101" svg:d="M101 51c0 29-22 50-50 50s-51-21-51-50c0-27 23-51 51-51s50 24 50 51z">
          <text:p/>
        </draw:path>
        <draw:polygon draw:style-name="gr3" draw:text-style-name="P3" draw:layer="layout" svg:width="0.099cm" svg:height="0.1cm" svg:x="20.383cm" svg:y="30.35cm" svg:viewBox="0 0 100 101" draw:points="0,51 4,32 15,15 30,5 49,0 69,5 86,15 96,32 100,51 96,70 86,85 69,99 49,101 30,99 15,85 4,70">
          <text:p/>
        </draw:polygon>
        <draw:path draw:style-name="gr10" draw:text-style-name="P1" draw:layer="layout" svg:width="0.099cm" svg:height="0.1cm" svg:x="20.383cm" svg:y="30.35cm" svg:viewBox="0 0 100 101" svg:d="M100 51c0 28-23 50-51 50s-49-22-49-50c0-27 21-51 49-51s51 24 51 51z">
          <text:p/>
        </draw:path>
        <draw:polygon draw:style-name="gr3" draw:text-style-name="P3" draw:layer="layout" svg:width="0.101cm" svg:height="0.099cm" svg:x="23.77cm" svg:y="32.224cm" svg:viewBox="0 0 102 100" draw:points="0,49 4,30 14,15 32,3 51,0 71,3 87,15 98,30 102,49 98,68 87,85 71,96 51,100 32,96 14,85 4,68">
          <text:p/>
        </draw:polygon>
        <draw:path draw:style-name="gr10" draw:text-style-name="P1" draw:layer="layout" svg:width="0.101cm" svg:height="0.099cm" svg:x="23.77cm" svg:y="32.224cm" svg:viewBox="0 0 102 100" svg:d="M102 49c0 28-23 51-51 51-27 0-51-23-51-51 0-27 24-49 51-49 28 0 51 22 51 49z">
          <text:p/>
        </draw:path>
        <draw:polygon draw:style-name="gr3" draw:text-style-name="P3" draw:layer="layout" svg:width="0.102cm" svg:height="0.1cm" svg:x="5.405cm" svg:y="25.308cm" svg:viewBox="0 0 103 101" draw:points="0,49 5,30 15,15 32,5 51,0 70,5 87,15 98,30 103,49 98,68 87,85 70,97 51,101 32,97 15,85 5,68">
          <text:p/>
        </draw:polygon>
        <draw:path draw:style-name="gr10" draw:text-style-name="P1" draw:layer="layout" svg:width="0.102cm" svg:height="0.1cm" svg:x="5.405cm" svg:y="25.308cm" svg:viewBox="0 0 103 101" svg:d="M103 49c0 28-24 52-52 52-27 0-51-24-51-52 0-27 24-49 51-49 28 0 52 22 52 49z">
          <text:p/>
        </draw:path>
        <draw:polygon draw:style-name="gr3" draw:text-style-name="P3" draw:layer="layout" svg:width="0.101cm" svg:height="0.1cm" svg:x="11.324cm" svg:y="26.462cm" svg:viewBox="0 0 102 101" draw:points="0,50 4,31 14,15 31,2 51,0 71,2 87,15 98,31 102,50 98,69 87,86 71,96 51,101 31,96 14,86 4,69">
          <text:p/>
        </draw:polygon>
        <draw:path draw:style-name="gr10" draw:text-style-name="P1" draw:layer="layout" svg:width="0.101cm" svg:height="0.1cm" svg:x="11.324cm" svg:y="26.462cm" svg:viewBox="0 0 102 101" svg:d="M102 50c0 27-23 51-51 51s-51-24-51-51c0-28 23-50 51-50s51 22 51 50z">
          <text:p/>
        </draw:path>
        <draw:polygon draw:style-name="gr3" draw:text-style-name="P3" draw:layer="layout" svg:width="0.1cm" svg:height="0.1cm" svg:x="16.412cm" svg:y="28.513cm" svg:viewBox="0 0 101 101" draw:points="0,50 4,30 15,13 30,2 51,0 70,2 86,13 96,30 101,50 96,69 86,86 70,96 51,101 30,96 15,86 4,69">
          <text:p/>
        </draw:polygon>
        <draw:path draw:style-name="gr10" draw:text-style-name="P1" draw:layer="layout" svg:width="0.1cm" svg:height="0.1cm" svg:x="16.412cm" svg:y="28.513cm" svg:viewBox="0 0 101 101" svg:d="M101 50c0 27-22 51-50 51-30 0-51-24-51-51 0-29 21-50 51-50 28 0 50 21 50 50z">
          <text:p/>
        </draw:path>
        <draw:path draw:style-name="gr3" draw:text-style-name="P3" draw:layer="layout" svg:width="0.1cm" svg:height="0.1cm" svg:x="18.408cm" svg:y="29.389cm" svg:viewBox="0 0 101 101" svg:d="M0 51l4-19 11-17c31-25 64-17 84 17l2 19-2 20-13 17-15 11-20 2-19-2-17-11-11-17z">
          <text:p/>
        </draw:path>
        <draw:path draw:style-name="gr10" draw:text-style-name="P1" draw:layer="layout" svg:width="0.1cm" svg:height="0.1cm" svg:x="18.408cm" svg:y="29.389cm" svg:viewBox="0 0 101 101" svg:d="M101 51c0 29-22 50-50 50s-51-21-51-50c0-27 23-51 51-51s50 24 50 51z">
          <text:p/>
        </draw:path>
        <draw:polygon draw:style-name="gr3" draw:text-style-name="P3" draw:layer="layout" svg:width="0.099cm" svg:height="0.1cm" svg:x="20.383cm" svg:y="30.35cm" svg:viewBox="0 0 100 101" draw:points="0,51 4,32 15,15 30,5 49,0 69,5 86,15 96,32 100,51 96,70 86,85 69,99 49,101 30,99 15,85 4,70">
          <text:p/>
        </draw:polygon>
        <draw:path draw:style-name="gr10" draw:text-style-name="P1" draw:layer="layout" svg:width="0.099cm" svg:height="0.1cm" svg:x="20.383cm" svg:y="30.35cm" svg:viewBox="0 0 100 101" svg:d="M100 51c0 28-23 50-51 50s-49-22-49-50c0-27 21-51 49-51s51 24 51 51z">
          <text:p/>
        </draw:path>
        <draw:polygon draw:style-name="gr3" draw:text-style-name="P3" draw:layer="layout" svg:width="0.101cm" svg:height="0.099cm" svg:x="23.77cm" svg:y="32.224cm" svg:viewBox="0 0 102 100" draw:points="0,49 4,30 14,15 32,3 51,0 71,3 87,15 98,30 102,49 98,68 87,85 71,96 51,100 32,96 14,85 4,68">
          <text:p/>
        </draw:polygon>
        <draw:path draw:style-name="gr10" draw:text-style-name="P1" draw:layer="layout" svg:width="0.101cm" svg:height="0.099cm" svg:x="23.77cm" svg:y="32.224cm" svg:viewBox="0 0 102 100" svg:d="M102 49c0 28-23 51-51 51-27 0-51-23-51-51 0-27 24-49 51-49 28 0 51 22 51 49z">
          <text:p/>
        </draw:path>
        <draw:line draw:style-name="gr6" draw:text-style-name="P1" draw:layer="layout" svg:x1="15.303cm" svg:y1="15.055cm" svg:x2="15.303cm" svg:y2="14.956cm">
          <text:p/>
        </draw:line>
        <draw:line draw:style-name="gr6" draw:text-style-name="P1" draw:layer="layout" svg:x1="14.293cm" svg:y1="15.055cm" svg:x2="14.293cm" svg:y2="14.956cm">
          <text:p/>
        </draw:line>
        <draw:line draw:style-name="gr6" draw:text-style-name="P1" draw:layer="layout" svg:x1="15.292cm" svg:y1="14.956cm" svg:x2="15.303cm" svg:y2="14.956cm">
          <text:p/>
        </draw:line>
        <draw:line draw:style-name="gr6" draw:text-style-name="P1" draw:layer="layout" svg:x1="15.292cm" svg:y1="15.055cm" svg:x2="15.303cm" svg:y2="15.055cm">
          <text:p/>
        </draw:line>
        <draw:line draw:style-name="gr6" draw:text-style-name="P1" draw:layer="layout" svg:x1="14.304cm" svg:y1="14.956cm" svg:x2="14.293cm" svg:y2="14.956cm">
          <text:p/>
        </draw:line>
        <draw:line draw:style-name="gr6" draw:text-style-name="P1" draw:layer="layout" svg:x1="14.304cm" svg:y1="15.055cm" svg:x2="14.293cm" svg:y2="15.055cm">
          <text:p/>
        </draw:line>
        <draw:line draw:style-name="gr6" draw:text-style-name="P1" draw:layer="layout" svg:x1="14.353cm" svg:y1="15.055cm" svg:x2="14.304cm" svg:y2="15.055cm">
          <text:p/>
        </draw:line>
        <draw:line draw:style-name="gr6" draw:text-style-name="P1" draw:layer="layout" svg:x1="14.353cm" svg:y1="14.956cm" svg:x2="14.353cm" svg:y2="15.055cm">
          <text:p/>
        </draw:line>
        <draw:line draw:style-name="gr6" draw:text-style-name="P1" draw:layer="layout" svg:x1="14.304cm" svg:y1="14.956cm" svg:x2="14.353cm" svg:y2="14.956cm">
          <text:p/>
        </draw:line>
        <draw:line draw:style-name="gr6" draw:text-style-name="P1" draw:layer="layout" svg:x1="15.292cm" svg:y1="15.055cm" svg:x2="15.244cm" svg:y2="15.055cm">
          <text:p/>
        </draw:line>
        <draw:line draw:style-name="gr6" draw:text-style-name="P1" draw:layer="layout" svg:x1="15.244cm" svg:y1="14.956cm" svg:x2="15.292cm" svg:y2="14.956cm">
          <text:p/>
        </draw:line>
        <draw:line draw:style-name="gr6" draw:text-style-name="P1" draw:layer="layout" svg:x1="15.244cm" svg:y1="15.055cm" svg:x2="15.244cm" svg:y2="14.956cm">
          <text:p/>
        </draw:line>
        <draw:line draw:style-name="gr6" draw:text-style-name="P1" draw:layer="layout" svg:x1="14.353cm" svg:y1="14.956cm" svg:x2="14.353cm" svg:y2="14.067cm">
          <text:p/>
        </draw:line>
        <draw:line draw:style-name="gr6" draw:text-style-name="P1" draw:layer="layout" svg:x1="15.244cm" svg:y1="15.055cm" svg:x2="14.353cm" svg:y2="15.055cm">
          <text:p/>
        </draw:line>
        <draw:line draw:style-name="gr6" draw:text-style-name="P1" draw:layer="layout" svg:x1="15.244cm" svg:y1="14.956cm" svg:x2="14.353cm" svg:y2="14.956cm">
          <text:p/>
        </draw:line>
        <draw:path draw:style-name="gr6" draw:text-style-name="P1" draw:layer="layout" svg:width="0.891cm" svg:height="0.889cm" svg:x="14.353cm" svg:y="14.067cm" svg:viewBox="0 0 892 890" svg:d="M0 0c492 0 892 398 892 890">
          <text:p/>
        </draw:path>
        <draw:line draw:style-name="gr6" draw:text-style-name="P1" draw:layer="layout" svg:x1="40.987cm" svg:y1="32.323cm" svg:x2="41.107cm" svg:y2="32.323cm">
          <text:p/>
        </draw:line>
        <draw:line draw:style-name="gr6" draw:text-style-name="P1" draw:layer="layout" svg:x1="40.987cm" svg:y1="33.132cm" svg:x2="41.107cm" svg:y2="33.132cm">
          <text:p/>
        </draw:line>
        <draw:line draw:style-name="gr6" draw:text-style-name="P1" draw:layer="layout" svg:x1="41.107cm" svg:y1="32.332cm" svg:x2="41.107cm" svg:y2="32.323cm">
          <text:p/>
        </draw:line>
        <draw:line draw:style-name="gr6" draw:text-style-name="P1" draw:layer="layout" svg:x1="40.987cm" svg:y1="32.332cm" svg:x2="40.987cm" svg:y2="32.323cm">
          <text:p/>
        </draw:line>
        <draw:line draw:style-name="gr6" draw:text-style-name="P1" draw:layer="layout" svg:x1="41.107cm" svg:y1="33.121cm" svg:x2="41.107cm" svg:y2="33.132cm">
          <text:p/>
        </draw:line>
        <draw:line draw:style-name="gr6" draw:text-style-name="P1" draw:layer="layout" svg:x1="40.987cm" svg:y1="33.121cm" svg:x2="40.987cm" svg:y2="33.132cm">
          <text:p/>
        </draw:line>
        <draw:polyline draw:style-name="gr6" draw:text-style-name="P1" draw:layer="layout" svg:width="0.12cm" svg:height="0.049cm" svg:x="40.987cm" svg:y="33.072cm" svg:viewBox="0 0 121 50" draw:points="121,50 121,0 0,0 0,50">
          <text:p/>
        </draw:polyline>
        <draw:polyline draw:style-name="gr6" draw:text-style-name="P1" draw:layer="layout" svg:width="0.12cm" svg:height="0.05cm" svg:x="40.987cm" svg:y="32.332cm" svg:viewBox="0 0 121 51" draw:points="0,51 121,51 121,0">
          <text:p/>
        </draw:polyline>
        <draw:line draw:style-name="gr6" draw:text-style-name="P1" draw:layer="layout" svg:x1="40.987cm" svg:y1="32.332cm" svg:x2="40.987cm" svg:y2="32.382cm">
          <text:p/>
        </draw:line>
        <draw:line draw:style-name="gr6" draw:text-style-name="P1" draw:layer="layout" svg:x1="41.107cm" svg:y1="33.072cm" svg:x2="41.797cm" svg:y2="33.072cm">
          <text:p/>
        </draw:line>
        <draw:line draw:style-name="gr6" draw:text-style-name="P1" draw:layer="layout" svg:x1="40.987cm" svg:y1="33.072cm" svg:x2="40.987cm" svg:y2="32.382cm">
          <text:p/>
        </draw:line>
        <draw:path draw:style-name="gr6" draw:text-style-name="P1" draw:layer="layout" svg:width="0.69cm" svg:height="0.69cm" svg:x="41.107cm" svg:y="32.382cm" svg:viewBox="0 0 691 691" svg:d="M0 691v-691c381 0 691 309 691 691">
          <text:p/>
        </draw:path>
        <draw:line draw:style-name="gr6" draw:text-style-name="P1" draw:layer="layout" svg:x1="41.776cm" svg:y1="34.186cm" svg:x2="41.776cm" svg:y2="34.067cm">
          <text:p/>
        </draw:line>
        <draw:line draw:style-name="gr6" draw:text-style-name="P1" draw:layer="layout" svg:x1="42.786cm" svg:y1="34.186cm" svg:x2="42.786cm" svg:y2="34.067cm">
          <text:p/>
        </draw:line>
        <draw:line draw:style-name="gr6" draw:text-style-name="P1" draw:layer="layout" svg:x1="41.787cm" svg:y1="34.067cm" svg:x2="41.776cm" svg:y2="34.067cm">
          <text:p/>
        </draw:line>
        <draw:line draw:style-name="gr6" draw:text-style-name="P1" draw:layer="layout" svg:x1="41.787cm" svg:y1="34.186cm" svg:x2="41.776cm" svg:y2="34.186cm">
          <text:p/>
        </draw:line>
        <draw:line draw:style-name="gr6" draw:text-style-name="P1" draw:layer="layout" svg:x1="42.775cm" svg:y1="34.067cm" svg:x2="42.786cm" svg:y2="34.067cm">
          <text:p/>
        </draw:line>
        <draw:line draw:style-name="gr6" draw:text-style-name="P1" draw:layer="layout" svg:x1="42.775cm" svg:y1="34.186cm" svg:x2="42.786cm" svg:y2="34.186cm">
          <text:p/>
        </draw:line>
        <draw:polyline draw:style-name="gr6" draw:text-style-name="P1" draw:layer="layout" svg:width="0.048cm" svg:height="0.119cm" svg:x="41.787cm" svg:y="34.067cm" svg:viewBox="0 0 49 120" draw:points="49,120 49,0 0,0">
          <text:p/>
        </draw:polyline>
        <draw:line draw:style-name="gr6" draw:text-style-name="P1" draw:layer="layout" svg:x1="41.787cm" svg:y1="34.186cm" svg:x2="41.835cm" svg:y2="34.186cm">
          <text:p/>
        </draw:line>
        <draw:polyline draw:style-name="gr6" draw:text-style-name="P1" draw:layer="layout" svg:width="0.048cm" svg:height="0.119cm" svg:x="42.727cm" svg:y="34.067cm" svg:viewBox="0 0 49 120" draw:points="49,0 0,0 0,120 49,120">
          <text:p/>
        </draw:polyline>
        <draw:line draw:style-name="gr6" draw:text-style-name="P1" draw:layer="layout" svg:x1="42.727cm" svg:y1="34.067cm" svg:x2="42.727cm" svg:y2="33.176cm">
          <text:p/>
        </draw:line>
        <draw:path draw:style-name="gr6" draw:text-style-name="P1" draw:layer="layout" svg:width="0.892cm" svg:height="0.891cm" svg:x="41.835cm" svg:y="33.176cm" svg:viewBox="0 0 893 892" svg:d="M0 892c0-491 400-892 893-892">
          <text:p/>
        </draw:path>
        <draw:line draw:style-name="gr6" draw:text-style-name="P1" draw:layer="layout" svg:x1="41.897cm" svg:y1="32.107cm" svg:x2="41.897cm" svg:y2="32.228cm">
          <text:p/>
        </draw:line>
        <draw:line draw:style-name="gr6" draw:text-style-name="P1" draw:layer="layout" svg:x1="42.906cm" svg:y1="32.107cm" svg:x2="42.906cm" svg:y2="32.228cm">
          <text:p/>
        </draw:line>
        <draw:line draw:style-name="gr6" draw:text-style-name="P1" draw:layer="layout" svg:x1="41.907cm" svg:y1="32.228cm" svg:x2="41.897cm" svg:y2="32.228cm">
          <text:p/>
        </draw:line>
        <draw:line draw:style-name="gr6" draw:text-style-name="P1" draw:layer="layout" svg:x1="41.907cm" svg:y1="32.107cm" svg:x2="41.897cm" svg:y2="32.107cm">
          <text:p/>
        </draw:line>
        <draw:line draw:style-name="gr6" draw:text-style-name="P1" draw:layer="layout" svg:x1="42.896cm" svg:y1="32.228cm" svg:x2="42.906cm" svg:y2="32.228cm">
          <text:p/>
        </draw:line>
        <draw:line draw:style-name="gr6" draw:text-style-name="P1" draw:layer="layout" svg:x1="42.896cm" svg:y1="32.107cm" svg:x2="42.906cm" svg:y2="32.107cm">
          <text:p/>
        </draw:line>
        <draw:line draw:style-name="gr6" draw:text-style-name="P1" draw:layer="layout" svg:x1="41.907cm" svg:y1="32.107cm" svg:x2="41.956cm" svg:y2="32.107cm">
          <text:p/>
        </draw:line>
        <draw:line draw:style-name="gr6" draw:text-style-name="P1" draw:layer="layout" svg:x1="41.956cm" svg:y1="32.228cm" svg:x2="41.907cm" svg:y2="32.228cm">
          <text:p/>
        </draw:line>
        <draw:line draw:style-name="gr6" draw:text-style-name="P1" draw:layer="layout" svg:x1="41.956cm" svg:y1="32.107cm" svg:x2="41.956cm" svg:y2="32.228cm">
          <text:p/>
        </draw:line>
        <draw:line draw:style-name="gr6" draw:text-style-name="P1" draw:layer="layout" svg:x1="42.847cm" svg:y1="32.107cm" svg:x2="42.896cm" svg:y2="32.107cm">
          <text:p/>
        </draw:line>
        <draw:line draw:style-name="gr6" draw:text-style-name="P1" draw:layer="layout" svg:x1="42.847cm" svg:y1="32.228cm" svg:x2="42.847cm" svg:y2="32.107cm">
          <text:p/>
        </draw:line>
        <draw:polyline draw:style-name="gr6" draw:text-style-name="P1" draw:layer="layout" svg:width="0.049cm" svg:height="0.885cm" svg:x="42.847cm" svg:y="32.228cm" svg:viewBox="0 0 50 886" draw:points="50,0 0,0 0,886">
          <text:p/>
        </draw:polyline>
        <draw:path draw:style-name="gr6" draw:text-style-name="P1" draw:layer="layout" svg:width="0.813cm" svg:height="0.885cm" svg:x="41.956cm" svg:y="32.228cm" svg:viewBox="0 0 814 886" svg:d="M814 886c-460-38-814-424-814-886">
          <text:p/>
        </draw:path>
        <draw:polyline draw:style-name="gr6" draw:text-style-name="P1" draw:layer="layout" svg:width="1.373cm" svg:height="8.509cm" svg:x="46.958cm" svg:y="21.175cm" svg:viewBox="0 0 1374 8510" draw:points="0,29 1338,8478 1374,8510 25,0">
          <text:p/>
        </draw:polyline>
        <draw:line draw:style-name="gr6" draw:text-style-name="P1" draw:layer="layout" svg:x1="45.861cm" svg:y1="21.204cm" svg:x2="45.861cm" svg:y2="21.175cm">
          <text:p/>
        </draw:line>
        <draw:line draw:style-name="gr6" draw:text-style-name="P1" draw:layer="layout" svg:x1="45.861cm" svg:y1="21.204cm" svg:x2="46.958cm" svg:y2="21.204cm">
          <text:p/>
        </draw:line>
        <draw:line draw:style-name="gr6" draw:text-style-name="P1" draw:layer="layout" svg:x1="46.984cm" svg:y1="21.175cm" svg:x2="46.958cm" svg:y2="21.205cm">
          <text:p/>
        </draw:line>
        <draw:line draw:style-name="gr6" draw:text-style-name="P1" draw:layer="layout" svg:x1="46.983cm" svg:y1="21.175cm" svg:x2="45.861cm" svg:y2="21.175cm">
          <text:p/>
        </draw:line>
        <draw:line draw:style-name="gr6" draw:text-style-name="P1" draw:layer="layout" svg:x1="48.12cm" svg:y1="29.684cm" svg:x2="48.12cm" svg:y2="29.652cm">
          <text:p/>
        </draw:line>
        <draw:line draw:style-name="gr6" draw:text-style-name="P1" draw:layer="layout" svg:x1="48.295cm" svg:y1="29.652cm" svg:x2="48.12cm" svg:y2="29.652cm">
          <text:p/>
        </draw:line>
        <draw:line draw:style-name="gr6" draw:text-style-name="P1" draw:layer="layout" svg:x1="48.12cm" svg:y1="29.684cm" svg:x2="48.331cm" svg:y2="29.684cm">
          <text:p/>
        </draw:line>
        <draw:polyline draw:style-name="gr6" draw:text-style-name="P1" draw:layer="layout" svg:width="1.374cm" svg:height="8.509cm" svg:x="48.602cm" svg:y="21.175cm" svg:viewBox="0 0 1375 8510" draw:points="0,0 1350,8510 1375,8478 36,29">
          <text:p/>
        </draw:polyline>
        <draw:polyline draw:style-name="gr6" draw:text-style-name="P1" draw:layer="layout" svg:width="1.116cm" svg:height="0.029cm" svg:x="48.638cm" svg:y="21.175cm" svg:viewBox="0 0 1117 30" draw:points="1117,0 1117,30 0,30">
          <text:p/>
        </draw:polyline>
        <draw:line draw:style-name="gr6" draw:text-style-name="P1" draw:layer="layout" svg:x1="48.602cm" svg:y1="21.175cm" svg:x2="49.754cm" svg:y2="21.175cm">
          <text:p/>
        </draw:line>
        <draw:line draw:style-name="gr6" draw:text-style-name="P1" draw:layer="layout" svg:x1="48.639cm" svg:y1="21.205cm" svg:x2="48.602cm" svg:y2="21.175cm">
          <text:p/>
        </draw:line>
        <draw:line draw:style-name="gr6" draw:text-style-name="P1" draw:layer="layout" svg:x1="50.435cm" svg:y1="29.652cm" svg:x2="50.435cm" svg:y2="29.684cm">
          <text:p/>
        </draw:line>
        <draw:line draw:style-name="gr6" draw:text-style-name="P1" draw:layer="layout" svg:x1="49.976cm" svg:y1="29.652cm" svg:x2="50.435cm" svg:y2="29.652cm">
          <text:p/>
        </draw:line>
        <draw:line draw:style-name="gr6" draw:text-style-name="P1" draw:layer="layout" svg:x1="50.435cm" svg:y1="29.684cm" svg:x2="49.951cm" svg:y2="29.684cm">
          <text:p/>
        </draw:line>
        <draw:path draw:style-name="gr7" draw:text-style-name="P1" draw:layer="layout" svg:width="0.381cm" svg:height="0.381cm" svg:x="64.431cm" svg:y="29.737cm" svg:viewBox="0 0 382 382" svg:d="M382 191c0 106-85 191-191 191s-191-85-191-191c0-105 85-191 191-191s191 86 191 191z">
          <text:p/>
        </draw:path>
        <draw:path draw:style-name="gr7" draw:text-style-name="P1" draw:layer="layout" svg:width="0.407cm" svg:height="0.406cm" svg:x="64.418cm" svg:y="29.724cm" svg:viewBox="0 0 408 407" svg:d="M408 204c0 112-92 203-205 203-112 0-203-91-203-203 0-113 91-204 203-204 113 0 205 91 205 204z">
          <text:p/>
        </draw:path>
        <draw:path draw:style-name="gr7" draw:text-style-name="P1" draw:layer="layout" svg:width="0.381cm" svg:height="0.381cm" svg:x="64.431cm" svg:y="29.737cm" svg:viewBox="0 0 382 382" svg:d="M382 191c0 106-85 191-191 191s-191-85-191-191c0-105 85-191 191-191s191 86 191 191z">
          <text:p/>
        </draw:path>
        <draw:path draw:style-name="gr7" draw:text-style-name="P1" draw:layer="layout" svg:width="0.381cm" svg:height="0.381cm" svg:x="57.232cm" svg:y="29.737cm" svg:viewBox="0 0 382 382" svg:d="M382 191c0 106-85 191-190 191-107 0-192-85-192-191 0-105 85-191 192-191 105 0 190 86 190 191z">
          <text:p/>
        </draw:path>
        <draw:path draw:style-name="gr7" draw:text-style-name="P1" draw:layer="layout" svg:width="0.407cm" svg:height="0.406cm" svg:x="57.219cm" svg:y="29.724cm" svg:viewBox="0 0 408 407" svg:d="M408 204c0 112-91 203-204 203s-204-91-204-203c0-113 91-204 204-204s204 91 204 204z">
          <text:p/>
        </draw:path>
        <draw:path draw:style-name="gr7" draw:text-style-name="P1" draw:layer="layout" svg:width="0.381cm" svg:height="0.381cm" svg:x="57.232cm" svg:y="29.737cm" svg:viewBox="0 0 382 382" svg:d="M382 191c0 106-85 191-190 191-107 0-192-85-192-191 0-105 85-191 192-191 105 0 190 86 190 191z">
          <text:p/>
        </draw:path>
        <draw:path draw:style-name="gr7" draw:text-style-name="P1" draw:layer="layout" svg:width="0.381cm" svg:height="0.381cm" svg:x="64.431cm" svg:y="20.739cm" svg:viewBox="0 0 382 382" svg:d="M382 191c0 106-85 191-191 191s-191-85-191-191c0-104 85-191 191-191s191 87 191 191z">
          <text:p/>
        </draw:path>
        <draw:path draw:style-name="gr7" draw:text-style-name="P1" draw:layer="layout" svg:width="0.407cm" svg:height="0.406cm" svg:x="64.418cm" svg:y="20.726cm" svg:viewBox="0 0 408 407" svg:d="M408 204c0 112-92 203-205 203-112 0-203-91-203-203 0-113 91-204 203-204 113 0 205 91 205 204z">
          <text:p/>
        </draw:path>
        <draw:path draw:style-name="gr7" draw:text-style-name="P1" draw:layer="layout" svg:width="0.381cm" svg:height="0.381cm" svg:x="64.431cm" svg:y="20.739cm" svg:viewBox="0 0 382 382" svg:d="M382 191c0 106-85 191-191 191s-191-85-191-191c0-104 85-191 191-191s191 87 191 191z">
          <text:p/>
        </draw:path>
        <draw:path draw:style-name="gr7" draw:text-style-name="P1" draw:layer="layout" svg:width="0.381cm" svg:height="0.381cm" svg:x="42.837cm" svg:y="20.739cm" svg:viewBox="0 0 382 382" svg:d="M382 191c0 106-87 191-191 191-106 0-191-85-191-191 0-104 85-191 191-191 104 0 191 87 191 191z">
          <text:p/>
        </draw:path>
        <draw:path draw:style-name="gr7" draw:text-style-name="P1" draw:layer="layout" svg:width="0.404cm" svg:height="0.406cm" svg:x="42.824cm" svg:y="20.726cm" svg:viewBox="0 0 405 407" svg:d="M405 204c0 112-89 203-201 203-113 0-204-91-204-203 0-113 91-204 204-204 112 0 201 91 201 204z">
          <text:p/>
        </draw:path>
        <draw:path draw:style-name="gr7" draw:text-style-name="P1" draw:layer="layout" svg:width="0.381cm" svg:height="0.381cm" svg:x="42.837cm" svg:y="20.739cm" svg:viewBox="0 0 382 382" svg:d="M382 191c0 106-87 191-191 191-106 0-191-85-191-191 0-104 85-191 191-191 104 0 191 87 191 191z">
          <text:p/>
        </draw:path>
        <draw:path draw:style-name="gr7" draw:text-style-name="P1" draw:layer="layout" svg:width="0.381cm" svg:height="0.381cm" svg:x="35.638cm" svg:y="20.739cm" svg:viewBox="0 0 382 382" svg:d="M382 191c0 106-88 191-192 191-106 0-190-85-190-191 0-104 84-191 190-191 104 0 192 87 192 191z">
          <text:p/>
        </draw:path>
        <draw:path draw:style-name="gr7" draw:text-style-name="P1" draw:layer="layout" svg:width="0.407cm" svg:height="0.406cm" svg:x="35.625cm" svg:y="20.726cm" svg:viewBox="0 0 408 407" svg:d="M408 204c0 112-91 203-205 203-112 0-203-91-203-203 0-113 91-204 203-204 114 0 205 91 205 204z">
          <text:p/>
        </draw:path>
        <draw:path draw:style-name="gr7" draw:text-style-name="P1" draw:layer="layout" svg:width="0.381cm" svg:height="0.381cm" svg:x="35.638cm" svg:y="20.739cm" svg:viewBox="0 0 382 382" svg:d="M382 191c0 106-88 191-192 191-106 0-190-85-190-191 0-104 84-191 190-191 104 0 192 87 192 191z">
          <text:p/>
        </draw:path>
        <draw:line draw:style-name="gr6" draw:text-style-name="P1" draw:layer="layout" svg:x1="28.63cm" svg:y1="24.144cm" svg:x2="28.63cm" svg:y2="26.714cm">
          <text:p/>
        </draw:line>
        <draw:line draw:style-name="gr6" draw:text-style-name="P1" draw:layer="layout" svg:x1="28.57cm" svg:y1="24.094cm" svg:x2="28.57cm" svg:y2="24.108cm">
          <text:p/>
        </draw:line>
        <draw:line draw:style-name="gr6" draw:text-style-name="P1" draw:layer="layout" svg:x1="28.689cm" svg:y1="24.094cm" svg:x2="28.57cm" svg:y2="24.094cm">
          <text:p/>
        </draw:line>
        <draw:line draw:style-name="gr6" draw:text-style-name="P1" draw:layer="layout" svg:x1="28.689cm" svg:y1="24.108cm" svg:x2="28.689cm" svg:y2="24.094cm">
          <text:p/>
        </draw:line>
        <draw:line draw:style-name="gr6" draw:text-style-name="P1" draw:layer="layout" svg:x1="28.57cm" svg:y1="26.763cm" svg:x2="28.57cm" svg:y2="26.748cm">
          <text:p/>
        </draw:line>
        <draw:line draw:style-name="gr6" draw:text-style-name="P1" draw:layer="layout" svg:x1="28.689cm" svg:y1="26.763cm" svg:x2="28.57cm" svg:y2="26.763cm">
          <text:p/>
        </draw:line>
        <draw:line draw:style-name="gr6" draw:text-style-name="P1" draw:layer="layout" svg:x1="28.689cm" svg:y1="26.748cm" svg:x2="28.689cm" svg:y2="26.763cm">
          <text:p/>
        </draw:line>
        <draw:line draw:style-name="gr6" draw:text-style-name="P1" draw:layer="layout" svg:x1="28.57cm" svg:y1="26.714cm" svg:x2="28.689cm" svg:y2="26.714cm">
          <text:p/>
        </draw:line>
        <draw:line draw:style-name="gr6" draw:text-style-name="P1" draw:layer="layout" svg:x1="28.57cm" svg:y1="26.748cm" svg:x2="28.57cm" svg:y2="26.714cm">
          <text:p/>
        </draw:line>
        <draw:line draw:style-name="gr6" draw:text-style-name="P1" draw:layer="layout" svg:x1="28.689cm" svg:y1="26.714cm" svg:x2="28.689cm" svg:y2="26.748cm">
          <text:p/>
        </draw:line>
        <draw:line draw:style-name="gr6" draw:text-style-name="P1" draw:layer="layout" svg:x1="28.689cm" svg:y1="24.108cm" svg:x2="28.689cm" svg:y2="24.144cm">
          <text:p/>
        </draw:line>
        <draw:line draw:style-name="gr6" draw:text-style-name="P1" draw:layer="layout" svg:x1="28.57cm" svg:y1="24.144cm" svg:x2="28.57cm" svg:y2="24.108cm">
          <text:p/>
        </draw:line>
        <draw:line draw:style-name="gr6" draw:text-style-name="P1" draw:layer="layout" svg:x1="28.689cm" svg:y1="24.144cm" svg:x2="28.57cm" svg:y2="24.144cm">
          <text:p/>
        </draw:line>
        <draw:line draw:style-name="gr6" draw:text-style-name="P1" draw:layer="layout" svg:x1="28.689cm" svg:y1="24.144cm" svg:x2="28.689cm" svg:y2="26.714cm">
          <text:p/>
        </draw:line>
        <draw:line draw:style-name="gr6" draw:text-style-name="P1" draw:layer="layout" svg:x1="28.57cm" svg:y1="26.714cm" svg:x2="28.57cm" svg:y2="24.144cm">
          <text:p/>
        </draw:line>
        <draw:line draw:style-name="gr6" draw:text-style-name="P1" draw:layer="layout" svg:x1="63.487cm" svg:y1="15.055cm" svg:x2="63.487cm" svg:y2="14.956cm">
          <text:p/>
        </draw:line>
        <draw:line draw:style-name="gr6" draw:text-style-name="P1" draw:layer="layout" svg:x1="64.496cm" svg:y1="15.055cm" svg:x2="64.496cm" svg:y2="14.956cm">
          <text:p/>
        </draw:line>
        <draw:line draw:style-name="gr6" draw:text-style-name="P1" draw:layer="layout" svg:x1="63.495cm" svg:y1="14.956cm" svg:x2="63.487cm" svg:y2="14.956cm">
          <text:p/>
        </draw:line>
        <draw:line draw:style-name="gr6" draw:text-style-name="P1" draw:layer="layout" svg:x1="63.495cm" svg:y1="15.055cm" svg:x2="63.487cm" svg:y2="15.055cm">
          <text:p/>
        </draw:line>
        <draw:line draw:style-name="gr6" draw:text-style-name="P1" draw:layer="layout" svg:x1="64.486cm" svg:y1="14.956cm" svg:x2="64.496cm" svg:y2="14.956cm">
          <text:p/>
        </draw:line>
        <draw:line draw:style-name="gr6" draw:text-style-name="P1" draw:layer="layout" svg:x1="64.486cm" svg:y1="15.055cm" svg:x2="64.496cm" svg:y2="15.055cm">
          <text:p/>
        </draw:line>
        <draw:polyline draw:style-name="gr6" draw:text-style-name="P1" draw:layer="layout" svg:width="0.051cm" svg:height="0.099cm" svg:x="63.495cm" svg:y="14.956cm" svg:viewBox="0 0 52 100" draw:points="52,100 52,0 0,0">
          <text:p/>
        </draw:polyline>
        <draw:line draw:style-name="gr6" draw:text-style-name="P1" draw:layer="layout" svg:x1="63.495cm" svg:y1="15.055cm" svg:x2="63.546cm" svg:y2="15.055cm">
          <text:p/>
        </draw:line>
        <draw:polyline draw:style-name="gr6" draw:text-style-name="P1" draw:layer="layout" svg:width="0.051cm" svg:height="0.099cm" svg:x="64.435cm" svg:y="14.956cm" svg:viewBox="0 0 52 100" draw:points="52,0 0,0 0,100 52,100">
          <text:p/>
        </draw:polyline>
        <draw:line draw:style-name="gr6" draw:text-style-name="P1" draw:layer="layout" svg:x1="64.435cm" svg:y1="14.956cm" svg:x2="64.435cm" svg:y2="14.067cm">
          <text:p/>
        </draw:line>
        <draw:line draw:style-name="gr6" draw:text-style-name="P1" draw:layer="layout" svg:x1="64.435cm" svg:y1="15.055cm" svg:x2="63.546cm" svg:y2="15.055cm">
          <text:p/>
        </draw:line>
        <draw:path draw:style-name="gr6" draw:text-style-name="P1" draw:layer="layout" svg:width="0.889cm" svg:height="0.889cm" svg:x="63.546cm" svg:y="14.067cm" svg:viewBox="0 0 890 890" svg:d="M890 890h-890c0-492 399-890 890-890">
          <text:p/>
        </draw:path>
        <draw:line draw:style-name="gr6" draw:text-style-name="P1" draw:layer="layout" svg:x1="57.006cm" svg:y1="32.956cm" svg:x2="57.175cm" svg:y2="32.956cm">
          <text:p/>
        </draw:line>
        <draw:line draw:style-name="gr6" draw:text-style-name="P1" draw:layer="layout" svg:x1="57.006cm" svg:y1="33.968cm" svg:x2="57.175cm" svg:y2="33.968cm">
          <text:p/>
        </draw:line>
        <draw:line draw:style-name="gr6" draw:text-style-name="P1" draw:layer="layout" svg:x1="57.175cm" svg:y1="32.967cm" svg:x2="57.175cm" svg:y2="32.956cm">
          <text:p/>
        </draw:line>
        <draw:line draw:style-name="gr6" draw:text-style-name="P1" draw:layer="layout" svg:x1="57.006cm" svg:y1="32.967cm" svg:x2="57.006cm" svg:y2="32.956cm">
          <text:p/>
        </draw:line>
        <draw:line draw:style-name="gr6" draw:text-style-name="P1" draw:layer="layout" svg:x1="57.175cm" svg:y1="33.957cm" svg:x2="57.175cm" svg:y2="33.968cm">
          <text:p/>
        </draw:line>
        <draw:line draw:style-name="gr6" draw:text-style-name="P1" draw:layer="layout" svg:x1="57.006cm" svg:y1="33.957cm" svg:x2="57.006cm" svg:y2="33.968cm">
          <text:p/>
        </draw:line>
        <draw:polyline draw:style-name="gr6" draw:text-style-name="P1" draw:layer="layout" svg:width="0.169cm" svg:height="0.051cm" svg:x="57.006cm" svg:y="33.906cm" svg:viewBox="0 0 170 52" draw:points="170,52 170,0 0,0 0,52">
          <text:p/>
        </draw:polyline>
        <draw:polyline draw:style-name="gr6" draw:text-style-name="P1" draw:layer="layout" svg:width="0.169cm" svg:height="0.05cm" svg:x="57.006cm" svg:y="32.967cm" svg:viewBox="0 0 170 51" draw:points="0,51 170,51 170,0">
          <text:p/>
        </draw:polyline>
        <draw:line draw:style-name="gr6" draw:text-style-name="P1" draw:layer="layout" svg:x1="57.006cm" svg:y1="32.967cm" svg:x2="57.006cm" svg:y2="33.017cm">
          <text:p/>
        </draw:line>
        <draw:line draw:style-name="gr6" draw:text-style-name="P1" draw:layer="layout" svg:x1="57.175cm" svg:y1="33.906cm" svg:x2="58.066cm" svg:y2="33.906cm">
          <text:p/>
        </draw:line>
        <draw:line draw:style-name="gr6" draw:text-style-name="P1" draw:layer="layout" svg:x1="57.006cm" svg:y1="33.906cm" svg:x2="57.006cm" svg:y2="33.017cm">
          <text:p/>
        </draw:line>
        <draw:path draw:style-name="gr6" draw:text-style-name="P1" draw:layer="layout" svg:width="0.891cm" svg:height="0.889cm" svg:x="57.175cm" svg:y="33.017cm" svg:viewBox="0 0 892 890" svg:d="M0 890v-890c492 0 892 399 892 890">
          <text:p/>
        </draw:path>
        <draw:line draw:style-name="gr6" draw:text-style-name="P1" draw:layer="layout" svg:x1="69.159cm" svg:y1="30.837cm" svg:x2="69.278cm" svg:y2="30.837cm">
          <text:p/>
        </draw:line>
        <draw:line draw:style-name="gr6" draw:text-style-name="P1" draw:layer="layout" svg:x1="69.159cm" svg:y1="29.828cm" svg:x2="69.278cm" svg:y2="29.828cm">
          <text:p/>
        </draw:line>
        <draw:line draw:style-name="gr6" draw:text-style-name="P1" draw:layer="layout" svg:x1="69.278cm" svg:y1="30.827cm" svg:x2="69.278cm" svg:y2="30.837cm">
          <text:p/>
        </draw:line>
        <draw:line draw:style-name="gr6" draw:text-style-name="P1" draw:layer="layout" svg:x1="69.159cm" svg:y1="30.827cm" svg:x2="69.159cm" svg:y2="30.837cm">
          <text:p/>
        </draw:line>
        <draw:line draw:style-name="gr6" draw:text-style-name="P1" draw:layer="layout" svg:x1="69.278cm" svg:y1="29.838cm" svg:x2="69.278cm" svg:y2="29.828cm">
          <text:p/>
        </draw:line>
        <draw:line draw:style-name="gr6" draw:text-style-name="P1" draw:layer="layout" svg:x1="69.159cm" svg:y1="29.838cm" svg:x2="69.159cm" svg:y2="29.828cm">
          <text:p/>
        </draw:line>
        <draw:line draw:style-name="gr6" draw:text-style-name="P1" draw:layer="layout" svg:x1="69.159cm" svg:y1="29.887cm" svg:x2="69.159cm" svg:y2="29.838cm">
          <text:p/>
        </draw:line>
        <draw:line draw:style-name="gr6" draw:text-style-name="P1" draw:layer="layout" svg:x1="69.278cm" svg:y1="29.887cm" svg:x2="69.159cm" svg:y2="29.887cm">
          <text:p/>
        </draw:line>
        <draw:line draw:style-name="gr6" draw:text-style-name="P1" draw:layer="layout" svg:x1="69.278cm" svg:y1="29.838cm" svg:x2="69.278cm" svg:y2="29.887cm">
          <text:p/>
        </draw:line>
        <draw:line draw:style-name="gr6" draw:text-style-name="P1" draw:layer="layout" svg:x1="69.159cm" svg:y1="30.827cm" svg:x2="69.159cm" svg:y2="30.778cm">
          <text:p/>
        </draw:line>
        <draw:line draw:style-name="gr6" draw:text-style-name="P1" draw:layer="layout" svg:x1="69.278cm" svg:y1="30.778cm" svg:x2="69.278cm" svg:y2="30.827cm">
          <text:p/>
        </draw:line>
        <draw:line draw:style-name="gr6" draw:text-style-name="P1" draw:layer="layout" svg:x1="69.159cm" svg:y1="30.778cm" svg:x2="69.278cm" svg:y2="30.778cm">
          <text:p/>
        </draw:line>
        <draw:line draw:style-name="gr6" draw:text-style-name="P1" draw:layer="layout" svg:x1="69.278cm" svg:y1="29.887cm" svg:x2="70.169cm" svg:y2="29.887cm">
          <text:p/>
        </draw:line>
        <draw:line draw:style-name="gr6" draw:text-style-name="P1" draw:layer="layout" svg:x1="69.159cm" svg:y1="30.778cm" svg:x2="69.159cm" svg:y2="29.887cm">
          <text:p/>
        </draw:line>
        <draw:line draw:style-name="gr6" draw:text-style-name="P1" draw:layer="layout" svg:x1="69.278cm" svg:y1="30.778cm" svg:x2="69.278cm" svg:y2="29.887cm">
          <text:p/>
        </draw:line>
        <draw:path draw:style-name="gr6" draw:text-style-name="P1" draw:layer="layout" svg:width="0.891cm" svg:height="0.891cm" svg:x="69.278cm" svg:y="29.887cm" svg:viewBox="0 0 892 892" svg:d="M892 0c0 493-401 892-892 892">
          <text:p/>
        </draw:path>
        <draw:line draw:style-name="gr6" draw:text-style-name="P1" draw:layer="layout" svg:x1="71.198cm" svg:y1="30.937cm" svg:x2="71.079cm" svg:y2="30.937cm">
          <text:p/>
        </draw:line>
        <draw:line draw:style-name="gr6" draw:text-style-name="P1" draw:layer="layout" svg:x1="71.198cm" svg:y1="29.927cm" svg:x2="71.079cm" svg:y2="29.927cm">
          <text:p/>
        </draw:line>
        <draw:line draw:style-name="gr6" draw:text-style-name="P1" draw:layer="layout" svg:x1="71.079cm" svg:y1="30.928cm" svg:x2="71.079cm" svg:y2="30.937cm">
          <text:p/>
        </draw:line>
        <draw:line draw:style-name="gr6" draw:text-style-name="P1" draw:layer="layout" svg:x1="71.198cm" svg:y1="30.928cm" svg:x2="71.198cm" svg:y2="30.937cm">
          <text:p/>
        </draw:line>
        <draw:line draw:style-name="gr6" draw:text-style-name="P1" draw:layer="layout" svg:x1="71.079cm" svg:y1="29.938cm" svg:x2="71.079cm" svg:y2="29.927cm">
          <text:p/>
        </draw:line>
        <draw:line draw:style-name="gr6" draw:text-style-name="P1" draw:layer="layout" svg:x1="71.198cm" svg:y1="29.938cm" svg:x2="71.198cm" svg:y2="29.927cm">
          <text:p/>
        </draw:line>
        <draw:polyline draw:style-name="gr6" draw:text-style-name="P1" draw:layer="layout" svg:width="0.119cm" svg:height="0.051cm" svg:x="71.079cm" svg:y="30.877cm" svg:viewBox="0 0 120 52" draw:points="120,0 0,0 0,52">
          <text:p/>
        </draw:polyline>
        <draw:line draw:style-name="gr6" draw:text-style-name="P1" draw:layer="layout" svg:x1="71.198cm" svg:y1="30.928cm" svg:x2="71.198cm" svg:y2="30.877cm">
          <text:p/>
        </draw:line>
        <draw:polyline draw:style-name="gr6" draw:text-style-name="P1" draw:layer="layout" svg:width="0.119cm" svg:height="0.05cm" svg:x="71.079cm" svg:y="29.938cm" svg:viewBox="0 0 120 51" draw:points="0,0 0,51 120,51 120,0">
          <text:p/>
        </draw:polyline>
        <draw:line draw:style-name="gr6" draw:text-style-name="P1" draw:layer="layout" svg:x1="71.079cm" svg:y1="29.988cm" svg:x2="70.188cm" svg:y2="29.988cm">
          <text:p/>
        </draw:line>
        <draw:path draw:style-name="gr6" draw:text-style-name="P1" draw:layer="layout" svg:width="0.891cm" svg:height="0.889cm" svg:x="70.188cm" svg:y="29.988cm" svg:viewBox="0 0 892 890" svg:d="M892 890c-492 0-892-398-892-890">
          <text:p/>
        </draw:path>
        <draw:line draw:style-name="gr6" draw:text-style-name="P1" draw:layer="layout" svg:x1="71.198cm" svg:y1="31.968cm" svg:x2="71.079cm" svg:y2="31.968cm">
          <text:p/>
        </draw:line>
        <draw:line draw:style-name="gr6" draw:text-style-name="P1" draw:layer="layout" svg:x1="71.198cm" svg:y1="31.157cm" svg:x2="71.079cm" svg:y2="31.157cm">
          <text:p/>
        </draw:line>
        <draw:line draw:style-name="gr6" draw:text-style-name="P1" draw:layer="layout" svg:x1="71.079cm" svg:y1="31.957cm" svg:x2="71.079cm" svg:y2="31.968cm">
          <text:p/>
        </draw:line>
        <draw:line draw:style-name="gr6" draw:text-style-name="P1" draw:layer="layout" svg:x1="71.198cm" svg:y1="31.957cm" svg:x2="71.198cm" svg:y2="31.968cm">
          <text:p/>
        </draw:line>
        <draw:line draw:style-name="gr6" draw:text-style-name="P1" draw:layer="layout" svg:x1="71.079cm" svg:y1="31.167cm" svg:x2="71.079cm" svg:y2="31.157cm">
          <text:p/>
        </draw:line>
        <draw:line draw:style-name="gr6" draw:text-style-name="P1" draw:layer="layout" svg:x1="71.198cm" svg:y1="31.167cm" svg:x2="71.198cm" svg:y2="31.157cm">
          <text:p/>
        </draw:line>
        <draw:polyline draw:style-name="gr6" draw:text-style-name="P1" draw:layer="layout" svg:width="0.119cm" svg:height="0.051cm" svg:x="71.079cm" svg:y="31.167cm" svg:viewBox="0 0 120 52" draw:points="0,0 0,52 120,52 120,0">
          <text:p/>
        </draw:polyline>
        <draw:polyline draw:style-name="gr6" draw:text-style-name="P1" draw:layer="layout" svg:width="0.119cm" svg:height="0.049cm" svg:x="71.079cm" svg:y="31.908cm" svg:viewBox="0 0 120 50" draw:points="120,0 0,0 0,50">
          <text:p/>
        </draw:polyline>
        <draw:line draw:style-name="gr6" draw:text-style-name="P1" draw:layer="layout" svg:x1="71.198cm" svg:y1="31.957cm" svg:x2="71.198cm" svg:y2="31.908cm">
          <text:p/>
        </draw:line>
        <draw:line draw:style-name="gr6" draw:text-style-name="P1" draw:layer="layout" svg:x1="71.079cm" svg:y1="31.218cm" svg:x2="70.389cm" svg:y2="31.218cm">
          <text:p/>
        </draw:line>
        <draw:line draw:style-name="gr6" draw:text-style-name="P1" draw:layer="layout" svg:x1="71.198cm" svg:y1="31.218cm" svg:x2="71.198cm" svg:y2="31.908cm">
          <text:p/>
        </draw:line>
        <draw:path draw:style-name="gr6" draw:text-style-name="P1" draw:layer="layout" svg:width="0.69cm" svg:height="0.69cm" svg:x="70.389cm" svg:y="31.218cm" svg:viewBox="0 0 691 691" svg:d="M691 0v691c-382 0-691-309-691-691">
          <text:p/>
        </draw:path>
        <draw:line draw:style-name="gr6" draw:text-style-name="P1" draw:layer="layout" svg:x1="71.198cm" svg:y1="32.937cm" svg:x2="71.079cm" svg:y2="32.937cm">
          <text:p/>
        </draw:line>
        <draw:line draw:style-name="gr6" draw:text-style-name="P1" draw:layer="layout" svg:x1="71.198cm" svg:y1="32.126cm" svg:x2="71.079cm" svg:y2="32.126cm">
          <text:p/>
        </draw:line>
        <draw:line draw:style-name="gr6" draw:text-style-name="P1" draw:layer="layout" svg:x1="71.079cm" svg:y1="32.926cm" svg:x2="71.079cm" svg:y2="32.937cm">
          <text:p/>
        </draw:line>
        <draw:line draw:style-name="gr6" draw:text-style-name="P1" draw:layer="layout" svg:x1="71.198cm" svg:y1="32.926cm" svg:x2="71.198cm" svg:y2="32.937cm">
          <text:p/>
        </draw:line>
        <draw:line draw:style-name="gr6" draw:text-style-name="P1" draw:layer="layout" svg:x1="71.079cm" svg:y1="32.137cm" svg:x2="71.079cm" svg:y2="32.126cm">
          <text:p/>
        </draw:line>
        <draw:line draw:style-name="gr6" draw:text-style-name="P1" draw:layer="layout" svg:x1="71.198cm" svg:y1="32.137cm" svg:x2="71.198cm" svg:y2="32.126cm">
          <text:p/>
        </draw:line>
        <draw:polyline draw:style-name="gr6" draw:text-style-name="P1" draw:layer="layout" svg:width="0.119cm" svg:height="0.051cm" svg:x="71.079cm" svg:y="32.137cm" svg:viewBox="0 0 120 52" draw:points="0,0 0,52 120,52 120,0">
          <text:p/>
        </draw:polyline>
        <draw:polyline draw:style-name="gr6" draw:text-style-name="P1" draw:layer="layout" svg:width="0.119cm" svg:height="0.048cm" svg:x="71.079cm" svg:y="32.878cm" svg:viewBox="0 0 120 49" draw:points="120,0 0,0 0,49">
          <text:p/>
        </draw:polyline>
        <draw:line draw:style-name="gr6" draw:text-style-name="P1" draw:layer="layout" svg:x1="71.198cm" svg:y1="32.926cm" svg:x2="71.198cm" svg:y2="32.878cm">
          <text:p/>
        </draw:line>
        <draw:line draw:style-name="gr6" draw:text-style-name="P1" draw:layer="layout" svg:x1="71.079cm" svg:y1="32.188cm" svg:x2="70.389cm" svg:y2="32.188cm">
          <text:p/>
        </draw:line>
        <draw:line draw:style-name="gr6" draw:text-style-name="P1" draw:layer="layout" svg:x1="71.198cm" svg:y1="32.228cm" svg:x2="71.198cm" svg:y2="32.878cm">
          <text:p/>
        </draw:line>
        <draw:path draw:style-name="gr6" draw:text-style-name="P1" draw:layer="layout" svg:width="0.69cm" svg:height="0.69cm" svg:x="70.389cm" svg:y="32.188cm" svg:viewBox="0 0 691 691" svg:d="M691 0v691c-382 0-691-310-691-691">
          <text:p/>
        </draw:path>
        <draw:line draw:style-name="gr6" draw:text-style-name="P1" draw:layer="layout" svg:x1="67.009cm" svg:y1="31.047cm" svg:x2="67.669cm" svg:y2="31.047cm">
          <text:p/>
        </draw:line>
        <draw:line draw:style-name="gr6" draw:text-style-name="P1" draw:layer="layout" svg:x1="67.009cm" svg:y1="30.507cm" svg:x2="67.669cm" svg:y2="30.507cm">
          <text:p/>
        </draw:line>
        <draw:path draw:style-name="gr6" draw:text-style-name="P1" draw:layer="layout" svg:width="0.013cm" svg:height="0.015cm" svg:x="67.225cm" svg:y="30.602cm" svg:viewBox="0 0 14 16" svg:d="M0 16c0-9 7-14 14-16">
          <text:p/>
        </draw:path>
        <draw:path draw:style-name="gr6" draw:text-style-name="P1" draw:layer="layout" svg:width="0.005cm" svg:height="0.32cm" svg:x="67.22cm" svg:y="30.617cm" svg:viewBox="0 0 6 321" svg:d="M6 321c-8-106-8-215 0-321">
          <text:p/>
        </draw:path>
        <draw:path draw:style-name="gr6" draw:text-style-name="P1" draw:layer="layout" svg:width="0.013cm" svg:height="0.015cm" svg:x="67.225cm" svg:y="30.937cm" svg:viewBox="0 0 14 16" svg:d="M14 16c-7 0-14-8-14-16">
          <text:p/>
        </draw:path>
        <draw:path draw:style-name="gr6" draw:text-style-name="P1" draw:layer="layout" svg:width="0.011cm" svg:height="0.01cm" svg:x="67.178cm" svg:y="30.937cm" svg:viewBox="0 0 12 11" svg:d="M12 0c0 4-4 9-12 11">
          <text:p/>
        </draw:path>
        <draw:path draw:style-name="gr6" draw:text-style-name="P1" draw:layer="layout" svg:width="0.01cm" svg:height="0.318cm" svg:x="67.189cm" svg:y="30.619cm" svg:viewBox="0 0 11 319" svg:d="M0 0c15 106 15 212 0 319">
          <text:p/>
        </draw:path>
        <draw:path draw:style-name="gr6" draw:text-style-name="P1" draw:layer="layout" svg:width="0.011cm" svg:height="0.01cm" svg:x="67.178cm" svg:y="30.609cm" svg:viewBox="0 0 12 11" svg:d="M0 0c8 0 12 4 12 11">
          <text:p/>
        </draw:path>
        <draw:path draw:style-name="gr6" draw:text-style-name="P1" draw:layer="layout" svg:width="0.131cm" svg:height="0.009cm" svg:x="67.183cm" svg:y="30.6cm" svg:viewBox="0 0 132 10" svg:d="M0 10c42-8 87-10 132-10">
          <text:p/>
        </draw:path>
        <draw:path draw:style-name="gr6" draw:text-style-name="P1" draw:layer="layout" svg:width="0.004cm" svg:height="0cm" svg:x="67.178cm" svg:y="30.609cm" svg:viewBox="0 0 5 0" svg:d="M0 0c2 0 2 0 5 0">
          <text:p/>
        </draw:path>
        <draw:path draw:style-name="gr6" draw:text-style-name="P1" draw:layer="layout" svg:width="0.027cm" svg:height="0.002cm" svg:x="67.151cm" svg:y="30.607cm" svg:viewBox="0 0 28 3" svg:d="M0 3c10-4 20-4 28 0">
          <text:p/>
        </draw:path>
        <draw:path draw:style-name="gr6" draw:text-style-name="P1" draw:layer="layout" svg:width="0.129cm" svg:height="0.031cm" svg:x="67.022cm" svg:y="30.609cm" svg:viewBox="0 0 130 32" svg:d="M0 32c42-14 86-25 130-32">
          <text:p/>
        </draw:path>
        <draw:path draw:style-name="gr6" draw:text-style-name="P1" draw:layer="layout" svg:width="0.019cm" svg:height="0.022cm" svg:x="67.003cm" svg:y="30.64cm" svg:viewBox="0 0 20 23" svg:d="M0 23c5-11 11-18 20-23">
          <text:p/>
        </draw:path>
        <draw:path draw:style-name="gr6" draw:text-style-name="P1" draw:layer="layout" svg:width="0.013cm" svg:height="0.23cm" svg:x="66.99cm" svg:y="30.662cm" svg:viewBox="0 0 14 231" svg:d="M14 231c-19-76-19-154 0-231">
          <text:p/>
        </draw:path>
        <draw:path draw:style-name="gr6" draw:text-style-name="P1" draw:layer="layout" svg:width="0.019cm" svg:height="0.021cm" svg:x="67.003cm" svg:y="30.892cm" svg:viewBox="0 0 20 22" svg:d="M20 22c-9-2-15-10-20-22">
          <text:p/>
        </draw:path>
        <draw:path draw:style-name="gr6" draw:text-style-name="P1" draw:layer="layout" svg:width="0.129cm" svg:height="0.032cm" svg:x="67.022cm" svg:y="30.913cm" svg:viewBox="0 0 130 33" svg:d="M130 33c-44-6-88-17-130-33">
          <text:p/>
        </draw:path>
        <draw:path draw:style-name="gr6" draw:text-style-name="P1" draw:layer="layout" svg:width="0.027cm" svg:height="0.002cm" svg:x="67.151cm" svg:y="30.945cm" svg:viewBox="0 0 28 3" svg:d="M28 3c-8 0-18 0-28-3">
          <text:p/>
        </draw:path>
        <draw:path draw:style-name="gr6" draw:text-style-name="P1" draw:layer="layout" svg:width="0.005cm" svg:height="0.002cm" svg:x="67.178cm" svg:y="30.945cm" svg:viewBox="0 0 6 3" svg:d="M6 0c-4 0-4 3-6 3">
          <text:p/>
        </draw:path>
        <draw:path draw:style-name="gr6" draw:text-style-name="P1" draw:layer="layout" svg:width="0.131cm" svg:height="0.009cm" svg:x="67.183cm" svg:y="30.945cm" svg:viewBox="0 0 132 10" svg:d="M132 10c-45 0-90-2-132-10">
          <text:p/>
        </draw:path>
        <draw:path draw:style-name="gr6" draw:text-style-name="P1" draw:layer="layout" svg:width="0.25cm" svg:height="0.055cm" svg:x="67.314cm" svg:y="30.899cm" svg:viewBox="0 0 251 56" svg:d="M251 0c-79 36-163 56-251 56">
          <text:p/>
        </draw:path>
        <draw:path draw:style-name="gr6" draw:text-style-name="P1" draw:layer="layout" svg:width="0.076cm" svg:height="0.242cm" svg:x="67.564cm" svg:y="30.657cm" svg:viewBox="0 0 77 243" svg:d="M0 0c68 32 96 113 64 179-13 28-37 49-64 64">
          <text:p/>
        </draw:path>
        <draw:path draw:style-name="gr6" draw:text-style-name="P1" draw:layer="layout" svg:width="0.25cm" svg:height="0.057cm" svg:x="67.314cm" svg:y="30.6cm" svg:viewBox="0 0 251 58" svg:d="M0 0c88 0 172 19 251 58">
          <text:p/>
        </draw:path>
        <draw:path draw:style-name="gr6" draw:text-style-name="P1" draw:layer="layout" svg:width="0.015cm" svg:height="0.015cm" svg:x="72.563cm" svg:y="31.667cm" svg:viewBox="0 0 16 16" svg:d="M16 0c-2 9-6 16-16 16">
          <text:p/>
        </draw:path>
        <draw:path draw:style-name="gr6" draw:text-style-name="P1" draw:layer="layout" svg:width="0.003cm" svg:height="0.32cm" svg:x="72.578cm" svg:y="31.347cm" svg:viewBox="0 0 4 321" svg:d="M0 0c5 107 5 215 0 321">
          <text:p/>
        </draw:path>
        <draw:path draw:style-name="gr6" draw:text-style-name="P1" draw:layer="layout" svg:width="0.015cm" svg:height="0.014cm" svg:x="72.563cm" svg:y="31.333cm" svg:viewBox="0 0 16 15" svg:d="M0 0c10 2 14 7 16 15">
          <text:p/>
        </draw:path>
        <draw:path draw:style-name="gr6" draw:text-style-name="P1" draw:layer="layout" svg:width="0.013cm" svg:height="0.01cm" svg:x="72.62cm" svg:y="31.338cm" svg:viewBox="0 0 14 11" svg:d="M0 11c0-7 7-13 14-11">
          <text:p/>
        </draw:path>
        <draw:path draw:style-name="gr6" draw:text-style-name="P1" draw:layer="layout" svg:width="0.009cm" svg:height="0.318cm" svg:x="72.611cm" svg:y="31.349cm" svg:viewBox="0 0 10 319" svg:d="M10 319c-13-106-13-215 0-319">
          <text:p/>
        </draw:path>
        <draw:path draw:style-name="gr6" draw:text-style-name="P1" draw:layer="layout" svg:width="0.013cm" svg:height="0.011cm" svg:x="72.62cm" svg:y="31.667cm" svg:viewBox="0 0 14 12" svg:d="M14 12c-7 0-14-6-14-12">
          <text:p/>
        </draw:path>
        <draw:path draw:style-name="gr6" draw:text-style-name="P1" draw:layer="layout" svg:width="0.186cm" svg:height="0.026cm" svg:x="72.633cm" svg:y="31.652cm" svg:viewBox="0 0 187 27" svg:d="M187 0c-62 14-126 22-187 27">
          <text:p/>
        </draw:path>
        <draw:path draw:style-name="gr6" draw:text-style-name="P1" draw:layer="layout" svg:width="0.186cm" svg:height="0.025cm" svg:x="72.633cm" svg:y="31.339cm" svg:viewBox="0 0 187 26" svg:d="M0 0c61 2 125 10 187 26">
          <text:p/>
        </draw:path>
        <draw:path draw:style-name="gr6" draw:text-style-name="P1" draw:layer="layout" svg:width="0.009cm" svg:height="0.003cm" svg:x="72.624cm" svg:y="31.338cm" svg:viewBox="0 0 10 4" svg:d="M0 4c3-3 6-6 10-3">
          <text:p/>
        </draw:path>
        <draw:path draw:style-name="gr6" draw:text-style-name="P1" draw:layer="layout" svg:width="0.139cm" svg:height="0.011cm" svg:x="72.485cm" svg:y="31.33cm" svg:viewBox="0 0 140 12" svg:d="M0 0c47 0 94 3 140 12">
          <text:p/>
        </draw:path>
        <draw:path draw:style-name="gr6" draw:text-style-name="P1" draw:layer="layout" svg:width="0.25cm" svg:height="0.058cm" svg:x="72.235cm" svg:y="31.33cm" svg:viewBox="0 0 251 59" svg:d="M0 59c78-40 164-59 251-59">
          <text:p/>
        </draw:path>
        <draw:path draw:style-name="gr6" draw:text-style-name="P1" draw:layer="layout" svg:width="0.076cm" svg:height="0.239cm" svg:x="72.158cm" svg:y="31.388cm" svg:viewBox="0 0 77 240" svg:d="M77 240c-68-32-96-110-64-178 13-29 36-50 64-62">
          <text:p/>
        </draw:path>
        <draw:path draw:style-name="gr6" draw:text-style-name="P1" draw:layer="layout" svg:width="0.25cm" svg:height="0.057cm" svg:x="72.235cm" svg:y="31.627cm" svg:viewBox="0 0 251 58" svg:d="M251 58c-87 0-173-19-251-58">
          <text:p/>
        </draw:path>
        <draw:path draw:style-name="gr6" draw:text-style-name="P1" draw:layer="layout" svg:width="0.139cm" svg:height="0.011cm" svg:x="72.485cm" svg:y="31.673cm" svg:viewBox="0 0 140 12" svg:d="M140 0c-46 10-93 12-140 12">
          <text:p/>
        </draw:path>
        <draw:path draw:style-name="gr6" draw:text-style-name="P1" draw:layer="layout" svg:width="0.009cm" svg:height="0.006cm" svg:x="72.624cm" svg:y="31.673cm" svg:viewBox="0 0 10 7" svg:d="M10 7c-4 0-7-4-10-7">
          <text:p/>
        </draw:path>
        <draw:path draw:style-name="gr6" draw:text-style-name="P1" draw:layer="layout" svg:width="0.015cm" svg:height="0.014cm" svg:x="72.563cm" svg:y="32.787cm" svg:viewBox="0 0 16 15" svg:d="M16 0c-2 9-6 15-16 15">
          <text:p/>
        </draw:path>
        <draw:path draw:style-name="gr6" draw:text-style-name="P1" draw:layer="layout" svg:width="0.003cm" svg:height="0.32cm" svg:x="72.578cm" svg:y="32.467cm" svg:viewBox="0 0 4 321" svg:d="M0 0c5 106 5 214 0 321">
          <text:p/>
        </draw:path>
        <draw:path draw:style-name="gr6" draw:text-style-name="P1" draw:layer="layout" svg:width="0.015cm" svg:height="0.015cm" svg:x="72.563cm" svg:y="32.452cm" svg:viewBox="0 0 16 16" svg:d="M0 0c10 2 14 8 16 16">
          <text:p/>
        </draw:path>
        <draw:path draw:style-name="gr6" draw:text-style-name="P1" draw:layer="layout" svg:width="0.013cm" svg:height="0.011cm" svg:x="72.62cm" svg:y="32.458cm" svg:viewBox="0 0 14 12" svg:d="M0 12c0-7 7-14 14-11">
          <text:p/>
        </draw:path>
        <draw:path draw:style-name="gr6" draw:text-style-name="P1" draw:layer="layout" svg:width="0.009cm" svg:height="0.318cm" svg:x="72.611cm" svg:y="32.469cm" svg:viewBox="0 0 10 319" svg:d="M10 319c-13-106-13-214 0-319">
          <text:p/>
        </draw:path>
        <draw:path draw:style-name="gr6" draw:text-style-name="P1" draw:layer="layout" svg:width="0.013cm" svg:height="0.01cm" svg:x="72.62cm" svg:y="32.787cm" svg:viewBox="0 0 14 11" svg:d="M14 11c-7 0-14-5-14-11">
          <text:p/>
        </draw:path>
        <draw:path draw:style-name="gr6" draw:text-style-name="P1" draw:layer="layout" svg:width="0.186cm" svg:height="0.025cm" svg:x="72.633cm" svg:y="32.772cm" svg:viewBox="0 0 187 26" svg:d="M187 0c-62 13-126 22-187 26">
          <text:p/>
        </draw:path>
        <draw:path draw:style-name="gr6" draw:text-style-name="P1" draw:layer="layout" svg:width="0.186cm" svg:height="0.025cm" svg:x="72.633cm" svg:y="32.459cm" svg:viewBox="0 0 187 26" svg:d="M0 0c61 2 125 11 187 26">
          <text:p/>
        </draw:path>
        <draw:path draw:style-name="gr6" draw:text-style-name="P1" draw:layer="layout" svg:width="0.009cm" svg:height="0.004cm" svg:x="72.624cm" svg:y="32.458cm" svg:viewBox="0 0 10 5" svg:d="M0 5c3-3 6-8 10-3">
          <text:p/>
        </draw:path>
        <draw:path draw:style-name="gr6" draw:text-style-name="P1" draw:layer="layout" svg:width="0.139cm" svg:height="0.011cm" svg:x="72.485cm" svg:y="32.45cm" svg:viewBox="0 0 140 12" svg:d="M0 0c47 0 94 2 140 12">
          <text:p/>
        </draw:path>
        <draw:path draw:style-name="gr6" draw:text-style-name="P1" draw:layer="layout" svg:width="0.25cm" svg:height="0.057cm" svg:x="72.235cm" svg:y="32.45cm" svg:viewBox="0 0 251 58" svg:d="M0 58c78-38 164-58 251-58">
          <text:p/>
        </draw:path>
        <draw:path draw:style-name="gr6" draw:text-style-name="P1" draw:layer="layout" svg:width="0.076cm" svg:height="0.239cm" svg:x="72.158cm" svg:y="32.507cm" svg:viewBox="0 0 77 240" svg:d="M77 240c-68-31-96-110-64-178 13-28 36-49 64-62">
          <text:p/>
        </draw:path>
        <draw:path draw:style-name="gr6" draw:text-style-name="P1" draw:layer="layout" svg:width="0.25cm" svg:height="0.059cm" svg:x="72.235cm" svg:y="32.746cm" svg:viewBox="0 0 251 60" svg:d="M251 60c-87 0-173-20-251-60">
          <text:p/>
        </draw:path>
        <draw:path draw:style-name="gr6" draw:text-style-name="P1" draw:layer="layout" svg:width="0.139cm" svg:height="0.011cm" svg:x="72.485cm" svg:y="32.793cm" svg:viewBox="0 0 140 12" svg:d="M140 0c-46 9-93 12-140 12">
          <text:p/>
        </draw:path>
        <draw:path draw:style-name="gr6" draw:text-style-name="P1" draw:layer="layout" svg:width="0.009cm" svg:height="0.004cm" svg:x="72.624cm" svg:y="32.793cm" svg:viewBox="0 0 10 5" svg:d="M10 5c-4 0-7-2-10-5">
          <text:p/>
        </draw:path>
        <draw:line draw:style-name="gr6" draw:text-style-name="P1" draw:layer="layout" svg:x1="69.159cm" svg:y1="32.958cm" svg:x2="69.278cm" svg:y2="32.958cm">
          <text:p/>
        </draw:line>
        <draw:line draw:style-name="gr6" draw:text-style-name="P1" draw:layer="layout" svg:x1="69.159cm" svg:y1="33.968cm" svg:x2="69.278cm" svg:y2="33.968cm">
          <text:p/>
        </draw:line>
        <draw:line draw:style-name="gr6" draw:text-style-name="P1" draw:layer="layout" svg:x1="69.278cm" svg:y1="32.969cm" svg:x2="69.278cm" svg:y2="32.958cm">
          <text:p/>
        </draw:line>
        <draw:line draw:style-name="gr6" draw:text-style-name="P1" draw:layer="layout" svg:x1="69.159cm" svg:y1="32.969cm" svg:x2="69.159cm" svg:y2="32.958cm">
          <text:p/>
        </draw:line>
        <draw:line draw:style-name="gr6" draw:text-style-name="P1" draw:layer="layout" svg:x1="69.278cm" svg:y1="33.957cm" svg:x2="69.278cm" svg:y2="33.968cm">
          <text:p/>
        </draw:line>
        <draw:line draw:style-name="gr6" draw:text-style-name="P1" draw:layer="layout" svg:x1="69.159cm" svg:y1="33.957cm" svg:x2="69.159cm" svg:y2="33.968cm">
          <text:p/>
        </draw:line>
        <draw:polyline draw:style-name="gr6" draw:text-style-name="P1" draw:layer="layout" svg:width="0.119cm" svg:height="0.048cm" svg:x="69.159cm" svg:y="32.969cm" svg:viewBox="0 0 120 49" draw:points="0,49 120,49 120,0">
          <text:p/>
        </draw:polyline>
        <draw:line draw:style-name="gr6" draw:text-style-name="P1" draw:layer="layout" svg:x1="69.159cm" svg:y1="32.969cm" svg:x2="69.159cm" svg:y2="33.017cm">
          <text:p/>
        </draw:line>
        <draw:polyline draw:style-name="gr6" draw:text-style-name="P1" draw:layer="layout" svg:width="0.119cm" svg:height="0.048cm" svg:x="69.159cm" svg:y="33.909cm" svg:viewBox="0 0 120 49" draw:points="120,49 120,0 0,0 0,49">
          <text:p/>
        </draw:polyline>
        <draw:line draw:style-name="gr6" draw:text-style-name="P1" draw:layer="layout" svg:x1="69.278cm" svg:y1="33.909cm" svg:x2="70.169cm" svg:y2="33.909cm">
          <text:p/>
        </draw:line>
        <draw:path draw:style-name="gr6" draw:text-style-name="P1" draw:layer="layout" svg:width="0.891cm" svg:height="0.892cm" svg:x="69.278cm" svg:y="33.017cm" svg:viewBox="0 0 892 893" svg:d="M0 0c491 0 892 401 892 893">
          <text:p/>
        </draw:path>
        <draw:line draw:style-name="gr6" draw:text-style-name="P1" draw:layer="layout" svg:x1="72.898cm" svg:y1="30.018cm" svg:x2="72.891cm" svg:y2="30.018cm">
          <text:p/>
        </draw:line>
        <draw:line draw:style-name="gr6" draw:text-style-name="P1" draw:layer="layout" svg:x1="72.891cm" svg:y1="30.477cm" svg:x2="72.898cm" svg:y2="30.477cm">
          <text:p/>
        </draw:line>
        <draw:polyline draw:style-name="gr6" draw:text-style-name="P1" draw:layer="layout" svg:width="0cm" svg:height="0.458cm" svg:x="72.891cm" svg:y="30.018cm" svg:viewBox="0 0 0 459" draw:points="0,459 0,445 0,15 0,0">
          <text:p/>
        </draw:polyline>
        <draw:line draw:style-name="gr6" draw:text-style-name="P1" draw:layer="layout" svg:x1="72.891cm" svg:y1="30.029cm" svg:x2="72.627cm" svg:y2="30.029cm">
          <text:p/>
        </draw:line>
        <draw:line draw:style-name="gr6" draw:text-style-name="P1" draw:layer="layout" svg:x1="72.561cm" svg:y1="30.092cm" svg:x2="72.561cm" svg:y2="30.403cm">
          <text:p/>
        </draw:line>
        <draw:line draw:style-name="gr6" draw:text-style-name="P1" draw:layer="layout" svg:x1="72.627cm" svg:y1="30.467cm" svg:x2="72.891cm" svg:y2="30.467cm">
          <text:p/>
        </draw:line>
        <draw:line draw:style-name="gr6" draw:text-style-name="P1" draw:layer="layout" svg:x1="72.627cm" svg:y1="30.448cm" svg:x2="72.823cm" svg:y2="30.448cm">
          <text:p/>
        </draw:line>
        <draw:line draw:style-name="gr6" draw:text-style-name="P1" draw:layer="layout" svg:x1="72.58cm" svg:y1="30.092cm" svg:x2="72.58cm" svg:y2="30.403cm">
          <text:p/>
        </draw:line>
        <draw:line draw:style-name="gr6" draw:text-style-name="P1" draw:layer="layout" svg:x1="72.823cm" svg:y1="30.048cm" svg:x2="72.627cm" svg:y2="30.048cm">
          <text:p/>
        </draw:line>
        <draw:line draw:style-name="gr6" draw:text-style-name="P1" draw:layer="layout" svg:x1="72.868cm" svg:y1="30.403cm" svg:x2="72.868cm" svg:y2="30.092cm">
          <text:p/>
        </draw:line>
        <draw:path draw:style-name="gr6" draw:text-style-name="P1" draw:layer="layout" svg:width="0.066cm" svg:height="0.063cm" svg:x="72.561cm" svg:y="30.029cm" svg:viewBox="0 0 67 64" svg:d="M0 64c0-37 31-64 67-64">
          <text:p/>
        </draw:path>
        <draw:path draw:style-name="gr6" draw:text-style-name="P1" draw:layer="layout" svg:width="0.066cm" svg:height="0.064cm" svg:x="72.561cm" svg:y="30.403cm" svg:viewBox="0 0 67 65" svg:d="M67 65c-36 0-67-29-67-65">
          <text:p/>
        </draw:path>
        <draw:path draw:style-name="gr6" draw:text-style-name="P1" draw:layer="layout" svg:width="0.045cm" svg:height="0.045cm" svg:x="72.823cm" svg:y="30.403cm" svg:viewBox="0 0 46 46" svg:d="M46 0c0 25-19 46-46 46">
          <text:p/>
        </draw:path>
        <draw:path draw:style-name="gr6" draw:text-style-name="P1" draw:layer="layout" svg:width="0.047cm" svg:height="0.045cm" svg:x="72.58cm" svg:y="30.403cm" svg:viewBox="0 0 48 46" svg:d="M48 46c-27 0-48-21-48-46">
          <text:p/>
        </draw:path>
        <draw:path draw:style-name="gr6" draw:text-style-name="P1" draw:layer="layout" svg:width="0.047cm" svg:height="0.044cm" svg:x="72.58cm" svg:y="30.048cm" svg:viewBox="0 0 48 45" svg:d="M0 45c0-24 21-45 48-45">
          <text:p/>
        </draw:path>
        <draw:path draw:style-name="gr6" draw:text-style-name="P1" draw:layer="layout" svg:width="0.045cm" svg:height="0.044cm" svg:x="72.823cm" svg:y="30.048cm" svg:viewBox="0 0 46 45" svg:d="M0 0c27 0 46 21 46 45">
          <text:p/>
        </draw:path>
        <draw:path draw:style-name="gr6" draw:text-style-name="P1" draw:layer="layout" svg:width="0.101cm" svg:height="0.099cm" svg:x="72.72cm" svg:y="30.198cm" svg:viewBox="0 0 102 100" svg:d="M0 50c0-29 23-50 52-50 27 0 50 21 50 50s-23 50-50 50c-29 0-52-21-52-50z">
          <text:p/>
        </draw:path>
        <draw:line draw:style-name="gr6" draw:text-style-name="P1" draw:layer="layout" svg:x1="69.159cm" svg:y1="20.021cm" svg:x2="69.278cm" svg:y2="20.021cm">
          <text:p/>
        </draw:line>
        <draw:line draw:style-name="gr6" draw:text-style-name="P1" draw:layer="layout" svg:x1="69.159cm" svg:y1="21.031cm" svg:x2="69.278cm" svg:y2="21.031cm">
          <text:p/>
        </draw:line>
        <draw:line draw:style-name="gr6" draw:text-style-name="P1" draw:layer="layout" svg:x1="69.278cm" svg:y1="20.03cm" svg:x2="69.278cm" svg:y2="20.021cm">
          <text:p/>
        </draw:line>
        <draw:line draw:style-name="gr6" draw:text-style-name="P1" draw:layer="layout" svg:x1="69.159cm" svg:y1="20.03cm" svg:x2="69.159cm" svg:y2="20.021cm">
          <text:p/>
        </draw:line>
        <draw:line draw:style-name="gr6" draw:text-style-name="P1" draw:layer="layout" svg:x1="69.278cm" svg:y1="21.02cm" svg:x2="69.278cm" svg:y2="21.031cm">
          <text:p/>
        </draw:line>
        <draw:line draw:style-name="gr6" draw:text-style-name="P1" draw:layer="layout" svg:x1="69.159cm" svg:y1="21.02cm" svg:x2="69.159cm" svg:y2="21.031cm">
          <text:p/>
        </draw:line>
        <draw:polyline draw:style-name="gr6" draw:text-style-name="P1" draw:layer="layout" svg:width="0.119cm" svg:height="0.051cm" svg:x="69.159cm" svg:y="20.969cm" svg:viewBox="0 0 120 52" draw:points="120,52 120,0 0,0 0,52">
          <text:p/>
        </draw:polyline>
        <draw:polyline draw:style-name="gr6" draw:text-style-name="P1" draw:layer="layout" svg:width="0.119cm" svg:height="0.05cm" svg:x="69.159cm" svg:y="20.03cm" svg:viewBox="0 0 120 51" draw:points="0,51 120,51 120,0">
          <text:p/>
        </draw:polyline>
        <draw:line draw:style-name="gr6" draw:text-style-name="P1" draw:layer="layout" svg:x1="69.159cm" svg:y1="20.03cm" svg:x2="69.159cm" svg:y2="20.08cm">
          <text:p/>
        </draw:line>
        <draw:line draw:style-name="gr6" draw:text-style-name="P1" draw:layer="layout" svg:x1="69.278cm" svg:y1="20.969cm" svg:x2="70.169cm" svg:y2="20.969cm">
          <text:p/>
        </draw:line>
        <draw:line draw:style-name="gr6" draw:text-style-name="P1" draw:layer="layout" svg:x1="69.159cm" svg:y1="20.969cm" svg:x2="69.159cm" svg:y2="20.08cm">
          <text:p/>
        </draw:line>
        <draw:path draw:style-name="gr6" draw:text-style-name="P1" draw:layer="layout" svg:width="0.891cm" svg:height="0.889cm" svg:x="69.278cm" svg:y="20.08cm" svg:viewBox="0 0 892 890" svg:d="M0 890v-890c491 0 892 398 892 890">
          <text:p/>
        </draw:path>
        <draw:line draw:style-name="gr6" draw:text-style-name="P1" draw:layer="layout" svg:x1="71.198cm" svg:y1="19.919cm" svg:x2="71.079cm" svg:y2="19.919cm">
          <text:p/>
        </draw:line>
        <draw:line draw:style-name="gr6" draw:text-style-name="P1" draw:layer="layout" svg:x1="71.198cm" svg:y1="20.929cm" svg:x2="71.079cm" svg:y2="20.929cm">
          <text:p/>
        </draw:line>
        <draw:line draw:style-name="gr6" draw:text-style-name="P1" draw:layer="layout" svg:x1="71.079cm" svg:y1="19.93cm" svg:x2="71.079cm" svg:y2="19.919cm">
          <text:p/>
        </draw:line>
        <draw:line draw:style-name="gr6" draw:text-style-name="P1" draw:layer="layout" svg:x1="71.198cm" svg:y1="19.93cm" svg:x2="71.198cm" svg:y2="19.919cm">
          <text:p/>
        </draw:line>
        <draw:line draw:style-name="gr6" draw:text-style-name="P1" draw:layer="layout" svg:x1="71.079cm" svg:y1="20.921cm" svg:x2="71.079cm" svg:y2="20.929cm">
          <text:p/>
        </draw:line>
        <draw:line draw:style-name="gr6" draw:text-style-name="P1" draw:layer="layout" svg:x1="71.198cm" svg:y1="20.921cm" svg:x2="71.198cm" svg:y2="20.929cm">
          <text:p/>
        </draw:line>
        <draw:line draw:style-name="gr6" draw:text-style-name="P1" draw:layer="layout" svg:x1="71.198cm" svg:y1="19.93cm" svg:x2="71.198cm" svg:y2="19.981cm">
          <text:p/>
        </draw:line>
        <draw:line draw:style-name="gr6" draw:text-style-name="P1" draw:layer="layout" svg:x1="71.079cm" svg:y1="19.981cm" svg:x2="71.079cm" svg:y2="19.93cm">
          <text:p/>
        </draw:line>
        <draw:line draw:style-name="gr6" draw:text-style-name="P1" draw:layer="layout" svg:x1="71.198cm" svg:y1="19.981cm" svg:x2="71.079cm" svg:y2="19.981cm">
          <text:p/>
        </draw:line>
        <draw:line draw:style-name="gr6" draw:text-style-name="P1" draw:layer="layout" svg:x1="71.198cm" svg:y1="20.87cm" svg:x2="71.198cm" svg:y2="20.921cm">
          <text:p/>
        </draw:line>
        <draw:line draw:style-name="gr6" draw:text-style-name="P1" draw:layer="layout" svg:x1="71.079cm" svg:y1="20.87cm" svg:x2="71.198cm" svg:y2="20.87cm">
          <text:p/>
        </draw:line>
        <draw:path draw:style-name="gr6" draw:text-style-name="P1" draw:layer="layout" svg:width="0.891cm" svg:height="0.94cm" svg:x="70.188cm" svg:y="19.981cm" svg:viewBox="0 0 892 941" svg:d="M892 941v-51h-892c0-491 398-890 892-890">
          <text:p/>
        </draw:path>
        <draw:line draw:style-name="gr6" draw:text-style-name="P1" draw:layer="layout" svg:x1="71.198cm" svg:y1="18.891cm" svg:x2="71.079cm" svg:y2="18.891cm">
          <text:p/>
        </draw:line>
        <draw:line draw:style-name="gr6" draw:text-style-name="P1" draw:layer="layout" svg:x1="71.198cm" svg:y1="19.699cm" svg:x2="71.079cm" svg:y2="19.699cm">
          <text:p/>
        </draw:line>
        <draw:line draw:style-name="gr6" draw:text-style-name="P1" draw:layer="layout" svg:x1="71.079cm" svg:y1="18.901cm" svg:x2="71.079cm" svg:y2="18.891cm">
          <text:p/>
        </draw:line>
        <draw:line draw:style-name="gr6" draw:text-style-name="P1" draw:layer="layout" svg:x1="71.198cm" svg:y1="18.901cm" svg:x2="71.198cm" svg:y2="18.891cm">
          <text:p/>
        </draw:line>
        <draw:line draw:style-name="gr6" draw:text-style-name="P1" draw:layer="layout" svg:x1="71.079cm" svg:y1="19.691cm" svg:x2="71.079cm" svg:y2="19.699cm">
          <text:p/>
        </draw:line>
        <draw:line draw:style-name="gr6" draw:text-style-name="P1" draw:layer="layout" svg:x1="71.198cm" svg:y1="19.691cm" svg:x2="71.198cm" svg:y2="19.699cm">
          <text:p/>
        </draw:line>
        <draw:line draw:style-name="gr6" draw:text-style-name="P1" draw:layer="layout" svg:x1="71.198cm" svg:y1="19.64cm" svg:x2="71.198cm" svg:y2="19.691cm">
          <text:p/>
        </draw:line>
        <draw:line draw:style-name="gr6" draw:text-style-name="P1" draw:layer="layout" svg:x1="71.079cm" svg:y1="19.64cm" svg:x2="71.198cm" svg:y2="19.64cm">
          <text:p/>
        </draw:line>
        <draw:line draw:style-name="gr6" draw:text-style-name="P1" draw:layer="layout" svg:x1="71.079cm" svg:y1="19.691cm" svg:x2="71.079cm" svg:y2="19.64cm">
          <text:p/>
        </draw:line>
        <draw:line draw:style-name="gr6" draw:text-style-name="P1" draw:layer="layout" svg:x1="71.198cm" svg:y1="18.901cm" svg:x2="71.198cm" svg:y2="18.95cm">
          <text:p/>
        </draw:line>
        <draw:line draw:style-name="gr6" draw:text-style-name="P1" draw:layer="layout" svg:x1="71.079cm" svg:y1="18.95cm" svg:x2="71.079cm" svg:y2="18.901cm">
          <text:p/>
        </draw:line>
        <draw:line draw:style-name="gr6" draw:text-style-name="P1" draw:layer="layout" svg:x1="71.198cm" svg:y1="18.95cm" svg:x2="71.079cm" svg:y2="18.95cm">
          <text:p/>
        </draw:line>
        <draw:line draw:style-name="gr6" draw:text-style-name="P1" draw:layer="layout" svg:x1="71.079cm" svg:y1="19.64cm" svg:x2="70.389cm" svg:y2="19.64cm">
          <text:p/>
        </draw:line>
        <draw:line draw:style-name="gr6" draw:text-style-name="P1" draw:layer="layout" svg:x1="71.198cm" svg:y1="18.95cm" svg:x2="71.198cm" svg:y2="19.64cm">
          <text:p/>
        </draw:line>
        <draw:line draw:style-name="gr6" draw:text-style-name="P1" draw:layer="layout" svg:x1="71.079cm" svg:y1="18.95cm" svg:x2="71.079cm" svg:y2="19.64cm">
          <text:p/>
        </draw:line>
        <draw:path draw:style-name="gr6" draw:text-style-name="P1" draw:layer="layout" svg:width="0.69cm" svg:height="0.69cm" svg:x="70.389cm" svg:y="18.95cm" svg:viewBox="0 0 691 691" svg:d="M0 691c0-381 309-691 691-691">
          <text:p/>
        </draw:path>
        <draw:line draw:style-name="gr6" draw:text-style-name="P1" draw:layer="layout" svg:x1="71.198cm" svg:y1="17.771cm" svg:x2="71.079cm" svg:y2="17.771cm">
          <text:p/>
        </draw:line>
        <draw:line draw:style-name="gr6" draw:text-style-name="P1" draw:layer="layout" svg:x1="71.198cm" svg:y1="18.58cm" svg:x2="71.079cm" svg:y2="18.58cm">
          <text:p/>
        </draw:line>
        <draw:line draw:style-name="gr6" draw:text-style-name="P1" draw:layer="layout" svg:x1="71.079cm" svg:y1="17.782cm" svg:x2="71.079cm" svg:y2="17.771cm">
          <text:p/>
        </draw:line>
        <draw:line draw:style-name="gr6" draw:text-style-name="P1" draw:layer="layout" svg:x1="71.198cm" svg:y1="17.782cm" svg:x2="71.198cm" svg:y2="17.771cm">
          <text:p/>
        </draw:line>
        <draw:line draw:style-name="gr6" draw:text-style-name="P1" draw:layer="layout" svg:x1="71.079cm" svg:y1="18.571cm" svg:x2="71.079cm" svg:y2="18.58cm">
          <text:p/>
        </draw:line>
        <draw:line draw:style-name="gr6" draw:text-style-name="P1" draw:layer="layout" svg:x1="71.198cm" svg:y1="18.571cm" svg:x2="71.198cm" svg:y2="18.58cm">
          <text:p/>
        </draw:line>
        <draw:line draw:style-name="gr6" draw:text-style-name="P1" draw:layer="layout" svg:x1="71.198cm" svg:y1="18.52cm" svg:x2="71.198cm" svg:y2="18.571cm">
          <text:p/>
        </draw:line>
        <draw:line draw:style-name="gr6" draw:text-style-name="P1" draw:layer="layout" svg:x1="71.079cm" svg:y1="18.52cm" svg:x2="71.198cm" svg:y2="18.52cm">
          <text:p/>
        </draw:line>
        <draw:line draw:style-name="gr6" draw:text-style-name="P1" draw:layer="layout" svg:x1="71.079cm" svg:y1="18.571cm" svg:x2="71.079cm" svg:y2="18.52cm">
          <text:p/>
        </draw:line>
        <draw:line draw:style-name="gr6" draw:text-style-name="P1" draw:layer="layout" svg:x1="71.198cm" svg:y1="17.782cm" svg:x2="71.198cm" svg:y2="17.83cm">
          <text:p/>
        </draw:line>
        <draw:line draw:style-name="gr6" draw:text-style-name="P1" draw:layer="layout" svg:x1="71.079cm" svg:y1="17.83cm" svg:x2="71.079cm" svg:y2="17.782cm">
          <text:p/>
        </draw:line>
        <draw:line draw:style-name="gr6" draw:text-style-name="P1" draw:layer="layout" svg:x1="71.198cm" svg:y1="17.83cm" svg:x2="71.079cm" svg:y2="17.83cm">
          <text:p/>
        </draw:line>
        <draw:line draw:style-name="gr6" draw:text-style-name="P1" draw:layer="layout" svg:x1="71.079cm" svg:y1="18.52cm" svg:x2="70.389cm" svg:y2="18.52cm">
          <text:p/>
        </draw:line>
        <draw:line draw:style-name="gr6" draw:text-style-name="P1" draw:layer="layout" svg:x1="71.198cm" svg:y1="17.83cm" svg:x2="71.198cm" svg:y2="18.52cm">
          <text:p/>
        </draw:line>
        <draw:line draw:style-name="gr6" draw:text-style-name="P1" draw:layer="layout" svg:x1="71.079cm" svg:y1="17.83cm" svg:x2="71.079cm" svg:y2="18.52cm">
          <text:p/>
        </draw:line>
        <draw:path draw:style-name="gr6" draw:text-style-name="P1" draw:layer="layout" svg:width="0.69cm" svg:height="0.69cm" svg:x="70.389cm" svg:y="17.83cm" svg:viewBox="0 0 691 691" svg:d="M0 691c0-382 309-691 691-691">
          <text:p/>
        </draw:path>
        <draw:line draw:style-name="gr6" draw:text-style-name="P1" draw:layer="layout" svg:x1="67.009cm" svg:y1="19.809cm" svg:x2="67.669cm" svg:y2="19.809cm">
          <text:p/>
        </draw:line>
        <draw:line draw:style-name="gr6" draw:text-style-name="P1" draw:layer="layout" svg:x1="67.009cm" svg:y1="20.349cm" svg:x2="67.669cm" svg:y2="20.349cm">
          <text:p/>
        </draw:line>
        <draw:path draw:style-name="gr6" draw:text-style-name="P1" draw:layer="layout" svg:width="0.02cm" svg:height="0.347cm" svg:x="67.223cm" svg:y="19.907cm" svg:viewBox="0 0 21 348" svg:d="M21 348c-10 0-14-6-16-13-7-108-7-214 0-323 2-6 6-12 16-12">
          <text:p/>
        </draw:path>
        <draw:path draw:style-name="gr6" draw:text-style-name="P1" draw:layer="layout" svg:width="0.019cm" svg:height="0.339cm" svg:x="67.178cm" svg:y="19.911cm" svg:viewBox="0 0 20 340" svg:d="M0 0c5 0 10 4 12 11 10 105 10 212 0 318-2 6-7 11-12 11">
          <text:p/>
        </draw:path>
        <draw:path draw:style-name="gr6" draw:text-style-name="P1" draw:layer="layout" svg:width="0.25cm" svg:height="0.057cm" svg:x="67.314cm" svg:y="20.201cm" svg:viewBox="0 0 251 58" svg:d="M251 0c-79 39-163 58-251 58">
          <text:p/>
        </draw:path>
        <draw:path draw:style-name="gr6" draw:text-style-name="P1" draw:layer="layout" svg:width="0.075cm" svg:height="0.241cm" svg:x="67.564cm" svg:y="19.96cm" svg:viewBox="0 0 76 242" svg:d="M0 0c66 31 96 112 62 178-14 28-35 51-62 64">
          <text:p/>
        </draw:path>
        <draw:path draw:style-name="gr6" draw:text-style-name="P1" draw:layer="layout" svg:width="0.25cm" svg:height="0.057cm" svg:x="67.314cm" svg:y="19.903cm" svg:viewBox="0 0 251 58" svg:d="M0 0c88 0 172 20 251 58">
          <text:p/>
        </draw:path>
        <draw:path draw:style-name="gr6" draw:text-style-name="P1" draw:layer="layout" svg:width="0.131cm" svg:height="0.01cm" svg:x="67.183cm" svg:y="19.903cm" svg:viewBox="0 0 132 11" svg:d="M0 11c42-6 87-11 132-11">
          <text:p/>
        </draw:path>
        <draw:path draw:style-name="gr6" draw:text-style-name="P1" draw:layer="layout" svg:width="0.005cm" svg:height="0.002cm" svg:x="67.178cm" svg:y="19.911cm" svg:viewBox="0 0 6 3" svg:d="M0 0c0 0 2 0 6 3">
          <text:p/>
        </draw:path>
        <draw:path draw:style-name="gr6" draw:text-style-name="P1" draw:layer="layout" svg:width="0.026cm" svg:height="0cm" svg:x="67.151cm" svg:y="19.911cm" svg:viewBox="0 0 27 0" svg:d="M0 0c8 0 17 0 27 0">
          <text:p/>
        </draw:path>
        <draw:path draw:style-name="gr6" draw:text-style-name="P1" draw:layer="layout" svg:width="0.129cm" svg:height="0.034cm" svg:x="67.022cm" svg:y="19.911cm" svg:viewBox="0 0 130 35" svg:d="M0 35c42-17 84-28 130-35">
          <text:p/>
        </draw:path>
        <draw:path draw:style-name="gr6" draw:text-style-name="P1" draw:layer="layout" svg:width="0.019cm" svg:height="0.019cm" svg:x="67.003cm" svg:y="19.945cm" svg:viewBox="0 0 20 20" svg:d="M0 20c3-10 11-18 20-20">
          <text:p/>
        </draw:path>
        <draw:path draw:style-name="gr6" draw:text-style-name="P1" draw:layer="layout" svg:width="0.014cm" svg:height="0.233cm" svg:x="66.988cm" svg:y="19.964cm" svg:viewBox="0 0 15 234" svg:d="M15 234c-20-76-20-158 0-234">
          <text:p/>
        </draw:path>
        <draw:path draw:style-name="gr6" draw:text-style-name="P1" draw:layer="layout" svg:width="0.019cm" svg:height="0.021cm" svg:x="67.003cm" svg:y="20.197cm" svg:viewBox="0 0 20 22" svg:d="M20 22c-9-4-17-14-20-22">
          <text:p/>
        </draw:path>
        <draw:path draw:style-name="gr6" draw:text-style-name="P1" draw:layer="layout" svg:width="0.129cm" svg:height="0.032cm" svg:x="67.022cm" svg:y="20.218cm" svg:viewBox="0 0 130 33" svg:d="M130 33c-46-7-88-17-130-33">
          <text:p/>
        </draw:path>
        <draw:path draw:style-name="gr6" draw:text-style-name="P1" draw:layer="layout" svg:width="0.026cm" svg:height="0cm" svg:x="67.151cm" svg:y="20.25cm" svg:viewBox="0 0 27 1" svg:d="M27 0c-10 2-19 0-27 0">
          <text:p/>
        </draw:path>
        <draw:path draw:style-name="gr6" draw:text-style-name="P1" draw:layer="layout" svg:width="0.004cm" svg:height="0cm" svg:x="67.178cm" svg:y="20.25cm" svg:viewBox="0 0 5 0" svg:d="M5 0c-3 0-5 0-5 0">
          <text:p/>
        </draw:path>
        <draw:path draw:style-name="gr6" draw:text-style-name="P1" draw:layer="layout" svg:width="0.131cm" svg:height="0.008cm" svg:x="67.183cm" svg:y="20.25cm" svg:viewBox="0 0 132 9" svg:d="M132 9c-45 0-90-4-132-9">
          <text:p/>
        </draw:path>
        <draw:path draw:style-name="gr6" draw:text-style-name="P1" draw:layer="layout" svg:width="0.018cm" svg:height="0.347cm" svg:x="72.563cm" svg:y="19.177cm" svg:viewBox="0 0 19 348" svg:d="M0 0c7 0 14 6 14 14 7 107 7 213 0 321 0 6-7 13-14 13">
          <text:p/>
        </draw:path>
        <draw:path draw:style-name="gr6" draw:text-style-name="P1" draw:layer="layout" svg:width="0.021cm" svg:height="0.338cm" svg:x="72.61cm" svg:y="19.181cm" svg:viewBox="0 0 22 339" svg:d="M22 339c-8 0-12-4-14-10-11-107-11-213 0-319 2-6 6-10 14-10">
          <text:p/>
        </draw:path>
        <draw:path draw:style-name="gr6" draw:text-style-name="P1" draw:layer="layout" svg:width="0.007cm" svg:height="0.002cm" svg:x="72.624cm" svg:y="19.181cm" svg:viewBox="0 0 8 3" svg:d="M0 3c4-3 6-3 8-3">
          <text:p/>
        </draw:path>
        <draw:path draw:style-name="gr6" draw:text-style-name="P1" draw:layer="layout" svg:width="0.139cm" svg:height="0.011cm" svg:x="72.485cm" svg:y="19.172cm" svg:viewBox="0 0 140 12" svg:d="M0 0c47 0 94 6 140 12">
          <text:p/>
        </draw:path>
        <draw:path draw:style-name="gr6" draw:text-style-name="P1" draw:layer="layout" svg:width="0.252cm" svg:height="0.057cm" svg:x="72.233cm" svg:y="19.172cm" svg:viewBox="0 0 253 58" svg:d="M0 58c78-38 165-58 253-58">
          <text:p/>
        </draw:path>
        <draw:path draw:style-name="gr6" draw:text-style-name="P1" draw:layer="layout" svg:width="0.075cm" svg:height="0.242cm" svg:x="72.158cm" svg:y="19.229cm" svg:viewBox="0 0 76 243" svg:d="M76 243c-67-32-94-113-63-179 13-28 35-51 63-64">
          <text:p/>
        </draw:path>
        <draw:path draw:style-name="gr6" draw:text-style-name="P1" draw:layer="layout" svg:width="0.252cm" svg:height="0.057cm" svg:x="72.233cm" svg:y="19.471cm" svg:viewBox="0 0 253 58" svg:d="M253 58c-88 0-175-20-253-58">
          <text:p/>
        </draw:path>
        <draw:path draw:style-name="gr6" draw:text-style-name="P1" draw:layer="layout" svg:width="0.139cm" svg:height="0.011cm" svg:x="72.485cm" svg:y="19.517cm" svg:viewBox="0 0 140 12" svg:d="M140 0c-46 7-93 12-140 12">
          <text:p/>
        </draw:path>
        <draw:path draw:style-name="gr6" draw:text-style-name="P1" draw:layer="layout" svg:width="0.007cm" svg:height="0.002cm" svg:x="72.624cm" svg:y="19.517cm" svg:viewBox="0 0 8 3" svg:d="M8 3c-2 0-4 0-8-3">
          <text:p/>
        </draw:path>
        <draw:path draw:style-name="gr6" draw:text-style-name="P1" draw:layer="layout" svg:width="0.186cm" svg:height="0.025cm" svg:x="72.631cm" svg:y="19.494cm" svg:viewBox="0 0 187 26" svg:d="M187 0c-61 15-123 24-187 26">
          <text:p/>
        </draw:path>
        <draw:path draw:style-name="gr6" draw:text-style-name="P1" draw:layer="layout" svg:width="0.186cm" svg:height="0.025cm" svg:x="72.631cm" svg:y="19.181cm" svg:viewBox="0 0 187 26" svg:d="M0 0c64 4 126 13 187 26">
          <text:p/>
        </draw:path>
        <draw:path draw:style-name="gr6" draw:text-style-name="P1" draw:layer="layout" svg:width="0.018cm" svg:height="0.347cm" svg:x="72.563cm" svg:y="18.057cm" svg:viewBox="0 0 19 348" svg:d="M0 0c7 0 14 6 14 15 7 105 7 212 0 320 0 7-7 13-14 13">
          <text:p/>
        </draw:path>
        <draw:path draw:style-name="gr6" draw:text-style-name="P1" draw:layer="layout" svg:width="0.021cm" svg:height="0.339cm" svg:x="72.61cm" svg:y="18.061cm" svg:viewBox="0 0 22 340" svg:d="M22 340c-8 0-12-5-14-11-11-106-11-212 0-318 2-7 6-11 14-11">
          <text:p/>
        </draw:path>
        <draw:path draw:style-name="gr6" draw:text-style-name="P1" draw:layer="layout" svg:width="0.007cm" svg:height="0.002cm" svg:x="72.624cm" svg:y="18.061cm" svg:viewBox="0 0 8 3" svg:d="M0 3c4-3 6-3 8-3">
          <text:p/>
        </draw:path>
        <draw:path draw:style-name="gr6" draw:text-style-name="P1" draw:layer="layout" svg:width="0.139cm" svg:height="0.01cm" svg:x="72.485cm" svg:y="18.053cm" svg:viewBox="0 0 140 11" svg:d="M0 0c47 0 94 5 140 11">
          <text:p/>
        </draw:path>
        <draw:path draw:style-name="gr6" draw:text-style-name="P1" draw:layer="layout" svg:width="0.252cm" svg:height="0.057cm" svg:x="72.233cm" svg:y="18.053cm" svg:viewBox="0 0 253 58" svg:d="M0 58c78-39 165-58 253-58">
          <text:p/>
        </draw:path>
        <draw:path draw:style-name="gr6" draw:text-style-name="P1" draw:layer="layout" svg:width="0.075cm" svg:height="0.241cm" svg:x="72.158cm" svg:y="18.11cm" svg:viewBox="0 0 76 242" svg:d="M76 242c-67-32-94-112-63-179 13-27 35-51 63-63">
          <text:p/>
        </draw:path>
        <draw:path draw:style-name="gr6" draw:text-style-name="P1" draw:layer="layout" svg:width="0.252cm" svg:height="0.057cm" svg:x="72.233cm" svg:y="18.351cm" svg:viewBox="0 0 253 58" svg:d="M253 58c-88 0-175-19-253-58">
          <text:p/>
        </draw:path>
        <draw:path draw:style-name="gr6" draw:text-style-name="P1" draw:layer="layout" svg:width="0.139cm" svg:height="0.01cm" svg:x="72.485cm" svg:y="18.398cm" svg:viewBox="0 0 140 11" svg:d="M140 0c-46 6-93 11-140 11">
          <text:p/>
        </draw:path>
        <draw:path draw:style-name="gr6" draw:text-style-name="P1" draw:layer="layout" svg:width="0.007cm" svg:height="0.002cm" svg:x="72.624cm" svg:y="18.398cm" svg:viewBox="0 0 8 3" svg:d="M8 3c-2 0-4 0-8-3">
          <text:p/>
        </draw:path>
        <draw:path draw:style-name="gr6" draw:text-style-name="P1" draw:layer="layout" svg:width="0.186cm" svg:height="0.026cm" svg:x="72.631cm" svg:y="18.374cm" svg:viewBox="0 0 187 27" svg:d="M187 0c-61 16-123 25-187 27">
          <text:p/>
        </draw:path>
        <draw:path draw:style-name="gr6" draw:text-style-name="P1" draw:layer="layout" svg:width="0.186cm" svg:height="0.025cm" svg:x="72.631cm" svg:y="18.061cm" svg:viewBox="0 0 187 26" svg:d="M0 0c64 5 126 14 187 26">
          <text:p/>
        </draw:path>
        <draw:line draw:style-name="gr6" draw:text-style-name="P1" draw:layer="layout" svg:x1="69.159cm" svg:y1="17.9cm" svg:x2="69.278cm" svg:y2="17.9cm">
          <text:p/>
        </draw:line>
        <draw:line draw:style-name="gr6" draw:text-style-name="P1" draw:layer="layout" svg:x1="69.159cm" svg:y1="16.891cm" svg:x2="69.278cm" svg:y2="16.891cm">
          <text:p/>
        </draw:line>
        <draw:line draw:style-name="gr6" draw:text-style-name="P1" draw:layer="layout" svg:x1="69.278cm" svg:y1="17.89cm" svg:x2="69.278cm" svg:y2="17.9cm">
          <text:p/>
        </draw:line>
        <draw:line draw:style-name="gr6" draw:text-style-name="P1" draw:layer="layout" svg:x1="69.159cm" svg:y1="17.89cm" svg:x2="69.159cm" svg:y2="17.9cm">
          <text:p/>
        </draw:line>
        <draw:line draw:style-name="gr6" draw:text-style-name="P1" draw:layer="layout" svg:x1="69.278cm" svg:y1="16.899cm" svg:x2="69.278cm" svg:y2="16.891cm">
          <text:p/>
        </draw:line>
        <draw:line draw:style-name="gr6" draw:text-style-name="P1" draw:layer="layout" svg:x1="69.159cm" svg:y1="16.899cm" svg:x2="69.159cm" svg:y2="16.891cm">
          <text:p/>
        </draw:line>
        <draw:line draw:style-name="gr6" draw:text-style-name="P1" draw:layer="layout" svg:x1="69.159cm" svg:y1="17.89cm" svg:x2="69.159cm" svg:y2="17.839cm">
          <text:p/>
        </draw:line>
        <draw:line draw:style-name="gr6" draw:text-style-name="P1" draw:layer="layout" svg:x1="69.278cm" svg:y1="17.839cm" svg:x2="69.278cm" svg:y2="17.89cm">
          <text:p/>
        </draw:line>
        <draw:line draw:style-name="gr6" draw:text-style-name="P1" draw:layer="layout" svg:x1="69.159cm" svg:y1="17.839cm" svg:x2="69.278cm" svg:y2="17.839cm">
          <text:p/>
        </draw:line>
        <draw:line draw:style-name="gr6" draw:text-style-name="P1" draw:layer="layout" svg:x1="69.159cm" svg:y1="16.95cm" svg:x2="69.159cm" svg:y2="16.899cm">
          <text:p/>
        </draw:line>
        <draw:line draw:style-name="gr6" draw:text-style-name="P1" draw:layer="layout" svg:x1="69.278cm" svg:y1="16.95cm" svg:x2="69.159cm" svg:y2="16.95cm">
          <text:p/>
        </draw:line>
        <draw:path draw:style-name="gr6" draw:text-style-name="P1" draw:layer="layout" svg:width="0.891cm" svg:height="0.94cm" svg:x="69.278cm" svg:y="16.899cm" svg:viewBox="0 0 892 941" svg:d="M0 0v51h892c0 492-401 890-892 890">
          <text:p/>
        </draw:path>
        <draw:line draw:style-name="gr6" draw:text-style-name="P1" draw:layer="layout" svg:x1="72.889cm" svg:y1="20.84cm" svg:x2="72.898cm" svg:y2="20.84cm">
          <text:p/>
        </draw:line>
        <draw:line draw:style-name="gr6" draw:text-style-name="P1" draw:layer="layout" svg:x1="72.898cm" svg:y1="20.381cm" svg:x2="72.889cm" svg:y2="20.381cm">
          <text:p/>
        </draw:line>
        <draw:polyline draw:style-name="gr6" draw:text-style-name="P1" draw:layer="layout" svg:width="0cm" svg:height="0.458cm" svg:x="72.889cm" svg:y="20.381cm" svg:viewBox="0 0 0 459" draw:points="0,459 0,444 0,15 0,0">
          <text:p/>
        </draw:polyline>
        <draw:line draw:style-name="gr6" draw:text-style-name="P1" draw:layer="layout" svg:x1="72.868cm" svg:y1="20.764cm" svg:x2="72.868cm" svg:y2="20.455cm">
          <text:p/>
        </draw:line>
        <draw:line draw:style-name="gr6" draw:text-style-name="P1" draw:layer="layout" svg:x1="72.624cm" svg:y1="20.811cm" svg:x2="72.823cm" svg:y2="20.811cm">
          <text:p/>
        </draw:line>
        <draw:line draw:style-name="gr6" draw:text-style-name="P1" draw:layer="layout" svg:x1="72.58cm" svg:y1="20.455cm" svg:x2="72.58cm" svg:y2="20.764cm">
          <text:p/>
        </draw:line>
        <draw:line draw:style-name="gr6" draw:text-style-name="P1" draw:layer="layout" svg:x1="72.823cm" svg:y1="20.411cm" svg:x2="72.624cm" svg:y2="20.411cm">
          <text:p/>
        </draw:line>
        <draw:line draw:style-name="gr6" draw:text-style-name="P1" draw:layer="layout" svg:x1="72.889cm" svg:y1="20.389cm" svg:x2="72.624cm" svg:y2="20.389cm">
          <text:p/>
        </draw:line>
        <draw:line draw:style-name="gr6" draw:text-style-name="P1" draw:layer="layout" svg:x1="72.561cm" svg:y1="20.455cm" svg:x2="72.561cm" svg:y2="20.764cm">
          <text:p/>
        </draw:line>
        <draw:line draw:style-name="gr6" draw:text-style-name="P1" draw:layer="layout" svg:x1="72.624cm" svg:y1="20.83cm" svg:x2="72.889cm" svg:y2="20.83cm">
          <text:p/>
        </draw:line>
        <draw:path draw:style-name="gr6" draw:text-style-name="P1" draw:layer="layout" svg:width="0.045cm" svg:height="0.047cm" svg:x="72.823cm" svg:y="20.764cm" svg:viewBox="0 0 46 48" svg:d="M46 0c0 26-21 48-46 48">
          <text:p/>
        </draw:path>
        <draw:path draw:style-name="gr6" draw:text-style-name="P1" draw:layer="layout" svg:width="0.044cm" svg:height="0.047cm" svg:x="72.58cm" svg:y="20.764cm" svg:viewBox="0 0 45 48" svg:d="M45 48c-26 0-45-22-45-48">
          <text:p/>
        </draw:path>
        <draw:path draw:style-name="gr6" draw:text-style-name="P1" draw:layer="layout" svg:width="0.044cm" svg:height="0.044cm" svg:x="72.58cm" svg:y="20.411cm" svg:viewBox="0 0 45 45" svg:d="M0 45c0-26 19-45 45-45">
          <text:p/>
        </draw:path>
        <draw:path draw:style-name="gr6" draw:text-style-name="P1" draw:layer="layout" svg:width="0.045cm" svg:height="0.044cm" svg:x="72.823cm" svg:y="20.411cm" svg:viewBox="0 0 46 45" svg:d="M0 0c25 0 46 19 46 45">
          <text:p/>
        </draw:path>
        <draw:path draw:style-name="gr6" draw:text-style-name="P1" draw:layer="layout" svg:width="0.063cm" svg:height="0.066cm" svg:x="72.561cm" svg:y="20.389cm" svg:viewBox="0 0 64 67" svg:d="M0 67c0-37 27-67 64-67">
          <text:p/>
        </draw:path>
        <draw:path draw:style-name="gr6" draw:text-style-name="P1" draw:layer="layout" svg:width="0.063cm" svg:height="0.066cm" svg:x="72.561cm" svg:y="20.764cm" svg:viewBox="0 0 64 67" svg:d="M64 67c-37 0-64-30-64-67">
          <text:p/>
        </draw:path>
        <draw:path draw:style-name="gr6" draw:text-style-name="P1" draw:layer="layout" svg:width="0.099cm" svg:height="0.099cm" svg:x="72.72cm" svg:y="20.561cm" svg:viewBox="0 0 100 100" svg:d="M0 48c0-27 23-48 51-48 27 0 49 21 49 48 0 28-22 52-49 52-28 0-51-24-51-52z">
          <text:p/>
        </draw:path>
        <draw:line draw:style-name="gr6" draw:text-style-name="P1" draw:layer="layout" svg:x1="20.451cm" svg:y1="19.919cm" svg:x2="20.571cm" svg:y2="19.919cm">
          <text:p/>
        </draw:line>
        <draw:line draw:style-name="gr6" draw:text-style-name="P1" draw:layer="layout" svg:x1="20.451cm" svg:y1="20.929cm" svg:x2="20.571cm" svg:y2="20.929cm">
          <text:p/>
        </draw:line>
        <draw:line draw:style-name="gr6" draw:text-style-name="P1" draw:layer="layout" svg:x1="20.571cm" svg:y1="19.93cm" svg:x2="20.571cm" svg:y2="19.919cm">
          <text:p/>
        </draw:line>
        <draw:line draw:style-name="gr6" draw:text-style-name="P1" draw:layer="layout" svg:x1="20.451cm" svg:y1="19.93cm" svg:x2="20.451cm" svg:y2="19.919cm">
          <text:p/>
        </draw:line>
        <draw:line draw:style-name="gr6" draw:text-style-name="P1" draw:layer="layout" svg:x1="20.571cm" svg:y1="20.921cm" svg:x2="20.571cm" svg:y2="20.929cm">
          <text:p/>
        </draw:line>
        <draw:line draw:style-name="gr6" draw:text-style-name="P1" draw:layer="layout" svg:x1="20.451cm" svg:y1="20.921cm" svg:x2="20.451cm" svg:y2="20.929cm">
          <text:p/>
        </draw:line>
        <draw:polyline draw:style-name="gr6" draw:text-style-name="P1" draw:layer="layout" svg:width="0.12cm" svg:height="0.051cm" svg:x="20.451cm" svg:y="19.93cm" svg:viewBox="0 0 121 52" draw:points="0,52 121,52 121,0">
          <text:p/>
        </draw:polyline>
        <draw:line draw:style-name="gr6" draw:text-style-name="P1" draw:layer="layout" svg:x1="20.451cm" svg:y1="19.93cm" svg:x2="20.451cm" svg:y2="19.981cm">
          <text:p/>
        </draw:line>
        <draw:polyline draw:style-name="gr6" draw:text-style-name="P1" draw:layer="layout" svg:width="0.12cm" svg:height="0.051cm" svg:x="20.451cm" svg:y="20.87cm" svg:viewBox="0 0 121 52" draw:points="121,52 121,0 0,0 0,52">
          <text:p/>
        </draw:polyline>
        <draw:line draw:style-name="gr6" draw:text-style-name="P1" draw:layer="layout" svg:x1="20.571cm" svg:y1="20.87cm" svg:x2="21.242cm" svg:y2="20.87cm">
          <text:p/>
        </draw:line>
        <draw:path draw:style-name="gr6" draw:text-style-name="P1" draw:layer="layout" svg:width="0.879cm" svg:height="0.749cm" svg:x="20.571cm" svg:y="19.981cm" svg:viewBox="0 0 880 750" svg:d="M0 0c440 0 812 317 880 750">
          <text:p/>
        </draw:path>
        <draw:line draw:style-name="gr6" draw:text-style-name="P1" draw:layer="layout" svg:x1="20.451cm" svg:y1="18.891cm" svg:x2="20.571cm" svg:y2="18.891cm">
          <text:p/>
        </draw:line>
        <draw:line draw:style-name="gr6" draw:text-style-name="P1" draw:layer="layout" svg:x1="20.451cm" svg:y1="19.699cm" svg:x2="20.571cm" svg:y2="19.699cm">
          <text:p/>
        </draw:line>
        <draw:line draw:style-name="gr6" draw:text-style-name="P1" draw:layer="layout" svg:x1="20.571cm" svg:y1="18.901cm" svg:x2="20.571cm" svg:y2="18.891cm">
          <text:p/>
        </draw:line>
        <draw:line draw:style-name="gr6" draw:text-style-name="P1" draw:layer="layout" svg:x1="20.451cm" svg:y1="18.901cm" svg:x2="20.451cm" svg:y2="18.891cm">
          <text:p/>
        </draw:line>
        <draw:line draw:style-name="gr6" draw:text-style-name="P1" draw:layer="layout" svg:x1="20.571cm" svg:y1="19.691cm" svg:x2="20.571cm" svg:y2="19.699cm">
          <text:p/>
        </draw:line>
        <draw:line draw:style-name="gr6" draw:text-style-name="P1" draw:layer="layout" svg:x1="20.451cm" svg:y1="19.691cm" svg:x2="20.451cm" svg:y2="19.699cm">
          <text:p/>
        </draw:line>
        <draw:polyline draw:style-name="gr6" draw:text-style-name="P1" draw:layer="layout" svg:width="0.12cm" svg:height="0.051cm" svg:x="20.451cm" svg:y="19.64cm" svg:viewBox="0 0 121 52" draw:points="121,52 121,0 0,0 0,52">
          <text:p/>
        </draw:polyline>
        <draw:polyline draw:style-name="gr6" draw:text-style-name="P1" draw:layer="layout" svg:width="0.12cm" svg:height="0.049cm" svg:x="20.451cm" svg:y="18.901cm" svg:viewBox="0 0 121 50" draw:points="0,50 121,50 121,0">
          <text:p/>
        </draw:polyline>
        <draw:line draw:style-name="gr6" draw:text-style-name="P1" draw:layer="layout" svg:x1="20.451cm" svg:y1="18.901cm" svg:x2="20.451cm" svg:y2="18.95cm">
          <text:p/>
        </draw:line>
        <draw:line draw:style-name="gr6" draw:text-style-name="P1" draw:layer="layout" svg:x1="20.571cm" svg:y1="19.64cm" svg:x2="21.261cm" svg:y2="19.64cm">
          <text:p/>
        </draw:line>
        <draw:line draw:style-name="gr6" draw:text-style-name="P1" draw:layer="layout" svg:x1="20.451cm" svg:y1="19.64cm" svg:x2="20.451cm" svg:y2="18.95cm">
          <text:p/>
        </draw:line>
        <draw:path draw:style-name="gr6" draw:text-style-name="P1" draw:layer="layout" svg:width="0.69cm" svg:height="0.69cm" svg:x="20.571cm" svg:y="18.95cm" svg:viewBox="0 0 691 691" svg:d="M0 691v-691c381 0 691 310 691 691">
          <text:p/>
        </draw:path>
        <draw:line draw:style-name="gr6" draw:text-style-name="P1" draw:layer="layout" svg:x1="20.451cm" svg:y1="17.771cm" svg:x2="20.571cm" svg:y2="17.771cm">
          <text:p/>
        </draw:line>
        <draw:line draw:style-name="gr6" draw:text-style-name="P1" draw:layer="layout" svg:x1="20.451cm" svg:y1="18.58cm" svg:x2="20.571cm" svg:y2="18.58cm">
          <text:p/>
        </draw:line>
        <draw:line draw:style-name="gr6" draw:text-style-name="P1" draw:layer="layout" svg:x1="20.571cm" svg:y1="17.782cm" svg:x2="20.571cm" svg:y2="17.771cm">
          <text:p/>
        </draw:line>
        <draw:line draw:style-name="gr6" draw:text-style-name="P1" draw:layer="layout" svg:x1="20.451cm" svg:y1="17.782cm" svg:x2="20.451cm" svg:y2="17.771cm">
          <text:p/>
        </draw:line>
        <draw:line draw:style-name="gr6" draw:text-style-name="P1" draw:layer="layout" svg:x1="20.571cm" svg:y1="18.571cm" svg:x2="20.571cm" svg:y2="18.58cm">
          <text:p/>
        </draw:line>
        <draw:line draw:style-name="gr6" draw:text-style-name="P1" draw:layer="layout" svg:x1="20.451cm" svg:y1="18.571cm" svg:x2="20.451cm" svg:y2="18.58cm">
          <text:p/>
        </draw:line>
        <draw:polyline draw:style-name="gr6" draw:text-style-name="P1" draw:layer="layout" svg:width="0.12cm" svg:height="0.051cm" svg:x="20.451cm" svg:y="18.52cm" svg:viewBox="0 0 121 52" draw:points="121,52 121,0 0,0 0,52">
          <text:p/>
        </draw:polyline>
        <draw:polyline draw:style-name="gr6" draw:text-style-name="P1" draw:layer="layout" svg:width="0.12cm" svg:height="0.048cm" svg:x="20.451cm" svg:y="17.782cm" svg:viewBox="0 0 121 49" draw:points="0,49 121,49 121,0">
          <text:p/>
        </draw:polyline>
        <draw:line draw:style-name="gr6" draw:text-style-name="P1" draw:layer="layout" svg:x1="20.451cm" svg:y1="17.782cm" svg:x2="20.451cm" svg:y2="17.83cm">
          <text:p/>
        </draw:line>
        <draw:line draw:style-name="gr6" draw:text-style-name="P1" draw:layer="layout" svg:x1="20.571cm" svg:y1="18.52cm" svg:x2="21.261cm" svg:y2="18.52cm">
          <text:p/>
        </draw:line>
        <draw:line draw:style-name="gr6" draw:text-style-name="P1" draw:layer="layout" svg:x1="20.451cm" svg:y1="18.52cm" svg:x2="20.451cm" svg:y2="17.83cm">
          <text:p/>
        </draw:line>
        <draw:path draw:style-name="gr6" draw:text-style-name="P1" draw:layer="layout" svg:width="0.69cm" svg:height="0.69cm" svg:x="20.571cm" svg:y="17.83cm" svg:viewBox="0 0 691 691" svg:d="M0 691v-691c381 0 691 309 691 691">
          <text:p/>
        </draw:path>
        <draw:line draw:style-name="gr6" draw:text-style-name="P1" draw:layer="layout" svg:x1="24.64cm" svg:y1="19.809cm" svg:x2="23.981cm" svg:y2="19.809cm">
          <text:p/>
        </draw:line>
        <draw:line draw:style-name="gr6" draw:text-style-name="P1" draw:layer="layout" svg:x1="24.64cm" svg:y1="20.349cm" svg:x2="23.981cm" svg:y2="20.349cm">
          <text:p/>
        </draw:line>
        <draw:path draw:style-name="gr6" draw:text-style-name="P1" draw:layer="layout" svg:width="0.014cm" svg:height="0.013cm" svg:x="24.413cm" svg:y="20.241cm" svg:viewBox="0 0 15 14" svg:d="M15 0c0 7-8 14-15 14">
          <text:p/>
        </draw:path>
        <draw:path draw:style-name="gr6" draw:text-style-name="P1" draw:layer="layout" svg:width="0.004cm" svg:height="0.322cm" svg:x="24.426cm" svg:y="19.919cm" svg:viewBox="0 0 5 323" svg:d="M0 0c7 108 7 215 0 323">
          <text:p/>
        </draw:path>
        <draw:path draw:style-name="gr6" draw:text-style-name="P1" draw:layer="layout" svg:width="0.014cm" svg:height="0.012cm" svg:x="24.413cm" svg:y="19.907cm" svg:viewBox="0 0 15 13" svg:d="M0 0c7 0 15 6 15 13">
          <text:p/>
        </draw:path>
        <draw:path draw:style-name="gr6" draw:text-style-name="P1" draw:layer="layout" svg:width="0.01cm" svg:height="0.011cm" svg:x="24.462cm" svg:y="19.911cm" svg:viewBox="0 0 11 12" svg:d="M0 12c0-7 5-12 11-12">
          <text:p/>
        </draw:path>
        <draw:path draw:style-name="gr6" draw:text-style-name="P1" draw:layer="layout" svg:width="0.01cm" svg:height="0.317cm" svg:x="24.452cm" svg:y="19.922cm" svg:viewBox="0 0 11 318" svg:d="M11 318c-15-106-15-213 0-318">
          <text:p/>
        </draw:path>
        <draw:path draw:style-name="gr6" draw:text-style-name="P1" draw:layer="layout" svg:width="0.01cm" svg:height="0.011cm" svg:x="24.462cm" svg:y="20.239cm" svg:viewBox="0 0 11 12" svg:d="M11 12c-6 0-11-5-11-12">
          <text:p/>
        </draw:path>
        <draw:path draw:style-name="gr6" draw:text-style-name="P1" draw:layer="layout" svg:width="0.131cm" svg:height="0.008cm" svg:x="24.337cm" svg:y="20.25cm" svg:viewBox="0 0 132 9" svg:d="M132 0c-45 5-90 9-132 9">
          <text:p/>
        </draw:path>
        <draw:path draw:style-name="gr6" draw:text-style-name="P1" draw:layer="layout" svg:width="0.003cm" svg:height="0cm" svg:x="24.468cm" svg:y="20.25cm" svg:viewBox="0 0 4 0" svg:d="M4 0c-2 0-4 0-4 0">
          <text:p/>
        </draw:path>
        <draw:path draw:style-name="gr6" draw:text-style-name="P1" draw:layer="layout" svg:width="0.025cm" svg:height="0cm" svg:x="24.472cm" svg:y="20.25cm" svg:viewBox="0 0 26 1" svg:d="M26 0c-9 0-17 2-26 0">
          <text:p/>
        </draw:path>
        <draw:path draw:style-name="gr6" draw:text-style-name="P1" draw:layer="layout" svg:width="0.129cm" svg:height="0.032cm" svg:x="24.498cm" svg:y="20.218cm" svg:viewBox="0 0 130 33" svg:d="M130 0c-42 16-86 26-130 33">
          <text:p/>
        </draw:path>
        <draw:path draw:style-name="gr6" draw:text-style-name="P1" draw:layer="layout" svg:width="0.019cm" svg:height="0.021cm" svg:x="24.627cm" svg:y="20.197cm" svg:viewBox="0 0 20 22" svg:d="M20 0c-2 8-8 18-20 22">
          <text:p/>
        </draw:path>
        <draw:path draw:style-name="gr6" draw:text-style-name="P1" draw:layer="layout" svg:width="0.015cm" svg:height="0.233cm" svg:x="24.646cm" svg:y="19.964cm" svg:viewBox="0 0 16 234" svg:d="M0 0c21 76 21 158 0 234">
          <text:p/>
        </draw:path>
        <draw:path draw:style-name="gr6" draw:text-style-name="P1" draw:layer="layout" svg:width="0.019cm" svg:height="0.019cm" svg:x="24.627cm" svg:y="19.945cm" svg:viewBox="0 0 20 20" svg:d="M0 0c12 2 18 10 20 20">
          <text:p/>
        </draw:path>
        <draw:path draw:style-name="gr6" draw:text-style-name="P1" draw:layer="layout" svg:width="0.129cm" svg:height="0.034cm" svg:x="24.498cm" svg:y="19.911cm" svg:viewBox="0 0 130 35" svg:d="M0 0c44 7 88 18 130 35">
          <text:p/>
        </draw:path>
        <draw:path draw:style-name="gr6" draw:text-style-name="P1" draw:layer="layout" svg:width="0.025cm" svg:height="0cm" svg:x="24.472cm" svg:y="19.911cm" svg:viewBox="0 0 26 0" svg:d="M0 0c9 0 17 0 26 0">
          <text:p/>
        </draw:path>
        <draw:path draw:style-name="gr6" draw:text-style-name="P1" draw:layer="layout" svg:width="0.004cm" svg:height="0.002cm" svg:x="24.468cm" svg:y="19.911cm" svg:viewBox="0 0 5 3" svg:d="M0 3c0-3 3-3 5-3">
          <text:p/>
        </draw:path>
        <draw:path draw:style-name="gr6" draw:text-style-name="P1" draw:layer="layout" svg:width="0.131cm" svg:height="0.01cm" svg:x="24.337cm" svg:y="19.903cm" svg:viewBox="0 0 132 11" svg:d="M0 0c42 0 87 5 132 11">
          <text:p/>
        </draw:path>
        <draw:path draw:style-name="gr6" draw:text-style-name="P1" draw:layer="layout" svg:width="0.252cm" svg:height="0.057cm" svg:x="24.085cm" svg:y="19.903cm" svg:viewBox="0 0 253 58" svg:d="M0 58c78-38 166-58 253-58">
          <text:p/>
        </draw:path>
        <draw:path draw:style-name="gr6" draw:text-style-name="P1" draw:layer="layout" svg:width="0.074cm" svg:height="0.241cm" svg:x="24.011cm" svg:y="19.96cm" svg:viewBox="0 0 75 242" svg:d="M75 242c-66-32-94-113-61-179 12-27 36-51 61-63">
          <text:p/>
        </draw:path>
        <draw:path draw:style-name="gr6" draw:text-style-name="P1" draw:layer="layout" svg:width="0.252cm" svg:height="0.057cm" svg:x="24.085cm" svg:y="20.201cm" svg:viewBox="0 0 253 58" svg:d="M253 58c-87 0-175-19-253-58">
          <text:p/>
        </draw:path>
        <draw:path draw:style-name="gr6" draw:text-style-name="P1" draw:layer="layout" svg:width="0.012cm" svg:height="0.014cm" svg:x="19.073cm" svg:y="19.177cm" svg:viewBox="0 0 13 15" svg:d="M0 15c0-9 7-15 13-15">
          <text:p/>
        </draw:path>
        <draw:path draw:style-name="gr6" draw:text-style-name="P1" draw:layer="layout" svg:width="0.005cm" svg:height="0.32cm" svg:x="19.068cm" svg:y="19.191cm" svg:viewBox="0 0 6 321" svg:d="M6 321c-8-108-8-215 0-321">
          <text:p/>
        </draw:path>
        <draw:path draw:style-name="gr6" draw:text-style-name="P1" draw:layer="layout" svg:width="0.012cm" svg:height="0.013cm" svg:x="19.073cm" svg:y="19.511cm" svg:viewBox="0 0 13 14" svg:d="M13 14c-6 0-13-8-13-14">
          <text:p/>
        </draw:path>
        <draw:path draw:style-name="gr6" draw:text-style-name="P1" draw:layer="layout" svg:width="0.012cm" svg:height="0.01cm" svg:x="19.018cm" svg:y="19.509cm" svg:viewBox="0 0 13 11" svg:d="M13 0c0 7-7 11-13 11">
          <text:p/>
        </draw:path>
        <draw:path draw:style-name="gr6" draw:text-style-name="P1" draw:layer="layout" svg:width="0.01cm" svg:height="0.318cm" svg:x="19.03cm" svg:y="19.191cm" svg:viewBox="0 0 11 319" svg:d="M0 0c15 106 15 212 0 319">
          <text:p/>
        </draw:path>
        <draw:path draw:style-name="gr6" draw:text-style-name="P1" draw:layer="layout" svg:width="0.012cm" svg:height="0.01cm" svg:x="19.018cm" svg:y="19.181cm" svg:viewBox="0 0 13 11" svg:d="M0 0c6 0 13 5 13 11">
          <text:p/>
        </draw:path>
        <draw:path draw:style-name="gr6" draw:text-style-name="P1" draw:layer="layout" svg:width="0.187cm" svg:height="0.025cm" svg:x="18.831cm" svg:y="19.181cm" svg:viewBox="0 0 188 26" svg:d="M0 26c63-13 124-22 188-26">
          <text:p/>
        </draw:path>
        <draw:path draw:style-name="gr6" draw:text-style-name="P1" draw:layer="layout" svg:width="0.187cm" svg:height="0.025cm" svg:x="18.831cm" svg:y="19.494cm" svg:viewBox="0 0 188 26" svg:d="M188 26c-64-2-125-11-188-26">
          <text:p/>
        </draw:path>
        <draw:path draw:style-name="gr6" draw:text-style-name="P1" draw:layer="layout" svg:width="0.008cm" svg:height="0.002cm" svg:x="19.018cm" svg:y="19.517cm" svg:viewBox="0 0 9 3" svg:d="M9 0c-2 3-6 3-9 3">
          <text:p/>
        </draw:path>
        <draw:path draw:style-name="gr6" draw:text-style-name="P1" draw:layer="layout" svg:width="0.14cm" svg:height="0.011cm" svg:x="19.026cm" svg:y="19.517cm" svg:viewBox="0 0 141 12" svg:d="M141 12c-47 0-94-5-141-12">
          <text:p/>
        </draw:path>
        <draw:path draw:style-name="gr6" draw:text-style-name="P1" draw:layer="layout" svg:width="0.25cm" svg:height="0.057cm" svg:x="19.166cm" svg:y="19.471cm" svg:viewBox="0 0 251 58" svg:d="M251 0c-79 38-164 58-251 58">
          <text:p/>
        </draw:path>
        <draw:path draw:style-name="gr6" draw:text-style-name="P1" draw:layer="layout" svg:width="0.075cm" svg:height="0.242cm" svg:x="19.416cm" svg:y="19.229cm" svg:viewBox="0 0 76 243" svg:d="M0 0c66 32 96 113 62 179-13 28-35 51-62 64">
          <text:p/>
        </draw:path>
        <draw:path draw:style-name="gr6" draw:text-style-name="P1" draw:layer="layout" svg:width="0.25cm" svg:height="0.057cm" svg:x="19.166cm" svg:y="19.172cm" svg:viewBox="0 0 251 58" svg:d="M0 0c87 0 172 20 251 58">
          <text:p/>
        </draw:path>
        <draw:path draw:style-name="gr6" draw:text-style-name="P1" draw:layer="layout" svg:width="0.14cm" svg:height="0.011cm" svg:x="19.026cm" svg:y="19.172cm" svg:viewBox="0 0 141 12" svg:d="M0 12c47-6 94-12 141-12">
          <text:p/>
        </draw:path>
        <draw:path draw:style-name="gr6" draw:text-style-name="P1" draw:layer="layout" svg:width="0.008cm" svg:height="0.002cm" svg:x="19.018cm" svg:y="19.181cm" svg:viewBox="0 0 9 3" svg:d="M0 0c3 0 7 0 9 3">
          <text:p/>
        </draw:path>
        <draw:path draw:style-name="gr6" draw:text-style-name="P1" draw:layer="layout" svg:width="0.012cm" svg:height="0.015cm" svg:x="19.073cm" svg:y="18.057cm" svg:viewBox="0 0 13 16" svg:d="M0 16c0-10 7-16 13-16">
          <text:p/>
        </draw:path>
        <draw:path draw:style-name="gr6" draw:text-style-name="P1" draw:layer="layout" svg:width="0.005cm" svg:height="0.319cm" svg:x="19.068cm" svg:y="18.072cm" svg:viewBox="0 0 6 320" svg:d="M6 320c-8-109-8-215 0-320">
          <text:p/>
        </draw:path>
        <draw:path draw:style-name="gr6" draw:text-style-name="P1" draw:layer="layout" svg:width="0.012cm" svg:height="0.013cm" svg:x="19.073cm" svg:y="18.391cm" svg:viewBox="0 0 13 14" svg:d="M13 14c-6 0-13-7-13-14">
          <text:p/>
        </draw:path>
        <draw:path draw:style-name="gr6" draw:text-style-name="P1" draw:layer="layout" svg:width="0.012cm" svg:height="0.011cm" svg:x="19.018cm" svg:y="18.389cm" svg:viewBox="0 0 13 12" svg:d="M13 0c0 7-7 12-13 12">
          <text:p/>
        </draw:path>
        <draw:path draw:style-name="gr6" draw:text-style-name="P1" draw:layer="layout" svg:width="0.01cm" svg:height="0.317cm" svg:x="19.03cm" svg:y="18.072cm" svg:viewBox="0 0 11 318" svg:d="M0 0c15 105 15 212 0 318">
          <text:p/>
        </draw:path>
        <draw:path draw:style-name="gr6" draw:text-style-name="P1" draw:layer="layout" svg:width="0.012cm" svg:height="0.011cm" svg:x="19.018cm" svg:y="18.061cm" svg:viewBox="0 0 13 12" svg:d="M0 0c6 0 13 5 13 12">
          <text:p/>
        </draw:path>
        <draw:path draw:style-name="gr6" draw:text-style-name="P1" draw:layer="layout" svg:width="0.187cm" svg:height="0.025cm" svg:x="18.831cm" svg:y="18.061cm" svg:viewBox="0 0 188 26" svg:d="M0 26c63-12 124-21 188-26">
          <text:p/>
        </draw:path>
        <draw:path draw:style-name="gr6" draw:text-style-name="P1" draw:layer="layout" svg:width="0.187cm" svg:height="0.026cm" svg:x="18.831cm" svg:y="18.374cm" svg:viewBox="0 0 188 27" svg:d="M188 27c-64-2-125-11-188-27">
          <text:p/>
        </draw:path>
        <draw:path draw:style-name="gr6" draw:text-style-name="P1" draw:layer="layout" svg:width="0.008cm" svg:height="0.002cm" svg:x="19.018cm" svg:y="18.398cm" svg:viewBox="0 0 9 3" svg:d="M9 0c-2 3-6 3-9 3">
          <text:p/>
        </draw:path>
        <draw:path draw:style-name="gr6" draw:text-style-name="P1" draw:layer="layout" svg:width="0.14cm" svg:height="0.01cm" svg:x="19.026cm" svg:y="18.398cm" svg:viewBox="0 0 141 11" svg:d="M141 11c-47 0-94-5-141-11">
          <text:p/>
        </draw:path>
        <draw:path draw:style-name="gr6" draw:text-style-name="P1" draw:layer="layout" svg:width="0.25cm" svg:height="0.057cm" svg:x="19.166cm" svg:y="18.351cm" svg:viewBox="0 0 251 58" svg:d="M251 0c-79 39-164 58-251 58">
          <text:p/>
        </draw:path>
        <draw:path draw:style-name="gr6" draw:text-style-name="P1" draw:layer="layout" svg:width="0.075cm" svg:height="0.241cm" svg:x="19.416cm" svg:y="18.11cm" svg:viewBox="0 0 76 242" svg:d="M0 0c66 31 96 113 62 179-13 27-35 50-62 63">
          <text:p/>
        </draw:path>
        <draw:path draw:style-name="gr6" draw:text-style-name="P1" draw:layer="layout" svg:width="0.25cm" svg:height="0.057cm" svg:x="19.166cm" svg:y="18.053cm" svg:viewBox="0 0 251 58" svg:d="M0 0c87 0 172 19 251 58">
          <text:p/>
        </draw:path>
        <draw:path draw:style-name="gr6" draw:text-style-name="P1" draw:layer="layout" svg:width="0.14cm" svg:height="0.01cm" svg:x="19.026cm" svg:y="18.053cm" svg:viewBox="0 0 141 11" svg:d="M0 11c47-6 94-11 141-11">
          <text:p/>
        </draw:path>
        <draw:path draw:style-name="gr6" draw:text-style-name="P1" draw:layer="layout" svg:width="0.008cm" svg:height="0.002cm" svg:x="19.018cm" svg:y="18.061cm" svg:viewBox="0 0 9 3" svg:d="M0 0c3 0 7 0 9 3">
          <text:p/>
        </draw:path>
        <draw:line draw:style-name="gr6" draw:text-style-name="P1" draw:layer="layout" svg:x1="22.491cm" svg:y1="17.9cm" svg:x2="22.371cm" svg:y2="17.9cm">
          <text:p/>
        </draw:line>
        <draw:line draw:style-name="gr6" draw:text-style-name="P1" draw:layer="layout" svg:x1="22.491cm" svg:y1="16.891cm" svg:x2="22.371cm" svg:y2="16.891cm">
          <text:p/>
        </draw:line>
        <draw:line draw:style-name="gr6" draw:text-style-name="P1" draw:layer="layout" svg:x1="22.371cm" svg:y1="17.89cm" svg:x2="22.371cm" svg:y2="17.9cm">
          <text:p/>
        </draw:line>
        <draw:line draw:style-name="gr6" draw:text-style-name="P1" draw:layer="layout" svg:x1="22.491cm" svg:y1="17.89cm" svg:x2="22.491cm" svg:y2="17.9cm">
          <text:p/>
        </draw:line>
        <draw:line draw:style-name="gr6" draw:text-style-name="P1" draw:layer="layout" svg:x1="22.371cm" svg:y1="16.899cm" svg:x2="22.371cm" svg:y2="16.891cm">
          <text:p/>
        </draw:line>
        <draw:line draw:style-name="gr6" draw:text-style-name="P1" draw:layer="layout" svg:x1="22.491cm" svg:y1="16.899cm" svg:x2="22.491cm" svg:y2="16.891cm">
          <text:p/>
        </draw:line>
        <draw:polyline draw:style-name="gr6" draw:text-style-name="P1" draw:layer="layout" svg:width="0.12cm" svg:height="0.051cm" svg:x="22.371cm" svg:y="17.839cm" svg:viewBox="0 0 121 52" draw:points="121,0 0,0 0,52">
          <text:p/>
        </draw:polyline>
        <draw:line draw:style-name="gr6" draw:text-style-name="P1" draw:layer="layout" svg:x1="22.491cm" svg:y1="17.89cm" svg:x2="22.491cm" svg:y2="17.839cm">
          <text:p/>
        </draw:line>
        <draw:polyline draw:style-name="gr6" draw:text-style-name="P1" draw:layer="layout" svg:width="0.12cm" svg:height="0.051cm" svg:x="22.371cm" svg:y="16.899cm" svg:viewBox="0 0 121 52" draw:points="0,0 0,52 121,52 121,0">
          <text:p/>
        </draw:polyline>
        <draw:line draw:style-name="gr6" draw:text-style-name="P1" draw:layer="layout" svg:x1="22.371cm" svg:y1="16.95cm" svg:x2="21.482cm" svg:y2="16.95cm">
          <text:p/>
        </draw:line>
        <draw:path draw:style-name="gr6" draw:text-style-name="P1" draw:layer="layout" svg:width="0.889cm" svg:height="0.889cm" svg:x="21.482cm" svg:y="16.95cm" svg:viewBox="0 0 890 890" svg:d="M890 890c-492 0-890-398-890-890">
          <text:p/>
        </draw:path>
        <draw:line draw:style-name="gr6" draw:text-style-name="P1" draw:layer="layout" svg:x1="18.751cm" svg:y1="20.84cm" svg:x2="18.76cm" svg:y2="20.84cm">
          <text:p/>
        </draw:line>
        <draw:line draw:style-name="gr6" draw:text-style-name="P1" draw:layer="layout" svg:x1="18.76cm" svg:y1="20.381cm" svg:x2="18.751cm" svg:y2="20.381cm">
          <text:p/>
        </draw:line>
        <draw:polyline draw:style-name="gr6" draw:text-style-name="P1" draw:layer="layout" svg:width="0cm" svg:height="0.458cm" svg:x="18.76cm" svg:y="20.381cm" svg:viewBox="0 0 0 459" draw:points="0,0 0,15 0,444 0,459">
          <text:p/>
        </draw:polyline>
        <draw:line draw:style-name="gr6" draw:text-style-name="P1" draw:layer="layout" svg:x1="18.76cm" svg:y1="20.83cm" svg:x2="19.024cm" svg:y2="20.83cm">
          <text:p/>
        </draw:line>
        <draw:line draw:style-name="gr6" draw:text-style-name="P1" draw:layer="layout" svg:x1="19.09cm" svg:y1="20.764cm" svg:x2="19.09cm" svg:y2="20.455cm">
          <text:p/>
        </draw:line>
        <draw:line draw:style-name="gr6" draw:text-style-name="P1" draw:layer="layout" svg:x1="19.024cm" svg:y1="20.389cm" svg:x2="18.76cm" svg:y2="20.389cm">
          <text:p/>
        </draw:line>
        <draw:line draw:style-name="gr6" draw:text-style-name="P1" draw:layer="layout" svg:x1="19.024cm" svg:y1="20.411cm" svg:x2="18.827cm" svg:y2="20.411cm">
          <text:p/>
        </draw:line>
        <draw:line draw:style-name="gr6" draw:text-style-name="P1" draw:layer="layout" svg:x1="19.069cm" svg:y1="20.764cm" svg:x2="19.069cm" svg:y2="20.455cm">
          <text:p/>
        </draw:line>
        <draw:line draw:style-name="gr6" draw:text-style-name="P1" draw:layer="layout" svg:x1="18.827cm" svg:y1="20.811cm" svg:x2="19.024cm" svg:y2="20.811cm">
          <text:p/>
        </draw:line>
        <draw:line draw:style-name="gr6" draw:text-style-name="P1" draw:layer="layout" svg:x1="18.781cm" svg:y1="20.455cm" svg:x2="18.781cm" svg:y2="20.764cm">
          <text:p/>
        </draw:line>
        <draw:path draw:style-name="gr6" draw:text-style-name="P1" draw:layer="layout" svg:width="0.066cm" svg:height="0.066cm" svg:x="19.024cm" svg:y="20.764cm" svg:viewBox="0 0 67 67" svg:d="M67 0c0 37-31 67-67 67">
          <text:p/>
        </draw:path>
        <draw:path draw:style-name="gr6" draw:text-style-name="P1" draw:layer="layout" svg:width="0.066cm" svg:height="0.066cm" svg:x="19.024cm" svg:y="20.389cm" svg:viewBox="0 0 67 67" svg:d="M0 0c36 0 67 30 67 67">
          <text:p/>
        </draw:path>
        <draw:path draw:style-name="gr6" draw:text-style-name="P1" draw:layer="layout" svg:width="0.046cm" svg:height="0.044cm" svg:x="18.781cm" svg:y="20.411cm" svg:viewBox="0 0 47 45" svg:d="M0 45c0-26 22-45 47-45">
          <text:p/>
        </draw:path>
        <draw:path draw:style-name="gr6" draw:text-style-name="P1" draw:layer="layout" svg:width="0.045cm" svg:height="0.044cm" svg:x="19.024cm" svg:y="20.411cm" svg:viewBox="0 0 46 45" svg:d="M0 0c27 0 46 19 46 45">
          <text:p/>
        </draw:path>
        <draw:path draw:style-name="gr6" draw:text-style-name="P1" draw:layer="layout" svg:width="0.045cm" svg:height="0.047cm" svg:x="19.024cm" svg:y="20.764cm" svg:viewBox="0 0 46 48" svg:d="M46 0c0 26-19 48-46 48">
          <text:p/>
        </draw:path>
        <draw:path draw:style-name="gr6" draw:text-style-name="P1" draw:layer="layout" svg:width="0.046cm" svg:height="0.047cm" svg:x="18.781cm" svg:y="20.764cm" svg:viewBox="0 0 47 48" svg:d="M47 48c-25 0-47-22-47-48">
          <text:p/>
        </draw:path>
        <draw:path draw:style-name="gr6" draw:text-style-name="P1" draw:layer="layout" svg:width="0.1cm" svg:height="0.099cm" svg:x="18.829cm" svg:y="20.561cm" svg:viewBox="0 0 101 100" svg:d="M101 48c0 28-21 52-49 52s-52-24-52-52c0-27 24-48 52-48s49 21 49 48z">
          <text:p/>
        </draw:path>
        <draw:line draw:style-name="gr6" draw:text-style-name="P1" draw:layer="layout" svg:x1="44.136cm" svg:y1="34.067cm" svg:x2="44.136cm" svg:y2="34.186cm">
          <text:p/>
        </draw:line>
        <draw:line draw:style-name="gr6" draw:text-style-name="P1" draw:layer="layout" svg:x1="43.127cm" svg:y1="34.067cm" svg:x2="43.127cm" svg:y2="34.186cm">
          <text:p/>
        </draw:line>
        <draw:line draw:style-name="gr6" draw:text-style-name="P1" draw:layer="layout" svg:x1="44.126cm" svg:y1="34.186cm" svg:x2="44.136cm" svg:y2="34.186cm">
          <text:p/>
        </draw:line>
        <draw:line draw:style-name="gr6" draw:text-style-name="P1" draw:layer="layout" svg:x1="44.126cm" svg:y1="34.067cm" svg:x2="44.136cm" svg:y2="34.067cm">
          <text:p/>
        </draw:line>
        <draw:line draw:style-name="gr6" draw:text-style-name="P1" draw:layer="layout" svg:x1="43.137cm" svg:y1="34.186cm" svg:x2="43.127cm" svg:y2="34.186cm">
          <text:p/>
        </draw:line>
        <draw:line draw:style-name="gr6" draw:text-style-name="P1" draw:layer="layout" svg:x1="43.137cm" svg:y1="34.067cm" svg:x2="43.127cm" svg:y2="34.067cm">
          <text:p/>
        </draw:line>
        <draw:polyline draw:style-name="gr6" draw:text-style-name="P1" draw:layer="layout" svg:width="0.049cm" svg:height="0.119cm" svg:x="44.077cm" svg:y="34.067cm" svg:viewBox="0 0 50 120" draw:points="0,0 0,120 50,120">
          <text:p/>
        </draw:polyline>
        <draw:line draw:style-name="gr6" draw:text-style-name="P1" draw:layer="layout" svg:x1="44.126cm" svg:y1="34.067cm" svg:x2="44.077cm" svg:y2="34.067cm">
          <text:p/>
        </draw:line>
        <draw:polyline draw:style-name="gr6" draw:text-style-name="P1" draw:layer="layout" svg:width="0.049cm" svg:height="0.119cm" svg:x="43.137cm" svg:y="34.067cm" svg:viewBox="0 0 50 120" draw:points="0,120 50,120 50,0 0,0">
          <text:p/>
        </draw:polyline>
        <draw:line draw:style-name="gr6" draw:text-style-name="P1" draw:layer="layout" svg:x1="43.186cm" svg:y1="34.186cm" svg:x2="43.186cm" svg:y2="35.077cm">
          <text:p/>
        </draw:line>
        <draw:path draw:style-name="gr6" draw:text-style-name="P1" draw:layer="layout" svg:width="0.889cm" svg:height="0.891cm" svg:x="43.186cm" svg:y="34.186cm" svg:viewBox="0 0 890 892" svg:d="M890 0c0 494-399 892-890 892">
          <text:p/>
        </draw:path>
        <draw:line draw:style-name="gr6" draw:text-style-name="P1" draw:layer="layout" svg:x1="35.729cm" svg:y1="34.186cm" svg:x2="35.729cm" svg:y2="34.067cm">
          <text:p/>
        </draw:line>
        <draw:line draw:style-name="gr6" draw:text-style-name="P1" draw:layer="layout" svg:x1="35.699cm" svg:y1="34.127cm" svg:x2="34.541cm" svg:y2="34.127cm">
          <text:p/>
        </draw:line>
        <draw:polyline draw:style-name="gr6" draw:text-style-name="P1" draw:layer="layout" svg:width="1.215cm" svg:height="0.119cm" svg:x="34.514cm" svg:y="34.067cm" svg:viewBox="0 0 1216 120" draw:points="0,120 0,0 1216,0">
          <text:p/>
        </draw:polyline>
        <draw:line draw:style-name="gr6" draw:text-style-name="P1" draw:layer="layout" svg:x1="35.729cm" svg:y1="34.186cm" svg:x2="34.514cm" svg:y2="34.186cm">
          <text:p/>
        </draw:line>
        <draw:line draw:style-name="gr6" draw:text-style-name="P1" draw:layer="layout" svg:x1="35.699cm" svg:y1="34.067cm" svg:x2="34.541cm" svg:y2="34.067cm">
          <text:p/>
        </draw:line>
        <draw:line draw:style-name="gr6" draw:text-style-name="P1" draw:layer="layout" svg:x1="34.541cm" svg:y1="34.186cm" svg:x2="35.699cm" svg:y2="34.186cm">
          <text:p/>
        </draw:line>
        <draw:line draw:style-name="gr6" draw:text-style-name="P1" draw:layer="layout" svg:x1="34.541cm" svg:y1="34.186cm" svg:x2="34.514cm" svg:y2="34.186cm">
          <text:p/>
        </draw:line>
        <draw:line draw:style-name="gr6" draw:text-style-name="P1" draw:layer="layout" svg:x1="34.541cm" svg:y1="34.067cm" svg:x2="34.541cm" svg:y2="34.186cm">
          <text:p/>
        </draw:line>
        <draw:line draw:style-name="gr6" draw:text-style-name="P1" draw:layer="layout" svg:x1="34.514cm" svg:y1="34.067cm" svg:x2="34.541cm" svg:y2="34.067cm">
          <text:p/>
        </draw:line>
        <draw:line draw:style-name="gr6" draw:text-style-name="P1" draw:layer="layout" svg:x1="35.699cm" svg:y1="34.186cm" svg:x2="35.699cm" svg:y2="34.067cm">
          <text:p/>
        </draw:line>
        <draw:line draw:style-name="gr6" draw:text-style-name="P1" draw:layer="layout" svg:x1="35.729cm" svg:y1="34.186cm" svg:x2="35.699cm" svg:y2="34.186cm">
          <text:p/>
        </draw:line>
        <draw:line draw:style-name="gr6" draw:text-style-name="P1" draw:layer="layout" svg:x1="35.699cm" svg:y1="34.067cm" svg:x2="35.729cm" svg:y2="34.067cm">
          <text:p/>
        </draw:line>
        <draw:line draw:style-name="gr6" draw:text-style-name="P1" draw:layer="layout" svg:x1="34.486cm" svg:y1="34.186cm" svg:x2="33.557cm" svg:y2="34.186cm">
          <text:p/>
        </draw:line>
        <draw:line draw:style-name="gr6" draw:text-style-name="P1" draw:layer="layout" svg:x1="34.486cm" svg:y1="34.067cm" svg:x2="34.486cm" svg:y2="34.186cm">
          <text:p/>
        </draw:line>
        <draw:line draw:style-name="gr6" draw:text-style-name="P1" draw:layer="layout" svg:x1="33.557cm" svg:y1="34.067cm" svg:x2="34.486cm" svg:y2="34.067cm">
          <text:p/>
        </draw:line>
        <draw:line draw:style-name="gr6" draw:text-style-name="P1" draw:layer="layout" svg:x1="33.557cm" svg:y1="34.186cm" svg:x2="33.557cm" svg:y2="34.067cm">
          <text:p/>
        </draw:line>
        <draw:line draw:style-name="gr6" draw:text-style-name="P1" draw:layer="layout" svg:x1="33.557cm" svg:y1="34.186cm" svg:x2="33.528cm" svg:y2="34.186cm">
          <text:p/>
        </draw:line>
        <draw:line draw:style-name="gr6" draw:text-style-name="P1" draw:layer="layout" svg:x1="33.557cm" svg:y1="34.067cm" svg:x2="33.557cm" svg:y2="34.186cm">
          <text:p/>
        </draw:line>
        <draw:line draw:style-name="gr6" draw:text-style-name="P1" draw:layer="layout" svg:x1="33.528cm" svg:y1="34.067cm" svg:x2="33.557cm" svg:y2="34.067cm">
          <text:p/>
        </draw:line>
        <draw:line draw:style-name="gr6" draw:text-style-name="P1" draw:layer="layout" svg:x1="34.486cm" svg:y1="34.186cm" svg:x2="34.486cm" svg:y2="34.067cm">
          <text:p/>
        </draw:line>
        <draw:line draw:style-name="gr6" draw:text-style-name="P1" draw:layer="layout" svg:x1="34.514cm" svg:y1="34.186cm" svg:x2="34.486cm" svg:y2="34.186cm">
          <text:p/>
        </draw:line>
        <draw:line draw:style-name="gr6" draw:text-style-name="P1" draw:layer="layout" svg:x1="34.486cm" svg:y1="34.067cm" svg:x2="34.514cm" svg:y2="34.067cm">
          <text:p/>
        </draw:line>
        <draw:line draw:style-name="gr6" draw:text-style-name="P1" draw:layer="layout" svg:x1="33.557cm" svg:y1="34.067cm" svg:x2="33.557cm" svg:y2="33.159cm">
          <text:p/>
        </draw:line>
        <draw:line draw:style-name="gr6" draw:text-style-name="P1" draw:layer="layout" svg:x1="33.528cm" svg:y1="34.067cm" svg:x2="33.528cm" svg:y2="34.186cm">
          <text:p/>
        </draw:line>
        <draw:line draw:style-name="gr6" draw:text-style-name="P1" draw:layer="layout" svg:x1="34.514cm" svg:y1="34.067cm" svg:x2="34.514cm" svg:y2="34.186cm">
          <text:p/>
        </draw:line>
        <draw:path draw:style-name="gr6" draw:text-style-name="P1" draw:layer="layout" svg:width="0.908cm" svg:height="0.908cm" svg:x="33.557cm" svg:y="33.159cm" svg:viewBox="0 0 909 909" svg:d="M0 0c503 0 909 407 909 909">
          <text:p/>
        </draw:path>
        <draw:line draw:style-name="gr6" draw:text-style-name="P1" draw:layer="layout" svg:x1="22.491cm" svg:y1="19.621cm" svg:x2="22.371cm" svg:y2="19.621cm">
          <text:p/>
        </draw:line>
        <draw:line draw:style-name="gr6" draw:text-style-name="P1" draw:layer="layout" svg:x1="22.491cm" svg:y1="20.631cm" svg:x2="22.371cm" svg:y2="20.631cm">
          <text:p/>
        </draw:line>
        <draw:line draw:style-name="gr6" draw:text-style-name="P1" draw:layer="layout" svg:x1="22.371cm" svg:y1="19.629cm" svg:x2="22.371cm" svg:y2="19.621cm">
          <text:p/>
        </draw:line>
        <draw:line draw:style-name="gr6" draw:text-style-name="P1" draw:layer="layout" svg:x1="22.491cm" svg:y1="19.629cm" svg:x2="22.491cm" svg:y2="19.621cm">
          <text:p/>
        </draw:line>
        <draw:line draw:style-name="gr6" draw:text-style-name="P1" draw:layer="layout" svg:x1="22.371cm" svg:y1="20.62cm" svg:x2="22.371cm" svg:y2="20.631cm">
          <text:p/>
        </draw:line>
        <draw:line draw:style-name="gr6" draw:text-style-name="P1" draw:layer="layout" svg:x1="22.491cm" svg:y1="20.62cm" svg:x2="22.491cm" svg:y2="20.631cm">
          <text:p/>
        </draw:line>
        <draw:line draw:style-name="gr6" draw:text-style-name="P1" draw:layer="layout" svg:x1="22.491cm" svg:y1="20.569cm" svg:x2="22.491cm" svg:y2="20.62cm">
          <text:p/>
        </draw:line>
        <draw:line draw:style-name="gr6" draw:text-style-name="P1" draw:layer="layout" svg:x1="22.371cm" svg:y1="20.569cm" svg:x2="22.491cm" svg:y2="20.569cm">
          <text:p/>
        </draw:line>
        <draw:line draw:style-name="gr6" draw:text-style-name="P1" draw:layer="layout" svg:x1="22.371cm" svg:y1="20.62cm" svg:x2="22.371cm" svg:y2="20.569cm">
          <text:p/>
        </draw:line>
        <draw:line draw:style-name="gr6" draw:text-style-name="P1" draw:layer="layout" svg:x1="22.491cm" svg:y1="19.629cm" svg:x2="22.491cm" svg:y2="19.68cm">
          <text:p/>
        </draw:line>
        <draw:line draw:style-name="gr6" draw:text-style-name="P1" draw:layer="layout" svg:x1="22.371cm" svg:y1="19.68cm" svg:x2="22.371cm" svg:y2="19.629cm">
          <text:p/>
        </draw:line>
        <draw:line draw:style-name="gr6" draw:text-style-name="P1" draw:layer="layout" svg:x1="22.491cm" svg:y1="19.68cm" svg:x2="22.371cm" svg:y2="19.68cm">
          <text:p/>
        </draw:line>
        <draw:line draw:style-name="gr6" draw:text-style-name="P1" draw:layer="layout" svg:x1="22.371cm" svg:y1="20.569cm" svg:x2="21.482cm" svg:y2="20.569cm">
          <text:p/>
        </draw:line>
        <draw:line draw:style-name="gr6" draw:text-style-name="P1" draw:layer="layout" svg:x1="22.491cm" svg:y1="19.68cm" svg:x2="22.491cm" svg:y2="20.569cm">
          <text:p/>
        </draw:line>
        <draw:line draw:style-name="gr6" draw:text-style-name="P1" draw:layer="layout" svg:x1="22.371cm" svg:y1="19.68cm" svg:x2="22.371cm" svg:y2="20.569cm">
          <text:p/>
        </draw:line>
        <draw:path draw:style-name="gr6" draw:text-style-name="P1" draw:layer="layout" svg:width="0.889cm" svg:height="0.889cm" svg:x="21.482cm" svg:y="19.68cm" svg:viewBox="0 0 890 890" svg:d="M0 890c0-491 398-890 890-890">
          <text:p/>
        </draw:path>
        <draw:line draw:style-name="gr6" draw:text-style-name="P1" draw:layer="layout" svg:x1="71.663cm" svg:y1="33.168cm" svg:x2="71.663cm" svg:y2="33.083cm">
          <text:p/>
        </draw:line>
        <draw:line draw:style-name="gr6" draw:text-style-name="P1" draw:layer="layout" svg:x1="71.634cm" svg:y1="33.083cm" svg:x2="71.634cm" svg:y2="33.168cm">
          <text:p/>
        </draw:line>
        <draw:polyline draw:style-name="gr6" draw:text-style-name="P1" draw:layer="layout" svg:width="0.393cm" svg:height="0.209cm" svg:x="71.465cm" svg:y="32.918cm" svg:viewBox="0 0 394 210" draw:points="394,210 394,201 394,193 394,184 392,176 390,167 388,159 386,150 384,144 382,135 377,127 375,121 371,112 367,104 362,97 358,91 354,85 348,76 343,70 337,63 331,59 324,53 318,46 312,42 305,38 299,32 291,27 284,23 276,19 269,17 261,13 251,10 243,8 237,6 228,4 220,2 211,0 203,0 194,0 186,0 177,0 169,0 160,0 152,2 143,2 137,4 129,6 120,8 112,13 103,15 97,19 88,21 82,25 74,30 67,34 61,40 55,44 46,49 40,55 36,61 29,68 23,74 19,80 12,87 8,93 4,102 0,108">
          <text:p/>
        </draw:polyline>
        <draw:polyline draw:style-name="gr6" draw:text-style-name="P1" draw:layer="layout" svg:width="0.026cm" svg:height="0.101cm" svg:x="71.439cm" svg:y="33.026cm" svg:viewBox="0 0 27 102" draw:points="27,0 21,8 19,15 15,23 13,32 9,38 6,46 4,56 2,64 2,73 0,81 0,90 0,98 0,102">
          <text:p/>
        </draw:polyline>
        <draw:line draw:style-name="gr6" draw:text-style-name="P1" draw:layer="layout" svg:x1="71.439cm" svg:y1="33.161cm" svg:x2="71.439cm" svg:y2="33.127cm">
          <text:p/>
        </draw:line>
        <draw:polyline draw:style-name="gr6" draw:text-style-name="P1" draw:layer="layout" svg:width="0.195cm" svg:height="0.034cm" svg:x="71.663cm" svg:y="33.127cm" svg:viewBox="0 0 196 35" draw:points="196,0 196,35 0,35">
          <text:p/>
        </draw:polyline>
        <draw:line draw:style-name="gr6" draw:text-style-name="P1" draw:layer="layout" svg:x1="71.634cm" svg:y1="33.161cm" svg:x2="71.439cm" svg:y2="33.161cm">
          <text:p/>
        </draw:line>
        <draw:line draw:style-name="gr6" draw:text-style-name="P1" draw:layer="layout" svg:x1="71.898cm" svg:y1="33.127cm" svg:x2="71.898cm" svg:y2="33.227cm">
          <text:p/>
        </draw:line>
        <draw:line draw:style-name="gr6" draw:text-style-name="P1" draw:layer="layout" svg:x1="71.399cm" svg:y1="33.127cm" svg:x2="71.399cm" svg:y2="33.227cm">
          <text:p/>
        </draw:line>
        <draw:path draw:style-name="gr6" draw:text-style-name="P1" draw:layer="layout" svg:width="0.059cm" svg:height="0.06cm" svg:x="71.619cm" svg:y="33.163cm" svg:viewBox="0 0 60 61" svg:d="M0 31c0-18 13-31 30-31 18 0 30 13 30 31 0 17-12 30-30 30-17 0-30-13-30-30z">
          <text:p/>
        </draw:path>
        <draw:path draw:style-name="gr6" draw:text-style-name="P1" draw:layer="layout" svg:width="0.029cm" svg:height="0.006cm" svg:x="71.634cm" svg:y="33.163cm" svg:viewBox="0 0 30 7" svg:d="M0 7c8-9 22-9 30 0">
          <text:p/>
        </draw:path>
        <draw:path draw:style-name="gr6" draw:text-style-name="P1" draw:layer="layout" svg:width="0.499cm" svg:height="0.249cm" svg:x="71.399cm" svg:y="32.878cm" svg:viewBox="0 0 500 250" svg:d="M0 250c0-138 112-250 251-250 137 0 249 112 249 250">
          <text:p/>
        </draw:path>
        <draw:path draw:style-name="gr6" draw:text-style-name="P1" draw:layer="layout" svg:width="0.419cm" svg:height="0.209cm" svg:x="71.439cm" svg:y="32.918cm" svg:viewBox="0 0 420 210" svg:d="M0 210c0-117 94-210 211-210 116 0 209 93 209 210">
          <text:p/>
        </draw:path>
        <draw:polyline draw:style-name="gr6" draw:text-style-name="P1" draw:layer="layout" svg:width="0.029cm" svg:height="0.008cm" svg:x="71.634cm" svg:y="33.075cm" svg:viewBox="0 0 30 9" draw:points="30,9 30,5 26,3 22,0 16,0 8,0 4,3 0,5 0,9">
          <text:p/>
        </draw:polyline>
        <draw:line draw:style-name="gr6" draw:text-style-name="P1" draw:layer="layout" svg:x1="71.663cm" svg:y1="32.048cm" svg:x2="71.663cm" svg:y2="31.963cm">
          <text:p/>
        </draw:line>
        <draw:line draw:style-name="gr6" draw:text-style-name="P1" draw:layer="layout" svg:x1="71.634cm" svg:y1="31.963cm" svg:x2="71.634cm" svg:y2="32.048cm">
          <text:p/>
        </draw:line>
        <draw:polyline draw:style-name="gr6" draw:text-style-name="P1" draw:layer="layout" svg:width="0.419cm" svg:height="0.21cm" svg:x="71.439cm" svg:y="31.798cm" svg:viewBox="0 0 420 211" draw:points="420,211 420,202 420,194 420,185 418,177 416,168 414,160 412,151 410,145 408,137 403,128 401,122 397,113 393,105 388,99 384,92 380,86 374,77 369,70 363,64 357,59 350,53 344,47 338,43 331,36 325,32 317,28 310,23 302,19 295,17 287,13 278,11 270,9 264,7 255,4 247,2 238,0 230,0 221,0 213,0 204,0 196,0 187,0 179,2 170,2 164,4 156,7 147,9 139,13 130,15 124,19 115,21 109,26 101,30 94,34 88,40 82,45 73,49 67,55 63,62 56,68 50,74 46,82 39,88 35,94 31,103 27,109 22,118 20,124 16,132 14,141 10,147 7,156 5,164 3,173 3,181 0,190 0,198 0,207 0,211">
          <text:p/>
        </draw:polyline>
        <draw:line draw:style-name="gr6" draw:text-style-name="P1" draw:layer="layout" svg:x1="71.439cm" svg:y1="32.039cm" svg:x2="71.439cm" svg:y2="32.008cm">
          <text:p/>
        </draw:line>
        <draw:polyline draw:style-name="gr6" draw:text-style-name="P1" draw:layer="layout" svg:width="0.195cm" svg:height="0.031cm" svg:x="71.663cm" svg:y="32.008cm" svg:viewBox="0 0 196 32" draw:points="196,0 196,32 0,32">
          <text:p/>
        </draw:polyline>
        <draw:line draw:style-name="gr6" draw:text-style-name="P1" draw:layer="layout" svg:x1="71.634cm" svg:y1="32.039cm" svg:x2="71.439cm" svg:y2="32.039cm">
          <text:p/>
        </draw:line>
        <draw:line draw:style-name="gr6" draw:text-style-name="P1" draw:layer="layout" svg:x1="71.898cm" svg:y1="32.008cm" svg:x2="71.898cm" svg:y2="32.107cm">
          <text:p/>
        </draw:line>
        <draw:line draw:style-name="gr6" draw:text-style-name="P1" draw:layer="layout" svg:x1="71.399cm" svg:y1="32.008cm" svg:x2="71.399cm" svg:y2="32.107cm">
          <text:p/>
        </draw:line>
        <draw:path draw:style-name="gr6" draw:text-style-name="P1" draw:layer="layout" svg:width="0.059cm" svg:height="0.059cm" svg:x="71.619cm" svg:y="32.044cm" svg:viewBox="0 0 60 60" svg:d="M0 30c0-18 13-30 30-30 18 0 30 12 30 30 0 17-12 30-30 30-17 0-30-13-30-30z">
          <text:p/>
        </draw:path>
        <draw:path draw:style-name="gr6" draw:text-style-name="P1" draw:layer="layout" svg:width="0.029cm" svg:height="0.004cm" svg:x="71.634cm" svg:y="32.043cm" svg:viewBox="0 0 30 5" svg:d="M0 5c8-7 22-7 30 0">
          <text:p/>
        </draw:path>
        <draw:path draw:style-name="gr6" draw:text-style-name="P1" draw:layer="layout" svg:width="0.499cm" svg:height="0.25cm" svg:x="71.399cm" svg:y="31.758cm" svg:viewBox="0 0 500 251" svg:d="M0 251c0-139 112-251 251-251 137 0 249 112 249 251">
          <text:p/>
        </draw:path>
        <draw:path draw:style-name="gr6" draw:text-style-name="P1" draw:layer="layout" svg:width="0.419cm" svg:height="0.21cm" svg:x="71.439cm" svg:y="31.798cm" svg:viewBox="0 0 420 211" svg:d="M0 211c0-117 94-211 211-211 116 0 209 94 209 211">
          <text:p/>
        </draw:path>
        <draw:polyline draw:style-name="gr6" draw:text-style-name="P1" draw:layer="layout" svg:width="0.029cm" svg:height="0.008cm" svg:x="71.634cm" svg:y="31.955cm" svg:viewBox="0 0 30 9" draw:points="30,9 30,5 26,3 22,0 16,0 8,0 4,3 0,5 0,9">
          <text:p/>
        </draw:polyline>
        <draw:line draw:style-name="gr6" draw:text-style-name="P1" draw:layer="layout" svg:x1="71.634cm" svg:y1="17.775cm" svg:x2="71.634cm" svg:y2="17.691cm">
          <text:p/>
        </draw:line>
        <draw:line draw:style-name="gr6" draw:text-style-name="P1" draw:layer="layout" svg:x1="71.663cm" svg:y1="17.691cm" svg:x2="71.663cm" svg:y2="17.775cm">
          <text:p/>
        </draw:line>
        <draw:polyline draw:style-name="gr6" draw:text-style-name="P1" draw:layer="layout" svg:width="0.394cm" svg:height="0.209cm" svg:x="71.439cm" svg:y="17.731cm" svg:viewBox="0 0 395 210" draw:points="0,0 0,8 0,17 0,25 2,34 4,42 4,51 6,57 11,65 13,74 15,82 19,89 23,97 28,104 32,112 36,118 40,125 47,131 51,137 57,145 64,151 70,157 76,162 83,168 89,172 95,177 104,181 110,185 119,189 125,193 133,196 142,200 148,202 157,204 165,206 174,208 182,208 191,210 199,210 208,210 216,210 224,210 233,210 239,208 248,206 256,206 265,204 273,200 282,198 289,196 297,191 306,187 312,185 321,181 327,174 333,170 340,166 346,160 352,155 359,149 365,143 372,135 376,129 380,123 386,114 391,108 395,101">
          <text:p/>
        </draw:polyline>
        <draw:polyline draw:style-name="gr6" draw:text-style-name="P1" draw:layer="layout" svg:width="0.025cm" svg:height="0.101cm" svg:x="71.833cm" svg:y="17.731cm" svg:viewBox="0 0 26 102" draw:points="0,102 4,93 7,87 11,78 14,70 16,61 20,55 22,46 22,38 24,29 24,21 26,13 26,4 26,0">
          <text:p/>
        </draw:polyline>
        <draw:line draw:style-name="gr6" draw:text-style-name="P1" draw:layer="layout" svg:x1="71.439cm" svg:y1="17.697cm" svg:x2="71.634cm" svg:y2="17.697cm">
          <text:p/>
        </draw:line>
        <draw:polyline draw:style-name="gr6" draw:text-style-name="P1" draw:layer="layout" svg:width="0.195cm" svg:height="0.034cm" svg:x="71.663cm" svg:y="17.697cm" svg:viewBox="0 0 196 35" draw:points="0,0 196,0 196,35">
          <text:p/>
        </draw:polyline>
        <draw:line draw:style-name="gr6" draw:text-style-name="P1" draw:layer="layout" svg:x1="71.439cm" svg:y1="17.731cm" svg:x2="71.439cm" svg:y2="17.697cm">
          <text:p/>
        </draw:line>
        <draw:line draw:style-name="gr6" draw:text-style-name="P1" draw:layer="layout" svg:x1="71.898cm" svg:y1="17.631cm" svg:x2="71.898cm" svg:y2="17.731cm">
          <text:p/>
        </draw:line>
        <draw:line draw:style-name="gr6" draw:text-style-name="P1" draw:layer="layout" svg:x1="71.399cm" svg:y1="17.631cm" svg:x2="71.399cm" svg:y2="17.731cm">
          <text:p/>
        </draw:line>
        <draw:path draw:style-name="gr6" draw:text-style-name="P1" draw:layer="layout" svg:width="0.059cm" svg:height="0.062cm" svg:x="71.619cm" svg:y="17.633cm" svg:viewBox="0 0 60 63" svg:d="M0 31c0-16 13-31 30-31 18 0 30 15 30 31 0 17-12 32-30 32-17 0-30-15-30-32z">
          <text:p/>
        </draw:path>
        <draw:path draw:style-name="gr6" draw:text-style-name="P1" draw:layer="layout" svg:width="0.029cm" svg:height="0.003cm" svg:x="71.634cm" svg:y="17.691cm" svg:viewBox="0 0 30 4" svg:d="M30 0c-10 5-22 5-30 0">
          <text:p/>
        </draw:path>
        <draw:path draw:style-name="gr6" draw:text-style-name="P1" draw:layer="layout" svg:width="0.499cm" svg:height="0.25cm" svg:x="71.399cm" svg:y="17.731cm" svg:viewBox="0 0 500 251" svg:d="M500 0c0 138-112 251-249 251-139 0-251-113-251-251">
          <text:p/>
        </draw:path>
        <draw:path draw:style-name="gr6" draw:text-style-name="P1" draw:layer="layout" svg:width="0.419cm" svg:height="0.209cm" svg:x="71.439cm" svg:y="17.731cm" svg:viewBox="0 0 420 210" svg:d="M420 0c0 116-93 210-209 210-117 0-211-94-211-210">
          <text:p/>
        </draw:path>
        <draw:polyline draw:style-name="gr6" draw:text-style-name="P1" draw:layer="layout" svg:width="0.029cm" svg:height="0.009cm" svg:x="71.634cm" svg:y="17.775cm" svg:viewBox="0 0 30 10" draw:points="30,0 28,6 26,8 20,10 16,10 8,10 4,8 0,6 0,0">
          <text:p/>
        </draw:polyline>
        <draw:line draw:style-name="gr6" draw:text-style-name="P1" draw:layer="layout" svg:x1="71.634cm" svg:y1="18.895cm" svg:x2="71.634cm" svg:y2="18.81cm">
          <text:p/>
        </draw:line>
        <draw:line draw:style-name="gr6" draw:text-style-name="P1" draw:layer="layout" svg:x1="71.663cm" svg:y1="18.81cm" svg:x2="71.663cm" svg:y2="18.895cm">
          <text:p/>
        </draw:line>
        <draw:polyline draw:style-name="gr6" draw:text-style-name="P1" draw:layer="layout" svg:width="0.419cm" svg:height="0.209cm" svg:x="71.439cm" svg:y="18.851cm" svg:viewBox="0 0 420 210" draw:points="0,0 0,8 0,16 0,25 3,33 5,42 5,50 7,57 12,66 14,75 16,83 20,89 24,98 29,104 33,113 37,119 41,125 48,132 52,138 58,144 65,151 71,157 77,161 84,168 90,172 96,176 105,183 111,185 120,189 126,193 134,195 143,200 149,202 158,204 166,206 175,208 183,208 192,210 200,210 209,210 217,210 225,210 234,210 240,208 249,206 257,206 266,204 274,200 283,197 289,195 297,191 306,187 312,185 321,180 327,174 333,170 340,166 346,159 352,155 359,149 365,142 372,136 376,130 380,123 386,115 391,108 395,102 399,94 401,87 405,79 408,70 410,61 414,55 416,46 416,38 418,29 418,21 420,12 420,4 420,0">
          <text:p/>
        </draw:polyline>
        <draw:line draw:style-name="gr6" draw:text-style-name="P1" draw:layer="layout" svg:x1="71.439cm" svg:y1="18.817cm" svg:x2="71.634cm" svg:y2="18.817cm">
          <text:p/>
        </draw:line>
        <draw:polyline draw:style-name="gr6" draw:text-style-name="P1" draw:layer="layout" svg:width="0.195cm" svg:height="0.034cm" svg:x="71.663cm" svg:y="18.817cm" svg:viewBox="0 0 196 35" draw:points="0,0 196,0 196,35">
          <text:p/>
        </draw:polyline>
        <draw:line draw:style-name="gr6" draw:text-style-name="P1" draw:layer="layout" svg:x1="71.439cm" svg:y1="18.851cm" svg:x2="71.439cm" svg:y2="18.817cm">
          <text:p/>
        </draw:line>
        <draw:line draw:style-name="gr6" draw:text-style-name="P1" draw:layer="layout" svg:x1="71.898cm" svg:y1="18.751cm" svg:x2="71.898cm" svg:y2="18.851cm">
          <text:p/>
        </draw:line>
        <draw:line draw:style-name="gr6" draw:text-style-name="P1" draw:layer="layout" svg:x1="71.399cm" svg:y1="18.751cm" svg:x2="71.399cm" svg:y2="18.851cm">
          <text:p/>
        </draw:line>
        <draw:path draw:style-name="gr6" draw:text-style-name="P1" draw:layer="layout" svg:width="0.059cm" svg:height="0.062cm" svg:x="71.619cm" svg:y="18.753cm" svg:viewBox="0 0 60 63" svg:d="M0 31c0-15 13-31 30-31 18 0 30 16 30 31 0 17-12 32-30 32-17 0-30-15-30-32z">
          <text:p/>
        </draw:path>
        <draw:path draw:style-name="gr6" draw:text-style-name="P1" draw:layer="layout" svg:width="0.029cm" svg:height="0.004cm" svg:x="71.634cm" svg:y="18.81cm" svg:viewBox="0 0 30 5" svg:d="M30 0c-10 7-22 7-30 0">
          <text:p/>
        </draw:path>
        <draw:path draw:style-name="gr6" draw:text-style-name="P1" draw:layer="layout" svg:width="0.499cm" svg:height="0.249cm" svg:x="71.399cm" svg:y="18.851cm" svg:viewBox="0 0 500 250" svg:d="M500 0c0 137-112 250-249 250-139 0-251-113-251-250">
          <text:p/>
        </draw:path>
        <draw:path draw:style-name="gr6" draw:text-style-name="P1" draw:layer="layout" svg:width="0.419cm" svg:height="0.209cm" svg:x="71.439cm" svg:y="18.851cm" svg:viewBox="0 0 420 210" svg:d="M420 0c0 117-93 210-209 210-117 0-211-93-211-210">
          <text:p/>
        </draw:path>
        <draw:polyline draw:style-name="gr6" draw:text-style-name="P1" draw:layer="layout" svg:width="0.029cm" svg:height="0.008cm" svg:x="71.634cm" svg:y="18.895cm" svg:viewBox="0 0 30 9" draw:points="30,0 28,4 26,7 20,9 16,9 8,9 4,7 0,4 0,0">
          <text:p/>
        </draw:polyline>
        <draw:line draw:style-name="gr6" draw:text-style-name="P1" draw:layer="layout" svg:x1="19.987cm" svg:y1="17.691cm" svg:x2="19.987cm" svg:y2="17.775cm">
          <text:p/>
        </draw:line>
        <draw:line draw:style-name="gr6" draw:text-style-name="P1" draw:layer="layout" svg:x1="20.017cm" svg:y1="17.775cm" svg:x2="20.017cm" svg:y2="17.691cm">
          <text:p/>
        </draw:line>
        <draw:polyline draw:style-name="gr6" draw:text-style-name="P1" draw:layer="layout" svg:width="0.396cm" svg:height="0.209cm" svg:x="19.79cm" svg:y="17.731cm" svg:viewBox="0 0 397 210" draw:points="0,0 0,8 2,17 2,25 5,34 5,42 7,51 9,57 11,65 15,74 17,82 22,89 26,97 30,104 34,112 38,118 43,125 47,131 53,137 60,145 66,151 70,157 77,162 85,168 91,172 98,177 104,181 113,185 119,189 127,193 136,196 142,200 151,202 160,204 169,206 177,208 185,208 194,210 202,210 211,210 219,210 226,210 234,210 243,208 251,206 260,206 268,204 277,200 285,198 291,196 300,191 306,187 315,185 321,181 329,174 336,170 342,166 348,160 355,155 361,149 368,143 372,135 378,129 382,123 387,114 393,108 397,101">
          <text:p/>
        </draw:polyline>
        <draw:polyline draw:style-name="gr6" draw:text-style-name="P1" draw:layer="layout" svg:width="0.026cm" svg:height="0.101cm" svg:x="20.186cm" svg:y="17.731cm" svg:viewBox="0 0 27 102" draw:points="0,102 3,93 8,87 12,78 14,70 16,61 18,55 20,46 22,38 24,29 24,21 27,13 27,4 27,0">
          <text:p/>
        </draw:polyline>
        <draw:line draw:style-name="gr6" draw:text-style-name="P1" draw:layer="layout" svg:x1="20.212cm" svg:y1="17.697cm" svg:x2="20.212cm" svg:y2="17.731cm">
          <text:p/>
        </draw:line>
        <draw:polyline draw:style-name="gr6" draw:text-style-name="P1" draw:layer="layout" svg:width="0.197cm" svg:height="0.034cm" svg:x="19.79cm" svg:y="17.697cm" svg:viewBox="0 0 198 35" draw:points="0,35 0,0 198,0">
          <text:p/>
        </draw:polyline>
        <draw:line draw:style-name="gr6" draw:text-style-name="P1" draw:layer="layout" svg:x1="20.017cm" svg:y1="17.697cm" svg:x2="20.212cm" svg:y2="17.697cm">
          <text:p/>
        </draw:line>
        <draw:line draw:style-name="gr6" draw:text-style-name="P1" draw:layer="layout" svg:x1="19.752cm" svg:y1="17.731cm" svg:x2="19.752cm" svg:y2="17.631cm">
          <text:p/>
        </draw:line>
        <draw:line draw:style-name="gr6" draw:text-style-name="P1" draw:layer="layout" svg:x1="20.252cm" svg:y1="17.731cm" svg:x2="20.252cm" svg:y2="17.631cm">
          <text:p/>
        </draw:line>
        <draw:path draw:style-name="gr6" draw:text-style-name="P1" draw:layer="layout" svg:width="0.062cm" svg:height="0.062cm" svg:x="19.97cm" svg:y="17.633cm" svg:viewBox="0 0 63 63" svg:d="M63 31c0 17-15 32-30 32-17 0-33-15-33-32 0-16 16-31 33-31 15 0 30 15 30 31z">
          <text:p/>
        </draw:path>
        <draw:path draw:style-name="gr6" draw:text-style-name="P1" draw:layer="layout" svg:width="0.03cm" svg:height="0.003cm" svg:x="19.987cm" svg:y="17.691cm" svg:viewBox="0 0 31 4" svg:d="M31 0c-11 5-21 5-31 0">
          <text:p/>
        </draw:path>
        <draw:path draw:style-name="gr6" draw:text-style-name="P1" draw:layer="layout" svg:width="0.5cm" svg:height="0.25cm" svg:x="19.752cm" svg:y="17.731cm" svg:viewBox="0 0 501 251" svg:d="M501 0c0 138-113 251-251 251-140 0-250-113-250-251">
          <text:p/>
        </draw:path>
        <draw:path draw:style-name="gr6" draw:text-style-name="P1" draw:layer="layout" svg:width="0.422cm" svg:height="0.209cm" svg:x="19.79cm" svg:y="17.731cm" svg:viewBox="0 0 423 210" svg:d="M423 0c0 116-96 210-210 210-117 0-213-94-213-210">
          <text:p/>
        </draw:path>
        <draw:polyline draw:style-name="gr6" draw:text-style-name="P1" draw:layer="layout" svg:width="0.03cm" svg:height="0.009cm" svg:x="19.987cm" svg:y="17.775cm" svg:viewBox="0 0 31 10" draw:points="0,0 0,6 4,8 10,10 16,10 20,10 27,8 29,6 31,0">
          <text:p/>
        </draw:polyline>
        <draw:line draw:style-name="gr6" draw:text-style-name="P1" draw:layer="layout" svg:x1="19.987cm" svg:y1="18.81cm" svg:x2="19.987cm" svg:y2="18.895cm">
          <text:p/>
        </draw:line>
        <draw:line draw:style-name="gr6" draw:text-style-name="P1" draw:layer="layout" svg:x1="20.017cm" svg:y1="18.895cm" svg:x2="20.017cm" svg:y2="18.81cm">
          <text:p/>
        </draw:line>
        <draw:polyline draw:style-name="gr6" draw:text-style-name="P1" draw:layer="layout" svg:width="0.422cm" svg:height="0.209cm" svg:x="19.79cm" svg:y="18.851cm" svg:viewBox="0 0 423 210" draw:points="0,0 0,8 2,16 2,25 5,33 5,42 7,50 9,57 11,66 15,75 17,83 22,89 26,98 30,104 34,113 38,119 43,125 47,132 53,138 60,144 66,151 70,157 77,161 85,168 91,172 98,176 104,183 113,185 119,189 127,193 136,195 142,200 151,202 159,204 168,206 176,208 184,208 193,210 201,210 211,210 219,210 226,210 234,210 243,208 251,206 260,206 268,204 277,200 285,197 291,195 300,191 306,187 315,185 321,180 329,174 336,170 342,166 348,159 355,155 361,149 368,142 372,136 378,130 382,123 387,115 393,108 397,102 399,94 404,87 408,79 410,70 412,61 414,55 416,46 418,38 420,29 420,21 423,12 423,4 423,0">
          <text:p/>
        </draw:polyline>
        <draw:line draw:style-name="gr6" draw:text-style-name="P1" draw:layer="layout" svg:x1="20.212cm" svg:y1="18.817cm" svg:x2="20.212cm" svg:y2="18.851cm">
          <text:p/>
        </draw:line>
        <draw:polyline draw:style-name="gr6" draw:text-style-name="P1" draw:layer="layout" svg:width="0.197cm" svg:height="0.034cm" svg:x="19.79cm" svg:y="18.817cm" svg:viewBox="0 0 198 35" draw:points="0,35 0,0 198,0">
          <text:p/>
        </draw:polyline>
        <draw:line draw:style-name="gr6" draw:text-style-name="P1" draw:layer="layout" svg:x1="20.017cm" svg:y1="18.817cm" svg:x2="20.212cm" svg:y2="18.817cm">
          <text:p/>
        </draw:line>
        <draw:line draw:style-name="gr6" draw:text-style-name="P1" draw:layer="layout" svg:x1="19.752cm" svg:y1="18.851cm" svg:x2="19.752cm" svg:y2="18.751cm">
          <text:p/>
        </draw:line>
        <draw:line draw:style-name="gr6" draw:text-style-name="P1" draw:layer="layout" svg:x1="20.252cm" svg:y1="18.851cm" svg:x2="20.252cm" svg:y2="18.751cm">
          <text:p/>
        </draw:line>
        <draw:path draw:style-name="gr6" draw:text-style-name="P1" draw:layer="layout" svg:width="0.062cm" svg:height="0.062cm" svg:x="19.97cm" svg:y="18.753cm" svg:viewBox="0 0 63 63" svg:d="M63 31c0 17-15 32-30 32-17 0-33-15-33-32 0-15 16-31 33-31 15 0 30 16 30 31z">
          <text:p/>
        </draw:path>
        <draw:path draw:style-name="gr6" draw:text-style-name="P1" draw:layer="layout" svg:width="0.03cm" svg:height="0.004cm" svg:x="19.987cm" svg:y="18.81cm" svg:viewBox="0 0 31 5" svg:d="M31 0c-11 7-21 7-31 0">
          <text:p/>
        </draw:path>
        <draw:path draw:style-name="gr6" draw:text-style-name="P1" draw:layer="layout" svg:width="0.5cm" svg:height="0.249cm" svg:x="19.752cm" svg:y="18.851cm" svg:viewBox="0 0 501 250" svg:d="M501 0c0 137-113 250-251 250-140 0-250-113-250-250">
          <text:p/>
        </draw:path>
        <draw:path draw:style-name="gr6" draw:text-style-name="P1" draw:layer="layout" svg:width="0.422cm" svg:height="0.209cm" svg:x="19.79cm" svg:y="18.851cm" svg:viewBox="0 0 423 210" svg:d="M423 0c0 117-96 210-210 210-117 0-213-93-213-210">
          <text:p/>
        </draw:path>
        <draw:polyline draw:style-name="gr6" draw:text-style-name="P1" draw:layer="layout" svg:width="0.03cm" svg:height="0.008cm" svg:x="19.987cm" svg:y="18.895cm" svg:viewBox="0 0 31 9" draw:points="0,0 0,4 4,7 10,9 16,9 20,9 27,7 29,4 31,0">
          <text:p/>
        </draw:polyline>
        <draw:polyline draw:style-name="gr6" draw:text-style-name="P1" draw:layer="layout" svg:width="0.599cm" svg:height="0.199cm" svg:x="68.41cm" svg:y="31.678cm" svg:viewBox="0 0 600 200" draw:points="600,200 600,0 0,0 0,200">
          <text:p/>
        </draw:polyline>
        <draw:line draw:style-name="gr6" draw:text-style-name="P1" draw:layer="layout" svg:x1="68.723cm" svg:y1="31.618cm" svg:x2="68.723cm" svg:y2="31.483cm">
          <text:p/>
        </draw:line>
        <draw:line draw:style-name="gr6" draw:text-style-name="P1" draw:layer="layout" svg:x1="68.694cm" svg:y1="31.483cm" svg:x2="68.694cm" svg:y2="31.618cm">
          <text:p/>
        </draw:line>
        <draw:polyline draw:style-name="gr6" draw:text-style-name="P1" draw:layer="layout" svg:width="0.472cm" svg:height="0.26cm" svg:x="68.497cm" svg:y="31.267cm" svg:viewBox="0 0 473 261" draw:points="473,261 473,251 473,240 471,230 469,221 469,210 467,200 462,189 460,179 456,170 452,160 448,151 443,141 439,132 433,124 429,115 422,107 416,98 409,90 401,81 395,75 386,69 378,59 371,53 363,46 354,42 344,36 335,32 327,27 316,21 308,19 297,15 287,10 278,8 268,6 257,4 246,2 236,2 225,0 217,0 206,0 196,2 185,2 174,4 163,4 152,6 144,10 133,13 123,17 114,19 104,23 95,30 85,34 76,38 68,44 59,51 51,57 42,64 36,71 27,79 21,86 13,94 6,103 0,111">
          <text:p/>
        </draw:polyline>
        <draw:polyline draw:style-name="gr6" draw:text-style-name="P1" draw:layer="layout" svg:width="0.049cm" svg:height="0.15cm" svg:x="68.448cm" svg:y="31.377cm" svg:viewBox="0 0 50 151" draw:points="50,0 46,8 39,17 35,25 29,34 25,44 19,54 17,64 13,75 11,84 7,94 5,105 5,115 2,126 2,136 0,145 0,151">
          <text:p/>
        </draw:polyline>
        <draw:line draw:style-name="gr6" draw:text-style-name="P1" draw:layer="layout" svg:x1="69.009cm" svg:y1="31.678cm" svg:x2="68.41cm" svg:y2="31.678cm">
          <text:p/>
        </draw:line>
        <draw:line draw:style-name="gr6" draw:text-style-name="P1" draw:layer="layout" svg:x1="68.448cm" svg:y1="31.578cm" svg:x2="68.448cm" svg:y2="31.527cm">
          <text:p/>
        </draw:line>
        <draw:polyline draw:style-name="gr6" draw:text-style-name="P1" draw:layer="layout" svg:width="0.246cm" svg:height="0.051cm" svg:x="68.723cm" svg:y="31.527cm" svg:viewBox="0 0 247 52" draw:points="247,0 247,52 0,52">
          <text:p/>
        </draw:polyline>
        <draw:line draw:style-name="gr6" draw:text-style-name="P1" draw:layer="layout" svg:x1="68.694cm" svg:y1="31.578cm" svg:x2="68.448cm" svg:y2="31.578cm">
          <text:p/>
        </draw:line>
        <draw:line draw:style-name="gr6" draw:text-style-name="P1" draw:layer="layout" svg:x1="69.009cm" svg:y1="31.527cm" svg:x2="69.009cm" svg:y2="31.678cm">
          <text:p/>
        </draw:line>
        <draw:line draw:style-name="gr6" draw:text-style-name="P1" draw:layer="layout" svg:x1="68.41cm" svg:y1="31.527cm" svg:x2="68.41cm" svg:y2="31.678cm">
          <text:p/>
        </draw:line>
        <draw:path draw:style-name="gr6" draw:text-style-name="P1" draw:layer="layout" svg:width="0.059cm" svg:height="0.059cm" svg:x="68.679cm" svg:y="31.614cm" svg:viewBox="0 0 60 60" svg:d="M0 30c0-17 13-30 31-30 17 0 29 13 29 30 0 18-12 30-29 30-18 0-31-12-31-30z">
          <text:p/>
        </draw:path>
        <draw:path draw:style-name="gr6" draw:text-style-name="P1" draw:layer="layout" svg:width="0.029cm" svg:height="0.005cm" svg:x="68.694cm" svg:y="31.614cm" svg:viewBox="0 0 30 6" svg:d="M0 6c10-8 21-8 30 0">
          <text:p/>
        </draw:path>
        <draw:path draw:style-name="gr6" draw:text-style-name="P1" draw:layer="layout" svg:width="0.599cm" svg:height="0.3cm" svg:x="68.41cm" svg:y="31.227cm" svg:viewBox="0 0 600 301" svg:d="M0 301c0-165 134-301 300-301 165 0 300 136 300 301">
          <text:p/>
        </draw:path>
        <draw:path draw:style-name="gr6" draw:text-style-name="P1" draw:layer="layout" svg:width="0.521cm" svg:height="0.26cm" svg:x="68.448cm" svg:y="31.267cm" svg:viewBox="0 0 522 261" svg:d="M0 261c0-144 117-261 261-261s261 117 261 261">
          <text:p/>
        </draw:path>
        <draw:polyline draw:style-name="gr6" draw:text-style-name="P1" draw:layer="layout" svg:width="0.029cm" svg:height="0.009cm" svg:x="68.694cm" svg:y="31.474cm" svg:viewBox="0 0 30 10" draw:points="30,10 30,8 26,3 21,0 15,0 10,0 4,3 2,8 0,10">
          <text:p/>
        </draw:polyline>
        <draw:polyline draw:style-name="gr6" draw:text-style-name="P1" draw:layer="layout" svg:width="0.601cm" svg:height="0.201cm" svg:x="68.408cm" svg:y="18.98cm" svg:viewBox="0 0 602 202" draw:points="0,0 0,202 602,202 602,0">
          <text:p/>
        </draw:polyline>
        <draw:line draw:style-name="gr6" draw:text-style-name="P1" draw:layer="layout" svg:x1="68.694cm" svg:y1="19.375cm" svg:x2="68.694cm" svg:y2="19.24cm">
          <text:p/>
        </draw:line>
        <draw:line draw:style-name="gr6" draw:text-style-name="P1" draw:layer="layout" svg:x1="68.723cm" svg:y1="19.24cm" svg:x2="68.723cm" svg:y2="19.375cm">
          <text:p/>
        </draw:line>
        <draw:polyline draw:style-name="gr6" draw:text-style-name="P1" draw:layer="layout" svg:width="0.521cm" svg:height="0.258cm" svg:x="68.448cm" svg:y="19.331cm" svg:viewBox="0 0 522 259" draw:points="0,0 0,11 2,19 2,30 5,40 7,51 9,61 11,72 13,80 17,91 21,100 26,110 30,119 34,129 40,138 47,146 51,156 57,164 66,172 72,179 79,187 87,194 96,200 104,206 110,213 121,219 129,225 138,230 146,234 157,238 165,242 176,247 187,249 195,253 206,255 216,257 227,257 237,259 248,259 259,259 269,259 278,259 288,259 299,257 309,255 320,253 330,251 339,249 350,244 360,240 369,236 377,232 388,228 396,221 405,217 413,211 421,204 430,198 438,192 445,183 451,177 461,168 467,160 473,151 480,142 484,133 490,125 494,114 499,106 503,95 507,87 509,76 514,66 516,57 518,47 520,36 520,25 520,15 522,4 522,0">
          <text:p/>
        </draw:polyline>
        <draw:line draw:style-name="gr6" draw:text-style-name="P1" draw:layer="layout" svg:x1="68.408cm" svg:y1="19.181cm" svg:x2="69.009cm" svg:y2="19.181cm">
          <text:p/>
        </draw:line>
        <draw:line draw:style-name="gr6" draw:text-style-name="P1" draw:layer="layout" svg:x1="68.448cm" svg:y1="19.28cm" svg:x2="68.694cm" svg:y2="19.28cm">
          <text:p/>
        </draw:line>
        <draw:polyline draw:style-name="gr6" draw:text-style-name="P1" draw:layer="layout" svg:width="0.246cm" svg:height="0.051cm" svg:x="68.723cm" svg:y="19.28cm" svg:viewBox="0 0 247 52" draw:points="0,0 247,0 247,52">
          <text:p/>
        </draw:polyline>
        <draw:line draw:style-name="gr6" draw:text-style-name="P1" draw:layer="layout" svg:x1="68.448cm" svg:y1="19.331cm" svg:x2="68.448cm" svg:y2="19.28cm">
          <text:p/>
        </draw:line>
        <draw:line draw:style-name="gr6" draw:text-style-name="P1" draw:layer="layout" svg:x1="69.009cm" svg:y1="19.181cm" svg:x2="69.009cm" svg:y2="19.331cm">
          <text:p/>
        </draw:line>
        <draw:line draw:style-name="gr6" draw:text-style-name="P1" draw:layer="layout" svg:x1="68.408cm" svg:y1="19.181cm" svg:x2="68.408cm" svg:y2="19.331cm">
          <text:p/>
        </draw:line>
        <draw:path draw:style-name="gr6" draw:text-style-name="P1" draw:layer="layout" svg:width="0.059cm" svg:height="0.061cm" svg:x="68.679cm" svg:y="19.183cm" svg:viewBox="0 0 60 62" svg:d="M0 33c0-17 13-33 31-33 17 0 29 16 29 33 0 14-12 29-29 29-18 0-31-15-31-29z">
          <text:p/>
        </draw:path>
        <draw:path draw:style-name="gr6" draw:text-style-name="P1" draw:layer="layout" svg:width="0.029cm" svg:height="0.004cm" svg:x="68.694cm" svg:y="19.24cm" svg:viewBox="0 0 30 5" svg:d="M30 0c-9 6-22 6-30 0">
          <text:p/>
        </draw:path>
        <draw:path draw:style-name="gr6" draw:text-style-name="P1" draw:layer="layout" svg:width="0.601cm" svg:height="0.298cm" svg:x="68.408cm" svg:y="19.331cm" svg:viewBox="0 0 602 299" svg:d="M602 0c0 165-135 299-301 299-165 0-301-134-301-299">
          <text:p/>
        </draw:path>
        <draw:path draw:style-name="gr6" draw:text-style-name="P1" draw:layer="layout" svg:width="0.521cm" svg:height="0.258cm" svg:x="68.448cm" svg:y="19.331cm" svg:viewBox="0 0 522 259" svg:d="M522 0c0 142-117 259-261 259s-261-117-261-259">
          <text:p/>
        </draw:path>
        <draw:polyline draw:style-name="gr6" draw:text-style-name="P1" draw:layer="layout" svg:width="0.029cm" svg:height="0.009cm" svg:x="68.694cm" svg:y="19.375cm" svg:viewBox="0 0 30 10" draw:points="30,0 28,3 26,8 21,8 15,10 8,8 4,8 0,3 0,0">
          <text:p/>
        </draw:polyline>
        <draw:polyline draw:style-name="gr6" draw:text-style-name="P1" draw:layer="layout" svg:width="0.6cm" svg:height="0.201cm" svg:x="22.641cm" svg:y="18.98cm" svg:viewBox="0 0 601 202" draw:points="0,0 0,202 601,202 601,0">
          <text:p/>
        </draw:polyline>
        <draw:line draw:style-name="gr6" draw:text-style-name="P1" draw:layer="layout" svg:x1="22.925cm" svg:y1="19.24cm" svg:x2="22.925cm" svg:y2="19.375cm">
          <text:p/>
        </draw:line>
        <draw:line draw:style-name="gr6" draw:text-style-name="P1" draw:layer="layout" svg:x1="22.957cm" svg:y1="19.375cm" svg:x2="22.957cm" svg:y2="19.24cm">
          <text:p/>
        </draw:line>
        <draw:polyline draw:style-name="gr6" draw:text-style-name="P1" draw:layer="layout" svg:width="0.412cm" svg:height="0.258cm" svg:x="22.682cm" svg:y="19.331cm" svg:viewBox="0 0 413 259" draw:points="0,0 0,11 0,19 2,30 2,40 4,51 6,61 8,72 12,80 15,91 19,100 23,110 29,119 34,129 38,138 44,146 51,156 57,164 63,172 70,179 78,187 84,194 93,200 101,206 110,213 118,219 127,225 137,230 146,234 154,238 165,242 175,247 185,249 195,253 206,255 217,257 225,257 236,259 246,259 257,259 267,259 278,259 289,259 299,257 310,255 318,253 329,251 339,249 348,244 358,240 369,236 377,232 386,228 397,221 405,217 413,211">
          <text:p/>
        </draw:polyline>
        <draw:polyline draw:style-name="gr6" draw:text-style-name="P1" draw:layer="layout" svg:width="0.106cm" svg:height="0.21cm" svg:x="23.094cm" svg:y="19.331cm" svg:viewBox="0 0 107 211" draw:points="0,211 9,204 15,198 24,192 32,183 39,177 45,168 51,160 58,151 65,143 71,134 76,126 80,115 84,107 88,96 92,88 97,77 99,67 101,58 103,48 105,37 107,26 107,16 107,5 107,0">
          <text:p/>
        </draw:polyline>
        <draw:line draw:style-name="gr6" draw:text-style-name="P1" draw:layer="layout" svg:x1="22.641cm" svg:y1="19.181cm" svg:x2="23.241cm" svg:y2="19.181cm">
          <text:p/>
        </draw:line>
        <draw:line draw:style-name="gr6" draw:text-style-name="P1" draw:layer="layout" svg:x1="23.2cm" svg:y1="19.28cm" svg:x2="23.2cm" svg:y2="19.331cm">
          <text:p/>
        </draw:line>
        <draw:polyline draw:style-name="gr6" draw:text-style-name="P1" draw:layer="layout" svg:width="0.243cm" svg:height="0.051cm" svg:x="22.682cm" svg:y="19.28cm" svg:viewBox="0 0 244 52" draw:points="0,52 0,0 244,0">
          <text:p/>
        </draw:polyline>
        <draw:line draw:style-name="gr6" draw:text-style-name="P1" draw:layer="layout" svg:x1="22.957cm" svg:y1="19.28cm" svg:x2="23.2cm" svg:y2="19.28cm">
          <text:p/>
        </draw:line>
        <draw:line draw:style-name="gr6" draw:text-style-name="P1" draw:layer="layout" svg:x1="22.641cm" svg:y1="19.331cm" svg:x2="22.641cm" svg:y2="19.181cm">
          <text:p/>
        </draw:line>
        <draw:line draw:style-name="gr6" draw:text-style-name="P1" draw:layer="layout" svg:x1="23.241cm" svg:y1="19.331cm" svg:x2="23.241cm" svg:y2="19.181cm">
          <text:p/>
        </draw:line>
        <draw:path draw:style-name="gr6" draw:text-style-name="P1" draw:layer="layout" svg:width="0.062cm" svg:height="0.061cm" svg:x="22.91cm" svg:y="19.183cm" svg:viewBox="0 0 63 62" svg:d="M63 33c0 14-16 29-33 29-15 0-30-15-30-29 0-17 15-33 30-33 17 0 33 16 33 33z">
          <text:p/>
        </draw:path>
        <draw:path draw:style-name="gr6" draw:text-style-name="P1" draw:layer="layout" svg:width="0.032cm" svg:height="0.004cm" svg:x="22.925cm" svg:y="19.24cm" svg:viewBox="0 0 33 5" svg:d="M33 0c-12 6-22 6-33 0">
          <text:p/>
        </draw:path>
        <draw:path draw:style-name="gr6" draw:text-style-name="P1" draw:layer="layout" svg:width="0.6cm" svg:height="0.298cm" svg:x="22.641cm" svg:y="19.331cm" svg:viewBox="0 0 601 299" svg:d="M601 0c0 165-134 299-302 299-165 0-299-134-299-299">
          <text:p/>
        </draw:path>
        <draw:path draw:style-name="gr6" draw:text-style-name="P1" draw:layer="layout" svg:width="0.518cm" svg:height="0.258cm" svg:x="22.682cm" svg:y="19.331cm" svg:viewBox="0 0 519 259" svg:d="M519 0c0 142-116 259-261 259-142 0-258-117-258-259">
          <text:p/>
        </draw:path>
        <draw:polyline draw:style-name="gr6" draw:text-style-name="P1" draw:layer="layout" svg:width="0.032cm" svg:height="0.009cm" svg:x="22.925cm" svg:y="19.375cm" svg:viewBox="0 0 33 10" draw:points="0,0 2,3 4,8 11,8 15,10 21,8 26,8 30,3 33,0">
          <text:p/>
        </draw:polyline>
        <draw:line draw:style-name="gr6" draw:text-style-name="P1" draw:layer="layout" svg:x1="45.861cm" svg:y1="20.969cm" svg:x2="45.715cm" svg:y2="20.969cm">
          <text:p/>
        </draw:line>
        <draw:line draw:style-name="gr6" draw:text-style-name="P1" draw:layer="layout" svg:x1="45.861cm" svg:y1="19.96cm" svg:x2="45.715cm" svg:y2="19.96cm">
          <text:p/>
        </draw:line>
        <draw:line draw:style-name="gr6" draw:text-style-name="P1" draw:layer="layout" svg:x1="45.715cm" svg:y1="20.959cm" svg:x2="45.715cm" svg:y2="20.969cm">
          <text:p/>
        </draw:line>
        <draw:line draw:style-name="gr6" draw:text-style-name="P1" draw:layer="layout" svg:x1="45.861cm" svg:y1="20.959cm" svg:x2="45.861cm" svg:y2="20.969cm">
          <text:p/>
        </draw:line>
        <draw:line draw:style-name="gr6" draw:text-style-name="P1" draw:layer="layout" svg:x1="45.715cm" svg:y1="19.97cm" svg:x2="45.715cm" svg:y2="19.96cm">
          <text:p/>
        </draw:line>
        <draw:line draw:style-name="gr6" draw:text-style-name="P1" draw:layer="layout" svg:x1="45.861cm" svg:y1="19.97cm" svg:x2="45.861cm" svg:y2="19.96cm">
          <text:p/>
        </draw:line>
        <draw:polyline draw:style-name="gr6" draw:text-style-name="P1" draw:layer="layout" svg:width="0.146cm" svg:height="0.049cm" svg:x="45.715cm" svg:y="19.97cm" svg:viewBox="0 0 147 50" draw:points="0,0 0,50 147,50 147,0">
          <text:p/>
        </draw:polyline>
        <draw:polyline draw:style-name="gr6" draw:text-style-name="P1" draw:layer="layout" svg:width="0.146cm" svg:height="0.049cm" svg:x="45.715cm" svg:y="20.91cm" svg:viewBox="0 0 147 50" draw:points="147,0 0,0 0,50">
          <text:p/>
        </draw:polyline>
        <draw:line draw:style-name="gr6" draw:text-style-name="P1" draw:layer="layout" svg:x1="45.861cm" svg:y1="20.959cm" svg:x2="45.861cm" svg:y2="20.91cm">
          <text:p/>
        </draw:line>
        <draw:line draw:style-name="gr6" draw:text-style-name="P1" draw:layer="layout" svg:x1="45.715cm" svg:y1="20.019cm" svg:x2="44.826cm" svg:y2="20.019cm">
          <text:p/>
        </draw:line>
        <draw:line draw:style-name="gr6" draw:text-style-name="P1" draw:layer="layout" svg:x1="45.861cm" svg:y1="20.019cm" svg:x2="45.861cm" svg:y2="20.91cm">
          <text:p/>
        </draw:line>
        <draw:path draw:style-name="gr6" draw:text-style-name="P1" draw:layer="layout" svg:width="0.889cm" svg:height="0.891cm" svg:x="44.826cm" svg:y="20.019cm" svg:viewBox="0 0 890 892" svg:d="M890 0v892c-491 0-890-400-890-892">
          <text:p/>
        </draw:path>
        <draw:line draw:style-name="gr6" draw:text-style-name="P1" draw:layer="layout" svg:x1="16.973cm" svg:y1="16.67cm" svg:x2="17.904cm" svg:y2="16.67cm">
          <text:p/>
        </draw:line>
        <draw:line draw:style-name="gr6" draw:text-style-name="P1" draw:layer="layout" svg:x1="16.973cm" svg:y1="16.791cm" svg:x2="16.973cm" svg:y2="16.67cm">
          <text:p/>
        </draw:line>
        <draw:line draw:style-name="gr6" draw:text-style-name="P1" draw:layer="layout" svg:x1="17.904cm" svg:y1="16.791cm" svg:x2="16.973cm" svg:y2="16.791cm">
          <text:p/>
        </draw:line>
        <draw:line draw:style-name="gr6" draw:text-style-name="P1" draw:layer="layout" svg:x1="17.904cm" svg:y1="16.67cm" svg:x2="17.904cm" svg:y2="16.791cm">
          <text:p/>
        </draw:line>
        <draw:line draw:style-name="gr6" draw:text-style-name="P1" draw:layer="layout" svg:x1="17.904cm" svg:y1="16.67cm" svg:x2="17.932cm" svg:y2="16.67cm">
          <text:p/>
        </draw:line>
        <draw:line draw:style-name="gr6" draw:text-style-name="P1" draw:layer="layout" svg:x1="17.904cm" svg:y1="16.791cm" svg:x2="17.904cm" svg:y2="16.67cm">
          <text:p/>
        </draw:line>
        <draw:line draw:style-name="gr6" draw:text-style-name="P1" draw:layer="layout" svg:x1="17.932cm" svg:y1="16.791cm" svg:x2="17.904cm" svg:y2="16.791cm">
          <text:p/>
        </draw:line>
        <draw:line draw:style-name="gr6" draw:text-style-name="P1" draw:layer="layout" svg:x1="16.973cm" svg:y1="16.67cm" svg:x2="16.973cm" svg:y2="16.791cm">
          <text:p/>
        </draw:line>
        <draw:line draw:style-name="gr6" draw:text-style-name="P1" draw:layer="layout" svg:x1="16.946cm" svg:y1="16.67cm" svg:x2="16.973cm" svg:y2="16.67cm">
          <text:p/>
        </draw:line>
        <draw:line draw:style-name="gr6" draw:text-style-name="P1" draw:layer="layout" svg:x1="16.973cm" svg:y1="16.791cm" svg:x2="16.946cm" svg:y2="16.791cm">
          <text:p/>
        </draw:line>
        <draw:line draw:style-name="gr6" draw:text-style-name="P1" draw:layer="layout" svg:x1="17.147cm" svg:y1="16.732cm" svg:x2="17.731cm" svg:y2="16.732cm">
          <text:p/>
        </draw:line>
        <draw:line draw:style-name="gr6" draw:text-style-name="P1" draw:layer="layout" svg:x1="17.904cm" svg:y1="16.791cm" svg:x2="17.904cm" svg:y2="17.699cm">
          <text:p/>
        </draw:line>
        <draw:line draw:style-name="gr6" draw:text-style-name="P1" draw:layer="layout" svg:x1="17.932cm" svg:y1="16.791cm" svg:x2="17.932cm" svg:y2="16.67cm">
          <text:p/>
        </draw:line>
        <draw:line draw:style-name="gr6" draw:text-style-name="P1" draw:layer="layout" svg:x1="16.946cm" svg:y1="16.791cm" svg:x2="16.946cm" svg:y2="16.67cm">
          <text:p/>
        </draw:line>
        <draw:path draw:style-name="gr6" draw:text-style-name="P1" draw:layer="layout" svg:width="0.908cm" svg:height="0.908cm" svg:x="16.996cm" svg:y="16.791cm" svg:viewBox="0 0 909 909" svg:d="M909 909c-502 0-909-406-909-909">
          <text:p/>
        </draw:path>
        <draw:polygon draw:style-name="gr6" draw:text-style-name="P1" draw:layer="layout" svg:width="1.194cm" svg:height="0.002cm" svg:x="14.325cm" svg:y="16.73cm" svg:viewBox="0 0 1195 3" draw:points="0,3 1195,3 1195,0 0,0">
          <text:p/>
        </draw:polygon>
        <draw:polygon draw:style-name="gr6" draw:text-style-name="P1" draw:layer="layout" svg:width="1.107cm" svg:height="0.002cm" svg:x="15.574cm" svg:y="16.73cm" svg:viewBox="0 0 1108 3" draw:points="0,3 1108,3 1108,0 0,0">
          <text:p/>
        </draw:polygon>
        <draw:line draw:style-name="gr6" draw:text-style-name="P1" draw:layer="layout" svg:x1="15.519cm" svg:y1="16.791cm" svg:x2="14.325cm" svg:y2="16.791cm">
          <text:p/>
        </draw:line>
        <draw:line draw:style-name="gr6" draw:text-style-name="P1" draw:layer="layout" svg:x1="15.519cm" svg:y1="16.67cm" svg:x2="14.325cm" svg:y2="16.67cm">
          <text:p/>
        </draw:line>
        <draw:line draw:style-name="gr6" draw:text-style-name="P1" draw:layer="layout" svg:x1="16.681cm" svg:y1="16.791cm" svg:x2="15.574cm" svg:y2="16.791cm">
          <text:p/>
        </draw:line>
        <draw:line draw:style-name="gr6" draw:text-style-name="P1" draw:layer="layout" svg:x1="16.681cm" svg:y1="16.67cm" svg:x2="15.574cm" svg:y2="16.67cm">
          <text:p/>
        </draw:line>
        <draw:line draw:style-name="gr6" draw:text-style-name="P1" draw:layer="layout" svg:x1="16.708cm" svg:y1="16.791cm" svg:x2="16.946cm" svg:y2="16.791cm">
          <text:p/>
        </draw:line>
        <draw:polyline draw:style-name="gr6" draw:text-style-name="P1" draw:layer="layout" svg:width="0.239cm" svg:height="0.121cm" svg:x="16.708cm" svg:y="16.67cm" svg:viewBox="0 0 240 122" draw:points="240,0 0,0 0,122">
          <text:p/>
        </draw:polyline>
        <draw:polygon draw:style-name="gr6" draw:text-style-name="P1" draw:layer="layout" svg:width="0.027cm" svg:height="0.121cm" svg:x="14.298cm" svg:y="16.67cm" svg:viewBox="0 0 28 122" draw:points="0,122 28,122 28,0 0,0">
          <text:p/>
        </draw:polygon>
        <draw:polygon draw:style-name="gr6" draw:text-style-name="P1" draw:layer="layout" svg:width="0.055cm" svg:height="0.121cm" svg:x="15.519cm" svg:y="16.67cm" svg:viewBox="0 0 56 122" draw:points="0,122 56,122 56,0 0,0">
          <text:p/>
        </draw:polygon>
        <draw:polygon draw:style-name="gr6" draw:text-style-name="P1" draw:layer="layout" svg:width="0.929cm" svg:height="0.121cm" svg:x="27.618cm" svg:y="16.67cm" svg:viewBox="0 0 930 122" draw:points="0,0 0,122 930,122 930,0">
          <text:p/>
        </draw:polygon>
        <draw:line draw:style-name="gr6" draw:text-style-name="P1" draw:layer="layout" svg:x1="28.547cm" svg:y1="16.791cm" svg:x2="28.577cm" svg:y2="16.791cm">
          <text:p/>
        </draw:line>
        <draw:polyline draw:style-name="gr6" draw:text-style-name="P1" draw:layer="layout" svg:width="0.03cm" svg:height="0.121cm" svg:x="28.547cm" svg:y="16.67cm" svg:viewBox="0 0 31 122" draw:points="31,0 0,0 0,122">
          <text:p/>
        </draw:polyline>
        <draw:polyline draw:style-name="gr6" draw:text-style-name="P1" draw:layer="layout" svg:width="0.028cm" svg:height="0.121cm" svg:x="27.59cm" svg:y="16.67cm" svg:viewBox="0 0 29 122" draw:points="0,122 29,122 29,0 0,0">
          <text:p/>
        </draw:polyline>
        <draw:line draw:style-name="gr6" draw:text-style-name="P1" draw:layer="layout" svg:x1="28.376cm" svg:y1="16.732cm" svg:x2="27.789cm" svg:y2="16.732cm">
          <text:p/>
        </draw:line>
        <draw:line draw:style-name="gr6" draw:text-style-name="P1" draw:layer="layout" svg:x1="27.618cm" svg:y1="16.791cm" svg:x2="27.618cm" svg:y2="17.699cm">
          <text:p/>
        </draw:line>
        <draw:line draw:style-name="gr6" draw:text-style-name="P1" draw:layer="layout" svg:x1="27.59cm" svg:y1="16.791cm" svg:x2="27.59cm" svg:y2="16.67cm">
          <text:p/>
        </draw:line>
        <draw:line draw:style-name="gr6" draw:text-style-name="P1" draw:layer="layout" svg:x1="28.577cm" svg:y1="16.791cm" svg:x2="28.577cm" svg:y2="16.67cm">
          <text:p/>
        </draw:line>
        <draw:path draw:style-name="gr6" draw:text-style-name="P1" draw:layer="layout" svg:width="0.908cm" svg:height="0.908cm" svg:x="27.618cm" svg:y="16.791cm" svg:viewBox="0 0 909 909" svg:d="M909 0c0 503-407 909-909 909">
          <text:p/>
        </draw:path>
        <draw:polygon draw:style-name="gr6" draw:text-style-name="P1" draw:layer="layout" svg:width="1.059cm" svg:height="0.002cm" svg:x="28.841cm" svg:y="16.73cm" svg:viewBox="0 0 1060 3" draw:points="0,3 1060,3 1060,0 0,0">
          <text:p/>
        </draw:polygon>
        <draw:polygon draw:style-name="gr6" draw:text-style-name="P1" draw:layer="layout" svg:width="1.117cm" svg:height="0.002cm" svg:x="29.957cm" svg:y="16.73cm" svg:viewBox="0 0 1118 3" draw:points="0,3 1118,3 1118,0 0,0">
          <text:p/>
        </draw:polygon>
        <draw:polygon draw:style-name="gr6" draw:text-style-name="P1" draw:layer="layout" svg:width="1.118cm" svg:height="0.002cm" svg:x="31.131cm" svg:y="16.73cm" svg:viewBox="0 0 1119 3" draw:points="0,3 1119,3 1119,0 0,0">
          <text:p/>
        </draw:polygon>
        <draw:polygon draw:style-name="gr6" draw:text-style-name="P1" draw:layer="layout" svg:width="0.841cm" svg:height="0.002cm" svg:x="32.306cm" svg:y="16.73cm" svg:viewBox="0 0 842 3" draw:points="0,3 842,3 842,0 0,0">
          <text:p/>
        </draw:polygon>
        <draw:line draw:style-name="gr6" draw:text-style-name="P1" draw:layer="layout" svg:x1="29.9cm" svg:y1="16.791cm" svg:x2="28.841cm" svg:y2="16.791cm">
          <text:p/>
        </draw:line>
        <draw:line draw:style-name="gr6" draw:text-style-name="P1" draw:layer="layout" svg:x1="29.9cm" svg:y1="16.67cm" svg:x2="28.841cm" svg:y2="16.67cm">
          <text:p/>
        </draw:line>
        <draw:line draw:style-name="gr6" draw:text-style-name="P1" draw:layer="layout" svg:x1="31.074cm" svg:y1="16.791cm" svg:x2="29.957cm" svg:y2="16.791cm">
          <text:p/>
        </draw:line>
        <draw:line draw:style-name="gr6" draw:text-style-name="P1" draw:layer="layout" svg:x1="31.074cm" svg:y1="16.67cm" svg:x2="29.957cm" svg:y2="16.67cm">
          <text:p/>
        </draw:line>
        <draw:line draw:style-name="gr6" draw:text-style-name="P1" draw:layer="layout" svg:x1="32.249cm" svg:y1="16.791cm" svg:x2="31.131cm" svg:y2="16.791cm">
          <text:p/>
        </draw:line>
        <draw:line draw:style-name="gr6" draw:text-style-name="P1" draw:layer="layout" svg:x1="32.249cm" svg:y1="16.67cm" svg:x2="31.131cm" svg:y2="16.67cm">
          <text:p/>
        </draw:line>
        <draw:line draw:style-name="gr6" draw:text-style-name="P1" draw:layer="layout" svg:x1="33.147cm" svg:y1="16.791cm" svg:x2="32.306cm" svg:y2="16.791cm">
          <text:p/>
        </draw:line>
        <draw:line draw:style-name="gr6" draw:text-style-name="P1" draw:layer="layout" svg:x1="33.147cm" svg:y1="16.67cm" svg:x2="32.306cm" svg:y2="16.67cm">
          <text:p/>
        </draw:line>
        <draw:polygon draw:style-name="gr6" draw:text-style-name="P1" draw:layer="layout" svg:width="0.027cm" svg:height="0.121cm" svg:x="35.801cm" svg:y="16.67cm" svg:viewBox="0 0 28 122" draw:points="0,122 28,122 28,0 0,0">
          <text:p/>
        </draw:polygon>
        <draw:polyline draw:style-name="gr6" draw:text-style-name="P1" draw:layer="layout" svg:width="0.235cm" svg:height="0.121cm" svg:x="28.577cm" svg:y="16.67cm" svg:viewBox="0 0 236 122" draw:points="0,122 236,122 236,0 0,0">
          <text:p/>
        </draw:polyline>
        <draw:polygon draw:style-name="gr6" draw:text-style-name="P1" draw:layer="layout" svg:width="0.029cm" svg:height="0.121cm" svg:x="28.812cm" svg:y="16.67cm" svg:viewBox="0 0 30 122" draw:points="0,122 30,122 30,0 0,0">
          <text:p/>
        </draw:polygon>
        <draw:polygon draw:style-name="gr6" draw:text-style-name="P1" draw:layer="layout" svg:width="0.057cm" svg:height="0.121cm" svg:x="29.9cm" svg:y="16.67cm" svg:viewBox="0 0 58 122" draw:points="0,122 58,122 58,0 0,0">
          <text:p/>
        </draw:polygon>
        <draw:polygon draw:style-name="gr6" draw:text-style-name="P1" draw:layer="layout" svg:width="0.057cm" svg:height="0.121cm" svg:x="31.074cm" svg:y="16.67cm" svg:viewBox="0 0 58 122" draw:points="0,122 58,122 58,0 0,0">
          <text:p/>
        </draw:polygon>
        <draw:polygon draw:style-name="gr6" draw:text-style-name="P1" draw:layer="layout" svg:width="0.057cm" svg:height="0.121cm" svg:x="32.249cm" svg:y="16.67cm" svg:viewBox="0 0 58 122" draw:points="0,122 58,122 58,0 0,0">
          <text:p/>
        </draw:polygon>
        <draw:polygon draw:style-name="gr6" draw:text-style-name="P1" draw:layer="layout" svg:width="0.277cm" svg:height="0.002cm" svg:x="33.147cm" svg:y="16.73cm" svg:viewBox="0 0 278 3" draw:points="0,3 278,3 278,0 0,0">
          <text:p/>
        </draw:polygon>
        <draw:line draw:style-name="gr6" draw:text-style-name="P1" draw:layer="layout" svg:x1="33.424cm" svg:y1="16.791cm" svg:x2="33.147cm" svg:y2="16.791cm">
          <text:p/>
        </draw:line>
        <draw:line draw:style-name="gr6" draw:text-style-name="P1" draw:layer="layout" svg:x1="33.424cm" svg:y1="16.67cm" svg:x2="33.147cm" svg:y2="16.67cm">
          <text:p/>
        </draw:line>
        <draw:polygon draw:style-name="gr6" draw:text-style-name="P1" draw:layer="layout" svg:width="1.118cm" svg:height="0.002cm" svg:x="33.481cm" svg:y="16.73cm" svg:viewBox="0 0 1119 3" draw:points="0,3 1119,3 1119,0 0,0">
          <text:p/>
        </draw:polygon>
        <draw:line draw:style-name="gr6" draw:text-style-name="P1" draw:layer="layout" svg:x1="34.599cm" svg:y1="16.791cm" svg:x2="33.481cm" svg:y2="16.791cm">
          <text:p/>
        </draw:line>
        <draw:line draw:style-name="gr6" draw:text-style-name="P1" draw:layer="layout" svg:x1="34.599cm" svg:y1="16.67cm" svg:x2="33.481cm" svg:y2="16.67cm">
          <text:p/>
        </draw:line>
        <draw:polygon draw:style-name="gr6" draw:text-style-name="P1" draw:layer="layout" svg:width="0.057cm" svg:height="0.121cm" svg:x="33.424cm" svg:y="16.67cm" svg:viewBox="0 0 58 122" draw:points="0,122 58,122 58,0 0,0">
          <text:p/>
        </draw:polygon>
        <draw:polygon draw:style-name="gr6" draw:text-style-name="P1" draw:layer="layout" svg:width="0.93cm" svg:height="0.119cm" svg:x="66.799cm" svg:y="35.866cm" svg:viewBox="0 0 931 120" draw:points="0,0 0,120 931,120 931,0">
          <text:p/>
        </draw:polygon>
        <draw:line draw:style-name="gr6" draw:text-style-name="P1" draw:layer="layout" svg:x1="67.729cm" svg:y1="35.985cm" svg:x2="67.756cm" svg:y2="35.985cm">
          <text:p/>
        </draw:line>
        <draw:polyline draw:style-name="gr6" draw:text-style-name="P1" draw:layer="layout" svg:width="0.027cm" svg:height="0.119cm" svg:x="67.729cm" svg:y="35.866cm" svg:viewBox="0 0 28 120" draw:points="28,0 0,0 0,120">
          <text:p/>
        </draw:polyline>
        <draw:polyline draw:style-name="gr6" draw:text-style-name="P1" draw:layer="layout" svg:width="0.029cm" svg:height="0.119cm" svg:x="66.77cm" svg:y="35.866cm" svg:viewBox="0 0 30 120" draw:points="0,120 30,120 30,0 0,0">
          <text:p/>
        </draw:polyline>
        <draw:line draw:style-name="gr6" draw:text-style-name="P1" draw:layer="layout" svg:x1="67.557cm" svg:y1="35.926cm" svg:x2="66.971cm" svg:y2="35.926cm">
          <text:p/>
        </draw:line>
        <draw:line draw:style-name="gr6" draw:text-style-name="P1" draw:layer="layout" svg:x1="66.799cm" svg:y1="35.985cm" svg:x2="66.799cm" svg:y2="36.893cm">
          <text:p/>
        </draw:line>
        <draw:line draw:style-name="gr6" draw:text-style-name="P1" draw:layer="layout" svg:x1="66.77cm" svg:y1="35.985cm" svg:x2="66.77cm" svg:y2="35.866cm">
          <text:p/>
        </draw:line>
        <draw:line draw:style-name="gr6" draw:text-style-name="P1" draw:layer="layout" svg:x1="67.756cm" svg:y1="35.985cm" svg:x2="67.756cm" svg:y2="35.866cm">
          <text:p/>
        </draw:line>
        <draw:path draw:style-name="gr6" draw:text-style-name="P1" draw:layer="layout" svg:width="0.906cm" svg:height="0.908cm" svg:x="66.799cm" svg:y="35.985cm" svg:viewBox="0 0 907 909" svg:d="M907 0c0 502-407 909-907 909">
          <text:p/>
        </draw:path>
        <draw:line draw:style-name="gr6" draw:text-style-name="P1" draw:layer="layout" svg:x1="67.729cm" svg:y1="39.585cm" svg:x2="66.799cm" svg:y2="39.585cm">
          <text:p/>
        </draw:line>
        <draw:line draw:style-name="gr6" draw:text-style-name="P1" draw:layer="layout" svg:x1="67.729cm" svg:y1="39.465cm" svg:x2="67.729cm" svg:y2="39.585cm">
          <text:p/>
        </draw:line>
        <draw:line draw:style-name="gr6" draw:text-style-name="P1" draw:layer="layout" svg:x1="66.799cm" svg:y1="39.465cm" svg:x2="67.729cm" svg:y2="39.465cm">
          <text:p/>
        </draw:line>
        <draw:line draw:style-name="gr6" draw:text-style-name="P1" draw:layer="layout" svg:x1="66.799cm" svg:y1="39.585cm" svg:x2="66.799cm" svg:y2="39.465cm">
          <text:p/>
        </draw:line>
        <draw:line draw:style-name="gr6" draw:text-style-name="P1" draw:layer="layout" svg:x1="66.799cm" svg:y1="39.585cm" svg:x2="66.77cm" svg:y2="39.585cm">
          <text:p/>
        </draw:line>
        <draw:line draw:style-name="gr6" draw:text-style-name="P1" draw:layer="layout" svg:x1="66.799cm" svg:y1="39.465cm" svg:x2="66.799cm" svg:y2="39.585cm">
          <text:p/>
        </draw:line>
        <draw:line draw:style-name="gr6" draw:text-style-name="P1" draw:layer="layout" svg:x1="66.77cm" svg:y1="39.465cm" svg:x2="66.799cm" svg:y2="39.465cm">
          <text:p/>
        </draw:line>
        <draw:line draw:style-name="gr6" draw:text-style-name="P1" draw:layer="layout" svg:x1="67.729cm" svg:y1="39.585cm" svg:x2="67.729cm" svg:y2="39.465cm">
          <text:p/>
        </draw:line>
        <draw:line draw:style-name="gr6" draw:text-style-name="P1" draw:layer="layout" svg:x1="67.756cm" svg:y1="39.585cm" svg:x2="67.729cm" svg:y2="39.585cm">
          <text:p/>
        </draw:line>
        <draw:line draw:style-name="gr6" draw:text-style-name="P1" draw:layer="layout" svg:x1="67.729cm" svg:y1="39.465cm" svg:x2="67.756cm" svg:y2="39.465cm">
          <text:p/>
        </draw:line>
        <draw:line draw:style-name="gr6" draw:text-style-name="P1" draw:layer="layout" svg:x1="67.557cm" svg:y1="39.526cm" svg:x2="66.971cm" svg:y2="39.526cm">
          <text:p/>
        </draw:line>
        <draw:line draw:style-name="gr6" draw:text-style-name="P1" draw:layer="layout" svg:x1="66.799cm" svg:y1="39.465cm" svg:x2="66.799cm" svg:y2="38.557cm">
          <text:p/>
        </draw:line>
        <draw:line draw:style-name="gr6" draw:text-style-name="P1" draw:layer="layout" svg:x1="66.77cm" svg:y1="39.465cm" svg:x2="66.77cm" svg:y2="39.585cm">
          <text:p/>
        </draw:line>
        <draw:line draw:style-name="gr6" draw:text-style-name="P1" draw:layer="layout" svg:x1="67.756cm" svg:y1="39.465cm" svg:x2="67.756cm" svg:y2="39.585cm">
          <text:p/>
        </draw:line>
        <draw:path draw:style-name="gr6" draw:text-style-name="P1" draw:layer="layout" svg:width="0.906cm" svg:height="0.908cm" svg:x="66.799cm" svg:y="38.557cm" svg:viewBox="0 0 907 909" svg:d="M0 0c500 0 907 407 907 909">
          <text:p/>
        </draw:path>
        <draw:line draw:style-name="gr6" draw:text-style-name="P1" draw:layer="layout" svg:x1="68.021cm" svg:y1="35.926cm" svg:x2="68.823cm" svg:y2="35.926cm">
          <text:p/>
        </draw:line>
        <draw:line draw:style-name="gr6" draw:text-style-name="P1" draw:layer="layout" svg:x1="68.88cm" svg:y1="35.926cm" svg:x2="69.742cm" svg:y2="35.926cm">
          <text:p/>
        </draw:line>
        <draw:line draw:style-name="gr6" draw:text-style-name="P1" draw:layer="layout" svg:x1="69.797cm" svg:y1="35.926cm" svg:x2="70.658cm" svg:y2="35.926cm">
          <text:p/>
        </draw:line>
        <draw:line draw:style-name="gr6" draw:text-style-name="P1" draw:layer="layout" svg:x1="68.823cm" svg:y1="35.985cm" svg:x2="68.021cm" svg:y2="35.985cm">
          <text:p/>
        </draw:line>
        <draw:line draw:style-name="gr6" draw:text-style-name="P1" draw:layer="layout" svg:x1="68.823cm" svg:y1="35.866cm" svg:x2="68.021cm" svg:y2="35.866cm">
          <text:p/>
        </draw:line>
        <draw:line draw:style-name="gr6" draw:text-style-name="P1" draw:layer="layout" svg:x1="69.742cm" svg:y1="35.985cm" svg:x2="68.88cm" svg:y2="35.985cm">
          <text:p/>
        </draw:line>
        <draw:line draw:style-name="gr6" draw:text-style-name="P1" draw:layer="layout" svg:x1="69.742cm" svg:y1="35.866cm" svg:x2="68.88cm" svg:y2="35.866cm">
          <text:p/>
        </draw:line>
        <draw:line draw:style-name="gr6" draw:text-style-name="P1" draw:layer="layout" svg:x1="70.658cm" svg:y1="35.985cm" svg:x2="69.797cm" svg:y2="35.985cm">
          <text:p/>
        </draw:line>
        <draw:line draw:style-name="gr6" draw:text-style-name="P1" draw:layer="layout" svg:x1="70.658cm" svg:y1="35.866cm" svg:x2="69.797cm" svg:y2="35.866cm">
          <text:p/>
        </draw:line>
        <draw:polygon draw:style-name="gr6" draw:text-style-name="P1" draw:layer="layout" svg:width="0.027cm" svg:height="0.119cm" svg:x="71.592cm" svg:y="35.866cm" svg:viewBox="0 0 28 120" draw:points="0,120 28,120 28,0 0,0">
          <text:p/>
        </draw:polygon>
        <draw:polyline draw:style-name="gr6" draw:text-style-name="P1" draw:layer="layout" svg:width="0.237cm" svg:height="0.119cm" svg:x="67.756cm" svg:y="35.866cm" svg:viewBox="0 0 238 120" draw:points="0,120 238,120 238,0 0,0">
          <text:p/>
        </draw:polyline>
        <draw:polygon draw:style-name="gr6" draw:text-style-name="P1" draw:layer="layout" svg:width="0.028cm" svg:height="0.119cm" svg:x="67.993cm" svg:y="35.866cm" svg:viewBox="0 0 29 120" draw:points="0,120 29,120 29,0 0,0">
          <text:p/>
        </draw:polygon>
        <draw:polygon draw:style-name="gr6" draw:text-style-name="P1" draw:layer="layout" svg:width="0.057cm" svg:height="0.119cm" svg:x="68.823cm" svg:y="35.866cm" svg:viewBox="0 0 58 120" draw:points="0,120 58,120 58,0 0,0">
          <text:p/>
        </draw:polygon>
        <draw:polygon draw:style-name="gr6" draw:text-style-name="P1" draw:layer="layout" svg:width="0.055cm" svg:height="0.119cm" svg:x="69.742cm" svg:y="35.866cm" svg:viewBox="0 0 56 120" draw:points="0,120 56,120 56,0 0,0">
          <text:p/>
        </draw:polygon>
        <draw:polygon draw:style-name="gr6" draw:text-style-name="P1" draw:layer="layout" svg:width="0.862cm" svg:height="0.002cm" svg:x="68.88cm" svg:y="39.524cm" svg:viewBox="0 0 863 3" draw:points="0,3 863,3 863,0 0,0">
          <text:p/>
        </draw:polygon>
        <draw:polygon draw:style-name="gr6" draw:text-style-name="P1" draw:layer="layout" svg:width="0.861cm" svg:height="0.002cm" svg:x="69.797cm" svg:y="39.524cm" svg:viewBox="0 0 862 3" draw:points="0,3 862,3 862,0 0,0">
          <text:p/>
        </draw:polygon>
        <draw:polygon draw:style-name="gr6" draw:text-style-name="P1" draw:layer="layout" svg:width="1.018cm" svg:height="0.002cm" svg:x="70.713cm" svg:y="39.524cm" svg:viewBox="0 0 1019 3" draw:points="0,3 1019,3 1019,0 0,0">
          <text:p/>
        </draw:polygon>
        <draw:line draw:style-name="gr6" draw:text-style-name="P1" draw:layer="layout" svg:x1="69.742cm" svg:y1="39.585cm" svg:x2="68.88cm" svg:y2="39.585cm">
          <text:p/>
        </draw:line>
        <draw:line draw:style-name="gr6" draw:text-style-name="P1" draw:layer="layout" svg:x1="69.742cm" svg:y1="39.465cm" svg:x2="68.88cm" svg:y2="39.465cm">
          <text:p/>
        </draw:line>
        <draw:line draw:style-name="gr6" draw:text-style-name="P1" draw:layer="layout" svg:x1="70.658cm" svg:y1="39.585cm" svg:x2="69.797cm" svg:y2="39.585cm">
          <text:p/>
        </draw:line>
        <draw:line draw:style-name="gr6" draw:text-style-name="P1" draw:layer="layout" svg:x1="70.658cm" svg:y1="39.465cm" svg:x2="69.797cm" svg:y2="39.465cm">
          <text:p/>
        </draw:line>
        <draw:line draw:style-name="gr6" draw:text-style-name="P1" draw:layer="layout" svg:x1="71.731cm" svg:y1="39.585cm" svg:x2="70.713cm" svg:y2="39.585cm">
          <text:p/>
        </draw:line>
        <draw:line draw:style-name="gr6" draw:text-style-name="P1" draw:layer="layout" svg:x1="71.731cm" svg:y1="39.465cm" svg:x2="70.713cm" svg:y2="39.465cm">
          <text:p/>
        </draw:line>
        <draw:polygon draw:style-name="gr6" draw:text-style-name="P1" draw:layer="layout" svg:width="0.028cm" svg:height="0.12cm" svg:x="71.731cm" svg:y="39.465cm" svg:viewBox="0 0 29 121" draw:points="0,121 29,121 29,0 0,0">
          <text:p/>
        </draw:polygon>
        <draw:polyline draw:style-name="gr6" draw:text-style-name="P1" draw:layer="layout" svg:width="0.237cm" svg:height="0.12cm" svg:x="67.756cm" svg:y="39.465cm" svg:viewBox="0 0 238 121" draw:points="0,121 238,121 238,0 0,0">
          <text:p/>
        </draw:polyline>
        <draw:polygon draw:style-name="gr6" draw:text-style-name="P1" draw:layer="layout" svg:width="0.057cm" svg:height="0.12cm" svg:x="68.823cm" svg:y="39.465cm" svg:viewBox="0 0 58 121" draw:points="0,121 58,121 58,0 0,0">
          <text:p/>
        </draw:polygon>
        <draw:polygon draw:style-name="gr6" draw:text-style-name="P1" draw:layer="layout" svg:width="0.055cm" svg:height="0.12cm" svg:x="69.742cm" svg:y="39.465cm" svg:viewBox="0 0 56 121" draw:points="0,121 56,121 56,0 0,0">
          <text:p/>
        </draw:polygon>
        <draw:polygon draw:style-name="gr6" draw:text-style-name="P1" draw:layer="layout" svg:width="0.055cm" svg:height="0.12cm" svg:x="70.658cm" svg:y="39.465cm" svg:viewBox="0 0 56 121" draw:points="0,121 56,121 56,0 0,0">
          <text:p/>
        </draw:polygon>
        <draw:polyline draw:style-name="gr6" draw:text-style-name="P1" draw:layer="layout" svg:width="2.013cm" svg:height="2.46cm" svg:x="50.643cm" svg:y="28.407cm" svg:viewBox="0 0 2014 2461" draw:points="2014,0 0,0 0,2461">
          <text:p/>
        </draw:polyline>
        <draw:line draw:style-name="gr6" draw:text-style-name="P1" draw:layer="layout" svg:x1="52.656cm" svg:y1="28.407cm" svg:x2="52.656cm" svg:y2="30.867cm">
          <text:p/>
        </draw:line>
        <draw:line draw:style-name="gr6" draw:text-style-name="P1" draw:layer="layout" svg:x1="52.357cm" svg:y1="29.138cm" svg:x2="52.556cm" svg:y2="29.138cm">
          <text:p/>
        </draw:line>
        <draw:line draw:style-name="gr6" draw:text-style-name="P1" draw:layer="layout" svg:x1="52.357cm" svg:y1="30.137cm" svg:x2="52.357cm" svg:y2="29.138cm">
          <text:p/>
        </draw:line>
        <draw:line draw:style-name="gr6" draw:text-style-name="P1" draw:layer="layout" svg:x1="52.556cm" svg:y1="30.137cm" svg:x2="52.357cm" svg:y2="30.137cm">
          <text:p/>
        </draw:line>
        <draw:line draw:style-name="gr6" draw:text-style-name="P1" draw:layer="layout" svg:x1="52.556cm" svg:y1="29.138cm" svg:x2="52.556cm" svg:y2="30.137cm">
          <text:p/>
        </draw:line>
        <draw:polygon draw:style-name="gr6" draw:text-style-name="P1" draw:layer="layout" svg:width="0.459cm" svg:height="0.045cm" svg:x="51.045cm" svg:y="30.653cm" svg:viewBox="0 0 460 46" draw:points="0,0 0,46 460,46 460,0">
          <text:p/>
        </draw:polygon>
        <draw:line draw:style-name="gr6" draw:text-style-name="P1" draw:layer="layout" svg:x1="51.953cm" svg:y1="30.647cm" svg:x2="51.494cm" svg:y2="30.647cm">
          <text:p/>
        </draw:line>
        <draw:line draw:style-name="gr6" draw:text-style-name="P1" draw:layer="layout" svg:x1="51.953cm" svg:y1="30.647cm" svg:x2="51.953cm" svg:y2="30.602cm">
          <text:p/>
        </draw:line>
        <draw:line draw:style-name="gr6" draw:text-style-name="P1" draw:layer="layout" svg:x1="51.494cm" svg:y1="30.602cm" svg:x2="51.494cm" svg:y2="30.647cm">
          <text:p/>
        </draw:line>
        <draw:line draw:style-name="gr6" draw:text-style-name="P1" draw:layer="layout" svg:x1="51.953cm" svg:y1="30.602cm" svg:x2="51.494cm" svg:y2="30.602cm">
          <text:p/>
        </draw:line>
        <draw:line draw:style-name="gr6" draw:text-style-name="P1" draw:layer="layout" svg:x1="51.049cm" svg:y1="30.562cm" svg:x2="51.049cm" svg:y2="30.647cm">
          <text:p/>
        </draw:line>
        <draw:line draw:style-name="gr6" draw:text-style-name="P1" draw:layer="layout" svg:x1="50.95cm" svg:y1="30.562cm" svg:x2="51.049cm" svg:y2="30.562cm">
          <text:p/>
        </draw:line>
        <draw:line draw:style-name="gr6" draw:text-style-name="P1" draw:layer="layout" svg:x1="50.95cm" svg:y1="28.462cm" svg:x2="50.95cm" svg:y2="30.562cm">
          <text:p/>
        </draw:line>
        <draw:line draw:style-name="gr6" draw:text-style-name="P1" draw:layer="layout" svg:x1="52.048cm" svg:y1="28.462cm" svg:x2="50.95cm" svg:y2="28.462cm">
          <text:p/>
        </draw:line>
        <draw:polyline draw:style-name="gr6" draw:text-style-name="P1" draw:layer="layout" svg:width="0.099cm" svg:height="2.136cm" svg:x="51.949cm" svg:y="28.462cm" svg:viewBox="0 0 100 2137" draw:points="0,2137 0,2101 100,2101 100,0">
          <text:p/>
        </draw:polyline>
        <draw:polygon draw:style-name="gr6" draw:text-style-name="P1" draw:layer="layout" svg:width="0.459cm" svg:height="0.045cm" svg:x="51.045cm" svg:y="30.727cm" svg:viewBox="0 0 460 46" draw:points="0,46 460,46 460,0 0,0">
          <text:p/>
        </draw:polygon>
        <draw:polygon draw:style-name="gr6" draw:text-style-name="P1" draw:layer="layout" svg:width="0.18cm" svg:height="0.074cm" svg:x="51.949cm" svg:y="30.833cm" svg:viewBox="0 0 181 75" draw:points="181,75 181,0 0,0 0,75">
          <text:p/>
        </draw:polygon>
        <draw:polygon draw:style-name="gr6" draw:text-style-name="P1" draw:layer="layout" svg:width="0.18cm" svg:height="0.125cm" svg:x="50.869cm" svg:y="30.782cm" svg:viewBox="0 0 181 126" draw:points="181,0 0,0 0,126 181,126">
          <text:p/>
        </draw:polygon>
        <draw:polygon draw:style-name="gr6" draw:text-style-name="P1" draw:layer="layout" svg:width="0.459cm" svg:height="0.044cm" svg:x="51.494cm" svg:y="30.778cm" svg:viewBox="0 0 460 45" draw:points="0,45 460,45 460,0 0,0">
          <text:p/>
        </draw:polygon>
        <draw:polyline draw:style-name="gr6" draw:text-style-name="P1" draw:layer="layout" svg:width="2.015cm" svg:height="2.46cm" svg:x="52.817cm" svg:y="28.407cm" svg:viewBox="0 0 2016 2461" draw:points="2016,0 0,0 0,2461">
          <text:p/>
        </draw:polyline>
        <draw:line draw:style-name="gr6" draw:text-style-name="P1" draw:layer="layout" svg:x1="54.832cm" svg:y1="28.407cm" svg:x2="54.832cm" svg:y2="30.867cm">
          <text:p/>
        </draw:line>
        <draw:line draw:style-name="gr6" draw:text-style-name="P1" draw:layer="layout" svg:x1="54.531cm" svg:y1="29.138cm" svg:x2="54.73cm" svg:y2="29.138cm">
          <text:p/>
        </draw:line>
        <draw:line draw:style-name="gr6" draw:text-style-name="P1" draw:layer="layout" svg:x1="54.531cm" svg:y1="30.137cm" svg:x2="54.531cm" svg:y2="29.138cm">
          <text:p/>
        </draw:line>
        <draw:line draw:style-name="gr6" draw:text-style-name="P1" draw:layer="layout" svg:x1="54.73cm" svg:y1="30.137cm" svg:x2="54.531cm" svg:y2="30.137cm">
          <text:p/>
        </draw:line>
        <draw:line draw:style-name="gr6" draw:text-style-name="P1" draw:layer="layout" svg:x1="54.73cm" svg:y1="29.138cm" svg:x2="54.73cm" svg:y2="30.137cm">
          <text:p/>
        </draw:line>
        <draw:polygon draw:style-name="gr6" draw:text-style-name="P1" draw:layer="layout" svg:width="0.459cm" svg:height="0.045cm" svg:x="53.219cm" svg:y="30.653cm" svg:viewBox="0 0 460 46" draw:points="0,0 0,46 460,46 460,0">
          <text:p/>
        </draw:polygon>
        <draw:line draw:style-name="gr6" draw:text-style-name="P1" draw:layer="layout" svg:x1="54.129cm" svg:y1="30.647cm" svg:x2="53.67cm" svg:y2="30.647cm">
          <text:p/>
        </draw:line>
        <draw:line draw:style-name="gr6" draw:text-style-name="P1" draw:layer="layout" svg:x1="54.129cm" svg:y1="30.647cm" svg:x2="54.129cm" svg:y2="30.602cm">
          <text:p/>
        </draw:line>
        <draw:line draw:style-name="gr6" draw:text-style-name="P1" draw:layer="layout" svg:x1="53.67cm" svg:y1="30.602cm" svg:x2="53.67cm" svg:y2="30.647cm">
          <text:p/>
        </draw:line>
        <draw:line draw:style-name="gr6" draw:text-style-name="P1" draw:layer="layout" svg:x1="54.129cm" svg:y1="30.602cm" svg:x2="53.67cm" svg:y2="30.602cm">
          <text:p/>
        </draw:line>
        <draw:line draw:style-name="gr6" draw:text-style-name="P1" draw:layer="layout" svg:x1="53.223cm" svg:y1="30.562cm" svg:x2="53.223cm" svg:y2="30.647cm">
          <text:p/>
        </draw:line>
        <draw:line draw:style-name="gr6" draw:text-style-name="P1" draw:layer="layout" svg:x1="53.124cm" svg:y1="30.562cm" svg:x2="53.223cm" svg:y2="30.562cm">
          <text:p/>
        </draw:line>
        <draw:line draw:style-name="gr6" draw:text-style-name="P1" draw:layer="layout" svg:x1="53.124cm" svg:y1="28.462cm" svg:x2="53.124cm" svg:y2="30.562cm">
          <text:p/>
        </draw:line>
        <draw:line draw:style-name="gr6" draw:text-style-name="P1" draw:layer="layout" svg:x1="54.224cm" svg:y1="28.462cm" svg:x2="53.124cm" svg:y2="28.462cm">
          <text:p/>
        </draw:line>
        <draw:polyline draw:style-name="gr6" draw:text-style-name="P1" draw:layer="layout" svg:width="0.101cm" svg:height="2.136cm" svg:x="54.123cm" svg:y="28.462cm" svg:viewBox="0 0 102 2137" draw:points="0,2137 0,2101 102,2101 102,0">
          <text:p/>
        </draw:polyline>
        <draw:polygon draw:style-name="gr6" draw:text-style-name="P1" draw:layer="layout" svg:width="0.459cm" svg:height="0.045cm" svg:x="53.219cm" svg:y="30.727cm" svg:viewBox="0 0 460 46" draw:points="0,46 460,46 460,0 0,0">
          <text:p/>
        </draw:polygon>
        <draw:polygon draw:style-name="gr6" draw:text-style-name="P1" draw:layer="layout" svg:width="0.18cm" svg:height="0.074cm" svg:x="54.123cm" svg:y="30.833cm" svg:viewBox="0 0 181 75" draw:points="181,75 181,0 0,0 0,75">
          <text:p/>
        </draw:polygon>
        <draw:polygon draw:style-name="gr6" draw:text-style-name="P1" draw:layer="layout" svg:width="0.18cm" svg:height="0.125cm" svg:x="53.043cm" svg:y="30.782cm" svg:viewBox="0 0 181 126" draw:points="181,0 0,0 0,126 181,126">
          <text:p/>
        </draw:polygon>
        <draw:polygon draw:style-name="gr6" draw:text-style-name="P1" draw:layer="layout" svg:width="0.459cm" svg:height="0.044cm" svg:x="53.67cm" svg:y="30.778cm" svg:viewBox="0 0 460 45" draw:points="0,45 460,45 460,0 0,0">
          <text:p/>
        </draw:polygon>
        <draw:polyline draw:style-name="gr6" draw:text-style-name="P1" draw:layer="layout" svg:width="2.015cm" svg:height="2.46cm" svg:x="54.991cm" svg:y="28.407cm" svg:viewBox="0 0 2016 2461" draw:points="2016,0 0,0 0,2461">
          <text:p/>
        </draw:polyline>
        <draw:line draw:style-name="gr6" draw:text-style-name="P1" draw:layer="layout" svg:x1="57.006cm" svg:y1="28.407cm" svg:x2="57.006cm" svg:y2="30.867cm">
          <text:p/>
        </draw:line>
        <draw:line draw:style-name="gr6" draw:text-style-name="P1" draw:layer="layout" svg:x1="56.705cm" svg:y1="29.138cm" svg:x2="56.906cm" svg:y2="29.138cm">
          <text:p/>
        </draw:line>
        <draw:line draw:style-name="gr6" draw:text-style-name="P1" draw:layer="layout" svg:x1="56.705cm" svg:y1="30.137cm" svg:x2="56.705cm" svg:y2="29.138cm">
          <text:p/>
        </draw:line>
        <draw:line draw:style-name="gr6" draw:text-style-name="P1" draw:layer="layout" svg:x1="56.906cm" svg:y1="30.137cm" svg:x2="56.705cm" svg:y2="30.137cm">
          <text:p/>
        </draw:line>
        <draw:line draw:style-name="gr6" draw:text-style-name="P1" draw:layer="layout" svg:x1="56.906cm" svg:y1="29.138cm" svg:x2="56.906cm" svg:y2="30.137cm">
          <text:p/>
        </draw:line>
        <draw:polygon draw:style-name="gr6" draw:text-style-name="P1" draw:layer="layout" svg:width="0.461cm" svg:height="0.045cm" svg:x="55.393cm" svg:y="30.653cm" svg:viewBox="0 0 462 46" draw:points="0,0 0,46 462,46 462,0">
          <text:p/>
        </draw:polygon>
        <draw:line draw:style-name="gr6" draw:text-style-name="P1" draw:layer="layout" svg:x1="56.303cm" svg:y1="30.647cm" svg:x2="55.844cm" svg:y2="30.647cm">
          <text:p/>
        </draw:line>
        <draw:line draw:style-name="gr6" draw:text-style-name="P1" draw:layer="layout" svg:x1="56.303cm" svg:y1="30.647cm" svg:x2="56.303cm" svg:y2="30.602cm">
          <text:p/>
        </draw:line>
        <draw:line draw:style-name="gr6" draw:text-style-name="P1" draw:layer="layout" svg:x1="55.844cm" svg:y1="30.602cm" svg:x2="55.844cm" svg:y2="30.647cm">
          <text:p/>
        </draw:line>
        <draw:line draw:style-name="gr6" draw:text-style-name="P1" draw:layer="layout" svg:x1="56.303cm" svg:y1="30.602cm" svg:x2="55.844cm" svg:y2="30.602cm">
          <text:p/>
        </draw:line>
        <draw:line draw:style-name="gr6" draw:text-style-name="P1" draw:layer="layout" svg:x1="55.399cm" svg:y1="30.562cm" svg:x2="55.399cm" svg:y2="30.647cm">
          <text:p/>
        </draw:line>
        <draw:line draw:style-name="gr6" draw:text-style-name="P1" draw:layer="layout" svg:x1="55.297cm" svg:y1="30.562cm" svg:x2="55.399cm" svg:y2="30.562cm">
          <text:p/>
        </draw:line>
        <draw:line draw:style-name="gr6" draw:text-style-name="P1" draw:layer="layout" svg:x1="55.297cm" svg:y1="28.462cm" svg:x2="55.297cm" svg:y2="30.562cm">
          <text:p/>
        </draw:line>
        <draw:line draw:style-name="gr6" draw:text-style-name="P1" draw:layer="layout" svg:x1="56.398cm" svg:y1="28.462cm" svg:x2="55.297cm" svg:y2="28.462cm">
          <text:p/>
        </draw:line>
        <draw:polyline draw:style-name="gr6" draw:text-style-name="P1" draw:layer="layout" svg:width="0.099cm" svg:height="2.136cm" svg:x="56.299cm" svg:y="28.462cm" svg:viewBox="0 0 100 2137" draw:points="0,2137 0,2101 100,2101 100,0">
          <text:p/>
        </draw:polyline>
        <draw:polygon draw:style-name="gr6" draw:text-style-name="P1" draw:layer="layout" svg:width="0.461cm" svg:height="0.045cm" svg:x="55.393cm" svg:y="30.727cm" svg:viewBox="0 0 462 46" draw:points="0,46 462,46 462,0 0,0">
          <text:p/>
        </draw:polygon>
        <draw:polygon draw:style-name="gr6" draw:text-style-name="P1" draw:layer="layout" svg:width="0.18cm" svg:height="0.074cm" svg:x="56.299cm" svg:y="30.833cm" svg:viewBox="0 0 181 75" draw:points="181,75 181,0 0,0 0,75">
          <text:p/>
        </draw:polygon>
        <draw:polygon draw:style-name="gr6" draw:text-style-name="P1" draw:layer="layout" svg:width="0.18cm" svg:height="0.125cm" svg:x="55.219cm" svg:y="30.782cm" svg:viewBox="0 0 181 126" draw:points="181,0 0,0 0,126 181,126">
          <text:p/>
        </draw:polygon>
        <draw:polygon draw:style-name="gr6" draw:text-style-name="P1" draw:layer="layout" svg:width="0.459cm" svg:height="0.044cm" svg:x="55.844cm" svg:y="30.778cm" svg:viewBox="0 0 460 45" draw:points="0,45 460,45 460,0 0,0">
          <text:p/>
        </draw:polygon>
        <draw:polygon draw:style-name="gr7" draw:text-style-name="P1" draw:layer="layout" svg:width="0.231cm" svg:height="0.132cm" svg:x="35.712cm" svg:y="44.953cm" svg:viewBox="0 0 232 133" draw:points="232,0 232,133 0,133 0,0">
          <text:p/>
        </draw:polygon>
        <draw:polygon draw:style-name="gr7" draw:text-style-name="P1" draw:layer="layout" svg:width="0.25cm" svg:height="0.15cm" svg:x="35.703cm" svg:y="44.945cm" svg:viewBox="0 0 251 151" draw:points="251,0 0,0 0,151 251,151">
          <text:p/>
        </draw:polygon>
        <draw:polygon draw:style-name="gr7" draw:text-style-name="P1" draw:layer="layout" svg:width="0.229cm" svg:height="0.132cm" svg:x="57.308cm" svg:y="44.953cm" svg:viewBox="0 0 230 133" draw:points="230,0 230,133 0,133 0,0">
          <text:p/>
        </draw:polygon>
        <draw:polygon draw:style-name="gr7" draw:text-style-name="P1" draw:layer="layout" svg:width="0.249cm" svg:height="0.15cm" svg:x="57.298cm" svg:y="44.945cm" svg:viewBox="0 0 250 151" draw:points="250,0 0,0 0,151 250,151">
          <text:p/>
        </draw:polygon>
        <draw:polygon draw:style-name="gr7" draw:text-style-name="P1" draw:layer="layout" svg:width="0.229cm" svg:height="0.132cm" svg:x="64.507cm" svg:y="44.953cm" svg:viewBox="0 0 230 133" draw:points="230,0 230,133 0,133 0,0">
          <text:p/>
        </draw:polygon>
        <draw:polygon draw:style-name="gr7" draw:text-style-name="P1" draw:layer="layout" svg:width="0.25cm" svg:height="0.15cm" svg:x="64.496cm" svg:y="44.945cm" svg:viewBox="0 0 251 151" draw:points="251,0 0,0 0,151 251,151">
          <text:p/>
        </draw:polygon>
        <draw:line draw:style-name="gr7" draw:text-style-name="P1" draw:layer="layout" svg:x1="71.934cm" svg:y1="44.953cm" svg:x2="71.934cm" svg:y2="45.055cm">
          <text:p/>
        </draw:line>
        <draw:polyline draw:style-name="gr7" draw:text-style-name="P1" draw:layer="layout" svg:width="0.23cm" svg:height="0.102cm" svg:x="71.704cm" svg:y="44.953cm" svg:viewBox="0 0 231 103" draw:points="0,103 0,0 231,0">
          <text:p/>
        </draw:polyline>
        <draw:polyline draw:style-name="gr7" draw:text-style-name="P1" draw:layer="layout" svg:width="0.25cm" svg:height="0.11cm" svg:x="71.695cm" svg:y="44.945cm" svg:viewBox="0 0 251 111" draw:points="251,0 0,0 0,111">
          <text:p/>
        </draw:polyline>
        <draw:line draw:style-name="gr7" draw:text-style-name="P1" draw:layer="layout" svg:x1="71.945cm" svg:y1="45.055cm" svg:x2="71.945cm" svg:y2="44.945cm">
          <text:p/>
        </draw:line>
        <draw:polygon draw:style-name="gr7" draw:text-style-name="P1" draw:layer="layout" svg:width="0.129cm" svg:height="0.231cm" svg:x="79.049cm" svg:y="43.734cm" svg:viewBox="0 0 130 232" draw:points="0,0 130,0 130,232 0,232">
          <text:p/>
        </draw:polygon>
        <draw:polygon draw:style-name="gr7" draw:text-style-name="P1" draw:layer="layout" svg:width="0.15cm" svg:height="0.252cm" svg:x="79.038cm" svg:y="43.723cm" svg:viewBox="0 0 151 253" draw:points="0,0 0,253 151,253 151,0">
          <text:p/>
        </draw:polygon>
        <draw:polygon draw:style-name="gr7" draw:text-style-name="P1" draw:layer="layout" svg:width="0.129cm" svg:height="0.229cm" svg:x="79.049cm" svg:y="30.113cm" svg:viewBox="0 0 130 230" draw:points="0,0 130,0 130,230 0,230">
          <text:p/>
        </draw:polygon>
        <draw:polygon draw:style-name="gr7" draw:text-style-name="P1" draw:layer="layout" svg:width="0.15cm" svg:height="0.25cm" svg:x="79.038cm" svg:y="30.103cm" svg:viewBox="0 0 151 251" draw:points="0,0 0,251 151,251 151,0">
          <text:p/>
        </draw:polygon>
        <draw:line draw:style-name="gr7" draw:text-style-name="P1" draw:layer="layout" svg:x1="79.049cm" svg:y1="20.514cm" svg:x2="79.148cm" svg:y2="20.514cm">
          <text:p/>
        </draw:line>
        <draw:polyline draw:style-name="gr7" draw:text-style-name="P1" draw:layer="layout" svg:width="0.099cm" svg:height="0.231cm" svg:x="79.049cm" svg:y="20.514cm" svg:viewBox="0 0 100 232" draw:points="100,232 0,232 0,0">
          <text:p/>
        </draw:polyline>
        <draw:polyline draw:style-name="gr7" draw:text-style-name="P1" draw:layer="layout" svg:width="0.11cm" svg:height="0.25cm" svg:x="79.038cm" svg:y="20.506cm" svg:viewBox="0 0 111 251" draw:points="0,0 0,251 111,251">
          <text:p/>
        </draw:polyline>
        <draw:line draw:style-name="gr7" draw:text-style-name="P1" draw:layer="layout" svg:x1="79.148cm" svg:y1="20.506cm" svg:x2="79.038cm" svg:y2="20.506cm">
          <text:p/>
        </draw:line>
        <draw:line draw:style-name="gr7" draw:text-style-name="P1" draw:layer="layout" svg:x1="79.049cm" svg:y1="13.318cm" svg:x2="79.148cm" svg:y2="13.318cm">
          <text:p/>
        </draw:line>
        <draw:polyline draw:style-name="gr7" draw:text-style-name="P1" draw:layer="layout" svg:width="0.099cm" svg:height="0.228cm" svg:x="79.049cm" svg:y="13.318cm" svg:viewBox="0 0 100 229" draw:points="100,229 0,229 0,0">
          <text:p/>
        </draw:polyline>
        <draw:polyline draw:style-name="gr7" draw:text-style-name="P1" draw:layer="layout" svg:width="0.11cm" svg:height="0.25cm" svg:x="79.038cm" svg:y="13.307cm" svg:viewBox="0 0 111 251" draw:points="0,0 0,251 111,251">
          <text:p/>
        </draw:polyline>
        <draw:line draw:style-name="gr7" draw:text-style-name="P1" draw:layer="layout" svg:x1="79.148cm" svg:y1="13.307cm" svg:x2="79.038cm" svg:y2="13.307cm">
          <text:p/>
        </draw:line>
        <draw:line draw:style-name="gr7" draw:text-style-name="P1" draw:layer="layout" svg:x1="79.049cm" svg:y1="6.893cm" svg:x2="79.049cm" svg:y2="7.122cm">
          <text:p/>
        </draw:line>
        <draw:line draw:style-name="gr7" draw:text-style-name="P1" draw:layer="layout" svg:x1="79.178cm" svg:y1="6.893cm" svg:x2="79.049cm" svg:y2="6.893cm">
          <text:p/>
        </draw:line>
        <draw:line draw:style-name="gr7" draw:text-style-name="P1" draw:layer="layout" svg:x1="79.178cm" svg:y1="7.122cm" svg:x2="79.178cm" svg:y2="6.893cm">
          <text:p/>
        </draw:line>
        <draw:line draw:style-name="gr7" draw:text-style-name="P1" draw:layer="layout" svg:x1="79.049cm" svg:y1="7.122cm" svg:x2="79.178cm" svg:y2="7.122cm">
          <text:p/>
        </draw:line>
        <draw:line draw:style-name="gr7" draw:text-style-name="P1" draw:layer="layout" svg:x1="79.188cm" svg:y1="7.133cm" svg:x2="79.038cm" svg:y2="7.133cm">
          <text:p/>
        </draw:line>
        <draw:line draw:style-name="gr7" draw:text-style-name="P1" draw:layer="layout" svg:x1="79.188cm" svg:y1="6.883cm" svg:x2="79.188cm" svg:y2="7.133cm">
          <text:p/>
        </draw:line>
        <draw:line draw:style-name="gr7" draw:text-style-name="P1" draw:layer="layout" svg:x1="79.038cm" svg:y1="6.883cm" svg:x2="79.188cm" svg:y2="6.883cm">
          <text:p/>
        </draw:line>
        <draw:line draw:style-name="gr7" draw:text-style-name="P1" draw:layer="layout" svg:x1="79.038cm" svg:y1="7.133cm" svg:x2="79.038cm" svg:y2="6.883cm">
          <text:p/>
        </draw:line>
        <draw:line draw:style-name="gr7" draw:text-style-name="P1" draw:layer="layout" svg:x1="35.712cm" svg:y1="5.903cm" svg:x2="35.943cm" svg:y2="5.903cm">
          <text:p/>
        </draw:line>
        <draw:line draw:style-name="gr7" draw:text-style-name="P1" draw:layer="layout" svg:x1="35.712cm" svg:y1="5.803cm" svg:x2="35.712cm" svg:y2="5.903cm">
          <text:p/>
        </draw:line>
        <draw:line draw:style-name="gr7" draw:text-style-name="P1" draw:layer="layout" svg:x1="35.943cm" svg:y1="5.903cm" svg:x2="35.943cm" svg:y2="5.803cm">
          <text:p/>
        </draw:line>
        <draw:line draw:style-name="gr7" draw:text-style-name="P1" draw:layer="layout" svg:x1="35.953cm" svg:y1="5.803cm" svg:x2="35.953cm" svg:y2="5.913cm">
          <text:p/>
        </draw:line>
        <draw:line draw:style-name="gr7" draw:text-style-name="P1" draw:layer="layout" svg:x1="35.703cm" svg:y1="5.913cm" svg:x2="35.703cm" svg:y2="5.803cm">
          <text:p/>
        </draw:line>
        <draw:line draw:style-name="gr7" draw:text-style-name="P1" draw:layer="layout" svg:x1="35.953cm" svg:y1="5.913cm" svg:x2="35.703cm" svg:y2="5.913cm">
          <text:p/>
        </draw:line>
        <draw:line draw:style-name="gr7" draw:text-style-name="P1" draw:layer="layout" svg:x1="42.911cm" svg:y1="5.903cm" svg:x2="43.141cm" svg:y2="5.903cm">
          <text:p/>
        </draw:line>
        <draw:line draw:style-name="gr7" draw:text-style-name="P1" draw:layer="layout" svg:x1="42.911cm" svg:y1="5.774cm" svg:x2="42.911cm" svg:y2="5.903cm">
          <text:p/>
        </draw:line>
        <draw:line draw:style-name="gr7" draw:text-style-name="P1" draw:layer="layout" svg:x1="43.141cm" svg:y1="5.774cm" svg:x2="42.911cm" svg:y2="5.774cm">
          <text:p/>
        </draw:line>
        <draw:line draw:style-name="gr7" draw:text-style-name="P1" draw:layer="layout" svg:x1="43.141cm" svg:y1="5.903cm" svg:x2="43.141cm" svg:y2="5.774cm">
          <text:p/>
        </draw:line>
        <draw:line draw:style-name="gr7" draw:text-style-name="P1" draw:layer="layout" svg:x1="43.152cm" svg:y1="5.763cm" svg:x2="43.152cm" svg:y2="5.913cm">
          <text:p/>
        </draw:line>
        <draw:line draw:style-name="gr7" draw:text-style-name="P1" draw:layer="layout" svg:x1="42.902cm" svg:y1="5.763cm" svg:x2="43.152cm" svg:y2="5.763cm">
          <text:p/>
        </draw:line>
        <draw:line draw:style-name="gr7" draw:text-style-name="P1" draw:layer="layout" svg:x1="42.902cm" svg:y1="5.913cm" svg:x2="42.902cm" svg:y2="5.763cm">
          <text:p/>
        </draw:line>
        <draw:line draw:style-name="gr7" draw:text-style-name="P1" draw:layer="layout" svg:x1="43.152cm" svg:y1="5.913cm" svg:x2="42.902cm" svg:y2="5.913cm">
          <text:p/>
        </draw:line>
        <draw:line draw:style-name="gr7" draw:text-style-name="P1" draw:layer="layout" svg:x1="64.507cm" svg:y1="5.903cm" svg:x2="64.736cm" svg:y2="5.903cm">
          <text:p/>
        </draw:line>
        <draw:line draw:style-name="gr7" draw:text-style-name="P1" draw:layer="layout" svg:x1="64.507cm" svg:y1="5.774cm" svg:x2="64.507cm" svg:y2="5.903cm">
          <text:p/>
        </draw:line>
        <draw:line draw:style-name="gr7" draw:text-style-name="P1" draw:layer="layout" svg:x1="64.736cm" svg:y1="5.774cm" svg:x2="64.507cm" svg:y2="5.774cm">
          <text:p/>
        </draw:line>
        <draw:line draw:style-name="gr7" draw:text-style-name="P1" draw:layer="layout" svg:x1="64.736cm" svg:y1="5.903cm" svg:x2="64.736cm" svg:y2="5.774cm">
          <text:p/>
        </draw:line>
        <draw:line draw:style-name="gr7" draw:text-style-name="P1" draw:layer="layout" svg:x1="64.746cm" svg:y1="5.763cm" svg:x2="64.746cm" svg:y2="5.913cm">
          <text:p/>
        </draw:line>
        <draw:line draw:style-name="gr7" draw:text-style-name="P1" draw:layer="layout" svg:x1="64.496cm" svg:y1="5.763cm" svg:x2="64.746cm" svg:y2="5.763cm">
          <text:p/>
        </draw:line>
        <draw:line draw:style-name="gr7" draw:text-style-name="P1" draw:layer="layout" svg:x1="64.496cm" svg:y1="5.913cm" svg:x2="64.496cm" svg:y2="5.763cm">
          <text:p/>
        </draw:line>
        <draw:line draw:style-name="gr7" draw:text-style-name="P1" draw:layer="layout" svg:x1="64.746cm" svg:y1="5.913cm" svg:x2="64.496cm" svg:y2="5.913cm">
          <text:p/>
        </draw:line>
        <draw:line draw:style-name="gr7" draw:text-style-name="P1" draw:layer="layout" svg:x1="21.316cm" svg:y1="5.903cm" svg:x2="21.547cm" svg:y2="5.903cm">
          <text:p/>
        </draw:line>
        <draw:line draw:style-name="gr7" draw:text-style-name="P1" draw:layer="layout" svg:x1="21.316cm" svg:y1="5.774cm" svg:x2="21.316cm" svg:y2="5.903cm">
          <text:p/>
        </draw:line>
        <draw:line draw:style-name="gr7" draw:text-style-name="P1" draw:layer="layout" svg:x1="21.547cm" svg:y1="5.774cm" svg:x2="21.316cm" svg:y2="5.774cm">
          <text:p/>
        </draw:line>
        <draw:line draw:style-name="gr7" draw:text-style-name="P1" draw:layer="layout" svg:x1="21.547cm" svg:y1="5.903cm" svg:x2="21.547cm" svg:y2="5.774cm">
          <text:p/>
        </draw:line>
        <draw:line draw:style-name="gr7" draw:text-style-name="P1" draw:layer="layout" svg:x1="21.556cm" svg:y1="5.763cm" svg:x2="21.556cm" svg:y2="5.913cm">
          <text:p/>
        </draw:line>
        <draw:line draw:style-name="gr7" draw:text-style-name="P1" draw:layer="layout" svg:x1="21.306cm" svg:y1="5.763cm" svg:x2="21.556cm" svg:y2="5.763cm">
          <text:p/>
        </draw:line>
        <draw:line draw:style-name="gr7" draw:text-style-name="P1" draw:layer="layout" svg:x1="21.306cm" svg:y1="5.913cm" svg:x2="21.306cm" svg:y2="5.763cm">
          <text:p/>
        </draw:line>
        <draw:line draw:style-name="gr7" draw:text-style-name="P1" draw:layer="layout" svg:x1="21.556cm" svg:y1="5.913cm" svg:x2="21.306cm" svg:y2="5.913cm">
          <text:p/>
        </draw:line>
        <draw:line draw:style-name="gr7" draw:text-style-name="P1" draw:layer="layout" svg:x1="14.118cm" svg:y1="5.903cm" svg:x2="14.348cm" svg:y2="5.903cm">
          <text:p/>
        </draw:line>
        <draw:line draw:style-name="gr7" draw:text-style-name="P1" draw:layer="layout" svg:x1="14.118cm" svg:y1="5.774cm" svg:x2="14.118cm" svg:y2="5.903cm">
          <text:p/>
        </draw:line>
        <draw:line draw:style-name="gr7" draw:text-style-name="P1" draw:layer="layout" svg:x1="14.348cm" svg:y1="5.774cm" svg:x2="14.118cm" svg:y2="5.774cm">
          <text:p/>
        </draw:line>
        <draw:line draw:style-name="gr7" draw:text-style-name="P1" draw:layer="layout" svg:x1="14.348cm" svg:y1="5.903cm" svg:x2="14.348cm" svg:y2="5.774cm">
          <text:p/>
        </draw:line>
        <draw:line draw:style-name="gr7" draw:text-style-name="P1" draw:layer="layout" svg:x1="14.359cm" svg:y1="5.763cm" svg:x2="14.359cm" svg:y2="5.913cm">
          <text:p/>
        </draw:line>
        <draw:line draw:style-name="gr7" draw:text-style-name="P1" draw:layer="layout" svg:x1="14.107cm" svg:y1="5.763cm" svg:x2="14.359cm" svg:y2="5.763cm">
          <text:p/>
        </draw:line>
        <draw:line draw:style-name="gr7" draw:text-style-name="P1" draw:layer="layout" svg:x1="14.107cm" svg:y1="5.913cm" svg:x2="14.107cm" svg:y2="5.763cm">
          <text:p/>
        </draw:line>
        <draw:line draw:style-name="gr7" draw:text-style-name="P1" draw:layer="layout" svg:x1="14.359cm" svg:y1="5.913cm" svg:x2="14.107cm" svg:y2="5.913cm">
          <text:p/>
        </draw:line>
        <draw:line draw:style-name="gr6" draw:text-style-name="P1" draw:layer="layout" svg:x1="25.031cm" svg:y1="23.924cm" svg:x2="25.031cm" svg:y2="21.35cm">
          <text:p/>
        </draw:line>
        <draw:line draw:style-name="gr6" draw:text-style-name="P1" draw:layer="layout" svg:x1="24.97cm" svg:y1="23.975cm" svg:x2="24.97cm" svg:y2="23.96cm">
          <text:p/>
        </draw:line>
        <draw:line draw:style-name="gr6" draw:text-style-name="P1" draw:layer="layout" svg:x1="25.09cm" svg:y1="23.975cm" svg:x2="24.97cm" svg:y2="23.975cm">
          <text:p/>
        </draw:line>
        <draw:line draw:style-name="gr6" draw:text-style-name="P1" draw:layer="layout" svg:x1="25.09cm" svg:y1="23.96cm" svg:x2="25.09cm" svg:y2="23.975cm">
          <text:p/>
        </draw:line>
        <draw:line draw:style-name="gr6" draw:text-style-name="P1" draw:layer="layout" svg:x1="24.97cm" svg:y1="21.3cm" svg:x2="24.97cm" svg:y2="21.314cm">
          <text:p/>
        </draw:line>
        <draw:line draw:style-name="gr6" draw:text-style-name="P1" draw:layer="layout" svg:x1="25.09cm" svg:y1="21.3cm" svg:x2="24.97cm" svg:y2="21.3cm">
          <text:p/>
        </draw:line>
        <draw:line draw:style-name="gr6" draw:text-style-name="P1" draw:layer="layout" svg:x1="25.09cm" svg:y1="21.314cm" svg:x2="25.09cm" svg:y2="21.3cm">
          <text:p/>
        </draw:line>
        <draw:polyline draw:style-name="gr6" draw:text-style-name="P1" draw:layer="layout" svg:width="0.12cm" svg:height="0.036cm" svg:x="24.97cm" svg:y="23.924cm" svg:viewBox="0 0 121 37" draw:points="121,0 0,0 0,37">
          <text:p/>
        </draw:polyline>
        <draw:line draw:style-name="gr6" draw:text-style-name="P1" draw:layer="layout" svg:x1="25.09cm" svg:y1="23.96cm" svg:x2="25.09cm" svg:y2="23.924cm">
          <text:p/>
        </draw:line>
        <draw:line draw:style-name="gr6" draw:text-style-name="P1" draw:layer="layout" svg:x1="25.09cm" svg:y1="21.35cm" svg:x2="25.09cm" svg:y2="21.314cm">
          <text:p/>
        </draw:line>
        <draw:polyline draw:style-name="gr6" draw:text-style-name="P1" draw:layer="layout" svg:width="0.12cm" svg:height="0.036cm" svg:x="24.97cm" svg:y="21.314cm" svg:viewBox="0 0 121 37" draw:points="0,0 0,37 121,37">
          <text:p/>
        </draw:polyline>
        <draw:line draw:style-name="gr6" draw:text-style-name="P1" draw:layer="layout" svg:x1="24.97cm" svg:y1="21.35cm" svg:x2="24.97cm" svg:y2="23.924cm">
          <text:p/>
        </draw:line>
        <draw:line draw:style-name="gr6" draw:text-style-name="P1" draw:layer="layout" svg:x1="25.09cm" svg:y1="23.924cm" svg:x2="25.09cm" svg:y2="21.35cm">
          <text:p/>
        </draw:line>
        <draw:line draw:style-name="gr6" draw:text-style-name="P1" draw:layer="layout" svg:x1="71.242cm" svg:y1="16.791cm" svg:x2="71.242cm" svg:y2="16.67cm">
          <text:p/>
        </draw:line>
        <draw:line draw:style-name="gr6" draw:text-style-name="P1" draw:layer="layout" svg:x1="73.452cm" svg:y1="16.791cm" svg:x2="73.452cm" svg:y2="16.67cm">
          <text:p/>
        </draw:line>
        <draw:line draw:style-name="gr6" draw:text-style-name="P1" draw:layer="layout" svg:x1="71.253cm" svg:y1="16.67cm" svg:x2="71.242cm" svg:y2="16.67cm">
          <text:p/>
        </draw:line>
        <draw:line draw:style-name="gr6" draw:text-style-name="P1" draw:layer="layout" svg:x1="71.253cm" svg:y1="16.791cm" svg:x2="71.242cm" svg:y2="16.791cm">
          <text:p/>
        </draw:line>
        <draw:line draw:style-name="gr6" draw:text-style-name="P1" draw:layer="layout" svg:x1="73.444cm" svg:y1="16.67cm" svg:x2="73.452cm" svg:y2="16.67cm">
          <text:p/>
        </draw:line>
        <draw:line draw:style-name="gr6" draw:text-style-name="P1" draw:layer="layout" svg:x1="73.444cm" svg:y1="16.791cm" svg:x2="73.452cm" svg:y2="16.791cm">
          <text:p/>
        </draw:line>
        <draw:polyline draw:style-name="gr6" draw:text-style-name="P1" draw:layer="layout" svg:width="0.051cm" svg:height="0.121cm" svg:x="71.253cm" svg:y="16.67cm" svg:viewBox="0 0 52 122" draw:points="52,122 52,0 0,0">
          <text:p/>
        </draw:polyline>
        <draw:line draw:style-name="gr6" draw:text-style-name="P1" draw:layer="layout" svg:x1="71.253cm" svg:y1="16.791cm" svg:x2="71.304cm" svg:y2="16.791cm">
          <text:p/>
        </draw:line>
        <draw:polyline draw:style-name="gr6" draw:text-style-name="P1" draw:layer="layout" svg:width="0.051cm" svg:height="0.121cm" svg:x="73.393cm" svg:y="16.67cm" svg:viewBox="0 0 52 122" draw:points="52,0 0,0 0,122 52,122">
          <text:p/>
        </draw:polyline>
        <draw:line draw:style-name="gr6" draw:text-style-name="P1" draw:layer="layout" svg:x1="73.394cm" svg:y1="16.671cm" svg:x2="72.489cm" svg:y2="16.148cm">
          <text:p/>
        </draw:line>
        <draw:line draw:style-name="gr6" draw:text-style-name="P1" draw:layer="layout" svg:x1="71.304cm" svg:y1="16.671cm" svg:x2="72.208cm" svg:y2="16.148cm">
          <text:p/>
        </draw:line>
        <draw:path draw:style-name="gr6" draw:text-style-name="P1" draw:layer="layout" svg:width="0.142cm" svg:height="0.522cm" svg:x="72.347cm" svg:y="16.148cm" svg:viewBox="0 0 143 523" svg:d="M0 523c0-182 49-365 143-523">
          <text:p/>
        </draw:path>
        <draw:path draw:style-name="gr6" draw:text-style-name="P1" draw:layer="layout" svg:width="0.14cm" svg:height="0.522cm" svg:x="72.207cm" svg:y="16.148cm" svg:viewBox="0 0 141 523" svg:d="M0 0c95 158 141 341 141 523">
          <text:p/>
        </draw:path>
        <draw:line draw:style-name="gr6" draw:text-style-name="P1" draw:layer="layout" svg:x1="71.244cm" svg:y1="34.067cm" svg:x2="71.244cm" svg:y2="34.186cm">
          <text:p/>
        </draw:line>
        <draw:line draw:style-name="gr6" draw:text-style-name="P1" draw:layer="layout" svg:x1="73.454cm" svg:y1="34.067cm" svg:x2="73.454cm" svg:y2="34.186cm">
          <text:p/>
        </draw:line>
        <draw:line draw:style-name="gr6" draw:text-style-name="P1" draw:layer="layout" svg:x1="71.253cm" svg:y1="34.186cm" svg:x2="71.244cm" svg:y2="34.186cm">
          <text:p/>
        </draw:line>
        <draw:line draw:style-name="gr6" draw:text-style-name="P1" draw:layer="layout" svg:x1="71.253cm" svg:y1="34.067cm" svg:x2="71.244cm" svg:y2="34.067cm">
          <text:p/>
        </draw:line>
        <draw:line draw:style-name="gr6" draw:text-style-name="P1" draw:layer="layout" svg:x1="73.444cm" svg:y1="34.186cm" svg:x2="73.454cm" svg:y2="34.186cm">
          <text:p/>
        </draw:line>
        <draw:line draw:style-name="gr6" draw:text-style-name="P1" draw:layer="layout" svg:x1="73.444cm" svg:y1="34.067cm" svg:x2="73.454cm" svg:y2="34.067cm">
          <text:p/>
        </draw:line>
        <draw:line draw:style-name="gr6" draw:text-style-name="P1" draw:layer="layout" svg:x1="71.253cm" svg:y1="34.067cm" svg:x2="71.304cm" svg:y2="34.067cm">
          <text:p/>
        </draw:line>
        <draw:line draw:style-name="gr6" draw:text-style-name="P1" draw:layer="layout" svg:x1="71.304cm" svg:y1="34.186cm" svg:x2="71.253cm" svg:y2="34.186cm">
          <text:p/>
        </draw:line>
        <draw:line draw:style-name="gr6" draw:text-style-name="P1" draw:layer="layout" svg:x1="71.304cm" svg:y1="34.067cm" svg:x2="71.304cm" svg:y2="34.186cm">
          <text:p/>
        </draw:line>
        <draw:line draw:style-name="gr6" draw:text-style-name="P1" draw:layer="layout" svg:x1="73.393cm" svg:y1="34.067cm" svg:x2="73.444cm" svg:y2="34.067cm">
          <text:p/>
        </draw:line>
        <draw:line draw:style-name="gr6" draw:text-style-name="P1" draw:layer="layout" svg:x1="73.393cm" svg:y1="34.186cm" svg:x2="73.393cm" svg:y2="34.067cm">
          <text:p/>
        </draw:line>
        <draw:polyline draw:style-name="gr6" draw:text-style-name="P1" draw:layer="layout" svg:width="0.955cm" svg:height="0.523cm" svg:x="72.489cm" svg:y="34.186cm" svg:viewBox="0 0 956 524" draw:points="956,0 905,0 0,524">
          <text:p/>
        </draw:polyline>
        <draw:line draw:style-name="gr6" draw:text-style-name="P1" draw:layer="layout" svg:x1="71.304cm" svg:y1="34.186cm" svg:x2="72.211cm" svg:y2="34.71cm">
          <text:p/>
        </draw:line>
        <draw:path draw:style-name="gr6" draw:text-style-name="P1" draw:layer="layout" svg:width="0.279cm" svg:height="0.523cm" svg:x="72.21cm" svg:y="34.186cm" svg:viewBox="0 0 280 524" svg:d="M280 524c-94-159-141-339-141-524 0 185-48 365-139 524">
          <text:p/>
        </draw:path>
        <draw:line draw:style-name="gr6" draw:text-style-name="P1" draw:layer="layout" svg:x1="20.406cm" svg:y1="16.791cm" svg:x2="20.406cm" svg:y2="16.67cm">
          <text:p/>
        </draw:line>
        <draw:line draw:style-name="gr6" draw:text-style-name="P1" draw:layer="layout" svg:x1="18.196cm" svg:y1="16.791cm" svg:x2="18.196cm" svg:y2="16.67cm">
          <text:p/>
        </draw:line>
        <draw:line draw:style-name="gr6" draw:text-style-name="P1" draw:layer="layout" svg:x1="20.396cm" svg:y1="16.67cm" svg:x2="20.406cm" svg:y2="16.67cm">
          <text:p/>
        </draw:line>
        <draw:line draw:style-name="gr6" draw:text-style-name="P1" draw:layer="layout" svg:x1="20.396cm" svg:y1="16.791cm" svg:x2="20.406cm" svg:y2="16.791cm">
          <text:p/>
        </draw:line>
        <draw:line draw:style-name="gr6" draw:text-style-name="P1" draw:layer="layout" svg:x1="18.207cm" svg:y1="16.67cm" svg:x2="18.196cm" svg:y2="16.67cm">
          <text:p/>
        </draw:line>
        <draw:line draw:style-name="gr6" draw:text-style-name="P1" draw:layer="layout" svg:x1="18.207cm" svg:y1="16.791cm" svg:x2="18.196cm" svg:y2="16.791cm">
          <text:p/>
        </draw:line>
        <draw:line draw:style-name="gr6" draw:text-style-name="P1" draw:layer="layout" svg:x1="20.396cm" svg:y1="16.791cm" svg:x2="20.347cm" svg:y2="16.791cm">
          <text:p/>
        </draw:line>
        <draw:line draw:style-name="gr6" draw:text-style-name="P1" draw:layer="layout" svg:x1="20.347cm" svg:y1="16.67cm" svg:x2="20.396cm" svg:y2="16.67cm">
          <text:p/>
        </draw:line>
        <draw:line draw:style-name="gr6" draw:text-style-name="P1" draw:layer="layout" svg:x1="20.347cm" svg:y1="16.791cm" svg:x2="20.347cm" svg:y2="16.67cm">
          <text:p/>
        </draw:line>
        <draw:line draw:style-name="gr6" draw:text-style-name="P1" draw:layer="layout" svg:x1="18.256cm" svg:y1="16.791cm" svg:x2="18.207cm" svg:y2="16.791cm">
          <text:p/>
        </draw:line>
        <draw:line draw:style-name="gr6" draw:text-style-name="P1" draw:layer="layout" svg:x1="18.256cm" svg:y1="16.67cm" svg:x2="18.256cm" svg:y2="16.791cm">
          <text:p/>
        </draw:line>
        <draw:polyline draw:style-name="gr6" draw:text-style-name="P1" draw:layer="layout" svg:width="0.955cm" svg:height="0.522cm" svg:x="18.207cm" svg:y="16.148cm" svg:viewBox="0 0 956 523" draw:points="0,523 49,523 956,0">
          <text:p/>
        </draw:polyline>
        <draw:line draw:style-name="gr6" draw:text-style-name="P1" draw:layer="layout" svg:x1="20.348cm" svg:y1="16.671cm" svg:x2="19.441cm" svg:y2="16.148cm">
          <text:p/>
        </draw:line>
        <draw:path draw:style-name="gr6" draw:text-style-name="P1" draw:layer="layout" svg:width="0.279cm" svg:height="0.522cm" svg:x="19.162cm" svg:y="16.148cm" svg:viewBox="0 0 280 523" svg:d="M0 0c91 158 139 341 139 523 0-182 49-365 141-523">
          <text:p/>
        </draw:path>
        <draw:line draw:style-name="gr6" draw:text-style-name="P1" draw:layer="layout" svg:x1="32.228cm" svg:y1="29.508cm" svg:x2="32.228cm" svg:y2="26.934cm">
          <text:p/>
        </draw:line>
        <draw:line draw:style-name="gr6" draw:text-style-name="P1" draw:layer="layout" svg:x1="32.169cm" svg:y1="29.559cm" svg:x2="32.169cm" svg:y2="29.544cm">
          <text:p/>
        </draw:line>
        <draw:line draw:style-name="gr6" draw:text-style-name="P1" draw:layer="layout" svg:x1="32.289cm" svg:y1="29.559cm" svg:x2="32.169cm" svg:y2="29.559cm">
          <text:p/>
        </draw:line>
        <draw:line draw:style-name="gr6" draw:text-style-name="P1" draw:layer="layout" svg:x1="32.289cm" svg:y1="29.544cm" svg:x2="32.289cm" svg:y2="29.559cm">
          <text:p/>
        </draw:line>
        <draw:line draw:style-name="gr6" draw:text-style-name="P1" draw:layer="layout" svg:x1="32.169cm" svg:y1="26.883cm" svg:x2="32.169cm" svg:y2="26.898cm">
          <text:p/>
        </draw:line>
        <draw:line draw:style-name="gr6" draw:text-style-name="P1" draw:layer="layout" svg:x1="32.289cm" svg:y1="26.883cm" svg:x2="32.169cm" svg:y2="26.883cm">
          <text:p/>
        </draw:line>
        <draw:line draw:style-name="gr6" draw:text-style-name="P1" draw:layer="layout" svg:x1="32.289cm" svg:y1="26.898cm" svg:x2="32.289cm" svg:y2="26.883cm">
          <text:p/>
        </draw:line>
        <draw:polyline draw:style-name="gr6" draw:text-style-name="P1" draw:layer="layout" svg:width="0.12cm" svg:height="0.036cm" svg:x="32.169cm" svg:y="29.508cm" svg:viewBox="0 0 121 37" draw:points="121,0 0,0 0,37">
          <text:p/>
        </draw:polyline>
        <draw:line draw:style-name="gr6" draw:text-style-name="P1" draw:layer="layout" svg:x1="32.289cm" svg:y1="29.544cm" svg:x2="32.289cm" svg:y2="29.508cm">
          <text:p/>
        </draw:line>
        <draw:line draw:style-name="gr6" draw:text-style-name="P1" draw:layer="layout" svg:x1="32.289cm" svg:y1="26.934cm" svg:x2="32.289cm" svg:y2="26.898cm">
          <text:p/>
        </draw:line>
        <draw:polyline draw:style-name="gr6" draw:text-style-name="P1" draw:layer="layout" svg:width="0.12cm" svg:height="0.036cm" svg:x="32.169cm" svg:y="26.898cm" svg:viewBox="0 0 121 37" draw:points="0,0 0,37 121,37">
          <text:p/>
        </draw:polyline>
        <draw:line draw:style-name="gr6" draw:text-style-name="P1" draw:layer="layout" svg:x1="32.169cm" svg:y1="26.934cm" svg:x2="32.169cm" svg:y2="29.508cm">
          <text:p/>
        </draw:line>
        <draw:line draw:style-name="gr6" draw:text-style-name="P1" draw:layer="layout" svg:x1="32.289cm" svg:y1="29.508cm" svg:x2="32.289cm" svg:y2="26.934cm">
          <text:p/>
        </draw:line>
        <draw:line draw:style-name="gr6" draw:text-style-name="P1" draw:layer="layout" svg:x1="18.982cm" svg:y1="9.592cm" svg:x2="18.982cm" svg:y2="9.472cm">
          <text:p/>
        </draw:line>
        <draw:line draw:style-name="gr6" draw:text-style-name="P1" draw:layer="layout" svg:x1="18.954cm" svg:y1="9.533cm" svg:x2="17.796cm" svg:y2="9.533cm">
          <text:p/>
        </draw:line>
        <draw:polyline draw:style-name="gr6" draw:text-style-name="P1" draw:layer="layout" svg:width="1.213cm" svg:height="0.12cm" svg:x="17.769cm" svg:y="9.472cm" svg:viewBox="0 0 1214 121" draw:points="0,121 0,0 1214,0">
          <text:p/>
        </draw:polyline>
        <draw:line draw:style-name="gr6" draw:text-style-name="P1" draw:layer="layout" svg:x1="18.982cm" svg:y1="9.592cm" svg:x2="17.769cm" svg:y2="9.592cm">
          <text:p/>
        </draw:line>
        <draw:line draw:style-name="gr6" draw:text-style-name="P1" draw:layer="layout" svg:x1="18.954cm" svg:y1="9.472cm" svg:x2="17.796cm" svg:y2="9.472cm">
          <text:p/>
        </draw:line>
        <draw:line draw:style-name="gr6" draw:text-style-name="P1" draw:layer="layout" svg:x1="17.796cm" svg:y1="9.592cm" svg:x2="18.954cm" svg:y2="9.592cm">
          <text:p/>
        </draw:line>
        <draw:line draw:style-name="gr6" draw:text-style-name="P1" draw:layer="layout" svg:x1="17.796cm" svg:y1="9.592cm" svg:x2="17.769cm" svg:y2="9.592cm">
          <text:p/>
        </draw:line>
        <draw:line draw:style-name="gr6" draw:text-style-name="P1" draw:layer="layout" svg:x1="17.796cm" svg:y1="9.472cm" svg:x2="17.796cm" svg:y2="9.592cm">
          <text:p/>
        </draw:line>
        <draw:line draw:style-name="gr6" draw:text-style-name="P1" draw:layer="layout" svg:x1="17.769cm" svg:y1="9.472cm" svg:x2="17.796cm" svg:y2="9.472cm">
          <text:p/>
        </draw:line>
        <draw:line draw:style-name="gr6" draw:text-style-name="P1" draw:layer="layout" svg:x1="18.954cm" svg:y1="9.592cm" svg:x2="18.954cm" svg:y2="9.472cm">
          <text:p/>
        </draw:line>
        <draw:line draw:style-name="gr6" draw:text-style-name="P1" draw:layer="layout" svg:x1="18.982cm" svg:y1="9.592cm" svg:x2="18.954cm" svg:y2="9.592cm">
          <text:p/>
        </draw:line>
        <draw:line draw:style-name="gr6" draw:text-style-name="P1" draw:layer="layout" svg:x1="18.954cm" svg:y1="9.472cm" svg:x2="18.982cm" svg:y2="9.472cm">
          <text:p/>
        </draw:line>
        <draw:line draw:style-name="gr6" draw:text-style-name="P1" draw:layer="layout" svg:x1="17.739cm" svg:y1="9.592cm" svg:x2="16.81cm" svg:y2="9.592cm">
          <text:p/>
        </draw:line>
        <draw:line draw:style-name="gr6" draw:text-style-name="P1" draw:layer="layout" svg:x1="17.739cm" svg:y1="9.472cm" svg:x2="17.739cm" svg:y2="9.592cm">
          <text:p/>
        </draw:line>
        <draw:line draw:style-name="gr6" draw:text-style-name="P1" draw:layer="layout" svg:x1="16.81cm" svg:y1="9.472cm" svg:x2="17.739cm" svg:y2="9.472cm">
          <text:p/>
        </draw:line>
        <draw:line draw:style-name="gr6" draw:text-style-name="P1" draw:layer="layout" svg:x1="16.81cm" svg:y1="9.592cm" svg:x2="16.81cm" svg:y2="9.472cm">
          <text:p/>
        </draw:line>
        <draw:line draw:style-name="gr6" draw:text-style-name="P1" draw:layer="layout" svg:x1="16.81cm" svg:y1="9.592cm" svg:x2="16.783cm" svg:y2="9.592cm">
          <text:p/>
        </draw:line>
        <draw:line draw:style-name="gr6" draw:text-style-name="P1" draw:layer="layout" svg:x1="16.81cm" svg:y1="9.472cm" svg:x2="16.81cm" svg:y2="9.592cm">
          <text:p/>
        </draw:line>
        <draw:line draw:style-name="gr6" draw:text-style-name="P1" draw:layer="layout" svg:x1="16.783cm" svg:y1="9.472cm" svg:x2="16.81cm" svg:y2="9.472cm">
          <text:p/>
        </draw:line>
        <draw:line draw:style-name="gr6" draw:text-style-name="P1" draw:layer="layout" svg:x1="17.739cm" svg:y1="9.592cm" svg:x2="17.739cm" svg:y2="9.472cm">
          <text:p/>
        </draw:line>
        <draw:line draw:style-name="gr6" draw:text-style-name="P1" draw:layer="layout" svg:x1="17.769cm" svg:y1="9.592cm" svg:x2="17.739cm" svg:y2="9.592cm">
          <text:p/>
        </draw:line>
        <draw:line draw:style-name="gr6" draw:text-style-name="P1" draw:layer="layout" svg:x1="17.739cm" svg:y1="9.472cm" svg:x2="17.769cm" svg:y2="9.472cm">
          <text:p/>
        </draw:line>
        <draw:line draw:style-name="gr6" draw:text-style-name="P1" draw:layer="layout" svg:x1="16.81cm" svg:y1="9.472cm" svg:x2="16.81cm" svg:y2="8.566cm">
          <text:p/>
        </draw:line>
        <draw:line draw:style-name="gr6" draw:text-style-name="P1" draw:layer="layout" svg:x1="16.783cm" svg:y1="9.472cm" svg:x2="16.783cm" svg:y2="9.592cm">
          <text:p/>
        </draw:line>
        <draw:line draw:style-name="gr6" draw:text-style-name="P1" draw:layer="layout" svg:x1="17.769cm" svg:y1="9.472cm" svg:x2="17.769cm" svg:y2="9.592cm">
          <text:p/>
        </draw:line>
        <draw:path draw:style-name="gr6" draw:text-style-name="P1" draw:layer="layout" svg:width="0.908cm" svg:height="0.906cm" svg:x="16.81cm" svg:y="8.566cm" svg:viewBox="0 0 909 907" svg:d="M0 0c502 0 909 407 909 907">
          <text:p/>
        </draw:path>
        <draw:line draw:style-name="gr6" draw:text-style-name="P1" draw:layer="layout" svg:x1="21.382cm" svg:y1="9.592cm" svg:x2="21.382cm" svg:y2="9.472cm">
          <text:p/>
        </draw:line>
        <draw:line draw:style-name="gr6" draw:text-style-name="P1" draw:layer="layout" svg:x1="21.352cm" svg:y1="9.533cm" svg:x2="20.195cm" svg:y2="9.533cm">
          <text:p/>
        </draw:line>
        <draw:polyline draw:style-name="gr6" draw:text-style-name="P1" draw:layer="layout" svg:width="1.215cm" svg:height="0.12cm" svg:x="20.167cm" svg:y="9.472cm" svg:viewBox="0 0 1216 121" draw:points="0,121 0,0 1216,0">
          <text:p/>
        </draw:polyline>
        <draw:line draw:style-name="gr6" draw:text-style-name="P1" draw:layer="layout" svg:x1="21.382cm" svg:y1="9.592cm" svg:x2="20.167cm" svg:y2="9.592cm">
          <text:p/>
        </draw:line>
        <draw:line draw:style-name="gr6" draw:text-style-name="P1" draw:layer="layout" svg:x1="21.352cm" svg:y1="9.472cm" svg:x2="20.195cm" svg:y2="9.472cm">
          <text:p/>
        </draw:line>
        <draw:line draw:style-name="gr6" draw:text-style-name="P1" draw:layer="layout" svg:x1="20.195cm" svg:y1="9.592cm" svg:x2="21.352cm" svg:y2="9.592cm">
          <text:p/>
        </draw:line>
        <draw:line draw:style-name="gr6" draw:text-style-name="P1" draw:layer="layout" svg:x1="20.195cm" svg:y1="9.592cm" svg:x2="20.167cm" svg:y2="9.592cm">
          <text:p/>
        </draw:line>
        <draw:line draw:style-name="gr6" draw:text-style-name="P1" draw:layer="layout" svg:x1="20.195cm" svg:y1="9.472cm" svg:x2="20.195cm" svg:y2="9.592cm">
          <text:p/>
        </draw:line>
        <draw:line draw:style-name="gr6" draw:text-style-name="P1" draw:layer="layout" svg:x1="20.167cm" svg:y1="9.472cm" svg:x2="20.195cm" svg:y2="9.472cm">
          <text:p/>
        </draw:line>
        <draw:line draw:style-name="gr6" draw:text-style-name="P1" draw:layer="layout" svg:x1="21.352cm" svg:y1="9.592cm" svg:x2="21.352cm" svg:y2="9.472cm">
          <text:p/>
        </draw:line>
        <draw:line draw:style-name="gr6" draw:text-style-name="P1" draw:layer="layout" svg:x1="21.382cm" svg:y1="9.592cm" svg:x2="21.352cm" svg:y2="9.592cm">
          <text:p/>
        </draw:line>
        <draw:line draw:style-name="gr6" draw:text-style-name="P1" draw:layer="layout" svg:x1="21.352cm" svg:y1="9.472cm" svg:x2="21.382cm" svg:y2="9.472cm">
          <text:p/>
        </draw:line>
        <draw:line draw:style-name="gr6" draw:text-style-name="P1" draw:layer="layout" svg:x1="20.14cm" svg:y1="9.592cm" svg:x2="19.21cm" svg:y2="9.592cm">
          <text:p/>
        </draw:line>
        <draw:line draw:style-name="gr6" draw:text-style-name="P1" draw:layer="layout" svg:x1="20.14cm" svg:y1="9.472cm" svg:x2="20.14cm" svg:y2="9.592cm">
          <text:p/>
        </draw:line>
        <draw:line draw:style-name="gr6" draw:text-style-name="P1" draw:layer="layout" svg:x1="19.21cm" svg:y1="9.472cm" svg:x2="20.14cm" svg:y2="9.472cm">
          <text:p/>
        </draw:line>
        <draw:line draw:style-name="gr6" draw:text-style-name="P1" draw:layer="layout" svg:x1="19.21cm" svg:y1="9.592cm" svg:x2="19.21cm" svg:y2="9.472cm">
          <text:p/>
        </draw:line>
        <draw:line draw:style-name="gr6" draw:text-style-name="P1" draw:layer="layout" svg:x1="19.21cm" svg:y1="9.592cm" svg:x2="19.183cm" svg:y2="9.592cm">
          <text:p/>
        </draw:line>
        <draw:line draw:style-name="gr6" draw:text-style-name="P1" draw:layer="layout" svg:x1="19.21cm" svg:y1="9.472cm" svg:x2="19.21cm" svg:y2="9.592cm">
          <text:p/>
        </draw:line>
        <draw:line draw:style-name="gr6" draw:text-style-name="P1" draw:layer="layout" svg:x1="19.183cm" svg:y1="9.472cm" svg:x2="19.21cm" svg:y2="9.472cm">
          <text:p/>
        </draw:line>
        <draw:line draw:style-name="gr6" draw:text-style-name="P1" draw:layer="layout" svg:x1="20.14cm" svg:y1="9.592cm" svg:x2="20.14cm" svg:y2="9.472cm">
          <text:p/>
        </draw:line>
        <draw:line draw:style-name="gr6" draw:text-style-name="P1" draw:layer="layout" svg:x1="20.167cm" svg:y1="9.592cm" svg:x2="20.14cm" svg:y2="9.592cm">
          <text:p/>
        </draw:line>
        <draw:line draw:style-name="gr6" draw:text-style-name="P1" draw:layer="layout" svg:x1="20.14cm" svg:y1="9.472cm" svg:x2="20.167cm" svg:y2="9.472cm">
          <text:p/>
        </draw:line>
        <draw:line draw:style-name="gr6" draw:text-style-name="P1" draw:layer="layout" svg:x1="19.21cm" svg:y1="9.472cm" svg:x2="19.21cm" svg:y2="8.566cm">
          <text:p/>
        </draw:line>
        <draw:line draw:style-name="gr6" draw:text-style-name="P1" draw:layer="layout" svg:x1="19.183cm" svg:y1="9.472cm" svg:x2="19.183cm" svg:y2="9.592cm">
          <text:p/>
        </draw:line>
        <draw:line draw:style-name="gr6" draw:text-style-name="P1" draw:layer="layout" svg:x1="20.167cm" svg:y1="9.472cm" svg:x2="20.167cm" svg:y2="9.592cm">
          <text:p/>
        </draw:line>
        <draw:path draw:style-name="gr6" draw:text-style-name="P1" draw:layer="layout" svg:width="0.908cm" svg:height="0.906cm" svg:x="19.21cm" svg:y="8.566cm" svg:viewBox="0 0 909 907" svg:d="M0 0c503 0 909 407 909 907">
          <text:p/>
        </draw:path>
        <draw:line draw:style-name="gr6" draw:text-style-name="P1" draw:layer="layout" svg:x1="23.78cm" svg:y1="9.592cm" svg:x2="23.78cm" svg:y2="9.472cm">
          <text:p/>
        </draw:line>
        <draw:line draw:style-name="gr6" draw:text-style-name="P1" draw:layer="layout" svg:x1="23.753cm" svg:y1="9.533cm" svg:x2="22.595cm" svg:y2="9.533cm">
          <text:p/>
        </draw:line>
        <draw:polyline draw:style-name="gr6" draw:text-style-name="P1" draw:layer="layout" svg:width="1.213cm" svg:height="0.12cm" svg:x="22.567cm" svg:y="9.472cm" svg:viewBox="0 0 1214 121" draw:points="0,121 0,0 1214,0">
          <text:p/>
        </draw:polyline>
        <draw:line draw:style-name="gr6" draw:text-style-name="P1" draw:layer="layout" svg:x1="23.78cm" svg:y1="9.592cm" svg:x2="22.567cm" svg:y2="9.592cm">
          <text:p/>
        </draw:line>
        <draw:line draw:style-name="gr6" draw:text-style-name="P1" draw:layer="layout" svg:x1="23.753cm" svg:y1="9.472cm" svg:x2="22.595cm" svg:y2="9.472cm">
          <text:p/>
        </draw:line>
        <draw:line draw:style-name="gr6" draw:text-style-name="P1" draw:layer="layout" svg:x1="22.595cm" svg:y1="9.592cm" svg:x2="23.753cm" svg:y2="9.592cm">
          <text:p/>
        </draw:line>
        <draw:line draw:style-name="gr6" draw:text-style-name="P1" draw:layer="layout" svg:x1="22.595cm" svg:y1="9.592cm" svg:x2="22.567cm" svg:y2="9.592cm">
          <text:p/>
        </draw:line>
        <draw:line draw:style-name="gr6" draw:text-style-name="P1" draw:layer="layout" svg:x1="22.595cm" svg:y1="9.472cm" svg:x2="22.595cm" svg:y2="9.592cm">
          <text:p/>
        </draw:line>
        <draw:line draw:style-name="gr6" draw:text-style-name="P1" draw:layer="layout" svg:x1="22.567cm" svg:y1="9.472cm" svg:x2="22.595cm" svg:y2="9.472cm">
          <text:p/>
        </draw:line>
        <draw:line draw:style-name="gr6" draw:text-style-name="P1" draw:layer="layout" svg:x1="23.753cm" svg:y1="9.592cm" svg:x2="23.753cm" svg:y2="9.472cm">
          <text:p/>
        </draw:line>
        <draw:line draw:style-name="gr6" draw:text-style-name="P1" draw:layer="layout" svg:x1="23.78cm" svg:y1="9.592cm" svg:x2="23.753cm" svg:y2="9.592cm">
          <text:p/>
        </draw:line>
        <draw:line draw:style-name="gr6" draw:text-style-name="P1" draw:layer="layout" svg:x1="23.753cm" svg:y1="9.472cm" svg:x2="23.78cm" svg:y2="9.472cm">
          <text:p/>
        </draw:line>
        <draw:line draw:style-name="gr6" draw:text-style-name="P1" draw:layer="layout" svg:x1="22.54cm" svg:y1="9.592cm" svg:x2="21.609cm" svg:y2="9.592cm">
          <text:p/>
        </draw:line>
        <draw:line draw:style-name="gr6" draw:text-style-name="P1" draw:layer="layout" svg:x1="22.54cm" svg:y1="9.472cm" svg:x2="22.54cm" svg:y2="9.592cm">
          <text:p/>
        </draw:line>
        <draw:line draw:style-name="gr6" draw:text-style-name="P1" draw:layer="layout" svg:x1="21.609cm" svg:y1="9.472cm" svg:x2="22.54cm" svg:y2="9.472cm">
          <text:p/>
        </draw:line>
        <draw:line draw:style-name="gr6" draw:text-style-name="P1" draw:layer="layout" svg:x1="21.609cm" svg:y1="9.592cm" svg:x2="21.609cm" svg:y2="9.472cm">
          <text:p/>
        </draw:line>
        <draw:line draw:style-name="gr6" draw:text-style-name="P1" draw:layer="layout" svg:x1="21.609cm" svg:y1="9.592cm" svg:x2="21.581cm" svg:y2="9.592cm">
          <text:p/>
        </draw:line>
        <draw:line draw:style-name="gr6" draw:text-style-name="P1" draw:layer="layout" svg:x1="21.609cm" svg:y1="9.472cm" svg:x2="21.609cm" svg:y2="9.592cm">
          <text:p/>
        </draw:line>
        <draw:line draw:style-name="gr6" draw:text-style-name="P1" draw:layer="layout" svg:x1="21.581cm" svg:y1="9.472cm" svg:x2="21.609cm" svg:y2="9.472cm">
          <text:p/>
        </draw:line>
        <draw:line draw:style-name="gr6" draw:text-style-name="P1" draw:layer="layout" svg:x1="22.54cm" svg:y1="9.592cm" svg:x2="22.54cm" svg:y2="9.472cm">
          <text:p/>
        </draw:line>
        <draw:line draw:style-name="gr6" draw:text-style-name="P1" draw:layer="layout" svg:x1="22.567cm" svg:y1="9.592cm" svg:x2="22.54cm" svg:y2="9.592cm">
          <text:p/>
        </draw:line>
        <draw:line draw:style-name="gr6" draw:text-style-name="P1" draw:layer="layout" svg:x1="22.54cm" svg:y1="9.472cm" svg:x2="22.567cm" svg:y2="9.472cm">
          <text:p/>
        </draw:line>
        <draw:line draw:style-name="gr6" draw:text-style-name="P1" draw:layer="layout" svg:x1="21.609cm" svg:y1="9.472cm" svg:x2="21.609cm" svg:y2="8.566cm">
          <text:p/>
        </draw:line>
        <draw:line draw:style-name="gr6" draw:text-style-name="P1" draw:layer="layout" svg:x1="21.581cm" svg:y1="9.472cm" svg:x2="21.581cm" svg:y2="9.592cm">
          <text:p/>
        </draw:line>
        <draw:line draw:style-name="gr6" draw:text-style-name="P1" draw:layer="layout" svg:x1="22.567cm" svg:y1="9.472cm" svg:x2="22.567cm" svg:y2="9.592cm">
          <text:p/>
        </draw:line>
        <draw:path draw:style-name="gr6" draw:text-style-name="P1" draw:layer="layout" svg:width="0.908cm" svg:height="0.906cm" svg:x="21.609cm" svg:y="8.566cm" svg:viewBox="0 0 909 907" svg:d="M0 0c501 0 909 407 909 907">
          <text:p/>
        </draw:path>
        <draw:line draw:style-name="gr6" draw:text-style-name="P1" draw:layer="layout" svg:x1="26.181cm" svg:y1="9.592cm" svg:x2="26.181cm" svg:y2="9.472cm">
          <text:p/>
        </draw:line>
        <draw:line draw:style-name="gr6" draw:text-style-name="P1" draw:layer="layout" svg:x1="26.153cm" svg:y1="9.533cm" svg:x2="24.995cm" svg:y2="9.533cm">
          <text:p/>
        </draw:line>
        <draw:polyline draw:style-name="gr6" draw:text-style-name="P1" draw:layer="layout" svg:width="1.215cm" svg:height="0.12cm" svg:x="24.966cm" svg:y="9.472cm" svg:viewBox="0 0 1216 121" draw:points="0,121 0,0 1216,0">
          <text:p/>
        </draw:polyline>
        <draw:line draw:style-name="gr6" draw:text-style-name="P1" draw:layer="layout" svg:x1="26.181cm" svg:y1="9.592cm" svg:x2="24.966cm" svg:y2="9.592cm">
          <text:p/>
        </draw:line>
        <draw:line draw:style-name="gr6" draw:text-style-name="P1" draw:layer="layout" svg:x1="26.153cm" svg:y1="9.472cm" svg:x2="24.995cm" svg:y2="9.472cm">
          <text:p/>
        </draw:line>
        <draw:line draw:style-name="gr6" draw:text-style-name="P1" draw:layer="layout" svg:x1="24.995cm" svg:y1="9.592cm" svg:x2="26.153cm" svg:y2="9.592cm">
          <text:p/>
        </draw:line>
        <draw:line draw:style-name="gr6" draw:text-style-name="P1" draw:layer="layout" svg:x1="24.995cm" svg:y1="9.592cm" svg:x2="24.966cm" svg:y2="9.592cm">
          <text:p/>
        </draw:line>
        <draw:line draw:style-name="gr6" draw:text-style-name="P1" draw:layer="layout" svg:x1="24.995cm" svg:y1="9.472cm" svg:x2="24.995cm" svg:y2="9.592cm">
          <text:p/>
        </draw:line>
        <draw:line draw:style-name="gr6" draw:text-style-name="P1" draw:layer="layout" svg:x1="24.966cm" svg:y1="9.472cm" svg:x2="24.995cm" svg:y2="9.472cm">
          <text:p/>
        </draw:line>
        <draw:line draw:style-name="gr6" draw:text-style-name="P1" draw:layer="layout" svg:x1="26.153cm" svg:y1="9.592cm" svg:x2="26.153cm" svg:y2="9.472cm">
          <text:p/>
        </draw:line>
        <draw:line draw:style-name="gr6" draw:text-style-name="P1" draw:layer="layout" svg:x1="26.181cm" svg:y1="9.592cm" svg:x2="26.153cm" svg:y2="9.592cm">
          <text:p/>
        </draw:line>
        <draw:line draw:style-name="gr6" draw:text-style-name="P1" draw:layer="layout" svg:x1="26.153cm" svg:y1="9.472cm" svg:x2="26.181cm" svg:y2="9.472cm">
          <text:p/>
        </draw:line>
        <draw:line draw:style-name="gr6" draw:text-style-name="P1" draw:layer="layout" svg:x1="24.938cm" svg:y1="9.592cm" svg:x2="24.009cm" svg:y2="9.592cm">
          <text:p/>
        </draw:line>
        <draw:line draw:style-name="gr6" draw:text-style-name="P1" draw:layer="layout" svg:x1="24.938cm" svg:y1="9.472cm" svg:x2="24.938cm" svg:y2="9.592cm">
          <text:p/>
        </draw:line>
        <draw:line draw:style-name="gr6" draw:text-style-name="P1" draw:layer="layout" svg:x1="24.009cm" svg:y1="9.472cm" svg:x2="24.938cm" svg:y2="9.472cm">
          <text:p/>
        </draw:line>
        <draw:line draw:style-name="gr6" draw:text-style-name="P1" draw:layer="layout" svg:x1="24.009cm" svg:y1="9.592cm" svg:x2="24.009cm" svg:y2="9.472cm">
          <text:p/>
        </draw:line>
        <draw:line draw:style-name="gr6" draw:text-style-name="P1" draw:layer="layout" svg:x1="24.009cm" svg:y1="9.592cm" svg:x2="23.981cm" svg:y2="9.592cm">
          <text:p/>
        </draw:line>
        <draw:line draw:style-name="gr6" draw:text-style-name="P1" draw:layer="layout" svg:x1="24.009cm" svg:y1="9.472cm" svg:x2="24.009cm" svg:y2="9.592cm">
          <text:p/>
        </draw:line>
        <draw:line draw:style-name="gr6" draw:text-style-name="P1" draw:layer="layout" svg:x1="23.981cm" svg:y1="9.472cm" svg:x2="24.009cm" svg:y2="9.472cm">
          <text:p/>
        </draw:line>
        <draw:line draw:style-name="gr6" draw:text-style-name="P1" draw:layer="layout" svg:x1="24.938cm" svg:y1="9.592cm" svg:x2="24.938cm" svg:y2="9.472cm">
          <text:p/>
        </draw:line>
        <draw:line draw:style-name="gr6" draw:text-style-name="P1" draw:layer="layout" svg:x1="24.966cm" svg:y1="9.592cm" svg:x2="24.938cm" svg:y2="9.592cm">
          <text:p/>
        </draw:line>
        <draw:line draw:style-name="gr6" draw:text-style-name="P1" draw:layer="layout" svg:x1="24.938cm" svg:y1="9.472cm" svg:x2="24.966cm" svg:y2="9.472cm">
          <text:p/>
        </draw:line>
        <draw:line draw:style-name="gr6" draw:text-style-name="P1" draw:layer="layout" svg:x1="24.009cm" svg:y1="9.472cm" svg:x2="24.009cm" svg:y2="8.566cm">
          <text:p/>
        </draw:line>
        <draw:line draw:style-name="gr6" draw:text-style-name="P1" draw:layer="layout" svg:x1="23.981cm" svg:y1="9.472cm" svg:x2="23.981cm" svg:y2="9.592cm">
          <text:p/>
        </draw:line>
        <draw:line draw:style-name="gr6" draw:text-style-name="P1" draw:layer="layout" svg:x1="24.966cm" svg:y1="9.472cm" svg:x2="24.966cm" svg:y2="9.592cm">
          <text:p/>
        </draw:line>
        <draw:path draw:style-name="gr6" draw:text-style-name="P1" draw:layer="layout" svg:width="0.908cm" svg:height="0.906cm" svg:x="24.009cm" svg:y="8.566cm" svg:viewBox="0 0 909 907" svg:d="M0 0c503 0 909 407 909 907">
          <text:p/>
        </draw:path>
        <draw:line draw:style-name="gr6" draw:text-style-name="P1" draw:layer="layout" svg:x1="38.178cm" svg:y1="9.592cm" svg:x2="38.178cm" svg:y2="9.472cm">
          <text:p/>
        </draw:line>
        <draw:line draw:style-name="gr6" draw:text-style-name="P1" draw:layer="layout" svg:x1="38.15cm" svg:y1="9.533cm" svg:x2="36.992cm" svg:y2="9.533cm">
          <text:p/>
        </draw:line>
        <draw:polyline draw:style-name="gr6" draw:text-style-name="P1" draw:layer="layout" svg:width="1.215cm" svg:height="0.12cm" svg:x="36.963cm" svg:y="9.472cm" svg:viewBox="0 0 1216 121" draw:points="0,121 0,0 1216,0">
          <text:p/>
        </draw:polyline>
        <draw:line draw:style-name="gr6" draw:text-style-name="P1" draw:layer="layout" svg:x1="38.178cm" svg:y1="9.592cm" svg:x2="36.963cm" svg:y2="9.592cm">
          <text:p/>
        </draw:line>
        <draw:line draw:style-name="gr6" draw:text-style-name="P1" draw:layer="layout" svg:x1="38.15cm" svg:y1="9.472cm" svg:x2="36.992cm" svg:y2="9.472cm">
          <text:p/>
        </draw:line>
        <draw:line draw:style-name="gr6" draw:text-style-name="P1" draw:layer="layout" svg:x1="36.992cm" svg:y1="9.592cm" svg:x2="38.15cm" svg:y2="9.592cm">
          <text:p/>
        </draw:line>
        <draw:line draw:style-name="gr6" draw:text-style-name="P1" draw:layer="layout" svg:x1="36.992cm" svg:y1="9.592cm" svg:x2="36.963cm" svg:y2="9.592cm">
          <text:p/>
        </draw:line>
        <draw:line draw:style-name="gr6" draw:text-style-name="P1" draw:layer="layout" svg:x1="36.992cm" svg:y1="9.472cm" svg:x2="36.992cm" svg:y2="9.592cm">
          <text:p/>
        </draw:line>
        <draw:line draw:style-name="gr6" draw:text-style-name="P1" draw:layer="layout" svg:x1="36.963cm" svg:y1="9.472cm" svg:x2="36.992cm" svg:y2="9.472cm">
          <text:p/>
        </draw:line>
        <draw:line draw:style-name="gr6" draw:text-style-name="P1" draw:layer="layout" svg:x1="38.15cm" svg:y1="9.592cm" svg:x2="38.15cm" svg:y2="9.472cm">
          <text:p/>
        </draw:line>
        <draw:line draw:style-name="gr6" draw:text-style-name="P1" draw:layer="layout" svg:x1="38.178cm" svg:y1="9.592cm" svg:x2="38.15cm" svg:y2="9.592cm">
          <text:p/>
        </draw:line>
        <draw:line draw:style-name="gr6" draw:text-style-name="P1" draw:layer="layout" svg:x1="38.15cm" svg:y1="9.472cm" svg:x2="38.178cm" svg:y2="9.472cm">
          <text:p/>
        </draw:line>
        <draw:line draw:style-name="gr6" draw:text-style-name="P1" draw:layer="layout" svg:x1="36.935cm" svg:y1="9.592cm" svg:x2="36.006cm" svg:y2="9.592cm">
          <text:p/>
        </draw:line>
        <draw:line draw:style-name="gr6" draw:text-style-name="P1" draw:layer="layout" svg:x1="36.935cm" svg:y1="9.472cm" svg:x2="36.935cm" svg:y2="9.592cm">
          <text:p/>
        </draw:line>
        <draw:line draw:style-name="gr6" draw:text-style-name="P1" draw:layer="layout" svg:x1="36.006cm" svg:y1="9.472cm" svg:x2="36.935cm" svg:y2="9.472cm">
          <text:p/>
        </draw:line>
        <draw:line draw:style-name="gr6" draw:text-style-name="P1" draw:layer="layout" svg:x1="36.006cm" svg:y1="9.592cm" svg:x2="36.006cm" svg:y2="9.472cm">
          <text:p/>
        </draw:line>
        <draw:line draw:style-name="gr6" draw:text-style-name="P1" draw:layer="layout" svg:x1="36.006cm" svg:y1="9.592cm" svg:x2="35.979cm" svg:y2="9.592cm">
          <text:p/>
        </draw:line>
        <draw:line draw:style-name="gr6" draw:text-style-name="P1" draw:layer="layout" svg:x1="36.006cm" svg:y1="9.472cm" svg:x2="36.006cm" svg:y2="9.592cm">
          <text:p/>
        </draw:line>
        <draw:line draw:style-name="gr6" draw:text-style-name="P1" draw:layer="layout" svg:x1="35.979cm" svg:y1="9.472cm" svg:x2="36.006cm" svg:y2="9.472cm">
          <text:p/>
        </draw:line>
        <draw:line draw:style-name="gr6" draw:text-style-name="P1" draw:layer="layout" svg:x1="36.935cm" svg:y1="9.592cm" svg:x2="36.935cm" svg:y2="9.472cm">
          <text:p/>
        </draw:line>
        <draw:line draw:style-name="gr6" draw:text-style-name="P1" draw:layer="layout" svg:x1="36.963cm" svg:y1="9.592cm" svg:x2="36.935cm" svg:y2="9.592cm">
          <text:p/>
        </draw:line>
        <draw:line draw:style-name="gr6" draw:text-style-name="P1" draw:layer="layout" svg:x1="36.935cm" svg:y1="9.472cm" svg:x2="36.963cm" svg:y2="9.472cm">
          <text:p/>
        </draw:line>
        <draw:line draw:style-name="gr6" draw:text-style-name="P1" draw:layer="layout" svg:x1="36.006cm" svg:y1="9.472cm" svg:x2="36.006cm" svg:y2="8.566cm">
          <text:p/>
        </draw:line>
        <draw:line draw:style-name="gr6" draw:text-style-name="P1" draw:layer="layout" svg:x1="35.979cm" svg:y1="9.472cm" svg:x2="35.979cm" svg:y2="9.592cm">
          <text:p/>
        </draw:line>
        <draw:line draw:style-name="gr6" draw:text-style-name="P1" draw:layer="layout" svg:x1="36.963cm" svg:y1="9.472cm" svg:x2="36.963cm" svg:y2="9.592cm">
          <text:p/>
        </draw:line>
        <draw:path draw:style-name="gr6" draw:text-style-name="P1" draw:layer="layout" svg:width="0.908cm" svg:height="0.906cm" svg:x="36.006cm" svg:y="8.566cm" svg:viewBox="0 0 909 907" svg:d="M0 0c502 0 909 407 909 907">
          <text:p/>
        </draw:path>
        <draw:line draw:style-name="gr6" draw:text-style-name="P1" draw:layer="layout" svg:x1="40.576cm" svg:y1="9.592cm" svg:x2="40.576cm" svg:y2="9.472cm">
          <text:p/>
        </draw:line>
        <draw:line draw:style-name="gr6" draw:text-style-name="P1" draw:layer="layout" svg:x1="40.548cm" svg:y1="9.533cm" svg:x2="39.391cm" svg:y2="9.533cm">
          <text:p/>
        </draw:line>
        <draw:polyline draw:style-name="gr6" draw:text-style-name="P1" draw:layer="layout" svg:width="1.213cm" svg:height="0.12cm" svg:x="39.363cm" svg:y="9.472cm" svg:viewBox="0 0 1214 121" draw:points="0,121 0,0 1214,0">
          <text:p/>
        </draw:polyline>
        <draw:line draw:style-name="gr6" draw:text-style-name="P1" draw:layer="layout" svg:x1="40.576cm" svg:y1="9.592cm" svg:x2="39.363cm" svg:y2="9.592cm">
          <text:p/>
        </draw:line>
        <draw:line draw:style-name="gr6" draw:text-style-name="P1" draw:layer="layout" svg:x1="40.548cm" svg:y1="9.472cm" svg:x2="39.391cm" svg:y2="9.472cm">
          <text:p/>
        </draw:line>
        <draw:line draw:style-name="gr6" draw:text-style-name="P1" draw:layer="layout" svg:x1="39.391cm" svg:y1="9.592cm" svg:x2="40.548cm" svg:y2="9.592cm">
          <text:p/>
        </draw:line>
        <draw:line draw:style-name="gr6" draw:text-style-name="P1" draw:layer="layout" svg:x1="39.391cm" svg:y1="9.592cm" svg:x2="39.363cm" svg:y2="9.592cm">
          <text:p/>
        </draw:line>
        <draw:line draw:style-name="gr6" draw:text-style-name="P1" draw:layer="layout" svg:x1="39.391cm" svg:y1="9.472cm" svg:x2="39.391cm" svg:y2="9.592cm">
          <text:p/>
        </draw:line>
        <draw:line draw:style-name="gr6" draw:text-style-name="P1" draw:layer="layout" svg:x1="39.363cm" svg:y1="9.472cm" svg:x2="39.391cm" svg:y2="9.472cm">
          <text:p/>
        </draw:line>
        <draw:line draw:style-name="gr6" draw:text-style-name="P1" draw:layer="layout" svg:x1="40.548cm" svg:y1="9.592cm" svg:x2="40.548cm" svg:y2="9.472cm">
          <text:p/>
        </draw:line>
        <draw:line draw:style-name="gr6" draw:text-style-name="P1" draw:layer="layout" svg:x1="40.576cm" svg:y1="9.592cm" svg:x2="40.548cm" svg:y2="9.592cm">
          <text:p/>
        </draw:line>
        <draw:line draw:style-name="gr6" draw:text-style-name="P1" draw:layer="layout" svg:x1="40.548cm" svg:y1="9.472cm" svg:x2="40.576cm" svg:y2="9.472cm">
          <text:p/>
        </draw:line>
        <draw:line draw:style-name="gr6" draw:text-style-name="P1" draw:layer="layout" svg:x1="39.336cm" svg:y1="9.592cm" svg:x2="38.404cm" svg:y2="9.592cm">
          <text:p/>
        </draw:line>
        <draw:line draw:style-name="gr6" draw:text-style-name="P1" draw:layer="layout" svg:x1="39.336cm" svg:y1="9.472cm" svg:x2="39.336cm" svg:y2="9.592cm">
          <text:p/>
        </draw:line>
        <draw:line draw:style-name="gr6" draw:text-style-name="P1" draw:layer="layout" svg:x1="38.404cm" svg:y1="9.472cm" svg:x2="39.336cm" svg:y2="9.472cm">
          <text:p/>
        </draw:line>
        <draw:line draw:style-name="gr6" draw:text-style-name="P1" draw:layer="layout" svg:x1="38.404cm" svg:y1="9.592cm" svg:x2="38.404cm" svg:y2="9.472cm">
          <text:p/>
        </draw:line>
        <draw:line draw:style-name="gr6" draw:text-style-name="P1" draw:layer="layout" svg:x1="38.404cm" svg:y1="9.592cm" svg:x2="38.377cm" svg:y2="9.592cm">
          <text:p/>
        </draw:line>
        <draw:line draw:style-name="gr6" draw:text-style-name="P1" draw:layer="layout" svg:x1="38.404cm" svg:y1="9.472cm" svg:x2="38.404cm" svg:y2="9.592cm">
          <text:p/>
        </draw:line>
        <draw:line draw:style-name="gr6" draw:text-style-name="P1" draw:layer="layout" svg:x1="38.377cm" svg:y1="9.472cm" svg:x2="38.404cm" svg:y2="9.472cm">
          <text:p/>
        </draw:line>
        <draw:line draw:style-name="gr6" draw:text-style-name="P1" draw:layer="layout" svg:x1="39.336cm" svg:y1="9.592cm" svg:x2="39.336cm" svg:y2="9.472cm">
          <text:p/>
        </draw:line>
        <draw:line draw:style-name="gr6" draw:text-style-name="P1" draw:layer="layout" svg:x1="39.363cm" svg:y1="9.592cm" svg:x2="39.336cm" svg:y2="9.592cm">
          <text:p/>
        </draw:line>
        <draw:line draw:style-name="gr6" draw:text-style-name="P1" draw:layer="layout" svg:x1="39.336cm" svg:y1="9.472cm" svg:x2="39.363cm" svg:y2="9.472cm">
          <text:p/>
        </draw:line>
        <draw:line draw:style-name="gr6" draw:text-style-name="P1" draw:layer="layout" svg:x1="38.404cm" svg:y1="9.472cm" svg:x2="38.404cm" svg:y2="8.566cm">
          <text:p/>
        </draw:line>
        <draw:line draw:style-name="gr6" draw:text-style-name="P1" draw:layer="layout" svg:x1="38.377cm" svg:y1="9.472cm" svg:x2="38.377cm" svg:y2="9.592cm">
          <text:p/>
        </draw:line>
        <draw:line draw:style-name="gr6" draw:text-style-name="P1" draw:layer="layout" svg:x1="39.363cm" svg:y1="9.472cm" svg:x2="39.363cm" svg:y2="9.592cm">
          <text:p/>
        </draw:line>
        <draw:path draw:style-name="gr6" draw:text-style-name="P1" draw:layer="layout" svg:width="0.908cm" svg:height="0.906cm" svg:x="38.404cm" svg:y="8.566cm" svg:viewBox="0 0 909 907" svg:d="M0 0c503 0 909 407 909 907">
          <text:p/>
        </draw:path>
        <draw:line draw:style-name="gr6" draw:text-style-name="P1" draw:layer="layout" svg:x1="75.359cm" svg:y1="18.18cm" svg:x2="75.478cm" svg:y2="18.18cm">
          <text:p/>
        </draw:line>
        <draw:line draw:style-name="gr6" draw:text-style-name="P1" draw:layer="layout" svg:x1="75.418cm" svg:y1="18.152cm" svg:x2="75.418cm" svg:y2="16.994cm">
          <text:p/>
        </draw:line>
        <draw:polyline draw:style-name="gr6" draw:text-style-name="P1" draw:layer="layout" svg:width="0.119cm" svg:height="1.213cm" svg:x="75.359cm" svg:y="16.967cm" svg:viewBox="0 0 120 1214" draw:points="0,0 120,0 120,1214">
          <text:p/>
        </draw:polyline>
        <draw:line draw:style-name="gr6" draw:text-style-name="P1" draw:layer="layout" svg:x1="75.359cm" svg:y1="18.18cm" svg:x2="75.359cm" svg:y2="16.967cm">
          <text:p/>
        </draw:line>
        <draw:line draw:style-name="gr6" draw:text-style-name="P1" draw:layer="layout" svg:x1="75.478cm" svg:y1="18.152cm" svg:x2="75.478cm" svg:y2="16.994cm">
          <text:p/>
        </draw:line>
        <draw:line draw:style-name="gr6" draw:text-style-name="P1" draw:layer="layout" svg:x1="75.359cm" svg:y1="16.994cm" svg:x2="75.359cm" svg:y2="18.152cm">
          <text:p/>
        </draw:line>
        <draw:line draw:style-name="gr6" draw:text-style-name="P1" draw:layer="layout" svg:x1="75.359cm" svg:y1="16.994cm" svg:x2="75.359cm" svg:y2="16.967cm">
          <text:p/>
        </draw:line>
        <draw:line draw:style-name="gr6" draw:text-style-name="P1" draw:layer="layout" svg:x1="75.478cm" svg:y1="16.994cm" svg:x2="75.359cm" svg:y2="16.994cm">
          <text:p/>
        </draw:line>
        <draw:line draw:style-name="gr6" draw:text-style-name="P1" draw:layer="layout" svg:x1="75.478cm" svg:y1="16.967cm" svg:x2="75.478cm" svg:y2="16.994cm">
          <text:p/>
        </draw:line>
        <draw:line draw:style-name="gr6" draw:text-style-name="P1" draw:layer="layout" svg:x1="75.359cm" svg:y1="18.152cm" svg:x2="75.478cm" svg:y2="18.152cm">
          <text:p/>
        </draw:line>
        <draw:line draw:style-name="gr6" draw:text-style-name="P1" draw:layer="layout" svg:x1="75.359cm" svg:y1="18.18cm" svg:x2="75.359cm" svg:y2="18.152cm">
          <text:p/>
        </draw:line>
        <draw:line draw:style-name="gr6" draw:text-style-name="P1" draw:layer="layout" svg:x1="75.478cm" svg:y1="18.152cm" svg:x2="75.478cm" svg:y2="18.18cm">
          <text:p/>
        </draw:line>
        <draw:line draw:style-name="gr6" draw:text-style-name="P1" draw:layer="layout" svg:x1="75.359cm" svg:y1="16.939cm" svg:x2="75.359cm" svg:y2="16.01cm">
          <text:p/>
        </draw:line>
        <draw:line draw:style-name="gr6" draw:text-style-name="P1" draw:layer="layout" svg:x1="75.478cm" svg:y1="16.939cm" svg:x2="75.359cm" svg:y2="16.939cm">
          <text:p/>
        </draw:line>
        <draw:line draw:style-name="gr6" draw:text-style-name="P1" draw:layer="layout" svg:x1="75.478cm" svg:y1="16.01cm" svg:x2="75.478cm" svg:y2="16.939cm">
          <text:p/>
        </draw:line>
        <draw:line draw:style-name="gr6" draw:text-style-name="P1" draw:layer="layout" svg:x1="75.359cm" svg:y1="16.01cm" svg:x2="75.478cm" svg:y2="16.01cm">
          <text:p/>
        </draw:line>
        <draw:line draw:style-name="gr6" draw:text-style-name="P1" draw:layer="layout" svg:x1="75.359cm" svg:y1="16.01cm" svg:x2="75.359cm" svg:y2="15.98cm">
          <text:p/>
        </draw:line>
        <draw:line draw:style-name="gr6" draw:text-style-name="P1" draw:layer="layout" svg:x1="75.478cm" svg:y1="16.01cm" svg:x2="75.359cm" svg:y2="16.01cm">
          <text:p/>
        </draw:line>
        <draw:line draw:style-name="gr6" draw:text-style-name="P1" draw:layer="layout" svg:x1="75.478cm" svg:y1="15.98cm" svg:x2="75.478cm" svg:y2="16.01cm">
          <text:p/>
        </draw:line>
        <draw:line draw:style-name="gr6" draw:text-style-name="P1" draw:layer="layout" svg:x1="75.359cm" svg:y1="16.939cm" svg:x2="75.478cm" svg:y2="16.939cm">
          <text:p/>
        </draw:line>
        <draw:line draw:style-name="gr6" draw:text-style-name="P1" draw:layer="layout" svg:x1="75.359cm" svg:y1="16.967cm" svg:x2="75.359cm" svg:y2="16.939cm">
          <text:p/>
        </draw:line>
        <draw:line draw:style-name="gr6" draw:text-style-name="P1" draw:layer="layout" svg:x1="75.478cm" svg:y1="16.939cm" svg:x2="75.478cm" svg:y2="16.967cm">
          <text:p/>
        </draw:line>
        <draw:line draw:style-name="gr6" draw:text-style-name="P1" draw:layer="layout" svg:x1="75.478cm" svg:y1="16.01cm" svg:x2="76.386cm" svg:y2="16.01cm">
          <text:p/>
        </draw:line>
        <draw:line draw:style-name="gr6" draw:text-style-name="P1" draw:layer="layout" svg:x1="75.478cm" svg:y1="15.98cm" svg:x2="75.359cm" svg:y2="15.98cm">
          <text:p/>
        </draw:line>
        <draw:line draw:style-name="gr6" draw:text-style-name="P1" draw:layer="layout" svg:x1="75.478cm" svg:y1="16.967cm" svg:x2="75.359cm" svg:y2="16.967cm">
          <text:p/>
        </draw:line>
        <draw:path draw:style-name="gr6" draw:text-style-name="P1" draw:layer="layout" svg:width="0.908cm" svg:height="0.906cm" svg:x="75.478cm" svg:y="16.01cm" svg:viewBox="0 0 909 907" svg:d="M909 0c0 500-407 907-909 907">
          <text:p/>
        </draw:path>
        <draw:line draw:style-name="gr6" draw:text-style-name="P1" draw:layer="layout" svg:x1="75.359cm" svg:y1="20.58cm" svg:x2="75.478cm" svg:y2="20.58cm">
          <text:p/>
        </draw:line>
        <draw:line draw:style-name="gr6" draw:text-style-name="P1" draw:layer="layout" svg:x1="75.418cm" svg:y1="20.552cm" svg:x2="75.418cm" svg:y2="19.395cm">
          <text:p/>
        </draw:line>
        <draw:polyline draw:style-name="gr6" draw:text-style-name="P1" draw:layer="layout" svg:width="0.119cm" svg:height="1.213cm" svg:x="75.359cm" svg:y="19.367cm" svg:viewBox="0 0 120 1214" draw:points="0,0 120,0 120,1214">
          <text:p/>
        </draw:polyline>
        <draw:line draw:style-name="gr6" draw:text-style-name="P1" draw:layer="layout" svg:x1="75.359cm" svg:y1="20.58cm" svg:x2="75.359cm" svg:y2="19.367cm">
          <text:p/>
        </draw:line>
        <draw:line draw:style-name="gr6" draw:text-style-name="P1" draw:layer="layout" svg:x1="75.478cm" svg:y1="20.552cm" svg:x2="75.478cm" svg:y2="19.395cm">
          <text:p/>
        </draw:line>
        <draw:line draw:style-name="gr6" draw:text-style-name="P1" draw:layer="layout" svg:x1="75.359cm" svg:y1="19.395cm" svg:x2="75.359cm" svg:y2="20.552cm">
          <text:p/>
        </draw:line>
        <draw:line draw:style-name="gr6" draw:text-style-name="P1" draw:layer="layout" svg:x1="75.359cm" svg:y1="19.395cm" svg:x2="75.359cm" svg:y2="19.367cm">
          <text:p/>
        </draw:line>
        <draw:line draw:style-name="gr6" draw:text-style-name="P1" draw:layer="layout" svg:x1="75.478cm" svg:y1="19.395cm" svg:x2="75.359cm" svg:y2="19.395cm">
          <text:p/>
        </draw:line>
        <draw:line draw:style-name="gr6" draw:text-style-name="P1" draw:layer="layout" svg:x1="75.478cm" svg:y1="19.367cm" svg:x2="75.478cm" svg:y2="19.395cm">
          <text:p/>
        </draw:line>
        <draw:line draw:style-name="gr6" draw:text-style-name="P1" draw:layer="layout" svg:x1="75.359cm" svg:y1="20.552cm" svg:x2="75.478cm" svg:y2="20.552cm">
          <text:p/>
        </draw:line>
        <draw:line draw:style-name="gr6" draw:text-style-name="P1" draw:layer="layout" svg:x1="75.359cm" svg:y1="20.58cm" svg:x2="75.359cm" svg:y2="20.552cm">
          <text:p/>
        </draw:line>
        <draw:line draw:style-name="gr6" draw:text-style-name="P1" draw:layer="layout" svg:x1="75.478cm" svg:y1="20.552cm" svg:x2="75.478cm" svg:y2="20.58cm">
          <text:p/>
        </draw:line>
        <draw:line draw:style-name="gr6" draw:text-style-name="P1" draw:layer="layout" svg:x1="75.359cm" svg:y1="19.337cm" svg:x2="75.359cm" svg:y2="18.408cm">
          <text:p/>
        </draw:line>
        <draw:line draw:style-name="gr6" draw:text-style-name="P1" draw:layer="layout" svg:x1="75.478cm" svg:y1="19.337cm" svg:x2="75.359cm" svg:y2="19.337cm">
          <text:p/>
        </draw:line>
        <draw:line draw:style-name="gr6" draw:text-style-name="P1" draw:layer="layout" svg:x1="75.478cm" svg:y1="18.408cm" svg:x2="75.478cm" svg:y2="19.337cm">
          <text:p/>
        </draw:line>
        <draw:line draw:style-name="gr6" draw:text-style-name="P1" draw:layer="layout" svg:x1="75.359cm" svg:y1="18.408cm" svg:x2="75.478cm" svg:y2="18.408cm">
          <text:p/>
        </draw:line>
        <draw:line draw:style-name="gr6" draw:text-style-name="P1" draw:layer="layout" svg:x1="75.359cm" svg:y1="18.408cm" svg:x2="75.359cm" svg:y2="18.381cm">
          <text:p/>
        </draw:line>
        <draw:line draw:style-name="gr6" draw:text-style-name="P1" draw:layer="layout" svg:x1="75.478cm" svg:y1="18.408cm" svg:x2="75.359cm" svg:y2="18.408cm">
          <text:p/>
        </draw:line>
        <draw:line draw:style-name="gr6" draw:text-style-name="P1" draw:layer="layout" svg:x1="75.478cm" svg:y1="18.381cm" svg:x2="75.478cm" svg:y2="18.408cm">
          <text:p/>
        </draw:line>
        <draw:line draw:style-name="gr6" draw:text-style-name="P1" draw:layer="layout" svg:x1="75.359cm" svg:y1="19.337cm" svg:x2="75.478cm" svg:y2="19.337cm">
          <text:p/>
        </draw:line>
        <draw:line draw:style-name="gr6" draw:text-style-name="P1" draw:layer="layout" svg:x1="75.359cm" svg:y1="19.367cm" svg:x2="75.359cm" svg:y2="19.337cm">
          <text:p/>
        </draw:line>
        <draw:line draw:style-name="gr6" draw:text-style-name="P1" draw:layer="layout" svg:x1="75.478cm" svg:y1="19.337cm" svg:x2="75.478cm" svg:y2="19.367cm">
          <text:p/>
        </draw:line>
        <draw:line draw:style-name="gr6" draw:text-style-name="P1" draw:layer="layout" svg:x1="75.478cm" svg:y1="18.408cm" svg:x2="76.386cm" svg:y2="18.408cm">
          <text:p/>
        </draw:line>
        <draw:line draw:style-name="gr6" draw:text-style-name="P1" draw:layer="layout" svg:x1="75.478cm" svg:y1="18.381cm" svg:x2="75.359cm" svg:y2="18.381cm">
          <text:p/>
        </draw:line>
        <draw:line draw:style-name="gr6" draw:text-style-name="P1" draw:layer="layout" svg:x1="75.478cm" svg:y1="19.367cm" svg:x2="75.359cm" svg:y2="19.367cm">
          <text:p/>
        </draw:line>
        <draw:path draw:style-name="gr6" draw:text-style-name="P1" draw:layer="layout" svg:width="0.908cm" svg:height="0.908cm" svg:x="75.478cm" svg:y="18.408cm" svg:viewBox="0 0 909 909" svg:d="M909 0c0 503-407 909-909 909">
          <text:p/>
        </draw:path>
        <draw:line draw:style-name="gr6" draw:text-style-name="P1" draw:layer="layout" svg:x1="57.473cm" svg:y1="16.67cm" svg:x2="57.473cm" svg:y2="16.791cm">
          <text:p/>
        </draw:line>
        <draw:line draw:style-name="gr6" draw:text-style-name="P1" draw:layer="layout" svg:x1="57.501cm" svg:y1="16.732cm" svg:x2="58.659cm" svg:y2="16.732cm">
          <text:p/>
        </draw:line>
        <draw:polyline draw:style-name="gr6" draw:text-style-name="P1" draw:layer="layout" svg:width="1.213cm" svg:height="0.121cm" svg:x="57.473cm" svg:y="16.67cm" svg:viewBox="0 0 1214 122" draw:points="1214,0 1214,122 0,122">
          <text:p/>
        </draw:polyline>
        <draw:line draw:style-name="gr6" draw:text-style-name="P1" draw:layer="layout" svg:x1="57.473cm" svg:y1="16.67cm" svg:x2="58.686cm" svg:y2="16.67cm">
          <text:p/>
        </draw:line>
        <draw:line draw:style-name="gr6" draw:text-style-name="P1" draw:layer="layout" svg:x1="57.501cm" svg:y1="16.791cm" svg:x2="58.659cm" svg:y2="16.791cm">
          <text:p/>
        </draw:line>
        <draw:line draw:style-name="gr6" draw:text-style-name="P1" draw:layer="layout" svg:x1="58.659cm" svg:y1="16.67cm" svg:x2="57.501cm" svg:y2="16.67cm">
          <text:p/>
        </draw:line>
        <draw:line draw:style-name="gr6" draw:text-style-name="P1" draw:layer="layout" svg:x1="58.659cm" svg:y1="16.67cm" svg:x2="58.686cm" svg:y2="16.67cm">
          <text:p/>
        </draw:line>
        <draw:line draw:style-name="gr6" draw:text-style-name="P1" draw:layer="layout" svg:x1="58.659cm" svg:y1="16.791cm" svg:x2="58.659cm" svg:y2="16.67cm">
          <text:p/>
        </draw:line>
        <draw:line draw:style-name="gr6" draw:text-style-name="P1" draw:layer="layout" svg:x1="58.686cm" svg:y1="16.791cm" svg:x2="58.659cm" svg:y2="16.791cm">
          <text:p/>
        </draw:line>
        <draw:line draw:style-name="gr6" draw:text-style-name="P1" draw:layer="layout" svg:x1="57.501cm" svg:y1="16.67cm" svg:x2="57.501cm" svg:y2="16.791cm">
          <text:p/>
        </draw:line>
        <draw:line draw:style-name="gr6" draw:text-style-name="P1" draw:layer="layout" svg:x1="57.473cm" svg:y1="16.67cm" svg:x2="57.501cm" svg:y2="16.67cm">
          <text:p/>
        </draw:line>
        <draw:line draw:style-name="gr6" draw:text-style-name="P1" draw:layer="layout" svg:x1="57.501cm" svg:y1="16.791cm" svg:x2="57.473cm" svg:y2="16.791cm">
          <text:p/>
        </draw:line>
        <draw:line draw:style-name="gr6" draw:text-style-name="P1" draw:layer="layout" svg:x1="58.714cm" svg:y1="16.67cm" svg:x2="59.645cm" svg:y2="16.67cm">
          <text:p/>
        </draw:line>
        <draw:line draw:style-name="gr6" draw:text-style-name="P1" draw:layer="layout" svg:x1="58.714cm" svg:y1="16.791cm" svg:x2="58.714cm" svg:y2="16.67cm">
          <text:p/>
        </draw:line>
        <draw:line draw:style-name="gr6" draw:text-style-name="P1" draw:layer="layout" svg:x1="59.645cm" svg:y1="16.791cm" svg:x2="58.714cm" svg:y2="16.791cm">
          <text:p/>
        </draw:line>
        <draw:line draw:style-name="gr6" draw:text-style-name="P1" draw:layer="layout" svg:x1="59.645cm" svg:y1="16.67cm" svg:x2="59.645cm" svg:y2="16.791cm">
          <text:p/>
        </draw:line>
        <draw:line draw:style-name="gr6" draw:text-style-name="P1" draw:layer="layout" svg:x1="59.645cm" svg:y1="16.67cm" svg:x2="59.673cm" svg:y2="16.67cm">
          <text:p/>
        </draw:line>
        <draw:line draw:style-name="gr6" draw:text-style-name="P1" draw:layer="layout" svg:x1="59.645cm" svg:y1="16.791cm" svg:x2="59.645cm" svg:y2="16.67cm">
          <text:p/>
        </draw:line>
        <draw:line draw:style-name="gr6" draw:text-style-name="P1" draw:layer="layout" svg:x1="59.673cm" svg:y1="16.791cm" svg:x2="59.645cm" svg:y2="16.791cm">
          <text:p/>
        </draw:line>
        <draw:line draw:style-name="gr6" draw:text-style-name="P1" draw:layer="layout" svg:x1="58.714cm" svg:y1="16.67cm" svg:x2="58.714cm" svg:y2="16.791cm">
          <text:p/>
        </draw:line>
        <draw:line draw:style-name="gr6" draw:text-style-name="P1" draw:layer="layout" svg:x1="58.686cm" svg:y1="16.67cm" svg:x2="58.714cm" svg:y2="16.67cm">
          <text:p/>
        </draw:line>
        <draw:line draw:style-name="gr6" draw:text-style-name="P1" draw:layer="layout" svg:x1="58.714cm" svg:y1="16.791cm" svg:x2="58.686cm" svg:y2="16.791cm">
          <text:p/>
        </draw:line>
        <draw:line draw:style-name="gr6" draw:text-style-name="P1" draw:layer="layout" svg:x1="59.645cm" svg:y1="16.791cm" svg:x2="59.645cm" svg:y2="17.699cm">
          <text:p/>
        </draw:line>
        <draw:line draw:style-name="gr6" draw:text-style-name="P1" draw:layer="layout" svg:x1="59.673cm" svg:y1="16.791cm" svg:x2="59.673cm" svg:y2="16.67cm">
          <text:p/>
        </draw:line>
        <draw:line draw:style-name="gr6" draw:text-style-name="P1" draw:layer="layout" svg:x1="58.686cm" svg:y1="16.791cm" svg:x2="58.686cm" svg:y2="16.67cm">
          <text:p/>
        </draw:line>
        <draw:path draw:style-name="gr6" draw:text-style-name="P1" draw:layer="layout" svg:width="0.908cm" svg:height="0.908cm" svg:x="58.737cm" svg:y="16.791cm" svg:viewBox="0 0 909 909" svg:d="M909 909c-503 0-909-406-909-909">
          <text:p/>
        </draw:path>
        <draw:line draw:style-name="gr6" draw:text-style-name="P1" draw:layer="layout" svg:x1="59.872cm" svg:y1="16.67cm" svg:x2="59.872cm" svg:y2="16.791cm">
          <text:p/>
        </draw:line>
        <draw:line draw:style-name="gr6" draw:text-style-name="P1" draw:layer="layout" svg:x1="59.901cm" svg:y1="16.732cm" svg:x2="61.057cm" svg:y2="16.732cm">
          <text:p/>
        </draw:line>
        <draw:polyline draw:style-name="gr6" draw:text-style-name="P1" draw:layer="layout" svg:width="1.215cm" svg:height="0.121cm" svg:x="59.872cm" svg:y="16.67cm" svg:viewBox="0 0 1216 122" draw:points="1216,0 1216,122 0,122">
          <text:p/>
        </draw:polyline>
        <draw:line draw:style-name="gr6" draw:text-style-name="P1" draw:layer="layout" svg:x1="59.872cm" svg:y1="16.67cm" svg:x2="61.087cm" svg:y2="16.67cm">
          <text:p/>
        </draw:line>
        <draw:line draw:style-name="gr6" draw:text-style-name="P1" draw:layer="layout" svg:x1="59.901cm" svg:y1="16.791cm" svg:x2="61.057cm" svg:y2="16.791cm">
          <text:p/>
        </draw:line>
        <draw:line draw:style-name="gr6" draw:text-style-name="P1" draw:layer="layout" svg:x1="61.057cm" svg:y1="16.67cm" svg:x2="59.901cm" svg:y2="16.67cm">
          <text:p/>
        </draw:line>
        <draw:line draw:style-name="gr6" draw:text-style-name="P1" draw:layer="layout" svg:x1="61.057cm" svg:y1="16.67cm" svg:x2="61.087cm" svg:y2="16.67cm">
          <text:p/>
        </draw:line>
        <draw:line draw:style-name="gr6" draw:text-style-name="P1" draw:layer="layout" svg:x1="61.057cm" svg:y1="16.791cm" svg:x2="61.057cm" svg:y2="16.67cm">
          <text:p/>
        </draw:line>
        <draw:line draw:style-name="gr6" draw:text-style-name="P1" draw:layer="layout" svg:x1="61.087cm" svg:y1="16.791cm" svg:x2="61.057cm" svg:y2="16.791cm">
          <text:p/>
        </draw:line>
        <draw:line draw:style-name="gr6" draw:text-style-name="P1" draw:layer="layout" svg:x1="59.901cm" svg:y1="16.67cm" svg:x2="59.901cm" svg:y2="16.791cm">
          <text:p/>
        </draw:line>
        <draw:line draw:style-name="gr6" draw:text-style-name="P1" draw:layer="layout" svg:x1="59.872cm" svg:y1="16.67cm" svg:x2="59.901cm" svg:y2="16.67cm">
          <text:p/>
        </draw:line>
        <draw:line draw:style-name="gr6" draw:text-style-name="P1" draw:layer="layout" svg:x1="59.901cm" svg:y1="16.791cm" svg:x2="59.872cm" svg:y2="16.791cm">
          <text:p/>
        </draw:line>
        <draw:line draw:style-name="gr6" draw:text-style-name="P1" draw:layer="layout" svg:x1="62.272cm" svg:y1="16.67cm" svg:x2="62.272cm" svg:y2="16.791cm">
          <text:p/>
        </draw:line>
        <draw:line draw:style-name="gr6" draw:text-style-name="P1" draw:layer="layout" svg:x1="62.299cm" svg:y1="16.732cm" svg:x2="63.457cm" svg:y2="16.732cm">
          <text:p/>
        </draw:line>
        <draw:polyline draw:style-name="gr6" draw:text-style-name="P1" draw:layer="layout" svg:width="1.213cm" svg:height="0.121cm" svg:x="62.272cm" svg:y="16.67cm" svg:viewBox="0 0 1214 122" draw:points="1214,0 1214,122 0,122">
          <text:p/>
        </draw:polyline>
        <draw:line draw:style-name="gr6" draw:text-style-name="P1" draw:layer="layout" svg:x1="62.272cm" svg:y1="16.67cm" svg:x2="63.485cm" svg:y2="16.67cm">
          <text:p/>
        </draw:line>
        <draw:line draw:style-name="gr6" draw:text-style-name="P1" draw:layer="layout" svg:x1="62.299cm" svg:y1="16.791cm" svg:x2="63.457cm" svg:y2="16.791cm">
          <text:p/>
        </draw:line>
        <draw:line draw:style-name="gr6" draw:text-style-name="P1" draw:layer="layout" svg:x1="63.457cm" svg:y1="16.67cm" svg:x2="62.299cm" svg:y2="16.67cm">
          <text:p/>
        </draw:line>
        <draw:line draw:style-name="gr6" draw:text-style-name="P1" draw:layer="layout" svg:x1="63.457cm" svg:y1="16.67cm" svg:x2="63.485cm" svg:y2="16.67cm">
          <text:p/>
        </draw:line>
        <draw:line draw:style-name="gr6" draw:text-style-name="P1" draw:layer="layout" svg:x1="63.457cm" svg:y1="16.791cm" svg:x2="63.457cm" svg:y2="16.67cm">
          <text:p/>
        </draw:line>
        <draw:line draw:style-name="gr6" draw:text-style-name="P1" draw:layer="layout" svg:x1="63.485cm" svg:y1="16.791cm" svg:x2="63.457cm" svg:y2="16.791cm">
          <text:p/>
        </draw:line>
        <draw:line draw:style-name="gr6" draw:text-style-name="P1" draw:layer="layout" svg:x1="62.299cm" svg:y1="16.67cm" svg:x2="62.299cm" svg:y2="16.791cm">
          <text:p/>
        </draw:line>
        <draw:line draw:style-name="gr6" draw:text-style-name="P1" draw:layer="layout" svg:x1="62.272cm" svg:y1="16.67cm" svg:x2="62.299cm" svg:y2="16.67cm">
          <text:p/>
        </draw:line>
        <draw:line draw:style-name="gr6" draw:text-style-name="P1" draw:layer="layout" svg:x1="62.299cm" svg:y1="16.791cm" svg:x2="62.272cm" svg:y2="16.791cm">
          <text:p/>
        </draw:line>
        <draw:line draw:style-name="gr6" draw:text-style-name="P1" draw:layer="layout" svg:x1="64.78cm" svg:y1="16.802cm" svg:x2="64.78cm" svg:y2="16.67cm">
          <text:p/>
        </draw:line>
        <draw:line draw:style-name="gr6" draw:text-style-name="P1" draw:layer="layout" svg:x1="65.79cm" svg:y1="16.802cm" svg:x2="65.79cm" svg:y2="16.67cm">
          <text:p/>
        </draw:line>
        <draw:line draw:style-name="gr6" draw:text-style-name="P1" draw:layer="layout" svg:x1="64.791cm" svg:y1="16.67cm" svg:x2="64.78cm" svg:y2="16.67cm">
          <text:p/>
        </draw:line>
        <draw:line draw:style-name="gr6" draw:text-style-name="P1" draw:layer="layout" svg:x1="64.791cm" svg:y1="16.802cm" svg:x2="64.78cm" svg:y2="16.802cm">
          <text:p/>
        </draw:line>
        <draw:line draw:style-name="gr6" draw:text-style-name="P1" draw:layer="layout" svg:x1="65.781cm" svg:y1="16.67cm" svg:x2="65.79cm" svg:y2="16.67cm">
          <text:p/>
        </draw:line>
        <draw:line draw:style-name="gr6" draw:text-style-name="P1" draw:layer="layout" svg:x1="65.781cm" svg:y1="16.802cm" svg:x2="65.79cm" svg:y2="16.802cm">
          <text:p/>
        </draw:line>
        <draw:polyline draw:style-name="gr6" draw:text-style-name="P1" draw:layer="layout" svg:width="0.051cm" svg:height="0.132cm" svg:x="65.73cm" svg:y="16.67cm" svg:viewBox="0 0 52 133" draw:points="52,0 0,0 0,133 52,133">
          <text:p/>
        </draw:polyline>
        <draw:polyline draw:style-name="gr6" draw:text-style-name="P1" draw:layer="layout" svg:width="0.05cm" svg:height="0.132cm" svg:x="64.791cm" svg:y="16.67cm" svg:viewBox="0 0 51 133" draw:points="51,133 51,0 0,0">
          <text:p/>
        </draw:polyline>
        <draw:line draw:style-name="gr6" draw:text-style-name="P1" draw:layer="layout" svg:x1="64.791cm" svg:y1="16.802cm" svg:x2="64.841cm" svg:y2="16.802cm">
          <text:p/>
        </draw:line>
        <draw:line draw:style-name="gr6" draw:text-style-name="P1" draw:layer="layout" svg:x1="65.73cm" svg:y1="16.67cm" svg:x2="65.73cm" svg:y2="15.781cm">
          <text:p/>
        </draw:line>
        <draw:line draw:style-name="gr6" draw:text-style-name="P1" draw:layer="layout" svg:x1="65.73cm" svg:y1="16.802cm" svg:x2="64.841cm" svg:y2="16.802cm">
          <text:p/>
        </draw:line>
        <draw:path draw:style-name="gr6" draw:text-style-name="P1" draw:layer="layout" svg:width="0.889cm" svg:height="0.889cm" svg:x="64.841cm" svg:y="15.781cm" svg:viewBox="0 0 890 890" svg:d="M890 890h-890c0-492 398-890 890-890">
          <text:p/>
        </draw:path>
        <draw:line draw:style-name="gr6" draw:text-style-name="P1" draw:layer="layout" svg:x1="13.064cm" svg:y1="16.802cm" svg:x2="13.064cm" svg:y2="16.67cm">
          <text:p/>
        </draw:line>
        <draw:line draw:style-name="gr6" draw:text-style-name="P1" draw:layer="layout" svg:x1="14.073cm" svg:y1="16.802cm" svg:x2="14.073cm" svg:y2="16.67cm">
          <text:p/>
        </draw:line>
        <draw:line draw:style-name="gr6" draw:text-style-name="P1" draw:layer="layout" svg:x1="13.074cm" svg:y1="16.67cm" svg:x2="13.064cm" svg:y2="16.67cm">
          <text:p/>
        </draw:line>
        <draw:line draw:style-name="gr6" draw:text-style-name="P1" draw:layer="layout" svg:x1="13.074cm" svg:y1="16.802cm" svg:x2="13.064cm" svg:y2="16.802cm">
          <text:p/>
        </draw:line>
        <draw:line draw:style-name="gr6" draw:text-style-name="P1" draw:layer="layout" svg:x1="14.063cm" svg:y1="16.67cm" svg:x2="14.073cm" svg:y2="16.67cm">
          <text:p/>
        </draw:line>
        <draw:line draw:style-name="gr6" draw:text-style-name="P1" draw:layer="layout" svg:x1="14.063cm" svg:y1="16.802cm" svg:x2="14.073cm" svg:y2="16.802cm">
          <text:p/>
        </draw:line>
        <draw:polyline draw:style-name="gr6" draw:text-style-name="P1" draw:layer="layout" svg:width="0.049cm" svg:height="0.132cm" svg:x="14.014cm" svg:y="16.67cm" svg:viewBox="0 0 50 133" draw:points="50,0 0,0 0,133 50,133">
          <text:p/>
        </draw:polyline>
        <draw:polyline draw:style-name="gr6" draw:text-style-name="P1" draw:layer="layout" svg:width="0.049cm" svg:height="0.132cm" svg:x="13.074cm" svg:y="16.67cm" svg:viewBox="0 0 50 133" draw:points="50,133 50,0 0,0">
          <text:p/>
        </draw:polyline>
        <draw:line draw:style-name="gr6" draw:text-style-name="P1" draw:layer="layout" svg:x1="13.074cm" svg:y1="16.802cm" svg:x2="13.123cm" svg:y2="16.802cm">
          <text:p/>
        </draw:line>
        <draw:line draw:style-name="gr6" draw:text-style-name="P1" draw:layer="layout" svg:x1="14.014cm" svg:y1="16.67cm" svg:x2="14.014cm" svg:y2="15.781cm">
          <text:p/>
        </draw:line>
        <draw:line draw:style-name="gr6" draw:text-style-name="P1" draw:layer="layout" svg:x1="14.014cm" svg:y1="16.802cm" svg:x2="13.123cm" svg:y2="16.802cm">
          <text:p/>
        </draw:line>
        <draw:path draw:style-name="gr6" draw:text-style-name="P1" draw:layer="layout" svg:width="0.891cm" svg:height="0.889cm" svg:x="13.123cm" svg:y="15.781cm" svg:viewBox="0 0 892 890" svg:d="M892 890h-892c0-492 398-890 892-890">
          <text:p/>
        </draw:path>
        <draw:line draw:style-name="gr6" draw:text-style-name="P1" draw:layer="layout" svg:x1="27.19cm" svg:y1="16.67cm" svg:x2="27.19cm" svg:y2="16.791cm">
          <text:p/>
        </draw:line>
        <draw:line draw:style-name="gr6" draw:text-style-name="P1" draw:layer="layout" svg:x1="27.161cm" svg:y1="16.732cm" svg:x2="26.003cm" svg:y2="16.732cm">
          <text:p/>
        </draw:line>
        <draw:polyline draw:style-name="gr6" draw:text-style-name="P1" draw:layer="layout" svg:width="1.215cm" svg:height="0.121cm" svg:x="25.975cm" svg:y="16.67cm" svg:viewBox="0 0 1216 122" draw:points="0,0 0,122 1216,122">
          <text:p/>
        </draw:polyline>
        <draw:line draw:style-name="gr6" draw:text-style-name="P1" draw:layer="layout" svg:x1="27.19cm" svg:y1="16.67cm" svg:x2="25.975cm" svg:y2="16.67cm">
          <text:p/>
        </draw:line>
        <draw:line draw:style-name="gr6" draw:text-style-name="P1" draw:layer="layout" svg:x1="27.161cm" svg:y1="16.791cm" svg:x2="26.003cm" svg:y2="16.791cm">
          <text:p/>
        </draw:line>
        <draw:line draw:style-name="gr6" draw:text-style-name="P1" draw:layer="layout" svg:x1="26.003cm" svg:y1="16.67cm" svg:x2="27.161cm" svg:y2="16.67cm">
          <text:p/>
        </draw:line>
        <draw:line draw:style-name="gr6" draw:text-style-name="P1" draw:layer="layout" svg:x1="27.161cm" svg:y1="16.791cm" svg:x2="27.19cm" svg:y2="16.791cm">
          <text:p/>
        </draw:line>
        <draw:polyline draw:style-name="gr6" draw:text-style-name="P1" draw:layer="layout" svg:width="0.029cm" svg:height="0.121cm" svg:x="27.161cm" svg:y="16.67cm" svg:viewBox="0 0 30 122" draw:points="30,0 0,0 0,122">
          <text:p/>
        </draw:polyline>
        <draw:polyline draw:style-name="gr6" draw:text-style-name="P1" draw:layer="layout" svg:width="0.028cm" svg:height="0.121cm" svg:x="25.975cm" svg:y="16.67cm" svg:viewBox="0 0 29 122" draw:points="0,122 29,122 29,0 0,0">
          <text:p/>
        </draw:polyline>
        <draw:polygon draw:style-name="gr6" draw:text-style-name="P1" draw:layer="layout" svg:width="0.929cm" svg:height="0.121cm" svg:x="25.019cm" svg:y="16.67cm" svg:viewBox="0 0 930 122" draw:points="0,0 0,122 930,122 930,0">
          <text:p/>
        </draw:polygon>
        <draw:line draw:style-name="gr6" draw:text-style-name="P1" draw:layer="layout" svg:x1="25.948cm" svg:y1="16.791cm" svg:x2="25.975cm" svg:y2="16.791cm">
          <text:p/>
        </draw:line>
        <draw:polyline draw:style-name="gr6" draw:text-style-name="P1" draw:layer="layout" svg:width="0.027cm" svg:height="0.121cm" svg:x="25.948cm" svg:y="16.67cm" svg:viewBox="0 0 28 122" draw:points="28,0 0,0 0,122">
          <text:p/>
        </draw:polyline>
        <draw:line draw:style-name="gr6" draw:text-style-name="P1" draw:layer="layout" svg:x1="24.991cm" svg:y1="16.791cm" svg:x2="25.019cm" svg:y2="16.791cm">
          <text:p/>
        </draw:line>
        <draw:polyline draw:style-name="gr6" draw:text-style-name="P1" draw:layer="layout" svg:width="0.028cm" svg:height="0.121cm" svg:x="24.991cm" svg:y="16.67cm" svg:viewBox="0 0 29 122" draw:points="29,122 29,0 0,0">
          <text:p/>
        </draw:polyline>
        <draw:line draw:style-name="gr6" draw:text-style-name="P1" draw:layer="layout" svg:x1="25.019cm" svg:y1="16.791cm" svg:x2="25.019cm" svg:y2="17.699cm">
          <text:p/>
        </draw:line>
        <draw:line draw:style-name="gr6" draw:text-style-name="P1" draw:layer="layout" svg:x1="24.991cm" svg:y1="16.791cm" svg:x2="24.991cm" svg:y2="16.67cm">
          <text:p/>
        </draw:line>
        <draw:line draw:style-name="gr6" draw:text-style-name="P1" draw:layer="layout" svg:x1="25.975cm" svg:y1="16.791cm" svg:x2="25.975cm" svg:y2="16.67cm">
          <text:p/>
        </draw:line>
        <draw:path draw:style-name="gr6" draw:text-style-name="P1" draw:layer="layout" svg:width="0.908cm" svg:height="0.908cm" svg:x="25.019cm" svg:y="16.791cm" svg:viewBox="0 0 909 909" svg:d="M909 0c0 503-408 909-909 909">
          <text:p/>
        </draw:path>
        <draw:line draw:style-name="gr6" draw:text-style-name="P1" draw:layer="layout" svg:x1="9.503cm" svg:y1="13.483cm" svg:x2="9.385cm" svg:y2="13.483cm">
          <text:p/>
        </draw:line>
        <draw:line draw:style-name="gr6" draw:text-style-name="P1" draw:layer="layout" svg:x1="9.444cm" svg:y1="13.51cm" svg:x2="9.444cm" svg:y2="14.668cm">
          <text:p/>
        </draw:line>
        <draw:polyline draw:style-name="gr6" draw:text-style-name="P1" draw:layer="layout" svg:width="0.118cm" svg:height="1.213cm" svg:x="9.385cm" svg:y="13.483cm" svg:viewBox="0 0 119 1214" draw:points="119,1214 0,1214 0,0">
          <text:p/>
        </draw:polyline>
        <draw:line draw:style-name="gr6" draw:text-style-name="P1" draw:layer="layout" svg:x1="9.503cm" svg:y1="13.483cm" svg:x2="9.503cm" svg:y2="14.696cm">
          <text:p/>
        </draw:line>
        <draw:line draw:style-name="gr6" draw:text-style-name="P1" draw:layer="layout" svg:x1="9.385cm" svg:y1="13.51cm" svg:x2="9.385cm" svg:y2="14.668cm">
          <text:p/>
        </draw:line>
        <draw:line draw:style-name="gr6" draw:text-style-name="P1" draw:layer="layout" svg:x1="9.503cm" svg:y1="14.668cm" svg:x2="9.503cm" svg:y2="13.51cm">
          <text:p/>
        </draw:line>
        <draw:line draw:style-name="gr6" draw:text-style-name="P1" draw:layer="layout" svg:x1="9.503cm" svg:y1="14.668cm" svg:x2="9.503cm" svg:y2="14.696cm">
          <text:p/>
        </draw:line>
        <draw:line draw:style-name="gr6" draw:text-style-name="P1" draw:layer="layout" svg:x1="9.385cm" svg:y1="14.668cm" svg:x2="9.503cm" svg:y2="14.668cm">
          <text:p/>
        </draw:line>
        <draw:line draw:style-name="gr6" draw:text-style-name="P1" draw:layer="layout" svg:x1="9.385cm" svg:y1="14.696cm" svg:x2="9.385cm" svg:y2="14.668cm">
          <text:p/>
        </draw:line>
        <draw:line draw:style-name="gr6" draw:text-style-name="P1" draw:layer="layout" svg:x1="9.503cm" svg:y1="13.51cm" svg:x2="9.385cm" svg:y2="13.51cm">
          <text:p/>
        </draw:line>
        <draw:line draw:style-name="gr6" draw:text-style-name="P1" draw:layer="layout" svg:x1="9.503cm" svg:y1="13.483cm" svg:x2="9.503cm" svg:y2="13.51cm">
          <text:p/>
        </draw:line>
        <draw:line draw:style-name="gr6" draw:text-style-name="P1" draw:layer="layout" svg:x1="9.385cm" svg:y1="13.51cm" svg:x2="9.385cm" svg:y2="13.483cm">
          <text:p/>
        </draw:line>
        <draw:line draw:style-name="gr6" draw:text-style-name="P1" draw:layer="layout" svg:x1="9.503cm" svg:y1="14.723cm" svg:x2="9.503cm" svg:y2="15.652cm">
          <text:p/>
        </draw:line>
        <draw:line draw:style-name="gr6" draw:text-style-name="P1" draw:layer="layout" svg:x1="9.385cm" svg:y1="14.723cm" svg:x2="9.503cm" svg:y2="14.723cm">
          <text:p/>
        </draw:line>
        <draw:line draw:style-name="gr6" draw:text-style-name="P1" draw:layer="layout" svg:x1="9.385cm" svg:y1="15.652cm" svg:x2="9.385cm" svg:y2="14.723cm">
          <text:p/>
        </draw:line>
        <draw:line draw:style-name="gr6" draw:text-style-name="P1" draw:layer="layout" svg:x1="9.503cm" svg:y1="15.652cm" svg:x2="9.385cm" svg:y2="15.652cm">
          <text:p/>
        </draw:line>
        <draw:line draw:style-name="gr6" draw:text-style-name="P1" draw:layer="layout" svg:x1="9.503cm" svg:y1="15.652cm" svg:x2="9.503cm" svg:y2="15.682cm">
          <text:p/>
        </draw:line>
        <draw:line draw:style-name="gr6" draw:text-style-name="P1" draw:layer="layout" svg:x1="9.385cm" svg:y1="15.652cm" svg:x2="9.503cm" svg:y2="15.652cm">
          <text:p/>
        </draw:line>
        <draw:line draw:style-name="gr6" draw:text-style-name="P1" draw:layer="layout" svg:x1="9.385cm" svg:y1="15.682cm" svg:x2="9.385cm" svg:y2="15.652cm">
          <text:p/>
        </draw:line>
        <draw:line draw:style-name="gr6" draw:text-style-name="P1" draw:layer="layout" svg:x1="9.503cm" svg:y1="14.723cm" svg:x2="9.385cm" svg:y2="14.723cm">
          <text:p/>
        </draw:line>
        <draw:line draw:style-name="gr6" draw:text-style-name="P1" draw:layer="layout" svg:x1="9.503cm" svg:y1="14.696cm" svg:x2="9.503cm" svg:y2="14.723cm">
          <text:p/>
        </draw:line>
        <draw:line draw:style-name="gr6" draw:text-style-name="P1" draw:layer="layout" svg:x1="9.385cm" svg:y1="14.723cm" svg:x2="9.385cm" svg:y2="14.696cm">
          <text:p/>
        </draw:line>
        <draw:line draw:style-name="gr6" draw:text-style-name="P1" draw:layer="layout" svg:x1="9.385cm" svg:y1="15.652cm" svg:x2="8.477cm" svg:y2="15.652cm">
          <text:p/>
        </draw:line>
        <draw:line draw:style-name="gr6" draw:text-style-name="P1" draw:layer="layout" svg:x1="9.385cm" svg:y1="15.682cm" svg:x2="9.503cm" svg:y2="15.682cm">
          <text:p/>
        </draw:line>
        <draw:line draw:style-name="gr6" draw:text-style-name="P1" draw:layer="layout" svg:x1="9.385cm" svg:y1="14.696cm" svg:x2="9.503cm" svg:y2="14.696cm">
          <text:p/>
        </draw:line>
        <draw:path draw:style-name="gr6" draw:text-style-name="P1" draw:layer="layout" svg:width="0.908cm" svg:height="0.906cm" svg:x="8.477cm" svg:y="14.746cm" svg:viewBox="0 0 909 907" svg:d="M0 907c0-499 407-907 909-907">
          <text:p/>
        </draw:path>
        <draw:line draw:style-name="gr6" draw:text-style-name="P1" draw:layer="layout" svg:x1="72.902cm" svg:y1="35.866cm" svg:x2="73.831cm" svg:y2="35.866cm">
          <text:p/>
        </draw:line>
        <draw:line draw:style-name="gr6" draw:text-style-name="P1" draw:layer="layout" svg:x1="72.902cm" svg:y1="35.966cm" svg:x2="72.902cm" svg:y2="35.866cm">
          <text:p/>
        </draw:line>
        <draw:line draw:style-name="gr6" draw:text-style-name="P1" draw:layer="layout" svg:x1="73.831cm" svg:y1="35.966cm" svg:x2="72.902cm" svg:y2="35.966cm">
          <text:p/>
        </draw:line>
        <draw:line draw:style-name="gr6" draw:text-style-name="P1" draw:layer="layout" svg:x1="73.831cm" svg:y1="35.866cm" svg:x2="73.831cm" svg:y2="35.966cm">
          <text:p/>
        </draw:line>
        <draw:line draw:style-name="gr6" draw:text-style-name="P1" draw:layer="layout" svg:x1="73.831cm" svg:y1="35.866cm" svg:x2="73.858cm" svg:y2="35.866cm">
          <text:p/>
        </draw:line>
        <draw:line draw:style-name="gr6" draw:text-style-name="P1" draw:layer="layout" svg:x1="73.831cm" svg:y1="35.966cm" svg:x2="73.831cm" svg:y2="35.866cm">
          <text:p/>
        </draw:line>
        <draw:line draw:style-name="gr6" draw:text-style-name="P1" draw:layer="layout" svg:x1="73.858cm" svg:y1="35.966cm" svg:x2="73.831cm" svg:y2="35.966cm">
          <text:p/>
        </draw:line>
        <draw:line draw:style-name="gr6" draw:text-style-name="P1" draw:layer="layout" svg:x1="72.902cm" svg:y1="35.866cm" svg:x2="72.902cm" svg:y2="35.966cm">
          <text:p/>
        </draw:line>
        <draw:line draw:style-name="gr6" draw:text-style-name="P1" draw:layer="layout" svg:x1="72.872cm" svg:y1="35.866cm" svg:x2="72.902cm" svg:y2="35.866cm">
          <text:p/>
        </draw:line>
        <draw:line draw:style-name="gr6" draw:text-style-name="P1" draw:layer="layout" svg:x1="72.902cm" svg:y1="35.966cm" svg:x2="72.872cm" svg:y2="35.966cm">
          <text:p/>
        </draw:line>
        <draw:line draw:style-name="gr6" draw:text-style-name="P1" draw:layer="layout" svg:x1="73.831cm" svg:y1="35.966cm" svg:x2="73.831cm" svg:y2="36.874cm">
          <text:p/>
        </draw:line>
        <draw:line draw:style-name="gr6" draw:text-style-name="P1" draw:layer="layout" svg:x1="73.858cm" svg:y1="35.966cm" svg:x2="73.858cm" svg:y2="35.866cm">
          <text:p/>
        </draw:line>
        <draw:line draw:style-name="gr6" draw:text-style-name="P1" draw:layer="layout" svg:x1="72.872cm" svg:y1="35.966cm" svg:x2="72.872cm" svg:y2="35.866cm">
          <text:p/>
        </draw:line>
        <draw:path draw:style-name="gr6" draw:text-style-name="P1" draw:layer="layout" svg:width="0.908cm" svg:height="0.908cm" svg:x="72.923cm" svg:y="35.966cm" svg:viewBox="0 0 909 909" svg:d="M909 909c-502 0-909-407-909-909">
          <text:p/>
        </draw:path>
        <draw:line draw:style-name="gr6" draw:text-style-name="P1" draw:layer="layout" svg:x1="52.738cm" svg:y1="35.801cm" svg:x2="52.738cm" svg:y2="35.9cm">
          <text:p/>
        </draw:line>
        <draw:line draw:style-name="gr6" draw:text-style-name="P1" draw:layer="layout" svg:x1="53.748cm" svg:y1="35.801cm" svg:x2="53.748cm" svg:y2="35.9cm">
          <text:p/>
        </draw:line>
        <draw:line draw:style-name="gr6" draw:text-style-name="P1" draw:layer="layout" svg:x1="52.749cm" svg:y1="35.9cm" svg:x2="52.738cm" svg:y2="35.9cm">
          <text:p/>
        </draw:line>
        <draw:line draw:style-name="gr6" draw:text-style-name="P1" draw:layer="layout" svg:x1="52.749cm" svg:y1="35.801cm" svg:x2="52.738cm" svg:y2="35.801cm">
          <text:p/>
        </draw:line>
        <draw:line draw:style-name="gr6" draw:text-style-name="P1" draw:layer="layout" svg:x1="53.74cm" svg:y1="35.9cm" svg:x2="53.748cm" svg:y2="35.9cm">
          <text:p/>
        </draw:line>
        <draw:line draw:style-name="gr6" draw:text-style-name="P1" draw:layer="layout" svg:x1="53.74cm" svg:y1="35.801cm" svg:x2="53.748cm" svg:y2="35.801cm">
          <text:p/>
        </draw:line>
        <draw:line draw:style-name="gr6" draw:text-style-name="P1" draw:layer="layout" svg:x1="53.689cm" svg:y1="35.801cm" svg:x2="53.74cm" svg:y2="35.801cm">
          <text:p/>
        </draw:line>
        <draw:line draw:style-name="gr6" draw:text-style-name="P1" draw:layer="layout" svg:x1="53.689cm" svg:y1="35.9cm" svg:x2="53.689cm" svg:y2="35.801cm">
          <text:p/>
        </draw:line>
        <draw:line draw:style-name="gr6" draw:text-style-name="P1" draw:layer="layout" svg:x1="53.74cm" svg:y1="35.9cm" svg:x2="53.689cm" svg:y2="35.9cm">
          <text:p/>
        </draw:line>
        <draw:line draw:style-name="gr6" draw:text-style-name="P1" draw:layer="layout" svg:x1="52.749cm" svg:y1="35.801cm" svg:x2="52.8cm" svg:y2="35.801cm">
          <text:p/>
        </draw:line>
        <draw:line draw:style-name="gr6" draw:text-style-name="P1" draw:layer="layout" svg:x1="52.8cm" svg:y1="35.9cm" svg:x2="52.749cm" svg:y2="35.9cm">
          <text:p/>
        </draw:line>
        <draw:line draw:style-name="gr6" draw:text-style-name="P1" draw:layer="layout" svg:x1="52.8cm" svg:y1="35.801cm" svg:x2="52.8cm" svg:y2="35.9cm">
          <text:p/>
        </draw:line>
        <draw:line draw:style-name="gr6" draw:text-style-name="P1" draw:layer="layout" svg:x1="53.689cm" svg:y1="35.9cm" svg:x2="53.689cm" svg:y2="36.791cm">
          <text:p/>
        </draw:line>
        <draw:line draw:style-name="gr6" draw:text-style-name="P1" draw:layer="layout" svg:x1="52.8cm" svg:y1="35.801cm" svg:x2="53.689cm" svg:y2="35.801cm">
          <text:p/>
        </draw:line>
        <draw:line draw:style-name="gr6" draw:text-style-name="P1" draw:layer="layout" svg:x1="52.8cm" svg:y1="35.9cm" svg:x2="53.689cm" svg:y2="35.9cm">
          <text:p/>
        </draw:line>
        <draw:path draw:style-name="gr6" draw:text-style-name="P1" draw:layer="layout" svg:width="0.889cm" svg:height="0.891cm" svg:x="52.8cm" svg:y="35.9cm" svg:viewBox="0 0 890 892" svg:d="M890 892c-491 0-890-398-890-892">
          <text:p/>
        </draw:path>
        <draw:line draw:style-name="gr6" draw:text-style-name="P1" draw:layer="layout" svg:x1="67.84cm" svg:y1="19.221cm" svg:x2="67.798cm" svg:y2="19.226cm">
          <text:p/>
        </draw:line>
        <draw:line draw:style-name="gr6" draw:text-style-name="P1" draw:layer="layout" svg:x1="67.901cm" svg:y1="19.215cm" svg:x2="67.86cm" svg:y2="19.22cm">
          <text:p/>
        </draw:line>
        <draw:line draw:style-name="gr6" draw:text-style-name="P1" draw:layer="layout" svg:x1="67.86cm" svg:y1="19.181cm" svg:x2="67.901cm" svg:y2="19.186cm">
          <text:p/>
        </draw:line>
        <draw:line draw:style-name="gr6" draw:text-style-name="P1" draw:layer="layout" svg:x1="67.796cm" svg:y1="19.174cm" svg:x2="67.84cm" svg:y2="19.18cm">
          <text:p/>
        </draw:line>
        <draw:line draw:style-name="gr6" draw:text-style-name="P1" draw:layer="layout" svg:x1="67.84cm" svg:y1="19.141cm" svg:x2="67.796cm" svg:y2="19.146cm">
          <text:p/>
        </draw:line>
        <draw:line draw:style-name="gr6" draw:text-style-name="P1" draw:layer="layout" svg:x1="67.901cm" svg:y1="19.134cm" svg:x2="67.86cm" svg:y2="19.139cm">
          <text:p/>
        </draw:line>
        <draw:line draw:style-name="gr6" draw:text-style-name="P1" draw:layer="layout" svg:x1="67.86cm" svg:y1="19.1cm" svg:x2="67.901cm" svg:y2="19.106cm">
          <text:p/>
        </draw:line>
        <draw:line draw:style-name="gr6" draw:text-style-name="P1" draw:layer="layout" svg:x1="67.796cm" svg:y1="19.096cm" svg:x2="67.84cm" svg:y2="19.101cm">
          <text:p/>
        </draw:line>
        <draw:line draw:style-name="gr6" draw:text-style-name="P1" draw:layer="layout" svg:x1="67.84cm" svg:y1="19.062cm" svg:x2="67.796cm" svg:y2="19.065cm">
          <text:p/>
        </draw:line>
        <draw:line draw:style-name="gr6" draw:text-style-name="P1" draw:layer="layout" svg:x1="67.901cm" svg:y1="19.056cm" svg:x2="67.86cm" svg:y2="19.061cm">
          <text:p/>
        </draw:line>
        <draw:line draw:style-name="gr6" draw:text-style-name="P1" draw:layer="layout" svg:x1="67.86cm" svg:y1="19.022cm" svg:x2="67.901cm" svg:y2="19.027cm">
          <text:p/>
        </draw:line>
        <draw:line draw:style-name="gr6" draw:text-style-name="P1" draw:layer="layout" svg:x1="67.796cm" svg:y1="19.016cm" svg:x2="67.84cm" svg:y2="19.021cm">
          <text:p/>
        </draw:line>
        <draw:line draw:style-name="gr6" draw:text-style-name="P1" draw:layer="layout" svg:x1="67.84cm" svg:y1="18.982cm" svg:x2="67.796cm" svg:y2="18.987cm">
          <text:p/>
        </draw:line>
        <draw:line draw:style-name="gr6" draw:text-style-name="P1" draw:layer="layout" svg:x1="66.96cm" svg:y1="19.659cm" svg:x2="67.758cm" svg:y2="19.659cm">
          <text:p/>
        </draw:line>
        <draw:line draw:style-name="gr6" draw:text-style-name="P1" draw:layer="layout" svg:x1="66.96cm" svg:y1="19.68cm" svg:x2="66.96cm" svg:y2="19.659cm">
          <text:p/>
        </draw:line>
        <draw:line draw:style-name="gr6" draw:text-style-name="P1" draw:layer="layout" svg:x1="67.758cm" svg:y1="19.68cm" svg:x2="66.96cm" svg:y2="19.68cm">
          <text:p/>
        </draw:line>
        <draw:line draw:style-name="gr6" draw:text-style-name="P1" draw:layer="layout" svg:x1="67.86cm" svg:y1="18.98cm" svg:x2="67.86cm" svg:y2="19.581cm">
          <text:p/>
        </draw:line>
        <draw:line draw:style-name="gr6" draw:text-style-name="P1" draw:layer="layout" svg:x1="67.839cm" svg:y1="18.98cm" svg:x2="67.839cm" svg:y2="19.581cm">
          <text:p/>
        </draw:line>
        <draw:line draw:style-name="gr6" draw:text-style-name="P1" draw:layer="layout" svg:x1="67.86cm" svg:y1="18.98cm" svg:x2="67.839cm" svg:y2="18.98cm">
          <text:p/>
        </draw:line>
        <draw:line draw:style-name="gr6" draw:text-style-name="P1" draw:layer="layout" svg:x1="67.84cm" svg:y1="18.982cm" svg:x2="67.798cm" svg:y2="18.987cm">
          <text:p/>
        </draw:line>
        <draw:line draw:style-name="gr6" draw:text-style-name="P1" draw:layer="layout" svg:x1="67.839cm" svg:y1="18.98cm" svg:x2="67.839cm" svg:y2="18.982cm">
          <text:p/>
        </draw:line>
        <draw:line draw:style-name="gr6" draw:text-style-name="P1" draw:layer="layout" svg:x1="67.798cm" svg:y1="18.985cm" svg:x2="67.84cm" svg:y2="18.98cm">
          <text:p/>
        </draw:line>
        <draw:line draw:style-name="gr6" draw:text-style-name="P1" draw:layer="layout" svg:x1="67.901cm" svg:y1="19.027cm" svg:x2="67.798cm" svg:y2="19.016cm">
          <text:p/>
        </draw:line>
        <draw:line draw:style-name="gr6" draw:text-style-name="P1" draw:layer="layout" svg:x1="67.798cm" svg:y1="19.065cm" svg:x2="67.901cm" svg:y2="19.054cm">
          <text:p/>
        </draw:line>
        <draw:line draw:style-name="gr6" draw:text-style-name="P1" draw:layer="layout" svg:x1="67.901cm" svg:y1="19.108cm" svg:x2="67.798cm" svg:y2="19.096cm">
          <text:p/>
        </draw:line>
        <draw:line draw:style-name="gr6" draw:text-style-name="P1" draw:layer="layout" svg:x1="67.798cm" svg:y1="19.147cm" svg:x2="67.901cm" svg:y2="19.134cm">
          <text:p/>
        </draw:line>
        <draw:line draw:style-name="gr6" draw:text-style-name="P1" draw:layer="layout" svg:x1="67.901cm" svg:y1="19.188cm" svg:x2="67.798cm" svg:y2="19.177cm">
          <text:p/>
        </draw:line>
        <draw:line draw:style-name="gr6" draw:text-style-name="P1" draw:layer="layout" svg:x1="67.798cm" svg:y1="19.226cm" svg:x2="67.901cm" svg:y2="19.215cm">
          <text:p/>
        </draw:line>
        <draw:polyline draw:style-name="gr6" draw:text-style-name="P1" draw:layer="layout" svg:width="0cm" svg:height="0cm" svg:x="67.798cm" svg:y="19.225cm" svg:viewBox="0 0 0 0" draw:points="0,0">
          <text:p/>
        </draw:polyline>
        <draw:line draw:style-name="gr6" draw:text-style-name="P1" draw:layer="layout" svg:x1="67.901cm" svg:y1="19.215cm" svg:x2="67.798cm" svg:y2="19.226cm">
          <text:p/>
        </draw:line>
        <draw:line draw:style-name="gr6" draw:text-style-name="P1" draw:layer="layout" svg:x1="67.796cm" svg:y1="19.174cm" svg:x2="67.901cm" svg:y2="19.187cm">
          <text:p/>
        </draw:line>
        <draw:line draw:style-name="gr6" draw:text-style-name="P1" draw:layer="layout" svg:x1="67.901cm" svg:y1="19.134cm" svg:x2="67.796cm" svg:y2="19.147cm">
          <text:p/>
        </draw:line>
        <draw:line draw:style-name="gr6" draw:text-style-name="P1" draw:layer="layout" svg:x1="67.796cm" svg:y1="19.096cm" svg:x2="67.901cm" svg:y2="19.106cm">
          <text:p/>
        </draw:line>
        <draw:line draw:style-name="gr6" draw:text-style-name="P1" draw:layer="layout" svg:x1="67.901cm" svg:y1="19.056cm" svg:x2="67.796cm" svg:y2="19.065cm">
          <text:p/>
        </draw:line>
        <draw:line draw:style-name="gr6" draw:text-style-name="P1" draw:layer="layout" svg:x1="67.796cm" svg:y1="19.016cm" svg:x2="67.901cm" svg:y2="19.027cm">
          <text:p/>
        </draw:line>
        <draw:path draw:style-name="gr6" draw:text-style-name="P1" draw:layer="layout" svg:width="0.013cm" svg:height="0.016cm" svg:x="67.9cm" svg:y="19.2cm" svg:viewBox="0 0 14 17" svg:d="M14 0c0 9-7 17-14 17">
          <text:p/>
        </draw:path>
        <draw:path draw:style-name="gr6" draw:text-style-name="P1" draw:layer="layout" svg:width="0.013cm" svg:height="0.015cm" svg:x="67.9cm" svg:y="19.185cm" svg:viewBox="0 0 14 16" svg:d="M0 0c7 3 14 9 14 16">
          <text:p/>
        </draw:path>
        <draw:path draw:style-name="gr6" draw:text-style-name="P1" draw:layer="layout" svg:width="0.012cm" svg:height="0.029cm" svg:x="67.784cm" svg:y="19.145cm" svg:viewBox="0 0 13 30" svg:d="M13 30c-7 0-13-6-13-14s6-14 13-16">
          <text:p/>
        </draw:path>
        <draw:path draw:style-name="gr6" draw:text-style-name="P1" draw:layer="layout" svg:width="0.013cm" svg:height="0.015cm" svg:x="67.9cm" svg:y="19.119cm" svg:viewBox="0 0 14 16" svg:d="M14 0c0 9-7 16-14 16">
          <text:p/>
        </draw:path>
        <draw:path draw:style-name="gr6" draw:text-style-name="P1" draw:layer="layout" svg:width="0.013cm" svg:height="0.014cm" svg:x="67.9cm" svg:y="19.105cm" svg:viewBox="0 0 14 15" svg:d="M0 0c7 2 14 8 14 15">
          <text:p/>
        </draw:path>
        <draw:path draw:style-name="gr6" draw:text-style-name="P1" draw:layer="layout" svg:width="0.012cm" svg:height="0.032cm" svg:x="67.784cm" svg:y="19.064cm" svg:viewBox="0 0 13 33" svg:d="M13 33c-7-2-13-8-13-15 0-9 6-16 13-18">
          <text:p/>
        </draw:path>
        <draw:path draw:style-name="gr6" draw:text-style-name="P1" draw:layer="layout" svg:width="0.013cm" svg:height="0.015cm" svg:x="67.9cm" svg:y="19.041cm" svg:viewBox="0 0 14 16" svg:d="M14 0c0 7-7 14-14 16">
          <text:p/>
        </draw:path>
        <draw:path draw:style-name="gr6" draw:text-style-name="P1" draw:layer="layout" svg:width="0.013cm" svg:height="0.015cm" svg:x="67.9cm" svg:y="19.026cm" svg:viewBox="0 0 14 16" svg:d="M0 0c7 0 14 8 14 16">
          <text:p/>
        </draw:path>
        <draw:path draw:style-name="gr6" draw:text-style-name="P1" draw:layer="layout" svg:width="0.012cm" svg:height="0.03cm" svg:x="67.784cm" svg:y="18.986cm" svg:viewBox="0 0 13 31" svg:d="M13 31c-7-2-13-10-13-16 0-9 6-15 13-15">
          <text:p/>
        </draw:path>
        <draw:path draw:style-name="gr6" draw:text-style-name="P1" draw:layer="layout" svg:width="0.081cm" svg:height="0.078cm" svg:x="67.758cm" svg:y="19.581cm" svg:viewBox="0 0 82 79" svg:d="M82 0c0 45-36 79-82 79">
          <text:p/>
        </draw:path>
        <draw:path draw:style-name="gr6" draw:text-style-name="P1" draw:layer="layout" svg:width="0.102cm" svg:height="0.099cm" svg:x="67.758cm" svg:y="19.581cm" svg:viewBox="0 0 103 100" svg:d="M103 0c0 55-48 100-103 100">
          <text:p/>
        </draw:path>
        <draw:path draw:style-name="gr6" draw:text-style-name="P1" draw:layer="layout" svg:width="0.016cm" svg:height="0.017cm" svg:x="67.782cm" svg:y="18.984cm" svg:viewBox="0 0 17 18" svg:d="M0 18c0-10 9-18 17-18">
          <text:p/>
        </draw:path>
        <draw:path draw:style-name="gr6" draw:text-style-name="P1" draw:layer="layout" svg:width="0.016cm" svg:height="0.015cm" svg:x="67.782cm" svg:y="19.001cm" svg:viewBox="0 0 17 16" svg:d="M17 16c-8 0-17-7-17-16">
          <text:p/>
        </draw:path>
        <draw:path draw:style-name="gr6" draw:text-style-name="P1" draw:layer="layout" svg:width="0.013cm" svg:height="0.028cm" svg:x="67.9cm" svg:y="19.026cm" svg:viewBox="0 0 14 29" svg:d="M0 0c7 0 14 7 14 15 0 6-7 14-14 14">
          <text:p/>
        </draw:path>
        <draw:path draw:style-name="gr6" draw:text-style-name="P1" draw:layer="layout" svg:width="0.016cm" svg:height="0.017cm" svg:x="67.782cm" svg:y="19.064cm" svg:viewBox="0 0 17 18" svg:d="M0 18c0-11 9-18 17-18">
          <text:p/>
        </draw:path>
        <draw:path draw:style-name="gr6" draw:text-style-name="P1" draw:layer="layout" svg:width="0.016cm" svg:height="0.015cm" svg:x="67.782cm" svg:y="19.081cm" svg:viewBox="0 0 17 16" svg:d="M17 16c-8 0-17-6-17-16">
          <text:p/>
        </draw:path>
        <draw:path draw:style-name="gr6" draw:text-style-name="P1" draw:layer="layout" svg:width="0.013cm" svg:height="0.027cm" svg:x="67.9cm" svg:y="19.107cm" svg:viewBox="0 0 14 28" svg:d="M0 0c7 0 14 6 14 12 0 9-7 16-14 16">
          <text:p/>
        </draw:path>
        <draw:path draw:style-name="gr6" draw:text-style-name="P1" draw:layer="layout" svg:width="0.016cm" svg:height="0.015cm" svg:x="67.782cm" svg:y="19.145cm" svg:viewBox="0 0 17 16" svg:d="M0 16c0-10 9-16 17-16">
          <text:p/>
        </draw:path>
        <draw:path draw:style-name="gr6" draw:text-style-name="P1" draw:layer="layout" svg:width="0.016cm" svg:height="0.017cm" svg:x="67.782cm" svg:y="19.16cm" svg:viewBox="0 0 17 18" svg:d="M17 18c-8 0-17-8-17-18">
          <text:p/>
        </draw:path>
        <draw:path draw:style-name="gr6" draw:text-style-name="P1" draw:layer="layout" svg:width="0.013cm" svg:height="0.028cm" svg:x="67.9cm" svg:y="19.187cm" svg:viewBox="0 0 14 29" svg:d="M0 0c7 0 14 6 14 13 0 8-7 13-14 16">
          <text:p/>
        </draw:path>
        <draw:path draw:style-name="gr6" draw:text-style-name="P1" draw:layer="layout" svg:width="0.013cm" svg:height="0.016cm" svg:x="67.9cm" svg:y="19.2cm" svg:viewBox="0 0 14 17" svg:d="M14 0c0 9-7 17-14 17">
          <text:p/>
        </draw:path>
        <draw:path draw:style-name="gr6" draw:text-style-name="P1" draw:layer="layout" svg:width="0.013cm" svg:height="0.015cm" svg:x="67.9cm" svg:y="19.185cm" svg:viewBox="0 0 14 16" svg:d="M0 0c7 3 14 9 14 16">
          <text:p/>
        </draw:path>
        <draw:path draw:style-name="gr6" draw:text-style-name="P1" draw:layer="layout" svg:width="0.012cm" svg:height="0.029cm" svg:x="67.784cm" svg:y="19.145cm" svg:viewBox="0 0 13 30" svg:d="M13 30c-7 0-13-6-13-14s6-14 13-16">
          <text:p/>
        </draw:path>
        <draw:path draw:style-name="gr6" draw:text-style-name="P1" draw:layer="layout" svg:width="0.013cm" svg:height="0.015cm" svg:x="67.9cm" svg:y="19.119cm" svg:viewBox="0 0 14 16" svg:d="M14 0c0 9-7 16-14 16">
          <text:p/>
        </draw:path>
        <draw:path draw:style-name="gr6" draw:text-style-name="P1" draw:layer="layout" svg:width="0.013cm" svg:height="0.014cm" svg:x="67.9cm" svg:y="19.105cm" svg:viewBox="0 0 14 15" svg:d="M0 0c7 2 14 8 14 15">
          <text:p/>
        </draw:path>
        <draw:path draw:style-name="gr6" draw:text-style-name="P1" draw:layer="layout" svg:width="0.012cm" svg:height="0.032cm" svg:x="67.784cm" svg:y="19.064cm" svg:viewBox="0 0 13 33" svg:d="M13 33c-7-2-13-8-13-15 0-9 6-16 13-18">
          <text:p/>
        </draw:path>
        <draw:path draw:style-name="gr6" draw:text-style-name="P1" draw:layer="layout" svg:width="0.013cm" svg:height="0.015cm" svg:x="67.9cm" svg:y="19.041cm" svg:viewBox="0 0 14 16" svg:d="M14 0c0 7-7 14-14 16">
          <text:p/>
        </draw:path>
        <draw:path draw:style-name="gr6" draw:text-style-name="P1" draw:layer="layout" svg:width="0.013cm" svg:height="0.015cm" svg:x="67.9cm" svg:y="19.026cm" svg:viewBox="0 0 14 16" svg:d="M0 0c7 0 14 8 14 16">
          <text:p/>
        </draw:path>
        <draw:path draw:style-name="gr6" draw:text-style-name="P1" draw:layer="layout" svg:width="0.014cm" svg:height="0.03cm" svg:x="67.784cm" svg:y="18.986cm" svg:viewBox="0 0 15 31" svg:d="M13 31c-7-2-13-10-13-16 0-9 6-15 15-15">
          <text:p/>
        </draw:path>
        <draw:line draw:style-name="gr6" draw:text-style-name="P1" draw:layer="layout" svg:x1="67.403cm" svg:y1="19.136cm" svg:x2="67.416cm" svg:y2="19.205cm">
          <text:p/>
        </draw:line>
        <draw:line draw:style-name="gr6" draw:text-style-name="P1" draw:layer="layout" svg:x1="67.386cm" svg:y1="19.236cm" svg:x2="67.386cm" svg:y2="19.134cm">
          <text:p/>
        </draw:line>
        <draw:line draw:style-name="gr6" draw:text-style-name="P1" draw:layer="layout" svg:x1="67.358cm" svg:y1="19.205cm" svg:x2="67.372cm" svg:y2="19.136cm">
          <text:p/>
        </draw:line>
        <draw:line draw:style-name="gr6" draw:text-style-name="P1" draw:layer="layout" svg:x1="67.391cm" svg:y1="18.98cm" svg:x2="67.265cm" svg:y2="19.106cm">
          <text:p/>
        </draw:line>
        <draw:line draw:style-name="gr6" draw:text-style-name="P1" draw:layer="layout" svg:x1="67.39cm" svg:y1="18.98cm" svg:x2="67.514cm" svg:y2="19.106cm">
          <text:p/>
        </draw:line>
        <draw:line draw:style-name="gr6" draw:text-style-name="P1" draw:layer="layout" svg:x1="67.265cm" svg:y1="19.105cm" svg:x2="67.513cm" svg:y2="19.105cm">
          <text:p/>
        </draw:line>
        <draw:line draw:style-name="gr6" draw:text-style-name="P1" draw:layer="layout" svg:x1="46.677cm" svg:y1="31.203cm" svg:x2="46.644cm" svg:y2="31.223cm">
          <text:p/>
        </draw:line>
        <draw:line draw:style-name="gr6" draw:text-style-name="P1" draw:layer="layout" svg:x1="46.7cm" svg:y1="32.66cm" svg:x2="46.731cm" svg:y2="32.66cm">
          <text:p/>
        </draw:line>
        <draw:line draw:style-name="gr6" draw:text-style-name="P1" draw:layer="layout" svg:x1="46.7cm" svg:y1="32.867cm" svg:x2="46.7cm" svg:y2="32.66cm">
          <text:p/>
        </draw:line>
        <draw:line draw:style-name="gr6" draw:text-style-name="P1" draw:layer="layout" svg:x1="46.824cm" svg:y1="32.867cm" svg:x2="46.7cm" svg:y2="32.867cm">
          <text:p/>
        </draw:line>
        <draw:line draw:style-name="gr6" draw:text-style-name="P1" draw:layer="layout" svg:x1="46.824cm" svg:y1="32.827cm" svg:x2="46.824cm" svg:y2="32.867cm">
          <text:p/>
        </draw:line>
        <draw:line draw:style-name="gr6" draw:text-style-name="P1" draw:layer="layout" svg:x1="46.824cm" svg:y1="30.287cm" svg:x2="46.824cm" svg:y2="32.827cm">
          <text:p/>
        </draw:line>
        <draw:line draw:style-name="gr6" draw:text-style-name="P1" draw:layer="layout" svg:x1="46.644cm" svg:y1="30.287cm" svg:x2="46.824cm" svg:y2="30.287cm">
          <text:p/>
        </draw:line>
        <draw:line draw:style-name="gr6" draw:text-style-name="P1" draw:layer="layout" svg:x1="46.644cm" svg:y1="30.327cm" svg:x2="46.644cm" svg:y2="30.287cm">
          <text:p/>
        </draw:line>
        <draw:line draw:style-name="gr6" draw:text-style-name="P1" draw:layer="layout" svg:x1="46.644cm" svg:y1="31.222cm" svg:x2="46.644cm" svg:y2="30.327cm">
          <text:p/>
        </draw:line>
        <draw:line draw:style-name="gr6" draw:text-style-name="P1" draw:layer="layout" svg:x1="46.644cm" svg:y1="32.827cm" svg:x2="46.644cm" svg:y2="31.222cm">
          <text:p/>
        </draw:line>
        <draw:line draw:style-name="gr6" draw:text-style-name="P1" draw:layer="layout" svg:x1="46.676cm" svg:y1="32.827cm" svg:x2="46.644cm" svg:y2="32.827cm">
          <text:p/>
        </draw:line>
        <draw:line draw:style-name="gr6" draw:text-style-name="P1" draw:layer="layout" svg:x1="46.731cm" svg:y1="32.837cm" svg:x2="46.731cm" svg:y2="32.66cm">
          <text:p/>
        </draw:line>
        <draw:line draw:style-name="gr6" draw:text-style-name="P1" draw:layer="layout" svg:x1="46.795cm" svg:y1="32.837cm" svg:x2="46.731cm" svg:y2="32.837cm">
          <text:p/>
        </draw:line>
        <draw:line draw:style-name="gr6" draw:text-style-name="P1" draw:layer="layout" svg:x1="46.795cm" svg:y1="30.317cm" svg:x2="46.795cm" svg:y2="32.837cm">
          <text:p/>
        </draw:line>
        <draw:line draw:style-name="gr6" draw:text-style-name="P1" draw:layer="layout" svg:x1="46.676cm" svg:y1="30.317cm" svg:x2="46.795cm" svg:y2="30.317cm">
          <text:p/>
        </draw:line>
        <draw:line draw:style-name="gr6" draw:text-style-name="P1" draw:layer="layout" svg:x1="46.676cm" svg:y1="31.203cm" svg:x2="46.676cm" svg:y2="30.317cm">
          <text:p/>
        </draw:line>
        <draw:line draw:style-name="gr6" draw:text-style-name="P1" draw:layer="layout" svg:x1="46.676cm" svg:y1="32.827cm" svg:x2="46.676cm" svg:y2="31.203cm">
          <text:p/>
        </draw:line>
        <draw:line draw:style-name="gr6" draw:text-style-name="P1" draw:layer="layout" svg:x1="46.824cm" svg:y1="32.687cm" svg:x2="46.795cm" svg:y2="32.687cm">
          <text:p/>
        </draw:line>
        <draw:line draw:style-name="gr6" draw:text-style-name="P1" draw:layer="layout" svg:x1="46.824cm" svg:y1="30.287cm" svg:x2="46.824cm" svg:y2="32.687cm">
          <text:p/>
        </draw:line>
        <draw:line draw:style-name="gr6" draw:text-style-name="P1" draw:layer="layout" svg:x1="46.644cm" svg:y1="30.287cm" svg:x2="46.824cm" svg:y2="30.287cm">
          <text:p/>
        </draw:line>
        <draw:line draw:style-name="gr6" draw:text-style-name="P1" draw:layer="layout" svg:x1="46.644cm" svg:y1="30.327cm" svg:x2="46.644cm" svg:y2="30.287cm">
          <text:p/>
        </draw:line>
        <draw:line draw:style-name="gr6" draw:text-style-name="P1" draw:layer="layout" svg:x1="46.644cm" svg:y1="31.222cm" svg:x2="46.644cm" svg:y2="30.327cm">
          <text:p/>
        </draw:line>
        <draw:line draw:style-name="gr6" draw:text-style-name="P1" draw:layer="layout" svg:x1="46.795cm" svg:y1="30.317cm" svg:x2="46.795cm" svg:y2="32.687cm">
          <text:p/>
        </draw:line>
        <draw:line draw:style-name="gr6" draw:text-style-name="P1" draw:layer="layout" svg:x1="46.676cm" svg:y1="30.317cm" svg:x2="46.795cm" svg:y2="30.317cm">
          <text:p/>
        </draw:line>
        <draw:line draw:style-name="gr6" draw:text-style-name="P1" draw:layer="layout" svg:x1="46.676cm" svg:y1="31.203cm" svg:x2="46.676cm" svg:y2="30.317cm">
          <text:p/>
        </draw:line>
        <draw:line draw:style-name="gr6" draw:text-style-name="P1" draw:layer="layout" svg:x1="16.493cm" svg:y1="13.567cm" svg:x2="16.493cm" svg:y2="13.597cm">
          <text:p/>
        </draw:line>
        <draw:line draw:style-name="gr6" draw:text-style-name="P1" draw:layer="layout" svg:x1="15.494cm" svg:y1="13.567cm" svg:x2="16.493cm" svg:y2="13.567cm">
          <text:p/>
        </draw:line>
        <draw:line draw:style-name="gr6" draw:text-style-name="P1" draw:layer="layout" svg:x1="14.293cm" svg:y1="13.567cm" svg:x2="15.494cm" svg:y2="13.567cm">
          <text:p/>
        </draw:line>
        <draw:line draw:style-name="gr6" draw:text-style-name="P1" draw:layer="layout" svg:x1="14.293cm" svg:y1="13.597cm" svg:x2="14.293cm" svg:y2="13.567cm">
          <text:p/>
        </draw:line>
        <draw:line draw:style-name="gr6" draw:text-style-name="P1" draw:layer="layout" svg:x1="15.494cm" svg:y1="13.597cm" svg:x2="16.493cm" svg:y2="13.597cm">
          <text:p/>
        </draw:line>
        <draw:line draw:style-name="gr6" draw:text-style-name="P1" draw:layer="layout" svg:x1="14.293cm" svg:y1="13.597cm" svg:x2="15.494cm" svg:y2="13.597cm">
          <text:p/>
        </draw:line>
        <draw:line draw:style-name="gr6" draw:text-style-name="P1" draw:layer="layout" svg:x1="15.534cm" svg:y1="12.647cm" svg:x2="15.534cm" svg:y2="13.567cm">
          <text:p/>
        </draw:line>
        <draw:line draw:style-name="gr6" draw:text-style-name="P1" draw:layer="layout" svg:x1="15.534cm" svg:y1="13.597cm" svg:x2="15.534cm" svg:y2="13.608cm">
          <text:p/>
        </draw:line>
        <draw:line draw:style-name="gr6" draw:text-style-name="P1" draw:layer="layout" svg:x1="16.452cm" svg:y1="12.647cm" svg:x2="15.534cm" svg:y2="12.647cm">
          <text:p/>
        </draw:line>
        <draw:line draw:style-name="gr6" draw:text-style-name="P1" draw:layer="layout" svg:x1="16.452cm" svg:y1="13.557cm" svg:x2="16.452cm" svg:y2="12.647cm">
          <text:p/>
        </draw:line>
        <draw:line draw:style-name="gr6" draw:text-style-name="P1" draw:layer="layout" svg:x1="16.482cm" svg:y1="13.557cm" svg:x2="16.452cm" svg:y2="13.557cm">
          <text:p/>
        </draw:line>
        <draw:line draw:style-name="gr6" draw:text-style-name="P1" draw:layer="layout" svg:x1="15.502cm" svg:y1="12.617cm" svg:x2="15.502cm" svg:y2="13.567cm">
          <text:p/>
        </draw:line>
        <draw:line draw:style-name="gr6" draw:text-style-name="P1" draw:layer="layout" svg:x1="15.502cm" svg:y1="13.597cm" svg:x2="15.502cm" svg:y2="13.608cm">
          <text:p/>
        </draw:line>
        <draw:line draw:style-name="gr6" draw:text-style-name="P1" draw:layer="layout" svg:x1="16.482cm" svg:y1="12.617cm" svg:x2="15.502cm" svg:y2="12.617cm">
          <text:p/>
        </draw:line>
        <draw:line draw:style-name="gr6" draw:text-style-name="P1" draw:layer="layout" svg:x1="16.482cm" svg:y1="13.557cm" svg:x2="16.482cm" svg:y2="12.617cm">
          <text:p/>
        </draw:line>
        <draw:line draw:style-name="gr6" draw:text-style-name="P1" draw:layer="layout" svg:x1="17.621cm" svg:y1="13.608cm" svg:x2="17.665cm" svg:y2="13.608cm">
          <text:p/>
        </draw:line>
        <draw:line draw:style-name="gr6" draw:text-style-name="P1" draw:layer="layout" svg:x1="17.621cm" svg:y1="14.734cm" svg:x2="17.621cm" svg:y2="13.608cm">
          <text:p/>
        </draw:line>
        <draw:line draw:style-name="gr6" draw:text-style-name="P1" draw:layer="layout" svg:x1="16.493cm" svg:y1="14.734cm" svg:x2="17.621cm" svg:y2="14.734cm">
          <text:p/>
        </draw:line>
        <draw:line draw:style-name="gr6" draw:text-style-name="P1" draw:layer="layout" svg:x1="15.303cm" svg:y1="14.734cm" svg:x2="16.493cm" svg:y2="14.734cm">
          <text:p/>
        </draw:line>
        <draw:line draw:style-name="gr6" draw:text-style-name="P1" draw:layer="layout" svg:x1="15.303cm" svg:y1="14.778cm" svg:x2="15.303cm" svg:y2="14.734cm">
          <text:p/>
        </draw:line>
        <draw:line draw:style-name="gr6" draw:text-style-name="P1" draw:layer="layout" svg:x1="17.665cm" svg:y1="14.778cm" svg:x2="17.665cm" svg:y2="13.608cm">
          <text:p/>
        </draw:line>
        <draw:line draw:style-name="gr6" draw:text-style-name="P1" draw:layer="layout" svg:x1="16.493cm" svg:y1="14.778cm" svg:x2="17.665cm" svg:y2="14.778cm">
          <text:p/>
        </draw:line>
        <draw:line draw:style-name="gr6" draw:text-style-name="P1" draw:layer="layout" svg:x1="15.303cm" svg:y1="14.778cm" svg:x2="16.493cm" svg:y2="14.778cm">
          <text:p/>
        </draw:line>
        <draw:line draw:style-name="gr6" draw:text-style-name="P1" draw:layer="layout" svg:x1="14.365cm" svg:y1="12.606cm" svg:x2="14.365cm" svg:y2="13.567cm">
          <text:p/>
        </draw:line>
        <draw:line draw:style-name="gr6" draw:text-style-name="P1" draw:layer="layout" svg:x1="14.365cm" svg:y1="13.597cm" svg:x2="14.365cm" svg:y2="13.608cm">
          <text:p/>
        </draw:line>
        <draw:line draw:style-name="gr6" draw:text-style-name="P1" draw:layer="layout" svg:x1="14.365cm" svg:y1="11.48cm" svg:x2="14.365cm" svg:y2="12.606cm">
          <text:p/>
        </draw:line>
        <draw:line draw:style-name="gr6" draw:text-style-name="P1" draw:layer="layout" svg:x1="15.244cm" svg:y1="11.48cm" svg:x2="14.365cm" svg:y2="11.48cm">
          <text:p/>
        </draw:line>
        <draw:line draw:style-name="gr6" draw:text-style-name="P1" draw:layer="layout" svg:x1="16.493cm" svg:y1="11.48cm" svg:x2="15.244cm" svg:y2="11.48cm">
          <text:p/>
        </draw:line>
        <draw:line draw:style-name="gr6" draw:text-style-name="P1" draw:layer="layout" svg:x1="17.621cm" svg:y1="11.48cm" svg:x2="16.493cm" svg:y2="11.48cm">
          <text:p/>
        </draw:line>
        <draw:line draw:style-name="gr6" draw:text-style-name="P1" draw:layer="layout" svg:x1="17.621cm" svg:y1="12.357cm" svg:x2="17.621cm" svg:y2="11.48cm">
          <text:p/>
        </draw:line>
        <draw:line draw:style-name="gr6" draw:text-style-name="P1" draw:layer="layout" svg:x1="17.621cm" svg:y1="13.608cm" svg:x2="17.621cm" svg:y2="12.357cm">
          <text:p/>
        </draw:line>
        <draw:line draw:style-name="gr6" draw:text-style-name="P1" draw:layer="layout" svg:x1="17.665cm" svg:y1="13.608cm" svg:x2="17.621cm" svg:y2="13.608cm">
          <text:p/>
        </draw:line>
        <draw:line draw:style-name="gr6" draw:text-style-name="P1" draw:layer="layout" svg:x1="14.321cm" svg:y1="12.606cm" svg:x2="14.321cm" svg:y2="13.567cm">
          <text:p/>
        </draw:line>
        <draw:line draw:style-name="gr6" draw:text-style-name="P1" draw:layer="layout" svg:x1="14.321cm" svg:y1="13.597cm" svg:x2="14.321cm" svg:y2="13.608cm">
          <text:p/>
        </draw:line>
        <draw:line draw:style-name="gr6" draw:text-style-name="P1" draw:layer="layout" svg:x1="14.321cm" svg:y1="11.434cm" svg:x2="14.321cm" svg:y2="12.606cm">
          <text:p/>
        </draw:line>
        <draw:line draw:style-name="gr6" draw:text-style-name="P1" draw:layer="layout" svg:x1="15.244cm" svg:y1="11.434cm" svg:x2="14.321cm" svg:y2="11.434cm">
          <text:p/>
        </draw:line>
        <draw:line draw:style-name="gr6" draw:text-style-name="P1" draw:layer="layout" svg:x1="16.493cm" svg:y1="11.434cm" svg:x2="15.244cm" svg:y2="11.434cm">
          <text:p/>
        </draw:line>
        <draw:line draw:style-name="gr6" draw:text-style-name="P1" draw:layer="layout" svg:x1="17.665cm" svg:y1="11.434cm" svg:x2="16.493cm" svg:y2="11.434cm">
          <text:p/>
        </draw:line>
        <draw:line draw:style-name="gr6" draw:text-style-name="P1" draw:layer="layout" svg:x1="17.665cm" svg:y1="12.357cm" svg:x2="17.665cm" svg:y2="11.434cm">
          <text:p/>
        </draw:line>
        <draw:line draw:style-name="gr6" draw:text-style-name="P1" draw:layer="layout" svg:x1="17.665cm" svg:y1="13.608cm" svg:x2="17.665cm" svg:y2="12.357cm">
          <text:p/>
        </draw:line>
        <draw:line draw:style-name="gr6" draw:text-style-name="P1" draw:layer="layout" svg:x1="62.287cm" svg:y1="13.608cm" svg:x2="62.257cm" svg:y2="13.608cm">
          <text:p/>
        </draw:line>
        <draw:line draw:style-name="gr6" draw:text-style-name="P1" draw:layer="layout" svg:x1="62.287cm" svg:y1="12.596cm" svg:x2="62.287cm" svg:y2="13.608cm">
          <text:p/>
        </draw:line>
        <draw:line draw:style-name="gr6" draw:text-style-name="P1" draw:layer="layout" svg:x1="63.265cm" svg:y1="12.596cm" svg:x2="62.287cm" svg:y2="12.596cm">
          <text:p/>
        </draw:line>
        <draw:line draw:style-name="gr6" draw:text-style-name="P1" draw:layer="layout" svg:x1="62.257cm" svg:y1="12.566cm" svg:x2="62.257cm" svg:y2="13.608cm">
          <text:p/>
        </draw:line>
        <draw:line draw:style-name="gr6" draw:text-style-name="P1" draw:layer="layout" svg:x1="63.246cm" svg:y1="12.566cm" svg:x2="62.257cm" svg:y2="12.566cm">
          <text:p/>
        </draw:line>
        <draw:line draw:style-name="gr6" draw:text-style-name="P1" draw:layer="layout" svg:x1="63.296cm" svg:y1="13.616cm" svg:x2="63.296cm" svg:y2="13.646cm">
          <text:p/>
        </draw:line>
        <draw:line draw:style-name="gr6" draw:text-style-name="P1" draw:layer="layout" svg:x1="62.297cm" svg:y1="13.616cm" svg:x2="63.296cm" svg:y2="13.616cm">
          <text:p/>
        </draw:line>
        <draw:line draw:style-name="gr6" draw:text-style-name="P1" draw:layer="layout" svg:x1="62.297cm" svg:y1="13.646cm" svg:x2="62.297cm" svg:y2="13.616cm">
          <text:p/>
        </draw:line>
        <draw:line draw:style-name="gr6" draw:text-style-name="P1" draw:layer="layout" svg:x1="62.297cm" svg:y1="13.646cm" svg:x2="63.296cm" svg:y2="13.646cm">
          <text:p/>
        </draw:line>
        <draw:line draw:style-name="gr6" draw:text-style-name="P1" draw:layer="layout" svg:x1="63.307cm" svg:y1="12.606cm" svg:x2="63.337cm" svg:y2="12.606cm">
          <text:p/>
        </draw:line>
        <draw:line draw:style-name="gr6" draw:text-style-name="P1" draw:layer="layout" svg:x1="63.307cm" svg:y1="13.608cm" svg:x2="63.307cm" svg:y2="12.606cm">
          <text:p/>
        </draw:line>
        <draw:line draw:style-name="gr6" draw:text-style-name="P1" draw:layer="layout" svg:x1="63.337cm" svg:y1="13.608cm" svg:x2="63.307cm" svg:y2="13.608cm">
          <text:p/>
        </draw:line>
        <draw:line draw:style-name="gr6" draw:text-style-name="P1" draw:layer="layout" svg:x1="63.337cm" svg:y1="13.608cm" svg:x2="63.337cm" svg:y2="12.606cm">
          <text:p/>
        </draw:line>
        <draw:line draw:style-name="gr6" draw:text-style-name="P1" draw:layer="layout" svg:x1="63.246cm" svg:y1="12.566cm" svg:x2="63.266cm" svg:y2="12.597cm">
          <text:p/>
        </draw:line>
        <draw:line draw:style-name="gr6" draw:text-style-name="P1" draw:layer="layout" svg:x1="62.297cm" svg:y1="12.596cm" svg:x2="62.297cm" svg:y2="12.566cm">
          <text:p/>
        </draw:line>
        <draw:line draw:style-name="gr6" draw:text-style-name="P1" draw:layer="layout" svg:x1="63.265cm" svg:y1="12.596cm" svg:x2="62.297cm" svg:y2="12.596cm">
          <text:p/>
        </draw:line>
        <draw:line draw:style-name="gr6" draw:text-style-name="P1" draw:layer="layout" svg:x1="63.296cm" svg:y1="12.596cm" svg:x2="63.265cm" svg:y2="12.596cm">
          <text:p/>
        </draw:line>
        <draw:line draw:style-name="gr6" draw:text-style-name="P1" draw:layer="layout" svg:x1="63.296cm" svg:y1="12.566cm" svg:x2="63.296cm" svg:y2="12.596cm">
          <text:p/>
        </draw:line>
        <draw:line draw:style-name="gr6" draw:text-style-name="P1" draw:layer="layout" svg:x1="63.246cm" svg:y1="12.566cm" svg:x2="62.297cm" svg:y2="12.566cm">
          <text:p/>
        </draw:line>
        <draw:line draw:style-name="gr6" draw:text-style-name="P1" draw:layer="layout" svg:x1="63.296cm" svg:y1="12.566cm" svg:x2="63.246cm" svg:y2="12.566cm">
          <text:p/>
        </draw:line>
        <draw:line draw:style-name="gr6" draw:text-style-name="P1" draw:layer="layout" svg:x1="62.297cm" svg:y1="14.734cm" svg:x2="62.297cm" svg:y2="14.778cm">
          <text:p/>
        </draw:line>
        <draw:line draw:style-name="gr6" draw:text-style-name="P1" draw:layer="layout" svg:x1="61.169cm" svg:y1="14.734cm" svg:x2="62.297cm" svg:y2="14.734cm">
          <text:p/>
        </draw:line>
        <draw:line draw:style-name="gr6" draw:text-style-name="P1" draw:layer="layout" svg:x1="61.169cm" svg:y1="13.857cm" svg:x2="61.169cm" svg:y2="14.734cm">
          <text:p/>
        </draw:line>
        <draw:line draw:style-name="gr6" draw:text-style-name="P1" draw:layer="layout" svg:x1="61.169cm" svg:y1="12.357cm" svg:x2="61.169cm" svg:y2="13.857cm">
          <text:p/>
        </draw:line>
        <draw:line draw:style-name="gr6" draw:text-style-name="P1" draw:layer="layout" svg:x1="61.169cm" svg:y1="11.48cm" svg:x2="61.169cm" svg:y2="12.357cm">
          <text:p/>
        </draw:line>
        <draw:line draw:style-name="gr6" draw:text-style-name="P1" draw:layer="layout" svg:x1="62.297cm" svg:y1="11.48cm" svg:x2="61.169cm" svg:y2="11.48cm">
          <text:p/>
        </draw:line>
        <draw:line draw:style-name="gr6" draw:text-style-name="P1" draw:layer="layout" svg:x1="62.555cm" svg:y1="11.48cm" svg:x2="62.297cm" svg:y2="11.48cm">
          <text:p/>
        </draw:line>
        <draw:line draw:style-name="gr6" draw:text-style-name="P1" draw:layer="layout" svg:x1="61.125cm" svg:y1="14.778cm" svg:x2="62.297cm" svg:y2="14.778cm">
          <text:p/>
        </draw:line>
        <draw:line draw:style-name="gr6" draw:text-style-name="P1" draw:layer="layout" svg:x1="61.125cm" svg:y1="13.857cm" svg:x2="61.125cm" svg:y2="14.778cm">
          <text:p/>
        </draw:line>
        <draw:line draw:style-name="gr6" draw:text-style-name="P1" draw:layer="layout" svg:x1="61.125cm" svg:y1="12.357cm" svg:x2="61.125cm" svg:y2="13.857cm">
          <text:p/>
        </draw:line>
        <draw:line draw:style-name="gr6" draw:text-style-name="P1" draw:layer="layout" svg:x1="61.125cm" svg:y1="11.434cm" svg:x2="61.125cm" svg:y2="12.357cm">
          <text:p/>
        </draw:line>
        <draw:line draw:style-name="gr6" draw:text-style-name="P1" draw:layer="layout" svg:x1="62.297cm" svg:y1="11.434cm" svg:x2="61.125cm" svg:y2="11.434cm">
          <text:p/>
        </draw:line>
        <draw:line draw:style-name="gr6" draw:text-style-name="P1" draw:layer="layout" svg:x1="62.526cm" svg:y1="11.434cm" svg:x2="62.297cm" svg:y2="11.434cm">
          <text:p/>
        </draw:line>
        <draw:line draw:style-name="gr6" draw:text-style-name="P1" draw:layer="layout" svg:x1="63.487cm" svg:y1="14.734cm" svg:x2="63.487cm" svg:y2="14.778cm">
          <text:p/>
        </draw:line>
        <draw:line draw:style-name="gr6" draw:text-style-name="P1" draw:layer="layout" svg:x1="62.297cm" svg:y1="14.734cm" svg:x2="63.487cm" svg:y2="14.734cm">
          <text:p/>
        </draw:line>
        <draw:line draw:style-name="gr6" draw:text-style-name="P1" draw:layer="layout" svg:x1="62.297cm" svg:y1="14.778cm" svg:x2="62.297cm" svg:y2="14.734cm">
          <text:p/>
        </draw:line>
        <draw:line draw:style-name="gr6" draw:text-style-name="P1" draw:layer="layout" svg:x1="62.297cm" svg:y1="14.778cm" svg:x2="63.487cm" svg:y2="14.778cm">
          <text:p/>
        </draw:line>
        <draw:line draw:style-name="gr6" draw:text-style-name="P1" draw:layer="layout" svg:x1="63.546cm" svg:y1="11.48cm" svg:x2="63.546cm" svg:y2="11.434cm">
          <text:p/>
        </draw:line>
        <draw:line draw:style-name="gr6" draw:text-style-name="P1" draw:layer="layout" svg:x1="64.424cm" svg:y1="11.48cm" svg:x2="63.546cm" svg:y2="11.48cm">
          <text:p/>
        </draw:line>
        <draw:line draw:style-name="gr6" draw:text-style-name="P1" draw:layer="layout" svg:x1="64.424cm" svg:y1="12.357cm" svg:x2="64.424cm" svg:y2="11.48cm">
          <text:p/>
        </draw:line>
        <draw:line draw:style-name="gr6" draw:text-style-name="P1" draw:layer="layout" svg:x1="64.424cm" svg:y1="13.608cm" svg:x2="64.424cm" svg:y2="12.357cm">
          <text:p/>
        </draw:line>
        <draw:line draw:style-name="gr6" draw:text-style-name="P1" draw:layer="layout" svg:x1="64.469cm" svg:y1="13.608cm" svg:x2="64.424cm" svg:y2="13.608cm">
          <text:p/>
        </draw:line>
        <draw:line draw:style-name="gr6" draw:text-style-name="P1" draw:layer="layout" svg:x1="64.469cm" svg:y1="11.434cm" svg:x2="63.546cm" svg:y2="11.434cm">
          <text:p/>
        </draw:line>
        <draw:line draw:style-name="gr6" draw:text-style-name="P1" draw:layer="layout" svg:x1="64.469cm" svg:y1="12.357cm" svg:x2="64.469cm" svg:y2="11.434cm">
          <text:p/>
        </draw:line>
        <draw:line draw:style-name="gr6" draw:text-style-name="P1" draw:layer="layout" svg:x1="64.469cm" svg:y1="13.608cm" svg:x2="64.469cm" svg:y2="12.357cm">
          <text:p/>
        </draw:line>
        <draw:line draw:style-name="gr6" draw:text-style-name="P1" draw:layer="layout" svg:x1="62.526cm" svg:y1="11.434cm" svg:x2="62.556cm" svg:y2="11.481cm">
          <text:p/>
        </draw:line>
        <draw:line draw:style-name="gr6" draw:text-style-name="P1" draw:layer="layout" svg:x1="61.169cm" svg:y1="12.357cm" svg:x2="61.125cm" svg:y2="12.357cm">
          <text:p/>
        </draw:line>
        <draw:line draw:style-name="gr6" draw:text-style-name="P1" draw:layer="layout" svg:x1="61.169cm" svg:y1="11.48cm" svg:x2="61.169cm" svg:y2="12.357cm">
          <text:p/>
        </draw:line>
        <draw:line draw:style-name="gr6" draw:text-style-name="P1" draw:layer="layout" svg:x1="62.047cm" svg:y1="11.48cm" svg:x2="61.169cm" svg:y2="11.48cm">
          <text:p/>
        </draw:line>
        <draw:line draw:style-name="gr6" draw:text-style-name="P1" draw:layer="layout" svg:x1="62.555cm" svg:y1="11.48cm" svg:x2="62.047cm" svg:y2="11.48cm">
          <text:p/>
        </draw:line>
        <draw:line draw:style-name="gr6" draw:text-style-name="P1" draw:layer="layout" svg:x1="63.546cm" svg:y1="11.48cm" svg:x2="62.555cm" svg:y2="11.48cm">
          <text:p/>
        </draw:line>
        <draw:line draw:style-name="gr6" draw:text-style-name="P1" draw:layer="layout" svg:x1="63.546cm" svg:y1="11.434cm" svg:x2="63.546cm" svg:y2="11.48cm">
          <text:p/>
        </draw:line>
        <draw:line draw:style-name="gr6" draw:text-style-name="P1" draw:layer="layout" svg:x1="61.125cm" svg:y1="11.434cm" svg:x2="61.125cm" svg:y2="12.357cm">
          <text:p/>
        </draw:line>
        <draw:line draw:style-name="gr6" draw:text-style-name="P1" draw:layer="layout" svg:x1="62.047cm" svg:y1="11.434cm" svg:x2="61.125cm" svg:y2="11.434cm">
          <text:p/>
        </draw:line>
        <draw:line draw:style-name="gr6" draw:text-style-name="P1" draw:layer="layout" svg:x1="62.526cm" svg:y1="11.434cm" svg:x2="62.047cm" svg:y2="11.434cm">
          <text:p/>
        </draw:line>
        <draw:line draw:style-name="gr6" draw:text-style-name="P1" draw:layer="layout" svg:x1="63.546cm" svg:y1="11.434cm" svg:x2="62.526cm" svg:y2="11.434cm">
          <text:p/>
        </draw:line>
        <draw:line draw:style-name="gr6" draw:text-style-name="P1" draw:layer="layout" svg:x1="51.248cm" svg:y1="36.078cm" svg:x2="51.248cm" svg:y2="36.125cm">
          <text:p/>
        </draw:line>
        <draw:line draw:style-name="gr6" draw:text-style-name="P1" draw:layer="layout" svg:x1="50.376cm" svg:y1="36.078cm" svg:x2="51.248cm" svg:y2="36.078cm">
          <text:p/>
        </draw:line>
        <draw:line draw:style-name="gr6" draw:text-style-name="P1" draw:layer="layout" svg:x1="50.376cm" svg:y1="37.251cm" svg:x2="50.376cm" svg:y2="36.078cm">
          <text:p/>
        </draw:line>
        <draw:line draw:style-name="gr6" draw:text-style-name="P1" draw:layer="layout" svg:x1="50.376cm" svg:y1="38.502cm" svg:x2="50.376cm" svg:y2="37.251cm">
          <text:p/>
        </draw:line>
        <draw:line draw:style-name="gr6" draw:text-style-name="P1" draw:layer="layout" svg:x1="50.376cm" svg:y1="39.422cm" svg:x2="50.376cm" svg:y2="38.502cm">
          <text:p/>
        </draw:line>
        <draw:line draw:style-name="gr6" draw:text-style-name="P1" draw:layer="layout" svg:x1="51.549cm" svg:y1="39.422cm" svg:x2="50.376cm" svg:y2="39.422cm">
          <text:p/>
        </draw:line>
        <draw:line draw:style-name="gr6" draw:text-style-name="P1" draw:layer="layout" svg:x1="52.751cm" svg:y1="39.422cm" svg:x2="51.549cm" svg:y2="39.422cm">
          <text:p/>
        </draw:line>
        <draw:line draw:style-name="gr6" draw:text-style-name="P1" draw:layer="layout" svg:x1="50.423cm" svg:y1="36.125cm" svg:x2="51.248cm" svg:y2="36.125cm">
          <text:p/>
        </draw:line>
        <draw:line draw:style-name="gr6" draw:text-style-name="P1" draw:layer="layout" svg:x1="50.423cm" svg:y1="37.251cm" svg:x2="50.423cm" svg:y2="36.125cm">
          <text:p/>
        </draw:line>
        <draw:line draw:style-name="gr6" draw:text-style-name="P1" draw:layer="layout" svg:x1="50.423cm" svg:y1="38.502cm" svg:x2="50.423cm" svg:y2="37.251cm">
          <text:p/>
        </draw:line>
        <draw:line draw:style-name="gr6" draw:text-style-name="P1" draw:layer="layout" svg:x1="50.423cm" svg:y1="39.378cm" svg:x2="50.423cm" svg:y2="38.502cm">
          <text:p/>
        </draw:line>
        <draw:line draw:style-name="gr6" draw:text-style-name="P1" draw:layer="layout" svg:x1="51.549cm" svg:y1="39.378cm" svg:x2="50.423cm" svg:y2="39.378cm">
          <text:p/>
        </draw:line>
        <draw:line draw:style-name="gr6" draw:text-style-name="P1" draw:layer="layout" svg:x1="52.713cm" svg:y1="39.378cm" svg:x2="51.549cm" svg:y2="39.378cm">
          <text:p/>
        </draw:line>
        <draw:line draw:style-name="gr6" draw:text-style-name="P1" draw:layer="layout" svg:x1="51.549cm" svg:y1="37.24cm" svg:x2="51.549cm" svg:y2="37.211cm">
          <text:p/>
        </draw:line>
        <draw:line draw:style-name="gr6" draw:text-style-name="P1" draw:layer="layout" svg:x1="52.548cm" svg:y1="37.24cm" svg:x2="51.549cm" svg:y2="37.24cm">
          <text:p/>
        </draw:line>
        <draw:line draw:style-name="gr6" draw:text-style-name="P1" draw:layer="layout" svg:x1="52.548cm" svg:y1="37.211cm" svg:x2="52.548cm" svg:y2="37.24cm">
          <text:p/>
        </draw:line>
        <draw:line draw:style-name="gr6" draw:text-style-name="P1" draw:layer="layout" svg:x1="52.548cm" svg:y1="37.211cm" svg:x2="51.549cm" svg:y2="37.211cm">
          <text:p/>
        </draw:line>
        <draw:line draw:style-name="gr6" draw:text-style-name="P1" draw:layer="layout" svg:x1="51.538cm" svg:y1="38.26cm" svg:x2="51.771cm" svg:y2="38.26cm">
          <text:p/>
        </draw:line>
        <draw:line draw:style-name="gr6" draw:text-style-name="P1" draw:layer="layout" svg:x1="51.538cm" svg:y1="37.251cm" svg:x2="51.538cm" svg:y2="38.26cm">
          <text:p/>
        </draw:line>
        <draw:line draw:style-name="gr6" draw:text-style-name="P1" draw:layer="layout" svg:x1="51.509cm" svg:y1="37.251cm" svg:x2="51.538cm" svg:y2="37.251cm">
          <text:p/>
        </draw:line>
        <draw:line draw:style-name="gr6" draw:text-style-name="P1" draw:layer="layout" svg:x1="51.509cm" svg:y1="38.29cm" svg:x2="51.796cm" svg:y2="38.29cm">
          <text:p/>
        </draw:line>
        <draw:line draw:style-name="gr6" draw:text-style-name="P1" draw:layer="layout" svg:x1="51.509cm" svg:y1="37.251cm" svg:x2="51.509cm" svg:y2="38.29cm">
          <text:p/>
        </draw:line>
        <draw:polyline draw:style-name="gr6" draw:text-style-name="P1" draw:layer="layout" svg:width="0.601cm" svg:height="3.018cm" svg:x="73.018cm" svg:y="29.559cm" svg:viewBox="0 0 602 3019" draw:points="602,0 0,0 0,3019">
          <text:p/>
        </draw:polyline>
        <draw:line draw:style-name="gr6" draw:text-style-name="P1" draw:layer="layout" svg:x1="73.619cm" svg:y1="32.577cm" svg:x2="73.619cm" svg:y2="29.559cm">
          <text:p/>
        </draw:line>
        <draw:polygon draw:style-name="gr6" draw:text-style-name="P1" draw:layer="layout" svg:width="0.448cm" svg:height="0.529cm" svg:x="73.099cm" svg:y="32.012cm" svg:viewBox="0 0 449 530" draw:points="0,0 449,0 449,530 0,530">
          <text:p/>
        </draw:polygon>
        <draw:line draw:style-name="gr6" draw:text-style-name="P1" draw:layer="layout" svg:x1="73.619cm" svg:y1="29.559cm" svg:x2="73.018cm" svg:y2="29.559cm">
          <text:p/>
        </draw:line>
        <draw:line draw:style-name="gr6" draw:text-style-name="P1" draw:layer="layout" svg:x1="73.619cm" svg:y1="32.577cm" svg:x2="73.619cm" svg:y2="31.978cm">
          <text:p/>
        </draw:line>
        <draw:path draw:style-name="gr6" draw:text-style-name="P1" draw:layer="layout" svg:width="0.078cm" svg:height="0.08cm" svg:x="73.152cm" svg:y="32.262cm" svg:viewBox="0 0 79 81" svg:d="M38 0c24 0 41 20 41 41s-17 40-39 40c-24 0-40-19-40-40s16-41 38-41z">
          <text:p/>
        </draw:path>
        <draw:line draw:style-name="gr6" draw:text-style-name="P1" draw:layer="layout" svg:x1="73.018cm" svg:y1="30.778cm" svg:x2="73.619cm" svg:y2="30.778cm">
          <text:p/>
        </draw:line>
        <draw:line draw:style-name="gr6" draw:text-style-name="P1" draw:layer="layout" svg:x1="73.619cm" svg:y1="31.377cm" svg:x2="73.619cm" svg:y2="30.778cm">
          <text:p/>
        </draw:line>
        <draw:line draw:style-name="gr6" draw:text-style-name="P1" draw:layer="layout" svg:x1="73.619cm" svg:y1="32.596cm" svg:x2="73.619cm" svg:y2="33.197cm">
          <text:p/>
        </draw:line>
        <draw:line draw:style-name="gr6" draw:text-style-name="P1" draw:layer="layout" svg:x1="73.018cm" svg:y1="33.197cm" svg:x2="73.018cm" svg:y2="32.596cm">
          <text:p/>
        </draw:line>
        <draw:line draw:style-name="gr6" draw:text-style-name="P1" draw:layer="layout" svg:x1="73.619cm" svg:y1="33.197cm" svg:x2="73.619cm" svg:y2="32.596cm">
          <text:p/>
        </draw:line>
        <draw:line draw:style-name="gr6" draw:text-style-name="P1" draw:layer="layout" svg:x1="73.619cm" svg:y1="33.197cm" svg:x2="73.018cm" svg:y2="33.197cm">
          <text:p/>
        </draw:line>
        <draw:line draw:style-name="gr6" draw:text-style-name="P1" draw:layer="layout" svg:x1="73.018cm" svg:y1="32.596cm" svg:x2="73.619cm" svg:y2="32.596cm">
          <text:p/>
        </draw:line>
        <draw:line draw:style-name="gr6" draw:text-style-name="P1" draw:layer="layout" svg:x1="73.018cm" svg:y1="30.778cm" svg:x2="73.619cm" svg:y2="30.778cm">
          <text:p/>
        </draw:line>
        <draw:line draw:style-name="gr6" draw:text-style-name="P1" draw:layer="layout" svg:x1="73.619cm" svg:y1="30.177cm" svg:x2="73.018cm" svg:y2="30.177cm">
          <text:p/>
        </draw:line>
        <draw:line draw:style-name="gr6" draw:text-style-name="P1" draw:layer="layout" svg:x1="73.619cm" svg:y1="30.177cm" svg:x2="73.619cm" svg:y2="30.778cm">
          <text:p/>
        </draw:line>
        <draw:line draw:style-name="gr6" draw:text-style-name="P1" draw:layer="layout" svg:x1="73.018cm" svg:y1="30.177cm" svg:x2="73.619cm" svg:y2="30.177cm">
          <text:p/>
        </draw:line>
        <draw:line draw:style-name="gr6" draw:text-style-name="P1" draw:layer="layout" svg:x1="73.619cm" svg:y1="29.578cm" svg:x2="73.018cm" svg:y2="29.578cm">
          <text:p/>
        </draw:line>
        <draw:line draw:style-name="gr6" draw:text-style-name="P1" draw:layer="layout" svg:x1="73.619cm" svg:y1="29.578cm" svg:x2="73.619cm" svg:y2="30.177cm">
          <text:p/>
        </draw:line>
        <draw:polygon draw:style-name="gr6" draw:text-style-name="P1" draw:layer="layout" svg:width="0.599cm" svg:height="3.02cm" svg:x="73.018cm" svg:y="18.29cm" svg:viewBox="0 0 600 3021" draw:points="600,3021 0,3021 0,0 600,0">
          <text:p/>
        </draw:polygon>
        <draw:polygon draw:style-name="gr6" draw:text-style-name="P1" draw:layer="layout" svg:width="0.448cm" svg:height="0.529cm" svg:x="73.099cm" svg:y="18.326cm" svg:viewBox="0 0 449 530" draw:points="0,530 449,530 449,0 0,0">
          <text:p/>
        </draw:polygon>
        <draw:line draw:style-name="gr6" draw:text-style-name="P1" draw:layer="layout" svg:x1="73.018cm" svg:y1="18.29cm" svg:x2="73.617cm" svg:y2="18.29cm">
          <text:p/>
        </draw:line>
        <draw:line draw:style-name="gr6" draw:text-style-name="P1" draw:layer="layout" svg:x1="73.617cm" svg:y1="21.31cm" svg:x2="73.018cm" svg:y2="21.31cm">
          <text:p/>
        </draw:line>
        <draw:line draw:style-name="gr6" draw:text-style-name="P1" draw:layer="layout" svg:x1="73.617cm" svg:y1="18.29cm" svg:x2="73.018cm" svg:y2="18.29cm">
          <text:p/>
        </draw:line>
        <draw:line draw:style-name="gr6" draw:text-style-name="P1" draw:layer="layout" svg:x1="73.617cm" svg:y1="18.29cm" svg:x2="73.617cm" svg:y2="18.891cm">
          <text:p/>
        </draw:line>
        <draw:path draw:style-name="gr6" draw:text-style-name="P1" draw:layer="layout" svg:width="0.081cm" svg:height="0.08cm" svg:x="73.149cm" svg:y="18.525cm" svg:viewBox="0 0 82 81" svg:d="M42 0c23 0 40 19 40 40 0 23-17 41-40 41-22 0-42-18-42-41 0-21 20-40 42-40z">
          <text:p/>
        </draw:path>
        <draw:line draw:style-name="gr6" draw:text-style-name="P1" draw:layer="layout" svg:x1="73.018cm" svg:y1="20.091cm" svg:x2="73.617cm" svg:y2="20.091cm">
          <text:p/>
        </draw:line>
        <draw:line draw:style-name="gr6" draw:text-style-name="P1" draw:layer="layout" svg:x1="73.617cm" svg:y1="19.49cm" svg:x2="73.617cm" svg:y2="20.091cm">
          <text:p/>
        </draw:line>
        <draw:line draw:style-name="gr6" draw:text-style-name="P1" draw:layer="layout" svg:x1="73.617cm" svg:y1="18.271cm" svg:x2="73.617cm" svg:y2="17.672cm">
          <text:p/>
        </draw:line>
        <draw:line draw:style-name="gr6" draw:text-style-name="P1" draw:layer="layout" svg:x1="73.018cm" svg:y1="17.672cm" svg:x2="73.018cm" svg:y2="18.271cm">
          <text:p/>
        </draw:line>
        <draw:line draw:style-name="gr6" draw:text-style-name="P1" draw:layer="layout" svg:x1="73.617cm" svg:y1="17.672cm" svg:x2="73.617cm" svg:y2="18.271cm">
          <text:p/>
        </draw:line>
        <draw:line draw:style-name="gr6" draw:text-style-name="P1" draw:layer="layout" svg:x1="73.617cm" svg:y1="17.672cm" svg:x2="73.018cm" svg:y2="17.672cm">
          <text:p/>
        </draw:line>
        <draw:line draw:style-name="gr6" draw:text-style-name="P1" draw:layer="layout" svg:x1="73.018cm" svg:y1="18.271cm" svg:x2="73.617cm" svg:y2="18.271cm">
          <text:p/>
        </draw:line>
        <draw:line draw:style-name="gr6" draw:text-style-name="P1" draw:layer="layout" svg:x1="73.018cm" svg:y1="20.091cm" svg:x2="73.617cm" svg:y2="20.091cm">
          <text:p/>
        </draw:line>
        <draw:line draw:style-name="gr6" draw:text-style-name="P1" draw:layer="layout" svg:x1="73.617cm" svg:y1="20.69cm" svg:x2="73.018cm" svg:y2="20.69cm">
          <text:p/>
        </draw:line>
        <draw:line draw:style-name="gr6" draw:text-style-name="P1" draw:layer="layout" svg:x1="73.617cm" svg:y1="20.69cm" svg:x2="73.617cm" svg:y2="20.091cm">
          <text:p/>
        </draw:line>
        <draw:line draw:style-name="gr6" draw:text-style-name="P1" draw:layer="layout" svg:x1="73.018cm" svg:y1="20.69cm" svg:x2="73.617cm" svg:y2="20.69cm">
          <text:p/>
        </draw:line>
        <draw:line draw:style-name="gr6" draw:text-style-name="P1" draw:layer="layout" svg:x1="73.617cm" svg:y1="21.289cm" svg:x2="73.018cm" svg:y2="21.289cm">
          <text:p/>
        </draw:line>
        <draw:line draw:style-name="gr6" draw:text-style-name="P1" draw:layer="layout" svg:x1="73.617cm" svg:y1="21.289cm" svg:x2="73.617cm" svg:y2="20.69cm">
          <text:p/>
        </draw:line>
        <draw:polygon draw:style-name="gr7" draw:text-style-name="P1" draw:layer="layout" svg:width="0.129cm" svg:height="0.129cm" svg:x="45.271cm" svg:y="29.864cm" svg:viewBox="0 0 130 130" draw:points="130,0 130,130 0,130 0,0">
          <text:p/>
        </draw:polygon>
        <draw:polyline draw:style-name="gr7" draw:text-style-name="P1" draw:layer="layout" svg:width="0.15cm" svg:height="0.15cm" svg:x="45.26cm" svg:y="29.853cm" svg:viewBox="0 0 151 151" draw:points="151,0 0,0 0,151 149,151">
          <text:p/>
        </draw:polyline>
        <draw:line draw:style-name="gr7" draw:text-style-name="P1" draw:layer="layout" svg:x1="45.41cm" svg:y1="29.855cm" svg:x2="45.41cm" svg:y2="29.853cm">
          <text:p/>
        </draw:line>
        <draw:polygon draw:style-name="gr7" draw:text-style-name="P1" draw:layer="layout" svg:width="0.131cm" svg:height="0.129cm" svg:x="48.069cm" svg:y="29.864cm" svg:viewBox="0 0 132 130" draw:points="132,0 132,130 0,130 0,0">
          <text:p/>
        </draw:polygon>
        <draw:polyline draw:style-name="gr7" draw:text-style-name="P1" draw:layer="layout" svg:width="0.15cm" svg:height="0.002cm" svg:x="48.061cm" svg:y="29.853cm" svg:viewBox="0 0 151 3" draw:points="151,0 0,0 0,3">
          <text:p/>
        </draw:polyline>
        <draw:polyline draw:style-name="gr7" draw:text-style-name="P1" draw:layer="layout" svg:width="0.15cm" svg:height="0.15cm" svg:x="48.061cm" svg:y="29.853cm" svg:viewBox="0 0 151 151" draw:points="0,151 151,151 151,0">
          <text:p/>
        </draw:polyline>
        <draw:polygon draw:style-name="gr7" draw:text-style-name="P1" draw:layer="layout" svg:width="0.139cm" svg:height="0.14cm" svg:x="50.493cm" svg:y="30.907cm" svg:viewBox="0 0 140 141" draw:points="140,0 140,141 0,141 0,0">
          <text:p/>
        </draw:polygon>
        <draw:polygon draw:style-name="gr7" draw:text-style-name="P1" draw:layer="layout" svg:width="0.161cm" svg:height="0.161cm" svg:x="50.482cm" svg:y="30.896cm" svg:viewBox="0 0 162 162" draw:points="162,0 0,0 0,162 162,162">
          <text:p/>
        </draw:polygon>
        <draw:polygon draw:style-name="gr7" draw:text-style-name="P1" draw:layer="layout" svg:width="0.161cm" svg:height="0.161cm" svg:x="52.656cm" svg:y="30.896cm" svg:viewBox="0 0 162 162" draw:points="162,0 0,0 0,162 162,162">
          <text:p/>
        </draw:polygon>
        <draw:polygon draw:style-name="gr7" draw:text-style-name="P1" draw:layer="layout" svg:width="0.14cm" svg:height="0.14cm" svg:x="52.666cm" svg:y="30.907cm" svg:viewBox="0 0 141 141" draw:points="141,0 141,141 0,141 0,0">
          <text:p/>
        </draw:polygon>
        <draw:polygon draw:style-name="gr7" draw:text-style-name="P1" draw:layer="layout" svg:width="0.159cm" svg:height="0.161cm" svg:x="54.832cm" svg:y="30.896cm" svg:viewBox="0 0 160 162" draw:points="160,0 0,0 0,162 160,162">
          <text:p/>
        </draw:polygon>
        <draw:polygon draw:style-name="gr7" draw:text-style-name="P1" draw:layer="layout" svg:width="0.14cm" svg:height="0.14cm" svg:x="54.84cm" svg:y="30.907cm" svg:viewBox="0 0 141 141" draw:points="141,0 141,141 0,141 0,0">
          <text:p/>
        </draw:polygon>
        <draw:polygon draw:style-name="gr7" draw:text-style-name="P1" draw:layer="layout" svg:width="0.158cm" svg:height="0.161cm" svg:x="57.006cm" svg:y="30.896cm" svg:viewBox="0 0 159 162" draw:points="159,0 0,0 0,162 159,162">
          <text:p/>
        </draw:polygon>
        <draw:polygon draw:style-name="gr7" draw:text-style-name="P1" draw:layer="layout" svg:width="0.14cm" svg:height="0.14cm" svg:x="57.016cm" svg:y="30.907cm" svg:viewBox="0 0 141 141" draw:points="141,0 141,141 0,141 0,0">
          <text:p/>
        </draw:polygon>
        <draw:polygon draw:style-name="gr7" draw:text-style-name="P1" draw:layer="layout" svg:width="0.14cm" svg:height="0.142cm" svg:x="52.666cm" svg:y="28.712cm" svg:viewBox="0 0 141 143" draw:points="141,0 141,143 0,143 0,0">
          <text:p/>
        </draw:polygon>
        <draw:polygon draw:style-name="gr7" draw:text-style-name="P1" draw:layer="layout" svg:width="0.161cm" svg:height="0.158cm" svg:x="52.656cm" svg:y="28.704cm" svg:viewBox="0 0 162 159" draw:points="162,0 0,0 0,159 162,159">
          <text:p/>
        </draw:polygon>
        <draw:polygon draw:style-name="gr7" draw:text-style-name="P1" draw:layer="layout" svg:width="0.14cm" svg:height="0.142cm" svg:x="54.84cm" svg:y="28.712cm" svg:viewBox="0 0 141 143" draw:points="141,0 141,143 0,143 0,0">
          <text:p/>
        </draw:polygon>
        <draw:polygon draw:style-name="gr7" draw:text-style-name="P1" draw:layer="layout" svg:width="0.159cm" svg:height="0.158cm" svg:x="54.832cm" svg:y="28.704cm" svg:viewBox="0 0 160 159" draw:points="160,0 0,0 0,159 160,159">
          <text:p/>
        </draw:polygon>
        <draw:polygon draw:style-name="gr7" draw:text-style-name="P1" draw:layer="layout" svg:width="0.14cm" svg:height="0.142cm" svg:x="57.016cm" svg:y="28.712cm" svg:viewBox="0 0 141 143" draw:points="141,0 141,143 0,143 0,0">
          <text:p/>
        </draw:polygon>
        <draw:polygon draw:style-name="gr7" draw:text-style-name="P1" draw:layer="layout" svg:width="0.158cm" svg:height="0.158cm" svg:x="57.006cm" svg:y="28.704cm" svg:viewBox="0 0 159 159" draw:points="159,0 0,0 0,159 159,159">
          <text:p/>
        </draw:polygon>
        <draw:line draw:style-name="gr6" draw:text-style-name="P1" draw:layer="layout" svg:x1="52.713cm" svg:y1="39.378cm" svg:x2="52.752cm" svg:y2="39.423cm">
          <text:p/>
        </draw:line>
        <draw:line draw:style-name="gr6" draw:text-style-name="P1" draw:layer="layout" svg:x1="50.998cm" svg:y1="36.078cm" svg:x2="50.998cm" svg:y2="36.125cm">
          <text:p/>
        </draw:line>
        <draw:line draw:style-name="gr6" draw:text-style-name="P1" draw:layer="layout" svg:x1="50.376cm" svg:y1="36.078cm" svg:x2="50.998cm" svg:y2="36.078cm">
          <text:p/>
        </draw:line>
        <draw:line draw:style-name="gr6" draw:text-style-name="P1" draw:layer="layout" svg:x1="50.376cm" svg:y1="37.251cm" svg:x2="50.376cm" svg:y2="36.078cm">
          <text:p/>
        </draw:line>
        <draw:line draw:style-name="gr6" draw:text-style-name="P1" draw:layer="layout" svg:x1="50.376cm" svg:y1="38.502cm" svg:x2="50.376cm" svg:y2="37.251cm">
          <text:p/>
        </draw:line>
        <draw:line draw:style-name="gr6" draw:text-style-name="P1" draw:layer="layout" svg:x1="50.376cm" svg:y1="38.751cm" svg:x2="50.376cm" svg:y2="38.502cm">
          <text:p/>
        </draw:line>
        <draw:line draw:style-name="gr6" draw:text-style-name="P1" draw:layer="layout" svg:x1="50.376cm" svg:y1="39.422cm" svg:x2="50.376cm" svg:y2="38.751cm">
          <text:p/>
        </draw:line>
        <draw:line draw:style-name="gr6" draw:text-style-name="P1" draw:layer="layout" svg:x1="51.549cm" svg:y1="39.422cm" svg:x2="50.376cm" svg:y2="39.422cm">
          <text:p/>
        </draw:line>
        <draw:line draw:style-name="gr6" draw:text-style-name="P1" draw:layer="layout" svg:x1="52.751cm" svg:y1="39.422cm" svg:x2="51.549cm" svg:y2="39.422cm">
          <text:p/>
        </draw:line>
        <draw:line draw:style-name="gr6" draw:text-style-name="P1" draw:layer="layout" svg:x1="53.05cm" svg:y1="39.422cm" svg:x2="52.751cm" svg:y2="39.422cm">
          <text:p/>
        </draw:line>
        <draw:line draw:style-name="gr6" draw:text-style-name="P1" draw:layer="layout" svg:x1="53.721cm" svg:y1="39.422cm" svg:x2="53.05cm" svg:y2="39.422cm">
          <text:p/>
        </draw:line>
        <draw:line draw:style-name="gr6" draw:text-style-name="P1" draw:layer="layout" svg:x1="53.721cm" svg:y1="38.25cm" svg:x2="53.721cm" svg:y2="39.422cm">
          <text:p/>
        </draw:line>
        <draw:line draw:style-name="gr6" draw:text-style-name="P1" draw:layer="layout" svg:x1="53.721cm" svg:y1="37.001cm" svg:x2="53.721cm" svg:y2="38.25cm">
          <text:p/>
        </draw:line>
        <draw:line draw:style-name="gr6" draw:text-style-name="P1" draw:layer="layout" svg:x1="53.676cm" svg:y1="37.001cm" svg:x2="53.721cm" svg:y2="37.001cm">
          <text:p/>
        </draw:line>
        <draw:line draw:style-name="gr6" draw:text-style-name="P1" draw:layer="layout" svg:x1="50.423cm" svg:y1="36.125cm" svg:x2="50.998cm" svg:y2="36.125cm">
          <text:p/>
        </draw:line>
        <draw:line draw:style-name="gr6" draw:text-style-name="P1" draw:layer="layout" svg:x1="50.423cm" svg:y1="37.251cm" svg:x2="50.423cm" svg:y2="36.125cm">
          <text:p/>
        </draw:line>
        <draw:line draw:style-name="gr6" draw:text-style-name="P1" draw:layer="layout" svg:x1="50.423cm" svg:y1="38.502cm" svg:x2="50.423cm" svg:y2="37.251cm">
          <text:p/>
        </draw:line>
        <draw:line draw:style-name="gr6" draw:text-style-name="P1" draw:layer="layout" svg:x1="50.423cm" svg:y1="38.751cm" svg:x2="50.423cm" svg:y2="38.502cm">
          <text:p/>
        </draw:line>
        <draw:line draw:style-name="gr6" draw:text-style-name="P1" draw:layer="layout" svg:x1="50.423cm" svg:y1="39.378cm" svg:x2="50.423cm" svg:y2="38.751cm">
          <text:p/>
        </draw:line>
        <draw:line draw:style-name="gr6" draw:text-style-name="P1" draw:layer="layout" svg:x1="51.549cm" svg:y1="39.378cm" svg:x2="50.423cm" svg:y2="39.378cm">
          <text:p/>
        </draw:line>
        <draw:line draw:style-name="gr6" draw:text-style-name="P1" draw:layer="layout" svg:x1="52.713cm" svg:y1="39.378cm" svg:x2="51.549cm" svg:y2="39.378cm">
          <text:p/>
        </draw:line>
        <draw:line draw:style-name="gr6" draw:text-style-name="P1" draw:layer="layout" svg:x1="53.05cm" svg:y1="39.378cm" svg:x2="52.713cm" svg:y2="39.378cm">
          <text:p/>
        </draw:line>
        <draw:line draw:style-name="gr6" draw:text-style-name="P1" draw:layer="layout" svg:x1="53.676cm" svg:y1="39.378cm" svg:x2="53.05cm" svg:y2="39.378cm">
          <text:p/>
        </draw:line>
        <draw:line draw:style-name="gr6" draw:text-style-name="P1" draw:layer="layout" svg:x1="53.676cm" svg:y1="38.25cm" svg:x2="53.676cm" svg:y2="39.378cm">
          <text:p/>
        </draw:line>
        <draw:line draw:style-name="gr6" draw:text-style-name="P1" draw:layer="layout" svg:x1="53.676cm" svg:y1="37.001cm" svg:x2="53.676cm" svg:y2="38.25cm">
          <text:p/>
        </draw:line>
        <draw:line draw:style-name="gr6" draw:text-style-name="P1" draw:layer="layout" svg:x1="51.771cm" svg:y1="38.26cm" svg:x2="51.797cm" svg:y2="38.291cm">
          <text:p/>
        </draw:line>
        <draw:line draw:style-name="gr6" draw:text-style-name="P1" draw:layer="layout" svg:x1="51.509cm" svg:y1="37.251cm" svg:x2="51.538cm" svg:y2="37.251cm">
          <text:p/>
        </draw:line>
        <draw:line draw:style-name="gr6" draw:text-style-name="P1" draw:layer="layout" svg:x1="51.509cm" svg:y1="38.29cm" svg:x2="51.509cm" svg:y2="37.251cm">
          <text:p/>
        </draw:line>
        <draw:line draw:style-name="gr6" draw:text-style-name="P1" draw:layer="layout" svg:x1="51.796cm" svg:y1="38.29cm" svg:x2="51.509cm" svg:y2="38.29cm">
          <text:p/>
        </draw:line>
        <draw:line draw:style-name="gr6" draw:text-style-name="P1" draw:layer="layout" svg:x1="52.588cm" svg:y1="38.29cm" svg:x2="51.796cm" svg:y2="38.29cm">
          <text:p/>
        </draw:line>
        <draw:line draw:style-name="gr6" draw:text-style-name="P1" draw:layer="layout" svg:x1="52.588cm" svg:y1="37.251cm" svg:x2="52.588cm" svg:y2="38.29cm">
          <text:p/>
        </draw:line>
        <draw:line draw:style-name="gr6" draw:text-style-name="P1" draw:layer="layout" svg:x1="52.558cm" svg:y1="37.251cm" svg:x2="52.588cm" svg:y2="37.251cm">
          <text:p/>
        </draw:line>
        <draw:line draw:style-name="gr6" draw:text-style-name="P1" draw:layer="layout" svg:x1="51.538cm" svg:y1="38.26cm" svg:x2="51.538cm" svg:y2="37.251cm">
          <text:p/>
        </draw:line>
        <draw:line draw:style-name="gr6" draw:text-style-name="P1" draw:layer="layout" svg:x1="51.771cm" svg:y1="38.26cm" svg:x2="51.538cm" svg:y2="38.26cm">
          <text:p/>
        </draw:line>
        <draw:line draw:style-name="gr6" draw:text-style-name="P1" draw:layer="layout" svg:x1="52.558cm" svg:y1="38.26cm" svg:x2="51.771cm" svg:y2="38.26cm">
          <text:p/>
        </draw:line>
        <draw:line draw:style-name="gr6" draw:text-style-name="P1" draw:layer="layout" svg:x1="52.558cm" svg:y1="37.251cm" svg:x2="52.558cm" svg:y2="38.26cm">
          <text:p/>
        </draw:line>
        <draw:line draw:style-name="gr6" draw:text-style-name="P1" draw:layer="layout" svg:x1="40.942cm" svg:y1="34.067cm" svg:x2="40.942cm" svg:y2="34.186cm">
          <text:p/>
        </draw:line>
        <draw:line draw:style-name="gr6" draw:text-style-name="P1" draw:layer="layout" svg:x1="38.732cm" svg:y1="34.067cm" svg:x2="38.732cm" svg:y2="34.186cm">
          <text:p/>
        </draw:line>
        <draw:line draw:style-name="gr6" draw:text-style-name="P1" draw:layer="layout" svg:x1="40.932cm" svg:y1="34.186cm" svg:x2="40.942cm" svg:y2="34.186cm">
          <text:p/>
        </draw:line>
        <draw:line draw:style-name="gr6" draw:text-style-name="P1" draw:layer="layout" svg:x1="40.932cm" svg:y1="34.067cm" svg:x2="40.942cm" svg:y2="34.067cm">
          <text:p/>
        </draw:line>
        <draw:line draw:style-name="gr6" draw:text-style-name="P1" draw:layer="layout" svg:x1="38.743cm" svg:y1="34.186cm" svg:x2="38.732cm" svg:y2="34.186cm">
          <text:p/>
        </draw:line>
        <draw:line draw:style-name="gr6" draw:text-style-name="P1" draw:layer="layout" svg:x1="38.743cm" svg:y1="34.067cm" svg:x2="38.732cm" svg:y2="34.067cm">
          <text:p/>
        </draw:line>
        <draw:polyline draw:style-name="gr6" draw:text-style-name="P1" draw:layer="layout" svg:width="0.051cm" svg:height="0.119cm" svg:x="40.881cm" svg:y="34.067cm" svg:viewBox="0 0 52 120" draw:points="0,0 0,120 52,120">
          <text:p/>
        </draw:polyline>
        <draw:line draw:style-name="gr6" draw:text-style-name="P1" draw:layer="layout" svg:x1="40.932cm" svg:y1="34.067cm" svg:x2="40.881cm" svg:y2="34.067cm">
          <text:p/>
        </draw:line>
        <draw:polyline draw:style-name="gr6" draw:text-style-name="P1" draw:layer="layout" svg:width="0.049cm" svg:height="0.119cm" svg:x="38.743cm" svg:y="34.067cm" svg:viewBox="0 0 50 120" draw:points="0,120 50,120 50,0 0,0">
          <text:p/>
        </draw:polyline>
        <draw:line draw:style-name="gr6" draw:text-style-name="P1" draw:layer="layout" svg:x1="38.792cm" svg:y1="34.186cm" svg:x2="39.699cm" svg:y2="34.71cm">
          <text:p/>
        </draw:line>
        <draw:line draw:style-name="gr6" draw:text-style-name="P1" draw:layer="layout" svg:x1="40.882cm" svg:y1="34.186cm" svg:x2="39.977cm" svg:y2="34.71cm">
          <text:p/>
        </draw:line>
        <draw:path draw:style-name="gr6" draw:text-style-name="P1" draw:layer="layout" svg:width="0.139cm" svg:height="0.523cm" svg:x="39.698cm" svg:y="34.186cm" svg:viewBox="0 0 140 524" svg:d="M140 0c0 185-49 365-140 524">
          <text:p/>
        </draw:path>
        <draw:path draw:style-name="gr6" draw:text-style-name="P1" draw:layer="layout" svg:width="0.14cm" svg:height="0.523cm" svg:x="39.837cm" svg:y="34.186cm" svg:viewBox="0 0 141 524" svg:d="M141 524c-92-159-141-339-141-524">
          <text:p/>
        </draw:path>
        <draw:polygon draw:style-name="gr6" draw:text-style-name="P1" draw:layer="layout" svg:width="0.105cm" svg:height="0.197cm" svg:x="6.532cm" svg:y="28.682cm" svg:viewBox="0 0 106 198" draw:points="0,181 64,198 106,15 45,0">
          <text:p/>
        </draw:polygon>
        <draw:polygon draw:style-name="gr6" draw:text-style-name="P1" draw:layer="layout" svg:width="0.739cm" svg:height="0.212cm" svg:x="6.601cm" svg:y="28.82cm" svg:viewBox="0 0 740 213" draw:points="0,32 732,213 740,180 7,0">
          <text:p/>
        </draw:polygon>
        <draw:polygon draw:style-name="gr6" draw:text-style-name="P1" draw:layer="layout" svg:width="0.737cm" svg:height="0.222cm" svg:x="7.38cm" svg:y="29.013cm" svg:viewBox="0 0 738 223" draw:points="0,31 729,223 738,189 9,0">
          <text:p/>
        </draw:polygon>
        <draw:polygon draw:style-name="gr6" draw:text-style-name="P1" draw:layer="layout" svg:width="0.735cm" svg:height="0.231cm" svg:x="8.155cm" svg:y="29.216cm" svg:viewBox="0 0 736 232" draw:points="0,32 727,232 736,200 11,0">
          <text:p/>
        </draw:polygon>
        <draw:polygon draw:style-name="gr6" draw:text-style-name="P1" draw:layer="layout" svg:width="0.732cm" svg:height="0.241cm" svg:x="8.93cm" svg:y="29.43cm" svg:viewBox="0 0 733 242" draw:points="0,31 723,242 733,212 8,0">
          <text:p/>
        </draw:polygon>
        <draw:polygon draw:style-name="gr6" draw:text-style-name="P1" draw:layer="layout" svg:width="0.728cm" svg:height="0.254cm" svg:x="9.7cm" svg:y="29.654cm" svg:viewBox="0 0 729 255" draw:points="0,32 721,255 729,223 9,0">
          <text:p/>
        </draw:polygon>
        <draw:polygon draw:style-name="gr6" draw:text-style-name="P1" draw:layer="layout" svg:width="0.726cm" svg:height="0.263cm" svg:x="10.466cm" svg:y="29.891cm" svg:viewBox="0 0 727 264" draw:points="0,32 717,264 727,234 11,0">
          <text:p/>
        </draw:polygon>
        <draw:polygon draw:style-name="gr6" draw:text-style-name="P1" draw:layer="layout" svg:width="0.721cm" svg:height="0.273cm" svg:x="11.231cm" svg:y="30.139cm" svg:viewBox="0 0 722 274" draw:points="0,32 712,274 722,244 10,0">
          <text:p/>
        </draw:polygon>
        <draw:polygon draw:style-name="gr6" draw:text-style-name="P1" draw:layer="layout" svg:width="0.722cm" svg:height="0.284cm" svg:x="11.988cm" svg:y="30.397cm" svg:viewBox="0 0 723 285" draw:points="0,33 710,285 723,255 13,0">
          <text:p/>
        </draw:polygon>
        <draw:polygon draw:style-name="gr6" draw:text-style-name="P1" draw:layer="layout" svg:width="0.718cm" svg:height="0.292cm" svg:x="12.744cm" svg:y="30.668cm" svg:viewBox="0 0 719 293" draw:points="0,30 708,293 719,263 13,0">
          <text:p/>
        </draw:polygon>
        <draw:polygon draw:style-name="gr6" draw:text-style-name="P1" draw:layer="layout" svg:width="0.714cm" svg:height="0.305cm" svg:x="13.497cm" svg:y="30.947cm" svg:viewBox="0 0 715 306" draw:points="0,32 702,306 715,274 11,0">
          <text:p/>
        </draw:polygon>
        <draw:polygon draw:style-name="gr6" draw:text-style-name="P1" draw:layer="layout" svg:width="0.709cm" svg:height="0.314cm" svg:x="14.245cm" svg:y="31.239cm" svg:viewBox="0 0 710 315" draw:points="0,30 697,315 710,285 12,0">
          <text:p/>
        </draw:polygon>
        <draw:polygon draw:style-name="gr6" draw:text-style-name="P1" draw:layer="layout" svg:width="0.707cm" svg:height="0.324cm" svg:x="14.988cm" svg:y="31.542cm" svg:viewBox="0 0 708 325" draw:points="0,30 695,325 708,293 12,0">
          <text:p/>
        </draw:polygon>
        <draw:polygon draw:style-name="gr6" draw:text-style-name="P1" draw:layer="layout" svg:width="0.703cm" svg:height="0.333cm" svg:x="15.726cm" svg:y="31.855cm" svg:viewBox="0 0 704 334" draw:points="0,30 691,334 704,304 13,0">
          <text:p/>
        </draw:polygon>
        <draw:polygon draw:style-name="gr6" draw:text-style-name="P1" draw:layer="layout" svg:width="0.698cm" svg:height="0.343cm" svg:x="16.461cm" svg:y="32.179cm" svg:viewBox="0 0 699 344" draw:points="0,30 685,344 699,314 15,0">
          <text:p/>
        </draw:polygon>
        <draw:polygon draw:style-name="gr6" draw:text-style-name="P1" draw:layer="layout" svg:width="0.694cm" svg:height="0.351cm" svg:x="17.191cm" svg:y="32.514cm" svg:viewBox="0 0 695 352" draw:points="0,29 681,352 695,322 13,0">
          <text:p/>
        </draw:polygon>
        <draw:polygon draw:style-name="gr6" draw:text-style-name="P1" draw:layer="layout" svg:width="0.69cm" svg:height="0.362cm" svg:x="17.915cm" svg:y="32.859cm" svg:viewBox="0 0 691 363" draw:points="0,29 676,363 691,333 15,0">
          <text:p/>
        </draw:polygon>
        <draw:polygon draw:style-name="gr6" draw:text-style-name="P1" draw:layer="layout" svg:width="0.685cm" svg:height="0.373cm" svg:x="18.635cm" svg:y="33.212cm" svg:viewBox="0 0 686 374" draw:points="0,30 672,374 686,344 14,0">
          <text:p/>
        </draw:polygon>
        <draw:polygon draw:style-name="gr6" draw:text-style-name="P1" draw:layer="layout" svg:width="0.68cm" svg:height="0.381cm" svg:x="19.35cm" svg:y="33.578cm" svg:viewBox="0 0 681 382" draw:points="0,30 666,382 681,355 16,0">
          <text:p/>
        </draw:polygon>
        <draw:polygon draw:style-name="gr6" draw:text-style-name="P1" draw:layer="layout" svg:width="0.677cm" svg:height="0.392cm" svg:x="20.057cm" svg:y="33.955cm" svg:viewBox="0 0 678 393" draw:points="0,30 661,393 678,363 17,0">
          <text:p/>
        </draw:polygon>
        <draw:polygon draw:style-name="gr6" draw:text-style-name="P1" draw:layer="layout" svg:width="0.671cm" svg:height="0.4cm" svg:x="20.762cm" svg:y="34.34cm" svg:viewBox="0 0 672 401" draw:points="0,30 655,401 672,374 17,0">
          <text:p/>
        </draw:polygon>
        <draw:polygon draw:style-name="gr6" draw:text-style-name="P1" draw:layer="layout" svg:width="0.667cm" svg:height="0.409cm" svg:x="21.458cm" svg:y="34.738cm" svg:viewBox="0 0 668 410" draw:points="0,28 651,410 668,382 17,0">
          <text:p/>
        </draw:polygon>
        <draw:polygon draw:style-name="gr6" draw:text-style-name="P1" draw:layer="layout" svg:width="0.663cm" svg:height="0.417cm" svg:x="22.15cm" svg:y="35.145cm" svg:viewBox="0 0 664 418" draw:points="0,28 645,418 664,390 17,0">
          <text:p/>
        </draw:polygon>
        <draw:polygon draw:style-name="gr6" draw:text-style-name="P1" draw:layer="layout" svg:width="0.656cm" svg:height="0.427cm" svg:x="22.836cm" svg:y="35.562cm" svg:viewBox="0 0 657 428" draw:points="0,27 640,428 657,399 19,0">
          <text:p/>
        </draw:polygon>
        <draw:polygon draw:style-name="gr6" draw:text-style-name="P1" draw:layer="layout" svg:width="0.65cm" svg:height="0.436cm" svg:x="23.518cm" svg:y="35.987cm" svg:viewBox="0 0 651 437" draw:points="0,28 632,437 651,409 17,0">
          <text:p/>
        </draw:polygon>
        <draw:polygon draw:style-name="gr6" draw:text-style-name="P1" draw:layer="layout" svg:width="0.643cm" svg:height="0.447cm" svg:x="24.191cm" svg:y="36.423cm" svg:viewBox="0 0 644 448" draw:points="0,28 627,448 644,420 19,0">
          <text:p/>
        </draw:polygon>
        <draw:polygon draw:style-name="gr6" draw:text-style-name="P1" draw:layer="layout" svg:width="0.639cm" svg:height="0.453cm" svg:x="24.858cm" svg:y="36.87cm" svg:viewBox="0 0 640 454" draw:points="0,27 621,454 640,428 19,0">
          <text:p/>
        </draw:polygon>
        <draw:polygon draw:style-name="gr6" draw:text-style-name="P1" draw:layer="layout" svg:width="0.633cm" svg:height="0.463cm" svg:x="25.518cm" svg:y="37.325cm" svg:viewBox="0 0 634 464" draw:points="0,27 615,464 634,437 19,0">
          <text:p/>
        </draw:polygon>
        <draw:polygon draw:style-name="gr6" draw:text-style-name="P1" draw:layer="layout" svg:width="0.627cm" svg:height="0.472cm" svg:x="26.172cm" svg:y="37.79cm" svg:viewBox="0 0 628 473" draw:points="0,26 609,473 628,446 21,0">
          <text:p/>
        </draw:polygon>
        <draw:polygon draw:style-name="gr6" draw:text-style-name="P1" draw:layer="layout" svg:width="0.62cm" svg:height="0.48cm" svg:x="26.82cm" svg:y="38.265cm" svg:viewBox="0 0 621 481" draw:points="0,27 602,481 621,454 19,0">
          <text:p/>
        </draw:polygon>
        <draw:polygon draw:style-name="gr6" draw:text-style-name="P1" draw:layer="layout" svg:width="0.614cm" svg:height="0.487cm" svg:x="27.461cm" svg:y="38.749cm" svg:viewBox="0 0 615 488" draw:points="0,26 594,488 615,463 19,0">
          <text:p/>
        </draw:polygon>
        <draw:polygon draw:style-name="gr6" draw:text-style-name="P1" draw:layer="layout" svg:width="0.608cm" svg:height="0.495cm" svg:x="28.094cm" svg:y="39.243cm" svg:viewBox="0 0 609 496" draw:points="0,25 587,496 609,470 21,0">
          <text:p/>
        </draw:polygon>
        <draw:polygon draw:style-name="gr6" draw:text-style-name="P1" draw:layer="layout" svg:width="0.601cm" svg:height="0.504cm" svg:x="28.721cm" svg:y="39.744cm" svg:viewBox="0 0 602 505" draw:points="0,26 581,505 602,480 19,0">
          <text:p/>
        </draw:polygon>
        <draw:polygon draw:style-name="gr6" draw:text-style-name="P1" draw:layer="layout" svg:width="0.594cm" svg:height="0.513cm" svg:x="29.339cm" svg:y="40.256cm" svg:viewBox="0 0 595 514" draw:points="0,24 574,514 595,488 21,0">
          <text:p/>
        </draw:polygon>
        <draw:polygon draw:style-name="gr6" draw:text-style-name="P1" draw:layer="layout" svg:width="0.587cm" svg:height="0.521cm" svg:x="29.95cm" svg:y="40.775cm" svg:viewBox="0 0 588 522" draw:points="0,25 566,522 588,496 22,0">
          <text:p/>
        </draw:polygon>
        <draw:polygon draw:style-name="gr6" draw:text-style-name="P1" draw:layer="layout" svg:width="0.58cm" svg:height="0.529cm" svg:x="30.554cm" svg:y="41.304cm" svg:viewBox="0 0 581 530" draw:points="0,26 559,530 581,505 21,0">
          <text:p/>
        </draw:polygon>
        <draw:polygon draw:style-name="gr6" draw:text-style-name="P1" draw:layer="layout" svg:width="0.576cm" svg:height="0.537cm" svg:x="31.148cm" svg:y="41.842cm" svg:viewBox="0 0 577 538" draw:points="0,25 554,538 577,513 24,0">
          <text:p/>
        </draw:polygon>
        <draw:polygon draw:style-name="gr6" draw:text-style-name="P1" draw:layer="layout" svg:width="0.567cm" svg:height="0.544cm" svg:x="31.737cm" svg:y="42.388cm" svg:viewBox="0 0 568 545" draw:points="0,25 545,545 568,522 23,0">
          <text:p/>
        </draw:polygon>
        <draw:polygon draw:style-name="gr6" draw:text-style-name="P1" draw:layer="layout" svg:width="0.561cm" svg:height="0.553cm" svg:x="32.317cm" svg:y="42.942cm" svg:viewBox="0 0 562 554" draw:points="0,26 538,554 562,531 23,0">
          <text:p/>
        </draw:polygon>
        <draw:polygon draw:style-name="gr6" draw:text-style-name="P1" draw:layer="layout" svg:width="0.553cm" svg:height="0.558cm" svg:x="32.888cm" svg:y="43.508cm" svg:viewBox="0 0 554 559" draw:points="0,21 530,559 554,536 24,0">
          <text:p/>
        </draw:polygon>
        <draw:polygon draw:style-name="gr6" draw:text-style-name="P1" draw:layer="layout" svg:width="0.178cm" svg:height="0.176cm" svg:x="33.398cm" svg:y="43.954cm" svg:viewBox="0 0 179 177" draw:points="0,130 47,177 179,45 134,0">
          <text:p/>
        </draw:polygon>
        <draw:line draw:style-name="gr6" draw:text-style-name="P1" draw:layer="layout" svg:x1="7.371cm" svg:y1="28.877cm" svg:x2="7.34cm" svg:y2="29.001cm">
          <text:p/>
        </draw:line>
        <draw:line draw:style-name="gr6" draw:text-style-name="P1" draw:layer="layout" svg:x1="7.326cm" svg:y1="29.058cm" svg:x2="6.595cm" svg:y2="28.879cm">
          <text:p/>
        </draw:line>
        <draw:line draw:style-name="gr6" draw:text-style-name="P1" draw:layer="layout" svg:x1="6.637cm" svg:y1="28.697cm" svg:x2="7.371cm" svg:y2="28.878cm">
          <text:p/>
        </draw:line>
        <draw:line draw:style-name="gr6" draw:text-style-name="P1" draw:layer="layout" svg:x1="8.15cm" svg:y1="29.08cm" svg:x2="8.117cm" svg:y2="29.202cm">
          <text:p/>
        </draw:line>
        <draw:line draw:style-name="gr6" draw:text-style-name="P1" draw:layer="layout" svg:x1="8.103cm" svg:y1="29.261cm" svg:x2="7.374cm" svg:y2="29.07cm">
          <text:p/>
        </draw:line>
        <draw:line draw:style-name="gr6" draw:text-style-name="P1" draw:layer="layout" svg:x1="7.421cm" svg:y1="28.89cm" svg:x2="8.15cm" svg:y2="29.081cm">
          <text:p/>
        </draw:line>
        <draw:line draw:style-name="gr6" draw:text-style-name="P1" draw:layer="layout" svg:x1="7.389cm" svg:y1="29.014cm" svg:x2="7.422cm" svg:y2="28.89cm">
          <text:p/>
        </draw:line>
        <draw:line draw:style-name="gr6" draw:text-style-name="P1" draw:layer="layout" svg:x1="8.924cm" svg:y1="29.294cm" svg:x2="8.89cm" svg:y2="29.416cm">
          <text:p/>
        </draw:line>
        <draw:line draw:style-name="gr6" draw:text-style-name="P1" draw:layer="layout" svg:x1="8.876cm" svg:y1="29.473cm" svg:x2="8.149cm" svg:y2="29.273cm">
          <text:p/>
        </draw:line>
        <draw:line draw:style-name="gr6" draw:text-style-name="P1" draw:layer="layout" svg:x1="8.199cm" svg:y1="29.093cm" svg:x2="8.924cm" svg:y2="29.295cm">
          <text:p/>
        </draw:line>
        <draw:line draw:style-name="gr6" draw:text-style-name="P1" draw:layer="layout" svg:x1="8.166cm" svg:y1="29.217cm" svg:x2="8.2cm" svg:y2="29.093cm">
          <text:p/>
        </draw:line>
        <draw:line draw:style-name="gr6" draw:text-style-name="P1" draw:layer="layout" svg:x1="9.697cm" svg:y1="29.519cm" svg:x2="9.662cm" svg:y2="29.642cm">
          <text:p/>
        </draw:line>
        <draw:line draw:style-name="gr6" draw:text-style-name="P1" draw:layer="layout" svg:x1="9.646cm" svg:y1="29.697cm" svg:x2="8.921cm" svg:y2="29.487cm">
          <text:p/>
        </draw:line>
        <draw:line draw:style-name="gr6" draw:text-style-name="P1" draw:layer="layout" svg:x1="8.974cm" svg:y1="29.307cm" svg:x2="9.697cm" svg:y2="29.52cm">
          <text:p/>
        </draw:line>
        <draw:line draw:style-name="gr6" draw:text-style-name="P1" draw:layer="layout" svg:x1="8.938cm" svg:y1="29.431cm" svg:x2="8.975cm" svg:y2="29.307cm">
          <text:p/>
        </draw:line>
        <draw:line draw:style-name="gr6" draw:text-style-name="P1" draw:layer="layout" svg:x1="10.467cm" svg:y1="29.756cm" svg:x2="10.428cm" svg:y2="29.877cm">
          <text:p/>
        </draw:line>
        <draw:line draw:style-name="gr6" draw:text-style-name="P1" draw:layer="layout" svg:x1="10.412cm" svg:y1="29.934cm" svg:x2="9.692cm" svg:y2="29.711cm">
          <text:p/>
        </draw:line>
        <draw:line draw:style-name="gr6" draw:text-style-name="P1" draw:layer="layout" svg:x1="9.747cm" svg:y1="29.533cm" svg:x2="10.467cm" svg:y2="29.757cm">
          <text:p/>
        </draw:line>
        <draw:line draw:style-name="gr6" draw:text-style-name="P1" draw:layer="layout" svg:x1="9.709cm" svg:y1="29.655cm" svg:x2="9.748cm" svg:y2="29.533cm">
          <text:p/>
        </draw:line>
        <draw:line draw:style-name="gr6" draw:text-style-name="P1" draw:layer="layout" svg:x1="11.232cm" svg:y1="30.003cm" svg:x2="11.192cm" svg:y2="30.125cm">
          <text:p/>
        </draw:line>
        <draw:line draw:style-name="gr6" draw:text-style-name="P1" draw:layer="layout" svg:x1="11.174cm" svg:y1="30.18cm" svg:x2="10.458cm" svg:y2="29.948cm">
          <text:p/>
        </draw:line>
        <draw:line draw:style-name="gr6" draw:text-style-name="P1" draw:layer="layout" svg:x1="10.515cm" svg:y1="29.77cm" svg:x2="11.232cm" svg:y2="30.004cm">
          <text:p/>
        </draw:line>
        <draw:line draw:style-name="gr6" draw:text-style-name="P1" draw:layer="layout" svg:x1="10.477cm" svg:y1="29.892cm" svg:x2="10.516cm" svg:y2="29.77cm">
          <text:p/>
        </draw:line>
        <draw:line draw:style-name="gr6" draw:text-style-name="P1" draw:layer="layout" svg:x1="11.994cm" svg:y1="30.261cm" svg:x2="11.952cm" svg:y2="30.383cm">
          <text:p/>
        </draw:line>
        <draw:line draw:style-name="gr6" draw:text-style-name="P1" draw:layer="layout" svg:x1="11.934cm" svg:y1="30.438cm" svg:x2="11.222cm" svg:y2="30.196cm">
          <text:p/>
        </draw:line>
        <draw:line draw:style-name="gr6" draw:text-style-name="P1" draw:layer="layout" svg:x1="11.281cm" svg:y1="30.02cm" svg:x2="11.994cm" svg:y2="30.262cm">
          <text:p/>
        </draw:line>
        <draw:line draw:style-name="gr6" draw:text-style-name="P1" draw:layer="layout" svg:x1="11.241cm" svg:y1="30.14cm" svg:x2="11.282cm" svg:y2="30.02cm">
          <text:p/>
        </draw:line>
        <draw:line draw:style-name="gr6" draw:text-style-name="P1" draw:layer="layout" svg:x1="12.753cm" svg:y1="30.53cm" svg:x2="12.71cm" svg:y2="30.652cm">
          <text:p/>
        </draw:line>
        <draw:line draw:style-name="gr6" draw:text-style-name="P1" draw:layer="layout" svg:x1="12.69cm" svg:y1="30.707cm" svg:x2="11.98cm" svg:y2="30.454cm">
          <text:p/>
        </draw:line>
        <draw:line draw:style-name="gr6" draw:text-style-name="P1" draw:layer="layout" svg:x1="12.043cm" svg:y1="30.278cm" svg:x2="12.753cm" svg:y2="30.531cm">
          <text:p/>
        </draw:line>
        <draw:line draw:style-name="gr6" draw:text-style-name="P1" draw:layer="layout" svg:x1="12.001cm" svg:y1="30.398cm" svg:x2="12.044cm" svg:y2="30.278cm">
          <text:p/>
        </draw:line>
        <draw:line draw:style-name="gr6" draw:text-style-name="P1" draw:layer="layout" svg:x1="13.507cm" svg:y1="30.812cm" svg:x2="13.462cm" svg:y2="30.931cm">
          <text:p/>
        </draw:line>
        <draw:line draw:style-name="gr6" draw:text-style-name="P1" draw:layer="layout" svg:x1="13.441cm" svg:y1="30.986cm" svg:x2="12.735cm" svg:y2="30.723cm">
          <text:p/>
        </draw:line>
        <draw:line draw:style-name="gr6" draw:text-style-name="P1" draw:layer="layout" svg:x1="12.801cm" svg:y1="30.549cm" svg:x2="13.507cm" svg:y2="30.813cm">
          <text:p/>
        </draw:line>
        <draw:line draw:style-name="gr6" draw:text-style-name="P1" draw:layer="layout" svg:x1="12.757cm" svg:y1="30.669cm" svg:x2="12.802cm" svg:y2="30.549cm">
          <text:p/>
        </draw:line>
        <draw:line draw:style-name="gr6" draw:text-style-name="P1" draw:layer="layout" svg:x1="14.256cm" svg:y1="31.104cm" svg:x2="14.211cm" svg:y2="31.221cm">
          <text:p/>
        </draw:line>
        <draw:line draw:style-name="gr6" draw:text-style-name="P1" draw:layer="layout" svg:x1="14.191cm" svg:y1="31.276cm" svg:x2="13.487cm" svg:y2="31.002cm">
          <text:p/>
        </draw:line>
        <draw:line draw:style-name="gr6" draw:text-style-name="P1" draw:layer="layout" svg:x1="13.555cm" svg:y1="30.831cm" svg:x2="14.256cm" svg:y2="31.105cm">
          <text:p/>
        </draw:line>
        <draw:line draw:style-name="gr6" draw:text-style-name="P1" draw:layer="layout" svg:x1="13.508cm" svg:y1="30.948cm" svg:x2="13.556cm" svg:y2="30.831cm">
          <text:p/>
        </draw:line>
        <draw:line draw:style-name="gr6" draw:text-style-name="P1" draw:layer="layout" svg:x1="15.003cm" svg:y1="31.404cm" svg:x2="14.954cm" svg:y2="31.524cm">
          <text:p/>
        </draw:line>
        <draw:line draw:style-name="gr6" draw:text-style-name="P1" draw:layer="layout" svg:x1="14.934cm" svg:y1="31.579cm" svg:x2="14.234cm" svg:y2="31.294cm">
          <text:p/>
        </draw:line>
        <draw:line draw:style-name="gr6" draw:text-style-name="P1" draw:layer="layout" svg:x1="14.304cm" svg:y1="31.123cm" svg:x2="15.003cm" svg:y2="31.405cm">
          <text:p/>
        </draw:line>
        <draw:line draw:style-name="gr6" draw:text-style-name="P1" draw:layer="layout" svg:x1="14.257cm" svg:y1="31.24cm" svg:x2="14.305cm" svg:y2="31.123cm">
          <text:p/>
        </draw:line>
        <draw:line draw:style-name="gr6" draw:text-style-name="P1" draw:layer="layout" svg:x1="15.744cm" svg:y1="31.718cm" svg:x2="15.695cm" svg:y2="31.835cm">
          <text:p/>
        </draw:line>
        <draw:line draw:style-name="gr6" draw:text-style-name="P1" draw:layer="layout" svg:x1="15.672cm" svg:y1="31.89cm" svg:x2="14.977cm" svg:y2="31.597cm">
          <text:p/>
        </draw:line>
        <draw:line draw:style-name="gr6" draw:text-style-name="P1" draw:layer="layout" svg:x1="15.049cm" svg:y1="31.426cm" svg:x2="15.744cm" svg:y2="31.719cm">
          <text:p/>
        </draw:line>
        <draw:line draw:style-name="gr6" draw:text-style-name="P1" draw:layer="layout" svg:x1="15cm" svg:y1="31.543cm" svg:x2="15.051cm" svg:y2="31.426cm">
          <text:p/>
        </draw:line>
        <draw:line draw:style-name="gr6" draw:text-style-name="P1" draw:layer="layout" svg:x1="16.481cm" svg:y1="32.042cm" svg:x2="16.429cm" svg:y2="32.159cm">
          <text:p/>
        </draw:line>
        <draw:line draw:style-name="gr6" draw:text-style-name="P1" draw:layer="layout" svg:x1="16.407cm" svg:y1="32.214cm" svg:x2="15.716cm" svg:y2="31.908cm">
          <text:p/>
        </draw:line>
        <draw:line draw:style-name="gr6" draw:text-style-name="P1" draw:layer="layout" svg:x1="15.792cm" svg:y1="31.739cm" svg:x2="16.481cm" svg:y2="32.043cm">
          <text:p/>
        </draw:line>
        <draw:line draw:style-name="gr6" draw:text-style-name="P1" draw:layer="layout" svg:x1="15.739cm" svg:y1="31.856cm" svg:x2="15.793cm" svg:y2="31.739cm">
          <text:p/>
        </draw:line>
        <draw:line draw:style-name="gr6" draw:text-style-name="P1" draw:layer="layout" svg:x1="17.213cm" svg:y1="32.376cm" svg:x2="17.159cm" svg:y2="32.493cm">
          <text:p/>
        </draw:line>
        <draw:line draw:style-name="gr6" draw:text-style-name="P1" draw:layer="layout" svg:x1="17.135cm" svg:y1="32.546cm" svg:x2="16.45cm" svg:y2="32.232cm">
          <text:p/>
        </draw:line>
        <draw:line draw:style-name="gr6" draw:text-style-name="P1" draw:layer="layout" svg:x1="16.526cm" svg:y1="32.063cm" svg:x2="17.213cm" svg:y2="32.377cm">
          <text:p/>
        </draw:line>
        <draw:line draw:style-name="gr6" draw:text-style-name="P1" draw:layer="layout" svg:x1="16.476cm" svg:y1="32.18cm" svg:x2="16.527cm" svg:y2="32.063cm">
          <text:p/>
        </draw:line>
        <draw:line draw:style-name="gr6" draw:text-style-name="P1" draw:layer="layout" svg:x1="17.8cm" svg:y1="32.668cm" svg:x2="17.744cm" svg:y2="32.783cm">
          <text:p/>
        </draw:line>
        <draw:line draw:style-name="gr6" draw:text-style-name="P1" draw:layer="layout" svg:x1="17.719cm" svg:y1="32.838cm" svg:x2="17.039cm" svg:y2="32.514cm">
          <text:p/>
        </draw:line>
        <draw:line draw:style-name="gr6" draw:text-style-name="P1" draw:layer="layout" svg:x1="17.117cm" svg:y1="32.346cm" svg:x2="17.8cm" svg:y2="32.669cm">
          <text:p/>
        </draw:line>
        <draw:line draw:style-name="gr6" draw:text-style-name="P1" draw:layer="layout" svg:x1="17.064cm" svg:y1="32.462cm" svg:x2="17.118cm" svg:y2="32.346cm">
          <text:p/>
        </draw:line>
        <draw:line draw:style-name="gr6" draw:text-style-name="P1" draw:layer="layout" svg:x1="18.661cm" svg:y1="33.077cm" svg:x2="18.605cm" svg:y2="33.192cm">
          <text:p/>
        </draw:line>
        <draw:line draw:style-name="gr6" draw:text-style-name="P1" draw:layer="layout" svg:x1="18.581cm" svg:y1="33.245cm" svg:x2="17.904cm" svg:y2="32.912cm">
          <text:p/>
        </draw:line>
        <draw:line draw:style-name="gr6" draw:text-style-name="P1" draw:layer="layout" svg:x1="17.985cm" svg:y1="32.744cm" svg:x2="18.661cm" svg:y2="33.078cm">
          <text:p/>
        </draw:line>
        <draw:line draw:style-name="gr6" draw:text-style-name="P1" draw:layer="layout" svg:x1="17.93cm" svg:y1="32.86cm" svg:x2="17.986cm" svg:y2="32.744cm">
          <text:p/>
        </draw:line>
        <draw:line draw:style-name="gr6" draw:text-style-name="P1" draw:layer="layout" svg:x1="19.379cm" svg:y1="33.443cm" svg:x2="19.32cm" svg:y2="33.556cm">
          <text:p/>
        </draw:line>
        <draw:line draw:style-name="gr6" draw:text-style-name="P1" draw:layer="layout" svg:x1="19.294cm" svg:y1="33.609cm" svg:x2="18.622cm" svg:y2="33.265cm">
          <text:p/>
        </draw:line>
        <draw:line draw:style-name="gr6" draw:text-style-name="P1" draw:layer="layout" svg:x1="18.707cm" svg:y1="33.1cm" svg:x2="19.379cm" svg:y2="33.444cm">
          <text:p/>
        </draw:line>
        <draw:line draw:style-name="gr6" draw:text-style-name="P1" draw:layer="layout" svg:x1="18.649cm" svg:y1="33.213cm" svg:x2="18.708cm" svg:y2="33.1cm">
          <text:p/>
        </draw:line>
        <draw:line draw:style-name="gr6" draw:text-style-name="P1" draw:layer="layout" svg:x1="20.153cm" svg:y1="33.845cm" svg:x2="20.093cm" svg:y2="33.956cm">
          <text:p/>
        </draw:line>
        <draw:line draw:style-name="gr6" draw:text-style-name="P1" draw:layer="layout" svg:x1="20.064cm" svg:y1="34.009cm" svg:x2="19.399cm" svg:y2="33.657cm">
          <text:p/>
        </draw:line>
        <draw:line draw:style-name="gr6" draw:text-style-name="P1" draw:layer="layout" svg:x1="19.486cm" svg:y1="33.492cm" svg:x2="20.153cm" svg:y2="33.846cm">
          <text:p/>
        </draw:line>
        <draw:line draw:style-name="gr6" draw:text-style-name="P1" draw:layer="layout" svg:x1="19.426cm" svg:y1="33.605cm" svg:x2="19.487cm" svg:y2="33.492cm">
          <text:p/>
        </draw:line>
        <draw:line draw:style-name="gr6" draw:text-style-name="P1" draw:layer="layout" svg:x1="20.797cm" svg:y1="34.205cm" svg:x2="20.734cm" svg:y2="34.318cm">
          <text:p/>
        </draw:line>
        <draw:line draw:style-name="gr6" draw:text-style-name="P1" draw:layer="layout" svg:x1="20.706cm" svg:y1="34.371cm" svg:x2="20.044cm" svg:y2="34.008cm">
          <text:p/>
        </draw:line>
        <draw:line draw:style-name="gr6" draw:text-style-name="P1" draw:layer="layout" svg:x1="20.135cm" svg:y1="33.845cm" svg:x2="20.797cm" svg:y2="34.206cm">
          <text:p/>
        </draw:line>
        <draw:line draw:style-name="gr6" draw:text-style-name="P1" draw:layer="layout" svg:x1="20.074cm" svg:y1="33.956cm" svg:x2="20.136cm" svg:y2="33.845cm">
          <text:p/>
        </draw:line>
        <draw:line draw:style-name="gr6" draw:text-style-name="P1" draw:layer="layout" svg:x1="21.495cm" svg:y1="34.603cm" svg:x2="21.433cm" svg:y2="34.714cm">
          <text:p/>
        </draw:line>
        <draw:line draw:style-name="gr6" draw:text-style-name="P1" draw:layer="layout" svg:x1="21.404cm" svg:y1="34.765cm" svg:x2="20.749cm" svg:y2="34.393cm">
          <text:p/>
        </draw:line>
        <draw:line draw:style-name="gr6" draw:text-style-name="P1" draw:layer="layout" svg:x1="20.84cm" svg:y1="34.23cm" svg:x2="21.495cm" svg:y2="34.604cm">
          <text:p/>
        </draw:line>
        <draw:line draw:style-name="gr6" draw:text-style-name="P1" draw:layer="layout" svg:x1="20.779cm" svg:y1="34.341cm" svg:x2="20.841cm" svg:y2="34.23cm">
          <text:p/>
        </draw:line>
        <draw:line draw:style-name="gr6" draw:text-style-name="P1" draw:layer="layout" svg:x1="22.19cm" svg:y1="35.009cm" svg:x2="22.125cm" svg:y2="35.12cm">
          <text:p/>
        </draw:line>
        <draw:line draw:style-name="gr6" draw:text-style-name="P1" draw:layer="layout" svg:x1="22.096cm" svg:y1="35.171cm" svg:x2="21.446cm" svg:y2="34.789cm">
          <text:p/>
        </draw:line>
        <draw:line draw:style-name="gr6" draw:text-style-name="P1" draw:layer="layout" svg:x1="21.541cm" svg:y1="34.628cm" svg:x2="22.19cm" svg:y2="35.01cm">
          <text:p/>
        </draw:line>
        <draw:line draw:style-name="gr6" draw:text-style-name="P1" draw:layer="layout" svg:x1="21.475cm" svg:y1="34.739cm" svg:x2="21.542cm" svg:y2="34.628cm">
          <text:p/>
        </draw:line>
        <draw:line draw:style-name="gr6" draw:text-style-name="P1" draw:layer="layout" svg:x1="22.88cm" svg:y1="35.426cm" svg:x2="22.813cm" svg:y2="35.535cm">
          <text:p/>
        </draw:line>
        <draw:line draw:style-name="gr6" draw:text-style-name="P1" draw:layer="layout" svg:x1="22.782cm" svg:y1="35.586cm" svg:x2="22.138cm" svg:y2="35.195cm">
          <text:p/>
        </draw:line>
        <draw:line draw:style-name="gr6" draw:text-style-name="P1" draw:layer="layout" svg:x1="22.233cm" svg:y1="35.037cm" svg:x2="22.88cm" svg:y2="35.427cm">
          <text:p/>
        </draw:line>
        <draw:line draw:style-name="gr6" draw:text-style-name="P1" draw:layer="layout" svg:x1="22.167cm" svg:y1="35.146cm" svg:x2="22.234cm" svg:y2="35.037cm">
          <text:p/>
        </draw:line>
        <draw:line draw:style-name="gr6" draw:text-style-name="P1" draw:layer="layout" svg:x1="23.561cm" svg:y1="35.854cm" svg:x2="23.492cm" svg:y2="35.961cm">
          <text:p/>
        </draw:line>
        <draw:line draw:style-name="gr6" draw:text-style-name="P1" draw:layer="layout" svg:x1="23.462cm" svg:y1="36.011cm" svg:x2="22.824cm" svg:y2="35.61cm">
          <text:p/>
        </draw:line>
        <draw:line draw:style-name="gr6" draw:text-style-name="P1" draw:layer="layout" svg:x1="22.921cm" svg:y1="35.454cm" svg:x2="23.561cm" svg:y2="35.855cm">
          <text:p/>
        </draw:line>
        <draw:line draw:style-name="gr6" draw:text-style-name="P1" draw:layer="layout" svg:x1="22.855cm" svg:y1="35.563cm" svg:x2="22.922cm" svg:y2="35.454cm">
          <text:p/>
        </draw:line>
        <draw:line draw:style-name="gr6" draw:text-style-name="P1" draw:layer="layout" svg:x1="24.236cm" svg:y1="36.29cm" svg:x2="24.168cm" svg:y2="36.397cm">
          <text:p/>
        </draw:line>
        <draw:line draw:style-name="gr6" draw:text-style-name="P1" draw:layer="layout" svg:x1="24.135cm" svg:y1="36.447cm" svg:x2="23.503cm" svg:y2="36.038cm">
          <text:p/>
        </draw:line>
        <draw:line draw:style-name="gr6" draw:text-style-name="P1" draw:layer="layout" svg:x1="23.605cm" svg:y1="35.881cm" svg:x2="24.236cm" svg:y2="36.291cm">
          <text:p/>
        </draw:line>
        <draw:line draw:style-name="gr6" draw:text-style-name="P1" draw:layer="layout" svg:x1="23.535cm" svg:y1="35.988cm" svg:x2="23.606cm" svg:y2="35.881cm">
          <text:p/>
        </draw:line>
        <draw:line draw:style-name="gr6" draw:text-style-name="P1" draw:layer="layout" svg:x1="24.907cm" svg:y1="36.736cm" svg:x2="24.834cm" svg:y2="36.843cm">
          <text:p/>
        </draw:line>
        <draw:line draw:style-name="gr6" draw:text-style-name="P1" draw:layer="layout" svg:x1="24.804cm" svg:y1="36.892cm" svg:x2="24.176cm" svg:y2="36.474cm">
          <text:p/>
        </draw:line>
        <draw:line draw:style-name="gr6" draw:text-style-name="P1" draw:layer="layout" svg:x1="24.28cm" svg:y1="36.317cm" svg:x2="24.907cm" svg:y2="36.737cm">
          <text:p/>
        </draw:line>
        <draw:line draw:style-name="gr6" draw:text-style-name="P1" draw:layer="layout" svg:x1="24.21cm" svg:y1="36.424cm" svg:x2="24.281cm" svg:y2="36.317cm">
          <text:p/>
        </draw:line>
        <draw:line draw:style-name="gr6" draw:text-style-name="P1" draw:layer="layout" svg:x1="25.57cm" svg:y1="37.191cm" svg:x2="25.497cm" svg:y2="37.298cm">
          <text:p/>
        </draw:line>
        <draw:line draw:style-name="gr6" draw:text-style-name="P1" draw:layer="layout" svg:x1="25.464cm" svg:y1="37.347cm" svg:x2="24.843cm" svg:y2="36.918cm">
          <text:p/>
        </draw:line>
        <draw:line draw:style-name="gr6" draw:text-style-name="P1" draw:layer="layout" svg:x1="24.949cm" svg:y1="36.766cm" svg:x2="25.57cm" svg:y2="37.192cm">
          <text:p/>
        </draw:line>
        <draw:line draw:style-name="gr6" draw:text-style-name="P1" draw:layer="layout" svg:x1="24.877cm" svg:y1="36.871cm" svg:x2="24.95cm" svg:y2="36.766cm">
          <text:p/>
        </draw:line>
        <draw:line draw:style-name="gr6" draw:text-style-name="P1" draw:layer="layout" svg:x1="26.226cm" svg:y1="37.657cm" svg:x2="26.151cm" svg:y2="37.762cm">
          <text:p/>
        </draw:line>
        <draw:line draw:style-name="gr6" draw:text-style-name="P1" draw:layer="layout" svg:x1="26.118cm" svg:y1="37.811cm" svg:x2="25.503cm" svg:y2="37.373cm">
          <text:p/>
        </draw:line>
        <draw:line draw:style-name="gr6" draw:text-style-name="P1" draw:layer="layout" svg:x1="25.611cm" svg:y1="37.221cm" svg:x2="26.226cm" svg:y2="37.658cm">
          <text:p/>
        </draw:line>
        <draw:line draw:style-name="gr6" draw:text-style-name="P1" draw:layer="layout" svg:x1="25.537cm" svg:y1="37.326cm" svg:x2="25.612cm" svg:y2="37.221cm">
          <text:p/>
        </draw:line>
        <draw:line draw:style-name="gr6" draw:text-style-name="P1" draw:layer="layout" svg:x1="26.876cm" svg:y1="38.133cm" svg:x2="26.799cm" svg:y2="38.236cm">
          <text:p/>
        </draw:line>
        <draw:line draw:style-name="gr6" draw:text-style-name="P1" draw:layer="layout" svg:x1="26.766cm" svg:y1="38.285cm" svg:x2="26.157cm" svg:y2="37.839cm">
          <text:p/>
        </draw:line>
        <draw:line draw:style-name="gr6" draw:text-style-name="P1" draw:layer="layout" svg:x1="26.267cm" svg:y1="37.689cm" svg:x2="26.876cm" svg:y2="38.134cm">
          <text:p/>
        </draw:line>
        <draw:line draw:style-name="gr6" draw:text-style-name="P1" draw:layer="layout" svg:x1="26.193cm" svg:y1="37.791cm" svg:x2="26.268cm" svg:y2="37.689cm">
          <text:p/>
        </draw:line>
        <draw:line draw:style-name="gr6" draw:text-style-name="P1" draw:layer="layout" svg:x1="27.517cm" svg:y1="38.618cm" svg:x2="27.44cm" svg:y2="38.719cm">
          <text:p/>
        </draw:line>
        <draw:line draw:style-name="gr6" draw:text-style-name="P1" draw:layer="layout" svg:x1="27.405cm" svg:y1="38.767cm" svg:x2="26.805cm" svg:y2="38.313cm">
          <text:p/>
        </draw:line>
        <draw:line draw:style-name="gr6" draw:text-style-name="P1" draw:layer="layout" svg:x1="26.915cm" svg:y1="38.163cm" svg:x2="27.517cm" svg:y2="38.619cm">
          <text:p/>
        </draw:line>
        <draw:line draw:style-name="gr6" draw:text-style-name="P1" draw:layer="layout" svg:x1="26.839cm" svg:y1="38.266cm" svg:x2="26.916cm" svg:y2="38.163cm">
          <text:p/>
        </draw:line>
        <draw:line draw:style-name="gr6" draw:text-style-name="P1" draw:layer="layout" svg:x1="28.154cm" svg:y1="39.111cm" svg:x2="28.075cm" svg:y2="39.212cm">
          <text:p/>
        </draw:line>
        <draw:line draw:style-name="gr6" draw:text-style-name="P1" draw:layer="layout" svg:x1="28.04cm" svg:y1="39.258cm" svg:x2="27.444cm" svg:y2="38.796cm">
          <text:p/>
        </draw:line>
        <draw:line draw:style-name="gr6" draw:text-style-name="P1" draw:layer="layout" svg:x1="27.559cm" svg:y1="38.65cm" svg:x2="28.154cm" svg:y2="39.112cm">
          <text:p/>
        </draw:line>
        <draw:line draw:style-name="gr6" draw:text-style-name="P1" draw:layer="layout" svg:x1="27.48cm" svg:y1="38.75cm" svg:x2="27.56cm" svg:y2="38.65cm">
          <text:p/>
        </draw:line>
        <draw:line draw:style-name="gr6" draw:text-style-name="P1" draw:layer="layout" svg:x1="28.781cm" svg:y1="39.613cm" svg:x2="28.702cm" svg:y2="39.713cm">
          <text:p/>
        </draw:line>
        <draw:line draw:style-name="gr6" draw:text-style-name="P1" draw:layer="layout" svg:x1="28.664cm" svg:y1="39.76cm" svg:x2="28.077cm" svg:y2="39.289cm">
          <text:p/>
        </draw:line>
        <draw:line draw:style-name="gr6" draw:text-style-name="P1" draw:layer="layout" svg:x1="28.194cm" svg:y1="39.143cm" svg:x2="28.781cm" svg:y2="39.614cm">
          <text:p/>
        </draw:line>
        <draw:line draw:style-name="gr6" draw:text-style-name="P1" draw:layer="layout" svg:x1="28.115cm" svg:y1="39.244cm" svg:x2="28.195cm" svg:y2="39.143cm">
          <text:p/>
        </draw:line>
        <draw:line draw:style-name="gr6" draw:text-style-name="P1" draw:layer="layout" svg:x1="29.403cm" svg:y1="40.125cm" svg:x2="29.322cm" svg:y2="40.224cm">
          <text:p/>
        </draw:line>
        <draw:line draw:style-name="gr6" draw:text-style-name="P1" draw:layer="layout" svg:x1="29.285cm" svg:y1="40.27cm" svg:x2="28.704cm" svg:y2="39.791cm">
          <text:p/>
        </draw:line>
        <draw:line draw:style-name="gr6" draw:text-style-name="P1" draw:layer="layout" svg:x1="28.82cm" svg:y1="39.647cm" svg:x2="29.403cm" svg:y2="40.126cm">
          <text:p/>
        </draw:line>
        <draw:line draw:style-name="gr6" draw:text-style-name="P1" draw:layer="layout" svg:x1="28.74cm" svg:y1="39.745cm" svg:x2="28.821cm" svg:y2="39.647cm">
          <text:p/>
        </draw:line>
        <draw:line draw:style-name="gr6" draw:text-style-name="P1" draw:layer="layout" svg:x1="30.017cm" svg:y1="40.646cm" svg:x2="29.933cm" svg:y2="40.744cm">
          <text:p/>
        </draw:line>
        <draw:line draw:style-name="gr6" draw:text-style-name="P1" draw:layer="layout" svg:x1="29.896cm" svg:y1="40.789cm" svg:x2="29.322cm" svg:y2="40.301cm">
          <text:p/>
        </draw:line>
        <draw:line draw:style-name="gr6" draw:text-style-name="P1" draw:layer="layout" svg:x1="29.442cm" svg:y1="40.159cm" svg:x2="30.017cm" svg:y2="40.647cm">
          <text:p/>
        </draw:line>
        <draw:line draw:style-name="gr6" draw:text-style-name="P1" draw:layer="layout" svg:x1="29.36cm" svg:y1="40.257cm" svg:x2="29.443cm" svg:y2="40.159cm">
          <text:p/>
        </draw:line>
        <draw:line draw:style-name="gr6" draw:text-style-name="P1" draw:layer="layout" svg:x1="30.622cm" svg:y1="41.177cm" svg:x2="30.537cm" svg:y2="41.271cm">
          <text:p/>
        </draw:line>
        <draw:line draw:style-name="gr6" draw:text-style-name="P1" draw:layer="layout" svg:x1="30.5cm" svg:y1="41.318cm" svg:x2="29.931cm" svg:y2="40.819cm">
          <text:p/>
        </draw:line>
        <draw:line draw:style-name="gr6" draw:text-style-name="P1" draw:layer="layout" svg:x1="30.054cm" svg:y1="40.68cm" svg:x2="30.622cm" svg:y2="41.178cm">
          <text:p/>
        </draw:line>
        <draw:line draw:style-name="gr6" draw:text-style-name="P1" draw:layer="layout" svg:x1="29.972cm" svg:y1="40.776cm" svg:x2="30.055cm" svg:y2="40.68cm">
          <text:p/>
        </draw:line>
        <draw:line draw:style-name="gr6" draw:text-style-name="P1" draw:layer="layout" svg:x1="31.219cm" svg:y1="41.715cm" svg:x2="31.134cm" svg:y2="41.809cm">
          <text:p/>
        </draw:line>
        <draw:line draw:style-name="gr6" draw:text-style-name="P1" draw:layer="layout" svg:x1="31.096cm" svg:y1="41.853cm" svg:x2="30.535cm" svg:y2="41.349cm">
          <text:p/>
        </draw:line>
        <draw:line draw:style-name="gr6" draw:text-style-name="P1" draw:layer="layout" svg:x1="30.659cm" svg:y1="41.211cm" svg:x2="31.219cm" svg:y2="41.716cm">
          <text:p/>
        </draw:line>
        <draw:line draw:style-name="gr6" draw:text-style-name="P1" draw:layer="layout" svg:x1="30.575cm" svg:y1="41.305cm" svg:x2="30.66cm" svg:y2="41.211cm">
          <text:p/>
        </draw:line>
        <draw:line draw:style-name="gr6" draw:text-style-name="P1" draw:layer="layout" svg:x1="31.81cm" svg:y1="42.261cm" svg:x2="31.724cm" svg:y2="42.355cm">
          <text:p/>
        </draw:line>
        <draw:line draw:style-name="gr6" draw:text-style-name="P1" draw:layer="layout" svg:x1="31.683cm" svg:y1="42.399cm" svg:x2="31.131cm" svg:y2="41.886cm">
          <text:p/>
        </draw:line>
        <draw:line draw:style-name="gr6" draw:text-style-name="P1" draw:layer="layout" svg:x1="31.258cm" svg:y1="41.749cm" svg:x2="31.81cm" svg:y2="42.262cm">
          <text:p/>
        </draw:line>
        <draw:line draw:style-name="gr6" draw:text-style-name="P1" draw:layer="layout" svg:x1="31.172cm" svg:y1="41.843cm" svg:x2="31.259cm" svg:y2="41.749cm">
          <text:p/>
        </draw:line>
        <draw:line draw:style-name="gr6" draw:text-style-name="P1" draw:layer="layout" svg:x1="32.392cm" svg:y1="42.818cm" svg:x2="32.304cm" svg:y2="42.91cm">
          <text:p/>
        </draw:line>
        <draw:line draw:style-name="gr6" draw:text-style-name="P1" draw:layer="layout" svg:x1="32.265cm" svg:y1="42.952cm" svg:x2="31.718cm" svg:y2="42.432cm">
          <text:p/>
        </draw:line>
        <draw:line draw:style-name="gr6" draw:text-style-name="P1" draw:layer="layout" svg:x1="31.847cm" svg:y1="42.297cm" svg:x2="32.392cm" svg:y2="42.819cm">
          <text:p/>
        </draw:line>
        <draw:line draw:style-name="gr6" draw:text-style-name="P1" draw:layer="layout" svg:x1="31.76cm" svg:y1="42.389cm" svg:x2="31.848cm" svg:y2="42.297cm">
          <text:p/>
        </draw:line>
        <draw:line draw:style-name="gr6" draw:text-style-name="P1" draw:layer="layout" svg:x1="32.968cm" svg:y1="43.381cm" svg:x2="32.878cm" svg:y2="43.473cm">
          <text:p/>
        </draw:line>
        <draw:line draw:style-name="gr6" draw:text-style-name="P1" draw:layer="layout" svg:x1="32.836cm" svg:y1="43.515cm" svg:x2="32.298cm" svg:y2="42.987cm">
          <text:p/>
        </draw:line>
        <draw:line draw:style-name="gr6" draw:text-style-name="P1" draw:layer="layout" svg:x1="32.429cm" svg:y1="42.854cm" svg:x2="32.968cm" svg:y2="43.382cm">
          <text:p/>
        </draw:line>
        <draw:line draw:style-name="gr6" draw:text-style-name="P1" draw:layer="layout" svg:x1="32.34cm" svg:y1="42.943cm" svg:x2="32.43cm" svg:y2="42.854cm">
          <text:p/>
        </draw:line>
        <draw:line draw:style-name="gr6" draw:text-style-name="P1" draw:layer="layout" svg:x1="33.399cm" svg:y1="44.084cm" svg:x2="32.869cm" svg:y2="43.548cm">
          <text:p/>
        </draw:line>
        <draw:line draw:style-name="gr6" draw:text-style-name="P1" draw:layer="layout" svg:x1="33.003cm" svg:y1="43.419cm" svg:x2="33.533cm" svg:y2="43.955cm">
          <text:p/>
        </draw:line>
        <draw:line draw:style-name="gr6" draw:text-style-name="P1" draw:layer="layout" svg:x1="32.912cm" svg:y1="43.509cm" svg:x2="33.004cm" svg:y2="43.419cm">
          <text:p/>
        </draw:line>
        <draw:polygon draw:style-name="gr6" draw:text-style-name="P1" draw:layer="layout" svg:width="0.093cm" svg:height="0.193cm" svg:x="7.325cm" svg:y="28.877cm" svg:viewBox="0 0 94 194" draw:points="0,181 49,194 94,13 45,0">
          <text:p/>
        </draw:polygon>
        <draw:polygon draw:style-name="gr6" draw:text-style-name="P1" draw:layer="layout" svg:width="0.097cm" svg:height="0.193cm" svg:x="8.1cm" svg:y="29.08cm" svg:viewBox="0 0 98 194" draw:points="0,181 49,194 98,14 49,0">
          <text:p/>
        </draw:polygon>
        <draw:polygon draw:style-name="gr6" draw:text-style-name="P1" draw:layer="layout" svg:width="0.097cm" svg:height="0.193cm" svg:x="8.875cm" svg:y="29.294cm" svg:viewBox="0 0 98 194" draw:points="0,178 47,194 98,13 51,0">
          <text:p/>
        </draw:polygon>
        <draw:polygon draw:style-name="gr6" draw:text-style-name="P1" draw:layer="layout" svg:width="0.1cm" svg:height="0.192cm" svg:x="9.645cm" svg:y="29.519cm" svg:viewBox="0 0 101 193" draw:points="0,178 48,193 101,14 54,0">
          <text:p/>
        </draw:polygon>
        <draw:polygon draw:style-name="gr6" draw:text-style-name="P1" draw:layer="layout" svg:width="0.104cm" svg:height="0.192cm" svg:x="10.411cm" svg:y="29.756cm" svg:viewBox="0 0 105 193" draw:points="0,178 48,193 105,14 56,0">
          <text:p/>
        </draw:polygon>
        <draw:polygon draw:style-name="gr6" draw:text-style-name="P1" draw:layer="layout" svg:width="0.106cm" svg:height="0.193cm" svg:x="11.173cm" svg:y="30.003cm" svg:viewBox="0 0 107 194" draw:points="0,177 50,194 107,15 61,0">
          <text:p/>
        </draw:polygon>
        <draw:polygon draw:style-name="gr6" draw:text-style-name="P1" draw:layer="layout" svg:width="0.108cm" svg:height="0.193cm" svg:x="11.933cm" svg:y="30.261cm" svg:viewBox="0 0 109 194" draw:points="0,177 47,194 109,17 62,0">
          <text:p/>
        </draw:polygon>
        <draw:polyline draw:style-name="gr6" draw:text-style-name="P1" draw:layer="layout" svg:width="0.11cm" svg:height="0.176cm" svg:x="12.689cm" svg:y="30.547cm" svg:viewBox="0 0 111 177" draw:points="0,159 47,177 111,0">
          <text:p/>
        </draw:polyline>
        <draw:polyline draw:style-name="gr6" draw:text-style-name="P1" draw:layer="layout" svg:width="0.11cm" svg:height="0.176cm" svg:x="12.689cm" svg:y="30.53cm" svg:viewBox="0 0 111 177" draw:points="111,18 64,0 0,177">
          <text:p/>
        </draw:polyline>
        <draw:polygon draw:style-name="gr6" draw:text-style-name="P1" draw:layer="layout" svg:width="0.115cm" svg:height="0.19cm" svg:x="13.44cm" svg:y="30.812cm" svg:viewBox="0 0 116 191" draw:points="0,174 47,191 116,17 68,0">
          <text:p/>
        </draw:polygon>
        <draw:polygon draw:style-name="gr6" draw:text-style-name="P1" draw:layer="layout" svg:width="0.116cm" svg:height="0.19cm" svg:x="14.188cm" svg:y="31.104cm" svg:viewBox="0 0 117 191" draw:points="0,172 47,191 117,17 70,0">
          <text:p/>
        </draw:polygon>
        <draw:polygon draw:style-name="gr6" draw:text-style-name="P1" draw:layer="layout" svg:width="0.116cm" svg:height="0.193cm" svg:x="14.933cm" svg:y="31.404cm" svg:viewBox="0 0 117 194" draw:points="0,174 44,194 117,22 69,0">
          <text:p/>
        </draw:polygon>
        <draw:polygon draw:style-name="gr6" draw:text-style-name="P1" draw:layer="layout" svg:width="0.119cm" svg:height="0.19cm" svg:x="15.671cm" svg:y="31.718cm" svg:viewBox="0 0 120 191" draw:points="0,172 45,191 120,21 72,0">
          <text:p/>
        </draw:polygon>
        <draw:polygon draw:style-name="gr6" draw:text-style-name="P1" draw:layer="layout" svg:width="0.12cm" svg:height="0.19cm" svg:x="16.406cm" svg:y="32.042cm" svg:viewBox="0 0 121 191" draw:points="0,172 44,191 121,21 76,0">
          <text:p/>
        </draw:polygon>
        <draw:polygon draw:style-name="gr6" draw:text-style-name="P1" draw:layer="layout" svg:width="0.125cm" svg:height="0.191cm" svg:x="17.134cm" svg:y="32.376cm" svg:viewBox="0 0 126 192" draw:points="0,170 47,192 126,22 79,0">
          <text:p/>
        </draw:polygon>
        <draw:polygon draw:style-name="gr6" draw:text-style-name="P1" draw:layer="layout" svg:width="0.125cm" svg:height="0.191cm" svg:x="17.86cm" svg:y="32.721cm" svg:viewBox="0 0 126 192" draw:points="0,168 44,192 126,23 81,0">
          <text:p/>
        </draw:polygon>
        <draw:polygon draw:style-name="gr6" draw:text-style-name="P1" draw:layer="layout" svg:width="0.13cm" svg:height="0.188cm" svg:x="18.577cm" svg:y="33.077cm" svg:viewBox="0 0 131 189" draw:points="0,168 47,189 131,23 86,0">
          <text:p/>
        </draw:polygon>
        <draw:polygon draw:style-name="gr6" draw:text-style-name="P1" draw:layer="layout" svg:width="0.129cm" svg:height="0.188cm" svg:x="19.293cm" svg:y="33.443cm" svg:viewBox="0 0 130 189" draw:points="0,166 44,189 130,23 85,0">
          <text:p/>
        </draw:polygon>
        <draw:polygon draw:style-name="gr6" draw:text-style-name="P1" draw:layer="layout" svg:width="0.131cm" svg:height="0.188cm" svg:x="20.002cm" svg:y="33.82cm" svg:viewBox="0 0 132 189" draw:points="0,164 44,189 132,23 89,0">
          <text:p/>
        </draw:polygon>
        <draw:polygon draw:style-name="gr6" draw:text-style-name="P1" draw:layer="layout" svg:width="0.135cm" svg:height="0.186cm" svg:x="20.705cm" svg:y="34.207cm" svg:viewBox="0 0 136 187" draw:points="0,162 45,187 136,23 92,0">
          <text:p/>
        </draw:polygon>
        <draw:polygon draw:style-name="gr6" draw:text-style-name="P1" draw:layer="layout" svg:width="0.136cm" svg:height="0.186cm" svg:x="21.403cm" svg:y="34.603cm" svg:viewBox="0 0 137 187" draw:points="0,162 43,187 137,25 93,0">
          <text:p/>
        </draw:polygon>
        <draw:polygon draw:style-name="gr6" draw:text-style-name="P1" draw:layer="layout" svg:width="0.138cm" svg:height="0.186cm" svg:x="22.095cm" svg:y="35.009cm" svg:viewBox="0 0 139 187" draw:points="0,162 44,187 139,26 97,0">
          <text:p/>
        </draw:polygon>
        <draw:polygon draw:style-name="gr6" draw:text-style-name="P1" draw:layer="layout" svg:width="0.14cm" svg:height="0.184cm" svg:x="22.781cm" svg:y="35.426cm" svg:viewBox="0 0 141 185" draw:points="0,159 43,185 141,28 99,0">
          <text:p/>
        </draw:polygon>
        <draw:polygon draw:style-name="gr6" draw:text-style-name="P1" draw:layer="layout" svg:width="0.141cm" svg:height="0.184cm" svg:x="23.461cm" svg:y="35.854cm" svg:viewBox="0 0 142 185" draw:points="0,157 43,185 142,27 100,0">
          <text:p/>
        </draw:polygon>
        <draw:polygon draw:style-name="gr6" draw:text-style-name="P1" draw:layer="layout" svg:width="0.144cm" svg:height="0.184cm" svg:x="24.134cm" svg:y="36.29cm" svg:viewBox="0 0 145 185" draw:points="0,157 42,185 145,27 103,0">
          <text:p/>
        </draw:polygon>
        <draw:polygon draw:style-name="gr6" draw:text-style-name="P1" draw:layer="layout" svg:width="0.146cm" svg:height="0.182cm" svg:x="24.803cm" svg:y="36.736cm" svg:viewBox="0 0 147 183" draw:points="0,156 40,183 147,28 104,0">
          <text:p/>
        </draw:polygon>
        <draw:polygon draw:style-name="gr6" draw:text-style-name="P1" draw:layer="layout" svg:width="0.148cm" svg:height="0.179cm" svg:x="25.463cm" svg:y="37.194cm" svg:viewBox="0 0 149 180" draw:points="0,153 40,180 149,27 107,0">
          <text:p/>
        </draw:polygon>
        <draw:polygon draw:style-name="gr6" draw:text-style-name="P1" draw:layer="layout" svg:width="0.148cm" svg:height="0.182cm" svg:x="26.117cm" svg:y="37.657cm" svg:viewBox="0 0 149 183" draw:points="0,154 41,183 149,30 109,0">
          <text:p/>
        </draw:polygon>
        <draw:polygon draw:style-name="gr6" draw:text-style-name="P1" draw:layer="layout" svg:width="0.15cm" svg:height="0.18cm" svg:x="26.765cm" svg:y="38.133cm" svg:viewBox="0 0 151 181" draw:points="0,150 41,181 151,30 111,0">
          <text:p/>
        </draw:polygon>
        <draw:polygon draw:style-name="gr6" draw:text-style-name="P1" draw:layer="layout" svg:width="0.155cm" svg:height="0.178cm" svg:x="27.404cm" svg:y="38.618cm" svg:viewBox="0 0 156 179" draw:points="0,149 40,179 156,30 115,0">
          <text:p/>
        </draw:polygon>
        <draw:polygon draw:style-name="gr6" draw:text-style-name="P1" draw:layer="layout" svg:width="0.155cm" svg:height="0.178cm" svg:x="28.039cm" svg:y="39.111cm" svg:viewBox="0 0 156 179" draw:points="0,147 38,179 156,32 115,0">
          <text:p/>
        </draw:polygon>
        <draw:polygon draw:style-name="gr6" draw:text-style-name="P1" draw:layer="layout" svg:width="0.157cm" svg:height="0.176cm" svg:x="28.663cm" svg:y="39.615cm" svg:viewBox="0 0 158 177" draw:points="0,145 41,177 158,33 120,0">
          <text:p/>
        </draw:polygon>
        <draw:polygon draw:style-name="gr6" draw:text-style-name="P1" draw:layer="layout" svg:width="0.156cm" svg:height="0.176cm" svg:x="29.284cm" svg:y="40.125cm" svg:viewBox="0 0 157 177" draw:points="0,145 38,177 157,34 118,0">
          <text:p/>
        </draw:polygon>
        <draw:polygon draw:style-name="gr6" draw:text-style-name="P1" draw:layer="layout" svg:width="0.159cm" svg:height="0.171cm" svg:x="29.895cm" svg:y="40.648cm" svg:viewBox="0 0 160 172" draw:points="0,141 38,172 160,32 122,0">
          <text:p/>
        </draw:polygon>
        <draw:polygon draw:style-name="gr6" draw:text-style-name="P1" draw:layer="layout" svg:width="0.16cm" svg:height="0.172cm" svg:x="30.499cm" svg:y="41.177cm" svg:viewBox="0 0 161 173" draw:points="0,139 38,173 161,32 122,0">
          <text:p/>
        </draw:polygon>
        <draw:polygon draw:style-name="gr6" draw:text-style-name="P1" draw:layer="layout" svg:width="0.161cm" svg:height="0.171cm" svg:x="31.095cm" svg:y="41.715cm" svg:viewBox="0 0 162 172" draw:points="0,138 37,172 162,34 126,0">
          <text:p/>
        </draw:polygon>
        <draw:polygon draw:style-name="gr6" draw:text-style-name="P1" draw:layer="layout" svg:width="0.165cm" svg:height="0.169cm" svg:x="31.682cm" svg:y="42.263cm" svg:viewBox="0 0 166 170" draw:points="0,136 38,170 166,34 130,0">
          <text:p/>
        </draw:polygon>
        <draw:polygon draw:style-name="gr6" draw:text-style-name="P1" draw:layer="layout" svg:width="0.165cm" svg:height="0.169cm" svg:x="32.264cm" svg:y="42.818cm" svg:viewBox="0 0 166 170" draw:points="0,134 36,170 166,34 129,0">
          <text:p/>
        </draw:polygon>
        <draw:polygon draw:style-name="gr6" draw:text-style-name="P1" draw:layer="layout" svg:width="0.168cm" svg:height="0.167cm" svg:x="32.835cm" svg:y="43.381cm" svg:viewBox="0 0 169 168" draw:points="0,134 36,168 169,36 132,0">
          <text:p/>
        </draw:polygon>
        <draw:line draw:style-name="gr6" draw:text-style-name="P1" draw:layer="layout" svg:x1="5.91cm" svg:y1="9.474cm" svg:x2="5.689cm" svg:y2="10.958cm">
          <text:p/>
        </draw:line>
        <draw:line draw:style-name="gr6" draw:text-style-name="P1" draw:layer="layout" svg:x1="6.228cm" svg:y1="7.319cm" svg:x2="5.909cm" svg:y2="9.475cm">
          <text:p/>
        </draw:line>
        <draw:polygon draw:style-name="gr6" draw:text-style-name="P1" draw:layer="layout" svg:width="1.116cm" svg:height="0.006cm" svg:x="34.651cm" svg:y="21.287cm" svg:viewBox="0 0 1117 7" draw:points="1117,0 0,0 0,7 1117,7">
          <text:p/>
        </draw:polygon>
        <draw:polygon draw:style-name="gr6" draw:text-style-name="P1" draw:layer="layout" svg:width="1.154cm" svg:height="0.006cm" svg:x="33.451cm" svg:y="21.287cm" svg:viewBox="0 0 1155 7" draw:points="1155,0 0,0 0,7 1155,7">
          <text:p/>
        </draw:polygon>
        <draw:polygon draw:style-name="gr6" draw:text-style-name="P1" draw:layer="layout" svg:width="1.156cm" svg:height="0.006cm" svg:x="32.251cm" svg:y="21.287cm" svg:viewBox="0 0 1157 7" draw:points="1157,0 0,0 0,7 1157,7">
          <text:p/>
        </draw:polygon>
        <draw:polygon draw:style-name="gr6" draw:text-style-name="P1" draw:layer="layout" svg:width="1.156cm" svg:height="0.006cm" svg:x="31.051cm" svg:y="21.287cm" svg:viewBox="0 0 1157 7" draw:points="1157,0 0,0 0,7 1157,7">
          <text:p/>
        </draw:polygon>
        <draw:polygon draw:style-name="gr6" draw:text-style-name="P1" draw:layer="layout" svg:width="1.156cm" svg:height="0.006cm" svg:x="29.851cm" svg:y="21.287cm" svg:viewBox="0 0 1157 7" draw:points="1157,0 0,0 0,7 1157,7">
          <text:p/>
        </draw:polygon>
        <draw:polygon draw:style-name="gr6" draw:text-style-name="P1" draw:layer="layout" svg:width="1.153cm" svg:height="0.006cm" svg:x="28.653cm" svg:y="21.287cm" svg:viewBox="0 0 1154 7" draw:points="1154,0 0,0 0,7 1154,7">
          <text:p/>
        </draw:polygon>
        <draw:polygon draw:style-name="gr6" draw:text-style-name="P1" draw:layer="layout" svg:width="1.153cm" svg:height="0.006cm" svg:x="27.453cm" svg:y="21.287cm" svg:viewBox="0 0 1154 7" draw:points="1154,0 0,0 0,7 1154,7">
          <text:p/>
        </draw:polygon>
        <draw:polygon draw:style-name="gr6" draw:text-style-name="P1" draw:layer="layout" svg:width="1.117cm" svg:height="0.006cm" svg:x="26.291cm" svg:y="21.287cm" svg:viewBox="0 0 1118 7" draw:points="1118,0 0,0 0,7 1118,7">
          <text:p/>
        </draw:polygon>
        <draw:line draw:style-name="gr6" draw:text-style-name="P1" draw:layer="layout" svg:x1="34.651cm" svg:y1="21.13cm" svg:x2="35.767cm" svg:y2="21.13cm">
          <text:p/>
        </draw:line>
        <draw:line draw:style-name="gr6" draw:text-style-name="P1" draw:layer="layout" svg:x1="34.651cm" svg:y1="21.3cm" svg:x2="35.767cm" svg:y2="21.3cm">
          <text:p/>
        </draw:line>
        <draw:line draw:style-name="gr6" draw:text-style-name="P1" draw:layer="layout" svg:x1="33.451cm" svg:y1="21.13cm" svg:x2="34.605cm" svg:y2="21.13cm">
          <text:p/>
        </draw:line>
        <draw:line draw:style-name="gr6" draw:text-style-name="P1" draw:layer="layout" svg:x1="33.451cm" svg:y1="21.3cm" svg:x2="34.605cm" svg:y2="21.3cm">
          <text:p/>
        </draw:line>
        <draw:line draw:style-name="gr6" draw:text-style-name="P1" draw:layer="layout" svg:x1="32.251cm" svg:y1="21.13cm" svg:x2="33.407cm" svg:y2="21.13cm">
          <text:p/>
        </draw:line>
        <draw:line draw:style-name="gr6" draw:text-style-name="P1" draw:layer="layout" svg:x1="32.251cm" svg:y1="21.3cm" svg:x2="33.407cm" svg:y2="21.3cm">
          <text:p/>
        </draw:line>
        <draw:line draw:style-name="gr6" draw:text-style-name="P1" draw:layer="layout" svg:x1="31.051cm" svg:y1="21.13cm" svg:x2="32.207cm" svg:y2="21.13cm">
          <text:p/>
        </draw:line>
        <draw:line draw:style-name="gr6" draw:text-style-name="P1" draw:layer="layout" svg:x1="31.051cm" svg:y1="21.3cm" svg:x2="32.207cm" svg:y2="21.3cm">
          <text:p/>
        </draw:line>
        <draw:line draw:style-name="gr6" draw:text-style-name="P1" draw:layer="layout" svg:x1="29.851cm" svg:y1="21.13cm" svg:x2="31.007cm" svg:y2="21.13cm">
          <text:p/>
        </draw:line>
        <draw:line draw:style-name="gr6" draw:text-style-name="P1" draw:layer="layout" svg:x1="29.851cm" svg:y1="21.3cm" svg:x2="31.007cm" svg:y2="21.3cm">
          <text:p/>
        </draw:line>
        <draw:line draw:style-name="gr6" draw:text-style-name="P1" draw:layer="layout" svg:x1="28.653cm" svg:y1="21.13cm" svg:x2="29.806cm" svg:y2="21.13cm">
          <text:p/>
        </draw:line>
        <draw:line draw:style-name="gr6" draw:text-style-name="P1" draw:layer="layout" svg:x1="28.653cm" svg:y1="21.3cm" svg:x2="29.806cm" svg:y2="21.3cm">
          <text:p/>
        </draw:line>
        <draw:line draw:style-name="gr6" draw:text-style-name="P1" draw:layer="layout" svg:x1="27.48cm" svg:y1="21.13cm" svg:x2="28.606cm" svg:y2="21.13cm">
          <text:p/>
        </draw:line>
        <draw:line draw:style-name="gr6" draw:text-style-name="P1" draw:layer="layout" svg:x1="27.453cm" svg:y1="21.3cm" svg:x2="28.606cm" svg:y2="21.3cm">
          <text:p/>
        </draw:line>
        <draw:line draw:style-name="gr6" draw:text-style-name="P1" draw:layer="layout" svg:x1="26.291cm" svg:y1="21.13cm" svg:x2="27.36cm" svg:y2="21.13cm">
          <text:p/>
        </draw:line>
        <draw:line draw:style-name="gr6" draw:text-style-name="P1" draw:layer="layout" svg:x1="26.291cm" svg:y1="21.3cm" svg:x2="27.408cm" svg:y2="21.3cm">
          <text:p/>
        </draw:line>
        <draw:polygon draw:style-name="gr6" draw:text-style-name="P1" draw:layer="layout" svg:width="0.062cm" svg:height="0.17cm" svg:x="26.229cm" svg:y="21.13cm" svg:viewBox="0 0 63 171" draw:points="63,0 0,0 0,171 63,171">
          <text:p/>
        </draw:polygon>
        <draw:polygon draw:style-name="gr6" draw:text-style-name="P1" draw:layer="layout" svg:width="0.046cm" svg:height="0.17cm" svg:x="34.605cm" svg:y="21.13cm" svg:viewBox="0 0 47 171" draw:points="47,0 0,0 0,171 47,171">
          <text:p/>
        </draw:polygon>
        <draw:polygon draw:style-name="gr6" draw:text-style-name="P1" draw:layer="layout" svg:width="0.044cm" svg:height="0.17cm" svg:x="33.407cm" svg:y="21.13cm" svg:viewBox="0 0 45 171" draw:points="45,0 0,0 0,171 45,171">
          <text:p/>
        </draw:polygon>
        <draw:polygon draw:style-name="gr6" draw:text-style-name="P1" draw:layer="layout" svg:width="0.044cm" svg:height="0.17cm" svg:x="32.207cm" svg:y="21.13cm" svg:viewBox="0 0 45 171" draw:points="45,0 0,0 0,171 45,171">
          <text:p/>
        </draw:polygon>
        <draw:polygon draw:style-name="gr6" draw:text-style-name="P1" draw:layer="layout" svg:width="0.044cm" svg:height="0.17cm" svg:x="31.007cm" svg:y="21.13cm" svg:viewBox="0 0 45 171" draw:points="45,0 0,0 0,171 45,171">
          <text:p/>
        </draw:polygon>
        <draw:polygon draw:style-name="gr6" draw:text-style-name="P1" draw:layer="layout" svg:width="0.045cm" svg:height="0.17cm" svg:x="29.806cm" svg:y="21.13cm" svg:viewBox="0 0 46 171" draw:points="46,0 0,0 0,171 46,171">
          <text:p/>
        </draw:polygon>
        <draw:polygon draw:style-name="gr6" draw:text-style-name="P1" draw:layer="layout" svg:width="0.047cm" svg:height="0.17cm" svg:x="28.606cm" svg:y="21.13cm" svg:viewBox="0 0 48 171" draw:points="48,0 0,0 0,171 48,171">
          <text:p/>
        </draw:polygon>
        <draw:polygon draw:style-name="gr6" draw:text-style-name="P1" draw:layer="layout" svg:width="0.045cm" svg:height="0.17cm" svg:x="27.408cm" svg:y="21.13cm" svg:viewBox="0 0 46 171" draw:points="46,0 0,0 0,171 46,171">
          <text:p/>
        </draw:polygon>
        <draw:polyline draw:style-name="gr6" draw:text-style-name="P1" draw:layer="layout" svg:width="0.061cm" svg:height="0.17cm" svg:x="35.767cm" svg:y="21.13cm" svg:viewBox="0 0 62 171" draw:points="31,0 0,0 0,171 62,171 62,2">
          <text:p/>
        </draw:polyline>
        <draw:polygon draw:style-name="gr6" draw:text-style-name="P1" draw:layer="layout" svg:width="1.118cm" svg:height="0.006cm" svg:x="62.244cm" svg:y="21.287cm" svg:viewBox="0 0 1119 7" draw:points="1119,0 0,0 0,7 1119,7">
          <text:p/>
        </draw:polygon>
        <draw:polygon draw:style-name="gr6" draw:text-style-name="P1" draw:layer="layout" svg:width="1.156cm" svg:height="0.006cm" svg:x="61.044cm" svg:y="21.287cm" svg:viewBox="0 0 1157 7" draw:points="1157,0 0,0 0,7 1157,7">
          <text:p/>
        </draw:polygon>
        <draw:polygon draw:style-name="gr6" draw:text-style-name="P1" draw:layer="layout" svg:width="1.156cm" svg:height="0.006cm" svg:x="59.844cm" svg:y="21.287cm" svg:viewBox="0 0 1157 7" draw:points="1157,0 0,0 0,7 1157,7">
          <text:p/>
        </draw:polygon>
        <draw:polygon draw:style-name="gr6" draw:text-style-name="P1" draw:layer="layout" svg:width="1.154cm" svg:height="0.006cm" svg:x="58.646cm" svg:y="21.287cm" svg:viewBox="0 0 1155 7" draw:points="1155,0 0,0 0,7 1155,7">
          <text:p/>
        </draw:polygon>
        <draw:polygon draw:style-name="gr6" draw:text-style-name="P1" draw:layer="layout" svg:width="1.153cm" svg:height="0.006cm" svg:x="57.446cm" svg:y="21.287cm" svg:viewBox="0 0 1154 7" draw:points="1154,0 0,0 0,7 1154,7">
          <text:p/>
        </draw:polygon>
        <draw:polygon draw:style-name="gr6" draw:text-style-name="P1" draw:layer="layout" svg:width="1.153cm" svg:height="0.006cm" svg:x="56.246cm" svg:y="21.287cm" svg:viewBox="0 0 1154 7" draw:points="1154,0 0,0 0,7 1154,7">
          <text:p/>
        </draw:polygon>
        <draw:polygon draw:style-name="gr6" draw:text-style-name="P1" draw:layer="layout" svg:width="1.155cm" svg:height="0.006cm" svg:x="55.046cm" svg:y="21.287cm" svg:viewBox="0 0 1156 7" draw:points="1156,0 0,0 0,7 1156,7">
          <text:p/>
        </draw:polygon>
        <draw:polygon draw:style-name="gr6" draw:text-style-name="P1" draw:layer="layout" svg:width="1.156cm" svg:height="0.006cm" svg:x="53.845cm" svg:y="21.287cm" svg:viewBox="0 0 1157 7" draw:points="1157,0 0,0 0,7 1157,7">
          <text:p/>
        </draw:polygon>
        <draw:line draw:style-name="gr6" draw:text-style-name="P1" draw:layer="layout" svg:x1="62.272cm" svg:y1="21.13cm" svg:x2="63.362cm" svg:y2="21.13cm">
          <text:p/>
        </draw:line>
        <draw:line draw:style-name="gr6" draw:text-style-name="P1" draw:layer="layout" svg:x1="62.244cm" svg:y1="21.3cm" svg:x2="63.362cm" svg:y2="21.3cm">
          <text:p/>
        </draw:line>
        <draw:line draw:style-name="gr6" draw:text-style-name="P1" draw:layer="layout" svg:x1="61.044cm" svg:y1="21.13cm" svg:x2="62.172cm" svg:y2="21.13cm">
          <text:p/>
        </draw:line>
        <draw:line draw:style-name="gr6" draw:text-style-name="P1" draw:layer="layout" svg:x1="61.044cm" svg:y1="21.3cm" svg:x2="62.2cm" svg:y2="21.3cm">
          <text:p/>
        </draw:line>
        <draw:line draw:style-name="gr6" draw:text-style-name="P1" draw:layer="layout" svg:x1="59.872cm" svg:y1="21.13cm" svg:x2="61cm" svg:y2="21.13cm">
          <text:p/>
        </draw:line>
        <draw:line draw:style-name="gr6" draw:text-style-name="P1" draw:layer="layout" svg:x1="59.844cm" svg:y1="21.3cm" svg:x2="61cm" svg:y2="21.3cm">
          <text:p/>
        </draw:line>
        <draw:line draw:style-name="gr6" draw:text-style-name="P1" draw:layer="layout" svg:x1="58.646cm" svg:y1="21.13cm" svg:x2="59.772cm" svg:y2="21.13cm">
          <text:p/>
        </draw:line>
        <draw:line draw:style-name="gr6" draw:text-style-name="P1" draw:layer="layout" svg:x1="58.646cm" svg:y1="21.3cm" svg:x2="59.8cm" svg:y2="21.3cm">
          <text:p/>
        </draw:line>
        <draw:line draw:style-name="gr6" draw:text-style-name="P1" draw:layer="layout" svg:x1="57.446cm" svg:y1="21.13cm" svg:x2="58.599cm" svg:y2="21.13cm">
          <text:p/>
        </draw:line>
        <draw:line draw:style-name="gr6" draw:text-style-name="P1" draw:layer="layout" svg:x1="57.446cm" svg:y1="21.3cm" svg:x2="58.599cm" svg:y2="21.3cm">
          <text:p/>
        </draw:line>
        <draw:line draw:style-name="gr6" draw:text-style-name="P1" draw:layer="layout" svg:x1="55.776cm" svg:y1="21.13cm" svg:x2="56.931cm" svg:y2="21.13cm">
          <text:p/>
        </draw:line>
        <draw:line draw:style-name="gr6" draw:text-style-name="P1" draw:layer="layout" svg:x1="55.776cm" svg:y1="21.3cm" svg:x2="56.931cm" svg:y2="21.3cm">
          <text:p/>
        </draw:line>
        <draw:line draw:style-name="gr6" draw:text-style-name="P1" draw:layer="layout" svg:x1="54.605cm" svg:y1="21.13cm" svg:x2="55.731cm" svg:y2="21.13cm">
          <text:p/>
        </draw:line>
        <draw:line draw:style-name="gr6" draw:text-style-name="P1" draw:layer="layout" svg:x1="54.578cm" svg:y1="21.3cm" svg:x2="55.731cm" svg:y2="21.3cm">
          <text:p/>
        </draw:line>
        <draw:line draw:style-name="gr6" draw:text-style-name="P1" draw:layer="layout" svg:x1="53.378cm" svg:y1="21.13cm" svg:x2="54.504cm" svg:y2="21.13cm">
          <text:p/>
        </draw:line>
        <draw:line draw:style-name="gr6" draw:text-style-name="P1" draw:layer="layout" svg:x1="53.378cm" svg:y1="21.3cm" svg:x2="54.531cm" svg:y2="21.3cm">
          <text:p/>
        </draw:line>
        <draw:polygon draw:style-name="gr6" draw:text-style-name="P1" draw:layer="layout" svg:width="0.059cm" svg:height="0.17cm" svg:x="51.424cm" svg:y="21.13cm" svg:viewBox="0 0 60 171" draw:points="60,0 0,0 0,171 60,171">
          <text:p/>
        </draw:polygon>
        <draw:polygon draw:style-name="gr6" draw:text-style-name="P1" draw:layer="layout" svg:width="0.059cm" svg:height="0.17cm" svg:x="63.362cm" svg:y="21.13cm" svg:viewBox="0 0 60 171" draw:points="60,0 0,0 0,171 60,171">
          <text:p/>
        </draw:polygon>
        <draw:polygon draw:style-name="gr6" draw:text-style-name="P1" draw:layer="layout" svg:width="0.044cm" svg:height="0.17cm" svg:x="62.2cm" svg:y="21.13cm" svg:viewBox="0 0 45 171" draw:points="45,0 0,0 0,171 45,171">
          <text:p/>
        </draw:polygon>
        <draw:polygon draw:style-name="gr6" draw:text-style-name="P1" draw:layer="layout" svg:width="0.044cm" svg:height="0.17cm" svg:x="61cm" svg:y="21.13cm" svg:viewBox="0 0 45 171" draw:points="45,0 0,0 0,171 45,171">
          <text:p/>
        </draw:polygon>
        <draw:polygon draw:style-name="gr6" draw:text-style-name="P1" draw:layer="layout" svg:width="0.044cm" svg:height="0.17cm" svg:x="59.8cm" svg:y="21.13cm" svg:viewBox="0 0 45 171" draw:points="45,0 0,0 0,171 45,171">
          <text:p/>
        </draw:polygon>
        <draw:polygon draw:style-name="gr6" draw:text-style-name="P1" draw:layer="layout" svg:width="0.047cm" svg:height="0.17cm" svg:x="58.599cm" svg:y="21.13cm" svg:viewBox="0 0 48 171" draw:points="48,0 0,0 0,171 48,171">
          <text:p/>
        </draw:polygon>
        <draw:polygon draw:style-name="gr6" draw:text-style-name="P1" draw:layer="layout" svg:width="0.047cm" svg:height="0.17cm" svg:x="57.399cm" svg:y="21.13cm" svg:viewBox="0 0 48 171" draw:points="48,0 0,0 0,171 48,171">
          <text:p/>
        </draw:polygon>
        <draw:polygon draw:style-name="gr6" draw:text-style-name="P1" draw:layer="layout" svg:width="0.045cm" svg:height="0.17cm" svg:x="56.201cm" svg:y="21.13cm" svg:viewBox="0 0 46 171" draw:points="46,0 0,0 0,171 46,171">
          <text:p/>
        </draw:polygon>
        <draw:polygon draw:style-name="gr6" draw:text-style-name="P1" draw:layer="layout" svg:width="0.045cm" svg:height="0.17cm" svg:x="55.001cm" svg:y="21.13cm" svg:viewBox="0 0 46 171" draw:points="46,0 0,0 0,171 46,171">
          <text:p/>
        </draw:polygon>
        <draw:polygon draw:style-name="gr6" draw:text-style-name="P1" draw:layer="layout" svg:width="1.154cm" svg:height="0.006cm" svg:x="52.647cm" svg:y="21.287cm" svg:viewBox="0 0 1155 7" draw:points="1155,0 0,0 0,7 1155,7">
          <text:p/>
        </draw:polygon>
        <draw:polygon draw:style-name="gr6" draw:text-style-name="P1" draw:layer="layout" svg:width="1.118cm" svg:height="0.006cm" svg:x="51.483cm" svg:y="21.287cm" svg:viewBox="0 0 1119 7" draw:points="1119,0 0,0 0,7 1119,7">
          <text:p/>
        </draw:polygon>
        <draw:line draw:style-name="gr6" draw:text-style-name="P1" draw:layer="layout" svg:x1="52.205cm" svg:y1="21.13cm" svg:x2="53.333cm" svg:y2="21.13cm">
          <text:p/>
        </draw:line>
        <draw:line draw:style-name="gr6" draw:text-style-name="P1" draw:layer="layout" svg:x1="52.177cm" svg:y1="21.3cm" svg:x2="53.333cm" svg:y2="21.3cm">
          <text:p/>
        </draw:line>
        <draw:line draw:style-name="gr6" draw:text-style-name="P1" draw:layer="layout" svg:x1="51.015cm" svg:y1="21.13cm" svg:x2="52.105cm" svg:y2="21.13cm">
          <text:p/>
        </draw:line>
        <draw:line draw:style-name="gr6" draw:text-style-name="P1" draw:layer="layout" svg:x1="51.015cm" svg:y1="21.3cm" svg:x2="52.133cm" svg:y2="21.3cm">
          <text:p/>
        </draw:line>
        <draw:polygon draw:style-name="gr6" draw:text-style-name="P1" draw:layer="layout" svg:width="0.044cm" svg:height="0.17cm" svg:x="53.801cm" svg:y="21.13cm" svg:viewBox="0 0 45 171" draw:points="45,0 0,0 0,171 45,171">
          <text:p/>
        </draw:polygon>
        <draw:polygon draw:style-name="gr6" draw:text-style-name="P1" draw:layer="layout" svg:width="0.046cm" svg:height="0.17cm" svg:x="52.601cm" svg:y="21.13cm" svg:viewBox="0 0 47 171" draw:points="47,0 0,0 0,171 47,171">
          <text:p/>
        </draw:polygon>
        <draw:polygon draw:style-name="gr6" draw:text-style-name="P1" draw:layer="layout" svg:width="1.117cm" svg:height="0.006cm" svg:x="37.05cm" svg:y="29.565cm" svg:viewBox="0 0 1118 7" draw:points="1118,0 0,0 0,7 1118,7">
          <text:p/>
        </draw:polygon>
        <draw:line draw:style-name="gr6" draw:text-style-name="P1" draw:layer="layout" svg:x1="37.05cm" svg:y1="29.559cm" svg:x2="38.167cm" svg:y2="29.559cm">
          <text:p/>
        </draw:line>
        <draw:line draw:style-name="gr6" draw:text-style-name="P1" draw:layer="layout" svg:x1="37.05cm" svg:y1="29.728cm" svg:x2="38.167cm" svg:y2="29.728cm">
          <text:p/>
        </draw:line>
        <draw:polygon draw:style-name="gr6" draw:text-style-name="P1" draw:layer="layout" svg:width="0.061cm" svg:height="0.169cm" svg:x="33.428cm" svg:y="29.559cm" svg:viewBox="0 0 62 170" draw:points="62,0 0,0 0,170 62,170">
          <text:p/>
        </draw:polygon>
        <draw:polygon draw:style-name="gr6" draw:text-style-name="P1" draw:layer="layout" svg:width="0.06cm" svg:height="0.169cm" svg:x="38.167cm" svg:y="29.559cm" svg:viewBox="0 0 61 170" draw:points="61,0 0,0 0,170 61,170">
          <text:p/>
        </draw:polygon>
        <draw:polygon draw:style-name="gr6" draw:text-style-name="P1" draw:layer="layout" svg:width="1.156cm" svg:height="0.006cm" svg:x="35.849cm" svg:y="29.565cm" svg:viewBox="0 0 1157 7" draw:points="1157,0 0,0 0,7 1157,7">
          <text:p/>
        </draw:polygon>
        <draw:polygon draw:style-name="gr6" draw:text-style-name="P1" draw:layer="layout" svg:width="1.154cm" svg:height="0.006cm" svg:x="34.651cm" svg:y="29.565cm" svg:viewBox="0 0 1155 7" draw:points="1155,0 0,0 0,7 1155,7">
          <text:p/>
        </draw:polygon>
        <draw:polygon draw:style-name="gr6" draw:text-style-name="P1" draw:layer="layout" svg:width="1.116cm" svg:height="0.006cm" svg:x="33.489cm" svg:y="29.565cm" svg:viewBox="0 0 1117 7" draw:points="1117,0 0,0 0,7 1117,7">
          <text:p/>
        </draw:polygon>
        <draw:line draw:style-name="gr6" draw:text-style-name="P1" draw:layer="layout" svg:x1="35.849cm" svg:y1="29.559cm" svg:x2="37.005cm" svg:y2="29.559cm">
          <text:p/>
        </draw:line>
        <draw:line draw:style-name="gr6" draw:text-style-name="P1" draw:layer="layout" svg:x1="35.849cm" svg:y1="29.728cm" svg:x2="37.005cm" svg:y2="29.728cm">
          <text:p/>
        </draw:line>
        <draw:line draw:style-name="gr6" draw:text-style-name="P1" draw:layer="layout" svg:x1="34.651cm" svg:y1="29.559cm" svg:x2="35.805cm" svg:y2="29.559cm">
          <text:p/>
        </draw:line>
        <draw:line draw:style-name="gr6" draw:text-style-name="P1" draw:layer="layout" svg:x1="34.651cm" svg:y1="29.728cm" svg:x2="35.805cm" svg:y2="29.728cm">
          <text:p/>
        </draw:line>
        <draw:line draw:style-name="gr6" draw:text-style-name="P1" draw:layer="layout" svg:x1="33.489cm" svg:y1="29.559cm" svg:x2="34.605cm" svg:y2="29.559cm">
          <text:p/>
        </draw:line>
        <draw:line draw:style-name="gr6" draw:text-style-name="P1" draw:layer="layout" svg:x1="33.489cm" svg:y1="29.728cm" svg:x2="34.605cm" svg:y2="29.728cm">
          <text:p/>
        </draw:line>
        <draw:polygon draw:style-name="gr6" draw:text-style-name="P1" draw:layer="layout" svg:width="0.045cm" svg:height="0.169cm" svg:x="37.005cm" svg:y="29.559cm" svg:viewBox="0 0 46 170" draw:points="46,0 0,0 0,170 46,170">
          <text:p/>
        </draw:polygon>
        <draw:polygon draw:style-name="gr6" draw:text-style-name="P1" draw:layer="layout" svg:width="0.044cm" svg:height="0.169cm" svg:x="35.805cm" svg:y="29.559cm" svg:viewBox="0 0 45 170" draw:points="45,0 0,0 0,170 45,170">
          <text:p/>
        </draw:polygon>
        <draw:polygon draw:style-name="gr6" draw:text-style-name="P1" draw:layer="layout" svg:width="0.046cm" svg:height="0.169cm" svg:x="34.605cm" svg:y="29.559cm" svg:viewBox="0 0 47 170" draw:points="47,0 0,0 0,170 47,170">
          <text:p/>
        </draw:polygon>
        <draw:polygon draw:style-name="gr6" draw:text-style-name="P1" draw:layer="layout" svg:width="0.932cm" svg:height="0.118cm" svg:x="64.873cm" svg:y="11.271cm" svg:viewBox="0 0 933 119" draw:points="0,0 0,119 933,119 933,0">
          <text:p/>
        </draw:polygon>
        <draw:line draw:style-name="gr6" draw:text-style-name="P1" draw:layer="layout" svg:x1="65.805cm" svg:y1="11.389cm" svg:x2="65.832cm" svg:y2="11.389cm">
          <text:p/>
        </draw:line>
        <draw:polyline draw:style-name="gr6" draw:text-style-name="P1" draw:layer="layout" svg:width="0.027cm" svg:height="0.118cm" svg:x="65.805cm" svg:y="11.271cm" svg:viewBox="0 0 28 119" draw:points="28,0 0,0 0,119">
          <text:p/>
        </draw:polyline>
        <draw:polyline draw:style-name="gr6" draw:text-style-name="P1" draw:layer="layout" svg:width="0.027cm" svg:height="0.118cm" svg:x="64.846cm" svg:y="11.271cm" svg:viewBox="0 0 28 119" draw:points="0,119 28,119 28,0 0,0">
          <text:p/>
        </draw:polyline>
        <draw:line draw:style-name="gr6" draw:text-style-name="P1" draw:layer="layout" svg:x1="65.631cm" svg:y1="11.33cm" svg:x2="65.047cm" svg:y2="11.33cm">
          <text:p/>
        </draw:line>
        <draw:line draw:style-name="gr6" draw:text-style-name="P1" draw:layer="layout" svg:x1="64.873cm" svg:y1="11.389cm" svg:x2="64.873cm" svg:y2="12.297cm">
          <text:p/>
        </draw:line>
        <draw:line draw:style-name="gr6" draw:text-style-name="P1" draw:layer="layout" svg:x1="64.846cm" svg:y1="11.389cm" svg:x2="64.846cm" svg:y2="11.271cm">
          <text:p/>
        </draw:line>
        <draw:line draw:style-name="gr6" draw:text-style-name="P1" draw:layer="layout" svg:x1="65.832cm" svg:y1="11.389cm" svg:x2="65.832cm" svg:y2="11.271cm">
          <text:p/>
        </draw:line>
        <draw:path draw:style-name="gr6" draw:text-style-name="P1" draw:layer="layout" svg:width="0.908cm" svg:height="0.908cm" svg:x="64.873cm" svg:y="11.389cm" svg:viewBox="0 0 909 909" svg:d="M909 0c0 502-406 909-909 909">
          <text:p/>
        </draw:path>
        <draw:line draw:style-name="gr6" draw:text-style-name="P1" draw:layer="layout" svg:x1="66.097cm" svg:y1="11.33cm" svg:x2="66.954cm" svg:y2="11.33cm">
          <text:p/>
        </draw:line>
        <draw:line draw:style-name="gr6" draw:text-style-name="P1" draw:layer="layout" svg:x1="66.954cm" svg:y1="11.389cm" svg:x2="66.097cm" svg:y2="11.389cm">
          <text:p/>
        </draw:line>
        <draw:line draw:style-name="gr6" draw:text-style-name="P1" draw:layer="layout" svg:x1="66.954cm" svg:y1="11.271cm" svg:x2="66.097cm" svg:y2="11.271cm">
          <text:p/>
        </draw:line>
        <draw:polygon draw:style-name="gr6" draw:text-style-name="P1" draw:layer="layout" svg:width="0.028cm" svg:height="0.118cm" svg:x="67.955cm" svg:y="11.271cm" svg:viewBox="0 0 29 119" draw:points="0,119 29,119 29,0 0,0">
          <text:p/>
        </draw:polygon>
        <draw:polyline draw:style-name="gr6" draw:text-style-name="P1" draw:layer="layout" svg:width="0.1cm" svg:height="0.125cm" svg:x="57.473cm" svg:y="9.467cm" svg:viewBox="0 0 101 126" draw:points="0,126 101,126 101,0 0,0">
          <text:p/>
        </draw:polyline>
        <draw:polygon draw:style-name="gr6" draw:text-style-name="P1" draw:layer="layout" svg:width="0.028cm" svg:height="0.118cm" svg:x="66.069cm" svg:y="11.271cm" svg:viewBox="0 0 29 119" draw:points="0,119 29,119 29,0 0,0">
          <text:p/>
        </draw:polygon>
        <draw:polygon draw:style-name="gr6" draw:text-style-name="P1" draw:layer="layout" svg:width="0.929cm" svg:height="0.118cm" svg:x="68.23cm" svg:y="11.271cm" svg:viewBox="0 0 930 119" draw:points="0,0 0,119 930,119 930,0">
          <text:p/>
        </draw:polygon>
        <draw:line draw:style-name="gr6" draw:text-style-name="P1" draw:layer="layout" svg:x1="69.159cm" svg:y1="11.389cm" svg:x2="69.189cm" svg:y2="11.389cm">
          <text:p/>
        </draw:line>
        <draw:polyline draw:style-name="gr6" draw:text-style-name="P1" draw:layer="layout" svg:width="0.03cm" svg:height="0.118cm" svg:x="69.159cm" svg:y="11.271cm" svg:viewBox="0 0 31 119" draw:points="31,0 0,0 0,119">
          <text:p/>
        </draw:polyline>
        <draw:polyline draw:style-name="gr6" draw:text-style-name="P1" draw:layer="layout" svg:width="0.027cm" svg:height="0.118cm" svg:x="68.203cm" svg:y="11.271cm" svg:viewBox="0 0 28 119" draw:points="0,119 28,119 28,0 0,0">
          <text:p/>
        </draw:polyline>
        <draw:line draw:style-name="gr6" draw:text-style-name="P1" draw:layer="layout" svg:x1="68.988cm" svg:y1="11.33cm" svg:x2="68.402cm" svg:y2="11.33cm">
          <text:p/>
        </draw:line>
        <draw:line draw:style-name="gr6" draw:text-style-name="P1" draw:layer="layout" svg:x1="68.23cm" svg:y1="11.389cm" svg:x2="68.23cm" svg:y2="12.297cm">
          <text:p/>
        </draw:line>
        <draw:line draw:style-name="gr6" draw:text-style-name="P1" draw:layer="layout" svg:x1="68.203cm" svg:y1="11.389cm" svg:x2="68.203cm" svg:y2="11.271cm">
          <text:p/>
        </draw:line>
        <draw:line draw:style-name="gr6" draw:text-style-name="P1" draw:layer="layout" svg:x1="69.189cm" svg:y1="11.389cm" svg:x2="69.189cm" svg:y2="11.271cm">
          <text:p/>
        </draw:line>
        <draw:path draw:style-name="gr6" draw:text-style-name="P1" draw:layer="layout" svg:width="0.908cm" svg:height="0.908cm" svg:x="68.23cm" svg:y="11.389cm" svg:viewBox="0 0 909 909" svg:d="M909 0c0 502-406 909-909 909">
          <text:p/>
        </draw:path>
        <draw:line draw:style-name="gr6" draw:text-style-name="P1" draw:layer="layout" svg:x1="69.454cm" svg:y1="11.33cm" svg:x2="70.311cm" svg:y2="11.33cm">
          <text:p/>
        </draw:line>
        <draw:polygon draw:style-name="gr6" draw:text-style-name="P1" draw:layer="layout" svg:width="0.028cm" svg:height="0.118cm" svg:x="71.312cm" svg:y="11.271cm" svg:viewBox="0 0 29 119" draw:points="0,119 29,119 29,0 0,0">
          <text:p/>
        </draw:polygon>
        <draw:polygon draw:style-name="gr6" draw:text-style-name="P1" draw:layer="layout" svg:width="0.028cm" svg:height="0.118cm" svg:x="69.426cm" svg:y="11.271cm" svg:viewBox="0 0 29 119" draw:points="0,119 29,119 29,0 0,0">
          <text:p/>
        </draw:polygon>
        <draw:line draw:style-name="gr6" draw:text-style-name="P1" draw:layer="layout" svg:x1="69.159cm" svg:y1="14.992cm" svg:x2="68.23cm" svg:y2="14.992cm">
          <text:p/>
        </draw:line>
        <draw:line draw:style-name="gr6" draw:text-style-name="P1" draw:layer="layout" svg:x1="69.159cm" svg:y1="14.873cm" svg:x2="69.159cm" svg:y2="14.992cm">
          <text:p/>
        </draw:line>
        <draw:line draw:style-name="gr6" draw:text-style-name="P1" draw:layer="layout" svg:x1="68.23cm" svg:y1="14.873cm" svg:x2="69.159cm" svg:y2="14.873cm">
          <text:p/>
        </draw:line>
        <draw:line draw:style-name="gr6" draw:text-style-name="P1" draw:layer="layout" svg:x1="68.23cm" svg:y1="14.992cm" svg:x2="68.23cm" svg:y2="14.873cm">
          <text:p/>
        </draw:line>
        <draw:line draw:style-name="gr6" draw:text-style-name="P1" draw:layer="layout" svg:x1="68.23cm" svg:y1="14.992cm" svg:x2="68.203cm" svg:y2="14.992cm">
          <text:p/>
        </draw:line>
        <draw:line draw:style-name="gr6" draw:text-style-name="P1" draw:layer="layout" svg:x1="68.23cm" svg:y1="14.873cm" svg:x2="68.23cm" svg:y2="14.992cm">
          <text:p/>
        </draw:line>
        <draw:line draw:style-name="gr6" draw:text-style-name="P1" draw:layer="layout" svg:x1="68.203cm" svg:y1="14.873cm" svg:x2="68.23cm" svg:y2="14.873cm">
          <text:p/>
        </draw:line>
        <draw:line draw:style-name="gr6" draw:text-style-name="P1" draw:layer="layout" svg:x1="69.159cm" svg:y1="14.992cm" svg:x2="69.159cm" svg:y2="14.873cm">
          <text:p/>
        </draw:line>
        <draw:line draw:style-name="gr6" draw:text-style-name="P1" draw:layer="layout" svg:x1="69.189cm" svg:y1="14.992cm" svg:x2="69.159cm" svg:y2="14.992cm">
          <text:p/>
        </draw:line>
        <draw:line draw:style-name="gr6" draw:text-style-name="P1" draw:layer="layout" svg:x1="69.159cm" svg:y1="14.873cm" svg:x2="69.189cm" svg:y2="14.873cm">
          <text:p/>
        </draw:line>
        <draw:line draw:style-name="gr6" draw:text-style-name="P1" draw:layer="layout" svg:x1="68.988cm" svg:y1="14.933cm" svg:x2="68.402cm" svg:y2="14.933cm">
          <text:p/>
        </draw:line>
        <draw:line draw:style-name="gr6" draw:text-style-name="P1" draw:layer="layout" svg:x1="68.23cm" svg:y1="14.873cm" svg:x2="68.23cm" svg:y2="13.965cm">
          <text:p/>
        </draw:line>
        <draw:line draw:style-name="gr6" draw:text-style-name="P1" draw:layer="layout" svg:x1="68.203cm" svg:y1="14.873cm" svg:x2="68.203cm" svg:y2="14.992cm">
          <text:p/>
        </draw:line>
        <draw:line draw:style-name="gr6" draw:text-style-name="P1" draw:layer="layout" svg:x1="69.189cm" svg:y1="14.873cm" svg:x2="69.189cm" svg:y2="14.992cm">
          <text:p/>
        </draw:line>
        <draw:path draw:style-name="gr6" draw:text-style-name="P1" draw:layer="layout" svg:width="0.908cm" svg:height="0.908cm" svg:x="68.23cm" svg:y="13.965cm" svg:viewBox="0 0 909 909" svg:d="M0 0c503 0 909 408 909 909">
          <text:p/>
        </draw:path>
        <draw:line draw:style-name="gr6" draw:text-style-name="P1" draw:layer="layout" svg:x1="70.366cm" svg:y1="14.933cm" svg:x2="71.312cm" svg:y2="14.933cm">
          <text:p/>
        </draw:line>
        <draw:line draw:style-name="gr6" draw:text-style-name="P1" draw:layer="layout" svg:x1="71.312cm" svg:y1="14.992cm" svg:x2="70.366cm" svg:y2="14.992cm">
          <text:p/>
        </draw:line>
        <draw:line draw:style-name="gr6" draw:text-style-name="P1" draw:layer="layout" svg:x1="71.312cm" svg:y1="14.873cm" svg:x2="70.366cm" svg:y2="14.873cm">
          <text:p/>
        </draw:line>
        <draw:polygon draw:style-name="gr6" draw:text-style-name="P1" draw:layer="layout" svg:width="0.028cm" svg:height="0.119cm" svg:x="71.312cm" svg:y="14.873cm" svg:viewBox="0 0 29 120" draw:points="0,120 29,120 29,0 0,0">
          <text:p/>
        </draw:polygon>
        <draw:polyline draw:style-name="gr6" draw:text-style-name="P1" draw:layer="layout" svg:width="0.237cm" svg:height="0.119cm" svg:x="69.189cm" svg:y="14.873cm" svg:viewBox="0 0 238 120" draw:points="0,120 238,120 238,0 0,0">
          <text:p/>
        </draw:polyline>
        <draw:polygon draw:style-name="gr6" draw:text-style-name="P1" draw:layer="layout" svg:width="0.055cm" svg:height="0.119cm" svg:x="70.311cm" svg:y="14.873cm" svg:viewBox="0 0 56 120" draw:points="0,120 56,120 56,0 0,0">
          <text:p/>
        </draw:polygon>
        <draw:line draw:style-name="gr6" draw:text-style-name="P1" draw:layer="layout" svg:x1="65.805cm" svg:y1="14.992cm" svg:x2="64.873cm" svg:y2="14.992cm">
          <text:p/>
        </draw:line>
        <draw:line draw:style-name="gr6" draw:text-style-name="P1" draw:layer="layout" svg:x1="65.805cm" svg:y1="14.873cm" svg:x2="65.805cm" svg:y2="14.992cm">
          <text:p/>
        </draw:line>
        <draw:line draw:style-name="gr6" draw:text-style-name="P1" draw:layer="layout" svg:x1="64.873cm" svg:y1="14.873cm" svg:x2="65.805cm" svg:y2="14.873cm">
          <text:p/>
        </draw:line>
        <draw:line draw:style-name="gr6" draw:text-style-name="P1" draw:layer="layout" svg:x1="64.873cm" svg:y1="14.992cm" svg:x2="64.873cm" svg:y2="14.873cm">
          <text:p/>
        </draw:line>
        <draw:line draw:style-name="gr6" draw:text-style-name="P1" draw:layer="layout" svg:x1="64.873cm" svg:y1="14.992cm" svg:x2="64.846cm" svg:y2="14.992cm">
          <text:p/>
        </draw:line>
        <draw:line draw:style-name="gr6" draw:text-style-name="P1" draw:layer="layout" svg:x1="64.873cm" svg:y1="14.873cm" svg:x2="64.873cm" svg:y2="14.992cm">
          <text:p/>
        </draw:line>
        <draw:line draw:style-name="gr6" draw:text-style-name="P1" draw:layer="layout" svg:x1="64.846cm" svg:y1="14.873cm" svg:x2="64.873cm" svg:y2="14.873cm">
          <text:p/>
        </draw:line>
        <draw:line draw:style-name="gr6" draw:text-style-name="P1" draw:layer="layout" svg:x1="65.805cm" svg:y1="14.992cm" svg:x2="65.805cm" svg:y2="14.873cm">
          <text:p/>
        </draw:line>
        <draw:line draw:style-name="gr6" draw:text-style-name="P1" draw:layer="layout" svg:x1="65.832cm" svg:y1="14.992cm" svg:x2="65.805cm" svg:y2="14.992cm">
          <text:p/>
        </draw:line>
        <draw:line draw:style-name="gr6" draw:text-style-name="P1" draw:layer="layout" svg:x1="65.805cm" svg:y1="14.873cm" svg:x2="65.832cm" svg:y2="14.873cm">
          <text:p/>
        </draw:line>
        <draw:line draw:style-name="gr6" draw:text-style-name="P1" draw:layer="layout" svg:x1="65.631cm" svg:y1="14.933cm" svg:x2="65.047cm" svg:y2="14.933cm">
          <text:p/>
        </draw:line>
        <draw:line draw:style-name="gr6" draw:text-style-name="P1" draw:layer="layout" svg:x1="64.873cm" svg:y1="14.873cm" svg:x2="64.873cm" svg:y2="13.965cm">
          <text:p/>
        </draw:line>
        <draw:line draw:style-name="gr6" draw:text-style-name="P1" draw:layer="layout" svg:x1="64.846cm" svg:y1="14.873cm" svg:x2="64.846cm" svg:y2="14.992cm">
          <text:p/>
        </draw:line>
        <draw:line draw:style-name="gr6" draw:text-style-name="P1" draw:layer="layout" svg:x1="65.832cm" svg:y1="14.873cm" svg:x2="65.832cm" svg:y2="14.992cm">
          <text:p/>
        </draw:line>
        <draw:path draw:style-name="gr6" draw:text-style-name="P1" draw:layer="layout" svg:width="0.908cm" svg:height="0.908cm" svg:x="64.873cm" svg:y="13.965cm" svg:viewBox="0 0 909 909" svg:d="M0 0c503 0 909 408 909 909">
          <text:p/>
        </draw:path>
        <draw:line draw:style-name="gr6" draw:text-style-name="P1" draw:layer="layout" svg:x1="67.011cm" svg:y1="14.933cm" svg:x2="67.955cm" svg:y2="14.933cm">
          <text:p/>
        </draw:line>
        <draw:line draw:style-name="gr6" draw:text-style-name="P1" draw:layer="layout" svg:x1="67.955cm" svg:y1="14.992cm" svg:x2="67.011cm" svg:y2="14.992cm">
          <text:p/>
        </draw:line>
        <draw:line draw:style-name="gr6" draw:text-style-name="P1" draw:layer="layout" svg:x1="67.955cm" svg:y1="14.873cm" svg:x2="67.011cm" svg:y2="14.873cm">
          <text:p/>
        </draw:line>
        <draw:polygon draw:style-name="gr6" draw:text-style-name="P1" draw:layer="layout" svg:width="0.028cm" svg:height="0.119cm" svg:x="67.955cm" svg:y="14.873cm" svg:viewBox="0 0 29 120" draw:points="0,120 29,120 29,0 0,0">
          <text:p/>
        </draw:polygon>
        <draw:polyline draw:style-name="gr6" draw:text-style-name="P1" draw:layer="layout" svg:width="0.237cm" svg:height="0.119cm" svg:x="65.832cm" svg:y="14.873cm" svg:viewBox="0 0 238 120" draw:points="0,120 238,120 238,0 0,0">
          <text:p/>
        </draw:polyline>
        <draw:polygon draw:style-name="gr6" draw:text-style-name="P1" draw:layer="layout" svg:width="0.057cm" svg:height="0.119cm" svg:x="66.954cm" svg:y="14.873cm" svg:viewBox="0 0 58 120" draw:points="0,120 58,120 58,0 0,0">
          <text:p/>
        </draw:polygon>
        <draw:line draw:style-name="gr6" draw:text-style-name="P1" draw:layer="layout" svg:x1="70.311cm" svg:y1="11.389cm" svg:x2="69.454cm" svg:y2="11.389cm">
          <text:p/>
        </draw:line>
        <draw:line draw:style-name="gr6" draw:text-style-name="P1" draw:layer="layout" svg:x1="70.311cm" svg:y1="11.271cm" svg:x2="69.454cm" svg:y2="11.271cm">
          <text:p/>
        </draw:line>
        <draw:polyline draw:style-name="gr6" draw:text-style-name="P1" draw:layer="layout" svg:width="0.237cm" svg:height="0.118cm" svg:x="69.189cm" svg:y="11.271cm" svg:viewBox="0 0 238 119" draw:points="0,119 238,119 238,0 0,0">
          <text:p/>
        </draw:polyline>
        <draw:line draw:style-name="gr6" draw:text-style-name="P1" draw:layer="layout" svg:x1="40.767cm" svg:y1="45.14cm" svg:x2="42.36cm" svg:y2="45.14cm">
          <text:p/>
        </draw:line>
        <draw:line draw:style-name="gr6" draw:text-style-name="P1" draw:layer="layout" svg:x1="40.701cm" svg:y1="45.055cm" svg:x2="40.716cm" svg:y2="45.055cm">
          <text:p/>
        </draw:line>
        <draw:line draw:style-name="gr6" draw:text-style-name="P1" draw:layer="layout" svg:x1="40.701cm" svg:y1="45.224cm" svg:x2="40.701cm" svg:y2="45.055cm">
          <text:p/>
        </draw:line>
        <draw:line draw:style-name="gr6" draw:text-style-name="P1" draw:layer="layout" svg:x1="40.716cm" svg:y1="45.224cm" svg:x2="40.701cm" svg:y2="45.224cm">
          <text:p/>
        </draw:line>
        <draw:line draw:style-name="gr6" draw:text-style-name="P1" draw:layer="layout" svg:x1="42.426cm" svg:y1="45.055cm" svg:x2="42.411cm" svg:y2="45.055cm">
          <text:p/>
        </draw:line>
        <draw:line draw:style-name="gr6" draw:text-style-name="P1" draw:layer="layout" svg:x1="42.426cm" svg:y1="45.224cm" svg:x2="42.426cm" svg:y2="45.055cm">
          <text:p/>
        </draw:line>
        <draw:line draw:style-name="gr6" draw:text-style-name="P1" draw:layer="layout" svg:x1="42.411cm" svg:y1="45.224cm" svg:x2="42.426cm" svg:y2="45.224cm">
          <text:p/>
        </draw:line>
        <draw:polyline draw:style-name="gr6" draw:text-style-name="P1" draw:layer="layout" svg:width="0.051cm" svg:height="0.169cm" svg:x="40.716cm" svg:y="45.055cm" svg:viewBox="0 0 52 170" draw:points="52,170 52,0 0,0">
          <text:p/>
        </draw:polyline>
        <draw:line draw:style-name="gr6" draw:text-style-name="P1" draw:layer="layout" svg:x1="40.716cm" svg:y1="45.224cm" svg:x2="40.767cm" svg:y2="45.224cm">
          <text:p/>
        </draw:line>
        <draw:line draw:style-name="gr6" draw:text-style-name="P1" draw:layer="layout" svg:x1="42.36cm" svg:y1="45.224cm" svg:x2="42.411cm" svg:y2="45.224cm">
          <text:p/>
        </draw:line>
        <draw:polyline draw:style-name="gr6" draw:text-style-name="P1" draw:layer="layout" svg:width="0.051cm" svg:height="0.169cm" svg:x="42.36cm" svg:y="45.055cm" svg:viewBox="0 0 52 170" draw:points="52,0 0,0 0,170">
          <text:p/>
        </draw:polyline>
        <draw:line draw:style-name="gr6" draw:text-style-name="P1" draw:layer="layout" svg:x1="42.36cm" svg:y1="45.055cm" svg:x2="40.767cm" svg:y2="45.055cm">
          <text:p/>
        </draw:line>
        <draw:line draw:style-name="gr6" draw:text-style-name="P1" draw:layer="layout" svg:x1="40.767cm" svg:y1="45.224cm" svg:x2="42.36cm" svg:y2="45.224cm">
          <text:p/>
        </draw:line>
        <draw:line draw:style-name="gr6" draw:text-style-name="P1" draw:layer="layout" svg:x1="38.368cm" svg:y1="45.14cm" svg:x2="40.487cm" svg:y2="45.14cm">
          <text:p/>
        </draw:line>
        <draw:line draw:style-name="gr6" draw:text-style-name="P1" draw:layer="layout" svg:x1="38.303cm" svg:y1="45.055cm" svg:x2="38.318cm" svg:y2="45.055cm">
          <text:p/>
        </draw:line>
        <draw:line draw:style-name="gr6" draw:text-style-name="P1" draw:layer="layout" svg:x1="38.303cm" svg:y1="45.224cm" svg:x2="38.303cm" svg:y2="45.055cm">
          <text:p/>
        </draw:line>
        <draw:line draw:style-name="gr6" draw:text-style-name="P1" draw:layer="layout" svg:x1="38.318cm" svg:y1="45.224cm" svg:x2="38.303cm" svg:y2="45.224cm">
          <text:p/>
        </draw:line>
        <draw:line draw:style-name="gr6" draw:text-style-name="P1" draw:layer="layout" svg:x1="40.553cm" svg:y1="45.055cm" svg:x2="40.536cm" svg:y2="45.055cm">
          <text:p/>
        </draw:line>
        <draw:line draw:style-name="gr6" draw:text-style-name="P1" draw:layer="layout" svg:x1="40.553cm" svg:y1="45.224cm" svg:x2="40.553cm" svg:y2="45.055cm">
          <text:p/>
        </draw:line>
        <draw:line draw:style-name="gr6" draw:text-style-name="P1" draw:layer="layout" svg:x1="40.536cm" svg:y1="45.224cm" svg:x2="40.553cm" svg:y2="45.224cm">
          <text:p/>
        </draw:line>
        <draw:line draw:style-name="gr6" draw:text-style-name="P1" draw:layer="layout" svg:x1="40.487cm" svg:y1="45.224cm" svg:x2="40.536cm" svg:y2="45.224cm">
          <text:p/>
        </draw:line>
        <draw:polyline draw:style-name="gr6" draw:text-style-name="P1" draw:layer="layout" svg:width="0.05cm" svg:height="0.169cm" svg:x="40.487cm" svg:y="45.055cm" svg:viewBox="0 0 51 170" draw:points="51,0 0,0 0,170">
          <text:p/>
        </draw:polyline>
        <draw:polyline draw:style-name="gr6" draw:text-style-name="P1" draw:layer="layout" svg:width="0.05cm" svg:height="0.169cm" svg:x="38.318cm" svg:y="45.055cm" svg:viewBox="0 0 51 170" draw:points="51,170 51,0 0,0">
          <text:p/>
        </draw:polyline>
        <draw:line draw:style-name="gr6" draw:text-style-name="P1" draw:layer="layout" svg:x1="38.318cm" svg:y1="45.224cm" svg:x2="38.368cm" svg:y2="45.224cm">
          <text:p/>
        </draw:line>
        <draw:line draw:style-name="gr6" draw:text-style-name="P1" draw:layer="layout" svg:x1="40.487cm" svg:y1="45.055cm" svg:x2="38.368cm" svg:y2="45.055cm">
          <text:p/>
        </draw:line>
        <draw:line draw:style-name="gr6" draw:text-style-name="P1" draw:layer="layout" svg:x1="38.368cm" svg:y1="45.224cm" svg:x2="40.487cm" svg:y2="45.224cm">
          <text:p/>
        </draw:line>
        <draw:line draw:style-name="gr6" draw:text-style-name="P1" draw:layer="layout" svg:x1="36.493cm" svg:y1="45.14cm" svg:x2="38.087cm" svg:y2="45.14cm">
          <text:p/>
        </draw:line>
        <draw:line draw:style-name="gr6" draw:text-style-name="P1" draw:layer="layout" svg:x1="36.427cm" svg:y1="45.055cm" svg:x2="36.442cm" svg:y2="45.055cm">
          <text:p/>
        </draw:line>
        <draw:line draw:style-name="gr6" draw:text-style-name="P1" draw:layer="layout" svg:x1="36.427cm" svg:y1="45.224cm" svg:x2="36.427cm" svg:y2="45.055cm">
          <text:p/>
        </draw:line>
        <draw:line draw:style-name="gr6" draw:text-style-name="P1" draw:layer="layout" svg:x1="36.442cm" svg:y1="45.224cm" svg:x2="36.427cm" svg:y2="45.224cm">
          <text:p/>
        </draw:line>
        <draw:line draw:style-name="gr6" draw:text-style-name="P1" draw:layer="layout" svg:x1="38.152cm" svg:y1="45.055cm" svg:x2="38.138cm" svg:y2="45.055cm">
          <text:p/>
        </draw:line>
        <draw:line draw:style-name="gr6" draw:text-style-name="P1" draw:layer="layout" svg:x1="38.152cm" svg:y1="45.224cm" svg:x2="38.152cm" svg:y2="45.055cm">
          <text:p/>
        </draw:line>
        <draw:line draw:style-name="gr6" draw:text-style-name="P1" draw:layer="layout" svg:x1="38.138cm" svg:y1="45.224cm" svg:x2="38.152cm" svg:y2="45.224cm">
          <text:p/>
        </draw:line>
        <draw:polyline draw:style-name="gr6" draw:text-style-name="P1" draw:layer="layout" svg:width="0.051cm" svg:height="0.169cm" svg:x="36.442cm" svg:y="45.055cm" svg:viewBox="0 0 52 170" draw:points="52,170 52,0 0,0">
          <text:p/>
        </draw:polyline>
        <draw:line draw:style-name="gr6" draw:text-style-name="P1" draw:layer="layout" svg:x1="36.442cm" svg:y1="45.224cm" svg:x2="36.493cm" svg:y2="45.224cm">
          <text:p/>
        </draw:line>
        <draw:line draw:style-name="gr6" draw:text-style-name="P1" draw:layer="layout" svg:x1="38.087cm" svg:y1="45.224cm" svg:x2="38.138cm" svg:y2="45.224cm">
          <text:p/>
        </draw:line>
        <draw:polyline draw:style-name="gr6" draw:text-style-name="P1" draw:layer="layout" svg:width="0.051cm" svg:height="0.169cm" svg:x="38.087cm" svg:y="45.055cm" svg:viewBox="0 0 52 170" draw:points="52,0 0,0 0,170">
          <text:p/>
        </draw:polyline>
        <draw:line draw:style-name="gr6" draw:text-style-name="P1" draw:layer="layout" svg:x1="38.087cm" svg:y1="45.055cm" svg:x2="36.493cm" svg:y2="45.055cm">
          <text:p/>
        </draw:line>
        <draw:line draw:style-name="gr6" draw:text-style-name="P1" draw:layer="layout" svg:x1="36.493cm" svg:y1="45.224cm" svg:x2="38.087cm" svg:y2="45.224cm">
          <text:p/>
        </draw:line>
        <draw:line draw:style-name="gr6" draw:text-style-name="P1" draw:layer="layout" svg:x1="55.164cm" svg:y1="45.14cm" svg:x2="56.758cm" svg:y2="45.14cm">
          <text:p/>
        </draw:line>
        <draw:line draw:style-name="gr6" draw:text-style-name="P1" draw:layer="layout" svg:x1="55.098cm" svg:y1="45.055cm" svg:x2="55.113cm" svg:y2="45.055cm">
          <text:p/>
        </draw:line>
        <draw:line draw:style-name="gr6" draw:text-style-name="P1" draw:layer="layout" svg:x1="55.098cm" svg:y1="45.224cm" svg:x2="55.098cm" svg:y2="45.055cm">
          <text:p/>
        </draw:line>
        <draw:line draw:style-name="gr6" draw:text-style-name="P1" draw:layer="layout" svg:x1="55.113cm" svg:y1="45.224cm" svg:x2="55.098cm" svg:y2="45.224cm">
          <text:p/>
        </draw:line>
        <draw:line draw:style-name="gr6" draw:text-style-name="P1" draw:layer="layout" svg:x1="56.824cm" svg:y1="45.055cm" svg:x2="56.809cm" svg:y2="45.055cm">
          <text:p/>
        </draw:line>
        <draw:line draw:style-name="gr6" draw:text-style-name="P1" draw:layer="layout" svg:x1="56.824cm" svg:y1="45.224cm" svg:x2="56.824cm" svg:y2="45.055cm">
          <text:p/>
        </draw:line>
        <draw:line draw:style-name="gr6" draw:text-style-name="P1" draw:layer="layout" svg:x1="56.809cm" svg:y1="45.224cm" svg:x2="56.824cm" svg:y2="45.224cm">
          <text:p/>
        </draw:line>
        <draw:polyline draw:style-name="gr6" draw:text-style-name="P1" draw:layer="layout" svg:width="0.051cm" svg:height="0.169cm" svg:x="55.113cm" svg:y="45.055cm" svg:viewBox="0 0 52 170" draw:points="52,170 52,0 0,0">
          <text:p/>
        </draw:polyline>
        <draw:line draw:style-name="gr6" draw:text-style-name="P1" draw:layer="layout" svg:x1="55.113cm" svg:y1="45.224cm" svg:x2="55.164cm" svg:y2="45.224cm">
          <text:p/>
        </draw:line>
        <draw:line draw:style-name="gr6" draw:text-style-name="P1" draw:layer="layout" svg:x1="56.758cm" svg:y1="45.224cm" svg:x2="56.809cm" svg:y2="45.224cm">
          <text:p/>
        </draw:line>
        <draw:polyline draw:style-name="gr6" draw:text-style-name="P1" draw:layer="layout" svg:width="0.051cm" svg:height="0.169cm" svg:x="56.758cm" svg:y="45.055cm" svg:viewBox="0 0 52 170" draw:points="52,0 0,0 0,170">
          <text:p/>
        </draw:polyline>
        <draw:line draw:style-name="gr6" draw:text-style-name="P1" draw:layer="layout" svg:x1="56.758cm" svg:y1="45.055cm" svg:x2="55.164cm" svg:y2="45.055cm">
          <text:p/>
        </draw:line>
        <draw:line draw:style-name="gr6" draw:text-style-name="P1" draw:layer="layout" svg:x1="55.164cm" svg:y1="45.224cm" svg:x2="56.758cm" svg:y2="45.224cm">
          <text:p/>
        </draw:line>
        <draw:line draw:style-name="gr6" draw:text-style-name="P1" draw:layer="layout" svg:x1="52.764cm" svg:y1="45.14cm" svg:x2="54.883cm" svg:y2="45.14cm">
          <text:p/>
        </draw:line>
        <draw:line draw:style-name="gr6" draw:text-style-name="P1" draw:layer="layout" svg:x1="52.698cm" svg:y1="45.055cm" svg:x2="52.713cm" svg:y2="45.055cm">
          <text:p/>
        </draw:line>
        <draw:line draw:style-name="gr6" draw:text-style-name="P1" draw:layer="layout" svg:x1="52.698cm" svg:y1="45.224cm" svg:x2="52.698cm" svg:y2="45.055cm">
          <text:p/>
        </draw:line>
        <draw:line draw:style-name="gr6" draw:text-style-name="P1" draw:layer="layout" svg:x1="52.713cm" svg:y1="45.224cm" svg:x2="52.698cm" svg:y2="45.224cm">
          <text:p/>
        </draw:line>
        <draw:line draw:style-name="gr6" draw:text-style-name="P1" draw:layer="layout" svg:x1="54.948cm" svg:y1="45.055cm" svg:x2="54.933cm" svg:y2="45.055cm">
          <text:p/>
        </draw:line>
        <draw:line draw:style-name="gr6" draw:text-style-name="P1" draw:layer="layout" svg:x1="54.948cm" svg:y1="45.224cm" svg:x2="54.948cm" svg:y2="45.055cm">
          <text:p/>
        </draw:line>
        <draw:line draw:style-name="gr6" draw:text-style-name="P1" draw:layer="layout" svg:x1="54.933cm" svg:y1="45.224cm" svg:x2="54.948cm" svg:y2="45.224cm">
          <text:p/>
        </draw:line>
        <draw:line draw:style-name="gr6" draw:text-style-name="P1" draw:layer="layout" svg:x1="54.883cm" svg:y1="45.224cm" svg:x2="54.933cm" svg:y2="45.224cm">
          <text:p/>
        </draw:line>
        <draw:polyline draw:style-name="gr6" draw:text-style-name="P1" draw:layer="layout" svg:width="0.05cm" svg:height="0.169cm" svg:x="54.883cm" svg:y="45.055cm" svg:viewBox="0 0 51 170" draw:points="51,0 0,0 0,170">
          <text:p/>
        </draw:polyline>
        <draw:polyline draw:style-name="gr6" draw:text-style-name="P1" draw:layer="layout" svg:width="0.051cm" svg:height="0.169cm" svg:x="52.713cm" svg:y="45.055cm" svg:viewBox="0 0 52 170" draw:points="52,170 52,0 0,0">
          <text:p/>
        </draw:polyline>
        <draw:line draw:style-name="gr6" draw:text-style-name="P1" draw:layer="layout" svg:x1="52.713cm" svg:y1="45.224cm" svg:x2="52.764cm" svg:y2="45.224cm">
          <text:p/>
        </draw:line>
        <draw:line draw:style-name="gr6" draw:text-style-name="P1" draw:layer="layout" svg:x1="54.883cm" svg:y1="45.055cm" svg:x2="52.764cm" svg:y2="45.055cm">
          <text:p/>
        </draw:line>
        <draw:line draw:style-name="gr6" draw:text-style-name="P1" draw:layer="layout" svg:x1="52.764cm" svg:y1="45.224cm" svg:x2="54.883cm" svg:y2="45.224cm">
          <text:p/>
        </draw:line>
        <draw:line draw:style-name="gr6" draw:text-style-name="P1" draw:layer="layout" svg:x1="50.888cm" svg:y1="45.14cm" svg:x2="52.484cm" svg:y2="45.14cm">
          <text:p/>
        </draw:line>
        <draw:line draw:style-name="gr6" draw:text-style-name="P1" draw:layer="layout" svg:x1="50.825cm" svg:y1="45.055cm" svg:x2="50.84cm" svg:y2="45.055cm">
          <text:p/>
        </draw:line>
        <draw:line draw:style-name="gr6" draw:text-style-name="P1" draw:layer="layout" svg:x1="50.825cm" svg:y1="45.224cm" svg:x2="50.825cm" svg:y2="45.055cm">
          <text:p/>
        </draw:line>
        <draw:line draw:style-name="gr6" draw:text-style-name="P1" draw:layer="layout" svg:x1="50.84cm" svg:y1="45.224cm" svg:x2="50.825cm" svg:y2="45.224cm">
          <text:p/>
        </draw:line>
        <draw:line draw:style-name="gr6" draw:text-style-name="P1" draw:layer="layout" svg:x1="52.548cm" svg:y1="45.055cm" svg:x2="52.533cm" svg:y2="45.055cm">
          <text:p/>
        </draw:line>
        <draw:line draw:style-name="gr6" draw:text-style-name="P1" draw:layer="layout" svg:x1="52.548cm" svg:y1="45.224cm" svg:x2="52.548cm" svg:y2="45.055cm">
          <text:p/>
        </draw:line>
        <draw:line draw:style-name="gr6" draw:text-style-name="P1" draw:layer="layout" svg:x1="52.533cm" svg:y1="45.224cm" svg:x2="52.548cm" svg:y2="45.224cm">
          <text:p/>
        </draw:line>
        <draw:line draw:style-name="gr6" draw:text-style-name="P1" draw:layer="layout" svg:x1="52.484cm" svg:y1="45.224cm" svg:x2="52.533cm" svg:y2="45.224cm">
          <text:p/>
        </draw:line>
        <draw:polyline draw:style-name="gr6" draw:text-style-name="P1" draw:layer="layout" svg:width="0.049cm" svg:height="0.169cm" svg:x="52.484cm" svg:y="45.055cm" svg:viewBox="0 0 50 170" draw:points="50,0 0,0 0,170">
          <text:p/>
        </draw:polyline>
        <draw:polyline draw:style-name="gr6" draw:text-style-name="P1" draw:layer="layout" svg:width="0.048cm" svg:height="0.169cm" svg:x="50.84cm" svg:y="45.055cm" svg:viewBox="0 0 49 170" draw:points="49,170 49,0 0,0">
          <text:p/>
        </draw:polyline>
        <draw:line draw:style-name="gr6" draw:text-style-name="P1" draw:layer="layout" svg:x1="50.84cm" svg:y1="45.224cm" svg:x2="50.888cm" svg:y2="45.224cm">
          <text:p/>
        </draw:line>
        <draw:line draw:style-name="gr6" draw:text-style-name="P1" draw:layer="layout" svg:x1="52.484cm" svg:y1="45.055cm" svg:x2="50.888cm" svg:y2="45.055cm">
          <text:p/>
        </draw:line>
        <draw:line draw:style-name="gr6" draw:text-style-name="P1" draw:layer="layout" svg:x1="50.888cm" svg:y1="45.224cm" svg:x2="52.484cm" svg:y2="45.224cm">
          <text:p/>
        </draw:line>
        <draw:line draw:style-name="gr6" draw:text-style-name="P1" draw:layer="layout" svg:x1="49.839cm" svg:y1="45.14cm" svg:x2="50.609cm" svg:y2="45.14cm">
          <text:p/>
        </draw:line>
        <draw:line draw:style-name="gr6" draw:text-style-name="P1" draw:layer="layout" svg:x1="49.775cm" svg:y1="45.055cm" svg:x2="49.79cm" svg:y2="45.055cm">
          <text:p/>
        </draw:line>
        <draw:line draw:style-name="gr6" draw:text-style-name="P1" draw:layer="layout" svg:x1="49.775cm" svg:y1="45.224cm" svg:x2="49.775cm" svg:y2="45.055cm">
          <text:p/>
        </draw:line>
        <draw:line draw:style-name="gr6" draw:text-style-name="P1" draw:layer="layout" svg:x1="49.79cm" svg:y1="45.224cm" svg:x2="49.775cm" svg:y2="45.224cm">
          <text:p/>
        </draw:line>
        <draw:line draw:style-name="gr6" draw:text-style-name="P1" draw:layer="layout" svg:x1="50.675cm" svg:y1="45.055cm" svg:x2="50.66cm" svg:y2="45.055cm">
          <text:p/>
        </draw:line>
        <draw:line draw:style-name="gr6" draw:text-style-name="P1" draw:layer="layout" svg:x1="50.675cm" svg:y1="45.224cm" svg:x2="50.675cm" svg:y2="45.055cm">
          <text:p/>
        </draw:line>
        <draw:line draw:style-name="gr6" draw:text-style-name="P1" draw:layer="layout" svg:x1="50.66cm" svg:y1="45.224cm" svg:x2="50.675cm" svg:y2="45.224cm">
          <text:p/>
        </draw:line>
        <draw:line draw:style-name="gr6" draw:text-style-name="P1" draw:layer="layout" svg:x1="50.609cm" svg:y1="45.224cm" svg:x2="50.66cm" svg:y2="45.224cm">
          <text:p/>
        </draw:line>
        <draw:polyline draw:style-name="gr6" draw:text-style-name="P1" draw:layer="layout" svg:width="0.051cm" svg:height="0.169cm" svg:x="50.609cm" svg:y="45.055cm" svg:viewBox="0 0 52 170" draw:points="52,0 0,0 0,170">
          <text:p/>
        </draw:polyline>
        <draw:polyline draw:style-name="gr6" draw:text-style-name="P1" draw:layer="layout" svg:width="0.049cm" svg:height="0.169cm" svg:x="49.79cm" svg:y="45.055cm" svg:viewBox="0 0 50 170" draw:points="50,170 50,0 0,0">
          <text:p/>
        </draw:polyline>
        <draw:line draw:style-name="gr6" draw:text-style-name="P1" draw:layer="layout" svg:x1="49.79cm" svg:y1="45.224cm" svg:x2="49.839cm" svg:y2="45.224cm">
          <text:p/>
        </draw:line>
        <draw:line draw:style-name="gr6" draw:text-style-name="P1" draw:layer="layout" svg:x1="50.609cm" svg:y1="45.055cm" svg:x2="49.839cm" svg:y2="45.055cm">
          <text:p/>
        </draw:line>
        <draw:line draw:style-name="gr6" draw:text-style-name="P1" draw:layer="layout" svg:x1="49.839cm" svg:y1="45.224cm" svg:x2="50.609cm" svg:y2="45.224cm">
          <text:p/>
        </draw:line>
        <draw:line draw:style-name="gr6" draw:text-style-name="P1" draw:layer="layout" svg:x1="47.965cm" svg:y1="45.14cm" svg:x2="49.559cm" svg:y2="45.14cm">
          <text:p/>
        </draw:line>
        <draw:line draw:style-name="gr6" draw:text-style-name="P1" draw:layer="layout" svg:x1="47.9cm" svg:y1="45.055cm" svg:x2="47.914cm" svg:y2="45.055cm">
          <text:p/>
        </draw:line>
        <draw:line draw:style-name="gr6" draw:text-style-name="P1" draw:layer="layout" svg:x1="47.9cm" svg:y1="45.224cm" svg:x2="47.9cm" svg:y2="45.055cm">
          <text:p/>
        </draw:line>
        <draw:line draw:style-name="gr6" draw:text-style-name="P1" draw:layer="layout" svg:x1="47.914cm" svg:y1="45.224cm" svg:x2="47.9cm" svg:y2="45.224cm">
          <text:p/>
        </draw:line>
        <draw:line draw:style-name="gr6" draw:text-style-name="P1" draw:layer="layout" svg:x1="49.625cm" svg:y1="45.055cm" svg:x2="49.61cm" svg:y2="45.055cm">
          <text:p/>
        </draw:line>
        <draw:line draw:style-name="gr6" draw:text-style-name="P1" draw:layer="layout" svg:x1="49.625cm" svg:y1="45.224cm" svg:x2="49.625cm" svg:y2="45.055cm">
          <text:p/>
        </draw:line>
        <draw:line draw:style-name="gr6" draw:text-style-name="P1" draw:layer="layout" svg:x1="49.61cm" svg:y1="45.224cm" svg:x2="49.625cm" svg:y2="45.224cm">
          <text:p/>
        </draw:line>
        <draw:line draw:style-name="gr6" draw:text-style-name="P1" draw:layer="layout" svg:x1="49.559cm" svg:y1="45.224cm" svg:x2="49.61cm" svg:y2="45.224cm">
          <text:p/>
        </draw:line>
        <draw:polyline draw:style-name="gr6" draw:text-style-name="P1" draw:layer="layout" svg:width="0.051cm" svg:height="0.169cm" svg:x="49.559cm" svg:y="45.055cm" svg:viewBox="0 0 52 170" draw:points="52,0 0,0 0,170">
          <text:p/>
        </draw:polyline>
        <draw:polyline draw:style-name="gr6" draw:text-style-name="P1" draw:layer="layout" svg:width="0.051cm" svg:height="0.169cm" svg:x="47.914cm" svg:y="45.055cm" svg:viewBox="0 0 52 170" draw:points="52,170 52,0 0,0">
          <text:p/>
        </draw:polyline>
        <draw:line draw:style-name="gr6" draw:text-style-name="P1" draw:layer="layout" svg:x1="47.914cm" svg:y1="45.224cm" svg:x2="47.965cm" svg:y2="45.224cm">
          <text:p/>
        </draw:line>
        <draw:line draw:style-name="gr6" draw:text-style-name="P1" draw:layer="layout" svg:x1="49.559cm" svg:y1="45.055cm" svg:x2="47.965cm" svg:y2="45.055cm">
          <text:p/>
        </draw:line>
        <draw:line draw:style-name="gr6" draw:text-style-name="P1" draw:layer="layout" svg:x1="47.965cm" svg:y1="45.224cm" svg:x2="49.559cm" svg:y2="45.224cm">
          <text:p/>
        </draw:line>
        <draw:line draw:style-name="gr6" draw:text-style-name="P1" draw:layer="layout" svg:x1="45.565cm" svg:y1="45.14cm" svg:x2="47.686cm" svg:y2="45.14cm">
          <text:p/>
        </draw:line>
        <draw:line draw:style-name="gr6" draw:text-style-name="P1" draw:layer="layout" svg:x1="45.501cm" svg:y1="45.055cm" svg:x2="45.516cm" svg:y2="45.055cm">
          <text:p/>
        </draw:line>
        <draw:line draw:style-name="gr6" draw:text-style-name="P1" draw:layer="layout" svg:x1="45.501cm" svg:y1="45.224cm" svg:x2="45.501cm" svg:y2="45.055cm">
          <text:p/>
        </draw:line>
        <draw:line draw:style-name="gr6" draw:text-style-name="P1" draw:layer="layout" svg:x1="45.516cm" svg:y1="45.224cm" svg:x2="45.501cm" svg:y2="45.224cm">
          <text:p/>
        </draw:line>
        <draw:line draw:style-name="gr6" draw:text-style-name="P1" draw:layer="layout" svg:x1="47.749cm" svg:y1="45.055cm" svg:x2="47.735cm" svg:y2="45.055cm">
          <text:p/>
        </draw:line>
        <draw:line draw:style-name="gr6" draw:text-style-name="P1" draw:layer="layout" svg:x1="47.749cm" svg:y1="45.224cm" svg:x2="47.749cm" svg:y2="45.055cm">
          <text:p/>
        </draw:line>
        <draw:line draw:style-name="gr6" draw:text-style-name="P1" draw:layer="layout" svg:x1="47.735cm" svg:y1="45.224cm" svg:x2="47.749cm" svg:y2="45.224cm">
          <text:p/>
        </draw:line>
        <draw:line draw:style-name="gr6" draw:text-style-name="P1" draw:layer="layout" svg:x1="47.686cm" svg:y1="45.224cm" svg:x2="47.735cm" svg:y2="45.224cm">
          <text:p/>
        </draw:line>
        <draw:polyline draw:style-name="gr6" draw:text-style-name="P1" draw:layer="layout" svg:width="0.049cm" svg:height="0.169cm" svg:x="47.686cm" svg:y="45.055cm" svg:viewBox="0 0 50 170" draw:points="50,0 0,0 0,170">
          <text:p/>
        </draw:polyline>
        <draw:polyline draw:style-name="gr6" draw:text-style-name="P1" draw:layer="layout" svg:width="0.049cm" svg:height="0.169cm" svg:x="45.516cm" svg:y="45.055cm" svg:viewBox="0 0 50 170" draw:points="50,170 50,0 0,0">
          <text:p/>
        </draw:polyline>
        <draw:line draw:style-name="gr6" draw:text-style-name="P1" draw:layer="layout" svg:x1="45.516cm" svg:y1="45.224cm" svg:x2="45.565cm" svg:y2="45.224cm">
          <text:p/>
        </draw:line>
        <draw:line draw:style-name="gr6" draw:text-style-name="P1" draw:layer="layout" svg:x1="47.686cm" svg:y1="45.055cm" svg:x2="45.565cm" svg:y2="45.055cm">
          <text:p/>
        </draw:line>
        <draw:line draw:style-name="gr6" draw:text-style-name="P1" draw:layer="layout" svg:x1="45.565cm" svg:y1="45.224cm" svg:x2="47.686cm" svg:y2="45.224cm">
          <text:p/>
        </draw:line>
        <draw:line draw:style-name="gr6" draw:text-style-name="P1" draw:layer="layout" svg:x1="43.692cm" svg:y1="45.14cm" svg:x2="45.286cm" svg:y2="45.14cm">
          <text:p/>
        </draw:line>
        <draw:line draw:style-name="gr6" draw:text-style-name="P1" draw:layer="layout" svg:x1="43.626cm" svg:y1="45.055cm" svg:x2="43.641cm" svg:y2="45.055cm">
          <text:p/>
        </draw:line>
        <draw:line draw:style-name="gr6" draw:text-style-name="P1" draw:layer="layout" svg:x1="43.626cm" svg:y1="45.224cm" svg:x2="43.626cm" svg:y2="45.055cm">
          <text:p/>
        </draw:line>
        <draw:line draw:style-name="gr6" draw:text-style-name="P1" draw:layer="layout" svg:x1="43.641cm" svg:y1="45.224cm" svg:x2="43.626cm" svg:y2="45.224cm">
          <text:p/>
        </draw:line>
        <draw:line draw:style-name="gr6" draw:text-style-name="P1" draw:layer="layout" svg:x1="45.351cm" svg:y1="45.055cm" svg:x2="45.336cm" svg:y2="45.055cm">
          <text:p/>
        </draw:line>
        <draw:line draw:style-name="gr6" draw:text-style-name="P1" draw:layer="layout" svg:x1="45.351cm" svg:y1="45.224cm" svg:x2="45.351cm" svg:y2="45.055cm">
          <text:p/>
        </draw:line>
        <draw:line draw:style-name="gr6" draw:text-style-name="P1" draw:layer="layout" svg:x1="45.336cm" svg:y1="45.224cm" svg:x2="45.351cm" svg:y2="45.224cm">
          <text:p/>
        </draw:line>
        <draw:polyline draw:style-name="gr6" draw:text-style-name="P1" draw:layer="layout" svg:width="0.051cm" svg:height="0.169cm" svg:x="43.641cm" svg:y="45.055cm" svg:viewBox="0 0 52 170" draw:points="52,170 52,0 0,0">
          <text:p/>
        </draw:polyline>
        <draw:line draw:style-name="gr6" draw:text-style-name="P1" draw:layer="layout" svg:x1="43.641cm" svg:y1="45.224cm" svg:x2="43.692cm" svg:y2="45.224cm">
          <text:p/>
        </draw:line>
        <draw:line draw:style-name="gr6" draw:text-style-name="P1" draw:layer="layout" svg:x1="45.286cm" svg:y1="45.224cm" svg:x2="45.336cm" svg:y2="45.224cm">
          <text:p/>
        </draw:line>
        <draw:polyline draw:style-name="gr6" draw:text-style-name="P1" draw:layer="layout" svg:width="0.05cm" svg:height="0.169cm" svg:x="45.286cm" svg:y="45.055cm" svg:viewBox="0 0 51 170" draw:points="51,0 0,0 0,170">
          <text:p/>
        </draw:polyline>
        <draw:line draw:style-name="gr6" draw:text-style-name="P1" draw:layer="layout" svg:x1="45.286cm" svg:y1="45.055cm" svg:x2="43.692cm" svg:y2="45.055cm">
          <text:p/>
        </draw:line>
        <draw:line draw:style-name="gr6" draw:text-style-name="P1" draw:layer="layout" svg:x1="43.692cm" svg:y1="45.224cm" svg:x2="45.286cm" svg:y2="45.224cm">
          <text:p/>
        </draw:line>
        <draw:line draw:style-name="gr6" draw:text-style-name="P1" draw:layer="layout" svg:x1="62.361cm" svg:y1="45.14cm" svg:x2="63.957cm" svg:y2="45.14cm">
          <text:p/>
        </draw:line>
        <draw:line draw:style-name="gr6" draw:text-style-name="P1" draw:layer="layout" svg:x1="62.297cm" svg:y1="45.055cm" svg:x2="62.312cm" svg:y2="45.055cm">
          <text:p/>
        </draw:line>
        <draw:line draw:style-name="gr6" draw:text-style-name="P1" draw:layer="layout" svg:x1="62.297cm" svg:y1="45.224cm" svg:x2="62.297cm" svg:y2="45.055cm">
          <text:p/>
        </draw:line>
        <draw:line draw:style-name="gr6" draw:text-style-name="P1" draw:layer="layout" svg:x1="62.312cm" svg:y1="45.224cm" svg:x2="62.297cm" svg:y2="45.224cm">
          <text:p/>
        </draw:line>
        <draw:line draw:style-name="gr6" draw:text-style-name="P1" draw:layer="layout" svg:x1="64.02cm" svg:y1="45.055cm" svg:x2="64.005cm" svg:y2="45.055cm">
          <text:p/>
        </draw:line>
        <draw:line draw:style-name="gr6" draw:text-style-name="P1" draw:layer="layout" svg:x1="64.02cm" svg:y1="45.224cm" svg:x2="64.02cm" svg:y2="45.055cm">
          <text:p/>
        </draw:line>
        <draw:line draw:style-name="gr6" draw:text-style-name="P1" draw:layer="layout" svg:x1="64.005cm" svg:y1="45.224cm" svg:x2="64.02cm" svg:y2="45.224cm">
          <text:p/>
        </draw:line>
        <draw:polyline draw:style-name="gr6" draw:text-style-name="P1" draw:layer="layout" svg:width="0.049cm" svg:height="0.169cm" svg:x="62.312cm" svg:y="45.055cm" svg:viewBox="0 0 50 170" draw:points="50,170 50,0 0,0">
          <text:p/>
        </draw:polyline>
        <draw:line draw:style-name="gr6" draw:text-style-name="P1" draw:layer="layout" svg:x1="62.312cm" svg:y1="45.224cm" svg:x2="62.361cm" svg:y2="45.224cm">
          <text:p/>
        </draw:line>
        <draw:line draw:style-name="gr6" draw:text-style-name="P1" draw:layer="layout" svg:x1="63.957cm" svg:y1="45.224cm" svg:x2="64.005cm" svg:y2="45.224cm">
          <text:p/>
        </draw:line>
        <draw:polyline draw:style-name="gr6" draw:text-style-name="P1" draw:layer="layout" svg:width="0.048cm" svg:height="0.169cm" svg:x="63.957cm" svg:y="45.055cm" svg:viewBox="0 0 49 170" draw:points="49,0 0,0 0,170">
          <text:p/>
        </draw:polyline>
        <draw:line draw:style-name="gr6" draw:text-style-name="P1" draw:layer="layout" svg:x1="63.957cm" svg:y1="45.055cm" svg:x2="62.361cm" svg:y2="45.055cm">
          <text:p/>
        </draw:line>
        <draw:line draw:style-name="gr6" draw:text-style-name="P1" draw:layer="layout" svg:x1="62.361cm" svg:y1="45.224cm" svg:x2="63.957cm" svg:y2="45.224cm">
          <text:p/>
        </draw:line>
        <draw:line draw:style-name="gr6" draw:text-style-name="P1" draw:layer="layout" svg:x1="59.963cm" svg:y1="45.14cm" svg:x2="62.081cm" svg:y2="45.14cm">
          <text:p/>
        </draw:line>
        <draw:line draw:style-name="gr6" draw:text-style-name="P1" draw:layer="layout" svg:x1="59.897cm" svg:y1="45.055cm" svg:x2="59.912cm" svg:y2="45.055cm">
          <text:p/>
        </draw:line>
        <draw:line draw:style-name="gr6" draw:text-style-name="P1" draw:layer="layout" svg:x1="59.897cm" svg:y1="45.224cm" svg:x2="59.897cm" svg:y2="45.055cm">
          <text:p/>
        </draw:line>
        <draw:line draw:style-name="gr6" draw:text-style-name="P1" draw:layer="layout" svg:x1="59.912cm" svg:y1="45.224cm" svg:x2="59.897cm" svg:y2="45.224cm">
          <text:p/>
        </draw:line>
        <draw:line draw:style-name="gr6" draw:text-style-name="P1" draw:layer="layout" svg:x1="62.147cm" svg:y1="45.055cm" svg:x2="62.132cm" svg:y2="45.055cm">
          <text:p/>
        </draw:line>
        <draw:line draw:style-name="gr6" draw:text-style-name="P1" draw:layer="layout" svg:x1="62.147cm" svg:y1="45.224cm" svg:x2="62.147cm" svg:y2="45.055cm">
          <text:p/>
        </draw:line>
        <draw:line draw:style-name="gr6" draw:text-style-name="P1" draw:layer="layout" svg:x1="62.132cm" svg:y1="45.224cm" svg:x2="62.147cm" svg:y2="45.224cm">
          <text:p/>
        </draw:line>
        <draw:line draw:style-name="gr6" draw:text-style-name="P1" draw:layer="layout" svg:x1="62.081cm" svg:y1="45.224cm" svg:x2="62.132cm" svg:y2="45.224cm">
          <text:p/>
        </draw:line>
        <draw:polyline draw:style-name="gr6" draw:text-style-name="P1" draw:layer="layout" svg:width="0.051cm" svg:height="0.169cm" svg:x="62.081cm" svg:y="45.055cm" svg:viewBox="0 0 52 170" draw:points="52,0 0,0 0,170">
          <text:p/>
        </draw:polyline>
        <draw:polyline draw:style-name="gr6" draw:text-style-name="P1" draw:layer="layout" svg:width="0.051cm" svg:height="0.169cm" svg:x="59.912cm" svg:y="45.055cm" svg:viewBox="0 0 52 170" draw:points="52,170 52,0 0,0">
          <text:p/>
        </draw:polyline>
        <draw:line draw:style-name="gr6" draw:text-style-name="P1" draw:layer="layout" svg:x1="59.912cm" svg:y1="45.224cm" svg:x2="59.963cm" svg:y2="45.224cm">
          <text:p/>
        </draw:line>
        <draw:line draw:style-name="gr6" draw:text-style-name="P1" draw:layer="layout" svg:x1="62.081cm" svg:y1="45.055cm" svg:x2="59.963cm" svg:y2="45.055cm">
          <text:p/>
        </draw:line>
        <draw:line draw:style-name="gr6" draw:text-style-name="P1" draw:layer="layout" svg:x1="59.963cm" svg:y1="45.224cm" svg:x2="62.081cm" svg:y2="45.224cm">
          <text:p/>
        </draw:line>
        <draw:line draw:style-name="gr6" draw:text-style-name="P1" draw:layer="layout" svg:x1="58.087cm" svg:y1="45.14cm" svg:x2="59.683cm" svg:y2="45.14cm">
          <text:p/>
        </draw:line>
        <draw:line draw:style-name="gr6" draw:text-style-name="P1" draw:layer="layout" svg:x1="58.022cm" svg:y1="45.055cm" svg:x2="58.039cm" svg:y2="45.055cm">
          <text:p/>
        </draw:line>
        <draw:line draw:style-name="gr6" draw:text-style-name="P1" draw:layer="layout" svg:x1="58.022cm" svg:y1="45.224cm" svg:x2="58.022cm" svg:y2="45.055cm">
          <text:p/>
        </draw:line>
        <draw:line draw:style-name="gr6" draw:text-style-name="P1" draw:layer="layout" svg:x1="58.039cm" svg:y1="45.224cm" svg:x2="58.022cm" svg:y2="45.224cm">
          <text:p/>
        </draw:line>
        <draw:line draw:style-name="gr6" draw:text-style-name="P1" draw:layer="layout" svg:x1="59.747cm" svg:y1="45.055cm" svg:x2="59.732cm" svg:y2="45.055cm">
          <text:p/>
        </draw:line>
        <draw:line draw:style-name="gr6" draw:text-style-name="P1" draw:layer="layout" svg:x1="59.747cm" svg:y1="45.224cm" svg:x2="59.747cm" svg:y2="45.055cm">
          <text:p/>
        </draw:line>
        <draw:line draw:style-name="gr6" draw:text-style-name="P1" draw:layer="layout" svg:x1="59.732cm" svg:y1="45.224cm" svg:x2="59.747cm" svg:y2="45.224cm">
          <text:p/>
        </draw:line>
        <draw:polyline draw:style-name="gr6" draw:text-style-name="P1" draw:layer="layout" svg:width="0.048cm" svg:height="0.169cm" svg:x="58.039cm" svg:y="45.055cm" svg:viewBox="0 0 49 170" draw:points="49,170 49,0 0,0">
          <text:p/>
        </draw:polyline>
        <draw:line draw:style-name="gr6" draw:text-style-name="P1" draw:layer="layout" svg:x1="58.039cm" svg:y1="45.224cm" svg:x2="58.087cm" svg:y2="45.224cm">
          <text:p/>
        </draw:line>
        <draw:line draw:style-name="gr6" draw:text-style-name="P1" draw:layer="layout" svg:x1="59.683cm" svg:y1="45.224cm" svg:x2="59.732cm" svg:y2="45.224cm">
          <text:p/>
        </draw:line>
        <draw:polyline draw:style-name="gr6" draw:text-style-name="P1" draw:layer="layout" svg:width="0.049cm" svg:height="0.169cm" svg:x="59.683cm" svg:y="45.055cm" svg:viewBox="0 0 50 170" draw:points="50,0 0,0 0,170">
          <text:p/>
        </draw:polyline>
        <draw:line draw:style-name="gr6" draw:text-style-name="P1" draw:layer="layout" svg:x1="59.683cm" svg:y1="45.055cm" svg:x2="58.087cm" svg:y2="45.055cm">
          <text:p/>
        </draw:line>
        <draw:line draw:style-name="gr6" draw:text-style-name="P1" draw:layer="layout" svg:x1="58.087cm" svg:y1="45.224cm" svg:x2="59.683cm" svg:y2="45.224cm">
          <text:p/>
        </draw:line>
        <draw:line draw:style-name="gr6" draw:text-style-name="P1" draw:layer="layout" svg:x1="76.758cm" svg:y1="45.14cm" svg:x2="78.352cm" svg:y2="45.14cm">
          <text:p/>
        </draw:line>
        <draw:line draw:style-name="gr6" draw:text-style-name="P1" draw:layer="layout" svg:x1="76.693cm" svg:y1="45.055cm" svg:x2="76.708cm" svg:y2="45.055cm">
          <text:p/>
        </draw:line>
        <draw:line draw:style-name="gr6" draw:text-style-name="P1" draw:layer="layout" svg:x1="76.693cm" svg:y1="45.224cm" svg:x2="76.693cm" svg:y2="45.055cm">
          <text:p/>
        </draw:line>
        <draw:line draw:style-name="gr6" draw:text-style-name="P1" draw:layer="layout" svg:x1="76.708cm" svg:y1="45.224cm" svg:x2="76.693cm" svg:y2="45.224cm">
          <text:p/>
        </draw:line>
        <draw:line draw:style-name="gr6" draw:text-style-name="P1" draw:layer="layout" svg:x1="78.418cm" svg:y1="45.055cm" svg:x2="78.403cm" svg:y2="45.055cm">
          <text:p/>
        </draw:line>
        <draw:line draw:style-name="gr6" draw:text-style-name="P1" draw:layer="layout" svg:x1="78.418cm" svg:y1="45.224cm" svg:x2="78.418cm" svg:y2="45.055cm">
          <text:p/>
        </draw:line>
        <draw:line draw:style-name="gr6" draw:text-style-name="P1" draw:layer="layout" svg:x1="78.403cm" svg:y1="45.224cm" svg:x2="78.418cm" svg:y2="45.224cm">
          <text:p/>
        </draw:line>
        <draw:line draw:style-name="gr6" draw:text-style-name="P1" draw:layer="layout" svg:x1="78.352cm" svg:y1="45.224cm" svg:x2="78.403cm" svg:y2="45.224cm">
          <text:p/>
        </draw:line>
        <draw:polyline draw:style-name="gr6" draw:text-style-name="P1" draw:layer="layout" svg:width="0.051cm" svg:height="0.169cm" svg:x="78.352cm" svg:y="45.055cm" svg:viewBox="0 0 52 170" draw:points="52,0 0,0 0,170">
          <text:p/>
        </draw:polyline>
        <draw:polyline draw:style-name="gr6" draw:text-style-name="P1" draw:layer="layout" svg:width="0.05cm" svg:height="0.169cm" svg:x="76.708cm" svg:y="45.055cm" svg:viewBox="0 0 51 170" draw:points="51,170 51,0 0,0">
          <text:p/>
        </draw:polyline>
        <draw:line draw:style-name="gr6" draw:text-style-name="P1" draw:layer="layout" svg:x1="76.708cm" svg:y1="45.224cm" svg:x2="76.758cm" svg:y2="45.224cm">
          <text:p/>
        </draw:line>
        <draw:line draw:style-name="gr6" draw:text-style-name="P1" draw:layer="layout" svg:x1="78.352cm" svg:y1="45.055cm" svg:x2="76.758cm" svg:y2="45.055cm">
          <text:p/>
        </draw:line>
        <draw:line draw:style-name="gr6" draw:text-style-name="P1" draw:layer="layout" svg:x1="76.758cm" svg:y1="45.224cm" svg:x2="78.352cm" svg:y2="45.224cm">
          <text:p/>
        </draw:line>
        <draw:line draw:style-name="gr6" draw:text-style-name="P1" draw:layer="layout" svg:x1="74.358cm" svg:y1="45.14cm" svg:x2="76.479cm" svg:y2="45.14cm">
          <text:p/>
        </draw:line>
        <draw:line draw:style-name="gr6" draw:text-style-name="P1" draw:layer="layout" svg:x1="74.295cm" svg:y1="45.055cm" svg:x2="74.309cm" svg:y2="45.055cm">
          <text:p/>
        </draw:line>
        <draw:line draw:style-name="gr6" draw:text-style-name="P1" draw:layer="layout" svg:x1="74.295cm" svg:y1="45.224cm" svg:x2="74.295cm" svg:y2="45.055cm">
          <text:p/>
        </draw:line>
        <draw:line draw:style-name="gr6" draw:text-style-name="P1" draw:layer="layout" svg:x1="74.309cm" svg:y1="45.224cm" svg:x2="74.295cm" svg:y2="45.224cm">
          <text:p/>
        </draw:line>
        <draw:line draw:style-name="gr6" draw:text-style-name="P1" draw:layer="layout" svg:x1="76.542cm" svg:y1="45.055cm" svg:x2="76.528cm" svg:y2="45.055cm">
          <text:p/>
        </draw:line>
        <draw:line draw:style-name="gr6" draw:text-style-name="P1" draw:layer="layout" svg:x1="76.542cm" svg:y1="45.224cm" svg:x2="76.542cm" svg:y2="45.055cm">
          <text:p/>
        </draw:line>
        <draw:line draw:style-name="gr6" draw:text-style-name="P1" draw:layer="layout" svg:x1="76.528cm" svg:y1="45.224cm" svg:x2="76.542cm" svg:y2="45.224cm">
          <text:p/>
        </draw:line>
        <draw:line draw:style-name="gr6" draw:text-style-name="P1" draw:layer="layout" svg:x1="76.479cm" svg:y1="45.224cm" svg:x2="76.528cm" svg:y2="45.224cm">
          <text:p/>
        </draw:line>
        <draw:polyline draw:style-name="gr6" draw:text-style-name="P1" draw:layer="layout" svg:width="0.049cm" svg:height="0.169cm" svg:x="76.479cm" svg:y="45.055cm" svg:viewBox="0 0 50 170" draw:points="50,0 0,0 0,170">
          <text:p/>
        </draw:polyline>
        <draw:polyline draw:style-name="gr6" draw:text-style-name="P1" draw:layer="layout" svg:width="0.049cm" svg:height="0.169cm" svg:x="74.309cm" svg:y="45.055cm" svg:viewBox="0 0 50 170" draw:points="50,170 50,0 0,0">
          <text:p/>
        </draw:polyline>
        <draw:line draw:style-name="gr6" draw:text-style-name="P1" draw:layer="layout" svg:x1="74.309cm" svg:y1="45.224cm" svg:x2="74.358cm" svg:y2="45.224cm">
          <text:p/>
        </draw:line>
        <draw:line draw:style-name="gr6" draw:text-style-name="P1" draw:layer="layout" svg:x1="76.479cm" svg:y1="45.055cm" svg:x2="74.358cm" svg:y2="45.055cm">
          <text:p/>
        </draw:line>
        <draw:line draw:style-name="gr6" draw:text-style-name="P1" draw:layer="layout" svg:x1="74.358cm" svg:y1="45.224cm" svg:x2="76.479cm" svg:y2="45.224cm">
          <text:p/>
        </draw:line>
        <draw:line draw:style-name="gr6" draw:text-style-name="P1" draw:layer="layout" svg:x1="72.485cm" svg:y1="45.14cm" svg:x2="74.079cm" svg:y2="45.14cm">
          <text:p/>
        </draw:line>
        <draw:line draw:style-name="gr6" draw:text-style-name="P1" draw:layer="layout" svg:x1="72.419cm" svg:y1="45.055cm" svg:x2="72.434cm" svg:y2="45.055cm">
          <text:p/>
        </draw:line>
        <draw:line draw:style-name="gr6" draw:text-style-name="P1" draw:layer="layout" svg:x1="72.419cm" svg:y1="45.224cm" svg:x2="72.419cm" svg:y2="45.055cm">
          <text:p/>
        </draw:line>
        <draw:line draw:style-name="gr6" draw:text-style-name="P1" draw:layer="layout" svg:x1="72.434cm" svg:y1="45.224cm" svg:x2="72.419cm" svg:y2="45.224cm">
          <text:p/>
        </draw:line>
        <draw:line draw:style-name="gr6" draw:text-style-name="P1" draw:layer="layout" svg:x1="74.144cm" svg:y1="45.055cm" svg:x2="74.129cm" svg:y2="45.055cm">
          <text:p/>
        </draw:line>
        <draw:line draw:style-name="gr6" draw:text-style-name="P1" draw:layer="layout" svg:x1="74.144cm" svg:y1="45.224cm" svg:x2="74.144cm" svg:y2="45.055cm">
          <text:p/>
        </draw:line>
        <draw:line draw:style-name="gr6" draw:text-style-name="P1" draw:layer="layout" svg:x1="74.129cm" svg:y1="45.224cm" svg:x2="74.144cm" svg:y2="45.224cm">
          <text:p/>
        </draw:line>
        <draw:line draw:style-name="gr6" draw:text-style-name="P1" draw:layer="layout" svg:x1="74.079cm" svg:y1="45.224cm" svg:x2="74.129cm" svg:y2="45.224cm">
          <text:p/>
        </draw:line>
        <draw:polyline draw:style-name="gr6" draw:text-style-name="P1" draw:layer="layout" svg:width="0.05cm" svg:height="0.169cm" svg:x="74.079cm" svg:y="45.055cm" svg:viewBox="0 0 51 170" draw:points="51,0 0,0 0,170">
          <text:p/>
        </draw:polyline>
        <draw:polyline draw:style-name="gr6" draw:text-style-name="P1" draw:layer="layout" svg:width="0.051cm" svg:height="0.169cm" svg:x="72.434cm" svg:y="45.055cm" svg:viewBox="0 0 52 170" draw:points="52,170 52,0 0,0">
          <text:p/>
        </draw:polyline>
        <draw:line draw:style-name="gr6" draw:text-style-name="P1" draw:layer="layout" svg:x1="72.434cm" svg:y1="45.224cm" svg:x2="72.485cm" svg:y2="45.224cm">
          <text:p/>
        </draw:line>
        <draw:line draw:style-name="gr6" draw:text-style-name="P1" draw:layer="layout" svg:x1="74.079cm" svg:y1="45.055cm" svg:x2="72.485cm" svg:y2="45.055cm">
          <text:p/>
        </draw:line>
        <draw:line draw:style-name="gr6" draw:text-style-name="P1" draw:layer="layout" svg:x1="72.485cm" svg:y1="45.224cm" svg:x2="74.079cm" svg:y2="45.224cm">
          <text:p/>
        </draw:line>
        <draw:line draw:style-name="gr6" draw:text-style-name="P1" draw:layer="layout" svg:x1="71.435cm" svg:y1="45.14cm" svg:x2="72.203cm" svg:y2="45.14cm">
          <text:p/>
        </draw:line>
        <draw:line draw:style-name="gr6" draw:text-style-name="P1" draw:layer="layout" svg:x1="71.369cm" svg:y1="45.055cm" svg:x2="71.384cm" svg:y2="45.055cm">
          <text:p/>
        </draw:line>
        <draw:line draw:style-name="gr6" draw:text-style-name="P1" draw:layer="layout" svg:x1="71.369cm" svg:y1="45.224cm" svg:x2="71.369cm" svg:y2="45.055cm">
          <text:p/>
        </draw:line>
        <draw:line draw:style-name="gr6" draw:text-style-name="P1" draw:layer="layout" svg:x1="71.384cm" svg:y1="45.224cm" svg:x2="71.369cm" svg:y2="45.224cm">
          <text:p/>
        </draw:line>
        <draw:line draw:style-name="gr6" draw:text-style-name="P1" draw:layer="layout" svg:x1="72.269cm" svg:y1="45.055cm" svg:x2="72.254cm" svg:y2="45.055cm">
          <text:p/>
        </draw:line>
        <draw:line draw:style-name="gr6" draw:text-style-name="P1" draw:layer="layout" svg:x1="72.269cm" svg:y1="45.224cm" svg:x2="72.269cm" svg:y2="45.055cm">
          <text:p/>
        </draw:line>
        <draw:line draw:style-name="gr6" draw:text-style-name="P1" draw:layer="layout" svg:x1="72.254cm" svg:y1="45.224cm" svg:x2="72.269cm" svg:y2="45.224cm">
          <text:p/>
        </draw:line>
        <draw:line draw:style-name="gr6" draw:text-style-name="P1" draw:layer="layout" svg:x1="72.203cm" svg:y1="45.224cm" svg:x2="72.254cm" svg:y2="45.224cm">
          <text:p/>
        </draw:line>
        <draw:polyline draw:style-name="gr6" draw:text-style-name="P1" draw:layer="layout" svg:width="0.051cm" svg:height="0.169cm" svg:x="72.203cm" svg:y="45.055cm" svg:viewBox="0 0 52 170" draw:points="52,0 0,0 0,170">
          <text:p/>
        </draw:polyline>
        <draw:polyline draw:style-name="gr6" draw:text-style-name="P1" draw:layer="layout" svg:width="0.051cm" svg:height="0.169cm" svg:x="71.384cm" svg:y="45.055cm" svg:viewBox="0 0 52 170" draw:points="52,170 52,0 0,0">
          <text:p/>
        </draw:polyline>
        <draw:line draw:style-name="gr6" draw:text-style-name="P1" draw:layer="layout" svg:x1="71.384cm" svg:y1="45.224cm" svg:x2="71.435cm" svg:y2="45.224cm">
          <text:p/>
        </draw:line>
        <draw:line draw:style-name="gr6" draw:text-style-name="P1" draw:layer="layout" svg:x1="72.203cm" svg:y1="45.055cm" svg:x2="71.435cm" svg:y2="45.055cm">
          <text:p/>
        </draw:line>
        <draw:line draw:style-name="gr6" draw:text-style-name="P1" draw:layer="layout" svg:x1="71.435cm" svg:y1="45.224cm" svg:x2="72.203cm" svg:y2="45.224cm">
          <text:p/>
        </draw:line>
        <draw:line draw:style-name="gr6" draw:text-style-name="P1" draw:layer="layout" svg:x1="69.56cm" svg:y1="45.14cm" svg:x2="71.155cm" svg:y2="45.14cm">
          <text:p/>
        </draw:line>
        <draw:line draw:style-name="gr6" draw:text-style-name="P1" draw:layer="layout" svg:x1="69.494cm" svg:y1="45.055cm" svg:x2="69.511cm" svg:y2="45.055cm">
          <text:p/>
        </draw:line>
        <draw:line draw:style-name="gr6" draw:text-style-name="P1" draw:layer="layout" svg:x1="69.494cm" svg:y1="45.224cm" svg:x2="69.494cm" svg:y2="45.055cm">
          <text:p/>
        </draw:line>
        <draw:line draw:style-name="gr6" draw:text-style-name="P1" draw:layer="layout" svg:x1="69.511cm" svg:y1="45.224cm" svg:x2="69.494cm" svg:y2="45.224cm">
          <text:p/>
        </draw:line>
        <draw:line draw:style-name="gr6" draw:text-style-name="P1" draw:layer="layout" svg:x1="71.219cm" svg:y1="45.055cm" svg:x2="71.204cm" svg:y2="45.055cm">
          <text:p/>
        </draw:line>
        <draw:line draw:style-name="gr6" draw:text-style-name="P1" draw:layer="layout" svg:x1="71.219cm" svg:y1="45.224cm" svg:x2="71.219cm" svg:y2="45.055cm">
          <text:p/>
        </draw:line>
        <draw:line draw:style-name="gr6" draw:text-style-name="P1" draw:layer="layout" svg:x1="71.204cm" svg:y1="45.224cm" svg:x2="71.219cm" svg:y2="45.224cm">
          <text:p/>
        </draw:line>
        <draw:line draw:style-name="gr6" draw:text-style-name="P1" draw:layer="layout" svg:x1="71.155cm" svg:y1="45.224cm" svg:x2="71.204cm" svg:y2="45.224cm">
          <text:p/>
        </draw:line>
        <draw:polyline draw:style-name="gr6" draw:text-style-name="P1" draw:layer="layout" svg:width="0.049cm" svg:height="0.169cm" svg:x="71.155cm" svg:y="45.055cm" svg:viewBox="0 0 50 170" draw:points="50,0 0,0 0,170">
          <text:p/>
        </draw:polyline>
        <draw:polyline draw:style-name="gr6" draw:text-style-name="P1" draw:layer="layout" svg:width="0.049cm" svg:height="0.169cm" svg:x="69.511cm" svg:y="45.055cm" svg:viewBox="0 0 50 170" draw:points="50,170 50,0 0,0">
          <text:p/>
        </draw:polyline>
        <draw:line draw:style-name="gr6" draw:text-style-name="P1" draw:layer="layout" svg:x1="69.511cm" svg:y1="45.224cm" svg:x2="69.56cm" svg:y2="45.224cm">
          <text:p/>
        </draw:line>
        <draw:line draw:style-name="gr6" draw:text-style-name="P1" draw:layer="layout" svg:x1="71.155cm" svg:y1="45.055cm" svg:x2="69.56cm" svg:y2="45.055cm">
          <text:p/>
        </draw:line>
        <draw:line draw:style-name="gr6" draw:text-style-name="P1" draw:layer="layout" svg:x1="69.56cm" svg:y1="45.224cm" svg:x2="71.155cm" svg:y2="45.224cm">
          <text:p/>
        </draw:line>
        <draw:line draw:style-name="gr6" draw:text-style-name="P1" draw:layer="layout" svg:x1="67.161cm" svg:y1="45.14cm" svg:x2="69.28cm" svg:y2="45.14cm">
          <text:p/>
        </draw:line>
        <draw:line draw:style-name="gr6" draw:text-style-name="P1" draw:layer="layout" svg:x1="67.096cm" svg:y1="45.055cm" svg:x2="67.111cm" svg:y2="45.055cm">
          <text:p/>
        </draw:line>
        <draw:line draw:style-name="gr6" draw:text-style-name="P1" draw:layer="layout" svg:x1="67.096cm" svg:y1="45.224cm" svg:x2="67.096cm" svg:y2="45.055cm">
          <text:p/>
        </draw:line>
        <draw:line draw:style-name="gr6" draw:text-style-name="P1" draw:layer="layout" svg:x1="67.111cm" svg:y1="45.224cm" svg:x2="67.096cm" svg:y2="45.224cm">
          <text:p/>
        </draw:line>
        <draw:line draw:style-name="gr6" draw:text-style-name="P1" draw:layer="layout" svg:x1="69.346cm" svg:y1="45.055cm" svg:x2="69.331cm" svg:y2="45.055cm">
          <text:p/>
        </draw:line>
        <draw:line draw:style-name="gr6" draw:text-style-name="P1" draw:layer="layout" svg:x1="69.346cm" svg:y1="45.224cm" svg:x2="69.346cm" svg:y2="45.055cm">
          <text:p/>
        </draw:line>
        <draw:line draw:style-name="gr6" draw:text-style-name="P1" draw:layer="layout" svg:x1="69.331cm" svg:y1="45.224cm" svg:x2="69.346cm" svg:y2="45.224cm">
          <text:p/>
        </draw:line>
        <draw:line draw:style-name="gr6" draw:text-style-name="P1" draw:layer="layout" svg:x1="69.28cm" svg:y1="45.224cm" svg:x2="69.331cm" svg:y2="45.224cm">
          <text:p/>
        </draw:line>
        <draw:polyline draw:style-name="gr6" draw:text-style-name="P1" draw:layer="layout" svg:width="0.051cm" svg:height="0.169cm" svg:x="69.28cm" svg:y="45.055cm" svg:viewBox="0 0 52 170" draw:points="52,0 0,0 0,170">
          <text:p/>
        </draw:polyline>
        <draw:polyline draw:style-name="gr6" draw:text-style-name="P1" draw:layer="layout" svg:width="0.05cm" svg:height="0.169cm" svg:x="67.111cm" svg:y="45.055cm" svg:viewBox="0 0 51 170" draw:points="51,170 51,0 0,0">
          <text:p/>
        </draw:polyline>
        <draw:line draw:style-name="gr6" draw:text-style-name="P1" draw:layer="layout" svg:x1="67.111cm" svg:y1="45.224cm" svg:x2="67.161cm" svg:y2="45.224cm">
          <text:p/>
        </draw:line>
        <draw:line draw:style-name="gr6" draw:text-style-name="P1" draw:layer="layout" svg:x1="69.28cm" svg:y1="45.055cm" svg:x2="67.161cm" svg:y2="45.055cm">
          <text:p/>
        </draw:line>
        <draw:line draw:style-name="gr6" draw:text-style-name="P1" draw:layer="layout" svg:x1="67.161cm" svg:y1="45.224cm" svg:x2="69.28cm" svg:y2="45.224cm">
          <text:p/>
        </draw:line>
        <draw:line draw:style-name="gr6" draw:text-style-name="P1" draw:layer="layout" svg:x1="65.286cm" svg:y1="45.14cm" svg:x2="66.88cm" svg:y2="45.14cm">
          <text:p/>
        </draw:line>
        <draw:line draw:style-name="gr6" draw:text-style-name="P1" draw:layer="layout" svg:x1="65.22cm" svg:y1="45.055cm" svg:x2="65.235cm" svg:y2="45.055cm">
          <text:p/>
        </draw:line>
        <draw:line draw:style-name="gr6" draw:text-style-name="P1" draw:layer="layout" svg:x1="65.22cm" svg:y1="45.224cm" svg:x2="65.22cm" svg:y2="45.055cm">
          <text:p/>
        </draw:line>
        <draw:line draw:style-name="gr6" draw:text-style-name="P1" draw:layer="layout" svg:x1="65.235cm" svg:y1="45.224cm" svg:x2="65.22cm" svg:y2="45.224cm">
          <text:p/>
        </draw:line>
        <draw:line draw:style-name="gr6" draw:text-style-name="P1" draw:layer="layout" svg:x1="66.945cm" svg:y1="45.055cm" svg:x2="66.931cm" svg:y2="45.055cm">
          <text:p/>
        </draw:line>
        <draw:line draw:style-name="gr6" draw:text-style-name="P1" draw:layer="layout" svg:x1="66.945cm" svg:y1="45.224cm" svg:x2="66.945cm" svg:y2="45.055cm">
          <text:p/>
        </draw:line>
        <draw:line draw:style-name="gr6" draw:text-style-name="P1" draw:layer="layout" svg:x1="66.931cm" svg:y1="45.224cm" svg:x2="66.945cm" svg:y2="45.224cm">
          <text:p/>
        </draw:line>
        <draw:polyline draw:style-name="gr6" draw:text-style-name="P1" draw:layer="layout" svg:width="0.051cm" svg:height="0.169cm" svg:x="65.235cm" svg:y="45.055cm" svg:viewBox="0 0 52 170" draw:points="52,170 52,0 0,0">
          <text:p/>
        </draw:polyline>
        <draw:line draw:style-name="gr6" draw:text-style-name="P1" draw:layer="layout" svg:x1="65.235cm" svg:y1="45.224cm" svg:x2="65.286cm" svg:y2="45.224cm">
          <text:p/>
        </draw:line>
        <draw:line draw:style-name="gr6" draw:text-style-name="P1" draw:layer="layout" svg:x1="66.88cm" svg:y1="45.224cm" svg:x2="66.931cm" svg:y2="45.224cm">
          <text:p/>
        </draw:line>
        <draw:polyline draw:style-name="gr6" draw:text-style-name="P1" draw:layer="layout" svg:width="0.051cm" svg:height="0.169cm" svg:x="66.88cm" svg:y="45.055cm" svg:viewBox="0 0 52 170" draw:points="52,0 0,0 0,170">
          <text:p/>
        </draw:polyline>
        <draw:line draw:style-name="gr6" draw:text-style-name="P1" draw:layer="layout" svg:x1="66.88cm" svg:y1="45.055cm" svg:x2="65.286cm" svg:y2="45.055cm">
          <text:p/>
        </draw:line>
        <draw:line draw:style-name="gr6" draw:text-style-name="P1" draw:layer="layout" svg:x1="65.286cm" svg:y1="45.224cm" svg:x2="66.88cm" svg:y2="45.224cm">
          <text:p/>
        </draw:line>
        <draw:line draw:style-name="gr6" draw:text-style-name="P1" draw:layer="layout" svg:x1="78.634cm" svg:y1="45.224cm" svg:x2="78.634cm" svg:y2="45.055cm">
          <text:p/>
        </draw:line>
        <draw:line draw:style-name="gr6" draw:text-style-name="P1" draw:layer="layout" svg:x1="78.568cm" svg:y1="45.224cm" svg:x2="78.568cm" svg:y2="45.055cm">
          <text:p/>
        </draw:line>
        <draw:line draw:style-name="gr6" draw:text-style-name="P1" draw:layer="layout" svg:x1="79.317cm" svg:y1="45.224cm" svg:x2="78.568cm" svg:y2="45.224cm">
          <text:p/>
        </draw:line>
        <draw:line draw:style-name="gr6" draw:text-style-name="P1" draw:layer="layout" svg:x1="79.317cm" svg:y1="44.064cm" svg:x2="79.317cm" svg:y2="45.224cm">
          <text:p/>
        </draw:line>
        <draw:line draw:style-name="gr6" draw:text-style-name="P1" draw:layer="layout" svg:x1="79.148cm" svg:y1="45.055cm" svg:x2="78.568cm" svg:y2="45.055cm">
          <text:p/>
        </draw:line>
        <draw:line draw:style-name="gr6" draw:text-style-name="P1" draw:layer="layout" svg:x1="79.148cm" svg:y1="44.064cm" svg:x2="79.148cm" svg:y2="45.055cm">
          <text:p/>
        </draw:line>
        <draw:line draw:style-name="gr6" draw:text-style-name="P1" draw:layer="layout" svg:x1="79.233cm" svg:y1="45.14cm" svg:x2="78.634cm" svg:y2="45.14cm">
          <text:p/>
        </draw:line>
        <draw:line draw:style-name="gr6" draw:text-style-name="P1" draw:layer="layout" svg:x1="79.233cm" svg:y1="44.13cm" svg:x2="79.233cm" svg:y2="45.14cm">
          <text:p/>
        </draw:line>
        <draw:line draw:style-name="gr6" draw:text-style-name="P1" draw:layer="layout" svg:x1="79.317cm" svg:y1="44.13cm" svg:x2="79.148cm" svg:y2="44.13cm">
          <text:p/>
        </draw:line>
        <draw:line draw:style-name="gr6" draw:text-style-name="P1" draw:layer="layout" svg:x1="79.317cm" svg:y1="44.064cm" svg:x2="79.148cm" svg:y2="44.064cm">
          <text:p/>
        </draw:line>
        <draw:line draw:style-name="gr6" draw:text-style-name="P1" draw:layer="layout" svg:x1="79.233cm" svg:y1="41.465cm" svg:x2="79.233cm" svg:y2="43.448cm">
          <text:p/>
        </draw:line>
        <draw:line draw:style-name="gr6" draw:text-style-name="P1" draw:layer="layout" svg:x1="79.317cm" svg:y1="41.399cm" svg:x2="79.317cm" svg:y2="41.414cm">
          <text:p/>
        </draw:line>
        <draw:line draw:style-name="gr6" draw:text-style-name="P1" draw:layer="layout" svg:x1="79.148cm" svg:y1="41.399cm" svg:x2="79.317cm" svg:y2="41.399cm">
          <text:p/>
        </draw:line>
        <draw:line draw:style-name="gr6" draw:text-style-name="P1" draw:layer="layout" svg:x1="79.148cm" svg:y1="41.414cm" svg:x2="79.148cm" svg:y2="41.399cm">
          <text:p/>
        </draw:line>
        <draw:line draw:style-name="gr6" draw:text-style-name="P1" draw:layer="layout" svg:x1="79.317cm" svg:y1="43.514cm" svg:x2="79.317cm" svg:y2="43.499cm">
          <text:p/>
        </draw:line>
        <draw:line draw:style-name="gr6" draw:text-style-name="P1" draw:layer="layout" svg:x1="79.148cm" svg:y1="43.514cm" svg:x2="79.317cm" svg:y2="43.514cm">
          <text:p/>
        </draw:line>
        <draw:line draw:style-name="gr6" draw:text-style-name="P1" draw:layer="layout" svg:x1="79.148cm" svg:y1="43.499cm" svg:x2="79.148cm" svg:y2="43.514cm">
          <text:p/>
        </draw:line>
        <draw:line draw:style-name="gr6" draw:text-style-name="P1" draw:layer="layout" svg:x1="79.148cm" svg:y1="43.448cm" svg:x2="79.148cm" svg:y2="43.499cm">
          <text:p/>
        </draw:line>
        <draw:polyline draw:style-name="gr6" draw:text-style-name="P1" draw:layer="layout" svg:width="0.169cm" svg:height="0.051cm" svg:x="79.148cm" svg:y="43.448cm" svg:viewBox="0 0 170 52" draw:points="170,52 170,0 0,0">
          <text:p/>
        </draw:polyline>
        <draw:polyline draw:style-name="gr6" draw:text-style-name="P1" draw:layer="layout" svg:width="0.169cm" svg:height="0.051cm" svg:x="79.148cm" svg:y="41.414cm" svg:viewBox="0 0 170 52" draw:points="0,52 170,52 170,0">
          <text:p/>
        </draw:polyline>
        <draw:line draw:style-name="gr6" draw:text-style-name="P1" draw:layer="layout" svg:x1="79.148cm" svg:y1="41.414cm" svg:x2="79.148cm" svg:y2="41.465cm">
          <text:p/>
        </draw:line>
        <draw:line draw:style-name="gr6" draw:text-style-name="P1" draw:layer="layout" svg:x1="79.317cm" svg:y1="43.448cm" svg:x2="79.317cm" svg:y2="41.465cm">
          <text:p/>
        </draw:line>
        <draw:line draw:style-name="gr6" draw:text-style-name="P1" draw:layer="layout" svg:x1="79.148cm" svg:y1="41.465cm" svg:x2="79.148cm" svg:y2="43.448cm">
          <text:p/>
        </draw:line>
        <draw:line draw:style-name="gr6" draw:text-style-name="P1" draw:layer="layout" svg:x1="79.233cm" svg:y1="41.186cm" svg:x2="79.233cm" svg:y2="39.964cm">
          <text:p/>
        </draw:line>
        <draw:line draw:style-name="gr6" draw:text-style-name="P1" draw:layer="layout" svg:x1="79.317cm" svg:y1="41.249cm" svg:x2="79.317cm" svg:y2="41.234cm">
          <text:p/>
        </draw:line>
        <draw:line draw:style-name="gr6" draw:text-style-name="P1" draw:layer="layout" svg:x1="79.148cm" svg:y1="41.249cm" svg:x2="79.317cm" svg:y2="41.249cm">
          <text:p/>
        </draw:line>
        <draw:line draw:style-name="gr6" draw:text-style-name="P1" draw:layer="layout" svg:x1="79.148cm" svg:y1="41.234cm" svg:x2="79.148cm" svg:y2="41.249cm">
          <text:p/>
        </draw:line>
        <draw:line draw:style-name="gr6" draw:text-style-name="P1" draw:layer="layout" svg:x1="79.317cm" svg:y1="39.901cm" svg:x2="79.317cm" svg:y2="39.916cm">
          <text:p/>
        </draw:line>
        <draw:line draw:style-name="gr6" draw:text-style-name="P1" draw:layer="layout" svg:x1="79.148cm" svg:y1="39.901cm" svg:x2="79.317cm" svg:y2="39.901cm">
          <text:p/>
        </draw:line>
        <draw:line draw:style-name="gr6" draw:text-style-name="P1" draw:layer="layout" svg:x1="79.148cm" svg:y1="39.916cm" svg:x2="79.148cm" svg:y2="39.901cm">
          <text:p/>
        </draw:line>
        <draw:line draw:style-name="gr6" draw:text-style-name="P1" draw:layer="layout" svg:x1="79.148cm" svg:y1="41.234cm" svg:x2="79.148cm" svg:y2="41.186cm">
          <text:p/>
        </draw:line>
        <draw:line draw:style-name="gr6" draw:text-style-name="P1" draw:layer="layout" svg:x1="79.317cm" svg:y1="41.186cm" svg:x2="79.317cm" svg:y2="41.234cm">
          <text:p/>
        </draw:line>
        <draw:line draw:style-name="gr6" draw:text-style-name="P1" draw:layer="layout" svg:x1="79.148cm" svg:y1="41.186cm" svg:x2="79.317cm" svg:y2="41.186cm">
          <text:p/>
        </draw:line>
        <draw:line draw:style-name="gr6" draw:text-style-name="P1" draw:layer="layout" svg:x1="79.317cm" svg:y1="39.964cm" svg:x2="79.148cm" svg:y2="39.964cm">
          <text:p/>
        </draw:line>
        <draw:line draw:style-name="gr6" draw:text-style-name="P1" draw:layer="layout" svg:x1="79.317cm" svg:y1="39.916cm" svg:x2="79.317cm" svg:y2="39.964cm">
          <text:p/>
        </draw:line>
        <draw:line draw:style-name="gr6" draw:text-style-name="P1" draw:layer="layout" svg:x1="79.148cm" svg:y1="39.964cm" svg:x2="79.148cm" svg:y2="39.916cm">
          <text:p/>
        </draw:line>
        <draw:line draw:style-name="gr6" draw:text-style-name="P1" draw:layer="layout" svg:x1="79.148cm" svg:y1="41.186cm" svg:x2="79.148cm" svg:y2="39.964cm">
          <text:p/>
        </draw:line>
        <draw:line draw:style-name="gr6" draw:text-style-name="P1" draw:layer="layout" svg:x1="79.317cm" svg:y1="39.964cm" svg:x2="79.317cm" svg:y2="41.186cm">
          <text:p/>
        </draw:line>
        <draw:line draw:style-name="gr6" draw:text-style-name="P1" draw:layer="layout" svg:x1="79.233cm" svg:y1="39.685cm" svg:x2="79.233cm" svg:y2="38.091cm">
          <text:p/>
        </draw:line>
        <draw:line draw:style-name="gr6" draw:text-style-name="P1" draw:layer="layout" svg:x1="79.148cm" svg:y1="39.751cm" svg:x2="79.148cm" svg:y2="39.736cm">
          <text:p/>
        </draw:line>
        <draw:line draw:style-name="gr6" draw:text-style-name="P1" draw:layer="layout" svg:x1="79.317cm" svg:y1="39.751cm" svg:x2="79.148cm" svg:y2="39.751cm">
          <text:p/>
        </draw:line>
        <draw:line draw:style-name="gr6" draw:text-style-name="P1" draw:layer="layout" svg:x1="79.317cm" svg:y1="39.736cm" svg:x2="79.317cm" svg:y2="39.751cm">
          <text:p/>
        </draw:line>
        <draw:line draw:style-name="gr6" draw:text-style-name="P1" draw:layer="layout" svg:x1="79.148cm" svg:y1="38.025cm" svg:x2="79.148cm" svg:y2="38.04cm">
          <text:p/>
        </draw:line>
        <draw:line draw:style-name="gr6" draw:text-style-name="P1" draw:layer="layout" svg:x1="79.317cm" svg:y1="38.025cm" svg:x2="79.148cm" svg:y2="38.025cm">
          <text:p/>
        </draw:line>
        <draw:line draw:style-name="gr6" draw:text-style-name="P1" draw:layer="layout" svg:x1="79.317cm" svg:y1="38.04cm" svg:x2="79.317cm" svg:y2="38.025cm">
          <text:p/>
        </draw:line>
        <draw:line draw:style-name="gr6" draw:text-style-name="P1" draw:layer="layout" svg:x1="79.317cm" svg:y1="38.091cm" svg:x2="79.317cm" svg:y2="38.04cm">
          <text:p/>
        </draw:line>
        <draw:polyline draw:style-name="gr6" draw:text-style-name="P1" draw:layer="layout" svg:width="0.169cm" svg:height="0.051cm" svg:x="79.148cm" svg:y="38.04cm" svg:viewBox="0 0 170 52" draw:points="0,0 0,52 170,52">
          <text:p/>
        </draw:polyline>
        <draw:polyline draw:style-name="gr6" draw:text-style-name="P1" draw:layer="layout" svg:width="0.169cm" svg:height="0.051cm" svg:x="79.148cm" svg:y="39.685cm" svg:viewBox="0 0 170 52" draw:points="170,0 0,0 0,52">
          <text:p/>
        </draw:polyline>
        <draw:line draw:style-name="gr6" draw:text-style-name="P1" draw:layer="layout" svg:x1="79.317cm" svg:y1="39.736cm" svg:x2="79.317cm" svg:y2="39.685cm">
          <text:p/>
        </draw:line>
        <draw:line draw:style-name="gr6" draw:text-style-name="P1" draw:layer="layout" svg:x1="79.148cm" svg:y1="38.091cm" svg:x2="79.148cm" svg:y2="39.685cm">
          <text:p/>
        </draw:line>
        <draw:line draw:style-name="gr6" draw:text-style-name="P1" draw:layer="layout" svg:x1="79.317cm" svg:y1="39.685cm" svg:x2="79.317cm" svg:y2="38.091cm">
          <text:p/>
        </draw:line>
        <draw:line draw:style-name="gr6" draw:text-style-name="P1" draw:layer="layout" svg:x1="79.233cm" svg:y1="37.81cm" svg:x2="79.233cm" svg:y2="37.041cm">
          <text:p/>
        </draw:line>
        <draw:line draw:style-name="gr6" draw:text-style-name="P1" draw:layer="layout" svg:x1="79.148cm" svg:y1="37.875cm" svg:x2="79.148cm" svg:y2="37.86cm">
          <text:p/>
        </draw:line>
        <draw:line draw:style-name="gr6" draw:text-style-name="P1" draw:layer="layout" svg:x1="79.317cm" svg:y1="37.875cm" svg:x2="79.148cm" svg:y2="37.875cm">
          <text:p/>
        </draw:line>
        <draw:line draw:style-name="gr6" draw:text-style-name="P1" draw:layer="layout" svg:x1="79.317cm" svg:y1="37.86cm" svg:x2="79.317cm" svg:y2="37.875cm">
          <text:p/>
        </draw:line>
        <draw:line draw:style-name="gr6" draw:text-style-name="P1" draw:layer="layout" svg:x1="79.148cm" svg:y1="36.976cm" svg:x2="79.148cm" svg:y2="36.99cm">
          <text:p/>
        </draw:line>
        <draw:line draw:style-name="gr6" draw:text-style-name="P1" draw:layer="layout" svg:x1="79.317cm" svg:y1="36.976cm" svg:x2="79.148cm" svg:y2="36.976cm">
          <text:p/>
        </draw:line>
        <draw:line draw:style-name="gr6" draw:text-style-name="P1" draw:layer="layout" svg:x1="79.317cm" svg:y1="36.99cm" svg:x2="79.317cm" svg:y2="36.976cm">
          <text:p/>
        </draw:line>
        <draw:line draw:style-name="gr6" draw:text-style-name="P1" draw:layer="layout" svg:x1="79.317cm" svg:y1="37.041cm" svg:x2="79.317cm" svg:y2="36.99cm">
          <text:p/>
        </draw:line>
        <draw:polyline draw:style-name="gr6" draw:text-style-name="P1" draw:layer="layout" svg:width="0.169cm" svg:height="0.051cm" svg:x="79.148cm" svg:y="36.99cm" svg:viewBox="0 0 170 52" draw:points="0,0 0,52 170,52">
          <text:p/>
        </draw:polyline>
        <draw:polyline draw:style-name="gr6" draw:text-style-name="P1" draw:layer="layout" svg:width="0.169cm" svg:height="0.05cm" svg:x="79.148cm" svg:y="37.81cm" svg:viewBox="0 0 170 51" draw:points="170,0 0,0 0,51">
          <text:p/>
        </draw:polyline>
        <draw:line draw:style-name="gr6" draw:text-style-name="P1" draw:layer="layout" svg:x1="79.317cm" svg:y1="37.86cm" svg:x2="79.317cm" svg:y2="37.81cm">
          <text:p/>
        </draw:line>
        <draw:line draw:style-name="gr6" draw:text-style-name="P1" draw:layer="layout" svg:x1="79.148cm" svg:y1="37.041cm" svg:x2="79.148cm" svg:y2="37.81cm">
          <text:p/>
        </draw:line>
        <draw:line draw:style-name="gr6" draw:text-style-name="P1" draw:layer="layout" svg:x1="79.317cm" svg:y1="37.81cm" svg:x2="79.317cm" svg:y2="37.041cm">
          <text:p/>
        </draw:line>
        <draw:line draw:style-name="gr6" draw:text-style-name="P1" draw:layer="layout" svg:x1="79.233cm" svg:y1="36.762cm" svg:x2="79.233cm" svg:y2="35.166cm">
          <text:p/>
        </draw:line>
        <draw:line draw:style-name="gr6" draw:text-style-name="P1" draw:layer="layout" svg:x1="79.148cm" svg:y1="36.825cm" svg:x2="79.148cm" svg:y2="36.81cm">
          <text:p/>
        </draw:line>
        <draw:line draw:style-name="gr6" draw:text-style-name="P1" draw:layer="layout" svg:x1="79.317cm" svg:y1="36.825cm" svg:x2="79.148cm" svg:y2="36.825cm">
          <text:p/>
        </draw:line>
        <draw:line draw:style-name="gr6" draw:text-style-name="P1" draw:layer="layout" svg:x1="79.317cm" svg:y1="36.81cm" svg:x2="79.317cm" svg:y2="36.825cm">
          <text:p/>
        </draw:line>
        <draw:line draw:style-name="gr6" draw:text-style-name="P1" draw:layer="layout" svg:x1="79.148cm" svg:y1="35.1cm" svg:x2="79.148cm" svg:y2="35.117cm">
          <text:p/>
        </draw:line>
        <draw:line draw:style-name="gr6" draw:text-style-name="P1" draw:layer="layout" svg:x1="79.317cm" svg:y1="35.1cm" svg:x2="79.148cm" svg:y2="35.1cm">
          <text:p/>
        </draw:line>
        <draw:line draw:style-name="gr6" draw:text-style-name="P1" draw:layer="layout" svg:x1="79.317cm" svg:y1="35.117cm" svg:x2="79.317cm" svg:y2="35.1cm">
          <text:p/>
        </draw:line>
        <draw:line draw:style-name="gr6" draw:text-style-name="P1" draw:layer="layout" svg:x1="79.317cm" svg:y1="35.166cm" svg:x2="79.317cm" svg:y2="35.117cm">
          <text:p/>
        </draw:line>
        <draw:polyline draw:style-name="gr6" draw:text-style-name="P1" draw:layer="layout" svg:width="0.169cm" svg:height="0.049cm" svg:x="79.148cm" svg:y="35.117cm" svg:viewBox="0 0 170 50" draw:points="0,0 0,50 170,50">
          <text:p/>
        </draw:polyline>
        <draw:polyline draw:style-name="gr6" draw:text-style-name="P1" draw:layer="layout" svg:width="0.169cm" svg:height="0.048cm" svg:x="79.148cm" svg:y="36.762cm" svg:viewBox="0 0 170 49" draw:points="170,0 0,0 0,49">
          <text:p/>
        </draw:polyline>
        <draw:line draw:style-name="gr6" draw:text-style-name="P1" draw:layer="layout" svg:x1="79.317cm" svg:y1="36.81cm" svg:x2="79.317cm" svg:y2="36.762cm">
          <text:p/>
        </draw:line>
        <draw:line draw:style-name="gr6" draw:text-style-name="P1" draw:layer="layout" svg:x1="79.148cm" svg:y1="35.166cm" svg:x2="79.148cm" svg:y2="36.762cm">
          <text:p/>
        </draw:line>
        <draw:line draw:style-name="gr6" draw:text-style-name="P1" draw:layer="layout" svg:x1="79.317cm" svg:y1="36.762cm" svg:x2="79.317cm" svg:y2="35.166cm">
          <text:p/>
        </draw:line>
        <draw:line draw:style-name="gr6" draw:text-style-name="P1" draw:layer="layout" svg:x1="79.233cm" svg:y1="34.886cm" svg:x2="79.233cm" svg:y2="32.768cm">
          <text:p/>
        </draw:line>
        <draw:line draw:style-name="gr6" draw:text-style-name="P1" draw:layer="layout" svg:x1="79.148cm" svg:y1="34.952cm" svg:x2="79.148cm" svg:y2="34.937cm">
          <text:p/>
        </draw:line>
        <draw:line draw:style-name="gr6" draw:text-style-name="P1" draw:layer="layout" svg:x1="79.317cm" svg:y1="34.952cm" svg:x2="79.148cm" svg:y2="34.952cm">
          <text:p/>
        </draw:line>
        <draw:line draw:style-name="gr6" draw:text-style-name="P1" draw:layer="layout" svg:x1="79.317cm" svg:y1="34.937cm" svg:x2="79.317cm" svg:y2="34.952cm">
          <text:p/>
        </draw:line>
        <draw:line draw:style-name="gr6" draw:text-style-name="P1" draw:layer="layout" svg:x1="79.148cm" svg:y1="32.702cm" svg:x2="79.148cm" svg:y2="32.717cm">
          <text:p/>
        </draw:line>
        <draw:line draw:style-name="gr6" draw:text-style-name="P1" draw:layer="layout" svg:x1="79.317cm" svg:y1="32.702cm" svg:x2="79.148cm" svg:y2="32.702cm">
          <text:p/>
        </draw:line>
        <draw:line draw:style-name="gr6" draw:text-style-name="P1" draw:layer="layout" svg:x1="79.317cm" svg:y1="32.717cm" svg:x2="79.317cm" svg:y2="32.702cm">
          <text:p/>
        </draw:line>
        <draw:line draw:style-name="gr6" draw:text-style-name="P1" draw:layer="layout" svg:x1="79.317cm" svg:y1="32.768cm" svg:x2="79.317cm" svg:y2="32.717cm">
          <text:p/>
        </draw:line>
        <draw:polyline draw:style-name="gr6" draw:text-style-name="P1" draw:layer="layout" svg:width="0.169cm" svg:height="0.051cm" svg:x="79.148cm" svg:y="32.717cm" svg:viewBox="0 0 170 52" draw:points="0,0 0,52 170,52">
          <text:p/>
        </draw:polyline>
        <draw:polyline draw:style-name="gr6" draw:text-style-name="P1" draw:layer="layout" svg:width="0.169cm" svg:height="0.051cm" svg:x="79.148cm" svg:y="34.886cm" svg:viewBox="0 0 170 52" draw:points="170,0 0,0 0,52">
          <text:p/>
        </draw:polyline>
        <draw:line draw:style-name="gr6" draw:text-style-name="P1" draw:layer="layout" svg:x1="79.317cm" svg:y1="34.937cm" svg:x2="79.317cm" svg:y2="34.886cm">
          <text:p/>
        </draw:line>
        <draw:line draw:style-name="gr6" draw:text-style-name="P1" draw:layer="layout" svg:x1="79.148cm" svg:y1="32.768cm" svg:x2="79.148cm" svg:y2="34.886cm">
          <text:p/>
        </draw:line>
        <draw:line draw:style-name="gr6" draw:text-style-name="P1" draw:layer="layout" svg:x1="79.317cm" svg:y1="34.886cm" svg:x2="79.317cm" svg:y2="32.768cm">
          <text:p/>
        </draw:line>
        <draw:line draw:style-name="gr6" draw:text-style-name="P1" draw:layer="layout" svg:x1="79.233cm" svg:y1="32.486cm" svg:x2="79.233cm" svg:y2="30.892cm">
          <text:p/>
        </draw:line>
        <draw:line draw:style-name="gr6" draw:text-style-name="P1" draw:layer="layout" svg:x1="79.148cm" svg:y1="32.552cm" svg:x2="79.148cm" svg:y2="32.537cm">
          <text:p/>
        </draw:line>
        <draw:line draw:style-name="gr6" draw:text-style-name="P1" draw:layer="layout" svg:x1="79.317cm" svg:y1="32.552cm" svg:x2="79.148cm" svg:y2="32.552cm">
          <text:p/>
        </draw:line>
        <draw:line draw:style-name="gr6" draw:text-style-name="P1" draw:layer="layout" svg:x1="79.317cm" svg:y1="32.537cm" svg:x2="79.317cm" svg:y2="32.552cm">
          <text:p/>
        </draw:line>
        <draw:line draw:style-name="gr6" draw:text-style-name="P1" draw:layer="layout" svg:x1="79.148cm" svg:y1="30.827cm" svg:x2="79.148cm" svg:y2="30.841cm">
          <text:p/>
        </draw:line>
        <draw:line draw:style-name="gr6" draw:text-style-name="P1" draw:layer="layout" svg:x1="79.317cm" svg:y1="30.827cm" svg:x2="79.148cm" svg:y2="30.827cm">
          <text:p/>
        </draw:line>
        <draw:line draw:style-name="gr6" draw:text-style-name="P1" draw:layer="layout" svg:x1="79.317cm" svg:y1="30.841cm" svg:x2="79.317cm" svg:y2="30.827cm">
          <text:p/>
        </draw:line>
        <draw:polyline draw:style-name="gr6" draw:text-style-name="P1" draw:layer="layout" svg:width="0.169cm" svg:height="0.051cm" svg:x="79.148cm" svg:y="32.486cm" svg:viewBox="0 0 170 52" draw:points="170,0 0,0 0,52">
          <text:p/>
        </draw:polyline>
        <draw:line draw:style-name="gr6" draw:text-style-name="P1" draw:layer="layout" svg:x1="79.317cm" svg:y1="32.537cm" svg:x2="79.317cm" svg:y2="32.486cm">
          <text:p/>
        </draw:line>
        <draw:line draw:style-name="gr6" draw:text-style-name="P1" draw:layer="layout" svg:x1="79.317cm" svg:y1="30.892cm" svg:x2="79.317cm" svg:y2="30.841cm">
          <text:p/>
        </draw:line>
        <draw:polyline draw:style-name="gr6" draw:text-style-name="P1" draw:layer="layout" svg:width="0.169cm" svg:height="0.051cm" svg:x="79.148cm" svg:y="30.841cm" svg:viewBox="0 0 170 52" draw:points="0,0 0,52 170,52">
          <text:p/>
        </draw:polyline>
        <draw:line draw:style-name="gr6" draw:text-style-name="P1" draw:layer="layout" svg:x1="79.148cm" svg:y1="30.892cm" svg:x2="79.148cm" svg:y2="32.486cm">
          <text:p/>
        </draw:line>
        <draw:line draw:style-name="gr6" draw:text-style-name="P1" draw:layer="layout" svg:x1="79.317cm" svg:y1="32.486cm" svg:x2="79.317cm" svg:y2="30.892cm">
          <text:p/>
        </draw:line>
        <draw:line draw:style-name="gr6" draw:text-style-name="P1" draw:layer="layout" svg:x1="79.233cm" svg:y1="9.393cm" svg:x2="79.233cm" svg:y2="7.408cm">
          <text:p/>
        </draw:line>
        <draw:line draw:style-name="gr6" draw:text-style-name="P1" draw:layer="layout" svg:x1="79.317cm" svg:y1="9.459cm" svg:x2="79.317cm" svg:y2="9.442cm">
          <text:p/>
        </draw:line>
        <draw:line draw:style-name="gr6" draw:text-style-name="P1" draw:layer="layout" svg:x1="79.148cm" svg:y1="9.459cm" svg:x2="79.317cm" svg:y2="9.459cm">
          <text:p/>
        </draw:line>
        <draw:line draw:style-name="gr6" draw:text-style-name="P1" draw:layer="layout" svg:x1="79.148cm" svg:y1="9.442cm" svg:x2="79.148cm" svg:y2="9.459cm">
          <text:p/>
        </draw:line>
        <draw:line draw:style-name="gr6" draw:text-style-name="P1" draw:layer="layout" svg:x1="79.317cm" svg:y1="7.344cm" svg:x2="79.317cm" svg:y2="7.359cm">
          <text:p/>
        </draw:line>
        <draw:line draw:style-name="gr6" draw:text-style-name="P1" draw:layer="layout" svg:x1="79.148cm" svg:y1="7.344cm" svg:x2="79.317cm" svg:y2="7.344cm">
          <text:p/>
        </draw:line>
        <draw:line draw:style-name="gr6" draw:text-style-name="P1" draw:layer="layout" svg:x1="79.148cm" svg:y1="7.359cm" svg:x2="79.148cm" svg:y2="7.344cm">
          <text:p/>
        </draw:line>
        <draw:line draw:style-name="gr6" draw:text-style-name="P1" draw:layer="layout" svg:x1="79.317cm" svg:y1="7.408cm" svg:x2="79.148cm" svg:y2="7.408cm">
          <text:p/>
        </draw:line>
        <draw:line draw:style-name="gr6" draw:text-style-name="P1" draw:layer="layout" svg:x1="79.317cm" svg:y1="7.359cm" svg:x2="79.317cm" svg:y2="7.408cm">
          <text:p/>
        </draw:line>
        <draw:line draw:style-name="gr6" draw:text-style-name="P1" draw:layer="layout" svg:x1="79.148cm" svg:y1="7.408cm" svg:x2="79.148cm" svg:y2="7.359cm">
          <text:p/>
        </draw:line>
        <draw:line draw:style-name="gr6" draw:text-style-name="P1" draw:layer="layout" svg:x1="79.148cm" svg:y1="9.442cm" svg:x2="79.148cm" svg:y2="9.393cm">
          <text:p/>
        </draw:line>
        <draw:line draw:style-name="gr6" draw:text-style-name="P1" draw:layer="layout" svg:x1="79.317cm" svg:y1="9.393cm" svg:x2="79.317cm" svg:y2="9.442cm">
          <text:p/>
        </draw:line>
        <draw:line draw:style-name="gr6" draw:text-style-name="P1" draw:layer="layout" svg:x1="79.148cm" svg:y1="9.393cm" svg:x2="79.317cm" svg:y2="9.393cm">
          <text:p/>
        </draw:line>
        <draw:line draw:style-name="gr6" draw:text-style-name="P1" draw:layer="layout" svg:x1="79.148cm" svg:y1="9.393cm" svg:x2="79.148cm" svg:y2="7.408cm">
          <text:p/>
        </draw:line>
        <draw:line draw:style-name="gr6" draw:text-style-name="P1" draw:layer="layout" svg:x1="79.317cm" svg:y1="7.408cm" svg:x2="79.317cm" svg:y2="9.393cm">
          <text:p/>
        </draw:line>
        <draw:line draw:style-name="gr6" draw:text-style-name="P1" draw:layer="layout" svg:x1="79.233cm" svg:y1="9.673cm" svg:x2="79.233cm" svg:y2="10.892cm">
          <text:p/>
        </draw:line>
        <draw:line draw:style-name="gr6" draw:text-style-name="P1" draw:layer="layout" svg:x1="79.317cm" svg:y1="9.607cm" svg:x2="79.317cm" svg:y2="9.622cm">
          <text:p/>
        </draw:line>
        <draw:line draw:style-name="gr6" draw:text-style-name="P1" draw:layer="layout" svg:x1="79.148cm" svg:y1="9.607cm" svg:x2="79.317cm" svg:y2="9.607cm">
          <text:p/>
        </draw:line>
        <draw:line draw:style-name="gr6" draw:text-style-name="P1" draw:layer="layout" svg:x1="79.148cm" svg:y1="9.622cm" svg:x2="79.148cm" svg:y2="9.607cm">
          <text:p/>
        </draw:line>
        <draw:line draw:style-name="gr6" draw:text-style-name="P1" draw:layer="layout" svg:x1="79.317cm" svg:y1="10.957cm" svg:x2="79.317cm" svg:y2="10.943cm">
          <text:p/>
        </draw:line>
        <draw:line draw:style-name="gr6" draw:text-style-name="P1" draw:layer="layout" svg:x1="79.148cm" svg:y1="10.957cm" svg:x2="79.317cm" svg:y2="10.957cm">
          <text:p/>
        </draw:line>
        <draw:line draw:style-name="gr6" draw:text-style-name="P1" draw:layer="layout" svg:x1="79.148cm" svg:y1="10.943cm" svg:x2="79.148cm" svg:y2="10.957cm">
          <text:p/>
        </draw:line>
        <draw:line draw:style-name="gr6" draw:text-style-name="P1" draw:layer="layout" svg:x1="79.148cm" svg:y1="10.892cm" svg:x2="79.148cm" svg:y2="10.943cm">
          <text:p/>
        </draw:line>
        <draw:polyline draw:style-name="gr6" draw:text-style-name="P1" draw:layer="layout" svg:width="0.169cm" svg:height="0.051cm" svg:x="79.148cm" svg:y="10.892cm" svg:viewBox="0 0 170 52" draw:points="170,52 170,0 0,0">
          <text:p/>
        </draw:polyline>
        <draw:polyline draw:style-name="gr6" draw:text-style-name="P1" draw:layer="layout" svg:width="0.169cm" svg:height="0.051cm" svg:x="79.148cm" svg:y="9.622cm" svg:viewBox="0 0 170 52" draw:points="0,52 170,52 170,0">
          <text:p/>
        </draw:polyline>
        <draw:line draw:style-name="gr6" draw:text-style-name="P1" draw:layer="layout" svg:x1="79.148cm" svg:y1="9.622cm" svg:x2="79.148cm" svg:y2="9.673cm">
          <text:p/>
        </draw:line>
        <draw:line draw:style-name="gr6" draw:text-style-name="P1" draw:layer="layout" svg:x1="79.317cm" svg:y1="10.892cm" svg:x2="79.317cm" svg:y2="9.673cm">
          <text:p/>
        </draw:line>
        <draw:line draw:style-name="gr6" draw:text-style-name="P1" draw:layer="layout" svg:x1="79.148cm" svg:y1="9.673cm" svg:x2="79.148cm" svg:y2="10.892cm">
          <text:p/>
        </draw:line>
        <draw:line draw:style-name="gr6" draw:text-style-name="P1" draw:layer="layout" svg:x1="79.233cm" svg:y1="12.767cm" svg:x2="79.233cm" svg:y2="11.173cm">
          <text:p/>
        </draw:line>
        <draw:line draw:style-name="gr6" draw:text-style-name="P1" draw:layer="layout" svg:x1="79.148cm" svg:y1="12.833cm" svg:x2="79.148cm" svg:y2="12.818cm">
          <text:p/>
        </draw:line>
        <draw:line draw:style-name="gr6" draw:text-style-name="P1" draw:layer="layout" svg:x1="79.317cm" svg:y1="12.833cm" svg:x2="79.148cm" svg:y2="12.833cm">
          <text:p/>
        </draw:line>
        <draw:line draw:style-name="gr6" draw:text-style-name="P1" draw:layer="layout" svg:x1="79.317cm" svg:y1="12.818cm" svg:x2="79.317cm" svg:y2="12.833cm">
          <text:p/>
        </draw:line>
        <draw:line draw:style-name="gr6" draw:text-style-name="P1" draw:layer="layout" svg:x1="79.148cm" svg:y1="11.108cm" svg:x2="79.148cm" svg:y2="11.123cm">
          <text:p/>
        </draw:line>
        <draw:line draw:style-name="gr6" draw:text-style-name="P1" draw:layer="layout" svg:x1="79.317cm" svg:y1="11.108cm" svg:x2="79.148cm" svg:y2="11.108cm">
          <text:p/>
        </draw:line>
        <draw:line draw:style-name="gr6" draw:text-style-name="P1" draw:layer="layout" svg:x1="79.317cm" svg:y1="11.123cm" svg:x2="79.317cm" svg:y2="11.108cm">
          <text:p/>
        </draw:line>
        <draw:line draw:style-name="gr6" draw:text-style-name="P1" draw:layer="layout" svg:x1="79.317cm" svg:y1="11.173cm" svg:x2="79.317cm" svg:y2="11.123cm">
          <text:p/>
        </draw:line>
        <draw:polyline draw:style-name="gr6" draw:text-style-name="P1" draw:layer="layout" svg:width="0.169cm" svg:height="0.05cm" svg:x="79.148cm" svg:y="11.123cm" svg:viewBox="0 0 170 51" draw:points="0,0 0,51 170,51">
          <text:p/>
        </draw:polyline>
        <draw:polyline draw:style-name="gr6" draw:text-style-name="P1" draw:layer="layout" svg:width="0.169cm" svg:height="0.051cm" svg:x="79.148cm" svg:y="12.767cm" svg:viewBox="0 0 170 52" draw:points="170,0 0,0 0,52">
          <text:p/>
        </draw:polyline>
        <draw:line draw:style-name="gr6" draw:text-style-name="P1" draw:layer="layout" svg:x1="79.317cm" svg:y1="12.818cm" svg:x2="79.317cm" svg:y2="12.767cm">
          <text:p/>
        </draw:line>
        <draw:line draw:style-name="gr6" draw:text-style-name="P1" draw:layer="layout" svg:x1="79.148cm" svg:y1="11.173cm" svg:x2="79.148cm" svg:y2="12.767cm">
          <text:p/>
        </draw:line>
        <draw:line draw:style-name="gr6" draw:text-style-name="P1" draw:layer="layout" svg:x1="79.317cm" svg:y1="12.767cm" svg:x2="79.317cm" svg:y2="11.173cm">
          <text:p/>
        </draw:line>
        <draw:line draw:style-name="gr6" draw:text-style-name="P1" draw:layer="layout" svg:x1="79.233cm" svg:y1="13.817cm" svg:x2="79.233cm" svg:y2="13.047cm">
          <text:p/>
        </draw:line>
        <draw:line draw:style-name="gr6" draw:text-style-name="P1" draw:layer="layout" svg:x1="79.148cm" svg:y1="13.883cm" svg:x2="79.148cm" svg:y2="13.866cm">
          <text:p/>
        </draw:line>
        <draw:line draw:style-name="gr6" draw:text-style-name="P1" draw:layer="layout" svg:x1="79.317cm" svg:y1="13.883cm" svg:x2="79.148cm" svg:y2="13.883cm">
          <text:p/>
        </draw:line>
        <draw:line draw:style-name="gr6" draw:text-style-name="P1" draw:layer="layout" svg:x1="79.317cm" svg:y1="13.866cm" svg:x2="79.317cm" svg:y2="13.883cm">
          <text:p/>
        </draw:line>
        <draw:line draw:style-name="gr6" draw:text-style-name="P1" draw:layer="layout" svg:x1="79.148cm" svg:y1="12.981cm" svg:x2="79.148cm" svg:y2="12.998cm">
          <text:p/>
        </draw:line>
        <draw:line draw:style-name="gr6" draw:text-style-name="P1" draw:layer="layout" svg:x1="79.317cm" svg:y1="12.981cm" svg:x2="79.148cm" svg:y2="12.981cm">
          <text:p/>
        </draw:line>
        <draw:line draw:style-name="gr6" draw:text-style-name="P1" draw:layer="layout" svg:x1="79.317cm" svg:y1="12.998cm" svg:x2="79.317cm" svg:y2="12.981cm">
          <text:p/>
        </draw:line>
        <draw:line draw:style-name="gr6" draw:text-style-name="P1" draw:layer="layout" svg:x1="79.317cm" svg:y1="13.047cm" svg:x2="79.317cm" svg:y2="12.998cm">
          <text:p/>
        </draw:line>
        <draw:polyline draw:style-name="gr6" draw:text-style-name="P1" draw:layer="layout" svg:width="0.169cm" svg:height="0.049cm" svg:x="79.148cm" svg:y="12.998cm" svg:viewBox="0 0 170 50" draw:points="0,0 0,50 170,50">
          <text:p/>
        </draw:polyline>
        <draw:polyline draw:style-name="gr6" draw:text-style-name="P1" draw:layer="layout" svg:width="0.169cm" svg:height="0.049cm" svg:x="79.148cm" svg:y="13.817cm" svg:viewBox="0 0 170 50" draw:points="170,0 0,0 0,50">
          <text:p/>
        </draw:polyline>
        <draw:line draw:style-name="gr6" draw:text-style-name="P1" draw:layer="layout" svg:x1="79.317cm" svg:y1="13.866cm" svg:x2="79.317cm" svg:y2="13.817cm">
          <text:p/>
        </draw:line>
        <draw:line draw:style-name="gr6" draw:text-style-name="P1" draw:layer="layout" svg:x1="79.148cm" svg:y1="13.047cm" svg:x2="79.148cm" svg:y2="13.817cm">
          <text:p/>
        </draw:line>
        <draw:line draw:style-name="gr6" draw:text-style-name="P1" draw:layer="layout" svg:x1="79.317cm" svg:y1="13.817cm" svg:x2="79.317cm" svg:y2="13.047cm">
          <text:p/>
        </draw:line>
        <draw:line draw:style-name="gr6" draw:text-style-name="P1" draw:layer="layout" svg:x1="79.233cm" svg:y1="15.69cm" svg:x2="79.233cm" svg:y2="14.097cm">
          <text:p/>
        </draw:line>
        <draw:line draw:style-name="gr6" draw:text-style-name="P1" draw:layer="layout" svg:x1="79.148cm" svg:y1="15.756cm" svg:x2="79.148cm" svg:y2="15.741cm">
          <text:p/>
        </draw:line>
        <draw:line draw:style-name="gr6" draw:text-style-name="P1" draw:layer="layout" svg:x1="79.317cm" svg:y1="15.756cm" svg:x2="79.148cm" svg:y2="15.756cm">
          <text:p/>
        </draw:line>
        <draw:line draw:style-name="gr6" draw:text-style-name="P1" draw:layer="layout" svg:x1="79.317cm" svg:y1="15.741cm" svg:x2="79.317cm" svg:y2="15.756cm">
          <text:p/>
        </draw:line>
        <draw:line draw:style-name="gr6" draw:text-style-name="P1" draw:layer="layout" svg:x1="79.148cm" svg:y1="14.031cm" svg:x2="79.148cm" svg:y2="14.048cm">
          <text:p/>
        </draw:line>
        <draw:line draw:style-name="gr6" draw:text-style-name="P1" draw:layer="layout" svg:x1="79.317cm" svg:y1="14.031cm" svg:x2="79.148cm" svg:y2="14.031cm">
          <text:p/>
        </draw:line>
        <draw:line draw:style-name="gr6" draw:text-style-name="P1" draw:layer="layout" svg:x1="79.317cm" svg:y1="14.048cm" svg:x2="79.317cm" svg:y2="14.031cm">
          <text:p/>
        </draw:line>
        <draw:line draw:style-name="gr6" draw:text-style-name="P1" draw:layer="layout" svg:x1="79.317cm" svg:y1="14.097cm" svg:x2="79.317cm" svg:y2="14.048cm">
          <text:p/>
        </draw:line>
        <draw:polyline draw:style-name="gr6" draw:text-style-name="P1" draw:layer="layout" svg:width="0.169cm" svg:height="0.049cm" svg:x="79.148cm" svg:y="14.048cm" svg:viewBox="0 0 170 50" draw:points="0,0 0,50 170,50">
          <text:p/>
        </draw:polyline>
        <draw:polyline draw:style-name="gr6" draw:text-style-name="P1" draw:layer="layout" svg:width="0.169cm" svg:height="0.051cm" svg:x="79.148cm" svg:y="15.69cm" svg:viewBox="0 0 170 52" draw:points="170,0 0,0 0,52">
          <text:p/>
        </draw:polyline>
        <draw:line draw:style-name="gr6" draw:text-style-name="P1" draw:layer="layout" svg:x1="79.317cm" svg:y1="15.741cm" svg:x2="79.317cm" svg:y2="15.69cm">
          <text:p/>
        </draw:line>
        <draw:line draw:style-name="gr6" draw:text-style-name="P1" draw:layer="layout" svg:x1="79.148cm" svg:y1="14.097cm" svg:x2="79.148cm" svg:y2="15.69cm">
          <text:p/>
        </draw:line>
        <draw:line draw:style-name="gr6" draw:text-style-name="P1" draw:layer="layout" svg:x1="79.317cm" svg:y1="15.69cm" svg:x2="79.317cm" svg:y2="14.097cm">
          <text:p/>
        </draw:line>
        <draw:line draw:style-name="gr6" draw:text-style-name="P1" draw:layer="layout" svg:x1="79.233cm" svg:y1="18.091cm" svg:x2="79.233cm" svg:y2="15.972cm">
          <text:p/>
        </draw:line>
        <draw:line draw:style-name="gr6" draw:text-style-name="P1" draw:layer="layout" svg:x1="79.148cm" svg:y1="18.156cm" svg:x2="79.148cm" svg:y2="18.141cm">
          <text:p/>
        </draw:line>
        <draw:line draw:style-name="gr6" draw:text-style-name="P1" draw:layer="layout" svg:x1="79.317cm" svg:y1="18.156cm" svg:x2="79.148cm" svg:y2="18.156cm">
          <text:p/>
        </draw:line>
        <draw:line draw:style-name="gr6" draw:text-style-name="P1" draw:layer="layout" svg:x1="79.317cm" svg:y1="18.141cm" svg:x2="79.317cm" svg:y2="18.156cm">
          <text:p/>
        </draw:line>
        <draw:line draw:style-name="gr6" draw:text-style-name="P1" draw:layer="layout" svg:x1="79.148cm" svg:y1="15.906cm" svg:x2="79.148cm" svg:y2="15.921cm">
          <text:p/>
        </draw:line>
        <draw:line draw:style-name="gr6" draw:text-style-name="P1" draw:layer="layout" svg:x1="79.317cm" svg:y1="15.906cm" svg:x2="79.148cm" svg:y2="15.906cm">
          <text:p/>
        </draw:line>
        <draw:line draw:style-name="gr6" draw:text-style-name="P1" draw:layer="layout" svg:x1="79.317cm" svg:y1="15.921cm" svg:x2="79.317cm" svg:y2="15.906cm">
          <text:p/>
        </draw:line>
        <draw:line draw:style-name="gr6" draw:text-style-name="P1" draw:layer="layout" svg:x1="79.317cm" svg:y1="15.972cm" svg:x2="79.317cm" svg:y2="15.921cm">
          <text:p/>
        </draw:line>
        <draw:polyline draw:style-name="gr6" draw:text-style-name="P1" draw:layer="layout" svg:width="0.169cm" svg:height="0.051cm" svg:x="79.148cm" svg:y="15.921cm" svg:viewBox="0 0 170 52" draw:points="0,0 0,52 170,52">
          <text:p/>
        </draw:polyline>
        <draw:polyline draw:style-name="gr6" draw:text-style-name="P1" draw:layer="layout" svg:width="0.169cm" svg:height="0.05cm" svg:x="79.148cm" svg:y="18.091cm" svg:viewBox="0 0 170 51" draw:points="170,0 0,0 0,51">
          <text:p/>
        </draw:polyline>
        <draw:line draw:style-name="gr6" draw:text-style-name="P1" draw:layer="layout" svg:x1="79.317cm" svg:y1="18.141cm" svg:x2="79.317cm" svg:y2="18.091cm">
          <text:p/>
        </draw:line>
        <draw:line draw:style-name="gr6" draw:text-style-name="P1" draw:layer="layout" svg:x1="79.148cm" svg:y1="15.972cm" svg:x2="79.148cm" svg:y2="18.091cm">
          <text:p/>
        </draw:line>
        <draw:line draw:style-name="gr6" draw:text-style-name="P1" draw:layer="layout" svg:x1="79.317cm" svg:y1="18.091cm" svg:x2="79.317cm" svg:y2="15.972cm">
          <text:p/>
        </draw:line>
        <draw:line draw:style-name="gr6" draw:text-style-name="P1" draw:layer="layout" svg:x1="79.233cm" svg:y1="19.966cm" svg:x2="79.233cm" svg:y2="18.37cm">
          <text:p/>
        </draw:line>
        <draw:line draw:style-name="gr6" draw:text-style-name="P1" draw:layer="layout" svg:x1="79.148cm" svg:y1="20.03cm" svg:x2="79.148cm" svg:y2="20.015cm">
          <text:p/>
        </draw:line>
        <draw:line draw:style-name="gr6" draw:text-style-name="P1" draw:layer="layout" svg:x1="79.317cm" svg:y1="20.03cm" svg:x2="79.148cm" svg:y2="20.03cm">
          <text:p/>
        </draw:line>
        <draw:line draw:style-name="gr6" draw:text-style-name="P1" draw:layer="layout" svg:x1="79.317cm" svg:y1="20.015cm" svg:x2="79.317cm" svg:y2="20.03cm">
          <text:p/>
        </draw:line>
        <draw:line draw:style-name="gr6" draw:text-style-name="P1" draw:layer="layout" svg:x1="79.148cm" svg:y1="18.307cm" svg:x2="79.148cm" svg:y2="18.321cm">
          <text:p/>
        </draw:line>
        <draw:line draw:style-name="gr6" draw:text-style-name="P1" draw:layer="layout" svg:x1="79.317cm" svg:y1="18.307cm" svg:x2="79.148cm" svg:y2="18.307cm">
          <text:p/>
        </draw:line>
        <draw:line draw:style-name="gr6" draw:text-style-name="P1" draw:layer="layout" svg:x1="79.317cm" svg:y1="18.321cm" svg:x2="79.317cm" svg:y2="18.307cm">
          <text:p/>
        </draw:line>
        <draw:polyline draw:style-name="gr6" draw:text-style-name="P1" draw:layer="layout" svg:width="0.169cm" svg:height="0.049cm" svg:x="79.148cm" svg:y="19.966cm" svg:viewBox="0 0 170 50" draw:points="170,0 0,0 0,50">
          <text:p/>
        </draw:polyline>
        <draw:line draw:style-name="gr6" draw:text-style-name="P1" draw:layer="layout" svg:x1="79.317cm" svg:y1="20.015cm" svg:x2="79.317cm" svg:y2="19.966cm">
          <text:p/>
        </draw:line>
        <draw:line draw:style-name="gr6" draw:text-style-name="P1" draw:layer="layout" svg:x1="79.317cm" svg:y1="18.37cm" svg:x2="79.317cm" svg:y2="18.321cm">
          <text:p/>
        </draw:line>
        <draw:polyline draw:style-name="gr6" draw:text-style-name="P1" draw:layer="layout" svg:width="0.169cm" svg:height="0.049cm" svg:x="79.148cm" svg:y="18.321cm" svg:viewBox="0 0 170 50" draw:points="0,0 0,50 170,50">
          <text:p/>
        </draw:polyline>
        <draw:line draw:style-name="gr6" draw:text-style-name="P1" draw:layer="layout" svg:x1="79.148cm" svg:y1="18.37cm" svg:x2="79.148cm" svg:y2="19.966cm">
          <text:p/>
        </draw:line>
        <draw:line draw:style-name="gr6" draw:text-style-name="P1" draw:layer="layout" svg:x1="79.317cm" svg:y1="19.966cm" svg:x2="79.317cm" svg:y2="18.37cm">
          <text:p/>
        </draw:line>
        <draw:line draw:style-name="gr6" draw:text-style-name="P1" draw:layer="layout" svg:x1="79.233cm" svg:y1="21.016cm" svg:x2="79.233cm" svg:y2="20.245cm">
          <text:p/>
        </draw:line>
        <draw:line draw:style-name="gr6" draw:text-style-name="P1" draw:layer="layout" svg:x1="79.148cm" svg:y1="21.079cm" svg:x2="79.148cm" svg:y2="21.065cm">
          <text:p/>
        </draw:line>
        <draw:line draw:style-name="gr6" draw:text-style-name="P1" draw:layer="layout" svg:x1="79.317cm" svg:y1="21.079cm" svg:x2="79.148cm" svg:y2="21.079cm">
          <text:p/>
        </draw:line>
        <draw:line draw:style-name="gr6" draw:text-style-name="P1" draw:layer="layout" svg:x1="79.317cm" svg:y1="21.065cm" svg:x2="79.317cm" svg:y2="21.079cm">
          <text:p/>
        </draw:line>
        <draw:line draw:style-name="gr6" draw:text-style-name="P1" draw:layer="layout" svg:x1="79.148cm" svg:y1="20.18cm" svg:x2="79.148cm" svg:y2="20.195cm">
          <text:p/>
        </draw:line>
        <draw:line draw:style-name="gr6" draw:text-style-name="P1" draw:layer="layout" svg:x1="79.317cm" svg:y1="20.18cm" svg:x2="79.148cm" svg:y2="20.18cm">
          <text:p/>
        </draw:line>
        <draw:line draw:style-name="gr6" draw:text-style-name="P1" draw:layer="layout" svg:x1="79.317cm" svg:y1="20.195cm" svg:x2="79.317cm" svg:y2="20.18cm">
          <text:p/>
        </draw:line>
        <draw:line draw:style-name="gr6" draw:text-style-name="P1" draw:layer="layout" svg:x1="79.317cm" svg:y1="20.245cm" svg:x2="79.317cm" svg:y2="20.195cm">
          <text:p/>
        </draw:line>
        <draw:polyline draw:style-name="gr6" draw:text-style-name="P1" draw:layer="layout" svg:width="0.169cm" svg:height="0.05cm" svg:x="79.148cm" svg:y="20.195cm" svg:viewBox="0 0 170 51" draw:points="0,0 0,51 170,51">
          <text:p/>
        </draw:polyline>
        <draw:polyline draw:style-name="gr6" draw:text-style-name="P1" draw:layer="layout" svg:width="0.169cm" svg:height="0.049cm" svg:x="79.148cm" svg:y="21.016cm" svg:viewBox="0 0 170 50" draw:points="170,0 0,0 0,50">
          <text:p/>
        </draw:polyline>
        <draw:line draw:style-name="gr6" draw:text-style-name="P1" draw:layer="layout" svg:x1="79.317cm" svg:y1="21.065cm" svg:x2="79.317cm" svg:y2="21.016cm">
          <text:p/>
        </draw:line>
        <draw:line draw:style-name="gr6" draw:text-style-name="P1" draw:layer="layout" svg:x1="79.148cm" svg:y1="20.245cm" svg:x2="79.148cm" svg:y2="21.016cm">
          <text:p/>
        </draw:line>
        <draw:line draw:style-name="gr6" draw:text-style-name="P1" draw:layer="layout" svg:x1="79.317cm" svg:y1="21.016cm" svg:x2="79.317cm" svg:y2="20.245cm">
          <text:p/>
        </draw:line>
        <draw:line draw:style-name="gr6" draw:text-style-name="P1" draw:layer="layout" svg:x1="79.233cm" svg:y1="22.889cm" svg:x2="79.233cm" svg:y2="21.295cm">
          <text:p/>
        </draw:line>
        <draw:line draw:style-name="gr6" draw:text-style-name="P1" draw:layer="layout" svg:x1="79.148cm" svg:y1="22.955cm" svg:x2="79.148cm" svg:y2="22.94cm">
          <text:p/>
        </draw:line>
        <draw:line draw:style-name="gr6" draw:text-style-name="P1" draw:layer="layout" svg:x1="79.317cm" svg:y1="22.955cm" svg:x2="79.148cm" svg:y2="22.955cm">
          <text:p/>
        </draw:line>
        <draw:line draw:style-name="gr6" draw:text-style-name="P1" draw:layer="layout" svg:x1="79.317cm" svg:y1="22.94cm" svg:x2="79.317cm" svg:y2="22.955cm">
          <text:p/>
        </draw:line>
        <draw:line draw:style-name="gr6" draw:text-style-name="P1" draw:layer="layout" svg:x1="79.148cm" svg:y1="21.23cm" svg:x2="79.148cm" svg:y2="21.244cm">
          <text:p/>
        </draw:line>
        <draw:line draw:style-name="gr6" draw:text-style-name="P1" draw:layer="layout" svg:x1="79.317cm" svg:y1="21.23cm" svg:x2="79.148cm" svg:y2="21.23cm">
          <text:p/>
        </draw:line>
        <draw:line draw:style-name="gr6" draw:text-style-name="P1" draw:layer="layout" svg:x1="79.317cm" svg:y1="21.244cm" svg:x2="79.317cm" svg:y2="21.23cm">
          <text:p/>
        </draw:line>
        <draw:line draw:style-name="gr6" draw:text-style-name="P1" draw:layer="layout" svg:x1="79.317cm" svg:y1="21.295cm" svg:x2="79.317cm" svg:y2="21.244cm">
          <text:p/>
        </draw:line>
        <draw:polyline draw:style-name="gr6" draw:text-style-name="P1" draw:layer="layout" svg:width="0.169cm" svg:height="0.051cm" svg:x="79.148cm" svg:y="21.244cm" svg:viewBox="0 0 170 52" draw:points="0,0 0,52 170,52">
          <text:p/>
        </draw:polyline>
        <draw:polyline draw:style-name="gr6" draw:text-style-name="P1" draw:layer="layout" svg:width="0.169cm" svg:height="0.051cm" svg:x="79.148cm" svg:y="22.889cm" svg:viewBox="0 0 170 52" draw:points="170,0 0,0 0,52">
          <text:p/>
        </draw:polyline>
        <draw:line draw:style-name="gr6" draw:text-style-name="P1" draw:layer="layout" svg:x1="79.317cm" svg:y1="22.94cm" svg:x2="79.317cm" svg:y2="22.889cm">
          <text:p/>
        </draw:line>
        <draw:line draw:style-name="gr6" draw:text-style-name="P1" draw:layer="layout" svg:x1="79.148cm" svg:y1="21.295cm" svg:x2="79.148cm" svg:y2="22.889cm">
          <text:p/>
        </draw:line>
        <draw:line draw:style-name="gr6" draw:text-style-name="P1" draw:layer="layout" svg:x1="79.317cm" svg:y1="22.889cm" svg:x2="79.317cm" svg:y2="21.295cm">
          <text:p/>
        </draw:line>
        <draw:line draw:style-name="gr6" draw:text-style-name="P1" draw:layer="layout" svg:x1="79.233cm" svg:y1="25.289cm" svg:x2="79.233cm" svg:y2="23.171cm">
          <text:p/>
        </draw:line>
        <draw:line draw:style-name="gr6" draw:text-style-name="P1" draw:layer="layout" svg:x1="79.148cm" svg:y1="25.355cm" svg:x2="79.148cm" svg:y2="25.338cm">
          <text:p/>
        </draw:line>
        <draw:line draw:style-name="gr6" draw:text-style-name="P1" draw:layer="layout" svg:x1="79.317cm" svg:y1="25.355cm" svg:x2="79.148cm" svg:y2="25.355cm">
          <text:p/>
        </draw:line>
        <draw:line draw:style-name="gr6" draw:text-style-name="P1" draw:layer="layout" svg:x1="79.317cm" svg:y1="25.338cm" svg:x2="79.317cm" svg:y2="25.355cm">
          <text:p/>
        </draw:line>
        <draw:line draw:style-name="gr6" draw:text-style-name="P1" draw:layer="layout" svg:x1="79.148cm" svg:y1="23.105cm" svg:x2="79.148cm" svg:y2="23.12cm">
          <text:p/>
        </draw:line>
        <draw:line draw:style-name="gr6" draw:text-style-name="P1" draw:layer="layout" svg:x1="79.317cm" svg:y1="23.105cm" svg:x2="79.148cm" svg:y2="23.105cm">
          <text:p/>
        </draw:line>
        <draw:line draw:style-name="gr6" draw:text-style-name="P1" draw:layer="layout" svg:x1="79.317cm" svg:y1="23.12cm" svg:x2="79.317cm" svg:y2="23.105cm">
          <text:p/>
        </draw:line>
        <draw:line draw:style-name="gr6" draw:text-style-name="P1" draw:layer="layout" svg:x1="79.317cm" svg:y1="23.171cm" svg:x2="79.317cm" svg:y2="23.12cm">
          <text:p/>
        </draw:line>
        <draw:polyline draw:style-name="gr6" draw:text-style-name="P1" draw:layer="layout" svg:width="0.169cm" svg:height="0.051cm" svg:x="79.148cm" svg:y="23.12cm" svg:viewBox="0 0 170 52" draw:points="0,0 0,52 170,52">
          <text:p/>
        </draw:polyline>
        <draw:polyline draw:style-name="gr6" draw:text-style-name="P1" draw:layer="layout" svg:width="0.169cm" svg:height="0.049cm" svg:x="79.148cm" svg:y="25.289cm" svg:viewBox="0 0 170 50" draw:points="170,0 0,0 0,50">
          <text:p/>
        </draw:polyline>
        <draw:line draw:style-name="gr6" draw:text-style-name="P1" draw:layer="layout" svg:x1="79.317cm" svg:y1="25.338cm" svg:x2="79.317cm" svg:y2="25.289cm">
          <text:p/>
        </draw:line>
        <draw:line draw:style-name="gr6" draw:text-style-name="P1" draw:layer="layout" svg:x1="79.148cm" svg:y1="23.171cm" svg:x2="79.148cm" svg:y2="25.289cm">
          <text:p/>
        </draw:line>
        <draw:line draw:style-name="gr6" draw:text-style-name="P1" draw:layer="layout" svg:x1="79.317cm" svg:y1="25.289cm" svg:x2="79.317cm" svg:y2="23.171cm">
          <text:p/>
        </draw:line>
        <draw:line draw:style-name="gr6" draw:text-style-name="P1" draw:layer="layout" svg:x1="79.233cm" svg:y1="27.688cm" svg:x2="79.233cm" svg:y2="25.569cm">
          <text:p/>
        </draw:line>
        <draw:line draw:style-name="gr6" draw:text-style-name="P1" draw:layer="layout" svg:x1="79.148cm" svg:y1="27.753cm" svg:x2="79.148cm" svg:y2="27.738cm">
          <text:p/>
        </draw:line>
        <draw:line draw:style-name="gr6" draw:text-style-name="P1" draw:layer="layout" svg:x1="79.317cm" svg:y1="27.753cm" svg:x2="79.148cm" svg:y2="27.753cm">
          <text:p/>
        </draw:line>
        <draw:line draw:style-name="gr6" draw:text-style-name="P1" draw:layer="layout" svg:x1="79.317cm" svg:y1="27.738cm" svg:x2="79.317cm" svg:y2="27.753cm">
          <text:p/>
        </draw:line>
        <draw:line draw:style-name="gr6" draw:text-style-name="P1" draw:layer="layout" svg:x1="79.148cm" svg:y1="25.503cm" svg:x2="79.148cm" svg:y2="25.518cm">
          <text:p/>
        </draw:line>
        <draw:line draw:style-name="gr6" draw:text-style-name="P1" draw:layer="layout" svg:x1="79.317cm" svg:y1="25.503cm" svg:x2="79.148cm" svg:y2="25.503cm">
          <text:p/>
        </draw:line>
        <draw:line draw:style-name="gr6" draw:text-style-name="P1" draw:layer="layout" svg:x1="79.317cm" svg:y1="25.518cm" svg:x2="79.317cm" svg:y2="25.503cm">
          <text:p/>
        </draw:line>
        <draw:line draw:style-name="gr6" draw:text-style-name="P1" draw:layer="layout" svg:x1="79.317cm" svg:y1="25.569cm" svg:x2="79.317cm" svg:y2="25.518cm">
          <text:p/>
        </draw:line>
        <draw:polyline draw:style-name="gr6" draw:text-style-name="P1" draw:layer="layout" svg:width="0.169cm" svg:height="0.051cm" svg:x="79.148cm" svg:y="25.518cm" svg:viewBox="0 0 170 52" draw:points="0,0 0,52 170,52">
          <text:p/>
        </draw:polyline>
        <draw:polyline draw:style-name="gr6" draw:text-style-name="P1" draw:layer="layout" svg:width="0.169cm" svg:height="0.05cm" svg:x="79.148cm" svg:y="27.688cm" svg:viewBox="0 0 170 51" draw:points="170,0 0,0 0,51">
          <text:p/>
        </draw:polyline>
        <draw:line draw:style-name="gr6" draw:text-style-name="P1" draw:layer="layout" svg:x1="79.317cm" svg:y1="27.738cm" svg:x2="79.317cm" svg:y2="27.688cm">
          <text:p/>
        </draw:line>
        <draw:line draw:style-name="gr6" draw:text-style-name="P1" draw:layer="layout" svg:x1="79.148cm" svg:y1="25.569cm" svg:x2="79.148cm" svg:y2="27.688cm">
          <text:p/>
        </draw:line>
        <draw:line draw:style-name="gr6" draw:text-style-name="P1" draw:layer="layout" svg:x1="79.317cm" svg:y1="27.688cm" svg:x2="79.317cm" svg:y2="25.569cm">
          <text:p/>
        </draw:line>
        <draw:line draw:style-name="gr6" draw:text-style-name="P1" draw:layer="layout" svg:x1="79.233cm" svg:y1="29.563cm" svg:x2="79.233cm" svg:y2="27.969cm">
          <text:p/>
        </draw:line>
        <draw:line draw:style-name="gr6" draw:text-style-name="P1" draw:layer="layout" svg:x1="79.148cm" svg:y1="29.629cm" svg:x2="79.148cm" svg:y2="29.614cm">
          <text:p/>
        </draw:line>
        <draw:line draw:style-name="gr6" draw:text-style-name="P1" draw:layer="layout" svg:x1="79.317cm" svg:y1="29.629cm" svg:x2="79.148cm" svg:y2="29.629cm">
          <text:p/>
        </draw:line>
        <draw:line draw:style-name="gr6" draw:text-style-name="P1" draw:layer="layout" svg:x1="79.317cm" svg:y1="29.614cm" svg:x2="79.317cm" svg:y2="29.629cm">
          <text:p/>
        </draw:line>
        <draw:line draw:style-name="gr6" draw:text-style-name="P1" draw:layer="layout" svg:x1="79.148cm" svg:y1="27.904cm" svg:x2="79.148cm" svg:y2="27.918cm">
          <text:p/>
        </draw:line>
        <draw:line draw:style-name="gr6" draw:text-style-name="P1" draw:layer="layout" svg:x1="79.317cm" svg:y1="27.904cm" svg:x2="79.148cm" svg:y2="27.904cm">
          <text:p/>
        </draw:line>
        <draw:line draw:style-name="gr6" draw:text-style-name="P1" draw:layer="layout" svg:x1="79.317cm" svg:y1="27.918cm" svg:x2="79.317cm" svg:y2="27.904cm">
          <text:p/>
        </draw:line>
        <draw:polyline draw:style-name="gr6" draw:text-style-name="P1" draw:layer="layout" svg:width="0.169cm" svg:height="0.051cm" svg:x="79.148cm" svg:y="29.563cm" svg:viewBox="0 0 170 52" draw:points="170,0 0,0 0,52">
          <text:p/>
        </draw:polyline>
        <draw:line draw:style-name="gr6" draw:text-style-name="P1" draw:layer="layout" svg:x1="79.317cm" svg:y1="29.614cm" svg:x2="79.317cm" svg:y2="29.563cm">
          <text:p/>
        </draw:line>
        <draw:line draw:style-name="gr6" draw:text-style-name="P1" draw:layer="layout" svg:x1="79.317cm" svg:y1="27.969cm" svg:x2="79.317cm" svg:y2="27.918cm">
          <text:p/>
        </draw:line>
        <draw:polyline draw:style-name="gr6" draw:text-style-name="P1" draw:layer="layout" svg:width="0.169cm" svg:height="0.051cm" svg:x="79.148cm" svg:y="27.918cm" svg:viewBox="0 0 170 52" draw:points="0,0 0,52 170,52">
          <text:p/>
        </draw:polyline>
        <draw:line draw:style-name="gr6" draw:text-style-name="P1" draw:layer="layout" svg:x1="79.148cm" svg:y1="27.969cm" svg:x2="79.148cm" svg:y2="29.563cm">
          <text:p/>
        </draw:line>
        <draw:line draw:style-name="gr6" draw:text-style-name="P1" draw:layer="layout" svg:x1="79.317cm" svg:y1="29.563cm" svg:x2="79.317cm" svg:y2="27.969cm">
          <text:p/>
        </draw:line>
        <draw:line draw:style-name="gr6" draw:text-style-name="P1" draw:layer="layout" svg:x1="78.634cm" svg:y1="5.634cm" svg:x2="78.634cm" svg:y2="5.803cm">
          <text:p/>
        </draw:line>
        <draw:line draw:style-name="gr6" draw:text-style-name="P1" draw:layer="layout" svg:x1="78.568cm" svg:y1="5.634cm" svg:x2="78.568cm" svg:y2="5.803cm">
          <text:p/>
        </draw:line>
        <draw:line draw:style-name="gr6" draw:text-style-name="P1" draw:layer="layout" svg:x1="79.317cm" svg:y1="5.634cm" svg:x2="78.568cm" svg:y2="5.634cm">
          <text:p/>
        </draw:line>
        <draw:line draw:style-name="gr6" draw:text-style-name="P1" draw:layer="layout" svg:x1="79.317cm" svg:y1="6.794cm" svg:x2="79.317cm" svg:y2="5.634cm">
          <text:p/>
        </draw:line>
        <draw:line draw:style-name="gr6" draw:text-style-name="P1" draw:layer="layout" svg:x1="79.148cm" svg:y1="5.803cm" svg:x2="78.568cm" svg:y2="5.803cm">
          <text:p/>
        </draw:line>
        <draw:line draw:style-name="gr6" draw:text-style-name="P1" draw:layer="layout" svg:x1="79.148cm" svg:y1="6.794cm" svg:x2="79.148cm" svg:y2="5.803cm">
          <text:p/>
        </draw:line>
        <draw:line draw:style-name="gr6" draw:text-style-name="P1" draw:layer="layout" svg:x1="79.233cm" svg:y1="5.719cm" svg:x2="78.634cm" svg:y2="5.719cm">
          <text:p/>
        </draw:line>
        <draw:line draw:style-name="gr6" draw:text-style-name="P1" draw:layer="layout" svg:x1="79.233cm" svg:y1="6.728cm" svg:x2="79.233cm" svg:y2="5.719cm">
          <text:p/>
        </draw:line>
        <draw:line draw:style-name="gr6" draw:text-style-name="P1" draw:layer="layout" svg:x1="79.317cm" svg:y1="6.728cm" svg:x2="79.148cm" svg:y2="6.728cm">
          <text:p/>
        </draw:line>
        <draw:line draw:style-name="gr6" draw:text-style-name="P1" draw:layer="layout" svg:x1="79.317cm" svg:y1="6.794cm" svg:x2="79.148cm" svg:y2="6.794cm">
          <text:p/>
        </draw:line>
        <draw:line draw:style-name="gr6" draw:text-style-name="P1" draw:layer="layout" svg:x1="66.88cm" svg:y1="5.719cm" svg:x2="65.286cm" svg:y2="5.719cm">
          <text:p/>
        </draw:line>
        <draw:line draw:style-name="gr6" draw:text-style-name="P1" draw:layer="layout" svg:x1="66.945cm" svg:y1="5.803cm" svg:x2="66.931cm" svg:y2="5.803cm">
          <text:p/>
        </draw:line>
        <draw:line draw:style-name="gr6" draw:text-style-name="P1" draw:layer="layout" svg:x1="66.945cm" svg:y1="5.634cm" svg:x2="66.945cm" svg:y2="5.803cm">
          <text:p/>
        </draw:line>
        <draw:line draw:style-name="gr6" draw:text-style-name="P1" draw:layer="layout" svg:x1="66.931cm" svg:y1="5.634cm" svg:x2="66.945cm" svg:y2="5.634cm">
          <text:p/>
        </draw:line>
        <draw:line draw:style-name="gr6" draw:text-style-name="P1" draw:layer="layout" svg:x1="65.22cm" svg:y1="5.803cm" svg:x2="65.235cm" svg:y2="5.803cm">
          <text:p/>
        </draw:line>
        <draw:line draw:style-name="gr6" draw:text-style-name="P1" draw:layer="layout" svg:x1="65.22cm" svg:y1="5.634cm" svg:x2="65.22cm" svg:y2="5.803cm">
          <text:p/>
        </draw:line>
        <draw:line draw:style-name="gr6" draw:text-style-name="P1" draw:layer="layout" svg:x1="65.235cm" svg:y1="5.634cm" svg:x2="65.22cm" svg:y2="5.634cm">
          <text:p/>
        </draw:line>
        <draw:polyline draw:style-name="gr6" draw:text-style-name="P1" draw:layer="layout" svg:width="0.051cm" svg:height="0.169cm" svg:x="66.88cm" svg:y="5.634cm" svg:viewBox="0 0 52 170" draw:points="0,0 0,170 52,170">
          <text:p/>
        </draw:polyline>
        <draw:line draw:style-name="gr6" draw:text-style-name="P1" draw:layer="layout" svg:x1="66.931cm" svg:y1="5.634cm" svg:x2="66.88cm" svg:y2="5.634cm">
          <text:p/>
        </draw:line>
        <draw:line draw:style-name="gr6" draw:text-style-name="P1" draw:layer="layout" svg:x1="65.286cm" svg:y1="5.634cm" svg:x2="65.235cm" svg:y2="5.634cm">
          <text:p/>
        </draw:line>
        <draw:polyline draw:style-name="gr6" draw:text-style-name="P1" draw:layer="layout" svg:width="0.051cm" svg:height="0.169cm" svg:x="65.235cm" svg:y="5.634cm" svg:viewBox="0 0 52 170" draw:points="0,170 52,170 52,0">
          <text:p/>
        </draw:polyline>
        <draw:line draw:style-name="gr6" draw:text-style-name="P1" draw:layer="layout" svg:x1="65.286cm" svg:y1="5.803cm" svg:x2="66.88cm" svg:y2="5.803cm">
          <text:p/>
        </draw:line>
        <draw:line draw:style-name="gr6" draw:text-style-name="P1" draw:layer="layout" svg:x1="66.88cm" svg:y1="5.634cm" svg:x2="65.286cm" svg:y2="5.634cm">
          <text:p/>
        </draw:line>
        <draw:line draw:style-name="gr6" draw:text-style-name="P1" draw:layer="layout" svg:x1="69.28cm" svg:y1="5.719cm" svg:x2="67.161cm" svg:y2="5.719cm">
          <text:p/>
        </draw:line>
        <draw:line draw:style-name="gr6" draw:text-style-name="P1" draw:layer="layout" svg:x1="69.346cm" svg:y1="5.803cm" svg:x2="69.331cm" svg:y2="5.803cm">
          <text:p/>
        </draw:line>
        <draw:line draw:style-name="gr6" draw:text-style-name="P1" draw:layer="layout" svg:x1="69.346cm" svg:y1="5.634cm" svg:x2="69.346cm" svg:y2="5.803cm">
          <text:p/>
        </draw:line>
        <draw:line draw:style-name="gr6" draw:text-style-name="P1" draw:layer="layout" svg:x1="69.331cm" svg:y1="5.634cm" svg:x2="69.346cm" svg:y2="5.634cm">
          <text:p/>
        </draw:line>
        <draw:line draw:style-name="gr6" draw:text-style-name="P1" draw:layer="layout" svg:x1="67.096cm" svg:y1="5.803cm" svg:x2="67.111cm" svg:y2="5.803cm">
          <text:p/>
        </draw:line>
        <draw:line draw:style-name="gr6" draw:text-style-name="P1" draw:layer="layout" svg:x1="67.096cm" svg:y1="5.634cm" svg:x2="67.096cm" svg:y2="5.803cm">
          <text:p/>
        </draw:line>
        <draw:line draw:style-name="gr6" draw:text-style-name="P1" draw:layer="layout" svg:x1="67.111cm" svg:y1="5.634cm" svg:x2="67.096cm" svg:y2="5.634cm">
          <text:p/>
        </draw:line>
        <draw:line draw:style-name="gr6" draw:text-style-name="P1" draw:layer="layout" svg:x1="67.161cm" svg:y1="5.634cm" svg:x2="67.111cm" svg:y2="5.634cm">
          <text:p/>
        </draw:line>
        <draw:polyline draw:style-name="gr6" draw:text-style-name="P1" draw:layer="layout" svg:width="0.05cm" svg:height="0.169cm" svg:x="67.111cm" svg:y="5.634cm" svg:viewBox="0 0 51 170" draw:points="0,170 51,170 51,0">
          <text:p/>
        </draw:polyline>
        <draw:polyline draw:style-name="gr6" draw:text-style-name="P1" draw:layer="layout" svg:width="0.051cm" svg:height="0.169cm" svg:x="69.28cm" svg:y="5.634cm" svg:viewBox="0 0 52 170" draw:points="0,0 0,170 52,170">
          <text:p/>
        </draw:polyline>
        <draw:line draw:style-name="gr6" draw:text-style-name="P1" draw:layer="layout" svg:x1="69.331cm" svg:y1="5.634cm" svg:x2="69.28cm" svg:y2="5.634cm">
          <text:p/>
        </draw:line>
        <draw:line draw:style-name="gr6" draw:text-style-name="P1" draw:layer="layout" svg:x1="67.161cm" svg:y1="5.803cm" svg:x2="69.28cm" svg:y2="5.803cm">
          <text:p/>
        </draw:line>
        <draw:line draw:style-name="gr6" draw:text-style-name="P1" draw:layer="layout" svg:x1="69.28cm" svg:y1="5.634cm" svg:x2="67.161cm" svg:y2="5.634cm">
          <text:p/>
        </draw:line>
        <draw:line draw:style-name="gr6" draw:text-style-name="P1" draw:layer="layout" svg:x1="71.155cm" svg:y1="5.719cm" svg:x2="69.56cm" svg:y2="5.719cm">
          <text:p/>
        </draw:line>
        <draw:line draw:style-name="gr6" draw:text-style-name="P1" draw:layer="layout" svg:x1="71.219cm" svg:y1="5.803cm" svg:x2="71.204cm" svg:y2="5.803cm">
          <text:p/>
        </draw:line>
        <draw:line draw:style-name="gr6" draw:text-style-name="P1" draw:layer="layout" svg:x1="71.219cm" svg:y1="5.634cm" svg:x2="71.219cm" svg:y2="5.803cm">
          <text:p/>
        </draw:line>
        <draw:line draw:style-name="gr6" draw:text-style-name="P1" draw:layer="layout" svg:x1="71.204cm" svg:y1="5.634cm" svg:x2="71.219cm" svg:y2="5.634cm">
          <text:p/>
        </draw:line>
        <draw:line draw:style-name="gr6" draw:text-style-name="P1" draw:layer="layout" svg:x1="69.494cm" svg:y1="5.803cm" svg:x2="69.511cm" svg:y2="5.803cm">
          <text:p/>
        </draw:line>
        <draw:line draw:style-name="gr6" draw:text-style-name="P1" draw:layer="layout" svg:x1="69.494cm" svg:y1="5.634cm" svg:x2="69.494cm" svg:y2="5.803cm">
          <text:p/>
        </draw:line>
        <draw:line draw:style-name="gr6" draw:text-style-name="P1" draw:layer="layout" svg:x1="69.511cm" svg:y1="5.634cm" svg:x2="69.494cm" svg:y2="5.634cm">
          <text:p/>
        </draw:line>
        <draw:polyline draw:style-name="gr6" draw:text-style-name="P1" draw:layer="layout" svg:width="0.049cm" svg:height="0.169cm" svg:x="71.155cm" svg:y="5.634cm" svg:viewBox="0 0 50 170" draw:points="0,0 0,170 50,170">
          <text:p/>
        </draw:polyline>
        <draw:line draw:style-name="gr6" draw:text-style-name="P1" draw:layer="layout" svg:x1="71.204cm" svg:y1="5.634cm" svg:x2="71.155cm" svg:y2="5.634cm">
          <text:p/>
        </draw:line>
        <draw:line draw:style-name="gr6" draw:text-style-name="P1" draw:layer="layout" svg:x1="69.56cm" svg:y1="5.634cm" svg:x2="69.511cm" svg:y2="5.634cm">
          <text:p/>
        </draw:line>
        <draw:polyline draw:style-name="gr6" draw:text-style-name="P1" draw:layer="layout" svg:width="0.049cm" svg:height="0.169cm" svg:x="69.511cm" svg:y="5.634cm" svg:viewBox="0 0 50 170" draw:points="0,170 50,170 50,0">
          <text:p/>
        </draw:polyline>
        <draw:line draw:style-name="gr6" draw:text-style-name="P1" draw:layer="layout" svg:x1="69.56cm" svg:y1="5.803cm" svg:x2="71.155cm" svg:y2="5.803cm">
          <text:p/>
        </draw:line>
        <draw:line draw:style-name="gr6" draw:text-style-name="P1" draw:layer="layout" svg:x1="71.155cm" svg:y1="5.634cm" svg:x2="69.56cm" svg:y2="5.634cm">
          <text:p/>
        </draw:line>
        <draw:line draw:style-name="gr6" draw:text-style-name="P1" draw:layer="layout" svg:x1="72.203cm" svg:y1="5.719cm" svg:x2="71.435cm" svg:y2="5.719cm">
          <text:p/>
        </draw:line>
        <draw:line draw:style-name="gr6" draw:text-style-name="P1" draw:layer="layout" svg:x1="72.269cm" svg:y1="5.803cm" svg:x2="72.254cm" svg:y2="5.803cm">
          <text:p/>
        </draw:line>
        <draw:line draw:style-name="gr6" draw:text-style-name="P1" draw:layer="layout" svg:x1="72.269cm" svg:y1="5.634cm" svg:x2="72.269cm" svg:y2="5.803cm">
          <text:p/>
        </draw:line>
        <draw:line draw:style-name="gr6" draw:text-style-name="P1" draw:layer="layout" svg:x1="72.254cm" svg:y1="5.634cm" svg:x2="72.269cm" svg:y2="5.634cm">
          <text:p/>
        </draw:line>
        <draw:line draw:style-name="gr6" draw:text-style-name="P1" draw:layer="layout" svg:x1="71.369cm" svg:y1="5.803cm" svg:x2="71.384cm" svg:y2="5.803cm">
          <text:p/>
        </draw:line>
        <draw:line draw:style-name="gr6" draw:text-style-name="P1" draw:layer="layout" svg:x1="71.369cm" svg:y1="5.634cm" svg:x2="71.369cm" svg:y2="5.803cm">
          <text:p/>
        </draw:line>
        <draw:line draw:style-name="gr6" draw:text-style-name="P1" draw:layer="layout" svg:x1="71.384cm" svg:y1="5.634cm" svg:x2="71.369cm" svg:y2="5.634cm">
          <text:p/>
        </draw:line>
        <draw:line draw:style-name="gr6" draw:text-style-name="P1" draw:layer="layout" svg:x1="71.435cm" svg:y1="5.634cm" svg:x2="71.384cm" svg:y2="5.634cm">
          <text:p/>
        </draw:line>
        <draw:polyline draw:style-name="gr6" draw:text-style-name="P1" draw:layer="layout" svg:width="0.051cm" svg:height="0.169cm" svg:x="71.384cm" svg:y="5.634cm" svg:viewBox="0 0 52 170" draw:points="0,170 52,170 52,0">
          <text:p/>
        </draw:polyline>
        <draw:polyline draw:style-name="gr6" draw:text-style-name="P1" draw:layer="layout" svg:width="0.051cm" svg:height="0.169cm" svg:x="72.203cm" svg:y="5.634cm" svg:viewBox="0 0 52 170" draw:points="0,0 0,170 52,170">
          <text:p/>
        </draw:polyline>
        <draw:line draw:style-name="gr6" draw:text-style-name="P1" draw:layer="layout" svg:x1="72.254cm" svg:y1="5.634cm" svg:x2="72.203cm" svg:y2="5.634cm">
          <text:p/>
        </draw:line>
        <draw:line draw:style-name="gr6" draw:text-style-name="P1" draw:layer="layout" svg:x1="71.435cm" svg:y1="5.803cm" svg:x2="72.203cm" svg:y2="5.803cm">
          <text:p/>
        </draw:line>
        <draw:line draw:style-name="gr6" draw:text-style-name="P1" draw:layer="layout" svg:x1="72.203cm" svg:y1="5.634cm" svg:x2="71.435cm" svg:y2="5.634cm">
          <text:p/>
        </draw:line>
        <draw:line draw:style-name="gr6" draw:text-style-name="P1" draw:layer="layout" svg:x1="74.079cm" svg:y1="5.719cm" svg:x2="72.485cm" svg:y2="5.719cm">
          <text:p/>
        </draw:line>
        <draw:line draw:style-name="gr6" draw:text-style-name="P1" draw:layer="layout" svg:x1="74.144cm" svg:y1="5.803cm" svg:x2="74.129cm" svg:y2="5.803cm">
          <text:p/>
        </draw:line>
        <draw:line draw:style-name="gr6" draw:text-style-name="P1" draw:layer="layout" svg:x1="74.144cm" svg:y1="5.634cm" svg:x2="74.144cm" svg:y2="5.803cm">
          <text:p/>
        </draw:line>
        <draw:line draw:style-name="gr6" draw:text-style-name="P1" draw:layer="layout" svg:x1="74.129cm" svg:y1="5.634cm" svg:x2="74.144cm" svg:y2="5.634cm">
          <text:p/>
        </draw:line>
        <draw:line draw:style-name="gr6" draw:text-style-name="P1" draw:layer="layout" svg:x1="72.419cm" svg:y1="5.803cm" svg:x2="72.434cm" svg:y2="5.803cm">
          <text:p/>
        </draw:line>
        <draw:line draw:style-name="gr6" draw:text-style-name="P1" draw:layer="layout" svg:x1="72.419cm" svg:y1="5.634cm" svg:x2="72.419cm" svg:y2="5.803cm">
          <text:p/>
        </draw:line>
        <draw:line draw:style-name="gr6" draw:text-style-name="P1" draw:layer="layout" svg:x1="72.434cm" svg:y1="5.634cm" svg:x2="72.419cm" svg:y2="5.634cm">
          <text:p/>
        </draw:line>
        <draw:polyline draw:style-name="gr6" draw:text-style-name="P1" draw:layer="layout" svg:width="0.05cm" svg:height="0.169cm" svg:x="74.079cm" svg:y="5.634cm" svg:viewBox="0 0 51 170" draw:points="0,0 0,170 51,170">
          <text:p/>
        </draw:polyline>
        <draw:line draw:style-name="gr6" draw:text-style-name="P1" draw:layer="layout" svg:x1="74.129cm" svg:y1="5.634cm" svg:x2="74.079cm" svg:y2="5.634cm">
          <text:p/>
        </draw:line>
        <draw:line draw:style-name="gr6" draw:text-style-name="P1" draw:layer="layout" svg:x1="72.485cm" svg:y1="5.634cm" svg:x2="72.434cm" svg:y2="5.634cm">
          <text:p/>
        </draw:line>
        <draw:polyline draw:style-name="gr6" draw:text-style-name="P1" draw:layer="layout" svg:width="0.051cm" svg:height="0.169cm" svg:x="72.434cm" svg:y="5.634cm" svg:viewBox="0 0 52 170" draw:points="0,170 52,170 52,0">
          <text:p/>
        </draw:polyline>
        <draw:line draw:style-name="gr6" draw:text-style-name="P1" draw:layer="layout" svg:x1="72.485cm" svg:y1="5.803cm" svg:x2="74.079cm" svg:y2="5.803cm">
          <text:p/>
        </draw:line>
        <draw:line draw:style-name="gr6" draw:text-style-name="P1" draw:layer="layout" svg:x1="74.079cm" svg:y1="5.634cm" svg:x2="72.485cm" svg:y2="5.634cm">
          <text:p/>
        </draw:line>
        <draw:line draw:style-name="gr6" draw:text-style-name="P1" draw:layer="layout" svg:x1="76.479cm" svg:y1="5.719cm" svg:x2="74.358cm" svg:y2="5.719cm">
          <text:p/>
        </draw:line>
        <draw:line draw:style-name="gr6" draw:text-style-name="P1" draw:layer="layout" svg:x1="76.542cm" svg:y1="5.803cm" svg:x2="76.528cm" svg:y2="5.803cm">
          <text:p/>
        </draw:line>
        <draw:line draw:style-name="gr6" draw:text-style-name="P1" draw:layer="layout" svg:x1="76.542cm" svg:y1="5.634cm" svg:x2="76.542cm" svg:y2="5.803cm">
          <text:p/>
        </draw:line>
        <draw:line draw:style-name="gr6" draw:text-style-name="P1" draw:layer="layout" svg:x1="76.528cm" svg:y1="5.634cm" svg:x2="76.542cm" svg:y2="5.634cm">
          <text:p/>
        </draw:line>
        <draw:line draw:style-name="gr6" draw:text-style-name="P1" draw:layer="layout" svg:x1="74.295cm" svg:y1="5.803cm" svg:x2="74.309cm" svg:y2="5.803cm">
          <text:p/>
        </draw:line>
        <draw:line draw:style-name="gr6" draw:text-style-name="P1" draw:layer="layout" svg:x1="74.295cm" svg:y1="5.634cm" svg:x2="74.295cm" svg:y2="5.803cm">
          <text:p/>
        </draw:line>
        <draw:line draw:style-name="gr6" draw:text-style-name="P1" draw:layer="layout" svg:x1="74.309cm" svg:y1="5.634cm" svg:x2="74.295cm" svg:y2="5.634cm">
          <text:p/>
        </draw:line>
        <draw:line draw:style-name="gr6" draw:text-style-name="P1" draw:layer="layout" svg:x1="74.358cm" svg:y1="5.634cm" svg:x2="74.309cm" svg:y2="5.634cm">
          <text:p/>
        </draw:line>
        <draw:polyline draw:style-name="gr6" draw:text-style-name="P1" draw:layer="layout" svg:width="0.049cm" svg:height="0.169cm" svg:x="74.309cm" svg:y="5.634cm" svg:viewBox="0 0 50 170" draw:points="0,170 50,170 50,0">
          <text:p/>
        </draw:polyline>
        <draw:polyline draw:style-name="gr6" draw:text-style-name="P1" draw:layer="layout" svg:width="0.049cm" svg:height="0.169cm" svg:x="76.479cm" svg:y="5.634cm" svg:viewBox="0 0 50 170" draw:points="0,0 0,170 50,170">
          <text:p/>
        </draw:polyline>
        <draw:line draw:style-name="gr6" draw:text-style-name="P1" draw:layer="layout" svg:x1="76.528cm" svg:y1="5.634cm" svg:x2="76.479cm" svg:y2="5.634cm">
          <text:p/>
        </draw:line>
        <draw:line draw:style-name="gr6" draw:text-style-name="P1" draw:layer="layout" svg:x1="74.358cm" svg:y1="5.803cm" svg:x2="76.479cm" svg:y2="5.803cm">
          <text:p/>
        </draw:line>
        <draw:line draw:style-name="gr6" draw:text-style-name="P1" draw:layer="layout" svg:x1="76.479cm" svg:y1="5.634cm" svg:x2="74.358cm" svg:y2="5.634cm">
          <text:p/>
        </draw:line>
        <draw:line draw:style-name="gr6" draw:text-style-name="P1" draw:layer="layout" svg:x1="78.352cm" svg:y1="5.719cm" svg:x2="76.758cm" svg:y2="5.719cm">
          <text:p/>
        </draw:line>
        <draw:line draw:style-name="gr6" draw:text-style-name="P1" draw:layer="layout" svg:x1="78.418cm" svg:y1="5.803cm" svg:x2="78.403cm" svg:y2="5.803cm">
          <text:p/>
        </draw:line>
        <draw:line draw:style-name="gr6" draw:text-style-name="P1" draw:layer="layout" svg:x1="78.418cm" svg:y1="5.634cm" svg:x2="78.418cm" svg:y2="5.803cm">
          <text:p/>
        </draw:line>
        <draw:line draw:style-name="gr6" draw:text-style-name="P1" draw:layer="layout" svg:x1="78.403cm" svg:y1="5.634cm" svg:x2="78.418cm" svg:y2="5.634cm">
          <text:p/>
        </draw:line>
        <draw:line draw:style-name="gr6" draw:text-style-name="P1" draw:layer="layout" svg:x1="76.693cm" svg:y1="5.803cm" svg:x2="76.708cm" svg:y2="5.803cm">
          <text:p/>
        </draw:line>
        <draw:line draw:style-name="gr6" draw:text-style-name="P1" draw:layer="layout" svg:x1="76.693cm" svg:y1="5.634cm" svg:x2="76.693cm" svg:y2="5.803cm">
          <text:p/>
        </draw:line>
        <draw:line draw:style-name="gr6" draw:text-style-name="P1" draw:layer="layout" svg:x1="76.708cm" svg:y1="5.634cm" svg:x2="76.693cm" svg:y2="5.634cm">
          <text:p/>
        </draw:line>
        <draw:polyline draw:style-name="gr6" draw:text-style-name="P1" draw:layer="layout" svg:width="0.051cm" svg:height="0.169cm" svg:x="78.352cm" svg:y="5.634cm" svg:viewBox="0 0 52 170" draw:points="0,0 0,170 52,170">
          <text:p/>
        </draw:polyline>
        <draw:line draw:style-name="gr6" draw:text-style-name="P1" draw:layer="layout" svg:x1="78.403cm" svg:y1="5.634cm" svg:x2="78.352cm" svg:y2="5.634cm">
          <text:p/>
        </draw:line>
        <draw:line draw:style-name="gr6" draw:text-style-name="P1" draw:layer="layout" svg:x1="76.758cm" svg:y1="5.634cm" svg:x2="76.708cm" svg:y2="5.634cm">
          <text:p/>
        </draw:line>
        <draw:polyline draw:style-name="gr6" draw:text-style-name="P1" draw:layer="layout" svg:width="0.05cm" svg:height="0.169cm" svg:x="76.708cm" svg:y="5.634cm" svg:viewBox="0 0 51 170" draw:points="0,170 51,170 51,0">
          <text:p/>
        </draw:polyline>
        <draw:line draw:style-name="gr6" draw:text-style-name="P1" draw:layer="layout" svg:x1="76.758cm" svg:y1="5.803cm" svg:x2="78.352cm" svg:y2="5.803cm">
          <text:p/>
        </draw:line>
        <draw:line draw:style-name="gr6" draw:text-style-name="P1" draw:layer="layout" svg:x1="78.352cm" svg:y1="5.634cm" svg:x2="76.758cm" svg:y2="5.634cm">
          <text:p/>
        </draw:line>
        <draw:line draw:style-name="gr6" draw:text-style-name="P1" draw:layer="layout" svg:x1="43.692cm" svg:y1="5.719cm" svg:x2="45.286cm" svg:y2="5.719cm">
          <text:p/>
        </draw:line>
        <draw:line draw:style-name="gr6" draw:text-style-name="P1" draw:layer="layout" svg:x1="43.626cm" svg:y1="5.803cm" svg:x2="43.641cm" svg:y2="5.803cm">
          <text:p/>
        </draw:line>
        <draw:line draw:style-name="gr6" draw:text-style-name="P1" draw:layer="layout" svg:x1="43.626cm" svg:y1="5.634cm" svg:x2="43.626cm" svg:y2="5.803cm">
          <text:p/>
        </draw:line>
        <draw:line draw:style-name="gr6" draw:text-style-name="P1" draw:layer="layout" svg:x1="43.641cm" svg:y1="5.634cm" svg:x2="43.626cm" svg:y2="5.634cm">
          <text:p/>
        </draw:line>
        <draw:line draw:style-name="gr6" draw:text-style-name="P1" draw:layer="layout" svg:x1="45.351cm" svg:y1="5.803cm" svg:x2="45.336cm" svg:y2="5.803cm">
          <text:p/>
        </draw:line>
        <draw:line draw:style-name="gr6" draw:text-style-name="P1" draw:layer="layout" svg:x1="45.351cm" svg:y1="5.634cm" svg:x2="45.351cm" svg:y2="5.803cm">
          <text:p/>
        </draw:line>
        <draw:line draw:style-name="gr6" draw:text-style-name="P1" draw:layer="layout" svg:x1="45.336cm" svg:y1="5.634cm" svg:x2="45.351cm" svg:y2="5.634cm">
          <text:p/>
        </draw:line>
        <draw:line draw:style-name="gr6" draw:text-style-name="P1" draw:layer="layout" svg:x1="43.641cm" svg:y1="5.634cm" svg:x2="43.692cm" svg:y2="5.634cm">
          <text:p/>
        </draw:line>
        <draw:line draw:style-name="gr6" draw:text-style-name="P1" draw:layer="layout" svg:x1="43.692cm" svg:y1="5.803cm" svg:x2="43.641cm" svg:y2="5.803cm">
          <text:p/>
        </draw:line>
        <draw:line draw:style-name="gr6" draw:text-style-name="P1" draw:layer="layout" svg:x1="43.692cm" svg:y1="5.634cm" svg:x2="43.692cm" svg:y2="5.803cm">
          <text:p/>
        </draw:line>
        <draw:line draw:style-name="gr6" draw:text-style-name="P1" draw:layer="layout" svg:x1="45.286cm" svg:y1="5.803cm" svg:x2="45.286cm" svg:y2="5.634cm">
          <text:p/>
        </draw:line>
        <draw:line draw:style-name="gr6" draw:text-style-name="P1" draw:layer="layout" svg:x1="45.336cm" svg:y1="5.803cm" svg:x2="45.286cm" svg:y2="5.803cm">
          <text:p/>
        </draw:line>
        <draw:line draw:style-name="gr6" draw:text-style-name="P1" draw:layer="layout" svg:x1="45.286cm" svg:y1="5.634cm" svg:x2="45.336cm" svg:y2="5.634cm">
          <text:p/>
        </draw:line>
        <draw:line draw:style-name="gr6" draw:text-style-name="P1" draw:layer="layout" svg:x1="43.692cm" svg:y1="5.634cm" svg:x2="45.286cm" svg:y2="5.634cm">
          <text:p/>
        </draw:line>
        <draw:line draw:style-name="gr6" draw:text-style-name="P1" draw:layer="layout" svg:x1="45.286cm" svg:y1="5.803cm" svg:x2="43.692cm" svg:y2="5.803cm">
          <text:p/>
        </draw:line>
        <draw:line draw:style-name="gr6" draw:text-style-name="P1" draw:layer="layout" svg:x1="47.686cm" svg:y1="5.719cm" svg:x2="45.565cm" svg:y2="5.719cm">
          <text:p/>
        </draw:line>
        <draw:line draw:style-name="gr6" draw:text-style-name="P1" draw:layer="layout" svg:x1="47.749cm" svg:y1="5.803cm" svg:x2="47.735cm" svg:y2="5.803cm">
          <text:p/>
        </draw:line>
        <draw:line draw:style-name="gr6" draw:text-style-name="P1" draw:layer="layout" svg:x1="47.749cm" svg:y1="5.634cm" svg:x2="47.749cm" svg:y2="5.803cm">
          <text:p/>
        </draw:line>
        <draw:line draw:style-name="gr6" draw:text-style-name="P1" draw:layer="layout" svg:x1="47.735cm" svg:y1="5.634cm" svg:x2="47.749cm" svg:y2="5.634cm">
          <text:p/>
        </draw:line>
        <draw:line draw:style-name="gr6" draw:text-style-name="P1" draw:layer="layout" svg:x1="45.501cm" svg:y1="5.803cm" svg:x2="45.516cm" svg:y2="5.803cm">
          <text:p/>
        </draw:line>
        <draw:line draw:style-name="gr6" draw:text-style-name="P1" draw:layer="layout" svg:x1="45.501cm" svg:y1="5.634cm" svg:x2="45.501cm" svg:y2="5.803cm">
          <text:p/>
        </draw:line>
        <draw:line draw:style-name="gr6" draw:text-style-name="P1" draw:layer="layout" svg:x1="45.516cm" svg:y1="5.634cm" svg:x2="45.501cm" svg:y2="5.634cm">
          <text:p/>
        </draw:line>
        <draw:line draw:style-name="gr6" draw:text-style-name="P1" draw:layer="layout" svg:x1="45.565cm" svg:y1="5.634cm" svg:x2="45.516cm" svg:y2="5.634cm">
          <text:p/>
        </draw:line>
        <draw:polyline draw:style-name="gr6" draw:text-style-name="P1" draw:layer="layout" svg:width="0.049cm" svg:height="0.169cm" svg:x="45.516cm" svg:y="5.634cm" svg:viewBox="0 0 50 170" draw:points="0,170 50,170 50,0">
          <text:p/>
        </draw:polyline>
        <draw:polyline draw:style-name="gr6" draw:text-style-name="P1" draw:layer="layout" svg:width="0.049cm" svg:height="0.169cm" svg:x="47.686cm" svg:y="5.634cm" svg:viewBox="0 0 50 170" draw:points="0,0 0,170 50,170">
          <text:p/>
        </draw:polyline>
        <draw:line draw:style-name="gr6" draw:text-style-name="P1" draw:layer="layout" svg:x1="47.735cm" svg:y1="5.634cm" svg:x2="47.686cm" svg:y2="5.634cm">
          <text:p/>
        </draw:line>
        <draw:line draw:style-name="gr6" draw:text-style-name="P1" draw:layer="layout" svg:x1="45.565cm" svg:y1="5.803cm" svg:x2="47.686cm" svg:y2="5.803cm">
          <text:p/>
        </draw:line>
        <draw:line draw:style-name="gr6" draw:text-style-name="P1" draw:layer="layout" svg:x1="47.686cm" svg:y1="5.634cm" svg:x2="45.565cm" svg:y2="5.634cm">
          <text:p/>
        </draw:line>
        <draw:line draw:style-name="gr6" draw:text-style-name="P1" draw:layer="layout" svg:x1="47.965cm" svg:y1="5.719cm" svg:x2="49.559cm" svg:y2="5.719cm">
          <text:p/>
        </draw:line>
        <draw:line draw:style-name="gr6" draw:text-style-name="P1" draw:layer="layout" svg:x1="47.9cm" svg:y1="5.803cm" svg:x2="47.914cm" svg:y2="5.803cm">
          <text:p/>
        </draw:line>
        <draw:line draw:style-name="gr6" draw:text-style-name="P1" draw:layer="layout" svg:x1="47.9cm" svg:y1="5.634cm" svg:x2="47.9cm" svg:y2="5.803cm">
          <text:p/>
        </draw:line>
        <draw:line draw:style-name="gr6" draw:text-style-name="P1" draw:layer="layout" svg:x1="47.914cm" svg:y1="5.634cm" svg:x2="47.9cm" svg:y2="5.634cm">
          <text:p/>
        </draw:line>
        <draw:line draw:style-name="gr6" draw:text-style-name="P1" draw:layer="layout" svg:x1="49.625cm" svg:y1="5.803cm" svg:x2="49.61cm" svg:y2="5.803cm">
          <text:p/>
        </draw:line>
        <draw:line draw:style-name="gr6" draw:text-style-name="P1" draw:layer="layout" svg:x1="49.625cm" svg:y1="5.634cm" svg:x2="49.625cm" svg:y2="5.803cm">
          <text:p/>
        </draw:line>
        <draw:line draw:style-name="gr6" draw:text-style-name="P1" draw:layer="layout" svg:x1="49.61cm" svg:y1="5.634cm" svg:x2="49.625cm" svg:y2="5.634cm">
          <text:p/>
        </draw:line>
        <draw:line draw:style-name="gr6" draw:text-style-name="P1" draw:layer="layout" svg:x1="47.914cm" svg:y1="5.634cm" svg:x2="47.965cm" svg:y2="5.634cm">
          <text:p/>
        </draw:line>
        <draw:line draw:style-name="gr6" draw:text-style-name="P1" draw:layer="layout" svg:x1="47.965cm" svg:y1="5.803cm" svg:x2="47.914cm" svg:y2="5.803cm">
          <text:p/>
        </draw:line>
        <draw:line draw:style-name="gr6" draw:text-style-name="P1" draw:layer="layout" svg:x1="47.965cm" svg:y1="5.634cm" svg:x2="47.965cm" svg:y2="5.803cm">
          <text:p/>
        </draw:line>
        <draw:line draw:style-name="gr6" draw:text-style-name="P1" draw:layer="layout" svg:x1="49.559cm" svg:y1="5.803cm" svg:x2="49.559cm" svg:y2="5.634cm">
          <text:p/>
        </draw:line>
        <draw:line draw:style-name="gr6" draw:text-style-name="P1" draw:layer="layout" svg:x1="49.61cm" svg:y1="5.803cm" svg:x2="49.559cm" svg:y2="5.803cm">
          <text:p/>
        </draw:line>
        <draw:line draw:style-name="gr6" draw:text-style-name="P1" draw:layer="layout" svg:x1="49.559cm" svg:y1="5.634cm" svg:x2="49.61cm" svg:y2="5.634cm">
          <text:p/>
        </draw:line>
        <draw:line draw:style-name="gr6" draw:text-style-name="P1" draw:layer="layout" svg:x1="47.965cm" svg:y1="5.634cm" svg:x2="49.559cm" svg:y2="5.634cm">
          <text:p/>
        </draw:line>
        <draw:line draw:style-name="gr6" draw:text-style-name="P1" draw:layer="layout" svg:x1="49.559cm" svg:y1="5.803cm" svg:x2="47.965cm" svg:y2="5.803cm">
          <text:p/>
        </draw:line>
        <draw:line draw:style-name="gr6" draw:text-style-name="P1" draw:layer="layout" svg:x1="50.609cm" svg:y1="5.719cm" svg:x2="49.839cm" svg:y2="5.719cm">
          <text:p/>
        </draw:line>
        <draw:line draw:style-name="gr6" draw:text-style-name="P1" draw:layer="layout" svg:x1="50.675cm" svg:y1="5.803cm" svg:x2="50.66cm" svg:y2="5.803cm">
          <text:p/>
        </draw:line>
        <draw:line draw:style-name="gr6" draw:text-style-name="P1" draw:layer="layout" svg:x1="50.675cm" svg:y1="5.634cm" svg:x2="50.675cm" svg:y2="5.803cm">
          <text:p/>
        </draw:line>
        <draw:line draw:style-name="gr6" draw:text-style-name="P1" draw:layer="layout" svg:x1="50.66cm" svg:y1="5.634cm" svg:x2="50.675cm" svg:y2="5.634cm">
          <text:p/>
        </draw:line>
        <draw:line draw:style-name="gr6" draw:text-style-name="P1" draw:layer="layout" svg:x1="49.775cm" svg:y1="5.803cm" svg:x2="49.79cm" svg:y2="5.803cm">
          <text:p/>
        </draw:line>
        <draw:line draw:style-name="gr6" draw:text-style-name="P1" draw:layer="layout" svg:x1="49.775cm" svg:y1="5.634cm" svg:x2="49.775cm" svg:y2="5.803cm">
          <text:p/>
        </draw:line>
        <draw:line draw:style-name="gr6" draw:text-style-name="P1" draw:layer="layout" svg:x1="49.79cm" svg:y1="5.634cm" svg:x2="49.775cm" svg:y2="5.634cm">
          <text:p/>
        </draw:line>
        <draw:line draw:style-name="gr6" draw:text-style-name="P1" draw:layer="layout" svg:x1="49.839cm" svg:y1="5.634cm" svg:x2="49.79cm" svg:y2="5.634cm">
          <text:p/>
        </draw:line>
        <draw:polyline draw:style-name="gr6" draw:text-style-name="P1" draw:layer="layout" svg:width="0.049cm" svg:height="0.169cm" svg:x="49.79cm" svg:y="5.634cm" svg:viewBox="0 0 50 170" draw:points="0,170 50,170 50,0">
          <text:p/>
        </draw:polyline>
        <draw:polyline draw:style-name="gr6" draw:text-style-name="P1" draw:layer="layout" svg:width="0.051cm" svg:height="0.169cm" svg:x="50.609cm" svg:y="5.634cm" svg:viewBox="0 0 52 170" draw:points="0,0 0,170 52,170">
          <text:p/>
        </draw:polyline>
        <draw:line draw:style-name="gr6" draw:text-style-name="P1" draw:layer="layout" svg:x1="50.66cm" svg:y1="5.634cm" svg:x2="50.609cm" svg:y2="5.634cm">
          <text:p/>
        </draw:line>
        <draw:line draw:style-name="gr6" draw:text-style-name="P1" draw:layer="layout" svg:x1="49.839cm" svg:y1="5.803cm" svg:x2="50.609cm" svg:y2="5.803cm">
          <text:p/>
        </draw:line>
        <draw:line draw:style-name="gr6" draw:text-style-name="P1" draw:layer="layout" svg:x1="50.609cm" svg:y1="5.634cm" svg:x2="49.839cm" svg:y2="5.634cm">
          <text:p/>
        </draw:line>
        <draw:line draw:style-name="gr6" draw:text-style-name="P1" draw:layer="layout" svg:x1="50.888cm" svg:y1="5.719cm" svg:x2="52.484cm" svg:y2="5.719cm">
          <text:p/>
        </draw:line>
        <draw:line draw:style-name="gr6" draw:text-style-name="P1" draw:layer="layout" svg:x1="50.825cm" svg:y1="5.803cm" svg:x2="50.84cm" svg:y2="5.803cm">
          <text:p/>
        </draw:line>
        <draw:line draw:style-name="gr6" draw:text-style-name="P1" draw:layer="layout" svg:x1="50.825cm" svg:y1="5.634cm" svg:x2="50.825cm" svg:y2="5.803cm">
          <text:p/>
        </draw:line>
        <draw:line draw:style-name="gr6" draw:text-style-name="P1" draw:layer="layout" svg:x1="50.84cm" svg:y1="5.634cm" svg:x2="50.825cm" svg:y2="5.634cm">
          <text:p/>
        </draw:line>
        <draw:line draw:style-name="gr6" draw:text-style-name="P1" draw:layer="layout" svg:x1="52.548cm" svg:y1="5.803cm" svg:x2="52.533cm" svg:y2="5.803cm">
          <text:p/>
        </draw:line>
        <draw:line draw:style-name="gr6" draw:text-style-name="P1" draw:layer="layout" svg:x1="52.548cm" svg:y1="5.634cm" svg:x2="52.548cm" svg:y2="5.803cm">
          <text:p/>
        </draw:line>
        <draw:line draw:style-name="gr6" draw:text-style-name="P1" draw:layer="layout" svg:x1="52.533cm" svg:y1="5.634cm" svg:x2="52.548cm" svg:y2="5.634cm">
          <text:p/>
        </draw:line>
        <draw:line draw:style-name="gr6" draw:text-style-name="P1" draw:layer="layout" svg:x1="50.84cm" svg:y1="5.634cm" svg:x2="50.888cm" svg:y2="5.634cm">
          <text:p/>
        </draw:line>
        <draw:line draw:style-name="gr6" draw:text-style-name="P1" draw:layer="layout" svg:x1="50.888cm" svg:y1="5.803cm" svg:x2="50.84cm" svg:y2="5.803cm">
          <text:p/>
        </draw:line>
        <draw:line draw:style-name="gr6" draw:text-style-name="P1" draw:layer="layout" svg:x1="50.888cm" svg:y1="5.634cm" svg:x2="50.888cm" svg:y2="5.803cm">
          <text:p/>
        </draw:line>
        <draw:line draw:style-name="gr6" draw:text-style-name="P1" draw:layer="layout" svg:x1="52.484cm" svg:y1="5.803cm" svg:x2="52.484cm" svg:y2="5.634cm">
          <text:p/>
        </draw:line>
        <draw:line draw:style-name="gr6" draw:text-style-name="P1" draw:layer="layout" svg:x1="52.533cm" svg:y1="5.803cm" svg:x2="52.484cm" svg:y2="5.803cm">
          <text:p/>
        </draw:line>
        <draw:line draw:style-name="gr6" draw:text-style-name="P1" draw:layer="layout" svg:x1="52.484cm" svg:y1="5.634cm" svg:x2="52.533cm" svg:y2="5.634cm">
          <text:p/>
        </draw:line>
        <draw:line draw:style-name="gr6" draw:text-style-name="P1" draw:layer="layout" svg:x1="50.888cm" svg:y1="5.634cm" svg:x2="52.484cm" svg:y2="5.634cm">
          <text:p/>
        </draw:line>
        <draw:line draw:style-name="gr6" draw:text-style-name="P1" draw:layer="layout" svg:x1="52.484cm" svg:y1="5.803cm" svg:x2="50.888cm" svg:y2="5.803cm">
          <text:p/>
        </draw:line>
        <draw:line draw:style-name="gr6" draw:text-style-name="P1" draw:layer="layout" svg:x1="54.883cm" svg:y1="5.719cm" svg:x2="52.764cm" svg:y2="5.719cm">
          <text:p/>
        </draw:line>
        <draw:line draw:style-name="gr6" draw:text-style-name="P1" draw:layer="layout" svg:x1="54.948cm" svg:y1="5.803cm" svg:x2="54.933cm" svg:y2="5.803cm">
          <text:p/>
        </draw:line>
        <draw:line draw:style-name="gr6" draw:text-style-name="P1" draw:layer="layout" svg:x1="54.948cm" svg:y1="5.634cm" svg:x2="54.948cm" svg:y2="5.803cm">
          <text:p/>
        </draw:line>
        <draw:line draw:style-name="gr6" draw:text-style-name="P1" draw:layer="layout" svg:x1="54.933cm" svg:y1="5.634cm" svg:x2="54.948cm" svg:y2="5.634cm">
          <text:p/>
        </draw:line>
        <draw:line draw:style-name="gr6" draw:text-style-name="P1" draw:layer="layout" svg:x1="52.698cm" svg:y1="5.803cm" svg:x2="52.713cm" svg:y2="5.803cm">
          <text:p/>
        </draw:line>
        <draw:line draw:style-name="gr6" draw:text-style-name="P1" draw:layer="layout" svg:x1="52.698cm" svg:y1="5.634cm" svg:x2="52.698cm" svg:y2="5.803cm">
          <text:p/>
        </draw:line>
        <draw:line draw:style-name="gr6" draw:text-style-name="P1" draw:layer="layout" svg:x1="52.713cm" svg:y1="5.634cm" svg:x2="52.698cm" svg:y2="5.634cm">
          <text:p/>
        </draw:line>
        <draw:line draw:style-name="gr6" draw:text-style-name="P1" draw:layer="layout" svg:x1="52.764cm" svg:y1="5.634cm" svg:x2="52.713cm" svg:y2="5.634cm">
          <text:p/>
        </draw:line>
        <draw:polyline draw:style-name="gr6" draw:text-style-name="P1" draw:layer="layout" svg:width="0.051cm" svg:height="0.169cm" svg:x="52.713cm" svg:y="5.634cm" svg:viewBox="0 0 52 170" draw:points="0,170 52,170 52,0">
          <text:p/>
        </draw:polyline>
        <draw:polyline draw:style-name="gr6" draw:text-style-name="P1" draw:layer="layout" svg:width="0.05cm" svg:height="0.169cm" svg:x="54.883cm" svg:y="5.634cm" svg:viewBox="0 0 51 170" draw:points="0,0 0,170 51,170">
          <text:p/>
        </draw:polyline>
        <draw:line draw:style-name="gr6" draw:text-style-name="P1" draw:layer="layout" svg:x1="54.933cm" svg:y1="5.634cm" svg:x2="54.883cm" svg:y2="5.634cm">
          <text:p/>
        </draw:line>
        <draw:line draw:style-name="gr6" draw:text-style-name="P1" draw:layer="layout" svg:x1="52.764cm" svg:y1="5.803cm" svg:x2="54.883cm" svg:y2="5.803cm">
          <text:p/>
        </draw:line>
        <draw:line draw:style-name="gr6" draw:text-style-name="P1" draw:layer="layout" svg:x1="54.883cm" svg:y1="5.634cm" svg:x2="52.764cm" svg:y2="5.634cm">
          <text:p/>
        </draw:line>
        <draw:line draw:style-name="gr6" draw:text-style-name="P1" draw:layer="layout" svg:x1="55.164cm" svg:y1="5.719cm" svg:x2="56.758cm" svg:y2="5.719cm">
          <text:p/>
        </draw:line>
        <draw:line draw:style-name="gr6" draw:text-style-name="P1" draw:layer="layout" svg:x1="55.098cm" svg:y1="5.803cm" svg:x2="55.113cm" svg:y2="5.803cm">
          <text:p/>
        </draw:line>
        <draw:line draw:style-name="gr6" draw:text-style-name="P1" draw:layer="layout" svg:x1="55.098cm" svg:y1="5.634cm" svg:x2="55.098cm" svg:y2="5.803cm">
          <text:p/>
        </draw:line>
        <draw:line draw:style-name="gr6" draw:text-style-name="P1" draw:layer="layout" svg:x1="55.113cm" svg:y1="5.634cm" svg:x2="55.098cm" svg:y2="5.634cm">
          <text:p/>
        </draw:line>
        <draw:line draw:style-name="gr6" draw:text-style-name="P1" draw:layer="layout" svg:x1="56.824cm" svg:y1="5.803cm" svg:x2="56.809cm" svg:y2="5.803cm">
          <text:p/>
        </draw:line>
        <draw:line draw:style-name="gr6" draw:text-style-name="P1" draw:layer="layout" svg:x1="56.824cm" svg:y1="5.634cm" svg:x2="56.824cm" svg:y2="5.803cm">
          <text:p/>
        </draw:line>
        <draw:line draw:style-name="gr6" draw:text-style-name="P1" draw:layer="layout" svg:x1="56.809cm" svg:y1="5.634cm" svg:x2="56.824cm" svg:y2="5.634cm">
          <text:p/>
        </draw:line>
        <draw:line draw:style-name="gr6" draw:text-style-name="P1" draw:layer="layout" svg:x1="55.113cm" svg:y1="5.634cm" svg:x2="55.164cm" svg:y2="5.634cm">
          <text:p/>
        </draw:line>
        <draw:line draw:style-name="gr6" draw:text-style-name="P1" draw:layer="layout" svg:x1="55.164cm" svg:y1="5.803cm" svg:x2="55.113cm" svg:y2="5.803cm">
          <text:p/>
        </draw:line>
        <draw:line draw:style-name="gr6" draw:text-style-name="P1" draw:layer="layout" svg:x1="55.164cm" svg:y1="5.634cm" svg:x2="55.164cm" svg:y2="5.803cm">
          <text:p/>
        </draw:line>
        <draw:line draw:style-name="gr6" draw:text-style-name="P1" draw:layer="layout" svg:x1="56.758cm" svg:y1="5.803cm" svg:x2="56.758cm" svg:y2="5.634cm">
          <text:p/>
        </draw:line>
        <draw:line draw:style-name="gr6" draw:text-style-name="P1" draw:layer="layout" svg:x1="56.809cm" svg:y1="5.803cm" svg:x2="56.758cm" svg:y2="5.803cm">
          <text:p/>
        </draw:line>
        <draw:line draw:style-name="gr6" draw:text-style-name="P1" draw:layer="layout" svg:x1="56.758cm" svg:y1="5.634cm" svg:x2="56.809cm" svg:y2="5.634cm">
          <text:p/>
        </draw:line>
        <draw:line draw:style-name="gr6" draw:text-style-name="P1" draw:layer="layout" svg:x1="55.164cm" svg:y1="5.634cm" svg:x2="56.758cm" svg:y2="5.634cm">
          <text:p/>
        </draw:line>
        <draw:line draw:style-name="gr6" draw:text-style-name="P1" draw:layer="layout" svg:x1="56.758cm" svg:y1="5.803cm" svg:x2="55.164cm" svg:y2="5.803cm">
          <text:p/>
        </draw:line>
        <draw:line draw:style-name="gr6" draw:text-style-name="P1" draw:layer="layout" svg:x1="57.808cm" svg:y1="5.719cm" svg:x2="57.037cm" svg:y2="5.719cm">
          <text:p/>
        </draw:line>
        <draw:line draw:style-name="gr6" draw:text-style-name="P1" draw:layer="layout" svg:x1="57.873cm" svg:y1="5.803cm" svg:x2="57.859cm" svg:y2="5.803cm">
          <text:p/>
        </draw:line>
        <draw:line draw:style-name="gr6" draw:text-style-name="P1" draw:layer="layout" svg:x1="57.873cm" svg:y1="5.634cm" svg:x2="57.873cm" svg:y2="5.803cm">
          <text:p/>
        </draw:line>
        <draw:line draw:style-name="gr6" draw:text-style-name="P1" draw:layer="layout" svg:x1="57.859cm" svg:y1="5.634cm" svg:x2="57.873cm" svg:y2="5.634cm">
          <text:p/>
        </draw:line>
        <draw:line draw:style-name="gr6" draw:text-style-name="P1" draw:layer="layout" svg:x1="56.974cm" svg:y1="5.803cm" svg:x2="56.989cm" svg:y2="5.803cm">
          <text:p/>
        </draw:line>
        <draw:line draw:style-name="gr6" draw:text-style-name="P1" draw:layer="layout" svg:x1="56.974cm" svg:y1="5.634cm" svg:x2="56.974cm" svg:y2="5.803cm">
          <text:p/>
        </draw:line>
        <draw:line draw:style-name="gr6" draw:text-style-name="P1" draw:layer="layout" svg:x1="56.989cm" svg:y1="5.634cm" svg:x2="56.974cm" svg:y2="5.634cm">
          <text:p/>
        </draw:line>
        <draw:line draw:style-name="gr6" draw:text-style-name="P1" draw:layer="layout" svg:x1="57.037cm" svg:y1="5.634cm" svg:x2="56.989cm" svg:y2="5.634cm">
          <text:p/>
        </draw:line>
        <draw:polyline draw:style-name="gr6" draw:text-style-name="P1" draw:layer="layout" svg:width="0.048cm" svg:height="0.169cm" svg:x="56.989cm" svg:y="5.634cm" svg:viewBox="0 0 49 170" draw:points="0,170 49,170 49,0">
          <text:p/>
        </draw:polyline>
        <draw:polyline draw:style-name="gr6" draw:text-style-name="P1" draw:layer="layout" svg:width="0.051cm" svg:height="0.169cm" svg:x="57.808cm" svg:y="5.634cm" svg:viewBox="0 0 52 170" draw:points="0,0 0,170 52,170">
          <text:p/>
        </draw:polyline>
        <draw:line draw:style-name="gr6" draw:text-style-name="P1" draw:layer="layout" svg:x1="57.859cm" svg:y1="5.634cm" svg:x2="57.808cm" svg:y2="5.634cm">
          <text:p/>
        </draw:line>
        <draw:line draw:style-name="gr6" draw:text-style-name="P1" draw:layer="layout" svg:x1="57.037cm" svg:y1="5.803cm" svg:x2="57.808cm" svg:y2="5.803cm">
          <text:p/>
        </draw:line>
        <draw:line draw:style-name="gr6" draw:text-style-name="P1" draw:layer="layout" svg:x1="57.808cm" svg:y1="5.634cm" svg:x2="57.037cm" svg:y2="5.634cm">
          <text:p/>
        </draw:line>
        <draw:line draw:style-name="gr6" draw:text-style-name="P1" draw:layer="layout" svg:x1="58.087cm" svg:y1="5.719cm" svg:x2="59.683cm" svg:y2="5.719cm">
          <text:p/>
        </draw:line>
        <draw:line draw:style-name="gr6" draw:text-style-name="P1" draw:layer="layout" svg:x1="58.022cm" svg:y1="5.803cm" svg:x2="58.039cm" svg:y2="5.803cm">
          <text:p/>
        </draw:line>
        <draw:line draw:style-name="gr6" draw:text-style-name="P1" draw:layer="layout" svg:x1="58.022cm" svg:y1="5.634cm" svg:x2="58.022cm" svg:y2="5.803cm">
          <text:p/>
        </draw:line>
        <draw:line draw:style-name="gr6" draw:text-style-name="P1" draw:layer="layout" svg:x1="58.039cm" svg:y1="5.634cm" svg:x2="58.022cm" svg:y2="5.634cm">
          <text:p/>
        </draw:line>
        <draw:line draw:style-name="gr6" draw:text-style-name="P1" draw:layer="layout" svg:x1="59.747cm" svg:y1="5.803cm" svg:x2="59.732cm" svg:y2="5.803cm">
          <text:p/>
        </draw:line>
        <draw:line draw:style-name="gr6" draw:text-style-name="P1" draw:layer="layout" svg:x1="59.747cm" svg:y1="5.634cm" svg:x2="59.747cm" svg:y2="5.803cm">
          <text:p/>
        </draw:line>
        <draw:line draw:style-name="gr6" draw:text-style-name="P1" draw:layer="layout" svg:x1="59.732cm" svg:y1="5.634cm" svg:x2="59.747cm" svg:y2="5.634cm">
          <text:p/>
        </draw:line>
        <draw:line draw:style-name="gr6" draw:text-style-name="P1" draw:layer="layout" svg:x1="58.039cm" svg:y1="5.634cm" svg:x2="58.087cm" svg:y2="5.634cm">
          <text:p/>
        </draw:line>
        <draw:line draw:style-name="gr6" draw:text-style-name="P1" draw:layer="layout" svg:x1="58.087cm" svg:y1="5.803cm" svg:x2="58.039cm" svg:y2="5.803cm">
          <text:p/>
        </draw:line>
        <draw:line draw:style-name="gr6" draw:text-style-name="P1" draw:layer="layout" svg:x1="58.087cm" svg:y1="5.634cm" svg:x2="58.087cm" svg:y2="5.803cm">
          <text:p/>
        </draw:line>
        <draw:line draw:style-name="gr6" draw:text-style-name="P1" draw:layer="layout" svg:x1="59.683cm" svg:y1="5.803cm" svg:x2="59.683cm" svg:y2="5.634cm">
          <text:p/>
        </draw:line>
        <draw:line draw:style-name="gr6" draw:text-style-name="P1" draw:layer="layout" svg:x1="59.732cm" svg:y1="5.803cm" svg:x2="59.683cm" svg:y2="5.803cm">
          <text:p/>
        </draw:line>
        <draw:line draw:style-name="gr6" draw:text-style-name="P1" draw:layer="layout" svg:x1="59.683cm" svg:y1="5.634cm" svg:x2="59.732cm" svg:y2="5.634cm">
          <text:p/>
        </draw:line>
        <draw:line draw:style-name="gr6" draw:text-style-name="P1" draw:layer="layout" svg:x1="58.087cm" svg:y1="5.634cm" svg:x2="59.683cm" svg:y2="5.634cm">
          <text:p/>
        </draw:line>
        <draw:line draw:style-name="gr6" draw:text-style-name="P1" draw:layer="layout" svg:x1="59.683cm" svg:y1="5.803cm" svg:x2="58.087cm" svg:y2="5.803cm">
          <text:p/>
        </draw:line>
        <draw:line draw:style-name="gr6" draw:text-style-name="P1" draw:layer="layout" svg:x1="62.081cm" svg:y1="5.719cm" svg:x2="59.963cm" svg:y2="5.719cm">
          <text:p/>
        </draw:line>
        <draw:line draw:style-name="gr6" draw:text-style-name="P1" draw:layer="layout" svg:x1="62.147cm" svg:y1="5.803cm" svg:x2="62.132cm" svg:y2="5.803cm">
          <text:p/>
        </draw:line>
        <draw:line draw:style-name="gr6" draw:text-style-name="P1" draw:layer="layout" svg:x1="62.147cm" svg:y1="5.634cm" svg:x2="62.147cm" svg:y2="5.803cm">
          <text:p/>
        </draw:line>
        <draw:line draw:style-name="gr6" draw:text-style-name="P1" draw:layer="layout" svg:x1="62.132cm" svg:y1="5.634cm" svg:x2="62.147cm" svg:y2="5.634cm">
          <text:p/>
        </draw:line>
        <draw:line draw:style-name="gr6" draw:text-style-name="P1" draw:layer="layout" svg:x1="59.897cm" svg:y1="5.803cm" svg:x2="59.912cm" svg:y2="5.803cm">
          <text:p/>
        </draw:line>
        <draw:line draw:style-name="gr6" draw:text-style-name="P1" draw:layer="layout" svg:x1="59.897cm" svg:y1="5.634cm" svg:x2="59.897cm" svg:y2="5.803cm">
          <text:p/>
        </draw:line>
        <draw:line draw:style-name="gr6" draw:text-style-name="P1" draw:layer="layout" svg:x1="59.912cm" svg:y1="5.634cm" svg:x2="59.897cm" svg:y2="5.634cm">
          <text:p/>
        </draw:line>
        <draw:line draw:style-name="gr6" draw:text-style-name="P1" draw:layer="layout" svg:x1="59.963cm" svg:y1="5.634cm" svg:x2="59.912cm" svg:y2="5.634cm">
          <text:p/>
        </draw:line>
        <draw:polyline draw:style-name="gr6" draw:text-style-name="P1" draw:layer="layout" svg:width="0.051cm" svg:height="0.169cm" svg:x="59.912cm" svg:y="5.634cm" svg:viewBox="0 0 52 170" draw:points="0,170 52,170 52,0">
          <text:p/>
        </draw:polyline>
        <draw:polyline draw:style-name="gr6" draw:text-style-name="P1" draw:layer="layout" svg:width="0.051cm" svg:height="0.169cm" svg:x="62.081cm" svg:y="5.634cm" svg:viewBox="0 0 52 170" draw:points="0,0 0,170 52,170">
          <text:p/>
        </draw:polyline>
        <draw:line draw:style-name="gr6" draw:text-style-name="P1" draw:layer="layout" svg:x1="62.132cm" svg:y1="5.634cm" svg:x2="62.081cm" svg:y2="5.634cm">
          <text:p/>
        </draw:line>
        <draw:line draw:style-name="gr6" draw:text-style-name="P1" draw:layer="layout" svg:x1="59.963cm" svg:y1="5.803cm" svg:x2="62.081cm" svg:y2="5.803cm">
          <text:p/>
        </draw:line>
        <draw:line draw:style-name="gr6" draw:text-style-name="P1" draw:layer="layout" svg:x1="62.081cm" svg:y1="5.634cm" svg:x2="59.963cm" svg:y2="5.634cm">
          <text:p/>
        </draw:line>
        <draw:line draw:style-name="gr6" draw:text-style-name="P1" draw:layer="layout" svg:x1="62.361cm" svg:y1="5.719cm" svg:x2="63.957cm" svg:y2="5.719cm">
          <text:p/>
        </draw:line>
        <draw:line draw:style-name="gr6" draw:text-style-name="P1" draw:layer="layout" svg:x1="62.297cm" svg:y1="5.803cm" svg:x2="62.312cm" svg:y2="5.803cm">
          <text:p/>
        </draw:line>
        <draw:line draw:style-name="gr6" draw:text-style-name="P1" draw:layer="layout" svg:x1="62.297cm" svg:y1="5.634cm" svg:x2="62.297cm" svg:y2="5.803cm">
          <text:p/>
        </draw:line>
        <draw:line draw:style-name="gr6" draw:text-style-name="P1" draw:layer="layout" svg:x1="62.312cm" svg:y1="5.634cm" svg:x2="62.297cm" svg:y2="5.634cm">
          <text:p/>
        </draw:line>
        <draw:line draw:style-name="gr6" draw:text-style-name="P1" draw:layer="layout" svg:x1="64.02cm" svg:y1="5.803cm" svg:x2="64.005cm" svg:y2="5.803cm">
          <text:p/>
        </draw:line>
        <draw:line draw:style-name="gr6" draw:text-style-name="P1" draw:layer="layout" svg:x1="64.02cm" svg:y1="5.634cm" svg:x2="64.02cm" svg:y2="5.803cm">
          <text:p/>
        </draw:line>
        <draw:line draw:style-name="gr6" draw:text-style-name="P1" draw:layer="layout" svg:x1="64.005cm" svg:y1="5.634cm" svg:x2="64.02cm" svg:y2="5.634cm">
          <text:p/>
        </draw:line>
        <draw:line draw:style-name="gr6" draw:text-style-name="P1" draw:layer="layout" svg:x1="63.957cm" svg:y1="5.803cm" svg:x2="63.957cm" svg:y2="5.634cm">
          <text:p/>
        </draw:line>
        <draw:line draw:style-name="gr6" draw:text-style-name="P1" draw:layer="layout" svg:x1="64.005cm" svg:y1="5.803cm" svg:x2="63.957cm" svg:y2="5.803cm">
          <text:p/>
        </draw:line>
        <draw:line draw:style-name="gr6" draw:text-style-name="P1" draw:layer="layout" svg:x1="63.957cm" svg:y1="5.634cm" svg:x2="64.005cm" svg:y2="5.634cm">
          <text:p/>
        </draw:line>
        <draw:line draw:style-name="gr6" draw:text-style-name="P1" draw:layer="layout" svg:x1="62.312cm" svg:y1="5.634cm" svg:x2="62.361cm" svg:y2="5.634cm">
          <text:p/>
        </draw:line>
        <draw:line draw:style-name="gr6" draw:text-style-name="P1" draw:layer="layout" svg:x1="62.361cm" svg:y1="5.803cm" svg:x2="62.312cm" svg:y2="5.803cm">
          <text:p/>
        </draw:line>
        <draw:line draw:style-name="gr6" draw:text-style-name="P1" draw:layer="layout" svg:x1="62.361cm" svg:y1="5.634cm" svg:x2="62.361cm" svg:y2="5.803cm">
          <text:p/>
        </draw:line>
        <draw:line draw:style-name="gr6" draw:text-style-name="P1" draw:layer="layout" svg:x1="62.361cm" svg:y1="5.634cm" svg:x2="63.957cm" svg:y2="5.634cm">
          <text:p/>
        </draw:line>
        <draw:line draw:style-name="gr6" draw:text-style-name="P1" draw:layer="layout" svg:x1="63.957cm" svg:y1="5.803cm" svg:x2="62.361cm" svg:y2="5.803cm">
          <text:p/>
        </draw:line>
        <draw:line draw:style-name="gr6" draw:text-style-name="P1" draw:layer="layout" svg:x1="22.095cm" svg:y1="5.719cm" svg:x2="23.691cm" svg:y2="5.719cm">
          <text:p/>
        </draw:line>
        <draw:line draw:style-name="gr6" draw:text-style-name="P1" draw:layer="layout" svg:x1="22.032cm" svg:y1="5.803cm" svg:x2="22.047cm" svg:y2="5.803cm">
          <text:p/>
        </draw:line>
        <draw:line draw:style-name="gr6" draw:text-style-name="P1" draw:layer="layout" svg:x1="22.032cm" svg:y1="5.634cm" svg:x2="22.032cm" svg:y2="5.803cm">
          <text:p/>
        </draw:line>
        <draw:line draw:style-name="gr6" draw:text-style-name="P1" draw:layer="layout" svg:x1="22.047cm" svg:y1="5.634cm" svg:x2="22.032cm" svg:y2="5.634cm">
          <text:p/>
        </draw:line>
        <draw:line draw:style-name="gr6" draw:text-style-name="P1" draw:layer="layout" svg:x1="23.755cm" svg:y1="5.803cm" svg:x2="23.74cm" svg:y2="5.803cm">
          <text:p/>
        </draw:line>
        <draw:line draw:style-name="gr6" draw:text-style-name="P1" draw:layer="layout" svg:x1="23.755cm" svg:y1="5.634cm" svg:x2="23.755cm" svg:y2="5.803cm">
          <text:p/>
        </draw:line>
        <draw:line draw:style-name="gr6" draw:text-style-name="P1" draw:layer="layout" svg:x1="23.74cm" svg:y1="5.634cm" svg:x2="23.755cm" svg:y2="5.634cm">
          <text:p/>
        </draw:line>
        <draw:line draw:style-name="gr6" draw:text-style-name="P1" draw:layer="layout" svg:x1="22.047cm" svg:y1="5.634cm" svg:x2="22.095cm" svg:y2="5.634cm">
          <text:p/>
        </draw:line>
        <draw:line draw:style-name="gr6" draw:text-style-name="P1" draw:layer="layout" svg:x1="22.095cm" svg:y1="5.803cm" svg:x2="22.047cm" svg:y2="5.803cm">
          <text:p/>
        </draw:line>
        <draw:line draw:style-name="gr6" draw:text-style-name="P1" draw:layer="layout" svg:x1="22.095cm" svg:y1="5.634cm" svg:x2="22.095cm" svg:y2="5.803cm">
          <text:p/>
        </draw:line>
        <draw:line draw:style-name="gr6" draw:text-style-name="P1" draw:layer="layout" svg:x1="23.691cm" svg:y1="5.803cm" svg:x2="23.691cm" svg:y2="5.634cm">
          <text:p/>
        </draw:line>
        <draw:line draw:style-name="gr6" draw:text-style-name="P1" draw:layer="layout" svg:x1="23.74cm" svg:y1="5.803cm" svg:x2="23.691cm" svg:y2="5.803cm">
          <text:p/>
        </draw:line>
        <draw:line draw:style-name="gr6" draw:text-style-name="P1" draw:layer="layout" svg:x1="23.691cm" svg:y1="5.634cm" svg:x2="23.74cm" svg:y2="5.634cm">
          <text:p/>
        </draw:line>
        <draw:line draw:style-name="gr6" draw:text-style-name="P1" draw:layer="layout" svg:x1="22.095cm" svg:y1="5.634cm" svg:x2="23.691cm" svg:y2="5.634cm">
          <text:p/>
        </draw:line>
        <draw:line draw:style-name="gr6" draw:text-style-name="P1" draw:layer="layout" svg:x1="23.691cm" svg:y1="5.803cm" svg:x2="22.095cm" svg:y2="5.803cm">
          <text:p/>
        </draw:line>
        <draw:line draw:style-name="gr6" draw:text-style-name="P1" draw:layer="layout" svg:x1="26.09cm" svg:y1="5.719cm" svg:x2="23.971cm" svg:y2="5.719cm">
          <text:p/>
        </draw:line>
        <draw:line draw:style-name="gr6" draw:text-style-name="P1" draw:layer="layout" svg:x1="26.155cm" svg:y1="5.803cm" svg:x2="26.14cm" svg:y2="5.803cm">
          <text:p/>
        </draw:line>
        <draw:line draw:style-name="gr6" draw:text-style-name="P1" draw:layer="layout" svg:x1="26.155cm" svg:y1="5.634cm" svg:x2="26.155cm" svg:y2="5.803cm">
          <text:p/>
        </draw:line>
        <draw:line draw:style-name="gr6" draw:text-style-name="P1" draw:layer="layout" svg:x1="26.14cm" svg:y1="5.634cm" svg:x2="26.155cm" svg:y2="5.634cm">
          <text:p/>
        </draw:line>
        <draw:line draw:style-name="gr6" draw:text-style-name="P1" draw:layer="layout" svg:x1="23.905cm" svg:y1="5.803cm" svg:x2="23.92cm" svg:y2="5.803cm">
          <text:p/>
        </draw:line>
        <draw:line draw:style-name="gr6" draw:text-style-name="P1" draw:layer="layout" svg:x1="23.905cm" svg:y1="5.634cm" svg:x2="23.905cm" svg:y2="5.803cm">
          <text:p/>
        </draw:line>
        <draw:line draw:style-name="gr6" draw:text-style-name="P1" draw:layer="layout" svg:x1="23.92cm" svg:y1="5.634cm" svg:x2="23.905cm" svg:y2="5.634cm">
          <text:p/>
        </draw:line>
        <draw:line draw:style-name="gr6" draw:text-style-name="P1" draw:layer="layout" svg:x1="23.971cm" svg:y1="5.634cm" svg:x2="23.92cm" svg:y2="5.634cm">
          <text:p/>
        </draw:line>
        <draw:polyline draw:style-name="gr6" draw:text-style-name="P1" draw:layer="layout" svg:width="0.051cm" svg:height="0.169cm" svg:x="23.92cm" svg:y="5.634cm" svg:viewBox="0 0 52 170" draw:points="0,170 52,170 52,0">
          <text:p/>
        </draw:polyline>
        <draw:polyline draw:style-name="gr6" draw:text-style-name="P1" draw:layer="layout" svg:width="0.05cm" svg:height="0.169cm" svg:x="26.09cm" svg:y="5.634cm" svg:viewBox="0 0 51 170" draw:points="0,0 0,170 51,170">
          <text:p/>
        </draw:polyline>
        <draw:line draw:style-name="gr6" draw:text-style-name="P1" draw:layer="layout" svg:x1="26.14cm" svg:y1="5.634cm" svg:x2="26.09cm" svg:y2="5.634cm">
          <text:p/>
        </draw:line>
        <draw:line draw:style-name="gr6" draw:text-style-name="P1" draw:layer="layout" svg:x1="23.971cm" svg:y1="5.803cm" svg:x2="26.09cm" svg:y2="5.803cm">
          <text:p/>
        </draw:line>
        <draw:line draw:style-name="gr6" draw:text-style-name="P1" draw:layer="layout" svg:x1="26.09cm" svg:y1="5.634cm" svg:x2="23.971cm" svg:y2="5.634cm">
          <text:p/>
        </draw:line>
        <draw:line draw:style-name="gr6" draw:text-style-name="P1" draw:layer="layout" svg:x1="26.371cm" svg:y1="5.719cm" svg:x2="27.965cm" svg:y2="5.719cm">
          <text:p/>
        </draw:line>
        <draw:line draw:style-name="gr6" draw:text-style-name="P1" draw:layer="layout" svg:x1="26.305cm" svg:y1="5.803cm" svg:x2="26.32cm" svg:y2="5.803cm">
          <text:p/>
        </draw:line>
        <draw:line draw:style-name="gr6" draw:text-style-name="P1" draw:layer="layout" svg:x1="26.305cm" svg:y1="5.634cm" svg:x2="26.305cm" svg:y2="5.803cm">
          <text:p/>
        </draw:line>
        <draw:line draw:style-name="gr6" draw:text-style-name="P1" draw:layer="layout" svg:x1="26.32cm" svg:y1="5.634cm" svg:x2="26.305cm" svg:y2="5.634cm">
          <text:p/>
        </draw:line>
        <draw:line draw:style-name="gr6" draw:text-style-name="P1" draw:layer="layout" svg:x1="28.031cm" svg:y1="5.803cm" svg:x2="28.016cm" svg:y2="5.803cm">
          <text:p/>
        </draw:line>
        <draw:line draw:style-name="gr6" draw:text-style-name="P1" draw:layer="layout" svg:x1="28.031cm" svg:y1="5.634cm" svg:x2="28.031cm" svg:y2="5.803cm">
          <text:p/>
        </draw:line>
        <draw:line draw:style-name="gr6" draw:text-style-name="P1" draw:layer="layout" svg:x1="28.016cm" svg:y1="5.634cm" svg:x2="28.031cm" svg:y2="5.634cm">
          <text:p/>
        </draw:line>
        <draw:line draw:style-name="gr6" draw:text-style-name="P1" draw:layer="layout" svg:x1="26.32cm" svg:y1="5.634cm" svg:x2="26.371cm" svg:y2="5.634cm">
          <text:p/>
        </draw:line>
        <draw:line draw:style-name="gr6" draw:text-style-name="P1" draw:layer="layout" svg:x1="26.371cm" svg:y1="5.803cm" svg:x2="26.32cm" svg:y2="5.803cm">
          <text:p/>
        </draw:line>
        <draw:line draw:style-name="gr6" draw:text-style-name="P1" draw:layer="layout" svg:x1="26.371cm" svg:y1="5.634cm" svg:x2="26.371cm" svg:y2="5.803cm">
          <text:p/>
        </draw:line>
        <draw:line draw:style-name="gr6" draw:text-style-name="P1" draw:layer="layout" svg:x1="27.965cm" svg:y1="5.803cm" svg:x2="27.965cm" svg:y2="5.634cm">
          <text:p/>
        </draw:line>
        <draw:line draw:style-name="gr6" draw:text-style-name="P1" draw:layer="layout" svg:x1="28.016cm" svg:y1="5.803cm" svg:x2="27.965cm" svg:y2="5.803cm">
          <text:p/>
        </draw:line>
        <draw:line draw:style-name="gr6" draw:text-style-name="P1" draw:layer="layout" svg:x1="27.965cm" svg:y1="5.634cm" svg:x2="28.016cm" svg:y2="5.634cm">
          <text:p/>
        </draw:line>
        <draw:line draw:style-name="gr6" draw:text-style-name="P1" draw:layer="layout" svg:x1="26.371cm" svg:y1="5.634cm" svg:x2="27.965cm" svg:y2="5.634cm">
          <text:p/>
        </draw:line>
        <draw:line draw:style-name="gr6" draw:text-style-name="P1" draw:layer="layout" svg:x1="27.965cm" svg:y1="5.803cm" svg:x2="26.371cm" svg:y2="5.803cm">
          <text:p/>
        </draw:line>
        <draw:line draw:style-name="gr6" draw:text-style-name="P1" draw:layer="layout" svg:x1="29.015cm" svg:y1="5.719cm" svg:x2="28.244cm" svg:y2="5.719cm">
          <text:p/>
        </draw:line>
        <draw:line draw:style-name="gr6" draw:text-style-name="P1" draw:layer="layout" svg:x1="29.08cm" svg:y1="5.803cm" svg:x2="29.063cm" svg:y2="5.803cm">
          <text:p/>
        </draw:line>
        <draw:line draw:style-name="gr6" draw:text-style-name="P1" draw:layer="layout" svg:x1="29.08cm" svg:y1="5.634cm" svg:x2="29.08cm" svg:y2="5.803cm">
          <text:p/>
        </draw:line>
        <draw:line draw:style-name="gr6" draw:text-style-name="P1" draw:layer="layout" svg:x1="29.063cm" svg:y1="5.634cm" svg:x2="29.08cm" svg:y2="5.634cm">
          <text:p/>
        </draw:line>
        <draw:line draw:style-name="gr6" draw:text-style-name="P1" draw:layer="layout" svg:x1="28.179cm" svg:y1="5.803cm" svg:x2="28.196cm" svg:y2="5.803cm">
          <text:p/>
        </draw:line>
        <draw:line draw:style-name="gr6" draw:text-style-name="P1" draw:layer="layout" svg:x1="28.179cm" svg:y1="5.634cm" svg:x2="28.179cm" svg:y2="5.803cm">
          <text:p/>
        </draw:line>
        <draw:line draw:style-name="gr6" draw:text-style-name="P1" draw:layer="layout" svg:x1="28.196cm" svg:y1="5.634cm" svg:x2="28.179cm" svg:y2="5.634cm">
          <text:p/>
        </draw:line>
        <draw:line draw:style-name="gr6" draw:text-style-name="P1" draw:layer="layout" svg:x1="28.244cm" svg:y1="5.634cm" svg:x2="28.196cm" svg:y2="5.634cm">
          <text:p/>
        </draw:line>
        <draw:polyline draw:style-name="gr6" draw:text-style-name="P1" draw:layer="layout" svg:width="0.048cm" svg:height="0.169cm" svg:x="28.196cm" svg:y="5.634cm" svg:viewBox="0 0 49 170" draw:points="0,170 49,170 49,0">
          <text:p/>
        </draw:polyline>
        <draw:polyline draw:style-name="gr6" draw:text-style-name="P1" draw:layer="layout" svg:width="0.048cm" svg:height="0.169cm" svg:x="29.015cm" svg:y="5.634cm" svg:viewBox="0 0 49 170" draw:points="0,0 0,170 49,170">
          <text:p/>
        </draw:polyline>
        <draw:line draw:style-name="gr6" draw:text-style-name="P1" draw:layer="layout" svg:x1="29.063cm" svg:y1="5.634cm" svg:x2="29.015cm" svg:y2="5.634cm">
          <text:p/>
        </draw:line>
        <draw:line draw:style-name="gr6" draw:text-style-name="P1" draw:layer="layout" svg:x1="28.244cm" svg:y1="5.803cm" svg:x2="29.015cm" svg:y2="5.803cm">
          <text:p/>
        </draw:line>
        <draw:line draw:style-name="gr6" draw:text-style-name="P1" draw:layer="layout" svg:x1="29.015cm" svg:y1="5.634cm" svg:x2="28.244cm" svg:y2="5.634cm">
          <text:p/>
        </draw:line>
        <draw:line draw:style-name="gr6" draw:text-style-name="P1" draw:layer="layout" svg:x1="29.294cm" svg:y1="5.719cm" svg:x2="30.888cm" svg:y2="5.719cm">
          <text:p/>
        </draw:line>
        <draw:line draw:style-name="gr6" draw:text-style-name="P1" draw:layer="layout" svg:x1="29.229cm" svg:y1="5.803cm" svg:x2="29.245cm" svg:y2="5.803cm">
          <text:p/>
        </draw:line>
        <draw:line draw:style-name="gr6" draw:text-style-name="P1" draw:layer="layout" svg:x1="29.229cm" svg:y1="5.634cm" svg:x2="29.229cm" svg:y2="5.803cm">
          <text:p/>
        </draw:line>
        <draw:line draw:style-name="gr6" draw:text-style-name="P1" draw:layer="layout" svg:x1="29.245cm" svg:y1="5.634cm" svg:x2="29.229cm" svg:y2="5.634cm">
          <text:p/>
        </draw:line>
        <draw:line draw:style-name="gr6" draw:text-style-name="P1" draw:layer="layout" svg:x1="30.954cm" svg:y1="5.803cm" svg:x2="30.939cm" svg:y2="5.803cm">
          <text:p/>
        </draw:line>
        <draw:line draw:style-name="gr6" draw:text-style-name="P1" draw:layer="layout" svg:x1="30.954cm" svg:y1="5.634cm" svg:x2="30.954cm" svg:y2="5.803cm">
          <text:p/>
        </draw:line>
        <draw:line draw:style-name="gr6" draw:text-style-name="P1" draw:layer="layout" svg:x1="30.939cm" svg:y1="5.634cm" svg:x2="30.954cm" svg:y2="5.634cm">
          <text:p/>
        </draw:line>
        <draw:line draw:style-name="gr6" draw:text-style-name="P1" draw:layer="layout" svg:x1="29.245cm" svg:y1="5.634cm" svg:x2="29.294cm" svg:y2="5.634cm">
          <text:p/>
        </draw:line>
        <draw:line draw:style-name="gr6" draw:text-style-name="P1" draw:layer="layout" svg:x1="29.294cm" svg:y1="5.803cm" svg:x2="29.245cm" svg:y2="5.803cm">
          <text:p/>
        </draw:line>
        <draw:line draw:style-name="gr6" draw:text-style-name="P1" draw:layer="layout" svg:x1="29.294cm" svg:y1="5.634cm" svg:x2="29.294cm" svg:y2="5.803cm">
          <text:p/>
        </draw:line>
        <draw:line draw:style-name="gr6" draw:text-style-name="P1" draw:layer="layout" svg:x1="30.888cm" svg:y1="5.803cm" svg:x2="30.888cm" svg:y2="5.634cm">
          <text:p/>
        </draw:line>
        <draw:line draw:style-name="gr6" draw:text-style-name="P1" draw:layer="layout" svg:x1="30.939cm" svg:y1="5.803cm" svg:x2="30.888cm" svg:y2="5.803cm">
          <text:p/>
        </draw:line>
        <draw:line draw:style-name="gr6" draw:text-style-name="P1" draw:layer="layout" svg:x1="30.888cm" svg:y1="5.634cm" svg:x2="30.939cm" svg:y2="5.634cm">
          <text:p/>
        </draw:line>
        <draw:line draw:style-name="gr6" draw:text-style-name="P1" draw:layer="layout" svg:x1="29.294cm" svg:y1="5.634cm" svg:x2="30.888cm" svg:y2="5.634cm">
          <text:p/>
        </draw:line>
        <draw:line draw:style-name="gr6" draw:text-style-name="P1" draw:layer="layout" svg:x1="30.888cm" svg:y1="5.803cm" svg:x2="29.294cm" svg:y2="5.803cm">
          <text:p/>
        </draw:line>
        <draw:line draw:style-name="gr6" draw:text-style-name="P1" draw:layer="layout" svg:x1="33.288cm" svg:y1="5.719cm" svg:x2="31.17cm" svg:y2="5.719cm">
          <text:p/>
        </draw:line>
        <draw:line draw:style-name="gr6" draw:text-style-name="P1" draw:layer="layout" svg:x1="33.354cm" svg:y1="5.803cm" svg:x2="33.339cm" svg:y2="5.803cm">
          <text:p/>
        </draw:line>
        <draw:line draw:style-name="gr6" draw:text-style-name="P1" draw:layer="layout" svg:x1="33.354cm" svg:y1="5.634cm" svg:x2="33.354cm" svg:y2="5.803cm">
          <text:p/>
        </draw:line>
        <draw:line draw:style-name="gr6" draw:text-style-name="P1" draw:layer="layout" svg:x1="33.339cm" svg:y1="5.634cm" svg:x2="33.354cm" svg:y2="5.634cm">
          <text:p/>
        </draw:line>
        <draw:line draw:style-name="gr6" draw:text-style-name="P1" draw:layer="layout" svg:x1="31.104cm" svg:y1="5.803cm" svg:x2="31.119cm" svg:y2="5.803cm">
          <text:p/>
        </draw:line>
        <draw:line draw:style-name="gr6" draw:text-style-name="P1" draw:layer="layout" svg:x1="31.104cm" svg:y1="5.634cm" svg:x2="31.104cm" svg:y2="5.803cm">
          <text:p/>
        </draw:line>
        <draw:line draw:style-name="gr6" draw:text-style-name="P1" draw:layer="layout" svg:x1="31.119cm" svg:y1="5.634cm" svg:x2="31.104cm" svg:y2="5.634cm">
          <text:p/>
        </draw:line>
        <draw:line draw:style-name="gr6" draw:text-style-name="P1" draw:layer="layout" svg:x1="31.17cm" svg:y1="5.634cm" svg:x2="31.119cm" svg:y2="5.634cm">
          <text:p/>
        </draw:line>
        <draw:polyline draw:style-name="gr6" draw:text-style-name="P1" draw:layer="layout" svg:width="0.051cm" svg:height="0.169cm" svg:x="31.119cm" svg:y="5.634cm" svg:viewBox="0 0 52 170" draw:points="0,170 52,170 52,0">
          <text:p/>
        </draw:polyline>
        <draw:polyline draw:style-name="gr6" draw:text-style-name="P1" draw:layer="layout" svg:width="0.051cm" svg:height="0.169cm" svg:x="33.288cm" svg:y="5.634cm" svg:viewBox="0 0 52 170" draw:points="0,0 0,170 52,170">
          <text:p/>
        </draw:polyline>
        <draw:line draw:style-name="gr6" draw:text-style-name="P1" draw:layer="layout" svg:x1="33.339cm" svg:y1="5.634cm" svg:x2="33.288cm" svg:y2="5.634cm">
          <text:p/>
        </draw:line>
        <draw:line draw:style-name="gr6" draw:text-style-name="P1" draw:layer="layout" svg:x1="31.17cm" svg:y1="5.803cm" svg:x2="33.288cm" svg:y2="5.803cm">
          <text:p/>
        </draw:line>
        <draw:line draw:style-name="gr6" draw:text-style-name="P1" draw:layer="layout" svg:x1="33.288cm" svg:y1="5.634cm" svg:x2="31.17cm" svg:y2="5.634cm">
          <text:p/>
        </draw:line>
        <draw:line draw:style-name="gr6" draw:text-style-name="P1" draw:layer="layout" svg:x1="33.568cm" svg:y1="5.719cm" svg:x2="35.164cm" svg:y2="5.719cm">
          <text:p/>
        </draw:line>
        <draw:line draw:style-name="gr6" draw:text-style-name="P1" draw:layer="layout" svg:x1="33.504cm" svg:y1="5.803cm" svg:x2="33.519cm" svg:y2="5.803cm">
          <text:p/>
        </draw:line>
        <draw:line draw:style-name="gr6" draw:text-style-name="P1" draw:layer="layout" svg:x1="33.504cm" svg:y1="5.634cm" svg:x2="33.504cm" svg:y2="5.803cm">
          <text:p/>
        </draw:line>
        <draw:line draw:style-name="gr6" draw:text-style-name="P1" draw:layer="layout" svg:x1="33.519cm" svg:y1="5.634cm" svg:x2="33.504cm" svg:y2="5.634cm">
          <text:p/>
        </draw:line>
        <draw:line draw:style-name="gr6" draw:text-style-name="P1" draw:layer="layout" svg:x1="35.227cm" svg:y1="5.803cm" svg:x2="35.212cm" svg:y2="5.803cm">
          <text:p/>
        </draw:line>
        <draw:line draw:style-name="gr6" draw:text-style-name="P1" draw:layer="layout" svg:x1="35.227cm" svg:y1="5.634cm" svg:x2="35.227cm" svg:y2="5.803cm">
          <text:p/>
        </draw:line>
        <draw:line draw:style-name="gr6" draw:text-style-name="P1" draw:layer="layout" svg:x1="35.212cm" svg:y1="5.634cm" svg:x2="35.227cm" svg:y2="5.634cm">
          <text:p/>
        </draw:line>
        <draw:line draw:style-name="gr6" draw:text-style-name="P1" draw:layer="layout" svg:x1="33.519cm" svg:y1="5.634cm" svg:x2="33.568cm" svg:y2="5.634cm">
          <text:p/>
        </draw:line>
        <draw:line draw:style-name="gr6" draw:text-style-name="P1" draw:layer="layout" svg:x1="33.568cm" svg:y1="5.803cm" svg:x2="33.519cm" svg:y2="5.803cm">
          <text:p/>
        </draw:line>
        <draw:line draw:style-name="gr6" draw:text-style-name="P1" draw:layer="layout" svg:x1="33.568cm" svg:y1="5.634cm" svg:x2="33.568cm" svg:y2="5.803cm">
          <text:p/>
        </draw:line>
        <draw:line draw:style-name="gr6" draw:text-style-name="P1" draw:layer="layout" svg:x1="35.164cm" svg:y1="5.803cm" svg:x2="35.164cm" svg:y2="5.634cm">
          <text:p/>
        </draw:line>
        <draw:line draw:style-name="gr6" draw:text-style-name="P1" draw:layer="layout" svg:x1="35.212cm" svg:y1="5.803cm" svg:x2="35.164cm" svg:y2="5.803cm">
          <text:p/>
        </draw:line>
        <draw:line draw:style-name="gr6" draw:text-style-name="P1" draw:layer="layout" svg:x1="35.164cm" svg:y1="5.634cm" svg:x2="35.212cm" svg:y2="5.634cm">
          <text:p/>
        </draw:line>
        <draw:line draw:style-name="gr6" draw:text-style-name="P1" draw:layer="layout" svg:x1="33.568cm" svg:y1="5.634cm" svg:x2="35.164cm" svg:y2="5.634cm">
          <text:p/>
        </draw:line>
        <draw:line draw:style-name="gr6" draw:text-style-name="P1" draw:layer="layout" svg:x1="35.164cm" svg:y1="5.803cm" svg:x2="33.568cm" svg:y2="5.803cm">
          <text:p/>
        </draw:line>
        <draw:line draw:style-name="gr6" draw:text-style-name="P1" draw:layer="layout" svg:x1="36.214cm" svg:y1="5.719cm" svg:x2="35.443cm" svg:y2="5.719cm">
          <text:p/>
        </draw:line>
        <draw:line draw:style-name="gr6" draw:text-style-name="P1" draw:layer="layout" svg:x1="36.277cm" svg:y1="5.803cm" svg:x2="36.262cm" svg:y2="5.803cm">
          <text:p/>
        </draw:line>
        <draw:line draw:style-name="gr6" draw:text-style-name="P1" draw:layer="layout" svg:x1="36.277cm" svg:y1="5.634cm" svg:x2="36.277cm" svg:y2="5.803cm">
          <text:p/>
        </draw:line>
        <draw:line draw:style-name="gr6" draw:text-style-name="P1" draw:layer="layout" svg:x1="36.262cm" svg:y1="5.634cm" svg:x2="36.277cm" svg:y2="5.634cm">
          <text:p/>
        </draw:line>
        <draw:line draw:style-name="gr6" draw:text-style-name="P1" draw:layer="layout" svg:x1="35.377cm" svg:y1="5.803cm" svg:x2="35.392cm" svg:y2="5.803cm">
          <text:p/>
        </draw:line>
        <draw:line draw:style-name="gr6" draw:text-style-name="P1" draw:layer="layout" svg:x1="35.377cm" svg:y1="5.634cm" svg:x2="35.377cm" svg:y2="5.803cm">
          <text:p/>
        </draw:line>
        <draw:line draw:style-name="gr6" draw:text-style-name="P1" draw:layer="layout" svg:x1="35.392cm" svg:y1="5.634cm" svg:x2="35.377cm" svg:y2="5.634cm">
          <text:p/>
        </draw:line>
        <draw:line draw:style-name="gr6" draw:text-style-name="P1" draw:layer="layout" svg:x1="35.443cm" svg:y1="5.634cm" svg:x2="35.392cm" svg:y2="5.634cm">
          <text:p/>
        </draw:line>
        <draw:polyline draw:style-name="gr6" draw:text-style-name="P1" draw:layer="layout" svg:width="0.051cm" svg:height="0.169cm" svg:x="35.392cm" svg:y="5.634cm" svg:viewBox="0 0 52 170" draw:points="0,170 52,170 52,0">
          <text:p/>
        </draw:polyline>
        <draw:polyline draw:style-name="gr6" draw:text-style-name="P1" draw:layer="layout" svg:width="0.048cm" svg:height="0.169cm" svg:x="36.214cm" svg:y="5.634cm" svg:viewBox="0 0 49 170" draw:points="0,0 0,170 49,170">
          <text:p/>
        </draw:polyline>
        <draw:line draw:style-name="gr6" draw:text-style-name="P1" draw:layer="layout" svg:x1="36.262cm" svg:y1="5.634cm" svg:x2="36.214cm" svg:y2="5.634cm">
          <text:p/>
        </draw:line>
        <draw:line draw:style-name="gr6" draw:text-style-name="P1" draw:layer="layout" svg:x1="35.443cm" svg:y1="5.803cm" svg:x2="36.214cm" svg:y2="5.803cm">
          <text:p/>
        </draw:line>
        <draw:line draw:style-name="gr6" draw:text-style-name="P1" draw:layer="layout" svg:x1="36.214cm" svg:y1="5.634cm" svg:x2="35.443cm" svg:y2="5.634cm">
          <text:p/>
        </draw:line>
        <draw:line draw:style-name="gr6" draw:text-style-name="P1" draw:layer="layout" svg:x1="36.493cm" svg:y1="5.719cm" svg:x2="38.087cm" svg:y2="5.719cm">
          <text:p/>
        </draw:line>
        <draw:line draw:style-name="gr6" draw:text-style-name="P1" draw:layer="layout" svg:x1="36.427cm" svg:y1="5.803cm" svg:x2="36.442cm" svg:y2="5.803cm">
          <text:p/>
        </draw:line>
        <draw:line draw:style-name="gr6" draw:text-style-name="P1" draw:layer="layout" svg:x1="36.427cm" svg:y1="5.634cm" svg:x2="36.427cm" svg:y2="5.803cm">
          <text:p/>
        </draw:line>
        <draw:line draw:style-name="gr6" draw:text-style-name="P1" draw:layer="layout" svg:x1="36.442cm" svg:y1="5.634cm" svg:x2="36.427cm" svg:y2="5.634cm">
          <text:p/>
        </draw:line>
        <draw:line draw:style-name="gr6" draw:text-style-name="P1" draw:layer="layout" svg:x1="38.152cm" svg:y1="5.803cm" svg:x2="38.138cm" svg:y2="5.803cm">
          <text:p/>
        </draw:line>
        <draw:line draw:style-name="gr6" draw:text-style-name="P1" draw:layer="layout" svg:x1="38.152cm" svg:y1="5.634cm" svg:x2="38.152cm" svg:y2="5.803cm">
          <text:p/>
        </draw:line>
        <draw:line draw:style-name="gr6" draw:text-style-name="P1" draw:layer="layout" svg:x1="38.138cm" svg:y1="5.634cm" svg:x2="38.152cm" svg:y2="5.634cm">
          <text:p/>
        </draw:line>
        <draw:line draw:style-name="gr6" draw:text-style-name="P1" draw:layer="layout" svg:x1="36.442cm" svg:y1="5.634cm" svg:x2="36.493cm" svg:y2="5.634cm">
          <text:p/>
        </draw:line>
        <draw:line draw:style-name="gr6" draw:text-style-name="P1" draw:layer="layout" svg:x1="36.493cm" svg:y1="5.803cm" svg:x2="36.442cm" svg:y2="5.803cm">
          <text:p/>
        </draw:line>
        <draw:line draw:style-name="gr6" draw:text-style-name="P1" draw:layer="layout" svg:x1="36.493cm" svg:y1="5.634cm" svg:x2="36.493cm" svg:y2="5.803cm">
          <text:p/>
        </draw:line>
        <draw:line draw:style-name="gr6" draw:text-style-name="P1" draw:layer="layout" svg:x1="38.087cm" svg:y1="5.803cm" svg:x2="38.087cm" svg:y2="5.634cm">
          <text:p/>
        </draw:line>
        <draw:line draw:style-name="gr6" draw:text-style-name="P1" draw:layer="layout" svg:x1="38.138cm" svg:y1="5.803cm" svg:x2="38.087cm" svg:y2="5.803cm">
          <text:p/>
        </draw:line>
        <draw:line draw:style-name="gr6" draw:text-style-name="P1" draw:layer="layout" svg:x1="38.087cm" svg:y1="5.634cm" svg:x2="38.138cm" svg:y2="5.634cm">
          <text:p/>
        </draw:line>
        <draw:line draw:style-name="gr6" draw:text-style-name="P1" draw:layer="layout" svg:x1="36.493cm" svg:y1="5.634cm" svg:x2="38.087cm" svg:y2="5.634cm">
          <text:p/>
        </draw:line>
        <draw:line draw:style-name="gr6" draw:text-style-name="P1" draw:layer="layout" svg:x1="38.087cm" svg:y1="5.803cm" svg:x2="36.493cm" svg:y2="5.803cm">
          <text:p/>
        </draw:line>
        <draw:line draw:style-name="gr6" draw:text-style-name="P1" draw:layer="layout" svg:x1="40.487cm" svg:y1="5.719cm" svg:x2="38.368cm" svg:y2="5.719cm">
          <text:p/>
        </draw:line>
        <draw:line draw:style-name="gr6" draw:text-style-name="P1" draw:layer="layout" svg:x1="40.553cm" svg:y1="5.803cm" svg:x2="40.536cm" svg:y2="5.803cm">
          <text:p/>
        </draw:line>
        <draw:line draw:style-name="gr6" draw:text-style-name="P1" draw:layer="layout" svg:x1="40.553cm" svg:y1="5.634cm" svg:x2="40.553cm" svg:y2="5.803cm">
          <text:p/>
        </draw:line>
        <draw:line draw:style-name="gr6" draw:text-style-name="P1" draw:layer="layout" svg:x1="40.536cm" svg:y1="5.634cm" svg:x2="40.553cm" svg:y2="5.634cm">
          <text:p/>
        </draw:line>
        <draw:line draw:style-name="gr6" draw:text-style-name="P1" draw:layer="layout" svg:x1="38.303cm" svg:y1="5.803cm" svg:x2="38.318cm" svg:y2="5.803cm">
          <text:p/>
        </draw:line>
        <draw:line draw:style-name="gr6" draw:text-style-name="P1" draw:layer="layout" svg:x1="38.303cm" svg:y1="5.634cm" svg:x2="38.303cm" svg:y2="5.803cm">
          <text:p/>
        </draw:line>
        <draw:line draw:style-name="gr6" draw:text-style-name="P1" draw:layer="layout" svg:x1="38.318cm" svg:y1="5.634cm" svg:x2="38.303cm" svg:y2="5.634cm">
          <text:p/>
        </draw:line>
        <draw:line draw:style-name="gr6" draw:text-style-name="P1" draw:layer="layout" svg:x1="38.368cm" svg:y1="5.634cm" svg:x2="38.318cm" svg:y2="5.634cm">
          <text:p/>
        </draw:line>
        <draw:polyline draw:style-name="gr6" draw:text-style-name="P1" draw:layer="layout" svg:width="0.05cm" svg:height="0.169cm" svg:x="38.318cm" svg:y="5.634cm" svg:viewBox="0 0 51 170" draw:points="0,170 51,170 51,0">
          <text:p/>
        </draw:polyline>
        <draw:polyline draw:style-name="gr6" draw:text-style-name="P1" draw:layer="layout" svg:width="0.05cm" svg:height="0.169cm" svg:x="40.487cm" svg:y="5.634cm" svg:viewBox="0 0 51 170" draw:points="0,0 0,170 51,170">
          <text:p/>
        </draw:polyline>
        <draw:line draw:style-name="gr6" draw:text-style-name="P1" draw:layer="layout" svg:x1="40.536cm" svg:y1="5.634cm" svg:x2="40.487cm" svg:y2="5.634cm">
          <text:p/>
        </draw:line>
        <draw:line draw:style-name="gr6" draw:text-style-name="P1" draw:layer="layout" svg:x1="38.368cm" svg:y1="5.803cm" svg:x2="40.487cm" svg:y2="5.803cm">
          <text:p/>
        </draw:line>
        <draw:line draw:style-name="gr6" draw:text-style-name="P1" draw:layer="layout" svg:x1="40.487cm" svg:y1="5.634cm" svg:x2="38.368cm" svg:y2="5.634cm">
          <text:p/>
        </draw:line>
        <draw:line draw:style-name="gr6" draw:text-style-name="P1" draw:layer="layout" svg:x1="40.767cm" svg:y1="5.719cm" svg:x2="42.36cm" svg:y2="5.719cm">
          <text:p/>
        </draw:line>
        <draw:line draw:style-name="gr6" draw:text-style-name="P1" draw:layer="layout" svg:x1="40.701cm" svg:y1="5.803cm" svg:x2="40.716cm" svg:y2="5.803cm">
          <text:p/>
        </draw:line>
        <draw:line draw:style-name="gr6" draw:text-style-name="P1" draw:layer="layout" svg:x1="40.701cm" svg:y1="5.634cm" svg:x2="40.701cm" svg:y2="5.803cm">
          <text:p/>
        </draw:line>
        <draw:line draw:style-name="gr6" draw:text-style-name="P1" draw:layer="layout" svg:x1="40.716cm" svg:y1="5.634cm" svg:x2="40.701cm" svg:y2="5.634cm">
          <text:p/>
        </draw:line>
        <draw:line draw:style-name="gr6" draw:text-style-name="P1" draw:layer="layout" svg:x1="42.426cm" svg:y1="5.803cm" svg:x2="42.411cm" svg:y2="5.803cm">
          <text:p/>
        </draw:line>
        <draw:line draw:style-name="gr6" draw:text-style-name="P1" draw:layer="layout" svg:x1="42.426cm" svg:y1="5.634cm" svg:x2="42.426cm" svg:y2="5.803cm">
          <text:p/>
        </draw:line>
        <draw:line draw:style-name="gr6" draw:text-style-name="P1" draw:layer="layout" svg:x1="42.411cm" svg:y1="5.634cm" svg:x2="42.426cm" svg:y2="5.634cm">
          <text:p/>
        </draw:line>
        <draw:line draw:style-name="gr6" draw:text-style-name="P1" draw:layer="layout" svg:x1="42.36cm" svg:y1="5.803cm" svg:x2="42.36cm" svg:y2="5.634cm">
          <text:p/>
        </draw:line>
        <draw:line draw:style-name="gr6" draw:text-style-name="P1" draw:layer="layout" svg:x1="42.411cm" svg:y1="5.803cm" svg:x2="42.36cm" svg:y2="5.803cm">
          <text:p/>
        </draw:line>
        <draw:line draw:style-name="gr6" draw:text-style-name="P1" draw:layer="layout" svg:x1="42.36cm" svg:y1="5.634cm" svg:x2="42.411cm" svg:y2="5.634cm">
          <text:p/>
        </draw:line>
        <draw:line draw:style-name="gr6" draw:text-style-name="P1" draw:layer="layout" svg:x1="40.716cm" svg:y1="5.634cm" svg:x2="40.767cm" svg:y2="5.634cm">
          <text:p/>
        </draw:line>
        <draw:line draw:style-name="gr6" draw:text-style-name="P1" draw:layer="layout" svg:x1="40.767cm" svg:y1="5.803cm" svg:x2="40.716cm" svg:y2="5.803cm">
          <text:p/>
        </draw:line>
        <draw:line draw:style-name="gr6" draw:text-style-name="P1" draw:layer="layout" svg:x1="40.767cm" svg:y1="5.634cm" svg:x2="40.767cm" svg:y2="5.803cm">
          <text:p/>
        </draw:line>
        <draw:line draw:style-name="gr6" draw:text-style-name="P1" draw:layer="layout" svg:x1="40.767cm" svg:y1="5.634cm" svg:x2="42.36cm" svg:y2="5.634cm">
          <text:p/>
        </draw:line>
        <draw:line draw:style-name="gr6" draw:text-style-name="P1" draw:layer="layout" svg:x1="42.36cm" svg:y1="5.803cm" svg:x2="40.767cm" svg:y2="5.803cm">
          <text:p/>
        </draw:line>
        <draw:line draw:style-name="gr6" draw:text-style-name="P1" draw:layer="layout" svg:x1="16.493cm" svg:y1="5.719cm" svg:x2="14.899cm" svg:y2="5.719cm">
          <text:p/>
        </draw:line>
        <draw:line draw:style-name="gr6" draw:text-style-name="P1" draw:layer="layout" svg:x1="16.558cm" svg:y1="5.803cm" svg:x2="16.543cm" svg:y2="5.803cm">
          <text:p/>
        </draw:line>
        <draw:line draw:style-name="gr6" draw:text-style-name="P1" draw:layer="layout" svg:x1="16.558cm" svg:y1="5.634cm" svg:x2="16.558cm" svg:y2="5.803cm">
          <text:p/>
        </draw:line>
        <draw:line draw:style-name="gr6" draw:text-style-name="P1" draw:layer="layout" svg:x1="16.543cm" svg:y1="5.634cm" svg:x2="16.558cm" svg:y2="5.634cm">
          <text:p/>
        </draw:line>
        <draw:line draw:style-name="gr6" draw:text-style-name="P1" draw:layer="layout" svg:x1="14.833cm" svg:y1="5.803cm" svg:x2="14.848cm" svg:y2="5.803cm">
          <text:p/>
        </draw:line>
        <draw:line draw:style-name="gr6" draw:text-style-name="P1" draw:layer="layout" svg:x1="14.833cm" svg:y1="5.634cm" svg:x2="14.833cm" svg:y2="5.803cm">
          <text:p/>
        </draw:line>
        <draw:line draw:style-name="gr6" draw:text-style-name="P1" draw:layer="layout" svg:x1="14.848cm" svg:y1="5.634cm" svg:x2="14.833cm" svg:y2="5.634cm">
          <text:p/>
        </draw:line>
        <draw:polyline draw:style-name="gr6" draw:text-style-name="P1" draw:layer="layout" svg:width="0.05cm" svg:height="0.169cm" svg:x="16.493cm" svg:y="5.634cm" svg:viewBox="0 0 51 170" draw:points="0,0 0,170 51,170">
          <text:p/>
        </draw:polyline>
        <draw:line draw:style-name="gr6" draw:text-style-name="P1" draw:layer="layout" svg:x1="16.543cm" svg:y1="5.634cm" svg:x2="16.493cm" svg:y2="5.634cm">
          <text:p/>
        </draw:line>
        <draw:line draw:style-name="gr6" draw:text-style-name="P1" draw:layer="layout" svg:x1="14.899cm" svg:y1="5.634cm" svg:x2="14.848cm" svg:y2="5.634cm">
          <text:p/>
        </draw:line>
        <draw:polyline draw:style-name="gr6" draw:text-style-name="P1" draw:layer="layout" svg:width="0.051cm" svg:height="0.169cm" svg:x="14.848cm" svg:y="5.634cm" svg:viewBox="0 0 52 170" draw:points="0,170 52,170 52,0">
          <text:p/>
        </draw:polyline>
        <draw:line draw:style-name="gr6" draw:text-style-name="P1" draw:layer="layout" svg:x1="14.899cm" svg:y1="5.803cm" svg:x2="16.493cm" svg:y2="5.803cm">
          <text:p/>
        </draw:line>
        <draw:line draw:style-name="gr6" draw:text-style-name="P1" draw:layer="layout" svg:x1="16.493cm" svg:y1="5.634cm" svg:x2="14.899cm" svg:y2="5.634cm">
          <text:p/>
        </draw:line>
        <draw:line draw:style-name="gr6" draw:text-style-name="P1" draw:layer="layout" svg:x1="18.893cm" svg:y1="5.719cm" svg:x2="16.772cm" svg:y2="5.719cm">
          <text:p/>
        </draw:line>
        <draw:line draw:style-name="gr6" draw:text-style-name="P1" draw:layer="layout" svg:x1="18.956cm" svg:y1="5.803cm" svg:x2="18.942cm" svg:y2="5.803cm">
          <text:p/>
        </draw:line>
        <draw:line draw:style-name="gr6" draw:text-style-name="P1" draw:layer="layout" svg:x1="18.956cm" svg:y1="5.634cm" svg:x2="18.956cm" svg:y2="5.803cm">
          <text:p/>
        </draw:line>
        <draw:line draw:style-name="gr6" draw:text-style-name="P1" draw:layer="layout" svg:x1="18.942cm" svg:y1="5.634cm" svg:x2="18.956cm" svg:y2="5.634cm">
          <text:p/>
        </draw:line>
        <draw:line draw:style-name="gr6" draw:text-style-name="P1" draw:layer="layout" svg:x1="16.708cm" svg:y1="5.803cm" svg:x2="16.723cm" svg:y2="5.803cm">
          <text:p/>
        </draw:line>
        <draw:line draw:style-name="gr6" draw:text-style-name="P1" draw:layer="layout" svg:x1="16.708cm" svg:y1="5.634cm" svg:x2="16.708cm" svg:y2="5.803cm">
          <text:p/>
        </draw:line>
        <draw:line draw:style-name="gr6" draw:text-style-name="P1" draw:layer="layout" svg:x1="16.723cm" svg:y1="5.634cm" svg:x2="16.708cm" svg:y2="5.634cm">
          <text:p/>
        </draw:line>
        <draw:line draw:style-name="gr6" draw:text-style-name="P1" draw:layer="layout" svg:x1="16.772cm" svg:y1="5.634cm" svg:x2="16.723cm" svg:y2="5.634cm">
          <text:p/>
        </draw:line>
        <draw:polyline draw:style-name="gr6" draw:text-style-name="P1" draw:layer="layout" svg:width="0.049cm" svg:height="0.169cm" svg:x="16.723cm" svg:y="5.634cm" svg:viewBox="0 0 50 170" draw:points="0,170 50,170 50,0">
          <text:p/>
        </draw:polyline>
        <draw:polyline draw:style-name="gr6" draw:text-style-name="P1" draw:layer="layout" svg:width="0.049cm" svg:height="0.169cm" svg:x="18.893cm" svg:y="5.634cm" svg:viewBox="0 0 50 170" draw:points="0,0 0,170 50,170">
          <text:p/>
        </draw:polyline>
        <draw:line draw:style-name="gr6" draw:text-style-name="P1" draw:layer="layout" svg:x1="18.942cm" svg:y1="5.634cm" svg:x2="18.893cm" svg:y2="5.634cm">
          <text:p/>
        </draw:line>
        <draw:line draw:style-name="gr6" draw:text-style-name="P1" draw:layer="layout" svg:x1="16.772cm" svg:y1="5.803cm" svg:x2="18.893cm" svg:y2="5.803cm">
          <text:p/>
        </draw:line>
        <draw:line draw:style-name="gr6" draw:text-style-name="P1" draw:layer="layout" svg:x1="18.893cm" svg:y1="5.634cm" svg:x2="16.772cm" svg:y2="5.634cm">
          <text:p/>
        </draw:line>
        <draw:line draw:style-name="gr6" draw:text-style-name="P1" draw:layer="layout" svg:x1="20.766cm" svg:y1="5.719cm" svg:x2="19.172cm" svg:y2="5.719cm">
          <text:p/>
        </draw:line>
        <draw:line draw:style-name="gr6" draw:text-style-name="P1" draw:layer="layout" svg:x1="20.832cm" svg:y1="5.803cm" svg:x2="20.817cm" svg:y2="5.803cm">
          <text:p/>
        </draw:line>
        <draw:line draw:style-name="gr6" draw:text-style-name="P1" draw:layer="layout" svg:x1="20.832cm" svg:y1="5.634cm" svg:x2="20.832cm" svg:y2="5.803cm">
          <text:p/>
        </draw:line>
        <draw:line draw:style-name="gr6" draw:text-style-name="P1" draw:layer="layout" svg:x1="20.817cm" svg:y1="5.634cm" svg:x2="20.832cm" svg:y2="5.634cm">
          <text:p/>
        </draw:line>
        <draw:line draw:style-name="gr6" draw:text-style-name="P1" draw:layer="layout" svg:x1="19.107cm" svg:y1="5.803cm" svg:x2="19.121cm" svg:y2="5.803cm">
          <text:p/>
        </draw:line>
        <draw:line draw:style-name="gr6" draw:text-style-name="P1" draw:layer="layout" svg:x1="19.107cm" svg:y1="5.634cm" svg:x2="19.107cm" svg:y2="5.803cm">
          <text:p/>
        </draw:line>
        <draw:line draw:style-name="gr6" draw:text-style-name="P1" draw:layer="layout" svg:x1="19.121cm" svg:y1="5.634cm" svg:x2="19.107cm" svg:y2="5.634cm">
          <text:p/>
        </draw:line>
        <draw:line draw:style-name="gr6" draw:text-style-name="P1" draw:layer="layout" svg:x1="19.172cm" svg:y1="5.634cm" svg:x2="19.121cm" svg:y2="5.634cm">
          <text:p/>
        </draw:line>
        <draw:polyline draw:style-name="gr6" draw:text-style-name="P1" draw:layer="layout" svg:width="0.051cm" svg:height="0.169cm" svg:x="19.121cm" svg:y="5.634cm" svg:viewBox="0 0 52 170" draw:points="0,170 52,170 52,0">
          <text:p/>
        </draw:polyline>
        <draw:polyline draw:style-name="gr6" draw:text-style-name="P1" draw:layer="layout" svg:width="0.051cm" svg:height="0.169cm" svg:x="20.766cm" svg:y="5.634cm" svg:viewBox="0 0 52 170" draw:points="0,0 0,170 52,170">
          <text:p/>
        </draw:polyline>
        <draw:line draw:style-name="gr6" draw:text-style-name="P1" draw:layer="layout" svg:x1="20.817cm" svg:y1="5.634cm" svg:x2="20.766cm" svg:y2="5.634cm">
          <text:p/>
        </draw:line>
        <draw:line draw:style-name="gr6" draw:text-style-name="P1" draw:layer="layout" svg:x1="19.172cm" svg:y1="5.803cm" svg:x2="20.766cm" svg:y2="5.803cm">
          <text:p/>
        </draw:line>
        <draw:line draw:style-name="gr6" draw:text-style-name="P1" draw:layer="layout" svg:x1="20.766cm" svg:y1="5.634cm" svg:x2="19.172cm" svg:y2="5.634cm">
          <text:p/>
        </draw:line>
        <draw:line draw:style-name="gr6" draw:text-style-name="P1" draw:layer="layout" svg:x1="9.294cm" svg:y1="5.719cm" svg:x2="7.7cm" svg:y2="5.719cm">
          <text:p/>
        </draw:line>
        <draw:line draw:style-name="gr6" draw:text-style-name="P1" draw:layer="layout" svg:x1="9.359cm" svg:y1="5.803cm" svg:x2="9.345cm" svg:y2="5.803cm">
          <text:p/>
        </draw:line>
        <draw:line draw:style-name="gr6" draw:text-style-name="P1" draw:layer="layout" svg:x1="9.359cm" svg:y1="5.634cm" svg:x2="9.359cm" svg:y2="5.803cm">
          <text:p/>
        </draw:line>
        <draw:line draw:style-name="gr6" draw:text-style-name="P1" draw:layer="layout" svg:x1="9.345cm" svg:y1="5.634cm" svg:x2="9.359cm" svg:y2="5.634cm">
          <text:p/>
        </draw:line>
        <draw:line draw:style-name="gr6" draw:text-style-name="P1" draw:layer="layout" svg:x1="7.634cm" svg:y1="5.803cm" svg:x2="7.649cm" svg:y2="5.803cm">
          <text:p/>
        </draw:line>
        <draw:line draw:style-name="gr6" draw:text-style-name="P1" draw:layer="layout" svg:x1="7.634cm" svg:y1="5.634cm" svg:x2="7.634cm" svg:y2="5.803cm">
          <text:p/>
        </draw:line>
        <draw:line draw:style-name="gr6" draw:text-style-name="P1" draw:layer="layout" svg:x1="7.649cm" svg:y1="5.634cm" svg:x2="7.634cm" svg:y2="5.634cm">
          <text:p/>
        </draw:line>
        <draw:polyline draw:style-name="gr6" draw:text-style-name="P1" draw:layer="layout" svg:width="0.051cm" svg:height="0.169cm" svg:x="9.294cm" svg:y="5.634cm" svg:viewBox="0 0 52 170" draw:points="0,0 0,170 52,170">
          <text:p/>
        </draw:polyline>
        <draw:line draw:style-name="gr6" draw:text-style-name="P1" draw:layer="layout" svg:x1="9.345cm" svg:y1="5.634cm" svg:x2="9.294cm" svg:y2="5.634cm">
          <text:p/>
        </draw:line>
        <draw:line draw:style-name="gr6" draw:text-style-name="P1" draw:layer="layout" svg:x1="7.7cm" svg:y1="5.634cm" svg:x2="7.649cm" svg:y2="5.634cm">
          <text:p/>
        </draw:line>
        <draw:polyline draw:style-name="gr6" draw:text-style-name="P1" draw:layer="layout" svg:width="0.051cm" svg:height="0.169cm" svg:x="7.649cm" svg:y="5.634cm" svg:viewBox="0 0 52 170" draw:points="0,170 52,170 52,0">
          <text:p/>
        </draw:polyline>
        <draw:line draw:style-name="gr6" draw:text-style-name="P1" draw:layer="layout" svg:x1="7.7cm" svg:y1="5.803cm" svg:x2="9.294cm" svg:y2="5.803cm">
          <text:p/>
        </draw:line>
        <draw:line draw:style-name="gr6" draw:text-style-name="P1" draw:layer="layout" svg:x1="9.294cm" svg:y1="5.634cm" svg:x2="7.7cm" svg:y2="5.634cm">
          <text:p/>
        </draw:line>
        <draw:line draw:style-name="gr6" draw:text-style-name="P1" draw:layer="layout" svg:x1="11.694cm" svg:y1="5.719cm" svg:x2="9.573cm" svg:y2="5.719cm">
          <text:p/>
        </draw:line>
        <draw:line draw:style-name="gr6" draw:text-style-name="P1" draw:layer="layout" svg:x1="11.758cm" svg:y1="5.803cm" svg:x2="11.743cm" svg:y2="5.803cm">
          <text:p/>
        </draw:line>
        <draw:line draw:style-name="gr6" draw:text-style-name="P1" draw:layer="layout" svg:x1="11.758cm" svg:y1="5.634cm" svg:x2="11.758cm" svg:y2="5.803cm">
          <text:p/>
        </draw:line>
        <draw:line draw:style-name="gr6" draw:text-style-name="P1" draw:layer="layout" svg:x1="11.743cm" svg:y1="5.634cm" svg:x2="11.758cm" svg:y2="5.634cm">
          <text:p/>
        </draw:line>
        <draw:line draw:style-name="gr6" draw:text-style-name="P1" draw:layer="layout" svg:x1="9.51cm" svg:y1="5.803cm" svg:x2="9.525cm" svg:y2="5.803cm">
          <text:p/>
        </draw:line>
        <draw:line draw:style-name="gr6" draw:text-style-name="P1" draw:layer="layout" svg:x1="9.51cm" svg:y1="5.634cm" svg:x2="9.51cm" svg:y2="5.803cm">
          <text:p/>
        </draw:line>
        <draw:line draw:style-name="gr6" draw:text-style-name="P1" draw:layer="layout" svg:x1="9.525cm" svg:y1="5.634cm" svg:x2="9.51cm" svg:y2="5.634cm">
          <text:p/>
        </draw:line>
        <draw:line draw:style-name="gr6" draw:text-style-name="P1" draw:layer="layout" svg:x1="9.573cm" svg:y1="5.634cm" svg:x2="9.525cm" svg:y2="5.634cm">
          <text:p/>
        </draw:line>
        <draw:polyline draw:style-name="gr6" draw:text-style-name="P1" draw:layer="layout" svg:width="0.048cm" svg:height="0.169cm" svg:x="9.525cm" svg:y="5.634cm" svg:viewBox="0 0 49 170" draw:points="0,170 49,170 49,0">
          <text:p/>
        </draw:polyline>
        <draw:polyline draw:style-name="gr6" draw:text-style-name="P1" draw:layer="layout" svg:width="0.049cm" svg:height="0.169cm" svg:x="11.694cm" svg:y="5.634cm" svg:viewBox="0 0 50 170" draw:points="0,0 0,170 50,170">
          <text:p/>
        </draw:polyline>
        <draw:line draw:style-name="gr6" draw:text-style-name="P1" draw:layer="layout" svg:x1="11.743cm" svg:y1="5.634cm" svg:x2="11.694cm" svg:y2="5.634cm">
          <text:p/>
        </draw:line>
        <draw:line draw:style-name="gr6" draw:text-style-name="P1" draw:layer="layout" svg:x1="9.573cm" svg:y1="5.803cm" svg:x2="11.694cm" svg:y2="5.803cm">
          <text:p/>
        </draw:line>
        <draw:line draw:style-name="gr6" draw:text-style-name="P1" draw:layer="layout" svg:x1="11.694cm" svg:y1="5.634cm" svg:x2="9.573cm" svg:y2="5.634cm">
          <text:p/>
        </draw:line>
        <draw:line draw:style-name="gr6" draw:text-style-name="P1" draw:layer="layout" svg:x1="13.567cm" svg:y1="5.719cm" svg:x2="11.973cm" svg:y2="5.719cm">
          <text:p/>
        </draw:line>
        <draw:line draw:style-name="gr6" draw:text-style-name="P1" draw:layer="layout" svg:x1="13.633cm" svg:y1="5.803cm" svg:x2="13.618cm" svg:y2="5.803cm">
          <text:p/>
        </draw:line>
        <draw:line draw:style-name="gr6" draw:text-style-name="P1" draw:layer="layout" svg:x1="13.633cm" svg:y1="5.634cm" svg:x2="13.633cm" svg:y2="5.803cm">
          <text:p/>
        </draw:line>
        <draw:line draw:style-name="gr6" draw:text-style-name="P1" draw:layer="layout" svg:x1="13.618cm" svg:y1="5.634cm" svg:x2="13.633cm" svg:y2="5.634cm">
          <text:p/>
        </draw:line>
        <draw:line draw:style-name="gr6" draw:text-style-name="P1" draw:layer="layout" svg:x1="11.908cm" svg:y1="5.803cm" svg:x2="11.923cm" svg:y2="5.803cm">
          <text:p/>
        </draw:line>
        <draw:line draw:style-name="gr6" draw:text-style-name="P1" draw:layer="layout" svg:x1="11.908cm" svg:y1="5.634cm" svg:x2="11.908cm" svg:y2="5.803cm">
          <text:p/>
        </draw:line>
        <draw:line draw:style-name="gr6" draw:text-style-name="P1" draw:layer="layout" svg:x1="11.923cm" svg:y1="5.634cm" svg:x2="11.908cm" svg:y2="5.634cm">
          <text:p/>
        </draw:line>
        <draw:line draw:style-name="gr6" draw:text-style-name="P1" draw:layer="layout" svg:x1="11.973cm" svg:y1="5.634cm" svg:x2="11.923cm" svg:y2="5.634cm">
          <text:p/>
        </draw:line>
        <draw:polyline draw:style-name="gr6" draw:text-style-name="P1" draw:layer="layout" svg:width="0.05cm" svg:height="0.169cm" svg:x="11.923cm" svg:y="5.634cm" svg:viewBox="0 0 51 170" draw:points="0,170 51,170 51,0">
          <text:p/>
        </draw:polyline>
        <draw:polyline draw:style-name="gr6" draw:text-style-name="P1" draw:layer="layout" svg:width="0.051cm" svg:height="0.169cm" svg:x="13.567cm" svg:y="5.634cm" svg:viewBox="0 0 52 170" draw:points="0,0 0,170 52,170">
          <text:p/>
        </draw:polyline>
        <draw:line draw:style-name="gr6" draw:text-style-name="P1" draw:layer="layout" svg:x1="13.618cm" svg:y1="5.634cm" svg:x2="13.567cm" svg:y2="5.634cm">
          <text:p/>
        </draw:line>
        <draw:line draw:style-name="gr6" draw:text-style-name="P1" draw:layer="layout" svg:x1="11.973cm" svg:y1="5.803cm" svg:x2="13.567cm" svg:y2="5.803cm">
          <text:p/>
        </draw:line>
        <draw:line draw:style-name="gr6" draw:text-style-name="P1" draw:layer="layout" svg:x1="13.567cm" svg:y1="5.634cm" svg:x2="11.973cm" svg:y2="5.634cm">
          <text:p/>
        </draw:line>
        <draw:line draw:style-name="gr6" draw:text-style-name="P1" draw:layer="layout" svg:x1="6.022cm" svg:y1="9.632cm" svg:x2="5.844cm" svg:y2="10.84cm">
          <text:p/>
        </draw:line>
        <draw:line draw:style-name="gr6" draw:text-style-name="P1" draw:layer="layout" svg:x1="5.948cm" svg:y1="9.556cm" svg:x2="5.945cm" svg:y2="9.572cm">
          <text:p/>
        </draw:line>
        <draw:line draw:style-name="gr6" draw:text-style-name="P1" draw:layer="layout" svg:x1="6.116cm" svg:y1="9.583cm" svg:x2="5.947cm" svg:y2="9.556cm">
          <text:p/>
        </draw:line>
        <draw:line draw:style-name="gr6" draw:text-style-name="P1" draw:layer="layout" svg:x1="6.112cm" svg:y1="9.597cm" svg:x2="6.117cm" svg:y2="9.582cm">
          <text:p/>
        </draw:line>
        <draw:line draw:style-name="gr6" draw:text-style-name="P1" draw:layer="layout" svg:x1="5.748cm" svg:y1="10.893cm" svg:x2="5.751cm" svg:y2="10.877cm">
          <text:p/>
        </draw:line>
        <draw:line draw:style-name="gr6" draw:text-style-name="P1" draw:layer="layout" svg:x1="5.919cm" svg:y1="10.916cm" svg:x2="5.748cm" svg:y2="10.892cm">
          <text:p/>
        </draw:line>
        <draw:line draw:style-name="gr6" draw:text-style-name="P1" draw:layer="layout" svg:x1="5.921cm" svg:y1="10.9cm" svg:x2="5.918cm" svg:y2="10.916cm">
          <text:p/>
        </draw:line>
        <draw:line draw:style-name="gr6" draw:text-style-name="P1" draw:layer="layout" svg:x1="5.759cm" svg:y1="10.826cm" svg:x2="5.927cm" svg:y2="10.853cm">
          <text:p/>
        </draw:line>
        <draw:line draw:style-name="gr6" draw:text-style-name="P1" draw:layer="layout" svg:x1="5.75cm" svg:y1="10.878cm" svg:x2="5.76cm" svg:y2="10.826cm">
          <text:p/>
        </draw:line>
        <draw:line draw:style-name="gr6" draw:text-style-name="P1" draw:layer="layout" svg:x1="5.927cm" svg:y1="10.852cm" svg:x2="5.92cm" svg:y2="10.901cm">
          <text:p/>
        </draw:line>
        <draw:line draw:style-name="gr6" draw:text-style-name="P1" draw:layer="layout" svg:x1="6.113cm" svg:y1="9.596cm" svg:x2="6.106cm" svg:y2="9.646cm">
          <text:p/>
        </draw:line>
        <draw:line draw:style-name="gr6" draw:text-style-name="P1" draw:layer="layout" svg:x1="5.937cm" svg:y1="9.621cm" svg:x2="5.946cm" svg:y2="9.571cm">
          <text:p/>
        </draw:line>
        <draw:line draw:style-name="gr6" draw:text-style-name="P1" draw:layer="layout" svg:x1="6.107cm" svg:y1="9.646cm" svg:x2="5.937cm" svg:y2="9.62cm">
          <text:p/>
        </draw:line>
        <draw:line draw:style-name="gr6" draw:text-style-name="P1" draw:layer="layout" svg:x1="6.107cm" svg:y1="9.645cm" svg:x2="5.926cm" svg:y2="10.853cm">
          <text:p/>
        </draw:line>
        <draw:line draw:style-name="gr6" draw:text-style-name="P1" draw:layer="layout" svg:x1="5.759cm" svg:y1="10.827cm" svg:x2="5.938cm" svg:y2="9.62cm">
          <text:p/>
        </draw:line>
        <draw:line draw:style-name="gr6" draw:text-style-name="P1" draw:layer="layout" svg:x1="6.355cm" svg:y1="7.393cm" svg:x2="6.062cm" svg:y2="9.356cm">
          <text:p/>
        </draw:line>
        <draw:line draw:style-name="gr6" draw:text-style-name="P1" draw:layer="layout" svg:x1="6.448cm" svg:y1="7.34cm" svg:x2="6.445cm" svg:y2="7.356cm">
          <text:p/>
        </draw:line>
        <draw:line draw:style-name="gr6" draw:text-style-name="P1" draw:layer="layout" svg:x1="6.278cm" svg:y1="7.315cm" svg:x2="6.448cm" svg:y2="7.341cm">
          <text:p/>
        </draw:line>
        <draw:line draw:style-name="gr6" draw:text-style-name="P1" draw:layer="layout" svg:x1="6.275cm" svg:y1="7.331cm" svg:x2="6.279cm" svg:y2="7.315cm">
          <text:p/>
        </draw:line>
        <draw:line draw:style-name="gr6" draw:text-style-name="P1" draw:layer="layout" svg:x1="6.138cm" svg:y1="9.432cm" svg:x2="6.141cm" svg:y2="9.417cm">
          <text:p/>
        </draw:line>
        <draw:line draw:style-name="gr6" draw:text-style-name="P1" draw:layer="layout" svg:x1="5.969cm" svg:y1="9.408cm" svg:x2="6.139cm" svg:y2="9.432cm">
          <text:p/>
        </draw:line>
        <draw:line draw:style-name="gr6" draw:text-style-name="P1" draw:layer="layout" svg:x1="5.972cm" svg:y1="9.393cm" svg:x2="5.969cm" svg:y2="9.409cm">
          <text:p/>
        </draw:line>
        <draw:line draw:style-name="gr6" draw:text-style-name="P1" draw:layer="layout" svg:x1="5.98cm" svg:y1="9.342cm" svg:x2="5.971cm" svg:y2="9.394cm">
          <text:p/>
        </draw:line>
        <draw:polyline draw:style-name="gr6" draw:text-style-name="P1" draw:layer="layout" svg:width="0.167cm" svg:height="0.075cm" svg:x="5.979cm" svg:y="9.342cm" svg:viewBox="0 0 168 76" draw:points="162,76 168,27 0,0">
          <text:p/>
        </draw:polyline>
        <draw:polyline draw:style-name="gr6" draw:text-style-name="P1" draw:layer="layout" svg:width="0.176cm" svg:height="0.051cm" svg:x="6.269cm" svg:y="7.355cm" svg:viewBox="0 0 177 52" draw:points="0,26 168,52 177,0">
          <text:p/>
        </draw:polyline>
        <draw:line draw:style-name="gr6" draw:text-style-name="P1" draw:layer="layout" svg:x1="6.276cm" svg:y1="7.33cm" svg:x2="6.269cm" svg:y2="7.381cm">
          <text:p/>
        </draw:line>
        <draw:line draw:style-name="gr6" draw:text-style-name="P1" draw:layer="layout" svg:x1="6.146cm" svg:y1="9.369cm" svg:x2="6.437cm" svg:y2="7.406cm">
          <text:p/>
        </draw:line>
        <draw:line draw:style-name="gr6" draw:text-style-name="P1" draw:layer="layout" svg:x1="6.27cm" svg:y1="7.38cm" svg:x2="5.979cm" svg:y2="9.343cm">
          <text:p/>
        </draw:line>
        <draw:line draw:style-name="gr6" draw:text-style-name="P1" draw:layer="layout" svg:x1="6.485cm" svg:y1="5.583cm" svg:x2="7.484cm" svg:y2="5.583cm">
          <text:p/>
        </draw:line>
        <draw:line draw:style-name="gr6" draw:text-style-name="P1" draw:layer="layout" svg:x1="6.309cm" svg:y1="6.765cm" svg:x2="6.486cm" svg:y2="5.583cm">
          <text:p/>
        </draw:line>
        <draw:line draw:style-name="gr6" draw:text-style-name="P1" draw:layer="layout" svg:x1="7.421cm" svg:y1="5.634cm" svg:x2="7.421cm" svg:y2="5.803cm">
          <text:p/>
        </draw:line>
        <draw:line draw:style-name="gr6" draw:text-style-name="P1" draw:layer="layout" svg:x1="7.484cm" svg:y1="5.634cm" svg:x2="7.484cm" svg:y2="5.803cm">
          <text:p/>
        </draw:line>
        <draw:line draw:style-name="gr6" draw:text-style-name="P1" draw:layer="layout" svg:x1="6.527cm" svg:y1="5.634cm" svg:x2="7.484cm" svg:y2="5.634cm">
          <text:p/>
        </draw:line>
        <draw:line draw:style-name="gr6" draw:text-style-name="P1" draw:layer="layout" svg:x1="6.36cm" svg:y1="6.772cm" svg:x2="6.528cm" svg:y2="5.634cm">
          <text:p/>
        </draw:line>
        <draw:line draw:style-name="gr6" draw:text-style-name="P1" draw:layer="layout" svg:x1="6.673cm" svg:y1="5.803cm" svg:x2="7.484cm" svg:y2="5.803cm">
          <text:p/>
        </draw:line>
        <draw:line draw:style-name="gr6" draw:text-style-name="P1" draw:layer="layout" svg:x1="6.527cm" svg:y1="6.797cm" svg:x2="6.674cm" svg:y2="5.803cm">
          <text:p/>
        </draw:line>
        <draw:line draw:style-name="gr6" draw:text-style-name="P1" draw:layer="layout" svg:x1="6.601cm" svg:y1="5.719cm" svg:x2="7.421cm" svg:y2="5.719cm">
          <text:p/>
        </draw:line>
        <draw:line draw:style-name="gr6" draw:text-style-name="P1" draw:layer="layout" svg:x1="6.453cm" svg:y1="6.721cm" svg:x2="6.602cm" svg:y2="5.719cm">
          <text:p/>
        </draw:line>
        <draw:line draw:style-name="gr6" draw:text-style-name="P1" draw:layer="layout" svg:x1="6.369cm" svg:y1="6.707cm" svg:x2="6.537cm" svg:y2="6.734cm">
          <text:p/>
        </draw:line>
        <draw:line draw:style-name="gr6" draw:text-style-name="P1" draw:layer="layout" svg:x1="6.36cm" svg:y1="6.771cm" svg:x2="6.528cm" svg:y2="6.797cm">
          <text:p/>
        </draw:line>
        <draw:line draw:style-name="gr6" draw:text-style-name="P1" draw:layer="layout" svg:x1="5.486cm" svg:y1="13.244cm" svg:x2="5.802cm" svg:y2="11.116cm">
          <text:p/>
        </draw:line>
        <draw:line draw:style-name="gr6" draw:text-style-name="P1" draw:layer="layout" svg:x1="5.393cm" svg:y1="13.297cm" svg:x2="5.396cm" svg:y2="13.282cm">
          <text:p/>
        </draw:line>
        <draw:line draw:style-name="gr6" draw:text-style-name="P1" draw:layer="layout" svg:x1="5.561cm" svg:y1="13.321cm" svg:x2="5.393cm" svg:y2="13.296cm">
          <text:p/>
        </draw:line>
        <draw:line draw:style-name="gr6" draw:text-style-name="P1" draw:layer="layout" svg:x1="5.565cm" svg:y1="13.305cm" svg:x2="5.56cm" svg:y2="13.321cm">
          <text:p/>
        </draw:line>
        <draw:line draw:style-name="gr6" draw:text-style-name="P1" draw:layer="layout" svg:x1="5.728cm" svg:y1="11.04cm" svg:x2="5.725cm" svg:y2="11.056cm">
          <text:p/>
        </draw:line>
        <draw:line draw:style-name="gr6" draw:text-style-name="P1" draw:layer="layout" svg:x1="5.895cm" svg:y1="11.064cm" svg:x2="5.727cm" svg:y2="11.04cm">
          <text:p/>
        </draw:line>
        <draw:line draw:style-name="gr6" draw:text-style-name="P1" draw:layer="layout" svg:x1="5.892cm" svg:y1="11.079cm" svg:x2="5.895cm" svg:y2="11.063cm">
          <text:p/>
        </draw:line>
        <draw:polyline draw:style-name="gr6" draw:text-style-name="P1" draw:layer="layout" svg:width="0.176cm" svg:height="0.051cm" svg:x="5.395cm" svg:y="13.231cm" svg:viewBox="0 0 177 52" draw:points="177,25 8,0 0,52">
          <text:p/>
        </draw:polyline>
        <draw:line draw:style-name="gr6" draw:text-style-name="P1" draw:layer="layout" svg:x1="5.564cm" svg:y1="13.306cm" svg:x2="5.573cm" svg:y2="13.256cm">
          <text:p/>
        </draw:line>
        <draw:line draw:style-name="gr6" draw:text-style-name="P1" draw:layer="layout" svg:x1="5.886cm" svg:y1="11.13cm" svg:x2="5.893cm" svg:y2="11.078cm">
          <text:p/>
        </draw:line>
        <draw:polyline draw:style-name="gr6" draw:text-style-name="P1" draw:layer="layout" svg:width="0.169cm" svg:height="0.074cm" svg:x="5.717cm" svg:y="11.055cm" svg:viewBox="0 0 170 75" draw:points="8,0 0,50 170,75">
          <text:p/>
        </draw:polyline>
        <draw:line draw:style-name="gr6" draw:text-style-name="P1" draw:layer="layout" svg:x1="5.718cm" svg:y1="11.104cm" svg:x2="5.403cm" svg:y2="13.232cm">
          <text:p/>
        </draw:line>
        <draw:line draw:style-name="gr6" draw:text-style-name="P1" draw:layer="layout" svg:x1="5.571cm" svg:y1="13.257cm" svg:x2="5.887cm" svg:y2="11.129cm">
          <text:p/>
        </draw:line>
        <draw:line draw:style-name="gr6" draw:text-style-name="P1" draw:layer="layout" svg:x1="5.447cm" svg:y1="13.521cm" svg:x2="5.213cm" svg:y2="15.099cm">
          <text:p/>
        </draw:line>
        <draw:line draw:style-name="gr6" draw:text-style-name="P1" draw:layer="layout" svg:x1="5.54cm" svg:y1="13.468cm" svg:x2="5.537cm" svg:y2="13.484cm">
          <text:p/>
        </draw:line>
        <draw:line draw:style-name="gr6" draw:text-style-name="P1" draw:layer="layout" svg:x1="5.372cm" svg:y1="13.445cm" svg:x2="5.54cm" svg:y2="13.469cm">
          <text:p/>
        </draw:line>
        <draw:line draw:style-name="gr6" draw:text-style-name="P1" draw:layer="layout" svg:x1="5.369cm" svg:y1="13.46cm" svg:x2="5.373cm" svg:y2="13.445cm">
          <text:p/>
        </draw:line>
        <draw:line draw:style-name="gr6" draw:text-style-name="P1" draw:layer="layout" svg:x1="5.287cm" svg:y1="15.175cm" svg:x2="5.29cm" svg:y2="15.159cm">
          <text:p/>
        </draw:line>
        <draw:line draw:style-name="gr6" draw:text-style-name="P1" draw:layer="layout" svg:x1="5.118cm" svg:y1="15.151cm" svg:x2="5.288cm" svg:y2="15.175cm">
          <text:p/>
        </draw:line>
        <draw:line draw:style-name="gr6" draw:text-style-name="P1" draw:layer="layout" svg:x1="5.121cm" svg:y1="15.136cm" svg:x2="5.118cm" svg:y2="15.152cm">
          <text:p/>
        </draw:line>
        <draw:polyline draw:style-name="gr6" draw:text-style-name="P1" draw:layer="layout" svg:width="0.176cm" svg:height="0.05cm" svg:x="5.361cm" svg:y="13.483cm" svg:viewBox="0 0 177 51" draw:points="0,25 170,51 177,0">
          <text:p/>
        </draw:polyline>
        <draw:line draw:style-name="gr6" draw:text-style-name="P1" draw:layer="layout" svg:x1="5.37cm" svg:y1="13.459cm" svg:x2="5.361cm" svg:y2="13.509cm">
          <text:p/>
        </draw:line>
        <draw:line draw:style-name="gr6" draw:text-style-name="P1" draw:layer="layout" svg:x1="5.129cm" svg:y1="15.085cm" svg:x2="5.12cm" svg:y2="15.137cm">
          <text:p/>
        </draw:line>
        <draw:polyline draw:style-name="gr6" draw:text-style-name="P1" draw:layer="layout" svg:width="0.167cm" svg:height="0.074cm" svg:x="5.128cm" svg:y="15.085cm" svg:viewBox="0 0 168 75" draw:points="162,75 168,25 0,0">
          <text:p/>
        </draw:polyline>
        <draw:line draw:style-name="gr6" draw:text-style-name="P1" draw:layer="layout" svg:x1="5.295cm" svg:y1="15.111cm" svg:x2="5.531cm" svg:y2="13.533cm">
          <text:p/>
        </draw:line>
        <draw:line draw:style-name="gr6" draw:text-style-name="P1" draw:layer="layout" svg:x1="5.362cm" svg:y1="13.508cm" svg:x2="5.128cm" svg:y2="15.086cm">
          <text:p/>
        </draw:line>
        <draw:line draw:style-name="gr6" draw:text-style-name="P1" draw:layer="layout" svg:x1="5.103cm" svg:y1="25.569cm" svg:x2="5.103cm" svg:y2="26.581cm">
          <text:p/>
        </draw:line>
        <draw:line draw:style-name="gr6" draw:text-style-name="P1" draw:layer="layout" svg:x1="5.018cm" svg:y1="25.503cm" svg:x2="5.018cm" svg:y2="25.518cm">
          <text:p/>
        </draw:line>
        <draw:line draw:style-name="gr6" draw:text-style-name="P1" draw:layer="layout" svg:x1="5.187cm" svg:y1="25.503cm" svg:x2="5.018cm" svg:y2="25.503cm">
          <text:p/>
        </draw:line>
        <draw:line draw:style-name="gr6" draw:text-style-name="P1" draw:layer="layout" svg:x1="5.187cm" svg:y1="25.518cm" svg:x2="5.187cm" svg:y2="25.503cm">
          <text:p/>
        </draw:line>
        <draw:line draw:style-name="gr6" draw:text-style-name="P1" draw:layer="layout" svg:x1="5.018cm" svg:y1="26.646cm" svg:x2="5.018cm" svg:y2="26.631cm">
          <text:p/>
        </draw:line>
        <draw:line draw:style-name="gr6" draw:text-style-name="P1" draw:layer="layout" svg:x1="5.187cm" svg:y1="26.646cm" svg:x2="5.018cm" svg:y2="26.646cm">
          <text:p/>
        </draw:line>
        <draw:line draw:style-name="gr6" draw:text-style-name="P1" draw:layer="layout" svg:x1="5.187cm" svg:y1="26.631cm" svg:x2="5.187cm" svg:y2="26.646cm">
          <text:p/>
        </draw:line>
        <draw:line draw:style-name="gr6" draw:text-style-name="P1" draw:layer="layout" svg:x1="5.187cm" svg:y1="25.518cm" svg:x2="5.187cm" svg:y2="25.569cm">
          <text:p/>
        </draw:line>
        <draw:line draw:style-name="gr6" draw:text-style-name="P1" draw:layer="layout" svg:x1="5.018cm" svg:y1="25.569cm" svg:x2="5.018cm" svg:y2="25.518cm">
          <text:p/>
        </draw:line>
        <draw:line draw:style-name="gr6" draw:text-style-name="P1" draw:layer="layout" svg:x1="5.187cm" svg:y1="25.569cm" svg:x2="5.018cm" svg:y2="25.569cm">
          <text:p/>
        </draw:line>
        <draw:line draw:style-name="gr6" draw:text-style-name="P1" draw:layer="layout" svg:x1="5.018cm" svg:y1="26.581cm" svg:x2="5.187cm" svg:y2="26.581cm">
          <text:p/>
        </draw:line>
        <draw:line draw:style-name="gr6" draw:text-style-name="P1" draw:layer="layout" svg:x1="5.018cm" svg:y1="26.631cm" svg:x2="5.018cm" svg:y2="26.581cm">
          <text:p/>
        </draw:line>
        <draw:line draw:style-name="gr6" draw:text-style-name="P1" draw:layer="layout" svg:x1="5.187cm" svg:y1="26.581cm" svg:x2="5.187cm" svg:y2="26.631cm">
          <text:p/>
        </draw:line>
        <draw:line draw:style-name="gr6" draw:text-style-name="P1" draw:layer="layout" svg:x1="5.187cm" svg:y1="25.569cm" svg:x2="5.187cm" svg:y2="26.581cm">
          <text:p/>
        </draw:line>
        <draw:line draw:style-name="gr6" draw:text-style-name="P1" draw:layer="layout" svg:x1="5.018cm" svg:y1="26.581cm" svg:x2="5.018cm" svg:y2="25.569cm">
          <text:p/>
        </draw:line>
        <draw:line draw:style-name="gr6" draw:text-style-name="P1" draw:layer="layout" svg:x1="5.103cm" svg:y1="23.169cm" svg:x2="5.103cm" svg:y2="25.289cm">
          <text:p/>
        </draw:line>
        <draw:line draw:style-name="gr6" draw:text-style-name="P1" draw:layer="layout" svg:x1="5.187cm" svg:y1="23.105cm" svg:x2="5.187cm" svg:y2="23.12cm">
          <text:p/>
        </draw:line>
        <draw:line draw:style-name="gr6" draw:text-style-name="P1" draw:layer="layout" svg:x1="5.018cm" svg:y1="23.105cm" svg:x2="5.187cm" svg:y2="23.105cm">
          <text:p/>
        </draw:line>
        <draw:line draw:style-name="gr6" draw:text-style-name="P1" draw:layer="layout" svg:x1="5.018cm" svg:y1="23.12cm" svg:x2="5.018cm" svg:y2="23.105cm">
          <text:p/>
        </draw:line>
        <draw:line draw:style-name="gr6" draw:text-style-name="P1" draw:layer="layout" svg:x1="5.187cm" svg:y1="25.353cm" svg:x2="5.187cm" svg:y2="25.338cm">
          <text:p/>
        </draw:line>
        <draw:line draw:style-name="gr6" draw:text-style-name="P1" draw:layer="layout" svg:x1="5.018cm" svg:y1="25.353cm" svg:x2="5.187cm" svg:y2="25.353cm">
          <text:p/>
        </draw:line>
        <draw:line draw:style-name="gr6" draw:text-style-name="P1" draw:layer="layout" svg:x1="5.018cm" svg:y1="25.338cm" svg:x2="5.018cm" svg:y2="25.353cm">
          <text:p/>
        </draw:line>
        <draw:line draw:style-name="gr6" draw:text-style-name="P1" draw:layer="layout" svg:x1="5.018cm" svg:y1="25.289cm" svg:x2="5.018cm" svg:y2="25.338cm">
          <text:p/>
        </draw:line>
        <draw:polyline draw:style-name="gr6" draw:text-style-name="P1" draw:layer="layout" svg:width="0.169cm" svg:height="0.049cm" svg:x="5.018cm" svg:y="25.289cm" svg:viewBox="0 0 170 50" draw:points="170,50 170,0 0,0">
          <text:p/>
        </draw:polyline>
        <draw:polyline draw:style-name="gr6" draw:text-style-name="P1" draw:layer="layout" svg:width="0.169cm" svg:height="0.049cm" svg:x="5.018cm" svg:y="23.12cm" svg:viewBox="0 0 170 50" draw:points="0,50 170,50 170,0">
          <text:p/>
        </draw:polyline>
        <draw:line draw:style-name="gr6" draw:text-style-name="P1" draw:layer="layout" svg:x1="5.018cm" svg:y1="23.12cm" svg:x2="5.018cm" svg:y2="23.169cm">
          <text:p/>
        </draw:line>
        <draw:line draw:style-name="gr6" draw:text-style-name="P1" draw:layer="layout" svg:x1="5.187cm" svg:y1="25.289cm" svg:x2="5.187cm" svg:y2="23.169cm">
          <text:p/>
        </draw:line>
        <draw:line draw:style-name="gr6" draw:text-style-name="P1" draw:layer="layout" svg:x1="5.018cm" svg:y1="23.169cm" svg:x2="5.018cm" svg:y2="25.289cm">
          <text:p/>
        </draw:line>
        <draw:line draw:style-name="gr6" draw:text-style-name="P1" draw:layer="layout" svg:x1="5.103cm" svg:y1="21.295cm" svg:x2="5.103cm" svg:y2="22.889cm">
          <text:p/>
        </draw:line>
        <draw:line draw:style-name="gr6" draw:text-style-name="P1" draw:layer="layout" svg:x1="5.187cm" svg:y1="21.23cm" svg:x2="5.187cm" svg:y2="21.244cm">
          <text:p/>
        </draw:line>
        <draw:line draw:style-name="gr6" draw:text-style-name="P1" draw:layer="layout" svg:x1="5.018cm" svg:y1="21.23cm" svg:x2="5.187cm" svg:y2="21.23cm">
          <text:p/>
        </draw:line>
        <draw:line draw:style-name="gr6" draw:text-style-name="P1" draw:layer="layout" svg:x1="5.018cm" svg:y1="21.244cm" svg:x2="5.018cm" svg:y2="21.23cm">
          <text:p/>
        </draw:line>
        <draw:line draw:style-name="gr6" draw:text-style-name="P1" draw:layer="layout" svg:x1="5.187cm" svg:y1="22.955cm" svg:x2="5.187cm" svg:y2="22.94cm">
          <text:p/>
        </draw:line>
        <draw:line draw:style-name="gr6" draw:text-style-name="P1" draw:layer="layout" svg:x1="5.018cm" svg:y1="22.955cm" svg:x2="5.187cm" svg:y2="22.955cm">
          <text:p/>
        </draw:line>
        <draw:line draw:style-name="gr6" draw:text-style-name="P1" draw:layer="layout" svg:x1="5.018cm" svg:y1="22.94cm" svg:x2="5.018cm" svg:y2="22.955cm">
          <text:p/>
        </draw:line>
        <draw:line draw:style-name="gr6" draw:text-style-name="P1" draw:layer="layout" svg:x1="5.018cm" svg:y1="21.295cm" svg:x2="5.187cm" svg:y2="21.295cm">
          <text:p/>
        </draw:line>
        <draw:line draw:style-name="gr6" draw:text-style-name="P1" draw:layer="layout" svg:x1="5.187cm" svg:y1="21.295cm" svg:x2="5.187cm" svg:y2="21.244cm">
          <text:p/>
        </draw:line>
        <draw:line draw:style-name="gr6" draw:text-style-name="P1" draw:layer="layout" svg:x1="5.018cm" svg:y1="21.244cm" svg:x2="5.018cm" svg:y2="21.295cm">
          <text:p/>
        </draw:line>
        <draw:line draw:style-name="gr6" draw:text-style-name="P1" draw:layer="layout" svg:x1="5.018cm" svg:y1="22.889cm" svg:x2="5.018cm" svg:y2="22.94cm">
          <text:p/>
        </draw:line>
        <draw:polyline draw:style-name="gr6" draw:text-style-name="P1" draw:layer="layout" svg:width="0.169cm" svg:height="0.051cm" svg:x="5.018cm" svg:y="22.889cm" svg:viewBox="0 0 170 52" draw:points="170,52 170,0 0,0">
          <text:p/>
        </draw:polyline>
        <draw:line draw:style-name="gr6" draw:text-style-name="P1" draw:layer="layout" svg:x1="5.187cm" svg:y1="22.889cm" svg:x2="5.187cm" svg:y2="21.295cm">
          <text:p/>
        </draw:line>
        <draw:line draw:style-name="gr6" draw:text-style-name="P1" draw:layer="layout" svg:x1="5.018cm" svg:y1="21.295cm" svg:x2="5.018cm" svg:y2="22.889cm">
          <text:p/>
        </draw:line>
        <draw:line draw:style-name="gr6" draw:text-style-name="P1" draw:layer="layout" svg:x1="5.103cm" svg:y1="20.245cm" svg:x2="5.103cm" svg:y2="21.016cm">
          <text:p/>
        </draw:line>
        <draw:line draw:style-name="gr6" draw:text-style-name="P1" draw:layer="layout" svg:x1="5.187cm" svg:y1="20.18cm" svg:x2="5.187cm" svg:y2="20.195cm">
          <text:p/>
        </draw:line>
        <draw:line draw:style-name="gr6" draw:text-style-name="P1" draw:layer="layout" svg:x1="5.018cm" svg:y1="20.18cm" svg:x2="5.187cm" svg:y2="20.18cm">
          <text:p/>
        </draw:line>
        <draw:line draw:style-name="gr6" draw:text-style-name="P1" draw:layer="layout" svg:x1="5.018cm" svg:y1="20.195cm" svg:x2="5.018cm" svg:y2="20.18cm">
          <text:p/>
        </draw:line>
        <draw:line draw:style-name="gr6" draw:text-style-name="P1" draw:layer="layout" svg:x1="5.187cm" svg:y1="21.079cm" svg:x2="5.187cm" svg:y2="21.065cm">
          <text:p/>
        </draw:line>
        <draw:line draw:style-name="gr6" draw:text-style-name="P1" draw:layer="layout" svg:x1="5.018cm" svg:y1="21.079cm" svg:x2="5.187cm" svg:y2="21.079cm">
          <text:p/>
        </draw:line>
        <draw:line draw:style-name="gr6" draw:text-style-name="P1" draw:layer="layout" svg:x1="5.018cm" svg:y1="21.065cm" svg:x2="5.018cm" svg:y2="21.079cm">
          <text:p/>
        </draw:line>
        <draw:line draw:style-name="gr6" draw:text-style-name="P1" draw:layer="layout" svg:x1="5.018cm" svg:y1="21.016cm" svg:x2="5.018cm" svg:y2="21.065cm">
          <text:p/>
        </draw:line>
        <draw:polyline draw:style-name="gr6" draw:text-style-name="P1" draw:layer="layout" svg:width="0.169cm" svg:height="0.049cm" svg:x="5.018cm" svg:y="21.016cm" svg:viewBox="0 0 170 50" draw:points="170,50 170,0 0,0">
          <text:p/>
        </draw:polyline>
        <draw:polyline draw:style-name="gr6" draw:text-style-name="P1" draw:layer="layout" svg:width="0.169cm" svg:height="0.05cm" svg:x="5.018cm" svg:y="20.195cm" svg:viewBox="0 0 170 51" draw:points="0,51 170,51 170,0">
          <text:p/>
        </draw:polyline>
        <draw:line draw:style-name="gr6" draw:text-style-name="P1" draw:layer="layout" svg:x1="5.018cm" svg:y1="20.195cm" svg:x2="5.018cm" svg:y2="20.245cm">
          <text:p/>
        </draw:line>
        <draw:line draw:style-name="gr6" draw:text-style-name="P1" draw:layer="layout" svg:x1="5.187cm" svg:y1="21.016cm" svg:x2="5.187cm" svg:y2="20.245cm">
          <text:p/>
        </draw:line>
        <draw:line draw:style-name="gr6" draw:text-style-name="P1" draw:layer="layout" svg:x1="5.018cm" svg:y1="20.245cm" svg:x2="5.018cm" svg:y2="21.016cm">
          <text:p/>
        </draw:line>
        <draw:line draw:style-name="gr6" draw:text-style-name="P1" draw:layer="layout" svg:x1="5.103cm" svg:y1="18.37cm" svg:x2="5.103cm" svg:y2="19.966cm">
          <text:p/>
        </draw:line>
        <draw:line draw:style-name="gr6" draw:text-style-name="P1" draw:layer="layout" svg:x1="5.187cm" svg:y1="18.304cm" svg:x2="5.187cm" svg:y2="18.321cm">
          <text:p/>
        </draw:line>
        <draw:line draw:style-name="gr6" draw:text-style-name="P1" draw:layer="layout" svg:x1="5.018cm" svg:y1="18.304cm" svg:x2="5.187cm" svg:y2="18.304cm">
          <text:p/>
        </draw:line>
        <draw:line draw:style-name="gr6" draw:text-style-name="P1" draw:layer="layout" svg:x1="5.018cm" svg:y1="18.321cm" svg:x2="5.018cm" svg:y2="18.304cm">
          <text:p/>
        </draw:line>
        <draw:line draw:style-name="gr6" draw:text-style-name="P1" draw:layer="layout" svg:x1="5.187cm" svg:y1="20.03cm" svg:x2="5.187cm" svg:y2="20.015cm">
          <text:p/>
        </draw:line>
        <draw:line draw:style-name="gr6" draw:text-style-name="P1" draw:layer="layout" svg:x1="5.018cm" svg:y1="20.03cm" svg:x2="5.187cm" svg:y2="20.03cm">
          <text:p/>
        </draw:line>
        <draw:line draw:style-name="gr6" draw:text-style-name="P1" draw:layer="layout" svg:x1="5.018cm" svg:y1="20.015cm" svg:x2="5.018cm" svg:y2="20.03cm">
          <text:p/>
        </draw:line>
        <draw:polyline draw:style-name="gr6" draw:text-style-name="P1" draw:layer="layout" svg:width="0.169cm" svg:height="0.049cm" svg:x="5.018cm" svg:y="18.321cm" svg:viewBox="0 0 170 50" draw:points="0,50 170,50 170,0">
          <text:p/>
        </draw:polyline>
        <draw:line draw:style-name="gr6" draw:text-style-name="P1" draw:layer="layout" svg:x1="5.018cm" svg:y1="18.321cm" svg:x2="5.018cm" svg:y2="18.37cm">
          <text:p/>
        </draw:line>
        <draw:line draw:style-name="gr6" draw:text-style-name="P1" draw:layer="layout" svg:x1="5.018cm" svg:y1="19.966cm" svg:x2="5.018cm" svg:y2="20.015cm">
          <text:p/>
        </draw:line>
        <draw:polyline draw:style-name="gr6" draw:text-style-name="P1" draw:layer="layout" svg:width="0.169cm" svg:height="0.049cm" svg:x="5.018cm" svg:y="19.966cm" svg:viewBox="0 0 170 50" draw:points="170,50 170,0 0,0">
          <text:p/>
        </draw:polyline>
        <draw:line draw:style-name="gr6" draw:text-style-name="P1" draw:layer="layout" svg:x1="5.187cm" svg:y1="19.966cm" svg:x2="5.187cm" svg:y2="18.37cm">
          <text:p/>
        </draw:line>
        <draw:line draw:style-name="gr6" draw:text-style-name="P1" draw:layer="layout" svg:x1="5.018cm" svg:y1="18.37cm" svg:x2="5.018cm" svg:y2="19.966cm">
          <text:p/>
        </draw:line>
        <draw:line draw:style-name="gr6" draw:text-style-name="P1" draw:layer="layout" svg:x1="5.103cm" svg:y1="16.497cm" svg:x2="5.103cm" svg:y2="18.091cm">
          <text:p/>
        </draw:line>
        <draw:line draw:style-name="gr6" draw:text-style-name="P1" draw:layer="layout" svg:x1="5.187cm" svg:y1="16.431cm" svg:x2="5.187cm" svg:y2="16.446cm">
          <text:p/>
        </draw:line>
        <draw:line draw:style-name="gr6" draw:text-style-name="P1" draw:layer="layout" svg:x1="5.018cm" svg:y1="16.431cm" svg:x2="5.187cm" svg:y2="16.431cm">
          <text:p/>
        </draw:line>
        <draw:line draw:style-name="gr6" draw:text-style-name="P1" draw:layer="layout" svg:x1="5.018cm" svg:y1="16.446cm" svg:x2="5.018cm" svg:y2="16.431cm">
          <text:p/>
        </draw:line>
        <draw:line draw:style-name="gr6" draw:text-style-name="P1" draw:layer="layout" svg:x1="5.187cm" svg:y1="18.156cm" svg:x2="5.187cm" svg:y2="18.141cm">
          <text:p/>
        </draw:line>
        <draw:line draw:style-name="gr6" draw:text-style-name="P1" draw:layer="layout" svg:x1="5.018cm" svg:y1="18.156cm" svg:x2="5.187cm" svg:y2="18.156cm">
          <text:p/>
        </draw:line>
        <draw:line draw:style-name="gr6" draw:text-style-name="P1" draw:layer="layout" svg:x1="5.018cm" svg:y1="18.141cm" svg:x2="5.018cm" svg:y2="18.156cm">
          <text:p/>
        </draw:line>
        <draw:line draw:style-name="gr6" draw:text-style-name="P1" draw:layer="layout" svg:x1="5.018cm" svg:y1="18.091cm" svg:x2="5.018cm" svg:y2="18.141cm">
          <text:p/>
        </draw:line>
        <draw:polyline draw:style-name="gr6" draw:text-style-name="P1" draw:layer="layout" svg:width="0.169cm" svg:height="0.05cm" svg:x="5.018cm" svg:y="18.091cm" svg:viewBox="0 0 170 51" draw:points="170,51 170,0 0,0">
          <text:p/>
        </draw:polyline>
        <draw:polyline draw:style-name="gr6" draw:text-style-name="P1" draw:layer="layout" svg:width="0.169cm" svg:height="0.051cm" svg:x="5.018cm" svg:y="16.446cm" svg:viewBox="0 0 170 52" draw:points="0,52 170,52 170,0">
          <text:p/>
        </draw:polyline>
        <draw:line draw:style-name="gr6" draw:text-style-name="P1" draw:layer="layout" svg:x1="5.018cm" svg:y1="16.446cm" svg:x2="5.018cm" svg:y2="16.497cm">
          <text:p/>
        </draw:line>
        <draw:line draw:style-name="gr6" draw:text-style-name="P1" draw:layer="layout" svg:x1="5.187cm" svg:y1="18.091cm" svg:x2="5.187cm" svg:y2="16.497cm">
          <text:p/>
        </draw:line>
        <draw:line draw:style-name="gr6" draw:text-style-name="P1" draw:layer="layout" svg:x1="5.018cm" svg:y1="16.497cm" svg:x2="5.018cm" svg:y2="18.091cm">
          <text:p/>
        </draw:line>
        <draw:line draw:style-name="gr6" draw:text-style-name="P1" draw:layer="layout" svg:x1="40.701cm" svg:y1="44.875cm" svg:x2="40.568cm" svg:y2="44.875cm">
          <text:p/>
        </draw:line>
        <draw:line draw:style-name="gr6" draw:text-style-name="P1" draw:layer="layout" svg:x1="40.553cm" svg:y1="45.224cm" svg:x2="40.568cm" svg:y2="45.224cm">
          <text:p/>
        </draw:line>
        <draw:line draw:style-name="gr6" draw:text-style-name="P1" draw:layer="layout" svg:x1="40.553cm" svg:y1="44.875cm" svg:x2="40.553cm" svg:y2="45.224cm">
          <text:p/>
        </draw:line>
        <draw:line draw:style-name="gr6" draw:text-style-name="P1" draw:layer="layout" svg:x1="40.568cm" svg:y1="44.875cm" svg:x2="40.553cm" svg:y2="44.875cm">
          <text:p/>
        </draw:line>
        <draw:line draw:style-name="gr6" draw:text-style-name="P1" draw:layer="layout" svg:x1="40.701cm" svg:y1="45.224cm" svg:x2="40.568cm" svg:y2="45.224cm">
          <text:p/>
        </draw:line>
        <draw:line draw:style-name="gr6" draw:text-style-name="P1" draw:layer="layout" svg:x1="40.701cm" svg:y1="44.875cm" svg:x2="40.701cm" svg:y2="45.224cm">
          <text:p/>
        </draw:line>
        <draw:line draw:style-name="gr6" draw:text-style-name="P1" draw:layer="layout" svg:x1="40.686cm" svg:y1="44.875cm" svg:x2="40.701cm" svg:y2="44.875cm">
          <text:p/>
        </draw:line>
        <draw:line draw:style-name="gr6" draw:text-style-name="P1" draw:layer="layout" svg:x1="55.098cm" svg:y1="44.875cm" svg:x2="54.963cm" svg:y2="44.875cm">
          <text:p/>
        </draw:line>
        <draw:line draw:style-name="gr6" draw:text-style-name="P1" draw:layer="layout" svg:x1="54.948cm" svg:y1="45.224cm" svg:x2="54.963cm" svg:y2="45.224cm">
          <text:p/>
        </draw:line>
        <draw:line draw:style-name="gr6" draw:text-style-name="P1" draw:layer="layout" svg:x1="54.948cm" svg:y1="44.875cm" svg:x2="54.948cm" svg:y2="45.224cm">
          <text:p/>
        </draw:line>
        <draw:line draw:style-name="gr6" draw:text-style-name="P1" draw:layer="layout" svg:x1="54.963cm" svg:y1="44.875cm" svg:x2="54.948cm" svg:y2="44.875cm">
          <text:p/>
        </draw:line>
        <draw:line draw:style-name="gr6" draw:text-style-name="P1" draw:layer="layout" svg:x1="55.098cm" svg:y1="45.224cm" svg:x2="54.963cm" svg:y2="45.224cm">
          <text:p/>
        </draw:line>
        <draw:line draw:style-name="gr6" draw:text-style-name="P1" draw:layer="layout" svg:x1="55.098cm" svg:y1="44.875cm" svg:x2="55.098cm" svg:y2="45.224cm">
          <text:p/>
        </draw:line>
        <draw:line draw:style-name="gr6" draw:text-style-name="P1" draw:layer="layout" svg:x1="55.084cm" svg:y1="44.875cm" svg:x2="55.098cm" svg:y2="44.875cm">
          <text:p/>
        </draw:line>
        <draw:line draw:style-name="gr6" draw:text-style-name="P1" draw:layer="layout" svg:x1="52.698cm" svg:y1="44.875cm" svg:x2="52.565cm" svg:y2="44.875cm">
          <text:p/>
        </draw:line>
        <draw:line draw:style-name="gr6" draw:text-style-name="P1" draw:layer="layout" svg:x1="52.548cm" svg:y1="45.224cm" svg:x2="52.565cm" svg:y2="45.224cm">
          <text:p/>
        </draw:line>
        <draw:line draw:style-name="gr6" draw:text-style-name="P1" draw:layer="layout" svg:x1="52.548cm" svg:y1="44.875cm" svg:x2="52.548cm" svg:y2="45.224cm">
          <text:p/>
        </draw:line>
        <draw:line draw:style-name="gr6" draw:text-style-name="P1" draw:layer="layout" svg:x1="52.565cm" svg:y1="44.875cm" svg:x2="52.548cm" svg:y2="44.875cm">
          <text:p/>
        </draw:line>
        <draw:line draw:style-name="gr6" draw:text-style-name="P1" draw:layer="layout" svg:x1="52.698cm" svg:y1="45.224cm" svg:x2="52.565cm" svg:y2="45.224cm">
          <text:p/>
        </draw:line>
        <draw:line draw:style-name="gr6" draw:text-style-name="P1" draw:layer="layout" svg:x1="52.698cm" svg:y1="44.875cm" svg:x2="52.698cm" svg:y2="45.224cm">
          <text:p/>
        </draw:line>
        <draw:line draw:style-name="gr6" draw:text-style-name="P1" draw:layer="layout" svg:x1="52.683cm" svg:y1="44.875cm" svg:x2="52.698cm" svg:y2="44.875cm">
          <text:p/>
        </draw:line>
        <draw:line draw:style-name="gr6" draw:text-style-name="P1" draw:layer="layout" svg:x1="50.825cm" svg:y1="44.875cm" svg:x2="50.689cm" svg:y2="44.875cm">
          <text:p/>
        </draw:line>
        <draw:line draw:style-name="gr6" draw:text-style-name="P1" draw:layer="layout" svg:x1="50.675cm" svg:y1="45.224cm" svg:x2="50.689cm" svg:y2="45.224cm">
          <text:p/>
        </draw:line>
        <draw:line draw:style-name="gr6" draw:text-style-name="P1" draw:layer="layout" svg:x1="50.675cm" svg:y1="44.875cm" svg:x2="50.675cm" svg:y2="45.224cm">
          <text:p/>
        </draw:line>
        <draw:line draw:style-name="gr6" draw:text-style-name="P1" draw:layer="layout" svg:x1="50.689cm" svg:y1="44.875cm" svg:x2="50.675cm" svg:y2="44.875cm">
          <text:p/>
        </draw:line>
        <draw:line draw:style-name="gr6" draw:text-style-name="P1" draw:layer="layout" svg:x1="50.825cm" svg:y1="45.224cm" svg:x2="50.689cm" svg:y2="45.224cm">
          <text:p/>
        </draw:line>
        <draw:line draw:style-name="gr6" draw:text-style-name="P1" draw:layer="layout" svg:x1="50.825cm" svg:y1="44.875cm" svg:x2="50.825cm" svg:y2="45.224cm">
          <text:p/>
        </draw:line>
        <draw:line draw:style-name="gr6" draw:text-style-name="P1" draw:layer="layout" svg:x1="50.81cm" svg:y1="44.875cm" svg:x2="50.825cm" svg:y2="44.875cm">
          <text:p/>
        </draw:line>
        <draw:line draw:style-name="gr6" draw:text-style-name="P1" draw:layer="layout" svg:x1="49.625cm" svg:y1="44.875cm" svg:x2="49.76cm" svg:y2="44.875cm">
          <text:p/>
        </draw:line>
        <draw:line draw:style-name="gr6" draw:text-style-name="P1" draw:layer="layout" svg:x1="49.775cm" svg:y1="45.224cm" svg:x2="49.76cm" svg:y2="45.224cm">
          <text:p/>
        </draw:line>
        <draw:line draw:style-name="gr6" draw:text-style-name="P1" draw:layer="layout" svg:x1="49.775cm" svg:y1="44.875cm" svg:x2="49.775cm" svg:y2="45.224cm">
          <text:p/>
        </draw:line>
        <draw:line draw:style-name="gr6" draw:text-style-name="P1" draw:layer="layout" svg:x1="49.76cm" svg:y1="44.875cm" svg:x2="49.775cm" svg:y2="44.875cm">
          <text:p/>
        </draw:line>
        <draw:line draw:style-name="gr6" draw:text-style-name="P1" draw:layer="layout" svg:x1="49.625cm" svg:y1="45.224cm" svg:x2="49.76cm" svg:y2="45.224cm">
          <text:p/>
        </draw:line>
        <draw:line draw:style-name="gr6" draw:text-style-name="P1" draw:layer="layout" svg:x1="49.625cm" svg:y1="44.875cm" svg:x2="49.625cm" svg:y2="45.224cm">
          <text:p/>
        </draw:line>
        <draw:line draw:style-name="gr6" draw:text-style-name="P1" draw:layer="layout" svg:x1="49.64cm" svg:y1="44.875cm" svg:x2="49.625cm" svg:y2="44.875cm">
          <text:p/>
        </draw:line>
        <draw:line draw:style-name="gr6" draw:text-style-name="P1" draw:layer="layout" svg:x1="47.749cm" svg:y1="44.875cm" svg:x2="47.885cm" svg:y2="44.875cm">
          <text:p/>
        </draw:line>
        <draw:line draw:style-name="gr6" draw:text-style-name="P1" draw:layer="layout" svg:x1="47.9cm" svg:y1="45.224cm" svg:x2="47.885cm" svg:y2="45.224cm">
          <text:p/>
        </draw:line>
        <draw:line draw:style-name="gr6" draw:text-style-name="P1" draw:layer="layout" svg:x1="47.9cm" svg:y1="44.875cm" svg:x2="47.9cm" svg:y2="45.224cm">
          <text:p/>
        </draw:line>
        <draw:line draw:style-name="gr6" draw:text-style-name="P1" draw:layer="layout" svg:x1="47.885cm" svg:y1="44.875cm" svg:x2="47.9cm" svg:y2="44.875cm">
          <text:p/>
        </draw:line>
        <draw:line draw:style-name="gr6" draw:text-style-name="P1" draw:layer="layout" svg:x1="47.749cm" svg:y1="45.224cm" svg:x2="47.885cm" svg:y2="45.224cm">
          <text:p/>
        </draw:line>
        <draw:line draw:style-name="gr6" draw:text-style-name="P1" draw:layer="layout" svg:x1="47.749cm" svg:y1="44.875cm" svg:x2="47.749cm" svg:y2="45.224cm">
          <text:p/>
        </draw:line>
        <draw:line draw:style-name="gr6" draw:text-style-name="P1" draw:layer="layout" svg:x1="47.764cm" svg:y1="44.875cm" svg:x2="47.749cm" svg:y2="44.875cm">
          <text:p/>
        </draw:line>
        <draw:line draw:style-name="gr6" draw:text-style-name="P1" draw:layer="layout" svg:x1="45.351cm" svg:y1="44.875cm" svg:x2="45.485cm" svg:y2="44.875cm">
          <text:p/>
        </draw:line>
        <draw:line draw:style-name="gr6" draw:text-style-name="P1" draw:layer="layout" svg:x1="45.501cm" svg:y1="45.224cm" svg:x2="45.485cm" svg:y2="45.224cm">
          <text:p/>
        </draw:line>
        <draw:line draw:style-name="gr6" draw:text-style-name="P1" draw:layer="layout" svg:x1="45.501cm" svg:y1="44.875cm" svg:x2="45.501cm" svg:y2="45.224cm">
          <text:p/>
        </draw:line>
        <draw:line draw:style-name="gr6" draw:text-style-name="P1" draw:layer="layout" svg:x1="45.485cm" svg:y1="44.875cm" svg:x2="45.501cm" svg:y2="44.875cm">
          <text:p/>
        </draw:line>
        <draw:line draw:style-name="gr6" draw:text-style-name="P1" draw:layer="layout" svg:x1="45.351cm" svg:y1="45.224cm" svg:x2="45.485cm" svg:y2="45.224cm">
          <text:p/>
        </draw:line>
        <draw:line draw:style-name="gr6" draw:text-style-name="P1" draw:layer="layout" svg:x1="45.351cm" svg:y1="44.875cm" svg:x2="45.351cm" svg:y2="45.224cm">
          <text:p/>
        </draw:line>
        <draw:line draw:style-name="gr6" draw:text-style-name="P1" draw:layer="layout" svg:x1="45.366cm" svg:y1="44.875cm" svg:x2="45.351cm" svg:y2="44.875cm">
          <text:p/>
        </draw:line>
        <draw:line draw:style-name="gr6" draw:text-style-name="P1" draw:layer="layout" svg:x1="62.297cm" svg:y1="44.875cm" svg:x2="62.162cm" svg:y2="44.875cm">
          <text:p/>
        </draw:line>
        <draw:line draw:style-name="gr6" draw:text-style-name="P1" draw:layer="layout" svg:x1="62.147cm" svg:y1="45.224cm" svg:x2="62.162cm" svg:y2="45.224cm">
          <text:p/>
        </draw:line>
        <draw:line draw:style-name="gr6" draw:text-style-name="P1" draw:layer="layout" svg:x1="62.147cm" svg:y1="44.875cm" svg:x2="62.147cm" svg:y2="45.224cm">
          <text:p/>
        </draw:line>
        <draw:line draw:style-name="gr6" draw:text-style-name="P1" draw:layer="layout" svg:x1="62.162cm" svg:y1="44.875cm" svg:x2="62.147cm" svg:y2="44.875cm">
          <text:p/>
        </draw:line>
        <draw:line draw:style-name="gr6" draw:text-style-name="P1" draw:layer="layout" svg:x1="62.297cm" svg:y1="45.224cm" svg:x2="62.162cm" svg:y2="45.224cm">
          <text:p/>
        </draw:line>
        <draw:line draw:style-name="gr6" draw:text-style-name="P1" draw:layer="layout" svg:x1="62.297cm" svg:y1="44.875cm" svg:x2="62.297cm" svg:y2="45.224cm">
          <text:p/>
        </draw:line>
        <draw:line draw:style-name="gr6" draw:text-style-name="P1" draw:layer="layout" svg:x1="62.282cm" svg:y1="44.875cm" svg:x2="62.297cm" svg:y2="44.875cm">
          <text:p/>
        </draw:line>
        <draw:line draw:style-name="gr6" draw:text-style-name="P1" draw:layer="layout" svg:x1="59.897cm" svg:y1="44.875cm" svg:x2="59.761cm" svg:y2="44.875cm">
          <text:p/>
        </draw:line>
        <draw:line draw:style-name="gr6" draw:text-style-name="P1" draw:layer="layout" svg:x1="59.747cm" svg:y1="45.224cm" svg:x2="59.761cm" svg:y2="45.224cm">
          <text:p/>
        </draw:line>
        <draw:line draw:style-name="gr6" draw:text-style-name="P1" draw:layer="layout" svg:x1="59.747cm" svg:y1="44.875cm" svg:x2="59.747cm" svg:y2="45.224cm">
          <text:p/>
        </draw:line>
        <draw:line draw:style-name="gr6" draw:text-style-name="P1" draw:layer="layout" svg:x1="59.761cm" svg:y1="44.875cm" svg:x2="59.747cm" svg:y2="44.875cm">
          <text:p/>
        </draw:line>
        <draw:line draw:style-name="gr6" draw:text-style-name="P1" draw:layer="layout" svg:x1="59.897cm" svg:y1="45.224cm" svg:x2="59.761cm" svg:y2="45.224cm">
          <text:p/>
        </draw:line>
        <draw:line draw:style-name="gr6" draw:text-style-name="P1" draw:layer="layout" svg:x1="59.897cm" svg:y1="44.875cm" svg:x2="59.897cm" svg:y2="45.224cm">
          <text:p/>
        </draw:line>
        <draw:line draw:style-name="gr6" draw:text-style-name="P1" draw:layer="layout" svg:x1="59.882cm" svg:y1="44.875cm" svg:x2="59.897cm" svg:y2="44.875cm">
          <text:p/>
        </draw:line>
        <draw:line draw:style-name="gr6" draw:text-style-name="P1" draw:layer="layout" svg:x1="78.568cm" svg:y1="44.875cm" svg:x2="78.433cm" svg:y2="44.875cm">
          <text:p/>
        </draw:line>
        <draw:line draw:style-name="gr6" draw:text-style-name="P1" draw:layer="layout" svg:x1="78.418cm" svg:y1="45.224cm" svg:x2="78.433cm" svg:y2="45.224cm">
          <text:p/>
        </draw:line>
        <draw:line draw:style-name="gr6" draw:text-style-name="P1" draw:layer="layout" svg:x1="78.418cm" svg:y1="44.875cm" svg:x2="78.418cm" svg:y2="45.224cm">
          <text:p/>
        </draw:line>
        <draw:line draw:style-name="gr6" draw:text-style-name="P1" draw:layer="layout" svg:x1="78.433cm" svg:y1="44.875cm" svg:x2="78.418cm" svg:y2="44.875cm">
          <text:p/>
        </draw:line>
        <draw:line draw:style-name="gr6" draw:text-style-name="P1" draw:layer="layout" svg:x1="78.568cm" svg:y1="45.224cm" svg:x2="78.433cm" svg:y2="45.224cm">
          <text:p/>
        </draw:line>
        <draw:line draw:style-name="gr6" draw:text-style-name="P1" draw:layer="layout" svg:x1="78.568cm" svg:y1="44.875cm" svg:x2="78.568cm" svg:y2="45.224cm">
          <text:p/>
        </draw:line>
        <draw:line draw:style-name="gr6" draw:text-style-name="P1" draw:layer="layout" svg:x1="78.553cm" svg:y1="44.875cm" svg:x2="78.568cm" svg:y2="44.875cm">
          <text:p/>
        </draw:line>
        <draw:line draw:style-name="gr6" draw:text-style-name="P1" draw:layer="layout" svg:x1="76.693cm" svg:y1="44.875cm" svg:x2="76.557cm" svg:y2="44.875cm">
          <text:p/>
        </draw:line>
        <draw:line draw:style-name="gr6" draw:text-style-name="P1" draw:layer="layout" svg:x1="76.542cm" svg:y1="45.224cm" svg:x2="76.557cm" svg:y2="45.224cm">
          <text:p/>
        </draw:line>
        <draw:line draw:style-name="gr6" draw:text-style-name="P1" draw:layer="layout" svg:x1="76.542cm" svg:y1="44.875cm" svg:x2="76.542cm" svg:y2="45.224cm">
          <text:p/>
        </draw:line>
        <draw:line draw:style-name="gr6" draw:text-style-name="P1" draw:layer="layout" svg:x1="76.557cm" svg:y1="44.875cm" svg:x2="76.542cm" svg:y2="44.875cm">
          <text:p/>
        </draw:line>
        <draw:line draw:style-name="gr6" draw:text-style-name="P1" draw:layer="layout" svg:x1="76.693cm" svg:y1="45.224cm" svg:x2="76.557cm" svg:y2="45.224cm">
          <text:p/>
        </draw:line>
        <draw:line draw:style-name="gr6" draw:text-style-name="P1" draw:layer="layout" svg:x1="76.693cm" svg:y1="44.875cm" svg:x2="76.693cm" svg:y2="45.224cm">
          <text:p/>
        </draw:line>
        <draw:line draw:style-name="gr6" draw:text-style-name="P1" draw:layer="layout" svg:x1="76.678cm" svg:y1="44.875cm" svg:x2="76.693cm" svg:y2="44.875cm">
          <text:p/>
        </draw:line>
        <draw:line draw:style-name="gr6" draw:text-style-name="P1" draw:layer="layout" svg:x1="74.295cm" svg:y1="44.875cm" svg:x2="74.159cm" svg:y2="44.875cm">
          <text:p/>
        </draw:line>
        <draw:line draw:style-name="gr6" draw:text-style-name="P1" draw:layer="layout" svg:x1="74.144cm" svg:y1="45.224cm" svg:x2="74.159cm" svg:y2="45.224cm">
          <text:p/>
        </draw:line>
        <draw:line draw:style-name="gr6" draw:text-style-name="P1" draw:layer="layout" svg:x1="74.144cm" svg:y1="44.875cm" svg:x2="74.144cm" svg:y2="45.224cm">
          <text:p/>
        </draw:line>
        <draw:line draw:style-name="gr6" draw:text-style-name="P1" draw:layer="layout" svg:x1="74.159cm" svg:y1="44.875cm" svg:x2="74.144cm" svg:y2="44.875cm">
          <text:p/>
        </draw:line>
        <draw:line draw:style-name="gr6" draw:text-style-name="P1" draw:layer="layout" svg:x1="74.295cm" svg:y1="45.224cm" svg:x2="74.159cm" svg:y2="45.224cm">
          <text:p/>
        </draw:line>
        <draw:line draw:style-name="gr6" draw:text-style-name="P1" draw:layer="layout" svg:x1="74.295cm" svg:y1="44.875cm" svg:x2="74.295cm" svg:y2="45.224cm">
          <text:p/>
        </draw:line>
        <draw:line draw:style-name="gr6" draw:text-style-name="P1" draw:layer="layout" svg:x1="74.28cm" svg:y1="44.875cm" svg:x2="74.295cm" svg:y2="44.875cm">
          <text:p/>
        </draw:line>
        <draw:line draw:style-name="gr6" draw:text-style-name="P1" draw:layer="layout" svg:x1="72.419cm" svg:y1="44.875cm" svg:x2="72.284cm" svg:y2="44.875cm">
          <text:p/>
        </draw:line>
        <draw:line draw:style-name="gr6" draw:text-style-name="P1" draw:layer="layout" svg:x1="72.269cm" svg:y1="45.224cm" svg:x2="72.284cm" svg:y2="45.224cm">
          <text:p/>
        </draw:line>
        <draw:line draw:style-name="gr6" draw:text-style-name="P1" draw:layer="layout" svg:x1="72.269cm" svg:y1="44.875cm" svg:x2="72.269cm" svg:y2="45.224cm">
          <text:p/>
        </draw:line>
        <draw:line draw:style-name="gr6" draw:text-style-name="P1" draw:layer="layout" svg:x1="72.284cm" svg:y1="44.875cm" svg:x2="72.269cm" svg:y2="44.875cm">
          <text:p/>
        </draw:line>
        <draw:line draw:style-name="gr6" draw:text-style-name="P1" draw:layer="layout" svg:x1="72.419cm" svg:y1="45.224cm" svg:x2="72.284cm" svg:y2="45.224cm">
          <text:p/>
        </draw:line>
        <draw:line draw:style-name="gr6" draw:text-style-name="P1" draw:layer="layout" svg:x1="72.419cm" svg:y1="44.875cm" svg:x2="72.419cm" svg:y2="45.224cm">
          <text:p/>
        </draw:line>
        <draw:line draw:style-name="gr6" draw:text-style-name="P1" draw:layer="layout" svg:x1="72.404cm" svg:y1="44.875cm" svg:x2="72.419cm" svg:y2="44.875cm">
          <text:p/>
        </draw:line>
        <draw:line draw:style-name="gr6" draw:text-style-name="P1" draw:layer="layout" svg:x1="71.369cm" svg:y1="44.875cm" svg:x2="71.234cm" svg:y2="44.875cm">
          <text:p/>
        </draw:line>
        <draw:line draw:style-name="gr6" draw:text-style-name="P1" draw:layer="layout" svg:x1="71.219cm" svg:y1="45.224cm" svg:x2="71.234cm" svg:y2="45.224cm">
          <text:p/>
        </draw:line>
        <draw:line draw:style-name="gr6" draw:text-style-name="P1" draw:layer="layout" svg:x1="71.219cm" svg:y1="44.875cm" svg:x2="71.219cm" svg:y2="45.224cm">
          <text:p/>
        </draw:line>
        <draw:line draw:style-name="gr6" draw:text-style-name="P1" draw:layer="layout" svg:x1="71.234cm" svg:y1="44.875cm" svg:x2="71.219cm" svg:y2="44.875cm">
          <text:p/>
        </draw:line>
        <draw:line draw:style-name="gr6" draw:text-style-name="P1" draw:layer="layout" svg:x1="71.369cm" svg:y1="45.224cm" svg:x2="71.234cm" svg:y2="45.224cm">
          <text:p/>
        </draw:line>
        <draw:line draw:style-name="gr6" draw:text-style-name="P1" draw:layer="layout" svg:x1="71.369cm" svg:y1="44.875cm" svg:x2="71.369cm" svg:y2="45.224cm">
          <text:p/>
        </draw:line>
        <draw:line draw:style-name="gr6" draw:text-style-name="P1" draw:layer="layout" svg:x1="71.354cm" svg:y1="44.875cm" svg:x2="71.369cm" svg:y2="44.875cm">
          <text:p/>
        </draw:line>
        <draw:line draw:style-name="gr6" draw:text-style-name="P1" draw:layer="layout" svg:x1="69.494cm" svg:y1="44.875cm" svg:x2="69.361cm" svg:y2="44.875cm">
          <text:p/>
        </draw:line>
        <draw:line draw:style-name="gr6" draw:text-style-name="P1" draw:layer="layout" svg:x1="69.346cm" svg:y1="45.224cm" svg:x2="69.361cm" svg:y2="45.224cm">
          <text:p/>
        </draw:line>
        <draw:line draw:style-name="gr6" draw:text-style-name="P1" draw:layer="layout" svg:x1="69.346cm" svg:y1="44.875cm" svg:x2="69.346cm" svg:y2="45.224cm">
          <text:p/>
        </draw:line>
        <draw:line draw:style-name="gr6" draw:text-style-name="P1" draw:layer="layout" svg:x1="69.361cm" svg:y1="44.875cm" svg:x2="69.346cm" svg:y2="44.875cm">
          <text:p/>
        </draw:line>
        <draw:line draw:style-name="gr6" draw:text-style-name="P1" draw:layer="layout" svg:x1="69.494cm" svg:y1="45.224cm" svg:x2="69.361cm" svg:y2="45.224cm">
          <text:p/>
        </draw:line>
        <draw:line draw:style-name="gr6" draw:text-style-name="P1" draw:layer="layout" svg:x1="69.494cm" svg:y1="44.875cm" svg:x2="69.494cm" svg:y2="45.224cm">
          <text:p/>
        </draw:line>
        <draw:line draw:style-name="gr6" draw:text-style-name="P1" draw:layer="layout" svg:x1="69.479cm" svg:y1="44.875cm" svg:x2="69.494cm" svg:y2="44.875cm">
          <text:p/>
        </draw:line>
        <draw:line draw:style-name="gr6" draw:text-style-name="P1" draw:layer="layout" svg:x1="67.096cm" svg:y1="44.875cm" svg:x2="66.96cm" svg:y2="44.875cm">
          <text:p/>
        </draw:line>
        <draw:line draw:style-name="gr6" draw:text-style-name="P1" draw:layer="layout" svg:x1="66.945cm" svg:y1="45.224cm" svg:x2="66.96cm" svg:y2="45.224cm">
          <text:p/>
        </draw:line>
        <draw:line draw:style-name="gr6" draw:text-style-name="P1" draw:layer="layout" svg:x1="66.945cm" svg:y1="44.875cm" svg:x2="66.945cm" svg:y2="45.224cm">
          <text:p/>
        </draw:line>
        <draw:line draw:style-name="gr6" draw:text-style-name="P1" draw:layer="layout" svg:x1="66.96cm" svg:y1="44.875cm" svg:x2="66.945cm" svg:y2="44.875cm">
          <text:p/>
        </draw:line>
        <draw:line draw:style-name="gr6" draw:text-style-name="P1" draw:layer="layout" svg:x1="67.096cm" svg:y1="45.224cm" svg:x2="66.96cm" svg:y2="45.224cm">
          <text:p/>
        </draw:line>
        <draw:line draw:style-name="gr6" draw:text-style-name="P1" draw:layer="layout" svg:x1="67.096cm" svg:y1="44.875cm" svg:x2="67.096cm" svg:y2="45.224cm">
          <text:p/>
        </draw:line>
        <draw:line draw:style-name="gr6" draw:text-style-name="P1" draw:layer="layout" svg:x1="67.081cm" svg:y1="44.875cm" svg:x2="67.096cm" svg:y2="44.875cm">
          <text:p/>
        </draw:line>
        <draw:line draw:style-name="gr6" draw:text-style-name="P1" draw:layer="layout" svg:x1="78.968cm" svg:y1="43.514cm" svg:x2="78.968cm" svg:y2="44.049cm">
          <text:p/>
        </draw:line>
        <draw:line draw:style-name="gr6" draw:text-style-name="P1" draw:layer="layout" svg:x1="79.317cm" svg:y1="44.064cm" svg:x2="79.317cm" svg:y2="44.049cm">
          <text:p/>
        </draw:line>
        <draw:line draw:style-name="gr6" draw:text-style-name="P1" draw:layer="layout" svg:x1="78.968cm" svg:y1="44.064cm" svg:x2="79.317cm" svg:y2="44.064cm">
          <text:p/>
        </draw:line>
        <draw:line draw:style-name="gr6" draw:text-style-name="P1" draw:layer="layout" svg:x1="78.968cm" svg:y1="44.049cm" svg:x2="78.968cm" svg:y2="44.064cm">
          <text:p/>
        </draw:line>
        <draw:line draw:style-name="gr6" draw:text-style-name="P1" draw:layer="layout" svg:x1="79.317cm" svg:y1="43.514cm" svg:x2="79.317cm" svg:y2="44.049cm">
          <text:p/>
        </draw:line>
        <draw:line draw:style-name="gr6" draw:text-style-name="P1" draw:layer="layout" svg:x1="78.968cm" svg:y1="43.514cm" svg:x2="79.317cm" svg:y2="43.514cm">
          <text:p/>
        </draw:line>
        <draw:line draw:style-name="gr6" draw:text-style-name="P1" draw:layer="layout" svg:x1="78.968cm" svg:y1="43.529cm" svg:x2="78.968cm" svg:y2="43.514cm">
          <text:p/>
        </draw:line>
        <draw:line draw:style-name="gr6" draw:text-style-name="P1" draw:layer="layout" svg:x1="78.968cm" svg:y1="41.249cm" svg:x2="78.968cm" svg:y2="41.385cm">
          <text:p/>
        </draw:line>
        <draw:line draw:style-name="gr6" draw:text-style-name="P1" draw:layer="layout" svg:x1="79.317cm" svg:y1="41.399cm" svg:x2="79.317cm" svg:y2="41.385cm">
          <text:p/>
        </draw:line>
        <draw:line draw:style-name="gr6" draw:text-style-name="P1" draw:layer="layout" svg:x1="78.968cm" svg:y1="41.399cm" svg:x2="79.317cm" svg:y2="41.399cm">
          <text:p/>
        </draw:line>
        <draw:line draw:style-name="gr6" draw:text-style-name="P1" draw:layer="layout" svg:x1="78.968cm" svg:y1="41.385cm" svg:x2="78.968cm" svg:y2="41.399cm">
          <text:p/>
        </draw:line>
        <draw:line draw:style-name="gr6" draw:text-style-name="P1" draw:layer="layout" svg:x1="79.317cm" svg:y1="41.249cm" svg:x2="79.317cm" svg:y2="41.385cm">
          <text:p/>
        </draw:line>
        <draw:line draw:style-name="gr6" draw:text-style-name="P1" draw:layer="layout" svg:x1="78.968cm" svg:y1="41.249cm" svg:x2="79.317cm" svg:y2="41.249cm">
          <text:p/>
        </draw:line>
        <draw:line draw:style-name="gr6" draw:text-style-name="P1" draw:layer="layout" svg:x1="78.968cm" svg:y1="41.264cm" svg:x2="78.968cm" svg:y2="41.249cm">
          <text:p/>
        </draw:line>
        <draw:line draw:style-name="gr6" draw:text-style-name="P1" draw:layer="layout" svg:x1="78.968cm" svg:y1="39.751cm" svg:x2="78.968cm" svg:y2="39.886cm">
          <text:p/>
        </draw:line>
        <draw:line draw:style-name="gr6" draw:text-style-name="P1" draw:layer="layout" svg:x1="79.317cm" svg:y1="39.901cm" svg:x2="79.317cm" svg:y2="39.886cm">
          <text:p/>
        </draw:line>
        <draw:line draw:style-name="gr6" draw:text-style-name="P1" draw:layer="layout" svg:x1="78.968cm" svg:y1="39.901cm" svg:x2="79.317cm" svg:y2="39.901cm">
          <text:p/>
        </draw:line>
        <draw:line draw:style-name="gr6" draw:text-style-name="P1" draw:layer="layout" svg:x1="78.968cm" svg:y1="39.886cm" svg:x2="78.968cm" svg:y2="39.901cm">
          <text:p/>
        </draw:line>
        <draw:line draw:style-name="gr6" draw:text-style-name="P1" draw:layer="layout" svg:x1="79.317cm" svg:y1="39.751cm" svg:x2="79.317cm" svg:y2="39.886cm">
          <text:p/>
        </draw:line>
        <draw:line draw:style-name="gr6" draw:text-style-name="P1" draw:layer="layout" svg:x1="78.968cm" svg:y1="39.751cm" svg:x2="79.317cm" svg:y2="39.751cm">
          <text:p/>
        </draw:line>
        <draw:line draw:style-name="gr6" draw:text-style-name="P1" draw:layer="layout" svg:x1="78.968cm" svg:y1="39.765cm" svg:x2="78.968cm" svg:y2="39.751cm">
          <text:p/>
        </draw:line>
        <draw:line draw:style-name="gr6" draw:text-style-name="P1" draw:layer="layout" svg:x1="78.968cm" svg:y1="37.875cm" svg:x2="78.968cm" svg:y2="38.011cm">
          <text:p/>
        </draw:line>
        <draw:line draw:style-name="gr6" draw:text-style-name="P1" draw:layer="layout" svg:x1="79.317cm" svg:y1="38.025cm" svg:x2="79.317cm" svg:y2="38.011cm">
          <text:p/>
        </draw:line>
        <draw:line draw:style-name="gr6" draw:text-style-name="P1" draw:layer="layout" svg:x1="78.968cm" svg:y1="38.025cm" svg:x2="79.317cm" svg:y2="38.025cm">
          <text:p/>
        </draw:line>
        <draw:line draw:style-name="gr6" draw:text-style-name="P1" draw:layer="layout" svg:x1="78.968cm" svg:y1="38.011cm" svg:x2="78.968cm" svg:y2="38.025cm">
          <text:p/>
        </draw:line>
        <draw:line draw:style-name="gr6" draw:text-style-name="P1" draw:layer="layout" svg:x1="79.317cm" svg:y1="37.875cm" svg:x2="79.317cm" svg:y2="38.011cm">
          <text:p/>
        </draw:line>
        <draw:line draw:style-name="gr6" draw:text-style-name="P1" draw:layer="layout" svg:x1="78.968cm" svg:y1="37.875cm" svg:x2="79.317cm" svg:y2="37.875cm">
          <text:p/>
        </draw:line>
        <draw:line draw:style-name="gr6" draw:text-style-name="P1" draw:layer="layout" svg:x1="78.968cm" svg:y1="37.89cm" svg:x2="78.968cm" svg:y2="37.875cm">
          <text:p/>
        </draw:line>
        <draw:line draw:style-name="gr6" draw:text-style-name="P1" draw:layer="layout" svg:x1="78.968cm" svg:y1="36.825cm" svg:x2="78.968cm" svg:y2="36.961cm">
          <text:p/>
        </draw:line>
        <draw:line draw:style-name="gr6" draw:text-style-name="P1" draw:layer="layout" svg:x1="79.317cm" svg:y1="36.976cm" svg:x2="79.317cm" svg:y2="36.961cm">
          <text:p/>
        </draw:line>
        <draw:line draw:style-name="gr6" draw:text-style-name="P1" draw:layer="layout" svg:x1="78.968cm" svg:y1="36.976cm" svg:x2="79.317cm" svg:y2="36.976cm">
          <text:p/>
        </draw:line>
        <draw:line draw:style-name="gr6" draw:text-style-name="P1" draw:layer="layout" svg:x1="78.968cm" svg:y1="36.961cm" svg:x2="78.968cm" svg:y2="36.976cm">
          <text:p/>
        </draw:line>
        <draw:line draw:style-name="gr6" draw:text-style-name="P1" draw:layer="layout" svg:x1="79.317cm" svg:y1="36.825cm" svg:x2="79.317cm" svg:y2="36.961cm">
          <text:p/>
        </draw:line>
        <draw:line draw:style-name="gr6" draw:text-style-name="P1" draw:layer="layout" svg:x1="78.968cm" svg:y1="36.825cm" svg:x2="79.317cm" svg:y2="36.825cm">
          <text:p/>
        </draw:line>
        <draw:line draw:style-name="gr6" draw:text-style-name="P1" draw:layer="layout" svg:x1="78.968cm" svg:y1="36.84cm" svg:x2="78.968cm" svg:y2="36.825cm">
          <text:p/>
        </draw:line>
        <draw:line draw:style-name="gr6" draw:text-style-name="P1" draw:layer="layout" svg:x1="78.968cm" svg:y1="34.952cm" svg:x2="78.968cm" svg:y2="35.085cm">
          <text:p/>
        </draw:line>
        <draw:line draw:style-name="gr6" draw:text-style-name="P1" draw:layer="layout" svg:x1="79.317cm" svg:y1="35.1cm" svg:x2="79.317cm" svg:y2="35.085cm">
          <text:p/>
        </draw:line>
        <draw:line draw:style-name="gr6" draw:text-style-name="P1" draw:layer="layout" svg:x1="78.968cm" svg:y1="35.1cm" svg:x2="79.317cm" svg:y2="35.1cm">
          <text:p/>
        </draw:line>
        <draw:line draw:style-name="gr6" draw:text-style-name="P1" draw:layer="layout" svg:x1="78.968cm" svg:y1="35.085cm" svg:x2="78.968cm" svg:y2="35.1cm">
          <text:p/>
        </draw:line>
        <draw:line draw:style-name="gr6" draw:text-style-name="P1" draw:layer="layout" svg:x1="79.317cm" svg:y1="34.952cm" svg:x2="79.317cm" svg:y2="35.085cm">
          <text:p/>
        </draw:line>
        <draw:line draw:style-name="gr6" draw:text-style-name="P1" draw:layer="layout" svg:x1="78.968cm" svg:y1="34.952cm" svg:x2="79.317cm" svg:y2="34.952cm">
          <text:p/>
        </draw:line>
        <draw:line draw:style-name="gr6" draw:text-style-name="P1" draw:layer="layout" svg:x1="78.968cm" svg:y1="34.967cm" svg:x2="78.968cm" svg:y2="34.952cm">
          <text:p/>
        </draw:line>
        <draw:line draw:style-name="gr6" draw:text-style-name="P1" draw:layer="layout" svg:x1="78.968cm" svg:y1="32.552cm" svg:x2="78.968cm" svg:y2="32.687cm">
          <text:p/>
        </draw:line>
        <draw:line draw:style-name="gr6" draw:text-style-name="P1" draw:layer="layout" svg:x1="79.317cm" svg:y1="32.702cm" svg:x2="79.317cm" svg:y2="32.687cm">
          <text:p/>
        </draw:line>
        <draw:line draw:style-name="gr6" draw:text-style-name="P1" draw:layer="layout" svg:x1="78.968cm" svg:y1="32.702cm" svg:x2="79.317cm" svg:y2="32.702cm">
          <text:p/>
        </draw:line>
        <draw:line draw:style-name="gr6" draw:text-style-name="P1" draw:layer="layout" svg:x1="78.968cm" svg:y1="32.687cm" svg:x2="78.968cm" svg:y2="32.702cm">
          <text:p/>
        </draw:line>
        <draw:line draw:style-name="gr6" draw:text-style-name="P1" draw:layer="layout" svg:x1="79.317cm" svg:y1="32.552cm" svg:x2="79.317cm" svg:y2="32.687cm">
          <text:p/>
        </draw:line>
        <draw:line draw:style-name="gr6" draw:text-style-name="P1" draw:layer="layout" svg:x1="78.968cm" svg:y1="32.552cm" svg:x2="79.317cm" svg:y2="32.552cm">
          <text:p/>
        </draw:line>
        <draw:line draw:style-name="gr6" draw:text-style-name="P1" draw:layer="layout" svg:x1="78.968cm" svg:y1="32.567cm" svg:x2="78.968cm" svg:y2="32.552cm">
          <text:p/>
        </draw:line>
        <draw:line draw:style-name="gr6" draw:text-style-name="P1" draw:layer="layout" svg:x1="78.968cm" svg:y1="6.794cm" svg:x2="78.968cm" svg:y2="7.327cm">
          <text:p/>
        </draw:line>
        <draw:line draw:style-name="gr6" draw:text-style-name="P1" draw:layer="layout" svg:x1="79.317cm" svg:y1="7.344cm" svg:x2="79.317cm" svg:y2="7.327cm">
          <text:p/>
        </draw:line>
        <draw:line draw:style-name="gr6" draw:text-style-name="P1" draw:layer="layout" svg:x1="78.968cm" svg:y1="7.344cm" svg:x2="79.317cm" svg:y2="7.344cm">
          <text:p/>
        </draw:line>
        <draw:line draw:style-name="gr6" draw:text-style-name="P1" draw:layer="layout" svg:x1="78.968cm" svg:y1="7.327cm" svg:x2="78.968cm" svg:y2="7.344cm">
          <text:p/>
        </draw:line>
        <draw:line draw:style-name="gr6" draw:text-style-name="P1" draw:layer="layout" svg:x1="79.317cm" svg:y1="6.794cm" svg:x2="79.317cm" svg:y2="7.327cm">
          <text:p/>
        </draw:line>
        <draw:line draw:style-name="gr6" draw:text-style-name="P1" draw:layer="layout" svg:x1="78.968cm" svg:y1="6.794cm" svg:x2="79.317cm" svg:y2="6.794cm">
          <text:p/>
        </draw:line>
        <draw:line draw:style-name="gr6" draw:text-style-name="P1" draw:layer="layout" svg:x1="78.968cm" svg:y1="6.809cm" svg:x2="78.968cm" svg:y2="6.794cm">
          <text:p/>
        </draw:line>
        <draw:line draw:style-name="gr6" draw:text-style-name="P1" draw:layer="layout" svg:x1="78.968cm" svg:y1="9.459cm" svg:x2="78.968cm" svg:y2="9.592cm">
          <text:p/>
        </draw:line>
        <draw:line draw:style-name="gr6" draw:text-style-name="P1" draw:layer="layout" svg:x1="79.317cm" svg:y1="9.607cm" svg:x2="79.317cm" svg:y2="9.592cm">
          <text:p/>
        </draw:line>
        <draw:line draw:style-name="gr6" draw:text-style-name="P1" draw:layer="layout" svg:x1="78.968cm" svg:y1="9.607cm" svg:x2="79.317cm" svg:y2="9.607cm">
          <text:p/>
        </draw:line>
        <draw:line draw:style-name="gr6" draw:text-style-name="P1" draw:layer="layout" svg:x1="78.968cm" svg:y1="9.592cm" svg:x2="78.968cm" svg:y2="9.607cm">
          <text:p/>
        </draw:line>
        <draw:line draw:style-name="gr6" draw:text-style-name="P1" draw:layer="layout" svg:x1="79.317cm" svg:y1="9.459cm" svg:x2="79.317cm" svg:y2="9.592cm">
          <text:p/>
        </draw:line>
        <draw:line draw:style-name="gr6" draw:text-style-name="P1" draw:layer="layout" svg:x1="78.968cm" svg:y1="9.459cm" svg:x2="79.317cm" svg:y2="9.459cm">
          <text:p/>
        </draw:line>
        <draw:line draw:style-name="gr6" draw:text-style-name="P1" draw:layer="layout" svg:x1="78.968cm" svg:y1="9.474cm" svg:x2="78.968cm" svg:y2="9.459cm">
          <text:p/>
        </draw:line>
        <draw:line draw:style-name="gr6" draw:text-style-name="P1" draw:layer="layout" svg:x1="78.968cm" svg:y1="10.957cm" svg:x2="78.968cm" svg:y2="11.093cm">
          <text:p/>
        </draw:line>
        <draw:line draw:style-name="gr6" draw:text-style-name="P1" draw:layer="layout" svg:x1="79.317cm" svg:y1="11.108cm" svg:x2="79.317cm" svg:y2="11.093cm">
          <text:p/>
        </draw:line>
        <draw:line draw:style-name="gr6" draw:text-style-name="P1" draw:layer="layout" svg:x1="78.968cm" svg:y1="11.108cm" svg:x2="79.317cm" svg:y2="11.108cm">
          <text:p/>
        </draw:line>
        <draw:line draw:style-name="gr6" draw:text-style-name="P1" draw:layer="layout" svg:x1="78.968cm" svg:y1="11.093cm" svg:x2="78.968cm" svg:y2="11.108cm">
          <text:p/>
        </draw:line>
        <draw:line draw:style-name="gr6" draw:text-style-name="P1" draw:layer="layout" svg:x1="79.317cm" svg:y1="10.957cm" svg:x2="79.317cm" svg:y2="11.093cm">
          <text:p/>
        </draw:line>
        <draw:line draw:style-name="gr6" draw:text-style-name="P1" draw:layer="layout" svg:x1="78.968cm" svg:y1="10.957cm" svg:x2="79.317cm" svg:y2="10.957cm">
          <text:p/>
        </draw:line>
        <draw:line draw:style-name="gr6" draw:text-style-name="P1" draw:layer="layout" svg:x1="78.968cm" svg:y1="10.972cm" svg:x2="78.968cm" svg:y2="10.957cm">
          <text:p/>
        </draw:line>
        <draw:line draw:style-name="gr6" draw:text-style-name="P1" draw:layer="layout" svg:x1="78.968cm" svg:y1="12.833cm" svg:x2="78.968cm" svg:y2="12.966cm">
          <text:p/>
        </draw:line>
        <draw:line draw:style-name="gr6" draw:text-style-name="P1" draw:layer="layout" svg:x1="79.317cm" svg:y1="12.981cm" svg:x2="79.317cm" svg:y2="12.966cm">
          <text:p/>
        </draw:line>
        <draw:line draw:style-name="gr6" draw:text-style-name="P1" draw:layer="layout" svg:x1="78.968cm" svg:y1="12.981cm" svg:x2="79.317cm" svg:y2="12.981cm">
          <text:p/>
        </draw:line>
        <draw:line draw:style-name="gr6" draw:text-style-name="P1" draw:layer="layout" svg:x1="78.968cm" svg:y1="12.966cm" svg:x2="78.968cm" svg:y2="12.981cm">
          <text:p/>
        </draw:line>
        <draw:line draw:style-name="gr6" draw:text-style-name="P1" draw:layer="layout" svg:x1="79.317cm" svg:y1="12.833cm" svg:x2="79.317cm" svg:y2="12.966cm">
          <text:p/>
        </draw:line>
        <draw:line draw:style-name="gr6" draw:text-style-name="P1" draw:layer="layout" svg:x1="78.968cm" svg:y1="12.833cm" svg:x2="79.317cm" svg:y2="12.833cm">
          <text:p/>
        </draw:line>
        <draw:line draw:style-name="gr6" draw:text-style-name="P1" draw:layer="layout" svg:x1="78.968cm" svg:y1="12.848cm" svg:x2="78.968cm" svg:y2="12.833cm">
          <text:p/>
        </draw:line>
        <draw:line draw:style-name="gr6" draw:text-style-name="P1" draw:layer="layout" svg:x1="78.968cm" svg:y1="13.883cm" svg:x2="78.968cm" svg:y2="14.016cm">
          <text:p/>
        </draw:line>
        <draw:line draw:style-name="gr6" draw:text-style-name="P1" draw:layer="layout" svg:x1="79.317cm" svg:y1="14.031cm" svg:x2="79.317cm" svg:y2="14.016cm">
          <text:p/>
        </draw:line>
        <draw:line draw:style-name="gr6" draw:text-style-name="P1" draw:layer="layout" svg:x1="78.968cm" svg:y1="14.031cm" svg:x2="79.317cm" svg:y2="14.031cm">
          <text:p/>
        </draw:line>
        <draw:line draw:style-name="gr6" draw:text-style-name="P1" draw:layer="layout" svg:x1="78.968cm" svg:y1="14.016cm" svg:x2="78.968cm" svg:y2="14.031cm">
          <text:p/>
        </draw:line>
        <draw:line draw:style-name="gr6" draw:text-style-name="P1" draw:layer="layout" svg:x1="79.317cm" svg:y1="13.883cm" svg:x2="79.317cm" svg:y2="14.016cm">
          <text:p/>
        </draw:line>
        <draw:line draw:style-name="gr6" draw:text-style-name="P1" draw:layer="layout" svg:x1="78.968cm" svg:y1="13.883cm" svg:x2="79.317cm" svg:y2="13.883cm">
          <text:p/>
        </draw:line>
        <draw:line draw:style-name="gr6" draw:text-style-name="P1" draw:layer="layout" svg:x1="78.968cm" svg:y1="13.898cm" svg:x2="78.968cm" svg:y2="13.883cm">
          <text:p/>
        </draw:line>
        <draw:line draw:style-name="gr6" draw:text-style-name="P1" draw:layer="layout" svg:x1="78.968cm" svg:y1="15.756cm" svg:x2="78.968cm" svg:y2="15.891cm">
          <text:p/>
        </draw:line>
        <draw:line draw:style-name="gr6" draw:text-style-name="P1" draw:layer="layout" svg:x1="79.317cm" svg:y1="15.906cm" svg:x2="79.317cm" svg:y2="15.891cm">
          <text:p/>
        </draw:line>
        <draw:line draw:style-name="gr6" draw:text-style-name="P1" draw:layer="layout" svg:x1="78.968cm" svg:y1="15.906cm" svg:x2="79.317cm" svg:y2="15.906cm">
          <text:p/>
        </draw:line>
        <draw:line draw:style-name="gr6" draw:text-style-name="P1" draw:layer="layout" svg:x1="78.968cm" svg:y1="15.891cm" svg:x2="78.968cm" svg:y2="15.906cm">
          <text:p/>
        </draw:line>
        <draw:line draw:style-name="gr6" draw:text-style-name="P1" draw:layer="layout" svg:x1="79.317cm" svg:y1="15.756cm" svg:x2="79.317cm" svg:y2="15.891cm">
          <text:p/>
        </draw:line>
        <draw:line draw:style-name="gr6" draw:text-style-name="P1" draw:layer="layout" svg:x1="78.968cm" svg:y1="15.756cm" svg:x2="79.317cm" svg:y2="15.756cm">
          <text:p/>
        </draw:line>
        <draw:line draw:style-name="gr6" draw:text-style-name="P1" draw:layer="layout" svg:x1="78.968cm" svg:y1="15.771cm" svg:x2="78.968cm" svg:y2="15.756cm">
          <text:p/>
        </draw:line>
        <draw:line draw:style-name="gr6" draw:text-style-name="P1" draw:layer="layout" svg:x1="78.968cm" svg:y1="18.156cm" svg:x2="78.968cm" svg:y2="18.292cm">
          <text:p/>
        </draw:line>
        <draw:line draw:style-name="gr6" draw:text-style-name="P1" draw:layer="layout" svg:x1="79.317cm" svg:y1="18.307cm" svg:x2="79.317cm" svg:y2="18.292cm">
          <text:p/>
        </draw:line>
        <draw:line draw:style-name="gr6" draw:text-style-name="P1" draw:layer="layout" svg:x1="78.968cm" svg:y1="18.307cm" svg:x2="79.317cm" svg:y2="18.307cm">
          <text:p/>
        </draw:line>
        <draw:line draw:style-name="gr6" draw:text-style-name="P1" draw:layer="layout" svg:x1="78.968cm" svg:y1="18.292cm" svg:x2="78.968cm" svg:y2="18.307cm">
          <text:p/>
        </draw:line>
        <draw:line draw:style-name="gr6" draw:text-style-name="P1" draw:layer="layout" svg:x1="79.317cm" svg:y1="18.156cm" svg:x2="79.317cm" svg:y2="18.292cm">
          <text:p/>
        </draw:line>
        <draw:line draw:style-name="gr6" draw:text-style-name="P1" draw:layer="layout" svg:x1="78.968cm" svg:y1="18.156cm" svg:x2="79.317cm" svg:y2="18.156cm">
          <text:p/>
        </draw:line>
        <draw:line draw:style-name="gr6" draw:text-style-name="P1" draw:layer="layout" svg:x1="78.968cm" svg:y1="18.171cm" svg:x2="78.968cm" svg:y2="18.156cm">
          <text:p/>
        </draw:line>
        <draw:line draw:style-name="gr6" draw:text-style-name="P1" draw:layer="layout" svg:x1="78.968cm" svg:y1="20.03cm" svg:x2="78.968cm" svg:y2="20.165cm">
          <text:p/>
        </draw:line>
        <draw:line draw:style-name="gr6" draw:text-style-name="P1" draw:layer="layout" svg:x1="79.317cm" svg:y1="20.18cm" svg:x2="79.317cm" svg:y2="20.165cm">
          <text:p/>
        </draw:line>
        <draw:line draw:style-name="gr6" draw:text-style-name="P1" draw:layer="layout" svg:x1="78.968cm" svg:y1="20.18cm" svg:x2="79.317cm" svg:y2="20.18cm">
          <text:p/>
        </draw:line>
        <draw:line draw:style-name="gr6" draw:text-style-name="P1" draw:layer="layout" svg:x1="78.968cm" svg:y1="20.165cm" svg:x2="78.968cm" svg:y2="20.18cm">
          <text:p/>
        </draw:line>
        <draw:line draw:style-name="gr6" draw:text-style-name="P1" draw:layer="layout" svg:x1="79.317cm" svg:y1="20.03cm" svg:x2="79.317cm" svg:y2="20.165cm">
          <text:p/>
        </draw:line>
        <draw:line draw:style-name="gr6" draw:text-style-name="P1" draw:layer="layout" svg:x1="78.968cm" svg:y1="20.03cm" svg:x2="79.317cm" svg:y2="20.03cm">
          <text:p/>
        </draw:line>
        <draw:line draw:style-name="gr6" draw:text-style-name="P1" draw:layer="layout" svg:x1="78.968cm" svg:y1="20.044cm" svg:x2="78.968cm" svg:y2="20.03cm">
          <text:p/>
        </draw:line>
        <draw:line draw:style-name="gr6" draw:text-style-name="P1" draw:layer="layout" svg:x1="78.968cm" svg:y1="21.079cm" svg:x2="78.968cm" svg:y2="21.215cm">
          <text:p/>
        </draw:line>
        <draw:line draw:style-name="gr6" draw:text-style-name="P1" draw:layer="layout" svg:x1="79.317cm" svg:y1="21.23cm" svg:x2="79.317cm" svg:y2="21.215cm">
          <text:p/>
        </draw:line>
        <draw:line draw:style-name="gr6" draw:text-style-name="P1" draw:layer="layout" svg:x1="78.968cm" svg:y1="21.23cm" svg:x2="79.317cm" svg:y2="21.23cm">
          <text:p/>
        </draw:line>
        <draw:line draw:style-name="gr6" draw:text-style-name="P1" draw:layer="layout" svg:x1="78.968cm" svg:y1="21.215cm" svg:x2="78.968cm" svg:y2="21.23cm">
          <text:p/>
        </draw:line>
        <draw:line draw:style-name="gr6" draw:text-style-name="P1" draw:layer="layout" svg:x1="79.317cm" svg:y1="21.079cm" svg:x2="79.317cm" svg:y2="21.215cm">
          <text:p/>
        </draw:line>
        <draw:line draw:style-name="gr6" draw:text-style-name="P1" draw:layer="layout" svg:x1="78.968cm" svg:y1="21.079cm" svg:x2="79.317cm" svg:y2="21.079cm">
          <text:p/>
        </draw:line>
        <draw:line draw:style-name="gr6" draw:text-style-name="P1" draw:layer="layout" svg:x1="78.968cm" svg:y1="21.094cm" svg:x2="78.968cm" svg:y2="21.079cm">
          <text:p/>
        </draw:line>
        <draw:line draw:style-name="gr6" draw:text-style-name="P1" draw:layer="layout" svg:x1="78.968cm" svg:y1="22.955cm" svg:x2="78.968cm" svg:y2="23.09cm">
          <text:p/>
        </draw:line>
        <draw:line draw:style-name="gr6" draw:text-style-name="P1" draw:layer="layout" svg:x1="79.317cm" svg:y1="23.105cm" svg:x2="79.317cm" svg:y2="23.09cm">
          <text:p/>
        </draw:line>
        <draw:line draw:style-name="gr6" draw:text-style-name="P1" draw:layer="layout" svg:x1="78.968cm" svg:y1="23.105cm" svg:x2="79.317cm" svg:y2="23.105cm">
          <text:p/>
        </draw:line>
        <draw:line draw:style-name="gr6" draw:text-style-name="P1" draw:layer="layout" svg:x1="78.968cm" svg:y1="23.09cm" svg:x2="78.968cm" svg:y2="23.105cm">
          <text:p/>
        </draw:line>
        <draw:line draw:style-name="gr6" draw:text-style-name="P1" draw:layer="layout" svg:x1="79.317cm" svg:y1="22.955cm" svg:x2="79.317cm" svg:y2="23.09cm">
          <text:p/>
        </draw:line>
        <draw:line draw:style-name="gr6" draw:text-style-name="P1" draw:layer="layout" svg:x1="78.968cm" svg:y1="22.955cm" svg:x2="79.317cm" svg:y2="22.955cm">
          <text:p/>
        </draw:line>
        <draw:line draw:style-name="gr6" draw:text-style-name="P1" draw:layer="layout" svg:x1="78.968cm" svg:y1="22.97cm" svg:x2="78.968cm" svg:y2="22.955cm">
          <text:p/>
        </draw:line>
        <draw:line draw:style-name="gr6" draw:text-style-name="P1" draw:layer="layout" svg:x1="78.968cm" svg:y1="25.355cm" svg:x2="78.968cm" svg:y2="25.488cm">
          <text:p/>
        </draw:line>
        <draw:line draw:style-name="gr6" draw:text-style-name="P1" draw:layer="layout" svg:x1="79.317cm" svg:y1="25.503cm" svg:x2="79.317cm" svg:y2="25.488cm">
          <text:p/>
        </draw:line>
        <draw:line draw:style-name="gr6" draw:text-style-name="P1" draw:layer="layout" svg:x1="78.968cm" svg:y1="25.503cm" svg:x2="79.317cm" svg:y2="25.503cm">
          <text:p/>
        </draw:line>
        <draw:line draw:style-name="gr6" draw:text-style-name="P1" draw:layer="layout" svg:x1="78.968cm" svg:y1="25.488cm" svg:x2="78.968cm" svg:y2="25.503cm">
          <text:p/>
        </draw:line>
        <draw:line draw:style-name="gr6" draw:text-style-name="P1" draw:layer="layout" svg:x1="79.317cm" svg:y1="25.355cm" svg:x2="79.317cm" svg:y2="25.488cm">
          <text:p/>
        </draw:line>
        <draw:line draw:style-name="gr6" draw:text-style-name="P1" draw:layer="layout" svg:x1="78.968cm" svg:y1="25.355cm" svg:x2="79.317cm" svg:y2="25.355cm">
          <text:p/>
        </draw:line>
        <draw:line draw:style-name="gr6" draw:text-style-name="P1" draw:layer="layout" svg:x1="78.968cm" svg:y1="25.37cm" svg:x2="78.968cm" svg:y2="25.355cm">
          <text:p/>
        </draw:line>
        <draw:line draw:style-name="gr6" draw:text-style-name="P1" draw:layer="layout" svg:x1="78.968cm" svg:y1="27.753cm" svg:x2="78.968cm" svg:y2="27.889cm">
          <text:p/>
        </draw:line>
        <draw:line draw:style-name="gr6" draw:text-style-name="P1" draw:layer="layout" svg:x1="79.317cm" svg:y1="27.904cm" svg:x2="79.317cm" svg:y2="27.889cm">
          <text:p/>
        </draw:line>
        <draw:line draw:style-name="gr6" draw:text-style-name="P1" draw:layer="layout" svg:x1="78.968cm" svg:y1="27.904cm" svg:x2="79.317cm" svg:y2="27.904cm">
          <text:p/>
        </draw:line>
        <draw:line draw:style-name="gr6" draw:text-style-name="P1" draw:layer="layout" svg:x1="78.968cm" svg:y1="27.889cm" svg:x2="78.968cm" svg:y2="27.904cm">
          <text:p/>
        </draw:line>
        <draw:line draw:style-name="gr6" draw:text-style-name="P1" draw:layer="layout" svg:x1="79.317cm" svg:y1="27.753cm" svg:x2="79.317cm" svg:y2="27.889cm">
          <text:p/>
        </draw:line>
        <draw:line draw:style-name="gr6" draw:text-style-name="P1" draw:layer="layout" svg:x1="78.968cm" svg:y1="27.753cm" svg:x2="79.317cm" svg:y2="27.753cm">
          <text:p/>
        </draw:line>
        <draw:line draw:style-name="gr6" draw:text-style-name="P1" draw:layer="layout" svg:x1="78.968cm" svg:y1="27.768cm" svg:x2="78.968cm" svg:y2="27.753cm">
          <text:p/>
        </draw:line>
        <draw:line draw:style-name="gr6" draw:text-style-name="P1" draw:layer="layout" svg:x1="66.945cm" svg:y1="5.983cm" svg:x2="67.081cm" svg:y2="5.983cm">
          <text:p/>
        </draw:line>
        <draw:line draw:style-name="gr6" draw:text-style-name="P1" draw:layer="layout" svg:x1="67.096cm" svg:y1="5.634cm" svg:x2="67.081cm" svg:y2="5.634cm">
          <text:p/>
        </draw:line>
        <draw:line draw:style-name="gr6" draw:text-style-name="P1" draw:layer="layout" svg:x1="67.096cm" svg:y1="5.983cm" svg:x2="67.096cm" svg:y2="5.634cm">
          <text:p/>
        </draw:line>
        <draw:line draw:style-name="gr6" draw:text-style-name="P1" draw:layer="layout" svg:x1="67.081cm" svg:y1="5.983cm" svg:x2="67.096cm" svg:y2="5.983cm">
          <text:p/>
        </draw:line>
        <draw:line draw:style-name="gr6" draw:text-style-name="P1" draw:layer="layout" svg:x1="66.945cm" svg:y1="5.634cm" svg:x2="67.081cm" svg:y2="5.634cm">
          <text:p/>
        </draw:line>
        <draw:line draw:style-name="gr6" draw:text-style-name="P1" draw:layer="layout" svg:x1="66.945cm" svg:y1="5.983cm" svg:x2="66.945cm" svg:y2="5.634cm">
          <text:p/>
        </draw:line>
        <draw:line draw:style-name="gr6" draw:text-style-name="P1" draw:layer="layout" svg:x1="66.96cm" svg:y1="5.983cm" svg:x2="66.945cm" svg:y2="5.983cm">
          <text:p/>
        </draw:line>
        <draw:line draw:style-name="gr6" draw:text-style-name="P1" draw:layer="layout" svg:x1="69.346cm" svg:y1="5.983cm" svg:x2="69.479cm" svg:y2="5.983cm">
          <text:p/>
        </draw:line>
        <draw:line draw:style-name="gr6" draw:text-style-name="P1" draw:layer="layout" svg:x1="69.494cm" svg:y1="5.634cm" svg:x2="69.479cm" svg:y2="5.634cm">
          <text:p/>
        </draw:line>
        <draw:line draw:style-name="gr6" draw:text-style-name="P1" draw:layer="layout" svg:x1="69.494cm" svg:y1="5.983cm" svg:x2="69.494cm" svg:y2="5.634cm">
          <text:p/>
        </draw:line>
        <draw:line draw:style-name="gr6" draw:text-style-name="P1" draw:layer="layout" svg:x1="69.479cm" svg:y1="5.983cm" svg:x2="69.494cm" svg:y2="5.983cm">
          <text:p/>
        </draw:line>
        <draw:line draw:style-name="gr6" draw:text-style-name="P1" draw:layer="layout" svg:x1="69.346cm" svg:y1="5.634cm" svg:x2="69.479cm" svg:y2="5.634cm">
          <text:p/>
        </draw:line>
        <draw:line draw:style-name="gr6" draw:text-style-name="P1" draw:layer="layout" svg:x1="69.346cm" svg:y1="5.983cm" svg:x2="69.346cm" svg:y2="5.634cm">
          <text:p/>
        </draw:line>
        <draw:line draw:style-name="gr6" draw:text-style-name="P1" draw:layer="layout" svg:x1="69.361cm" svg:y1="5.983cm" svg:x2="69.346cm" svg:y2="5.983cm">
          <text:p/>
        </draw:line>
        <draw:line draw:style-name="gr6" draw:text-style-name="P1" draw:layer="layout" svg:x1="71.219cm" svg:y1="5.983cm" svg:x2="71.354cm" svg:y2="5.983cm">
          <text:p/>
        </draw:line>
        <draw:line draw:style-name="gr6" draw:text-style-name="P1" draw:layer="layout" svg:x1="71.369cm" svg:y1="5.634cm" svg:x2="71.354cm" svg:y2="5.634cm">
          <text:p/>
        </draw:line>
        <draw:line draw:style-name="gr6" draw:text-style-name="P1" draw:layer="layout" svg:x1="71.369cm" svg:y1="5.983cm" svg:x2="71.369cm" svg:y2="5.634cm">
          <text:p/>
        </draw:line>
        <draw:line draw:style-name="gr6" draw:text-style-name="P1" draw:layer="layout" svg:x1="71.354cm" svg:y1="5.983cm" svg:x2="71.369cm" svg:y2="5.983cm">
          <text:p/>
        </draw:line>
        <draw:line draw:style-name="gr6" draw:text-style-name="P1" draw:layer="layout" svg:x1="71.219cm" svg:y1="5.634cm" svg:x2="71.354cm" svg:y2="5.634cm">
          <text:p/>
        </draw:line>
        <draw:line draw:style-name="gr6" draw:text-style-name="P1" draw:layer="layout" svg:x1="71.219cm" svg:y1="5.983cm" svg:x2="71.219cm" svg:y2="5.634cm">
          <text:p/>
        </draw:line>
        <draw:line draw:style-name="gr6" draw:text-style-name="P1" draw:layer="layout" svg:x1="71.234cm" svg:y1="5.983cm" svg:x2="71.219cm" svg:y2="5.983cm">
          <text:p/>
        </draw:line>
        <draw:line draw:style-name="gr6" draw:text-style-name="P1" draw:layer="layout" svg:x1="72.419cm" svg:y1="5.983cm" svg:x2="72.284cm" svg:y2="5.983cm">
          <text:p/>
        </draw:line>
        <draw:line draw:style-name="gr6" draw:text-style-name="P1" draw:layer="layout" svg:x1="72.269cm" svg:y1="5.634cm" svg:x2="72.284cm" svg:y2="5.634cm">
          <text:p/>
        </draw:line>
        <draw:line draw:style-name="gr6" draw:text-style-name="P1" draw:layer="layout" svg:x1="72.269cm" svg:y1="5.983cm" svg:x2="72.269cm" svg:y2="5.634cm">
          <text:p/>
        </draw:line>
        <draw:line draw:style-name="gr6" draw:text-style-name="P1" draw:layer="layout" svg:x1="72.284cm" svg:y1="5.983cm" svg:x2="72.269cm" svg:y2="5.983cm">
          <text:p/>
        </draw:line>
        <draw:line draw:style-name="gr6" draw:text-style-name="P1" draw:layer="layout" svg:x1="72.419cm" svg:y1="5.634cm" svg:x2="72.284cm" svg:y2="5.634cm">
          <text:p/>
        </draw:line>
        <draw:line draw:style-name="gr6" draw:text-style-name="P1" draw:layer="layout" svg:x1="72.419cm" svg:y1="5.983cm" svg:x2="72.419cm" svg:y2="5.634cm">
          <text:p/>
        </draw:line>
        <draw:line draw:style-name="gr6" draw:text-style-name="P1" draw:layer="layout" svg:x1="72.404cm" svg:y1="5.983cm" svg:x2="72.419cm" svg:y2="5.983cm">
          <text:p/>
        </draw:line>
        <draw:line draw:style-name="gr6" draw:text-style-name="P1" draw:layer="layout" svg:x1="74.295cm" svg:y1="5.983cm" svg:x2="74.159cm" svg:y2="5.983cm">
          <text:p/>
        </draw:line>
        <draw:line draw:style-name="gr6" draw:text-style-name="P1" draw:layer="layout" svg:x1="74.144cm" svg:y1="5.634cm" svg:x2="74.159cm" svg:y2="5.634cm">
          <text:p/>
        </draw:line>
        <draw:line draw:style-name="gr6" draw:text-style-name="P1" draw:layer="layout" svg:x1="74.144cm" svg:y1="5.983cm" svg:x2="74.144cm" svg:y2="5.634cm">
          <text:p/>
        </draw:line>
        <draw:line draw:style-name="gr6" draw:text-style-name="P1" draw:layer="layout" svg:x1="74.159cm" svg:y1="5.983cm" svg:x2="74.144cm" svg:y2="5.983cm">
          <text:p/>
        </draw:line>
        <draw:line draw:style-name="gr6" draw:text-style-name="P1" draw:layer="layout" svg:x1="74.295cm" svg:y1="5.634cm" svg:x2="74.159cm" svg:y2="5.634cm">
          <text:p/>
        </draw:line>
        <draw:line draw:style-name="gr6" draw:text-style-name="P1" draw:layer="layout" svg:x1="74.295cm" svg:y1="5.983cm" svg:x2="74.295cm" svg:y2="5.634cm">
          <text:p/>
        </draw:line>
        <draw:line draw:style-name="gr6" draw:text-style-name="P1" draw:layer="layout" svg:x1="74.28cm" svg:y1="5.983cm" svg:x2="74.295cm" svg:y2="5.983cm">
          <text:p/>
        </draw:line>
        <draw:line draw:style-name="gr6" draw:text-style-name="P1" draw:layer="layout" svg:x1="76.693cm" svg:y1="5.983cm" svg:x2="76.557cm" svg:y2="5.983cm">
          <text:p/>
        </draw:line>
        <draw:line draw:style-name="gr6" draw:text-style-name="P1" draw:layer="layout" svg:x1="76.542cm" svg:y1="5.634cm" svg:x2="76.557cm" svg:y2="5.634cm">
          <text:p/>
        </draw:line>
        <draw:line draw:style-name="gr6" draw:text-style-name="P1" draw:layer="layout" svg:x1="76.542cm" svg:y1="5.983cm" svg:x2="76.542cm" svg:y2="5.634cm">
          <text:p/>
        </draw:line>
        <draw:line draw:style-name="gr6" draw:text-style-name="P1" draw:layer="layout" svg:x1="76.557cm" svg:y1="5.983cm" svg:x2="76.542cm" svg:y2="5.983cm">
          <text:p/>
        </draw:line>
        <draw:line draw:style-name="gr6" draw:text-style-name="P1" draw:layer="layout" svg:x1="76.693cm" svg:y1="5.634cm" svg:x2="76.557cm" svg:y2="5.634cm">
          <text:p/>
        </draw:line>
        <draw:line draw:style-name="gr6" draw:text-style-name="P1" draw:layer="layout" svg:x1="76.693cm" svg:y1="5.983cm" svg:x2="76.693cm" svg:y2="5.634cm">
          <text:p/>
        </draw:line>
        <draw:line draw:style-name="gr6" draw:text-style-name="P1" draw:layer="layout" svg:x1="76.678cm" svg:y1="5.983cm" svg:x2="76.693cm" svg:y2="5.983cm">
          <text:p/>
        </draw:line>
        <draw:line draw:style-name="gr6" draw:text-style-name="P1" draw:layer="layout" svg:x1="78.568cm" svg:y1="5.983cm" svg:x2="78.433cm" svg:y2="5.983cm">
          <text:p/>
        </draw:line>
        <draw:line draw:style-name="gr6" draw:text-style-name="P1" draw:layer="layout" svg:x1="78.418cm" svg:y1="5.634cm" svg:x2="78.433cm" svg:y2="5.634cm">
          <text:p/>
        </draw:line>
        <draw:line draw:style-name="gr6" draw:text-style-name="P1" draw:layer="layout" svg:x1="78.418cm" svg:y1="5.983cm" svg:x2="78.418cm" svg:y2="5.634cm">
          <text:p/>
        </draw:line>
        <draw:line draw:style-name="gr6" draw:text-style-name="P1" draw:layer="layout" svg:x1="78.433cm" svg:y1="5.983cm" svg:x2="78.418cm" svg:y2="5.983cm">
          <text:p/>
        </draw:line>
        <draw:line draw:style-name="gr6" draw:text-style-name="P1" draw:layer="layout" svg:x1="78.568cm" svg:y1="5.634cm" svg:x2="78.433cm" svg:y2="5.634cm">
          <text:p/>
        </draw:line>
        <draw:line draw:style-name="gr6" draw:text-style-name="P1" draw:layer="layout" svg:x1="78.568cm" svg:y1="5.983cm" svg:x2="78.568cm" svg:y2="5.634cm">
          <text:p/>
        </draw:line>
        <draw:line draw:style-name="gr6" draw:text-style-name="P1" draw:layer="layout" svg:x1="78.553cm" svg:y1="5.983cm" svg:x2="78.568cm" svg:y2="5.983cm">
          <text:p/>
        </draw:line>
        <draw:line draw:style-name="gr6" draw:text-style-name="P1" draw:layer="layout" svg:x1="45.501cm" svg:y1="5.983cm" svg:x2="45.366cm" svg:y2="5.983cm">
          <text:p/>
        </draw:line>
        <draw:line draw:style-name="gr6" draw:text-style-name="P1" draw:layer="layout" svg:x1="45.351cm" svg:y1="5.634cm" svg:x2="45.366cm" svg:y2="5.634cm">
          <text:p/>
        </draw:line>
        <draw:line draw:style-name="gr6" draw:text-style-name="P1" draw:layer="layout" svg:x1="45.351cm" svg:y1="5.983cm" svg:x2="45.351cm" svg:y2="5.634cm">
          <text:p/>
        </draw:line>
        <draw:line draw:style-name="gr6" draw:text-style-name="P1" draw:layer="layout" svg:x1="45.366cm" svg:y1="5.983cm" svg:x2="45.351cm" svg:y2="5.983cm">
          <text:p/>
        </draw:line>
        <draw:line draw:style-name="gr6" draw:text-style-name="P1" draw:layer="layout" svg:x1="45.501cm" svg:y1="5.634cm" svg:x2="45.366cm" svg:y2="5.634cm">
          <text:p/>
        </draw:line>
        <draw:line draw:style-name="gr6" draw:text-style-name="P1" draw:layer="layout" svg:x1="45.501cm" svg:y1="5.983cm" svg:x2="45.501cm" svg:y2="5.634cm">
          <text:p/>
        </draw:line>
        <draw:line draw:style-name="gr6" draw:text-style-name="P1" draw:layer="layout" svg:x1="45.485cm" svg:y1="5.983cm" svg:x2="45.501cm" svg:y2="5.983cm">
          <text:p/>
        </draw:line>
        <draw:line draw:style-name="gr6" draw:text-style-name="P1" draw:layer="layout" svg:x1="47.9cm" svg:y1="5.983cm" svg:x2="47.764cm" svg:y2="5.983cm">
          <text:p/>
        </draw:line>
        <draw:line draw:style-name="gr6" draw:text-style-name="P1" draw:layer="layout" svg:x1="47.749cm" svg:y1="5.634cm" svg:x2="47.764cm" svg:y2="5.634cm">
          <text:p/>
        </draw:line>
        <draw:line draw:style-name="gr6" draw:text-style-name="P1" draw:layer="layout" svg:x1="47.749cm" svg:y1="5.983cm" svg:x2="47.749cm" svg:y2="5.634cm">
          <text:p/>
        </draw:line>
        <draw:line draw:style-name="gr6" draw:text-style-name="P1" draw:layer="layout" svg:x1="47.764cm" svg:y1="5.983cm" svg:x2="47.749cm" svg:y2="5.983cm">
          <text:p/>
        </draw:line>
        <draw:line draw:style-name="gr6" draw:text-style-name="P1" draw:layer="layout" svg:x1="47.9cm" svg:y1="5.634cm" svg:x2="47.764cm" svg:y2="5.634cm">
          <text:p/>
        </draw:line>
        <draw:line draw:style-name="gr6" draw:text-style-name="P1" draw:layer="layout" svg:x1="47.9cm" svg:y1="5.983cm" svg:x2="47.9cm" svg:y2="5.634cm">
          <text:p/>
        </draw:line>
        <draw:line draw:style-name="gr6" draw:text-style-name="P1" draw:layer="layout" svg:x1="47.885cm" svg:y1="5.983cm" svg:x2="47.9cm" svg:y2="5.983cm">
          <text:p/>
        </draw:line>
        <draw:line draw:style-name="gr6" draw:text-style-name="P1" draw:layer="layout" svg:x1="49.775cm" svg:y1="5.983cm" svg:x2="49.64cm" svg:y2="5.983cm">
          <text:p/>
        </draw:line>
        <draw:line draw:style-name="gr6" draw:text-style-name="P1" draw:layer="layout" svg:x1="49.625cm" svg:y1="5.634cm" svg:x2="49.64cm" svg:y2="5.634cm">
          <text:p/>
        </draw:line>
        <draw:line draw:style-name="gr6" draw:text-style-name="P1" draw:layer="layout" svg:x1="49.625cm" svg:y1="5.983cm" svg:x2="49.625cm" svg:y2="5.634cm">
          <text:p/>
        </draw:line>
        <draw:line draw:style-name="gr6" draw:text-style-name="P1" draw:layer="layout" svg:x1="49.64cm" svg:y1="5.983cm" svg:x2="49.625cm" svg:y2="5.983cm">
          <text:p/>
        </draw:line>
        <draw:line draw:style-name="gr6" draw:text-style-name="P1" draw:layer="layout" svg:x1="49.775cm" svg:y1="5.634cm" svg:x2="49.64cm" svg:y2="5.634cm">
          <text:p/>
        </draw:line>
        <draw:line draw:style-name="gr6" draw:text-style-name="P1" draw:layer="layout" svg:x1="49.775cm" svg:y1="5.983cm" svg:x2="49.775cm" svg:y2="5.634cm">
          <text:p/>
        </draw:line>
        <draw:line draw:style-name="gr6" draw:text-style-name="P1" draw:layer="layout" svg:x1="49.76cm" svg:y1="5.983cm" svg:x2="49.775cm" svg:y2="5.983cm">
          <text:p/>
        </draw:line>
        <draw:line draw:style-name="gr6" draw:text-style-name="P1" draw:layer="layout" svg:x1="50.825cm" svg:y1="5.983cm" svg:x2="50.689cm" svg:y2="5.983cm">
          <text:p/>
        </draw:line>
        <draw:line draw:style-name="gr6" draw:text-style-name="P1" draw:layer="layout" svg:x1="50.675cm" svg:y1="5.634cm" svg:x2="50.689cm" svg:y2="5.634cm">
          <text:p/>
        </draw:line>
        <draw:line draw:style-name="gr6" draw:text-style-name="P1" draw:layer="layout" svg:x1="50.675cm" svg:y1="5.983cm" svg:x2="50.675cm" svg:y2="5.634cm">
          <text:p/>
        </draw:line>
        <draw:line draw:style-name="gr6" draw:text-style-name="P1" draw:layer="layout" svg:x1="50.689cm" svg:y1="5.983cm" svg:x2="50.675cm" svg:y2="5.983cm">
          <text:p/>
        </draw:line>
        <draw:line draw:style-name="gr6" draw:text-style-name="P1" draw:layer="layout" svg:x1="50.825cm" svg:y1="5.634cm" svg:x2="50.689cm" svg:y2="5.634cm">
          <text:p/>
        </draw:line>
        <draw:line draw:style-name="gr6" draw:text-style-name="P1" draw:layer="layout" svg:x1="50.825cm" svg:y1="5.983cm" svg:x2="50.825cm" svg:y2="5.634cm">
          <text:p/>
        </draw:line>
        <draw:line draw:style-name="gr6" draw:text-style-name="P1" draw:layer="layout" svg:x1="50.81cm" svg:y1="5.983cm" svg:x2="50.825cm" svg:y2="5.983cm">
          <text:p/>
        </draw:line>
        <draw:line draw:style-name="gr6" draw:text-style-name="P1" draw:layer="layout" svg:x1="52.698cm" svg:y1="5.983cm" svg:x2="52.565cm" svg:y2="5.983cm">
          <text:p/>
        </draw:line>
        <draw:line draw:style-name="gr6" draw:text-style-name="P1" draw:layer="layout" svg:x1="52.548cm" svg:y1="5.634cm" svg:x2="52.565cm" svg:y2="5.634cm">
          <text:p/>
        </draw:line>
        <draw:line draw:style-name="gr6" draw:text-style-name="P1" draw:layer="layout" svg:x1="52.548cm" svg:y1="5.983cm" svg:x2="52.548cm" svg:y2="5.634cm">
          <text:p/>
        </draw:line>
        <draw:line draw:style-name="gr6" draw:text-style-name="P1" draw:layer="layout" svg:x1="52.565cm" svg:y1="5.983cm" svg:x2="52.548cm" svg:y2="5.983cm">
          <text:p/>
        </draw:line>
        <draw:line draw:style-name="gr6" draw:text-style-name="P1" draw:layer="layout" svg:x1="52.698cm" svg:y1="5.634cm" svg:x2="52.565cm" svg:y2="5.634cm">
          <text:p/>
        </draw:line>
        <draw:line draw:style-name="gr6" draw:text-style-name="P1" draw:layer="layout" svg:x1="52.698cm" svg:y1="5.983cm" svg:x2="52.698cm" svg:y2="5.634cm">
          <text:p/>
        </draw:line>
        <draw:line draw:style-name="gr6" draw:text-style-name="P1" draw:layer="layout" svg:x1="52.683cm" svg:y1="5.983cm" svg:x2="52.698cm" svg:y2="5.983cm">
          <text:p/>
        </draw:line>
        <draw:line draw:style-name="gr6" draw:text-style-name="P1" draw:layer="layout" svg:x1="55.098cm" svg:y1="5.983cm" svg:x2="54.963cm" svg:y2="5.983cm">
          <text:p/>
        </draw:line>
        <draw:line draw:style-name="gr6" draw:text-style-name="P1" draw:layer="layout" svg:x1="54.948cm" svg:y1="5.634cm" svg:x2="54.963cm" svg:y2="5.634cm">
          <text:p/>
        </draw:line>
        <draw:line draw:style-name="gr6" draw:text-style-name="P1" draw:layer="layout" svg:x1="54.948cm" svg:y1="5.983cm" svg:x2="54.948cm" svg:y2="5.634cm">
          <text:p/>
        </draw:line>
        <draw:line draw:style-name="gr6" draw:text-style-name="P1" draw:layer="layout" svg:x1="54.963cm" svg:y1="5.983cm" svg:x2="54.948cm" svg:y2="5.983cm">
          <text:p/>
        </draw:line>
        <draw:line draw:style-name="gr6" draw:text-style-name="P1" draw:layer="layout" svg:x1="55.098cm" svg:y1="5.634cm" svg:x2="54.963cm" svg:y2="5.634cm">
          <text:p/>
        </draw:line>
        <draw:line draw:style-name="gr6" draw:text-style-name="P1" draw:layer="layout" svg:x1="55.098cm" svg:y1="5.983cm" svg:x2="55.098cm" svg:y2="5.634cm">
          <text:p/>
        </draw:line>
        <draw:line draw:style-name="gr6" draw:text-style-name="P1" draw:layer="layout" svg:x1="55.084cm" svg:y1="5.983cm" svg:x2="55.098cm" svg:y2="5.983cm">
          <text:p/>
        </draw:line>
        <draw:line draw:style-name="gr6" draw:text-style-name="P1" draw:layer="layout" svg:x1="56.974cm" svg:y1="5.983cm" svg:x2="56.838cm" svg:y2="5.983cm">
          <text:p/>
        </draw:line>
        <draw:line draw:style-name="gr6" draw:text-style-name="P1" draw:layer="layout" svg:x1="56.824cm" svg:y1="5.634cm" svg:x2="56.838cm" svg:y2="5.634cm">
          <text:p/>
        </draw:line>
        <draw:line draw:style-name="gr6" draw:text-style-name="P1" draw:layer="layout" svg:x1="56.824cm" svg:y1="5.983cm" svg:x2="56.824cm" svg:y2="5.634cm">
          <text:p/>
        </draw:line>
        <draw:line draw:style-name="gr6" draw:text-style-name="P1" draw:layer="layout" svg:x1="56.838cm" svg:y1="5.983cm" svg:x2="56.824cm" svg:y2="5.983cm">
          <text:p/>
        </draw:line>
        <draw:line draw:style-name="gr6" draw:text-style-name="P1" draw:layer="layout" svg:x1="56.974cm" svg:y1="5.634cm" svg:x2="56.838cm" svg:y2="5.634cm">
          <text:p/>
        </draw:line>
        <draw:line draw:style-name="gr6" draw:text-style-name="P1" draw:layer="layout" svg:x1="56.974cm" svg:y1="5.983cm" svg:x2="56.974cm" svg:y2="5.634cm">
          <text:p/>
        </draw:line>
        <draw:line draw:style-name="gr6" draw:text-style-name="P1" draw:layer="layout" svg:x1="56.957cm" svg:y1="5.983cm" svg:x2="56.974cm" svg:y2="5.983cm">
          <text:p/>
        </draw:line>
        <draw:line draw:style-name="gr6" draw:text-style-name="P1" draw:layer="layout" svg:x1="58.022cm" svg:y1="5.983cm" svg:x2="57.888cm" svg:y2="5.983cm">
          <text:p/>
        </draw:line>
        <draw:line draw:style-name="gr6" draw:text-style-name="P1" draw:layer="layout" svg:x1="57.873cm" svg:y1="5.634cm" svg:x2="57.888cm" svg:y2="5.634cm">
          <text:p/>
        </draw:line>
        <draw:line draw:style-name="gr6" draw:text-style-name="P1" draw:layer="layout" svg:x1="57.873cm" svg:y1="5.983cm" svg:x2="57.873cm" svg:y2="5.634cm">
          <text:p/>
        </draw:line>
        <draw:line draw:style-name="gr6" draw:text-style-name="P1" draw:layer="layout" svg:x1="57.888cm" svg:y1="5.983cm" svg:x2="57.873cm" svg:y2="5.983cm">
          <text:p/>
        </draw:line>
        <draw:line draw:style-name="gr6" draw:text-style-name="P1" draw:layer="layout" svg:x1="58.022cm" svg:y1="5.634cm" svg:x2="57.888cm" svg:y2="5.634cm">
          <text:p/>
        </draw:line>
        <draw:line draw:style-name="gr6" draw:text-style-name="P1" draw:layer="layout" svg:x1="58.022cm" svg:y1="5.983cm" svg:x2="58.022cm" svg:y2="5.634cm">
          <text:p/>
        </draw:line>
        <draw:line draw:style-name="gr6" draw:text-style-name="P1" draw:layer="layout" svg:x1="58.007cm" svg:y1="5.983cm" svg:x2="58.022cm" svg:y2="5.983cm">
          <text:p/>
        </draw:line>
        <draw:line draw:style-name="gr6" draw:text-style-name="P1" draw:layer="layout" svg:x1="59.897cm" svg:y1="5.983cm" svg:x2="59.761cm" svg:y2="5.983cm">
          <text:p/>
        </draw:line>
        <draw:line draw:style-name="gr6" draw:text-style-name="P1" draw:layer="layout" svg:x1="59.747cm" svg:y1="5.634cm" svg:x2="59.761cm" svg:y2="5.634cm">
          <text:p/>
        </draw:line>
        <draw:line draw:style-name="gr6" draw:text-style-name="P1" draw:layer="layout" svg:x1="59.747cm" svg:y1="5.983cm" svg:x2="59.747cm" svg:y2="5.634cm">
          <text:p/>
        </draw:line>
        <draw:line draw:style-name="gr6" draw:text-style-name="P1" draw:layer="layout" svg:x1="59.761cm" svg:y1="5.983cm" svg:x2="59.747cm" svg:y2="5.983cm">
          <text:p/>
        </draw:line>
        <draw:line draw:style-name="gr6" draw:text-style-name="P1" draw:layer="layout" svg:x1="59.897cm" svg:y1="5.634cm" svg:x2="59.761cm" svg:y2="5.634cm">
          <text:p/>
        </draw:line>
        <draw:line draw:style-name="gr6" draw:text-style-name="P1" draw:layer="layout" svg:x1="59.897cm" svg:y1="5.983cm" svg:x2="59.897cm" svg:y2="5.634cm">
          <text:p/>
        </draw:line>
        <draw:line draw:style-name="gr6" draw:text-style-name="P1" draw:layer="layout" svg:x1="59.882cm" svg:y1="5.983cm" svg:x2="59.897cm" svg:y2="5.983cm">
          <text:p/>
        </draw:line>
        <draw:line draw:style-name="gr6" draw:text-style-name="P1" draw:layer="layout" svg:x1="62.297cm" svg:y1="5.983cm" svg:x2="62.162cm" svg:y2="5.983cm">
          <text:p/>
        </draw:line>
        <draw:line draw:style-name="gr6" draw:text-style-name="P1" draw:layer="layout" svg:x1="62.147cm" svg:y1="5.634cm" svg:x2="62.162cm" svg:y2="5.634cm">
          <text:p/>
        </draw:line>
        <draw:line draw:style-name="gr6" draw:text-style-name="P1" draw:layer="layout" svg:x1="62.147cm" svg:y1="5.983cm" svg:x2="62.147cm" svg:y2="5.634cm">
          <text:p/>
        </draw:line>
        <draw:line draw:style-name="gr6" draw:text-style-name="P1" draw:layer="layout" svg:x1="62.162cm" svg:y1="5.983cm" svg:x2="62.147cm" svg:y2="5.983cm">
          <text:p/>
        </draw:line>
        <draw:line draw:style-name="gr6" draw:text-style-name="P1" draw:layer="layout" svg:x1="62.297cm" svg:y1="5.634cm" svg:x2="62.162cm" svg:y2="5.634cm">
          <text:p/>
        </draw:line>
        <draw:line draw:style-name="gr6" draw:text-style-name="P1" draw:layer="layout" svg:x1="62.297cm" svg:y1="5.983cm" svg:x2="62.297cm" svg:y2="5.634cm">
          <text:p/>
        </draw:line>
        <draw:line draw:style-name="gr6" draw:text-style-name="P1" draw:layer="layout" svg:x1="62.282cm" svg:y1="5.983cm" svg:x2="62.297cm" svg:y2="5.983cm">
          <text:p/>
        </draw:line>
        <draw:line draw:style-name="gr6" draw:text-style-name="P1" draw:layer="layout" svg:x1="23.905cm" svg:y1="5.983cm" svg:x2="23.772cm" svg:y2="5.983cm">
          <text:p/>
        </draw:line>
        <draw:line draw:style-name="gr6" draw:text-style-name="P1" draw:layer="layout" svg:x1="23.755cm" svg:y1="5.634cm" svg:x2="23.772cm" svg:y2="5.634cm">
          <text:p/>
        </draw:line>
        <draw:line draw:style-name="gr6" draw:text-style-name="P1" draw:layer="layout" svg:x1="23.755cm" svg:y1="5.983cm" svg:x2="23.755cm" svg:y2="5.634cm">
          <text:p/>
        </draw:line>
        <draw:line draw:style-name="gr6" draw:text-style-name="P1" draw:layer="layout" svg:x1="23.772cm" svg:y1="5.983cm" svg:x2="23.755cm" svg:y2="5.983cm">
          <text:p/>
        </draw:line>
        <draw:line draw:style-name="gr6" draw:text-style-name="P1" draw:layer="layout" svg:x1="23.905cm" svg:y1="5.634cm" svg:x2="23.772cm" svg:y2="5.634cm">
          <text:p/>
        </draw:line>
        <draw:line draw:style-name="gr6" draw:text-style-name="P1" draw:layer="layout" svg:x1="23.905cm" svg:y1="5.983cm" svg:x2="23.905cm" svg:y2="5.634cm">
          <text:p/>
        </draw:line>
        <draw:line draw:style-name="gr6" draw:text-style-name="P1" draw:layer="layout" svg:x1="23.89cm" svg:y1="5.983cm" svg:x2="23.905cm" svg:y2="5.983cm">
          <text:p/>
        </draw:line>
        <draw:line draw:style-name="gr6" draw:text-style-name="P1" draw:layer="layout" svg:x1="26.305cm" svg:y1="5.983cm" svg:x2="26.17cm" svg:y2="5.983cm">
          <text:p/>
        </draw:line>
        <draw:line draw:style-name="gr6" draw:text-style-name="P1" draw:layer="layout" svg:x1="26.155cm" svg:y1="5.634cm" svg:x2="26.17cm" svg:y2="5.634cm">
          <text:p/>
        </draw:line>
        <draw:line draw:style-name="gr6" draw:text-style-name="P1" draw:layer="layout" svg:x1="26.155cm" svg:y1="5.983cm" svg:x2="26.155cm" svg:y2="5.634cm">
          <text:p/>
        </draw:line>
        <draw:line draw:style-name="gr6" draw:text-style-name="P1" draw:layer="layout" svg:x1="26.17cm" svg:y1="5.983cm" svg:x2="26.155cm" svg:y2="5.983cm">
          <text:p/>
        </draw:line>
        <draw:line draw:style-name="gr6" draw:text-style-name="P1" draw:layer="layout" svg:x1="26.305cm" svg:y1="5.634cm" svg:x2="26.17cm" svg:y2="5.634cm">
          <text:p/>
        </draw:line>
        <draw:line draw:style-name="gr6" draw:text-style-name="P1" draw:layer="layout" svg:x1="26.305cm" svg:y1="5.983cm" svg:x2="26.305cm" svg:y2="5.634cm">
          <text:p/>
        </draw:line>
        <draw:line draw:style-name="gr6" draw:text-style-name="P1" draw:layer="layout" svg:x1="26.291cm" svg:y1="5.983cm" svg:x2="26.305cm" svg:y2="5.983cm">
          <text:p/>
        </draw:line>
        <draw:line draw:style-name="gr6" draw:text-style-name="P1" draw:layer="layout" svg:x1="28.179cm" svg:y1="5.983cm" svg:x2="28.045cm" svg:y2="5.983cm">
          <text:p/>
        </draw:line>
        <draw:line draw:style-name="gr6" draw:text-style-name="P1" draw:layer="layout" svg:x1="28.031cm" svg:y1="5.634cm" svg:x2="28.045cm" svg:y2="5.634cm">
          <text:p/>
        </draw:line>
        <draw:line draw:style-name="gr6" draw:text-style-name="P1" draw:layer="layout" svg:x1="28.031cm" svg:y1="5.983cm" svg:x2="28.031cm" svg:y2="5.634cm">
          <text:p/>
        </draw:line>
        <draw:line draw:style-name="gr6" draw:text-style-name="P1" draw:layer="layout" svg:x1="28.045cm" svg:y1="5.983cm" svg:x2="28.031cm" svg:y2="5.983cm">
          <text:p/>
        </draw:line>
        <draw:line draw:style-name="gr6" draw:text-style-name="P1" draw:layer="layout" svg:x1="28.179cm" svg:y1="5.634cm" svg:x2="28.045cm" svg:y2="5.634cm">
          <text:p/>
        </draw:line>
        <draw:line draw:style-name="gr6" draw:text-style-name="P1" draw:layer="layout" svg:x1="28.179cm" svg:y1="5.983cm" svg:x2="28.179cm" svg:y2="5.634cm">
          <text:p/>
        </draw:line>
        <draw:line draw:style-name="gr6" draw:text-style-name="P1" draw:layer="layout" svg:x1="28.164cm" svg:y1="5.983cm" svg:x2="28.179cm" svg:y2="5.983cm">
          <text:p/>
        </draw:line>
        <draw:line draw:style-name="gr6" draw:text-style-name="P1" draw:layer="layout" svg:x1="29.229cm" svg:y1="5.983cm" svg:x2="29.095cm" svg:y2="5.983cm">
          <text:p/>
        </draw:line>
        <draw:line draw:style-name="gr6" draw:text-style-name="P1" draw:layer="layout" svg:x1="29.08cm" svg:y1="5.634cm" svg:x2="29.095cm" svg:y2="5.634cm">
          <text:p/>
        </draw:line>
        <draw:line draw:style-name="gr6" draw:text-style-name="P1" draw:layer="layout" svg:x1="29.08cm" svg:y1="5.983cm" svg:x2="29.08cm" svg:y2="5.634cm">
          <text:p/>
        </draw:line>
        <draw:line draw:style-name="gr6" draw:text-style-name="P1" draw:layer="layout" svg:x1="29.095cm" svg:y1="5.983cm" svg:x2="29.08cm" svg:y2="5.983cm">
          <text:p/>
        </draw:line>
        <draw:line draw:style-name="gr6" draw:text-style-name="P1" draw:layer="layout" svg:x1="29.229cm" svg:y1="5.634cm" svg:x2="29.095cm" svg:y2="5.634cm">
          <text:p/>
        </draw:line>
        <draw:line draw:style-name="gr6" draw:text-style-name="P1" draw:layer="layout" svg:x1="29.229cm" svg:y1="5.983cm" svg:x2="29.229cm" svg:y2="5.634cm">
          <text:p/>
        </draw:line>
        <draw:line draw:style-name="gr6" draw:text-style-name="P1" draw:layer="layout" svg:x1="29.214cm" svg:y1="5.983cm" svg:x2="29.229cm" svg:y2="5.983cm">
          <text:p/>
        </draw:line>
        <draw:line draw:style-name="gr6" draw:text-style-name="P1" draw:layer="layout" svg:x1="31.104cm" svg:y1="5.983cm" svg:x2="30.968cm" svg:y2="5.983cm">
          <text:p/>
        </draw:line>
        <draw:line draw:style-name="gr6" draw:text-style-name="P1" draw:layer="layout" svg:x1="30.954cm" svg:y1="5.634cm" svg:x2="30.968cm" svg:y2="5.634cm">
          <text:p/>
        </draw:line>
        <draw:line draw:style-name="gr6" draw:text-style-name="P1" draw:layer="layout" svg:x1="30.954cm" svg:y1="5.983cm" svg:x2="30.954cm" svg:y2="5.634cm">
          <text:p/>
        </draw:line>
        <draw:line draw:style-name="gr6" draw:text-style-name="P1" draw:layer="layout" svg:x1="30.968cm" svg:y1="5.983cm" svg:x2="30.954cm" svg:y2="5.983cm">
          <text:p/>
        </draw:line>
        <draw:line draw:style-name="gr6" draw:text-style-name="P1" draw:layer="layout" svg:x1="31.104cm" svg:y1="5.634cm" svg:x2="30.968cm" svg:y2="5.634cm">
          <text:p/>
        </draw:line>
        <draw:line draw:style-name="gr6" draw:text-style-name="P1" draw:layer="layout" svg:x1="31.104cm" svg:y1="5.983cm" svg:x2="31.104cm" svg:y2="5.634cm">
          <text:p/>
        </draw:line>
        <draw:line draw:style-name="gr6" draw:text-style-name="P1" draw:layer="layout" svg:x1="31.089cm" svg:y1="5.983cm" svg:x2="31.104cm" svg:y2="5.983cm">
          <text:p/>
        </draw:line>
        <draw:line draw:style-name="gr6" draw:text-style-name="P1" draw:layer="layout" svg:x1="33.504cm" svg:y1="5.983cm" svg:x2="33.369cm" svg:y2="5.983cm">
          <text:p/>
        </draw:line>
        <draw:line draw:style-name="gr6" draw:text-style-name="P1" draw:layer="layout" svg:x1="33.354cm" svg:y1="5.634cm" svg:x2="33.369cm" svg:y2="5.634cm">
          <text:p/>
        </draw:line>
        <draw:line draw:style-name="gr6" draw:text-style-name="P1" draw:layer="layout" svg:x1="33.354cm" svg:y1="5.983cm" svg:x2="33.354cm" svg:y2="5.634cm">
          <text:p/>
        </draw:line>
        <draw:line draw:style-name="gr6" draw:text-style-name="P1" draw:layer="layout" svg:x1="33.369cm" svg:y1="5.983cm" svg:x2="33.354cm" svg:y2="5.983cm">
          <text:p/>
        </draw:line>
        <draw:line draw:style-name="gr6" draw:text-style-name="P1" draw:layer="layout" svg:x1="33.504cm" svg:y1="5.634cm" svg:x2="33.369cm" svg:y2="5.634cm">
          <text:p/>
        </draw:line>
        <draw:line draw:style-name="gr6" draw:text-style-name="P1" draw:layer="layout" svg:x1="33.504cm" svg:y1="5.983cm" svg:x2="33.504cm" svg:y2="5.634cm">
          <text:p/>
        </draw:line>
        <draw:line draw:style-name="gr6" draw:text-style-name="P1" draw:layer="layout" svg:x1="33.489cm" svg:y1="5.983cm" svg:x2="33.504cm" svg:y2="5.983cm">
          <text:p/>
        </draw:line>
        <draw:line draw:style-name="gr6" draw:text-style-name="P1" draw:layer="layout" svg:x1="35.377cm" svg:y1="5.983cm" svg:x2="35.242cm" svg:y2="5.983cm">
          <text:p/>
        </draw:line>
        <draw:line draw:style-name="gr6" draw:text-style-name="P1" draw:layer="layout" svg:x1="35.227cm" svg:y1="5.634cm" svg:x2="35.242cm" svg:y2="5.634cm">
          <text:p/>
        </draw:line>
        <draw:line draw:style-name="gr6" draw:text-style-name="P1" draw:layer="layout" svg:x1="35.227cm" svg:y1="5.983cm" svg:x2="35.227cm" svg:y2="5.634cm">
          <text:p/>
        </draw:line>
        <draw:line draw:style-name="gr6" draw:text-style-name="P1" draw:layer="layout" svg:x1="35.242cm" svg:y1="5.983cm" svg:x2="35.227cm" svg:y2="5.983cm">
          <text:p/>
        </draw:line>
        <draw:line draw:style-name="gr6" draw:text-style-name="P1" draw:layer="layout" svg:x1="35.377cm" svg:y1="5.634cm" svg:x2="35.242cm" svg:y2="5.634cm">
          <text:p/>
        </draw:line>
        <draw:line draw:style-name="gr6" draw:text-style-name="P1" draw:layer="layout" svg:x1="35.377cm" svg:y1="5.983cm" svg:x2="35.377cm" svg:y2="5.634cm">
          <text:p/>
        </draw:line>
        <draw:line draw:style-name="gr6" draw:text-style-name="P1" draw:layer="layout" svg:x1="35.363cm" svg:y1="5.983cm" svg:x2="35.377cm" svg:y2="5.983cm">
          <text:p/>
        </draw:line>
        <draw:line draw:style-name="gr6" draw:text-style-name="P1" draw:layer="layout" svg:x1="36.427cm" svg:y1="5.983cm" svg:x2="36.292cm" svg:y2="5.983cm">
          <text:p/>
        </draw:line>
        <draw:line draw:style-name="gr6" draw:text-style-name="P1" draw:layer="layout" svg:x1="36.277cm" svg:y1="5.634cm" svg:x2="36.292cm" svg:y2="5.634cm">
          <text:p/>
        </draw:line>
        <draw:line draw:style-name="gr6" draw:text-style-name="P1" draw:layer="layout" svg:x1="36.277cm" svg:y1="5.983cm" svg:x2="36.277cm" svg:y2="5.634cm">
          <text:p/>
        </draw:line>
        <draw:line draw:style-name="gr6" draw:text-style-name="P1" draw:layer="layout" svg:x1="36.292cm" svg:y1="5.983cm" svg:x2="36.277cm" svg:y2="5.983cm">
          <text:p/>
        </draw:line>
        <draw:line draw:style-name="gr6" draw:text-style-name="P1" draw:layer="layout" svg:x1="36.427cm" svg:y1="5.634cm" svg:x2="36.292cm" svg:y2="5.634cm">
          <text:p/>
        </draw:line>
        <draw:line draw:style-name="gr6" draw:text-style-name="P1" draw:layer="layout" svg:x1="36.427cm" svg:y1="5.983cm" svg:x2="36.427cm" svg:y2="5.634cm">
          <text:p/>
        </draw:line>
        <draw:line draw:style-name="gr6" draw:text-style-name="P1" draw:layer="layout" svg:x1="36.413cm" svg:y1="5.983cm" svg:x2="36.427cm" svg:y2="5.983cm">
          <text:p/>
        </draw:line>
        <draw:line draw:style-name="gr6" draw:text-style-name="P1" draw:layer="layout" svg:x1="38.303cm" svg:y1="5.983cm" svg:x2="38.167cm" svg:y2="5.983cm">
          <text:p/>
        </draw:line>
        <draw:line draw:style-name="gr6" draw:text-style-name="P1" draw:layer="layout" svg:x1="38.152cm" svg:y1="5.634cm" svg:x2="38.167cm" svg:y2="5.634cm">
          <text:p/>
        </draw:line>
        <draw:line draw:style-name="gr6" draw:text-style-name="P1" draw:layer="layout" svg:x1="38.152cm" svg:y1="5.983cm" svg:x2="38.152cm" svg:y2="5.634cm">
          <text:p/>
        </draw:line>
        <draw:line draw:style-name="gr6" draw:text-style-name="P1" draw:layer="layout" svg:x1="38.167cm" svg:y1="5.983cm" svg:x2="38.152cm" svg:y2="5.983cm">
          <text:p/>
        </draw:line>
        <draw:line draw:style-name="gr6" draw:text-style-name="P1" draw:layer="layout" svg:x1="38.303cm" svg:y1="5.634cm" svg:x2="38.167cm" svg:y2="5.634cm">
          <text:p/>
        </draw:line>
        <draw:line draw:style-name="gr6" draw:text-style-name="P1" draw:layer="layout" svg:x1="38.303cm" svg:y1="5.983cm" svg:x2="38.303cm" svg:y2="5.634cm">
          <text:p/>
        </draw:line>
        <draw:line draw:style-name="gr6" draw:text-style-name="P1" draw:layer="layout" svg:x1="38.288cm" svg:y1="5.983cm" svg:x2="38.303cm" svg:y2="5.983cm">
          <text:p/>
        </draw:line>
        <draw:line draw:style-name="gr6" draw:text-style-name="P1" draw:layer="layout" svg:x1="40.701cm" svg:y1="5.983cm" svg:x2="40.568cm" svg:y2="5.983cm">
          <text:p/>
        </draw:line>
        <draw:line draw:style-name="gr6" draw:text-style-name="P1" draw:layer="layout" svg:x1="40.553cm" svg:y1="5.634cm" svg:x2="40.568cm" svg:y2="5.634cm">
          <text:p/>
        </draw:line>
        <draw:line draw:style-name="gr6" draw:text-style-name="P1" draw:layer="layout" svg:x1="40.553cm" svg:y1="5.983cm" svg:x2="40.553cm" svg:y2="5.634cm">
          <text:p/>
        </draw:line>
        <draw:line draw:style-name="gr6" draw:text-style-name="P1" draw:layer="layout" svg:x1="40.568cm" svg:y1="5.983cm" svg:x2="40.553cm" svg:y2="5.983cm">
          <text:p/>
        </draw:line>
        <draw:line draw:style-name="gr6" draw:text-style-name="P1" draw:layer="layout" svg:x1="40.701cm" svg:y1="5.634cm" svg:x2="40.568cm" svg:y2="5.634cm">
          <text:p/>
        </draw:line>
        <draw:line draw:style-name="gr6" draw:text-style-name="P1" draw:layer="layout" svg:x1="40.701cm" svg:y1="5.983cm" svg:x2="40.701cm" svg:y2="5.634cm">
          <text:p/>
        </draw:line>
        <draw:line draw:style-name="gr6" draw:text-style-name="P1" draw:layer="layout" svg:x1="40.686cm" svg:y1="5.983cm" svg:x2="40.701cm" svg:y2="5.983cm">
          <text:p/>
        </draw:line>
        <draw:line draw:style-name="gr6" draw:text-style-name="P1" draw:layer="layout" svg:x1="16.558cm" svg:y1="5.983cm" svg:x2="16.692cm" svg:y2="5.983cm">
          <text:p/>
        </draw:line>
        <draw:line draw:style-name="gr6" draw:text-style-name="P1" draw:layer="layout" svg:x1="16.708cm" svg:y1="5.634cm" svg:x2="16.692cm" svg:y2="5.634cm">
          <text:p/>
        </draw:line>
        <draw:line draw:style-name="gr6" draw:text-style-name="P1" draw:layer="layout" svg:x1="16.708cm" svg:y1="5.983cm" svg:x2="16.708cm" svg:y2="5.634cm">
          <text:p/>
        </draw:line>
        <draw:line draw:style-name="gr6" draw:text-style-name="P1" draw:layer="layout" svg:x1="16.692cm" svg:y1="5.983cm" svg:x2="16.708cm" svg:y2="5.983cm">
          <text:p/>
        </draw:line>
        <draw:line draw:style-name="gr6" draw:text-style-name="P1" draw:layer="layout" svg:x1="16.558cm" svg:y1="5.634cm" svg:x2="16.692cm" svg:y2="5.634cm">
          <text:p/>
        </draw:line>
        <draw:line draw:style-name="gr6" draw:text-style-name="P1" draw:layer="layout" svg:x1="16.558cm" svg:y1="5.983cm" svg:x2="16.558cm" svg:y2="5.634cm">
          <text:p/>
        </draw:line>
        <draw:line draw:style-name="gr6" draw:text-style-name="P1" draw:layer="layout" svg:x1="16.573cm" svg:y1="5.983cm" svg:x2="16.558cm" svg:y2="5.983cm">
          <text:p/>
        </draw:line>
        <draw:line draw:style-name="gr6" draw:text-style-name="P1" draw:layer="layout" svg:x1="18.956cm" svg:y1="5.983cm" svg:x2="19.092cm" svg:y2="5.983cm">
          <text:p/>
        </draw:line>
        <draw:line draw:style-name="gr6" draw:text-style-name="P1" draw:layer="layout" svg:x1="19.107cm" svg:y1="5.634cm" svg:x2="19.092cm" svg:y2="5.634cm">
          <text:p/>
        </draw:line>
        <draw:line draw:style-name="gr6" draw:text-style-name="P1" draw:layer="layout" svg:x1="19.107cm" svg:y1="5.983cm" svg:x2="19.107cm" svg:y2="5.634cm">
          <text:p/>
        </draw:line>
        <draw:line draw:style-name="gr6" draw:text-style-name="P1" draw:layer="layout" svg:x1="19.092cm" svg:y1="5.983cm" svg:x2="19.107cm" svg:y2="5.983cm">
          <text:p/>
        </draw:line>
        <draw:line draw:style-name="gr6" draw:text-style-name="P1" draw:layer="layout" svg:x1="18.956cm" svg:y1="5.634cm" svg:x2="19.092cm" svg:y2="5.634cm">
          <text:p/>
        </draw:line>
        <draw:line draw:style-name="gr6" draw:text-style-name="P1" draw:layer="layout" svg:x1="18.956cm" svg:y1="5.983cm" svg:x2="18.956cm" svg:y2="5.634cm">
          <text:p/>
        </draw:line>
        <draw:line draw:style-name="gr6" draw:text-style-name="P1" draw:layer="layout" svg:x1="18.971cm" svg:y1="5.983cm" svg:x2="18.956cm" svg:y2="5.983cm">
          <text:p/>
        </draw:line>
        <draw:line draw:style-name="gr6" draw:text-style-name="P1" draw:layer="layout" svg:x1="9.359cm" svg:y1="5.983cm" svg:x2="9.495cm" svg:y2="5.983cm">
          <text:p/>
        </draw:line>
        <draw:line draw:style-name="gr6" draw:text-style-name="P1" draw:layer="layout" svg:x1="9.51cm" svg:y1="5.634cm" svg:x2="9.495cm" svg:y2="5.634cm">
          <text:p/>
        </draw:line>
        <draw:line draw:style-name="gr6" draw:text-style-name="P1" draw:layer="layout" svg:x1="9.51cm" svg:y1="5.983cm" svg:x2="9.51cm" svg:y2="5.634cm">
          <text:p/>
        </draw:line>
        <draw:line draw:style-name="gr6" draw:text-style-name="P1" draw:layer="layout" svg:x1="9.495cm" svg:y1="5.983cm" svg:x2="9.51cm" svg:y2="5.983cm">
          <text:p/>
        </draw:line>
        <draw:line draw:style-name="gr6" draw:text-style-name="P1" draw:layer="layout" svg:x1="9.359cm" svg:y1="5.634cm" svg:x2="9.495cm" svg:y2="5.634cm">
          <text:p/>
        </draw:line>
        <draw:line draw:style-name="gr6" draw:text-style-name="P1" draw:layer="layout" svg:x1="9.359cm" svg:y1="5.983cm" svg:x2="9.359cm" svg:y2="5.634cm">
          <text:p/>
        </draw:line>
        <draw:line draw:style-name="gr6" draw:text-style-name="P1" draw:layer="layout" svg:x1="9.374cm" svg:y1="5.983cm" svg:x2="9.359cm" svg:y2="5.983cm">
          <text:p/>
        </draw:line>
        <draw:line draw:style-name="gr6" draw:text-style-name="P1" draw:layer="layout" svg:x1="11.758cm" svg:y1="5.983cm" svg:x2="11.893cm" svg:y2="5.983cm">
          <text:p/>
        </draw:line>
        <draw:line draw:style-name="gr6" draw:text-style-name="P1" draw:layer="layout" svg:x1="11.908cm" svg:y1="5.634cm" svg:x2="11.893cm" svg:y2="5.634cm">
          <text:p/>
        </draw:line>
        <draw:line draw:style-name="gr6" draw:text-style-name="P1" draw:layer="layout" svg:x1="11.908cm" svg:y1="5.983cm" svg:x2="11.908cm" svg:y2="5.634cm">
          <text:p/>
        </draw:line>
        <draw:line draw:style-name="gr6" draw:text-style-name="P1" draw:layer="layout" svg:x1="11.893cm" svg:y1="5.983cm" svg:x2="11.908cm" svg:y2="5.983cm">
          <text:p/>
        </draw:line>
        <draw:line draw:style-name="gr6" draw:text-style-name="P1" draw:layer="layout" svg:x1="11.758cm" svg:y1="5.634cm" svg:x2="11.893cm" svg:y2="5.634cm">
          <text:p/>
        </draw:line>
        <draw:line draw:style-name="gr6" draw:text-style-name="P1" draw:layer="layout" svg:x1="11.758cm" svg:y1="5.983cm" svg:x2="11.758cm" svg:y2="5.634cm">
          <text:p/>
        </draw:line>
        <draw:line draw:style-name="gr6" draw:text-style-name="P1" draw:layer="layout" svg:x1="11.775cm" svg:y1="5.983cm" svg:x2="11.758cm" svg:y2="5.983cm">
          <text:p/>
        </draw:line>
        <draw:line draw:style-name="gr6" draw:text-style-name="P1" draw:layer="layout" svg:x1="7.484cm" svg:y1="5.983cm" svg:x2="7.62cm" svg:y2="5.983cm">
          <text:p/>
        </draw:line>
        <draw:line draw:style-name="gr6" draw:text-style-name="P1" draw:layer="layout" svg:x1="7.634cm" svg:y1="5.634cm" svg:x2="7.62cm" svg:y2="5.634cm">
          <text:p/>
        </draw:line>
        <draw:line draw:style-name="gr6" draw:text-style-name="P1" draw:layer="layout" svg:x1="7.634cm" svg:y1="5.983cm" svg:x2="7.634cm" svg:y2="5.634cm">
          <text:p/>
        </draw:line>
        <draw:line draw:style-name="gr6" draw:text-style-name="P1" draw:layer="layout" svg:x1="7.62cm" svg:y1="5.983cm" svg:x2="7.634cm" svg:y2="5.983cm">
          <text:p/>
        </draw:line>
        <draw:line draw:style-name="gr6" draw:text-style-name="P1" draw:layer="layout" svg:x1="7.484cm" svg:y1="5.634cm" svg:x2="7.62cm" svg:y2="5.634cm">
          <text:p/>
        </draw:line>
        <draw:line draw:style-name="gr6" draw:text-style-name="P1" draw:layer="layout" svg:x1="7.484cm" svg:y1="5.983cm" svg:x2="7.484cm" svg:y2="5.634cm">
          <text:p/>
        </draw:line>
        <draw:line draw:style-name="gr6" draw:text-style-name="P1" draw:layer="layout" svg:x1="7.499cm" svg:y1="5.983cm" svg:x2="7.484cm" svg:y2="5.983cm">
          <text:p/>
        </draw:line>
        <draw:line draw:style-name="gr6" draw:text-style-name="P1" draw:layer="layout" svg:x1="6.292cm" svg:y1="9.608cm" svg:x2="6.315cm" svg:y2="9.474cm">
          <text:p/>
        </draw:line>
        <draw:line draw:style-name="gr6" draw:text-style-name="P1" draw:layer="layout" svg:x1="5.971cm" svg:y1="9.408cm" svg:x2="5.966cm" svg:y2="9.424cm">
          <text:p/>
        </draw:line>
        <draw:line draw:style-name="gr6" draw:text-style-name="P1" draw:layer="layout" svg:x1="6.317cm" svg:y1="9.46cm" svg:x2="5.969cm" svg:y2="9.408cm">
          <text:p/>
        </draw:line>
        <draw:line draw:style-name="gr6" draw:text-style-name="P1" draw:layer="layout" svg:x1="6.314cm" svg:y1="9.475cm" svg:x2="6.317cm" svg:y2="9.459cm">
          <text:p/>
        </draw:line>
        <draw:line draw:style-name="gr6" draw:text-style-name="P1" draw:layer="layout" svg:x1="5.947cm" svg:y1="9.557cm" svg:x2="5.967cm" svg:y2="9.423cm">
          <text:p/>
        </draw:line>
        <draw:line draw:style-name="gr6" draw:text-style-name="P1" draw:layer="layout" svg:x1="6.293cm" svg:y1="9.608cm" svg:x2="5.947cm" svg:y2="9.556cm">
          <text:p/>
        </draw:line>
        <draw:line draw:style-name="gr6" draw:text-style-name="P1" draw:layer="layout" svg:x1="6.295cm" svg:y1="9.592cm" svg:x2="6.292cm" svg:y2="9.608cm">
          <text:p/>
        </draw:line>
        <draw:line draw:style-name="gr6" draw:text-style-name="P1" draw:layer="layout" svg:x1="5.717cm" svg:y1="13.496cm" svg:x2="5.739cm" svg:y2="13.362cm">
          <text:p/>
        </draw:line>
        <draw:line draw:style-name="gr6" draw:text-style-name="P1" draw:layer="layout" svg:x1="5.394cm" svg:y1="13.296cm" svg:x2="5.391cm" svg:y2="13.312cm">
          <text:p/>
        </draw:line>
        <draw:line draw:style-name="gr6" draw:text-style-name="P1" draw:layer="layout" svg:x1="5.741cm" svg:y1="13.348cm" svg:x2="5.393cm" svg:y2="13.296cm">
          <text:p/>
        </draw:line>
        <draw:line draw:style-name="gr6" draw:text-style-name="P1" draw:layer="layout" svg:x1="5.738cm" svg:y1="13.363cm" svg:x2="5.741cm" svg:y2="13.347cm">
          <text:p/>
        </draw:line>
        <draw:line draw:style-name="gr6" draw:text-style-name="P1" draw:layer="layout" svg:x1="5.372cm" svg:y1="13.446cm" svg:x2="5.392cm" svg:y2="13.311cm">
          <text:p/>
        </draw:line>
        <draw:line draw:style-name="gr6" draw:text-style-name="P1" draw:layer="layout" svg:x1="5.718cm" svg:y1="13.496cm" svg:x2="5.372cm" svg:y2="13.445cm">
          <text:p/>
        </draw:line>
        <draw:line draw:style-name="gr6" draw:text-style-name="P1" draw:layer="layout" svg:x1="5.72cm" svg:y1="13.481cm" svg:x2="5.717cm" svg:y2="13.496cm">
          <text:p/>
        </draw:line>
        <draw:line draw:style-name="gr6" draw:text-style-name="P1" draw:layer="layout" svg:x1="6.625cm" svg:y1="7.369cm" svg:x2="6.704cm" svg:y2="6.838cm">
          <text:p/>
        </draw:line>
        <draw:line draw:style-name="gr6" draw:text-style-name="P1" draw:layer="layout" svg:x1="6.361cm" svg:y1="6.771cm" svg:x2="6.356cm" svg:y2="6.787cm">
          <text:p/>
        </draw:line>
        <draw:line draw:style-name="gr6" draw:text-style-name="P1" draw:layer="layout" svg:x1="6.706cm" svg:y1="6.825cm" svg:x2="6.36cm" svg:y2="6.771cm">
          <text:p/>
        </draw:line>
        <draw:line draw:style-name="gr6" draw:text-style-name="P1" draw:layer="layout" svg:x1="6.703cm" svg:y1="6.839cm" svg:x2="6.706cm" svg:y2="6.824cm">
          <text:p/>
        </draw:line>
        <draw:line draw:style-name="gr6" draw:text-style-name="P1" draw:layer="layout" svg:x1="6.278cm" svg:y1="7.316cm" svg:x2="6.357cm" svg:y2="6.786cm">
          <text:p/>
        </draw:line>
        <draw:line draw:style-name="gr6" draw:text-style-name="P1" draw:layer="layout" svg:x1="6.626cm" svg:y1="7.369cm" svg:x2="6.278cm" svg:y2="7.315cm">
          <text:p/>
        </draw:line>
        <draw:line draw:style-name="gr6" draw:text-style-name="P1" draw:layer="layout" svg:x1="6.628cm" svg:y1="7.353cm" svg:x2="6.625cm" svg:y2="7.369cm">
          <text:p/>
        </draw:line>
        <draw:line draw:style-name="gr6" draw:text-style-name="P1" draw:layer="layout" svg:x1="6.072cm" svg:y1="11.092cm" svg:x2="6.094cm" svg:y2="10.957cm">
          <text:p/>
        </draw:line>
        <draw:line draw:style-name="gr6" draw:text-style-name="P1" draw:layer="layout" svg:x1="5.749cm" svg:y1="10.892cm" svg:x2="5.746cm" svg:y2="10.908cm">
          <text:p/>
        </draw:line>
        <draw:line draw:style-name="gr6" draw:text-style-name="P1" draw:layer="layout" svg:x1="6.097cm" svg:y1="10.944cm" svg:x2="5.748cm" svg:y2="10.892cm">
          <text:p/>
        </draw:line>
        <draw:line draw:style-name="gr6" draw:text-style-name="P1" draw:layer="layout" svg:x1="6.093cm" svg:y1="10.958cm" svg:x2="6.097cm" svg:y2="10.943cm">
          <text:p/>
        </draw:line>
        <draw:line draw:style-name="gr6" draw:text-style-name="P1" draw:layer="layout" svg:x1="5.727cm" svg:y1="11.041cm" svg:x2="5.747cm" svg:y2="10.907cm">
          <text:p/>
        </draw:line>
        <draw:line draw:style-name="gr6" draw:text-style-name="P1" draw:layer="layout" svg:x1="6.073cm" svg:y1="11.092cm" svg:x2="5.727cm" svg:y2="11.04cm">
          <text:p/>
        </draw:line>
        <draw:line draw:style-name="gr6" draw:text-style-name="P1" draw:layer="layout" svg:x1="6.075cm" svg:y1="11.076cm" svg:x2="6.072cm" svg:y2="11.092cm">
          <text:p/>
        </draw:line>
        <draw:line draw:style-name="gr6" draw:text-style-name="P1" draw:layer="layout" svg:x1="5.367cm" svg:y1="25.353cm" svg:x2="5.367cm" svg:y2="25.488cm">
          <text:p/>
        </draw:line>
        <draw:line draw:style-name="gr6" draw:text-style-name="P1" draw:layer="layout" svg:x1="5.018cm" svg:y1="25.503cm" svg:x2="5.018cm" svg:y2="25.488cm">
          <text:p/>
        </draw:line>
        <draw:line draw:style-name="gr6" draw:text-style-name="P1" draw:layer="layout" svg:x1="5.367cm" svg:y1="25.503cm" svg:x2="5.018cm" svg:y2="25.503cm">
          <text:p/>
        </draw:line>
        <draw:line draw:style-name="gr6" draw:text-style-name="P1" draw:layer="layout" svg:x1="5.367cm" svg:y1="25.488cm" svg:x2="5.367cm" svg:y2="25.503cm">
          <text:p/>
        </draw:line>
        <draw:line draw:style-name="gr6" draw:text-style-name="P1" draw:layer="layout" svg:x1="5.018cm" svg:y1="25.353cm" svg:x2="5.018cm" svg:y2="25.488cm">
          <text:p/>
        </draw:line>
        <draw:line draw:style-name="gr6" draw:text-style-name="P1" draw:layer="layout" svg:x1="5.367cm" svg:y1="25.353cm" svg:x2="5.018cm" svg:y2="25.353cm">
          <text:p/>
        </draw:line>
        <draw:line draw:style-name="gr6" draw:text-style-name="P1" draw:layer="layout" svg:x1="5.367cm" svg:y1="25.368cm" svg:x2="5.367cm" svg:y2="25.353cm">
          <text:p/>
        </draw:line>
        <draw:line draw:style-name="gr6" draw:text-style-name="P1" draw:layer="layout" svg:x1="5.367cm" svg:y1="22.955cm" svg:x2="5.367cm" svg:y2="23.09cm">
          <text:p/>
        </draw:line>
        <draw:line draw:style-name="gr6" draw:text-style-name="P1" draw:layer="layout" svg:x1="5.018cm" svg:y1="23.105cm" svg:x2="5.018cm" svg:y2="23.09cm">
          <text:p/>
        </draw:line>
        <draw:line draw:style-name="gr6" draw:text-style-name="P1" draw:layer="layout" svg:x1="5.367cm" svg:y1="23.105cm" svg:x2="5.018cm" svg:y2="23.105cm">
          <text:p/>
        </draw:line>
        <draw:line draw:style-name="gr6" draw:text-style-name="P1" draw:layer="layout" svg:x1="5.367cm" svg:y1="23.09cm" svg:x2="5.367cm" svg:y2="23.105cm">
          <text:p/>
        </draw:line>
        <draw:line draw:style-name="gr6" draw:text-style-name="P1" draw:layer="layout" svg:x1="5.018cm" svg:y1="22.955cm" svg:x2="5.018cm" svg:y2="23.09cm">
          <text:p/>
        </draw:line>
        <draw:line draw:style-name="gr6" draw:text-style-name="P1" draw:layer="layout" svg:x1="5.367cm" svg:y1="22.955cm" svg:x2="5.018cm" svg:y2="22.955cm">
          <text:p/>
        </draw:line>
        <draw:line draw:style-name="gr6" draw:text-style-name="P1" draw:layer="layout" svg:x1="5.367cm" svg:y1="22.97cm" svg:x2="5.367cm" svg:y2="22.955cm">
          <text:p/>
        </draw:line>
        <draw:line draw:style-name="gr6" draw:text-style-name="P1" draw:layer="layout" svg:x1="5.367cm" svg:y1="21.079cm" svg:x2="5.367cm" svg:y2="21.215cm">
          <text:p/>
        </draw:line>
        <draw:line draw:style-name="gr6" draw:text-style-name="P1" draw:layer="layout" svg:x1="5.018cm" svg:y1="21.23cm" svg:x2="5.018cm" svg:y2="21.215cm">
          <text:p/>
        </draw:line>
        <draw:line draw:style-name="gr6" draw:text-style-name="P1" draw:layer="layout" svg:x1="5.367cm" svg:y1="21.23cm" svg:x2="5.018cm" svg:y2="21.23cm">
          <text:p/>
        </draw:line>
        <draw:line draw:style-name="gr6" draw:text-style-name="P1" draw:layer="layout" svg:x1="5.367cm" svg:y1="21.215cm" svg:x2="5.367cm" svg:y2="21.23cm">
          <text:p/>
        </draw:line>
        <draw:line draw:style-name="gr6" draw:text-style-name="P1" draw:layer="layout" svg:x1="5.018cm" svg:y1="21.079cm" svg:x2="5.018cm" svg:y2="21.215cm">
          <text:p/>
        </draw:line>
        <draw:line draw:style-name="gr6" draw:text-style-name="P1" draw:layer="layout" svg:x1="5.367cm" svg:y1="21.079cm" svg:x2="5.018cm" svg:y2="21.079cm">
          <text:p/>
        </draw:line>
        <draw:line draw:style-name="gr6" draw:text-style-name="P1" draw:layer="layout" svg:x1="5.367cm" svg:y1="21.094cm" svg:x2="5.367cm" svg:y2="21.079cm">
          <text:p/>
        </draw:line>
        <draw:line draw:style-name="gr6" draw:text-style-name="P1" draw:layer="layout" svg:x1="5.367cm" svg:y1="20.03cm" svg:x2="5.367cm" svg:y2="20.165cm">
          <text:p/>
        </draw:line>
        <draw:line draw:style-name="gr6" draw:text-style-name="P1" draw:layer="layout" svg:x1="5.018cm" svg:y1="20.18cm" svg:x2="5.018cm" svg:y2="20.165cm">
          <text:p/>
        </draw:line>
        <draw:line draw:style-name="gr6" draw:text-style-name="P1" draw:layer="layout" svg:x1="5.367cm" svg:y1="20.18cm" svg:x2="5.018cm" svg:y2="20.18cm">
          <text:p/>
        </draw:line>
        <draw:line draw:style-name="gr6" draw:text-style-name="P1" draw:layer="layout" svg:x1="5.367cm" svg:y1="20.165cm" svg:x2="5.367cm" svg:y2="20.18cm">
          <text:p/>
        </draw:line>
        <draw:line draw:style-name="gr6" draw:text-style-name="P1" draw:layer="layout" svg:x1="5.018cm" svg:y1="20.03cm" svg:x2="5.018cm" svg:y2="20.165cm">
          <text:p/>
        </draw:line>
        <draw:line draw:style-name="gr6" draw:text-style-name="P1" draw:layer="layout" svg:x1="5.367cm" svg:y1="20.03cm" svg:x2="5.018cm" svg:y2="20.03cm">
          <text:p/>
        </draw:line>
        <draw:line draw:style-name="gr6" draw:text-style-name="P1" draw:layer="layout" svg:x1="5.367cm" svg:y1="20.044cm" svg:x2="5.367cm" svg:y2="20.03cm">
          <text:p/>
        </draw:line>
        <draw:line draw:style-name="gr6" draw:text-style-name="P1" draw:layer="layout" svg:x1="5.367cm" svg:y1="18.156cm" svg:x2="5.367cm" svg:y2="18.29cm">
          <text:p/>
        </draw:line>
        <draw:line draw:style-name="gr6" draw:text-style-name="P1" draw:layer="layout" svg:x1="5.018cm" svg:y1="18.304cm" svg:x2="5.018cm" svg:y2="18.29cm">
          <text:p/>
        </draw:line>
        <draw:line draw:style-name="gr6" draw:text-style-name="P1" draw:layer="layout" svg:x1="5.367cm" svg:y1="18.304cm" svg:x2="5.018cm" svg:y2="18.304cm">
          <text:p/>
        </draw:line>
        <draw:line draw:style-name="gr6" draw:text-style-name="P1" draw:layer="layout" svg:x1="5.367cm" svg:y1="18.29cm" svg:x2="5.367cm" svg:y2="18.304cm">
          <text:p/>
        </draw:line>
        <draw:line draw:style-name="gr6" draw:text-style-name="P1" draw:layer="layout" svg:x1="5.018cm" svg:y1="18.156cm" svg:x2="5.018cm" svg:y2="18.29cm">
          <text:p/>
        </draw:line>
        <draw:line draw:style-name="gr6" draw:text-style-name="P1" draw:layer="layout" svg:x1="5.367cm" svg:y1="18.156cm" svg:x2="5.018cm" svg:y2="18.156cm">
          <text:p/>
        </draw:line>
        <draw:line draw:style-name="gr6" draw:text-style-name="P1" draw:layer="layout" svg:x1="5.367cm" svg:y1="18.171cm" svg:x2="5.367cm" svg:y2="18.156cm">
          <text:p/>
        </draw:line>
        <draw:polygon draw:style-name="gr6" draw:text-style-name="P1" draw:layer="layout" svg:width="0.002cm" svg:height="0.295cm" svg:x="50.129cm" svg:y="35.466cm" svg:viewBox="0 0 3 296" draw:points="3,296 3,0 0,0 0,296">
          <text:p/>
        </draw:polygon>
        <draw:line draw:style-name="gr6" draw:text-style-name="P1" draw:layer="layout" svg:x1="50.099cm" svg:y1="35.466cm" svg:x2="50.129cm" svg:y2="35.466cm">
          <text:p/>
        </draw:line>
        <draw:polyline draw:style-name="gr6" draw:text-style-name="P1" draw:layer="layout" svg:width="0.029cm" svg:height="0.295cm" svg:x="50.131cm" svg:y="35.466cm" svg:viewBox="0 0 30 296" draw:points="0,0 30,0 30,296">
          <text:p/>
        </draw:polyline>
        <draw:line draw:style-name="gr6" draw:text-style-name="P1" draw:layer="layout" svg:x1="50.099cm" svg:y1="35.466cm" svg:x2="50.099cm" svg:y2="35.761cm">
          <text:p/>
        </draw:line>
        <draw:polyline draw:style-name="gr6" draw:text-style-name="P1" draw:layer="layout" svg:width="0.061cm" svg:height="0.101cm" svg:x="50.099cm" svg:y="34.186cm" svg:viewBox="0 0 62 102" draw:points="62,102 62,0 0,0 0,102">
          <text:p/>
        </draw:polyline>
        <draw:polygon draw:style-name="gr6" draw:text-style-name="P1" draw:layer="layout" svg:width="0.061cm" svg:height="0.04cm" svg:x="50.099cm" svg:y="35.761cm" svg:viewBox="0 0 62 41" draw:points="62,41 62,0 0,0 0,41">
          <text:p/>
        </draw:polygon>
        <draw:line draw:style-name="gr6" draw:text-style-name="P1" draw:layer="layout" svg:x1="50.16cm" svg:y1="35.466cm" svg:x2="50.16cm" svg:y2="35.426cm">
          <text:p/>
        </draw:line>
        <draw:line draw:style-name="gr6" draw:text-style-name="P1" draw:layer="layout" svg:x1="50.154cm" svg:y1="35.426cm" svg:x2="50.105cm" svg:y2="35.426cm">
          <text:p/>
        </draw:line>
        <draw:polyline draw:style-name="gr6" draw:text-style-name="P1" draw:layer="layout" svg:width="0.061cm" svg:height="0.04cm" svg:x="50.099cm" svg:y="35.426cm" svg:viewBox="0 0 62 41" draw:points="0,0 0,41 62,41">
          <text:p/>
        </draw:polyline>
        <draw:line draw:style-name="gr6" draw:text-style-name="P1" draw:layer="layout" svg:x1="53.968cm" svg:y1="35.761cm" svg:x2="53.968cm" svg:y2="35.466cm">
          <text:p/>
        </draw:line>
        <draw:line draw:style-name="gr6" draw:text-style-name="P1" draw:layer="layout" svg:x1="53.998cm" svg:y1="35.466cm" svg:x2="53.998cm" svg:y2="35.761cm">
          <text:p/>
        </draw:line>
        <draw:line draw:style-name="gr6" draw:text-style-name="P1" draw:layer="layout" svg:x1="53.939cm" svg:y1="35.466cm" svg:x2="53.939cm" svg:y2="35.761cm">
          <text:p/>
        </draw:line>
        <draw:polyline draw:style-name="gr6" draw:text-style-name="P1" draw:layer="layout" svg:width="0.059cm" svg:height="0.101cm" svg:x="53.939cm" svg:y="34.186cm" svg:viewBox="0 0 60 102" draw:points="60,102 60,0 0,0 0,102">
          <text:p/>
        </draw:polyline>
        <draw:polygon draw:style-name="gr6" draw:text-style-name="P1" draw:layer="layout" svg:width="0.059cm" svg:height="0.04cm" svg:x="53.939cm" svg:y="35.761cm" svg:viewBox="0 0 60 41" draw:points="60,41 60,0 0,0 0,41">
          <text:p/>
        </draw:polygon>
        <draw:line draw:style-name="gr6" draw:text-style-name="P1" draw:layer="layout" svg:x1="53.998cm" svg:y1="35.466cm" svg:x2="53.998cm" svg:y2="35.426cm">
          <text:p/>
        </draw:line>
        <draw:line draw:style-name="gr6" draw:text-style-name="P1" draw:layer="layout" svg:x1="53.994cm" svg:y1="35.426cm" svg:x2="53.943cm" svg:y2="35.426cm">
          <text:p/>
        </draw:line>
        <draw:polyline draw:style-name="gr6" draw:text-style-name="P1" draw:layer="layout" svg:width="0.059cm" svg:height="0.04cm" svg:x="53.939cm" svg:y="35.426cm" svg:viewBox="0 0 60 41" draw:points="0,0 0,41 60,41">
          <text:p/>
        </draw:polyline>
        <draw:line draw:style-name="gr6" draw:text-style-name="P1" draw:layer="layout" svg:x1="50.099cm" svg:y1="35.267cm" svg:x2="50.099cm" svg:y2="34.287cm">
          <text:p/>
        </draw:line>
        <draw:line draw:style-name="gr6" draw:text-style-name="P1" draw:layer="layout" svg:x1="50.16cm" svg:y1="35.267cm" svg:x2="50.099cm" svg:y2="35.267cm">
          <text:p/>
        </draw:line>
        <draw:line draw:style-name="gr6" draw:text-style-name="P1" draw:layer="layout" svg:x1="50.16cm" svg:y1="34.287cm" svg:x2="50.16cm" svg:y2="35.267cm">
          <text:p/>
        </draw:line>
        <draw:polyline draw:style-name="gr6" draw:text-style-name="P1" draw:layer="layout" svg:width="1.04cm" svg:height="0cm" svg:x="50.099cm" svg:y="34.287cm" svg:viewBox="0 0 1041 0" draw:points="0,0 61,0 1041,0">
          <text:p/>
        </draw:polyline>
        <draw:line draw:style-name="gr6" draw:text-style-name="P1" draw:layer="layout" svg:x1="50.129cm" svg:y1="35.166cm" svg:x2="50.129cm" svg:y2="34.328cm">
          <text:p/>
        </draw:line>
        <draw:line draw:style-name="gr6" draw:text-style-name="P1" draw:layer="layout" svg:x1="50.099cm" svg:y1="35.426cm" svg:x2="50.099cm" svg:y2="35.306cm">
          <text:p/>
        </draw:line>
        <draw:line draw:style-name="gr6" draw:text-style-name="P1" draw:layer="layout" svg:x1="50.105cm" svg:y1="35.426cm" svg:x2="50.099cm" svg:y2="35.426cm">
          <text:p/>
        </draw:line>
        <draw:line draw:style-name="gr6" draw:text-style-name="P1" draw:layer="layout" svg:x1="50.105cm" svg:y1="35.306cm" svg:x2="50.105cm" svg:y2="35.426cm">
          <text:p/>
        </draw:line>
        <draw:line draw:style-name="gr6" draw:text-style-name="P1" draw:layer="layout" svg:x1="50.099cm" svg:y1="35.306cm" svg:x2="50.105cm" svg:y2="35.306cm">
          <text:p/>
        </draw:line>
        <draw:line draw:style-name="gr6" draw:text-style-name="P1" draw:layer="layout" svg:x1="50.154cm" svg:y1="35.426cm" svg:x2="50.154cm" svg:y2="35.306cm">
          <text:p/>
        </draw:line>
        <draw:line draw:style-name="gr6" draw:text-style-name="P1" draw:layer="layout" svg:x1="50.16cm" svg:y1="35.426cm" svg:x2="50.154cm" svg:y2="35.426cm">
          <text:p/>
        </draw:line>
        <draw:line draw:style-name="gr6" draw:text-style-name="P1" draw:layer="layout" svg:x1="50.16cm" svg:y1="35.306cm" svg:x2="50.16cm" svg:y2="35.426cm">
          <text:p/>
        </draw:line>
        <draw:polyline draw:style-name="gr6" draw:text-style-name="P1" draw:layer="layout" svg:width="0.06cm" svg:height="0cm" svg:x="50.099cm" svg:y="35.306cm" svg:viewBox="0 0 61 0" draw:points="55,0 61,0 0,0">
          <text:p/>
        </draw:polyline>
        <draw:line draw:style-name="gr6" draw:text-style-name="P1" draw:layer="layout" svg:x1="50.16cm" svg:y1="35.267cm" svg:x2="50.16cm" svg:y2="35.306cm">
          <text:p/>
        </draw:line>
        <draw:line draw:style-name="gr6" draw:text-style-name="P1" draw:layer="layout" svg:x1="50.099cm" svg:y1="35.306cm" svg:x2="50.099cm" svg:y2="35.267cm">
          <text:p/>
        </draw:line>
        <draw:path draw:style-name="gr6" draw:text-style-name="P1" draw:layer="layout" svg:width="0.98cm" svg:height="0.98cm" svg:x="50.16cm" svg:y="34.287cm" svg:viewBox="0 0 981 981" svg:d="M981 0c0 541-440 981-981 981">
          <text:p/>
        </draw:path>
        <draw:polygon draw:style-name="gr6" draw:text-style-name="P1" draw:layer="layout" svg:width="0.059cm" svg:height="0.98cm" svg:x="53.939cm" svg:y="34.287cm" svg:viewBox="0 0 60 981" draw:points="60,0 0,0 0,981 60,981">
          <text:p/>
        </draw:polygon>
        <draw:line draw:style-name="gr6" draw:text-style-name="P1" draw:layer="layout" svg:x1="53.939cm" svg:y1="34.287cm" svg:x2="52.959cm" svg:y2="34.287cm">
          <text:p/>
        </draw:line>
        <draw:line draw:style-name="gr6" draw:text-style-name="P1" draw:layer="layout" svg:x1="53.968cm" svg:y1="35.166cm" svg:x2="53.968cm" svg:y2="34.328cm">
          <text:p/>
        </draw:line>
        <draw:polygon draw:style-name="gr6" draw:text-style-name="P1" draw:layer="layout" svg:width="0.004cm" svg:height="0.12cm" svg:x="53.994cm" svg:y="35.306cm" svg:viewBox="0 0 5 121" draw:points="5,0 0,0 0,121 5,121">
          <text:p/>
        </draw:polygon>
        <draw:polygon draw:style-name="gr6" draw:text-style-name="P1" draw:layer="layout" svg:width="0.004cm" svg:height="0.12cm" svg:x="53.939cm" svg:y="35.306cm" svg:viewBox="0 0 5 121" draw:points="5,0 0,0 0,121 5,121">
          <text:p/>
        </draw:polygon>
        <draw:line draw:style-name="gr6" draw:text-style-name="P1" draw:layer="layout" svg:x1="53.998cm" svg:y1="35.306cm" svg:x2="53.998cm" svg:y2="35.267cm">
          <text:p/>
        </draw:line>
        <draw:polyline draw:style-name="gr6" draw:text-style-name="P1" draw:layer="layout" svg:width="0.059cm" svg:height="0.039cm" svg:x="53.939cm" svg:y="35.267cm" svg:viewBox="0 0 60 40" draw:points="0,0 0,40 60,40">
          <text:p/>
        </draw:polyline>
        <draw:path draw:style-name="gr6" draw:text-style-name="P1" draw:layer="layout" svg:width="0.98cm" svg:height="0.98cm" svg:x="52.959cm" svg:y="34.287cm" svg:viewBox="0 0 981 981" svg:d="M981 981c-543 0-981-440-981-981">
          <text:p/>
        </draw:path>
        <draw:line draw:style-name="gr6" draw:text-style-name="P1" draw:layer="layout" svg:x1="45.899cm" svg:y1="19.6cm" svg:x2="46.57cm" svg:y2="19.6cm">
          <text:p/>
        </draw:line>
        <draw:line draw:style-name="gr6" draw:text-style-name="P1" draw:layer="layout" svg:x1="46.57cm" svg:y1="19.629cm" svg:x2="45.899cm" svg:y2="19.629cm">
          <text:p/>
        </draw:line>
        <draw:line draw:style-name="gr6" draw:text-style-name="P1" draw:layer="layout" svg:x1="46.57cm" svg:y1="19.57cm" svg:x2="45.899cm" svg:y2="19.57cm">
          <text:p/>
        </draw:line>
        <draw:polygon draw:style-name="gr6" draw:text-style-name="P1" draw:layer="layout" svg:width="0.04cm" svg:height="0.059cm" svg:x="49.724cm" svg:y="19.57cm" svg:viewBox="0 0 41 60" draw:points="0,60 41,60 41,0 0,0">
          <text:p/>
        </draw:polygon>
        <draw:polygon draw:style-name="gr6" draw:text-style-name="P1" draw:layer="layout" svg:width="0.038cm" svg:height="0.059cm" svg:x="45.861cm" svg:y="19.57cm" svg:viewBox="0 0 39 60" draw:points="0,60 39,60 39,0 0,0">
          <text:p/>
        </draw:polygon>
        <draw:polygon draw:style-name="gr6" draw:text-style-name="P1" draw:layer="layout" svg:width="0.98cm" svg:height="0.059cm" svg:x="46.611cm" svg:y="19.57cm" svg:viewBox="0 0 981 60" draw:points="0,0 0,60 981,60 981,0">
          <text:p/>
        </draw:polygon>
        <draw:line draw:style-name="gr6" draw:text-style-name="P1" draw:layer="layout" svg:x1="46.611cm" svg:y1="19.629cm" svg:x2="46.611cm" svg:y2="20.609cm">
          <text:p/>
        </draw:line>
        <draw:line draw:style-name="gr6" draw:text-style-name="P1" draw:layer="layout" svg:x1="47.491cm" svg:y1="19.6cm" svg:x2="46.651cm" svg:y2="19.6cm">
          <text:p/>
        </draw:line>
        <draw:polygon draw:style-name="gr6" draw:text-style-name="P1" draw:layer="layout" svg:width="0.118cm" svg:height="0.004cm" svg:x="47.631cm" svg:y="19.57cm" svg:viewBox="0 0 119 5" draw:points="0,0 0,5 119,5 119,0">
          <text:p/>
        </draw:polygon>
        <draw:polygon draw:style-name="gr6" draw:text-style-name="P1" draw:layer="layout" svg:width="0.118cm" svg:height="0.004cm" svg:x="47.631cm" svg:y="19.625cm" svg:viewBox="0 0 119 5" draw:points="0,0 0,5 119,5 119,0">
          <text:p/>
        </draw:polygon>
        <draw:line draw:style-name="gr6" draw:text-style-name="P1" draw:layer="layout" svg:x1="47.631cm" svg:y1="19.57cm" svg:x2="47.591cm" svg:y2="19.57cm">
          <text:p/>
        </draw:line>
        <draw:polyline draw:style-name="gr6" draw:text-style-name="P1" draw:layer="layout" svg:width="0.04cm" svg:height="0.059cm" svg:x="47.591cm" svg:y="19.57cm" svg:viewBox="0 0 41 60" draw:points="0,60 41,60 41,0">
          <text:p/>
        </draw:polyline>
        <draw:path draw:style-name="gr6" draw:text-style-name="P1" draw:layer="layout" svg:width="0.98cm" svg:height="0.98cm" svg:x="46.611cm" svg:y="19.629cm" svg:viewBox="0 0 981 981" svg:d="M981 0c0 543-442 981-981 981">
          <text:p/>
        </draw:path>
        <draw:line draw:style-name="gr6" draw:text-style-name="P1" draw:layer="layout" svg:x1="47.79cm" svg:y1="19.6cm" svg:x2="49.041cm" svg:y2="19.6cm">
          <text:p/>
        </draw:line>
        <draw:line draw:style-name="gr6" draw:text-style-name="P1" draw:layer="layout" svg:x1="49.041cm" svg:y1="19.629cm" svg:x2="47.79cm" svg:y2="19.629cm">
          <text:p/>
        </draw:line>
        <draw:line draw:style-name="gr6" draw:text-style-name="P1" draw:layer="layout" svg:x1="49.041cm" svg:y1="19.57cm" svg:x2="47.79cm" svg:y2="19.57cm">
          <text:p/>
        </draw:line>
        <draw:line draw:style-name="gr6" draw:text-style-name="P1" draw:layer="layout" svg:x1="46.57cm" svg:y1="19.629cm" svg:x2="46.611cm" svg:y2="19.629cm">
          <text:p/>
        </draw:line>
        <draw:polyline draw:style-name="gr6" draw:text-style-name="P1" draw:layer="layout" svg:width="0.041cm" svg:height="0.059cm" svg:x="46.57cm" svg:y="19.57cm" svg:viewBox="0 0 42 60" draw:points="42,0 0,0 0,60">
          <text:p/>
        </draw:polyline>
        <draw:polyline draw:style-name="gr6" draw:text-style-name="P1" draw:layer="layout" svg:width="0.041cm" svg:height="0.059cm" svg:x="47.749cm" svg:y="19.57cm" svg:viewBox="0 0 42 60" draw:points="0,60 42,60 42,0 0,0">
          <text:p/>
        </draw:polyline>
        <draw:line draw:style-name="gr6" draw:text-style-name="P1" draw:layer="layout" svg:x1="47.749cm" svg:y1="19.574cm" svg:x2="47.749cm" svg:y2="19.625cm">
          <text:p/>
        </draw:line>
        <draw:polygon draw:style-name="gr6" draw:text-style-name="P1" draw:layer="layout" svg:width="0.04cm" svg:height="0.059cm" svg:x="49.041cm" svg:y="19.57cm" svg:viewBox="0 0 41 60" draw:points="0,60 41,60 41,0 0,0">
          <text:p/>
        </draw:polygon>
        <draw:line draw:style-name="gr6" draw:text-style-name="P1" draw:layer="layout" svg:x1="49.119cm" svg:y1="19.6cm" svg:x2="49.724cm" svg:y2="19.6cm">
          <text:p/>
        </draw:line>
        <draw:line draw:style-name="gr6" draw:text-style-name="P1" draw:layer="layout" svg:x1="49.724cm" svg:y1="19.629cm" svg:x2="49.119cm" svg:y2="19.629cm">
          <text:p/>
        </draw:line>
        <draw:line draw:style-name="gr6" draw:text-style-name="P1" draw:layer="layout" svg:x1="49.724cm" svg:y1="19.57cm" svg:x2="49.119cm" svg:y2="19.57cm">
          <text:p/>
        </draw:line>
        <draw:polygon draw:style-name="gr6" draw:text-style-name="P1" draw:layer="layout" svg:width="0.038cm" svg:height="0.059cm" svg:x="49.081cm" svg:y="19.57cm" svg:viewBox="0 0 39 60" draw:points="0,60 39,60 39,0 0,0">
          <text:p/>
        </draw:polygon>
        <draw:line draw:style-name="gr6" draw:text-style-name="P1" draw:layer="layout" svg:x1="56.965cm" svg:y1="34.156cm" svg:x2="56.218cm" svg:y2="34.156cm">
          <text:p/>
        </draw:line>
        <draw:line draw:style-name="gr6" draw:text-style-name="P1" draw:layer="layout" svg:x1="56.218cm" svg:y1="34.127cm" svg:x2="56.965cm" svg:y2="34.127cm">
          <text:p/>
        </draw:line>
        <draw:line draw:style-name="gr6" draw:text-style-name="P1" draw:layer="layout" svg:x1="56.218cm" svg:y1="34.186cm" svg:x2="56.965cm" svg:y2="34.186cm">
          <text:p/>
        </draw:line>
        <draw:polygon draw:style-name="gr6" draw:text-style-name="P1" draw:layer="layout" svg:width="0.041cm" svg:height="0.059cm" svg:x="45.48cm" svg:y="34.127cm" svg:viewBox="0 0 42 60" draw:points="42,0 0,0 0,60 42,60">
          <text:p/>
        </draw:polygon>
        <draw:line draw:style-name="gr6" draw:text-style-name="P1" draw:layer="layout" svg:x1="54.999cm" svg:y1="34.156cm" svg:x2="53.998cm" svg:y2="34.156cm">
          <text:p/>
        </draw:line>
        <draw:line draw:style-name="gr6" draw:text-style-name="P1" draw:layer="layout" svg:x1="51.849cm" svg:y1="34.156cm" svg:x2="51.2cm" svg:y2="34.156cm">
          <text:p/>
        </draw:line>
        <draw:line draw:style-name="gr6" draw:text-style-name="P1" draw:layer="layout" svg:x1="50.099cm" svg:y1="34.156cm" svg:x2="49.1cm" svg:y2="34.156cm">
          <text:p/>
        </draw:line>
        <draw:line draw:style-name="gr6" draw:text-style-name="P1" draw:layer="layout" svg:x1="46.831cm" svg:y1="34.156cm" svg:x2="45.521cm" svg:y2="34.156cm">
          <text:p/>
        </draw:line>
        <draw:line draw:style-name="gr6" draw:text-style-name="P1" draw:layer="layout" svg:x1="53.998cm" svg:y1="34.127cm" svg:x2="54.999cm" svg:y2="34.127cm">
          <text:p/>
        </draw:line>
        <draw:line draw:style-name="gr6" draw:text-style-name="P1" draw:layer="layout" svg:x1="53.998cm" svg:y1="34.186cm" svg:x2="54.999cm" svg:y2="34.186cm">
          <text:p/>
        </draw:line>
        <draw:line draw:style-name="gr6" draw:text-style-name="P1" draw:layer="layout" svg:x1="51.2cm" svg:y1="34.127cm" svg:x2="51.849cm" svg:y2="34.127cm">
          <text:p/>
        </draw:line>
        <draw:line draw:style-name="gr6" draw:text-style-name="P1" draw:layer="layout" svg:x1="51.2cm" svg:y1="34.186cm" svg:x2="51.849cm" svg:y2="34.186cm">
          <text:p/>
        </draw:line>
        <draw:line draw:style-name="gr6" draw:text-style-name="P1" draw:layer="layout" svg:x1="49.1cm" svg:y1="34.127cm" svg:x2="50.099cm" svg:y2="34.127cm">
          <text:p/>
        </draw:line>
        <draw:line draw:style-name="gr6" draw:text-style-name="P1" draw:layer="layout" svg:x1="49.1cm" svg:y1="34.186cm" svg:x2="50.099cm" svg:y2="34.186cm">
          <text:p/>
        </draw:line>
        <draw:polyline draw:style-name="gr6" draw:text-style-name="P1" draw:layer="layout" svg:width="0.04cm" svg:height="0.059cm" svg:x="54.999cm" svg:y="34.127cm" svg:viewBox="0 0 41 60" draw:points="41,0 0,0 0,60 41,60">
          <text:p/>
        </draw:polyline>
        <draw:line draw:style-name="gr6" draw:text-style-name="P1" draw:layer="layout" svg:x1="55.039cm" svg:y1="34.182cm" svg:x2="55.039cm" svg:y2="34.131cm">
          <text:p/>
        </draw:line>
        <draw:polyline draw:style-name="gr6" draw:text-style-name="P1" draw:layer="layout" svg:width="0.041cm" svg:height="0.059cm" svg:x="51.849cm" svg:y="34.127cm" svg:viewBox="0 0 42 60" draw:points="42,0 0,0 0,60 42,60">
          <text:p/>
        </draw:polyline>
        <draw:polygon draw:style-name="gr6" draw:text-style-name="P1" draw:layer="layout" svg:width="0.061cm" svg:height="0.059cm" svg:x="50.099cm" svg:y="34.127cm" svg:viewBox="0 0 62 60" draw:points="62,0 0,0 0,60 62,60">
          <text:p/>
        </draw:polygon>
        <draw:polygon draw:style-name="gr6" draw:text-style-name="P1" draw:layer="layout" svg:width="0.04cm" svg:height="0.059cm" svg:x="46.831cm" svg:y="34.127cm" svg:viewBox="0 0 41 60" draw:points="41,0 0,0 0,60 41,60">
          <text:p/>
        </draw:polygon>
        <draw:line draw:style-name="gr6" draw:text-style-name="P1" draw:layer="layout" svg:x1="47.881cm" svg:y1="34.156cm" svg:x2="46.871cm" svg:y2="34.156cm">
          <text:p/>
        </draw:line>
        <draw:line draw:style-name="gr6" draw:text-style-name="P1" draw:layer="layout" svg:x1="46.871cm" svg:y1="34.127cm" svg:x2="47.881cm" svg:y2="34.127cm">
          <text:p/>
        </draw:line>
        <draw:line draw:style-name="gr6" draw:text-style-name="P1" draw:layer="layout" svg:x1="46.871cm" svg:y1="34.186cm" svg:x2="47.881cm" svg:y2="34.186cm">
          <text:p/>
        </draw:line>
        <draw:polyline draw:style-name="gr6" draw:text-style-name="P1" draw:layer="layout" svg:width="0.04cm" svg:height="0.059cm" svg:x="47.881cm" svg:y="34.127cm" svg:viewBox="0 0 41 60" draw:points="41,0 0,0 0,60 41,60">
          <text:p/>
        </draw:polyline>
        <draw:line draw:style-name="gr6" draw:text-style-name="P1" draw:layer="layout" svg:x1="48.899cm" svg:y1="34.186cm" svg:x2="47.921cm" svg:y2="34.186cm">
          <text:p/>
        </draw:line>
        <draw:line draw:style-name="gr6" draw:text-style-name="P1" draw:layer="layout" svg:x1="48.899cm" svg:y1="34.127cm" svg:x2="48.899cm" svg:y2="34.186cm">
          <text:p/>
        </draw:line>
        <draw:line draw:style-name="gr6" draw:text-style-name="P1" draw:layer="layout" svg:x1="47.921cm" svg:y1="34.127cm" svg:x2="48.899cm" svg:y2="34.127cm">
          <text:p/>
        </draw:line>
        <draw:polyline draw:style-name="gr6" draw:text-style-name="P1" draw:layer="layout" svg:width="0cm" svg:height="1.038cm" svg:x="47.921cm" svg:y="33.147cm" svg:viewBox="0 0 0 1039" draw:points="0,1039 0,980 0,0">
          <text:p/>
        </draw:polyline>
        <draw:line draw:style-name="gr6" draw:text-style-name="P1" draw:layer="layout" svg:x1="48.799cm" svg:y1="34.156cm" svg:x2="47.961cm" svg:y2="34.156cm">
          <text:p/>
        </draw:line>
        <draw:line draw:style-name="gr6" draw:text-style-name="P1" draw:layer="layout" svg:x1="49.06cm" svg:y1="34.186cm" svg:x2="48.939cm" svg:y2="34.186cm">
          <text:p/>
        </draw:line>
        <draw:line draw:style-name="gr6" draw:text-style-name="P1" draw:layer="layout" svg:x1="49.06cm" svg:y1="34.182cm" svg:x2="49.06cm" svg:y2="34.186cm">
          <text:p/>
        </draw:line>
        <draw:line draw:style-name="gr6" draw:text-style-name="P1" draw:layer="layout" svg:x1="48.939cm" svg:y1="34.182cm" svg:x2="49.06cm" svg:y2="34.182cm">
          <text:p/>
        </draw:line>
        <draw:line draw:style-name="gr6" draw:text-style-name="P1" draw:layer="layout" svg:x1="48.939cm" svg:y1="34.186cm" svg:x2="48.939cm" svg:y2="34.182cm">
          <text:p/>
        </draw:line>
        <draw:line draw:style-name="gr6" draw:text-style-name="P1" draw:layer="layout" svg:x1="49.06cm" svg:y1="34.131cm" svg:x2="48.939cm" svg:y2="34.131cm">
          <text:p/>
        </draw:line>
        <draw:line draw:style-name="gr6" draw:text-style-name="P1" draw:layer="layout" svg:x1="49.06cm" svg:y1="34.127cm" svg:x2="49.06cm" svg:y2="34.131cm">
          <text:p/>
        </draw:line>
        <draw:line draw:style-name="gr6" draw:text-style-name="P1" draw:layer="layout" svg:x1="48.939cm" svg:y1="34.127cm" svg:x2="49.06cm" svg:y2="34.127cm">
          <text:p/>
        </draw:line>
        <draw:polyline draw:style-name="gr6" draw:text-style-name="P1" draw:layer="layout" svg:width="0cm" svg:height="0.058cm" svg:x="48.939cm" svg:y="34.127cm" svg:viewBox="0 0 0 59" draw:points="0,4 0,0 0,59">
          <text:p/>
        </draw:polyline>
        <draw:line draw:style-name="gr6" draw:text-style-name="P1" draw:layer="layout" svg:x1="48.899cm" svg:y1="34.127cm" svg:x2="48.939cm" svg:y2="34.127cm">
          <text:p/>
        </draw:line>
        <draw:line draw:style-name="gr6" draw:text-style-name="P1" draw:layer="layout" svg:x1="48.939cm" svg:y1="34.186cm" svg:x2="48.899cm" svg:y2="34.186cm">
          <text:p/>
        </draw:line>
        <draw:path draw:style-name="gr6" draw:text-style-name="P1" draw:layer="layout" svg:width="0.978cm" svg:height="0.98cm" svg:x="47.921cm" svg:y="33.147cm" svg:viewBox="0 0 979 981" svg:d="M0 0c541 0 979 438 979 981">
          <text:p/>
        </draw:path>
        <draw:line draw:style-name="gr6" draw:text-style-name="P1" draw:layer="layout" svg:x1="49.1cm" svg:y1="34.127cm" svg:x2="49.06cm" svg:y2="34.127cm">
          <text:p/>
        </draw:line>
        <draw:line draw:style-name="gr6" draw:text-style-name="P1" draw:layer="layout" svg:x1="49.06cm" svg:y1="34.131cm" svg:x2="49.06cm" svg:y2="34.182cm">
          <text:p/>
        </draw:line>
        <draw:polyline draw:style-name="gr6" draw:text-style-name="P1" draw:layer="layout" svg:width="0.04cm" svg:height="0.059cm" svg:x="49.06cm" svg:y="34.127cm" svg:viewBox="0 0 41 60" draw:points="0,60 41,60 41,0">
          <text:p/>
        </draw:polyline>
        <draw:line draw:style-name="gr6" draw:text-style-name="P1" draw:layer="layout" svg:x1="51.159cm" svg:y1="34.156cm" svg:x2="50.16cm" svg:y2="34.156cm">
          <text:p/>
        </draw:line>
        <draw:line draw:style-name="gr6" draw:text-style-name="P1" draw:layer="layout" svg:x1="50.16cm" svg:y1="34.127cm" svg:x2="51.159cm" svg:y2="34.127cm">
          <text:p/>
        </draw:line>
        <draw:line draw:style-name="gr6" draw:text-style-name="P1" draw:layer="layout" svg:x1="50.16cm" svg:y1="34.186cm" svg:x2="51.159cm" svg:y2="34.186cm">
          <text:p/>
        </draw:line>
        <draw:line draw:style-name="gr6" draw:text-style-name="P1" draw:layer="layout" svg:x1="51.2cm" svg:y1="34.127cm" svg:x2="51.159cm" svg:y2="34.127cm">
          <text:p/>
        </draw:line>
        <draw:polyline draw:style-name="gr6" draw:text-style-name="P1" draw:layer="layout" svg:width="0.041cm" svg:height="0.059cm" svg:x="51.159cm" svg:y="34.127cm" svg:viewBox="0 0 42 60" draw:points="0,0 0,60 42,60 42,0">
          <text:p/>
        </draw:polyline>
        <draw:polyline draw:style-name="gr6" draw:text-style-name="P1" draw:layer="layout" svg:width="1.009cm" svg:height="1.068cm" svg:x="51.89cm" svg:y="34.127cm" svg:viewBox="0 0 1010 1069" draw:points="0,59 1010,59 1010,0 0,0 0,59 0,1069">
          <text:p/>
        </draw:polyline>
        <draw:line draw:style-name="gr6" draw:text-style-name="P1" draw:layer="layout" svg:x1="52.8cm" svg:y1="34.156cm" svg:x2="51.989cm" svg:y2="34.156cm">
          <text:p/>
        </draw:line>
        <draw:path draw:style-name="gr6" draw:text-style-name="P1" draw:layer="layout" svg:width="1.009cm" svg:height="1.009cm" svg:x="51.89cm" svg:y="34.186cm" svg:viewBox="0 0 1010 1010" svg:d="M1010 0c0 559-453 1010-1010 1010">
          <text:p/>
        </draw:path>
        <draw:line draw:style-name="gr6" draw:text-style-name="P1" draw:layer="layout" svg:x1="52.939cm" svg:y1="34.127cm" svg:x2="52.899cm" svg:y2="34.127cm">
          <text:p/>
        </draw:line>
        <draw:polyline draw:style-name="gr6" draw:text-style-name="P1" draw:layer="layout" svg:width="0.04cm" svg:height="0.059cm" svg:x="52.899cm" svg:y="34.127cm" svg:viewBox="0 0 41 60" draw:points="0,60 41,60 41,0">
          <text:p/>
        </draw:polyline>
        <draw:line draw:style-name="gr6" draw:text-style-name="P1" draw:layer="layout" svg:x1="53.939cm" svg:y1="34.156cm" svg:x2="52.939cm" svg:y2="34.156cm">
          <text:p/>
        </draw:line>
        <draw:line draw:style-name="gr6" draw:text-style-name="P1" draw:layer="layout" svg:x1="52.939cm" svg:y1="34.127cm" svg:x2="53.939cm" svg:y2="34.127cm">
          <text:p/>
        </draw:line>
        <draw:line draw:style-name="gr6" draw:text-style-name="P1" draw:layer="layout" svg:x1="52.939cm" svg:y1="34.186cm" svg:x2="53.939cm" svg:y2="34.186cm">
          <text:p/>
        </draw:line>
        <draw:polygon draw:style-name="gr6" draw:text-style-name="P1" draw:layer="layout" svg:width="0.059cm" svg:height="0.059cm" svg:x="53.939cm" svg:y="34.127cm" svg:viewBox="0 0 60 60" draw:points="60,0 0,0 0,60 60,60">
          <text:p/>
        </draw:polygon>
        <draw:polygon draw:style-name="gr6" draw:text-style-name="P1" draw:layer="layout" svg:width="0.98cm" svg:height="0.059cm" svg:x="55.198cm" svg:y="34.127cm" svg:viewBox="0 0 981 60" draw:points="981,60 981,0 0,0 0,60">
          <text:p/>
        </draw:polygon>
        <draw:line draw:style-name="gr6" draw:text-style-name="P1" draw:layer="layout" svg:x1="56.178cm" svg:y1="34.127cm" svg:x2="56.178cm" svg:y2="33.147cm">
          <text:p/>
        </draw:line>
        <draw:line draw:style-name="gr6" draw:text-style-name="P1" draw:layer="layout" svg:x1="55.297cm" svg:y1="34.156cm" svg:x2="56.138cm" svg:y2="34.156cm">
          <text:p/>
        </draw:line>
        <draw:polygon draw:style-name="gr6" draw:text-style-name="P1" draw:layer="layout" svg:width="0.119cm" svg:height="0.004cm" svg:x="55.039cm" svg:y="34.182cm" svg:viewBox="0 0 120 5" draw:points="120,5 120,0 0,0 0,5">
          <text:p/>
        </draw:polygon>
        <draw:polygon draw:style-name="gr6" draw:text-style-name="P1" draw:layer="layout" svg:width="0.119cm" svg:height="0.004cm" svg:x="55.039cm" svg:y="34.127cm" svg:viewBox="0 0 120 5" draw:points="120,5 120,0 0,0 0,5">
          <text:p/>
        </draw:polygon>
        <draw:line draw:style-name="gr6" draw:text-style-name="P1" draw:layer="layout" svg:x1="55.158cm" svg:y1="34.186cm" svg:x2="55.198cm" svg:y2="34.186cm">
          <text:p/>
        </draw:line>
        <draw:polyline draw:style-name="gr6" draw:text-style-name="P1" draw:layer="layout" svg:width="0.04cm" svg:height="0.059cm" svg:x="55.158cm" svg:y="34.127cm" svg:viewBox="0 0 41 60" draw:points="41,0 0,0 0,60">
          <text:p/>
        </draw:polyline>
        <draw:path draw:style-name="gr6" draw:text-style-name="P1" draw:layer="layout" svg:width="0.98cm" svg:height="0.98cm" svg:x="55.198cm" svg:y="33.147cm" svg:viewBox="0 0 981 981" svg:d="M0 981c0-543 439-981 981-981">
          <text:p/>
        </draw:path>
        <draw:line draw:style-name="gr6" draw:text-style-name="P1" draw:layer="layout" svg:x1="56.218cm" svg:y1="34.127cm" svg:x2="56.178cm" svg:y2="34.127cm">
          <text:p/>
        </draw:line>
        <draw:polyline draw:style-name="gr6" draw:text-style-name="P1" draw:layer="layout" svg:width="0.04cm" svg:height="0.059cm" svg:x="56.178cm" svg:y="34.127cm" svg:viewBox="0 0 41 60" draw:points="0,60 41,60 41,0">
          <text:p/>
        </draw:polyline>
        <draw:polygon draw:style-name="gr6" draw:text-style-name="P1" draw:layer="layout" svg:width="0.041cm" svg:height="0.059cm" svg:x="56.965cm" svg:y="34.127cm" svg:viewBox="0 0 42 60" draw:points="42,0 0,0 0,60 42,60">
          <text:p/>
        </draw:polygon>
        <draw:path draw:style-name="gr7" draw:text-style-name="P1" draw:layer="layout" svg:width="0.381cm" svg:height="0.381cm" svg:x="50.033cm" svg:y="29.737cm" svg:viewBox="0 0 382 382" svg:d="M382 191c0 106-84 191-190 191-104 0-192-85-192-191 0-105 88-191 192-191 106 0 190 86 190 191z">
          <text:p/>
        </draw:path>
        <draw:path draw:style-name="gr7" draw:text-style-name="P1" draw:layer="layout" svg:width="0.406cm" svg:height="0.406cm" svg:x="50.021cm" svg:y="29.724cm" svg:viewBox="0 0 407 407" svg:d="M407 204c0 112-91 203-203 203-113 0-204-91-204-203 0-113 91-204 204-204 112 0 203 91 203 204z">
          <text:p/>
        </draw:path>
        <draw:path draw:style-name="gr7" draw:text-style-name="P1" draw:layer="layout" svg:width="0.381cm" svg:height="0.381cm" svg:x="50.033cm" svg:y="29.737cm" svg:viewBox="0 0 382 382" svg:d="M382 191c0 106-84 191-190 191-104 0-192-85-192-191 0-105 88-191 192-191 106 0 190 86 190 191z">
          <text:p/>
        </draw:path>
        <draw:line draw:style-name="gr6" draw:text-style-name="P1" draw:layer="layout" svg:x1="73.619cm" svg:y1="32.596cm" svg:x2="73.018cm" svg:y2="32.596cm">
          <text:p/>
        </draw:line>
        <draw:line draw:style-name="gr6" draw:text-style-name="P1" draw:layer="layout" svg:x1="73.018cm" svg:y1="32.577cm" svg:x2="73.619cm" svg:y2="32.577cm">
          <text:p/>
        </draw:line>
        <draw:line draw:style-name="gr6" draw:text-style-name="P1" draw:layer="layout" svg:x1="73.018cm" svg:y1="32.577cm" svg:x2="73.018cm" svg:y2="32.596cm">
          <text:p/>
        </draw:line>
        <draw:line draw:style-name="gr6" draw:text-style-name="P1" draw:layer="layout" svg:x1="73.619cm" svg:y1="32.596cm" svg:x2="73.619cm" svg:y2="32.577cm">
          <text:p/>
        </draw:line>
        <draw:polygon draw:style-name="gr6" draw:text-style-name="P1" draw:layer="layout" svg:width="0.601cm" svg:height="0.639cm" svg:x="73.018cm" svg:y="32.577cm" svg:viewBox="0 0 602 640" draw:points="0,0 602,0 602,640 0,640">
          <text:p/>
        </draw:polygon>
        <draw:polygon draw:style-name="gr6" draw:text-style-name="P1" draw:layer="layout" svg:width="0.599cm" svg:height="0.64cm" svg:x="73.018cm" svg:y="17.65cm" svg:viewBox="0 0 600 641" draw:points="0,641 600,641 600,0 0,0">
          <text:p/>
        </draw:polygon>
        <draw:line draw:style-name="gr6" draw:text-style-name="P1" draw:layer="layout" svg:x1="73.617cm" svg:y1="17.65cm" svg:x2="73.018cm" svg:y2="17.65cm">
          <text:p/>
        </draw:line>
        <draw:line draw:style-name="gr6" draw:text-style-name="P1" draw:layer="layout" svg:x1="73.617cm" svg:y1="17.65cm" svg:x2="73.617cm" svg:y2="17.672cm">
          <text:p/>
        </draw:line>
        <draw:line draw:style-name="gr6" draw:text-style-name="P1" draw:layer="layout" svg:x1="73.018cm" svg:y1="17.65cm" svg:x2="73.617cm" svg:y2="17.65cm">
          <text:p/>
        </draw:line>
        <draw:line draw:style-name="gr6" draw:text-style-name="P1" draw:layer="layout" svg:x1="73.039cm" svg:y1="30.103cm" svg:x2="73.039cm" svg:y2="29.652cm">
          <text:p/>
        </draw:line>
        <draw:line draw:style-name="gr6" draw:text-style-name="P1" draw:layer="layout" svg:x1="73.588cm" svg:y1="30.103cm" svg:x2="73.588cm" svg:y2="29.652cm">
          <text:p/>
        </draw:line>
        <draw:line draw:style-name="gr6" draw:text-style-name="P1" draw:layer="layout" svg:x1="73.039cm" svg:y1="29.652cm" svg:x2="73.588cm" svg:y2="29.652cm">
          <text:p/>
        </draw:line>
        <draw:line draw:style-name="gr6" draw:text-style-name="P1" draw:layer="layout" svg:x1="73.588cm" svg:y1="30.103cm" svg:x2="73.039cm" svg:y2="30.103cm">
          <text:p/>
        </draw:line>
        <draw:line draw:style-name="gr6" draw:text-style-name="P1" draw:layer="layout" svg:x1="73.588cm" svg:y1="30.103cm" svg:x2="73.588cm" svg:y2="29.652cm">
          <text:p/>
        </draw:line>
        <draw:line draw:style-name="gr6" draw:text-style-name="P1" draw:layer="layout" svg:x1="73.037cm" svg:y1="20.764cm" svg:x2="73.037cm" svg:y2="21.215cm">
          <text:p/>
        </draw:line>
        <draw:line draw:style-name="gr6" draw:text-style-name="P1" draw:layer="layout" svg:x1="73.588cm" svg:y1="20.764cm" svg:x2="73.588cm" svg:y2="21.215cm">
          <text:p/>
        </draw:line>
        <draw:line draw:style-name="gr6" draw:text-style-name="P1" draw:layer="layout" svg:x1="73.037cm" svg:y1="21.215cm" svg:x2="73.588cm" svg:y2="21.215cm">
          <text:p/>
        </draw:line>
        <draw:line draw:style-name="gr6" draw:text-style-name="P1" draw:layer="layout" svg:x1="73.588cm" svg:y1="20.764cm" svg:x2="73.037cm" svg:y2="20.764cm">
          <text:p/>
        </draw:line>
        <draw:line draw:style-name="gr6" draw:text-style-name="P1" draw:layer="layout" svg:x1="73.588cm" svg:y1="20.764cm" svg:x2="73.588cm" svg:y2="21.215cm">
          <text:p/>
        </draw:line>
        <draw:line draw:style-name="gr6" draw:text-style-name="P1" draw:layer="layout" svg:x1="73.588cm" svg:y1="31.946cm" svg:x2="73.588cm" svg:y2="31.407cm">
          <text:p/>
        </draw:line>
        <draw:line draw:style-name="gr6" draw:text-style-name="P1" draw:layer="layout" svg:x1="73.048cm" svg:y1="31.407cm" svg:x2="73.588cm" svg:y2="31.407cm">
          <text:p/>
        </draw:line>
        <draw:line draw:style-name="gr6" draw:text-style-name="P1" draw:layer="layout" svg:x1="73.048cm" svg:y1="31.946cm" svg:x2="73.048cm" svg:y2="31.407cm">
          <text:p/>
        </draw:line>
        <draw:line draw:style-name="gr6" draw:text-style-name="P1" draw:layer="layout" svg:x1="73.048cm" svg:y1="31.946cm" svg:x2="73.588cm" svg:y2="31.946cm">
          <text:p/>
        </draw:line>
        <draw:line draw:style-name="gr6" draw:text-style-name="P1" draw:layer="layout" svg:x1="73.588cm" svg:y1="18.92cm" svg:x2="73.588cm" svg:y2="19.46cm">
          <text:p/>
        </draw:line>
        <draw:line draw:style-name="gr6" draw:text-style-name="P1" draw:layer="layout" svg:x1="73.048cm" svg:y1="19.46cm" svg:x2="73.588cm" svg:y2="19.46cm">
          <text:p/>
        </draw:line>
        <draw:line draw:style-name="gr6" draw:text-style-name="P1" draw:layer="layout" svg:x1="73.048cm" svg:y1="18.92cm" svg:x2="73.048cm" svg:y2="19.46cm">
          <text:p/>
        </draw:line>
        <draw:line draw:style-name="gr6" draw:text-style-name="P1" draw:layer="layout" svg:x1="73.048cm" svg:y1="18.92cm" svg:x2="73.588cm" svg:y2="18.92cm">
          <text:p/>
        </draw:line>
        <draw:line draw:style-name="gr6" draw:text-style-name="P1" draw:layer="layout" svg:x1="48.12cm" svg:y1="29.684cm" svg:x2="48.149cm" svg:y2="29.684cm">
          <text:p/>
        </draw:line>
        <draw:line draw:style-name="gr6" draw:text-style-name="P1" draw:layer="layout" svg:x1="48.149cm" svg:y1="29.853cm" svg:x2="48.149cm" svg:y2="29.684cm">
          <text:p/>
        </draw:line>
        <draw:line draw:style-name="gr6" draw:text-style-name="P1" draw:layer="layout" svg:x1="48.12cm" svg:y1="29.684cm" svg:x2="48.12cm" svg:y2="29.853cm">
          <text:p/>
        </draw:line>
        <draw:line draw:style-name="gr6" draw:text-style-name="P1" draw:layer="layout" svg:x1="38.178cm" svg:y1="35.267cm" svg:x2="38.178cm" svg:y2="34.287cm">
          <text:p/>
        </draw:line>
        <draw:line draw:style-name="gr6" draw:text-style-name="P1" draw:layer="layout" svg:x1="38.237cm" svg:y1="35.267cm" svg:x2="38.178cm" svg:y2="35.267cm">
          <text:p/>
        </draw:line>
        <draw:line draw:style-name="gr6" draw:text-style-name="P1" draw:layer="layout" svg:x1="38.237cm" svg:y1="34.287cm" svg:x2="38.237cm" svg:y2="35.267cm">
          <text:p/>
        </draw:line>
        <draw:polyline draw:style-name="gr6" draw:text-style-name="P1" draw:layer="layout" svg:width="1.038cm" svg:height="0cm" svg:x="38.178cm" svg:y="34.287cm" svg:viewBox="0 0 1039 0" draw:points="0,0 59,0 1039,0">
          <text:p/>
        </draw:polyline>
        <draw:line draw:style-name="gr6" draw:text-style-name="P1" draw:layer="layout" svg:x1="38.207cm" svg:y1="35.166cm" svg:x2="38.207cm" svg:y2="34.328cm">
          <text:p/>
        </draw:line>
        <draw:line draw:style-name="gr6" draw:text-style-name="P1" draw:layer="layout" svg:x1="38.178cm" svg:y1="35.426cm" svg:x2="38.178cm" svg:y2="35.306cm">
          <text:p/>
        </draw:line>
        <draw:line draw:style-name="gr6" draw:text-style-name="P1" draw:layer="layout" svg:x1="38.182cm" svg:y1="35.426cm" svg:x2="38.178cm" svg:y2="35.426cm">
          <text:p/>
        </draw:line>
        <draw:line draw:style-name="gr6" draw:text-style-name="P1" draw:layer="layout" svg:x1="38.182cm" svg:y1="35.306cm" svg:x2="38.182cm" svg:y2="35.426cm">
          <text:p/>
        </draw:line>
        <draw:line draw:style-name="gr6" draw:text-style-name="P1" draw:layer="layout" svg:x1="38.178cm" svg:y1="35.306cm" svg:x2="38.182cm" svg:y2="35.306cm">
          <text:p/>
        </draw:line>
        <draw:line draw:style-name="gr6" draw:text-style-name="P1" draw:layer="layout" svg:x1="38.233cm" svg:y1="35.426cm" svg:x2="38.233cm" svg:y2="35.306cm">
          <text:p/>
        </draw:line>
        <draw:line draw:style-name="gr6" draw:text-style-name="P1" draw:layer="layout" svg:x1="38.237cm" svg:y1="35.426cm" svg:x2="38.233cm" svg:y2="35.426cm">
          <text:p/>
        </draw:line>
        <draw:line draw:style-name="gr6" draw:text-style-name="P1" draw:layer="layout" svg:x1="38.237cm" svg:y1="35.306cm" svg:x2="38.237cm" svg:y2="35.426cm">
          <text:p/>
        </draw:line>
        <draw:polyline draw:style-name="gr6" draw:text-style-name="P1" draw:layer="layout" svg:width="0.058cm" svg:height="0cm" svg:x="38.178cm" svg:y="35.306cm" svg:viewBox="0 0 59 0" draw:points="55,0 59,0 0,0">
          <text:p/>
        </draw:polyline>
        <draw:line draw:style-name="gr6" draw:text-style-name="P1" draw:layer="layout" svg:x1="38.237cm" svg:y1="35.267cm" svg:x2="38.237cm" svg:y2="35.306cm">
          <text:p/>
        </draw:line>
        <draw:line draw:style-name="gr6" draw:text-style-name="P1" draw:layer="layout" svg:x1="38.178cm" svg:y1="35.306cm" svg:x2="38.178cm" svg:y2="35.267cm">
          <text:p/>
        </draw:line>
        <draw:path draw:style-name="gr6" draw:text-style-name="P1" draw:layer="layout" svg:width="0.98cm" svg:height="0.98cm" svg:x="38.237cm" svg:y="34.287cm" svg:viewBox="0 0 981 981" svg:d="M981 0c0 541-438 981-981 981">
          <text:p/>
        </draw:path>
        <draw:line draw:style-name="gr6" draw:text-style-name="P1" draw:layer="layout" svg:x1="38.207cm" svg:y1="35.466cm" svg:x2="38.207cm" svg:y2="36.258cm">
          <text:p/>
        </draw:line>
        <draw:line draw:style-name="gr6" draw:text-style-name="P1" draw:layer="layout" svg:x1="38.207cm" svg:y1="36.298cm" svg:x2="38.207cm" svg:y2="37.09cm">
          <text:p/>
        </draw:line>
        <draw:line draw:style-name="gr6" draw:text-style-name="P1" draw:layer="layout" svg:x1="38.207cm" svg:y1="37.128cm" svg:x2="38.207cm" svg:y2="37.92cm">
          <text:p/>
        </draw:line>
        <draw:polyline draw:style-name="gr6" draw:text-style-name="P1" draw:layer="layout" svg:width="0.059cm" svg:height="0.04cm" svg:x="38.178cm" svg:y="35.426cm" svg:viewBox="0 0 60 41" draw:points="0,0 0,41 60,41 60,0">
          <text:p/>
        </draw:polyline>
        <draw:line draw:style-name="gr6" draw:text-style-name="P1" draw:layer="layout" svg:x1="38.233cm" svg:y1="35.426cm" svg:x2="38.182cm" svg:y2="35.426cm">
          <text:p/>
        </draw:line>
        <draw:polygon draw:style-name="gr6" draw:text-style-name="P1" draw:layer="layout" svg:width="0.059cm" svg:height="0.038cm" svg:x="38.178cm" svg:y="37.09cm" svg:viewBox="0 0 60 39" draw:points="0,0 0,39 60,39 60,0">
          <text:p/>
        </draw:polygon>
        <draw:line draw:style-name="gr6" draw:text-style-name="P1" draw:layer="layout" svg:x1="38.178cm" svg:y1="36.258cm" svg:x2="38.178cm" svg:y2="35.466cm">
          <text:p/>
        </draw:line>
        <draw:line draw:style-name="gr6" draw:text-style-name="P1" draw:layer="layout" svg:x1="38.237cm" svg:y1="36.258cm" svg:x2="38.237cm" svg:y2="35.466cm">
          <text:p/>
        </draw:line>
        <draw:line draw:style-name="gr6" draw:text-style-name="P1" draw:layer="layout" svg:x1="38.178cm" svg:y1="37.09cm" svg:x2="38.178cm" svg:y2="36.298cm">
          <text:p/>
        </draw:line>
        <draw:line draw:style-name="gr6" draw:text-style-name="P1" draw:layer="layout" svg:x1="38.237cm" svg:y1="37.09cm" svg:x2="38.237cm" svg:y2="36.298cm">
          <text:p/>
        </draw:line>
        <draw:line draw:style-name="gr6" draw:text-style-name="P1" draw:layer="layout" svg:x1="38.178cm" svg:y1="37.92cm" svg:x2="38.178cm" svg:y2="37.128cm">
          <text:p/>
        </draw:line>
        <draw:line draw:style-name="gr6" draw:text-style-name="P1" draw:layer="layout" svg:x1="38.237cm" svg:y1="37.92cm" svg:x2="38.237cm" svg:y2="37.128cm">
          <text:p/>
        </draw:line>
        <draw:line draw:style-name="gr6" draw:text-style-name="P1" draw:layer="layout" svg:x1="38.178cm" svg:y1="34.186cm" svg:x2="38.178cm" svg:y2="34.287cm">
          <text:p/>
        </draw:line>
        <draw:polyline draw:style-name="gr6" draw:text-style-name="P1" draw:layer="layout" svg:width="0.059cm" svg:height="0.101cm" svg:x="38.178cm" svg:y="34.186cm" svg:viewBox="0 0 60 102" draw:points="60,102 60,0 0,0">
          <text:p/>
        </draw:polyline>
        <draw:line draw:style-name="gr6" draw:text-style-name="P1" draw:layer="layout" svg:x1="38.207cm" svg:y1="37.96cm" svg:x2="38.207cm" svg:y2="38.751cm">
          <text:p/>
        </draw:line>
        <draw:line draw:style-name="gr6" draw:text-style-name="P1" draw:layer="layout" svg:x1="38.178cm" svg:y1="38.751cm" svg:x2="38.178cm" svg:y2="37.96cm">
          <text:p/>
        </draw:line>
        <draw:line draw:style-name="gr6" draw:text-style-name="P1" draw:layer="layout" svg:x1="38.237cm" svg:y1="38.751cm" svg:x2="38.237cm" svg:y2="37.96cm">
          <text:p/>
        </draw:line>
        <draw:polygon draw:style-name="gr6" draw:text-style-name="P1" draw:layer="layout" svg:width="0.059cm" svg:height="0.04cm" svg:x="38.178cm" svg:y="37.92cm" svg:viewBox="0 0 60 41" draw:points="0,0 0,41 60,41 60,0">
          <text:p/>
        </draw:polygon>
        <draw:line draw:style-name="gr6" draw:text-style-name="P1" draw:layer="layout" svg:x1="38.207cm" svg:y1="38.792cm" svg:x2="38.207cm" svg:y2="39.583cm">
          <text:p/>
        </draw:line>
        <draw:line draw:style-name="gr6" draw:text-style-name="P1" draw:layer="layout" svg:x1="38.178cm" svg:y1="39.583cm" svg:x2="38.178cm" svg:y2="38.792cm">
          <text:p/>
        </draw:line>
        <draw:line draw:style-name="gr6" draw:text-style-name="P1" draw:layer="layout" svg:x1="38.237cm" svg:y1="39.583cm" svg:x2="38.237cm" svg:y2="38.792cm">
          <text:p/>
        </draw:line>
        <draw:polygon draw:style-name="gr6" draw:text-style-name="P1" draw:layer="layout" svg:width="0.059cm" svg:height="0.041cm" svg:x="38.178cm" svg:y="38.751cm" svg:viewBox="0 0 60 42" draw:points="0,0 0,42 60,42 60,0">
          <text:p/>
        </draw:polygon>
        <draw:line draw:style-name="gr6" draw:text-style-name="P1" draw:layer="layout" svg:x1="38.207cm" svg:y1="39.624cm" svg:x2="38.207cm" svg:y2="40.413cm">
          <text:p/>
        </draw:line>
        <draw:line draw:style-name="gr6" draw:text-style-name="P1" draw:layer="layout" svg:x1="38.178cm" svg:y1="40.413cm" svg:x2="38.178cm" svg:y2="39.624cm">
          <text:p/>
        </draw:line>
        <draw:line draw:style-name="gr6" draw:text-style-name="P1" draw:layer="layout" svg:x1="38.237cm" svg:y1="40.413cm" svg:x2="38.237cm" svg:y2="39.624cm">
          <text:p/>
        </draw:line>
        <draw:polygon draw:style-name="gr6" draw:text-style-name="P1" draw:layer="layout" svg:width="0.059cm" svg:height="0.041cm" svg:x="38.178cm" svg:y="39.583cm" svg:viewBox="0 0 60 42" draw:points="0,0 0,42 60,42 60,0">
          <text:p/>
        </draw:polygon>
        <draw:line draw:style-name="gr6" draw:text-style-name="P1" draw:layer="layout" svg:x1="38.207cm" svg:y1="40.453cm" svg:x2="38.207cm" svg:y2="41.226cm">
          <text:p/>
        </draw:line>
        <draw:line draw:style-name="gr6" draw:text-style-name="P1" draw:layer="layout" svg:x1="38.178cm" svg:y1="41.285cm" svg:x2="38.178cm" svg:y2="40.515cm">
          <text:p/>
        </draw:line>
        <draw:line draw:style-name="gr6" draw:text-style-name="P1" draw:layer="layout" svg:x1="38.237cm" svg:y1="41.285cm" svg:x2="38.237cm" svg:y2="40.515cm">
          <text:p/>
        </draw:line>
        <draw:polygon draw:style-name="gr6" draw:text-style-name="P1" draw:layer="layout" svg:width="0.059cm" svg:height="0.04cm" svg:x="38.178cm" svg:y="40.413cm" svg:viewBox="0 0 60 41" draw:points="0,0 0,41 60,41 60,0">
          <text:p/>
        </draw:polygon>
        <draw:line draw:style-name="gr6" draw:text-style-name="P1" draw:layer="layout" svg:x1="45.525cm" svg:y1="29.557cm" svg:x2="45.495cm" svg:y2="29.557cm">
          <text:p/>
        </draw:line>
        <draw:line draw:style-name="gr6" draw:text-style-name="P1" draw:layer="layout" svg:x1="45.525cm" svg:y1="29.167cm" svg:x2="45.525cm" svg:y2="29.557cm">
          <text:p/>
        </draw:line>
        <draw:line draw:style-name="gr6" draw:text-style-name="P1" draw:layer="layout" svg:x1="47.944cm" svg:y1="29.167cm" svg:x2="45.525cm" svg:y2="29.167cm">
          <text:p/>
        </draw:line>
        <draw:line draw:style-name="gr6" draw:text-style-name="P1" draw:layer="layout" svg:x1="47.944cm" svg:y1="30.077cm" svg:x2="47.944cm" svg:y2="30.005cm">
          <text:p/>
        </draw:line>
        <draw:line draw:style-name="gr6" draw:text-style-name="P1" draw:layer="layout" svg:x1="47.944cm" svg:y1="29.855cm" svg:x2="47.944cm" svg:y2="29.167cm">
          <text:p/>
        </draw:line>
        <draw:line draw:style-name="gr6" draw:text-style-name="P1" draw:layer="layout" svg:x1="47.944cm" svg:y1="32.577cm" svg:x2="47.944cm" svg:y2="30.077cm">
          <text:p/>
        </draw:line>
        <draw:line draw:style-name="gr6" draw:text-style-name="P1" draw:layer="layout" svg:x1="47.944cm" svg:y1="32.617cm" svg:x2="47.944cm" svg:y2="32.577cm">
          <text:p/>
        </draw:line>
        <draw:line draw:style-name="gr6" draw:text-style-name="P1" draw:layer="layout" svg:x1="48.149cm" svg:y1="32.617cm" svg:x2="47.944cm" svg:y2="32.617cm">
          <text:p/>
        </draw:line>
        <draw:line draw:style-name="gr6" draw:text-style-name="P1" draw:layer="layout" svg:x1="48.149cm" svg:y1="30.003cm" svg:x2="48.149cm" svg:y2="32.617cm">
          <text:p/>
        </draw:line>
        <draw:line draw:style-name="gr6" draw:text-style-name="P1" draw:layer="layout" svg:x1="45.495cm" svg:y1="29.138cm" svg:x2="45.495cm" svg:y2="29.557cm">
          <text:p/>
        </draw:line>
        <draw:line draw:style-name="gr6" draw:text-style-name="P1" draw:layer="layout" svg:x1="47.976cm" svg:y1="29.138cm" svg:x2="45.495cm" svg:y2="29.138cm">
          <text:p/>
        </draw:line>
        <draw:line draw:style-name="gr6" draw:text-style-name="P1" draw:layer="layout" svg:x1="47.976cm" svg:y1="30.077cm" svg:x2="47.976cm" svg:y2="30.005cm">
          <text:p/>
        </draw:line>
        <draw:line draw:style-name="gr6" draw:text-style-name="P1" draw:layer="layout" svg:x1="47.976cm" svg:y1="29.855cm" svg:x2="47.976cm" svg:y2="29.138cm">
          <text:p/>
        </draw:line>
        <draw:line draw:style-name="gr6" draw:text-style-name="P1" draw:layer="layout" svg:x1="47.976cm" svg:y1="32.588cm" svg:x2="47.976cm" svg:y2="30.077cm">
          <text:p/>
        </draw:line>
        <draw:line draw:style-name="gr6" draw:text-style-name="P1" draw:layer="layout" svg:x1="48.12cm" svg:y1="32.588cm" svg:x2="47.976cm" svg:y2="32.588cm">
          <text:p/>
        </draw:line>
        <draw:line draw:style-name="gr6" draw:text-style-name="P1" draw:layer="layout" svg:x1="48.12cm" svg:y1="30.003cm" svg:x2="48.12cm" svg:y2="32.588cm">
          <text:p/>
        </draw:line>
        <draw:line draw:style-name="gr6" draw:text-style-name="P1" draw:layer="layout" svg:x1="45.525cm" svg:y1="29.559cm" svg:x2="45.495cm" svg:y2="29.559cm">
          <text:p/>
        </draw:line>
        <draw:line draw:style-name="gr6" draw:text-style-name="P1" draw:layer="layout" svg:x1="45.525cm" svg:y1="29.167cm" svg:x2="45.525cm" svg:y2="29.559cm">
          <text:p/>
        </draw:line>
        <draw:line draw:style-name="gr6" draw:text-style-name="P1" draw:layer="layout" svg:x1="47.944cm" svg:y1="29.167cm" svg:x2="45.525cm" svg:y2="29.167cm">
          <text:p/>
        </draw:line>
        <draw:line draw:style-name="gr6" draw:text-style-name="P1" draw:layer="layout" svg:x1="47.944cm" svg:y1="30.077cm" svg:x2="47.944cm" svg:y2="29.167cm">
          <text:p/>
        </draw:line>
        <draw:line draw:style-name="gr6" draw:text-style-name="P1" draw:layer="layout" svg:x1="47.944cm" svg:y1="32.827cm" svg:x2="47.944cm" svg:y2="30.077cm">
          <text:p/>
        </draw:line>
        <draw:line draw:style-name="gr6" draw:text-style-name="P1" draw:layer="layout" svg:x1="47.944cm" svg:y1="32.867cm" svg:x2="47.944cm" svg:y2="32.827cm">
          <text:p/>
        </draw:line>
        <draw:line draw:style-name="gr6" draw:text-style-name="P1" draw:layer="layout" svg:x1="48.149cm" svg:y1="32.867cm" svg:x2="47.944cm" svg:y2="32.867cm">
          <text:p/>
        </draw:line>
        <draw:line draw:style-name="gr6" draw:text-style-name="P1" draw:layer="layout" svg:x1="48.149cm" svg:y1="29.684cm" svg:x2="48.149cm" svg:y2="32.867cm">
          <text:p/>
        </draw:line>
        <draw:line draw:style-name="gr6" draw:text-style-name="P1" draw:layer="layout" svg:x1="48.12cm" svg:y1="29.684cm" svg:x2="48.149cm" svg:y2="29.684cm">
          <text:p/>
        </draw:line>
        <draw:line draw:style-name="gr6" draw:text-style-name="P1" draw:layer="layout" svg:x1="45.495cm" svg:y1="29.138cm" svg:x2="45.495cm" svg:y2="29.559cm">
          <text:p/>
        </draw:line>
        <draw:line draw:style-name="gr6" draw:text-style-name="P1" draw:layer="layout" svg:x1="47.976cm" svg:y1="29.138cm" svg:x2="45.495cm" svg:y2="29.138cm">
          <text:p/>
        </draw:line>
        <draw:line draw:style-name="gr6" draw:text-style-name="P1" draw:layer="layout" svg:x1="47.976cm" svg:y1="30.077cm" svg:x2="47.976cm" svg:y2="29.138cm">
          <text:p/>
        </draw:line>
        <draw:line draw:style-name="gr6" draw:text-style-name="P1" draw:layer="layout" svg:x1="47.976cm" svg:y1="32.837cm" svg:x2="47.976cm" svg:y2="30.077cm">
          <text:p/>
        </draw:line>
        <draw:line draw:style-name="gr6" draw:text-style-name="P1" draw:layer="layout" svg:x1="48.12cm" svg:y1="32.837cm" svg:x2="47.976cm" svg:y2="32.837cm">
          <text:p/>
        </draw:line>
        <draw:line draw:style-name="gr6" draw:text-style-name="P1" draw:layer="layout" svg:x1="48.12cm" svg:y1="29.684cm" svg:x2="48.12cm" svg:y2="32.837cm">
          <text:p/>
        </draw:line>
        <draw:line draw:style-name="gr6" draw:text-style-name="P1" draw:layer="layout" svg:x1="45.56cm" svg:y1="31.912cm" svg:x2="45.512cm" svg:y2="31.941cm">
          <text:p/>
        </draw:line>
        <draw:line draw:style-name="gr6" draw:text-style-name="P1" draw:layer="layout" svg:x1="45.559cm" svg:y1="33.377cm" svg:x2="45.512cm" svg:y2="33.377cm">
          <text:p/>
        </draw:line>
        <draw:line draw:style-name="gr6" draw:text-style-name="P1" draw:layer="layout" svg:x1="45.559cm" svg:y1="33.326cm" svg:x2="45.559cm" svg:y2="33.377cm">
          <text:p/>
        </draw:line>
        <draw:line draw:style-name="gr6" draw:text-style-name="P1" draw:layer="layout" svg:x1="45.559cm" svg:y1="31.912cm" svg:x2="45.559cm" svg:y2="33.326cm">
          <text:p/>
        </draw:line>
        <draw:line draw:style-name="gr6" draw:text-style-name="P1" draw:layer="layout" svg:x1="45.559cm" svg:y1="30.327cm" svg:x2="45.559cm" svg:y2="31.912cm">
          <text:p/>
        </draw:line>
        <draw:line draw:style-name="gr6" draw:text-style-name="P1" draw:layer="layout" svg:x1="45.559cm" svg:y1="30.027cm" svg:x2="45.559cm" svg:y2="30.327cm">
          <text:p/>
        </draw:line>
        <draw:line draw:style-name="gr6" draw:text-style-name="P1" draw:layer="layout" svg:x1="45.512cm" svg:y1="30.027cm" svg:x2="45.559cm" svg:y2="30.027cm">
          <text:p/>
        </draw:line>
        <draw:line draw:style-name="gr6" draw:text-style-name="P1" draw:layer="layout" svg:x1="45.512cm" svg:y1="33.326cm" svg:x2="45.512cm" svg:y2="33.377cm">
          <text:p/>
        </draw:line>
        <draw:line draw:style-name="gr6" draw:text-style-name="P1" draw:layer="layout" svg:x1="45.512cm" svg:y1="31.94cm" svg:x2="45.512cm" svg:y2="33.326cm">
          <text:p/>
        </draw:line>
        <draw:line draw:style-name="gr6" draw:text-style-name="P1" draw:layer="layout" svg:x1="45.512cm" svg:y1="30.327cm" svg:x2="45.512cm" svg:y2="31.94cm">
          <text:p/>
        </draw:line>
        <draw:line draw:style-name="gr6" draw:text-style-name="P1" draw:layer="layout" svg:x1="45.512cm" svg:y1="30.027cm" svg:x2="45.512cm" svg:y2="30.327cm">
          <text:p/>
        </draw:line>
        <draw:polygon draw:style-name="gr6" draw:text-style-name="P1" draw:layer="layout" svg:width="0.027cm" svg:height="0.121cm" svg:x="16.681cm" svg:y="16.67cm" svg:viewBox="0 0 28 122" draw:points="0,122 28,122 28,0 0,0">
          <text:p/>
        </draw:polygon>
        <draw:polygon draw:style-name="gr6" draw:text-style-name="P1" draw:layer="layout" svg:width="1.145cm" svg:height="0.002cm" svg:x="34.656cm" svg:y="16.73cm" svg:viewBox="0 0 1146 3" draw:points="0,3 1146,3 1146,0 0,0">
          <text:p/>
        </draw:polygon>
        <draw:line draw:style-name="gr6" draw:text-style-name="P1" draw:layer="layout" svg:x1="35.801cm" svg:y1="16.791cm" svg:x2="34.656cm" svg:y2="16.791cm">
          <text:p/>
        </draw:line>
        <draw:line draw:style-name="gr6" draw:text-style-name="P1" draw:layer="layout" svg:x1="35.801cm" svg:y1="16.67cm" svg:x2="34.656cm" svg:y2="16.67cm">
          <text:p/>
        </draw:line>
        <draw:polygon draw:style-name="gr6" draw:text-style-name="P1" draw:layer="layout" svg:width="0.057cm" svg:height="0.121cm" svg:x="34.599cm" svg:y="16.67cm" svg:viewBox="0 0 58 122" draw:points="0,122 58,122 58,0 0,0">
          <text:p/>
        </draw:polygon>
        <draw:line draw:style-name="gr6" draw:text-style-name="P1" draw:layer="layout" svg:x1="67.011cm" svg:y1="11.33cm" svg:x2="67.955cm" svg:y2="11.33cm">
          <text:p/>
        </draw:line>
        <draw:line draw:style-name="gr6" draw:text-style-name="P1" draw:layer="layout" svg:x1="67.955cm" svg:y1="11.389cm" svg:x2="67.011cm" svg:y2="11.389cm">
          <text:p/>
        </draw:line>
        <draw:line draw:style-name="gr6" draw:text-style-name="P1" draw:layer="layout" svg:x1="67.955cm" svg:y1="11.271cm" svg:x2="67.011cm" svg:y2="11.271cm">
          <text:p/>
        </draw:line>
        <draw:polygon draw:style-name="gr6" draw:text-style-name="P1" draw:layer="layout" svg:width="0.057cm" svg:height="0.118cm" svg:x="66.954cm" svg:y="11.271cm" svg:viewBox="0 0 58 119" draw:points="0,119 58,119 58,0 0,0">
          <text:p/>
        </draw:polygon>
        <draw:line draw:style-name="gr6" draw:text-style-name="P1" draw:layer="layout" svg:x1="66.097cm" svg:y1="14.933cm" svg:x2="66.954cm" svg:y2="14.933cm">
          <text:p/>
        </draw:line>
        <draw:line draw:style-name="gr6" draw:text-style-name="P1" draw:layer="layout" svg:x1="66.954cm" svg:y1="14.992cm" svg:x2="66.097cm" svg:y2="14.992cm">
          <text:p/>
        </draw:line>
        <draw:line draw:style-name="gr6" draw:text-style-name="P1" draw:layer="layout" svg:x1="66.954cm" svg:y1="14.873cm" svg:x2="66.097cm" svg:y2="14.873cm">
          <text:p/>
        </draw:line>
        <draw:polyline draw:style-name="gr6" draw:text-style-name="P1" draw:layer="layout" svg:width="0.028cm" svg:height="0.119cm" svg:x="66.069cm" svg:y="14.873cm" svg:viewBox="0 0 29 120" draw:points="0,120 29,120 29,0 0,0">
          <text:p/>
        </draw:polyline>
        <draw:line draw:style-name="gr6" draw:text-style-name="P1" draw:layer="layout" svg:x1="66.069cm" svg:y1="14.873cm" svg:x2="66.069cm" svg:y2="14.992cm">
          <text:p/>
        </draw:line>
        <draw:line draw:style-name="gr6" draw:text-style-name="P1" draw:layer="layout" svg:x1="70.366cm" svg:y1="11.33cm" svg:x2="71.312cm" svg:y2="11.33cm">
          <text:p/>
        </draw:line>
        <draw:line draw:style-name="gr6" draw:text-style-name="P1" draw:layer="layout" svg:x1="71.312cm" svg:y1="11.389cm" svg:x2="70.366cm" svg:y2="11.389cm">
          <text:p/>
        </draw:line>
        <draw:line draw:style-name="gr6" draw:text-style-name="P1" draw:layer="layout" svg:x1="71.312cm" svg:y1="11.271cm" svg:x2="70.366cm" svg:y2="11.271cm">
          <text:p/>
        </draw:line>
        <draw:polygon draw:style-name="gr6" draw:text-style-name="P1" draw:layer="layout" svg:width="0.055cm" svg:height="0.118cm" svg:x="70.311cm" svg:y="11.271cm" svg:viewBox="0 0 56 119" draw:points="0,119 56,119 56,0 0,0">
          <text:p/>
        </draw:polygon>
        <draw:line draw:style-name="gr6" draw:text-style-name="P1" draw:layer="layout" svg:x1="69.454cm" svg:y1="14.933cm" svg:x2="70.311cm" svg:y2="14.933cm">
          <text:p/>
        </draw:line>
        <draw:line draw:style-name="gr6" draw:text-style-name="P1" draw:layer="layout" svg:x1="70.311cm" svg:y1="14.992cm" svg:x2="69.454cm" svg:y2="14.992cm">
          <text:p/>
        </draw:line>
        <draw:line draw:style-name="gr6" draw:text-style-name="P1" draw:layer="layout" svg:x1="70.311cm" svg:y1="14.873cm" svg:x2="69.454cm" svg:y2="14.873cm">
          <text:p/>
        </draw:line>
        <draw:polygon draw:style-name="gr6" draw:text-style-name="P1" draw:layer="layout" svg:width="0.028cm" svg:height="0.119cm" svg:x="69.426cm" svg:y="14.873cm" svg:viewBox="0 0 29 120" draw:points="0,120 29,120 29,0 0,0">
          <text:p/>
        </draw:polygon>
        <draw:line draw:style-name="gr6" draw:text-style-name="P1" draw:layer="layout" svg:x1="70.713cm" svg:y1="35.926cm" svg:x2="71.592cm" svg:y2="35.926cm">
          <text:p/>
        </draw:line>
        <draw:line draw:style-name="gr6" draw:text-style-name="P1" draw:layer="layout" svg:x1="71.592cm" svg:y1="35.985cm" svg:x2="70.713cm" svg:y2="35.985cm">
          <text:p/>
        </draw:line>
        <draw:line draw:style-name="gr6" draw:text-style-name="P1" draw:layer="layout" svg:x1="71.592cm" svg:y1="35.866cm" svg:x2="70.713cm" svg:y2="35.866cm">
          <text:p/>
        </draw:line>
        <draw:polygon draw:style-name="gr6" draw:text-style-name="P1" draw:layer="layout" svg:width="0.055cm" svg:height="0.119cm" svg:x="70.658cm" svg:y="35.866cm" svg:viewBox="0 0 56 120" draw:points="0,120 56,120 56,0 0,0">
          <text:p/>
        </draw:polygon>
        <draw:polygon draw:style-name="gr6" draw:text-style-name="P1" draw:layer="layout" svg:width="0.802cm" svg:height="0.002cm" svg:x="68.021cm" svg:y="39.524cm" svg:viewBox="0 0 803 3" draw:points="0,3 803,3 803,0 0,0">
          <text:p/>
        </draw:polygon>
        <draw:line draw:style-name="gr6" draw:text-style-name="P1" draw:layer="layout" svg:x1="68.823cm" svg:y1="39.585cm" svg:x2="68.021cm" svg:y2="39.585cm">
          <text:p/>
        </draw:line>
        <draw:line draw:style-name="gr6" draw:text-style-name="P1" draw:layer="layout" svg:x1="68.823cm" svg:y1="39.465cm" svg:x2="68.021cm" svg:y2="39.465cm">
          <text:p/>
        </draw:line>
        <draw:polygon draw:style-name="gr6" draw:text-style-name="P1" draw:layer="layout" svg:width="0.028cm" svg:height="0.12cm" svg:x="67.993cm" svg:y="39.465cm" svg:viewBox="0 0 29 121" draw:points="0,121 29,121 29,0 0,0">
          <text:p/>
        </draw:polygon>
        <draw:line draw:style-name="gr6" draw:text-style-name="P1" draw:layer="layout" svg:x1="24.591cm" svg:y1="24.094cm" svg:x2="24.591cm" svg:y2="23.975cm">
          <text:p/>
        </draw:line>
        <draw:line draw:style-name="gr6" draw:text-style-name="P1" draw:layer="layout" svg:x1="24.563cm" svg:y1="24.034cm" svg:x2="23.406cm" svg:y2="24.034cm">
          <text:p/>
        </draw:line>
        <draw:polyline draw:style-name="gr6" draw:text-style-name="P1" draw:layer="layout" svg:width="1.215cm" svg:height="0.119cm" svg:x="23.376cm" svg:y="23.975cm" svg:viewBox="0 0 1216 120" draw:points="0,120 0,0 1216,0">
          <text:p/>
        </draw:polyline>
        <draw:line draw:style-name="gr6" draw:text-style-name="P1" draw:layer="layout" svg:x1="24.591cm" svg:y1="24.094cm" svg:x2="23.376cm" svg:y2="24.094cm">
          <text:p/>
        </draw:line>
        <draw:line draw:style-name="gr6" draw:text-style-name="P1" draw:layer="layout" svg:x1="24.563cm" svg:y1="23.975cm" svg:x2="23.406cm" svg:y2="23.975cm">
          <text:p/>
        </draw:line>
        <draw:line draw:style-name="gr6" draw:text-style-name="P1" draw:layer="layout" svg:x1="23.406cm" svg:y1="24.094cm" svg:x2="24.563cm" svg:y2="24.094cm">
          <text:p/>
        </draw:line>
        <draw:line draw:style-name="gr6" draw:text-style-name="P1" draw:layer="layout" svg:x1="23.406cm" svg:y1="24.094cm" svg:x2="23.376cm" svg:y2="24.094cm">
          <text:p/>
        </draw:line>
        <draw:line draw:style-name="gr6" draw:text-style-name="P1" draw:layer="layout" svg:x1="23.406cm" svg:y1="23.975cm" svg:x2="23.406cm" svg:y2="24.094cm">
          <text:p/>
        </draw:line>
        <draw:line draw:style-name="gr6" draw:text-style-name="P1" draw:layer="layout" svg:x1="23.376cm" svg:y1="23.975cm" svg:x2="23.406cm" svg:y2="23.975cm">
          <text:p/>
        </draw:line>
        <draw:line draw:style-name="gr6" draw:text-style-name="P1" draw:layer="layout" svg:x1="24.563cm" svg:y1="24.094cm" svg:x2="24.563cm" svg:y2="23.975cm">
          <text:p/>
        </draw:line>
        <draw:line draw:style-name="gr6" draw:text-style-name="P1" draw:layer="layout" svg:x1="24.591cm" svg:y1="24.094cm" svg:x2="24.563cm" svg:y2="24.094cm">
          <text:p/>
        </draw:line>
        <draw:line draw:style-name="gr6" draw:text-style-name="P1" draw:layer="layout" svg:x1="24.563cm" svg:y1="23.975cm" svg:x2="24.591cm" svg:y2="23.975cm">
          <text:p/>
        </draw:line>
        <draw:line draw:style-name="gr6" draw:text-style-name="P1" draw:layer="layout" svg:x1="23.348cm" svg:y1="24.094cm" svg:x2="22.419cm" svg:y2="24.094cm">
          <text:p/>
        </draw:line>
        <draw:line draw:style-name="gr6" draw:text-style-name="P1" draw:layer="layout" svg:x1="23.348cm" svg:y1="23.975cm" svg:x2="23.348cm" svg:y2="24.094cm">
          <text:p/>
        </draw:line>
        <draw:line draw:style-name="gr6" draw:text-style-name="P1" draw:layer="layout" svg:x1="22.419cm" svg:y1="23.975cm" svg:x2="23.348cm" svg:y2="23.975cm">
          <text:p/>
        </draw:line>
        <draw:line draw:style-name="gr6" draw:text-style-name="P1" draw:layer="layout" svg:x1="22.419cm" svg:y1="24.094cm" svg:x2="22.419cm" svg:y2="23.975cm">
          <text:p/>
        </draw:line>
        <draw:line draw:style-name="gr6" draw:text-style-name="P1" draw:layer="layout" svg:x1="22.419cm" svg:y1="24.094cm" svg:x2="22.392cm" svg:y2="24.094cm">
          <text:p/>
        </draw:line>
        <draw:line draw:style-name="gr6" draw:text-style-name="P1" draw:layer="layout" svg:x1="22.419cm" svg:y1="23.975cm" svg:x2="22.419cm" svg:y2="24.094cm">
          <text:p/>
        </draw:line>
        <draw:line draw:style-name="gr6" draw:text-style-name="P1" draw:layer="layout" svg:x1="22.392cm" svg:y1="23.975cm" svg:x2="22.419cm" svg:y2="23.975cm">
          <text:p/>
        </draw:line>
        <draw:line draw:style-name="gr6" draw:text-style-name="P1" draw:layer="layout" svg:x1="23.348cm" svg:y1="24.094cm" svg:x2="23.348cm" svg:y2="23.975cm">
          <text:p/>
        </draw:line>
        <draw:line draw:style-name="gr6" draw:text-style-name="P1" draw:layer="layout" svg:x1="23.376cm" svg:y1="24.094cm" svg:x2="23.348cm" svg:y2="24.094cm">
          <text:p/>
        </draw:line>
        <draw:line draw:style-name="gr6" draw:text-style-name="P1" draw:layer="layout" svg:x1="23.348cm" svg:y1="23.975cm" svg:x2="23.376cm" svg:y2="23.975cm">
          <text:p/>
        </draw:line>
        <draw:line draw:style-name="gr6" draw:text-style-name="P1" draw:layer="layout" svg:x1="23.177cm" svg:y1="24.034cm" svg:x2="22.591cm" svg:y2="24.034cm">
          <text:p/>
        </draw:line>
        <draw:line draw:style-name="gr6" draw:text-style-name="P1" draw:layer="layout" svg:x1="22.419cm" svg:y1="23.975cm" svg:x2="22.419cm" svg:y2="23.067cm">
          <text:p/>
        </draw:line>
        <draw:line draw:style-name="gr6" draw:text-style-name="P1" draw:layer="layout" svg:x1="22.392cm" svg:y1="23.975cm" svg:x2="22.392cm" svg:y2="24.094cm">
          <text:p/>
        </draw:line>
        <draw:line draw:style-name="gr6" draw:text-style-name="P1" draw:layer="layout" svg:x1="23.376cm" svg:y1="23.975cm" svg:x2="23.376cm" svg:y2="24.094cm">
          <text:p/>
        </draw:line>
        <draw:path draw:style-name="gr6" draw:text-style-name="P1" draw:layer="layout" svg:width="0.908cm" svg:height="0.908cm" svg:x="22.419cm" svg:y="23.067cm" svg:viewBox="0 0 909 909" svg:d="M0 0c502 0 909 407 909 909">
          <text:p/>
        </draw:path>
        <draw:line draw:style-name="gr6" draw:text-style-name="P1" draw:layer="layout" svg:x1="28.189cm" svg:y1="26.763cm" svg:x2="28.189cm" svg:y2="26.883cm">
          <text:p/>
        </draw:line>
        <draw:line draw:style-name="gr6" draw:text-style-name="P1" draw:layer="layout" svg:x1="28.162cm" svg:y1="26.824cm" svg:x2="27.004cm" svg:y2="26.824cm">
          <text:p/>
        </draw:line>
        <draw:polyline draw:style-name="gr6" draw:text-style-name="P1" draw:layer="layout" svg:width="1.213cm" svg:height="0.12cm" svg:x="26.976cm" svg:y="26.763cm" svg:viewBox="0 0 1214 121" draw:points="0,0 0,121 1214,121">
          <text:p/>
        </draw:polyline>
        <draw:line draw:style-name="gr6" draw:text-style-name="P1" draw:layer="layout" svg:x1="28.189cm" svg:y1="26.763cm" svg:x2="26.976cm" svg:y2="26.763cm">
          <text:p/>
        </draw:line>
        <draw:line draw:style-name="gr6" draw:text-style-name="P1" draw:layer="layout" svg:x1="28.162cm" svg:y1="26.883cm" svg:x2="27.004cm" svg:y2="26.883cm">
          <text:p/>
        </draw:line>
        <draw:line draw:style-name="gr6" draw:text-style-name="P1" draw:layer="layout" svg:x1="27.004cm" svg:y1="26.763cm" svg:x2="28.162cm" svg:y2="26.763cm">
          <text:p/>
        </draw:line>
        <draw:polyline draw:style-name="gr6" draw:text-style-name="P1" draw:layer="layout" svg:width="0.028cm" svg:height="0.12cm" svg:x="26.976cm" svg:y="26.763cm" svg:viewBox="0 0 29 121" draw:points="0,121 29,121 29,0 0,0">
          <text:p/>
        </draw:polyline>
        <draw:line draw:style-name="gr6" draw:text-style-name="P1" draw:layer="layout" svg:x1="28.162cm" svg:y1="26.883cm" svg:x2="28.189cm" svg:y2="26.883cm">
          <text:p/>
        </draw:line>
        <draw:polyline draw:style-name="gr6" draw:text-style-name="P1" draw:layer="layout" svg:width="0.027cm" svg:height="0.12cm" svg:x="28.162cm" svg:y="26.763cm" svg:viewBox="0 0 28 121" draw:points="28,0 0,0 0,121">
          <text:p/>
        </draw:polyline>
        <draw:polygon draw:style-name="gr6" draw:text-style-name="P1" draw:layer="layout" svg:width="0.931cm" svg:height="0.12cm" svg:x="26.018cm" svg:y="26.763cm" svg:viewBox="0 0 932 121" draw:points="0,0 0,121 932,121 932,0">
          <text:p/>
        </draw:polygon>
        <draw:line draw:style-name="gr6" draw:text-style-name="P1" draw:layer="layout" svg:x1="26.949cm" svg:y1="26.883cm" svg:x2="26.976cm" svg:y2="26.883cm">
          <text:p/>
        </draw:line>
        <draw:polyline draw:style-name="gr6" draw:text-style-name="P1" draw:layer="layout" svg:width="0.027cm" svg:height="0.12cm" svg:x="26.949cm" svg:y="26.763cm" svg:viewBox="0 0 28 121" draw:points="28,0 0,0 0,121">
          <text:p/>
        </draw:polyline>
        <draw:polyline draw:style-name="gr6" draw:text-style-name="P1" draw:layer="layout" svg:width="0.028cm" svg:height="0.12cm" svg:x="25.99cm" svg:y="26.763cm" svg:viewBox="0 0 29 121" draw:points="0,121 29,121 29,0 0,0">
          <text:p/>
        </draw:polyline>
        <draw:line draw:style-name="gr6" draw:text-style-name="P1" draw:layer="layout" svg:x1="26.775cm" svg:y1="26.824cm" svg:x2="26.191cm" svg:y2="26.824cm">
          <text:p/>
        </draw:line>
        <draw:line draw:style-name="gr6" draw:text-style-name="P1" draw:layer="layout" svg:x1="26.018cm" svg:y1="26.883cm" svg:x2="26.018cm" svg:y2="27.791cm">
          <text:p/>
        </draw:line>
        <draw:line draw:style-name="gr6" draw:text-style-name="P1" draw:layer="layout" svg:x1="25.99cm" svg:y1="26.883cm" svg:x2="25.99cm" svg:y2="26.763cm">
          <text:p/>
        </draw:line>
        <draw:line draw:style-name="gr6" draw:text-style-name="P1" draw:layer="layout" svg:x1="26.976cm" svg:y1="26.883cm" svg:x2="26.976cm" svg:y2="26.763cm">
          <text:p/>
        </draw:line>
        <draw:path draw:style-name="gr6" draw:text-style-name="P1" draw:layer="layout" svg:width="0.908cm" svg:height="0.908cm" svg:x="26.018cm" svg:y="26.883cm" svg:viewBox="0 0 909 909" svg:d="M909 0c0 502-408 909-909 909">
          <text:p/>
        </draw:path>
        <draw:line draw:style-name="gr6" draw:text-style-name="P1" draw:layer="layout" svg:x1="31.79cm" svg:y1="29.559cm" svg:x2="31.79cm" svg:y2="29.677cm">
          <text:p/>
        </draw:line>
        <draw:line draw:style-name="gr6" draw:text-style-name="P1" draw:layer="layout" svg:x1="31.76cm" svg:y1="29.618cm" svg:x2="30.602cm" svg:y2="29.618cm">
          <text:p/>
        </draw:line>
        <draw:polyline draw:style-name="gr6" draw:text-style-name="P1" draw:layer="layout" svg:width="1.215cm" svg:height="0.118cm" svg:x="30.575cm" svg:y="29.559cm" svg:viewBox="0 0 1216 119" draw:points="0,0 0,119 1216,119">
          <text:p/>
        </draw:polyline>
        <draw:line draw:style-name="gr6" draw:text-style-name="P1" draw:layer="layout" svg:x1="31.79cm" svg:y1="29.559cm" svg:x2="30.575cm" svg:y2="29.559cm">
          <text:p/>
        </draw:line>
        <draw:line draw:style-name="gr6" draw:text-style-name="P1" draw:layer="layout" svg:x1="31.76cm" svg:y1="29.677cm" svg:x2="30.602cm" svg:y2="29.677cm">
          <text:p/>
        </draw:line>
        <draw:line draw:style-name="gr6" draw:text-style-name="P1" draw:layer="layout" svg:x1="30.602cm" svg:y1="29.559cm" svg:x2="31.76cm" svg:y2="29.559cm">
          <text:p/>
        </draw:line>
        <draw:polyline draw:style-name="gr6" draw:text-style-name="P1" draw:layer="layout" svg:width="0.027cm" svg:height="0.118cm" svg:x="30.575cm" svg:y="29.559cm" svg:viewBox="0 0 28 119" draw:points="0,119 28,119 28,0 0,0">
          <text:p/>
        </draw:polyline>
        <draw:line draw:style-name="gr6" draw:text-style-name="P1" draw:layer="layout" svg:x1="31.76cm" svg:y1="29.677cm" svg:x2="31.79cm" svg:y2="29.677cm">
          <text:p/>
        </draw:line>
        <draw:polyline draw:style-name="gr6" draw:text-style-name="P1" draw:layer="layout" svg:width="0.03cm" svg:height="0.118cm" svg:x="31.76cm" svg:y="29.559cm" svg:viewBox="0 0 31 119" draw:points="31,0 0,0 0,119">
          <text:p/>
        </draw:polyline>
        <draw:polygon draw:style-name="gr6" draw:text-style-name="P1" draw:layer="layout" svg:width="0.929cm" svg:height="0.118cm" svg:x="29.618cm" svg:y="29.559cm" svg:viewBox="0 0 930 119" draw:points="0,0 0,119 930,119 930,0">
          <text:p/>
        </draw:polygon>
        <draw:line draw:style-name="gr6" draw:text-style-name="P1" draw:layer="layout" svg:x1="30.547cm" svg:y1="29.677cm" svg:x2="30.575cm" svg:y2="29.677cm">
          <text:p/>
        </draw:line>
        <draw:polyline draw:style-name="gr6" draw:text-style-name="P1" draw:layer="layout" svg:width="0.028cm" svg:height="0.118cm" svg:x="30.547cm" svg:y="29.559cm" svg:viewBox="0 0 29 119" draw:points="29,0 0,0 0,119">
          <text:p/>
        </draw:polyline>
        <draw:polyline draw:style-name="gr6" draw:text-style-name="P1" draw:layer="layout" svg:width="0.03cm" svg:height="0.118cm" svg:x="29.588cm" svg:y="29.559cm" svg:viewBox="0 0 31 119" draw:points="0,119 31,119 31,0 0,0">
          <text:p/>
        </draw:polyline>
        <draw:line draw:style-name="gr6" draw:text-style-name="P1" draw:layer="layout" svg:x1="30.376cm" svg:y1="29.618cm" svg:x2="29.789cm" svg:y2="29.618cm">
          <text:p/>
        </draw:line>
        <draw:line draw:style-name="gr6" draw:text-style-name="P1" draw:layer="layout" svg:x1="29.618cm" svg:y1="29.677cm" svg:x2="29.618cm" svg:y2="30.585cm">
          <text:p/>
        </draw:line>
        <draw:line draw:style-name="gr6" draw:text-style-name="P1" draw:layer="layout" svg:x1="29.588cm" svg:y1="29.677cm" svg:x2="29.588cm" svg:y2="29.559cm">
          <text:p/>
        </draw:line>
        <draw:line draw:style-name="gr6" draw:text-style-name="P1" draw:layer="layout" svg:x1="30.575cm" svg:y1="29.677cm" svg:x2="30.575cm" svg:y2="29.559cm">
          <text:p/>
        </draw:line>
        <draw:path draw:style-name="gr6" draw:text-style-name="P1" draw:layer="layout" svg:width="0.908cm" svg:height="0.908cm" svg:x="29.618cm" svg:y="29.677cm" svg:viewBox="0 0 909 909" svg:d="M909 0c0 502-407 909-909 909">
          <text:p/>
        </draw:path>
        <draw:polygon draw:style-name="gr6" draw:text-style-name="P1" draw:layer="layout" svg:width="0.169cm" svg:height="0.062cm" svg:x="64.897cm" svg:y="29.497cm" svg:viewBox="0 0 170 63" draw:points="170,63 170,0 0,0 0,63">
          <text:p/>
        </draw:polygon>
        <draw:polygon draw:style-name="gr6" draw:text-style-name="P1" draw:layer="layout" svg:width="0.006cm" svg:height="1.289cm" svg:x="64.903cm" svg:y="28.208cm" svg:viewBox="0 0 7 1290" draw:points="7,1290 7,0 0,0 0,1290">
          <text:p/>
        </draw:polygon>
        <draw:polygon draw:style-name="gr6" draw:text-style-name="P1" draw:layer="layout" svg:width="0.006cm" svg:height="1.327cm" svg:x="64.903cm" svg:y="26.837cm" svg:viewBox="0 0 7 1328" draw:points="7,1328 7,0 0,0 0,1328">
          <text:p/>
        </draw:polygon>
        <draw:polygon draw:style-name="gr6" draw:text-style-name="P1" draw:layer="layout" svg:width="0.006cm" svg:height="1.34cm" svg:x="64.903cm" svg:y="25.45cm" svg:viewBox="0 0 7 1341" draw:points="7,1341 7,0 0,0 0,1341">
          <text:p/>
        </draw:polygon>
        <draw:polygon draw:style-name="gr6" draw:text-style-name="P1" draw:layer="layout" svg:width="0.006cm" svg:height="1.34cm" svg:x="64.903cm" svg:y="24.066cm" svg:viewBox="0 0 7 1341" draw:points="7,1341 7,0 0,0 0,1341">
          <text:p/>
        </draw:polygon>
        <draw:polygon draw:style-name="gr6" draw:text-style-name="P1" draw:layer="layout" svg:width="0.006cm" svg:height="1.328cm" svg:x="64.903cm" svg:y="22.694cm" svg:viewBox="0 0 7 1329" draw:points="7,1329 7,0 0,0 0,1329">
          <text:p/>
        </draw:polygon>
        <draw:polygon draw:style-name="gr6" draw:text-style-name="P1" draw:layer="layout" svg:width="0.006cm" svg:height="1.291cm" svg:x="64.903cm" svg:y="21.359cm" svg:viewBox="0 0 7 1292" draw:points="7,1292 7,0 0,0 0,1292">
          <text:p/>
        </draw:polygon>
        <draw:polygon draw:style-name="gr6" draw:text-style-name="P1" draw:layer="layout" svg:width="0.169cm" svg:height="0.059cm" svg:x="64.897cm" svg:y="21.3cm" svg:viewBox="0 0 170 60" draw:points="170,60 170,0 0,0 0,60">
          <text:p/>
        </draw:polygon>
        <draw:polygon draw:style-name="gr6" draw:text-style-name="P1" draw:layer="layout" svg:width="0.169cm" svg:height="0.044cm" svg:x="64.897cm" svg:y="28.164cm" svg:viewBox="0 0 170 45" draw:points="170,45 170,0 0,0 0,45">
          <text:p/>
        </draw:polygon>
        <draw:polygon draw:style-name="gr6" draw:text-style-name="P1" draw:layer="layout" svg:width="0.169cm" svg:height="0.047cm" svg:x="64.897cm" svg:y="26.79cm" svg:viewBox="0 0 170 48" draw:points="170,48 170,0 0,0 0,48">
          <text:p/>
        </draw:polygon>
        <draw:polygon draw:style-name="gr6" draw:text-style-name="P1" draw:layer="layout" svg:width="0.169cm" svg:height="0.044cm" svg:x="64.897cm" svg:y="25.406cm" svg:viewBox="0 0 170 45" draw:points="170,45 170,0 0,0 0,45">
          <text:p/>
        </draw:polygon>
        <draw:polygon draw:style-name="gr6" draw:text-style-name="P1" draw:layer="layout" svg:width="0.169cm" svg:height="0.044cm" svg:x="64.897cm" svg:y="24.022cm" svg:viewBox="0 0 170 45" draw:points="170,45 170,0 0,0 0,45">
          <text:p/>
        </draw:polygon>
        <draw:polygon draw:style-name="gr6" draw:text-style-name="P1" draw:layer="layout" svg:width="0.169cm" svg:height="0.044cm" svg:x="64.897cm" svg:y="22.65cm" svg:viewBox="0 0 170 45" draw:points="170,45 170,0 0,0 0,45">
          <text:p/>
        </draw:polygon>
        <draw:line draw:style-name="gr6" draw:text-style-name="P1" draw:layer="layout" svg:x1="65.066cm" svg:y1="28.208cm" svg:x2="65.066cm" svg:y2="29.497cm">
          <text:p/>
        </draw:line>
        <draw:line draw:style-name="gr6" draw:text-style-name="P1" draw:layer="layout" svg:x1="64.897cm" svg:y1="29.497cm" svg:x2="64.897cm" svg:y2="28.208cm">
          <text:p/>
        </draw:line>
        <draw:line draw:style-name="gr6" draw:text-style-name="P1" draw:layer="layout" svg:x1="65.066cm" svg:y1="24.094cm" svg:x2="65.066cm" svg:y2="25.406cm">
          <text:p/>
        </draw:line>
        <draw:line draw:style-name="gr6" draw:text-style-name="P1" draw:layer="layout" svg:x1="64.897cm" svg:y1="25.406cm" svg:x2="64.897cm" svg:y2="24.066cm">
          <text:p/>
        </draw:line>
        <draw:line draw:style-name="gr6" draw:text-style-name="P1" draw:layer="layout" svg:x1="65.066cm" svg:y1="26.864cm" svg:x2="65.066cm" svg:y2="28.164cm">
          <text:p/>
        </draw:line>
        <draw:line draw:style-name="gr6" draw:text-style-name="P1" draw:layer="layout" svg:x1="64.897cm" svg:y1="28.164cm" svg:x2="64.897cm" svg:y2="26.837cm">
          <text:p/>
        </draw:line>
        <draw:line draw:style-name="gr6" draw:text-style-name="P1" draw:layer="layout" svg:x1="65.066cm" svg:y1="22.694cm" svg:x2="65.066cm" svg:y2="23.994cm">
          <text:p/>
        </draw:line>
        <draw:line draw:style-name="gr6" draw:text-style-name="P1" draw:layer="layout" svg:x1="64.897cm" svg:y1="24.022cm" svg:x2="64.897cm" svg:y2="22.694cm">
          <text:p/>
        </draw:line>
        <draw:line draw:style-name="gr6" draw:text-style-name="P1" draw:layer="layout" svg:x1="65.066cm" svg:y1="25.45cm" svg:x2="65.066cm" svg:y2="26.763cm">
          <text:p/>
        </draw:line>
        <draw:line draw:style-name="gr6" draw:text-style-name="P1" draw:layer="layout" svg:x1="64.897cm" svg:y1="26.79cm" svg:x2="64.897cm" svg:y2="25.45cm">
          <text:p/>
        </draw:line>
        <draw:line draw:style-name="gr6" draw:text-style-name="P1" draw:layer="layout" svg:x1="59.772cm" svg:y1="9.592cm" svg:x2="59.772cm" svg:y2="9.472cm">
          <text:p/>
        </draw:line>
        <draw:line draw:style-name="gr6" draw:text-style-name="P1" draw:layer="layout" svg:x1="59.745cm" svg:y1="9.533cm" svg:x2="58.587cm" svg:y2="9.533cm">
          <text:p/>
        </draw:line>
        <draw:polyline draw:style-name="gr6" draw:text-style-name="P1" draw:layer="layout" svg:width="1.213cm" svg:height="0.12cm" svg:x="58.559cm" svg:y="9.472cm" svg:viewBox="0 0 1214 121" draw:points="0,121 0,0 1214,0">
          <text:p/>
        </draw:polyline>
        <draw:line draw:style-name="gr6" draw:text-style-name="P1" draw:layer="layout" svg:x1="59.772cm" svg:y1="9.592cm" svg:x2="58.559cm" svg:y2="9.592cm">
          <text:p/>
        </draw:line>
        <draw:line draw:style-name="gr6" draw:text-style-name="P1" draw:layer="layout" svg:x1="59.745cm" svg:y1="9.472cm" svg:x2="58.587cm" svg:y2="9.472cm">
          <text:p/>
        </draw:line>
        <draw:line draw:style-name="gr6" draw:text-style-name="P1" draw:layer="layout" svg:x1="58.587cm" svg:y1="9.592cm" svg:x2="59.745cm" svg:y2="9.592cm">
          <text:p/>
        </draw:line>
        <draw:line draw:style-name="gr6" draw:text-style-name="P1" draw:layer="layout" svg:x1="58.587cm" svg:y1="9.592cm" svg:x2="58.559cm" svg:y2="9.592cm">
          <text:p/>
        </draw:line>
        <draw:line draw:style-name="gr6" draw:text-style-name="P1" draw:layer="layout" svg:x1="58.587cm" svg:y1="9.472cm" svg:x2="58.587cm" svg:y2="9.592cm">
          <text:p/>
        </draw:line>
        <draw:line draw:style-name="gr6" draw:text-style-name="P1" draw:layer="layout" svg:x1="58.559cm" svg:y1="9.472cm" svg:x2="58.587cm" svg:y2="9.472cm">
          <text:p/>
        </draw:line>
        <draw:line draw:style-name="gr6" draw:text-style-name="P1" draw:layer="layout" svg:x1="59.745cm" svg:y1="9.592cm" svg:x2="59.745cm" svg:y2="9.472cm">
          <text:p/>
        </draw:line>
        <draw:line draw:style-name="gr6" draw:text-style-name="P1" draw:layer="layout" svg:x1="59.772cm" svg:y1="9.592cm" svg:x2="59.745cm" svg:y2="9.592cm">
          <text:p/>
        </draw:line>
        <draw:line draw:style-name="gr6" draw:text-style-name="P1" draw:layer="layout" svg:x1="59.745cm" svg:y1="9.472cm" svg:x2="59.772cm" svg:y2="9.472cm">
          <text:p/>
        </draw:line>
        <draw:line draw:style-name="gr6" draw:text-style-name="P1" draw:layer="layout" svg:x1="58.53cm" svg:y1="9.592cm" svg:x2="57.6cm" svg:y2="9.592cm">
          <text:p/>
        </draw:line>
        <draw:line draw:style-name="gr6" draw:text-style-name="P1" draw:layer="layout" svg:x1="58.53cm" svg:y1="9.472cm" svg:x2="58.53cm" svg:y2="9.592cm">
          <text:p/>
        </draw:line>
        <draw:line draw:style-name="gr6" draw:text-style-name="P1" draw:layer="layout" svg:x1="57.6cm" svg:y1="9.472cm" svg:x2="58.53cm" svg:y2="9.472cm">
          <text:p/>
        </draw:line>
        <draw:line draw:style-name="gr6" draw:text-style-name="P1" draw:layer="layout" svg:x1="57.6cm" svg:y1="9.592cm" svg:x2="57.6cm" svg:y2="9.472cm">
          <text:p/>
        </draw:line>
        <draw:line draw:style-name="gr6" draw:text-style-name="P1" draw:layer="layout" svg:x1="57.6cm" svg:y1="9.592cm" svg:x2="57.573cm" svg:y2="9.592cm">
          <text:p/>
        </draw:line>
        <draw:line draw:style-name="gr6" draw:text-style-name="P1" draw:layer="layout" svg:x1="57.6cm" svg:y1="9.472cm" svg:x2="57.6cm" svg:y2="9.592cm">
          <text:p/>
        </draw:line>
        <draw:line draw:style-name="gr6" draw:text-style-name="P1" draw:layer="layout" svg:x1="57.573cm" svg:y1="9.472cm" svg:x2="57.6cm" svg:y2="9.472cm">
          <text:p/>
        </draw:line>
        <draw:line draw:style-name="gr6" draw:text-style-name="P1" draw:layer="layout" svg:x1="58.53cm" svg:y1="9.592cm" svg:x2="58.53cm" svg:y2="9.472cm">
          <text:p/>
        </draw:line>
        <draw:line draw:style-name="gr6" draw:text-style-name="P1" draw:layer="layout" svg:x1="58.559cm" svg:y1="9.592cm" svg:x2="58.53cm" svg:y2="9.592cm">
          <text:p/>
        </draw:line>
        <draw:line draw:style-name="gr6" draw:text-style-name="P1" draw:layer="layout" svg:x1="58.53cm" svg:y1="9.472cm" svg:x2="58.559cm" svg:y2="9.472cm">
          <text:p/>
        </draw:line>
        <draw:line draw:style-name="gr6" draw:text-style-name="P1" draw:layer="layout" svg:x1="57.6cm" svg:y1="9.472cm" svg:x2="57.6cm" svg:y2="8.566cm">
          <text:p/>
        </draw:line>
        <draw:line draw:style-name="gr6" draw:text-style-name="P1" draw:layer="layout" svg:x1="57.573cm" svg:y1="9.472cm" svg:x2="57.573cm" svg:y2="9.592cm">
          <text:p/>
        </draw:line>
        <draw:line draw:style-name="gr6" draw:text-style-name="P1" draw:layer="layout" svg:x1="58.559cm" svg:y1="9.472cm" svg:x2="58.559cm" svg:y2="9.592cm">
          <text:p/>
        </draw:line>
        <draw:path draw:style-name="gr6" draw:text-style-name="P1" draw:layer="layout" svg:width="0.908cm" svg:height="0.906cm" svg:x="57.6cm" svg:y="8.566cm" svg:viewBox="0 0 909 907" svg:d="M0 0c503 0 909 407 909 907">
          <text:p/>
        </draw:path>
        <draw:polygon draw:style-name="gr6" draw:text-style-name="P1" draw:layer="layout" svg:width="0.929cm" svg:height="0.118cm" svg:x="59.789cm" svg:y="11.271cm" svg:viewBox="0 0 930 119" draw:points="930,0 930,119 0,119 0,0">
          <text:p/>
        </draw:polygon>
        <draw:line draw:style-name="gr6" draw:text-style-name="P1" draw:layer="layout" svg:x1="59.789cm" svg:y1="11.389cm" svg:x2="59.761cm" svg:y2="11.389cm">
          <text:p/>
        </draw:line>
        <draw:polyline draw:style-name="gr6" draw:text-style-name="P1" draw:layer="layout" svg:width="0.028cm" svg:height="0.118cm" svg:x="59.761cm" svg:y="11.271cm" svg:viewBox="0 0 29 119" draw:points="0,0 29,0 29,119">
          <text:p/>
        </draw:polyline>
        <draw:polyline draw:style-name="gr6" draw:text-style-name="P1" draw:layer="layout" svg:width="0.03cm" svg:height="0.118cm" svg:x="60.718cm" svg:y="11.271cm" svg:viewBox="0 0 31 119" draw:points="31,119 0,119 0,0 31,0">
          <text:p/>
        </draw:polyline>
        <draw:line draw:style-name="gr6" draw:text-style-name="P1" draw:layer="layout" svg:x1="59.96cm" svg:y1="11.33cm" svg:x2="60.547cm" svg:y2="11.33cm">
          <text:p/>
        </draw:line>
        <draw:line draw:style-name="gr6" draw:text-style-name="P1" draw:layer="layout" svg:x1="60.718cm" svg:y1="11.389cm" svg:x2="60.718cm" svg:y2="12.297cm">
          <text:p/>
        </draw:line>
        <draw:line draw:style-name="gr6" draw:text-style-name="P1" draw:layer="layout" svg:x1="60.748cm" svg:y1="11.389cm" svg:x2="60.748cm" svg:y2="11.271cm">
          <text:p/>
        </draw:line>
        <draw:line draw:style-name="gr6" draw:text-style-name="P1" draw:layer="layout" svg:x1="59.761cm" svg:y1="11.389cm" svg:x2="59.761cm" svg:y2="11.271cm">
          <text:p/>
        </draw:line>
        <draw:path draw:style-name="gr6" draw:text-style-name="P1" draw:layer="layout" svg:width="0.908cm" svg:height="0.908cm" svg:x="59.81cm" svg:y="11.389cm" svg:viewBox="0 0 909 909" svg:d="M909 909c-500 0-909-407-909-909">
          <text:p/>
        </draw:path>
        <draw:line draw:style-name="gr6" draw:text-style-name="P1" draw:layer="layout" svg:x1="59.497cm" svg:y1="11.33cm" svg:x2="58.64cm" svg:y2="11.33cm">
          <text:p/>
        </draw:line>
        <draw:line draw:style-name="gr6" draw:text-style-name="P1" draw:layer="layout" svg:x1="58.64cm" svg:y1="11.389cm" svg:x2="59.497cm" svg:y2="11.389cm">
          <text:p/>
        </draw:line>
        <draw:line draw:style-name="gr6" draw:text-style-name="P1" draw:layer="layout" svg:x1="58.64cm" svg:y1="11.271cm" svg:x2="59.497cm" svg:y2="11.271cm">
          <text:p/>
        </draw:line>
        <draw:polygon draw:style-name="gr6" draw:text-style-name="P1" draw:layer="layout" svg:width="0.027cm" svg:height="0.118cm" svg:x="57.611cm" svg:y="11.271cm" svg:viewBox="0 0 28 119" draw:points="28,119 0,119 0,0 28,0">
          <text:p/>
        </draw:polygon>
        <draw:polyline draw:style-name="gr6" draw:text-style-name="P1" draw:layer="layout" svg:width="0.237cm" svg:height="0.118cm" svg:x="59.524cm" svg:y="11.271cm" svg:viewBox="0 0 238 119" draw:points="238,119 0,119 0,0 238,0">
          <text:p/>
        </draw:polyline>
        <draw:polygon draw:style-name="gr6" draw:text-style-name="P1" draw:layer="layout" svg:width="0.027cm" svg:height="0.118cm" svg:x="59.497cm" svg:y="11.271cm" svg:viewBox="0 0 28 119" draw:points="28,119 0,119 0,0 28,0">
          <text:p/>
        </draw:polygon>
        <draw:line draw:style-name="gr6" draw:text-style-name="P1" draw:layer="layout" svg:x1="59.789cm" svg:y1="14.992cm" svg:x2="60.718cm" svg:y2="14.992cm">
          <text:p/>
        </draw:line>
        <draw:line draw:style-name="gr6" draw:text-style-name="P1" draw:layer="layout" svg:x1="59.789cm" svg:y1="14.873cm" svg:x2="59.789cm" svg:y2="14.992cm">
          <text:p/>
        </draw:line>
        <draw:line draw:style-name="gr6" draw:text-style-name="P1" draw:layer="layout" svg:x1="60.718cm" svg:y1="14.873cm" svg:x2="59.789cm" svg:y2="14.873cm">
          <text:p/>
        </draw:line>
        <draw:line draw:style-name="gr6" draw:text-style-name="P1" draw:layer="layout" svg:x1="60.718cm" svg:y1="14.992cm" svg:x2="60.718cm" svg:y2="14.873cm">
          <text:p/>
        </draw:line>
        <draw:line draw:style-name="gr6" draw:text-style-name="P1" draw:layer="layout" svg:x1="60.718cm" svg:y1="14.992cm" svg:x2="60.748cm" svg:y2="14.992cm">
          <text:p/>
        </draw:line>
        <draw:line draw:style-name="gr6" draw:text-style-name="P1" draw:layer="layout" svg:x1="60.718cm" svg:y1="14.873cm" svg:x2="60.718cm" svg:y2="14.992cm">
          <text:p/>
        </draw:line>
        <draw:line draw:style-name="gr6" draw:text-style-name="P1" draw:layer="layout" svg:x1="60.748cm" svg:y1="14.873cm" svg:x2="60.718cm" svg:y2="14.873cm">
          <text:p/>
        </draw:line>
        <draw:line draw:style-name="gr6" draw:text-style-name="P1" draw:layer="layout" svg:x1="59.789cm" svg:y1="14.992cm" svg:x2="59.789cm" svg:y2="14.873cm">
          <text:p/>
        </draw:line>
        <draw:line draw:style-name="gr6" draw:text-style-name="P1" draw:layer="layout" svg:x1="59.761cm" svg:y1="14.992cm" svg:x2="59.789cm" svg:y2="14.992cm">
          <text:p/>
        </draw:line>
        <draw:line draw:style-name="gr6" draw:text-style-name="P1" draw:layer="layout" svg:x1="59.789cm" svg:y1="14.873cm" svg:x2="59.761cm" svg:y2="14.873cm">
          <text:p/>
        </draw:line>
        <draw:line draw:style-name="gr6" draw:text-style-name="P1" draw:layer="layout" svg:x1="59.96cm" svg:y1="14.933cm" svg:x2="60.547cm" svg:y2="14.933cm">
          <text:p/>
        </draw:line>
        <draw:line draw:style-name="gr6" draw:text-style-name="P1" draw:layer="layout" svg:x1="60.718cm" svg:y1="14.873cm" svg:x2="60.718cm" svg:y2="13.965cm">
          <text:p/>
        </draw:line>
        <draw:line draw:style-name="gr6" draw:text-style-name="P1" draw:layer="layout" svg:x1="60.748cm" svg:y1="14.873cm" svg:x2="60.748cm" svg:y2="14.992cm">
          <text:p/>
        </draw:line>
        <draw:line draw:style-name="gr6" draw:text-style-name="P1" draw:layer="layout" svg:x1="59.761cm" svg:y1="14.873cm" svg:x2="59.761cm" svg:y2="14.992cm">
          <text:p/>
        </draw:line>
        <draw:path draw:style-name="gr6" draw:text-style-name="P1" draw:layer="layout" svg:width="0.908cm" svg:height="0.908cm" svg:x="59.81cm" svg:y="13.965cm" svg:viewBox="0 0 909 909" svg:d="M0 909c0-501 407-909 909-909">
          <text:p/>
        </draw:path>
        <draw:line draw:style-name="gr6" draw:text-style-name="P1" draw:layer="layout" svg:x1="58.582cm" svg:y1="14.933cm" svg:x2="57.638cm" svg:y2="14.933cm">
          <text:p/>
        </draw:line>
        <draw:line draw:style-name="gr6" draw:text-style-name="P1" draw:layer="layout" svg:x1="57.638cm" svg:y1="14.992cm" svg:x2="58.582cm" svg:y2="14.992cm">
          <text:p/>
        </draw:line>
        <draw:line draw:style-name="gr6" draw:text-style-name="P1" draw:layer="layout" svg:x1="57.638cm" svg:y1="14.873cm" svg:x2="58.582cm" svg:y2="14.873cm">
          <text:p/>
        </draw:line>
        <draw:polygon draw:style-name="gr6" draw:text-style-name="P1" draw:layer="layout" svg:width="0.027cm" svg:height="0.119cm" svg:x="57.611cm" svg:y="14.873cm" svg:viewBox="0 0 28 120" draw:points="28,120 0,120 0,0 28,0">
          <text:p/>
        </draw:polygon>
        <draw:polyline draw:style-name="gr6" draw:text-style-name="P1" draw:layer="layout" svg:width="0.237cm" svg:height="0.119cm" svg:x="59.524cm" svg:y="14.873cm" svg:viewBox="0 0 238 120" draw:points="238,120 0,120 0,0 238,0">
          <text:p/>
        </draw:polyline>
        <draw:polygon draw:style-name="gr6" draw:text-style-name="P1" draw:layer="layout" svg:width="0.058cm" svg:height="0.119cm" svg:x="58.582cm" svg:y="14.873cm" svg:viewBox="0 0 59 120" draw:points="59,120 0,120 0,0 59,0">
          <text:p/>
        </draw:polygon>
        <draw:line draw:style-name="gr6" draw:text-style-name="P1" draw:layer="layout" svg:x1="58.582cm" svg:y1="11.33cm" svg:x2="57.638cm" svg:y2="11.33cm">
          <text:p/>
        </draw:line>
        <draw:line draw:style-name="gr6" draw:text-style-name="P1" draw:layer="layout" svg:x1="57.638cm" svg:y1="11.389cm" svg:x2="58.582cm" svg:y2="11.389cm">
          <text:p/>
        </draw:line>
        <draw:line draw:style-name="gr6" draw:text-style-name="P1" draw:layer="layout" svg:x1="57.638cm" svg:y1="11.271cm" svg:x2="58.582cm" svg:y2="11.271cm">
          <text:p/>
        </draw:line>
        <draw:polygon draw:style-name="gr6" draw:text-style-name="P1" draw:layer="layout" svg:width="0.058cm" svg:height="0.118cm" svg:x="58.582cm" svg:y="11.271cm" svg:viewBox="0 0 59 119" draw:points="59,119 0,119 0,0 59,0">
          <text:p/>
        </draw:polygon>
        <draw:line draw:style-name="gr6" draw:text-style-name="P1" draw:layer="layout" svg:x1="59.497cm" svg:y1="14.933cm" svg:x2="58.64cm" svg:y2="14.933cm">
          <text:p/>
        </draw:line>
        <draw:line draw:style-name="gr6" draw:text-style-name="P1" draw:layer="layout" svg:x1="58.64cm" svg:y1="14.992cm" svg:x2="59.497cm" svg:y2="14.992cm">
          <text:p/>
        </draw:line>
        <draw:line draw:style-name="gr6" draw:text-style-name="P1" draw:layer="layout" svg:x1="58.64cm" svg:y1="14.873cm" svg:x2="59.497cm" svg:y2="14.873cm">
          <text:p/>
        </draw:line>
        <draw:polygon draw:style-name="gr6" draw:text-style-name="P1" draw:layer="layout" svg:width="0.027cm" svg:height="0.119cm" svg:x="59.497cm" svg:y="14.873cm" svg:viewBox="0 0 28 120" draw:points="28,120 0,120 0,0 28,0">
          <text:p/>
        </draw:polygon>
        <draw:line draw:style-name="gr6" draw:text-style-name="P1" draw:layer="layout" svg:x1="42.976cm" svg:y1="9.592cm" svg:x2="42.976cm" svg:y2="9.472cm">
          <text:p/>
        </draw:line>
        <draw:line draw:style-name="gr6" draw:text-style-name="P1" draw:layer="layout" svg:x1="42.949cm" svg:y1="9.533cm" svg:x2="41.791cm" svg:y2="9.533cm">
          <text:p/>
        </draw:line>
        <draw:line draw:style-name="gr6" draw:text-style-name="P1" draw:layer="layout" svg:x1="41.763cm" svg:y1="9.592cm" svg:x2="41.763cm" svg:y2="9.472cm">
          <text:p/>
        </draw:line>
        <draw:line draw:style-name="gr6" draw:text-style-name="P1" draw:layer="layout" svg:x1="41.763cm" svg:y1="9.472cm" svg:x2="42.976cm" svg:y2="9.472cm">
          <text:p/>
        </draw:line>
        <draw:line draw:style-name="gr6" draw:text-style-name="P1" draw:layer="layout" svg:x1="42.976cm" svg:y1="9.592cm" svg:x2="41.763cm" svg:y2="9.592cm">
          <text:p/>
        </draw:line>
        <draw:line draw:style-name="gr6" draw:text-style-name="P1" draw:layer="layout" svg:x1="42.949cm" svg:y1="9.472cm" svg:x2="41.791cm" svg:y2="9.472cm">
          <text:p/>
        </draw:line>
        <draw:line draw:style-name="gr6" draw:text-style-name="P1" draw:layer="layout" svg:x1="41.791cm" svg:y1="9.592cm" svg:x2="42.949cm" svg:y2="9.592cm">
          <text:p/>
        </draw:line>
        <draw:line draw:style-name="gr6" draw:text-style-name="P1" draw:layer="layout" svg:x1="41.791cm" svg:y1="9.592cm" svg:x2="41.763cm" svg:y2="9.592cm">
          <text:p/>
        </draw:line>
        <draw:line draw:style-name="gr6" draw:text-style-name="P1" draw:layer="layout" svg:x1="41.791cm" svg:y1="9.472cm" svg:x2="41.791cm" svg:y2="9.592cm">
          <text:p/>
        </draw:line>
        <draw:line draw:style-name="gr6" draw:text-style-name="P1" draw:layer="layout" svg:x1="41.763cm" svg:y1="9.472cm" svg:x2="41.791cm" svg:y2="9.472cm">
          <text:p/>
        </draw:line>
        <draw:line draw:style-name="gr6" draw:text-style-name="P1" draw:layer="layout" svg:x1="42.949cm" svg:y1="9.592cm" svg:x2="42.949cm" svg:y2="9.472cm">
          <text:p/>
        </draw:line>
        <draw:line draw:style-name="gr6" draw:text-style-name="P1" draw:layer="layout" svg:x1="42.976cm" svg:y1="9.592cm" svg:x2="42.949cm" svg:y2="9.592cm">
          <text:p/>
        </draw:line>
        <draw:line draw:style-name="gr6" draw:text-style-name="P1" draw:layer="layout" svg:x1="42.949cm" svg:y1="9.472cm" svg:x2="42.976cm" svg:y2="9.472cm">
          <text:p/>
        </draw:line>
        <draw:line draw:style-name="gr6" draw:text-style-name="P1" draw:layer="layout" svg:x1="41.734cm" svg:y1="9.592cm" svg:x2="40.805cm" svg:y2="9.592cm">
          <text:p/>
        </draw:line>
        <draw:line draw:style-name="gr6" draw:text-style-name="P1" draw:layer="layout" svg:x1="41.734cm" svg:y1="9.472cm" svg:x2="41.734cm" svg:y2="9.592cm">
          <text:p/>
        </draw:line>
        <draw:line draw:style-name="gr6" draw:text-style-name="P1" draw:layer="layout" svg:x1="40.805cm" svg:y1="9.472cm" svg:x2="41.734cm" svg:y2="9.472cm">
          <text:p/>
        </draw:line>
        <draw:line draw:style-name="gr6" draw:text-style-name="P1" draw:layer="layout" svg:x1="40.805cm" svg:y1="9.592cm" svg:x2="40.805cm" svg:y2="9.472cm">
          <text:p/>
        </draw:line>
        <draw:line draw:style-name="gr6" draw:text-style-name="P1" draw:layer="layout" svg:x1="40.805cm" svg:y1="9.592cm" svg:x2="40.777cm" svg:y2="9.592cm">
          <text:p/>
        </draw:line>
        <draw:line draw:style-name="gr6" draw:text-style-name="P1" draw:layer="layout" svg:x1="40.805cm" svg:y1="9.472cm" svg:x2="40.805cm" svg:y2="9.592cm">
          <text:p/>
        </draw:line>
        <draw:line draw:style-name="gr6" draw:text-style-name="P1" draw:layer="layout" svg:x1="40.777cm" svg:y1="9.472cm" svg:x2="40.805cm" svg:y2="9.472cm">
          <text:p/>
        </draw:line>
        <draw:line draw:style-name="gr6" draw:text-style-name="P1" draw:layer="layout" svg:x1="41.734cm" svg:y1="9.592cm" svg:x2="41.734cm" svg:y2="9.472cm">
          <text:p/>
        </draw:line>
        <draw:line draw:style-name="gr6" draw:text-style-name="P1" draw:layer="layout" svg:x1="41.763cm" svg:y1="9.592cm" svg:x2="41.734cm" svg:y2="9.592cm">
          <text:p/>
        </draw:line>
        <draw:line draw:style-name="gr6" draw:text-style-name="P1" draw:layer="layout" svg:x1="41.734cm" svg:y1="9.472cm" svg:x2="41.763cm" svg:y2="9.472cm">
          <text:p/>
        </draw:line>
        <draw:line draw:style-name="gr6" draw:text-style-name="P1" draw:layer="layout" svg:x1="40.805cm" svg:y1="9.472cm" svg:x2="40.805cm" svg:y2="8.566cm">
          <text:p/>
        </draw:line>
        <draw:line draw:style-name="gr6" draw:text-style-name="P1" draw:layer="layout" svg:x1="40.777cm" svg:y1="9.472cm" svg:x2="40.777cm" svg:y2="9.592cm">
          <text:p/>
        </draw:line>
        <draw:line draw:style-name="gr6" draw:text-style-name="P1" draw:layer="layout" svg:x1="41.763cm" svg:y1="9.472cm" svg:x2="41.763cm" svg:y2="9.592cm">
          <text:p/>
        </draw:line>
        <draw:path draw:style-name="gr6" draw:text-style-name="P1" draw:layer="layout" svg:width="0.908cm" svg:height="0.906cm" svg:x="40.805cm" svg:y="8.566cm" svg:viewBox="0 0 909 907" svg:d="M0 0c501 0 909 407 909 907">
          <text:p/>
        </draw:path>
        <draw:line draw:style-name="gr6" draw:text-style-name="P1" draw:layer="layout" svg:x1="45.377cm" svg:y1="9.592cm" svg:x2="45.377cm" svg:y2="9.472cm">
          <text:p/>
        </draw:line>
        <draw:line draw:style-name="gr6" draw:text-style-name="P1" draw:layer="layout" svg:x1="45.347cm" svg:y1="9.533cm" svg:x2="44.189cm" svg:y2="9.533cm">
          <text:p/>
        </draw:line>
        <draw:polyline draw:style-name="gr6" draw:text-style-name="P1" draw:layer="layout" svg:width="1.215cm" svg:height="0.12cm" svg:x="44.162cm" svg:y="9.472cm" svg:viewBox="0 0 1216 121" draw:points="0,121 0,0 1216,0">
          <text:p/>
        </draw:polyline>
        <draw:line draw:style-name="gr6" draw:text-style-name="P1" draw:layer="layout" svg:x1="45.377cm" svg:y1="9.592cm" svg:x2="44.162cm" svg:y2="9.592cm">
          <text:p/>
        </draw:line>
        <draw:line draw:style-name="gr6" draw:text-style-name="P1" draw:layer="layout" svg:x1="45.347cm" svg:y1="9.472cm" svg:x2="44.189cm" svg:y2="9.472cm">
          <text:p/>
        </draw:line>
        <draw:line draw:style-name="gr6" draw:text-style-name="P1" draw:layer="layout" svg:x1="44.189cm" svg:y1="9.592cm" svg:x2="45.347cm" svg:y2="9.592cm">
          <text:p/>
        </draw:line>
        <draw:line draw:style-name="gr6" draw:text-style-name="P1" draw:layer="layout" svg:x1="44.189cm" svg:y1="9.592cm" svg:x2="44.162cm" svg:y2="9.592cm">
          <text:p/>
        </draw:line>
        <draw:line draw:style-name="gr6" draw:text-style-name="P1" draw:layer="layout" svg:x1="44.189cm" svg:y1="9.472cm" svg:x2="44.189cm" svg:y2="9.592cm">
          <text:p/>
        </draw:line>
        <draw:line draw:style-name="gr6" draw:text-style-name="P1" draw:layer="layout" svg:x1="44.162cm" svg:y1="9.472cm" svg:x2="44.189cm" svg:y2="9.472cm">
          <text:p/>
        </draw:line>
        <draw:line draw:style-name="gr6" draw:text-style-name="P1" draw:layer="layout" svg:x1="45.347cm" svg:y1="9.592cm" svg:x2="45.347cm" svg:y2="9.472cm">
          <text:p/>
        </draw:line>
        <draw:line draw:style-name="gr6" draw:text-style-name="P1" draw:layer="layout" svg:x1="45.377cm" svg:y1="9.592cm" svg:x2="45.347cm" svg:y2="9.592cm">
          <text:p/>
        </draw:line>
        <draw:line draw:style-name="gr6" draw:text-style-name="P1" draw:layer="layout" svg:x1="45.347cm" svg:y1="9.472cm" svg:x2="45.377cm" svg:y2="9.472cm">
          <text:p/>
        </draw:line>
        <draw:line draw:style-name="gr6" draw:text-style-name="P1" draw:layer="layout" svg:x1="44.134cm" svg:y1="9.592cm" svg:x2="43.205cm" svg:y2="9.592cm">
          <text:p/>
        </draw:line>
        <draw:line draw:style-name="gr6" draw:text-style-name="P1" draw:layer="layout" svg:x1="44.134cm" svg:y1="9.472cm" svg:x2="44.134cm" svg:y2="9.592cm">
          <text:p/>
        </draw:line>
        <draw:line draw:style-name="gr6" draw:text-style-name="P1" draw:layer="layout" svg:x1="43.205cm" svg:y1="9.472cm" svg:x2="44.134cm" svg:y2="9.472cm">
          <text:p/>
        </draw:line>
        <draw:line draw:style-name="gr6" draw:text-style-name="P1" draw:layer="layout" svg:x1="43.205cm" svg:y1="9.592cm" svg:x2="43.205cm" svg:y2="9.472cm">
          <text:p/>
        </draw:line>
        <draw:line draw:style-name="gr6" draw:text-style-name="P1" draw:layer="layout" svg:x1="43.205cm" svg:y1="9.592cm" svg:x2="43.175cm" svg:y2="9.592cm">
          <text:p/>
        </draw:line>
        <draw:line draw:style-name="gr6" draw:text-style-name="P1" draw:layer="layout" svg:x1="43.205cm" svg:y1="9.472cm" svg:x2="43.205cm" svg:y2="9.592cm">
          <text:p/>
        </draw:line>
        <draw:line draw:style-name="gr6" draw:text-style-name="P1" draw:layer="layout" svg:x1="43.175cm" svg:y1="9.472cm" svg:x2="43.205cm" svg:y2="9.472cm">
          <text:p/>
        </draw:line>
        <draw:line draw:style-name="gr6" draw:text-style-name="P1" draw:layer="layout" svg:x1="44.134cm" svg:y1="9.592cm" svg:x2="44.134cm" svg:y2="9.472cm">
          <text:p/>
        </draw:line>
        <draw:line draw:style-name="gr6" draw:text-style-name="P1" draw:layer="layout" svg:x1="44.162cm" svg:y1="9.592cm" svg:x2="44.134cm" svg:y2="9.592cm">
          <text:p/>
        </draw:line>
        <draw:line draw:style-name="gr6" draw:text-style-name="P1" draw:layer="layout" svg:x1="44.134cm" svg:y1="9.472cm" svg:x2="44.162cm" svg:y2="9.472cm">
          <text:p/>
        </draw:line>
        <draw:line draw:style-name="gr6" draw:text-style-name="P1" draw:layer="layout" svg:x1="43.205cm" svg:y1="9.472cm" svg:x2="43.205cm" svg:y2="8.566cm">
          <text:p/>
        </draw:line>
        <draw:line draw:style-name="gr6" draw:text-style-name="P1" draw:layer="layout" svg:x1="43.175cm" svg:y1="9.472cm" svg:x2="43.175cm" svg:y2="9.592cm">
          <text:p/>
        </draw:line>
        <draw:line draw:style-name="gr6" draw:text-style-name="P1" draw:layer="layout" svg:x1="44.162cm" svg:y1="9.472cm" svg:x2="44.162cm" svg:y2="9.592cm">
          <text:p/>
        </draw:line>
        <draw:path draw:style-name="gr6" draw:text-style-name="P1" draw:layer="layout" svg:width="0.908cm" svg:height="0.906cm" svg:x="43.205cm" svg:y="8.566cm" svg:viewBox="0 0 909 907" svg:d="M0 0c499 0 909 407 909 907">
          <text:p/>
        </draw:path>
        <draw:line draw:style-name="gr6" draw:text-style-name="P1" draw:layer="layout" svg:x1="28.579cm" svg:y1="9.592cm" svg:x2="28.579cm" svg:y2="9.472cm">
          <text:p/>
        </draw:line>
        <draw:line draw:style-name="gr6" draw:text-style-name="P1" draw:layer="layout" svg:x1="28.551cm" svg:y1="9.533cm" svg:x2="27.393cm" svg:y2="9.533cm">
          <text:p/>
        </draw:line>
        <draw:polyline draw:style-name="gr6" draw:text-style-name="P1" draw:layer="layout" svg:width="1.213cm" svg:height="0.12cm" svg:x="27.366cm" svg:y="9.472cm" svg:viewBox="0 0 1214 121" draw:points="0,121 0,0 1214,0">
          <text:p/>
        </draw:polyline>
        <draw:line draw:style-name="gr6" draw:text-style-name="P1" draw:layer="layout" svg:x1="28.579cm" svg:y1="9.592cm" svg:x2="27.366cm" svg:y2="9.592cm">
          <text:p/>
        </draw:line>
        <draw:line draw:style-name="gr6" draw:text-style-name="P1" draw:layer="layout" svg:x1="28.551cm" svg:y1="9.472cm" svg:x2="27.393cm" svg:y2="9.472cm">
          <text:p/>
        </draw:line>
        <draw:line draw:style-name="gr6" draw:text-style-name="P1" draw:layer="layout" svg:x1="27.393cm" svg:y1="9.592cm" svg:x2="28.551cm" svg:y2="9.592cm">
          <text:p/>
        </draw:line>
        <draw:line draw:style-name="gr6" draw:text-style-name="P1" draw:layer="layout" svg:x1="27.393cm" svg:y1="9.592cm" svg:x2="27.366cm" svg:y2="9.592cm">
          <text:p/>
        </draw:line>
        <draw:line draw:style-name="gr6" draw:text-style-name="P1" draw:layer="layout" svg:x1="27.393cm" svg:y1="9.472cm" svg:x2="27.393cm" svg:y2="9.592cm">
          <text:p/>
        </draw:line>
        <draw:line draw:style-name="gr6" draw:text-style-name="P1" draw:layer="layout" svg:x1="27.366cm" svg:y1="9.472cm" svg:x2="27.393cm" svg:y2="9.472cm">
          <text:p/>
        </draw:line>
        <draw:line draw:style-name="gr6" draw:text-style-name="P1" draw:layer="layout" svg:x1="28.551cm" svg:y1="9.592cm" svg:x2="28.551cm" svg:y2="9.472cm">
          <text:p/>
        </draw:line>
        <draw:line draw:style-name="gr6" draw:text-style-name="P1" draw:layer="layout" svg:x1="28.579cm" svg:y1="9.592cm" svg:x2="28.551cm" svg:y2="9.592cm">
          <text:p/>
        </draw:line>
        <draw:line draw:style-name="gr6" draw:text-style-name="P1" draw:layer="layout" svg:x1="28.551cm" svg:y1="9.472cm" svg:x2="28.579cm" svg:y2="9.472cm">
          <text:p/>
        </draw:line>
        <draw:line draw:style-name="gr6" draw:text-style-name="P1" draw:layer="layout" svg:x1="27.338cm" svg:y1="9.592cm" svg:x2="26.409cm" svg:y2="9.592cm">
          <text:p/>
        </draw:line>
        <draw:line draw:style-name="gr6" draw:text-style-name="P1" draw:layer="layout" svg:x1="27.338cm" svg:y1="9.472cm" svg:x2="27.338cm" svg:y2="9.592cm">
          <text:p/>
        </draw:line>
        <draw:line draw:style-name="gr6" draw:text-style-name="P1" draw:layer="layout" svg:x1="26.409cm" svg:y1="9.472cm" svg:x2="27.338cm" svg:y2="9.472cm">
          <text:p/>
        </draw:line>
        <draw:line draw:style-name="gr6" draw:text-style-name="P1" draw:layer="layout" svg:x1="26.409cm" svg:y1="9.592cm" svg:x2="26.409cm" svg:y2="9.472cm">
          <text:p/>
        </draw:line>
        <draw:line draw:style-name="gr6" draw:text-style-name="P1" draw:layer="layout" svg:x1="26.409cm" svg:y1="9.592cm" svg:x2="26.38cm" svg:y2="9.592cm">
          <text:p/>
        </draw:line>
        <draw:line draw:style-name="gr6" draw:text-style-name="P1" draw:layer="layout" svg:x1="26.409cm" svg:y1="9.472cm" svg:x2="26.409cm" svg:y2="9.592cm">
          <text:p/>
        </draw:line>
        <draw:line draw:style-name="gr6" draw:text-style-name="P1" draw:layer="layout" svg:x1="26.38cm" svg:y1="9.472cm" svg:x2="26.409cm" svg:y2="9.472cm">
          <text:p/>
        </draw:line>
        <draw:line draw:style-name="gr6" draw:text-style-name="P1" draw:layer="layout" svg:x1="27.338cm" svg:y1="9.592cm" svg:x2="27.338cm" svg:y2="9.472cm">
          <text:p/>
        </draw:line>
        <draw:line draw:style-name="gr6" draw:text-style-name="P1" draw:layer="layout" svg:x1="27.366cm" svg:y1="9.592cm" svg:x2="27.338cm" svg:y2="9.592cm">
          <text:p/>
        </draw:line>
        <draw:line draw:style-name="gr6" draw:text-style-name="P1" draw:layer="layout" svg:x1="27.338cm" svg:y1="9.472cm" svg:x2="27.366cm" svg:y2="9.472cm">
          <text:p/>
        </draw:line>
        <draw:line draw:style-name="gr6" draw:text-style-name="P1" draw:layer="layout" svg:x1="26.409cm" svg:y1="9.472cm" svg:x2="26.409cm" svg:y2="8.566cm">
          <text:p/>
        </draw:line>
        <draw:line draw:style-name="gr6" draw:text-style-name="P1" draw:layer="layout" svg:x1="26.38cm" svg:y1="9.472cm" svg:x2="26.38cm" svg:y2="9.592cm">
          <text:p/>
        </draw:line>
        <draw:line draw:style-name="gr6" draw:text-style-name="P1" draw:layer="layout" svg:x1="27.366cm" svg:y1="9.472cm" svg:x2="27.366cm" svg:y2="9.592cm">
          <text:p/>
        </draw:line>
        <draw:path draw:style-name="gr6" draw:text-style-name="P1" draw:layer="layout" svg:width="0.906cm" svg:height="0.906cm" svg:x="26.409cm" svg:y="8.566cm" svg:viewBox="0 0 907 907" svg:d="M0 0c501 0 907 407 907 907">
          <text:p/>
        </draw:path>
        <draw:line draw:style-name="gr6" draw:text-style-name="P1" draw:layer="layout" svg:x1="16.581cm" svg:y1="9.592cm" svg:x2="16.581cm" svg:y2="9.472cm">
          <text:p/>
        </draw:line>
        <draw:line draw:style-name="gr6" draw:text-style-name="P1" draw:layer="layout" svg:x1="16.554cm" svg:y1="9.533cm" svg:x2="15.396cm" svg:y2="9.533cm">
          <text:p/>
        </draw:line>
        <draw:polyline draw:style-name="gr6" draw:text-style-name="P1" draw:layer="layout" svg:width="1.212cm" svg:height="0.12cm" svg:x="15.369cm" svg:y="9.472cm" svg:viewBox="0 0 1213 121" draw:points="0,121 0,0 1213,0">
          <text:p/>
        </draw:polyline>
        <draw:line draw:style-name="gr6" draw:text-style-name="P1" draw:layer="layout" svg:x1="16.581cm" svg:y1="9.592cm" svg:x2="15.369cm" svg:y2="9.592cm">
          <text:p/>
        </draw:line>
        <draw:line draw:style-name="gr6" draw:text-style-name="P1" draw:layer="layout" svg:x1="16.554cm" svg:y1="9.472cm" svg:x2="15.396cm" svg:y2="9.472cm">
          <text:p/>
        </draw:line>
        <draw:line draw:style-name="gr6" draw:text-style-name="P1" draw:layer="layout" svg:x1="15.396cm" svg:y1="9.592cm" svg:x2="16.554cm" svg:y2="9.592cm">
          <text:p/>
        </draw:line>
        <draw:line draw:style-name="gr6" draw:text-style-name="P1" draw:layer="layout" svg:x1="15.396cm" svg:y1="9.592cm" svg:x2="15.369cm" svg:y2="9.592cm">
          <text:p/>
        </draw:line>
        <draw:line draw:style-name="gr6" draw:text-style-name="P1" draw:layer="layout" svg:x1="15.396cm" svg:y1="9.472cm" svg:x2="15.396cm" svg:y2="9.592cm">
          <text:p/>
        </draw:line>
        <draw:line draw:style-name="gr6" draw:text-style-name="P1" draw:layer="layout" svg:x1="15.369cm" svg:y1="9.472cm" svg:x2="15.396cm" svg:y2="9.472cm">
          <text:p/>
        </draw:line>
        <draw:line draw:style-name="gr6" draw:text-style-name="P1" draw:layer="layout" svg:x1="16.554cm" svg:y1="9.592cm" svg:x2="16.554cm" svg:y2="9.472cm">
          <text:p/>
        </draw:line>
        <draw:line draw:style-name="gr6" draw:text-style-name="P1" draw:layer="layout" svg:x1="16.581cm" svg:y1="9.592cm" svg:x2="16.554cm" svg:y2="9.592cm">
          <text:p/>
        </draw:line>
        <draw:line draw:style-name="gr6" draw:text-style-name="P1" draw:layer="layout" svg:x1="16.554cm" svg:y1="9.472cm" svg:x2="16.581cm" svg:y2="9.472cm">
          <text:p/>
        </draw:line>
        <draw:line draw:style-name="gr6" draw:text-style-name="P1" draw:layer="layout" svg:x1="15.341cm" svg:y1="9.592cm" svg:x2="14.412cm" svg:y2="9.592cm">
          <text:p/>
        </draw:line>
        <draw:line draw:style-name="gr6" draw:text-style-name="P1" draw:layer="layout" svg:x1="15.341cm" svg:y1="9.472cm" svg:x2="15.341cm" svg:y2="9.592cm">
          <text:p/>
        </draw:line>
        <draw:line draw:style-name="gr6" draw:text-style-name="P1" draw:layer="layout" svg:x1="14.412cm" svg:y1="9.472cm" svg:x2="15.341cm" svg:y2="9.472cm">
          <text:p/>
        </draw:line>
        <draw:line draw:style-name="gr6" draw:text-style-name="P1" draw:layer="layout" svg:x1="14.412cm" svg:y1="9.592cm" svg:x2="14.412cm" svg:y2="9.472cm">
          <text:p/>
        </draw:line>
        <draw:line draw:style-name="gr6" draw:text-style-name="P1" draw:layer="layout" svg:x1="14.412cm" svg:y1="9.592cm" svg:x2="14.382cm" svg:y2="9.592cm">
          <text:p/>
        </draw:line>
        <draw:line draw:style-name="gr6" draw:text-style-name="P1" draw:layer="layout" svg:x1="14.412cm" svg:y1="9.472cm" svg:x2="14.412cm" svg:y2="9.592cm">
          <text:p/>
        </draw:line>
        <draw:line draw:style-name="gr6" draw:text-style-name="P1" draw:layer="layout" svg:x1="14.382cm" svg:y1="9.472cm" svg:x2="14.412cm" svg:y2="9.472cm">
          <text:p/>
        </draw:line>
        <draw:line draw:style-name="gr6" draw:text-style-name="P1" draw:layer="layout" svg:x1="15.341cm" svg:y1="9.592cm" svg:x2="15.341cm" svg:y2="9.472cm">
          <text:p/>
        </draw:line>
        <draw:line draw:style-name="gr6" draw:text-style-name="P1" draw:layer="layout" svg:x1="15.369cm" svg:y1="9.592cm" svg:x2="15.341cm" svg:y2="9.592cm">
          <text:p/>
        </draw:line>
        <draw:line draw:style-name="gr6" draw:text-style-name="P1" draw:layer="layout" svg:x1="15.341cm" svg:y1="9.472cm" svg:x2="15.369cm" svg:y2="9.472cm">
          <text:p/>
        </draw:line>
        <draw:line draw:style-name="gr6" draw:text-style-name="P1" draw:layer="layout" svg:x1="14.412cm" svg:y1="9.472cm" svg:x2="14.412cm" svg:y2="8.566cm">
          <text:p/>
        </draw:line>
        <draw:line draw:style-name="gr6" draw:text-style-name="P1" draw:layer="layout" svg:x1="14.382cm" svg:y1="9.472cm" svg:x2="14.382cm" svg:y2="9.592cm">
          <text:p/>
        </draw:line>
        <draw:line draw:style-name="gr6" draw:text-style-name="P1" draw:layer="layout" svg:x1="15.369cm" svg:y1="9.472cm" svg:x2="15.369cm" svg:y2="9.592cm">
          <text:p/>
        </draw:line>
        <draw:path draw:style-name="gr6" draw:text-style-name="P1" draw:layer="layout" svg:width="0.906cm" svg:height="0.906cm" svg:x="14.412cm" svg:y="8.566cm" svg:viewBox="0 0 907 907" svg:d="M0 0c499 0 907 407 907 907">
          <text:p/>
        </draw:path>
        <draw:path draw:style-name="gr6" draw:text-style-name="P1" draw:layer="layout" svg:width="0.017cm" svg:height="0.347cm" svg:x="39.6cm" svg:y="32.653cm" svg:viewBox="0 0 18 348" svg:d="M18 348c-8 0-13-6-13-12-7-108-7-215 0-323 0-6 5-13 13-13">
          <text:p/>
        </draw:path>
        <draw:path draw:style-name="gr6" draw:text-style-name="P1" draw:layer="layout" svg:width="0.022cm" svg:height="0.338cm" svg:x="39.549cm" svg:y="32.658cm" svg:viewBox="0 0 23 339" svg:d="M0 0c8 0 12 4 14 10 12 106 12 212 0 319-2 6-6 10-14 10">
          <text:p/>
        </draw:path>
        <draw:path draw:style-name="gr6" draw:text-style-name="P1" draw:layer="layout" svg:width="0.007cm" svg:height="0.002cm" svg:x="39.549cm" svg:y="32.994cm" svg:viewBox="0 0 8 3" svg:d="M8 0c-3 3-5 3-8 3">
          <text:p/>
        </draw:path>
        <draw:path draw:style-name="gr6" draw:text-style-name="P1" draw:layer="layout" svg:width="0.139cm" svg:height="0.012cm" svg:x="39.556cm" svg:y="32.994cm" svg:viewBox="0 0 140 13" svg:d="M140 13c-47 0-94-6-140-13">
          <text:p/>
        </draw:path>
        <draw:path draw:style-name="gr6" draw:text-style-name="P1" draw:layer="layout" svg:width="0.25cm" svg:height="0.057cm" svg:x="39.695cm" svg:y="32.948cm" svg:viewBox="0 0 251 58" svg:d="M251 0c-76 39-163 58-251 58">
          <text:p/>
        </draw:path>
        <draw:path draw:style-name="gr6" draw:text-style-name="P1" draw:layer="layout" svg:width="0.076cm" svg:height="0.242cm" svg:x="39.945cm" svg:y="32.706cm" svg:viewBox="0 0 77 243" svg:d="M0 0c68 32 96 112 64 178-13 29-36 52-64 65">
          <text:p/>
        </draw:path>
        <draw:path draw:style-name="gr6" draw:text-style-name="P1" draw:layer="layout" svg:width="0.25cm" svg:height="0.057cm" svg:x="39.695cm" svg:y="32.649cm" svg:viewBox="0 0 251 58" svg:d="M0 0c88 0 175 19 251 58">
          <text:p/>
        </draw:path>
        <draw:path draw:style-name="gr6" draw:text-style-name="P1" draw:layer="layout" svg:width="0.139cm" svg:height="0.011cm" svg:x="39.556cm" svg:y="32.649cm" svg:viewBox="0 0 140 12" svg:d="M0 12c46-8 93-12 140-12">
          <text:p/>
        </draw:path>
        <draw:path draw:style-name="gr6" draw:text-style-name="P1" draw:layer="layout" svg:width="0.007cm" svg:height="0.002cm" svg:x="39.549cm" svg:y="32.658cm" svg:viewBox="0 0 8 3" svg:d="M0 0c3 0 5 0 8 3">
          <text:p/>
        </draw:path>
        <draw:path draw:style-name="gr6" draw:text-style-name="P1" draw:layer="layout" svg:width="0.188cm" svg:height="0.025cm" svg:x="39.361cm" svg:y="32.658cm" svg:viewBox="0 0 189 26" svg:d="M0 26c62-13 126-22 189-26">
          <text:p/>
        </draw:path>
        <draw:path draw:style-name="gr6" draw:text-style-name="P1" draw:layer="layout" svg:width="0.188cm" svg:height="0.025cm" svg:x="39.361cm" svg:y="32.971cm" svg:viewBox="0 0 189 26" svg:d="M189 26c-63-2-127-11-189-26">
          <text:p/>
        </draw:path>
        <draw:line draw:style-name="gr6" draw:text-style-name="P1" draw:layer="layout" svg:x1="45.066cm" svg:y1="30.255cm" svg:x2="44.996cm" svg:y2="30.269cm">
          <text:p/>
        </draw:line>
        <draw:line draw:style-name="gr6" draw:text-style-name="P1" draw:layer="layout" svg:x1="44.966cm" svg:y1="30.24cm" svg:x2="45.065cm" svg:y2="30.24cm">
          <text:p/>
        </draw:line>
        <draw:line draw:style-name="gr6" draw:text-style-name="P1" draw:layer="layout" svg:x1="44.996cm" svg:y1="30.211cm" svg:x2="45.066cm" svg:y2="30.224cm">
          <text:p/>
        </draw:line>
        <draw:line draw:style-name="gr6" draw:text-style-name="P1" draw:layer="layout" svg:x1="45.221cm" svg:y1="30.243cm" svg:x2="45.097cm" svg:y2="30.12cm">
          <text:p/>
        </draw:line>
        <draw:line draw:style-name="gr6" draw:text-style-name="P1" draw:layer="layout" svg:x1="45.221cm" svg:y1="30.242cm" svg:x2="45.097cm" svg:y2="30.368cm">
          <text:p/>
        </draw:line>
        <draw:line draw:style-name="gr6" draw:text-style-name="P1" draw:layer="layout" svg:x1="45.097cm" svg:y1="30.12cm" svg:x2="45.097cm" svg:y2="30.367cm">
          <text:p/>
        </draw:line>
        <draw:line draw:style-name="gr6" draw:text-style-name="P1" draw:layer="layout" svg:x1="45.066cm" svg:y1="31.44cm" svg:x2="44.996cm" svg:y2="31.454cm">
          <text:p/>
        </draw:line>
        <draw:line draw:style-name="gr6" draw:text-style-name="P1" draw:layer="layout" svg:x1="44.966cm" svg:y1="31.424cm" svg:x2="45.065cm" svg:y2="31.424cm">
          <text:p/>
        </draw:line>
        <draw:line draw:style-name="gr6" draw:text-style-name="P1" draw:layer="layout" svg:x1="44.996cm" svg:y1="31.396cm" svg:x2="45.066cm" svg:y2="31.41cm">
          <text:p/>
        </draw:line>
        <draw:line draw:style-name="gr6" draw:text-style-name="P1" draw:layer="layout" svg:x1="45.221cm" svg:y1="31.429cm" svg:x2="45.097cm" svg:y2="31.303cm">
          <text:p/>
        </draw:line>
        <draw:line draw:style-name="gr6" draw:text-style-name="P1" draw:layer="layout" svg:x1="45.221cm" svg:y1="31.428cm" svg:x2="45.097cm" svg:y2="31.552cm">
          <text:p/>
        </draw:line>
        <draw:line draw:style-name="gr6" draw:text-style-name="P1" draw:layer="layout" svg:x1="45.097cm" svg:y1="31.303cm" svg:x2="45.097cm" svg:y2="31.551cm">
          <text:p/>
        </draw:line>
        <draw:line draw:style-name="gr6" draw:text-style-name="P1" draw:layer="layout" svg:x1="40.521cm" svg:y1="32.287cm" svg:x2="40.521cm" svg:y2="32.372cm">
          <text:p/>
        </draw:line>
        <draw:line draw:style-name="gr6" draw:text-style-name="P1" draw:layer="layout" svg:x1="40.553cm" svg:y1="32.372cm" svg:x2="40.553cm" svg:y2="32.287cm">
          <text:p/>
        </draw:line>
        <draw:polyline draw:style-name="gr6" draw:text-style-name="P1" draw:layer="layout" svg:width="0.409cm" svg:height="0.21cm" svg:x="40.326cm" svg:y="32.327cm" svg:viewBox="0 0 410 211" draw:points="0,0 0,9 2,17 2,26 4,34 4,43 7,49 9,58 11,66 15,74 17,83 21,89 24,98 28,104 32,113 38,119 43,125 47,132 53,138 60,144 64,151 70,157 76,161 83,168 91,172 98,177 104,181 112,186 119,190 127,194 136,196 142,200 151,202 159,205 167,207 176,209 184,209 191,211 199,211 208,211 216,211 225,211 233,211 242,209 250,207 258,205 267,205 276,200 283,198 291,196 300,192 306,188 315,186 321,181 329,175 336,170 342,165 348,159 355,155 361,149 367,142 372,136 378,129 382,123 386,115 391,108 395,102 399,93 403,85 408,79 410,70">
          <text:p/>
        </draw:polyline>
        <draw:polyline draw:style-name="gr6" draw:text-style-name="P1" draw:layer="layout" svg:width="0.012cm" svg:height="0.07cm" svg:x="40.735cm" svg:y="32.327cm" svg:viewBox="0 0 13 71" draw:points="0,71 2,62 4,55 6,47 8,38 10,30 10,22 10,13 13,5 13,0">
          <text:p/>
        </draw:polyline>
        <draw:line draw:style-name="gr6" draw:text-style-name="P1" draw:layer="layout" svg:x1="40.747cm" svg:y1="32.293cm" svg:x2="40.747cm" svg:y2="32.327cm">
          <text:p/>
        </draw:line>
        <draw:polyline draw:style-name="gr6" draw:text-style-name="P1" draw:layer="layout" svg:width="0.195cm" svg:height="0.034cm" svg:x="40.326cm" svg:y="32.293cm" svg:viewBox="0 0 196 35" draw:points="0,35 0,0 196,0">
          <text:p/>
        </draw:polyline>
        <draw:line draw:style-name="gr6" draw:text-style-name="P1" draw:layer="layout" svg:x1="40.553cm" svg:y1="32.293cm" svg:x2="40.747cm" svg:y2="32.293cm">
          <text:p/>
        </draw:line>
        <draw:line draw:style-name="gr6" draw:text-style-name="P1" draw:layer="layout" svg:x1="40.286cm" svg:y1="32.327cm" svg:x2="40.286cm" svg:y2="32.228cm">
          <text:p/>
        </draw:line>
        <draw:line draw:style-name="gr6" draw:text-style-name="P1" draw:layer="layout" svg:x1="40.788cm" svg:y1="32.327cm" svg:x2="40.788cm" svg:y2="32.228cm">
          <text:p/>
        </draw:line>
        <draw:path draw:style-name="gr6" draw:text-style-name="P1" draw:layer="layout" svg:width="0.062cm" svg:height="0.061cm" svg:x="40.506cm" svg:y="32.23cm" svg:viewBox="0 0 63 62" svg:d="M63 31c0 17-15 31-32 31-16 0-31-14-31-31 0-15 15-31 31-31 17 0 32 16 32 31z">
          <text:p/>
        </draw:path>
        <draw:path draw:style-name="gr6" draw:text-style-name="P1" draw:layer="layout" svg:width="0.032cm" svg:height="0.004cm" svg:x="40.521cm" svg:y="32.287cm" svg:viewBox="0 0 33 5" svg:d="M33 0c-11 6-22 6-33 0">
          <text:p/>
        </draw:path>
        <draw:path draw:style-name="gr6" draw:text-style-name="P1" draw:layer="layout" svg:width="0.502cm" svg:height="0.25cm" svg:x="40.286cm" svg:y="32.327cm" svg:viewBox="0 0 503 251" svg:d="M503 0c0 138-113 251-252 251-138 0-251-113-251-251">
          <text:p/>
        </draw:path>
        <draw:path draw:style-name="gr6" draw:text-style-name="P1" draw:layer="layout" svg:width="0.421cm" svg:height="0.21cm" svg:x="40.326cm" svg:y="32.327cm" svg:viewBox="0 0 422 211" svg:d="M422 0c0 117-95 211-212 211-115 0-210-94-210-211">
          <text:p/>
        </draw:path>
        <draw:polyline draw:style-name="gr6" draw:text-style-name="P1" draw:layer="layout" svg:width="0.032cm" svg:height="0.008cm" svg:x="40.521cm" svg:y="32.372cm" svg:viewBox="0 0 33 9" draw:points="0,0 2,2 4,6 11,9 16,9 22,9 26,6 31,2 33,0">
          <text:p/>
        </draw:polyline>
        <draw:line draw:style-name="gr6" draw:text-style-name="P1" draw:layer="layout" svg:x1="34.651cm" svg:y1="29.559cm" svg:x2="35.805cm" svg:y2="29.559cm">
          <text:p/>
        </draw:line>
        <draw:line draw:style-name="gr6" draw:text-style-name="P1" draw:layer="layout" svg:x1="34.651cm" svg:y1="29.728cm" svg:x2="35.805cm" svg:y2="29.728cm">
          <text:p/>
        </draw:line>
        <draw:line draw:style-name="gr6" draw:text-style-name="P1" draw:layer="layout" svg:x1="33.489cm" svg:y1="29.559cm" svg:x2="34.605cm" svg:y2="29.559cm">
          <text:p/>
        </draw:line>
        <draw:line draw:style-name="gr6" draw:text-style-name="P1" draw:layer="layout" svg:x1="33.489cm" svg:y1="29.728cm" svg:x2="34.605cm" svg:y2="29.728cm">
          <text:p/>
        </draw:line>
        <draw:line draw:style-name="gr6" draw:text-style-name="P1" draw:layer="layout" svg:x1="41.482cm" svg:y1="32.048cm" svg:x2="41.482cm" svg:y2="31.963cm">
          <text:p/>
        </draw:line>
        <draw:line draw:style-name="gr6" draw:text-style-name="P1" draw:layer="layout" svg:x1="41.452cm" svg:y1="31.963cm" svg:x2="41.452cm" svg:y2="32.048cm">
          <text:p/>
        </draw:line>
        <draw:polyline draw:style-name="gr6" draw:text-style-name="P1" draw:layer="layout" svg:width="0.419cm" svg:height="0.21cm" svg:x="41.258cm" svg:y="31.798cm" svg:viewBox="0 0 420 211" draw:points="420,211 420,202 420,194 418,185 418,177 415,168 413,160 411,151 409,145 407,137 403,128 399,122 396,113 392,105 388,99 384,92 377,86 373,77 367,70 363,64 356,59 350,53 343,47 337,43 331,38 322,32 316,28 307,23 301,19 293,17 286,13 278,11 269,9 261,7 252,4 246,2 238,0 229,0 221,0 212,0 204,0 195,0 187,0 178,2 170,2 161,4 153,7 147,9 138,13 130,15 121,19 115,21 106,26 100,30 94,34 85,40 79,45 73,49 66,55 60,62 56,68 49,74 43,82 39,88 34,94 30,103 26,109 22,118 18,124 15,132 10,141 8,147 6,156 4,164 2,173 2,181 0,190 0,198 0,207 0,211">
          <text:p/>
        </draw:polyline>
        <draw:line draw:style-name="gr6" draw:text-style-name="P1" draw:layer="layout" svg:x1="41.258cm" svg:y1="32.042cm" svg:x2="41.258cm" svg:y2="32.008cm">
          <text:p/>
        </draw:line>
        <draw:polyline draw:style-name="gr6" draw:text-style-name="P1" draw:layer="layout" svg:width="0.195cm" svg:height="0.034cm" svg:x="41.482cm" svg:y="32.008cm" svg:viewBox="0 0 196 35" draw:points="196,0 196,35 0,35">
          <text:p/>
        </draw:polyline>
        <draw:line draw:style-name="gr6" draw:text-style-name="P1" draw:layer="layout" svg:x1="41.452cm" svg:y1="32.042cm" svg:x2="41.258cm" svg:y2="32.042cm">
          <text:p/>
        </draw:line>
        <draw:line draw:style-name="gr6" draw:text-style-name="P1" draw:layer="layout" svg:x1="41.717cm" svg:y1="32.008cm" svg:x2="41.717cm" svg:y2="32.107cm">
          <text:p/>
        </draw:line>
        <draw:line draw:style-name="gr6" draw:text-style-name="P1" draw:layer="layout" svg:x1="41.217cm" svg:y1="32.008cm" svg:x2="41.217cm" svg:y2="32.107cm">
          <text:p/>
        </draw:line>
        <draw:path draw:style-name="gr6" draw:text-style-name="P1" draw:layer="layout" svg:width="0.06cm" svg:height="0.059cm" svg:x="41.437cm" svg:y="32.044cm" svg:viewBox="0 0 61 60" svg:d="M0 30c0-18 14-30 31-30s30 12 30 30c0 17-13 30-30 30s-31-13-31-30z">
          <text:p/>
        </draw:path>
        <draw:path draw:style-name="gr6" draw:text-style-name="P1" draw:layer="layout" svg:width="0.03cm" svg:height="0.004cm" svg:x="41.452cm" svg:y="32.043cm" svg:viewBox="0 0 31 5" svg:d="M0 5c10-7 20-7 31 0">
          <text:p/>
        </draw:path>
        <draw:path draw:style-name="gr6" draw:text-style-name="P1" draw:layer="layout" svg:width="0.5cm" svg:height="0.25cm" svg:x="41.217cm" svg:y="31.758cm" svg:viewBox="0 0 501 251" svg:d="M0 251c0-139 113-251 250-251 138 0 251 112 251 251">
          <text:p/>
        </draw:path>
        <draw:path draw:style-name="gr6" draw:text-style-name="P1" draw:layer="layout" svg:width="0.419cm" svg:height="0.21cm" svg:x="41.258cm" svg:y="31.798cm" svg:viewBox="0 0 420 211" svg:d="M0 211c0-117 94-211 210-211 117 0 210 94 210 211">
          <text:p/>
        </draw:path>
        <draw:polyline draw:style-name="gr6" draw:text-style-name="P1" draw:layer="layout" svg:width="0.03cm" svg:height="0.008cm" svg:x="41.452cm" svg:y="31.955cm" svg:viewBox="0 0 31 9" draw:points="31,9 29,5 27,3 20,0 16,0 10,0 6,3 0,5 0,9">
          <text:p/>
        </draw:polyline>
        <draw:line draw:style-name="gr6" draw:text-style-name="P1" draw:layer="layout" svg:x1="9.491cm" svg:y1="20.679cm" svg:x2="9.372cm" svg:y2="20.679cm">
          <text:p/>
        </draw:line>
        <draw:line draw:style-name="gr6" draw:text-style-name="P1" draw:layer="layout" svg:x1="9.431cm" svg:y1="20.707cm" svg:x2="9.431cm" svg:y2="21.865cm">
          <text:p/>
        </draw:line>
        <draw:polyline draw:style-name="gr6" draw:text-style-name="P1" draw:layer="layout" svg:width="0.119cm" svg:height="1.215cm" svg:x="9.372cm" svg:y="20.679cm" svg:viewBox="0 0 120 1216" draw:points="120,1216 0,1216 0,0">
          <text:p/>
        </draw:polyline>
        <draw:line draw:style-name="gr6" draw:text-style-name="P1" draw:layer="layout" svg:x1="9.491cm" svg:y1="20.679cm" svg:x2="9.491cm" svg:y2="21.894cm">
          <text:p/>
        </draw:line>
        <draw:line draw:style-name="gr6" draw:text-style-name="P1" draw:layer="layout" svg:x1="9.372cm" svg:y1="20.707cm" svg:x2="9.372cm" svg:y2="21.865cm">
          <text:p/>
        </draw:line>
        <draw:line draw:style-name="gr6" draw:text-style-name="P1" draw:layer="layout" svg:x1="9.491cm" svg:y1="21.865cm" svg:x2="9.491cm" svg:y2="20.707cm">
          <text:p/>
        </draw:line>
        <draw:line draw:style-name="gr6" draw:text-style-name="P1" draw:layer="layout" svg:x1="9.491cm" svg:y1="21.865cm" svg:x2="9.491cm" svg:y2="21.894cm">
          <text:p/>
        </draw:line>
        <draw:line draw:style-name="gr6" draw:text-style-name="P1" draw:layer="layout" svg:x1="9.372cm" svg:y1="21.865cm" svg:x2="9.491cm" svg:y2="21.865cm">
          <text:p/>
        </draw:line>
        <draw:line draw:style-name="gr6" draw:text-style-name="P1" draw:layer="layout" svg:x1="9.372cm" svg:y1="21.894cm" svg:x2="9.372cm" svg:y2="21.865cm">
          <text:p/>
        </draw:line>
        <draw:line draw:style-name="gr6" draw:text-style-name="P1" draw:layer="layout" svg:x1="9.491cm" svg:y1="20.707cm" svg:x2="9.372cm" svg:y2="20.707cm">
          <text:p/>
        </draw:line>
        <draw:line draw:style-name="gr6" draw:text-style-name="P1" draw:layer="layout" svg:x1="9.491cm" svg:y1="20.679cm" svg:x2="9.491cm" svg:y2="20.707cm">
          <text:p/>
        </draw:line>
        <draw:line draw:style-name="gr6" draw:text-style-name="P1" draw:layer="layout" svg:x1="9.372cm" svg:y1="20.707cm" svg:x2="9.372cm" svg:y2="20.679cm">
          <text:p/>
        </draw:line>
        <draw:line draw:style-name="gr6" draw:text-style-name="P1" draw:layer="layout" svg:x1="9.491cm" svg:y1="21.922cm" svg:x2="9.491cm" svg:y2="22.851cm">
          <text:p/>
        </draw:line>
        <draw:line draw:style-name="gr6" draw:text-style-name="P1" draw:layer="layout" svg:x1="9.372cm" svg:y1="21.922cm" svg:x2="9.491cm" svg:y2="21.922cm">
          <text:p/>
        </draw:line>
        <draw:line draw:style-name="gr6" draw:text-style-name="P1" draw:layer="layout" svg:x1="9.372cm" svg:y1="22.851cm" svg:x2="9.372cm" svg:y2="21.922cm">
          <text:p/>
        </draw:line>
        <draw:line draw:style-name="gr6" draw:text-style-name="P1" draw:layer="layout" svg:x1="9.491cm" svg:y1="22.851cm" svg:x2="9.372cm" svg:y2="22.851cm">
          <text:p/>
        </draw:line>
        <draw:line draw:style-name="gr6" draw:text-style-name="P1" draw:layer="layout" svg:x1="9.491cm" svg:y1="22.851cm" svg:x2="9.491cm" svg:y2="22.879cm">
          <text:p/>
        </draw:line>
        <draw:line draw:style-name="gr6" draw:text-style-name="P1" draw:layer="layout" svg:x1="9.372cm" svg:y1="22.851cm" svg:x2="9.491cm" svg:y2="22.851cm">
          <text:p/>
        </draw:line>
        <draw:line draw:style-name="gr6" draw:text-style-name="P1" draw:layer="layout" svg:x1="9.372cm" svg:y1="22.879cm" svg:x2="9.372cm" svg:y2="22.851cm">
          <text:p/>
        </draw:line>
        <draw:line draw:style-name="gr6" draw:text-style-name="P1" draw:layer="layout" svg:x1="9.491cm" svg:y1="21.922cm" svg:x2="9.372cm" svg:y2="21.922cm">
          <text:p/>
        </draw:line>
        <draw:line draw:style-name="gr6" draw:text-style-name="P1" draw:layer="layout" svg:x1="9.491cm" svg:y1="21.894cm" svg:x2="9.491cm" svg:y2="21.922cm">
          <text:p/>
        </draw:line>
        <draw:line draw:style-name="gr6" draw:text-style-name="P1" draw:layer="layout" svg:x1="9.372cm" svg:y1="21.922cm" svg:x2="9.372cm" svg:y2="21.894cm">
          <text:p/>
        </draw:line>
        <draw:line draw:style-name="gr6" draw:text-style-name="P1" draw:layer="layout" svg:x1="9.372cm" svg:y1="22.851cm" svg:x2="8.464cm" svg:y2="22.851cm">
          <text:p/>
        </draw:line>
        <draw:line draw:style-name="gr6" draw:text-style-name="P1" draw:layer="layout" svg:x1="9.372cm" svg:y1="22.879cm" svg:x2="9.491cm" svg:y2="22.879cm">
          <text:p/>
        </draw:line>
        <draw:line draw:style-name="gr6" draw:text-style-name="P1" draw:layer="layout" svg:x1="9.372cm" svg:y1="21.894cm" svg:x2="9.491cm" svg:y2="21.894cm">
          <text:p/>
        </draw:line>
        <draw:path draw:style-name="gr6" draw:text-style-name="P1" draw:layer="layout" svg:width="0.908cm" svg:height="0.908cm" svg:x="8.464cm" svg:y="21.943cm" svg:viewBox="0 0 909 909" svg:d="M0 909c0-502 407-909 909-909">
          <text:p/>
        </draw:path>
        <draw:line draw:style-name="gr6" draw:text-style-name="P1" draw:layer="layout" svg:x1="9.491cm" svg:y1="18.281cm" svg:x2="9.372cm" svg:y2="18.281cm">
          <text:p/>
        </draw:line>
        <draw:line draw:style-name="gr6" draw:text-style-name="P1" draw:layer="layout" svg:x1="9.431cm" svg:y1="18.309cm" svg:x2="9.431cm" svg:y2="19.466cm">
          <text:p/>
        </draw:line>
        <draw:polyline draw:style-name="gr6" draw:text-style-name="P1" draw:layer="layout" svg:width="0.119cm" svg:height="1.213cm" svg:x="9.372cm" svg:y="18.281cm" svg:viewBox="0 0 120 1214" draw:points="120,1214 0,1214 0,0">
          <text:p/>
        </draw:polyline>
        <draw:line draw:style-name="gr6" draw:text-style-name="P1" draw:layer="layout" svg:x1="9.491cm" svg:y1="18.281cm" svg:x2="9.491cm" svg:y2="19.494cm">
          <text:p/>
        </draw:line>
        <draw:line draw:style-name="gr6" draw:text-style-name="P1" draw:layer="layout" svg:x1="9.372cm" svg:y1="18.309cm" svg:x2="9.372cm" svg:y2="19.466cm">
          <text:p/>
        </draw:line>
        <draw:line draw:style-name="gr6" draw:text-style-name="P1" draw:layer="layout" svg:x1="9.491cm" svg:y1="19.466cm" svg:x2="9.491cm" svg:y2="18.309cm">
          <text:p/>
        </draw:line>
        <draw:line draw:style-name="gr6" draw:text-style-name="P1" draw:layer="layout" svg:x1="9.491cm" svg:y1="19.466cm" svg:x2="9.491cm" svg:y2="19.494cm">
          <text:p/>
        </draw:line>
        <draw:line draw:style-name="gr6" draw:text-style-name="P1" draw:layer="layout" svg:x1="9.372cm" svg:y1="19.466cm" svg:x2="9.491cm" svg:y2="19.466cm">
          <text:p/>
        </draw:line>
        <draw:line draw:style-name="gr6" draw:text-style-name="P1" draw:layer="layout" svg:x1="9.372cm" svg:y1="19.494cm" svg:x2="9.372cm" svg:y2="19.466cm">
          <text:p/>
        </draw:line>
        <draw:line draw:style-name="gr6" draw:text-style-name="P1" draw:layer="layout" svg:x1="9.491cm" svg:y1="18.309cm" svg:x2="9.372cm" svg:y2="18.309cm">
          <text:p/>
        </draw:line>
        <draw:line draw:style-name="gr6" draw:text-style-name="P1" draw:layer="layout" svg:x1="9.491cm" svg:y1="18.281cm" svg:x2="9.491cm" svg:y2="18.309cm">
          <text:p/>
        </draw:line>
        <draw:line draw:style-name="gr6" draw:text-style-name="P1" draw:layer="layout" svg:x1="9.372cm" svg:y1="18.309cm" svg:x2="9.372cm" svg:y2="18.281cm">
          <text:p/>
        </draw:line>
        <draw:line draw:style-name="gr6" draw:text-style-name="P1" draw:layer="layout" svg:x1="9.491cm" svg:y1="19.522cm" svg:x2="9.491cm" svg:y2="20.453cm">
          <text:p/>
        </draw:line>
        <draw:line draw:style-name="gr6" draw:text-style-name="P1" draw:layer="layout" svg:x1="9.372cm" svg:y1="19.522cm" svg:x2="9.491cm" svg:y2="19.522cm">
          <text:p/>
        </draw:line>
        <draw:line draw:style-name="gr6" draw:text-style-name="P1" draw:layer="layout" svg:x1="9.372cm" svg:y1="20.453cm" svg:x2="9.372cm" svg:y2="19.522cm">
          <text:p/>
        </draw:line>
        <draw:line draw:style-name="gr6" draw:text-style-name="P1" draw:layer="layout" svg:x1="9.491cm" svg:y1="20.453cm" svg:x2="9.372cm" svg:y2="20.453cm">
          <text:p/>
        </draw:line>
        <draw:line draw:style-name="gr6" draw:text-style-name="P1" draw:layer="layout" svg:x1="9.491cm" svg:y1="20.453cm" svg:x2="9.491cm" svg:y2="20.48cm">
          <text:p/>
        </draw:line>
        <draw:line draw:style-name="gr6" draw:text-style-name="P1" draw:layer="layout" svg:x1="9.372cm" svg:y1="20.453cm" svg:x2="9.491cm" svg:y2="20.453cm">
          <text:p/>
        </draw:line>
        <draw:line draw:style-name="gr6" draw:text-style-name="P1" draw:layer="layout" svg:x1="9.372cm" svg:y1="20.48cm" svg:x2="9.372cm" svg:y2="20.453cm">
          <text:p/>
        </draw:line>
        <draw:line draw:style-name="gr6" draw:text-style-name="P1" draw:layer="layout" svg:x1="9.491cm" svg:y1="19.522cm" svg:x2="9.372cm" svg:y2="19.522cm">
          <text:p/>
        </draw:line>
        <draw:line draw:style-name="gr6" draw:text-style-name="P1" draw:layer="layout" svg:x1="9.491cm" svg:y1="19.494cm" svg:x2="9.491cm" svg:y2="19.522cm">
          <text:p/>
        </draw:line>
        <draw:line draw:style-name="gr6" draw:text-style-name="P1" draw:layer="layout" svg:x1="9.372cm" svg:y1="19.522cm" svg:x2="9.372cm" svg:y2="19.494cm">
          <text:p/>
        </draw:line>
        <draw:line draw:style-name="gr6" draw:text-style-name="P1" draw:layer="layout" svg:x1="9.372cm" svg:y1="20.453cm" svg:x2="8.464cm" svg:y2="20.453cm">
          <text:p/>
        </draw:line>
        <draw:line draw:style-name="gr6" draw:text-style-name="P1" draw:layer="layout" svg:x1="9.372cm" svg:y1="20.48cm" svg:x2="9.491cm" svg:y2="20.48cm">
          <text:p/>
        </draw:line>
        <draw:line draw:style-name="gr6" draw:text-style-name="P1" draw:layer="layout" svg:x1="9.372cm" svg:y1="19.494cm" svg:x2="9.491cm" svg:y2="19.494cm">
          <text:p/>
        </draw:line>
        <draw:path draw:style-name="gr6" draw:text-style-name="P1" draw:layer="layout" svg:width="0.908cm" svg:height="0.908cm" svg:x="8.464cm" svg:y="19.545cm" svg:viewBox="0 0 909 909" svg:d="M0 909c0-503 407-909 909-909">
          <text:p/>
        </draw:path>
        <draw:line draw:style-name="gr6" draw:text-style-name="P1" draw:layer="layout" svg:x1="9.491cm" svg:y1="15.881cm" svg:x2="9.372cm" svg:y2="15.881cm">
          <text:p/>
        </draw:line>
        <draw:line draw:style-name="gr6" draw:text-style-name="P1" draw:layer="layout" svg:x1="9.431cm" svg:y1="15.908cm" svg:x2="9.431cm" svg:y2="17.066cm">
          <text:p/>
        </draw:line>
        <draw:polyline draw:style-name="gr6" draw:text-style-name="P1" draw:layer="layout" svg:width="0.119cm" svg:height="1.215cm" svg:x="9.372cm" svg:y="15.881cm" svg:viewBox="0 0 120 1216" draw:points="120,1216 0,1216 0,0">
          <text:p/>
        </draw:polyline>
        <draw:line draw:style-name="gr6" draw:text-style-name="P1" draw:layer="layout" svg:x1="9.491cm" svg:y1="15.881cm" svg:x2="9.491cm" svg:y2="17.096cm">
          <text:p/>
        </draw:line>
        <draw:line draw:style-name="gr6" draw:text-style-name="P1" draw:layer="layout" svg:x1="9.372cm" svg:y1="15.908cm" svg:x2="9.372cm" svg:y2="17.066cm">
          <text:p/>
        </draw:line>
        <draw:line draw:style-name="gr6" draw:text-style-name="P1" draw:layer="layout" svg:x1="9.491cm" svg:y1="17.066cm" svg:x2="9.491cm" svg:y2="15.908cm">
          <text:p/>
        </draw:line>
        <draw:line draw:style-name="gr6" draw:text-style-name="P1" draw:layer="layout" svg:x1="9.491cm" svg:y1="17.066cm" svg:x2="9.491cm" svg:y2="17.096cm">
          <text:p/>
        </draw:line>
        <draw:line draw:style-name="gr6" draw:text-style-name="P1" draw:layer="layout" svg:x1="9.372cm" svg:y1="17.066cm" svg:x2="9.491cm" svg:y2="17.066cm">
          <text:p/>
        </draw:line>
        <draw:line draw:style-name="gr6" draw:text-style-name="P1" draw:layer="layout" svg:x1="9.372cm" svg:y1="17.096cm" svg:x2="9.372cm" svg:y2="17.066cm">
          <text:p/>
        </draw:line>
        <draw:line draw:style-name="gr6" draw:text-style-name="P1" draw:layer="layout" svg:x1="9.491cm" svg:y1="15.908cm" svg:x2="9.372cm" svg:y2="15.908cm">
          <text:p/>
        </draw:line>
        <draw:line draw:style-name="gr6" draw:text-style-name="P1" draw:layer="layout" svg:x1="9.491cm" svg:y1="15.881cm" svg:x2="9.491cm" svg:y2="15.908cm">
          <text:p/>
        </draw:line>
        <draw:line draw:style-name="gr6" draw:text-style-name="P1" draw:layer="layout" svg:x1="9.372cm" svg:y1="15.908cm" svg:x2="9.372cm" svg:y2="15.881cm">
          <text:p/>
        </draw:line>
        <draw:line draw:style-name="gr6" draw:text-style-name="P1" draw:layer="layout" svg:x1="9.491cm" svg:y1="17.123cm" svg:x2="9.491cm" svg:y2="18.053cm">
          <text:p/>
        </draw:line>
        <draw:line draw:style-name="gr6" draw:text-style-name="P1" draw:layer="layout" svg:x1="9.372cm" svg:y1="17.123cm" svg:x2="9.491cm" svg:y2="17.123cm">
          <text:p/>
        </draw:line>
        <draw:line draw:style-name="gr6" draw:text-style-name="P1" draw:layer="layout" svg:x1="9.372cm" svg:y1="18.053cm" svg:x2="9.372cm" svg:y2="17.123cm">
          <text:p/>
        </draw:line>
        <draw:line draw:style-name="gr6" draw:text-style-name="P1" draw:layer="layout" svg:x1="9.491cm" svg:y1="18.053cm" svg:x2="9.372cm" svg:y2="18.053cm">
          <text:p/>
        </draw:line>
        <draw:line draw:style-name="gr6" draw:text-style-name="P1" draw:layer="layout" svg:x1="9.491cm" svg:y1="18.053cm" svg:x2="9.491cm" svg:y2="18.08cm">
          <text:p/>
        </draw:line>
        <draw:line draw:style-name="gr6" draw:text-style-name="P1" draw:layer="layout" svg:x1="9.372cm" svg:y1="18.053cm" svg:x2="9.491cm" svg:y2="18.053cm">
          <text:p/>
        </draw:line>
        <draw:line draw:style-name="gr6" draw:text-style-name="P1" draw:layer="layout" svg:x1="9.372cm" svg:y1="18.08cm" svg:x2="9.372cm" svg:y2="18.053cm">
          <text:p/>
        </draw:line>
        <draw:line draw:style-name="gr6" draw:text-style-name="P1" draw:layer="layout" svg:x1="9.491cm" svg:y1="17.123cm" svg:x2="9.372cm" svg:y2="17.123cm">
          <text:p/>
        </draw:line>
        <draw:line draw:style-name="gr6" draw:text-style-name="P1" draw:layer="layout" svg:x1="9.491cm" svg:y1="17.096cm" svg:x2="9.491cm" svg:y2="17.123cm">
          <text:p/>
        </draw:line>
        <draw:line draw:style-name="gr6" draw:text-style-name="P1" draw:layer="layout" svg:x1="9.372cm" svg:y1="17.123cm" svg:x2="9.372cm" svg:y2="17.096cm">
          <text:p/>
        </draw:line>
        <draw:line draw:style-name="gr6" draw:text-style-name="P1" draw:layer="layout" svg:x1="9.372cm" svg:y1="18.053cm" svg:x2="8.464cm" svg:y2="18.053cm">
          <text:p/>
        </draw:line>
        <draw:line draw:style-name="gr6" draw:text-style-name="P1" draw:layer="layout" svg:x1="9.372cm" svg:y1="18.08cm" svg:x2="9.491cm" svg:y2="18.08cm">
          <text:p/>
        </draw:line>
        <draw:line draw:style-name="gr6" draw:text-style-name="P1" draw:layer="layout" svg:x1="9.372cm" svg:y1="17.096cm" svg:x2="9.491cm" svg:y2="17.096cm">
          <text:p/>
        </draw:line>
        <draw:path draw:style-name="gr6" draw:text-style-name="P1" draw:layer="layout" svg:width="0.908cm" svg:height="0.908cm" svg:x="8.464cm" svg:y="17.145cm" svg:viewBox="0 0 909 909" svg:d="M0 909c0-503 407-909 909-909">
          <text:p/>
        </draw:path>
        <draw:polygon draw:style-name="gr6" draw:text-style-name="P1" draw:layer="layout" svg:width="0.059cm" svg:height="0.04cm" svg:x="38.178cm" svg:y="37.964cm" svg:viewBox="0 0 60 41" draw:points="0,0 0,41 60,41 60,0">
          <text:p/>
        </draw:polygon>
        <draw:line draw:style-name="gr6" draw:text-style-name="P1" draw:layer="layout" svg:x1="65.066cm" svg:y1="21.302cm" svg:x2="65.066cm" svg:y2="22.601cm">
          <text:p/>
        </draw:line>
        <draw:line draw:style-name="gr6" draw:text-style-name="P1" draw:layer="layout" svg:x1="64.897cm" svg:y1="22.629cm" svg:x2="64.897cm" svg:y2="21.302cm">
          <text:p/>
        </draw:line>
        <draw:line draw:style-name="gr6" draw:text-style-name="P1" draw:layer="layout" svg:x1="61.087cm" svg:y1="16.67cm" svg:x2="61.087cm" svg:y2="16.791cm">
          <text:p/>
        </draw:line>
        <draw:line draw:style-name="gr6" draw:text-style-name="P1" draw:layer="layout" svg:x1="61.108cm" svg:y1="16.732cm" svg:x2="62.05cm" svg:y2="16.732cm">
          <text:p/>
        </draw:line>
        <draw:polyline draw:style-name="gr6" draw:text-style-name="P1" draw:layer="layout" svg:width="0.984cm" svg:height="0.121cm" svg:x="61.087cm" svg:y="16.67cm" svg:viewBox="0 0 985 122" draw:points="985,0 985,122 0,122">
          <text:p/>
        </draw:polyline>
        <draw:line draw:style-name="gr6" draw:text-style-name="P1" draw:layer="layout" svg:x1="61.087cm" svg:y1="16.67cm" svg:x2="62.071cm" svg:y2="16.67cm">
          <text:p/>
        </draw:line>
        <draw:line draw:style-name="gr6" draw:text-style-name="P1" draw:layer="layout" svg:x1="61.108cm" svg:y1="16.791cm" svg:x2="62.05cm" svg:y2="16.791cm">
          <text:p/>
        </draw:line>
        <draw:line draw:style-name="gr6" draw:text-style-name="P1" draw:layer="layout" svg:x1="62.05cm" svg:y1="16.67cm" svg:x2="61.108cm" svg:y2="16.67cm">
          <text:p/>
        </draw:line>
        <draw:line draw:style-name="gr6" draw:text-style-name="P1" draw:layer="layout" svg:x1="62.05cm" svg:y1="16.67cm" svg:x2="62.071cm" svg:y2="16.67cm">
          <text:p/>
        </draw:line>
        <draw:line draw:style-name="gr6" draw:text-style-name="P1" draw:layer="layout" svg:x1="62.05cm" svg:y1="16.791cm" svg:x2="62.05cm" svg:y2="16.67cm">
          <text:p/>
        </draw:line>
        <draw:line draw:style-name="gr6" draw:text-style-name="P1" draw:layer="layout" svg:x1="62.071cm" svg:y1="16.791cm" svg:x2="62.05cm" svg:y2="16.791cm">
          <text:p/>
        </draw:line>
        <draw:line draw:style-name="gr6" draw:text-style-name="P1" draw:layer="layout" svg:x1="61.108cm" svg:y1="16.67cm" svg:x2="61.108cm" svg:y2="16.791cm">
          <text:p/>
        </draw:line>
        <draw:line draw:style-name="gr6" draw:text-style-name="P1" draw:layer="layout" svg:x1="61.087cm" svg:y1="16.67cm" svg:x2="61.108cm" svg:y2="16.67cm">
          <text:p/>
        </draw:line>
        <draw:line draw:style-name="gr6" draw:text-style-name="P1" draw:layer="layout" svg:x1="61.108cm" svg:y1="16.791cm" svg:x2="61.087cm" svg:y2="16.791cm">
          <text:p/>
        </draw:line>
        <draw:polygon draw:style-name="gr3" draw:text-style-name="P3" draw:layer="layout" svg:width="0.54cm" svg:height="0.409cm" svg:x="11.963cm" svg:y="25.376cm" svg:viewBox="0 0 541 410" draw:points="0,0 0,410 541,410 541,0">
          <text:p/>
        </draw:polygon>
        <draw:polygon draw:style-name="gr6" draw:text-style-name="P1" draw:layer="layout" svg:width="0.54cm" svg:height="0.409cm" svg:x="11.963cm" svg:y="25.376cm" svg:viewBox="0 0 541 410" draw:points="541,410 0,410 0,0 541,0">
          <text:p/>
        </draw:polygon>
        <draw:polygon draw:style-name="gr3" draw:text-style-name="P3" draw:layer="layout" svg:width="0.392cm" svg:height="0.074cm" svg:x="12.037cm" svg:y="25.226cm" svg:viewBox="0 0 393 75" draw:points="0,0 0,75 393,75 393,0">
          <text:p/>
        </draw:polygon>
        <draw:polygon draw:style-name="gr6" draw:text-style-name="P1" draw:layer="layout" svg:width="0.392cm" svg:height="0.074cm" svg:x="12.037cm" svg:y="25.226cm" svg:viewBox="0 0 393 75" draw:points="393,0 393,75 0,75 0,0">
          <text:p/>
        </draw:polygon>
        <draw:polygon draw:style-name="gr3" draw:text-style-name="P3" draw:layer="layout" svg:width="0.074cm" svg:height="0.076cm" svg:x="12.196cm" svg:y="25.3cm" svg:viewBox="0 0 75 77" draw:points="0,0 0,77 75,77 75,0">
          <text:p/>
        </draw:polygon>
        <draw:polygon draw:style-name="gr6" draw:text-style-name="P1" draw:layer="layout" svg:width="0.074cm" svg:height="0.076cm" svg:x="12.196cm" svg:y="25.3cm" svg:viewBox="0 0 75 77" draw:points="0,77 0,0 75,0 75,77">
          <text:p/>
        </draw:polygon>
        <draw:polygon draw:style-name="gr3" draw:text-style-name="P3" draw:layer="layout" svg:width="0.54cm" svg:height="0.409cm" svg:x="10.464cm" svg:y="25.376cm" svg:viewBox="0 0 541 410" draw:points="0,0 0,410 541,410 541,0">
          <text:p/>
        </draw:polygon>
        <draw:polygon draw:style-name="gr6" draw:text-style-name="P1" draw:layer="layout" svg:width="0.54cm" svg:height="0.409cm" svg:x="10.464cm" svg:y="25.376cm" svg:viewBox="0 0 541 410" draw:points="541,410 0,410 0,0 541,0">
          <text:p/>
        </draw:polygon>
        <draw:polygon draw:style-name="gr3" draw:text-style-name="P3" draw:layer="layout" svg:width="0.39cm" svg:height="0.074cm" svg:x="10.538cm" svg:y="25.226cm" svg:viewBox="0 0 391 75" draw:points="0,0 0,75 391,75 391,0">
          <text:p/>
        </draw:polygon>
        <draw:polygon draw:style-name="gr6" draw:text-style-name="P1" draw:layer="layout" svg:width="0.39cm" svg:height="0.074cm" svg:x="10.538cm" svg:y="25.226cm" svg:viewBox="0 0 391 75" draw:points="391,0 391,75 0,75 0,0">
          <text:p/>
        </draw:polygon>
        <draw:polygon draw:style-name="gr3" draw:text-style-name="P3" draw:layer="layout" svg:width="0.076cm" svg:height="0.076cm" svg:x="10.695cm" svg:y="25.3cm" svg:viewBox="0 0 77 77" draw:points="0,0 0,77 77,77 77,0">
          <text:p/>
        </draw:polygon>
        <draw:polygon draw:style-name="gr6" draw:text-style-name="P1" draw:layer="layout" svg:width="0.076cm" svg:height="0.076cm" svg:x="10.695cm" svg:y="25.3cm" svg:viewBox="0 0 77 77" draw:points="0,77 0,0 77,0 77,77">
          <text:p/>
        </draw:polygon>
        <draw:polygon draw:style-name="gr3" draw:text-style-name="P3" draw:layer="layout" svg:width="0.54cm" svg:height="0.409cm" svg:x="9.014cm" svg:y="25.376cm" svg:viewBox="0 0 541 410" draw:points="0,0 0,410 541,410 541,0">
          <text:p/>
        </draw:polygon>
        <draw:polygon draw:style-name="gr6" draw:text-style-name="P1" draw:layer="layout" svg:width="0.54cm" svg:height="0.409cm" svg:x="9.014cm" svg:y="25.376cm" svg:viewBox="0 0 541 410" draw:points="541,410 0,410 0,0 541,0">
          <text:p/>
        </draw:polygon>
        <draw:polygon draw:style-name="gr3" draw:text-style-name="P3" draw:layer="layout" svg:width="0.39cm" svg:height="0.074cm" svg:x="9.088cm" svg:y="25.226cm" svg:viewBox="0 0 391 75" draw:points="0,0 0,75 391,75 391,0">
          <text:p/>
        </draw:polygon>
        <draw:polygon draw:style-name="gr6" draw:text-style-name="P1" draw:layer="layout" svg:width="0.39cm" svg:height="0.074cm" svg:x="9.088cm" svg:y="25.226cm" svg:viewBox="0 0 391 75" draw:points="391,0 391,75 0,75 0,0">
          <text:p/>
        </draw:polygon>
        <draw:polygon draw:style-name="gr3" draw:text-style-name="P3" draw:layer="layout" svg:width="0.076cm" svg:height="0.076cm" svg:x="9.245cm" svg:y="25.3cm" svg:viewBox="0 0 77 77" draw:points="0,0 0,77 77,77 77,0">
          <text:p/>
        </draw:polygon>
        <draw:polygon draw:style-name="gr6" draw:text-style-name="P1" draw:layer="layout" svg:width="0.076cm" svg:height="0.076cm" svg:x="9.245cm" svg:y="25.3cm" svg:viewBox="0 0 77 77" draw:points="0,77 0,0 77,0 77,77">
          <text:p/>
        </draw:polygon>
        <draw:polygon draw:style-name="gr3" draw:text-style-name="P3" draw:layer="layout" svg:width="0.54cm" svg:height="0.409cm" svg:x="13.413cm" svg:y="25.376cm" svg:viewBox="0 0 541 410" draw:points="0,0 0,410 541,410 541,0">
          <text:p/>
        </draw:polygon>
        <draw:polygon draw:style-name="gr6" draw:text-style-name="P1" draw:layer="layout" svg:width="0.54cm" svg:height="0.409cm" svg:x="13.413cm" svg:y="25.376cm" svg:viewBox="0 0 541 410" draw:points="541,410 0,410 0,0 541,0">
          <text:p/>
        </draw:polygon>
        <draw:polygon draw:style-name="gr3" draw:text-style-name="P3" draw:layer="layout" svg:width="0.391cm" svg:height="0.074cm" svg:x="13.487cm" svg:y="25.226cm" svg:viewBox="0 0 392 75" draw:points="0,0 0,75 392,75 392,0">
          <text:p/>
        </draw:polygon>
        <draw:polygon draw:style-name="gr6" draw:text-style-name="P1" draw:layer="layout" svg:width="0.391cm" svg:height="0.074cm" svg:x="13.487cm" svg:y="25.226cm" svg:viewBox="0 0 392 75" draw:points="392,0 392,75 0,75 0,0">
          <text:p/>
        </draw:polygon>
        <draw:polygon draw:style-name="gr3" draw:text-style-name="P3" draw:layer="layout" svg:width="0.074cm" svg:height="0.076cm" svg:x="13.646cm" svg:y="25.3cm" svg:viewBox="0 0 75 77" draw:points="0,0 0,77 75,77 75,0">
          <text:p/>
        </draw:polygon>
        <draw:polygon draw:style-name="gr6" draw:text-style-name="P1" draw:layer="layout" svg:width="0.074cm" svg:height="0.076cm" svg:x="13.646cm" svg:y="25.3cm" svg:viewBox="0 0 75 77" draw:points="0,77 0,0 75,0 75,77">
          <text:p/>
        </draw:polygon>
        <draw:polygon draw:style-name="gr3" draw:text-style-name="P3" draw:layer="layout" svg:width="0.539cm" svg:height="0.409cm" svg:x="14.863cm" svg:y="25.376cm" svg:viewBox="0 0 540 410" draw:points="0,0 0,410 540,410 540,0">
          <text:p/>
        </draw:polygon>
        <draw:polygon draw:style-name="gr6" draw:text-style-name="P1" draw:layer="layout" svg:width="0.539cm" svg:height="0.409cm" svg:x="14.863cm" svg:y="25.376cm" svg:viewBox="0 0 540 410" draw:points="540,410 0,410 0,0 540,0">
          <text:p/>
        </draw:polygon>
        <draw:polygon draw:style-name="gr3" draw:text-style-name="P3" draw:layer="layout" svg:width="0.389cm" svg:height="0.074cm" svg:x="14.937cm" svg:y="25.226cm" svg:viewBox="0 0 390 75" draw:points="0,0 0,75 390,75 390,0">
          <text:p/>
        </draw:polygon>
        <draw:polygon draw:style-name="gr6" draw:text-style-name="P1" draw:layer="layout" svg:width="0.389cm" svg:height="0.074cm" svg:x="14.937cm" svg:y="25.226cm" svg:viewBox="0 0 390 75" draw:points="390,0 390,75 0,75 0,0">
          <text:p/>
        </draw:polygon>
        <draw:polygon draw:style-name="gr3" draw:text-style-name="P3" draw:layer="layout" svg:width="0.074cm" svg:height="0.076cm" svg:x="15.096cm" svg:y="25.3cm" svg:viewBox="0 0 75 77" draw:points="0,0 0,77 75,77 75,0">
          <text:p/>
        </draw:polygon>
        <draw:polygon draw:style-name="gr6" draw:text-style-name="P1" draw:layer="layout" svg:width="0.074cm" svg:height="0.076cm" svg:x="15.096cm" svg:y="25.3cm" svg:viewBox="0 0 75 77" draw:points="0,77 0,0 75,0 75,77">
          <text:p/>
        </draw:polygon>
        <draw:polygon draw:style-name="gr3" draw:text-style-name="P3" draw:layer="layout" svg:width="0.54cm" svg:height="0.408cm" svg:x="8.887cm" svg:y="27.597cm" svg:viewBox="0 0 541 409" draw:points="0,0 0,409 541,409 541,0">
          <text:p/>
        </draw:polygon>
        <draw:polygon draw:style-name="gr6" draw:text-style-name="P1" draw:layer="layout" svg:width="0.54cm" svg:height="0.408cm" svg:x="8.887cm" svg:y="27.597cm" svg:viewBox="0 0 541 409" draw:points="0,0 541,0 541,409 0,409">
          <text:p/>
        </draw:polygon>
        <draw:polygon draw:style-name="gr3" draw:text-style-name="P3" draw:layer="layout" svg:width="0.389cm" svg:height="0.074cm" svg:x="8.964cm" svg:y="28.081cm" svg:viewBox="0 0 390 75" draw:points="0,0 0,75 390,75 390,0">
          <text:p/>
        </draw:polygon>
        <draw:polygon draw:style-name="gr6" draw:text-style-name="P1" draw:layer="layout" svg:width="0.389cm" svg:height="0.074cm" svg:x="8.964cm" svg:y="28.081cm" svg:viewBox="0 0 390 75" draw:points="0,75 0,0 390,0 390,75">
          <text:p/>
        </draw:polygon>
        <draw:polygon draw:style-name="gr3" draw:text-style-name="P3" draw:layer="layout" svg:width="0.074cm" svg:height="0.076cm" svg:x="9.12cm" svg:y="28.005cm" svg:viewBox="0 0 75 77" draw:points="0,0 0,77 75,77 75,0">
          <text:p/>
        </draw:polygon>
        <draw:polygon draw:style-name="gr6" draw:text-style-name="P1" draw:layer="layout" svg:width="0.074cm" svg:height="0.076cm" svg:x="9.12cm" svg:y="28.005cm" svg:viewBox="0 0 75 77" draw:points="75,0 75,77 0,77 0,0">
          <text:p/>
        </draw:polygon>
        <draw:polygon draw:style-name="gr3" draw:text-style-name="P3" draw:layer="layout" svg:width="0.54cm" svg:height="0.408cm" svg:x="10.388cm" svg:y="27.597cm" svg:viewBox="0 0 541 409" draw:points="0,0 0,409 541,409 541,0">
          <text:p/>
        </draw:polygon>
        <draw:polygon draw:style-name="gr6" draw:text-style-name="P1" draw:layer="layout" svg:width="0.54cm" svg:height="0.408cm" svg:x="10.388cm" svg:y="27.597cm" svg:viewBox="0 0 541 409" draw:points="0,0 541,0 541,409 0,409">
          <text:p/>
        </draw:polygon>
        <draw:polygon draw:style-name="gr3" draw:text-style-name="P3" draw:layer="layout" svg:width="0.39cm" svg:height="0.074cm" svg:x="10.462cm" svg:y="28.081cm" svg:viewBox="0 0 391 75" draw:points="0,0 0,75 391,75 391,0">
          <text:p/>
        </draw:polygon>
        <draw:polygon draw:style-name="gr6" draw:text-style-name="P1" draw:layer="layout" svg:width="0.39cm" svg:height="0.074cm" svg:x="10.462cm" svg:y="28.081cm" svg:viewBox="0 0 391 75" draw:points="0,75 0,0 391,0 391,75">
          <text:p/>
        </draw:polygon>
        <draw:polygon draw:style-name="gr3" draw:text-style-name="P3" draw:layer="layout" svg:width="0.076cm" svg:height="0.076cm" svg:x="10.619cm" svg:y="28.005cm" svg:viewBox="0 0 77 77" draw:points="0,0 0,77 77,77 77,0">
          <text:p/>
        </draw:polygon>
        <draw:polygon draw:style-name="gr6" draw:text-style-name="P1" draw:layer="layout" svg:width="0.076cm" svg:height="0.076cm" svg:x="10.619cm" svg:y="28.005cm" svg:viewBox="0 0 77 77" draw:points="77,0 77,77 0,77 0,0">
          <text:p/>
        </draw:polygon>
        <draw:polygon draw:style-name="gr3" draw:text-style-name="P3" draw:layer="layout" svg:width="0.54cm" svg:height="0.408cm" svg:x="11.838cm" svg:y="27.597cm" svg:viewBox="0 0 541 409" draw:points="0,0 0,409 541,409 541,0">
          <text:p/>
        </draw:polygon>
        <draw:polygon draw:style-name="gr6" draw:text-style-name="P1" draw:layer="layout" svg:width="0.54cm" svg:height="0.408cm" svg:x="11.838cm" svg:y="27.597cm" svg:viewBox="0 0 541 409" draw:points="0,0 541,0 541,409 0,409">
          <text:p/>
        </draw:polygon>
        <draw:polygon draw:style-name="gr3" draw:text-style-name="P3" draw:layer="layout" svg:width="0.39cm" svg:height="0.074cm" svg:x="11.912cm" svg:y="28.081cm" svg:viewBox="0 0 391 75" draw:points="0,0 0,75 391,75 391,0">
          <text:p/>
        </draw:polygon>
        <draw:polygon draw:style-name="gr6" draw:text-style-name="P1" draw:layer="layout" svg:width="0.39cm" svg:height="0.074cm" svg:x="11.912cm" svg:y="28.081cm" svg:viewBox="0 0 391 75" draw:points="0,75 0,0 391,0 391,75">
          <text:p/>
        </draw:polygon>
        <draw:polygon draw:style-name="gr3" draw:text-style-name="P3" draw:layer="layout" svg:width="0.076cm" svg:height="0.076cm" svg:x="12.069cm" svg:y="28.005cm" svg:viewBox="0 0 77 77" draw:points="0,0 0,77 77,77 77,0">
          <text:p/>
        </draw:polygon>
        <draw:polygon draw:style-name="gr6" draw:text-style-name="P1" draw:layer="layout" svg:width="0.076cm" svg:height="0.076cm" svg:x="12.069cm" svg:y="28.005cm" svg:viewBox="0 0 77 77" draw:points="77,0 77,77 0,77 0,0">
          <text:p/>
        </draw:polygon>
        <draw:polygon draw:style-name="gr3" draw:text-style-name="P3" draw:layer="layout" svg:width="0.54cm" svg:height="0.408cm" svg:x="13.286cm" svg:y="27.597cm" svg:viewBox="0 0 541 409" draw:points="0,0 0,409 541,409 541,0">
          <text:p/>
        </draw:polygon>
        <draw:polygon draw:style-name="gr6" draw:text-style-name="P1" draw:layer="layout" svg:width="0.54cm" svg:height="0.408cm" svg:x="13.286cm" svg:y="27.597cm" svg:viewBox="0 0 541 409" draw:points="0,0 541,0 541,409 0,409">
          <text:p/>
        </draw:polygon>
        <draw:polygon draw:style-name="gr3" draw:text-style-name="P3" draw:layer="layout" svg:width="0.389cm" svg:height="0.074cm" svg:x="13.362cm" svg:y="28.081cm" svg:viewBox="0 0 390 75" draw:points="0,0 0,75 390,75 390,0">
          <text:p/>
        </draw:polygon>
        <draw:polygon draw:style-name="gr6" draw:text-style-name="P1" draw:layer="layout" svg:width="0.389cm" svg:height="0.074cm" svg:x="13.362cm" svg:y="28.081cm" svg:viewBox="0 0 390 75" draw:points="0,75 0,0 390,0 390,75">
          <text:p/>
        </draw:polygon>
        <draw:polygon draw:style-name="gr3" draw:text-style-name="P3" draw:layer="layout" svg:width="0.076cm" svg:height="0.076cm" svg:x="13.519cm" svg:y="28.005cm" svg:viewBox="0 0 77 77" draw:points="0,0 0,77 77,77 77,0">
          <text:p/>
        </draw:polygon>
        <draw:polygon draw:style-name="gr6" draw:text-style-name="P1" draw:layer="layout" svg:width="0.076cm" svg:height="0.076cm" svg:x="13.519cm" svg:y="28.005cm" svg:viewBox="0 0 77 77" draw:points="77,0 77,77 0,77 0,0">
          <text:p/>
        </draw:polygon>
        <draw:polygon draw:style-name="gr3" draw:text-style-name="P3" draw:layer="layout" svg:width="0.614cm" svg:height="0.669cm" svg:x="17.911cm" svg:y="29.902cm" svg:viewBox="0 0 615 670" draw:points="251,670 0,190 363,0 615,478">
          <text:p/>
        </draw:polygon>
        <draw:polygon draw:style-name="gr6" draw:text-style-name="P1" draw:layer="layout" svg:width="0.614cm" svg:height="0.669cm" svg:x="17.911cm" svg:y="29.902cm" svg:viewBox="0 0 615 670" draw:points="251,670 0,190 363,0 615,478">
          <text:p/>
        </draw:polygon>
        <draw:polygon draw:style-name="gr3" draw:text-style-name="P3" draw:layer="layout" svg:width="0.248cm" svg:height="0.378cm" svg:x="18.374cm" svg:y="29.9cm" svg:viewBox="0 0 249 379" draw:points="249,346 183,379 0,33 69,0">
          <text:p/>
        </draw:polygon>
        <draw:polygon draw:style-name="gr6" draw:text-style-name="P1" draw:layer="layout" svg:width="0.248cm" svg:height="0.378cm" svg:x="18.374cm" svg:y="29.9cm" svg:viewBox="0 0 249 379" draw:points="249,346 183,379 0,33 69,0">
          <text:p/>
        </draw:polygon>
        <draw:polygon draw:style-name="gr3" draw:text-style-name="P3" draw:layer="layout" svg:width="0.101cm" svg:height="0.102cm" svg:x="18.381cm" svg:y="30.073cm" svg:viewBox="0 0 102 103" draw:points="0,36 68,0 102,66 36,103">
          <text:p/>
        </draw:polygon>
        <draw:polygon draw:style-name="gr6" draw:text-style-name="P1" draw:layer="layout" svg:width="0.101cm" svg:height="0.102cm" svg:x="18.381cm" svg:y="30.073cm" svg:viewBox="0 0 102 103" draw:points="0,36 68,0 102,66 36,103">
          <text:p/>
        </draw:polygon>
        <draw:path draw:style-name="gr3" draw:text-style-name="P3" draw:layer="layout" svg:width="0.04cm" svg:height="0.04cm" svg:x="9.842cm" svg:y="26.69cm" svg:viewBox="0 0 41 41" svg:d="M0 21l4-12c46-39 53 60 0 24z">
          <text:p/>
        </draw:path>
        <draw:polygon draw:style-name="gr6" draw:text-style-name="P1" draw:layer="layout" svg:width="0.04cm" svg:height="0.038cm" svg:x="9.842cm" svg:y="26.691cm" svg:viewBox="0 0 41 39" draw:points="0,20 4,9 15,0 29,0 39,9 41,20 39,32 29,39 15,39 4,32">
          <text:p/>
        </draw:polygon>
        <draw:path draw:style-name="gr3" draw:text-style-name="P3" draw:layer="layout" svg:width="0.039cm" svg:height="0.04cm" svg:x="8.542cm" svg:y="26.689cm" svg:viewBox="0 0 40 41" svg:d="M0 21l5-12c41-39 53 59 0 24z">
          <text:p/>
        </draw:path>
        <draw:polygon draw:style-name="gr6" draw:text-style-name="P1" draw:layer="layout" svg:width="0.041cm" svg:height="0.038cm" svg:x="8.542cm" svg:y="26.691cm" svg:viewBox="0 0 42 39" draw:points="0,20 5,9 15,0 28,0 36,9 42,20 36,32 28,39 15,39 5,32">
          <text:p/>
        </draw:polygon>
        <draw:polygon draw:style-name="gr3" draw:text-style-name="P3" draw:layer="layout" svg:width="1.399cm" svg:height="0.04cm" svg:x="8.513cm" svg:y="26.691cm" svg:viewBox="0 0 1400 41" draw:points="0,0 0,41 1400,41 1400,0">
          <text:p/>
        </draw:polygon>
        <draw:polygon draw:style-name="gr6" draw:text-style-name="P1" draw:layer="layout" svg:width="1.399cm" svg:height="0.04cm" svg:x="8.513cm" svg:y="26.691cm" svg:viewBox="0 0 1400 41" draw:points="1400,41 0,41 0,0 1400,0">
          <text:p/>
        </draw:polygon>
        <draw:path draw:style-name="gr3" draw:text-style-name="P3" draw:layer="layout" svg:width="0.039cm" svg:height="0.04cm" svg:x="11.292cm" svg:y="26.689cm" svg:viewBox="0 0 40 41" svg:d="M0 21l4-12c41-39 54 59 0 24z">
          <text:p/>
        </draw:path>
        <draw:polygon draw:style-name="gr6" draw:text-style-name="P1" draw:layer="layout" svg:width="0.04cm" svg:height="0.038cm" svg:x="11.292cm" svg:y="26.691cm" svg:viewBox="0 0 41 39" draw:points="0,20 4,9 16,0 28,0 37,9 41,20 37,32 28,39 16,39 4,32">
          <text:p/>
        </draw:polygon>
        <draw:path draw:style-name="gr3" draw:text-style-name="P3" draw:layer="layout" svg:width="0.04cm" svg:height="0.04cm" svg:x="9.992cm" svg:y="26.689cm" svg:viewBox="0 0 41 41" svg:d="M0 21l5-12c41-39 54 59 0 24z">
          <text:p/>
        </draw:path>
        <draw:polygon draw:style-name="gr6" draw:text-style-name="P1" draw:layer="layout" svg:width="0.041cm" svg:height="0.038cm" svg:x="9.992cm" svg:y="26.691cm" svg:viewBox="0 0 42 39" draw:points="0,20 5,9 15,0 29,0 37,9 42,20 37,32 29,39 15,39 5,32">
          <text:p/>
        </draw:polygon>
        <draw:polygon draw:style-name="gr3" draw:text-style-name="P3" draw:layer="layout" svg:width="1.399cm" svg:height="0.04cm" svg:x="9.963cm" svg:y="26.691cm" svg:viewBox="0 0 1400 41" draw:points="0,0 0,41 1400,41 1400,0">
          <text:p/>
        </draw:polygon>
        <draw:polygon draw:style-name="gr6" draw:text-style-name="P1" draw:layer="layout" svg:width="1.399cm" svg:height="0.04cm" svg:x="9.963cm" svg:y="26.691cm" svg:viewBox="0 0 1400 41" draw:points="1400,41 0,41 0,0 1400,0">
          <text:p/>
        </draw:polygon>
        <draw:polygon draw:style-name="gr3" draw:text-style-name="P3" draw:layer="layout" svg:width="0.04cm" svg:height="0.038cm" svg:x="12.793cm" svg:y="26.691cm" svg:viewBox="0 0 41 39" draw:points="0,20 4,9 12,0 25,0 37,9 41,20 37,32 25,39 12,39 4,32">
          <text:p/>
        </draw:polygon>
        <draw:polygon draw:style-name="gr6" draw:text-style-name="P1" draw:layer="layout" svg:width="0.04cm" svg:height="0.038cm" svg:x="12.793cm" svg:y="26.691cm" svg:viewBox="0 0 41 39" draw:points="0,20 4,9 12,0 25,0 37,9 41,20 37,32 25,39 12,39 4,32">
          <text:p/>
        </draw:polygon>
        <draw:polygon draw:style-name="gr3" draw:text-style-name="P3" draw:layer="layout" svg:width="0.04cm" svg:height="0.038cm" svg:x="11.493cm" svg:y="26.691cm" svg:viewBox="0 0 41 39" draw:points="0,20 4,9 14,0 26,0 37,9 41,20 37,32 26,39 14,39 4,32">
          <text:p/>
        </draw:polygon>
        <draw:polygon draw:style-name="gr6" draw:text-style-name="P1" draw:layer="layout" svg:width="0.04cm" svg:height="0.038cm" svg:x="11.493cm" svg:y="26.691cm" svg:viewBox="0 0 41 39" draw:points="0,20 4,9 14,0 26,0 37,9 41,20 37,32 26,39 14,39 4,32">
          <text:p/>
        </draw:polygon>
        <draw:polygon draw:style-name="gr3" draw:text-style-name="P3" draw:layer="layout" svg:width="1.399cm" svg:height="0.04cm" svg:x="11.463cm" svg:y="26.691cm" svg:viewBox="0 0 1400 41" draw:points="0,0 0,41 1400,41 1400,0">
          <text:p/>
        </draw:polygon>
        <draw:polygon draw:style-name="gr6" draw:text-style-name="P1" draw:layer="layout" svg:width="1.399cm" svg:height="0.04cm" svg:x="11.463cm" svg:y="26.691cm" svg:viewBox="0 0 1400 41" draw:points="1400,41 0,41 0,0 1400,0">
          <text:p/>
        </draw:polygon>
        <draw:polygon draw:style-name="gr3" draw:text-style-name="P3" draw:layer="layout" svg:width="0.04cm" svg:height="0.038cm" svg:x="14.243cm" svg:y="26.691cm" svg:viewBox="0 0 41 39" draw:points="0,20 2,9 12,0 26,0 37,9 41,20 37,32 26,39 12,39 2,32">
          <text:p/>
        </draw:polygon>
        <draw:polygon draw:style-name="gr6" draw:text-style-name="P1" draw:layer="layout" svg:width="0.04cm" svg:height="0.038cm" svg:x="14.243cm" svg:y="26.691cm" svg:viewBox="0 0 41 39" draw:points="0,20 2,9 12,0 26,0 37,9 41,20 37,32 26,39 12,39 2,32">
          <text:p/>
        </draw:polygon>
        <draw:polygon draw:style-name="gr3" draw:text-style-name="P3" draw:layer="layout" svg:width="0.04cm" svg:height="0.038cm" svg:x="12.943cm" svg:y="26.691cm" svg:viewBox="0 0 41 39" draw:points="0,20 2,9 13,0 25,0 36,9 41,20 36,32 25,39 13,39 2,32">
          <text:p/>
        </draw:polygon>
        <draw:polygon draw:style-name="gr6" draw:text-style-name="P1" draw:layer="layout" svg:width="0.04cm" svg:height="0.038cm" svg:x="12.943cm" svg:y="26.691cm" svg:viewBox="0 0 41 39" draw:points="0,20 2,9 13,0 25,0 36,9 41,20 36,32 25,39 13,39 2,32">
          <text:p/>
        </draw:polygon>
        <draw:polygon draw:style-name="gr3" draw:text-style-name="P3" draw:layer="layout" svg:width="1.401cm" svg:height="0.04cm" svg:x="12.911cm" svg:y="26.691cm" svg:viewBox="0 0 1402 41" draw:points="0,0 0,41 1402,41 1402,0">
          <text:p/>
        </draw:polygon>
        <draw:polygon draw:style-name="gr6" draw:text-style-name="P1" draw:layer="layout" svg:width="1.401cm" svg:height="0.04cm" svg:x="12.911cm" svg:y="26.691cm" svg:viewBox="0 0 1402 41" draw:points="1402,41 0,41 0,0 1402,0">
          <text:p/>
        </draw:polygon>
        <draw:polygon draw:style-name="gr3" draw:text-style-name="P3" draw:layer="layout" svg:width="0.726cm" svg:height="1.215cm" svg:x="29.516cm" svg:y="36.381cm" svg:viewBox="0 0 727 1216" draw:points="702,1216 0,1201 28,0 727,15">
          <text:p/>
        </draw:polygon>
        <draw:polygon draw:style-name="gr6" draw:text-style-name="P1" draw:layer="layout" svg:width="0.726cm" svg:height="1.215cm" svg:x="29.516cm" svg:y="36.381cm" svg:viewBox="0 0 727 1216" draw:points="702,1216 0,1201 28,0 727,15">
          <text:p/>
        </draw:polygon>
        <draw:path draw:style-name="gr3" draw:text-style-name="P3" draw:layer="layout" svg:width="0.04cm" svg:height="0.039cm" svg:x="7.948cm" svg:y="11.365cm" svg:viewBox="0 0 41 40" svg:d="M21 40l-11-4c-40-41 58-54 24 0z">
          <text:p/>
        </draw:path>
        <draw:polygon draw:style-name="gr6" draw:text-style-name="P1" draw:layer="layout" svg:width="0.038cm" svg:height="0.04cm" svg:x="7.95cm" svg:y="11.364cm" svg:viewBox="0 0 39 41" draw:points="20,41 8,37 0,26 0,13 8,4 20,0 32,4 39,13 39,26 32,37">
          <text:p/>
        </draw:polygon>
        <draw:path draw:style-name="gr3" draw:text-style-name="P3" draw:layer="layout" svg:width="0.04cm" svg:height="0.039cm" svg:x="7.948cm" svg:y="12.165cm" svg:viewBox="0 0 41 40" svg:d="M21 40l-11-4c-40-41 58-55 24 0z">
          <text:p/>
        </draw:path>
        <draw:polygon draw:style-name="gr6" draw:text-style-name="P1" draw:layer="layout" svg:width="0.038cm" svg:height="0.04cm" svg:x="7.95cm" svg:y="12.164cm" svg:viewBox="0 0 39 41" draw:points="20,41 8,37 0,26 0,13 8,4 20,0 32,4 39,13 39,26 32,37">
          <text:p/>
        </draw:polygon>
        <draw:polygon draw:style-name="gr3" draw:text-style-name="P3" draw:layer="layout" svg:width="0.04cm" svg:height="0.9cm" svg:x="7.95cm" svg:y="11.334cm" svg:viewBox="0 0 41 901" draw:points="0,0 0,901 41,901 41,0">
          <text:p/>
        </draw:polygon>
        <draw:polygon draw:style-name="gr6" draw:text-style-name="P1" draw:layer="layout" svg:width="0.04cm" svg:height="0.9cm" svg:x="7.95cm" svg:y="11.334cm" svg:viewBox="0 0 41 901" draw:points="41,0 41,901 0,901 0,0">
          <text:p/>
        </draw:polygon>
        <draw:path draw:style-name="gr3" draw:text-style-name="P3" draw:layer="layout" svg:width="0.041cm" svg:height="0.039cm" svg:x="9.638cm" svg:y="11.365cm" svg:viewBox="0 0 42 40" svg:d="M21 40l-11-4c-40-41 59-54 25 0z">
          <text:p/>
        </draw:path>
        <draw:polygon draw:style-name="gr6" draw:text-style-name="P1" draw:layer="layout" svg:width="0.038cm" svg:height="0.04cm" svg:x="9.639cm" svg:y="11.364cm" svg:viewBox="0 0 39 41" draw:points="19,41 8,37 0,26 0,13 8,4 19,0 33,4 39,13 39,26 33,37">
          <text:p/>
        </draw:polygon>
        <draw:path draw:style-name="gr3" draw:text-style-name="P3" draw:layer="layout" svg:width="0.041cm" svg:height="0.039cm" svg:x="9.638cm" svg:y="12.165cm" svg:viewBox="0 0 42 40" svg:d="M21 40l-11-4c-40-41 59-55 25 0z">
          <text:p/>
        </draw:path>
        <draw:polygon draw:style-name="gr6" draw:text-style-name="P1" draw:layer="layout" svg:width="0.038cm" svg:height="0.04cm" svg:x="9.639cm" svg:y="12.164cm" svg:viewBox="0 0 39 41" draw:points="19,41 8,37 0,26 0,13 8,4 19,0 33,4 39,13 39,26 33,37">
          <text:p/>
        </draw:polygon>
        <draw:polygon draw:style-name="gr3" draw:text-style-name="P3" draw:layer="layout" svg:width="0.04cm" svg:height="0.9cm" svg:x="9.639cm" svg:y="11.334cm" svg:viewBox="0 0 41 901" draw:points="0,0 0,901 41,901 41,0">
          <text:p/>
        </draw:polygon>
        <draw:polygon draw:style-name="gr6" draw:text-style-name="P1" draw:layer="layout" svg:width="0.04cm" svg:height="0.9cm" svg:x="9.639cm" svg:y="11.334cm" svg:viewBox="0 0 41 901" draw:points="41,0 41,901 0,901 0,0">
          <text:p/>
        </draw:polygon>
        <draw:path draw:style-name="gr3" draw:text-style-name="P3" draw:layer="layout" svg:width="0.04cm" svg:height="0.039cm" svg:x="6.219cm" svg:y="11.365cm" svg:viewBox="0 0 41 40" svg:d="M20 40l-10-4c-41-41 57-54 23 0z">
          <text:p/>
        </draw:path>
        <draw:polygon draw:style-name="gr6" draw:text-style-name="P1" draw:layer="layout" svg:width="0.038cm" svg:height="0.04cm" svg:x="6.22cm" svg:y="11.364cm" svg:viewBox="0 0 39 41" draw:points="19,41 9,37 0,26 0,13 9,4 19,0 33,4 39,13 39,26 33,37">
          <text:p/>
        </draw:polygon>
        <draw:path draw:style-name="gr3" draw:text-style-name="P3" draw:layer="layout" svg:width="0.04cm" svg:height="0.039cm" svg:x="6.219cm" svg:y="12.165cm" svg:viewBox="0 0 41 40" svg:d="M20 40l-10-4c-41-41 57-55 23 0z">
          <text:p/>
        </draw:path>
        <draw:polygon draw:style-name="gr6" draw:text-style-name="P1" draw:layer="layout" svg:width="0.038cm" svg:height="0.04cm" svg:x="6.22cm" svg:y="12.164cm" svg:viewBox="0 0 39 41" draw:points="19,41 9,37 0,26 0,13 9,4 19,0 33,4 39,13 39,26 33,37">
          <text:p/>
        </draw:polygon>
        <draw:polygon draw:style-name="gr3" draw:text-style-name="P3" draw:layer="layout" svg:width="0.042cm" svg:height="0.9cm" svg:x="6.22cm" svg:y="11.334cm" svg:viewBox="0 0 43 901" draw:points="0,0 0,901 43,901 43,0">
          <text:p/>
        </draw:polygon>
        <draw:polygon draw:style-name="gr6" draw:text-style-name="P1" draw:layer="layout" svg:width="0.042cm" svg:height="0.9cm" svg:x="6.22cm" svg:y="11.334cm" svg:viewBox="0 0 43 901" draw:points="43,0 43,901 0,901 0,0">
          <text:p/>
        </draw:polygon>
        <draw:path draw:style-name="gr3" draw:text-style-name="P3" draw:layer="layout" svg:width="0.04cm" svg:height="0.04cm" svg:x="8.021cm" svg:y="11.333cm" svg:viewBox="0 0 41 41" svg:d="M41 20l-4 13c-55 34-42-64 0-23z">
          <text:p/>
        </draw:path>
        <draw:polygon draw:style-name="gr6" draw:text-style-name="P1" draw:layer="layout" svg:width="0.04cm" svg:height="0.038cm" svg:x="8.02cm" svg:y="11.334cm" svg:viewBox="0 0 41 39" draw:points="41,20 36,33 25,39 12,39 4,33 0,20 4,10 12,0 25,0 36,10">
          <text:p/>
        </draw:polygon>
        <draw:path draw:style-name="gr3" draw:text-style-name="P3" draw:layer="layout" svg:width="0.039cm" svg:height="0.04cm" svg:x="9.57cm" svg:y="11.333cm" svg:viewBox="0 0 40 41" svg:d="M40 20l-4 13c-54 34-41-64 0-23z">
          <text:p/>
        </draw:path>
        <draw:polygon draw:style-name="gr6" draw:text-style-name="P1" draw:layer="layout" svg:width="0.04cm" svg:height="0.038cm" svg:x="9.569cm" svg:y="11.334cm" svg:viewBox="0 0 41 39" draw:points="41,20 37,33 26,39 14,39 4,33 0,20 4,10 14,0 26,0 37,10">
          <text:p/>
        </draw:polygon>
        <draw:polygon draw:style-name="gr3" draw:text-style-name="P3" draw:layer="layout" svg:width="1.649cm" svg:height="0.04cm" svg:x="7.99cm" svg:y="11.334cm" svg:viewBox="0 0 1650 41" draw:points="0,0 0,41 1650,41 1650,0">
          <text:p/>
        </draw:polygon>
        <draw:polygon draw:style-name="gr6" draw:text-style-name="P1" draw:layer="layout" svg:width="1.649cm" svg:height="0.04cm" svg:x="7.99cm" svg:y="11.334cm" svg:viewBox="0 0 1650 41" draw:points="0,0 1650,0 1650,41 0,41">
          <text:p/>
        </draw:polygon>
        <draw:path draw:style-name="gr3" draw:text-style-name="P3" draw:layer="layout" svg:width="0.039cm" svg:height="0.04cm" svg:x="6.291cm" svg:y="11.333cm" svg:viewBox="0 0 40 41" svg:d="M40 20l-4 13c-54 34-41-64 0-23z">
          <text:p/>
        </draw:path>
        <draw:polygon draw:style-name="gr6" draw:text-style-name="P1" draw:layer="layout" svg:width="0.04cm" svg:height="0.038cm" svg:x="6.29cm" svg:y="11.334cm" svg:viewBox="0 0 41 39" draw:points="41,20 37,33 27,39 14,39 4,33 0,20 4,10 14,0 27,0 37,10">
          <text:p/>
        </draw:polygon>
        <draw:path draw:style-name="gr3" draw:text-style-name="P3" draw:layer="layout" svg:width="0.039cm" svg:height="0.04cm" svg:x="7.841cm" svg:y="11.333cm" svg:viewBox="0 0 40 41" svg:d="M40 20l-4 13c-54 34-41-64 0-23z">
          <text:p/>
        </draw:path>
        <draw:polygon draw:style-name="gr6" draw:text-style-name="P1" draw:layer="layout" svg:width="0.04cm" svg:height="0.038cm" svg:x="7.84cm" svg:y="11.334cm" svg:viewBox="0 0 41 39" draw:points="41,20 37,33 26,39 12,39 4,33 0,20 4,10 12,0 26,0 37,10">
          <text:p/>
        </draw:polygon>
        <draw:polygon draw:style-name="gr3" draw:text-style-name="P3" draw:layer="layout" svg:width="1.648cm" svg:height="0.04cm" svg:x="6.261cm" svg:y="11.334cm" svg:viewBox="0 0 1649 41" draw:points="0,0 0,41 1649,41 1649,0">
          <text:p/>
        </draw:polygon>
        <draw:polygon draw:style-name="gr6" draw:text-style-name="P1" draw:layer="layout" svg:width="1.648cm" svg:height="0.04cm" svg:x="6.261cm" svg:y="11.334cm" svg:viewBox="0 0 1649 41" draw:points="0,0 1649,0 1649,41 0,41">
          <text:p/>
        </draw:polygon>
        <draw:path draw:style-name="gr3" draw:text-style-name="P3" draw:layer="layout" svg:width="0.04cm" svg:height="0.04cm" svg:x="9.529cm" svg:y="7.932cm" svg:viewBox="0 0 41 41" svg:d="M41 21l-4 13c-49 33-49-60 0-26z">
          <text:p/>
        </draw:path>
        <draw:polygon draw:style-name="gr6" draw:text-style-name="P1" draw:layer="layout" svg:width="0.04cm" svg:height="0.038cm" svg:x="9.529cm" svg:y="7.933cm" svg:viewBox="0 0 41 39" draw:points="41,19 37,33 26,39 13,39 4,33 0,19 4,6 13,0 26,0 37,6">
          <text:p/>
        </draw:polygon>
        <draw:path draw:style-name="gr3" draw:text-style-name="P3" draw:layer="layout" svg:width="0.041cm" svg:height="0.041cm" svg:x="10.328cm" svg:y="7.932cm" svg:viewBox="0 0 42 42" svg:d="M42 21l-4 13c-51 34-51-60 0-27z">
          <text:p/>
        </draw:path>
        <draw:polygon draw:style-name="gr6" draw:text-style-name="P1" draw:layer="layout" svg:width="0.04cm" svg:height="0.038cm" svg:x="10.329cm" svg:y="7.933cm" svg:viewBox="0 0 41 39" draw:points="41,19 37,33 26,39 14,39 2,33 0,19 2,6 14,0 26,0 37,6">
          <text:p/>
        </draw:polygon>
        <draw:polygon draw:style-name="gr3" draw:text-style-name="P3" draw:layer="layout" svg:width="0.9cm" svg:height="0.038cm" svg:x="9.499cm" svg:y="7.933cm" svg:viewBox="0 0 901 39" draw:points="0,0 0,39 901,39 901,0">
          <text:p/>
        </draw:polygon>
        <draw:polygon draw:style-name="gr6" draw:text-style-name="P1" draw:layer="layout" svg:width="0.9cm" svg:height="0.038cm" svg:x="9.499cm" svg:y="7.933cm" svg:viewBox="0 0 901 39" draw:points="0,0 901,0 901,39 0,39">
          <text:p/>
        </draw:polygon>
        <draw:path draw:style-name="gr3" draw:text-style-name="P3" draw:layer="layout" svg:width="0.039cm" svg:height="0.04cm" svg:x="9.53cm" svg:y="9.621cm" svg:viewBox="0 0 40 41" svg:d="M40 20l-4 11c-41 40-54-58 0-24z">
          <text:p/>
        </draw:path>
        <draw:polygon draw:style-name="gr6" draw:text-style-name="P1" draw:layer="layout" svg:width="0.04cm" svg:height="0.038cm" svg:x="9.529cm" svg:y="9.622cm" svg:viewBox="0 0 41 39" draw:points="41,20 37,31 26,39 13,39 4,31 0,20 4,6 13,0 26,0 37,6">
          <text:p/>
        </draw:polygon>
        <draw:path draw:style-name="gr3" draw:text-style-name="P3" draw:layer="layout" svg:width="0.04cm" svg:height="0.04cm" svg:x="10.329cm" svg:y="9.621cm" svg:viewBox="0 0 41 41" svg:d="M41 21l-4 11c-46 40-53-59 0-24z">
          <text:p/>
        </draw:path>
        <draw:polygon draw:style-name="gr6" draw:text-style-name="P1" draw:layer="layout" svg:width="0.04cm" svg:height="0.038cm" svg:x="10.329cm" svg:y="9.622cm" svg:viewBox="0 0 41 39" draw:points="41,20 37,31 26,39 14,39 2,31 0,20 2,6 14,0 26,0 37,6">
          <text:p/>
        </draw:polygon>
        <draw:polygon draw:style-name="gr3" draw:text-style-name="P3" draw:layer="layout" svg:width="0.9cm" svg:height="0.04cm" svg:x="9.499cm" svg:y="9.62cm" svg:viewBox="0 0 901 41" draw:points="0,0 0,41 901,41 901,0">
          <text:p/>
        </draw:polygon>
        <draw:polygon draw:style-name="gr6" draw:text-style-name="P1" draw:layer="layout" svg:width="0.9cm" svg:height="0.04cm" svg:x="9.499cm" svg:y="9.62cm" svg:viewBox="0 0 901 41" draw:points="0,0 901,0 901,41 0,41">
          <text:p/>
        </draw:polygon>
        <draw:path draw:style-name="gr3" draw:text-style-name="P3" draw:layer="layout" svg:width="0.04cm" svg:height="0.037cm" svg:x="9.498cm" svg:y="7.823cm" svg:viewBox="0 0 41 38" svg:d="M20 0l13 2c36 52-64 45-23 0z">
          <text:p/>
        </draw:path>
        <draw:polygon draw:style-name="gr6" draw:text-style-name="P1" draw:layer="layout" svg:width="0.038cm" svg:height="0.038cm" svg:x="9.499cm" svg:y="7.823cm" svg:viewBox="0 0 39 39" draw:points="19,0 33,2 39,12 39,26 33,37 19,39 9,37 0,26 0,12 9,2">
          <text:p/>
        </draw:polygon>
        <draw:path draw:style-name="gr3" draw:text-style-name="P3" draw:layer="layout" svg:width="0.04cm" svg:height="0.04cm" svg:x="9.498cm" svg:y="6.271cm" svg:viewBox="0 0 41 41" svg:d="M20 0l13 4c36 53-64 46-23 0z">
          <text:p/>
        </draw:path>
        <draw:polygon draw:style-name="gr6" draw:text-style-name="P1" draw:layer="layout" svg:width="0.038cm" svg:height="0.04cm" svg:x="9.499cm" svg:y="6.271cm" svg:viewBox="0 0 39 41" draw:points="19,0 33,4 39,15 39,28 33,39 19,41 9,39 0,28 0,15 9,4">
          <text:p/>
        </draw:polygon>
        <draw:polygon draw:style-name="gr3" draw:text-style-name="P3" draw:layer="layout" svg:width="0.04cm" svg:height="1.651cm" svg:x="9.499cm" svg:y="6.242cm" svg:viewBox="0 0 41 1652" draw:points="0,0 0,1652 41,1652 41,0">
          <text:p/>
        </draw:polygon>
        <draw:polygon draw:style-name="gr6" draw:text-style-name="P1" draw:layer="layout" svg:width="0.04cm" svg:height="1.651cm" svg:x="9.499cm" svg:y="6.242cm" svg:viewBox="0 0 41 1652" draw:points="0,1652 0,0 41,0 41,1652">
          <text:p/>
        </draw:polygon>
        <draw:polygon draw:style-name="gr3" draw:text-style-name="P3" draw:layer="layout" svg:width="0.038cm" svg:height="0.04cm" svg:x="9.499cm" svg:y="9.552cm" svg:viewBox="0 0 39 41" draw:points="19,0 33,2 39,13 39,25 33,37 19,41 9,37 0,25 0,13 9,2">
          <text:p/>
        </draw:polygon>
        <draw:polygon draw:style-name="gr6" draw:text-style-name="P1" draw:layer="layout" svg:width="0.038cm" svg:height="0.04cm" svg:x="9.499cm" svg:y="9.552cm" svg:viewBox="0 0 39 41" draw:points="19,0 33,2 39,13 39,25 33,37 19,41 9,37 0,25 0,13 9,2">
          <text:p/>
        </draw:polygon>
        <draw:path draw:style-name="gr3" draw:text-style-name="P3" draw:layer="layout" svg:width="0.04cm" svg:height="0.037cm" svg:x="9.498cm" svg:y="8.003cm" svg:viewBox="0 0 41 38" svg:d="M20 0l13 2c36 52-64 45-23 0z">
          <text:p/>
        </draw:path>
        <draw:polygon draw:style-name="gr6" draw:text-style-name="P1" draw:layer="layout" svg:width="0.038cm" svg:height="0.038cm" svg:x="9.499cm" svg:y="8.003cm" svg:viewBox="0 0 39 39" draw:points="19,0 33,2 39,12 39,25 33,37 19,39 9,37 0,25 0,12 9,2">
          <text:p/>
        </draw:polygon>
        <draw:polygon draw:style-name="gr3" draw:text-style-name="P3" draw:layer="layout" svg:width="0.04cm" svg:height="1.651cm" svg:x="9.499cm" svg:y="7.971cm" svg:viewBox="0 0 41 1652" draw:points="0,0 0,1652 41,1652 41,0">
          <text:p/>
        </draw:polygon>
        <draw:polygon draw:style-name="gr6" draw:text-style-name="P1" draw:layer="layout" svg:width="0.04cm" svg:height="1.651cm" svg:x="9.499cm" svg:y="7.971cm" svg:viewBox="0 0 41 1652" draw:points="0,1652 0,0 41,0 41,1652">
          <text:p/>
        </draw:polygon>
        <draw:path draw:style-name="gr3" draw:text-style-name="P3" draw:layer="layout" svg:width="0.039cm" svg:height="0.04cm" svg:x="9.53cm" svg:y="6.203cm" svg:viewBox="0 0 40 41" svg:d="M40 21l-4 10c-41 41-54-58 0-24z">
          <text:p/>
        </draw:path>
        <draw:polygon draw:style-name="gr6" draw:text-style-name="P1" draw:layer="layout" svg:width="0.04cm" svg:height="0.039cm" svg:x="9.529cm" svg:y="6.203cm" svg:viewBox="0 0 41 40" draw:points="41,21 37,31 26,40 13,40 4,31 0,21 4,7 13,0 26,0 37,7">
          <text:p/>
        </draw:polygon>
        <draw:path draw:style-name="gr3" draw:text-style-name="P3" draw:layer="layout" svg:width="0.04cm" svg:height="0.041cm" svg:x="10.329cm" svg:y="6.202cm" svg:viewBox="0 0 41 42" svg:d="M41 22l-4 10c-46 40-53-60 0-24z">
          <text:p/>
        </draw:path>
        <draw:polygon draw:style-name="gr6" draw:text-style-name="P1" draw:layer="layout" svg:width="0.04cm" svg:height="0.039cm" svg:x="10.329cm" svg:y="6.203cm" svg:viewBox="0 0 41 40" draw:points="41,21 37,31 26,40 14,40 2,31 0,21 2,7 14,0 26,0 37,7">
          <text:p/>
        </draw:polygon>
        <draw:polygon draw:style-name="gr3" draw:text-style-name="P3" draw:layer="layout" svg:width="0.9cm" svg:height="0.041cm" svg:x="9.499cm" svg:y="6.201cm" svg:viewBox="0 0 901 42" draw:points="0,0 0,42 901,42 901,0">
          <text:p/>
        </draw:polygon>
        <draw:polygon draw:style-name="gr6" draw:text-style-name="P1" draw:layer="layout" svg:width="0.9cm" svg:height="0.041cm" svg:x="9.499cm" svg:y="6.201cm" svg:viewBox="0 0 901 42" draw:points="0,0 901,0 901,42 0,42">
          <text:p/>
        </draw:polygon>
        <draw:path draw:style-name="gr3" draw:text-style-name="P3" draw:layer="layout" svg:width="0.04cm" svg:height="0.04cm" svg:x="12.069cm" svg:y="7.932cm" svg:viewBox="0 0 41 41" svg:d="M41 21l-4 13c-49 33-49-60 0-26z">
          <text:p/>
        </draw:path>
        <draw:polygon draw:style-name="gr6" draw:text-style-name="P1" draw:layer="layout" svg:width="0.04cm" svg:height="0.038cm" svg:x="12.069cm" svg:y="7.933cm" svg:viewBox="0 0 41 39" draw:points="41,19 37,33 25,39 12,39 4,33 0,19 4,6 12,0 25,0 37,6">
          <text:p/>
        </draw:polygon>
        <draw:path draw:style-name="gr3" draw:text-style-name="P3" draw:layer="layout" svg:width="0.039cm" svg:height="0.04cm" svg:x="12.869cm" svg:y="7.932cm" svg:viewBox="0 0 40 41" svg:d="M40 21l-4 13c-48 33-48-60 0-26z">
          <text:p/>
        </draw:path>
        <draw:polygon draw:style-name="gr6" draw:text-style-name="P1" draw:layer="layout" svg:width="0.04cm" svg:height="0.038cm" svg:x="12.869cm" svg:y="7.933cm" svg:viewBox="0 0 41 39" draw:points="41,19 37,33 25,39 13,39 4,33 0,19 4,6 13,0 25,0 37,6">
          <text:p/>
        </draw:polygon>
        <draw:polygon draw:style-name="gr3" draw:text-style-name="P3" draw:layer="layout" svg:width="0.9cm" svg:height="0.038cm" svg:x="12.039cm" svg:y="7.933cm" svg:viewBox="0 0 901 39" draw:points="0,0 0,39 901,39 901,0">
          <text:p/>
        </draw:polygon>
        <draw:polygon draw:style-name="gr6" draw:text-style-name="P1" draw:layer="layout" svg:width="0.9cm" svg:height="0.038cm" svg:x="12.039cm" svg:y="7.933cm" svg:viewBox="0 0 901 39" draw:points="0,0 901,0 901,39 0,39">
          <text:p/>
        </draw:polygon>
        <draw:path draw:style-name="gr3" draw:text-style-name="P3" draw:layer="layout" svg:width="0.039cm" svg:height="0.04cm" svg:x="12.07cm" svg:y="9.621cm" svg:viewBox="0 0 40 41" svg:d="M40 20l-4 11c-41 40-54-58 0-24z">
          <text:p/>
        </draw:path>
        <draw:polygon draw:style-name="gr6" draw:text-style-name="P1" draw:layer="layout" svg:width="0.04cm" svg:height="0.038cm" svg:x="12.069cm" svg:y="9.622cm" svg:viewBox="0 0 41 39" draw:points="41,20 37,31 25,39 12,39 4,31 0,20 4,6 12,0 25,0 37,6">
          <text:p/>
        </draw:polygon>
        <draw:path draw:style-name="gr3" draw:text-style-name="P3" draw:layer="layout" svg:width="0.039cm" svg:height="0.04cm" svg:x="12.87cm" svg:y="9.621cm" svg:viewBox="0 0 40 41" svg:d="M40 20l-4 11c-41 40-54-58 0-24z">
          <text:p/>
        </draw:path>
        <draw:polygon draw:style-name="gr6" draw:text-style-name="P1" draw:layer="layout" svg:width="0.04cm" svg:height="0.038cm" svg:x="12.869cm" svg:y="9.622cm" svg:viewBox="0 0 41 39" draw:points="41,20 37,31 25,39 13,39 4,31 0,20 4,6 13,0 25,0 37,6">
          <text:p/>
        </draw:polygon>
        <draw:polygon draw:style-name="gr3" draw:text-style-name="P3" draw:layer="layout" svg:width="0.9cm" svg:height="0.04cm" svg:x="12.039cm" svg:y="9.62cm" svg:viewBox="0 0 901 41" draw:points="0,0 0,41 901,41 901,0">
          <text:p/>
        </draw:polygon>
        <draw:polygon draw:style-name="gr6" draw:text-style-name="P1" draw:layer="layout" svg:width="0.9cm" svg:height="0.04cm" svg:x="12.039cm" svg:y="9.62cm" svg:viewBox="0 0 901 41" draw:points="0,0 901,0 901,41 0,41">
          <text:p/>
        </draw:polygon>
        <draw:path draw:style-name="gr3" draw:text-style-name="P3" draw:layer="layout" svg:width="0.041cm" svg:height="0.037cm" svg:x="12.038cm" svg:y="7.823cm" svg:viewBox="0 0 42 38" svg:d="M20 0l14 2c36 52-65 45-24 0z">
          <text:p/>
        </draw:path>
        <draw:polygon draw:style-name="gr6" draw:text-style-name="P1" draw:layer="layout" svg:width="0.038cm" svg:height="0.038cm" svg:x="12.039cm" svg:y="7.823cm" svg:viewBox="0 0 39 39" draw:points="19,0 33,2 39,12 39,26 33,37 19,39 9,37 0,26 0,12 9,2">
          <text:p/>
        </draw:polygon>
        <draw:path draw:style-name="gr3" draw:text-style-name="P3" draw:layer="layout" svg:width="0.041cm" svg:height="0.04cm" svg:x="12.038cm" svg:y="6.271cm" svg:viewBox="0 0 42 41" svg:d="M20 0l14 4c36 53-65 46-24 0z">
          <text:p/>
        </draw:path>
        <draw:polygon draw:style-name="gr6" draw:text-style-name="P1" draw:layer="layout" svg:width="0.038cm" svg:height="0.04cm" svg:x="12.039cm" svg:y="6.271cm" svg:viewBox="0 0 39 41" draw:points="19,0 33,4 39,15 39,28 33,39 19,41 9,39 0,28 0,15 9,4">
          <text:p/>
        </draw:polygon>
        <draw:polygon draw:style-name="gr3" draw:text-style-name="P3" draw:layer="layout" svg:width="0.04cm" svg:height="1.651cm" svg:x="12.039cm" svg:y="6.242cm" svg:viewBox="0 0 41 1652" draw:points="0,0 0,1652 41,1652 41,0">
          <text:p/>
        </draw:polygon>
        <draw:polygon draw:style-name="gr6" draw:text-style-name="P1" draw:layer="layout" svg:width="0.04cm" svg:height="1.651cm" svg:x="12.039cm" svg:y="6.242cm" svg:viewBox="0 0 41 1652" draw:points="0,1652 0,0 41,0 41,1652">
          <text:p/>
        </draw:polygon>
        <draw:polygon draw:style-name="gr3" draw:text-style-name="P3" draw:layer="layout" svg:width="0.038cm" svg:height="0.04cm" svg:x="12.039cm" svg:y="9.552cm" svg:viewBox="0 0 39 41" draw:points="19,0 33,2 39,13 39,25 33,37 19,41 9,37 0,25 0,13 9,2">
          <text:p/>
        </draw:polygon>
        <draw:polygon draw:style-name="gr6" draw:text-style-name="P1" draw:layer="layout" svg:width="0.038cm" svg:height="0.04cm" svg:x="12.039cm" svg:y="9.552cm" svg:viewBox="0 0 39 41" draw:points="19,0 33,2 39,13 39,25 33,37 19,41 9,37 0,25 0,13 9,2">
          <text:p/>
        </draw:polygon>
        <draw:path draw:style-name="gr3" draw:text-style-name="P3" draw:layer="layout" svg:width="0.041cm" svg:height="0.037cm" svg:x="12.038cm" svg:y="8.003cm" svg:viewBox="0 0 42 38" svg:d="M20 0l14 2c36 52-65 45-24 0z">
          <text:p/>
        </draw:path>
        <draw:polygon draw:style-name="gr6" draw:text-style-name="P1" draw:layer="layout" svg:width="0.038cm" svg:height="0.038cm" svg:x="12.039cm" svg:y="8.003cm" svg:viewBox="0 0 39 39" draw:points="19,0 33,2 39,12 39,25 33,37 19,39 9,37 0,25 0,12 9,2">
          <text:p/>
        </draw:polygon>
        <draw:polygon draw:style-name="gr3" draw:text-style-name="P3" draw:layer="layout" svg:width="0.04cm" svg:height="1.651cm" svg:x="12.039cm" svg:y="7.971cm" svg:viewBox="0 0 41 1652" draw:points="0,0 0,1652 41,1652 41,0">
          <text:p/>
        </draw:polygon>
        <draw:polygon draw:style-name="gr6" draw:text-style-name="P1" draw:layer="layout" svg:width="0.04cm" svg:height="1.651cm" svg:x="12.039cm" svg:y="7.971cm" svg:viewBox="0 0 41 1652" draw:points="0,1652 0,0 41,0 41,1652">
          <text:p/>
        </draw:polygon>
        <draw:path draw:style-name="gr3" draw:text-style-name="P3" draw:layer="layout" svg:width="0.039cm" svg:height="0.04cm" svg:x="12.07cm" svg:y="6.203cm" svg:viewBox="0 0 40 41" svg:d="M40 21l-4 10c-41 41-54-58 0-24z">
          <text:p/>
        </draw:path>
        <draw:polygon draw:style-name="gr6" draw:text-style-name="P1" draw:layer="layout" svg:width="0.04cm" svg:height="0.039cm" svg:x="12.069cm" svg:y="6.203cm" svg:viewBox="0 0 41 40" draw:points="41,21 37,31 25,40 12,40 4,31 0,21 4,7 12,0 25,0 37,7">
          <text:p/>
        </draw:polygon>
        <draw:path draw:style-name="gr3" draw:text-style-name="P3" draw:layer="layout" svg:width="0.039cm" svg:height="0.04cm" svg:x="12.87cm" svg:y="6.203cm" svg:viewBox="0 0 40 41" svg:d="M40 21l-4 10c-41 41-54-58 0-24z">
          <text:p/>
        </draw:path>
        <draw:polygon draw:style-name="gr6" draw:text-style-name="P1" draw:layer="layout" svg:width="0.04cm" svg:height="0.039cm" svg:x="12.869cm" svg:y="6.203cm" svg:viewBox="0 0 41 40" draw:points="41,21 37,31 25,40 13,40 4,31 0,21 4,7 13,0 25,0 37,7">
          <text:p/>
        </draw:polygon>
        <draw:polygon draw:style-name="gr3" draw:text-style-name="P3" draw:layer="layout" svg:width="0.9cm" svg:height="0.041cm" svg:x="12.039cm" svg:y="6.201cm" svg:viewBox="0 0 901 42" draw:points="0,0 0,42 901,42 901,0">
          <text:p/>
        </draw:polygon>
        <draw:polygon draw:style-name="gr6" draw:text-style-name="P1" draw:layer="layout" svg:width="0.9cm" svg:height="0.041cm" svg:x="12.039cm" svg:y="6.201cm" svg:viewBox="0 0 901 42" draw:points="0,0 901,0 901,42 0,42">
          <text:p/>
        </draw:polygon>
        <draw:path draw:style-name="gr3" draw:text-style-name="P3" draw:layer="layout" svg:width="0.039cm" svg:height="0.041cm" svg:x="9.429cm" svg:y="7.932cm" svg:viewBox="0 0 40 42" svg:d="M0 22l2-14c54-35 46 65 0 24z">
          <text:p/>
        </draw:path>
        <draw:polygon draw:style-name="gr6" draw:text-style-name="P1" draw:layer="layout" svg:width="0.038cm" svg:height="0.038cm" svg:x="9.429cm" svg:y="7.933cm" svg:viewBox="0 0 39 39" draw:points="0,19 2,6 13,0 27,0 37,6 39,19 37,30 27,39 13,39 2,30">
          <text:p/>
        </draw:polygon>
        <draw:polygon draw:style-name="gr3" draw:text-style-name="P3" draw:layer="layout" svg:width="0.04cm" svg:height="0.038cm" svg:x="8.629cm" svg:y="7.933cm" svg:viewBox="0 0 41 39" draw:points="0,19 4,6 13,0 26,0 37,6 41,19 37,30 26,39 13,39 4,30">
          <text:p/>
        </draw:polygon>
        <draw:polygon draw:style-name="gr6" draw:text-style-name="P1" draw:layer="layout" svg:width="0.04cm" svg:height="0.038cm" svg:x="8.629cm" svg:y="7.933cm" svg:viewBox="0 0 41 39" draw:points="0,19 4,6 13,0 26,0 37,6 41,19 37,30 26,39 13,39 4,30">
          <text:p/>
        </draw:polygon>
        <draw:polygon draw:style-name="gr3" draw:text-style-name="P3" draw:layer="layout" svg:width="0.899cm" svg:height="0.04cm" svg:x="8.6cm" svg:y="7.931cm" svg:viewBox="0 0 900 41" draw:points="0,0 0,41 900,41 900,0">
          <text:p/>
        </draw:polygon>
        <draw:polygon draw:style-name="gr6" draw:text-style-name="P1" draw:layer="layout" svg:width="0.899cm" svg:height="0.04cm" svg:x="8.6cm" svg:y="7.931cm" svg:viewBox="0 0 900 41" draw:points="900,41 0,41 0,0 900,0">
          <text:p/>
        </draw:polygon>
        <draw:path draw:style-name="gr3" draw:text-style-name="P3" draw:layer="layout" svg:width="0.039cm" svg:height="0.041cm" svg:x="9.429cm" svg:y="6.2cm" svg:viewBox="0 0 40 42" svg:d="M0 20l2-10c46-41 54 60 0 24z">
          <text:p/>
        </draw:path>
        <draw:polygon draw:style-name="gr6" draw:text-style-name="P1" draw:layer="layout" svg:width="0.038cm" svg:height="0.038cm" svg:x="9.429cm" svg:y="6.201cm" svg:viewBox="0 0 39 39" draw:points="0,20 2,9 13,0 27,0 37,9 39,20 37,33 27,39 13,39 2,33">
          <text:p/>
        </draw:polygon>
        <draw:polygon draw:style-name="gr3" draw:text-style-name="P3" draw:layer="layout" svg:width="0.04cm" svg:height="0.038cm" svg:x="8.629cm" svg:y="6.201cm" svg:viewBox="0 0 41 39" draw:points="0,20 4,9 13,0 26,0 37,9 41,20 37,33 26,39 13,39 4,33">
          <text:p/>
        </draw:polygon>
        <draw:polygon draw:style-name="gr6" draw:text-style-name="P1" draw:layer="layout" svg:width="0.04cm" svg:height="0.038cm" svg:x="8.629cm" svg:y="6.201cm" svg:viewBox="0 0 41 39" draw:points="0,20 4,9 13,0 26,0 37,9 41,20 37,33 26,39 13,39 4,33">
          <text:p/>
        </draw:polygon>
        <draw:polygon draw:style-name="gr3" draw:text-style-name="P3" draw:layer="layout" svg:width="0.899cm" svg:height="0.041cm" svg:x="8.6cm" svg:y="6.201cm" svg:viewBox="0 0 900 42" draw:points="0,0 0,42 900,42 900,0">
          <text:p/>
        </draw:polygon>
        <draw:polygon draw:style-name="gr6" draw:text-style-name="P1" draw:layer="layout" svg:width="0.899cm" svg:height="0.041cm" svg:x="8.6cm" svg:y="6.201cm" svg:viewBox="0 0 900 42" draw:points="900,42 0,42 0,0 900,0">
          <text:p/>
        </draw:polygon>
        <draw:path draw:style-name="gr3" draw:text-style-name="P3" draw:layer="layout" svg:width="0.04cm" svg:height="0.039cm" svg:x="9.458cm" svg:y="7.821cm" svg:viewBox="0 0 41 40" svg:d="M21 0l13 4c34 54-64 41-24 0z">
          <text:p/>
        </draw:path>
        <draw:polygon draw:style-name="gr6" draw:text-style-name="P1" draw:layer="layout" svg:width="0.038cm" svg:height="0.04cm" svg:x="9.459cm" svg:y="7.821cm" svg:viewBox="0 0 39 41" draw:points="19,0 33,4 39,14 39,27 33,36 19,41 8,36 0,27 0,14 8,4">
          <text:p/>
        </draw:polygon>
        <draw:polygon draw:style-name="gr3" draw:text-style-name="P3" draw:layer="layout" svg:width="0.038cm" svg:height="0.04cm" svg:x="9.459cm" svg:y="6.271cm" svg:viewBox="0 0 39 41" draw:points="19,0 33,4 39,15 39,26 33,37 19,41 8,37 0,26 0,15 8,4">
          <text:p/>
        </draw:polygon>
        <draw:polygon draw:style-name="gr6" draw:text-style-name="P1" draw:layer="layout" svg:width="0.038cm" svg:height="0.04cm" svg:x="9.459cm" svg:y="6.271cm" svg:viewBox="0 0 39 41" draw:points="19,0 33,4 39,15 39,26 33,37 19,41 8,37 0,26 0,15 8,4">
          <text:p/>
        </draw:polygon>
        <draw:polygon draw:style-name="gr3" draw:text-style-name="P3" draw:layer="layout" svg:width="0.04cm" svg:height="1.648cm" svg:x="9.459cm" svg:y="6.242cm" svg:viewBox="0 0 41 1649" draw:points="0,0 0,1649 41,1649 41,0">
          <text:p/>
        </draw:polygon>
        <draw:polygon draw:style-name="gr6" draw:text-style-name="P1" draw:layer="layout" svg:width="0.04cm" svg:height="1.648cm" svg:x="9.459cm" svg:y="6.242cm" svg:viewBox="0 0 41 1649" draw:points="0,1649 0,0 41,0 41,1649">
          <text:p/>
        </draw:polygon>
        <draw:path draw:style-name="gr3" draw:text-style-name="P3" draw:layer="layout" svg:width="0.04cm" svg:height="0.039cm" svg:x="9.458cm" svg:y="9.55cm" svg:viewBox="0 0 41 40" svg:d="M21 0l13 4c34 54-64 41-24 0z">
          <text:p/>
        </draw:path>
        <draw:polygon draw:style-name="gr6" draw:text-style-name="P1" draw:layer="layout" svg:width="0.038cm" svg:height="0.04cm" svg:x="9.459cm" svg:y="9.55cm" svg:viewBox="0 0 39 41" draw:points="19,0 33,4 39,15 39,27 33,37 19,41 8,37 0,27 0,15 8,4">
          <text:p/>
        </draw:polygon>
        <draw:path draw:style-name="gr3" draw:text-style-name="P3" draw:layer="layout" svg:width="0.04cm" svg:height="0.039cm" svg:x="9.458cm" svg:y="8.001cm" svg:viewBox="0 0 41 40" svg:d="M21 0l13 4c34 55-64 41-24 0z">
          <text:p/>
        </draw:path>
        <draw:polygon draw:style-name="gr6" draw:text-style-name="P1" draw:layer="layout" svg:width="0.038cm" svg:height="0.04cm" svg:x="9.459cm" svg:y="8.001cm" svg:viewBox="0 0 39 41" draw:points="19,0 33,4 39,14 39,28 33,36 19,41 8,36 0,28 0,14 8,4">
          <text:p/>
        </draw:polygon>
        <draw:polygon draw:style-name="gr3" draw:text-style-name="P3" draw:layer="layout" svg:width="0.04cm" svg:height="1.649cm" svg:x="9.459cm" svg:y="7.971cm" svg:viewBox="0 0 41 1650" draw:points="0,0 0,1650 41,1650 41,0">
          <text:p/>
        </draw:polygon>
        <draw:polygon draw:style-name="gr6" draw:text-style-name="P1" draw:layer="layout" svg:width="0.04cm" svg:height="1.649cm" svg:x="9.459cm" svg:y="7.971cm" svg:viewBox="0 0 41 1650" draw:points="0,1650 0,0 41,0 41,1650">
          <text:p/>
        </draw:polygon>
        <draw:path draw:style-name="gr3" draw:text-style-name="P3" draw:layer="layout" svg:width="0.039cm" svg:height="0.04cm" svg:x="9.429cm" svg:y="9.621cm" svg:viewBox="0 0 40 41" svg:d="M0 21l2-13c54-35 46 64 0 24z">
          <text:p/>
        </draw:path>
        <draw:polygon draw:style-name="gr6" draw:text-style-name="P1" draw:layer="layout" svg:width="0.038cm" svg:height="0.038cm" svg:x="9.429cm" svg:y="9.622cm" svg:viewBox="0 0 39 39" draw:points="0,20 2,6 13,0 27,0 37,6 39,20 37,31 27,39 13,39 2,31">
          <text:p/>
        </draw:polygon>
        <draw:polygon draw:style-name="gr3" draw:text-style-name="P3" draw:layer="layout" svg:width="0.04cm" svg:height="0.038cm" svg:x="8.629cm" svg:y="9.622cm" svg:viewBox="0 0 41 39" draw:points="0,20 4,6 13,0 26,0 37,6 41,20 37,31 26,39 13,39 4,31">
          <text:p/>
        </draw:polygon>
        <draw:polygon draw:style-name="gr6" draw:text-style-name="P1" draw:layer="layout" svg:width="0.04cm" svg:height="0.038cm" svg:x="8.629cm" svg:y="9.622cm" svg:viewBox="0 0 41 39" draw:points="0,20 4,6 13,0 26,0 37,6 41,20 37,31 26,39 13,39 4,31">
          <text:p/>
        </draw:polygon>
        <draw:polygon draw:style-name="gr3" draw:text-style-name="P3" draw:layer="layout" svg:width="0.899cm" svg:height="0.04cm" svg:x="8.6cm" svg:y="9.62cm" svg:viewBox="0 0 900 41" draw:points="0,0 0,41 900,41 900,0">
          <text:p/>
        </draw:polygon>
        <draw:polygon draw:style-name="gr6" draw:text-style-name="P1" draw:layer="layout" svg:width="0.899cm" svg:height="0.04cm" svg:x="8.6cm" svg:y="9.62cm" svg:viewBox="0 0 900 41" draw:points="900,41 0,41 0,0 900,0">
          <text:p/>
        </draw:polygon>
        <draw:path draw:style-name="gr3" draw:text-style-name="P3" draw:layer="layout" svg:width="0.04cm" svg:height="0.039cm" svg:x="12.224cm" svg:y="11.365cm" svg:viewBox="0 0 41 40" svg:d="M20 40l-10-4c-41-41 57-54 23 0z">
          <text:p/>
        </draw:path>
        <draw:polygon draw:style-name="gr6" draw:text-style-name="P1" draw:layer="layout" svg:width="0.038cm" svg:height="0.04cm" svg:x="12.225cm" svg:y="11.364cm" svg:viewBox="0 0 39 41" draw:points="19,41 9,37 0,26 0,13 9,4 19,0 33,4 39,13 39,26 33,37">
          <text:p/>
        </draw:polygon>
        <draw:path draw:style-name="gr3" draw:text-style-name="P3" draw:layer="layout" svg:width="0.04cm" svg:height="0.039cm" svg:x="12.224cm" svg:y="12.165cm" svg:viewBox="0 0 41 40" svg:d="M20 40l-10-4c-41-41 57-55 23 0z">
          <text:p/>
        </draw:path>
        <draw:polygon draw:style-name="gr6" draw:text-style-name="P1" draw:layer="layout" svg:width="0.038cm" svg:height="0.04cm" svg:x="12.225cm" svg:y="12.164cm" svg:viewBox="0 0 39 41" draw:points="19,41 9,37 0,26 0,13 9,4 19,0 33,4 39,13 39,26 33,37">
          <text:p/>
        </draw:polygon>
        <draw:polygon draw:style-name="gr3" draw:text-style-name="P3" draw:layer="layout" svg:width="0.041cm" svg:height="0.9cm" svg:x="12.225cm" svg:y="11.334cm" svg:viewBox="0 0 42 901" draw:points="0,0 0,901 42,901 42,0">
          <text:p/>
        </draw:polygon>
        <draw:polygon draw:style-name="gr6" draw:text-style-name="P1" draw:layer="layout" svg:width="0.041cm" svg:height="0.9cm" svg:x="12.225cm" svg:y="11.334cm" svg:viewBox="0 0 42 901" draw:points="42,0 42,901 0,901 0,0">
          <text:p/>
        </draw:polygon>
        <draw:path draw:style-name="gr3" draw:text-style-name="P3" draw:layer="layout" svg:width="0.039cm" svg:height="0.04cm" svg:x="12.296cm" svg:y="11.333cm" svg:viewBox="0 0 40 41" svg:d="M40 20l-4 13c-54 34-41-64 0-23z">
          <text:p/>
        </draw:path>
        <draw:polygon draw:style-name="gr6" draw:text-style-name="P1" draw:layer="layout" svg:width="0.04cm" svg:height="0.038cm" svg:x="12.295cm" svg:y="11.334cm" svg:viewBox="0 0 41 39" draw:points="41,20 37,33 27,39 14,39 4,33 0,20 4,10 14,0 27,0 37,10">
          <text:p/>
        </draw:polygon>
        <draw:polygon draw:style-name="gr3" draw:text-style-name="P3" draw:layer="layout" svg:width="0.04cm" svg:height="0.038cm" svg:x="13.845cm" svg:y="11.334cm" svg:viewBox="0 0 41 39" draw:points="41,20 37,33 26,39 14,39 4,33 0,20 4,10 14,0 26,0 37,10">
          <text:p/>
        </draw:polygon>
        <draw:polygon draw:style-name="gr6" draw:text-style-name="P1" draw:layer="layout" svg:width="0.04cm" svg:height="0.038cm" svg:x="13.845cm" svg:y="11.334cm" svg:viewBox="0 0 41 39" draw:points="41,20 37,33 26,39 14,39 4,33 0,20 4,10 14,0 26,0 37,10">
          <text:p/>
        </draw:polygon>
        <draw:polygon draw:style-name="gr3" draw:text-style-name="P3" draw:layer="layout" svg:width="1.648cm" svg:height="0.04cm" svg:x="12.266cm" svg:y="11.334cm" svg:viewBox="0 0 1649 41" draw:points="0,0 0,41 1649,41 1649,0">
          <text:p/>
        </draw:polygon>
        <draw:polygon draw:style-name="gr6" draw:text-style-name="P1" draw:layer="layout" svg:width="1.648cm" svg:height="0.04cm" svg:x="12.266cm" svg:y="11.334cm" svg:viewBox="0 0 1649 41" draw:points="0,0 1649,0 1649,41 0,41">
          <text:p/>
        </draw:polygon>
        <draw:path draw:style-name="gr3" draw:text-style-name="P3" draw:layer="layout" svg:width="0.04cm" svg:height="0.039cm" svg:x="13.916cm" svg:y="11.365cm" svg:viewBox="0 0 41 40" svg:d="M20 40l-13-4c-34-54 65-41 24 0z">
          <text:p/>
        </draw:path>
        <draw:polygon draw:style-name="gr6" draw:text-style-name="P1" draw:layer="layout" svg:width="0.038cm" svg:height="0.04cm" svg:x="13.917cm" svg:y="11.364cm" svg:viewBox="0 0 39 41" draw:points="20,41 6,37 0,26 0,13 6,4 20,0 30,4 39,13 39,26 30,37">
          <text:p/>
        </draw:polygon>
        <draw:path draw:style-name="gr3" draw:text-style-name="P3" draw:layer="layout" svg:width="0.04cm" svg:height="0.039cm" svg:x="13.916cm" svg:y="12.165cm" svg:viewBox="0 0 41 40" svg:d="M20 40l-13-4c-34-55 65-41 24 0z">
          <text:p/>
        </draw:path>
        <draw:polygon draw:style-name="gr6" draw:text-style-name="P1" draw:layer="layout" svg:width="0.038cm" svg:height="0.04cm" svg:x="13.917cm" svg:y="12.164cm" svg:viewBox="0 0 39 41" draw:points="20,41 6,37 0,26 0,13 6,4 20,0 30,4 39,13 39,26 30,37">
          <text:p/>
        </draw:polygon>
        <draw:polygon draw:style-name="gr3" draw:text-style-name="P3" draw:layer="layout" svg:width="0.041cm" svg:height="0.9cm" svg:x="13.914cm" svg:y="11.334cm" svg:viewBox="0 0 42 901" draw:points="0,0 0,901 42,901 42,0">
          <text:p/>
        </draw:polygon>
        <draw:polygon draw:style-name="gr6" draw:text-style-name="P1" draw:layer="layout" svg:width="0.041cm" svg:height="0.9cm" svg:x="13.914cm" svg:y="11.334cm" svg:viewBox="0 0 42 901" draw:points="42,0 42,901 0,901 0,0">
          <text:p/>
        </draw:polygon>
        <draw:polygon draw:style-name="gr3" draw:text-style-name="P3" draw:layer="layout" svg:width="0.038cm" svg:height="0.04cm" svg:x="12.225cm" svg:y="14.757cm" svg:viewBox="0 0 39 41" draw:points="19,0 9,4 0,13 0,26 9,37 19,41 33,37 39,26 39,13 33,4">
          <text:p/>
        </draw:polygon>
        <draw:polygon draw:style-name="gr6" draw:text-style-name="P1" draw:layer="layout" svg:width="0.038cm" svg:height="0.04cm" svg:x="12.225cm" svg:y="14.757cm" svg:viewBox="0 0 39 41" draw:points="19,41 33,37 39,26 39,13 33,4 19,0 9,4 0,13 0,26 9,37">
          <text:p/>
        </draw:polygon>
        <draw:polygon draw:style-name="gr3" draw:text-style-name="P3" draw:layer="layout" svg:width="0.038cm" svg:height="0.04cm" svg:x="12.225cm" svg:y="13.957cm" svg:viewBox="0 0 39 41" draw:points="19,0 9,4 0,15 0,26 9,37 19,41 33,37 39,26 39,15 33,4">
          <text:p/>
        </draw:polygon>
        <draw:polygon draw:style-name="gr6" draw:text-style-name="P1" draw:layer="layout" svg:width="0.038cm" svg:height="0.04cm" svg:x="12.225cm" svg:y="13.957cm" svg:viewBox="0 0 39 41" draw:points="19,41 33,37 39,26 39,15 33,4 19,0 9,4 0,15 0,26 9,37">
          <text:p/>
        </draw:polygon>
        <draw:polygon draw:style-name="gr3" draw:text-style-name="P3" draw:layer="layout" svg:width="0.041cm" svg:height="0.9cm" svg:x="12.225cm" svg:y="13.927cm" svg:viewBox="0 0 42 901" draw:points="0,0 0,901 42,901 42,0">
          <text:p/>
        </draw:polygon>
        <draw:line draw:style-name="gr6" draw:text-style-name="P1" draw:layer="layout" svg:x1="12.225cm" svg:y1="14.827cm" svg:x2="12.266cm" svg:y2="14.827cm">
          <text:p/>
        </draw:line>
        <draw:line draw:style-name="gr6" draw:text-style-name="P1" draw:layer="layout" svg:x1="12.225cm" svg:y1="13.927cm" svg:x2="12.225cm" svg:y2="14.827cm">
          <text:p/>
        </draw:line>
        <draw:line draw:style-name="gr6" draw:text-style-name="P1" draw:layer="layout" svg:x1="12.266cm" svg:y1="13.927cm" svg:x2="12.225cm" svg:y2="13.927cm">
          <text:p/>
        </draw:line>
        <draw:line draw:style-name="gr6" draw:text-style-name="P1" draw:layer="layout" svg:x1="12.266cm" svg:y1="14.827cm" svg:x2="12.266cm" svg:y2="13.927cm">
          <text:p/>
        </draw:line>
        <draw:path draw:style-name="gr3" draw:text-style-name="P3" draw:layer="layout" svg:width="0.039cm" svg:height="0.04cm" svg:x="12.296cm" svg:y="14.788cm" svg:viewBox="0 0 40 41" svg:d="M40 20l-4-13c-54-34-41 64 0 23z">
          <text:p/>
        </draw:path>
        <draw:polygon draw:style-name="gr6" draw:text-style-name="P1" draw:layer="layout" svg:width="0.04cm" svg:height="0.038cm" svg:x="12.295cm" svg:y="14.789cm" svg:viewBox="0 0 41 39" draw:points="0,20 4,30 14,39 27,39 37,30 41,20 37,6 27,0 14,0 4,6">
          <text:p/>
        </draw:polygon>
        <draw:polygon draw:style-name="gr3" draw:text-style-name="P3" draw:layer="layout" svg:width="0.04cm" svg:height="0.038cm" svg:x="13.845cm" svg:y="14.789cm" svg:viewBox="0 0 41 39" draw:points="41,20 37,6 26,0 14,0 4,6 0,20 4,30 14,39 26,39 37,30">
          <text:p/>
        </draw:polygon>
        <draw:polygon draw:style-name="gr6" draw:text-style-name="P1" draw:layer="layout" svg:width="0.04cm" svg:height="0.038cm" svg:x="13.845cm" svg:y="14.789cm" svg:viewBox="0 0 41 39" draw:points="0,20 4,30 14,39 26,39 37,30 41,20 37,6 26,0 14,0 4,6">
          <text:p/>
        </draw:polygon>
        <draw:polygon draw:style-name="gr3" draw:text-style-name="P3" draw:layer="layout" svg:width="1.648cm" svg:height="0.04cm" svg:x="12.266cm" svg:y="14.787cm" svg:viewBox="0 0 1649 41" draw:points="0,0 0,41 1649,41 1649,0">
          <text:p/>
        </draw:polygon>
        <draw:line draw:style-name="gr6" draw:text-style-name="P1" draw:layer="layout" svg:x1="12.266cm" svg:y1="14.787cm" svg:x2="12.266cm" svg:y2="14.827cm">
          <text:p/>
        </draw:line>
        <draw:line draw:style-name="gr6" draw:text-style-name="P1" draw:layer="layout" svg:x1="13.914cm" svg:y1="14.787cm" svg:x2="12.266cm" svg:y2="14.787cm">
          <text:p/>
        </draw:line>
        <draw:line draw:style-name="gr6" draw:text-style-name="P1" draw:layer="layout" svg:x1="13.914cm" svg:y1="14.827cm" svg:x2="13.914cm" svg:y2="14.787cm">
          <text:p/>
        </draw:line>
        <draw:line draw:style-name="gr6" draw:text-style-name="P1" draw:layer="layout" svg:x1="12.266cm" svg:y1="14.827cm" svg:x2="13.914cm" svg:y2="14.827cm">
          <text:p/>
        </draw:line>
        <draw:polygon draw:style-name="gr3" draw:text-style-name="P3" draw:layer="layout" svg:width="0.038cm" svg:height="0.04cm" svg:x="13.917cm" svg:y="14.757cm" svg:viewBox="0 0 39 41" draw:points="20,0 6,4 0,13 0,26 6,37 20,41 30,37 39,26 39,13 30,4">
          <text:p/>
        </draw:polygon>
        <draw:polygon draw:style-name="gr6" draw:text-style-name="P1" draw:layer="layout" svg:width="0.038cm" svg:height="0.04cm" svg:x="13.917cm" svg:y="14.757cm" svg:viewBox="0 0 39 41" draw:points="20,41 30,37 39,26 39,13 30,4 20,0 6,4 0,13 0,26 6,37">
          <text:p/>
        </draw:polygon>
        <draw:polygon draw:style-name="gr3" draw:text-style-name="P3" draw:layer="layout" svg:width="0.038cm" svg:height="0.04cm" svg:x="13.917cm" svg:y="13.957cm" svg:viewBox="0 0 39 41" draw:points="20,0 6,4 0,15 0,26 6,37 20,41 30,37 39,26 39,15 30,4">
          <text:p/>
        </draw:polygon>
        <draw:polygon draw:style-name="gr6" draw:text-style-name="P1" draw:layer="layout" svg:width="0.038cm" svg:height="0.04cm" svg:x="13.917cm" svg:y="13.957cm" svg:viewBox="0 0 39 41" draw:points="20,41 30,37 39,26 39,15 30,4 20,0 6,4 0,15 0,26 6,37">
          <text:p/>
        </draw:polygon>
        <draw:polygon draw:style-name="gr3" draw:text-style-name="P3" draw:layer="layout" svg:width="0.041cm" svg:height="0.9cm" svg:x="13.914cm" svg:y="13.927cm" svg:viewBox="0 0 42 901" draw:points="0,0 0,901 42,901 42,0">
          <text:p/>
        </draw:polygon>
        <draw:line draw:style-name="gr6" draw:text-style-name="P1" draw:layer="layout" svg:x1="13.914cm" svg:y1="14.827cm" svg:x2="13.955cm" svg:y2="14.827cm">
          <text:p/>
        </draw:line>
        <draw:line draw:style-name="gr6" draw:text-style-name="P1" draw:layer="layout" svg:x1="13.914cm" svg:y1="13.927cm" svg:x2="13.914cm" svg:y2="14.827cm">
          <text:p/>
        </draw:line>
        <draw:line draw:style-name="gr6" draw:text-style-name="P1" draw:layer="layout" svg:x1="13.955cm" svg:y1="13.927cm" svg:x2="13.914cm" svg:y2="13.927cm">
          <text:p/>
        </draw:line>
        <draw:line draw:style-name="gr6" draw:text-style-name="P1" draw:layer="layout" svg:x1="13.955cm" svg:y1="14.827cm" svg:x2="13.955cm" svg:y2="13.927cm">
          <text:p/>
        </draw:line>
        <draw:path draw:style-name="gr3" draw:text-style-name="P3" draw:layer="layout" svg:width="0.039cm" svg:height="0.04cm" svg:x="28.827cm" svg:y="7.896cm" svg:viewBox="0 0 40 41" svg:d="M40 21l-5 13c-47 34-47-60 0-26z">
          <text:p/>
        </draw:path>
        <draw:polygon draw:style-name="gr6" draw:text-style-name="P1" draw:layer="layout" svg:width="0.041cm" svg:height="0.038cm" svg:x="28.826cm" svg:y="7.897cm" svg:viewBox="0 0 42 39" draw:points="42,19 37,33 28,39 15,39 5,33 0,19 5,6 15,0 28,0 37,6">
          <text:p/>
        </draw:polygon>
        <draw:path draw:style-name="gr3" draw:text-style-name="P3" draw:layer="layout" svg:width="0.039cm" svg:height="0.04cm" svg:x="29.528cm" svg:y="7.896cm" svg:viewBox="0 0 40 41" svg:d="M40 21l-4 13c-48 33-48-60 0-26z">
          <text:p/>
        </draw:path>
        <draw:polygon draw:style-name="gr6" draw:text-style-name="P1" draw:layer="layout" svg:width="0.04cm" svg:height="0.038cm" svg:x="29.527cm" svg:y="7.897cm" svg:viewBox="0 0 41 39" draw:points="41,19 37,33 26,39 13,39 4,33 0,19 4,6 13,0 26,0 37,6">
          <text:p/>
        </draw:polygon>
        <draw:polygon draw:style-name="gr3" draw:text-style-name="P3" draw:layer="layout" svg:width="0.8cm" svg:height="0.03cm" svg:x="28.797cm" svg:y="7.901cm" svg:viewBox="0 0 801 31" draw:points="0,0 0,31 801,31 801,0">
          <text:p/>
        </draw:polygon>
        <draw:polygon draw:style-name="gr6" draw:text-style-name="P1" draw:layer="layout" svg:width="0.8cm" svg:height="0.03cm" svg:x="28.797cm" svg:y="7.901cm" svg:viewBox="0 0 801 31" draw:points="0,0 801,0 801,31 0,31">
          <text:p/>
        </draw:polygon>
        <draw:path draw:style-name="gr3" draw:text-style-name="P3" draw:layer="layout" svg:width="0.04cm" svg:height="0.04cm" svg:x="28.758cm" svg:y="7.763cm" svg:viewBox="0 0 41 41" svg:d="M20 0l11 5c41 41-58 54-24 0z">
          <text:p/>
        </draw:path>
        <draw:polygon draw:style-name="gr6" draw:text-style-name="P1" draw:layer="layout" svg:width="0.038cm" svg:height="0.041cm" svg:x="28.759cm" svg:y="7.763cm" svg:viewBox="0 0 39 42" draw:points="19,0 30,5 39,15 39,29 30,37 19,42 6,37 0,29 0,15 6,5">
          <text:p/>
        </draw:polygon>
        <draw:polygon draw:style-name="gr3" draw:text-style-name="P3" draw:layer="layout" svg:width="0.038cm" svg:height="0.04cm" svg:x="28.759cm" svg:y="6.265cm" svg:viewBox="0 0 39 41" draw:points="19,0 30,4 39,13 39,25 30,37 19,41 6,37 0,25 0,13 6,4">
          <text:p/>
        </draw:polygon>
        <draw:polygon draw:style-name="gr6" draw:text-style-name="P1" draw:layer="layout" svg:width="0.038cm" svg:height="0.04cm" svg:x="28.759cm" svg:y="6.265cm" svg:viewBox="0 0 39 41" draw:points="19,0 30,4 39,13 39,25 30,37 19,41 6,37 0,25 0,13 6,4">
          <text:p/>
        </draw:polygon>
        <draw:polygon draw:style-name="gr3" draw:text-style-name="P3" draw:layer="layout" svg:width="0.04cm" svg:height="1.598cm" svg:x="28.757cm" svg:y="6.235cm" svg:viewBox="0 0 41 1599" draw:points="0,0 0,1599 41,1599 41,0">
          <text:p/>
        </draw:polygon>
        <draw:polygon draw:style-name="gr6" draw:text-style-name="P1" draw:layer="layout" svg:width="0.04cm" svg:height="1.598cm" svg:x="28.757cm" svg:y="6.235cm" svg:viewBox="0 0 41 1599" draw:points="0,1599 0,0 41,0 41,1599">
          <text:p/>
        </draw:polygon>
        <draw:path draw:style-name="gr3" draw:text-style-name="P3" draw:layer="layout" svg:width="0.041cm" svg:height="0.04cm" svg:x="28.757cm" svg:y="9.421cm" svg:viewBox="0 0 42 41" svg:d="M21 0l11 4c41 45-60 53-24 0z">
          <text:p/>
        </draw:path>
        <draw:polygon draw:style-name="gr6" draw:text-style-name="P1" draw:layer="layout" svg:width="0.038cm" svg:height="0.04cm" svg:x="28.759cm" svg:y="9.421cm" svg:viewBox="0 0 39 41" draw:points="19,0 30,4 39,15 39,27 30,38 19,41 6,38 0,27 0,15 6,4">
          <text:p/>
        </draw:polygon>
        <draw:polygon draw:style-name="gr3" draw:text-style-name="P3" draw:layer="layout" svg:width="0.038cm" svg:height="0.04cm" svg:x="28.759cm" svg:y="7.922cm" svg:viewBox="0 0 39 41" draw:points="19,0 30,4 39,13 39,27 30,37 19,41 6,37 0,27 0,13 6,4">
          <text:p/>
        </draw:polygon>
        <draw:polygon draw:style-name="gr6" draw:text-style-name="P1" draw:layer="layout" svg:width="0.038cm" svg:height="0.04cm" svg:x="28.759cm" svg:y="7.922cm" svg:viewBox="0 0 39 41" draw:points="19,0 30,4 39,13 39,27 30,37 19,41 6,37 0,27 0,13 6,4">
          <text:p/>
        </draw:polygon>
        <draw:polygon draw:style-name="gr3" draw:text-style-name="P3" draw:layer="layout" svg:width="0.04cm" svg:height="1.598cm" svg:x="28.757cm" svg:y="7.893cm" svg:viewBox="0 0 41 1599" draw:points="0,0 0,1599 41,1599 41,0">
          <text:p/>
        </draw:polygon>
        <draw:polygon draw:style-name="gr6" draw:text-style-name="P1" draw:layer="layout" svg:width="0.04cm" svg:height="1.598cm" svg:x="28.757cm" svg:y="7.893cm" svg:viewBox="0 0 41 1599" draw:points="0,1599 0,0 41,0 41,1599">
          <text:p/>
        </draw:polygon>
        <draw:polygon draw:style-name="gr3" draw:text-style-name="P3" draw:layer="layout" svg:width="0.04cm" svg:height="0.038cm" svg:x="28.818cm" svg:y="6.201cm" svg:viewBox="0 0 41 39" draw:points="41,20 37,31 28,39 16,39 5,31 0,20 5,7 16,0 28,0 37,7">
          <text:p/>
        </draw:polygon>
        <draw:polygon draw:style-name="gr6" draw:text-style-name="P1" draw:layer="layout" svg:width="0.04cm" svg:height="0.038cm" svg:x="28.818cm" svg:y="6.201cm" svg:viewBox="0 0 41 39" draw:points="41,20 37,31 28,39 16,39 5,31 0,20 5,7 16,0 28,0 37,7">
          <text:p/>
        </draw:polygon>
        <draw:path draw:style-name="gr3" draw:text-style-name="P3" draw:layer="layout" svg:width="0.04cm" svg:height="0.04cm" svg:x="29.52cm" svg:y="6.201cm" svg:viewBox="0 0 41 41" svg:d="M41 19l-4 12c-42 41-55-58 0-24z">
          <text:p/>
        </draw:path>
        <draw:polygon draw:style-name="gr6" draw:text-style-name="P1" draw:layer="layout" svg:width="0.04cm" svg:height="0.038cm" svg:x="29.519cm" svg:y="6.201cm" svg:viewBox="0 0 41 39" draw:points="41,20 37,31 26,39 12,39 4,31 0,20 4,7 12,0 26,0 37,7">
          <text:p/>
        </draw:polygon>
        <draw:polygon draw:style-name="gr3" draw:text-style-name="P3" draw:layer="layout" svg:width="0.8cm" svg:height="0.032cm" svg:x="28.788cm" svg:y="6.203cm" svg:viewBox="0 0 801 33" draw:points="0,0 0,33 801,33 801,0">
          <text:p/>
        </draw:polygon>
        <draw:polygon draw:style-name="gr6" draw:text-style-name="P1" draw:layer="layout" svg:width="0.8cm" svg:height="0.032cm" svg:x="28.788cm" svg:y="6.203cm" svg:viewBox="0 0 801 33" draw:points="0,0 801,0 801,33 0,33">
          <text:p/>
        </draw:polygon>
        <draw:polygon draw:style-name="gr3" draw:text-style-name="P3" draw:layer="layout" svg:width="0.041cm" svg:height="0.038cm" svg:x="28.826cm" svg:y="9.527cm" svg:viewBox="0 0 42 39" draw:points="42,19 37,29 28,39 15,39 5,29 0,19 5,6 15,0 28,0 37,6">
          <text:p/>
        </draw:polygon>
        <draw:polygon draw:style-name="gr6" draw:text-style-name="P1" draw:layer="layout" svg:width="0.041cm" svg:height="0.038cm" svg:x="28.826cm" svg:y="9.527cm" svg:viewBox="0 0 42 39" draw:points="42,19 37,29 28,39 15,39 5,29 0,19 5,6 15,0 28,0 37,6">
          <text:p/>
        </draw:polygon>
        <draw:path draw:style-name="gr3" draw:text-style-name="P3" draw:layer="layout" svg:width="0.039cm" svg:height="0.04cm" svg:x="29.528cm" svg:y="9.526cm" svg:viewBox="0 0 40 41" svg:d="M40 21l-4 10c-41 41-54-58 0-24z">
          <text:p/>
        </draw:path>
        <draw:polygon draw:style-name="gr6" draw:text-style-name="P1" draw:layer="layout" svg:width="0.04cm" svg:height="0.038cm" svg:x="29.527cm" svg:y="9.527cm" svg:viewBox="0 0 41 39" draw:points="41,19 37,29 26,39 13,39 4,29 0,19 4,6 13,0 26,0 37,6">
          <text:p/>
        </draw:polygon>
        <draw:polygon draw:style-name="gr3" draw:text-style-name="P3" draw:layer="layout" svg:width="0.8cm" svg:height="0.029cm" svg:x="28.797cm" svg:y="9.531cm" svg:viewBox="0 0 801 30" draw:points="0,0 0,30 801,30 801,0">
          <text:p/>
        </draw:polygon>
        <draw:polygon draw:style-name="gr6" draw:text-style-name="P1" draw:layer="layout" svg:width="0.8cm" svg:height="0.029cm" svg:x="28.797cm" svg:y="9.531cm" svg:viewBox="0 0 801 30" draw:points="0,0 801,0 801,30 0,30">
          <text:p/>
        </draw:polygon>
        <draw:path draw:style-name="gr3" draw:text-style-name="P3" draw:layer="layout" svg:width="0.039cm" svg:height="0.04cm" svg:x="32.377cm" svg:y="7.896cm" svg:viewBox="0 0 40 41" svg:d="M40 20l-4 13c-48 33-48-59 0-26z">
          <text:p/>
        </draw:path>
        <draw:polygon draw:style-name="gr6" draw:text-style-name="P1" draw:layer="layout" svg:width="0.04cm" svg:height="0.038cm" svg:x="32.376cm" svg:y="7.897cm" svg:viewBox="0 0 41 39" draw:points="41,19 37,33 26,39 16,39 5,33 0,19 5,6 16,0 26,0 37,6">
          <text:p/>
        </draw:polygon>
        <draw:path draw:style-name="gr3" draw:text-style-name="P3" draw:layer="layout" svg:width="0.041cm" svg:height="0.04cm" svg:x="33.076cm" svg:y="7.896cm" svg:viewBox="0 0 42 41" svg:d="M42 21l-4 13c-51 34-51-60 0-26z">
          <text:p/>
        </draw:path>
        <draw:polygon draw:style-name="gr6" draw:text-style-name="P1" draw:layer="layout" svg:width="0.04cm" svg:height="0.038cm" svg:x="33.077cm" svg:y="7.897cm" svg:viewBox="0 0 41 39" draw:points="41,19 37,33 26,39 12,39 2,33 0,19 2,6 12,0 26,0 37,6">
          <text:p/>
        </draw:polygon>
        <draw:polygon draw:style-name="gr3" draw:text-style-name="P3" draw:layer="layout" svg:width="0.801cm" svg:height="0.03cm" svg:x="32.346cm" svg:y="7.901cm" svg:viewBox="0 0 802 31" draw:points="0,0 0,31 802,31 802,0">
          <text:p/>
        </draw:polygon>
        <draw:polygon draw:style-name="gr6" draw:text-style-name="P1" draw:layer="layout" svg:width="0.801cm" svg:height="0.03cm" svg:x="32.346cm" svg:y="7.901cm" svg:viewBox="0 0 802 31" draw:points="0,0 802,0 802,31 0,31">
          <text:p/>
        </draw:polygon>
        <draw:path draw:style-name="gr3" draw:text-style-name="P3" draw:layer="layout" svg:width="0.04cm" svg:height="0.04cm" svg:x="32.305cm" svg:y="7.763cm" svg:viewBox="0 0 41 41" svg:d="M20 0l13 5c34 54-64 41-23 0z">
          <text:p/>
        </draw:path>
        <draw:polygon draw:style-name="gr6" draw:text-style-name="P1" draw:layer="layout" svg:width="0.038cm" svg:height="0.041cm" svg:x="32.306cm" svg:y="7.763cm" svg:viewBox="0 0 39 42" draw:points="20,0 33,5 39,15 39,29 33,37 20,42 9,37 0,29 0,15 9,5">
          <text:p/>
        </draw:polygon>
        <draw:polygon draw:style-name="gr3" draw:text-style-name="P3" draw:layer="layout" svg:width="0.038cm" svg:height="0.04cm" svg:x="32.306cm" svg:y="6.265cm" svg:viewBox="0 0 39 41" draw:points="20,0 33,4 39,13 39,25 33,37 20,41 9,37 0,25 0,13 9,4">
          <text:p/>
        </draw:polygon>
        <draw:polygon draw:style-name="gr6" draw:text-style-name="P1" draw:layer="layout" svg:width="0.038cm" svg:height="0.04cm" svg:x="32.306cm" svg:y="6.265cm" svg:viewBox="0 0 39 41" draw:points="20,0 33,4 39,13 39,25 33,37 20,41 9,37 0,25 0,13 9,4">
          <text:p/>
        </draw:polygon>
        <draw:polygon draw:style-name="gr3" draw:text-style-name="P3" draw:layer="layout" svg:width="0.04cm" svg:height="1.598cm" svg:x="32.306cm" svg:y="6.235cm" svg:viewBox="0 0 41 1599" draw:points="0,0 0,1599 41,1599 41,0">
          <text:p/>
        </draw:polygon>
        <draw:polygon draw:style-name="gr6" draw:text-style-name="P1" draw:layer="layout" svg:width="0.04cm" svg:height="1.598cm" svg:x="32.306cm" svg:y="6.235cm" svg:viewBox="0 0 41 1599" draw:points="0,1599 0,0 41,0 41,1599">
          <text:p/>
        </draw:polygon>
        <draw:polygon draw:style-name="gr3" draw:text-style-name="P3" draw:layer="layout" svg:width="0.038cm" svg:height="0.04cm" svg:x="32.306cm" svg:y="9.461cm" svg:viewBox="0 0 39 41" draw:points="20,0 33,4 39,13 39,25 33,36 20,41 9,36 0,25 0,13 9,4">
          <text:p/>
        </draw:polygon>
        <draw:polygon draw:style-name="gr6" draw:text-style-name="P1" draw:layer="layout" svg:width="0.038cm" svg:height="0.04cm" svg:x="32.306cm" svg:y="9.461cm" svg:viewBox="0 0 39 41" draw:points="20,0 33,4 39,13 39,25 33,36 20,41 9,36 0,25 0,13 9,4">
          <text:p/>
        </draw:polygon>
        <draw:path draw:style-name="gr3" draw:text-style-name="P3" draw:layer="layout" svg:width="0.04cm" svg:height="0.04cm" svg:x="32.305cm" svg:y="7.96cm" svg:viewBox="0 0 41 41" svg:d="M20 0l13 5c34 54-64 41-23 0z">
          <text:p/>
        </draw:path>
        <draw:polygon draw:style-name="gr6" draw:text-style-name="P1" draw:layer="layout" svg:width="0.038cm" svg:height="0.041cm" svg:x="32.306cm" svg:y="7.96cm" svg:viewBox="0 0 39 42" draw:points="20,0 33,5 39,15 39,29 33,37 20,42 9,37 0,29 0,15 9,5">
          <text:p/>
        </draw:polygon>
        <draw:polygon draw:style-name="gr3" draw:text-style-name="P3" draw:layer="layout" svg:width="0.04cm" svg:height="1.6cm" svg:x="32.306cm" svg:y="7.931cm" svg:viewBox="0 0 41 1601" draw:points="0,0 0,1601 41,1601 41,0">
          <text:p/>
        </draw:polygon>
        <draw:polygon draw:style-name="gr6" draw:text-style-name="P1" draw:layer="layout" svg:width="0.04cm" svg:height="1.6cm" svg:x="32.306cm" svg:y="7.931cm" svg:viewBox="0 0 41 1601" draw:points="0,1601 0,0 41,0 41,1601">
          <text:p/>
        </draw:polygon>
        <draw:polygon draw:style-name="gr3" draw:text-style-name="P3" draw:layer="layout" svg:width="0.04cm" svg:height="0.038cm" svg:x="32.368cm" svg:y="6.199cm" svg:viewBox="0 0 41 39" draw:points="41,20 37,33 26,39 15,39 4,33 0,20 4,9 15,0 26,0 37,9">
          <text:p/>
        </draw:polygon>
        <draw:polygon draw:style-name="gr6" draw:text-style-name="P1" draw:layer="layout" svg:width="0.04cm" svg:height="0.038cm" svg:x="32.368cm" svg:y="6.199cm" svg:viewBox="0 0 41 39" draw:points="41,20 37,33 26,39 15,39 4,33 0,20 4,9 15,0 26,0 37,9">
          <text:p/>
        </draw:polygon>
        <draw:path draw:style-name="gr3" draw:text-style-name="P3" draw:layer="layout" svg:width="0.039cm" svg:height="0.04cm" svg:x="33.069cm" svg:y="6.198cm" svg:viewBox="0 0 40 41" svg:d="M40 20l-4 14c-55 34-41-65 0-24z">
          <text:p/>
        </draw:path>
        <draw:polygon draw:style-name="gr6" draw:text-style-name="P1" draw:layer="layout" svg:width="0.04cm" svg:height="0.038cm" svg:x="33.068cm" svg:y="6.199cm" svg:viewBox="0 0 41 39" draw:points="41,20 37,33 26,39 13,39 4,33 0,20 4,9 13,0 26,0 37,9">
          <text:p/>
        </draw:polygon>
        <draw:polygon draw:style-name="gr3" draw:text-style-name="P3" draw:layer="layout" svg:width="0.8cm" svg:height="0.03cm" svg:x="32.338cm" svg:y="6.203cm" svg:viewBox="0 0 801 31" draw:points="0,0 0,31 801,31 801,0">
          <text:p/>
        </draw:polygon>
        <draw:polygon draw:style-name="gr6" draw:text-style-name="P1" draw:layer="layout" svg:width="0.8cm" svg:height="0.03cm" svg:x="32.338cm" svg:y="6.203cm" svg:viewBox="0 0 801 31" draw:points="0,0 801,0 801,31 0,31">
          <text:p/>
        </draw:polygon>
        <draw:polygon draw:style-name="gr3" draw:text-style-name="P3" draw:layer="layout" svg:width="0.04cm" svg:height="0.038cm" svg:x="32.376cm" svg:y="9.527cm" svg:viewBox="0 0 41 39" draw:points="41,19 37,29 26,39 16,39 5,29 0,19 5,6 16,0 26,0 37,6">
          <text:p/>
        </draw:polygon>
        <draw:polygon draw:style-name="gr6" draw:text-style-name="P1" draw:layer="layout" svg:width="0.04cm" svg:height="0.038cm" svg:x="32.376cm" svg:y="9.527cm" svg:viewBox="0 0 41 39" draw:points="41,19 37,29 26,39 16,39 5,29 0,19 5,6 16,0 26,0 37,6">
          <text:p/>
        </draw:polygon>
        <draw:path draw:style-name="gr3" draw:text-style-name="P3" draw:layer="layout" svg:width="0.04cm" svg:height="0.041cm" svg:x="33.077cm" svg:y="9.525cm" svg:viewBox="0 0 41 42" svg:d="M41 22l-4 10c-46 41-53-60 0-24z">
          <text:p/>
        </draw:path>
        <draw:polygon draw:style-name="gr6" draw:text-style-name="P1" draw:layer="layout" svg:width="0.04cm" svg:height="0.038cm" svg:x="33.077cm" svg:y="9.527cm" svg:viewBox="0 0 41 39" draw:points="41,19 37,29 26,39 12,39 2,29 0,19 2,6 12,0 26,0 37,6">
          <text:p/>
        </draw:polygon>
        <draw:polygon draw:style-name="gr3" draw:text-style-name="P3" draw:layer="layout" svg:width="0.801cm" svg:height="0.029cm" svg:x="32.346cm" svg:y="9.531cm" svg:viewBox="0 0 802 30" draw:points="0,0 0,30 802,30 802,0">
          <text:p/>
        </draw:polygon>
        <draw:polygon draw:style-name="gr6" draw:text-style-name="P1" draw:layer="layout" svg:width="0.801cm" svg:height="0.029cm" svg:x="32.346cm" svg:y="9.531cm" svg:viewBox="0 0 802 30" draw:points="0,0 802,0 802,30 0,30">
          <text:p/>
        </draw:polygon>
        <draw:path draw:style-name="gr3" draw:text-style-name="P3" draw:layer="layout" svg:width="0.039cm" svg:height="0.04cm" svg:x="32.156cm" svg:y="7.896cm" svg:viewBox="0 0 40 41" svg:d="M0 21l2 13c51 33 51-60 0-26z">
          <text:p/>
        </draw:path>
        <draw:polygon draw:style-name="gr6" draw:text-style-name="P1" draw:layer="layout" svg:width="0.04cm" svg:height="0.038cm" svg:x="32.156cm" svg:y="7.897cm" svg:viewBox="0 0 41 39" draw:points="41,19 37,6 26,0 13,0 2,6 0,19 2,33 13,39 26,39 37,33">
          <text:p/>
        </draw:polygon>
        <draw:path draw:style-name="gr3" draw:text-style-name="P3" draw:layer="layout" svg:width="0.04cm" svg:height="0.04cm" svg:x="31.455cm" svg:y="7.896cm" svg:viewBox="0 0 41 41" svg:d="M0 20l5 13c48 33 48-59 0-26z">
          <text:p/>
        </draw:path>
        <draw:polygon draw:style-name="gr6" draw:text-style-name="P1" draw:layer="layout" svg:width="0.041cm" svg:height="0.038cm" svg:x="31.455cm" svg:y="7.897cm" svg:viewBox="0 0 42 39" draw:points="42,19 37,6 27,0 16,0 5,6 0,19 5,33 16,39 27,39 37,33">
          <text:p/>
        </draw:polygon>
        <draw:polygon draw:style-name="gr3" draw:text-style-name="P3" draw:layer="layout" svg:width="0.8cm" svg:height="0.03cm" svg:x="31.426cm" svg:y="7.901cm" svg:viewBox="0 0 801 31" draw:points="0,0 0,31 801,31 801,0">
          <text:p/>
        </draw:polygon>
        <draw:line draw:style-name="gr6" draw:text-style-name="P1" draw:layer="layout" svg:x1="32.226cm" svg:y1="7.931cm" svg:x2="32.226cm" svg:y2="7.901cm">
          <text:p/>
        </draw:line>
        <draw:line draw:style-name="gr6" draw:text-style-name="P1" draw:layer="layout" svg:x1="31.426cm" svg:y1="7.931cm" svg:x2="32.226cm" svg:y2="7.931cm">
          <text:p/>
        </draw:line>
        <draw:line draw:style-name="gr6" draw:text-style-name="P1" draw:layer="layout" svg:x1="31.426cm" svg:y1="7.901cm" svg:x2="31.426cm" svg:y2="7.931cm">
          <text:p/>
        </draw:line>
        <draw:line draw:style-name="gr6" draw:text-style-name="P1" draw:layer="layout" svg:x1="32.226cm" svg:y1="7.901cm" svg:x2="31.426cm" svg:y2="7.901cm">
          <text:p/>
        </draw:line>
        <draw:path draw:style-name="gr3" draw:text-style-name="P3" draw:layer="layout" svg:width="0.04cm" svg:height="0.04cm" svg:x="32.225cm" svg:y="7.763cm" svg:viewBox="0 0 41 41" svg:d="M21 0l-11 5c-40 41 58 54 24 0z">
          <text:p/>
        </draw:path>
        <draw:polygon draw:style-name="gr6" draw:text-style-name="P1" draw:layer="layout" svg:width="0.038cm" svg:height="0.041cm" svg:x="32.226cm" svg:y="7.763cm" svg:viewBox="0 0 39 42" draw:points="20,42 33,37 39,29 39,15 33,5 20,0 8,5 0,15 0,29 8,37">
          <text:p/>
        </draw:polygon>
        <draw:polygon draw:style-name="gr3" draw:text-style-name="P3" draw:layer="layout" svg:width="0.038cm" svg:height="0.04cm" svg:x="32.226cm" svg:y="6.265cm" svg:viewBox="0 0 39 41" draw:points="20,0 8,4 0,13 0,25 8,37 20,41 33,37 39,25 39,13 33,4">
          <text:p/>
        </draw:polygon>
        <draw:polygon draw:style-name="gr6" draw:text-style-name="P1" draw:layer="layout" svg:width="0.038cm" svg:height="0.04cm" svg:x="32.226cm" svg:y="6.265cm" svg:viewBox="0 0 39 41" draw:points="20,41 33,37 39,25 39,13 33,4 20,0 8,4 0,13 0,25 8,37">
          <text:p/>
        </draw:polygon>
        <draw:polygon draw:style-name="gr3" draw:text-style-name="P3" draw:layer="layout" svg:width="0.04cm" svg:height="1.598cm" svg:x="32.226cm" svg:y="6.235cm" svg:viewBox="0 0 41 1599" draw:points="0,0 0,1599 41,1599 41,0">
          <text:p/>
        </draw:polygon>
        <draw:line draw:style-name="gr6" draw:text-style-name="P1" draw:layer="layout" svg:x1="32.226cm" svg:y1="7.833cm" svg:x2="32.266cm" svg:y2="7.833cm">
          <text:p/>
        </draw:line>
        <draw:line draw:style-name="gr6" draw:text-style-name="P1" draw:layer="layout" svg:x1="32.226cm" svg:y1="6.235cm" svg:x2="32.226cm" svg:y2="7.833cm">
          <text:p/>
        </draw:line>
        <draw:line draw:style-name="gr6" draw:text-style-name="P1" draw:layer="layout" svg:x1="32.266cm" svg:y1="6.235cm" svg:x2="32.226cm" svg:y2="6.235cm">
          <text:p/>
        </draw:line>
        <draw:line draw:style-name="gr6" draw:text-style-name="P1" draw:layer="layout" svg:x1="32.266cm" svg:y1="7.833cm" svg:x2="32.266cm" svg:y2="6.235cm">
          <text:p/>
        </draw:line>
        <draw:polygon draw:style-name="gr3" draw:text-style-name="P3" draw:layer="layout" svg:width="0.038cm" svg:height="0.04cm" svg:x="32.226cm" svg:y="9.461cm" svg:viewBox="0 0 39 41" draw:points="20,0 8,4 0,13 0,25 8,36 20,41 33,36 39,25 39,13 33,4">
          <text:p/>
        </draw:polygon>
        <draw:polygon draw:style-name="gr6" draw:text-style-name="P1" draw:layer="layout" svg:width="0.038cm" svg:height="0.04cm" svg:x="32.226cm" svg:y="9.461cm" svg:viewBox="0 0 39 41" draw:points="20,41 33,36 39,25 39,13 33,4 20,0 8,4 0,13 0,25 8,36">
          <text:p/>
        </draw:polygon>
        <draw:path draw:style-name="gr3" draw:text-style-name="P3" draw:layer="layout" svg:width="0.04cm" svg:height="0.04cm" svg:x="32.225cm" svg:y="7.96cm" svg:viewBox="0 0 41 41" svg:d="M21 0l-11 5c-40 41 58 54 24 0z">
          <text:p/>
        </draw:path>
        <draw:polygon draw:style-name="gr6" draw:text-style-name="P1" draw:layer="layout" svg:width="0.038cm" svg:height="0.041cm" svg:x="32.226cm" svg:y="7.96cm" svg:viewBox="0 0 39 42" draw:points="20,42 33,37 39,29 39,15 33,5 20,0 8,5 0,15 0,29 8,37">
          <text:p/>
        </draw:polygon>
        <draw:polygon draw:style-name="gr3" draw:text-style-name="P3" draw:layer="layout" svg:width="0.04cm" svg:height="1.6cm" svg:x="32.226cm" svg:y="7.931cm" svg:viewBox="0 0 41 1601" draw:points="0,0 0,1601 41,1601 41,0">
          <text:p/>
        </draw:polygon>
        <draw:line draw:style-name="gr6" draw:text-style-name="P1" draw:layer="layout" svg:x1="32.226cm" svg:y1="9.531cm" svg:x2="32.266cm" svg:y2="9.531cm">
          <text:p/>
        </draw:line>
        <draw:line draw:style-name="gr6" draw:text-style-name="P1" draw:layer="layout" svg:x1="32.226cm" svg:y1="7.931cm" svg:x2="32.226cm" svg:y2="9.531cm">
          <text:p/>
        </draw:line>
        <draw:line draw:style-name="gr6" draw:text-style-name="P1" draw:layer="layout" svg:x1="32.266cm" svg:y1="7.931cm" svg:x2="32.226cm" svg:y2="7.931cm">
          <text:p/>
        </draw:line>
        <draw:line draw:style-name="gr6" draw:text-style-name="P1" draw:layer="layout" svg:x1="32.266cm" svg:y1="9.531cm" svg:x2="32.266cm" svg:y2="7.931cm">
          <text:p/>
        </draw:line>
        <draw:polygon draw:style-name="gr3" draw:text-style-name="P3" draw:layer="layout" svg:width="0.041cm" svg:height="0.038cm" svg:x="32.147cm" svg:y="6.199cm" svg:viewBox="0 0 42 39" draw:points="0,20 5,33 13,39 26,39 37,33 42,20 37,9 26,0 13,0 5,9">
          <text:p/>
        </draw:polygon>
        <draw:polygon draw:style-name="gr6" draw:text-style-name="P1" draw:layer="layout" svg:width="0.041cm" svg:height="0.038cm" svg:x="32.147cm" svg:y="6.199cm" svg:viewBox="0 0 42 39" draw:points="42,20 37,9 26,0 13,0 5,9 0,20 5,33 13,39 26,39 37,33">
          <text:p/>
        </draw:polygon>
        <draw:polygon draw:style-name="gr3" draw:text-style-name="P3" draw:layer="layout" svg:width="0.04cm" svg:height="0.038cm" svg:x="31.447cm" svg:y="6.199cm" svg:viewBox="0 0 41 39" draw:points="0,20 4,33 16,39 26,39 37,33 41,20 37,9 26,0 16,0 4,9">
          <text:p/>
        </draw:polygon>
        <draw:polygon draw:style-name="gr6" draw:text-style-name="P1" draw:layer="layout" svg:width="0.04cm" svg:height="0.038cm" svg:x="31.447cm" svg:y="6.199cm" svg:viewBox="0 0 41 39" draw:points="41,20 37,9 26,0 16,0 4,9 0,20 4,33 16,39 26,39 37,33">
          <text:p/>
        </draw:polygon>
        <draw:polygon draw:style-name="gr3" draw:text-style-name="P3" draw:layer="layout" svg:width="0.8cm" svg:height="0.03cm" svg:x="31.417cm" svg:y="6.203cm" svg:viewBox="0 0 801 31" draw:points="0,0 0,31 801,31 801,0">
          <text:p/>
        </draw:polygon>
        <draw:line draw:style-name="gr6" draw:text-style-name="P1" draw:layer="layout" svg:x1="32.217cm" svg:y1="6.233cm" svg:x2="32.217cm" svg:y2="6.203cm">
          <text:p/>
        </draw:line>
        <draw:line draw:style-name="gr6" draw:text-style-name="P1" draw:layer="layout" svg:x1="31.417cm" svg:y1="6.233cm" svg:x2="32.217cm" svg:y2="6.233cm">
          <text:p/>
        </draw:line>
        <draw:line draw:style-name="gr6" draw:text-style-name="P1" draw:layer="layout" svg:x1="31.417cm" svg:y1="6.203cm" svg:x2="31.417cm" svg:y2="6.233cm">
          <text:p/>
        </draw:line>
        <draw:line draw:style-name="gr6" draw:text-style-name="P1" draw:layer="layout" svg:x1="32.217cm" svg:y1="6.203cm" svg:x2="31.417cm" svg:y2="6.203cm">
          <text:p/>
        </draw:line>
        <draw:polygon draw:style-name="gr3" draw:text-style-name="P3" draw:layer="layout" svg:width="0.04cm" svg:height="0.038cm" svg:x="32.156cm" svg:y="9.527cm" svg:viewBox="0 0 41 39" draw:points="0,19 2,29 13,39 26,39 37,29 41,19 37,6 26,0 13,0 2,6">
          <text:p/>
        </draw:polygon>
        <draw:polygon draw:style-name="gr6" draw:text-style-name="P1" draw:layer="layout" svg:width="0.04cm" svg:height="0.038cm" svg:x="32.156cm" svg:y="9.527cm" svg:viewBox="0 0 41 39" draw:points="41,19 37,6 26,0 13,0 2,6 0,19 2,29 13,39 26,39 37,29">
          <text:p/>
        </draw:polygon>
        <draw:polygon draw:style-name="gr3" draw:text-style-name="P3" draw:layer="layout" svg:width="0.041cm" svg:height="0.038cm" svg:x="31.455cm" svg:y="9.527cm" svg:viewBox="0 0 42 39" draw:points="0,19 5,29 16,39 27,39 37,29 42,19 37,6 27,0 16,0 5,6">
          <text:p/>
        </draw:polygon>
        <draw:polygon draw:style-name="gr6" draw:text-style-name="P1" draw:layer="layout" svg:width="0.041cm" svg:height="0.038cm" svg:x="31.455cm" svg:y="9.527cm" svg:viewBox="0 0 42 39" draw:points="42,19 37,6 27,0 16,0 5,6 0,19 5,29 16,39 27,39 37,29">
          <text:p/>
        </draw:polygon>
        <draw:polygon draw:style-name="gr3" draw:text-style-name="P3" draw:layer="layout" svg:width="0.8cm" svg:height="0.029cm" svg:x="31.426cm" svg:y="9.531cm" svg:viewBox="0 0 801 30" draw:points="0,0 0,30 801,30 801,0">
          <text:p/>
        </draw:polygon>
        <draw:line draw:style-name="gr6" draw:text-style-name="P1" draw:layer="layout" svg:x1="32.226cm" svg:y1="9.56cm" svg:x2="32.226cm" svg:y2="9.531cm">
          <text:p/>
        </draw:line>
        <draw:line draw:style-name="gr6" draw:text-style-name="P1" draw:layer="layout" svg:x1="31.426cm" svg:y1="9.56cm" svg:x2="32.226cm" svg:y2="9.56cm">
          <text:p/>
        </draw:line>
        <draw:line draw:style-name="gr6" draw:text-style-name="P1" draw:layer="layout" svg:x1="31.426cm" svg:y1="9.531cm" svg:x2="31.426cm" svg:y2="9.56cm">
          <text:p/>
        </draw:line>
        <draw:line draw:style-name="gr6" draw:text-style-name="P1" draw:layer="layout" svg:x1="32.226cm" svg:y1="9.531cm" svg:x2="31.426cm" svg:y2="9.531cm">
          <text:p/>
        </draw:line>
        <draw:path draw:style-name="gr3" draw:text-style-name="P3" draw:layer="layout" svg:width="0.039cm" svg:height="0.04cm" svg:x="35.598cm" svg:y="7.896cm" svg:viewBox="0 0 40 41" svg:d="M0 21l4 13c48 34 48-60 0-26z">
          <text:p/>
        </draw:path>
        <draw:polygon draw:style-name="gr6" draw:text-style-name="P1" draw:layer="layout" svg:width="0.04cm" svg:height="0.038cm" svg:x="35.598cm" svg:y="7.897cm" svg:viewBox="0 0 41 39" draw:points="41,19 37,6 26,0 12,0 4,6 0,19 4,33 12,39 26,39 37,33">
          <text:p/>
        </draw:polygon>
        <draw:path draw:style-name="gr3" draw:text-style-name="P3" draw:layer="layout" svg:width="0.039cm" svg:height="0.04cm" svg:x="34.897cm" svg:y="7.896cm" svg:viewBox="0 0 40 41" svg:d="M0 21l4 13c48 33 48-60 0-26z">
          <text:p/>
        </draw:path>
        <draw:polygon draw:style-name="gr6" draw:text-style-name="P1" draw:layer="layout" svg:width="0.04cm" svg:height="0.038cm" svg:x="34.897cm" svg:y="7.897cm" svg:viewBox="0 0 41 39" draw:points="41,19 37,6 29,0 16,0 5,6 0,19 5,33 16,39 29,39 37,33">
          <text:p/>
        </draw:polygon>
        <draw:polygon draw:style-name="gr3" draw:text-style-name="P3" draw:layer="layout" svg:width="0.8cm" svg:height="0.03cm" svg:x="34.867cm" svg:y="7.901cm" svg:viewBox="0 0 801 31" draw:points="0,0 0,31 801,31 801,0">
          <text:p/>
        </draw:polygon>
        <draw:line draw:style-name="gr6" draw:text-style-name="P1" draw:layer="layout" svg:x1="35.667cm" svg:y1="7.931cm" svg:x2="35.667cm" svg:y2="7.901cm">
          <text:p/>
        </draw:line>
        <draw:line draw:style-name="gr6" draw:text-style-name="P1" draw:layer="layout" svg:x1="34.867cm" svg:y1="7.931cm" svg:x2="35.667cm" svg:y2="7.931cm">
          <text:p/>
        </draw:line>
        <draw:line draw:style-name="gr6" draw:text-style-name="P1" draw:layer="layout" svg:x1="34.867cm" svg:y1="7.901cm" svg:x2="34.867cm" svg:y2="7.931cm">
          <text:p/>
        </draw:line>
        <draw:line draw:style-name="gr6" draw:text-style-name="P1" draw:layer="layout" svg:x1="35.667cm" svg:y1="7.901cm" svg:x2="34.867cm" svg:y2="7.901cm">
          <text:p/>
        </draw:line>
        <draw:polygon draw:style-name="gr3" draw:text-style-name="P3" draw:layer="layout" svg:width="0.04cm" svg:height="0.038cm" svg:x="35.598cm" svg:y="6.201cm" svg:viewBox="0 0 41 39" draw:points="0,20 4,31 12,39 26,39 37,31 41,20 37,7 26,0 12,0 4,7">
          <text:p/>
        </draw:polygon>
        <draw:polygon draw:style-name="gr6" draw:text-style-name="P1" draw:layer="layout" svg:width="0.04cm" svg:height="0.038cm" svg:x="35.598cm" svg:y="6.201cm" svg:viewBox="0 0 41 39" draw:points="41,20 37,7 26,0 12,0 4,7 0,20 4,31 12,39 26,39 37,31">
          <text:p/>
        </draw:polygon>
        <draw:path draw:style-name="gr3" draw:text-style-name="P3" draw:layer="layout" svg:width="0.039cm" svg:height="0.04cm" svg:x="34.897cm" svg:y="6.201cm" svg:viewBox="0 0 40 41" svg:d="M0 19l4 12c41 41 54-58 0-24z">
          <text:p/>
        </draw:path>
        <draw:polygon draw:style-name="gr6" draw:text-style-name="P1" draw:layer="layout" svg:width="0.04cm" svg:height="0.038cm" svg:x="34.897cm" svg:y="6.201cm" svg:viewBox="0 0 41 39" draw:points="41,20 37,7 29,0 16,0 5,7 0,20 5,31 16,39 29,39 37,31">
          <text:p/>
        </draw:polygon>
        <draw:polygon draw:style-name="gr3" draw:text-style-name="P3" draw:layer="layout" svg:width="0.8cm" svg:height="0.032cm" svg:x="34.867cm" svg:y="6.203cm" svg:viewBox="0 0 801 33" draw:points="0,0 0,33 801,33 801,0">
          <text:p/>
        </draw:polygon>
        <draw:line draw:style-name="gr6" draw:text-style-name="P1" draw:layer="layout" svg:x1="35.667cm" svg:y1="6.235cm" svg:x2="35.667cm" svg:y2="6.203cm">
          <text:p/>
        </draw:line>
        <draw:line draw:style-name="gr6" draw:text-style-name="P1" draw:layer="layout" svg:x1="34.867cm" svg:y1="6.235cm" svg:x2="35.667cm" svg:y2="6.235cm">
          <text:p/>
        </draw:line>
        <draw:line draw:style-name="gr6" draw:text-style-name="P1" draw:layer="layout" svg:x1="34.867cm" svg:y1="6.203cm" svg:x2="34.867cm" svg:y2="6.235cm">
          <text:p/>
        </draw:line>
        <draw:line draw:style-name="gr6" draw:text-style-name="P1" draw:layer="layout" svg:x1="35.667cm" svg:y1="6.203cm" svg:x2="34.867cm" svg:y2="6.203cm">
          <text:p/>
        </draw:line>
        <draw:polygon draw:style-name="gr3" draw:text-style-name="P3" draw:layer="layout" svg:width="0.04cm" svg:height="0.038cm" svg:x="35.598cm" svg:y="9.527cm" svg:viewBox="0 0 41 39" draw:points="0,19 4,29 12,39 26,39 37,29 41,19 37,6 26,0 12,0 4,6">
          <text:p/>
        </draw:polygon>
        <draw:polygon draw:style-name="gr6" draw:text-style-name="P1" draw:layer="layout" svg:width="0.04cm" svg:height="0.038cm" svg:x="35.598cm" svg:y="9.527cm" svg:viewBox="0 0 41 39" draw:points="41,19 37,6 26,0 12,0 4,6 0,19 4,29 12,39 26,39 37,29">
          <text:p/>
        </draw:polygon>
        <draw:path draw:style-name="gr3" draw:text-style-name="P3" draw:layer="layout" svg:width="0.039cm" svg:height="0.04cm" svg:x="34.897cm" svg:y="9.526cm" svg:viewBox="0 0 40 41" svg:d="M0 21l4 10c41 41 54-58 0-24z">
          <text:p/>
        </draw:path>
        <draw:polygon draw:style-name="gr6" draw:text-style-name="P1" draw:layer="layout" svg:width="0.04cm" svg:height="0.038cm" svg:x="34.897cm" svg:y="9.527cm" svg:viewBox="0 0 41 39" draw:points="41,19 37,6 29,0 16,0 5,6 0,19 5,29 16,39 29,39 37,29">
          <text:p/>
        </draw:polygon>
        <draw:polygon draw:style-name="gr3" draw:text-style-name="P3" draw:layer="layout" svg:width="0.8cm" svg:height="0.029cm" svg:x="34.867cm" svg:y="9.531cm" svg:viewBox="0 0 801 30" draw:points="0,0 0,30 801,30 801,0">
          <text:p/>
        </draw:polygon>
        <draw:line draw:style-name="gr6" draw:text-style-name="P1" draw:layer="layout" svg:x1="35.667cm" svg:y1="9.56cm" svg:x2="35.667cm" svg:y2="9.531cm">
          <text:p/>
        </draw:line>
        <draw:line draw:style-name="gr6" draw:text-style-name="P1" draw:layer="layout" svg:x1="34.867cm" svg:y1="9.56cm" svg:x2="35.667cm" svg:y2="9.56cm">
          <text:p/>
        </draw:line>
        <draw:line draw:style-name="gr6" draw:text-style-name="P1" draw:layer="layout" svg:x1="34.867cm" svg:y1="9.531cm" svg:x2="34.867cm" svg:y2="9.56cm">
          <text:p/>
        </draw:line>
        <draw:line draw:style-name="gr6" draw:text-style-name="P1" draw:layer="layout" svg:x1="35.667cm" svg:y1="9.531cm" svg:x2="34.867cm" svg:y2="9.531cm">
          <text:p/>
        </draw:line>
        <draw:path draw:style-name="gr3" draw:text-style-name="P3" draw:layer="layout" svg:width="0.04cm" svg:height="0.04cm" svg:x="35.666cm" svg:y="7.763cm" svg:viewBox="0 0 41 41" svg:d="M21 0l-11 5c-41 41 57 54 23 0z">
          <text:p/>
        </draw:path>
        <draw:polygon draw:style-name="gr6" draw:text-style-name="P1" draw:layer="layout" svg:width="0.039cm" svg:height="0.041cm" svg:x="35.667cm" svg:y="7.763cm" svg:viewBox="0 0 40 42" draw:points="20,42 32,37 40,29 40,15 32,5 20,0 9,5 0,15 0,29 9,37">
          <text:p/>
        </draw:polygon>
        <draw:polygon draw:style-name="gr3" draw:text-style-name="P3" draw:layer="layout" svg:width="0.039cm" svg:height="0.04cm" svg:x="35.667cm" svg:y="6.265cm" svg:viewBox="0 0 40 41" draw:points="20,0 9,4 0,13 0,25 9,37 20,41 32,37 40,25 40,13 32,4">
          <text:p/>
        </draw:polygon>
        <draw:polygon draw:style-name="gr6" draw:text-style-name="P1" draw:layer="layout" svg:width="0.039cm" svg:height="0.04cm" svg:x="35.667cm" svg:y="6.265cm" svg:viewBox="0 0 40 41" draw:points="20,41 32,37 40,25 40,13 32,4 20,0 9,4 0,13 0,25 9,37">
          <text:p/>
        </draw:polygon>
        <draw:polygon draw:style-name="gr3" draw:text-style-name="P3" draw:layer="layout" svg:width="0.041cm" svg:height="1.598cm" svg:x="35.667cm" svg:y="6.235cm" svg:viewBox="0 0 42 1599" draw:points="0,0 0,1599 42,1599 42,0">
          <text:p/>
        </draw:polygon>
        <draw:line draw:style-name="gr6" draw:text-style-name="P1" draw:layer="layout" svg:x1="35.667cm" svg:y1="7.833cm" svg:x2="35.708cm" svg:y2="7.833cm">
          <text:p/>
        </draw:line>
        <draw:line draw:style-name="gr6" draw:text-style-name="P1" draw:layer="layout" svg:x1="35.667cm" svg:y1="6.235cm" svg:x2="35.667cm" svg:y2="7.833cm">
          <text:p/>
        </draw:line>
        <draw:line draw:style-name="gr6" draw:text-style-name="P1" draw:layer="layout" svg:x1="35.708cm" svg:y1="6.235cm" svg:x2="35.667cm" svg:y2="6.235cm">
          <text:p/>
        </draw:line>
        <draw:line draw:style-name="gr6" draw:text-style-name="P1" draw:layer="layout" svg:x1="35.708cm" svg:y1="7.833cm" svg:x2="35.708cm" svg:y2="6.235cm">
          <text:p/>
        </draw:line>
        <draw:polygon draw:style-name="gr3" draw:text-style-name="P3" draw:layer="layout" svg:width="0.039cm" svg:height="0.04cm" svg:x="35.667cm" svg:y="9.461cm" svg:viewBox="0 0 40 41" draw:points="20,0 9,4 0,13 0,25 9,36 20,41 32,36 40,25 40,13 32,4">
          <text:p/>
        </draw:polygon>
        <draw:polygon draw:style-name="gr6" draw:text-style-name="P1" draw:layer="layout" svg:width="0.039cm" svg:height="0.04cm" svg:x="35.667cm" svg:y="9.461cm" svg:viewBox="0 0 40 41" draw:points="20,41 32,36 40,25 40,13 32,4 20,0 9,4 0,13 0,25 9,36">
          <text:p/>
        </draw:polygon>
        <draw:path draw:style-name="gr3" draw:text-style-name="P3" draw:layer="layout" svg:width="0.04cm" svg:height="0.04cm" svg:x="35.666cm" svg:y="7.96cm" svg:viewBox="0 0 41 41" svg:d="M21 0l-11 5c-41 41 57 54 23 0z">
          <text:p/>
        </draw:path>
        <draw:polygon draw:style-name="gr6" draw:text-style-name="P1" draw:layer="layout" svg:width="0.039cm" svg:height="0.041cm" svg:x="35.667cm" svg:y="7.96cm" svg:viewBox="0 0 40 42" draw:points="20,42 32,37 40,29 40,15 32,5 20,0 9,5 0,15 0,29 9,37">
          <text:p/>
        </draw:polygon>
        <draw:polygon draw:style-name="gr3" draw:text-style-name="P3" draw:layer="layout" svg:width="0.041cm" svg:height="1.6cm" svg:x="35.667cm" svg:y="7.931cm" svg:viewBox="0 0 42 1601" draw:points="0,0 0,1601 42,1601 42,0">
          <text:p/>
        </draw:polygon>
        <draw:line draw:style-name="gr6" draw:text-style-name="P1" draw:layer="layout" svg:x1="35.667cm" svg:y1="9.531cm" svg:x2="35.708cm" svg:y2="9.531cm">
          <text:p/>
        </draw:line>
        <draw:line draw:style-name="gr6" draw:text-style-name="P1" draw:layer="layout" svg:x1="35.667cm" svg:y1="7.931cm" svg:x2="35.667cm" svg:y2="9.531cm">
          <text:p/>
        </draw:line>
        <draw:line draw:style-name="gr6" draw:text-style-name="P1" draw:layer="layout" svg:x1="35.708cm" svg:y1="7.931cm" svg:x2="35.667cm" svg:y2="7.931cm">
          <text:p/>
        </draw:line>
        <draw:line draw:style-name="gr6" draw:text-style-name="P1" draw:layer="layout" svg:x1="35.708cm" svg:y1="9.531cm" svg:x2="35.708cm" svg:y2="7.931cm">
          <text:p/>
        </draw:line>
        <draw:polygon draw:style-name="gr3" draw:text-style-name="P3" draw:layer="layout" svg:width="0.038cm" svg:height="0.038cm" svg:x="18.082cm" svg:y="25.249cm" svg:viewBox="0 0 39 39" draw:points="27,39 13,39 2,31 0,20 4,8 13,0 27,0 37,10 39,20 35,33">
          <text:p/>
        </draw:polygon>
        <draw:polygon draw:style-name="gr6" draw:text-style-name="P1" draw:layer="layout" svg:width="0.038cm" svg:height="0.038cm" svg:x="18.082cm" svg:y="25.249cm" svg:viewBox="0 0 39 39" draw:points="27,39 13,39 2,31 0,20 4,8 13,0 27,0 37,10 39,20 35,33">
          <text:p/>
        </draw:polygon>
        <draw:path draw:style-name="gr3" draw:text-style-name="P3" draw:layer="layout" svg:width="0.04cm" svg:height="0.039cm" svg:x="18.537cm" svg:y="26.886cm" svg:viewBox="0 0 41 40" svg:d="M27 40h-11c-53-34 46-65 21-8z">
          <text:p/>
        </draw:path>
        <draw:polygon draw:style-name="gr6" draw:text-style-name="P1" draw:layer="layout" svg:width="0.04cm" svg:height="0.039cm" svg:x="18.537cm" svg:y="26.885cm" svg:viewBox="0 0 41 40" draw:points="27,40 16,40 6,32 0,19 6,9 16,0 29,3 39,9 41,22 37,32">
          <text:p/>
        </draw:polygon>
        <draw:polygon draw:style-name="gr3" draw:text-style-name="P3" draw:layer="layout" svg:width="0.521cm" svg:height="1.744cm" svg:x="18.069cm" svg:y="25.215cm" svg:viewBox="0 0 522 1745" draw:points="39,0 522,1735 484,1745 0,11">
          <text:p/>
        </draw:polygon>
        <draw:polygon draw:style-name="gr6" draw:text-style-name="P1" draw:layer="layout" svg:width="0.521cm" svg:height="1.744cm" svg:x="18.069cm" svg:y="25.215cm" svg:viewBox="0 0 522 1745" draw:points="39,0 522,1735 484,1745 0,11">
          <text:p/>
        </draw:polygon>
        <draw:path draw:style-name="gr3" draw:text-style-name="P3" draw:layer="layout" svg:width="0.041cm" svg:height="0.039cm" svg:x="16.308cm" svg:y="25.744cm" svg:viewBox="0 0 42 40" svg:d="M27 40h-11c-53-37 48-65 22-8z">
          <text:p/>
        </draw:path>
        <draw:polygon draw:style-name="gr6" draw:text-style-name="P1" draw:layer="layout" svg:width="0.041cm" svg:height="0.038cm" svg:x="16.308cm" svg:y="25.745cm" svg:viewBox="0 0 42 39" draw:points="26,39 15,39 5,29 0,16 5,6 15,0 28,0 40,6 42,19 37,31">
          <text:p/>
        </draw:polygon>
        <draw:polygon draw:style-name="gr3" draw:text-style-name="P3" draw:layer="layout" svg:width="0.04cm" svg:height="0.038cm" svg:x="16.766cm" svg:y="27.381cm" svg:viewBox="0 0 41 39" draw:points="26,39 15,39 4,29 0,19 4,6 15,0 28,0 39,8 41,19 37,31">
          <text:p/>
        </draw:polygon>
        <draw:polygon draw:style-name="gr6" draw:text-style-name="P1" draw:layer="layout" svg:width="0.04cm" svg:height="0.038cm" svg:x="16.766cm" svg:y="27.381cm" svg:viewBox="0 0 41 39" draw:points="26,39 15,39 4,29 0,19 4,6 15,0 28,0 39,8 41,19 37,31">
          <text:p/>
        </draw:polygon>
        <draw:polygon draw:style-name="gr3" draw:text-style-name="P3" draw:layer="layout" svg:width="0.523cm" svg:height="1.744cm" svg:x="16.296cm" svg:y="25.709cm" svg:viewBox="0 0 524 1745" draw:points="40,0 524,1734 485,1745 0,10">
          <text:p/>
        </draw:polygon>
        <draw:polygon draw:style-name="gr6" draw:text-style-name="P1" draw:layer="layout" svg:width="0.523cm" svg:height="1.744cm" svg:x="16.296cm" svg:y="25.709cm" svg:viewBox="0 0 524 1745" draw:points="40,0 524,1734 485,1745 0,10">
          <text:p/>
        </draw:polygon>
        <draw:polygon draw:style-name="gr3" draw:text-style-name="P3" draw:layer="layout" svg:width="0.04cm" svg:height="0.038cm" svg:x="18.034cm" svg:y="25.19cm" svg:viewBox="0 0 41 39" draw:points="0,24 2,13 8,2 21,0 32,4 41,13 39,26 32,37 19,39 8,35">
          <text:p/>
        </draw:polygon>
        <draw:polygon draw:style-name="gr6" draw:text-style-name="P1" draw:layer="layout" svg:width="0.04cm" svg:height="0.038cm" svg:x="18.034cm" svg:y="25.19cm" svg:viewBox="0 0 41 39" draw:points="0,24 2,13 8,2 21,0 32,4 41,13 39,26 32,37 19,39 8,35">
          <text:p/>
        </draw:polygon>
        <draw:polygon draw:style-name="gr3" draw:text-style-name="P3" draw:layer="layout" svg:width="0.038cm" svg:height="0.038cm" svg:x="16.321cm" svg:y="25.668cm" svg:viewBox="0 0 39 39" draw:points="0,27 0,14 6,3 19,0 32,6 39,14 39,27 30,37 17,39 6,35">
          <text:p/>
        </draw:polygon>
        <draw:polygon draw:style-name="gr6" draw:text-style-name="P1" draw:layer="layout" svg:width="0.038cm" svg:height="0.038cm" svg:x="16.321cm" svg:y="25.668cm" svg:viewBox="0 0 39 39" draw:points="0,27 0,14 6,3 19,0 32,6 39,14 39,27 30,37 17,39 6,35">
          <text:p/>
        </draw:polygon>
        <draw:polygon draw:style-name="gr3" draw:text-style-name="P3" draw:layer="layout" svg:width="1.823cm" svg:height="0.542cm" svg:x="16.285cm" svg:y="25.177cm" svg:viewBox="0 0 1824 543" draw:points="1824,38 11,543 0,504 1813,0">
          <text:p/>
        </draw:polygon>
        <draw:polygon draw:style-name="gr6" draw:text-style-name="P1" draw:layer="layout" svg:width="1.823cm" svg:height="0.542cm" svg:x="16.285cm" svg:y="25.177cm" svg:viewBox="0 0 1824 543" draw:points="1824,38 11,543 0,504 1813,0">
          <text:p/>
        </draw:polygon>
        <draw:path draw:style-name="gr3" draw:text-style-name="P3" draw:layer="layout" svg:width="0.04cm" svg:height="0.041cm" svg:x="20.525cm" svg:y="30.075cm" svg:viewBox="0 0 41 42" svg:d="M8 2l12-2c59 18-24 76-20 13z">
          <text:p/>
        </draw:path>
        <draw:polygon draw:style-name="gr6" draw:text-style-name="P1" draw:layer="layout" svg:width="0.038cm" svg:height="0.04cm" svg:x="20.525cm" svg:y="30.075cm" svg:viewBox="0 0 39 41" draw:points="8,2 20,0 33,4 39,15 39,29 30,37 18,41 6,37 0,27 0,13">
          <text:p/>
        </draw:polygon>
        <draw:polygon draw:style-name="gr3" draw:text-style-name="P3" draw:layer="layout" svg:width="0.04cm" svg:height="0.04cm" svg:x="19.621cm" svg:y="28.634cm" svg:viewBox="0 0 41 41" draw:points="11,4 21,0 34,6 41,17 38,28 32,39 19,41 6,37 0,25 2,12">
          <text:p/>
        </draw:polygon>
        <draw:polygon draw:style-name="gr6" draw:text-style-name="P1" draw:layer="layout" svg:width="0.04cm" svg:height="0.04cm" svg:x="19.621cm" svg:y="28.634cm" svg:viewBox="0 0 41 41" draw:points="11,4 21,0 34,6 41,17 38,28 32,39 19,41 6,37 0,25 2,12">
          <text:p/>
        </draw:polygon>
        <draw:polygon draw:style-name="gr3" draw:text-style-name="P3" draw:layer="layout" svg:width="0.988cm" svg:height="1.545cm" svg:x="19.598cm" svg:y="28.602cm" svg:viewBox="0 0 989 1546" draw:points="955,1546 0,21 34,0 989,1524">
          <text:p/>
        </draw:polygon>
        <draw:polygon draw:style-name="gr6" draw:text-style-name="P1" draw:layer="layout" svg:width="0.988cm" svg:height="1.545cm" svg:x="19.598cm" svg:y="28.602cm" svg:viewBox="0 0 989 1546" draw:points="955,1546 0,21 34,0 989,1524">
          <text:p/>
        </draw:polygon>
        <draw:polygon draw:style-name="gr3" draw:text-style-name="P3" draw:layer="layout" svg:width="0.038cm" svg:height="0.039cm" svg:x="22.083cm" svg:y="29.099cm" svg:viewBox="0 0 39 40" draw:points="8,3 22,0 32,5 39,15 39,29 30,37 20,40 6,35 0,24 2,13">
          <text:p/>
        </draw:polygon>
        <draw:polygon draw:style-name="gr6" draw:text-style-name="P1" draw:layer="layout" svg:width="0.038cm" svg:height="0.039cm" svg:x="22.083cm" svg:y="29.099cm" svg:viewBox="0 0 39 40" draw:points="8,3 22,0 32,5 39,15 39,29 30,37 20,40 6,35 0,24 2,13">
          <text:p/>
        </draw:polygon>
        <draw:path draw:style-name="gr3" draw:text-style-name="P3" draw:layer="layout" svg:width="0.039cm" svg:height="0.041cm" svg:x="21.181cm" svg:y="27.658cm" svg:viewBox="0 0 40 42" svg:d="M8 5l13-5c55 24-26 74-21 14z">
          <text:p/>
        </draw:path>
        <draw:polygon draw:style-name="gr6" draw:text-style-name="P1" draw:layer="layout" svg:width="0.038cm" svg:height="0.04cm" svg:x="21.181cm" svg:y="27.658cm" svg:viewBox="0 0 39 41" draw:points="9,5 22,0 33,5 39,16 39,29 31,39 18,41 7,37 0,26 0,14">
          <text:p/>
        </draw:polygon>
        <draw:polygon draw:style-name="gr3" draw:text-style-name="P3" draw:layer="layout" svg:width="0.988cm" svg:height="1.545cm" svg:x="21.158cm" svg:y="27.626cm" svg:viewBox="0 0 989 1546" draw:points="955,1546 0,21 34,0 989,1525">
          <text:p/>
        </draw:polygon>
        <draw:polygon draw:style-name="gr6" draw:text-style-name="P1" draw:layer="layout" svg:width="0.988cm" svg:height="1.545cm" svg:x="21.158cm" svg:y="27.626cm" svg:viewBox="0 0 989 1546" draw:points="955,1546 0,21 34,0 989,1525">
          <text:p/>
        </draw:polygon>
        <draw:path draw:style-name="gr3" draw:text-style-name="P3" draw:layer="layout" svg:width="0.04cm" svg:height="0.04cm" svg:x="20.586cm" svg:y="30.12cm" svg:viewBox="0 0 41 41" svg:d="M37 8l4 14c-23 55-73-26-13-22z">
          <text:p/>
        </draw:path>
        <draw:polygon draw:style-name="gr6" draw:text-style-name="P1" draw:layer="layout" svg:width="0.04cm" svg:height="0.038cm" svg:x="20.586cm" svg:y="30.12cm" svg:viewBox="0 0 41 39" draw:points="37,8 41,21 37,31 26,39 13,39 2,29 0,17 4,6 15,0 28,0">
          <text:p/>
        </draw:polygon>
        <draw:polygon draw:style-name="gr3" draw:text-style-name="P3" draw:layer="layout" svg:width="0.04cm" svg:height="0.04cm" svg:x="22.093cm" svg:y="29.174cm" svg:viewBox="0 0 41 41" draw:points="39,11 41,22 37,34 27,41 14,39 5,32 0,20 7,9 18,0 29,2">
          <text:p/>
        </draw:polygon>
        <draw:polygon draw:style-name="gr6" draw:text-style-name="P1" draw:layer="layout" svg:width="0.04cm" svg:height="0.04cm" svg:x="22.093cm" svg:y="29.174cm" svg:viewBox="0 0 41 41" draw:points="39,11 41,22 37,34 27,41 14,39 5,32 0,20 7,9 18,0 29,2">
          <text:p/>
        </draw:polygon>
        <draw:polygon draw:style-name="gr3" draw:text-style-name="P3" draw:layer="layout" svg:width="1.615cm" svg:height="1.031cm" svg:x="20.552cm" svg:y="29.15cm" svg:viewBox="0 0 1616 1032" draw:points="0,998 1595,0 1616,34 22,1032">
          <text:p/>
        </draw:polygon>
        <draw:polygon draw:style-name="gr6" draw:text-style-name="P1" draw:layer="layout" svg:width="1.615cm" svg:height="1.031cm" svg:x="20.552cm" svg:y="29.15cm" svg:viewBox="0 0 1616 1032" draw:points="0,998 1595,0 1616,34 22,1032">
          <text:p/>
        </draw:polygon>
        <draw:path draw:style-name="gr3" draw:text-style-name="P3" draw:layer="layout" svg:width="0.04cm" svg:height="0.039cm" svg:x="34.236cm" svg:y="37.987cm" svg:viewBox="0 0 41 40" svg:d="M13 0h14c46 41-46 61-24 7z">
          <text:p/>
        </draw:path>
        <draw:polygon draw:style-name="gr6" draw:text-style-name="P1" draw:layer="layout" svg:width="0.041cm" svg:height="0.038cm" svg:x="34.234cm" svg:y="37.987cm" svg:viewBox="0 0 42 39" draw:points="15,0 29,0 37,9 42,19 37,33 27,39 13,39 5,30 0,19 5,7">
          <text:p/>
        </draw:polygon>
        <draw:path draw:style-name="gr3" draw:text-style-name="P3" draw:layer="layout" svg:width="0.039cm" svg:height="0.038cm" svg:x="33.779cm" svg:y="36.351cm" svg:viewBox="0 0 40 39" svg:d="M13 0h14c46 37-44 61-24 7z">
          <text:p/>
        </draw:path>
        <draw:polygon draw:style-name="gr6" draw:text-style-name="P1" draw:layer="layout" svg:width="0.04cm" svg:height="0.038cm" svg:x="33.777cm" svg:y="36.351cm" svg:viewBox="0 0 41 39" draw:points="16,0 29,0 37,6 41,19 37,30 27,39 14,37 6,30 0,17 6,6">
          <text:p/>
        </draw:polygon>
        <draw:polygon draw:style-name="gr3" draw:text-style-name="P3" draw:layer="layout" svg:width="0.522cm" svg:height="1.744cm" svg:x="33.765cm" svg:y="36.315cm" svg:viewBox="0 0 523 1745" draw:points="485,1745 0,11 38,0 523,1735">
          <text:p/>
        </draw:polygon>
        <draw:polygon draw:style-name="gr6" draw:text-style-name="P1" draw:layer="layout" svg:width="0.522cm" svg:height="1.744cm" svg:x="33.765cm" svg:y="36.315cm" svg:viewBox="0 0 523 1745" draw:points="485,1745 0,11 38,0 523,1735">
          <text:p/>
        </draw:polygon>
        <draw:path draw:style-name="gr3" draw:text-style-name="P3" draw:layer="layout" svg:width="0.04cm" svg:height="0.038cm" svg:x="36.007cm" svg:y="37.492cm" svg:viewBox="0 0 41 39" svg:d="M15 0h13c46 40-45 61-25 6z">
          <text:p/>
        </draw:path>
        <draw:polygon draw:style-name="gr6" draw:text-style-name="P1" draw:layer="layout" svg:width="0.04cm" svg:height="0.038cm" svg:x="36.006cm" svg:y="37.492cm" svg:viewBox="0 0 41 39" draw:points="16,0 29,0 37,8 41,21 37,32 27,39 13,39 4,30 0,19 4,6">
          <text:p/>
        </draw:polygon>
        <draw:path draw:style-name="gr3" draw:text-style-name="P3" draw:layer="layout" svg:width="0.039cm" svg:height="0.038cm" svg:x="35.55cm" svg:y="35.856cm" svg:viewBox="0 0 40 39" svg:d="M14 0h12c47 40-44 60-23 6z">
          <text:p/>
        </draw:path>
        <draw:polygon draw:style-name="gr6" draw:text-style-name="P1" draw:layer="layout" svg:width="0.04cm" svg:height="0.038cm" svg:x="35.549cm" svg:y="35.856cm" svg:viewBox="0 0 41 39" draw:points="15,0 27,0 37,8 41,19 37,32 25,39 13,39 4,29 0,17 4,6">
          <text:p/>
        </draw:polygon>
        <draw:polygon draw:style-name="gr3" draw:text-style-name="P3" draw:layer="layout" svg:width="0.523cm" svg:height="1.744cm" svg:x="35.536cm" svg:y="35.822cm" svg:viewBox="0 0 524 1745" draw:points="486,1745 0,11 38,0 524,1732">
          <text:p/>
        </draw:polygon>
        <draw:polygon draw:style-name="gr6" draw:text-style-name="P1" draw:layer="layout" svg:width="0.523cm" svg:height="1.744cm" svg:x="35.536cm" svg:y="35.822cm" svg:viewBox="0 0 524 1745" draw:points="486,1745 0,11 38,0 524,1732">
          <text:p/>
        </draw:polygon>
        <draw:polygon draw:style-name="gr3" draw:text-style-name="P3" draw:layer="layout" svg:width="0.038cm" svg:height="0.038cm" svg:x="34.283cm" svg:y="38.047cm" svg:viewBox="0 0 39 39" draw:points="39,13 39,26 31,37 20,39 7,34 0,26 0,13 9,2 20,0 33,4">
          <text:p/>
        </draw:polygon>
        <draw:polygon draw:style-name="gr6" draw:text-style-name="P1" draw:layer="layout" svg:width="0.038cm" svg:height="0.038cm" svg:x="34.283cm" svg:y="38.047cm" svg:viewBox="0 0 39 39" draw:points="39,13 39,26 31,37 20,39 7,34 0,26 0,13 9,2 20,0 33,4">
          <text:p/>
        </draw:polygon>
        <draw:polygon draw:style-name="gr3" draw:text-style-name="P3" draw:layer="layout" svg:width="0.038cm" svg:height="0.04cm" svg:x="35.998cm" svg:y="37.566cm" svg:viewBox="0 0 39 41" draw:points="39,16 39,29 30,39 18,41 6,37 0,27 0,16 9,4 20,0 32,6">
          <text:p/>
        </draw:polygon>
        <draw:polygon draw:style-name="gr6" draw:text-style-name="P1" draw:layer="layout" svg:width="0.038cm" svg:height="0.04cm" svg:x="35.998cm" svg:y="37.566cm" svg:viewBox="0 0 39 41" draw:points="39,16 39,29 30,39 18,41 6,37 0,27 0,16 9,4 20,0 32,6">
          <text:p/>
        </draw:polygon>
        <draw:polygon draw:style-name="gr3" draw:text-style-name="P3" draw:layer="layout" svg:width="1.821cm" svg:height="0.544cm" svg:x="34.249cm" svg:y="37.553cm" svg:viewBox="0 0 1822 545" draw:points="0,507 1811,0 1822,41 11,545">
          <text:p/>
        </draw:polygon>
        <draw:polygon draw:style-name="gr6" draw:text-style-name="P1" draw:layer="layout" svg:width="1.821cm" svg:height="0.544cm" svg:x="34.249cm" svg:y="37.553cm" svg:viewBox="0 0 1822 545" draw:points="0,507 1811,0 1822,41 11,545">
          <text:p/>
        </draw:polygon>
        <draw:polygon draw:style-name="gr3" draw:text-style-name="P3" draw:layer="layout" svg:width="0.038cm" svg:height="0.04cm" svg:x="51.94cm" svg:y="41.747cm" svg:viewBox="0 0 39 41" draw:points="19,41 7,39 0,27 0,14 7,4 19,0 31,4 39,14 39,27 31,39">
          <text:p/>
        </draw:polygon>
        <draw:polygon draw:style-name="gr6" draw:text-style-name="P1" draw:layer="layout" svg:width="0.038cm" svg:height="0.04cm" svg:x="51.94cm" svg:y="41.747cm" svg:viewBox="0 0 39 41" draw:points="19,41 7,39 0,27 0,14 7,4 19,0 31,4 39,14 39,27 31,39">
          <text:p/>
        </draw:polygon>
        <draw:polygon draw:style-name="gr3" draw:text-style-name="P3" draw:layer="layout" svg:width="0.038cm" svg:height="0.04cm" svg:x="51.94cm" svg:y="43.446cm" svg:viewBox="0 0 39 41" draw:points="19,41 7,39 0,29 0,16 7,4 19,0 31,4 39,16 39,29 31,39">
          <text:p/>
        </draw:polygon>
        <draw:polygon draw:style-name="gr6" draw:text-style-name="P1" draw:layer="layout" svg:width="0.038cm" svg:height="0.04cm" svg:x="51.94cm" svg:y="43.446cm" svg:viewBox="0 0 39 41" draw:points="19,41 7,39 0,29 0,16 7,4 19,0 31,4 39,16 39,29 31,39">
          <text:p/>
        </draw:polygon>
        <draw:polygon draw:style-name="gr3" draw:text-style-name="P3" draw:layer="layout" svg:width="0.04cm" svg:height="1.801cm" svg:x="51.938cm" svg:y="41.717cm" svg:viewBox="0 0 41 1802" draw:points="0,0 0,1802 41,1802 41,0">
          <text:p/>
        </draw:polygon>
        <draw:polygon draw:style-name="gr6" draw:text-style-name="P1" draw:layer="layout" svg:width="0.04cm" svg:height="1.801cm" svg:x="51.938cm" svg:y="41.717cm" svg:viewBox="0 0 41 1802" draw:points="41,0 41,1802 0,1802 0,0">
          <text:p/>
        </draw:polygon>
        <draw:polygon draw:style-name="gr3" draw:text-style-name="P3" draw:layer="layout" svg:width="0.038cm" svg:height="0.04cm" svg:x="50.101cm" svg:y="41.747cm" svg:viewBox="0 0 39 41" draw:points="20,41 7,39 0,27 0,14 7,4 20,0 31,4 39,14 39,27 31,39">
          <text:p/>
        </draw:polygon>
        <draw:polygon draw:style-name="gr6" draw:text-style-name="P1" draw:layer="layout" svg:width="0.038cm" svg:height="0.04cm" svg:x="50.101cm" svg:y="41.747cm" svg:viewBox="0 0 39 41" draw:points="20,41 7,39 0,27 0,14 7,4 20,0 31,4 39,14 39,27 31,39">
          <text:p/>
        </draw:polygon>
        <draw:polygon draw:style-name="gr3" draw:text-style-name="P3" draw:layer="layout" svg:width="0.038cm" svg:height="0.04cm" svg:x="50.101cm" svg:y="43.446cm" svg:viewBox="0 0 39 41" draw:points="20,41 7,39 0,29 0,16 7,4 20,0 31,4 39,16 39,29 31,39">
          <text:p/>
        </draw:polygon>
        <draw:polygon draw:style-name="gr6" draw:text-style-name="P1" draw:layer="layout" svg:width="0.038cm" svg:height="0.04cm" svg:x="50.101cm" svg:y="43.446cm" svg:viewBox="0 0 39 41" draw:points="20,41 7,39 0,29 0,16 7,4 20,0 31,4 39,16 39,29 31,39">
          <text:p/>
        </draw:polygon>
        <draw:polygon draw:style-name="gr3" draw:text-style-name="P3" draw:layer="layout" svg:width="0.04cm" svg:height="1.801cm" svg:x="50.099cm" svg:y="41.717cm" svg:viewBox="0 0 41 1802" draw:points="0,0 0,1802 41,1802 41,0">
          <text:p/>
        </draw:polygon>
        <draw:polygon draw:style-name="gr6" draw:text-style-name="P1" draw:layer="layout" svg:width="0.04cm" svg:height="1.801cm" svg:x="50.099cm" svg:y="41.717cm" svg:viewBox="0 0 41 1802" draw:points="41,0 41,1802 0,1802 0,0">
          <text:p/>
        </draw:polygon>
        <draw:path draw:style-name="gr3" draw:text-style-name="P3" draw:layer="layout" svg:width="0.039cm" svg:height="0.04cm" svg:x="51.909cm" svg:y="41.678cm" svg:viewBox="0 0 40 41" svg:d="M0 20l4-13c54-34 41 65 0 24z">
          <text:p/>
        </draw:path>
        <draw:polygon draw:style-name="gr6" draw:text-style-name="P1" draw:layer="layout" svg:width="0.04cm" svg:height="0.038cm" svg:x="51.909cm" svg:y="41.679cm" svg:viewBox="0 0 41 39" draw:points="0,19 4,6 14,0 27,0 37,6 41,19 37,30 27,39 14,39 4,30">
          <text:p/>
        </draw:polygon>
        <draw:path draw:style-name="gr3" draw:text-style-name="P3" draw:layer="layout" svg:width="0.04cm" svg:height="0.041cm" svg:x="50.129cm" svg:y="41.678cm" svg:viewBox="0 0 41 42" svg:d="M0 21l4-13c53-36 45 65 0 24z">
          <text:p/>
        </draw:path>
        <draw:polygon draw:style-name="gr6" draw:text-style-name="P1" draw:layer="layout" svg:width="0.04cm" svg:height="0.038cm" svg:x="50.129cm" svg:y="41.679cm" svg:viewBox="0 0 41 39" draw:points="0,19 4,6 15,0 28,0 39,6 41,19 39,30 28,39 15,39 4,30">
          <text:p/>
        </draw:polygon>
        <draw:polygon draw:style-name="gr3" draw:text-style-name="P3" draw:layer="layout" svg:width="1.879cm" svg:height="0.04cm" svg:x="50.099cm" svg:y="41.677cm" svg:viewBox="0 0 1880 41" draw:points="0,0 0,41 1880,41 1880,0">
          <text:p/>
        </draw:polygon>
        <draw:polygon draw:style-name="gr6" draw:text-style-name="P1" draw:layer="layout" svg:width="1.879cm" svg:height="0.04cm" svg:x="50.099cm" svg:y="41.677cm" svg:viewBox="0 0 1880 41" draw:points="1880,41 0,41 0,0 1880,0">
          <text:p/>
        </draw:polygon>
        <draw:polygon draw:style-name="gr3" draw:text-style-name="P3" draw:layer="layout" svg:width="0.038cm" svg:height="0.04cm" svg:x="53.82cm" svg:y="41.747cm" svg:viewBox="0 0 39 41" draw:points="20,41 6,39 0,27 0,14 6,4 20,0 31,4 39,14 39,27 31,39">
          <text:p/>
        </draw:polygon>
        <draw:polygon draw:style-name="gr6" draw:text-style-name="P1" draw:layer="layout" svg:width="0.038cm" svg:height="0.04cm" svg:x="53.82cm" svg:y="41.747cm" svg:viewBox="0 0 39 41" draw:points="20,41 6,39 0,27 0,14 6,4 20,0 31,4 39,14 39,27 31,39">
          <text:p/>
        </draw:polygon>
        <draw:polygon draw:style-name="gr3" draw:text-style-name="P3" draw:layer="layout" svg:width="0.038cm" svg:height="0.04cm" svg:x="53.82cm" svg:y="43.446cm" svg:viewBox="0 0 39 41" draw:points="20,41 6,39 0,29 0,16 6,4 20,0 31,4 39,16 39,29 31,39">
          <text:p/>
        </draw:polygon>
        <draw:polygon draw:style-name="gr6" draw:text-style-name="P1" draw:layer="layout" svg:width="0.038cm" svg:height="0.04cm" svg:x="53.82cm" svg:y="43.446cm" svg:viewBox="0 0 39 41" draw:points="20,41 6,39 0,29 0,16 6,4 20,0 31,4 39,16 39,29 31,39">
          <text:p/>
        </draw:polygon>
        <draw:polygon draw:style-name="gr3" draw:text-style-name="P3" draw:layer="layout" svg:width="0.04cm" svg:height="1.801cm" svg:x="53.818cm" svg:y="41.717cm" svg:viewBox="0 0 41 1802" draw:points="0,0 0,1802 41,1802 41,0">
          <text:p/>
        </draw:polygon>
        <draw:polygon draw:style-name="gr6" draw:text-style-name="P1" draw:layer="layout" svg:width="0.04cm" svg:height="1.801cm" svg:x="53.818cm" svg:y="41.717cm" svg:viewBox="0 0 41 1802" draw:points="41,0 41,1802 0,1802 0,0">
          <text:p/>
        </draw:polygon>
        <draw:polygon draw:style-name="gr3" draw:text-style-name="P3" draw:layer="layout" svg:width="0.038cm" svg:height="0.04cm" svg:x="51.981cm" svg:y="41.747cm" svg:viewBox="0 0 39 41" draw:points="19,41 6,39 0,27 0,14 6,4 19,0 30,4 39,14 39,27 30,39">
          <text:p/>
        </draw:polygon>
        <draw:polygon draw:style-name="gr6" draw:text-style-name="P1" draw:layer="layout" svg:width="0.038cm" svg:height="0.04cm" svg:x="51.981cm" svg:y="41.747cm" svg:viewBox="0 0 39 41" draw:points="19,41 6,39 0,27 0,14 6,4 19,0 30,4 39,14 39,27 30,39">
          <text:p/>
        </draw:polygon>
        <draw:polygon draw:style-name="gr3" draw:text-style-name="P3" draw:layer="layout" svg:width="0.038cm" svg:height="0.04cm" svg:x="51.981cm" svg:y="43.446cm" svg:viewBox="0 0 39 41" draw:points="19,41 6,39 0,29 0,16 6,4 19,0 30,4 39,16 39,29 30,39">
          <text:p/>
        </draw:polygon>
        <draw:polygon draw:style-name="gr6" draw:text-style-name="P1" draw:layer="layout" svg:width="0.038cm" svg:height="0.04cm" svg:x="51.981cm" svg:y="43.446cm" svg:viewBox="0 0 39 41" draw:points="19,41 6,39 0,29 0,16 6,4 19,0 30,4 39,16 39,29 30,39">
          <text:p/>
        </draw:polygon>
        <draw:polygon draw:style-name="gr3" draw:text-style-name="P3" draw:layer="layout" svg:width="0.041cm" svg:height="1.801cm" svg:x="51.978cm" svg:y="41.717cm" svg:viewBox="0 0 42 1802" draw:points="0,0 0,1802 42,1802 42,0">
          <text:p/>
        </draw:polygon>
        <draw:polygon draw:style-name="gr6" draw:text-style-name="P1" draw:layer="layout" svg:width="0.041cm" svg:height="1.801cm" svg:x="51.978cm" svg:y="41.717cm" svg:viewBox="0 0 42 1802" draw:points="42,0 42,1802 0,1802 0,0">
          <text:p/>
        </draw:polygon>
        <draw:path draw:style-name="gr3" draw:text-style-name="P3" draw:layer="layout" svg:width="0.04cm" svg:height="0.04cm" svg:x="53.788cm" svg:y="41.678cm" svg:viewBox="0 0 41 41" svg:d="M0 20l4-13c55-34 42 65 0 24z">
          <text:p/>
        </draw:path>
        <draw:polygon draw:style-name="gr6" draw:text-style-name="P1" draw:layer="layout" svg:width="0.04cm" svg:height="0.038cm" svg:x="53.788cm" svg:y="41.679cm" svg:viewBox="0 0 41 39" draw:points="0,19 4,6 15,0 28,0 37,6 41,19 37,30 28,39 15,39 4,30">
          <text:p/>
        </draw:polygon>
        <draw:path draw:style-name="gr3" draw:text-style-name="P3" draw:layer="layout" svg:width="0.041cm" svg:height="0.041cm" svg:x="52.008cm" svg:y="41.678cm" svg:viewBox="0 0 42 42" svg:d="M0 21l4-13c54-36 46 65 0 24z">
          <text:p/>
        </draw:path>
        <draw:polygon draw:style-name="gr6" draw:text-style-name="P1" draw:layer="layout" svg:width="0.04cm" svg:height="0.038cm" svg:x="52.008cm" svg:y="41.679cm" svg:viewBox="0 0 41 39" draw:points="0,19 4,6 16,0 29,0 39,6 41,19 39,30 29,39 16,39 4,30">
          <text:p/>
        </draw:polygon>
        <draw:polygon draw:style-name="gr3" draw:text-style-name="P3" draw:layer="layout" svg:width="1.88cm" svg:height="0.04cm" svg:x="51.978cm" svg:y="41.677cm" svg:viewBox="0 0 1881 41" draw:points="0,0 0,41 1881,41 1881,0">
          <text:p/>
        </draw:polygon>
        <draw:polygon draw:style-name="gr6" draw:text-style-name="P1" draw:layer="layout" svg:width="1.88cm" svg:height="0.04cm" svg:x="51.978cm" svg:y="41.677cm" svg:viewBox="0 0 1881 41" draw:points="1881,41 0,41 0,0 1881,0">
          <text:p/>
        </draw:polygon>
        <draw:polygon draw:style-name="gr3" draw:text-style-name="P3" draw:layer="layout" svg:width="0.038cm" svg:height="0.041cm" svg:x="45.087cm" svg:y="12.896cm" svg:viewBox="0 0 39 42" draw:points="19,42 6,37 0,29 0,16 6,6 19,0 29,6 39,16 39,29 29,37">
          <text:p/>
        </draw:polygon>
        <draw:polygon draw:style-name="gr6" draw:text-style-name="P1" draw:layer="layout" svg:width="0.038cm" svg:height="0.041cm" svg:x="45.087cm" svg:y="12.896cm" svg:viewBox="0 0 39 42" draw:points="19,42 6,37 0,29 0,16 6,6 19,0 29,6 39,16 39,29 29,37">
          <text:p/>
        </draw:polygon>
        <draw:polygon draw:style-name="gr3" draw:text-style-name="P3" draw:layer="layout" svg:width="0.038cm" svg:height="0.04cm" svg:x="45.087cm" svg:y="14.596cm" svg:viewBox="0 0 39 41" draw:points="19,41 6,37 0,29 0,15 6,4 19,0 29,4 39,15 39,29 29,37">
          <text:p/>
        </draw:polygon>
        <draw:polygon draw:style-name="gr6" draw:text-style-name="P1" draw:layer="layout" svg:width="0.038cm" svg:height="0.04cm" svg:x="45.087cm" svg:y="14.596cm" svg:viewBox="0 0 39 41" draw:points="19,41 6,37 0,29 0,15 6,4 19,0 29,4 39,15 39,29 29,37">
          <text:p/>
        </draw:polygon>
        <draw:polygon draw:style-name="gr3" draw:text-style-name="P3" draw:layer="layout" svg:width="0.04cm" svg:height="1.799cm" svg:x="45.085cm" svg:y="12.867cm" svg:viewBox="0 0 41 1800" draw:points="0,0 0,1800 41,1800 41,0">
          <text:p/>
        </draw:polygon>
        <draw:polygon draw:style-name="gr6" draw:text-style-name="P1" draw:layer="layout" svg:width="0.04cm" svg:height="1.799cm" svg:x="45.085cm" svg:y="12.867cm" svg:viewBox="0 0 41 1800" draw:points="41,0 41,1800 0,1800 0,0">
          <text:p/>
        </draw:polygon>
        <draw:polygon draw:style-name="gr3" draw:text-style-name="P3" draw:layer="layout" svg:width="0.038cm" svg:height="0.041cm" svg:x="43.247cm" svg:y="12.896cm" svg:viewBox="0 0 39 42" draw:points="20,42 7,37 0,29 0,16 7,6 20,0 31,6 39,16 39,29 31,37">
          <text:p/>
        </draw:polygon>
        <draw:polygon draw:style-name="gr6" draw:text-style-name="P1" draw:layer="layout" svg:width="0.038cm" svg:height="0.041cm" svg:x="43.247cm" svg:y="12.896cm" svg:viewBox="0 0 39 42" draw:points="20,42 7,37 0,29 0,16 7,6 20,0 31,6 39,16 39,29 31,37">
          <text:p/>
        </draw:polygon>
        <draw:polygon draw:style-name="gr3" draw:text-style-name="P3" draw:layer="layout" svg:width="0.038cm" svg:height="0.04cm" svg:x="43.247cm" svg:y="14.596cm" svg:viewBox="0 0 39 41" draw:points="20,41 7,37 0,29 0,15 7,4 20,0 31,4 39,15 39,29 31,37">
          <text:p/>
        </draw:polygon>
        <draw:polygon draw:style-name="gr6" draw:text-style-name="P1" draw:layer="layout" svg:width="0.038cm" svg:height="0.04cm" svg:x="43.247cm" svg:y="14.596cm" svg:viewBox="0 0 39 41" draw:points="20,41 7,37 0,29 0,15 7,4 20,0 31,4 39,15 39,29 31,37">
          <text:p/>
        </draw:polygon>
        <draw:polygon draw:style-name="gr3" draw:text-style-name="P3" draw:layer="layout" svg:width="0.04cm" svg:height="1.799cm" svg:x="43.245cm" svg:y="12.867cm" svg:viewBox="0 0 41 1800" draw:points="0,0 0,1800 41,1800 41,0">
          <text:p/>
        </draw:polygon>
        <draw:polygon draw:style-name="gr6" draw:text-style-name="P1" draw:layer="layout" svg:width="0.04cm" svg:height="1.799cm" svg:x="43.245cm" svg:y="12.867cm" svg:viewBox="0 0 41 1800" draw:points="41,0 41,1800 0,1800 0,0">
          <text:p/>
        </draw:polygon>
        <draw:polygon draw:style-name="gr3" draw:text-style-name="P3" draw:layer="layout" svg:width="0.04cm" svg:height="0.038cm" svg:x="45.055cm" svg:y="12.829cm" svg:viewBox="0 0 41 39" draw:points="0,19 4,6 16,0 26,0 37,6 41,19 37,29 26,39 16,39 4,29">
          <text:p/>
        </draw:polygon>
        <draw:polygon draw:style-name="gr6" draw:text-style-name="P1" draw:layer="layout" svg:width="0.04cm" svg:height="0.038cm" svg:x="45.055cm" svg:y="12.829cm" svg:viewBox="0 0 41 39" draw:points="0,19 4,6 16,0 26,0 37,6 41,19 37,29 26,39 16,39 4,29">
          <text:p/>
        </draw:polygon>
        <draw:path draw:style-name="gr3" draw:text-style-name="P3" draw:layer="layout" svg:width="0.039cm" svg:height="0.04cm" svg:x="43.275cm" svg:y="12.828cm" svg:viewBox="0 0 40 41" svg:d="M0 20l4-13c54-34 41 64 0 23z">
          <text:p/>
        </draw:path>
        <draw:polygon draw:style-name="gr6" draw:text-style-name="P1" draw:layer="layout" svg:width="0.04cm" svg:height="0.038cm" svg:x="43.275cm" svg:y="12.829cm" svg:viewBox="0 0 41 39" draw:points="0,19 4,6 15,0 28,0 37,6 41,19 37,29 28,39 15,39 4,29">
          <text:p/>
        </draw:polygon>
        <draw:polygon draw:style-name="gr3" draw:text-style-name="P3" draw:layer="layout" svg:width="1.88cm" svg:height="0.04cm" svg:x="43.245cm" svg:y="12.827cm" svg:viewBox="0 0 1881 41" draw:points="0,0 0,41 1881,41 1881,0">
          <text:p/>
        </draw:polygon>
        <draw:polygon draw:style-name="gr6" draw:text-style-name="P1" draw:layer="layout" svg:width="1.88cm" svg:height="0.04cm" svg:x="43.245cm" svg:y="12.827cm" svg:viewBox="0 0 1881 41" draw:points="1881,41 0,41 0,0 1881,0">
          <text:p/>
        </draw:polygon>
        <draw:polygon draw:style-name="gr3" draw:text-style-name="P3" draw:layer="layout" svg:width="0.038cm" svg:height="0.041cm" svg:x="43.207cm" svg:y="12.896cm" svg:viewBox="0 0 39 42" draw:points="20,42 6,37 0,29 0,16 6,6 20,0 31,6 39,16 39,29 31,37">
          <text:p/>
        </draw:polygon>
        <draw:polygon draw:style-name="gr6" draw:text-style-name="P1" draw:layer="layout" svg:width="0.038cm" svg:height="0.041cm" svg:x="43.207cm" svg:y="12.896cm" svg:viewBox="0 0 39 42" draw:points="20,42 6,37 0,29 0,16 6,6 20,0 31,6 39,16 39,29 31,37">
          <text:p/>
        </draw:polygon>
        <draw:polygon draw:style-name="gr3" draw:text-style-name="P3" draw:layer="layout" svg:width="0.038cm" svg:height="0.04cm" svg:x="43.207cm" svg:y="14.596cm" svg:viewBox="0 0 39 41" draw:points="20,41 6,37 0,29 0,15 6,4 20,0 31,4 39,15 39,29 31,37">
          <text:p/>
        </draw:polygon>
        <draw:polygon draw:style-name="gr6" draw:text-style-name="P1" draw:layer="layout" svg:width="0.038cm" svg:height="0.04cm" svg:x="43.207cm" svg:y="14.596cm" svg:viewBox="0 0 39 41" draw:points="20,41 6,37 0,29 0,15 6,4 20,0 31,4 39,15 39,29 31,37">
          <text:p/>
        </draw:polygon>
        <draw:polygon draw:style-name="gr3" draw:text-style-name="P3" draw:layer="layout" svg:width="0.04cm" svg:height="1.799cm" svg:x="43.205cm" svg:y="12.867cm" svg:viewBox="0 0 41 1800" draw:points="0,0 0,1800 41,1800 41,0">
          <text:p/>
        </draw:polygon>
        <draw:polygon draw:style-name="gr6" draw:text-style-name="P1" draw:layer="layout" svg:width="0.04cm" svg:height="1.799cm" svg:x="43.205cm" svg:y="12.867cm" svg:viewBox="0 0 41 1800" draw:points="41,0 41,1800 0,1800 0,0">
          <text:p/>
        </draw:polygon>
        <draw:polygon draw:style-name="gr3" draw:text-style-name="P3" draw:layer="layout" svg:width="0.038cm" svg:height="0.041cm" svg:x="41.368cm" svg:y="12.896cm" svg:viewBox="0 0 39 42" draw:points="19,42 6,37 0,29 0,16 6,6 19,0 29,6 39,16 39,29 29,37">
          <text:p/>
        </draw:polygon>
        <draw:polygon draw:style-name="gr6" draw:text-style-name="P1" draw:layer="layout" svg:width="0.038cm" svg:height="0.041cm" svg:x="41.368cm" svg:y="12.896cm" svg:viewBox="0 0 39 42" draw:points="19,42 6,37 0,29 0,16 6,6 19,0 29,6 39,16 39,29 29,37">
          <text:p/>
        </draw:polygon>
        <draw:polygon draw:style-name="gr3" draw:text-style-name="P3" draw:layer="layout" svg:width="0.038cm" svg:height="0.04cm" svg:x="41.368cm" svg:y="14.596cm" svg:viewBox="0 0 39 41" draw:points="19,41 6,37 0,29 0,15 6,4 19,0 29,4 39,15 39,29 29,37">
          <text:p/>
        </draw:polygon>
        <draw:polygon draw:style-name="gr6" draw:text-style-name="P1" draw:layer="layout" svg:width="0.038cm" svg:height="0.04cm" svg:x="41.368cm" svg:y="14.596cm" svg:viewBox="0 0 39 41" draw:points="19,41 6,37 0,29 0,15 6,4 19,0 29,4 39,15 39,29 29,37">
          <text:p/>
        </draw:polygon>
        <draw:polygon draw:style-name="gr3" draw:text-style-name="P3" draw:layer="layout" svg:width="0.04cm" svg:height="1.799cm" svg:x="41.366cm" svg:y="12.867cm" svg:viewBox="0 0 41 1800" draw:points="0,0 0,1800 41,1800 41,0">
          <text:p/>
        </draw:polygon>
        <draw:polygon draw:style-name="gr6" draw:text-style-name="P1" draw:layer="layout" svg:width="0.04cm" svg:height="1.799cm" svg:x="41.366cm" svg:y="12.867cm" svg:viewBox="0 0 41 1800" draw:points="41,0 41,1800 0,1800 0,0">
          <text:p/>
        </draw:polygon>
        <draw:polygon draw:style-name="gr3" draw:text-style-name="P3" draw:layer="layout" svg:width="0.04cm" svg:height="0.038cm" svg:x="43.175cm" svg:y="12.829cm" svg:viewBox="0 0 41 39" draw:points="0,19 5,6 16,0 27,0 37,6 41,19 37,29 27,39 16,39 5,29">
          <text:p/>
        </draw:polygon>
        <draw:polygon draw:style-name="gr6" draw:text-style-name="P1" draw:layer="layout" svg:width="0.04cm" svg:height="0.038cm" svg:x="43.175cm" svg:y="12.829cm" svg:viewBox="0 0 41 39" draw:points="0,19 5,6 16,0 27,0 37,6 41,19 37,29 27,39 16,39 5,29">
          <text:p/>
        </draw:polygon>
        <draw:path draw:style-name="gr3" draw:text-style-name="P3" draw:layer="layout" svg:width="0.04cm" svg:height="0.04cm" svg:x="41.395cm" svg:y="12.828cm" svg:viewBox="0 0 41 41" svg:d="M0 20l5-13c54-34 41 64 0 23z">
          <text:p/>
        </draw:path>
        <draw:polygon draw:style-name="gr6" draw:text-style-name="P1" draw:layer="layout" svg:width="0.04cm" svg:height="0.038cm" svg:x="41.395cm" svg:y="12.829cm" svg:viewBox="0 0 41 39" draw:points="0,19 4,6 15,0 29,0 37,6 41,19 37,29 29,39 15,39 4,29">
          <text:p/>
        </draw:polygon>
        <draw:polygon draw:style-name="gr3" draw:text-style-name="P3" draw:layer="layout" svg:width="1.879cm" svg:height="0.04cm" svg:x="41.366cm" svg:y="12.827cm" svg:viewBox="0 0 1880 41" draw:points="0,0 0,41 1880,41 1880,0">
          <text:p/>
        </draw:polygon>
        <draw:line draw:style-name="gr6" draw:text-style-name="P1" draw:layer="layout" svg:x1="43.245cm" svg:y1="12.867cm" svg:x2="41.366cm" svg:y2="12.867cm">
          <text:p/>
        </draw:line>
        <draw:line draw:style-name="gr6" draw:text-style-name="P1" draw:layer="layout" svg:x1="41.366cm" svg:y1="12.867cm" svg:x2="41.366cm" svg:y2="12.827cm">
          <text:p/>
        </draw:line>
        <draw:line draw:style-name="gr6" draw:text-style-name="P1" draw:layer="layout" svg:x1="41.366cm" svg:y1="12.827cm" svg:x2="43.245cm" svg:y2="12.827cm">
          <text:p/>
        </draw:line>
        <draw:line draw:style-name="gr6" draw:text-style-name="P1" draw:layer="layout" svg:x1="43.245cm" svg:y1="12.827cm" svg:x2="43.245cm" svg:y2="12.867cm">
          <text:p/>
        </draw:line>
        <draw:polygon draw:style-name="gr3" draw:text-style-name="P3" draw:layer="layout" svg:width="0.039cm" svg:height="0.041cm" svg:x="41.327cm" svg:y="12.896cm" svg:viewBox="0 0 40 42" draw:points="19,42 7,37 0,29 0,16 7,6 19,0 30,6 40,16 40,29 30,37">
          <text:p/>
        </draw:polygon>
        <draw:polygon draw:style-name="gr6" draw:text-style-name="P1" draw:layer="layout" svg:width="0.039cm" svg:height="0.041cm" svg:x="41.327cm" svg:y="12.896cm" svg:viewBox="0 0 40 42" draw:points="19,42 7,37 0,29 0,16 7,6 19,0 30,6 40,16 40,29 30,37">
          <text:p/>
        </draw:polygon>
        <draw:polygon draw:style-name="gr3" draw:text-style-name="P3" draw:layer="layout" svg:width="0.039cm" svg:height="0.04cm" svg:x="41.327cm" svg:y="14.596cm" svg:viewBox="0 0 40 41" draw:points="19,41 7,37 0,29 0,15 7,4 19,0 30,4 40,15 40,29 30,37">
          <text:p/>
        </draw:polygon>
        <draw:polygon draw:style-name="gr6" draw:text-style-name="P1" draw:layer="layout" svg:width="0.039cm" svg:height="0.04cm" svg:x="41.327cm" svg:y="14.596cm" svg:viewBox="0 0 40 41" draw:points="19,41 7,37 0,29 0,15 7,4 19,0 30,4 40,15 40,29 30,37">
          <text:p/>
        </draw:polygon>
        <draw:polygon draw:style-name="gr3" draw:text-style-name="P3" draw:layer="layout" svg:width="0.041cm" svg:height="1.799cm" svg:x="41.325cm" svg:y="12.867cm" svg:viewBox="0 0 42 1800" draw:points="0,0 0,1800 42,1800 42,0">
          <text:p/>
        </draw:polygon>
        <draw:polygon draw:style-name="gr6" draw:text-style-name="P1" draw:layer="layout" svg:width="0.041cm" svg:height="1.799cm" svg:x="41.325cm" svg:y="12.867cm" svg:viewBox="0 0 42 1800" draw:points="42,0 42,1800 0,1800 0,0">
          <text:p/>
        </draw:polygon>
        <draw:polygon draw:style-name="gr3" draw:text-style-name="P3" draw:layer="layout" svg:width="0.038cm" svg:height="0.041cm" svg:x="39.488cm" svg:y="12.896cm" svg:viewBox="0 0 39 42" draw:points="20,42 6,37 0,29 0,16 6,6 20,0 31,6 39,16 39,29 31,37">
          <text:p/>
        </draw:polygon>
        <draw:polygon draw:style-name="gr6" draw:text-style-name="P1" draw:layer="layout" svg:width="0.038cm" svg:height="0.041cm" svg:x="39.488cm" svg:y="12.896cm" svg:viewBox="0 0 39 42" draw:points="20,42 6,37 0,29 0,16 6,6 20,0 31,6 39,16 39,29 31,37">
          <text:p/>
        </draw:polygon>
        <draw:polygon draw:style-name="gr3" draw:text-style-name="P3" draw:layer="layout" svg:width="0.038cm" svg:height="0.04cm" svg:x="39.488cm" svg:y="14.596cm" svg:viewBox="0 0 39 41" draw:points="20,41 6,37 0,29 0,15 6,4 20,0 31,4 39,15 39,29 31,37">
          <text:p/>
        </draw:polygon>
        <draw:polygon draw:style-name="gr6" draw:text-style-name="P1" draw:layer="layout" svg:width="0.038cm" svg:height="0.04cm" svg:x="39.488cm" svg:y="14.596cm" svg:viewBox="0 0 39 41" draw:points="20,41 6,37 0,29 0,15 6,4 20,0 31,4 39,15 39,29 31,37">
          <text:p/>
        </draw:polygon>
        <draw:polygon draw:style-name="gr3" draw:text-style-name="P3" draw:layer="layout" svg:width="0.04cm" svg:height="1.799cm" svg:x="39.486cm" svg:y="12.867cm" svg:viewBox="0 0 41 1800" draw:points="0,0 0,1800 41,1800 41,0">
          <text:p/>
        </draw:polygon>
        <draw:polygon draw:style-name="gr6" draw:text-style-name="P1" draw:layer="layout" svg:width="0.04cm" svg:height="1.799cm" svg:x="39.486cm" svg:y="12.867cm" svg:viewBox="0 0 41 1800" draw:points="41,0 41,1800 0,1800 0,0">
          <text:p/>
        </draw:polygon>
        <draw:path draw:style-name="gr3" draw:text-style-name="P3" draw:layer="layout" svg:width="0.039cm" svg:height="0.04cm" svg:x="41.296cm" svg:y="12.828cm" svg:viewBox="0 0 40 41" svg:d="M0 20l4-13c54-34 41 64 0 23z">
          <text:p/>
        </draw:path>
        <draw:polygon draw:style-name="gr6" draw:text-style-name="P1" draw:layer="layout" svg:width="0.04cm" svg:height="0.038cm" svg:x="41.296cm" svg:y="12.829cm" svg:viewBox="0 0 41 39" draw:points="0,19 4,6 15,0 28,0 37,6 41,19 37,29 28,39 15,39 4,29">
          <text:p/>
        </draw:polygon>
        <draw:path draw:style-name="gr3" draw:text-style-name="P3" draw:layer="layout" svg:width="0.039cm" svg:height="0.04cm" svg:x="39.516cm" svg:y="12.828cm" svg:viewBox="0 0 40 41" svg:d="M0 20l4-13c55-34 41 64 0 23z">
          <text:p/>
        </draw:path>
        <draw:polygon draw:style-name="gr6" draw:text-style-name="P1" draw:layer="layout" svg:width="0.04cm" svg:height="0.038cm" svg:x="39.516cm" svg:y="12.829cm" svg:viewBox="0 0 41 39" draw:points="0,19 4,6 14,0 28,0 37,6 41,19 37,29 28,39 14,39 4,29">
          <text:p/>
        </draw:polygon>
        <draw:polygon draw:style-name="gr3" draw:text-style-name="P3" draw:layer="layout" svg:width="1.88cm" svg:height="0.04cm" svg:x="39.486cm" svg:y="12.827cm" svg:viewBox="0 0 1881 41" draw:points="0,0 0,41 1881,41 1881,0">
          <text:p/>
        </draw:polygon>
        <draw:polygon draw:style-name="gr6" draw:text-style-name="P1" draw:layer="layout" svg:width="1.88cm" svg:height="0.04cm" svg:x="39.486cm" svg:y="12.827cm" svg:viewBox="0 0 1881 41" draw:points="1881,41 0,41 0,0 1881,0">
          <text:p/>
        </draw:polygon>
        <draw:path draw:style-name="gr3" draw:text-style-name="P3" draw:layer="layout" svg:width="0.04cm" svg:height="0.04cm" svg:x="45.086cm" svg:y="12.716cm" svg:viewBox="0 0 41 41" svg:d="M21 0l-14 5c-33 55 65 41 24 0z">
          <text:p/>
        </draw:path>
        <draw:polygon draw:style-name="gr6" draw:text-style-name="P1" draw:layer="layout" svg:width="0.038cm" svg:height="0.041cm" svg:x="45.087cm" svg:y="12.716cm" svg:viewBox="0 0 39 42" draw:points="19,42 29,37 39,29 39,15 29,5 19,0 6,5 0,15 0,29 6,37">
          <text:p/>
        </draw:polygon>
        <draw:path draw:style-name="gr3" draw:text-style-name="P3" draw:layer="layout" svg:width="0.04cm" svg:height="0.04cm" svg:x="45.086cm" svg:y="11.017cm" svg:viewBox="0 0 41 41" svg:d="M21 0l-14 5c-33 54 65 41 24 0z">
          <text:p/>
        </draw:path>
        <draw:polygon draw:style-name="gr6" draw:text-style-name="P1" draw:layer="layout" svg:width="0.038cm" svg:height="0.04cm" svg:x="45.087cm" svg:y="11.017cm" svg:viewBox="0 0 39 41" draw:points="19,41 29,37 39,28 39,16 29,5 19,0 6,5 0,16 0,28 6,37">
          <text:p/>
        </draw:polygon>
        <draw:polygon draw:style-name="gr3" draw:text-style-name="P3" draw:layer="layout" svg:width="0.04cm" svg:height="1.799cm" svg:x="45.085cm" svg:y="10.987cm" svg:viewBox="0 0 41 1800" draw:points="0,0 0,1800 41,1800 41,0">
          <text:p/>
        </draw:polygon>
        <draw:line draw:style-name="gr6" draw:text-style-name="P1" draw:layer="layout" svg:x1="45.085cm" svg:y1="12.786cm" svg:x2="45.125cm" svg:y2="12.786cm">
          <text:p/>
        </draw:line>
        <draw:line draw:style-name="gr6" draw:text-style-name="P1" draw:layer="layout" svg:x1="45.085cm" svg:y1="10.987cm" svg:x2="45.085cm" svg:y2="12.786cm">
          <text:p/>
        </draw:line>
        <draw:line draw:style-name="gr6" draw:text-style-name="P1" draw:layer="layout" svg:x1="45.125cm" svg:y1="10.987cm" svg:x2="45.085cm" svg:y2="10.987cm">
          <text:p/>
        </draw:line>
        <draw:line draw:style-name="gr6" draw:text-style-name="P1" draw:layer="layout" svg:x1="45.125cm" svg:y1="12.786cm" svg:x2="45.125cm" svg:y2="10.987cm">
          <text:p/>
        </draw:line>
        <draw:path draw:style-name="gr3" draw:text-style-name="P3" draw:layer="layout" svg:width="0.04cm" svg:height="0.04cm" svg:x="43.247cm" svg:y="12.716cm" svg:viewBox="0 0 41 41" svg:d="M20 0l-13 5c-34 55 64 41 24 0z">
          <text:p/>
        </draw:path>
        <draw:polygon draw:style-name="gr6" draw:text-style-name="P1" draw:layer="layout" svg:width="0.038cm" svg:height="0.041cm" svg:x="43.247cm" svg:y="12.716cm" svg:viewBox="0 0 39 42" draw:points="20,42 31,37 39,29 39,15 31,5 20,0 7,5 0,15 0,29 7,37">
          <text:p/>
        </draw:polygon>
        <draw:path draw:style-name="gr3" draw:text-style-name="P3" draw:layer="layout" svg:width="0.04cm" svg:height="0.04cm" svg:x="43.247cm" svg:y="11.017cm" svg:viewBox="0 0 41 41" svg:d="M20 0l-13 5c-34 54 64 41 24 0z">
          <text:p/>
        </draw:path>
        <draw:polygon draw:style-name="gr6" draw:text-style-name="P1" draw:layer="layout" svg:width="0.038cm" svg:height="0.04cm" svg:x="43.247cm" svg:y="11.017cm" svg:viewBox="0 0 39 41" draw:points="20,41 31,37 39,28 39,16 31,5 20,0 7,5 0,16 0,28 7,37">
          <text:p/>
        </draw:polygon>
        <draw:polygon draw:style-name="gr3" draw:text-style-name="P3" draw:layer="layout" svg:width="0.04cm" svg:height="1.799cm" svg:x="43.245cm" svg:y="10.987cm" svg:viewBox="0 0 41 1800" draw:points="0,0 0,1800 41,1800 41,0">
          <text:p/>
        </draw:polygon>
        <draw:line draw:style-name="gr6" draw:text-style-name="P1" draw:layer="layout" svg:x1="43.245cm" svg:y1="12.786cm" svg:x2="43.285cm" svg:y2="12.786cm">
          <text:p/>
        </draw:line>
        <draw:line draw:style-name="gr6" draw:text-style-name="P1" draw:layer="layout" svg:x1="43.245cm" svg:y1="10.987cm" svg:x2="43.245cm" svg:y2="12.786cm">
          <text:p/>
        </draw:line>
        <draw:line draw:style-name="gr6" draw:text-style-name="P1" draw:layer="layout" svg:x1="43.285cm" svg:y1="10.987cm" svg:x2="43.245cm" svg:y2="10.987cm">
          <text:p/>
        </draw:line>
        <draw:line draw:style-name="gr6" draw:text-style-name="P1" draw:layer="layout" svg:x1="43.285cm" svg:y1="12.786cm" svg:x2="43.285cm" svg:y2="10.987cm">
          <text:p/>
        </draw:line>
        <draw:polygon draw:style-name="gr3" draw:text-style-name="P3" draw:layer="layout" svg:width="0.04cm" svg:height="0.039cm" svg:x="45.055cm" svg:y="12.788cm" svg:viewBox="0 0 41 40" draw:points="0,19 4,30 16,40 26,40 37,30 41,19 37,7 26,0 16,0 4,7">
          <text:p/>
        </draw:polygon>
        <draw:polygon draw:style-name="gr6" draw:text-style-name="P1" draw:layer="layout" svg:width="0.04cm" svg:height="0.039cm" svg:x="45.055cm" svg:y="12.788cm" svg:viewBox="0 0 41 40" draw:points="41,19 37,7 26,0 16,0 4,7 0,19 4,30 16,40 26,40 37,30">
          <text:p/>
        </draw:polygon>
        <draw:path draw:style-name="gr3" draw:text-style-name="P3" draw:layer="layout" svg:width="0.039cm" svg:height="0.04cm" svg:x="43.275cm" svg:y="12.788cm" svg:viewBox="0 0 40 41" svg:d="M0 19l4 11c41 41 54-57 0-23z">
          <text:p/>
        </draw:path>
        <draw:polygon draw:style-name="gr6" draw:text-style-name="P1" draw:layer="layout" svg:width="0.04cm" svg:height="0.039cm" svg:x="43.275cm" svg:y="12.788cm" svg:viewBox="0 0 41 40" draw:points="41,19 37,7 28,0 15,0 4,7 0,19 4,30 15,40 28,40 37,30">
          <text:p/>
        </draw:polygon>
        <draw:polygon draw:style-name="gr3" draw:text-style-name="P3" draw:layer="layout" svg:width="1.88cm" svg:height="0.041cm" svg:x="43.245cm" svg:y="12.786cm" svg:viewBox="0 0 1881 42" draw:points="0,0 0,42 1881,42 1881,0">
          <text:p/>
        </draw:polygon>
        <draw:line draw:style-name="gr6" draw:text-style-name="P1" draw:layer="layout" svg:x1="45.125cm" svg:y1="12.827cm" svg:x2="45.125cm" svg:y2="12.786cm">
          <text:p/>
        </draw:line>
        <draw:line draw:style-name="gr6" draw:text-style-name="P1" draw:layer="layout" svg:x1="43.245cm" svg:y1="12.827cm" svg:x2="45.125cm" svg:y2="12.827cm">
          <text:p/>
        </draw:line>
        <draw:line draw:style-name="gr6" draw:text-style-name="P1" draw:layer="layout" svg:x1="43.245cm" svg:y1="12.786cm" svg:x2="43.245cm" svg:y2="12.827cm">
          <text:p/>
        </draw:line>
        <draw:line draw:style-name="gr6" draw:text-style-name="P1" draw:layer="layout" svg:x1="45.125cm" svg:y1="12.786cm" svg:x2="43.245cm" svg:y2="12.786cm">
          <text:p/>
        </draw:line>
        <draw:path draw:style-name="gr3" draw:text-style-name="P3" draw:layer="layout" svg:width="0.041cm" svg:height="0.04cm" svg:x="43.206cm" svg:y="12.716cm" svg:viewBox="0 0 42 41" svg:d="M21 0l-14 5c-33 54 65 41 25 0z">
          <text:p/>
        </draw:path>
        <draw:polygon draw:style-name="gr6" draw:text-style-name="P1" draw:layer="layout" svg:width="0.038cm" svg:height="0.041cm" svg:x="43.207cm" svg:y="12.716cm" svg:viewBox="0 0 39 42" draw:points="20,42 31,37 39,29 39,15 31,5 20,0 6,5 0,15 0,29 6,37">
          <text:p/>
        </draw:polygon>
        <draw:path draw:style-name="gr3" draw:text-style-name="P3" draw:layer="layout" svg:width="0.041cm" svg:height="0.04cm" svg:x="43.206cm" svg:y="11.017cm" svg:viewBox="0 0 42 41" svg:d="M21 0l-14 5c-33 54 65 41 25 0z">
          <text:p/>
        </draw:path>
        <draw:polygon draw:style-name="gr6" draw:text-style-name="P1" draw:layer="layout" svg:width="0.038cm" svg:height="0.04cm" svg:x="43.207cm" svg:y="11.017cm" svg:viewBox="0 0 39 41" draw:points="20,41 31,37 39,28 39,16 31,5 20,0 6,5 0,16 0,28 6,37">
          <text:p/>
        </draw:polygon>
        <draw:polygon draw:style-name="gr3" draw:text-style-name="P3" draw:layer="layout" svg:width="0.04cm" svg:height="1.799cm" svg:x="43.205cm" svg:y="10.987cm" svg:viewBox="0 0 41 1800" draw:points="0,0 0,1800 41,1800 41,0">
          <text:p/>
        </draw:polygon>
        <draw:line draw:style-name="gr6" draw:text-style-name="P1" draw:layer="layout" svg:x1="43.205cm" svg:y1="12.786cm" svg:x2="43.245cm" svg:y2="12.786cm">
          <text:p/>
        </draw:line>
        <draw:line draw:style-name="gr6" draw:text-style-name="P1" draw:layer="layout" svg:x1="43.205cm" svg:y1="10.987cm" svg:x2="43.205cm" svg:y2="12.786cm">
          <text:p/>
        </draw:line>
        <draw:line draw:style-name="gr6" draw:text-style-name="P1" draw:layer="layout" svg:x1="43.245cm" svg:y1="10.987cm" svg:x2="43.205cm" svg:y2="10.987cm">
          <text:p/>
        </draw:line>
        <draw:line draw:style-name="gr6" draw:text-style-name="P1" draw:layer="layout" svg:x1="43.245cm" svg:y1="12.786cm" svg:x2="43.245cm" svg:y2="10.987cm">
          <text:p/>
        </draw:line>
        <draw:path draw:style-name="gr3" draw:text-style-name="P3" draw:layer="layout" svg:width="0.04cm" svg:height="0.04cm" svg:x="41.367cm" svg:y="12.716cm" svg:viewBox="0 0 41 41" svg:d="M21 0l-14 5c-33 54 65 41 24 0z">
          <text:p/>
        </draw:path>
        <draw:polygon draw:style-name="gr6" draw:text-style-name="P1" draw:layer="layout" svg:width="0.038cm" svg:height="0.041cm" svg:x="41.368cm" svg:y="12.716cm" svg:viewBox="0 0 39 42" draw:points="19,42 29,37 39,29 39,15 29,5 19,0 6,5 0,15 0,29 6,37">
          <text:p/>
        </draw:polygon>
        <draw:path draw:style-name="gr3" draw:text-style-name="P3" draw:layer="layout" svg:width="0.04cm" svg:height="0.04cm" svg:x="41.367cm" svg:y="11.017cm" svg:viewBox="0 0 41 41" svg:d="M21 0l-14 5c-33 54 65 41 24 0z">
          <text:p/>
        </draw:path>
        <draw:polygon draw:style-name="gr6" draw:text-style-name="P1" draw:layer="layout" svg:width="0.038cm" svg:height="0.04cm" svg:x="41.368cm" svg:y="11.017cm" svg:viewBox="0 0 39 41" draw:points="19,41 29,37 39,28 39,16 29,5 19,0 6,5 0,16 0,28 6,37">
          <text:p/>
        </draw:polygon>
        <draw:polygon draw:style-name="gr3" draw:text-style-name="P3" draw:layer="layout" svg:width="0.04cm" svg:height="1.799cm" svg:x="41.366cm" svg:y="10.987cm" svg:viewBox="0 0 41 1800" draw:points="0,0 0,1800 41,1800 41,0">
          <text:p/>
        </draw:polygon>
        <draw:line draw:style-name="gr6" draw:text-style-name="P1" draw:layer="layout" svg:x1="41.366cm" svg:y1="12.786cm" svg:x2="41.406cm" svg:y2="12.786cm">
          <text:p/>
        </draw:line>
        <draw:line draw:style-name="gr6" draw:text-style-name="P1" draw:layer="layout" svg:x1="41.366cm" svg:y1="10.987cm" svg:x2="41.366cm" svg:y2="12.786cm">
          <text:p/>
        </draw:line>
        <draw:line draw:style-name="gr6" draw:text-style-name="P1" draw:layer="layout" svg:x1="41.406cm" svg:y1="10.987cm" svg:x2="41.366cm" svg:y2="10.987cm">
          <text:p/>
        </draw:line>
        <draw:line draw:style-name="gr6" draw:text-style-name="P1" draw:layer="layout" svg:x1="41.406cm" svg:y1="12.786cm" svg:x2="41.406cm" svg:y2="10.987cm">
          <text:p/>
        </draw:line>
        <draw:polygon draw:style-name="gr3" draw:text-style-name="P3" draw:layer="layout" svg:width="0.04cm" svg:height="0.039cm" svg:x="43.175cm" svg:y="12.788cm" svg:viewBox="0 0 41 40" draw:points="0,19 5,30 16,40 27,40 37,30 41,19 37,7 27,0 16,0 5,7">
          <text:p/>
        </draw:polygon>
        <draw:polygon draw:style-name="gr6" draw:text-style-name="P1" draw:layer="layout" svg:width="0.04cm" svg:height="0.039cm" svg:x="43.175cm" svg:y="12.788cm" svg:viewBox="0 0 41 40" draw:points="41,19 37,7 27,0 16,0 5,7 0,19 5,30 16,40 27,40 37,30">
          <text:p/>
        </draw:polygon>
        <draw:path draw:style-name="gr3" draw:text-style-name="P3" draw:layer="layout" svg:width="0.04cm" svg:height="0.04cm" svg:x="41.395cm" svg:y="12.788cm" svg:viewBox="0 0 41 41" svg:d="M0 19l5 11c41 41 54-57 0-23z">
          <text:p/>
        </draw:path>
        <draw:polygon draw:style-name="gr6" draw:text-style-name="P1" draw:layer="layout" svg:width="0.04cm" svg:height="0.039cm" svg:x="41.395cm" svg:y="12.788cm" svg:viewBox="0 0 41 40" draw:points="41,19 37,7 29,0 15,0 4,7 0,19 4,30 15,40 29,40 37,30">
          <text:p/>
        </draw:polygon>
        <draw:polygon draw:style-name="gr3" draw:text-style-name="P3" draw:layer="layout" svg:width="1.879cm" svg:height="0.041cm" svg:x="41.366cm" svg:y="12.786cm" svg:viewBox="0 0 1880 42" draw:points="0,0 0,42 1880,42 1880,0">
          <text:p/>
        </draw:polygon>
        <draw:line draw:style-name="gr6" draw:text-style-name="P1" draw:layer="layout" svg:x1="43.245cm" svg:y1="12.827cm" svg:x2="43.245cm" svg:y2="12.786cm">
          <text:p/>
        </draw:line>
        <draw:line draw:style-name="gr6" draw:text-style-name="P1" draw:layer="layout" svg:x1="41.366cm" svg:y1="12.827cm" svg:x2="43.245cm" svg:y2="12.827cm">
          <text:p/>
        </draw:line>
        <draw:line draw:style-name="gr6" draw:text-style-name="P1" draw:layer="layout" svg:x1="41.366cm" svg:y1="12.786cm" svg:x2="41.366cm" svg:y2="12.827cm">
          <text:p/>
        </draw:line>
        <draw:line draw:style-name="gr6" draw:text-style-name="P1" draw:layer="layout" svg:x1="43.245cm" svg:y1="12.786cm" svg:x2="41.366cm" svg:y2="12.786cm">
          <text:p/>
        </draw:line>
        <draw:path draw:style-name="gr3" draw:text-style-name="P3" draw:layer="layout" svg:width="0.04cm" svg:height="0.04cm" svg:x="41.327cm" svg:y="12.716cm" svg:viewBox="0 0 41 41" svg:d="M20 0l-13 5c-33 54 65 41 24 0z">
          <text:p/>
        </draw:path>
        <draw:polygon draw:style-name="gr6" draw:text-style-name="P1" draw:layer="layout" svg:width="0.039cm" svg:height="0.041cm" svg:x="41.327cm" svg:y="12.716cm" svg:viewBox="0 0 40 42" draw:points="19,42 30,37 40,29 40,15 30,5 19,0 7,5 0,15 0,29 7,37">
          <text:p/>
        </draw:polygon>
        <draw:path draw:style-name="gr3" draw:text-style-name="P3" draw:layer="layout" svg:width="0.04cm" svg:height="0.04cm" svg:x="41.327cm" svg:y="11.017cm" svg:viewBox="0 0 41 41" svg:d="M20 0l-13 5c-33 54 65 41 24 0z">
          <text:p/>
        </draw:path>
        <draw:polygon draw:style-name="gr6" draw:text-style-name="P1" draw:layer="layout" svg:width="0.039cm" svg:height="0.04cm" svg:x="41.327cm" svg:y="11.017cm" svg:viewBox="0 0 40 41" draw:points="19,41 30,37 40,28 40,16 30,5 19,0 7,5 0,16 0,28 7,37">
          <text:p/>
        </draw:polygon>
        <draw:polygon draw:style-name="gr3" draw:text-style-name="P3" draw:layer="layout" svg:width="0.041cm" svg:height="1.799cm" svg:x="41.325cm" svg:y="10.987cm" svg:viewBox="0 0 42 1800" draw:points="0,0 0,1800 42,1800 42,0">
          <text:p/>
        </draw:polygon>
        <draw:line draw:style-name="gr6" draw:text-style-name="P1" draw:layer="layout" svg:x1="41.325cm" svg:y1="12.786cm" svg:x2="41.366cm" svg:y2="12.786cm">
          <text:p/>
        </draw:line>
        <draw:line draw:style-name="gr6" draw:text-style-name="P1" draw:layer="layout" svg:x1="41.325cm" svg:y1="10.987cm" svg:x2="41.325cm" svg:y2="12.786cm">
          <text:p/>
        </draw:line>
        <draw:line draw:style-name="gr6" draw:text-style-name="P1" draw:layer="layout" svg:x1="41.366cm" svg:y1="10.987cm" svg:x2="41.325cm" svg:y2="10.987cm">
          <text:p/>
        </draw:line>
        <draw:line draw:style-name="gr6" draw:text-style-name="P1" draw:layer="layout" svg:x1="41.366cm" svg:y1="12.786cm" svg:x2="41.366cm" svg:y2="10.987cm">
          <text:p/>
        </draw:line>
        <draw:path draw:style-name="gr3" draw:text-style-name="P3" draw:layer="layout" svg:width="0.041cm" svg:height="0.04cm" svg:x="39.487cm" svg:y="12.716cm" svg:viewBox="0 0 42 41" svg:d="M21 0l-14 5c-33 54 65 41 25 0z">
          <text:p/>
        </draw:path>
        <draw:polygon draw:style-name="gr6" draw:text-style-name="P1" draw:layer="layout" svg:width="0.038cm" svg:height="0.041cm" svg:x="39.488cm" svg:y="12.716cm" svg:viewBox="0 0 39 42" draw:points="20,42 31,37 39,29 39,15 31,5 20,0 6,5 0,15 0,29 6,37">
          <text:p/>
        </draw:polygon>
        <draw:path draw:style-name="gr3" draw:text-style-name="P3" draw:layer="layout" svg:width="0.041cm" svg:height="0.04cm" svg:x="39.487cm" svg:y="11.017cm" svg:viewBox="0 0 42 41" svg:d="M21 0l-14 5c-33 54 65 41 25 0z">
          <text:p/>
        </draw:path>
        <draw:polygon draw:style-name="gr6" draw:text-style-name="P1" draw:layer="layout" svg:width="0.038cm" svg:height="0.04cm" svg:x="39.488cm" svg:y="11.017cm" svg:viewBox="0 0 39 41" draw:points="20,41 31,37 39,28 39,16 31,5 20,0 6,5 0,16 0,28 6,37">
          <text:p/>
        </draw:polygon>
        <draw:polygon draw:style-name="gr3" draw:text-style-name="P3" draw:layer="layout" svg:width="0.04cm" svg:height="1.799cm" svg:x="39.486cm" svg:y="10.987cm" svg:viewBox="0 0 41 1800" draw:points="0,0 0,1800 41,1800 41,0">
          <text:p/>
        </draw:polygon>
        <draw:line draw:style-name="gr6" draw:text-style-name="P1" draw:layer="layout" svg:x1="39.486cm" svg:y1="12.786cm" svg:x2="39.526cm" svg:y2="12.786cm">
          <text:p/>
        </draw:line>
        <draw:line draw:style-name="gr6" draw:text-style-name="P1" draw:layer="layout" svg:x1="39.486cm" svg:y1="10.987cm" svg:x2="39.486cm" svg:y2="12.786cm">
          <text:p/>
        </draw:line>
        <draw:line draw:style-name="gr6" draw:text-style-name="P1" draw:layer="layout" svg:x1="39.526cm" svg:y1="10.987cm" svg:x2="39.486cm" svg:y2="10.987cm">
          <text:p/>
        </draw:line>
        <draw:line draw:style-name="gr6" draw:text-style-name="P1" draw:layer="layout" svg:x1="39.526cm" svg:y1="12.786cm" svg:x2="39.526cm" svg:y2="10.987cm">
          <text:p/>
        </draw:line>
        <draw:path draw:style-name="gr3" draw:text-style-name="P3" draw:layer="layout" svg:width="0.039cm" svg:height="0.04cm" svg:x="41.296cm" svg:y="12.788cm" svg:viewBox="0 0 40 41" svg:d="M0 19l4 11c41 41 54-57 0-23z">
          <text:p/>
        </draw:path>
        <draw:polygon draw:style-name="gr6" draw:text-style-name="P1" draw:layer="layout" svg:width="0.04cm" svg:height="0.039cm" svg:x="41.296cm" svg:y="12.788cm" svg:viewBox="0 0 41 40" draw:points="41,19 37,7 28,0 15,0 4,7 0,19 4,30 15,40 28,40 37,30">
          <text:p/>
        </draw:polygon>
        <draw:path draw:style-name="gr3" draw:text-style-name="P3" draw:layer="layout" svg:width="0.039cm" svg:height="0.04cm" svg:x="39.516cm" svg:y="12.788cm" svg:viewBox="0 0 40 41" svg:d="M0 19l4 11c41 41 55-57 0-23z">
          <text:p/>
        </draw:path>
        <draw:polygon draw:style-name="gr6" draw:text-style-name="P1" draw:layer="layout" svg:width="0.04cm" svg:height="0.039cm" svg:x="39.516cm" svg:y="12.788cm" svg:viewBox="0 0 41 40" draw:points="41,19 37,7 28,0 14,0 4,7 0,19 4,30 14,40 28,40 37,30">
          <text:p/>
        </draw:polygon>
        <draw:polygon draw:style-name="gr3" draw:text-style-name="P3" draw:layer="layout" svg:width="1.88cm" svg:height="0.041cm" svg:x="39.486cm" svg:y="12.786cm" svg:viewBox="0 0 1881 42" draw:points="0,0 0,42 1881,42 1881,0">
          <text:p/>
        </draw:polygon>
        <draw:line draw:style-name="gr6" draw:text-style-name="P1" draw:layer="layout" svg:x1="41.366cm" svg:y1="12.827cm" svg:x2="41.366cm" svg:y2="12.786cm">
          <text:p/>
        </draw:line>
        <draw:line draw:style-name="gr6" draw:text-style-name="P1" draw:layer="layout" svg:x1="39.486cm" svg:y1="12.827cm" svg:x2="41.366cm" svg:y2="12.827cm">
          <text:p/>
        </draw:line>
        <draw:line draw:style-name="gr6" draw:text-style-name="P1" draw:layer="layout" svg:x1="39.486cm" svg:y1="12.786cm" svg:x2="39.486cm" svg:y2="12.827cm">
          <text:p/>
        </draw:line>
        <draw:line draw:style-name="gr6" draw:text-style-name="P1" draw:layer="layout" svg:x1="41.366cm" svg:y1="12.786cm" svg:x2="39.486cm" svg:y2="12.786cm">
          <text:p/>
        </draw:line>
        <draw:polygon draw:style-name="gr3" draw:text-style-name="P3" draw:layer="layout" svg:width="0.039cm" svg:height="0.04cm" svg:x="28.991cm" svg:y="37.829cm" svg:viewBox="0 0 40 41" draw:points="23,0 33,4 40,14 40,27 33,37 20,41 9,37 0,25 3,14 9,4">
          <text:p/>
        </draw:polygon>
        <draw:polygon draw:style-name="gr6" draw:text-style-name="P1" draw:layer="layout" svg:width="0.039cm" svg:height="0.04cm" svg:x="28.991cm" svg:y="37.829cm" svg:viewBox="0 0 40 41" draw:points="23,0 33,4 40,14 40,27 33,37 20,41 9,37 0,25 3,14 9,4">
          <text:p/>
        </draw:polygon>
        <draw:path draw:style-name="gr3" draw:text-style-name="P3" draw:layer="layout" svg:width="0.04cm" svg:height="0.04cm" svg:x="29.029cm" svg:y="36.129cm" svg:viewBox="0 0 41 41" svg:d="M21 0l13 4c34 58-64 40-24 0z">
          <text:p/>
        </draw:path>
        <draw:polygon draw:style-name="gr6" draw:text-style-name="P1" draw:layer="layout" svg:width="0.038cm" svg:height="0.04cm" svg:x="29.03cm" svg:y="36.129cm" svg:viewBox="0 0 39 41" draw:points="19,0 32,4 39,16 39,28 32,39 19,41 8,37 0,28 0,16 8,4">
          <text:p/>
        </draw:polygon>
        <draw:polygon draw:style-name="gr3" draw:text-style-name="P3" draw:layer="layout" svg:width="0.081cm" svg:height="1.799cm" svg:x="28.989cm" svg:y="36.099cm" svg:viewBox="0 0 82 1800" draw:points="0,1800 42,0 82,0 42,1800">
          <text:p/>
        </draw:polygon>
        <draw:polygon draw:style-name="gr6" draw:text-style-name="P1" draw:layer="layout" svg:width="0.081cm" svg:height="1.799cm" svg:x="28.989cm" svg:y="36.099cm" svg:viewBox="0 0 82 1800" draw:points="0,1800 42,0 82,0 42,1800">
          <text:p/>
        </draw:polygon>
        <draw:path draw:style-name="gr3" draw:text-style-name="P3" draw:layer="layout" svg:width="0.041cm" svg:height="0.038cm" svg:x="30.83cm" svg:y="37.871cm" svg:viewBox="0 0 42 39" svg:d="M23 0l12 2c34 57-65 40-25 0z">
          <text:p/>
        </draw:path>
        <draw:polygon draw:style-name="gr6" draw:text-style-name="P1" draw:layer="layout" svg:width="0.038cm" svg:height="0.038cm" svg:x="30.831cm" svg:y="37.871cm" svg:viewBox="0 0 39 39" draw:points="22,0 33,2 39,13 39,25 33,37 20,39 9,35 0,25 0,13 9,2">
          <text:p/>
        </draw:polygon>
        <draw:path draw:style-name="gr3" draw:text-style-name="P3" draw:layer="layout" svg:width="0.041cm" svg:height="0.04cm" svg:x="30.868cm" svg:y="36.171cm" svg:viewBox="0 0 42 41" svg:d="M21 0l14 5c33 52-65 45-25-2z">
          <text:p/>
        </draw:path>
        <draw:polygon draw:style-name="gr6" draw:text-style-name="P1" draw:layer="layout" svg:width="0.038cm" svg:height="0.04cm" svg:x="30.869cm" svg:y="36.171cm" svg:viewBox="0 0 39 41" draw:points="20,0 33,4 39,14 39,27 33,37 20,41 7,37 0,27 0,14 9,2">
          <text:p/>
        </draw:polygon>
        <draw:polygon draw:style-name="gr3" draw:text-style-name="P3" draw:layer="layout" svg:width="0.08cm" svg:height="1.802cm" svg:x="30.829cm" svg:y="36.139cm" svg:viewBox="0 0 81 1803" draw:points="0,1801 41,0 81,3 41,1803">
          <text:p/>
        </draw:polygon>
        <draw:polygon draw:style-name="gr6" draw:text-style-name="P1" draw:layer="layout" svg:width="0.08cm" svg:height="1.802cm" svg:x="30.829cm" svg:y="36.139cm" svg:viewBox="0 0 81 1803" draw:points="0,1801 41,0 81,3 41,1803">
          <text:p/>
        </draw:polygon>
        <draw:polygon draw:style-name="gr3" draw:text-style-name="P3" draw:layer="layout" svg:width="2.305cm" svg:height="2.523cm" svg:x="22.722cm" svg:y="32.327cm" svg:viewBox="0 0 2306 2524" draw:points="2306,748 1122,0 0,1777 1185,2524">
          <text:p/>
        </draw:polygon>
        <draw:line draw:style-name="gr6" draw:text-style-name="P1" draw:layer="layout" svg:x1="23.907cm" svg:y1="34.851cm" svg:x2="25.028cm" svg:y2="33.075cm">
          <text:p/>
        </draw:line>
        <draw:line draw:style-name="gr6" draw:text-style-name="P1" draw:layer="layout" svg:x1="22.722cm" svg:y1="34.103cm" svg:x2="23.908cm" svg:y2="34.851cm">
          <text:p/>
        </draw:line>
        <draw:line draw:style-name="gr6" draw:text-style-name="P1" draw:layer="layout" svg:x1="23.845cm" svg:y1="32.327cm" svg:x2="22.722cm" svg:y2="34.104cm">
          <text:p/>
        </draw:line>
        <draw:line draw:style-name="gr6" draw:text-style-name="P1" draw:layer="layout" svg:x1="25.028cm" svg:y1="33.076cm" svg:x2="23.844cm" svg:y2="32.327cm">
          <text:p/>
        </draw:line>
        <draw:polygon draw:style-name="gr3" draw:text-style-name="P3" draw:layer="layout" svg:width="2.303cm" svg:height="2.524cm" svg:x="23.844cm" svg:y="30.551cm" svg:viewBox="0 0 2304 2525" draw:points="2304,748 1120,0 0,1777 1184,2525">
          <text:p/>
        </draw:polygon>
        <draw:line draw:style-name="gr6" draw:text-style-name="P1" draw:layer="layout" svg:x1="25.027cm" svg:y1="33.076cm" svg:x2="26.148cm" svg:y2="31.299cm">
          <text:p/>
        </draw:line>
        <draw:line draw:style-name="gr6" draw:text-style-name="P1" draw:layer="layout" svg:x1="23.844cm" svg:y1="32.327cm" svg:x2="25.028cm" svg:y2="33.076cm">
          <text:p/>
        </draw:line>
        <draw:line draw:style-name="gr6" draw:text-style-name="P1" draw:layer="layout" svg:x1="24.964cm" svg:y1="30.551cm" svg:x2="23.844cm" svg:y2="32.328cm">
          <text:p/>
        </draw:line>
        <draw:line draw:style-name="gr6" draw:text-style-name="P1" draw:layer="layout" svg:x1="26.148cm" svg:y1="31.3cm" svg:x2="24.963cm" svg:y2="30.551cm">
          <text:p/>
        </draw:line>
        <draw:path draw:style-name="gr3" draw:text-style-name="P3" draw:layer="layout" svg:width="0.038cm" svg:height="0.04cm" svg:x="28.826cm" svg:y="7.828cm" svg:viewBox="0 0 39 41" svg:d="M39 20l-2 14c-53 34-46-65 0-24z">
          <text:p/>
        </draw:path>
        <draw:polygon draw:style-name="gr6" draw:text-style-name="P1" draw:layer="layout" svg:width="0.038cm" svg:height="0.038cm" svg:x="28.826cm" svg:y="7.829cm" svg:viewBox="0 0 39 39" draw:points="39,20 37,33 26,39 13,39 3,33 0,20 3,9 13,0 26,0 37,9">
          <text:p/>
        </draw:polygon>
        <draw:polygon draw:style-name="gr3" draw:text-style-name="P3" draw:layer="layout" svg:width="0.04cm" svg:height="0.038cm" svg:x="29.525cm" svg:y="7.829cm" svg:viewBox="0 0 41 39" draw:points="41,20 37,33 28,39 15,39 4,33 0,20 4,9 15,0 28,0 37,9">
          <text:p/>
        </draw:polygon>
        <draw:polygon draw:style-name="gr6" draw:text-style-name="P1" draw:layer="layout" svg:width="0.04cm" svg:height="0.038cm" svg:x="29.525cm" svg:y="7.829cm" svg:viewBox="0 0 41 39" draw:points="41,20 37,33 28,39 15,39 4,33 0,20 4,9 15,0 28,0 37,9">
          <text:p/>
        </draw:polygon>
        <draw:polygon draw:style-name="gr3" draw:text-style-name="P3" draw:layer="layout" svg:width="0.8cm" svg:height="0.03cm" svg:x="28.795cm" svg:y="7.833cm" svg:viewBox="0 0 801 31" draw:points="0,0 0,31 801,31 801,0">
          <text:p/>
        </draw:polygon>
        <draw:polygon draw:style-name="gr6" draw:text-style-name="P1" draw:layer="layout" svg:width="0.8cm" svg:height="0.03cm" svg:x="28.795cm" svg:y="7.833cm" svg:viewBox="0 0 801 31" draw:points="0,0 801,0 801,31 0,31">
          <text:p/>
        </draw:polygon>
        <draw:polygon draw:style-name="gr3" draw:text-style-name="P3" draw:layer="layout" svg:width="0.04cm" svg:height="0.038cm" svg:x="32.374cm" svg:y="7.829cm" svg:viewBox="0 0 41 39" draw:points="41,20 37,33 28,39 16,39 4,33 0,20 4,9 16,0 28,0 37,9">
          <text:p/>
        </draw:polygon>
        <draw:polygon draw:style-name="gr6" draw:text-style-name="P1" draw:layer="layout" svg:width="0.04cm" svg:height="0.038cm" svg:x="32.374cm" svg:y="7.829cm" svg:viewBox="0 0 41 39" draw:points="41,20 37,33 28,39 16,39 4,33 0,20 4,9 16,0 28,0 37,9">
          <text:p/>
        </draw:polygon>
        <draw:path draw:style-name="gr3" draw:text-style-name="P3" draw:layer="layout" svg:width="0.039cm" svg:height="0.04cm" svg:x="33.076cm" svg:y="7.828cm" svg:viewBox="0 0 40 41" svg:d="M40 20l-4 14c-54 33-42-65 0-24z">
          <text:p/>
        </draw:path>
        <draw:polygon draw:style-name="gr6" draw:text-style-name="P1" draw:layer="layout" svg:width="0.04cm" svg:height="0.038cm" svg:x="33.075cm" svg:y="7.829cm" svg:viewBox="0 0 41 39" draw:points="41,20 37,33 26,39 12,39 4,33 0,20 4,9 12,0 26,0 37,9">
          <text:p/>
        </draw:polygon>
        <draw:polygon draw:style-name="gr3" draw:text-style-name="P3" draw:layer="layout" svg:width="0.8cm" svg:height="0.03cm" svg:x="32.344cm" svg:y="7.833cm" svg:viewBox="0 0 801 31" draw:points="0,0 0,31 801,31 801,0">
          <text:p/>
        </draw:polygon>
        <draw:polygon draw:style-name="gr6" draw:text-style-name="P1" draw:layer="layout" svg:width="0.8cm" svg:height="0.03cm" svg:x="32.344cm" svg:y="7.833cm" svg:viewBox="0 0 801 31" draw:points="0,0 801,0 801,31 0,31">
          <text:p/>
        </draw:polygon>
        <draw:polygon draw:style-name="gr3" draw:text-style-name="P3" draw:layer="layout" svg:width="0.04cm" svg:height="0.038cm" svg:x="32.154cm" svg:y="7.829cm" svg:viewBox="0 0 41 39" draw:points="0,20 4,33 12,39 25,39 37,33 41,20 37,9 25,0 12,0 4,9">
          <text:p/>
        </draw:polygon>
        <draw:polygon draw:style-name="gr6" draw:text-style-name="P1" draw:layer="layout" svg:width="0.04cm" svg:height="0.038cm" svg:x="32.154cm" svg:y="7.829cm" svg:viewBox="0 0 41 39" draw:points="41,20 37,9 25,0 12,0 4,9 0,20 4,33 12,39 25,39 37,33">
          <text:p/>
        </draw:polygon>
        <draw:path draw:style-name="gr3" draw:text-style-name="P3" draw:layer="layout" svg:width="0.04cm" svg:height="0.04cm" svg:x="31.453cm" svg:y="7.828cm" svg:viewBox="0 0 41 41" svg:d="M0 20l5 14c54 33 41-65 0-24z">
          <text:p/>
        </draw:path>
        <draw:polygon draw:style-name="gr6" draw:text-style-name="P1" draw:layer="layout" svg:width="0.04cm" svg:height="0.038cm" svg:x="31.453cm" svg:y="7.829cm" svg:viewBox="0 0 41 39" draw:points="41,20 37,9 29,0 16,0 4,9 0,20 4,33 16,39 29,39 37,33">
          <text:p/>
        </draw:polygon>
        <draw:polygon draw:style-name="gr3" draw:text-style-name="P3" draw:layer="layout" svg:width="0.8cm" svg:height="0.03cm" svg:x="31.424cm" svg:y="7.833cm" svg:viewBox="0 0 801 31" draw:points="0,0 0,31 801,31 801,0">
          <text:p/>
        </draw:polygon>
        <draw:line draw:style-name="gr6" draw:text-style-name="P1" draw:layer="layout" svg:x1="32.224cm" svg:y1="7.863cm" svg:x2="32.224cm" svg:y2="7.833cm">
          <text:p/>
        </draw:line>
        <draw:line draw:style-name="gr6" draw:text-style-name="P1" draw:layer="layout" svg:x1="31.424cm" svg:y1="7.863cm" svg:x2="32.224cm" svg:y2="7.863cm">
          <text:p/>
        </draw:line>
        <draw:line draw:style-name="gr6" draw:text-style-name="P1" draw:layer="layout" svg:x1="31.424cm" svg:y1="7.833cm" svg:x2="31.424cm" svg:y2="7.863cm">
          <text:p/>
        </draw:line>
        <draw:line draw:style-name="gr6" draw:text-style-name="P1" draw:layer="layout" svg:x1="32.224cm" svg:y1="7.833cm" svg:x2="31.424cm" svg:y2="7.833cm">
          <text:p/>
        </draw:line>
        <draw:path draw:style-name="gr3" draw:text-style-name="P3" draw:layer="layout" svg:width="0.04cm" svg:height="0.04cm" svg:x="35.595cm" svg:y="7.828cm" svg:viewBox="0 0 41 41" svg:d="M0 20l5 14c54 33 41-65 0-24z">
          <text:p/>
        </draw:path>
        <draw:polygon draw:style-name="gr6" draw:text-style-name="P1" draw:layer="layout" svg:width="0.041cm" svg:height="0.038cm" svg:x="35.595cm" svg:y="7.829cm" svg:viewBox="0 0 42 39" draw:points="42,20 37,9 29,0 15,0 5,9 0,20 5,33 15,39 29,39 37,33">
          <text:p/>
        </draw:polygon>
        <draw:path draw:style-name="gr3" draw:text-style-name="P3" draw:layer="layout" svg:width="0.039cm" svg:height="0.04cm" svg:x="34.897cm" svg:y="7.828cm" svg:viewBox="0 0 40 41" svg:d="M0 20l2 14c54 34 46-65 0-24z">
          <text:p/>
        </draw:path>
        <draw:polygon draw:style-name="gr6" draw:text-style-name="P1" draw:layer="layout" svg:width="0.038cm" svg:height="0.038cm" svg:x="34.897cm" svg:y="7.829cm" svg:viewBox="0 0 39 39" draw:points="39,20 37,9 26,0 14,0 2,9 0,20 2,33 14,39 26,39 37,33">
          <text:p/>
        </draw:polygon>
        <draw:polygon draw:style-name="gr3" draw:text-style-name="P3" draw:layer="layout" svg:width="0.8cm" svg:height="0.03cm" svg:x="34.865cm" svg:y="7.833cm" svg:viewBox="0 0 801 31" draw:points="0,0 0,31 801,31 801,0">
          <text:p/>
        </draw:polygon>
        <draw:line draw:style-name="gr6" draw:text-style-name="P1" draw:layer="layout" svg:x1="35.665cm" svg:y1="7.863cm" svg:x2="35.665cm" svg:y2="7.833cm">
          <text:p/>
        </draw:line>
        <draw:line draw:style-name="gr6" draw:text-style-name="P1" draw:layer="layout" svg:x1="34.865cm" svg:y1="7.863cm" svg:x2="35.665cm" svg:y2="7.863cm">
          <text:p/>
        </draw:line>
        <draw:line draw:style-name="gr6" draw:text-style-name="P1" draw:layer="layout" svg:x1="34.865cm" svg:y1="7.833cm" svg:x2="34.865cm" svg:y2="7.863cm">
          <text:p/>
        </draw:line>
        <draw:line draw:style-name="gr6" draw:text-style-name="P1" draw:layer="layout" svg:x1="35.665cm" svg:y1="7.833cm" svg:x2="34.865cm" svg:y2="7.833cm">
          <text:p/>
        </draw:line>
        <draw:polygon draw:style-name="gr3" draw:text-style-name="P3" draw:layer="layout" svg:width="0.04cm" svg:height="0.038cm" svg:x="59.992cm" svg:y="7.795cm" svg:viewBox="0 0 41 39" draw:points="41,20 37,33 26,39 15,39 4,33 0,20 4,9 15,0 26,0 37,9">
          <text:p/>
        </draw:polygon>
        <draw:polygon draw:style-name="gr6" draw:text-style-name="P1" draw:layer="layout" svg:width="0.04cm" svg:height="0.038cm" svg:x="59.992cm" svg:y="7.795cm" svg:viewBox="0 0 41 39" draw:points="41,20 37,33 26,39 15,39 4,33 0,20 4,9 15,0 26,0 37,9">
          <text:p/>
        </draw:polygon>
        <draw:path draw:style-name="gr3" draw:text-style-name="P3" draw:layer="layout" svg:width="0.04cm" svg:height="0.041cm" svg:x="60.693cm" svg:y="7.794cm" svg:viewBox="0 0 41 42" svg:d="M41 20l-4 14c-53 36-46-65 0-24z">
          <text:p/>
        </draw:path>
        <draw:polygon draw:style-name="gr6" draw:text-style-name="P1" draw:layer="layout" svg:width="0.04cm" svg:height="0.038cm" svg:x="60.693cm" svg:y="7.795cm" svg:viewBox="0 0 41 39" draw:points="41,20 37,33 26,39 14,39 2,33 0,20 2,9 14,0 26,0 37,9">
          <text:p/>
        </draw:polygon>
        <draw:polygon draw:style-name="gr3" draw:text-style-name="P3" draw:layer="layout" svg:width="0.8cm" svg:height="0.03cm" svg:x="59.963cm" svg:y="7.799cm" svg:viewBox="0 0 801 31" draw:points="0,0 0,31 801,31 801,0">
          <text:p/>
        </draw:polygon>
        <draw:polygon draw:style-name="gr6" draw:text-style-name="P1" draw:layer="layout" svg:width="0.8cm" svg:height="0.03cm" svg:x="59.963cm" svg:y="7.799cm" svg:viewBox="0 0 801 31" draw:points="0,0 801,0 801,31 0,31">
          <text:p/>
        </draw:polygon>
        <draw:path draw:style-name="gr3" draw:text-style-name="P3" draw:layer="layout" svg:width="0.041cm" svg:height="0.04cm" svg:x="59.921cm" svg:y="7.662cm" svg:viewBox="0 0 42 41" svg:d="M21 0l13 4c36 53-65 45-24 0z">
          <text:p/>
        </draw:path>
        <draw:polygon draw:style-name="gr6" draw:text-style-name="P1" draw:layer="layout" svg:width="0.038cm" svg:height="0.04cm" svg:x="59.922cm" svg:y="7.662cm" svg:viewBox="0 0 39 41" draw:points="19,0 33,4 39,15 39,27 33,38 19,41 9,38 0,27 0,15 9,4">
          <text:p/>
        </draw:polygon>
        <draw:polygon draw:style-name="gr3" draw:text-style-name="P3" draw:layer="layout" svg:width="0.038cm" svg:height="0.04cm" svg:x="59.922cm" svg:y="6.163cm" svg:viewBox="0 0 39 41" draw:points="19,0 33,4 39,15 39,27 33,37 19,41 9,37 0,27 0,15 9,4">
          <text:p/>
        </draw:polygon>
        <draw:polygon draw:style-name="gr6" draw:text-style-name="P1" draw:layer="layout" svg:width="0.038cm" svg:height="0.04cm" svg:x="59.922cm" svg:y="6.163cm" svg:viewBox="0 0 39 41" draw:points="19,0 33,4 39,15 39,27 33,37 19,41 9,37 0,27 0,15 9,4">
          <text:p/>
        </draw:polygon>
        <draw:polygon draw:style-name="gr3" draw:text-style-name="P3" draw:layer="layout" svg:width="0.041cm" svg:height="1.6cm" svg:x="59.922cm" svg:y="6.134cm" svg:viewBox="0 0 42 1601" draw:points="0,0 0,1601 42,1601 42,0">
          <text:p/>
        </draw:polygon>
        <draw:polygon draw:style-name="gr6" draw:text-style-name="P1" draw:layer="layout" svg:width="0.041cm" svg:height="1.6cm" svg:x="59.922cm" svg:y="6.134cm" svg:viewBox="0 0 42 1601" draw:points="0,1601 0,0 42,0 42,1601">
          <text:p/>
        </draw:polygon>
        <draw:polygon draw:style-name="gr3" draw:text-style-name="P3" draw:layer="layout" svg:width="0.038cm" svg:height="0.041cm" svg:x="59.922cm" svg:y="9.359cm" svg:viewBox="0 0 39 42" draw:points="19,0 33,5 39,13 39,27 33,37 19,42 9,37 0,27 0,13 9,5">
          <text:p/>
        </draw:polygon>
        <draw:polygon draw:style-name="gr6" draw:text-style-name="P1" draw:layer="layout" svg:width="0.038cm" svg:height="0.041cm" svg:x="59.922cm" svg:y="9.359cm" svg:viewBox="0 0 39 42" draw:points="19,0 33,5 39,13 39,27 33,37 19,42 9,37 0,27 0,13 9,5">
          <text:p/>
        </draw:polygon>
        <draw:path draw:style-name="gr3" draw:text-style-name="P3" draw:layer="layout" svg:width="0.04cm" svg:height="0.039cm" svg:x="59.921cm" svg:y="7.859cm" svg:viewBox="0 0 41 40" svg:d="M21 0l13 4c34 54-65 41-24 0z">
          <text:p/>
        </draw:path>
        <draw:polygon draw:style-name="gr6" draw:text-style-name="P1" draw:layer="layout" svg:width="0.038cm" svg:height="0.04cm" svg:x="59.922cm" svg:y="7.859cm" svg:viewBox="0 0 39 41" draw:points="19,0 33,5 39,16 39,28 33,37 19,41 9,37 0,28 0,16 9,5">
          <text:p/>
        </draw:polygon>
        <draw:polygon draw:style-name="gr3" draw:text-style-name="P3" draw:layer="layout" svg:width="0.041cm" svg:height="1.6cm" svg:x="59.922cm" svg:y="7.829cm" svg:viewBox="0 0 42 1601" draw:points="0,0 0,1601 42,1601 42,0">
          <text:p/>
        </draw:polygon>
        <draw:polygon draw:style-name="gr6" draw:text-style-name="P1" draw:layer="layout" svg:width="0.041cm" svg:height="1.6cm" svg:x="59.922cm" svg:y="7.829cm" svg:viewBox="0 0 42 1601" draw:points="0,1601 0,0 42,0 42,1601">
          <text:p/>
        </draw:polygon>
        <draw:polygon draw:style-name="gr3" draw:text-style-name="P3" draw:layer="layout" svg:width="0.04cm" svg:height="0.038cm" svg:x="59.984cm" svg:y="6.098cm" svg:viewBox="0 0 41 39" draw:points="41,20 36,32 25,39 15,39 4,32 0,20 4,9 15,0 25,0 36,9">
          <text:p/>
        </draw:polygon>
        <draw:polygon draw:style-name="gr6" draw:text-style-name="P1" draw:layer="layout" svg:width="0.04cm" svg:height="0.038cm" svg:x="59.984cm" svg:y="6.098cm" svg:viewBox="0 0 41 39" draw:points="41,20 36,32 25,39 15,39 4,32 0,20 4,9 15,0 25,0 36,9">
          <text:p/>
        </draw:polygon>
        <draw:path draw:style-name="gr3" draw:text-style-name="P3" draw:layer="layout" svg:width="0.04cm" svg:height="0.04cm" svg:x="60.684cm" svg:y="6.097cm" svg:viewBox="0 0 41 41" svg:d="M41 21l-5 12c-52 36-45-63 0-23z">
          <text:p/>
        </draw:path>
        <draw:polygon draw:style-name="gr6" draw:text-style-name="P1" draw:layer="layout" svg:width="0.041cm" svg:height="0.038cm" svg:x="60.684cm" svg:y="6.098cm" svg:viewBox="0 0 42 39" draw:points="42,20 37,32 27,39 13,39 2,32 0,20 2,9 13,0 27,0 37,9">
          <text:p/>
        </draw:polygon>
        <draw:polygon draw:style-name="gr3" draw:text-style-name="P3" draw:layer="layout" svg:width="0.8cm" svg:height="0.029cm" svg:x="59.954cm" svg:y="6.102cm" svg:viewBox="0 0 801 30" draw:points="0,0 0,30 801,30 801,0">
          <text:p/>
        </draw:polygon>
        <draw:polygon draw:style-name="gr6" draw:text-style-name="P1" draw:layer="layout" svg:width="0.8cm" svg:height="0.029cm" svg:x="59.954cm" svg:y="6.102cm" svg:viewBox="0 0 801 30" draw:points="0,0 801,0 801,30 0,30">
          <text:p/>
        </draw:polygon>
        <draw:path draw:style-name="gr3" draw:text-style-name="P3" draw:layer="layout" svg:width="0.039cm" svg:height="0.04cm" svg:x="59.993cm" svg:y="9.424cm" svg:viewBox="0 0 40 41" svg:d="M40 20l-4 13c-48 33-48-59 0-26z">
          <text:p/>
        </draw:path>
        <draw:polygon draw:style-name="gr6" draw:text-style-name="P1" draw:layer="layout" svg:width="0.04cm" svg:height="0.038cm" svg:x="59.992cm" svg:y="9.425cm" svg:viewBox="0 0 41 39" draw:points="41,20 37,33 26,39 15,39 4,33 0,20 4,6 15,0 26,0 37,6">
          <text:p/>
        </draw:polygon>
        <draw:path draw:style-name="gr3" draw:text-style-name="P3" draw:layer="layout" svg:width="0.041cm" svg:height="0.04cm" svg:x="60.692cm" svg:y="9.424cm" svg:viewBox="0 0 42 41" svg:d="M42 21l-4 13c-51 34-51-60 0-26z">
          <text:p/>
        </draw:path>
        <draw:polygon draw:style-name="gr6" draw:text-style-name="P1" draw:layer="layout" svg:width="0.04cm" svg:height="0.038cm" svg:x="60.693cm" svg:y="9.425cm" svg:viewBox="0 0 41 39" draw:points="41,20 37,33 26,39 14,39 2,33 0,20 2,6 14,0 26,0 37,6">
          <text:p/>
        </draw:polygon>
        <draw:polygon draw:style-name="gr3" draw:text-style-name="P3" draw:layer="layout" svg:width="0.8cm" svg:height="0.03cm" svg:x="59.963cm" svg:y="9.429cm" svg:viewBox="0 0 801 31" draw:points="0,0 0,31 801,31 801,0">
          <text:p/>
        </draw:polygon>
        <draw:polygon draw:style-name="gr6" draw:text-style-name="P1" draw:layer="layout" svg:width="0.8cm" svg:height="0.03cm" svg:x="59.963cm" svg:y="9.429cm" svg:viewBox="0 0 801 31" draw:points="0,0 801,0 801,31 0,31">
          <text:p/>
        </draw:polygon>
        <draw:polygon draw:style-name="gr3" draw:text-style-name="P3" draw:layer="layout" svg:width="0.04cm" svg:height="0.038cm" svg:x="63.728cm" svg:y="7.795cm" svg:viewBox="0 0 41 39" draw:points="0,20 4,33 14,39 27,39 37,33 41,20 37,9 27,0 14,0 4,9">
          <text:p/>
        </draw:polygon>
        <draw:polygon draw:style-name="gr6" draw:text-style-name="P1" draw:layer="layout" svg:width="0.04cm" svg:height="0.038cm" svg:x="63.728cm" svg:y="7.795cm" svg:viewBox="0 0 41 39" draw:points="41,20 37,9 27,0 14,0 4,9 0,20 4,33 14,39 27,39 37,33">
          <text:p/>
        </draw:polygon>
        <draw:path draw:style-name="gr3" draw:text-style-name="P3" draw:layer="layout" svg:width="0.04cm" svg:height="0.04cm" svg:x="63.027cm" svg:y="7.794cm" svg:viewBox="0 0 41 41" svg:d="M0 20l5 14c55 33 41-65 0-24z">
          <text:p/>
        </draw:path>
        <draw:polygon draw:style-name="gr6" draw:text-style-name="P1" draw:layer="layout" svg:width="0.041cm" svg:height="0.038cm" svg:x="63.027cm" svg:y="7.795cm" svg:viewBox="0 0 42 39" draw:points="42,20 37,9 28,0 15,0 5,9 0,20 5,33 15,39 28,39 37,33">
          <text:p/>
        </draw:polygon>
        <draw:polygon draw:style-name="gr3" draw:text-style-name="P3" draw:layer="layout" svg:width="0.8cm" svg:height="0.03cm" svg:x="62.998cm" svg:y="7.799cm" svg:viewBox="0 0 801 31" draw:points="0,0 0,31 801,31 801,0">
          <text:p/>
        </draw:polygon>
        <draw:line draw:style-name="gr6" draw:text-style-name="P1" draw:layer="layout" svg:x1="63.798cm" svg:y1="7.829cm" svg:x2="63.798cm" svg:y2="7.799cm">
          <text:p/>
        </draw:line>
        <draw:line draw:style-name="gr6" draw:text-style-name="P1" draw:layer="layout" svg:x1="62.998cm" svg:y1="7.829cm" svg:x2="63.798cm" svg:y2="7.829cm">
          <text:p/>
        </draw:line>
        <draw:line draw:style-name="gr6" draw:text-style-name="P1" draw:layer="layout" svg:x1="62.998cm" svg:y1="7.799cm" svg:x2="62.998cm" svg:y2="7.829cm">
          <text:p/>
        </draw:line>
        <draw:line draw:style-name="gr6" draw:text-style-name="P1" draw:layer="layout" svg:x1="63.798cm" svg:y1="7.799cm" svg:x2="62.998cm" svg:y2="7.799cm">
          <text:p/>
        </draw:line>
        <draw:polygon draw:style-name="gr3" draw:text-style-name="P3" draw:layer="layout" svg:width="0.04cm" svg:height="0.038cm" svg:x="63.728cm" svg:y="6.1cm" svg:viewBox="0 0 41 39" draw:points="0,19 4,29 14,39 27,39 37,29 41,19 37,6 27,0 14,0 4,6">
          <text:p/>
        </draw:polygon>
        <draw:polygon draw:style-name="gr6" draw:text-style-name="P1" draw:layer="layout" svg:width="0.04cm" svg:height="0.038cm" svg:x="63.728cm" svg:y="6.1cm" svg:viewBox="0 0 41 39" draw:points="41,19 37,6 27,0 14,0 4,6 0,19 4,29 14,39 27,39 37,29">
          <text:p/>
        </draw:polygon>
        <draw:path draw:style-name="gr3" draw:text-style-name="P3" draw:layer="layout" svg:width="0.04cm" svg:height="0.04cm" svg:x="63.027cm" svg:y="6.099cm" svg:viewBox="0 0 41 41" svg:d="M0 20l5 10c41 41 55-57 0-23z">
          <text:p/>
        </draw:path>
        <draw:polygon draw:style-name="gr6" draw:text-style-name="P1" draw:layer="layout" svg:width="0.041cm" svg:height="0.038cm" svg:x="63.027cm" svg:y="6.1cm" svg:viewBox="0 0 42 39" draw:points="42,19 37,6 28,0 15,0 5,6 0,19 5,29 15,39 28,39 37,29">
          <text:p/>
        </draw:polygon>
        <draw:polygon draw:style-name="gr3" draw:text-style-name="P3" draw:layer="layout" svg:width="0.8cm" svg:height="0.031cm" svg:x="62.998cm" svg:y="6.104cm" svg:viewBox="0 0 801 32" draw:points="0,0 0,32 801,32 801,0">
          <text:p/>
        </draw:polygon>
        <draw:line draw:style-name="gr6" draw:text-style-name="P1" draw:layer="layout" svg:x1="63.798cm" svg:y1="6.134cm" svg:x2="63.798cm" svg:y2="6.104cm">
          <text:p/>
        </draw:line>
        <draw:line draw:style-name="gr6" draw:text-style-name="P1" draw:layer="layout" svg:x1="62.998cm" svg:y1="6.134cm" svg:x2="63.798cm" svg:y2="6.134cm">
          <text:p/>
        </draw:line>
        <draw:line draw:style-name="gr6" draw:text-style-name="P1" draw:layer="layout" svg:x1="62.998cm" svg:y1="6.104cm" svg:x2="62.998cm" svg:y2="6.134cm">
          <text:p/>
        </draw:line>
        <draw:line draw:style-name="gr6" draw:text-style-name="P1" draw:layer="layout" svg:x1="63.798cm" svg:y1="6.104cm" svg:x2="62.998cm" svg:y2="6.104cm">
          <text:p/>
        </draw:line>
        <draw:path draw:style-name="gr3" draw:text-style-name="P3" draw:layer="layout" svg:width="0.039cm" svg:height="0.04cm" svg:x="63.728cm" svg:y="9.424cm" svg:viewBox="0 0 40 41" svg:d="M0 21l4 13c48 34 48-60 0-26z">
          <text:p/>
        </draw:path>
        <draw:polygon draw:style-name="gr6" draw:text-style-name="P1" draw:layer="layout" svg:width="0.04cm" svg:height="0.038cm" svg:x="63.728cm" svg:y="9.425cm" svg:viewBox="0 0 41 39" draw:points="41,20 37,6 27,0 14,0 4,6 0,20 4,33 14,39 27,39 37,33">
          <text:p/>
        </draw:polygon>
        <draw:path draw:style-name="gr3" draw:text-style-name="P3" draw:layer="layout" svg:width="0.04cm" svg:height="0.04cm" svg:x="63.027cm" svg:y="9.424cm" svg:viewBox="0 0 41 41" svg:d="M0 21l5 13c48 34 48-60 0-26z">
          <text:p/>
        </draw:path>
        <draw:polygon draw:style-name="gr6" draw:text-style-name="P1" draw:layer="layout" svg:width="0.041cm" svg:height="0.038cm" svg:x="63.027cm" svg:y="9.425cm" svg:viewBox="0 0 42 39" draw:points="42,20 37,6 28,0 15,0 5,6 0,20 5,33 15,39 28,39 37,33">
          <text:p/>
        </draw:polygon>
        <draw:polygon draw:style-name="gr3" draw:text-style-name="P3" draw:layer="layout" svg:width="0.8cm" svg:height="0.03cm" svg:x="62.998cm" svg:y="9.429cm" svg:viewBox="0 0 801 31" draw:points="0,0 0,31 801,31 801,0">
          <text:p/>
        </draw:polygon>
        <draw:line draw:style-name="gr6" draw:text-style-name="P1" draw:layer="layout" svg:x1="63.798cm" svg:y1="9.459cm" svg:x2="63.798cm" svg:y2="9.429cm">
          <text:p/>
        </draw:line>
        <draw:line draw:style-name="gr6" draw:text-style-name="P1" draw:layer="layout" svg:x1="62.998cm" svg:y1="9.459cm" svg:x2="63.798cm" svg:y2="9.459cm">
          <text:p/>
        </draw:line>
        <draw:line draw:style-name="gr6" draw:text-style-name="P1" draw:layer="layout" svg:x1="62.998cm" svg:y1="9.429cm" svg:x2="62.998cm" svg:y2="9.459cm">
          <text:p/>
        </draw:line>
        <draw:line draw:style-name="gr6" draw:text-style-name="P1" draw:layer="layout" svg:x1="63.798cm" svg:y1="9.429cm" svg:x2="62.998cm" svg:y2="9.429cm">
          <text:p/>
        </draw:line>
        <draw:path draw:style-name="gr3" draw:text-style-name="P3" draw:layer="layout" svg:width="0.041cm" svg:height="0.04cm" svg:x="63.797cm" svg:y="7.662cm" svg:viewBox="0 0 42 41" svg:d="M21 0l-11 4c-40 45 60 53 25 0z">
          <text:p/>
        </draw:path>
        <draw:polygon draw:style-name="gr6" draw:text-style-name="P1" draw:layer="layout" svg:width="0.038cm" svg:height="0.04cm" svg:x="63.798cm" svg:y="7.662cm" svg:viewBox="0 0 39 41" draw:points="19,41 33,38 39,27 39,15 33,4 19,0 8,4 0,15 0,27 8,38">
          <text:p/>
        </draw:polygon>
        <draw:polygon draw:style-name="gr3" draw:text-style-name="P3" draw:layer="layout" svg:width="0.038cm" svg:height="0.04cm" svg:x="63.798cm" svg:y="6.163cm" svg:viewBox="0 0 39 41" draw:points="19,0 8,4 0,15 0,27 8,37 19,41 33,37 39,27 39,15 33,4">
          <text:p/>
        </draw:polygon>
        <draw:polygon draw:style-name="gr6" draw:text-style-name="P1" draw:layer="layout" svg:width="0.038cm" svg:height="0.04cm" svg:x="63.798cm" svg:y="6.163cm" svg:viewBox="0 0 39 41" draw:points="19,41 33,37 39,27 39,15 33,4 19,0 8,4 0,15 0,27 8,37">
          <text:p/>
        </draw:polygon>
        <draw:polygon draw:style-name="gr3" draw:text-style-name="P3" draw:layer="layout" svg:width="0.04cm" svg:height="1.6cm" svg:x="63.798cm" svg:y="6.134cm" svg:viewBox="0 0 41 1601" draw:points="0,0 0,1601 41,1601 41,0">
          <text:p/>
        </draw:polygon>
        <draw:line draw:style-name="gr6" draw:text-style-name="P1" draw:layer="layout" svg:x1="63.798cm" svg:y1="7.734cm" svg:x2="63.838cm" svg:y2="7.734cm">
          <text:p/>
        </draw:line>
        <draw:line draw:style-name="gr6" draw:text-style-name="P1" draw:layer="layout" svg:x1="63.798cm" svg:y1="6.134cm" svg:x2="63.798cm" svg:y2="7.734cm">
          <text:p/>
        </draw:line>
        <draw:line draw:style-name="gr6" draw:text-style-name="P1" draw:layer="layout" svg:x1="63.838cm" svg:y1="6.134cm" svg:x2="63.798cm" svg:y2="6.134cm">
          <text:p/>
        </draw:line>
        <draw:line draw:style-name="gr6" draw:text-style-name="P1" draw:layer="layout" svg:x1="63.838cm" svg:y1="7.734cm" svg:x2="63.838cm" svg:y2="6.134cm">
          <text:p/>
        </draw:line>
        <draw:polygon draw:style-name="gr3" draw:text-style-name="P3" draw:layer="layout" svg:width="0.038cm" svg:height="0.041cm" svg:x="63.798cm" svg:y="9.359cm" svg:viewBox="0 0 39 42" draw:points="19,0 8,5 0,13 0,27 8,37 19,42 33,37 39,27 39,13 33,5">
          <text:p/>
        </draw:polygon>
        <draw:polygon draw:style-name="gr6" draw:text-style-name="P1" draw:layer="layout" svg:width="0.038cm" svg:height="0.041cm" svg:x="63.798cm" svg:y="9.359cm" svg:viewBox="0 0 39 42" draw:points="19,42 33,37 39,27 39,13 33,5 19,0 8,5 0,13 0,27 8,37">
          <text:p/>
        </draw:polygon>
        <draw:path draw:style-name="gr3" draw:text-style-name="P3" draw:layer="layout" svg:width="0.041cm" svg:height="0.039cm" svg:x="63.797cm" svg:y="7.859cm" svg:viewBox="0 0 42 40" svg:d="M21 0l-11 4c-40 41 59 54 25 0z">
          <text:p/>
        </draw:path>
        <draw:polygon draw:style-name="gr6" draw:text-style-name="P1" draw:layer="layout" svg:width="0.038cm" svg:height="0.04cm" svg:x="63.798cm" svg:y="7.859cm" svg:viewBox="0 0 39 41" draw:points="19,41 33,37 39,28 39,16 33,5 19,0 8,5 0,16 0,28 8,37">
          <text:p/>
        </draw:polygon>
        <draw:polygon draw:style-name="gr3" draw:text-style-name="P3" draw:layer="layout" svg:width="0.04cm" svg:height="1.6cm" svg:x="63.798cm" svg:y="7.829cm" svg:viewBox="0 0 41 1601" draw:points="0,0 0,1601 41,1601 41,0">
          <text:p/>
        </draw:polygon>
        <draw:line draw:style-name="gr6" draw:text-style-name="P1" draw:layer="layout" svg:x1="63.798cm" svg:y1="9.429cm" svg:x2="63.838cm" svg:y2="9.429cm">
          <text:p/>
        </draw:line>
        <draw:line draw:style-name="gr6" draw:text-style-name="P1" draw:layer="layout" svg:x1="63.798cm" svg:y1="7.829cm" svg:x2="63.798cm" svg:y2="9.429cm">
          <text:p/>
        </draw:line>
        <draw:line draw:style-name="gr6" draw:text-style-name="P1" draw:layer="layout" svg:x1="63.838cm" svg:y1="7.829cm" svg:x2="63.798cm" svg:y2="7.829cm">
          <text:p/>
        </draw:line>
        <draw:line draw:style-name="gr6" draw:text-style-name="P1" draw:layer="layout" svg:x1="63.838cm" svg:y1="9.429cm" svg:x2="63.838cm" svg:y2="7.829cm">
          <text:p/>
        </draw:line>
        <draw:polygon draw:style-name="gr3" draw:text-style-name="P3" draw:layer="layout" svg:width="0.04cm" svg:height="0.039cm" svg:x="59.99cm" svg:y="7.727cm" svg:viewBox="0 0 41 40" draw:points="41,21 37,33 28,40 15,40 4,33 0,21 4,10 15,0 28,0 37,10">
          <text:p/>
        </draw:polygon>
        <draw:polygon draw:style-name="gr6" draw:text-style-name="P1" draw:layer="layout" svg:width="0.04cm" svg:height="0.039cm" svg:x="59.99cm" svg:y="7.727cm" svg:viewBox="0 0 41 40" draw:points="41,21 37,33 28,40 15,40 4,33 0,21 4,10 15,0 28,0 37,10">
          <text:p/>
        </draw:polygon>
        <draw:path draw:style-name="gr3" draw:text-style-name="P3" draw:layer="layout" svg:width="0.039cm" svg:height="0.04cm" svg:x="60.692cm" svg:y="7.726cm" svg:viewBox="0 0 40 41" svg:d="M40 22l-4 12c-54 34-41-65 0-24z">
          <text:p/>
        </draw:path>
        <draw:polygon draw:style-name="gr6" draw:text-style-name="P1" draw:layer="layout" svg:width="0.04cm" svg:height="0.039cm" svg:x="60.691cm" svg:y="7.727cm" svg:viewBox="0 0 41 40" draw:points="41,21 37,33 26,40 13,40 4,33 0,21 4,10 13,0 26,0 37,10">
          <text:p/>
        </draw:polygon>
        <draw:polygon draw:style-name="gr3" draw:text-style-name="P3" draw:layer="layout" svg:width="0.801cm" svg:height="0.029cm" svg:x="59.96cm" svg:y="7.732cm" svg:viewBox="0 0 802 30" draw:points="0,0 0,30 802,30 802,0">
          <text:p/>
        </draw:polygon>
        <draw:polygon draw:style-name="gr6" draw:text-style-name="P1" draw:layer="layout" svg:width="0.801cm" svg:height="0.029cm" svg:x="59.96cm" svg:y="7.732cm" svg:viewBox="0 0 802 30" draw:points="0,0 802,0 802,30 0,30">
          <text:p/>
        </draw:polygon>
        <draw:polygon draw:style-name="gr3" draw:text-style-name="P3" draw:layer="layout" svg:width="0.04cm" svg:height="0.039cm" svg:x="63.726cm" svg:y="7.727cm" svg:viewBox="0 0 41 40" draw:points="0,21 4,33 16,40 26,40 37,33 41,21 37,10 26,0 16,0 4,10">
          <text:p/>
        </draw:polygon>
        <draw:polygon draw:style-name="gr6" draw:text-style-name="P1" draw:layer="layout" svg:width="0.04cm" svg:height="0.039cm" svg:x="63.726cm" svg:y="7.727cm" svg:viewBox="0 0 41 40" draw:points="41,21 37,10 26,0 16,0 4,10 0,21 4,33 16,40 26,40 37,33">
          <text:p/>
        </draw:polygon>
        <draw:path draw:style-name="gr3" draw:text-style-name="P3" draw:layer="layout" svg:width="0.04cm" svg:height="0.041cm" svg:x="63.025cm" svg:y="7.726cm" svg:viewBox="0 0 41 42" svg:d="M0 22l5 12c52 36 45-64 0-24z">
          <text:p/>
        </draw:path>
        <draw:polygon draw:style-name="gr6" draw:text-style-name="P1" draw:layer="layout" svg:width="0.041cm" svg:height="0.039cm" svg:x="63.025cm" svg:y="7.727cm" svg:viewBox="0 0 42 40" draw:points="42,21 39,10 28,0 15,0 5,10 0,21 5,33 15,40 28,40 39,33">
          <text:p/>
        </draw:polygon>
        <draw:polygon draw:style-name="gr3" draw:text-style-name="P3" draw:layer="layout" svg:width="0.8cm" svg:height="0.029cm" svg:x="62.996cm" svg:y="7.732cm" svg:viewBox="0 0 801 30" draw:points="0,0 0,30 801,30 801,0">
          <text:p/>
        </draw:polygon>
        <draw:line draw:style-name="gr6" draw:text-style-name="P1" draw:layer="layout" svg:x1="63.796cm" svg:y1="7.761cm" svg:x2="63.796cm" svg:y2="7.732cm">
          <text:p/>
        </draw:line>
        <draw:line draw:style-name="gr6" draw:text-style-name="P1" draw:layer="layout" svg:x1="62.996cm" svg:y1="7.761cm" svg:x2="63.796cm" svg:y2="7.761cm">
          <text:p/>
        </draw:line>
        <draw:line draw:style-name="gr6" draw:text-style-name="P1" draw:layer="layout" svg:x1="62.996cm" svg:y1="7.732cm" svg:x2="62.996cm" svg:y2="7.761cm">
          <text:p/>
        </draw:line>
        <draw:line draw:style-name="gr6" draw:text-style-name="P1" draw:layer="layout" svg:x1="63.796cm" svg:y1="7.732cm" svg:x2="62.996cm" svg:y2="7.732cm">
          <text:p/>
        </draw:line>
        <draw:polygon draw:style-name="gr3" draw:text-style-name="P3" draw:layer="layout" svg:width="0.038cm" svg:height="0.04cm" svg:x="66.55cm" svg:y="8.17cm" svg:viewBox="0 0 39 41" draw:points="20,41 32,39 39,28 39,16 32,4 20,0 9,4 0,16 0,28 9,39">
          <text:p/>
        </draw:polygon>
        <draw:polygon draw:style-name="gr6" draw:text-style-name="P1" draw:layer="layout" svg:width="0.038cm" svg:height="0.04cm" svg:x="66.55cm" svg:y="8.17cm" svg:viewBox="0 0 39 41" draw:points="20,0 9,4 0,16 0,28 9,39 20,41 32,39 39,28 39,16 32,4">
          <text:p/>
        </draw:polygon>
        <draw:polygon draw:style-name="gr3" draw:text-style-name="P3" draw:layer="layout" svg:width="0.038cm" svg:height="0.041cm" svg:x="66.55cm" svg:y="8.87cm" svg:viewBox="0 0 39 42" draw:points="20,42 32,37 39,26 39,15 32,5 20,0 9,5 0,15 0,26 9,37">
          <text:p/>
        </draw:polygon>
        <draw:polygon draw:style-name="gr6" draw:text-style-name="P1" draw:layer="layout" svg:width="0.038cm" svg:height="0.041cm" svg:x="66.55cm" svg:y="8.87cm" svg:viewBox="0 0 39 42" draw:points="20,0 9,5 0,15 0,26 9,37 20,42 32,37 39,26 39,15 32,5">
          <text:p/>
        </draw:polygon>
        <draw:polygon draw:style-name="gr3" draw:text-style-name="P3" draw:layer="layout" svg:width="0.029cm" svg:height="0.8cm" svg:x="66.554cm" svg:y="8.14cm" svg:viewBox="0 0 30 801" draw:points="0,0 0,801 30,801 30,0">
          <text:p/>
        </draw:polygon>
        <draw:line draw:style-name="gr6" draw:text-style-name="P1" draw:layer="layout" svg:x1="66.583cm" svg:y1="8.14cm" svg:x2="66.554cm" svg:y2="8.14cm">
          <text:p/>
        </draw:line>
        <draw:line draw:style-name="gr6" draw:text-style-name="P1" draw:layer="layout" svg:x1="66.583cm" svg:y1="8.94cm" svg:x2="66.583cm" svg:y2="8.14cm">
          <text:p/>
        </draw:line>
        <draw:line draw:style-name="gr6" draw:text-style-name="P1" draw:layer="layout" svg:x1="66.554cm" svg:y1="8.94cm" svg:x2="66.583cm" svg:y2="8.94cm">
          <text:p/>
        </draw:line>
        <draw:line draw:style-name="gr6" draw:text-style-name="P1" draw:layer="layout" svg:x1="66.554cm" svg:y1="8.14cm" svg:x2="66.554cm" svg:y2="8.94cm">
          <text:p/>
        </draw:line>
        <draw:polygon draw:style-name="gr3" draw:text-style-name="P3" draw:layer="layout" svg:width="0.04cm" svg:height="0.038cm" svg:x="66.467cm" svg:y="8.102cm" svg:viewBox="0 0 41 39" draw:points="0,20 2,31 13,39 25,39 37,31 41,20 37,6 25,0 13,0 2,6">
          <text:p/>
        </draw:polygon>
        <draw:polygon draw:style-name="gr6" draw:text-style-name="P1" draw:layer="layout" svg:width="0.04cm" svg:height="0.038cm" svg:x="66.467cm" svg:y="8.102cm" svg:viewBox="0 0 41 39" draw:points="41,20 37,6 25,0 13,0 2,6 0,20 2,31 13,39 25,39 37,31">
          <text:p/>
        </draw:polygon>
        <draw:polygon draw:style-name="gr3" draw:text-style-name="P3" draw:layer="layout" svg:width="0.041cm" svg:height="0.038cm" svg:x="64.966cm" svg:y="8.102cm" svg:viewBox="0 0 42 39" draw:points="0,20 5,31 16,39 27,39 37,31 42,20 37,6 27,0 16,0 5,6">
          <text:p/>
        </draw:polygon>
        <draw:polygon draw:style-name="gr6" draw:text-style-name="P1" draw:layer="layout" svg:width="0.041cm" svg:height="0.038cm" svg:x="64.966cm" svg:y="8.102cm" svg:viewBox="0 0 42 39" draw:points="42,20 37,6 27,0 16,0 5,6 0,20 5,31 16,39 27,39 37,31">
          <text:p/>
        </draw:polygon>
        <draw:polygon draw:style-name="gr3" draw:text-style-name="P3" draw:layer="layout" svg:width="1.6cm" svg:height="0.04cm" svg:x="64.937cm" svg:y="8.1cm" svg:viewBox="0 0 1601 41" draw:points="0,0 0,41 1601,41 1601,0">
          <text:p/>
        </draw:polygon>
        <draw:line draw:style-name="gr6" draw:text-style-name="P1" draw:layer="layout" svg:x1="66.537cm" svg:y1="8.14cm" svg:x2="66.537cm" svg:y2="8.1cm">
          <text:p/>
        </draw:line>
        <draw:line draw:style-name="gr6" draw:text-style-name="P1" draw:layer="layout" svg:x1="64.937cm" svg:y1="8.14cm" svg:x2="66.537cm" svg:y2="8.14cm">
          <text:p/>
        </draw:line>
        <draw:line draw:style-name="gr6" draw:text-style-name="P1" draw:layer="layout" svg:x1="64.937cm" svg:y1="8.1cm" svg:x2="64.937cm" svg:y2="8.14cm">
          <text:p/>
        </draw:line>
        <draw:line draw:style-name="gr6" draw:text-style-name="P1" draw:layer="layout" svg:x1="66.537cm" svg:y1="8.1cm" svg:x2="64.937cm" svg:y2="8.1cm">
          <text:p/>
        </draw:line>
        <draw:polygon draw:style-name="gr3" draw:text-style-name="P3" draw:layer="layout" svg:width="0.038cm" svg:height="0.04cm" svg:x="64.903cm" svg:y="8.17cm" svg:viewBox="0 0 39 41" draw:points="19,41 30,39 39,28 39,16 30,4 19,0 6,4 0,16 0,28 6,39">
          <text:p/>
        </draw:polygon>
        <draw:polygon draw:style-name="gr6" draw:text-style-name="P1" draw:layer="layout" svg:width="0.038cm" svg:height="0.04cm" svg:x="64.903cm" svg:y="8.17cm" svg:viewBox="0 0 39 41" draw:points="19,0 6,4 0,16 0,28 6,39 19,41 30,39 39,28 39,16 30,4">
          <text:p/>
        </draw:polygon>
        <draw:polygon draw:style-name="gr3" draw:text-style-name="P3" draw:layer="layout" svg:width="0.038cm" svg:height="0.041cm" svg:x="64.903cm" svg:y="8.87cm" svg:viewBox="0 0 39 42" draw:points="19,42 30,37 39,26 39,15 30,5 19,0 6,5 0,15 0,26 6,37">
          <text:p/>
        </draw:polygon>
        <draw:polygon draw:style-name="gr6" draw:text-style-name="P1" draw:layer="layout" svg:width="0.038cm" svg:height="0.041cm" svg:x="64.903cm" svg:y="8.87cm" svg:viewBox="0 0 39 42" draw:points="19,0 6,5 0,15 0,26 6,37 19,42 30,37 39,26 39,15 30,5">
          <text:p/>
        </draw:polygon>
        <draw:polygon draw:style-name="gr3" draw:text-style-name="P3" draw:layer="layout" svg:width="0.03cm" svg:height="0.8cm" svg:x="64.907cm" svg:y="8.14cm" svg:viewBox="0 0 31 801" draw:points="0,0 0,801 31,801 31,0">
          <text:p/>
        </draw:polygon>
        <draw:line draw:style-name="gr6" draw:text-style-name="P1" draw:layer="layout" svg:x1="64.937cm" svg:y1="8.14cm" svg:x2="64.907cm" svg:y2="8.14cm">
          <text:p/>
        </draw:line>
        <draw:line draw:style-name="gr6" draw:text-style-name="P1" draw:layer="layout" svg:x1="64.937cm" svg:y1="8.94cm" svg:x2="64.937cm" svg:y2="8.14cm">
          <text:p/>
        </draw:line>
        <draw:line draw:style-name="gr6" draw:text-style-name="P1" draw:layer="layout" svg:x1="64.907cm" svg:y1="8.94cm" svg:x2="64.937cm" svg:y2="8.94cm">
          <text:p/>
        </draw:line>
        <draw:line draw:style-name="gr6" draw:text-style-name="P1" draw:layer="layout" svg:x1="64.907cm" svg:y1="8.14cm" svg:x2="64.907cm" svg:y2="8.94cm">
          <text:p/>
        </draw:line>
        <draw:path draw:style-name="gr3" draw:text-style-name="P3" draw:layer="layout" svg:width="0.04cm" svg:height="0.04cm" svg:x="66.549cm" svg:y="7.99cm" svg:viewBox="0 0 41 41" svg:d="M21 0l13 4c35 53-64 46-24 0z">
          <text:p/>
        </draw:path>
        <draw:polygon draw:style-name="gr6" draw:text-style-name="P1" draw:layer="layout" svg:width="0.038cm" svg:height="0.04cm" svg:x="66.55cm" svg:y="7.99cm" svg:viewBox="0 0 39 41" draw:points="20,0 32,4 39,15 39,27 32,39 20,41 9,39 0,27 0,15 9,4">
          <text:p/>
        </draw:polygon>
        <draw:polygon draw:style-name="gr3" draw:text-style-name="P3" draw:layer="layout" svg:width="0.038cm" svg:height="0.041cm" svg:x="66.55cm" svg:y="7.291cm" svg:viewBox="0 0 39 42" draw:points="20,0 32,5 39,14 39,27 32,37 20,42 9,37 0,27 0,14 9,5">
          <text:p/>
        </draw:polygon>
        <draw:polygon draw:style-name="gr6" draw:text-style-name="P1" draw:layer="layout" svg:width="0.038cm" svg:height="0.041cm" svg:x="66.55cm" svg:y="7.291cm" svg:viewBox="0 0 39 42" draw:points="20,0 32,5 39,14 39,27 32,37 20,42 9,37 0,27 0,14 9,5">
          <text:p/>
        </draw:polygon>
        <draw:polygon draw:style-name="gr3" draw:text-style-name="P3" draw:layer="layout" svg:width="0.029cm" svg:height="0.8cm" svg:x="66.554cm" svg:y="7.262cm" svg:viewBox="0 0 30 801" draw:points="0,0 0,801 30,801 30,0">
          <text:p/>
        </draw:polygon>
        <draw:polygon draw:style-name="gr6" draw:text-style-name="P1" draw:layer="layout" svg:width="0.029cm" svg:height="0.8cm" svg:x="66.554cm" svg:y="7.262cm" svg:viewBox="0 0 30 801" draw:points="0,801 0,0 30,0 30,801">
          <text:p/>
        </draw:polygon>
        <draw:path draw:style-name="gr3" draw:text-style-name="P3" draw:layer="layout" svg:width="0.04cm" svg:height="0.041cm" svg:x="66.467cm" svg:y="8.061cm" svg:viewBox="0 0 41 42" svg:d="M0 21l2-13c52-34 52 60 0 27z">
          <text:p/>
        </draw:path>
        <draw:polygon draw:style-name="gr6" draw:text-style-name="P1" draw:layer="layout" svg:width="0.04cm" svg:height="0.038cm" svg:x="66.467cm" svg:y="8.062cm" svg:viewBox="0 0 41 39" draw:points="0,20 2,6 13,0 25,0 37,6 41,20 37,33 25,39 13,39 2,33">
          <text:p/>
        </draw:polygon>
        <draw:path draw:style-name="gr3" draw:text-style-name="P3" draw:layer="layout" svg:width="0.04cm" svg:height="0.04cm" svg:x="64.966cm" svg:y="8.061cm" svg:viewBox="0 0 41 41" svg:d="M0 20l5-13c48-33 48 59 0 27z">
          <text:p/>
        </draw:path>
        <draw:polygon draw:style-name="gr6" draw:text-style-name="P1" draw:layer="layout" svg:width="0.041cm" svg:height="0.038cm" svg:x="64.966cm" svg:y="8.062cm" svg:viewBox="0 0 42 39" draw:points="0,20 5,6 16,0 27,0 37,6 42,20 37,33 27,39 16,39 5,33">
          <text:p/>
        </draw:polygon>
        <draw:polygon draw:style-name="gr3" draw:text-style-name="P3" draw:layer="layout" svg:width="1.6cm" svg:height="0.038cm" svg:x="64.937cm" svg:y="8.062cm" svg:viewBox="0 0 1601 39" draw:points="0,0 0,39 1601,39 1601,0">
          <text:p/>
        </draw:polygon>
        <draw:polygon draw:style-name="gr6" draw:text-style-name="P1" draw:layer="layout" svg:width="1.6cm" svg:height="0.038cm" svg:x="64.937cm" svg:y="8.062cm" svg:viewBox="0 0 1601 39" draw:points="1601,39 0,39 0,0 1601,0">
          <text:p/>
        </draw:polygon>
        <draw:path draw:style-name="gr3" draw:text-style-name="P3" draw:layer="layout" svg:width="0.04cm" svg:height="0.04cm" svg:x="64.902cm" svg:y="7.99cm" svg:viewBox="0 0 41 41" svg:d="M21 0l10 4c41 46-59 53-23 0z">
          <text:p/>
        </draw:path>
        <draw:polygon draw:style-name="gr6" draw:text-style-name="P1" draw:layer="layout" svg:width="0.038cm" svg:height="0.04cm" svg:x="64.903cm" svg:y="7.99cm" svg:viewBox="0 0 39 41" draw:points="19,0 30,4 39,15 39,27 30,39 19,41 6,39 0,27 0,15 6,4">
          <text:p/>
        </draw:polygon>
        <draw:polygon draw:style-name="gr3" draw:text-style-name="P3" draw:layer="layout" svg:width="0.038cm" svg:height="0.041cm" svg:x="64.903cm" svg:y="7.291cm" svg:viewBox="0 0 39 42" draw:points="19,0 30,5 39,14 39,27 30,37 19,42 6,37 0,27 0,14 6,5">
          <text:p/>
        </draw:polygon>
        <draw:polygon draw:style-name="gr6" draw:text-style-name="P1" draw:layer="layout" svg:width="0.038cm" svg:height="0.041cm" svg:x="64.903cm" svg:y="7.291cm" svg:viewBox="0 0 39 42" draw:points="19,0 30,5 39,14 39,27 30,37 19,42 6,37 0,27 0,14 6,5">
          <text:p/>
        </draw:polygon>
        <draw:polygon draw:style-name="gr3" draw:text-style-name="P3" draw:layer="layout" svg:width="0.03cm" svg:height="0.8cm" svg:x="64.907cm" svg:y="7.262cm" svg:viewBox="0 0 31 801" draw:points="0,0 0,801 31,801 31,0">
          <text:p/>
        </draw:polygon>
        <draw:polygon draw:style-name="gr6" draw:text-style-name="P1" draw:layer="layout" svg:width="0.03cm" svg:height="0.8cm" svg:x="64.907cm" svg:y="7.262cm" svg:viewBox="0 0 31 801" draw:points="0,801 0,0 31,0 31,801">
          <text:p/>
        </draw:polygon>
        <draw:polygon draw:style-name="gr3" draw:text-style-name="P3" draw:layer="layout" svg:width="0.038cm" svg:height="0.04cm" svg:x="68.249cm" svg:y="8.17cm" svg:viewBox="0 0 39 41" draw:points="20,41 33,39 39,28 39,16 33,4 20,0 9,4 0,16 0,28 9,39">
          <text:p/>
        </draw:polygon>
        <draw:polygon draw:style-name="gr6" draw:text-style-name="P1" draw:layer="layout" svg:width="0.038cm" svg:height="0.04cm" svg:x="68.249cm" svg:y="8.17cm" svg:viewBox="0 0 39 41" draw:points="20,0 9,4 0,16 0,28 9,39 20,41 33,39 39,28 39,16 33,4">
          <text:p/>
        </draw:polygon>
        <draw:polygon draw:style-name="gr3" draw:text-style-name="P3" draw:layer="layout" svg:width="0.038cm" svg:height="0.041cm" svg:x="68.249cm" svg:y="8.87cm" svg:viewBox="0 0 39 42" draw:points="20,42 33,37 39,26 39,15 33,5 20,0 9,5 0,15 0,26 9,37">
          <text:p/>
        </draw:polygon>
        <draw:polygon draw:style-name="gr6" draw:text-style-name="P1" draw:layer="layout" svg:width="0.038cm" svg:height="0.041cm" svg:x="68.249cm" svg:y="8.87cm" svg:viewBox="0 0 39 42" draw:points="20,0 9,5 0,15 0,26 9,37 20,42 33,37 39,26 39,15 33,5">
          <text:p/>
        </draw:polygon>
        <draw:polygon draw:style-name="gr3" draw:text-style-name="P3" draw:layer="layout" svg:width="0.029cm" svg:height="0.8cm" svg:x="68.254cm" svg:y="8.14cm" svg:viewBox="0 0 30 801" draw:points="0,0 0,801 30,801 30,0">
          <text:p/>
        </draw:polygon>
        <draw:line draw:style-name="gr6" draw:text-style-name="P1" draw:layer="layout" svg:x1="68.283cm" svg:y1="8.14cm" svg:x2="68.254cm" svg:y2="8.14cm">
          <text:p/>
        </draw:line>
        <draw:line draw:style-name="gr6" draw:text-style-name="P1" draw:layer="layout" svg:x1="68.283cm" svg:y1="8.94cm" svg:x2="68.283cm" svg:y2="8.14cm">
          <text:p/>
        </draw:line>
        <draw:line draw:style-name="gr6" draw:text-style-name="P1" draw:layer="layout" svg:x1="68.254cm" svg:y1="8.94cm" svg:x2="68.283cm" svg:y2="8.94cm">
          <text:p/>
        </draw:line>
        <draw:line draw:style-name="gr6" draw:text-style-name="P1" draw:layer="layout" svg:x1="68.254cm" svg:y1="8.14cm" svg:x2="68.254cm" svg:y2="8.94cm">
          <text:p/>
        </draw:line>
        <draw:path draw:style-name="gr3" draw:text-style-name="P3" draw:layer="layout" svg:width="0.038cm" svg:height="0.04cm" svg:x="68.167cm" svg:y="8.101cm" svg:viewBox="0 0 39 41" svg:d="M0 21l2 11c45 40 53-59 0-24z">
          <text:p/>
        </draw:path>
        <draw:polygon draw:style-name="gr6" draw:text-style-name="P1" draw:layer="layout" svg:width="0.038cm" svg:height="0.038cm" svg:x="68.167cm" svg:y="8.102cm" svg:viewBox="0 0 39 39" draw:points="39,20 37,6 26,0 12,0 2,6 0,20 2,31 12,39 26,39 37,31">
          <text:p/>
        </draw:polygon>
        <draw:polygon draw:style-name="gr3" draw:text-style-name="P3" draw:layer="layout" svg:width="0.04cm" svg:height="0.038cm" svg:x="66.666cm" svg:y="8.102cm" svg:viewBox="0 0 41 39" draw:points="0,20 4,31 15,39 25,39 37,31 41,20 37,6 25,0 15,0 4,6">
          <text:p/>
        </draw:polygon>
        <draw:polygon draw:style-name="gr6" draw:text-style-name="P1" draw:layer="layout" svg:width="0.04cm" svg:height="0.038cm" svg:x="66.666cm" svg:y="8.102cm" svg:viewBox="0 0 41 39" draw:points="41,20 37,6 25,0 15,0 4,6 0,20 4,31 15,39 25,39 37,31">
          <text:p/>
        </draw:polygon>
        <draw:polygon draw:style-name="gr3" draw:text-style-name="P3" draw:layer="layout" svg:width="1.601cm" svg:height="0.04cm" svg:x="66.636cm" svg:y="8.1cm" svg:viewBox="0 0 1602 41" draw:points="0,0 0,41 1602,41 1602,0">
          <text:p/>
        </draw:polygon>
        <draw:line draw:style-name="gr6" draw:text-style-name="P1" draw:layer="layout" svg:x1="68.237cm" svg:y1="8.14cm" svg:x2="68.237cm" svg:y2="8.1cm">
          <text:p/>
        </draw:line>
        <draw:line draw:style-name="gr6" draw:text-style-name="P1" draw:layer="layout" svg:x1="66.636cm" svg:y1="8.14cm" svg:x2="68.237cm" svg:y2="8.14cm">
          <text:p/>
        </draw:line>
        <draw:line draw:style-name="gr6" draw:text-style-name="P1" draw:layer="layout" svg:x1="66.636cm" svg:y1="8.1cm" svg:x2="66.636cm" svg:y2="8.14cm">
          <text:p/>
        </draw:line>
        <draw:line draw:style-name="gr6" draw:text-style-name="P1" draw:layer="layout" svg:x1="68.237cm" svg:y1="8.1cm" svg:x2="66.636cm" svg:y2="8.1cm">
          <text:p/>
        </draw:line>
        <draw:polygon draw:style-name="gr3" draw:text-style-name="P3" draw:layer="layout" svg:width="0.038cm" svg:height="0.04cm" svg:x="66.603cm" svg:y="8.17cm" svg:viewBox="0 0 39 41" draw:points="19,41 29,39 39,28 39,16 29,4 19,0 6,4 0,16 0,28 6,39">
          <text:p/>
        </draw:polygon>
        <draw:polygon draw:style-name="gr6" draw:text-style-name="P1" draw:layer="layout" svg:width="0.038cm" svg:height="0.04cm" svg:x="66.603cm" svg:y="8.17cm" svg:viewBox="0 0 39 41" draw:points="19,0 6,4 0,16 0,28 6,39 19,41 29,39 39,28 39,16 29,4">
          <text:p/>
        </draw:polygon>
        <draw:polygon draw:style-name="gr3" draw:text-style-name="P3" draw:layer="layout" svg:width="0.038cm" svg:height="0.041cm" svg:x="66.603cm" svg:y="8.87cm" svg:viewBox="0 0 39 42" draw:points="19,42 29,37 39,26 39,15 29,5 19,0 6,5 0,15 0,26 6,37">
          <text:p/>
        </draw:polygon>
        <draw:polygon draw:style-name="gr6" draw:text-style-name="P1" draw:layer="layout" svg:width="0.038cm" svg:height="0.041cm" svg:x="66.603cm" svg:y="8.87cm" svg:viewBox="0 0 39 42" draw:points="19,0 6,5 0,15 0,26 6,37 19,42 29,37 39,26 39,15 29,5">
          <text:p/>
        </draw:polygon>
        <draw:polygon draw:style-name="gr3" draw:text-style-name="P3" draw:layer="layout" svg:width="0.029cm" svg:height="0.8cm" svg:x="66.607cm" svg:y="8.14cm" svg:viewBox="0 0 30 801" draw:points="0,0 0,801 30,801 30,0">
          <text:p/>
        </draw:polygon>
        <draw:line draw:style-name="gr6" draw:text-style-name="P1" draw:layer="layout" svg:x1="66.636cm" svg:y1="8.14cm" svg:x2="66.607cm" svg:y2="8.14cm">
          <text:p/>
        </draw:line>
        <draw:line draw:style-name="gr6" draw:text-style-name="P1" draw:layer="layout" svg:x1="66.636cm" svg:y1="8.94cm" svg:x2="66.636cm" svg:y2="8.14cm">
          <text:p/>
        </draw:line>
        <draw:line draw:style-name="gr6" draw:text-style-name="P1" draw:layer="layout" svg:x1="66.607cm" svg:y1="8.94cm" svg:x2="66.636cm" svg:y2="8.94cm">
          <text:p/>
        </draw:line>
        <draw:line draw:style-name="gr6" draw:text-style-name="P1" draw:layer="layout" svg:x1="66.607cm" svg:y1="8.14cm" svg:x2="66.607cm" svg:y2="8.94cm">
          <text:p/>
        </draw:line>
        <draw:path draw:style-name="gr3" draw:text-style-name="P3" draw:layer="layout" svg:width="0.041cm" svg:height="0.04cm" svg:x="68.248cm" svg:y="7.99cm" svg:viewBox="0 0 42 41" svg:d="M21 0l13 4c36 53-65 46-24 0z">
          <text:p/>
        </draw:path>
        <draw:polygon draw:style-name="gr6" draw:text-style-name="P1" draw:layer="layout" svg:width="0.038cm" svg:height="0.04cm" svg:x="68.249cm" svg:y="7.99cm" svg:viewBox="0 0 39 41" draw:points="20,0 33,4 39,15 39,27 33,39 20,41 9,39 0,27 0,15 9,4">
          <text:p/>
        </draw:polygon>
        <draw:polygon draw:style-name="gr3" draw:text-style-name="P3" draw:layer="layout" svg:width="0.038cm" svg:height="0.041cm" svg:x="68.249cm" svg:y="7.291cm" svg:viewBox="0 0 39 42" draw:points="20,0 33,5 39,14 39,27 33,37 20,42 9,37 0,27 0,14 9,5">
          <text:p/>
        </draw:polygon>
        <draw:polygon draw:style-name="gr6" draw:text-style-name="P1" draw:layer="layout" svg:width="0.038cm" svg:height="0.041cm" svg:x="68.249cm" svg:y="7.291cm" svg:viewBox="0 0 39 42" draw:points="20,0 33,5 39,14 39,27 33,37 20,42 9,37 0,27 0,14 9,5">
          <text:p/>
        </draw:polygon>
        <draw:polygon draw:style-name="gr3" draw:text-style-name="P3" draw:layer="layout" svg:width="0.029cm" svg:height="0.8cm" svg:x="68.254cm" svg:y="7.262cm" svg:viewBox="0 0 30 801" draw:points="0,0 0,801 30,801 30,0">
          <text:p/>
        </draw:polygon>
        <draw:polygon draw:style-name="gr6" draw:text-style-name="P1" draw:layer="layout" svg:width="0.029cm" svg:height="0.8cm" svg:x="68.254cm" svg:y="7.262cm" svg:viewBox="0 0 30 801" draw:points="0,801 0,0 30,0 30,801">
          <text:p/>
        </draw:polygon>
        <draw:path draw:style-name="gr3" draw:text-style-name="P3" draw:layer="layout" svg:width="0.039cm" svg:height="0.04cm" svg:x="68.167cm" svg:y="8.061cm" svg:viewBox="0 0 40 41" svg:d="M0 21l2-13c50-34 50 60 0 26z">
          <text:p/>
        </draw:path>
        <draw:polygon draw:style-name="gr6" draw:text-style-name="P1" draw:layer="layout" svg:width="0.038cm" svg:height="0.038cm" svg:x="68.167cm" svg:y="8.062cm" svg:viewBox="0 0 39 39" draw:points="0,20 2,6 12,0 26,0 37,6 39,20 37,33 26,39 12,39 2,33">
          <text:p/>
        </draw:polygon>
        <draw:path draw:style-name="gr3" draw:text-style-name="P3" draw:layer="layout" svg:width="0.041cm" svg:height="0.04cm" svg:x="66.666cm" svg:y="8.061cm" svg:viewBox="0 0 42 41" svg:d="M0 20l4-13c50-33 50 59 0 27z">
          <text:p/>
        </draw:path>
        <draw:polygon draw:style-name="gr6" draw:text-style-name="P1" draw:layer="layout" svg:width="0.04cm" svg:height="0.038cm" svg:x="66.666cm" svg:y="8.062cm" svg:viewBox="0 0 41 39" draw:points="0,20 4,6 15,0 25,0 37,6 41,20 37,33 25,39 15,39 4,33">
          <text:p/>
        </draw:polygon>
        <draw:polygon draw:style-name="gr3" draw:text-style-name="P3" draw:layer="layout" svg:width="1.601cm" svg:height="0.038cm" svg:x="66.636cm" svg:y="8.062cm" svg:viewBox="0 0 1602 39" draw:points="0,0 0,39 1602,39 1602,0">
          <text:p/>
        </draw:polygon>
        <draw:polygon draw:style-name="gr6" draw:text-style-name="P1" draw:layer="layout" svg:width="1.601cm" svg:height="0.038cm" svg:x="66.636cm" svg:y="8.062cm" svg:viewBox="0 0 1602 39" draw:points="1602,39 0,39 0,0 1602,0">
          <text:p/>
        </draw:polygon>
        <draw:path draw:style-name="gr3" draw:text-style-name="P3" draw:layer="layout" svg:width="0.041cm" svg:height="0.04cm" svg:x="66.601cm" svg:y="7.99cm" svg:viewBox="0 0 42 41" svg:d="M22 0l10 4c41 46-60 53-24 0z">
          <text:p/>
        </draw:path>
        <draw:polygon draw:style-name="gr6" draw:text-style-name="P1" draw:layer="layout" svg:width="0.038cm" svg:height="0.04cm" svg:x="66.603cm" svg:y="7.99cm" svg:viewBox="0 0 39 41" draw:points="19,0 29,4 39,15 39,27 29,39 19,41 6,39 0,27 0,15 6,4">
          <text:p/>
        </draw:polygon>
        <draw:polygon draw:style-name="gr3" draw:text-style-name="P3" draw:layer="layout" svg:width="0.038cm" svg:height="0.041cm" svg:x="66.603cm" svg:y="7.291cm" svg:viewBox="0 0 39 42" draw:points="19,0 29,5 39,14 39,27 29,37 19,42 6,37 0,27 0,14 6,5">
          <text:p/>
        </draw:polygon>
        <draw:polygon draw:style-name="gr6" draw:text-style-name="P1" draw:layer="layout" svg:width="0.038cm" svg:height="0.041cm" svg:x="66.603cm" svg:y="7.291cm" svg:viewBox="0 0 39 42" draw:points="19,0 29,5 39,14 39,27 29,37 19,42 6,37 0,27 0,14 6,5">
          <text:p/>
        </draw:polygon>
        <draw:polygon draw:style-name="gr3" draw:text-style-name="P3" draw:layer="layout" svg:width="0.029cm" svg:height="0.8cm" svg:x="66.607cm" svg:y="7.262cm" svg:viewBox="0 0 30 801" draw:points="0,0 0,801 30,801 30,0">
          <text:p/>
        </draw:polygon>
        <draw:polygon draw:style-name="gr6" draw:text-style-name="P1" draw:layer="layout" svg:width="0.029cm" svg:height="0.8cm" svg:x="66.607cm" svg:y="7.262cm" svg:viewBox="0 0 30 801" draw:points="0,801 0,0 30,0 30,801">
          <text:p/>
        </draw:polygon>
        <draw:path draw:style-name="gr3" draw:text-style-name="P3" draw:layer="layout" svg:width="0.04cm" svg:height="0.04cm" svg:x="69.948cm" svg:y="8.17cm" svg:viewBox="0 0 41 41" svg:d="M21 41l13-3c34-51-60-51-26 0z">
          <text:p/>
        </draw:path>
        <draw:polygon draw:style-name="gr6" draw:text-style-name="P1" draw:layer="layout" svg:width="0.038cm" svg:height="0.04cm" svg:x="69.949cm" svg:y="8.17cm" svg:viewBox="0 0 39 41" draw:points="19,0 6,4 0,16 0,28 6,39 19,41 33,39 39,28 39,16 33,4">
          <text:p/>
        </draw:polygon>
        <draw:path draw:style-name="gr3" draw:text-style-name="P3" draw:layer="layout" svg:width="0.04cm" svg:height="0.04cm" svg:x="69.948cm" svg:y="8.871cm" svg:viewBox="0 0 41 41" svg:d="M20 41l13-5c33-48-59-48-26 0z">
          <text:p/>
        </draw:path>
        <draw:polygon draw:style-name="gr6" draw:text-style-name="P1" draw:layer="layout" svg:width="0.038cm" svg:height="0.041cm" svg:x="69.949cm" svg:y="8.87cm" svg:viewBox="0 0 39 42" draw:points="19,0 6,5 0,15 0,26 6,37 19,42 33,37 39,26 39,15 33,5">
          <text:p/>
        </draw:polygon>
        <draw:polygon draw:style-name="gr3" draw:text-style-name="P3" draw:layer="layout" svg:width="0.03cm" svg:height="0.8cm" svg:x="69.953cm" svg:y="8.14cm" svg:viewBox="0 0 31 801" draw:points="0,0 0,801 31,801 31,0">
          <text:p/>
        </draw:polygon>
        <draw:line draw:style-name="gr6" draw:text-style-name="P1" draw:layer="layout" svg:x1="69.983cm" svg:y1="8.14cm" svg:x2="69.953cm" svg:y2="8.14cm">
          <text:p/>
        </draw:line>
        <draw:line draw:style-name="gr6" draw:text-style-name="P1" draw:layer="layout" svg:x1="69.983cm" svg:y1="8.94cm" svg:x2="69.983cm" svg:y2="8.14cm">
          <text:p/>
        </draw:line>
        <draw:line draw:style-name="gr6" draw:text-style-name="P1" draw:layer="layout" svg:x1="69.953cm" svg:y1="8.94cm" svg:x2="69.983cm" svg:y2="8.94cm">
          <text:p/>
        </draw:line>
        <draw:line draw:style-name="gr6" draw:text-style-name="P1" draw:layer="layout" svg:x1="69.953cm" svg:y1="8.14cm" svg:x2="69.953cm" svg:y2="8.94cm">
          <text:p/>
        </draw:line>
        <draw:path draw:style-name="gr3" draw:text-style-name="P3" draw:layer="layout" svg:width="0.038cm" svg:height="0.04cm" svg:x="69.866cm" svg:y="8.101cm" svg:viewBox="0 0 39 41" svg:d="M0 21l3 11c45 40 52-59 0-24z">
          <text:p/>
        </draw:path>
        <draw:polygon draw:style-name="gr6" draw:text-style-name="P1" draw:layer="layout" svg:width="0.039cm" svg:height="0.038cm" svg:x="69.866cm" svg:y="8.102cm" svg:viewBox="0 0 40 39" draw:points="40,20 37,6 26,0 13,0 3,6 0,20 3,31 13,39 26,39 37,31">
          <text:p/>
        </draw:polygon>
        <draw:polygon draw:style-name="gr3" draw:text-style-name="P3" draw:layer="layout" svg:width="0.04cm" svg:height="0.038cm" svg:x="68.366cm" svg:y="8.102cm" svg:viewBox="0 0 41 39" draw:points="0,20 4,31 16,39 26,39 37,31 41,20 37,6 26,0 16,0 4,6">
          <text:p/>
        </draw:polygon>
        <draw:polygon draw:style-name="gr6" draw:text-style-name="P1" draw:layer="layout" svg:width="0.04cm" svg:height="0.038cm" svg:x="68.366cm" svg:y="8.102cm" svg:viewBox="0 0 41 39" draw:points="41,20 37,6 26,0 16,0 4,6 0,20 4,31 16,39 26,39 37,31">
          <text:p/>
        </draw:polygon>
        <draw:polygon draw:style-name="gr3" draw:text-style-name="P3" draw:layer="layout" svg:width="1.6cm" svg:height="0.04cm" svg:x="68.336cm" svg:y="8.1cm" svg:viewBox="0 0 1601 41" draw:points="0,0 0,41 1601,41 1601,0">
          <text:p/>
        </draw:polygon>
        <draw:line draw:style-name="gr6" draw:text-style-name="P1" draw:layer="layout" svg:x1="69.936cm" svg:y1="8.14cm" svg:x2="69.936cm" svg:y2="8.1cm">
          <text:p/>
        </draw:line>
        <draw:line draw:style-name="gr6" draw:text-style-name="P1" draw:layer="layout" svg:x1="68.336cm" svg:y1="8.14cm" svg:x2="69.936cm" svg:y2="8.14cm">
          <text:p/>
        </draw:line>
        <draw:line draw:style-name="gr6" draw:text-style-name="P1" draw:layer="layout" svg:x1="68.336cm" svg:y1="8.1cm" svg:x2="68.336cm" svg:y2="8.14cm">
          <text:p/>
        </draw:line>
        <draw:line draw:style-name="gr6" draw:text-style-name="P1" draw:layer="layout" svg:x1="69.936cm" svg:y1="8.1cm" svg:x2="68.336cm" svg:y2="8.1cm">
          <text:p/>
        </draw:line>
        <draw:polygon draw:style-name="gr3" draw:text-style-name="P3" draw:layer="layout" svg:width="0.038cm" svg:height="0.04cm" svg:x="68.302cm" svg:y="8.17cm" svg:viewBox="0 0 39 41" draw:points="20,41 31,39 39,28 39,16 31,4 20,0 8,4 0,16 0,28 8,39">
          <text:p/>
        </draw:polygon>
        <draw:polygon draw:style-name="gr6" draw:text-style-name="P1" draw:layer="layout" svg:width="0.038cm" svg:height="0.04cm" svg:x="68.302cm" svg:y="8.17cm" svg:viewBox="0 0 39 41" draw:points="20,0 8,4 0,16 0,28 8,39 20,41 31,39 39,28 39,16 31,4">
          <text:p/>
        </draw:polygon>
        <draw:polygon draw:style-name="gr3" draw:text-style-name="P3" draw:layer="layout" svg:width="0.038cm" svg:height="0.041cm" svg:x="68.302cm" svg:y="8.87cm" svg:viewBox="0 0 39 42" draw:points="20,42 31,37 39,26 39,15 31,5 20,0 8,5 0,15 0,26 8,37">
          <text:p/>
        </draw:polygon>
        <draw:polygon draw:style-name="gr6" draw:text-style-name="P1" draw:layer="layout" svg:width="0.038cm" svg:height="0.041cm" svg:x="68.302cm" svg:y="8.87cm" svg:viewBox="0 0 39 42" draw:points="20,0 8,5 0,15 0,26 8,37 20,42 31,37 39,26 39,15 31,5">
          <text:p/>
        </draw:polygon>
        <draw:polygon draw:style-name="gr3" draw:text-style-name="P3" draw:layer="layout" svg:width="0.03cm" svg:height="0.8cm" svg:x="68.306cm" svg:y="8.14cm" svg:viewBox="0 0 31 801" draw:points="0,0 0,801 31,801 31,0">
          <text:p/>
        </draw:polygon>
        <draw:line draw:style-name="gr6" draw:text-style-name="P1" draw:layer="layout" svg:x1="68.336cm" svg:y1="8.14cm" svg:x2="68.306cm" svg:y2="8.14cm">
          <text:p/>
        </draw:line>
        <draw:line draw:style-name="gr6" draw:text-style-name="P1" draw:layer="layout" svg:x1="68.336cm" svg:y1="8.94cm" svg:x2="68.336cm" svg:y2="8.14cm">
          <text:p/>
        </draw:line>
        <draw:line draw:style-name="gr6" draw:text-style-name="P1" draw:layer="layout" svg:x1="68.306cm" svg:y1="8.94cm" svg:x2="68.336cm" svg:y2="8.94cm">
          <text:p/>
        </draw:line>
        <draw:line draw:style-name="gr6" draw:text-style-name="P1" draw:layer="layout" svg:x1="68.306cm" svg:y1="8.14cm" svg:x2="68.306cm" svg:y2="8.94cm">
          <text:p/>
        </draw:line>
        <draw:path draw:style-name="gr3" draw:text-style-name="P3" draw:layer="layout" svg:width="0.041cm" svg:height="0.041cm" svg:x="69.948cm" svg:y="7.99cm" svg:viewBox="0 0 42 42" svg:d="M21 0l14 4c33 50-61 50-27 0z">
          <text:p/>
        </draw:path>
        <draw:polygon draw:style-name="gr6" draw:text-style-name="P1" draw:layer="layout" svg:width="0.038cm" svg:height="0.04cm" svg:x="69.949cm" svg:y="7.99cm" svg:viewBox="0 0 39 41" draw:points="19,0 33,4 39,15 39,27 33,39 19,41 6,39 0,27 0,15 6,4">
          <text:p/>
        </draw:polygon>
        <draw:path draw:style-name="gr3" draw:text-style-name="P3" draw:layer="layout" svg:width="0.041cm" svg:height="0.039cm" svg:x="69.948cm" svg:y="7.291cm" svg:viewBox="0 0 42 40" svg:d="M21 0l14 5c33 47-61 47-27 0z">
          <text:p/>
        </draw:path>
        <draw:polygon draw:style-name="gr6" draw:text-style-name="P1" draw:layer="layout" svg:width="0.038cm" svg:height="0.041cm" svg:x="69.949cm" svg:y="7.291cm" svg:viewBox="0 0 39 42" draw:points="19,0 33,5 39,14 39,27 33,37 19,42 6,37 0,27 0,14 6,5">
          <text:p/>
        </draw:polygon>
        <draw:polygon draw:style-name="gr3" draw:text-style-name="P3" draw:layer="layout" svg:width="0.03cm" svg:height="0.8cm" svg:x="69.953cm" svg:y="7.262cm" svg:viewBox="0 0 31 801" draw:points="0,0 0,801 31,801 31,0">
          <text:p/>
        </draw:polygon>
        <draw:polygon draw:style-name="gr6" draw:text-style-name="P1" draw:layer="layout" svg:width="0.03cm" svg:height="0.8cm" svg:x="69.953cm" svg:y="7.262cm" svg:viewBox="0 0 31 801" draw:points="0,801 0,0 31,0 31,801">
          <text:p/>
        </draw:polygon>
        <draw:path draw:style-name="gr3" draw:text-style-name="P3" draw:layer="layout" svg:width="0.039cm" svg:height="0.04cm" svg:x="69.866cm" svg:y="8.061cm" svg:viewBox="0 0 40 41" svg:d="M0 21l3-13c49-34 49 60 0 26z">
          <text:p/>
        </draw:path>
        <draw:polygon draw:style-name="gr6" draw:text-style-name="P1" draw:layer="layout" svg:width="0.039cm" svg:height="0.038cm" svg:x="69.866cm" svg:y="8.062cm" svg:viewBox="0 0 40 39" draw:points="0,20 3,6 13,0 26,0 37,6 40,20 37,33 26,39 13,39 3,33">
          <text:p/>
        </draw:polygon>
        <draw:path draw:style-name="gr3" draw:text-style-name="P3" draw:layer="layout" svg:width="0.039cm" svg:height="0.04cm" svg:x="68.366cm" svg:y="8.061cm" svg:viewBox="0 0 40 41" svg:d="M0 20l4-13c48-33 48 59 0 27z">
          <text:p/>
        </draw:path>
        <draw:polygon draw:style-name="gr6" draw:text-style-name="P1" draw:layer="layout" svg:width="0.04cm" svg:height="0.038cm" svg:x="68.366cm" svg:y="8.062cm" svg:viewBox="0 0 41 39" draw:points="0,20 4,6 16,0 26,0 37,6 41,20 37,33 26,39 16,39 4,33">
          <text:p/>
        </draw:polygon>
        <draw:polygon draw:style-name="gr3" draw:text-style-name="P3" draw:layer="layout" svg:width="1.6cm" svg:height="0.038cm" svg:x="68.336cm" svg:y="8.062cm" svg:viewBox="0 0 1601 39" draw:points="0,0 0,39 1601,39 1601,0">
          <text:p/>
        </draw:polygon>
        <draw:polygon draw:style-name="gr6" draw:text-style-name="P1" draw:layer="layout" svg:width="1.6cm" svg:height="0.038cm" svg:x="68.336cm" svg:y="8.062cm" svg:viewBox="0 0 1601 39" draw:points="1601,39 0,39 0,0 1601,0">
          <text:p/>
        </draw:polygon>
        <draw:path draw:style-name="gr3" draw:text-style-name="P3" draw:layer="layout" svg:width="0.04cm" svg:height="0.04cm" svg:x="68.301cm" svg:y="7.99cm" svg:viewBox="0 0 41 41" svg:d="M20 0l11 4c40 46-59 53-23 0z">
          <text:p/>
        </draw:path>
        <draw:polygon draw:style-name="gr6" draw:text-style-name="P1" draw:layer="layout" svg:width="0.038cm" svg:height="0.04cm" svg:x="68.302cm" svg:y="7.99cm" svg:viewBox="0 0 39 41" draw:points="20,0 31,4 39,15 39,27 31,39 20,41 8,39 0,27 0,15 8,4">
          <text:p/>
        </draw:polygon>
        <draw:polygon draw:style-name="gr3" draw:text-style-name="P3" draw:layer="layout" svg:width="0.038cm" svg:height="0.041cm" svg:x="68.302cm" svg:y="7.291cm" svg:viewBox="0 0 39 42" draw:points="20,0 31,5 39,14 39,27 31,37 20,42 8,37 0,27 0,14 8,5">
          <text:p/>
        </draw:polygon>
        <draw:polygon draw:style-name="gr6" draw:text-style-name="P1" draw:layer="layout" svg:width="0.038cm" svg:height="0.041cm" svg:x="68.302cm" svg:y="7.291cm" svg:viewBox="0 0 39 42" draw:points="20,0 31,5 39,14 39,27 31,37 20,42 8,37 0,27 0,14 8,5">
          <text:p/>
        </draw:polygon>
        <draw:polygon draw:style-name="gr3" draw:text-style-name="P3" draw:layer="layout" svg:width="0.03cm" svg:height="0.8cm" svg:x="68.306cm" svg:y="7.262cm" svg:viewBox="0 0 31 801" draw:points="0,0 0,801 31,801 31,0">
          <text:p/>
        </draw:polygon>
        <draw:polygon draw:style-name="gr6" draw:text-style-name="P1" draw:layer="layout" svg:width="0.03cm" svg:height="0.8cm" svg:x="68.306cm" svg:y="7.262cm" svg:viewBox="0 0 31 801" draw:points="0,801 0,0 31,0 31,801">
          <text:p/>
        </draw:polygon>
        <draw:polygon draw:style-name="gr3" draw:text-style-name="P3" draw:layer="layout" svg:width="0.039cm" svg:height="0.04cm" svg:x="72.478cm" svg:y="8.17cm" svg:viewBox="0 0 40 41" draw:points="20,41 31,39 40,28 40,16 31,4 20,0 8,4 0,16 0,28 8,39">
          <text:p/>
        </draw:polygon>
        <draw:polygon draw:style-name="gr6" draw:text-style-name="P1" draw:layer="layout" svg:width="0.039cm" svg:height="0.04cm" svg:x="72.478cm" svg:y="8.17cm" svg:viewBox="0 0 40 41" draw:points="20,0 8,4 0,16 0,28 8,39 20,41 31,39 40,28 40,16 31,4">
          <text:p/>
        </draw:polygon>
        <draw:polygon draw:style-name="gr3" draw:text-style-name="P3" draw:layer="layout" svg:width="0.039cm" svg:height="0.041cm" svg:x="72.478cm" svg:y="8.87cm" svg:viewBox="0 0 40 42" draw:points="20,42 31,37 40,26 40,15 31,5 20,0 8,5 0,15 0,26 8,37">
          <text:p/>
        </draw:polygon>
        <draw:polygon draw:style-name="gr6" draw:text-style-name="P1" draw:layer="layout" svg:width="0.039cm" svg:height="0.041cm" svg:x="72.478cm" svg:y="8.87cm" svg:viewBox="0 0 40 42" draw:points="20,0 8,5 0,15 0,26 8,37 20,42 31,37 40,26 40,15 31,5">
          <text:p/>
        </draw:polygon>
        <draw:polygon draw:style-name="gr3" draw:text-style-name="P3" draw:layer="layout" svg:width="0.029cm" svg:height="0.8cm" svg:x="72.483cm" svg:y="8.14cm" svg:viewBox="0 0 30 801" draw:points="0,0 0,801 30,801 30,0">
          <text:p/>
        </draw:polygon>
        <draw:line draw:style-name="gr6" draw:text-style-name="P1" draw:layer="layout" svg:x1="72.512cm" svg:y1="8.14cm" svg:x2="72.483cm" svg:y2="8.14cm">
          <text:p/>
        </draw:line>
        <draw:line draw:style-name="gr6" draw:text-style-name="P1" draw:layer="layout" svg:x1="72.512cm" svg:y1="8.94cm" svg:x2="72.512cm" svg:y2="8.14cm">
          <text:p/>
        </draw:line>
        <draw:line draw:style-name="gr6" draw:text-style-name="P1" draw:layer="layout" svg:x1="72.483cm" svg:y1="8.94cm" svg:x2="72.512cm" svg:y2="8.94cm">
          <text:p/>
        </draw:line>
        <draw:line draw:style-name="gr6" draw:text-style-name="P1" draw:layer="layout" svg:x1="72.483cm" svg:y1="8.14cm" svg:x2="72.483cm" svg:y2="8.94cm">
          <text:p/>
        </draw:line>
        <draw:path draw:style-name="gr3" draw:text-style-name="P3" draw:layer="layout" svg:width="0.039cm" svg:height="0.04cm" svg:x="72.394cm" svg:y="8.101cm" svg:viewBox="0 0 40 41" svg:d="M0 20l4 11c41 40 55-58 0-24z">
          <text:p/>
        </draw:path>
        <draw:polygon draw:style-name="gr6" draw:text-style-name="P1" draw:layer="layout" svg:width="0.04cm" svg:height="0.038cm" svg:x="72.394cm" svg:y="8.102cm" svg:viewBox="0 0 41 39" draw:points="41,20 37,6 28,0 15,0 4,6 0,20 4,31 15,39 28,39 37,31">
          <text:p/>
        </draw:polygon>
        <draw:polygon draw:style-name="gr3" draw:text-style-name="P3" draw:layer="layout" svg:width="0.04cm" svg:height="0.038cm" svg:x="70.895cm" svg:y="8.102cm" svg:viewBox="0 0 41 39" draw:points="0,20 4,31 14,39 27,39 37,31 41,20 37,6 27,0 14,0 4,6">
          <text:p/>
        </draw:polygon>
        <draw:polygon draw:style-name="gr6" draw:text-style-name="P1" draw:layer="layout" svg:width="0.04cm" svg:height="0.038cm" svg:x="70.895cm" svg:y="8.102cm" svg:viewBox="0 0 41 39" draw:points="41,20 37,6 27,0 14,0 4,6 0,20 4,31 14,39 27,39 37,31">
          <text:p/>
        </draw:polygon>
        <draw:polygon draw:style-name="gr3" draw:text-style-name="P3" draw:layer="layout" svg:width="1.598cm" svg:height="0.04cm" svg:x="70.866cm" svg:y="8.1cm" svg:viewBox="0 0 1599 41" draw:points="0,0 0,41 1599,41 1599,0">
          <text:p/>
        </draw:polygon>
        <draw:line draw:style-name="gr6" draw:text-style-name="P1" draw:layer="layout" svg:x1="72.464cm" svg:y1="8.14cm" svg:x2="72.464cm" svg:y2="8.1cm">
          <text:p/>
        </draw:line>
        <draw:line draw:style-name="gr6" draw:text-style-name="P1" draw:layer="layout" svg:x1="70.866cm" svg:y1="8.14cm" svg:x2="72.464cm" svg:y2="8.14cm">
          <text:p/>
        </draw:line>
        <draw:line draw:style-name="gr6" draw:text-style-name="P1" draw:layer="layout" svg:x1="70.866cm" svg:y1="8.1cm" svg:x2="70.866cm" svg:y2="8.14cm">
          <text:p/>
        </draw:line>
        <draw:line draw:style-name="gr6" draw:text-style-name="P1" draw:layer="layout" svg:x1="72.464cm" svg:y1="8.1cm" svg:x2="70.866cm" svg:y2="8.1cm">
          <text:p/>
        </draw:line>
        <draw:polygon draw:style-name="gr3" draw:text-style-name="P3" draw:layer="layout" svg:width="0.038cm" svg:height="0.04cm" svg:x="70.832cm" svg:y="8.17cm" svg:viewBox="0 0 39 41" draw:points="20,41 30,39 39,28 39,16 30,4 20,0 6,4 0,16 0,28 6,39">
          <text:p/>
        </draw:polygon>
        <draw:polygon draw:style-name="gr6" draw:text-style-name="P1" draw:layer="layout" svg:width="0.038cm" svg:height="0.04cm" svg:x="70.832cm" svg:y="8.17cm" svg:viewBox="0 0 39 41" draw:points="20,0 6,4 0,16 0,28 6,39 20,41 30,39 39,28 39,16 30,4">
          <text:p/>
        </draw:polygon>
        <draw:polygon draw:style-name="gr3" draw:text-style-name="P3" draw:layer="layout" svg:width="0.038cm" svg:height="0.041cm" svg:x="70.832cm" svg:y="8.87cm" svg:viewBox="0 0 39 42" draw:points="20,42 30,37 39,26 39,15 30,5 20,0 6,5 0,15 0,26 6,37">
          <text:p/>
        </draw:polygon>
        <draw:polygon draw:style-name="gr6" draw:text-style-name="P1" draw:layer="layout" svg:width="0.038cm" svg:height="0.041cm" svg:x="70.832cm" svg:y="8.87cm" svg:viewBox="0 0 39 42" draw:points="20,0 6,5 0,15 0,26 6,37 20,42 30,37 39,26 39,15 30,5">
          <text:p/>
        </draw:polygon>
        <draw:polygon draw:style-name="gr3" draw:text-style-name="P3" draw:layer="layout" svg:width="0.029cm" svg:height="0.8cm" svg:x="70.836cm" svg:y="8.14cm" svg:viewBox="0 0 30 801" draw:points="0,0 0,801 30,801 30,0">
          <text:p/>
        </draw:polygon>
        <draw:line draw:style-name="gr6" draw:text-style-name="P1" draw:layer="layout" svg:x1="70.866cm" svg:y1="8.14cm" svg:x2="70.836cm" svg:y2="8.14cm">
          <text:p/>
        </draw:line>
        <draw:line draw:style-name="gr6" draw:text-style-name="P1" draw:layer="layout" svg:x1="70.866cm" svg:y1="8.94cm" svg:x2="70.866cm" svg:y2="8.14cm">
          <text:p/>
        </draw:line>
        <draw:line draw:style-name="gr6" draw:text-style-name="P1" draw:layer="layout" svg:x1="70.836cm" svg:y1="8.94cm" svg:x2="70.866cm" svg:y2="8.94cm">
          <text:p/>
        </draw:line>
        <draw:line draw:style-name="gr6" draw:text-style-name="P1" draw:layer="layout" svg:x1="70.836cm" svg:y1="8.14cm" svg:x2="70.836cm" svg:y2="8.94cm">
          <text:p/>
        </draw:line>
        <draw:path draw:style-name="gr3" draw:text-style-name="P3" draw:layer="layout" svg:width="0.041cm" svg:height="0.04cm" svg:x="72.477cm" svg:y="7.99cm" svg:viewBox="0 0 42 41" svg:d="M20 0l12 4c40 46-60 53-24 0z">
          <text:p/>
        </draw:path>
        <draw:polygon draw:style-name="gr6" draw:text-style-name="P1" draw:layer="layout" svg:width="0.039cm" svg:height="0.04cm" svg:x="72.478cm" svg:y="7.99cm" svg:viewBox="0 0 40 41" draw:points="20,0 31,4 40,15 40,27 31,39 20,41 8,39 0,27 0,15 8,4">
          <text:p/>
        </draw:polygon>
        <draw:polygon draw:style-name="gr3" draw:text-style-name="P3" draw:layer="layout" svg:width="0.039cm" svg:height="0.041cm" svg:x="72.478cm" svg:y="7.291cm" svg:viewBox="0 0 40 42" draw:points="20,0 31,5 40,14 40,27 31,37 20,42 8,37 0,27 0,14 8,5">
          <text:p/>
        </draw:polygon>
        <draw:polygon draw:style-name="gr6" draw:text-style-name="P1" draw:layer="layout" svg:width="0.039cm" svg:height="0.041cm" svg:x="72.478cm" svg:y="7.291cm" svg:viewBox="0 0 40 42" draw:points="20,0 31,5 40,14 40,27 31,37 20,42 8,37 0,27 0,14 8,5">
          <text:p/>
        </draw:polygon>
        <draw:polygon draw:style-name="gr3" draw:text-style-name="P3" draw:layer="layout" svg:width="0.029cm" svg:height="0.8cm" svg:x="72.483cm" svg:y="7.262cm" svg:viewBox="0 0 30 801" draw:points="0,0 0,801 30,801 30,0">
          <text:p/>
        </draw:polygon>
        <draw:polygon draw:style-name="gr6" draw:text-style-name="P1" draw:layer="layout" svg:width="0.029cm" svg:height="0.8cm" svg:x="72.483cm" svg:y="7.262cm" svg:viewBox="0 0 30 801" draw:points="0,801 0,0 30,0 30,801">
          <text:p/>
        </draw:polygon>
        <draw:path draw:style-name="gr3" draw:text-style-name="P3" draw:layer="layout" svg:width="0.04cm" svg:height="0.041cm" svg:x="72.394cm" svg:y="8.061cm" svg:viewBox="0 0 41 42" svg:d="M0 21l4-13c49-34 49 60 0 27z">
          <text:p/>
        </draw:path>
        <draw:polygon draw:style-name="gr6" draw:text-style-name="P1" draw:layer="layout" svg:width="0.04cm" svg:height="0.038cm" svg:x="72.394cm" svg:y="8.062cm" svg:viewBox="0 0 41 39" draw:points="0,20 4,6 15,0 28,0 37,6 41,20 37,33 28,39 15,39 4,33">
          <text:p/>
        </draw:polygon>
        <draw:path draw:style-name="gr3" draw:text-style-name="P3" draw:layer="layout" svg:width="0.039cm" svg:height="0.04cm" svg:x="70.895cm" svg:y="8.061cm" svg:viewBox="0 0 40 41" svg:d="M0 21l4-13c48-34 48 60 0 26z">
          <text:p/>
        </draw:path>
        <draw:polygon draw:style-name="gr6" draw:text-style-name="P1" draw:layer="layout" svg:width="0.04cm" svg:height="0.038cm" svg:x="70.895cm" svg:y="8.062cm" svg:viewBox="0 0 41 39" draw:points="0,20 4,6 14,0 27,0 37,6 41,20 37,33 27,39 14,39 4,33">
          <text:p/>
        </draw:polygon>
        <draw:polygon draw:style-name="gr3" draw:text-style-name="P3" draw:layer="layout" svg:width="1.598cm" svg:height="0.038cm" svg:x="70.866cm" svg:y="8.062cm" svg:viewBox="0 0 1599 39" draw:points="0,0 0,39 1599,39 1599,0">
          <text:p/>
        </draw:polygon>
        <draw:polygon draw:style-name="gr6" draw:text-style-name="P1" draw:layer="layout" svg:width="1.598cm" svg:height="0.038cm" svg:x="70.866cm" svg:y="8.062cm" svg:viewBox="0 0 1599 39" draw:points="1599,39 0,39 0,0 1599,0">
          <text:p/>
        </draw:polygon>
        <draw:path draw:style-name="gr3" draw:text-style-name="P3" draw:layer="layout" svg:width="0.041cm" svg:height="0.04cm" svg:x="70.83cm" svg:y="7.99cm" svg:viewBox="0 0 42 41" svg:d="M21 0l11 4c41 46-60 53-24 0z">
          <text:p/>
        </draw:path>
        <draw:polygon draw:style-name="gr6" draw:text-style-name="P1" draw:layer="layout" svg:width="0.038cm" svg:height="0.04cm" svg:x="70.832cm" svg:y="7.99cm" svg:viewBox="0 0 39 41" draw:points="20,0 30,4 39,15 39,27 30,39 20,41 6,39 0,27 0,15 6,4">
          <text:p/>
        </draw:polygon>
        <draw:polygon draw:style-name="gr3" draw:text-style-name="P3" draw:layer="layout" svg:width="0.038cm" svg:height="0.041cm" svg:x="70.832cm" svg:y="7.291cm" svg:viewBox="0 0 39 42" draw:points="20,0 30,5 39,14 39,27 30,37 20,42 6,37 0,27 0,14 6,5">
          <text:p/>
        </draw:polygon>
        <draw:polygon draw:style-name="gr6" draw:text-style-name="P1" draw:layer="layout" svg:width="0.038cm" svg:height="0.041cm" svg:x="70.832cm" svg:y="7.291cm" svg:viewBox="0 0 39 42" draw:points="20,0 30,5 39,14 39,27 30,37 20,42 6,37 0,27 0,14 6,5">
          <text:p/>
        </draw:polygon>
        <draw:polygon draw:style-name="gr3" draw:text-style-name="P3" draw:layer="layout" svg:width="0.029cm" svg:height="0.8cm" svg:x="70.836cm" svg:y="7.262cm" svg:viewBox="0 0 30 801" draw:points="0,0 0,801 30,801 30,0">
          <text:p/>
        </draw:polygon>
        <draw:polygon draw:style-name="gr6" draw:text-style-name="P1" draw:layer="layout" svg:width="0.03cm" svg:height="0.8cm" svg:x="70.836cm" svg:y="7.262cm" svg:viewBox="0 0 31 801" draw:points="0,801 0,0 31,0 31,801">
          <text:p/>
        </draw:polygon>
        <draw:polygon draw:style-name="gr3" draw:text-style-name="P3" draw:layer="layout" svg:width="0.038cm" svg:height="0.04cm" svg:x="74.178cm" svg:y="8.17cm" svg:viewBox="0 0 39 41" draw:points="20,41 31,39 39,28 39,16 31,4 20,0 6,4 0,16 0,28 6,39">
          <text:p/>
        </draw:polygon>
        <draw:polygon draw:style-name="gr6" draw:text-style-name="P1" draw:layer="layout" svg:width="0.038cm" svg:height="0.04cm" svg:x="74.178cm" svg:y="8.17cm" svg:viewBox="0 0 39 41" draw:points="20,0 6,4 0,16 0,28 6,39 20,41 31,39 39,28 39,16 31,4">
          <text:p/>
        </draw:polygon>
        <draw:polygon draw:style-name="gr3" draw:text-style-name="P3" draw:layer="layout" svg:width="0.038cm" svg:height="0.041cm" svg:x="74.178cm" svg:y="8.87cm" svg:viewBox="0 0 39 42" draw:points="20,42 31,37 39,26 39,15 31,5 20,0 6,5 0,15 0,26 6,37">
          <text:p/>
        </draw:polygon>
        <draw:polygon draw:style-name="gr6" draw:text-style-name="P1" draw:layer="layout" svg:width="0.038cm" svg:height="0.041cm" svg:x="74.178cm" svg:y="8.87cm" svg:viewBox="0 0 39 42" draw:points="20,0 6,5 0,15 0,26 6,37 20,42 31,37 39,26 39,15 31,5">
          <text:p/>
        </draw:polygon>
        <draw:polygon draw:style-name="gr3" draw:text-style-name="P3" draw:layer="layout" svg:width="0.03cm" svg:height="0.8cm" svg:x="74.182cm" svg:y="8.14cm" svg:viewBox="0 0 31 801" draw:points="0,0 0,801 31,801 31,0">
          <text:p/>
        </draw:polygon>
        <draw:line draw:style-name="gr6" draw:text-style-name="P1" draw:layer="layout" svg:x1="74.212cm" svg:y1="8.14cm" svg:x2="74.182cm" svg:y2="8.14cm">
          <text:p/>
        </draw:line>
        <draw:line draw:style-name="gr6" draw:text-style-name="P1" draw:layer="layout" svg:x1="74.212cm" svg:y1="8.94cm" svg:x2="74.212cm" svg:y2="8.14cm">
          <text:p/>
        </draw:line>
        <draw:line draw:style-name="gr6" draw:text-style-name="P1" draw:layer="layout" svg:x1="74.182cm" svg:y1="8.94cm" svg:x2="74.212cm" svg:y2="8.94cm">
          <text:p/>
        </draw:line>
        <draw:line draw:style-name="gr6" draw:text-style-name="P1" draw:layer="layout" svg:x1="74.182cm" svg:y1="8.14cm" svg:x2="74.182cm" svg:y2="8.94cm">
          <text:p/>
        </draw:line>
        <draw:path draw:style-name="gr3" draw:text-style-name="P3" draw:layer="layout" svg:width="0.039cm" svg:height="0.04cm" svg:x="74.093cm" svg:y="8.101cm" svg:viewBox="0 0 40 41" svg:d="M0 20l5 11c41 40 53-58 0-24z">
          <text:p/>
        </draw:path>
        <draw:polygon draw:style-name="gr6" draw:text-style-name="P1" draw:layer="layout" svg:width="0.041cm" svg:height="0.038cm" svg:x="74.093cm" svg:y="8.102cm" svg:viewBox="0 0 42 39" draw:points="42,20 37,6 29,0 16,0 5,6 0,20 5,31 16,39 29,39 37,31">
          <text:p/>
        </draw:polygon>
        <draw:polygon draw:style-name="gr3" draw:text-style-name="P3" draw:layer="layout" svg:width="0.04cm" svg:height="0.038cm" svg:x="72.595cm" svg:y="8.102cm" svg:viewBox="0 0 41 39" draw:points="0,20 4,31 13,39 26,39 37,31 41,20 37,6 26,0 13,0 4,6">
          <text:p/>
        </draw:polygon>
        <draw:polygon draw:style-name="gr6" draw:text-style-name="P1" draw:layer="layout" svg:width="0.04cm" svg:height="0.038cm" svg:x="72.595cm" svg:y="8.102cm" svg:viewBox="0 0 41 39" draw:points="41,20 37,6 26,0 13,0 4,6 0,20 4,31 13,39 26,39 37,31">
          <text:p/>
        </draw:polygon>
        <draw:polygon draw:style-name="gr3" draw:text-style-name="P3" draw:layer="layout" svg:width="1.598cm" svg:height="0.04cm" svg:x="72.565cm" svg:y="8.1cm" svg:viewBox="0 0 1599 41" draw:points="0,0 0,41 1599,41 1599,0">
          <text:p/>
        </draw:polygon>
        <draw:line draw:style-name="gr6" draw:text-style-name="P1" draw:layer="layout" svg:x1="74.163cm" svg:y1="8.14cm" svg:x2="74.163cm" svg:y2="8.1cm">
          <text:p/>
        </draw:line>
        <draw:line draw:style-name="gr6" draw:text-style-name="P1" draw:layer="layout" svg:x1="72.565cm" svg:y1="8.14cm" svg:x2="74.163cm" svg:y2="8.14cm">
          <text:p/>
        </draw:line>
        <draw:line draw:style-name="gr6" draw:text-style-name="P1" draw:layer="layout" svg:x1="72.565cm" svg:y1="8.1cm" svg:x2="72.565cm" svg:y2="8.14cm">
          <text:p/>
        </draw:line>
        <draw:line draw:style-name="gr6" draw:text-style-name="P1" draw:layer="layout" svg:x1="74.163cm" svg:y1="8.1cm" svg:x2="72.565cm" svg:y2="8.1cm">
          <text:p/>
        </draw:line>
        <draw:polygon draw:style-name="gr3" draw:text-style-name="P3" draw:layer="layout" svg:width="0.038cm" svg:height="0.04cm" svg:x="72.531cm" svg:y="8.17cm" svg:viewBox="0 0 39 41" draw:points="19,41 31,39 39,28 39,16 31,4 19,0 7,4 0,16 0,28 7,39">
          <text:p/>
        </draw:polygon>
        <draw:polygon draw:style-name="gr6" draw:text-style-name="P1" draw:layer="layout" svg:width="0.038cm" svg:height="0.04cm" svg:x="72.531cm" svg:y="8.17cm" svg:viewBox="0 0 39 41" draw:points="19,0 7,4 0,16 0,28 7,39 19,41 31,39 39,28 39,16 31,4">
          <text:p/>
        </draw:polygon>
        <draw:polygon draw:style-name="gr3" draw:text-style-name="P3" draw:layer="layout" svg:width="0.038cm" svg:height="0.041cm" svg:x="72.531cm" svg:y="8.87cm" svg:viewBox="0 0 39 42" draw:points="19,42 31,37 39,26 39,15 31,5 19,0 7,5 0,15 0,26 7,37">
          <text:p/>
        </draw:polygon>
        <draw:polygon draw:style-name="gr6" draw:text-style-name="P1" draw:layer="layout" svg:width="0.038cm" svg:height="0.041cm" svg:x="72.531cm" svg:y="8.87cm" svg:viewBox="0 0 39 42" draw:points="19,0 7,5 0,15 0,26 7,37 19,42 31,37 39,26 39,15 31,5">
          <text:p/>
        </draw:polygon>
        <draw:polygon draw:style-name="gr3" draw:text-style-name="P3" draw:layer="layout" svg:width="0.029cm" svg:height="0.8cm" svg:x="72.536cm" svg:y="8.14cm" svg:viewBox="0 0 30 801" draw:points="0,0 0,801 30,801 30,0">
          <text:p/>
        </draw:polygon>
        <draw:line draw:style-name="gr6" draw:text-style-name="P1" draw:layer="layout" svg:x1="72.565cm" svg:y1="8.14cm" svg:x2="72.536cm" svg:y2="8.14cm">
          <text:p/>
        </draw:line>
        <draw:line draw:style-name="gr6" draw:text-style-name="P1" draw:layer="layout" svg:x1="72.565cm" svg:y1="8.94cm" svg:x2="72.565cm" svg:y2="8.14cm">
          <text:p/>
        </draw:line>
        <draw:line draw:style-name="gr6" draw:text-style-name="P1" draw:layer="layout" svg:x1="72.536cm" svg:y1="8.94cm" svg:x2="72.565cm" svg:y2="8.94cm">
          <text:p/>
        </draw:line>
        <draw:line draw:style-name="gr6" draw:text-style-name="P1" draw:layer="layout" svg:x1="72.536cm" svg:y1="8.14cm" svg:x2="72.536cm" svg:y2="8.94cm">
          <text:p/>
        </draw:line>
        <draw:path draw:style-name="gr3" draw:text-style-name="P3" draw:layer="layout" svg:width="0.04cm" svg:height="0.04cm" svg:x="74.177cm" svg:y="7.99cm" svg:viewBox="0 0 41 41" svg:d="M21 0l11 4c40 46-59 53-24 0z">
          <text:p/>
        </draw:path>
        <draw:polygon draw:style-name="gr6" draw:text-style-name="P1" draw:layer="layout" svg:width="0.038cm" svg:height="0.04cm" svg:x="74.178cm" svg:y="7.99cm" svg:viewBox="0 0 39 41" draw:points="20,0 31,4 39,15 39,27 31,39 20,41 6,39 0,27 0,15 6,4">
          <text:p/>
        </draw:polygon>
        <draw:polygon draw:style-name="gr3" draw:text-style-name="P3" draw:layer="layout" svg:width="0.038cm" svg:height="0.041cm" svg:x="74.178cm" svg:y="7.291cm" svg:viewBox="0 0 39 42" draw:points="20,0 31,5 39,14 39,27 31,37 20,42 6,37 0,27 0,14 6,5">
          <text:p/>
        </draw:polygon>
        <draw:polygon draw:style-name="gr6" draw:text-style-name="P1" draw:layer="layout" svg:width="0.038cm" svg:height="0.041cm" svg:x="74.178cm" svg:y="7.291cm" svg:viewBox="0 0 39 42" draw:points="20,0 31,5 39,14 39,27 31,37 20,42 6,37 0,27 0,14 6,5">
          <text:p/>
        </draw:polygon>
        <draw:polygon draw:style-name="gr3" draw:text-style-name="P3" draw:layer="layout" svg:width="0.03cm" svg:height="0.8cm" svg:x="74.182cm" svg:y="7.262cm" svg:viewBox="0 0 31 801" draw:points="0,0 0,801 31,801 31,0">
          <text:p/>
        </draw:polygon>
        <draw:polygon draw:style-name="gr6" draw:text-style-name="P1" draw:layer="layout" svg:width="0.03cm" svg:height="0.8cm" svg:x="74.182cm" svg:y="7.262cm" svg:viewBox="0 0 31 801" draw:points="0,801 0,0 31,0 31,801">
          <text:p/>
        </draw:polygon>
        <draw:path draw:style-name="gr3" draw:text-style-name="P3" draw:layer="layout" svg:width="0.04cm" svg:height="0.041cm" svg:x="74.093cm" svg:y="8.061cm" svg:viewBox="0 0 41 42" svg:d="M0 21l5-13c48-34 48 60 0 27z">
          <text:p/>
        </draw:path>
        <draw:polygon draw:style-name="gr6" draw:text-style-name="P1" draw:layer="layout" svg:width="0.041cm" svg:height="0.038cm" svg:x="74.093cm" svg:y="8.062cm" svg:viewBox="0 0 42 39" draw:points="0,20 5,6 16,0 29,0 37,6 42,20 37,33 29,39 16,39 5,33">
          <text:p/>
        </draw:polygon>
        <draw:path draw:style-name="gr3" draw:text-style-name="P3" draw:layer="layout" svg:width="0.04cm" svg:height="0.04cm" svg:x="72.595cm" svg:y="8.061cm" svg:viewBox="0 0 41 41" svg:d="M0 21l5-13c48-34 48 60 0 26z">
          <text:p/>
        </draw:path>
        <draw:polygon draw:style-name="gr6" draw:text-style-name="P1" draw:layer="layout" svg:width="0.04cm" svg:height="0.038cm" svg:x="72.595cm" svg:y="8.062cm" svg:viewBox="0 0 41 39" draw:points="0,20 4,6 13,0 26,0 37,6 41,20 37,33 26,39 13,39 4,33">
          <text:p/>
        </draw:polygon>
        <draw:polygon draw:style-name="gr3" draw:text-style-name="P3" draw:layer="layout" svg:width="1.598cm" svg:height="0.038cm" svg:x="72.565cm" svg:y="8.062cm" svg:viewBox="0 0 1599 39" draw:points="0,0 0,39 1599,39 1599,0">
          <text:p/>
        </draw:polygon>
        <draw:polygon draw:style-name="gr6" draw:text-style-name="P1" draw:layer="layout" svg:width="1.598cm" svg:height="0.038cm" svg:x="72.565cm" svg:y="8.062cm" svg:viewBox="0 0 1599 39" draw:points="1599,39 0,39 0,0 1599,0">
          <text:p/>
        </draw:polygon>
        <draw:path draw:style-name="gr3" draw:text-style-name="P3" draw:layer="layout" svg:width="0.04cm" svg:height="0.04cm" svg:x="72.53cm" svg:y="7.99cm" svg:viewBox="0 0 41 41" svg:d="M21 0l11 4c40 46-59 53-24 0z">
          <text:p/>
        </draw:path>
        <draw:polygon draw:style-name="gr6" draw:text-style-name="P1" draw:layer="layout" svg:width="0.038cm" svg:height="0.04cm" svg:x="72.531cm" svg:y="7.99cm" svg:viewBox="0 0 39 41" draw:points="19,0 31,4 39,15 39,27 31,39 19,41 7,39 0,27 0,15 7,4">
          <text:p/>
        </draw:polygon>
        <draw:polygon draw:style-name="gr3" draw:text-style-name="P3" draw:layer="layout" svg:width="0.038cm" svg:height="0.041cm" svg:x="72.531cm" svg:y="7.291cm" svg:viewBox="0 0 39 42" draw:points="19,0 31,5 39,14 39,27 31,37 19,42 7,37 0,27 0,14 7,5">
          <text:p/>
        </draw:polygon>
        <draw:polygon draw:style-name="gr6" draw:text-style-name="P1" draw:layer="layout" svg:width="0.038cm" svg:height="0.041cm" svg:x="72.531cm" svg:y="7.291cm" svg:viewBox="0 0 39 42" draw:points="19,0 31,5 39,14 39,27 31,37 19,42 7,37 0,27 0,14 7,5">
          <text:p/>
        </draw:polygon>
        <draw:polygon draw:style-name="gr3" draw:text-style-name="P3" draw:layer="layout" svg:width="0.029cm" svg:height="0.8cm" svg:x="72.536cm" svg:y="7.262cm" svg:viewBox="0 0 30 801" draw:points="0,0 0,801 30,801 30,0">
          <text:p/>
        </draw:polygon>
        <draw:polygon draw:style-name="gr6" draw:text-style-name="P1" draw:layer="layout" svg:width="0.029cm" svg:height="0.8cm" svg:x="72.536cm" svg:y="7.262cm" svg:viewBox="0 0 30 801" draw:points="0,801 0,0 30,0 30,801">
          <text:p/>
        </draw:polygon>
        <draw:path draw:style-name="gr3" draw:text-style-name="P3" draw:layer="layout" svg:width="0.04cm" svg:height="0.04cm" svg:x="75.793cm" svg:y="8.101cm" svg:viewBox="0 0 41 41" svg:d="M0 20l5 11c41 40 54-58 0-24z">
          <text:p/>
        </draw:path>
        <draw:polygon draw:style-name="gr6" draw:text-style-name="P1" draw:layer="layout" svg:width="0.04cm" svg:height="0.038cm" svg:x="75.793cm" svg:y="8.102cm" svg:viewBox="0 0 41 39" draw:points="41,20 37,6 29,0 15,0 4,6 0,20 4,31 15,39 29,39 37,31">
          <text:p/>
        </draw:polygon>
        <draw:polygon draw:style-name="gr3" draw:text-style-name="P3" draw:layer="layout" svg:width="0.04cm" svg:height="0.038cm" svg:x="74.295cm" svg:y="8.102cm" svg:viewBox="0 0 41 39" draw:points="0,20 4,31 13,39 26,39 36,31 41,20 36,6 26,0 13,0 4,6">
          <text:p/>
        </draw:polygon>
        <draw:polygon draw:style-name="gr6" draw:text-style-name="P1" draw:layer="layout" svg:width="0.04cm" svg:height="0.038cm" svg:x="74.295cm" svg:y="8.102cm" svg:viewBox="0 0 41 39" draw:points="41,20 36,6 26,0 13,0 4,6 0,20 4,31 13,39 26,39 36,31">
          <text:p/>
        </draw:polygon>
        <draw:polygon draw:style-name="gr3" draw:text-style-name="P3" draw:layer="layout" svg:width="1.598cm" svg:height="0.04cm" svg:x="74.265cm" svg:y="8.1cm" svg:viewBox="0 0 1599 41" draw:points="0,0 0,41 1599,41 1599,0">
          <text:p/>
        </draw:polygon>
        <draw:line draw:style-name="gr6" draw:text-style-name="P1" draw:layer="layout" svg:x1="75.863cm" svg:y1="8.14cm" svg:x2="75.863cm" svg:y2="8.1cm">
          <text:p/>
        </draw:line>
        <draw:line draw:style-name="gr6" draw:text-style-name="P1" draw:layer="layout" svg:x1="74.265cm" svg:y1="8.14cm" svg:x2="75.863cm" svg:y2="8.14cm">
          <text:p/>
        </draw:line>
        <draw:line draw:style-name="gr6" draw:text-style-name="P1" draw:layer="layout" svg:x1="74.265cm" svg:y1="8.1cm" svg:x2="74.265cm" svg:y2="8.14cm">
          <text:p/>
        </draw:line>
        <draw:line draw:style-name="gr6" draw:text-style-name="P1" draw:layer="layout" svg:x1="75.863cm" svg:y1="8.1cm" svg:x2="74.265cm" svg:y2="8.1cm">
          <text:p/>
        </draw:line>
        <draw:polygon draw:style-name="gr3" draw:text-style-name="P3" draw:layer="layout" svg:width="0.038cm" svg:height="0.04cm" svg:x="74.231cm" svg:y="8.17cm" svg:viewBox="0 0 39 41" draw:points="20,41 31,39 39,28 39,16 31,4 20,0 7,4 0,16 0,28 7,39">
          <text:p/>
        </draw:polygon>
        <draw:polygon draw:style-name="gr6" draw:text-style-name="P1" draw:layer="layout" svg:width="0.038cm" svg:height="0.04cm" svg:x="74.231cm" svg:y="8.17cm" svg:viewBox="0 0 39 41" draw:points="20,0 7,4 0,16 0,28 7,39 20,41 31,39 39,28 39,16 31,4">
          <text:p/>
        </draw:polygon>
        <draw:polygon draw:style-name="gr3" draw:text-style-name="P3" draw:layer="layout" svg:width="0.038cm" svg:height="0.041cm" svg:x="74.231cm" svg:y="8.87cm" svg:viewBox="0 0 39 42" draw:points="20,42 31,37 39,26 39,15 31,5 20,0 7,5 0,15 0,26 7,37">
          <text:p/>
        </draw:polygon>
        <draw:polygon draw:style-name="gr6" draw:text-style-name="P1" draw:layer="layout" svg:width="0.038cm" svg:height="0.041cm" svg:x="74.231cm" svg:y="8.87cm" svg:viewBox="0 0 39 42" draw:points="20,0 7,5 0,15 0,26 7,37 20,42 31,37 39,26 39,15 31,5">
          <text:p/>
        </draw:polygon>
        <draw:polygon draw:style-name="gr3" draw:text-style-name="P3" draw:layer="layout" svg:width="0.032cm" svg:height="0.8cm" svg:x="74.233cm" svg:y="8.14cm" svg:viewBox="0 0 33 801" draw:points="0,0 0,801 33,801 33,0">
          <text:p/>
        </draw:polygon>
        <draw:line draw:style-name="gr6" draw:text-style-name="P1" draw:layer="layout" svg:x1="74.265cm" svg:y1="8.14cm" svg:x2="74.233cm" svg:y2="8.14cm">
          <text:p/>
        </draw:line>
        <draw:line draw:style-name="gr6" draw:text-style-name="P1" draw:layer="layout" svg:x1="74.265cm" svg:y1="8.94cm" svg:x2="74.265cm" svg:y2="8.14cm">
          <text:p/>
        </draw:line>
        <draw:line draw:style-name="gr6" draw:text-style-name="P1" draw:layer="layout" svg:x1="74.233cm" svg:y1="8.94cm" svg:x2="74.265cm" svg:y2="8.94cm">
          <text:p/>
        </draw:line>
        <draw:line draw:style-name="gr6" draw:text-style-name="P1" draw:layer="layout" svg:x1="74.233cm" svg:y1="8.14cm" svg:x2="74.233cm" svg:y2="8.94cm">
          <text:p/>
        </draw:line>
        <draw:path draw:style-name="gr3" draw:text-style-name="P3" draw:layer="layout" svg:width="0.041cm" svg:height="0.041cm" svg:x="75.793cm" svg:y="8.061cm" svg:viewBox="0 0 42 42" svg:d="M0 21l5-13c49-34 49 60 0 27z">
          <text:p/>
        </draw:path>
        <draw:polygon draw:style-name="gr6" draw:text-style-name="P1" draw:layer="layout" svg:width="0.04cm" svg:height="0.038cm" svg:x="75.793cm" svg:y="8.062cm" svg:viewBox="0 0 41 39" draw:points="0,20 4,6 15,0 29,0 37,6 41,20 37,33 29,39 15,39 4,33">
          <text:p/>
        </draw:polygon>
        <draw:path draw:style-name="gr3" draw:text-style-name="P3" draw:layer="layout" svg:width="0.039cm" svg:height="0.04cm" svg:x="74.295cm" svg:y="8.061cm" svg:viewBox="0 0 40 41" svg:d="M0 21l4-13c48-34 47 60 0 26z">
          <text:p/>
        </draw:path>
        <draw:polygon draw:style-name="gr6" draw:text-style-name="P1" draw:layer="layout" svg:width="0.04cm" svg:height="0.038cm" svg:x="74.295cm" svg:y="8.062cm" svg:viewBox="0 0 41 39" draw:points="0,20 4,6 13,0 26,0 36,6 41,20 36,33 26,39 13,39 4,33">
          <text:p/>
        </draw:polygon>
        <draw:polygon draw:style-name="gr3" draw:text-style-name="P3" draw:layer="layout" svg:width="1.598cm" svg:height="0.038cm" svg:x="74.265cm" svg:y="8.062cm" svg:viewBox="0 0 1599 39" draw:points="0,0 0,39 1599,39 1599,0">
          <text:p/>
        </draw:polygon>
        <draw:polygon draw:style-name="gr6" draw:text-style-name="P1" draw:layer="layout" svg:width="1.598cm" svg:height="0.038cm" svg:x="74.265cm" svg:y="8.062cm" svg:viewBox="0 0 1599 39" draw:points="1599,39 0,39 0,0 1599,0">
          <text:p/>
        </draw:polygon>
        <draw:path draw:style-name="gr3" draw:text-style-name="P3" draw:layer="layout" svg:width="0.041cm" svg:height="0.04cm" svg:x="74.23cm" svg:y="7.99cm" svg:viewBox="0 0 42 41" svg:d="M21 0l12 4c40 46-60 53-25 0z">
          <text:p/>
        </draw:path>
        <draw:polygon draw:style-name="gr6" draw:text-style-name="P1" draw:layer="layout" svg:width="0.038cm" svg:height="0.04cm" svg:x="74.231cm" svg:y="7.99cm" svg:viewBox="0 0 39 41" draw:points="20,0 31,4 39,15 39,27 31,39 20,41 7,39 0,27 0,15 7,4">
          <text:p/>
        </draw:polygon>
        <draw:polygon draw:style-name="gr3" draw:text-style-name="P3" draw:layer="layout" svg:width="0.038cm" svg:height="0.041cm" svg:x="74.231cm" svg:y="7.291cm" svg:viewBox="0 0 39 42" draw:points="20,0 31,5 39,14 39,27 31,37 20,42 7,37 0,27 0,14 7,5">
          <text:p/>
        </draw:polygon>
        <draw:polygon draw:style-name="gr6" draw:text-style-name="P1" draw:layer="layout" svg:width="0.038cm" svg:height="0.041cm" svg:x="74.231cm" svg:y="7.291cm" svg:viewBox="0 0 39 42" draw:points="20,0 31,5 39,14 39,27 31,37 20,42 7,37 0,27 0,14 7,5">
          <text:p/>
        </draw:polygon>
        <draw:polygon draw:style-name="gr3" draw:text-style-name="P3" draw:layer="layout" svg:width="0.032cm" svg:height="0.8cm" svg:x="74.233cm" svg:y="7.262cm" svg:viewBox="0 0 33 801" draw:points="0,0 0,801 33,801 33,0">
          <text:p/>
        </draw:polygon>
        <draw:polygon draw:style-name="gr6" draw:text-style-name="P1" draw:layer="layout" svg:width="0.032cm" svg:height="0.8cm" svg:x="74.233cm" svg:y="7.262cm" svg:viewBox="0 0 33 801" draw:points="0,801 0,0 33,0 33,801">
          <text:p/>
        </draw:polygon>
        <draw:polygon draw:style-name="gr3" draw:text-style-name="P3" draw:layer="layout" svg:width="0.038cm" svg:height="0.04cm" svg:x="75.878cm" svg:y="8.17cm" svg:viewBox="0 0 39 41" draw:points="19,41 30,39 39,28 39,16 30,4 19,0 6,4 0,16 0,28 6,39">
          <text:p/>
        </draw:polygon>
        <draw:polygon draw:style-name="gr6" draw:text-style-name="P1" draw:layer="layout" svg:width="0.038cm" svg:height="0.04cm" svg:x="75.878cm" svg:y="8.17cm" svg:viewBox="0 0 39 41" draw:points="19,0 6,4 0,16 0,28 6,39 19,41 30,39 39,28 39,16 30,4">
          <text:p/>
        </draw:polygon>
        <draw:polygon draw:style-name="gr3" draw:text-style-name="P3" draw:layer="layout" svg:width="0.038cm" svg:height="0.041cm" svg:x="75.878cm" svg:y="8.87cm" svg:viewBox="0 0 39 42" draw:points="19,42 30,37 39,26 39,15 30,5 19,0 6,5 0,15 0,26 6,37">
          <text:p/>
        </draw:polygon>
        <draw:polygon draw:style-name="gr6" draw:text-style-name="P1" draw:layer="layout" svg:width="0.038cm" svg:height="0.041cm" svg:x="75.878cm" svg:y="8.87cm" svg:viewBox="0 0 39 42" draw:points="19,0 6,5 0,15 0,26 6,37 19,42 30,37 39,26 39,15 30,5">
          <text:p/>
        </draw:polygon>
        <draw:polygon draw:style-name="gr3" draw:text-style-name="P3" draw:layer="layout" svg:width="0.03cm" svg:height="0.8cm" svg:x="75.882cm" svg:y="8.14cm" svg:viewBox="0 0 31 801" draw:points="0,0 0,801 31,801 31,0">
          <text:p/>
        </draw:polygon>
        <draw:line draw:style-name="gr6" draw:text-style-name="P1" draw:layer="layout" svg:x1="75.912cm" svg:y1="8.14cm" svg:x2="75.882cm" svg:y2="8.14cm">
          <text:p/>
        </draw:line>
        <draw:line draw:style-name="gr6" draw:text-style-name="P1" draw:layer="layout" svg:x1="75.912cm" svg:y1="8.94cm" svg:x2="75.912cm" svg:y2="8.14cm">
          <text:p/>
        </draw:line>
        <draw:line draw:style-name="gr6" draw:text-style-name="P1" draw:layer="layout" svg:x1="75.882cm" svg:y1="8.94cm" svg:x2="75.912cm" svg:y2="8.94cm">
          <text:p/>
        </draw:line>
        <draw:line draw:style-name="gr6" draw:text-style-name="P1" draw:layer="layout" svg:x1="75.882cm" svg:y1="8.14cm" svg:x2="75.882cm" svg:y2="8.94cm">
          <text:p/>
        </draw:line>
        <draw:path draw:style-name="gr3" draw:text-style-name="P3" draw:layer="layout" svg:width="0.041cm" svg:height="0.04cm" svg:x="75.876cm" svg:y="7.99cm" svg:viewBox="0 0 42 41" svg:d="M21 0l11 4c41 46-60 53-24 0z">
          <text:p/>
        </draw:path>
        <draw:polygon draw:style-name="gr6" draw:text-style-name="P1" draw:layer="layout" svg:width="0.038cm" svg:height="0.04cm" svg:x="75.878cm" svg:y="7.99cm" svg:viewBox="0 0 39 41" draw:points="19,0 30,4 39,15 39,27 30,39 19,41 6,39 0,27 0,15 6,4">
          <text:p/>
        </draw:polygon>
        <draw:polygon draw:style-name="gr3" draw:text-style-name="P3" draw:layer="layout" svg:width="0.038cm" svg:height="0.041cm" svg:x="75.878cm" svg:y="7.291cm" svg:viewBox="0 0 39 42" draw:points="19,0 30,5 39,14 39,27 30,37 19,42 6,37 0,27 0,14 6,5">
          <text:p/>
        </draw:polygon>
        <draw:polygon draw:style-name="gr6" draw:text-style-name="P1" draw:layer="layout" svg:width="0.038cm" svg:height="0.041cm" svg:x="75.878cm" svg:y="7.291cm" svg:viewBox="0 0 39 42" draw:points="19,0 30,5 39,14 39,27 30,37 19,42 6,37 0,27 0,14 6,5">
          <text:p/>
        </draw:polygon>
        <draw:polygon draw:style-name="gr3" draw:text-style-name="P3" draw:layer="layout" svg:width="0.03cm" svg:height="0.8cm" svg:x="75.882cm" svg:y="7.262cm" svg:viewBox="0 0 31 801" draw:points="0,0 0,801 31,801 31,0">
          <text:p/>
        </draw:polygon>
        <draw:polygon draw:style-name="gr6" draw:text-style-name="P1" draw:layer="layout" svg:width="0.03cm" svg:height="0.8cm" svg:x="75.882cm" svg:y="7.262cm" svg:viewBox="0 0 31 801" draw:points="0,801 0,0 31,0 31,801">
          <text:p/>
        </draw:polygon>
        <draw:polygon draw:style-name="gr3" draw:text-style-name="P3" draw:layer="layout" svg:width="0.041cm" svg:height="0.038cm" svg:x="78.775cm" svg:y="6.284cm" svg:viewBox="0 0 42 39" draw:points="0,20 6,9 16,0 27,0 37,9 42,20 37,33 27,39 16,39 6,33">
          <text:p/>
        </draw:polygon>
        <draw:polygon draw:style-name="gr6" draw:text-style-name="P1" draw:layer="layout" svg:width="0.041cm" svg:height="0.038cm" svg:x="78.775cm" svg:y="6.284cm" svg:viewBox="0 0 42 39" draw:points="0,20 6,9 16,0 27,0 37,9 42,20 37,33 27,39 16,39 6,33">
          <text:p/>
        </draw:polygon>
        <draw:path draw:style-name="gr3" draw:text-style-name="P3" draw:layer="layout" svg:width="0.04cm" svg:height="0.041cm" svg:x="78.075cm" svg:y="6.283cm" svg:viewBox="0 0 41 42" svg:d="M0 22l4-12c45-40 53 60 0 25z">
          <text:p/>
        </draw:path>
        <draw:polygon draw:style-name="gr6" draw:text-style-name="P1" draw:layer="layout" svg:width="0.04cm" svg:height="0.038cm" svg:x="78.075cm" svg:y="6.284cm" svg:viewBox="0 0 41 39" draw:points="0,20 4,9 15,0 28,0 39,9 41,20 39,33 28,39 15,39 4,33">
          <text:p/>
        </draw:polygon>
        <draw:polygon draw:style-name="gr3" draw:text-style-name="P3" draw:layer="layout" svg:width="0.8cm" svg:height="0.03cm" svg:x="78.045cm" svg:y="6.288cm" svg:viewBox="0 0 801 31" draw:points="0,0 0,31 801,31 801,0">
          <text:p/>
        </draw:polygon>
        <draw:polygon draw:style-name="gr6" draw:text-style-name="P1" draw:layer="layout" svg:width="0.8cm" svg:height="0.03cm" svg:x="78.045cm" svg:y="6.288cm" svg:viewBox="0 0 801 31" draw:points="801,31 0,31 0,0 801,0">
          <text:p/>
        </draw:polygon>
        <draw:polygon draw:style-name="gr3" draw:text-style-name="P3" draw:layer="layout" svg:width="0.041cm" svg:height="0.038cm" svg:x="78.775cm" svg:y="7.715cm" svg:viewBox="0 0 42 39" draw:points="0,20 6,6 16,0 27,0 37,6 42,20 37,30 27,39 16,39 6,30">
          <text:p/>
        </draw:polygon>
        <draw:polygon draw:style-name="gr6" draw:text-style-name="P1" draw:layer="layout" svg:width="0.041cm" svg:height="0.038cm" svg:x="78.775cm" svg:y="7.715cm" svg:viewBox="0 0 42 39" draw:points="0,20 6,6 16,0 27,0 37,6 42,20 37,30 27,39 16,39 6,30">
          <text:p/>
        </draw:polygon>
        <draw:path draw:style-name="gr3" draw:text-style-name="P3" draw:layer="layout" svg:width="0.04cm" svg:height="0.041cm" svg:x="78.075cm" svg:y="7.713cm" svg:viewBox="0 0 41 42" svg:d="M0 21l4-13c53-36 45 65 0 24z">
          <text:p/>
        </draw:path>
        <draw:polygon draw:style-name="gr6" draw:text-style-name="P1" draw:layer="layout" svg:width="0.04cm" svg:height="0.038cm" svg:x="78.075cm" svg:y="7.715cm" svg:viewBox="0 0 41 39" draw:points="0,20 4,6 15,0 28,0 39,6 41,20 39,30 28,39 15,39 4,30">
          <text:p/>
        </draw:polygon>
        <draw:polygon draw:style-name="gr3" draw:text-style-name="P3" draw:layer="layout" svg:width="0.8cm" svg:height="0.03cm" svg:x="78.045cm" svg:y="7.719cm" svg:viewBox="0 0 801 31" draw:points="0,0 0,31 801,31 801,0">
          <text:p/>
        </draw:polygon>
        <draw:polygon draw:style-name="gr6" draw:text-style-name="P1" draw:layer="layout" svg:width="0.8cm" svg:height="0.03cm" svg:x="78.045cm" svg:y="7.719cm" svg:viewBox="0 0 801 31" draw:points="801,31 0,31 0,0 801,0">
          <text:p/>
        </draw:polygon>
        <draw:path draw:style-name="gr3" draw:text-style-name="P3" draw:layer="layout" svg:width="0.04cm" svg:height="0.039cm" svg:x="78.775cm" svg:y="7.744cm" svg:viewBox="0 0 41 40" svg:d="M0 19l5-12c48-33 48 58 0 25z">
          <text:p/>
        </draw:path>
        <draw:polygon draw:style-name="gr6" draw:text-style-name="P1" draw:layer="layout" svg:width="0.041cm" svg:height="0.038cm" svg:x="78.775cm" svg:y="7.744cm" svg:viewBox="0 0 42 39" draw:points="0,19 6,7 16,0 27,0 37,7 42,19 37,33 27,39 16,39 6,33">
          <text:p/>
        </draw:polygon>
        <draw:path draw:style-name="gr3" draw:text-style-name="P3" draw:layer="layout" svg:width="0.041cm" svg:height="0.04cm" svg:x="78.075cm" svg:y="7.743cm" svg:viewBox="0 0 42 41" svg:d="M0 20l4-12c50-35 50 60 0 25z">
          <text:p/>
        </draw:path>
        <draw:polygon draw:style-name="gr6" draw:text-style-name="P1" draw:layer="layout" svg:width="0.04cm" svg:height="0.038cm" svg:x="78.075cm" svg:y="7.744cm" svg:viewBox="0 0 41 39" draw:points="0,19 4,7 15,0 28,0 39,7 41,19 39,33 28,39 15,39 4,33">
          <text:p/>
        </draw:polygon>
        <draw:polygon draw:style-name="gr3" draw:text-style-name="P3" draw:layer="layout" svg:width="0.8cm" svg:height="0.029cm" svg:x="78.045cm" svg:y="7.749cm" svg:viewBox="0 0 801 30" draw:points="0,0 0,30 801,30 801,0">
          <text:p/>
        </draw:polygon>
        <draw:polygon draw:style-name="gr6" draw:text-style-name="P1" draw:layer="layout" svg:width="0.8cm" svg:height="0.029cm" svg:x="78.045cm" svg:y="7.749cm" svg:viewBox="0 0 801 30" draw:points="801,30 0,30 0,0 801,0">
          <text:p/>
        </draw:polygon>
        <draw:polygon draw:style-name="gr3" draw:text-style-name="P3" draw:layer="layout" svg:width="0.041cm" svg:height="0.038cm" svg:x="78.775cm" svg:y="9.173cm" svg:viewBox="0 0 42 39" draw:points="0,20 6,10 16,0 27,0 37,10 42,20 37,33 27,39 16,39 6,33">
          <text:p/>
        </draw:polygon>
        <draw:polygon draw:style-name="gr6" draw:text-style-name="P1" draw:layer="layout" svg:width="0.041cm" svg:height="0.038cm" svg:x="78.775cm" svg:y="9.173cm" svg:viewBox="0 0 42 39" draw:points="0,20 6,10 16,0 27,0 37,10 42,20 37,33 27,39 16,39 6,33">
          <text:p/>
        </draw:polygon>
        <draw:path draw:style-name="gr3" draw:text-style-name="P3" draw:layer="layout" svg:width="0.04cm" svg:height="0.04cm" svg:x="78.075cm" svg:y="9.172cm" svg:viewBox="0 0 41 41" svg:d="M0 20l4-10c45-41 53 59 0 23z">
          <text:p/>
        </draw:path>
        <draw:polygon draw:style-name="gr6" draw:text-style-name="P1" draw:layer="layout" svg:width="0.04cm" svg:height="0.038cm" svg:x="78.075cm" svg:y="9.173cm" svg:viewBox="0 0 41 39" draw:points="0,20 4,10 15,0 28,0 39,10 41,20 39,33 28,39 15,39 4,33">
          <text:p/>
        </draw:polygon>
        <draw:polygon draw:style-name="gr3" draw:text-style-name="P3" draw:layer="layout" svg:width="0.8cm" svg:height="0.03cm" svg:x="78.045cm" svg:y="9.177cm" svg:viewBox="0 0 801 31" draw:points="0,0 0,31 801,31 801,0">
          <text:p/>
        </draw:polygon>
        <draw:polygon draw:style-name="gr6" draw:text-style-name="P1" draw:layer="layout" svg:width="0.8cm" svg:height="0.03cm" svg:x="78.045cm" svg:y="9.177cm" svg:viewBox="0 0 801 31" draw:points="801,31 0,31 0,0 801,0">
          <text:p/>
        </draw:polygon>
        <draw:path draw:style-name="gr3" draw:text-style-name="P3" draw:layer="layout" svg:width="0.04cm" svg:height="0.039cm" svg:x="78.775cm" svg:y="9.215cm" svg:viewBox="0 0 41 40" svg:d="M0 21l5-14c48-32 48 59 0 26z">
          <text:p/>
        </draw:path>
        <draw:polygon draw:style-name="gr6" draw:text-style-name="P1" draw:layer="layout" svg:width="0.041cm" svg:height="0.039cm" svg:x="78.775cm" svg:y="9.215cm" svg:viewBox="0 0 42 40" draw:points="0,20 6,7 16,0 27,0 37,7 42,20 37,32 27,40 16,40 6,32">
          <text:p/>
        </draw:polygon>
        <draw:path draw:style-name="gr3" draw:text-style-name="P3" draw:layer="layout" svg:width="0.041cm" svg:height="0.04cm" svg:x="78.075cm" svg:y="9.214cm" svg:viewBox="0 0 42 41" svg:d="M0 21l4-13c50-35 50 60 0 25z">
          <text:p/>
        </draw:path>
        <draw:polygon draw:style-name="gr6" draw:text-style-name="P1" draw:layer="layout" svg:width="0.04cm" svg:height="0.039cm" svg:x="78.075cm" svg:y="9.215cm" svg:viewBox="0 0 41 40" draw:points="0,20 4,7 15,0 28,0 39,7 41,20 39,32 28,40 15,40 4,32">
          <text:p/>
        </draw:polygon>
        <draw:polygon draw:style-name="gr3" draw:text-style-name="P3" draw:layer="layout" svg:width="0.8cm" svg:height="0.029cm" svg:x="78.045cm" svg:y="9.22cm" svg:viewBox="0 0 801 30" draw:points="0,0 0,30 801,30 801,0">
          <text:p/>
        </draw:polygon>
        <draw:polygon draw:style-name="gr6" draw:text-style-name="P1" draw:layer="layout" svg:width="0.8cm" svg:height="0.029cm" svg:x="78.045cm" svg:y="9.22cm" svg:viewBox="0 0 801 30" draw:points="801,30 0,30 0,0 801,0">
          <text:p/>
        </draw:polygon>
        <draw:polygon draw:style-name="gr3" draw:text-style-name="P3" draw:layer="layout" svg:width="0.041cm" svg:height="0.038cm" svg:x="78.775cm" svg:y="10.644cm" svg:viewBox="0 0 42 39" draw:points="0,20 6,9 16,0 27,0 37,9 42,20 37,33 27,39 16,39 6,33">
          <text:p/>
        </draw:polygon>
        <draw:polygon draw:style-name="gr6" draw:text-style-name="P1" draw:layer="layout" svg:width="0.041cm" svg:height="0.038cm" svg:x="78.775cm" svg:y="10.644cm" svg:viewBox="0 0 42 39" draw:points="0,20 6,9 16,0 27,0 37,9 42,20 37,33 27,39 16,39 6,33">
          <text:p/>
        </draw:polygon>
        <draw:path draw:style-name="gr3" draw:text-style-name="P3" draw:layer="layout" svg:width="0.04cm" svg:height="0.041cm" svg:x="78.075cm" svg:y="10.643cm" svg:viewBox="0 0 41 42" svg:d="M0 21l4-11c45-41 53 60 0 24z">
          <text:p/>
        </draw:path>
        <draw:polygon draw:style-name="gr6" draw:text-style-name="P1" draw:layer="layout" svg:width="0.04cm" svg:height="0.038cm" svg:x="78.075cm" svg:y="10.644cm" svg:viewBox="0 0 41 39" draw:points="0,20 4,9 15,0 28,0 39,9 41,20 39,33 28,39 15,39 4,33">
          <text:p/>
        </draw:polygon>
        <draw:polygon draw:style-name="gr3" draw:text-style-name="P3" draw:layer="layout" svg:width="0.8cm" svg:height="0.033cm" svg:x="78.045cm" svg:y="10.648cm" svg:viewBox="0 0 801 34" draw:points="0,0 0,34 801,34 801,0">
          <text:p/>
        </draw:polygon>
        <draw:polygon draw:style-name="gr6" draw:text-style-name="P1" draw:layer="layout" svg:width="0.8cm" svg:height="0.033cm" svg:x="78.045cm" svg:y="10.648cm" svg:viewBox="0 0 801 34" draw:points="801,34 0,34 0,0 801,0">
          <text:p/>
        </draw:polygon>
        <draw:polygon draw:style-name="gr3" draw:text-style-name="P3" draw:layer="layout" svg:width="0.041cm" svg:height="0.038cm" svg:x="78.775cm" svg:y="10.676cm" svg:viewBox="0 0 42 39" draw:points="0,19 6,6 16,0 27,0 37,6 42,19 37,31 27,39 16,39 6,31">
          <text:p/>
        </draw:polygon>
        <draw:polygon draw:style-name="gr6" draw:text-style-name="P1" draw:layer="layout" svg:width="0.041cm" svg:height="0.038cm" svg:x="78.775cm" svg:y="10.676cm" svg:viewBox="0 0 42 39" draw:points="0,19 6,6 16,0 27,0 37,6 42,19 37,31 27,39 16,39 6,31">
          <text:p/>
        </draw:polygon>
        <draw:path draw:style-name="gr3" draw:text-style-name="P3" draw:layer="layout" svg:width="0.04cm" svg:height="0.041cm" svg:x="78.075cm" svg:y="10.675cm" svg:viewBox="0 0 41 42" svg:d="M0 21l4-13c53-35 45 65 0 25z">
          <text:p/>
        </draw:path>
        <draw:polygon draw:style-name="gr6" draw:text-style-name="P1" draw:layer="layout" svg:width="0.04cm" svg:height="0.038cm" svg:x="78.075cm" svg:y="10.676cm" svg:viewBox="0 0 41 39" draw:points="0,19 4,6 15,0 28,0 39,6 41,19 39,31 28,39 15,39 4,31">
          <text:p/>
        </draw:polygon>
        <draw:polygon draw:style-name="gr3" draw:text-style-name="P3" draw:layer="layout" svg:width="0.8cm" svg:height="0.03cm" svg:x="78.045cm" svg:y="10.68cm" svg:viewBox="0 0 801 31" draw:points="0,0 0,31 801,31 801,0">
          <text:p/>
        </draw:polygon>
        <draw:polygon draw:style-name="gr6" draw:text-style-name="P1" draw:layer="layout" svg:width="0.8cm" svg:height="0.03cm" svg:x="78.045cm" svg:y="10.68cm" svg:viewBox="0 0 801 31" draw:points="801,31 0,31 0,0 801,0">
          <text:p/>
        </draw:polygon>
        <draw:polygon draw:style-name="gr3" draw:text-style-name="P3" draw:layer="layout" svg:width="0.041cm" svg:height="0.038cm" svg:x="78.775cm" svg:y="12.105cm" svg:viewBox="0 0 42 39" draw:points="0,19 6,8 16,0 27,0 37,8 42,19 37,31 27,39 16,39 6,31">
          <text:p/>
        </draw:polygon>
        <draw:polygon draw:style-name="gr6" draw:text-style-name="P1" draw:layer="layout" svg:width="0.041cm" svg:height="0.038cm" svg:x="78.775cm" svg:y="12.105cm" svg:viewBox="0 0 42 39" draw:points="0,19 6,8 16,0 27,0 37,8 42,19 37,31 27,39 16,39 6,31">
          <text:p/>
        </draw:polygon>
        <draw:path draw:style-name="gr3" draw:text-style-name="P3" draw:layer="layout" svg:width="0.04cm" svg:height="0.04cm" svg:x="78.075cm" svg:y="12.104cm" svg:viewBox="0 0 41 41" svg:d="M0 21l4-11c45-40 53 59 0 23z">
          <text:p/>
        </draw:path>
        <draw:polygon draw:style-name="gr6" draw:text-style-name="P1" draw:layer="layout" svg:width="0.04cm" svg:height="0.038cm" svg:x="78.075cm" svg:y="12.105cm" svg:viewBox="0 0 41 39" draw:points="0,19 4,8 15,0 28,0 39,8 41,19 39,31 28,39 15,39 4,31">
          <text:p/>
        </draw:polygon>
        <draw:polygon draw:style-name="gr3" draw:text-style-name="P3" draw:layer="layout" svg:width="0.8cm" svg:height="0.03cm" svg:x="78.045cm" svg:y="12.109cm" svg:viewBox="0 0 801 31" draw:points="0,0 0,31 801,31 801,0">
          <text:p/>
        </draw:polygon>
        <draw:polygon draw:style-name="gr6" draw:text-style-name="P1" draw:layer="layout" svg:width="0.8cm" svg:height="0.03cm" svg:x="78.045cm" svg:y="12.109cm" svg:viewBox="0 0 801 31" draw:points="801,31 0,31 0,0 801,0">
          <text:p/>
        </draw:polygon>
        <draw:polygon draw:style-name="gr3" draw:text-style-name="P3" draw:layer="layout" svg:width="0.041cm" svg:height="0.038cm" svg:x="78.775cm" svg:y="12.134cm" svg:viewBox="0 0 42 39" draw:points="0,20 6,10 16,0 27,0 37,10 42,20 37,33 27,39 16,39 6,33">
          <text:p/>
        </draw:polygon>
        <draw:polygon draw:style-name="gr6" draw:text-style-name="P1" draw:layer="layout" svg:width="0.041cm" svg:height="0.038cm" svg:x="78.775cm" svg:y="12.134cm" svg:viewBox="0 0 42 39" draw:points="0,20 6,10 16,0 27,0 37,10 42,20 37,33 27,39 16,39 6,33">
          <text:p/>
        </draw:polygon>
        <draw:path draw:style-name="gr3" draw:text-style-name="P3" draw:layer="layout" svg:width="0.04cm" svg:height="0.04cm" svg:x="78.075cm" svg:y="12.133cm" svg:viewBox="0 0 41 41" svg:d="M0 20l4-10c45-41 53 59 0 23z">
          <text:p/>
        </draw:path>
        <draw:polygon draw:style-name="gr6" draw:text-style-name="P1" draw:layer="layout" svg:width="0.04cm" svg:height="0.038cm" svg:x="78.075cm" svg:y="12.134cm" svg:viewBox="0 0 41 39" draw:points="0,20 4,10 15,0 28,0 39,10 41,20 39,33 28,39 15,39 4,33">
          <text:p/>
        </draw:polygon>
        <draw:polygon draw:style-name="gr3" draw:text-style-name="P3" draw:layer="layout" svg:width="0.8cm" svg:height="0.029cm" svg:x="78.045cm" svg:y="12.139cm" svg:viewBox="0 0 801 30" draw:points="0,0 0,30 801,30 801,0">
          <text:p/>
        </draw:polygon>
        <draw:polygon draw:style-name="gr6" draw:text-style-name="P1" draw:layer="layout" svg:width="0.8cm" svg:height="0.029cm" svg:x="78.045cm" svg:y="12.139cm" svg:viewBox="0 0 801 30" draw:points="801,30 0,30 0,0 801,0">
          <text:p/>
        </draw:polygon>
        <draw:polygon draw:style-name="gr3" draw:text-style-name="P3" draw:layer="layout" svg:width="0.041cm" svg:height="0.038cm" svg:x="78.775cm" svg:y="13.565cm" svg:viewBox="0 0 42 39" draw:points="0,19 6,7 16,0 27,0 37,7 42,19 37,31 27,39 16,39 6,31">
          <text:p/>
        </draw:polygon>
        <draw:polygon draw:style-name="gr6" draw:text-style-name="P1" draw:layer="layout" svg:width="0.041cm" svg:height="0.038cm" svg:x="78.775cm" svg:y="13.565cm" svg:viewBox="0 0 42 39" draw:points="0,19 6,7 16,0 27,0 37,7 42,19 37,31 27,39 16,39 6,31">
          <text:p/>
        </draw:polygon>
        <draw:path draw:style-name="gr3" draw:text-style-name="P3" draw:layer="layout" svg:width="0.04cm" svg:height="0.041cm" svg:x="78.075cm" svg:y="13.564cm" svg:viewBox="0 0 41 42" svg:d="M0 21l4-13c53-36 45 64 0 24z">
          <text:p/>
        </draw:path>
        <draw:polygon draw:style-name="gr6" draw:text-style-name="P1" draw:layer="layout" svg:width="0.04cm" svg:height="0.038cm" svg:x="78.075cm" svg:y="13.565cm" svg:viewBox="0 0 41 39" draw:points="0,19 4,7 15,0 28,0 39,7 41,19 39,31 28,39 15,39 4,31">
          <text:p/>
        </draw:polygon>
        <draw:polygon draw:style-name="gr3" draw:text-style-name="P3" draw:layer="layout" svg:width="0.8cm" svg:height="0.03cm" svg:x="78.045cm" svg:y="13.569cm" svg:viewBox="0 0 801 31" draw:points="0,0 0,31 801,31 801,0">
          <text:p/>
        </draw:polygon>
        <draw:polygon draw:style-name="gr6" draw:text-style-name="P1" draw:layer="layout" svg:width="0.8cm" svg:height="0.03cm" svg:x="78.045cm" svg:y="13.569cm" svg:viewBox="0 0 801 31" draw:points="801,31 0,31 0,0 801,0">
          <text:p/>
        </draw:polygon>
        <draw:polygon draw:style-name="gr3" draw:text-style-name="P3" draw:layer="layout" svg:width="0.041cm" svg:height="0.038cm" svg:x="78.775cm" svg:y="13.595cm" svg:viewBox="0 0 42 39" draw:points="0,19 6,6 16,0 27,0 37,6 42,19 37,30 27,39 16,39 6,30">
          <text:p/>
        </draw:polygon>
        <draw:polygon draw:style-name="gr6" draw:text-style-name="P1" draw:layer="layout" svg:width="0.041cm" svg:height="0.038cm" svg:x="78.775cm" svg:y="13.595cm" svg:viewBox="0 0 42 39" draw:points="0,19 6,6 16,0 27,0 37,6 42,19 37,30 27,39 16,39 6,30">
          <text:p/>
        </draw:polygon>
        <draw:path draw:style-name="gr3" draw:text-style-name="P3" draw:layer="layout" svg:width="0.04cm" svg:height="0.041cm" svg:x="78.075cm" svg:y="13.594cm" svg:viewBox="0 0 41 42" svg:d="M0 21l4-13c53-35 45 65 0 24z">
          <text:p/>
        </draw:path>
        <draw:polygon draw:style-name="gr6" draw:text-style-name="P1" draw:layer="layout" svg:width="0.04cm" svg:height="0.038cm" svg:x="78.075cm" svg:y="13.595cm" svg:viewBox="0 0 41 39" draw:points="0,19 4,6 15,0 28,0 39,6 41,19 39,30 28,39 15,39 4,30">
          <text:p/>
        </draw:polygon>
        <draw:polygon draw:style-name="gr3" draw:text-style-name="P3" draw:layer="layout" svg:width="0.8cm" svg:height="0.03cm" svg:x="78.045cm" svg:y="13.599cm" svg:viewBox="0 0 801 31" draw:points="0,0 0,31 801,31 801,0">
          <text:p/>
        </draw:polygon>
        <draw:polygon draw:style-name="gr6" draw:text-style-name="P1" draw:layer="layout" svg:width="0.8cm" svg:height="0.03cm" svg:x="78.045cm" svg:y="13.599cm" svg:viewBox="0 0 801 31" draw:points="801,31 0,31 0,0 801,0">
          <text:p/>
        </draw:polygon>
        <draw:polygon draw:style-name="gr3" draw:text-style-name="P3" draw:layer="layout" svg:width="0.041cm" svg:height="0.038cm" svg:x="78.775cm" svg:y="15.024cm" svg:viewBox="0 0 42 39" draw:points="0,20 6,9 16,0 27,0 37,9 42,20 37,32 27,39 16,39 6,32">
          <text:p/>
        </draw:polygon>
        <draw:polygon draw:style-name="gr6" draw:text-style-name="P1" draw:layer="layout" svg:width="0.041cm" svg:height="0.038cm" svg:x="78.775cm" svg:y="15.024cm" svg:viewBox="0 0 42 39" draw:points="0,20 6,9 16,0 27,0 37,9 42,20 37,32 27,39 16,39 6,32">
          <text:p/>
        </draw:polygon>
        <draw:path draw:style-name="gr3" draw:text-style-name="P3" draw:layer="layout" svg:width="0.04cm" svg:height="0.04cm" svg:x="78.075cm" svg:y="15.023cm" svg:viewBox="0 0 41 41" svg:d="M0 21l4-11c45-40 53 59 0 23z">
          <text:p/>
        </draw:path>
        <draw:polygon draw:style-name="gr6" draw:text-style-name="P1" draw:layer="layout" svg:width="0.04cm" svg:height="0.038cm" svg:x="78.075cm" svg:y="15.024cm" svg:viewBox="0 0 41 39" draw:points="0,20 4,9 15,0 28,0 39,9 41,20 39,32 28,39 15,39 4,32">
          <text:p/>
        </draw:polygon>
        <draw:polygon draw:style-name="gr3" draw:text-style-name="P3" draw:layer="layout" svg:width="0.8cm" svg:height="0.029cm" svg:x="78.045cm" svg:y="15.028cm" svg:viewBox="0 0 801 30" draw:points="0,0 0,30 801,30 801,0">
          <text:p/>
        </draw:polygon>
        <draw:polygon draw:style-name="gr6" draw:text-style-name="P1" draw:layer="layout" svg:width="0.8cm" svg:height="0.029cm" svg:x="78.045cm" svg:y="15.028cm" svg:viewBox="0 0 801 30" draw:points="801,30 0,30 0,0 801,0">
          <text:p/>
        </draw:polygon>
        <draw:path draw:style-name="gr3" draw:text-style-name="P3" draw:layer="layout" svg:width="0.601cm" svg:height="0.599cm" svg:x="56.612cm" svg:y="13.323cm" svg:viewBox="0 0 602 600" svg:d="M0 300l4-48 13-49c109-296 523-260 581 49l4 48-4 49c-59 307-471 342-581 49l-13-49z">
          <text:p/>
        </draw:path>
        <draw:polygon draw:style-name="gr6" draw:text-style-name="P1" draw:layer="layout" svg:width="0.601cm" svg:height="0.597cm" svg:x="56.612cm" svg:y="13.324cm" svg:viewBox="0 0 602 598" draw:points="0,299 4,251 17,202 38,155 63,115 97,78 137,46 180,23 227,6 276,0 327,0 376,6 422,23 467,46 505,78 539,115 566,155 585,202 598,251 602,299 598,348 585,397 566,441 539,484 505,520 467,549 422,575 376,589 327,598 276,598 227,589 180,575 137,549 97,520 63,484 38,441 17,397 4,348">
          <text:p/>
        </draw:polygon>
        <draw:polygon draw:style-name="gr3" draw:text-style-name="P3" draw:layer="layout" svg:width="0.451cm" svg:height="0.57cm" svg:x="16.408cm" svg:y="30.386cm" svg:viewBox="0 0 452 571" draw:points="412,0 452,539 41,571 0,30">
          <text:p/>
        </draw:polygon>
        <draw:polygon draw:style-name="gr6" draw:text-style-name="P1" draw:layer="layout" svg:width="0.451cm" svg:height="0.57cm" svg:x="16.408cm" svg:y="30.386cm" svg:viewBox="0 0 452 571" draw:points="412,0 452,539 41,571 0,30">
          <text:p/>
        </draw:polygon>
        <draw:polygon draw:style-name="gr3" draw:text-style-name="P3" draw:layer="layout" svg:width="0.104cm" svg:height="0.396cm" svg:x="16.264cm" svg:y="30.496cm" svg:viewBox="0 0 105 397" draw:points="0,7 77,0 105,391 30,397">
          <text:p/>
        </draw:polygon>
        <draw:polygon draw:style-name="gr6" draw:text-style-name="P1" draw:layer="layout" svg:width="0.104cm" svg:height="0.396cm" svg:x="16.264cm" svg:y="30.496cm" svg:viewBox="0 0 105 397" draw:points="0,7 77,0 105,391 30,397">
          <text:p/>
        </draw:polygon>
        <draw:polygon draw:style-name="gr3" draw:text-style-name="P3" draw:layer="layout" svg:width="0.08cm" svg:height="0.08cm" svg:x="16.351cm" svg:y="30.649cm" svg:viewBox="0 0 81 81" draw:points="81,75 6,81 0,6 77,0">
          <text:p/>
        </draw:polygon>
        <draw:polygon draw:style-name="gr6" draw:text-style-name="P1" draw:layer="layout" svg:width="0.08cm" svg:height="0.08cm" svg:x="16.351cm" svg:y="30.649cm" svg:viewBox="0 0 81 81" draw:points="81,75 6,81 0,6 77,0">
          <text:p/>
        </draw:polygon>
        <draw:polygon draw:style-name="gr3" draw:text-style-name="P3" draw:layer="layout" svg:width="0.593cm" svg:height="0.48cm" svg:x="20.08cm" svg:y="30.939cm" svg:viewBox="0 0 594 481" draw:points="537,481 0,407 60,0 594,77">
          <text:p/>
        </draw:polygon>
        <draw:polygon draw:style-name="gr6" draw:text-style-name="P1" draw:layer="layout" svg:width="0.593cm" svg:height="0.48cm" svg:x="20.08cm" svg:y="30.939cm" svg:viewBox="0 0 594 481" draw:points="537,481 0,407 60,0 594,77">
          <text:p/>
        </draw:polygon>
        <draw:polygon draw:style-name="gr3" draw:text-style-name="P3" draw:layer="layout" svg:width="0.396cm" svg:height="0.129cm" svg:x="20.224cm" svg:y="30.801cm" svg:viewBox="0 0 397 130" draw:points="397,55 386,130 0,74 11,0">
          <text:p/>
        </draw:polygon>
        <draw:polygon draw:style-name="gr6" draw:text-style-name="P1" draw:layer="layout" svg:width="0.396cm" svg:height="0.129cm" svg:x="20.224cm" svg:y="30.801cm" svg:viewBox="0 0 397 130" draw:points="397,55 386,130 0,74 11,0">
          <text:p/>
        </draw:polygon>
        <draw:polygon draw:style-name="gr3" draw:text-style-name="P3" draw:layer="layout" svg:width="0.085cm" svg:height="0.085cm" svg:x="20.368cm" svg:y="30.896cm" svg:viewBox="0 0 86 86" draw:points="0,76 12,0 86,11 75,86">
          <text:p/>
        </draw:polygon>
        <draw:polygon draw:style-name="gr6" draw:text-style-name="P1" draw:layer="layout" svg:width="0.085cm" svg:height="0.085cm" svg:x="20.368cm" svg:y="30.896cm" svg:viewBox="0 0 86 86" draw:points="0,76 12,0 86,11 75,86">
          <text:p/>
        </draw:polygon>
        <draw:path draw:style-name="gr3" draw:text-style-name="P3" draw:layer="layout" svg:width="0.599cm" svg:height="0.598cm" svg:x="35.43cm" svg:y="37.874cm" svg:viewBox="0 0 600 599" svg:d="M0 298l5-48 10-49c109-292 526-258 581 49l4 48-4 51c-55 307-472 341-581 49l-10-49z">
          <text:p/>
        </draw:path>
        <draw:polygon draw:style-name="gr6" draw:text-style-name="P1" draw:layer="layout" svg:width="0.599cm" svg:height="0.599cm" svg:x="35.43cm" svg:y="37.873cm" svg:viewBox="0 0 600 600" draw:points="0,299 5,251 15,202 36,157 64,114 98,78 136,49 180,25 228,8 277,0 325,0 374,8 420,25 465,49 503,78 537,114 564,157 586,202 596,251 600,299 596,350 586,399 564,443 537,486 503,522 465,551 420,575 374,592 325,600 277,600 228,592 180,575 136,551 98,522 64,486 36,443 15,399 5,350">
          <text:p/>
        </draw:polygon>
        <draw:polygon draw:style-name="gr3" draw:text-style-name="P3" draw:layer="layout" svg:width="0.411cm" svg:height="0.54cm" svg:x="34.488cm" svg:y="32.065cm" svg:viewBox="0 0 412 541" draw:points="0,0 0,541 412,541 412,0">
          <text:p/>
        </draw:polygon>
        <draw:polygon draw:style-name="gr6" draw:text-style-name="P1" draw:layer="layout" svg:width="0.411cm" svg:height="0.54cm" svg:x="34.488cm" svg:y="32.065cm" svg:viewBox="0 0 412 541" draw:points="412,0 412,541 0,541 0,0">
          <text:p/>
        </draw:polygon>
        <draw:polygon draw:style-name="gr3" draw:text-style-name="P3" draw:layer="layout" svg:width="0.074cm" svg:height="0.389cm" svg:x="34.338cm" svg:y="32.139cm" svg:viewBox="0 0 75 390" draw:points="0,0 0,390 75,390 75,0">
          <text:p/>
        </draw:polygon>
        <draw:polygon draw:style-name="gr6" draw:text-style-name="P1" draw:layer="layout" svg:width="0.074cm" svg:height="0.389cm" svg:x="34.338cm" svg:y="32.139cm" svg:viewBox="0 0 75 390" draw:points="0,0 75,0 75,390 0,390">
          <text:p/>
        </draw:polygon>
        <draw:polygon draw:style-name="gr3" draw:text-style-name="P3" draw:layer="layout" svg:width="0.076cm" svg:height="0.074cm" svg:x="34.412cm" svg:y="32.298cm" svg:viewBox="0 0 77 75" draw:points="0,0 0,75 77,75 77,0">
          <text:p/>
        </draw:polygon>
        <draw:polygon draw:style-name="gr6" draw:text-style-name="P1" draw:layer="layout" svg:width="0.076cm" svg:height="0.074cm" svg:x="34.412cm" svg:y="32.298cm" svg:viewBox="0 0 77 75" draw:points="77,75 0,75 0,0 77,0">
          <text:p/>
        </draw:polygon>
        <draw:polygon draw:style-name="gr3" draw:text-style-name="P3" draw:layer="layout" svg:width="0.411cm" svg:height="0.54cm" svg:x="34.488cm" svg:y="30.867cm" svg:viewBox="0 0 412 541" draw:points="0,0 0,541 412,541 412,0">
          <text:p/>
        </draw:polygon>
        <draw:polygon draw:style-name="gr6" draw:text-style-name="P1" draw:layer="layout" svg:width="0.411cm" svg:height="0.54cm" svg:x="34.488cm" svg:y="30.867cm" svg:viewBox="0 0 412 541" draw:points="412,0 412,541 0,541 0,0">
          <text:p/>
        </draw:polygon>
        <draw:polygon draw:style-name="gr3" draw:text-style-name="P3" draw:layer="layout" svg:width="0.074cm" svg:height="0.39cm" svg:x="34.338cm" svg:y="30.943cm" svg:viewBox="0 0 75 391" draw:points="0,0 0,391 75,391 75,0">
          <text:p/>
        </draw:polygon>
        <draw:polygon draw:style-name="gr6" draw:text-style-name="P1" draw:layer="layout" svg:width="0.074cm" svg:height="0.39cm" svg:x="34.338cm" svg:y="30.943cm" svg:viewBox="0 0 75 391" draw:points="0,0 75,0 75,391 0,391">
          <text:p/>
        </draw:polygon>
        <draw:polygon draw:style-name="gr3" draw:text-style-name="P3" draw:layer="layout" svg:width="0.076cm" svg:height="0.074cm" svg:x="34.412cm" svg:y="31.1cm" svg:viewBox="0 0 77 75" draw:points="0,0 0,75 77,75 77,0">
          <text:p/>
        </draw:polygon>
        <draw:polygon draw:style-name="gr6" draw:text-style-name="P1" draw:layer="layout" svg:width="0.076cm" svg:height="0.074cm" svg:x="34.412cm" svg:y="31.1cm" svg:viewBox="0 0 77 75" draw:points="77,75 0,75 0,0 77,0">
          <text:p/>
        </draw:polygon>
        <draw:path draw:style-name="gr3" draw:text-style-name="P3" draw:layer="layout" svg:width="0.601cm" svg:height="0.599cm" svg:x="50.076cm" svg:y="18.783cm" svg:viewBox="0 0 602 600" svg:d="M602 300l-4 49-13 49c-107 293-523 260-581-49l-4-49 4-48c58-310 474-343 581-49l13 49z">
          <text:p/>
        </draw:path>
        <draw:polygon draw:style-name="gr6" draw:text-style-name="P1" draw:layer="layout" svg:width="0.601cm" svg:height="0.597cm" svg:x="50.076cm" svg:y="18.783cm" svg:viewBox="0 0 602 598" draw:points="602,298 598,347 585,396 566,440 538,482 504,518 464,550 422,573 375,589 327,598 276,598 227,589 181,573 136,550 97,518 63,482 36,440 17,396 4,347 0,298 4,250 17,201 36,156 63,114 97,78 136,46 181,23 227,8 276,0 327,0 375,8 422,23 464,46 504,78 538,114 566,156 585,201 598,250">
          <text:p/>
        </draw:polygon>
        <draw:polygon draw:style-name="gr6" draw:text-style-name="P1" draw:layer="layout" svg:width="1.13cm" svg:height="2.26cm" svg:x="27.387cm" svg:y="6.426cm" svg:viewBox="0 0 1131 2261" draw:points="0,1130 1131,2261 1131,0">
          <text:p/>
        </draw:polygon>
        <draw:polygon draw:style-name="gr6" draw:text-style-name="P1" draw:layer="layout" svg:width="1.132cm" svg:height="2.26cm" svg:x="24.987cm" svg:y="6.426cm" svg:viewBox="0 0 1133 2261" draw:points="0,1130 1133,2261 1133,0">
          <text:p/>
        </draw:polygon>
        <draw:polygon draw:style-name="gr3" draw:text-style-name="P3" draw:layer="layout" svg:width="1.6cm" svg:height="0.019cm" svg:x="17.972cm" svg:y="14.988cm" svg:viewBox="0 0 1601 20" draw:points="0,0 0,20 1601,20 1601,0">
          <text:p/>
        </draw:polygon>
        <draw:polyline draw:style-name="gr6" draw:text-style-name="P1" draw:layer="layout" svg:width="1.6cm" svg:height="0.002cm" svg:x="17.972cm" svg:y="14.988cm" svg:viewBox="0 0 1601 3" draw:points="1601,0 0,0 0,3">
          <text:p/>
        </draw:polyline>
        <draw:line draw:style-name="gr6" draw:text-style-name="P1" draw:layer="layout" svg:x1="19.572cm" svg:y1="14.988cm" svg:x2="19.572cm" svg:y2="14.99cm">
          <text:p/>
        </draw:line>
        <draw:line draw:style-name="gr6" draw:text-style-name="P1" draw:layer="layout" svg:x1="17.972cm" svg:y1="14.99cm" svg:x2="17.972cm" svg:y2="14.994cm">
          <text:p/>
        </draw:line>
        <draw:line draw:style-name="gr6" draw:text-style-name="P1" draw:layer="layout" svg:x1="19.572cm" svg:y1="14.994cm" svg:x2="19.572cm" svg:y2="15cm">
          <text:p/>
        </draw:line>
        <draw:line draw:style-name="gr6" draw:text-style-name="P1" draw:layer="layout" svg:x1="19.572cm" svg:y1="14.99cm" svg:x2="19.572cm" svg:y2="14.994cm">
          <text:p/>
        </draw:line>
        <draw:line draw:style-name="gr6" draw:text-style-name="P1" draw:layer="layout" svg:x1="19.572cm" svg:y1="15.005cm" svg:x2="19.572cm" svg:y2="15.007cm">
          <text:p/>
        </draw:line>
        <draw:line draw:style-name="gr6" draw:text-style-name="P1" draw:layer="layout" svg:x1="17.972cm" svg:y1="15.005cm" svg:x2="17.972cm" svg:y2="15.007cm">
          <text:p/>
        </draw:line>
        <draw:line draw:style-name="gr6" draw:text-style-name="P1" draw:layer="layout" svg:x1="19.572cm" svg:y1="15.007cm" svg:x2="17.972cm" svg:y2="15.007cm">
          <text:p/>
        </draw:line>
        <draw:polyline draw:style-name="gr6" draw:text-style-name="P1" draw:layer="layout" svg:width="0cm" svg:height="0.01cm" svg:x="17.972cm" svg:y="14.994cm" svg:viewBox="0 0 0 11" draw:points="0,0 0,6 0,11">
          <text:p/>
        </draw:polyline>
        <draw:line draw:style-name="gr6" draw:text-style-name="P1" draw:layer="layout" svg:x1="19.572cm" svg:y1="15cm" svg:x2="19.572cm" svg:y2="15.005cm">
          <text:p/>
        </draw:line>
        <draw:polygon draw:style-name="gr3" draw:text-style-name="P3" draw:layer="layout" svg:width="2.301cm" svg:height="0.019cm" svg:x="28.875cm" svg:y="14.937cm" svg:viewBox="0 0 2302 20" draw:points="0,0 0,20 2302,20 2302,0">
          <text:p/>
        </draw:polygon>
        <draw:polyline draw:style-name="gr6" draw:text-style-name="P1" draw:layer="layout" svg:width="2.301cm" svg:height="0.002cm" svg:x="28.875cm" svg:y="14.937cm" svg:viewBox="0 0 2302 3" draw:points="2302,0 0,0 0,3">
          <text:p/>
        </draw:polyline>
        <draw:line draw:style-name="gr6" draw:text-style-name="P1" draw:layer="layout" svg:x1="31.176cm" svg:y1="14.937cm" svg:x2="31.176cm" svg:y2="14.939cm">
          <text:p/>
        </draw:line>
        <draw:line draw:style-name="gr6" draw:text-style-name="P1" draw:layer="layout" svg:x1="28.875cm" svg:y1="14.939cm" svg:x2="28.875cm" svg:y2="14.943cm">
          <text:p/>
        </draw:line>
        <draw:line draw:style-name="gr6" draw:text-style-name="P1" draw:layer="layout" svg:x1="31.176cm" svg:y1="14.943cm" svg:x2="31.176cm" svg:y2="14.95cm">
          <text:p/>
        </draw:line>
        <draw:line draw:style-name="gr6" draw:text-style-name="P1" draw:layer="layout" svg:x1="31.176cm" svg:y1="14.939cm" svg:x2="31.176cm" svg:y2="14.943cm">
          <text:p/>
        </draw:line>
        <draw:line draw:style-name="gr6" draw:text-style-name="P1" draw:layer="layout" svg:x1="31.176cm" svg:y1="14.954cm" svg:x2="31.176cm" svg:y2="14.956cm">
          <text:p/>
        </draw:line>
        <draw:line draw:style-name="gr6" draw:text-style-name="P1" draw:layer="layout" svg:x1="28.875cm" svg:y1="14.954cm" svg:x2="28.875cm" svg:y2="14.956cm">
          <text:p/>
        </draw:line>
        <draw:line draw:style-name="gr6" draw:text-style-name="P1" draw:layer="layout" svg:x1="31.176cm" svg:y1="14.956cm" svg:x2="28.875cm" svg:y2="14.956cm">
          <text:p/>
        </draw:line>
        <draw:polyline draw:style-name="gr6" draw:text-style-name="P1" draw:layer="layout" svg:width="0cm" svg:height="0.01cm" svg:x="28.875cm" svg:y="14.943cm" svg:viewBox="0 0 0 11" draw:points="0,0 0,7 0,11">
          <text:p/>
        </draw:polyline>
        <draw:line draw:style-name="gr6" draw:text-style-name="P1" draw:layer="layout" svg:x1="31.176cm" svg:y1="14.95cm" svg:x2="31.176cm" svg:y2="14.954cm">
          <text:p/>
        </draw:line>
        <draw:polygon draw:style-name="gr3" draw:text-style-name="P3" draw:layer="layout" svg:width="0.051cm" svg:height="1.399cm" svg:x="35.877cm" svg:y="6.278cm" svg:viewBox="0 0 52 1400" draw:points="0,0 0,1400 21,1400 21,1359 52,1359 52,41 21,41 21,0">
          <text:p/>
        </draw:polygon>
        <draw:polygon draw:style-name="gr6" draw:text-style-name="P1" draw:layer="layout" svg:width="0.051cm" svg:height="1.318cm" svg:x="35.877cm" svg:y="6.318cm" svg:viewBox="0 0 52 1319" draw:points="52,0 52,1319 0,1319 0,0">
          <text:p/>
        </draw:polygon>
        <draw:polygon draw:style-name="gr6" draw:text-style-name="P1" draw:layer="layout" svg:width="0.021cm" svg:height="0.04cm" svg:x="35.877cm" svg:y="6.278cm" svg:viewBox="0 0 22 41" draw:points="22,0 22,41 0,41 0,0">
          <text:p/>
        </draw:polygon>
        <draw:polygon draw:style-name="gr6" draw:text-style-name="P1" draw:layer="layout" svg:width="0.021cm" svg:height="0.041cm" svg:x="35.877cm" svg:y="7.636cm" svg:viewBox="0 0 22 42" draw:points="22,0 22,42 0,42 0,0">
          <text:p/>
        </draw:polygon>
        <draw:polygon draw:style-name="gr3" draw:text-style-name="P3" draw:layer="layout" svg:width="0.051cm" svg:height="1.401cm" svg:x="35.877cm" svg:y="7.677cm" svg:viewBox="0 0 52 1402" draw:points="0,0 0,1402 21,1402 21,1362 52,1362 52,41 21,41 21,0">
          <text:p/>
        </draw:polygon>
        <draw:polygon draw:style-name="gr6" draw:text-style-name="P1" draw:layer="layout" svg:width="0.051cm" svg:height="1.321cm" svg:x="35.877cm" svg:y="7.717cm" svg:viewBox="0 0 52 1322" draw:points="52,0 52,1322 0,1322 0,0">
          <text:p/>
        </draw:polygon>
        <draw:polygon draw:style-name="gr6" draw:text-style-name="P1" draw:layer="layout" svg:width="0.021cm" svg:height="0.04cm" svg:x="35.877cm" svg:y="7.677cm" svg:viewBox="0 0 22 41" draw:points="22,0 22,41 0,41 0,0">
          <text:p/>
        </draw:polygon>
        <draw:polygon draw:style-name="gr6" draw:text-style-name="P1" draw:layer="layout" svg:width="0.021cm" svg:height="0.04cm" svg:x="35.877cm" svg:y="9.038cm" svg:viewBox="0 0 22 41" draw:points="22,0 22,41 0,41 0,0">
          <text:p/>
        </draw:polygon>
        <draw:polygon draw:style-name="gr3" draw:text-style-name="P3" draw:layer="layout" svg:width="0.051cm" svg:height="1.501cm" svg:x="19.081cm" svg:y="6.083cm" svg:viewBox="0 0 52 1502" draw:points="0,0 0,1502 21,1502 21,1461 52,1461 52,40 21,40 21,0">
          <text:p/>
        </draw:polygon>
        <draw:polygon draw:style-name="gr6" draw:text-style-name="P1" draw:layer="layout" svg:width="0.051cm" svg:height="1.42cm" svg:x="19.081cm" svg:y="6.123cm" svg:viewBox="0 0 52 1421" draw:points="52,0 52,1421 0,1421 0,0">
          <text:p/>
        </draw:polygon>
        <draw:polygon draw:style-name="gr6" draw:text-style-name="P1" draw:layer="layout" svg:width="0.021cm" svg:height="0.04cm" svg:x="19.081cm" svg:y="6.083cm" svg:viewBox="0 0 22 41" draw:points="22,0 22,41 0,41 0,0">
          <text:p/>
        </draw:polygon>
        <draw:polygon draw:style-name="gr6" draw:text-style-name="P1" draw:layer="layout" svg:width="0.021cm" svg:height="0.041cm" svg:x="19.081cm" svg:y="7.543cm" svg:viewBox="0 0 22 42" draw:points="22,0 22,42 0,42 0,0">
          <text:p/>
        </draw:polygon>
        <draw:polygon draw:style-name="gr3" draw:text-style-name="P3" draw:layer="layout" svg:width="0.051cm" svg:height="1.498cm" svg:x="19.081cm" svg:y="7.584cm" svg:viewBox="0 0 52 1499" draw:points="0,0 0,1499 21,1499 21,1459 52,1459 52,40 21,40 21,0">
          <text:p/>
        </draw:polygon>
        <draw:polygon draw:style-name="gr6" draw:text-style-name="P1" draw:layer="layout" svg:width="0.051cm" svg:height="1.418cm" svg:x="19.081cm" svg:y="7.624cm" svg:viewBox="0 0 52 1419" draw:points="52,0 52,1419 0,1419 0,0">
          <text:p/>
        </draw:polygon>
        <draw:polygon draw:style-name="gr6" draw:text-style-name="P1" draw:layer="layout" svg:width="0.021cm" svg:height="0.04cm" svg:x="19.081cm" svg:y="7.584cm" svg:viewBox="0 0 22 41" draw:points="22,0 22,41 0,41 0,0">
          <text:p/>
        </draw:polygon>
        <draw:polygon draw:style-name="gr6" draw:text-style-name="P1" draw:layer="layout" svg:width="0.021cm" svg:height="0.04cm" svg:x="19.081cm" svg:y="9.042cm" svg:viewBox="0 0 22 41" draw:points="22,0 22,41 0,41 0,0">
          <text:p/>
        </draw:polygon>
        <draw:polygon draw:style-name="gr3" draw:text-style-name="P3" draw:layer="layout" svg:width="0.05cm" svg:height="1.6cm" svg:x="21.482cm" svg:y="6.083cm" svg:viewBox="0 0 51 1601" draw:points="0,0 0,1601 19,1601 19,1561 51,1561 51,40 19,40 19,0">
          <text:p/>
        </draw:polygon>
        <draw:polygon draw:style-name="gr6" draw:text-style-name="P1" draw:layer="layout" svg:width="0.05cm" svg:height="1.52cm" svg:x="21.482cm" svg:y="6.123cm" svg:viewBox="0 0 51 1521" draw:points="51,0 51,1521 0,1521 0,0">
          <text:p/>
        </draw:polygon>
        <draw:polygon draw:style-name="gr6" draw:text-style-name="P1" draw:layer="layout" svg:width="0.019cm" svg:height="0.04cm" svg:x="21.482cm" svg:y="6.083cm" svg:viewBox="0 0 20 41" draw:points="20,0 20,41 0,41 0,0">
          <text:p/>
        </draw:polygon>
        <draw:polygon draw:style-name="gr6" draw:text-style-name="P1" draw:layer="layout" svg:width="0.019cm" svg:height="0.04cm" svg:x="21.482cm" svg:y="7.643cm" svg:viewBox="0 0 20 41" draw:points="20,0 20,41 0,41 0,0">
          <text:p/>
        </draw:polygon>
        <draw:polygon draw:style-name="gr3" draw:text-style-name="P3" draw:layer="layout" svg:width="0.05cm" svg:height="1.6cm" svg:x="21.482cm" svg:y="7.683cm" svg:viewBox="0 0 51 1601" draw:points="0,0 0,1601 19,1601 19,1561 51,1561 51,40 19,40 19,0">
          <text:p/>
        </draw:polygon>
        <draw:polygon draw:style-name="gr6" draw:text-style-name="P1" draw:layer="layout" svg:width="0.05cm" svg:height="1.52cm" svg:x="21.482cm" svg:y="7.723cm" svg:viewBox="0 0 51 1521" draw:points="51,0 51,1521 0,1521 0,0">
          <text:p/>
        </draw:polygon>
        <draw:polygon draw:style-name="gr6" draw:text-style-name="P1" draw:layer="layout" svg:width="0.019cm" svg:height="0.04cm" svg:x="21.482cm" svg:y="7.683cm" svg:viewBox="0 0 20 41" draw:points="20,0 20,41 0,41 0,0">
          <text:p/>
        </draw:polygon>
        <draw:polygon draw:style-name="gr6" draw:text-style-name="P1" draw:layer="layout" svg:width="0.019cm" svg:height="0.04cm" svg:x="21.482cm" svg:y="9.243cm" svg:viewBox="0 0 20 41" draw:points="20,0 20,41 0,41 0,0">
          <text:p/>
        </draw:polygon>
        <draw:polygon draw:style-name="gr3" draw:text-style-name="P3" draw:layer="layout" svg:width="1.073cm" svg:height="7.22cm" svg:x="5.816cm" svg:y="6.121cm" svg:viewBox="0 0 1074 7221" draw:points="1074,0 1070,0 0,7221 4,7221">
          <text:p/>
        </draw:polygon>
        <draw:polygon draw:style-name="gr3" draw:text-style-name="P3" draw:layer="layout" svg:width="1.073cm" svg:height="7.22cm" svg:x="5.812cm" svg:y="6.121cm" svg:viewBox="0 0 1074 7221" draw:points="0,7219 4,7221 1074,0 1070,0">
          <text:p/>
        </draw:polygon>
        <draw:polygon draw:style-name="gr3" draw:text-style-name="P3" draw:layer="layout" svg:width="1.073cm" svg:height="7.22cm" svg:x="5.808cm" svg:y="6.119cm" svg:viewBox="0 0 1074 7221" draw:points="0,7221 4,7221 1074,2 1072,0">
          <text:p/>
        </draw:polygon>
        <draw:polygon draw:style-name="gr3" draw:text-style-name="P3" draw:layer="layout" svg:width="1.073cm" svg:height="7.22cm" svg:x="5.82cm" svg:y="6.121cm" svg:viewBox="0 0 1074 7221" draw:points="0,7221 5,7221 1074,2 1070,0">
          <text:p/>
        </draw:polygon>
        <draw:polygon draw:style-name="gr3" draw:text-style-name="P3" draw:layer="layout" svg:width="1.073cm" svg:height="7.22cm" svg:x="5.825cm" svg:y="6.123cm" svg:viewBox="0 0 1074 7221" draw:points="1069,0 0,7219 2,7221 1074,0">
          <text:p/>
        </draw:polygon>
        <draw:polyline draw:style-name="gr6" draw:text-style-name="P1" draw:layer="layout" svg:width="1.071cm" svg:height="7.22cm" svg:x="5.808cm" svg:y="6.119cm" svg:viewBox="0 0 1072 7221" draw:points="1072,0 0,7221 4,7221">
          <text:p/>
        </draw:polyline>
        <draw:line draw:style-name="gr6" draw:text-style-name="P1" draw:layer="layout" svg:x1="6.879cm" svg:y1="6.119cm" svg:x2="6.882cm" svg:y2="6.122cm">
          <text:p/>
        </draw:line>
        <draw:line draw:style-name="gr6" draw:text-style-name="P1" draw:layer="layout" svg:x1="5.812cm" svg:y1="13.339cm" svg:x2="5.817cm" svg:y2="13.342cm">
          <text:p/>
        </draw:line>
        <draw:line draw:style-name="gr6" draw:text-style-name="P1" draw:layer="layout" svg:x1="6.885cm" svg:y1="6.121cm" svg:x2="6.889cm" svg:y2="6.121cm">
          <text:p/>
        </draw:line>
        <draw:line draw:style-name="gr6" draw:text-style-name="P1" draw:layer="layout" svg:x1="6.881cm" svg:y1="6.121cm" svg:x2="6.885cm" svg:y2="6.121cm">
          <text:p/>
        </draw:line>
        <draw:line draw:style-name="gr6" draw:text-style-name="P1" draw:layer="layout" svg:x1="6.893cm" svg:y1="6.123cm" svg:x2="6.898cm" svg:y2="6.123cm">
          <text:p/>
        </draw:line>
        <draw:line draw:style-name="gr6" draw:text-style-name="P1" draw:layer="layout" svg:x1="5.825cm" svg:y1="13.341cm" svg:x2="5.828cm" svg:y2="13.344cm">
          <text:p/>
        </draw:line>
        <draw:line draw:style-name="gr6" draw:text-style-name="P1" draw:layer="layout" svg:x1="6.899cm" svg:y1="6.123cm" svg:x2="5.827cm" svg:y2="13.344cm">
          <text:p/>
        </draw:line>
        <draw:polyline draw:style-name="gr6" draw:text-style-name="P1" draw:layer="layout" svg:width="0.008cm" svg:height="0cm" svg:x="5.816cm" svg:y="13.341cm" svg:viewBox="0 0 9 0" draw:points="0,0 4,0 9,0">
          <text:p/>
        </draw:polyline>
        <draw:line draw:style-name="gr6" draw:text-style-name="P1" draw:layer="layout" svg:x1="6.889cm" svg:y1="6.121cm" svg:x2="6.894cm" svg:y2="6.124cm">
          <text:p/>
        </draw:line>
        <draw:path draw:style-name="gr3" draw:text-style-name="P3" draw:layer="layout" svg:width="0.039cm" svg:height="0.038cm" svg:x="19.328cm" svg:y="33.094cm" svg:viewBox="0 0 40 39" svg:d="M14 0h12c47 40-44 60-23 6z">
          <text:p/>
        </draw:path>
        <draw:polygon draw:style-name="gr6" draw:text-style-name="P1" draw:layer="layout" svg:width="0.04cm" svg:height="0.038cm" svg:x="19.327cm" svg:y="33.094cm" svg:viewBox="0 0 41 39" draw:points="16,0 28,0 37,8 41,19 37,32 26,39 12,39 4,30 0,19 4,6">
          <text:p/>
        </draw:polygon>
        <draw:polygon draw:style-name="gr3" draw:text-style-name="P3" draw:layer="layout" svg:width="0.04cm" svg:height="0.038cm" svg:x="18.859cm" svg:y="31.46cm" svg:viewBox="0 0 41 39" draw:points="16,0 29,0 39,8 41,19 37,32 26,39 16,39 5,30 0,19 5,6">
          <text:p/>
        </draw:polygon>
        <draw:polygon draw:style-name="gr6" draw:text-style-name="P1" draw:layer="layout" svg:width="0.04cm" svg:height="0.038cm" svg:x="18.859cm" svg:y="31.46cm" svg:viewBox="0 0 41 39" draw:points="16,0 29,0 39,8 41,19 37,32 26,39 16,39 5,30 0,19 5,6">
          <text:p/>
        </draw:polygon>
        <draw:polygon draw:style-name="gr3" draw:text-style-name="P3" draw:layer="layout" svg:width="0.64cm" svg:height="1.771cm" svg:x="18.793cm" svg:y="31.409cm" svg:viewBox="0 0 641 1772" draw:points="497,1772 0,42 145,0 641,1732">
          <text:p/>
        </draw:polygon>
        <draw:polygon draw:style-name="gr6" draw:text-style-name="P1" draw:layer="layout" svg:width="0.64cm" svg:height="1.771cm" svg:x="18.793cm" svg:y="31.409cm" svg:viewBox="0 0 641 1772" draw:points="497,1772 0,42 145,0 641,1732">
          <text:p/>
        </draw:polygon>
        <draw:polygon draw:style-name="gr3" draw:text-style-name="P3" draw:layer="layout" svg:width="0.021cm" svg:height="3.698cm" svg:x="14.107cm" svg:y="6.089cm" svg:viewBox="0 0 22 3699" draw:points="0,0 0,3699 22,3699 22,0">
          <text:p/>
        </draw:polygon>
        <draw:polyline draw:style-name="gr6" draw:text-style-name="P1" draw:layer="layout" svg:width="0.004cm" svg:height="3.698cm" svg:x="14.107cm" svg:y="6.089cm" svg:viewBox="0 0 5 3699" draw:points="0,0 0,3699 5,3699">
          <text:p/>
        </draw:polyline>
        <draw:line draw:style-name="gr6" draw:text-style-name="P1" draw:layer="layout" svg:x1="14.107cm" svg:y1="6.089cm" svg:x2="14.111cm" svg:y2="6.089cm">
          <text:p/>
        </draw:line>
        <draw:line draw:style-name="gr6" draw:text-style-name="P1" draw:layer="layout" svg:x1="14.111cm" svg:y1="9.787cm" svg:x2="14.116cm" svg:y2="9.787cm">
          <text:p/>
        </draw:line>
        <draw:line draw:style-name="gr6" draw:text-style-name="P1" draw:layer="layout" svg:x1="14.116cm" svg:y1="6.089cm" svg:x2="14.12cm" svg:y2="6.089cm">
          <text:p/>
        </draw:line>
        <draw:line draw:style-name="gr6" draw:text-style-name="P1" draw:layer="layout" svg:x1="14.111cm" svg:y1="6.089cm" svg:x2="14.116cm" svg:y2="6.089cm">
          <text:p/>
        </draw:line>
        <draw:line draw:style-name="gr6" draw:text-style-name="P1" draw:layer="layout" svg:x1="14.124cm" svg:y1="6.089cm" svg:x2="14.128cm" svg:y2="6.089cm">
          <text:p/>
        </draw:line>
        <draw:line draw:style-name="gr6" draw:text-style-name="P1" draw:layer="layout" svg:x1="14.124cm" svg:y1="9.787cm" svg:x2="14.128cm" svg:y2="9.787cm">
          <text:p/>
        </draw:line>
        <draw:line draw:style-name="gr6" draw:text-style-name="P1" draw:layer="layout" svg:x1="14.128cm" svg:y1="6.089cm" svg:x2="14.128cm" svg:y2="9.787cm">
          <text:p/>
        </draw:line>
        <draw:polyline draw:style-name="gr6" draw:text-style-name="P1" draw:layer="layout" svg:width="0.007cm" svg:height="0cm" svg:x="14.116cm" svg:y="9.787cm" svg:viewBox="0 0 8 0" draw:points="0,0 4,0 8,0">
          <text:p/>
        </draw:polyline>
        <draw:line draw:style-name="gr6" draw:text-style-name="P1" draw:layer="layout" svg:x1="14.12cm" svg:y1="6.089cm" svg:x2="14.124cm" svg:y2="6.089cm">
          <text:p/>
        </draw:line>
        <draw:polygon draw:style-name="gr3" draw:text-style-name="P3" draw:layer="layout" svg:width="1.598cm" svg:height="0.019cm" svg:x="21.721cm" svg:y="11.258cm" svg:viewBox="0 0 1599 20" draw:points="0,0 0,20 1599,20 1599,0">
          <text:p/>
        </draw:polygon>
        <draw:polyline draw:style-name="gr6" draw:text-style-name="P1" draw:layer="layout" svg:width="1.598cm" svg:height="0.002cm" svg:x="21.721cm" svg:y="11.258cm" svg:viewBox="0 0 1599 3" draw:points="1599,0 0,0 0,3">
          <text:p/>
        </draw:polyline>
        <draw:line draw:style-name="gr6" draw:text-style-name="P1" draw:layer="layout" svg:x1="23.319cm" svg:y1="11.258cm" svg:x2="23.319cm" svg:y2="11.26cm">
          <text:p/>
        </draw:line>
        <draw:line draw:style-name="gr6" draw:text-style-name="P1" draw:layer="layout" svg:x1="21.721cm" svg:y1="11.26cm" svg:x2="21.721cm" svg:y2="11.264cm">
          <text:p/>
        </draw:line>
        <draw:line draw:style-name="gr6" draw:text-style-name="P1" draw:layer="layout" svg:x1="23.319cm" svg:y1="11.264cm" svg:x2="23.319cm" svg:y2="11.271cm">
          <text:p/>
        </draw:line>
        <draw:line draw:style-name="gr6" draw:text-style-name="P1" draw:layer="layout" svg:x1="23.319cm" svg:y1="11.26cm" svg:x2="23.319cm" svg:y2="11.264cm">
          <text:p/>
        </draw:line>
        <draw:line draw:style-name="gr6" draw:text-style-name="P1" draw:layer="layout" svg:x1="23.319cm" svg:y1="11.275cm" svg:x2="23.319cm" svg:y2="11.277cm">
          <text:p/>
        </draw:line>
        <draw:line draw:style-name="gr6" draw:text-style-name="P1" draw:layer="layout" svg:x1="21.721cm" svg:y1="11.275cm" svg:x2="21.721cm" svg:y2="11.277cm">
          <text:p/>
        </draw:line>
        <draw:line draw:style-name="gr6" draw:text-style-name="P1" draw:layer="layout" svg:x1="23.319cm" svg:y1="11.277cm" svg:x2="21.721cm" svg:y2="11.277cm">
          <text:p/>
        </draw:line>
        <draw:polyline draw:style-name="gr6" draw:text-style-name="P1" draw:layer="layout" svg:width="0cm" svg:height="0.01cm" svg:x="21.721cm" svg:y="11.264cm" svg:viewBox="0 0 0 11" draw:points="0,0 0,7 0,11">
          <text:p/>
        </draw:polyline>
        <draw:line draw:style-name="gr6" draw:text-style-name="P1" draw:layer="layout" svg:x1="23.319cm" svg:y1="11.271cm" svg:x2="23.319cm" svg:y2="11.275cm">
          <text:p/>
        </draw:line>
        <draw:polygon draw:style-name="gr6" draw:text-style-name="P1" draw:layer="layout" svg:width="1.131cm" svg:height="2.26cm" svg:x="17.851cm" svg:y="6.426cm" svg:viewBox="0 0 1132 2261" draw:points="0,1130 1132,2261 1132,0">
          <text:p/>
        </draw:polygon>
        <draw:polygon draw:style-name="gr3" draw:text-style-name="P3" draw:layer="layout" svg:width="0.019cm" svg:height="8.198cm" svg:x="73.018cm" svg:y="21.361cm" svg:viewBox="0 0 20 8199" draw:points="0,0 0,8199 20,8199 20,0">
          <text:p/>
        </draw:polygon>
        <draw:polyline draw:style-name="gr6" draw:text-style-name="P1" draw:layer="layout" svg:width="0.002cm" svg:height="8.198cm" svg:x="73.035cm" svg:y="21.361cm" svg:viewBox="0 0 3 8199" draw:points="3,8199 3,0 0,0">
          <text:p/>
        </draw:polyline>
        <draw:line draw:style-name="gr6" draw:text-style-name="P1" draw:layer="layout" svg:x1="73.037cm" svg:y1="29.559cm" svg:x2="73.035cm" svg:y2="29.559cm">
          <text:p/>
        </draw:line>
        <draw:line draw:style-name="gr6" draw:text-style-name="P1" draw:layer="layout" svg:x1="73.035cm" svg:y1="21.361cm" svg:x2="73.031cm" svg:y2="21.361cm">
          <text:p/>
        </draw:line>
        <draw:line draw:style-name="gr6" draw:text-style-name="P1" draw:layer="layout" svg:x1="73.031cm" svg:y1="29.559cm" svg:x2="73.025cm" svg:y2="29.559cm">
          <text:p/>
        </draw:line>
        <draw:line draw:style-name="gr6" draw:text-style-name="P1" draw:layer="layout" svg:x1="73.035cm" svg:y1="29.559cm" svg:x2="73.031cm" svg:y2="29.559cm">
          <text:p/>
        </draw:line>
        <draw:line draw:style-name="gr6" draw:text-style-name="P1" draw:layer="layout" svg:x1="73.02cm" svg:y1="29.559cm" svg:x2="73.018cm" svg:y2="29.559cm">
          <text:p/>
        </draw:line>
        <draw:line draw:style-name="gr6" draw:text-style-name="P1" draw:layer="layout" svg:x1="73.02cm" svg:y1="21.361cm" svg:x2="73.018cm" svg:y2="21.361cm">
          <text:p/>
        </draw:line>
        <draw:line draw:style-name="gr6" draw:text-style-name="P1" draw:layer="layout" svg:x1="73.018cm" svg:y1="29.559cm" svg:x2="73.018cm" svg:y2="21.361cm">
          <text:p/>
        </draw:line>
        <draw:polyline draw:style-name="gr6" draw:text-style-name="P1" draw:layer="layout" svg:width="0.01cm" svg:height="0cm" svg:x="73.02cm" svg:y="21.361cm" svg:viewBox="0 0 11 0" draw:points="11,0 5,0 0,0">
          <text:p/>
        </draw:polyline>
        <draw:line draw:style-name="gr6" draw:text-style-name="P1" draw:layer="layout" svg:x1="73.025cm" svg:y1="29.559cm" svg:x2="73.02cm" svg:y2="29.559cm">
          <text:p/>
        </draw:line>
        <draw:path draw:style-name="gr3" draw:text-style-name="P3" draw:layer="layout" svg:width="0.041cm" svg:height="0.04cm" svg:x="45.508cm" svg:y="12.624cm" svg:viewBox="0 0 42 41" svg:d="M17 41l-11-7c-32-51 69-41 23 4z">
          <text:p/>
        </draw:path>
        <draw:polygon draw:style-name="gr6" draw:text-style-name="P1" draw:layer="layout" svg:width="0.04cm" svg:height="0.041cm" svg:x="45.508cm" svg:y="12.623cm" svg:viewBox="0 0 41 42" draw:points="17,42 6,34 0,24 2,11 10,2 23,0 35,5 41,15 39,28 29,39">
          <text:p/>
        </draw:polygon>
        <draw:polygon draw:style-name="gr3" draw:text-style-name="P3" draw:layer="layout" svg:width="0.038cm" svg:height="0.041cm" svg:x="45.372cm" svg:y="13.749cm" svg:viewBox="0 0 39 42" draw:points="17,42 7,35 0,24 2,13 9,2 23,0 35,7 39,17 39,30 31,39">
          <text:p/>
        </draw:polygon>
        <draw:polygon draw:style-name="gr6" draw:text-style-name="P1" draw:layer="layout" svg:width="0.038cm" svg:height="0.041cm" svg:x="45.372cm" svg:y="13.749cm" svg:viewBox="0 0 39 42" draw:points="17,42 7,35 0,24 2,13 9,2 23,0 35,7 39,17 39,30 31,39">
          <text:p/>
        </draw:polygon>
        <draw:polygon draw:style-name="gr3" draw:text-style-name="P3" draw:layer="layout" svg:width="0.226cm" svg:height="1.234cm" svg:x="45.347cm" svg:y="12.589cm" svg:viewBox="0 0 227 1235" draw:points="227,9 78,1235 0,1227 146,0">
          <text:p/>
        </draw:polygon>
        <draw:polygon draw:style-name="gr6" draw:text-style-name="P1" draw:layer="layout" svg:width="0.226cm" svg:height="1.234cm" svg:x="45.347cm" svg:y="12.589cm" svg:viewBox="0 0 227 1235" draw:points="227,9 78,1235 0,1227 146,0">
          <text:p/>
        </draw:polygon>
        <draw:polygon draw:style-name="gr3" draw:text-style-name="P3" draw:layer="layout" svg:width="0.038cm" svg:height="0.04cm" svg:x="31.165cm" svg:y="36.415cm" svg:viewBox="0 0 39 41" draw:points="22,41 9,37 0,26 0,15 7,4 20,0 31,2 39,13 39,26 33,37">
          <text:p/>
        </draw:polygon>
        <draw:polygon draw:style-name="gr6" draw:text-style-name="P1" draw:layer="layout" svg:width="0.038cm" svg:height="0.04cm" svg:x="31.165cm" svg:y="36.415cm" svg:viewBox="0 0 39 41" draw:points="22,41 9,37 0,26 0,15 7,4 20,0 31,2 39,13 39,26 33,37">
          <text:p/>
        </draw:polygon>
        <draw:polygon draw:style-name="gr3" draw:text-style-name="P3" draw:layer="layout" svg:width="0.038cm" svg:height="0.04cm" svg:x="31.216cm" svg:y="37.547cm" svg:viewBox="0 0 39 41" draw:points="20,41 10,39 0,28 0,15 7,4 18,0 31,4 39,13 39,25 33,37">
          <text:p/>
        </draw:polygon>
        <draw:polygon draw:style-name="gr6" draw:text-style-name="P1" draw:layer="layout" svg:width="0.038cm" svg:height="0.04cm" svg:x="31.216cm" svg:y="37.547cm" svg:viewBox="0 0 39 41" draw:points="20,41 10,39 0,28 0,15 7,4 18,0 31,4 39,13 39,25 33,37">
          <text:p/>
        </draw:polygon>
        <draw:polygon draw:style-name="gr3" draw:text-style-name="P3" draw:layer="layout" svg:width="0.135cm" svg:height="1.236cm" svg:x="31.142cm" svg:y="36.383cm" svg:viewBox="0 0 136 1237" draw:points="80,0 136,1235 55,1237 0,2">
          <text:p/>
        </draw:polygon>
        <draw:polygon draw:style-name="gr6" draw:text-style-name="P1" draw:layer="layout" svg:width="0.135cm" svg:height="1.236cm" svg:x="31.142cm" svg:y="36.383cm" svg:viewBox="0 0 136 1237" draw:points="80,0 136,1235 55,1237 0,2">
          <text:p/>
        </draw:polygon>
        <draw:path draw:style-name="gr3" draw:text-style-name="P3" draw:layer="layout" svg:width="0.599cm" svg:height="0.599cm" svg:x="76.959cm" svg:y="34.751cm" svg:viewBox="0 0 600 600" svg:d="M600 299l-2 51-12 49c-111 292-521 258-581-49l-5-51 5-48c60-308 470-342 581-50l12 50z">
          <text:p/>
        </draw:path>
        <draw:polygon draw:style-name="gr6" draw:text-style-name="P1" draw:layer="layout" svg:width="0.599cm" svg:height="0.599cm" svg:x="76.959cm" svg:y="34.751cm" svg:viewBox="0 0 600 600" draw:points="600,299 598,350 586,399 564,443 539,486 505,522 465,551 423,575 376,591 325,600 277,600 228,591 181,575 137,551 99,522 65,486 37,443 18,399 5,350 0,299 5,250 18,201 37,157 65,114 99,78 137,49 181,25 228,8 277,0 325,0 376,8 423,25 465,49 505,78 539,114 564,157 586,201 598,250">
          <text:p/>
        </draw:polygon>
        <draw:path draw:style-name="gr3" draw:text-style-name="P3" draw:layer="layout" svg:width="0.6cm" svg:height="0.6cm" svg:x="66.202cm" svg:y="41.472cm" svg:viewBox="0 0 601 601" svg:d="M601 302l-5 49-11 48c-112 293-521 258-580-48l-5-49 5-51c61-309 469-342 580-46l11 46z">
          <text:p/>
        </draw:path>
        <draw:polygon draw:style-name="gr6" draw:text-style-name="P1" draw:layer="layout" svg:width="0.6cm" svg:height="0.599cm" svg:x="66.202cm" svg:y="41.471cm" svg:viewBox="0 0 601 600" draw:points="601,302 596,351 585,399 564,444 536,486 504,522 464,552 422,575 373,592 324,600 276,600 227,592 180,575 136,552 98,522 64,486 36,444 17,399 5,351 0,302 5,251 17,205 36,157 64,117 98,79 136,49 180,26 227,9 276,0 324,0 373,9 422,26 464,49 504,79 536,117 564,157 585,205 596,251">
          <text:p/>
        </draw:polygon>
        <draw:path draw:style-name="gr3" draw:text-style-name="P3" draw:layer="layout" svg:width="0.039cm" svg:height="0.04cm" svg:x="9.53cm" svg:y="7.891cm" svg:viewBox="0 0 40 41" svg:d="M40 21l-4 12c-54 34-41-64 0-23z">
          <text:p/>
        </draw:path>
        <draw:polygon draw:style-name="gr6" draw:text-style-name="P1" draw:layer="layout" svg:width="0.04cm" svg:height="0.038cm" svg:x="9.529cm" svg:y="7.893cm" svg:viewBox="0 0 41 39" draw:points="41,19 37,32 26,39 13,39 4,32 0,19 4,8 13,0 26,0 37,8">
          <text:p/>
        </draw:polygon>
        <draw:path draw:style-name="gr3" draw:text-style-name="P3" draw:layer="layout" svg:width="0.04cm" svg:height="0.04cm" svg:x="10.329cm" svg:y="7.892cm" svg:viewBox="0 0 41 41" svg:d="M41 21l-4 12c-53 36-46-63 0-23z">
          <text:p/>
        </draw:path>
        <draw:polygon draw:style-name="gr6" draw:text-style-name="P1" draw:layer="layout" svg:width="0.04cm" svg:height="0.038cm" svg:x="10.329cm" svg:y="7.893cm" svg:viewBox="0 0 41 39" draw:points="41,19 37,32 26,39 14,39 2,32 0,19 2,8 14,0 26,0 37,8">
          <text:p/>
        </draw:polygon>
        <draw:polygon draw:style-name="gr3" draw:text-style-name="P3" draw:layer="layout" svg:width="0.9cm" svg:height="0.04cm" svg:x="9.499cm" svg:y="7.893cm" svg:viewBox="0 0 901 41" draw:points="0,0 0,41 901,41 901,0">
          <text:p/>
        </draw:polygon>
        <draw:polygon draw:style-name="gr6" draw:text-style-name="P1" draw:layer="layout" svg:width="0.9cm" svg:height="0.04cm" svg:x="9.499cm" svg:y="7.893cm" svg:viewBox="0 0 901 41" draw:points="0,0 901,0 901,41 0,41">
          <text:p/>
        </draw:polygon>
        <draw:path draw:style-name="gr3" draw:text-style-name="P3" draw:layer="layout" svg:width="0.039cm" svg:height="0.041cm" svg:x="9.429cm" svg:y="7.891cm" svg:viewBox="0 0 40 42" svg:d="M0 22l2-14c54-35 46 65 0 24z">
          <text:p/>
        </draw:path>
        <draw:polygon draw:style-name="gr6" draw:text-style-name="P1" draw:layer="layout" svg:width="0.038cm" svg:height="0.038cm" svg:x="9.429cm" svg:y="7.893cm" svg:viewBox="0 0 39 39" draw:points="0,19 2,6 13,0 27,0 37,6 39,19 37,29 27,39 13,39 2,29">
          <text:p/>
        </draw:polygon>
        <draw:polygon draw:style-name="gr3" draw:text-style-name="P3" draw:layer="layout" svg:width="0.04cm" svg:height="0.038cm" svg:x="8.629cm" svg:y="7.893cm" svg:viewBox="0 0 41 39" draw:points="0,19 4,6 13,0 26,0 37,6 41,19 37,29 26,39 13,39 4,29">
          <text:p/>
        </draw:polygon>
        <draw:polygon draw:style-name="gr6" draw:text-style-name="P1" draw:layer="layout" svg:width="0.04cm" svg:height="0.038cm" svg:x="8.629cm" svg:y="7.893cm" svg:viewBox="0 0 41 39" draw:points="0,19 4,6 13,0 26,0 37,6 41,19 37,29 26,39 13,39 4,29">
          <text:p/>
        </draw:polygon>
        <draw:polygon draw:style-name="gr3" draw:text-style-name="P3" draw:layer="layout" svg:width="0.899cm" svg:height="0.041cm" svg:x="8.6cm" svg:y="7.89cm" svg:viewBox="0 0 900 42" draw:points="0,0 0,42 900,42 900,0">
          <text:p/>
        </draw:polygon>
        <draw:polygon draw:style-name="gr6" draw:text-style-name="P1" draw:layer="layout" svg:width="0.899cm" svg:height="0.041cm" svg:x="8.6cm" svg:y="7.89cm" svg:viewBox="0 0 900 42" draw:points="900,42 0,42 0,0 900,0">
          <text:p/>
        </draw:polygon>
        <draw:path draw:style-name="gr3" draw:text-style-name="P3" draw:layer="layout" svg:width="0.039cm" svg:height="0.04cm" svg:x="12.07cm" svg:y="7.894cm" svg:viewBox="0 0 40 41" svg:d="M40 20l-4 10c-41 41-54-57 0-23z">
          <text:p/>
        </draw:path>
        <draw:polygon draw:style-name="gr6" draw:text-style-name="P1" draw:layer="layout" svg:width="0.04cm" svg:height="0.038cm" svg:x="12.069cm" svg:y="7.895cm" svg:viewBox="0 0 41 39" draw:points="41,19 37,30 25,39 12,39 4,30 0,19 4,6 12,0 25,0 37,6">
          <text:p/>
        </draw:polygon>
        <draw:path draw:style-name="gr3" draw:text-style-name="P3" draw:layer="layout" svg:width="0.039cm" svg:height="0.04cm" svg:x="12.87cm" svg:y="7.894cm" svg:viewBox="0 0 40 41" svg:d="M40 20l-4 10c-41 41-54-57 0-23z">
          <text:p/>
        </draw:path>
        <draw:polygon draw:style-name="gr6" draw:text-style-name="P1" draw:layer="layout" svg:width="0.04cm" svg:height="0.038cm" svg:x="12.869cm" svg:y="7.895cm" svg:viewBox="0 0 41 39" draw:points="41,19 37,30 25,39 13,39 4,30 0,19 4,6 13,0 25,0 37,6">
          <text:p/>
        </draw:polygon>
        <draw:polygon draw:style-name="gr3" draw:text-style-name="P3" draw:layer="layout" svg:width="0.9cm" svg:height="0.04cm" svg:x="12.039cm" svg:y="7.893cm" svg:viewBox="0 0 901 41" draw:points="0,0 0,41 901,41 901,0">
          <text:p/>
        </draw:polygon>
        <draw:polygon draw:style-name="gr6" draw:text-style-name="P1" draw:layer="layout" svg:width="0.9cm" svg:height="0.04cm" svg:x="12.039cm" svg:y="7.893cm" svg:viewBox="0 0 901 41" draw:points="0,0 901,0 901,41 0,41">
          <text:p/>
        </draw:polygon>
        <draw:path draw:style-name="gr3" draw:text-style-name="P3" draw:layer="layout" svg:width="0.04cm" svg:height="0.039cm" svg:x="7.908cm" svg:y="11.365cm" svg:viewBox="0 0 41 40" svg:d="M21 40l-11-4c-41-41 57-54 24 0z">
          <text:p/>
        </draw:path>
        <draw:polygon draw:style-name="gr6" draw:text-style-name="P1" draw:layer="layout" svg:width="0.039cm" svg:height="0.04cm" svg:x="7.909cm" svg:y="11.364cm" svg:viewBox="0 0 40 41" draw:points="21,41 9,37 0,26 0,13 9,4 21,0 33,4 40,13 40,26 33,37">
          <text:p/>
        </draw:polygon>
        <draw:path draw:style-name="gr3" draw:text-style-name="P3" draw:layer="layout" svg:width="0.04cm" svg:height="0.039cm" svg:x="7.908cm" svg:y="12.165cm" svg:viewBox="0 0 41 40" svg:d="M21 40l-11-4c-41-41 57-55 24 0z">
          <text:p/>
        </draw:path>
        <draw:polygon draw:style-name="gr6" draw:text-style-name="P1" draw:layer="layout" svg:width="0.039cm" svg:height="0.04cm" svg:x="7.909cm" svg:y="12.164cm" svg:viewBox="0 0 40 41" draw:points="21,41 9,37 0,26 0,13 9,4 21,0 33,4 40,13 40,26 33,37">
          <text:p/>
        </draw:polygon>
        <draw:polygon draw:style-name="gr3" draw:text-style-name="P3" draw:layer="layout" svg:width="0.041cm" svg:height="0.9cm" svg:x="7.909cm" svg:y="11.334cm" svg:viewBox="0 0 42 901" draw:points="0,0 0,901 42,901 42,0">
          <text:p/>
        </draw:polygon>
        <draw:polygon draw:style-name="gr6" draw:text-style-name="P1" draw:layer="layout" svg:width="0.041cm" svg:height="0.9cm" svg:x="7.909cm" svg:y="11.334cm" svg:viewBox="0 0 42 901" draw:points="42,0 42,901 0,901 0,0">
          <text:p/>
        </draw:polygon>
        <draw:polygon draw:style-name="gr3" draw:text-style-name="P3" draw:layer="layout" svg:width="0.539cm" svg:height="0.411cm" svg:x="51.454cm" svg:y="42.699cm" svg:viewBox="0 0 540 412" draw:points="0,0 0,412 540,412 540,0">
          <text:p/>
        </draw:polygon>
        <draw:polygon draw:style-name="gr6" draw:text-style-name="P1" draw:layer="layout" svg:width="0.539cm" svg:height="0.411cm" svg:x="51.454cm" svg:y="42.699cm" svg:viewBox="0 0 540 412" draw:points="0,0 540,0 540,412 0,412">
          <text:p/>
        </draw:polygon>
        <draw:polygon draw:style-name="gr3" draw:text-style-name="P3" draw:layer="layout" svg:width="0.389cm" svg:height="0.076cm" svg:x="51.53cm" svg:y="43.184cm" svg:viewBox="0 0 390 77" draw:points="0,0 0,77 390,77 390,0">
          <text:p/>
        </draw:polygon>
        <draw:polygon draw:style-name="gr6" draw:text-style-name="P1" draw:layer="layout" svg:width="0.389cm" svg:height="0.076cm" svg:x="51.53cm" svg:y="43.184cm" svg:viewBox="0 0 390 77" draw:points="0,77 0,0 390,0 390,77">
          <text:p/>
        </draw:polygon>
        <draw:polygon draw:style-name="gr3" draw:text-style-name="P3" draw:layer="layout" svg:width="0.077cm" svg:height="0.074cm" svg:x="51.686cm" svg:y="43.11cm" svg:viewBox="0 0 78 75" draw:points="0,0 0,75 78,75 78,0">
          <text:p/>
        </draw:polygon>
        <draw:polygon draw:style-name="gr6" draw:text-style-name="P1" draw:layer="layout" svg:width="0.077cm" svg:height="0.074cm" svg:x="51.686cm" svg:y="43.11cm" svg:viewBox="0 0 78 75" draw:points="78,0 78,75 0,75 0,0">
          <text:p/>
        </draw:polygon>
        <draw:polygon draw:style-name="gr3" draw:text-style-name="P3" draw:layer="layout" svg:width="0.04cm" svg:height="0.038cm" svg:x="12.793cm" svg:y="26.598cm" svg:viewBox="0 0 41 39" draw:points="0,19 4,6 12,0 25,0 37,6 41,19 37,30 25,39 12,39 4,30">
          <text:p/>
        </draw:polygon>
        <draw:polygon draw:style-name="gr6" draw:text-style-name="P1" draw:layer="layout" svg:width="0.04cm" svg:height="0.038cm" svg:x="12.793cm" svg:y="26.598cm" svg:viewBox="0 0 41 39" draw:points="0,19 4,6 12,0 25,0 37,6 41,19 37,30 25,39 12,39 4,30">
          <text:p/>
        </draw:polygon>
        <draw:polygon draw:style-name="gr3" draw:text-style-name="P3" draw:layer="layout" svg:width="0.04cm" svg:height="0.038cm" svg:x="11.493cm" svg:y="26.598cm" svg:viewBox="0 0 41 39" draw:points="0,19 4,6 14,0 26,0 37,6 41,19 37,30 26,39 14,39 4,30">
          <text:p/>
        </draw:polygon>
        <draw:polygon draw:style-name="gr6" draw:text-style-name="P1" draw:layer="layout" svg:width="0.04cm" svg:height="0.038cm" svg:x="11.493cm" svg:y="26.598cm" svg:viewBox="0 0 41 39" draw:points="0,19 4,6 14,0 26,0 37,6 41,19 37,30 26,39 14,39 4,30">
          <text:p/>
        </draw:polygon>
        <draw:polygon draw:style-name="gr3" draw:text-style-name="P3" draw:layer="layout" svg:width="1.399cm" svg:height="0.041cm" svg:x="11.463cm" svg:y="26.595cm" svg:viewBox="0 0 1400 42" draw:points="0,0 0,42 1400,42 1400,0">
          <text:p/>
        </draw:polygon>
        <draw:polygon draw:style-name="gr6" draw:text-style-name="P1" draw:layer="layout" svg:width="1.399cm" svg:height="0.041cm" svg:x="11.463cm" svg:y="26.595cm" svg:viewBox="0 0 1400 42" draw:points="1400,42 0,42 0,0 1400,0">
          <text:p/>
        </draw:polygon>
        <draw:polygon draw:style-name="gr3" draw:text-style-name="P3" draw:layer="layout" svg:width="0.04cm" svg:height="0.038cm" svg:x="14.243cm" svg:y="26.598cm" svg:viewBox="0 0 41 39" draw:points="0,19 2,6 12,0 26,0 37,6 41,19 37,30 26,39 12,39 2,30">
          <text:p/>
        </draw:polygon>
        <draw:polygon draw:style-name="gr6" draw:text-style-name="P1" draw:layer="layout" svg:width="0.04cm" svg:height="0.038cm" svg:x="14.243cm" svg:y="26.598cm" svg:viewBox="0 0 41 39" draw:points="0,19 2,6 12,0 26,0 37,6 41,19 37,30 26,39 12,39 2,30">
          <text:p/>
        </draw:polygon>
        <draw:polygon draw:style-name="gr3" draw:text-style-name="P3" draw:layer="layout" svg:width="0.04cm" svg:height="0.038cm" svg:x="12.943cm" svg:y="26.598cm" svg:viewBox="0 0 41 39" draw:points="0,19 2,6 13,0 25,0 36,6 41,19 36,30 25,39 13,39 2,30">
          <text:p/>
        </draw:polygon>
        <draw:polygon draw:style-name="gr6" draw:text-style-name="P1" draw:layer="layout" svg:width="0.04cm" svg:height="0.038cm" svg:x="12.943cm" svg:y="26.598cm" svg:viewBox="0 0 41 39" draw:points="0,19 2,6 13,0 25,0 36,6 41,19 36,30 25,39 13,39 2,30">
          <text:p/>
        </draw:polygon>
        <draw:polygon draw:style-name="gr3" draw:text-style-name="P3" draw:layer="layout" svg:width="1.401cm" svg:height="0.041cm" svg:x="12.911cm" svg:y="26.595cm" svg:viewBox="0 0 1402 42" draw:points="0,0 0,42 1402,42 1402,0">
          <text:p/>
        </draw:polygon>
        <draw:polygon draw:style-name="gr6" draw:text-style-name="P1" draw:layer="layout" svg:width="1.401cm" svg:height="0.041cm" svg:x="12.911cm" svg:y="26.595cm" svg:viewBox="0 0 1402 42" draw:points="1402,42 0,42 0,0 1402,0">
          <text:p/>
        </draw:polygon>
        <draw:path draw:style-name="gr3" draw:text-style-name="P3" draw:layer="layout" svg:width="0.04cm" svg:height="0.041cm" svg:x="9.842cm" svg:y="26.596cm" svg:viewBox="0 0 41 42" svg:d="M0 21l4-13c53-36 46 65 0 24z">
          <text:p/>
        </draw:path>
        <draw:polygon draw:style-name="gr6" draw:text-style-name="P1" draw:layer="layout" svg:width="0.04cm" svg:height="0.038cm" svg:x="9.842cm" svg:y="26.598cm" svg:viewBox="0 0 41 39" draw:points="0,19 4,6 15,0 29,0 39,6 41,19 39,30 29,39 15,39 4,30">
          <text:p/>
        </draw:polygon>
        <draw:path draw:style-name="gr3" draw:text-style-name="P3" draw:layer="layout" svg:width="0.039cm" svg:height="0.04cm" svg:x="8.542cm" svg:y="26.597cm" svg:viewBox="0 0 40 41" svg:d="M0 20l5-13c53-34 41 65 0 24z">
          <text:p/>
        </draw:path>
        <draw:polygon draw:style-name="gr6" draw:text-style-name="P1" draw:layer="layout" svg:width="0.041cm" svg:height="0.038cm" svg:x="8.542cm" svg:y="26.598cm" svg:viewBox="0 0 42 39" draw:points="0,19 5,6 15,0 28,0 36,6 42,19 36,30 28,39 15,39 5,30">
          <text:p/>
        </draw:polygon>
        <draw:polygon draw:style-name="gr3" draw:text-style-name="P3" draw:layer="layout" svg:width="1.399cm" svg:height="0.041cm" svg:x="8.513cm" svg:y="26.595cm" svg:viewBox="0 0 1400 42" draw:points="0,0 0,42 1400,42 1400,0">
          <text:p/>
        </draw:polygon>
        <draw:polygon draw:style-name="gr6" draw:text-style-name="P1" draw:layer="layout" svg:width="1.399cm" svg:height="0.041cm" svg:x="8.513cm" svg:y="26.595cm" svg:viewBox="0 0 1400 42" draw:points="1400,42 0,42 0,0 1400,0">
          <text:p/>
        </draw:polygon>
        <draw:path draw:style-name="gr3" draw:text-style-name="P3" draw:layer="layout" svg:width="0.039cm" svg:height="0.04cm" svg:x="11.292cm" svg:y="26.597cm" svg:viewBox="0 0 40 41" svg:d="M0 20l4-13c54-34 41 65 0 24z">
          <text:p/>
        </draw:path>
        <draw:polygon draw:style-name="gr6" draw:text-style-name="P1" draw:layer="layout" svg:width="0.04cm" svg:height="0.038cm" svg:x="11.292cm" svg:y="26.598cm" svg:viewBox="0 0 41 39" draw:points="0,19 4,6 16,0 28,0 37,6 41,19 37,30 28,39 16,39 4,30">
          <text:p/>
        </draw:polygon>
        <draw:path draw:style-name="gr3" draw:text-style-name="P3" draw:layer="layout" svg:width="0.04cm" svg:height="0.04cm" svg:x="9.992cm" svg:y="26.597cm" svg:viewBox="0 0 41 41" svg:d="M0 20l5-13c54-34 41 65 0 24z">
          <text:p/>
        </draw:path>
        <draw:polygon draw:style-name="gr6" draw:text-style-name="P1" draw:layer="layout" svg:width="0.041cm" svg:height="0.038cm" svg:x="9.992cm" svg:y="26.598cm" svg:viewBox="0 0 42 39" draw:points="0,19 5,6 15,0 29,0 37,6 42,19 37,30 29,39 15,39 5,30">
          <text:p/>
        </draw:polygon>
        <draw:polygon draw:style-name="gr3" draw:text-style-name="P3" draw:layer="layout" svg:width="1.399cm" svg:height="0.041cm" svg:x="9.963cm" svg:y="26.595cm" svg:viewBox="0 0 1400 42" draw:points="0,0 0,42 1400,42 1400,0">
          <text:p/>
        </draw:polygon>
        <draw:polygon draw:style-name="gr6" draw:text-style-name="P1" draw:layer="layout" svg:width="1.399cm" svg:height="0.041cm" svg:x="9.963cm" svg:y="26.595cm" svg:viewBox="0 0 1400 42" draw:points="1400,42 0,42 0,0 1400,0">
          <text:p/>
        </draw:polygon>
        <draw:polygon draw:style-name="gr3" draw:text-style-name="P3" draw:layer="layout" svg:width="1.848cm" svg:height="0.019cm" svg:x="7.49cm" svg:y="20.732cm" svg:viewBox="0 0 1849 20" draw:points="0,0 0,20 1849,20 1849,0">
          <text:p/>
        </draw:polygon>
        <draw:polyline draw:style-name="gr6" draw:text-style-name="P1" draw:layer="layout" svg:width="1.848cm" svg:height="0.002cm" svg:x="7.49cm" svg:y="20.732cm" svg:viewBox="0 0 1849 3" draw:points="1849,0 0,0 0,3">
          <text:p/>
        </draw:polyline>
        <draw:line draw:style-name="gr6" draw:text-style-name="P1" draw:layer="layout" svg:x1="9.338cm" svg:y1="20.732cm" svg:x2="9.338cm" svg:y2="20.734cm">
          <text:p/>
        </draw:line>
        <draw:line draw:style-name="gr6" draw:text-style-name="P1" draw:layer="layout" svg:x1="7.49cm" svg:y1="20.734cm" svg:x2="7.49cm" svg:y2="20.739cm">
          <text:p/>
        </draw:line>
        <draw:line draw:style-name="gr6" draw:text-style-name="P1" draw:layer="layout" svg:x1="9.338cm" svg:y1="20.739cm" svg:x2="9.338cm" svg:y2="20.743cm">
          <text:p/>
        </draw:line>
        <draw:line draw:style-name="gr6" draw:text-style-name="P1" draw:layer="layout" svg:x1="9.338cm" svg:y1="20.734cm" svg:x2="9.338cm" svg:y2="20.739cm">
          <text:p/>
        </draw:line>
        <draw:line draw:style-name="gr6" draw:text-style-name="P1" draw:layer="layout" svg:x1="9.338cm" svg:y1="20.749cm" svg:x2="9.338cm" svg:y2="20.751cm">
          <text:p/>
        </draw:line>
        <draw:line draw:style-name="gr6" draw:text-style-name="P1" draw:layer="layout" svg:x1="7.49cm" svg:y1="20.749cm" svg:x2="7.49cm" svg:y2="20.751cm">
          <text:p/>
        </draw:line>
        <draw:line draw:style-name="gr6" draw:text-style-name="P1" draw:layer="layout" svg:x1="9.338cm" svg:y1="20.751cm" svg:x2="7.49cm" svg:y2="20.751cm">
          <text:p/>
        </draw:line>
        <draw:polyline draw:style-name="gr6" draw:text-style-name="P1" draw:layer="layout" svg:width="0cm" svg:height="0.009cm" svg:x="7.49cm" svg:y="20.739cm" svg:viewBox="0 0 0 10" draw:points="0,0 0,4 0,10">
          <text:p/>
        </draw:polyline>
        <draw:line draw:style-name="gr6" draw:text-style-name="P1" draw:layer="layout" svg:x1="9.338cm" svg:y1="20.743cm" svg:x2="9.338cm" svg:y2="20.749cm">
          <text:p/>
        </draw:line>
        <draw:polygon draw:style-name="gr3" draw:text-style-name="P3" draw:layer="layout" svg:width="1.85cm" svg:height="0.019cm" svg:x="5.433cm" svg:y="20.732cm" svg:viewBox="0 0 1851 20" draw:points="0,0 0,20 1851,20 1851,0">
          <text:p/>
        </draw:polygon>
        <draw:polyline draw:style-name="gr6" draw:text-style-name="P1" draw:layer="layout" svg:width="1.85cm" svg:height="0.002cm" svg:x="5.433cm" svg:y="20.732cm" svg:viewBox="0 0 1851 3" draw:points="1851,0 0,0 0,3">
          <text:p/>
        </draw:polyline>
        <draw:line draw:style-name="gr6" draw:text-style-name="P1" draw:layer="layout" svg:x1="7.283cm" svg:y1="20.732cm" svg:x2="7.283cm" svg:y2="20.734cm">
          <text:p/>
        </draw:line>
        <draw:line draw:style-name="gr6" draw:text-style-name="P1" draw:layer="layout" svg:x1="5.433cm" svg:y1="20.734cm" svg:x2="5.433cm" svg:y2="20.739cm">
          <text:p/>
        </draw:line>
        <draw:line draw:style-name="gr6" draw:text-style-name="P1" draw:layer="layout" svg:x1="7.283cm" svg:y1="20.739cm" svg:x2="7.283cm" svg:y2="20.743cm">
          <text:p/>
        </draw:line>
        <draw:line draw:style-name="gr6" draw:text-style-name="P1" draw:layer="layout" svg:x1="7.283cm" svg:y1="20.734cm" svg:x2="7.283cm" svg:y2="20.739cm">
          <text:p/>
        </draw:line>
        <draw:line draw:style-name="gr6" draw:text-style-name="P1" draw:layer="layout" svg:x1="7.283cm" svg:y1="20.749cm" svg:x2="7.283cm" svg:y2="20.751cm">
          <text:p/>
        </draw:line>
        <draw:line draw:style-name="gr6" draw:text-style-name="P1" draw:layer="layout" svg:x1="5.433cm" svg:y1="20.749cm" svg:x2="5.433cm" svg:y2="20.751cm">
          <text:p/>
        </draw:line>
        <draw:line draw:style-name="gr6" draw:text-style-name="P1" draw:layer="layout" svg:x1="7.283cm" svg:y1="20.751cm" svg:x2="5.433cm" svg:y2="20.751cm">
          <text:p/>
        </draw:line>
        <draw:polyline draw:style-name="gr6" draw:text-style-name="P1" draw:layer="layout" svg:width="0cm" svg:height="0.009cm" svg:x="5.433cm" svg:y="20.739cm" svg:viewBox="0 0 0 10" draw:points="0,0 0,4 0,10">
          <text:p/>
        </draw:polyline>
        <draw:line draw:style-name="gr6" draw:text-style-name="P1" draw:layer="layout" svg:x1="7.283cm" svg:y1="20.743cm" svg:x2="7.283cm" svg:y2="20.749cm">
          <text:p/>
        </draw:line>
        <draw:line draw:style-name="gr6" draw:text-style-name="P1" draw:layer="layout" svg:x1="41.783cm" svg:y1="7.556cm" svg:x2="42.916cm" svg:y2="8.687cm">
          <text:p/>
        </draw:line>
        <draw:line draw:style-name="gr6" draw:text-style-name="P1" draw:layer="layout" svg:x1="42.915cm" svg:y1="8.686cm" svg:x2="42.915cm" svg:y2="6.426cm">
          <text:p/>
        </draw:line>
        <draw:line draw:style-name="gr6" draw:text-style-name="P1" draw:layer="layout" svg:x1="42.916cm" svg:y1="6.426cm" svg:x2="41.783cm" svg:y2="7.557cm">
          <text:p/>
        </draw:line>
        <draw:polygon draw:style-name="gr3" draw:text-style-name="P3" draw:layer="layout" svg:width="0.021cm" svg:height="0.599cm" svg:x="45.47cm" svg:y="8.413cm" svg:viewBox="0 0 22 600" draw:points="0,0 0,600 22,600 22,0">
          <text:p/>
        </draw:polygon>
        <draw:line draw:style-name="gr6" draw:text-style-name="P1" draw:layer="layout" svg:x1="45.47cm" svg:y1="9.012cm" svg:x2="45.491cm" svg:y2="9.012cm">
          <text:p/>
        </draw:line>
        <draw:line draw:style-name="gr6" draw:text-style-name="P1" draw:layer="layout" svg:x1="45.47cm" svg:y1="8.413cm" svg:x2="45.47cm" svg:y2="9.012cm">
          <text:p/>
        </draw:line>
        <draw:line draw:style-name="gr6" draw:text-style-name="P1" draw:layer="layout" svg:x1="45.491cm" svg:y1="8.413cm" svg:x2="45.47cm" svg:y2="8.413cm">
          <text:p/>
        </draw:line>
        <draw:line draw:style-name="gr6" draw:text-style-name="P1" draw:layer="layout" svg:x1="45.491cm" svg:y1="9.012cm" svg:x2="45.491cm" svg:y2="8.413cm">
          <text:p/>
        </draw:line>
        <draw:polygon draw:style-name="gr3" draw:text-style-name="P3" draw:layer="layout" svg:width="0.129cm" svg:height="0.021cm" svg:x="45.491cm" svg:y="8.553cm" svg:viewBox="0 0 130 22" draw:points="0,0 0,22 130,22 130,0">
          <text:p/>
        </draw:polygon>
        <draw:line draw:style-name="gr6" draw:text-style-name="P1" draw:layer="layout" svg:x1="45.62cm" svg:y1="8.553cm" svg:x2="45.491cm" svg:y2="8.553cm">
          <text:p/>
        </draw:line>
        <draw:line draw:style-name="gr6" draw:text-style-name="P1" draw:layer="layout" svg:x1="45.62cm" svg:y1="8.574cm" svg:x2="45.62cm" svg:y2="8.553cm">
          <text:p/>
        </draw:line>
        <draw:line draw:style-name="gr6" draw:text-style-name="P1" draw:layer="layout" svg:x1="45.491cm" svg:y1="8.574cm" svg:x2="45.62cm" svg:y2="8.574cm">
          <text:p/>
        </draw:line>
        <draw:line draw:style-name="gr6" draw:text-style-name="P1" draw:layer="layout" svg:x1="45.491cm" svg:y1="8.553cm" svg:x2="45.491cm" svg:y2="8.574cm">
          <text:p/>
        </draw:line>
        <draw:polygon draw:style-name="gr3" draw:text-style-name="P3" draw:layer="layout" svg:width="0.129cm" svg:height="0.019cm" svg:x="45.491cm" svg:y="8.854cm" svg:viewBox="0 0 130 20" draw:points="0,0 0,20 130,20 130,0">
          <text:p/>
        </draw:polygon>
        <draw:line draw:style-name="gr6" draw:text-style-name="P1" draw:layer="layout" svg:x1="45.62cm" svg:y1="8.854cm" svg:x2="45.491cm" svg:y2="8.854cm">
          <text:p/>
        </draw:line>
        <draw:line draw:style-name="gr6" draw:text-style-name="P1" draw:layer="layout" svg:x1="45.62cm" svg:y1="8.873cm" svg:x2="45.62cm" svg:y2="8.854cm">
          <text:p/>
        </draw:line>
        <draw:line draw:style-name="gr6" draw:text-style-name="P1" draw:layer="layout" svg:x1="45.491cm" svg:y1="8.873cm" svg:x2="45.62cm" svg:y2="8.873cm">
          <text:p/>
        </draw:line>
        <draw:line draw:style-name="gr6" draw:text-style-name="P1" draw:layer="layout" svg:x1="45.491cm" svg:y1="8.854cm" svg:x2="45.491cm" svg:y2="8.873cm">
          <text:p/>
        </draw:line>
        <draw:polygon draw:style-name="gr3" draw:text-style-name="P3" draw:layer="layout" svg:width="0.599cm" svg:height="0.021cm" svg:x="65.561cm" svg:y="34.186cm" svg:viewBox="0 0 600 22" draw:points="0,0 0,22 600,22 600,0">
          <text:p/>
        </draw:polygon>
        <draw:line draw:style-name="gr6" draw:text-style-name="P1" draw:layer="layout" svg:x1="65.561cm" svg:y1="34.186cm" svg:x2="65.561cm" svg:y2="34.207cm">
          <text:p/>
        </draw:line>
        <draw:line draw:style-name="gr6" draw:text-style-name="P1" draw:layer="layout" svg:x1="66.16cm" svg:y1="34.186cm" svg:x2="65.561cm" svg:y2="34.186cm">
          <text:p/>
        </draw:line>
        <draw:line draw:style-name="gr6" draw:text-style-name="P1" draw:layer="layout" svg:x1="66.16cm" svg:y1="34.207cm" svg:x2="66.16cm" svg:y2="34.186cm">
          <text:p/>
        </draw:line>
        <draw:line draw:style-name="gr6" draw:text-style-name="P1" draw:layer="layout" svg:x1="65.561cm" svg:y1="34.207cm" svg:x2="66.16cm" svg:y2="34.207cm">
          <text:p/>
        </draw:line>
        <draw:polygon draw:style-name="gr3" draw:text-style-name="P3" draw:layer="layout" svg:width="0.019cm" svg:height="0.129cm" svg:x="66.001cm" svg:y="34.207cm" svg:viewBox="0 0 20 130" draw:points="0,0 0,130 20,130 20,0">
          <text:p/>
        </draw:polygon>
        <draw:line draw:style-name="gr6" draw:text-style-name="P1" draw:layer="layout" svg:x1="66.02cm" svg:y1="34.336cm" svg:x2="66.02cm" svg:y2="34.207cm">
          <text:p/>
        </draw:line>
        <draw:line draw:style-name="gr6" draw:text-style-name="P1" draw:layer="layout" svg:x1="66.001cm" svg:y1="34.336cm" svg:x2="66.02cm" svg:y2="34.336cm">
          <text:p/>
        </draw:line>
        <draw:line draw:style-name="gr6" draw:text-style-name="P1" draw:layer="layout" svg:x1="66.001cm" svg:y1="34.207cm" svg:x2="66.001cm" svg:y2="34.336cm">
          <text:p/>
        </draw:line>
        <draw:line draw:style-name="gr6" draw:text-style-name="P1" draw:layer="layout" svg:x1="66.02cm" svg:y1="34.207cm" svg:x2="66.001cm" svg:y2="34.207cm">
          <text:p/>
        </draw:line>
        <draw:polygon draw:style-name="gr3" draw:text-style-name="P3" draw:layer="layout" svg:width="0.021cm" svg:height="0.129cm" svg:x="65.701cm" svg:y="34.207cm" svg:viewBox="0 0 22 130" draw:points="0,0 0,130 22,130 22,0">
          <text:p/>
        </draw:polygon>
        <draw:line draw:style-name="gr6" draw:text-style-name="P1" draw:layer="layout" svg:x1="65.722cm" svg:y1="34.336cm" svg:x2="65.722cm" svg:y2="34.207cm">
          <text:p/>
        </draw:line>
        <draw:line draw:style-name="gr6" draw:text-style-name="P1" draw:layer="layout" svg:x1="65.701cm" svg:y1="34.336cm" svg:x2="65.722cm" svg:y2="34.336cm">
          <text:p/>
        </draw:line>
        <draw:line draw:style-name="gr6" draw:text-style-name="P1" draw:layer="layout" svg:x1="65.701cm" svg:y1="34.207cm" svg:x2="65.701cm" svg:y2="34.336cm">
          <text:p/>
        </draw:line>
        <draw:line draw:style-name="gr6" draw:text-style-name="P1" draw:layer="layout" svg:x1="65.722cm" svg:y1="34.207cm" svg:x2="65.701cm" svg:y2="34.207cm">
          <text:p/>
        </draw:line>
        <draw:polygon draw:style-name="gr3" draw:text-style-name="P3" draw:layer="layout" svg:width="0.038cm" svg:height="0.04cm" svg:x="17.007cm" svg:y="31.9cm" svg:viewBox="0 0 39 41" draw:points="39,13 30,5 19,0 6,5 0,16 0,28 6,37 19,41 32,37 39,26">
          <text:p/>
        </draw:polygon>
        <draw:polygon draw:style-name="gr6" draw:text-style-name="P1" draw:layer="layout" svg:width="0.038cm" svg:height="0.04cm" svg:x="17.007cm" svg:y="31.9cm" svg:viewBox="0 0 39 41" draw:points="0,28 6,37 19,41 32,37 39,26 39,13 30,5 19,0 6,5 0,16">
          <text:p/>
        </draw:polygon>
        <draw:path draw:style-name="gr3" draw:text-style-name="P3" draw:layer="layout" svg:width="0.039cm" svg:height="0.041cm" svg:x="18.613cm" svg:y="31.346cm" svg:viewBox="0 0 40 42" svg:d="M40 13l-9-11c-59-15-22 76 9 24z">
          <text:p/>
        </draw:path>
        <draw:polygon draw:style-name="gr6" draw:text-style-name="P1" draw:layer="layout" svg:width="0.039cm" svg:height="0.04cm" svg:x="18.613cm" svg:y="31.345cm" svg:viewBox="0 0 40 41" draw:points="0,26 7,37 20,41 33,37 40,26 40,13 31,2 20,0 7,4 0,13">
          <text:p/>
        </draw:polygon>
        <draw:polygon draw:style-name="gr3" draw:text-style-name="P3" draw:layer="layout" svg:width="1.75cm" svg:height="0.731cm" svg:x="16.954cm" svg:y="31.277cm" svg:viewBox="0 0 1751 732" draw:points="49,732 1751,142 1703,0 0,590">
          <text:p/>
        </draw:polygon>
        <draw:line draw:style-name="gr6" draw:text-style-name="P1" draw:layer="layout" svg:x1="16.954cm" svg:y1="31.866cm" svg:x2="17.004cm" svg:y2="32.009cm">
          <text:p/>
        </draw:line>
        <draw:line draw:style-name="gr6" draw:text-style-name="P1" draw:layer="layout" svg:x1="18.657cm" svg:y1="31.277cm" svg:x2="16.954cm" svg:y2="31.867cm">
          <text:p/>
        </draw:line>
        <draw:line draw:style-name="gr6" draw:text-style-name="P1" draw:layer="layout" svg:x1="18.705cm" svg:y1="31.42cm" svg:x2="18.656cm" svg:y2="31.277cm">
          <text:p/>
        </draw:line>
        <draw:line draw:style-name="gr6" draw:text-style-name="P1" draw:layer="layout" svg:x1="17.003cm" svg:y1="32.009cm" svg:x2="18.705cm" svg:y2="31.419cm">
          <text:p/>
        </draw:line>
        <draw:path draw:style-name="gr3" draw:text-style-name="P3" draw:layer="layout" svg:width="0.038cm" svg:height="0.04cm" svg:x="15.692cm" svg:y="26.696cm" svg:viewBox="0 0 39 41" svg:d="M0 21l3-13c52-35 45 64 0 24z">
          <text:p/>
        </draw:path>
        <draw:polygon draw:style-name="gr6" draw:text-style-name="P1" draw:layer="layout" svg:width="0.039cm" svg:height="0.038cm" svg:x="15.692cm" svg:y="26.697cm" svg:viewBox="0 0 40 39" draw:points="0,19 3,6 13,0 27,0 37,6 40,19 37,30 27,39 13,39 3,30">
          <text:p/>
        </draw:polygon>
        <draw:path draw:style-name="gr3" draw:text-style-name="P3" draw:layer="layout" svg:width="0.038cm" svg:height="0.04cm" svg:x="14.393cm" svg:y="26.696cm" svg:viewBox="0 0 39 41" svg:d="M0 21l2-13c53-35 45 64 0 24z">
          <text:p/>
        </draw:path>
        <draw:polygon draw:style-name="gr6" draw:text-style-name="P1" draw:layer="layout" svg:width="0.038cm" svg:height="0.038cm" svg:x="14.393cm" svg:y="26.697cm" svg:viewBox="0 0 39 39" draw:points="0,19 2,6 13,0 25,0 37,6 39,19 37,30 25,39 13,39 2,30">
          <text:p/>
        </draw:polygon>
        <draw:polygon draw:style-name="gr3" draw:text-style-name="P3" draw:layer="layout" svg:width="1.401cm" svg:height="0.04cm" svg:x="14.361cm" svg:y="26.695cm" svg:viewBox="0 0 1402 41" draw:points="0,0 0,41 1402,41 1402,0">
          <text:p/>
        </draw:polygon>
        <draw:polygon draw:style-name="gr6" draw:text-style-name="P1" draw:layer="layout" svg:width="1.401cm" svg:height="0.04cm" svg:x="14.361cm" svg:y="26.695cm" svg:viewBox="0 0 1402 41" draw:points="1402,41 0,41 0,0 1402,0">
          <text:p/>
        </draw:polygon>
        <draw:path draw:style-name="gr3" draw:text-style-name="P3" draw:layer="layout" svg:width="0.039cm" svg:height="0.041cm" svg:x="15.692cm" svg:y="26.601cm" svg:viewBox="0 0 40 42" svg:d="M0 21l3-14c49-34 49 61 0 27z">
          <text:p/>
        </draw:path>
        <draw:polygon draw:style-name="gr6" draw:text-style-name="P1" draw:layer="layout" svg:width="0.039cm" svg:height="0.038cm" svg:x="15.692cm" svg:y="26.602cm" svg:viewBox="0 0 40 39" draw:points="0,20 3,6 13,0 27,0 37,6 40,20 37,33 27,39 13,39 3,33">
          <text:p/>
        </draw:polygon>
        <draw:path draw:style-name="gr3" draw:text-style-name="P3" draw:layer="layout" svg:width="0.039cm" svg:height="0.041cm" svg:x="14.393cm" svg:y="26.601cm" svg:viewBox="0 0 40 42" svg:d="M0 21l2-14c50-34 50 61 0 27z">
          <text:p/>
        </draw:path>
        <draw:polygon draw:style-name="gr6" draw:text-style-name="P1" draw:layer="layout" svg:width="0.038cm" svg:height="0.038cm" svg:x="14.393cm" svg:y="26.602cm" svg:viewBox="0 0 39 39" draw:points="0,20 2,6 13,0 25,0 37,6 39,20 37,33 25,39 13,39 2,33">
          <text:p/>
        </draw:polygon>
        <draw:polygon draw:style-name="gr3" draw:text-style-name="P3" draw:layer="layout" svg:width="1.401cm" svg:height="0.038cm" svg:x="14.361cm" svg:y="26.602cm" svg:viewBox="0 0 1402 39" draw:points="0,0 0,39 1402,39 1402,0">
          <text:p/>
        </draw:polygon>
        <draw:polygon draw:style-name="gr6" draw:text-style-name="P1" draw:layer="layout" svg:width="1.401cm" svg:height="0.038cm" svg:x="14.361cm" svg:y="26.602cm" svg:viewBox="0 0 1402 39" draw:points="1402,39 0,39 0,0 1402,0">
          <text:p/>
        </draw:polygon>
        <draw:path draw:style-name="gr6" draw:text-style-name="P1" draw:layer="layout" svg:width="1.198cm" svg:height="1.2cm" svg:x="20.032cm" svg:y="6.849cm" svg:viewBox="0 0 1199 1201" svg:d="M1199 601c0 330-268 600-600 600-331 0-599-270-599-600 0-332 268-601 599-601 332 0 600 269 600 601z">
          <text:p/>
        </draw:path>
        <draw:polygon draw:style-name="gr3" draw:text-style-name="P3" draw:layer="layout" svg:width="0.612cm" svg:height="0.618cm" svg:x="27.99cm" svg:y="35.024cm" svg:viewBox="0 0 613 619" draw:points="0,269 297,0 613,349 314,619">
          <text:p/>
        </draw:polygon>
        <draw:polygon draw:style-name="gr6" draw:text-style-name="P1" draw:layer="layout" svg:width="0.612cm" svg:height="0.618cm" svg:x="27.99cm" svg:y="35.024cm" svg:viewBox="0 0 613 619" draw:points="0,269 297,0 613,349 314,619">
          <text:p/>
        </draw:polygon>
        <draw:polygon draw:style-name="gr3" draw:text-style-name="P3" draw:layer="layout" svg:width="0.582cm" svg:height="0.606cm" svg:x="26.993cm" svg:y="35.136cm" svg:viewBox="0 0 583 607" draw:points="236,0 583,199 348,607 0,408">
          <text:p/>
        </draw:polygon>
        <draw:polygon draw:style-name="gr6" draw:text-style-name="P1" draw:layer="layout" svg:width="0.582cm" svg:height="0.606cm" svg:x="26.993cm" svg:y="35.136cm" svg:viewBox="0 0 583 607" draw:points="236,0 583,199 348,607 0,408">
          <text:p/>
        </draw:polygon>
        <draw:polygon draw:style-name="gr3" draw:text-style-name="P3" draw:layer="layout" svg:width="0.544cm" svg:height="0.489cm" svg:x="26.6cm" svg:y="34.266cm" svg:viewBox="0 0 545 490" draw:points="545,98 460,490 0,391 82,0">
          <text:p/>
        </draw:polygon>
        <draw:polygon draw:style-name="gr6" draw:text-style-name="P1" draw:layer="layout" svg:width="0.544cm" svg:height="0.489cm" svg:x="26.6cm" svg:y="34.266cm" svg:viewBox="0 0 545 490" draw:points="545,98 460,490 0,391 82,0">
          <text:p/>
        </draw:polygon>
        <draw:polygon draw:style-name="gr3" draw:text-style-name="P3" draw:layer="layout" svg:width="0.447cm" svg:height="0.508cm" svg:x="27.404cm" svg:y="33.576cm" svg:viewBox="0 0 448 509" draw:points="448,467 50,509 0,40 399,0">
          <text:p/>
        </draw:polygon>
        <draw:polygon draw:style-name="gr6" draw:text-style-name="P1" draw:layer="layout" svg:width="0.447cm" svg:height="0.508cm" svg:x="27.404cm" svg:y="33.576cm" svg:viewBox="0 0 448 509" draw:points="448,467 50,509 0,40 399,0">
          <text:p/>
        </draw:polygon>
        <draw:polygon draw:style-name="gr3" draw:text-style-name="P3" draw:layer="layout" svg:width="0.593cm" svg:height="0.557cm" svg:x="28.21cm" svg:y="34.061cm" svg:viewBox="0 0 594 558" draw:points="163,558 0,191 430,0 594,365">
          <text:p/>
        </draw:polygon>
        <draw:polygon draw:style-name="gr6" draw:text-style-name="P1" draw:layer="layout" svg:width="0.593cm" svg:height="0.557cm" svg:x="28.21cm" svg:y="34.061cm" svg:viewBox="0 0 594 558" draw:points="163,558 0,191 430,0 594,365">
          <text:p/>
        </draw:polygon>
        <draw:path draw:style-name="gr3" draw:text-style-name="P3" draw:layer="layout" svg:width="1.201cm" svg:height="1.202cm" svg:x="27.117cm" svg:y="34.09cm" svg:viewBox="0 0 1202 1203" svg:d="M199 156l55-44 59-39c599-304 1169 407 739 923l-51 51-53 43c-559 377-1208-267-840-830l42-55z">
          <text:p/>
        </draw:path>
        <draw:polygon draw:style-name="gr6" draw:text-style-name="P1" draw:layer="layout" svg:width="1.198cm" svg:height="1.198cm" svg:x="27.118cm" svg:y="34.091cm" svg:viewBox="0 0 1199 1199" draw:points="197,155 252,111 311,73 375,42 441,21 508,6 578,0 648,2 718,10 786,29 849,56 910,87 970,128 1020,174 1068,225 1108,282 1142,343 1168,409 1187,475 1197,545 1199,614 1195,684 1180,752 1159,818 1129,881 1093,942 1051,995 999,1046 946,1089 887,1127 824,1156 758,1180 690,1192 620,1199 551,1199 481,1188 413,1171 349,1146 286,1112 229,1072 178,1027 131,974 91,917 57,856 30,792 13,724 2,655 0,585 4,517 19,447 40,382 70,318 106,259 148,204">
          <text:p/>
        </draw:polygon>
        <draw:line draw:style-name="gr6" draw:text-style-name="P1" draw:layer="layout" svg:x1="28.27cm" svg:y1="35.605cm" svg:x2="28.569cm" svg:y2="35.337cm">
          <text:p/>
        </draw:line>
        <draw:line draw:style-name="gr6" draw:text-style-name="P1" draw:layer="layout" svg:x1="27.019cm" svg:y1="35.498cm" svg:x2="27.367cm" svg:y2="35.7cm">
          <text:p/>
        </draw:line>
        <draw:line draw:style-name="gr6" draw:text-style-name="P1" draw:layer="layout" svg:x1="26.734cm" svg:y1="34.275cm" svg:x2="26.648cm" svg:y2="34.667cm">
          <text:p/>
        </draw:line>
        <draw:line draw:style-name="gr6" draw:text-style-name="P1" draw:layer="layout" svg:x1="27.807cm" svg:y1="33.625cm" svg:x2="27.408cm" svg:y2="33.668cm">
          <text:p/>
        </draw:line>
        <draw:line draw:style-name="gr6" draw:text-style-name="P1" draw:layer="layout" svg:x1="28.758cm" svg:y1="34.447cm" svg:x2="28.596cm" svg:y2="34.08cm">
          <text:p/>
        </draw:line>
        <draw:polygon draw:style-name="gr3" draw:text-style-name="P3" draw:layer="layout" svg:width="0.153cm" svg:height="0.013cm" svg:x="47.819cm" svg:y="12.325cm" svg:viewBox="0 0 154 14" draw:points="141,0 147,2 154,7 154,14 0,14 2,7 7,2 13,0">
          <text:p/>
        </draw:polygon>
        <draw:polygon draw:style-name="gr6" draw:text-style-name="P1" draw:layer="layout" svg:width="0.153cm" svg:height="0.013cm" svg:x="47.819cm" svg:y="12.325cm" svg:viewBox="0 0 154 14" draw:points="141,0 147,2 154,7 154,14 0,14 2,7 7,2 13,0">
          <text:p/>
        </draw:polygon>
        <draw:path draw:style-name="gr3" draw:text-style-name="P3" draw:layer="layout" svg:width="0.141cm" svg:height="0.07cm" svg:x="47.826cm" svg:y="12.441cm" svg:viewBox="0 0 142 71" svg:d="M134 71h-128c-5-7-5-17-4-25l-2-46h142l-2 46v8l-2 7v4l-2 4v2z">
          <text:p/>
        </draw:path>
        <draw:polygon draw:style-name="gr6" draw:text-style-name="P1" draw:layer="layout" svg:width="0.141cm" svg:height="0.07cm" svg:x="47.826cm" svg:y="12.441cm" svg:viewBox="0 0 142 71" draw:points="134,71 6,71 4,69 4,65 2,61 2,54 2,46 0,0 142,0 140,46 140,54 138,61 138,65 136,69 136,71">
          <text:p/>
        </draw:polygon>
        <draw:polygon draw:style-name="gr3" draw:text-style-name="P3" draw:layer="layout" svg:width="0.459cm" svg:height="0.103cm" svg:x="47.654cm" svg:y="12.338cm" svg:viewBox="0 0 460 104" draw:points="0,6 0,100 2,102 26,104 460,104 460,0 26,0 2,4">
          <text:p/>
        </draw:polygon>
        <draw:polygon draw:style-name="gr3" draw:text-style-name="P3" draw:layer="layout" svg:width="0.026cm" svg:height="0.103cm" svg:x="48.113cm" svg:y="12.338cm" svg:viewBox="0 0 27 104" draw:points="27,6 22,4 0,0 0,104 22,102 27,100">
          <text:p/>
        </draw:polygon>
        <draw:line draw:style-name="gr6" draw:text-style-name="P1" draw:layer="layout" svg:x1="47.68cm" svg:y1="12.338cm" svg:x2="48.113cm" svg:y2="12.338cm">
          <text:p/>
        </draw:line>
        <draw:line draw:style-name="gr6" draw:text-style-name="P1" draw:layer="layout" svg:x1="48.113cm" svg:y1="12.441cm" svg:x2="47.68cm" svg:y2="12.441cm">
          <text:p/>
        </draw:line>
        <draw:line draw:style-name="gr6" draw:text-style-name="P1" draw:layer="layout" svg:x1="47.654cm" svg:y1="12.437cm" svg:x2="47.654cm" svg:y2="12.344cm">
          <text:p/>
        </draw:line>
        <draw:polyline draw:style-name="gr6" draw:text-style-name="P1" draw:layer="layout" svg:width="0cm" svg:height="0.092cm" svg:x="48.139cm" svg:y="12.344cm" svg:viewBox="0 0 0 93" draw:points="0,93 0,91 0,0">
          <text:p/>
        </draw:polyline>
        <draw:polygon draw:style-name="gr6" draw:text-style-name="P1" draw:layer="layout" svg:width="0.425cm" svg:height="0.053cm" svg:x="47.684cm" svg:y="12.359cm" svg:viewBox="0 0 426 54" draw:points="0,0 426,0 426,54 0,54">
          <text:p/>
        </draw:polygon>
        <draw:polygon draw:style-name="gr6" draw:text-style-name="P1" draw:layer="layout" svg:width="0.051cm" svg:height="0.019cm" svg:x="47.87cm" svg:y="12.458cm" svg:viewBox="0 0 52 20" draw:points="26,0 39,2 48,4 52,9 50,13 43,18 33,20 20,20 10,18 2,13 0,9 4,4 16,2">
          <text:p/>
        </draw:polygon>
        <draw:polyline draw:style-name="gr6" draw:text-style-name="P1" draw:layer="layout" svg:width="0.026cm" svg:height="0.006cm" svg:x="47.654cm" svg:y="12.338cm" svg:viewBox="0 0 27 7" draw:points="0,7 2,5 27,0">
          <text:p/>
        </draw:polyline>
        <draw:polyline draw:style-name="gr6" draw:text-style-name="P1" draw:layer="layout" svg:width="0.026cm" svg:height="0.004cm" svg:x="47.654cm" svg:y="12.437cm" svg:viewBox="0 0 27 5" draw:points="27,5 2,3 0,0">
          <text:p/>
        </draw:polyline>
        <draw:line draw:style-name="gr6" draw:text-style-name="P1" draw:layer="layout" svg:x1="48.135cm" svg:y1="12.342cm" svg:x2="48.14cm" svg:y2="12.345cm">
          <text:p/>
        </draw:line>
        <draw:line draw:style-name="gr6" draw:text-style-name="P1" draw:layer="layout" svg:x1="48.113cm" svg:y1="12.338cm" svg:x2="48.136cm" svg:y2="12.343cm">
          <text:p/>
        </draw:line>
        <draw:line draw:style-name="gr6" draw:text-style-name="P1" draw:layer="layout" svg:x1="48.136cm" svg:y1="12.439cm" svg:x2="48.113cm" svg:y2="12.442cm">
          <text:p/>
        </draw:line>
        <draw:line draw:style-name="gr6" draw:text-style-name="P1" draw:layer="layout" svg:x1="48.14cm" svg:y1="12.437cm" svg:x2="48.135cm" svg:y2="12.44cm">
          <text:p/>
        </draw:line>
        <draw:polygon draw:style-name="gr3" draw:text-style-name="P3" draw:layer="layout" svg:width="0.152cm" svg:height="0.013cm" svg:x="48.793cm" svg:y="12.325cm" svg:viewBox="0 0 153 14" draw:points="141,0 147,2 151,7 153,14 0,14 2,7 6,2 13,0">
          <text:p/>
        </draw:polygon>
        <draw:polygon draw:style-name="gr6" draw:text-style-name="P1" draw:layer="layout" svg:width="0.152cm" svg:height="0.013cm" svg:x="48.793cm" svg:y="12.325cm" svg:viewBox="0 0 153 14" draw:points="141,0 147,2 151,7 153,14 0,14 2,7 6,2 13,0">
          <text:p/>
        </draw:polygon>
        <draw:path draw:style-name="gr3" draw:text-style-name="P3" draw:layer="layout" svg:width="0.144cm" svg:height="0.07cm" svg:x="48.797cm" svg:y="12.441cm" svg:viewBox="0 0 145 71" svg:d="M137 71h-128c-5-7-5-17-5-25l-4-46h145l-2 46-2 8v11l-2 4v2z">
          <text:p/>
        </draw:path>
        <draw:polygon draw:style-name="gr6" draw:text-style-name="P1" draw:layer="layout" svg:width="0.144cm" svg:height="0.07cm" svg:x="48.797cm" svg:y="12.441cm" svg:viewBox="0 0 145 71" draw:points="137,71 9,71 6,69 6,65 4,61 4,54 4,46 0,0 145,0 143,46 141,54 141,61 141,65 139,69 139,71">
          <text:p/>
        </draw:polygon>
        <draw:polygon draw:style-name="gr3" draw:text-style-name="P3" draw:layer="layout" svg:width="0.459cm" svg:height="0.103cm" svg:x="48.628cm" svg:y="12.338cm" svg:viewBox="0 0 460 104" draw:points="0,6 0,100 2,102 25,104 460,104 460,0 25,0 2,4">
          <text:p/>
        </draw:polygon>
        <draw:polygon draw:style-name="gr3" draw:text-style-name="P3" draw:layer="layout" svg:width="0.027cm" svg:height="0.103cm" svg:x="49.087cm" svg:y="12.338cm" svg:viewBox="0 0 28 104" draw:points="28,6 22,4 0,0 0,104 22,102 28,100">
          <text:p/>
        </draw:polygon>
        <draw:line draw:style-name="gr6" draw:text-style-name="P1" draw:layer="layout" svg:x1="48.653cm" svg:y1="12.338cm" svg:x2="49.087cm" svg:y2="12.338cm">
          <text:p/>
        </draw:line>
        <draw:line draw:style-name="gr6" draw:text-style-name="P1" draw:layer="layout" svg:x1="49.087cm" svg:y1="12.441cm" svg:x2="48.653cm" svg:y2="12.441cm">
          <text:p/>
        </draw:line>
        <draw:line draw:style-name="gr6" draw:text-style-name="P1" draw:layer="layout" svg:x1="48.628cm" svg:y1="12.437cm" svg:x2="48.628cm" svg:y2="12.344cm">
          <text:p/>
        </draw:line>
        <draw:polyline draw:style-name="gr6" draw:text-style-name="P1" draw:layer="layout" svg:width="0cm" svg:height="0.092cm" svg:x="49.113cm" svg:y="12.344cm" svg:viewBox="0 0 0 93" draw:points="0,93 0,91 0,0">
          <text:p/>
        </draw:polyline>
        <draw:polygon draw:style-name="gr6" draw:text-style-name="P1" draw:layer="layout" svg:width="0.426cm" svg:height="0.053cm" svg:x="48.657cm" svg:y="12.359cm" svg:viewBox="0 0 427 54" draw:points="0,0 427,0 427,54 0,54">
          <text:p/>
        </draw:polygon>
        <draw:polygon draw:style-name="gr6" draw:text-style-name="P1" draw:layer="layout" svg:width="0.051cm" svg:height="0.019cm" svg:x="48.844cm" svg:y="12.458cm" svg:viewBox="0 0 52 20" draw:points="25,0 39,2 47,4 52,9 49,13 43,18 32,20 19,20 8,18 2,13 0,9 4,4 15,2">
          <text:p/>
        </draw:polygon>
        <draw:polyline draw:style-name="gr6" draw:text-style-name="P1" draw:layer="layout" svg:width="0.025cm" svg:height="0.006cm" svg:x="48.628cm" svg:y="12.338cm" svg:viewBox="0 0 26 7" draw:points="0,7 2,5 26,0">
          <text:p/>
        </draw:polyline>
        <draw:polyline draw:style-name="gr6" draw:text-style-name="P1" draw:layer="layout" svg:width="0.025cm" svg:height="0.004cm" svg:x="48.628cm" svg:y="12.437cm" svg:viewBox="0 0 26 5" draw:points="26,5 2,3 0,0">
          <text:p/>
        </draw:polyline>
        <draw:line draw:style-name="gr6" draw:text-style-name="P1" draw:layer="layout" svg:x1="49.108cm" svg:y1="12.342cm" svg:x2="49.114cm" svg:y2="12.345cm">
          <text:p/>
        </draw:line>
        <draw:line draw:style-name="gr6" draw:text-style-name="P1" draw:layer="layout" svg:x1="49.087cm" svg:y1="12.338cm" svg:x2="49.109cm" svg:y2="12.343cm">
          <text:p/>
        </draw:line>
        <draw:line draw:style-name="gr6" draw:text-style-name="P1" draw:layer="layout" svg:x1="49.109cm" svg:y1="12.439cm" svg:x2="49.087cm" svg:y2="12.442cm">
          <text:p/>
        </draw:line>
        <draw:line draw:style-name="gr6" draw:text-style-name="P1" draw:layer="layout" svg:x1="49.114cm" svg:y1="12.437cm" svg:x2="49.108cm" svg:y2="12.44cm">
          <text:p/>
        </draw:line>
        <draw:polygon draw:style-name="gr3" draw:text-style-name="P3" draw:layer="layout" svg:width="0.153cm" svg:height="0.014cm" svg:x="48.782cm" svg:y="13.506cm" svg:viewBox="0 0 154 15" draw:points="13,15 7,12 0,7 0,0 154,0 152,7 147,12 141,15">
          <text:p/>
        </draw:polygon>
        <draw:polygon draw:style-name="gr6" draw:text-style-name="P1" draw:layer="layout" svg:width="0.153cm" svg:height="0.014cm" svg:x="48.782cm" svg:y="13.506cm" svg:viewBox="0 0 154 15" draw:points="13,15 7,12 0,7 0,0 154,0 152,7 147,12 141,15">
          <text:p/>
        </draw:polygon>
        <draw:path draw:style-name="gr3" draw:text-style-name="P3" draw:layer="layout" svg:width="0.141cm" svg:height="0.07cm" svg:x="48.787cm" svg:y="13.332cm" svg:viewBox="0 0 142 71" svg:d="M8 0h128c5 7 4 17 4 27l2 44h-142l2-44v-10l2-6v-4l2-4v-3z">
          <text:p/>
        </draw:path>
        <draw:polygon draw:style-name="gr6" draw:text-style-name="P1" draw:layer="layout" svg:width="0.141cm" svg:height="0.07cm" svg:x="48.787cm" svg:y="13.332cm" svg:viewBox="0 0 142 71" draw:points="8,0 136,0 138,3 138,7 140,11 140,17 140,27 142,71 0,71 2,27 2,17 4,11 4,7 6,3 6,0">
          <text:p/>
        </draw:polygon>
        <draw:polygon draw:style-name="gr3" draw:text-style-name="P3" draw:layer="layout" svg:width="0.459cm" svg:height="0.104cm" svg:x="48.641cm" svg:y="13.402cm" svg:viewBox="0 0 460 105" draw:points="460,99 460,7 458,2 434,0 0,0 0,105 434,105 458,101">
          <text:p/>
        </draw:polygon>
        <draw:polygon draw:style-name="gr3" draw:text-style-name="P3" draw:layer="layout" svg:width="0.026cm" svg:height="0.104cm" svg:x="48.615cm" svg:y="13.402cm" svg:viewBox="0 0 27 105" draw:points="0,99 2,101 27,105 27,0 4,2 0,7">
          <text:p/>
        </draw:polygon>
        <draw:line draw:style-name="gr6" draw:text-style-name="P1" draw:layer="layout" svg:x1="49.074cm" svg:y1="13.506cm" svg:x2="48.641cm" svg:y2="13.506cm">
          <text:p/>
        </draw:line>
        <draw:line draw:style-name="gr6" draw:text-style-name="P1" draw:layer="layout" svg:x1="48.641cm" svg:y1="13.402cm" svg:x2="49.074cm" svg:y2="13.402cm">
          <text:p/>
        </draw:line>
        <draw:line draw:style-name="gr6" draw:text-style-name="P1" draw:layer="layout" svg:x1="49.1cm" svg:y1="13.409cm" svg:x2="49.1cm" svg:y2="13.5cm">
          <text:p/>
        </draw:line>
        <draw:line draw:style-name="gr6" draw:text-style-name="P1" draw:layer="layout" svg:x1="48.615cm" svg:y1="13.409cm" svg:x2="48.615cm" svg:y2="13.5cm">
          <text:p/>
        </draw:line>
        <draw:polygon draw:style-name="gr6" draw:text-style-name="P1" draw:layer="layout" svg:width="0.425cm" svg:height="0.051cm" svg:x="48.645cm" svg:y="13.434cm" svg:viewBox="0 0 426 52" draw:points="426,52 0,52 0,0 426,0">
          <text:p/>
        </draw:polygon>
        <draw:polygon draw:style-name="gr6" draw:text-style-name="P1" draw:layer="layout" svg:width="0.049cm" svg:height="0.019cm" svg:x="48.833cm" svg:y="13.366cm" svg:viewBox="0 0 50 20" draw:points="27,0 37,3 46,5 50,10 50,14 43,18 33,20 20,20 10,18 2,14 0,10 4,5 14,3">
          <text:p/>
        </draw:polygon>
        <draw:polyline draw:style-name="gr6" draw:text-style-name="P1" draw:layer="layout" svg:width="0.026cm" svg:height="0.006cm" svg:x="49.074cm" svg:y="13.5cm" svg:viewBox="0 0 27 7" draw:points="27,0 25,2 0,7">
          <text:p/>
        </draw:polyline>
        <draw:polyline draw:style-name="gr6" draw:text-style-name="P1" draw:layer="layout" svg:width="0.026cm" svg:height="0.007cm" svg:x="49.074cm" svg:y="13.402cm" svg:viewBox="0 0 27 8" draw:points="0,0 25,2 27,8">
          <text:p/>
        </draw:polyline>
        <draw:line draw:style-name="gr6" draw:text-style-name="P1" draw:layer="layout" svg:x1="48.618cm" svg:y1="13.503cm" svg:x2="48.615cm" svg:y2="13.5cm">
          <text:p/>
        </draw:line>
        <draw:line draw:style-name="gr6" draw:text-style-name="P1" draw:layer="layout" svg:x1="48.642cm" svg:y1="13.507cm" svg:x2="48.617cm" svg:y2="13.502cm">
          <text:p/>
        </draw:line>
        <draw:line draw:style-name="gr6" draw:text-style-name="P1" draw:layer="layout" svg:x1="48.619cm" svg:y1="13.405cm" svg:x2="48.642cm" svg:y2="13.402cm">
          <text:p/>
        </draw:line>
        <draw:line draw:style-name="gr6" draw:text-style-name="P1" draw:layer="layout" svg:x1="48.615cm" svg:y1="13.41cm" svg:x2="48.62cm" svg:y2="13.404cm">
          <text:p/>
        </draw:line>
        <draw:polygon draw:style-name="gr3" draw:text-style-name="P3" draw:layer="layout" svg:width="0.152cm" svg:height="0.014cm" svg:x="47.815cm" svg:y="13.506cm" svg:viewBox="0 0 153 15" draw:points="13,15 6,12 2,7 0,0 153,0 151,7 147,12 140,15">
          <text:p/>
        </draw:polygon>
        <draw:polygon draw:style-name="gr6" draw:text-style-name="P1" draw:layer="layout" svg:width="0.152cm" svg:height="0.014cm" svg:x="47.815cm" svg:y="13.506cm" svg:viewBox="0 0 153 15" draw:points="13,15 6,12 2,7 0,0 153,0 151,7 147,12 140,15">
          <text:p/>
        </draw:polygon>
        <draw:polygon draw:style-name="gr3" draw:text-style-name="P3" draw:layer="layout" svg:width="0.144cm" svg:height="0.07cm" svg:x="47.819cm" svg:y="13.332cm" svg:viewBox="0 0 145 71" draw:points="9,0 139,0 139,3 141,7 141,17 143,27 145,71 0,71 2,27 4,17 4,7 7,3 7,0">
          <text:p/>
        </draw:polygon>
        <draw:polygon draw:style-name="gr6" draw:text-style-name="P1" draw:layer="layout" svg:width="0.144cm" svg:height="0.07cm" svg:x="47.819cm" svg:y="13.332cm" svg:viewBox="0 0 145 71" draw:points="9,0 137,0 139,0 139,3 141,7 141,11 141,17 143,27 145,71 0,71 2,27 4,17 4,11 4,7 7,3 7,0">
          <text:p/>
        </draw:polygon>
        <draw:polygon draw:style-name="gr3" draw:text-style-name="P3" draw:layer="layout" svg:width="0.462cm" svg:height="0.104cm" svg:x="47.673cm" svg:y="13.402cm" svg:viewBox="0 0 463 105" draw:points="463,99 463,7 458,2 437,0 0,0 0,105 437,105 458,101">
          <text:p/>
        </draw:polygon>
        <draw:polygon draw:style-name="gr3" draw:text-style-name="P3" draw:layer="layout" svg:width="0.025cm" svg:height="0.104cm" svg:x="47.648cm" svg:y="13.402cm" svg:viewBox="0 0 26 105" draw:points="0,99 4,101 26,105 26,0 4,2 0,7">
          <text:p/>
        </draw:polygon>
        <draw:line draw:style-name="gr6" draw:text-style-name="P1" draw:layer="layout" svg:x1="48.109cm" svg:y1="13.506cm" svg:x2="47.673cm" svg:y2="13.506cm">
          <text:p/>
        </draw:line>
        <draw:line draw:style-name="gr6" draw:text-style-name="P1" draw:layer="layout" svg:x1="47.673cm" svg:y1="13.402cm" svg:x2="48.109cm" svg:y2="13.402cm">
          <text:p/>
        </draw:line>
        <draw:line draw:style-name="gr6" draw:text-style-name="P1" draw:layer="layout" svg:x1="48.135cm" svg:y1="13.409cm" svg:x2="48.135cm" svg:y2="13.5cm">
          <text:p/>
        </draw:line>
        <draw:line draw:style-name="gr6" draw:text-style-name="P1" draw:layer="layout" svg:x1="47.648cm" svg:y1="13.409cm" svg:x2="47.648cm" svg:y2="13.5cm">
          <text:p/>
        </draw:line>
        <draw:polygon draw:style-name="gr6" draw:text-style-name="P1" draw:layer="layout" svg:width="0.423cm" svg:height="0.051cm" svg:x="47.68cm" svg:y="13.434cm" svg:viewBox="0 0 424 52" draw:points="424,52 0,52 0,0 424,0">
          <text:p/>
        </draw:polygon>
        <draw:polygon draw:style-name="gr6" draw:text-style-name="P1" draw:layer="layout" svg:width="0.051cm" svg:height="0.019cm" svg:x="47.866cm" svg:y="13.366cm" svg:viewBox="0 0 52 20" draw:points="26,0 39,3 47,5 52,10 49,14 43,18 33,20 20,20 8,18 2,14 0,10 4,5 16,3">
          <text:p/>
        </draw:polygon>
        <draw:polyline draw:style-name="gr6" draw:text-style-name="P1" draw:layer="layout" svg:width="0.026cm" svg:height="0.006cm" svg:x="48.109cm" svg:y="13.5cm" svg:viewBox="0 0 27 7" draw:points="27,0 22,2 0,7">
          <text:p/>
        </draw:polyline>
        <draw:polyline draw:style-name="gr6" draw:text-style-name="P1" draw:layer="layout" svg:width="0.026cm" svg:height="0.007cm" svg:x="48.109cm" svg:y="13.402cm" svg:viewBox="0 0 27 8" draw:points="0,0 22,2 27,8">
          <text:p/>
        </draw:polyline>
        <draw:line draw:style-name="gr6" draw:text-style-name="P1" draw:layer="layout" svg:x1="47.653cm" svg:y1="13.503cm" svg:x2="47.648cm" svg:y2="13.5cm">
          <text:p/>
        </draw:line>
        <draw:line draw:style-name="gr6" draw:text-style-name="P1" draw:layer="layout" svg:x1="47.674cm" svg:y1="13.507cm" svg:x2="47.652cm" svg:y2="13.502cm">
          <text:p/>
        </draw:line>
        <draw:line draw:style-name="gr6" draw:text-style-name="P1" draw:layer="layout" svg:x1="47.652cm" svg:y1="13.405cm" svg:x2="47.674cm" svg:y2="13.402cm">
          <text:p/>
        </draw:line>
        <draw:line draw:style-name="gr6" draw:text-style-name="P1" draw:layer="layout" svg:x1="47.648cm" svg:y1="13.41cm" svg:x2="47.653cm" svg:y2="13.404cm">
          <text:p/>
        </draw:line>
        <draw:polygon draw:style-name="gr3" draw:text-style-name="P3" draw:layer="layout" svg:width="2.055cm" svg:height="0.064cm" svg:x="47.646cm" svg:y="13.152cm" svg:viewBox="0 0 2056 65" draw:points="0,0 0,65 2056,65 2056,0">
          <text:p/>
        </draw:polygon>
        <draw:polygon draw:style-name="gr3" draw:text-style-name="P3" draw:layer="layout" svg:width="2.055cm" svg:height="0.064cm" svg:x="47.646cm" svg:y="13.152cm" svg:viewBox="0 0 2056 65" draw:points="0,0 0,65 2056,65 2056,0">
          <text:p/>
        </draw:polygon>
        <draw:polygon draw:style-name="gr6" draw:text-style-name="P1" draw:layer="layout" svg:width="2.055cm" svg:height="0.064cm" svg:x="47.646cm" svg:y="13.152cm" svg:viewBox="0 0 2056 65" draw:points="0,65 2056,65 2056,0 0,0">
          <text:p/>
        </draw:polygon>
        <draw:line draw:style-name="gr6" draw:text-style-name="P1" draw:layer="layout" svg:x1="47.65cm" svg:y1="13.216cm" svg:x2="47.65cm" svg:y2="13.152cm">
          <text:p/>
        </draw:line>
        <draw:line draw:style-name="gr6" draw:text-style-name="P1" draw:layer="layout" svg:x1="49.697cm" svg:y1="13.216cm" svg:x2="49.697cm" svg:y2="13.152cm">
          <text:p/>
        </draw:line>
        <draw:line draw:style-name="gr6" draw:text-style-name="P1" draw:layer="layout" svg:x1="47.65cm" svg:y1="13.212cm" svg:x2="49.697cm" svg:y2="13.212cm">
          <text:p/>
        </draw:line>
        <draw:line draw:style-name="gr6" draw:text-style-name="P1" draw:layer="layout" svg:x1="47.65cm" svg:y1="13.157cm" svg:x2="49.697cm" svg:y2="13.157cm">
          <text:p/>
        </draw:line>
        <draw:line draw:style-name="gr6" draw:text-style-name="P1" draw:layer="layout" svg:x1="47.65cm" svg:y1="13.212cm" svg:x2="47.65cm" svg:y2="13.157cm">
          <text:p/>
        </draw:line>
        <draw:polyline draw:style-name="gr6" draw:text-style-name="P1" draw:layer="layout" svg:width="2.047cm" svg:height="0.055cm" svg:x="47.65cm" svg:y="13.157cm" svg:viewBox="0 0 2048 56" draw:points="0,56 2048,56 2048,0">
          <text:p/>
        </draw:polyline>
        <draw:line draw:style-name="gr6" draw:text-style-name="P1" draw:layer="layout" svg:x1="47.65cm" svg:y1="13.157cm" svg:x2="49.697cm" svg:y2="13.157cm">
          <text:p/>
        </draw:line>
        <draw:line draw:style-name="gr6" draw:text-style-name="P1" draw:layer="layout" svg:x1="47.876cm" svg:y1="13.212cm" svg:x2="47.876cm" svg:y2="13.157cm">
          <text:p/>
        </draw:line>
        <draw:line draw:style-name="gr6" draw:text-style-name="P1" draw:layer="layout" svg:x1="48.105cm" svg:y1="13.212cm" svg:x2="48.105cm" svg:y2="13.157cm">
          <text:p/>
        </draw:line>
        <draw:line draw:style-name="gr6" draw:text-style-name="P1" draw:layer="layout" svg:x1="48.331cm" svg:y1="13.212cm" svg:x2="48.331cm" svg:y2="13.157cm">
          <text:p/>
        </draw:line>
        <draw:line draw:style-name="gr6" draw:text-style-name="P1" draw:layer="layout" svg:x1="48.56cm" svg:y1="13.212cm" svg:x2="48.56cm" svg:y2="13.157cm">
          <text:p/>
        </draw:line>
        <draw:line draw:style-name="gr6" draw:text-style-name="P1" draw:layer="layout" svg:x1="48.787cm" svg:y1="13.212cm" svg:x2="48.787cm" svg:y2="13.157cm">
          <text:p/>
        </draw:line>
        <draw:line draw:style-name="gr6" draw:text-style-name="P1" draw:layer="layout" svg:x1="49.013cm" svg:y1="13.212cm" svg:x2="49.013cm" svg:y2="13.157cm">
          <text:p/>
        </draw:line>
        <draw:line draw:style-name="gr6" draw:text-style-name="P1" draw:layer="layout" svg:x1="49.242cm" svg:y1="13.212cm" svg:x2="49.242cm" svg:y2="13.157cm">
          <text:p/>
        </draw:line>
        <draw:line draw:style-name="gr6" draw:text-style-name="P1" draw:layer="layout" svg:x1="49.468cm" svg:y1="13.212cm" svg:x2="49.468cm" svg:y2="13.157cm">
          <text:p/>
        </draw:line>
        <draw:polygon draw:style-name="gr3" draw:text-style-name="P3" draw:layer="layout" svg:width="2.053cm" svg:height="0.064cm" svg:x="49.701cm" svg:y="13.152cm" svg:viewBox="0 0 2054 65" draw:points="0,0 0,65 2054,65 2054,0">
          <text:p/>
        </draw:polygon>
        <draw:polygon draw:style-name="gr3" draw:text-style-name="P3" draw:layer="layout" svg:width="2.053cm" svg:height="0.064cm" svg:x="49.701cm" svg:y="13.152cm" svg:viewBox="0 0 2054 65" draw:points="0,0 0,65 2054,65 2054,0">
          <text:p/>
        </draw:polygon>
        <draw:polygon draw:style-name="gr6" draw:text-style-name="P1" draw:layer="layout" svg:width="2.053cm" svg:height="0.064cm" svg:x="49.701cm" svg:y="13.152cm" svg:viewBox="0 0 2054 65" draw:points="0,65 2054,65 2054,0 0,0">
          <text:p/>
        </draw:polygon>
        <draw:line draw:style-name="gr6" draw:text-style-name="P1" draw:layer="layout" svg:x1="49.705cm" svg:y1="13.216cm" svg:x2="49.705cm" svg:y2="13.152cm">
          <text:p/>
        </draw:line>
        <draw:line draw:style-name="gr6" draw:text-style-name="P1" draw:layer="layout" svg:x1="51.75cm" svg:y1="13.216cm" svg:x2="51.75cm" svg:y2="13.152cm">
          <text:p/>
        </draw:line>
        <draw:line draw:style-name="gr6" draw:text-style-name="P1" draw:layer="layout" svg:x1="49.705cm" svg:y1="13.212cm" svg:x2="51.75cm" svg:y2="13.212cm">
          <text:p/>
        </draw:line>
        <draw:line draw:style-name="gr6" draw:text-style-name="P1" draw:layer="layout" svg:x1="49.705cm" svg:y1="13.157cm" svg:x2="51.75cm" svg:y2="13.157cm">
          <text:p/>
        </draw:line>
        <draw:line draw:style-name="gr6" draw:text-style-name="P1" draw:layer="layout" svg:x1="49.705cm" svg:y1="13.212cm" svg:x2="49.705cm" svg:y2="13.157cm">
          <text:p/>
        </draw:line>
        <draw:polyline draw:style-name="gr6" draw:text-style-name="P1" draw:layer="layout" svg:width="2.045cm" svg:height="0.055cm" svg:x="49.705cm" svg:y="13.157cm" svg:viewBox="0 0 2046 56" draw:points="0,56 2046,56 2046,0">
          <text:p/>
        </draw:polyline>
        <draw:line draw:style-name="gr6" draw:text-style-name="P1" draw:layer="layout" svg:x1="49.705cm" svg:y1="13.157cm" svg:x2="51.75cm" svg:y2="13.157cm">
          <text:p/>
        </draw:line>
        <draw:line draw:style-name="gr6" draw:text-style-name="P1" draw:layer="layout" svg:x1="49.932cm" svg:y1="13.212cm" svg:x2="49.932cm" svg:y2="13.157cm">
          <text:p/>
        </draw:line>
        <draw:line draw:style-name="gr6" draw:text-style-name="P1" draw:layer="layout" svg:x1="50.158cm" svg:y1="13.212cm" svg:x2="50.158cm" svg:y2="13.157cm">
          <text:p/>
        </draw:line>
        <draw:line draw:style-name="gr6" draw:text-style-name="P1" draw:layer="layout" svg:x1="50.387cm" svg:y1="13.212cm" svg:x2="50.387cm" svg:y2="13.157cm">
          <text:p/>
        </draw:line>
        <draw:line draw:style-name="gr6" draw:text-style-name="P1" draw:layer="layout" svg:x1="50.613cm" svg:y1="13.212cm" svg:x2="50.613cm" svg:y2="13.157cm">
          <text:p/>
        </draw:line>
        <draw:line draw:style-name="gr6" draw:text-style-name="P1" draw:layer="layout" svg:x1="50.842cm" svg:y1="13.212cm" svg:x2="50.842cm" svg:y2="13.157cm">
          <text:p/>
        </draw:line>
        <draw:line draw:style-name="gr6" draw:text-style-name="P1" draw:layer="layout" svg:x1="51.068cm" svg:y1="13.212cm" svg:x2="51.068cm" svg:y2="13.157cm">
          <text:p/>
        </draw:line>
        <draw:line draw:style-name="gr6" draw:text-style-name="P1" draw:layer="layout" svg:x1="51.295cm" svg:y1="13.212cm" svg:x2="51.295cm" svg:y2="13.157cm">
          <text:p/>
        </draw:line>
        <draw:line draw:style-name="gr6" draw:text-style-name="P1" draw:layer="layout" svg:x1="51.523cm" svg:y1="13.212cm" svg:x2="51.523cm" svg:y2="13.157cm">
          <text:p/>
        </draw:line>
        <draw:polygon draw:style-name="gr3" draw:text-style-name="P3" draw:layer="layout" svg:width="2.055cm" svg:height="0.064cm" svg:x="51.754cm" svg:y="13.152cm" svg:viewBox="0 0 2056 65" draw:points="0,0 0,65 2056,65 2056,0">
          <text:p/>
        </draw:polygon>
        <draw:polygon draw:style-name="gr3" draw:text-style-name="P3" draw:layer="layout" svg:width="2.055cm" svg:height="0.064cm" svg:x="51.754cm" svg:y="13.152cm" svg:viewBox="0 0 2056 65" draw:points="0,0 0,65 2056,65 2056,0">
          <text:p/>
        </draw:polygon>
        <draw:polygon draw:style-name="gr6" draw:text-style-name="P1" draw:layer="layout" svg:width="2.055cm" svg:height="0.064cm" svg:x="51.754cm" svg:y="13.152cm" svg:viewBox="0 0 2056 65" draw:points="0,65 2056,65 2056,0 0,0">
          <text:p/>
        </draw:polygon>
        <draw:line draw:style-name="gr6" draw:text-style-name="P1" draw:layer="layout" svg:x1="51.758cm" svg:y1="13.216cm" svg:x2="51.758cm" svg:y2="13.152cm">
          <text:p/>
        </draw:line>
        <draw:line draw:style-name="gr6" draw:text-style-name="P1" draw:layer="layout" svg:x1="53.805cm" svg:y1="13.216cm" svg:x2="53.805cm" svg:y2="13.152cm">
          <text:p/>
        </draw:line>
        <draw:line draw:style-name="gr6" draw:text-style-name="P1" draw:layer="layout" svg:x1="51.758cm" svg:y1="13.212cm" svg:x2="53.805cm" svg:y2="13.212cm">
          <text:p/>
        </draw:line>
        <draw:line draw:style-name="gr6" draw:text-style-name="P1" draw:layer="layout" svg:x1="51.758cm" svg:y1="13.157cm" svg:x2="53.805cm" svg:y2="13.157cm">
          <text:p/>
        </draw:line>
        <draw:line draw:style-name="gr6" draw:text-style-name="P1" draw:layer="layout" svg:x1="51.758cm" svg:y1="13.212cm" svg:x2="51.758cm" svg:y2="13.157cm">
          <text:p/>
        </draw:line>
        <draw:polyline draw:style-name="gr6" draw:text-style-name="P1" draw:layer="layout" svg:width="2.047cm" svg:height="0.055cm" svg:x="51.758cm" svg:y="13.157cm" svg:viewBox="0 0 2048 56" draw:points="0,56 2048,56 2048,0">
          <text:p/>
        </draw:polyline>
        <draw:line draw:style-name="gr6" draw:text-style-name="P1" draw:layer="layout" svg:x1="51.758cm" svg:y1="13.157cm" svg:x2="53.805cm" svg:y2="13.157cm">
          <text:p/>
        </draw:line>
        <draw:line draw:style-name="gr6" draw:text-style-name="P1" draw:layer="layout" svg:x1="51.987cm" svg:y1="13.212cm" svg:x2="51.987cm" svg:y2="13.157cm">
          <text:p/>
        </draw:line>
        <draw:line draw:style-name="gr6" draw:text-style-name="P1" draw:layer="layout" svg:x1="52.213cm" svg:y1="13.212cm" svg:x2="52.213cm" svg:y2="13.157cm">
          <text:p/>
        </draw:line>
        <draw:line draw:style-name="gr6" draw:text-style-name="P1" draw:layer="layout" svg:x1="52.44cm" svg:y1="13.212cm" svg:x2="52.44cm" svg:y2="13.157cm">
          <text:p/>
        </draw:line>
        <draw:line draw:style-name="gr6" draw:text-style-name="P1" draw:layer="layout" svg:x1="52.669cm" svg:y1="13.212cm" svg:x2="52.669cm" svg:y2="13.157cm">
          <text:p/>
        </draw:line>
        <draw:line draw:style-name="gr6" draw:text-style-name="P1" draw:layer="layout" svg:x1="52.895cm" svg:y1="13.212cm" svg:x2="52.895cm" svg:y2="13.157cm">
          <text:p/>
        </draw:line>
        <draw:line draw:style-name="gr6" draw:text-style-name="P1" draw:layer="layout" svg:x1="53.124cm" svg:y1="13.212cm" svg:x2="53.124cm" svg:y2="13.157cm">
          <text:p/>
        </draw:line>
        <draw:line draw:style-name="gr6" draw:text-style-name="P1" draw:layer="layout" svg:x1="53.35cm" svg:y1="13.212cm" svg:x2="53.35cm" svg:y2="13.157cm">
          <text:p/>
        </draw:line>
        <draw:line draw:style-name="gr6" draw:text-style-name="P1" draw:layer="layout" svg:x1="53.579cm" svg:y1="13.212cm" svg:x2="53.579cm" svg:y2="13.157cm">
          <text:p/>
        </draw:line>
        <draw:polygon draw:style-name="gr3" draw:text-style-name="P3" draw:layer="layout" svg:width="0.064cm" svg:height="0.637cm" svg:x="53.809cm" svg:y="12.579cm" svg:viewBox="0 0 65 638" draw:points="0,0 0,638 65,638 65,0">
          <text:p/>
        </draw:polygon>
        <draw:polygon draw:style-name="gr3" draw:text-style-name="P3" draw:layer="layout" svg:width="0.064cm" svg:height="0.637cm" svg:x="53.809cm" svg:y="12.579cm" svg:viewBox="0 0 65 638" draw:points="0,0 0,638 65,638 65,0">
          <text:p/>
        </draw:polygon>
        <draw:polygon draw:style-name="gr6" draw:text-style-name="P1" draw:layer="layout" svg:width="0.064cm" svg:height="0.637cm" svg:x="53.809cm" svg:y="12.579cm" svg:viewBox="0 0 65 638" draw:points="65,638 65,0 0,0 0,638">
          <text:p/>
        </draw:polygon>
        <draw:line draw:style-name="gr6" draw:text-style-name="P1" draw:layer="layout" svg:x1="53.873cm" svg:y1="13.212cm" svg:x2="53.809cm" svg:y2="13.212cm">
          <text:p/>
        </draw:line>
        <draw:line draw:style-name="gr6" draw:text-style-name="P1" draw:layer="layout" svg:x1="53.873cm" svg:y1="12.583cm" svg:x2="53.809cm" svg:y2="12.583cm">
          <text:p/>
        </draw:line>
        <draw:line draw:style-name="gr6" draw:text-style-name="P1" draw:layer="layout" svg:x1="53.869cm" svg:y1="13.212cm" svg:x2="53.869cm" svg:y2="12.583cm">
          <text:p/>
        </draw:line>
        <draw:line draw:style-name="gr6" draw:text-style-name="P1" draw:layer="layout" svg:x1="53.814cm" svg:y1="13.212cm" svg:x2="53.814cm" svg:y2="12.583cm">
          <text:p/>
        </draw:line>
        <draw:line draw:style-name="gr6" draw:text-style-name="P1" draw:layer="layout" svg:x1="53.869cm" svg:y1="13.212cm" svg:x2="53.814cm" svg:y2="13.212cm">
          <text:p/>
        </draw:line>
        <draw:polyline draw:style-name="gr6" draw:text-style-name="P1" draw:layer="layout" svg:width="0.055cm" svg:height="0.629cm" svg:x="53.814cm" svg:y="12.583cm" svg:viewBox="0 0 56 630" draw:points="56,630 56,0 0,0">
          <text:p/>
        </draw:polyline>
        <draw:line draw:style-name="gr6" draw:text-style-name="P1" draw:layer="layout" svg:x1="53.814cm" svg:y1="13.212cm" svg:x2="53.814cm" svg:y2="12.583cm">
          <text:p/>
        </draw:line>
        <draw:line draw:style-name="gr6" draw:text-style-name="P1" draw:layer="layout" svg:x1="53.869cm" svg:y1="13.142cm" svg:x2="53.814cm" svg:y2="13.142cm">
          <text:p/>
        </draw:line>
        <draw:line draw:style-name="gr6" draw:text-style-name="P1" draw:layer="layout" svg:x1="53.869cm" svg:y1="13.072cm" svg:x2="53.814cm" svg:y2="13.072cm">
          <text:p/>
        </draw:line>
        <draw:line draw:style-name="gr6" draw:text-style-name="P1" draw:layer="layout" svg:x1="53.869cm" svg:y1="13.002cm" svg:x2="53.814cm" svg:y2="13.002cm">
          <text:p/>
        </draw:line>
        <draw:line draw:style-name="gr6" draw:text-style-name="P1" draw:layer="layout" svg:x1="53.869cm" svg:y1="12.932cm" svg:x2="53.814cm" svg:y2="12.932cm">
          <text:p/>
        </draw:line>
        <draw:line draw:style-name="gr6" draw:text-style-name="P1" draw:layer="layout" svg:x1="53.869cm" svg:y1="12.862cm" svg:x2="53.814cm" svg:y2="12.862cm">
          <text:p/>
        </draw:line>
        <draw:line draw:style-name="gr6" draw:text-style-name="P1" draw:layer="layout" svg:x1="53.869cm" svg:y1="12.793cm" svg:x2="53.814cm" svg:y2="12.793cm">
          <text:p/>
        </draw:line>
        <draw:line draw:style-name="gr6" draw:text-style-name="P1" draw:layer="layout" svg:x1="53.869cm" svg:y1="12.723cm" svg:x2="53.814cm" svg:y2="12.723cm">
          <text:p/>
        </draw:line>
        <draw:line draw:style-name="gr6" draw:text-style-name="P1" draw:layer="layout" svg:x1="53.869cm" svg:y1="12.653cm" svg:x2="53.814cm" svg:y2="12.653cm">
          <text:p/>
        </draw:line>
        <draw:polygon draw:style-name="gr3" draw:text-style-name="P3" draw:layer="layout" svg:width="0.064cm" svg:height="0.637cm" svg:x="47.582cm" svg:y="12.579cm" svg:viewBox="0 0 65 638" draw:points="0,0 0,638 65,638 65,0">
          <text:p/>
        </draw:polygon>
        <draw:polygon draw:style-name="gr3" draw:text-style-name="P3" draw:layer="layout" svg:width="0.064cm" svg:height="0.637cm" svg:x="47.582cm" svg:y="12.579cm" svg:viewBox="0 0 65 638" draw:points="0,0 0,638 65,638 65,0">
          <text:p/>
        </draw:polygon>
        <draw:polygon draw:style-name="gr6" draw:text-style-name="P1" draw:layer="layout" svg:width="0.064cm" svg:height="0.637cm" svg:x="47.582cm" svg:y="12.579cm" svg:viewBox="0 0 65 638" draw:points="65,638 65,0 0,0 0,638">
          <text:p/>
        </draw:polygon>
        <draw:line draw:style-name="gr6" draw:text-style-name="P1" draw:layer="layout" svg:x1="47.646cm" svg:y1="13.212cm" svg:x2="47.582cm" svg:y2="13.212cm">
          <text:p/>
        </draw:line>
        <draw:line draw:style-name="gr6" draw:text-style-name="P1" draw:layer="layout" svg:x1="47.646cm" svg:y1="12.583cm" svg:x2="47.582cm" svg:y2="12.583cm">
          <text:p/>
        </draw:line>
        <draw:line draw:style-name="gr6" draw:text-style-name="P1" draw:layer="layout" svg:x1="47.641cm" svg:y1="13.212cm" svg:x2="47.641cm" svg:y2="12.583cm">
          <text:p/>
        </draw:line>
        <draw:line draw:style-name="gr6" draw:text-style-name="P1" draw:layer="layout" svg:x1="47.586cm" svg:y1="13.212cm" svg:x2="47.586cm" svg:y2="12.583cm">
          <text:p/>
        </draw:line>
        <draw:line draw:style-name="gr6" draw:text-style-name="P1" draw:layer="layout" svg:x1="47.641cm" svg:y1="13.212cm" svg:x2="47.586cm" svg:y2="13.212cm">
          <text:p/>
        </draw:line>
        <draw:polyline draw:style-name="gr6" draw:text-style-name="P1" draw:layer="layout" svg:width="0.055cm" svg:height="0.629cm" svg:x="47.586cm" svg:y="12.583cm" svg:viewBox="0 0 56 630" draw:points="56,630 56,0 0,0">
          <text:p/>
        </draw:polyline>
        <draw:line draw:style-name="gr6" draw:text-style-name="P1" draw:layer="layout" svg:x1="47.586cm" svg:y1="13.212cm" svg:x2="47.586cm" svg:y2="12.583cm">
          <text:p/>
        </draw:line>
        <draw:line draw:style-name="gr6" draw:text-style-name="P1" draw:layer="layout" svg:x1="47.641cm" svg:y1="13.142cm" svg:x2="47.586cm" svg:y2="13.142cm">
          <text:p/>
        </draw:line>
        <draw:line draw:style-name="gr6" draw:text-style-name="P1" draw:layer="layout" svg:x1="47.641cm" svg:y1="13.072cm" svg:x2="47.586cm" svg:y2="13.072cm">
          <text:p/>
        </draw:line>
        <draw:line draw:style-name="gr6" draw:text-style-name="P1" draw:layer="layout" svg:x1="47.641cm" svg:y1="13.002cm" svg:x2="47.586cm" svg:y2="13.002cm">
          <text:p/>
        </draw:line>
        <draw:line draw:style-name="gr6" draw:text-style-name="P1" draw:layer="layout" svg:x1="47.641cm" svg:y1="12.932cm" svg:x2="47.586cm" svg:y2="12.932cm">
          <text:p/>
        </draw:line>
        <draw:line draw:style-name="gr6" draw:text-style-name="P1" draw:layer="layout" svg:x1="47.641cm" svg:y1="12.862cm" svg:x2="47.586cm" svg:y2="12.862cm">
          <text:p/>
        </draw:line>
        <draw:line draw:style-name="gr6" draw:text-style-name="P1" draw:layer="layout" svg:x1="47.641cm" svg:y1="12.793cm" svg:x2="47.586cm" svg:y2="12.793cm">
          <text:p/>
        </draw:line>
        <draw:line draw:style-name="gr6" draw:text-style-name="P1" draw:layer="layout" svg:x1="47.641cm" svg:y1="12.723cm" svg:x2="47.586cm" svg:y2="12.723cm">
          <text:p/>
        </draw:line>
        <draw:line draw:style-name="gr6" draw:text-style-name="P1" draw:layer="layout" svg:x1="47.641cm" svg:y1="12.653cm" svg:x2="47.586cm" svg:y2="12.653cm">
          <text:p/>
        </draw:line>
        <draw:polygon draw:style-name="gr3" draw:text-style-name="P3" draw:layer="layout" svg:width="2.055cm" svg:height="0.061cm" svg:x="47.646cm" svg:y="12.579cm" svg:viewBox="0 0 2056 62" draw:points="0,0 0,62 2056,62 2056,0">
          <text:p/>
        </draw:polygon>
        <draw:polygon draw:style-name="gr3" draw:text-style-name="P3" draw:layer="layout" svg:width="2.055cm" svg:height="0.061cm" svg:x="47.646cm" svg:y="12.579cm" svg:viewBox="0 0 2056 62" draw:points="0,0 0,62 2056,62 2056,0">
          <text:p/>
        </draw:polygon>
        <draw:polygon draw:style-name="gr6" draw:text-style-name="P1" draw:layer="layout" svg:width="2.055cm" svg:height="0.061cm" svg:x="47.646cm" svg:y="12.579cm" svg:viewBox="0 0 2056 62" draw:points="0,62 2056,62 2056,0 0,0">
          <text:p/>
        </draw:polygon>
        <draw:line draw:style-name="gr6" draw:text-style-name="P1" draw:layer="layout" svg:x1="47.65cm" svg:y1="12.64cm" svg:x2="47.65cm" svg:y2="12.579cm">
          <text:p/>
        </draw:line>
        <draw:line draw:style-name="gr6" draw:text-style-name="P1" draw:layer="layout" svg:x1="49.697cm" svg:y1="12.64cm" svg:x2="49.697cm" svg:y2="12.579cm">
          <text:p/>
        </draw:line>
        <draw:line draw:style-name="gr6" draw:text-style-name="P1" draw:layer="layout" svg:x1="47.65cm" svg:y1="12.636cm" svg:x2="49.697cm" svg:y2="12.636cm">
          <text:p/>
        </draw:line>
        <draw:line draw:style-name="gr6" draw:text-style-name="P1" draw:layer="layout" svg:x1="47.65cm" svg:y1="12.583cm" svg:x2="49.697cm" svg:y2="12.583cm">
          <text:p/>
        </draw:line>
        <draw:line draw:style-name="gr6" draw:text-style-name="P1" draw:layer="layout" svg:x1="47.65cm" svg:y1="12.636cm" svg:x2="47.65cm" svg:y2="12.583cm">
          <text:p/>
        </draw:line>
        <draw:polyline draw:style-name="gr6" draw:text-style-name="P1" draw:layer="layout" svg:width="2.047cm" svg:height="0.053cm" svg:x="47.65cm" svg:y="12.583cm" svg:viewBox="0 0 2048 54" draw:points="0,54 2048,54 2048,0">
          <text:p/>
        </draw:polyline>
        <draw:line draw:style-name="gr6" draw:text-style-name="P1" draw:layer="layout" svg:x1="47.65cm" svg:y1="12.583cm" svg:x2="49.697cm" svg:y2="12.583cm">
          <text:p/>
        </draw:line>
        <draw:line draw:style-name="gr6" draw:text-style-name="P1" draw:layer="layout" svg:x1="47.876cm" svg:y1="12.636cm" svg:x2="47.876cm" svg:y2="12.583cm">
          <text:p/>
        </draw:line>
        <draw:line draw:style-name="gr6" draw:text-style-name="P1" draw:layer="layout" svg:x1="48.105cm" svg:y1="12.636cm" svg:x2="48.105cm" svg:y2="12.583cm">
          <text:p/>
        </draw:line>
        <draw:line draw:style-name="gr6" draw:text-style-name="P1" draw:layer="layout" svg:x1="48.331cm" svg:y1="12.636cm" svg:x2="48.331cm" svg:y2="12.583cm">
          <text:p/>
        </draw:line>
        <draw:line draw:style-name="gr6" draw:text-style-name="P1" draw:layer="layout" svg:x1="48.56cm" svg:y1="12.636cm" svg:x2="48.56cm" svg:y2="12.583cm">
          <text:p/>
        </draw:line>
        <draw:line draw:style-name="gr6" draw:text-style-name="P1" draw:layer="layout" svg:x1="48.787cm" svg:y1="12.636cm" svg:x2="48.787cm" svg:y2="12.583cm">
          <text:p/>
        </draw:line>
        <draw:line draw:style-name="gr6" draw:text-style-name="P1" draw:layer="layout" svg:x1="49.013cm" svg:y1="12.636cm" svg:x2="49.013cm" svg:y2="12.583cm">
          <text:p/>
        </draw:line>
        <draw:line draw:style-name="gr6" draw:text-style-name="P1" draw:layer="layout" svg:x1="49.242cm" svg:y1="12.636cm" svg:x2="49.242cm" svg:y2="12.583cm">
          <text:p/>
        </draw:line>
        <draw:line draw:style-name="gr6" draw:text-style-name="P1" draw:layer="layout" svg:x1="49.468cm" svg:y1="12.636cm" svg:x2="49.468cm" svg:y2="12.583cm">
          <text:p/>
        </draw:line>
        <draw:polygon draw:style-name="gr3" draw:text-style-name="P3" draw:layer="layout" svg:width="2.053cm" svg:height="0.061cm" svg:x="49.701cm" svg:y="12.579cm" svg:viewBox="0 0 2054 62" draw:points="0,0 0,62 2054,62 2054,0">
          <text:p/>
        </draw:polygon>
        <draw:polygon draw:style-name="gr3" draw:text-style-name="P3" draw:layer="layout" svg:width="2.053cm" svg:height="0.061cm" svg:x="49.701cm" svg:y="12.579cm" svg:viewBox="0 0 2054 62" draw:points="0,0 0,62 2054,62 2054,0">
          <text:p/>
        </draw:polygon>
        <draw:polygon draw:style-name="gr6" draw:text-style-name="P1" draw:layer="layout" svg:width="2.053cm" svg:height="0.061cm" svg:x="49.701cm" svg:y="12.579cm" svg:viewBox="0 0 2054 62" draw:points="0,62 2054,62 2054,0 0,0">
          <text:p/>
        </draw:polygon>
        <draw:line draw:style-name="gr6" draw:text-style-name="P1" draw:layer="layout" svg:x1="49.705cm" svg:y1="12.64cm" svg:x2="49.705cm" svg:y2="12.579cm">
          <text:p/>
        </draw:line>
        <draw:line draw:style-name="gr6" draw:text-style-name="P1" draw:layer="layout" svg:x1="51.75cm" svg:y1="12.64cm" svg:x2="51.75cm" svg:y2="12.579cm">
          <text:p/>
        </draw:line>
        <draw:line draw:style-name="gr6" draw:text-style-name="P1" draw:layer="layout" svg:x1="49.705cm" svg:y1="12.636cm" svg:x2="51.75cm" svg:y2="12.636cm">
          <text:p/>
        </draw:line>
        <draw:line draw:style-name="gr6" draw:text-style-name="P1" draw:layer="layout" svg:x1="49.705cm" svg:y1="12.583cm" svg:x2="51.75cm" svg:y2="12.583cm">
          <text:p/>
        </draw:line>
        <draw:line draw:style-name="gr6" draw:text-style-name="P1" draw:layer="layout" svg:x1="49.705cm" svg:y1="12.636cm" svg:x2="49.705cm" svg:y2="12.583cm">
          <text:p/>
        </draw:line>
        <draw:polyline draw:style-name="gr6" draw:text-style-name="P1" draw:layer="layout" svg:width="2.045cm" svg:height="0.053cm" svg:x="49.705cm" svg:y="12.583cm" svg:viewBox="0 0 2046 54" draw:points="0,54 2046,54 2046,0">
          <text:p/>
        </draw:polyline>
        <draw:line draw:style-name="gr6" draw:text-style-name="P1" draw:layer="layout" svg:x1="49.705cm" svg:y1="12.583cm" svg:x2="51.75cm" svg:y2="12.583cm">
          <text:p/>
        </draw:line>
        <draw:line draw:style-name="gr6" draw:text-style-name="P1" draw:layer="layout" svg:x1="49.932cm" svg:y1="12.636cm" svg:x2="49.932cm" svg:y2="12.583cm">
          <text:p/>
        </draw:line>
        <draw:line draw:style-name="gr6" draw:text-style-name="P1" draw:layer="layout" svg:x1="50.158cm" svg:y1="12.636cm" svg:x2="50.158cm" svg:y2="12.583cm">
          <text:p/>
        </draw:line>
        <draw:line draw:style-name="gr6" draw:text-style-name="P1" draw:layer="layout" svg:x1="50.387cm" svg:y1="12.636cm" svg:x2="50.387cm" svg:y2="12.583cm">
          <text:p/>
        </draw:line>
        <draw:line draw:style-name="gr6" draw:text-style-name="P1" draw:layer="layout" svg:x1="50.613cm" svg:y1="12.636cm" svg:x2="50.613cm" svg:y2="12.583cm">
          <text:p/>
        </draw:line>
        <draw:line draw:style-name="gr6" draw:text-style-name="P1" draw:layer="layout" svg:x1="50.842cm" svg:y1="12.636cm" svg:x2="50.842cm" svg:y2="12.583cm">
          <text:p/>
        </draw:line>
        <draw:line draw:style-name="gr6" draw:text-style-name="P1" draw:layer="layout" svg:x1="51.068cm" svg:y1="12.636cm" svg:x2="51.068cm" svg:y2="12.583cm">
          <text:p/>
        </draw:line>
        <draw:line draw:style-name="gr6" draw:text-style-name="P1" draw:layer="layout" svg:x1="51.295cm" svg:y1="12.636cm" svg:x2="51.295cm" svg:y2="12.583cm">
          <text:p/>
        </draw:line>
        <draw:line draw:style-name="gr6" draw:text-style-name="P1" draw:layer="layout" svg:x1="51.523cm" svg:y1="12.636cm" svg:x2="51.523cm" svg:y2="12.583cm">
          <text:p/>
        </draw:line>
        <draw:polygon draw:style-name="gr3" draw:text-style-name="P3" draw:layer="layout" svg:width="2.055cm" svg:height="0.061cm" svg:x="51.754cm" svg:y="12.579cm" svg:viewBox="0 0 2056 62" draw:points="0,0 0,62 2056,62 2056,0">
          <text:p/>
        </draw:polygon>
        <draw:polygon draw:style-name="gr3" draw:text-style-name="P3" draw:layer="layout" svg:width="2.055cm" svg:height="0.061cm" svg:x="51.754cm" svg:y="12.579cm" svg:viewBox="0 0 2056 62" draw:points="0,0 0,62 2056,62 2056,0">
          <text:p/>
        </draw:polygon>
        <draw:polygon draw:style-name="gr6" draw:text-style-name="P1" draw:layer="layout" svg:width="2.055cm" svg:height="0.061cm" svg:x="51.754cm" svg:y="12.579cm" svg:viewBox="0 0 2056 62" draw:points="0,62 2056,62 2056,0 0,0">
          <text:p/>
        </draw:polygon>
        <draw:line draw:style-name="gr6" draw:text-style-name="P1" draw:layer="layout" svg:x1="51.758cm" svg:y1="12.64cm" svg:x2="51.758cm" svg:y2="12.579cm">
          <text:p/>
        </draw:line>
        <draw:line draw:style-name="gr6" draw:text-style-name="P1" draw:layer="layout" svg:x1="53.805cm" svg:y1="12.64cm" svg:x2="53.805cm" svg:y2="12.579cm">
          <text:p/>
        </draw:line>
        <draw:line draw:style-name="gr6" draw:text-style-name="P1" draw:layer="layout" svg:x1="51.758cm" svg:y1="12.636cm" svg:x2="53.805cm" svg:y2="12.636cm">
          <text:p/>
        </draw:line>
        <draw:line draw:style-name="gr6" draw:text-style-name="P1" draw:layer="layout" svg:x1="51.758cm" svg:y1="12.583cm" svg:x2="53.805cm" svg:y2="12.583cm">
          <text:p/>
        </draw:line>
        <draw:line draw:style-name="gr6" draw:text-style-name="P1" draw:layer="layout" svg:x1="51.758cm" svg:y1="12.636cm" svg:x2="51.758cm" svg:y2="12.583cm">
          <text:p/>
        </draw:line>
        <draw:polyline draw:style-name="gr6" draw:text-style-name="P1" draw:layer="layout" svg:width="2.047cm" svg:height="0.053cm" svg:x="51.758cm" svg:y="12.583cm" svg:viewBox="0 0 2048 54" draw:points="0,54 2048,54 2048,0">
          <text:p/>
        </draw:polyline>
        <draw:line draw:style-name="gr6" draw:text-style-name="P1" draw:layer="layout" svg:x1="51.758cm" svg:y1="12.583cm" svg:x2="53.805cm" svg:y2="12.583cm">
          <text:p/>
        </draw:line>
        <draw:line draw:style-name="gr6" draw:text-style-name="P1" draw:layer="layout" svg:x1="51.987cm" svg:y1="12.636cm" svg:x2="51.987cm" svg:y2="12.583cm">
          <text:p/>
        </draw:line>
        <draw:line draw:style-name="gr6" draw:text-style-name="P1" draw:layer="layout" svg:x1="52.213cm" svg:y1="12.636cm" svg:x2="52.213cm" svg:y2="12.583cm">
          <text:p/>
        </draw:line>
        <draw:line draw:style-name="gr6" draw:text-style-name="P1" draw:layer="layout" svg:x1="52.44cm" svg:y1="12.636cm" svg:x2="52.44cm" svg:y2="12.583cm">
          <text:p/>
        </draw:line>
        <draw:line draw:style-name="gr6" draw:text-style-name="P1" draw:layer="layout" svg:x1="52.669cm" svg:y1="12.636cm" svg:x2="52.669cm" svg:y2="12.583cm">
          <text:p/>
        </draw:line>
        <draw:line draw:style-name="gr6" draw:text-style-name="P1" draw:layer="layout" svg:x1="52.895cm" svg:y1="12.636cm" svg:x2="52.895cm" svg:y2="12.583cm">
          <text:p/>
        </draw:line>
        <draw:line draw:style-name="gr6" draw:text-style-name="P1" draw:layer="layout" svg:x1="53.124cm" svg:y1="12.636cm" svg:x2="53.124cm" svg:y2="12.583cm">
          <text:p/>
        </draw:line>
        <draw:line draw:style-name="gr6" draw:text-style-name="P1" draw:layer="layout" svg:x1="53.35cm" svg:y1="12.636cm" svg:x2="53.35cm" svg:y2="12.583cm">
          <text:p/>
        </draw:line>
        <draw:line draw:style-name="gr6" draw:text-style-name="P1" draw:layer="layout" svg:x1="53.579cm" svg:y1="12.636cm" svg:x2="53.579cm" svg:y2="12.583cm">
          <text:p/>
        </draw:line>
        <draw:polygon draw:style-name="gr3" draw:text-style-name="P3" draw:layer="layout" svg:width="0.801cm" svg:height="1.598cm" svg:x="32.346cm" svg:y="6.235cm" svg:viewBox="0 0 802 1599" draw:points="0,0 0,1599 802,1599 802,0">
          <text:p/>
        </draw:polygon>
        <draw:polygon draw:style-name="gr6" draw:text-style-name="P1" draw:layer="layout" svg:width="0.801cm" svg:height="1.598cm" svg:x="32.346cm" svg:y="6.235cm" svg:viewBox="0 0 802 1599" draw:points="802,0 802,1599 0,1599 0,0">
          <text:p/>
        </draw:polygon>
        <draw:line draw:style-name="gr11" draw:text-style-name="P1" draw:layer="layout" svg:x1="13.633cm" svg:y1="5.983cm" svg:x2="14.183cm" svg:y2="5.983cm">
          <text:p/>
        </draw:line>
        <draw:polyline draw:style-name="gr11" draw:text-style-name="P1" draw:layer="layout" svg:width="1.2cm" svg:height="0.4cm" svg:x="13.633cm" svg:y="5.583cm" svg:viewBox="0 0 1201 401" draw:points="651,401 1201,401 1201,0 0,0 0,401">
          <text:p/>
        </draw:polyline>
        <draw:line draw:style-name="gr11" draw:text-style-name="P1" draw:layer="layout" svg:x1="20.832cm" svg:y1="5.983cm" svg:x2="21.382cm" svg:y2="5.983cm">
          <text:p/>
        </draw:line>
        <draw:polyline draw:style-name="gr11" draw:text-style-name="P1" draw:layer="layout" svg:width="1.2cm" svg:height="0.4cm" svg:x="20.832cm" svg:y="5.583cm" svg:viewBox="0 0 1201 401" draw:points="651,401 1201,401 1201,0 0,0 0,401">
          <text:p/>
        </draw:polyline>
        <draw:line draw:style-name="gr11" draw:text-style-name="P1" draw:layer="layout" svg:x1="42.426cm" svg:y1="5.983cm" svg:x2="42.976cm" svg:y2="5.983cm">
          <text:p/>
        </draw:line>
        <draw:polyline draw:style-name="gr11" draw:text-style-name="P1" draw:layer="layout" svg:width="1.2cm" svg:height="0.4cm" svg:x="42.426cm" svg:y="5.583cm" svg:viewBox="0 0 1201 401" draw:points="651,401 1201,401 1201,0 0,0 0,401">
          <text:p/>
        </draw:polyline>
        <draw:line draw:style-name="gr11" draw:text-style-name="P1" draw:layer="layout" svg:x1="64.02cm" svg:y1="5.983cm" svg:x2="64.571cm" svg:y2="5.983cm">
          <text:p/>
        </draw:line>
        <draw:polyline draw:style-name="gr11" draw:text-style-name="P1" draw:layer="layout" svg:width="1.2cm" svg:height="0.4cm" svg:x="64.02cm" svg:y="5.583cm" svg:viewBox="0 0 1201 401" draw:points="651,401 1201,401 1201,0 0,0 0,401">
          <text:p/>
        </draw:polyline>
        <draw:line draw:style-name="gr6" draw:text-style-name="P1" draw:layer="layout" svg:x1="78.968cm" svg:y1="5.983cm" svg:x2="76.667cm" svg:y2="5.983cm">
          <text:p/>
        </draw:line>
        <draw:line draw:style-name="gr6" draw:text-style-name="P1" draw:layer="layout" svg:x1="76.568cm" svg:y1="5.983cm" svg:x2="74.269cm" svg:y2="5.983cm">
          <text:p/>
        </draw:line>
        <draw:line draw:style-name="gr6" draw:text-style-name="P1" draw:layer="layout" svg:x1="74.17cm" svg:y1="5.983cm" svg:x2="71.869cm" svg:y2="5.983cm">
          <text:p/>
        </draw:line>
        <draw:line draw:style-name="gr6" draw:text-style-name="P1" draw:layer="layout" svg:x1="71.769cm" svg:y1="5.983cm" svg:x2="69.471cm" svg:y2="5.983cm">
          <text:p/>
        </draw:line>
        <draw:line draw:style-name="gr6" draw:text-style-name="P1" draw:layer="layout" svg:x1="69.369cm" svg:y1="5.983cm" svg:x2="67.07cm" svg:y2="5.983cm">
          <text:p/>
        </draw:line>
        <draw:line draw:style-name="gr6" draw:text-style-name="P1" draw:layer="layout" svg:x1="66.971cm" svg:y1="5.983cm" svg:x2="65.22cm" svg:y2="5.983cm">
          <text:p/>
        </draw:line>
        <draw:line draw:style-name="gr6" draw:text-style-name="P1" draw:layer="layout" svg:x1="64.02cm" svg:y1="5.983cm" svg:x2="62.272cm" svg:y2="5.983cm">
          <text:p/>
        </draw:line>
        <draw:line draw:style-name="gr6" draw:text-style-name="P1" draw:layer="layout" svg:x1="62.172cm" svg:y1="5.983cm" svg:x2="59.872cm" svg:y2="5.983cm">
          <text:p/>
        </draw:line>
        <draw:line draw:style-name="gr6" draw:text-style-name="P1" draw:layer="layout" svg:x1="59.772cm" svg:y1="5.983cm" svg:x2="57.473cm" svg:y2="5.983cm">
          <text:p/>
        </draw:line>
        <draw:line draw:style-name="gr6" draw:text-style-name="P1" draw:layer="layout" svg:x1="57.372cm" svg:y1="5.983cm" svg:x2="55.073cm" svg:y2="5.983cm">
          <text:p/>
        </draw:line>
        <draw:line draw:style-name="gr6" draw:text-style-name="P1" draw:layer="layout" svg:x1="54.974cm" svg:y1="5.983cm" svg:x2="52.675cm" svg:y2="5.983cm">
          <text:p/>
        </draw:line>
        <draw:line draw:style-name="gr6" draw:text-style-name="P1" draw:layer="layout" svg:x1="52.573cm" svg:y1="5.983cm" svg:x2="50.275cm" svg:y2="5.983cm">
          <text:p/>
        </draw:line>
        <draw:line draw:style-name="gr6" draw:text-style-name="P1" draw:layer="layout" svg:x1="50.175cm" svg:y1="5.983cm" svg:x2="47.874cm" svg:y2="5.983cm">
          <text:p/>
        </draw:line>
        <draw:line draw:style-name="gr6" draw:text-style-name="P1" draw:layer="layout" svg:x1="47.775cm" svg:y1="5.983cm" svg:x2="45.476cm" svg:y2="5.983cm">
          <text:p/>
        </draw:line>
        <draw:line draw:style-name="gr6" draw:text-style-name="P1" draw:layer="layout" svg:x1="45.377cm" svg:y1="5.983cm" svg:x2="43.626cm" svg:y2="5.983cm">
          <text:p/>
        </draw:line>
        <draw:line draw:style-name="gr6" draw:text-style-name="P1" draw:layer="layout" svg:x1="42.426cm" svg:y1="5.983cm" svg:x2="40.678cm" svg:y2="5.983cm">
          <text:p/>
        </draw:line>
        <draw:line draw:style-name="gr6" draw:text-style-name="P1" draw:layer="layout" svg:x1="40.576cm" svg:y1="5.983cm" svg:x2="38.277cm" svg:y2="5.983cm">
          <text:p/>
        </draw:line>
        <draw:line draw:style-name="gr6" draw:text-style-name="P1" draw:layer="layout" svg:x1="38.178cm" svg:y1="5.983cm" svg:x2="35.877cm" svg:y2="5.983cm">
          <text:p/>
        </draw:line>
        <draw:line draw:style-name="gr6" draw:text-style-name="P1" draw:layer="layout" svg:x1="35.778cm" svg:y1="5.983cm" svg:x2="33.479cm" svg:y2="5.983cm">
          <text:p/>
        </draw:line>
        <draw:line draw:style-name="gr6" draw:text-style-name="P1" draw:layer="layout" svg:x1="33.379cm" svg:y1="5.983cm" svg:x2="31.079cm" svg:y2="5.983cm">
          <text:p/>
        </draw:line>
        <draw:line draw:style-name="gr6" draw:text-style-name="P1" draw:layer="layout" svg:x1="30.979cm" svg:y1="5.983cm" svg:x2="28.68cm" svg:y2="5.983cm">
          <text:p/>
        </draw:line>
        <draw:line draw:style-name="gr6" draw:text-style-name="P1" draw:layer="layout" svg:x1="28.579cm" svg:y1="5.983cm" svg:x2="26.28cm" svg:y2="5.983cm">
          <text:p/>
        </draw:line>
        <draw:line draw:style-name="gr6" draw:text-style-name="P1" draw:layer="layout" svg:x1="26.181cm" svg:y1="5.983cm" svg:x2="23.88cm" svg:y2="5.983cm">
          <text:p/>
        </draw:line>
        <draw:line draw:style-name="gr6" draw:text-style-name="P1" draw:layer="layout" svg:x1="23.78cm" svg:y1="5.983cm" svg:x2="22.032cm" svg:y2="5.983cm">
          <text:p/>
        </draw:line>
        <draw:line draw:style-name="gr6" draw:text-style-name="P1" draw:layer="layout" svg:x1="20.832cm" svg:y1="5.983cm" svg:x2="19.081cm" svg:y2="5.983cm">
          <text:p/>
        </draw:line>
        <draw:line draw:style-name="gr6" draw:text-style-name="P1" draw:layer="layout" svg:x1="18.982cm" svg:y1="5.983cm" svg:x2="16.683cm" svg:y2="5.983cm">
          <text:p/>
        </draw:line>
        <draw:line draw:style-name="gr6" draw:text-style-name="P1" draw:layer="layout" svg:x1="16.581cm" svg:y1="5.983cm" svg:x2="14.833cm" svg:y2="5.983cm">
          <text:p/>
        </draw:line>
        <draw:line draw:style-name="gr6" draw:text-style-name="P1" draw:layer="layout" svg:x1="13.633cm" svg:y1="5.983cm" svg:x2="11.885cm" svg:y2="5.983cm">
          <text:p/>
        </draw:line>
        <draw:line draw:style-name="gr6" draw:text-style-name="P1" draw:layer="layout" svg:x1="11.783cm" svg:y1="5.983cm" svg:x2="9.484cm" svg:y2="5.983cm">
          <text:p/>
        </draw:line>
        <draw:line draw:style-name="gr6" draw:text-style-name="P1" draw:layer="layout" svg:x1="9.385cm" svg:y1="5.983cm" svg:x2="6.83cm" svg:y2="5.983cm">
          <text:p/>
        </draw:line>
        <draw:line draw:style-name="gr6" draw:text-style-name="P1" draw:layer="layout" svg:x1="6.485cm" svg:y1="5.583cm" svg:x2="13.633cm" svg:y2="5.583cm">
          <text:p/>
        </draw:line>
        <draw:line draw:style-name="gr6" draw:text-style-name="P1" draw:layer="layout" svg:x1="14.833cm" svg:y1="5.583cm" svg:x2="20.832cm" svg:y2="5.583cm">
          <text:p/>
        </draw:line>
        <draw:line draw:style-name="gr6" draw:text-style-name="P1" draw:layer="layout" svg:x1="22.032cm" svg:y1="5.583cm" svg:x2="42.426cm" svg:y2="5.583cm">
          <text:p/>
        </draw:line>
        <draw:line draw:style-name="gr6" draw:text-style-name="P1" draw:layer="layout" svg:x1="43.626cm" svg:y1="5.583cm" svg:x2="64.02cm" svg:y2="5.583cm">
          <text:p/>
        </draw:line>
        <draw:line draw:style-name="gr6" draw:text-style-name="P1" draw:layer="layout" svg:x1="65.22cm" svg:y1="5.583cm" svg:x2="79.368cm" svg:y2="5.583cm">
          <text:p/>
        </draw:line>
        <draw:line draw:style-name="gr11" draw:text-style-name="P1" draw:layer="layout" svg:x1="78.968cm" svg:y1="29.629cm" svg:x2="78.968cm" svg:y2="30.177cm">
          <text:p/>
        </draw:line>
        <draw:polyline draw:style-name="gr11" draw:text-style-name="P1" draw:layer="layout" svg:width="0.4cm" svg:height="1.198cm" svg:x="78.968cm" svg:y="29.629cm" svg:viewBox="0 0 401 1199" draw:points="0,649 0,1199 401,1199 401,0 0,0">
          <text:p/>
        </draw:polyline>
        <draw:line draw:style-name="gr6" draw:text-style-name="P1" draw:layer="layout" svg:x1="78.968cm" svg:y1="44.875cm" svg:x2="78.968cm" svg:y2="41.385cm">
          <text:p/>
        </draw:line>
        <draw:line draw:style-name="gr6" draw:text-style-name="P1" draw:layer="layout" svg:x1="78.968cm" svg:y1="41.266cm" svg:x2="78.968cm" svg:y2="39.875cm">
          <text:p/>
        </draw:line>
        <draw:line draw:style-name="gr6" draw:text-style-name="P1" draw:layer="layout" svg:x1="78.968cm" svg:y1="39.776cm" svg:x2="78.968cm" svg:y2="37.475cm">
          <text:p/>
        </draw:line>
        <draw:line draw:style-name="gr6" draw:text-style-name="P1" draw:layer="layout" svg:x1="78.968cm" svg:y1="37.376cm" svg:x2="78.968cm" svg:y2="35.077cm">
          <text:p/>
        </draw:line>
        <draw:line draw:style-name="gr6" draw:text-style-name="P1" draw:layer="layout" svg:x1="78.968cm" svg:y1="34.977cm" svg:x2="78.968cm" svg:y2="32.677cm">
          <text:p/>
        </draw:line>
        <draw:line draw:style-name="gr6" draw:text-style-name="P1" draw:layer="layout" svg:x1="78.968cm" svg:y1="32.577cm" svg:x2="78.968cm" svg:y2="30.827cm">
          <text:p/>
        </draw:line>
        <draw:line draw:style-name="gr6" draw:text-style-name="P1" draw:layer="layout" svg:x1="78.968cm" svg:y1="29.629cm" svg:x2="78.968cm" svg:y2="27.878cm">
          <text:p/>
        </draw:line>
        <draw:line draw:style-name="gr6" draw:text-style-name="P1" draw:layer="layout" svg:x1="78.968cm" svg:y1="27.779cm" svg:x2="78.968cm" svg:y2="25.478cm">
          <text:p/>
        </draw:line>
        <draw:line draw:style-name="gr6" draw:text-style-name="P1" draw:layer="layout" svg:x1="78.968cm" svg:y1="25.378cm" svg:x2="78.968cm" svg:y2="23.08cm">
          <text:p/>
        </draw:line>
        <draw:line draw:style-name="gr6" draw:text-style-name="P1" draw:layer="layout" svg:x1="78.968cm" svg:y1="22.98cm" svg:x2="78.968cm" svg:y2="20.679cm">
          <text:p/>
        </draw:line>
        <draw:line draw:style-name="gr6" draw:text-style-name="P1" draw:layer="layout" svg:x1="78.968cm" svg:y1="20.58cm" svg:x2="78.968cm" svg:y2="18.281cm">
          <text:p/>
        </draw:line>
        <draw:line draw:style-name="gr6" draw:text-style-name="P1" draw:layer="layout" svg:x1="78.968cm" svg:y1="18.18cm" svg:x2="78.968cm" svg:y2="15.881cm">
          <text:p/>
        </draw:line>
        <draw:line draw:style-name="gr6" draw:text-style-name="P1" draw:layer="layout" svg:x1="78.968cm" svg:y1="15.781cm" svg:x2="78.968cm" svg:y2="13.483cm">
          <text:p/>
        </draw:line>
        <draw:line draw:style-name="gr6" draw:text-style-name="P1" draw:layer="layout" svg:x1="78.968cm" svg:y1="13.381cm" svg:x2="78.968cm" svg:y2="11.082cm">
          <text:p/>
        </draw:line>
        <draw:line draw:style-name="gr6" draw:text-style-name="P1" draw:layer="layout" svg:x1="78.968cm" svg:y1="10.983cm" svg:x2="78.968cm" svg:y2="5.983cm">
          <text:p/>
        </draw:line>
        <draw:line draw:style-name="gr6" draw:text-style-name="P1" draw:layer="layout" svg:x1="79.368cm" svg:y1="5.583cm" svg:x2="79.368cm" svg:y2="29.629cm">
          <text:p/>
        </draw:line>
        <draw:line draw:style-name="gr6" draw:text-style-name="P1" draw:layer="layout" svg:x1="79.368cm" svg:y1="30.827cm" svg:x2="79.368cm" svg:y2="45.275cm">
          <text:p/>
        </draw:line>
        <draw:line draw:style-name="gr11" draw:text-style-name="P1" draw:layer="layout" svg:x1="65.22cm" svg:y1="44.875cm" svg:x2="64.67cm" svg:y2="44.875cm">
          <text:p/>
        </draw:line>
        <draw:polyline draw:style-name="gr11" draw:text-style-name="P1" draw:layer="layout" svg:width="1.2cm" svg:height="0.4cm" svg:x="64.02cm" svg:y="44.875cm" svg:viewBox="0 0 1201 401" draw:points="552,0 0,0 0,401 1201,401 1201,0">
          <text:p/>
        </draw:polyline>
        <draw:line draw:style-name="gr11" draw:text-style-name="P1" draw:layer="layout" svg:x1="58.022cm" svg:y1="44.875cm" svg:x2="57.473cm" svg:y2="44.875cm">
          <text:p/>
        </draw:line>
        <draw:polyline draw:style-name="gr11" draw:text-style-name="P1" draw:layer="layout" svg:width="1.198cm" svg:height="0.4cm" svg:x="56.824cm" svg:y="44.875cm" svg:viewBox="0 0 1199 401" draw:points="549,0 0,0 0,401 1199,401 1199,0">
          <text:p/>
        </draw:polyline>
        <draw:line draw:style-name="gr11" draw:text-style-name="P1" draw:layer="layout" svg:x1="43.626cm" svg:y1="44.875cm" svg:x2="43.076cm" svg:y2="44.875cm">
          <text:p/>
        </draw:line>
        <draw:polyline draw:style-name="gr11" draw:text-style-name="P1" draw:layer="layout" svg:width="1.2cm" svg:height="0.4cm" svg:x="42.426cm" svg:y="44.875cm" svg:viewBox="0 0 1201 401" draw:points="551,0 0,0 0,401 1201,401 1201,0">
          <text:p/>
        </draw:polyline>
        <draw:line draw:style-name="gr11" draw:text-style-name="P1" draw:layer="layout" svg:x1="36.427cm" svg:y1="44.875cm" svg:x2="34.554cm" svg:y2="44.875cm">
          <text:p/>
        </draw:line>
        <draw:polyline draw:style-name="gr11" draw:text-style-name="P1" draw:layer="layout" svg:width="1.97cm" svg:height="0.4cm" svg:x="34.457cm" svg:y="44.875cm" svg:viewBox="0 0 1971 401" draw:points="0,401 1971,401 1971,0">
          <text:p/>
        </draw:polyline>
        <draw:line draw:style-name="gr6" draw:text-style-name="P1" draw:layer="layout" svg:x1="36.427cm" svg:y1="44.875cm" svg:x2="38.178cm" svg:y2="44.875cm">
          <text:p/>
        </draw:line>
        <draw:line draw:style-name="gr6" draw:text-style-name="P1" draw:layer="layout" svg:x1="38.277cm" svg:y1="44.875cm" svg:x2="40.576cm" svg:y2="44.875cm">
          <text:p/>
        </draw:line>
        <draw:line draw:style-name="gr6" draw:text-style-name="P1" draw:layer="layout" svg:x1="40.678cm" svg:y1="44.875cm" svg:x2="42.426cm" svg:y2="44.875cm">
          <text:p/>
        </draw:line>
        <draw:line draw:style-name="gr6" draw:text-style-name="P1" draw:layer="layout" svg:x1="43.626cm" svg:y1="44.875cm" svg:x2="45.377cm" svg:y2="44.875cm">
          <text:p/>
        </draw:line>
        <draw:line draw:style-name="gr6" draw:text-style-name="P1" draw:layer="layout" svg:x1="45.476cm" svg:y1="44.875cm" svg:x2="47.775cm" svg:y2="44.875cm">
          <text:p/>
        </draw:line>
        <draw:line draw:style-name="gr6" draw:text-style-name="P1" draw:layer="layout" svg:x1="47.874cm" svg:y1="44.875cm" svg:x2="50.175cm" svg:y2="44.875cm">
          <text:p/>
        </draw:line>
        <draw:line draw:style-name="gr6" draw:text-style-name="P1" draw:layer="layout" svg:x1="50.275cm" svg:y1="44.875cm" svg:x2="52.573cm" svg:y2="44.875cm">
          <text:p/>
        </draw:line>
        <draw:line draw:style-name="gr6" draw:text-style-name="P1" draw:layer="layout" svg:x1="52.675cm" svg:y1="44.875cm" svg:x2="54.974cm" svg:y2="44.875cm">
          <text:p/>
        </draw:line>
        <draw:line draw:style-name="gr6" draw:text-style-name="P1" draw:layer="layout" svg:x1="55.073cm" svg:y1="44.875cm" svg:x2="56.824cm" svg:y2="44.875cm">
          <text:p/>
        </draw:line>
        <draw:line draw:style-name="gr6" draw:text-style-name="P1" draw:layer="layout" svg:x1="58.022cm" svg:y1="44.875cm" svg:x2="59.772cm" svg:y2="44.875cm">
          <text:p/>
        </draw:line>
        <draw:line draw:style-name="gr6" draw:text-style-name="P1" draw:layer="layout" svg:x1="59.872cm" svg:y1="44.875cm" svg:x2="62.172cm" svg:y2="44.875cm">
          <text:p/>
        </draw:line>
        <draw:line draw:style-name="gr6" draw:text-style-name="P1" draw:layer="layout" svg:x1="62.272cm" svg:y1="44.875cm" svg:x2="64.02cm" svg:y2="44.875cm">
          <text:p/>
        </draw:line>
        <draw:line draw:style-name="gr6" draw:text-style-name="P1" draw:layer="layout" svg:x1="65.22cm" svg:y1="44.875cm" svg:x2="66.971cm" svg:y2="44.875cm">
          <text:p/>
        </draw:line>
        <draw:line draw:style-name="gr6" draw:text-style-name="P1" draw:layer="layout" svg:x1="67.07cm" svg:y1="44.875cm" svg:x2="69.369cm" svg:y2="44.875cm">
          <text:p/>
        </draw:line>
        <draw:line draw:style-name="gr6" draw:text-style-name="P1" draw:layer="layout" svg:x1="69.471cm" svg:y1="44.875cm" svg:x2="71.769cm" svg:y2="44.875cm">
          <text:p/>
        </draw:line>
        <draw:line draw:style-name="gr6" draw:text-style-name="P1" draw:layer="layout" svg:x1="71.869cm" svg:y1="44.875cm" svg:x2="74.17cm" svg:y2="44.875cm">
          <text:p/>
        </draw:line>
        <draw:line draw:style-name="gr6" draw:text-style-name="P1" draw:layer="layout" svg:x1="74.269cm" svg:y1="44.875cm" svg:x2="78.968cm" svg:y2="44.875cm">
          <text:p/>
        </draw:line>
        <draw:line draw:style-name="gr6" draw:text-style-name="P1" draw:layer="layout" svg:x1="79.368cm" svg:y1="45.275cm" svg:x2="65.22cm" svg:y2="45.275cm">
          <text:p/>
        </draw:line>
        <draw:line draw:style-name="gr6" draw:text-style-name="P1" draw:layer="layout" svg:x1="64.02cm" svg:y1="45.275cm" svg:x2="58.022cm" svg:y2="45.275cm">
          <text:p/>
        </draw:line>
        <draw:line draw:style-name="gr6" draw:text-style-name="P1" draw:layer="layout" svg:x1="56.824cm" svg:y1="45.275cm" svg:x2="43.626cm" svg:y2="45.275cm">
          <text:p/>
        </draw:line>
        <draw:line draw:style-name="gr6" draw:text-style-name="P1" draw:layer="layout" svg:x1="42.426cm" svg:y1="45.275cm" svg:x2="36.427cm" svg:y2="45.275cm">
          <text:p/>
        </draw:line>
        <draw:polyline draw:style-name="gr11" draw:text-style-name="P1" draw:layer="layout" svg:width="0.4cm" svg:height="1.922cm" svg:x="4.967cm" svg:y="26.646cm" svg:viewBox="0 0 401 1923" draw:points="401,1659 401,0 0,0 0,1923">
          <text:p/>
        </draw:polyline>
        <draw:line draw:style-name="gr11" draw:text-style-name="P1" draw:layer="layout" svg:x1="5.367cm" svg:y1="16.431cm" svg:x2="5.367cm" svg:y2="15.86cm">
          <text:p/>
        </draw:line>
        <draw:polyline draw:style-name="gr11" draw:text-style-name="P1" draw:layer="layout" svg:width="0.4cm" svg:height="0.601cm" svg:x="4.967cm" svg:y="15.83cm" svg:viewBox="0 0 401 602" draw:points="0,0 0,602 401,602">
          <text:p/>
        </draw:polyline>
        <draw:line draw:style-name="gr6" draw:text-style-name="P1" draw:layer="layout" svg:x1="5.367cm" svg:y1="16.431cm" svg:x2="5.367cm" svg:y2="18.18cm">
          <text:p/>
        </draw:line>
        <draw:line draw:style-name="gr6" draw:text-style-name="P1" draw:layer="layout" svg:x1="5.367cm" svg:y1="18.281cm" svg:x2="5.367cm" svg:y2="20.58cm">
          <text:p/>
        </draw:line>
        <draw:line draw:style-name="gr6" draw:text-style-name="P1" draw:layer="layout" svg:x1="5.367cm" svg:y1="20.679cm" svg:x2="5.367cm" svg:y2="22.98cm">
          <text:p/>
        </draw:line>
        <draw:line draw:style-name="gr6" draw:text-style-name="P1" draw:layer="layout" svg:x1="5.367cm" svg:y1="23.08cm" svg:x2="5.367cm" svg:y2="26.646cm">
          <text:p/>
        </draw:line>
        <draw:line draw:style-name="gr6" draw:text-style-name="P1" draw:layer="layout" svg:x1="4.967cm" svg:y1="26.646cm" svg:x2="4.967cm" svg:y2="16.431cm">
          <text:p/>
        </draw:line>
        <draw:polyline draw:style-name="gr11" draw:text-style-name="P1" draw:layer="layout" svg:width="0.498cm" svg:height="0.718cm" svg:x="4.967cm" svg:y="15.142cm" svg:viewBox="0 0 499 719" draw:points="401,719 499,59 102,0 0,689">
          <text:p/>
        </draw:polyline>
        <draw:line draw:style-name="gr6" draw:text-style-name="P1" draw:layer="layout" svg:x1="6.831cm" svg:y1="5.983cm" svg:x2="6.089cm" svg:y2="10.984cm">
          <text:p/>
        </draw:line>
        <draw:line draw:style-name="gr6" draw:text-style-name="P1" draw:layer="layout" svg:x1="6.075cm" svg:y1="11.082cm" svg:x2="5.734cm" svg:y2="13.382cm">
          <text:p/>
        </draw:line>
        <draw:line draw:style-name="gr6" draw:text-style-name="P1" draw:layer="layout" svg:x1="5.72cm" svg:y1="13.483cm" svg:x2="5.465cm" svg:y2="15.202cm">
          <text:p/>
        </draw:line>
        <draw:line draw:style-name="gr6" draw:text-style-name="P1" draw:layer="layout" svg:x1="5.069cm" svg:y1="15.143cm" svg:x2="6.486cm" svg:y2="5.583cm">
          <text:p/>
        </draw:line>
        <draw:polygon draw:style-name="gr6" draw:text-style-name="P1" draw:layer="layout" svg:width="4.098cm" svg:height="0.119cm" svg:x="24.591cm" svg:y="23.975cm" svg:viewBox="0 0 4099 120" draw:points="4099,0 0,0 0,120 4099,120">
          <text:p/>
        </draw:polygon>
        <draw:line draw:style-name="gr6" draw:text-style-name="P1" draw:layer="layout" svg:x1="52.738cm" svg:y1="36.051cm" svg:x2="53.748cm" svg:y2="36.051cm">
          <text:p/>
        </draw:line>
        <draw:line draw:style-name="gr6" draw:text-style-name="P1" draw:layer="layout" svg:x1="64.496cm" svg:y1="14.806cm" svg:x2="63.487cm" svg:y2="14.806cm">
          <text:p/>
        </draw:line>
        <draw:line draw:style-name="gr6" draw:text-style-name="P1" draw:layer="layout" svg:x1="15.303cm" svg:y1="14.806cm" svg:x2="14.293cm" svg:y2="14.806cm">
          <text:p/>
        </draw:line>
        <draw:line draw:style-name="gr6" draw:text-style-name="P1" draw:layer="layout" svg:x1="32.169cm" svg:y1="29.559cm" svg:x2="32.169cm" svg:y2="29.544cm">
          <text:p/>
        </draw:line>
        <draw:line draw:style-name="gr6" draw:text-style-name="P1" draw:layer="layout" svg:x1="32.169cm" svg:y1="26.898cm" svg:x2="32.169cm" svg:y2="26.883cm">
          <text:p/>
        </draw:line>
        <draw:line draw:style-name="gr6" draw:text-style-name="P1" draw:layer="layout" svg:x1="28.57cm" svg:y1="26.763cm" svg:x2="28.57cm" svg:y2="26.748cm">
          <text:p/>
        </draw:line>
        <draw:line draw:style-name="gr6" draw:text-style-name="P1" draw:layer="layout" svg:x1="28.57cm" svg:y1="24.108cm" svg:x2="28.57cm" svg:y2="24.094cm">
          <text:p/>
        </draw:line>
        <draw:line draw:style-name="gr6" draw:text-style-name="P1" draw:layer="layout" svg:x1="24.97cm" svg:y1="23.975cm" svg:x2="24.97cm" svg:y2="23.96cm">
          <text:p/>
        </draw:line>
        <draw:line draw:style-name="gr6" draw:text-style-name="P1" draw:layer="layout" svg:x1="24.97cm" svg:y1="21.314cm" svg:x2="24.97cm" svg:y2="21.3cm">
          <text:p/>
        </draw:line>
        <draw:polyline draw:style-name="gr6" draw:text-style-name="P1" draw:layer="layout" svg:width="1.634cm" svg:height="0.1cm" svg:x="46.968cm" svg:y="21.075cm" svg:viewBox="0 0 1635 101" draw:points="15,101 0,0 1621,0 1635,101">
          <text:p/>
        </draw:polyline>
        <draw:line draw:style-name="gr6" draw:text-style-name="P1" draw:layer="layout" svg:x1="49.754cm" svg:y1="21.179cm" svg:x2="49.764cm" svg:y2="21.179cm">
          <text:p/>
        </draw:line>
        <draw:line draw:style-name="gr6" draw:text-style-name="P1" draw:layer="layout" svg:x1="64.746cm" svg:y1="21.234cm" svg:x2="64.746cm" svg:y2="23.751cm">
          <text:p/>
        </draw:line>
        <draw:line draw:style-name="gr6" draw:text-style-name="P1" draw:layer="layout" svg:x1="64.746cm" svg:y1="27.112cm" svg:x2="64.746cm" svg:y2="29.622cm">
          <text:p/>
        </draw:line>
        <draw:line draw:style-name="gr6" draw:text-style-name="P1" draw:layer="layout" svg:x1="56.479cm" svg:y1="31.068cm" svg:x2="55.219cm" svg:y2="31.068cm">
          <text:p/>
        </draw:line>
        <draw:line draw:style-name="gr6" draw:text-style-name="P1" draw:layer="layout" svg:x1="54.303cm" svg:y1="31.068cm" svg:x2="53.043cm" svg:y2="31.068cm">
          <text:p/>
        </draw:line>
        <draw:line draw:style-name="gr6" draw:text-style-name="P1" draw:layer="layout" svg:x1="52.129cm" svg:y1="31.068cm" svg:x2="50.869cm" svg:y2="31.068cm">
          <text:p/>
        </draw:line>
        <draw:line draw:style-name="gr6" draw:text-style-name="P1" draw:layer="layout" svg:x1="50.541cm" svg:y1="31.068cm" svg:x2="50.482cm" svg:y2="31.068cm">
          <text:p/>
        </draw:line>
        <draw:polyline draw:style-name="gr6" draw:text-style-name="P1" draw:layer="layout" svg:width="0.043cm" svg:height="1.384cm" svg:x="50.435cm" svg:y="29.684cm" svg:viewBox="0 0 44 1385" draw:points="44,1385 0,1385 0,0">
          <text:p/>
        </draw:polyline>
        <draw:polyline draw:style-name="gr6" draw:text-style-name="P1" draw:layer="layout" svg:width="1.635cm" svg:height="0.099cm" svg:x="48.331cm" svg:y="29.684cm" svg:viewBox="0 0 1636 100" draw:points="1621,0 1636,100 15,100 0,0">
          <text:p/>
        </draw:polyline>
        <draw:polyline draw:style-name="gr6" draw:text-style-name="P1" draw:layer="layout" svg:width="0.106cm" svg:height="0.171cm" svg:x="48.014cm" svg:y="29.684cm" svg:viewBox="0 0 107 172" draw:points="107,0 0,0 0,172">
          <text:p/>
        </draw:polyline>
        <draw:polyline draw:style-name="gr6" draw:text-style-name="P1" draw:layer="layout" svg:width="0.038cm" svg:height="2.572cm" svg:x="47.976cm" svg:y="30.005cm" svg:viewBox="0 0 39 2573" draw:points="39,0 39,2573 0,2573">
          <text:p/>
        </draw:polyline>
        <draw:line draw:style-name="gr6" draw:text-style-name="P1" draw:layer="layout" svg:x1="47.944cm" svg:y1="32.577cm" svg:x2="46.824cm" svg:y2="32.577cm">
          <text:p/>
        </draw:line>
        <draw:polyline draw:style-name="gr6" draw:text-style-name="P1" draw:layer="layout" svg:width="0.11cm" svg:height="0.25cm" svg:x="46.685cm" svg:y="32.577cm" svg:viewBox="0 0 111 251" draw:points="111,0 102,0 102,251 0,251">
          <text:p/>
        </draw:polyline>
        <draw:line draw:style-name="gr6" draw:text-style-name="P1" draw:layer="layout" svg:x1="45.485cm" svg:y1="32.827cm" svg:x2="45.482cm" svg:y2="32.827cm">
          <text:p/>
        </draw:line>
        <draw:polygon draw:style-name="gr6" draw:text-style-name="P1" draw:layer="layout" svg:width="0.55cm" svg:height="2.151cm" svg:x="57.63cm" svg:y="30.13cm" svg:viewBox="0 0 551 2152" draw:points="551,0 551,2152 0,2152 0,0">
          <text:p/>
        </draw:polygon>
        <draw:polyline draw:style-name="gr6" draw:text-style-name="P1" draw:layer="layout" svg:width="0.561cm" svg:height="2.972cm" svg:x="44.695cm" svg:y="16.842cm" svg:viewBox="0 0 562 2973" draw:points="562,2973 0,2973 0,0">
          <text:p/>
        </draw:polyline>
        <draw:line draw:style-name="gr6" draw:text-style-name="P1" draw:layer="layout" svg:x1="66.766cm" svg:y1="33.716cm" svg:x2="66.766cm" svg:y2="34.042cm">
          <text:p/>
        </draw:line>
        <draw:line draw:style-name="gr6" draw:text-style-name="P1" draw:layer="layout" svg:x1="64.761cm" svg:y1="34.042cm" svg:x2="64.761cm" svg:y2="33.716cm">
          <text:p/>
        </draw:line>
        <draw:polygon draw:style-name="gr6" draw:text-style-name="P1" draw:layer="layout" svg:width="2.75cm" svg:height="3.815cm" svg:x="36.027cm" svg:y="16.871cm" svg:viewBox="0 0 2751 3816" draw:points="0,0 2751,0 2751,3816 0,3816">
          <text:p/>
        </draw:polygon>
        <draw:polygon draw:style-name="gr6" draw:text-style-name="P1" draw:layer="layout" svg:width="1.983cm" svg:height="3.407cm" svg:x="64.761cm" svg:y="30.173cm" svg:viewBox="0 0 1984 3408" draw:points="1984,0 1984,3408 0,3408 0,0">
          <text:p/>
        </draw:polygon>
        <draw:line draw:style-name="gr6" draw:text-style-name="P1" draw:layer="layout" svg:x1="45.715cm" svg:y1="19.814cm" svg:x2="45.366cm" svg:y2="19.814cm">
          <text:p/>
        </draw:line>
        <draw:polyline draw:style-name="gr7" draw:text-style-name="P1" draw:layer="layout" svg:width="0.101cm" svg:height="0.004cm" svg:x="57.372cm" svg:y="20.736cm" svg:viewBox="0 0 102 5" draw:points="102,0 102,5 0,5 0,0">
          <text:p/>
        </draw:polyline>
        <draw:polyline draw:style-name="gr7" draw:text-style-name="P1" draw:layer="layout" svg:width="0cm" svg:height="0.378cm" svg:x="14.168cm" svg:y="20.741cm" svg:viewBox="0 0 0 379" draw:points="0,379 0,374 0,0">
          <text:p/>
        </draw:polyline>
        <draw:line draw:style-name="gr7" draw:text-style-name="P1" draw:layer="layout" svg:x1="14.298cm" svg:y1="20.741cm" svg:x2="14.298cm" svg:y2="21.12cm">
          <text:p/>
        </draw:line>
        <draw:line draw:style-name="gr6" draw:text-style-name="P1" draw:layer="layout" svg:x1="52.573cm" svg:y1="21.13cm" svg:x2="52.675cm" svg:y2="21.13cm">
          <text:p/>
        </draw:line>
        <draw:line draw:style-name="gr6" draw:text-style-name="P1" draw:layer="layout" svg:x1="54.974cm" svg:y1="21.13cm" svg:x2="55.073cm" svg:y2="21.13cm">
          <text:p/>
        </draw:line>
        <draw:line draw:style-name="gr6" draw:text-style-name="P1" draw:layer="layout" svg:x1="57.372cm" svg:y1="16.67cm" svg:x2="57.372cm" svg:y2="18.916cm">
          <text:p/>
        </draw:line>
        <draw:line draw:style-name="gr6" draw:text-style-name="P1" draw:layer="layout" svg:x1="57.473cm" svg:y1="20.739cm" svg:x2="57.473cm" svg:y2="20.736cm">
          <text:p/>
        </draw:line>
        <draw:polyline draw:style-name="gr6" draw:text-style-name="P1" draw:layer="layout" svg:width="0.101cm" svg:height="0.004cm" svg:x="57.372cm" svg:y="20.736cm" svg:viewBox="0 0 102 5" draw:points="0,0 0,5 102,5">
          <text:p/>
        </draw:polyline>
        <draw:line draw:style-name="gr6" draw:text-style-name="P1" draw:layer="layout" svg:x1="59.872cm" svg:y1="21.13cm" svg:x2="59.872cm" svg:y2="16.791cm">
          <text:p/>
        </draw:line>
        <draw:polyline draw:style-name="gr6" draw:text-style-name="P1" draw:layer="layout" svg:width="0.1cm" svg:height="4.46cm" svg:x="59.772cm" svg:y="16.67cm" svg:viewBox="0 0 101 4461" draw:points="0,0 0,4461 101,4461">
          <text:p/>
        </draw:polyline>
        <draw:line draw:style-name="gr6" draw:text-style-name="P1" draw:layer="layout" svg:x1="62.172cm" svg:y1="21.13cm" svg:x2="62.272cm" svg:y2="21.13cm">
          <text:p/>
        </draw:line>
        <draw:line draw:style-name="gr6" draw:text-style-name="P1" draw:layer="layout" svg:x1="59.673cm" svg:y1="16.791cm" svg:x2="59.872cm" svg:y2="16.791cm">
          <text:p/>
        </draw:line>
        <draw:line draw:style-name="gr6" draw:text-style-name="P1" draw:layer="layout" svg:x1="59.872cm" svg:y1="16.67cm" svg:x2="59.673cm" svg:y2="16.67cm">
          <text:p/>
        </draw:line>
        <draw:line draw:style-name="gr6" draw:text-style-name="P1" draw:layer="layout" svg:x1="62.272cm" svg:y1="16.67cm" svg:x2="62.071cm" svg:y2="16.67cm">
          <text:p/>
        </draw:line>
        <draw:line draw:style-name="gr6" draw:text-style-name="P1" draw:layer="layout" svg:x1="64.471cm" svg:y1="16.791cm" svg:x2="64.556cm" svg:y2="16.791cm">
          <text:p/>
        </draw:line>
        <draw:polyline draw:style-name="gr6" draw:text-style-name="P1" draw:layer="layout" svg:width="0.201cm" svg:height="0.119cm" svg:x="69.27cm" svg:y="41.266cm" svg:viewBox="0 0 202 120" draw:points="202,120 202,0 0,0">
          <text:p/>
        </draw:polyline>
        <draw:line draw:style-name="gr6" draw:text-style-name="P1" draw:layer="layout" svg:x1="78.968cm" svg:y1="41.385cm" svg:x2="78.968cm" svg:y2="41.266cm">
          <text:p/>
        </draw:line>
        <draw:line draw:style-name="gr6" draw:text-style-name="P1" draw:layer="layout" svg:x1="40.576cm" svg:y1="44.875cm" svg:x2="40.678cm" svg:y2="44.875cm">
          <text:p/>
        </draw:line>
        <draw:line draw:style-name="gr6" draw:text-style-name="P1" draw:layer="layout" svg:x1="45.377cm" svg:y1="44.875cm" svg:x2="45.476cm" svg:y2="44.875cm">
          <text:p/>
        </draw:line>
        <draw:line draw:style-name="gr6" draw:text-style-name="P1" draw:layer="layout" svg:x1="47.775cm" svg:y1="44.875cm" svg:x2="47.874cm" svg:y2="44.875cm">
          <text:p/>
        </draw:line>
        <draw:line draw:style-name="gr6" draw:text-style-name="P1" draw:layer="layout" svg:x1="49.045cm" svg:y1="44.875cm" svg:x2="49.144cm" svg:y2="44.875cm">
          <text:p/>
        </draw:line>
        <draw:line draw:style-name="gr6" draw:text-style-name="P1" draw:layer="layout" svg:x1="52.573cm" svg:y1="44.875cm" svg:x2="52.675cm" svg:y2="44.875cm">
          <text:p/>
        </draw:line>
        <draw:line draw:style-name="gr6" draw:text-style-name="P1" draw:layer="layout" svg:x1="54.974cm" svg:y1="44.875cm" svg:x2="55.073cm" svg:y2="44.875cm">
          <text:p/>
        </draw:line>
        <draw:line draw:style-name="gr6" draw:text-style-name="P1" draw:layer="layout" svg:x1="59.772cm" svg:y1="44.875cm" svg:x2="59.872cm" svg:y2="44.875cm">
          <text:p/>
        </draw:line>
        <draw:line draw:style-name="gr6" draw:text-style-name="P1" draw:layer="layout" svg:x1="62.172cm" svg:y1="44.875cm" svg:x2="62.272cm" svg:y2="44.875cm">
          <text:p/>
        </draw:line>
        <draw:line draw:style-name="gr6" draw:text-style-name="P1" draw:layer="layout" svg:x1="66.971cm" svg:y1="44.875cm" svg:x2="67.07cm" svg:y2="44.875cm">
          <text:p/>
        </draw:line>
        <draw:line draw:style-name="gr6" draw:text-style-name="P1" draw:layer="layout" svg:x1="69.369cm" svg:y1="44.875cm" svg:x2="69.471cm" svg:y2="44.875cm">
          <text:p/>
        </draw:line>
        <draw:line draw:style-name="gr6" draw:text-style-name="P1" draw:layer="layout" svg:x1="71.769cm" svg:y1="44.875cm" svg:x2="71.869cm" svg:y2="44.875cm">
          <text:p/>
        </draw:line>
        <draw:line draw:style-name="gr6" draw:text-style-name="P1" draw:layer="layout" svg:x1="74.17cm" svg:y1="44.875cm" svg:x2="74.269cm" svg:y2="44.875cm">
          <text:p/>
        </draw:line>
        <draw:line draw:style-name="gr6" draw:text-style-name="P1" draw:layer="layout" svg:x1="78.968cm" svg:y1="11.082cm" svg:x2="78.968cm" svg:y2="10.983cm">
          <text:p/>
        </draw:line>
        <draw:line draw:style-name="gr6" draw:text-style-name="P1" draw:layer="layout" svg:x1="78.968cm" svg:y1="13.483cm" svg:x2="78.968cm" svg:y2="13.381cm">
          <text:p/>
        </draw:line>
        <draw:polyline draw:style-name="gr6" draw:text-style-name="P1" draw:layer="layout" svg:width="3.49cm" svg:height="0.1cm" svg:x="75.478cm" svg:y="15.781cm" svg:viewBox="0 0 3491 101" draw:points="0,101 3491,101 3491,0 0,0">
          <text:p/>
        </draw:polyline>
        <draw:polyline draw:style-name="gr6" draw:text-style-name="P1" draw:layer="layout" svg:width="3.49cm" svg:height="0.101cm" svg:x="75.478cm" svg:y="18.18cm" svg:viewBox="0 0 3491 102" draw:points="0,102 3491,102 3491,0 0,0">
          <text:p/>
        </draw:polyline>
        <draw:polyline draw:style-name="gr6" draw:text-style-name="P1" draw:layer="layout" svg:width="3.49cm" svg:height="0.099cm" svg:x="75.478cm" svg:y="20.58cm" svg:viewBox="0 0 3491 100" draw:points="0,100 3491,100 3491,0 0,0">
          <text:p/>
        </draw:polyline>
        <draw:line draw:style-name="gr6" draw:text-style-name="P1" draw:layer="layout" svg:x1="78.968cm" svg:y1="23.08cm" svg:x2="78.968cm" svg:y2="22.98cm">
          <text:p/>
        </draw:line>
        <draw:line draw:style-name="gr6" draw:text-style-name="P1" draw:layer="layout" svg:x1="78.968cm" svg:y1="25.478cm" svg:x2="78.968cm" svg:y2="25.378cm">
          <text:p/>
        </draw:line>
        <draw:line draw:style-name="gr6" draw:text-style-name="P1" draw:layer="layout" svg:x1="78.968cm" svg:y1="27.878cm" svg:x2="78.968cm" svg:y2="27.779cm">
          <text:p/>
        </draw:line>
        <draw:line draw:style-name="gr6" draw:text-style-name="P1" draw:layer="layout" svg:x1="78.968cm" svg:y1="32.677cm" svg:x2="78.968cm" svg:y2="32.577cm">
          <text:p/>
        </draw:line>
        <draw:line draw:style-name="gr6" draw:text-style-name="P1" draw:layer="layout" svg:x1="78.968cm" svg:y1="35.077cm" svg:x2="78.968cm" svg:y2="34.977cm">
          <text:p/>
        </draw:line>
        <draw:line draw:style-name="gr6" draw:text-style-name="P1" draw:layer="layout" svg:x1="78.968cm" svg:y1="37.475cm" svg:x2="78.968cm" svg:y2="37.376cm">
          <text:p/>
        </draw:line>
        <draw:line draw:style-name="gr6" draw:text-style-name="P1" draw:layer="layout" svg:x1="78.968cm" svg:y1="39.875cm" svg:x2="78.968cm" svg:y2="39.776cm">
          <text:p/>
        </draw:line>
        <draw:polyline draw:style-name="gr6" draw:text-style-name="P1" draw:layer="layout" svg:width="0.119cm" svg:height="0.201cm" svg:x="75.359cm" svg:y="20.58cm" svg:viewBox="0 0 120 202" draw:points="120,202 120,0 0,0 0,202">
          <text:p/>
        </draw:polyline>
        <draw:polyline draw:style-name="gr6" draw:text-style-name="P1" draw:layer="layout" svg:width="0.119cm" svg:height="0.199cm" svg:x="75.359cm" svg:y="15.781cm" svg:viewBox="0 0 120 200" draw:points="120,0 0,0 0,200">
          <text:p/>
        </draw:polyline>
        <draw:polyline draw:style-name="gr6" draw:text-style-name="P1" draw:layer="layout" svg:width="0.249cm" svg:height="3.899cm" svg:x="14.044cm" svg:y="11.156cm" svg:viewBox="0 0 250 3900" draw:points="0,0 0,3900 250,3900 250,250">
          <text:p/>
        </draw:polyline>
        <draw:polyline draw:style-name="gr6" draw:text-style-name="P1" draw:layer="layout" svg:width="2.639cm" svg:height="0.18cm" svg:x="15.303cm" svg:y="14.875cm" svg:viewBox="0 0 2640 181" draw:points="0,181 2640,181 2640,0">
          <text:p/>
        </draw:polyline>
        <draw:polyline draw:style-name="gr6" draw:text-style-name="P1" draw:layer="layout" svg:width="2.39cm" svg:height="0.249cm" svg:x="15.303cm" svg:y="14.806cm" svg:viewBox="0 0 2391 250" draw:points="2391,0 0,0 0,250">
          <text:p/>
        </draw:polyline>
        <draw:line draw:style-name="gr6" draw:text-style-name="P1" draw:layer="layout" svg:x1="17.693cm" svg:y1="11.406cm" svg:x2="17.693cm" svg:y2="14.806cm">
          <text:p/>
        </draw:line>
        <draw:polyline draw:style-name="gr6" draw:text-style-name="P1" draw:layer="layout" svg:width="3.898cm" svg:height="3.12cm" svg:x="14.044cm" svg:y="11.156cm" svg:viewBox="0 0 3899 3121" draw:points="3899,3121 3899,0 0,0">
          <text:p/>
        </draw:polyline>
        <draw:line draw:style-name="gr6" draw:text-style-name="P1" draw:layer="layout" svg:x1="14.293cm" svg:y1="11.406cm" svg:x2="17.693cm" svg:y2="11.406cm">
          <text:p/>
        </draw:line>
        <draw:polyline draw:style-name="gr6" draw:text-style-name="P1" draw:layer="layout" svg:width="0.25cm" svg:height="3.649cm" svg:x="64.496cm" svg:y="11.406cm" svg:viewBox="0 0 251 3650" draw:points="0,0 0,3650 251,3650 251,3587">
          <text:p/>
        </draw:polyline>
        <draw:line draw:style-name="gr6" draw:text-style-name="P1" draw:layer="layout" svg:x1="64.746cm" svg:y1="14.873cm" svg:x2="64.746cm" svg:y2="11.389cm">
          <text:p/>
        </draw:line>
        <draw:line draw:style-name="gr6" draw:text-style-name="P1" draw:layer="layout" svg:x1="64.746cm" svg:y1="11.271cm" svg:x2="64.746cm" svg:y2="11.156cm">
          <text:p/>
        </draw:line>
        <draw:line draw:style-name="gr6" draw:text-style-name="P1" draw:layer="layout" svg:x1="63.487cm" svg:y1="14.806cm" svg:x2="61.097cm" svg:y2="14.806cm">
          <text:p/>
        </draw:line>
        <draw:polyline draw:style-name="gr6" draw:text-style-name="P1" draw:layer="layout" svg:width="2.64cm" svg:height="0.249cm" svg:x="60.847cm" svg:y="14.806cm" svg:viewBox="0 0 2641 250" draw:points="0,250 2641,250 2641,0">
          <text:p/>
        </draw:polyline>
        <draw:line draw:style-name="gr6" draw:text-style-name="P1" draw:layer="layout" svg:x1="64.746cm" svg:y1="11.156cm" svg:x2="60.847cm" svg:y2="11.156cm">
          <text:p/>
        </draw:line>
        <draw:line draw:style-name="gr6" draw:text-style-name="P1" draw:layer="layout" svg:x1="61.097cm" svg:y1="11.406cm" svg:x2="62.509cm" svg:y2="11.406cm">
          <text:p/>
        </draw:line>
        <draw:line draw:style-name="gr6" draw:text-style-name="P1" draw:layer="layout" svg:x1="63.296cm" svg:y1="11.406cm" svg:x2="64.496cm" svg:y2="11.406cm">
          <text:p/>
        </draw:line>
        <draw:line draw:style-name="gr6" draw:text-style-name="P1" draw:layer="layout" svg:x1="61.097cm" svg:y1="14.806cm" svg:x2="61.097cm" svg:y2="11.406cm">
          <text:p/>
        </draw:line>
        <draw:line draw:style-name="gr6" draw:text-style-name="P1" draw:layer="layout" svg:x1="60.847cm" svg:y1="11.156cm" svg:x2="60.847cm" svg:y2="15.055cm">
          <text:p/>
        </draw:line>
        <draw:polygon draw:style-name="gr6" draw:text-style-name="P1" draw:layer="layout" svg:width="4.1cm" svg:height="0.12cm" svg:x="28.189cm" svg:y="26.763cm" svg:viewBox="0 0 4101 121" draw:points="0,121 4101,121 4101,0 0,0">
          <text:p/>
        </draw:polygon>
        <draw:line draw:style-name="gr6" draw:text-style-name="P1" draw:layer="layout" svg:x1="29.37cm" svg:y1="29.677cm" svg:x2="29.588cm" svg:y2="29.677cm">
          <text:p/>
        </draw:line>
        <draw:line draw:style-name="gr6" draw:text-style-name="P1" draw:layer="layout" svg:x1="25.77cm" svg:y1="26.883cm" svg:x2="25.99cm" svg:y2="26.883cm">
          <text:p/>
        </draw:line>
        <draw:polyline draw:style-name="gr6" draw:text-style-name="P1" draw:layer="layout" svg:width="0.12cm" svg:height="0.066cm" svg:x="24.97cm" svg:y="21.234cm" svg:viewBox="0 0 121 67" draw:points="0,0 0,67 121,67 121,0">
          <text:p/>
        </draw:polyline>
        <draw:line draw:style-name="gr6" draw:text-style-name="P1" draw:layer="layout" svg:x1="22.29cm" svg:y1="23.975cm" svg:x2="22.29cm" svg:y2="21.3cm">
          <text:p/>
        </draw:line>
        <draw:line draw:style-name="gr6" draw:text-style-name="P1" draw:layer="layout" svg:x1="22.172cm" svg:y1="21.179cm" svg:x2="22.172cm" svg:y2="24.094cm">
          <text:p/>
        </draw:line>
        <draw:line draw:style-name="gr6" draw:text-style-name="P1" draw:layer="layout" svg:x1="25.891cm" svg:y1="26.763cm" svg:x2="25.891cm" svg:y2="24.094cm">
          <text:p/>
        </draw:line>
        <draw:line draw:style-name="gr6" draw:text-style-name="P1" draw:layer="layout" svg:x1="25.77cm" svg:y1="24.094cm" svg:x2="25.77cm" svg:y2="26.883cm">
          <text:p/>
        </draw:line>
        <draw:line draw:style-name="gr6" draw:text-style-name="P1" draw:layer="layout" svg:x1="25.77cm" svg:y1="26.763cm" svg:x2="25.99cm" svg:y2="26.763cm">
          <text:p/>
        </draw:line>
        <draw:line draw:style-name="gr6" draw:text-style-name="P1" draw:layer="layout" svg:x1="29.489cm" svg:y1="29.559cm" svg:x2="29.489cm" svg:y2="26.883cm">
          <text:p/>
        </draw:line>
        <draw:line draw:style-name="gr6" draw:text-style-name="P1" draw:layer="layout" svg:x1="29.37cm" svg:y1="26.883cm" svg:x2="29.37cm" svg:y2="29.677cm">
          <text:p/>
        </draw:line>
        <draw:line draw:style-name="gr6" draw:text-style-name="P1" draw:layer="layout" svg:x1="29.37cm" svg:y1="29.559cm" svg:x2="29.588cm" svg:y2="29.559cm">
          <text:p/>
        </draw:line>
        <draw:line draw:style-name="gr6" draw:text-style-name="P1" draw:layer="layout" svg:x1="22.392cm" svg:y1="23.975cm" svg:x2="22.172cm" svg:y2="23.975cm">
          <text:p/>
        </draw:line>
        <draw:line draw:style-name="gr6" draw:text-style-name="P1" draw:layer="layout" svg:x1="22.172cm" svg:y1="24.094cm" svg:x2="22.392cm" svg:y2="24.094cm">
          <text:p/>
        </draw:line>
        <draw:line draw:style-name="gr6" draw:text-style-name="P1" draw:layer="layout" svg:x1="18.031cm" svg:y1="16.67cm" svg:x2="17.932cm" svg:y2="16.67cm">
          <text:p/>
        </draw:line>
        <draw:line draw:style-name="gr6" draw:text-style-name="P1" draw:layer="layout" svg:x1="17.932cm" svg:y1="16.791cm" svg:x2="18.031cm" svg:y2="16.791cm">
          <text:p/>
        </draw:line>
        <draw:line draw:style-name="gr6" draw:text-style-name="P1" draw:layer="layout" svg:x1="11.904cm" svg:y1="21.17cm" svg:x2="11.904cm" svg:y2="16.802cm">
          <text:p/>
        </draw:line>
        <draw:line draw:style-name="gr6" draw:text-style-name="P1" draw:layer="layout" svg:x1="11.775cm" svg:y1="16.67cm" svg:x2="11.775cm" svg:y2="21.3cm">
          <text:p/>
        </draw:line>
        <draw:line draw:style-name="gr6" draw:text-style-name="P1" draw:layer="layout" svg:x1="16.581cm" svg:y1="9.592cm" svg:x2="16.783cm" svg:y2="9.592cm">
          <text:p/>
        </draw:line>
        <draw:line draw:style-name="gr6" draw:text-style-name="P1" draw:layer="layout" svg:x1="16.581cm" svg:y1="9.472cm" svg:x2="16.581cm" svg:y2="9.592cm">
          <text:p/>
        </draw:line>
        <draw:line draw:style-name="gr6" draw:text-style-name="P1" draw:layer="layout" svg:x1="18.982cm" svg:y1="9.592cm" svg:x2="19.183cm" svg:y2="9.592cm">
          <text:p/>
        </draw:line>
        <draw:line draw:style-name="gr6" draw:text-style-name="P1" draw:layer="layout" svg:x1="18.982cm" svg:y1="9.472cm" svg:x2="18.982cm" svg:y2="9.592cm">
          <text:p/>
        </draw:line>
        <draw:line draw:style-name="gr6" draw:text-style-name="P1" draw:layer="layout" svg:x1="21.382cm" svg:y1="9.592cm" svg:x2="21.581cm" svg:y2="9.592cm">
          <text:p/>
        </draw:line>
        <draw:polyline draw:style-name="gr6" draw:text-style-name="P1" draw:layer="layout" svg:width="0.199cm" svg:height="0.12cm" svg:x="21.382cm" svg:y="9.472cm" svg:viewBox="0 0 200 121" draw:points="200,0 0,0 0,121">
          <text:p/>
        </draw:polyline>
        <draw:line draw:style-name="gr6" draw:text-style-name="P1" draw:layer="layout" svg:x1="23.78cm" svg:y1="9.592cm" svg:x2="23.88cm" svg:y2="9.592cm">
          <text:p/>
        </draw:line>
        <draw:line draw:style-name="gr6" draw:text-style-name="P1" draw:layer="layout" svg:x1="23.78cm" svg:y1="9.472cm" svg:x2="23.78cm" svg:y2="9.592cm">
          <text:p/>
        </draw:line>
        <draw:line draw:style-name="gr6" draw:text-style-name="P1" draw:layer="layout" svg:x1="35.778cm" svg:y1="9.592cm" svg:x2="35.979cm" svg:y2="9.592cm">
          <text:p/>
        </draw:line>
        <draw:polyline draw:style-name="gr6" draw:text-style-name="P1" draw:layer="layout" svg:width="0.201cm" svg:height="0.12cm" svg:x="35.778cm" svg:y="9.472cm" svg:viewBox="0 0 202 121" draw:points="202,0 0,0 0,121">
          <text:p/>
        </draw:polyline>
        <draw:line draw:style-name="gr6" draw:text-style-name="P1" draw:layer="layout" svg:x1="38.178cm" svg:y1="9.592cm" svg:x2="38.377cm" svg:y2="9.592cm">
          <text:p/>
        </draw:line>
        <draw:line draw:style-name="gr6" draw:text-style-name="P1" draw:layer="layout" svg:x1="38.178cm" svg:y1="9.472cm" svg:x2="38.178cm" svg:y2="9.592cm">
          <text:p/>
        </draw:line>
        <draw:line draw:style-name="gr6" draw:text-style-name="P1" draw:layer="layout" svg:x1="40.576cm" svg:y1="9.592cm" svg:x2="40.678cm" svg:y2="9.592cm">
          <text:p/>
        </draw:line>
        <draw:line draw:style-name="gr6" draw:text-style-name="P1" draw:layer="layout" svg:x1="40.576cm" svg:y1="9.472cm" svg:x2="40.576cm" svg:y2="9.592cm">
          <text:p/>
        </draw:line>
        <draw:line draw:style-name="gr6" draw:text-style-name="P1" draw:layer="layout" svg:x1="76.667cm" svg:y1="5.983cm" svg:x2="76.568cm" svg:y2="5.983cm">
          <text:p/>
        </draw:line>
        <draw:line draw:style-name="gr6" draw:text-style-name="P1" draw:layer="layout" svg:x1="74.269cm" svg:y1="5.983cm" svg:x2="74.17cm" svg:y2="5.983cm">
          <text:p/>
        </draw:line>
        <draw:line draw:style-name="gr6" draw:text-style-name="P1" draw:layer="layout" svg:x1="71.869cm" svg:y1="5.983cm" svg:x2="71.769cm" svg:y2="5.983cm">
          <text:p/>
        </draw:line>
        <draw:line draw:style-name="gr6" draw:text-style-name="P1" draw:layer="layout" svg:x1="69.471cm" svg:y1="5.983cm" svg:x2="69.369cm" svg:y2="5.983cm">
          <text:p/>
        </draw:line>
        <draw:line draw:style-name="gr6" draw:text-style-name="P1" draw:layer="layout" svg:x1="67.07cm" svg:y1="5.983cm" svg:x2="66.971cm" svg:y2="5.983cm">
          <text:p/>
        </draw:line>
        <draw:line draw:style-name="gr6" draw:text-style-name="P1" draw:layer="layout" svg:x1="62.272cm" svg:y1="5.983cm" svg:x2="62.172cm" svg:y2="5.983cm">
          <text:p/>
        </draw:line>
        <draw:line draw:style-name="gr6" draw:text-style-name="P1" draw:layer="layout" svg:x1="59.872cm" svg:y1="5.983cm" svg:x2="59.772cm" svg:y2="5.983cm">
          <text:p/>
        </draw:line>
        <draw:line draw:style-name="gr6" draw:text-style-name="P1" draw:layer="layout" svg:x1="57.473cm" svg:y1="5.983cm" svg:x2="57.372cm" svg:y2="5.983cm">
          <text:p/>
        </draw:line>
        <draw:line draw:style-name="gr6" draw:text-style-name="P1" draw:layer="layout" svg:x1="55.073cm" svg:y1="5.983cm" svg:x2="54.974cm" svg:y2="5.983cm">
          <text:p/>
        </draw:line>
        <draw:line draw:style-name="gr6" draw:text-style-name="P1" draw:layer="layout" svg:x1="52.675cm" svg:y1="5.983cm" svg:x2="52.573cm" svg:y2="5.983cm">
          <text:p/>
        </draw:line>
        <draw:line draw:style-name="gr6" draw:text-style-name="P1" draw:layer="layout" svg:x1="50.275cm" svg:y1="5.983cm" svg:x2="50.175cm" svg:y2="5.983cm">
          <text:p/>
        </draw:line>
        <draw:line draw:style-name="gr6" draw:text-style-name="P1" draw:layer="layout" svg:x1="47.874cm" svg:y1="5.983cm" svg:x2="47.775cm" svg:y2="5.983cm">
          <text:p/>
        </draw:line>
        <draw:line draw:style-name="gr6" draw:text-style-name="P1" draw:layer="layout" svg:x1="45.476cm" svg:y1="5.983cm" svg:x2="45.377cm" svg:y2="5.983cm">
          <text:p/>
        </draw:line>
        <draw:line draw:style-name="gr6" draw:text-style-name="P1" draw:layer="layout" svg:x1="40.576cm" svg:y1="5.983cm" svg:x2="40.576cm" svg:y2="9.472cm">
          <text:p/>
        </draw:line>
        <draw:polyline draw:style-name="gr6" draw:text-style-name="P1" draw:layer="layout" svg:width="0.102cm" svg:height="3.489cm" svg:x="40.576cm" svg:y="5.983cm" svg:viewBox="0 0 103 3490" draw:points="103,3490 103,0 0,0">
          <text:p/>
        </draw:polyline>
        <draw:polyline draw:style-name="gr6" draw:text-style-name="P1" draw:layer="layout" svg:width="0.199cm" svg:height="3.489cm" svg:x="38.178cm" svg:y="5.983cm" svg:viewBox="0 0 200 3490" draw:points="0,0 0,3490 200,3490">
          <text:p/>
        </draw:polyline>
        <draw:polyline draw:style-name="gr6" draw:text-style-name="P1" draw:layer="layout" svg:width="0.099cm" svg:height="3.489cm" svg:x="38.178cm" svg:y="5.983cm" svg:viewBox="0 0 100 3490" draw:points="100,3490 100,0 0,0">
          <text:p/>
        </draw:polyline>
        <draw:polygon draw:style-name="gr6" draw:text-style-name="P1" draw:layer="layout" svg:width="0.099cm" svg:height="3.489cm" svg:x="35.778cm" svg:y="5.983cm" svg:viewBox="0 0 100 3490" draw:points="0,0 0,3490 100,3490 100,0">
          <text:p/>
        </draw:polygon>
        <draw:line draw:style-name="gr6" draw:text-style-name="P1" draw:layer="layout" svg:x1="33.479cm" svg:y1="5.983cm" svg:x2="33.379cm" svg:y2="5.983cm">
          <text:p/>
        </draw:line>
        <draw:line draw:style-name="gr6" draw:text-style-name="P1" draw:layer="layout" svg:x1="31.079cm" svg:y1="5.983cm" svg:x2="30.979cm" svg:y2="5.983cm">
          <text:p/>
        </draw:line>
        <draw:line draw:style-name="gr6" draw:text-style-name="P1" draw:layer="layout" svg:x1="28.68cm" svg:y1="5.983cm" svg:x2="28.579cm" svg:y2="5.983cm">
          <text:p/>
        </draw:line>
        <draw:line draw:style-name="gr6" draw:text-style-name="P1" draw:layer="layout" svg:x1="26.181cm" svg:y1="5.983cm" svg:x2="26.181cm" svg:y2="9.472cm">
          <text:p/>
        </draw:line>
        <draw:polyline draw:style-name="gr6" draw:text-style-name="P1" draw:layer="layout" svg:width="0.099cm" svg:height="3.609cm" svg:x="26.181cm" svg:y="5.983cm" svg:viewBox="0 0 100 3610" draw:points="100,3610 100,0 0,0">
          <text:p/>
        </draw:polyline>
        <draw:polyline draw:style-name="gr6" draw:text-style-name="P1" draw:layer="layout" svg:width="0.1cm" svg:height="3.489cm" svg:x="23.78cm" svg:y="5.983cm" svg:viewBox="0 0 101 3490" draw:points="0,0 0,3490 101,3490">
          <text:p/>
        </draw:polyline>
        <draw:polyline draw:style-name="gr6" draw:text-style-name="P1" draw:layer="layout" svg:width="0.1cm" svg:height="3.609cm" svg:x="23.78cm" svg:y="5.983cm" svg:viewBox="0 0 101 3610" draw:points="101,3610 101,0 0,0">
          <text:p/>
        </draw:polyline>
        <draw:polyline draw:style-name="gr6" draw:text-style-name="P1" draw:layer="layout" svg:width="0.1cm" svg:height="3.489cm" svg:x="21.382cm" svg:y="5.983cm" svg:viewBox="0 0 101 3490" draw:points="0,0 0,3490 101,3490 101,0">
          <text:p/>
        </draw:polyline>
        <draw:polyline draw:style-name="gr6" draw:text-style-name="P1" draw:layer="layout" svg:width="0.201cm" svg:height="3.489cm" svg:x="18.982cm" svg:y="5.983cm" svg:viewBox="0 0 202 3490" draw:points="0,0 0,3490 202,3490">
          <text:p/>
        </draw:polyline>
        <draw:polyline draw:style-name="gr6" draw:text-style-name="P1" draw:layer="layout" svg:width="0.099cm" svg:height="3.489cm" svg:x="18.982cm" svg:y="5.983cm" svg:viewBox="0 0 100 3490" draw:points="100,3490 100,0 0,0">
          <text:p/>
        </draw:polyline>
        <draw:polyline draw:style-name="gr6" draw:text-style-name="P1" draw:layer="layout" svg:width="0.202cm" svg:height="3.489cm" svg:x="16.581cm" svg:y="5.983cm" svg:viewBox="0 0 203 3490" draw:points="0,0 0,3490 203,3490">
          <text:p/>
        </draw:polyline>
        <draw:polyline draw:style-name="gr6" draw:text-style-name="P1" draw:layer="layout" svg:width="0.102cm" svg:height="3.489cm" svg:x="16.581cm" svg:y="5.983cm" svg:viewBox="0 0 103 3490" draw:points="103,3490 103,0 0,0">
          <text:p/>
        </draw:polyline>
        <draw:line draw:style-name="gr6" draw:text-style-name="P1" draw:layer="layout" svg:x1="11.885cm" svg:y1="5.983cm" svg:x2="11.783cm" svg:y2="5.983cm">
          <text:p/>
        </draw:line>
        <draw:line draw:style-name="gr6" draw:text-style-name="P1" draw:layer="layout" svg:x1="9.484cm" svg:y1="5.983cm" svg:x2="9.385cm" svg:y2="5.983cm">
          <text:p/>
        </draw:line>
        <draw:line draw:style-name="gr6" draw:text-style-name="P1" draw:layer="layout" svg:x1="24.889cm" svg:y1="16.791cm" svg:x2="24.991cm" svg:y2="16.791cm">
          <text:p/>
        </draw:line>
        <draw:line draw:style-name="gr6" draw:text-style-name="P1" draw:layer="layout" svg:x1="24.991cm" svg:y1="16.67cm" svg:x2="24.889cm" svg:y2="16.67cm">
          <text:p/>
        </draw:line>
        <draw:line draw:style-name="gr6" draw:text-style-name="P1" draw:layer="layout" svg:x1="27.19cm" svg:y1="16.791cm" svg:x2="27.59cm" svg:y2="16.791cm">
          <text:p/>
        </draw:line>
        <draw:polyline draw:style-name="gr6" draw:text-style-name="P1" draw:layer="layout" svg:width="0.4cm" svg:height="0.121cm" svg:x="27.19cm" svg:y="16.67cm" svg:viewBox="0 0 401 122" draw:points="401,0 0,0 0,122">
          <text:p/>
        </draw:polyline>
        <draw:line draw:style-name="gr6" draw:text-style-name="P1" draw:layer="layout" svg:x1="45.715cm" svg:y1="16.816cm" svg:x2="45.715cm" svg:y2="19.96cm">
          <text:p/>
        </draw:line>
        <draw:line draw:style-name="gr6" draw:text-style-name="P1" draw:layer="layout" svg:x1="45.861cm" svg:y1="19.96cm" svg:x2="45.861cm" svg:y2="16.67cm">
          <text:p/>
        </draw:line>
        <draw:line draw:style-name="gr6" draw:text-style-name="P1" draw:layer="layout" svg:x1="27.48cm" svg:y1="21.13cm" svg:x2="27.48cm" svg:y2="16.791cm">
          <text:p/>
        </draw:line>
        <draw:polyline draw:style-name="gr6" draw:text-style-name="P1" draw:layer="layout" svg:width="0.12cm" svg:height="4.339cm" svg:x="27.36cm" svg:y="16.791cm" svg:viewBox="0 0 121 4340" draw:points="0,0 0,4340 121,4340">
          <text:p/>
        </draw:polyline>
        <draw:line draw:style-name="gr6" draw:text-style-name="P1" draw:layer="layout" svg:x1="14.298cm" svg:y1="21.179cm" svg:x2="14.298cm" svg:y2="21.12cm">
          <text:p/>
        </draw:line>
        <draw:line draw:style-name="gr6" draw:text-style-name="P1" draw:layer="layout" svg:x1="14.168cm" svg:y1="21.12cm" svg:x2="14.168cm" svg:y2="21.179cm">
          <text:p/>
        </draw:line>
        <draw:line draw:style-name="gr6" draw:text-style-name="P1" draw:layer="layout" svg:x1="14.298cm" svg:y1="20.739cm" svg:x2="14.298cm" svg:y2="16.67cm">
          <text:p/>
        </draw:line>
        <draw:polyline draw:style-name="gr6" draw:text-style-name="P1" draw:layer="layout" svg:width="0.13cm" svg:height="3.939cm" svg:x="14.168cm" svg:y="16.802cm" svg:viewBox="0 0 131 3940" draw:points="131,0 0,0 0,3940">
          <text:p/>
        </draw:polyline>
        <draw:line draw:style-name="gr6" draw:text-style-name="P1" draw:layer="layout" svg:x1="14.168cm" svg:y1="21.115cm" svg:x2="14.168cm" svg:y2="21.12cm">
          <text:p/>
        </draw:line>
        <draw:polyline draw:style-name="gr6" draw:text-style-name="P1" draw:layer="layout" svg:width="0cm" svg:height="0cm" svg:x="14.168cm" svg:y="20.741cm" svg:viewBox="0 0 0 0" draw:points="0,0">
          <text:p/>
        </draw:polyline>
        <draw:line draw:style-name="gr6" draw:text-style-name="P1" draw:layer="layout" svg:x1="66.785cm" svg:y1="34.042cm" svg:x2="64.573cm" svg:y2="34.042cm">
          <text:p/>
        </draw:line>
        <draw:line draw:style-name="gr6" draw:text-style-name="P1" draw:layer="layout" svg:x1="64.573cm" svg:y1="34.186cm" svg:x2="66.931cm" svg:y2="34.186cm">
          <text:p/>
        </draw:line>
        <draw:line draw:style-name="gr6" draw:text-style-name="P1" draw:layer="layout" svg:x1="57.006cm" svg:y1="31.068cm" svg:x2="57.006cm" svg:y2="32.956cm">
          <text:p/>
        </draw:line>
        <draw:line draw:style-name="gr6" draw:text-style-name="P1" draw:layer="layout" svg:x1="57.175cm" svg:y1="32.956cm" svg:x2="57.175cm" svg:y2="31.068cm">
          <text:p/>
        </draw:line>
        <draw:line draw:style-name="gr6" draw:text-style-name="P1" draw:layer="layout" svg:x1="66.67cm" svg:y1="35.985cm" svg:x2="66.77cm" svg:y2="35.985cm">
          <text:p/>
        </draw:line>
        <draw:line draw:style-name="gr6" draw:text-style-name="P1" draw:layer="layout" svg:x1="67.121cm" svg:y1="35.866cm" svg:x2="66.901cm" svg:y2="35.866cm">
          <text:p/>
        </draw:line>
        <draw:polygon draw:style-name="gr6" draw:text-style-name="P1" draw:layer="layout" svg:width="0.011cm" svg:height="0.119cm" svg:x="71.619cm" svg:y="35.866cm" svg:viewBox="0 0 12 120" draw:points="0,120 12,120 12,0 0,0">
          <text:p/>
        </draw:polygon>
        <draw:line draw:style-name="gr6" draw:text-style-name="P1" draw:layer="layout" svg:x1="66.67cm" svg:y1="39.465cm" svg:x2="66.67cm" svg:y2="35.985cm">
          <text:p/>
        </draw:line>
        <draw:line draw:style-name="gr6" draw:text-style-name="P1" draw:layer="layout" svg:x1="66.571cm" svg:y1="35.866cm" svg:x2="66.571cm" svg:y2="39.585cm">
          <text:p/>
        </draw:line>
        <draw:line draw:style-name="gr6" draw:text-style-name="P1" draw:layer="layout" svg:x1="71.879cm" svg:y1="39.486cm" svg:x2="71.879cm" svg:y2="36.116cm">
          <text:p/>
        </draw:line>
        <draw:line draw:style-name="gr6" draw:text-style-name="P1" draw:layer="layout" svg:x1="71.759cm" svg:y1="36.116cm" svg:x2="71.759cm" svg:y2="39.465cm">
          <text:p/>
        </draw:line>
        <draw:line draw:style-name="gr6" draw:text-style-name="P1" draw:layer="layout" svg:x1="43.027cm" svg:y1="34.067cm" svg:x2="43.027cm" svg:y2="32.048cm">
          <text:p/>
        </draw:line>
        <draw:line draw:style-name="gr6" draw:text-style-name="P1" draw:layer="layout" svg:x1="42.906cm" svg:y1="31.633cm" svg:x2="42.906cm" svg:y2="33.113cm">
          <text:p/>
        </draw:line>
        <draw:line draw:style-name="gr6" draw:text-style-name="P1" draw:layer="layout" svg:x1="42.906cm" svg:y1="33.161cm" svg:x2="42.906cm" svg:y2="34.067cm">
          <text:p/>
        </draw:line>
        <draw:line draw:style-name="gr6" draw:text-style-name="P1" draw:layer="layout" svg:x1="42.786cm" svg:y1="34.186cm" svg:x2="43.127cm" svg:y2="34.186cm">
          <text:p/>
        </draw:line>
        <draw:polyline draw:style-name="gr6" draw:text-style-name="P1" draw:layer="layout" svg:width="0.12cm" svg:height="0.119cm" svg:x="42.786cm" svg:y="34.067cm" svg:viewBox="0 0 121 120" draw:points="121,0 0,0 0,120">
          <text:p/>
        </draw:polyline>
        <draw:line draw:style-name="gr6" draw:text-style-name="P1" draw:layer="layout" svg:x1="41.776cm" svg:y1="34.067cm" svg:x2="41.107cm" svg:y2="34.067cm">
          <text:p/>
        </draw:line>
        <draw:polyline draw:style-name="gr6" draw:text-style-name="P1" draw:layer="layout" svg:width="0.834cm" svg:height="0.119cm" svg:x="40.942cm" svg:y="34.067cm" svg:viewBox="0 0 835 120" draw:points="45,0 0,0 0,120 835,120 835,0">
          <text:p/>
        </draw:polyline>
        <draw:line draw:style-name="gr6" draw:text-style-name="P1" draw:layer="layout" svg:x1="38.732cm" svg:y1="34.067cm" svg:x2="38.688cm" svg:y2="34.067cm">
          <text:p/>
        </draw:line>
        <draw:line draw:style-name="gr6" draw:text-style-name="P1" draw:layer="layout" svg:x1="38.732cm" svg:y1="34.186cm" svg:x2="38.732cm" svg:y2="34.067cm">
          <text:p/>
        </draw:line>
        <draw:line draw:style-name="gr6" draw:text-style-name="P1" draw:layer="layout" svg:x1="38.688cm" svg:y1="33.348cm" svg:x2="40.987cm" svg:y2="33.348cm">
          <text:p/>
        </draw:line>
        <draw:line draw:style-name="gr6" draw:text-style-name="P1" draw:layer="layout" svg:x1="40.987cm" svg:y1="33.227cm" svg:x2="38.688cm" svg:y2="33.227cm">
          <text:p/>
        </draw:line>
        <draw:line draw:style-name="gr6" draw:text-style-name="P1" draw:layer="layout" svg:x1="40.987cm" svg:y1="33.286cm" svg:x2="40.987cm" svg:y2="34.067cm">
          <text:p/>
        </draw:line>
        <draw:polyline draw:style-name="gr6" draw:text-style-name="P1" draw:layer="layout" svg:width="0.12cm" svg:height="0.935cm" svg:x="40.987cm" svg:y="33.132cm" svg:viewBox="0 0 121 936" draw:points="121,936 121,155 121,0 0,0 0,217">
          <text:p/>
        </draw:polyline>
        <draw:line draw:style-name="gr6" draw:text-style-name="P1" draw:layer="layout" svg:x1="41.107cm" svg:y1="32.323cm" svg:x2="41.107cm" svg:y2="32.228cm">
          <text:p/>
        </draw:line>
        <draw:line draw:style-name="gr6" draw:text-style-name="P1" draw:layer="layout" svg:x1="40.987cm" svg:y1="32.323cm" svg:x2="41.107cm" svg:y2="32.323cm">
          <text:p/>
        </draw:line>
        <draw:polyline draw:style-name="gr6" draw:text-style-name="P1" draw:layer="layout" svg:width="0.79cm" svg:height="0.121cm" svg:x="41.107cm" svg:y="32.107cm" svg:viewBox="0 0 791 122" draw:points="0,122 791,122 791,0">
          <text:p/>
        </draw:polyline>
        <draw:line draw:style-name="gr6" draw:text-style-name="P1" draw:layer="layout" svg:x1="39.361cm" svg:y1="33.227cm" svg:x2="39.361cm" svg:y2="32.107cm">
          <text:p/>
        </draw:line>
        <draw:line draw:style-name="gr6" draw:text-style-name="P1" draw:layer="layout" svg:x1="39.162cm" svg:y1="32.228cm" svg:x2="39.162cm" svg:y2="33.227cm">
          <text:p/>
        </draw:line>
        <draw:line draw:style-name="gr6" draw:text-style-name="P1" draw:layer="layout" svg:x1="45.237cm" svg:y1="29.743cm" svg:x2="45.237cm" svg:y2="31.927cm">
          <text:p/>
        </draw:line>
        <draw:line draw:style-name="gr6" draw:text-style-name="P1" draw:layer="layout" svg:x1="43.027cm" svg:y1="31.927cm" svg:x2="45.482cm" svg:y2="31.927cm">
          <text:p/>
        </draw:line>
        <draw:polyline draw:style-name="gr6" draw:text-style-name="P1" draw:layer="layout" svg:width="0.002cm" svg:height="0.112cm" svg:x="45.48cm" svg:y="29.743cm" svg:viewBox="0 0 3 113" draw:points="3,113 3,0 0,0">
          <text:p/>
        </draw:polyline>
        <draw:line draw:style-name="gr6" draw:text-style-name="P1" draw:layer="layout" svg:x1="35.888cm" svg:y1="34.067cm" svg:x2="35.888cm" svg:y2="30.118cm">
          <text:p/>
        </draw:line>
        <draw:line draw:style-name="gr6" draw:text-style-name="P1" draw:layer="layout" svg:x1="35.767cm" svg:y1="30.118cm" svg:x2="35.767cm" svg:y2="34.067cm">
          <text:p/>
        </draw:line>
        <draw:polyline draw:style-name="gr6" draw:text-style-name="P1" draw:layer="layout" svg:width="0.199cm" svg:height="4.443cm" svg:x="33.329cm" svg:y="29.743cm" svg:viewBox="0 0 200 4444" draw:points="0,0 0,4444 200,4444">
          <text:p/>
        </draw:polyline>
        <draw:line draw:style-name="gr6" draw:text-style-name="P1" draw:layer="layout" svg:x1="33.428cm" svg:y1="34.067cm" svg:x2="33.428cm" svg:y2="29.743cm">
          <text:p/>
        </draw:line>
        <draw:line draw:style-name="gr6" draw:text-style-name="P1" draw:layer="layout" svg:x1="38.567cm" svg:y1="31.567cm" svg:x2="38.567cm" svg:y2="34.067cm">
          <text:p/>
        </draw:line>
        <draw:line draw:style-name="gr6" draw:text-style-name="P1" draw:layer="layout" svg:x1="38.688cm" svg:y1="34.067cm" svg:x2="38.688cm" svg:y2="32.228cm">
          <text:p/>
        </draw:line>
        <draw:polyline draw:style-name="gr6" draw:text-style-name="P1" draw:layer="layout" svg:width="0.121cm" svg:height="0.54cm" svg:x="38.567cm" svg:y="31.567cm" svg:viewBox="0 0 122 541" draw:points="122,541 122,0 0,0">
          <text:p/>
        </draw:polyline>
        <draw:line draw:style-name="gr6" draw:text-style-name="P1" draw:layer="layout" svg:x1="39.361cm" svg:y1="32.107cm" svg:x2="38.688cm" svg:y2="32.107cm">
          <text:p/>
        </draw:line>
        <draw:polyline draw:style-name="gr6" draw:text-style-name="P1" draw:layer="layout" svg:width="0.673cm" svg:height="0.121cm" svg:x="38.688cm" svg:y="32.107cm" svg:viewBox="0 0 674 122" draw:points="0,122 674,122 674,0">
          <text:p/>
        </draw:polyline>
        <draw:polyline draw:style-name="gr6" draw:text-style-name="P1" draw:layer="layout" svg:width="1.346cm" svg:height="0.119cm" svg:x="44.136cm" svg:y="34.067cm" svg:viewBox="0 0 1347 120" draw:points="1201,0 0,0 0,120 1347,120">
          <text:p/>
        </draw:polyline>
        <draw:line draw:style-name="gr6" draw:text-style-name="P1" draw:layer="layout" svg:x1="43.127cm" svg:y1="34.067cm" svg:x2="43.027cm" svg:y2="34.067cm">
          <text:p/>
        </draw:line>
        <draw:line draw:style-name="gr6" draw:text-style-name="P1" draw:layer="layout" svg:x1="43.127cm" svg:y1="34.186cm" svg:x2="43.127cm" svg:y2="34.067cm">
          <text:p/>
        </draw:line>
        <draw:line draw:style-name="gr6" draw:text-style-name="P1" draw:layer="layout" svg:x1="33.528cm" svg:y1="34.067cm" svg:x2="33.428cm" svg:y2="34.067cm">
          <text:p/>
        </draw:line>
        <draw:line draw:style-name="gr6" draw:text-style-name="P1" draw:layer="layout" svg:x1="64.687cm" svg:y1="20.739cm" svg:x2="64.687cm" svg:y2="16.802cm">
          <text:p/>
        </draw:line>
        <draw:line draw:style-name="gr6" draw:text-style-name="P1" draw:layer="layout" svg:x1="64.556cm" svg:y1="16.67cm" svg:x2="64.556cm" svg:y2="20.739cm">
          <text:p/>
        </draw:line>
        <draw:line draw:style-name="gr6" draw:text-style-name="P1" draw:layer="layout" svg:x1="66.763cm" svg:y1="21.17cm" svg:x2="64.897cm" svg:y2="21.17cm">
          <text:p/>
        </draw:line>
        <draw:polyline draw:style-name="gr6" draw:text-style-name="P1" draw:layer="layout" svg:width="0.119cm" svg:height="0.151cm" svg:x="69.159cm" svg:y="29.677cm" svg:viewBox="0 0 120 152" draw:points="0,0 0,152 120,152">
          <text:p/>
        </draw:polyline>
        <draw:line draw:style-name="gr6" draw:text-style-name="P1" draw:layer="layout" svg:x1="69.278cm" svg:y1="29.559cm" svg:x2="69.159cm" svg:y2="29.559cm">
          <text:p/>
        </draw:line>
        <draw:polygon draw:style-name="gr6" draw:text-style-name="P1" draw:layer="layout" svg:width="0.119cm" svg:height="2.121cm" svg:x="69.159cm" svg:y="30.837cm" svg:viewBox="0 0 120 2122" draw:points="0,0 0,2122 120,2122 120,0">
          <text:p/>
        </draw:polygon>
        <draw:line draw:style-name="gr6" draw:text-style-name="P1" draw:layer="layout" svg:x1="69.159cm" svg:y1="33.968cm" svg:x2="69.159cm" svg:y2="34.067cm">
          <text:p/>
        </draw:line>
        <draw:polyline draw:style-name="gr6" draw:text-style-name="P1" draw:layer="layout" svg:width="0.119cm" svg:height="0.218cm" svg:x="69.159cm" svg:y="33.968cm" svg:viewBox="0 0 120 219" draw:points="120,219 120,0 0,0">
          <text:p/>
        </draw:polyline>
        <draw:line draw:style-name="gr6" draw:text-style-name="P1" draw:layer="layout" svg:x1="69.159cm" svg:y1="34.067cm" svg:x2="66.931cm" svg:y2="34.067cm">
          <text:p/>
        </draw:line>
        <draw:line draw:style-name="gr6" draw:text-style-name="P1" draw:layer="layout" svg:x1="66.931cm" svg:y1="34.186cm" svg:x2="69.278cm" svg:y2="34.186cm">
          <text:p/>
        </draw:line>
        <draw:line draw:style-name="gr6" draw:text-style-name="P1" draw:layer="layout" svg:x1="66.759cm" svg:y1="29.728cm" svg:x2="66.759cm" svg:y2="33.606cm">
          <text:p/>
        </draw:line>
        <draw:line draw:style-name="gr6" draw:text-style-name="P1" draw:layer="layout" svg:x1="66.96cm" svg:y1="31.997cm" svg:x2="66.96cm" svg:y2="29.559cm">
          <text:p/>
        </draw:line>
        <draw:line draw:style-name="gr6" draw:text-style-name="P1" draw:layer="layout" svg:x1="69.159cm" svg:y1="31.877cm" svg:x2="66.96cm" svg:y2="31.877cm">
          <text:p/>
        </draw:line>
        <draw:polyline draw:style-name="gr6" draw:text-style-name="P1" draw:layer="layout" svg:width="2.199cm" svg:height="0.12cm" svg:x="66.96cm" svg:y="31.877cm" svg:viewBox="0 0 2200 121" draw:points="0,121 2200,121 2200,0">
          <text:p/>
        </draw:polyline>
        <draw:polyline draw:style-name="gr6" draw:text-style-name="P1" draw:layer="layout" svg:width="0.119cm" svg:height="0.368cm" svg:x="71.079cm" svg:y="29.559cm" svg:viewBox="0 0 120 369" draw:points="0,0 0,369 120,369 120,119">
          <text:p/>
        </draw:polyline>
        <draw:polygon draw:style-name="gr6" draw:text-style-name="P1" draw:layer="layout" svg:width="0.119cm" svg:height="0.22cm" svg:x="71.079cm" svg:y="30.937cm" svg:viewBox="0 0 120 221" draw:points="0,0 0,221 120,221 120,0">
          <text:p/>
        </draw:polygon>
        <draw:polyline draw:style-name="gr6" draw:text-style-name="P1" draw:layer="layout" svg:width="0.119cm" svg:height="0.158cm" svg:x="71.079cm" svg:y="31.968cm" svg:viewBox="0 0 120 159" draw:points="0,0 0,159 120,159">
          <text:p/>
        </draw:polyline>
        <draw:line draw:style-name="gr6" draw:text-style-name="P1" draw:layer="layout" svg:x1="71.198cm" svg:y1="31.968cm" svg:x2="71.079cm" svg:y2="31.968cm">
          <text:p/>
        </draw:line>
        <draw:polyline draw:style-name="gr6" draw:text-style-name="P1" draw:layer="layout" svg:width="0.165cm" svg:height="1.249cm" svg:x="71.079cm" svg:y="32.937cm" svg:viewBox="0 0 166 1250" draw:points="0,0 0,1250 166,1250">
          <text:p/>
        </draw:polyline>
        <draw:polyline draw:style-name="gr6" draw:text-style-name="P1" draw:layer="layout" svg:width="0.119cm" svg:height="1.13cm" svg:x="71.079cm" svg:y="32.937cm" svg:viewBox="0 0 120 1131" draw:points="120,1131 120,0 0,0">
          <text:p/>
        </draw:polyline>
        <draw:polyline draw:style-name="gr6" draw:text-style-name="P1" draw:layer="layout" svg:width="0.046cm" svg:height="0.119cm" svg:x="71.198cm" svg:y="34.067cm" svg:viewBox="0 0 47 120" draw:points="47,120 47,0 0,0">
          <text:p/>
        </draw:polyline>
        <draw:polyline draw:style-name="gr6" draw:text-style-name="P1" draw:layer="layout" svg:width="0.045cm" svg:height="0.119cm" svg:x="73.454cm" svg:y="34.067cm" svg:viewBox="0 0 46 120" draw:points="46,0 0,0 0,120">
          <text:p/>
        </draw:polyline>
        <draw:line draw:style-name="gr6" draw:text-style-name="P1" draw:layer="layout" svg:x1="73.619cm" svg:y1="34.186cm" svg:x2="73.619cm" svg:y2="33.227cm">
          <text:p/>
        </draw:line>
        <draw:line draw:style-name="gr6" draw:text-style-name="P1" draw:layer="layout" svg:x1="73.454cm" svg:y1="34.186cm" svg:x2="73.619cm" svg:y2="34.186cm">
          <text:p/>
        </draw:line>
        <draw:line draw:style-name="gr6" draw:text-style-name="P1" draw:layer="layout" svg:x1="73.619cm" svg:y1="33.227cm" svg:x2="71.198cm" svg:y2="33.227cm">
          <text:p/>
        </draw:line>
        <draw:line draw:style-name="gr6" draw:text-style-name="P1" draw:layer="layout" svg:x1="71.198cm" svg:y1="33.348cm" svg:x2="73.499cm" svg:y2="33.348cm">
          <text:p/>
        </draw:line>
        <draw:line draw:style-name="gr6" draw:text-style-name="P1" draw:layer="layout" svg:x1="73.499cm" svg:y1="34.067cm" svg:x2="73.499cm" svg:y2="33.227cm">
          <text:p/>
        </draw:line>
        <draw:line draw:style-name="gr6" draw:text-style-name="P1" draw:layer="layout" svg:x1="71.198cm" svg:y1="29.677cm" svg:x2="72.898cm" svg:y2="29.677cm">
          <text:p/>
        </draw:line>
        <draw:line draw:style-name="gr6" draw:text-style-name="P1" draw:layer="layout" svg:x1="73.018cm" svg:y1="29.559cm" svg:x2="71.079cm" svg:y2="29.559cm">
          <text:p/>
        </draw:line>
        <draw:line draw:style-name="gr6" draw:text-style-name="P1" draw:layer="layout" svg:x1="73.018cm" svg:y1="32.577cm" svg:x2="73.018cm" svg:y2="29.559cm">
          <text:p/>
        </draw:line>
        <draw:line draw:style-name="gr6" draw:text-style-name="P1" draw:layer="layout" svg:x1="72.898cm" svg:y1="31.108cm" svg:x2="72.898cm" svg:y2="29.677cm">
          <text:p/>
        </draw:line>
        <draw:line draw:style-name="gr6" draw:text-style-name="P1" draw:layer="layout" svg:x1="72.898cm" svg:y1="30.988cm" svg:x2="71.198cm" svg:y2="30.988cm">
          <text:p/>
        </draw:line>
        <draw:polyline draw:style-name="gr6" draw:text-style-name="P1" draw:layer="layout" svg:width="1.621cm" svg:height="0.121cm" svg:x="71.198cm" svg:y="32.107cm" svg:viewBox="0 0 1622 122" draw:points="0,122 1622,122 1622,0 0,0">
          <text:p/>
        </draw:polyline>
        <draw:line draw:style-name="gr6" draw:text-style-name="P1" draw:layer="layout" svg:x1="71.198cm" svg:y1="31.968cm" svg:x2="71.198cm" svg:y2="32.137cm">
          <text:p/>
        </draw:line>
        <draw:line draw:style-name="gr6" draw:text-style-name="P1" draw:layer="layout" svg:x1="71.198cm" svg:y1="32.188cm" svg:x2="71.198cm" svg:y2="32.228cm">
          <text:p/>
        </draw:line>
        <draw:line draw:style-name="gr6" draw:text-style-name="P1" draw:layer="layout" svg:x1="66.96cm" svg:y1="29.677cm" svg:x2="69.159cm" svg:y2="29.677cm">
          <text:p/>
        </draw:line>
        <draw:line draw:style-name="gr6" draw:text-style-name="P1" draw:layer="layout" svg:x1="69.159cm" svg:y1="29.559cm" svg:x2="66.96cm" svg:y2="29.559cm">
          <text:p/>
        </draw:line>
        <draw:polygon draw:style-name="gr6" draw:text-style-name="P1" draw:layer="layout" svg:width="0.119cm" svg:height="0.269cm" svg:x="69.159cm" svg:y="21.031cm" svg:viewBox="0 0 120 270" draw:points="120,270 120,0 0,0 0,270">
          <text:p/>
        </draw:polygon>
        <draw:polygon draw:style-name="gr6" draw:text-style-name="P1" draw:layer="layout" svg:width="0.119cm" svg:height="2.121cm" svg:x="69.159cm" svg:y="17.9cm" svg:viewBox="0 0 120 2122" draw:points="120,2122 120,0 0,0 0,2122">
          <text:p/>
        </draw:polygon>
        <draw:line draw:style-name="gr6" draw:text-style-name="P1" draw:layer="layout" svg:x1="69.278cm" svg:y1="16.891cm" svg:x2="69.278cm" svg:y2="16.67cm">
          <text:p/>
        </draw:line>
        <draw:polyline draw:style-name="gr6" draw:text-style-name="P1" draw:layer="layout" svg:width="0.119cm" svg:height="0.1cm" svg:x="69.159cm" svg:y="16.791cm" svg:viewBox="0 0 120 101" draw:points="0,0 0,101 120,101">
          <text:p/>
        </draw:polyline>
        <draw:polyline draw:style-name="gr6" draw:text-style-name="P1" draw:layer="layout" svg:width="2.383cm" svg:height="0.121cm" svg:x="66.895cm" svg:y="16.67cm" svg:viewBox="0 0 2384 122" draw:points="2384,0 0,0 0,122 2265,122">
          <text:p/>
        </draw:polyline>
        <draw:line draw:style-name="gr6" draw:text-style-name="P1" draw:layer="layout" svg:x1="69.159cm" svg:y1="18.861cm" svg:x2="66.895cm" svg:y2="18.861cm">
          <text:p/>
        </draw:line>
        <draw:line draw:style-name="gr6" draw:text-style-name="P1" draw:layer="layout" svg:x1="66.96cm" svg:y1="18.98cm" svg:x2="69.159cm" svg:y2="18.98cm">
          <text:p/>
        </draw:line>
        <draw:polyline draw:style-name="gr6" draw:text-style-name="P1" draw:layer="layout" svg:width="0.119cm" svg:height="0.371cm" svg:x="71.079cm" svg:y="20.929cm" svg:viewBox="0 0 120 372" draw:points="120,250 120,0 0,0 0,372">
          <text:p/>
        </draw:polyline>
        <draw:polygon draw:style-name="gr6" draw:text-style-name="P1" draw:layer="layout" svg:width="0.119cm" svg:height="0.22cm" svg:x="71.079cm" svg:y="19.699cm" svg:viewBox="0 0 120 221" draw:points="120,221 120,0 0,0 0,221">
          <text:p/>
        </draw:polygon>
        <draw:polygon draw:style-name="gr6" draw:text-style-name="P1" draw:layer="layout" svg:width="0.119cm" svg:height="0.311cm" svg:x="71.079cm" svg:y="18.58cm" svg:viewBox="0 0 120 312" draw:points="120,312 120,0 0,0 0,312">
          <text:p/>
        </draw:polygon>
        <draw:line draw:style-name="gr6" draw:text-style-name="P1" draw:layer="layout" svg:x1="71.198cm" svg:y1="17.771cm" svg:x2="71.198cm" svg:y2="16.791cm">
          <text:p/>
        </draw:line>
        <draw:polyline draw:style-name="gr6" draw:text-style-name="P1" draw:layer="layout" svg:width="0.163cm" svg:height="1.101cm" svg:x="71.079cm" svg:y="16.67cm" svg:viewBox="0 0 164 1102" draw:points="164,0 0,0 0,1102 119,1102">
          <text:p/>
        </draw:polyline>
        <draw:polyline draw:style-name="gr6" draw:text-style-name="P1" draw:layer="layout" svg:width="0.044cm" svg:height="0.121cm" svg:x="71.198cm" svg:y="16.67cm" svg:viewBox="0 0 45 122" draw:points="0,122 45,122 45,0">
          <text:p/>
        </draw:polyline>
        <draw:line draw:style-name="gr6" draw:text-style-name="P1" draw:layer="layout" svg:x1="73.452cm" svg:y1="16.791cm" svg:x2="73.499cm" svg:y2="16.791cm">
          <text:p/>
        </draw:line>
        <draw:line draw:style-name="gr6" draw:text-style-name="P1" draw:layer="layout" svg:x1="73.452cm" svg:y1="16.67cm" svg:x2="73.452cm" svg:y2="16.791cm">
          <text:p/>
        </draw:line>
        <draw:polyline draw:style-name="gr6" draw:text-style-name="P1" draw:layer="layout" svg:width="0.165cm" svg:height="0.961cm" svg:x="73.452cm" svg:y="16.67cm" svg:viewBox="0 0 166 962" draw:points="47,121 47,962 166,962 166,0 0,0">
          <text:p/>
        </draw:polyline>
        <draw:line draw:style-name="gr6" draw:text-style-name="P1" draw:layer="layout" svg:x1="73.499cm" svg:y1="17.511cm" svg:x2="71.198cm" svg:y2="17.511cm">
          <text:p/>
        </draw:line>
        <draw:polyline draw:style-name="gr6" draw:text-style-name="P1" draw:layer="layout" svg:width="2.301cm" svg:height="0.12cm" svg:x="71.198cm" svg:y="17.511cm" svg:viewBox="0 0 2302 121" draw:points="0,121 2302,121 2302,0">
          <text:p/>
        </draw:polyline>
        <draw:line draw:style-name="gr6" draw:text-style-name="P1" draw:layer="layout" svg:x1="71.079cm" svg:y1="21.3cm" svg:x2="73.018cm" svg:y2="21.3cm">
          <text:p/>
        </draw:line>
        <draw:line draw:style-name="gr6" draw:text-style-name="P1" draw:layer="layout" svg:x1="72.898cm" svg:y1="21.179cm" svg:x2="71.198cm" svg:y2="21.179cm">
          <text:p/>
        </draw:line>
        <draw:line draw:style-name="gr6" draw:text-style-name="P1" draw:layer="layout" svg:x1="73.018cm" svg:y1="21.3cm" svg:x2="73.018cm" svg:y2="18.271cm">
          <text:p/>
        </draw:line>
        <draw:line draw:style-name="gr6" draw:text-style-name="P1" draw:layer="layout" svg:x1="71.198cm" svg:y1="19.871cm" svg:x2="72.898cm" svg:y2="19.871cm">
          <text:p/>
        </draw:line>
        <draw:line draw:style-name="gr6" draw:text-style-name="P1" draw:layer="layout" svg:x1="72.898cm" svg:y1="21.179cm" svg:x2="72.898cm" svg:y2="19.75cm">
          <text:p/>
        </draw:line>
        <draw:line draw:style-name="gr6" draw:text-style-name="P1" draw:layer="layout" svg:x1="71.198cm" svg:y1="18.751cm" svg:x2="72.817cm" svg:y2="18.751cm">
          <text:p/>
        </draw:line>
        <draw:line draw:style-name="gr6" draw:text-style-name="P1" draw:layer="layout" svg:x1="72.817cm" svg:y1="18.63cm" svg:x2="71.198cm" svg:y2="18.63cm">
          <text:p/>
        </draw:line>
        <draw:line draw:style-name="gr6" draw:text-style-name="P1" draw:layer="layout" svg:x1="64.897cm" svg:y1="21.3cm" svg:x2="66.763cm" svg:y2="21.3cm">
          <text:p/>
        </draw:line>
        <draw:line draw:style-name="gr6" draw:text-style-name="P1" draw:layer="layout" svg:x1="69.159cm" svg:y1="21.3cm" svg:x2="69.159cm" svg:y2="21.179cm">
          <text:p/>
        </draw:line>
        <draw:polygon draw:style-name="gr6" draw:text-style-name="P1" draw:layer="layout" svg:width="0.12cm" svg:height="0.548cm" svg:x="22.371cm" svg:y="20.631cm" svg:viewBox="0 0 121 549" draw:points="121,549 121,0 0,0 0,549">
          <text:p/>
        </draw:polygon>
        <draw:polygon draw:style-name="gr6" draw:text-style-name="P1" draw:layer="layout" svg:width="0.12cm" svg:height="1.721cm" svg:x="22.371cm" svg:y="17.9cm" svg:viewBox="0 0 121 1722" draw:points="121,1722 121,0 0,0 0,1722">
          <text:p/>
        </draw:polygon>
        <draw:line draw:style-name="gr6" draw:text-style-name="P1" draw:layer="layout" svg:x1="22.491cm" svg:y1="16.891cm" svg:x2="22.491cm" svg:y2="16.791cm">
          <text:p/>
        </draw:line>
        <draw:polyline draw:style-name="gr6" draw:text-style-name="P1" draw:layer="layout" svg:width="0.12cm" svg:height="0.221cm" svg:x="22.371cm" svg:y="16.67cm" svg:viewBox="0 0 121 222" draw:points="0,0 0,222 121,222">
          <text:p/>
        </draw:polyline>
        <draw:line draw:style-name="gr6" draw:text-style-name="P1" draw:layer="layout" svg:x1="22.491cm" svg:y1="16.791cm" svg:x2="24.771cm" svg:y2="16.791cm">
          <text:p/>
        </draw:line>
        <draw:line draw:style-name="gr6" draw:text-style-name="P1" draw:layer="layout" svg:x1="24.889cm" svg:y1="16.67cm" svg:x2="22.371cm" svg:y2="16.67cm">
          <text:p/>
        </draw:line>
        <draw:line draw:style-name="gr6" draw:text-style-name="P1" draw:layer="layout" svg:x1="24.889cm" svg:y1="21.3cm" svg:x2="24.889cm" svg:y2="16.791cm">
          <text:p/>
        </draw:line>
        <draw:line draw:style-name="gr6" draw:text-style-name="P1" draw:layer="layout" svg:x1="22.491cm" svg:y1="18.98cm" svg:x2="24.69cm" svg:y2="18.98cm">
          <text:p/>
        </draw:line>
        <draw:line draw:style-name="gr6" draw:text-style-name="P1" draw:layer="layout" svg:x1="24.69cm" svg:y1="21.179cm" svg:x2="24.69cm" svg:y2="18.861cm">
          <text:p/>
        </draw:line>
        <draw:polyline draw:style-name="gr6" draw:text-style-name="P1" draw:layer="layout" svg:width="0.12cm" svg:height="0.371cm" svg:x="20.451cm" svg:y="20.929cm" svg:viewBox="0 0 121 372" draw:points="121,372 121,0 0,0 0,250">
          <text:p/>
        </draw:polyline>
        <draw:polyline draw:style-name="gr6" draw:text-style-name="P1" draw:layer="layout" svg:width="0.12cm" svg:height="0.22cm" svg:x="20.451cm" svg:y="19.699cm" svg:viewBox="0 0 121 221" draw:points="121,221 121,0 0,0 0,51">
          <text:p/>
        </draw:polyline>
        <draw:polyline draw:style-name="gr6" draw:text-style-name="P1" draw:layer="layout" svg:width="0.12cm" svg:height="0.048cm" svg:x="20.451cm" svg:y="19.871cm" svg:viewBox="0 0 121 49" draw:points="0,0 0,49 121,49">
          <text:p/>
        </draw:polyline>
        <draw:polygon draw:style-name="gr6" draw:text-style-name="P1" draw:layer="layout" svg:width="0.12cm" svg:height="0.311cm" svg:x="20.451cm" svg:y="18.58cm" svg:viewBox="0 0 121 312" draw:points="121,312 121,0 0,0 0,312">
          <text:p/>
        </draw:polygon>
        <draw:polyline draw:style-name="gr6" draw:text-style-name="P1" draw:layer="layout" svg:width="0.165cm" svg:height="1.101cm" svg:x="20.406cm" svg:y="16.67cm" svg:viewBox="0 0 166 1102" draw:points="166,1102 166,0 0,0">
          <text:p/>
        </draw:polyline>
        <draw:polyline draw:style-name="gr6" draw:text-style-name="P1" draw:layer="layout" svg:width="0.12cm" svg:height="0.98cm" svg:x="20.451cm" svg:y="16.791cm" svg:viewBox="0 0 121 981" draw:points="0,0 0,981 121,981">
          <text:p/>
        </draw:polyline>
        <draw:polyline draw:style-name="gr6" draw:text-style-name="P1" draw:layer="layout" svg:width="0.045cm" svg:height="0.121cm" svg:x="20.406cm" svg:y="16.67cm" svg:viewBox="0 0 46 122" draw:points="0,0 0,122 46,122">
          <text:p/>
        </draw:polyline>
        <draw:polyline draw:style-name="gr6" draw:text-style-name="P1" draw:layer="layout" svg:width="0.044cm" svg:height="0.121cm" svg:x="18.152cm" svg:y="16.67cm" svg:viewBox="0 0 45 122" draw:points="0,122 45,122 45,0">
          <text:p/>
        </draw:polyline>
        <draw:polyline draw:style-name="gr6" draw:text-style-name="P1" draw:layer="layout" svg:width="0.121cm" svg:height="0.84cm" svg:x="18.031cm" svg:y="16.791cm" svg:viewBox="0 0 122 841" draw:points="0,0 0,841 122,841 122,0">
          <text:p/>
        </draw:polyline>
        <draw:line draw:style-name="gr6" draw:text-style-name="P1" draw:layer="layout" svg:x1="18.196cm" svg:y1="16.67cm" svg:x2="18.031cm" svg:y2="16.67cm">
          <text:p/>
        </draw:line>
        <draw:line draw:style-name="gr6" draw:text-style-name="P1" draw:layer="layout" svg:x1="18.152cm" svg:y1="17.631cm" svg:x2="20.451cm" svg:y2="17.631cm">
          <text:p/>
        </draw:line>
        <draw:polyline draw:style-name="gr6" draw:text-style-name="P1" draw:layer="layout" svg:width="2.299cm" svg:height="0.12cm" svg:x="18.152cm" svg:y="17.511cm" svg:viewBox="0 0 2300 121" draw:points="2300,0 0,0 0,121">
          <text:p/>
        </draw:polyline>
        <draw:line draw:style-name="gr6" draw:text-style-name="P1" draw:layer="layout" svg:x1="24.889cm" svg:y1="21.179cm" svg:x2="22.172cm" svg:y2="21.179cm">
          <text:p/>
        </draw:line>
        <draw:line draw:style-name="gr6" draw:text-style-name="P1" draw:layer="layout" svg:x1="11.775cm" svg:y1="21.3cm" svg:x2="20.571cm" svg:y2="21.3cm">
          <text:p/>
        </draw:line>
        <draw:line draw:style-name="gr6" draw:text-style-name="P1" draw:layer="layout" svg:x1="18.751cm" svg:y1="21.179cm" svg:x2="18.751cm" svg:y2="19.75cm">
          <text:p/>
        </draw:line>
        <draw:line draw:style-name="gr6" draw:text-style-name="P1" draw:layer="layout" svg:x1="20.451cm" svg:y1="19.75cm" svg:x2="18.633cm" svg:y2="19.75cm">
          <text:p/>
        </draw:line>
        <draw:polyline draw:style-name="gr6" draw:text-style-name="P1" draw:layer="layout" svg:width="1.7cm" svg:height="0.121cm" svg:x="18.751cm" svg:y="19.75cm" svg:viewBox="0 0 1701 122" draw:points="0,0 0,122 1701,122">
          <text:p/>
        </draw:polyline>
        <draw:line draw:style-name="gr6" draw:text-style-name="P1" draw:layer="layout" svg:x1="20.451cm" svg:y1="18.63cm" svg:x2="18.831cm" svg:y2="18.63cm">
          <text:p/>
        </draw:line>
        <draw:line draw:style-name="gr6" draw:text-style-name="P1" draw:layer="layout" svg:x1="18.831cm" svg:y1="18.751cm" svg:x2="20.451cm" svg:y2="18.751cm">
          <text:p/>
        </draw:line>
        <draw:polyline draw:style-name="gr6" draw:text-style-name="P1" draw:layer="layout" svg:width="7.567cm" svg:height="0.218cm" svg:x="57.006cm" svg:y="33.968cm" svg:viewBox="0 0 7568 219" draw:points="0,0 0,219 7568,219">
          <text:p/>
        </draw:polyline>
        <draw:line draw:style-name="gr6" draw:text-style-name="P1" draw:layer="layout" svg:x1="64.897cm" svg:y1="29.728cm" svg:x2="66.759cm" svg:y2="29.728cm">
          <text:p/>
        </draw:line>
        <draw:line draw:style-name="gr6" draw:text-style-name="P1" draw:layer="layout" svg:x1="66.96cm" svg:y1="29.559cm" svg:x2="64.897cm" svg:y2="29.559cm">
          <text:p/>
        </draw:line>
        <draw:polyline draw:style-name="gr6" draw:text-style-name="P1" draw:layer="layout" svg:width="0.601cm" svg:height="0.048cm" svg:x="42.305cm" svg:y="33.113cm" svg:viewBox="0 0 602 49" draw:points="602,0 0,0 0,49 602,49">
          <text:p/>
        </draw:polyline>
        <draw:line draw:style-name="gr6" draw:text-style-name="P1" draw:layer="layout" svg:x1="35.998cm" svg:y1="16.842cm" svg:x2="45.366cm" svg:y2="16.842cm">
          <text:p/>
        </draw:line>
        <draw:line draw:style-name="gr6" draw:text-style-name="P1" draw:layer="layout" svg:x1="45.861cm" svg:y1="16.67cm" svg:x2="35.828cm" svg:y2="16.67cm">
          <text:p/>
        </draw:line>
        <draw:line draw:style-name="gr6" draw:text-style-name="P1" draw:layer="layout" svg:x1="35.828cm" svg:y1="16.67cm" svg:x2="35.828cm" svg:y2="16.842cm">
          <text:p/>
        </draw:line>
        <draw:line draw:style-name="gr6" draw:text-style-name="P1" draw:layer="layout" svg:x1="20.451cm" svg:y1="21.179cm" svg:x2="18.751cm" svg:y2="21.179cm">
          <text:p/>
        </draw:line>
        <draw:line draw:style-name="gr6" draw:text-style-name="P1" draw:layer="layout" svg:x1="73.858cm" svg:y1="35.966cm" svg:x2="73.958cm" svg:y2="35.966cm">
          <text:p/>
        </draw:line>
        <draw:line draw:style-name="gr6" draw:text-style-name="P1" draw:layer="layout" svg:x1="74.06cm" svg:y1="35.866cm" svg:x2="73.858cm" svg:y2="35.866cm">
          <text:p/>
        </draw:line>
        <draw:line draw:style-name="gr6" draw:text-style-name="P1" draw:layer="layout" svg:x1="57.205cm" svg:y1="31.068cm" svg:x2="57.205cm" svg:y2="29.743cm">
          <text:p/>
        </draw:line>
        <draw:line draw:style-name="gr6" draw:text-style-name="P1" draw:layer="layout" svg:x1="57.006cm" svg:y1="29.622cm" svg:x2="57.006cm" svg:y2="30.867cm">
          <text:p/>
        </draw:line>
        <draw:line draw:style-name="gr6" draw:text-style-name="P1" draw:layer="layout" svg:x1="57.175cm" svg:y1="31.068cm" svg:x2="57.205cm" svg:y2="31.068cm">
          <text:p/>
        </draw:line>
        <draw:polyline draw:style-name="gr6" draw:text-style-name="P1" draw:layer="layout" svg:width="0.328cm" svg:height="0.161cm" svg:x="50.541cm" svg:y="30.907cm" svg:viewBox="0 0 329 162" draw:points="0,162 329,162 329,0">
          <text:p/>
        </draw:polyline>
        <draw:polyline draw:style-name="gr6" draw:text-style-name="P1" draw:layer="layout" svg:width="0.328cm" svg:height="0.029cm" svg:x="50.541cm" svg:y="30.867cm" svg:viewBox="0 0 329 30" draw:points="329,0 0,0 0,30">
          <text:p/>
        </draw:polyline>
        <draw:line draw:style-name="gr6" draw:text-style-name="P1" draw:layer="layout" svg:x1="50.541cm" svg:y1="30.907cm" svg:x2="50.541cm" svg:y2="31.047cm">
          <text:p/>
        </draw:line>
        <draw:line draw:style-name="gr6" draw:text-style-name="P1" draw:layer="layout" svg:x1="50.541cm" svg:y1="31.057cm" svg:x2="50.541cm" svg:y2="31.068cm">
          <text:p/>
        </draw:line>
        <draw:polyline draw:style-name="gr6" draw:text-style-name="P1" draw:layer="layout" svg:width="0.914cm" svg:height="0.161cm" svg:x="52.129cm" svg:y="30.907cm" svg:viewBox="0 0 915 162" draw:points="0,162 915,162 915,0">
          <text:p/>
        </draw:polyline>
        <draw:line draw:style-name="gr6" draw:text-style-name="P1" draw:layer="layout" svg:x1="53.043cm" svg:y1="30.867cm" svg:x2="52.129cm" svg:y2="30.867cm">
          <text:p/>
        </draw:line>
        <draw:line draw:style-name="gr6" draw:text-style-name="P1" draw:layer="layout" svg:x1="52.129cm" svg:y1="30.907cm" svg:x2="52.129cm" svg:y2="31.068cm">
          <text:p/>
        </draw:line>
        <draw:polyline draw:style-name="gr6" draw:text-style-name="P1" draw:layer="layout" svg:width="0.916cm" svg:height="0.161cm" svg:x="54.303cm" svg:y="30.907cm" svg:viewBox="0 0 917 162" draw:points="0,162 917,162 917,0">
          <text:p/>
        </draw:polyline>
        <draw:line draw:style-name="gr6" draw:text-style-name="P1" draw:layer="layout" svg:x1="55.219cm" svg:y1="30.867cm" svg:x2="54.303cm" svg:y2="30.867cm">
          <text:p/>
        </draw:line>
        <draw:line draw:style-name="gr6" draw:text-style-name="P1" draw:layer="layout" svg:x1="54.303cm" svg:y1="30.907cm" svg:x2="54.303cm" svg:y2="31.068cm">
          <text:p/>
        </draw:line>
        <draw:line draw:style-name="gr6" draw:text-style-name="P1" draw:layer="layout" svg:x1="56.479cm" svg:y1="31.068cm" svg:x2="57.006cm" svg:y2="31.068cm">
          <text:p/>
        </draw:line>
        <draw:line draw:style-name="gr6" draw:text-style-name="P1" draw:layer="layout" svg:x1="57.006cm" svg:y1="30.867cm" svg:x2="56.479cm" svg:y2="30.867cm">
          <text:p/>
        </draw:line>
        <draw:line draw:style-name="gr6" draw:text-style-name="P1" draw:layer="layout" svg:x1="56.479cm" svg:y1="30.907cm" svg:x2="56.479cm" svg:y2="31.068cm">
          <text:p/>
        </draw:line>
        <draw:polygon draw:style-name="gr7" draw:text-style-name="P1" draw:layer="layout" svg:width="0.25cm" svg:height="0.15cm" svg:x="42.902cm" svg:y="44.945cm" svg:viewBox="0 0 251 151" draw:points="251,151 251,0 0,0 0,151">
          <text:p/>
        </draw:polygon>
        <draw:polygon draw:style-name="gr7" draw:text-style-name="P1" draw:layer="layout" svg:width="0.23cm" svg:height="0.132cm" svg:x="42.911cm" svg:y="44.953cm" svg:viewBox="0 0 231 133" draw:points="0,0 231,0 231,133 0,133">
          <text:p/>
        </draw:polygon>
        <draw:line draw:style-name="gr6" draw:text-style-name="P1" draw:layer="layout" svg:x1="65.066cm" svg:y1="23.994cm" svg:x2="65.066cm" svg:y2="24.094cm">
          <text:p/>
        </draw:line>
        <draw:line draw:style-name="gr6" draw:text-style-name="P1" draw:layer="layout" svg:x1="65.066cm" svg:y1="26.763cm" svg:x2="65.066cm" svg:y2="26.864cm">
          <text:p/>
        </draw:line>
        <draw:line draw:style-name="gr6" draw:text-style-name="P1" draw:layer="layout" svg:x1="69.278cm" svg:y1="21.3cm" svg:x2="69.159cm" svg:y2="21.3cm">
          <text:p/>
        </draw:line>
        <draw:line draw:style-name="gr6" draw:text-style-name="P1" draw:layer="layout" svg:x1="69.242cm" svg:y1="41.266cm" svg:x2="69.242cm" svg:y2="41.385cm">
          <text:p/>
        </draw:line>
        <draw:line draw:style-name="gr6" draw:text-style-name="P1" draw:layer="layout" svg:x1="69.242cm" svg:y1="41.266cm" svg:x2="69.27cm" svg:y2="41.266cm">
          <text:p/>
        </draw:line>
        <draw:line draw:style-name="gr6" draw:text-style-name="P1" draw:layer="layout" svg:x1="69.242cm" svg:y1="41.385cm" svg:x2="69.242cm" svg:y2="41.266cm">
          <text:p/>
        </draw:line>
        <draw:line draw:style-name="gr6" draw:text-style-name="P1" draw:layer="layout" svg:x1="69.27cm" svg:y1="41.385cm" svg:x2="69.242cm" svg:y2="41.385cm">
          <text:p/>
        </draw:line>
        <draw:polyline draw:style-name="gr6" draw:text-style-name="P1" draw:layer="layout" svg:width="1.34cm" svg:height="0.119cm" svg:x="24.889cm" svg:y="21.115cm" svg:viewBox="0 0 1341 120" draw:points="0,120 1341,120 1341,0 0,0">
          <text:p/>
        </draw:polyline>
        <draw:line draw:style-name="gr6" draw:text-style-name="P1" draw:layer="layout" svg:x1="51.424cm" svg:y1="21.115cm" svg:x2="49.764cm" svg:y2="21.115cm">
          <text:p/>
        </draw:line>
        <draw:polyline draw:style-name="gr6" draw:text-style-name="P1" draw:layer="layout" svg:width="1.66cm" svg:height="0.119cm" svg:x="49.764cm" svg:y="21.115cm" svg:viewBox="0 0 1661 120" draw:points="0,120 1661,120 1661,0">
          <text:p/>
        </draw:polyline>
        <draw:line draw:style-name="gr6" draw:text-style-name="P1" draw:layer="layout" svg:x1="57.63cm" svg:y1="32.282cm" svg:x2="58.181cm" svg:y2="30.13cm">
          <text:p/>
        </draw:line>
        <draw:line draw:style-name="gr6" draw:text-style-name="P1" draw:layer="layout" svg:x1="45.256cm" svg:y1="19.949cm" svg:x2="45.715cm" svg:y2="19.949cm">
          <text:p/>
        </draw:line>
        <draw:line draw:style-name="gr6" draw:text-style-name="P1" draw:layer="layout" svg:x1="5.367cm" svg:y1="22.98cm" svg:x2="5.367cm" svg:y2="23.08cm">
          <text:p/>
        </draw:line>
        <draw:line draw:style-name="gr6" draw:text-style-name="P1" draw:layer="layout" svg:x1="5.367cm" svg:y1="20.58cm" svg:x2="5.367cm" svg:y2="20.679cm">
          <text:p/>
        </draw:line>
        <draw:polyline draw:style-name="gr6" draw:text-style-name="P1" draw:layer="layout" svg:width="4.005cm" svg:height="0.101cm" svg:x="5.367cm" svg:y="18.18cm" svg:viewBox="0 0 4006 102" draw:points="4006,0 0,0 0,102">
          <text:p/>
        </draw:polyline>
        <draw:line draw:style-name="gr6" draw:text-style-name="P1" draw:layer="layout" svg:x1="5.372cm" svg:y1="15.881cm" svg:x2="9.385cm" svg:y2="15.881cm">
          <text:p/>
        </draw:line>
        <draw:polyline draw:style-name="gr6" draw:text-style-name="P1" draw:layer="layout" svg:width="4.013cm" svg:height="0.1cm" svg:x="5.372cm" svg:y="15.781cm" svg:viewBox="0 0 4014 101" draw:points="4014,0 0,0 0,101">
          <text:p/>
        </draw:polyline>
        <draw:line draw:style-name="gr6" draw:text-style-name="P1" draw:layer="layout" svg:x1="5.719cm" svg:y1="13.483cm" svg:x2="9.385cm" svg:y2="13.483cm">
          <text:p/>
        </draw:line>
        <draw:polyline draw:style-name="gr6" draw:text-style-name="P1" draw:layer="layout" svg:width="3.784cm" svg:height="0.102cm" svg:x="5.719cm" svg:y="13.381cm" svg:viewBox="0 0 3785 103" draw:points="3785,0 15,0 0,103">
          <text:p/>
        </draw:polyline>
        <draw:line draw:style-name="gr6" draw:text-style-name="P1" draw:layer="layout" svg:x1="6.09cm" svg:y1="10.983cm" svg:x2="6.074cm" svg:y2="11.083cm">
          <text:p/>
        </draw:line>
        <draw:line draw:style-name="gr6" draw:text-style-name="P1" draw:layer="layout" svg:x1="9.503cm" svg:y1="15.881cm" svg:x2="9.503cm" svg:y2="15.682cm">
          <text:p/>
        </draw:line>
        <draw:line draw:style-name="gr6" draw:text-style-name="P1" draw:layer="layout" svg:x1="9.385cm" svg:y1="15.682cm" svg:x2="9.385cm" svg:y2="15.881cm">
          <text:p/>
        </draw:line>
        <draw:line draw:style-name="gr6" draw:text-style-name="P1" draw:layer="layout" svg:x1="9.503cm" svg:y1="13.483cm" svg:x2="9.503cm" svg:y2="13.381cm">
          <text:p/>
        </draw:line>
        <draw:line draw:style-name="gr6" draw:text-style-name="P1" draw:layer="layout" svg:x1="9.385cm" svg:y1="13.483cm" svg:x2="9.503cm" svg:y2="13.483cm">
          <text:p/>
        </draw:line>
        <draw:polyline draw:style-name="gr6" draw:text-style-name="P1" draw:layer="layout" svg:width="0.309cm" svg:height="0.132cm" svg:x="64.471cm" svg:y="16.67cm" svg:viewBox="0 0 310 133" draw:points="216,133 310,133 310,0 0,0">
          <text:p/>
        </draw:polyline>
        <draw:line draw:style-name="gr6" draw:text-style-name="P1" draw:layer="layout" svg:x1="65.79cm" svg:y1="16.802cm" svg:x2="66.763cm" svg:y2="16.802cm">
          <text:p/>
        </draw:line>
        <draw:polyline draw:style-name="gr6" draw:text-style-name="P1" draw:layer="layout" svg:width="1.105cm" svg:height="0.132cm" svg:x="65.79cm" svg:y="16.67cm" svg:viewBox="0 0 1106 133" draw:points="1106,0 0,0 0,133">
          <text:p/>
        </draw:polyline>
        <draw:line draw:style-name="gr6" draw:text-style-name="P1" draw:layer="layout" svg:x1="71.759cm" svg:y1="39.465cm" svg:x2="71.759cm" svg:y2="39.585cm">
          <text:p/>
        </draw:line>
        <draw:line draw:style-name="gr6" draw:text-style-name="P1" draw:layer="layout" svg:x1="66.77cm" svg:y1="39.465cm" svg:x2="66.67cm" svg:y2="39.465cm">
          <text:p/>
        </draw:line>
        <draw:line draw:style-name="gr6" draw:text-style-name="P1" draw:layer="layout" svg:x1="66.901cm" svg:y1="39.585cm" svg:x2="67.121cm" svg:y2="39.585cm">
          <text:p/>
        </draw:line>
        <draw:polyline draw:style-name="gr6" draw:text-style-name="P1" draw:layer="layout" svg:width="0.225cm" svg:height="0.132cm" svg:x="14.073cm" svg:y="16.67cm" svg:viewBox="0 0 226 133" draw:points="226,0 0,0 0,133 226,133">
          <text:p/>
        </draw:polyline>
        <draw:line draw:style-name="gr6" draw:text-style-name="P1" draw:layer="layout" svg:x1="13.064cm" svg:y1="16.67cm" svg:x2="11.775cm" svg:y2="16.67cm">
          <text:p/>
        </draw:line>
        <draw:polyline draw:style-name="gr6" draw:text-style-name="P1" draw:layer="layout" svg:width="1.16cm" svg:height="0.132cm" svg:x="11.904cm" svg:y="16.67cm" svg:viewBox="0 0 1161 133" draw:points="0,133 1161,133 1161,0">
          <text:p/>
        </draw:polyline>
        <draw:line draw:style-name="gr6" draw:text-style-name="P1" draw:layer="layout" svg:x1="53.998cm" svg:y1="35.801cm" svg:x2="53.748cm" svg:y2="35.801cm">
          <text:p/>
        </draw:line>
        <draw:line draw:style-name="gr6" draw:text-style-name="P1" draw:layer="layout" svg:x1="52.738cm" svg:y1="35.801cm" svg:x2="50.099cm" svg:y2="35.801cm">
          <text:p/>
        </draw:line>
        <draw:line draw:style-name="gr6" draw:text-style-name="P1" draw:layer="layout" svg:x1="52.738cm" svg:y1="36.051cm" svg:x2="52.738cm" svg:y2="35.801cm">
          <text:p/>
        </draw:line>
        <draw:line draw:style-name="gr6" draw:text-style-name="P1" draw:layer="layout" svg:x1="53.748cm" svg:y1="39.45cm" svg:x2="52.8cm" svg:y2="39.45cm">
          <text:p/>
        </draw:line>
        <draw:line draw:style-name="gr6" draw:text-style-name="P1" draw:layer="layout" svg:x1="52.774cm" svg:y1="39.45cm" svg:x2="50.349cm" svg:y2="39.45cm">
          <text:p/>
        </draw:line>
        <draw:line draw:style-name="gr6" draw:text-style-name="P1" draw:layer="layout" svg:x1="50.099cm" svg:y1="39.7cm" svg:x2="53.998cm" svg:y2="39.7cm">
          <text:p/>
        </draw:line>
        <draw:line draw:style-name="gr6" draw:text-style-name="P1" draw:layer="layout" svg:x1="50.349cm" svg:y1="39.45cm" svg:x2="50.349cm" svg:y2="36.051cm">
          <text:p/>
        </draw:line>
        <draw:line draw:style-name="gr6" draw:text-style-name="P1" draw:layer="layout" svg:x1="50.099cm" svg:y1="35.801cm" svg:x2="50.099cm" svg:y2="39.7cm">
          <text:p/>
        </draw:line>
        <draw:line draw:style-name="gr6" draw:text-style-name="P1" draw:layer="layout" svg:x1="53.748cm" svg:y1="35.801cm" svg:x2="53.748cm" svg:y2="39.45cm">
          <text:p/>
        </draw:line>
        <draw:line draw:style-name="gr6" draw:text-style-name="P1" draw:layer="layout" svg:x1="53.998cm" svg:y1="39.7cm" svg:x2="53.998cm" svg:y2="35.801cm">
          <text:p/>
        </draw:line>
        <draw:polyline draw:style-name="gr6" draw:text-style-name="P1" draw:layer="layout" svg:width="0.099cm" svg:height="3.49cm" svg:x="38.178cm" svg:y="41.385cm" svg:viewBox="0 0 100 3491" draw:points="0,0 0,3491 100,3491">
          <text:p/>
        </draw:polyline>
        <draw:line draw:style-name="gr6" draw:text-style-name="P1" draw:layer="layout" svg:x1="66.759cm" svg:y1="33.606cm" svg:x2="64.48cm" svg:y2="33.606cm">
          <text:p/>
        </draw:line>
        <draw:line draw:style-name="gr6" draw:text-style-name="P1" draw:layer="layout" svg:x1="57.205cm" svg:y1="29.743cm" svg:x2="57.342cm" svg:y2="29.743cm">
          <text:p/>
        </draw:line>
        <draw:line draw:style-name="gr6" draw:text-style-name="P1" draw:layer="layout" svg:x1="57.503cm" svg:y1="29.743cm" svg:x2="64.541cm" svg:y2="29.743cm">
          <text:p/>
        </draw:line>
        <draw:polyline draw:style-name="gr6" draw:text-style-name="P1" draw:layer="layout" svg:width="0.195cm" svg:height="0.184cm" svg:x="64.702cm" svg:y="29.559cm" svg:viewBox="0 0 196 185" draw:points="0,185 196,185 196,0">
          <text:p/>
        </draw:polyline>
        <draw:line draw:style-name="gr6" draw:text-style-name="P1" draw:layer="layout" svg:x1="64.897cm" svg:y1="29.622cm" svg:x2="57.006cm" svg:y2="29.622cm">
          <text:p/>
        </draw:line>
        <draw:line draw:style-name="gr6" draw:text-style-name="P1" draw:layer="layout" svg:x1="45.366cm" svg:y1="16.816cm" svg:x2="45.715cm" svg:y2="16.816cm">
          <text:p/>
        </draw:line>
        <draw:line draw:style-name="gr6" draw:text-style-name="P1" draw:layer="layout" svg:x1="45.715cm" svg:y1="19.96cm" svg:x2="45.861cm" svg:y2="19.96cm">
          <text:p/>
        </draw:line>
        <draw:line draw:style-name="gr6" draw:text-style-name="P1" draw:layer="layout" svg:x1="45.861cm" svg:y1="19.839cm" svg:x2="45.366cm" svg:y2="19.839cm">
          <text:p/>
        </draw:line>
        <draw:line draw:style-name="gr6" draw:text-style-name="P1" draw:layer="layout" svg:x1="45.715cm" svg:y1="20.969cm" svg:x2="45.715cm" svg:y2="21.115cm">
          <text:p/>
        </draw:line>
        <draw:polyline draw:style-name="gr6" draw:text-style-name="P1" draw:layer="layout" svg:width="0.146cm" svg:height="0.265cm" svg:x="45.715cm" svg:y="20.969cm" svg:viewBox="0 0 147 266" draw:points="147,266 147,0 0,0">
          <text:p/>
        </draw:polyline>
        <draw:line draw:style-name="gr6" draw:text-style-name="P1" draw:layer="layout" svg:x1="35.828cm" svg:y1="21.132cm" svg:x2="35.828cm" svg:y2="21.234cm">
          <text:p/>
        </draw:line>
        <draw:line draw:style-name="gr6" draw:text-style-name="P1" draw:layer="layout" svg:x1="35.828cm" svg:y1="16.842cm" svg:x2="35.828cm" svg:y2="20.728cm">
          <text:p/>
        </draw:line>
        <draw:line draw:style-name="gr6" draw:text-style-name="P1" draw:layer="layout" svg:x1="35.998cm" svg:y1="20.819cm" svg:x2="35.998cm" svg:y2="16.842cm">
          <text:p/>
        </draw:line>
        <draw:line draw:style-name="gr6" draw:text-style-name="P1" draw:layer="layout" svg:x1="35.998cm" svg:y1="21.115cm" svg:x2="35.998cm" svg:y2="21.039cm">
          <text:p/>
        </draw:line>
        <draw:line draw:style-name="gr6" draw:text-style-name="P1" draw:layer="layout" svg:x1="38.227cm" svg:y1="29.622cm" svg:x2="38.227cm" svg:y2="29.743cm">
          <text:p/>
        </draw:line>
        <draw:line draw:style-name="gr6" draw:text-style-name="P1" draw:layer="layout" svg:x1="33.428cm" svg:y1="29.622cm" svg:x2="32.289cm" svg:y2="29.622cm">
          <text:p/>
        </draw:line>
        <draw:polyline draw:style-name="gr6" draw:text-style-name="P1" draw:layer="layout" svg:width="1.139cm" svg:height="0.121cm" svg:x="32.289cm" svg:y="29.622cm" svg:viewBox="0 0 1140 122" draw:points="0,122 1140,122 1140,0">
          <text:p/>
        </draw:polyline>
        <draw:line draw:style-name="gr6" draw:text-style-name="P1" draw:layer="layout" svg:x1="16.493cm" svg:y1="13.608cm" svg:x2="17.621cm" svg:y2="13.608cm">
          <text:p/>
        </draw:line>
        <draw:line draw:style-name="gr6" draw:text-style-name="P1" draw:layer="layout" svg:x1="17.665cm" svg:y1="13.608cm" svg:x2="17.693cm" svg:y2="13.608cm">
          <text:p/>
        </draw:line>
        <draw:line draw:style-name="gr6" draw:text-style-name="P1" draw:layer="layout" svg:x1="16.493cm" svg:y1="13.356cm" svg:x2="17.621cm" svg:y2="13.356cm">
          <text:p/>
        </draw:line>
        <draw:line draw:style-name="gr6" draw:text-style-name="P1" draw:layer="layout" svg:x1="17.665cm" svg:y1="13.356cm" svg:x2="17.693cm" svg:y2="13.356cm">
          <text:p/>
        </draw:line>
        <draw:line draw:style-name="gr6" draw:text-style-name="P1" draw:layer="layout" svg:x1="16.493cm" svg:y1="13.106cm" svg:x2="17.621cm" svg:y2="13.106cm">
          <text:p/>
        </draw:line>
        <draw:line draw:style-name="gr6" draw:text-style-name="P1" draw:layer="layout" svg:x1="17.665cm" svg:y1="13.106cm" svg:x2="17.693cm" svg:y2="13.106cm">
          <text:p/>
        </draw:line>
        <draw:line draw:style-name="gr6" draw:text-style-name="P1" draw:layer="layout" svg:x1="16.493cm" svg:y1="12.856cm" svg:x2="17.621cm" svg:y2="12.856cm">
          <text:p/>
        </draw:line>
        <draw:line draw:style-name="gr6" draw:text-style-name="P1" draw:layer="layout" svg:x1="17.665cm" svg:y1="12.856cm" svg:x2="17.693cm" svg:y2="12.856cm">
          <text:p/>
        </draw:line>
        <draw:line draw:style-name="gr6" draw:text-style-name="P1" draw:layer="layout" svg:x1="16.493cm" svg:y1="12.606cm" svg:x2="17.621cm" svg:y2="12.606cm">
          <text:p/>
        </draw:line>
        <draw:line draw:style-name="gr6" draw:text-style-name="P1" draw:layer="layout" svg:x1="17.665cm" svg:y1="12.606cm" svg:x2="17.693cm" svg:y2="12.606cm">
          <text:p/>
        </draw:line>
        <draw:line draw:style-name="gr6" draw:text-style-name="P1" draw:layer="layout" svg:x1="16.493cm" svg:y1="12.606cm" svg:x2="16.493cm" svg:y2="11.48cm">
          <text:p/>
        </draw:line>
        <draw:line draw:style-name="gr6" draw:text-style-name="P1" draw:layer="layout" svg:x1="16.493cm" svg:y1="11.434cm" svg:x2="16.493cm" svg:y2="11.406cm">
          <text:p/>
        </draw:line>
        <draw:line draw:style-name="gr6" draw:text-style-name="P1" draw:layer="layout" svg:x1="16.243cm" svg:y1="12.606cm" svg:x2="16.243cm" svg:y2="11.48cm">
          <text:p/>
        </draw:line>
        <draw:line draw:style-name="gr6" draw:text-style-name="P1" draw:layer="layout" svg:x1="16.243cm" svg:y1="11.434cm" svg:x2="16.243cm" svg:y2="11.406cm">
          <text:p/>
        </draw:line>
        <draw:line draw:style-name="gr6" draw:text-style-name="P1" draw:layer="layout" svg:x1="15.993cm" svg:y1="12.606cm" svg:x2="15.993cm" svg:y2="11.48cm">
          <text:p/>
        </draw:line>
        <draw:line draw:style-name="gr6" draw:text-style-name="P1" draw:layer="layout" svg:x1="15.993cm" svg:y1="11.434cm" svg:x2="15.993cm" svg:y2="11.406cm">
          <text:p/>
        </draw:line>
        <draw:line draw:style-name="gr6" draw:text-style-name="P1" draw:layer="layout" svg:x1="15.743cm" svg:y1="12.606cm" svg:x2="15.743cm" svg:y2="11.48cm">
          <text:p/>
        </draw:line>
        <draw:line draw:style-name="gr6" draw:text-style-name="P1" draw:layer="layout" svg:x1="15.743cm" svg:y1="11.434cm" svg:x2="15.743cm" svg:y2="11.406cm">
          <text:p/>
        </draw:line>
        <draw:line draw:style-name="gr6" draw:text-style-name="P1" draw:layer="layout" svg:x1="15.494cm" svg:y1="12.606cm" svg:x2="15.494cm" svg:y2="11.48cm">
          <text:p/>
        </draw:line>
        <draw:line draw:style-name="gr6" draw:text-style-name="P1" draw:layer="layout" svg:x1="15.494cm" svg:y1="11.434cm" svg:x2="15.494cm" svg:y2="11.406cm">
          <text:p/>
        </draw:line>
        <draw:line draw:style-name="gr6" draw:text-style-name="P1" draw:layer="layout" svg:x1="15.494cm" svg:y1="12.606cm" svg:x2="14.365cm" svg:y2="12.606cm">
          <text:p/>
        </draw:line>
        <draw:line draw:style-name="gr6" draw:text-style-name="P1" draw:layer="layout" svg:x1="14.321cm" svg:y1="12.606cm" svg:x2="14.293cm" svg:y2="12.606cm">
          <text:p/>
        </draw:line>
        <draw:line draw:style-name="gr6" draw:text-style-name="P1" draw:layer="layout" svg:x1="15.494cm" svg:y1="12.856cm" svg:x2="14.365cm" svg:y2="12.856cm">
          <text:p/>
        </draw:line>
        <draw:line draw:style-name="gr6" draw:text-style-name="P1" draw:layer="layout" svg:x1="14.321cm" svg:y1="12.856cm" svg:x2="14.293cm" svg:y2="12.856cm">
          <text:p/>
        </draw:line>
        <draw:line draw:style-name="gr6" draw:text-style-name="P1" draw:layer="layout" svg:x1="15.494cm" svg:y1="13.106cm" svg:x2="14.365cm" svg:y2="13.106cm">
          <text:p/>
        </draw:line>
        <draw:line draw:style-name="gr6" draw:text-style-name="P1" draw:layer="layout" svg:x1="14.321cm" svg:y1="13.106cm" svg:x2="14.293cm" svg:y2="13.106cm">
          <text:p/>
        </draw:line>
        <draw:line draw:style-name="gr6" draw:text-style-name="P1" draw:layer="layout" svg:x1="15.494cm" svg:y1="13.356cm" svg:x2="14.365cm" svg:y2="13.356cm">
          <text:p/>
        </draw:line>
        <draw:line draw:style-name="gr6" draw:text-style-name="P1" draw:layer="layout" svg:x1="14.321cm" svg:y1="13.356cm" svg:x2="14.293cm" svg:y2="13.356cm">
          <text:p/>
        </draw:line>
        <draw:line draw:style-name="gr6" draw:text-style-name="P1" draw:layer="layout" svg:x1="16.493cm" svg:y1="12.606cm" svg:x2="16.493cm" svg:y2="13.567cm">
          <text:p/>
        </draw:line>
        <draw:line draw:style-name="gr6" draw:text-style-name="P1" draw:layer="layout" svg:x1="16.493cm" svg:y1="13.597cm" svg:x2="16.493cm" svg:y2="13.608cm">
          <text:p/>
        </draw:line>
        <draw:line draw:style-name="gr6" draw:text-style-name="P1" draw:layer="layout" svg:x1="15.494cm" svg:y1="12.606cm" svg:x2="16.493cm" svg:y2="12.606cm">
          <text:p/>
        </draw:line>
        <draw:line draw:style-name="gr6" draw:text-style-name="P1" draw:layer="layout" svg:x1="15.494cm" svg:y1="13.608cm" svg:x2="15.494cm" svg:y2="13.597cm">
          <text:p/>
        </draw:line>
        <draw:line draw:style-name="gr6" draw:text-style-name="P1" draw:layer="layout" svg:x1="15.494cm" svg:y1="13.567cm" svg:x2="15.494cm" svg:y2="12.606cm">
          <text:p/>
        </draw:line>
        <draw:line draw:style-name="gr6" draw:text-style-name="P1" draw:layer="layout" svg:x1="15.494cm" svg:y1="13.608cm" svg:x2="15.494cm" svg:y2="14.734cm">
          <text:p/>
        </draw:line>
        <draw:line draw:style-name="gr6" draw:text-style-name="P1" draw:layer="layout" svg:x1="15.494cm" svg:y1="14.778cm" svg:x2="15.494cm" svg:y2="14.806cm">
          <text:p/>
        </draw:line>
        <draw:line draw:style-name="gr6" draw:text-style-name="P1" draw:layer="layout" svg:x1="15.743cm" svg:y1="13.608cm" svg:x2="15.743cm" svg:y2="14.734cm">
          <text:p/>
        </draw:line>
        <draw:line draw:style-name="gr6" draw:text-style-name="P1" draw:layer="layout" svg:x1="15.743cm" svg:y1="14.778cm" svg:x2="15.743cm" svg:y2="14.806cm">
          <text:p/>
        </draw:line>
        <draw:line draw:style-name="gr6" draw:text-style-name="P1" draw:layer="layout" svg:x1="15.993cm" svg:y1="13.608cm" svg:x2="15.993cm" svg:y2="14.734cm">
          <text:p/>
        </draw:line>
        <draw:line draw:style-name="gr6" draw:text-style-name="P1" draw:layer="layout" svg:x1="15.993cm" svg:y1="14.778cm" svg:x2="15.993cm" svg:y2="14.806cm">
          <text:p/>
        </draw:line>
        <draw:line draw:style-name="gr6" draw:text-style-name="P1" draw:layer="layout" svg:x1="16.243cm" svg:y1="13.608cm" svg:x2="16.243cm" svg:y2="14.734cm">
          <text:p/>
        </draw:line>
        <draw:line draw:style-name="gr6" draw:text-style-name="P1" draw:layer="layout" svg:x1="16.243cm" svg:y1="14.778cm" svg:x2="16.243cm" svg:y2="14.806cm">
          <text:p/>
        </draw:line>
        <draw:line draw:style-name="gr6" draw:text-style-name="P1" draw:layer="layout" svg:x1="16.493cm" svg:y1="13.608cm" svg:x2="16.493cm" svg:y2="14.734cm">
          <text:p/>
        </draw:line>
        <draw:line draw:style-name="gr6" draw:text-style-name="P1" draw:layer="layout" svg:x1="16.493cm" svg:y1="14.778cm" svg:x2="16.493cm" svg:y2="14.806cm">
          <text:p/>
        </draw:line>
        <draw:line draw:style-name="gr6" draw:text-style-name="P1" draw:layer="layout" svg:x1="15.494cm" svg:y1="13.608cm" svg:x2="14.293cm" svg:y2="13.608cm">
          <text:p/>
        </draw:line>
        <draw:line draw:style-name="gr6" draw:text-style-name="P1" draw:layer="layout" svg:x1="16.493cm" svg:y1="13.608cm" svg:x2="15.494cm" svg:y2="13.608cm">
          <text:p/>
        </draw:line>
        <draw:line draw:style-name="gr6" draw:text-style-name="P1" draw:layer="layout" svg:x1="15.303cm" svg:y1="14.806cm" svg:x2="14.293cm" svg:y2="14.806cm">
          <text:p/>
        </draw:line>
        <draw:line draw:style-name="gr6" draw:text-style-name="P1" draw:layer="layout" svg:x1="61.169cm" svg:y1="13.608cm" svg:x2="62.257cm" svg:y2="13.608cm">
          <text:p/>
        </draw:line>
        <draw:line draw:style-name="gr6" draw:text-style-name="P1" draw:layer="layout" svg:x1="62.287cm" svg:y1="13.608cm" svg:x2="62.297cm" svg:y2="13.608cm">
          <text:p/>
        </draw:line>
        <draw:line draw:style-name="gr6" draw:text-style-name="P1" draw:layer="layout" svg:x1="61.097cm" svg:y1="13.356cm" svg:x2="61.125cm" svg:y2="13.356cm">
          <text:p/>
        </draw:line>
        <draw:line draw:style-name="gr6" draw:text-style-name="P1" draw:layer="layout" svg:x1="61.169cm" svg:y1="13.356cm" svg:x2="62.257cm" svg:y2="13.356cm">
          <text:p/>
        </draw:line>
        <draw:line draw:style-name="gr6" draw:text-style-name="P1" draw:layer="layout" svg:x1="62.287cm" svg:y1="13.356cm" svg:x2="62.297cm" svg:y2="13.356cm">
          <text:p/>
        </draw:line>
        <draw:line draw:style-name="gr6" draw:text-style-name="P1" draw:layer="layout" svg:x1="61.169cm" svg:y1="13.106cm" svg:x2="62.257cm" svg:y2="13.106cm">
          <text:p/>
        </draw:line>
        <draw:line draw:style-name="gr6" draw:text-style-name="P1" draw:layer="layout" svg:x1="62.287cm" svg:y1="13.106cm" svg:x2="62.297cm" svg:y2="13.106cm">
          <text:p/>
        </draw:line>
        <draw:line draw:style-name="gr6" draw:text-style-name="P1" draw:layer="layout" svg:x1="61.097cm" svg:y1="12.856cm" svg:x2="61.125cm" svg:y2="12.856cm">
          <text:p/>
        </draw:line>
        <draw:line draw:style-name="gr6" draw:text-style-name="P1" draw:layer="layout" svg:x1="61.169cm" svg:y1="12.856cm" svg:x2="62.257cm" svg:y2="12.856cm">
          <text:p/>
        </draw:line>
        <draw:line draw:style-name="gr6" draw:text-style-name="P1" draw:layer="layout" svg:x1="62.287cm" svg:y1="12.856cm" svg:x2="62.297cm" svg:y2="12.856cm">
          <text:p/>
        </draw:line>
        <draw:line draw:style-name="gr6" draw:text-style-name="P1" draw:layer="layout" svg:x1="61.097cm" svg:y1="12.606cm" svg:x2="61.125cm" svg:y2="12.606cm">
          <text:p/>
        </draw:line>
        <draw:line draw:style-name="gr6" draw:text-style-name="P1" draw:layer="layout" svg:x1="61.169cm" svg:y1="12.606cm" svg:x2="62.257cm" svg:y2="12.606cm">
          <text:p/>
        </draw:line>
        <draw:line draw:style-name="gr6" draw:text-style-name="P1" draw:layer="layout" svg:x1="62.287cm" svg:y1="12.606cm" svg:x2="62.297cm" svg:y2="12.606cm">
          <text:p/>
        </draw:line>
        <draw:line draw:style-name="gr6" draw:text-style-name="P1" draw:layer="layout" svg:x1="62.297cm" svg:y1="11.406cm" svg:x2="62.297cm" svg:y2="11.434cm">
          <text:p/>
        </draw:line>
        <draw:line draw:style-name="gr6" draw:text-style-name="P1" draw:layer="layout" svg:x1="62.297cm" svg:y1="11.48cm" svg:x2="62.297cm" svg:y2="12.566cm">
          <text:p/>
        </draw:line>
        <draw:line draw:style-name="gr6" draw:text-style-name="P1" draw:layer="layout" svg:x1="62.297cm" svg:y1="12.596cm" svg:x2="62.297cm" svg:y2="12.606cm">
          <text:p/>
        </draw:line>
        <draw:line draw:style-name="gr6" draw:text-style-name="P1" draw:layer="layout" svg:x1="62.547cm" svg:y1="11.48cm" svg:x2="62.547cm" svg:y2="12.566cm">
          <text:p/>
        </draw:line>
        <draw:line draw:style-name="gr6" draw:text-style-name="P1" draw:layer="layout" svg:x1="62.547cm" svg:y1="12.596cm" svg:x2="62.547cm" svg:y2="12.606cm">
          <text:p/>
        </draw:line>
        <draw:line draw:style-name="gr6" draw:text-style-name="P1" draw:layer="layout" svg:x1="62.797cm" svg:y1="11.859cm" svg:x2="62.797cm" svg:y2="12.566cm">
          <text:p/>
        </draw:line>
        <draw:line draw:style-name="gr6" draw:text-style-name="P1" draw:layer="layout" svg:x1="62.797cm" svg:y1="12.596cm" svg:x2="62.797cm" svg:y2="12.606cm">
          <text:p/>
        </draw:line>
        <draw:line draw:style-name="gr6" draw:text-style-name="P1" draw:layer="layout" svg:x1="63.047cm" svg:y1="12.253cm" svg:x2="63.047cm" svg:y2="12.566cm">
          <text:p/>
        </draw:line>
        <draw:line draw:style-name="gr6" draw:text-style-name="P1" draw:layer="layout" svg:x1="63.047cm" svg:y1="12.596cm" svg:x2="63.047cm" svg:y2="12.606cm">
          <text:p/>
        </draw:line>
        <draw:line draw:style-name="gr6" draw:text-style-name="P1" draw:layer="layout" svg:x1="62.297cm" svg:y1="12.606cm" svg:x2="62.297cm" svg:y2="13.608cm">
          <text:p/>
        </draw:line>
        <draw:line draw:style-name="gr6" draw:text-style-name="P1" draw:layer="layout" svg:x1="63.271cm" svg:y1="12.606cm" svg:x2="62.297cm" svg:y2="12.606cm">
          <text:p/>
        </draw:line>
        <draw:line draw:style-name="gr6" draw:text-style-name="P1" draw:layer="layout" svg:x1="63.296cm" svg:y1="14.806cm" svg:x2="63.296cm" svg:y2="14.778cm">
          <text:p/>
        </draw:line>
        <draw:line draw:style-name="gr6" draw:text-style-name="P1" draw:layer="layout" svg:x1="63.296cm" svg:y1="14.734cm" svg:x2="63.296cm" svg:y2="13.646cm">
          <text:p/>
        </draw:line>
        <draw:line draw:style-name="gr6" draw:text-style-name="P1" draw:layer="layout" svg:x1="63.296cm" svg:y1="13.616cm" svg:x2="63.296cm" svg:y2="13.608cm">
          <text:p/>
        </draw:line>
        <draw:line draw:style-name="gr6" draw:text-style-name="P1" draw:layer="layout" svg:x1="63.047cm" svg:y1="14.806cm" svg:x2="63.047cm" svg:y2="14.778cm">
          <text:p/>
        </draw:line>
        <draw:line draw:style-name="gr6" draw:text-style-name="P1" draw:layer="layout" svg:x1="63.047cm" svg:y1="14.734cm" svg:x2="63.047cm" svg:y2="13.646cm">
          <text:p/>
        </draw:line>
        <draw:line draw:style-name="gr6" draw:text-style-name="P1" draw:layer="layout" svg:x1="63.047cm" svg:y1="13.616cm" svg:x2="63.047cm" svg:y2="13.608cm">
          <text:p/>
        </draw:line>
        <draw:line draw:style-name="gr6" draw:text-style-name="P1" draw:layer="layout" svg:x1="62.797cm" svg:y1="14.806cm" svg:x2="62.797cm" svg:y2="14.778cm">
          <text:p/>
        </draw:line>
        <draw:line draw:style-name="gr6" draw:text-style-name="P1" draw:layer="layout" svg:x1="62.797cm" svg:y1="14.734cm" svg:x2="62.797cm" svg:y2="13.646cm">
          <text:p/>
        </draw:line>
        <draw:line draw:style-name="gr6" draw:text-style-name="P1" draw:layer="layout" svg:x1="62.797cm" svg:y1="13.616cm" svg:x2="62.797cm" svg:y2="13.608cm">
          <text:p/>
        </draw:line>
        <draw:line draw:style-name="gr6" draw:text-style-name="P1" draw:layer="layout" svg:x1="62.547cm" svg:y1="14.806cm" svg:x2="62.547cm" svg:y2="14.778cm">
          <text:p/>
        </draw:line>
        <draw:line draw:style-name="gr6" draw:text-style-name="P1" draw:layer="layout" svg:x1="62.547cm" svg:y1="14.734cm" svg:x2="62.547cm" svg:y2="13.646cm">
          <text:p/>
        </draw:line>
        <draw:line draw:style-name="gr6" draw:text-style-name="P1" draw:layer="layout" svg:x1="62.547cm" svg:y1="13.616cm" svg:x2="62.547cm" svg:y2="13.608cm">
          <text:p/>
        </draw:line>
        <draw:line draw:style-name="gr6" draw:text-style-name="P1" draw:layer="layout" svg:x1="62.297cm" svg:y1="14.806cm" svg:x2="62.297cm" svg:y2="14.778cm">
          <text:p/>
        </draw:line>
        <draw:line draw:style-name="gr6" draw:text-style-name="P1" draw:layer="layout" svg:x1="62.297cm" svg:y1="14.734cm" svg:x2="62.297cm" svg:y2="13.646cm">
          <text:p/>
        </draw:line>
        <draw:line draw:style-name="gr6" draw:text-style-name="P1" draw:layer="layout" svg:x1="62.297cm" svg:y1="13.616cm" svg:x2="62.297cm" svg:y2="13.608cm">
          <text:p/>
        </draw:line>
        <draw:line draw:style-name="gr6" draw:text-style-name="P1" draw:layer="layout" svg:x1="63.487cm" svg:y1="14.806cm" svg:x2="64.496cm" svg:y2="14.806cm">
          <text:p/>
        </draw:line>
        <draw:line draw:style-name="gr6" draw:text-style-name="P1" draw:layer="layout" svg:x1="62.297cm" svg:y1="13.608cm" svg:x2="63.296cm" svg:y2="13.608cm">
          <text:p/>
        </draw:line>
        <draw:line draw:style-name="gr6" draw:text-style-name="P1" draw:layer="layout" svg:x1="64.496cm" svg:y1="12.606cm" svg:x2="64.469cm" svg:y2="12.606cm">
          <text:p/>
        </draw:line>
        <draw:line draw:style-name="gr6" draw:text-style-name="P1" draw:layer="layout" svg:x1="64.424cm" svg:y1="12.606cm" svg:x2="63.337cm" svg:y2="12.606cm">
          <text:p/>
        </draw:line>
        <draw:line draw:style-name="gr6" draw:text-style-name="P1" draw:layer="layout" svg:x1="63.307cm" svg:y1="12.606cm" svg:x2="63.296cm" svg:y2="12.606cm">
          <text:p/>
        </draw:line>
        <draw:line draw:style-name="gr6" draw:text-style-name="P1" draw:layer="layout" svg:x1="64.496cm" svg:y1="12.856cm" svg:x2="64.469cm" svg:y2="12.856cm">
          <text:p/>
        </draw:line>
        <draw:line draw:style-name="gr6" draw:text-style-name="P1" draw:layer="layout" svg:x1="64.424cm" svg:y1="12.856cm" svg:x2="63.337cm" svg:y2="12.856cm">
          <text:p/>
        </draw:line>
        <draw:line draw:style-name="gr6" draw:text-style-name="P1" draw:layer="layout" svg:x1="63.307cm" svg:y1="12.856cm" svg:x2="63.296cm" svg:y2="12.856cm">
          <text:p/>
        </draw:line>
        <draw:line draw:style-name="gr6" draw:text-style-name="P1" draw:layer="layout" svg:x1="64.496cm" svg:y1="13.106cm" svg:x2="64.469cm" svg:y2="13.106cm">
          <text:p/>
        </draw:line>
        <draw:line draw:style-name="gr6" draw:text-style-name="P1" draw:layer="layout" svg:x1="64.424cm" svg:y1="13.106cm" svg:x2="63.337cm" svg:y2="13.106cm">
          <text:p/>
        </draw:line>
        <draw:line draw:style-name="gr6" draw:text-style-name="P1" draw:layer="layout" svg:x1="63.307cm" svg:y1="13.106cm" svg:x2="63.296cm" svg:y2="13.106cm">
          <text:p/>
        </draw:line>
        <draw:line draw:style-name="gr6" draw:text-style-name="P1" draw:layer="layout" svg:x1="64.496cm" svg:y1="13.356cm" svg:x2="64.469cm" svg:y2="13.356cm">
          <text:p/>
        </draw:line>
        <draw:line draw:style-name="gr6" draw:text-style-name="P1" draw:layer="layout" svg:x1="64.424cm" svg:y1="13.356cm" svg:x2="63.337cm" svg:y2="13.356cm">
          <text:p/>
        </draw:line>
        <draw:line draw:style-name="gr6" draw:text-style-name="P1" draw:layer="layout" svg:x1="63.307cm" svg:y1="13.356cm" svg:x2="63.296cm" svg:y2="13.356cm">
          <text:p/>
        </draw:line>
        <draw:line draw:style-name="gr6" draw:text-style-name="P1" draw:layer="layout" svg:x1="64.496cm" svg:y1="13.608cm" svg:x2="64.469cm" svg:y2="13.608cm">
          <text:p/>
        </draw:line>
        <draw:line draw:style-name="gr6" draw:text-style-name="P1" draw:layer="layout" svg:x1="64.424cm" svg:y1="13.608cm" svg:x2="63.337cm" svg:y2="13.608cm">
          <text:p/>
        </draw:line>
        <draw:line draw:style-name="gr6" draw:text-style-name="P1" draw:layer="layout" svg:x1="63.307cm" svg:y1="13.608cm" svg:x2="63.296cm" svg:y2="13.608cm">
          <text:p/>
        </draw:line>
        <draw:line draw:style-name="gr6" draw:text-style-name="P1" draw:layer="layout" svg:x1="64.496cm" svg:y1="12.302cm" svg:x2="64.496cm" svg:y2="11.406cm">
          <text:p/>
        </draw:line>
        <draw:line draw:style-name="gr6" draw:text-style-name="P1" draw:layer="layout" svg:x1="63.296cm" svg:y1="13.608cm" svg:x2="63.296cm" svg:y2="12.606cm">
          <text:p/>
        </draw:line>
        <draw:line draw:style-name="gr6" draw:text-style-name="P1" draw:layer="layout" svg:x1="63.296cm" svg:y1="12.107cm" svg:x2="63.296cm" svg:y2="11.48cm">
          <text:p/>
        </draw:line>
        <draw:line draw:style-name="gr6" draw:text-style-name="P1" draw:layer="layout" svg:x1="63.296cm" svg:y1="11.434cm" svg:x2="63.296cm" svg:y2="11.406cm">
          <text:p/>
        </draw:line>
        <draw:line draw:style-name="gr6" draw:text-style-name="P1" draw:layer="layout" svg:x1="63.272cm" svg:y1="12.607cm" svg:x2="63.265cm" svg:y2="12.596cm">
          <text:p/>
        </draw:line>
        <draw:line draw:style-name="gr6" draw:text-style-name="P1" draw:layer="layout" svg:x1="63.247cm" svg:y1="12.567cm" svg:x2="62.555cm" svg:y2="11.48cm">
          <text:p/>
        </draw:line>
        <draw:line draw:style-name="gr6" draw:text-style-name="P1" draw:layer="layout" svg:x1="62.527cm" svg:y1="11.435cm" svg:x2="62.509cm" svg:y2="11.406cm">
          <text:p/>
        </draw:line>
        <draw:line draw:style-name="gr6" draw:text-style-name="P1" draw:layer="layout" svg:x1="61.097cm" svg:y1="11.406cm" svg:x2="61.097cm" svg:y2="12.606cm">
          <text:p/>
        </draw:line>
        <draw:line draw:style-name="gr6" draw:text-style-name="P1" draw:layer="layout" svg:x1="62.297cm" svg:y1="11.406cm" svg:x2="62.297cm" svg:y2="12.606cm">
          <text:p/>
        </draw:line>
        <draw:line draw:style-name="gr6" draw:text-style-name="P1" draw:layer="layout" svg:x1="62.547cm" svg:y1="11.465cm" svg:x2="62.547cm" svg:y2="12.606cm">
          <text:p/>
        </draw:line>
        <draw:line draw:style-name="gr6" draw:text-style-name="P1" draw:layer="layout" svg:x1="62.547cm" svg:y1="11.406cm" svg:x2="62.547cm" svg:y2="11.434cm">
          <text:p/>
        </draw:line>
        <draw:line draw:style-name="gr6" draw:text-style-name="P1" draw:layer="layout" svg:x1="62.797cm" svg:y1="11.859cm" svg:x2="62.797cm" svg:y2="12.606cm">
          <text:p/>
        </draw:line>
        <draw:line draw:style-name="gr6" draw:text-style-name="P1" draw:layer="layout" svg:x1="62.797cm" svg:y1="11.406cm" svg:x2="62.797cm" svg:y2="11.434cm">
          <text:p/>
        </draw:line>
        <draw:line draw:style-name="gr6" draw:text-style-name="P1" draw:layer="layout" svg:x1="62.797cm" svg:y1="11.48cm" svg:x2="62.797cm" svg:y2="11.859cm">
          <text:p/>
        </draw:line>
        <draw:line draw:style-name="gr6" draw:text-style-name="P1" draw:layer="layout" svg:x1="63.047cm" svg:y1="12.253cm" svg:x2="63.047cm" svg:y2="12.606cm">
          <text:p/>
        </draw:line>
        <draw:line draw:style-name="gr6" draw:text-style-name="P1" draw:layer="layout" svg:x1="63.047cm" svg:y1="11.406cm" svg:x2="63.047cm" svg:y2="11.434cm">
          <text:p/>
        </draw:line>
        <draw:line draw:style-name="gr6" draw:text-style-name="P1" draw:layer="layout" svg:x1="63.047cm" svg:y1="11.48cm" svg:x2="63.047cm" svg:y2="12.253cm">
          <text:p/>
        </draw:line>
        <draw:line draw:style-name="gr6" draw:text-style-name="P1" draw:layer="layout" svg:x1="63.296cm" svg:y1="11.406cm" svg:x2="63.296cm" svg:y2="11.434cm">
          <text:p/>
        </draw:line>
        <draw:line draw:style-name="gr6" draw:text-style-name="P1" draw:layer="layout" svg:x1="63.296cm" svg:y1="11.48cm" svg:x2="63.296cm" svg:y2="12.566cm">
          <text:p/>
        </draw:line>
        <draw:line draw:style-name="gr6" draw:text-style-name="P1" draw:layer="layout" svg:x1="63.296cm" svg:y1="12.596cm" svg:x2="63.296cm" svg:y2="12.606cm">
          <text:p/>
        </draw:line>
        <draw:line draw:style-name="gr6" draw:text-style-name="P1" draw:layer="layout" svg:x1="63.546cm" svg:y1="11.406cm" svg:x2="63.546cm" svg:y2="11.434cm">
          <text:p/>
        </draw:line>
        <draw:line draw:style-name="gr6" draw:text-style-name="P1" draw:layer="layout" svg:x1="63.546cm" svg:y1="11.48cm" svg:x2="63.546cm" svg:y2="12.357cm">
          <text:p/>
        </draw:line>
        <draw:line draw:style-name="gr6" draw:text-style-name="P1" draw:layer="layout" svg:x1="62.509cm" svg:y1="11.406cm" svg:x2="61.097cm" svg:y2="11.406cm">
          <text:p/>
        </draw:line>
        <draw:line draw:style-name="gr6" draw:text-style-name="P1" draw:layer="layout" svg:x1="63.491cm" svg:y1="11.406cm" svg:x2="62.509cm" svg:y2="11.406cm">
          <text:p/>
        </draw:line>
        <draw:line draw:style-name="gr6" draw:text-style-name="P1" draw:layer="layout" svg:x1="63.271cm" svg:y1="12.606cm" svg:x2="61.097cm" svg:y2="12.606cm">
          <text:p/>
        </draw:line>
        <draw:line draw:style-name="gr6" draw:text-style-name="P1" draw:layer="layout" svg:x1="63.296cm" svg:y1="12.606cm" svg:x2="63.271cm" svg:y2="12.606cm">
          <text:p/>
        </draw:line>
        <draw:line draw:style-name="gr6" draw:text-style-name="P1" draw:layer="layout" svg:x1="63.547cm" svg:y1="12.357cm" svg:x2="63.296cm" svg:y2="12.607cm">
          <text:p/>
        </draw:line>
        <draw:line draw:style-name="gr6" draw:text-style-name="P1" draw:layer="layout" svg:x1="51.549cm" svg:y1="37.251cm" svg:x2="51.538cm" svg:y2="37.251cm">
          <text:p/>
        </draw:line>
        <draw:line draw:style-name="gr6" draw:text-style-name="P1" draw:layer="layout" svg:x1="51.509cm" svg:y1="37.251cm" svg:x2="50.423cm" svg:y2="37.251cm">
          <text:p/>
        </draw:line>
        <draw:line draw:style-name="gr6" draw:text-style-name="P1" draw:layer="layout" svg:x1="50.376cm" svg:y1="37.251cm" svg:x2="50.349cm" svg:y2="37.251cm">
          <text:p/>
        </draw:line>
        <draw:line draw:style-name="gr6" draw:text-style-name="P1" draw:layer="layout" svg:x1="51.549cm" svg:y1="37.5cm" svg:x2="51.538cm" svg:y2="37.5cm">
          <text:p/>
        </draw:line>
        <draw:line draw:style-name="gr6" draw:text-style-name="P1" draw:layer="layout" svg:x1="51.509cm" svg:y1="37.5cm" svg:x2="50.423cm" svg:y2="37.5cm">
          <text:p/>
        </draw:line>
        <draw:line draw:style-name="gr6" draw:text-style-name="P1" draw:layer="layout" svg:x1="50.376cm" svg:y1="37.5cm" svg:x2="50.349cm" svg:y2="37.5cm">
          <text:p/>
        </draw:line>
        <draw:line draw:style-name="gr6" draw:text-style-name="P1" draw:layer="layout" svg:x1="51.549cm" svg:y1="37.75cm" svg:x2="51.538cm" svg:y2="37.75cm">
          <text:p/>
        </draw:line>
        <draw:line draw:style-name="gr6" draw:text-style-name="P1" draw:layer="layout" svg:x1="51.509cm" svg:y1="37.75cm" svg:x2="50.423cm" svg:y2="37.75cm">
          <text:p/>
        </draw:line>
        <draw:line draw:style-name="gr6" draw:text-style-name="P1" draw:layer="layout" svg:x1="50.376cm" svg:y1="37.75cm" svg:x2="50.349cm" svg:y2="37.75cm">
          <text:p/>
        </draw:line>
        <draw:line draw:style-name="gr6" draw:text-style-name="P1" draw:layer="layout" svg:x1="51.549cm" svg:y1="38cm" svg:x2="51.538cm" svg:y2="38cm">
          <text:p/>
        </draw:line>
        <draw:line draw:style-name="gr6" draw:text-style-name="P1" draw:layer="layout" svg:x1="51.509cm" svg:y1="38cm" svg:x2="50.423cm" svg:y2="38cm">
          <text:p/>
        </draw:line>
        <draw:line draw:style-name="gr6" draw:text-style-name="P1" draw:layer="layout" svg:x1="50.376cm" svg:y1="38cm" svg:x2="50.349cm" svg:y2="38cm">
          <text:p/>
        </draw:line>
        <draw:line draw:style-name="gr6" draw:text-style-name="P1" draw:layer="layout" svg:x1="51.549cm" svg:y1="38.25cm" svg:x2="51.538cm" svg:y2="38.25cm">
          <text:p/>
        </draw:line>
        <draw:line draw:style-name="gr6" draw:text-style-name="P1" draw:layer="layout" svg:x1="51.509cm" svg:y1="38.25cm" svg:x2="50.423cm" svg:y2="38.25cm">
          <text:p/>
        </draw:line>
        <draw:line draw:style-name="gr6" draw:text-style-name="P1" draw:layer="layout" svg:x1="50.376cm" svg:y1="38.25cm" svg:x2="50.349cm" svg:y2="38.25cm">
          <text:p/>
        </draw:line>
        <draw:line draw:style-name="gr6" draw:text-style-name="P1" draw:layer="layout" svg:x1="51.549cm" svg:y1="38.25cm" svg:x2="51.549cm" svg:y2="38.26cm">
          <text:p/>
        </draw:line>
        <draw:line draw:style-name="gr6" draw:text-style-name="P1" draw:layer="layout" svg:x1="51.549cm" svg:y1="38.29cm" svg:x2="51.549cm" svg:y2="39.378cm">
          <text:p/>
        </draw:line>
        <draw:line draw:style-name="gr6" draw:text-style-name="P1" draw:layer="layout" svg:x1="51.549cm" svg:y1="39.422cm" svg:x2="51.549cm" svg:y2="39.45cm">
          <text:p/>
        </draw:line>
        <draw:line draw:style-name="gr6" draw:text-style-name="P1" draw:layer="layout" svg:x1="51.799cm" svg:y1="38.294cm" svg:x2="51.799cm" svg:y2="39.378cm">
          <text:p/>
        </draw:line>
        <draw:line draw:style-name="gr6" draw:text-style-name="P1" draw:layer="layout" svg:x1="51.799cm" svg:y1="39.422cm" svg:x2="51.799cm" svg:y2="39.45cm">
          <text:p/>
        </draw:line>
        <draw:line draw:style-name="gr6" draw:text-style-name="P1" draw:layer="layout" svg:x1="52.048cm" svg:y1="38.591cm" svg:x2="52.048cm" svg:y2="39.378cm">
          <text:p/>
        </draw:line>
        <draw:line draw:style-name="gr6" draw:text-style-name="P1" draw:layer="layout" svg:x1="52.048cm" svg:y1="39.422cm" svg:x2="52.048cm" svg:y2="39.45cm">
          <text:p/>
        </draw:line>
        <draw:line draw:style-name="gr6" draw:text-style-name="P1" draw:layer="layout" svg:x1="52.298cm" svg:y1="38.887cm" svg:x2="52.298cm" svg:y2="39.378cm">
          <text:p/>
        </draw:line>
        <draw:line draw:style-name="gr6" draw:text-style-name="P1" draw:layer="layout" svg:x1="52.298cm" svg:y1="39.422cm" svg:x2="52.298cm" svg:y2="39.45cm">
          <text:p/>
        </draw:line>
        <draw:line draw:style-name="gr6" draw:text-style-name="P1" draw:layer="layout" svg:x1="52.548cm" svg:y1="39.183cm" svg:x2="52.548cm" svg:y2="39.378cm">
          <text:p/>
        </draw:line>
        <draw:line draw:style-name="gr6" draw:text-style-name="P1" draw:layer="layout" svg:x1="52.548cm" svg:y1="39.422cm" svg:x2="52.548cm" svg:y2="39.45cm">
          <text:p/>
        </draw:line>
        <draw:line draw:style-name="gr6" draw:text-style-name="P1" draw:layer="layout" svg:x1="51.549cm" svg:y1="38.25cm" svg:x2="51.549cm" svg:y2="37.251cm">
          <text:p/>
        </draw:line>
        <draw:line draw:style-name="gr6" draw:text-style-name="P1" draw:layer="layout" svg:x1="51.763cm" svg:y1="38.25cm" svg:x2="51.549cm" svg:y2="38.25cm">
          <text:p/>
        </draw:line>
        <draw:line draw:style-name="gr6" draw:text-style-name="P1" draw:layer="layout" svg:x1="52.548cm" svg:y1="37.251cm" svg:x2="52.548cm" svg:y2="37.24cm">
          <text:p/>
        </draw:line>
        <draw:line draw:style-name="gr6" draw:text-style-name="P1" draw:layer="layout" svg:x1="52.548cm" svg:y1="37.211cm" svg:x2="52.548cm" svg:y2="36.051cm">
          <text:p/>
        </draw:line>
        <draw:line draw:style-name="gr6" draw:text-style-name="P1" draw:layer="layout" svg:x1="52.298cm" svg:y1="37.251cm" svg:x2="52.298cm" svg:y2="37.24cm">
          <text:p/>
        </draw:line>
        <draw:line draw:style-name="gr6" draw:text-style-name="P1" draw:layer="layout" svg:x1="52.298cm" svg:y1="37.211cm" svg:x2="52.298cm" svg:y2="36.051cm">
          <text:p/>
        </draw:line>
        <draw:line draw:style-name="gr6" draw:text-style-name="P1" draw:layer="layout" svg:x1="52.048cm" svg:y1="37.251cm" svg:x2="52.048cm" svg:y2="37.24cm">
          <text:p/>
        </draw:line>
        <draw:line draw:style-name="gr6" draw:text-style-name="P1" draw:layer="layout" svg:x1="52.048cm" svg:y1="37.211cm" svg:x2="52.048cm" svg:y2="36.051cm">
          <text:p/>
        </draw:line>
        <draw:line draw:style-name="gr6" draw:text-style-name="P1" draw:layer="layout" svg:x1="51.799cm" svg:y1="37.251cm" svg:x2="51.799cm" svg:y2="37.24cm">
          <text:p/>
        </draw:line>
        <draw:line draw:style-name="gr6" draw:text-style-name="P1" draw:layer="layout" svg:x1="51.799cm" svg:y1="37.211cm" svg:x2="51.799cm" svg:y2="36.051cm">
          <text:p/>
        </draw:line>
        <draw:line draw:style-name="gr6" draw:text-style-name="P1" draw:layer="layout" svg:x1="51.549cm" svg:y1="37.251cm" svg:x2="51.549cm" svg:y2="37.24cm">
          <text:p/>
        </draw:line>
        <draw:line draw:style-name="gr6" draw:text-style-name="P1" draw:layer="layout" svg:x1="51.549cm" svg:y1="37.211cm" svg:x2="51.549cm" svg:y2="36.051cm">
          <text:p/>
        </draw:line>
        <draw:line draw:style-name="gr6" draw:text-style-name="P1" draw:layer="layout" svg:x1="51.549cm" svg:y1="37.251cm" svg:x2="52.548cm" svg:y2="37.251cm">
          <text:p/>
        </draw:line>
        <draw:line draw:style-name="gr6" draw:text-style-name="P1" draw:layer="layout" svg:x1="52.738cm" svg:y1="36.051cm" svg:x2="53.748cm" svg:y2="36.051cm">
          <text:p/>
        </draw:line>
        <draw:line draw:style-name="gr6" draw:text-style-name="P1" draw:layer="layout" svg:x1="45.485cm" svg:y1="31.958cm" svg:x2="45.513cm" svg:y2="31.94cm">
          <text:p/>
        </draw:line>
        <draw:line draw:style-name="gr6" draw:text-style-name="P1" draw:layer="layout" svg:x1="45.559cm" svg:y1="31.913cm" svg:x2="46.645cm" svg:y2="31.222cm">
          <text:p/>
        </draw:line>
        <draw:line draw:style-name="gr6" draw:text-style-name="P1" draw:layer="layout" svg:x1="46.676cm" svg:y1="31.204cm" svg:x2="46.686cm" svg:y2="31.197cm">
          <text:p/>
        </draw:line>
        <draw:line draw:style-name="gr6" draw:text-style-name="P1" draw:layer="layout" svg:x1="46.786cm" svg:y1="32.827cm" svg:x2="47.984cm" svg:y2="32.827cm">
          <text:p/>
        </draw:line>
        <draw:line draw:style-name="gr6" draw:text-style-name="P1" draw:layer="layout" svg:x1="46.786cm" svg:y1="32.577cm" svg:x2="47.984cm" svg:y2="32.577cm">
          <text:p/>
        </draw:line>
        <draw:line draw:style-name="gr6" draw:text-style-name="P1" draw:layer="layout" svg:x1="46.786cm" svg:y1="32.327cm" svg:x2="47.984cm" svg:y2="32.327cm">
          <text:p/>
        </draw:line>
        <draw:line draw:style-name="gr6" draw:text-style-name="P1" draw:layer="layout" svg:x1="46.786cm" svg:y1="32.078cm" svg:x2="47.984cm" svg:y2="32.078cm">
          <text:p/>
        </draw:line>
        <draw:line draw:style-name="gr6" draw:text-style-name="P1" draw:layer="layout" svg:x1="46.786cm" svg:y1="31.828cm" svg:x2="47.984cm" svg:y2="31.828cm">
          <text:p/>
        </draw:line>
        <draw:line draw:style-name="gr6" draw:text-style-name="P1" draw:layer="layout" svg:x1="46.786cm" svg:y1="31.578cm" svg:x2="47.984cm" svg:y2="31.578cm">
          <text:p/>
        </draw:line>
        <draw:line draw:style-name="gr6" draw:text-style-name="P1" draw:layer="layout" svg:x1="46.786cm" svg:y1="31.326cm" svg:x2="47.984cm" svg:y2="31.326cm">
          <text:p/>
        </draw:line>
        <draw:line draw:style-name="gr6" draw:text-style-name="P1" draw:layer="layout" svg:x1="46.786cm" svg:y1="31.076cm" svg:x2="47.984cm" svg:y2="31.076cm">
          <text:p/>
        </draw:line>
        <draw:line draw:style-name="gr6" draw:text-style-name="P1" draw:layer="layout" svg:x1="46.786cm" svg:y1="30.827cm" svg:x2="47.984cm" svg:y2="30.827cm">
          <text:p/>
        </draw:line>
        <draw:line draw:style-name="gr6" draw:text-style-name="P1" draw:layer="layout" svg:x1="46.786cm" svg:y1="30.577cm" svg:x2="47.984cm" svg:y2="30.577cm">
          <text:p/>
        </draw:line>
        <draw:line draw:style-name="gr6" draw:text-style-name="P1" draw:layer="layout" svg:x1="46.786cm" svg:y1="30.327cm" svg:x2="47.984cm" svg:y2="30.327cm">
          <text:p/>
        </draw:line>
        <draw:line draw:style-name="gr6" draw:text-style-name="P1" draw:layer="layout" svg:x1="46.685cm" svg:y1="30.327cm" svg:x2="45.559cm" svg:y2="30.327cm">
          <text:p/>
        </draw:line>
        <draw:line draw:style-name="gr6" draw:text-style-name="P1" draw:layer="layout" svg:x1="45.512cm" svg:y1="30.327cm" svg:x2="45.485cm" svg:y2="30.327cm">
          <text:p/>
        </draw:line>
        <draw:line draw:style-name="gr6" draw:text-style-name="P1" draw:layer="layout" svg:x1="46.685cm" svg:y1="30.577cm" svg:x2="45.559cm" svg:y2="30.577cm">
          <text:p/>
        </draw:line>
        <draw:line draw:style-name="gr6" draw:text-style-name="P1" draw:layer="layout" svg:x1="45.512cm" svg:y1="30.577cm" svg:x2="45.485cm" svg:y2="30.577cm">
          <text:p/>
        </draw:line>
        <draw:line draw:style-name="gr6" draw:text-style-name="P1" draw:layer="layout" svg:x1="46.685cm" svg:y1="30.827cm" svg:x2="45.559cm" svg:y2="30.827cm">
          <text:p/>
        </draw:line>
        <draw:line draw:style-name="gr6" draw:text-style-name="P1" draw:layer="layout" svg:x1="45.512cm" svg:y1="30.827cm" svg:x2="45.485cm" svg:y2="30.827cm">
          <text:p/>
        </draw:line>
        <draw:line draw:style-name="gr6" draw:text-style-name="P1" draw:layer="layout" svg:x1="46.685cm" svg:y1="31.076cm" svg:x2="45.559cm" svg:y2="31.076cm">
          <text:p/>
        </draw:line>
        <draw:line draw:style-name="gr6" draw:text-style-name="P1" draw:layer="layout" svg:x1="45.512cm" svg:y1="31.076cm" svg:x2="45.485cm" svg:y2="31.076cm">
          <text:p/>
        </draw:line>
        <draw:line draw:style-name="gr6" draw:text-style-name="P1" draw:layer="layout" svg:x1="46.479cm" svg:y1="31.326cm" svg:x2="45.559cm" svg:y2="31.326cm">
          <text:p/>
        </draw:line>
        <draw:line draw:style-name="gr6" draw:text-style-name="P1" draw:layer="layout" svg:x1="45.512cm" svg:y1="31.326cm" svg:x2="45.485cm" svg:y2="31.326cm">
          <text:p/>
        </draw:line>
        <draw:line draw:style-name="gr6" draw:text-style-name="P1" draw:layer="layout" svg:x1="46.685cm" svg:y1="31.326cm" svg:x2="46.676cm" svg:y2="31.326cm">
          <text:p/>
        </draw:line>
        <draw:line draw:style-name="gr6" draw:text-style-name="P1" draw:layer="layout" svg:x1="46.644cm" svg:y1="31.326cm" svg:x2="46.479cm" svg:y2="31.326cm">
          <text:p/>
        </draw:line>
        <draw:line draw:style-name="gr6" draw:text-style-name="P1" draw:layer="layout" svg:x1="46.086cm" svg:y1="31.578cm" svg:x2="45.559cm" svg:y2="31.578cm">
          <text:p/>
        </draw:line>
        <draw:line draw:style-name="gr6" draw:text-style-name="P1" draw:layer="layout" svg:x1="45.512cm" svg:y1="31.578cm" svg:x2="45.485cm" svg:y2="31.578cm">
          <text:p/>
        </draw:line>
        <draw:line draw:style-name="gr6" draw:text-style-name="P1" draw:layer="layout" svg:x1="46.685cm" svg:y1="31.578cm" svg:x2="46.676cm" svg:y2="31.578cm">
          <text:p/>
        </draw:line>
        <draw:line draw:style-name="gr6" draw:text-style-name="P1" draw:layer="layout" svg:x1="46.644cm" svg:y1="31.578cm" svg:x2="46.086cm" svg:y2="31.578cm">
          <text:p/>
        </draw:line>
        <draw:line draw:style-name="gr6" draw:text-style-name="P1" draw:layer="layout" svg:x1="45.692cm" svg:y1="31.828cm" svg:x2="45.559cm" svg:y2="31.828cm">
          <text:p/>
        </draw:line>
        <draw:line draw:style-name="gr6" draw:text-style-name="P1" draw:layer="layout" svg:x1="45.512cm" svg:y1="31.828cm" svg:x2="45.485cm" svg:y2="31.828cm">
          <text:p/>
        </draw:line>
        <draw:line draw:style-name="gr6" draw:text-style-name="P1" draw:layer="layout" svg:x1="46.685cm" svg:y1="31.828cm" svg:x2="46.676cm" svg:y2="31.828cm">
          <text:p/>
        </draw:line>
        <draw:line draw:style-name="gr6" draw:text-style-name="P1" draw:layer="layout" svg:x1="46.644cm" svg:y1="31.828cm" svg:x2="45.692cm" svg:y2="31.828cm">
          <text:p/>
        </draw:line>
        <draw:line draw:style-name="gr6" draw:text-style-name="P1" draw:layer="layout" svg:x1="46.685cm" svg:y1="32.078cm" svg:x2="46.676cm" svg:y2="32.078cm">
          <text:p/>
        </draw:line>
        <draw:line draw:style-name="gr6" draw:text-style-name="P1" draw:layer="layout" svg:x1="46.644cm" svg:y1="32.078cm" svg:x2="45.485cm" svg:y2="32.078cm">
          <text:p/>
        </draw:line>
        <draw:line draw:style-name="gr6" draw:text-style-name="P1" draw:layer="layout" svg:x1="46.685cm" svg:y1="32.327cm" svg:x2="46.676cm" svg:y2="32.327cm">
          <text:p/>
        </draw:line>
        <draw:line draw:style-name="gr6" draw:text-style-name="P1" draw:layer="layout" svg:x1="46.644cm" svg:y1="32.327cm" svg:x2="45.485cm" svg:y2="32.327cm">
          <text:p/>
        </draw:line>
        <draw:line draw:style-name="gr6" draw:text-style-name="P1" draw:layer="layout" svg:x1="46.685cm" svg:y1="32.577cm" svg:x2="46.676cm" svg:y2="32.577cm">
          <text:p/>
        </draw:line>
        <draw:line draw:style-name="gr6" draw:text-style-name="P1" draw:layer="layout" svg:x1="46.644cm" svg:y1="32.577cm" svg:x2="45.485cm" svg:y2="32.577cm">
          <text:p/>
        </draw:line>
        <draw:line draw:style-name="gr6" draw:text-style-name="P1" draw:layer="layout" svg:x1="46.685cm" svg:y1="32.827cm" svg:x2="46.676cm" svg:y2="32.827cm">
          <text:p/>
        </draw:line>
        <draw:line draw:style-name="gr6" draw:text-style-name="P1" draw:layer="layout" svg:x1="46.644cm" svg:y1="32.827cm" svg:x2="45.485cm" svg:y2="32.827cm">
          <text:p/>
        </draw:line>
        <draw:line draw:style-name="gr6" draw:text-style-name="P1" draw:layer="layout" svg:x1="46.685cm" svg:y1="33.077cm" svg:x2="45.485cm" svg:y2="33.077cm">
          <text:p/>
        </draw:line>
        <draw:line draw:style-name="gr6" draw:text-style-name="P1" draw:layer="layout" svg:x1="46.786cm" svg:y1="30.327cm" svg:x2="46.786cm" svg:y2="32.827cm">
          <text:p/>
        </draw:line>
        <draw:line draw:style-name="gr6" draw:text-style-name="P1" draw:layer="layout" svg:x1="46.685cm" svg:y1="30.327cm" svg:x2="46.786cm" svg:y2="30.327cm">
          <text:p/>
        </draw:line>
        <draw:line draw:style-name="gr6" draw:text-style-name="P1" draw:layer="layout" svg:x1="46.685cm" svg:y1="31.197cm" svg:x2="46.685cm" svg:y2="30.327cm">
          <text:p/>
        </draw:line>
        <draw:line draw:style-name="gr6" draw:text-style-name="P1" draw:layer="layout" svg:x1="46.685cm" svg:y1="33.077cm" svg:x2="46.685cm" svg:y2="31.197cm">
          <text:p/>
        </draw:line>
        <draw:line draw:style-name="gr6" draw:text-style-name="P1" draw:layer="layout" svg:x1="47.984cm" svg:y1="30.327cm" svg:x2="47.984cm" svg:y2="32.827cm">
          <text:p/>
        </draw:line>
        <draw:line draw:style-name="gr6" draw:text-style-name="P1" draw:layer="layout" svg:x1="47.984cm" svg:y1="29.127cm" svg:x2="47.984cm" svg:y2="29.855cm">
          <text:p/>
        </draw:line>
        <draw:line draw:style-name="gr6" draw:text-style-name="P1" draw:layer="layout" svg:x1="47.984cm" svg:y1="30.005cm" svg:x2="47.984cm" svg:y2="30.327cm">
          <text:p/>
        </draw:line>
        <draw:line draw:style-name="gr6" draw:text-style-name="P1" draw:layer="layout" svg:x1="45.485cm" svg:y1="29.127cm" svg:x2="47.984cm" svg:y2="29.127cm">
          <text:p/>
        </draw:line>
        <draw:line draw:style-name="gr6" draw:text-style-name="P1" draw:layer="layout" svg:x1="45.485cm" svg:y1="30.327cm" svg:x2="45.485cm" svg:y2="30.005cm">
          <text:p/>
        </draw:line>
        <draw:line draw:style-name="gr6" draw:text-style-name="P1" draw:layer="layout" svg:x1="45.485cm" svg:y1="29.855cm" svg:x2="45.485cm" svg:y2="29.127cm">
          <text:p/>
        </draw:line>
        <draw:line draw:style-name="gr6" draw:text-style-name="P1" draw:layer="layout" svg:x1="45.485cm" svg:y1="31.957cm" svg:x2="45.485cm" svg:y2="30.327cm">
          <text:p/>
        </draw:line>
        <draw:line draw:style-name="gr6" draw:text-style-name="P1" draw:layer="layout" svg:x1="45.485cm" svg:y1="33.077cm" svg:x2="45.485cm" svg:y2="31.957cm">
          <text:p/>
        </draw:line>
        <draw:line draw:style-name="gr6" draw:text-style-name="P1" draw:layer="layout" svg:x1="46.786cm" svg:y1="32.577cm" svg:x2="46.795cm" svg:y2="32.577cm">
          <text:p/>
        </draw:line>
        <draw:line draw:style-name="gr6" draw:text-style-name="P1" draw:layer="layout" svg:x1="46.824cm" svg:y1="32.577cm" svg:x2="47.944cm" svg:y2="32.577cm">
          <text:p/>
        </draw:line>
        <draw:line draw:style-name="gr6" draw:text-style-name="P1" draw:layer="layout" svg:x1="47.976cm" svg:y1="32.577cm" svg:x2="47.984cm" svg:y2="32.577cm">
          <text:p/>
        </draw:line>
        <draw:line draw:style-name="gr6" draw:text-style-name="P1" draw:layer="layout" svg:x1="46.786cm" svg:y1="32.327cm" svg:x2="46.795cm" svg:y2="32.327cm">
          <text:p/>
        </draw:line>
        <draw:line draw:style-name="gr6" draw:text-style-name="P1" draw:layer="layout" svg:x1="46.824cm" svg:y1="32.327cm" svg:x2="47.944cm" svg:y2="32.327cm">
          <text:p/>
        </draw:line>
        <draw:line draw:style-name="gr6" draw:text-style-name="P1" draw:layer="layout" svg:x1="47.976cm" svg:y1="32.327cm" svg:x2="47.984cm" svg:y2="32.327cm">
          <text:p/>
        </draw:line>
        <draw:line draw:style-name="gr6" draw:text-style-name="P1" draw:layer="layout" svg:x1="46.786cm" svg:y1="32.078cm" svg:x2="46.795cm" svg:y2="32.078cm">
          <text:p/>
        </draw:line>
        <draw:line draw:style-name="gr6" draw:text-style-name="P1" draw:layer="layout" svg:x1="46.824cm" svg:y1="32.078cm" svg:x2="47.944cm" svg:y2="32.078cm">
          <text:p/>
        </draw:line>
        <draw:line draw:style-name="gr6" draw:text-style-name="P1" draw:layer="layout" svg:x1="47.976cm" svg:y1="32.078cm" svg:x2="47.984cm" svg:y2="32.078cm">
          <text:p/>
        </draw:line>
        <draw:line draw:style-name="gr6" draw:text-style-name="P1" draw:layer="layout" svg:x1="46.786cm" svg:y1="31.828cm" svg:x2="46.795cm" svg:y2="31.828cm">
          <text:p/>
        </draw:line>
        <draw:line draw:style-name="gr6" draw:text-style-name="P1" draw:layer="layout" svg:x1="46.824cm" svg:y1="31.828cm" svg:x2="47.944cm" svg:y2="31.828cm">
          <text:p/>
        </draw:line>
        <draw:line draw:style-name="gr6" draw:text-style-name="P1" draw:layer="layout" svg:x1="47.976cm" svg:y1="31.828cm" svg:x2="47.984cm" svg:y2="31.828cm">
          <text:p/>
        </draw:line>
        <draw:line draw:style-name="gr6" draw:text-style-name="P1" draw:layer="layout" svg:x1="46.786cm" svg:y1="31.578cm" svg:x2="46.795cm" svg:y2="31.578cm">
          <text:p/>
        </draw:line>
        <draw:line draw:style-name="gr6" draw:text-style-name="P1" draw:layer="layout" svg:x1="46.824cm" svg:y1="31.578cm" svg:x2="47.944cm" svg:y2="31.578cm">
          <text:p/>
        </draw:line>
        <draw:line draw:style-name="gr6" draw:text-style-name="P1" draw:layer="layout" svg:x1="47.976cm" svg:y1="31.578cm" svg:x2="47.984cm" svg:y2="31.578cm">
          <text:p/>
        </draw:line>
        <draw:line draw:style-name="gr6" draw:text-style-name="P1" draw:layer="layout" svg:x1="46.786cm" svg:y1="31.326cm" svg:x2="46.795cm" svg:y2="31.326cm">
          <text:p/>
        </draw:line>
        <draw:line draw:style-name="gr6" draw:text-style-name="P1" draw:layer="layout" svg:x1="46.824cm" svg:y1="31.326cm" svg:x2="47.944cm" svg:y2="31.326cm">
          <text:p/>
        </draw:line>
        <draw:line draw:style-name="gr6" draw:text-style-name="P1" draw:layer="layout" svg:x1="47.976cm" svg:y1="31.326cm" svg:x2="47.984cm" svg:y2="31.326cm">
          <text:p/>
        </draw:line>
        <draw:line draw:style-name="gr6" draw:text-style-name="P1" draw:layer="layout" svg:x1="46.786cm" svg:y1="31.076cm" svg:x2="46.795cm" svg:y2="31.076cm">
          <text:p/>
        </draw:line>
        <draw:line draw:style-name="gr6" draw:text-style-name="P1" draw:layer="layout" svg:x1="46.824cm" svg:y1="31.076cm" svg:x2="47.944cm" svg:y2="31.076cm">
          <text:p/>
        </draw:line>
        <draw:line draw:style-name="gr6" draw:text-style-name="P1" draw:layer="layout" svg:x1="47.976cm" svg:y1="31.076cm" svg:x2="47.984cm" svg:y2="31.076cm">
          <text:p/>
        </draw:line>
        <draw:line draw:style-name="gr6" draw:text-style-name="P1" draw:layer="layout" svg:x1="46.786cm" svg:y1="30.827cm" svg:x2="46.795cm" svg:y2="30.827cm">
          <text:p/>
        </draw:line>
        <draw:line draw:style-name="gr6" draw:text-style-name="P1" draw:layer="layout" svg:x1="46.824cm" svg:y1="30.827cm" svg:x2="47.944cm" svg:y2="30.827cm">
          <text:p/>
        </draw:line>
        <draw:line draw:style-name="gr6" draw:text-style-name="P1" draw:layer="layout" svg:x1="47.976cm" svg:y1="30.827cm" svg:x2="47.984cm" svg:y2="30.827cm">
          <text:p/>
        </draw:line>
        <draw:line draw:style-name="gr6" draw:text-style-name="P1" draw:layer="layout" svg:x1="46.786cm" svg:y1="30.577cm" svg:x2="46.795cm" svg:y2="30.577cm">
          <text:p/>
        </draw:line>
        <draw:line draw:style-name="gr6" draw:text-style-name="P1" draw:layer="layout" svg:x1="46.824cm" svg:y1="30.577cm" svg:x2="47.944cm" svg:y2="30.577cm">
          <text:p/>
        </draw:line>
        <draw:line draw:style-name="gr6" draw:text-style-name="P1" draw:layer="layout" svg:x1="47.976cm" svg:y1="30.577cm" svg:x2="47.984cm" svg:y2="30.577cm">
          <text:p/>
        </draw:line>
        <draw:line draw:style-name="gr6" draw:text-style-name="P1" draw:layer="layout" svg:x1="46.786cm" svg:y1="30.327cm" svg:x2="46.795cm" svg:y2="30.327cm">
          <text:p/>
        </draw:line>
        <draw:line draw:style-name="gr6" draw:text-style-name="P1" draw:layer="layout" svg:x1="46.824cm" svg:y1="30.327cm" svg:x2="47.944cm" svg:y2="30.327cm">
          <text:p/>
        </draw:line>
        <draw:line draw:style-name="gr6" draw:text-style-name="P1" draw:layer="layout" svg:x1="47.976cm" svg:y1="30.327cm" svg:x2="47.984cm" svg:y2="30.327cm">
          <text:p/>
        </draw:line>
        <draw:line draw:style-name="gr6" draw:text-style-name="P1" draw:layer="layout" svg:x1="46.685cm" svg:y1="30.327cm" svg:x2="46.676cm" svg:y2="30.327cm">
          <text:p/>
        </draw:line>
        <draw:line draw:style-name="gr6" draw:text-style-name="P1" draw:layer="layout" svg:x1="46.644cm" svg:y1="30.327cm" svg:x2="45.559cm" svg:y2="30.327cm">
          <text:p/>
        </draw:line>
        <draw:line draw:style-name="gr6" draw:text-style-name="P1" draw:layer="layout" svg:x1="45.512cm" svg:y1="30.327cm" svg:x2="45.485cm" svg:y2="30.327cm">
          <text:p/>
        </draw:line>
        <draw:line draw:style-name="gr6" draw:text-style-name="P1" draw:layer="layout" svg:x1="46.685cm" svg:y1="30.577cm" svg:x2="46.676cm" svg:y2="30.577cm">
          <text:p/>
        </draw:line>
        <draw:line draw:style-name="gr6" draw:text-style-name="P1" draw:layer="layout" svg:x1="46.644cm" svg:y1="30.577cm" svg:x2="45.559cm" svg:y2="30.577cm">
          <text:p/>
        </draw:line>
        <draw:line draw:style-name="gr6" draw:text-style-name="P1" draw:layer="layout" svg:x1="45.512cm" svg:y1="30.577cm" svg:x2="45.485cm" svg:y2="30.577cm">
          <text:p/>
        </draw:line>
        <draw:line draw:style-name="gr6" draw:text-style-name="P1" draw:layer="layout" svg:x1="46.685cm" svg:y1="30.827cm" svg:x2="46.676cm" svg:y2="30.827cm">
          <text:p/>
        </draw:line>
        <draw:line draw:style-name="gr6" draw:text-style-name="P1" draw:layer="layout" svg:x1="46.644cm" svg:y1="30.827cm" svg:x2="45.559cm" svg:y2="30.827cm">
          <text:p/>
        </draw:line>
        <draw:line draw:style-name="gr6" draw:text-style-name="P1" draw:layer="layout" svg:x1="45.512cm" svg:y1="30.827cm" svg:x2="45.485cm" svg:y2="30.827cm">
          <text:p/>
        </draw:line>
        <draw:line draw:style-name="gr6" draw:text-style-name="P1" draw:layer="layout" svg:x1="46.685cm" svg:y1="31.076cm" svg:x2="46.676cm" svg:y2="31.076cm">
          <text:p/>
        </draw:line>
        <draw:line draw:style-name="gr6" draw:text-style-name="P1" draw:layer="layout" svg:x1="46.644cm" svg:y1="31.076cm" svg:x2="45.559cm" svg:y2="31.076cm">
          <text:p/>
        </draw:line>
        <draw:line draw:style-name="gr6" draw:text-style-name="P1" draw:layer="layout" svg:x1="45.512cm" svg:y1="31.076cm" svg:x2="45.485cm" svg:y2="31.076cm">
          <text:p/>
        </draw:line>
        <draw:line draw:style-name="gr6" draw:text-style-name="P1" draw:layer="layout" svg:x1="46.479cm" svg:y1="31.326cm" svg:x2="45.559cm" svg:y2="31.326cm">
          <text:p/>
        </draw:line>
        <draw:line draw:style-name="gr6" draw:text-style-name="P1" draw:layer="layout" svg:x1="45.512cm" svg:y1="31.326cm" svg:x2="45.485cm" svg:y2="31.326cm">
          <text:p/>
        </draw:line>
        <draw:line draw:style-name="gr6" draw:text-style-name="P1" draw:layer="layout" svg:x1="46.086cm" svg:y1="31.578cm" svg:x2="45.559cm" svg:y2="31.578cm">
          <text:p/>
        </draw:line>
        <draw:line draw:style-name="gr6" draw:text-style-name="P1" draw:layer="layout" svg:x1="45.512cm" svg:y1="31.578cm" svg:x2="45.485cm" svg:y2="31.578cm">
          <text:p/>
        </draw:line>
        <draw:line draw:style-name="gr6" draw:text-style-name="P1" draw:layer="layout" svg:x1="45.692cm" svg:y1="31.828cm" svg:x2="45.559cm" svg:y2="31.828cm">
          <text:p/>
        </draw:line>
        <draw:line draw:style-name="gr6" draw:text-style-name="P1" draw:layer="layout" svg:x1="45.512cm" svg:y1="31.828cm" svg:x2="45.485cm" svg:y2="31.828cm">
          <text:p/>
        </draw:line>
        <draw:line draw:style-name="gr6" draw:text-style-name="P1" draw:layer="layout" svg:x1="46.786cm" svg:y1="30.327cm" svg:x2="46.786cm" svg:y2="32.577cm">
          <text:p/>
        </draw:line>
        <draw:line draw:style-name="gr6" draw:text-style-name="P1" draw:layer="layout" svg:x1="46.685cm" svg:y1="30.327cm" svg:x2="46.786cm" svg:y2="30.327cm">
          <text:p/>
        </draw:line>
        <draw:line draw:style-name="gr6" draw:text-style-name="P1" draw:layer="layout" svg:x1="46.685cm" svg:y1="31.197cm" svg:x2="46.685cm" svg:y2="30.327cm">
          <text:p/>
        </draw:line>
        <draw:line draw:style-name="gr6" draw:text-style-name="P1" draw:layer="layout" svg:x1="47.984cm" svg:y1="30.327cm" svg:x2="47.984cm" svg:y2="32.577cm">
          <text:p/>
        </draw:line>
        <draw:line draw:style-name="gr6" draw:text-style-name="P1" draw:layer="layout" svg:x1="47.984cm" svg:y1="29.127cm" svg:x2="47.984cm" svg:y2="29.855cm">
          <text:p/>
        </draw:line>
        <draw:line draw:style-name="gr6" draw:text-style-name="P1" draw:layer="layout" svg:x1="47.984cm" svg:y1="30.005cm" svg:x2="47.984cm" svg:y2="30.327cm">
          <text:p/>
        </draw:line>
        <draw:line draw:style-name="gr6" draw:text-style-name="P1" draw:layer="layout" svg:x1="45.485cm" svg:y1="29.127cm" svg:x2="47.984cm" svg:y2="29.127cm">
          <text:p/>
        </draw:line>
        <draw:line draw:style-name="gr6" draw:text-style-name="P1" draw:layer="layout" svg:x1="45.485cm" svg:y1="30.327cm" svg:x2="45.485cm" svg:y2="30.005cm">
          <text:p/>
        </draw:line>
        <draw:line draw:style-name="gr6" draw:text-style-name="P1" draw:layer="layout" svg:x1="45.485cm" svg:y1="29.855cm" svg:x2="45.485cm" svg:y2="29.127cm">
          <text:p/>
        </draw:line>
        <draw:line draw:style-name="gr6" draw:text-style-name="P1" draw:layer="layout" svg:x1="45.485cm" svg:y1="31.957cm" svg:x2="45.485cm" svg:y2="30.327cm">
          <text:p/>
        </draw:line>
        <draw:polygon draw:style-name="gr7" draw:text-style-name="P1" draw:layer="layout" svg:width="0.161cm" svg:height="0.158cm" svg:x="50.482cm" svg:y="28.704cm" svg:viewBox="0 0 162 159" draw:points="162,159 162,0 0,0 0,159">
          <text:p/>
        </draw:polygon>
        <draw:polygon draw:style-name="gr7" draw:text-style-name="P1" draw:layer="layout" svg:width="0.139cm" svg:height="0.142cm" svg:x="50.493cm" svg:y="28.712cm" svg:viewBox="0 0 140 143" draw:points="0,0 140,0 140,143 0,143">
          <text:p/>
        </draw:polygon>
        <draw:line draw:style-name="gr6" draw:text-style-name="P1" draw:layer="layout" svg:x1="52.775cm" svg:y1="39.451cm" svg:x2="52.751cm" svg:y2="39.422cm">
          <text:p/>
        </draw:line>
        <draw:line draw:style-name="gr6" draw:text-style-name="P1" draw:layer="layout" svg:x1="52.714cm" svg:y1="39.379cm" svg:x2="51.796cm" svg:y2="38.29cm">
          <text:p/>
        </draw:line>
        <draw:line draw:style-name="gr6" draw:text-style-name="P1" draw:layer="layout" svg:x1="51.772cm" svg:y1="38.261cm" svg:x2="51.763cm" svg:y2="38.25cm">
          <text:p/>
        </draw:line>
        <draw:line draw:style-name="gr6" draw:text-style-name="P1" draw:layer="layout" svg:x1="51.549cm" svg:y1="37.251cm" svg:x2="51.549cm" svg:y2="36.051cm">
          <text:p/>
        </draw:line>
        <draw:line draw:style-name="gr6" draw:text-style-name="P1" draw:layer="layout" svg:x1="51.549cm" svg:y1="37.251cm" svg:x2="50.349cm" svg:y2="37.251cm">
          <text:p/>
        </draw:line>
        <draw:line draw:style-name="gr6" draw:text-style-name="P1" draw:layer="layout" svg:x1="51.549cm" svg:y1="37.5cm" svg:x2="50.349cm" svg:y2="37.5cm">
          <text:p/>
        </draw:line>
        <draw:line draw:style-name="gr6" draw:text-style-name="P1" draw:layer="layout" svg:x1="51.549cm" svg:y1="37.75cm" svg:x2="50.349cm" svg:y2="37.75cm">
          <text:p/>
        </draw:line>
        <draw:line draw:style-name="gr6" draw:text-style-name="P1" draw:layer="layout" svg:x1="51.549cm" svg:y1="38cm" svg:x2="50.349cm" svg:y2="38cm">
          <text:p/>
        </draw:line>
        <draw:line draw:style-name="gr6" draw:text-style-name="P1" draw:layer="layout" svg:x1="51.549cm" svg:y1="38.25cm" svg:x2="50.349cm" svg:y2="38.25cm">
          <text:p/>
        </draw:line>
        <draw:line draw:style-name="gr6" draw:text-style-name="P1" draw:layer="layout" svg:x1="51.299cm" svg:y1="38.502cm" svg:x2="50.349cm" svg:y2="38.502cm">
          <text:p/>
        </draw:line>
        <draw:line draw:style-name="gr6" draw:text-style-name="P1" draw:layer="layout" svg:x1="51.55cm" svg:y1="38.25cm" svg:x2="51.299cm" svg:y2="38.503cm">
          <text:p/>
        </draw:line>
        <draw:line draw:style-name="gr6" draw:text-style-name="P1" draw:layer="layout" svg:x1="51.549cm" svg:y1="38.25cm" svg:x2="51.549cm" svg:y2="39.45cm">
          <text:p/>
        </draw:line>
        <draw:line draw:style-name="gr6" draw:text-style-name="P1" draw:layer="layout" svg:x1="51.799cm" svg:y1="38.294cm" svg:x2="51.799cm" svg:y2="39.45cm">
          <text:p/>
        </draw:line>
        <draw:line draw:style-name="gr6" draw:text-style-name="P1" draw:layer="layout" svg:x1="51.799cm" svg:y1="38.25cm" svg:x2="51.799cm" svg:y2="38.26cm">
          <text:p/>
        </draw:line>
        <draw:line draw:style-name="gr6" draw:text-style-name="P1" draw:layer="layout" svg:x1="51.799cm" svg:y1="38.29cm" svg:x2="51.799cm" svg:y2="38.294cm">
          <text:p/>
        </draw:line>
        <draw:line draw:style-name="gr6" draw:text-style-name="P1" draw:layer="layout" svg:x1="52.048cm" svg:y1="38.591cm" svg:x2="52.048cm" svg:y2="39.45cm">
          <text:p/>
        </draw:line>
        <draw:line draw:style-name="gr6" draw:text-style-name="P1" draw:layer="layout" svg:x1="52.048cm" svg:y1="38.25cm" svg:x2="52.048cm" svg:y2="38.26cm">
          <text:p/>
        </draw:line>
        <draw:line draw:style-name="gr6" draw:text-style-name="P1" draw:layer="layout" svg:x1="52.048cm" svg:y1="38.29cm" svg:x2="52.048cm" svg:y2="38.591cm">
          <text:p/>
        </draw:line>
        <draw:line draw:style-name="gr6" draw:text-style-name="P1" draw:layer="layout" svg:x1="52.298cm" svg:y1="38.887cm" svg:x2="52.298cm" svg:y2="39.45cm">
          <text:p/>
        </draw:line>
        <draw:line draw:style-name="gr6" draw:text-style-name="P1" draw:layer="layout" svg:x1="52.298cm" svg:y1="38.25cm" svg:x2="52.298cm" svg:y2="38.26cm">
          <text:p/>
        </draw:line>
        <draw:line draw:style-name="gr6" draw:text-style-name="P1" draw:layer="layout" svg:x1="52.298cm" svg:y1="38.29cm" svg:x2="52.298cm" svg:y2="38.887cm">
          <text:p/>
        </draw:line>
        <draw:line draw:style-name="gr6" draw:text-style-name="P1" draw:layer="layout" svg:x1="52.548cm" svg:y1="39.183cm" svg:x2="52.548cm" svg:y2="39.45cm">
          <text:p/>
        </draw:line>
        <draw:line draw:style-name="gr6" draw:text-style-name="P1" draw:layer="layout" svg:x1="52.548cm" svg:y1="38.25cm" svg:x2="52.548cm" svg:y2="38.26cm">
          <text:p/>
        </draw:line>
        <draw:line draw:style-name="gr6" draw:text-style-name="P1" draw:layer="layout" svg:x1="52.548cm" svg:y1="38.29cm" svg:x2="52.548cm" svg:y2="39.183cm">
          <text:p/>
        </draw:line>
        <draw:line draw:style-name="gr6" draw:text-style-name="P1" draw:layer="layout" svg:x1="52.8cm" svg:y1="38.502cm" svg:x2="52.8cm" svg:y2="39.378cm">
          <text:p/>
        </draw:line>
        <draw:line draw:style-name="gr6" draw:text-style-name="P1" draw:layer="layout" svg:x1="52.8cm" svg:y1="39.422cm" svg:x2="52.8cm" svg:y2="39.45cm">
          <text:p/>
        </draw:line>
        <draw:line draw:style-name="gr6" draw:text-style-name="P1" draw:layer="layout" svg:x1="52.548cm" svg:y1="38.25cm" svg:x2="52.559cm" svg:y2="38.261cm">
          <text:p/>
        </draw:line>
        <draw:line draw:style-name="gr6" draw:text-style-name="P1" draw:layer="layout" svg:x1="52.588cm" svg:y1="38.29cm" svg:x2="52.801cm" svg:y2="38.503cm">
          <text:p/>
        </draw:line>
        <draw:line draw:style-name="gr6" draw:text-style-name="P1" draw:layer="layout" svg:x1="52.548cm" svg:y1="38.25cm" svg:x2="52.558cm" svg:y2="38.25cm">
          <text:p/>
        </draw:line>
        <draw:line draw:style-name="gr6" draw:text-style-name="P1" draw:layer="layout" svg:x1="52.588cm" svg:y1="38.25cm" svg:x2="53.676cm" svg:y2="38.25cm">
          <text:p/>
        </draw:line>
        <draw:line draw:style-name="gr6" draw:text-style-name="P1" draw:layer="layout" svg:x1="53.721cm" svg:y1="38.25cm" svg:x2="53.748cm" svg:y2="38.25cm">
          <text:p/>
        </draw:line>
        <draw:line draw:style-name="gr6" draw:text-style-name="P1" draw:layer="layout" svg:x1="52.548cm" svg:y1="38cm" svg:x2="52.558cm" svg:y2="38cm">
          <text:p/>
        </draw:line>
        <draw:line draw:style-name="gr6" draw:text-style-name="P1" draw:layer="layout" svg:x1="52.588cm" svg:y1="38cm" svg:x2="53.676cm" svg:y2="38cm">
          <text:p/>
        </draw:line>
        <draw:line draw:style-name="gr6" draw:text-style-name="P1" draw:layer="layout" svg:x1="53.721cm" svg:y1="38cm" svg:x2="53.748cm" svg:y2="38cm">
          <text:p/>
        </draw:line>
        <draw:line draw:style-name="gr6" draw:text-style-name="P1" draw:layer="layout" svg:x1="52.548cm" svg:y1="37.75cm" svg:x2="52.558cm" svg:y2="37.75cm">
          <text:p/>
        </draw:line>
        <draw:line draw:style-name="gr6" draw:text-style-name="P1" draw:layer="layout" svg:x1="52.588cm" svg:y1="37.75cm" svg:x2="53.676cm" svg:y2="37.75cm">
          <text:p/>
        </draw:line>
        <draw:line draw:style-name="gr6" draw:text-style-name="P1" draw:layer="layout" svg:x1="53.721cm" svg:y1="37.75cm" svg:x2="53.748cm" svg:y2="37.75cm">
          <text:p/>
        </draw:line>
        <draw:line draw:style-name="gr6" draw:text-style-name="P1" draw:layer="layout" svg:x1="52.548cm" svg:y1="37.5cm" svg:x2="52.558cm" svg:y2="37.5cm">
          <text:p/>
        </draw:line>
        <draw:line draw:style-name="gr6" draw:text-style-name="P1" draw:layer="layout" svg:x1="52.588cm" svg:y1="37.5cm" svg:x2="53.676cm" svg:y2="37.5cm">
          <text:p/>
        </draw:line>
        <draw:line draw:style-name="gr6" draw:text-style-name="P1" draw:layer="layout" svg:x1="53.721cm" svg:y1="37.5cm" svg:x2="53.748cm" svg:y2="37.5cm">
          <text:p/>
        </draw:line>
        <draw:line draw:style-name="gr6" draw:text-style-name="P1" draw:layer="layout" svg:x1="52.548cm" svg:y1="37.251cm" svg:x2="52.558cm" svg:y2="37.251cm">
          <text:p/>
        </draw:line>
        <draw:line draw:style-name="gr6" draw:text-style-name="P1" draw:layer="layout" svg:x1="52.588cm" svg:y1="37.251cm" svg:x2="53.676cm" svg:y2="37.251cm">
          <text:p/>
        </draw:line>
        <draw:line draw:style-name="gr6" draw:text-style-name="P1" draw:layer="layout" svg:x1="53.721cm" svg:y1="37.251cm" svg:x2="53.748cm" svg:y2="37.251cm">
          <text:p/>
        </draw:line>
        <draw:line draw:style-name="gr6" draw:text-style-name="P1" draw:layer="layout" svg:x1="52.8cm" svg:y1="37.001cm" svg:x2="53.676cm" svg:y2="37.001cm">
          <text:p/>
        </draw:line>
        <draw:line draw:style-name="gr6" draw:text-style-name="P1" draw:layer="layout" svg:x1="53.721cm" svg:y1="37.001cm" svg:x2="53.748cm" svg:y2="37.001cm">
          <text:p/>
        </draw:line>
        <draw:line draw:style-name="gr6" draw:text-style-name="P1" draw:layer="layout" svg:x1="52.548cm" svg:y1="37.252cm" svg:x2="52.801cm" svg:y2="37.001cm">
          <text:p/>
        </draw:line>
        <draw:line draw:style-name="gr6" draw:text-style-name="P1" draw:layer="layout" svg:x1="51.549cm" svg:y1="38.25cm" svg:x2="51.549cm" svg:y2="37.251cm">
          <text:p/>
        </draw:line>
        <draw:line draw:style-name="gr6" draw:text-style-name="P1" draw:layer="layout" svg:x1="51.763cm" svg:y1="38.25cm" svg:x2="51.549cm" svg:y2="38.25cm">
          <text:p/>
        </draw:line>
        <draw:line draw:style-name="gr6" draw:text-style-name="P1" draw:layer="layout" svg:x1="52.548cm" svg:y1="38.25cm" svg:x2="51.763cm" svg:y2="38.25cm">
          <text:p/>
        </draw:line>
        <draw:line draw:style-name="gr6" draw:text-style-name="P1" draw:layer="layout" svg:x1="52.548cm" svg:y1="37.251cm" svg:x2="52.548cm" svg:y2="38.25cm">
          <text:p/>
        </draw:line>
        <draw:line draw:style-name="gr6" draw:text-style-name="P1" draw:layer="layout" svg:x1="50.349cm" svg:y1="36.051cm" svg:x2="51.549cm" svg:y2="36.051cm">
          <text:p/>
        </draw:line>
        <draw:line draw:style-name="gr6" draw:text-style-name="P1" draw:layer="layout" svg:x1="50.349cm" svg:y1="38.502cm" svg:x2="50.349cm" svg:y2="37.251cm">
          <text:p/>
        </draw:line>
        <draw:line draw:style-name="gr6" draw:text-style-name="P1" draw:layer="layout" svg:x1="50.349cm" svg:y1="39.45cm" svg:x2="50.349cm" svg:y2="38.502cm">
          <text:p/>
        </draw:line>
        <draw:line draw:style-name="gr6" draw:text-style-name="P1" draw:layer="layout" svg:x1="51.549cm" svg:y1="39.45cm" svg:x2="50.349cm" svg:y2="39.45cm">
          <text:p/>
        </draw:line>
        <draw:line draw:style-name="gr6" draw:text-style-name="P1" draw:layer="layout" svg:x1="52.774cm" svg:y1="39.45cm" svg:x2="51.549cm" svg:y2="39.45cm">
          <text:p/>
        </draw:line>
        <draw:line draw:style-name="gr6" draw:text-style-name="P1" draw:layer="layout" svg:x1="52.8cm" svg:y1="39.45cm" svg:x2="52.774cm" svg:y2="39.45cm">
          <text:p/>
        </draw:line>
        <draw:polyline draw:style-name="gr6" draw:text-style-name="P1" draw:layer="layout" svg:width="1.856cm" svg:height="0.326cm" svg:x="64.905cm" svg:y="33.716cm" svg:viewBox="0 0 1857 327" draw:points="0,327 1855,2 1857,0">
          <text:p/>
        </draw:polyline>
        <draw:polyline draw:style-name="gr6" draw:text-style-name="P1" draw:layer="layout" svg:width="1.983cm" svg:height="3.407cm" svg:x="64.761cm" svg:y="30.173cm" svg:viewBox="0 0 1984 3408" draw:points="0,3408 1984,0 1984,3408 0,3408 0,0 1984,0">
          <text:p/>
        </draw:polyline>
        <draw:line draw:style-name="gr6" draw:text-style-name="P1" draw:layer="layout" svg:x1="45.716cm" svg:y1="16.816cm" svg:x2="45.366cm" svg:y2="19.815cm">
          <text:p/>
        </draw:line>
        <draw:line draw:style-name="gr6" draw:text-style-name="P1" draw:layer="layout" svg:x1="36.027cm" svg:y1="20.687cm" svg:x2="38.778cm" svg:y2="16.871cm">
          <text:p/>
        </draw:line>
        <draw:polyline draw:style-name="gr6" draw:text-style-name="P1" draw:layer="layout" svg:width="0.561cm" svg:height="2.972cm" svg:x="44.695cm" svg:y="16.842cm" svg:viewBox="0 0 562 2973" draw:points="562,2973 0,2973 0,0">
          <text:p/>
        </draw:polyline>
        <draw:line draw:style-name="gr6" draw:text-style-name="P1" draw:layer="layout" svg:x1="44.695cm" svg:y1="19.815cm" svg:x2="45.253cm" svg:y2="16.842cm">
          <text:p/>
        </draw:line>
        <draw:line draw:style-name="gr6" draw:text-style-name="P1" draw:layer="layout" svg:x1="45.256cm" svg:y1="16.842cm" svg:x2="45.256cm" svg:y2="19.949cm">
          <text:p/>
        </draw:line>
        <draw:line draw:style-name="gr6" draw:text-style-name="P1" draw:layer="layout" svg:x1="45.366cm" svg:y1="19.839cm" svg:x2="45.366cm" svg:y2="16.67cm">
          <text:p/>
        </draw:line>
        <draw:line draw:style-name="gr6" draw:text-style-name="P1" draw:layer="layout" svg:x1="64.573cm" svg:y1="34.186cm" svg:x2="64.573cm" svg:y2="33.716cm">
          <text:p/>
        </draw:line>
        <draw:line draw:style-name="gr6" draw:text-style-name="P1" draw:layer="layout" svg:x1="64.48cm" svg:y1="33.606cm" svg:x2="64.48cm" svg:y2="34.016cm">
          <text:p/>
        </draw:line>
        <draw:line draw:style-name="gr6" draw:text-style-name="P1" draw:layer="layout" svg:x1="57.175cm" svg:y1="34.016cm" svg:x2="64.573cm" svg:y2="34.016cm">
          <text:p/>
        </draw:line>
        <draw:line draw:style-name="gr6" draw:text-style-name="P1" draw:layer="layout" svg:x1="64.746cm" svg:y1="11.389cm" svg:x2="64.846cm" svg:y2="11.389cm">
          <text:p/>
        </draw:line>
        <draw:line draw:style-name="gr6" draw:text-style-name="P1" draw:layer="layout" svg:x1="64.846cm" svg:y1="11.271cm" svg:x2="64.746cm" svg:y2="11.271cm">
          <text:p/>
        </draw:line>
        <draw:line draw:style-name="gr6" draw:text-style-name="P1" draw:layer="layout" svg:x1="68.203cm" svg:y1="11.271cm" svg:x2="67.983cm" svg:y2="11.271cm">
          <text:p/>
        </draw:line>
        <draw:line draw:style-name="gr6" draw:text-style-name="P1" draw:layer="layout" svg:x1="71.34cm" svg:y1="11.389cm" svg:x2="71.46cm" svg:y2="11.389cm">
          <text:p/>
        </draw:line>
        <draw:polyline draw:style-name="gr6" draw:text-style-name="P1" draw:layer="layout" svg:width="0.12cm" svg:height="3.721cm" svg:x="71.34cm" svg:y="11.271cm" svg:viewBox="0 0 121 3722" draw:points="121,0 0,0 0,3722">
          <text:p/>
        </draw:polyline>
        <draw:line draw:style-name="gr6" draw:text-style-name="P1" draw:layer="layout" svg:x1="71.34cm" svg:y1="14.873cm" svg:x2="71.46cm" svg:y2="14.873cm">
          <text:p/>
        </draw:line>
        <draw:line draw:style-name="gr6" draw:text-style-name="P1" draw:layer="layout" svg:x1="71.46cm" svg:y1="14.992cm" svg:x2="71.46cm" svg:y2="11.271cm">
          <text:p/>
        </draw:line>
        <draw:line draw:style-name="gr6" draw:text-style-name="P1" draw:layer="layout" svg:x1="71.34cm" svg:y1="14.992cm" svg:x2="71.46cm" svg:y2="14.992cm">
          <text:p/>
        </draw:line>
        <draw:line draw:style-name="gr6" draw:text-style-name="P1" draw:layer="layout" svg:x1="67.983cm" svg:y1="14.992cm" svg:x2="68.203cm" svg:y2="14.992cm">
          <text:p/>
        </draw:line>
        <draw:line draw:style-name="gr6" draw:text-style-name="P1" draw:layer="layout" svg:x1="64.846cm" svg:y1="14.873cm" svg:x2="64.746cm" svg:y2="14.873cm">
          <text:p/>
        </draw:line>
        <draw:line draw:style-name="gr6" draw:text-style-name="P1" draw:layer="layout" svg:x1="64.746cm" svg:y1="14.992cm" svg:x2="64.846cm" svg:y2="14.992cm">
          <text:p/>
        </draw:line>
        <draw:line draw:style-name="gr6" draw:text-style-name="P1" draw:layer="layout" svg:x1="67.983cm" svg:y1="11.271cm" svg:x2="67.983cm" svg:y2="14.992cm">
          <text:p/>
        </draw:line>
        <draw:line draw:style-name="gr6" draw:text-style-name="P1" draw:layer="layout" svg:x1="67.983cm" svg:y1="14.873cm" svg:x2="68.203cm" svg:y2="14.873cm">
          <text:p/>
        </draw:line>
        <draw:line draw:style-name="gr6" draw:text-style-name="P1" draw:layer="layout" svg:x1="68.103cm" svg:y1="14.873cm" svg:x2="68.103cm" svg:y2="11.389cm">
          <text:p/>
        </draw:line>
        <draw:line draw:style-name="gr6" draw:text-style-name="P1" draw:layer="layout" svg:x1="68.203cm" svg:y1="11.389cm" svg:x2="67.983cm" svg:y2="11.389cm">
          <text:p/>
        </draw:line>
        <draw:line draw:style-name="gr6" draw:text-style-name="P1" draw:layer="layout" svg:x1="57.006cm" svg:y1="34.186cm" svg:x2="56.178cm" svg:y2="34.186cm">
          <text:p/>
        </draw:line>
        <draw:line draw:style-name="gr6" draw:text-style-name="P1" draw:layer="layout" svg:x1="55.198cm" svg:y1="34.186cm" svg:x2="52.899cm" svg:y2="34.186cm">
          <text:p/>
        </draw:line>
        <draw:line draw:style-name="gr6" draw:text-style-name="P1" draw:layer="layout" svg:x1="51.89cm" svg:y1="34.186cm" svg:x2="48.899cm" svg:y2="34.186cm">
          <text:p/>
        </draw:line>
        <draw:line draw:style-name="gr6" draw:text-style-name="P1" draw:layer="layout" svg:x1="47.921cm" svg:y1="34.186cm" svg:x2="45.48cm" svg:y2="34.186cm">
          <text:p/>
        </draw:line>
        <draw:line draw:style-name="gr6" draw:text-style-name="P1" draw:layer="layout" svg:x1="64.897cm" svg:y1="21.115cm" svg:x2="64.702cm" svg:y2="21.115cm">
          <text:p/>
        </draw:line>
        <draw:polyline draw:style-name="gr6" draw:text-style-name="P1" draw:layer="layout" svg:width="1.476cm" svg:height="0.119cm" svg:x="63.421cm" svg:y="21.115cm" svg:viewBox="0 0 1477 120" draw:points="1121,0 0,0 0,120 1477,120">
          <text:p/>
        </draw:polyline>
        <draw:line draw:style-name="gr6" draw:text-style-name="P1" draw:layer="layout" svg:x1="64.897cm" svg:y1="21.3cm" svg:x2="64.897cm" svg:y2="21.115cm">
          <text:p/>
        </draw:line>
        <draw:line draw:style-name="gr6" draw:text-style-name="P1" draw:layer="layout" svg:x1="14.168cm" svg:y1="21.17cm" svg:x2="11.904cm" svg:y2="21.17cm">
          <text:p/>
        </draw:line>
        <draw:line draw:style-name="gr6" draw:text-style-name="P1" draw:layer="layout" svg:x1="18.831cm" svg:y1="19.75cm" svg:x2="18.831cm" svg:y2="17.631cm">
          <text:p/>
        </draw:line>
        <draw:line draw:style-name="gr6" draw:text-style-name="P1" draw:layer="layout" svg:x1="18.633cm" svg:y1="17.631cm" svg:x2="18.633cm" svg:y2="21.179cm">
          <text:p/>
        </draw:line>
        <draw:line draw:style-name="gr6" draw:text-style-name="P1" draw:layer="layout" svg:x1="24.771cm" svg:y1="16.791cm" svg:x2="24.771cm" svg:y2="18.861cm">
          <text:p/>
        </draw:line>
        <draw:line draw:style-name="gr6" draw:text-style-name="P1" draw:layer="layout" svg:x1="22.491cm" svg:y1="18.861cm" svg:x2="24.889cm" svg:y2="18.861cm">
          <text:p/>
        </draw:line>
        <draw:line draw:style-name="gr6" draw:text-style-name="P1" draw:layer="layout" svg:x1="49.911cm" svg:y1="21.115cm" svg:x2="49.911cm" svg:y2="19.598cm">
          <text:p/>
        </draw:line>
        <draw:line draw:style-name="gr6" draw:text-style-name="P1" draw:layer="layout" svg:x1="66.964cm" svg:y1="21.179cm" svg:x2="66.964cm" svg:y2="18.861cm">
          <text:p/>
        </draw:line>
        <draw:line draw:style-name="gr6" draw:text-style-name="P1" draw:layer="layout" svg:x1="66.763cm" svg:y1="16.802cm" svg:x2="66.763cm" svg:y2="21.3cm">
          <text:p/>
        </draw:line>
        <draw:line draw:style-name="gr6" draw:text-style-name="P1" draw:layer="layout" svg:x1="66.763cm" svg:y1="21.179cm" svg:x2="69.159cm" svg:y2="21.179cm">
          <text:p/>
        </draw:line>
        <draw:line draw:style-name="gr6" draw:text-style-name="P1" draw:layer="layout" svg:x1="66.895cm" svg:y1="18.861cm" svg:x2="66.895cm" svg:y2="16.67cm">
          <text:p/>
        </draw:line>
        <draw:line draw:style-name="gr6" draw:text-style-name="P1" draw:layer="layout" svg:x1="50.482cm" svg:y1="31.068cm" svg:x2="50.482cm" svg:y2="31.057cm">
          <text:p/>
        </draw:line>
        <draw:polyline draw:style-name="gr6" draw:text-style-name="P1" draw:layer="layout" svg:width="0.004cm" svg:height="2.364cm" svg:x="50.478cm" svg:y="28.704cm" svg:viewBox="0 0 5 2365" draw:points="5,2193 5,0 0,0 0,2365 5,2365">
          <text:p/>
        </draw:polyline>
        <draw:line draw:style-name="gr6" draw:text-style-name="P1" draw:layer="layout" svg:x1="73.018cm" svg:y1="17.672cm" svg:x2="73.018cm" svg:y2="17.631cm">
          <text:p/>
        </draw:line>
        <draw:line draw:style-name="gr6" draw:text-style-name="P1" draw:layer="layout" svg:x1="72.817cm" svg:y1="17.631cm" svg:x2="72.817cm" svg:y2="19.75cm">
          <text:p/>
        </draw:line>
        <draw:line draw:style-name="gr6" draw:text-style-name="P1" draw:layer="layout" svg:x1="71.198cm" svg:y1="19.75cm" svg:x2="73.018cm" svg:y2="19.75cm">
          <text:p/>
        </draw:line>
        <draw:line draw:style-name="gr6" draw:text-style-name="P1" draw:layer="layout" svg:x1="72.819cm" svg:y1="31.108cm" svg:x2="72.819cm" svg:y2="33.227cm">
          <text:p/>
        </draw:line>
        <draw:line draw:style-name="gr6" draw:text-style-name="P1" draw:layer="layout" svg:x1="73.018cm" svg:y1="33.227cm" svg:x2="73.018cm" svg:y2="33.197cm">
          <text:p/>
        </draw:line>
        <draw:line draw:style-name="gr6" draw:text-style-name="P1" draw:layer="layout" svg:x1="73.018cm" svg:y1="31.108cm" svg:x2="71.198cm" svg:y2="31.108cm">
          <text:p/>
        </draw:line>
        <draw:line draw:style-name="gr6" draw:text-style-name="P1" draw:layer="layout" svg:x1="57.006cm" svg:y1="32.956cm" svg:x2="57.175cm" svg:y2="32.956cm">
          <text:p/>
        </draw:line>
        <draw:polyline draw:style-name="gr6" draw:text-style-name="P1" draw:layer="layout" svg:width="0.169cm" svg:height="0.048cm" svg:x="57.006cm" svg:y="33.968cm" svg:viewBox="0 0 170 49" draw:points="170,49 170,0 0,0">
          <text:p/>
        </draw:polyline>
        <draw:line draw:style-name="gr6" draw:text-style-name="P1" draw:layer="layout" svg:x1="45.336cm" svg:y1="31.927cm" svg:x2="45.336cm" svg:y2="34.186cm">
          <text:p/>
        </draw:line>
        <draw:line draw:style-name="gr6" draw:text-style-name="P1" draw:layer="layout" svg:x1="45.482cm" svg:y1="34.186cm" svg:x2="45.482cm" svg:y2="30.005cm">
          <text:p/>
        </draw:line>
        <draw:polyline draw:style-name="gr6" draw:text-style-name="P1" draw:layer="layout" svg:width="0.121cm" svg:height="0.294cm" svg:x="42.906cm" svg:y="31.633cm" svg:viewBox="0 0 122 295" draw:points="122,295 122,0 0,0">
          <text:p/>
        </draw:polyline>
        <draw:line draw:style-name="gr6" draw:text-style-name="P1" draw:layer="layout" svg:x1="42.906cm" svg:y1="32.048cm" svg:x2="45.336cm" svg:y2="32.048cm">
          <text:p/>
        </draw:line>
        <draw:line draw:style-name="gr6" draw:text-style-name="P1" draw:layer="layout" svg:x1="43.027cm" svg:y1="30.623cm" svg:x2="43.027cm" svg:y2="30.128cm">
          <text:p/>
        </draw:line>
        <draw:polyline draw:style-name="gr6" draw:text-style-name="P1" draw:layer="layout" svg:width="0.121cm" svg:height="0.535cm" svg:x="42.906cm" svg:y="30.088cm" svg:viewBox="0 0 122 536" draw:points="0,0 0,536 122,536">
          <text:p/>
        </draw:polyline>
        <draw:line draw:style-name="gr6" draw:text-style-name="P1" draw:layer="layout" svg:x1="42.906cm" svg:y1="29.743cm" svg:x2="42.906cm" svg:y2="29.768cm">
          <text:p/>
        </draw:line>
        <draw:line draw:style-name="gr6" draw:text-style-name="P1" draw:layer="layout" svg:x1="41.897cm" svg:y1="32.107cm" svg:x2="39.361cm" svg:y2="32.107cm">
          <text:p/>
        </draw:line>
        <draw:line draw:style-name="gr6" draw:text-style-name="P1" draw:layer="layout" svg:x1="39.162cm" svg:y1="32.228cm" svg:x2="40.987cm" svg:y2="32.228cm">
          <text:p/>
        </draw:line>
        <draw:line draw:style-name="gr6" draw:text-style-name="P1" draw:layer="layout" svg:x1="40.987cm" svg:y1="32.323cm" svg:x2="40.987cm" svg:y2="32.107cm">
          <text:p/>
        </draw:line>
        <draw:line draw:style-name="gr6" draw:text-style-name="P1" draw:layer="layout" svg:x1="45.48cm" svg:y1="29.622cm" svg:x2="38.227cm" svg:y2="29.622cm">
          <text:p/>
        </draw:line>
        <draw:line draw:style-name="gr6" draw:text-style-name="P1" draw:layer="layout" svg:x1="38.227cm" svg:y1="29.743cm" svg:x2="45.237cm" svg:y2="29.743cm">
          <text:p/>
        </draw:line>
        <draw:line draw:style-name="gr6" draw:text-style-name="P1" draw:layer="layout" svg:x1="45.48cm" svg:y1="29.743cm" svg:x2="45.48cm" svg:y2="29.622cm">
          <text:p/>
        </draw:line>
        <draw:line draw:style-name="gr6" draw:text-style-name="P1" draw:layer="layout" svg:x1="18.633cm" svg:y1="21.179cm" svg:x2="14.168cm" svg:y2="21.179cm">
          <text:p/>
        </draw:line>
        <draw:line draw:style-name="gr6" draw:text-style-name="P1" draw:layer="layout" svg:x1="14.168cm" svg:y1="21.17cm" svg:x2="14.168cm" svg:y2="21.3cm">
          <text:p/>
        </draw:line>
        <draw:line draw:style-name="gr6" draw:text-style-name="P1" draw:layer="layout" svg:x1="35.828cm" svg:y1="21.234cm" svg:x2="45.861cm" svg:y2="21.234cm">
          <text:p/>
        </draw:line>
        <draw:line draw:style-name="gr6" draw:text-style-name="P1" draw:layer="layout" svg:x1="45.861cm" svg:y1="21.115cm" svg:x2="43.108cm" svg:y2="21.115cm">
          <text:p/>
        </draw:line>
        <draw:line draw:style-name="gr6" draw:text-style-name="P1" draw:layer="layout" svg:x1="42.945cm" svg:y1="21.115cm" svg:x2="35.909cm" svg:y2="21.115cm">
          <text:p/>
        </draw:line>
        <draw:line draw:style-name="gr6" draw:text-style-name="P1" draw:layer="layout" svg:x1="66.931cm" svg:y1="34.186cm" svg:x2="66.931cm" svg:y2="31.997cm">
          <text:p/>
        </draw:line>
        <draw:line draw:style-name="gr6" draw:text-style-name="P1" draw:layer="layout" svg:x1="66.96cm" svg:y1="31.997cm" svg:x2="66.759cm" svg:y2="31.997cm">
          <text:p/>
        </draw:line>
        <draw:polyline draw:style-name="gr6" draw:text-style-name="P1" draw:layer="layout" svg:width="3.003cm" svg:height="0.119cm" svg:x="35.729cm" svg:y="34.067cm" svg:viewBox="0 0 3004 120" draw:points="2839,0 0,0 0,120 3004,120">
          <text:p/>
        </draw:polyline>
        <draw:line draw:style-name="gr6" draw:text-style-name="P1" draw:layer="layout" svg:x1="66.785cm" svg:y1="33.716cm" svg:x2="66.785cm" svg:y2="34.042cm">
          <text:p/>
        </draw:line>
        <draw:line draw:style-name="gr6" draw:text-style-name="P1" draw:layer="layout" svg:x1="66.931cm" svg:y1="33.716cm" svg:x2="64.573cm" svg:y2="33.716cm">
          <text:p/>
        </draw:line>
        <draw:polyline draw:style-name="gr11" draw:text-style-name="P1" draw:layer="layout" svg:width="1.145cm" svg:height="1.353cm" svg:x="33.409cm" svg:y="43.922cm" svg:viewBox="0 0 1146 1354" draw:points="1146,954 246,0 74,171 76,171 57,188 0,245 1049,1354">
          <text:p/>
        </draw:polyline>
        <draw:line draw:style-name="gr11" draw:text-style-name="P1" draw:layer="layout" svg:x1="6.602cm" svg:y1="28.578cm" svg:x2="5.367cm" svg:y2="28.304cm">
          <text:p/>
        </draw:line>
        <draw:polyline draw:style-name="gr11" draw:text-style-name="P1" draw:layer="layout" svg:width="1.634cm" svg:height="0.343cm" svg:x="4.967cm" svg:y="28.568cm" svg:viewBox="0 0 1635 344" draw:points="0,0 1553,344 1635,9">
          <text:p/>
        </draw:polyline>
        <draw:polyline draw:style-name="gr6" draw:text-style-name="P1" draw:layer="layout" svg:width="0.499cm" svg:height="0.118cm" svg:x="31.79cm" svg:y="29.559cm" svg:viewBox="0 0 500 119" draw:points="500,0 0,0 0,119 500,119">
          <text:p/>
        </draw:polyline>
        <draw:line draw:style-name="gr6" draw:text-style-name="P1" draw:layer="layout" svg:x1="32.289cm" svg:y1="29.743cm" svg:x2="32.289cm" svg:y2="29.559cm">
          <text:p/>
        </draw:line>
        <draw:polyline draw:style-name="gr12" draw:text-style-name="P1" draw:layer="layout" svg:width="3.839cm" svg:height="1.638cm" svg:x="50.129cm" svg:y="34.163cm" svg:viewBox="0 0 3840 1639" draw:points="0,1639 0,0 3840,0 3840,1639">
          <text:p/>
        </draw:polyline>
        <draw:polygon draw:style-name="gr6" draw:text-style-name="P1" draw:layer="layout" svg:width="0.55cm" svg:height="2.151cm" svg:x="57.63cm" svg:y="30.13cm" svg:viewBox="0 0 551 2152" draw:points="551,0 0,0 0,2152 551,2152">
          <text:p/>
        </draw:polygon>
        <draw:polygon draw:style-name="gr6" draw:text-style-name="P1" draw:layer="layout" svg:width="1.983cm" svg:height="3.407cm" svg:x="64.761cm" svg:y="30.173cm" svg:viewBox="0 0 1984 3408" draw:points="1984,0 0,0 0,3408 1984,3408">
          <text:p/>
        </draw:polygon>
        <draw:polygon draw:style-name="gr6" draw:text-style-name="P1" draw:layer="layout" svg:width="0.561cm" svg:height="2.972cm" svg:x="44.695cm" svg:y="16.842cm" svg:viewBox="0 0 562 2973" draw:points="562,0 0,0 0,2973 562,2973">
          <text:p/>
        </draw:polygon>
        <draw:polygon draw:style-name="gr6" draw:text-style-name="P1" draw:layer="layout" svg:width="2.75cm" svg:height="3.815cm" svg:x="36.027cm" svg:y="16.871cm" svg:viewBox="0 0 2751 3816" draw:points="2751,0 0,0 0,3816 2751,3816">
          <text:p/>
        </draw:polygon>
        <draw:polygon draw:style-name="gr6" draw:text-style-name="P1" draw:layer="layout" svg:width="0.349cm" svg:height="2.998cm" svg:x="45.366cm" svg:y="16.816cm" svg:viewBox="0 0 350 2999" draw:points="350,0 0,0 0,2999 350,2999">
          <text:p/>
        </draw:polygon>
        <draw:polygon draw:style-name="gr6" draw:text-style-name="P1" draw:layer="layout" svg:width="1.998cm" svg:height="0.326cm" svg:x="64.761cm" svg:y="33.716cm" svg:viewBox="0 0 1999 327" draw:points="1999,0 0,0 0,327 1999,327">
          <text:p/>
        </draw:polygon>
        <draw:line draw:style-name="gr6" draw:text-style-name="P1" draw:layer="layout" svg:x1="71.677cm" svg:y1="38.998cm" svg:x2="71.543cm" svg:y2="38.876cm">
          <text:p/>
        </draw:line>
        <draw:line draw:style-name="gr6" draw:text-style-name="P1" draw:layer="layout" svg:x1="71.549cm" svg:y1="39.004cm" svg:x2="71.671cm" svg:y2="38.87cm">
          <text:p/>
        </draw:line>
        <draw:line draw:style-name="gr6" draw:text-style-name="P1" draw:layer="layout" svg:x1="35.747cm" svg:y1="20.287cm" svg:x2="35.61cm" svg:y2="20.165cm">
          <text:p/>
        </draw:line>
        <draw:line draw:style-name="gr6" draw:text-style-name="P1" draw:layer="layout" svg:x1="35.619cm" svg:y1="20.293cm" svg:x2="35.738cm" svg:y2="20.159cm">
          <text:p/>
        </draw:line>
        <draw:line draw:style-name="gr6" draw:text-style-name="P1" draw:layer="layout" svg:x1="18.551cm" svg:y1="20.697cm" svg:x2="18.415cm" svg:y2="20.576cm">
          <text:p/>
        </draw:line>
        <draw:line draw:style-name="gr6" draw:text-style-name="P1" draw:layer="layout" svg:x1="18.423cm" svg:y1="20.704cm" svg:x2="18.543cm" svg:y2="20.569cm">
          <text:p/>
        </draw:line>
        <draw:line draw:style-name="gr6" draw:text-style-name="P1" draw:layer="layout" svg:x1="69.278cm" svg:y1="29.828cm" svg:x2="69.278cm" svg:y2="29.559cm">
          <text:p/>
        </draw:line>
        <draw:line draw:style-name="gr6" draw:text-style-name="P1" draw:layer="layout" svg:x1="69.278cm" svg:y1="29.677cm" svg:x2="71.079cm" svg:y2="29.677cm">
          <text:p/>
        </draw:line>
        <draw:line draw:style-name="gr6" draw:text-style-name="P1" draw:layer="layout" svg:x1="71.079cm" svg:y1="29.559cm" svg:x2="69.159cm" svg:y2="29.559cm">
          <text:p/>
        </draw:line>
        <draw:line draw:style-name="gr6" draw:text-style-name="P1" draw:layer="layout" svg:x1="69.471cm" svg:y1="41.385cm" svg:x2="69.471cm" svg:y2="41.266cm">
          <text:p/>
        </draw:line>
        <draw:line draw:style-name="gr6" draw:text-style-name="P1" draw:layer="layout" svg:x1="59.772cm" svg:y1="9.592cm" svg:x2="59.872cm" svg:y2="9.592cm">
          <text:p/>
        </draw:line>
        <draw:polyline draw:style-name="gr6" draw:text-style-name="P1" draw:layer="layout" svg:width="0.1cm" svg:height="0.12cm" svg:x="59.772cm" svg:y="9.472cm" svg:viewBox="0 0 101 121" draw:points="0,0 0,121 101,121">
          <text:p/>
        </draw:polyline>
        <draw:polyline draw:style-name="gr6" draw:text-style-name="P1" draw:layer="layout" svg:width="0.099cm" svg:height="3.484cm" svg:x="60.748cm" svg:y="11.389cm" svg:viewBox="0 0 100 3485" draw:points="100,3485 100,0 0,0">
          <text:p/>
        </draw:polyline>
        <draw:line draw:style-name="gr6" draw:text-style-name="P1" draw:layer="layout" svg:x1="60.748cm" svg:y1="11.271cm" svg:x2="60.847cm" svg:y2="11.271cm">
          <text:p/>
        </draw:line>
        <draw:line draw:style-name="gr6" draw:text-style-name="P1" draw:layer="layout" svg:x1="57.49cm" svg:y1="11.271cm" svg:x2="57.611cm" svg:y2="11.271cm">
          <text:p/>
        </draw:line>
        <draw:line draw:style-name="gr6" draw:text-style-name="P1" draw:layer="layout" svg:x1="60.748cm" svg:y1="14.873cm" svg:x2="60.847cm" svg:y2="14.873cm">
          <text:p/>
        </draw:line>
        <draw:line draw:style-name="gr6" draw:text-style-name="P1" draw:layer="layout" svg:x1="60.847cm" svg:y1="14.992cm" svg:x2="60.748cm" svg:y2="14.992cm">
          <text:p/>
        </draw:line>
        <draw:line draw:style-name="gr6" draw:text-style-name="P1" draw:layer="layout" svg:x1="57.611cm" svg:y1="11.271cm" svg:x2="57.611cm" svg:y2="14.992cm">
          <text:p/>
        </draw:line>
        <draw:line draw:style-name="gr6" draw:text-style-name="P1" draw:layer="layout" svg:x1="57.49cm" svg:y1="14.742cm" svg:x2="57.49cm" svg:y2="11.271cm">
          <text:p/>
        </draw:line>
        <draw:line draw:style-name="gr6" draw:text-style-name="P1" draw:layer="layout" svg:x1="40.576cm" svg:y1="9.592cm" svg:x2="40.777cm" svg:y2="9.592cm">
          <text:p/>
        </draw:line>
        <draw:line draw:style-name="gr6" draw:text-style-name="P1" draw:layer="layout" svg:x1="42.976cm" svg:y1="9.592cm" svg:x2="43.076cm" svg:y2="9.592cm">
          <text:p/>
        </draw:line>
        <draw:line draw:style-name="gr6" draw:text-style-name="P1" draw:layer="layout" svg:x1="42.976cm" svg:y1="9.472cm" svg:x2="42.976cm" svg:y2="9.592cm">
          <text:p/>
        </draw:line>
        <draw:line draw:style-name="gr6" draw:text-style-name="P1" draw:layer="layout" svg:x1="40.576cm" svg:y1="9.472cm" svg:x2="40.777cm" svg:y2="9.472cm">
          <text:p/>
        </draw:line>
        <draw:line draw:style-name="gr6" draw:text-style-name="P1" draw:layer="layout" svg:x1="42.976cm" svg:y1="9.592cm" svg:x2="43.175cm" svg:y2="9.592cm">
          <text:p/>
        </draw:line>
        <draw:line draw:style-name="gr6" draw:text-style-name="P1" draw:layer="layout" svg:x1="42.976cm" svg:y1="9.472cm" svg:x2="43.175cm" svg:y2="9.472cm">
          <text:p/>
        </draw:line>
        <draw:line draw:style-name="gr6" draw:text-style-name="P1" draw:layer="layout" svg:x1="28.579cm" svg:y1="5.983cm" svg:x2="28.579cm" svg:y2="9.472cm">
          <text:p/>
        </draw:line>
        <draw:line draw:style-name="gr6" draw:text-style-name="P1" draw:layer="layout" svg:x1="28.68cm" svg:y1="9.472cm" svg:x2="28.68cm" svg:y2="5.983cm">
          <text:p/>
        </draw:line>
        <draw:line draw:style-name="gr6" draw:text-style-name="P1" draw:layer="layout" svg:x1="35.778cm" svg:y1="9.592cm" svg:x2="35.877cm" svg:y2="9.592cm">
          <text:p/>
        </draw:line>
        <draw:line draw:style-name="gr6" draw:text-style-name="P1" draw:layer="layout" svg:x1="35.778cm" svg:y1="9.472cm" svg:x2="35.778cm" svg:y2="9.592cm">
          <text:p/>
        </draw:line>
        <draw:line draw:style-name="gr6" draw:text-style-name="P1" draw:layer="layout" svg:x1="14.183cm" svg:y1="5.983cm" svg:x2="14.183cm" svg:y2="9.472cm">
          <text:p/>
        </draw:line>
        <draw:line draw:style-name="gr6" draw:text-style-name="P1" draw:layer="layout" svg:x1="14.283cm" svg:y1="9.472cm" svg:x2="14.283cm" svg:y2="5.983cm">
          <text:p/>
        </draw:line>
        <draw:line draw:style-name="gr6" draw:text-style-name="P1" draw:layer="layout" svg:x1="14.183cm" svg:y1="9.592cm" svg:x2="14.382cm" svg:y2="9.592cm">
          <text:p/>
        </draw:line>
        <draw:line draw:style-name="gr6" draw:text-style-name="P1" draw:layer="layout" svg:x1="14.183cm" svg:y1="9.472cm" svg:x2="14.183cm" svg:y2="9.592cm">
          <text:p/>
        </draw:line>
        <draw:line draw:style-name="gr6" draw:text-style-name="P1" draw:layer="layout" svg:x1="16.581cm" svg:y1="9.472cm" svg:x2="16.581cm" svg:y2="9.592cm">
          <text:p/>
        </draw:line>
        <draw:line draw:style-name="gr6" draw:text-style-name="P1" draw:layer="layout" svg:x1="14.283cm" svg:y1="9.472cm" svg:x2="14.382cm" svg:y2="9.472cm">
          <text:p/>
        </draw:line>
        <draw:line draw:style-name="gr6" draw:text-style-name="P1" draw:layer="layout" svg:x1="66.766cm" svg:y1="21.3cm" svg:x2="69.159cm" svg:y2="21.3cm">
          <text:p/>
        </draw:line>
        <draw:line draw:style-name="gr6" draw:text-style-name="P1" draw:layer="layout" svg:x1="71.198cm" svg:y1="21.179cm" svg:x2="69.159cm" svg:y2="21.179cm">
          <text:p/>
        </draw:line>
        <draw:line draw:style-name="gr6" draw:text-style-name="P1" draw:layer="layout" svg:x1="49.764cm" svg:y1="19.598cm" svg:x2="49.764cm" svg:y2="21.234cm">
          <text:p/>
        </draw:line>
        <draw:line draw:style-name="gr6" draw:text-style-name="P1" draw:layer="layout" svg:x1="74.06cm" svg:y1="15.005cm" svg:x2="74.119cm" svg:y2="15.005cm">
          <text:p/>
        </draw:line>
        <draw:line draw:style-name="gr6" draw:text-style-name="P1" draw:layer="layout" svg:x1="71.52cm" svg:y1="11.271cm" svg:x2="71.52cm" svg:y2="11.33cm">
          <text:p/>
        </draw:line>
        <draw:polyline draw:style-name="gr6" draw:text-style-name="P1" draw:layer="layout" svg:width="0.999cm" svg:height="0.121cm" svg:x="44.238cm" svg:y="30.742cm" svg:viewBox="0 0 1000 122" draw:points="1000,0 0,0 0,122 1000,122">
          <text:p/>
        </draw:polyline>
        <draw:line draw:style-name="gr6" draw:text-style-name="P1" draw:layer="layout" svg:x1="40.904cm" svg:y1="32.107cm" svg:x2="40.904cm" svg:y2="31.538cm">
          <text:p/>
        </draw:line>
        <draw:line draw:style-name="gr6" draw:text-style-name="P1" draw:layer="layout" svg:x1="38.904cm" svg:y1="31.538cm" svg:x2="40.904cm" svg:y2="31.538cm">
          <text:p/>
        </draw:line>
        <draw:line draw:style-name="gr6" draw:text-style-name="P1" draw:layer="layout" svg:x1="36.438cm" svg:y1="30.537cm" svg:x2="36.438cm" svg:y2="34.038cm">
          <text:p/>
        </draw:line>
        <draw:line draw:style-name="gr6" draw:text-style-name="P1" draw:layer="layout" svg:x1="38.567cm" svg:y1="33.547cm" svg:x2="38.017cm" svg:y2="33.547cm">
          <text:p/>
        </draw:line>
        <draw:line draw:style-name="gr6" draw:text-style-name="P1" draw:layer="layout" svg:x1="36.438cm" svg:y1="33.536cm" svg:x2="35.888cm" svg:y2="33.536cm">
          <text:p/>
        </draw:line>
        <draw:line draw:style-name="gr6" draw:text-style-name="P1" draw:layer="layout" svg:x1="38.567cm" svg:y1="33.047cm" svg:x2="38.017cm" svg:y2="33.047cm">
          <text:p/>
        </draw:line>
        <draw:line draw:style-name="gr6" draw:text-style-name="P1" draw:layer="layout" svg:x1="36.438cm" svg:y1="33.036cm" svg:x2="35.888cm" svg:y2="33.036cm">
          <text:p/>
        </draw:line>
        <draw:line draw:style-name="gr6" draw:text-style-name="P1" draw:layer="layout" svg:x1="38.567cm" svg:y1="32.547cm" svg:x2="38.017cm" svg:y2="32.547cm">
          <text:p/>
        </draw:line>
        <draw:line draw:style-name="gr6" draw:text-style-name="P1" draw:layer="layout" svg:x1="36.438cm" svg:y1="32.537cm" svg:x2="35.888cm" svg:y2="32.537cm">
          <text:p/>
        </draw:line>
        <draw:line draw:style-name="gr6" draw:text-style-name="P1" draw:layer="layout" svg:x1="38.567cm" svg:y1="32.048cm" svg:x2="38.017cm" svg:y2="32.048cm">
          <text:p/>
        </draw:line>
        <draw:line draw:style-name="gr6" draw:text-style-name="P1" draw:layer="layout" svg:x1="36.438cm" svg:y1="32.037cm" svg:x2="35.888cm" svg:y2="32.037cm">
          <text:p/>
        </draw:line>
        <draw:line draw:style-name="gr6" draw:text-style-name="P1" draw:layer="layout" svg:x1="36.438cm" svg:y1="31.538cm" svg:x2="35.888cm" svg:y2="31.538cm">
          <text:p/>
        </draw:line>
        <draw:line draw:style-name="gr6" draw:text-style-name="P1" draw:layer="layout" svg:x1="36.438cm" svg:y1="31.038cm" svg:x2="35.888cm" svg:y2="31.038cm">
          <text:p/>
        </draw:line>
        <draw:line draw:style-name="gr6" draw:text-style-name="P1" draw:layer="layout" svg:x1="38.017cm" svg:y1="34.046cm" svg:x2="38.017cm" svg:y2="31.548cm">
          <text:p/>
        </draw:line>
        <draw:line draw:style-name="gr6" draw:text-style-name="P1" draw:layer="layout" svg:x1="38.567cm" svg:y1="31.548cm" svg:x2="38.017cm" svg:y2="31.548cm">
          <text:p/>
        </draw:line>
        <draw:line draw:style-name="gr6" draw:text-style-name="P1" draw:layer="layout" svg:x1="38.904cm" svg:y1="32.107cm" svg:x2="38.904cm" svg:y2="31.538cm">
          <text:p/>
        </draw:line>
        <draw:line draw:style-name="gr6" draw:text-style-name="P1" draw:layer="layout" svg:x1="23.88cm" svg:y1="9.472cm" svg:x2="23.981cm" svg:y2="9.472cm">
          <text:p/>
        </draw:line>
        <draw:line draw:style-name="gr6" draw:text-style-name="P1" draw:layer="layout" svg:x1="23.88cm" svg:y1="9.592cm" svg:x2="23.981cm" svg:y2="9.592cm">
          <text:p/>
        </draw:line>
        <draw:line draw:style-name="gr6" draw:text-style-name="P1" draw:layer="layout" svg:x1="66.763cm" svg:y1="21.3cm" svg:x2="69.159cm" svg:y2="21.3cm">
          <text:p/>
        </draw:line>
        <draw:line draw:style-name="gr6" draw:text-style-name="P1" draw:layer="layout" svg:x1="36.438cm" svg:y1="30.537cm" svg:x2="35.888cm" svg:y2="30.537cm">
          <text:p/>
        </draw:line>
        <draw:line draw:style-name="gr6" draw:text-style-name="P1" draw:layer="layout" svg:x1="22.172cm" svg:y1="21.179cm" svg:x2="20.571cm" svg:y2="21.179cm">
          <text:p/>
        </draw:line>
        <draw:line draw:style-name="gr6" draw:text-style-name="P1" draw:layer="layout" svg:x1="22.172cm" svg:y1="21.3cm" svg:x2="24.889cm" svg:y2="21.3cm">
          <text:p/>
        </draw:line>
        <draw:line draw:style-name="gr6" draw:text-style-name="P1" draw:layer="layout" svg:x1="20.571cm" svg:y1="21.3cm" svg:x2="22.172cm" svg:y2="21.3cm">
          <text:p/>
        </draw:line>
        <draw:polygon draw:style-name="gr6" draw:text-style-name="P1" draw:layer="layout" svg:width="0.106cm" svg:height="0.161cm" svg:x="38.171cm" svg:y="41.224cm" svg:viewBox="0 0 107 162" draw:points="107,162 0,162 0,0 107,0">
          <text:p/>
        </draw:polygon>
        <draw:line draw:style-name="gr6" draw:text-style-name="P1" draw:layer="layout" svg:x1="69.159cm" svg:y1="21.179cm" svg:x2="66.96cm" svg:y2="21.179cm">
          <text:p/>
        </draw:line>
        <draw:line draw:style-name="gr6" draw:text-style-name="P1" draw:layer="layout" svg:x1="69.159cm" svg:y1="21.3cm" svg:x2="71.079cm" svg:y2="21.3cm">
          <text:p/>
        </draw:line>
        <draw:line draw:style-name="gr6" draw:text-style-name="P1" draw:layer="layout" svg:x1="26.28cm" svg:y1="9.592cm" svg:x2="26.181cm" svg:y2="9.592cm">
          <text:p/>
        </draw:line>
        <draw:line draw:style-name="gr6" draw:text-style-name="P1" draw:layer="layout" svg:x1="58.17cm" svg:y1="34.186cm" svg:x2="57.433cm" svg:y2="34.186cm">
          <text:p/>
        </draw:line>
        <draw:line draw:style-name="gr6" draw:text-style-name="P1" draw:layer="layout" svg:x1="5.367cm" svg:y1="18.281cm" svg:x2="9.372cm" svg:y2="18.281cm">
          <text:p/>
        </draw:line>
        <draw:line draw:style-name="gr6" draw:text-style-name="P1" draw:layer="layout" svg:x1="9.385cm" svg:y1="15.881cm" svg:x2="9.385cm" svg:y2="15.781cm">
          <text:p/>
        </draw:line>
        <draw:line draw:style-name="gr6" draw:text-style-name="P1" draw:layer="layout" svg:x1="67.043cm" svg:y1="41.385cm" svg:x2="66.943cm" svg:y2="41.385cm">
          <text:p/>
        </draw:line>
        <draw:line draw:style-name="gr6" draw:text-style-name="P1" draw:layer="layout" svg:x1="67.07cm" svg:y1="41.385cm" svg:x2="67.07cm" svg:y2="41.266cm">
          <text:p/>
        </draw:line>
        <draw:line draw:style-name="gr6" draw:text-style-name="P1" draw:layer="layout" svg:x1="68.313cm" svg:y1="41.385cm" svg:x2="68.313cm" svg:y2="41.266cm">
          <text:p/>
        </draw:line>
        <draw:line draw:style-name="gr6" draw:text-style-name="P1" draw:layer="layout" svg:x1="69.242cm" svg:y1="41.266cm" svg:x2="69.242cm" svg:y2="41.385cm">
          <text:p/>
        </draw:line>
        <draw:line draw:style-name="gr6" draw:text-style-name="P1" draw:layer="layout" svg:x1="69.27cm" svg:y1="41.385cm" svg:x2="69.242cm" svg:y2="41.385cm">
          <text:p/>
        </draw:line>
        <draw:line draw:style-name="gr6" draw:text-style-name="P1" draw:layer="layout" svg:x1="68.313cm" svg:y1="41.266cm" svg:x2="68.313cm" svg:y2="41.385cm">
          <text:p/>
        </draw:line>
        <draw:line draw:style-name="gr6" draw:text-style-name="P1" draw:layer="layout" svg:x1="68.283cm" svg:y1="41.266cm" svg:x2="68.313cm" svg:y2="41.266cm">
          <text:p/>
        </draw:line>
        <draw:polyline draw:style-name="gr6" draw:text-style-name="P1" draw:layer="layout" svg:width="0.03cm" svg:height="0.119cm" svg:x="68.283cm" svg:y="41.266cm" svg:viewBox="0 0 31 120" draw:points="31,120 0,120 0,0">
          <text:p/>
        </draw:polyline>
        <draw:line draw:style-name="gr6" draw:text-style-name="P1" draw:layer="layout" svg:x1="59.772cm" svg:y1="16.67cm" svg:x2="59.872cm" svg:y2="16.67cm">
          <text:p/>
        </draw:line>
        <draw:line draw:style-name="gr6" draw:text-style-name="P1" draw:layer="layout" svg:x1="9.491cm" svg:y1="23.08cm" svg:x2="9.491cm" svg:y2="22.879cm">
          <text:p/>
        </draw:line>
        <draw:line draw:style-name="gr6" draw:text-style-name="P1" draw:layer="layout" svg:x1="9.372cm" svg:y1="22.879cm" svg:x2="9.372cm" svg:y2="23.08cm">
          <text:p/>
        </draw:line>
        <draw:line draw:style-name="gr6" draw:text-style-name="P1" draw:layer="layout" svg:x1="9.491cm" svg:y1="20.679cm" svg:x2="9.491cm" svg:y2="20.48cm">
          <text:p/>
        </draw:line>
        <draw:polyline draw:style-name="gr6" draw:text-style-name="P1" draw:layer="layout" svg:width="0.119cm" svg:height="0.199cm" svg:x="9.372cm" svg:y="20.48cm" svg:viewBox="0 0 120 200" draw:points="0,0 0,200 120,200">
          <text:p/>
        </draw:polyline>
        <draw:line draw:style-name="gr6" draw:text-style-name="P1" draw:layer="layout" svg:x1="9.491cm" svg:y1="18.281cm" svg:x2="9.491cm" svg:y2="18.08cm">
          <text:p/>
        </draw:line>
        <draw:polyline draw:style-name="gr6" draw:text-style-name="P1" draw:layer="layout" svg:width="0.119cm" svg:height="0.201cm" svg:x="9.372cm" svg:y="18.08cm" svg:viewBox="0 0 120 202" draw:points="0,0 0,202 120,202">
          <text:p/>
        </draw:polyline>
        <draw:line draw:style-name="gr6" draw:text-style-name="P1" draw:layer="layout" svg:x1="57.473cm" svg:y1="18.916cm" svg:x2="57.473cm" svg:y2="16.791cm">
          <text:p/>
        </draw:line>
        <draw:line draw:style-name="gr6" draw:text-style-name="P1" draw:layer="layout" svg:x1="64.542cm" svg:y1="21.115cm" svg:x2="63.919cm" svg:y2="21.436cm">
          <text:p/>
        </draw:line>
        <draw:line draw:style-name="gr6" draw:text-style-name="P1" draw:layer="layout" svg:x1="63.807cm" svg:y1="21.492cm" svg:x2="63.652cm" svg:y2="21.574cm">
          <text:p/>
        </draw:line>
        <draw:line draw:style-name="gr6" draw:text-style-name="P1" draw:layer="layout" svg:x1="63.541cm" svg:y1="21.63cm" svg:x2="62.917cm" svg:y2="21.95cm">
          <text:p/>
        </draw:line>
        <draw:line draw:style-name="gr6" draw:text-style-name="P1" draw:layer="layout" svg:x1="62.808cm" svg:y1="22.006cm" svg:x2="62.651cm" svg:y2="22.088cm">
          <text:p/>
        </draw:line>
        <draw:line draw:style-name="gr6" draw:text-style-name="P1" draw:layer="layout" svg:x1="62.542cm" svg:y1="22.144cm" svg:x2="61.918cm" svg:y2="22.467cm">
          <text:p/>
        </draw:line>
        <draw:line draw:style-name="gr6" draw:text-style-name="P1" draw:layer="layout" svg:x1="61.807cm" svg:y1="22.523cm" svg:x2="61.652cm" svg:y2="22.604cm">
          <text:p/>
        </draw:line>
        <draw:line draw:style-name="gr6" draw:text-style-name="P1" draw:layer="layout" svg:x1="61.54cm" svg:y1="22.661cm" svg:x2="60.917cm" svg:y2="22.981cm">
          <text:p/>
        </draw:line>
        <draw:line draw:style-name="gr6" draw:text-style-name="P1" draw:layer="layout" svg:x1="60.808cm" svg:y1="23.037cm" svg:x2="60.65cm" svg:y2="23.119cm">
          <text:p/>
        </draw:line>
        <draw:line draw:style-name="gr6" draw:text-style-name="P1" draw:layer="layout" svg:x1="60.541cm" svg:y1="23.175cm" svg:x2="59.918cm" svg:y2="23.496cm">
          <text:p/>
        </draw:line>
        <draw:line draw:style-name="gr6" draw:text-style-name="P1" draw:layer="layout" svg:x1="59.807cm" svg:y1="23.552cm" svg:x2="59.651cm" svg:y2="23.633cm">
          <text:p/>
        </draw:line>
        <draw:line draw:style-name="gr6" draw:text-style-name="P1" draw:layer="layout" svg:x1="59.54cm" svg:y1="23.689cm" svg:x2="58.919cm" svg:y2="24.01cm">
          <text:p/>
        </draw:line>
        <draw:line draw:style-name="gr6" draw:text-style-name="P1" draw:layer="layout" svg:x1="58.808cm" svg:y1="24.066cm" svg:x2="58.652cm" svg:y2="24.147cm">
          <text:p/>
        </draw:line>
        <draw:line draw:style-name="gr6" draw:text-style-name="P1" draw:layer="layout" svg:x1="58.541cm" svg:y1="24.204cm" svg:x2="57.918cm" svg:y2="24.526cm">
          <text:p/>
        </draw:line>
        <draw:line draw:style-name="gr6" draw:text-style-name="P1" draw:layer="layout" svg:x1="57.809cm" svg:y1="24.582cm" svg:x2="57.651cm" svg:y2="24.664cm">
          <text:p/>
        </draw:line>
        <draw:line draw:style-name="gr6" draw:text-style-name="P1" draw:layer="layout" svg:x1="57.542cm" svg:y1="24.72cm" svg:x2="56.919cm" svg:y2="25.041cm">
          <text:p/>
        </draw:line>
        <draw:line draw:style-name="gr6" draw:text-style-name="P1" draw:layer="layout" svg:x1="56.808cm" svg:y1="25.097cm" svg:x2="56.652cm" svg:y2="25.178cm">
          <text:p/>
        </draw:line>
        <draw:line draw:style-name="gr6" draw:text-style-name="P1" draw:layer="layout" svg:x1="56.541cm" svg:y1="25.234cm" svg:x2="55.918cm" svg:y2="25.555cm">
          <text:p/>
        </draw:line>
        <draw:line draw:style-name="gr6" draw:text-style-name="P1" draw:layer="layout" svg:x1="55.809cm" svg:y1="25.611cm" svg:x2="55.651cm" svg:y2="25.693cm">
          <text:p/>
        </draw:line>
        <draw:line draw:style-name="gr6" draw:text-style-name="P1" draw:layer="layout" svg:x1="55.542cm" svg:y1="25.749cm" svg:x2="54.919cm" svg:y2="26.071cm">
          <text:p/>
        </draw:line>
        <draw:line draw:style-name="gr6" draw:text-style-name="P1" draw:layer="layout" svg:x1="54.807cm" svg:y1="26.128cm" svg:x2="54.652cm" svg:y2="26.207cm">
          <text:p/>
        </draw:line>
        <draw:line draw:style-name="gr6" draw:text-style-name="P1" draw:layer="layout" svg:x1="54.541cm" svg:y1="26.263cm" svg:x2="53.917cm" svg:y2="26.586cm">
          <text:p/>
        </draw:line>
        <draw:line draw:style-name="gr6" draw:text-style-name="P1" draw:layer="layout" svg:x1="53.808cm" svg:y1="26.642cm" svg:x2="53.651cm" svg:y2="26.723cm">
          <text:p/>
        </draw:line>
        <draw:line draw:style-name="gr6" draw:text-style-name="P1" draw:layer="layout" svg:x1="53.542cm" svg:y1="26.78cm" svg:x2="52.918cm" svg:y2="27.1cm">
          <text:p/>
        </draw:line>
        <draw:line draw:style-name="gr6" draw:text-style-name="P1" draw:layer="layout" svg:x1="52.809cm" svg:y1="27.156cm" svg:x2="52.652cm" svg:y2="27.238cm">
          <text:p/>
        </draw:line>
        <draw:line draw:style-name="gr6" draw:text-style-name="P1" draw:layer="layout" svg:x1="52.543cm" svg:y1="27.294cm" svg:x2="51.919cm" svg:y2="27.615cm">
          <text:p/>
        </draw:line>
        <draw:line draw:style-name="gr6" draw:text-style-name="P1" draw:layer="layout" svg:x1="51.808cm" svg:y1="27.671cm" svg:x2="51.653cm" svg:y2="27.752cm">
          <text:p/>
        </draw:line>
        <draw:line draw:style-name="gr6" draw:text-style-name="P1" draw:layer="layout" svg:x1="51.541cm" svg:y1="27.808cm" svg:x2="50.918cm" svg:y2="28.131cm">
          <text:p/>
        </draw:line>
        <draw:line draw:style-name="gr6" draw:text-style-name="P1" draw:layer="layout" svg:x1="50.809cm" svg:y1="28.187cm" svg:x2="50.651cm" svg:y2="28.269cm">
          <text:p/>
        </draw:line>
        <draw:polyline draw:style-name="gr6" draw:text-style-name="P1" draw:layer="layout" svg:width="0.69cm" svg:height="0.353cm" svg:x="49.851cm" svg:y="28.325cm" svg:viewBox="0 0 691 354" draw:points="691,0 624,34 0,354">
          <text:p/>
        </draw:polyline>
        <draw:line draw:style-name="gr6" draw:text-style-name="P1" draw:layer="layout" svg:x1="46.969cm" svg:y1="21.075cm" svg:x2="46.359cm" svg:y2="21.423cm">
          <text:p/>
        </draw:line>
        <draw:line draw:style-name="gr6" draw:text-style-name="P1" draw:layer="layout" svg:x1="46.252cm" svg:y1="21.484cm" svg:x2="46.098cm" svg:y2="21.571cm">
          <text:p/>
        </draw:line>
        <draw:line draw:style-name="gr6" draw:text-style-name="P1" draw:layer="layout" svg:x1="45.991cm" svg:y1="21.632cm" svg:x2="45.383cm" svg:y2="21.98cm">
          <text:p/>
        </draw:line>
        <draw:line draw:style-name="gr6" draw:text-style-name="P1" draw:layer="layout" svg:x1="45.276cm" svg:y1="22.04cm" svg:x2="45.123cm" svg:y2="22.128cm">
          <text:p/>
        </draw:line>
        <draw:line draw:style-name="gr6" draw:text-style-name="P1" draw:layer="layout" svg:x1="45.016cm" svg:y1="22.191cm" svg:x2="44.405cm" svg:y2="22.537cm">
          <text:p/>
        </draw:line>
        <draw:line draw:style-name="gr6" draw:text-style-name="P1" draw:layer="layout" svg:x1="44.298cm" svg:y1="22.599cm" svg:x2="44.145cm" svg:y2="22.687cm">
          <text:p/>
        </draw:line>
        <draw:line draw:style-name="gr6" draw:text-style-name="P1" draw:layer="layout" svg:x1="44.038cm" svg:y1="22.747cm" svg:x2="43.429cm" svg:y2="23.095cm">
          <text:p/>
        </draw:line>
        <draw:line draw:style-name="gr6" draw:text-style-name="P1" draw:layer="layout" svg:x1="43.322cm" svg:y1="23.156cm" svg:x2="43.169cm" svg:y2="23.244cm">
          <text:p/>
        </draw:line>
        <draw:line draw:style-name="gr6" draw:text-style-name="P1" draw:layer="layout" svg:x1="43.062cm" svg:y1="23.304cm" svg:x2="42.451cm" svg:y2="23.652cm">
          <text:p/>
        </draw:line>
        <draw:line draw:style-name="gr6" draw:text-style-name="P1" draw:layer="layout" svg:x1="42.344cm" svg:y1="23.713cm" svg:x2="42.191cm" svg:y2="23.8cm">
          <text:p/>
        </draw:line>
        <draw:line draw:style-name="gr6" draw:text-style-name="P1" draw:layer="layout" svg:x1="42.084cm" svg:y1="23.863cm" svg:x2="41.476cm" svg:y2="24.209cm">
          <text:p/>
        </draw:line>
        <draw:line draw:style-name="gr6" draw:text-style-name="P1" draw:layer="layout" svg:x1="41.369cm" svg:y1="24.271cm" svg:x2="41.215cm" svg:y2="24.359cm">
          <text:p/>
        </draw:line>
        <draw:line draw:style-name="gr6" draw:text-style-name="P1" draw:layer="layout" svg:x1="41.106cm" svg:y1="24.419cm" svg:x2="40.498cm" svg:y2="24.768cm">
          <text:p/>
        </draw:line>
        <draw:line draw:style-name="gr6" draw:text-style-name="P1" draw:layer="layout" svg:x1="40.391cm" svg:y1="24.828cm" svg:x2="40.237cm" svg:y2="24.916cm">
          <text:p/>
        </draw:line>
        <draw:line draw:style-name="gr6" draw:text-style-name="P1" draw:layer="layout" svg:x1="40.13cm" svg:y1="24.976cm" svg:x2="39.522cm" svg:y2="25.324cm">
          <text:p/>
        </draw:line>
        <draw:line draw:style-name="gr6" draw:text-style-name="P1" draw:layer="layout" svg:x1="39.413cm" svg:y1="25.385cm" svg:x2="39.262cm" svg:y2="25.472cm">
          <text:p/>
        </draw:line>
        <draw:line draw:style-name="gr6" draw:text-style-name="P1" draw:layer="layout" svg:x1="39.152cm" svg:y1="25.535cm" svg:x2="38.544cm" svg:y2="25.881cm">
          <text:p/>
        </draw:line>
        <draw:line draw:style-name="gr6" draw:text-style-name="P1" draw:layer="layout" svg:x1="38.437cm" svg:y1="25.943cm" svg:x2="38.284cm" svg:y2="26.031cm">
          <text:p/>
        </draw:line>
        <draw:line draw:style-name="gr6" draw:text-style-name="P1" draw:layer="layout" svg:x1="38.177cm" svg:y1="26.092cm" svg:x2="37.568cm" svg:y2="26.44cm">
          <text:p/>
        </draw:line>
        <draw:line draw:style-name="gr6" draw:text-style-name="P1" draw:layer="layout" svg:x1="37.459cm" svg:y1="26.5cm" svg:x2="37.308cm" svg:y2="26.588cm">
          <text:p/>
        </draw:line>
        <draw:line draw:style-name="gr6" draw:text-style-name="P1" draw:layer="layout" svg:x1="37.199cm" svg:y1="26.648cm" svg:x2="36.59cm" svg:y2="26.996cm">
          <text:p/>
        </draw:line>
        <draw:line draw:style-name="gr6" draw:text-style-name="P1" draw:layer="layout" svg:x1="36.483cm" svg:y1="27.057cm" svg:x2="36.33cm" svg:y2="27.145cm">
          <text:p/>
        </draw:line>
        <draw:line draw:style-name="gr6" draw:text-style-name="P1" draw:layer="layout" svg:x1="36.223cm" svg:y1="27.207cm" svg:x2="35.615cm" svg:y2="27.553cm">
          <text:p/>
        </draw:line>
        <draw:line draw:style-name="gr6" draw:text-style-name="P1" draw:layer="layout" svg:x1="35.505cm" svg:y1="27.616cm" svg:x2="35.354cm" svg:y2="27.703cm">
          <text:p/>
        </draw:line>
        <draw:line draw:style-name="gr6" draw:text-style-name="P1" draw:layer="layout" svg:x1="35.245cm" svg:y1="27.764cm" svg:x2="34.637cm" svg:y2="28.112cm">
          <text:p/>
        </draw:line>
        <draw:line draw:style-name="gr6" draw:text-style-name="P1" draw:layer="layout" svg:x1="34.53cm" svg:y1="28.172cm" svg:x2="34.376cm" svg:y2="28.26cm">
          <text:p/>
        </draw:line>
        <draw:line draw:style-name="gr6" draw:text-style-name="P1" draw:layer="layout" svg:x1="34.269cm" svg:y1="28.321cm" svg:x2="33.661cm" svg:y2="28.669cm">
          <text:p/>
        </draw:line>
        <draw:line draw:style-name="gr6" draw:text-style-name="P1" draw:layer="layout" svg:x1="33.552cm" svg:y1="28.729cm" svg:x2="33.401cm" svg:y2="28.817cm">
          <text:p/>
        </draw:line>
        <draw:polyline draw:style-name="gr6" draw:text-style-name="P1" draw:layer="layout" svg:width="0.933cm" svg:height="0.532cm" svg:x="32.357cm" svg:y="28.879cm" svg:viewBox="0 0 934 533" draw:points="934,0 610,185 0,533">
          <text:p/>
        </draw:polyline>
        <draw:line draw:style-name="gr6" draw:text-style-name="P1" draw:layer="layout" svg:x1="73.958cm" svg:y1="37.886cm" svg:x2="74.06cm" svg:y2="37.886cm">
          <text:p/>
        </draw:line>
        <draw:line draw:style-name="gr6" draw:text-style-name="P1" draw:layer="layout" svg:x1="28.68cm" svg:y1="9.592cm" svg:x2="28.68cm" svg:y2="5.901cm">
          <text:p/>
        </draw:line>
        <draw:line draw:style-name="gr6" draw:text-style-name="P1" draw:layer="layout" svg:x1="28.505cm" svg:y1="5.913cm" svg:x2="28.754cm" svg:y2="5.913cm">
          <text:p/>
        </draw:line>
        <draw:line draw:style-name="gr6" draw:text-style-name="P1" draw:layer="layout" svg:x1="28.579cm" svg:y1="5.909cm" svg:x2="28.755cm" svg:y2="5.914cm">
          <text:p/>
        </draw:line>
        <draw:line draw:style-name="gr6" draw:text-style-name="P1" draw:layer="layout" svg:x1="71.677cm" svg:y1="38.998cm" svg:x2="71.543cm" svg:y2="38.876cm">
          <text:p/>
        </draw:line>
        <draw:line draw:style-name="gr6" draw:text-style-name="P1" draw:layer="layout" svg:x1="71.549cm" svg:y1="39.004cm" svg:x2="71.671cm" svg:y2="38.87cm">
          <text:p/>
        </draw:line>
        <draw:line draw:style-name="gr6" draw:text-style-name="P1" draw:layer="layout" svg:x1="35.747cm" svg:y1="20.287cm" svg:x2="35.61cm" svg:y2="20.165cm">
          <text:p/>
        </draw:line>
        <draw:line draw:style-name="gr6" draw:text-style-name="P1" draw:layer="layout" svg:x1="35.619cm" svg:y1="20.293cm" svg:x2="35.738cm" svg:y2="20.159cm">
          <text:p/>
        </draw:line>
        <draw:line draw:style-name="gr6" draw:text-style-name="P1" draw:layer="layout" svg:x1="18.551cm" svg:y1="20.697cm" svg:x2="18.415cm" svg:y2="20.576cm">
          <text:p/>
        </draw:line>
        <draw:line draw:style-name="gr6" draw:text-style-name="P1" draw:layer="layout" svg:x1="18.423cm" svg:y1="20.704cm" svg:x2="18.543cm" svg:y2="20.569cm">
          <text:p/>
        </draw:line>
        <draw:line draw:style-name="gr6" draw:text-style-name="P1" draw:layer="layout" svg:x1="49.911cm" svg:y1="19.598cm" svg:x2="49.911cm" svg:y2="16.67cm">
          <text:p/>
        </draw:line>
        <draw:line draw:style-name="gr6" draw:text-style-name="P1" draw:layer="layout" svg:x1="49.779cm" svg:y1="16.67cm" svg:x2="49.779cm" svg:y2="19.598cm">
          <text:p/>
        </draw:line>
        <draw:path draw:style-name="gr7" draw:text-style-name="P1" draw:layer="layout" svg:width="0.4cm" svg:height="0.201cm" svg:x="21.232cm" svg:y="29.927cm" svg:viewBox="0 0 401 202" svg:d="M401 0c0 110-91 202-201 202-111 0-200-92-200-202">
          <text:p/>
        </draw:path>
        <draw:path draw:style-name="gr7" draw:text-style-name="P1" draw:layer="layout" svg:width="0.4cm" svg:height="0.4cm" svg:x="21.232cm" svg:y="20.73cm" svg:viewBox="0 0 401 401" svg:d="M401 199c0 113-91 202-201 202-111 0-200-89-200-202 0-110 89-199 200-199 110 0 201 89 201 199z">
          <text:p/>
        </draw:path>
        <draw:path draw:style-name="gr7" draw:text-style-name="P1" draw:layer="layout" svg:width="0.398cm" svg:height="0.4cm" svg:x="28.431cm" svg:y="20.73cm" svg:viewBox="0 0 399 401" svg:d="M399 199c0 113-90 202-200 202-111 0-199-89-199-202 0-110 88-199 199-199 110 0 200 89 200 199z">
          <text:p/>
        </draw:path>
        <draw:path draw:style-name="gr7" draw:text-style-name="P1" draw:layer="layout" svg:width="0.4cm" svg:height="0.4cm" svg:x="50.025cm" svg:y="20.73cm" svg:viewBox="0 0 401 401" svg:d="M401 199c0 113-89 202-201 202-111 0-200-89-200-202 0-110 89-199 200-199 112 0 201 89 201 199z">
          <text:p/>
        </draw:path>
        <draw:path draw:style-name="gr7" draw:text-style-name="P1" draw:layer="layout" svg:width="0.4cm" svg:height="0.201cm" svg:x="57.224cm" svg:y="20.929cm" svg:viewBox="0 0 401 202" svg:d="M401 0c0 113-91 202-201 202-112 0-200-89-200-202">
          <text:p/>
        </draw:path>
        <draw:path draw:style-name="gr7" draw:text-style-name="P1" draw:layer="layout" svg:width="0.151cm" svg:height="0.193cm" svg:x="57.473cm" svg:y="20.736cm" svg:viewBox="0 0 152 194" svg:d="M0 0c88 24 152 103 152 194">
          <text:p/>
        </draw:path>
        <draw:path draw:style-name="gr7" draw:text-style-name="P1" draw:layer="layout" svg:width="0.148cm" svg:height="0.193cm" svg:x="57.224cm" svg:y="20.736cm" svg:viewBox="0 0 149 194" svg:d="M0 194c0-91 61-170 149-194">
          <text:p/>
        </draw:path>
        <draw:path draw:style-name="gr7" draw:text-style-name="P1" draw:layer="layout" svg:width="0.4cm" svg:height="0.4cm" svg:x="71.619cm" svg:y="20.73cm" svg:viewBox="0 0 401 401" svg:d="M401 199c0 113-89 202-199 202-113 0-202-89-202-202 0-110 89-199 202-199 110 0 199 89 199 199z">
          <text:p/>
        </draw:path>
        <draw:path draw:style-name="gr7" draw:text-style-name="P1" draw:layer="layout" svg:width="0.4cm" svg:height="0.4cm" svg:x="21.232cm" svg:y="14.732cm" svg:viewBox="0 0 401 401" svg:d="M401 198c0 114-91 203-201 203-111 0-200-89-200-203 0-110 89-198 200-198 110 0 201 88 201 198z">
          <text:p/>
        </draw:path>
        <draw:path draw:style-name="gr7" draw:text-style-name="P1" draw:layer="layout" svg:width="0.398cm" svg:height="0.4cm" svg:x="28.431cm" svg:y="14.732cm" svg:viewBox="0 0 399 401" svg:d="M399 198c0 114-90 203-200 203-111 0-199-89-199-203 0-110 88-198 199-198 110 0 200 88 200 198z">
          <text:p/>
        </draw:path>
        <draw:path draw:style-name="gr7" draw:text-style-name="P1" draw:layer="layout" svg:width="0.4cm" svg:height="0.4cm" svg:x="35.627cm" svg:y="14.732cm" svg:viewBox="0 0 401 401" svg:d="M401 198c0 114-89 203-199 203-111 0-202-89-202-203 0-110 91-198 202-198 110 0 199 88 199 198z">
          <text:p/>
        </draw:path>
        <draw:path draw:style-name="gr7" draw:text-style-name="P1" draw:layer="layout" svg:width="0.4cm" svg:height="0.4cm" svg:x="42.826cm" svg:y="14.732cm" svg:viewBox="0 0 401 401" svg:d="M401 198c0 114-89 203-199 203-113 0-202-89-202-203 0-110 89-198 202-198 110 0 199 88 199 198z">
          <text:p/>
        </draw:path>
        <draw:path draw:style-name="gr7" draw:text-style-name="P1" draw:layer="layout" svg:width="0.4cm" svg:height="0.4cm" svg:x="50.025cm" svg:y="14.732cm" svg:viewBox="0 0 401 401" svg:d="M401 198c0 114-89 203-201 203-111 0-200-89-200-203 0-110 89-198 200-198 112 0 201 88 201 198z">
          <text:p/>
        </draw:path>
        <draw:path draw:style-name="gr7" draw:text-style-name="P1" draw:layer="layout" svg:width="0.4cm" svg:height="0.4cm" svg:x="57.224cm" svg:y="14.732cm" svg:viewBox="0 0 401 401" svg:d="M401 198c0 114-91 203-201 203-112 0-200-89-200-203 0-110 88-198 200-198 110 0 201 88 201 198z">
          <text:p/>
        </draw:path>
        <draw:path draw:style-name="gr7" draw:text-style-name="P1" draw:layer="layout" svg:width="0.4cm" svg:height="0.4cm" svg:x="71.619cm" svg:y="14.732cm" svg:viewBox="0 0 401 401" svg:d="M401 198c0 114-89 203-199 203-113 0-202-89-202-203 0-110 89-198 202-198 110 0 199 88 199 198z">
          <text:p/>
        </draw:path>
        <draw:path draw:style-name="gr7" draw:text-style-name="P1" draw:layer="layout" svg:width="0.398cm" svg:height="0.4cm" svg:x="28.431cm" svg:y="29.728cm" svg:viewBox="0 0 399 401" svg:d="M399 200c0 110-90 201-200 201-111 0-199-91-199-201s88-200 199-200c110 0 200 90 200 200z">
          <text:p/>
        </draw:path>
        <draw:path draw:style-name="gr7" draw:text-style-name="P1" draw:layer="layout" svg:width="0.4cm" svg:height="0.199cm" svg:x="35.627cm" svg:y="29.728cm" svg:viewBox="0 0 401 200" svg:d="M0 200c0-110 91-200 202-200 110 0 199 90 199 200">
          <text:p/>
        </draw:path>
        <draw:path draw:style-name="gr7" draw:text-style-name="P1" draw:layer="layout" svg:width="0.4cm" svg:height="0.4cm" svg:x="71.619cm" svg:y="29.728cm" svg:viewBox="0 0 401 401" svg:d="M401 200c0 110-89 201-199 201-113 0-202-91-202-201s89-200 202-200c110 0 199 90 199 200z">
          <text:p/>
        </draw:path>
        <draw:path draw:style-name="gr7" draw:text-style-name="P1" draw:layer="layout" svg:width="0.398cm" svg:height="0.4cm" svg:x="28.431cm" svg:y="35.727cm" svg:viewBox="0 0 399 401" svg:d="M399 200c0 110-90 201-200 201-111 0-199-91-199-201s88-200 199-200c110 0 200 90 200 200z">
          <text:p/>
        </draw:path>
        <draw:path draw:style-name="gr7" draw:text-style-name="P1" draw:layer="layout" svg:width="0.4cm" svg:height="0.4cm" svg:x="35.627cm" svg:y="35.727cm" svg:viewBox="0 0 401 401" svg:d="M401 200c0 110-89 201-199 201-111 0-202-91-202-201s91-200 202-200c110 0 199 90 199 200z">
          <text:p/>
        </draw:path>
        <draw:path draw:style-name="gr7" draw:text-style-name="P1" draw:layer="layout" svg:width="0.4cm" svg:height="0.4cm" svg:x="42.826cm" svg:y="35.727cm" svg:viewBox="0 0 401 401" svg:d="M401 200c0 110-89 201-199 201-113 0-202-91-202-201s89-200 202-200c110 0 199 90 199 200z">
          <text:p/>
        </draw:path>
        <draw:path draw:style-name="gr7" draw:text-style-name="P1" draw:layer="layout" svg:width="0.4cm" svg:height="0.4cm" svg:x="57.224cm" svg:y="35.727cm" svg:viewBox="0 0 401 401" svg:d="M401 200c0 110-91 201-201 201-112 0-200-91-200-201s88-200 200-200c110 0 201 90 201 200z">
          <text:p/>
        </draw:path>
        <draw:path draw:style-name="gr7" draw:text-style-name="P1" draw:layer="layout" svg:width="0.4cm" svg:height="0.4cm" svg:x="64.42cm" svg:y="35.727cm" svg:viewBox="0 0 401 401" svg:d="M401 200c0 110-89 201-199 201-111 0-202-91-202-201s91-200 202-200c110 0 199 90 199 200z">
          <text:p/>
        </draw:path>
        <draw:path draw:style-name="gr7" draw:text-style-name="P1" draw:layer="layout" svg:width="0.135cm" svg:height="0.379cm" svg:x="14.033cm" svg:y="20.741cm" svg:viewBox="0 0 136 380" svg:d="M136 380c-81-28-136-104-136-192 0-85 55-161 136-188">
          <text:p/>
        </draw:path>
        <draw:path draw:style-name="gr7" draw:text-style-name="P1" draw:layer="layout" svg:width="0.135cm" svg:height="0.379cm" svg:x="14.298cm" svg:y="20.741cm" svg:viewBox="0 0 136 380" svg:d="M0 0c81 27 136 103 136 188 0 88-55 164-136 192">
          <text:p/>
        </draw:path>
        <draw:path draw:style-name="gr6" draw:text-style-name="P1" draw:layer="layout" svg:width="0.13cm" svg:height="0.014cm" svg:x="14.168cm" svg:y="21.115cm" svg:viewBox="0 0 131 15" svg:d="M131 6c-43 13-88 13-131-6">
          <text:p/>
        </draw:path>
        <draw:path draw:style-name="gr6" draw:text-style-name="P1" draw:layer="layout" svg:width="0.13cm" svg:height="0.012cm" svg:x="14.168cm" svg:y="20.729cm" svg:viewBox="0 0 131 13" svg:d="M0 13c43-16 88-18 131-2">
          <text:p/>
        </draw:path>
        <draw:path draw:style-name="gr6" draw:text-style-name="P1" draw:layer="layout" svg:width="0.12cm" svg:height="0.01cm" svg:x="71.759cm" svg:y="36.116cm" svg:viewBox="0 0 121 11" svg:d="M121 0c-38 14-81 14-121 0">
          <text:p/>
        </draw:path>
        <draw:path draw:style-name="gr6" draw:text-style-name="P1" draw:layer="layout" svg:width="0.121cm" svg:height="0.01cm" svg:x="35.767cm" svg:y="30.118cm" svg:viewBox="0 0 122 11" svg:d="M122 0c-39 14-82 14-122 0">
          <text:p/>
        </draw:path>
        <draw:path draw:style-name="gr6" draw:text-style-name="P1" draw:layer="layout" svg:width="0.008cm" svg:height="0.1cm" svg:x="72.011cm" svg:y="35.866cm" svg:viewBox="0 0 9 101" svg:d="M0 0c7 19 9 42 9 61 0 15-2 27-4 40">
          <text:p/>
        </draw:path>
        <draw:path draw:style-name="gr7" draw:text-style-name="P1" draw:layer="layout" svg:width="0.381cm" svg:height="0.381cm" svg:x="24.341cm" svg:y="35.735cm" svg:viewBox="0 0 382 382" svg:d="M0 191c0-104 85-191 191-191 104 0 191 87 191 191 0 107-87 191-191 191-106 0-191-84-191-191z">
          <text:p/>
        </draw:path>
        <draw:path draw:style-name="gr7" draw:text-style-name="P1" draw:layer="layout" svg:width="0.407cm" svg:height="0.407cm" svg:x="24.328cm" svg:y="35.722cm" svg:viewBox="0 0 408 408" svg:d="M0 204c0-112 91-204 204-204s204 92 204 204c0 113-91 204-204 204s-204-91-204-204z">
          <text:p/>
        </draw:path>
        <draw:path draw:style-name="gr7" draw:text-style-name="P1" draw:layer="layout" svg:width="0.381cm" svg:height="0.381cm" svg:x="24.341cm" svg:y="35.735cm" svg:viewBox="0 0 382 382" svg:d="M382 191c0 107-87 191-191 191-106 0-191-84-191-191 0-104 85-191 191-191 104 0 191 87 191 191z">
          <text:p/>
        </draw:path>
        <draw:path draw:style-name="gr7" draw:text-style-name="P1" draw:layer="layout" svg:width="0.381cm" svg:height="0.381cm" svg:x="18.482cm" svg:y="32.374cm" svg:viewBox="0 0 382 382" svg:d="M0 190c0-103 85-190 191-190s191 87 191 190c0 107-85 192-191 192s-191-85-191-192z">
          <text:p/>
        </draw:path>
        <draw:path draw:style-name="gr7" draw:text-style-name="P1" draw:layer="layout" svg:width="0.406cm" svg:height="0.407cm" svg:x="18.47cm" svg:y="32.361cm" svg:viewBox="0 0 407 408" svg:d="M0 203c0-112 92-203 204-203s203 91 203 203c0 113-91 205-203 205s-204-92-204-205z">
          <text:p/>
        </draw:path>
        <draw:path draw:style-name="gr7" draw:text-style-name="P1" draw:layer="layout" svg:width="0.381cm" svg:height="0.381cm" svg:x="18.482cm" svg:y="32.374cm" svg:viewBox="0 0 382 382" svg:d="M382 190c0 107-85 192-191 192s-191-85-191-192c0-103 85-190 191-190s191 87 191 190z">
          <text:p/>
        </draw:path>
        <draw:path draw:style-name="gr7" draw:text-style-name="P1" draw:layer="layout" svg:width="0.381cm" svg:height="0.381cm" svg:x="29.749cm" svg:y="39.782cm" svg:viewBox="0 0 382 382" svg:d="M0 192c0-104 85-192 192-192 106 0 190 88 190 192 0 106-84 190-190 190-107 0-192-84-192-190z">
          <text:p/>
        </draw:path>
        <draw:path draw:style-name="gr7" draw:text-style-name="P1" draw:layer="layout" svg:width="0.406cm" svg:height="0.406cm" svg:x="29.737cm" svg:y="39.77cm" svg:viewBox="0 0 407 407" svg:d="M0 203c0-112 91-203 204-203 112 0 203 91 203 203 0 113-91 204-203 204-113 0-204-91-204-204z">
          <text:p/>
        </draw:path>
        <draw:path draw:style-name="gr7" draw:text-style-name="P1" draw:layer="layout" svg:width="0.381cm" svg:height="0.381cm" svg:x="29.749cm" svg:y="39.782cm" svg:viewBox="0 0 382 382" svg:d="M382 192c0 106-84 190-190 190-107 0-192-84-192-190 0-104 85-192 192-192 106 0 190 88 190 192z">
          <text:p/>
        </draw:path>
        <draw:path draw:style-name="gr6" draw:text-style-name="P1" draw:layer="layout" svg:width="0.009cm" svg:height="0.004cm" svg:x="35.919cm" svg:y="20.749cm" svg:viewBox="0 0 10 5" svg:d="M0 0c6 3 8 5 10 5">
          <text:p/>
        </draw:path>
        <draw:path draw:style-name="gr6" draw:text-style-name="P1" draw:layer="layout" svg:width="0.014cm" svg:height="0.012cm" svg:x="35.957cm" svg:y="20.775cm" svg:viewBox="0 0 15 13" svg:d="M0 0c6 5 10 9 15 13">
          <text:p/>
        </draw:path>
        <draw:path draw:style-name="gr6" draw:text-style-name="P1" draw:layer="layout" svg:width="0.007cm" svg:height="0.011cm" svg:x="35.991cm" svg:y="20.808cm" svg:viewBox="0 0 8 12" svg:d="M0 0c2 5 5 8 8 12">
          <text:p/>
        </draw:path>
        <draw:path draw:style-name="gr6" draw:text-style-name="P1" draw:layer="layout" svg:width="0.002cm" svg:height="0.004cm" svg:x="35.996cm" svg:y="21.039cm" svg:viewBox="0 0 3 5" svg:d="M3 0c0 2-3 2-3 5">
          <text:p/>
        </draw:path>
        <draw:path draw:style-name="gr7" draw:text-style-name="P1" draw:layer="layout" svg:width="0.381cm" svg:height="0.381cm" svg:x="12.257cm" svg:y="29.737cm" svg:viewBox="0 0 382 382" svg:d="M0 191c0-105 87-191 192-191s190 86 190 191c0 106-85 191-190 191s-192-85-192-191z">
          <text:p/>
        </draw:path>
        <draw:path draw:style-name="gr7" draw:text-style-name="P1" draw:layer="layout" svg:width="0.404cm" svg:height="0.406cm" svg:x="12.247cm" svg:y="29.724cm" svg:viewBox="0 0 405 407" svg:d="M0 204c0-113 89-204 202-204 112 0 203 91 203 204 0 112-91 203-203 203-113 0-202-91-202-203z">
          <text:p/>
        </draw:path>
        <draw:path draw:style-name="gr7" draw:text-style-name="P1" draw:layer="layout" svg:width="0.381cm" svg:height="0.381cm" svg:x="12.257cm" svg:y="29.737cm" svg:viewBox="0 0 382 382" svg:d="M382 191c0 106-85 191-190 191s-192-85-192-191c0-105 87-191 192-191s190 86 190 191z">
          <text:p/>
        </draw:path>
        <draw:path draw:style-name="gr6" draw:text-style-name="P1" draw:layer="layout" svg:width="0.121cm" svg:height="0.04cm" svg:x="42.906cm" svg:y="30.088cm" svg:viewBox="0 0 122 41" svg:d="M122 41c-45 0-88-15-122-41">
          <text:p/>
        </draw:path>
        <draw:path draw:style-name="gr6" draw:text-style-name="P1" draw:layer="layout" svg:width="0.045cm" svg:height="0.025cm" svg:x="42.906cm" svg:y="29.743cm" svg:viewBox="0 0 46 26" svg:d="M0 26c13-11 29-20 46-26">
          <text:p/>
        </draw:path>
        <draw:path draw:style-name="gr6" draw:text-style-name="P1" draw:layer="layout" svg:width="0.179cm" svg:height="0.18cm" svg:x="71.52cm" svg:y="38.847cm" svg:viewBox="0 0 180 181" svg:d="M180 90c0 50-41 91-92 91-48 0-88-41-88-91s40-90 88-90c51 0 92 40 92 90z">
          <text:p/>
        </draw:path>
        <draw:path draw:style-name="gr6" draw:text-style-name="P1" draw:layer="layout" svg:width="0.18cm" svg:height="0.18cm" svg:x="35.587cm" svg:y="20.135cm" svg:viewBox="0 0 181 181" svg:d="M181 90c0 51-40 91-90 91-51 0-91-40-91-91 0-48 40-90 91-90 50 0 90 42 90 90z">
          <text:p/>
        </draw:path>
        <draw:path draw:style-name="gr6" draw:text-style-name="P1" draw:layer="layout" svg:width="0.18cm" svg:height="0.18cm" svg:x="18.391cm" svg:y="20.546cm" svg:viewBox="0 0 181 181" svg:d="M181 89c0 52-40 92-90 92-51 0-91-40-91-92 0-49 40-89 91-89 50 0 90 40 90 89z">
          <text:p/>
        </draw:path>
        <draw:path draw:style-name="gr6" draw:text-style-name="P1" draw:layer="layout" svg:width="0.179cm" svg:height="0.18cm" svg:x="71.52cm" svg:y="38.847cm" svg:viewBox="0 0 180 181" svg:d="M180 90c0 50-41 91-92 91-48 0-88-41-88-91s40-90 88-90c51 0 92 40 92 90z">
          <text:p/>
        </draw:path>
        <draw:path draw:style-name="gr6" draw:text-style-name="P1" draw:layer="layout" svg:width="0.18cm" svg:height="0.18cm" svg:x="35.587cm" svg:y="20.135cm" svg:viewBox="0 0 181 181" svg:d="M181 90c0 51-40 91-90 91-51 0-91-40-91-91 0-48 40-90 91-90 50 0 90 42 90 90z">
          <text:p/>
        </draw:path>
        <draw:path draw:style-name="gr6" draw:text-style-name="P1" draw:layer="layout" svg:width="0.18cm" svg:height="0.18cm" svg:x="18.391cm" svg:y="20.546cm" svg:viewBox="0 0 181 181" svg:d="M181 89c0 52-40 92-90 92-51 0-91-40-91-92 0-49 40-89 91-89 50 0 90 40 90 89z">
          <text:p/>
        </draw:path>
        <draw:polyline draw:style-name="gr7" draw:text-style-name="P1" draw:layer="layout" svg:width="0.4cm" svg:height="0.199cm" svg:x="35.627cm" svg:y="29.927cm" svg:viewBox="0 0 401 200" draw:points="0,0 4,42 19,84 40,120 68,151 102,175 140,192 181,200 221,200 262,192 300,175 336,151 363,120 384,84 397,42 401,0">
          <text:p/>
        </draw:polyline>
        <draw:polygon draw:style-name="gr7" draw:text-style-name="P1" draw:layer="layout" svg:width="0.4cm" svg:height="0.4cm" svg:x="42.826cm" svg:y="29.728cm" svg:viewBox="0 0 401 401" draw:points="0,200 6,247 21,291 47,329 80,361 116,382 157,397 202,401 247,395 289,380 325,357 357,325 382,287 397,245 401,200 397,158 382,115 361,79 329,47 293,23 253,6 211,0 165,2 125,15 102,25 80,40 47,73 21,111 6,156">
          <text:p/>
        </draw:polygon>
        <draw:polygon draw:style-name="gr7" draw:text-style-name="P1" draw:layer="layout" svg:width="0.4cm" svg:height="0.398cm" svg:x="71.619cm" svg:y="35.727cm" svg:viewBox="0 0 401 399" draw:points="0,199 4,242 17,282 38,318 68,350 102,373 140,390 180,399 221,399 261,390 299,373 335,350 363,318 384,280 397,240 401,221 401,199 399,169 393,139 374,97 344,59 306,29 264,10 217,0 169,2 125,15 83,38 49,70 23,108 6,152">
          <text:p/>
        </draw:polygon>
        <draw:polyline draw:style-name="gr11" draw:text-style-name="P1" draw:layer="layout" svg:width="0cm" svg:height="0cm" svg:x="33.466cm" svg:y="44.109cm" svg:viewBox="0 0 0 0" draw:points="0,0">
          <text:p/>
        </draw:polyline>
        <draw:polygon draw:style-name="gr6" draw:text-style-name="P1" draw:layer="layout" svg:width="1.799cm" svg:height="0.044cm" svg:x="22.788cm" svg:y="21.3cm" svg:viewBox="0 0 1800 45" draw:points="0,45 0,0 1800,0 1800,45">
          <text:p/>
        </draw:polygon>
        <draw:polygon draw:style-name="gr6" draw:text-style-name="P1" draw:layer="layout" svg:width="0.042cm" svg:height="1.099cm" svg:x="22.288cm" svg:y="21.714cm" svg:viewBox="0 0 43 1100" draw:points="0,1100 0,0 43,0 43,1100">
          <text:p/>
        </draw:polygon>
        <draw:polygon draw:style-name="gr6" draw:text-style-name="P1" draw:layer="layout" svg:width="1.799cm" svg:height="0.044cm" svg:x="26.386cm" svg:y="24.094cm" svg:viewBox="0 0 1800 45" draw:points="0,45 0,0 1800,0 1800,45">
          <text:p/>
        </draw:polygon>
        <draw:polygon draw:style-name="gr6" draw:text-style-name="P1" draw:layer="layout" svg:width="0.045cm" svg:height="1.101cm" svg:x="25.886cm" svg:y="24.508cm" svg:viewBox="0 0 46 1102" draw:points="0,1102 0,0 46,0 46,1102">
          <text:p/>
        </draw:polygon>
        <draw:polygon draw:style-name="gr6" draw:text-style-name="P1" draw:layer="layout" svg:width="1.799cm" svg:height="0.045cm" svg:x="29.986cm" svg:y="26.883cm" svg:viewBox="0 0 1800 46" draw:points="0,46 0,0 1800,0 1800,46">
          <text:p/>
        </draw:polygon>
        <draw:polygon draw:style-name="gr6" draw:text-style-name="P1" draw:layer="layout" svg:width="0.044cm" svg:height="1.099cm" svg:x="29.485cm" svg:y="27.298cm" svg:viewBox="0 0 45 1100" draw:points="0,1100 0,0 45,0 45,1100">
          <text:p/>
        </draw:polygon>
        <draw:polygon draw:style-name="gr6" draw:text-style-name="P1" draw:layer="layout" svg:width="0.599cm" svg:height="1.881cm" svg:x="71.46cm" svg:y="12.81cm" svg:viewBox="0 0 600 1882" draw:points="600,0 600,1882 0,1882 0,0">
          <text:p/>
        </draw:polygon>
        <draw:line draw:style-name="gr6" draw:text-style-name="P1" draw:layer="layout" svg:x1="71.78cm" svg:y1="12.81cm" svg:x2="71.78cm" svg:y2="14.691cm">
          <text:p/>
        </draw:line>
        <draw:polygon draw:style-name="gr6" draw:text-style-name="P1" draw:layer="layout" svg:width="0.801cm" svg:height="2.999cm" svg:x="73.259cm" svg:y="11.692cm" svg:viewBox="0 0 802 3000" draw:points="802,0 802,3000 0,3000 0,0">
          <text:p/>
        </draw:polygon>
        <draw:polygon draw:style-name="gr6" draw:text-style-name="P1" draw:layer="layout" svg:width="0.671cm" svg:height="0.533cm" svg:x="73.302cm" svg:y="13.502cm" svg:viewBox="0 0 672 534" draw:points="0,0 672,0 672,534 2,534">
          <text:p/>
        </draw:polygon>
        <draw:polygon draw:style-name="gr6" draw:text-style-name="P1" draw:layer="layout" svg:width="0.671cm" svg:height="0.531cm" svg:x="73.302cm" svg:y="14.08cm" svg:viewBox="0 0 672 532" draw:points="0,0 672,0 672,532 2,532">
          <text:p/>
        </draw:polygon>
        <draw:polygon draw:style-name="gr6" draw:text-style-name="P1" draw:layer="layout" svg:width="0.152cm" svg:height="0.285cm" svg:x="73.645cm" svg:y="14.209cm" svg:viewBox="0 0 153 286" draw:points="153,286 0,286 0,0 153,0">
          <text:p/>
        </draw:polygon>
        <draw:polygon draw:style-name="gr6" draw:text-style-name="P1" draw:layer="layout" svg:width="0.152cm" svg:height="0.284cm" svg:x="73.645cm" svg:y="13.633cm" svg:viewBox="0 0 153 285" draw:points="153,285 0,285 0,0 153,0">
          <text:p/>
        </draw:polygon>
        <draw:polygon draw:style-name="gr6" draw:text-style-name="P1" draw:layer="layout" svg:width="0.76cm" svg:height="2.953cm" svg:x="73.259cm" svg:y="11.719cm" svg:viewBox="0 0 761 2954" draw:points="0,2954 761,2954 761,0 0,0">
          <text:p/>
        </draw:polygon>
        <draw:polygon draw:style-name="gr6" draw:text-style-name="P1" draw:layer="layout" svg:width="0.301cm" svg:height="0.548cm" svg:x="42.489cm" svg:y="29.684cm" svg:viewBox="0 0 302 549" draw:points="302,0 0,0 0,549 302,549">
          <text:p/>
        </draw:polygon>
        <draw:polygon draw:style-name="gr6" draw:text-style-name="P1" draw:layer="layout" svg:width="0.298cm" svg:height="0.548cm" svg:x="42.191cm" svg:y="29.684cm" svg:viewBox="0 0 299 549" draw:points="299,0 0,0 0,549 299,549">
          <text:p/>
        </draw:polygon>
        <draw:line draw:style-name="gr6" draw:text-style-name="P1" draw:layer="layout" svg:x1="42.191cm" svg:y1="29.684cm" svg:x2="41.89cm" svg:y2="29.684cm">
          <text:p/>
        </draw:line>
        <draw:line draw:style-name="gr6" draw:text-style-name="P1" draw:layer="layout" svg:x1="41.89cm" svg:y1="29.684cm" svg:x2="41.89cm" svg:y2="30.232cm">
          <text:p/>
        </draw:line>
        <draw:line draw:style-name="gr6" draw:text-style-name="P1" draw:layer="layout" svg:x1="41.89cm" svg:y1="30.232cm" svg:x2="42.191cm" svg:y2="30.232cm">
          <text:p/>
        </draw:line>
        <draw:line draw:style-name="gr6" draw:text-style-name="P1" draw:layer="layout" svg:x1="42.191cm" svg:y1="30.232cm" svg:x2="42.191cm" svg:y2="29.684cm">
          <text:p/>
        </draw:line>
        <draw:polygon draw:style-name="gr6" draw:text-style-name="P1" draw:layer="layout" svg:width="0.3cm" svg:height="0.548cm" svg:x="41.59cm" svg:y="29.684cm" svg:viewBox="0 0 301 549" draw:points="301,0 0,0 0,549 301,549">
          <text:p/>
        </draw:polygon>
        <draw:polygon draw:style-name="gr6" draw:text-style-name="P1" draw:layer="layout" svg:width="0.299cm" svg:height="0.548cm" svg:x="41.291cm" svg:y="29.684cm" svg:viewBox="0 0 300 549" draw:points="300,0 0,0 0,549 300,549">
          <text:p/>
        </draw:polygon>
        <draw:polygon draw:style-name="gr6" draw:text-style-name="P1" draw:layer="layout" svg:width="0.3cm" svg:height="0.548cm" svg:x="40.991cm" svg:y="29.684cm" svg:viewBox="0 0 301 549" draw:points="301,0 0,0 0,549 301,549">
          <text:p/>
        </draw:polygon>
        <draw:polygon draw:style-name="gr6" draw:text-style-name="P1" draw:layer="layout" svg:width="0.301cm" svg:height="0.548cm" svg:x="40.69cm" svg:y="29.684cm" svg:viewBox="0 0 302 549" draw:points="302,0 0,0 0,549 302,549">
          <text:p/>
        </draw:polygon>
        <draw:polygon draw:style-name="gr6" draw:text-style-name="P1" draw:layer="layout" svg:width="0.3cm" svg:height="0.548cm" svg:x="40.39cm" svg:y="29.684cm" svg:viewBox="0 0 301 549" draw:points="301,0 0,0 0,549 301,549">
          <text:p/>
        </draw:polygon>
        <draw:polygon draw:style-name="gr6" draw:text-style-name="P1" draw:layer="layout" svg:width="0.299cm" svg:height="0.548cm" svg:x="40.091cm" svg:y="29.684cm" svg:viewBox="0 0 300 549" draw:points="300,0 0,0 0,549 300,549">
          <text:p/>
        </draw:polygon>
        <draw:polygon draw:style-name="gr6" draw:text-style-name="P1" draw:layer="layout" svg:width="0.3cm" svg:height="0.548cm" svg:x="39.791cm" svg:y="29.684cm" svg:viewBox="0 0 301 549" draw:points="301,0 0,0 0,549 301,549">
          <text:p/>
        </draw:polygon>
        <draw:polygon draw:style-name="gr6" draw:text-style-name="P1" draw:layer="layout" svg:width="0.301cm" svg:height="0.548cm" svg:x="39.49cm" svg:y="29.684cm" svg:viewBox="0 0 302 549" draw:points="302,0 0,0 0,549 302,549">
          <text:p/>
        </draw:polygon>
        <draw:polygon draw:style-name="gr6" draw:text-style-name="P1" draw:layer="layout" svg:width="0.298cm" svg:height="0.548cm" svg:x="39.192cm" svg:y="29.684cm" svg:viewBox="0 0 299 549" draw:points="299,0 0,0 0,549 299,549">
          <text:p/>
        </draw:polygon>
        <draw:polygon draw:style-name="gr6" draw:text-style-name="P1" draw:layer="layout" svg:width="0.301cm" svg:height="0.548cm" svg:x="38.891cm" svg:y="29.684cm" svg:viewBox="0 0 302 549" draw:points="302,0 0,0 0,549 302,549">
          <text:p/>
        </draw:polygon>
        <draw:polygon draw:style-name="gr6" draw:text-style-name="P1" draw:layer="layout" svg:width="0.3cm" svg:height="0.548cm" svg:x="38.591cm" svg:y="29.684cm" svg:viewBox="0 0 301 549" draw:points="301,0 0,0 0,549 301,549">
          <text:p/>
        </draw:polygon>
        <draw:polygon draw:style-name="gr6" draw:text-style-name="P1" draw:layer="layout" svg:width="0.3cm" svg:height="0.548cm" svg:x="38.292cm" svg:y="29.684cm" svg:viewBox="0 0 301 549" draw:points="301,0 0,0 0,549 301,549">
          <text:p/>
        </draw:polygon>
        <draw:polygon draw:style-name="gr6" draw:text-style-name="P1" draw:layer="layout" svg:width="1.799cm" svg:height="0.044cm" svg:x="22.788cm" svg:y="21.3cm" svg:viewBox="0 0 1800 45" draw:points="0,45 0,0 1800,0 1800,45">
          <text:p/>
        </draw:polygon>
        <draw:polygon draw:style-name="gr6" draw:text-style-name="P1" draw:layer="layout" svg:width="0.042cm" svg:height="1.099cm" svg:x="22.288cm" svg:y="21.714cm" svg:viewBox="0 0 43 1100" draw:points="0,1100 0,0 43,0 43,1100">
          <text:p/>
        </draw:polygon>
        <draw:polygon draw:style-name="gr6" draw:text-style-name="P1" draw:layer="layout" svg:width="1.799cm" svg:height="0.044cm" svg:x="26.386cm" svg:y="24.094cm" svg:viewBox="0 0 1800 45" draw:points="0,45 0,0 1800,0 1800,45">
          <text:p/>
        </draw:polygon>
        <draw:polygon draw:style-name="gr6" draw:text-style-name="P1" draw:layer="layout" svg:width="0.045cm" svg:height="1.101cm" svg:x="25.886cm" svg:y="24.508cm" svg:viewBox="0 0 46 1102" draw:points="0,1102 0,0 46,0 46,1102">
          <text:p/>
        </draw:polygon>
        <draw:polygon draw:style-name="gr6" draw:text-style-name="P1" draw:layer="layout" svg:width="1.799cm" svg:height="0.045cm" svg:x="29.986cm" svg:y="26.883cm" svg:viewBox="0 0 1800 46" draw:points="0,46 0,0 1800,0 1800,46">
          <text:p/>
        </draw:polygon>
        <draw:polygon draw:style-name="gr6" draw:text-style-name="P1" draw:layer="layout" svg:width="0.044cm" svg:height="1.099cm" svg:x="29.485cm" svg:y="27.298cm" svg:viewBox="0 0 45 1100" draw:points="0,1100 0,0 45,0 45,1100">
          <text:p/>
        </draw:polygon>
        <draw:frame draw:style-name="gr13" draw:text-style-name="P6" draw:layer="layout" svg:width="1.424cm" svg:height="0.568cm" svg:x="5.031cm" svg:y="37.391cm">
          <draw:text-box>
            <text:p text:style-name="P5"><text:span text:style-name="T1">LÅG (L)</text:span></text:p>
          </draw:text-box>
        </draw:frame>
        <draw:frame draw:style-name="gr13" draw:text-style-name="P6" draw:layer="layout" svg:width="2.106cm" svg:height="0.568cm" svg:x="7.318cm" svg:y="37.391cm">
          <draw:text-box>
            <text:p text:style-name="P5"><text:span text:style-name="T1">MEDEL (M)</text:span></text:p>
          </draw:text-box>
        </draw:frame>
        <draw:frame draw:style-name="gr13" draw:text-style-name="P6" draw:layer="layout" svg:width="1.606cm" svg:height="0.568cm" svg:x="10.049cm" svg:y="37.391cm">
          <draw:text-box>
            <text:p text:style-name="P5"><text:span text:style-name="T1">HÖG (H)</text:span></text:p>
          </draw:text-box>
        </draw:frame>
        <draw:frame draw:style-name="gr13" draw:text-style-name="P6" draw:layer="layout" svg:width="2.758cm" svg:height="0.568cm" svg:x="14.76cm" svg:y="36.553cm">
          <draw:text-box>
            <text:p text:style-name="P5"><text:span text:style-name="T1">SAMARBETS-/</text:span></text:p>
          </draw:text-box>
        </draw:frame>
        <draw:frame draw:style-name="gr13" draw:text-style-name="P6" draw:layer="layout" svg:width="2.373cm" svg:height="0.568cm" svg:x="14.95cm" svg:y="37.128cm">
          <draw:text-box>
            <text:p text:style-name="P5"><text:span text:style-name="T1">MÖTESRUM</text:span></text:p>
          </draw:text-box>
        </draw:frame>
        <draw:frame draw:style-name="gr14" draw:text-style-name="P7" draw:layer="layout" svg:width="1.344cm" svg:height="0.31cm" svg:x="30.436cm" svg:y="31.969cm">
          <draw:text-box>
            <text:p text:style-name="P5"><text:span text:style-name="T2">Samarbete</text:span></text:p>
          </draw:text-box>
        </draw:frame>
        <draw:frame draw:style-name="gr14" draw:text-style-name="P7" draw:layer="layout" svg:width="0.612cm" svg:height="0.31cm" svg:x="30.436cm" svg:y="32.341cm">
          <draw:text-box>
            <text:p text:style-name="P5"><text:span text:style-name="T2">6462</text:span></text:p>
          </draw:text-box>
        </draw:frame>
        <draw:frame draw:style-name="gr14" draw:text-style-name="P7" draw:layer="layout" svg:width="1.115cm" svg:height="0.31cm" svg:x="63.352cm" svg:y="34.943cm">
          <draw:text-box>
            <text:p text:style-name="P5"><text:span text:style-name="T2">Kapprum</text:span></text:p>
          </draw:text-box>
        </draw:frame>
        <draw:frame draw:style-name="gr14" draw:text-style-name="P7" draw:layer="layout" svg:width="0.612cm" svg:height="0.31cm" svg:x="63.352cm" svg:y="35.315cm">
          <draw:text-box>
            <text:p text:style-name="P5"><text:span text:style-name="T2">6346</text:span></text:p>
          </draw:text-box>
        </draw:frame>
        <draw:frame draw:style-name="gr14" draw:text-style-name="P7" draw:layer="layout" svg:width="0.811cm" svg:height="0.31cm" svg:x="64.899cm" svg:y="42.937cm">
          <draw:text-box>
            <text:p text:style-name="P5"><text:span text:style-name="T2">Kontor</text:span></text:p>
          </draw:text-box>
        </draw:frame>
        <draw:frame draw:style-name="gr14" draw:text-style-name="P7" draw:layer="layout" svg:width="0.612cm" svg:height="0.31cm" svg:x="64.899cm" svg:y="43.31cm">
          <draw:text-box>
            <text:p text:style-name="P5"><text:span text:style-name="T2">6050</text:span></text:p>
          </draw:text-box>
        </draw:frame>
        <draw:frame draw:style-name="gr14" draw:text-style-name="P7" draw:layer="layout" svg:width="1.344cm" svg:height="0.31cm" svg:x="50.83cm" svg:y="40.387cm">
          <draw:text-box>
            <text:p text:style-name="P5"><text:span text:style-name="T2">Samarbete</text:span></text:p>
          </draw:text-box>
        </draw:frame>
        <draw:frame draw:style-name="gr14" draw:text-style-name="P7" draw:layer="layout" svg:width="0.612cm" svg:height="0.31cm" svg:x="50.83cm" svg:y="40.759cm">
          <draw:text-box>
            <text:p text:style-name="P5"><text:span text:style-name="T2">6054</text:span></text:p>
          </draw:text-box>
        </draw:frame>
        <draw:frame draw:style-name="gr14" draw:text-style-name="P7" draw:layer="layout" svg:width="0.916cm" svg:height="0.31cm" svg:x="40.545cm" svg:y="41.231cm">
          <draw:text-box>
            <text:p text:style-name="P5"><text:span text:style-name="T2">Lounge</text:span></text:p>
          </draw:text-box>
        </draw:frame>
        <draw:frame draw:style-name="gr14" draw:text-style-name="P7" draw:layer="layout" svg:width="0.612cm" svg:height="0.31cm" svg:x="40.545cm" svg:y="41.604cm">
          <draw:text-box>
            <text:p text:style-name="P5"><text:span text:style-name="T2">6057</text:span></text:p>
          </draw:text-box>
        </draw:frame>
        <draw:frame draw:style-name="gr14" draw:text-style-name="P7" draw:layer="layout" svg:width="0.535cm" svg:height="0.31cm" svg:x="39.499cm" svg:y="33.376cm">
          <draw:text-box>
            <text:p text:style-name="P5"><text:span text:style-name="T2">ELC</text:span></text:p>
          </draw:text-box>
        </draw:frame>
        <draw:frame draw:style-name="gr14" draw:text-style-name="P7" draw:layer="layout" svg:width="0.612cm" svg:height="0.31cm" svg:x="39.499cm" svg:y="33.751cm">
          <draw:text-box>
            <text:p text:style-name="P5"><text:span text:style-name="T2">6159</text:span></text:p>
          </draw:text-box>
        </draw:frame>
        <draw:frame draw:style-name="gr14" draw:text-style-name="P7" draw:layer="layout" svg:width="0.891cm" svg:height="0.31cm" svg:x="41.599cm" svg:y="33.277cm">
          <draw:text-box>
            <text:p text:style-name="P5"><text:span text:style-name="T2">Förrum</text:span></text:p>
          </draw:text-box>
        </draw:frame>
        <draw:frame draw:style-name="gr14" draw:text-style-name="P7" draw:layer="layout" svg:width="0.794cm" svg:height="0.31cm" svg:x="41.599cm" svg:y="33.649cm">
          <draw:text-box>
            <text:p text:style-name="P5"><text:span text:style-name="T2">6158A</text:span></text:p>
          </draw:text-box>
        </draw:frame>
        <draw:frame draw:style-name="gr14" draw:text-style-name="P7" draw:layer="layout" svg:width="0.535cm" svg:height="0.31cm" svg:x="43.893cm" svg:y="32.735cm">
          <draw:text-box>
            <text:p text:style-name="P5"><text:span text:style-name="T2">ELC</text:span></text:p>
          </draw:text-box>
        </draw:frame>
        <draw:frame draw:style-name="gr14" draw:text-style-name="P7" draw:layer="layout" svg:width="0.612cm" svg:height="0.31cm" svg:x="43.893cm" svg:y="33.107cm">
          <draw:text-box>
            <text:p text:style-name="P5"><text:span text:style-name="T2">6157</text:span></text:p>
          </draw:text-box>
        </draw:frame>
        <draw:frame draw:style-name="gr14" draw:text-style-name="P7" draw:layer="layout" svg:width="0.785cm" svg:height="0.31cm" svg:x="43.445cm" svg:y="29.977cm">
          <draw:text-box>
            <text:p text:style-name="P5"><text:span text:style-name="T2">Dusch</text:span></text:p>
          </draw:text-box>
        </draw:frame>
        <draw:frame draw:style-name="gr14" draw:text-style-name="P7" draw:layer="layout" svg:width="0.811cm" svg:height="0.31cm" svg:x="43.445cm" svg:y="30.349cm">
          <draw:text-box>
            <text:p text:style-name="P5"><text:span text:style-name="T2">6158D</text:span></text:p>
          </draw:text-box>
        </draw:frame>
        <draw:frame draw:style-name="gr14" draw:text-style-name="P7" draw:layer="layout" svg:width="1.467cm" svg:height="0.31cm" svg:x="38.498cm" svg:y="30.548cm">
          <draw:text-box>
            <text:p text:style-name="P5"><text:span text:style-name="T2">Omklädning</text:span></text:p>
          </draw:text-box>
        </draw:frame>
        <draw:frame draw:style-name="gr14" draw:text-style-name="P7" draw:layer="layout" svg:width="0.811cm" svg:height="0.31cm" svg:x="38.498cm" svg:y="30.923cm">
          <draw:text-box>
            <text:p text:style-name="P5"><text:span text:style-name="T2">6158C</text:span></text:p>
          </draw:text-box>
        </draw:frame>
        <draw:frame draw:style-name="gr14" draw:text-style-name="P7" draw:layer="layout" svg:width="0.658cm" svg:height="0.31cm" svg:x="45.011cm" svg:y="34.72cm">
          <draw:text-box>
            <text:p text:style-name="P5"><text:span text:style-name="T2">Entré</text:span></text:p>
          </draw:text-box>
        </draw:frame>
        <draw:frame draw:style-name="gr14" draw:text-style-name="P7" draw:layer="layout" svg:width="0.612cm" svg:height="0.31cm" svg:x="45.011cm" svg:y="35.093cm">
          <draw:text-box>
            <text:p text:style-name="P5"><text:span text:style-name="T2">6354</text:span></text:p>
          </draw:text-box>
        </draw:frame>
        <draw:frame draw:style-name="gr14" draw:text-style-name="P7" draw:layer="layout" svg:width="1.344cm" svg:height="0.31cm" svg:x="33.685cm" svg:y="30.32cm">
          <draw:text-box>
            <text:p text:style-name="P5"><text:span text:style-name="T2">Samarbete</text:span></text:p>
          </draw:text-box>
        </draw:frame>
        <draw:frame draw:style-name="gr14" draw:text-style-name="P7" draw:layer="layout" svg:width="0.612cm" svg:height="0.31cm" svg:x="33.685cm" svg:y="30.692cm">
          <draw:text-box>
            <text:p text:style-name="P5"><text:span text:style-name="T2">6161</text:span></text:p>
          </draw:text-box>
        </draw:frame>
        <draw:frame draw:style-name="gr14" draw:text-style-name="P7" draw:layer="layout" svg:width="1.344cm" svg:height="0.31cm" svg:x="21.884cm" svg:y="31.376cm">
          <draw:text-box>
            <text:p text:style-name="P5"><text:span text:style-name="T2">Samarbete</text:span></text:p>
          </draw:text-box>
        </draw:frame>
        <draw:frame draw:style-name="gr14" draw:text-style-name="P7" draw:layer="layout" svg:width="0.612cm" svg:height="0.31cm" svg:x="21.884cm" svg:y="31.751cm">
          <draw:text-box>
            <text:p text:style-name="P5"><text:span text:style-name="T2">6063</text:span></text:p>
          </draw:text-box>
        </draw:frame>
        <draw:frame draw:style-name="gr14" draw:text-style-name="P7" draw:layer="layout" svg:width="0.853cm" svg:height="0.31cm" svg:x="21.12cm" svg:y="21.864cm">
          <draw:text-box>
            <text:p text:style-name="P5"><text:span text:style-name="T2">Samtal</text:span></text:p>
          </draw:text-box>
        </draw:frame>
        <draw:frame draw:style-name="gr14" draw:text-style-name="P7" draw:layer="layout" svg:width="0.612cm" svg:height="0.31cm" svg:x="21.12cm" svg:y="22.236cm">
          <draw:text-box>
            <text:p text:style-name="P5"><text:span text:style-name="T2">6168</text:span></text:p>
          </draw:text-box>
        </draw:frame>
        <draw:frame draw:style-name="gr14" draw:text-style-name="P7" draw:layer="layout" svg:width="0.853cm" svg:height="0.31cm" svg:x="18.523cm" svg:y="21.847cm">
          <draw:text-box>
            <text:p text:style-name="P5"><text:span text:style-name="T2">Samtal</text:span></text:p>
          </draw:text-box>
        </draw:frame>
        <draw:frame draw:style-name="gr14" draw:text-style-name="P7" draw:layer="layout" svg:width="0.612cm" svg:height="0.31cm" svg:x="18.523cm" svg:y="22.219cm">
          <draw:text-box>
            <text:p text:style-name="P5"><text:span text:style-name="T2">6169</text:span></text:p>
          </draw:text-box>
        </draw:frame>
        <draw:frame draw:style-name="gr14" draw:text-style-name="P7" draw:layer="layout" svg:width="0.853cm" svg:height="0.31cm" svg:x="15.883cm" svg:y="21.887cm">
          <draw:text-box>
            <text:p text:style-name="P5"><text:span text:style-name="T2">Samtal</text:span></text:p>
          </draw:text-box>
        </draw:frame>
        <draw:frame draw:style-name="gr14" draw:text-style-name="P7" draw:layer="layout" svg:width="0.612cm" svg:height="0.31cm" svg:x="15.883cm" svg:y="22.259cm">
          <draw:text-box>
            <text:p text:style-name="P5"><text:span text:style-name="T2">6170</text:span></text:p>
          </draw:text-box>
        </draw:frame>
        <draw:frame draw:style-name="gr14" draw:text-style-name="P7" draw:layer="layout" svg:width="0.853cm" svg:height="0.31cm" svg:x="13.278cm" svg:y="21.855cm">
          <draw:text-box>
            <text:p text:style-name="P5"><text:span text:style-name="T2">Samtal</text:span></text:p>
          </draw:text-box>
        </draw:frame>
        <draw:frame draw:style-name="gr14" draw:text-style-name="P7" draw:layer="layout" svg:width="0.612cm" svg:height="0.31cm" svg:x="13.278cm" svg:y="22.228cm">
          <draw:text-box>
            <text:p text:style-name="P5"><text:span text:style-name="T2">6171</text:span></text:p>
          </draw:text-box>
        </draw:frame>
        <draw:frame draw:style-name="gr14" draw:text-style-name="P7" draw:layer="layout" svg:width="0.811cm" svg:height="0.31cm" svg:x="8.344cm" svg:y="23.695cm">
          <draw:text-box>
            <text:p text:style-name="P5"><text:span text:style-name="T2">Kontor</text:span></text:p>
          </draw:text-box>
        </draw:frame>
        <draw:frame draw:style-name="gr14" draw:text-style-name="P7" draw:layer="layout" svg:width="0.612cm" svg:height="0.31cm" svg:x="8.344cm" svg:y="24.067cm">
          <draw:text-box>
            <text:p text:style-name="P5"><text:span text:style-name="T2">6068</text:span></text:p>
          </draw:text-box>
        </draw:frame>
        <draw:frame draw:style-name="gr14" draw:text-style-name="P7" draw:layer="layout" svg:width="0.853cm" svg:height="0.31cm" svg:x="7.546cm" svg:y="22.145cm">
          <draw:text-box>
            <text:p text:style-name="P5"><text:span text:style-name="T2">Samtal</text:span></text:p>
          </draw:text-box>
        </draw:frame>
        <draw:frame draw:style-name="gr14" draw:text-style-name="P7" draw:layer="layout" svg:width="0.794cm" svg:height="0.31cm" svg:x="7.546cm" svg:y="22.518cm">
          <draw:text-box>
            <text:p text:style-name="P5"><text:span text:style-name="T2">6076A</text:span></text:p>
          </draw:text-box>
        </draw:frame>
        <draw:frame draw:style-name="gr14" draw:text-style-name="P7" draw:layer="layout" svg:width="0.811cm" svg:height="0.31cm" svg:x="11.879cm" svg:y="12.798cm">
          <draw:text-box>
            <text:p text:style-name="P5"><text:span text:style-name="T2">Kontor</text:span></text:p>
          </draw:text-box>
        </draw:frame>
        <draw:frame draw:style-name="gr14" draw:text-style-name="P7" draw:layer="layout" svg:width="0.612cm" svg:height="0.31cm" svg:x="11.879cm" svg:y="13.17cm">
          <draw:text-box>
            <text:p text:style-name="P5"><text:span text:style-name="T2">6403</text:span></text:p>
          </draw:text-box>
        </draw:frame>
        <draw:frame draw:style-name="gr14" draw:text-style-name="P7" draw:layer="layout" svg:width="0.815cm" svg:height="0.31cm" svg:x="12.577cm" svg:y="18.606cm">
          <draw:text-box>
            <text:p text:style-name="P5"><text:span text:style-name="T2">Förråd</text:span></text:p>
          </draw:text-box>
        </draw:frame>
        <draw:frame draw:style-name="gr14" draw:text-style-name="P7" draw:layer="layout" svg:width="0.612cm" svg:height="0.31cm" svg:x="12.577cm" svg:y="18.981cm">
          <draw:text-box>
            <text:p text:style-name="P5"><text:span text:style-name="T2">6103</text:span></text:p>
          </draw:text-box>
        </draw:frame>
        <draw:frame draw:style-name="gr14" draw:text-style-name="P7" draw:layer="layout" svg:width="0.535cm" svg:height="0.31cm" svg:x="19.001cm" svg:y="16.794cm">
          <draw:text-box>
            <text:p text:style-name="P5"><text:span text:style-name="T2">ELC</text:span></text:p>
          </draw:text-box>
        </draw:frame>
        <draw:frame draw:style-name="gr14" draw:text-style-name="P7" draw:layer="layout" svg:width="0.612cm" svg:height="0.31cm" svg:x="19.001cm" svg:y="17.167cm">
          <draw:text-box>
            <text:p text:style-name="P5"><text:span text:style-name="T2">6105</text:span></text:p>
          </draw:text-box>
        </draw:frame>
        <draw:frame draw:style-name="gr14" draw:text-style-name="P7" draw:layer="layout" svg:width="0.688cm" svg:height="0.31cm" svg:x="19.526cm" svg:y="17.939cm">
          <draw:text-box>
            <text:p text:style-name="P5"><text:span text:style-name="T2">WC 1</text:span></text:p>
          </draw:text-box>
        </draw:frame>
        <draw:frame draw:style-name="gr14" draw:text-style-name="P7" draw:layer="layout" svg:width="0.794cm" svg:height="0.31cm" svg:x="19.526cm" svg:y="18.314cm">
          <draw:text-box>
            <text:p text:style-name="P5"><text:span text:style-name="T2">6106E</text:span></text:p>
          </draw:text-box>
        </draw:frame>
        <draw:frame draw:style-name="gr14" draw:text-style-name="P7" draw:layer="layout" svg:width="0.688cm" svg:height="0.31cm" svg:x="19.526cm" svg:y="19.076cm">
          <draw:text-box>
            <text:p text:style-name="P5"><text:span text:style-name="T2">WC 1</text:span></text:p>
          </draw:text-box>
        </draw:frame>
        <draw:frame draw:style-name="gr14" draw:text-style-name="P7" draw:layer="layout" svg:width="0.811cm" svg:height="0.31cm" svg:x="19.526cm" svg:y="19.448cm">
          <draw:text-box>
            <text:p text:style-name="P5"><text:span text:style-name="T2">6106D</text:span></text:p>
          </draw:text-box>
        </draw:frame>
        <draw:frame draw:style-name="gr14" draw:text-style-name="P7" draw:layer="layout" svg:width="0.565cm" svg:height="0.31cm" svg:x="19.255cm" svg:y="20.259cm">
          <draw:text-box>
            <text:p text:style-name="P5"><text:span text:style-name="T2">Städ</text:span></text:p>
          </draw:text-box>
        </draw:frame>
        <draw:frame draw:style-name="gr14" draw:text-style-name="P7" draw:layer="layout" svg:width="0.811cm" svg:height="0.31cm" svg:x="19.255cm" svg:y="20.632cm">
          <draw:text-box>
            <text:p text:style-name="P5"><text:span text:style-name="T2">6106D</text:span></text:p>
          </draw:text-box>
        </draw:frame>
        <draw:frame draw:style-name="gr14" draw:text-style-name="P7" draw:layer="layout" svg:width="0.891cm" svg:height="0.31cm" svg:x="21.228cm" svg:y="18.587cm">
          <draw:text-box>
            <text:p text:style-name="P5"><text:span text:style-name="T2">Förrum</text:span></text:p>
          </draw:text-box>
        </draw:frame>
        <draw:frame draw:style-name="gr14" draw:text-style-name="P7" draw:layer="layout" svg:width="0.794cm" svg:height="0.31cm" svg:x="21.228cm" svg:y="18.96cm">
          <draw:text-box>
            <text:p text:style-name="P5"><text:span text:style-name="T2">6106A</text:span></text:p>
          </draw:text-box>
        </draw:frame>
        <draw:frame draw:style-name="gr14" draw:text-style-name="P7" draw:layer="layout" svg:width="0.688cm" svg:height="0.31cm" svg:x="23.239cm" svg:y="17.533cm">
          <draw:text-box>
            <text:p text:style-name="P5"><text:span text:style-name="T2">TELE</text:span></text:p>
          </draw:text-box>
        </draw:frame>
        <draw:frame draw:style-name="gr14" draw:text-style-name="P7" draw:layer="layout" svg:width="0.612cm" svg:height="0.31cm" svg:x="23.239cm" svg:y="17.905cm">
          <draw:text-box>
            <text:p text:style-name="P5"><text:span text:style-name="T2">6107</text:span></text:p>
          </draw:text-box>
        </draw:frame>
        <draw:frame draw:style-name="gr14" draw:text-style-name="P7" draw:layer="layout" svg:width="0.878cm" svg:height="0.31cm" svg:x="22.807cm" svg:y="20.139cm">
          <draw:text-box>
            <text:p text:style-name="P5"><text:span text:style-name="T2">RWC 1</text:span></text:p>
          </draw:text-box>
        </draw:frame>
        <draw:frame draw:style-name="gr14" draw:text-style-name="P7" draw:layer="layout" svg:width="0.794cm" svg:height="0.31cm" svg:x="22.807cm" svg:y="20.511cm">
          <draw:text-box>
            <text:p text:style-name="P5"><text:span text:style-name="T2">6106B</text:span></text:p>
          </draw:text-box>
        </draw:frame>
        <draw:frame draw:style-name="gr14" draw:text-style-name="P7" draw:layer="layout" svg:width="1.344cm" svg:height="0.31cm" svg:x="25.04cm" svg:y="18.818cm">
          <draw:text-box>
            <text:p text:style-name="P5"><text:span text:style-name="T2">Samarbete</text:span></text:p>
          </draw:text-box>
        </draw:frame>
        <draw:frame draw:style-name="gr14" draw:text-style-name="P7" draw:layer="layout" svg:width="0.612cm" svg:height="0.31cm" svg:x="25.04cm" svg:y="19.19cm">
          <draw:text-box>
            <text:p text:style-name="P5"><text:span text:style-name="T2">6108</text:span></text:p>
          </draw:text-box>
        </draw:frame>
        <draw:frame draw:style-name="gr14" draw:text-style-name="P7" draw:layer="layout" svg:width="0.612cm" svg:height="0.31cm" svg:x="33.122cm" svg:y="18.634cm">
          <draw:text-box>
            <text:p text:style-name="P5"><text:span text:style-name="T2">Möte</text:span></text:p>
          </draw:text-box>
        </draw:frame>
        <draw:frame draw:style-name="gr14" draw:text-style-name="P7" draw:layer="layout" svg:width="0.612cm" svg:height="0.31cm" svg:x="33.122cm" svg:y="19.006cm">
          <draw:text-box>
            <text:p text:style-name="P5"><text:span text:style-name="T2">6109</text:span></text:p>
          </draw:text-box>
        </draw:frame>
        <draw:frame draw:style-name="gr14" draw:text-style-name="P7" draw:layer="layout" svg:width="0.844cm" svg:height="0.31cm" svg:x="36.474cm" svg:y="17.601cm">
          <draw:text-box>
            <text:p text:style-name="P5"><text:span text:style-name="T2">Schakt</text:span></text:p>
          </draw:text-box>
        </draw:frame>
        <draw:frame draw:style-name="gr14" draw:text-style-name="P7" draw:layer="layout" svg:width="0.612cm" svg:height="0.31cm" svg:x="36.474cm" svg:y="17.973cm">
          <draw:text-box>
            <text:p text:style-name="P5"><text:span text:style-name="T2">6113</text:span></text:p>
          </draw:text-box>
        </draw:frame>
        <draw:frame draw:style-name="gr14" draw:text-style-name="P7" draw:layer="layout" svg:width="1.073cm" svg:height="0.31cm" svg:x="41.224cm" svg:y="18.498cm">
          <draw:text-box>
            <text:p text:style-name="P5"><text:span text:style-name="T2">Fläktrum</text:span></text:p>
          </draw:text-box>
        </draw:frame>
        <draw:frame draw:style-name="gr14" draw:text-style-name="P7" draw:layer="layout" svg:width="0.612cm" svg:height="0.31cm" svg:x="41.224cm" svg:y="18.871cm">
          <draw:text-box>
            <text:p text:style-name="P5"><text:span text:style-name="T2">6114</text:span></text:p>
          </draw:text-box>
        </draw:frame>
        <draw:frame draw:style-name="gr14" draw:text-style-name="P7" draw:layer="layout" svg:width="0.844cm" svg:height="0.31cm" svg:x="44.873cm" svg:y="15.873cm">
          <draw:text-box>
            <text:p text:style-name="P5"><text:span text:style-name="T2">Schakt</text:span></text:p>
          </draw:text-box>
        </draw:frame>
        <draw:frame draw:style-name="gr14" draw:text-style-name="P7" draw:layer="layout" svg:width="0.794cm" svg:height="0.31cm" svg:x="44.873cm" svg:y="16.248cm">
          <draw:text-box>
            <text:p text:style-name="P5"><text:span text:style-name="T2">6116B</text:span></text:p>
          </draw:text-box>
        </draw:frame>
        <draw:frame draw:style-name="gr14" draw:text-style-name="P7" draw:layer="layout" svg:width="0.811cm" svg:height="0.31cm" svg:x="10.704cm" svg:y="9.629cm">
          <draw:text-box>
            <text:p text:style-name="P5"><text:span text:style-name="T2">Kontor</text:span></text:p>
          </draw:text-box>
        </draw:frame>
        <draw:frame draw:style-name="gr14" draw:text-style-name="P7" draw:layer="layout" svg:width="0.612cm" svg:height="0.31cm" svg:x="10.704cm" svg:y="10.002cm">
          <draw:text-box>
            <text:p text:style-name="P5"><text:span text:style-name="T2">6001</text:span></text:p>
          </draw:text-box>
        </draw:frame>
        <draw:frame draw:style-name="gr14" draw:text-style-name="P7" draw:layer="layout" svg:width="1.153cm" svg:height="0.31cm" svg:x="15.284cm" svg:y="12.724cm">
          <draw:text-box>
            <text:p text:style-name="P5"><text:span text:style-name="T2">Trapphus</text:span></text:p>
          </draw:text-box>
        </draw:frame>
        <draw:frame draw:style-name="gr14" draw:text-style-name="P7" draw:layer="layout" svg:width="0.612cm" svg:height="0.31cm" svg:x="15.284cm" svg:y="13.096cm">
          <draw:text-box>
            <text:p text:style-name="P5"><text:span text:style-name="T2">6404</text:span></text:p>
          </draw:text-box>
        </draw:frame>
        <draw:frame draw:style-name="gr14" draw:text-style-name="P7" draw:layer="layout" svg:width="1.344cm" svg:height="0.31cm" svg:x="14.533cm" svg:y="7.187cm">
          <draw:text-box>
            <text:p text:style-name="P5"><text:span text:style-name="T2">Samarbete</text:span></text:p>
          </draw:text-box>
        </draw:frame>
        <draw:frame draw:style-name="gr14" draw:text-style-name="P7" draw:layer="layout" svg:width="0.612cm" svg:height="0.31cm" svg:x="14.533cm" svg:y="7.561cm">
          <draw:text-box>
            <text:p text:style-name="P5"><text:span text:style-name="T2">6004</text:span></text:p>
          </draw:text-box>
        </draw:frame>
        <draw:frame draw:style-name="gr14" draw:text-style-name="P7" draw:layer="layout" svg:width="1.344cm" svg:height="0.31cm" svg:x="19.395cm" svg:y="7.168cm">
          <draw:text-box>
            <text:p text:style-name="P5"><text:span text:style-name="T2">Samarbete</text:span></text:p>
          </draw:text-box>
        </draw:frame>
        <draw:frame draw:style-name="gr14" draw:text-style-name="P7" draw:layer="layout" svg:width="0.612cm" svg:height="0.31cm" svg:x="19.395cm" svg:y="7.54cm">
          <draw:text-box>
            <text:p text:style-name="P5"><text:span text:style-name="T2">6006</text:span></text:p>
          </draw:text-box>
        </draw:frame>
        <draw:frame draw:style-name="gr14" draw:text-style-name="P7" draw:layer="layout" svg:width="1.344cm" svg:height="0.31cm" svg:x="21.823cm" svg:y="7.176cm">
          <draw:text-box>
            <text:p text:style-name="P5"><text:span text:style-name="T2">Samarbete</text:span></text:p>
          </draw:text-box>
        </draw:frame>
        <draw:frame draw:style-name="gr14" draw:text-style-name="P7" draw:layer="layout" svg:width="0.612cm" svg:height="0.31cm" svg:x="21.823cm" svg:y="7.549cm">
          <draw:text-box>
            <text:p text:style-name="P5"><text:span text:style-name="T2">6007</text:span></text:p>
          </draw:text-box>
        </draw:frame>
        <draw:frame draw:style-name="gr14" draw:text-style-name="P7" draw:layer="layout" svg:width="0.612cm" svg:height="0.31cm" svg:x="20.108cm" svg:y="12.413cm">
          <draw:text-box>
            <text:p text:style-name="P5"><text:span text:style-name="T2">Möte</text:span></text:p>
          </draw:text-box>
        </draw:frame>
        <draw:frame draw:style-name="gr14" draw:text-style-name="P7" draw:layer="layout" svg:width="0.612cm" svg:height="0.31cm" svg:x="20.108cm" svg:y="12.785cm">
          <draw:text-box>
            <text:p text:style-name="P5"><text:span text:style-name="T2">6405</text:span></text:p>
          </draw:text-box>
        </draw:frame>
        <draw:frame draw:style-name="gr14" draw:text-style-name="P7" draw:layer="layout" svg:width="1.035cm" svg:height="0.31cm" svg:x="24.596cm" svg:y="12.54cm">
          <draw:text-box>
            <text:p text:style-name="P5"><text:span text:style-name="T2">Bibliotek</text:span></text:p>
          </draw:text-box>
        </draw:frame>
        <draw:frame draw:style-name="gr14" draw:text-style-name="P7" draw:layer="layout" svg:width="0.612cm" svg:height="0.31cm" svg:x="24.596cm" svg:y="12.914cm">
          <draw:text-box>
            <text:p text:style-name="P5"><text:span text:style-name="T2">6407</text:span></text:p>
          </draw:text-box>
        </draw:frame>
        <draw:frame draw:style-name="gr14" draw:text-style-name="P7" draw:layer="layout" svg:width="0.811cm" svg:height="0.31cm" svg:x="29.902cm" svg:y="12.008cm">
          <draw:text-box>
            <text:p text:style-name="P5"><text:span text:style-name="T2">Kontor</text:span></text:p>
          </draw:text-box>
        </draw:frame>
        <draw:frame draw:style-name="gr14" draw:text-style-name="P7" draw:layer="layout" svg:width="0.612cm" svg:height="0.31cm" svg:x="29.902cm" svg:y="12.383cm">
          <draw:text-box>
            <text:p text:style-name="P5"><text:span text:style-name="T2">6409</text:span></text:p>
          </draw:text-box>
        </draw:frame>
        <draw:frame draw:style-name="gr14" draw:text-style-name="P7" draw:layer="layout" svg:width="0.612cm" svg:height="0.31cm" svg:x="32.633cm" svg:y="14.296cm">
          <draw:text-box>
            <text:p text:style-name="P5"><text:span text:style-name="T2">Möte</text:span></text:p>
          </draw:text-box>
        </draw:frame>
        <draw:frame draw:style-name="gr14" draw:text-style-name="P7" draw:layer="layout" svg:width="0.612cm" svg:height="0.31cm" svg:x="32.633cm" svg:y="14.669cm">
          <draw:text-box>
            <text:p text:style-name="P5"><text:span text:style-name="T2">6411</text:span></text:p>
          </draw:text-box>
        </draw:frame>
        <draw:frame draw:style-name="gr14" draw:text-style-name="P7" draw:layer="layout" svg:width="0.811cm" svg:height="0.31cm" svg:x="33.793cm" svg:y="9.549cm">
          <draw:text-box>
            <text:p text:style-name="P5"><text:span text:style-name="T2">Kontor</text:span></text:p>
          </draw:text-box>
        </draw:frame>
        <draw:frame draw:style-name="gr14" draw:text-style-name="P7" draw:layer="layout" svg:width="0.612cm" svg:height="0.31cm" svg:x="33.793cm" svg:y="9.921cm">
          <draw:text-box>
            <text:p text:style-name="P5"><text:span text:style-name="T2">6011</text:span></text:p>
          </draw:text-box>
        </draw:frame>
        <draw:frame draw:style-name="gr14" draw:text-style-name="P7" draw:layer="layout" svg:width="0.612cm" svg:height="0.31cm" svg:x="36.282cm" svg:y="7.117cm">
          <draw:text-box>
            <text:p text:style-name="P5"><text:span text:style-name="T2">Möte</text:span></text:p>
          </draw:text-box>
        </draw:frame>
        <draw:frame draw:style-name="gr14" draw:text-style-name="P7" draw:layer="layout" svg:width="0.612cm" svg:height="0.31cm" svg:x="36.282cm" svg:y="7.489cm">
          <draw:text-box>
            <text:p text:style-name="P5"><text:span text:style-name="T2">6013</text:span></text:p>
          </draw:text-box>
        </draw:frame>
        <draw:frame draw:style-name="gr14" draw:text-style-name="P7" draw:layer="layout" svg:width="0.612cm" svg:height="0.31cm" svg:x="38.638cm" svg:y="7.106cm">
          <draw:text-box>
            <text:p text:style-name="P5"><text:span text:style-name="T2">Möte</text:span></text:p>
          </draw:text-box>
        </draw:frame>
        <draw:frame draw:style-name="gr14" draw:text-style-name="P7" draw:layer="layout" svg:width="0.612cm" svg:height="0.31cm" svg:x="38.638cm" svg:y="7.481cm">
          <draw:text-box>
            <text:p text:style-name="P5"><text:span text:style-name="T2">6014</text:span></text:p>
          </draw:text-box>
        </draw:frame>
        <draw:frame draw:style-name="gr14" draw:text-style-name="P7" draw:layer="layout" svg:width="0.853cm" svg:height="0.31cm" svg:x="40.932cm" svg:y="14.923cm">
          <draw:text-box>
            <text:p text:style-name="P5"><text:span text:style-name="T2">Samtal</text:span></text:p>
          </draw:text-box>
        </draw:frame>
        <draw:frame draw:style-name="gr14" draw:text-style-name="P7" draw:layer="layout" svg:width="1.01cm" svg:height="0.31cm" svg:x="40.932cm" svg:y="15.295cm">
          <draw:text-box>
            <text:p text:style-name="P5"><text:span text:style-name="T2">6413-18</text:span></text:p>
          </draw:text-box>
        </draw:frame>
        <draw:frame draw:style-name="gr14" draw:text-style-name="P7" draw:layer="layout" svg:width="0.811cm" svg:height="0.31cm" svg:x="50.751cm" svg:y="8.033cm">
          <draw:text-box>
            <text:p text:style-name="P5"><text:span text:style-name="T2">Kontor</text:span></text:p>
          </draw:text-box>
        </draw:frame>
        <draw:frame draw:style-name="gr14" draw:text-style-name="P7" draw:layer="layout" svg:width="0.612cm" svg:height="0.31cm" svg:x="50.751cm" svg:y="8.406cm">
          <draw:text-box>
            <text:p text:style-name="P5"><text:span text:style-name="T2">6019</text:span></text:p>
          </draw:text-box>
        </draw:frame>
        <draw:frame draw:style-name="gr14" draw:text-style-name="P7" draw:layer="layout" svg:width="1.344cm" svg:height="0.31cm" svg:x="54.483cm" svg:y="12.611cm">
          <draw:text-box>
            <text:p text:style-name="P5"><text:span text:style-name="T2">Samarbete</text:span></text:p>
          </draw:text-box>
        </draw:frame>
        <draw:frame draw:style-name="gr14" draw:text-style-name="P7" draw:layer="layout" svg:width="0.612cm" svg:height="0.31cm" svg:x="54.483cm" svg:y="12.984cm">
          <draw:text-box>
            <text:p text:style-name="P5"><text:span text:style-name="T2">6419</text:span></text:p>
          </draw:text-box>
        </draw:frame>
        <draw:frame draw:style-name="gr14" draw:text-style-name="P7" draw:layer="layout" svg:width="0.658cm" svg:height="0.31cm" svg:x="46.808cm" svg:y="17.463cm">
          <draw:text-box>
            <text:p text:style-name="P5"><text:span text:style-name="T2">Entré</text:span></text:p>
          </draw:text-box>
        </draw:frame>
        <draw:frame draw:style-name="gr14" draw:text-style-name="P7" draw:layer="layout" svg:width="0.794cm" svg:height="0.31cm" svg:x="46.808cm" svg:y="17.835cm">
          <draw:text-box>
            <text:p text:style-name="P5"><text:span text:style-name="T2">6117B</text:span></text:p>
          </draw:text-box>
        </draw:frame>
        <draw:frame draw:style-name="gr14" draw:text-style-name="P7" draw:layer="layout" svg:width="0.658cm" svg:height="0.31cm" svg:x="47.898cm" svg:y="20.117cm">
          <draw:text-box>
            <text:p text:style-name="P5"><text:span text:style-name="T2">Entré</text:span></text:p>
          </draw:text-box>
        </draw:frame>
        <draw:frame draw:style-name="gr14" draw:text-style-name="P7" draw:layer="layout" svg:width="0.794cm" svg:height="0.31cm" svg:x="47.898cm" svg:y="20.492cm">
          <draw:text-box>
            <text:p text:style-name="P5"><text:span text:style-name="T2">6117A</text:span></text:p>
          </draw:text-box>
        </draw:frame>
        <draw:frame draw:style-name="gr14" draw:text-style-name="P7" draw:layer="layout" svg:width="1.344cm" svg:height="0.31cm" svg:x="55.313cm" svg:y="17.528cm">
          <draw:text-box>
            <text:p text:style-name="P5"><text:span text:style-name="T2">Samarbete</text:span></text:p>
          </draw:text-box>
        </draw:frame>
        <draw:frame draw:style-name="gr14" draw:text-style-name="P7" draw:layer="layout" svg:width="0.612cm" svg:height="0.31cm" svg:x="55.313cm" svg:y="17.901cm">
          <draw:text-box>
            <text:p text:style-name="P5"><text:span text:style-name="T2">6119</text:span></text:p>
          </draw:text-box>
        </draw:frame>
        <draw:frame draw:style-name="gr14" draw:text-style-name="P7" draw:layer="layout" svg:width="0.612cm" svg:height="0.31cm" svg:x="50.114cm" svg:y="17.865cm">
          <draw:text-box>
            <text:p text:style-name="P5"><text:span text:style-name="T2">Möte</text:span></text:p>
          </draw:text-box>
        </draw:frame>
        <draw:frame draw:style-name="gr14" draw:text-style-name="P7" draw:layer="layout" svg:width="0.612cm" svg:height="0.31cm" svg:x="50.114cm" svg:y="18.238cm">
          <draw:text-box>
            <text:p text:style-name="P5"><text:span text:style-name="T2">6121</text:span></text:p>
          </draw:text-box>
        </draw:frame>
        <draw:frame draw:style-name="gr14" draw:text-style-name="P7" draw:layer="layout" svg:width="0.815cm" svg:height="0.31cm" svg:x="65.335cm" svg:y="18.746cm">
          <draw:text-box>
            <text:p text:style-name="P5"><text:span text:style-name="T2">Förråd</text:span></text:p>
          </draw:text-box>
        </draw:frame>
        <draw:frame draw:style-name="gr14" draw:text-style-name="P7" draw:layer="layout" svg:width="0.612cm" svg:height="0.31cm" svg:x="65.335cm" svg:y="19.118cm">
          <draw:text-box>
            <text:p text:style-name="P5"><text:span text:style-name="T2">6125</text:span></text:p>
          </draw:text-box>
        </draw:frame>
        <draw:frame draw:style-name="gr14" draw:text-style-name="P7" draw:layer="layout" svg:width="0.688cm" svg:height="0.31cm" svg:x="67.678cm" svg:y="17.434cm">
          <draw:text-box>
            <text:p text:style-name="P5"><text:span text:style-name="T2">TELE</text:span></text:p>
          </draw:text-box>
        </draw:frame>
        <draw:frame draw:style-name="gr14" draw:text-style-name="P7" draw:layer="layout" svg:width="0.612cm" svg:height="0.31cm" svg:x="67.678cm" svg:y="17.808cm">
          <draw:text-box>
            <text:p text:style-name="P5"><text:span text:style-name="T2">6126</text:span></text:p>
          </draw:text-box>
        </draw:frame>
        <draw:frame draw:style-name="gr14" draw:text-style-name="P7" draw:layer="layout" svg:width="0.65cm" svg:height="0.31cm" svg:x="67.917cm" svg:y="20.082cm">
          <draw:text-box>
            <text:p text:style-name="P5"><text:span text:style-name="T2">RWC</text:span></text:p>
          </draw:text-box>
        </draw:frame>
        <draw:frame draw:style-name="gr14" draw:text-style-name="P7" draw:layer="layout" svg:width="0.794cm" svg:height="0.31cm" svg:x="67.917cm" svg:y="20.454cm">
          <draw:text-box>
            <text:p text:style-name="P5"><text:span text:style-name="T2">6127B</text:span></text:p>
          </draw:text-box>
        </draw:frame>
        <draw:frame draw:style-name="gr14" draw:text-style-name="P7" draw:layer="layout" svg:width="0.891cm" svg:height="0.31cm" svg:x="69.422cm" svg:y="18.577cm">
          <draw:text-box>
            <text:p text:style-name="P5"><text:span text:style-name="T2">Förrum</text:span></text:p>
          </draw:text-box>
        </draw:frame>
        <draw:frame draw:style-name="gr14" draw:text-style-name="P7" draw:layer="layout" svg:width="0.794cm" svg:height="0.31cm" svg:x="69.422cm" svg:y="18.949cm">
          <draw:text-box>
            <text:p text:style-name="P5"><text:span text:style-name="T2">6127A</text:span></text:p>
          </draw:text-box>
        </draw:frame>
        <draw:frame draw:style-name="gr14" draw:text-style-name="P7" draw:layer="layout" svg:width="0.535cm" svg:height="0.31cm" svg:x="72.079cm" svg:y="16.801cm">
          <draw:text-box>
            <text:p text:style-name="P5"><text:span text:style-name="T2">ELC</text:span></text:p>
          </draw:text-box>
        </draw:frame>
        <draw:frame draw:style-name="gr14" draw:text-style-name="P7" draw:layer="layout" svg:width="0.612cm" svg:height="0.31cm" svg:x="72.079cm" svg:y="17.173cm">
          <draw:text-box>
            <text:p text:style-name="P5"><text:span text:style-name="T2">6128</text:span></text:p>
          </draw:text-box>
        </draw:frame>
        <draw:frame draw:style-name="gr14" draw:text-style-name="P7" draw:layer="layout" svg:width="0.688cm" svg:height="0.31cm" svg:x="71.399cm" svg:y="17.984cm">
          <draw:text-box>
            <text:p text:style-name="P5"><text:span text:style-name="T2">WC 1</text:span></text:p>
          </draw:text-box>
        </draw:frame>
        <draw:frame draw:style-name="gr14" draw:text-style-name="P7" draw:layer="layout" svg:width="0.794cm" svg:height="0.31cm" svg:x="71.399cm" svg:y="18.356cm">
          <draw:text-box>
            <text:p text:style-name="P5"><text:span text:style-name="T2">6127B</text:span></text:p>
          </draw:text-box>
        </draw:frame>
        <draw:frame draw:style-name="gr14" draw:text-style-name="P7" draw:layer="layout" svg:width="0.688cm" svg:height="0.31cm" svg:x="71.402cm" svg:y="19.078cm">
          <draw:text-box>
            <text:p text:style-name="P5"><text:span text:style-name="T2">WC 1</text:span></text:p>
          </draw:text-box>
        </draw:frame>
        <draw:frame draw:style-name="gr14" draw:text-style-name="P7" draw:layer="layout" svg:width="0.811cm" svg:height="0.31cm" svg:x="71.402cm" svg:y="19.451cm">
          <draw:text-box>
            <text:p text:style-name="P5"><text:span text:style-name="T2">6127C</text:span></text:p>
          </draw:text-box>
        </draw:frame>
        <draw:frame draw:style-name="gr14" draw:text-style-name="P7" draw:layer="layout" svg:width="0.565cm" svg:height="0.31cm" svg:x="71.586cm" svg:y="20.009cm">
          <draw:text-box>
            <text:p text:style-name="P5"><text:span text:style-name="T2">Städ</text:span></text:p>
          </draw:text-box>
        </draw:frame>
        <draw:frame draw:style-name="gr14" draw:text-style-name="P7" draw:layer="layout" svg:width="0.811cm" svg:height="0.31cm" svg:x="71.586cm" svg:y="20.384cm">
          <draw:text-box>
            <text:p text:style-name="P5"><text:span text:style-name="T2">6127D</text:span></text:p>
          </draw:text-box>
        </draw:frame>
        <draw:frame draw:style-name="gr14" draw:text-style-name="P7" draw:layer="layout" svg:width="0.811cm" svg:height="0.31cm" svg:x="64.084cm" svg:y="10cm">
          <draw:text-box>
            <text:p text:style-name="P5"><text:span text:style-name="T2">Kontor</text:span></text:p>
          </draw:text-box>
        </draw:frame>
        <draw:frame draw:style-name="gr14" draw:text-style-name="P7" draw:layer="layout" svg:width="0.612cm" svg:height="0.31cm" svg:x="64.084cm" svg:y="10.372cm">
          <draw:text-box>
            <text:p text:style-name="P5"><text:span text:style-name="T2">6023</text:span></text:p>
          </draw:text-box>
        </draw:frame>
        <draw:frame draw:style-name="gr14" draw:text-style-name="P7" draw:layer="layout" svg:width="0.811cm" svg:height="0.31cm" svg:x="75.275cm" svg:y="12.986cm">
          <draw:text-box>
            <text:p text:style-name="P5"><text:span text:style-name="T2">Kontor</text:span></text:p>
          </draw:text-box>
        </draw:frame>
        <draw:frame draw:style-name="gr14" draw:text-style-name="P7" draw:layer="layout" svg:width="0.612cm" svg:height="0.31cm" svg:x="75.275cm" svg:y="13.359cm">
          <draw:text-box>
            <text:p text:style-name="P5"><text:span text:style-name="T2">6032</text:span></text:p>
          </draw:text-box>
        </draw:frame>
        <draw:frame draw:style-name="gr14" draw:text-style-name="P7" draw:layer="layout" svg:width="1.153cm" svg:height="0.31cm" svg:x="62.291cm" svg:y="12.855cm">
          <draw:text-box>
            <text:p text:style-name="P5"><text:span text:style-name="T2">Trapphus</text:span></text:p>
          </draw:text-box>
        </draw:frame>
        <draw:frame draw:style-name="gr14" draw:text-style-name="P7" draw:layer="layout" svg:width="0.612cm" svg:height="0.31cm" svg:x="62.291cm" svg:y="13.228cm">
          <draw:text-box>
            <text:p text:style-name="P5"><text:span text:style-name="T2">6023</text:span></text:p>
          </draw:text-box>
        </draw:frame>
        <draw:frame draw:style-name="gr14" draw:text-style-name="P7" draw:layer="layout" svg:width="1.158cm" svg:height="0.31cm" svg:x="72.21cm" svg:y="12.72cm">
          <draw:text-box>
            <text:p text:style-name="P5"><text:span text:style-name="T2">Kopiering</text:span></text:p>
          </draw:text-box>
        </draw:frame>
        <draw:frame draw:style-name="gr14" draw:text-style-name="P7" draw:layer="layout" svg:width="0.612cm" svg:height="0.31cm" svg:x="72.21cm" svg:y="13.092cm">
          <draw:text-box>
            <text:p text:style-name="P5"><text:span text:style-name="T2">6026</text:span></text:p>
          </draw:text-box>
        </draw:frame>
        <draw:frame draw:style-name="gr14" draw:text-style-name="P7" draw:layer="layout" svg:width="1.441cm" svg:height="0.31cm" svg:x="73.732cm" svg:y="19.072cm">
          <draw:text-box>
            <text:p text:style-name="P5"><text:span text:style-name="T2">Kaffestation</text:span></text:p>
          </draw:text-box>
        </draw:frame>
        <draw:frame draw:style-name="gr14" draw:text-style-name="P7" draw:layer="layout" svg:width="0.794cm" svg:height="0.31cm" svg:x="73.732cm" svg:y="19.444cm">
          <draw:text-box>
            <text:p text:style-name="P5"><text:span text:style-name="T2">6129A</text:span></text:p>
          </draw:text-box>
        </draw:frame>
        <draw:frame draw:style-name="gr14" draw:text-style-name="P7" draw:layer="layout" svg:width="1.962cm" svg:height="0.31cm" svg:x="71.537cm" svg:y="25.316cm">
          <draw:text-box>
            <text:p text:style-name="P5"><text:span text:style-name="T2">Kunskapsutbyte</text:span></text:p>
          </draw:text-box>
        </draw:frame>
        <draw:frame draw:style-name="gr14" draw:text-style-name="P7" draw:layer="layout" svg:width="0.794cm" svg:height="0.31cm" svg:x="71.537cm" svg:y="25.691cm">
          <draw:text-box>
            <text:p text:style-name="P5"><text:span text:style-name="T2">6129B</text:span></text:p>
          </draw:text-box>
        </draw:frame>
        <draw:frame draw:style-name="gr14" draw:text-style-name="P7" draw:layer="layout" svg:width="0.629cm" svg:height="0.31cm" svg:x="74.538cm" svg:y="22.175cm">
          <draw:text-box>
            <text:p text:style-name="P5"><text:span text:style-name="T2">Paus</text:span></text:p>
          </draw:text-box>
        </draw:frame>
        <draw:frame draw:style-name="gr14" draw:text-style-name="P7" draw:layer="layout" svg:width="0.612cm" svg:height="0.31cm" svg:x="74.538cm" svg:y="22.547cm">
          <draw:text-box>
            <text:p text:style-name="P5"><text:span text:style-name="T2">6036</text:span></text:p>
          </draw:text-box>
        </draw:frame>
        <draw:frame draw:style-name="gr14" draw:text-style-name="P7" draw:layer="layout" svg:width="1.344cm" svg:height="0.31cm" svg:x="73.732cm" svg:y="27.697cm">
          <draw:text-box>
            <text:p text:style-name="P5"><text:span text:style-name="T2">Samarbete</text:span></text:p>
          </draw:text-box>
        </draw:frame>
        <draw:frame draw:style-name="gr14" draw:text-style-name="P7" draw:layer="layout" svg:width="1.01cm" svg:height="0.31cm" svg:x="73.732cm" svg:y="28.072cm">
          <draw:text-box>
            <text:p text:style-name="P5"><text:span text:style-name="T2">6039-40</text:span></text:p>
          </draw:text-box>
        </draw:frame>
        <draw:frame draw:style-name="gr14" draw:text-style-name="P7" draw:layer="layout" svg:width="1.441cm" svg:height="0.31cm" svg:x="73.717cm" svg:y="31.528cm">
          <draw:text-box>
            <text:p text:style-name="P5"><text:span text:style-name="T2">Kaffestation</text:span></text:p>
          </draw:text-box>
        </draw:frame>
        <draw:frame draw:style-name="gr14" draw:text-style-name="P7" draw:layer="layout" svg:width="1.01cm" svg:height="0.31cm" svg:x="73.717cm" svg:y="31.901cm">
          <draw:text-box>
            <text:p text:style-name="P5"><text:span text:style-name="T2">6039-44</text:span></text:p>
          </draw:text-box>
        </draw:frame>
        <draw:frame draw:style-name="gr14" draw:text-style-name="P7" draw:layer="layout" svg:width="0.861cm" svg:height="0.31cm" svg:x="46.455cm" svg:y="33.289cm">
          <draw:text-box>
            <text:p text:style-name="P5"><text:span text:style-name="T2">Trappa</text:span></text:p>
          </draw:text-box>
        </draw:frame>
        <draw:frame draw:style-name="gr14" draw:text-style-name="P7" draw:layer="layout" svg:width="0.612cm" svg:height="0.31cm" svg:x="46.455cm" svg:y="33.662cm">
          <draw:text-box>
            <text:p text:style-name="P5"><text:span text:style-name="T2">6155</text:span></text:p>
          </draw:text-box>
        </draw:frame>
        <draw:frame draw:style-name="gr14" draw:text-style-name="P7" draw:layer="layout" svg:width="0.963cm" svg:height="0.31cm" svg:x="52.857cm" svg:y="32.371cm">
          <draw:text-box>
            <text:p text:style-name="P5"><text:span text:style-name="T2">Hisshall</text:span></text:p>
          </draw:text-box>
        </draw:frame>
        <draw:frame draw:style-name="gr14" draw:text-style-name="P7" draw:layer="layout" svg:width="0.794cm" svg:height="0.31cm" svg:x="52.857cm" svg:y="32.743cm">
          <draw:text-box>
            <text:p text:style-name="P5"><text:span text:style-name="T2">6152A</text:span></text:p>
          </draw:text-box>
        </draw:frame>
        <draw:frame draw:style-name="gr14" draw:text-style-name="P7" draw:layer="layout" svg:width="0.54cm" svg:height="0.31cm" svg:x="51.096cm" svg:y="29.215cm">
          <draw:text-box>
            <text:p text:style-name="P5"><text:span text:style-name="T2">Hiss</text:span></text:p>
          </draw:text-box>
        </draw:frame>
        <draw:frame draw:style-name="gr14" draw:text-style-name="P7" draw:layer="layout" svg:width="0.794cm" svg:height="0.31cm" svg:x="51.096cm" svg:y="29.587cm">
          <draw:text-box>
            <text:p text:style-name="P5"><text:span text:style-name="T2">6152B</text:span></text:p>
          </draw:text-box>
        </draw:frame>
        <draw:frame draw:style-name="gr14" draw:text-style-name="P7" draw:layer="layout" svg:width="0.54cm" svg:height="0.31cm" svg:x="53.272cm" svg:y="29.249cm">
          <draw:text-box>
            <text:p text:style-name="P5"><text:span text:style-name="T2">Hiss</text:span></text:p>
          </draw:text-box>
        </draw:frame>
        <draw:frame draw:style-name="gr14" draw:text-style-name="P7" draw:layer="layout" svg:width="0.811cm" svg:height="0.31cm" svg:x="53.272cm" svg:y="29.621cm">
          <draw:text-box>
            <text:p text:style-name="P5"><text:span text:style-name="T2">6152C</text:span></text:p>
          </draw:text-box>
        </draw:frame>
        <draw:frame draw:style-name="gr14" draw:text-style-name="P7" draw:layer="layout" svg:width="0.54cm" svg:height="0.31cm" svg:x="55.497cm" svg:y="29.211cm">
          <draw:text-box>
            <text:p text:style-name="P5"><text:span text:style-name="T2">Hiss</text:span></text:p>
          </draw:text-box>
        </draw:frame>
        <draw:frame draw:style-name="gr14" draw:text-style-name="P7" draw:layer="layout" svg:width="0.811cm" svg:height="0.31cm" svg:x="55.497cm" svg:y="29.585cm">
          <draw:text-box>
            <text:p text:style-name="P5"><text:span text:style-name="T2">6152D</text:span></text:p>
          </draw:text-box>
        </draw:frame>
        <draw:frame draw:style-name="gr14" draw:text-style-name="P7" draw:layer="layout" svg:width="0.675cm" svg:height="0.31cm" svg:x="50.933cm" svg:y="34.868cm">
          <draw:text-box>
            <text:p text:style-name="P5"><text:span text:style-name="T2">Sluss</text:span></text:p>
          </draw:text-box>
        </draw:frame>
        <draw:frame draw:style-name="gr14" draw:text-style-name="P7" draw:layer="layout" svg:width="0.612cm" svg:height="0.31cm" svg:x="50.933cm" svg:y="35.241cm">
          <draw:text-box>
            <text:p text:style-name="P5"><text:span text:style-name="T2">6353</text:span></text:p>
          </draw:text-box>
        </draw:frame>
        <draw:frame draw:style-name="gr14" draw:text-style-name="P7" draw:layer="layout" svg:width="1.153cm" svg:height="0.31cm" svg:x="51.494cm" svg:y="37.449cm">
          <draw:text-box>
            <text:p text:style-name="P5"><text:span text:style-name="T2">Trapphus</text:span></text:p>
          </draw:text-box>
        </draw:frame>
        <draw:frame draw:style-name="gr14" draw:text-style-name="P7" draw:layer="layout" svg:width="0.612cm" svg:height="0.31cm" svg:x="51.494cm" svg:y="37.821cm">
          <draw:text-box>
            <text:p text:style-name="P5"><text:span text:style-name="T2">6454</text:span></text:p>
          </draw:text-box>
        </draw:frame>
        <draw:frame draw:style-name="gr14" draw:text-style-name="P7" draw:layer="layout" svg:width="1.073cm" svg:height="0.31cm" svg:x="60.183cm" svg:y="31.533cm">
          <draw:text-box>
            <text:p text:style-name="P5"><text:span text:style-name="T2">Fläktrum</text:span></text:p>
          </draw:text-box>
        </draw:frame>
        <draw:frame draw:style-name="gr14" draw:text-style-name="P7" draw:layer="layout" svg:width="0.612cm" svg:height="0.31cm" svg:x="60.183cm" svg:y="31.905cm">
          <draw:text-box>
            <text:p text:style-name="P5"><text:span text:style-name="T2">6149</text:span></text:p>
          </draw:text-box>
        </draw:frame>
        <draw:frame draw:style-name="gr14" draw:text-style-name="P7" draw:layer="layout" svg:width="0.844cm" svg:height="0.31cm" svg:x="65.191cm" svg:y="30.817cm">
          <draw:text-box>
            <text:p text:style-name="P5"><text:span text:style-name="T2">Schakt</text:span></text:p>
          </draw:text-box>
        </draw:frame>
        <draw:frame draw:style-name="gr14" draw:text-style-name="P7" draw:layer="layout" svg:width="0.794cm" svg:height="0.31cm" svg:x="65.191cm" svg:y="31.192cm">
          <draw:text-box>
            <text:p text:style-name="P5"><text:span text:style-name="T2">6148A</text:span></text:p>
          </draw:text-box>
        </draw:frame>
        <draw:frame draw:style-name="gr14" draw:text-style-name="P7" draw:layer="layout" svg:width="0.844cm" svg:height="0.31cm" svg:x="63.415cm" svg:y="33.116cm">
          <draw:text-box>
            <text:p text:style-name="P5"><text:span text:style-name="T2">Schakt</text:span></text:p>
          </draw:text-box>
        </draw:frame>
        <draw:frame draw:style-name="gr14" draw:text-style-name="P7" draw:layer="layout" svg:width="0.794cm" svg:height="0.31cm" svg:x="63.415cm" svg:y="33.488cm">
          <draw:text-box>
            <text:p text:style-name="P5"><text:span text:style-name="T2">6148B</text:span></text:p>
          </draw:text-box>
        </draw:frame>
        <draw:frame draw:style-name="gr14" draw:text-style-name="P7" draw:layer="layout" svg:width="0.878cm" svg:height="0.31cm" svg:x="67.962cm" svg:y="30.112cm">
          <draw:text-box>
            <text:p text:style-name="P5"><text:span text:style-name="T2">RWC 1</text:span></text:p>
          </draw:text-box>
        </draw:frame>
        <draw:frame draw:style-name="gr14" draw:text-style-name="P7" draw:layer="layout" svg:width="0.794cm" svg:height="0.31cm" svg:x="67.962cm" svg:y="30.487cm">
          <draw:text-box>
            <text:p text:style-name="P5"><text:span text:style-name="T2">6146B</text:span></text:p>
          </draw:text-box>
        </draw:frame>
        <draw:frame draw:style-name="gr14" draw:text-style-name="P7" draw:layer="layout" svg:width="0.688cm" svg:height="0.31cm" svg:x="67.67cm" svg:y="32.72cm">
          <draw:text-box>
            <text:p text:style-name="P5"><text:span text:style-name="T2">TELE</text:span></text:p>
          </draw:text-box>
        </draw:frame>
        <draw:frame draw:style-name="gr14" draw:text-style-name="P7" draw:layer="layout" svg:width="0.612cm" svg:height="0.31cm" svg:x="67.67cm" svg:y="33.093cm">
          <draw:text-box>
            <text:p text:style-name="P5"><text:span text:style-name="T2">6147</text:span></text:p>
          </draw:text-box>
        </draw:frame>
        <draw:frame draw:style-name="gr14" draw:text-style-name="P7" draw:layer="layout" svg:width="0.891cm" svg:height="0.31cm" svg:x="69.435cm" svg:y="31.403cm">
          <draw:text-box>
            <text:p text:style-name="P5"><text:span text:style-name="T2">Förrum</text:span></text:p>
          </draw:text-box>
        </draw:frame>
        <draw:frame draw:style-name="gr14" draw:text-style-name="P7" draw:layer="layout" svg:width="0.794cm" svg:height="0.31cm" svg:x="69.435cm" svg:y="31.776cm">
          <draw:text-box>
            <text:p text:style-name="P5"><text:span text:style-name="T2">6146A</text:span></text:p>
          </draw:text-box>
        </draw:frame>
        <draw:frame draw:style-name="gr14" draw:text-style-name="P7" draw:layer="layout" svg:width="1.073cm" svg:height="0.31cm" svg:x="69.48cm" svg:y="34.752cm">
          <draw:text-box>
            <text:p text:style-name="P5"><text:span text:style-name="T2">Passage</text:span></text:p>
          </draw:text-box>
        </draw:frame>
        <draw:frame draw:style-name="gr14" draw:text-style-name="P7" draw:layer="layout" svg:width="0.612cm" svg:height="0.31cm" svg:x="69.48cm" svg:y="35.127cm">
          <draw:text-box>
            <text:p text:style-name="P5"><text:span text:style-name="T2">6345</text:span></text:p>
          </draw:text-box>
        </draw:frame>
        <draw:frame draw:style-name="gr14" draw:text-style-name="P7" draw:layer="layout" svg:width="0.565cm" svg:height="0.31cm" svg:x="71.584cm" svg:y="30.296cm">
          <draw:text-box>
            <text:p text:style-name="P5"><text:span text:style-name="T2">Städ</text:span></text:p>
          </draw:text-box>
        </draw:frame>
        <draw:frame draw:style-name="gr14" draw:text-style-name="P7" draw:layer="layout" svg:width="0.811cm" svg:height="0.31cm" svg:x="71.584cm" svg:y="30.669cm">
          <draw:text-box>
            <text:p text:style-name="P5"><text:span text:style-name="T2">6146C</text:span></text:p>
          </draw:text-box>
        </draw:frame>
        <draw:frame draw:style-name="gr14" draw:text-style-name="P7" draw:layer="layout" svg:width="0.688cm" svg:height="0.31cm" svg:x="71.366cm" svg:y="31.124cm">
          <draw:text-box>
            <text:p text:style-name="P5"><text:span text:style-name="T2">WC 1</text:span></text:p>
          </draw:text-box>
        </draw:frame>
        <draw:frame draw:style-name="gr14" draw:text-style-name="P7" draw:layer="layout" svg:width="0.811cm" svg:height="0.31cm" svg:x="71.366cm" svg:y="31.497cm">
          <draw:text-box>
            <text:p text:style-name="P5"><text:span text:style-name="T2">6146D</text:span></text:p>
          </draw:text-box>
        </draw:frame>
        <draw:frame draw:style-name="gr14" draw:text-style-name="P7" draw:layer="layout" svg:width="0.688cm" svg:height="0.31cm" svg:x="71.344cm" svg:y="32.231cm">
          <draw:text-box>
            <text:p text:style-name="P5"><text:span text:style-name="T2">WC 1</text:span></text:p>
          </draw:text-box>
        </draw:frame>
        <draw:frame draw:style-name="gr14" draw:text-style-name="P7" draw:layer="layout" svg:width="0.794cm" svg:height="0.31cm" svg:x="71.344cm" svg:y="32.604cm">
          <draw:text-box>
            <text:p text:style-name="P5"><text:span text:style-name="T2">6146E</text:span></text:p>
          </draw:text-box>
        </draw:frame>
        <draw:frame draw:style-name="gr14" draw:text-style-name="P7" draw:layer="layout" svg:width="0.535cm" svg:height="0.31cm" svg:x="72.039cm" svg:y="33.34cm">
          <draw:text-box>
            <text:p text:style-name="P5"><text:span text:style-name="T2">ELC</text:span></text:p>
          </draw:text-box>
        </draw:frame>
        <draw:frame draw:style-name="gr14" draw:text-style-name="P7" draw:layer="layout" svg:width="0.612cm" svg:height="0.31cm" svg:x="72.039cm" svg:y="33.715cm">
          <draw:text-box>
            <text:p text:style-name="P5"><text:span text:style-name="T2">6145</text:span></text:p>
          </draw:text-box>
        </draw:frame>
        <draw:frame draw:style-name="gr14" draw:text-style-name="P7" draw:layer="layout" svg:width="0.612cm" svg:height="0.31cm" svg:x="75.121cm" svg:y="36.56cm">
          <draw:text-box>
            <text:p text:style-name="P5"><text:span text:style-name="T2">Möte</text:span></text:p>
          </draw:text-box>
        </draw:frame>
        <draw:frame draw:style-name="gr14" draw:text-style-name="P7" draw:layer="layout" svg:width="0.612cm" svg:height="0.31cm" svg:x="75.121cm" svg:y="36.932cm">
          <draw:text-box>
            <text:p text:style-name="P5"><text:span text:style-name="T2">6041</text:span></text:p>
          </draw:text-box>
        </draw:frame>
        <draw:frame draw:style-name="gr14" draw:text-style-name="P7" draw:layer="layout" svg:width="0.612cm" svg:height="0.31cm" svg:x="72.619cm" svg:y="42.404cm">
          <draw:text-box>
            <text:p text:style-name="P5"><text:span text:style-name="T2">Möte</text:span></text:p>
          </draw:text-box>
        </draw:frame>
        <draw:polygon draw:style-name="gr3" draw:text-style-name="P3" draw:layer="layout" svg:width="0.542cm" svg:height="0.413cm" svg:x="69.911cm" svg:y="43.958cm" svg:viewBox="0 0 543 414" draw:points="0,3 541,0 543,412 2,414">
          <text:p/>
        </draw:polygon>
        <draw:polygon draw:style-name="gr6" draw:text-style-name="P1" draw:layer="layout" svg:width="0.542cm" svg:height="0.413cm" svg:x="69.911cm" svg:y="43.958cm" svg:viewBox="0 0 543 414" draw:points="0,3 541,0 543,412 2,414">
          <text:p/>
        </draw:polygon>
        <draw:polygon draw:style-name="gr3" draw:text-style-name="P3" draw:layer="layout" svg:width="0.392cm" svg:height="0.076cm" svg:x="69.987cm" svg:y="44.445cm" svg:viewBox="0 0 393 77" draw:points="0,77 0,0 391,0 393,75">
          <text:p/>
        </draw:polygon>
        <draw:polygon draw:style-name="gr6" draw:text-style-name="P1" draw:layer="layout" svg:width="0.392cm" svg:height="0.076cm" svg:x="69.987cm" svg:y="44.445cm" svg:viewBox="0 0 393 77" draw:points="0,77 0,0 391,0 393,75">
          <text:p/>
        </draw:polygon>
        <draw:polygon draw:style-name="gr3" draw:text-style-name="P3" draw:layer="layout" svg:width="0.076cm" svg:height="0.076cm" svg:x="70.144cm" svg:y="44.369cm" svg:viewBox="0 0 77 77" draw:points="77,0 77,77 2,77 0,2">
          <text:p/>
        </draw:polygon>
        <draw:polygon draw:style-name="gr6" draw:text-style-name="P1" draw:layer="layout" svg:width="0.076cm" svg:height="0.076cm" svg:x="70.144cm" svg:y="44.369cm" svg:viewBox="0 0 77 77" draw:points="77,0 77,77 2,77 0,2">
          <text:p/>
        </draw:polygon>
        <draw:polygon draw:style-name="gr3" draw:text-style-name="P3" draw:layer="layout" svg:width="2.739cm" svg:height="1.52cm" svg:x="67.648cm" svg:y="25.92cm" svg:viewBox="0 0 2740 1521" draw:points="0,0 0,1521 2740,1521 2740,0">
          <text:p/>
        </draw:polygon>
        <draw:line draw:style-name="gr6" draw:text-style-name="P1" draw:layer="layout" svg:x1="67.648cm" svg:y1="25.92cm" svg:x2="67.648cm" svg:y2="27.44cm">
          <text:p/>
        </draw:line>
        <draw:line draw:style-name="gr6" draw:text-style-name="P1" draw:layer="layout" svg:x1="70.387cm" svg:y1="25.92cm" svg:x2="67.648cm" svg:y2="25.92cm">
          <text:p/>
        </draw:line>
        <draw:line draw:style-name="gr6" draw:text-style-name="P1" draw:layer="layout" svg:x1="70.387cm" svg:y1="27.44cm" svg:x2="70.387cm" svg:y2="25.92cm">
          <text:p/>
        </draw:line>
        <draw:line draw:style-name="gr6" draw:text-style-name="P1" draw:layer="layout" svg:x1="67.648cm" svg:y1="27.44cm" svg:x2="70.387cm" svg:y2="27.44cm">
          <text:p/>
        </draw:line>
        <draw:polygon draw:style-name="gr3" draw:text-style-name="P3" draw:layer="layout" svg:width="1.2cm" svg:height="1.4cm" svg:x="76.172cm" svg:y="29.734cm" svg:viewBox="0 0 1201 1401" draw:points="0,0 0,1401 1201,1401 1201,0">
          <text:p/>
        </draw:polygon>
        <draw:line draw:style-name="gr6" draw:text-style-name="P1" draw:layer="layout" svg:x1="76.172cm" svg:y1="29.734cm" svg:x2="76.172cm" svg:y2="31.134cm">
          <text:p/>
        </draw:line>
        <draw:line draw:style-name="gr6" draw:text-style-name="P1" draw:layer="layout" svg:x1="77.372cm" svg:y1="29.734cm" svg:x2="76.172cm" svg:y2="29.734cm">
          <text:p/>
        </draw:line>
        <draw:line draw:style-name="gr6" draw:text-style-name="P1" draw:layer="layout" svg:x1="77.372cm" svg:y1="31.134cm" svg:x2="77.372cm" svg:y2="29.734cm">
          <text:p/>
        </draw:line>
        <draw:line draw:style-name="gr6" draw:text-style-name="P1" draw:layer="layout" svg:x1="76.172cm" svg:y1="31.134cm" svg:x2="77.372cm" svg:y2="31.134cm">
          <text:p/>
        </draw:line>
        <draw:path draw:style-name="gr3" draw:text-style-name="P3" draw:layer="layout" svg:width="0.38cm" svg:height="0.381cm" svg:x="77.427cm" svg:y="32.26cm" svg:viewBox="0 0 381 382" svg:d="M190 0l-39 4-38 13c-169 82-143 316 38 360l41 5 40-5c178-43 203-283 36-360l-38-13z">
          <text:p/>
        </draw:path>
        <draw:path draw:style-name="gr6" draw:text-style-name="P1" draw:layer="layout" svg:width="0.379cm" svg:height="0.381cm" svg:x="77.427cm" svg:y="32.26cm" svg:viewBox="0 0 380 382" svg:d="M189 0c106 0 191 84 191 190 2 104-85 192-189 192-106 0-191-86-191-192 0-104 85-188 189-190z">
          <text:p/>
        </draw:path>
        <draw:path draw:style-name="gr3" draw:text-style-name="P3" draw:layer="layout" svg:width="0.38cm" svg:height="0.379cm" svg:x="75.757cm" svg:y="32.274cm" svg:viewBox="0 0 381 380" svg:d="M189 0l-39 5-38 10c-166 84-144 317 38 361l41 4 40-4c181-41 203-283 37-361l-39-12z">
          <text:p/>
        </draw:path>
        <draw:path draw:style-name="gr6" draw:text-style-name="P1" draw:layer="layout" svg:width="0.379cm" svg:height="0.379cm" svg:x="75.757cm" svg:y="32.274cm" svg:viewBox="0 0 380 380" svg:d="M190 0c105-2 190 84 190 190 2 104-83 190-188 190-104 0-192-84-192-188 0-106 86-192 190-192z">
          <text:p/>
        </draw:path>
        <draw:path draw:style-name="gr3" draw:text-style-name="P3" draw:layer="layout" svg:width="0.38cm" svg:height="0.379cm" svg:x="77.427cm" svg:y="31.521cm" svg:viewBox="0 0 381 380" svg:d="M190 0l-39 4-38 11c-168 82-144 318 38 361l41 4 40-4c179-42 203-284 36-361l-38-13z">
          <text:p/>
        </draw:path>
        <draw:path draw:style-name="gr6" draw:text-style-name="P1" draw:layer="layout" svg:width="0.379cm" svg:height="0.379cm" svg:x="77.427cm" svg:y="31.521cm" svg:viewBox="0 0 380 380" svg:d="M189 0c106-2 191 83 191 189 2 104-85 191-189 191-106 0-191-85-191-189 0-105 85-191 189-191z">
          <text:p/>
        </draw:path>
        <draw:path draw:style-name="gr3" draw:text-style-name="P3" draw:layer="layout" svg:width="0.38cm" svg:height="0.379cm" svg:x="75.757cm" svg:y="31.521cm" svg:viewBox="0 0 381 380" svg:d="M189 0l-39 4-38 11c-166 82-144 317 38 361l41 4 40-4c181-42 203-283 37-361l-39-13z">
          <text:p/>
        </draw:path>
        <draw:path draw:style-name="gr6" draw:text-style-name="P1" draw:layer="layout" svg:width="0.379cm" svg:height="0.379cm" svg:x="75.757cm" svg:y="31.521cm" svg:viewBox="0 0 380 380" svg:d="M190 0c105-2 190 83 190 189 2 104-83 191-188 191-104 0-192-85-192-189 0-105 86-191 190-191z">
          <text:p/>
        </draw:path>
        <draw:path draw:style-name="gr3" draw:text-style-name="P3" draw:layer="layout" svg:width="0.379cm" svg:height="0.381cm" svg:x="77.427cm" svg:y="30.628cm" svg:viewBox="0 0 380 382" svg:d="M190 0l-39 4-38 13c-169 80-143 318 38 360l41 5 40-5c177-42 203-284 36-360l-38-13z">
          <text:p/>
        </draw:path>
        <draw:path draw:style-name="gr6" draw:text-style-name="P1" draw:layer="layout" svg:width="0.379cm" svg:height="0.381cm" svg:x="77.427cm" svg:y="30.628cm" svg:viewBox="0 0 380 382" svg:d="M189 0c106 0 191 85 191 189 2 106-85 191-189 193-106 0-191-85-191-191 0-104 85-191 189-191z">
          <text:p/>
        </draw:path>
        <draw:path draw:style-name="gr3" draw:text-style-name="P3" draw:layer="layout" svg:width="0.38cm" svg:height="0.381cm" svg:x="75.757cm" svg:y="30.64cm" svg:viewBox="0 0 381 382" svg:d="M190 0l-39 5-38 12c-167 85-143 315 38 361l41 4 40-4c181-40 203-284 37-361l-39-12z">
          <text:p/>
        </draw:path>
        <draw:path draw:style-name="gr6" draw:text-style-name="P1" draw:layer="layout" svg:width="0.379cm" svg:height="0.381cm" svg:x="75.757cm" svg:y="30.64cm" svg:viewBox="0 0 380 382" svg:d="M190 0c105 0 190 86 190 192 2 104-83 190-188 190-104 0-192-84-192-190 0-104 86-190 190-192z">
          <text:p/>
        </draw:path>
        <draw:path draw:style-name="gr3" draw:text-style-name="P3" draw:layer="layout" svg:width="0.38cm" svg:height="0.381cm" svg:x="77.427cm" svg:y="29.982cm" svg:viewBox="0 0 381 382" svg:d="M190 0l-39 4-38 13c-169 80-143 318 38 361l41 4 40-4c177-43 204-285 36-361l-38-13z">
          <text:p/>
        </draw:path>
        <draw:path draw:style-name="gr6" draw:text-style-name="P1" draw:layer="layout" svg:width="0.379cm" svg:height="0.381cm" svg:x="77.427cm" svg:y="29.982cm" svg:viewBox="0 0 380 382" svg:d="M189 0c106 0 191 85 191 188 2 106-85 192-189 194-106 0-191-86-191-191 0-104 85-191 189-191z">
          <text:p/>
        </draw:path>
        <draw:path draw:style-name="gr3" draw:text-style-name="P3" draw:layer="layout" svg:width="0.381cm" svg:height="0.381cm" svg:x="75.757cm" svg:y="29.995cm" svg:viewBox="0 0 382 382" svg:d="M190 0l-39 4-38 13c-168 83-144 315 38 361l41 4 40-4c181-45 203-283 36-361l-38-13z">
          <text:p/>
        </draw:path>
        <draw:path draw:style-name="gr6" draw:text-style-name="P1" draw:layer="layout" svg:width="0.379cm" svg:height="0.381cm" svg:x="75.757cm" svg:y="29.995cm" svg:viewBox="0 0 380 382" svg:d="M190 0c105 0 190 84 190 190 2 104-83 192-188 192-104 0-192-85-192-192 0-103 86-188 190-190z">
          <text:p/>
        </draw:path>
        <draw:polygon draw:style-name="gr3" draw:text-style-name="P3" draw:layer="layout" svg:width="0.698cm" svg:height="1.2cm" svg:x="36.669cm" svg:y="13.03cm" svg:viewBox="0 0 699 1201" draw:points="0,0 0,1201 699,1201 699,0">
          <text:p/>
        </draw:polygon>
        <draw:line draw:style-name="gr6" draw:text-style-name="P1" draw:layer="layout" svg:x1="36.669cm" svg:y1="14.23cm" svg:x2="37.367cm" svg:y2="14.23cm">
          <text:p/>
        </draw:line>
        <draw:line draw:style-name="gr6" draw:text-style-name="P1" draw:layer="layout" svg:x1="36.669cm" svg:y1="13.03cm" svg:x2="36.669cm" svg:y2="14.23cm">
          <text:p/>
        </draw:line>
        <draw:line draw:style-name="gr6" draw:text-style-name="P1" draw:layer="layout" svg:x1="37.367cm" svg:y1="13.03cm" svg:x2="36.669cm" svg:y2="13.03cm">
          <text:p/>
        </draw:line>
        <draw:line draw:style-name="gr6" draw:text-style-name="P1" draw:layer="layout" svg:x1="37.367cm" svg:y1="14.23cm" svg:x2="37.367cm" svg:y2="13.03cm">
          <text:p/>
        </draw:line>
        <draw:polygon draw:style-name="gr3" draw:text-style-name="P3" draw:layer="layout" svg:width="0.798cm" svg:height="1.2cm" svg:x="71.96cm" svg:y="36.459cm" svg:viewBox="0 0 799 1201" draw:points="0,0 0,1201 799,1201 799,0">
          <text:p/>
        </draw:polygon>
        <draw:polygon draw:style-name="gr6" draw:text-style-name="P1" draw:layer="layout" svg:width="0.798cm" svg:height="1.2cm" svg:x="71.96cm" svg:y="36.459cm" svg:viewBox="0 0 799 1201" draw:points="799,0 799,1201 0,1201 0,0">
          <text:p/>
        </draw:polygon>
        <draw:polygon draw:style-name="gr3" draw:text-style-name="P3" draw:layer="layout" svg:width="0.425cm" svg:height="0.552cm" svg:x="20.381cm" svg:y="21.867cm" svg:viewBox="0 0 426 553" draw:points="0,12 15,553 426,541 412,0">
          <text:p/>
        </draw:polygon>
        <draw:line draw:style-name="gr6" draw:text-style-name="P1" draw:layer="layout" svg:x1="20.793cm" svg:y1="21.867cm" svg:x2="20.381cm" svg:y2="21.88cm">
          <text:p/>
        </draw:line>
        <draw:line draw:style-name="gr6" draw:text-style-name="P1" draw:layer="layout" svg:x1="20.807cm" svg:y1="22.408cm" svg:x2="20.792cm" svg:y2="21.867cm">
          <text:p/>
        </draw:line>
        <draw:line draw:style-name="gr6" draw:text-style-name="P1" draw:layer="layout" svg:x1="20.396cm" svg:y1="22.42cm" svg:x2="20.807cm" svg:y2="22.407cm">
          <text:p/>
        </draw:line>
        <draw:line draw:style-name="gr6" draw:text-style-name="P1" draw:layer="layout" svg:x1="20.381cm" svg:y1="21.879cm" svg:x2="20.397cm" svg:y2="22.42cm">
          <text:p/>
        </draw:line>
        <draw:polygon draw:style-name="gr3" draw:text-style-name="P3" draw:layer="layout" svg:width="0.087cm" svg:height="0.391cm" svg:x="20.868cm" svg:y="21.939cm" svg:viewBox="0 0 88 392" draw:points="77,0 0,2 10,392 88,390">
          <text:p/>
        </draw:polygon>
        <draw:line draw:style-name="gr6" draw:text-style-name="P1" draw:layer="layout" svg:x1="20.957cm" svg:y1="22.329cm" svg:x2="20.944cm" svg:y2="21.939cm">
          <text:p/>
        </draw:line>
        <draw:line draw:style-name="gr6" draw:text-style-name="P1" draw:layer="layout" svg:x1="20.878cm" svg:y1="22.331cm" svg:x2="20.956cm" svg:y2="22.328cm">
          <text:p/>
        </draw:line>
        <draw:line draw:style-name="gr6" draw:text-style-name="P1" draw:layer="layout" svg:x1="20.868cm" svg:y1="21.941cm" svg:x2="20.879cm" svg:y2="22.331cm">
          <text:p/>
        </draw:line>
        <draw:line draw:style-name="gr6" draw:text-style-name="P1" draw:layer="layout" svg:x1="20.945cm" svg:y1="21.939cm" svg:x2="20.868cm" svg:y2="21.942cm">
          <text:p/>
        </draw:line>
        <draw:polygon draw:style-name="gr3" draw:text-style-name="P3" draw:layer="layout" svg:width="0.076cm" svg:height="0.076cm" svg:x="20.798cm" svg:y="22.098cm" svg:viewBox="0 0 77 77" draw:points="2,77 77,75 75,0 0,2">
          <text:p/>
        </draw:polygon>
        <draw:line draw:style-name="gr6" draw:text-style-name="P1" draw:layer="layout" svg:x1="20.798cm" svg:y1="22.1cm" svg:x2="20.801cm" svg:y2="22.175cm">
          <text:p/>
        </draw:line>
        <draw:line draw:style-name="gr6" draw:text-style-name="P1" draw:layer="layout" svg:x1="20.873cm" svg:y1="22.098cm" svg:x2="20.798cm" svg:y2="22.101cm">
          <text:p/>
        </draw:line>
        <draw:line draw:style-name="gr6" draw:text-style-name="P1" draw:layer="layout" svg:x1="20.875cm" svg:y1="22.173cm" svg:x2="20.872cm" svg:y2="22.098cm">
          <text:p/>
        </draw:line>
        <draw:line draw:style-name="gr6" draw:text-style-name="P1" draw:layer="layout" svg:x1="20.8cm" svg:y1="22.175cm" svg:x2="20.875cm" svg:y2="22.172cm">
          <text:p/>
        </draw:line>
        <draw:polygon draw:style-name="gr3" draw:text-style-name="P3" draw:layer="layout" svg:width="0.425cm" svg:height="0.552cm" svg:x="17.771cm" svg:y="21.816cm" svg:viewBox="0 0 426 553" draw:points="0,13 15,553 426,540 412,0">
          <text:p/>
        </draw:polygon>
        <draw:line draw:style-name="gr6" draw:text-style-name="P1" draw:layer="layout" svg:x1="18.183cm" svg:y1="21.816cm" svg:x2="17.771cm" svg:y2="21.83cm">
          <text:p/>
        </draw:line>
        <draw:line draw:style-name="gr6" draw:text-style-name="P1" draw:layer="layout" svg:x1="18.197cm" svg:y1="22.357cm" svg:x2="18.182cm" svg:y2="21.816cm">
          <text:p/>
        </draw:line>
        <draw:line draw:style-name="gr6" draw:text-style-name="P1" draw:layer="layout" svg:x1="17.786cm" svg:y1="22.369cm" svg:x2="18.197cm" svg:y2="22.356cm">
          <text:p/>
        </draw:line>
        <draw:line draw:style-name="gr6" draw:text-style-name="P1" draw:layer="layout" svg:x1="17.771cm" svg:y1="21.829cm" svg:x2="17.787cm" svg:y2="22.369cm">
          <text:p/>
        </draw:line>
        <draw:polygon draw:style-name="gr3" draw:text-style-name="P3" draw:layer="layout" svg:width="0.087cm" svg:height="0.392cm" svg:x="18.258cm" svg:y="21.888cm" svg:viewBox="0 0 88 393" draw:points="77,0 0,2 10,393 88,390">
          <text:p/>
        </draw:polygon>
        <draw:line draw:style-name="gr6" draw:text-style-name="P1" draw:layer="layout" svg:x1="18.347cm" svg:y1="22.278cm" svg:x2="18.334cm" svg:y2="21.888cm">
          <text:p/>
        </draw:line>
        <draw:line draw:style-name="gr6" draw:text-style-name="P1" draw:layer="layout" svg:x1="18.268cm" svg:y1="22.281cm" svg:x2="18.346cm" svg:y2="22.277cm">
          <text:p/>
        </draw:line>
        <draw:line draw:style-name="gr6" draw:text-style-name="P1" draw:layer="layout" svg:x1="18.258cm" svg:y1="21.89cm" svg:x2="18.269cm" svg:y2="22.281cm">
          <text:p/>
        </draw:line>
        <draw:line draw:style-name="gr6" draw:text-style-name="P1" draw:layer="layout" svg:x1="18.335cm" svg:y1="21.888cm" svg:x2="18.258cm" svg:y2="21.891cm">
          <text:p/>
        </draw:line>
        <draw:polygon draw:style-name="gr3" draw:text-style-name="P3" draw:layer="layout" svg:width="0.076cm" svg:height="0.076cm" svg:x="18.188cm" svg:y="22.047cm" svg:viewBox="0 0 77 77" draw:points="2,77 77,75 75,0 0,2">
          <text:p/>
        </draw:polygon>
        <draw:line draw:style-name="gr6" draw:text-style-name="P1" draw:layer="layout" svg:x1="18.188cm" svg:y1="22.049cm" svg:x2="18.191cm" svg:y2="22.124cm">
          <text:p/>
        </draw:line>
        <draw:line draw:style-name="gr6" draw:text-style-name="P1" draw:layer="layout" svg:x1="18.263cm" svg:y1="22.047cm" svg:x2="18.188cm" svg:y2="22.05cm">
          <text:p/>
        </draw:line>
        <draw:line draw:style-name="gr6" draw:text-style-name="P1" draw:layer="layout" svg:x1="18.265cm" svg:y1="22.122cm" svg:x2="18.262cm" svg:y2="22.047cm">
          <text:p/>
        </draw:line>
        <draw:line draw:style-name="gr6" draw:text-style-name="P1" draw:layer="layout" svg:x1="18.19cm" svg:y1="22.124cm" svg:x2="18.265cm" svg:y2="22.121cm">
          <text:p/>
        </draw:line>
        <draw:polygon draw:style-name="gr3" draw:text-style-name="P3" draw:layer="layout" svg:width="0.426cm" svg:height="0.55cm" svg:x="12.57cm" svg:y="21.854cm" svg:viewBox="0 0 427 551" draw:points="0,11 15,551 427,541 412,0">
          <text:p/>
        </draw:polygon>
        <draw:line draw:style-name="gr6" draw:text-style-name="P1" draw:layer="layout" svg:x1="12.982cm" svg:y1="21.854cm" svg:x2="12.57cm" svg:y2="21.867cm">
          <text:p/>
        </draw:line>
        <draw:line draw:style-name="gr6" draw:text-style-name="P1" draw:layer="layout" svg:x1="12.997cm" svg:y1="22.395cm" svg:x2="12.981cm" svg:y2="21.854cm">
          <text:p/>
        </draw:line>
        <draw:line draw:style-name="gr6" draw:text-style-name="P1" draw:layer="layout" svg:x1="12.585cm" svg:y1="22.405cm" svg:x2="12.997cm" svg:y2="22.394cm">
          <text:p/>
        </draw:line>
        <draw:line draw:style-name="gr6" draw:text-style-name="P1" draw:layer="layout" svg:x1="12.57cm" svg:y1="21.865cm" svg:x2="12.586cm" svg:y2="22.405cm">
          <text:p/>
        </draw:line>
        <draw:polygon draw:style-name="gr3" draw:text-style-name="P3" draw:layer="layout" svg:width="0.087cm" svg:height="0.392cm" svg:x="13.057cm" svg:y="21.924cm" svg:viewBox="0 0 88 393" draw:points="75,0 0,2 11,393 88,390">
          <text:p/>
        </draw:polygon>
        <draw:line draw:style-name="gr6" draw:text-style-name="P1" draw:layer="layout" svg:x1="13.145cm" svg:y1="22.314cm" svg:x2="13.131cm" svg:y2="21.924cm">
          <text:p/>
        </draw:line>
        <draw:line draw:style-name="gr6" draw:text-style-name="P1" draw:layer="layout" svg:x1="13.068cm" svg:y1="22.317cm" svg:x2="13.145cm" svg:y2="22.313cm">
          <text:p/>
        </draw:line>
        <draw:line draw:style-name="gr6" draw:text-style-name="P1" draw:layer="layout" svg:x1="13.057cm" svg:y1="21.926cm" svg:x2="13.069cm" svg:y2="22.317cm">
          <text:p/>
        </draw:line>
        <draw:line draw:style-name="gr6" draw:text-style-name="P1" draw:layer="layout" svg:x1="13.132cm" svg:y1="21.924cm" svg:x2="13.057cm" svg:y2="21.927cm">
          <text:p/>
        </draw:line>
        <draw:polygon draw:style-name="gr3" draw:text-style-name="P3" draw:layer="layout" svg:width="0.077cm" svg:height="0.076cm" svg:x="12.987cm" svg:y="22.085cm" svg:viewBox="0 0 78 77" draw:points="2,77 78,75 75,0 0,2">
          <text:p/>
        </draw:polygon>
        <draw:line draw:style-name="gr6" draw:text-style-name="P1" draw:layer="layout" svg:x1="12.987cm" svg:y1="22.087cm" svg:x2="12.99cm" svg:y2="22.162cm">
          <text:p/>
        </draw:line>
        <draw:line draw:style-name="gr6" draw:text-style-name="P1" draw:layer="layout" svg:x1="13.062cm" svg:y1="22.085cm" svg:x2="12.987cm" svg:y2="22.088cm">
          <text:p/>
        </draw:line>
        <draw:line draw:style-name="gr6" draw:text-style-name="P1" draw:layer="layout" svg:x1="13.065cm" svg:y1="22.16cm" svg:x2="13.061cm" svg:y2="22.085cm">
          <text:p/>
        </draw:line>
        <draw:line draw:style-name="gr6" draw:text-style-name="P1" draw:layer="layout" svg:x1="12.989cm" svg:y1="22.162cm" svg:x2="13.065cm" svg:y2="22.159cm">
          <text:p/>
        </draw:line>
        <draw:polygon draw:style-name="gr3" draw:text-style-name="P3" draw:layer="layout" svg:width="0.801cm" svg:height="1.201cm" svg:x="17.07cm" svg:y="21.388cm" svg:viewBox="0 0 802 1202" draw:points="0,0 0,1202 802,1202 802,0">
          <text:p/>
        </draw:polygon>
        <draw:line draw:style-name="gr6" draw:text-style-name="P1" draw:layer="layout" svg:x1="17.07cm" svg:y1="21.388cm" svg:x2="17.07cm" svg:y2="22.589cm">
          <text:p/>
        </draw:line>
        <draw:line draw:style-name="gr6" draw:text-style-name="P1" draw:layer="layout" svg:x1="17.871cm" svg:y1="21.388cm" svg:x2="17.07cm" svg:y2="21.388cm">
          <text:p/>
        </draw:line>
        <draw:line draw:style-name="gr6" draw:text-style-name="P1" draw:layer="layout" svg:x1="17.871cm" svg:y1="22.589cm" svg:x2="17.871cm" svg:y2="21.388cm">
          <text:p/>
        </draw:line>
        <draw:line draw:style-name="gr6" draw:text-style-name="P1" draw:layer="layout" svg:x1="17.07cm" svg:y1="22.589cm" svg:x2="17.871cm" svg:y2="22.589cm">
          <text:p/>
        </draw:line>
        <draw:polygon draw:style-name="gr3" draw:text-style-name="P3" draw:layer="layout" svg:width="0.8cm" svg:height="1.2cm" svg:x="19.668cm" svg:y="21.365cm" svg:viewBox="0 0 801 1201" draw:points="0,0 0,1201 801,1201 801,0">
          <text:p/>
        </draw:polygon>
        <draw:line draw:style-name="gr6" draw:text-style-name="P1" draw:layer="layout" svg:x1="19.668cm" svg:y1="21.365cm" svg:x2="19.668cm" svg:y2="22.565cm">
          <text:p/>
        </draw:line>
        <draw:line draw:style-name="gr6" draw:text-style-name="P1" draw:layer="layout" svg:x1="20.468cm" svg:y1="21.365cm" svg:x2="19.668cm" svg:y2="21.365cm">
          <text:p/>
        </draw:line>
        <draw:line draw:style-name="gr6" draw:text-style-name="P1" draw:layer="layout" svg:x1="20.468cm" svg:y1="22.565cm" svg:x2="20.468cm" svg:y2="21.365cm">
          <text:p/>
        </draw:line>
        <draw:line draw:style-name="gr6" draw:text-style-name="P1" draw:layer="layout" svg:x1="19.668cm" svg:y1="22.565cm" svg:x2="20.468cm" svg:y2="22.565cm">
          <text:p/>
        </draw:line>
        <draw:polygon draw:style-name="gr3" draw:text-style-name="P3" draw:layer="layout" svg:width="0.539cm" svg:height="0.409cm" svg:x="6.079cm" svg:y="19.187cm" svg:viewBox="0 0 540 410" draw:points="0,0 0,410 540,410 540,0">
          <text:p/>
        </draw:polygon>
        <draw:polygon draw:style-name="gr6" draw:text-style-name="P1" draw:layer="layout" svg:width="0.539cm" svg:height="0.409cm" svg:x="6.079cm" svg:y="19.187cm" svg:viewBox="0 0 540 410" draw:points="0,0 540,0 540,410 0,410">
          <text:p/>
        </draw:polygon>
        <draw:polygon draw:style-name="gr3" draw:text-style-name="P3" draw:layer="layout" svg:width="0.391cm" svg:height="0.074cm" svg:x="6.153cm" svg:y="19.672cm" svg:viewBox="0 0 392 75" draw:points="0,0 0,75 392,75 392,0">
          <text:p/>
        </draw:polygon>
        <draw:polygon draw:style-name="gr6" draw:text-style-name="P1" draw:layer="layout" svg:width="0.391cm" svg:height="0.074cm" svg:x="6.153cm" svg:y="19.672cm" svg:viewBox="0 0 392 75" draw:points="0,75 0,0 392,0 392,75">
          <text:p/>
        </draw:polygon>
        <draw:polygon draw:style-name="gr3" draw:text-style-name="P3" draw:layer="layout" svg:width="0.074cm" svg:height="0.076cm" svg:x="6.311cm" svg:y="19.596cm" svg:viewBox="0 0 75 77" draw:points="0,0 0,77 75,77 75,0">
          <text:p/>
        </draw:polygon>
        <draw:polygon draw:style-name="gr6" draw:text-style-name="P1" draw:layer="layout" svg:width="0.074cm" svg:height="0.076cm" svg:x="6.311cm" svg:y="19.596cm" svg:viewBox="0 0 75 77" draw:points="75,0 75,77 0,77 0,0">
          <text:p/>
        </draw:polygon>
        <draw:polygon draw:style-name="gr3" draw:text-style-name="P3" draw:layer="layout" svg:width="0.699cm" svg:height="1.201cm" svg:x="48.549cm" svg:y="36.592cm" svg:viewBox="0 0 700 1202" draw:points="0,0 0,1202 700,1202 700,0">
          <text:p/>
        </draw:polygon>
        <draw:line draw:style-name="gr6" draw:text-style-name="P1" draw:layer="layout" svg:x1="48.549cm" svg:y1="37.793cm" svg:x2="49.248cm" svg:y2="37.793cm">
          <text:p/>
        </draw:line>
        <draw:line draw:style-name="gr6" draw:text-style-name="P1" draw:layer="layout" svg:x1="48.549cm" svg:y1="36.592cm" svg:x2="48.549cm" svg:y2="37.793cm">
          <text:p/>
        </draw:line>
        <draw:line draw:style-name="gr6" draw:text-style-name="P1" draw:layer="layout" svg:x1="49.248cm" svg:y1="36.592cm" svg:x2="48.549cm" svg:y2="36.592cm">
          <text:p/>
        </draw:line>
        <draw:line draw:style-name="gr6" draw:text-style-name="P1" draw:layer="layout" svg:x1="49.248cm" svg:y1="37.793cm" svg:x2="49.248cm" svg:y2="36.592cm">
          <text:p/>
        </draw:line>
        <draw:polygon draw:style-name="gr3" draw:text-style-name="P3" draw:layer="layout" svg:width="0.701cm" svg:height="1.2cm" svg:x="47.514cm" svg:y="41.683cm" svg:viewBox="0 0 702 1201" draw:points="0,0 0,1201 702,1201 702,0">
          <text:p/>
        </draw:polygon>
        <draw:polygon draw:style-name="gr6" draw:text-style-name="P1" draw:layer="layout" svg:width="0.701cm" svg:height="1.2cm" svg:x="47.514cm" svg:y="41.683cm" svg:viewBox="0 0 702 1201" draw:points="0,1201 0,0 702,0 702,1201">
          <text:p/>
        </draw:polygon>
        <draw:polygon draw:style-name="gr3" draw:text-style-name="P3" draw:layer="layout" svg:width="1.202cm" svg:height="1.756cm" svg:x="16.412cm" svg:y="25.584cm" svg:viewBox="0 0 1203 1757" draw:points="771,0 0,216 432,1757 1203,1541">
          <text:p/>
        </draw:polygon>
        <draw:line draw:style-name="gr6" draw:text-style-name="P1" draw:layer="layout" svg:x1="17.615cm" svg:y1="27.126cm" svg:x2="17.183cm" svg:y2="25.584cm">
          <text:p/>
        </draw:line>
        <draw:line draw:style-name="gr6" draw:text-style-name="P1" draw:layer="layout" svg:x1="16.844cm" svg:y1="27.341cm" svg:x2="17.615cm" svg:y2="27.125cm">
          <text:p/>
        </draw:line>
        <draw:line draw:style-name="gr6" draw:text-style-name="P1" draw:layer="layout" svg:x1="16.412cm" svg:y1="25.8cm" svg:x2="16.845cm" svg:y2="27.341cm">
          <text:p/>
        </draw:line>
        <draw:line draw:style-name="gr6" draw:text-style-name="P1" draw:layer="layout" svg:x1="17.184cm" svg:y1="25.584cm" svg:x2="16.412cm" svg:y2="25.801cm">
          <text:p/>
        </draw:line>
        <draw:polygon draw:style-name="gr3" draw:text-style-name="P3" draw:layer="layout" svg:width="1.531cm" svg:height="1.78cm" svg:x="19.733cm" svg:y="28.261cm" svg:viewBox="0 0 1532 1781" draw:points="675,0 0,428 853,1781 1532,1354">
          <text:p/>
        </draw:polygon>
        <draw:line draw:style-name="gr6" draw:text-style-name="P1" draw:layer="layout" svg:x1="21.265cm" svg:y1="29.615cm" svg:x2="20.408cm" svg:y2="28.261cm">
          <text:p/>
        </draw:line>
        <draw:line draw:style-name="gr6" draw:text-style-name="P1" draw:layer="layout" svg:x1="20.586cm" svg:y1="30.042cm" svg:x2="21.265cm" svg:y2="29.614cm">
          <text:p/>
        </draw:line>
        <draw:line draw:style-name="gr6" draw:text-style-name="P1" draw:layer="layout" svg:x1="19.733cm" svg:y1="28.689cm" svg:x2="20.587cm" svg:y2="30.042cm">
          <text:p/>
        </draw:line>
        <draw:line draw:style-name="gr6" draw:text-style-name="P1" draw:layer="layout" svg:x1="20.409cm" svg:y1="28.261cm" svg:x2="19.733cm" svg:y2="28.69cm">
          <text:p/>
        </draw:line>
        <draw:polygon draw:style-name="gr3" draw:text-style-name="P3" draw:layer="layout" svg:width="0.8cm" svg:height="1.2cm" svg:x="7.478cm" svg:y="20.815cm" svg:viewBox="0 0 801 1201" draw:points="0,0 0,1201 801,1201 801,0">
          <text:p/>
        </draw:polygon>
        <draw:line draw:style-name="gr6" draw:text-style-name="P1" draw:layer="layout" svg:x1="7.478cm" svg:y1="20.815cm" svg:x2="7.478cm" svg:y2="22.015cm">
          <text:p/>
        </draw:line>
        <draw:line draw:style-name="gr6" draw:text-style-name="P1" draw:layer="layout" svg:x1="8.278cm" svg:y1="20.815cm" svg:x2="7.478cm" svg:y2="20.815cm">
          <text:p/>
        </draw:line>
        <draw:line draw:style-name="gr6" draw:text-style-name="P1" draw:layer="layout" svg:x1="8.278cm" svg:y1="22.015cm" svg:x2="8.278cm" svg:y2="20.815cm">
          <text:p/>
        </draw:line>
        <draw:line draw:style-name="gr6" draw:text-style-name="P1" draw:layer="layout" svg:x1="7.478cm" svg:y1="22.015cm" svg:x2="8.278cm" svg:y2="22.015cm">
          <text:p/>
        </draw:line>
        <draw:polygon draw:style-name="gr3" draw:text-style-name="P3" draw:layer="layout" svg:width="1.2cm" svg:height="0.801cm" svg:x="5.503cm" svg:y="20.772cm" svg:viewBox="0 0 1201 802" draw:points="0,0 0,802 1201,802 1201,0">
          <text:p/>
        </draw:polygon>
        <draw:line draw:style-name="gr6" draw:text-style-name="P1" draw:layer="layout" svg:x1="6.703cm" svg:y1="20.772cm" svg:x2="5.503cm" svg:y2="20.772cm">
          <text:p/>
        </draw:line>
        <draw:line draw:style-name="gr6" draw:text-style-name="P1" draw:layer="layout" svg:x1="6.703cm" svg:y1="21.573cm" svg:x2="6.703cm" svg:y2="20.772cm">
          <text:p/>
        </draw:line>
        <draw:line draw:style-name="gr6" draw:text-style-name="P1" draw:layer="layout" svg:x1="5.503cm" svg:y1="21.573cm" svg:x2="6.703cm" svg:y2="21.573cm">
          <text:p/>
        </draw:line>
        <draw:line draw:style-name="gr6" draw:text-style-name="P1" draw:layer="layout" svg:x1="5.503cm" svg:y1="20.772cm" svg:x2="5.503cm" svg:y2="21.573cm">
          <text:p/>
        </draw:line>
        <draw:polygon draw:style-name="gr3" draw:text-style-name="P3" draw:layer="layout" svg:width="0.8cm" svg:height="1.2cm" svg:x="67.096cm" svg:y="41.778cm" svg:viewBox="0 0 801 1201" draw:points="0,0 0,1201 801,1201 801,0">
          <text:p/>
        </draw:polygon>
        <draw:polygon draw:style-name="gr6" draw:text-style-name="P1" draw:layer="layout" svg:width="0.8cm" svg:height="1.2cm" svg:x="67.096cm" svg:y="41.778cm" svg:viewBox="0 0 801 1201" draw:points="801,0 801,1201 0,1201 0,0">
          <text:p/>
        </draw:polygon>
        <draw:polygon draw:style-name="gr3" draw:text-style-name="P3" draw:layer="layout" svg:width="0.8cm" svg:height="1.2cm" svg:x="68.512cm" svg:y="43.271cm" svg:viewBox="0 0 801 1201" draw:points="0,0 0,1201 801,1201 801,0">
          <text:p/>
        </draw:polygon>
        <draw:polygon draw:style-name="gr6" draw:text-style-name="P1" draw:layer="layout" svg:width="0.8cm" svg:height="1.2cm" svg:x="68.512cm" svg:y="43.271cm" svg:viewBox="0 0 801 1201" draw:points="801,0 801,1201 0,1201 0,0">
          <text:p/>
        </draw:polygon>
        <draw:polygon draw:style-name="gr3" draw:text-style-name="P3" draw:layer="layout" svg:width="1.201cm" svg:height="0.8cm" svg:x="69.631cm" svg:y="43.237cm" svg:viewBox="0 0 1202 801" draw:points="0,0 0,801 1202,801 1202,0">
          <text:p/>
        </draw:polygon>
        <draw:polygon draw:style-name="gr6" draw:text-style-name="P1" draw:layer="layout" svg:width="1.201cm" svg:height="0.8cm" svg:x="69.631cm" svg:y="43.237cm" svg:viewBox="0 0 1202 801" draw:points="0,0 1202,0 1202,801 0,801">
          <text:p/>
        </draw:polygon>
        <draw:polygon draw:style-name="gr3" draw:text-style-name="P3" draw:layer="layout" svg:width="1.2cm" svg:height="0.8cm" svg:x="69.621cm" svg:y="42.214cm" svg:viewBox="0 0 1201 801" draw:points="0,0 0,801 1201,801 1201,0">
          <text:p/>
        </draw:polygon>
        <draw:polygon draw:style-name="gr6" draw:text-style-name="P1" draw:layer="layout" svg:width="1.2cm" svg:height="0.8cm" svg:x="69.621cm" svg:y="42.214cm" svg:viewBox="0 0 1201 801" draw:points="0,0 1201,0 1201,801 0,801">
          <text:p/>
        </draw:polygon>
        <draw:polygon draw:style-name="gr3" draw:text-style-name="P3" draw:layer="layout" svg:width="0.8cm" svg:height="1.6cm" svg:x="52.982cm" svg:y="41.751cm" svg:viewBox="0 0 801 1601" draw:points="0,0 0,1601 801,1601 801,0">
          <text:p/>
        </draw:polygon>
        <draw:polygon draw:style-name="gr6" draw:text-style-name="P1" draw:layer="layout" svg:width="0.8cm" svg:height="1.6cm" svg:x="52.982cm" svg:y="41.751cm" svg:viewBox="0 0 801 1601" draw:points="0,1601 0,0 801,0 801,1601">
          <text:p/>
        </draw:polygon>
        <draw:polygon draw:style-name="gr3" draw:text-style-name="P3" draw:layer="layout" svg:width="0.8cm" svg:height="1.601cm" svg:x="51.109cm" svg:y="41.744cm" svg:viewBox="0 0 801 1602" draw:points="0,0 0,1602 801,1602 801,0">
          <text:p/>
        </draw:polygon>
        <draw:polygon draw:style-name="gr6" draw:text-style-name="P1" draw:layer="layout" svg:width="0.8cm" svg:height="1.601cm" svg:x="51.109cm" svg:y="41.744cm" svg:viewBox="0 0 801 1602" draw:points="0,1602 0,0 801,0 801,1602">
          <text:p/>
        </draw:polygon>
        <draw:polygon draw:style-name="gr3" draw:text-style-name="P3" draw:layer="layout" svg:width="1.601cm" svg:height="0.8cm" svg:x="5.566cm" svg:y="18.33cm" svg:viewBox="0 0 1602 801" draw:points="0,0 0,801 1602,801 1602,0">
          <text:p/>
        </draw:polygon>
        <draw:polygon draw:style-name="gr6" draw:text-style-name="P1" draw:layer="layout" svg:width="1.601cm" svg:height="0.8cm" svg:x="5.566cm" svg:y="18.33cm" svg:viewBox="0 0 1602 801" draw:points="1602,801 0,801 0,0 1602,0">
          <text:p/>
        </draw:polygon>
        <draw:polygon draw:style-name="gr3" draw:text-style-name="P3" draw:layer="layout" svg:width="1.6cm" svg:height="0.8cm" svg:x="7.179cm" svg:y="15.932cm" svg:viewBox="0 0 1601 801" draw:points="0,0 0,801 1601,801 1601,0">
          <text:p/>
        </draw:polygon>
        <draw:polygon draw:style-name="gr6" draw:text-style-name="P1" draw:layer="layout" svg:width="1.6cm" svg:height="0.8cm" svg:x="7.179cm" svg:y="15.932cm" svg:viewBox="0 0 1601 801" draw:points="1601,801 0,801 0,0 1601,0">
          <text:p/>
        </draw:polygon>
        <draw:polygon draw:style-name="gr3" draw:text-style-name="P3" draw:layer="layout" svg:width="1.6cm" svg:height="0.8cm" svg:x="5.579cm" svg:y="15.932cm" svg:viewBox="0 0 1601 801" draw:points="0,0 0,801 1601,801 1601,0">
          <text:p/>
        </draw:polygon>
        <draw:polygon draw:style-name="gr6" draw:text-style-name="P1" draw:layer="layout" svg:width="1.6cm" svg:height="0.8cm" svg:x="5.579cm" svg:y="15.932cm" svg:viewBox="0 0 1601 801" draw:points="1601,801 0,801 0,0 1601,0">
          <text:p/>
        </draw:polygon>
        <draw:polygon draw:style-name="gr3" draw:text-style-name="P3" draw:layer="layout" svg:width="1.601cm" svg:height="0.801cm" svg:x="7.471cm" svg:y="13.533cm" svg:viewBox="0 0 1602 802" draw:points="0,0 0,802 1602,802 1602,0">
          <text:p/>
        </draw:polygon>
        <draw:polygon draw:style-name="gr6" draw:text-style-name="P1" draw:layer="layout" svg:width="1.601cm" svg:height="0.801cm" svg:x="7.471cm" svg:y="13.533cm" svg:viewBox="0 0 1602 802" draw:points="1602,802 0,802 0,0 1602,0">
          <text:p/>
        </draw:polygon>
        <draw:polygon draw:style-name="gr3" draw:text-style-name="P3" draw:layer="layout" svg:width="1.6cm" svg:height="0.801cm" svg:x="5.871cm" svg:y="13.533cm" svg:viewBox="0 0 1601 802" draw:points="0,0 0,802 1601,802 1601,0">
          <text:p/>
        </draw:polygon>
        <draw:polygon draw:style-name="gr6" draw:text-style-name="P1" draw:layer="layout" svg:width="1.6cm" svg:height="0.801cm" svg:x="5.871cm" svg:y="13.533cm" svg:viewBox="0 0 1601 802" draw:points="1601,802 0,802 0,0 1601,0">
          <text:p/>
        </draw:polygon>
        <draw:polygon draw:style-name="gr3" draw:text-style-name="P3" draw:layer="layout" svg:width="1.601cm" svg:height="0.8cm" svg:x="7.998cm" svg:y="11.394cm" svg:viewBox="0 0 1602 801" draw:points="0,0 0,801 1602,801 1602,0">
          <text:p/>
        </draw:polygon>
        <draw:polygon draw:style-name="gr6" draw:text-style-name="P1" draw:layer="layout" svg:width="1.601cm" svg:height="0.8cm" svg:x="7.998cm" svg:y="11.394cm" svg:viewBox="0 0 1602 801" draw:points="1602,801 0,801 0,0 1602,0">
          <text:p/>
        </draw:polygon>
        <draw:polygon draw:style-name="gr3" draw:text-style-name="P3" draw:layer="layout" svg:width="1.598cm" svg:height="0.8cm" svg:x="6.292cm" svg:y="11.394cm" svg:viewBox="0 0 1599 801" draw:points="0,0 0,801 1599,801 1599,0">
          <text:p/>
        </draw:polygon>
        <draw:polygon draw:style-name="gr6" draw:text-style-name="P1" draw:layer="layout" svg:width="1.598cm" svg:height="0.8cm" svg:x="6.292cm" svg:y="11.394cm" svg:viewBox="0 0 1599 801" draw:points="1599,801 0,801 0,0 1599,0">
          <text:p/>
        </draw:polygon>
        <draw:polygon draw:style-name="gr3" draw:text-style-name="P3" draw:layer="layout" svg:width="0.798cm" svg:height="1.2cm" svg:x="58.923cm" svg:y="7.852cm" svg:viewBox="0 0 799 1201" draw:points="0,0 0,1201 799,1201 799,0">
          <text:p/>
        </draw:polygon>
        <draw:line draw:style-name="gr6" draw:text-style-name="P1" draw:layer="layout" svg:x1="59.721cm" svg:y1="7.852cm" svg:x2="58.923cm" svg:y2="7.852cm">
          <text:p/>
        </draw:line>
        <draw:line draw:style-name="gr6" draw:text-style-name="P1" draw:layer="layout" svg:x1="59.721cm" svg:y1="9.052cm" svg:x2="59.721cm" svg:y2="7.852cm">
          <text:p/>
        </draw:line>
        <draw:line draw:style-name="gr6" draw:text-style-name="P1" draw:layer="layout" svg:x1="58.923cm" svg:y1="9.052cm" svg:x2="59.721cm" svg:y2="9.052cm">
          <text:p/>
        </draw:line>
        <draw:line draw:style-name="gr6" draw:text-style-name="P1" draw:layer="layout" svg:x1="58.923cm" svg:y1="7.852cm" svg:x2="58.923cm" svg:y2="9.052cm">
          <text:p/>
        </draw:line>
        <draw:polygon draw:style-name="gr3" draw:text-style-name="P3" draw:layer="layout" svg:width="0.798cm" svg:height="1.2cm" svg:x="58.923cm" svg:y="6.396cm" svg:viewBox="0 0 799 1201" draw:points="0,0 0,1201 799,1201 799,0">
          <text:p/>
        </draw:polygon>
        <draw:line draw:style-name="gr6" draw:text-style-name="P1" draw:layer="layout" svg:x1="59.721cm" svg:y1="6.396cm" svg:x2="58.923cm" svg:y2="6.396cm">
          <text:p/>
        </draw:line>
        <draw:line draw:style-name="gr6" draw:text-style-name="P1" draw:layer="layout" svg:x1="59.721cm" svg:y1="7.596cm" svg:x2="59.721cm" svg:y2="6.396cm">
          <text:p/>
        </draw:line>
        <draw:line draw:style-name="gr6" draw:text-style-name="P1" draw:layer="layout" svg:x1="58.923cm" svg:y1="7.596cm" svg:x2="59.721cm" svg:y2="7.596cm">
          <text:p/>
        </draw:line>
        <draw:line draw:style-name="gr6" draw:text-style-name="P1" draw:layer="layout" svg:x1="58.923cm" svg:y1="6.396cm" svg:x2="58.923cm" svg:y2="7.596cm">
          <text:p/>
        </draw:line>
        <draw:polygon draw:style-name="gr3" draw:text-style-name="P3" draw:layer="layout" svg:width="0.798cm" svg:height="1.2cm" svg:x="58.923cm" svg:y="19.028cm" svg:viewBox="0 0 799 1201" draw:points="0,0 0,1201 799,1201 799,0">
          <text:p/>
        </draw:polygon>
        <draw:line draw:style-name="gr6" draw:text-style-name="P1" draw:layer="layout" svg:x1="59.721cm" svg:y1="19.028cm" svg:x2="58.923cm" svg:y2="19.028cm">
          <text:p/>
        </draw:line>
        <draw:line draw:style-name="gr6" draw:text-style-name="P1" draw:layer="layout" svg:x1="59.721cm" svg:y1="20.228cm" svg:x2="59.721cm" svg:y2="19.028cm">
          <text:p/>
        </draw:line>
        <draw:line draw:style-name="gr6" draw:text-style-name="P1" draw:layer="layout" svg:x1="58.923cm" svg:y1="20.228cm" svg:x2="59.721cm" svg:y2="20.228cm">
          <text:p/>
        </draw:line>
        <draw:line draw:style-name="gr6" draw:text-style-name="P1" draw:layer="layout" svg:x1="58.923cm" svg:y1="19.028cm" svg:x2="58.923cm" svg:y2="20.228cm">
          <text:p/>
        </draw:line>
        <draw:polygon draw:style-name="gr3" draw:text-style-name="P3" draw:layer="layout" svg:width="1.2cm" svg:height="0.8cm" svg:x="57.575cm" svg:y="17.968cm" svg:viewBox="0 0 1201 801" draw:points="0,0 0,801 1201,801 1201,0">
          <text:p/>
        </draw:polygon>
        <draw:line draw:style-name="gr6" draw:text-style-name="P1" draw:layer="layout" svg:x1="58.775cm" svg:y1="18.768cm" svg:x2="58.775cm" svg:y2="17.968cm">
          <text:p/>
        </draw:line>
        <draw:line draw:style-name="gr6" draw:text-style-name="P1" draw:layer="layout" svg:x1="57.575cm" svg:y1="18.768cm" svg:x2="58.775cm" svg:y2="18.768cm">
          <text:p/>
        </draw:line>
        <draw:line draw:style-name="gr6" draw:text-style-name="P1" draw:layer="layout" svg:x1="57.575cm" svg:y1="17.968cm" svg:x2="57.575cm" svg:y2="18.768cm">
          <text:p/>
        </draw:line>
        <draw:line draw:style-name="gr6" draw:text-style-name="P1" draw:layer="layout" svg:x1="58.775cm" svg:y1="17.968cm" svg:x2="57.575cm" svg:y2="17.968cm">
          <text:p/>
        </draw:line>
        <draw:polygon draw:style-name="gr3" draw:text-style-name="P3" draw:layer="layout" svg:width="0.8cm" svg:height="1.598cm" svg:x="9.558cm" svg:y="6.284cm" svg:viewBox="0 0 801 1599" draw:points="0,0 0,1599 801,1599 801,0">
          <text:p/>
        </draw:polygon>
        <draw:polygon draw:style-name="gr6" draw:text-style-name="P1" draw:layer="layout" svg:width="0.8cm" svg:height="1.598cm" svg:x="9.558cm" svg:y="6.284cm" svg:viewBox="0 0 801 1599" draw:points="801,0 801,1599 0,1599 0,0">
          <text:p/>
        </draw:polygon>
        <draw:polygon draw:style-name="gr3" draw:text-style-name="P3" draw:layer="layout" svg:width="0.8cm" svg:height="1.6cm" svg:x="9.558cm" svg:y="7.99cm" svg:viewBox="0 0 801 1601" draw:points="0,0 0,1601 801,1601 801,0">
          <text:p/>
        </draw:polygon>
        <draw:polygon draw:style-name="gr6" draw:text-style-name="P1" draw:layer="layout" svg:width="0.8cm" svg:height="1.6cm" svg:x="9.558cm" svg:y="7.99cm" svg:viewBox="0 0 801 1601" draw:points="801,0 801,1601 0,1601 0,0">
          <text:p/>
        </draw:polygon>
        <draw:polygon draw:style-name="gr3" draw:text-style-name="P3" draw:layer="layout" svg:width="0.8cm" svg:height="1.598cm" svg:x="12.098cm" svg:y="6.284cm" svg:viewBox="0 0 801 1599" draw:points="0,0 0,1599 801,1599 801,0">
          <text:p/>
        </draw:polygon>
        <draw:polygon draw:style-name="gr6" draw:text-style-name="P1" draw:layer="layout" svg:width="0.8cm" svg:height="1.598cm" svg:x="12.098cm" svg:y="6.284cm" svg:viewBox="0 0 801 1599" draw:points="801,0 801,1599 0,1599 0,0">
          <text:p/>
        </draw:polygon>
        <draw:polygon draw:style-name="gr3" draw:text-style-name="P3" draw:layer="layout" svg:width="0.8cm" svg:height="1.6cm" svg:x="12.098cm" svg:y="7.99cm" svg:viewBox="0 0 801 1601" draw:points="0,0 0,1601 801,1601 801,0">
          <text:p/>
        </draw:polygon>
        <draw:polygon draw:style-name="gr6" draw:text-style-name="P1" draw:layer="layout" svg:width="0.8cm" svg:height="1.6cm" svg:x="12.098cm" svg:y="7.99cm" svg:viewBox="0 0 801 1601" draw:points="801,0 801,1601 0,1601 0,0">
          <text:p/>
        </draw:polygon>
        <draw:polygon draw:style-name="gr3" draw:text-style-name="P3" draw:layer="layout" svg:width="0.8cm" svg:height="1.601cm" svg:x="8.638cm" svg:y="7.979cm" svg:viewBox="0 0 801 1602" draw:points="0,0 0,1602 801,1602 801,0">
          <text:p/>
        </draw:polygon>
        <draw:polygon draw:style-name="gr6" draw:text-style-name="P1" draw:layer="layout" svg:width="0.8cm" svg:height="1.601cm" svg:x="8.638cm" svg:y="7.979cm" svg:viewBox="0 0 801 1602" draw:points="0,1602 0,0 801,0 801,1602">
          <text:p/>
        </draw:polygon>
        <draw:polygon draw:style-name="gr3" draw:text-style-name="P3" draw:layer="layout" svg:width="0.8cm" svg:height="1.601cm" svg:x="8.638cm" svg:y="6.273cm" svg:viewBox="0 0 801 1602" draw:points="0,0 0,1602 801,1602 801,0">
          <text:p/>
        </draw:polygon>
        <draw:polygon draw:style-name="gr6" draw:text-style-name="P1" draw:layer="layout" svg:width="0.8cm" svg:height="1.601cm" svg:x="8.638cm" svg:y="6.273cm" svg:viewBox="0 0 801 1602" draw:points="0,1602 0,0 801,0 801,1602">
          <text:p/>
        </draw:polygon>
        <draw:polygon draw:style-name="gr3" draw:text-style-name="P3" draw:layer="layout" svg:width="1.6cm" svg:height="0.8cm" svg:x="12.274cm" svg:y="11.394cm" svg:viewBox="0 0 1601 801" draw:points="0,0 0,801 1601,801 1601,0">
          <text:p/>
        </draw:polygon>
        <draw:polygon draw:style-name="gr6" draw:text-style-name="P1" draw:layer="layout" svg:width="1.6cm" svg:height="0.8cm" svg:x="12.274cm" svg:y="11.394cm" svg:viewBox="0 0 1601 801" draw:points="1601,801 0,801 0,0 1601,0">
          <text:p/>
        </draw:polygon>
        <draw:polygon draw:style-name="gr3" draw:text-style-name="P3" draw:layer="layout" svg:width="1.6cm" svg:height="0.798cm" svg:x="12.274cm" svg:y="13.967cm" svg:viewBox="0 0 1601 799" draw:points="0,0 0,799 1601,799 1601,0">
          <text:p/>
        </draw:polygon>
        <draw:line draw:style-name="gr6" draw:text-style-name="P1" draw:layer="layout" svg:x1="13.874cm" svg:y1="14.765cm" svg:x2="13.874cm" svg:y2="13.967cm">
          <text:p/>
        </draw:line>
        <draw:line draw:style-name="gr6" draw:text-style-name="P1" draw:layer="layout" svg:x1="12.274cm" svg:y1="14.765cm" svg:x2="13.874cm" svg:y2="14.765cm">
          <text:p/>
        </draw:line>
        <draw:line draw:style-name="gr6" draw:text-style-name="P1" draw:layer="layout" svg:x1="12.274cm" svg:y1="13.967cm" svg:x2="12.274cm" svg:y2="14.765cm">
          <text:p/>
        </draw:line>
        <draw:line draw:style-name="gr6" draw:text-style-name="P1" draw:layer="layout" svg:x1="13.874cm" svg:y1="13.967cm" svg:x2="12.274cm" svg:y2="13.967cm">
          <text:p/>
        </draw:line>
        <draw:polygon draw:style-name="gr3" draw:text-style-name="P3" draw:layer="layout" svg:width="0.8cm" svg:height="1.598cm" svg:x="28.797cm" svg:y="6.235cm" svg:viewBox="0 0 801 1599" draw:points="0,0 0,1599 801,1599 801,0">
          <text:p/>
        </draw:polygon>
        <draw:polygon draw:style-name="gr6" draw:text-style-name="P1" draw:layer="layout" svg:width="0.8cm" svg:height="1.598cm" svg:x="28.797cm" svg:y="6.235cm" svg:viewBox="0 0 801 1599" draw:points="801,0 801,1599 0,1599 0,0">
          <text:p/>
        </draw:polygon>
        <draw:polygon draw:style-name="gr3" draw:text-style-name="P3" draw:layer="layout" svg:width="0.8cm" svg:height="1.6cm" svg:x="28.797cm" svg:y="7.931cm" svg:viewBox="0 0 801 1601" draw:points="0,0 0,1601 801,1601 801,0">
          <text:p/>
        </draw:polygon>
        <draw:polygon draw:style-name="gr6" draw:text-style-name="P1" draw:layer="layout" svg:width="0.8cm" svg:height="1.6cm" svg:x="28.797cm" svg:y="7.931cm" svg:viewBox="0 0 801 1601" draw:points="801,0 801,1601 0,1601 0,0">
          <text:p/>
        </draw:polygon>
        <draw:polygon draw:style-name="gr3" draw:text-style-name="P3" draw:layer="layout" svg:width="0.801cm" svg:height="1.6cm" svg:x="32.346cm" svg:y="7.931cm" svg:viewBox="0 0 802 1601" draw:points="0,0 0,1601 802,1601 802,0">
          <text:p/>
        </draw:polygon>
        <draw:polygon draw:style-name="gr6" draw:text-style-name="P1" draw:layer="layout" svg:width="0.801cm" svg:height="1.6cm" svg:x="32.346cm" svg:y="7.931cm" svg:viewBox="0 0 802 1601" draw:points="802,0 802,1601 0,1601 0,0">
          <text:p/>
        </draw:polygon>
        <draw:polygon draw:style-name="gr3" draw:text-style-name="P3" draw:layer="layout" svg:width="0.8cm" svg:height="1.598cm" svg:x="31.426cm" svg:y="6.235cm" svg:viewBox="0 0 801 1599" draw:points="0,0 0,1599 801,1599 801,0">
          <text:p/>
        </draw:polygon>
        <draw:line draw:style-name="gr6" draw:text-style-name="P1" draw:layer="layout" svg:x1="32.226cm" svg:y1="6.235cm" svg:x2="31.426cm" svg:y2="6.235cm">
          <text:p/>
        </draw:line>
        <draw:line draw:style-name="gr6" draw:text-style-name="P1" draw:layer="layout" svg:x1="32.226cm" svg:y1="7.833cm" svg:x2="32.226cm" svg:y2="6.235cm">
          <text:p/>
        </draw:line>
        <draw:line draw:style-name="gr6" draw:text-style-name="P1" draw:layer="layout" svg:x1="31.426cm" svg:y1="7.833cm" svg:x2="32.226cm" svg:y2="7.833cm">
          <text:p/>
        </draw:line>
        <draw:line draw:style-name="gr6" draw:text-style-name="P1" draw:layer="layout" svg:x1="31.426cm" svg:y1="6.235cm" svg:x2="31.426cm" svg:y2="7.833cm">
          <text:p/>
        </draw:line>
        <draw:polygon draw:style-name="gr3" draw:text-style-name="P3" draw:layer="layout" svg:width="0.8cm" svg:height="1.6cm" svg:x="31.426cm" svg:y="7.931cm" svg:viewBox="0 0 801 1601" draw:points="0,0 0,1601 801,1601 801,0">
          <text:p/>
        </draw:polygon>
        <draw:line draw:style-name="gr6" draw:text-style-name="P1" draw:layer="layout" svg:x1="32.226cm" svg:y1="7.931cm" svg:x2="31.426cm" svg:y2="7.931cm">
          <text:p/>
        </draw:line>
        <draw:line draw:style-name="gr6" draw:text-style-name="P1" draw:layer="layout" svg:x1="32.226cm" svg:y1="9.531cm" svg:x2="32.226cm" svg:y2="7.931cm">
          <text:p/>
        </draw:line>
        <draw:line draw:style-name="gr6" draw:text-style-name="P1" draw:layer="layout" svg:x1="31.426cm" svg:y1="9.531cm" svg:x2="32.226cm" svg:y2="9.531cm">
          <text:p/>
        </draw:line>
        <draw:line draw:style-name="gr6" draw:text-style-name="P1" draw:layer="layout" svg:x1="31.426cm" svg:y1="7.931cm" svg:x2="31.426cm" svg:y2="9.531cm">
          <text:p/>
        </draw:line>
        <draw:polygon draw:style-name="gr3" draw:text-style-name="P3" draw:layer="layout" svg:width="0.8cm" svg:height="1.598cm" svg:x="34.867cm" svg:y="6.235cm" svg:viewBox="0 0 801 1599" draw:points="0,0 0,1599 801,1599 801,0">
          <text:p/>
        </draw:polygon>
        <draw:line draw:style-name="gr6" draw:text-style-name="P1" draw:layer="layout" svg:x1="35.667cm" svg:y1="6.235cm" svg:x2="34.867cm" svg:y2="6.235cm">
          <text:p/>
        </draw:line>
        <draw:line draw:style-name="gr6" draw:text-style-name="P1" draw:layer="layout" svg:x1="35.667cm" svg:y1="7.833cm" svg:x2="35.667cm" svg:y2="6.235cm">
          <text:p/>
        </draw:line>
        <draw:line draw:style-name="gr6" draw:text-style-name="P1" draw:layer="layout" svg:x1="34.867cm" svg:y1="7.833cm" svg:x2="35.667cm" svg:y2="7.833cm">
          <text:p/>
        </draw:line>
        <draw:line draw:style-name="gr6" draw:text-style-name="P1" draw:layer="layout" svg:x1="34.867cm" svg:y1="6.235cm" svg:x2="34.867cm" svg:y2="7.833cm">
          <text:p/>
        </draw:line>
        <draw:polygon draw:style-name="gr3" draw:text-style-name="P3" draw:layer="layout" svg:width="0.8cm" svg:height="1.6cm" svg:x="34.867cm" svg:y="7.931cm" svg:viewBox="0 0 801 1601" draw:points="0,0 0,1601 801,1601 801,0">
          <text:p/>
        </draw:polygon>
        <draw:line draw:style-name="gr6" draw:text-style-name="P1" draw:layer="layout" svg:x1="35.667cm" svg:y1="7.931cm" svg:x2="34.867cm" svg:y2="7.931cm">
          <text:p/>
        </draw:line>
        <draw:line draw:style-name="gr6" draw:text-style-name="P1" draw:layer="layout" svg:x1="35.667cm" svg:y1="9.531cm" svg:x2="35.667cm" svg:y2="7.931cm">
          <text:p/>
        </draw:line>
        <draw:line draw:style-name="gr6" draw:text-style-name="P1" draw:layer="layout" svg:x1="34.867cm" svg:y1="9.531cm" svg:x2="35.667cm" svg:y2="9.531cm">
          <text:p/>
        </draw:line>
        <draw:line draw:style-name="gr6" draw:text-style-name="P1" draw:layer="layout" svg:x1="34.867cm" svg:y1="7.931cm" svg:x2="34.867cm" svg:y2="9.531cm">
          <text:p/>
        </draw:line>
        <draw:polygon draw:style-name="gr3" draw:text-style-name="P3" draw:layer="layout" svg:width="1.2cm" svg:height="1.799cm" svg:x="76.172cm" svg:y="31.134cm" svg:viewBox="0 0 1201 1800" draw:points="0,0 0,1800 1201,1800 1201,0">
          <text:p/>
        </draw:polygon>
        <draw:line draw:style-name="gr6" draw:text-style-name="P1" draw:layer="layout" svg:x1="76.172cm" svg:y1="31.134cm" svg:x2="76.172cm" svg:y2="32.933cm">
          <text:p/>
        </draw:line>
        <draw:line draw:style-name="gr6" draw:text-style-name="P1" draw:layer="layout" svg:x1="77.372cm" svg:y1="31.134cm" svg:x2="76.172cm" svg:y2="31.134cm">
          <text:p/>
        </draw:line>
        <draw:line draw:style-name="gr6" draw:text-style-name="P1" draw:layer="layout" svg:x1="77.372cm" svg:y1="32.933cm" svg:x2="77.372cm" svg:y2="31.134cm">
          <text:p/>
        </draw:line>
        <draw:line draw:style-name="gr6" draw:text-style-name="P1" draw:layer="layout" svg:x1="76.172cm" svg:y1="32.933cm" svg:x2="77.372cm" svg:y2="32.933cm">
          <text:p/>
        </draw:line>
        <draw:polygon draw:style-name="gr3" draw:text-style-name="P3" draw:layer="layout" svg:width="0.8cm" svg:height="1.6cm" svg:x="59.963cm" svg:y="6.134cm" svg:viewBox="0 0 801 1601" draw:points="0,0 0,1601 801,1601 801,0">
          <text:p/>
        </draw:polygon>
        <draw:polygon draw:style-name="gr6" draw:text-style-name="P1" draw:layer="layout" svg:width="0.8cm" svg:height="1.6cm" svg:x="59.963cm" svg:y="6.134cm" svg:viewBox="0 0 801 1601" draw:points="801,0 801,1601 0,1601 0,0">
          <text:p/>
        </draw:polygon>
        <draw:polygon draw:style-name="gr3" draw:text-style-name="P3" draw:layer="layout" svg:width="0.8cm" svg:height="1.6cm" svg:x="59.963cm" svg:y="7.829cm" svg:viewBox="0 0 801 1601" draw:points="0,0 0,1601 801,1601 801,0">
          <text:p/>
        </draw:polygon>
        <draw:polygon draw:style-name="gr6" draw:text-style-name="P1" draw:layer="layout" svg:width="0.8cm" svg:height="1.6cm" svg:x="59.963cm" svg:y="7.829cm" svg:viewBox="0 0 801 1601" draw:points="801,0 801,1601 0,1601 0,0">
          <text:p/>
        </draw:polygon>
        <draw:polygon draw:style-name="gr3" draw:text-style-name="P3" draw:layer="layout" svg:width="0.8cm" svg:height="1.6cm" svg:x="62.998cm" svg:y="6.134cm" svg:viewBox="0 0 801 1601" draw:points="0,0 0,1601 801,1601 801,0">
          <text:p/>
        </draw:polygon>
        <draw:line draw:style-name="gr6" draw:text-style-name="P1" draw:layer="layout" svg:x1="63.798cm" svg:y1="6.134cm" svg:x2="62.998cm" svg:y2="6.134cm">
          <text:p/>
        </draw:line>
        <draw:line draw:style-name="gr6" draw:text-style-name="P1" draw:layer="layout" svg:x1="63.798cm" svg:y1="7.734cm" svg:x2="63.798cm" svg:y2="6.134cm">
          <text:p/>
        </draw:line>
        <draw:line draw:style-name="gr6" draw:text-style-name="P1" draw:layer="layout" svg:x1="62.998cm" svg:y1="7.734cm" svg:x2="63.798cm" svg:y2="7.734cm">
          <text:p/>
        </draw:line>
        <draw:line draw:style-name="gr6" draw:text-style-name="P1" draw:layer="layout" svg:x1="62.998cm" svg:y1="6.134cm" svg:x2="62.998cm" svg:y2="7.734cm">
          <text:p/>
        </draw:line>
        <draw:polygon draw:style-name="gr3" draw:text-style-name="P3" draw:layer="layout" svg:width="0.8cm" svg:height="1.6cm" svg:x="62.998cm" svg:y="7.829cm" svg:viewBox="0 0 801 1601" draw:points="0,0 0,1601 801,1601 801,0">
          <text:p/>
        </draw:polygon>
        <draw:line draw:style-name="gr6" draw:text-style-name="P1" draw:layer="layout" svg:x1="63.798cm" svg:y1="7.829cm" svg:x2="62.998cm" svg:y2="7.829cm">
          <text:p/>
        </draw:line>
        <draw:line draw:style-name="gr6" draw:text-style-name="P1" draw:layer="layout" svg:x1="63.798cm" svg:y1="9.429cm" svg:x2="63.798cm" svg:y2="7.829cm">
          <text:p/>
        </draw:line>
        <draw:line draw:style-name="gr6" draw:text-style-name="P1" draw:layer="layout" svg:x1="62.998cm" svg:y1="9.429cm" svg:x2="63.798cm" svg:y2="9.429cm">
          <text:p/>
        </draw:line>
        <draw:line draw:style-name="gr6" draw:text-style-name="P1" draw:layer="layout" svg:x1="62.998cm" svg:y1="7.829cm" svg:x2="62.998cm" svg:y2="9.429cm">
          <text:p/>
        </draw:line>
        <draw:polygon draw:style-name="gr3" draw:text-style-name="P3" draw:layer="layout" svg:width="1.6cm" svg:height="0.8cm" svg:x="64.937cm" svg:y="8.14cm" svg:viewBox="0 0 1601 801" draw:points="0,0 0,801 1601,801 1601,0">
          <text:p/>
        </draw:polygon>
        <draw:line draw:style-name="gr6" draw:text-style-name="P1" draw:layer="layout" svg:x1="64.937cm" svg:y1="8.14cm" svg:x2="64.937cm" svg:y2="8.94cm">
          <text:p/>
        </draw:line>
        <draw:line draw:style-name="gr6" draw:text-style-name="P1" draw:layer="layout" svg:x1="66.537cm" svg:y1="8.14cm" svg:x2="64.937cm" svg:y2="8.14cm">
          <text:p/>
        </draw:line>
        <draw:line draw:style-name="gr6" draw:text-style-name="P1" draw:layer="layout" svg:x1="66.537cm" svg:y1="8.94cm" svg:x2="66.537cm" svg:y2="8.14cm">
          <text:p/>
        </draw:line>
        <draw:line draw:style-name="gr6" draw:text-style-name="P1" draw:layer="layout" svg:x1="64.937cm" svg:y1="8.94cm" svg:x2="66.537cm" svg:y2="8.94cm">
          <text:p/>
        </draw:line>
        <draw:polygon draw:style-name="gr3" draw:text-style-name="P3" draw:layer="layout" svg:width="1.6cm" svg:height="0.8cm" svg:x="64.937cm" svg:y="7.262cm" svg:viewBox="0 0 1601 801" draw:points="0,0 0,801 1601,801 1601,0">
          <text:p/>
        </draw:polygon>
        <draw:polygon draw:style-name="gr6" draw:text-style-name="P1" draw:layer="layout" svg:width="1.6cm" svg:height="0.8cm" svg:x="64.937cm" svg:y="7.262cm" svg:viewBox="0 0 1601 801" draw:points="0,0 1601,0 1601,801 0,801">
          <text:p/>
        </draw:polygon>
        <draw:polygon draw:style-name="gr3" draw:text-style-name="P3" draw:layer="layout" svg:width="1.601cm" svg:height="0.8cm" svg:x="66.636cm" svg:y="8.14cm" svg:viewBox="0 0 1602 801" draw:points="0,0 0,801 1602,801 1602,0">
          <text:p/>
        </draw:polygon>
        <draw:line draw:style-name="gr6" draw:text-style-name="P1" draw:layer="layout" svg:x1="66.636cm" svg:y1="8.14cm" svg:x2="66.636cm" svg:y2="8.94cm">
          <text:p/>
        </draw:line>
        <draw:line draw:style-name="gr6" draw:text-style-name="P1" draw:layer="layout" svg:x1="68.237cm" svg:y1="8.14cm" svg:x2="66.636cm" svg:y2="8.14cm">
          <text:p/>
        </draw:line>
        <draw:line draw:style-name="gr6" draw:text-style-name="P1" draw:layer="layout" svg:x1="68.237cm" svg:y1="8.94cm" svg:x2="68.237cm" svg:y2="8.14cm">
          <text:p/>
        </draw:line>
        <draw:line draw:style-name="gr6" draw:text-style-name="P1" draw:layer="layout" svg:x1="66.636cm" svg:y1="8.94cm" svg:x2="68.237cm" svg:y2="8.94cm">
          <text:p/>
        </draw:line>
        <draw:polygon draw:style-name="gr3" draw:text-style-name="P3" draw:layer="layout" svg:width="1.601cm" svg:height="0.8cm" svg:x="66.636cm" svg:y="7.262cm" svg:viewBox="0 0 1602 801" draw:points="0,0 0,801 1602,801 1602,0">
          <text:p/>
        </draw:polygon>
        <draw:polygon draw:style-name="gr6" draw:text-style-name="P1" draw:layer="layout" svg:width="1.601cm" svg:height="0.8cm" svg:x="66.636cm" svg:y="7.262cm" svg:viewBox="0 0 1602 801" draw:points="0,0 1602,0 1602,801 0,801">
          <text:p/>
        </draw:polygon>
        <draw:polygon draw:style-name="gr3" draw:text-style-name="P3" draw:layer="layout" svg:width="1.6cm" svg:height="0.8cm" svg:x="68.336cm" svg:y="8.14cm" svg:viewBox="0 0 1601 801" draw:points="0,0 0,801 1601,801 1601,0">
          <text:p/>
        </draw:polygon>
        <draw:line draw:style-name="gr6" draw:text-style-name="P1" draw:layer="layout" svg:x1="68.336cm" svg:y1="8.14cm" svg:x2="68.336cm" svg:y2="8.94cm">
          <text:p/>
        </draw:line>
        <draw:line draw:style-name="gr6" draw:text-style-name="P1" draw:layer="layout" svg:x1="69.936cm" svg:y1="8.14cm" svg:x2="68.336cm" svg:y2="8.14cm">
          <text:p/>
        </draw:line>
        <draw:line draw:style-name="gr6" draw:text-style-name="P1" draw:layer="layout" svg:x1="69.936cm" svg:y1="8.94cm" svg:x2="69.936cm" svg:y2="8.14cm">
          <text:p/>
        </draw:line>
        <draw:line draw:style-name="gr6" draw:text-style-name="P1" draw:layer="layout" svg:x1="68.336cm" svg:y1="8.94cm" svg:x2="69.936cm" svg:y2="8.94cm">
          <text:p/>
        </draw:line>
        <draw:polygon draw:style-name="gr3" draw:text-style-name="P3" draw:layer="layout" svg:width="1.6cm" svg:height="0.8cm" svg:x="68.336cm" svg:y="7.262cm" svg:viewBox="0 0 1601 801" draw:points="0,0 0,801 1601,801 1601,0">
          <text:p/>
        </draw:polygon>
        <draw:polygon draw:style-name="gr6" draw:text-style-name="P1" draw:layer="layout" svg:width="1.6cm" svg:height="0.8cm" svg:x="68.336cm" svg:y="7.262cm" svg:viewBox="0 0 1601 801" draw:points="0,0 1601,0 1601,801 0,801">
          <text:p/>
        </draw:polygon>
        <draw:polygon draw:style-name="gr3" draw:text-style-name="P3" draw:layer="layout" svg:width="1.598cm" svg:height="0.8cm" svg:x="70.866cm" svg:y="8.14cm" svg:viewBox="0 0 1599 801" draw:points="0,0 0,801 1599,801 1599,0">
          <text:p/>
        </draw:polygon>
        <draw:line draw:style-name="gr6" draw:text-style-name="P1" draw:layer="layout" svg:x1="70.866cm" svg:y1="8.14cm" svg:x2="70.866cm" svg:y2="8.94cm">
          <text:p/>
        </draw:line>
        <draw:line draw:style-name="gr6" draw:text-style-name="P1" draw:layer="layout" svg:x1="72.464cm" svg:y1="8.14cm" svg:x2="70.866cm" svg:y2="8.14cm">
          <text:p/>
        </draw:line>
        <draw:line draw:style-name="gr6" draw:text-style-name="P1" draw:layer="layout" svg:x1="72.464cm" svg:y1="8.94cm" svg:x2="72.464cm" svg:y2="8.14cm">
          <text:p/>
        </draw:line>
        <draw:line draw:style-name="gr6" draw:text-style-name="P1" draw:layer="layout" svg:x1="70.866cm" svg:y1="8.94cm" svg:x2="72.464cm" svg:y2="8.94cm">
          <text:p/>
        </draw:line>
        <draw:polygon draw:style-name="gr3" draw:text-style-name="P3" draw:layer="layout" svg:width="1.598cm" svg:height="0.8cm" svg:x="70.866cm" svg:y="7.262cm" svg:viewBox="0 0 1599 801" draw:points="0,0 0,801 1599,801 1599,0">
          <text:p/>
        </draw:polygon>
        <draw:polygon draw:style-name="gr6" draw:text-style-name="P1" draw:layer="layout" svg:width="1.598cm" svg:height="0.8cm" svg:x="70.866cm" svg:y="7.262cm" svg:viewBox="0 0 1599 801" draw:points="0,0 1599,0 1599,801 0,801">
          <text:p/>
        </draw:polygon>
        <draw:polygon draw:style-name="gr3" draw:text-style-name="P3" draw:layer="layout" svg:width="1.598cm" svg:height="0.8cm" svg:x="72.565cm" svg:y="8.14cm" svg:viewBox="0 0 1599 801" draw:points="0,0 0,801 1599,801 1599,0">
          <text:p/>
        </draw:polygon>
        <draw:line draw:style-name="gr6" draw:text-style-name="P1" draw:layer="layout" svg:x1="72.565cm" svg:y1="8.14cm" svg:x2="72.565cm" svg:y2="8.94cm">
          <text:p/>
        </draw:line>
        <draw:line draw:style-name="gr6" draw:text-style-name="P1" draw:layer="layout" svg:x1="74.163cm" svg:y1="8.14cm" svg:x2="72.565cm" svg:y2="8.14cm">
          <text:p/>
        </draw:line>
        <draw:line draw:style-name="gr6" draw:text-style-name="P1" draw:layer="layout" svg:x1="74.163cm" svg:y1="8.94cm" svg:x2="74.163cm" svg:y2="8.14cm">
          <text:p/>
        </draw:line>
        <draw:line draw:style-name="gr6" draw:text-style-name="P1" draw:layer="layout" svg:x1="72.565cm" svg:y1="8.94cm" svg:x2="74.163cm" svg:y2="8.94cm">
          <text:p/>
        </draw:line>
        <draw:polygon draw:style-name="gr3" draw:text-style-name="P3" draw:layer="layout" svg:width="1.598cm" svg:height="0.8cm" svg:x="72.565cm" svg:y="7.262cm" svg:viewBox="0 0 1599 801" draw:points="0,0 0,801 1599,801 1599,0">
          <text:p/>
        </draw:polygon>
        <draw:polygon draw:style-name="gr6" draw:text-style-name="P1" draw:layer="layout" svg:width="1.598cm" svg:height="0.8cm" svg:x="72.565cm" svg:y="7.262cm" svg:viewBox="0 0 1599 801" draw:points="0,0 1599,0 1599,801 0,801">
          <text:p/>
        </draw:polygon>
        <draw:polygon draw:style-name="gr3" draw:text-style-name="P3" draw:layer="layout" svg:width="1.598cm" svg:height="0.8cm" svg:x="74.265cm" svg:y="8.14cm" svg:viewBox="0 0 1599 801" draw:points="0,0 0,801 1599,801 1599,0">
          <text:p/>
        </draw:polygon>
        <draw:line draw:style-name="gr6" draw:text-style-name="P1" draw:layer="layout" svg:x1="74.265cm" svg:y1="8.14cm" svg:x2="74.265cm" svg:y2="8.94cm">
          <text:p/>
        </draw:line>
        <draw:line draw:style-name="gr6" draw:text-style-name="P1" draw:layer="layout" svg:x1="75.863cm" svg:y1="8.14cm" svg:x2="74.265cm" svg:y2="8.14cm">
          <text:p/>
        </draw:line>
        <draw:line draw:style-name="gr6" draw:text-style-name="P1" draw:layer="layout" svg:x1="75.863cm" svg:y1="8.94cm" svg:x2="75.863cm" svg:y2="8.14cm">
          <text:p/>
        </draw:line>
        <draw:line draw:style-name="gr6" draw:text-style-name="P1" draw:layer="layout" svg:x1="74.265cm" svg:y1="8.94cm" svg:x2="75.863cm" svg:y2="8.94cm">
          <text:p/>
        </draw:line>
        <draw:polygon draw:style-name="gr3" draw:text-style-name="P3" draw:layer="layout" svg:width="1.598cm" svg:height="0.8cm" svg:x="74.265cm" svg:y="7.262cm" svg:viewBox="0 0 1599 801" draw:points="0,0 0,801 1599,801 1599,0">
          <text:p/>
        </draw:polygon>
        <draw:polygon draw:style-name="gr6" draw:text-style-name="P1" draw:layer="layout" svg:width="1.598cm" svg:height="0.8cm" svg:x="74.265cm" svg:y="7.262cm" svg:viewBox="0 0 1599 801" draw:points="0,0 1599,0 1599,801 0,801">
          <text:p/>
        </draw:polygon>
        <draw:polygon draw:style-name="gr3" draw:text-style-name="P3" draw:layer="layout" svg:width="0.8cm" svg:height="1.401cm" svg:x="78.045cm" svg:y="6.318cm" svg:viewBox="0 0 801 1402" draw:points="0,0 0,1402 801,1402 801,0">
          <text:p/>
        </draw:polygon>
        <draw:polygon draw:style-name="gr6" draw:text-style-name="P1" draw:layer="layout" svg:width="0.8cm" svg:height="1.401cm" svg:x="78.045cm" svg:y="6.318cm" svg:viewBox="0 0 801 1402" draw:points="0,1402 0,0 801,0 801,1402">
          <text:p/>
        </draw:polygon>
        <draw:polygon draw:style-name="gr3" draw:text-style-name="P3" draw:layer="layout" svg:width="0.8cm" svg:height="1.399cm" svg:x="78.045cm" svg:y="7.778cm" svg:viewBox="0 0 801 1400" draw:points="0,0 0,1400 801,1400 801,0">
          <text:p/>
        </draw:polygon>
        <draw:polygon draw:style-name="gr6" draw:text-style-name="P1" draw:layer="layout" svg:width="0.8cm" svg:height="1.399cm" svg:x="78.045cm" svg:y="7.778cm" svg:viewBox="0 0 801 1400" draw:points="0,1400 0,0 801,0 801,1400">
          <text:p/>
        </draw:polygon>
        <draw:polygon draw:style-name="gr3" draw:text-style-name="P3" draw:layer="layout" svg:width="0.8cm" svg:height="1.399cm" svg:x="78.045cm" svg:y="9.249cm" svg:viewBox="0 0 801 1400" draw:points="0,0 0,1400 801,1400 801,0">
          <text:p/>
        </draw:polygon>
        <draw:polygon draw:style-name="gr6" draw:text-style-name="P1" draw:layer="layout" svg:width="0.8cm" svg:height="1.399cm" svg:x="78.045cm" svg:y="9.249cm" svg:viewBox="0 0 801 1400" draw:points="0,1400 0,0 801,0 801,1400">
          <text:p/>
        </draw:polygon>
        <draw:polygon draw:style-name="gr3" draw:text-style-name="P3" draw:layer="layout" svg:width="0.8cm" svg:height="1.399cm" svg:x="78.045cm" svg:y="10.71cm" svg:viewBox="0 0 801 1400" draw:points="0,0 0,1400 801,1400 801,0">
          <text:p/>
        </draw:polygon>
        <draw:polygon draw:style-name="gr6" draw:text-style-name="P1" draw:layer="layout" svg:width="0.8cm" svg:height="1.399cm" svg:x="78.045cm" svg:y="10.71cm" svg:viewBox="0 0 801 1400" draw:points="0,1400 0,0 801,0 801,1400">
          <text:p/>
        </draw:polygon>
        <draw:polygon draw:style-name="gr3" draw:text-style-name="P3" draw:layer="layout" svg:width="0.8cm" svg:height="1.401cm" svg:x="78.045cm" svg:y="12.168cm" svg:viewBox="0 0 801 1402" draw:points="0,0 0,1402 801,1402 801,0">
          <text:p/>
        </draw:polygon>
        <draw:polygon draw:style-name="gr6" draw:text-style-name="P1" draw:layer="layout" svg:width="0.8cm" svg:height="1.401cm" svg:x="78.045cm" svg:y="12.168cm" svg:viewBox="0 0 801 1402" draw:points="0,1402 0,0 801,0 801,1402">
          <text:p/>
        </draw:polygon>
        <draw:polygon draw:style-name="gr3" draw:text-style-name="P3" draw:layer="layout" svg:width="0.8cm" svg:height="1.399cm" svg:x="78.045cm" svg:y="13.629cm" svg:viewBox="0 0 801 1400" draw:points="0,0 0,1400 801,1400 801,0">
          <text:p/>
        </draw:polygon>
        <draw:polygon draw:style-name="gr6" draw:text-style-name="P1" draw:layer="layout" svg:width="0.8cm" svg:height="1.399cm" svg:x="78.045cm" svg:y="13.629cm" svg:viewBox="0 0 801 1400" draw:points="0,1400 0,0 801,0 801,1400">
          <text:p/>
        </draw:polygon>
        <draw:polygon draw:style-name="gr3" draw:text-style-name="P3" draw:layer="layout" svg:width="0.9cm" svg:height="0.9cm" svg:x="18.975cm" svg:y="13.004cm" svg:viewBox="0 0 901 901" draw:points="0,0 0,901 901,901 901,0">
          <text:p/>
        </draw:polygon>
        <draw:line draw:style-name="gr6" draw:text-style-name="P1" draw:layer="layout" svg:x1="19.875cm" svg:y1="13.004cm" svg:x2="18.975cm" svg:y2="13.004cm">
          <text:p/>
        </draw:line>
        <draw:line draw:style-name="gr6" draw:text-style-name="P1" draw:layer="layout" svg:x1="19.875cm" svg:y1="13.904cm" svg:x2="19.875cm" svg:y2="13.004cm">
          <text:p/>
        </draw:line>
        <draw:line draw:style-name="gr6" draw:text-style-name="P1" draw:layer="layout" svg:x1="18.975cm" svg:y1="13.904cm" svg:x2="19.875cm" svg:y2="13.904cm">
          <text:p/>
        </draw:line>
        <draw:line draw:style-name="gr6" draw:text-style-name="P1" draw:layer="layout" svg:x1="18.975cm" svg:y1="13.004cm" svg:x2="18.975cm" svg:y2="13.904cm">
          <text:p/>
        </draw:line>
        <draw:polygon draw:style-name="gr6" draw:text-style-name="P1" draw:layer="layout" svg:width="0.9cm" svg:height="0.9cm" svg:x="18.975cm" svg:y="13.004cm" svg:viewBox="0 0 901 901" draw:points="0,0 0,901 901,901 901,0">
          <text:p/>
        </draw:polygon>
        <draw:polygon draw:style-name="gr3" draw:text-style-name="P3" draw:layer="layout" svg:width="0.9cm" svg:height="0.9cm" svg:x="18.975cm" svg:y="14.003cm" svg:viewBox="0 0 901 901" draw:points="0,0 0,901 901,901 901,0">
          <text:p/>
        </draw:polygon>
        <draw:line draw:style-name="gr6" draw:text-style-name="P1" draw:layer="layout" svg:x1="19.875cm" svg:y1="14.003cm" svg:x2="18.975cm" svg:y2="14.003cm">
          <text:p/>
        </draw:line>
        <draw:line draw:style-name="gr6" draw:text-style-name="P1" draw:layer="layout" svg:x1="19.875cm" svg:y1="14.903cm" svg:x2="19.875cm" svg:y2="14.003cm">
          <text:p/>
        </draw:line>
        <draw:line draw:style-name="gr6" draw:text-style-name="P1" draw:layer="layout" svg:x1="18.975cm" svg:y1="14.903cm" svg:x2="19.875cm" svg:y2="14.903cm">
          <text:p/>
        </draw:line>
        <draw:line draw:style-name="gr6" draw:text-style-name="P1" draw:layer="layout" svg:x1="18.975cm" svg:y1="14.003cm" svg:x2="18.975cm" svg:y2="14.903cm">
          <text:p/>
        </draw:line>
        <draw:polygon draw:style-name="gr6" draw:text-style-name="P1" draw:layer="layout" svg:width="0.9cm" svg:height="0.9cm" svg:x="18.975cm" svg:y="14.003cm" svg:viewBox="0 0 901 901" draw:points="0,0 0,901 901,901 901,0">
          <text:p/>
        </draw:polygon>
        <draw:polygon draw:style-name="gr3" draw:text-style-name="P3" draw:layer="layout" svg:width="1.598cm" svg:height="0.8cm" svg:x="77.169cm" svg:y="19.68cm" svg:viewBox="0 0 1599 801" draw:points="0,0 0,801 1599,801 1599,0">
          <text:p/>
        </draw:polygon>
        <draw:polygon draw:style-name="gr6" draw:text-style-name="P1" draw:layer="layout" svg:width="1.598cm" svg:height="0.8cm" svg:x="77.169cm" svg:y="19.68cm" svg:viewBox="0 0 1599 801" draw:points="0,0 1599,0 1599,801 0,801">
          <text:p/>
        </draw:polygon>
        <draw:polygon draw:style-name="gr3" draw:text-style-name="P3" draw:layer="layout" svg:width="1.6cm" svg:height="0.8cm" svg:x="75.569cm" svg:y="19.68cm" svg:viewBox="0 0 1601 801" draw:points="0,0 0,801 1601,801 1601,0">
          <text:p/>
        </draw:polygon>
        <draw:polygon draw:style-name="gr6" draw:text-style-name="P1" draw:layer="layout" svg:width="1.6cm" svg:height="0.8cm" svg:x="75.569cm" svg:y="19.68cm" svg:viewBox="0 0 1601 801" draw:points="0,0 1601,0 1601,801 0,801">
          <text:p/>
        </draw:polygon>
        <draw:polygon draw:style-name="gr3" draw:text-style-name="P3" draw:layer="layout" svg:width="1.601cm" svg:height="0.8cm" svg:x="77.196cm" svg:y="17.28cm" svg:viewBox="0 0 1602 801" draw:points="0,0 0,801 1602,801 1602,0">
          <text:p/>
        </draw:polygon>
        <draw:polygon draw:style-name="gr6" draw:text-style-name="P1" draw:layer="layout" svg:width="1.601cm" svg:height="0.8cm" svg:x="77.196cm" svg:y="17.28cm" svg:viewBox="0 0 1602 801" draw:points="0,0 1602,0 1602,801 0,801">
          <text:p/>
        </draw:polygon>
        <draw:polygon draw:style-name="gr3" draw:text-style-name="P3" draw:layer="layout" svg:width="1.6cm" svg:height="0.8cm" svg:x="75.596cm" svg:y="17.28cm" svg:viewBox="0 0 1601 801" draw:points="0,0 0,801 1601,801 1601,0">
          <text:p/>
        </draw:polygon>
        <draw:polygon draw:style-name="gr6" draw:text-style-name="P1" draw:layer="layout" svg:width="1.6cm" svg:height="0.8cm" svg:x="75.596cm" svg:y="17.28cm" svg:viewBox="0 0 1601 801" draw:points="0,0 1601,0 1601,801 0,801">
          <text:p/>
        </draw:polygon>
        <draw:line draw:style-name="gr6" draw:text-style-name="P1" draw:layer="layout" svg:x1="26.181cm" svg:y1="5.983cm" svg:x2="23.88cm" svg:y2="5.983cm">
          <text:p/>
        </draw:line>
        <draw:line draw:style-name="gr6" draw:text-style-name="P1" draw:layer="layout" svg:x1="26.181cm" svg:y1="9.472cm" svg:x2="26.181cm" svg:y2="5.983cm">
          <text:p/>
        </draw:line>
        <draw:line draw:style-name="gr6" draw:text-style-name="P1" draw:layer="layout" svg:x1="23.88cm" svg:y1="9.472cm" svg:x2="26.181cm" svg:y2="9.472cm">
          <text:p/>
        </draw:line>
        <draw:line draw:style-name="gr6" draw:text-style-name="P1" draw:layer="layout" svg:x1="23.88cm" svg:y1="5.983cm" svg:x2="23.88cm" svg:y2="9.472cm">
          <text:p/>
        </draw:line>
        <draw:line draw:style-name="gr6" draw:text-style-name="P1" draw:layer="layout" svg:x1="28.579cm" svg:y1="5.983cm" svg:x2="26.28cm" svg:y2="5.983cm">
          <text:p/>
        </draw:line>
        <draw:line draw:style-name="gr6" draw:text-style-name="P1" draw:layer="layout" svg:x1="28.579cm" svg:y1="9.472cm" svg:x2="28.579cm" svg:y2="5.983cm">
          <text:p/>
        </draw:line>
        <draw:line draw:style-name="gr6" draw:text-style-name="P1" draw:layer="layout" svg:x1="26.28cm" svg:y1="9.472cm" svg:x2="28.579cm" svg:y2="9.472cm">
          <text:p/>
        </draw:line>
        <draw:line draw:style-name="gr6" draw:text-style-name="P1" draw:layer="layout" svg:x1="26.28cm" svg:y1="5.983cm" svg:x2="26.28cm" svg:y2="9.472cm">
          <text:p/>
        </draw:line>
        <draw:line draw:style-name="gr6" draw:text-style-name="P1" draw:layer="layout" svg:x1="21.193cm" svg:y1="27.626cm" svg:x2="19.598cm" svg:y2="28.624cm">
          <text:p/>
        </draw:line>
        <draw:line draw:style-name="gr6" draw:text-style-name="P1" draw:layer="layout" svg:x1="22.168cm" svg:y1="29.185cm" svg:x2="21.192cm" svg:y2="27.626cm">
          <text:p/>
        </draw:line>
        <draw:line draw:style-name="gr6" draw:text-style-name="P1" draw:layer="layout" svg:x1="20.574cm" svg:y1="30.182cm" svg:x2="22.168cm" svg:y2="29.184cm">
          <text:p/>
        </draw:line>
        <draw:line draw:style-name="gr6" draw:text-style-name="P1" draw:layer="layout" svg:x1="19.598cm" svg:y1="28.623cm" svg:x2="20.575cm" svg:y2="30.182cm">
          <text:p/>
        </draw:line>
        <draw:path draw:style-name="gr2" draw:text-style-name="P2" draw:layer="layout" svg:width="0.4cm" svg:height="0.399cm" svg:x="35.627cm" svg:y="35.727cm" svg:viewBox="0 0 401 400" svg:d="M401 199l-4 40-11 36c-76 182-336 162-382-36l-4-40 4-38c41-194 305-219 382-39l11 39z">
          <text:p/>
        </draw:path>
        <draw:polygon draw:style-name="gr9" draw:text-style-name="P1" draw:layer="layout" svg:width="7.004cm" svg:height="1.941cm" svg:x="65.534cm" svg:y="21.289cm" svg:viewBox="0 0 7005 1942" draw:points="0,1938 0,0 7005,0 7005,1942">
          <text:p/>
        </draw:polygon>
        <draw:polygon draw:style-name="gr9" draw:text-style-name="P1" draw:layer="layout" svg:width="7.004cm" svg:height="1.289cm" svg:x="65.534cm" svg:y="21.289cm" svg:viewBox="0 0 7005 1290" draw:points="0,0 7005,0 7005,1290 0,1284">
          <text:p/>
        </draw:polygon>
        <draw:polygon draw:style-name="gr9" draw:text-style-name="P1" draw:layer="layout" svg:width="0.453cm" svg:height="3.189cm" svg:x="72.538cm" svg:y="21.3cm" svg:viewBox="0 0 454 3190" draw:points="452,3190 0,3190 0,0 454,0">
          <text:p/>
        </draw:polygon>
        <draw:polygon draw:style-name="gr9" draw:text-style-name="P1" draw:layer="layout" svg:width="7.004cm" svg:height="0.603cm" svg:x="65.534cm" svg:y="21.289cm" svg:viewBox="0 0 7005 604" draw:points="0,0 7005,0 7005,604 0,600">
          <text:p/>
        </draw:polygon>
        <draw:polygon draw:style-name="gr3" draw:text-style-name="P3" draw:layer="layout" svg:width="0.9cm" svg:height="0.07cm" svg:x="32.429cm" svg:y="29.775cm" svg:viewBox="0 0 901 71" draw:points="0,0 0,71 901,71 901,0">
          <text:p/>
        </draw:polygon>
        <draw:polygon draw:style-name="gr7" draw:text-style-name="P1" draw:layer="layout" svg:width="0.9cm" svg:height="0.07cm" svg:x="32.429cm" svg:y="29.775cm" svg:viewBox="0 0 901 71" draw:points="901,0 0,0 0,71 901,71">
          <text:p/>
        </draw:polygon>
        <draw:polygon draw:style-name="gr3" draw:text-style-name="P3" draw:layer="layout" svg:width="0.9cm" svg:height="0.07cm" svg:x="32.429cm" svg:y="33.743cm" svg:viewBox="0 0 901 71" draw:points="0,0 0,71 901,71 901,0">
          <text:p/>
        </draw:polygon>
        <draw:polygon draw:style-name="gr7" draw:text-style-name="P1" draw:layer="layout" svg:width="0.9cm" svg:height="0.07cm" svg:x="32.429cm" svg:y="33.743cm" svg:viewBox="0 0 901 71" draw:points="901,0 0,0 0,71 901,71">
          <text:p/>
        </draw:polygon>
        <draw:polygon draw:style-name="gr3" draw:text-style-name="P3" draw:layer="layout" svg:width="0.9cm" svg:height="0.07cm" svg:x="32.429cm" svg:y="32.033cm" svg:viewBox="0 0 901 71" draw:points="0,0 0,71 901,71 901,0">
          <text:p/>
        </draw:polygon>
        <draw:polygon draw:style-name="gr7" draw:text-style-name="P1" draw:layer="layout" svg:width="0.9cm" svg:height="0.07cm" svg:x="32.429cm" svg:y="32.033cm" svg:viewBox="0 0 901 71" draw:points="901,0 0,0 0,71 901,71">
          <text:p/>
        </draw:polygon>
        <draw:polygon draw:style-name="gr3" draw:text-style-name="P3" draw:layer="layout" svg:width="0.9cm" svg:height="0.07cm" svg:x="32.429cm" svg:y="31.963cm" svg:viewBox="0 0 901 71" draw:points="0,0 0,71 901,71 901,0">
          <text:p/>
        </draw:polygon>
        <draw:polygon draw:style-name="gr7" draw:text-style-name="P1" draw:layer="layout" svg:width="0.9cm" svg:height="0.07cm" svg:x="32.429cm" svg:y="31.963cm" svg:viewBox="0 0 901 71" draw:points="901,0 0,0 0,71 901,71">
          <text:p/>
        </draw:polygon>
        <draw:polygon draw:style-name="gr3" draw:text-style-name="P3" draw:layer="layout" svg:width="0.899cm" svg:height="0.07cm" svg:x="28.397cm" svg:y="27.167cm" svg:viewBox="0 0 900 71" draw:points="0,0 0,71 900,71 900,0">
          <text:p/>
        </draw:polygon>
        <draw:polygon draw:style-name="gr7" draw:text-style-name="P1" draw:layer="layout" svg:width="0.899cm" svg:height="0.07cm" svg:x="28.397cm" svg:y="27.167cm" svg:viewBox="0 0 900 71" draw:points="900,0 0,0 0,71 900,71">
          <text:p/>
        </draw:polygon>
        <draw:polygon draw:style-name="gr3" draw:text-style-name="P3" draw:layer="layout" svg:width="0.899cm" svg:height="0.072cm" svg:x="28.397cm" svg:y="29.353cm" svg:viewBox="0 0 900 73" draw:points="0,0 0,73 900,73 900,0">
          <text:p/>
        </draw:polygon>
        <draw:polygon draw:style-name="gr7" draw:text-style-name="P1" draw:layer="layout" svg:width="0.899cm" svg:height="0.072cm" svg:x="28.397cm" svg:y="29.353cm" svg:viewBox="0 0 900 73" draw:points="900,0 0,0 0,73 900,73">
          <text:p/>
        </draw:polygon>
        <draw:polygon draw:style-name="gr3" draw:text-style-name="P3" draw:layer="layout" svg:width="0.099cm" svg:height="0.099cm" svg:x="32.349cm" svg:y="38.428cm" svg:viewBox="0 0 100 100" draw:points="0,51 4,31 14,14 29,4 48,0 67,4 85,14 96,31 100,51 96,70 85,85 67,96 48,100 29,96 14,85 4,70">
          <text:p/>
        </draw:polygon>
        <draw:path draw:style-name="gr10" draw:text-style-name="P1" draw:layer="layout" svg:width="0.099cm" svg:height="0.099cm" svg:x="32.349cm" svg:y="38.428cm" svg:viewBox="0 0 100 100" svg:d="M100 51c0 28-21 49-52 49-27 0-48-21-48-49s21-51 48-51c31 0 52 23 52 51z">
          <text:p/>
        </draw:path>
        <draw:polygon draw:style-name="gr3" draw:text-style-name="P3" draw:layer="layout" svg:width="0.1cm" svg:height="0.1cm" svg:x="33.961cm" svg:y="39.909cm" svg:viewBox="0 0 101 101" draw:points="0,52 5,32 15,15 30,4 50,0 69,4 86,15 97,32 101,52 97,71 86,86 69,97 50,101 30,97 15,86 5,71">
          <text:p/>
        </draw:polygon>
        <draw:path draw:style-name="gr10" draw:text-style-name="P1" draw:layer="layout" svg:width="0.1cm" svg:height="0.1cm" svg:x="33.961cm" svg:y="39.909cm" svg:viewBox="0 0 101 101" svg:d="M101 52c0 28-23 49-51 49s-50-21-50-49 22-52 50-52 51 24 51 52z">
          <text:p/>
        </draw:path>
        <draw:polygon draw:style-name="gr3" draw:text-style-name="P3" draw:layer="layout" svg:width="0.101cm" svg:height="0.1cm" svg:x="35.524cm" svg:y="41.437cm" svg:viewBox="0 0 102 101" draw:points="0,51 4,32 14,15 31,5 50,0 69,5 87,15 98,32 102,51 98,70 87,85 69,97 50,101 31,97 14,85 4,70">
          <text:p/>
        </draw:polygon>
        <draw:path draw:style-name="gr10" draw:text-style-name="P1" draw:layer="layout" svg:width="0.101cm" svg:height="0.1cm" svg:x="35.524cm" svg:y="41.437cm" svg:viewBox="0 0 102 101" svg:d="M102 51c0 28-24 50-52 50-27 0-50-22-50-50 0-27 23-51 50-51 28 0 52 24 52 51z">
          <text:p/>
        </draw:path>
        <draw:line draw:style-name="gr6" draw:text-style-name="P1" draw:layer="layout" svg:x1="63.514cm" svg:y1="16.67cm" svg:x2="64.444cm" svg:y2="16.67cm">
          <text:p/>
        </draw:line>
        <draw:line draw:style-name="gr6" draw:text-style-name="P1" draw:layer="layout" svg:x1="63.514cm" svg:y1="16.791cm" svg:x2="63.514cm" svg:y2="16.67cm">
          <text:p/>
        </draw:line>
        <draw:line draw:style-name="gr6" draw:text-style-name="P1" draw:layer="layout" svg:x1="64.444cm" svg:y1="16.791cm" svg:x2="63.514cm" svg:y2="16.791cm">
          <text:p/>
        </draw:line>
        <draw:line draw:style-name="gr6" draw:text-style-name="P1" draw:layer="layout" svg:x1="64.444cm" svg:y1="16.67cm" svg:x2="64.444cm" svg:y2="16.791cm">
          <text:p/>
        </draw:line>
        <draw:line draw:style-name="gr6" draw:text-style-name="P1" draw:layer="layout" svg:x1="64.444cm" svg:y1="16.67cm" svg:x2="64.471cm" svg:y2="16.67cm">
          <text:p/>
        </draw:line>
        <draw:line draw:style-name="gr6" draw:text-style-name="P1" draw:layer="layout" svg:x1="64.444cm" svg:y1="16.791cm" svg:x2="64.444cm" svg:y2="16.67cm">
          <text:p/>
        </draw:line>
        <draw:line draw:style-name="gr6" draw:text-style-name="P1" draw:layer="layout" svg:x1="64.471cm" svg:y1="16.791cm" svg:x2="64.444cm" svg:y2="16.791cm">
          <text:p/>
        </draw:line>
        <draw:line draw:style-name="gr6" draw:text-style-name="P1" draw:layer="layout" svg:x1="63.514cm" svg:y1="16.67cm" svg:x2="63.514cm" svg:y2="16.791cm">
          <text:p/>
        </draw:line>
        <draw:line draw:style-name="gr6" draw:text-style-name="P1" draw:layer="layout" svg:x1="63.485cm" svg:y1="16.67cm" svg:x2="63.514cm" svg:y2="16.67cm">
          <text:p/>
        </draw:line>
        <draw:line draw:style-name="gr6" draw:text-style-name="P1" draw:layer="layout" svg:x1="63.514cm" svg:y1="16.791cm" svg:x2="63.485cm" svg:y2="16.791cm">
          <text:p/>
        </draw:line>
        <draw:line draw:style-name="gr6" draw:text-style-name="P1" draw:layer="layout" svg:x1="64.444cm" svg:y1="16.791cm" svg:x2="64.444cm" svg:y2="17.699cm">
          <text:p/>
        </draw:line>
        <draw:line draw:style-name="gr6" draw:text-style-name="P1" draw:layer="layout" svg:x1="64.471cm" svg:y1="16.791cm" svg:x2="64.471cm" svg:y2="16.67cm">
          <text:p/>
        </draw:line>
        <draw:line draw:style-name="gr6" draw:text-style-name="P1" draw:layer="layout" svg:x1="63.485cm" svg:y1="16.791cm" svg:x2="63.485cm" svg:y2="16.67cm">
          <text:p/>
        </draw:line>
        <draw:path draw:style-name="gr6" draw:text-style-name="P1" draw:layer="layout" svg:width="0.909cm" svg:height="0.908cm" svg:x="63.535cm" svg:y="16.791cm" svg:viewBox="0 0 910 909" svg:d="M910 909c-503 0-910-406-910-909">
          <text:p/>
        </draw:path>
        <draw:polygon draw:style-name="gr3" draw:text-style-name="P3" draw:layer="layout" svg:width="0.612cm" svg:height="0.434cm" svg:x="70.844cm" svg:y="38.576cm" svg:viewBox="0 0 613 435" draw:points="613,4 2,0 0,430 611,435">
          <text:p/>
        </draw:polygon>
        <draw:line draw:style-name="gr6" draw:text-style-name="P1" draw:layer="layout" svg:x1="71.454cm" svg:y1="39.011cm" svg:x2="71.457cm" svg:y2="38.58cm">
          <text:p/>
        </draw:line>
        <draw:line draw:style-name="gr6" draw:text-style-name="P1" draw:layer="layout" svg:x1="70.844cm" svg:y1="39.005cm" svg:x2="71.455cm" svg:y2="39.012cm">
          <text:p/>
        </draw:line>
        <draw:line draw:style-name="gr6" draw:text-style-name="P1" draw:layer="layout" svg:x1="70.847cm" svg:y1="38.576cm" svg:x2="70.844cm" svg:y2="39.006cm">
          <text:p/>
        </draw:line>
        <draw:line draw:style-name="gr6" draw:text-style-name="P1" draw:layer="layout" svg:x1="71.457cm" svg:y1="38.581cm" svg:x2="70.846cm" svg:y2="38.576cm">
          <text:p/>
        </draw:line>
        <draw:polygon draw:style-name="gr3" draw:text-style-name="P3" draw:layer="layout" svg:width="0.46cm" svg:height="0.078cm" svg:x="70.918cm" svg:y="39.082cm" svg:viewBox="0 0 461 79" draw:points="461,79 461,2 0,0 0,75">
          <text:p/>
        </draw:polygon>
        <draw:line draw:style-name="gr6" draw:text-style-name="P1" draw:layer="layout" svg:x1="70.918cm" svg:y1="39.156cm" svg:x2="71.379cm" svg:y2="39.161cm">
          <text:p/>
        </draw:line>
        <draw:line draw:style-name="gr6" draw:text-style-name="P1" draw:layer="layout" svg:x1="70.918cm" svg:y1="39.082cm" svg:x2="70.918cm" svg:y2="39.156cm">
          <text:p/>
        </draw:line>
        <draw:line draw:style-name="gr6" draw:text-style-name="P1" draw:layer="layout" svg:x1="71.379cm" svg:y1="39.085cm" svg:x2="70.918cm" svg:y2="39.082cm">
          <text:p/>
        </draw:line>
        <draw:line draw:style-name="gr6" draw:text-style-name="P1" draw:layer="layout" svg:x1="71.378cm" svg:y1="39.16cm" svg:x2="71.378cm" svg:y2="39.084cm">
          <text:p/>
        </draw:line>
        <draw:polygon draw:style-name="gr3" draw:text-style-name="P3" draw:layer="layout" svg:width="0.076cm" svg:height="0.076cm" svg:x="71.111cm" svg:y="39.008cm" svg:viewBox="0 0 77 77" draw:points="0,0 0,77 75,77 77,0">
          <text:p/>
        </draw:polygon>
        <draw:line draw:style-name="gr6" draw:text-style-name="P1" draw:layer="layout" svg:x1="71.187cm" svg:y1="39.008cm" svg:x2="71.111cm" svg:y2="39.008cm">
          <text:p/>
        </draw:line>
        <draw:line draw:style-name="gr6" draw:text-style-name="P1" draw:layer="layout" svg:x1="71.185cm" svg:y1="39.085cm" svg:x2="71.188cm" svg:y2="39.008cm">
          <text:p/>
        </draw:line>
        <draw:line draw:style-name="gr6" draw:text-style-name="P1" draw:layer="layout" svg:x1="71.111cm" svg:y1="39.084cm" svg:x2="71.185cm" svg:y2="39.084cm">
          <text:p/>
        </draw:line>
        <draw:line draw:style-name="gr6" draw:text-style-name="P1" draw:layer="layout" svg:x1="71.111cm" svg:y1="39.008cm" svg:x2="71.111cm" svg:y2="39.084cm">
          <text:p/>
        </draw:line>
        <draw:polygon draw:style-name="gr3" draw:text-style-name="P3" draw:layer="layout" svg:width="0.612cm" svg:height="0.434cm" svg:x="70.04cm" svg:y="38.593cm" svg:viewBox="0 0 613 435" draw:points="613,4 2,0 0,430 611,435">
          <text:p/>
        </draw:polygon>
        <draw:line draw:style-name="gr6" draw:text-style-name="P1" draw:layer="layout" svg:x1="70.65cm" svg:y1="39.028cm" svg:x2="70.653cm" svg:y2="38.597cm">
          <text:p/>
        </draw:line>
        <draw:line draw:style-name="gr6" draw:text-style-name="P1" draw:layer="layout" svg:x1="70.04cm" svg:y1="39.022cm" svg:x2="70.651cm" svg:y2="39.028cm">
          <text:p/>
        </draw:line>
        <draw:line draw:style-name="gr6" draw:text-style-name="P1" draw:layer="layout" svg:x1="70.043cm" svg:y1="38.593cm" svg:x2="70.04cm" svg:y2="39.023cm">
          <text:p/>
        </draw:line>
        <draw:line draw:style-name="gr6" draw:text-style-name="P1" draw:layer="layout" svg:x1="70.653cm" svg:y1="38.598cm" svg:x2="70.042cm" svg:y2="38.593cm">
          <text:p/>
        </draw:line>
        <draw:polygon draw:style-name="gr3" draw:text-style-name="P3" draw:layer="layout" svg:width="0.459cm" svg:height="0.078cm" svg:x="70.114cm" svg:y="39.099cm" svg:viewBox="0 0 460 79" draw:points="460,79 460,2 0,0 0,75">
          <text:p/>
        </draw:polygon>
        <draw:line draw:style-name="gr6" draw:text-style-name="P1" draw:layer="layout" svg:x1="70.114cm" svg:y1="39.173cm" svg:x2="70.574cm" svg:y2="39.178cm">
          <text:p/>
        </draw:line>
        <draw:line draw:style-name="gr6" draw:text-style-name="P1" draw:layer="layout" svg:x1="70.114cm" svg:y1="39.099cm" svg:x2="70.114cm" svg:y2="39.173cm">
          <text:p/>
        </draw:line>
        <draw:line draw:style-name="gr6" draw:text-style-name="P1" draw:layer="layout" svg:x1="70.574cm" svg:y1="39.102cm" svg:x2="70.114cm" svg:y2="39.099cm">
          <text:p/>
        </draw:line>
        <draw:line draw:style-name="gr6" draw:text-style-name="P1" draw:layer="layout" svg:x1="70.573cm" svg:y1="39.177cm" svg:x2="70.573cm" svg:y2="39.101cm">
          <text:p/>
        </draw:line>
        <draw:polygon draw:style-name="gr3" draw:text-style-name="P3" draw:layer="layout" svg:width="0.074cm" svg:height="0.077cm" svg:x="70.307cm" svg:y="39.024cm" svg:viewBox="0 0 75 78" draw:points="0,0 0,78 75,78 75,0">
          <text:p/>
        </draw:polygon>
        <draw:line draw:style-name="gr6" draw:text-style-name="P1" draw:layer="layout" svg:x1="70.381cm" svg:y1="39.024cm" svg:x2="70.307cm" svg:y2="39.024cm">
          <text:p/>
        </draw:line>
        <draw:line draw:style-name="gr6" draw:text-style-name="P1" draw:layer="layout" svg:x1="70.381cm" svg:y1="39.101cm" svg:x2="70.381cm" svg:y2="39.024cm">
          <text:p/>
        </draw:line>
        <draw:line draw:style-name="gr6" draw:text-style-name="P1" draw:layer="layout" svg:x1="70.307cm" svg:y1="39.101cm" svg:x2="70.381cm" svg:y2="39.101cm">
          <text:p/>
        </draw:line>
        <draw:line draw:style-name="gr6" draw:text-style-name="P1" draw:layer="layout" svg:x1="70.307cm" svg:y1="39.024cm" svg:x2="70.307cm" svg:y2="39.101cm">
          <text:p/>
        </draw:line>
        <draw:polygon draw:style-name="gr3" draw:text-style-name="P3" draw:layer="layout" svg:width="0.612cm" svg:height="0.434cm" svg:x="69.202cm" svg:y="38.595cm" svg:viewBox="0 0 613 435" draw:points="613,4 2,0 0,430 610,435">
          <text:p/>
        </draw:polygon>
        <draw:line draw:style-name="gr6" draw:text-style-name="P1" draw:layer="layout" svg:x1="69.811cm" svg:y1="39.03cm" svg:x2="69.815cm" svg:y2="38.599cm">
          <text:p/>
        </draw:line>
        <draw:line draw:style-name="gr6" draw:text-style-name="P1" draw:layer="layout" svg:x1="69.202cm" svg:y1="39.024cm" svg:x2="69.812cm" svg:y2="39.03cm">
          <text:p/>
        </draw:line>
        <draw:line draw:style-name="gr6" draw:text-style-name="P1" draw:layer="layout" svg:x1="69.205cm" svg:y1="38.595cm" svg:x2="69.202cm" svg:y2="39.025cm">
          <text:p/>
        </draw:line>
        <draw:line draw:style-name="gr6" draw:text-style-name="P1" draw:layer="layout" svg:x1="69.815cm" svg:y1="38.6cm" svg:x2="69.204cm" svg:y2="38.595cm">
          <text:p/>
        </draw:line>
        <draw:polygon draw:style-name="gr3" draw:text-style-name="P3" draw:layer="layout" svg:width="0.459cm" svg:height="0.078cm" svg:x="69.276cm" svg:y="39.101cm" svg:viewBox="0 0 460 79" draw:points="460,79 460,2 0,0 0,75">
          <text:p/>
        </draw:polygon>
        <draw:line draw:style-name="gr6" draw:text-style-name="P1" draw:layer="layout" svg:x1="69.276cm" svg:y1="39.175cm" svg:x2="69.736cm" svg:y2="39.18cm">
          <text:p/>
        </draw:line>
        <draw:line draw:style-name="gr6" draw:text-style-name="P1" draw:layer="layout" svg:x1="69.276cm" svg:y1="39.101cm" svg:x2="69.276cm" svg:y2="39.175cm">
          <text:p/>
        </draw:line>
        <draw:line draw:style-name="gr6" draw:text-style-name="P1" draw:layer="layout" svg:x1="69.736cm" svg:y1="39.104cm" svg:x2="69.276cm" svg:y2="39.101cm">
          <text:p/>
        </draw:line>
        <draw:line draw:style-name="gr6" draw:text-style-name="P1" draw:layer="layout" svg:x1="69.735cm" svg:y1="39.179cm" svg:x2="69.735cm" svg:y2="39.103cm">
          <text:p/>
        </draw:line>
        <draw:polygon draw:style-name="gr3" draw:text-style-name="P3" draw:layer="layout" svg:width="0.076cm" svg:height="0.076cm" svg:x="69.469cm" svg:y="39.027cm" svg:viewBox="0 0 77 77" draw:points="0,0 0,74 75,77 77,0">
          <text:p/>
        </draw:polygon>
        <draw:line draw:style-name="gr6" draw:text-style-name="P1" draw:layer="layout" svg:x1="69.545cm" svg:y1="39.027cm" svg:x2="69.469cm" svg:y2="39.027cm">
          <text:p/>
        </draw:line>
        <draw:line draw:style-name="gr6" draw:text-style-name="P1" draw:layer="layout" svg:x1="69.543cm" svg:y1="39.104cm" svg:x2="69.546cm" svg:y2="39.027cm">
          <text:p/>
        </draw:line>
        <draw:line draw:style-name="gr6" draw:text-style-name="P1" draw:layer="layout" svg:x1="69.469cm" svg:y1="39.101cm" svg:x2="69.544cm" svg:y2="39.104cm">
          <text:p/>
        </draw:line>
        <draw:line draw:style-name="gr6" draw:text-style-name="P1" draw:layer="layout" svg:x1="69.469cm" svg:y1="39.027cm" svg:x2="69.469cm" svg:y2="39.101cm">
          <text:p/>
        </draw:line>
        <draw:polygon draw:style-name="gr3" draw:text-style-name="P3" draw:layer="layout" svg:width="0.612cm" svg:height="0.434cm" svg:x="68.374cm" svg:y="38.58cm" svg:viewBox="0 0 613 435" draw:points="613,4 2,0 0,431 611,435">
          <text:p/>
        </draw:polygon>
        <draw:line draw:style-name="gr6" draw:text-style-name="P1" draw:layer="layout" svg:x1="68.984cm" svg:y1="39.015cm" svg:x2="68.987cm" svg:y2="38.584cm">
          <text:p/>
        </draw:line>
        <draw:line draw:style-name="gr6" draw:text-style-name="P1" draw:layer="layout" svg:x1="68.374cm" svg:y1="39.01cm" svg:x2="68.985cm" svg:y2="39.015cm">
          <text:p/>
        </draw:line>
        <draw:line draw:style-name="gr6" draw:text-style-name="P1" draw:layer="layout" svg:x1="68.377cm" svg:y1="38.58cm" svg:x2="68.374cm" svg:y2="39.011cm">
          <text:p/>
        </draw:line>
        <draw:line draw:style-name="gr6" draw:text-style-name="P1" draw:layer="layout" svg:x1="68.987cm" svg:y1="38.585cm" svg:x2="68.376cm" svg:y2="38.58cm">
          <text:p/>
        </draw:line>
        <draw:polygon draw:style-name="gr3" draw:text-style-name="P3" draw:layer="layout" svg:width="0.46cm" svg:height="0.078cm" svg:x="68.448cm" svg:y="39.086cm" svg:viewBox="0 0 461 79" draw:points="461,79 461,2 0,0 0,75">
          <text:p/>
        </draw:polygon>
        <draw:line draw:style-name="gr6" draw:text-style-name="P1" draw:layer="layout" svg:x1="68.448cm" svg:y1="39.16cm" svg:x2="68.909cm" svg:y2="39.165cm">
          <text:p/>
        </draw:line>
        <draw:line draw:style-name="gr6" draw:text-style-name="P1" draw:layer="layout" svg:x1="68.448cm" svg:y1="39.086cm" svg:x2="68.448cm" svg:y2="39.16cm">
          <text:p/>
        </draw:line>
        <draw:line draw:style-name="gr6" draw:text-style-name="P1" draw:layer="layout" svg:x1="68.909cm" svg:y1="39.089cm" svg:x2="68.448cm" svg:y2="39.086cm">
          <text:p/>
        </draw:line>
        <draw:line draw:style-name="gr6" draw:text-style-name="P1" draw:layer="layout" svg:x1="68.908cm" svg:y1="39.164cm" svg:x2="68.908cm" svg:y2="39.088cm">
          <text:p/>
        </draw:line>
        <draw:polygon draw:style-name="gr3" draw:text-style-name="P3" draw:layer="layout" svg:width="0.076cm" svg:height="0.076cm" svg:x="68.641cm" svg:y="39.012cm" svg:viewBox="0 0 77 77" draw:points="0,0 0,75 77,77 77,0">
          <text:p/>
        </draw:polygon>
        <draw:line draw:style-name="gr6" draw:text-style-name="P1" draw:layer="layout" svg:x1="68.717cm" svg:y1="39.012cm" svg:x2="68.641cm" svg:y2="39.012cm">
          <text:p/>
        </draw:line>
        <draw:line draw:style-name="gr6" draw:text-style-name="P1" draw:layer="layout" svg:x1="68.717cm" svg:y1="39.088cm" svg:x2="68.717cm" svg:y2="39.012cm">
          <text:p/>
        </draw:line>
        <draw:line draw:style-name="gr6" draw:text-style-name="P1" draw:layer="layout" svg:x1="68.641cm" svg:y1="39.086cm" svg:x2="68.718cm" svg:y2="39.089cm">
          <text:p/>
        </draw:line>
        <draw:line draw:style-name="gr6" draw:text-style-name="P1" draw:layer="layout" svg:x1="68.641cm" svg:y1="39.012cm" svg:x2="68.641cm" svg:y2="39.086cm">
          <text:p/>
        </draw:line>
        <draw:polygon draw:style-name="gr3" draw:text-style-name="P3" draw:layer="layout" svg:width="0.61cm" svg:height="0.432cm" svg:x="68.469cm" svg:y="36.762cm" svg:viewBox="0 0 611 433" draw:points="0,433 611,433 611,0 0,2">
          <text:p/>
        </draw:polygon>
        <draw:line draw:style-name="gr6" draw:text-style-name="P1" draw:layer="layout" svg:x1="68.469cm" svg:y1="36.764cm" svg:x2="68.469cm" svg:y2="37.194cm">
          <text:p/>
        </draw:line>
        <draw:line draw:style-name="gr6" draw:text-style-name="P1" draw:layer="layout" svg:x1="69.08cm" svg:y1="36.762cm" svg:x2="68.469cm" svg:y2="36.765cm">
          <text:p/>
        </draw:line>
        <draw:line draw:style-name="gr6" draw:text-style-name="P1" draw:layer="layout" svg:x1="69.079cm" svg:y1="37.194cm" svg:x2="69.079cm" svg:y2="36.762cm">
          <text:p/>
        </draw:line>
        <draw:line draw:style-name="gr6" draw:text-style-name="P1" draw:layer="layout" svg:x1="68.469cm" svg:y1="37.194cm" svg:x2="69.079cm" svg:y2="37.194cm">
          <text:p/>
        </draw:line>
        <draw:polygon draw:style-name="gr3" draw:text-style-name="P3" draw:layer="layout" svg:width="0.461cm" svg:height="0.074cm" svg:x="68.544cm" svg:y="36.614cm" svg:viewBox="0 0 462 75" draw:points="0,0 0,75 462,75 462,0">
          <text:p/>
        </draw:polygon>
        <draw:line draw:style-name="gr6" draw:text-style-name="P1" draw:layer="layout" svg:x1="69.005cm" svg:y1="36.614cm" svg:x2="68.544cm" svg:y2="36.614cm">
          <text:p/>
        </draw:line>
        <draw:line draw:style-name="gr6" draw:text-style-name="P1" draw:layer="layout" svg:x1="69.005cm" svg:y1="36.688cm" svg:x2="69.005cm" svg:y2="36.614cm">
          <text:p/>
        </draw:line>
        <draw:line draw:style-name="gr6" draw:text-style-name="P1" draw:layer="layout" svg:x1="68.544cm" svg:y1="36.688cm" svg:x2="69.005cm" svg:y2="36.688cm">
          <text:p/>
        </draw:line>
        <draw:line draw:style-name="gr6" draw:text-style-name="P1" draw:layer="layout" svg:x1="68.544cm" svg:y1="36.614cm" svg:x2="68.544cm" svg:y2="36.688cm">
          <text:p/>
        </draw:line>
        <draw:polygon draw:style-name="gr3" draw:text-style-name="P3" draw:layer="layout" svg:width="0.076cm" svg:height="0.076cm" svg:x="68.736cm" svg:y="36.688cm" svg:viewBox="0 0 77 77" draw:points="0,0 0,77 77,77 77,0">
          <text:p/>
        </draw:polygon>
        <draw:line draw:style-name="gr6" draw:text-style-name="P1" draw:layer="layout" svg:x1="68.736cm" svg:y1="36.764cm" svg:x2="68.812cm" svg:y2="36.764cm">
          <text:p/>
        </draw:line>
        <draw:line draw:style-name="gr6" draw:text-style-name="P1" draw:layer="layout" svg:x1="68.736cm" svg:y1="36.688cm" svg:x2="68.736cm" svg:y2="36.764cm">
          <text:p/>
        </draw:line>
        <draw:line draw:style-name="gr6" draw:text-style-name="P1" draw:layer="layout" svg:x1="68.812cm" svg:y1="36.688cm" svg:x2="68.736cm" svg:y2="36.688cm">
          <text:p/>
        </draw:line>
        <draw:line draw:style-name="gr6" draw:text-style-name="P1" draw:layer="layout" svg:x1="68.812cm" svg:y1="36.764cm" svg:x2="68.812cm" svg:y2="36.688cm">
          <text:p/>
        </draw:line>
        <draw:polygon draw:style-name="gr3" draw:text-style-name="P3" draw:layer="layout" svg:width="0.609cm" svg:height="0.429cm" svg:x="69.274cm" svg:y="36.741cm" svg:viewBox="0 0 610 430" draw:points="0,0 0,430 610,430 610,0">
          <text:p/>
        </draw:polygon>
        <draw:line draw:style-name="gr6" draw:text-style-name="P1" draw:layer="layout" svg:x1="69.274cm" svg:y1="36.741cm" svg:x2="69.274cm" svg:y2="37.17cm">
          <text:p/>
        </draw:line>
        <draw:line draw:style-name="gr6" draw:text-style-name="P1" draw:layer="layout" svg:x1="69.883cm" svg:y1="36.741cm" svg:x2="69.274cm" svg:y2="36.741cm">
          <text:p/>
        </draw:line>
        <draw:line draw:style-name="gr6" draw:text-style-name="P1" draw:layer="layout" svg:x1="69.883cm" svg:y1="37.17cm" svg:x2="69.883cm" svg:y2="36.741cm">
          <text:p/>
        </draw:line>
        <draw:line draw:style-name="gr6" draw:text-style-name="P1" draw:layer="layout" svg:x1="69.274cm" svg:y1="37.17cm" svg:x2="69.883cm" svg:y2="37.17cm">
          <text:p/>
        </draw:line>
        <draw:polygon draw:style-name="gr3" draw:text-style-name="P3" draw:layer="layout" svg:width="0.461cm" svg:height="0.074cm" svg:x="69.348cm" svg:y="36.59cm" svg:viewBox="0 0 462 75" draw:points="0,0 0,75 462,75 462,0">
          <text:p/>
        </draw:polygon>
        <draw:line draw:style-name="gr6" draw:text-style-name="P1" draw:layer="layout" svg:x1="69.809cm" svg:y1="36.59cm" svg:x2="69.348cm" svg:y2="36.59cm">
          <text:p/>
        </draw:line>
        <draw:line draw:style-name="gr6" draw:text-style-name="P1" draw:layer="layout" svg:x1="69.809cm" svg:y1="36.664cm" svg:x2="69.809cm" svg:y2="36.59cm">
          <text:p/>
        </draw:line>
        <draw:line draw:style-name="gr6" draw:text-style-name="P1" draw:layer="layout" svg:x1="69.348cm" svg:y1="36.664cm" svg:x2="69.809cm" svg:y2="36.664cm">
          <text:p/>
        </draw:line>
        <draw:line draw:style-name="gr6" draw:text-style-name="P1" draw:layer="layout" svg:x1="69.348cm" svg:y1="36.59cm" svg:x2="69.348cm" svg:y2="36.664cm">
          <text:p/>
        </draw:line>
        <draw:polygon draw:style-name="gr3" draw:text-style-name="P3" draw:layer="layout" svg:width="0.077cm" svg:height="0.077cm" svg:x="69.54cm" svg:y="36.664cm" svg:viewBox="0 0 78 78" draw:points="0,0 0,78 78,78 78,0">
          <text:p/>
        </draw:polygon>
        <draw:line draw:style-name="gr6" draw:text-style-name="P1" draw:layer="layout" svg:x1="69.54cm" svg:y1="36.741cm" svg:x2="69.617cm" svg:y2="36.741cm">
          <text:p/>
        </draw:line>
        <draw:line draw:style-name="gr6" draw:text-style-name="P1" draw:layer="layout" svg:x1="69.54cm" svg:y1="36.664cm" svg:x2="69.54cm" svg:y2="36.741cm">
          <text:p/>
        </draw:line>
        <draw:line draw:style-name="gr6" draw:text-style-name="P1" draw:layer="layout" svg:x1="69.617cm" svg:y1="36.664cm" svg:x2="69.54cm" svg:y2="36.664cm">
          <text:p/>
        </draw:line>
        <draw:line draw:style-name="gr6" draw:text-style-name="P1" draw:layer="layout" svg:x1="69.617cm" svg:y1="36.741cm" svg:x2="69.617cm" svg:y2="36.664cm">
          <text:p/>
        </draw:line>
        <draw:polygon draw:style-name="gr3" draw:text-style-name="P3" draw:layer="layout" svg:width="0.61cm" svg:height="0.43cm" svg:x="70.112cm" svg:y="36.732cm" svg:viewBox="0 0 611 431" draw:points="0,0 0,431 611,431 611,0">
          <text:p/>
        </draw:polygon>
        <draw:line draw:style-name="gr6" draw:text-style-name="P1" draw:layer="layout" svg:x1="70.112cm" svg:y1="36.732cm" svg:x2="70.112cm" svg:y2="37.162cm">
          <text:p/>
        </draw:line>
        <draw:line draw:style-name="gr6" draw:text-style-name="P1" draw:layer="layout" svg:x1="70.722cm" svg:y1="36.732cm" svg:x2="70.112cm" svg:y2="36.732cm">
          <text:p/>
        </draw:line>
        <draw:line draw:style-name="gr6" draw:text-style-name="P1" draw:layer="layout" svg:x1="70.722cm" svg:y1="37.162cm" svg:x2="70.722cm" svg:y2="36.732cm">
          <text:p/>
        </draw:line>
        <draw:line draw:style-name="gr6" draw:text-style-name="P1" draw:layer="layout" svg:x1="70.112cm" svg:y1="37.162cm" svg:x2="70.722cm" svg:y2="37.162cm">
          <text:p/>
        </draw:line>
        <draw:polygon draw:style-name="gr3" draw:text-style-name="P3" draw:layer="layout" svg:width="0.461cm" svg:height="0.076cm" svg:x="70.186cm" svg:y="36.582cm" svg:viewBox="0 0 462 77" draw:points="0,0 0,77 462,75 462,0">
          <text:p/>
        </draw:polygon>
        <draw:line draw:style-name="gr6" draw:text-style-name="P1" draw:layer="layout" svg:x1="70.647cm" svg:y1="36.582cm" svg:x2="70.186cm" svg:y2="36.582cm">
          <text:p/>
        </draw:line>
        <draw:line draw:style-name="gr6" draw:text-style-name="P1" draw:layer="layout" svg:x1="70.647cm" svg:y1="36.656cm" svg:x2="70.647cm" svg:y2="36.582cm">
          <text:p/>
        </draw:line>
        <draw:line draw:style-name="gr6" draw:text-style-name="P1" draw:layer="layout" svg:x1="70.186cm" svg:y1="36.659cm" svg:x2="70.648cm" svg:y2="36.656cm">
          <text:p/>
        </draw:line>
        <draw:line draw:style-name="gr6" draw:text-style-name="P1" draw:layer="layout" svg:x1="70.186cm" svg:y1="36.582cm" svg:x2="70.186cm" svg:y2="36.658cm">
          <text:p/>
        </draw:line>
        <draw:polygon draw:style-name="gr3" draw:text-style-name="P3" draw:layer="layout" svg:width="0.076cm" svg:height="0.076cm" svg:x="70.379cm" svg:y="36.656cm" svg:viewBox="0 0 77 77" draw:points="77,77 77,0 0,2 0,77">
          <text:p/>
        </draw:polygon>
        <draw:line draw:style-name="gr6" draw:text-style-name="P1" draw:layer="layout" svg:x1="70.379cm" svg:y1="36.732cm" svg:x2="70.455cm" svg:y2="36.732cm">
          <text:p/>
        </draw:line>
        <draw:line draw:style-name="gr6" draw:text-style-name="P1" draw:layer="layout" svg:x1="70.379cm" svg:y1="36.658cm" svg:x2="70.379cm" svg:y2="36.732cm">
          <text:p/>
        </draw:line>
        <draw:line draw:style-name="gr6" draw:text-style-name="P1" draw:layer="layout" svg:x1="70.456cm" svg:y1="36.656cm" svg:x2="70.379cm" svg:y2="36.659cm">
          <text:p/>
        </draw:line>
        <draw:line draw:style-name="gr6" draw:text-style-name="P1" draw:layer="layout" svg:x1="70.455cm" svg:y1="36.732cm" svg:x2="70.455cm" svg:y2="36.656cm">
          <text:p/>
        </draw:line>
        <draw:polygon draw:style-name="gr3" draw:text-style-name="P3" draw:layer="layout" svg:width="0.612cm" svg:height="0.43cm" svg:x="70.948cm" svg:y="36.764cm" svg:viewBox="0 0 613 431" draw:points="2,431 613,431 613,0 0,0">
          <text:p/>
        </draw:polygon>
        <draw:line draw:style-name="gr6" draw:text-style-name="P1" draw:layer="layout" svg:x1="70.948cm" svg:y1="36.764cm" svg:x2="70.951cm" svg:y2="37.195cm">
          <text:p/>
        </draw:line>
        <draw:line draw:style-name="gr6" draw:text-style-name="P1" draw:layer="layout" svg:x1="71.56cm" svg:y1="36.764cm" svg:x2="70.948cm" svg:y2="36.764cm">
          <text:p/>
        </draw:line>
        <draw:line draw:style-name="gr6" draw:text-style-name="P1" draw:layer="layout" svg:x1="71.56cm" svg:y1="37.194cm" svg:x2="71.56cm" svg:y2="36.764cm">
          <text:p/>
        </draw:line>
        <draw:line draw:style-name="gr6" draw:text-style-name="P1" draw:layer="layout" svg:x1="70.95cm" svg:y1="37.194cm" svg:x2="71.56cm" svg:y2="37.194cm">
          <text:p/>
        </draw:line>
        <draw:polygon draw:style-name="gr3" draw:text-style-name="P3" draw:layer="layout" svg:width="0.46cm" svg:height="0.076cm" svg:x="71.024cm" svg:y="36.614cm" svg:viewBox="0 0 461 77" draw:points="0,0 0,77 461,75 461,0">
          <text:p/>
        </draw:polygon>
        <draw:line draw:style-name="gr6" draw:text-style-name="P1" draw:layer="layout" svg:x1="71.484cm" svg:y1="36.614cm" svg:x2="71.024cm" svg:y2="36.614cm">
          <text:p/>
        </draw:line>
        <draw:line draw:style-name="gr6" draw:text-style-name="P1" draw:layer="layout" svg:x1="71.484cm" svg:y1="36.688cm" svg:x2="71.484cm" svg:y2="36.614cm">
          <text:p/>
        </draw:line>
        <draw:line draw:style-name="gr6" draw:text-style-name="P1" draw:layer="layout" svg:x1="71.024cm" svg:y1="36.691cm" svg:x2="71.485cm" svg:y2="36.688cm">
          <text:p/>
        </draw:line>
        <draw:line draw:style-name="gr6" draw:text-style-name="P1" draw:layer="layout" svg:x1="71.024cm" svg:y1="36.614cm" svg:x2="71.024cm" svg:y2="36.69cm">
          <text:p/>
        </draw:line>
        <draw:polygon draw:style-name="gr3" draw:text-style-name="P3" draw:layer="layout" svg:width="0.074cm" svg:height="0.076cm" svg:x="71.217cm" svg:y="36.688cm" svg:viewBox="0 0 75 77" draw:points="0,0 0,77 75,77 75,0">
          <text:p/>
        </draw:polygon>
        <draw:line draw:style-name="gr6" draw:text-style-name="P1" draw:layer="layout" svg:x1="71.217cm" svg:y1="36.764cm" svg:x2="71.291cm" svg:y2="36.764cm">
          <text:p/>
        </draw:line>
        <draw:line draw:style-name="gr6" draw:text-style-name="P1" draw:layer="layout" svg:x1="71.217cm" svg:y1="36.688cm" svg:x2="71.217cm" svg:y2="36.764cm">
          <text:p/>
        </draw:line>
        <draw:line draw:style-name="gr6" draw:text-style-name="P1" draw:layer="layout" svg:x1="71.291cm" svg:y1="36.688cm" svg:x2="71.217cm" svg:y2="36.688cm">
          <text:p/>
        </draw:line>
        <draw:line draw:style-name="gr6" draw:text-style-name="P1" draw:layer="layout" svg:x1="71.291cm" svg:y1="36.764cm" svg:x2="71.291cm" svg:y2="36.688cm">
          <text:p/>
        </draw:line>
        <draw:polygon draw:style-name="gr3" draw:text-style-name="P3" draw:layer="layout" svg:width="0.697cm" svg:height="0.745cm" svg:x="67.614cm" svg:y="38.019cm" svg:viewBox="0 0 698 746" draw:points="698,505 357,0 0,241 342,746">
          <text:p/>
        </draw:polygon>
        <draw:line draw:style-name="gr6" draw:text-style-name="P1" draw:layer="layout" svg:x1="67.955cm" svg:y1="38.765cm" svg:x2="68.312cm" svg:y2="38.523cm">
          <text:p/>
        </draw:line>
        <draw:line draw:style-name="gr6" draw:text-style-name="P1" draw:layer="layout" svg:x1="67.614cm" svg:y1="38.26cm" svg:x2="67.956cm" svg:y2="38.765cm">
          <text:p/>
        </draw:line>
        <draw:line draw:style-name="gr6" draw:text-style-name="P1" draw:layer="layout" svg:x1="67.971cm" svg:y1="38.019cm" svg:x2="67.614cm" svg:y2="38.261cm">
          <text:p/>
        </draw:line>
        <draw:line draw:style-name="gr6" draw:text-style-name="P1" draw:layer="layout" svg:x1="68.312cm" svg:y1="38.524cm" svg:x2="67.97cm" svg:y2="38.019cm">
          <text:p/>
        </draw:line>
        <draw:polygon draw:style-name="gr3" draw:text-style-name="P3" draw:layer="layout" svg:width="0.319cm" svg:height="0.423cm" svg:x="67.532cm" svg:y="38.364cm" svg:viewBox="0 0 320 424" draw:points="259,424 320,382 61,0 0,42">
          <text:p/>
        </draw:polygon>
        <draw:line draw:style-name="gr6" draw:text-style-name="P1" draw:layer="layout" svg:x1="67.532cm" svg:y1="38.406cm" svg:x2="67.791cm" svg:y2="38.788cm">
          <text:p/>
        </draw:line>
        <draw:line draw:style-name="gr6" draw:text-style-name="P1" draw:layer="layout" svg:x1="67.594cm" svg:y1="38.364cm" svg:x2="67.532cm" svg:y2="38.407cm">
          <text:p/>
        </draw:line>
        <draw:line draw:style-name="gr6" draw:text-style-name="P1" draw:layer="layout" svg:x1="67.852cm" svg:y1="38.746cm" svg:x2="67.593cm" svg:y2="38.364cm">
          <text:p/>
        </draw:line>
        <draw:line draw:style-name="gr6" draw:text-style-name="P1" draw:layer="layout" svg:x1="67.79cm" svg:y1="38.788cm" svg:x2="67.852cm" svg:y2="38.745cm">
          <text:p/>
        </draw:line>
        <draw:polygon draw:style-name="gr3" draw:text-style-name="P3" draw:layer="layout" svg:width="0.104cm" svg:height="0.103cm" svg:x="67.701cm" svg:y="38.483cm" svg:viewBox="0 0 105 104" draw:points="65,0 0,40 43,104 105,61">
          <text:p/>
        </draw:polygon>
        <draw:line draw:style-name="gr6" draw:text-style-name="P1" draw:layer="layout" svg:x1="67.806cm" svg:y1="38.545cm" svg:x2="67.765cm" svg:y2="38.483cm">
          <text:p/>
        </draw:line>
        <draw:line draw:style-name="gr6" draw:text-style-name="P1" draw:layer="layout" svg:x1="67.743cm" svg:y1="38.587cm" svg:x2="67.806cm" svg:y2="38.544cm">
          <text:p/>
        </draw:line>
        <draw:line draw:style-name="gr6" draw:text-style-name="P1" draw:layer="layout" svg:x1="67.701cm" svg:y1="38.523cm" svg:x2="67.744cm" svg:y2="38.587cm">
          <text:p/>
        </draw:line>
        <draw:line draw:style-name="gr6" draw:text-style-name="P1" draw:layer="layout" svg:x1="67.766cm" svg:y1="38.483cm" svg:x2="67.701cm" svg:y2="38.524cm">
          <text:p/>
        </draw:line>
        <draw:polygon draw:style-name="gr3" draw:text-style-name="P3" draw:layer="layout" svg:width="0.675cm" svg:height="0.743cm" svg:x="67.604cm" svg:y="37.041cm" svg:viewBox="0 0 676 744" draw:points="377,744 676,212 299,0 0,532">
          <text:p/>
        </draw:polygon>
        <draw:line draw:style-name="gr6" draw:text-style-name="P1" draw:layer="layout" svg:x1="67.604cm" svg:y1="37.572cm" svg:x2="67.981cm" svg:y2="37.785cm">
          <text:p/>
        </draw:line>
        <draw:line draw:style-name="gr6" draw:text-style-name="P1" draw:layer="layout" svg:x1="67.903cm" svg:y1="37.041cm" svg:x2="67.604cm" svg:y2="37.573cm">
          <text:p/>
        </draw:line>
        <draw:line draw:style-name="gr6" draw:text-style-name="P1" draw:layer="layout" svg:x1="68.28cm" svg:y1="37.254cm" svg:x2="67.902cm" svg:y2="37.041cm">
          <text:p/>
        </draw:line>
        <draw:line draw:style-name="gr6" draw:text-style-name="P1" draw:layer="layout" svg:x1="67.98cm" svg:y1="37.785cm" svg:x2="68.28cm" svg:y2="37.253cm">
          <text:p/>
        </draw:line>
        <draw:polygon draw:style-name="gr3" draw:text-style-name="P3" draw:layer="layout" svg:width="0.29cm" svg:height="0.438cm" svg:x="67.511cm" svg:y="37.033cm" svg:viewBox="0 0 291 439" draw:points="0,402 65,439 291,38 224,0">
          <text:p/>
        </draw:polygon>
        <draw:line draw:style-name="gr6" draw:text-style-name="P1" draw:layer="layout" svg:x1="67.736cm" svg:y1="37.033cm" svg:x2="67.511cm" svg:y2="37.436cm">
          <text:p/>
        </draw:line>
        <draw:line draw:style-name="gr6" draw:text-style-name="P1" draw:layer="layout" svg:x1="67.802cm" svg:y1="37.072cm" svg:x2="67.735cm" svg:y2="37.033cm">
          <text:p/>
        </draw:line>
        <draw:line draw:style-name="gr6" draw:text-style-name="P1" draw:layer="layout" svg:x1="67.576cm" svg:y1="37.472cm" svg:x2="67.802cm" svg:y2="37.071cm">
          <text:p/>
        </draw:line>
        <draw:line draw:style-name="gr6" draw:text-style-name="P1" draw:layer="layout" svg:x1="67.511cm" svg:y1="37.435cm" svg:x2="67.577cm" svg:y2="37.472cm">
          <text:p/>
        </draw:line>
        <draw:polygon draw:style-name="gr3" draw:text-style-name="P3" draw:layer="layout" svg:width="0.104cm" svg:height="0.102cm" svg:x="67.669cm" svg:y="37.238cm" svg:viewBox="0 0 105 103" draw:points="105,36 38,0 0,66 67,103">
          <text:p/>
        </draw:polygon>
        <draw:line draw:style-name="gr6" draw:text-style-name="P1" draw:layer="layout" svg:x1="67.735cm" svg:y1="37.341cm" svg:x2="67.774cm" svg:y2="37.274cm">
          <text:p/>
        </draw:line>
        <draw:line draw:style-name="gr6" draw:text-style-name="P1" draw:layer="layout" svg:x1="67.669cm" svg:y1="37.304cm" svg:x2="67.736cm" svg:y2="37.341cm">
          <text:p/>
        </draw:line>
        <draw:line draw:style-name="gr6" draw:text-style-name="P1" draw:layer="layout" svg:x1="67.708cm" svg:y1="37.238cm" svg:x2="67.669cm" svg:y2="37.305cm">
          <text:p/>
        </draw:line>
        <draw:line draw:style-name="gr6" draw:text-style-name="P1" draw:layer="layout" svg:x1="67.774cm" svg:y1="37.275cm" svg:x2="67.707cm" svg:y2="37.238cm">
          <text:p/>
        </draw:line>
        <draw:polygon draw:style-name="gr3" draw:text-style-name="P3" draw:layer="layout" svg:width="0.609cm" svg:height="0.43cm" svg:x="30.154cm" svg:y="17.826cm" svg:viewBox="0 0 610 431" draw:points="0,0 0,431 610,431 610,0">
          <text:p/>
        </draw:polygon>
        <draw:polygon draw:style-name="gr6" draw:text-style-name="P1" draw:layer="layout" svg:width="0.609cm" svg:height="0.43cm" svg:x="30.154cm" svg:y="17.826cm" svg:viewBox="0 0 610 431" draw:points="610,431 0,431 0,0 610,0">
          <text:p/>
        </draw:polygon>
        <draw:polygon draw:style-name="gr3" draw:text-style-name="P3" draw:layer="layout" svg:width="0.459cm" svg:height="0.074cm" svg:x="30.23cm" svg:y="17.678cm" svg:viewBox="0 0 460 75" draw:points="0,0 0,75 460,75 460,0">
          <text:p/>
        </draw:polygon>
        <draw:polygon draw:style-name="gr6" draw:text-style-name="P1" draw:layer="layout" svg:width="0.459cm" svg:height="0.074cm" svg:x="30.23cm" svg:y="17.678cm" svg:viewBox="0 0 460 75" draw:points="460,0 460,75 0,75 0,0">
          <text:p/>
        </draw:polygon>
        <draw:polygon draw:style-name="gr3" draw:text-style-name="P3" draw:layer="layout" svg:width="0.074cm" svg:height="0.074cm" svg:x="30.422cm" svg:y="17.752cm" svg:viewBox="0 0 75 75" draw:points="0,0 0,75 75,75 75,0">
          <text:p/>
        </draw:polygon>
        <draw:polygon draw:style-name="gr6" draw:text-style-name="P1" draw:layer="layout" svg:width="0.074cm" svg:height="0.074cm" svg:x="30.422cm" svg:y="17.752cm" svg:viewBox="0 0 75 75" draw:points="0,75 0,0 75,0 75,75">
          <text:p/>
        </draw:polygon>
        <draw:polygon draw:style-name="gr3" draw:text-style-name="P3" draw:layer="layout" svg:width="0.609cm" svg:height="0.43cm" svg:x="29.468cm" svg:y="17.826cm" svg:viewBox="0 0 610 431" draw:points="0,0 0,431 610,431 610,0">
          <text:p/>
        </draw:polygon>
        <draw:polygon draw:style-name="gr6" draw:text-style-name="P1" draw:layer="layout" svg:width="0.609cm" svg:height="0.43cm" svg:x="29.468cm" svg:y="17.826cm" svg:viewBox="0 0 610 431" draw:points="610,431 0,431 0,0 610,0">
          <text:p/>
        </draw:polygon>
        <draw:polygon draw:style-name="gr3" draw:text-style-name="P3" draw:layer="layout" svg:width="0.461cm" svg:height="0.074cm" svg:x="29.542cm" svg:y="17.678cm" svg:viewBox="0 0 462 75" draw:points="0,0 0,75 462,75 462,0">
          <text:p/>
        </draw:polygon>
        <draw:polygon draw:style-name="gr6" draw:text-style-name="P1" draw:layer="layout" svg:width="0.461cm" svg:height="0.074cm" svg:x="29.542cm" svg:y="17.678cm" svg:viewBox="0 0 462 75" draw:points="462,0 462,75 0,75 0,0">
          <text:p/>
        </draw:polygon>
        <draw:polygon draw:style-name="gr3" draw:text-style-name="P3" draw:layer="layout" svg:width="0.077cm" svg:height="0.074cm" svg:x="29.734cm" svg:y="17.752cm" svg:viewBox="0 0 78 75" draw:points="0,0 0,75 78,75 78,0">
          <text:p/>
        </draw:polygon>
        <draw:polygon draw:style-name="gr6" draw:text-style-name="P1" draw:layer="layout" svg:width="0.077cm" svg:height="0.074cm" svg:x="29.734cm" svg:y="17.752cm" svg:viewBox="0 0 78 75" draw:points="0,75 0,0 78,0 78,75">
          <text:p/>
        </draw:polygon>
        <draw:polygon draw:style-name="gr3" draw:text-style-name="P3" draw:layer="layout" svg:width="0.614cm" svg:height="0.436cm" svg:x="30.143cm" svg:y="19.577cm" svg:viewBox="0 0 615 437" draw:points="611,0 0,6 4,437 615,430">
          <text:p/>
        </draw:polygon>
        <draw:line draw:style-name="gr6" draw:text-style-name="P1" draw:layer="layout" svg:x1="30.758cm" svg:y1="20.007cm" svg:x2="30.753cm" svg:y2="19.577cm">
          <text:p/>
        </draw:line>
        <draw:line draw:style-name="gr6" draw:text-style-name="P1" draw:layer="layout" svg:x1="30.147cm" svg:y1="20.015cm" svg:x2="30.758cm" svg:y2="20.006cm">
          <text:p/>
        </draw:line>
        <draw:line draw:style-name="gr6" draw:text-style-name="P1" draw:layer="layout" svg:x1="30.143cm" svg:y1="19.583cm" svg:x2="30.148cm" svg:y2="20.014cm">
          <text:p/>
        </draw:line>
        <draw:line draw:style-name="gr6" draw:text-style-name="P1" draw:layer="layout" svg:x1="30.754cm" svg:y1="19.577cm" svg:x2="30.143cm" svg:y2="19.584cm">
          <text:p/>
        </draw:line>
        <draw:polygon draw:style-name="gr3" draw:text-style-name="P3" draw:layer="layout" svg:width="0.462cm" svg:height="0.079cm" svg:x="30.221cm" svg:y="20.082cm" svg:viewBox="0 0 463 80" draw:points="463,78 463,0 0,6 2,80">
          <text:p/>
        </draw:polygon>
        <draw:line draw:style-name="gr6" draw:text-style-name="P1" draw:layer="layout" svg:x1="30.223cm" svg:y1="20.162cm" svg:x2="30.684cm" svg:y2="20.159cm">
          <text:p/>
        </draw:line>
        <draw:line draw:style-name="gr6" draw:text-style-name="P1" draw:layer="layout" svg:x1="30.221cm" svg:y1="20.087cm" svg:x2="30.224cm" svg:y2="20.162cm">
          <text:p/>
        </draw:line>
        <draw:line draw:style-name="gr6" draw:text-style-name="P1" draw:layer="layout" svg:x1="30.684cm" svg:y1="20.082cm" svg:x2="30.221cm" svg:y2="20.088cm">
          <text:p/>
        </draw:line>
        <draw:line draw:style-name="gr6" draw:text-style-name="P1" draw:layer="layout" svg:x1="30.683cm" svg:y1="20.159cm" svg:x2="30.683cm" svg:y2="20.082cm">
          <text:p/>
        </draw:line>
        <draw:polygon draw:style-name="gr3" draw:text-style-name="P3" draw:layer="layout" svg:width="0.076cm" svg:height="0.077cm" svg:x="30.414cm" svg:y="20.008cm" svg:viewBox="0 0 77 78" draw:points="0,2 0,78 77,78 75,0">
          <text:p/>
        </draw:polygon>
        <draw:line draw:style-name="gr6" draw:text-style-name="P1" draw:layer="layout" svg:x1="30.489cm" svg:y1="20.008cm" svg:x2="30.414cm" svg:y2="20.011cm">
          <text:p/>
        </draw:line>
        <draw:line draw:style-name="gr6" draw:text-style-name="P1" draw:layer="layout" svg:x1="30.491cm" svg:y1="20.086cm" svg:x2="30.488cm" svg:y2="20.008cm">
          <text:p/>
        </draw:line>
        <draw:line draw:style-name="gr6" draw:text-style-name="P1" draw:layer="layout" svg:x1="30.414cm" svg:y1="20.085cm" svg:x2="30.49cm" svg:y2="20.085cm">
          <text:p/>
        </draw:line>
        <draw:line draw:style-name="gr6" draw:text-style-name="P1" draw:layer="layout" svg:x1="30.414cm" svg:y1="20.01cm" svg:x2="30.414cm" svg:y2="20.085cm">
          <text:p/>
        </draw:line>
        <draw:polygon draw:style-name="gr3" draw:text-style-name="P3" draw:layer="layout" svg:width="0.614cm" svg:height="0.436cm" svg:x="29.461cm" svg:y="19.577cm" svg:viewBox="0 0 615 437" draw:points="611,0 0,6 5,437 615,430">
          <text:p/>
        </draw:polygon>
        <draw:line draw:style-name="gr6" draw:text-style-name="P1" draw:layer="layout" svg:x1="30.076cm" svg:y1="20.007cm" svg:x2="30.071cm" svg:y2="19.577cm">
          <text:p/>
        </draw:line>
        <draw:line draw:style-name="gr6" draw:text-style-name="P1" draw:layer="layout" svg:x1="29.466cm" svg:y1="20.015cm" svg:x2="30.076cm" svg:y2="20.006cm">
          <text:p/>
        </draw:line>
        <draw:line draw:style-name="gr6" draw:text-style-name="P1" draw:layer="layout" svg:x1="29.461cm" svg:y1="19.583cm" svg:x2="29.468cm" svg:y2="20.014cm">
          <text:p/>
        </draw:line>
        <draw:line draw:style-name="gr6" draw:text-style-name="P1" draw:layer="layout" svg:x1="30.072cm" svg:y1="19.577cm" svg:x2="29.461cm" svg:y2="19.584cm">
          <text:p/>
        </draw:line>
        <draw:polygon draw:style-name="gr3" draw:text-style-name="P3" draw:layer="layout" svg:width="0.459cm" svg:height="0.079cm" svg:x="29.542cm" svg:y="20.082cm" svg:viewBox="0 0 460 80" draw:points="460,78 460,0 0,6 0,80">
          <text:p/>
        </draw:polygon>
        <draw:line draw:style-name="gr6" draw:text-style-name="P1" draw:layer="layout" svg:x1="29.542cm" svg:y1="20.162cm" svg:x2="30.002cm" svg:y2="20.159cm">
          <text:p/>
        </draw:line>
        <draw:line draw:style-name="gr6" draw:text-style-name="P1" draw:layer="layout" svg:x1="29.542cm" svg:y1="20.087cm" svg:x2="29.542cm" svg:y2="20.161cm">
          <text:p/>
        </draw:line>
        <draw:line draw:style-name="gr6" draw:text-style-name="P1" draw:layer="layout" svg:x1="30.002cm" svg:y1="20.082cm" svg:x2="29.542cm" svg:y2="20.088cm">
          <text:p/>
        </draw:line>
        <draw:line draw:style-name="gr6" draw:text-style-name="P1" draw:layer="layout" svg:x1="30.001cm" svg:y1="20.159cm" svg:x2="30.001cm" svg:y2="20.082cm">
          <text:p/>
        </draw:line>
        <draw:polygon draw:style-name="gr3" draw:text-style-name="P3" draw:layer="layout" svg:width="0.077cm" svg:height="0.077cm" svg:x="29.732cm" svg:y="20.008cm" svg:viewBox="0 0 78 78" draw:points="0,2 2,78 78,78 78,0">
          <text:p/>
        </draw:polygon>
        <draw:line draw:style-name="gr6" draw:text-style-name="P1" draw:layer="layout" svg:x1="29.81cm" svg:y1="20.008cm" svg:x2="29.732cm" svg:y2="20.011cm">
          <text:p/>
        </draw:line>
        <draw:line draw:style-name="gr6" draw:text-style-name="P1" draw:layer="layout" svg:x1="29.809cm" svg:y1="20.085cm" svg:x2="29.809cm" svg:y2="20.008cm">
          <text:p/>
        </draw:line>
        <draw:line draw:style-name="gr6" draw:text-style-name="P1" draw:layer="layout" svg:x1="29.734cm" svg:y1="20.085cm" svg:x2="29.809cm" svg:y2="20.085cm">
          <text:p/>
        </draw:line>
        <draw:line draw:style-name="gr6" draw:text-style-name="P1" draw:layer="layout" svg:x1="29.732cm" svg:y1="20.01cm" svg:x2="29.735cm" svg:y2="20.086cm">
          <text:p/>
        </draw:line>
        <draw:polygon draw:style-name="gr3" draw:text-style-name="P3" draw:layer="layout" svg:width="0.61cm" svg:height="0.43cm" svg:x="30.854cm" svg:y="17.826cm" svg:viewBox="0 0 611 431" draw:points="0,0 0,431 611,431 611,0">
          <text:p/>
        </draw:polygon>
        <draw:polygon draw:style-name="gr6" draw:text-style-name="P1" draw:layer="layout" svg:width="0.61cm" svg:height="0.43cm" svg:x="30.854cm" svg:y="17.826cm" svg:viewBox="0 0 611 431" draw:points="611,431 0,431 0,0 611,0">
          <text:p/>
        </draw:polygon>
        <draw:polygon draw:style-name="gr3" draw:text-style-name="P3" draw:layer="layout" svg:width="0.462cm" svg:height="0.074cm" svg:x="30.928cm" svg:y="17.678cm" svg:viewBox="0 0 463 75" draw:points="0,0 0,75 463,75 463,0">
          <text:p/>
        </draw:polygon>
        <draw:polygon draw:style-name="gr6" draw:text-style-name="P1" draw:layer="layout" svg:width="0.462cm" svg:height="0.074cm" svg:x="30.928cm" svg:y="17.678cm" svg:viewBox="0 0 463 75" draw:points="463,0 463,75 0,75 0,0">
          <text:p/>
        </draw:polygon>
        <draw:polygon draw:style-name="gr3" draw:text-style-name="P3" draw:layer="layout" svg:width="0.076cm" svg:height="0.074cm" svg:x="31.121cm" svg:y="17.752cm" svg:viewBox="0 0 77 75" draw:points="0,0 0,75 77,75 77,0">
          <text:p/>
        </draw:polygon>
        <draw:polygon draw:style-name="gr6" draw:text-style-name="P1" draw:layer="layout" svg:width="0.076cm" svg:height="0.074cm" svg:x="31.121cm" svg:y="17.752cm" svg:viewBox="0 0 77 75" draw:points="0,75 0,0 77,0 77,75">
          <text:p/>
        </draw:polygon>
        <draw:polygon draw:style-name="gr3" draw:text-style-name="P3" draw:layer="layout" svg:width="0.611cm" svg:height="0.436cm" svg:x="30.844cm" svg:y="19.577cm" svg:viewBox="0 0 612 437" draw:points="610,0 0,6 2,437 612,430">
          <text:p/>
        </draw:polygon>
        <draw:line draw:style-name="gr6" draw:text-style-name="P1" draw:layer="layout" svg:x1="31.456cm" svg:y1="20.007cm" svg:x2="31.453cm" svg:y2="19.577cm">
          <text:p/>
        </draw:line>
        <draw:line draw:style-name="gr6" draw:text-style-name="P1" draw:layer="layout" svg:x1="30.846cm" svg:y1="20.015cm" svg:x2="31.456cm" svg:y2="20.006cm">
          <text:p/>
        </draw:line>
        <draw:line draw:style-name="gr6" draw:text-style-name="P1" draw:layer="layout" svg:x1="30.844cm" svg:y1="19.583cm" svg:x2="30.847cm" svg:y2="20.014cm">
          <text:p/>
        </draw:line>
        <draw:line draw:style-name="gr6" draw:text-style-name="P1" draw:layer="layout" svg:x1="31.454cm" svg:y1="19.577cm" svg:x2="30.844cm" svg:y2="19.584cm">
          <text:p/>
        </draw:line>
        <draw:polygon draw:style-name="gr3" draw:text-style-name="P3" draw:layer="layout" svg:width="0.461cm" svg:height="0.079cm" svg:x="30.922cm" svg:y="20.082cm" svg:viewBox="0 0 462 80" draw:points="462,78 460,0 0,6 0,80">
          <text:p/>
        </draw:polygon>
        <draw:line draw:style-name="gr6" draw:text-style-name="P1" draw:layer="layout" svg:x1="30.922cm" svg:y1="20.162cm" svg:x2="31.384cm" svg:y2="20.159cm">
          <text:p/>
        </draw:line>
        <draw:line draw:style-name="gr6" draw:text-style-name="P1" draw:layer="layout" svg:x1="30.922cm" svg:y1="20.087cm" svg:x2="30.922cm" svg:y2="20.161cm">
          <text:p/>
        </draw:line>
        <draw:line draw:style-name="gr6" draw:text-style-name="P1" draw:layer="layout" svg:x1="31.382cm" svg:y1="20.082cm" svg:x2="30.922cm" svg:y2="20.088cm">
          <text:p/>
        </draw:line>
        <draw:line draw:style-name="gr6" draw:text-style-name="P1" draw:layer="layout" svg:x1="31.384cm" svg:y1="20.16cm" svg:x2="31.381cm" svg:y2="20.082cm">
          <text:p/>
        </draw:line>
        <draw:polygon draw:style-name="gr3" draw:text-style-name="P3" draw:layer="layout" svg:width="0.074cm" svg:height="0.077cm" svg:x="31.115cm" svg:y="20.008cm" svg:viewBox="0 0 75 78" draw:points="0,2 0,78 75,78 75,0">
          <text:p/>
        </draw:polygon>
        <draw:line draw:style-name="gr6" draw:text-style-name="P1" draw:layer="layout" svg:x1="31.19cm" svg:y1="20.008cm" svg:x2="31.115cm" svg:y2="20.011cm">
          <text:p/>
        </draw:line>
        <draw:line draw:style-name="gr6" draw:text-style-name="P1" draw:layer="layout" svg:x1="31.189cm" svg:y1="20.085cm" svg:x2="31.189cm" svg:y2="20.008cm">
          <text:p/>
        </draw:line>
        <draw:line draw:style-name="gr6" draw:text-style-name="P1" draw:layer="layout" svg:x1="31.115cm" svg:y1="20.085cm" svg:x2="31.189cm" svg:y2="20.085cm">
          <text:p/>
        </draw:line>
        <draw:line draw:style-name="gr6" draw:text-style-name="P1" draw:layer="layout" svg:x1="31.115cm" svg:y1="20.01cm" svg:x2="31.115cm" svg:y2="20.085cm">
          <text:p/>
        </draw:line>
        <draw:polygon draw:style-name="gr3" draw:text-style-name="P3" draw:layer="layout" svg:width="0.609cm" svg:height="0.43cm" svg:x="31.555cm" svg:y="17.826cm" svg:viewBox="0 0 610 431" draw:points="0,0 0,431 610,431 610,0">
          <text:p/>
        </draw:polygon>
        <draw:polygon draw:style-name="gr6" draw:text-style-name="P1" draw:layer="layout" svg:width="0.609cm" svg:height="0.43cm" svg:x="31.555cm" svg:y="17.826cm" svg:viewBox="0 0 610 431" draw:points="610,431 0,431 0,0 610,0">
          <text:p/>
        </draw:polygon>
        <draw:polygon draw:style-name="gr3" draw:text-style-name="P3" draw:layer="layout" svg:width="0.459cm" svg:height="0.074cm" svg:x="31.629cm" svg:y="17.678cm" svg:viewBox="0 0 460 75" draw:points="0,0 0,75 460,75 460,0">
          <text:p/>
        </draw:polygon>
        <draw:polygon draw:style-name="gr6" draw:text-style-name="P1" draw:layer="layout" svg:width="0.459cm" svg:height="0.074cm" svg:x="31.629cm" svg:y="17.678cm" svg:viewBox="0 0 460 75" draw:points="460,0 460,75 0,75 0,0">
          <text:p/>
        </draw:polygon>
        <draw:polygon draw:style-name="gr3" draw:text-style-name="P3" draw:layer="layout" svg:width="0.075cm" svg:height="0.074cm" svg:x="31.821cm" svg:y="17.752cm" svg:viewBox="0 0 76 75" draw:points="0,0 0,75 76,75 76,0">
          <text:p/>
        </draw:polygon>
        <draw:polygon draw:style-name="gr6" draw:text-style-name="P1" draw:layer="layout" svg:width="0.075cm" svg:height="0.074cm" svg:x="31.821cm" svg:y="17.752cm" svg:viewBox="0 0 76 75" draw:points="0,75 0,0 76,0 76,75">
          <text:p/>
        </draw:polygon>
        <draw:polygon draw:style-name="gr3" draw:text-style-name="P3" draw:layer="layout" svg:width="0.614cm" svg:height="0.436cm" svg:x="31.542cm" svg:y="19.577cm" svg:viewBox="0 0 615 437" draw:points="611,0 0,6 4,437 615,430">
          <text:p/>
        </draw:polygon>
        <draw:line draw:style-name="gr6" draw:text-style-name="P1" draw:layer="layout" svg:x1="32.157cm" svg:y1="20.007cm" svg:x2="32.152cm" svg:y2="19.577cm">
          <text:p/>
        </draw:line>
        <draw:line draw:style-name="gr6" draw:text-style-name="P1" draw:layer="layout" svg:x1="31.546cm" svg:y1="20.015cm" svg:x2="32.157cm" svg:y2="20.006cm">
          <text:p/>
        </draw:line>
        <draw:line draw:style-name="gr6" draw:text-style-name="P1" draw:layer="layout" svg:x1="31.542cm" svg:y1="19.583cm" svg:x2="31.547cm" svg:y2="20.014cm">
          <text:p/>
        </draw:line>
        <draw:line draw:style-name="gr6" draw:text-style-name="P1" draw:layer="layout" svg:x1="32.153cm" svg:y1="19.577cm" svg:x2="31.542cm" svg:y2="19.584cm">
          <text:p/>
        </draw:line>
        <draw:polygon draw:style-name="gr3" draw:text-style-name="P3" draw:layer="layout" svg:width="0.459cm" svg:height="0.079cm" svg:x="31.623cm" svg:y="20.082cm" svg:viewBox="0 0 460 80" draw:points="460,78 460,0 0,6 0,80">
          <text:p/>
        </draw:polygon>
        <draw:line draw:style-name="gr6" draw:text-style-name="P1" draw:layer="layout" svg:x1="31.623cm" svg:y1="20.162cm" svg:x2="32.083cm" svg:y2="20.159cm">
          <text:p/>
        </draw:line>
        <draw:line draw:style-name="gr6" draw:text-style-name="P1" draw:layer="layout" svg:x1="31.623cm" svg:y1="20.087cm" svg:x2="31.623cm" svg:y2="20.161cm">
          <text:p/>
        </draw:line>
        <draw:line draw:style-name="gr6" draw:text-style-name="P1" draw:layer="layout" svg:x1="32.083cm" svg:y1="20.082cm" svg:x2="31.623cm" svg:y2="20.088cm">
          <text:p/>
        </draw:line>
        <draw:line draw:style-name="gr6" draw:text-style-name="P1" draw:layer="layout" svg:x1="32.082cm" svg:y1="20.159cm" svg:x2="32.082cm" svg:y2="20.082cm">
          <text:p/>
        </draw:line>
        <draw:polygon draw:style-name="gr3" draw:text-style-name="P3" draw:layer="layout" svg:width="0.076cm" svg:height="0.077cm" svg:x="31.813cm" svg:y="20.008cm" svg:viewBox="0 0 77 78" draw:points="0,2 2,78 77,78 77,0">
          <text:p/>
        </draw:polygon>
        <draw:line draw:style-name="gr6" draw:text-style-name="P1" draw:layer="layout" svg:x1="31.89cm" svg:y1="20.008cm" svg:x2="31.813cm" svg:y2="20.011cm">
          <text:p/>
        </draw:line>
        <draw:line draw:style-name="gr6" draw:text-style-name="P1" draw:layer="layout" svg:x1="31.889cm" svg:y1="20.085cm" svg:x2="31.889cm" svg:y2="20.008cm">
          <text:p/>
        </draw:line>
        <draw:line draw:style-name="gr6" draw:text-style-name="P1" draw:layer="layout" svg:x1="31.815cm" svg:y1="20.085cm" svg:x2="31.889cm" svg:y2="20.085cm">
          <text:p/>
        </draw:line>
        <draw:line draw:style-name="gr6" draw:text-style-name="P1" draw:layer="layout" svg:x1="31.813cm" svg:y1="20.01cm" svg:x2="31.816cm" svg:y2="20.086cm">
          <text:p/>
        </draw:line>
        <draw:polygon draw:style-name="gr3" draw:text-style-name="P3" draw:layer="layout" svg:width="0.61cm" svg:height="0.43cm" svg:x="32.253cm" svg:y="17.826cm" svg:viewBox="0 0 611 431" draw:points="0,0 0,431 611,431 611,0">
          <text:p/>
        </draw:polygon>
        <draw:polygon draw:style-name="gr6" draw:text-style-name="P1" draw:layer="layout" svg:width="0.61cm" svg:height="0.43cm" svg:x="32.253cm" svg:y="17.826cm" svg:viewBox="0 0 611 431" draw:points="611,431 0,431 0,0 611,0">
          <text:p/>
        </draw:polygon>
        <draw:polygon draw:style-name="gr3" draw:text-style-name="P3" draw:layer="layout" svg:width="0.46cm" svg:height="0.074cm" svg:x="32.329cm" svg:y="17.678cm" svg:viewBox="0 0 461 75" draw:points="0,0 0,75 461,75 461,0">
          <text:p/>
        </draw:polygon>
        <draw:polygon draw:style-name="gr6" draw:text-style-name="P1" draw:layer="layout" svg:width="0.46cm" svg:height="0.074cm" svg:x="32.329cm" svg:y="17.678cm" svg:viewBox="0 0 461 75" draw:points="461,0 461,75 0,75 0,0">
          <text:p/>
        </draw:polygon>
        <draw:polygon draw:style-name="gr3" draw:text-style-name="P3" draw:layer="layout" svg:width="0.074cm" svg:height="0.074cm" svg:x="32.522cm" svg:y="17.752cm" svg:viewBox="0 0 75 75" draw:points="0,0 0,75 75,75 75,0">
          <text:p/>
        </draw:polygon>
        <draw:polygon draw:style-name="gr6" draw:text-style-name="P1" draw:layer="layout" svg:width="0.074cm" svg:height="0.074cm" svg:x="32.522cm" svg:y="17.752cm" svg:viewBox="0 0 75 75" draw:points="0,75 0,0 75,0 75,75">
          <text:p/>
        </draw:polygon>
        <draw:polygon draw:style-name="gr3" draw:text-style-name="P3" draw:layer="layout" svg:width="0.614cm" svg:height="0.436cm" svg:x="32.243cm" svg:y="19.577cm" svg:viewBox="0 0 615 437" draw:points="610,0 0,6 4,437 615,430">
          <text:p/>
        </draw:polygon>
        <draw:line draw:style-name="gr6" draw:text-style-name="P1" draw:layer="layout" svg:x1="32.858cm" svg:y1="20.007cm" svg:x2="32.852cm" svg:y2="19.577cm">
          <text:p/>
        </draw:line>
        <draw:line draw:style-name="gr6" draw:text-style-name="P1" draw:layer="layout" svg:x1="32.247cm" svg:y1="20.015cm" svg:x2="32.858cm" svg:y2="20.006cm">
          <text:p/>
        </draw:line>
        <draw:line draw:style-name="gr6" draw:text-style-name="P1" draw:layer="layout" svg:x1="32.243cm" svg:y1="19.583cm" svg:x2="32.248cm" svg:y2="20.014cm">
          <text:p/>
        </draw:line>
        <draw:line draw:style-name="gr6" draw:text-style-name="P1" draw:layer="layout" svg:x1="32.853cm" svg:y1="19.577cm" svg:x2="32.243cm" svg:y2="19.584cm">
          <text:p/>
        </draw:line>
        <draw:polygon draw:style-name="gr3" draw:text-style-name="P3" draw:layer="layout" svg:width="0.461cm" svg:height="0.079cm" svg:x="32.321cm" svg:y="20.082cm" svg:viewBox="0 0 462 80" draw:points="462,78 460,0 0,6 2,80">
          <text:p/>
        </draw:polygon>
        <draw:line draw:style-name="gr6" draw:text-style-name="P1" draw:layer="layout" svg:x1="32.323cm" svg:y1="20.162cm" svg:x2="32.783cm" svg:y2="20.159cm">
          <text:p/>
        </draw:line>
        <draw:line draw:style-name="gr6" draw:text-style-name="P1" draw:layer="layout" svg:x1="32.321cm" svg:y1="20.087cm" svg:x2="32.324cm" svg:y2="20.162cm">
          <text:p/>
        </draw:line>
        <draw:line draw:style-name="gr6" draw:text-style-name="P1" draw:layer="layout" svg:x1="32.781cm" svg:y1="20.082cm" svg:x2="32.321cm" svg:y2="20.088cm">
          <text:p/>
        </draw:line>
        <draw:line draw:style-name="gr6" draw:text-style-name="P1" draw:layer="layout" svg:x1="32.783cm" svg:y1="20.16cm" svg:x2="32.78cm" svg:y2="20.082cm">
          <text:p/>
        </draw:line>
        <draw:polygon draw:style-name="gr3" draw:text-style-name="P3" draw:layer="layout" svg:width="0.076cm" svg:height="0.077cm" svg:x="32.514cm" svg:y="20.008cm" svg:viewBox="0 0 77 78" draw:points="0,2 0,78 77,78 75,0">
          <text:p/>
        </draw:polygon>
        <draw:line draw:style-name="gr6" draw:text-style-name="P1" draw:layer="layout" svg:x1="32.589cm" svg:y1="20.008cm" svg:x2="32.514cm" svg:y2="20.011cm">
          <text:p/>
        </draw:line>
        <draw:line draw:style-name="gr6" draw:text-style-name="P1" draw:layer="layout" svg:x1="32.591cm" svg:y1="20.086cm" svg:x2="32.588cm" svg:y2="20.008cm">
          <text:p/>
        </draw:line>
        <draw:line draw:style-name="gr6" draw:text-style-name="P1" draw:layer="layout" svg:x1="32.514cm" svg:y1="20.085cm" svg:x2="32.59cm" svg:y2="20.085cm">
          <text:p/>
        </draw:line>
        <draw:line draw:style-name="gr6" draw:text-style-name="P1" draw:layer="layout" svg:x1="32.514cm" svg:y1="20.01cm" svg:x2="32.514cm" svg:y2="20.085cm">
          <text:p/>
        </draw:line>
        <draw:polygon draw:style-name="gr3" draw:text-style-name="P3" draw:layer="layout" svg:width="0.609cm" svg:height="0.43cm" svg:x="32.954cm" svg:y="17.826cm" svg:viewBox="0 0 610 431" draw:points="0,0 0,431 610,431 610,0">
          <text:p/>
        </draw:polygon>
        <draw:polygon draw:style-name="gr6" draw:text-style-name="P1" draw:layer="layout" svg:width="0.609cm" svg:height="0.43cm" svg:x="32.954cm" svg:y="17.826cm" svg:viewBox="0 0 610 431" draw:points="610,431 0,431 0,0 610,0">
          <text:p/>
        </draw:polygon>
        <draw:polygon draw:style-name="gr3" draw:text-style-name="P3" draw:layer="layout" svg:width="0.461cm" svg:height="0.074cm" svg:x="33.028cm" svg:y="17.678cm" svg:viewBox="0 0 462 75" draw:points="0,0 0,75 462,75 462,0">
          <text:p/>
        </draw:polygon>
        <draw:polygon draw:style-name="gr6" draw:text-style-name="P1" draw:layer="layout" svg:width="0.461cm" svg:height="0.074cm" svg:x="33.028cm" svg:y="17.678cm" svg:viewBox="0 0 462 75" draw:points="462,0 462,75 0,75 0,0">
          <text:p/>
        </draw:polygon>
        <draw:polygon draw:style-name="gr3" draw:text-style-name="P3" draw:layer="layout" svg:width="0.076cm" svg:height="0.074cm" svg:x="33.221cm" svg:y="17.752cm" svg:viewBox="0 0 77 75" draw:points="0,0 0,75 77,75 77,0">
          <text:p/>
        </draw:polygon>
        <draw:polygon draw:style-name="gr6" draw:text-style-name="P1" draw:layer="layout" svg:width="0.076cm" svg:height="0.074cm" svg:x="33.221cm" svg:y="17.752cm" svg:viewBox="0 0 77 75" draw:points="0,75 0,0 77,0 77,75">
          <text:p/>
        </draw:polygon>
        <draw:polygon draw:style-name="gr3" draw:text-style-name="P3" draw:layer="layout" svg:width="0.612cm" svg:height="0.436cm" svg:x="32.943cm" svg:y="19.577cm" svg:viewBox="0 0 613 437" draw:points="611,0 0,6 2,437 613,430">
          <text:p/>
        </draw:polygon>
        <draw:line draw:style-name="gr6" draw:text-style-name="P1" draw:layer="layout" svg:x1="33.556cm" svg:y1="20.007cm" svg:x2="33.553cm" svg:y2="19.577cm">
          <text:p/>
        </draw:line>
        <draw:line draw:style-name="gr6" draw:text-style-name="P1" draw:layer="layout" svg:x1="32.945cm" svg:y1="20.015cm" svg:x2="33.556cm" svg:y2="20.006cm">
          <text:p/>
        </draw:line>
        <draw:line draw:style-name="gr6" draw:text-style-name="P1" draw:layer="layout" svg:x1="32.943cm" svg:y1="19.583cm" svg:x2="32.946cm" svg:y2="20.014cm">
          <text:p/>
        </draw:line>
        <draw:line draw:style-name="gr6" draw:text-style-name="P1" draw:layer="layout" svg:x1="33.554cm" svg:y1="19.577cm" svg:x2="32.943cm" svg:y2="19.584cm">
          <text:p/>
        </draw:line>
        <draw:polygon draw:style-name="gr3" draw:text-style-name="P3" draw:layer="layout" svg:width="0.459cm" svg:height="0.079cm" svg:x="33.022cm" svg:y="20.082cm" svg:viewBox="0 0 460 80" draw:points="460,78 460,0 0,6 0,80">
          <text:p/>
        </draw:polygon>
        <draw:line draw:style-name="gr6" draw:text-style-name="P1" draw:layer="layout" svg:x1="33.022cm" svg:y1="20.162cm" svg:x2="33.482cm" svg:y2="20.159cm">
          <text:p/>
        </draw:line>
        <draw:line draw:style-name="gr6" draw:text-style-name="P1" draw:layer="layout" svg:x1="33.022cm" svg:y1="20.087cm" svg:x2="33.022cm" svg:y2="20.161cm">
          <text:p/>
        </draw:line>
        <draw:line draw:style-name="gr6" draw:text-style-name="P1" draw:layer="layout" svg:x1="33.482cm" svg:y1="20.082cm" svg:x2="33.022cm" svg:y2="20.088cm">
          <text:p/>
        </draw:line>
        <draw:line draw:style-name="gr6" draw:text-style-name="P1" draw:layer="layout" svg:x1="33.481cm" svg:y1="20.159cm" svg:x2="33.481cm" svg:y2="20.082cm">
          <text:p/>
        </draw:line>
        <draw:polygon draw:style-name="gr3" draw:text-style-name="P3" draw:layer="layout" svg:width="0.076cm" svg:height="0.077cm" svg:x="33.212cm" svg:y="20.008cm" svg:viewBox="0 0 77 78" draw:points="0,2 2,78 77,78 77,0">
          <text:p/>
        </draw:polygon>
        <draw:line draw:style-name="gr6" draw:text-style-name="P1" draw:layer="layout" svg:x1="33.289cm" svg:y1="20.008cm" svg:x2="33.212cm" svg:y2="20.011cm">
          <text:p/>
        </draw:line>
        <draw:line draw:style-name="gr6" draw:text-style-name="P1" draw:layer="layout" svg:x1="33.288cm" svg:y1="20.085cm" svg:x2="33.288cm" svg:y2="20.008cm">
          <text:p/>
        </draw:line>
        <draw:line draw:style-name="gr6" draw:text-style-name="P1" draw:layer="layout" svg:x1="33.214cm" svg:y1="20.085cm" svg:x2="33.288cm" svg:y2="20.085cm">
          <text:p/>
        </draw:line>
        <draw:line draw:style-name="gr6" draw:text-style-name="P1" draw:layer="layout" svg:x1="33.212cm" svg:y1="20.01cm" svg:x2="33.215cm" svg:y2="20.086cm">
          <text:p/>
        </draw:line>
        <draw:polygon draw:style-name="gr3" draw:text-style-name="P3" draw:layer="layout" svg:width="0.612cm" svg:height="0.43cm" svg:x="33.652cm" svg:y="17.826cm" svg:viewBox="0 0 613 431" draw:points="0,0 0,431 613,431 613,0">
          <text:p/>
        </draw:polygon>
        <draw:polygon draw:style-name="gr6" draw:text-style-name="P1" draw:layer="layout" svg:width="0.612cm" svg:height="0.43cm" svg:x="33.652cm" svg:y="17.826cm" svg:viewBox="0 0 613 431" draw:points="613,431 0,431 0,0 613,0">
          <text:p/>
        </draw:polygon>
        <draw:polygon draw:style-name="gr3" draw:text-style-name="P3" draw:layer="layout" svg:width="0.459cm" svg:height="0.074cm" svg:x="33.729cm" svg:y="17.678cm" svg:viewBox="0 0 460 75" draw:points="0,0 0,75 460,75 460,0">
          <text:p/>
        </draw:polygon>
        <draw:polygon draw:style-name="gr6" draw:text-style-name="P1" draw:layer="layout" svg:width="0.459cm" svg:height="0.074cm" svg:x="33.729cm" svg:y="17.678cm" svg:viewBox="0 0 460 75" draw:points="460,0 460,75 0,75 0,0">
          <text:p/>
        </draw:polygon>
        <draw:polygon draw:style-name="gr3" draw:text-style-name="P3" draw:layer="layout" svg:width="0.074cm" svg:height="0.074cm" svg:x="33.921cm" svg:y="17.752cm" svg:viewBox="0 0 75 75" draw:points="0,0 0,75 75,75 75,0">
          <text:p/>
        </draw:polygon>
        <draw:polygon draw:style-name="gr6" draw:text-style-name="P1" draw:layer="layout" svg:width="0.074cm" svg:height="0.074cm" svg:x="33.921cm" svg:y="17.752cm" svg:viewBox="0 0 75 75" draw:points="0,75 0,0 75,0 75,75">
          <text:p/>
        </draw:polygon>
        <draw:polygon draw:style-name="gr3" draw:text-style-name="P3" draw:layer="layout" svg:width="0.614cm" svg:height="0.436cm" svg:x="33.642cm" svg:y="19.577cm" svg:viewBox="0 0 615 437" draw:points="610,0 0,6 4,437 615,430">
          <text:p/>
        </draw:polygon>
        <draw:line draw:style-name="gr6" draw:text-style-name="P1" draw:layer="layout" svg:x1="34.257cm" svg:y1="20.007cm" svg:x2="34.251cm" svg:y2="19.577cm">
          <text:p/>
        </draw:line>
        <draw:line draw:style-name="gr6" draw:text-style-name="P1" draw:layer="layout" svg:x1="33.646cm" svg:y1="20.015cm" svg:x2="34.257cm" svg:y2="20.006cm">
          <text:p/>
        </draw:line>
        <draw:line draw:style-name="gr6" draw:text-style-name="P1" draw:layer="layout" svg:x1="33.642cm" svg:y1="19.583cm" svg:x2="33.647cm" svg:y2="20.014cm">
          <text:p/>
        </draw:line>
        <draw:line draw:style-name="gr6" draw:text-style-name="P1" draw:layer="layout" svg:x1="34.252cm" svg:y1="19.577cm" svg:x2="33.642cm" svg:y2="19.584cm">
          <text:p/>
        </draw:line>
        <draw:polygon draw:style-name="gr3" draw:text-style-name="P3" draw:layer="layout" svg:width="0.462cm" svg:height="0.079cm" svg:x="33.72cm" svg:y="20.082cm" svg:viewBox="0 0 463 80" draw:points="463,78 463,0 0,6 2,80">
          <text:p/>
        </draw:polygon>
        <draw:line draw:style-name="gr6" draw:text-style-name="P1" draw:layer="layout" svg:x1="33.722cm" svg:y1="20.162cm" svg:x2="34.183cm" svg:y2="20.159cm">
          <text:p/>
        </draw:line>
        <draw:line draw:style-name="gr6" draw:text-style-name="P1" draw:layer="layout" svg:x1="33.72cm" svg:y1="20.087cm" svg:x2="33.723cm" svg:y2="20.162cm">
          <text:p/>
        </draw:line>
        <draw:line draw:style-name="gr6" draw:text-style-name="P1" draw:layer="layout" svg:x1="34.183cm" svg:y1="20.082cm" svg:x2="33.72cm" svg:y2="20.088cm">
          <text:p/>
        </draw:line>
        <draw:line draw:style-name="gr6" draw:text-style-name="P1" draw:layer="layout" svg:x1="34.182cm" svg:y1="20.159cm" svg:x2="34.182cm" svg:y2="20.082cm">
          <text:p/>
        </draw:line>
        <draw:polygon draw:style-name="gr3" draw:text-style-name="P3" draw:layer="layout" svg:width="0.076cm" svg:height="0.077cm" svg:x="33.913cm" svg:y="20.008cm" svg:viewBox="0 0 77 78" draw:points="0,2 0,78 77,78 77,0">
          <text:p/>
        </draw:polygon>
        <draw:line draw:style-name="gr6" draw:text-style-name="P1" draw:layer="layout" svg:x1="33.99cm" svg:y1="20.008cm" svg:x2="33.913cm" svg:y2="20.011cm">
          <text:p/>
        </draw:line>
        <draw:line draw:style-name="gr6" draw:text-style-name="P1" draw:layer="layout" svg:x1="33.989cm" svg:y1="20.085cm" svg:x2="33.989cm" svg:y2="20.008cm">
          <text:p/>
        </draw:line>
        <draw:line draw:style-name="gr6" draw:text-style-name="P1" draw:layer="layout" svg:x1="33.913cm" svg:y1="20.085cm" svg:x2="33.989cm" svg:y2="20.085cm">
          <text:p/>
        </draw:line>
        <draw:line draw:style-name="gr6" draw:text-style-name="P1" draw:layer="layout" svg:x1="33.913cm" svg:y1="20.01cm" svg:x2="33.913cm" svg:y2="20.085cm">
          <text:p/>
        </draw:line>
        <draw:polygon draw:style-name="gr3" draw:text-style-name="P3" draw:layer="layout" svg:width="0.612cm" svg:height="0.43cm" svg:x="28.78cm" svg:y="17.824cm" svg:viewBox="0 0 613 431" draw:points="0,0 0,431 613,431 613,0">
          <text:p/>
        </draw:polygon>
        <draw:polygon draw:style-name="gr6" draw:text-style-name="P1" draw:layer="layout" svg:width="0.612cm" svg:height="0.43cm" svg:x="28.78cm" svg:y="17.824cm" svg:viewBox="0 0 613 431" draw:points="613,431 0,431 0,0 613,0">
          <text:p/>
        </draw:polygon>
        <draw:polygon draw:style-name="gr3" draw:text-style-name="P3" draw:layer="layout" svg:width="0.459cm" svg:height="0.074cm" svg:x="28.856cm" svg:y="17.674cm" svg:viewBox="0 0 460 75" draw:points="0,0 0,75 460,75 460,0">
          <text:p/>
        </draw:polygon>
        <draw:polygon draw:style-name="gr6" draw:text-style-name="P1" draw:layer="layout" svg:width="0.459cm" svg:height="0.074cm" svg:x="28.856cm" svg:y="17.674cm" svg:viewBox="0 0 460 75" draw:points="460,0 460,75 0,75 0,0">
          <text:p/>
        </draw:polygon>
        <draw:polygon draw:style-name="gr3" draw:text-style-name="P3" draw:layer="layout" svg:width="0.074cm" svg:height="0.076cm" svg:x="29.049cm" svg:y="17.748cm" svg:viewBox="0 0 75 77" draw:points="0,0 0,77 75,77 75,0">
          <text:p/>
        </draw:polygon>
        <draw:polygon draw:style-name="gr6" draw:text-style-name="P1" draw:layer="layout" svg:width="0.074cm" svg:height="0.076cm" svg:x="29.049cm" svg:y="17.748cm" svg:viewBox="0 0 75 77" draw:points="0,77 0,0 75,0 75,77">
          <text:p/>
        </draw:polygon>
        <draw:polygon draw:style-name="gr3" draw:text-style-name="P3" draw:layer="layout" svg:width="0.612cm" svg:height="0.436cm" svg:x="28.782cm" svg:y="19.577cm" svg:viewBox="0 0 613 437" draw:points="611,0 0,6 2,437 613,430">
          <text:p/>
        </draw:polygon>
        <draw:line draw:style-name="gr6" draw:text-style-name="P1" draw:layer="layout" svg:x1="29.395cm" svg:y1="20.007cm" svg:x2="29.392cm" svg:y2="19.577cm">
          <text:p/>
        </draw:line>
        <draw:line draw:style-name="gr6" draw:text-style-name="P1" draw:layer="layout" svg:x1="28.784cm" svg:y1="20.015cm" svg:x2="29.395cm" svg:y2="20.006cm">
          <text:p/>
        </draw:line>
        <draw:line draw:style-name="gr6" draw:text-style-name="P1" draw:layer="layout" svg:x1="28.782cm" svg:y1="19.583cm" svg:x2="28.785cm" svg:y2="20.014cm">
          <text:p/>
        </draw:line>
        <draw:line draw:style-name="gr6" draw:text-style-name="P1" draw:layer="layout" svg:x1="29.393cm" svg:y1="19.577cm" svg:x2="28.782cm" svg:y2="19.584cm">
          <text:p/>
        </draw:line>
        <draw:polygon draw:style-name="gr3" draw:text-style-name="P3" draw:layer="layout" svg:width="0.462cm" svg:height="0.079cm" svg:x="28.86cm" svg:y="20.082cm" svg:viewBox="0 0 463 80" draw:points="463,78 461,0 0,6 0,80">
          <text:p/>
        </draw:polygon>
        <draw:line draw:style-name="gr6" draw:text-style-name="P1" draw:layer="layout" svg:x1="28.86cm" svg:y1="20.162cm" svg:x2="29.323cm" svg:y2="20.159cm">
          <text:p/>
        </draw:line>
        <draw:line draw:style-name="gr6" draw:text-style-name="P1" draw:layer="layout" svg:x1="28.86cm" svg:y1="20.087cm" svg:x2="28.86cm" svg:y2="20.161cm">
          <text:p/>
        </draw:line>
        <draw:line draw:style-name="gr6" draw:text-style-name="P1" draw:layer="layout" svg:x1="29.321cm" svg:y1="20.082cm" svg:x2="28.86cm" svg:y2="20.088cm">
          <text:p/>
        </draw:line>
        <draw:line draw:style-name="gr6" draw:text-style-name="P1" draw:layer="layout" svg:x1="29.323cm" svg:y1="20.16cm" svg:x2="29.32cm" svg:y2="20.082cm">
          <text:p/>
        </draw:line>
        <draw:polygon draw:style-name="gr3" draw:text-style-name="P3" draw:layer="layout" svg:width="0.074cm" svg:height="0.077cm" svg:x="29.053cm" svg:y="20.008cm" svg:viewBox="0 0 75 78" draw:points="0,2 0,78 75,78 75,0">
          <text:p/>
        </draw:polygon>
        <draw:line draw:style-name="gr6" draw:text-style-name="P1" draw:layer="layout" svg:x1="29.128cm" svg:y1="20.008cm" svg:x2="29.053cm" svg:y2="20.011cm">
          <text:p/>
        </draw:line>
        <draw:line draw:style-name="gr6" draw:text-style-name="P1" draw:layer="layout" svg:x1="29.127cm" svg:y1="20.085cm" svg:x2="29.127cm" svg:y2="20.008cm">
          <text:p/>
        </draw:line>
        <draw:line draw:style-name="gr6" draw:text-style-name="P1" draw:layer="layout" svg:x1="29.053cm" svg:y1="20.085cm" svg:x2="29.127cm" svg:y2="20.085cm">
          <text:p/>
        </draw:line>
        <draw:line draw:style-name="gr6" draw:text-style-name="P1" draw:layer="layout" svg:x1="29.053cm" svg:y1="20.01cm" svg:x2="29.053cm" svg:y2="20.085cm">
          <text:p/>
        </draw:line>
        <draw:polygon draw:style-name="gr3" draw:text-style-name="P3" draw:layer="layout" svg:width="0.436cm" svg:height="0.614cm" svg:x="34.368cm" svg:y="18.558cm" svg:viewBox="0 0 437 615" draw:points="0,611 4,0 437,5 431,615">
          <text:p/>
        </draw:polygon>
        <draw:polygon draw:style-name="gr6" draw:text-style-name="P1" draw:layer="layout" svg:width="0.436cm" svg:height="0.614cm" svg:x="34.368cm" svg:y="18.558cm" svg:viewBox="0 0 437 615" draw:points="0,611 4,0 437,5 431,615">
          <text:p/>
        </draw:polygon>
        <draw:polygon draw:style-name="gr3" draw:text-style-name="P3" draw:layer="layout" svg:width="0.078cm" svg:height="0.461cm" svg:x="34.874cm" svg:y="18.637cm" svg:viewBox="0 0 79 462" draw:points="75,462 0,462 4,0 79,2">
          <text:p/>
        </draw:polygon>
        <draw:polygon draw:style-name="gr6" draw:text-style-name="P1" draw:layer="layout" svg:width="0.078cm" svg:height="0.461cm" svg:x="34.874cm" svg:y="18.637cm" svg:viewBox="0 0 79 462" draw:points="75,462 0,462 4,0 79,2">
          <text:p/>
        </draw:polygon>
        <draw:polygon draw:style-name="gr3" draw:text-style-name="P3" draw:layer="layout" svg:width="0.076cm" svg:height="0.077cm" svg:x="34.8cm" svg:y="18.829cm" svg:viewBox="0 0 77 78" draw:points="2,0 77,0 77,78 0,75">
          <text:p/>
        </draw:polygon>
        <draw:polygon draw:style-name="gr6" draw:text-style-name="P1" draw:layer="layout" svg:width="0.076cm" svg:height="0.077cm" svg:x="34.8cm" svg:y="18.829cm" svg:viewBox="0 0 77 78" draw:points="2,0 77,0 77,78 0,75">
          <text:p/>
        </draw:polygon>
        <draw:polygon draw:style-name="gr3" draw:text-style-name="P3" draw:layer="layout" svg:width="0.429cm" svg:height="0.61cm" svg:x="28.124cm" svg:y="18.558cm" svg:viewBox="0 0 430 611" draw:points="0,0 0,611 430,611 430,0">
          <text:p/>
        </draw:polygon>
        <draw:line draw:style-name="gr6" draw:text-style-name="P1" draw:layer="layout" svg:x1="28.124cm" svg:y1="19.168cm" svg:x2="28.553cm" svg:y2="19.168cm">
          <text:p/>
        </draw:line>
        <draw:line draw:style-name="gr6" draw:text-style-name="P1" draw:layer="layout" svg:x1="28.124cm" svg:y1="18.558cm" svg:x2="28.124cm" svg:y2="19.168cm">
          <text:p/>
        </draw:line>
        <draw:line draw:style-name="gr6" draw:text-style-name="P1" draw:layer="layout" svg:x1="28.553cm" svg:y1="18.558cm" svg:x2="28.124cm" svg:y2="18.558cm">
          <text:p/>
        </draw:line>
        <draw:line draw:style-name="gr6" draw:text-style-name="P1" draw:layer="layout" svg:x1="28.553cm" svg:y1="19.168cm" svg:x2="28.553cm" svg:y2="18.558cm">
          <text:p/>
        </draw:line>
        <draw:polygon draw:style-name="gr3" draw:text-style-name="P3" draw:layer="layout" svg:width="0.077cm" svg:height="0.459cm" svg:x="27.973cm" svg:y="18.635cm" svg:viewBox="0 0 78 460" draw:points="0,0 0,460 78,460 78,0">
          <text:p/>
        </draw:polygon>
        <draw:line draw:style-name="gr6" draw:text-style-name="P1" draw:layer="layout" svg:x1="27.973cm" svg:y1="18.635cm" svg:x2="27.973cm" svg:y2="19.094cm">
          <text:p/>
        </draw:line>
        <draw:line draw:style-name="gr6" draw:text-style-name="P1" draw:layer="layout" svg:x1="28.05cm" svg:y1="18.635cm" svg:x2="27.973cm" svg:y2="18.635cm">
          <text:p/>
        </draw:line>
        <draw:line draw:style-name="gr6" draw:text-style-name="P1" draw:layer="layout" svg:x1="28.05cm" svg:y1="19.094cm" svg:x2="28.05cm" svg:y2="18.635cm">
          <text:p/>
        </draw:line>
        <draw:line draw:style-name="gr6" draw:text-style-name="P1" draw:layer="layout" svg:x1="27.973cm" svg:y1="19.094cm" svg:x2="28.05cm" svg:y2="19.094cm">
          <text:p/>
        </draw:line>
        <draw:polygon draw:style-name="gr3" draw:text-style-name="P3" draw:layer="layout" svg:width="0.074cm" svg:height="0.076cm" svg:x="28.05cm" svg:y="18.825cm" svg:viewBox="0 0 75 77" draw:points="0,0 0,77 75,77 75,0">
          <text:p/>
        </draw:polygon>
        <draw:line draw:style-name="gr6" draw:text-style-name="P1" draw:layer="layout" svg:x1="28.124cm" svg:y1="18.901cm" svg:x2="28.124cm" svg:y2="18.825cm">
          <text:p/>
        </draw:line>
        <draw:line draw:style-name="gr6" draw:text-style-name="P1" draw:layer="layout" svg:x1="28.05cm" svg:y1="18.901cm" svg:x2="28.124cm" svg:y2="18.901cm">
          <text:p/>
        </draw:line>
        <draw:line draw:style-name="gr6" draw:text-style-name="P1" draw:layer="layout" svg:x1="28.05cm" svg:y1="18.825cm" svg:x2="28.05cm" svg:y2="18.901cm">
          <text:p/>
        </draw:line>
        <draw:line draw:style-name="gr6" draw:text-style-name="P1" draw:layer="layout" svg:x1="28.124cm" svg:y1="18.825cm" svg:x2="28.05cm" svg:y2="18.825cm">
          <text:p/>
        </draw:line>
        <draw:polygon draw:style-name="gr3" draw:text-style-name="P3" draw:layer="layout" svg:width="0.542cm" svg:height="0.413cm" svg:x="69.881cm" svg:y="41.791cm" svg:viewBox="0 0 543 414" draw:points="543,412 2,414 0,2 541,0">
          <text:p/>
        </draw:polygon>
        <draw:polygon draw:style-name="gr6" draw:text-style-name="P1" draw:layer="layout" svg:width="0.542cm" svg:height="0.413cm" svg:x="69.881cm" svg:y="41.791cm" svg:viewBox="0 0 543 414" draw:points="543,412 2,414 0,2 541,0">
          <text:p/>
        </draw:polygon>
        <draw:polygon draw:style-name="gr3" draw:text-style-name="P3" draw:layer="layout" svg:width="0.39cm" svg:height="0.076cm" svg:x="69.955cm" svg:y="41.643cm" svg:viewBox="0 0 391 77" draw:points="391,0 391,75 0,77 0,0">
          <text:p/>
        </draw:polygon>
        <draw:polygon draw:style-name="gr6" draw:text-style-name="P1" draw:layer="layout" svg:width="0.39cm" svg:height="0.076cm" svg:x="69.955cm" svg:y="41.643cm" svg:viewBox="0 0 391 77" draw:points="391,0 391,75 0,77 0,0">
          <text:p/>
        </draw:polygon>
        <draw:polygon draw:style-name="gr3" draw:text-style-name="P3" draw:layer="layout" svg:width="0.074cm" svg:height="0.076cm" svg:x="70.114cm" svg:y="41.717cm" svg:viewBox="0 0 75 77" draw:points="0,0 0,77 75,77 75,0">
          <text:p/>
        </draw:polygon>
        <draw:polygon draw:style-name="gr6" draw:text-style-name="P1" draw:layer="layout" svg:width="0.074cm" svg:height="0.076cm" svg:x="70.114cm" svg:y="41.717cm" svg:viewBox="0 0 75 77" draw:points="0,77 0,0 75,0 75,77">
          <text:p/>
        </draw:polygon>
        <draw:polygon draw:style-name="gr3" draw:text-style-name="P3" draw:layer="layout" svg:width="0.412cm" svg:height="0.542cm" svg:x="68cm" svg:y="43.592cm" svg:viewBox="0 0 413 543" draw:points="411,0 413,541 2,543 0,2">
          <text:p/>
        </draw:polygon>
        <draw:polygon draw:style-name="gr6" draw:text-style-name="P1" draw:layer="layout" svg:width="0.412cm" svg:height="0.542cm" svg:x="68cm" svg:y="43.592cm" svg:viewBox="0 0 413 543" draw:points="411,0 413,541 2,543 0,2">
          <text:p/>
        </draw:polygon>
        <draw:polygon draw:style-name="gr3" draw:text-style-name="P3" draw:layer="layout" svg:width="0.079cm" svg:height="0.389cm" svg:x="67.849cm" svg:y="43.671cm" svg:viewBox="0 0 80 390" draw:points="0,0 77,0 80,390 2,390">
          <text:p/>
        </draw:polygon>
        <draw:polygon draw:style-name="gr6" draw:text-style-name="P1" draw:layer="layout" svg:width="0.079cm" svg:height="0.389cm" svg:x="67.849cm" svg:y="43.671cm" svg:viewBox="0 0 80 390" draw:points="0,0 77,0 80,390 2,390">
          <text:p/>
        </draw:polygon>
        <draw:polygon draw:style-name="gr3" draw:text-style-name="P3" draw:layer="layout" svg:width="0.077cm" svg:height="0.074cm" svg:x="67.925cm" svg:y="43.827cm" svg:viewBox="0 0 78 75" draw:points="0,0 0,75 78,75 78,0">
          <text:p/>
        </draw:polygon>
        <draw:polygon draw:style-name="gr6" draw:text-style-name="P1" draw:layer="layout" svg:width="0.077cm" svg:height="0.074cm" svg:x="67.925cm" svg:y="43.827cm" svg:viewBox="0 0 78 75" draw:points="78,75 0,75 0,0 78,0">
          <text:p/>
        </draw:polygon>
        <draw:polygon draw:style-name="gr3" draw:text-style-name="P3" draw:layer="layout" svg:width="0.413cm" svg:height="0.54cm" svg:x="67.98cm" svg:y="42.195cm" svg:viewBox="0 0 414 541" draw:points="3,541 0,0 412,0 414,541">
          <text:p/>
        </draw:polygon>
        <draw:polygon draw:style-name="gr6" draw:text-style-name="P1" draw:layer="layout" svg:width="0.413cm" svg:height="0.54cm" svg:x="67.98cm" svg:y="42.195cm" svg:viewBox="0 0 414 541" draw:points="3,541 0,0 412,0 414,541">
          <text:p/>
        </draw:polygon>
        <draw:polygon draw:style-name="gr3" draw:text-style-name="P3" draw:layer="layout" svg:width="0.077cm" svg:height="0.39cm" svg:x="68.467cm" svg:y="42.269cm" svg:viewBox="0 0 78 391" draw:points="78,391 0,391 0,0 75,0">
          <text:p/>
        </draw:polygon>
        <draw:polygon draw:style-name="gr6" draw:text-style-name="P1" draw:layer="layout" svg:width="0.077cm" svg:height="0.39cm" svg:x="68.467cm" svg:y="42.269cm" svg:viewBox="0 0 78 391" draw:points="78,391 0,391 0,0 75,0">
          <text:p/>
        </draw:polygon>
        <draw:polygon draw:style-name="gr3" draw:text-style-name="P3" draw:layer="layout" svg:width="0.076cm" svg:height="0.076cm" svg:x="68.391cm" svg:y="42.426cm" svg:viewBox="0 0 77 77" draw:points="0,0 0,77 77,77 77,0">
          <text:p/>
        </draw:polygon>
        <draw:polygon draw:style-name="gr6" draw:text-style-name="P1" draw:layer="layout" svg:width="0.076cm" svg:height="0.076cm" svg:x="68.391cm" svg:y="42.426cm" svg:viewBox="0 0 77 77" draw:points="0,0 77,0 77,77 0,77">
          <text:p/>
        </draw:polygon>
        <draw:polygon draw:style-name="gr3" draw:text-style-name="P3" draw:layer="layout" svg:width="0.4cm" svg:height="0.47cm" svg:x="16.145cm" svg:y="17.881cm" svg:viewBox="0 0 401 471" draw:points="0,0 0,471 401,471 401,0">
          <text:p/>
        </draw:polygon>
        <draw:line draw:style-name="gr6" draw:text-style-name="P1" draw:layer="layout" svg:x1="16.145cm" svg:y1="17.881cm" svg:x2="16.145cm" svg:y2="18.351cm">
          <text:p/>
        </draw:line>
        <draw:line draw:style-name="gr6" draw:text-style-name="P1" draw:layer="layout" svg:x1="16.545cm" svg:y1="17.881cm" svg:x2="16.145cm" svg:y2="17.881cm">
          <text:p/>
        </draw:line>
        <draw:line draw:style-name="gr6" draw:text-style-name="P1" draw:layer="layout" svg:x1="16.545cm" svg:y1="18.351cm" svg:x2="16.545cm" svg:y2="17.881cm">
          <text:p/>
        </draw:line>
        <draw:line draw:style-name="gr6" draw:text-style-name="P1" draw:layer="layout" svg:x1="16.145cm" svg:y1="18.351cm" svg:x2="16.545cm" svg:y2="18.351cm">
          <text:p/>
        </draw:line>
        <draw:polygon draw:style-name="gr3" draw:text-style-name="P3" draw:layer="layout" svg:width="0.616cm" svg:height="0.616cm" svg:x="15.32cm" svg:y="18.105cm" svg:viewBox="0 0 617 617" draw:points="332,617 617,334 284,0 0,285">
          <text:p/>
        </draw:polygon>
        <draw:line draw:style-name="gr6" draw:text-style-name="P1" draw:layer="layout" svg:x1="15.32cm" svg:y1="18.389cm" svg:x2="15.653cm" svg:y2="18.722cm">
          <text:p/>
        </draw:line>
        <draw:line draw:style-name="gr6" draw:text-style-name="P1" draw:layer="layout" svg:x1="15.605cm" svg:y1="18.105cm" svg:x2="15.32cm" svg:y2="18.39cm">
          <text:p/>
        </draw:line>
        <draw:line draw:style-name="gr6" draw:text-style-name="P1" draw:layer="layout" svg:x1="15.937cm" svg:y1="18.439cm" svg:x2="15.604cm" svg:y2="18.105cm">
          <text:p/>
        </draw:line>
        <draw:line draw:style-name="gr6" draw:text-style-name="P1" draw:layer="layout" svg:x1="15.652cm" svg:y1="18.722cm" svg:x2="15.937cm" svg:y2="18.438cm">
          <text:p/>
        </draw:line>
        <draw:polygon draw:style-name="gr3" draw:text-style-name="P3" draw:layer="layout" svg:width="0.469cm" svg:height="0.4cm" svg:x="15.096cm" svg:y="18.931cm" svg:viewBox="0 0 470 401" draw:points="0,0 0,401 470,401 470,0">
          <text:p/>
        </draw:polygon>
        <draw:line draw:style-name="gr6" draw:text-style-name="P1" draw:layer="layout" svg:x1="15.096cm" svg:y1="19.331cm" svg:x2="15.565cm" svg:y2="19.331cm">
          <text:p/>
        </draw:line>
        <draw:line draw:style-name="gr6" draw:text-style-name="P1" draw:layer="layout" svg:x1="15.096cm" svg:y1="18.931cm" svg:x2="15.096cm" svg:y2="19.331cm">
          <text:p/>
        </draw:line>
        <draw:line draw:style-name="gr6" draw:text-style-name="P1" draw:layer="layout" svg:x1="15.565cm" svg:y1="18.931cm" svg:x2="15.096cm" svg:y2="18.931cm">
          <text:p/>
        </draw:line>
        <draw:line draw:style-name="gr6" draw:text-style-name="P1" draw:layer="layout" svg:x1="15.565cm" svg:y1="19.331cm" svg:x2="15.565cm" svg:y2="18.931cm">
          <text:p/>
        </draw:line>
        <draw:polygon draw:style-name="gr3" draw:text-style-name="P3" draw:layer="layout" svg:width="0.616cm" svg:height="0.616cm" svg:x="15.32cm" svg:y="19.541cm" svg:viewBox="0 0 617 617" draw:points="617,283 332,0 0,332 284,617">
          <text:p/>
        </draw:polygon>
        <draw:line draw:style-name="gr6" draw:text-style-name="P1" draw:layer="layout" svg:x1="15.604cm" svg:y1="20.158cm" svg:x2="15.937cm" svg:y2="19.824cm">
          <text:p/>
        </draw:line>
        <draw:line draw:style-name="gr6" draw:text-style-name="P1" draw:layer="layout" svg:x1="15.32cm" svg:y1="19.873cm" svg:x2="15.605cm" svg:y2="20.158cm">
          <text:p/>
        </draw:line>
        <draw:line draw:style-name="gr6" draw:text-style-name="P1" draw:layer="layout" svg:x1="15.653cm" svg:y1="19.541cm" svg:x2="15.32cm" svg:y2="19.874cm">
          <text:p/>
        </draw:line>
        <draw:line draw:style-name="gr6" draw:text-style-name="P1" draw:layer="layout" svg:x1="15.937cm" svg:y1="19.825cm" svg:x2="15.652cm" svg:y2="19.541cm">
          <text:p/>
        </draw:line>
        <draw:polygon draw:style-name="gr3" draw:text-style-name="P3" draw:layer="layout" svg:width="0.4cm" svg:height="0.47cm" svg:x="16.145cm" svg:y="19.911cm" svg:viewBox="0 0 401 471" draw:points="0,0 0,471 401,471 401,0">
          <text:p/>
        </draw:polygon>
        <draw:line draw:style-name="gr6" draw:text-style-name="P1" draw:layer="layout" svg:x1="16.545cm" svg:y1="20.381cm" svg:x2="16.545cm" svg:y2="19.911cm">
          <text:p/>
        </draw:line>
        <draw:line draw:style-name="gr6" draw:text-style-name="P1" draw:layer="layout" svg:x1="16.145cm" svg:y1="20.381cm" svg:x2="16.545cm" svg:y2="20.381cm">
          <text:p/>
        </draw:line>
        <draw:line draw:style-name="gr6" draw:text-style-name="P1" draw:layer="layout" svg:x1="16.145cm" svg:y1="19.911cm" svg:x2="16.145cm" svg:y2="20.381cm">
          <text:p/>
        </draw:line>
        <draw:line draw:style-name="gr6" draw:text-style-name="P1" draw:layer="layout" svg:x1="16.545cm" svg:y1="19.911cm" svg:x2="16.145cm" svg:y2="19.911cm">
          <text:p/>
        </draw:line>
        <draw:polygon draw:style-name="gr3" draw:text-style-name="P3" draw:layer="layout" svg:width="0.616cm" svg:height="0.616cm" svg:x="16.755cm" svg:y="19.541cm" svg:viewBox="0 0 617 617" draw:points="285,0 0,283 333,617 617,332">
          <text:p/>
        </draw:polygon>
        <draw:line draw:style-name="gr6" draw:text-style-name="P1" draw:layer="layout" svg:x1="17.372cm" svg:y1="19.874cm" svg:x2="17.039cm" svg:y2="19.541cm">
          <text:p/>
        </draw:line>
        <draw:line draw:style-name="gr6" draw:text-style-name="P1" draw:layer="layout" svg:x1="17.087cm" svg:y1="20.158cm" svg:x2="17.372cm" svg:y2="19.873cm">
          <text:p/>
        </draw:line>
        <draw:line draw:style-name="gr6" draw:text-style-name="P1" draw:layer="layout" svg:x1="16.755cm" svg:y1="19.824cm" svg:x2="17.088cm" svg:y2="20.158cm">
          <text:p/>
        </draw:line>
        <draw:line draw:style-name="gr6" draw:text-style-name="P1" draw:layer="layout" svg:x1="17.04cm" svg:y1="19.541cm" svg:x2="16.755cm" svg:y2="19.825cm">
          <text:p/>
        </draw:line>
        <draw:polygon draw:style-name="gr3" draw:text-style-name="P3" draw:layer="layout" svg:width="0.47cm" svg:height="0.4cm" svg:x="17.125cm" svg:y="18.931cm" svg:viewBox="0 0 471 401" draw:points="0,0 0,401 471,401 471,0">
          <text:p/>
        </draw:polygon>
        <draw:line draw:style-name="gr6" draw:text-style-name="P1" draw:layer="layout" svg:x1="17.595cm" svg:y1="18.931cm" svg:x2="17.125cm" svg:y2="18.931cm">
          <text:p/>
        </draw:line>
        <draw:line draw:style-name="gr6" draw:text-style-name="P1" draw:layer="layout" svg:x1="17.595cm" svg:y1="19.331cm" svg:x2="17.595cm" svg:y2="18.931cm">
          <text:p/>
        </draw:line>
        <draw:line draw:style-name="gr6" draw:text-style-name="P1" draw:layer="layout" svg:x1="17.125cm" svg:y1="19.331cm" svg:x2="17.595cm" svg:y2="19.331cm">
          <text:p/>
        </draw:line>
        <draw:line draw:style-name="gr6" draw:text-style-name="P1" draw:layer="layout" svg:x1="17.125cm" svg:y1="18.931cm" svg:x2="17.125cm" svg:y2="19.331cm">
          <text:p/>
        </draw:line>
        <draw:polygon draw:style-name="gr3" draw:text-style-name="P3" draw:layer="layout" svg:width="0.616cm" svg:height="0.616cm" svg:x="16.755cm" svg:y="18.105cm" svg:viewBox="0 0 617 617" draw:points="0,334 285,617 617,285 333,0">
          <text:p/>
        </draw:polygon>
        <draw:line draw:style-name="gr6" draw:text-style-name="P1" draw:layer="layout" svg:x1="17.088cm" svg:y1="18.105cm" svg:x2="16.755cm" svg:y2="18.439cm">
          <text:p/>
        </draw:line>
        <draw:line draw:style-name="gr6" draw:text-style-name="P1" draw:layer="layout" svg:x1="17.372cm" svg:y1="18.39cm" svg:x2="17.087cm" svg:y2="18.105cm">
          <text:p/>
        </draw:line>
        <draw:line draw:style-name="gr6" draw:text-style-name="P1" draw:layer="layout" svg:x1="17.039cm" svg:y1="18.722cm" svg:x2="17.372cm" svg:y2="18.389cm">
          <text:p/>
        </draw:line>
        <draw:line draw:style-name="gr6" draw:text-style-name="P1" draw:layer="layout" svg:x1="16.755cm" svg:y1="18.438cm" svg:x2="17.04cm" svg:y2="18.722cm">
          <text:p/>
        </draw:line>
        <draw:path draw:style-name="gr3" draw:text-style-name="P3" draw:layer="layout" svg:width="1.497cm" svg:height="1.5cm" svg:x="15.598cm" svg:y="18.381cm" svg:viewBox="0 0 1498 1501" svg:d="M747 1501l81-4 76-13c833-200 772-1364-76-1480l-81-4-78 4c-848 116-909 1280-76 1480l76 13z">
          <text:p/>
        </draw:path>
        <draw:polygon draw:style-name="gr6" draw:text-style-name="P1" draw:layer="layout" svg:width="1.501cm" svg:height="1.5cm" svg:x="15.595cm" svg:y="18.381cm" svg:viewBox="0 0 1502 1501" draw:points="750,0 672,4 596,17 520,38 446,65 376,101 310,144 249,192 194,249 144,309 102,377 66,447 38,519 17,595 4,674 0,752 4,830 17,907 38,983 66,1057 102,1127 144,1192 194,1254 249,1309 310,1357 376,1400 446,1436 520,1465 596,1484 672,1497 750,1501 831,1497 907,1484 983,1465 1057,1436 1127,1400 1193,1357 1254,1309 1309,1254 1358,1192 1400,1127 1436,1057 1464,983 1485,907 1498,830 1502,752 1498,674 1485,595 1464,519 1436,447 1400,377 1358,309 1309,249 1254,192 1193,144 1127,101 1057,65 983,38 907,17 831,4">
          <text:p/>
        </draw:polygon>
        <draw:line draw:style-name="gr6" draw:text-style-name="P1" draw:layer="layout" svg:x1="16.145cm" svg:y1="17.932cm" svg:x2="16.545cm" svg:y2="17.932cm">
          <text:p/>
        </draw:line>
        <draw:line draw:style-name="gr6" draw:text-style-name="P1" draw:layer="layout" svg:x1="15.356cm" svg:y1="18.426cm" svg:x2="15.641cm" svg:y2="18.141cm">
          <text:p/>
        </draw:line>
        <draw:line draw:style-name="gr6" draw:text-style-name="P1" draw:layer="layout" svg:x1="15.146cm" svg:y1="19.331cm" svg:x2="15.146cm" svg:y2="18.931cm">
          <text:p/>
        </draw:line>
        <draw:line draw:style-name="gr6" draw:text-style-name="P1" draw:layer="layout" svg:x1="15.641cm" svg:y1="20.122cm" svg:x2="15.356cm" svg:y2="19.839cm">
          <text:p/>
        </draw:line>
        <draw:line draw:style-name="gr6" draw:text-style-name="P1" draw:layer="layout" svg:x1="16.545cm" svg:y1="20.33cm" svg:x2="16.145cm" svg:y2="20.33cm">
          <text:p/>
        </draw:line>
        <draw:line draw:style-name="gr6" draw:text-style-name="P1" draw:layer="layout" svg:x1="17.336cm" svg:y1="19.839cm" svg:x2="17.051cm" svg:y2="20.122cm">
          <text:p/>
        </draw:line>
        <draw:line draw:style-name="gr6" draw:text-style-name="P1" draw:layer="layout" svg:x1="17.545cm" svg:y1="18.931cm" svg:x2="17.545cm" svg:y2="19.331cm">
          <text:p/>
        </draw:line>
        <draw:line draw:style-name="gr6" draw:text-style-name="P1" draw:layer="layout" svg:x1="17.051cm" svg:y1="18.141cm" svg:x2="17.336cm" svg:y2="18.426cm">
          <text:p/>
        </draw:line>
        <draw:path draw:style-name="gr3" draw:text-style-name="P3" draw:layer="layout" svg:width="0.9cm" svg:height="0.901cm" svg:x="23.286cm" svg:y="22.161cm" svg:viewBox="0 0 901 902" svg:d="M815 714l34-50 23-58c164-456-406-815-746-465l-40 46-32 51c-221 438 284 862 676 565l47-40z">
          <text:p/>
        </draw:path>
        <draw:polygon draw:style-name="gr6" draw:text-style-name="P1" draw:layer="layout" svg:width="0.9cm" svg:height="0.898cm" svg:x="23.287cm" svg:y="22.163cm" svg:viewBox="0 0 901 899" draw:points="901,449 896,510 884,570 863,627 835,682 799,733 757,778 710,816 657,848 600,873 541,890 481,899 419,899 358,890 299,873 241,848 191,816 142,778 100,733 66,682 36,627 17,570 4,510 0,449 4,387 17,326 36,269 66,214 100,165 142,119 191,81 241,49 299,23 358,9 419,0 481,0 541,9 600,23 657,49 710,81 757,119 799,165 835,214 863,269 884,326 896,387">
          <text:p/>
        </draw:polygon>
        <draw:path draw:style-name="gr3" draw:text-style-name="P3" draw:layer="layout" svg:width="1.301cm" svg:height="1.301cm" svg:x="65.79cm" svg:y="12.433cm" svg:viewBox="0 0 1302 1302" svg:d="M164 222l-47 57-38 62c-331 654 450 1269 1008 791l51-51 47-57c400-618-305-1310-913-901l-57 46z">
          <text:p/>
        </draw:path>
        <draw:path draw:style-name="gr6" draw:text-style-name="P1" draw:layer="layout" svg:width="1.298cm" svg:height="1.3cm" svg:x="65.791cm" svg:y="12.434cm" svg:viewBox="0 0 1299 1301" svg:d="M162 221c237-271 647-296 917-59 269 237 294 647 57 918-238 270-648 296-917 58-269-237-294-648-57-917z">
          <text:p/>
        </draw:path>
        <draw:path draw:style-name="gr3" draw:text-style-name="P3" draw:layer="layout" svg:width="1.3cm" svg:height="1.301cm" svg:x="69.009cm" svg:y="12.435cm" svg:viewBox="0 0 1301 1302" svg:d="M162 222l-46 57-38 62c-329 656 449 1269 1008 791l51-50 46-58c402-613-306-1314-913-899l-57 44z">
          <text:p/>
        </draw:path>
        <draw:path draw:style-name="gr6" draw:text-style-name="P1" draw:layer="layout" svg:width="1.299cm" svg:height="1.3cm" svg:x="69.01cm" svg:y="12.437cm" svg:viewBox="0 0 1300 1301" svg:d="M162 221c238-269 649-296 918-59 269 239 294 650 57 919s-648 295-918 57c-268-237-294-648-57-917z">
          <text:p/>
        </draw:path>
        <draw:polygon draw:style-name="gr3" draw:text-style-name="P3" draw:layer="layout" svg:width="0.548cm" svg:height="0.548cm" svg:x="69.329cm" svg:y="11.906cm" svg:viewBox="0 0 549 549" draw:points="29,549 549,517 518,57 472,59 468,0 44,27 48,87 0,89">
          <text:p/>
        </draw:polygon>
        <draw:polygon draw:style-name="gr6" draw:text-style-name="P1" draw:layer="layout" svg:width="0.457cm" svg:height="0.546cm" svg:x="69.373cm" svg:y="11.906cm" svg:viewBox="0 0 458 547" draw:points="34,547 458,519 425,0 0,27">
          <text:p/>
        </draw:polygon>
        <draw:polyline draw:style-name="gr6" draw:text-style-name="P1" draw:layer="layout" svg:width="0.048cm" svg:height="0.461cm" svg:x="69.329cm" svg:y="11.993cm" svg:viewBox="0 0 49 462" draw:points="30,462 0,2 49,0">
          <text:p/>
        </draw:polyline>
        <draw:line draw:style-name="gr6" draw:text-style-name="P1" draw:layer="layout" svg:x1="69.358cm" svg:y1="12.455cm" svg:x2="69.408cm" svg:y2="12.452cm">
          <text:p/>
        </draw:line>
        <draw:polyline draw:style-name="gr6" draw:text-style-name="P1" draw:layer="layout" svg:width="0.076cm" svg:height="0.459cm" svg:x="69.801cm" svg:y="11.963cm" svg:viewBox="0 0 77 460" draw:points="77,460 47,0 0,2">
          <text:p/>
        </draw:polyline>
        <draw:line draw:style-name="gr6" draw:text-style-name="P1" draw:layer="layout" svg:x1="69.878cm" svg:y1="12.422cm" svg:x2="69.83cm" svg:y2="12.425cm">
          <text:p/>
        </draw:line>
        <draw:line draw:style-name="gr6" draw:text-style-name="P1" draw:layer="layout" svg:x1="69.382cm" svg:y1="12.053cm" svg:x2="69.806cm" svg:y2="12.024cm">
          <text:p/>
        </draw:line>
        <draw:polygon draw:style-name="gr3" draw:text-style-name="P3" draw:layer="layout" svg:width="0.811cm" svg:height="0.811cm" svg:x="68.431cm" svg:y="12.219cm" svg:viewBox="0 0 812 812" draw:points="531,812 812,246 321,0 293,53 230,21 0,484 65,515 39,568">
          <text:p/>
        </draw:polygon>
        <draw:polygon draw:style-name="gr6" draw:text-style-name="P1" draw:layer="layout" svg:width="0.786cm" svg:height="0.739cm" svg:x="68.431cm" svg:y="12.24cm" svg:viewBox="0 0 787 740" draw:points="558,740 787,275 229,0 0,462">
          <text:p/>
        </draw:polygon>
        <draw:polyline draw:style-name="gr6" draw:text-style-name="P1" draw:layer="layout" svg:width="0.492cm" svg:height="0.297cm" svg:x="68.469cm" svg:y="12.733cm" svg:viewBox="0 0 493 298" draw:points="493,298 0,53 27,0">
          <text:p/>
        </draw:polyline>
        <draw:line draw:style-name="gr6" draw:text-style-name="P1" draw:layer="layout" svg:x1="68.961cm" svg:y1="13.031cm" svg:x2="68.989cm" svg:y2="12.979cm">
          <text:p/>
        </draw:line>
        <draw:polyline draw:style-name="gr6" draw:text-style-name="P1" draw:layer="layout" svg:width="0.519cm" svg:height="0.246cm" svg:x="68.723cm" svg:y="12.219cm" svg:viewBox="0 0 520 247" draw:points="520,247 28,0 0,53">
          <text:p/>
        </draw:polyline>
        <draw:line draw:style-name="gr6" draw:text-style-name="P1" draw:layer="layout" svg:x1="69.243cm" svg:y1="12.465cm" svg:x2="69.217cm" svg:y2="12.516cm">
          <text:p/>
        </draw:line>
        <draw:line draw:style-name="gr6" draw:text-style-name="P1" draw:layer="layout" svg:x1="68.558cm" svg:y1="12.766cm" svg:x2="68.79cm" svg:y2="12.304cm">
          <text:p/>
        </draw:line>
        <draw:polygon draw:style-name="gr3" draw:text-style-name="P3" draw:layer="layout" svg:width="0.694cm" svg:height="0.686cm" svg:x="68.567cm" svg:y="13.231cm" svg:viewBox="0 0 695 687" draw:points="695,433 406,0 23,255 51,295 0,327 235,680 286,648 311,687">
          <text:p/>
        </draw:polygon>
        <draw:polygon draw:style-name="gr6" draw:text-style-name="P1" draw:layer="layout" svg:width="0.669cm" svg:height="0.641cm" svg:x="68.567cm" svg:y="13.269cm" svg:viewBox="0 0 670 642" draw:points="670,353 434,0 0,288 235,642">
          <text:p/>
        </draw:polygon>
        <draw:polyline draw:style-name="gr6" draw:text-style-name="P1" draw:layer="layout" svg:width="0.408cm" svg:height="0.254cm" svg:x="68.853cm" svg:y="13.663cm" svg:viewBox="0 0 409 255" draw:points="409,0 25,255 0,216">
          <text:p/>
        </draw:polyline>
        <draw:line draw:style-name="gr6" draw:text-style-name="P1" draw:layer="layout" svg:x1="69.262cm" svg:y1="13.664cm" svg:x2="69.236cm" svg:y2="13.622cm">
          <text:p/>
        </draw:line>
        <draw:polyline draw:style-name="gr6" draw:text-style-name="P1" draw:layer="layout" svg:width="0.383cm" svg:height="0.294cm" svg:x="68.59cm" svg:y="13.231cm" svg:viewBox="0 0 384 295" draw:points="384,0 0,255 28,295">
          <text:p/>
        </draw:polyline>
        <draw:line draw:style-name="gr6" draw:text-style-name="P1" draw:layer="layout" svg:x1="68.973cm" svg:y1="13.231cm" svg:x2="69.002cm" svg:y2="13.27cm">
          <text:p/>
        </draw:line>
        <draw:line draw:style-name="gr6" draw:text-style-name="P1" draw:layer="layout" svg:x1="68.902cm" svg:y1="13.846cm" svg:x2="68.666cm" svg:y2="13.491cm">
          <text:p/>
        </draw:line>
        <draw:polygon draw:style-name="gr3" draw:text-style-name="P3" draw:layer="layout" svg:width="0.664cm" svg:height="0.656cm" svg:x="69.329cm" svg:y="13.718cm" svg:viewBox="0 0 665 657" draw:points="632,0 0,40 34,589 92,587 96,657 613,625 608,553 665,551">
          <text:p/>
        </draw:polygon>
        <draw:polygon draw:style-name="gr6" draw:text-style-name="P1" draw:layer="layout" svg:width="0.555cm" svg:height="0.652cm" svg:x="69.386cm" svg:y="13.722cm" svg:viewBox="0 0 556 653" draw:points="515,0 0,34 38,653 556,621">
          <text:p/>
        </draw:polygon>
        <draw:polyline draw:style-name="gr6" draw:text-style-name="P1" draw:layer="layout" svg:width="0.057cm" svg:height="0.552cm" svg:x="69.936cm" svg:y="13.718cm" svg:viewBox="0 0 58 553" draw:points="24,0 58,551 0,553">
          <text:p/>
        </draw:polyline>
        <draw:line draw:style-name="gr6" draw:text-style-name="P1" draw:layer="layout" svg:x1="69.961cm" svg:y1="13.718cm" svg:x2="69.9cm" svg:y2="13.723cm">
          <text:p/>
        </draw:line>
        <draw:polyline draw:style-name="gr6" draw:text-style-name="P1" draw:layer="layout" svg:width="0.091cm" svg:height="0.548cm" svg:x="69.329cm" svg:y="13.758cm" svg:viewBox="0 0 92 549" draw:points="0,0 34,549 92,547">
          <text:p/>
        </draw:polyline>
        <draw:line draw:style-name="gr6" draw:text-style-name="P1" draw:layer="layout" svg:x1="69.329cm" svg:y1="13.759cm" svg:x2="69.387cm" svg:y2="13.756cm">
          <text:p/>
        </draw:line>
        <draw:line draw:style-name="gr6" draw:text-style-name="P1" draw:layer="layout" svg:x1="69.933cm" svg:y1="14.2cm" svg:x2="69.416cm" svg:y2="14.233cm">
          <text:p/>
        </draw:line>
        <draw:polygon draw:style-name="gr3" draw:text-style-name="P3" draw:layer="layout" svg:width="0.811cm" svg:height="0.811cm" svg:x="70.076cm" svg:y="13.142cm" svg:viewBox="0 0 812 812" draw:points="282,0 0,568 491,812 519,761 582,793 812,329 747,297 773,246">
          <text:p/>
        </draw:polygon>
        <draw:polygon draw:style-name="gr6" draw:text-style-name="P1" draw:layer="layout" svg:width="0.786cm" svg:height="0.739cm" svg:x="70.101cm" svg:y="13.195cm" svg:viewBox="0 0 787 740" draw:points="230,0 0,462 558,740 787,275">
          <text:p/>
        </draw:polygon>
        <draw:polyline draw:style-name="gr6" draw:text-style-name="P1" draw:layer="layout" svg:width="0.491cm" svg:height="0.296cm" svg:x="70.358cm" svg:y="13.142cm" svg:viewBox="0 0 492 297" draw:points="0,0 492,246 466,297">
          <text:p/>
        </draw:polyline>
        <draw:line draw:style-name="gr6" draw:text-style-name="P1" draw:layer="layout" svg:x1="70.359cm" svg:y1="13.142cm" svg:x2="70.33cm" svg:y2="13.196cm">
          <text:p/>
        </draw:line>
        <draw:polyline draw:style-name="gr6" draw:text-style-name="P1" draw:layer="layout" svg:width="0.519cm" svg:height="0.244cm" svg:x="70.076cm" svg:y="13.709cm" svg:viewBox="0 0 520 245" draw:points="0,0 492,245 520,194">
          <text:p/>
        </draw:polyline>
        <draw:line draw:style-name="gr6" draw:text-style-name="P1" draw:layer="layout" svg:x1="70.076cm" svg:y1="13.71cm" svg:x2="70.102cm" svg:y2="13.656cm">
          <text:p/>
        </draw:line>
        <draw:line draw:style-name="gr6" draw:text-style-name="P1" draw:layer="layout" svg:x1="70.761cm" svg:y1="13.406cm" svg:x2="70.529cm" svg:y2="13.871cm">
          <text:p/>
        </draw:line>
        <draw:polygon draw:style-name="gr3" draw:text-style-name="P3" draw:layer="layout" svg:width="0.834cm" svg:height="0.832cm" svg:x="70.057cm" svg:y="12.206cm" svg:viewBox="0 0 835 833" draw:points="0,305 350,833 807,527 776,479 835,438 549,9 490,49 458,0">
          <text:p/>
        </draw:polygon>
        <draw:polygon draw:style-name="gr6" draw:text-style-name="P1" draw:layer="layout" svg:width="0.802cm" svg:height="0.774cm" svg:x="70.089cm" svg:y="12.215cm" svg:viewBox="0 0 803 775" draw:points="0,345 286,775 803,429 517,0">
          <text:p/>
        </draw:polygon>
        <draw:polyline draw:style-name="gr6" draw:text-style-name="P1" draw:layer="layout" svg:width="0.489cm" svg:height="0.305cm" svg:x="70.057cm" svg:y="12.206cm" svg:viewBox="0 0 490 306" draw:points="0,306 457,0 490,49">
          <text:p/>
        </draw:polyline>
        <draw:line draw:style-name="gr6" draw:text-style-name="P1" draw:layer="layout" svg:x1="70.057cm" svg:y1="12.511cm" svg:x2="70.09cm" svg:y2="12.561cm">
          <text:p/>
        </draw:line>
        <draw:polyline draw:style-name="gr6" draw:text-style-name="P1" draw:layer="layout" svg:width="0.457cm" svg:height="0.353cm" svg:x="70.406cm" svg:y="12.685cm" svg:viewBox="0 0 458 354" draw:points="0,354 458,48 427,0">
          <text:p/>
        </draw:polyline>
        <draw:line draw:style-name="gr6" draw:text-style-name="P1" draw:layer="layout" svg:x1="70.407cm" svg:y1="13.039cm" svg:x2="70.374cm" svg:y2="12.989cm">
          <text:p/>
        </draw:line>
        <draw:line draw:style-name="gr6" draw:text-style-name="P1" draw:layer="layout" svg:x1="70.487cm" svg:y1="12.293cm" svg:x2="70.773cm" svg:y2="12.726cm">
          <text:p/>
        </draw:line>
        <draw:polygon draw:style-name="gr3" draw:text-style-name="P3" draw:layer="layout" svg:width="0.8cm" svg:height="1.601cm" svg:x="26.513cm" svg:y="17.559cm" svg:viewBox="0 0 801 1602" draw:points="0,0 0,1602 801,1602 801,0">
          <text:p/>
        </draw:polygon>
        <draw:line draw:style-name="gr6" draw:text-style-name="P1" draw:layer="layout" svg:x1="27.313cm" svg:y1="17.559cm" svg:x2="26.513cm" svg:y2="17.559cm">
          <text:p/>
        </draw:line>
        <draw:line draw:style-name="gr6" draw:text-style-name="P1" draw:layer="layout" svg:x1="27.313cm" svg:y1="19.16cm" svg:x2="27.313cm" svg:y2="17.559cm">
          <text:p/>
        </draw:line>
        <draw:line draw:style-name="gr6" draw:text-style-name="P1" draw:layer="layout" svg:x1="26.513cm" svg:y1="19.16cm" svg:x2="27.313cm" svg:y2="19.16cm">
          <text:p/>
        </draw:line>
        <draw:line draw:style-name="gr6" draw:text-style-name="P1" draw:layer="layout" svg:x1="26.513cm" svg:y1="17.559cm" svg:x2="26.513cm" svg:y2="19.16cm">
          <text:p/>
        </draw:line>
        <draw:polygon draw:style-name="gr3" draw:text-style-name="P3" draw:layer="layout" svg:width="0.8cm" svg:height="1.2cm" svg:x="34.948cm" svg:y="30.537cm" svg:viewBox="0 0 801 1201" draw:points="0,0 0,1201 801,1201 801,0">
          <text:p/>
        </draw:polygon>
        <draw:line draw:style-name="gr6" draw:text-style-name="P1" draw:layer="layout" svg:x1="35.748cm" svg:y1="30.537cm" svg:x2="34.948cm" svg:y2="30.537cm">
          <text:p/>
        </draw:line>
        <draw:line draw:style-name="gr6" draw:text-style-name="P1" draw:layer="layout" svg:x1="35.748cm" svg:y1="31.737cm" svg:x2="35.748cm" svg:y2="30.537cm">
          <text:p/>
        </draw:line>
        <draw:line draw:style-name="gr6" draw:text-style-name="P1" draw:layer="layout" svg:x1="34.948cm" svg:y1="31.737cm" svg:x2="35.748cm" svg:y2="31.737cm">
          <text:p/>
        </draw:line>
        <draw:line draw:style-name="gr6" draw:text-style-name="P1" draw:layer="layout" svg:x1="34.948cm" svg:y1="30.537cm" svg:x2="34.948cm" svg:y2="31.737cm">
          <text:p/>
        </draw:line>
        <draw:polygon draw:style-name="gr3" draw:text-style-name="P3" draw:layer="layout" svg:width="0.8cm" svg:height="1.399cm" svg:x="47.481cm" svg:y="6.134cm" svg:viewBox="0 0 801 1400" draw:points="0,0 0,1400 801,1400 801,0">
          <text:p/>
        </draw:polygon>
        <draw:polygon draw:style-name="gr6" draw:text-style-name="P1" draw:layer="layout" svg:width="0.8cm" svg:height="1.399cm" svg:x="47.481cm" svg:y="6.134cm" svg:viewBox="0 0 801 1400" draw:points="0,0 801,0 801,1400 0,1400">
          <text:p/>
        </draw:polygon>
        <draw:polygon draw:style-name="gr3" draw:text-style-name="P3" draw:layer="layout" svg:width="0.411cm" svg:height="0.54cm" svg:x="43.954cm" svg:y="6.648cm" svg:viewBox="0 0 412 541" draw:points="0,0 0,541 412,541 412,0">
          <text:p/>
        </draw:polygon>
        <draw:line draw:style-name="gr6" draw:text-style-name="P1" draw:layer="layout" svg:x1="44.365cm" svg:y1="6.648cm" svg:x2="43.954cm" svg:y2="6.648cm">
          <text:p/>
        </draw:line>
        <draw:line draw:style-name="gr6" draw:text-style-name="P1" draw:layer="layout" svg:x1="44.365cm" svg:y1="7.188cm" svg:x2="44.365cm" svg:y2="6.648cm">
          <text:p/>
        </draw:line>
        <draw:line draw:style-name="gr6" draw:text-style-name="P1" draw:layer="layout" svg:x1="43.954cm" svg:y1="7.188cm" svg:x2="44.365cm" svg:y2="7.188cm">
          <text:p/>
        </draw:line>
        <draw:line draw:style-name="gr6" draw:text-style-name="P1" draw:layer="layout" svg:x1="43.954cm" svg:y1="6.648cm" svg:x2="43.954cm" svg:y2="7.188cm">
          <text:p/>
        </draw:line>
        <draw:polygon draw:style-name="gr3" draw:text-style-name="P3" draw:layer="layout" svg:width="0.076cm" svg:height="0.39cm" svg:x="44.439cm" svg:y="6.724cm" svg:viewBox="0 0 77 391" draw:points="0,0 0,391 77,391 77,0">
          <text:p/>
        </draw:polygon>
        <draw:line draw:style-name="gr6" draw:text-style-name="P1" draw:layer="layout" svg:x1="44.515cm" svg:y1="7.114cm" svg:x2="44.515cm" svg:y2="6.724cm">
          <text:p/>
        </draw:line>
        <draw:line draw:style-name="gr6" draw:text-style-name="P1" draw:layer="layout" svg:x1="44.439cm" svg:y1="7.114cm" svg:x2="44.515cm" svg:y2="7.114cm">
          <text:p/>
        </draw:line>
        <draw:line draw:style-name="gr6" draw:text-style-name="P1" draw:layer="layout" svg:x1="44.439cm" svg:y1="6.724cm" svg:x2="44.439cm" svg:y2="7.114cm">
          <text:p/>
        </draw:line>
        <draw:line draw:style-name="gr6" draw:text-style-name="P1" draw:layer="layout" svg:x1="44.515cm" svg:y1="6.724cm" svg:x2="44.439cm" svg:y2="6.724cm">
          <text:p/>
        </draw:line>
        <draw:polygon draw:style-name="gr3" draw:text-style-name="P3" draw:layer="layout" svg:width="0.074cm" svg:height="0.074cm" svg:x="44.365cm" svg:y="6.881cm" svg:viewBox="0 0 75 75" draw:points="0,0 0,75 75,75 75,0">
          <text:p/>
        </draw:polygon>
        <draw:line draw:style-name="gr6" draw:text-style-name="P1" draw:layer="layout" svg:x1="44.365cm" svg:y1="6.881cm" svg:x2="44.365cm" svg:y2="6.955cm">
          <text:p/>
        </draw:line>
        <draw:line draw:style-name="gr6" draw:text-style-name="P1" draw:layer="layout" svg:x1="44.439cm" svg:y1="6.881cm" svg:x2="44.365cm" svg:y2="6.881cm">
          <text:p/>
        </draw:line>
        <draw:line draw:style-name="gr6" draw:text-style-name="P1" draw:layer="layout" svg:x1="44.439cm" svg:y1="6.955cm" svg:x2="44.439cm" svg:y2="6.881cm">
          <text:p/>
        </draw:line>
        <draw:line draw:style-name="gr6" draw:text-style-name="P1" draw:layer="layout" svg:x1="44.365cm" svg:y1="6.955cm" svg:x2="44.439cm" svg:y2="6.955cm">
          <text:p/>
        </draw:line>
        <draw:polygon draw:style-name="gr3" draw:text-style-name="P3" draw:layer="layout" svg:width="0.801cm" svg:height="1.2cm" svg:x="43.105cm" svg:y="6.318cm" svg:viewBox="0 0 802 1201" draw:points="0,0 0,1201 802,1201 802,0">
          <text:p/>
        </draw:polygon>
        <draw:line draw:style-name="gr6" draw:text-style-name="P1" draw:layer="layout" svg:x1="43.105cm" svg:y1="7.518cm" svg:x2="43.906cm" svg:y2="7.518cm">
          <text:p/>
        </draw:line>
        <draw:line draw:style-name="gr6" draw:text-style-name="P1" draw:layer="layout" svg:x1="43.105cm" svg:y1="6.318cm" svg:x2="43.105cm" svg:y2="7.518cm">
          <text:p/>
        </draw:line>
        <draw:line draw:style-name="gr6" draw:text-style-name="P1" draw:layer="layout" svg:x1="43.906cm" svg:y1="6.318cm" svg:x2="43.105cm" svg:y2="6.318cm">
          <text:p/>
        </draw:line>
        <draw:line draw:style-name="gr6" draw:text-style-name="P1" draw:layer="layout" svg:x1="43.906cm" svg:y1="7.518cm" svg:x2="43.906cm" svg:y2="6.318cm">
          <text:p/>
        </draw:line>
        <draw:polygon draw:style-name="gr3" draw:text-style-name="P3" draw:layer="layout" svg:width="1.198cm" svg:height="3.535cm" svg:x="45.58cm" svg:y="36.12cm" svg:viewBox="0 0 1199 3536" draw:points="0,0 0,3536 1199,3536 1199,0">
          <text:p/>
        </draw:polygon>
        <draw:line draw:style-name="gr6" draw:text-style-name="P1" draw:layer="layout" svg:x1="45.58cm" svg:y1="36.12cm" svg:x2="45.58cm" svg:y2="39.655cm">
          <text:p/>
        </draw:line>
        <draw:line draw:style-name="gr6" draw:text-style-name="P1" draw:layer="layout" svg:x1="46.778cm" svg:y1="36.12cm" svg:x2="45.58cm" svg:y2="36.12cm">
          <text:p/>
        </draw:line>
        <draw:line draw:style-name="gr6" draw:text-style-name="P1" draw:layer="layout" svg:x1="46.778cm" svg:y1="39.655cm" svg:x2="46.778cm" svg:y2="36.12cm">
          <text:p/>
        </draw:line>
        <draw:line draw:style-name="gr6" draw:text-style-name="P1" draw:layer="layout" svg:x1="45.58cm" svg:y1="39.655cm" svg:x2="46.778cm" svg:y2="39.655cm">
          <text:p/>
        </draw:line>
        <draw:polygon draw:style-name="gr3" draw:text-style-name="P3" draw:layer="layout" svg:width="0.451cm" svg:height="0.501cm" svg:x="67.669cm" svg:y="27.491cm" svg:viewBox="0 0 452 502" draw:points="0,0 0,502 452,502 452,0">
          <text:p/>
        </draw:polygon>
        <draw:line draw:style-name="gr6" draw:text-style-name="P1" draw:layer="layout" svg:x1="68.12cm" svg:y1="27.992cm" svg:x2="68.12cm" svg:y2="27.491cm">
          <text:p/>
        </draw:line>
        <draw:line draw:style-name="gr6" draw:text-style-name="P1" draw:layer="layout" svg:x1="67.669cm" svg:y1="27.992cm" svg:x2="68.12cm" svg:y2="27.992cm">
          <text:p/>
        </draw:line>
        <draw:line draw:style-name="gr6" draw:text-style-name="P1" draw:layer="layout" svg:x1="67.669cm" svg:y1="27.491cm" svg:x2="67.669cm" svg:y2="27.992cm">
          <text:p/>
        </draw:line>
        <draw:line draw:style-name="gr6" draw:text-style-name="P1" draw:layer="layout" svg:x1="68.12cm" svg:y1="27.491cm" svg:x2="67.669cm" svg:y2="27.491cm">
          <text:p/>
        </draw:line>
        <draw:line draw:style-name="gr6" draw:text-style-name="P1" draw:layer="layout" svg:x1="68.12cm" svg:y1="27.942cm" svg:x2="67.669cm" svg:y2="27.942cm">
          <text:p/>
        </draw:line>
        <draw:polygon draw:style-name="gr3" draw:text-style-name="P3" draw:layer="layout" svg:width="0.449cm" svg:height="0.501cm" svg:x="68.355cm" svg:y="27.491cm" svg:viewBox="0 0 450 502" draw:points="0,0 0,502 450,502 450,0">
          <text:p/>
        </draw:polygon>
        <draw:line draw:style-name="gr6" draw:text-style-name="P1" draw:layer="layout" svg:x1="68.804cm" svg:y1="27.992cm" svg:x2="68.804cm" svg:y2="27.491cm">
          <text:p/>
        </draw:line>
        <draw:line draw:style-name="gr6" draw:text-style-name="P1" draw:layer="layout" svg:x1="68.355cm" svg:y1="27.992cm" svg:x2="68.804cm" svg:y2="27.992cm">
          <text:p/>
        </draw:line>
        <draw:line draw:style-name="gr6" draw:text-style-name="P1" draw:layer="layout" svg:x1="68.355cm" svg:y1="27.491cm" svg:x2="68.355cm" svg:y2="27.992cm">
          <text:p/>
        </draw:line>
        <draw:line draw:style-name="gr6" draw:text-style-name="P1" draw:layer="layout" svg:x1="68.804cm" svg:y1="27.491cm" svg:x2="68.355cm" svg:y2="27.491cm">
          <text:p/>
        </draw:line>
        <draw:line draw:style-name="gr6" draw:text-style-name="P1" draw:layer="layout" svg:x1="68.804cm" svg:y1="27.942cm" svg:x2="68.355cm" svg:y2="27.942cm">
          <text:p/>
        </draw:line>
        <draw:polygon draw:style-name="gr3" draw:text-style-name="P3" draw:layer="layout" svg:width="0.449cm" svg:height="0.501cm" svg:x="69.858cm" svg:y="27.491cm" svg:viewBox="0 0 450 502" draw:points="0,0 0,502 450,502 450,0">
          <text:p/>
        </draw:polygon>
        <draw:line draw:style-name="gr6" draw:text-style-name="P1" draw:layer="layout" svg:x1="70.307cm" svg:y1="27.992cm" svg:x2="70.307cm" svg:y2="27.491cm">
          <text:p/>
        </draw:line>
        <draw:line draw:style-name="gr6" draw:text-style-name="P1" draw:layer="layout" svg:x1="69.858cm" svg:y1="27.992cm" svg:x2="70.307cm" svg:y2="27.992cm">
          <text:p/>
        </draw:line>
        <draw:line draw:style-name="gr6" draw:text-style-name="P1" draw:layer="layout" svg:x1="69.858cm" svg:y1="27.491cm" svg:x2="69.858cm" svg:y2="27.992cm">
          <text:p/>
        </draw:line>
        <draw:line draw:style-name="gr6" draw:text-style-name="P1" draw:layer="layout" svg:x1="70.307cm" svg:y1="27.491cm" svg:x2="69.858cm" svg:y2="27.491cm">
          <text:p/>
        </draw:line>
        <draw:line draw:style-name="gr6" draw:text-style-name="P1" draw:layer="layout" svg:x1="70.307cm" svg:y1="27.942cm" svg:x2="69.858cm" svg:y2="27.942cm">
          <text:p/>
        </draw:line>
        <draw:polygon draw:style-name="gr3" draw:text-style-name="P3" draw:layer="layout" svg:width="0.451cm" svg:height="0.501cm" svg:x="69.157cm" svg:y="27.491cm" svg:viewBox="0 0 452 502" draw:points="0,0 0,502 452,502 452,0">
          <text:p/>
        </draw:polygon>
        <draw:line draw:style-name="gr6" draw:text-style-name="P1" draw:layer="layout" svg:x1="69.608cm" svg:y1="27.992cm" svg:x2="69.608cm" svg:y2="27.491cm">
          <text:p/>
        </draw:line>
        <draw:line draw:style-name="gr6" draw:text-style-name="P1" draw:layer="layout" svg:x1="69.157cm" svg:y1="27.992cm" svg:x2="69.608cm" svg:y2="27.992cm">
          <text:p/>
        </draw:line>
        <draw:line draw:style-name="gr6" draw:text-style-name="P1" draw:layer="layout" svg:x1="69.157cm" svg:y1="27.491cm" svg:x2="69.157cm" svg:y2="27.992cm">
          <text:p/>
        </draw:line>
        <draw:line draw:style-name="gr6" draw:text-style-name="P1" draw:layer="layout" svg:x1="69.608cm" svg:y1="27.491cm" svg:x2="69.157cm" svg:y2="27.491cm">
          <text:p/>
        </draw:line>
        <draw:line draw:style-name="gr6" draw:text-style-name="P1" draw:layer="layout" svg:x1="69.608cm" svg:y1="27.942cm" svg:x2="69.157cm" svg:y2="27.942cm">
          <text:p/>
        </draw:line>
        <draw:polygon draw:style-name="gr3" draw:text-style-name="P3" draw:layer="layout" svg:width="0.451cm" svg:height="0.499cm" svg:x="67.669cm" svg:y="25.387cm" svg:viewBox="0 0 452 500" draw:points="0,0 0,500 452,500 452,0">
          <text:p/>
        </draw:polygon>
        <draw:polygon draw:style-name="gr6" draw:text-style-name="P1" draw:layer="layout" svg:width="0.451cm" svg:height="0.499cm" svg:x="67.669cm" svg:y="25.387cm" svg:viewBox="0 0 452 500" draw:points="452,500 0,500 0,0 452,0">
          <text:p/>
        </draw:polygon>
        <draw:line draw:style-name="gr6" draw:text-style-name="P1" draw:layer="layout" svg:x1="68.12cm" svg:y1="25.435cm" svg:x2="67.669cm" svg:y2="25.435cm">
          <text:p/>
        </draw:line>
        <draw:polygon draw:style-name="gr3" draw:text-style-name="P3" draw:layer="layout" svg:width="0.449cm" svg:height="0.499cm" svg:x="68.355cm" svg:y="25.387cm" svg:viewBox="0 0 450 500" draw:points="0,0 0,500 450,500 450,0">
          <text:p/>
        </draw:polygon>
        <draw:polygon draw:style-name="gr6" draw:text-style-name="P1" draw:layer="layout" svg:width="0.449cm" svg:height="0.499cm" svg:x="68.355cm" svg:y="25.387cm" svg:viewBox="0 0 450 500" draw:points="450,500 0,500 0,0 450,0">
          <text:p/>
        </draw:polygon>
        <draw:line draw:style-name="gr6" draw:text-style-name="P1" draw:layer="layout" svg:x1="68.804cm" svg:y1="25.435cm" svg:x2="68.355cm" svg:y2="25.435cm">
          <text:p/>
        </draw:line>
        <draw:polygon draw:style-name="gr3" draw:text-style-name="P3" draw:layer="layout" svg:width="0.449cm" svg:height="0.499cm" svg:x="69.858cm" svg:y="25.387cm" svg:viewBox="0 0 450 500" draw:points="0,0 0,500 450,500 450,0">
          <text:p/>
        </draw:polygon>
        <draw:polygon draw:style-name="gr6" draw:text-style-name="P1" draw:layer="layout" svg:width="0.449cm" svg:height="0.499cm" svg:x="69.858cm" svg:y="25.387cm" svg:viewBox="0 0 450 500" draw:points="450,500 0,500 0,0 450,0">
          <text:p/>
        </draw:polygon>
        <draw:line draw:style-name="gr6" draw:text-style-name="P1" draw:layer="layout" svg:x1="70.307cm" svg:y1="25.435cm" svg:x2="69.858cm" svg:y2="25.435cm">
          <text:p/>
        </draw:line>
        <draw:polygon draw:style-name="gr3" draw:text-style-name="P3" draw:layer="layout" svg:width="0.451cm" svg:height="0.499cm" svg:x="69.157cm" svg:y="25.387cm" svg:viewBox="0 0 452 500" draw:points="0,0 0,500 452,500 452,0">
          <text:p/>
        </draw:polygon>
        <draw:polygon draw:style-name="gr6" draw:text-style-name="P1" draw:layer="layout" svg:width="0.451cm" svg:height="0.499cm" svg:x="69.157cm" svg:y="25.387cm" svg:viewBox="0 0 452 500" draw:points="452,500 0,500 0,0 452,0">
          <text:p/>
        </draw:polygon>
        <draw:line draw:style-name="gr6" draw:text-style-name="P1" draw:layer="layout" svg:x1="69.608cm" svg:y1="25.435cm" svg:x2="69.157cm" svg:y2="25.435cm">
          <text:p/>
        </draw:line>
        <draw:polygon draw:style-name="gr3" draw:text-style-name="P3" draw:layer="layout" svg:width="0.502cm" svg:height="0.453cm" svg:x="70.457cm" svg:y="26.813cm" svg:viewBox="0 0 503 454" draw:points="2,454 0,3 501,0 503,452">
          <text:p/>
        </draw:polygon>
        <draw:polygon draw:style-name="gr6" draw:text-style-name="P1" draw:layer="layout" svg:width="0.502cm" svg:height="0.453cm" svg:x="70.457cm" svg:y="26.813cm" svg:viewBox="0 0 503 454" draw:points="2,454 0,3 501,0 503,452">
          <text:p/>
        </draw:polygon>
        <draw:line draw:style-name="gr6" draw:text-style-name="P1" draw:layer="layout" svg:x1="70.908cm" svg:y1="27.264cm" svg:x2="70.908cm" svg:y2="26.813cm">
          <text:p/>
        </draw:line>
        <draw:polygon draw:style-name="gr3" draw:text-style-name="P3" draw:layer="layout" svg:width="0.502cm" svg:height="0.451cm" svg:x="70.457cm" svg:y="26.115cm" svg:viewBox="0 0 503 452" draw:points="2,452 0,0 501,0 503,450">
          <text:p/>
        </draw:polygon>
        <draw:polygon draw:style-name="gr6" draw:text-style-name="P1" draw:layer="layout" svg:width="0.502cm" svg:height="0.451cm" svg:x="70.457cm" svg:y="26.115cm" svg:viewBox="0 0 503 452" draw:points="2,452 0,0 501,0 503,450">
          <text:p/>
        </draw:polygon>
        <draw:line draw:style-name="gr6" draw:text-style-name="P1" draw:layer="layout" svg:x1="70.908cm" svg:y1="26.564cm" svg:x2="70.908cm" svg:y2="26.115cm">
          <text:p/>
        </draw:line>
        <draw:polygon draw:style-name="gr3" draw:text-style-name="P3" draw:layer="layout" svg:width="0.499cm" svg:height="0.449cm" svg:x="67.045cm" svg:y="26.885cm" svg:viewBox="0 0 500 450" draw:points="0,0 0,450 500,450 500,0">
          <text:p/>
        </draw:polygon>
        <draw:line draw:style-name="gr6" draw:text-style-name="P1" draw:layer="layout" svg:x1="67.045cm" svg:y1="27.334cm" svg:x2="67.544cm" svg:y2="27.334cm">
          <text:p/>
        </draw:line>
        <draw:line draw:style-name="gr6" draw:text-style-name="P1" draw:layer="layout" svg:x1="67.045cm" svg:y1="26.885cm" svg:x2="67.045cm" svg:y2="27.334cm">
          <text:p/>
        </draw:line>
        <draw:line draw:style-name="gr6" draw:text-style-name="P1" draw:layer="layout" svg:x1="67.544cm" svg:y1="26.885cm" svg:x2="67.045cm" svg:y2="26.885cm">
          <text:p/>
        </draw:line>
        <draw:line draw:style-name="gr6" draw:text-style-name="P1" draw:layer="layout" svg:x1="67.544cm" svg:y1="27.334cm" svg:x2="67.544cm" svg:y2="26.885cm">
          <text:p/>
        </draw:line>
        <draw:line draw:style-name="gr6" draw:text-style-name="P1" draw:layer="layout" svg:x1="67.096cm" svg:y1="27.334cm" svg:x2="67.096cm" svg:y2="26.885cm">
          <text:p/>
        </draw:line>
        <draw:polygon draw:style-name="gr3" draw:text-style-name="P3" draw:layer="layout" svg:width="0.502cm" svg:height="0.453cm" svg:x="67.045cm" svg:y="26.183cm" svg:viewBox="0 0 503 454" draw:points="500,454 503,2 2,0 0,452">
          <text:p/>
        </draw:polygon>
        <draw:line draw:style-name="gr6" draw:text-style-name="P1" draw:layer="layout" svg:x1="67.045cm" svg:y1="26.634cm" svg:x2="67.545cm" svg:y2="26.637cm">
          <text:p/>
        </draw:line>
        <draw:line draw:style-name="gr6" draw:text-style-name="P1" draw:layer="layout" svg:x1="67.048cm" svg:y1="26.183cm" svg:x2="67.045cm" svg:y2="26.635cm">
          <text:p/>
        </draw:line>
        <draw:line draw:style-name="gr6" draw:text-style-name="P1" draw:layer="layout" svg:x1="67.548cm" svg:y1="26.186cm" svg:x2="67.047cm" svg:y2="26.183cm">
          <text:p/>
        </draw:line>
        <draw:line draw:style-name="gr6" draw:text-style-name="P1" draw:layer="layout" svg:x1="67.544cm" svg:y1="26.637cm" svg:x2="67.549cm" svg:y2="26.185cm">
          <text:p/>
        </draw:line>
        <draw:line draw:style-name="gr6" draw:text-style-name="P1" draw:layer="layout" svg:x1="67.094cm" svg:y1="26.635cm" svg:x2="67.097cm" svg:y2="26.183cm">
          <text:p/>
        </draw:line>
        <draw:path draw:style-name="gr3" draw:text-style-name="P3" draw:layer="layout" svg:width="0.36cm" svg:height="0.359cm" svg:x="75.158cm" svg:y="41.526cm" svg:viewBox="0 0 361 360" svg:d="M0 180l4-38 11-36c73-157 304-135 342 34l4 38-4 39c-39 172-268 194-342 36l-11-36z">
          <text:p/>
        </draw:path>
        <draw:polygon draw:style-name="gr6" draw:text-style-name="P1" draw:layer="layout" svg:width="0.36cm" svg:height="0.358cm" svg:x="75.158cm" svg:y="41.526cm" svg:viewBox="0 0 361 359" draw:points="0,181 4,143 15,107 34,75 60,45 90,24 124,9 162,0 200,0 236,7 270,24 302,45 327,73 346,107 357,141 361,179 357,217 346,253 327,285 302,313 272,336 238,351 200,359 162,359 126,351 92,336 60,315 34,287 15,253 4,217">
          <text:p/>
        </draw:polygon>
        <draw:polygon draw:style-name="gr3" draw:text-style-name="P3" draw:layer="layout" svg:width="0.461cm" svg:height="0.311cm" svg:x="75.929cm" svg:y="41.573cm" svg:viewBox="0 0 462 312" draw:points="462,312 2,312 0,2 462,0">
          <text:p/>
        </draw:polygon>
        <draw:polygon draw:style-name="gr6" draw:text-style-name="P1" draw:layer="layout" svg:width="0.461cm" svg:height="0.311cm" svg:x="75.929cm" svg:y="41.573cm" svg:viewBox="0 0 462 312" draw:points="462,312 2,312 0,2 462,0">
          <text:p/>
        </draw:polygon>
        <draw:polygon draw:style-name="gr3" draw:text-style-name="P3" draw:layer="layout" svg:width="0.309cm" svg:height="0.074cm" svg:x="76.005cm" svg:y="41.425cm" svg:viewBox="0 0 310 75" draw:points="0,0 0,75 310,75 310,0">
          <text:p/>
        </draw:polygon>
        <draw:polygon draw:style-name="gr6" draw:text-style-name="P1" draw:layer="layout" svg:width="0.309cm" svg:height="0.074cm" svg:x="76.005cm" svg:y="41.425cm" svg:viewBox="0 0 310 75" draw:points="310,0 310,75 0,75 0,0">
          <text:p/>
        </draw:polygon>
        <draw:polygon draw:style-name="gr3" draw:text-style-name="P3" draw:layer="layout" svg:width="0.076cm" svg:height="0.076cm" svg:x="76.121cm" svg:y="41.499cm" svg:viewBox="0 0 77 77" draw:points="0,0 0,77 77,77 77,0">
          <text:p/>
        </draw:polygon>
        <draw:polygon draw:style-name="gr6" draw:text-style-name="P1" draw:layer="layout" svg:width="0.076cm" svg:height="0.076cm" svg:x="76.121cm" svg:y="41.499cm" svg:viewBox="0 0 77 77" draw:points="0,77 0,0 77,0 77,77">
          <text:p/>
        </draw:polygon>
        <draw:polygon draw:style-name="gr3" draw:text-style-name="P3" draw:layer="layout" svg:width="0.461cm" svg:height="0.311cm" svg:x="75.063cm" svg:y="43.482cm" svg:viewBox="0 0 462 312" draw:points="462,2 2,0 0,310 462,312">
          <text:p/>
        </draw:polygon>
        <draw:line draw:style-name="gr6" draw:text-style-name="P1" draw:layer="layout" svg:x1="75.524cm" svg:y1="43.793cm" svg:x2="75.524cm" svg:y2="43.484cm">
          <text:p/>
        </draw:line>
        <draw:line draw:style-name="gr6" draw:text-style-name="P1" draw:layer="layout" svg:x1="75.063cm" svg:y1="43.791cm" svg:x2="75.525cm" svg:y2="43.794cm">
          <text:p/>
        </draw:line>
        <draw:line draw:style-name="gr6" draw:text-style-name="P1" draw:layer="layout" svg:x1="75.066cm" svg:y1="43.482cm" svg:x2="75.063cm" svg:y2="43.792cm">
          <text:p/>
        </draw:line>
        <draw:line draw:style-name="gr6" draw:text-style-name="P1" draw:layer="layout" svg:x1="75.525cm" svg:y1="43.485cm" svg:x2="75.065cm" svg:y2="43.482cm">
          <text:p/>
        </draw:line>
        <draw:polygon draw:style-name="gr3" draw:text-style-name="P3" draw:layer="layout" svg:width="0.311cm" svg:height="0.077cm" svg:x="75.137cm" svg:y="43.867cm" svg:viewBox="0 0 312 78" draw:points="312,78 312,0 2,0 0,76">
          <text:p/>
        </draw:polygon>
        <draw:line draw:style-name="gr6" draw:text-style-name="P1" draw:layer="layout" svg:x1="75.137cm" svg:y1="43.942cm" svg:x2="75.449cm" svg:y2="43.945cm">
          <text:p/>
        </draw:line>
        <draw:line draw:style-name="gr6" draw:text-style-name="P1" draw:layer="layout" svg:x1="75.14cm" svg:y1="43.867cm" svg:x2="75.137cm" svg:y2="43.943cm">
          <text:p/>
        </draw:line>
        <draw:line draw:style-name="gr6" draw:text-style-name="P1" draw:layer="layout" svg:x1="75.448cm" svg:y1="43.867cm" svg:x2="75.139cm" svg:y2="43.867cm">
          <text:p/>
        </draw:line>
        <draw:line draw:style-name="gr6" draw:text-style-name="P1" draw:layer="layout" svg:x1="75.448cm" svg:y1="43.944cm" svg:x2="75.448cm" svg:y2="43.867cm">
          <text:p/>
        </draw:line>
        <draw:polygon draw:style-name="gr3" draw:text-style-name="P3" draw:layer="layout" svg:width="0.077cm" svg:height="0.076cm" svg:x="75.255cm" svg:y="43.791cm" svg:viewBox="0 0 78 77" draw:points="0,0 0,77 76,77 78,2">
          <text:p/>
        </draw:polygon>
        <draw:line draw:style-name="gr6" draw:text-style-name="P1" draw:layer="layout" svg:x1="75.333cm" svg:y1="43.794cm" svg:x2="75.255cm" svg:y2="43.791cm">
          <text:p/>
        </draw:line>
        <draw:line draw:style-name="gr6" draw:text-style-name="P1" draw:layer="layout" svg:x1="75.33cm" svg:y1="43.868cm" svg:x2="75.333cm" svg:y2="43.793cm">
          <text:p/>
        </draw:line>
        <draw:line draw:style-name="gr6" draw:text-style-name="P1" draw:layer="layout" svg:x1="75.255cm" svg:y1="43.867cm" svg:x2="75.33cm" svg:y2="43.867cm">
          <text:p/>
        </draw:line>
        <draw:line draw:style-name="gr6" draw:text-style-name="P1" draw:layer="layout" svg:x1="75.255cm" svg:y1="43.791cm" svg:x2="75.255cm" svg:y2="43.867cm">
          <text:p/>
        </draw:line>
        <draw:path draw:style-name="gr3" draw:text-style-name="P3" draw:layer="layout" svg:width="0.36cm" svg:height="0.359cm" svg:x="76.005cm" svg:y="43.482cm" svg:viewBox="0 0 361 360" svg:d="M0 179l4 38 11 36c70 158 305 136 341-34l5-38-5-38c-38-171-265-196-339-37l-13 37z">
          <text:p/>
        </draw:path>
        <draw:line draw:style-name="gr6" draw:text-style-name="P1" draw:layer="layout" svg:x1="76.366cm" svg:y1="43.663cm" svg:x2="76.36cm" svg:y2="43.624cm">
          <text:p/>
        </draw:line>
        <draw:line draw:style-name="gr6" draw:text-style-name="P1" draw:layer="layout" svg:x1="76.361cm" svg:y1="43.625cm" svg:x2="76.35cm" svg:y2="43.588cm">
          <text:p/>
        </draw:line>
        <draw:polyline draw:style-name="gr6" draw:text-style-name="P1" draw:layer="layout" svg:width="0.345cm" svg:height="0.216cm" svg:x="76.005cm" svg:y="43.482cm" svg:viewBox="0 0 346 217" draw:points="346,107 327,75 301,47 272,23 238,9 200,0 164,0 126,9 92,23 61,45 36,75 17,107 4,143 0,179 4,217">
          <text:p/>
        </draw:polyline>
        <draw:line draw:style-name="gr6" draw:text-style-name="P1" draw:layer="layout" svg:x1="76.009cm" svg:y1="43.698cm" svg:x2="76.021cm" svg:y2="43.735cm">
          <text:p/>
        </draw:line>
        <draw:polyline draw:style-name="gr6" draw:text-style-name="P1" draw:layer="layout" svg:width="0.33cm" svg:height="0.106cm" svg:x="76.02cm" svg:y="43.734cm" svg:viewBox="0 0 331 107" draw:points="0,0 19,34 44,61 75,83 111,100 147,107 185,107 221,100 255,85 286,61 312,34 331,2">
          <text:p/>
        </draw:polyline>
        <draw:line draw:style-name="gr6" draw:text-style-name="P1" draw:layer="layout" svg:x1="76.35cm" svg:y1="43.737cm" svg:x2="76.361cm" svg:y2="43.7cm">
          <text:p/>
        </draw:line>
        <draw:line draw:style-name="gr6" draw:text-style-name="P1" draw:layer="layout" svg:x1="76.36cm" svg:y1="43.701cm" svg:x2="76.366cm" svg:y2="43.662cm">
          <text:p/>
        </draw:line>
        <draw:polygon draw:style-name="gr3" draw:text-style-name="P3" draw:layer="layout" svg:width="0.46cm" svg:height="0.311cm" svg:x="76.76cm" svg:y="43.482cm" svg:viewBox="0 0 461 312" draw:points="461,2 0,0 0,310 461,312">
          <text:p/>
        </draw:polygon>
        <draw:line draw:style-name="gr6" draw:text-style-name="P1" draw:layer="layout" svg:x1="77.22cm" svg:y1="43.793cm" svg:x2="77.22cm" svg:y2="43.484cm">
          <text:p/>
        </draw:line>
        <draw:line draw:style-name="gr6" draw:text-style-name="P1" draw:layer="layout" svg:x1="76.76cm" svg:y1="43.791cm" svg:x2="77.221cm" svg:y2="43.794cm">
          <text:p/>
        </draw:line>
        <draw:line draw:style-name="gr6" draw:text-style-name="P1" draw:layer="layout" svg:x1="76.76cm" svg:y1="43.482cm" svg:x2="76.76cm" svg:y2="43.791cm">
          <text:p/>
        </draw:line>
        <draw:line draw:style-name="gr6" draw:text-style-name="P1" draw:layer="layout" svg:x1="77.221cm" svg:y1="43.485cm" svg:x2="76.76cm" svg:y2="43.482cm">
          <text:p/>
        </draw:line>
        <draw:polygon draw:style-name="gr3" draw:text-style-name="P3" draw:layer="layout" svg:width="0.309cm" svg:height="0.077cm" svg:x="76.835cm" svg:y="43.867cm" svg:viewBox="0 0 310 78" draw:points="310,78 310,0 0,0 0,76">
          <text:p/>
        </draw:polygon>
        <draw:line draw:style-name="gr6" draw:text-style-name="P1" draw:layer="layout" svg:x1="76.835cm" svg:y1="43.942cm" svg:x2="77.145cm" svg:y2="43.945cm">
          <text:p/>
        </draw:line>
        <draw:line draw:style-name="gr6" draw:text-style-name="P1" draw:layer="layout" svg:x1="76.835cm" svg:y1="43.867cm" svg:x2="76.835cm" svg:y2="43.942cm">
          <text:p/>
        </draw:line>
        <draw:line draw:style-name="gr6" draw:text-style-name="P1" draw:layer="layout" svg:x1="77.144cm" svg:y1="43.867cm" svg:x2="76.835cm" svg:y2="43.867cm">
          <text:p/>
        </draw:line>
        <draw:line draw:style-name="gr6" draw:text-style-name="P1" draw:layer="layout" svg:x1="77.144cm" svg:y1="43.944cm" svg:x2="77.144cm" svg:y2="43.867cm">
          <text:p/>
        </draw:line>
        <draw:polygon draw:style-name="gr3" draw:text-style-name="P3" draw:layer="layout" svg:width="0.076cm" svg:height="0.076cm" svg:x="76.951cm" svg:y="43.791cm" svg:viewBox="0 0 77 77" draw:points="0,0 0,77 77,77 77,2">
          <text:p/>
        </draw:polygon>
        <draw:line draw:style-name="gr6" draw:text-style-name="P1" draw:layer="layout" svg:x1="77.028cm" svg:y1="43.794cm" svg:x2="76.951cm" svg:y2="43.791cm">
          <text:p/>
        </draw:line>
        <draw:line draw:style-name="gr6" draw:text-style-name="P1" draw:layer="layout" svg:x1="77.027cm" svg:y1="43.867cm" svg:x2="77.027cm" svg:y2="43.793cm">
          <text:p/>
        </draw:line>
        <draw:line draw:style-name="gr6" draw:text-style-name="P1" draw:layer="layout" svg:x1="76.951cm" svg:y1="43.867cm" svg:x2="77.027cm" svg:y2="43.867cm">
          <text:p/>
        </draw:line>
        <draw:line draw:style-name="gr6" draw:text-style-name="P1" draw:layer="layout" svg:x1="76.951cm" svg:y1="43.791cm" svg:x2="76.951cm" svg:y2="43.867cm">
          <text:p/>
        </draw:line>
        <draw:path draw:style-name="gr6" draw:text-style-name="P1" draw:layer="layout" svg:width="0.621cm" svg:height="0.62cm" svg:x="76.108cm" svg:y="38.013cm" svg:viewBox="0 0 622 621" svg:d="M622 310c0 171-140 311-312 311s-310-140-310-311c0-172 138-310 310-310s312 138 312 310z">
          <text:p/>
        </draw:path>
        <draw:path draw:style-name="gr6" draw:text-style-name="P1" draw:layer="layout" svg:width="0.618cm" svg:height="0.62cm" svg:x="76.809cm" svg:y="38.013cm" svg:viewBox="0 0 619 621" svg:d="M619 310c0 171-137 311-309 311-171 0-310-140-310-311 0-172 139-310 310-310 172 0 309 138 309 310z">
          <text:p/>
        </draw:path>
        <draw:path draw:style-name="gr6" draw:text-style-name="P1" draw:layer="layout" svg:width="0.621cm" svg:height="0.62cm" svg:x="76.108cm" svg:y="35.464cm" svg:viewBox="0 0 622 621" svg:d="M622 312c0 170-140 309-312 309s-310-139-310-309c0-172 138-312 310-312s312 140 312 312z">
          <text:p/>
        </draw:path>
        <draw:path draw:style-name="gr6" draw:text-style-name="P1" draw:layer="layout" svg:width="0.618cm" svg:height="0.62cm" svg:x="76.809cm" svg:y="35.464cm" svg:viewBox="0 0 619 621" svg:d="M619 312c0 170-137 309-309 309-171 0-310-139-310-309 0-172 139-312 310-312 172 0 309 140 309 312z">
          <text:p/>
        </draw:path>
        <draw:polygon draw:style-name="gr3" draw:text-style-name="P3" draw:layer="layout" svg:width="1.2cm" svg:height="1.401cm" svg:x="76.172cm" svg:y="26.534cm" svg:viewBox="0 0 1201 1402" draw:points="0,0 0,1402 1201,1402 1201,0">
          <text:p/>
        </draw:polygon>
        <draw:line draw:style-name="gr6" draw:text-style-name="P1" draw:layer="layout" svg:x1="76.172cm" svg:y1="26.534cm" svg:x2="76.172cm" svg:y2="27.935cm">
          <text:p/>
        </draw:line>
        <draw:line draw:style-name="gr6" draw:text-style-name="P1" draw:layer="layout" svg:x1="77.372cm" svg:y1="26.534cm" svg:x2="76.172cm" svg:y2="26.534cm">
          <text:p/>
        </draw:line>
        <draw:line draw:style-name="gr6" draw:text-style-name="P1" draw:layer="layout" svg:x1="77.372cm" svg:y1="27.935cm" svg:x2="77.372cm" svg:y2="26.534cm">
          <text:p/>
        </draw:line>
        <draw:line draw:style-name="gr6" draw:text-style-name="P1" draw:layer="layout" svg:x1="76.172cm" svg:y1="27.935cm" svg:x2="77.372cm" svg:y2="27.935cm">
          <text:p/>
        </draw:line>
        <draw:polygon draw:style-name="gr3" draw:text-style-name="P3" draw:layer="layout" svg:width="0.8cm" svg:height="1.399cm" svg:x="50.579cm" svg:y="6.134cm" svg:viewBox="0 0 801 1400" draw:points="0,0 0,1400 801,1400 801,0">
          <text:p/>
        </draw:polygon>
        <draw:polygon draw:style-name="gr6" draw:text-style-name="P1" draw:layer="layout" svg:width="0.8cm" svg:height="1.399cm" svg:x="50.579cm" svg:y="6.134cm" svg:viewBox="0 0 801 1400" draw:points="0,0 801,0 801,1400 0,1400">
          <text:p/>
        </draw:polygon>
        <draw:polygon draw:style-name="gr3" draw:text-style-name="P3" draw:layer="layout" svg:width="0.8cm" svg:height="1.399cm" svg:x="48.281cm" svg:y="6.134cm" svg:viewBox="0 0 801 1400" draw:points="0,0 0,1400 801,1400 801,0">
          <text:p/>
        </draw:polygon>
        <draw:polygon draw:style-name="gr6" draw:text-style-name="P1" draw:layer="layout" svg:width="0.8cm" svg:height="1.399cm" svg:x="48.281cm" svg:y="6.134cm" svg:viewBox="0 0 801 1400" draw:points="801,1400 0,1400 0,0 801,0">
          <text:p/>
        </draw:polygon>
        <draw:polygon draw:style-name="gr3" draw:text-style-name="P3" draw:layer="layout" svg:width="0.801cm" svg:height="1.399cm" svg:x="51.379cm" svg:y="6.134cm" svg:viewBox="0 0 802 1400" draw:points="0,0 0,1400 802,1400 802,0">
          <text:p/>
        </draw:polygon>
        <draw:polygon draw:style-name="gr6" draw:text-style-name="P1" draw:layer="layout" svg:width="0.801cm" svg:height="1.399cm" svg:x="51.379cm" svg:y="6.134cm" svg:viewBox="0 0 802 1400" draw:points="802,1400 0,1400 0,0 802,0">
          <text:p/>
        </draw:polygon>
        <draw:path draw:style-name="gr3" draw:text-style-name="P3" draw:layer="layout" svg:width="0.9cm" svg:height="0.899cm" svg:x="75.763cm" svg:y="22.68cm" svg:viewBox="0 0 901 900" svg:d="M901 448l-4 62-13 59c-143 471-798 427-879-57l-5-62 5-61c74-482 733-531 879-64l13 62z">
          <text:p/>
        </draw:path>
        <draw:path draw:style-name="gr6" draw:text-style-name="P1" draw:layer="layout" svg:width="0.9cm" svg:height="0.9cm" svg:x="75.763cm" svg:y="22.677cm" svg:viewBox="0 0 901 901" svg:d="M901 450c0 248-199 451-449 451-247 2-452-199-452-449-2-248 199-449 448-452 250 0 451 199 453 450z">
          <text:p/>
        </draw:path>
        <draw:polygon draw:style-name="gr3" draw:text-style-name="P3" draw:layer="layout" svg:width="1.998cm" svg:height="0.601cm" svg:x="33.142cm" svg:y="11.408cm" svg:viewBox="0 0 1999 602" draw:points="0,0 0,602 1999,602 1999,0">
          <text:p/>
        </draw:polygon>
        <draw:line draw:style-name="gr6" draw:text-style-name="P1" draw:layer="layout" svg:x1="33.142cm" svg:y1="12.009cm" svg:x2="35.14cm" svg:y2="12.009cm">
          <text:p/>
        </draw:line>
        <draw:line draw:style-name="gr6" draw:text-style-name="P1" draw:layer="layout" svg:x1="33.142cm" svg:y1="11.408cm" svg:x2="33.142cm" svg:y2="12.009cm">
          <text:p/>
        </draw:line>
        <draw:line draw:style-name="gr6" draw:text-style-name="P1" draw:layer="layout" svg:x1="35.14cm" svg:y1="11.408cm" svg:x2="33.142cm" svg:y2="11.408cm">
          <text:p/>
        </draw:line>
        <draw:line draw:style-name="gr6" draw:text-style-name="P1" draw:layer="layout" svg:x1="35.14cm" svg:y1="12.009cm" svg:x2="35.14cm" svg:y2="11.408cm">
          <text:p/>
        </draw:line>
        <draw:path draw:style-name="gr3" draw:text-style-name="P3" draw:layer="layout" svg:width="0.499cm" svg:height="0.499cm" svg:x="65.714cm" svg:y="23.275cm" svg:viewBox="0 0 500 500" svg:d="M0 251l4-44 10-43c93-240 431-209 482 41l4 44-4 42c-46 252-389 287-482 45l-10-42z">
          <text:p/>
        </draw:path>
        <draw:path draw:style-name="gr6" draw:text-style-name="P1" draw:layer="layout" svg:width="0.499cm" svg:height="0.5cm" svg:x="65.714cm" svg:y="23.274cm" svg:viewBox="0 0 500 501" svg:d="M0 252c0-137 110-252 247-252 140 0 253 113 253 250 0 138-111 251-251 251-137 2-249-111-249-249z">
          <text:p/>
        </draw:path>
        <draw:path draw:style-name="gr3" draw:text-style-name="P3" draw:layer="layout" svg:width="0.5cm" svg:height="0.499cm" svg:x="66.613cm" svg:y="23.342cm" svg:viewBox="0 0 501 500" svg:d="M0 251l2-45 14-42c89-239 430-209 480 40l5 45-5 42c-49 254-386 286-480 46l-14-44z">
          <text:p/>
        </draw:path>
        <draw:path draw:style-name="gr6" draw:text-style-name="P1" draw:layer="layout" svg:width="0.5cm" svg:height="0.5cm" svg:x="66.613cm" svg:y="23.34cm" svg:viewBox="0 0 501 501" svg:d="M0 252c-2-138 111-250 249-252 137 0 252 112 252 250s-113 251-250 251c-138 2-251-111-251-249z">
          <text:p/>
        </draw:path>
        <draw:path draw:style-name="gr3" draw:text-style-name="P3" draw:layer="layout" svg:width="0.499cm" svg:height="0.5cm" svg:x="70.322cm" svg:y="23.352cm" svg:viewBox="0 0 500 501" svg:d="M0 251l4-44 10-42c95-239 429-211 484 40l2 44-2 43c-47 253-393 286-482 45l-12-43z">
          <text:p/>
        </draw:path>
        <draw:path draw:style-name="gr6" draw:text-style-name="P1" draw:layer="layout" svg:width="0.499cm" svg:height="0.499cm" svg:x="70.322cm" svg:y="23.351cm" svg:viewBox="0 0 500 500" svg:d="M0 251c0-137 112-249 249-251 139 0 251 112 251 249 2 139-110 251-249 251-137 2-249-110-251-249z">
          <text:p/>
        </draw:path>
        <draw:polygon draw:style-name="gr3" draw:text-style-name="P3" draw:layer="layout" svg:width="0.8cm" svg:height="1.399cm" svg:x="53.579cm" svg:y="6.134cm" svg:viewBox="0 0 801 1400" draw:points="0,0 0,1400 801,1400 801,0">
          <text:p/>
        </draw:polygon>
        <draw:polygon draw:style-name="gr6" draw:text-style-name="P1" draw:layer="layout" svg:width="0.8cm" svg:height="1.399cm" svg:x="53.579cm" svg:y="6.134cm" svg:viewBox="0 0 801 1400" draw:points="0,0 801,0 801,1400 0,1400">
          <text:p/>
        </draw:polygon>
        <draw:polygon draw:style-name="gr3" draw:text-style-name="P3" draw:layer="layout" svg:width="0.8cm" svg:height="1.399cm" svg:x="54.379cm" svg:y="6.134cm" svg:viewBox="0 0 801 1400" draw:points="0,0 0,1400 801,1400 801,0">
          <text:p/>
        </draw:polygon>
        <draw:polygon draw:style-name="gr6" draw:text-style-name="P1" draw:layer="layout" svg:width="0.8cm" svg:height="1.399cm" svg:x="54.379cm" svg:y="6.134cm" svg:viewBox="0 0 801 1400" draw:points="801,1400 0,1400 0,0 801,0">
          <text:p/>
        </draw:polygon>
        <draw:polygon draw:style-name="gr3" draw:text-style-name="P3" draw:layer="layout" svg:width="0.698cm" svg:height="1.2cm" svg:x="36.669cm" svg:y="11.83cm" svg:viewBox="0 0 699 1201" draw:points="0,0 0,1201 699,1201 699,0">
          <text:p/>
        </draw:polygon>
        <draw:line draw:style-name="gr6" draw:text-style-name="P1" draw:layer="layout" svg:x1="36.669cm" svg:y1="13.03cm" svg:x2="37.367cm" svg:y2="13.03cm">
          <text:p/>
        </draw:line>
        <draw:line draw:style-name="gr6" draw:text-style-name="P1" draw:layer="layout" svg:x1="36.669cm" svg:y1="11.83cm" svg:x2="36.669cm" svg:y2="13.03cm">
          <text:p/>
        </draw:line>
        <draw:line draw:style-name="gr6" draw:text-style-name="P1" draw:layer="layout" svg:x1="37.367cm" svg:y1="11.83cm" svg:x2="36.669cm" svg:y2="11.83cm">
          <text:p/>
        </draw:line>
        <draw:line draw:style-name="gr6" draw:text-style-name="P1" draw:layer="layout" svg:x1="37.367cm" svg:y1="13.03cm" svg:x2="37.367cm" svg:y2="11.83cm">
          <text:p/>
        </draw:line>
        <draw:polygon draw:style-name="gr3" draw:text-style-name="P3" draw:layer="layout" svg:width="0.79cm" svg:height="0.572cm" svg:x="54.317cm" svg:y="9.626cm" svg:viewBox="0 0 791 573" draw:points="157,524 242,543 257,573 293,560 290,496 328,509 343,537 358,518 384,520 409,520 462,524 491,541 562,528 596,543 636,494 677,492 706,467 583,330 732,437 753,376 791,332 768,286 774,258 778,214 757,186 746,138 715,97 560,235 677,64 643,91 660,32 626,34 609,13 588,45 564,42 520,0 464,34 417,19 411,36 398,13 379,15 301,218 345,19 278,30 197,15 134,76 70,104 77,165 58,180 250,284 39,197 0,227 17,286 28,356 68,397 66,441 140,499">
          <text:p/>
        </draw:polygon>
        <draw:path draw:style-name="gr6" draw:text-style-name="P1" draw:layer="layout" svg:width="0.79cm" svg:height="0.572cm" svg:x="54.317cm" svg:y="9.626cm" svg:viewBox="0 0 791 573" svg:d="M358 518l-15 19-15-28-38-13 3 64-36 13-15-30-85-19-17-25-74-58 2-44-40-41-11-70-17-59 39-30 211 87-192-104 19-15-7-61 64-28 63-61 81 15 67-11-44 199 78-203 19-2 13 23 6-17 47 15 56-34 44 42 24 3 21-32 17 21 34-2-17 59 34-27-117 171 155-138 31 41 11 48 21 28-4 44-6 28 23 46-38 44-21 61-149-107 123 137c-8 8-19 17-29 25l-41 2-40 49-34-15-71 13-29-17-53-4c-17 0-34 0-51-2z">
          <text:p/>
        </draw:path>
        <draw:polyline draw:style-name="gr6" draw:text-style-name="P1" draw:layer="layout" svg:width="0.136cm" svg:height="0.055cm" svg:x="54.66cm" svg:y="10.107cm" svg:viewBox="0 0 137 56" draw:points="0,56 32,10 81,0 137,0">
          <text:p/>
        </draw:polyline>
        <draw:polyline draw:style-name="gr6" draw:text-style-name="P1" draw:layer="layout" svg:width="0.148cm" svg:height="0.316cm" svg:x="54.739cm" svg:y="9.687cm" svg:viewBox="0 0 149 317" draw:points="106,317 149,277 121,195 138,108 111,94 65,34 0,0">
          <text:p/>
        </draw:polyline>
        <draw:line draw:style-name="gr6" draw:text-style-name="P1" draw:layer="layout" svg:x1="54.825cm" svg:y1="10.074cm" svg:x2="54.845cm" svg:y2="10.003cm">
          <text:p/>
        </draw:line>
        <draw:line draw:style-name="gr6" draw:text-style-name="P1" draw:layer="layout" svg:x1="54.74cm" svg:y1="9.688cm" svg:x2="54.715cm" svg:y2="9.639cm">
          <text:p/>
        </draw:line>
        <draw:line draw:style-name="gr6" draw:text-style-name="P1" draw:layer="layout" svg:x1="54.826cm" svg:y1="10.073cm" svg:x2="54.796cm" svg:y2="10.108cm">
          <text:p/>
        </draw:line>
        <draw:path draw:style-name="gr6" draw:text-style-name="P1" draw:layer="layout" svg:width="0.051cm" svg:height="0.002cm" svg:x="54.675cm" svg:y="10.143cm" svg:viewBox="0 0 52 3" svg:d="M52 3c-18 0-35 0-52-3">
          <text:p/>
        </draw:path>
        <draw:path draw:style-name="gr6" draw:text-style-name="P1" draw:layer="layout" svg:width="0.029cm" svg:height="0.025cm" svg:x="54.993cm" svg:y="10.092cm" svg:viewBox="0 0 30 26" svg:d="M30 0c-8 8-19 17-30 26">
          <text:p/>
        </draw:path>
        <draw:path draw:style-name="gr6" draw:text-style-name="P1" draw:layer="layout" svg:width="0.453cm" svg:height="0.454cm" svg:x="54.487cm" svg:y="9.692cm" svg:viewBox="0 0 454 455" svg:d="M160 444c-119-36-187-163-149-284 36-119 166-187 285-149 118 36 186 164 148 285-27 87-104 150-197 159">
          <text:p/>
        </draw:path>
        <draw:path draw:style-name="gr6" draw:text-style-name="P1" draw:layer="layout" svg:width="0.379cm" svg:height="0.138cm" svg:x="54.531cm" svg:y="9.709cm" svg:viewBox="0 0 380 139" svg:d="M0 107c57-102 187-136 287-79 42 26 76 65 93 111">
          <text:p/>
        </draw:path>
        <draw:polygon draw:style-name="gr3" draw:text-style-name="P3" draw:layer="layout" svg:width="0.792cm" svg:height="0.572cm" svg:x="55.039cm" svg:y="9.626cm" svg:viewBox="0 0 793 573" draw:points="159,524 241,543 258,573 294,560 292,496 330,509 345,537 360,518 385,520 411,520 464,524 493,541 563,528 595,543 637,494 678,492 707,467 584,330 734,437 755,376 793,332 770,286 776,258 780,214 759,186 748,138 716,97 561,235 678,64 644,91 661,32 627,34 610,13 589,45 565,42 521,0 466,34 419,19 413,36 400,13 381,15 303,218 347,19 280,30 199,15 136,76 72,104 79,165 59,180 252,284 40,197 0,227 19,286 30,356 68,397 68,441 142,499">
          <text:p/>
        </draw:polygon>
        <draw:path draw:style-name="gr6" draw:text-style-name="P1" draw:layer="layout" svg:width="0.792cm" svg:height="0.572cm" svg:x="55.039cm" svg:y="9.626cm" svg:viewBox="0 0 793 573" svg:d="M360 518l-15 19-15-28-38-13 2 64-36 13-17-30-82-19-17-25-74-58v-44l-38-41-11-70-19-59 40-30 212 87-193-104 20-15-7-61 64-28 63-61 81 15 67-11-44 199 78-203 19-2 13 23 6-17 47 15 55-34 44 42 24 3 21-32 17 21 34-2-17 59 34-27-117 171 155-138 32 41 11 48 21 28-4 44-6 28 23 46-38 44-21 61-150-107 123 137c-8 8-19 17-29 25h2">
          <text:p/>
        </draw:path>
        <draw:path draw:style-name="gr6" draw:text-style-name="P1" draw:layer="layout" svg:width="0.318cm" svg:height="0.051cm" svg:x="55.399cm" svg:y="10.117cm" svg:viewBox="0 0 319 52" svg:d="M319 0l-41 2-42 50-33-15-70 13-29-17-53-4c-17 0-34 0-51-2">
          <text:p/>
        </draw:path>
        <draw:polyline draw:style-name="gr6" draw:text-style-name="P1" draw:layer="layout" svg:width="0.134cm" svg:height="0.055cm" svg:x="55.384cm" svg:y="10.107cm" svg:viewBox="0 0 135 56" draw:points="0,56 33,10 82,0 135,0">
          <text:p/>
        </draw:polyline>
        <draw:polyline draw:style-name="gr6" draw:text-style-name="P1" draw:layer="layout" svg:width="0.148cm" svg:height="0.316cm" svg:x="55.463cm" svg:y="9.687cm" svg:viewBox="0 0 149 317" draw:points="103,317 149,277 121,195 138,108 107,94 65,34 0,0">
          <text:p/>
        </draw:polyline>
        <draw:line draw:style-name="gr6" draw:text-style-name="P1" draw:layer="layout" svg:x1="55.549cm" svg:y1="10.074cm" svg:x2="55.567cm" svg:y2="10.003cm">
          <text:p/>
        </draw:line>
        <draw:line draw:style-name="gr6" draw:text-style-name="P1" draw:layer="layout" svg:x1="55.464cm" svg:y1="9.688cm" svg:x2="55.439cm" svg:y2="9.639cm">
          <text:p/>
        </draw:line>
        <draw:line draw:style-name="gr6" draw:text-style-name="P1" draw:layer="layout" svg:x1="55.55cm" svg:y1="10.073cm" svg:x2="55.518cm" svg:y2="10.108cm">
          <text:p/>
        </draw:line>
        <draw:path draw:style-name="gr6" draw:text-style-name="P1" draw:layer="layout" svg:width="0.051cm" svg:height="0.002cm" svg:x="55.399cm" svg:y="10.143cm" svg:viewBox="0 0 52 3" svg:d="M52 3c-17 0-35 0-52-3">
          <text:p/>
        </draw:path>
        <draw:path draw:style-name="gr6" draw:text-style-name="P1" draw:layer="layout" svg:width="0.029cm" svg:height="0.025cm" svg:x="55.717cm" svg:y="10.092cm" svg:viewBox="0 0 30 26" svg:d="M30 0c-8 8-19 17-30 26">
          <text:p/>
        </draw:path>
        <draw:path draw:style-name="gr6" draw:text-style-name="P1" draw:layer="layout" svg:width="0.453cm" svg:height="0.454cm" svg:x="55.211cm" svg:y="9.692cm" svg:viewBox="0 0 454 455" svg:d="M159 444c-118-36-186-163-148-284 36-119 163-187 285-149 118 36 186 164 148 285-27 87-104 150-198 159">
          <text:p/>
        </draw:path>
        <draw:path draw:style-name="gr6" draw:text-style-name="P1" draw:layer="layout" svg:width="0.379cm" svg:height="0.138cm" svg:x="55.255cm" svg:y="9.709cm" svg:viewBox="0 0 380 139" svg:d="M0 107c57-102 187-136 287-79 42 26 76 65 93 111">
          <text:p/>
        </draw:path>
        <draw:polygon draw:style-name="gr3" draw:text-style-name="P3" draw:layer="layout" svg:width="0.642cm" svg:height="0.637cm" svg:x="27.681cm" svg:y="14.664cm" svg:viewBox="0 0 643 638" draw:points="600,477 549,386 598,369 588,361 643,320 602,292 632,252 613,228 624,209 577,197 590,171 543,167 499,163 480,161 490,135 486,44 486,34 484,25 465,38 406,63 393,21 370,44 340,0 315,32 304,46 298,57 287,48 276,38 236,21 215,70 142,51 142,139 51,139 64,178 45,180 96,260 146,283 123,298 87,286 0,348 70,392 123,384 138,363 184,388 159,403 127,394 91,418 53,507 121,507 119,515 146,515 159,511 191,502 195,557 207,610 276,557 298,528 300,507 308,500 321,479 338,475 346,502 319,528 336,581 395,638 412,596 433,610 444,566 446,528 490,543 486,507 484,490 581,500 583,481">
          <text:p/>
        </draw:polygon>
        <draw:polyline draw:style-name="gr6" draw:text-style-name="P1" draw:layer="layout" svg:width="0.057cm" svg:height="0.05cm" svg:x="27.895cm" svg:y="14.734cm" svg:viewBox="0 0 58 51" draw:points="0,0 22,27 58,51">
          <text:p/>
        </draw:polyline>
        <draw:line draw:style-name="gr6" draw:text-style-name="P1" draw:layer="layout" svg:x1="27.917cm" svg:y1="14.761cm" svg:x2="27.91cm" svg:y2="14.815cm">
          <text:p/>
        </draw:line>
        <draw:line draw:style-name="gr6" draw:text-style-name="P1" draw:layer="layout" svg:x1="27.916cm" svg:y1="14.685cm" svg:x2="27.957cm" svg:y2="14.703cm">
          <text:p/>
        </draw:line>
        <draw:polyline draw:style-name="gr6" draw:text-style-name="P1" draw:layer="layout" svg:width="0.057cm" svg:height="0.084cm" svg:x="27.963cm" svg:y="14.664cm" svg:viewBox="0 0 58 85" draw:points="58,0 32,32 0,85">
          <text:p/>
        </draw:polyline>
        <draw:line draw:style-name="gr6" draw:text-style-name="P1" draw:layer="layout" svg:x1="28.074cm" svg:y1="14.685cm" svg:x2="28.018cm" svg:y2="14.741cm">
          <text:p/>
        </draw:line>
        <draw:line draw:style-name="gr6" draw:text-style-name="P1" draw:layer="layout" svg:x1="28.073cm" svg:y1="14.685cm" svg:x2="28.101cm" svg:y2="14.771cm">
          <text:p/>
        </draw:line>
        <draw:polyline draw:style-name="gr6" draw:text-style-name="P1" draw:layer="layout" svg:width="0.055cm" svg:height="0.11cm" svg:x="27.997cm" svg:y="14.708cm" svg:viewBox="0 0 56 111" draw:points="0,0 39,59 56,111">
          <text:p/>
        </draw:polyline>
        <draw:line draw:style-name="gr6" draw:text-style-name="P1" draw:layer="layout" svg:x1="28.146cm" svg:y1="14.748cm" svg:x2="28.081cm" svg:y2="14.781cm">
          <text:p/>
        </draw:line>
        <draw:polyline draw:style-name="gr6" draw:text-style-name="P1" draw:layer="layout" svg:width="0.163cm" svg:height="0.455cm" svg:x="28.16cm" svg:y="14.708cm" svg:viewBox="0 0 164 456" draw:points="6,0 10,92 0,118 19,120 111,128 97,154 145,166 134,185 153,209 123,249 164,276 108,317 119,325 69,342 121,433 103,437 101,456">
          <text:p/>
        </draw:polyline>
        <draw:line draw:style-name="gr6" draw:text-style-name="P1" draw:layer="layout" svg:x1="28.167cm" svg:y1="14.709cm" svg:x2="28.164cm" svg:y2="14.689cm">
          <text:p/>
        </draw:line>
        <draw:line draw:style-name="gr6" draw:text-style-name="P1" draw:layer="layout" svg:x1="28.262cm" svg:y1="15.164cm" svg:x2="28.164cm" svg:y2="15.153cm">
          <text:p/>
        </draw:line>
        <draw:line draw:style-name="gr6" draw:text-style-name="P1" draw:layer="layout" svg:x1="27.956cm" svg:y1="14.702cm" svg:x2="27.979cm" svg:y2="14.722cm">
          <text:p/>
        </draw:line>
        <draw:line draw:style-name="gr6" draw:text-style-name="P1" draw:layer="layout" svg:x1="28.026cm" svg:y1="15.166cm" svg:x2="28.065cm" svg:y2="15.155cm">
          <text:p/>
        </draw:line>
        <draw:line draw:style-name="gr6" draw:text-style-name="P1" draw:layer="layout" svg:x1="28.092cm" svg:y1="15.26cm" svg:x2="28.095cm" svg:y2="15.225cm">
          <text:p/>
        </draw:line>
        <draw:line draw:style-name="gr6" draw:text-style-name="P1" draw:layer="layout" svg:x1="28.258cm" svg:y1="14.861cm" svg:x2="28.227cm" svg:y2="14.898cm">
          <text:p/>
        </draw:line>
        <draw:line draw:style-name="gr6" draw:text-style-name="P1" draw:layer="layout" svg:x1="28.283cm" svg:y1="14.957cm" svg:x2="28.244cm" svg:y2="14.935cm">
          <text:p/>
        </draw:line>
        <draw:line draw:style-name="gr6" draw:text-style-name="P1" draw:layer="layout" svg:x1="28.294cm" svg:y1="14.892cm" svg:x2="28.268cm" svg:y2="14.915cm">
          <text:p/>
        </draw:line>
        <draw:line draw:style-name="gr6" draw:text-style-name="P1" draw:layer="layout" svg:x1="28.161cm" svg:y1="14.825cm" svg:x2="28.119cm" svg:y2="14.862cm">
          <text:p/>
        </draw:line>
        <draw:line draw:style-name="gr6" draw:text-style-name="P1" draw:layer="layout" svg:x1="28.082cm" svg:y1="14.78cm" svg:x2="28.075cm" svg:y2="14.826cm">
          <text:p/>
        </draw:line>
        <draw:polyline draw:style-name="gr6" draw:text-style-name="P1" draw:layer="layout" svg:width="0.235cm" svg:height="0.485cm" svg:x="27.681cm" svg:y="14.685cm" svg:viewBox="0 0 236 486" draw:points="236,0 215,49 143,30 143,119 52,119 65,158 45,160 97,240 147,263 124,278 88,266 0,327 71,371 124,363 139,342 185,367 160,382 128,373 92,397 54,486 122,486 143,399">
          <text:p/>
        </draw:polyline>
        <draw:polyline draw:style-name="gr6" draw:text-style-name="P1" draw:layer="layout" svg:width="0.216cm" svg:height="0.163cm" svg:x="27.8cm" svg:y="15.049cm" svg:viewBox="0 0 217 164" draw:points="0,130 27,130 73,117 115,93 109,55 124,21 179,0 215,23 217,72 189,115 134,164 115,93">
          <text:p/>
        </draw:polyline>
        <draw:polyline draw:style-name="gr6" draw:text-style-name="P1" draw:layer="layout" svg:width="0.108cm" svg:height="0.108cm" svg:x="27.872cm" svg:y="15.165cm" svg:viewBox="0 0 109 109" draw:points="0,0 5,55 16,109 85,55 107,26 109,5">
          <text:p/>
        </draw:polyline>
        <draw:polyline draw:style-name="gr6" draw:text-style-name="P1" draw:layer="layout" svg:width="0.171cm" svg:height="0.28cm" svg:x="27.999cm" svg:y="15.021cm" svg:viewBox="0 0 172 281" draw:points="19,117 27,144 0,170 17,224 76,281 93,239 114,253 125,209 127,170 172,186 164,115 153,58 129,13 93,0 59,13">
          <text:p/>
        </draw:polyline>
        <draw:polyline draw:style-name="gr6" draw:text-style-name="P1" draw:layer="layout" svg:width="0.089cm" svg:height="0.155cm" svg:x="28.039cm" svg:y="15.036cm" svg:viewBox="0 0 90 156" draw:points="90,156 42,135 25,119 0,85 0,36 6,0">
          <text:p/>
        </draw:polyline>
        <draw:polyline draw:style-name="gr6" draw:text-style-name="P1" draw:layer="layout" svg:width="0.059cm" svg:height="0.065cm" svg:x="27.76cm" svg:y="14.962cm" svg:viewBox="0 0 60 66" draw:points="44,0 0,33 60,66">
          <text:p/>
        </draw:polyline>
        <draw:line draw:style-name="gr6" draw:text-style-name="P1" draw:layer="layout" svg:x1="27.865cm" svg:y1="15.052cm" svg:x2="27.907cm" svg:y2="15.034cm">
          <text:p/>
        </draw:line>
        <draw:line draw:style-name="gr6" draw:text-style-name="P1" draw:layer="layout" svg:x1="27.827cm" svg:y1="14.948cm" svg:x2="27.866cm" svg:y2="14.937cm">
          <text:p/>
        </draw:line>
        <draw:polyline draw:style-name="gr6" draw:text-style-name="P1" draw:layer="layout" svg:width="0.095cm" svg:height="0.114cm" svg:x="27.798cm" svg:y="14.814cm" svg:viewBox="0 0 96 115" draw:points="0,0 17,53 31,90 63,115 96,109">
          <text:p/>
        </draw:polyline>
        <draw:line draw:style-name="gr6" draw:text-style-name="P1" draw:layer="layout" svg:x1="27.876cm" svg:y1="14.816cm" svg:x2="27.909cm" svg:y2="14.83cm">
          <text:p/>
        </draw:line>
        <draw:line draw:style-name="gr6" draw:text-style-name="P1" draw:layer="layout" svg:x1="27.823cm" svg:y1="15.084cm" svg:x2="27.845cm" svg:y2="15.064cm">
          <text:p/>
        </draw:line>
        <draw:polyline draw:style-name="gr6" draw:text-style-name="P1" draw:layer="layout" svg:width="0.078cm" svg:height="0.038cm" svg:x="28.086cm" svg:y="14.689cm" svg:viewBox="0 0 79 39" draw:points="79,0 60,13 0,39">
          <text:p/>
        </draw:polyline>
        <draw:line draw:style-name="gr6" draw:text-style-name="P1" draw:layer="layout" svg:x1="28.02cm" svg:y1="14.664cm" svg:x2="28.051cm" svg:y2="14.709cm">
          <text:p/>
        </draw:line>
        <draw:line draw:style-name="gr6" draw:text-style-name="P1" draw:layer="layout" svg:x1="27.823cm" svg:y1="14.803cm" svg:x2="27.877cm" svg:y2="14.817cm">
          <text:p/>
        </draw:line>
        <draw:path draw:style-name="gr6" draw:text-style-name="P1" draw:layer="layout" svg:width="0.223cm" svg:height="0.3cm" svg:x="27.927cm" svg:y="14.837cm" svg:viewBox="0 0 224 301" svg:d="M90 0c82 9 142 83 133 163-8 83-82 145-166 137-19-2-40-9-57-19">
          <text:p/>
        </draw:path>
        <draw:polygon draw:style-name="gr3" draw:text-style-name="P3" draw:layer="layout" svg:width="0.498cm" svg:height="0.501cm" svg:x="6.527cm" svg:y="9.546cm" svg:viewBox="0 0 499 502" draw:points="125,468 198,428 211,466 219,458 249,502 272,471 302,494 321,477 334,485 344,449 365,460 367,424 372,388 374,373 393,382 465,377 480,377 469,361 450,316 482,305 465,286 499,265 475,244 463,238 454,231 461,222 469,216 484,182 444,165 459,110 391,110 389,40 361,48 359,34 296,74 279,114 266,95 276,67 228,0 194,53 200,95 217,106 198,144 185,122 192,97 172,70 104,40 104,93 96,91 96,114 100,122 106,148 64,150 21,158 64,213 85,231 102,234 108,240 125,250 127,263 106,269 85,248 45,261 0,308 32,322 21,337 55,346 87,348 74,382 102,380 117,377 108,454 123,454">
          <text:p/>
        </draw:polygon>
        <draw:polyline draw:style-name="gr6" draw:text-style-name="P1" draw:layer="layout" svg:width="0.038cm" svg:height="0.044cm" svg:x="6.932cm" svg:y="9.711cm" svg:viewBox="0 0 39 45" draw:points="39,0 18,17 0,45">
          <text:p/>
        </draw:polyline>
        <draw:line draw:style-name="gr6" draw:text-style-name="P1" draw:layer="layout" svg:x1="6.95cm" svg:y1="9.729cm" svg:x2="6.908cm" svg:y2="9.723cm">
          <text:p/>
        </draw:line>
        <draw:line draw:style-name="gr6" draw:text-style-name="P1" draw:layer="layout" svg:x1="7.011cm" svg:y1="9.728cm" svg:x2="6.995cm" svg:y2="9.763cm">
          <text:p/>
        </draw:line>
        <draw:polyline draw:style-name="gr6" draw:text-style-name="P1" draw:layer="layout" svg:width="0.066cm" svg:height="0.046cm" svg:x="6.959cm" svg:y="9.764cm" svg:viewBox="0 0 67 47" draw:points="67,47 43,26 0,0">
          <text:p/>
        </draw:polyline>
        <draw:line draw:style-name="gr6" draw:text-style-name="P1" draw:layer="layout" svg:x1="7.009cm" svg:y1="9.851cm" svg:x2="6.965cm" svg:y2="9.808cm">
          <text:p/>
        </draw:line>
        <draw:line draw:style-name="gr6" draw:text-style-name="P1" draw:layer="layout" svg:x1="7.009cm" svg:y1="9.85cm" svg:x2="6.942cm" svg:y2="9.873cm">
          <text:p/>
        </draw:line>
        <draw:polyline draw:style-name="gr6" draw:text-style-name="P1" draw:layer="layout" svg:width="0.087cm" svg:height="0.043cm" svg:x="6.904cm" svg:y="9.791cm" svg:viewBox="0 0 88 44" draw:points="88,0 41,31 0,44">
          <text:p/>
        </draw:polyline>
        <draw:line draw:style-name="gr6" draw:text-style-name="P1" draw:layer="layout" svg:x1="6.96cm" svg:y1="9.909cm" svg:x2="6.934cm" svg:y2="9.857cm">
          <text:p/>
        </draw:line>
        <draw:polyline draw:style-name="gr6" draw:text-style-name="P1" draw:layer="layout" svg:width="0.356cm" svg:height="0.129cm" svg:x="6.635cm" svg:y="9.918cm" svg:viewBox="0 0 357 130" draw:points="357,4 284,9 265,0 263,15 256,88 235,76 225,113 212,105 193,122 163,99 140,130 110,86 102,94 89,55 17,96 15,82 0,82">
          <text:p/>
        </draw:polyline>
        <draw:line draw:style-name="gr6" draw:text-style-name="P1" draw:layer="layout" svg:x1="6.991cm" svg:y1="9.922cm" svg:x2="7.006cm" svg:y2="9.922cm">
          <text:p/>
        </draw:line>
        <draw:line draw:style-name="gr6" draw:text-style-name="P1" draw:layer="layout" svg:x1="6.635cm" svg:y1="10cm" svg:x2="6.646cm" svg:y2="9.922cm">
          <text:p/>
        </draw:line>
        <draw:line draw:style-name="gr6" draw:text-style-name="P1" draw:layer="layout" svg:x1="6.996cm" svg:y1="9.762cm" svg:x2="6.98cm" svg:y2="9.777cm">
          <text:p/>
        </draw:line>
        <draw:line draw:style-name="gr6" draw:text-style-name="P1" draw:layer="layout" svg:x1="6.633cm" svg:y1="9.814cm" svg:x2="6.643cm" svg:y2="9.845cm">
          <text:p/>
        </draw:line>
        <draw:line draw:style-name="gr6" draw:text-style-name="P1" draw:layer="layout" svg:x1="6.559cm" svg:y1="9.867cm" svg:x2="6.587cm" svg:y2="9.867cm">
          <text:p/>
        </draw:line>
        <draw:line draw:style-name="gr6" draw:text-style-name="P1" draw:layer="layout" svg:x1="6.871cm" svg:y1="9.995cm" svg:x2="6.845cm" svg:y2="9.973cm">
          <text:p/>
        </draw:line>
        <draw:line draw:style-name="gr6" draw:text-style-name="P1" draw:layer="layout" svg:x1="6.798cm" svg:y1="10.017cm" svg:x2="6.814cm" svg:y2="9.984cm">
          <text:p/>
        </draw:line>
        <draw:line draw:style-name="gr6" draw:text-style-name="P1" draw:layer="layout" svg:x1="6.848cm" svg:y1="10.023cm" svg:x2="6.83cm" svg:y2="10.003cm">
          <text:p/>
        </draw:line>
        <draw:line draw:style-name="gr6" draw:text-style-name="P1" draw:layer="layout" svg:x1="6.901cm" svg:y1="9.919cm" svg:x2="6.872cm" svg:y2="9.889cm">
          <text:p/>
        </draw:line>
        <draw:line draw:style-name="gr6" draw:text-style-name="P1" draw:layer="layout" svg:x1="6.935cm" svg:y1="9.858cm" svg:x2="6.9cm" svg:y2="9.853cm">
          <text:p/>
        </draw:line>
        <draw:polyline draw:style-name="gr6" draw:text-style-name="P1" draw:layer="layout" svg:width="0.379cm" svg:height="0.182cm" svg:x="6.631cm" svg:y="9.546cm" svg:viewBox="0 0 380 183" draw:points="380,183 339,166 354,111 286,111 284,41 256,49 254,35 191,75 174,115 161,96 171,68 123,0 89,54 95,96 112,107 93,145 80,123 87,98 68,71 0,41 0,94 66,111">
          <text:p/>
        </draw:polyline>
        <draw:polyline draw:style-name="gr6" draw:text-style-name="P1" draw:layer="layout" svg:width="0.129cm" svg:height="0.169cm" svg:x="6.595cm" svg:y="9.637cm" svg:viewBox="0 0 130 170" draw:points="28,0 28,23 38,57 58,92 88,87 113,98 130,140 113,168 73,170 40,149 0,107 58,92">
          <text:p/>
        </draw:polyline>
        <draw:polyline draw:style-name="gr6" draw:text-style-name="P1" draw:layer="layout" svg:width="0.085cm" svg:height="0.085cm" svg:x="6.548cm" svg:y="9.694cm" svg:viewBox="0 0 86 86" draw:points="86,0 43,2 0,11 43,66 65,83 82,86">
          <text:p/>
        </draw:polyline>
        <draw:polyline draw:style-name="gr6" draw:text-style-name="P1" draw:layer="layout" svg:width="0.218cm" svg:height="0.134cm" svg:x="6.527cm" svg:y="9.793cm" svg:viewBox="0 0 219 135" draw:points="128,15 106,21 85,0 45,13 0,60 32,74 21,89 55,98 87,100 74,135 130,128 175,120 209,100 219,72 211,47">
          <text:p/>
        </draw:polyline>
        <draw:polyline draw:style-name="gr6" draw:text-style-name="P1" draw:layer="layout" svg:width="0.123cm" svg:height="0.07cm" svg:x="6.612cm" svg:y="9.823cm" svg:viewBox="0 0 124 71" draw:points="0,71 17,35 30,22 58,2 94,0 124,6">
          <text:p/>
        </draw:polyline>
        <draw:polyline draw:style-name="gr6" draw:text-style-name="P1" draw:layer="layout" svg:width="0.049cm" svg:height="0.045cm" svg:x="6.743cm" svg:y="9.607cm" svg:viewBox="0 0 50 46" draw:points="50,35 24,0 0,46">
          <text:p/>
        </draw:polyline>
        <draw:line draw:style-name="gr6" draw:text-style-name="P1" draw:layer="layout" svg:x1="6.724cm" svg:y1="9.69cm" svg:x2="6.737cm" svg:y2="9.72cm">
          <text:p/>
        </draw:line>
        <draw:line draw:style-name="gr6" draw:text-style-name="P1" draw:layer="layout" svg:x1="6.805cm" svg:y1="9.66cm" svg:x2="6.812cm" svg:y2="9.691cm">
          <text:p/>
        </draw:line>
        <draw:polyline draw:style-name="gr6" draw:text-style-name="P1" draw:layer="layout" svg:width="0.091cm" svg:height="0.076cm" svg:x="6.817cm" svg:y="9.635cm" svg:viewBox="0 0 92 77" draw:points="92,0 49,14 21,27 0,50 7,77">
          <text:p/>
        </draw:polyline>
        <draw:line draw:style-name="gr6" draw:text-style-name="P1" draw:layer="layout" svg:x1="6.907cm" svg:y1="9.696cm" svg:x2="6.896cm" svg:y2="9.722cm">
          <text:p/>
        </draw:line>
        <draw:line draw:style-name="gr6" draw:text-style-name="P1" draw:layer="layout" svg:x1="6.697cm" svg:y1="9.656cm" svg:x2="6.715cm" svg:y2="9.674cm">
          <text:p/>
        </draw:line>
        <draw:polyline draw:style-name="gr6" draw:text-style-name="P1" draw:layer="layout" svg:width="0.03cm" svg:height="0.061cm" svg:x="6.976cm" svg:y="9.861cm" svg:viewBox="0 0 31 62" draw:points="31,62 19,45 0,0">
          <text:p/>
        </draw:polyline>
        <draw:line draw:style-name="gr6" draw:text-style-name="P1" draw:layer="layout" svg:x1="7.026cm" svg:y1="9.81cm" svg:x2="6.991cm" svg:y2="9.832cm">
          <text:p/>
        </draw:line>
        <draw:line draw:style-name="gr6" draw:text-style-name="P1" draw:layer="layout" svg:x1="6.918cm" svg:y1="9.656cm" svg:x2="6.906cm" svg:y2="9.697cm">
          <text:p/>
        </draw:line>
        <draw:path draw:style-name="gr6" draw:text-style-name="P1" draw:layer="layout" svg:width="0.234cm" svg:height="0.175cm" svg:x="6.656cm" svg:y="9.736cm" svg:viewBox="0 0 235 176" svg:d="M235 70c-6 65-64 113-128 105-65-7-112-64-106-128 3-17 7-32 15-47">
          <text:p/>
        </draw:path>
        <draw:polygon draw:style-name="gr3" draw:text-style-name="P3" draw:layer="layout" svg:width="0.298cm" svg:height="0.3cm" svg:x="6.555cm" svg:y="10.033cm" svg:viewBox="0 0 299 301" draw:points="74,282 116,257 125,280 129,276 148,301 162,282 181,297 191,288 200,293 206,271 219,276 223,233 223,225 236,229 278,227 287,227 282,219 270,191 289,185 278,174 299,159 284,147 278,142 272,140 276,134 280,130 289,111 265,100 274,66 234,66 234,24 217,30 215,22 177,45 166,68 160,58 166,41 135,0 114,34 118,58 129,64 116,87 110,75 114,60 104,43 61,26 61,58 57,56 57,68 59,75 63,89 38,92 13,96 38,130 51,138 61,140 63,144 74,151 76,159 63,161 51,149 25,157 0,185 19,193 13,204 34,208 51,208 44,229 61,229 68,227 63,274 72,274">
          <text:p/>
        </draw:polygon>
        <draw:polyline draw:style-name="gr6" draw:text-style-name="P1" draw:layer="layout" svg:width="0.023cm" svg:height="0.028cm" svg:x="6.796cm" svg:y="10.132cm" svg:viewBox="0 0 24 29" draw:points="24,0 12,12 0,29">
          <text:p/>
        </draw:polyline>
        <draw:line draw:style-name="gr6" draw:text-style-name="P1" draw:layer="layout" svg:x1="6.808cm" svg:y1="10.145cm" svg:x2="6.783cm" svg:y2="10.14cm">
          <text:p/>
        </draw:line>
        <draw:line draw:style-name="gr6" draw:text-style-name="P1" draw:layer="layout" svg:x1="6.844cm" svg:y1="10.143cm" svg:x2="6.834cm" svg:y2="10.163cm">
          <text:p/>
        </draw:line>
        <draw:polyline draw:style-name="gr6" draw:text-style-name="P1" draw:layer="layout" svg:width="0.04cm" svg:height="0.027cm" svg:x="6.813cm" svg:y="10.164cm" svg:viewBox="0 0 41 28" draw:points="41,28 26,16 0,0">
          <text:p/>
        </draw:polyline>
        <draw:line draw:style-name="gr6" draw:text-style-name="P1" draw:layer="layout" svg:x1="6.844cm" svg:y1="10.218cm" svg:x2="6.817cm" svg:y2="10.191cm">
          <text:p/>
        </draw:line>
        <draw:line draw:style-name="gr6" draw:text-style-name="P1" draw:layer="layout" svg:x1="6.844cm" svg:y1="10.217cm" svg:x2="6.802cm" svg:y2="10.23cm">
          <text:p/>
        </draw:line>
        <draw:polyline draw:style-name="gr6" draw:text-style-name="P1" draw:layer="layout" svg:width="0.051cm" svg:height="0.025cm" svg:x="6.781cm" svg:y="10.181cm" svg:viewBox="0 0 52 26" draw:points="52,0 24,18 0,26">
          <text:p/>
        </draw:polyline>
        <draw:line draw:style-name="gr6" draw:text-style-name="P1" draw:layer="layout" svg:x1="6.814cm" svg:y1="10.252cm" svg:x2="6.798cm" svg:y2="10.221cm">
          <text:p/>
        </draw:line>
        <draw:polyline draw:style-name="gr6" draw:text-style-name="P1" draw:layer="layout" svg:width="0.214cm" svg:height="0.076cm" svg:x="6.618cm" svg:y="10.257cm" svg:viewBox="0 0 215 77" draw:points="215,2 173,4 160,0 160,8 156,52 143,47 137,69 128,64 118,73 99,58 85,77 66,52 62,56 53,32 11,58 9,50 0,50">
          <text:p/>
        </draw:polyline>
        <draw:line draw:style-name="gr6" draw:text-style-name="P1" draw:layer="layout" svg:x1="6.832cm" svg:y1="10.259cm" svg:x2="6.841cm" svg:y2="10.259cm">
          <text:p/>
        </draw:line>
        <draw:line draw:style-name="gr6" draw:text-style-name="P1" draw:layer="layout" svg:x1="6.618cm" svg:y1="10.307cm" svg:x2="6.624cm" svg:y2="10.259cm">
          <text:p/>
        </draw:line>
        <draw:line draw:style-name="gr6" draw:text-style-name="P1" draw:layer="layout" svg:x1="6.835cm" svg:y1="10.162cm" svg:x2="6.826cm" svg:y2="10.173cm">
          <text:p/>
        </draw:line>
        <draw:line draw:style-name="gr6" draw:text-style-name="P1" draw:layer="layout" svg:x1="6.618cm" svg:y1="10.193cm" svg:x2="6.624cm" svg:y2="10.213cm">
          <text:p/>
        </draw:line>
        <draw:line draw:style-name="gr6" draw:text-style-name="P1" draw:layer="layout" svg:x1="6.574cm" svg:y1="10.225cm" svg:x2="6.59cm" svg:y2="10.228cm">
          <text:p/>
        </draw:line>
        <draw:line draw:style-name="gr6" draw:text-style-name="P1" draw:layer="layout" svg:x1="6.762cm" svg:y1="10.304cm" svg:x2="6.743cm" svg:y2="10.289cm">
          <text:p/>
        </draw:line>
        <draw:line draw:style-name="gr6" draw:text-style-name="P1" draw:layer="layout" svg:x1="6.716cm" svg:y1="10.315cm" svg:x2="6.727cm" svg:y2="10.297cm">
          <text:p/>
        </draw:line>
        <draw:line draw:style-name="gr6" draw:text-style-name="P1" draw:layer="layout" svg:x1="6.746cm" svg:y1="10.321cm" svg:x2="6.737cm" svg:y2="10.308cm">
          <text:p/>
        </draw:line>
        <draw:line draw:style-name="gr6" draw:text-style-name="P1" draw:layer="layout" svg:x1="6.778cm" svg:y1="10.258cm" svg:x2="6.76cm" svg:y2="10.238cm">
          <text:p/>
        </draw:line>
        <draw:line draw:style-name="gr6" draw:text-style-name="P1" draw:layer="layout" svg:x1="6.799cm" svg:y1="10.222cm" svg:x2="6.777cm" svg:y2="10.217cm">
          <text:p/>
        </draw:line>
        <draw:polyline draw:style-name="gr6" draw:text-style-name="P1" draw:layer="layout" svg:width="0.227cm" svg:height="0.11cm" svg:x="6.616cm" svg:y="10.033cm" svg:viewBox="0 0 228 111" draw:points="228,111 204,100 213,66 173,66 173,23 156,29 154,21 116,45 105,68 99,58 105,41 75,0 54,34 58,58 69,64 56,87 49,75 54,60 43,43 0,25 0,58 40,66">
          <text:p/>
        </draw:polyline>
        <draw:polyline draw:style-name="gr6" draw:text-style-name="P1" draw:layer="layout" svg:width="0.076cm" svg:height="0.101cm" svg:x="6.595cm" svg:y="10.088cm" svg:viewBox="0 0 77 102" draw:points="17,0 17,12 23,33 34,55 51,50 69,59 77,83 69,102 42,102 23,89 0,64 34,55">
          <text:p/>
        </draw:polyline>
        <draw:polyline draw:style-name="gr6" draw:text-style-name="P1" draw:layer="layout" svg:width="0.05cm" svg:height="0.051cm" svg:x="6.568cm" svg:y="10.121cm" svg:viewBox="0 0 51 52" draw:points="51,0 26,3 0,8 26,42 39,50 49,52">
          <text:p/>
        </draw:polyline>
        <draw:polyline draw:style-name="gr6" draw:text-style-name="P1" draw:layer="layout" svg:width="0.131cm" svg:height="0.08cm" svg:x="6.555cm" svg:y="10.181cm" svg:viewBox="0 0 132 81" draw:points="77,10 64,12 51,0 25,8 0,37 19,45 13,56 34,60 51,60 44,81 77,79 105,73 126,62 132,45 126,30">
          <text:p/>
        </draw:polyline>
        <draw:polyline draw:style-name="gr6" draw:text-style-name="P1" draw:layer="layout" svg:width="0.072cm" svg:height="0.042cm" svg:x="6.606cm" svg:y="10.2cm" svg:viewBox="0 0 73 43" draw:points="0,43 10,19 17,12 34,0 56,0 73,4">
          <text:p/>
        </draw:polyline>
        <draw:polyline draw:style-name="gr6" draw:text-style-name="P1" draw:layer="layout" svg:width="0.031cm" svg:height="0.025cm" svg:x="6.684cm" svg:y="10.071cm" svg:viewBox="0 0 32 26" draw:points="32,20 16,0 0,26">
          <text:p/>
        </draw:polyline>
        <draw:line draw:style-name="gr6" draw:text-style-name="P1" draw:layer="layout" svg:x1="6.671cm" svg:y1="10.119cm" svg:x2="6.681cm" svg:y2="10.139cm">
          <text:p/>
        </draw:line>
        <draw:line draw:style-name="gr6" draw:text-style-name="P1" draw:layer="layout" svg:x1="6.72cm" svg:y1="10.1cm" svg:x2="6.725cm" svg:y2="10.12cm">
          <text:p/>
        </draw:line>
        <draw:polyline draw:style-name="gr6" draw:text-style-name="P1" draw:layer="layout" svg:width="0.055cm" svg:height="0.044cm" svg:x="6.728cm" svg:y="10.088cm" svg:viewBox="0 0 56 45" draw:points="56,0 31,6 14,15 0,30 5,45">
          <text:p/>
        </draw:polyline>
        <draw:line draw:style-name="gr6" draw:text-style-name="P1" draw:layer="layout" svg:x1="6.782cm" svg:y1="10.124cm" svg:x2="6.775cm" svg:y2="10.139cm">
          <text:p/>
        </draw:line>
        <draw:line draw:style-name="gr6" draw:text-style-name="P1" draw:layer="layout" svg:x1="6.656cm" svg:y1="10.098cm" svg:x2="6.666cm" svg:y2="10.11cm">
          <text:p/>
        </draw:line>
        <draw:polyline draw:style-name="gr6" draw:text-style-name="P1" draw:layer="layout" svg:width="0.017cm" svg:height="0.036cm" svg:x="6.824cm" svg:y="10.223cm" svg:viewBox="0 0 18 37" draw:points="18,37 12,29 0,0">
          <text:p/>
        </draw:polyline>
        <draw:line draw:style-name="gr6" draw:text-style-name="P1" draw:layer="layout" svg:x1="6.854cm" svg:y1="10.191cm" svg:x2="6.832cm" svg:y2="10.207cm">
          <text:p/>
        </draw:line>
        <draw:line draw:style-name="gr6" draw:text-style-name="P1" draw:layer="layout" svg:x1="6.789cm" svg:y1="10.098cm" svg:x2="6.781cm" svg:y2="10.125cm">
          <text:p/>
        </draw:line>
        <draw:path draw:style-name="gr6" draw:text-style-name="P1" draw:layer="layout" svg:width="0.142cm" svg:height="0.106cm" svg:x="6.631cm" svg:y="10.147cm" svg:viewBox="0 0 143 107" svg:d="M143 42c-4 38-40 69-79 65-39-5-66-39-64-80 2-8 4-19 11-27">
          <text:p/>
        </draw:path>
        <draw:polygon draw:style-name="gr3" draw:text-style-name="P3" draw:layer="layout" svg:width="0.299cm" svg:height="0.301cm" svg:x="6.91cm" svg:y="9.865cm" svg:viewBox="0 0 300 302" draw:points="75,283 118,257 126,281 131,276 150,302 162,283 181,298 192,287 200,293 207,270 219,276 222,255 222,234 224,226 236,230 279,228 287,228 281,217 270,190 289,182 279,172 300,159 285,146 277,142 272,140 277,134 281,129 289,110 266,100 274,66 234,66 234,24 215,30 215,21 177,45 167,68 160,57 164,41 137,0 116,32 120,57 131,64 118,87 111,74 114,60 103,43 62,26 62,57 58,55 58,68 60,74 64,89 36,91 13,96 36,129 51,138 62,140 64,144 75,151 77,157 62,161 51,148 26,157 0,184 19,194 13,204 32,209 51,209 45,230 60,228 68,228 64,272 72,274">
          <text:p/>
        </draw:polygon>
        <draw:polyline draw:style-name="gr6" draw:text-style-name="P1" draw:layer="layout" svg:width="0.023cm" svg:height="0.027cm" svg:x="7.152cm" svg:y="9.965cm" svg:viewBox="0 0 24 28" draw:points="24,0 10,10 0,28">
          <text:p/>
        </draw:polyline>
        <draw:line draw:style-name="gr6" draw:text-style-name="P1" draw:layer="layout" svg:x1="7.163cm" svg:y1="9.976cm" svg:x2="7.137cm" svg:y2="9.971cm">
          <text:p/>
        </draw:line>
        <draw:line draw:style-name="gr6" draw:text-style-name="P1" draw:layer="layout" svg:x1="7.199cm" svg:y1="9.975cm" svg:x2="7.19cm" svg:y2="9.995cm">
          <text:p/>
        </draw:line>
        <draw:polyline draw:style-name="gr6" draw:text-style-name="P1" draw:layer="layout" svg:width="0.04cm" svg:height="0.027cm" svg:x="7.169cm" svg:y="9.997cm" svg:viewBox="0 0 41 28" draw:points="41,28 26,15 0,0">
          <text:p/>
        </draw:polyline>
        <draw:line draw:style-name="gr6" draw:text-style-name="P1" draw:layer="layout" svg:x1="7.199cm" svg:y1="10.048cm" svg:x2="7.173cm" svg:y2="10.022cm">
          <text:p/>
        </draw:line>
        <draw:line draw:style-name="gr6" draw:text-style-name="P1" draw:layer="layout" svg:x1="7.199cm" svg:y1="10.047cm" svg:x2="7.158cm" svg:y2="10.063cm">
          <text:p/>
        </draw:line>
        <draw:polyline draw:style-name="gr6" draw:text-style-name="P1" draw:layer="layout" svg:width="0.053cm" svg:height="0.026cm" svg:x="7.135cm" svg:y="10.013cm" svg:viewBox="0 0 54 27" draw:points="54,0 26,17 0,27">
          <text:p/>
        </draw:polyline>
        <draw:line draw:style-name="gr6" draw:text-style-name="P1" draw:layer="layout" svg:x1="7.17cm" svg:y1="10.084cm" svg:x2="7.154cm" svg:y2="10.052cm">
          <text:p/>
        </draw:line>
        <draw:polyline draw:style-name="gr6" draw:text-style-name="P1" draw:layer="layout" svg:width="0.214cm" svg:height="0.076cm" svg:x="6.974cm" svg:y="10.09cm" svg:viewBox="0 0 215 77" draw:points="215,2 172,4 159,0 157,8 154,50 142,44 135,68 127,62 116,73 97,58 85,77 66,50 61,55 53,31 11,58 8,48 0,46">
          <text:p/>
        </draw:polyline>
        <draw:line draw:style-name="gr6" draw:text-style-name="P1" draw:layer="layout" svg:x1="7.188cm" svg:y1="10.092cm" svg:x2="7.196cm" svg:y2="10.092cm">
          <text:p/>
        </draw:line>
        <draw:line draw:style-name="gr6" draw:text-style-name="P1" draw:layer="layout" svg:x1="6.974cm" svg:y1="10.137cm" svg:x2="6.979cm" svg:y2="10.092cm">
          <text:p/>
        </draw:line>
        <draw:line draw:style-name="gr6" draw:text-style-name="P1" draw:layer="layout" svg:x1="7.191cm" svg:y1="9.994cm" svg:x2="7.181cm" svg:y2="10.007cm">
          <text:p/>
        </draw:line>
        <draw:line draw:style-name="gr6" draw:text-style-name="P1" draw:layer="layout" svg:x1="6.972cm" svg:y1="10.026cm" svg:x2="6.979cm" svg:y2="10.046cm">
          <text:p/>
        </draw:line>
        <draw:line draw:style-name="gr6" draw:text-style-name="P1" draw:layer="layout" svg:x1="6.929cm" svg:y1="10.058cm" svg:x2="6.944cm" svg:y2="10.058cm">
          <text:p/>
        </draw:line>
        <draw:line draw:style-name="gr6" draw:text-style-name="P1" draw:layer="layout" svg:x1="7.117cm" svg:y1="10.136cm" svg:x2="7.099cm" svg:y2="10.121cm">
          <text:p/>
        </draw:line>
        <draw:line draw:style-name="gr6" draw:text-style-name="P1" draw:layer="layout" svg:x1="7.071cm" svg:y1="10.148cm" svg:x2="7.083cm" svg:y2="10.128cm">
          <text:p/>
        </draw:line>
        <draw:line draw:style-name="gr6" draw:text-style-name="P1" draw:layer="layout" svg:x1="7.102cm" svg:y1="10.152cm" svg:x2="7.09cm" svg:y2="10.14cm">
          <text:p/>
        </draw:line>
        <draw:line draw:style-name="gr6" draw:text-style-name="P1" draw:layer="layout" svg:x1="7.134cm" svg:y1="10.091cm" svg:x2="7.116cm" svg:y2="10.071cm">
          <text:p/>
        </draw:line>
        <draw:line draw:style-name="gr6" draw:text-style-name="P1" draw:layer="layout" svg:x1="7.155cm" svg:y1="10.053cm" svg:x2="7.133cm" svg:y2="10.049cm">
          <text:p/>
        </draw:line>
        <draw:polyline draw:style-name="gr6" draw:text-style-name="P1" draw:layer="layout" svg:width="0.226cm" svg:height="0.11cm" svg:x="6.972cm" svg:y="9.865cm" svg:viewBox="0 0 227 111" draw:points="227,111 204,101 212,66 172,66 172,24 153,30 153,21 114,45 104,68 97,57 101,41 74,0 53,32 57,57 68,64 55,87 48,74 51,60 40,43 0,26 0,57 40,66">
          <text:p/>
        </draw:polyline>
        <draw:polyline draw:style-name="gr6" draw:text-style-name="P1" draw:layer="layout" svg:width="0.076cm" svg:height="0.102cm" svg:x="6.951cm" svg:y="9.92cm" svg:viewBox="0 0 77 103" draw:points="18,0 18,13 24,35 35,56 51,52 68,58 77,84 66,101 43,103 24,90 0,65 35,56">
          <text:p/>
        </draw:polyline>
        <draw:polyline draw:style-name="gr6" draw:text-style-name="P1" draw:layer="layout" svg:width="0.051cm" svg:height="0.051cm" svg:x="6.923cm" svg:y="9.954cm" svg:viewBox="0 0 52 52" draw:points="52,0 24,2 0,7 24,41 39,50 50,52">
          <text:p/>
        </draw:polyline>
        <draw:polyline draw:style-name="gr6" draw:text-style-name="P1" draw:layer="layout" svg:width="0.132cm" svg:height="0.081cm" svg:x="6.91cm" svg:y="10.013cm" svg:viewBox="0 0 133 82" draw:points="77,9 62,13 51,0 26,9 0,37 19,46 13,56 32,61 51,61 45,82 77,80 105,73 124,63 133,46 126,29">
          <text:p/>
        </draw:polyline>
        <draw:polyline draw:style-name="gr6" draw:text-style-name="P1" draw:layer="layout" svg:width="0.072cm" svg:height="0.042cm" svg:x="6.961cm" svg:y="10.033cm" svg:viewBox="0 0 73 43" draw:points="0,43 11,19 17,12 35,0 56,0 73,4">
          <text:p/>
        </draw:polyline>
        <draw:polyline draw:style-name="gr6" draw:text-style-name="P1" draw:layer="layout" svg:width="0.029cm" svg:height="0.028cm" svg:x="7.04cm" svg:y="9.901cm" svg:viewBox="0 0 30 29" draw:points="30,21 14,0 0,29">
          <text:p/>
        </draw:polyline>
        <draw:line draw:style-name="gr6" draw:text-style-name="P1" draw:layer="layout" svg:x1="7.027cm" svg:y1="9.952cm" svg:x2="7.036cm" svg:y2="9.97cm">
          <text:p/>
        </draw:line>
        <draw:line draw:style-name="gr6" draw:text-style-name="P1" draw:layer="layout" svg:x1="7.076cm" svg:y1="9.933cm" svg:x2="7.081cm" svg:y2="9.953cm">
          <text:p/>
        </draw:line>
        <draw:polyline draw:style-name="gr6" draw:text-style-name="P1" draw:layer="layout" svg:width="0.055cm" svg:height="0.047cm" svg:x="7.084cm" svg:y="9.918cm" svg:viewBox="0 0 56 48" draw:points="56,0 30,9 13,17 0,32 4,48">
          <text:p/>
        </draw:polyline>
        <draw:line draw:style-name="gr6" draw:text-style-name="P1" draw:layer="layout" svg:x1="7.138cm" svg:y1="9.956cm" svg:x2="7.131cm" svg:y2="9.972cm">
          <text:p/>
        </draw:line>
        <draw:line draw:style-name="gr6" draw:text-style-name="P1" draw:layer="layout" svg:x1="7.012cm" svg:y1="9.931cm" svg:x2="7.021cm" svg:y2="9.942cm">
          <text:p/>
        </draw:line>
        <draw:polyline draw:style-name="gr6" draw:text-style-name="P1" draw:layer="layout" svg:width="0.017cm" svg:height="0.038cm" svg:x="7.179cm" svg:y="10.054cm" svg:viewBox="0 0 18 39" draw:points="18,39 11,27 0,0">
          <text:p/>
        </draw:polyline>
        <draw:line draw:style-name="gr6" draw:text-style-name="P1" draw:layer="layout" svg:x1="7.21cm" svg:y1="10.024cm" svg:x2="7.188cm" svg:y2="10.038cm">
          <text:p/>
        </draw:line>
        <draw:line draw:style-name="gr6" draw:text-style-name="P1" draw:layer="layout" svg:x1="7.144cm" svg:y1="9.931cm" svg:x2="7.137cm" svg:y2="9.957cm">
          <text:p/>
        </draw:line>
        <draw:path draw:style-name="gr6" draw:text-style-name="P1" draw:layer="layout" svg:width="0.14cm" svg:height="0.105cm" svg:x="6.986cm" svg:y="9.98cm" svg:viewBox="0 0 141 106" svg:d="M141 42c-4 39-38 67-77 64-38-4-68-40-63-79 2-8 4-19 8-27">
          <text:p/>
        </draw:path>
        <draw:polygon draw:style-name="gr3" draw:text-style-name="P3" draw:layer="layout" svg:width="0.499cm" svg:height="0.501cm" svg:x="6.519cm" svg:y="9.108cm" svg:viewBox="0 0 500 502" draw:points="127,468 197,428 209,466 219,460 248,502 272,470 301,494 320,479 335,487 346,449 365,460 367,424 371,388 373,375 395,382 464,379 473,379 479,377 471,362 450,316 481,305 464,288 500,265 475,244 462,238 454,233 462,225 469,216 483,183 443,168 458,110 390,110 390,40 361,50 359,36 295,74 278,114 265,95 276,67 227,0 192,55 199,97 216,105 197,143 184,122 190,99 173,71 104,40 104,93 95,93 97,114 106,148 63,152 23,160 63,216 87,231 104,233 108,240 125,250 127,263 106,269 87,248 44,261 0,307 34,322 21,337 55,346 87,348 74,384 101,379 116,377 108,453 123,456">
          <text:p/>
        </draw:polygon>
        <draw:polyline draw:style-name="gr6" draw:text-style-name="P1" draw:layer="layout" svg:width="0.038cm" svg:height="0.044cm" svg:x="6.923cm" svg:y="9.275cm" svg:viewBox="0 0 39 45" draw:points="39,0 20,17 0,45">
          <text:p/>
        </draw:polyline>
        <draw:line draw:style-name="gr6" draw:text-style-name="P1" draw:layer="layout" svg:x1="6.943cm" svg:y1="9.293cm" svg:x2="6.9cm" svg:y2="9.285cm">
          <text:p/>
        </draw:line>
        <draw:line draw:style-name="gr6" draw:text-style-name="P1" draw:layer="layout" svg:x1="7.002cm" svg:y1="9.29cm" svg:x2="6.987cm" svg:y2="9.324cm">
          <text:p/>
        </draw:line>
        <draw:polyline draw:style-name="gr6" draw:text-style-name="P1" draw:layer="layout" svg:width="0.067cm" svg:height="0.044cm" svg:x="6.951cm" svg:y="9.328cm" svg:viewBox="0 0 68 45" draw:points="68,45 42,24 0,0">
          <text:p/>
        </draw:polyline>
        <draw:line draw:style-name="gr6" draw:text-style-name="P1" draw:layer="layout" svg:x1="7cm" svg:y1="9.413cm" svg:x2="6.957cm" svg:y2="9.37cm">
          <text:p/>
        </draw:line>
        <draw:line draw:style-name="gr6" draw:text-style-name="P1" draw:layer="layout" svg:x1="7cm" svg:y1="9.412cm" svg:x2="6.934cm" svg:y2="9.434cm">
          <text:p/>
        </draw:line>
        <draw:polyline draw:style-name="gr6" draw:text-style-name="P1" draw:layer="layout" svg:width="0.086cm" svg:height="0.045cm" svg:x="6.896cm" svg:y="9.353cm" svg:viewBox="0 0 87 46" draw:points="87,0 41,30 0,46">
          <text:p/>
        </draw:polyline>
        <draw:line draw:style-name="gr6" draw:text-style-name="P1" draw:layer="layout" svg:x1="6.952cm" svg:y1="9.47cm" svg:x2="6.925cm" svg:y2="9.421cm">
          <text:p/>
        </draw:line>
        <draw:polyline draw:style-name="gr6" draw:text-style-name="P1" draw:layer="layout" svg:width="0.355cm" svg:height="0.127cm" svg:x="6.627cm" svg:y="9.482cm" svg:viewBox="0 0 356 128" draw:points="356,4 286,7 264,0 262,13 256,85 237,74 226,113 211,104 192,120 163,95 139,128 110,85 101,91 89,53 19,93 15,81 0,78">
          <text:p/>
        </draw:polyline>
        <draw:line draw:style-name="gr6" draw:text-style-name="P1" draw:layer="layout" svg:x1="6.982cm" svg:y1="9.487cm" svg:x2="6.998cm" svg:y2="9.484cm">
          <text:p/>
        </draw:line>
        <draw:line draw:style-name="gr6" draw:text-style-name="P1" draw:layer="layout" svg:x1="6.627cm" svg:y1="9.561cm" svg:x2="6.636cm" svg:y2="9.484cm">
          <text:p/>
        </draw:line>
        <draw:line draw:style-name="gr6" draw:text-style-name="P1" draw:layer="layout" svg:x1="6.988cm" svg:y1="9.323cm" svg:x2="6.972cm" svg:y2="9.341cm">
          <text:p/>
        </draw:line>
        <draw:line draw:style-name="gr6" draw:text-style-name="P1" draw:layer="layout" svg:x1="6.625cm" svg:y1="9.376cm" svg:x2="6.634cm" svg:y2="9.407cm">
          <text:p/>
        </draw:line>
        <draw:line draw:style-name="gr6" draw:text-style-name="P1" draw:layer="layout" svg:x1="6.553cm" svg:y1="9.429cm" svg:x2="6.579cm" svg:y2="9.432cm">
          <text:p/>
        </draw:line>
        <draw:line draw:style-name="gr6" draw:text-style-name="P1" draw:layer="layout" svg:x1="6.865cm" svg:y1="9.557cm" svg:x2="6.836cm" svg:y2="9.535cm">
          <text:p/>
        </draw:line>
        <draw:line draw:style-name="gr6" draw:text-style-name="P1" draw:layer="layout" svg:x1="6.79cm" svg:y1="9.578cm" svg:x2="6.806cm" svg:y2="9.548cm">
          <text:p/>
        </draw:line>
        <draw:line draw:style-name="gr6" draw:text-style-name="P1" draw:layer="layout" svg:x1="6.839cm" svg:y1="9.587cm" svg:x2="6.822cm" svg:y2="9.565cm">
          <text:p/>
        </draw:line>
        <draw:line draw:style-name="gr6" draw:text-style-name="P1" draw:layer="layout" svg:x1="6.892cm" svg:y1="9.483cm" svg:x2="6.864cm" svg:y2="9.45cm">
          <text:p/>
        </draw:line>
        <draw:line draw:style-name="gr6" draw:text-style-name="P1" draw:layer="layout" svg:x1="6.926cm" svg:y1="9.422cm" svg:x2="6.891cm" svg:y2="9.414cm">
          <text:p/>
        </draw:line>
        <draw:polyline draw:style-name="gr6" draw:text-style-name="P1" draw:layer="layout" svg:width="0.378cm" svg:height="0.182cm" svg:x="6.623cm" svg:y="9.108cm" svg:viewBox="0 0 379 183" draw:points="379,183 338,168 353,111 285,111 285,40 256,50 254,36 190,74 173,115 160,96 171,67 122,0 88,55 95,98 112,106 93,144 80,123 86,100 69,71 0,40 0,94 67,111">
          <text:p/>
        </draw:polyline>
        <draw:polyline draw:style-name="gr6" draw:text-style-name="P1" draw:layer="layout" svg:width="0.127cm" svg:height="0.167cm" svg:x="6.589cm" svg:y="9.201cm" svg:viewBox="0 0 128 168" draw:points="25,0 27,21 36,55 55,90 85,85 111,96 128,138 111,168 70,168 38,147 0,104 55,90">
          <text:p/>
        </draw:polyline>
        <draw:polyline draw:style-name="gr6" draw:text-style-name="P1" draw:layer="layout" svg:width="0.083cm" svg:height="0.084cm" svg:x="6.542cm" svg:y="9.256cm" svg:viewBox="0 0 84 85" draw:points="84,0 40,4 0,12 40,68 65,83 82,85">
          <text:p/>
        </draw:polyline>
        <draw:polyline draw:style-name="gr6" draw:text-style-name="P1" draw:layer="layout" svg:width="0.218cm" svg:height="0.136cm" svg:x="6.519cm" svg:y="9.355cm" svg:viewBox="0 0 219 137" draw:points="127,15 106,21 87,0 44,13 0,60 34,75 21,90 55,99 87,101 74,137 129,130 174,120 208,103 219,75 210,48">
          <text:p/>
        </draw:polyline>
        <draw:polyline draw:style-name="gr6" draw:text-style-name="P1" draw:layer="layout" svg:width="0.12cm" svg:height="0.07cm" svg:x="6.606cm" svg:y="9.387cm" svg:viewBox="0 0 121 71" draw:points="0,71 14,33 27,19 56,0 92,0 121,6">
          <text:p/>
        </draw:polyline>
        <draw:polyline draw:style-name="gr6" draw:text-style-name="P1" draw:layer="layout" svg:width="0.048cm" svg:height="0.044cm" svg:x="6.735cm" svg:y="9.169cm" svg:viewBox="0 0 49 45" draw:points="49,35 26,0 0,45">
          <text:p/>
        </draw:polyline>
        <draw:line draw:style-name="gr6" draw:text-style-name="P1" draw:layer="layout" svg:x1="6.716cm" svg:y1="9.251cm" svg:x2="6.729cm" svg:y2="9.284cm">
          <text:p/>
        </draw:line>
        <draw:line draw:style-name="gr6" draw:text-style-name="P1" draw:layer="layout" svg:x1="6.796cm" svg:y1="9.222cm" svg:x2="6.806cm" svg:y2="9.252cm">
          <text:p/>
        </draw:line>
        <draw:polyline draw:style-name="gr6" draw:text-style-name="P1" draw:layer="layout" svg:width="0.091cm" svg:height="0.074cm" svg:x="6.809cm" svg:y="9.199cm" svg:viewBox="0 0 92 75" draw:points="92,0 49,12 21,26 0,51 6,75">
          <text:p/>
        </draw:polyline>
        <draw:line draw:style-name="gr6" draw:text-style-name="P1" draw:layer="layout" svg:x1="6.899cm" svg:y1="9.26cm" svg:x2="6.887cm" svg:y2="9.284cm">
          <text:p/>
        </draw:line>
        <draw:line draw:style-name="gr6" draw:text-style-name="P1" draw:layer="layout" svg:x1="6.69cm" svg:y1="9.218cm" svg:x2="6.706cm" svg:y2="9.236cm">
          <text:p/>
        </draw:line>
        <draw:polyline draw:style-name="gr6" draw:text-style-name="P1" draw:layer="layout" svg:width="0.029cm" svg:height="0.061cm" svg:x="6.968cm" svg:y="9.423cm" svg:viewBox="0 0 30 62" draw:points="30,62 22,47 0,0">
          <text:p/>
        </draw:polyline>
        <draw:line draw:style-name="gr6" draw:text-style-name="P1" draw:layer="layout" svg:x1="7.02cm" svg:y1="9.372cm" svg:x2="6.982cm" svg:y2="9.396cm">
          <text:p/>
        </draw:line>
        <draw:line draw:style-name="gr6" draw:text-style-name="P1" draw:layer="layout" svg:x1="6.909cm" svg:y1="9.218cm" svg:x2="6.898cm" svg:y2="9.261cm">
          <text:p/>
        </draw:line>
        <draw:path draw:style-name="gr6" draw:text-style-name="P1" draw:layer="layout" svg:width="0.234cm" svg:height="0.177cm" svg:x="6.647cm" svg:y="9.298cm" svg:viewBox="0 0 235 178" svg:d="M235 70c-7 66-65 113-128 107-66-7-112-67-106-130 2-17 8-32 15-47">
          <text:p/>
        </draw:path>
        <draw:polygon draw:style-name="gr3" draw:text-style-name="P3" draw:layer="layout" svg:width="0.644cm" svg:height="0.637cm" svg:x="28.316cm" svg:y="10.799cm" svg:viewBox="0 0 645 638" draw:points="602,477 549,386 598,369 590,361 645,319 605,292 634,252 613,228 624,209 577,197 590,171 545,167 499,163 480,161 490,135 486,44 486,25 465,38 408,63 393,21 370,44 342,0 315,31 306,46 300,57 288,48 278,38 235,21 214,70 142,51 142,139 53,139 66,178 47,180 96,260 148,283 123,298 89,285 0,347 70,392 125,384 138,363 184,388 159,403 127,394 91,418 53,507 121,507 119,515 146,515 159,511 191,502 195,557 206,610 275,557 297,528 302,507 308,500 323,479 338,475 346,502 319,528 336,581 397,638 414,596 433,610 444,566 446,528 492,543 488,507 486,490 581,500 583,481">
          <text:p/>
        </draw:polygon>
        <draw:polyline draw:style-name="gr6" draw:text-style-name="P1" draw:layer="layout" svg:width="0.057cm" svg:height="0.05cm" svg:x="28.53cm" svg:y="10.869cm" svg:viewBox="0 0 58 51" draw:points="0,0 21,28 58,51">
          <text:p/>
        </draw:polyline>
        <draw:line draw:style-name="gr6" draw:text-style-name="P1" draw:layer="layout" svg:x1="28.552cm" svg:y1="10.896cm" svg:x2="28.545cm" svg:y2="10.95cm">
          <text:p/>
        </draw:line>
        <draw:line draw:style-name="gr6" draw:text-style-name="P1" draw:layer="layout" svg:x1="28.551cm" svg:y1="10.82cm" svg:x2="28.595cm" svg:y2="10.838cm">
          <text:p/>
        </draw:line>
        <draw:polyline draw:style-name="gr6" draw:text-style-name="P1" draw:layer="layout" svg:width="0.059cm" svg:height="0.084cm" svg:x="28.598cm" svg:y="10.799cm" svg:viewBox="0 0 60 85" draw:points="60,0 32,31 0,85">
          <text:p/>
        </draw:polyline>
        <draw:line draw:style-name="gr6" draw:text-style-name="P1" draw:layer="layout" svg:x1="28.709cm" svg:y1="10.82cm" svg:x2="28.653cm" svg:y2="10.876cm">
          <text:p/>
        </draw:line>
        <draw:line draw:style-name="gr6" draw:text-style-name="P1" draw:layer="layout" svg:x1="28.708cm" svg:y1="10.82cm" svg:x2="28.736cm" svg:y2="10.906cm">
          <text:p/>
        </draw:line>
        <draw:polyline draw:style-name="gr6" draw:text-style-name="P1" draw:layer="layout" svg:width="0.057cm" svg:height="0.11cm" svg:x="28.632cm" svg:y="10.843cm" svg:viewBox="0 0 58 111" draw:points="0,0 39,59 58,111">
          <text:p/>
        </draw:polyline>
        <draw:line draw:style-name="gr6" draw:text-style-name="P1" draw:layer="layout" svg:x1="28.781cm" svg:y1="10.883cm" svg:x2="28.716cm" svg:y2="10.916cm">
          <text:p/>
        </draw:line>
        <draw:polyline draw:style-name="gr6" draw:text-style-name="P1" draw:layer="layout" svg:width="0.165cm" svg:height="0.455cm" svg:x="28.795cm" svg:y="10.843cm" svg:viewBox="0 0 166 456" draw:points="6,0 10,91 0,117 19,119 110,127 97,153 144,165 133,184 154,208 125,248 166,275 110,317 118,325 69,342 122,433 103,437 101,456">
          <text:p/>
        </draw:polyline>
        <draw:line draw:style-name="gr6" draw:text-style-name="P1" draw:layer="layout" svg:x1="28.801cm" svg:y1="10.843cm" svg:x2="28.801cm" svg:y2="10.824cm">
          <text:p/>
        </draw:line>
        <draw:line draw:style-name="gr6" draw:text-style-name="P1" draw:layer="layout" svg:x1="28.897cm" svg:y1="11.299cm" svg:x2="28.801cm" svg:y2="11.288cm">
          <text:p/>
        </draw:line>
        <draw:line draw:style-name="gr6" draw:text-style-name="P1" draw:layer="layout" svg:x1="28.594cm" svg:y1="10.837cm" svg:x2="28.616cm" svg:y2="10.857cm">
          <text:p/>
        </draw:line>
        <draw:line draw:style-name="gr6" draw:text-style-name="P1" draw:layer="layout" svg:x1="28.661cm" svg:y1="11.301cm" svg:x2="28.7cm" svg:y2="11.29cm">
          <text:p/>
        </draw:line>
        <draw:line draw:style-name="gr6" draw:text-style-name="P1" draw:layer="layout" svg:x1="28.729cm" svg:y1="11.395cm" svg:x2="28.732cm" svg:y2="11.36cm">
          <text:p/>
        </draw:line>
        <draw:line draw:style-name="gr6" draw:text-style-name="P1" draw:layer="layout" svg:x1="28.893cm" svg:y1="10.996cm" svg:x2="28.864cm" svg:y2="11.033cm">
          <text:p/>
        </draw:line>
        <draw:line draw:style-name="gr6" draw:text-style-name="P1" draw:layer="layout" svg:x1="28.921cm" svg:y1="11.092cm" svg:x2="28.879cm" svg:y2="11.07cm">
          <text:p/>
        </draw:line>
        <draw:line draw:style-name="gr6" draw:text-style-name="P1" draw:layer="layout" svg:x1="28.929cm" svg:y1="11.027cm" svg:x2="28.903cm" svg:y2="11.05cm">
          <text:p/>
        </draw:line>
        <draw:line draw:style-name="gr6" draw:text-style-name="P1" draw:layer="layout" svg:x1="28.796cm" svg:y1="10.96cm" svg:x2="28.757cm" svg:y2="10.997cm">
          <text:p/>
        </draw:line>
        <draw:line draw:style-name="gr6" draw:text-style-name="P1" draw:layer="layout" svg:x1="28.717cm" svg:y1="10.915cm" svg:x2="28.71cm" svg:y2="10.961cm">
          <text:p/>
        </draw:line>
        <draw:polyline draw:style-name="gr6" draw:text-style-name="P1" draw:layer="layout" svg:width="0.235cm" svg:height="0.485cm" svg:x="28.316cm" svg:y="10.82cm" svg:viewBox="0 0 236 486" draw:points="236,0 215,49 143,30 143,119 53,119 66,158 47,160 96,240 149,263 124,278 89,265 0,327 70,371 126,363 139,342 185,367 160,382 128,373 91,397 53,486 122,486 143,399">
          <text:p/>
        </draw:polyline>
        <draw:polyline draw:style-name="gr6" draw:text-style-name="P1" draw:layer="layout" svg:width="0.216cm" svg:height="0.163cm" svg:x="28.435cm" svg:y="11.184cm" svg:viewBox="0 0 217 164" draw:points="0,130 27,130 73,117 117,94 111,55 126,21 179,0 215,23 217,72 189,115 134,164 117,94">
          <text:p/>
        </draw:polyline>
        <draw:polyline draw:style-name="gr6" draw:text-style-name="P1" draw:layer="layout" svg:width="0.11cm" svg:height="0.108cm" svg:x="28.507cm" svg:y="11.3cm" svg:viewBox="0 0 111 109" draw:points="0,0 4,55 15,109 85,55 107,26 111,5">
          <text:p/>
        </draw:polyline>
        <draw:polyline draw:style-name="gr6" draw:text-style-name="P1" draw:layer="layout" svg:width="0.173cm" svg:height="0.28cm" svg:x="28.634cm" svg:y="11.156cm" svg:viewBox="0 0 174 281" draw:points="19,117 27,145 0,171 17,224 78,281 95,239 114,253 125,209 127,171 174,186 165,115 152,58 129,13 95,0 61,13">
          <text:p/>
        </draw:polyline>
        <draw:polyline draw:style-name="gr6" draw:text-style-name="P1" draw:layer="layout" svg:width="0.089cm" svg:height="0.155cm" svg:x="28.674cm" svg:y="11.171cm" svg:viewBox="0 0 90 156" draw:points="90,156 42,134 25,119 2,85 0,36 8,0">
          <text:p/>
        </draw:polyline>
        <draw:polyline draw:style-name="gr6" draw:text-style-name="P1" draw:layer="layout" svg:width="0.057cm" svg:height="0.064cm" svg:x="28.397cm" svg:y="11.097cm" svg:viewBox="0 0 58 65" draw:points="43,0 0,33 58,65">
          <text:p/>
        </draw:polyline>
        <draw:line draw:style-name="gr6" draw:text-style-name="P1" draw:layer="layout" svg:x1="28.5cm" svg:y1="11.187cm" svg:x2="28.543cm" svg:y2="11.169cm">
          <text:p/>
        </draw:line>
        <draw:line draw:style-name="gr6" draw:text-style-name="P1" draw:layer="layout" svg:x1="28.464cm" svg:y1="11.083cm" svg:x2="28.504cm" svg:y2="11.072cm">
          <text:p/>
        </draw:line>
        <draw:polyline draw:style-name="gr6" draw:text-style-name="P1" draw:layer="layout" svg:width="0.097cm" svg:height="0.114cm" svg:x="28.433cm" svg:y="10.949cm" svg:viewBox="0 0 98 115" draw:points="0,0 17,54 34,90 66,115 98,109">
          <text:p/>
        </draw:polyline>
        <draw:line draw:style-name="gr6" draw:text-style-name="P1" draw:layer="layout" svg:x1="28.511cm" svg:y1="10.951cm" svg:x2="28.544cm" svg:y2="10.965cm">
          <text:p/>
        </draw:line>
        <draw:line draw:style-name="gr6" draw:text-style-name="P1" draw:layer="layout" svg:x1="28.458cm" svg:y1="11.219cm" svg:x2="28.48cm" svg:y2="11.199cm">
          <text:p/>
        </draw:line>
        <draw:polyline draw:style-name="gr6" draw:text-style-name="P1" draw:layer="layout" svg:width="0.078cm" svg:height="0.038cm" svg:x="28.723cm" svg:y="10.824cm" svg:viewBox="0 0 79 39" draw:points="79,0 58,13 0,39">
          <text:p/>
        </draw:polyline>
        <draw:line draw:style-name="gr6" draw:text-style-name="P1" draw:layer="layout" svg:x1="28.657cm" svg:y1="10.799cm" svg:x2="28.686cm" svg:y2="10.844cm">
          <text:p/>
        </draw:line>
        <draw:line draw:style-name="gr6" draw:text-style-name="P1" draw:layer="layout" svg:x1="28.458cm" svg:y1="10.938cm" svg:x2="28.512cm" svg:y2="10.952cm">
          <text:p/>
        </draw:line>
        <draw:path draw:style-name="gr6" draw:text-style-name="P1" draw:layer="layout" svg:width="0.225cm" svg:height="0.3cm" svg:x="28.562cm" svg:y="10.972cm" svg:viewBox="0 0 226 301" svg:d="M89 0c83 9 145 83 136 163-8 84-82 145-166 137-21-2-40-9-59-19">
          <text:p/>
        </draw:path>
        <draw:polygon draw:style-name="gr3" draw:text-style-name="P3" draw:layer="layout" svg:width="0.641cm" svg:height="0.637cm" svg:x="27.76cm" svg:y="10.79cm" svg:viewBox="0 0 642 638" draw:points="600,478 549,389 597,372 587,361 642,322 602,292 631,254 612,229 623,212 576,199 589,174 542,170 498,165 479,161 490,136 485,45 485,36 483,26 464,38 405,66 392,24 369,47 339,0 314,32 303,47 297,60 286,49 276,40 233,21 214,72 142,53 142,142 50,142 63,178 44,180 95,263 147,284 122,299 86,288 0,347 69,393 122,384 136,363 185,389 159,406 128,397 91,418 53,507 120,507 118,518 147,516 159,514 191,505 195,560 206,611 276,558 297,530 299,509 308,501 320,482 337,478 346,505 318,530 335,583 394,638 411,598 432,611 443,569 445,528 490,545 485,509 483,492 581,503 583,484">
          <text:p/>
        </draw:polygon>
        <draw:polyline draw:style-name="gr6" draw:text-style-name="P1" draw:layer="layout" svg:width="0.058cm" svg:height="0.051cm" svg:x="27.973cm" svg:y="10.862cm" svg:viewBox="0 0 59 52" draw:points="0,0 22,27 59,52">
          <text:p/>
        </draw:polyline>
        <draw:line draw:style-name="gr6" draw:text-style-name="P1" draw:layer="layout" svg:x1="27.996cm" svg:y1="10.888cm" svg:x2="27.988cm" svg:y2="10.944cm">
          <text:p/>
        </draw:line>
        <draw:line draw:style-name="gr6" draw:text-style-name="P1" draw:layer="layout" svg:x1="27.992cm" svg:y1="10.811cm" svg:x2="28.036cm" svg:y2="10.831cm">
          <text:p/>
        </draw:line>
        <draw:polyline draw:style-name="gr6" draw:text-style-name="P1" draw:layer="layout" svg:width="0.057cm" svg:height="0.085cm" svg:x="28.041cm" svg:y="10.79cm" svg:viewBox="0 0 58 86" draw:points="58,0 33,33 0,86">
          <text:p/>
        </draw:polyline>
        <draw:line draw:style-name="gr6" draw:text-style-name="P1" draw:layer="layout" svg:x1="28.152cm" svg:y1="10.814cm" svg:x2="28.096cm" svg:y2="10.867cm">
          <text:p/>
        </draw:line>
        <draw:line draw:style-name="gr6" draw:text-style-name="P1" draw:layer="layout" svg:x1="28.151cm" svg:y1="10.814cm" svg:x2="28.18cm" svg:y2="10.899cm">
          <text:p/>
        </draw:line>
        <draw:polyline draw:style-name="gr6" draw:text-style-name="P1" draw:layer="layout" svg:width="0.055cm" svg:height="0.11cm" svg:x="28.075cm" svg:y="10.835cm" svg:viewBox="0 0 56 111" draw:points="0,0 39,61 56,111">
          <text:p/>
        </draw:polyline>
        <draw:line draw:style-name="gr6" draw:text-style-name="P1" draw:layer="layout" svg:x1="28.224cm" svg:y1="10.875cm" svg:x2="28.16cm" svg:y2="10.91cm">
          <text:p/>
        </draw:line>
        <draw:polyline draw:style-name="gr6" draw:text-style-name="P1" draw:layer="layout" svg:width="0.163cm" svg:height="0.457cm" svg:x="28.238cm" svg:y="10.835cm" svg:viewBox="0 0 164 458" draw:points="6,0 11,91 0,116 19,120 111,129 98,154 145,167 134,184 153,209 124,247 164,277 109,315 119,326 71,343 122,433 105,439 103,458">
          <text:p/>
        </draw:polyline>
        <draw:line draw:style-name="gr6" draw:text-style-name="P1" draw:layer="layout" svg:x1="28.245cm" svg:y1="10.836cm" svg:x2="28.242cm" svg:y2="10.816cm">
          <text:p/>
        </draw:line>
        <draw:line draw:style-name="gr6" draw:text-style-name="P1" draw:layer="layout" svg:x1="28.341cm" svg:y1="11.293cm" svg:x2="28.242cm" svg:y2="11.281cm">
          <text:p/>
        </draw:line>
        <draw:line draw:style-name="gr6" draw:text-style-name="P1" draw:layer="layout" svg:x1="28.035cm" svg:y1="10.83cm" svg:x2="28.057cm" svg:y2="10.851cm">
          <text:p/>
        </draw:line>
        <draw:line draw:style-name="gr6" draw:text-style-name="P1" draw:layer="layout" svg:x1="28.105cm" svg:y1="11.295cm" svg:x2="28.142cm" svg:y2="11.283cm">
          <text:p/>
        </draw:line>
        <draw:line draw:style-name="gr6" draw:text-style-name="P1" draw:layer="layout" svg:x1="28.17cm" svg:y1="11.388cm" svg:x2="28.173cm" svg:y2="11.353cm">
          <text:p/>
        </draw:line>
        <draw:line draw:style-name="gr6" draw:text-style-name="P1" draw:layer="layout" svg:x1="28.336cm" svg:y1="10.989cm" svg:x2="28.306cm" svg:y2="11.024cm">
          <text:p/>
        </draw:line>
        <draw:line draw:style-name="gr6" draw:text-style-name="P1" draw:layer="layout" svg:x1="28.362cm" svg:y1="11.083cm" svg:x2="28.323cm" svg:y2="11.063cm">
          <text:p/>
        </draw:line>
        <draw:line draw:style-name="gr6" draw:text-style-name="P1" draw:layer="layout" svg:x1="28.372cm" svg:y1="11.019cm" svg:x2="28.346cm" svg:y2="11.043cm">
          <text:p/>
        </draw:line>
        <draw:line draw:style-name="gr6" draw:text-style-name="P1" draw:layer="layout" svg:x1="28.239cm" svg:y1="10.951cm" svg:x2="28.198cm" svg:y2="10.988cm">
          <text:p/>
        </draw:line>
        <draw:line draw:style-name="gr6" draw:text-style-name="P1" draw:layer="layout" svg:x1="28.161cm" svg:y1="10.909cm" svg:x2="28.153cm" svg:y2="10.952cm">
          <text:p/>
        </draw:line>
        <draw:polyline draw:style-name="gr6" draw:text-style-name="P1" draw:layer="layout" svg:width="0.232cm" svg:height="0.485cm" svg:x="27.76cm" svg:y="10.811cm" svg:viewBox="0 0 233 486" draw:points="233,0 214,51 141,32 141,122 50,122 63,158 44,160 95,243 146,264 122,279 86,268 0,327 69,372 122,363 135,342 184,368 158,385 127,376 91,397 53,486 120,486 139,401">
          <text:p/>
        </draw:polyline>
        <draw:polyline draw:style-name="gr6" draw:text-style-name="P1" draw:layer="layout" svg:width="0.216cm" svg:height="0.163cm" svg:x="27.878cm" svg:y="11.178cm" svg:viewBox="0 0 217 164" draw:points="0,130 28,128 72,117 114,92 108,55 123,21 176,0 215,21 217,72 190,113 133,164 114,92">
          <text:p/>
        </draw:polyline>
        <draw:polyline draw:style-name="gr6" draw:text-style-name="P1" draw:layer="layout" svg:width="0.108cm" svg:height="0.106cm" svg:x="27.95cm" svg:y="11.294cm" svg:viewBox="0 0 109 107" draw:points="0,0 4,55 15,107 86,53 107,25 109,4">
          <text:p/>
        </draw:polyline>
        <draw:polyline draw:style-name="gr6" draw:text-style-name="P1" draw:layer="layout" svg:width="0.172cm" svg:height="0.279cm" svg:x="28.077cm" svg:y="11.148cm" svg:viewBox="0 0 173 280" draw:points="19,119 28,146 0,172 17,225 77,280 94,240 115,253 126,211 128,170 173,187 164,114 153,59 130,15 94,0 60,13">
          <text:p/>
        </draw:polyline>
        <draw:polyline draw:style-name="gr6" draw:text-style-name="P1" draw:layer="layout" svg:width="0.089cm" svg:height="0.154cm" svg:x="28.117cm" svg:y="11.165cm" svg:viewBox="0 0 90 155" draw:points="90,155 43,133 24,118 0,82 0,36 7,0">
          <text:p/>
        </draw:polyline>
        <draw:polyline draw:style-name="gr6" draw:text-style-name="P1" draw:layer="layout" svg:width="0.057cm" svg:height="0.063cm" svg:x="27.838cm" svg:y="11.089cm" svg:viewBox="0 0 58 64" draw:points="45,0 0,32 58,64">
          <text:p/>
        </draw:polyline>
        <draw:line draw:style-name="gr6" draw:text-style-name="P1" draw:layer="layout" svg:x1="27.944cm" svg:y1="11.179cm" svg:x2="27.985cm" svg:y2="11.161cm">
          <text:p/>
        </draw:line>
        <draw:line draw:style-name="gr6" draw:text-style-name="P1" draw:layer="layout" svg:x1="27.906cm" svg:y1="11.075cm" svg:x2="27.945cm" svg:y2="11.063cm">
          <text:p/>
        </draw:line>
        <draw:polyline draw:style-name="gr6" draw:text-style-name="P1" draw:layer="layout" svg:width="0.095cm" svg:height="0.116cm" svg:x="27.876cm" svg:y="10.941cm" svg:viewBox="0 0 96 117" draw:points="0,0 18,56 33,92 65,117 96,109">
          <text:p/>
        </draw:polyline>
        <draw:line draw:style-name="gr6" draw:text-style-name="P1" draw:layer="layout" svg:x1="27.954cm" svg:y1="10.943cm" svg:x2="27.987cm" svg:y2="10.958cm">
          <text:p/>
        </draw:line>
        <draw:line draw:style-name="gr6" draw:text-style-name="P1" draw:layer="layout" svg:x1="27.899cm" svg:y1="11.212cm" svg:x2="27.924cm" svg:y2="11.19cm">
          <text:p/>
        </draw:line>
        <draw:polyline draw:style-name="gr6" draw:text-style-name="P1" draw:layer="layout" svg:width="0.078cm" svg:height="0.04cm" svg:x="28.164cm" svg:y="10.816cm" svg:viewBox="0 0 79 41" draw:points="79,0 60,13 0,41">
          <text:p/>
        </draw:polyline>
        <draw:line draw:style-name="gr6" draw:text-style-name="P1" draw:layer="layout" svg:x1="28.098cm" svg:y1="10.79cm" svg:x2="28.129cm" svg:y2="10.838cm">
          <text:p/>
        </draw:line>
        <draw:line draw:style-name="gr6" draw:text-style-name="P1" draw:layer="layout" svg:x1="27.901cm" svg:y1="10.932cm" svg:x2="27.955cm" svg:y2="10.944cm">
          <text:p/>
        </draw:line>
        <draw:path draw:style-name="gr6" draw:text-style-name="P1" draw:layer="layout" svg:width="0.223cm" svg:height="0.299cm" svg:x="28.005cm" svg:y="10.964cm" svg:viewBox="0 0 224 300" svg:d="M89 0c83 8 143 82 134 165-8 82-83 143-166 134-19-2-40-8-57-19">
          <text:p/>
        </draw:path>
        <draw:polygon draw:style-name="gr3" draw:text-style-name="P3" draw:layer="layout" svg:width="0.643cm" svg:height="0.627cm" svg:x="15.932cm" svg:y="28.604cm" svg:viewBox="0 0 644 628" draw:points="232,2 207,104 158,83 161,95 93,85 101,133 53,142 50,172 29,178 55,220 27,229 57,265 86,299 99,313 74,326 12,392 6,400 0,407 23,413 84,434 65,474 97,474 84,526 127,524 144,518 156,515 156,528 158,543 175,585 226,564 262,628 326,564 389,628 406,592 421,604 442,511 421,457 448,464 466,498 572,515 553,434 509,402 485,409 468,358 498,364 515,392 555,400 644,364 595,318 604,311 585,292 574,286 545,271 581,229 608,184 521,172 487,178 468,191 459,193 434,197 419,189 434,163 471,163 496,114 492,32 451,49 444,26 408,49 379,76 357,32 336,62 324,74 262,0 249,13">
          <text:p/>
        </draw:polygon>
        <draw:polyline draw:style-name="gr6" draw:text-style-name="P1" draw:layer="layout" svg:width="0.008cm" svg:height="0.076cm" svg:x="16.152cm" svg:y="29.091cm" svg:viewBox="0 0 9 77" draw:points="7,77 9,42 0,0">
          <text:p/>
        </draw:polyline>
        <draw:line draw:style-name="gr6" draw:text-style-name="P1" draw:layer="layout" svg:x1="16.16cm" svg:y1="29.134cm" svg:x2="16.204cm" svg:y2="29.099cm">
          <text:p/>
        </draw:line>
        <draw:line draw:style-name="gr6" draw:text-style-name="P1" draw:layer="layout" svg:x1="16.108cm" svg:y1="29.189cm" svg:x2="16.09cm" svg:y2="29.146cm">
          <text:p/>
        </draw:line>
        <draw:polyline draw:style-name="gr6" draw:text-style-name="P1" draw:layer="layout" svg:width="0.102cm" svg:height="0.019cm" svg:x="16.016cm" svg:y="29.11cm" svg:viewBox="0 0 103 20" draw:points="0,20 43,18 103,0">
          <text:p/>
        </draw:polyline>
        <draw:line draw:style-name="gr6" draw:text-style-name="P1" draw:layer="layout" svg:x1="15.997cm" svg:y1="29.078cm" svg:x2="16.071cm" svg:y2="29.078cm">
          <text:p/>
        </draw:line>
        <draw:line draw:style-name="gr6" draw:text-style-name="P1" draw:layer="layout" svg:x1="15.997cm" svg:y1="29.079cm" svg:x2="16.036cm" svg:y2="28.998cm">
          <text:p/>
        </draw:line>
        <draw:polyline draw:style-name="gr6" draw:text-style-name="P1" draw:layer="layout" svg:width="0.038cm" svg:height="0.116cm" svg:x="16.065cm" svg:y="28.998cm" svg:viewBox="0 0 39 117" draw:points="0,117 15,46 39,0">
          <text:p/>
        </draw:polyline>
        <draw:line draw:style-name="gr6" draw:text-style-name="P1" draw:layer="layout" svg:x1="15.989cm" svg:y1="28.983cm" svg:x2="16.058cm" svg:y2="29.005cm">
          <text:p/>
        </draw:line>
        <draw:polyline draw:style-name="gr6" draw:text-style-name="P1" draw:layer="layout" svg:width="0.25cm" svg:height="0.392cm" svg:x="15.944cm" svg:y="28.604cm" svg:viewBox="0 0 251 393" draw:points="0,393 62,327 87,314 74,300 15,230 43,221 17,179 38,173 41,143 89,133 81,85 150,95 147,83 196,104 221,2 238,13 251,0">
          <text:p/>
        </draw:polyline>
        <draw:line draw:style-name="gr6" draw:text-style-name="P1" draw:layer="layout" svg:x1="15.945cm" svg:y1="28.996cm" svg:x2="15.932cm" svg:y2="29.012cm">
          <text:p/>
        </draw:line>
        <draw:line draw:style-name="gr6" draw:text-style-name="P1" draw:layer="layout" svg:x1="16.194cm" svg:y1="28.604cm" svg:x2="16.257cm" svg:y2="28.679cm">
          <text:p/>
        </draw:line>
        <draw:line draw:style-name="gr6" draw:text-style-name="P1" draw:layer="layout" svg:x1="16.091cm" svg:y1="29.147cm" svg:x2="16.088cm" svg:y2="29.118cm">
          <text:p/>
        </draw:line>
        <draw:line draw:style-name="gr6" draw:text-style-name="P1" draw:layer="layout" svg:x1="16.367cm" svg:y1="28.768cm" svg:x2="16.33cm" svg:y2="28.748cm">
          <text:p/>
        </draw:line>
        <draw:line draw:style-name="gr6" draw:text-style-name="P1" draw:layer="layout" svg:x1="16.384cm" svg:y1="28.653cm" svg:x2="16.357cm" svg:y2="28.677cm">
          <text:p/>
        </draw:line>
        <draw:line draw:style-name="gr6" draw:text-style-name="P1" draw:layer="layout" svg:x1="15.987cm" svg:y1="28.825cm" svg:x2="16.032cm" svg:y2="28.818cm">
          <text:p/>
        </draw:line>
        <draw:line draw:style-name="gr6" draw:text-style-name="P1" draw:layer="layout" svg:x1="16.033cm" svg:y1="28.737cm" svg:x2="16.049cm" svg:y2="28.781cm">
          <text:p/>
        </draw:line>
        <draw:line draw:style-name="gr6" draw:text-style-name="P1" draw:layer="layout" svg:x1="15.982cm" svg:y1="28.776cm" svg:x2="16.017cm" svg:y2="28.779cm">
          <text:p/>
        </draw:line>
        <draw:line draw:style-name="gr6" draw:text-style-name="P1" draw:layer="layout" svg:x1="16.031cm" svg:y1="28.917cm" svg:x2="16.085cm" svg:y2="28.921cm">
          <text:p/>
        </draw:line>
        <draw:line draw:style-name="gr6" draw:text-style-name="P1" draw:layer="layout" svg:x1="16.057cm" svg:y1="29.005cm" svg:x2="16.091cm" svg:y2="28.977cm">
          <text:p/>
        </draw:line>
        <draw:polyline draw:style-name="gr6" draw:text-style-name="P1" draw:layer="layout" svg:width="0.468cm" svg:height="0.309cm" svg:x="16.107cm" svg:y="28.922cm" svg:viewBox="0 0 469 310" draw:points="0,266 52,245 88,310 152,245 215,310 232,273 247,286 268,192 247,139 274,146 291,180 397,196 378,116 334,84 310,91 293,40 323,46 340,74 380,82 469,46 420,0 346,46">
          <text:p/>
        </draw:polyline>
        <draw:polyline draw:style-name="gr6" draw:text-style-name="P1" draw:layer="layout" svg:width="0.227cm" svg:height="0.118cm" svg:x="16.308cm" svg:y="28.797cm" svg:viewBox="0 0 228 119" draw:points="228,119 209,100 169,79 120,66 99,96 64,111 11,88 0,46 34,8 84,0 156,0 120,66">
          <text:p/>
        </draw:polyline>
        <draw:polyline draw:style-name="gr6" draw:text-style-name="P1" draw:layer="layout" svg:width="0.14cm" svg:height="0.099cm" svg:x="16.399cm" svg:y="28.776cm" svg:viewBox="0 0 141 100" draw:points="78,100 114,57 141,12 53,0 19,6 0,19">
          <text:p/>
        </draw:polyline>
        <draw:polyline draw:style-name="gr6" draw:text-style-name="P1" draw:layer="layout" svg:width="0.227cm" svg:height="0.209cm" svg:x="16.2cm" svg:y="28.63cm" svg:viewBox="0 0 228 210" draw:points="151,164 166,138 203,138 228,88 224,6 183,23 176,0 140,23 111,50 89,6 45,63 15,113 0,161 15,195 49,210">
          <text:p/>
        </draw:polyline>
        <draw:polyline draw:style-name="gr6" draw:text-style-name="P1" draw:layer="layout" svg:width="0.07cm" svg:height="0.169cm" svg:x="16.26cm" svg:y="28.676cm" svg:viewBox="0 0 71 170" draw:points="51,0 71,49 71,72 64,114 31,149 0,170">
          <text:p/>
        </draw:polyline>
        <draw:polyline draw:style-name="gr6" draw:text-style-name="P1" draw:layer="layout" svg:width="0.053cm" svg:height="0.063cm" svg:x="16.38cm" svg:y="29.013cm" svg:viewBox="0 0 54 64" draw:points="0,55 54,64 37,0">
          <text:p/>
        </draw:polyline>
        <draw:line draw:style-name="gr6" draw:text-style-name="P1" draw:layer="layout" svg:x1="16.4cm" svg:y1="28.963cm" svg:x2="16.359cm" svg:y2="28.945cm">
          <text:p/>
        </draw:line>
        <draw:line draw:style-name="gr6" draw:text-style-name="P1" draw:layer="layout" svg:x1="16.354cm" svg:y1="29.062cm" svg:x2="16.319cm" svg:y2="29.042cm">
          <text:p/>
        </draw:line>
        <draw:polyline draw:style-name="gr6" draw:text-style-name="P1" draw:layer="layout" svg:width="0.038cm" svg:height="0.146cm" svg:x="16.283cm" svg:y="29.034cm" svg:viewBox="0 0 39 147" draw:points="0,147 25,96 39,57 34,17 6,0">
          <text:p/>
        </draw:polyline>
        <draw:line draw:style-name="gr6" draw:text-style-name="P1" draw:layer="layout" svg:x1="16.229cm" svg:y1="29.124cm" svg:x2="16.215cm" svg:y2="29.091cm">
          <text:p/>
        </draw:line>
        <draw:line draw:style-name="gr6" draw:text-style-name="P1" draw:layer="layout" svg:x1="16.453cm" svg:y1="28.969cm" svg:x2="16.423cm" svg:y2="28.966cm">
          <text:p/>
        </draw:line>
        <draw:polyline draw:style-name="gr6" draw:text-style-name="P1" draw:layer="layout" svg:width="0.084cm" svg:height="0.027cm" svg:x="15.932cm" svg:y="29.011cm" svg:viewBox="0 0 85 28" draw:points="0,0 23,7 85,28">
          <text:p/>
        </draw:polyline>
        <draw:line draw:style-name="gr6" draw:text-style-name="P1" draw:layer="layout" svg:x1="16.016cm" svg:y1="29.13cm" svg:x2="16.03cm" svg:y2="29.078cm">
          <text:p/>
        </draw:line>
        <draw:line draw:style-name="gr6" draw:text-style-name="P1" draw:layer="layout" svg:x1="16.259cm" svg:y1="29.168cm" svg:x2="16.228cm" svg:y2="29.123cm">
          <text:p/>
        </draw:line>
        <draw:path draw:style-name="gr6" draw:text-style-name="P1" draw:layer="layout" svg:width="0.295cm" svg:height="0.244cm" svg:x="16.107cm" svg:y="28.764cm" svg:viewBox="0 0 296 245" svg:d="M34 245c-53-63-42-157 21-210 64-53 158-45 211 19 15 15 23 34 30 53">
          <text:p/>
        </draw:path>
        <draw:polygon draw:style-name="gr3" draw:text-style-name="P3" draw:layer="layout" svg:width="2.401cm" svg:height="0.599cm" svg:x="23.583cm" svg:y="14.732cm" svg:viewBox="0 0 2402 600" draw:points="0,0 0,600 2402,600 2402,0">
          <text:p/>
        </draw:polygon>
        <draw:line draw:style-name="gr6" draw:text-style-name="P1" draw:layer="layout" svg:x1="23.583cm" svg:y1="15.331cm" svg:x2="25.984cm" svg:y2="15.331cm">
          <text:p/>
        </draw:line>
        <draw:line draw:style-name="gr6" draw:text-style-name="P1" draw:layer="layout" svg:x1="23.583cm" svg:y1="14.732cm" svg:x2="23.583cm" svg:y2="15.331cm">
          <text:p/>
        </draw:line>
        <draw:line draw:style-name="gr6" draw:text-style-name="P1" draw:layer="layout" svg:x1="25.984cm" svg:y1="14.732cm" svg:x2="23.583cm" svg:y2="14.732cm">
          <text:p/>
        </draw:line>
        <draw:line draw:style-name="gr6" draw:text-style-name="P1" draw:layer="layout" svg:x1="25.984cm" svg:y1="15.331cm" svg:x2="25.984cm" svg:y2="14.732cm">
          <text:p/>
        </draw:line>
        <draw:path draw:style-name="gr3" draw:text-style-name="P3" draw:layer="layout" svg:width="1.2cm" svg:height="1.197cm" svg:x="58.536cm" svg:y="12.523cm" svg:viewBox="0 0 1201 1198" svg:d="M0 602l4-70 13-68c167-653 1082-602 1180 64l4 70-4 69c-92 667-1006 724-1180 72l-13-67z">
          <text:p/>
        </draw:path>
        <draw:path draw:style-name="gr6" draw:text-style-name="P1" draw:layer="layout" svg:width="1.2cm" svg:height="1.2cm" svg:x="58.536cm" svg:y="12.52cm" svg:viewBox="0 0 1201 1201" svg:d="M0 604c0-332 267-602 599-604 331 0 602 267 602 600 2 330-267 601-598 601-332 2-601-265-603-597z">
          <text:p/>
        </draw:path>
        <draw:line draw:style-name="gr6" draw:text-style-name="P1" draw:layer="layout" svg:x1="14.183cm" svg:y1="6.068cm" svg:x2="14.183cm" svg:y2="6.244cm">
          <text:p/>
        </draw:line>
        <draw:line draw:style-name="gr6" draw:text-style-name="P1" draw:layer="layout" svg:x1="14.183cm" svg:y1="6.305cm" svg:x2="14.185cm" svg:y2="6.305cm">
          <text:p/>
        </draw:line>
        <draw:line draw:style-name="gr6" draw:text-style-name="P1" draw:layer="layout" svg:x1="14.183cm" svg:y1="6.366cm" svg:x2="14.183cm" svg:y2="6.542cm">
          <text:p/>
        </draw:line>
        <draw:line draw:style-name="gr6" draw:text-style-name="P1" draw:layer="layout" svg:x1="14.183cm" svg:y1="6.604cm" svg:x2="14.183cm" svg:y2="6.606cm">
          <text:p/>
        </draw:line>
        <draw:line draw:style-name="gr6" draw:text-style-name="P1" draw:layer="layout" svg:x1="14.183cm" svg:y1="6.644cm" svg:x2="14.183cm" svg:y2="6.817cm">
          <text:p/>
        </draw:line>
        <draw:line draw:style-name="gr6" draw:text-style-name="P1" draw:layer="layout" svg:x1="14.033cm" svg:y1="6.068cm" svg:x2="14.033cm" svg:y2="6.817cm">
          <text:p/>
        </draw:line>
        <draw:polyline draw:style-name="gr6" draw:text-style-name="P1" draw:layer="layout" svg:width="0.068cm" svg:height="0.749cm" svg:x="13.999cm" svg:y="6.068cm" svg:viewBox="0 0 69 750" draw:points="34,0 52,15 60,32 67,47 69,63 67,78 60,93 52,110 34,125 17,142 6,157 2,171 0,188 2,203 9,218 17,235 34,250 52,267 60,282 67,296 69,314 67,329 60,344 52,361 34,376 17,393 9,407 2,422 0,439 2,454 9,469 17,486 34,501 52,517 60,532 67,547 69,564 67,579 60,596 52,611 34,625 17,642 9,657 2,672 0,689 2,704 9,721 17,735 34,750">
          <text:p/>
        </draw:polyline>
        <draw:line draw:style-name="gr6" draw:text-style-name="P1" draw:layer="layout" svg:x1="17.972cm" svg:y1="14.998cm" svg:x2="18.148cm" svg:y2="14.998cm">
          <text:p/>
        </draw:line>
        <draw:line draw:style-name="gr6" draw:text-style-name="P1" draw:layer="layout" svg:x1="18.209cm" svg:y1="14.998cm" svg:x2="18.209cm" svg:y2="15cm">
          <text:p/>
        </draw:line>
        <draw:line draw:style-name="gr6" draw:text-style-name="P1" draw:layer="layout" svg:x1="18.273cm" svg:y1="14.998cm" svg:x2="18.446cm" svg:y2="14.998cm">
          <text:p/>
        </draw:line>
        <draw:line draw:style-name="gr6" draw:text-style-name="P1" draw:layer="layout" svg:x1="18.51cm" svg:y1="14.998cm" svg:x2="18.512cm" svg:y2="14.998cm">
          <text:p/>
        </draw:line>
        <draw:line draw:style-name="gr6" draw:text-style-name="P1" draw:layer="layout" svg:x1="18.548cm" svg:y1="14.998cm" svg:x2="18.724cm" svg:y2="14.998cm">
          <text:p/>
        </draw:line>
        <draw:line draw:style-name="gr6" draw:text-style-name="P1" draw:layer="layout" svg:x1="17.972cm" svg:y1="15.146cm" svg:x2="18.724cm" svg:y2="15.146cm">
          <text:p/>
        </draw:line>
        <draw:polyline draw:style-name="gr6" draw:text-style-name="P1" draw:layer="layout" svg:width="0.752cm" svg:height="0.065cm" svg:x="17.972cm" svg:y="15.115cm" svg:viewBox="0 0 753 66" draw:points="0,31 17,14 32,6 49,2 64,0 78,2 95,6 110,14 125,31 142,48 157,59 174,64 189,66 203,64 220,59 235,48 250,31 267,14 282,6 299,2 313,0 328,0 345,6 360,14 377,31 392,48 407,59 423,64 439,66 454,64 471,59 486,48 503,31 518,14 532,6 549,0 564,0 579,0 596,6 611,14 628,31 642,48 657,59 674,64 689,66 704,64 721,59 736,48 753,31">
          <text:p/>
        </draw:polyline>
        <draw:polygon draw:style-name="gr3" draw:text-style-name="P3" draw:layer="layout" svg:width="0.599cm" svg:height="1.001cm" svg:x="31.663cm" svg:y="30.031cm" svg:viewBox="0 0 600 1002" draw:points="0,0 0,1002 600,1002 600,0">
          <text:p/>
        </draw:polygon>
        <draw:line draw:style-name="gr6" draw:text-style-name="P1" draw:layer="layout" svg:x1="32.262cm" svg:y1="30.031cm" svg:x2="31.663cm" svg:y2="30.031cm">
          <text:p/>
        </draw:line>
        <draw:line draw:style-name="gr6" draw:text-style-name="P1" draw:layer="layout" svg:x1="32.262cm" svg:y1="31.032cm" svg:x2="32.262cm" svg:y2="30.031cm">
          <text:p/>
        </draw:line>
        <draw:line draw:style-name="gr6" draw:text-style-name="P1" draw:layer="layout" svg:x1="31.663cm" svg:y1="31.032cm" svg:x2="32.262cm" svg:y2="31.032cm">
          <text:p/>
        </draw:line>
        <draw:line draw:style-name="gr6" draw:text-style-name="P1" draw:layer="layout" svg:x1="31.663cm" svg:y1="30.031cm" svg:x2="31.663cm" svg:y2="31.032cm">
          <text:p/>
        </draw:line>
        <draw:polygon draw:style-name="gr3" draw:text-style-name="P3" draw:layer="layout" svg:width="0.408cm" svg:height="0.539cm" svg:x="44.092cm" svg:y="8.382cm" svg:viewBox="0 0 409 540" draw:points="0,0 0,540 409,540 409,0">
          <text:p/>
        </draw:polygon>
        <draw:polygon draw:style-name="gr6" draw:text-style-name="P1" draw:layer="layout" svg:width="0.408cm" svg:height="0.539cm" svg:x="44.092cm" svg:y="8.382cm" svg:viewBox="0 0 409 540" draw:points="409,0 409,540 0,540 0,0">
          <text:p/>
        </draw:polygon>
        <draw:polygon draw:style-name="gr3" draw:text-style-name="P3" draw:layer="layout" svg:width="0.074cm" svg:height="0.389cm" svg:x="43.942cm" svg:y="8.456cm" svg:viewBox="0 0 75 390" draw:points="0,0 0,390 75,390 75,0">
          <text:p/>
        </draw:polygon>
        <draw:polygon draw:style-name="gr6" draw:text-style-name="P1" draw:layer="layout" svg:width="0.074cm" svg:height="0.389cm" svg:x="43.942cm" svg:y="8.456cm" svg:viewBox="0 0 75 390" draw:points="0,0 75,0 75,390 0,390">
          <text:p/>
        </draw:polygon>
        <draw:polygon draw:style-name="gr3" draw:text-style-name="P3" draw:layer="layout" svg:width="0.076cm" svg:height="0.074cm" svg:x="44.016cm" svg:y="8.614cm" svg:viewBox="0 0 77 75" draw:points="0,0 0,75 77,75 77,0">
          <text:p/>
        </draw:polygon>
        <draw:polygon draw:style-name="gr6" draw:text-style-name="P1" draw:layer="layout" svg:width="0.076cm" svg:height="0.074cm" svg:x="44.016cm" svg:y="8.614cm" svg:viewBox="0 0 77 75" draw:points="77,75 0,75 0,0 77,0">
          <text:p/>
        </draw:polygon>
        <draw:polygon draw:style-name="gr3" draw:text-style-name="P3" draw:layer="layout" svg:width="0.642cm" svg:height="0.639cm" svg:x="20.518cm" svg:y="30.13cm" svg:viewBox="0 0 643 640" draw:points="592,492 545,399 594,384 586,374 643,340 605,308 636,270 617,245 630,228 584,212 598,187 552,180 507,174 488,167 501,144 501,34 480,45 421,68 410,26 385,47 359,0 332,30 321,45 312,55 303,45 293,36 252,15 229,64 159,40 153,129 64,125 72,161 56,163 100,249 149,272 125,287 91,272 0,329 66,376 121,372 136,351 180,378 155,393 123,384 87,403 43,490 111,494 108,503 136,503 149,501 180,494 180,549 189,602 263,554 284,526 288,505 297,499 312,478 330,475 336,503 305,526 321,581 378,640 397,600 416,615 429,573 433,533 478,552 476,516 476,499 571,516 573,497">
          <text:p/>
        </draw:polygon>
        <draw:polyline draw:style-name="gr6" draw:text-style-name="P1" draw:layer="layout" svg:width="0.053cm" svg:height="0.053cm" svg:x="20.747cm" svg:y="30.194cm" svg:viewBox="0 0 54 54" draw:points="0,0 19,27 54,54">
          <text:p/>
        </draw:polyline>
        <draw:line draw:style-name="gr6" draw:text-style-name="P1" draw:layer="layout" svg:x1="20.767cm" svg:y1="30.221cm" svg:x2="20.758cm" svg:y2="30.275cm">
          <text:p/>
        </draw:line>
        <draw:line draw:style-name="gr6" draw:text-style-name="P1" draw:layer="layout" svg:x1="20.77cm" svg:y1="30.145cm" svg:x2="20.812cm" svg:y2="30.167cm">
          <text:p/>
        </draw:line>
        <draw:polyline draw:style-name="gr6" draw:text-style-name="P1" draw:layer="layout" svg:width="0.063cm" svg:height="0.083cm" svg:x="20.813cm" svg:y="30.13cm" svg:viewBox="0 0 64 84" draw:points="64,0 37,31 0,84">
          <text:p/>
        </draw:polyline>
        <draw:line draw:style-name="gr6" draw:text-style-name="P1" draw:layer="layout" svg:x1="20.928cm" svg:y1="30.156cm" svg:x2="20.87cm" svg:y2="30.207cm">
          <text:p/>
        </draw:line>
        <draw:line draw:style-name="gr6" draw:text-style-name="P1" draw:layer="layout" svg:x1="20.927cm" svg:y1="30.156cm" svg:x2="20.949cm" svg:y2="30.241cm">
          <text:p/>
        </draw:line>
        <draw:polyline draw:style-name="gr6" draw:text-style-name="P1" draw:layer="layout" svg:width="0.05cm" svg:height="0.114cm" svg:x="20.849cm" svg:y="30.173cm" svg:viewBox="0 0 51 115" draw:points="0,0 37,63 51,115">
          <text:p/>
        </draw:polyline>
        <draw:line draw:style-name="gr6" draw:text-style-name="P1" draw:layer="layout" svg:x1="20.996cm" svg:y1="30.221cm" svg:x2="20.929cm" svg:y2="30.252cm">
          <text:p/>
        </draw:line>
        <draw:polyline draw:style-name="gr6" draw:text-style-name="P1" draw:layer="layout" svg:width="0.155cm" svg:height="0.462cm" svg:x="21.005cm" svg:y="30.183cm" svg:viewBox="0 0 156 463" draw:points="13,0 13,92 0,115 20,122 111,135 97,160 143,175 130,192 149,217 118,255 156,287 99,321 107,331 58,346 105,439 86,444 84,463">
          <text:p/>
        </draw:polyline>
        <draw:line draw:style-name="gr6" draw:text-style-name="P1" draw:layer="layout" svg:x1="21.018cm" svg:y1="30.183cm" svg:x2="21.018cm" svg:y2="30.164cm">
          <text:p/>
        </draw:line>
        <draw:line draw:style-name="gr6" draw:text-style-name="P1" draw:layer="layout" svg:x1="21.089cm" svg:y1="30.646cm" svg:x2="20.993cm" svg:y2="30.628cm">
          <text:p/>
        </draw:line>
        <draw:line draw:style-name="gr6" draw:text-style-name="P1" draw:layer="layout" svg:x1="20.811cm" svg:y1="30.166cm" svg:x2="20.831cm" svg:y2="30.186cm">
          <text:p/>
        </draw:line>
        <draw:line draw:style-name="gr6" draw:text-style-name="P1" draw:layer="layout" svg:x1="20.853cm" svg:y1="30.633cm" svg:x2="20.892cm" svg:y2="30.623cm">
          <text:p/>
        </draw:line>
        <draw:line draw:style-name="gr6" draw:text-style-name="P1" draw:layer="layout" svg:x1="20.914cm" svg:y1="30.73cm" svg:x2="20.92cm" svg:y2="30.695cm">
          <text:p/>
        </draw:line>
        <draw:line draw:style-name="gr6" draw:text-style-name="P1" draw:layer="layout" svg:x1="21.102cm" svg:y1="30.342cm" svg:x2="21.071cm" svg:y2="30.375cm">
          <text:p/>
        </draw:line>
        <draw:line draw:style-name="gr6" draw:text-style-name="P1" draw:layer="layout" svg:x1="21.123cm" svg:y1="30.438cm" svg:x2="21.084cm" svg:y2="30.414cm">
          <text:p/>
        </draw:line>
        <draw:line draw:style-name="gr6" draw:text-style-name="P1" draw:layer="layout" svg:x1="21.135cm" svg:y1="30.374cm" svg:x2="21.109cm" svg:y2="30.396cm">
          <text:p/>
        </draw:line>
        <draw:line draw:style-name="gr6" draw:text-style-name="P1" draw:layer="layout" svg:x1="21.006cm" svg:y1="30.297cm" svg:x2="20.965cm" svg:y2="30.334cm">
          <text:p/>
        </draw:line>
        <draw:line draw:style-name="gr6" draw:text-style-name="P1" draw:layer="layout" svg:x1="20.93cm" svg:y1="30.251cm" svg:x2="20.921cm" svg:y2="30.296cm">
          <text:p/>
        </draw:line>
        <draw:polyline draw:style-name="gr6" draw:text-style-name="P1" draw:layer="layout" svg:width="0.252cm" svg:height="0.478cm" svg:x="20.518cm" svg:y="30.145cm" svg:viewBox="0 0 253 479" draw:points="253,0 230,49 159,25 153,114 64,110 72,146 56,148 100,234 149,257 125,272 91,257 0,314 66,361 121,357 136,336 180,363 155,378 123,369 87,388 43,475 111,479 136,395">
          <text:p/>
        </draw:polyline>
        <draw:polyline draw:style-name="gr6" draw:text-style-name="P1" draw:layer="layout" svg:width="0.221cm" svg:height="0.161cm" svg:x="20.626cm" svg:y="30.513cm" svg:viewBox="0 0 222 162" draw:points="0,119 28,119 72,110 117,89 113,51 130,17 186,0 222,24 219,74 190,115 132,162 117,89">
          <text:p/>
        </draw:polyline>
        <draw:polyline draw:style-name="gr6" draw:text-style-name="P1" draw:layer="layout" svg:width="0.108cm" svg:height="0.108cm" svg:x="20.698cm" svg:y="30.623cm" svg:viewBox="0 0 109 109" draw:points="0,0 0,56 10,109 84,61 105,32 109,11">
          <text:p/>
        </draw:polyline>
        <draw:polyline draw:style-name="gr6" draw:text-style-name="P1" draw:layer="layout" svg:width="0.172cm" svg:height="0.277cm" svg:x="20.823cm" svg:y="30.492cm" svg:viewBox="0 0 173 278" draw:points="24,112 30,141 0,164 15,219 72,278 91,238 110,253 123,211 128,171 173,190 168,118 160,62 139,15 104,0 70,11">
          <text:p/>
        </draw:polyline>
        <draw:polyline draw:style-name="gr6" draw:text-style-name="P1" draw:layer="layout" svg:width="0.082cm" svg:height="0.159cm" svg:x="20.87cm" svg:y="30.505cm" svg:viewBox="0 0 83 160" draw:points="83,160 38,136 21,119 0,83 0,36 10,0">
          <text:p/>
        </draw:polyline>
        <draw:polyline draw:style-name="gr6" draw:text-style-name="P1" draw:layer="layout" svg:width="0.057cm" svg:height="0.064cm" svg:x="20.597cm" svg:y="30.416cm" svg:viewBox="0 0 58 65" draw:points="47,0 0,30 58,65">
          <text:p/>
        </draw:polyline>
        <draw:line draw:style-name="gr6" draw:text-style-name="P1" draw:layer="layout" svg:x1="20.698cm" svg:y1="30.508cm" svg:x2="20.742cm" svg:y2="30.494cm">
          <text:p/>
        </draw:line>
        <draw:line draw:style-name="gr6" draw:text-style-name="P1" draw:layer="layout" svg:x1="20.667cm" svg:y1="30.402cm" svg:x2="20.708cm" svg:y2="30.395cm">
          <text:p/>
        </draw:line>
        <draw:polyline draw:style-name="gr6" draw:text-style-name="P1" draw:layer="layout" svg:width="0.091cm" svg:height="0.118cm" svg:x="20.643cm" svg:y="30.268cm" svg:viewBox="0 0 92 119" draw:points="0,0 15,55 30,91 61,119 92,112">
          <text:p/>
        </draw:polyline>
        <draw:line draw:style-name="gr6" draw:text-style-name="P1" draw:layer="layout" svg:x1="20.724cm" svg:y1="30.274cm" svg:x2="20.754cm" svg:y2="30.291cm">
          <text:p/>
        </draw:line>
        <draw:line draw:style-name="gr6" draw:text-style-name="P1" draw:layer="layout" svg:x1="20.654cm" svg:y1="30.54cm" svg:x2="20.678cm" svg:y2="30.52cm">
          <text:p/>
        </draw:line>
        <draw:polyline draw:style-name="gr6" draw:text-style-name="P1" draw:layer="layout" svg:width="0.08cm" svg:height="0.034cm" svg:x="20.938cm" svg:y="30.164cm" svg:viewBox="0 0 81 35" draw:points="81,0 59,11 0,35">
          <text:p/>
        </draw:polyline>
        <draw:line draw:style-name="gr6" draw:text-style-name="P1" draw:layer="layout" svg:x1="20.876cm" svg:y1="30.13cm" svg:x2="20.903cm" svg:y2="30.178cm">
          <text:p/>
        </draw:line>
        <draw:line draw:style-name="gr6" draw:text-style-name="P1" draw:layer="layout" svg:x1="20.671cm" svg:y1="30.259cm" svg:x2="20.725cm" svg:y2="30.275cm">
          <text:p/>
        </draw:line>
        <draw:path draw:style-name="gr6" draw:text-style-name="P1" draw:layer="layout" svg:width="0.232cm" svg:height="0.298cm" svg:x="20.756cm" svg:y="30.304cm" svg:viewBox="0 0 233 299" svg:d="M106 0c83 13 139 89 125 172-15 83-91 138-173 125-19-4-41-13-58-23">
          <text:p/>
        </draw:path>
        <draw:polygon draw:style-name="gr3" draw:text-style-name="P3" draw:layer="layout" svg:width="0.643cm" svg:height="0.639cm" svg:x="24.82cm" svg:y="34.853cm" svg:viewBox="0 0 644 640" draw:points="591,488 544,397 595,383 585,372 644,336 604,304 636,268 619,243 629,226 583,209 597,186 552,177 505,171 488,167 499,141 501,52 501,33 480,44 419,67 408,25 385,46 357,0 330,29 319,44 313,55 292,33 251,14 228,63 158,40 152,127 63,122 74,160 55,160 99,245 150,270 124,283 91,270 0,326 67,374 120,368 135,349 182,376 154,391 122,381 86,402 42,486 110,491 107,501 135,501 148,499 182,491 182,548 188,599 262,550 283,524 290,501 296,495 311,476 328,474 334,501 306,524 319,580 376,640 395,599 417,614 427,571 431,531 476,550 476,514 474,497 569,512 573,493">
          <text:p/>
        </draw:polygon>
        <draw:polyline draw:style-name="gr6" draw:text-style-name="P1" draw:layer="layout" svg:width="0.055cm" svg:height="0.053cm" svg:x="25.048cm" svg:y="34.916cm" svg:viewBox="0 0 56 54" draw:points="0,0 20,29 56,54">
          <text:p/>
        </draw:polyline>
        <draw:line draw:style-name="gr6" draw:text-style-name="P1" draw:layer="layout" svg:x1="25.068cm" svg:y1="34.944cm" svg:x2="25.059cm" svg:y2="34.997cm">
          <text:p/>
        </draw:line>
        <draw:line draw:style-name="gr6" draw:text-style-name="P1" draw:layer="layout" svg:x1="25.071cm" svg:y1="34.867cm" svg:x2="25.113cm" svg:y2="34.887cm">
          <text:p/>
        </draw:line>
        <draw:polyline draw:style-name="gr6" draw:text-style-name="P1" draw:layer="layout" svg:width="0.061cm" svg:height="0.08cm" svg:x="25.116cm" svg:y="34.853cm" svg:viewBox="0 0 62 81" draw:points="62,0 34,29 0,81">
          <text:p/>
        </draw:polyline>
        <draw:line draw:style-name="gr6" draw:text-style-name="P1" draw:layer="layout" svg:x1="25.229cm" svg:y1="34.878cm" svg:x2="25.171cm" svg:y2="34.928cm">
          <text:p/>
        </draw:line>
        <draw:line draw:style-name="gr6" draw:text-style-name="P1" draw:layer="layout" svg:x1="25.228cm" svg:y1="34.878cm" svg:x2="25.252cm" svg:y2="34.964cm">
          <text:p/>
        </draw:line>
        <draw:polyline draw:style-name="gr6" draw:text-style-name="P1" draw:layer="layout" svg:width="0.049cm" svg:height="0.114cm" svg:x="25.152cm" svg:y="34.895cm" svg:viewBox="0 0 50 115" draw:points="0,0 35,62 50,115">
          <text:p/>
        </draw:polyline>
        <draw:line draw:style-name="gr6" draw:text-style-name="P1" draw:layer="layout" svg:x1="25.299cm" svg:y1="34.944cm" svg:x2="25.232cm" svg:y2="34.974cm">
          <text:p/>
        </draw:line>
        <draw:polyline draw:style-name="gr6" draw:text-style-name="P1" draw:layer="layout" svg:width="0.155cm" svg:height="0.46cm" svg:x="25.308cm" svg:y="34.905cm" svg:viewBox="0 0 156 461" draw:points="13,0 11,89 0,115 17,119 109,134 95,157 141,174 131,191 148,217 116,253 156,285 97,321 107,332 57,346 103,437 86,442 82,461">
          <text:p/>
        </draw:polyline>
        <draw:line draw:style-name="gr6" draw:text-style-name="P1" draw:layer="layout" svg:x1="25.321cm" svg:y1="34.905cm" svg:x2="25.321cm" svg:y2="34.886cm">
          <text:p/>
        </draw:line>
        <draw:line draw:style-name="gr6" draw:text-style-name="P1" draw:layer="layout" svg:x1="25.39cm" svg:y1="35.366cm" svg:x2="25.294cm" svg:y2="35.35cm">
          <text:p/>
        </draw:line>
        <draw:line draw:style-name="gr6" draw:text-style-name="P1" draw:layer="layout" svg:x1="25.112cm" svg:y1="34.886cm" svg:x2="25.134cm" svg:y2="34.909cm">
          <text:p/>
        </draw:line>
        <draw:line draw:style-name="gr6" draw:text-style-name="P1" draw:layer="layout" svg:x1="25.154cm" svg:y1="35.355cm" svg:x2="25.193cm" svg:y2="35.346cm">
          <text:p/>
        </draw:line>
        <draw:line draw:style-name="gr6" draw:text-style-name="P1" draw:layer="layout" svg:x1="25.215cm" svg:y1="35.453cm" svg:x2="25.221cm" svg:y2="35.418cm">
          <text:p/>
        </draw:line>
        <draw:line draw:style-name="gr6" draw:text-style-name="P1" draw:layer="layout" svg:x1="25.403cm" svg:y1="35.062cm" svg:x2="25.372cm" svg:y2="35.098cm">
          <text:p/>
        </draw:line>
        <draw:line draw:style-name="gr6" draw:text-style-name="P1" draw:layer="layout" svg:x1="25.424cm" svg:y1="35.158cm" svg:x2="25.385cm" svg:y2="35.136cm">
          <text:p/>
        </draw:line>
        <draw:line draw:style-name="gr6" draw:text-style-name="P1" draw:layer="layout" svg:x1="25.439cm" svg:y1="35.096cm" svg:x2="25.41cm" svg:y2="35.116cm">
          <text:p/>
        </draw:line>
        <draw:line draw:style-name="gr6" draw:text-style-name="P1" draw:layer="layout" svg:x1="25.309cm" svg:y1="35.02cm" svg:x2="25.266cm" svg:y2="35.055cm">
          <text:p/>
        </draw:line>
        <draw:line draw:style-name="gr6" draw:text-style-name="P1" draw:layer="layout" svg:x1="25.233cm" svg:y1="34.973cm" svg:x2="25.224cm" svg:y2="35.017cm">
          <text:p/>
        </draw:line>
        <draw:polyline draw:style-name="gr6" draw:text-style-name="P1" draw:layer="layout" svg:width="0.251cm" svg:height="0.477cm" svg:x="24.82cm" svg:y="34.867cm" svg:viewBox="0 0 252 478" draw:points="252,0 229,49 159,26 152,113 63,108 74,147 55,147 99,232 150,257 124,270 91,257 0,313 67,361 120,355 135,336 183,363 154,378 122,368 86,389 42,473 110,478 135,393">
          <text:p/>
        </draw:polyline>
        <draw:polyline draw:style-name="gr6" draw:text-style-name="P1" draw:layer="layout" svg:width="0.221cm" svg:height="0.161cm" svg:x="24.927cm" svg:y="35.236cm" svg:viewBox="0 0 222 162" draw:points="0,119 28,119 76,109 118,87 116,49 131,17 186,0 222,23 220,75 190,113 133,162 118,87">
          <text:p/>
        </draw:polyline>
        <draw:polyline draw:style-name="gr6" draw:text-style-name="P1" draw:layer="layout" svg:width="0.108cm" svg:height="0.108cm" svg:x="25.002cm" svg:y="35.344cm" svg:viewBox="0 0 109 109" draw:points="0,0 0,58 6,109 80,60 102,34 109,10">
          <text:p/>
        </draw:polyline>
        <draw:polyline draw:style-name="gr6" draw:text-style-name="P1" draw:layer="layout" svg:width="0.17cm" svg:height="0.28cm" svg:x="25.126cm" svg:y="35.212cm" svg:viewBox="0 0 171 281" draw:points="22,114 28,143 0,166 13,222 70,281 89,241 111,255 121,213 125,173 171,192 169,120 160,62 138,17 104,0 68,11">
          <text:p/>
        </draw:polyline>
        <draw:polyline draw:style-name="gr6" draw:text-style-name="P1" draw:layer="layout" svg:width="0.085cm" svg:height="0.161cm" svg:x="25.171cm" svg:y="35.225cm" svg:viewBox="0 0 86 162" draw:points="86,162 38,137 21,122 0,86 2,36 10,0">
          <text:p/>
        </draw:polyline>
        <draw:polyline draw:style-name="gr6" draw:text-style-name="P1" draw:layer="layout" svg:width="0.055cm" svg:height="0.066cm" svg:x="24.9cm" svg:y="35.136cm" svg:viewBox="0 0 56 67" draw:points="45,0 0,30 56,67">
          <text:p/>
        </draw:polyline>
        <draw:line draw:style-name="gr6" draw:text-style-name="P1" draw:layer="layout" svg:x1="25.002cm" svg:y1="35.23cm" svg:x2="25.043cm" svg:y2="35.214cm">
          <text:p/>
        </draw:line>
        <draw:line draw:style-name="gr6" draw:text-style-name="P1" draw:layer="layout" svg:x1="24.97cm" svg:y1="35.124cm" svg:x2="25.009cm" svg:y2="35.115cm">
          <text:p/>
        </draw:line>
        <draw:polyline draw:style-name="gr6" draw:text-style-name="P1" draw:layer="layout" svg:width="0.088cm" svg:height="0.121cm" svg:x="24.947cm" svg:y="34.988cm" svg:viewBox="0 0 89 122" draw:points="0,0 13,55 28,93 58,122 89,115">
          <text:p/>
        </draw:polyline>
        <draw:line draw:style-name="gr6" draw:text-style-name="P1" draw:layer="layout" svg:x1="25.025cm" svg:y1="34.994cm" svg:x2="25.055cm" svg:y2="35.012cm">
          <text:p/>
        </draw:line>
        <draw:line draw:style-name="gr6" draw:text-style-name="P1" draw:layer="layout" svg:x1="24.955cm" svg:y1="35.26cm" svg:x2="24.979cm" svg:y2="35.242cm">
          <text:p/>
        </draw:line>
        <draw:polyline draw:style-name="gr6" draw:text-style-name="P1" draw:layer="layout" svg:width="0.082cm" svg:height="0.034cm" svg:x="25.239cm" svg:y="34.886cm" svg:viewBox="0 0 83 35" draw:points="83,0 62,11 0,35">
          <text:p/>
        </draw:polyline>
        <draw:line draw:style-name="gr6" draw:text-style-name="P1" draw:layer="layout" svg:x1="25.177cm" svg:y1="34.853cm" svg:x2="25.207cm" svg:y2="34.9cm">
          <text:p/>
        </draw:line>
        <draw:line draw:style-name="gr6" draw:text-style-name="P1" draw:layer="layout" svg:x1="24.972cm" svg:y1="34.98cm" svg:x2="25.026cm" svg:y2="34.995cm">
          <text:p/>
        </draw:line>
        <draw:path draw:style-name="gr6" draw:text-style-name="P1" draw:layer="layout" svg:width="0.23cm" svg:height="0.298cm" svg:x="25.059cm" svg:y="35.024cm" svg:viewBox="0 0 231 299" svg:d="M103 0c84 15 139 91 126 174-12 80-91 136-172 123-21-2-40-11-57-22">
          <text:p/>
        </draw:path>
        <draw:polygon draw:style-name="gr3" draw:text-style-name="P3" draw:layer="layout" svg:width="0.413cm" svg:height="0.542cm" svg:x="72.758cm" svg:y="38.459cm" svg:viewBox="0 0 414 543" draw:points="2,543 0,2 411,0 414,541">
          <text:p/>
        </draw:polygon>
        <draw:polygon draw:style-name="gr6" draw:text-style-name="P1" draw:layer="layout" svg:width="0.413cm" svg:height="0.542cm" svg:x="72.758cm" svg:y="38.459cm" svg:viewBox="0 0 414 543" draw:points="2,543 0,2 411,0 414,541">
          <text:p/>
        </draw:polygon>
        <draw:polygon draw:style-name="gr3" draw:text-style-name="P3" draw:layer="layout" svg:width="0.076cm" svg:height="0.39cm" svg:x="73.243cm" svg:y="38.533cm" svg:viewBox="0 0 77 391" draw:points="77,391 2,391 0,0 77,0">
          <text:p/>
        </draw:polygon>
        <draw:polygon draw:style-name="gr6" draw:text-style-name="P1" draw:layer="layout" svg:width="0.076cm" svg:height="0.39cm" svg:x="73.243cm" svg:y="38.533cm" svg:viewBox="0 0 77 391" draw:points="77,391 2,391 0,0 77,0">
          <text:p/>
        </draw:polygon>
        <draw:polygon draw:style-name="gr3" draw:text-style-name="P3" draw:layer="layout" svg:width="0.077cm" svg:height="0.074cm" svg:x="73.168cm" svg:y="38.692cm" svg:viewBox="0 0 78 75" draw:points="0,0 76,0 78,75 0,75">
          <text:p/>
        </draw:polygon>
        <draw:polygon draw:style-name="gr6" draw:text-style-name="P1" draw:layer="layout" svg:width="0.077cm" svg:height="0.074cm" svg:x="73.168cm" svg:y="38.692cm" svg:viewBox="0 0 78 75" draw:points="0,0 76,0 78,75 0,75">
          <text:p/>
        </draw:polygon>
        <draw:polygon draw:style-name="gr3" draw:text-style-name="P3" draw:layer="layout" svg:width="0.798cm" svg:height="1.198cm" svg:x="71.96cm" svg:y="38.131cm" svg:viewBox="0 0 799 1199" draw:points="0,0 0,1199 799,1199 799,0">
          <text:p/>
        </draw:polygon>
        <draw:polygon draw:style-name="gr6" draw:text-style-name="P1" draw:layer="layout" svg:width="0.798cm" svg:height="1.198cm" svg:x="71.96cm" svg:y="38.131cm" svg:viewBox="0 0 799 1199" draw:points="799,0 799,1199 0,1199 0,0">
          <text:p/>
        </draw:polygon>
        <draw:polygon draw:style-name="gr3" draw:text-style-name="P3" draw:layer="layout" svg:width="0.413cm" svg:height="0.542cm" svg:x="72.758cm" svg:y="36.787cm" svg:viewBox="0 0 414 543" draw:points="2,543 0,2 411,0 414,543">
          <text:p/>
        </draw:polygon>
        <draw:polygon draw:style-name="gr6" draw:text-style-name="P1" draw:layer="layout" svg:width="0.413cm" svg:height="0.542cm" svg:x="72.758cm" svg:y="36.787cm" svg:viewBox="0 0 414 543" draw:points="2,543 0,2 411,0 414,543">
          <text:p/>
        </draw:polygon>
        <draw:polygon draw:style-name="gr3" draw:text-style-name="P3" draw:layer="layout" svg:width="0.076cm" svg:height="0.39cm" svg:x="73.243cm" svg:y="36.863cm" svg:viewBox="0 0 77 391" draw:points="77,391 2,391 0,0 77,0">
          <text:p/>
        </draw:polygon>
        <draw:polygon draw:style-name="gr6" draw:text-style-name="P1" draw:layer="layout" svg:width="0.076cm" svg:height="0.39cm" svg:x="73.243cm" svg:y="36.863cm" svg:viewBox="0 0 77 391" draw:points="77,391 2,391 0,0 77,0">
          <text:p/>
        </draw:polygon>
        <draw:polygon draw:style-name="gr3" draw:text-style-name="P3" draw:layer="layout" svg:width="0.077cm" svg:height="0.076cm" svg:x="73.168cm" svg:y="37.02cm" svg:viewBox="0 0 78 77" draw:points="0,0 76,0 78,77 0,77">
          <text:p/>
        </draw:polygon>
        <draw:polygon draw:style-name="gr6" draw:text-style-name="P1" draw:layer="layout" svg:width="0.077cm" svg:height="0.076cm" svg:x="73.168cm" svg:y="37.02cm" svg:viewBox="0 0 78 77" draw:points="0,0 76,0 78,77 0,77">
          <text:p/>
        </draw:polygon>
        <draw:polygon draw:style-name="gr3" draw:text-style-name="P3" draw:layer="layout" svg:width="0.8cm" svg:height="1.201cm" svg:x="11.912cm" svg:y="21.388cm" svg:viewBox="0 0 801 1202" draw:points="0,0 0,1202 801,1202 801,0">
          <text:p/>
        </draw:polygon>
        <draw:line draw:style-name="gr6" draw:text-style-name="P1" draw:layer="layout" svg:x1="11.912cm" svg:y1="21.388cm" svg:x2="11.912cm" svg:y2="22.589cm">
          <text:p/>
        </draw:line>
        <draw:line draw:style-name="gr6" draw:text-style-name="P1" draw:layer="layout" svg:x1="12.712cm" svg:y1="21.388cm" svg:x2="11.912cm" svg:y2="21.388cm">
          <text:p/>
        </draw:line>
        <draw:line draw:style-name="gr6" draw:text-style-name="P1" draw:layer="layout" svg:x1="12.712cm" svg:y1="22.589cm" svg:x2="12.712cm" svg:y2="21.388cm">
          <text:p/>
        </draw:line>
        <draw:line draw:style-name="gr6" draw:text-style-name="P1" draw:layer="layout" svg:x1="11.912cm" svg:y1="22.589cm" svg:x2="12.712cm" svg:y2="22.589cm">
          <text:p/>
        </draw:line>
        <draw:polygon draw:style-name="gr3" draw:text-style-name="P3" draw:layer="layout" svg:width="0.599cm" svg:height="1.001cm" svg:x="31.663cm" svg:y="32.541cm" svg:viewBox="0 0 600 1002" draw:points="0,0 0,1002 600,1002 600,0">
          <text:p/>
        </draw:polygon>
        <draw:line draw:style-name="gr6" draw:text-style-name="P1" draw:layer="layout" svg:x1="32.262cm" svg:y1="32.541cm" svg:x2="31.663cm" svg:y2="32.541cm">
          <text:p/>
        </draw:line>
        <draw:line draw:style-name="gr6" draw:text-style-name="P1" draw:layer="layout" svg:x1="32.262cm" svg:y1="33.542cm" svg:x2="32.262cm" svg:y2="32.541cm">
          <text:p/>
        </draw:line>
        <draw:line draw:style-name="gr6" draw:text-style-name="P1" draw:layer="layout" svg:x1="31.663cm" svg:y1="33.542cm" svg:x2="32.262cm" svg:y2="33.542cm">
          <text:p/>
        </draw:line>
        <draw:line draw:style-name="gr6" draw:text-style-name="P1" draw:layer="layout" svg:x1="31.663cm" svg:y1="32.541cm" svg:x2="31.663cm" svg:y2="33.542cm">
          <text:p/>
        </draw:line>
        <draw:polygon draw:style-name="gr3" draw:text-style-name="P3" draw:layer="layout" svg:width="0.8cm" svg:height="1.2cm" svg:x="34.948cm" svg:y="31.735cm" svg:viewBox="0 0 801 1201" draw:points="0,0 0,1201 801,1201 801,0">
          <text:p/>
        </draw:polygon>
        <draw:line draw:style-name="gr6" draw:text-style-name="P1" draw:layer="layout" svg:x1="35.748cm" svg:y1="31.735cm" svg:x2="34.948cm" svg:y2="31.735cm">
          <text:p/>
        </draw:line>
        <draw:line draw:style-name="gr6" draw:text-style-name="P1" draw:layer="layout" svg:x1="35.748cm" svg:y1="32.935cm" svg:x2="35.748cm" svg:y2="31.735cm">
          <text:p/>
        </draw:line>
        <draw:line draw:style-name="gr6" draw:text-style-name="P1" draw:layer="layout" svg:x1="34.948cm" svg:y1="32.935cm" svg:x2="35.748cm" svg:y2="32.935cm">
          <text:p/>
        </draw:line>
        <draw:line draw:style-name="gr6" draw:text-style-name="P1" draw:layer="layout" svg:x1="34.948cm" svg:y1="31.735cm" svg:x2="34.948cm" svg:y2="32.935cm">
          <text:p/>
        </draw:line>
        <draw:line draw:style-name="gr6" draw:text-style-name="P1" draw:layer="layout" svg:x1="73.168cm" svg:y1="28.833cm" svg:x2="73.168cm" svg:y2="29.006cm">
          <text:p/>
        </draw:line>
        <draw:line draw:style-name="gr6" draw:text-style-name="P1" draw:layer="layout" svg:x1="73.168cm" svg:y1="29.068cm" svg:x2="73.171cm" svg:y2="29.068cm">
          <text:p/>
        </draw:line>
        <draw:line draw:style-name="gr6" draw:text-style-name="P1" draw:layer="layout" svg:x1="73.168cm" svg:y1="29.131cm" svg:x2="73.168cm" svg:y2="29.305cm">
          <text:p/>
        </draw:line>
        <draw:line draw:style-name="gr6" draw:text-style-name="P1" draw:layer="layout" svg:x1="73.168cm" svg:y1="29.368cm" svg:x2="73.168cm" svg:y2="29.37cm">
          <text:p/>
        </draw:line>
        <draw:line draw:style-name="gr6" draw:text-style-name="P1" draw:layer="layout" svg:x1="73.168cm" svg:y1="29.406cm" svg:x2="73.168cm" svg:y2="29.582cm">
          <text:p/>
        </draw:line>
        <draw:line draw:style-name="gr6" draw:text-style-name="P1" draw:layer="layout" svg:x1="73.018cm" svg:y1="28.833cm" svg:x2="73.018cm" svg:y2="29.582cm">
          <text:p/>
        </draw:line>
        <draw:polyline draw:style-name="gr6" draw:text-style-name="P1" draw:layer="layout" svg:width="0.068cm" svg:height="0.749cm" svg:x="72.984cm" svg:y="28.833cm" svg:viewBox="0 0 69 750" draw:points="35,0 52,16 61,30 67,47 69,62 67,77 61,94 52,109 35,126 18,140 9,155 2,172 0,187 2,202 9,219 18,234 35,251 52,265 61,280 67,297 69,312 67,329 61,344 52,358 35,375 18,390 9,405 2,422 0,437 2,454 9,469 18,483 35,500 52,515 61,530 67,547 69,562 67,579 61,593 52,608 35,625 18,640 9,655 2,672 0,687 2,703 9,718 18,733 35,750">
          <text:p/>
        </draw:polyline>
        <draw:path draw:style-name="gr3" draw:text-style-name="P3" draw:layer="layout" svg:width="0.449cm" svg:height="0.451cm" svg:x="46.797cm" svg:y="36.851cm" svg:viewBox="0 0 450 452" svg:d="M223 0l-40 4-40 13c-210 86-182 388 42 430l40 5 43-5c222-46 249-345 38-433l-41-10z">
          <text:p/>
        </draw:path>
        <draw:path draw:style-name="gr6" draw:text-style-name="P1" draw:layer="layout" svg:width="0.449cm" svg:height="0.451cm" svg:x="46.797cm" svg:y="36.851cm" svg:viewBox="0 0 450 452" svg:d="M223 0c125 0 227 101 227 224 0 126-100 228-225 228-123 0-225-100-225-226-2-125 100-224 223-226z">
          <text:p/>
        </draw:path>
        <draw:path draw:style-name="gr3" draw:text-style-name="P3" draw:layer="layout" svg:width="0.45cm" svg:height="0.451cm" svg:x="46.797cm" svg:y="36.18cm" svg:viewBox="0 0 451 452" svg:d="M223 0l-40 4-40 11c-210 91-183 386 42 432l40 5 43-5c223-50 249-343 38-432l-41-11z">
          <text:p/>
        </draw:path>
        <draw:path draw:style-name="gr6" draw:text-style-name="P1" draw:layer="layout" svg:width="0.449cm" svg:height="0.451cm" svg:x="46.797cm" svg:y="36.18cm" svg:viewBox="0 0 450 452" svg:d="M223 0c125 0 227 100 227 225s-100 224-225 227c-123 0-225-102-225-225-2-125 100-227 223-227z">
          <text:p/>
        </draw:path>
        <draw:path draw:style-name="gr3" draw:text-style-name="P3" draw:layer="layout" svg:width="0.44cm" svg:height="0.439cm" svg:x="52.495cm" svg:y="13.697cm" svg:viewBox="0 0 441 440" svg:d="M0 221l4 40 11 40c86 202 378 179 422-40l4-40-4-43c-48-217-339-244-422-36l-11 38z">
          <text:p/>
        </draw:path>
        <draw:path draw:style-name="gr6" draw:text-style-name="P1" draw:layer="layout" svg:width="0.44cm" svg:height="0.441cm" svg:x="52.495cm" svg:y="13.696cm" svg:viewBox="0 0 441 442" svg:d="M0 222c0-122 98-222 221-222 121 0 220 98 220 222 0 120-97 220-220 220-121 0-221-98-221-220z">
          <text:p/>
        </draw:path>
        <draw:path draw:style-name="gr3" draw:text-style-name="P3" draw:layer="layout" svg:width="0.44cm" svg:height="0.439cm" svg:x="51.617cm" svg:y="13.697cm" svg:viewBox="0 0 441 440" svg:d="M0 221l4 40 10 40c86 202 377 180 423-40l4-40-4-43c-52-220-340-241-423-36l-12 38z">
          <text:p/>
        </draw:path>
        <draw:path draw:style-name="gr6" draw:text-style-name="P1" draw:layer="layout" svg:width="0.44cm" svg:height="0.441cm" svg:x="51.617cm" svg:y="13.696cm" svg:viewBox="0 0 441 442" svg:d="M0 222c0-122 98-222 219-222 122 0 220 98 222 222 0 120-98 220-220 220-121 0-221-98-221-220z">
          <text:p/>
        </draw:path>
        <draw:path draw:style-name="gr3" draw:text-style-name="P3" draw:layer="layout" svg:width="0.438cm" svg:height="0.439cm" svg:x="50.668cm" svg:y="13.697cm" svg:viewBox="0 0 439 440" svg:d="M0 221l2 40 13 40c83 204 378 177 422-40l2-40-2-43c-51-218-338-242-424-36l-11 38z">
          <text:p/>
        </draw:path>
        <draw:path draw:style-name="gr6" draw:text-style-name="P1" draw:layer="layout" svg:width="0.438cm" svg:height="0.441cm" svg:x="50.668cm" svg:y="13.696cm" svg:viewBox="0 0 439 442" svg:d="M0 222c-2-122 98-222 218-222 121 0 221 98 221 222 3 120-98 220-219 220-120 0-220-98-220-220z">
          <text:p/>
        </draw:path>
        <draw:path draw:style-name="gr3" draw:text-style-name="P3" draw:layer="layout" svg:width="0.44cm" svg:height="0.439cm" svg:x="47.881cm" svg:y="11.685cm" svg:viewBox="0 0 441 440" svg:d="M0 220l4 42 10 38c91 207 379 178 423-40l4-40-4-41c-42-216-343-245-423-38l-10 38z">
          <text:p/>
        </draw:path>
        <draw:path draw:style-name="gr6" draw:text-style-name="P1" draw:layer="layout" svg:width="0.44cm" svg:height="0.44cm" svg:x="47.881cm" svg:y="11.684cm" svg:viewBox="0 0 441 441" svg:d="M0 220c0-121 97-220 220-220 121 0 221 97 221 220 0 120-97 221-221 221-121 0-220-99-220-221z">
          <text:p/>
        </draw:path>
        <draw:line draw:style-name="gr6" draw:text-style-name="P1" draw:layer="layout" svg:x1="74.119cm" svg:y1="15.045cm" svg:x2="74.119cm" svg:y2="14.869cm">
          <text:p/>
        </draw:line>
        <draw:line draw:style-name="gr6" draw:text-style-name="P1" draw:layer="layout" svg:x1="74.119cm" svg:y1="14.808cm" svg:x2="74.119cm" svg:y2="14.81cm">
          <text:p/>
        </draw:line>
        <draw:line draw:style-name="gr6" draw:text-style-name="P1" draw:layer="layout" svg:x1="74.119cm" svg:y1="14.744cm" svg:x2="74.119cm" svg:y2="14.571cm">
          <text:p/>
        </draw:line>
        <draw:line draw:style-name="gr6" draw:text-style-name="P1" draw:layer="layout" svg:x1="74.119cm" svg:y1="14.507cm" svg:x2="74.119cm" svg:y2="14.509cm">
          <text:p/>
        </draw:line>
        <draw:line draw:style-name="gr6" draw:text-style-name="P1" draw:layer="layout" svg:x1="74.119cm" svg:y1="14.469cm" svg:x2="74.119cm" svg:y2="14.293cm">
          <text:p/>
        </draw:line>
        <draw:line draw:style-name="gr6" draw:text-style-name="P1" draw:layer="layout" svg:x1="74.269cm" svg:y1="15.045cm" svg:x2="74.269cm" svg:y2="14.293cm">
          <text:p/>
        </draw:line>
        <draw:polyline draw:style-name="gr6" draw:text-style-name="P1" draw:layer="layout" svg:width="0.068cm" svg:height="0.752cm" svg:x="74.235cm" svg:y="14.293cm" svg:viewBox="0 0 69 753" draw:points="34,753 17,736 9,721 2,704 0,689 2,674 9,658 17,643 34,628 52,611 61,596 67,579 69,564 67,550 61,533 52,518 34,503 17,486 9,471 2,454 0,440 2,425 9,408 17,393 34,376 52,361 61,345 67,328 69,314 67,299 61,282 52,267 34,250 17,235 9,220 2,204 0,189 2,174 9,157 17,142 34,125 52,110 61,96 67,79 69,64 67,47 61,32 52,17 34,0">
          <text:p/>
        </draw:polyline>
        <draw:polygon draw:style-name="gr3" draw:text-style-name="P3" draw:layer="layout" svg:width="1.02cm" svg:height="2.299cm" svg:x="77.855cm" svg:y="21.86cm" svg:viewBox="0 0 1021 2300" draw:points="0,0 0,2300 1021,2300 1021,0">
          <text:p/>
        </draw:polygon>
        <draw:polygon draw:style-name="gr6" draw:text-style-name="P1" draw:layer="layout" svg:width="1.02cm" svg:height="2.299cm" svg:x="77.855cm" svg:y="21.86cm" svg:viewBox="0 0 1021 2300" draw:points="0,0 0,2300 1021,2300 1021,0">
          <text:p/>
        </draw:polygon>
        <draw:line draw:style-name="gr6" draw:text-style-name="P1" draw:layer="layout" svg:x1="78.585cm" svg:y1="21.86cm" svg:x2="78.585cm" svg:y2="24.159cm">
          <text:p/>
        </draw:line>
        <draw:polygon draw:style-name="gr3" draw:text-style-name="P3" draw:layer="layout" svg:width="0.499cm" svg:height="0.4cm" svg:x="66.078cm" svg:y="36.626cm" svg:viewBox="0 0 500 401" draw:points="0,0 0,401 500,401 500,0">
          <text:p/>
        </draw:polygon>
        <draw:polygon draw:style-name="gr6" draw:text-style-name="P1" draw:layer="layout" svg:width="0.48cm" svg:height="0.4cm" svg:x="66.097cm" svg:y="36.626cm" svg:viewBox="0 0 481 401" draw:points="481,401 481,0 0,0 0,401">
          <text:p/>
        </draw:polygon>
        <draw:polygon draw:style-name="gr6" draw:text-style-name="P1" draw:layer="layout" svg:width="0.019cm" svg:height="0.389cm" svg:x="66.078cm" svg:y="36.631cm" svg:viewBox="0 0 20 390" draw:points="20,390 20,0 0,0 0,390">
          <text:p/>
        </draw:polygon>
        <draw:polygon draw:style-name="gr3" draw:text-style-name="P3" draw:layer="layout" svg:width="0.499cm" svg:height="0.4cm" svg:x="66.078cm" svg:y="37.426cm" svg:viewBox="0 0 500 401" draw:points="0,0 0,401 500,401 500,0">
          <text:p/>
        </draw:polygon>
        <draw:polygon draw:style-name="gr6" draw:text-style-name="P1" draw:layer="layout" svg:width="0.48cm" svg:height="0.4cm" svg:x="66.097cm" svg:y="37.426cm" svg:viewBox="0 0 481 401" draw:points="481,401 481,0 0,0 0,401">
          <text:p/>
        </draw:polygon>
        <draw:polygon draw:style-name="gr6" draw:text-style-name="P1" draw:layer="layout" svg:width="0.019cm" svg:height="0.389cm" svg:x="66.078cm" svg:y="37.431cm" svg:viewBox="0 0 20 390" draw:points="20,390 20,0 0,0 0,390">
          <text:p/>
        </draw:polygon>
        <draw:polygon draw:style-name="gr3" draw:text-style-name="P3" draw:layer="layout" svg:width="0.499cm" svg:height="0.4cm" svg:x="66.078cm" svg:y="37.026cm" svg:viewBox="0 0 500 401" draw:points="0,0 0,401 500,401 500,0">
          <text:p/>
        </draw:polygon>
        <draw:polygon draw:style-name="gr6" draw:text-style-name="P1" draw:layer="layout" svg:width="0.48cm" svg:height="0.4cm" svg:x="66.097cm" svg:y="37.026cm" svg:viewBox="0 0 481 401" draw:points="481,401 481,0 0,0 0,401">
          <text:p/>
        </draw:polygon>
        <draw:polygon draw:style-name="gr6" draw:text-style-name="P1" draw:layer="layout" svg:width="0.019cm" svg:height="0.389cm" svg:x="66.078cm" svg:y="37.031cm" svg:viewBox="0 0 20 390" draw:points="20,390 20,0 0,0 0,390">
          <text:p/>
        </draw:polygon>
        <draw:polygon draw:style-name="gr3" draw:text-style-name="P3" draw:layer="layout" svg:width="0.499cm" svg:height="0.397cm" svg:x="66.078cm" svg:y="38.227cm" svg:viewBox="0 0 500 398" draw:points="0,0 0,398 500,398 500,0">
          <text:p/>
        </draw:polygon>
        <draw:polygon draw:style-name="gr6" draw:text-style-name="P1" draw:layer="layout" svg:width="0.48cm" svg:height="0.397cm" svg:x="66.097cm" svg:y="38.227cm" svg:viewBox="0 0 481 398" draw:points="481,398 481,0 0,0 0,398">
          <text:p/>
        </draw:polygon>
        <draw:polygon draw:style-name="gr6" draw:text-style-name="P1" draw:layer="layout" svg:width="0.019cm" svg:height="0.389cm" svg:x="66.078cm" svg:y="38.231cm" svg:viewBox="0 0 20 390" draw:points="20,390 20,0 0,0 0,390">
          <text:p/>
        </draw:polygon>
        <draw:polygon draw:style-name="gr3" draw:text-style-name="P3" draw:layer="layout" svg:width="0.499cm" svg:height="0.401cm" svg:x="66.078cm" svg:y="37.826cm" svg:viewBox="0 0 500 402" draw:points="0,0 0,402 500,402 500,0">
          <text:p/>
        </draw:polygon>
        <draw:polygon draw:style-name="gr6" draw:text-style-name="P1" draw:layer="layout" svg:width="0.48cm" svg:height="0.401cm" svg:x="66.097cm" svg:y="37.826cm" svg:viewBox="0 0 481 402" draw:points="481,402 481,0 0,0 0,402">
          <text:p/>
        </draw:polygon>
        <draw:polygon draw:style-name="gr6" draw:text-style-name="P1" draw:layer="layout" svg:width="0.019cm" svg:height="0.389cm" svg:x="66.078cm" svg:y="37.831cm" svg:viewBox="0 0 20 390" draw:points="20,390 20,0 0,0 0,390">
          <text:p/>
        </draw:polygon>
        <draw:polygon draw:style-name="gr3" draw:text-style-name="P3" draw:layer="layout" svg:width="0.499cm" svg:height="0.4cm" svg:x="66.078cm" svg:y="36.226cm" svg:viewBox="0 0 500 401" draw:points="0,0 0,401 500,401 500,0">
          <text:p/>
        </draw:polygon>
        <draw:polygon draw:style-name="gr6" draw:text-style-name="P1" draw:layer="layout" svg:width="0.48cm" svg:height="0.4cm" svg:x="66.097cm" svg:y="36.226cm" svg:viewBox="0 0 481 401" draw:points="481,401 481,0 0,0 0,401">
          <text:p/>
        </draw:polygon>
        <draw:polygon draw:style-name="gr6" draw:text-style-name="P1" draw:layer="layout" svg:width="0.019cm" svg:height="0.39cm" svg:x="66.078cm" svg:y="36.23cm" svg:viewBox="0 0 20 391" draw:points="20,391 20,0 0,0 0,391">
          <text:p/>
        </draw:polygon>
        <draw:polygon draw:style-name="gr3" draw:text-style-name="P3" draw:layer="layout" svg:width="0.499cm" svg:height="0.4cm" svg:x="66.078cm" svg:y="38.624cm" svg:viewBox="0 0 500 401" draw:points="0,0 0,401 500,401 500,0">
          <text:p/>
        </draw:polygon>
        <draw:polygon draw:style-name="gr6" draw:text-style-name="P1" draw:layer="layout" svg:width="0.48cm" svg:height="0.4cm" svg:x="66.097cm" svg:y="38.624cm" svg:viewBox="0 0 481 401" draw:points="481,401 481,0 0,0 0,401">
          <text:p/>
        </draw:polygon>
        <draw:polygon draw:style-name="gr6" draw:text-style-name="P1" draw:layer="layout" svg:width="0.019cm" svg:height="0.389cm" svg:x="66.078cm" svg:y="38.631cm" svg:viewBox="0 0 20 390" draw:points="20,390 20,0 0,0 0,390">
          <text:p/>
        </draw:polygon>
        <draw:polygon draw:style-name="gr3" draw:text-style-name="P3" draw:layer="layout" svg:width="0.499cm" svg:height="0.401cm" svg:x="66.078cm" svg:y="39.024cm" svg:viewBox="0 0 500 402" draw:points="0,0 0,402 500,402 500,0">
          <text:p/>
        </draw:polygon>
        <draw:polygon draw:style-name="gr6" draw:text-style-name="P1" draw:layer="layout" svg:width="0.48cm" svg:height="0.401cm" svg:x="66.097cm" svg:y="39.024cm" svg:viewBox="0 0 481 402" draw:points="481,402 481,0 0,0 0,402">
          <text:p/>
        </draw:polygon>
        <draw:polygon draw:style-name="gr6" draw:text-style-name="P1" draw:layer="layout" svg:width="0.019cm" svg:height="0.389cm" svg:x="66.078cm" svg:y="39.031cm" svg:viewBox="0 0 20 390" draw:points="20,390 20,0 0,0 0,390">
          <text:p/>
        </draw:polygon>
        <draw:path draw:style-name="gr3" draw:text-style-name="P3" draw:layer="layout" svg:width="0.621cm" svg:height="0.62cm" svg:x="76.923cm" svg:y="21.872cm" svg:viewBox="0 0 622 621" svg:d="M0 311l5-49 10-46c104-312 542-277 602 44l5 49-5 49c-58 324-491 357-602 48l-10-46z">
          <text:p/>
        </draw:path>
        <draw:path draw:style-name="gr6" draw:text-style-name="P1" draw:layer="layout" svg:width="0.621cm" svg:height="0.311cm" svg:x="76.923cm" svg:y="21.871cm" svg:viewBox="0 0 622 312" svg:d="M0 312c-2-171 138-312 310-312 170 0 309 139 312 310">
          <text:p/>
        </draw:path>
        <draw:path draw:style-name="gr6" draw:text-style-name="P1" draw:layer="layout" svg:width="0.621cm" svg:height="0.311cm" svg:x="76.923cm" svg:y="22.18cm" svg:viewBox="0 0 622 312" svg:d="M622 0c0 173-138 312-309 312-173 0-313-137-313-310">
          <text:p/>
        </draw:path>
        <draw:path draw:style-name="gr3" draw:text-style-name="P3" draw:layer="layout" svg:width="0.62cm" svg:height="0.62cm" svg:x="76.153cm" svg:y="21.873cm" svg:viewBox="0 0 621 621" svg:d="M0 311l4-49 11-46c104-312 544-277 602 44l4 49-4 49c-59 324-492 357-602 48l-11-46z">
          <text:p/>
        </draw:path>
        <draw:path draw:style-name="gr6" draw:text-style-name="P1" draw:layer="layout" svg:width="0.62cm" svg:height="0.311cm" svg:x="76.153cm" svg:y="21.871cm" svg:viewBox="0 0 621 312" svg:d="M0 312c0-171 138-312 309-312 172 0 312 139 312 310">
          <text:p/>
        </draw:path>
        <draw:path draw:style-name="gr6" draw:text-style-name="P1" draw:layer="layout" svg:width="0.62cm" svg:height="0.311cm" svg:x="76.153cm" svg:y="22.18cm" svg:viewBox="0 0 621 312" svg:d="M621 0c0 173-137 312-310 312-171 0-311-137-311-310">
          <text:p/>
        </draw:path>
        <draw:polygon draw:style-name="gr3" draw:text-style-name="P3" draw:layer="layout" svg:width="2.301cm" svg:height="1.021cm" svg:x="75.478cm" svg:y="20.679cm" svg:viewBox="0 0 2302 1022" draw:points="0,0 0,1022 2302,1022 2302,0">
          <text:p/>
        </draw:polygon>
        <draw:polygon draw:style-name="gr6" draw:text-style-name="P1" draw:layer="layout" svg:width="2.301cm" svg:height="1.021cm" svg:x="75.478cm" svg:y="20.679cm" svg:viewBox="0 0 2302 1022" draw:points="0,1022 2302,1022 2302,0 0,0">
          <text:p/>
        </draw:polygon>
        <draw:line draw:style-name="gr6" draw:text-style-name="P1" draw:layer="layout" svg:x1="75.478cm" svg:y1="20.969cm" svg:x2="77.779cm" svg:y2="20.969cm">
          <text:p/>
        </draw:line>
        <draw:path draw:style-name="gr3" draw:text-style-name="P3" draw:layer="layout" svg:width="0.621cm" svg:height="0.618cm" svg:x="76.923cm" svg:y="22.643cm" svg:viewBox="0 0 622 619" svg:d="M0 311l5-49 10-47c106-308 540-277 602 45l5 49-5 48c-57 323-491 358-602 51l-10-49z">
          <text:p/>
        </draw:path>
        <draw:path draw:style-name="gr6" draw:text-style-name="P1" draw:layer="layout" svg:width="0.621cm" svg:height="0.312cm" svg:x="76.923cm" svg:y="22.641cm" svg:viewBox="0 0 622 313" svg:d="M0 313c-2-173 138-310 310-313 170 0 309 138 312 311">
          <text:p/>
        </draw:path>
        <draw:path draw:style-name="gr6" draw:text-style-name="P1" draw:layer="layout" svg:width="0.621cm" svg:height="0.311cm" svg:x="76.923cm" svg:y="22.951cm" svg:viewBox="0 0 622 312" svg:d="M622 0c0 171-138 312-309 312-173 0-313-139-313-310">
          <text:p/>
        </draw:path>
        <draw:path draw:style-name="gr6" draw:text-style-name="P1" draw:layer="layout" svg:width="0.476cm" svg:height="0.474cm" svg:x="45.364cm" svg:y="42.799cm" svg:viewBox="0 0 477 475" svg:d="M477 238c0 131-108 237-239 237s-238-106-238-237c0-132 107-238 238-238s239 106 239 238z">
          <text:p/>
        </draw:path>
        <draw:path draw:style-name="gr6" draw:text-style-name="P1" draw:layer="layout" svg:width="0.476cm" svg:height="0.476cm" svg:x="44.001cm" svg:y="42.604cm" svg:viewBox="0 0 477 477" svg:d="M477 237c0 131-108 240-239 240s-238-109-238-240 107-237 238-237 239 106 239 237z">
          <text:p/>
        </draw:path>
        <draw:path draw:style-name="gr6" draw:text-style-name="P1" draw:layer="layout" svg:width="0.476cm" svg:height="0.474cm" svg:x="40.25cm" svg:y="42.335cm" svg:viewBox="0 0 477 475" svg:d="M477 238c0 131-107 237-238 237s-239-106-239-237 108-238 239-238 238 107 238 238z">
          <text:p/>
        </draw:path>
        <draw:polygon draw:style-name="gr3" draw:text-style-name="P3" draw:layer="layout" svg:width="1.02cm" svg:height="2.299cm" svg:x="52.47cm" svg:y="17.688cm" svg:viewBox="0 0 1021 2300" draw:points="0,0 0,2300 1021,2300 1021,0">
          <text:p/>
        </draw:polygon>
        <draw:line draw:style-name="gr6" draw:text-style-name="P1" draw:layer="layout" svg:x1="53.49cm" svg:y1="17.688cm" svg:x2="52.47cm" svg:y2="17.688cm">
          <text:p/>
        </draw:line>
        <draw:line draw:style-name="gr6" draw:text-style-name="P1" draw:layer="layout" svg:x1="53.49cm" svg:y1="19.987cm" svg:x2="53.49cm" svg:y2="17.688cm">
          <text:p/>
        </draw:line>
        <draw:line draw:style-name="gr6" draw:text-style-name="P1" draw:layer="layout" svg:x1="52.47cm" svg:y1="19.987cm" svg:x2="53.49cm" svg:y2="19.987cm">
          <text:p/>
        </draw:line>
        <draw:line draw:style-name="gr6" draw:text-style-name="P1" draw:layer="layout" svg:x1="52.47cm" svg:y1="17.688cm" svg:x2="52.47cm" svg:y2="19.987cm">
          <text:p/>
        </draw:line>
        <draw:line draw:style-name="gr6" draw:text-style-name="P1" draw:layer="layout" svg:x1="52.47cm" svg:y1="17.839cm" svg:x2="53.49cm" svg:y2="17.839cm">
          <text:p/>
        </draw:line>
        <draw:line draw:style-name="gr6" draw:text-style-name="P1" draw:layer="layout" svg:x1="52.47cm" svg:y1="19.837cm" svg:x2="53.49cm" svg:y2="19.837cm">
          <text:p/>
        </draw:line>
        <draw:line draw:style-name="gr6" draw:text-style-name="P1" draw:layer="layout" svg:x1="53.34cm" svg:y1="17.839cm" svg:x2="53.34cm" svg:y2="19.837cm">
          <text:p/>
        </draw:line>
        <draw:line draw:style-name="gr6" draw:text-style-name="P1" draw:layer="layout" svg:x1="52.47cm" svg:y1="18.838cm" svg:x2="53.34cm" svg:y2="18.838cm">
          <text:p/>
        </draw:line>
        <draw:path draw:style-name="gr3" draw:text-style-name="P3" draw:layer="layout" svg:width="0.62cm" svg:height="0.619cm" svg:x="51.75cm" svg:y="19.038cm" svg:viewBox="0 0 621 620" svg:d="M621 309l-4 46-11 50c-110 308-540 277-602-45l-4-49 4-49c57-321 492-358 602-51l11 49z">
          <text:p/>
        </draw:path>
        <draw:path draw:style-name="gr6" draw:text-style-name="P1" draw:layer="layout" svg:width="0.62cm" svg:height="0.62cm" svg:x="51.75cm" svg:y="19.037cm" svg:viewBox="0 0 621 621" svg:d="M621 309c0 169-138 310-309 312-171 0-312-139-312-310s138-311 310-311c171-2 311 137 311 309z">
          <text:p/>
        </draw:path>
        <draw:path draw:style-name="gr3" draw:text-style-name="P3" draw:layer="layout" svg:width="0.62cm" svg:height="0.619cm" svg:x="51.75cm" svg:y="18.251cm" svg:viewBox="0 0 621 620" svg:d="M621 308l-4 49-11 49c-108 308-544 276-602-47l-4-46 4-49c57-323 492-361 602-51l11 47z">
          <text:p/>
        </draw:path>
        <draw:path draw:style-name="gr6" draw:text-style-name="P1" draw:layer="layout" svg:width="0.62cm" svg:height="0.621cm" svg:x="51.75cm" svg:y="18.249cm" svg:viewBox="0 0 621 622" svg:d="M621 310c0 172-138 312-309 312-171 2-312-138-312-307 0-172 138-312 310-315 171 0 311 139 311 310z">
          <text:p/>
        </draw:path>
        <draw:polygon draw:style-name="gr3" draw:text-style-name="P3" draw:layer="layout" svg:width="0.622cm" svg:height="0.637cm" svg:x="26.471cm" svg:y="32.956cm" svg:viewBox="0 0 623 638" draw:points="616,193 514,176 531,127 516,129 522,61 474,74 461,28 429,28 423,8 383,36 372,11 340,44 309,76 294,89 279,66 207,13 199,6 192,0 188,25 173,87 131,70 135,104 82,97 88,138 95,155 101,167 86,169 72,171 31,193 59,239 0,284 67,339 12,411 48,423 38,438 133,451 182,425 179,453 148,472 141,581 220,553 245,507 237,483 287,459 283,490 258,511 251,553 298,638 340,585 347,594 364,570 381,528 425,560 474,583 476,496 467,461 453,445 444,411 450,396 478,406 480,445 531,464 614,453 593,413 616,406 589,370 558,345 600,320 569,301 554,290 623,222 610,210">
          <text:p/>
        </draw:polygon>
        <draw:polyline draw:style-name="gr6" draw:text-style-name="P1" draw:layer="layout" svg:width="0.074cm" svg:height="0.013cm" svg:x="26.53cm" svg:y="33.182cm" svg:viewBox="0 0 75 14" draw:points="0,14 34,14 75,0">
          <text:p/>
        </draw:polyline>
        <draw:line draw:style-name="gr6" draw:text-style-name="P1" draw:layer="layout" svg:x1="26.564cm" svg:y1="33.195cm" svg:x2="26.603cm" svg:y2="33.234cm">
          <text:p/>
        </draw:line>
        <draw:line draw:style-name="gr6" draw:text-style-name="P1" draw:layer="layout" svg:x1="26.502cm" svg:y1="33.151cm" svg:x2="26.544cm" svg:y2="33.127cm">
          <text:p/>
        </draw:line>
        <draw:polyline draw:style-name="gr6" draw:text-style-name="P1" draw:layer="layout" svg:width="0.03cm" svg:height="0.098cm" svg:x="26.553cm" svg:y="33.053cm" svg:viewBox="0 0 31 99" draw:points="0,0 6,41 31,99">
          <text:p/>
        </draw:polyline>
        <draw:line draw:style-name="gr6" draw:text-style-name="P1" draw:layer="layout" svg:x1="26.602cm" svg:y1="33.026cm" svg:x2="26.611cm" svg:y2="33.103cm">
          <text:p/>
        </draw:line>
        <draw:line draw:style-name="gr6" draw:text-style-name="P1" draw:layer="layout" svg:x1="26.602cm" svg:y1="33.026cm" svg:x2="26.685cm" svg:y2="33.059cm">
          <text:p/>
        </draw:line>
        <draw:polyline draw:style-name="gr6" draw:text-style-name="P1" draw:layer="layout" svg:width="0.121cm" svg:height="0.025cm" svg:x="26.572cm" svg:y="33.1cm" svg:viewBox="0 0 122 26" draw:points="0,0 71,8 122,26">
          <text:p/>
        </draw:polyline>
        <draw:line draw:style-name="gr6" draw:text-style-name="P1" draw:layer="layout" svg:x1="26.698cm" svg:y1="33.009cm" svg:x2="26.682cm" svg:y2="33.08cm">
          <text:p/>
        </draw:line>
        <draw:polyline draw:style-name="gr6" draw:text-style-name="P1" draw:layer="layout" svg:width="0.415cm" svg:height="0.214cm" svg:x="26.678cm" svg:y="32.964cm" svg:viewBox="0 0 416 215" draw:points="0,5 73,58 88,81 103,68 166,3 177,28 217,0 223,20 255,20 268,66 316,53 310,121 325,119 308,169 409,186 403,203 416,215">
          <text:p/>
        </draw:polyline>
        <draw:line draw:style-name="gr6" draw:text-style-name="P1" draw:layer="layout" svg:x1="26.679cm" svg:y1="32.97cm" svg:x2="26.663cm" svg:y2="32.956cm">
          <text:p/>
        </draw:line>
        <draw:line draw:style-name="gr6" draw:text-style-name="P1" draw:layer="layout" svg:x1="27.094cm" svg:y1="33.178cm" svg:x2="27.025cm" svg:y2="33.247cm">
          <text:p/>
        </draw:line>
        <draw:line draw:style-name="gr6" draw:text-style-name="P1" draw:layer="layout" svg:x1="26.543cm" svg:y1="33.128cm" svg:x2="26.573cm" svg:y2="33.123cm">
          <text:p/>
        </draw:line>
        <draw:line draw:style-name="gr6" draw:text-style-name="P1" draw:layer="layout" svg:x1="26.949cm" svg:y1="33.363cm" svg:x2="26.965cm" svg:y2="33.326cm">
          <text:p/>
        </draw:line>
        <draw:line draw:style-name="gr6" draw:text-style-name="P1" draw:layer="layout" svg:x1="27.064cm" svg:y1="33.37cm" svg:x2="27.038cm" svg:y2="33.345cm">
          <text:p/>
        </draw:line>
        <draw:line draw:style-name="gr6" draw:text-style-name="P1" draw:layer="layout" svg:x1="26.854cm" svg:y1="32.992cm" svg:x2="26.865cm" svg:y2="33.037cm">
          <text:p/>
        </draw:line>
        <draw:line draw:style-name="gr6" draw:text-style-name="P1" draw:layer="layout" svg:x1="26.946cm" svg:y1="33.03cm" svg:x2="26.904cm" svg:y2="33.05cm">
          <text:p/>
        </draw:line>
        <draw:line draw:style-name="gr6" draw:text-style-name="P1" draw:layer="layout" svg:x1="26.9cm" svg:y1="32.984cm" svg:x2="26.903cm" svg:y2="33.018cm">
          <text:p/>
        </draw:line>
        <draw:line draw:style-name="gr6" draw:text-style-name="P1" draw:layer="layout" svg:x1="26.765cm" svg:y1="33.045cm" svg:x2="26.77cm" svg:y2="33.1cm">
          <text:p/>
        </draw:line>
        <draw:line draw:style-name="gr6" draw:text-style-name="P1" draw:layer="layout" svg:x1="26.682cm" svg:y1="33.079cm" svg:x2="26.713cm" svg:y2="33.112cm">
          <text:p/>
        </draw:line>
        <draw:polyline draw:style-name="gr6" draw:text-style-name="P1" draw:layer="layout" svg:width="0.34cm" svg:height="0.444cm" svg:x="26.471cm" svg:y="33.149cm" svg:viewBox="0 0 341 445" draw:points="31,0 59,46 0,91 67,146 12,218 48,230 38,245 133,258 182,232 179,260 148,279 141,388 221,359 246,313 238,290 288,266 284,296 259,317 252,359 299,445 341,392 286,321">
          <text:p/>
        </draw:polyline>
        <draw:polyline draw:style-name="gr6" draw:text-style-name="P1" draw:layer="layout" svg:width="0.119cm" svg:height="0.235cm" svg:x="26.809cm" svg:y="33.314cm" svg:viewBox="0 0 120 236" draw:points="9,236 26,212 44,170 52,121 17,102 0,71 17,15 58,0 99,29 113,79 120,151 52,121">
          <text:p/>
        </draw:polyline>
        <draw:polyline draw:style-name="gr6" draw:text-style-name="P1" draw:layer="layout" svg:width="0.095cm" svg:height="0.137cm" svg:x="26.852cm" svg:y="33.401cm" svg:viewBox="0 0 96 138" draw:points="0,82 44,115 94,138 96,50 87,16 72,0">
          <text:p/>
        </draw:polyline>
        <draw:polyline draw:style-name="gr6" draw:text-style-name="P1" draw:layer="layout" svg:width="0.222cm" svg:height="0.218cm" svg:x="26.864cm" svg:y="33.202cm" svg:viewBox="0 0 223 219" draw:points="57,151 85,161 87,200 139,219 221,208 200,168 223,161 196,125 166,100 207,75 147,36 93,8 45,0 13,19 0,53">
          <text:p/>
        </draw:polyline>
        <draw:polyline draw:style-name="gr6" draw:text-style-name="P1" draw:layer="layout" svg:width="0.171cm" svg:height="0.059cm" svg:x="26.86cm" svg:y="33.267cm" svg:viewBox="0 0 172 60" draw:points="172,32 126,58 105,60 61,58 23,28 0,0">
          <text:p/>
        </draw:polyline>
        <draw:polyline draw:style-name="gr6" draw:text-style-name="P1" draw:layer="layout" svg:width="0.06cm" svg:height="0.054cm" svg:x="26.648cm" svg:y="33.409cm" svg:viewBox="0 0 61 55" draw:points="2,0 0,55 61,31">
          <text:p/>
        </draw:polyline>
        <draw:line draw:style-name="gr6" draw:text-style-name="P1" draw:layer="layout" svg:x1="26.758cm" svg:y1="33.416cm" svg:x2="26.77cm" svg:y2="33.375cm">
          <text:p/>
        </draw:line>
        <draw:line draw:style-name="gr6" draw:text-style-name="P1" draw:layer="layout" svg:x1="26.653cm" svg:y1="33.382cm" svg:x2="26.671cm" svg:y2="33.345cm">
          <text:p/>
        </draw:line>
        <draw:polyline draw:style-name="gr6" draw:text-style-name="P1" draw:layer="layout" svg:width="0.144cm" svg:height="0.038cm" svg:x="26.53cm" svg:y="33.314cm" svg:viewBox="0 0 145 39" draw:points="0,8 53,29 91,39 131,29 145,0">
          <text:p/>
        </draw:polyline>
        <draw:line draw:style-name="gr6" draw:text-style-name="P1" draw:layer="layout" svg:x1="26.581cm" svg:y1="33.262cm" svg:x2="26.613cm" svg:y2="33.246cm">
          <text:p/>
        </draw:line>
        <draw:line draw:style-name="gr6" draw:text-style-name="P1" draw:layer="layout" svg:x1="26.757cm" svg:y1="33.471cm" svg:x2="26.754cm" svg:y2="33.441cm">
          <text:p/>
        </draw:line>
        <draw:polyline draw:style-name="gr6" draw:text-style-name="P1" draw:layer="layout" svg:width="0.019cm" svg:height="0.087cm" svg:x="26.644cm" svg:y="32.956cm" svg:viewBox="0 0 20 88" draw:points="20,0 16,26 0,88">
          <text:p/>
        </draw:polyline>
        <draw:line draw:style-name="gr6" draw:text-style-name="P1" draw:layer="layout" svg:x1="26.553cm" svg:y1="33.053cm" svg:x2="26.607cm" svg:y2="33.061cm">
          <text:p/>
        </draw:line>
        <draw:line draw:style-name="gr6" draw:text-style-name="P1" draw:layer="layout" svg:x1="26.538cm" svg:y1="33.296cm" svg:x2="26.582cm" svg:y2="33.261cm">
          <text:p/>
        </draw:line>
        <draw:path draw:style-name="gr6" draw:text-style-name="P1" draw:layer="layout" svg:width="0.257cm" svg:height="0.288cm" svg:x="26.684cm" svg:y="33.121cm" svg:viewBox="0 0 258 289" svg:d="M0 45c60-60 155-60 213-3 59 60 61 154 2 213-15 15-32 28-52 34">
          <text:p/>
        </draw:path>
        <draw:polygon draw:style-name="gr3" draw:text-style-name="P3" draw:layer="layout" svg:width="0.639cm" svg:height="0.644cm" svg:x="36.995cm" svg:y="36.186cm" svg:viewBox="0 0 640 645" draw:points="640,283 542,244 570,200 557,200 576,133 528,136 528,87 496,78 494,59 449,78 443,49 405,74 364,100 349,108 340,83 281,13 275,6 268,0 260,21 230,78 194,53 190,85 139,68 137,108 141,127 141,140 129,138 114,138 69,149 84,202 17,232 72,302 0,357 33,378 19,391 108,424 163,412 152,437 118,450 86,551 169,543 207,503 203,479 256,469 245,496 216,511 201,549 226,645 279,602 283,611 304,594 313,583 332,556 370,598 411,632 435,547 432,511 422,492 422,458 430,443 456,460 449,498 494,530 576,537 566,494 589,492 570,452 549,418 593,403 568,378 557,365 640,314 629,299">
          <text:p/>
        </draw:polygon>
        <draw:polyline draw:style-name="gr6" draw:text-style-name="P1" draw:layer="layout" svg:width="0.076cm" svg:height="0.01cm" svg:x="37.079cm" svg:y="36.387cm" svg:viewBox="0 0 77 11" draw:points="0,0 34,11 77,5">
          <text:p/>
        </draw:polyline>
        <draw:line draw:style-name="gr6" draw:text-style-name="P1" draw:layer="layout" svg:x1="37.113cm" svg:y1="36.396cm" svg:x2="37.142cm" svg:y2="36.441cm">
          <text:p/>
        </draw:line>
        <draw:line draw:style-name="gr6" draw:text-style-name="P1" draw:layer="layout" svg:x1="37.064cm" svg:y1="36.335cm" svg:x2="37.11cm" svg:y2="36.324cm">
          <text:p/>
        </draw:line>
        <draw:polyline draw:style-name="gr6" draw:text-style-name="P1" draw:layer="layout" svg:width="0.009cm" svg:height="0.103cm" svg:x="37.132cm" svg:y="36.254cm" svg:viewBox="0 0 10 104" draw:points="2,0 0,40 10,104">
          <text:p/>
        </draw:polyline>
        <draw:line draw:style-name="gr6" draw:text-style-name="P1" draw:layer="layout" svg:x1="37.19cm" svg:y1="36.239cm" svg:x2="37.179cm" svg:y2="36.316cm">
          <text:p/>
        </draw:line>
        <draw:line draw:style-name="gr6" draw:text-style-name="P1" draw:layer="layout" svg:x1="37.189cm" svg:y1="36.239cm" svg:x2="37.264cm" svg:y2="36.291cm">
          <text:p/>
        </draw:line>
        <draw:polyline draw:style-name="gr6" draw:text-style-name="P1" draw:layer="layout" svg:width="0.112cm" svg:height="0.053cm" svg:x="37.143cm" svg:y="36.302cm" svg:viewBox="0 0 113 54" draw:points="0,0 68,27 113,54">
          <text:p/>
        </draw:polyline>
        <draw:line draw:style-name="gr6" draw:text-style-name="P1" draw:layer="layout" svg:x1="37.286cm" svg:y1="36.243cm" svg:x2="37.255cm" svg:y2="36.31cm">
          <text:p/>
        </draw:line>
        <draw:polyline draw:style-name="gr6" draw:text-style-name="P1" draw:layer="layout" svg:width="0.358cm" svg:height="0.3cm" svg:x="37.276cm" svg:y="36.199cm" svg:viewBox="0 0 359 301" draw:points="0,0 60,70 69,95 84,87 162,36 168,65 213,46 215,65 247,74 247,123 295,120 276,186 289,186 261,230 359,270 348,286 359,301">
          <text:p/>
        </draw:polyline>
        <draw:line draw:style-name="gr6" draw:text-style-name="P1" draw:layer="layout" svg:x1="37.277cm" svg:y1="36.2cm" svg:x2="37.263cm" svg:y2="36.186cm">
          <text:p/>
        </draw:line>
        <draw:line draw:style-name="gr6" draw:text-style-name="P1" draw:layer="layout" svg:x1="37.635cm" svg:y1="36.499cm" svg:x2="37.551cm" svg:y2="36.551cm">
          <text:p/>
        </draw:line>
        <draw:line draw:style-name="gr6" draw:text-style-name="P1" draw:layer="layout" svg:x1="37.109cm" svg:y1="36.324cm" svg:x2="37.137cm" svg:y2="36.327cm">
          <text:p/>
        </draw:line>
        <draw:line draw:style-name="gr6" draw:text-style-name="P1" draw:layer="layout" svg:x1="37.45cm" svg:y1="36.646cm" svg:x2="37.472cm" svg:y2="36.614cm">
          <text:p/>
        </draw:line>
        <draw:line draw:style-name="gr6" draw:text-style-name="P1" draw:layer="layout" svg:x1="37.561cm" svg:y1="36.68cm" svg:x2="37.541cm" svg:y2="36.65cm">
          <text:p/>
        </draw:line>
        <draw:line draw:style-name="gr6" draw:text-style-name="P1" draw:layer="layout" svg:x1="37.444cm" svg:y1="36.264cm" svg:x2="37.441cm" svg:y2="36.31cm">
          <text:p/>
        </draw:line>
        <draw:line draw:style-name="gr6" draw:text-style-name="P1" draw:layer="layout" svg:x1="37.523cm" svg:y1="36.322cm" svg:x2="37.477cm" svg:y2="36.331cm">
          <text:p/>
        </draw:line>
        <draw:line draw:style-name="gr6" draw:text-style-name="P1" draw:layer="layout" svg:x1="37.491cm" svg:y1="36.264cm" svg:x2="37.484cm" svg:y2="36.299cm">
          <text:p/>
        </draw:line>
        <draw:line draw:style-name="gr6" draw:text-style-name="P1" draw:layer="layout" svg:x1="37.345cm" svg:y1="36.294cm" svg:x2="37.335cm" svg:y2="36.348cm">
          <text:p/>
        </draw:line>
        <draw:line draw:style-name="gr6" draw:text-style-name="P1" draw:layer="layout" svg:x1="37.255cm" svg:y1="36.309cm" svg:x2="37.277cm" svg:y2="36.348cm">
          <text:p/>
        </draw:line>
        <draw:polyline draw:style-name="gr6" draw:text-style-name="P1" draw:layer="layout" svg:width="0.279cm" svg:height="0.496cm" svg:x="36.995cm" svg:y="36.334cm" svg:viewBox="0 0 280 497" draw:points="69,0 84,54 17,84 72,154 0,209 33,230 19,243 108,276 163,264 152,289 118,302 86,403 169,395 207,355 203,331 257,321 245,348 216,363 201,401 226,497 280,454 243,374">
          <text:p/>
        </draw:polyline>
        <draw:polyline draw:style-name="gr6" draw:text-style-name="P1" draw:layer="layout" svg:width="0.138cm" svg:height="0.216cm" svg:x="37.278cm" svg:y="36.58cm" svg:viewBox="0 0 139 217" draw:points="0,217 21,200 49,162 69,117 40,90 32,55 63,6 103,0 137,38 139,88 128,162 69,117">
          <text:p/>
        </draw:polyline>
        <draw:polyline draw:style-name="gr6" draw:text-style-name="P1" draw:layer="layout" svg:width="0.102cm" svg:height="0.14cm" svg:x="37.327cm" svg:y="36.677cm" svg:viewBox="0 0 103 141" draw:points="0,64 38,107 78,141 103,55 100,19 89,0">
          <text:p/>
        </draw:polyline>
        <draw:polyline draw:style-name="gr6" draw:text-style-name="P1" draw:layer="layout" svg:width="0.194cm" svg:height="0.242cm" svg:x="37.393cm" svg:y="36.48cm" svg:viewBox="0 0 195 243" draw:points="31,149 57,166 50,204 95,236 178,243 168,200 191,198 172,158 151,124 195,109 147,58 101,21 55,0 19,11 0,44">
          <text:p/>
        </draw:polyline>
        <draw:polyline draw:style-name="gr6" draw:text-style-name="P1" draw:layer="layout" svg:width="0.159cm" svg:height="0.085cm" svg:x="37.386cm" svg:y="36.531cm" svg:viewBox="0 0 160 86" draw:points="160,73 108,86 85,84 45,71 15,34 0,0">
          <text:p/>
        </draw:polyline>
        <draw:polyline draw:style-name="gr6" draw:text-style-name="P1" draw:layer="layout" svg:width="0.064cm" svg:height="0.053cm" svg:x="37.134cm" svg:y="36.622cm" svg:viewBox="0 0 65 54" draw:points="14,0 0,54 65,43">
          <text:p/>
        </draw:polyline>
        <draw:line draw:style-name="gr6" draw:text-style-name="P1" draw:layer="layout" svg:x1="37.251cm" svg:y1="36.655cm" svg:x2="37.273cm" svg:y2="36.616cm">
          <text:p/>
        </draw:line>
        <draw:line draw:style-name="gr6" draw:text-style-name="P1" draw:layer="layout" svg:x1="37.158cm" svg:y1="36.598cm" svg:x2="37.182cm" svg:y2="36.565cm">
          <text:p/>
        </draw:line>
        <draw:polyline draw:style-name="gr6" draw:text-style-name="P1" draw:layer="layout" svg:width="0.142cm" svg:height="0.051cm" svg:x="37.052cm" svg:y="36.51cm" svg:viewBox="0 0 143 52" draw:points="0,0 46,33 80,52 121,52 143,26">
          <text:p/>
        </draw:polyline>
        <draw:line draw:style-name="gr6" draw:text-style-name="P1" draw:layer="layout" svg:x1="37.115cm" svg:y1="36.464cm" svg:x2="37.148cm" svg:y2="36.455cm">
          <text:p/>
        </draw:line>
        <draw:line draw:style-name="gr6" draw:text-style-name="P1" draw:layer="layout" svg:x1="37.238cm" svg:y1="36.708cm" svg:x2="37.243cm" svg:y2="36.677cm">
          <text:p/>
        </draw:line>
        <draw:polyline draw:style-name="gr6" draw:text-style-name="P1" draw:layer="layout" svg:width="0.038cm" svg:height="0.078cm" svg:x="37.225cm" svg:y="36.186cm" svg:viewBox="0 0 39 79" draw:points="39,0 30,21 0,79">
          <text:p/>
        </draw:polyline>
        <draw:line draw:style-name="gr6" draw:text-style-name="P1" draw:layer="layout" svg:x1="37.134cm" svg:y1="36.254cm" svg:x2="37.186cm" svg:y2="36.272cm">
          <text:p/>
        </draw:line>
        <draw:line draw:style-name="gr6" draw:text-style-name="P1" draw:layer="layout" svg:x1="37.067cm" svg:y1="36.488cm" svg:x2="37.116cm" svg:y2="36.463cm">
          <text:p/>
        </draw:line>
        <draw:path draw:style-name="gr6" draw:text-style-name="P1" draw:layer="layout" svg:width="0.229cm" svg:height="0.299cm" svg:x="37.238cm" svg:y="36.37cm" svg:viewBox="0 0 230 300" svg:d="M0 23c70-44 163-23 208 47 43 71 22 164-49 208-17 11-36 20-57 22">
          <text:p/>
        </draw:path>
        <draw:polygon draw:style-name="gr3" draw:text-style-name="P3" draw:layer="layout" svg:width="0.639cm" svg:height="0.643cm" svg:x="36.675cm" svg:y="36.398cm" svg:viewBox="0 0 640 644" draw:points="640,283 543,243 570,201 558,199 577,133 528,135 526,86 496,80 494,59 450,78 443,51 405,76 365,99 348,108 342,82 283,15 276,6 270,0 261,21 232,78 196,55 191,86 141,67 139,110 141,127 143,139 128,139 115,137 71,150 86,201 17,230 71,300 0,355 32,376 19,391 109,425 164,410 153,436 120,448 88,550 170,542 206,503 204,478 257,467 247,497 217,510 202,550 227,644 280,602 285,610 306,593 312,583 333,554 369,598 412,631 433,546 433,510 422,491 422,482 420,457 431,444 456,461 450,497 494,529 577,535 564,493 589,491 570,451 547,419 594,402 556,364 638,313 628,298">
          <text:p/>
        </draw:polygon>
        <draw:polyline draw:style-name="gr6" draw:text-style-name="P1" draw:layer="layout" svg:width="0.076cm" svg:height="0.008cm" svg:x="36.76cm" svg:y="36.599cm" svg:viewBox="0 0 77 9" draw:points="0,0 31,9 77,4">
          <text:p/>
        </draw:polyline>
        <draw:line draw:style-name="gr6" draw:text-style-name="P1" draw:layer="layout" svg:x1="36.791cm" svg:y1="36.607cm" svg:x2="36.822cm" svg:y2="36.655cm">
          <text:p/>
        </draw:line>
        <draw:line draw:style-name="gr6" draw:text-style-name="P1" draw:layer="layout" svg:x1="36.745cm" svg:y1="36.549cm" svg:x2="36.79cm" svg:y2="36.535cm">
          <text:p/>
        </draw:line>
        <draw:polyline draw:style-name="gr6" draw:text-style-name="P1" draw:layer="layout" svg:width="0.008cm" svg:height="0.104cm" svg:x="36.813cm" svg:y="36.465cm" svg:viewBox="0 0 9 105" draw:points="2,0 0,43 9,105">
          <text:p/>
        </draw:polyline>
        <draw:line draw:style-name="gr6" draw:text-style-name="P1" draw:layer="layout" svg:x1="36.871cm" svg:y1="36.453cm" svg:x2="36.859cm" svg:y2="36.528cm">
          <text:p/>
        </draw:line>
        <draw:line draw:style-name="gr6" draw:text-style-name="P1" draw:layer="layout" svg:x1="36.87cm" svg:y1="36.453cm" svg:x2="36.943cm" svg:y2="36.502cm">
          <text:p/>
        </draw:line>
        <draw:polyline draw:style-name="gr6" draw:text-style-name="P1" draw:layer="layout" svg:width="0.112cm" svg:height="0.053cm" svg:x="36.823cm" svg:y="36.516cm" svg:viewBox="0 0 113 54" draw:points="0,0 68,25 113,54">
          <text:p/>
        </draw:polyline>
        <draw:line draw:style-name="gr6" draw:text-style-name="P1" draw:layer="layout" svg:x1="36.966cm" svg:y1="36.455cm" svg:x2="36.935cm" svg:y2="36.521cm">
          <text:p/>
        </draw:line>
        <draw:polyline draw:style-name="gr6" draw:text-style-name="P1" draw:layer="layout" svg:width="0.357cm" svg:height="0.298cm" svg:x="36.957cm" svg:y="36.413cm" svg:viewBox="0 0 358 299" draw:points="0,0 59,67 65,94 82,84 160,36 167,63 211,44 213,65 243,71 245,121 294,119 275,185 287,187 260,229 358,269 345,284 356,299">
          <text:p/>
        </draw:polyline>
        <draw:line draw:style-name="gr6" draw:text-style-name="P1" draw:layer="layout" svg:x1="36.958cm" svg:y1="36.414cm" svg:x2="36.944cm" svg:y2="36.398cm">
          <text:p/>
        </draw:line>
        <draw:line draw:style-name="gr6" draw:text-style-name="P1" draw:layer="layout" svg:x1="37.313cm" svg:y1="36.711cm" svg:x2="37.23cm" svg:y2="36.763cm">
          <text:p/>
        </draw:line>
        <draw:line draw:style-name="gr6" draw:text-style-name="P1" draw:layer="layout" svg:x1="36.789cm" svg:y1="36.535cm" svg:x2="36.818cm" svg:y2="36.538cm">
          <text:p/>
        </draw:line>
        <draw:line draw:style-name="gr6" draw:text-style-name="P1" draw:layer="layout" svg:x1="37.13cm" svg:y1="36.86cm" svg:x2="37.152cm" svg:y2="36.827cm">
          <text:p/>
        </draw:line>
        <draw:line draw:style-name="gr6" draw:text-style-name="P1" draw:layer="layout" svg:x1="37.239cm" svg:y1="36.892cm" svg:x2="37.219cm" svg:y2="36.863cm">
          <text:p/>
        </draw:line>
        <draw:line draw:style-name="gr6" draw:text-style-name="P1" draw:layer="layout" svg:x1="37.125cm" svg:y1="36.476cm" svg:x2="37.122cm" svg:y2="36.521cm">
          <text:p/>
        </draw:line>
        <draw:line draw:style-name="gr6" draw:text-style-name="P1" draw:layer="layout" svg:x1="37.203cm" svg:y1="36.533cm" svg:x2="37.158cm" svg:y2="36.543cm">
          <text:p/>
        </draw:line>
        <draw:line draw:style-name="gr6" draw:text-style-name="P1" draw:layer="layout" svg:x1="37.171cm" svg:y1="36.478cm" svg:x2="37.164cm" svg:y2="36.511cm">
          <text:p/>
        </draw:line>
        <draw:line draw:style-name="gr6" draw:text-style-name="P1" draw:layer="layout" svg:x1="37.023cm" svg:y1="36.506cm" svg:x2="37.014cm" svg:y2="36.56cm">
          <text:p/>
        </draw:line>
        <draw:line draw:style-name="gr6" draw:text-style-name="P1" draw:layer="layout" svg:x1="36.935cm" svg:y1="36.52cm" svg:x2="36.958cm" svg:y2="36.56cm">
          <text:p/>
        </draw:line>
        <draw:polyline draw:style-name="gr6" draw:text-style-name="P1" draw:layer="layout" svg:width="0.279cm" svg:height="0.493cm" svg:x="36.675cm" svg:y="36.548cm" svg:viewBox="0 0 280 494" draw:points="71,0 86,51 18,80 71,150 0,206 33,227 20,242 109,276 164,261 153,287 120,299 88,401 170,393 206,354 204,329 257,318 247,348 217,361 202,401 227,494 280,452 242,371">
          <text:p/>
        </draw:polyline>
        <draw:polyline draw:style-name="gr6" draw:text-style-name="P1" draw:layer="layout" svg:width="0.137cm" svg:height="0.216cm" svg:x="36.959cm" svg:y="36.791cm" svg:viewBox="0 0 138 217" draw:points="0,217 21,200 48,162 67,118 40,92 29,55 59,7 102,0 136,39 138,90 128,162 67,118">
          <text:p/>
        </draw:polyline>
        <draw:polyline draw:style-name="gr6" draw:text-style-name="P1" draw:layer="layout" svg:width="0.1cm" svg:height="0.139cm" svg:x="37.007cm" svg:y="36.889cm" svg:viewBox="0 0 101 140" draw:points="0,64 36,107 80,140 101,56 101,20 90,0">
          <text:p/>
        </draw:polyline>
        <draw:polyline draw:style-name="gr6" draw:text-style-name="P1" draw:layer="layout" svg:width="0.195cm" svg:height="0.241cm" svg:x="37.073cm" svg:y="36.692cm" svg:viewBox="0 0 196 242" draw:points="32,151 57,168 51,204 96,236 179,242 166,200 191,198 172,158 149,126 196,109 145,57 103,21 55,0 19,11 0,42">
          <text:p/>
        </draw:polyline>
        <draw:polyline draw:style-name="gr6" draw:text-style-name="P1" draw:layer="layout" svg:width="0.161cm" svg:height="0.082cm" svg:x="37.064cm" svg:y="36.745cm" svg:viewBox="0 0 162 83" draw:points="162,71 111,83 87,83 47,71 17,35 0,0">
          <text:p/>
        </draw:polyline>
        <draw:polyline draw:style-name="gr6" draw:text-style-name="P1" draw:layer="layout" svg:width="0.065cm" svg:height="0.053cm" svg:x="36.813cm" svg:y="36.834cm" svg:viewBox="0 0 66 54" draw:points="15,0 0,54 66,43">
          <text:p/>
        </draw:polyline>
        <draw:line draw:style-name="gr6" draw:text-style-name="P1" draw:layer="layout" svg:x1="36.931cm" svg:y1="36.866cm" svg:x2="36.953cm" svg:y2="36.83cm">
          <text:p/>
        </draw:line>
        <draw:line draw:style-name="gr6" draw:text-style-name="P1" draw:layer="layout" svg:x1="36.838cm" svg:y1="36.809cm" svg:x2="36.862cm" svg:y2="36.777cm">
          <text:p/>
        </draw:line>
        <draw:polyline draw:style-name="gr6" draw:text-style-name="P1" draw:layer="layout" svg:width="0.144cm" svg:height="0.05cm" svg:x="36.73cm" svg:y="36.722cm" svg:viewBox="0 0 145 51" draw:points="0,0 49,34 83,51 124,51 145,26">
          <text:p/>
        </draw:polyline>
        <draw:line draw:style-name="gr6" draw:text-style-name="P1" draw:layer="layout" svg:x1="36.794cm" svg:y1="36.676cm" svg:x2="36.828cm" svg:y2="36.667cm">
          <text:p/>
        </draw:line>
        <draw:line draw:style-name="gr6" draw:text-style-name="P1" draw:layer="layout" svg:x1="36.916cm" svg:y1="36.919cm" svg:x2="36.924cm" svg:y2="36.889cm">
          <text:p/>
        </draw:line>
        <draw:polyline draw:style-name="gr6" draw:text-style-name="P1" draw:layer="layout" svg:width="0.038cm" svg:height="0.078cm" svg:x="36.906cm" svg:y="36.398cm" svg:viewBox="0 0 39 79" draw:points="39,0 30,21 0,79">
          <text:p/>
        </draw:polyline>
        <draw:line draw:style-name="gr6" draw:text-style-name="P1" draw:layer="layout" svg:x1="36.815cm" svg:y1="36.465cm" svg:x2="36.866cm" svg:y2="36.485cm">
          <text:p/>
        </draw:line>
        <draw:line draw:style-name="gr6" draw:text-style-name="P1" draw:layer="layout" svg:x1="36.745cm" svg:y1="36.699cm" svg:x2="36.795cm" svg:y2="36.675cm">
          <text:p/>
        </draw:line>
        <draw:path draw:style-name="gr6" draw:text-style-name="P1" draw:layer="layout" svg:width="0.229cm" svg:height="0.298cm" svg:x="36.918cm" svg:y="36.582cm" svg:viewBox="0 0 230 299" svg:d="M0 23c70-44 164-23 207 47 44 72 23 164-47 208-17 11-37 19-58 21">
          <text:p/>
        </draw:path>
        <draw:polygon draw:style-name="gr3" draw:text-style-name="P3" draw:layer="layout" svg:width="0.637cm" svg:height="0.644cm" svg:x="36.563cm" svg:y="35.932cm" svg:viewBox="0 0 638 645" draw:points="638,284 543,246 570,201 557,199 577,136 528,138 526,89 496,80 494,61 447,78 443,51 403,76 365,102 348,110 342,83 282,15 276,9 270,0 261,23 232,80 196,55 191,87 141,68 138,110 141,127 143,142 128,140 115,138 71,150 85,203 17,231 71,301 0,358 32,379 19,392 109,426 164,412 153,439 119,450 88,553 170,545 206,505 204,479 257,471 246,498 217,511 202,551 227,645 280,602 284,613 306,594 312,585 333,558 369,598 409,632 433,547 430,513 420,494 422,484 420,458 430,446 454,462 447,498 494,530 577,539 564,494 589,492 570,452 547,420 593,405 555,366 638,313 627,298">
          <text:p/>
        </draw:polygon>
        <draw:polyline draw:style-name="gr6" draw:text-style-name="P1" draw:layer="layout" svg:width="0.077cm" svg:height="0.007cm" svg:x="36.647cm" svg:y="36.135cm" svg:viewBox="0 0 78 8" draw:points="0,0 33,8 78,4">
          <text:p/>
        </draw:polyline>
        <draw:line draw:style-name="gr6" draw:text-style-name="P1" draw:layer="layout" svg:x1="36.679cm" svg:y1="36.142cm" svg:x2="36.709cm" svg:y2="36.189cm">
          <text:p/>
        </draw:line>
        <draw:line draw:style-name="gr6" draw:text-style-name="P1" draw:layer="layout" svg:x1="36.633cm" svg:y1="36.083cm" svg:x2="36.678cm" svg:y2="36.07cm">
          <text:p/>
        </draw:line>
        <draw:polyline draw:style-name="gr6" draw:text-style-name="P1" draw:layer="layout" svg:width="0.009cm" svg:height="0.103cm" svg:x="36.7cm" svg:y="36cm" svg:viewBox="0 0 10 104" draw:points="3,0 0,42 10,104">
          <text:p/>
        </draw:polyline>
        <draw:line draw:style-name="gr6" draw:text-style-name="P1" draw:layer="layout" svg:x1="36.759cm" svg:y1="35.987cm" svg:x2="36.747cm" svg:y2="36.064cm">
          <text:p/>
        </draw:line>
        <draw:line draw:style-name="gr6" draw:text-style-name="P1" draw:layer="layout" svg:x1="36.758cm" svg:y1="35.987cm" svg:x2="36.831cm" svg:y2="36.037cm">
          <text:p/>
        </draw:line>
        <draw:polyline draw:style-name="gr6" draw:text-style-name="P1" draw:layer="layout" svg:width="0.112cm" svg:height="0.052cm" svg:x="36.711cm" svg:y="36.051cm" svg:viewBox="0 0 113 53" draw:points="0,0 66,24 113,53">
          <text:p/>
        </draw:polyline>
        <draw:line draw:style-name="gr6" draw:text-style-name="P1" draw:layer="layout" svg:x1="36.854cm" svg:y1="35.991cm" svg:x2="36.823cm" svg:y2="36.058cm">
          <text:p/>
        </draw:line>
        <draw:polyline draw:style-name="gr6" draw:text-style-name="P1" draw:layer="layout" svg:width="0.356cm" svg:height="0.298cm" svg:x="36.844cm" svg:y="35.947cm" svg:viewBox="0 0 357 299" draw:points="0,0 60,68 66,95 83,87 161,36 165,63 212,46 214,65 244,74 246,123 296,121 276,184 289,186 262,231 357,270 346,284 357,299">
          <text:p/>
        </draw:polyline>
        <draw:line draw:style-name="gr6" draw:text-style-name="P1" draw:layer="layout" svg:x1="36.845cm" svg:y1="35.948cm" svg:x2="36.832cm" svg:y2="35.932cm">
          <text:p/>
        </draw:line>
        <draw:line draw:style-name="gr6" draw:text-style-name="P1" draw:layer="layout" svg:x1="37.201cm" svg:y1="36.245cm" svg:x2="37.117cm" svg:y2="36.299cm">
          <text:p/>
        </draw:line>
        <draw:line draw:style-name="gr6" draw:text-style-name="P1" draw:layer="layout" svg:x1="36.677cm" svg:y1="36.07cm" svg:x2="36.706cm" svg:y2="36.075cm">
          <text:p/>
        </draw:line>
        <draw:line draw:style-name="gr6" draw:text-style-name="P1" draw:layer="layout" svg:x1="37.016cm" svg:y1="36.394cm" svg:x2="37.04cm" svg:y2="36.362cm">
          <text:p/>
        </draw:line>
        <draw:line draw:style-name="gr6" draw:text-style-name="P1" draw:layer="layout" svg:x1="37.127cm" svg:y1="36.426cm" svg:x2="37.107cm" svg:y2="36.398cm">
          <text:p/>
        </draw:line>
        <draw:line draw:style-name="gr6" draw:text-style-name="P1" draw:layer="layout" svg:x1="37.009cm" svg:y1="36.01cm" svg:x2="37.009cm" svg:y2="36.057cm">
          <text:p/>
        </draw:line>
        <draw:line draw:style-name="gr6" draw:text-style-name="P1" draw:layer="layout" svg:x1="37.091cm" svg:y1="36.07cm" svg:x2="37.045cm" svg:y2="36.079cm">
          <text:p/>
        </draw:line>
        <draw:line draw:style-name="gr6" draw:text-style-name="P1" draw:layer="layout" svg:x1="37.059cm" svg:y1="36.012cm" svg:x2="37.052cm" svg:y2="36.047cm">
          <text:p/>
        </draw:line>
        <draw:line draw:style-name="gr6" draw:text-style-name="P1" draw:layer="layout" svg:x1="36.911cm" svg:y1="36.042cm" svg:x2="36.901cm" svg:y2="36.096cm">
          <text:p/>
        </draw:line>
        <draw:line draw:style-name="gr6" draw:text-style-name="P1" draw:layer="layout" svg:x1="36.823cm" svg:y1="36.057cm" svg:x2="36.845cm" svg:y2="36.096cm">
          <text:p/>
        </draw:line>
        <draw:polyline draw:style-name="gr6" draw:text-style-name="P1" draw:layer="layout" svg:width="0.279cm" svg:height="0.494cm" svg:x="36.563cm" svg:y="36.082cm" svg:viewBox="0 0 280 495" draw:points="70,0 84,53 17,81 70,151 0,209 32,230 19,243 108,276 164,262 153,289 118,300 87,403 170,395 206,355 204,329 257,321 246,348 217,361 202,401 227,495 280,452 242,374">
          <text:p/>
        </draw:polyline>
        <draw:polyline draw:style-name="gr6" draw:text-style-name="P1" draw:layer="layout" svg:width="0.138cm" svg:height="0.216cm" svg:x="36.846cm" svg:y="36.328cm" svg:viewBox="0 0 139 217" draw:points="0,217 22,198 49,162 68,114 41,89 30,53 60,4 103,0 135,38 139,87 128,160 68,114">
          <text:p/>
        </draw:polyline>
        <draw:polyline draw:style-name="gr6" draw:text-style-name="P1" draw:layer="layout" svg:width="0.1cm" svg:height="0.138cm" svg:x="36.895cm" svg:y="36.425cm" svg:viewBox="0 0 101 139" draw:points="0,64 36,105 76,139 101,53 98,19 88,0">
          <text:p/>
        </draw:polyline>
        <draw:polyline draw:style-name="gr6" draw:text-style-name="P1" draw:layer="layout" svg:width="0.194cm" svg:height="0.242cm" svg:x="36.961cm" svg:y="36.228cm" svg:viewBox="0 0 195 243" draw:points="31,150 55,166 48,202 95,234 178,243 165,198 191,196 171,156 148,124 195,109 144,59 99,19 55,0 19,11 0,41">
          <text:p/>
        </draw:polyline>
        <draw:polyline draw:style-name="gr6" draw:text-style-name="P1" draw:layer="layout" svg:width="0.161cm" svg:height="0.085cm" svg:x="36.952cm" svg:y="36.279cm" svg:viewBox="0 0 162 86" draw:points="162,73 111,86 87,84 47,71 17,34 0,0">
          <text:p/>
        </draw:polyline>
        <draw:polyline draw:style-name="gr6" draw:text-style-name="P1" draw:layer="layout" svg:width="0.066cm" svg:height="0.051cm" svg:x="36.7cm" svg:y="36.37cm" svg:viewBox="0 0 67 52" draw:points="15,0 0,52 67,41">
          <text:p/>
        </draw:polyline>
        <draw:line draw:style-name="gr6" draw:text-style-name="P1" draw:layer="layout" svg:x1="36.819cm" svg:y1="36.403cm" svg:x2="36.841cm" svg:y2="36.364cm">
          <text:p/>
        </draw:line>
        <draw:line draw:style-name="gr6" draw:text-style-name="P1" draw:layer="layout" svg:x1="36.726cm" svg:y1="36.344cm" svg:x2="36.75cm" svg:y2="36.311cm">
          <text:p/>
        </draw:line>
        <draw:polyline draw:style-name="gr6" draw:text-style-name="P1" draw:layer="layout" svg:width="0.144cm" svg:height="0.051cm" svg:x="36.618cm" svg:y="36.258cm" svg:viewBox="0 0 145 52" draw:points="0,0 49,33 83,52 124,52 145,26">
          <text:p/>
        </draw:polyline>
        <draw:line draw:style-name="gr6" draw:text-style-name="P1" draw:layer="layout" svg:x1="36.681cm" svg:y1="36.21cm" svg:x2="36.716cm" svg:y2="36.203cm">
          <text:p/>
        </draw:line>
        <draw:line draw:style-name="gr6" draw:text-style-name="P1" draw:layer="layout" svg:x1="36.804cm" svg:y1="36.456cm" svg:x2="36.811cm" svg:y2="36.425cm">
          <text:p/>
        </draw:line>
        <draw:polyline draw:style-name="gr6" draw:text-style-name="P1" draw:layer="layout" svg:width="0.038cm" svg:height="0.08cm" svg:x="36.794cm" svg:y="35.932cm" svg:viewBox="0 0 39 81" draw:points="39,0 30,23 0,81">
          <text:p/>
        </draw:polyline>
        <draw:line draw:style-name="gr6" draw:text-style-name="P1" draw:layer="layout" svg:x1="36.703cm" svg:y1="36cm" svg:x2="36.754cm" svg:y2="36.02cm">
          <text:p/>
        </draw:line>
        <draw:line draw:style-name="gr6" draw:text-style-name="P1" draw:layer="layout" svg:x1="36.633cm" svg:y1="36.234cm" svg:x2="36.682cm" svg:y2="36.209cm">
          <text:p/>
        </draw:line>
        <draw:path draw:style-name="gr6" draw:text-style-name="P1" draw:layer="layout" svg:width="0.229cm" svg:height="0.299cm" svg:x="36.806cm" svg:y="36.118cm" svg:viewBox="0 0 230 300" svg:d="M0 24c71-45 162-24 207 46 45 71 23 164-47 206-17 13-38 20-57 24">
          <text:p/>
        </draw:path>
        <draw:polygon draw:style-name="gr3" draw:text-style-name="P3" draw:layer="layout" svg:width="0.319cm" svg:height="1.601cm" svg:x="28.672cm" svg:y="11.427cm" svg:viewBox="0 0 320 1602" draw:points="0,0 0,1602 320,1602 320,0">
          <text:p/>
        </draw:polygon>
        <draw:line draw:style-name="gr6" draw:text-style-name="P1" draw:layer="layout" svg:x1="28.991cm" svg:y1="11.427cm" svg:x2="28.672cm" svg:y2="11.427cm">
          <text:p/>
        </draw:line>
        <draw:line draw:style-name="gr6" draw:text-style-name="P1" draw:layer="layout" svg:x1="28.991cm" svg:y1="13.028cm" svg:x2="28.991cm" svg:y2="11.427cm">
          <text:p/>
        </draw:line>
        <draw:line draw:style-name="gr6" draw:text-style-name="P1" draw:layer="layout" svg:x1="28.672cm" svg:y1="13.028cm" svg:x2="28.991cm" svg:y2="13.028cm">
          <text:p/>
        </draw:line>
        <draw:line draw:style-name="gr6" draw:text-style-name="P1" draw:layer="layout" svg:x1="28.672cm" svg:y1="11.427cm" svg:x2="28.672cm" svg:y2="13.028cm">
          <text:p/>
        </draw:line>
        <draw:polygon draw:style-name="gr3" draw:text-style-name="P3" draw:layer="layout" svg:width="0.645cm" svg:height="0.633cm" svg:x="23.226cm" svg:y="29.821cm" svg:viewBox="0 0 646 634" draw:points="373,0 309,81 275,43 269,55 211,19 201,68 154,55 137,83 118,81 125,127 95,125 110,170 122,215 127,234 99,234 17,272 0,281 19,295 65,338 31,367 63,380 31,422 72,435 89,437 101,439 97,454 91,467 91,511 146,513 154,585 237,552 271,634 300,609 309,626 367,549 367,492 390,509 392,545 483,604 496,522 468,475 445,471 449,418 473,435 479,469 513,492 610,494 583,431 593,431 581,406 574,395 553,370 604,344 646,314 572,270 538,262 515,266 481,257 473,245 496,226 528,243 572,207 600,127 555,127 559,104 517,110 479,123 477,76 445,93 430,102 403,9 386,13">
          <text:p/>
        </draw:polygon>
        <draw:polyline draw:style-name="gr6" draw:text-style-name="P1" draw:layer="layout" svg:width="0.023cm" svg:height="0.074cm" svg:x="23.372cm" svg:y="30.259cm" svg:viewBox="0 0 24 75" draw:points="0,75 16,43 24,0">
          <text:p/>
        </draw:polyline>
        <draw:line draw:style-name="gr6" draw:text-style-name="P1" draw:layer="layout" svg:x1="23.387cm" svg:y1="30.303cm" svg:x2="23.44cm" svg:y2="30.289cm">
          <text:p/>
        </draw:line>
        <draw:line draw:style-name="gr6" draw:text-style-name="P1" draw:layer="layout" svg:x1="23.317cm" svg:y1="30.331cm" svg:x2="23.317cm" svg:y2="30.287cm">
          <text:p/>
        </draw:line>
        <draw:polyline draw:style-name="gr6" draw:text-style-name="P1" draw:layer="layout" svg:width="0.102cm" svg:height="0.022cm" svg:x="23.257cm" svg:y="30.242cm" svg:viewBox="0 0 103 23" draw:points="0,0 42,14 103,23">
          <text:p/>
        </draw:polyline>
        <draw:line draw:style-name="gr6" draw:text-style-name="P1" draw:layer="layout" svg:x1="23.257cm" svg:y1="30.187cm" svg:x2="23.33cm" svg:y2="30.218cm">
          <text:p/>
        </draw:line>
        <draw:line draw:style-name="gr6" draw:text-style-name="P1" draw:layer="layout" svg:x1="23.257cm" svg:y1="30.188cm" svg:x2="23.326cm" svg:y2="30.128cm">
          <text:p/>
        </draw:line>
        <draw:polyline draw:style-name="gr6" draw:text-style-name="P1" draw:layer="layout" svg:width="0.081cm" svg:height="0.093cm" svg:x="23.308cm" svg:y="30.156cm" svg:viewBox="0 0 82 94" draw:points="0,94 41,35 82,0">
          <text:p/>
        </draw:polyline>
        <draw:line draw:style-name="gr6" draw:text-style-name="P1" draw:layer="layout" svg:x1="23.287cm" svg:y1="30.096cm" svg:x2="23.343cm" svg:y2="30.144cm">
          <text:p/>
        </draw:line>
        <draw:polyline draw:style-name="gr6" draw:text-style-name="P1" draw:layer="layout" svg:width="0.385cm" svg:height="0.271cm" svg:x="23.243cm" svg:y="29.821cm" svg:viewBox="0 0 386 272" draw:points="0,272 83,234 111,234 106,215 79,126 109,128 102,82 121,84 138,56 185,69 195,20 253,56 259,44 293,82 356,0 369,13 386,9">
          <text:p/>
        </draw:polyline>
        <draw:line draw:style-name="gr6" draw:text-style-name="P1" draw:layer="layout" svg:x1="23.244cm" svg:y1="30.092cm" svg:x2="23.226cm" svg:y2="30.102cm">
          <text:p/>
        </draw:line>
        <draw:line draw:style-name="gr6" draw:text-style-name="P1" draw:layer="layout" svg:x1="23.628cm" svg:y1="29.83cm" svg:x2="23.656cm" svg:y2="29.924cm">
          <text:p/>
        </draw:line>
        <draw:line draw:style-name="gr6" draw:text-style-name="P1" draw:layer="layout" svg:x1="23.317cm" svg:y1="30.288cm" svg:x2="23.328cm" svg:y2="30.259cm">
          <text:p/>
        </draw:line>
        <draw:line draw:style-name="gr6" draw:text-style-name="P1" draw:layer="layout" svg:x1="23.722cm" svg:y1="30.047cm" svg:x2="23.696cm" svg:y2="30.016cm">
          <text:p/>
        </draw:line>
        <draw:line draw:style-name="gr6" draw:text-style-name="P1" draw:layer="layout" svg:x1="23.781cm" svg:y1="29.948cm" svg:x2="23.749cm" svg:y2="29.96cm">
          <text:p/>
        </draw:line>
        <draw:line draw:style-name="gr6" draw:text-style-name="P1" draw:layer="layout" svg:x1="23.351cm" svg:y1="29.948cm" svg:x2="23.394cm" svg:y2="29.964cm">
          <text:p/>
        </draw:line>
        <draw:line draw:style-name="gr6" draw:text-style-name="P1" draw:layer="layout" svg:x1="23.428cm" svg:y1="29.889cm" svg:x2="23.423cm" svg:y2="29.934cm">
          <text:p/>
        </draw:line>
        <draw:line draw:style-name="gr6" draw:text-style-name="P1" draw:layer="layout" svg:x1="23.363cm" svg:y1="29.904cm" svg:x2="23.396cm" svg:y2="29.92cm">
          <text:p/>
        </draw:line>
        <draw:line draw:style-name="gr6" draw:text-style-name="P1" draw:layer="layout" svg:x1="23.353cm" svg:y1="30.054cm" svg:x2="23.402cm" svg:y2="30.076cm">
          <text:p/>
        </draw:line>
        <draw:line draw:style-name="gr6" draw:text-style-name="P1" draw:layer="layout" svg:x1="23.342cm" svg:y1="30.144cm" svg:x2="23.385cm" svg:y2="30.13cm">
          <text:p/>
        </draw:line>
        <draw:polyline draw:style-name="gr6" draw:text-style-name="P1" draw:layer="layout" svg:width="0.518cm" svg:height="0.216cm" svg:x="23.317cm" svg:y="30.238cm" svg:viewBox="0 0 519 217" draw:points="0,93 55,95 63,167 146,134 180,217 209,192 218,209 276,131 276,74 299,91 301,127 392,187 405,104 377,57 354,53 358,0 382,17 388,51 422,74 519,76 492,13 405,28">
          <text:p/>
        </draw:polyline>
        <draw:polyline draw:style-name="gr6" draw:text-style-name="P1" draw:layer="layout" svg:width="0.186cm" svg:height="0.178cm" svg:x="23.632cm" svg:y="30.073cm" svg:viewBox="0 0 187 179" draw:points="187,179 175,154 147,118 109,85 76,104 38,104 0,64 4,21 51,0 101,11 168,40 109,85">
          <text:p/>
        </draw:polyline>
        <draw:polyline draw:style-name="gr6" draw:text-style-name="P1" draw:layer="layout" svg:width="0.131cm" svg:height="0.108cm" svg:x="23.74cm" svg:y="30.082cm" svg:viewBox="0 0 132 109" draw:points="39,109 90,83 132,53 58,8 23,0 0,4">
          <text:p/>
        </draw:polyline>
        <draw:polyline draw:style-name="gr6" draw:text-style-name="P1" draw:layer="layout" svg:width="0.265cm" svg:height="0.17cm" svg:x="23.56cm" svg:y="29.897cm" svg:viewBox="0 0 266 171" draw:points="139,169 162,150 194,167 238,131 266,51 221,51 225,28 183,34 145,47 143,0 79,34 32,66 0,107 0,143 26,171">
          <text:p/>
        </draw:polyline>
        <draw:polyline draw:style-name="gr6" draw:text-style-name="P1" draw:layer="layout" svg:width="0.112cm" svg:height="0.135cm" svg:x="23.592cm" svg:y="29.942cm" svg:viewBox="0 0 113 136" draw:points="113,0 113,53 105,74 80,109 38,130 0,136">
          <text:p/>
        </draw:polyline>
        <draw:polyline draw:style-name="gr6" draw:text-style-name="P1" draw:layer="layout" svg:width="0.055cm" svg:height="0.066cm" svg:x="23.615cm" svg:y="30.291cm" svg:viewBox="0 0 56 67" draw:points="0,39 48,67 56,0">
          <text:p/>
        </draw:polyline>
        <draw:line draw:style-name="gr6" draw:text-style-name="P1" draw:layer="layout" svg:x1="23.675cm" svg:y1="30.239cm" svg:x2="23.645cm" svg:y2="30.209cm">
          <text:p/>
        </draw:line>
        <draw:line draw:style-name="gr6" draw:text-style-name="P1" draw:layer="layout" svg:x1="23.593cm" svg:y1="30.313cm" svg:x2="23.569cm" svg:y2="30.281cm">
          <text:p/>
        </draw:line>
        <draw:polyline draw:style-name="gr6" draw:text-style-name="P1" draw:layer="layout" svg:width="0.082cm" svg:height="0.132cm" svg:x="23.482cm" svg:y="30.261cm" svg:viewBox="0 0 83 133" draw:points="0,133 45,97 71,67 83,28 64,0">
          <text:p/>
        </draw:polyline>
        <draw:line draw:style-name="gr6" draw:text-style-name="P1" draw:layer="layout" svg:x1="23.454cm" svg:y1="30.319cm" svg:x2="23.454cm" svg:y2="30.285cm">
          <text:p/>
        </draw:line>
        <draw:line draw:style-name="gr6" draw:text-style-name="P1" draw:layer="layout" svg:x1="23.722cm" svg:y1="30.267cm" svg:x2="23.693cm" svg:y2="30.253cm">
          <text:p/>
        </draw:line>
        <draw:polyline draw:style-name="gr6" draw:text-style-name="P1" draw:layer="layout" svg:width="0.065cm" svg:height="0.057cm" svg:x="23.226cm" svg:y="30.101cm" svg:viewBox="0 0 66 58" draw:points="0,0 20,14 66,58">
          <text:p/>
        </draw:polyline>
        <draw:line draw:style-name="gr6" draw:text-style-name="P1" draw:layer="layout" svg:x1="23.257cm" svg:y1="30.243cm" svg:x2="23.29cm" svg:y2="30.2cm">
          <text:p/>
        </draw:line>
        <draw:line draw:style-name="gr6" draw:text-style-name="P1" draw:layer="layout" svg:x1="23.464cm" svg:y1="30.373cm" svg:x2="23.454cm" svg:y2="30.319cm">
          <text:p/>
        </draw:line>
        <draw:path draw:style-name="gr6" draw:text-style-name="P1" draw:layer="layout" svg:width="0.3cm" svg:height="0.192cm" svg:x="23.413cm" svg:y="29.989cm" svg:viewBox="0 0 301 193" svg:d="M7 193c-25-78 22-164 101-187 80-23 163 21 186 102 7 19 9 41 7 62">
          <text:p/>
        </draw:path>
        <draw:polygon draw:style-name="gr3" draw:text-style-name="P3" draw:layer="layout" svg:width="0.451cm" svg:height="0.451cm" svg:x="23.158cm" svg:y="6.358cm" svg:viewBox="0 0 452 452" draw:points="0,0 0,452 452,452 452,0">
          <text:p/>
        </draw:polygon>
        <draw:polygon draw:style-name="gr6" draw:text-style-name="P1" draw:layer="layout" svg:width="0.451cm" svg:height="0.451cm" svg:x="23.158cm" svg:y="6.358cm" svg:viewBox="0 0 452 452" draw:points="452,452 0,452 0,0 452,0">
          <text:p/>
        </draw:polygon>
        <draw:line draw:style-name="gr6" draw:text-style-name="P1" draw:layer="layout" svg:x1="23.609cm" svg:y1="6.409cm" svg:x2="23.158cm" svg:y2="6.409cm">
          <text:p/>
        </draw:line>
        <draw:polygon draw:style-name="gr3" draw:text-style-name="P3" draw:layer="layout" svg:width="0.248cm" svg:height="0.459cm" svg:x="15.993cm" svg:y="6.324cm" svg:viewBox="0 0 249 460" draw:points="0,9 23,460 249,448 228,40 198,40 196,0">
          <text:p/>
        </draw:polygon>
        <draw:polygon draw:style-name="gr3" draw:text-style-name="P3" draw:layer="layout" svg:width="0.245cm" svg:height="0.461cm" svg:x="15.771cm" svg:y="6.333cm" svg:viewBox="0 0 246 462" draw:points="246,451 223,0 27,10 29,52 0,55 21,462">
          <text:p/>
        </draw:polygon>
        <draw:polyline draw:style-name="gr6" draw:text-style-name="P1" draw:layer="layout" svg:width="0.248cm" svg:height="0.459cm" svg:x="15.993cm" svg:y="6.324cm" svg:viewBox="0 0 249 460" draw:points="23,460 249,448 228,40 198,40 196,0 0,9">
          <text:p/>
        </draw:polyline>
        <draw:line draw:style-name="gr6" draw:text-style-name="P1" draw:layer="layout" svg:x1="16.212cm" svg:y1="6.774cm" svg:x2="16.19cm" svg:y2="6.364cm">
          <text:p/>
        </draw:line>
        <draw:line draw:style-name="gr6" draw:text-style-name="P1" draw:layer="layout" svg:x1="15.999cm" svg:y1="6.448cm" svg:x2="16.195cm" svg:y2="6.436cm">
          <text:p/>
        </draw:line>
        <draw:polyline draw:style-name="gr6" draw:text-style-name="P1" draw:layer="layout" svg:width="0.245cm" svg:height="0.461cm" svg:x="15.771cm" svg:y="6.333cm" svg:viewBox="0 0 246 462" draw:points="246,451 21,462 0,55 29,52 27,10 223,0">
          <text:p/>
        </draw:polyline>
        <draw:line draw:style-name="gr6" draw:text-style-name="P1" draw:layer="layout" svg:x1="15.823cm" svg:y1="6.793cm" svg:x2="15.8cm" svg:y2="6.385cm">
          <text:p/>
        </draw:line>
        <draw:line draw:style-name="gr6" draw:text-style-name="P1" draw:layer="layout" svg:x1="16cm" svg:y1="6.447cm" svg:x2="15.805cm" svg:y2="6.458cm">
          <text:p/>
        </draw:line>
        <draw:polygon draw:style-name="gr6" draw:text-style-name="P1" draw:layer="layout" svg:width="1.198cm" svg:height="0.599cm" svg:x="15.383cm" svg:y="7.454cm" svg:viewBox="0 0 1199 600" draw:points="0,600 1199,600 1199,0 0,0">
          <text:p/>
        </draw:polygon>
        <draw:polygon draw:style-name="gr3" draw:text-style-name="P3" draw:layer="layout" svg:width="0.324cm" svg:height="0.493cm" svg:x="15.519cm" svg:y="8.102cm" svg:viewBox="0 0 325 494" draw:points="208,494 325,60 106,0 0,395 30,403 19,443">
          <text:p/>
        </draw:polygon>
        <draw:polygon draw:style-name="gr3" draw:text-style-name="P3" draw:layer="layout" svg:width="0.333cm" svg:height="0.485cm" svg:x="15.726cm" svg:y="8.161cm" svg:viewBox="0 0 334 486" draw:points="118,0 0,435 188,486 200,446 228,452 334,58">
          <text:p/>
        </draw:polygon>
        <draw:polyline draw:style-name="gr6" draw:text-style-name="P1" draw:layer="layout" svg:width="0.324cm" svg:height="0.493cm" svg:x="15.519cm" svg:y="8.102cm" svg:viewBox="0 0 325 494" draw:points="325,60 106,0 0,395 30,403 19,443 208,494">
          <text:p/>
        </draw:polyline>
        <draw:line draw:style-name="gr6" draw:text-style-name="P1" draw:layer="layout" svg:x1="15.655cm" svg:y1="8.111cm" svg:x2="15.549cm" svg:y2="8.505cm">
          <text:p/>
        </draw:line>
        <draw:line draw:style-name="gr6" draw:text-style-name="P1" draw:layer="layout" svg:x1="15.755cm" svg:y1="8.486cm" svg:x2="15.565cm" svg:y2="8.434cm">
          <text:p/>
        </draw:line>
        <draw:polyline draw:style-name="gr6" draw:text-style-name="P1" draw:layer="layout" svg:width="0.333cm" svg:height="0.485cm" svg:x="15.726cm" svg:y="8.161cm" svg:viewBox="0 0 334 486" draw:points="118,0 334,58 228,452 200,446 188,486 0,435">
          <text:p/>
        </draw:polyline>
        <draw:line draw:style-name="gr6" draw:text-style-name="P1" draw:layer="layout" svg:x1="16.03cm" svg:y1="8.21cm" svg:x2="15.925cm" svg:y2="8.607cm">
          <text:p/>
        </draw:line>
        <draw:line draw:style-name="gr6" draw:text-style-name="P1" draw:layer="layout" svg:x1="15.754cm" svg:y1="8.485cm" svg:x2="15.943cm" svg:y2="8.537cm">
          <text:p/>
        </draw:line>
        <draw:polygon draw:style-name="gr3" draw:text-style-name="P3" draw:layer="layout" svg:width="1.6cm" svg:height="0.8cm" svg:x="7.167cm" svg:y="18.33cm" svg:viewBox="0 0 1601 801" draw:points="0,0 0,801 1601,801 1601,0">
          <text:p/>
        </draw:polygon>
        <draw:polygon draw:style-name="gr6" draw:text-style-name="P1" draw:layer="layout" svg:width="1.6cm" svg:height="0.8cm" svg:x="7.167cm" svg:y="18.33cm" svg:viewBox="0 0 1601 801" draw:points="1601,801 0,801 0,0 1601,0">
          <text:p/>
        </draw:polygon>
        <draw:polygon draw:style-name="gr3" draw:text-style-name="P3" draw:layer="layout" svg:width="0.54cm" svg:height="0.411cm" svg:x="5.871cm" svg:y="21.615cm" svg:viewBox="0 0 541 412" draw:points="0,0 0,412 541,412 541,0">
          <text:p/>
        </draw:polygon>
        <draw:polygon draw:style-name="gr6" draw:text-style-name="P1" draw:layer="layout" svg:width="0.54cm" svg:height="0.411cm" svg:x="5.871cm" svg:y="21.615cm" svg:viewBox="0 0 541 412" draw:points="0,0 541,0 541,412 0,412">
          <text:p/>
        </draw:polygon>
        <draw:polygon draw:style-name="gr3" draw:text-style-name="P3" draw:layer="layout" svg:width="0.39cm" svg:height="0.076cm" svg:x="5.947cm" svg:y="22.1cm" svg:viewBox="0 0 391 77" draw:points="0,0 0,77 391,77 391,0">
          <text:p/>
        </draw:polygon>
        <draw:polygon draw:style-name="gr6" draw:text-style-name="P1" draw:layer="layout" svg:width="0.39cm" svg:height="0.076cm" svg:x="5.947cm" svg:y="22.1cm" svg:viewBox="0 0 391 77" draw:points="0,77 0,0 391,0 391,77">
          <text:p/>
        </draw:polygon>
        <draw:polygon draw:style-name="gr3" draw:text-style-name="P3" draw:layer="layout" svg:width="0.076cm" svg:height="0.074cm" svg:x="6.104cm" svg:y="22.026cm" svg:viewBox="0 0 77 75" draw:points="0,0 0,75 77,75 77,0">
          <text:p/>
        </draw:polygon>
        <draw:polygon draw:style-name="gr6" draw:text-style-name="P1" draw:layer="layout" svg:width="0.076cm" svg:height="0.074cm" svg:x="6.104cm" svg:y="22.026cm" svg:viewBox="0 0 77 75" draw:points="77,0 77,75 0,75 0,0">
          <text:p/>
        </draw:polygon>
        <draw:polygon draw:style-name="gr3" draw:text-style-name="P3" draw:layer="layout" svg:width="0.411cm" svg:height="0.54cm" svg:x="8.356cm" svg:y="21.124cm" svg:viewBox="0 0 412 541" draw:points="0,0 0,541 412,541 412,0">
          <text:p/>
        </draw:polygon>
        <draw:polygon draw:style-name="gr6" draw:text-style-name="P1" draw:layer="layout" svg:width="0.411cm" svg:height="0.54cm" svg:x="8.356cm" svg:y="21.124cm" svg:viewBox="0 0 412 541" draw:points="0,541 0,0 412,0 412,541">
          <text:p/>
        </draw:polygon>
        <draw:polygon draw:style-name="gr3" draw:text-style-name="P3" draw:layer="layout" svg:width="0.076cm" svg:height="0.389cm" svg:x="8.841cm" svg:y="21.198cm" svg:viewBox="0 0 77 390" draw:points="0,0 0,390 77,390 77,0">
          <text:p/>
        </draw:polygon>
        <draw:polygon draw:style-name="gr6" draw:text-style-name="P1" draw:layer="layout" svg:width="0.076cm" svg:height="0.389cm" svg:x="8.841cm" svg:y="21.198cm" svg:viewBox="0 0 77 390" draw:points="77,390 0,390 0,0 77,0">
          <text:p/>
        </draw:polygon>
        <draw:polygon draw:style-name="gr3" draw:text-style-name="P3" draw:layer="layout" svg:width="0.074cm" svg:height="0.076cm" svg:x="8.767cm" svg:y="21.355cm" svg:viewBox="0 0 75 77" draw:points="0,0 0,77 75,77 75,0">
          <text:p/>
        </draw:polygon>
        <draw:polygon draw:style-name="gr6" draw:text-style-name="P1" draw:layer="layout" svg:width="0.074cm" svg:height="0.076cm" svg:x="8.767cm" svg:y="21.355cm" svg:viewBox="0 0 75 77" draw:points="0,0 75,0 75,77 0,77">
          <text:p/>
        </draw:polygon>
        <draw:polygon draw:style-name="gr3" draw:text-style-name="P3" draw:layer="layout" svg:width="0.539cm" svg:height="0.409cm" svg:x="7.478cm" svg:y="19.187cm" svg:viewBox="0 0 540 410" draw:points="0,0 0,410 540,410 540,0">
          <text:p/>
        </draw:polygon>
        <draw:polygon draw:style-name="gr6" draw:text-style-name="P1" draw:layer="layout" svg:width="0.539cm" svg:height="0.409cm" svg:x="7.478cm" svg:y="19.187cm" svg:viewBox="0 0 540 410" draw:points="0,0 540,0 540,410 0,410">
          <text:p/>
        </draw:polygon>
        <draw:polygon draw:style-name="gr3" draw:text-style-name="P3" draw:layer="layout" svg:width="0.389cm" svg:height="0.074cm" svg:x="7.554cm" svg:y="19.672cm" svg:viewBox="0 0 390 75" draw:points="0,0 0,75 390,75 390,0">
          <text:p/>
        </draw:polygon>
        <draw:polygon draw:style-name="gr6" draw:text-style-name="P1" draw:layer="layout" svg:width="0.389cm" svg:height="0.074cm" svg:x="7.554cm" svg:y="19.672cm" svg:viewBox="0 0 390 75" draw:points="0,75 0,0 390,0 390,75">
          <text:p/>
        </draw:polygon>
        <draw:polygon draw:style-name="gr3" draw:text-style-name="P3" draw:layer="layout" svg:width="0.074cm" svg:height="0.076cm" svg:x="7.711cm" svg:y="19.596cm" svg:viewBox="0 0 75 77" draw:points="0,0 0,77 75,77 75,0">
          <text:p/>
        </draw:polygon>
        <draw:polygon draw:style-name="gr6" draw:text-style-name="P1" draw:layer="layout" svg:width="0.074cm" svg:height="0.076cm" svg:x="7.711cm" svg:y="19.596cm" svg:viewBox="0 0 75 77" draw:points="75,0 75,77 0,77 0,0">
          <text:p/>
        </draw:polygon>
        <draw:polygon draw:style-name="gr3" draw:text-style-name="P3" draw:layer="layout" svg:width="0.54cm" svg:height="0.41cm" svg:x="6.091cm" svg:y="16.787cm" svg:viewBox="0 0 541 411" draw:points="0,0 0,411 541,411 541,0">
          <text:p/>
        </draw:polygon>
        <draw:polygon draw:style-name="gr6" draw:text-style-name="P1" draw:layer="layout" svg:width="0.54cm" svg:height="0.41cm" svg:x="6.091cm" svg:y="16.787cm" svg:viewBox="0 0 541 411" draw:points="0,0 541,0 541,411 0,411">
          <text:p/>
        </draw:polygon>
        <draw:polygon draw:style-name="gr3" draw:text-style-name="P3" draw:layer="layout" svg:width="0.392cm" svg:height="0.076cm" svg:x="6.165cm" svg:y="17.272cm" svg:viewBox="0 0 393 77" draw:points="0,0 0,77 393,77 393,0">
          <text:p/>
        </draw:polygon>
        <draw:polygon draw:style-name="gr6" draw:text-style-name="P1" draw:layer="layout" svg:width="0.392cm" svg:height="0.076cm" svg:x="6.165cm" svg:y="17.272cm" svg:viewBox="0 0 393 77" draw:points="0,77 0,0 393,0 393,77">
          <text:p/>
        </draw:polygon>
        <draw:polygon draw:style-name="gr3" draw:text-style-name="P3" draw:layer="layout" svg:width="0.074cm" svg:height="0.075cm" svg:x="6.324cm" svg:y="17.197cm" svg:viewBox="0 0 75 76" draw:points="0,0 0,76 75,76 75,0">
          <text:p/>
        </draw:polygon>
        <draw:polygon draw:style-name="gr6" draw:text-style-name="P1" draw:layer="layout" svg:width="0.074cm" svg:height="0.075cm" svg:x="6.324cm" svg:y="17.197cm" svg:viewBox="0 0 75 76" draw:points="75,0 75,76 0,76 0,0">
          <text:p/>
        </draw:polygon>
        <draw:polygon draw:style-name="gr3" draw:text-style-name="P3" draw:layer="layout" svg:width="0.54cm" svg:height="0.41cm" svg:x="7.49cm" svg:y="16.787cm" svg:viewBox="0 0 541 411" draw:points="0,0 0,411 541,411 541,0">
          <text:p/>
        </draw:polygon>
        <draw:polygon draw:style-name="gr6" draw:text-style-name="P1" draw:layer="layout" svg:width="0.54cm" svg:height="0.41cm" svg:x="7.49cm" svg:y="16.787cm" svg:viewBox="0 0 541 411" draw:points="0,0 541,0 541,411 0,411">
          <text:p/>
        </draw:polygon>
        <draw:polygon draw:style-name="gr3" draw:text-style-name="P3" draw:layer="layout" svg:width="0.389cm" svg:height="0.076cm" svg:x="7.567cm" svg:y="17.272cm" svg:viewBox="0 0 390 77" draw:points="0,0 0,77 390,77 390,0">
          <text:p/>
        </draw:polygon>
        <draw:polygon draw:style-name="gr6" draw:text-style-name="P1" draw:layer="layout" svg:width="0.389cm" svg:height="0.076cm" svg:x="7.567cm" svg:y="17.272cm" svg:viewBox="0 0 390 77" draw:points="0,77 0,0 390,0 390,77">
          <text:p/>
        </draw:polygon>
        <draw:polygon draw:style-name="gr3" draw:text-style-name="P3" draw:layer="layout" svg:width="0.074cm" svg:height="0.075cm" svg:x="7.723cm" svg:y="17.197cm" svg:viewBox="0 0 75 76" draw:points="0,0 0,76 75,76 75,0">
          <text:p/>
        </draw:polygon>
        <draw:polygon draw:style-name="gr6" draw:text-style-name="P1" draw:layer="layout" svg:width="0.074cm" svg:height="0.075cm" svg:x="7.723cm" svg:y="17.197cm" svg:viewBox="0 0 75 76" draw:points="75,0 75,76 0,76 0,0">
          <text:p/>
        </draw:polygon>
        <draw:polygon draw:style-name="gr3" draw:text-style-name="P3" draw:layer="layout" svg:width="0.539cm" svg:height="0.408cm" svg:x="7.84cm" svg:y="14.389cm" svg:viewBox="0 0 540 409" draw:points="0,0 0,409 540,409 540,0">
          <text:p/>
        </draw:polygon>
        <draw:polygon draw:style-name="gr6" draw:text-style-name="P1" draw:layer="layout" svg:width="0.539cm" svg:height="0.408cm" svg:x="7.84cm" svg:y="14.389cm" svg:viewBox="0 0 540 409" draw:points="0,0 540,0 540,409 0,409">
          <text:p/>
        </draw:polygon>
        <draw:polygon draw:style-name="gr3" draw:text-style-name="P3" draw:layer="layout" svg:width="0.389cm" svg:height="0.074cm" svg:x="7.914cm" svg:y="14.873cm" svg:viewBox="0 0 390 75" draw:points="0,0 0,75 390,75 390,0">
          <text:p/>
        </draw:polygon>
        <draw:polygon draw:style-name="gr6" draw:text-style-name="P1" draw:layer="layout" svg:width="0.389cm" svg:height="0.074cm" svg:x="7.914cm" svg:y="14.873cm" svg:viewBox="0 0 390 75" draw:points="0,75 0,0 390,0 390,75">
          <text:p/>
        </draw:polygon>
        <draw:polygon draw:style-name="gr3" draw:text-style-name="P3" draw:layer="layout" svg:width="0.077cm" svg:height="0.076cm" svg:x="8.07cm" svg:y="14.797cm" svg:viewBox="0 0 78 77" draw:points="0,0 0,77 78,77 78,0">
          <text:p/>
        </draw:polygon>
        <draw:polygon draw:style-name="gr6" draw:text-style-name="P1" draw:layer="layout" svg:width="0.077cm" svg:height="0.076cm" svg:x="8.07cm" svg:y="14.797cm" svg:viewBox="0 0 78 77" draw:points="78,0 78,77 0,77 0,0">
          <text:p/>
        </draw:polygon>
        <draw:polygon draw:style-name="gr3" draw:text-style-name="P3" draw:layer="layout" svg:width="0.54cm" svg:height="0.408cm" svg:x="6.438cm" svg:y="14.389cm" svg:viewBox="0 0 541 409" draw:points="0,0 0,409 541,409 541,0">
          <text:p/>
        </draw:polygon>
        <draw:polygon draw:style-name="gr6" draw:text-style-name="P1" draw:layer="layout" svg:width="0.54cm" svg:height="0.408cm" svg:x="6.438cm" svg:y="14.389cm" svg:viewBox="0 0 541 409" draw:points="0,0 541,0 541,409 0,409">
          <text:p/>
        </draw:polygon>
        <draw:polygon draw:style-name="gr3" draw:text-style-name="P3" draw:layer="layout" svg:width="0.389cm" svg:height="0.074cm" svg:x="6.515cm" svg:y="14.873cm" svg:viewBox="0 0 390 75" draw:points="0,0 0,75 390,75 390,0">
          <text:p/>
        </draw:polygon>
        <draw:polygon draw:style-name="gr6" draw:text-style-name="P1" draw:layer="layout" svg:width="0.389cm" svg:height="0.074cm" svg:x="6.515cm" svg:y="14.873cm" svg:viewBox="0 0 390 75" draw:points="0,75 0,0 390,0 390,75">
          <text:p/>
        </draw:polygon>
        <draw:polygon draw:style-name="gr3" draw:text-style-name="P3" draw:layer="layout" svg:width="0.076cm" svg:height="0.076cm" svg:x="6.671cm" svg:y="14.797cm" svg:viewBox="0 0 77 77" draw:points="0,0 0,77 77,77 77,0">
          <text:p/>
        </draw:polygon>
        <draw:polygon draw:style-name="gr6" draw:text-style-name="P1" draw:layer="layout" svg:width="0.076cm" svg:height="0.076cm" svg:x="6.671cm" svg:y="14.797cm" svg:viewBox="0 0 77 77" draw:points="77,0 77,77 0,77 0,0">
          <text:p/>
        </draw:polygon>
        <draw:polygon draw:style-name="gr3" draw:text-style-name="P3" draw:layer="layout" svg:width="0.671cm" svg:height="0.671cm" svg:x="27.387cm" svg:y="7.918cm" svg:viewBox="0 0 672 672" draw:points="672,381 290,0 0,290 381,672">
          <text:p/>
        </draw:polygon>
        <draw:line draw:style-name="gr6" draw:text-style-name="P1" draw:layer="layout" svg:x1="27.768cm" svg:y1="8.59cm" svg:x2="28.059cm" svg:y2="8.299cm">
          <text:p/>
        </draw:line>
        <draw:line draw:style-name="gr6" draw:text-style-name="P1" draw:layer="layout" svg:x1="27.387cm" svg:y1="8.208cm" svg:x2="27.769cm" svg:y2="8.59cm">
          <text:p/>
        </draw:line>
        <draw:line draw:style-name="gr6" draw:text-style-name="P1" draw:layer="layout" svg:x1="27.678cm" svg:y1="7.918cm" svg:x2="27.387cm" svg:y2="8.209cm">
          <text:p/>
        </draw:line>
        <draw:line draw:style-name="gr6" draw:text-style-name="P1" draw:layer="layout" svg:x1="28.059cm" svg:y1="8.3cm" svg:x2="27.677cm" svg:y2="7.918cm">
          <text:p/>
        </draw:line>
        <draw:polygon draw:style-name="gr3" draw:text-style-name="P3" draw:layer="layout" svg:width="0.328cm" svg:height="0.328cm" svg:x="27.334cm" svg:y="8.314cm" svg:viewBox="0 0 329 329" draw:points="276,329 329,276 53,0 0,54">
          <text:p/>
        </draw:polygon>
        <draw:line draw:style-name="gr6" draw:text-style-name="P1" draw:layer="layout" svg:x1="27.334cm" svg:y1="8.367cm" svg:x2="27.61cm" svg:y2="8.643cm">
          <text:p/>
        </draw:line>
        <draw:line draw:style-name="gr6" draw:text-style-name="P1" draw:layer="layout" svg:x1="27.388cm" svg:y1="8.314cm" svg:x2="27.334cm" svg:y2="8.368cm">
          <text:p/>
        </draw:line>
        <draw:line draw:style-name="gr6" draw:text-style-name="P1" draw:layer="layout" svg:x1="27.663cm" svg:y1="8.59cm" svg:x2="27.387cm" svg:y2="8.314cm">
          <text:p/>
        </draw:line>
        <draw:line draw:style-name="gr6" draw:text-style-name="P1" draw:layer="layout" svg:x1="27.609cm" svg:y1="8.643cm" svg:x2="27.663cm" svg:y2="8.589cm">
          <text:p/>
        </draw:line>
        <draw:polygon draw:style-name="gr3" draw:text-style-name="P3" draw:layer="layout" svg:width="0.106cm" svg:height="0.106cm" svg:x="27.499cm" svg:y="8.371cm" svg:viewBox="0 0 107 107" draw:points="53,0 0,53 53,107 107,53">
          <text:p/>
        </draw:polygon>
        <draw:line draw:style-name="gr6" draw:text-style-name="P1" draw:layer="layout" svg:x1="27.606cm" svg:y1="8.425cm" svg:x2="27.552cm" svg:y2="8.371cm">
          <text:p/>
        </draw:line>
        <draw:line draw:style-name="gr6" draw:text-style-name="P1" draw:layer="layout" svg:x1="27.552cm" svg:y1="8.478cm" svg:x2="27.606cm" svg:y2="8.424cm">
          <text:p/>
        </draw:line>
        <draw:line draw:style-name="gr6" draw:text-style-name="P1" draw:layer="layout" svg:x1="27.499cm" svg:y1="8.424cm" svg:x2="27.553cm" svg:y2="8.478cm">
          <text:p/>
        </draw:line>
        <draw:line draw:style-name="gr6" draw:text-style-name="P1" draw:layer="layout" svg:x1="27.553cm" svg:y1="8.371cm" svg:x2="27.499cm" svg:y2="8.425cm">
          <text:p/>
        </draw:line>
        <draw:polygon draw:style-name="gr3" draw:text-style-name="P3" draw:layer="layout" svg:width="0.671cm" svg:height="0.671cm" svg:x="27.436cm" svg:y="6.474cm" svg:viewBox="0 0 672 672" draw:points="290,672 672,290 382,0 0,381">
          <text:p/>
        </draw:polygon>
        <draw:line draw:style-name="gr6" draw:text-style-name="P1" draw:layer="layout" svg:x1="27.436cm" svg:y1="6.855cm" svg:x2="27.727cm" svg:y2="7.146cm">
          <text:p/>
        </draw:line>
        <draw:line draw:style-name="gr6" draw:text-style-name="P1" draw:layer="layout" svg:x1="27.818cm" svg:y1="6.474cm" svg:x2="27.436cm" svg:y2="6.856cm">
          <text:p/>
        </draw:line>
        <draw:line draw:style-name="gr6" draw:text-style-name="P1" draw:layer="layout" svg:x1="28.108cm" svg:y1="6.765cm" svg:x2="27.817cm" svg:y2="6.474cm">
          <text:p/>
        </draw:line>
        <draw:line draw:style-name="gr6" draw:text-style-name="P1" draw:layer="layout" svg:x1="27.726cm" svg:y1="7.146cm" svg:x2="28.108cm" svg:y2="6.764cm">
          <text:p/>
        </draw:line>
        <draw:polygon draw:style-name="gr3" draw:text-style-name="P3" draw:layer="layout" svg:width="0.328cm" svg:height="0.329cm" svg:x="27.383cm" svg:y="6.421cm" svg:viewBox="0 0 329 330" draw:points="0,276 54,330 329,53 276,0">
          <text:p/>
        </draw:polygon>
        <draw:line draw:style-name="gr6" draw:text-style-name="P1" draw:layer="layout" svg:x1="27.659cm" svg:y1="6.421cm" svg:x2="27.383cm" svg:y2="6.698cm">
          <text:p/>
        </draw:line>
        <draw:line draw:style-name="gr6" draw:text-style-name="P1" draw:layer="layout" svg:x1="27.712cm" svg:y1="6.476cm" svg:x2="27.658cm" svg:y2="6.421cm">
          <text:p/>
        </draw:line>
        <draw:line draw:style-name="gr6" draw:text-style-name="P1" draw:layer="layout" svg:x1="27.436cm" svg:y1="6.751cm" svg:x2="27.712cm" svg:y2="6.474cm">
          <text:p/>
        </draw:line>
        <draw:line draw:style-name="gr6" draw:text-style-name="P1" draw:layer="layout" svg:x1="27.383cm" svg:y1="6.697cm" svg:x2="27.437cm" svg:y2="6.751cm">
          <text:p/>
        </draw:line>
        <draw:polygon draw:style-name="gr3" draw:text-style-name="P3" draw:layer="layout" svg:width="0.106cm" svg:height="0.105cm" svg:x="27.548cm" svg:y="6.587cm" svg:viewBox="0 0 107 106" draw:points="107,52 54,0 0,52 54,106">
          <text:p/>
        </draw:polygon>
        <draw:line draw:style-name="gr6" draw:text-style-name="P1" draw:layer="layout" svg:x1="27.601cm" svg:y1="6.693cm" svg:x2="27.655cm" svg:y2="6.639cm">
          <text:p/>
        </draw:line>
        <draw:line draw:style-name="gr6" draw:text-style-name="P1" draw:layer="layout" svg:x1="27.548cm" svg:y1="6.639cm" svg:x2="27.602cm" svg:y2="6.693cm">
          <text:p/>
        </draw:line>
        <draw:line draw:style-name="gr6" draw:text-style-name="P1" draw:layer="layout" svg:x1="27.602cm" svg:y1="6.587cm" svg:x2="27.548cm" svg:y2="6.64cm">
          <text:p/>
        </draw:line>
        <draw:line draw:style-name="gr6" draw:text-style-name="P1" draw:layer="layout" svg:x1="27.655cm" svg:y1="6.64cm" svg:x2="27.601cm" svg:y2="6.587cm">
          <text:p/>
        </draw:line>
        <draw:polygon draw:style-name="gr3" draw:text-style-name="P3" draw:layer="layout" svg:width="0.673cm" svg:height="0.671cm" svg:x="24.987cm" svg:y="7.918cm" svg:viewBox="0 0 674 672" draw:points="674,381 291,0 0,290 384,672">
          <text:p/>
        </draw:polygon>
        <draw:line draw:style-name="gr6" draw:text-style-name="P1" draw:layer="layout" svg:x1="25.37cm" svg:y1="8.59cm" svg:x2="25.661cm" svg:y2="8.299cm">
          <text:p/>
        </draw:line>
        <draw:line draw:style-name="gr6" draw:text-style-name="P1" draw:layer="layout" svg:x1="24.987cm" svg:y1="8.208cm" svg:x2="25.371cm" svg:y2="8.59cm">
          <text:p/>
        </draw:line>
        <draw:line draw:style-name="gr6" draw:text-style-name="P1" draw:layer="layout" svg:x1="25.278cm" svg:y1="7.918cm" svg:x2="24.987cm" svg:y2="8.209cm">
          <text:p/>
        </draw:line>
        <draw:line draw:style-name="gr6" draw:text-style-name="P1" draw:layer="layout" svg:x1="25.661cm" svg:y1="8.3cm" svg:x2="25.277cm" svg:y2="7.918cm">
          <text:p/>
        </draw:line>
        <draw:polygon draw:style-name="gr3" draw:text-style-name="P3" draw:layer="layout" svg:width="0.33cm" svg:height="0.328cm" svg:x="24.934cm" svg:y="8.314cm" svg:viewBox="0 0 331 329" draw:points="277,329 331,276 53,0 0,54">
          <text:p/>
        </draw:polygon>
        <draw:line draw:style-name="gr6" draw:text-style-name="P1" draw:layer="layout" svg:x1="24.934cm" svg:y1="8.367cm" svg:x2="25.212cm" svg:y2="8.643cm">
          <text:p/>
        </draw:line>
        <draw:line draw:style-name="gr6" draw:text-style-name="P1" draw:layer="layout" svg:x1="24.988cm" svg:y1="8.314cm" svg:x2="24.934cm" svg:y2="8.368cm">
          <text:p/>
        </draw:line>
        <draw:line draw:style-name="gr6" draw:text-style-name="P1" draw:layer="layout" svg:x1="25.265cm" svg:y1="8.59cm" svg:x2="24.987cm" svg:y2="8.314cm">
          <text:p/>
        </draw:line>
        <draw:line draw:style-name="gr6" draw:text-style-name="P1" draw:layer="layout" svg:x1="25.211cm" svg:y1="8.643cm" svg:x2="25.265cm" svg:y2="8.589cm">
          <text:p/>
        </draw:line>
        <draw:polygon draw:style-name="gr3" draw:text-style-name="P3" draw:layer="layout" svg:width="0.106cm" svg:height="0.106cm" svg:x="25.099cm" svg:y="8.371cm" svg:viewBox="0 0 107 107" draw:points="54,0 0,53 54,107 107,53">
          <text:p/>
        </draw:polygon>
        <draw:line draw:style-name="gr6" draw:text-style-name="P1" draw:layer="layout" svg:x1="25.206cm" svg:y1="8.425cm" svg:x2="25.152cm" svg:y2="8.371cm">
          <text:p/>
        </draw:line>
        <draw:line draw:style-name="gr6" draw:text-style-name="P1" draw:layer="layout" svg:x1="25.152cm" svg:y1="8.478cm" svg:x2="25.206cm" svg:y2="8.424cm">
          <text:p/>
        </draw:line>
        <draw:line draw:style-name="gr6" draw:text-style-name="P1" draw:layer="layout" svg:x1="25.099cm" svg:y1="8.424cm" svg:x2="25.153cm" svg:y2="8.478cm">
          <text:p/>
        </draw:line>
        <draw:line draw:style-name="gr6" draw:text-style-name="P1" draw:layer="layout" svg:x1="25.153cm" svg:y1="8.371cm" svg:x2="25.099cm" svg:y2="8.425cm">
          <text:p/>
        </draw:line>
        <draw:polygon draw:style-name="gr3" draw:text-style-name="P3" draw:layer="layout" svg:width="0.671cm" svg:height="0.671cm" svg:x="25.038cm" svg:y="6.474cm" svg:viewBox="0 0 672 672" draw:points="288,672 672,290 382,0 0,381">
          <text:p/>
        </draw:polygon>
        <draw:line draw:style-name="gr6" draw:text-style-name="P1" draw:layer="layout" svg:x1="25.038cm" svg:y1="6.855cm" svg:x2="25.326cm" svg:y2="7.146cm">
          <text:p/>
        </draw:line>
        <draw:line draw:style-name="gr6" draw:text-style-name="P1" draw:layer="layout" svg:x1="25.42cm" svg:y1="6.474cm" svg:x2="25.038cm" svg:y2="6.856cm">
          <text:p/>
        </draw:line>
        <draw:line draw:style-name="gr6" draw:text-style-name="P1" draw:layer="layout" svg:x1="25.71cm" svg:y1="6.765cm" svg:x2="25.419cm" svg:y2="6.474cm">
          <text:p/>
        </draw:line>
        <draw:line draw:style-name="gr6" draw:text-style-name="P1" draw:layer="layout" svg:x1="25.325cm" svg:y1="7.146cm" svg:x2="25.71cm" svg:y2="6.764cm">
          <text:p/>
        </draw:line>
        <draw:polygon draw:style-name="gr3" draw:text-style-name="P3" draw:layer="layout" svg:width="0.33cm" svg:height="0.329cm" svg:x="24.983cm" svg:y="6.421cm" svg:viewBox="0 0 331 330" draw:points="0,276 55,330 331,53 278,0">
          <text:p/>
        </draw:polygon>
        <draw:line draw:style-name="gr6" draw:text-style-name="P1" draw:layer="layout" svg:x1="25.261cm" svg:y1="6.421cm" svg:x2="24.983cm" svg:y2="6.698cm">
          <text:p/>
        </draw:line>
        <draw:line draw:style-name="gr6" draw:text-style-name="P1" draw:layer="layout" svg:x1="25.314cm" svg:y1="6.476cm" svg:x2="25.26cm" svg:y2="6.421cm">
          <text:p/>
        </draw:line>
        <draw:line draw:style-name="gr6" draw:text-style-name="P1" draw:layer="layout" svg:x1="25.038cm" svg:y1="6.751cm" svg:x2="25.314cm" svg:y2="6.474cm">
          <text:p/>
        </draw:line>
        <draw:line draw:style-name="gr6" draw:text-style-name="P1" draw:layer="layout" svg:x1="24.983cm" svg:y1="6.697cm" svg:x2="25.039cm" svg:y2="6.751cm">
          <text:p/>
        </draw:line>
        <draw:polygon draw:style-name="gr3" draw:text-style-name="P3" draw:layer="layout" svg:width="0.105cm" svg:height="0.105cm" svg:x="25.148cm" svg:y="6.587cm" svg:viewBox="0 0 106 106" draw:points="106,52 53,0 0,52 53,106">
          <text:p/>
        </draw:polygon>
        <draw:line draw:style-name="gr6" draw:text-style-name="P1" draw:layer="layout" svg:x1="25.201cm" svg:y1="6.693cm" svg:x2="25.254cm" svg:y2="6.639cm">
          <text:p/>
        </draw:line>
        <draw:line draw:style-name="gr6" draw:text-style-name="P1" draw:layer="layout" svg:x1="25.148cm" svg:y1="6.639cm" svg:x2="25.202cm" svg:y2="6.693cm">
          <text:p/>
        </draw:line>
        <draw:line draw:style-name="gr6" draw:text-style-name="P1" draw:layer="layout" svg:x1="25.202cm" svg:y1="6.587cm" svg:x2="25.148cm" svg:y2="6.64cm">
          <text:p/>
        </draw:line>
        <draw:line draw:style-name="gr6" draw:text-style-name="P1" draw:layer="layout" svg:x1="25.254cm" svg:y1="6.64cm" svg:x2="25.201cm" svg:y2="6.587cm">
          <text:p/>
        </draw:line>
        <draw:polygon draw:style-name="gr3" draw:text-style-name="P3" draw:layer="layout" svg:width="0.671cm" svg:height="0.671cm" svg:x="17.79cm" svg:y="7.918cm" svg:viewBox="0 0 672 672" draw:points="672,381 290,0 0,290 381,672">
          <text:p/>
        </draw:polygon>
        <draw:line draw:style-name="gr6" draw:text-style-name="P1" draw:layer="layout" svg:x1="18.171cm" svg:y1="8.59cm" svg:x2="18.462cm" svg:y2="8.299cm">
          <text:p/>
        </draw:line>
        <draw:line draw:style-name="gr6" draw:text-style-name="P1" draw:layer="layout" svg:x1="17.79cm" svg:y1="8.208cm" svg:x2="18.172cm" svg:y2="8.59cm">
          <text:p/>
        </draw:line>
        <draw:line draw:style-name="gr6" draw:text-style-name="P1" draw:layer="layout" svg:x1="18.081cm" svg:y1="7.918cm" svg:x2="17.79cm" svg:y2="8.209cm">
          <text:p/>
        </draw:line>
        <draw:line draw:style-name="gr6" draw:text-style-name="P1" draw:layer="layout" svg:x1="18.462cm" svg:y1="8.3cm" svg:x2="18.08cm" svg:y2="7.918cm">
          <text:p/>
        </draw:line>
        <draw:polygon draw:style-name="gr3" draw:text-style-name="P3" draw:layer="layout" svg:width="0.328cm" svg:height="0.328cm" svg:x="17.737cm" svg:y="8.314cm" svg:viewBox="0 0 329 329" draw:points="276,329 329,276 53,0 0,54">
          <text:p/>
        </draw:polygon>
        <draw:line draw:style-name="gr6" draw:text-style-name="P1" draw:layer="layout" svg:x1="17.737cm" svg:y1="8.367cm" svg:x2="18.013cm" svg:y2="8.643cm">
          <text:p/>
        </draw:line>
        <draw:line draw:style-name="gr6" draw:text-style-name="P1" draw:layer="layout" svg:x1="17.791cm" svg:y1="8.314cm" svg:x2="17.737cm" svg:y2="8.368cm">
          <text:p/>
        </draw:line>
        <draw:line draw:style-name="gr6" draw:text-style-name="P1" draw:layer="layout" svg:x1="18.066cm" svg:y1="8.59cm" svg:x2="17.79cm" svg:y2="8.314cm">
          <text:p/>
        </draw:line>
        <draw:line draw:style-name="gr6" draw:text-style-name="P1" draw:layer="layout" svg:x1="18.012cm" svg:y1="8.643cm" svg:x2="18.066cm" svg:y2="8.589cm">
          <text:p/>
        </draw:line>
        <draw:polygon draw:style-name="gr3" draw:text-style-name="P3" draw:layer="layout" svg:width="0.106cm" svg:height="0.106cm" svg:x="17.9cm" svg:y="8.371cm" svg:viewBox="0 0 107 107" draw:points="54,0 0,53 54,107 107,53">
          <text:p/>
        </draw:polygon>
        <draw:line draw:style-name="gr6" draw:text-style-name="P1" draw:layer="layout" svg:x1="18.007cm" svg:y1="8.425cm" svg:x2="17.953cm" svg:y2="8.371cm">
          <text:p/>
        </draw:line>
        <draw:line draw:style-name="gr6" draw:text-style-name="P1" draw:layer="layout" svg:x1="17.953cm" svg:y1="8.478cm" svg:x2="18.007cm" svg:y2="8.424cm">
          <text:p/>
        </draw:line>
        <draw:line draw:style-name="gr6" draw:text-style-name="P1" draw:layer="layout" svg:x1="17.9cm" svg:y1="8.424cm" svg:x2="17.954cm" svg:y2="8.478cm">
          <text:p/>
        </draw:line>
        <draw:line draw:style-name="gr6" draw:text-style-name="P1" draw:layer="layout" svg:x1="17.954cm" svg:y1="8.371cm" svg:x2="17.9cm" svg:y2="8.425cm">
          <text:p/>
        </draw:line>
        <draw:polygon draw:style-name="gr3" draw:text-style-name="P3" draw:layer="layout" svg:width="0.671cm" svg:height="0.671cm" svg:x="17.839cm" svg:y="6.474cm" svg:viewBox="0 0 672 672" draw:points="290,672 672,290 381,0 0,381">
          <text:p/>
        </draw:polygon>
        <draw:line draw:style-name="gr6" draw:text-style-name="P1" draw:layer="layout" svg:x1="17.839cm" svg:y1="6.855cm" svg:x2="18.13cm" svg:y2="7.146cm">
          <text:p/>
        </draw:line>
        <draw:line draw:style-name="gr6" draw:text-style-name="P1" draw:layer="layout" svg:x1="18.221cm" svg:y1="6.474cm" svg:x2="17.839cm" svg:y2="6.856cm">
          <text:p/>
        </draw:line>
        <draw:line draw:style-name="gr6" draw:text-style-name="P1" draw:layer="layout" svg:x1="18.511cm" svg:y1="6.765cm" svg:x2="18.22cm" svg:y2="6.474cm">
          <text:p/>
        </draw:line>
        <draw:line draw:style-name="gr6" draw:text-style-name="P1" draw:layer="layout" svg:x1="18.129cm" svg:y1="7.146cm" svg:x2="18.511cm" svg:y2="6.764cm">
          <text:p/>
        </draw:line>
        <draw:polygon draw:style-name="gr3" draw:text-style-name="P3" draw:layer="layout" svg:width="0.328cm" svg:height="0.329cm" svg:x="17.786cm" svg:y="6.421cm" svg:viewBox="0 0 329 330" draw:points="0,276 53,330 329,53 276,0">
          <text:p/>
        </draw:polygon>
        <draw:line draw:style-name="gr6" draw:text-style-name="P1" draw:layer="layout" svg:x1="18.062cm" svg:y1="6.421cm" svg:x2="17.786cm" svg:y2="6.698cm">
          <text:p/>
        </draw:line>
        <draw:line draw:style-name="gr6" draw:text-style-name="P1" draw:layer="layout" svg:x1="18.115cm" svg:y1="6.476cm" svg:x2="18.061cm" svg:y2="6.421cm">
          <text:p/>
        </draw:line>
        <draw:line draw:style-name="gr6" draw:text-style-name="P1" draw:layer="layout" svg:x1="17.839cm" svg:y1="6.751cm" svg:x2="18.115cm" svg:y2="6.474cm">
          <text:p/>
        </draw:line>
        <draw:line draw:style-name="gr6" draw:text-style-name="P1" draw:layer="layout" svg:x1="17.786cm" svg:y1="6.697cm" svg:x2="17.84cm" svg:y2="6.751cm">
          <text:p/>
        </draw:line>
        <draw:polygon draw:style-name="gr3" draw:text-style-name="P3" draw:layer="layout" svg:width="0.106cm" svg:height="0.105cm" svg:x="17.949cm" svg:y="6.587cm" svg:viewBox="0 0 107 106" draw:points="107,52 53,0 0,52 53,106">
          <text:p/>
        </draw:polygon>
        <draw:line draw:style-name="gr6" draw:text-style-name="P1" draw:layer="layout" svg:x1="18.002cm" svg:y1="6.693cm" svg:x2="18.056cm" svg:y2="6.639cm">
          <text:p/>
        </draw:line>
        <draw:line draw:style-name="gr6" draw:text-style-name="P1" draw:layer="layout" svg:x1="17.949cm" svg:y1="6.639cm" svg:x2="18.003cm" svg:y2="6.693cm">
          <text:p/>
        </draw:line>
        <draw:line draw:style-name="gr6" draw:text-style-name="P1" draw:layer="layout" svg:x1="18.003cm" svg:y1="6.587cm" svg:x2="17.949cm" svg:y2="6.64cm">
          <text:p/>
        </draw:line>
        <draw:line draw:style-name="gr6" draw:text-style-name="P1" draw:layer="layout" svg:x1="18.056cm" svg:y1="6.64cm" svg:x2="18.002cm" svg:y2="6.587cm">
          <text:p/>
        </draw:line>
        <draw:path draw:style-name="gr3" draw:text-style-name="P3" draw:layer="layout" svg:width="0.45cm" svg:height="0.451cm" svg:x="46.81cm" svg:y="39.092cm" svg:viewBox="0 0 451 452" svg:d="M224 0l-40 4-41 13c-210 88-182 386 43 431l40 4 42-4c223-47 250-346 38-433l-40-11z">
          <text:p/>
        </draw:path>
        <draw:path draw:style-name="gr6" draw:text-style-name="P1" draw:layer="layout" svg:width="0.448cm" svg:height="0.451cm" svg:x="46.81cm" svg:y="39.092cm" svg:viewBox="0 0 449 452" svg:d="M223 0c125 0 226 100 226 225s-99 227-224 227c-123 0-225-99-225-225-3-125 100-225 223-227z">
          <text:p/>
        </draw:path>
        <draw:line draw:style-name="gr6" draw:text-style-name="P1" draw:layer="layout" svg:x1="28.875cm" svg:y1="14.956cm" svg:x2="29.051cm" svg:y2="14.956cm">
          <text:p/>
        </draw:line>
        <draw:line draw:style-name="gr6" draw:text-style-name="P1" draw:layer="layout" svg:x1="29.112cm" svg:y1="14.956cm" svg:x2="29.114cm" svg:y2="14.956cm">
          <text:p/>
        </draw:line>
        <draw:line draw:style-name="gr6" draw:text-style-name="P1" draw:layer="layout" svg:x1="29.176cm" svg:y1="14.956cm" svg:x2="29.349cm" svg:y2="14.956cm">
          <text:p/>
        </draw:line>
        <draw:line draw:style-name="gr6" draw:text-style-name="P1" draw:layer="layout" svg:x1="29.413cm" svg:y1="14.956cm" svg:x2="29.415cm" svg:y2="14.956cm">
          <text:p/>
        </draw:line>
        <draw:line draw:style-name="gr6" draw:text-style-name="P1" draw:layer="layout" svg:x1="29.451cm" svg:y1="14.956cm" svg:x2="29.626cm" svg:y2="14.956cm">
          <text:p/>
        </draw:line>
        <draw:line draw:style-name="gr6" draw:text-style-name="P1" draw:layer="layout" svg:x1="28.875cm" svg:y1="15.106cm" svg:x2="29.626cm" svg:y2="15.106cm">
          <text:p/>
        </draw:line>
        <draw:polyline draw:style-name="gr6" draw:text-style-name="P1" draw:layer="layout" svg:width="0.751cm" svg:height="0.068cm" svg:x="28.875cm" svg:y="15.072cm" svg:viewBox="0 0 752 69" draw:points="0,34 17,17 32,9 50,2 65,0 79,2 96,9 111,17 126,34 143,52 158,61 175,67 189,69 204,67 221,61 236,52 251,34 268,17 283,9 300,2 314,0 329,2 346,9 361,17 378,34 393,52 407,61 424,67 439,69 454,67 471,61 486,52 503,34 518,17 532,9 549,2 564,0 579,2 596,9 611,17 628,34 642,52 657,61 674,67 689,69 704,67 721,61 736,52 752,34">
          <text:p/>
        </draw:polyline>
        <draw:polygon draw:style-name="gr3" draw:text-style-name="P3" draw:layer="layout" svg:width="1.7cm" svg:height="0.699cm" svg:x="43.34cm" svg:y="12.89cm" svg:viewBox="0 0 1701 700" draw:points="0,0 0,700 1701,700 1701,0">
          <text:p/>
        </draw:polygon>
        <draw:polygon draw:style-name="gr6" draw:text-style-name="P1" draw:layer="layout" svg:width="1.7cm" svg:height="0.699cm" svg:x="43.34cm" svg:y="12.89cm" svg:viewBox="0 0 1701 700" draw:points="1701,700 0,700 0,0 1701,0">
          <text:p/>
        </draw:polygon>
        <draw:line draw:style-name="gr6" draw:text-style-name="P1" draw:layer="layout" svg:x1="45.04cm" svg:y1="13.178cm" svg:x2="43.34cm" svg:y2="13.178cm">
          <text:p/>
        </draw:line>
        <draw:polygon draw:style-name="gr3" draw:text-style-name="P3" draw:layer="layout" svg:width="0.9cm" svg:height="0.899cm" svg:x="18.975cm" svg:y="11.527cm" svg:viewBox="0 0 901 900" draw:points="0,0 0,900 901,900 901,0">
          <text:p/>
        </draw:polygon>
        <draw:line draw:style-name="gr6" draw:text-style-name="P1" draw:layer="layout" svg:x1="19.875cm" svg:y1="11.527cm" svg:x2="18.975cm" svg:y2="11.527cm">
          <text:p/>
        </draw:line>
        <draw:line draw:style-name="gr6" draw:text-style-name="P1" draw:layer="layout" svg:x1="19.875cm" svg:y1="12.426cm" svg:x2="19.875cm" svg:y2="11.527cm">
          <text:p/>
        </draw:line>
        <draw:line draw:style-name="gr6" draw:text-style-name="P1" draw:layer="layout" svg:x1="18.975cm" svg:y1="12.426cm" svg:x2="19.875cm" svg:y2="12.426cm">
          <text:p/>
        </draw:line>
        <draw:line draw:style-name="gr6" draw:text-style-name="P1" draw:layer="layout" svg:x1="18.975cm" svg:y1="11.527cm" svg:x2="18.975cm" svg:y2="12.426cm">
          <text:p/>
        </draw:line>
        <draw:polygon draw:style-name="gr6" draw:text-style-name="P1" draw:layer="layout" svg:width="0.9cm" svg:height="0.899cm" svg:x="18.975cm" svg:y="11.527cm" svg:viewBox="0 0 901 900" draw:points="0,0 0,900 901,900 901,0">
          <text:p/>
        </draw:polygon>
        <draw:polygon draw:style-name="gr3" draw:text-style-name="P3" draw:layer="layout" svg:width="1.6cm" svg:height="0.64cm" svg:x="31.542cm" svg:y="11.372cm" svg:viewBox="0 0 1601 641" draw:points="0,0 0,641 1601,641 1601,0">
          <text:p/>
        </draw:polygon>
        <draw:line draw:style-name="gr6" draw:text-style-name="P1" draw:layer="layout" svg:x1="33.142cm" svg:y1="12.012cm" svg:x2="33.142cm" svg:y2="11.372cm">
          <text:p/>
        </draw:line>
        <draw:line draw:style-name="gr6" draw:text-style-name="P1" draw:layer="layout" svg:x1="31.542cm" svg:y1="12.012cm" svg:x2="33.142cm" svg:y2="12.012cm">
          <text:p/>
        </draw:line>
        <draw:line draw:style-name="gr6" draw:text-style-name="P1" draw:layer="layout" svg:x1="31.542cm" svg:y1="11.372cm" svg:x2="31.542cm" svg:y2="12.012cm">
          <text:p/>
        </draw:line>
        <draw:line draw:style-name="gr6" draw:text-style-name="P1" draw:layer="layout" svg:x1="33.142cm" svg:y1="11.372cm" svg:x2="31.542cm" svg:y2="11.372cm">
          <text:p/>
        </draw:line>
        <draw:line draw:style-name="gr6" draw:text-style-name="P1" draw:layer="layout" svg:x1="6.699cm" svg:y1="6.867cm" svg:x2="6.725cm" svg:y2="6.692cm">
          <text:p/>
        </draw:line>
        <draw:line draw:style-name="gr6" draw:text-style-name="P1" draw:layer="layout" svg:x1="6.733cm" svg:y1="6.631cm" svg:x2="6.735cm" svg:y2="6.631cm">
          <text:p/>
        </draw:line>
        <draw:line draw:style-name="gr6" draw:text-style-name="P1" draw:layer="layout" svg:x1="6.743cm" svg:y1="6.571cm" svg:x2="6.77cm" svg:y2="6.396cm">
          <text:p/>
        </draw:line>
        <draw:line draw:style-name="gr6" draw:text-style-name="P1" draw:layer="layout" svg:x1="6.777cm" svg:y1="6.335cm" svg:x2="6.777cm" svg:y2="6.337cm">
          <text:p/>
        </draw:line>
        <draw:line draw:style-name="gr6" draw:text-style-name="P1" draw:layer="layout" svg:x1="6.783cm" svg:y1="6.298cm" svg:x2="6.81cm" svg:y2="6.123cm">
          <text:p/>
        </draw:line>
        <draw:line draw:style-name="gr6" draw:text-style-name="P1" draw:layer="layout" svg:x1="6.847cm" svg:y1="6.888cm" svg:x2="6.958cm" svg:y2="6.144cm">
          <text:p/>
        </draw:line>
        <draw:polyline draw:style-name="gr6" draw:text-style-name="P1" draw:layer="layout" svg:width="0.158cm" svg:height="0.743cm" svg:x="6.824cm" svg:y="6.144cm" svg:viewBox="0 0 159 744" draw:points="23,744 8,725 2,708 0,693 0,676 4,662 10,647 23,634 42,619 62,607 73,594 81,579 85,564 85,547 83,530 75,516 60,496 46,480 38,463 36,446 36,431 40,414 48,399 60,386 79,374 98,361 111,346 117,331 121,317 121,300 119,285 113,268 98,249 83,232 77,215 73,198 75,183 77,168 85,153 96,138 115,125 134,112 147,98 153,83 157,68 159,53 155,36 149,19 134,0">
          <text:p/>
        </draw:polyline>
        <draw:polygon draw:style-name="gr3" draw:text-style-name="P3" draw:layer="layout" svg:width="0.643cm" svg:height="0.637cm" svg:x="27.237cm" svg:y="10.79cm" svg:viewBox="0 0 644 638" draw:points="600,478 549,389 598,372 587,361 644,322 602,292 632,254 612,229 623,212 577,199 589,174 543,170 498,165 479,161 490,136 485,45 485,36 483,26 464,38 405,66 392,24 369,47 342,0 314,32 306,47 297,60 287,49 276,40 236,21 215,72 143,53 143,142 51,142 63,178 46,180 96,263 147,284 124,299 87,288 0,347 70,393 124,384 138,363 185,389 160,406 128,397 92,418 53,507 121,507 119,518 147,516 160,514 191,505 196,560 206,611 276,558 297,530 299,509 308,501 320,482 337,478 346,505 318,530 335,583 394,638 414,598 433,611 443,569 445,528 490,545 485,509 483,492 581,503 583,484">
          <text:p/>
        </draw:polygon>
        <draw:polyline draw:style-name="gr6" draw:text-style-name="P1" draw:layer="layout" svg:width="0.057cm" svg:height="0.051cm" svg:x="27.451cm" svg:y="10.862cm" svg:viewBox="0 0 58 52" draw:points="0,0 21,27 58,52">
          <text:p/>
        </draw:polyline>
        <draw:line draw:style-name="gr6" draw:text-style-name="P1" draw:layer="layout" svg:x1="27.473cm" svg:y1="10.888cm" svg:x2="27.465cm" svg:y2="10.944cm">
          <text:p/>
        </draw:line>
        <draw:line draw:style-name="gr6" draw:text-style-name="P1" draw:layer="layout" svg:x1="27.472cm" svg:y1="10.811cm" svg:x2="27.513cm" svg:y2="10.831cm">
          <text:p/>
        </draw:line>
        <draw:polyline draw:style-name="gr6" draw:text-style-name="P1" draw:layer="layout" svg:width="0.06cm" svg:height="0.085cm" svg:x="27.518cm" svg:y="10.79cm" svg:viewBox="0 0 61 86" draw:points="61,0 33,33 0,86">
          <text:p/>
        </draw:polyline>
        <draw:line draw:style-name="gr6" draw:text-style-name="P1" draw:layer="layout" svg:x1="27.629cm" svg:y1="10.814cm" svg:x2="27.573cm" svg:y2="10.867cm">
          <text:p/>
        </draw:line>
        <draw:line draw:style-name="gr6" draw:text-style-name="P1" draw:layer="layout" svg:x1="27.628cm" svg:y1="10.814cm" svg:x2="27.657cm" svg:y2="10.899cm">
          <text:p/>
        </draw:line>
        <draw:polyline draw:style-name="gr6" draw:text-style-name="P1" draw:layer="layout" svg:width="0.055cm" svg:height="0.11cm" svg:x="27.552cm" svg:y="10.835cm" svg:viewBox="0 0 56 111" draw:points="0,0 39,61 56,111">
          <text:p/>
        </draw:polyline>
        <draw:line draw:style-name="gr6" draw:text-style-name="P1" draw:layer="layout" svg:x1="27.701cm" svg:y1="10.875cm" svg:x2="27.637cm" svg:y2="10.91cm">
          <text:p/>
        </draw:line>
        <draw:polyline draw:style-name="gr6" draw:text-style-name="P1" draw:layer="layout" svg:width="0.165cm" svg:height="0.457cm" svg:x="27.715cm" svg:y="10.835cm" svg:viewBox="0 0 166 458" draw:points="6,0 11,91 0,116 19,120 111,129 99,154 145,167 134,184 154,209 124,247 166,277 109,315 120,326 70,343 122,433 105,439 103,458">
          <text:p/>
        </draw:polyline>
        <draw:line draw:style-name="gr6" draw:text-style-name="P1" draw:layer="layout" svg:x1="27.722cm" svg:y1="10.836cm" svg:x2="27.719cm" svg:y2="10.816cm">
          <text:p/>
        </draw:line>
        <draw:line draw:style-name="gr6" draw:text-style-name="P1" draw:layer="layout" svg:x1="27.818cm" svg:y1="11.293cm" svg:x2="27.719cm" svg:y2="11.281cm">
          <text:p/>
        </draw:line>
        <draw:line draw:style-name="gr6" draw:text-style-name="P1" draw:layer="layout" svg:x1="27.512cm" svg:y1="10.83cm" svg:x2="27.534cm" svg:y2="10.851cm">
          <text:p/>
        </draw:line>
        <draw:line draw:style-name="gr6" draw:text-style-name="P1" draw:layer="layout" svg:x1="27.582cm" svg:y1="11.295cm" svg:x2="27.621cm" svg:y2="11.283cm">
          <text:p/>
        </draw:line>
        <draw:line draw:style-name="gr6" draw:text-style-name="P1" draw:layer="layout" svg:x1="27.65cm" svg:y1="11.387cm" svg:x2="27.65cm" svg:y2="11.353cm">
          <text:p/>
        </draw:line>
        <draw:line draw:style-name="gr6" draw:text-style-name="P1" draw:layer="layout" svg:x1="27.814cm" svg:y1="10.989cm" svg:x2="27.785cm" svg:y2="11.024cm">
          <text:p/>
        </draw:line>
        <draw:line draw:style-name="gr6" draw:text-style-name="P1" draw:layer="layout" svg:x1="27.839cm" svg:y1="11.083cm" svg:x2="27.8cm" svg:y2="11.063cm">
          <text:p/>
        </draw:line>
        <draw:line draw:style-name="gr6" draw:text-style-name="P1" draw:layer="layout" svg:x1="27.849cm" svg:y1="11.019cm" svg:x2="27.823cm" svg:y2="11.043cm">
          <text:p/>
        </draw:line>
        <draw:line draw:style-name="gr6" draw:text-style-name="P1" draw:layer="layout" svg:x1="27.716cm" svg:y1="10.951cm" svg:x2="27.675cm" svg:y2="10.988cm">
          <text:p/>
        </draw:line>
        <draw:line draw:style-name="gr6" draw:text-style-name="P1" draw:layer="layout" svg:x1="27.638cm" svg:y1="10.909cm" svg:x2="27.63cm" svg:y2="10.952cm">
          <text:p/>
        </draw:line>
        <draw:polyline draw:style-name="gr6" draw:text-style-name="P1" draw:layer="layout" svg:width="0.235cm" svg:height="0.485cm" svg:x="27.237cm" svg:y="10.811cm" svg:viewBox="0 0 236 486" draw:points="236,0 215,51 143,32 143,122 52,122 64,158 47,160 96,243 147,264 124,279 88,268 0,327 71,372 124,363 138,342 185,368 160,385 128,376 92,397 54,486 121,486 143,401">
          <text:p/>
        </draw:polyline>
        <draw:polyline draw:style-name="gr6" draw:text-style-name="P1" draw:layer="layout" svg:width="0.216cm" svg:height="0.163cm" svg:x="27.355cm" svg:y="11.178cm" svg:viewBox="0 0 217 164" draw:points="0,130 28,128 73,117 116,92 111,55 124,21 179,0 215,21 217,72 190,113 135,164 116,92">
          <text:p/>
        </draw:polyline>
        <draw:polyline draw:style-name="gr6" draw:text-style-name="P1" draw:layer="layout" svg:width="0.108cm" svg:height="0.106cm" svg:x="27.427cm" svg:y="11.294cm" svg:viewBox="0 0 109 107" draw:points="0,0 5,55 15,107 86,53 107,25 109,4">
          <text:p/>
        </draw:polyline>
        <draw:polyline draw:style-name="gr6" draw:text-style-name="P1" draw:layer="layout" svg:width="0.172cm" svg:height="0.279cm" svg:x="27.554cm" svg:y="11.148cm" svg:viewBox="0 0 173 280" draw:points="19,119 28,146 0,172 17,225 77,280 97,240 116,253 126,211 128,170 173,187 166,114 154,59 130,15 94,0 60,13">
          <text:p/>
        </draw:polyline>
        <draw:polyline draw:style-name="gr6" draw:text-style-name="P1" draw:layer="layout" svg:width="0.089cm" svg:height="0.154cm" svg:x="27.594cm" svg:y="11.165cm" svg:viewBox="0 0 90 155" draw:points="90,155 43,133 26,118 0,82 0,36 7,0">
          <text:p/>
        </draw:polyline>
        <draw:polyline draw:style-name="gr6" draw:text-style-name="P1" draw:layer="layout" svg:width="0.057cm" svg:height="0.063cm" svg:x="27.317cm" svg:y="11.089cm" svg:viewBox="0 0 58 64" draw:points="44,0 0,32 58,64">
          <text:p/>
        </draw:polyline>
        <draw:line draw:style-name="gr6" draw:text-style-name="P1" draw:layer="layout" svg:x1="27.421cm" svg:y1="11.179cm" svg:x2="27.462cm" svg:y2="11.161cm">
          <text:p/>
        </draw:line>
        <draw:line draw:style-name="gr6" draw:text-style-name="P1" draw:layer="layout" svg:x1="27.383cm" svg:y1="11.075cm" svg:x2="27.422cm" svg:y2="11.063cm">
          <text:p/>
        </draw:line>
        <draw:polyline draw:style-name="gr6" draw:text-style-name="P1" draw:layer="layout" svg:width="0.095cm" svg:height="0.116cm" svg:x="27.353cm" svg:y="10.941cm" svg:viewBox="0 0 96 117" draw:points="0,0 17,56 32,92 65,117 96,109">
          <text:p/>
        </draw:polyline>
        <draw:line draw:style-name="gr6" draw:text-style-name="P1" draw:layer="layout" svg:x1="27.432cm" svg:y1="10.943cm" svg:x2="27.464cm" svg:y2="10.958cm">
          <text:p/>
        </draw:line>
        <draw:line draw:style-name="gr6" draw:text-style-name="P1" draw:layer="layout" svg:x1="27.379cm" svg:y1="11.212cm" svg:x2="27.401cm" svg:y2="11.19cm">
          <text:p/>
        </draw:line>
        <draw:polyline draw:style-name="gr6" draw:text-style-name="P1" draw:layer="layout" svg:width="0.078cm" svg:height="0.04cm" svg:x="27.641cm" svg:y="10.816cm" svg:viewBox="0 0 79 41" draw:points="79,0 60,13 0,41">
          <text:p/>
        </draw:polyline>
        <draw:line draw:style-name="gr6" draw:text-style-name="P1" draw:layer="layout" svg:x1="27.578cm" svg:y1="10.79cm" svg:x2="27.606cm" svg:y2="10.838cm">
          <text:p/>
        </draw:line>
        <draw:line draw:style-name="gr6" draw:text-style-name="P1" draw:layer="layout" svg:x1="27.379cm" svg:y1="10.932cm" svg:x2="27.433cm" svg:y2="10.944cm">
          <text:p/>
        </draw:line>
        <draw:path draw:style-name="gr6" draw:text-style-name="P1" draw:layer="layout" svg:width="0.224cm" svg:height="0.299cm" svg:x="27.482cm" svg:y="10.964cm" svg:viewBox="0 0 225 300" svg:d="M90 0c83 8 142 82 134 165-9 82-83 143-167 134-19-2-40-8-57-19">
          <text:p/>
        </draw:path>
        <draw:polygon draw:style-name="gr3" draw:text-style-name="P3" draw:layer="layout" svg:width="0.644cm" svg:height="0.627cm" svg:x="14.386cm" svg:y="30.221cm" svg:viewBox="0 0 645 628" draw:points="232,5 207,104 160,83 160,98 95,85 103,134 53,143 49,175 30,179 56,221 28,230 58,266 88,300 99,317 72,327 13,395 7,401 0,410 24,414 84,435 64,475 97,475 86,528 128,524 145,520 158,516 158,543 177,585 226,564 264,628 325,566 391,628 408,594 423,605 444,511 423,461 450,465 467,499 573,516 552,435 509,403 484,410 467,359 497,365 514,393 556,403 645,365 596,319 605,312 584,295 573,289 543,272 579,230 609,185 522,175 486,181 469,194 459,194 435,198 421,190 433,164 471,166 497,115 493,32 450,49 446,26 410,49 380,76 359,34 336,62 325,76 264,0 249,13">
          <text:p/>
        </draw:polygon>
        <draw:polyline draw:style-name="gr6" draw:text-style-name="P1" draw:layer="layout" svg:width="0.008cm" svg:height="0.076cm" svg:x="14.607cm" svg:y="30.708cm" svg:viewBox="0 0 9 77" draw:points="4,77 9,43 0,0">
          <text:p/>
        </draw:polyline>
        <draw:line draw:style-name="gr6" draw:text-style-name="P1" draw:layer="layout" svg:x1="14.615cm" svg:y1="30.751cm" svg:x2="14.658cm" svg:y2="30.717cm">
          <text:p/>
        </draw:line>
        <draw:line draw:style-name="gr6" draw:text-style-name="P1" draw:layer="layout" svg:x1="14.563cm" svg:y1="30.806cm" svg:x2="14.543cm" svg:y2="30.763cm">
          <text:p/>
        </draw:line>
        <draw:polyline draw:style-name="gr6" draw:text-style-name="P1" draw:layer="layout" svg:width="0.102cm" svg:height="0.021cm" svg:x="14.471cm" svg:y="30.727cm" svg:viewBox="0 0 103 22" draw:points="0,22 43,18 103,0">
          <text:p/>
        </draw:polyline>
        <draw:line draw:style-name="gr6" draw:text-style-name="P1" draw:layer="layout" svg:x1="14.45cm" svg:y1="30.695cm" svg:x2="14.526cm" svg:y2="30.695cm">
          <text:p/>
        </draw:line>
        <draw:line draw:style-name="gr6" draw:text-style-name="P1" draw:layer="layout" svg:x1="14.45cm" svg:y1="30.696cm" svg:x2="14.491cm" svg:y2="30.617cm">
          <text:p/>
        </draw:line>
        <draw:polyline draw:style-name="gr6" draw:text-style-name="P1" draw:layer="layout" svg:width="0.038cm" svg:height="0.119cm" svg:x="14.52cm" svg:y="30.615cm" svg:viewBox="0 0 39 120" draw:points="0,120 16,50 39,0">
          <text:p/>
        </draw:polyline>
        <draw:line draw:style-name="gr6" draw:text-style-name="P1" draw:layer="layout" svg:x1="14.442cm" svg:y1="30.6cm" svg:x2="14.51cm" svg:y2="30.622cm">
          <text:p/>
        </draw:line>
        <draw:polyline draw:style-name="gr6" draw:text-style-name="P1" draw:layer="layout" svg:width="0.25cm" svg:height="0.394cm" svg:x="14.399cm" svg:y="30.221cm" svg:viewBox="0 0 251 395" draw:points="0,395 59,327 85,317 74,300 15,229 43,220 17,178 36,174 40,142 89,134 81,85 146,98 146,83 194,104 219,5 236,13 251,0">
          <text:p/>
        </draw:polyline>
        <draw:line draw:style-name="gr6" draw:text-style-name="P1" draw:layer="layout" svg:x1="14.4cm" svg:y1="30.615cm" svg:x2="14.386cm" svg:y2="30.631cm">
          <text:p/>
        </draw:line>
        <draw:line draw:style-name="gr6" draw:text-style-name="P1" draw:layer="layout" svg:x1="14.649cm" svg:y1="30.221cm" svg:x2="14.711cm" svg:y2="30.298cm">
          <text:p/>
        </draw:line>
        <draw:line draw:style-name="gr6" draw:text-style-name="P1" draw:layer="layout" svg:x1="14.543cm" svg:y1="30.763cm" svg:x2="14.543cm" svg:y2="30.736cm">
          <text:p/>
        </draw:line>
        <draw:line draw:style-name="gr6" draw:text-style-name="P1" draw:layer="layout" svg:x1="14.819cm" svg:y1="30.385cm" svg:x2="14.784cm" svg:y2="30.365cm">
          <text:p/>
        </draw:line>
        <draw:line draw:style-name="gr6" draw:text-style-name="P1" draw:layer="layout" svg:x1="14.836cm" svg:y1="30.27cm" svg:x2="14.812cm" svg:y2="30.294cm">
          <text:p/>
        </draw:line>
        <draw:line draw:style-name="gr6" draw:text-style-name="P1" draw:layer="layout" svg:x1="14.442cm" svg:y1="30.442cm" svg:x2="14.487cm" svg:y2="30.437cm">
          <text:p/>
        </draw:line>
        <draw:line draw:style-name="gr6" draw:text-style-name="P1" draw:layer="layout" svg:x1="14.488cm" svg:y1="30.355cm" svg:x2="14.502cm" svg:y2="30.398cm">
          <text:p/>
        </draw:line>
        <draw:line draw:style-name="gr6" draw:text-style-name="P1" draw:layer="layout" svg:x1="14.435cm" svg:y1="30.395cm" svg:x2="14.47cm" svg:y2="30.398cm">
          <text:p/>
        </draw:line>
        <draw:line draw:style-name="gr6" draw:text-style-name="P1" draw:layer="layout" svg:x1="14.484cm" svg:y1="30.537cm" svg:x2="14.539cm" svg:y2="30.537cm">
          <text:p/>
        </draw:line>
        <draw:line draw:style-name="gr6" draw:text-style-name="P1" draw:layer="layout" svg:x1="14.509cm" svg:y1="30.622cm" svg:x2="14.546cm" svg:y2="30.594cm">
          <text:p/>
        </draw:line>
        <draw:polyline draw:style-name="gr6" draw:text-style-name="P1" draw:layer="layout" svg:width="0.468cm" svg:height="0.309cm" svg:x="14.562cm" svg:y="30.539cm" svg:viewBox="0 0 469 310" draw:points="0,267 49,246 87,310 148,248 215,310 232,276 247,287 268,192 247,142 274,146 291,180 397,197 376,116 333,84 308,91 291,40 321,46 338,74 380,84 469,46 420,0 346,46">
          <text:p/>
        </draw:polyline>
        <draw:polyline draw:style-name="gr6" draw:text-style-name="P1" draw:layer="layout" svg:width="0.229cm" svg:height="0.118cm" svg:x="14.761cm" svg:y="30.414cm" svg:viewBox="0 0 230 119" draw:points="230,119 209,102 167,78 121,66 98,98 66,111 13,90 0,46 34,10 83,0 157,2 121,66">
          <text:p/>
        </draw:polyline>
        <draw:polyline draw:style-name="gr6" draw:text-style-name="P1" draw:layer="layout" svg:width="0.14cm" svg:height="0.097cm" svg:x="14.854cm" svg:y="30.395cm" svg:viewBox="0 0 141 98" draw:points="74,98 111,56 141,10 53,0 17,6 0,20">
          <text:p/>
        </draw:polyline>
        <draw:polyline draw:style-name="gr6" draw:text-style-name="P1" draw:layer="layout" svg:width="0.227cm" svg:height="0.209cm" svg:x="14.655cm" svg:y="30.247cm" svg:viewBox="0 0 228 210" draw:points="152,164 164,137 202,139 228,89 224,6 181,23 177,0 140,23 110,50 89,8 45,63 13,112 0,161 15,195 49,210">
          <text:p/>
        </draw:polyline>
        <draw:polyline draw:style-name="gr6" draw:text-style-name="P1" draw:layer="layout" svg:width="0.069cm" svg:height="0.168cm" svg:x="14.715cm" svg:y="30.295cm" svg:viewBox="0 0 70 169" draw:points="49,0 68,50 70,71 64,114 32,147 0,169">
          <text:p/>
        </draw:polyline>
        <draw:polyline draw:style-name="gr6" draw:text-style-name="P1" draw:layer="layout" svg:width="0.053cm" svg:height="0.063cm" svg:x="14.835cm" svg:y="30.63cm" svg:viewBox="0 0 54 64" draw:points="0,56 54,64 35,0">
          <text:p/>
        </draw:polyline>
        <draw:line draw:style-name="gr6" draw:text-style-name="P1" draw:layer="layout" svg:x1="14.853cm" svg:y1="30.58cm" svg:x2="14.814cm" svg:y2="30.564cm">
          <text:p/>
        </draw:line>
        <draw:line draw:style-name="gr6" draw:text-style-name="P1" draw:layer="layout" svg:x1="14.809cm" svg:y1="30.682cm" svg:x2="14.774cm" svg:y2="30.659cm">
          <text:p/>
        </draw:line>
        <draw:polyline draw:style-name="gr6" draw:text-style-name="P1" draw:layer="layout" svg:width="0.04cm" svg:height="0.146cm" svg:x="14.736cm" svg:y="30.651cm" svg:viewBox="0 0 41 147" draw:points="0,147 28,96 41,57 37,17 7,0">
          <text:p/>
        </draw:polyline>
        <draw:line draw:style-name="gr6" draw:text-style-name="P1" draw:layer="layout" svg:x1="14.682cm" svg:y1="30.741cm" svg:x2="14.67cm" svg:y2="30.708cm">
          <text:p/>
        </draw:line>
        <draw:line draw:style-name="gr6" draw:text-style-name="P1" draw:layer="layout" svg:x1="14.907cm" svg:y1="30.585cm" svg:x2="14.878cm" svg:y2="30.585cm">
          <text:p/>
        </draw:line>
        <draw:polyline draw:style-name="gr6" draw:text-style-name="P1" draw:layer="layout" svg:width="0.083cm" svg:height="0.025cm" svg:x="14.386cm" svg:y="30.63cm" svg:viewBox="0 0 84 26" draw:points="0,0 25,4 84,26">
          <text:p/>
        </draw:polyline>
        <draw:line draw:style-name="gr6" draw:text-style-name="P1" draw:layer="layout" svg:x1="14.471cm" svg:y1="30.749cm" svg:x2="14.483cm" svg:y2="30.695cm">
          <text:p/>
        </draw:line>
        <draw:line draw:style-name="gr6" draw:text-style-name="P1" draw:layer="layout" svg:x1="14.711cm" svg:y1="30.787cm" svg:x2="14.681cm" svg:y2="30.74cm">
          <text:p/>
        </draw:line>
        <draw:path draw:style-name="gr6" draw:text-style-name="P1" draw:layer="layout" svg:width="0.295cm" svg:height="0.247cm" svg:x="14.561cm" svg:y="30.381cm" svg:viewBox="0 0 296 248" svg:d="M35 248c-53-65-44-160 20-213 64-54 159-45 212 19 12 17 23 34 29 55">
          <text:p/>
        </draw:path>
        <draw:polygon draw:style-name="gr3" draw:text-style-name="P3" draw:layer="layout" svg:width="0.699cm" svg:height="1.2cm" svg:x="48.549cm" svg:y="37.793cm" svg:viewBox="0 0 700 1201" draw:points="0,0 0,1201 700,1201 700,0">
          <text:p/>
        </draw:polygon>
        <draw:line draw:style-name="gr6" draw:text-style-name="P1" draw:layer="layout" svg:x1="48.549cm" svg:y1="38.993cm" svg:x2="49.248cm" svg:y2="38.993cm">
          <text:p/>
        </draw:line>
        <draw:line draw:style-name="gr6" draw:text-style-name="P1" draw:layer="layout" svg:x1="48.549cm" svg:y1="37.793cm" svg:x2="48.549cm" svg:y2="38.993cm">
          <text:p/>
        </draw:line>
        <draw:line draw:style-name="gr6" draw:text-style-name="P1" draw:layer="layout" svg:x1="49.248cm" svg:y1="37.793cm" svg:x2="48.549cm" svg:y2="37.793cm">
          <text:p/>
        </draw:line>
        <draw:line draw:style-name="gr6" draw:text-style-name="P1" draw:layer="layout" svg:x1="49.248cm" svg:y1="38.993cm" svg:x2="49.248cm" svg:y2="37.793cm">
          <text:p/>
        </draw:line>
        <draw:polygon draw:style-name="gr3" draw:text-style-name="P3" draw:layer="layout" svg:width="1.2cm" svg:height="3.023cm" svg:x="42.409cm" svg:y="36.531cm" svg:viewBox="0 0 1201 3024" draw:points="0,0 0,3024 1201,3024 1201,0">
          <text:p/>
        </draw:polygon>
        <draw:line draw:style-name="gr6" draw:text-style-name="P1" draw:layer="layout" svg:x1="42.409cm" svg:y1="36.531cm" svg:x2="42.409cm" svg:y2="39.554cm">
          <text:p/>
        </draw:line>
        <draw:line draw:style-name="gr6" draw:text-style-name="P1" draw:layer="layout" svg:x1="43.609cm" svg:y1="36.531cm" svg:x2="42.409cm" svg:y2="36.531cm">
          <text:p/>
        </draw:line>
        <draw:line draw:style-name="gr6" draw:text-style-name="P1" draw:layer="layout" svg:x1="43.609cm" svg:y1="39.554cm" svg:x2="43.609cm" svg:y2="36.531cm">
          <text:p/>
        </draw:line>
        <draw:line draw:style-name="gr6" draw:text-style-name="P1" draw:layer="layout" svg:x1="42.409cm" svg:y1="39.554cm" svg:x2="43.609cm" svg:y2="39.554cm">
          <text:p/>
        </draw:line>
        <draw:path draw:style-name="gr3" draw:text-style-name="P3" draw:layer="layout" svg:width="0.45cm" svg:height="0.451cm" svg:x="46.81cm" svg:y="38.288cm" svg:viewBox="0 0 451 452" svg:d="M223 0l-40 4-41 11c-209 91-182 387 43 433l40 4 42-4c224-51 250-346 38-433l-40-11z">
          <text:p/>
        </draw:path>
        <draw:path draw:style-name="gr6" draw:text-style-name="P1" draw:layer="layout" svg:width="0.448cm" svg:height="0.451cm" svg:x="46.81cm" svg:y="38.288cm" svg:viewBox="0 0 449 452" svg:d="M223 0c125 0 226 99 226 225 0 125-99 225-224 227-123 0-225-102-225-225-3-126 100-227 223-227z">
          <text:p/>
        </draw:path>
        <draw:path draw:style-name="gr3" draw:text-style-name="P3" draw:layer="layout" svg:width="0.45cm" svg:height="0.449cm" svg:x="40.83cm" svg:y="38.29cm" svg:viewBox="0 0 451 450" svg:d="M224 0l-42 4-40 12c-210 91-181 383 42 430l42 4 42-4c227-45 245-353 38-430l-40-14z">
          <text:p/>
        </draw:path>
        <draw:path draw:style-name="gr6" draw:text-style-name="P1" draw:layer="layout" svg:width="0.451cm" svg:height="0.449cm" svg:x="40.83cm" svg:y="38.29cm" svg:viewBox="0 0 452 450" svg:d="M224 0c126-2 226 100 228 223 0 125-102 227-226 227s-226-100-226-225c0-122 99-225 224-225z">
          <text:p/>
        </draw:path>
        <draw:path draw:style-name="gr3" draw:text-style-name="P3" draw:layer="layout" svg:width="0.45cm" svg:height="0.449cm" svg:x="40.842cm" svg:y="39.041cm" svg:viewBox="0 0 451 450" svg:d="M223 0l-40 5-40 10c-211 90-182 386 42 433l40 2 43-2c222-53 250-343 39-433l-41-10z">
          <text:p/>
        </draw:path>
        <draw:path draw:style-name="gr6" draw:text-style-name="P1" draw:layer="layout" svg:width="0.448cm" svg:height="0.449cm" svg:x="40.843cm" svg:y="39.041cm" svg:viewBox="0 0 449 450" svg:d="M223 0c125 0 226 100 226 226 0 123-99 224-224 224-124 2-225-99-225-222-2-126 99-228 223-228z">
          <text:p/>
        </draw:path>
        <draw:path draw:style-name="gr3" draw:text-style-name="P3" draw:layer="layout" svg:width="0.45cm" svg:height="0.449cm" svg:x="40.83cm" svg:y="36.783cm" svg:viewBox="0 0 451 450" svg:d="M224 0l-42 4-40 11c-210 91-181 382 42 433l42 2 42-5c223-42 248-350 38-430l-40-13z">
          <text:p/>
        </draw:path>
        <draw:path draw:style-name="gr6" draw:text-style-name="P1" draw:layer="layout" svg:width="0.451cm" svg:height="0.449cm" svg:x="40.83cm" svg:y="36.783cm" svg:viewBox="0 0 452 450" svg:d="M224 0c126-2 226 99 228 225 0 123-102 225-226 225s-226-100-226-225c0-123 99-225 224-225z">
          <text:p/>
        </draw:path>
        <draw:path draw:style-name="gr3" draw:text-style-name="P3" draw:layer="layout" svg:width="0.45cm" svg:height="0.451cm" svg:x="40.842cm" svg:y="37.534cm" svg:viewBox="0 0 451 452" svg:d="M223 0l-40 5-40 10c-214 92-179 389 42 433l40 4 43-4c222-50 249-344 39-433l-41-10z">
          <text:p/>
        </draw:path>
        <draw:path draw:style-name="gr6" draw:text-style-name="P1" draw:layer="layout" svg:width="0.448cm" svg:height="0.451cm" svg:x="40.843cm" svg:y="37.534cm" svg:viewBox="0 0 449 452" svg:d="M223 0c125 0 226 101 226 226s-99 224-224 226c-124 0-225-101-225-224-2-125 99-228 223-228z">
          <text:p/>
        </draw:path>
        <draw:polygon draw:style-name="gr3" draw:text-style-name="P3" draw:layer="layout" svg:width="0.701cm" svg:height="1.2cm" svg:x="47.514cm" svg:y="42.883cm" svg:viewBox="0 0 702 1201" draw:points="0,0 0,1201 702,1201 702,0">
          <text:p/>
        </draw:polygon>
        <draw:polygon draw:style-name="gr6" draw:text-style-name="P1" draw:layer="layout" svg:width="0.701cm" svg:height="1.2cm" svg:x="47.514cm" svg:y="42.883cm" svg:viewBox="0 0 702 1201" draw:points="0,1201 0,0 702,0 702,1201">
          <text:p/>
        </draw:polygon>
        <draw:path draw:style-name="gr3" draw:text-style-name="P3" draw:layer="layout" svg:width="0.36cm" svg:height="0.359cm" svg:x="53.443cm" svg:y="11.749cm" svg:viewBox="0 0 361 360" svg:d="M0 180l4 38 13 35c73 160 302 134 342-37l2-38-4-36c-34-170-270-194-340-36l-13 36z">
          <text:p/>
        </draw:path>
        <draw:path draw:style-name="gr6" draw:text-style-name="P1" draw:layer="layout" svg:width="0.36cm" svg:height="0.36cm" svg:x="53.443cm" svg:y="11.749cm" svg:viewBox="0 0 361 361" svg:d="M0 180c0-99 81-180 180-180 101-2 181 78 181 178 2 99-78 181-179 183-99 0-180-80-182-181z">
          <text:p/>
        </draw:path>
        <draw:path draw:style-name="gr3" draw:text-style-name="P3" draw:layer="layout" svg:width="0.45cm" svg:height="0.451cm" svg:x="46.81cm" svg:y="37.515cm" svg:viewBox="0 0 451 452" svg:d="M223 0l-40 5-41 10c-209 92-182 387 43 433l40 4 42-4c223-53 251-343 38-433l-40-10z">
          <text:p/>
        </draw:path>
        <draw:path draw:style-name="gr6" draw:text-style-name="P1" draw:layer="layout" svg:width="0.448cm" svg:height="0.451cm" svg:x="46.81cm" svg:y="37.515cm" svg:viewBox="0 0 449 452" svg:d="M223 0c125 0 226 101 226 226 0 122-99 224-224 226-123 0-225-101-225-224-3-125 100-228 223-228z">
          <text:p/>
        </draw:path>
        <draw:polygon draw:style-name="gr3" draw:text-style-name="P3" draw:layer="layout" svg:width="0.451cm" svg:height="0.451cm" svg:x="55.594cm" svg:y="42.028cm" svg:viewBox="0 0 452 452" draw:points="0,0 0,452 452,452 452,0">
          <text:p/>
        </draw:polygon>
        <draw:line draw:style-name="gr6" draw:text-style-name="P1" draw:layer="layout" svg:x1="55.594cm" svg:y1="42.479cm" svg:x2="56.045cm" svg:y2="42.479cm">
          <text:p/>
        </draw:line>
        <draw:line draw:style-name="gr6" draw:text-style-name="P1" draw:layer="layout" svg:x1="55.594cm" svg:y1="42.028cm" svg:x2="55.594cm" svg:y2="42.479cm">
          <text:p/>
        </draw:line>
        <draw:line draw:style-name="gr6" draw:text-style-name="P1" draw:layer="layout" svg:x1="56.045cm" svg:y1="42.028cm" svg:x2="55.594cm" svg:y2="42.028cm">
          <text:p/>
        </draw:line>
        <draw:line draw:style-name="gr6" draw:text-style-name="P1" draw:layer="layout" svg:x1="56.045cm" svg:y1="42.479cm" svg:x2="56.045cm" svg:y2="42.028cm">
          <text:p/>
        </draw:line>
        <draw:line draw:style-name="gr6" draw:text-style-name="P1" draw:layer="layout" svg:x1="55.645cm" svg:y1="42.479cm" svg:x2="55.645cm" svg:y2="42.028cm">
          <text:p/>
        </draw:line>
        <draw:polygon draw:style-name="gr3" draw:text-style-name="P3" draw:layer="layout" svg:width="0.448cm" svg:height="0.451cm" svg:x="55.594cm" svg:y="43.427cm" svg:viewBox="0 0 449 452" draw:points="0,0 0,452 449,452 449,0">
          <text:p/>
        </draw:polygon>
        <draw:polygon draw:style-name="gr6" draw:text-style-name="P1" draw:layer="layout" svg:width="0.448cm" svg:height="0.451cm" svg:x="55.594cm" svg:y="43.427cm" svg:viewBox="0 0 449 452" draw:points="449,0 449,452 0,452 0,0">
          <text:p/>
        </draw:polygon>
        <draw:line draw:style-name="gr6" draw:text-style-name="P1" draw:layer="layout" svg:x1="55.642cm" svg:y1="43.427cm" svg:x2="55.642cm" svg:y2="43.878cm">
          <text:p/>
        </draw:line>
        <draw:path draw:style-name="gr3" draw:text-style-name="P3" draw:layer="layout" svg:width="0.449cm" svg:height="0.451cm" svg:x="40.83cm" svg:y="36.173cm" svg:viewBox="0 0 450 452" svg:d="M225 0l-42 5-41 10c-209 91-181 386 43 433l42 4 41-4c223-47 248-348 38-433l-40-10z">
          <text:p/>
        </draw:path>
        <draw:path draw:style-name="gr6" draw:text-style-name="P1" draw:layer="layout" svg:width="0.451cm" svg:height="0.451cm" svg:x="40.83cm" svg:y="36.173cm" svg:viewBox="0 0 452 452" svg:d="M224 0c126 0 226 101 228 226 0 125-102 224-226 226-124 0-226-101-226-224 0-125 99-228 224-228z">
          <text:p/>
        </draw:path>
        <draw:polygon draw:style-name="gr3" draw:text-style-name="P3" draw:layer="layout" svg:width="0.413cm" svg:height="0.54cm" svg:x="6.284cm" svg:y="23.558cm" svg:viewBox="0 0 414 541" draw:points="2,0 0,541 412,541 414,0">
          <text:p/>
        </draw:polygon>
        <draw:line draw:style-name="gr6" draw:text-style-name="P1" draw:layer="layout" svg:x1="6.697cm" svg:y1="23.558cm" svg:x2="6.286cm" svg:y2="23.558cm">
          <text:p/>
        </draw:line>
        <draw:line draw:style-name="gr6" draw:text-style-name="P1" draw:layer="layout" svg:x1="6.695cm" svg:y1="24.099cm" svg:x2="6.698cm" svg:y2="23.558cm">
          <text:p/>
        </draw:line>
        <draw:line draw:style-name="gr6" draw:text-style-name="P1" draw:layer="layout" svg:x1="6.284cm" svg:y1="24.098cm" svg:x2="6.695cm" svg:y2="24.098cm">
          <text:p/>
        </draw:line>
        <draw:line draw:style-name="gr6" draw:text-style-name="P1" draw:layer="layout" svg:x1="6.287cm" svg:y1="23.558cm" svg:x2="6.284cm" svg:y2="24.099cm">
          <text:p/>
        </draw:line>
        <draw:polygon draw:style-name="gr3" draw:text-style-name="P3" draw:layer="layout" svg:width="0.076cm" svg:height="0.39cm" svg:x="6.771cm" svg:y="23.634cm" svg:viewBox="0 0 77 391" draw:points="77,0 0,0 0,391 75,391">
          <text:p/>
        </draw:polygon>
        <draw:line draw:style-name="gr6" draw:text-style-name="P1" draw:layer="layout" svg:x1="6.845cm" svg:y1="24.025cm" svg:x2="6.848cm" svg:y2="23.634cm">
          <text:p/>
        </draw:line>
        <draw:line draw:style-name="gr6" draw:text-style-name="P1" draw:layer="layout" svg:x1="6.771cm" svg:y1="24.024cm" svg:x2="6.845cm" svg:y2="24.024cm">
          <text:p/>
        </draw:line>
        <draw:line draw:style-name="gr6" draw:text-style-name="P1" draw:layer="layout" svg:x1="6.771cm" svg:y1="23.634cm" svg:x2="6.771cm" svg:y2="24.024cm">
          <text:p/>
        </draw:line>
        <draw:line draw:style-name="gr6" draw:text-style-name="P1" draw:layer="layout" svg:x1="6.847cm" svg:y1="23.634cm" svg:x2="6.771cm" svg:y2="23.634cm">
          <text:p/>
        </draw:line>
        <draw:polygon draw:style-name="gr3" draw:text-style-name="P3" draw:layer="layout" svg:width="0.076cm" svg:height="0.076cm" svg:x="6.695cm" svg:y="23.791cm" svg:viewBox="0 0 77 77" draw:points="0,77 77,77 77,0 2,0">
          <text:p/>
        </draw:polygon>
        <draw:line draw:style-name="gr6" draw:text-style-name="P1" draw:layer="layout" svg:x1="6.698cm" svg:y1="23.791cm" svg:x2="6.695cm" svg:y2="23.868cm">
          <text:p/>
        </draw:line>
        <draw:line draw:style-name="gr6" draw:text-style-name="P1" draw:layer="layout" svg:x1="6.771cm" svg:y1="23.791cm" svg:x2="6.697cm" svg:y2="23.791cm">
          <text:p/>
        </draw:line>
        <draw:line draw:style-name="gr6" draw:text-style-name="P1" draw:layer="layout" svg:x1="6.771cm" svg:y1="23.867cm" svg:x2="6.771cm" svg:y2="23.791cm">
          <text:p/>
        </draw:line>
        <draw:line draw:style-name="gr6" draw:text-style-name="P1" draw:layer="layout" svg:x1="6.695cm" svg:y1="23.867cm" svg:x2="6.771cm" svg:y2="23.867cm">
          <text:p/>
        </draw:line>
        <draw:polygon draw:style-name="gr3" draw:text-style-name="P3" draw:layer="layout" svg:width="0.413cm" svg:height="0.542cm" svg:x="6.305cm" svg:y="24.684cm" svg:viewBox="0 0 414 543" draw:points="2,0 0,541 412,543 414,2">
          <text:p/>
        </draw:polygon>
        <draw:line draw:style-name="gr6" draw:text-style-name="P1" draw:layer="layout" svg:x1="6.719cm" svg:y1="24.687cm" svg:x2="6.307cm" svg:y2="24.684cm">
          <text:p/>
        </draw:line>
        <draw:line draw:style-name="gr6" draw:text-style-name="P1" draw:layer="layout" svg:x1="6.716cm" svg:y1="25.227cm" svg:x2="6.719cm" svg:y2="24.686cm">
          <text:p/>
        </draw:line>
        <draw:line draw:style-name="gr6" draw:text-style-name="P1" draw:layer="layout" svg:x1="6.305cm" svg:y1="25.224cm" svg:x2="6.717cm" svg:y2="25.227cm">
          <text:p/>
        </draw:line>
        <draw:line draw:style-name="gr6" draw:text-style-name="P1" draw:layer="layout" svg:x1="6.308cm" svg:y1="24.684cm" svg:x2="6.305cm" svg:y2="25.225cm">
          <text:p/>
        </draw:line>
        <draw:polygon draw:style-name="gr3" draw:text-style-name="P3" draw:layer="layout" svg:width="0.076cm" svg:height="0.39cm" svg:x="6.792cm" svg:y="24.762cm" svg:viewBox="0 0 77 391" draw:points="77,0 0,0 0,391 75,391">
          <text:p/>
        </draw:polygon>
        <draw:line draw:style-name="gr6" draw:text-style-name="P1" draw:layer="layout" svg:x1="6.866cm" svg:y1="25.153cm" svg:x2="6.869cm" svg:y2="24.762cm">
          <text:p/>
        </draw:line>
        <draw:line draw:style-name="gr6" draw:text-style-name="P1" draw:layer="layout" svg:x1="6.792cm" svg:y1="25.152cm" svg:x2="6.866cm" svg:y2="25.152cm">
          <text:p/>
        </draw:line>
        <draw:line draw:style-name="gr6" draw:text-style-name="P1" draw:layer="layout" svg:x1="6.792cm" svg:y1="24.762cm" svg:x2="6.792cm" svg:y2="25.152cm">
          <text:p/>
        </draw:line>
        <draw:line draw:style-name="gr6" draw:text-style-name="P1" draw:layer="layout" svg:x1="6.868cm" svg:y1="24.762cm" svg:x2="6.792cm" svg:y2="24.762cm">
          <text:p/>
        </draw:line>
        <draw:polygon draw:style-name="gr3" draw:text-style-name="P3" draw:layer="layout" svg:width="0.076cm" svg:height="0.074cm" svg:x="6.716cm" svg:y="24.919cm" svg:viewBox="0 0 77 75" draw:points="0,75 77,75 77,0 2,0">
          <text:p/>
        </draw:polygon>
        <draw:line draw:style-name="gr6" draw:text-style-name="P1" draw:layer="layout" svg:x1="6.719cm" svg:y1="24.919cm" svg:x2="6.716cm" svg:y2="24.994cm">
          <text:p/>
        </draw:line>
        <draw:line draw:style-name="gr6" draw:text-style-name="P1" draw:layer="layout" svg:x1="6.792cm" svg:y1="24.919cm" svg:x2="6.718cm" svg:y2="24.919cm">
          <text:p/>
        </draw:line>
        <draw:line draw:style-name="gr6" draw:text-style-name="P1" draw:layer="layout" svg:x1="6.792cm" svg:y1="24.993cm" svg:x2="6.792cm" svg:y2="24.919cm">
          <text:p/>
        </draw:line>
        <draw:line draw:style-name="gr6" draw:text-style-name="P1" draw:layer="layout" svg:x1="6.716cm" svg:y1="24.993cm" svg:x2="6.792cm" svg:y2="24.993cm">
          <text:p/>
        </draw:line>
        <draw:polygon draw:style-name="gr3" draw:text-style-name="P3" draw:layer="layout" svg:width="0.412cm" svg:height="0.542cm" svg:x="6.297cm" svg:y="25.956cm" svg:viewBox="0 0 413 543" draw:points="2,0 0,541 411,543 413,2">
          <text:p/>
        </draw:polygon>
        <draw:line draw:style-name="gr6" draw:text-style-name="P1" draw:layer="layout" svg:x1="6.71cm" svg:y1="25.959cm" svg:x2="6.299cm" svg:y2="25.956cm">
          <text:p/>
        </draw:line>
        <draw:line draw:style-name="gr6" draw:text-style-name="P1" draw:layer="layout" svg:x1="6.707cm" svg:y1="26.499cm" svg:x2="6.71cm" svg:y2="25.958cm">
          <text:p/>
        </draw:line>
        <draw:line draw:style-name="gr6" draw:text-style-name="P1" draw:layer="layout" svg:x1="6.297cm" svg:y1="26.496cm" svg:x2="6.708cm" svg:y2="26.499cm">
          <text:p/>
        </draw:line>
        <draw:line draw:style-name="gr6" draw:text-style-name="P1" draw:layer="layout" svg:x1="6.3cm" svg:y1="25.956cm" svg:x2="6.297cm" svg:y2="26.497cm">
          <text:p/>
        </draw:line>
        <draw:polygon draw:style-name="gr3" draw:text-style-name="P3" draw:layer="layout" svg:width="0.079cm" svg:height="0.389cm" svg:x="6.781cm" svg:y="26.035cm" svg:viewBox="0 0 80 390" draw:points="80,0 2,0 0,390 78,390">
          <text:p/>
        </draw:polygon>
        <draw:line draw:style-name="gr6" draw:text-style-name="P1" draw:layer="layout" svg:x1="6.858cm" svg:y1="26.425cm" svg:x2="6.861cm" svg:y2="26.035cm">
          <text:p/>
        </draw:line>
        <draw:line draw:style-name="gr6" draw:text-style-name="P1" draw:layer="layout" svg:x1="6.781cm" svg:y1="26.424cm" svg:x2="6.858cm" svg:y2="26.424cm">
          <text:p/>
        </draw:line>
        <draw:line draw:style-name="gr6" draw:text-style-name="P1" draw:layer="layout" svg:x1="6.784cm" svg:y1="26.035cm" svg:x2="6.781cm" svg:y2="26.425cm">
          <text:p/>
        </draw:line>
        <draw:line draw:style-name="gr6" draw:text-style-name="P1" draw:layer="layout" svg:x1="6.86cm" svg:y1="26.035cm" svg:x2="6.783cm" svg:y2="26.035cm">
          <text:p/>
        </draw:line>
        <draw:polygon draw:style-name="gr3" draw:text-style-name="P3" draw:layer="layout" svg:width="0.076cm" svg:height="0.074cm" svg:x="6.707cm" svg:y="26.191cm" svg:viewBox="0 0 77 75" draw:points="0,0 0,75 77,75 77,0">
          <text:p/>
        </draw:polygon>
        <draw:line draw:style-name="gr6" draw:text-style-name="P1" draw:layer="layout" svg:x1="6.707cm" svg:y1="26.191cm" svg:x2="6.707cm" svg:y2="26.265cm">
          <text:p/>
        </draw:line>
        <draw:line draw:style-name="gr6" draw:text-style-name="P1" draw:layer="layout" svg:x1="6.783cm" svg:y1="26.191cm" svg:x2="6.707cm" svg:y2="26.191cm">
          <text:p/>
        </draw:line>
        <draw:line draw:style-name="gr6" draw:text-style-name="P1" draw:layer="layout" svg:x1="6.783cm" svg:y1="26.265cm" svg:x2="6.783cm" svg:y2="26.191cm">
          <text:p/>
        </draw:line>
        <draw:line draw:style-name="gr6" draw:text-style-name="P1" draw:layer="layout" svg:x1="6.707cm" svg:y1="26.265cm" svg:x2="6.783cm" svg:y2="26.265cm">
          <text:p/>
        </draw:line>
        <draw:polygon draw:style-name="gr3" draw:text-style-name="P3" draw:layer="layout" svg:width="0.413cm" svg:height="0.542cm" svg:x="6.305cm" svg:y="27.347cm" svg:viewBox="0 0 414 543" draw:points="2,0 0,541 412,543 414,2">
          <text:p/>
        </draw:polygon>
        <draw:line draw:style-name="gr6" draw:text-style-name="P1" draw:layer="layout" svg:x1="6.719cm" svg:y1="27.35cm" svg:x2="6.307cm" svg:y2="27.347cm">
          <text:p/>
        </draw:line>
        <draw:line draw:style-name="gr6" draw:text-style-name="P1" draw:layer="layout" svg:x1="6.716cm" svg:y1="27.89cm" svg:x2="6.719cm" svg:y2="27.349cm">
          <text:p/>
        </draw:line>
        <draw:line draw:style-name="gr6" draw:text-style-name="P1" draw:layer="layout" svg:x1="6.305cm" svg:y1="27.887cm" svg:x2="6.717cm" svg:y2="27.89cm">
          <text:p/>
        </draw:line>
        <draw:line draw:style-name="gr6" draw:text-style-name="P1" draw:layer="layout" svg:x1="6.308cm" svg:y1="27.347cm" svg:x2="6.305cm" svg:y2="27.888cm">
          <text:p/>
        </draw:line>
        <draw:polygon draw:style-name="gr3" draw:text-style-name="P3" draw:layer="layout" svg:width="0.078cm" svg:height="0.392cm" svg:x="6.79cm" svg:y="27.423cm" svg:viewBox="0 0 79 393" draw:points="79,2 2,0 0,393 77,393">
          <text:p/>
        </draw:polygon>
        <draw:line draw:style-name="gr6" draw:text-style-name="P1" draw:layer="layout" svg:x1="6.866cm" svg:y1="27.816cm" svg:x2="6.869cm" svg:y2="27.425cm">
          <text:p/>
        </draw:line>
        <draw:line draw:style-name="gr6" draw:text-style-name="P1" draw:layer="layout" svg:x1="6.79cm" svg:y1="27.815cm" svg:x2="6.866cm" svg:y2="27.815cm">
          <text:p/>
        </draw:line>
        <draw:line draw:style-name="gr6" draw:text-style-name="P1" draw:layer="layout" svg:x1="6.793cm" svg:y1="27.423cm" svg:x2="6.79cm" svg:y2="27.816cm">
          <text:p/>
        </draw:line>
        <draw:line draw:style-name="gr6" draw:text-style-name="P1" draw:layer="layout" svg:x1="6.869cm" svg:y1="27.426cm" svg:x2="6.792cm" svg:y2="27.423cm">
          <text:p/>
        </draw:line>
        <draw:polygon draw:style-name="gr3" draw:text-style-name="P3" draw:layer="layout" svg:width="0.076cm" svg:height="0.074cm" svg:x="6.716cm" svg:y="27.582cm" svg:viewBox="0 0 77 75" draw:points="0,0 0,75 77,75 77,0">
          <text:p/>
        </draw:polygon>
        <draw:line draw:style-name="gr6" draw:text-style-name="P1" draw:layer="layout" svg:x1="6.716cm" svg:y1="27.582cm" svg:x2="6.716cm" svg:y2="27.656cm">
          <text:p/>
        </draw:line>
        <draw:line draw:style-name="gr6" draw:text-style-name="P1" draw:layer="layout" svg:x1="6.792cm" svg:y1="27.582cm" svg:x2="6.716cm" svg:y2="27.582cm">
          <text:p/>
        </draw:line>
        <draw:line draw:style-name="gr6" draw:text-style-name="P1" draw:layer="layout" svg:x1="6.792cm" svg:y1="27.656cm" svg:x2="6.792cm" svg:y2="27.582cm">
          <text:p/>
        </draw:line>
        <draw:line draw:style-name="gr6" draw:text-style-name="P1" draw:layer="layout" svg:x1="6.716cm" svg:y1="27.656cm" svg:x2="6.792cm" svg:y2="27.656cm">
          <text:p/>
        </draw:line>
        <draw:path draw:style-name="gr6" draw:text-style-name="P1" draw:layer="layout" svg:width="0.62cm" svg:height="0.62cm" svg:x="40.682cm" svg:y="42.989cm" svg:viewBox="0 0 621 621" svg:d="M621 312c0 172-139 309-310 309s-311-137-311-309c0-171 140-312 311-312s310 141 310 312z">
          <text:p/>
        </draw:path>
        <draw:path draw:style-name="gr6" draw:text-style-name="P1" draw:layer="layout" svg:width="0.474cm" svg:height="0.474cm" svg:x="42.174cm" svg:y="43.076cm" svg:viewBox="0 0 475 475" svg:d="M475 237c0 132-106 238-238 238-131 0-237-106-237-238 0-131 106-237 237-237 132 0 238 106 238 237z">
          <text:p/>
        </draw:path>
        <draw:polygon draw:style-name="gr3" draw:text-style-name="P3" draw:layer="layout" svg:width="0.448cm" svg:height="0.451cm" svg:x="23.226cm" svg:y="8.085cm" svg:viewBox="0 0 449 452" draw:points="0,0 0,452 449,452 449,0">
          <text:p/>
        </draw:polygon>
        <draw:line draw:style-name="gr6" draw:text-style-name="P1" draw:layer="layout" svg:x1="23.674cm" svg:y1="8.536cm" svg:x2="23.674cm" svg:y2="8.085cm">
          <text:p/>
        </draw:line>
        <draw:line draw:style-name="gr6" draw:text-style-name="P1" draw:layer="layout" svg:x1="23.226cm" svg:y1="8.536cm" svg:x2="23.674cm" svg:y2="8.536cm">
          <text:p/>
        </draw:line>
        <draw:line draw:style-name="gr6" draw:text-style-name="P1" draw:layer="layout" svg:x1="23.226cm" svg:y1="8.085cm" svg:x2="23.226cm" svg:y2="8.536cm">
          <text:p/>
        </draw:line>
        <draw:line draw:style-name="gr6" draw:text-style-name="P1" draw:layer="layout" svg:x1="23.674cm" svg:y1="8.085cm" svg:x2="23.226cm" svg:y2="8.085cm">
          <text:p/>
        </draw:line>
        <draw:line draw:style-name="gr6" draw:text-style-name="P1" draw:layer="layout" svg:x1="23.674cm" svg:y1="8.485cm" svg:x2="23.226cm" svg:y2="8.485cm">
          <text:p/>
        </draw:line>
        <draw:polygon draw:style-name="gr3" draw:text-style-name="P3" draw:layer="layout" svg:width="0.593cm" svg:height="0.592cm" svg:x="20.783cm" svg:y="6.318cm" svg:viewBox="0 0 594 593" draw:points="412,593 0,410 182,0 594,182">
          <text:p/>
        </draw:polygon>
        <draw:polygon draw:style-name="gr6" draw:text-style-name="P1" draw:layer="layout" svg:width="0.593cm" svg:height="0.592cm" svg:x="20.783cm" svg:y="6.318cm" svg:viewBox="0 0 594 593" draw:points="412,593 0,410 182,0 594,182">
          <text:p/>
        </draw:polygon>
        <draw:line draw:style-name="gr6" draw:text-style-name="P1" draw:layer="layout" svg:x1="21.358cm" svg:y1="6.547cm" svg:x2="20.946cm" svg:y2="6.362cm">
          <text:p/>
        </draw:line>
        <draw:path draw:style-name="gr3" draw:text-style-name="P3" draw:layer="layout" svg:width="0.36cm" svg:height="0.36cm" svg:x="25.34cm" svg:y="14.271cm" svg:viewBox="0 0 361 361" svg:d="M0 181l4 36 11 37c73 158 303 135 342-37l4-38-4-38c-46-171-266-192-342-34l-13 36z">
          <text:p/>
        </draw:path>
        <draw:path draw:style-name="gr6" draw:text-style-name="P1" draw:layer="layout" svg:width="0.36cm" svg:height="0.36cm" svg:x="25.34cm" svg:y="14.27cm" svg:viewBox="0 0 361 361" svg:d="M0 182c0-99 79-180 178-182 100 0 183 81 183 180 0 100-81 181-181 181-99 2-180-78-180-179z">
          <text:p/>
        </draw:path>
        <draw:polygon draw:style-name="gr3" draw:text-style-name="P3" draw:layer="layout" svg:width="0.862cm" svg:height="0.838cm" svg:x="22.821cm" svg:y="11.569cm" svg:viewBox="0 0 863 839" draw:points="863,203 671,839 0,638 193,0">
          <text:p/>
        </draw:polygon>
        <draw:polygon draw:style-name="gr6" draw:text-style-name="P1" draw:layer="layout" svg:width="0.862cm" svg:height="0.838cm" svg:x="22.821cm" svg:y="11.569cm" svg:viewBox="0 0 863 839" draw:points="863,203 671,839 0,638 193,0">
          <text:p/>
        </draw:polygon>
        <draw:line draw:style-name="gr6" draw:text-style-name="P1" draw:layer="layout" svg:x1="23.667cm" svg:y1="11.831cm" svg:x2="22.997cm" svg:y2="11.626cm">
          <text:p/>
        </draw:line>
        <draw:line draw:style-name="gr6" draw:text-style-name="P1" draw:layer="layout" svg:x1="23.51cm" svg:y1="12.351cm" svg:x2="22.838cm" svg:y2="12.147cm">
          <text:p/>
        </draw:line>
        <draw:line draw:style-name="gr6" draw:text-style-name="P1" draw:layer="layout" svg:x1="23.142cm" svg:y1="11.671cm" svg:x2="22.982cm" svg:y2="12.193cm">
          <text:p/>
        </draw:line>
        <draw:polygon draw:style-name="gr3" draw:text-style-name="P3" draw:layer="layout" svg:width="0.863cm" svg:height="0.84cm" svg:x="22.703cm" svg:y="12.774cm" svg:viewBox="0 0 864 841" draw:points="670,0 864,636 196,841 0,205">
          <text:p/>
        </draw:polygon>
        <draw:polygon draw:style-name="gr6" draw:text-style-name="P1" draw:layer="layout" svg:width="0.863cm" svg:height="0.84cm" svg:x="22.703cm" svg:y="12.774cm" svg:viewBox="0 0 864 841" draw:points="670,0 864,636 196,841 0,205">
          <text:p/>
        </draw:polygon>
        <draw:line draw:style-name="gr6" draw:text-style-name="P1" draw:layer="layout" svg:x1="23.392cm" svg:y1="12.831cm" svg:x2="22.722cm" svg:y2="13.037cm">
          <text:p/>
        </draw:line>
        <draw:line draw:style-name="gr6" draw:text-style-name="P1" draw:layer="layout" svg:x1="23.551cm" svg:y1="13.351cm" svg:x2="22.881cm" svg:y2="13.556cm">
          <text:p/>
        </draw:line>
        <draw:line draw:style-name="gr6" draw:text-style-name="P1" draw:layer="layout" svg:x1="22.864cm" svg:y1="12.992cm" svg:x2="23.023cm" svg:y2="13.513cm">
          <text:p/>
        </draw:line>
        <draw:path draw:style-name="gr3" draw:text-style-name="P3" draw:layer="layout" svg:width="0.36cm" svg:height="0.359cm" svg:x="24.282cm" svg:y="14.272cm" svg:viewBox="0 0 361 360" svg:d="M0 181l4 36 13 37c74 159 300 134 342-37l2-38-2-38c-44-173-274-189-342-34l-13 36z">
          <text:p/>
        </draw:path>
        <draw:path draw:style-name="gr6" draw:text-style-name="P1" draw:layer="layout" svg:width="0.36cm" svg:height="0.36cm" svg:x="24.282cm" svg:y="14.27cm" svg:viewBox="0 0 361 361" svg:d="M0 182c0-99 80-180 180-182 99 0 181 81 181 180 2 100-80 181-179 181-100 2-180-78-182-179z">
          <text:p/>
        </draw:path>
        <draw:line draw:style-name="gr6" draw:text-style-name="P1" draw:layer="layout" svg:x1="22.47cm" svg:y1="11.267cm" svg:x2="22.294cm" svg:y2="11.267cm">
          <text:p/>
        </draw:line>
        <draw:line draw:style-name="gr6" draw:text-style-name="P1" draw:layer="layout" svg:x1="22.233cm" svg:y1="11.267cm" svg:x2="22.235cm" svg:y2="11.267cm">
          <text:p/>
        </draw:line>
        <draw:line draw:style-name="gr6" draw:text-style-name="P1" draw:layer="layout" svg:x1="22.172cm" svg:y1="11.267cm" svg:x2="21.996cm" svg:y2="11.267cm">
          <text:p/>
        </draw:line>
        <draw:line draw:style-name="gr6" draw:text-style-name="P1" draw:layer="layout" svg:x1="21.935cm" svg:y1="11.267cm" svg:x2="21.937cm" svg:y2="11.267cm">
          <text:p/>
        </draw:line>
        <draw:line draw:style-name="gr6" draw:text-style-name="P1" draw:layer="layout" svg:x1="21.894cm" svg:y1="11.267cm" svg:x2="21.721cm" svg:y2="11.267cm">
          <text:p/>
        </draw:line>
        <draw:line draw:style-name="gr6" draw:text-style-name="P1" draw:layer="layout" svg:x1="22.47cm" svg:y1="11.118cm" svg:x2="21.721cm" svg:y2="11.118cm">
          <text:p/>
        </draw:line>
        <draw:polyline draw:style-name="gr6" draw:text-style-name="P1" draw:layer="layout" svg:width="0.749cm" svg:height="0.066cm" svg:x="21.721cm" svg:y="11.084cm" svg:viewBox="0 0 750 67" draw:points="750,34 733,51 718,60 703,65 687,67 672,65 657,60 640,51 625,34 608,15 593,7 579,3 562,0 547,3 532,7 515,15 500,34 483,51 469,60 454,65 437,67 422,65 405,60 390,51 374,34 357,15 343,7 328,3 311,0 296,3 279,7 264,15 250,34 233,51 218,60 203,65 186,67 171,65 154,60 139,51 125,34 108,15 93,7 76,3 61,0 46,3 29,7 15,15 0,34">
          <text:p/>
        </draw:polyline>
        <draw:path draw:style-name="gr3" draw:text-style-name="P3" draw:layer="layout" svg:width="0.362cm" svg:height="0.359cm" svg:x="16.706cm" svg:y="31.266cm" svg:viewBox="0 0 363 360" svg:d="M17 256l19 32 26 27c129 114 331 0 297-172l-13-36-19-34c-108-136-319-70-327 109l5 38z">
          <text:p/>
        </draw:path>
        <draw:polygon draw:style-name="gr6" draw:text-style-name="P1" draw:layer="layout" svg:width="0.362cm" svg:height="0.358cm" svg:x="16.706cm" svg:y="31.267cm" svg:viewBox="0 0 363 359" draw:points="346,106 327,72 302,44 272,23 236,8 200,0 162,0 126,8 92,23 60,46 34,74 17,108 5,144 0,180 5,218 17,254 36,286 62,313 92,337 128,352 164,359 202,359 238,350 272,335 304,313 329,284 346,252 359,216 363,178 359,142">
          <text:p/>
        </draw:polygon>
        <draw:path draw:style-name="gr3" draw:text-style-name="P3" draw:layer="layout" svg:width="1.535cm" svg:height="1.255cm" svg:x="19.193cm" svg:y="31.393cm" svg:viewBox="0 0 1536 1256" svg:d="M421 128l385-108 68-15c676-83 929 822 306 1100l-65 23-383 108c-665 161-1020-703-438-1055l61-30z">
          <text:p/>
        </draw:path>
        <draw:polyline draw:style-name="gr6" draw:text-style-name="P1" draw:layer="layout" svg:width="1.535cm" svg:height="1.257cm" svg:x="19.193cm" svg:y="31.392cm" svg:viewBox="0 0 1536 1258" draw:points="420,129 805,21 873,6 942,0 1012,2 1080,12 1148,32 1211,57 1270,91 1328,133 1378,180 1423,233 1461,292 1491,353 1514,419 1530,487 1536,556 1534,626 1523,695 1503,763 1478,826 1442,888 1402,943 1355,994 1300,1038 1243,1076 1179,1106 1114,1129 731,1237 661,1252 593,1258 523,1256 456,1245 388,1226 324,1201 263,1167 208,1125 157,1078 113,1025 75,966 43,905 22,839 7,771 0,701 3,631 13,563 30,495 58,432 91,370 132,315 180,264 233,220 293,182 354,152 420,129 805,21">
          <text:p/>
        </draw:polyline>
        <draw:line draw:style-name="gr6" draw:text-style-name="P1" draw:layer="layout" svg:x1="20.308cm" svg:y1="32.52cm" svg:x2="19.924cm" svg:y2="32.629cm">
          <text:p/>
        </draw:line>
        <draw:polyline draw:style-name="gr6" draw:text-style-name="P1" draw:layer="layout" svg:width="0.73cm" svg:height="1.128cm" svg:x="19.998cm" svg:y="31.392cm" svg:viewBox="0 0 731 1129" draw:points="0,21 68,6 138,0 208,2 276,12 344,32 407,57 466,91 524,133 574,180 619,233 657,292 687,353 710,419 725,487 731,556 729,626 718,694 699,763 674,826 638,888 598,943 551,994 496,1038 439,1076 375,1106 310,1129">
          <text:p/>
        </draw:polyline>
        <draw:polyline draw:style-name="gr6" draw:text-style-name="P1" draw:layer="layout" svg:width="0.731cm" svg:height="1.128cm" svg:x="19.193cm" svg:y="31.521cm" svg:viewBox="0 0 732 1129" draw:points="732,1108 662,1123 594,1129 524,1127 457,1116 389,1097 325,1072 264,1038 209,996 158,949 113,896 75,837 43,776 22,710 7,642 0,571 3,502 13,434 30,366 58,303 91,241 132,186 181,135 234,91 294,53 355,23 421,0">
          <text:p/>
        </draw:polyline>
        <draw:polygon draw:style-name="gr3" draw:text-style-name="P3" draw:layer="layout" svg:width="0.639cm" svg:height="0.642cm" svg:x="18.455cm" svg:y="29.042cm" svg:viewBox="0 0 640 643" draw:points="507,62 411,102 401,51 387,60 357,0 324,36 288,2 260,19 245,7 226,51 203,34 192,81 182,126 178,143 152,130 63,123 53,121 44,121 53,143 72,204 29,213 48,238 0,262 27,291 42,302 53,310 42,319 31,329 8,367 55,395 27,463 114,475 103,564 142,556 142,575 228,537 256,488 269,514 252,547 302,643 353,577 353,524 334,507 364,465 376,492 364,522 383,560 466,609 475,543 485,545 488,518 485,505 479,473 536,475 589,471 545,395 519,372 498,365 492,357 473,340 471,325 500,319 521,351 576,340 640,287 602,266 617,247 576,232 536,224 557,181 504,181 528,85 509,81">
          <text:p/>
        </draw:polygon>
        <draw:polyline draw:style-name="gr6" draw:text-style-name="P1" draw:layer="layout" svg:width="0.057cm" svg:height="0.051cm" svg:x="18.51cm" svg:y="29.385cm" svg:viewBox="0 0 58 52" draw:points="0,52 27,34 58,0">
          <text:p/>
        </draw:polyline>
        <draw:line draw:style-name="gr6" draw:text-style-name="P1" draw:layer="layout" svg:x1="18.537cm" svg:y1="29.419cm" svg:x2="18.592cm" svg:y2="29.433cm">
          <text:p/>
        </draw:line>
        <draw:line draw:style-name="gr6" draw:text-style-name="P1" draw:layer="layout" svg:x1="18.463cm" svg:y1="29.409cm" svg:x2="18.487cm" svg:y2="29.37cm">
          <text:p/>
        </draw:line>
        <draw:polyline draw:style-name="gr6" draw:text-style-name="P1" draw:layer="layout" svg:width="0.076cm" svg:height="0.067cm" svg:x="18.455cm" svg:y="29.303cm" svg:viewBox="0 0 77 68" draw:points="0,0 27,30 77,68">
          <text:p/>
        </draw:polyline>
        <draw:line draw:style-name="gr6" draw:text-style-name="P1" draw:layer="layout" svg:x1="18.484cm" svg:y1="29.254cm" svg:x2="18.53cm" svg:y2="29.316cm">
          <text:p/>
        </draw:line>
        <draw:line draw:style-name="gr6" draw:text-style-name="P1" draw:layer="layout" svg:x1="18.484cm" svg:y1="29.255cm" svg:x2="18.572cm" svg:y2="29.237cm">
          <text:p/>
        </draw:line>
        <draw:polyline draw:style-name="gr6" draw:text-style-name="P1" draw:layer="layout" svg:width="0.118cm" svg:height="0.042cm" svg:x="18.495cm" svg:y="29.29cm" svg:viewBox="0 0 119 43" draw:points="0,43 66,14 119,0">
          <text:p/>
        </draw:polyline>
        <draw:line draw:style-name="gr6" draw:text-style-name="P1" draw:layer="layout" svg:x1="18.554cm" svg:y1="29.19cm" svg:x2="18.581cm" svg:y2="29.257cm">
          <text:p/>
        </draw:line>
        <draw:polyline draw:style-name="gr6" draw:text-style-name="P1" draw:layer="layout" svg:width="0.464cm" svg:height="0.142cm" svg:x="18.518cm" svg:y="29.042cm" svg:viewBox="0 0 465 143" draw:points="0,124 89,130 115,143 119,126 140,34 163,51 182,7 197,19 225,2 262,36 295,0 325,60 338,51 348,103 444,62 446,82 465,86">
          <text:p/>
        </draw:polyline>
        <draw:line draw:style-name="gr6" draw:text-style-name="P1" draw:layer="layout" svg:x1="18.519cm" svg:y1="29.166cm" svg:x2="18.499cm" svg:y2="29.163cm">
          <text:p/>
        </draw:line>
        <draw:line draw:style-name="gr6" draw:text-style-name="P1" draw:layer="layout" svg:x1="18.983cm" svg:y1="29.127cm" svg:x2="18.958cm" svg:y2="29.223cm">
          <text:p/>
        </draw:line>
        <draw:line draw:style-name="gr6" draw:text-style-name="P1" draw:layer="layout" svg:x1="18.486cm" svg:y1="29.371cm" svg:x2="18.509cm" svg:y2="29.351cm">
          <text:p/>
        </draw:line>
        <draw:line draw:style-name="gr6" draw:text-style-name="P1" draw:layer="layout" svg:x1="18.955cm" svg:y1="29.361cm" svg:x2="18.948cm" svg:y2="29.322cm">
          <text:p/>
        </draw:line>
        <draw:line draw:style-name="gr6" draw:text-style-name="P1" draw:layer="layout" svg:x1="19.057cm" svg:y1="29.308cm" svg:x2="19.022cm" svg:y2="29.301cm">
          <text:p/>
        </draw:line>
        <draw:line draw:style-name="gr6" draw:text-style-name="P1" draw:layer="layout" svg:x1="18.681cm" svg:y1="29.093cm" svg:x2="18.714cm" svg:y2="29.127cm">
          <text:p/>
        </draw:line>
        <draw:line draw:style-name="gr6" draw:text-style-name="P1" draw:layer="layout" svg:x1="18.78cm" svg:y1="29.078cm" svg:x2="18.753cm" svg:y2="29.117cm">
          <text:p/>
        </draw:line>
        <draw:line draw:style-name="gr6" draw:text-style-name="P1" draw:layer="layout" svg:x1="18.715cm" svg:y1="29.061cm" svg:x2="18.735cm" svg:y2="29.09cm">
          <text:p/>
        </draw:line>
        <draw:line draw:style-name="gr6" draw:text-style-name="P1" draw:layer="layout" svg:x1="18.633cm" svg:y1="29.184cm" svg:x2="18.663cm" svg:y2="29.23cm">
          <text:p/>
        </draw:line>
        <draw:line draw:style-name="gr6" draw:text-style-name="P1" draw:layer="layout" svg:x1="18.58cm" svg:y1="29.256cm" svg:x2="18.623cm" svg:y2="29.27cm">
          <text:p/>
        </draw:line>
        <draw:polyline draw:style-name="gr6" draw:text-style-name="P1" draw:layer="layout" svg:width="0.466cm" svg:height="0.276cm" svg:x="18.463cm" svg:y="29.408cm" svg:viewBox="0 0 467 277" draw:points="0,0 47,28 19,96 106,108 95,198 134,190 134,209 220,171 248,121 261,147 244,181 294,277 345,211 345,158 326,140 356,98 368,125 356,156 376,194 458,243 467,177 384,144">
          <text:p/>
        </draw:polyline>
        <draw:polyline draw:style-name="gr6" draw:text-style-name="P1" draw:layer="layout" svg:width="0.154cm" svg:height="0.224cm" svg:x="18.834cm" svg:y="29.362cm" svg:viewBox="0 0 155 225" draw:points="106,225 109,198 100,153 83,107 45,109 12,89 0,34 25,0 77,4 113,36 155,98 83,107">
          <text:p/>
        </draw:polyline>
        <draw:polyline draw:style-name="gr6" draw:text-style-name="P1" draw:layer="layout" svg:width="0.11cm" svg:height="0.11cm" svg:x="18.933cm" svg:y="29.406cm" svg:viewBox="0 0 111 111" draw:points="0,109 58,111 111,107 67,31 40,7 19,0">
          <text:p/>
        </draw:polyline>
        <draw:polyline draw:style-name="gr6" draw:text-style-name="P1" draw:layer="layout" svg:width="0.275cm" svg:height="0.172cm" svg:x="18.819cm" svg:y="29.22cm" svg:viewBox="0 0 276 173" draw:points="107,147 136,141 157,173 212,162 276,109 238,87 253,68 212,53 172,45 193,2 124,0 66,6 20,23 0,57 8,91">
          <text:p/>
        </draw:polyline>
        <draw:polyline draw:style-name="gr6" draw:text-style-name="P1" draw:layer="layout" svg:width="0.163cm" svg:height="0.079cm" svg:x="18.829cm" svg:y="29.262cm" svg:viewBox="0 0 164 80" draw:points="164,0 137,46 120,61 82,80 34,76 0,63">
          <text:p/>
        </draw:polyline>
        <draw:polyline draw:style-name="gr6" draw:text-style-name="P1" draw:layer="layout" svg:width="0.065cm" svg:height="0.053cm" svg:x="18.724cm" svg:y="29.548cm" svg:viewBox="0 0 66 54" draw:points="0,7 25,54 66,0">
          <text:p/>
        </draw:polyline>
        <draw:line draw:style-name="gr6" draw:text-style-name="P1" draw:layer="layout" svg:x1="18.82cm" svg:y1="29.507cm" svg:x2="18.808cm" svg:y2="29.464cm">
          <text:p/>
        </draw:line>
        <draw:line draw:style-name="gr6" draw:text-style-name="P1" draw:layer="layout" svg:x1="18.712cm" svg:y1="29.53cm" svg:x2="18.707cm" svg:y2="29.491cm">
          <text:p/>
        </draw:line>
        <draw:polyline draw:style-name="gr6" draw:text-style-name="P1" draw:layer="layout" svg:width="0.123cm" svg:height="0.083cm" svg:x="18.575cm" svg:y="29.461cm" svg:viewBox="0 0 124 84" draw:points="0,84 59,73 95,61 124,33 120,0">
          <text:p/>
        </draw:polyline>
        <draw:line draw:style-name="gr6" draw:text-style-name="P1" draw:layer="layout" svg:x1="18.588cm" svg:y1="29.467cm" svg:x2="18.606cm" svg:y2="29.436cm">
          <text:p/>
        </draw:line>
        <draw:line draw:style-name="gr6" draw:text-style-name="P1" draw:layer="layout" svg:x1="18.847cm" svg:y1="29.553cm" svg:x2="18.829cm" svg:y2="29.529cm">
          <text:p/>
        </draw:line>
        <draw:polyline draw:style-name="gr6" draw:text-style-name="P1" draw:layer="layout" svg:width="0.028cm" svg:height="0.082cm" svg:x="18.499cm" svg:y="29.163cm" svg:viewBox="0 0 29 83" draw:points="0,0 9,21 29,83">
          <text:p/>
        </draw:polyline>
        <draw:line draw:style-name="gr6" draw:text-style-name="P1" draw:layer="layout" svg:x1="18.455cm" svg:y1="29.304cm" svg:x2="18.504cm" svg:y2="29.279cm">
          <text:p/>
        </draw:line>
        <draw:line draw:style-name="gr6" draw:text-style-name="P1" draw:layer="layout" svg:x1="18.569cm" svg:y1="29.517cm" svg:x2="18.589cm" svg:y2="29.466cm">
          <text:p/>
        </draw:line>
        <draw:path draw:style-name="gr6" draw:text-style-name="P1" draw:layer="layout" svg:width="0.296cm" svg:height="0.239cm" svg:x="18.626cm" svg:y="29.214cm" svg:viewBox="0 0 297 240" svg:d="M0 114c19-80 100-129 181-110s131 99 112 181c-4 19-12 38-25 55">
          <text:p/>
        </draw:path>
        <draw:polygon draw:style-name="gr3" draw:text-style-name="P3" draw:layer="layout" svg:width="0.8cm" svg:height="1.598cm" svg:x="26.513cm" svg:y="19.16cm" svg:viewBox="0 0 801 1599" draw:points="0,0 0,1599 801,1599 801,0">
          <text:p/>
        </draw:polygon>
        <draw:line draw:style-name="gr6" draw:text-style-name="P1" draw:layer="layout" svg:x1="27.313cm" svg:y1="19.16cm" svg:x2="26.513cm" svg:y2="19.16cm">
          <text:p/>
        </draw:line>
        <draw:line draw:style-name="gr6" draw:text-style-name="P1" draw:layer="layout" svg:x1="27.313cm" svg:y1="20.758cm" svg:x2="27.313cm" svg:y2="19.16cm">
          <text:p/>
        </draw:line>
        <draw:line draw:style-name="gr6" draw:text-style-name="P1" draw:layer="layout" svg:x1="26.513cm" svg:y1="20.758cm" svg:x2="27.313cm" svg:y2="20.758cm">
          <text:p/>
        </draw:line>
        <draw:line draw:style-name="gr6" draw:text-style-name="P1" draw:layer="layout" svg:x1="26.513cm" svg:y1="19.16cm" svg:x2="26.513cm" svg:y2="20.758cm">
          <text:p/>
        </draw:line>
        <draw:polygon draw:style-name="gr3" draw:text-style-name="P3" draw:layer="layout" svg:width="0.408cm" svg:height="0.54cm" svg:x="26.037cm" svg:y="18.076cm" svg:viewBox="0 0 409 541" draw:points="0,0 0,541 409,541 409,0">
          <text:p/>
        </draw:polygon>
        <draw:polygon draw:style-name="gr6" draw:text-style-name="P1" draw:layer="layout" svg:width="0.408cm" svg:height="0.54cm" svg:x="26.037cm" svg:y="18.076cm" svg:viewBox="0 0 409 541" draw:points="409,0 409,541 0,541 0,0">
          <text:p/>
        </draw:polygon>
        <draw:polygon draw:style-name="gr3" draw:text-style-name="P3" draw:layer="layout" svg:width="0.074cm" svg:height="0.389cm" svg:x="25.886cm" svg:y="18.15cm" svg:viewBox="0 0 75 390" draw:points="0,0 0,390 75,390 75,0">
          <text:p/>
        </draw:polygon>
        <draw:polygon draw:style-name="gr6" draw:text-style-name="P1" draw:layer="layout" svg:width="0.074cm" svg:height="0.389cm" svg:x="25.886cm" svg:y="18.15cm" svg:viewBox="0 0 75 390" draw:points="0,0 75,0 75,390 0,390">
          <text:p/>
        </draw:polygon>
        <draw:polygon draw:style-name="gr3" draw:text-style-name="P3" draw:layer="layout" svg:width="0.077cm" svg:height="0.076cm" svg:x="25.96cm" svg:y="18.307cm" svg:viewBox="0 0 78 77" draw:points="0,0 0,77 78,77 78,0">
          <text:p/>
        </draw:polygon>
        <draw:polygon draw:style-name="gr6" draw:text-style-name="P1" draw:layer="layout" svg:width="0.077cm" svg:height="0.076cm" svg:x="25.96cm" svg:y="18.307cm" svg:viewBox="0 0 78 77" draw:points="78,77 0,77 0,0 78,0">
          <text:p/>
        </draw:polygon>
        <draw:polygon draw:style-name="gr3" draw:text-style-name="P3" draw:layer="layout" svg:width="0.411cm" svg:height="0.54cm" svg:x="26.024cm" svg:y="19.86cm" svg:viewBox="0 0 412 541" draw:points="0,0 0,541 412,541 412,0">
          <text:p/>
        </draw:polygon>
        <draw:polygon draw:style-name="gr6" draw:text-style-name="P1" draw:layer="layout" svg:width="0.411cm" svg:height="0.54cm" svg:x="26.024cm" svg:y="19.86cm" svg:viewBox="0 0 412 541" draw:points="412,0 412,541 0,541 0,0">
          <text:p/>
        </draw:polygon>
        <draw:polygon draw:style-name="gr3" draw:text-style-name="P3" draw:layer="layout" svg:width="0.076cm" svg:height="0.392cm" svg:x="25.874cm" svg:y="19.934cm" svg:viewBox="0 0 77 393" draw:points="0,0 0,393 77,393 77,0">
          <text:p/>
        </draw:polygon>
        <draw:polygon draw:style-name="gr6" draw:text-style-name="P1" draw:layer="layout" svg:width="0.076cm" svg:height="0.392cm" svg:x="25.874cm" svg:y="19.934cm" svg:viewBox="0 0 77 393" draw:points="0,0 77,0 77,393 0,393">
          <text:p/>
        </draw:polygon>
        <draw:polygon draw:style-name="gr3" draw:text-style-name="P3" draw:layer="layout" svg:width="0.074cm" svg:height="0.074cm" svg:x="25.95cm" svg:y="20.093cm" svg:viewBox="0 0 75 75" draw:points="0,0 0,75 75,75 75,0">
          <text:p/>
        </draw:polygon>
        <draw:polygon draw:style-name="gr6" draw:text-style-name="P1" draw:layer="layout" svg:width="0.074cm" svg:height="0.074cm" svg:x="25.95cm" svg:y="20.093cm" svg:viewBox="0 0 75 75" draw:points="75,75 0,75 0,0 75,0">
          <text:p/>
        </draw:polygon>
        <draw:path draw:style-name="gr3" draw:text-style-name="P3" draw:layer="layout" svg:width="0.36cm" svg:height="0.359cm" svg:x="20.038cm" svg:y="11.761cm" svg:viewBox="0 0 361 360" svg:d="M0 180l4 38 11 37c74 157 306 132 342-39l4-38-4-36c-38-171-267-194-342-36l-11 36z">
          <text:p/>
        </draw:path>
        <draw:path draw:style-name="gr6" draw:text-style-name="P1" draw:layer="layout" svg:width="0.36cm" svg:height="0.36cm" svg:x="20.038cm" svg:y="11.762cm" svg:viewBox="0 0 361 361" svg:d="M0 180c0-100 80-180 180-180s181 78 181 178-81 183-181 183-180-81-180-181z">
          <text:p/>
        </draw:path>
        <draw:path draw:style-name="gr3" draw:text-style-name="P3" draw:layer="layout" svg:width="0.36cm" svg:height="0.36cm" svg:x="20.076cm" svg:y="13.264cm" svg:viewBox="0 0 361 361" svg:d="M0 181l4 38 11 37c78 161 307 129 342-39l4-36-4-39c-46-170-266-195-342-33l-11 36z">
          <text:p/>
        </draw:path>
        <draw:path draw:style-name="gr6" draw:text-style-name="P1" draw:layer="layout" svg:width="0.36cm" svg:height="0.359cm" svg:x="20.076cm" svg:y="13.265cm" svg:viewBox="0 0 361 360" svg:d="M0 180c0-100 78-180 178-180s183 80 183 180-81 180-181 180c-99 0-180-80-180-180z">
          <text:p/>
        </draw:path>
        <draw:path draw:style-name="gr3" draw:text-style-name="P3" draw:layer="layout" svg:width="0.36cm" svg:height="0.36cm" svg:x="20.076cm" svg:y="14.205cm" svg:viewBox="0 0 361 361" svg:d="M0 180l4 38 11 36c76 160 305 136 342-38l4-36-4-38c-44-172-268-193-342-34l-11 36z">
          <text:p/>
        </draw:path>
        <draw:path draw:style-name="gr6" draw:text-style-name="P1" draw:layer="layout" svg:width="0.36cm" svg:height="0.36cm" svg:x="20.076cm" svg:y="14.204cm" svg:viewBox="0 0 361 361" svg:d="M0 180c0-97 78-180 178-180s183 81 183 180c0 100-81 181-181 181-99 0-180-81-180-181z">
          <text:p/>
        </draw:path>
        <draw:polygon draw:style-name="gr6" draw:text-style-name="P1" draw:layer="layout" svg:width="1.198cm" svg:height="0.601cm" svg:x="15.383cm" svg:y="6.853cm" svg:viewBox="0 0 1199 602" draw:points="0,602 1199,602 1199,0 0,0">
          <text:p/>
        </draw:polygon>
        <draw:polygon draw:style-name="gr6" draw:text-style-name="P1" draw:layer="layout" svg:width="0.601cm" svg:height="1.2cm" svg:x="34.321cm" svg:y="13.286cm" svg:viewBox="0 0 602 1201" draw:points="0,0 0,1201 602,1201 602,0">
          <text:p/>
        </draw:polygon>
        <draw:polygon draw:style-name="gr6" draw:text-style-name="P1" draw:layer="layout" svg:width="0.599cm" svg:height="1.2cm" svg:x="42.21cm" svg:y="13.136cm" svg:viewBox="0 0 600 1201" draw:points="600,1201 600,0 0,0 0,1201">
          <text:p/>
        </draw:polygon>
        <draw:polygon draw:style-name="gr6" draw:text-style-name="P1" draw:layer="layout" svg:width="1.2cm" svg:height="0.599cm" svg:x="22.58cm" svg:y="7.454cm" svg:viewBox="0 0 1201 600" draw:points="0,600 1201,600 1201,0 0,0">
          <text:p/>
        </draw:polygon>
        <draw:polygon draw:style-name="gr6" draw:text-style-name="P1" draw:layer="layout" svg:width="1.2cm" svg:height="0.601cm" svg:x="22.58cm" svg:y="6.853cm" svg:viewBox="0 0 1201 602" draw:points="0,602 1201,602 1201,0 0,0">
          <text:p/>
        </draw:polygon>
        <draw:polygon draw:style-name="gr3" draw:text-style-name="P3" draw:layer="layout" svg:width="0.609cm" svg:height="0.43cm" svg:x="62.562cm" svg:y="19.699cm" svg:viewBox="0 0 610 431" draw:points="0,0 0,431 610,431 610,0">
          <text:p/>
        </draw:polygon>
        <draw:line draw:style-name="gr6" draw:text-style-name="P1" draw:layer="layout" svg:x1="63.171cm" svg:y1="20.129cm" svg:x2="63.171cm" svg:y2="19.699cm">
          <text:p/>
        </draw:line>
        <draw:line draw:style-name="gr6" draw:text-style-name="P1" draw:layer="layout" svg:x1="62.562cm" svg:y1="20.129cm" svg:x2="63.171cm" svg:y2="20.129cm">
          <text:p/>
        </draw:line>
        <draw:line draw:style-name="gr6" draw:text-style-name="P1" draw:layer="layout" svg:x1="62.562cm" svg:y1="19.699cm" svg:x2="62.562cm" svg:y2="20.129cm">
          <text:p/>
        </draw:line>
        <draw:line draw:style-name="gr6" draw:text-style-name="P1" draw:layer="layout" svg:x1="63.171cm" svg:y1="19.699cm" svg:x2="62.562cm" svg:y2="19.699cm">
          <text:p/>
        </draw:line>
        <draw:polygon draw:style-name="gr3" draw:text-style-name="P3" draw:layer="layout" svg:width="0.461cm" svg:height="0.076cm" svg:x="62.636cm" svg:y="20.203cm" svg:viewBox="0 0 462 77" draw:points="0,0 0,77 462,77 462,0">
          <text:p/>
        </draw:polygon>
        <draw:line draw:style-name="gr6" draw:text-style-name="P1" draw:layer="layout" svg:x1="62.636cm" svg:y1="20.279cm" svg:x2="63.097cm" svg:y2="20.279cm">
          <text:p/>
        </draw:line>
        <draw:line draw:style-name="gr6" draw:text-style-name="P1" draw:layer="layout" svg:x1="62.636cm" svg:y1="20.203cm" svg:x2="62.636cm" svg:y2="20.279cm">
          <text:p/>
        </draw:line>
        <draw:line draw:style-name="gr6" draw:text-style-name="P1" draw:layer="layout" svg:x1="63.097cm" svg:y1="20.203cm" svg:x2="62.636cm" svg:y2="20.203cm">
          <text:p/>
        </draw:line>
        <draw:line draw:style-name="gr6" draw:text-style-name="P1" draw:layer="layout" svg:x1="63.097cm" svg:y1="20.279cm" svg:x2="63.097cm" svg:y2="20.203cm">
          <text:p/>
        </draw:line>
        <draw:polygon draw:style-name="gr3" draw:text-style-name="P3" draw:layer="layout" svg:width="0.076cm" svg:height="0.074cm" svg:x="62.829cm" svg:y="20.129cm" svg:viewBox="0 0 77 75" draw:points="0,0 0,75 77,75 77,0">
          <text:p/>
        </draw:polygon>
        <draw:line draw:style-name="gr6" draw:text-style-name="P1" draw:layer="layout" svg:x1="62.905cm" svg:y1="20.129cm" svg:x2="62.829cm" svg:y2="20.129cm">
          <text:p/>
        </draw:line>
        <draw:line draw:style-name="gr6" draw:text-style-name="P1" draw:layer="layout" svg:x1="62.905cm" svg:y1="20.203cm" svg:x2="62.905cm" svg:y2="20.129cm">
          <text:p/>
        </draw:line>
        <draw:line draw:style-name="gr6" draw:text-style-name="P1" draw:layer="layout" svg:x1="62.829cm" svg:y1="20.203cm" svg:x2="62.905cm" svg:y2="20.203cm">
          <text:p/>
        </draw:line>
        <draw:line draw:style-name="gr6" draw:text-style-name="P1" draw:layer="layout" svg:x1="62.829cm" svg:y1="20.129cm" svg:x2="62.829cm" svg:y2="20.203cm">
          <text:p/>
        </draw:line>
        <draw:polygon draw:style-name="gr3" draw:text-style-name="P3" draw:layer="layout" svg:width="0.61cm" svg:height="0.43cm" svg:x="60.462cm" svg:y="19.699cm" svg:viewBox="0 0 611 431" draw:points="0,0 0,431 611,431 611,0">
          <text:p/>
        </draw:polygon>
        <draw:line draw:style-name="gr6" draw:text-style-name="P1" draw:layer="layout" svg:x1="61.072cm" svg:y1="20.129cm" svg:x2="61.072cm" svg:y2="19.699cm">
          <text:p/>
        </draw:line>
        <draw:line draw:style-name="gr6" draw:text-style-name="P1" draw:layer="layout" svg:x1="60.462cm" svg:y1="20.129cm" svg:x2="61.072cm" svg:y2="20.129cm">
          <text:p/>
        </draw:line>
        <draw:line draw:style-name="gr6" draw:text-style-name="P1" draw:layer="layout" svg:x1="60.462cm" svg:y1="19.699cm" svg:x2="60.462cm" svg:y2="20.129cm">
          <text:p/>
        </draw:line>
        <draw:line draw:style-name="gr6" draw:text-style-name="P1" draw:layer="layout" svg:x1="61.072cm" svg:y1="19.699cm" svg:x2="60.462cm" svg:y2="19.699cm">
          <text:p/>
        </draw:line>
        <draw:polygon draw:style-name="gr3" draw:text-style-name="P3" draw:layer="layout" svg:width="0.46cm" svg:height="0.076cm" svg:x="60.538cm" svg:y="20.203cm" svg:viewBox="0 0 461 77" draw:points="0,0 0,77 461,77 461,0">
          <text:p/>
        </draw:polygon>
        <draw:line draw:style-name="gr6" draw:text-style-name="P1" draw:layer="layout" svg:x1="60.538cm" svg:y1="20.279cm" svg:x2="60.998cm" svg:y2="20.279cm">
          <text:p/>
        </draw:line>
        <draw:line draw:style-name="gr6" draw:text-style-name="P1" draw:layer="layout" svg:x1="60.538cm" svg:y1="20.203cm" svg:x2="60.538cm" svg:y2="20.279cm">
          <text:p/>
        </draw:line>
        <draw:line draw:style-name="gr6" draw:text-style-name="P1" draw:layer="layout" svg:x1="60.998cm" svg:y1="20.203cm" svg:x2="60.538cm" svg:y2="20.203cm">
          <text:p/>
        </draw:line>
        <draw:line draw:style-name="gr6" draw:text-style-name="P1" draw:layer="layout" svg:x1="60.998cm" svg:y1="20.279cm" svg:x2="60.998cm" svg:y2="20.203cm">
          <text:p/>
        </draw:line>
        <draw:polygon draw:style-name="gr3" draw:text-style-name="P3" draw:layer="layout" svg:width="0.076cm" svg:height="0.074cm" svg:x="60.729cm" svg:y="20.129cm" svg:viewBox="0 0 77 75" draw:points="0,0 0,75 77,75 77,0">
          <text:p/>
        </draw:polygon>
        <draw:line draw:style-name="gr6" draw:text-style-name="P1" draw:layer="layout" svg:x1="60.805cm" svg:y1="20.129cm" svg:x2="60.729cm" svg:y2="20.129cm">
          <text:p/>
        </draw:line>
        <draw:line draw:style-name="gr6" draw:text-style-name="P1" draw:layer="layout" svg:x1="60.805cm" svg:y1="20.203cm" svg:x2="60.805cm" svg:y2="20.129cm">
          <text:p/>
        </draw:line>
        <draw:line draw:style-name="gr6" draw:text-style-name="P1" draw:layer="layout" svg:x1="60.729cm" svg:y1="20.203cm" svg:x2="60.805cm" svg:y2="20.203cm">
          <text:p/>
        </draw:line>
        <draw:line draw:style-name="gr6" draw:text-style-name="P1" draw:layer="layout" svg:x1="60.729cm" svg:y1="20.129cm" svg:x2="60.729cm" svg:y2="20.203cm">
          <text:p/>
        </draw:line>
        <draw:polygon draw:style-name="gr3" draw:text-style-name="P3" draw:layer="layout" svg:width="0.61cm" svg:height="0.431cm" svg:x="61.173cm" svg:y="17.945cm" svg:viewBox="0 0 611 432" draw:points="0,0 0,432 611,432 611,0">
          <text:p/>
        </draw:polygon>
        <draw:polygon draw:style-name="gr6" draw:text-style-name="P1" draw:layer="layout" svg:width="0.61cm" svg:height="0.431cm" svg:x="61.173cm" svg:y="17.945cm" svg:viewBox="0 0 611 432" draw:points="611,432 0,432 0,0 611,0">
          <text:p/>
        </draw:polygon>
        <draw:polygon draw:style-name="gr3" draw:text-style-name="P3" draw:layer="layout" svg:width="0.46cm" svg:height="0.076cm" svg:x="61.249cm" svg:y="17.796cm" svg:viewBox="0 0 461 77" draw:points="0,0 0,77 461,77 461,0">
          <text:p/>
        </draw:polygon>
        <draw:polygon draw:style-name="gr6" draw:text-style-name="P1" draw:layer="layout" svg:width="0.46cm" svg:height="0.076cm" svg:x="61.249cm" svg:y="17.796cm" svg:viewBox="0 0 461 77" draw:points="461,0 461,77 0,77 0,0">
          <text:p/>
        </draw:polygon>
        <draw:polygon draw:style-name="gr3" draw:text-style-name="P3" draw:layer="layout" svg:width="0.076cm" svg:height="0.074cm" svg:x="61.44cm" svg:y="17.871cm" svg:viewBox="0 0 77 75" draw:points="0,0 0,75 77,75 77,0">
          <text:p/>
        </draw:polygon>
        <draw:polygon draw:style-name="gr6" draw:text-style-name="P1" draw:layer="layout" svg:width="0.076cm" svg:height="0.074cm" svg:x="61.44cm" svg:y="17.871cm" svg:viewBox="0 0 77 75" draw:points="0,75 0,0 77,0 77,75">
          <text:p/>
        </draw:polygon>
        <draw:polygon draw:style-name="gr3" draw:text-style-name="P3" draw:layer="layout" svg:width="0.611cm" svg:height="0.431cm" svg:x="60.473cm" svg:y="17.945cm" svg:viewBox="0 0 612 432" draw:points="0,0 0,432 612,432 612,0">
          <text:p/>
        </draw:polygon>
        <draw:polygon draw:style-name="gr6" draw:text-style-name="P1" draw:layer="layout" svg:width="0.611cm" svg:height="0.431cm" svg:x="60.473cm" svg:y="17.945cm" svg:viewBox="0 0 612 432" draw:points="612,432 0,432 0,0 612,0">
          <text:p/>
        </draw:polygon>
        <draw:polygon draw:style-name="gr3" draw:text-style-name="P3" draw:layer="layout" svg:width="0.459cm" svg:height="0.076cm" svg:x="60.549cm" svg:y="17.796cm" svg:viewBox="0 0 460 77" draw:points="0,0 0,77 460,77 460,0">
          <text:p/>
        </draw:polygon>
        <draw:polygon draw:style-name="gr6" draw:text-style-name="P1" draw:layer="layout" svg:width="0.459cm" svg:height="0.076cm" svg:x="60.549cm" svg:y="17.796cm" svg:viewBox="0 0 460 77" draw:points="460,0 460,77 0,77 0,0">
          <text:p/>
        </draw:polygon>
        <draw:polygon draw:style-name="gr3" draw:text-style-name="P3" draw:layer="layout" svg:width="0.075cm" svg:height="0.074cm" svg:x="60.741cm" svg:y="17.871cm" svg:viewBox="0 0 76 75" draw:points="0,0 0,75 76,75 76,0">
          <text:p/>
        </draw:polygon>
        <draw:polygon draw:style-name="gr6" draw:text-style-name="P1" draw:layer="layout" svg:width="0.075cm" svg:height="0.074cm" svg:x="60.741cm" svg:y="17.871cm" svg:viewBox="0 0 76 75" draw:points="0,75 0,0 76,0 76,75">
          <text:p/>
        </draw:polygon>
        <draw:polygon draw:style-name="gr3" draw:text-style-name="P3" draw:layer="layout" svg:width="0.609cm" svg:height="0.43cm" svg:x="61.163cm" svg:y="19.699cm" svg:viewBox="0 0 610 431" draw:points="0,0 0,431 610,431 610,0">
          <text:p/>
        </draw:polygon>
        <draw:line draw:style-name="gr6" draw:text-style-name="P1" draw:layer="layout" svg:x1="61.772cm" svg:y1="20.129cm" svg:x2="61.772cm" svg:y2="19.699cm">
          <text:p/>
        </draw:line>
        <draw:line draw:style-name="gr6" draw:text-style-name="P1" draw:layer="layout" svg:x1="61.163cm" svg:y1="20.129cm" svg:x2="61.772cm" svg:y2="20.129cm">
          <text:p/>
        </draw:line>
        <draw:line draw:style-name="gr6" draw:text-style-name="P1" draw:layer="layout" svg:x1="61.163cm" svg:y1="19.699cm" svg:x2="61.163cm" svg:y2="20.129cm">
          <text:p/>
        </draw:line>
        <draw:line draw:style-name="gr6" draw:text-style-name="P1" draw:layer="layout" svg:x1="61.772cm" svg:y1="19.699cm" svg:x2="61.163cm" svg:y2="19.699cm">
          <text:p/>
        </draw:line>
        <draw:polygon draw:style-name="gr3" draw:text-style-name="P3" draw:layer="layout" svg:width="0.459cm" svg:height="0.076cm" svg:x="61.237cm" svg:y="20.203cm" svg:viewBox="0 0 460 77" draw:points="0,0 0,77 460,77 460,0">
          <text:p/>
        </draw:polygon>
        <draw:line draw:style-name="gr6" draw:text-style-name="P1" draw:layer="layout" svg:x1="61.237cm" svg:y1="20.279cm" svg:x2="61.696cm" svg:y2="20.279cm">
          <text:p/>
        </draw:line>
        <draw:line draw:style-name="gr6" draw:text-style-name="P1" draw:layer="layout" svg:x1="61.237cm" svg:y1="20.203cm" svg:x2="61.237cm" svg:y2="20.279cm">
          <text:p/>
        </draw:line>
        <draw:line draw:style-name="gr6" draw:text-style-name="P1" draw:layer="layout" svg:x1="61.696cm" svg:y1="20.203cm" svg:x2="61.237cm" svg:y2="20.203cm">
          <text:p/>
        </draw:line>
        <draw:line draw:style-name="gr6" draw:text-style-name="P1" draw:layer="layout" svg:x1="61.696cm" svg:y1="20.279cm" svg:x2="61.696cm" svg:y2="20.203cm">
          <text:p/>
        </draw:line>
        <draw:polygon draw:style-name="gr3" draw:text-style-name="P3" draw:layer="layout" svg:width="0.077cm" svg:height="0.074cm" svg:x="61.429cm" svg:y="20.129cm" svg:viewBox="0 0 78 75" draw:points="0,0 0,75 78,75 78,0">
          <text:p/>
        </draw:polygon>
        <draw:line draw:style-name="gr6" draw:text-style-name="P1" draw:layer="layout" svg:x1="61.506cm" svg:y1="20.129cm" svg:x2="61.429cm" svg:y2="20.129cm">
          <text:p/>
        </draw:line>
        <draw:line draw:style-name="gr6" draw:text-style-name="P1" draw:layer="layout" svg:x1="61.506cm" svg:y1="20.203cm" svg:x2="61.506cm" svg:y2="20.129cm">
          <text:p/>
        </draw:line>
        <draw:line draw:style-name="gr6" draw:text-style-name="P1" draw:layer="layout" svg:x1="61.429cm" svg:y1="20.203cm" svg:x2="61.506cm" svg:y2="20.203cm">
          <text:p/>
        </draw:line>
        <draw:line draw:style-name="gr6" draw:text-style-name="P1" draw:layer="layout" svg:x1="61.429cm" svg:y1="20.129cm" svg:x2="61.429cm" svg:y2="20.203cm">
          <text:p/>
        </draw:line>
        <draw:polygon draw:style-name="gr3" draw:text-style-name="P3" draw:layer="layout" svg:width="0.612cm" svg:height="0.43cm" svg:x="61.861cm" svg:y="19.699cm" svg:viewBox="0 0 613 431" draw:points="0,0 0,431 613,431 613,0">
          <text:p/>
        </draw:polygon>
        <draw:line draw:style-name="gr6" draw:text-style-name="P1" draw:layer="layout" svg:x1="62.473cm" svg:y1="20.129cm" svg:x2="62.473cm" svg:y2="19.699cm">
          <text:p/>
        </draw:line>
        <draw:line draw:style-name="gr6" draw:text-style-name="P1" draw:layer="layout" svg:x1="61.861cm" svg:y1="20.129cm" svg:x2="62.473cm" svg:y2="20.129cm">
          <text:p/>
        </draw:line>
        <draw:line draw:style-name="gr6" draw:text-style-name="P1" draw:layer="layout" svg:x1="61.861cm" svg:y1="19.699cm" svg:x2="61.861cm" svg:y2="20.129cm">
          <text:p/>
        </draw:line>
        <draw:line draw:style-name="gr6" draw:text-style-name="P1" draw:layer="layout" svg:x1="62.473cm" svg:y1="19.699cm" svg:x2="61.861cm" svg:y2="19.699cm">
          <text:p/>
        </draw:line>
        <draw:polygon draw:style-name="gr3" draw:text-style-name="P3" draw:layer="layout" svg:width="0.46cm" svg:height="0.076cm" svg:x="61.937cm" svg:y="20.203cm" svg:viewBox="0 0 461 77" draw:points="0,0 0,77 461,77 461,0">
          <text:p/>
        </draw:polygon>
        <draw:line draw:style-name="gr6" draw:text-style-name="P1" draw:layer="layout" svg:x1="61.937cm" svg:y1="20.279cm" svg:x2="62.397cm" svg:y2="20.279cm">
          <text:p/>
        </draw:line>
        <draw:line draw:style-name="gr6" draw:text-style-name="P1" draw:layer="layout" svg:x1="61.937cm" svg:y1="20.203cm" svg:x2="61.937cm" svg:y2="20.279cm">
          <text:p/>
        </draw:line>
        <draw:line draw:style-name="gr6" draw:text-style-name="P1" draw:layer="layout" svg:x1="62.397cm" svg:y1="20.203cm" svg:x2="61.937cm" svg:y2="20.203cm">
          <text:p/>
        </draw:line>
        <draw:line draw:style-name="gr6" draw:text-style-name="P1" draw:layer="layout" svg:x1="62.397cm" svg:y1="20.279cm" svg:x2="62.397cm" svg:y2="20.203cm">
          <text:p/>
        </draw:line>
        <draw:polygon draw:style-name="gr3" draw:text-style-name="P3" draw:layer="layout" svg:width="0.074cm" svg:height="0.074cm" svg:x="62.13cm" svg:y="20.129cm" svg:viewBox="0 0 75 75" draw:points="0,0 0,75 75,75 75,0">
          <text:p/>
        </draw:polygon>
        <draw:line draw:style-name="gr6" draw:text-style-name="P1" draw:layer="layout" svg:x1="62.204cm" svg:y1="20.129cm" svg:x2="62.13cm" svg:y2="20.129cm">
          <text:p/>
        </draw:line>
        <draw:line draw:style-name="gr6" draw:text-style-name="P1" draw:layer="layout" svg:x1="62.204cm" svg:y1="20.203cm" svg:x2="62.204cm" svg:y2="20.129cm">
          <text:p/>
        </draw:line>
        <draw:line draw:style-name="gr6" draw:text-style-name="P1" draw:layer="layout" svg:x1="62.13cm" svg:y1="20.203cm" svg:x2="62.204cm" svg:y2="20.203cm">
          <text:p/>
        </draw:line>
        <draw:line draw:style-name="gr6" draw:text-style-name="P1" draw:layer="layout" svg:x1="62.13cm" svg:y1="20.129cm" svg:x2="62.13cm" svg:y2="20.203cm">
          <text:p/>
        </draw:line>
        <draw:polygon draw:style-name="gr3" draw:text-style-name="P3" draw:layer="layout" svg:width="0.61cm" svg:height="0.431cm" svg:x="62.572cm" svg:y="17.945cm" svg:viewBox="0 0 611 432" draw:points="0,0 0,432 611,432 611,0">
          <text:p/>
        </draw:polygon>
        <draw:polygon draw:style-name="gr6" draw:text-style-name="P1" draw:layer="layout" svg:width="0.61cm" svg:height="0.431cm" svg:x="62.572cm" svg:y="17.945cm" svg:viewBox="0 0 611 432" draw:points="611,432 0,432 0,0 611,0">
          <text:p/>
        </draw:polygon>
        <draw:polygon draw:style-name="gr3" draw:text-style-name="P3" draw:layer="layout" svg:width="0.459cm" svg:height="0.076cm" svg:x="62.649cm" svg:y="17.796cm" svg:viewBox="0 0 460 77" draw:points="0,0 0,77 460,77 460,0">
          <text:p/>
        </draw:polygon>
        <draw:polygon draw:style-name="gr6" draw:text-style-name="P1" draw:layer="layout" svg:width="0.459cm" svg:height="0.076cm" svg:x="62.649cm" svg:y="17.796cm" svg:viewBox="0 0 460 77" draw:points="460,0 460,77 0,77 0,0">
          <text:p/>
        </draw:polygon>
        <draw:polygon draw:style-name="gr3" draw:text-style-name="P3" draw:layer="layout" svg:width="0.074cm" svg:height="0.074cm" svg:x="62.841cm" svg:y="17.871cm" svg:viewBox="0 0 75 75" draw:points="0,0 0,75 75,75 75,0">
          <text:p/>
        </draw:polygon>
        <draw:polygon draw:style-name="gr6" draw:text-style-name="P1" draw:layer="layout" svg:width="0.074cm" svg:height="0.074cm" svg:x="62.841cm" svg:y="17.871cm" svg:viewBox="0 0 75 75" draw:points="0,75 0,0 75,0 75,75">
          <text:p/>
        </draw:polygon>
        <draw:polygon draw:style-name="gr3" draw:text-style-name="P3" draw:layer="layout" svg:width="0.61cm" svg:height="0.431cm" svg:x="61.874cm" svg:y="17.945cm" svg:viewBox="0 0 611 432" draw:points="0,0 0,432 611,432 611,0">
          <text:p/>
        </draw:polygon>
        <draw:polygon draw:style-name="gr6" draw:text-style-name="P1" draw:layer="layout" svg:width="0.61cm" svg:height="0.431cm" svg:x="61.874cm" svg:y="17.945cm" svg:viewBox="0 0 611 432" draw:points="611,432 0,432 0,0 611,0">
          <text:p/>
        </draw:polygon>
        <draw:polygon draw:style-name="gr3" draw:text-style-name="P3" draw:layer="layout" svg:width="0.459cm" svg:height="0.076cm" svg:x="61.948cm" svg:y="17.796cm" svg:viewBox="0 0 460 77" draw:points="0,0 0,77 460,77 460,0">
          <text:p/>
        </draw:polygon>
        <draw:polygon draw:style-name="gr6" draw:text-style-name="P1" draw:layer="layout" svg:width="0.459cm" svg:height="0.076cm" svg:x="61.948cm" svg:y="17.796cm" svg:viewBox="0 0 460 77" draw:points="460,0 460,77 0,77 0,0">
          <text:p/>
        </draw:polygon>
        <draw:polygon draw:style-name="gr3" draw:text-style-name="P3" draw:layer="layout" svg:width="0.074cm" svg:height="0.074cm" svg:x="62.141cm" svg:y="17.871cm" svg:viewBox="0 0 75 75" draw:points="0,0 0,75 75,75 75,0">
          <text:p/>
        </draw:polygon>
        <draw:polygon draw:style-name="gr6" draw:text-style-name="P1" draw:layer="layout" svg:width="0.074cm" svg:height="0.074cm" svg:x="62.141cm" svg:y="17.871cm" svg:viewBox="0 0 75 75" draw:points="0,75 0,0 75,0 75,75">
          <text:p/>
        </draw:polygon>
        <draw:polygon draw:style-name="gr3" draw:text-style-name="P3" draw:layer="layout" svg:width="3.016cm" svg:height="1.201cm" svg:x="60.354cm" svg:y="18.431cm" svg:viewBox="0 0 3017 1202" draw:points="0,0 0,1202 3017,1202 3017,0">
          <text:p/>
        </draw:polygon>
        <draw:line draw:style-name="gr6" draw:text-style-name="P1" draw:layer="layout" svg:x1="63.37cm" svg:y1="19.632cm" svg:x2="63.37cm" svg:y2="18.431cm">
          <text:p/>
        </draw:line>
        <draw:line draw:style-name="gr6" draw:text-style-name="P1" draw:layer="layout" svg:x1="60.354cm" svg:y1="19.632cm" svg:x2="63.37cm" svg:y2="19.632cm">
          <text:p/>
        </draw:line>
        <draw:line draw:style-name="gr6" draw:text-style-name="P1" draw:layer="layout" svg:x1="60.354cm" svg:y1="18.431cm" svg:x2="60.354cm" svg:y2="19.632cm">
          <text:p/>
        </draw:line>
        <draw:line draw:style-name="gr6" draw:text-style-name="P1" draw:layer="layout" svg:x1="63.37cm" svg:y1="18.431cm" svg:x2="60.354cm" svg:y2="18.431cm">
          <text:p/>
        </draw:line>
        <draw:polygon draw:style-name="gr6" draw:text-style-name="P1" draw:layer="layout" svg:width="3.016cm" svg:height="1.201cm" svg:x="60.354cm" svg:y="18.431cm" svg:viewBox="0 0 3017 1202" draw:points="3017,0 0,0 0,1202 3017,1202">
          <text:p/>
        </draw:polygon>
        <draw:path draw:style-name="gr3" draw:text-style-name="P3" draw:layer="layout" svg:width="0.899cm" svg:height="0.9cm" svg:x="26.89cm" svg:y="25.03cm" svg:viewBox="0 0 900 901" svg:d="M816 716l31-53 26-56c158-465-399-812-748-468l-39 46-33 53c-217 438 283 859 678 566l44-42z">
          <text:p/>
        </draw:path>
        <draw:polygon draw:style-name="gr6" draw:text-style-name="P1" draw:layer="layout" svg:width="0.899cm" svg:height="0.898cm" svg:x="26.89cm" svg:y="25.031cm" svg:viewBox="0 0 900 899" draw:points="900,449 896,510 883,571 864,630 835,683 801,734 758,778 710,818 659,850 602,873 543,890 480,899 419,899 359,890 300,873 243,850 190,818 144,778 101,734 65,683 38,630 17,571 4,510 0,449 4,388 17,328 38,269 65,216 101,165 144,121 190,81 243,49 300,26 359,9 419,0 480,0 543,9 602,26 659,49 710,81 758,121 801,165 835,216 864,269 883,328 896,388">
          <text:p/>
        </draw:polygon>
        <draw:path draw:style-name="gr3" draw:text-style-name="P3" draw:layer="layout" svg:width="0.899cm" svg:height="0.901cm" svg:x="30.405cm" svg:y="27.696cm" svg:viewBox="0 0 900 902" svg:d="M815 714l34-50 23-59c161-460-399-811-746-467l-40 48-32 51c-221 440 284 861 677 566l46-40z">
          <text:p/>
        </draw:path>
        <draw:polygon draw:style-name="gr6" draw:text-style-name="P1" draw:layer="layout" svg:width="0.9cm" svg:height="0.898cm" svg:x="30.405cm" svg:y="27.698cm" svg:viewBox="0 0 901 899" draw:points="901,449 897,508 884,571 863,628 835,683 799,734 757,778 711,816 658,848 599,873 540,890 481,899 420,899 358,890 299,873 242,848 191,816 142,778 100,734 66,683 36,628 17,571 5,508 0,449 5,388 17,326 36,269 66,214 100,163 142,119 191,81 242,49 299,23 358,7 420,0 481,0 540,7 599,23 658,49 711,81 757,119 799,163 835,214 863,269 884,326 897,388">
          <text:p/>
        </draw:polygon>
        <draw:polygon draw:style-name="gr3" draw:text-style-name="P3" draw:layer="layout" svg:width="0.54cm" svg:height="0.631cm" svg:x="34.467cm" svg:y="36.791cm" svg:viewBox="0 0 541 632" draw:points="397,0 541,522 146,632 0,114">
          <text:p/>
        </draw:polygon>
        <draw:polygon draw:style-name="gr6" draw:text-style-name="P1" draw:layer="layout" svg:width="0.54cm" svg:height="0.631cm" svg:x="34.467cm" svg:y="36.791cm" svg:viewBox="0 0 541 632" draw:points="397,0 541,522 146,632 0,114">
          <text:p/>
        </draw:polygon>
        <draw:polygon draw:style-name="gr3" draw:text-style-name="P3" draw:layer="layout" svg:width="0.178cm" svg:height="0.395cm" svg:x="34.342cm" svg:y="36.995cm" svg:viewBox="0 0 179 396" draw:points="0,21 72,0 179,377 107,396">
          <text:p/>
        </draw:polygon>
        <draw:polygon draw:style-name="gr6" draw:text-style-name="P1" draw:layer="layout" svg:width="0.178cm" svg:height="0.395cm" svg:x="34.342cm" svg:y="36.995cm" svg:viewBox="0 0 179 396" draw:points="0,21 72,0 179,377 107,396">
          <text:p/>
        </draw:polygon>
        <draw:polygon draw:style-name="gr3" draw:text-style-name="P3" draw:layer="layout" svg:width="0.093cm" svg:height="0.093cm" svg:x="34.457cm" svg:y="37.126cm" svg:viewBox="0 0 94 94" draw:points="94,73 21,94 0,21 74,0">
          <text:p/>
        </draw:polygon>
        <draw:polygon draw:style-name="gr6" draw:text-style-name="P1" draw:layer="layout" svg:width="0.093cm" svg:height="0.093cm" svg:x="34.457cm" svg:y="37.126cm" svg:viewBox="0 0 94 94" draw:points="94,73 21,94 0,21 74,0">
          <text:p/>
        </draw:polygon>
        <draw:polygon draw:style-name="gr3" draw:text-style-name="P3" draw:layer="layout" svg:width="0.643cm" svg:height="0.639cm" svg:x="26.132cm" svg:y="33.405cm" svg:viewBox="0 0 644 640" draw:points="591,492 544,399 596,386 585,375 644,339 604,308 636,272 619,244 630,229 585,212 598,187 552,181 506,174 489,170 499,145 502,53 502,34 480,46 419,70 408,25 385,48 360,0 330,31 319,44 313,57 292,36 252,15 228,63 159,42 152,129 63,125 74,164 55,164 99,248 150,274 125,286 91,274 0,329 68,378 121,371 135,352 182,380 154,392 123,384 87,403 42,490 110,494 108,505 135,505 148,502 182,494 182,549 188,602 262,553 284,526 290,505 296,498 311,479 328,475 334,505 307,528 319,581 377,640 396,600 417,617 427,572 434,534 476,553 476,517 474,498 570,515 574,496">
          <text:p/>
        </draw:polygon>
        <draw:polyline draw:style-name="gr6" draw:text-style-name="P1" draw:layer="layout" svg:width="0.056cm" svg:height="0.055cm" svg:x="26.36cm" svg:y="33.468cm" svg:viewBox="0 0 57 56" draw:points="0,0 21,28 57,56">
          <text:p/>
        </draw:polyline>
        <draw:line draw:style-name="gr6" draw:text-style-name="P1" draw:layer="layout" svg:x1="26.382cm" svg:y1="33.496cm" svg:x2="26.371cm" svg:y2="33.552cm">
          <text:p/>
        </draw:line>
        <draw:line draw:style-name="gr6" draw:text-style-name="P1" draw:layer="layout" svg:x1="26.384cm" svg:y1="33.42cm" svg:x2="26.425cm" svg:y2="33.442cm">
          <text:p/>
        </draw:line>
        <draw:polyline draw:style-name="gr6" draw:text-style-name="P1" draw:layer="layout" svg:width="0.065cm" svg:height="0.082cm" svg:x="26.428cm" svg:y="33.405cm" svg:viewBox="0 0 66 83" draw:points="66,0 35,32 0,83">
          <text:p/>
        </draw:polyline>
        <draw:line draw:style-name="gr6" draw:text-style-name="P1" draw:layer="layout" svg:x1="26.541cm" svg:y1="33.43cm" svg:x2="26.483cm" svg:y2="33.482cm">
          <text:p/>
        </draw:line>
        <draw:line draw:style-name="gr6" draw:text-style-name="P1" draw:layer="layout" svg:x1="26.54cm" svg:y1="33.43cm" svg:x2="26.565cm" svg:y2="33.518cm">
          <text:p/>
        </draw:line>
        <draw:polyline draw:style-name="gr6" draw:text-style-name="P1" draw:layer="layout" svg:width="0.049cm" svg:height="0.112cm" svg:x="26.464cm" svg:y="33.449cm" svg:viewBox="0 0 50 113" draw:points="0,0 35,62 50,113">
          <text:p/>
        </draw:polyline>
        <draw:line draw:style-name="gr6" draw:text-style-name="P1" draw:layer="layout" svg:x1="26.611cm" svg:y1="33.498cm" svg:x2="26.545cm" svg:y2="33.526cm">
          <text:p/>
        </draw:line>
        <draw:polyline draw:style-name="gr6" draw:text-style-name="P1" draw:layer="layout" svg:width="0.154cm" svg:height="0.461cm" svg:x="26.621cm" svg:y="33.458cm" svg:viewBox="0 0 155 462" draw:points="13,0 10,91 0,116 17,120 109,133 95,158 141,175 130,190 147,218 115,254 155,285 95,321 107,332 55,345 102,439 84,443 80,462">
          <text:p/>
        </draw:polyline>
        <draw:line draw:style-name="gr6" draw:text-style-name="P1" draw:layer="layout" svg:x1="26.634cm" svg:y1="33.458cm" svg:x2="26.634cm" svg:y2="33.439cm">
          <text:p/>
        </draw:line>
        <draw:line draw:style-name="gr6" draw:text-style-name="P1" draw:layer="layout" svg:x1="26.702cm" svg:y1="33.92cm" svg:x2="26.606cm" svg:y2="33.902cm">
          <text:p/>
        </draw:line>
        <draw:line draw:style-name="gr6" draw:text-style-name="P1" draw:layer="layout" svg:x1="26.424cm" svg:y1="33.441cm" svg:x2="26.446cm" svg:y2="33.463cm">
          <text:p/>
        </draw:line>
        <draw:line draw:style-name="gr6" draw:text-style-name="P1" draw:layer="layout" svg:x1="26.466cm" svg:y1="33.91cm" svg:x2="26.505cm" svg:y2="33.9cm">
          <text:p/>
        </draw:line>
        <draw:line draw:style-name="gr6" draw:text-style-name="P1" draw:layer="layout" svg:x1="26.528cm" svg:y1="34.005cm" svg:x2="26.533cm" svg:y2="33.972cm">
          <text:p/>
        </draw:line>
        <draw:line draw:style-name="gr6" draw:text-style-name="P1" draw:layer="layout" svg:x1="26.717cm" svg:y1="33.616cm" svg:x2="26.684cm" svg:y2="33.651cm">
          <text:p/>
        </draw:line>
        <draw:line draw:style-name="gr6" draw:text-style-name="P1" draw:layer="layout" svg:x1="26.736cm" svg:y1="33.713cm" svg:x2="26.697cm" svg:y2="33.688cm">
          <text:p/>
        </draw:line>
        <draw:line draw:style-name="gr6" draw:text-style-name="P1" draw:layer="layout" svg:x1="26.751cm" svg:y1="33.648cm" svg:x2="26.722cm" svg:y2="33.67cm">
          <text:p/>
        </draw:line>
        <draw:line draw:style-name="gr6" draw:text-style-name="P1" draw:layer="layout" svg:x1="26.622cm" svg:y1="33.574cm" svg:x2="26.578cm" svg:y2="33.609cm">
          <text:p/>
        </draw:line>
        <draw:line draw:style-name="gr6" draw:text-style-name="P1" draw:layer="layout" svg:x1="26.546cm" svg:y1="33.525cm" svg:x2="26.536cm" svg:y2="33.571cm">
          <text:p/>
        </draw:line>
        <draw:polyline draw:style-name="gr6" draw:text-style-name="P1" draw:layer="layout" svg:width="0.252cm" svg:height="0.478cm" svg:x="26.132cm" svg:y="33.42cm" svg:viewBox="0 0 253 479" draw:points="253,0 229,48 160,27 153,114 63,110 74,148 55,148 100,232 151,258 126,270 91,258 0,314 68,363 122,356 136,337 183,365 155,377 124,369 87,388 42,475 111,479 136,394">
          <text:p/>
        </draw:polyline>
        <draw:polyline draw:style-name="gr6" draw:text-style-name="P1" draw:layer="layout" svg:width="0.22cm" svg:height="0.159cm" svg:x="26.24cm" svg:y="33.79cm" svg:viewBox="0 0 221 160" draw:points="0,120 27,120 75,109 117,87 115,49 130,17 185,0 221,23 221,72 189,113 132,160 117,87">
          <text:p/>
        </draw:polyline>
        <draw:polyline draw:style-name="gr6" draw:text-style-name="P1" draw:layer="layout" svg:width="0.108cm" svg:height="0.108cm" svg:x="26.314cm" svg:y="33.898cm" svg:viewBox="0 0 109 109" draw:points="0,0 0,55 6,109 81,59 103,32 109,11">
          <text:p/>
        </draw:polyline>
        <draw:polyline draw:style-name="gr6" draw:text-style-name="P1" draw:layer="layout" svg:width="0.169cm" svg:height="0.277cm" svg:x="26.439cm" svg:y="33.767cm" svg:viewBox="0 0 170 278" draw:points="22,112 28,142 0,165 13,219 71,278 90,238 111,255 121,210 128,172 170,191 168,118 160,61 138,17 105,0 69,10">
          <text:p/>
        </draw:polyline>
        <draw:polyline draw:style-name="gr6" draw:text-style-name="P1" draw:layer="layout" svg:width="0.085cm" svg:height="0.159cm" svg:x="26.483cm" svg:y="33.779cm" svg:viewBox="0 0 86 160" draw:points="86,160 39,137 22,122 0,83 2,36 11,0">
          <text:p/>
        </draw:polyline>
        <draw:polyline draw:style-name="gr6" draw:text-style-name="P1" draw:layer="layout" svg:width="0.055cm" svg:height="0.066cm" svg:x="26.212cm" svg:y="33.69cm" svg:viewBox="0 0 56 67" draw:points="45,0 0,31 56,67">
          <text:p/>
        </draw:polyline>
        <draw:line draw:style-name="gr6" draw:text-style-name="P1" draw:layer="layout" svg:x1="26.314cm" svg:y1="33.785cm" svg:x2="26.355cm" svg:y2="33.769cm">
          <text:p/>
        </draw:line>
        <draw:line draw:style-name="gr6" draw:text-style-name="P1" draw:layer="layout" svg:x1="26.282cm" svg:y1="33.679cm" svg:x2="26.321cm" svg:y2="33.669cm">
          <text:p/>
        </draw:line>
        <draw:polyline draw:style-name="gr6" draw:text-style-name="P1" draw:layer="layout" svg:width="0.089cm" svg:height="0.119cm" svg:x="26.259cm" svg:y="33.542cm" svg:viewBox="0 0 90 120" draw:points="0,0 14,56 28,94 58,120 90,116">
          <text:p/>
        </draw:polyline>
        <draw:line draw:style-name="gr6" draw:text-style-name="P1" draw:layer="layout" svg:x1="26.337cm" svg:y1="33.549cm" svg:x2="26.368cm" svg:y2="33.567cm">
          <text:p/>
        </draw:line>
        <draw:line draw:style-name="gr6" draw:text-style-name="P1" draw:layer="layout" svg:x1="26.267cm" svg:y1="33.814cm" svg:x2="26.292cm" svg:y2="33.794cm">
          <text:p/>
        </draw:line>
        <draw:polyline draw:style-name="gr6" draw:text-style-name="P1" draw:layer="layout" svg:width="0.083cm" svg:height="0.036cm" svg:x="26.551cm" svg:y="33.439cm" svg:viewBox="0 0 84 37" draw:points="84,0 62,13 0,37">
          <text:p/>
        </draw:polyline>
        <draw:line draw:style-name="gr6" draw:text-style-name="P1" draw:layer="layout" svg:x1="26.492cm" svg:y1="33.405cm" svg:x2="26.518cm" svg:y2="33.454cm">
          <text:p/>
        </draw:line>
        <draw:line draw:style-name="gr6" draw:text-style-name="P1" draw:layer="layout" svg:x1="26.284cm" svg:y1="33.534cm" svg:x2="26.338cm" svg:y2="33.55cm">
          <text:p/>
        </draw:line>
        <draw:path draw:style-name="gr6" draw:text-style-name="P1" draw:layer="layout" svg:width="0.231cm" svg:height="0.299cm" svg:x="26.371cm" svg:y="33.578cm" svg:viewBox="0 0 232 300" svg:d="M104 0c82 13 138 91 126 173-13 82-92 137-173 125-21-5-40-11-57-22">
          <text:p/>
        </draw:path>
        <draw:polygon draw:style-name="gr3" draw:text-style-name="P3" draw:layer="layout" svg:width="0.637cm" svg:height="0.637cm" svg:x="16.234cm" svg:y="27.796cm" svg:viewBox="0 0 638 638" draw:points="90,103 118,203 67,207 73,220 9,243 42,281 2,311 16,340 0,355 44,378 25,400 69,417 111,431 128,440 114,461 94,550 92,559 90,570 114,564 175,550 179,595 207,581 221,631 257,606 279,585 285,597 293,608 329,638 363,593 427,629 450,544 537,566 533,527 552,529 524,438 480,404 507,395 539,414 638,378 581,317 528,313 509,330 469,294 499,285 528,300 566,287 628,211 562,194 566,186 539,179 526,179 492,182 503,127 505,74 425,108 397,129 389,150 380,154 361,171 344,171 344,141 376,124 374,69 329,0 302,36 285,17 266,55 253,93 213,67 209,101 207,120 116,84 109,103">
          <text:p/>
        </draw:polygon>
        <draw:polyline draw:style-name="gr6" draw:text-style-name="P1" draw:layer="layout" svg:width="0.044cm" svg:height="0.063cm" svg:x="16.552cm" svg:y="28.325cm" svg:viewBox="0 0 45 64" draw:points="45,64 30,34 0,0">
          <text:p/>
        </draw:polyline>
        <draw:line draw:style-name="gr6" draw:text-style-name="P1" draw:layer="layout" svg:x1="16.581cm" svg:y1="28.36cm" svg:x2="16.602cm" svg:y2="28.308cm">
          <text:p/>
        </draw:line>
        <draw:line draw:style-name="gr6" draw:text-style-name="P1" draw:layer="layout" svg:x1="16.563cm" svg:y1="28.434cm" svg:x2="16.526cm" svg:y2="28.403cm">
          <text:p/>
        </draw:line>
        <draw:polyline draw:style-name="gr6" draw:text-style-name="P1" draw:layer="layout" svg:width="0.079cm" svg:height="0.067cm" svg:x="16.454cm" svg:y="28.359cm" svg:viewBox="0 0 80 68" draw:points="0,68 36,43 80,0">
          <text:p/>
        </draw:polyline>
        <draw:line draw:style-name="gr6" draw:text-style-name="P1" draw:layer="layout" svg:x1="16.412cm" svg:y1="28.391cm" svg:x2="16.48cm" svg:y2="28.352cm">
          <text:p/>
        </draw:line>
        <draw:line draw:style-name="gr6" draw:text-style-name="P1" draw:layer="layout" svg:x1="16.413cm" svg:y1="28.391cm" svg:x2="16.406cm" svg:y2="28.304cm">
          <text:p/>
        </draw:line>
        <draw:polyline draw:style-name="gr6" draw:text-style-name="P1" draw:layer="layout" svg:width="0.025cm" svg:height="0.12cm" svg:x="16.465cm" svg:y="28.268cm" svg:viewBox="0 0 26 121" draw:points="26,121 4,53 0,0">
          <text:p/>
        </draw:polyline>
        <draw:line draw:style-name="gr6" draw:text-style-name="P1" draw:layer="layout" svg:x1="16.357cm" svg:y1="28.313cm" svg:x2="16.428cm" svg:y2="28.297cm">
          <text:p/>
        </draw:line>
        <draw:polyline draw:style-name="gr6" draw:text-style-name="P1" draw:layer="layout" svg:width="0.127cm" svg:height="0.466cm" svg:x="16.234cm" svg:y="27.88cm" svg:viewBox="0 0 128 467" draw:points="94,467 114,378 128,357 111,348 24,317 43,295 0,272 15,257 2,227 41,197 9,159 72,136 66,123 118,119 90,19 109,19 116,0">
          <text:p/>
        </draw:polyline>
        <draw:line draw:style-name="gr6" draw:text-style-name="P1" draw:layer="layout" svg:x1="16.328cm" svg:y1="28.346cm" svg:x2="16.323cm" svg:y2="28.366cm">
          <text:p/>
        </draw:line>
        <draw:line draw:style-name="gr6" draw:text-style-name="P1" draw:layer="layout" svg:x1="16.349cm" svg:y1="27.88cm" svg:x2="16.441cm" svg:y2="27.917cm">
          <text:p/>
        </draw:line>
        <draw:line draw:style-name="gr6" draw:text-style-name="P1" draw:layer="layout" svg:x1="16.527cm" svg:y1="28.404cm" svg:x2="16.512cm" svg:y2="28.38cm">
          <text:p/>
        </draw:line>
        <draw:line draw:style-name="gr6" draw:text-style-name="P1" draw:layer="layout" svg:x1="16.578cm" svg:y1="27.937cm" svg:x2="16.537cm" svg:y2="27.941cm">
          <text:p/>
        </draw:line>
        <draw:line draw:style-name="gr6" draw:text-style-name="P1" draw:layer="layout" svg:x1="16.537cm" svg:y1="27.832cm" svg:x2="16.524cm" svg:y2="27.864cm">
          <text:p/>
        </draw:line>
        <draw:line draw:style-name="gr6" draw:text-style-name="P1" draw:layer="layout" svg:x1="16.277cm" svg:y1="28.175cm" svg:x2="16.314cm" svg:y2="28.149cm">
          <text:p/>
        </draw:line>
        <draw:line draw:style-name="gr6" draw:text-style-name="P1" draw:layer="layout" svg:x1="16.275cm" svg:y1="28.077cm" svg:x2="16.309cm" svg:y2="28.108cm">
          <text:p/>
        </draw:line>
        <draw:line draw:style-name="gr6" draw:text-style-name="P1" draw:layer="layout" svg:x1="16.249cm" svg:y1="28.137cm" svg:x2="16.28cm" svg:y2="28.122cm">
          <text:p/>
        </draw:line>
        <draw:line draw:style-name="gr6" draw:text-style-name="P1" draw:layer="layout" svg:x1="16.361cm" svg:y1="28.237cm" svg:x2="16.409cm" svg:y2="28.21cm">
          <text:p/>
        </draw:line>
        <draw:line draw:style-name="gr6" draw:text-style-name="P1" draw:layer="layout" svg:x1="16.427cm" svg:y1="28.298cm" svg:x2="16.445cm" svg:y2="28.255cm">
          <text:p/>
        </draw:line>
        <draw:polyline draw:style-name="gr6" draw:text-style-name="P1" draw:layer="layout" svg:width="0.309cm" svg:height="0.443cm" svg:x="16.562cm" svg:y="27.99cm" svg:viewBox="0 0 310 444" draw:points="0,444 34,399 98,435 121,351 208,372 204,334 223,336 195,245 151,211 178,202 210,221 310,185 252,124 199,120 180,137 140,101 170,92 199,107 237,94 300,17 233,0 191,80">
          <text:p/>
        </draw:polyline>
        <draw:polyline draw:style-name="gr6" draw:text-style-name="P1" draw:layer="layout" svg:width="0.234cm" svg:height="0.146cm" svg:x="16.565cm" svg:y="27.916cm" svg:viewBox="0 0 235 147" draw:points="235,67 208,60 160,63 114,73 110,111 86,141 31,147 0,118 10,69 48,34 114,0 114,73">
          <text:p/>
        </draw:polyline>
        <draw:polyline draw:style-name="gr6" draw:text-style-name="P1" draw:layer="layout" svg:width="0.116cm" svg:height="0.108cm" svg:x="16.622cm" svg:y="27.87cm" svg:viewBox="0 0 117 109" draw:points="104,109 115,54 117,0 37,35 8,56 0,77">
          <text:p/>
        </draw:polyline>
        <draw:polyline draw:style-name="gr6" draw:text-style-name="P1" draw:layer="layout" svg:width="0.176cm" svg:height="0.266cm" svg:x="16.433cm" svg:y="27.796cm" svg:viewBox="0 0 177 267" draw:points="145,172 145,142 177,125 175,70 130,0 102,37 85,18 66,56 53,94 13,68 2,138 0,195 13,244 43,267 79,263">
          <text:p/>
        </draw:polyline>
        <draw:polyline draw:style-name="gr6" draw:text-style-name="P1" draw:layer="layout" svg:width="0.068cm" svg:height="0.171cm" svg:x="16.484cm" svg:y="27.887cm" svg:viewBox="0 0 69 172" draw:points="0,0 41,33 54,53 69,92 58,138 41,172">
          <text:p/>
        </draw:polyline>
        <draw:polyline draw:style-name="gr6" draw:text-style-name="P1" draw:layer="layout" svg:width="0.051cm" svg:height="0.065cm" svg:x="16.74cm" svg:y="28.126cm" svg:viewBox="0 0 52 66" draw:points="0,66 52,44 2,0">
          <text:p/>
        </draw:polyline>
        <draw:line draw:style-name="gr6" draw:text-style-name="P1" draw:layer="layout" svg:x1="16.703cm" svg:y1="28.09cm" svg:x2="16.66cm" svg:y2="28.097cm">
          <text:p/>
        </draw:line>
        <draw:line draw:style-name="gr6" draw:text-style-name="P1" draw:layer="layout" svg:x1="16.713cm" svg:y1="28.2cm" svg:x2="16.675cm" svg:y2="28.2cm">
          <text:p/>
        </draw:line>
        <draw:polyline draw:style-name="gr6" draw:text-style-name="P1" draw:layer="layout" svg:width="0.068cm" svg:height="0.129cm" svg:x="16.643cm" svg:y="28.208cm" svg:viewBox="0 0 69 130" draw:points="69,130 64,72 58,32 35,0 0,0">
          <text:p/>
        </draw:polyline>
        <draw:line draw:style-name="gr6" draw:text-style-name="P1" draw:layer="layout" svg:x1="16.635cm" svg:y1="28.315cm" svg:x2="16.607cm" svg:y2="28.293cm">
          <text:p/>
        </draw:line>
        <draw:line draw:style-name="gr6" draw:text-style-name="P1" draw:layer="layout" svg:x1="16.754cm" svg:y1="28.069cm" svg:x2="16.728cm" svg:y2="28.084cm">
          <text:p/>
        </draw:line>
        <draw:polyline draw:style-name="gr6" draw:text-style-name="P1" draw:layer="layout" svg:width="0.085cm" svg:height="0.019cm" svg:x="16.323cm" svg:y="28.346cm" svg:viewBox="0 0 86 20" draw:points="0,20 25,14 86,0">
          <text:p/>
        </draw:polyline>
        <draw:line draw:style-name="gr6" draw:text-style-name="P1" draw:layer="layout" svg:x1="16.455cm" svg:y1="28.427cm" svg:x2="16.44cm" svg:y2="28.376cm">
          <text:p/>
        </draw:line>
        <draw:line draw:style-name="gr6" draw:text-style-name="P1" draw:layer="layout" svg:x1="16.684cm" svg:y1="28.341cm" svg:x2="16.634cm" svg:y2="28.314cm">
          <text:p/>
        </draw:line>
        <draw:path draw:style-name="gr6" draw:text-style-name="P1" draw:layer="layout" svg:width="0.253cm" svg:height="0.291cm" svg:x="16.407cm" svg:y="27.968cm" svg:viewBox="0 0 254 292" svg:d="M96 292c-76-30-116-116-87-193 28-79 115-119 194-89 19 8 36 19 51 33">
          <text:p/>
        </draw:path>
        <draw:polygon draw:style-name="gr3" draw:text-style-name="P3" draw:layer="layout" svg:width="0.643cm" svg:height="0.627cm" svg:x="17.875cm" svg:y="28.917cm" svg:viewBox="0 0 644 628" draw:points="230,5 205,104 159,83 159,98 91,85 101,134 53,142 48,174 29,178 53,222 27,230 57,266 87,300 97,317 72,327 12,395 6,401 0,410 23,414 82,435 63,476 95,476 84,528 125,524 142,520 154,516 156,531 156,543 175,586 224,564 262,628 324,567 389,628 406,594 421,605 442,512 421,461 448,467 466,499 570,516 551,435 507,406 483,410 466,359 496,365 513,393 555,404 644,365 596,319 604,313 583,296 572,289 543,272 579,230 608,185 519,174 485,180 469,194 458,194 434,198 419,189 432,163 471,166 496,115 492,32 448,49 444,26 406,49 377,77 355,34 334,62 324,77 262,0 247,13">
          <text:p/>
        </draw:polygon>
        <draw:polyline draw:style-name="gr6" draw:text-style-name="P1" draw:layer="layout" svg:width="0.008cm" svg:height="0.076cm" svg:x="18.093cm" svg:y="29.404cm" svg:viewBox="0 0 9 77" draw:points="6,77 9,43 0,0">
          <text:p/>
        </draw:polyline>
        <draw:line draw:style-name="gr6" draw:text-style-name="P1" draw:layer="layout" svg:x1="18.101cm" svg:y1="29.448cm" svg:x2="18.145cm" svg:y2="29.413cm">
          <text:p/>
        </draw:line>
        <draw:line draw:style-name="gr6" draw:text-style-name="P1" draw:layer="layout" svg:x1="18.051cm" svg:y1="29.503cm" svg:x2="18.031cm" svg:y2="29.459cm">
          <text:p/>
        </draw:line>
        <draw:polyline draw:style-name="gr6" draw:text-style-name="P1" draw:layer="layout" svg:width="0.102cm" svg:height="0.021cm" svg:x="17.959cm" svg:y="29.423cm" svg:viewBox="0 0 103 22" draw:points="0,22 41,18 103,0">
          <text:p/>
        </draw:polyline>
        <draw:line draw:style-name="gr6" draw:text-style-name="P1" draw:layer="layout" svg:x1="17.938cm" svg:y1="29.392cm" svg:x2="18.014cm" svg:y2="29.392cm">
          <text:p/>
        </draw:line>
        <draw:line draw:style-name="gr6" draw:text-style-name="P1" draw:layer="layout" svg:x1="17.938cm" svg:y1="29.393cm" svg:x2="17.977cm" svg:y2="29.313cm">
          <text:p/>
        </draw:line>
        <draw:polyline draw:style-name="gr6" draw:text-style-name="P1" draw:layer="layout" svg:width="0.036cm" svg:height="0.119cm" svg:x="18.008cm" svg:y="29.311cm" svg:viewBox="0 0 37 120" draw:points="0,120 15,50 37,0">
          <text:p/>
        </draw:polyline>
        <draw:line draw:style-name="gr6" draw:text-style-name="P1" draw:layer="layout" svg:x1="17.93cm" svg:y1="29.296cm" svg:x2="17.999cm" svg:y2="29.318cm">
          <text:p/>
        </draw:line>
        <draw:polyline draw:style-name="gr6" draw:text-style-name="P1" draw:layer="layout" svg:width="0.25cm" svg:height="0.394cm" svg:x="17.887cm" svg:y="28.917cm" svg:viewBox="0 0 251 395" draw:points="0,395 60,326 85,316 75,299 15,229 41,221 17,178 36,174 41,142 89,134 79,85 147,98 147,83 194,104 219,5 236,13 251,0">
          <text:p/>
        </draw:polyline>
        <draw:line draw:style-name="gr6" draw:text-style-name="P1" draw:layer="layout" svg:x1="17.888cm" svg:y1="29.311cm" svg:x2="17.875cm" svg:y2="29.327cm">
          <text:p/>
        </draw:line>
        <draw:line draw:style-name="gr6" draw:text-style-name="P1" draw:layer="layout" svg:x1="18.137cm" svg:y1="28.917cm" svg:x2="18.2cm" svg:y2="28.995cm">
          <text:p/>
        </draw:line>
        <draw:line draw:style-name="gr6" draw:text-style-name="P1" draw:layer="layout" svg:x1="18.032cm" svg:y1="29.46cm" svg:x2="18.029cm" svg:y2="29.432cm">
          <text:p/>
        </draw:line>
        <draw:line draw:style-name="gr6" draw:text-style-name="P1" draw:layer="layout" svg:x1="18.308cm" svg:y1="29.081cm" svg:x2="18.273cm" svg:y2="29.061cm">
          <text:p/>
        </draw:line>
        <draw:line draw:style-name="gr6" draw:text-style-name="P1" draw:layer="layout" svg:x1="18.324cm" svg:y1="28.966cm" svg:x2="18.298cm" svg:y2="28.99cm">
          <text:p/>
        </draw:line>
        <draw:line draw:style-name="gr6" draw:text-style-name="P1" draw:layer="layout" svg:x1="17.928cm" svg:y1="29.14cm" svg:x2="17.973cm" svg:y2="29.133cm">
          <text:p/>
        </draw:line>
        <draw:line draw:style-name="gr6" draw:text-style-name="P1" draw:layer="layout" svg:x1="17.976cm" svg:y1="29.051cm" svg:x2="17.99cm" svg:y2="29.094cm">
          <text:p/>
        </draw:line>
        <draw:line draw:style-name="gr6" draw:text-style-name="P1" draw:layer="layout" svg:x1="17.923cm" svg:y1="29.091cm" svg:x2="17.958cm" svg:y2="29.094cm">
          <text:p/>
        </draw:line>
        <draw:line draw:style-name="gr6" draw:text-style-name="P1" draw:layer="layout" svg:x1="17.972cm" svg:y1="29.233cm" svg:x2="18.025cm" svg:y2="29.233cm">
          <text:p/>
        </draw:line>
        <draw:line draw:style-name="gr6" draw:text-style-name="P1" draw:layer="layout" svg:x1="17.998cm" svg:y1="29.318cm" svg:x2="18.035cm" svg:y2="29.29cm">
          <text:p/>
        </draw:line>
        <draw:polyline draw:style-name="gr6" draw:text-style-name="P1" draw:layer="layout" svg:width="0.468cm" svg:height="0.309cm" svg:x="18.05cm" svg:y="29.235cm" svg:viewBox="0 0 469 310" draw:points="0,267 49,245 87,310 149,248 214,310 231,276 246,287 267,193 246,142 273,148 290,180 394,197 375,116 331,87 307,91 290,40 320,46 337,74 379,85 469,46 421,0 345,46">
          <text:p/>
        </draw:polyline>
        <draw:polyline draw:style-name="gr6" draw:text-style-name="P1" draw:layer="layout" svg:width="0.229cm" svg:height="0.119cm" svg:x="18.249cm" svg:y="29.11cm" svg:viewBox="0 0 230 120" draw:points="230,120 209,103 169,78 122,66 98,98 64,111 11,89 0,47 34,11 83,0 158,2 122,66">
          <text:p/>
        </draw:polyline>
        <draw:polyline draw:style-name="gr6" draw:text-style-name="P1" draw:layer="layout" svg:width="0.139cm" svg:height="0.097cm" svg:x="18.343cm" svg:y="29.091cm" svg:viewBox="0 0 140 98" draw:points="74,98 111,55 140,11 50,0 16,6 0,19">
          <text:p/>
        </draw:polyline>
        <draw:polyline draw:style-name="gr6" draw:text-style-name="P1" draw:layer="layout" svg:width="0.226cm" svg:height="0.209cm" svg:x="18.144cm" svg:y="28.943cm" svg:viewBox="0 0 227 210" draw:points="151,164 164,138 202,141 227,90 223,7 180,24 176,0 138,24 109,52 87,9 44,64 12,113 0,162 14,196 46,210">
          <text:p/>
        </draw:polyline>
        <draw:polyline draw:style-name="gr6" draw:text-style-name="P1" draw:layer="layout" svg:width="0.07cm" svg:height="0.168cm" svg:x="18.203cm" svg:y="28.991cm" svg:viewBox="0 0 71 169" draw:points="50,0 69,49 71,70 62,113 29,147 0,169">
          <text:p/>
        </draw:polyline>
        <draw:polyline draw:style-name="gr6" draw:text-style-name="P1" draw:layer="layout" svg:width="0.053cm" svg:height="0.063cm" svg:x="18.323cm" svg:y="29.326cm" svg:viewBox="0 0 54 64" draw:points="0,58 54,64 35,0">
          <text:p/>
        </draw:polyline>
        <draw:line draw:style-name="gr6" draw:text-style-name="P1" draw:layer="layout" svg:x1="18.341cm" svg:y1="29.276cm" svg:x2="18.3cm" svg:y2="29.26cm">
          <text:p/>
        </draw:line>
        <draw:line draw:style-name="gr6" draw:text-style-name="P1" draw:layer="layout" svg:x1="18.297cm" svg:y1="29.378cm" svg:x2="18.26cm" svg:y2="29.356cm">
          <text:p/>
        </draw:line>
        <draw:polyline draw:style-name="gr6" draw:text-style-name="P1" draw:layer="layout" svg:width="0.04cm" svg:height="0.144cm" svg:x="18.224cm" svg:y="29.349cm" svg:viewBox="0 0 41 145" draw:points="0,145 25,94 41,56 37,15 6,0">
          <text:p/>
        </draw:polyline>
        <draw:line draw:style-name="gr6" draw:text-style-name="P1" draw:layer="layout" svg:x1="18.17cm" svg:y1="29.437cm" svg:x2="18.156cm" svg:y2="29.404cm">
          <text:p/>
        </draw:line>
        <draw:line draw:style-name="gr6" draw:text-style-name="P1" draw:layer="layout" svg:x1="18.395cm" svg:y1="29.281cm" svg:x2="18.366cm" svg:y2="29.281cm">
          <text:p/>
        </draw:line>
        <draw:polyline draw:style-name="gr6" draw:text-style-name="P1" draw:layer="layout" svg:width="0.082cm" svg:height="0.025cm" svg:x="17.875cm" svg:y="29.326cm" svg:viewBox="0 0 83 26" draw:points="0,0 23,4 83,26">
          <text:p/>
        </draw:polyline>
        <draw:line draw:style-name="gr6" draw:text-style-name="P1" draw:layer="layout" svg:x1="17.959cm" svg:y1="29.445cm" svg:x2="17.971cm" svg:y2="29.392cm">
          <text:p/>
        </draw:line>
        <draw:line draw:style-name="gr6" draw:text-style-name="P1" draw:layer="layout" svg:x1="18.2cm" svg:y1="29.484cm" svg:x2="18.169cm" svg:y2="29.436cm">
          <text:p/>
        </draw:line>
        <draw:path draw:style-name="gr6" draw:text-style-name="P1" draw:layer="layout" svg:width="0.294cm" svg:height="0.247cm" svg:x="18.05cm" svg:y="29.077cm" svg:viewBox="0 0 295 248" svg:d="M35 248c-53-64-44-159 19-213 64-53 160-44 213 19 13 17 23 35 28 56">
          <text:p/>
        </draw:path>
        <draw:polygon draw:style-name="gr3" draw:text-style-name="P3" draw:layer="layout" svg:width="0.588cm" svg:height="0.345cm" svg:x="43.569cm" svg:y="11.648cm" svg:viewBox="0 0 589 346" draw:points="34,346 589,269 551,0 38,69 42,101 0,105">
          <text:p/>
        </draw:polygon>
        <draw:polygon draw:style-name="gr3" draw:text-style-name="P3" draw:layer="layout" svg:width="0.59cm" svg:height="0.337cm" svg:x="43.603cm" svg:y="11.916cm" svg:viewBox="0 0 591 338" draw:points="555,0 0,78 32,315 74,308 78,338 591,268">
          <text:p/>
        </draw:polygon>
        <draw:polyline draw:style-name="gr6" draw:text-style-name="P1" draw:layer="layout" svg:width="0.588cm" svg:height="0.345cm" svg:x="43.569cm" svg:y="11.648cm" svg:viewBox="0 0 589 346" draw:points="589,269 551,0 38,69 42,101 0,105 34,346">
          <text:p/>
        </draw:polyline>
        <draw:line draw:style-name="gr6" draw:text-style-name="P1" draw:layer="layout" svg:x1="44.125cm" svg:y1="11.677cm" svg:x2="43.611cm" svg:y2="11.75cm">
          <text:p/>
        </draw:line>
        <draw:line draw:style-name="gr6" draw:text-style-name="P1" draw:layer="layout" svg:x1="43.716cm" svg:y1="11.977cm" svg:x2="43.681cm" svg:y2="11.739cm">
          <text:p/>
        </draw:line>
        <draw:polyline draw:style-name="gr6" draw:text-style-name="P1" draw:layer="layout" svg:width="0.59cm" svg:height="0.337cm" svg:x="43.603cm" svg:y="11.916cm" svg:viewBox="0 0 591 338" draw:points="555,0 591,268 78,338 74,308 32,315 0,78">
          <text:p/>
        </draw:polyline>
        <draw:line draw:style-name="gr6" draw:text-style-name="P1" draw:layer="layout" svg:x1="44.19cm" svg:y1="12.153cm" svg:x2="43.677cm" svg:y2="12.224cm">
          <text:p/>
        </draw:line>
        <draw:line draw:style-name="gr6" draw:text-style-name="P1" draw:layer="layout" svg:x1="43.715cm" svg:y1="11.976cm" svg:x2="43.748cm" svg:y2="12.216cm">
          <text:p/>
        </draw:line>
        <draw:polygon draw:style-name="gr3" draw:text-style-name="P3" draw:layer="layout" svg:width="0.41cm" svg:height="0.54cm" svg:x="50.675cm" svg:y="42.301cm" svg:viewBox="0 0 411 541" draw:points="0,0 0,541 411,541 411,0">
          <text:p/>
        </draw:polygon>
        <draw:polygon draw:style-name="gr6" draw:text-style-name="P1" draw:layer="layout" svg:width="0.41cm" svg:height="0.54cm" svg:x="50.675cm" svg:y="42.301cm" svg:viewBox="0 0 411 541" draw:points="411,0 411,541 0,541 0,0">
          <text:p/>
        </draw:polygon>
        <draw:polygon draw:style-name="gr3" draw:text-style-name="P3" draw:layer="layout" svg:width="0.077cm" svg:height="0.39cm" svg:x="50.524cm" svg:y="42.375cm" svg:viewBox="0 0 78 391" draw:points="0,0 0,391 78,391 78,0">
          <text:p/>
        </draw:polygon>
        <draw:polygon draw:style-name="gr6" draw:text-style-name="P1" draw:layer="layout" svg:width="0.077cm" svg:height="0.39cm" svg:x="50.524cm" svg:y="42.375cm" svg:viewBox="0 0 78 391" draw:points="0,0 78,0 78,391 0,391">
          <text:p/>
        </draw:polygon>
        <draw:polygon draw:style-name="gr3" draw:text-style-name="P3" draw:layer="layout" svg:width="0.074cm" svg:height="0.076cm" svg:x="50.601cm" svg:y="42.532cm" svg:viewBox="0 0 75 77" draw:points="0,0 0,77 75,77 75,0">
          <text:p/>
        </draw:polygon>
        <draw:polygon draw:style-name="gr6" draw:text-style-name="P1" draw:layer="layout" svg:width="0.074cm" svg:height="0.076cm" svg:x="50.601cm" svg:y="42.532cm" svg:viewBox="0 0 75 77" draw:points="75,77 0,77 0,0 75,0">
          <text:p/>
        </draw:polygon>
        <draw:polygon draw:style-name="gr3" draw:text-style-name="P3" draw:layer="layout" svg:width="0.41cm" svg:height="0.54cm" svg:x="52.434cm" svg:y="42.286cm" svg:viewBox="0 0 411 541" draw:points="0,0 0,541 411,541 411,0">
          <text:p/>
        </draw:polygon>
        <draw:polygon draw:style-name="gr6" draw:text-style-name="P1" draw:layer="layout" svg:width="0.41cm" svg:height="0.54cm" svg:x="52.434cm" svg:y="42.286cm" svg:viewBox="0 0 411 541" draw:points="411,0 411,541 0,541 0,0">
          <text:p/>
        </draw:polygon>
        <draw:polygon draw:style-name="gr3" draw:text-style-name="P3" draw:layer="layout" svg:width="0.076cm" svg:height="0.39cm" svg:x="52.283cm" svg:y="42.362cm" svg:viewBox="0 0 77 391" draw:points="0,0 0,391 77,391 77,0">
          <text:p/>
        </draw:polygon>
        <draw:polygon draw:style-name="gr6" draw:text-style-name="P1" draw:layer="layout" svg:width="0.076cm" svg:height="0.39cm" svg:x="52.283cm" svg:y="42.362cm" svg:viewBox="0 0 77 391" draw:points="0,0 77,0 77,391 0,391">
          <text:p/>
        </draw:polygon>
        <draw:polygon draw:style-name="gr3" draw:text-style-name="P3" draw:layer="layout" svg:width="0.075cm" svg:height="0.074cm" svg:x="52.359cm" svg:y="42.519cm" svg:viewBox="0 0 76 75" draw:points="0,0 0,75 76,75 76,0">
          <text:p/>
        </draw:polygon>
        <draw:polygon draw:style-name="gr6" draw:text-style-name="P1" draw:layer="layout" svg:width="0.075cm" svg:height="0.074cm" svg:x="52.359cm" svg:y="42.519cm" svg:viewBox="0 0 76 75" draw:points="76,75 0,75 0,0 76,0">
          <text:p/>
        </draw:polygon>
        <draw:polygon draw:style-name="gr3" draw:text-style-name="P3" draw:layer="layout" svg:width="0.54cm" svg:height="0.631cm" svg:x="17.356cm" svg:y="25.85cm" svg:viewBox="0 0 541 632" draw:points="146,632 0,110 397,0 541,522">
          <text:p/>
        </draw:polygon>
        <draw:polygon draw:style-name="gr6" draw:text-style-name="P1" draw:layer="layout" svg:width="0.54cm" svg:height="0.631cm" svg:x="17.356cm" svg:y="25.85cm" svg:viewBox="0 0 541 632" draw:points="146,632 0,110 397,0 541,522">
          <text:p/>
        </draw:polygon>
        <draw:polygon draw:style-name="gr3" draw:text-style-name="P3" draw:layer="layout" svg:width="0.178cm" svg:height="0.396cm" svg:x="17.843cm" svg:y="25.882cm" svg:viewBox="0 0 179 397" draw:points="179,377 106,397 0,21 72,0">
          <text:p/>
        </draw:polygon>
        <draw:polygon draw:style-name="gr6" draw:text-style-name="P1" draw:layer="layout" svg:width="0.178cm" svg:height="0.396cm" svg:x="17.843cm" svg:y="25.882cm" svg:viewBox="0 0 179 397" draw:points="179,377 106,397 0,21 72,0">
          <text:p/>
        </draw:polygon>
        <draw:polygon draw:style-name="gr3" draw:text-style-name="P3" draw:layer="layout" svg:width="0.094cm" svg:height="0.093cm" svg:x="17.813cm" svg:y="26.054cm" svg:viewBox="0 0 95 94" draw:points="0,21 72,0 95,73 22,94">
          <text:p/>
        </draw:polygon>
        <draw:polygon draw:style-name="gr6" draw:text-style-name="P1" draw:layer="layout" svg:width="0.094cm" svg:height="0.093cm" svg:x="17.813cm" svg:y="26.054cm" svg:viewBox="0 0 95 94" draw:points="0,21 72,0 95,73 22,94">
          <text:p/>
        </draw:polygon>
        <draw:polygon draw:style-name="gr3" draw:text-style-name="P3" draw:layer="layout" svg:width="0.629cm" svg:height="0.673cm" svg:x="20.77cm" svg:y="28.509cm" svg:viewBox="0 0 630 674" draw:points="279,674 0,210 353,0 630,464">
          <text:p/>
        </draw:polygon>
        <draw:polygon draw:style-name="gr6" draw:text-style-name="P1" draw:layer="layout" svg:width="0.629cm" svg:height="0.673cm" svg:x="20.77cm" svg:y="28.509cm" svg:viewBox="0 0 630 674" draw:points="279,674 0,210 353,0 630,464">
          <text:p/>
        </draw:polygon>
        <draw:polygon draw:style-name="gr3" draw:text-style-name="P3" draw:layer="layout" svg:width="0.265cm" svg:height="0.373cm" svg:x="21.225cm" svg:y="28.496cm" svg:viewBox="0 0 266 374" draw:points="266,336 200,374 0,38 65,0">
          <text:p/>
        </draw:polygon>
        <draw:polygon draw:style-name="gr6" draw:text-style-name="P1" draw:layer="layout" svg:width="0.265cm" svg:height="0.373cm" svg:x="21.225cm" svg:y="28.496cm" svg:viewBox="0 0 266 374" draw:points="266,336 200,374 0,38 65,0">
          <text:p/>
        </draw:polygon>
        <draw:polygon draw:style-name="gr3" draw:text-style-name="P3" draw:layer="layout" svg:width="0.104cm" svg:height="0.103cm" svg:x="21.24cm" svg:y="28.67cm" svg:viewBox="0 0 105 104" draw:points="0,39 67,0 105,64 41,104">
          <text:p/>
        </draw:polygon>
        <draw:polygon draw:style-name="gr6" draw:text-style-name="P1" draw:layer="layout" svg:width="0.104cm" svg:height="0.103cm" svg:x="21.24cm" svg:y="28.67cm" svg:viewBox="0 0 105 104" draw:points="0,39 67,0 105,64 41,104">
          <text:p/>
        </draw:polygon>
        <draw:polygon draw:style-name="gr3" draw:text-style-name="P3" draw:layer="layout" svg:width="1.001cm" svg:height="0.44cm" svg:x="64.035cm" svg:y="34.19cm" svg:viewBox="0 0 1002 441" draw:points="0,0 0,441 1002,441 1002,0">
          <text:p/>
        </draw:polygon>
        <draw:polygon draw:style-name="gr6" draw:text-style-name="P1" draw:layer="layout" svg:width="1.001cm" svg:height="0.44cm" svg:x="64.035cm" svg:y="34.19cm" svg:viewBox="0 0 1002 441" draw:points="1002,441 0,441 0,0 1002,0">
          <text:p/>
        </draw:polygon>
        <draw:polygon draw:style-name="gr3" draw:text-style-name="P3" draw:layer="layout" svg:width="0.5cm" svg:height="0.401cm" svg:x="60.771cm" svg:y="37.826cm" svg:viewBox="0 0 501 402" draw:points="0,0 0,402 501,402 501,0">
          <text:p/>
        </draw:polygon>
        <draw:polygon draw:style-name="gr6" draw:text-style-name="P1" draw:layer="layout" svg:width="0.481cm" svg:height="0.401cm" svg:x="60.79cm" svg:y="37.826cm" svg:viewBox="0 0 482 402" draw:points="482,0 482,402 0,402 0,0">
          <text:p/>
        </draw:polygon>
        <draw:polygon draw:style-name="gr6" draw:text-style-name="P1" draw:layer="layout" svg:width="0.019cm" svg:height="0.389cm" svg:x="60.771cm" svg:y="37.831cm" svg:viewBox="0 0 20 390" draw:points="20,0 20,390 0,390 0,0">
          <text:p/>
        </draw:polygon>
        <draw:polygon draw:style-name="gr3" draw:text-style-name="P3" draw:layer="layout" svg:width="0.5cm" svg:height="0.4cm" svg:x="60.771cm" svg:y="37.426cm" svg:viewBox="0 0 501 401" draw:points="0,0 0,401 501,401 501,0">
          <text:p/>
        </draw:polygon>
        <draw:polygon draw:style-name="gr6" draw:text-style-name="P1" draw:layer="layout" svg:width="0.481cm" svg:height="0.4cm" svg:x="60.79cm" svg:y="37.426cm" svg:viewBox="0 0 482 401" draw:points="482,0 482,401 0,401 0,0">
          <text:p/>
        </draw:polygon>
        <draw:polygon draw:style-name="gr6" draw:text-style-name="P1" draw:layer="layout" svg:width="0.019cm" svg:height="0.389cm" svg:x="60.771cm" svg:y="37.431cm" svg:viewBox="0 0 20 390" draw:points="20,0 20,390 0,390 0,0">
          <text:p/>
        </draw:polygon>
        <draw:polygon draw:style-name="gr3" draw:text-style-name="P3" draw:layer="layout" svg:width="0.499cm" svg:height="0.4cm" svg:x="61.271cm" svg:y="38.624cm" svg:viewBox="0 0 500 401" draw:points="0,0 0,401 500,401 500,0">
          <text:p/>
        </draw:polygon>
        <draw:polygon draw:style-name="gr6" draw:text-style-name="P1" draw:layer="layout" svg:width="0.48cm" svg:height="0.4cm" svg:x="61.271cm" svg:y="38.624cm" svg:viewBox="0 0 481 401" draw:points="0,0 0,401 481,401 481,0">
          <text:p/>
        </draw:polygon>
        <draw:polygon draw:style-name="gr6" draw:text-style-name="P1" draw:layer="layout" svg:width="0.019cm" svg:height="0.389cm" svg:x="61.751cm" svg:y="38.631cm" svg:viewBox="0 0 20 390" draw:points="0,0 0,390 20,390 20,0">
          <text:p/>
        </draw:polygon>
        <draw:polygon draw:style-name="gr3" draw:text-style-name="P3" draw:layer="layout" svg:width="0.499cm" svg:height="0.4cm" svg:x="61.271cm" svg:y="37.026cm" svg:viewBox="0 0 500 401" draw:points="0,0 0,401 500,401 500,0">
          <text:p/>
        </draw:polygon>
        <draw:polygon draw:style-name="gr6" draw:text-style-name="P1" draw:layer="layout" svg:width="0.48cm" svg:height="0.4cm" svg:x="61.271cm" svg:y="37.026cm" svg:viewBox="0 0 481 401" draw:points="0,0 0,401 481,401 481,0">
          <text:p/>
        </draw:polygon>
        <draw:polygon draw:style-name="gr6" draw:text-style-name="P1" draw:layer="layout" svg:width="0.019cm" svg:height="0.389cm" svg:x="61.751cm" svg:y="37.031cm" svg:viewBox="0 0 20 390" draw:points="0,0 0,390 20,390 20,0">
          <text:p/>
        </draw:polygon>
        <draw:polygon draw:style-name="gr3" draw:text-style-name="P3" draw:layer="layout" svg:width="0.499cm" svg:height="0.4cm" svg:x="61.271cm" svg:y="37.426cm" svg:viewBox="0 0 500 401" draw:points="0,0 0,401 500,401 500,0">
          <text:p/>
        </draw:polygon>
        <draw:polygon draw:style-name="gr6" draw:text-style-name="P1" draw:layer="layout" svg:width="0.48cm" svg:height="0.4cm" svg:x="61.271cm" svg:y="37.426cm" svg:viewBox="0 0 481 401" draw:points="0,0 0,401 481,401 481,0">
          <text:p/>
        </draw:polygon>
        <draw:polygon draw:style-name="gr6" draw:text-style-name="P1" draw:layer="layout" svg:width="0.019cm" svg:height="0.389cm" svg:x="61.751cm" svg:y="37.431cm" svg:viewBox="0 0 20 390" draw:points="0,0 0,390 20,390 20,0">
          <text:p/>
        </draw:polygon>
        <draw:polygon draw:style-name="gr3" draw:text-style-name="P3" draw:layer="layout" svg:width="0.499cm" svg:height="0.397cm" svg:x="61.271cm" svg:y="38.227cm" svg:viewBox="0 0 500 398" draw:points="0,0 0,398 500,398 500,0">
          <text:p/>
        </draw:polygon>
        <draw:polygon draw:style-name="gr6" draw:text-style-name="P1" draw:layer="layout" svg:width="0.48cm" svg:height="0.397cm" svg:x="61.271cm" svg:y="38.227cm" svg:viewBox="0 0 481 398" draw:points="0,0 0,398 481,398 481,0">
          <text:p/>
        </draw:polygon>
        <draw:polygon draw:style-name="gr6" draw:text-style-name="P1" draw:layer="layout" svg:width="0.019cm" svg:height="0.389cm" svg:x="61.751cm" svg:y="38.231cm" svg:viewBox="0 0 20 390" draw:points="0,0 0,390 20,390 20,0">
          <text:p/>
        </draw:polygon>
        <draw:polygon draw:style-name="gr3" draw:text-style-name="P3" draw:layer="layout" svg:width="0.5cm" svg:height="0.401cm" svg:x="60.771cm" svg:y="39.024cm" svg:viewBox="0 0 501 402" draw:points="0,0 0,402 501,402 501,0">
          <text:p/>
        </draw:polygon>
        <draw:polygon draw:style-name="gr6" draw:text-style-name="P1" draw:layer="layout" svg:width="0.481cm" svg:height="0.401cm" svg:x="60.79cm" svg:y="39.024cm" svg:viewBox="0 0 482 402" draw:points="482,0 482,402 0,402 0,0">
          <text:p/>
        </draw:polygon>
        <draw:polygon draw:style-name="gr6" draw:text-style-name="P1" draw:layer="layout" svg:width="0.019cm" svg:height="0.389cm" svg:x="60.771cm" svg:y="39.031cm" svg:viewBox="0 0 20 390" draw:points="20,0 20,390 0,390 0,0">
          <text:p/>
        </draw:polygon>
        <draw:polygon draw:style-name="gr3" draw:text-style-name="P3" draw:layer="layout" svg:width="0.5cm" svg:height="0.4cm" svg:x="60.771cm" svg:y="38.624cm" svg:viewBox="0 0 501 401" draw:points="0,0 0,401 501,401 501,0">
          <text:p/>
        </draw:polygon>
        <draw:polygon draw:style-name="gr6" draw:text-style-name="P1" draw:layer="layout" svg:width="0.481cm" svg:height="0.4cm" svg:x="60.79cm" svg:y="38.624cm" svg:viewBox="0 0 482 401" draw:points="482,0 482,401 0,401 0,0">
          <text:p/>
        </draw:polygon>
        <draw:polygon draw:style-name="gr6" draw:text-style-name="P1" draw:layer="layout" svg:width="0.019cm" svg:height="0.389cm" svg:x="60.771cm" svg:y="38.631cm" svg:viewBox="0 0 20 390" draw:points="20,0 20,390 0,390 0,0">
          <text:p/>
        </draw:polygon>
        <draw:polygon draw:style-name="gr3" draw:text-style-name="P3" draw:layer="layout" svg:width="0.5cm" svg:height="0.4cm" svg:x="60.771cm" svg:y="37.026cm" svg:viewBox="0 0 501 401" draw:points="0,0 0,401 501,401 501,0">
          <text:p/>
        </draw:polygon>
        <draw:polygon draw:style-name="gr6" draw:text-style-name="P1" draw:layer="layout" svg:width="0.481cm" svg:height="0.4cm" svg:x="60.79cm" svg:y="37.026cm" svg:viewBox="0 0 482 401" draw:points="482,0 482,401 0,401 0,0">
          <text:p/>
        </draw:polygon>
        <draw:polygon draw:style-name="gr6" draw:text-style-name="P1" draw:layer="layout" svg:width="0.019cm" svg:height="0.389cm" svg:x="60.771cm" svg:y="37.031cm" svg:viewBox="0 0 20 390" draw:points="20,0 20,390 0,390 0,0">
          <text:p/>
        </draw:polygon>
        <draw:polygon draw:style-name="gr3" draw:text-style-name="P3" draw:layer="layout" svg:width="0.5cm" svg:height="0.397cm" svg:x="60.771cm" svg:y="38.227cm" svg:viewBox="0 0 501 398" draw:points="0,0 0,398 501,398 501,0">
          <text:p/>
        </draw:polygon>
        <draw:polygon draw:style-name="gr6" draw:text-style-name="P1" draw:layer="layout" svg:width="0.481cm" svg:height="0.397cm" svg:x="60.79cm" svg:y="38.227cm" svg:viewBox="0 0 482 398" draw:points="482,0 482,398 0,398 0,0">
          <text:p/>
        </draw:polygon>
        <draw:polygon draw:style-name="gr6" draw:text-style-name="P1" draw:layer="layout" svg:width="0.019cm" svg:height="0.389cm" svg:x="60.771cm" svg:y="38.231cm" svg:viewBox="0 0 20 390" draw:points="20,0 20,390 0,390 0,0">
          <text:p/>
        </draw:polygon>
        <draw:polygon draw:style-name="gr3" draw:text-style-name="P3" draw:layer="layout" svg:width="0.499cm" svg:height="0.401cm" svg:x="61.271cm" svg:y="39.024cm" svg:viewBox="0 0 500 402" draw:points="0,0 0,402 500,402 500,0">
          <text:p/>
        </draw:polygon>
        <draw:polygon draw:style-name="gr6" draw:text-style-name="P1" draw:layer="layout" svg:width="0.48cm" svg:height="0.401cm" svg:x="61.271cm" svg:y="39.024cm" svg:viewBox="0 0 481 402" draw:points="0,0 0,402 481,402 481,0">
          <text:p/>
        </draw:polygon>
        <draw:polygon draw:style-name="gr6" draw:text-style-name="P1" draw:layer="layout" svg:width="0.019cm" svg:height="0.389cm" svg:x="61.751cm" svg:y="39.031cm" svg:viewBox="0 0 20 390" draw:points="0,0 0,390 20,390 20,0">
          <text:p/>
        </draw:polygon>
        <draw:polygon draw:style-name="gr3" draw:text-style-name="P3" draw:layer="layout" svg:width="0.499cm" svg:height="0.4cm" svg:x="61.271cm" svg:y="36.226cm" svg:viewBox="0 0 500 401" draw:points="0,0 0,401 500,401 500,0">
          <text:p/>
        </draw:polygon>
        <draw:polygon draw:style-name="gr6" draw:text-style-name="P1" draw:layer="layout" svg:width="0.48cm" svg:height="0.4cm" svg:x="61.271cm" svg:y="36.226cm" svg:viewBox="0 0 481 401" draw:points="0,0 0,401 481,401 481,0">
          <text:p/>
        </draw:polygon>
        <draw:polygon draw:style-name="gr6" draw:text-style-name="P1" draw:layer="layout" svg:width="0.019cm" svg:height="0.39cm" svg:x="61.751cm" svg:y="36.23cm" svg:viewBox="0 0 20 391" draw:points="0,0 0,391 20,391 20,0">
          <text:p/>
        </draw:polygon>
        <draw:polygon draw:style-name="gr3" draw:text-style-name="P3" draw:layer="layout" svg:width="0.5cm" svg:height="0.4cm" svg:x="60.771cm" svg:y="36.626cm" svg:viewBox="0 0 501 401" draw:points="0,0 0,401 501,401 501,0">
          <text:p/>
        </draw:polygon>
        <draw:polygon draw:style-name="gr6" draw:text-style-name="P1" draw:layer="layout" svg:width="0.481cm" svg:height="0.4cm" svg:x="60.79cm" svg:y="36.626cm" svg:viewBox="0 0 482 401" draw:points="482,0 482,401 0,401 0,0">
          <text:p/>
        </draw:polygon>
        <draw:polygon draw:style-name="gr6" draw:text-style-name="P1" draw:layer="layout" svg:width="0.019cm" svg:height="0.389cm" svg:x="60.771cm" svg:y="36.631cm" svg:viewBox="0 0 20 390" draw:points="20,0 20,390 0,390 0,0">
          <text:p/>
        </draw:polygon>
        <draw:polygon draw:style-name="gr3" draw:text-style-name="P3" draw:layer="layout" svg:width="0.5cm" svg:height="0.4cm" svg:x="60.771cm" svg:y="36.226cm" svg:viewBox="0 0 501 401" draw:points="0,0 0,401 501,401 501,0">
          <text:p/>
        </draw:polygon>
        <draw:polygon draw:style-name="gr6" draw:text-style-name="P1" draw:layer="layout" svg:width="0.481cm" svg:height="0.4cm" svg:x="60.79cm" svg:y="36.226cm" svg:viewBox="0 0 482 401" draw:points="482,0 482,401 0,401 0,0">
          <text:p/>
        </draw:polygon>
        <draw:polygon draw:style-name="gr6" draw:text-style-name="P1" draw:layer="layout" svg:width="0.019cm" svg:height="0.39cm" svg:x="60.771cm" svg:y="36.23cm" svg:viewBox="0 0 20 391" draw:points="20,0 20,391 0,391 0,0">
          <text:p/>
        </draw:polygon>
        <draw:polygon draw:style-name="gr3" draw:text-style-name="P3" draw:layer="layout" svg:width="0.499cm" svg:height="0.4cm" svg:x="61.271cm" svg:y="36.626cm" svg:viewBox="0 0 500 401" draw:points="0,0 0,401 500,401 500,0">
          <text:p/>
        </draw:polygon>
        <draw:polygon draw:style-name="gr6" draw:text-style-name="P1" draw:layer="layout" svg:width="0.48cm" svg:height="0.4cm" svg:x="61.271cm" svg:y="36.626cm" svg:viewBox="0 0 481 401" draw:points="0,0 0,401 481,401 481,0">
          <text:p/>
        </draw:polygon>
        <draw:polygon draw:style-name="gr6" draw:text-style-name="P1" draw:layer="layout" svg:width="0.019cm" svg:height="0.389cm" svg:x="61.751cm" svg:y="36.631cm" svg:viewBox="0 0 20 390" draw:points="0,0 0,390 20,390 20,0">
          <text:p/>
        </draw:polygon>
        <draw:polygon draw:style-name="gr3" draw:text-style-name="P3" draw:layer="layout" svg:width="0.5cm" svg:height="0.4cm" svg:x="58.273cm" svg:y="37.854cm" svg:viewBox="0 0 501 401" draw:points="0,0 0,401 501,401 501,0">
          <text:p/>
        </draw:polygon>
        <draw:polygon draw:style-name="gr6" draw:text-style-name="P1" draw:layer="layout" svg:width="0.48cm" svg:height="0.4cm" svg:x="58.293cm" svg:y="37.854cm" svg:viewBox="0 0 481 401" draw:points="481,0 481,401 0,401 0,0">
          <text:p/>
        </draw:polygon>
        <draw:polygon draw:style-name="gr6" draw:text-style-name="P1" draw:layer="layout" svg:width="0.02cm" svg:height="0.39cm" svg:x="58.273cm" svg:y="37.858cm" svg:viewBox="0 0 21 391" draw:points="21,0 21,391 0,391 0,0">
          <text:p/>
        </draw:polygon>
        <draw:polygon draw:style-name="gr3" draw:text-style-name="P3" draw:layer="layout" svg:width="0.5cm" svg:height="0.4cm" svg:x="58.273cm" svg:y="37.454cm" svg:viewBox="0 0 501 401" draw:points="0,0 0,401 501,401 501,0">
          <text:p/>
        </draw:polygon>
        <draw:polygon draw:style-name="gr6" draw:text-style-name="P1" draw:layer="layout" svg:width="0.48cm" svg:height="0.4cm" svg:x="58.293cm" svg:y="37.454cm" svg:viewBox="0 0 481 401" draw:points="481,0 481,401 0,401 0,0">
          <text:p/>
        </draw:polygon>
        <draw:polygon draw:style-name="gr6" draw:text-style-name="P1" draw:layer="layout" svg:width="0.02cm" svg:height="0.39cm" svg:x="58.273cm" svg:y="37.458cm" svg:viewBox="0 0 21 391" draw:points="21,0 21,391 0,391 0,0">
          <text:p/>
        </draw:polygon>
        <draw:polygon draw:style-name="gr3" draw:text-style-name="P3" draw:layer="layout" svg:width="0.502cm" svg:height="0.4cm" svg:x="58.773cm" svg:y="38.654cm" svg:viewBox="0 0 503 401" draw:points="0,0 0,401 503,401 503,0">
          <text:p/>
        </draw:polygon>
        <draw:polygon draw:style-name="gr6" draw:text-style-name="P1" draw:layer="layout" svg:width="0.483cm" svg:height="0.4cm" svg:x="58.773cm" svg:y="38.654cm" svg:viewBox="0 0 484 401" draw:points="0,0 0,401 484,401 484,0">
          <text:p/>
        </draw:polygon>
        <draw:polygon draw:style-name="gr6" draw:text-style-name="P1" draw:layer="layout" svg:width="0.019cm" svg:height="0.39cm" svg:x="59.256cm" svg:y="38.658cm" svg:viewBox="0 0 20 391" draw:points="0,0 0,391 20,391 20,0">
          <text:p/>
        </draw:polygon>
        <draw:polygon draw:style-name="gr3" draw:text-style-name="P3" draw:layer="layout" svg:width="0.502cm" svg:height="0.4cm" svg:x="58.773cm" svg:y="37.054cm" svg:viewBox="0 0 503 401" draw:points="0,0 0,401 503,401 503,0">
          <text:p/>
        </draw:polygon>
        <draw:polygon draw:style-name="gr6" draw:text-style-name="P1" draw:layer="layout" svg:width="0.483cm" svg:height="0.4cm" svg:x="58.773cm" svg:y="37.054cm" svg:viewBox="0 0 484 401" draw:points="0,0 0,401 484,401 484,0">
          <text:p/>
        </draw:polygon>
        <draw:polygon draw:style-name="gr6" draw:text-style-name="P1" draw:layer="layout" svg:width="0.019cm" svg:height="0.39cm" svg:x="59.256cm" svg:y="37.058cm" svg:viewBox="0 0 20 391" draw:points="0,0 0,391 20,391 20,0">
          <text:p/>
        </draw:polygon>
        <draw:polygon draw:style-name="gr3" draw:text-style-name="P3" draw:layer="layout" svg:width="0.502cm" svg:height="0.4cm" svg:x="58.773cm" svg:y="37.854cm" svg:viewBox="0 0 503 401" draw:points="0,0 0,401 503,401 503,0">
          <text:p/>
        </draw:polygon>
        <draw:polygon draw:style-name="gr6" draw:text-style-name="P1" draw:layer="layout" svg:width="0.483cm" svg:height="0.4cm" svg:x="58.773cm" svg:y="37.854cm" svg:viewBox="0 0 484 401" draw:points="0,0 0,401 484,401 484,0">
          <text:p/>
        </draw:polygon>
        <draw:polygon draw:style-name="gr6" draw:text-style-name="P1" draw:layer="layout" svg:width="0.019cm" svg:height="0.39cm" svg:x="59.256cm" svg:y="37.858cm" svg:viewBox="0 0 20 391" draw:points="0,0 0,391 20,391 20,0">
          <text:p/>
        </draw:polygon>
        <draw:polygon draw:style-name="gr3" draw:text-style-name="P3" draw:layer="layout" svg:width="0.502cm" svg:height="0.4cm" svg:x="58.773cm" svg:y="38.254cm" svg:viewBox="0 0 503 401" draw:points="0,0 0,401 503,401 503,0">
          <text:p/>
        </draw:polygon>
        <draw:polygon draw:style-name="gr6" draw:text-style-name="P1" draw:layer="layout" svg:width="0.483cm" svg:height="0.4cm" svg:x="58.773cm" svg:y="38.254cm" svg:viewBox="0 0 484 401" draw:points="0,0 0,401 484,401 484,0">
          <text:p/>
        </draw:polygon>
        <draw:polygon draw:style-name="gr6" draw:text-style-name="P1" draw:layer="layout" svg:width="0.019cm" svg:height="0.39cm" svg:x="59.256cm" svg:y="38.258cm" svg:viewBox="0 0 20 391" draw:points="0,0 0,391 20,391 20,0">
          <text:p/>
        </draw:polygon>
        <draw:polygon draw:style-name="gr3" draw:text-style-name="P3" draw:layer="layout" svg:width="0.5cm" svg:height="0.398cm" svg:x="58.273cm" svg:y="39.054cm" svg:viewBox="0 0 501 399" draw:points="0,0 0,399 501,399 501,0">
          <text:p/>
        </draw:polygon>
        <draw:polygon draw:style-name="gr6" draw:text-style-name="P1" draw:layer="layout" svg:width="0.48cm" svg:height="0.398cm" svg:x="58.293cm" svg:y="39.054cm" svg:viewBox="0 0 481 399" draw:points="481,0 481,399 0,399 0,0">
          <text:p/>
        </draw:polygon>
        <draw:polygon draw:style-name="gr6" draw:text-style-name="P1" draw:layer="layout" svg:width="0.02cm" svg:height="0.39cm" svg:x="58.273cm" svg:y="39.058cm" svg:viewBox="0 0 21 391" draw:points="21,0 21,391 0,391 0,0">
          <text:p/>
        </draw:polygon>
        <draw:polygon draw:style-name="gr3" draw:text-style-name="P3" draw:layer="layout" svg:width="0.5cm" svg:height="0.4cm" svg:x="58.273cm" svg:y="38.654cm" svg:viewBox="0 0 501 401" draw:points="0,0 0,401 501,401 501,0">
          <text:p/>
        </draw:polygon>
        <draw:polygon draw:style-name="gr6" draw:text-style-name="P1" draw:layer="layout" svg:width="0.48cm" svg:height="0.4cm" svg:x="58.293cm" svg:y="38.654cm" svg:viewBox="0 0 481 401" draw:points="481,0 481,401 0,401 0,0">
          <text:p/>
        </draw:polygon>
        <draw:polygon draw:style-name="gr6" draw:text-style-name="P1" draw:layer="layout" svg:width="0.02cm" svg:height="0.39cm" svg:x="58.273cm" svg:y="38.658cm" svg:viewBox="0 0 21 391" draw:points="21,0 21,391 0,391 0,0">
          <text:p/>
        </draw:polygon>
        <draw:polygon draw:style-name="gr3" draw:text-style-name="P3" draw:layer="layout" svg:width="0.5cm" svg:height="0.4cm" svg:x="58.273cm" svg:y="37.054cm" svg:viewBox="0 0 501 401" draw:points="0,0 0,401 501,401 501,0">
          <text:p/>
        </draw:polygon>
        <draw:polygon draw:style-name="gr6" draw:text-style-name="P1" draw:layer="layout" svg:width="0.48cm" svg:height="0.4cm" svg:x="58.293cm" svg:y="37.054cm" svg:viewBox="0 0 481 401" draw:points="481,0 481,401 0,401 0,0">
          <text:p/>
        </draw:polygon>
        <draw:polygon draw:style-name="gr6" draw:text-style-name="P1" draw:layer="layout" svg:width="0.02cm" svg:height="0.39cm" svg:x="58.273cm" svg:y="37.058cm" svg:viewBox="0 0 21 391" draw:points="21,0 21,391 0,391 0,0">
          <text:p/>
        </draw:polygon>
        <draw:polygon draw:style-name="gr3" draw:text-style-name="P3" draw:layer="layout" svg:width="0.5cm" svg:height="0.4cm" svg:x="58.273cm" svg:y="38.254cm" svg:viewBox="0 0 501 401" draw:points="0,0 0,401 501,401 501,0">
          <text:p/>
        </draw:polygon>
        <draw:polygon draw:style-name="gr6" draw:text-style-name="P1" draw:layer="layout" svg:width="0.48cm" svg:height="0.4cm" svg:x="58.293cm" svg:y="38.254cm" svg:viewBox="0 0 481 401" draw:points="481,0 481,401 0,401 0,0">
          <text:p/>
        </draw:polygon>
        <draw:polygon draw:style-name="gr6" draw:text-style-name="P1" draw:layer="layout" svg:width="0.02cm" svg:height="0.39cm" svg:x="58.273cm" svg:y="38.258cm" svg:viewBox="0 0 21 391" draw:points="21,0 21,391 0,391 0,0">
          <text:p/>
        </draw:polygon>
        <draw:polygon draw:style-name="gr3" draw:text-style-name="P3" draw:layer="layout" svg:width="0.502cm" svg:height="0.398cm" svg:x="58.773cm" svg:y="39.054cm" svg:viewBox="0 0 503 399" draw:points="0,0 0,399 503,399 503,0">
          <text:p/>
        </draw:polygon>
        <draw:polygon draw:style-name="gr6" draw:text-style-name="P1" draw:layer="layout" svg:width="0.483cm" svg:height="0.398cm" svg:x="58.773cm" svg:y="39.054cm" svg:viewBox="0 0 484 399" draw:points="0,0 0,399 484,399 484,0">
          <text:p/>
        </draw:polygon>
        <draw:polygon draw:style-name="gr6" draw:text-style-name="P1" draw:layer="layout" svg:width="0.019cm" svg:height="0.39cm" svg:x="59.256cm" svg:y="39.058cm" svg:viewBox="0 0 20 391" draw:points="0,0 0,391 20,391 20,0">
          <text:p/>
        </draw:polygon>
        <draw:polygon draw:style-name="gr3" draw:text-style-name="P3" draw:layer="layout" svg:width="0.502cm" svg:height="0.4cm" svg:x="58.773cm" svg:y="36.254cm" svg:viewBox="0 0 503 401" draw:points="0,0 0,401 503,401 503,0">
          <text:p/>
        </draw:polygon>
        <draw:polygon draw:style-name="gr6" draw:text-style-name="P1" draw:layer="layout" svg:width="0.483cm" svg:height="0.4cm" svg:x="58.773cm" svg:y="36.254cm" svg:viewBox="0 0 484 401" draw:points="0,0 0,401 484,401 484,0">
          <text:p/>
        </draw:polygon>
        <draw:polygon draw:style-name="gr6" draw:text-style-name="P1" draw:layer="layout" svg:width="0.019cm" svg:height="0.392cm" svg:x="59.256cm" svg:y="36.258cm" svg:viewBox="0 0 20 393" draw:points="0,0 0,393 20,393 20,0">
          <text:p/>
        </draw:polygon>
        <draw:polygon draw:style-name="gr3" draw:text-style-name="P3" draw:layer="layout" svg:width="0.5cm" svg:height="0.4cm" svg:x="58.273cm" svg:y="36.654cm" svg:viewBox="0 0 501 401" draw:points="0,0 0,401 501,401 501,0">
          <text:p/>
        </draw:polygon>
        <draw:polygon draw:style-name="gr6" draw:text-style-name="P1" draw:layer="layout" svg:width="0.48cm" svg:height="0.4cm" svg:x="58.293cm" svg:y="36.654cm" svg:viewBox="0 0 481 401" draw:points="481,0 481,401 0,401 0,0">
          <text:p/>
        </draw:polygon>
        <draw:polygon draw:style-name="gr6" draw:text-style-name="P1" draw:layer="layout" svg:width="0.02cm" svg:height="0.392cm" svg:x="58.273cm" svg:y="36.658cm" svg:viewBox="0 0 21 393" draw:points="21,0 21,393 0,393 0,0">
          <text:p/>
        </draw:polygon>
        <draw:polygon draw:style-name="gr3" draw:text-style-name="P3" draw:layer="layout" svg:width="0.5cm" svg:height="0.4cm" svg:x="58.273cm" svg:y="36.254cm" svg:viewBox="0 0 501 401" draw:points="0,0 0,401 501,401 501,0">
          <text:p/>
        </draw:polygon>
        <draw:polygon draw:style-name="gr6" draw:text-style-name="P1" draw:layer="layout" svg:width="0.48cm" svg:height="0.4cm" svg:x="58.293cm" svg:y="36.254cm" svg:viewBox="0 0 481 401" draw:points="481,0 481,401 0,401 0,0">
          <text:p/>
        </draw:polygon>
        <draw:polygon draw:style-name="gr6" draw:text-style-name="P1" draw:layer="layout" svg:width="0.02cm" svg:height="0.392cm" svg:x="58.273cm" svg:y="36.258cm" svg:viewBox="0 0 21 393" draw:points="21,0 21,393 0,393 0,0">
          <text:p/>
        </draw:polygon>
        <draw:polygon draw:style-name="gr3" draw:text-style-name="P3" draw:layer="layout" svg:width="0.502cm" svg:height="0.4cm" svg:x="58.773cm" svg:y="36.654cm" svg:viewBox="0 0 503 401" draw:points="0,0 0,401 503,401 503,0">
          <text:p/>
        </draw:polygon>
        <draw:polygon draw:style-name="gr6" draw:text-style-name="P1" draw:layer="layout" svg:width="0.483cm" svg:height="0.4cm" svg:x="58.773cm" svg:y="36.654cm" svg:viewBox="0 0 484 401" draw:points="0,0 0,401 484,401 484,0">
          <text:p/>
        </draw:polygon>
        <draw:polygon draw:style-name="gr6" draw:text-style-name="P1" draw:layer="layout" svg:width="0.019cm" svg:height="0.392cm" svg:x="59.256cm" svg:y="36.658cm" svg:viewBox="0 0 20 393" draw:points="0,0 0,393 20,393 20,0">
          <text:p/>
        </draw:polygon>
        <draw:polygon draw:style-name="gr3" draw:text-style-name="P3" draw:layer="layout" svg:width="0.499cm" svg:height="0.401cm" svg:x="55.7cm" svg:y="37.826cm" svg:viewBox="0 0 500 402" draw:points="0,0 0,402 500,402 500,0">
          <text:p/>
        </draw:polygon>
        <draw:polygon draw:style-name="gr6" draw:text-style-name="P1" draw:layer="layout" svg:width="0.48cm" svg:height="0.401cm" svg:x="55.719cm" svg:y="37.826cm" svg:viewBox="0 0 481 402" draw:points="481,0 481,402 0,402 0,0">
          <text:p/>
        </draw:polygon>
        <draw:polygon draw:style-name="gr6" draw:text-style-name="P1" draw:layer="layout" svg:width="0.019cm" svg:height="0.389cm" svg:x="55.7cm" svg:y="37.831cm" svg:viewBox="0 0 20 390" draw:points="20,0 20,390 0,390 0,0">
          <text:p/>
        </draw:polygon>
        <draw:polygon draw:style-name="gr3" draw:text-style-name="P3" draw:layer="layout" svg:width="0.499cm" svg:height="0.4cm" svg:x="55.7cm" svg:y="37.426cm" svg:viewBox="0 0 500 401" draw:points="0,0 0,401 500,401 500,0">
          <text:p/>
        </draw:polygon>
        <draw:polygon draw:style-name="gr6" draw:text-style-name="P1" draw:layer="layout" svg:width="0.48cm" svg:height="0.4cm" svg:x="55.719cm" svg:y="37.426cm" svg:viewBox="0 0 481 401" draw:points="481,0 481,401 0,401 0,0">
          <text:p/>
        </draw:polygon>
        <draw:polygon draw:style-name="gr6" draw:text-style-name="P1" draw:layer="layout" svg:width="0.019cm" svg:height="0.389cm" svg:x="55.7cm" svg:y="37.431cm" svg:viewBox="0 0 20 390" draw:points="20,0 20,390 0,390 0,0">
          <text:p/>
        </draw:polygon>
        <draw:polygon draw:style-name="gr3" draw:text-style-name="P3" draw:layer="layout" svg:width="0.5cm" svg:height="0.4cm" svg:x="56.199cm" svg:y="38.624cm" svg:viewBox="0 0 501 401" draw:points="0,0 0,401 501,401 501,0">
          <text:p/>
        </draw:polygon>
        <draw:polygon draw:style-name="gr6" draw:text-style-name="P1" draw:layer="layout" svg:width="0.481cm" svg:height="0.4cm" svg:x="56.199cm" svg:y="38.624cm" svg:viewBox="0 0 482 401" draw:points="0,0 0,401 482,401 482,0">
          <text:p/>
        </draw:polygon>
        <draw:polygon draw:style-name="gr6" draw:text-style-name="P1" draw:layer="layout" svg:width="0.019cm" svg:height="0.389cm" svg:x="56.68cm" svg:y="38.631cm" svg:viewBox="0 0 20 390" draw:points="0,0 0,390 20,390 20,0">
          <text:p/>
        </draw:polygon>
        <draw:polygon draw:style-name="gr3" draw:text-style-name="P3" draw:layer="layout" svg:width="0.5cm" svg:height="0.4cm" svg:x="56.199cm" svg:y="37.026cm" svg:viewBox="0 0 501 401" draw:points="0,0 0,401 501,401 501,0">
          <text:p/>
        </draw:polygon>
        <draw:polygon draw:style-name="gr6" draw:text-style-name="P1" draw:layer="layout" svg:width="0.481cm" svg:height="0.4cm" svg:x="56.199cm" svg:y="37.026cm" svg:viewBox="0 0 482 401" draw:points="0,0 0,401 482,401 482,0">
          <text:p/>
        </draw:polygon>
        <draw:polygon draw:style-name="gr6" draw:text-style-name="P1" draw:layer="layout" svg:width="0.019cm" svg:height="0.389cm" svg:x="56.68cm" svg:y="37.031cm" svg:viewBox="0 0 20 390" draw:points="0,0 0,390 20,390 20,0">
          <text:p/>
        </draw:polygon>
        <draw:polygon draw:style-name="gr3" draw:text-style-name="P3" draw:layer="layout" svg:width="0.5cm" svg:height="0.401cm" svg:x="56.199cm" svg:y="37.826cm" svg:viewBox="0 0 501 402" draw:points="0,0 0,402 501,402 501,0">
          <text:p/>
        </draw:polygon>
        <draw:polygon draw:style-name="gr6" draw:text-style-name="P1" draw:layer="layout" svg:width="0.481cm" svg:height="0.401cm" svg:x="56.199cm" svg:y="37.826cm" svg:viewBox="0 0 482 402" draw:points="0,0 0,402 482,402 482,0">
          <text:p/>
        </draw:polygon>
        <draw:polygon draw:style-name="gr6" draw:text-style-name="P1" draw:layer="layout" svg:width="0.019cm" svg:height="0.389cm" svg:x="56.68cm" svg:y="37.831cm" svg:viewBox="0 0 20 390" draw:points="0,0 0,390 20,390 20,0">
          <text:p/>
        </draw:polygon>
        <draw:polygon draw:style-name="gr3" draw:text-style-name="P3" draw:layer="layout" svg:width="0.5cm" svg:height="0.4cm" svg:x="56.199cm" svg:y="37.426cm" svg:viewBox="0 0 501 401" draw:points="0,0 0,401 501,401 501,0">
          <text:p/>
        </draw:polygon>
        <draw:polygon draw:style-name="gr6" draw:text-style-name="P1" draw:layer="layout" svg:width="0.481cm" svg:height="0.4cm" svg:x="56.199cm" svg:y="37.426cm" svg:viewBox="0 0 482 401" draw:points="0,0 0,401 482,401 482,0">
          <text:p/>
        </draw:polygon>
        <draw:polygon draw:style-name="gr6" draw:text-style-name="P1" draw:layer="layout" svg:width="0.019cm" svg:height="0.389cm" svg:x="56.68cm" svg:y="37.431cm" svg:viewBox="0 0 20 390" draw:points="0,0 0,390 20,390 20,0">
          <text:p/>
        </draw:polygon>
        <draw:polygon draw:style-name="gr3" draw:text-style-name="P3" draw:layer="layout" svg:width="0.5cm" svg:height="0.397cm" svg:x="56.199cm" svg:y="38.227cm" svg:viewBox="0 0 501 398" draw:points="0,0 0,398 501,398 501,0">
          <text:p/>
        </draw:polygon>
        <draw:polygon draw:style-name="gr6" draw:text-style-name="P1" draw:layer="layout" svg:width="0.481cm" svg:height="0.397cm" svg:x="56.199cm" svg:y="38.227cm" svg:viewBox="0 0 482 398" draw:points="0,0 0,398 482,398 482,0">
          <text:p/>
        </draw:polygon>
        <draw:polygon draw:style-name="gr6" draw:text-style-name="P1" draw:layer="layout" svg:width="0.019cm" svg:height="0.389cm" svg:x="56.68cm" svg:y="38.231cm" svg:viewBox="0 0 20 390" draw:points="0,0 0,390 20,390 20,0">
          <text:p/>
        </draw:polygon>
        <draw:polygon draw:style-name="gr3" draw:text-style-name="P3" draw:layer="layout" svg:width="0.499cm" svg:height="0.401cm" svg:x="55.7cm" svg:y="39.024cm" svg:viewBox="0 0 500 402" draw:points="0,0 0,402 500,402 500,0">
          <text:p/>
        </draw:polygon>
        <draw:polygon draw:style-name="gr6" draw:text-style-name="P1" draw:layer="layout" svg:width="0.48cm" svg:height="0.401cm" svg:x="55.719cm" svg:y="39.024cm" svg:viewBox="0 0 481 402" draw:points="481,0 481,402 0,402 0,0">
          <text:p/>
        </draw:polygon>
        <draw:polygon draw:style-name="gr6" draw:text-style-name="P1" draw:layer="layout" svg:width="0.019cm" svg:height="0.389cm" svg:x="55.7cm" svg:y="39.031cm" svg:viewBox="0 0 20 390" draw:points="20,0 20,390 0,390 0,0">
          <text:p/>
        </draw:polygon>
        <draw:polygon draw:style-name="gr3" draw:text-style-name="P3" draw:layer="layout" svg:width="0.499cm" svg:height="0.4cm" svg:x="55.7cm" svg:y="38.624cm" svg:viewBox="0 0 500 401" draw:points="0,0 0,401 500,401 500,0">
          <text:p/>
        </draw:polygon>
        <draw:polygon draw:style-name="gr6" draw:text-style-name="P1" draw:layer="layout" svg:width="0.48cm" svg:height="0.4cm" svg:x="55.719cm" svg:y="38.624cm" svg:viewBox="0 0 481 401" draw:points="481,0 481,401 0,401 0,0">
          <text:p/>
        </draw:polygon>
        <draw:polygon draw:style-name="gr6" draw:text-style-name="P1" draw:layer="layout" svg:width="0.019cm" svg:height="0.389cm" svg:x="55.7cm" svg:y="38.631cm" svg:viewBox="0 0 20 390" draw:points="20,0 20,390 0,390 0,0">
          <text:p/>
        </draw:polygon>
        <draw:polygon draw:style-name="gr3" draw:text-style-name="P3" draw:layer="layout" svg:width="0.499cm" svg:height="0.4cm" svg:x="55.7cm" svg:y="37.026cm" svg:viewBox="0 0 500 401" draw:points="0,0 0,401 500,401 500,0">
          <text:p/>
        </draw:polygon>
        <draw:polygon draw:style-name="gr6" draw:text-style-name="P1" draw:layer="layout" svg:width="0.48cm" svg:height="0.4cm" svg:x="55.719cm" svg:y="37.026cm" svg:viewBox="0 0 481 401" draw:points="481,0 481,401 0,401 0,0">
          <text:p/>
        </draw:polygon>
        <draw:polygon draw:style-name="gr6" draw:text-style-name="P1" draw:layer="layout" svg:width="0.019cm" svg:height="0.389cm" svg:x="55.7cm" svg:y="37.031cm" svg:viewBox="0 0 20 390" draw:points="20,0 20,390 0,390 0,0">
          <text:p/>
        </draw:polygon>
        <draw:polygon draw:style-name="gr3" draw:text-style-name="P3" draw:layer="layout" svg:width="0.499cm" svg:height="0.397cm" svg:x="55.7cm" svg:y="38.227cm" svg:viewBox="0 0 500 398" draw:points="0,0 0,398 500,398 500,0">
          <text:p/>
        </draw:polygon>
        <draw:polygon draw:style-name="gr6" draw:text-style-name="P1" draw:layer="layout" svg:width="0.48cm" svg:height="0.397cm" svg:x="55.719cm" svg:y="38.227cm" svg:viewBox="0 0 481 398" draw:points="481,0 481,398 0,398 0,0">
          <text:p/>
        </draw:polygon>
        <draw:polygon draw:style-name="gr6" draw:text-style-name="P1" draw:layer="layout" svg:width="0.019cm" svg:height="0.389cm" svg:x="55.7cm" svg:y="38.231cm" svg:viewBox="0 0 20 390" draw:points="20,0 20,390 0,390 0,0">
          <text:p/>
        </draw:polygon>
        <draw:polygon draw:style-name="gr3" draw:text-style-name="P3" draw:layer="layout" svg:width="0.5cm" svg:height="0.401cm" svg:x="56.199cm" svg:y="39.024cm" svg:viewBox="0 0 501 402" draw:points="0,0 0,402 501,402 501,0">
          <text:p/>
        </draw:polygon>
        <draw:polygon draw:style-name="gr6" draw:text-style-name="P1" draw:layer="layout" svg:width="0.481cm" svg:height="0.401cm" svg:x="56.199cm" svg:y="39.024cm" svg:viewBox="0 0 482 402" draw:points="0,0 0,402 482,402 482,0">
          <text:p/>
        </draw:polygon>
        <draw:polygon draw:style-name="gr6" draw:text-style-name="P1" draw:layer="layout" svg:width="0.019cm" svg:height="0.389cm" svg:x="56.68cm" svg:y="39.031cm" svg:viewBox="0 0 20 390" draw:points="0,0 0,390 20,390 20,0">
          <text:p/>
        </draw:polygon>
        <draw:polygon draw:style-name="gr3" draw:text-style-name="P3" draw:layer="layout" svg:width="0.5cm" svg:height="0.4cm" svg:x="56.199cm" svg:y="36.226cm" svg:viewBox="0 0 501 401" draw:points="0,0 0,401 501,401 501,0">
          <text:p/>
        </draw:polygon>
        <draw:polygon draw:style-name="gr6" draw:text-style-name="P1" draw:layer="layout" svg:width="0.481cm" svg:height="0.4cm" svg:x="56.199cm" svg:y="36.226cm" svg:viewBox="0 0 482 401" draw:points="0,0 0,401 482,401 482,0">
          <text:p/>
        </draw:polygon>
        <draw:polygon draw:style-name="gr6" draw:text-style-name="P1" draw:layer="layout" svg:width="0.019cm" svg:height="0.39cm" svg:x="56.68cm" svg:y="36.23cm" svg:viewBox="0 0 20 391" draw:points="0,0 0,391 20,391 20,0">
          <text:p/>
        </draw:polygon>
        <draw:polygon draw:style-name="gr3" draw:text-style-name="P3" draw:layer="layout" svg:width="0.499cm" svg:height="0.4cm" svg:x="55.7cm" svg:y="36.626cm" svg:viewBox="0 0 500 401" draw:points="0,0 0,401 500,401 500,0">
          <text:p/>
        </draw:polygon>
        <draw:polygon draw:style-name="gr6" draw:text-style-name="P1" draw:layer="layout" svg:width="0.48cm" svg:height="0.4cm" svg:x="55.719cm" svg:y="36.626cm" svg:viewBox="0 0 481 401" draw:points="481,0 481,401 0,401 0,0">
          <text:p/>
        </draw:polygon>
        <draw:polygon draw:style-name="gr6" draw:text-style-name="P1" draw:layer="layout" svg:width="0.019cm" svg:height="0.389cm" svg:x="55.7cm" svg:y="36.631cm" svg:viewBox="0 0 20 390" draw:points="20,0 20,390 0,390 0,0">
          <text:p/>
        </draw:polygon>
        <draw:polygon draw:style-name="gr3" draw:text-style-name="P3" draw:layer="layout" svg:width="0.499cm" svg:height="0.4cm" svg:x="55.7cm" svg:y="36.226cm" svg:viewBox="0 0 500 401" draw:points="0,0 0,401 500,401 500,0">
          <text:p/>
        </draw:polygon>
        <draw:polygon draw:style-name="gr6" draw:text-style-name="P1" draw:layer="layout" svg:width="0.48cm" svg:height="0.4cm" svg:x="55.719cm" svg:y="36.226cm" svg:viewBox="0 0 481 401" draw:points="481,0 481,401 0,401 0,0">
          <text:p/>
        </draw:polygon>
        <draw:polygon draw:style-name="gr6" draw:text-style-name="P1" draw:layer="layout" svg:width="0.019cm" svg:height="0.39cm" svg:x="55.7cm" svg:y="36.23cm" svg:viewBox="0 0 20 391" draw:points="20,0 20,391 0,391 0,0">
          <text:p/>
        </draw:polygon>
        <draw:polygon draw:style-name="gr3" draw:text-style-name="P3" draw:layer="layout" svg:width="0.5cm" svg:height="0.4cm" svg:x="56.199cm" svg:y="36.626cm" svg:viewBox="0 0 501 401" draw:points="0,0 0,401 501,401 501,0">
          <text:p/>
        </draw:polygon>
        <draw:polygon draw:style-name="gr6" draw:text-style-name="P1" draw:layer="layout" svg:width="0.481cm" svg:height="0.4cm" svg:x="56.199cm" svg:y="36.626cm" svg:viewBox="0 0 482 401" draw:points="0,0 0,401 482,401 482,0">
          <text:p/>
        </draw:polygon>
        <draw:polygon draw:style-name="gr6" draw:text-style-name="P1" draw:layer="layout" svg:width="0.019cm" svg:height="0.389cm" svg:x="56.68cm" svg:y="36.631cm" svg:viewBox="0 0 20 390" draw:points="0,0 0,390 20,390 20,0">
          <text:p/>
        </draw:polygon>
        <draw:polygon draw:style-name="gr3" draw:text-style-name="P3" draw:layer="layout" svg:width="0.741cm" svg:height="0.667cm" svg:x="42.659cm" svg:y="41.647cm" svg:viewBox="0 0 742 668" draw:points="0,0 0,668 742,668 742,0">
          <text:p/>
        </draw:polygon>
        <draw:polygon draw:style-name="gr9" draw:text-style-name="P1" draw:layer="layout" svg:width="0.741cm" svg:height="0.667cm" svg:x="42.659cm" svg:y="41.647cm" svg:viewBox="0 0 742 668" draw:points="0,0 742,0 742,668 0,668">
          <text:p/>
        </draw:polygon>
        <draw:line draw:style-name="gr9" draw:text-style-name="P1" draw:layer="layout" svg:x1="43.4cm" svg:y1="41.727cm" svg:x2="42.659cm" svg:y2="41.727cm">
          <text:p/>
        </draw:line>
        <draw:line draw:style-name="gr9" draw:text-style-name="P1" draw:layer="layout" svg:x1="43.4cm" svg:y1="41.865cm" svg:x2="42.659cm" svg:y2="41.865cm">
          <text:p/>
        </draw:line>
        <draw:polygon draw:style-name="gr3" draw:text-style-name="P3" draw:layer="layout" svg:width="0.738cm" svg:height="0.667cm" svg:x="43.4cm" svg:y="41.647cm" svg:viewBox="0 0 739 668" draw:points="0,0 0,668 739,668 739,0">
          <text:p/>
        </draw:polygon>
        <draw:polygon draw:style-name="gr9" draw:text-style-name="P1" draw:layer="layout" svg:width="0.738cm" svg:height="0.667cm" svg:x="43.4cm" svg:y="41.647cm" svg:viewBox="0 0 739 668" draw:points="0,0 739,0 739,668 0,668">
          <text:p/>
        </draw:polygon>
        <draw:line draw:style-name="gr9" draw:text-style-name="P1" draw:layer="layout" svg:x1="44.138cm" svg:y1="41.727cm" svg:x2="43.4cm" svg:y2="41.727cm">
          <text:p/>
        </draw:line>
        <draw:line draw:style-name="gr9" draw:text-style-name="P1" draw:layer="layout" svg:x1="44.138cm" svg:y1="41.865cm" svg:x2="43.4cm" svg:y2="41.865cm">
          <text:p/>
        </draw:line>
        <draw:polygon draw:style-name="gr3" draw:text-style-name="P3" draw:layer="layout" svg:width="0.741cm" svg:height="0.667cm" svg:x="44.138cm" svg:y="41.647cm" svg:viewBox="0 0 742 668" draw:points="0,0 0,668 742,668 742,0">
          <text:p/>
        </draw:polygon>
        <draw:polygon draw:style-name="gr9" draw:text-style-name="P1" draw:layer="layout" svg:width="0.741cm" svg:height="0.667cm" svg:x="44.138cm" svg:y="41.647cm" svg:viewBox="0 0 742 668" draw:points="0,0 742,0 742,668 0,668">
          <text:p/>
        </draw:polygon>
        <draw:line draw:style-name="gr9" draw:text-style-name="P1" draw:layer="layout" svg:x1="44.879cm" svg:y1="41.727cm" svg:x2="44.138cm" svg:y2="41.727cm">
          <text:p/>
        </draw:line>
        <draw:line draw:style-name="gr9" draw:text-style-name="P1" draw:layer="layout" svg:x1="44.879cm" svg:y1="41.865cm" svg:x2="44.138cm" svg:y2="41.865cm">
          <text:p/>
        </draw:line>
        <draw:polygon draw:style-name="gr3" draw:text-style-name="P3" draw:layer="layout" svg:width="0.739cm" svg:height="0.667cm" svg:x="44.879cm" svg:y="41.647cm" svg:viewBox="0 0 740 668" draw:points="0,0 0,668 740,668 740,0">
          <text:p/>
        </draw:polygon>
        <draw:polygon draw:style-name="gr9" draw:text-style-name="P1" draw:layer="layout" svg:width="0.739cm" svg:height="0.667cm" svg:x="44.879cm" svg:y="41.647cm" svg:viewBox="0 0 740 668" draw:points="0,0 740,0 740,668 0,668">
          <text:p/>
        </draw:polygon>
        <draw:line draw:style-name="gr9" draw:text-style-name="P1" draw:layer="layout" svg:x1="45.618cm" svg:y1="41.727cm" svg:x2="44.879cm" svg:y2="41.727cm">
          <text:p/>
        </draw:line>
        <draw:line draw:style-name="gr9" draw:text-style-name="P1" draw:layer="layout" svg:x1="45.618cm" svg:y1="41.865cm" svg:x2="44.879cm" svg:y2="41.865cm">
          <text:p/>
        </draw:line>
        <draw:polygon draw:style-name="gr3" draw:text-style-name="P3" draw:layer="layout" svg:width="0.741cm" svg:height="0.667cm" svg:x="43.603cm" svg:y="43.882cm" svg:viewBox="0 0 742 668" draw:points="0,0 0,668 742,668 742,0">
          <text:p/>
        </draw:polygon>
        <draw:polygon draw:style-name="gr9" draw:text-style-name="P1" draw:layer="layout" svg:width="0.741cm" svg:height="0.667cm" svg:x="43.603cm" svg:y="43.882cm" svg:viewBox="0 0 742 668" draw:points="742,668 0,668 0,0 742,0">
          <text:p/>
        </draw:polygon>
        <draw:line draw:style-name="gr9" draw:text-style-name="P1" draw:layer="layout" svg:x1="43.603cm" svg:y1="44.469cm" svg:x2="44.344cm" svg:y2="44.469cm">
          <text:p/>
        </draw:line>
        <draw:line draw:style-name="gr9" draw:text-style-name="P1" draw:layer="layout" svg:x1="43.603cm" svg:y1="44.329cm" svg:x2="44.344cm" svg:y2="44.329cm">
          <text:p/>
        </draw:line>
        <draw:polygon draw:style-name="gr3" draw:text-style-name="P3" draw:layer="layout" svg:width="0.739cm" svg:height="0.667cm" svg:x="42.864cm" svg:y="43.882cm" svg:viewBox="0 0 740 668" draw:points="0,0 0,668 740,668 740,0">
          <text:p/>
        </draw:polygon>
        <draw:polygon draw:style-name="gr9" draw:text-style-name="P1" draw:layer="layout" svg:width="0.739cm" svg:height="0.667cm" svg:x="42.864cm" svg:y="43.882cm" svg:viewBox="0 0 740 668" draw:points="740,668 0,668 0,0 740,0">
          <text:p/>
        </draw:polygon>
        <draw:line draw:style-name="gr9" draw:text-style-name="P1" draw:layer="layout" svg:x1="42.864cm" svg:y1="44.469cm" svg:x2="43.603cm" svg:y2="44.469cm">
          <text:p/>
        </draw:line>
        <draw:line draw:style-name="gr9" draw:text-style-name="P1" draw:layer="layout" svg:x1="42.864cm" svg:y1="44.329cm" svg:x2="43.603cm" svg:y2="44.329cm">
          <text:p/>
        </draw:line>
        <draw:polygon draw:style-name="gr3" draw:text-style-name="P3" draw:layer="layout" svg:width="0.741cm" svg:height="0.667cm" svg:x="42.123cm" svg:y="43.882cm" svg:viewBox="0 0 742 668" draw:points="0,0 0,668 742,668 742,0">
          <text:p/>
        </draw:polygon>
        <draw:polygon draw:style-name="gr9" draw:text-style-name="P1" draw:layer="layout" svg:width="0.741cm" svg:height="0.667cm" svg:x="42.123cm" svg:y="43.882cm" svg:viewBox="0 0 742 668" draw:points="742,668 0,668 0,0 742,0">
          <text:p/>
        </draw:polygon>
        <draw:line draw:style-name="gr9" draw:text-style-name="P1" draw:layer="layout" svg:x1="42.123cm" svg:y1="44.469cm" svg:x2="42.864cm" svg:y2="44.469cm">
          <text:p/>
        </draw:line>
        <draw:line draw:style-name="gr9" draw:text-style-name="P1" draw:layer="layout" svg:x1="42.123cm" svg:y1="44.329cm" svg:x2="42.864cm" svg:y2="44.329cm">
          <text:p/>
        </draw:line>
        <draw:polygon draw:style-name="gr3" draw:text-style-name="P3" draw:layer="layout" svg:width="0.738cm" svg:height="0.667cm" svg:x="41.385cm" svg:y="43.882cm" svg:viewBox="0 0 739 668" draw:points="0,0 0,668 739,668 739,0">
          <text:p/>
        </draw:polygon>
        <draw:line draw:style-name="gr9" draw:text-style-name="P1" draw:layer="layout" svg:x1="42.123cm" svg:y1="44.549cm" svg:x2="41.385cm" svg:y2="44.549cm">
          <text:p/>
        </draw:line>
        <draw:line draw:style-name="gr9" draw:text-style-name="P1" draw:layer="layout" svg:x1="41.385cm" svg:y1="44.549cm" svg:x2="41.385cm" svg:y2="43.882cm">
          <text:p/>
        </draw:line>
        <draw:line draw:style-name="gr9" draw:text-style-name="P1" draw:layer="layout" svg:x1="41.385cm" svg:y1="43.882cm" svg:x2="42.123cm" svg:y2="43.882cm">
          <text:p/>
        </draw:line>
        <draw:line draw:style-name="gr9" draw:text-style-name="P1" draw:layer="layout" svg:x1="42.123cm" svg:y1="43.882cm" svg:x2="42.123cm" svg:y2="44.549cm">
          <text:p/>
        </draw:line>
        <draw:line draw:style-name="gr9" draw:text-style-name="P1" draw:layer="layout" svg:x1="41.385cm" svg:y1="44.469cm" svg:x2="42.123cm" svg:y2="44.469cm">
          <text:p/>
        </draw:line>
        <draw:line draw:style-name="gr9" draw:text-style-name="P1" draw:layer="layout" svg:x1="41.385cm" svg:y1="44.329cm" svg:x2="42.123cm" svg:y2="44.329cm">
          <text:p/>
        </draw:line>
        <draw:polygon draw:style-name="gr3" draw:text-style-name="P3" draw:layer="layout" svg:width="0.741cm" svg:height="0.667cm" svg:x="40.644cm" svg:y="43.882cm" svg:viewBox="0 0 742 668" draw:points="0,0 0,668 742,668 742,0">
          <text:p/>
        </draw:polygon>
        <draw:polygon draw:style-name="gr9" draw:text-style-name="P1" draw:layer="layout" svg:width="0.741cm" svg:height="0.667cm" svg:x="40.644cm" svg:y="43.882cm" svg:viewBox="0 0 742 668" draw:points="742,668 0,668 0,0 742,0">
          <text:p/>
        </draw:polygon>
        <draw:line draw:style-name="gr9" draw:text-style-name="P1" draw:layer="layout" svg:x1="40.644cm" svg:y1="44.469cm" svg:x2="41.385cm" svg:y2="44.469cm">
          <text:p/>
        </draw:line>
        <draw:line draw:style-name="gr9" draw:text-style-name="P1" draw:layer="layout" svg:x1="40.644cm" svg:y1="44.329cm" svg:x2="41.385cm" svg:y2="44.329cm">
          <text:p/>
        </draw:line>
        <draw:polygon draw:style-name="gr3" draw:text-style-name="P3" draw:layer="layout" svg:width="0.667cm" svg:height="0.739cm" svg:x="39.033cm" svg:y="42.051cm" svg:viewBox="0 0 668 740" draw:points="0,0 0,740 668,740 668,0">
          <text:p/>
        </draw:polygon>
        <draw:polygon draw:style-name="gr9" draw:text-style-name="P1" draw:layer="layout" svg:width="0.667cm" svg:height="0.739cm" svg:x="39.033cm" svg:y="42.051cm" svg:viewBox="0 0 668 740" draw:points="0,740 0,0 668,0 668,740">
          <text:p/>
        </draw:polygon>
        <draw:line draw:style-name="gr9" draw:text-style-name="P1" draw:layer="layout" svg:x1="39.113cm" svg:y1="42.051cm" svg:x2="39.113cm" svg:y2="42.79cm">
          <text:p/>
        </draw:line>
        <draw:line draw:style-name="gr9" draw:text-style-name="P1" draw:layer="layout" svg:x1="39.251cm" svg:y1="42.051cm" svg:x2="39.251cm" svg:y2="42.79cm">
          <text:p/>
        </draw:line>
        <draw:polygon draw:style-name="gr3" draw:text-style-name="P3" draw:layer="layout" svg:width="0.667cm" svg:height="0.671cm" svg:x="39.033cm" svg:y="42.79cm" svg:viewBox="0 0 668 672" draw:points="0,0 0,672 668,672 668,0">
          <text:p/>
        </draw:polygon>
        <draw:polygon draw:style-name="gr9" draw:text-style-name="P1" draw:layer="layout" svg:width="0.667cm" svg:height="0.671cm" svg:x="39.033cm" svg:y="42.79cm" svg:viewBox="0 0 668 672" draw:points="0,672 0,0 668,0 668,672">
          <text:p/>
        </draw:polygon>
        <draw:line draw:style-name="gr9" draw:text-style-name="P1" draw:layer="layout" svg:x1="39.251cm" svg:y1="42.79cm" svg:x2="39.251cm" svg:y2="43.239cm">
          <text:p/>
        </draw:line>
        <draw:line draw:style-name="gr9" draw:text-style-name="P1" draw:layer="layout" svg:x1="39.7cm" svg:y1="43.239cm" svg:x2="39.251cm" svg:y2="43.239cm">
          <text:p/>
        </draw:line>
        <draw:line draw:style-name="gr9" draw:text-style-name="P1" draw:layer="layout" svg:x1="39.113cm" svg:y1="42.79cm" svg:x2="39.113cm" svg:y2="43.376cm">
          <text:p/>
        </draw:line>
        <draw:line draw:style-name="gr9" draw:text-style-name="P1" draw:layer="layout" svg:x1="39.7cm" svg:y1="43.376cm" svg:x2="39.113cm" svg:y2="43.376cm">
          <text:p/>
        </draw:line>
        <draw:polygon draw:style-name="gr3" draw:text-style-name="P3" draw:layer="layout" svg:width="0.669cm" svg:height="0.667cm" svg:x="44.344cm" svg:y="43.882cm" svg:viewBox="0 0 670 668" draw:points="0,0 0,668 670,668 670,0">
          <text:p/>
        </draw:polygon>
        <draw:polygon draw:style-name="gr9" draw:text-style-name="P1" draw:layer="layout" svg:width="0.669cm" svg:height="0.667cm" svg:x="44.344cm" svg:y="43.882cm" svg:viewBox="0 0 670 668" draw:points="670,668 0,668 0,0 670,0">
          <text:p/>
        </draw:polygon>
        <draw:line draw:style-name="gr9" draw:text-style-name="P1" draw:layer="layout" svg:x1="44.344cm" svg:y1="44.329cm" svg:x2="44.79cm" svg:y2="44.329cm">
          <text:p/>
        </draw:line>
        <draw:line draw:style-name="gr9" draw:text-style-name="P1" draw:layer="layout" svg:x1="44.79cm" svg:y1="43.882cm" svg:x2="44.79cm" svg:y2="44.329cm">
          <text:p/>
        </draw:line>
        <draw:line draw:style-name="gr9" draw:text-style-name="P1" draw:layer="layout" svg:x1="44.344cm" svg:y1="44.469cm" svg:x2="44.93cm" svg:y2="44.469cm">
          <text:p/>
        </draw:line>
        <draw:line draw:style-name="gr9" draw:text-style-name="P1" draw:layer="layout" svg:x1="44.93cm" svg:y1="43.882cm" svg:x2="44.93cm" svg:y2="44.469cm">
          <text:p/>
        </draw:line>
        <draw:polygon draw:style-name="gr3" draw:text-style-name="P3" draw:layer="layout" svg:width="0.701cm" svg:height="2.72cm" svg:x="46.691cm" svg:y="41.636cm" svg:viewBox="0 0 702 2721" draw:points="0,0 0,2721 702,2721 702,0">
          <text:p/>
        </draw:polygon>
        <draw:polygon draw:style-name="gr6" draw:text-style-name="P1" draw:layer="layout" svg:width="0.701cm" svg:height="2.72cm" svg:x="46.691cm" svg:y="41.636cm" svg:viewBox="0 0 702 2721" draw:points="702,2721 702,0 0,0 0,2721">
          <text:p/>
        </draw:polygon>
        <draw:line draw:style-name="gr6" draw:text-style-name="P1" draw:layer="layout" svg:x1="46.981cm" svg:y1="44.356cm" svg:x2="46.981cm" svg:y2="41.636cm">
          <text:p/>
        </draw:line>
        <draw:polygon draw:style-name="gr3" draw:text-style-name="P3" draw:layer="layout" svg:width="0.487cm" svg:height="0.481cm" svg:x="59.397cm" svg:y="12.314cm" svg:viewBox="0 0 488 482" draw:points="488,271 194,0 0,210 296,482">
          <text:p/>
        </draw:polygon>
        <draw:line draw:style-name="gr6" draw:text-style-name="P1" draw:layer="layout" svg:x1="59.692cm" svg:y1="12.796cm" svg:x2="59.885cm" svg:y2="12.585cm">
          <text:p/>
        </draw:line>
        <draw:line draw:style-name="gr6" draw:text-style-name="P1" draw:layer="layout" svg:x1="59.397cm" svg:y1="12.524cm" svg:x2="59.693cm" svg:y2="12.796cm">
          <text:p/>
        </draw:line>
        <draw:line draw:style-name="gr6" draw:text-style-name="P1" draw:layer="layout" svg:x1="59.591cm" svg:y1="12.314cm" svg:x2="59.397cm" svg:y2="12.525cm">
          <text:p/>
        </draw:line>
        <draw:line draw:style-name="gr6" draw:text-style-name="P1" draw:layer="layout" svg:x1="59.885cm" svg:y1="12.586cm" svg:x2="59.59cm" svg:y2="12.314cm">
          <text:p/>
        </draw:line>
        <draw:polygon draw:style-name="gr3" draw:text-style-name="P3" draw:layer="layout" svg:width="0.286cm" svg:height="0.4cm" svg:x="59.768cm" svg:y="12.968cm" svg:viewBox="0 0 287 401" draw:points="0,0 0,401 287,401 287,0">
          <text:p/>
        </draw:polygon>
        <draw:line draw:style-name="gr6" draw:text-style-name="P1" draw:layer="layout" svg:x1="59.768cm" svg:y1="13.368cm" svg:x2="60.054cm" svg:y2="13.368cm">
          <text:p/>
        </draw:line>
        <draw:line draw:style-name="gr6" draw:text-style-name="P1" draw:layer="layout" svg:x1="59.768cm" svg:y1="12.968cm" svg:x2="59.768cm" svg:y2="13.368cm">
          <text:p/>
        </draw:line>
        <draw:line draw:style-name="gr6" draw:text-style-name="P1" draw:layer="layout" svg:x1="60.054cm" svg:y1="12.968cm" svg:x2="59.768cm" svg:y2="12.968cm">
          <text:p/>
        </draw:line>
        <draw:line draw:style-name="gr6" draw:text-style-name="P1" draw:layer="layout" svg:x1="60.054cm" svg:y1="13.368cm" svg:x2="60.054cm" svg:y2="12.968cm">
          <text:p/>
        </draw:line>
        <draw:polygon draw:style-name="gr3" draw:text-style-name="P3" draw:layer="layout" svg:width="0.491cm" svg:height="0.465cm" svg:x="58.447cm" svg:y="12.249cm" svg:viewBox="0 0 492 466" draw:points="325,0 0,233 167,466 492,231">
          <text:p/>
        </draw:polygon>
        <draw:line draw:style-name="gr6" draw:text-style-name="P1" draw:layer="layout" svg:x1="58.939cm" svg:y1="12.48cm" svg:x2="58.771cm" svg:y2="12.249cm">
          <text:p/>
        </draw:line>
        <draw:line draw:style-name="gr6" draw:text-style-name="P1" draw:layer="layout" svg:x1="58.614cm" svg:y1="12.715cm" svg:x2="58.939cm" svg:y2="12.479cm">
          <text:p/>
        </draw:line>
        <draw:line draw:style-name="gr6" draw:text-style-name="P1" draw:layer="layout" svg:x1="58.447cm" svg:y1="12.481cm" svg:x2="58.615cm" svg:y2="12.715cm">
          <text:p/>
        </draw:line>
        <draw:line draw:style-name="gr6" draw:text-style-name="P1" draw:layer="layout" svg:x1="58.772cm" svg:y1="12.249cm" svg:x2="58.447cm" svg:y2="12.482cm">
          <text:p/>
        </draw:line>
        <draw:polygon draw:style-name="gr3" draw:text-style-name="P3" draw:layer="layout" svg:width="0.487cm" svg:height="0.48cm" svg:x="58.398cm" svg:y="13.481cm" svg:viewBox="0 0 488 481" draw:points="488,271 194,0 0,212 298,481">
          <text:p/>
        </draw:polygon>
        <draw:line draw:style-name="gr6" draw:text-style-name="P1" draw:layer="layout" svg:x1="58.695cm" svg:y1="13.962cm" svg:x2="58.886cm" svg:y2="13.751cm">
          <text:p/>
        </draw:line>
        <draw:line draw:style-name="gr6" draw:text-style-name="P1" draw:layer="layout" svg:x1="58.398cm" svg:y1="13.692cm" svg:x2="58.696cm" svg:y2="13.962cm">
          <text:p/>
        </draw:line>
        <draw:line draw:style-name="gr6" draw:text-style-name="P1" draw:layer="layout" svg:x1="58.592cm" svg:y1="13.481cm" svg:x2="58.398cm" svg:y2="13.693cm">
          <text:p/>
        </draw:line>
        <draw:line draw:style-name="gr6" draw:text-style-name="P1" draw:layer="layout" svg:x1="58.886cm" svg:y1="13.752cm" svg:x2="58.591cm" svg:y2="13.481cm">
          <text:p/>
        </draw:line>
        <draw:polygon draw:style-name="gr3" draw:text-style-name="P3" draw:layer="layout" svg:width="0.489cm" svg:height="0.442cm" svg:x="59.279cm" svg:y="13.608cm" svg:viewBox="0 0 490 443" draw:points="352,0 0,192 138,443 490,249">
          <text:p/>
        </draw:polygon>
        <draw:line draw:style-name="gr6" draw:text-style-name="P1" draw:layer="layout" svg:x1="59.769cm" svg:y1="13.858cm" svg:x2="59.63cm" svg:y2="13.608cm">
          <text:p/>
        </draw:line>
        <draw:line draw:style-name="gr6" draw:text-style-name="P1" draw:layer="layout" svg:x1="59.416cm" svg:y1="14.051cm" svg:x2="59.769cm" svg:y2="13.857cm">
          <text:p/>
        </draw:line>
        <draw:line draw:style-name="gr6" draw:text-style-name="P1" draw:layer="layout" svg:x1="59.279cm" svg:y1="13.8cm" svg:x2="59.417cm" svg:y2="14.051cm">
          <text:p/>
        </draw:line>
        <draw:line draw:style-name="gr6" draw:text-style-name="P1" draw:layer="layout" svg:x1="59.631cm" svg:y1="13.608cm" svg:x2="59.279cm" svg:y2="13.801cm">
          <text:p/>
        </draw:line>
        <draw:polygon draw:style-name="gr3" draw:text-style-name="P3" draw:layer="layout" svg:width="0.283cm" svg:height="0.4cm" svg:x="58.24cm" svg:y="12.879cm" svg:viewBox="0 0 284 401" draw:points="0,0 0,401 284,401 284,0">
          <text:p/>
        </draw:polygon>
        <draw:line draw:style-name="gr6" draw:text-style-name="P1" draw:layer="layout" svg:x1="58.523cm" svg:y1="12.879cm" svg:x2="58.24cm" svg:y2="12.879cm">
          <text:p/>
        </draw:line>
        <draw:line draw:style-name="gr6" draw:text-style-name="P1" draw:layer="layout" svg:x1="58.523cm" svg:y1="13.279cm" svg:x2="58.523cm" svg:y2="12.879cm">
          <text:p/>
        </draw:line>
        <draw:line draw:style-name="gr6" draw:text-style-name="P1" draw:layer="layout" svg:x1="58.24cm" svg:y1="13.279cm" svg:x2="58.523cm" svg:y2="13.279cm">
          <text:p/>
        </draw:line>
        <draw:line draw:style-name="gr6" draw:text-style-name="P1" draw:layer="layout" svg:x1="58.24cm" svg:y1="12.879cm" svg:x2="58.24cm" svg:y2="13.279cm">
          <text:p/>
        </draw:line>
        <draw:polygon draw:style-name="gr3" draw:text-style-name="P3" draw:layer="layout" svg:width="0.319cm" svg:height="1.598cm" svg:x="28.672cm" svg:y="13.028cm" svg:viewBox="0 0 320 1599" draw:points="0,0 0,1599 320,1599 320,0">
          <text:p/>
        </draw:polygon>
        <draw:line draw:style-name="gr6" draw:text-style-name="P1" draw:layer="layout" svg:x1="28.991cm" svg:y1="13.028cm" svg:x2="28.672cm" svg:y2="13.028cm">
          <text:p/>
        </draw:line>
        <draw:line draw:style-name="gr6" draw:text-style-name="P1" draw:layer="layout" svg:x1="28.991cm" svg:y1="14.626cm" svg:x2="28.991cm" svg:y2="13.028cm">
          <text:p/>
        </draw:line>
        <draw:line draw:style-name="gr6" draw:text-style-name="P1" draw:layer="layout" svg:x1="28.672cm" svg:y1="14.626cm" svg:x2="28.991cm" svg:y2="14.626cm">
          <text:p/>
        </draw:line>
        <draw:line draw:style-name="gr6" draw:text-style-name="P1" draw:layer="layout" svg:x1="28.672cm" svg:y1="13.028cm" svg:x2="28.672cm" svg:y2="14.626cm">
          <text:p/>
        </draw:line>
        <draw:polygon draw:style-name="gr3" draw:text-style-name="P3" draw:layer="layout" svg:width="0.321cm" svg:height="1.6cm" svg:x="35.507cm" svg:y="11.423cm" svg:viewBox="0 0 322 1601" draw:points="0,0 0,1601 322,1601 322,0">
          <text:p/>
        </draw:polygon>
        <draw:line draw:style-name="gr6" draw:text-style-name="P1" draw:layer="layout" svg:x1="35.828cm" svg:y1="11.423cm" svg:x2="35.507cm" svg:y2="11.423cm">
          <text:p/>
        </draw:line>
        <draw:line draw:style-name="gr6" draw:text-style-name="P1" draw:layer="layout" svg:x1="35.828cm" svg:y1="13.023cm" svg:x2="35.828cm" svg:y2="11.423cm">
          <text:p/>
        </draw:line>
        <draw:line draw:style-name="gr6" draw:text-style-name="P1" draw:layer="layout" svg:x1="35.507cm" svg:y1="13.023cm" svg:x2="35.828cm" svg:y2="13.023cm">
          <text:p/>
        </draw:line>
        <draw:line draw:style-name="gr6" draw:text-style-name="P1" draw:layer="layout" svg:x1="35.507cm" svg:y1="11.423cm" svg:x2="35.507cm" svg:y2="13.023cm">
          <text:p/>
        </draw:line>
        <draw:polygon draw:style-name="gr3" draw:text-style-name="P3" draw:layer="layout" svg:width="1.601cm" svg:height="0.32cm" svg:x="47.802cm" svg:y="9.732cm" svg:viewBox="0 0 1602 321" draw:points="0,0 0,321 1602,321 1602,0">
          <text:p/>
        </draw:polygon>
        <draw:line draw:style-name="gr6" draw:text-style-name="P1" draw:layer="layout" svg:x1="47.802cm" svg:y1="9.732cm" svg:x2="47.802cm" svg:y2="10.052cm">
          <text:p/>
        </draw:line>
        <draw:line draw:style-name="gr6" draw:text-style-name="P1" draw:layer="layout" svg:x1="49.403cm" svg:y1="9.732cm" svg:x2="47.802cm" svg:y2="9.732cm">
          <text:p/>
        </draw:line>
        <draw:line draw:style-name="gr6" draw:text-style-name="P1" draw:layer="layout" svg:x1="49.403cm" svg:y1="10.052cm" svg:x2="49.403cm" svg:y2="9.732cm">
          <text:p/>
        </draw:line>
        <draw:line draw:style-name="gr6" draw:text-style-name="P1" draw:layer="layout" svg:x1="47.802cm" svg:y1="10.052cm" svg:x2="49.403cm" svg:y2="10.052cm">
          <text:p/>
        </draw:line>
        <draw:polygon draw:style-name="gr3" draw:text-style-name="P3" draw:layer="layout" svg:width="1.6cm" svg:height="0.32cm" svg:x="49.403cm" svg:y="9.732cm" svg:viewBox="0 0 1601 321" draw:points="0,0 0,321 1601,321 1601,0">
          <text:p/>
        </draw:polygon>
        <draw:line draw:style-name="gr6" draw:text-style-name="P1" draw:layer="layout" svg:x1="49.403cm" svg:y1="9.732cm" svg:x2="49.403cm" svg:y2="10.052cm">
          <text:p/>
        </draw:line>
        <draw:line draw:style-name="gr6" draw:text-style-name="P1" draw:layer="layout" svg:x1="51.003cm" svg:y1="9.732cm" svg:x2="49.403cm" svg:y2="9.732cm">
          <text:p/>
        </draw:line>
        <draw:line draw:style-name="gr6" draw:text-style-name="P1" draw:layer="layout" svg:x1="51.003cm" svg:y1="10.052cm" svg:x2="51.003cm" svg:y2="9.732cm">
          <text:p/>
        </draw:line>
        <draw:line draw:style-name="gr6" draw:text-style-name="P1" draw:layer="layout" svg:x1="49.403cm" svg:y1="10.052cm" svg:x2="51.003cm" svg:y2="10.052cm">
          <text:p/>
        </draw:line>
        <draw:polygon draw:style-name="gr3" draw:text-style-name="P3" draw:layer="layout" svg:width="1.598cm" svg:height="0.32cm" svg:x="51.003cm" svg:y="9.732cm" svg:viewBox="0 0 1599 321" draw:points="0,0 0,321 1599,321 1599,0">
          <text:p/>
        </draw:polygon>
        <draw:line draw:style-name="gr6" draw:text-style-name="P1" draw:layer="layout" svg:x1="51.003cm" svg:y1="9.732cm" svg:x2="51.003cm" svg:y2="10.052cm">
          <text:p/>
        </draw:line>
        <draw:line draw:style-name="gr6" draw:text-style-name="P1" draw:layer="layout" svg:x1="52.601cm" svg:y1="9.732cm" svg:x2="51.003cm" svg:y2="9.732cm">
          <text:p/>
        </draw:line>
        <draw:line draw:style-name="gr6" draw:text-style-name="P1" draw:layer="layout" svg:x1="52.601cm" svg:y1="10.052cm" svg:x2="52.601cm" svg:y2="9.732cm">
          <text:p/>
        </draw:line>
        <draw:line draw:style-name="gr6" draw:text-style-name="P1" draw:layer="layout" svg:x1="51.003cm" svg:y1="10.052cm" svg:x2="52.601cm" svg:y2="10.052cm">
          <text:p/>
        </draw:line>
        <draw:polygon draw:style-name="gr3" draw:text-style-name="P3" draw:layer="layout" svg:width="1.6cm" svg:height="0.32cm" svg:x="52.601cm" svg:y="9.732cm" svg:viewBox="0 0 1601 321" draw:points="0,0 0,321 1601,321 1601,0">
          <text:p/>
        </draw:polygon>
        <draw:line draw:style-name="gr6" draw:text-style-name="P1" draw:layer="layout" svg:x1="52.601cm" svg:y1="9.732cm" svg:x2="52.601cm" svg:y2="10.052cm">
          <text:p/>
        </draw:line>
        <draw:line draw:style-name="gr6" draw:text-style-name="P1" draw:layer="layout" svg:x1="54.201cm" svg:y1="9.732cm" svg:x2="52.601cm" svg:y2="9.732cm">
          <text:p/>
        </draw:line>
        <draw:line draw:style-name="gr6" draw:text-style-name="P1" draw:layer="layout" svg:x1="54.201cm" svg:y1="10.052cm" svg:x2="54.201cm" svg:y2="9.732cm">
          <text:p/>
        </draw:line>
        <draw:line draw:style-name="gr6" draw:text-style-name="P1" draw:layer="layout" svg:x1="52.601cm" svg:y1="10.052cm" svg:x2="54.201cm" svg:y2="10.052cm">
          <text:p/>
        </draw:line>
        <draw:polygon draw:style-name="gr3" draw:text-style-name="P3" draw:layer="layout" svg:width="1.6cm" svg:height="0.64cm" svg:x="21.983cm" svg:y="14.691cm" svg:viewBox="0 0 1601 641" draw:points="0,0 0,641 1601,641 1601,0">
          <text:p/>
        </draw:polygon>
        <draw:line draw:style-name="gr6" draw:text-style-name="P1" draw:layer="layout" svg:x1="23.583cm" svg:y1="15.331cm" svg:x2="23.583cm" svg:y2="14.691cm">
          <text:p/>
        </draw:line>
        <draw:line draw:style-name="gr6" draw:text-style-name="P1" draw:layer="layout" svg:x1="21.983cm" svg:y1="15.331cm" svg:x2="23.583cm" svg:y2="15.331cm">
          <text:p/>
        </draw:line>
        <draw:line draw:style-name="gr6" draw:text-style-name="P1" draw:layer="layout" svg:x1="21.983cm" svg:y1="14.691cm" svg:x2="21.983cm" svg:y2="15.331cm">
          <text:p/>
        </draw:line>
        <draw:line draw:style-name="gr6" draw:text-style-name="P1" draw:layer="layout" svg:x1="23.583cm" svg:y1="14.691cm" svg:x2="21.983cm" svg:y2="14.691cm">
          <text:p/>
        </draw:line>
        <draw:polygon draw:style-name="gr3" draw:text-style-name="P3" draw:layer="layout" svg:width="0.642cm" svg:height="1.601cm" svg:x="21.623cm" svg:y="11.446cm" svg:viewBox="0 0 643 1602" draw:points="0,0 0,1602 643,1602 643,0">
          <text:p/>
        </draw:polygon>
        <draw:line draw:style-name="gr6" draw:text-style-name="P1" draw:layer="layout" svg:x1="22.265cm" svg:y1="11.446cm" svg:x2="21.623cm" svg:y2="11.446cm">
          <text:p/>
        </draw:line>
        <draw:line draw:style-name="gr6" draw:text-style-name="P1" draw:layer="layout" svg:x1="22.265cm" svg:y1="13.047cm" svg:x2="22.265cm" svg:y2="11.446cm">
          <text:p/>
        </draw:line>
        <draw:line draw:style-name="gr6" draw:text-style-name="P1" draw:layer="layout" svg:x1="21.623cm" svg:y1="13.047cm" svg:x2="22.265cm" svg:y2="13.047cm">
          <text:p/>
        </draw:line>
        <draw:line draw:style-name="gr6" draw:text-style-name="P1" draw:layer="layout" svg:x1="21.623cm" svg:y1="11.446cm" svg:x2="21.623cm" svg:y2="13.047cm">
          <text:p/>
        </draw:line>
        <draw:polygon draw:style-name="gr3" draw:text-style-name="P3" draw:layer="layout" svg:width="0.642cm" svg:height="1.6cm" svg:x="21.623cm" svg:y="13.047cm" svg:viewBox="0 0 643 1601" draw:points="0,0 0,1601 643,1601 643,0">
          <text:p/>
        </draw:polygon>
        <draw:line draw:style-name="gr6" draw:text-style-name="P1" draw:layer="layout" svg:x1="22.265cm" svg:y1="13.047cm" svg:x2="21.623cm" svg:y2="13.047cm">
          <text:p/>
        </draw:line>
        <draw:line draw:style-name="gr6" draw:text-style-name="P1" draw:layer="layout" svg:x1="22.265cm" svg:y1="14.647cm" svg:x2="22.265cm" svg:y2="13.047cm">
          <text:p/>
        </draw:line>
        <draw:line draw:style-name="gr6" draw:text-style-name="P1" draw:layer="layout" svg:x1="21.623cm" svg:y1="14.647cm" svg:x2="22.265cm" svg:y2="14.647cm">
          <text:p/>
        </draw:line>
        <draw:line draw:style-name="gr6" draw:text-style-name="P1" draw:layer="layout" svg:x1="21.623cm" svg:y1="13.047cm" svg:x2="21.623cm" svg:y2="14.647cm">
          <text:p/>
        </draw:line>
        <draw:polygon draw:style-name="gr3" draw:text-style-name="P3" draw:layer="layout" svg:width="0.699cm" svg:height="1.7cm" svg:x="41.412cm" svg:y="12.909cm" svg:viewBox="0 0 700 1701" draw:points="0,0 0,1701 700,1701 700,0">
          <text:p/>
        </draw:polygon>
        <draw:line draw:style-name="gr6" draw:text-style-name="P1" draw:layer="layout" svg:x1="42.111cm" svg:y1="12.909cm" svg:x2="42.111cm" svg:y2="14.609cm">
          <text:p/>
        </draw:line>
        <draw:line draw:style-name="gr6" draw:text-style-name="P1" draw:layer="layout" svg:x1="42.111cm" svg:y1="14.609cm" svg:x2="41.412cm" svg:y2="14.609cm">
          <text:p/>
        </draw:line>
        <draw:line draw:style-name="gr6" draw:text-style-name="P1" draw:layer="layout" svg:x1="41.412cm" svg:y1="14.609cm" svg:x2="41.412cm" svg:y2="12.909cm">
          <text:p/>
        </draw:line>
        <draw:line draw:style-name="gr6" draw:text-style-name="P1" draw:layer="layout" svg:x1="41.412cm" svg:y1="12.909cm" svg:x2="42.111cm" svg:y2="12.909cm">
          <text:p/>
        </draw:line>
        <draw:line draw:style-name="gr6" draw:text-style-name="P1" draw:layer="layout" svg:x1="41.7cm" svg:y1="12.909cm" svg:x2="41.7cm" svg:y2="14.609cm">
          <text:p/>
        </draw:line>
        <draw:polygon draw:style-name="gr3" draw:text-style-name="P3" draw:layer="layout" svg:width="0.572cm" svg:height="0.294cm" svg:x="41.742cm" svg:y="11.565cm" svg:viewBox="0 0 573 295" draw:points="0,270 560,295 573,25 53,0 53,32 11,30">
          <text:p/>
        </draw:polygon>
        <draw:polygon draw:style-name="gr3" draw:text-style-name="P3" draw:layer="layout" svg:width="0.571cm" svg:height="0.296cm" svg:x="41.73cm" svg:y="11.834cm" svg:viewBox="0 0 572 297" draw:points="572,25 12,0 0,240 42,242 40,272 559,297">
          <text:p/>
        </draw:polygon>
        <draw:line draw:style-name="gr6" draw:text-style-name="P1" draw:layer="layout" svg:x1="42.301cm" svg:y1="11.86cm" svg:x2="42.315cm" svg:y2="11.59cm">
          <text:p/>
        </draw:line>
        <draw:line draw:style-name="gr6" draw:text-style-name="P1" draw:layer="layout" svg:x1="42.315cm" svg:y1="11.591cm" svg:x2="41.795cm" svg:y2="11.565cm">
          <text:p/>
        </draw:line>
        <draw:polyline draw:style-name="gr6" draw:text-style-name="P1" draw:layer="layout" svg:width="0.053cm" svg:height="0.269cm" svg:x="41.742cm" svg:y="11.565cm" svg:viewBox="0 0 54 270" draw:points="54,0 54,32 11,30 0,270">
          <text:p/>
        </draw:polyline>
        <draw:line draw:style-name="gr6" draw:text-style-name="P1" draw:layer="layout" svg:x1="42.313cm" svg:y1="11.621cm" svg:x2="41.795cm" svg:y2="11.597cm">
          <text:p/>
        </draw:line>
        <draw:line draw:style-name="gr6" draw:text-style-name="P1" draw:layer="layout" svg:x1="41.854cm" svg:y1="11.839cm" svg:x2="41.868cm" svg:y2="11.599cm">
          <text:p/>
        </draw:line>
        <draw:line draw:style-name="gr6" draw:text-style-name="P1" draw:layer="layout" svg:x1="42.302cm" svg:y1="11.859cm" svg:x2="42.288cm" svg:y2="12.131cm">
          <text:p/>
        </draw:line>
        <draw:line draw:style-name="gr6" draw:text-style-name="P1" draw:layer="layout" svg:x1="42.289cm" svg:y1="12.131cm" svg:x2="41.77cm" svg:y2="12.105cm">
          <text:p/>
        </draw:line>
        <draw:polyline draw:style-name="gr6" draw:text-style-name="P1" draw:layer="layout" svg:width="0.042cm" svg:height="0.271cm" svg:x="41.73cm" svg:y="11.834cm" svg:viewBox="0 0 43 272" draw:points="41,272 43,242 0,240 12,0">
          <text:p/>
        </draw:polyline>
        <draw:line draw:style-name="gr6" draw:text-style-name="P1" draw:layer="layout" svg:x1="42.292cm" svg:y1="12.101cm" svg:x2="41.772cm" svg:y2="12.075cm">
          <text:p/>
        </draw:line>
        <draw:line draw:style-name="gr6" draw:text-style-name="P1" draw:layer="layout" svg:x1="41.855cm" svg:y1="11.838cm" svg:x2="41.844cm" svg:y2="12.08cm">
          <text:p/>
        </draw:line>
        <draw:polygon draw:style-name="gr3" draw:text-style-name="P3" draw:layer="layout" svg:width="0.571cm" svg:height="0.295cm" svg:x="39.878cm" svg:y="13.279cm" svg:viewBox="0 0 572 296" draw:points="0,268 559,296 572,24 52,0 52,30 10,28">
          <text:p/>
        </draw:polygon>
        <draw:polygon draw:style-name="gr3" draw:text-style-name="P3" draw:layer="layout" svg:width="0.571cm" svg:height="0.297cm" svg:x="39.865cm" svg:y="13.546cm" svg:viewBox="0 0 572 298" draw:points="572,28 13,0 0,242 42,245 42,274 560,298">
          <text:p/>
        </draw:polygon>
        <draw:polyline draw:style-name="gr6" draw:text-style-name="P1" draw:layer="layout" svg:width="0.571cm" svg:height="0.295cm" svg:x="39.878cm" svg:y="13.279cm" svg:viewBox="0 0 572 296" draw:points="559,296 572,24 52,0 52,30 10,28 0,268">
          <text:p/>
        </draw:polyline>
        <draw:line draw:style-name="gr6" draw:text-style-name="P1" draw:layer="layout" svg:x1="40.448cm" svg:y1="13.336cm" svg:x2="39.93cm" svg:y2="13.309cm">
          <text:p/>
        </draw:line>
        <draw:line draw:style-name="gr6" draw:text-style-name="P1" draw:layer="layout" svg:x1="39.99cm" svg:y1="13.554cm" svg:x2="40.003cm" svg:y2="13.313cm">
          <text:p/>
        </draw:line>
        <draw:polyline draw:style-name="gr6" draw:text-style-name="P1" draw:layer="layout" svg:width="0.571cm" svg:height="0.297cm" svg:x="39.865cm" svg:y="13.546cm" svg:viewBox="0 0 572 298" draw:points="572,28 560,298 42,274 42,245 0,242 13,0">
          <text:p/>
        </draw:polyline>
        <draw:line draw:style-name="gr6" draw:text-style-name="P1" draw:layer="layout" svg:x1="40.427cm" svg:y1="13.814cm" svg:x2="39.907cm" svg:y2="13.79cm">
          <text:p/>
        </draw:line>
        <draw:line draw:style-name="gr6" draw:text-style-name="P1" draw:layer="layout" svg:x1="39.991cm" svg:y1="13.553cm" svg:x2="39.979cm" svg:y2="13.793cm">
          <text:p/>
        </draw:line>
        <draw:polygon draw:style-name="gr3" draw:text-style-name="P3" draw:layer="layout" svg:width="0.61cm" svg:height="0.608cm" svg:x="19.898cm" svg:y="6.343cm" svg:viewBox="0 0 611 609" draw:points="611,397 212,609 0,213 398,0">
          <text:p/>
        </draw:polygon>
        <draw:polygon draw:style-name="gr6" draw:text-style-name="P1" draw:layer="layout" svg:width="0.61cm" svg:height="0.608cm" svg:x="19.898cm" svg:y="6.343cm" svg:viewBox="0 0 611 609" draw:points="611,397 212,609 0,213 398,0">
          <text:p/>
        </draw:polygon>
        <draw:line draw:style-name="gr6" draw:text-style-name="P1" draw:layer="layout" svg:x1="20.321cm" svg:y1="6.388cm" svg:x2="19.922cm" svg:y2="6.6cm">
          <text:p/>
        </draw:line>
        <draw:polygon draw:style-name="gr3" draw:text-style-name="P3" draw:layer="layout" svg:width="0.449cm" svg:height="0.451cm" svg:x="22.658cm" svg:y="6.358cm" svg:viewBox="0 0 450 452" draw:points="0,0 0,452 450,452 450,0">
          <text:p/>
        </draw:polygon>
        <draw:polygon draw:style-name="gr6" draw:text-style-name="P1" draw:layer="layout" svg:width="0.449cm" svg:height="0.451cm" svg:x="22.658cm" svg:y="6.358cm" svg:viewBox="0 0 450 452" draw:points="450,452 0,452 0,0 450,0">
          <text:p/>
        </draw:polygon>
        <draw:line draw:style-name="gr6" draw:text-style-name="P1" draw:layer="layout" svg:x1="23.107cm" svg:y1="6.409cm" svg:x2="22.658cm" svg:y2="6.409cm">
          <text:p/>
        </draw:line>
        <draw:polygon draw:style-name="gr3" draw:text-style-name="P3" draw:layer="layout" svg:width="0.599cm" svg:height="0.601cm" svg:x="20.684cm" svg:y="7.958cm" svg:viewBox="0 0 600 602" draw:points="406,0 0,196 192,602 600,408">
          <text:p/>
        </draw:polygon>
        <draw:line draw:style-name="gr6" draw:text-style-name="P1" draw:layer="layout" svg:x1="21.284cm" svg:y1="8.366cm" svg:x2="21.09cm" svg:y2="7.958cm">
          <text:p/>
        </draw:line>
        <draw:line draw:style-name="gr6" draw:text-style-name="P1" draw:layer="layout" svg:x1="20.876cm" svg:y1="8.56cm" svg:x2="21.284cm" svg:y2="8.365cm">
          <text:p/>
        </draw:line>
        <draw:line draw:style-name="gr6" draw:text-style-name="P1" draw:layer="layout" svg:x1="20.684cm" svg:y1="8.153cm" svg:x2="20.877cm" svg:y2="8.56cm">
          <text:p/>
        </draw:line>
        <draw:line draw:style-name="gr6" draw:text-style-name="P1" draw:layer="layout" svg:x1="21.091cm" svg:y1="7.958cm" svg:x2="20.684cm" svg:y2="8.154cm">
          <text:p/>
        </draw:line>
        <draw:line draw:style-name="gr6" draw:text-style-name="P1" draw:layer="layout" svg:x1="21.262cm" svg:y1="8.32cm" svg:x2="20.855cm" svg:y2="8.514cm">
          <text:p/>
        </draw:line>
        <draw:polygon draw:style-name="gr3" draw:text-style-name="P3" draw:layer="layout" svg:width="0.724cm" svg:height="0.734cm" svg:x="19.115cm" svg:y="30.863cm" svg:viewBox="0 0 725 735" draw:points="234,735 725,511 492,0 0,226">
          <text:p/>
        </draw:polygon>
        <draw:line draw:style-name="gr6" draw:text-style-name="P1" draw:layer="layout" svg:x1="19.115cm" svg:y1="31.089cm" svg:x2="19.349cm" svg:y2="31.598cm">
          <text:p/>
        </draw:line>
        <draw:line draw:style-name="gr6" draw:text-style-name="P1" draw:layer="layout" svg:x1="19.607cm" svg:y1="30.863cm" svg:x2="19.115cm" svg:y2="31.09cm">
          <text:p/>
        </draw:line>
        <draw:line draw:style-name="gr6" draw:text-style-name="P1" draw:layer="layout" svg:x1="19.84cm" svg:y1="31.374cm" svg:x2="19.606cm" svg:y2="30.863cm">
          <text:p/>
        </draw:line>
        <draw:line draw:style-name="gr6" draw:text-style-name="P1" draw:layer="layout" svg:x1="19.348cm" svg:y1="31.598cm" svg:x2="19.84cm" svg:y2="31.373cm">
          <text:p/>
        </draw:line>
        <draw:line draw:style-name="gr6" draw:text-style-name="P1" draw:layer="layout" svg:x1="19.136cm" svg:y1="31.135cm" svg:x2="19.628cm" svg:y2="30.909cm">
          <text:p/>
        </draw:line>
        <draw:polygon draw:style-name="gr3" draw:text-style-name="P3" draw:layer="layout" svg:width="0.444cm" svg:height="0.306cm" svg:x="19.53cm" svg:y="32.73cm" svg:viewBox="0 0 445 307" draw:points="441,0 0,6 4,307 445,301">
          <text:p/>
        </draw:polygon>
        <draw:line draw:style-name="gr6" draw:text-style-name="P1" draw:layer="layout" svg:x1="19.975cm" svg:y1="33.031cm" svg:x2="19.97cm" svg:y2="32.73cm">
          <text:p/>
        </draw:line>
        <draw:line draw:style-name="gr6" draw:text-style-name="P1" draw:layer="layout" svg:x1="19.534cm" svg:y1="33.037cm" svg:x2="19.975cm" svg:y2="33.03cm">
          <text:p/>
        </draw:line>
        <draw:line draw:style-name="gr6" draw:text-style-name="P1" draw:layer="layout" svg:x1="19.53cm" svg:y1="32.736cm" svg:x2="19.535cm" svg:y2="33.037cm">
          <text:p/>
        </draw:line>
        <draw:line draw:style-name="gr6" draw:text-style-name="P1" draw:layer="layout" svg:x1="19.971cm" svg:y1="32.73cm" svg:x2="19.53cm" svg:y2="32.737cm">
          <text:p/>
        </draw:line>
        <draw:line draw:style-name="gr6" draw:text-style-name="P1" draw:layer="layout" svg:x1="19.975cm" svg:y1="32.979cm" svg:x2="19.534cm" svg:y2="32.987cm">
          <text:p/>
        </draw:line>
        <draw:polygon draw:style-name="gr3" draw:text-style-name="P3" draw:layer="layout" svg:width="0.54cm" svg:height="0.41cm" svg:x="6.925cm" svg:y="12.249cm" svg:viewBox="0 0 541 411" draw:points="0,0 0,411 541,411 541,0">
          <text:p/>
        </draw:polygon>
        <draw:polygon draw:style-name="gr6" draw:text-style-name="P1" draw:layer="layout" svg:width="0.54cm" svg:height="0.41cm" svg:x="6.925cm" svg:y="12.249cm" svg:viewBox="0 0 541 411" draw:points="0,0 541,0 541,411 0,411">
          <text:p/>
        </draw:polygon>
        <draw:polygon draw:style-name="gr3" draw:text-style-name="P3" draw:layer="layout" svg:width="0.39cm" svg:height="0.077cm" svg:x="7.001cm" svg:y="12.733cm" svg:viewBox="0 0 391 78" draw:points="0,0 0,78 391,78 391,0">
          <text:p/>
        </draw:polygon>
        <draw:polygon draw:style-name="gr6" draw:text-style-name="P1" draw:layer="layout" svg:width="0.39cm" svg:height="0.077cm" svg:x="7.001cm" svg:y="12.733cm" svg:viewBox="0 0 391 78" draw:points="0,78 0,0 391,0 391,78">
          <text:p/>
        </draw:polygon>
        <draw:polygon draw:style-name="gr3" draw:text-style-name="P3" draw:layer="layout" svg:width="0.074cm" svg:height="0.074cm" svg:x="7.158cm" svg:y="12.659cm" svg:viewBox="0 0 75 75" draw:points="0,0 0,75 75,75 75,0">
          <text:p/>
        </draw:polygon>
        <draw:polygon draw:style-name="gr6" draw:text-style-name="P1" draw:layer="layout" svg:width="0.074cm" svg:height="0.074cm" svg:x="7.158cm" svg:y="12.659cm" svg:viewBox="0 0 75 75" draw:points="75,0 75,75 0,75 0,0">
          <text:p/>
        </draw:polygon>
        <draw:polygon draw:style-name="gr3" draw:text-style-name="P3" draw:layer="layout" svg:width="0.539cm" svg:height="0.41cm" svg:x="8.42cm" svg:y="12.249cm" svg:viewBox="0 0 540 411" draw:points="0,0 0,411 540,411 540,0">
          <text:p/>
        </draw:polygon>
        <draw:polygon draw:style-name="gr6" draw:text-style-name="P1" draw:layer="layout" svg:width="0.539cm" svg:height="0.41cm" svg:x="8.42cm" svg:y="12.249cm" svg:viewBox="0 0 540 411" draw:points="0,0 540,0 540,411 0,411">
          <text:p/>
        </draw:polygon>
        <draw:polygon draw:style-name="gr3" draw:text-style-name="P3" draw:layer="layout" svg:width="0.389cm" svg:height="0.077cm" svg:x="8.496cm" svg:y="12.733cm" svg:viewBox="0 0 390 78" draw:points="0,0 0,78 390,78 390,0">
          <text:p/>
        </draw:polygon>
        <draw:polygon draw:style-name="gr6" draw:text-style-name="P1" draw:layer="layout" svg:width="0.389cm" svg:height="0.077cm" svg:x="8.496cm" svg:y="12.733cm" svg:viewBox="0 0 390 78" draw:points="0,78 0,0 390,0 390,78">
          <text:p/>
        </draw:polygon>
        <draw:polygon draw:style-name="gr3" draw:text-style-name="P3" draw:layer="layout" svg:width="0.075cm" svg:height="0.074cm" svg:x="8.652cm" svg:y="12.659cm" svg:viewBox="0 0 76 75" draw:points="0,0 0,75 76,75 76,0">
          <text:p/>
        </draw:polygon>
        <draw:polygon draw:style-name="gr6" draw:text-style-name="P1" draw:layer="layout" svg:width="0.075cm" svg:height="0.074cm" svg:x="8.652cm" svg:y="12.659cm" svg:viewBox="0 0 76 75" draw:points="76,0 76,75 0,75 0,0">
          <text:p/>
        </draw:polygon>
        <draw:path draw:style-name="gr3" draw:text-style-name="P3" draw:layer="layout" svg:width="0.359cm" svg:height="0.359cm" svg:x="47.072cm" svg:y="6.604cm" svg:viewBox="0 0 360 360" svg:d="M181 0l-38 4-36 10c-159 74-135 306 36 342l38 4 36-4c170-33 196-270 36-342l-36-10z">
          <text:p/>
        </draw:path>
        <draw:polygon draw:style-name="gr6" draw:text-style-name="P1" draw:layer="layout" svg:width="0.358cm" svg:height="0.359cm" svg:x="47.072cm" svg:y="6.604cm" svg:viewBox="0 0 359 360" draw:points="180,360 216,356 253,346 287,326 314,301 335,269 350,235 359,199 359,161 350,125 335,89 314,60 287,33 253,14 216,4 180,0 142,4 106,14 74,33 45,60 23,89 9,125 0,161 0,199 9,235 23,269 45,301 74,326 106,346 142,356">
          <text:p/>
        </draw:polygon>
        <draw:polygon draw:style-name="gr3" draw:text-style-name="P3" draw:layer="layout" svg:width="0.408cm" svg:height="0.54cm" svg:x="49.132cm" svg:y="6.614cm" svg:viewBox="0 0 409 541" draw:points="0,0 0,541 409,541 409,0">
          <text:p/>
        </draw:polygon>
        <draw:line draw:style-name="gr6" draw:text-style-name="P1" draw:layer="layout" svg:x1="49.54cm" svg:y1="6.614cm" svg:x2="49.132cm" svg:y2="6.614cm">
          <text:p/>
        </draw:line>
        <draw:line draw:style-name="gr6" draw:text-style-name="P1" draw:layer="layout" svg:x1="49.54cm" svg:y1="7.154cm" svg:x2="49.54cm" svg:y2="6.614cm">
          <text:p/>
        </draw:line>
        <draw:line draw:style-name="gr6" draw:text-style-name="P1" draw:layer="layout" svg:x1="49.132cm" svg:y1="7.154cm" svg:x2="49.54cm" svg:y2="7.154cm">
          <text:p/>
        </draw:line>
        <draw:line draw:style-name="gr6" draw:text-style-name="P1" draw:layer="layout" svg:x1="49.132cm" svg:y1="6.614cm" svg:x2="49.132cm" svg:y2="7.154cm">
          <text:p/>
        </draw:line>
        <draw:polygon draw:style-name="gr3" draw:text-style-name="P3" draw:layer="layout" svg:width="0.074cm" svg:height="0.39cm" svg:x="49.616cm" svg:y="6.688cm" svg:viewBox="0 0 75 391" draw:points="0,0 0,391 75,391 75,0">
          <text:p/>
        </draw:polygon>
        <draw:line draw:style-name="gr6" draw:text-style-name="P1" draw:layer="layout" svg:x1="49.69cm" svg:y1="7.078cm" svg:x2="49.69cm" svg:y2="6.688cm">
          <text:p/>
        </draw:line>
        <draw:line draw:style-name="gr6" draw:text-style-name="P1" draw:layer="layout" svg:x1="49.616cm" svg:y1="7.078cm" svg:x2="49.69cm" svg:y2="7.078cm">
          <text:p/>
        </draw:line>
        <draw:line draw:style-name="gr6" draw:text-style-name="P1" draw:layer="layout" svg:x1="49.616cm" svg:y1="6.688cm" svg:x2="49.616cm" svg:y2="7.078cm">
          <text:p/>
        </draw:line>
        <draw:line draw:style-name="gr6" draw:text-style-name="P1" draw:layer="layout" svg:x1="49.69cm" svg:y1="6.688cm" svg:x2="49.616cm" svg:y2="6.688cm">
          <text:p/>
        </draw:line>
        <draw:polygon draw:style-name="gr3" draw:text-style-name="P3" draw:layer="layout" svg:width="0.076cm" svg:height="0.076cm" svg:x="49.54cm" svg:y="6.845cm" svg:viewBox="0 0 77 77" draw:points="0,0 0,77 77,77 77,0">
          <text:p/>
        </draw:polygon>
        <draw:line draw:style-name="gr6" draw:text-style-name="P1" draw:layer="layout" svg:x1="49.54cm" svg:y1="6.845cm" svg:x2="49.54cm" svg:y2="6.921cm">
          <text:p/>
        </draw:line>
        <draw:line draw:style-name="gr6" draw:text-style-name="P1" draw:layer="layout" svg:x1="49.616cm" svg:y1="6.845cm" svg:x2="49.54cm" svg:y2="6.845cm">
          <text:p/>
        </draw:line>
        <draw:line draw:style-name="gr6" draw:text-style-name="P1" draw:layer="layout" svg:x1="49.616cm" svg:y1="6.921cm" svg:x2="49.616cm" svg:y2="6.845cm">
          <text:p/>
        </draw:line>
        <draw:line draw:style-name="gr6" draw:text-style-name="P1" draw:layer="layout" svg:x1="49.54cm" svg:y1="6.921cm" svg:x2="49.616cm" svg:y2="6.921cm">
          <text:p/>
        </draw:line>
        <draw:polygon draw:style-name="gr3" draw:text-style-name="P3" draw:layer="layout" svg:width="0.309cm" svg:height="0.459cm" svg:x="50.171cm" svg:y="6.627cm" svg:viewBox="0 0 310 460" draw:points="0,0 0,460 310,460 310,0">
          <text:p/>
        </draw:polygon>
        <draw:line draw:style-name="gr6" draw:text-style-name="P1" draw:layer="layout" svg:x1="50.171cm" svg:y1="7.086cm" svg:x2="50.48cm" svg:y2="7.086cm">
          <text:p/>
        </draw:line>
        <draw:line draw:style-name="gr6" draw:text-style-name="P1" draw:layer="layout" svg:x1="50.171cm" svg:y1="6.627cm" svg:x2="50.171cm" svg:y2="7.086cm">
          <text:p/>
        </draw:line>
        <draw:line draw:style-name="gr6" draw:text-style-name="P1" draw:layer="layout" svg:x1="50.48cm" svg:y1="6.627cm" svg:x2="50.171cm" svg:y2="6.627cm">
          <text:p/>
        </draw:line>
        <draw:line draw:style-name="gr6" draw:text-style-name="P1" draw:layer="layout" svg:x1="50.48cm" svg:y1="7.086cm" svg:x2="50.48cm" svg:y2="6.627cm">
          <text:p/>
        </draw:line>
        <draw:polygon draw:style-name="gr3" draw:text-style-name="P3" draw:layer="layout" svg:width="0.076cm" svg:height="0.311cm" svg:x="50.021cm" svg:y="6.701cm" svg:viewBox="0 0 77 312" draw:points="0,0 0,312 77,312 77,0">
          <text:p/>
        </draw:polygon>
        <draw:line draw:style-name="gr6" draw:text-style-name="P1" draw:layer="layout" svg:x1="50.021cm" svg:y1="6.701cm" svg:x2="50.021cm" svg:y2="7.012cm">
          <text:p/>
        </draw:line>
        <draw:line draw:style-name="gr6" draw:text-style-name="P1" draw:layer="layout" svg:x1="50.097cm" svg:y1="6.701cm" svg:x2="50.021cm" svg:y2="6.701cm">
          <text:p/>
        </draw:line>
        <draw:line draw:style-name="gr6" draw:text-style-name="P1" draw:layer="layout" svg:x1="50.097cm" svg:y1="7.012cm" svg:x2="50.097cm" svg:y2="6.701cm">
          <text:p/>
        </draw:line>
        <draw:line draw:style-name="gr6" draw:text-style-name="P1" draw:layer="layout" svg:x1="50.021cm" svg:y1="7.012cm" svg:x2="50.097cm" svg:y2="7.012cm">
          <text:p/>
        </draw:line>
        <draw:polygon draw:style-name="gr3" draw:text-style-name="P3" draw:layer="layout" svg:width="0.074cm" svg:height="0.074cm" svg:x="50.097cm" svg:y="6.819cm" svg:viewBox="0 0 75 75" draw:points="0,0 0,75 75,75 75,0">
          <text:p/>
        </draw:polygon>
        <draw:line draw:style-name="gr6" draw:text-style-name="P1" draw:layer="layout" svg:x1="50.171cm" svg:y1="6.893cm" svg:x2="50.171cm" svg:y2="6.819cm">
          <text:p/>
        </draw:line>
        <draw:line draw:style-name="gr6" draw:text-style-name="P1" draw:layer="layout" svg:x1="50.097cm" svg:y1="6.893cm" svg:x2="50.171cm" svg:y2="6.893cm">
          <text:p/>
        </draw:line>
        <draw:line draw:style-name="gr6" draw:text-style-name="P1" draw:layer="layout" svg:x1="50.097cm" svg:y1="6.819cm" svg:x2="50.097cm" svg:y2="6.893cm">
          <text:p/>
        </draw:line>
        <draw:line draw:style-name="gr6" draw:text-style-name="P1" draw:layer="layout" svg:x1="50.171cm" svg:y1="6.819cm" svg:x2="50.097cm" svg:y2="6.819cm">
          <text:p/>
        </draw:line>
        <draw:path draw:style-name="gr3" draw:text-style-name="P3" draw:layer="layout" svg:width="0.359cm" svg:height="0.36cm" svg:x="52.23cm" svg:y="6.703cm" svg:viewBox="0 0 360 361" svg:d="M180 361l36-4 37-11c159-71 135-308-37-342l-36-4-38 4c-170 38-194 266-36 342l36 11z">
          <text:p/>
        </draw:path>
        <draw:polygon draw:style-name="gr6" draw:text-style-name="P1" draw:layer="layout" svg:width="0.358cm" svg:height="0.36cm" svg:x="52.23cm" svg:y="6.703cm" svg:viewBox="0 0 359 361" draw:points="181,0 143,4 107,15 75,34 47,59 24,91 9,125 0,161 0,199 9,235 24,271 47,302 75,327 107,346 143,357 181,361 217,357 253,346 287,327 315,302 336,271 353,235 359,199 359,161 353,125 336,91 315,59 287,34 253,15 217,4">
          <text:p/>
        </draw:polygon>
        <draw:polygon draw:style-name="gr3" draw:text-style-name="P3" draw:layer="layout" svg:width="0.411cm" svg:height="0.54cm" svg:x="53.119cm" svg:y="6.512cm" svg:viewBox="0 0 412 541" draw:points="0,0 0,541 412,541 412,0">
          <text:p/>
        </draw:polygon>
        <draw:line draw:style-name="gr6" draw:text-style-name="P1" draw:layer="layout" svg:x1="53.119cm" svg:y1="7.052cm" svg:x2="53.53cm" svg:y2="7.052cm">
          <text:p/>
        </draw:line>
        <draw:line draw:style-name="gr6" draw:text-style-name="P1" draw:layer="layout" svg:x1="53.119cm" svg:y1="6.512cm" svg:x2="53.119cm" svg:y2="7.052cm">
          <text:p/>
        </draw:line>
        <draw:line draw:style-name="gr6" draw:text-style-name="P1" draw:layer="layout" svg:x1="53.53cm" svg:y1="6.512cm" svg:x2="53.119cm" svg:y2="6.512cm">
          <text:p/>
        </draw:line>
        <draw:line draw:style-name="gr6" draw:text-style-name="P1" draw:layer="layout" svg:x1="53.53cm" svg:y1="7.052cm" svg:x2="53.53cm" svg:y2="6.512cm">
          <text:p/>
        </draw:line>
        <draw:polygon draw:style-name="gr3" draw:text-style-name="P3" draw:layer="layout" svg:width="0.076cm" svg:height="0.389cm" svg:x="52.969cm" svg:y="6.589cm" svg:viewBox="0 0 77 390" draw:points="0,0 0,390 77,390 77,0">
          <text:p/>
        </draw:polygon>
        <draw:line draw:style-name="gr6" draw:text-style-name="P1" draw:layer="layout" svg:x1="52.969cm" svg:y1="6.589cm" svg:x2="52.969cm" svg:y2="6.978cm">
          <text:p/>
        </draw:line>
        <draw:line draw:style-name="gr6" draw:text-style-name="P1" draw:layer="layout" svg:x1="53.045cm" svg:y1="6.589cm" svg:x2="52.969cm" svg:y2="6.589cm">
          <text:p/>
        </draw:line>
        <draw:line draw:style-name="gr6" draw:text-style-name="P1" draw:layer="layout" svg:x1="53.045cm" svg:y1="6.978cm" svg:x2="53.045cm" svg:y2="6.589cm">
          <text:p/>
        </draw:line>
        <draw:line draw:style-name="gr6" draw:text-style-name="P1" draw:layer="layout" svg:x1="52.969cm" svg:y1="6.978cm" svg:x2="53.045cm" svg:y2="6.978cm">
          <text:p/>
        </draw:line>
        <draw:polygon draw:style-name="gr3" draw:text-style-name="P3" draw:layer="layout" svg:width="0.074cm" svg:height="0.077cm" svg:x="53.045cm" svg:y="6.745cm" svg:viewBox="0 0 75 78" draw:points="0,0 0,78 75,78 75,0">
          <text:p/>
        </draw:polygon>
        <draw:line draw:style-name="gr6" draw:text-style-name="P1" draw:layer="layout" svg:x1="53.119cm" svg:y1="6.822cm" svg:x2="53.119cm" svg:y2="6.745cm">
          <text:p/>
        </draw:line>
        <draw:line draw:style-name="gr6" draw:text-style-name="P1" draw:layer="layout" svg:x1="53.045cm" svg:y1="6.822cm" svg:x2="53.119cm" svg:y2="6.822cm">
          <text:p/>
        </draw:line>
        <draw:line draw:style-name="gr6" draw:text-style-name="P1" draw:layer="layout" svg:x1="53.045cm" svg:y1="6.745cm" svg:x2="53.045cm" svg:y2="6.822cm">
          <text:p/>
        </draw:line>
        <draw:line draw:style-name="gr6" draw:text-style-name="P1" draw:layer="layout" svg:x1="53.119cm" svg:y1="6.745cm" svg:x2="53.045cm" svg:y2="6.745cm">
          <text:p/>
        </draw:line>
        <draw:polygon draw:style-name="gr3" draw:text-style-name="P3" draw:layer="layout" svg:width="0.408cm" svg:height="0.54cm" svg:x="55.23cm" svg:y="6.614cm" svg:viewBox="0 0 409 541" draw:points="0,0 0,541 409,541 409,0">
          <text:p/>
        </draw:polygon>
        <draw:line draw:style-name="gr6" draw:text-style-name="P1" draw:layer="layout" svg:x1="55.638cm" svg:y1="6.614cm" svg:x2="55.23cm" svg:y2="6.614cm">
          <text:p/>
        </draw:line>
        <draw:line draw:style-name="gr6" draw:text-style-name="P1" draw:layer="layout" svg:x1="55.638cm" svg:y1="7.154cm" svg:x2="55.638cm" svg:y2="6.614cm">
          <text:p/>
        </draw:line>
        <draw:line draw:style-name="gr6" draw:text-style-name="P1" draw:layer="layout" svg:x1="55.23cm" svg:y1="7.154cm" svg:x2="55.638cm" svg:y2="7.154cm">
          <text:p/>
        </draw:line>
        <draw:line draw:style-name="gr6" draw:text-style-name="P1" draw:layer="layout" svg:x1="55.23cm" svg:y1="6.614cm" svg:x2="55.23cm" svg:y2="7.154cm">
          <text:p/>
        </draw:line>
        <draw:polygon draw:style-name="gr3" draw:text-style-name="P3" draw:layer="layout" svg:width="0.074cm" svg:height="0.39cm" svg:x="55.714cm" svg:y="6.688cm" svg:viewBox="0 0 75 391" draw:points="0,0 0,391 75,391 75,0">
          <text:p/>
        </draw:polygon>
        <draw:line draw:style-name="gr6" draw:text-style-name="P1" draw:layer="layout" svg:x1="55.788cm" svg:y1="7.078cm" svg:x2="55.788cm" svg:y2="6.688cm">
          <text:p/>
        </draw:line>
        <draw:line draw:style-name="gr6" draw:text-style-name="P1" draw:layer="layout" svg:x1="55.714cm" svg:y1="7.078cm" svg:x2="55.788cm" svg:y2="7.078cm">
          <text:p/>
        </draw:line>
        <draw:line draw:style-name="gr6" draw:text-style-name="P1" draw:layer="layout" svg:x1="55.714cm" svg:y1="6.688cm" svg:x2="55.714cm" svg:y2="7.078cm">
          <text:p/>
        </draw:line>
        <draw:line draw:style-name="gr6" draw:text-style-name="P1" draw:layer="layout" svg:x1="55.788cm" svg:y1="6.688cm" svg:x2="55.714cm" svg:y2="6.688cm">
          <text:p/>
        </draw:line>
        <draw:polygon draw:style-name="gr3" draw:text-style-name="P3" draw:layer="layout" svg:width="0.076cm" svg:height="0.076cm" svg:x="55.638cm" svg:y="6.845cm" svg:viewBox="0 0 77 77" draw:points="0,0 0,77 77,77 77,0">
          <text:p/>
        </draw:polygon>
        <draw:line draw:style-name="gr6" draw:text-style-name="P1" draw:layer="layout" svg:x1="55.638cm" svg:y1="6.845cm" svg:x2="55.638cm" svg:y2="6.921cm">
          <text:p/>
        </draw:line>
        <draw:line draw:style-name="gr6" draw:text-style-name="P1" draw:layer="layout" svg:x1="55.714cm" svg:y1="6.845cm" svg:x2="55.638cm" svg:y2="6.845cm">
          <text:p/>
        </draw:line>
        <draw:line draw:style-name="gr6" draw:text-style-name="P1" draw:layer="layout" svg:x1="55.714cm" svg:y1="6.921cm" svg:x2="55.714cm" svg:y2="6.845cm">
          <text:p/>
        </draw:line>
        <draw:line draw:style-name="gr6" draw:text-style-name="P1" draw:layer="layout" svg:x1="55.638cm" svg:y1="6.921cm" svg:x2="55.714cm" svg:y2="6.921cm">
          <text:p/>
        </draw:line>
        <draw:polygon draw:style-name="gr3" draw:text-style-name="P3" draw:layer="layout" svg:width="0.411cm" svg:height="0.54cm" svg:x="58.43cm" svg:y="8.163cm" svg:viewBox="0 0 412 541" draw:points="0,0 0,541 412,541 412,0">
          <text:p/>
        </draw:polygon>
        <draw:line draw:style-name="gr6" draw:text-style-name="P1" draw:layer="layout" svg:x1="58.43cm" svg:y1="8.703cm" svg:x2="58.841cm" svg:y2="8.703cm">
          <text:p/>
        </draw:line>
        <draw:line draw:style-name="gr6" draw:text-style-name="P1" draw:layer="layout" svg:x1="58.43cm" svg:y1="8.163cm" svg:x2="58.43cm" svg:y2="8.703cm">
          <text:p/>
        </draw:line>
        <draw:line draw:style-name="gr6" draw:text-style-name="P1" draw:layer="layout" svg:x1="58.841cm" svg:y1="8.163cm" svg:x2="58.43cm" svg:y2="8.163cm">
          <text:p/>
        </draw:line>
        <draw:line draw:style-name="gr6" draw:text-style-name="P1" draw:layer="layout" svg:x1="58.841cm" svg:y1="8.703cm" svg:x2="58.841cm" svg:y2="8.163cm">
          <text:p/>
        </draw:line>
        <draw:polygon draw:style-name="gr3" draw:text-style-name="P3" draw:layer="layout" svg:width="0.074cm" svg:height="0.389cm" svg:x="58.28cm" svg:y="8.24cm" svg:viewBox="0 0 75 390" draw:points="0,0 0,390 75,390 75,0">
          <text:p/>
        </draw:polygon>
        <draw:line draw:style-name="gr6" draw:text-style-name="P1" draw:layer="layout" svg:x1="58.28cm" svg:y1="8.24cm" svg:x2="58.28cm" svg:y2="8.629cm">
          <text:p/>
        </draw:line>
        <draw:line draw:style-name="gr6" draw:text-style-name="P1" draw:layer="layout" svg:x1="58.354cm" svg:y1="8.24cm" svg:x2="58.28cm" svg:y2="8.24cm">
          <text:p/>
        </draw:line>
        <draw:line draw:style-name="gr6" draw:text-style-name="P1" draw:layer="layout" svg:x1="58.354cm" svg:y1="8.629cm" svg:x2="58.354cm" svg:y2="8.24cm">
          <text:p/>
        </draw:line>
        <draw:line draw:style-name="gr6" draw:text-style-name="P1" draw:layer="layout" svg:x1="58.28cm" svg:y1="8.629cm" svg:x2="58.354cm" svg:y2="8.629cm">
          <text:p/>
        </draw:line>
        <draw:polygon draw:style-name="gr3" draw:text-style-name="P3" draw:layer="layout" svg:width="0.076cm" svg:height="0.077cm" svg:x="58.354cm" svg:y="8.396cm" svg:viewBox="0 0 77 78" draw:points="0,0 0,78 77,78 77,0">
          <text:p/>
        </draw:polygon>
        <draw:line draw:style-name="gr6" draw:text-style-name="P1" draw:layer="layout" svg:x1="58.43cm" svg:y1="8.473cm" svg:x2="58.43cm" svg:y2="8.396cm">
          <text:p/>
        </draw:line>
        <draw:line draw:style-name="gr6" draw:text-style-name="P1" draw:layer="layout" svg:x1="58.354cm" svg:y1="8.473cm" svg:x2="58.43cm" svg:y2="8.473cm">
          <text:p/>
        </draw:line>
        <draw:line draw:style-name="gr6" draw:text-style-name="P1" draw:layer="layout" svg:x1="58.354cm" svg:y1="8.396cm" svg:x2="58.354cm" svg:y2="8.473cm">
          <text:p/>
        </draw:line>
        <draw:line draw:style-name="gr6" draw:text-style-name="P1" draw:layer="layout" svg:x1="58.43cm" svg:y1="8.396cm" svg:x2="58.354cm" svg:y2="8.396cm">
          <text:p/>
        </draw:line>
        <draw:polygon draw:style-name="gr3" draw:text-style-name="P3" draw:layer="layout" svg:width="0.411cm" svg:height="0.54cm" svg:x="58.43cm" svg:y="6.707cm" svg:viewBox="0 0 412 541" draw:points="0,0 0,541 412,541 412,0">
          <text:p/>
        </draw:polygon>
        <draw:line draw:style-name="gr6" draw:text-style-name="P1" draw:layer="layout" svg:x1="58.43cm" svg:y1="7.247cm" svg:x2="58.841cm" svg:y2="7.247cm">
          <text:p/>
        </draw:line>
        <draw:line draw:style-name="gr6" draw:text-style-name="P1" draw:layer="layout" svg:x1="58.43cm" svg:y1="6.707cm" svg:x2="58.43cm" svg:y2="7.247cm">
          <text:p/>
        </draw:line>
        <draw:line draw:style-name="gr6" draw:text-style-name="P1" draw:layer="layout" svg:x1="58.841cm" svg:y1="6.707cm" svg:x2="58.43cm" svg:y2="6.707cm">
          <text:p/>
        </draw:line>
        <draw:line draw:style-name="gr6" draw:text-style-name="P1" draw:layer="layout" svg:x1="58.841cm" svg:y1="7.247cm" svg:x2="58.841cm" svg:y2="6.707cm">
          <text:p/>
        </draw:line>
        <draw:polygon draw:style-name="gr3" draw:text-style-name="P3" draw:layer="layout" svg:width="0.074cm" svg:height="0.39cm" svg:x="58.28cm" svg:y="6.783cm" svg:viewBox="0 0 75 391" draw:points="0,0 0,391 75,391 75,0">
          <text:p/>
        </draw:polygon>
        <draw:line draw:style-name="gr6" draw:text-style-name="P1" draw:layer="layout" svg:x1="58.28cm" svg:y1="6.783cm" svg:x2="58.28cm" svg:y2="7.173cm">
          <text:p/>
        </draw:line>
        <draw:line draw:style-name="gr6" draw:text-style-name="P1" draw:layer="layout" svg:x1="58.354cm" svg:y1="6.783cm" svg:x2="58.28cm" svg:y2="6.783cm">
          <text:p/>
        </draw:line>
        <draw:line draw:style-name="gr6" draw:text-style-name="P1" draw:layer="layout" svg:x1="58.354cm" svg:y1="7.173cm" svg:x2="58.354cm" svg:y2="6.783cm">
          <text:p/>
        </draw:line>
        <draw:line draw:style-name="gr6" draw:text-style-name="P1" draw:layer="layout" svg:x1="58.28cm" svg:y1="7.173cm" svg:x2="58.354cm" svg:y2="7.173cm">
          <text:p/>
        </draw:line>
        <draw:polygon draw:style-name="gr3" draw:text-style-name="P3" draw:layer="layout" svg:width="0.076cm" svg:height="0.076cm" svg:x="58.354cm" svg:y="6.94cm" svg:viewBox="0 0 77 77" draw:points="0,0 0,77 77,77 77,0">
          <text:p/>
        </draw:polygon>
        <draw:line draw:style-name="gr6" draw:text-style-name="P1" draw:layer="layout" svg:x1="58.43cm" svg:y1="7.016cm" svg:x2="58.43cm" svg:y2="6.94cm">
          <text:p/>
        </draw:line>
        <draw:line draw:style-name="gr6" draw:text-style-name="P1" draw:layer="layout" svg:x1="58.354cm" svg:y1="7.016cm" svg:x2="58.43cm" svg:y2="7.016cm">
          <text:p/>
        </draw:line>
        <draw:line draw:style-name="gr6" draw:text-style-name="P1" draw:layer="layout" svg:x1="58.354cm" svg:y1="6.94cm" svg:x2="58.354cm" svg:y2="7.016cm">
          <text:p/>
        </draw:line>
        <draw:line draw:style-name="gr6" draw:text-style-name="P1" draw:layer="layout" svg:x1="58.43cm" svg:y1="6.94cm" svg:x2="58.354cm" svg:y2="6.94cm">
          <text:p/>
        </draw:line>
        <draw:polygon draw:style-name="gr3" draw:text-style-name="P3" draw:layer="layout" svg:width="0.411cm" svg:height="0.539cm" svg:x="58.43cm" svg:y="19.342cm" svg:viewBox="0 0 412 540" draw:points="0,0 0,540 412,540 412,0">
          <text:p/>
        </draw:polygon>
        <draw:line draw:style-name="gr6" draw:text-style-name="P1" draw:layer="layout" svg:x1="58.43cm" svg:y1="19.881cm" svg:x2="58.841cm" svg:y2="19.881cm">
          <text:p/>
        </draw:line>
        <draw:line draw:style-name="gr6" draw:text-style-name="P1" draw:layer="layout" svg:x1="58.43cm" svg:y1="19.342cm" svg:x2="58.43cm" svg:y2="19.881cm">
          <text:p/>
        </draw:line>
        <draw:line draw:style-name="gr6" draw:text-style-name="P1" draw:layer="layout" svg:x1="58.841cm" svg:y1="19.342cm" svg:x2="58.43cm" svg:y2="19.342cm">
          <text:p/>
        </draw:line>
        <draw:line draw:style-name="gr6" draw:text-style-name="P1" draw:layer="layout" svg:x1="58.841cm" svg:y1="19.881cm" svg:x2="58.841cm" svg:y2="19.342cm">
          <text:p/>
        </draw:line>
        <draw:polygon draw:style-name="gr3" draw:text-style-name="P3" draw:layer="layout" svg:width="0.074cm" svg:height="0.389cm" svg:x="58.28cm" svg:y="19.416cm" svg:viewBox="0 0 75 390" draw:points="0,0 0,390 75,390 75,0">
          <text:p/>
        </draw:polygon>
        <draw:line draw:style-name="gr6" draw:text-style-name="P1" draw:layer="layout" svg:x1="58.28cm" svg:y1="19.416cm" svg:x2="58.28cm" svg:y2="19.805cm">
          <text:p/>
        </draw:line>
        <draw:line draw:style-name="gr6" draw:text-style-name="P1" draw:layer="layout" svg:x1="58.354cm" svg:y1="19.416cm" svg:x2="58.28cm" svg:y2="19.416cm">
          <text:p/>
        </draw:line>
        <draw:line draw:style-name="gr6" draw:text-style-name="P1" draw:layer="layout" svg:x1="58.354cm" svg:y1="19.805cm" svg:x2="58.354cm" svg:y2="19.416cm">
          <text:p/>
        </draw:line>
        <draw:line draw:style-name="gr6" draw:text-style-name="P1" draw:layer="layout" svg:x1="58.28cm" svg:y1="19.805cm" svg:x2="58.354cm" svg:y2="19.805cm">
          <text:p/>
        </draw:line>
        <draw:polygon draw:style-name="gr3" draw:text-style-name="P3" draw:layer="layout" svg:width="0.076cm" svg:height="0.077cm" svg:x="58.354cm" svg:y="19.572cm" svg:viewBox="0 0 77 78" draw:points="0,0 0,78 77,78 77,0">
          <text:p/>
        </draw:polygon>
        <draw:line draw:style-name="gr6" draw:text-style-name="P1" draw:layer="layout" svg:x1="58.43cm" svg:y1="19.649cm" svg:x2="58.43cm" svg:y2="19.572cm">
          <text:p/>
        </draw:line>
        <draw:line draw:style-name="gr6" draw:text-style-name="P1" draw:layer="layout" svg:x1="58.354cm" svg:y1="19.649cm" svg:x2="58.43cm" svg:y2="19.649cm">
          <text:p/>
        </draw:line>
        <draw:line draw:style-name="gr6" draw:text-style-name="P1" draw:layer="layout" svg:x1="58.354cm" svg:y1="19.572cm" svg:x2="58.354cm" svg:y2="19.649cm">
          <text:p/>
        </draw:line>
        <draw:line draw:style-name="gr6" draw:text-style-name="P1" draw:layer="layout" svg:x1="58.43cm" svg:y1="19.572cm" svg:x2="58.354cm" svg:y2="19.572cm">
          <text:p/>
        </draw:line>
        <draw:polygon draw:style-name="gr3" draw:text-style-name="P3" draw:layer="layout" svg:width="0.54cm" svg:height="0.41cm" svg:x="57.922cm" svg:y="17.475cm" svg:viewBox="0 0 541 411" draw:points="0,0 0,411 541,411 541,0">
          <text:p/>
        </draw:polygon>
        <draw:line draw:style-name="gr6" draw:text-style-name="P1" draw:layer="layout" svg:x1="57.922cm" svg:y1="17.475cm" svg:x2="57.922cm" svg:y2="17.885cm">
          <text:p/>
        </draw:line>
        <draw:line draw:style-name="gr6" draw:text-style-name="P1" draw:layer="layout" svg:x1="58.462cm" svg:y1="17.475cm" svg:x2="57.922cm" svg:y2="17.475cm">
          <text:p/>
        </draw:line>
        <draw:line draw:style-name="gr6" draw:text-style-name="P1" draw:layer="layout" svg:x1="58.462cm" svg:y1="17.885cm" svg:x2="58.462cm" svg:y2="17.475cm">
          <text:p/>
        </draw:line>
        <draw:line draw:style-name="gr6" draw:text-style-name="P1" draw:layer="layout" svg:x1="57.922cm" svg:y1="17.885cm" svg:x2="58.462cm" svg:y2="17.885cm">
          <text:p/>
        </draw:line>
        <draw:polygon draw:style-name="gr3" draw:text-style-name="P3" draw:layer="layout" svg:width="0.39cm" svg:height="0.074cm" svg:x="57.998cm" svg:y="17.327cm" svg:viewBox="0 0 391 75" draw:points="0,0 0,75 391,75 391,0">
          <text:p/>
        </draw:polygon>
        <draw:line draw:style-name="gr6" draw:text-style-name="P1" draw:layer="layout" svg:x1="58.388cm" svg:y1="17.327cm" svg:x2="57.998cm" svg:y2="17.327cm">
          <text:p/>
        </draw:line>
        <draw:line draw:style-name="gr6" draw:text-style-name="P1" draw:layer="layout" svg:x1="58.388cm" svg:y1="17.401cm" svg:x2="58.388cm" svg:y2="17.327cm">
          <text:p/>
        </draw:line>
        <draw:line draw:style-name="gr6" draw:text-style-name="P1" draw:layer="layout" svg:x1="57.998cm" svg:y1="17.401cm" svg:x2="58.388cm" svg:y2="17.401cm">
          <text:p/>
        </draw:line>
        <draw:line draw:style-name="gr6" draw:text-style-name="P1" draw:layer="layout" svg:x1="57.998cm" svg:y1="17.327cm" svg:x2="57.998cm" svg:y2="17.401cm">
          <text:p/>
        </draw:line>
        <draw:polygon draw:style-name="gr3" draw:text-style-name="P3" draw:layer="layout" svg:width="0.076cm" svg:height="0.074cm" svg:x="58.155cm" svg:y="17.401cm" svg:viewBox="0 0 77 75" draw:points="0,0 0,75 77,75 77,0">
          <text:p/>
        </draw:polygon>
        <draw:line draw:style-name="gr6" draw:text-style-name="P1" draw:layer="layout" svg:x1="58.155cm" svg:y1="17.475cm" svg:x2="58.231cm" svg:y2="17.475cm">
          <text:p/>
        </draw:line>
        <draw:line draw:style-name="gr6" draw:text-style-name="P1" draw:layer="layout" svg:x1="58.155cm" svg:y1="17.401cm" svg:x2="58.155cm" svg:y2="17.475cm">
          <text:p/>
        </draw:line>
        <draw:line draw:style-name="gr6" draw:text-style-name="P1" draw:layer="layout" svg:x1="58.231cm" svg:y1="17.401cm" svg:x2="58.155cm" svg:y2="17.401cm">
          <text:p/>
        </draw:line>
        <draw:line draw:style-name="gr6" draw:text-style-name="P1" draw:layer="layout" svg:x1="58.231cm" svg:y1="17.475cm" svg:x2="58.231cm" svg:y2="17.401cm">
          <text:p/>
        </draw:line>
        <draw:polygon draw:style-name="gr3" draw:text-style-name="P3" draw:layer="layout" svg:width="0.41cm" svg:height="0.54cm" svg:x="10.414cm" svg:y="8.375cm" svg:viewBox="0 0 411 541" draw:points="0,0 0,541 411,541 411,0">
          <text:p/>
        </draw:polygon>
        <draw:polygon draw:style-name="gr6" draw:text-style-name="P1" draw:layer="layout" svg:width="0.41cm" svg:height="0.54cm" svg:x="10.414cm" svg:y="8.375cm" svg:viewBox="0 0 411 541" draw:points="0,541 0,0 411,0 411,541">
          <text:p/>
        </draw:polygon>
        <draw:polygon draw:style-name="gr3" draw:text-style-name="P3" draw:layer="layout" svg:width="0.076cm" svg:height="0.39cm" svg:x="10.898cm" svg:y="8.451cm" svg:viewBox="0 0 77 391" draw:points="0,0 0,391 77,391 77,0">
          <text:p/>
        </draw:polygon>
        <draw:polygon draw:style-name="gr6" draw:text-style-name="P1" draw:layer="layout" svg:width="0.076cm" svg:height="0.39cm" svg:x="10.898cm" svg:y="8.451cm" svg:viewBox="0 0 77 391" draw:points="77,391 0,391 0,0 77,0">
          <text:p/>
        </draw:polygon>
        <draw:polygon draw:style-name="gr3" draw:text-style-name="P3" draw:layer="layout" svg:width="0.074cm" svg:height="0.074cm" svg:x="10.824cm" svg:y="8.608cm" svg:viewBox="0 0 75 75" draw:points="0,0 0,75 75,75 75,0">
          <text:p/>
        </draw:polygon>
        <draw:polygon draw:style-name="gr6" draw:text-style-name="P1" draw:layer="layout" svg:width="0.074cm" svg:height="0.074cm" svg:x="10.824cm" svg:y="8.608cm" svg:viewBox="0 0 75 75" draw:points="0,0 75,0 75,75 0,75">
          <text:p/>
        </draw:polygon>
        <draw:polygon draw:style-name="gr3" draw:text-style-name="P3" draw:layer="layout" svg:width="0.41cm" svg:height="0.542cm" svg:x="10.414cm" svg:y="6.87cm" svg:viewBox="0 0 411 543" draw:points="0,0 0,543 411,543 411,0">
          <text:p/>
        </draw:polygon>
        <draw:polygon draw:style-name="gr6" draw:text-style-name="P1" draw:layer="layout" svg:width="0.41cm" svg:height="0.542cm" svg:x="10.414cm" svg:y="6.87cm" svg:viewBox="0 0 411 543" draw:points="0,543 0,0 411,0 411,543">
          <text:p/>
        </draw:polygon>
        <draw:polygon draw:style-name="gr3" draw:text-style-name="P3" draw:layer="layout" svg:width="0.076cm" svg:height="0.39cm" svg:x="10.898cm" svg:y="6.946cm" svg:viewBox="0 0 77 391" draw:points="0,0 0,391 77,391 77,0">
          <text:p/>
        </draw:polygon>
        <draw:polygon draw:style-name="gr6" draw:text-style-name="P1" draw:layer="layout" svg:width="0.076cm" svg:height="0.39cm" svg:x="10.898cm" svg:y="6.946cm" svg:viewBox="0 0 77 391" draw:points="77,391 0,391 0,0 77,0">
          <text:p/>
        </draw:polygon>
        <draw:polygon draw:style-name="gr3" draw:text-style-name="P3" draw:layer="layout" svg:width="0.074cm" svg:height="0.076cm" svg:x="10.824cm" svg:y="7.103cm" svg:viewBox="0 0 75 77" draw:points="0,0 0,77 75,77 75,0">
          <text:p/>
        </draw:polygon>
        <draw:polygon draw:style-name="gr6" draw:text-style-name="P1" draw:layer="layout" svg:width="0.074cm" svg:height="0.076cm" svg:x="10.824cm" svg:y="7.103cm" svg:viewBox="0 0 75 77" draw:points="0,0 75,0 75,77 0,77">
          <text:p/>
        </draw:polygon>
        <draw:polygon draw:style-name="gr3" draw:text-style-name="P3" draw:layer="layout" svg:width="0.41cm" svg:height="0.54cm" svg:x="12.954cm" svg:y="8.375cm" svg:viewBox="0 0 411 541" draw:points="0,0 0,541 411,541 411,0">
          <text:p/>
        </draw:polygon>
        <draw:polygon draw:style-name="gr6" draw:text-style-name="P1" draw:layer="layout" svg:width="0.41cm" svg:height="0.54cm" svg:x="12.954cm" svg:y="8.375cm" svg:viewBox="0 0 411 541" draw:points="0,541 0,0 411,0 411,541">
          <text:p/>
        </draw:polygon>
        <draw:polygon draw:style-name="gr3" draw:text-style-name="P3" draw:layer="layout" svg:width="0.076cm" svg:height="0.39cm" svg:x="13.438cm" svg:y="8.451cm" svg:viewBox="0 0 77 391" draw:points="0,0 0,391 77,391 77,0">
          <text:p/>
        </draw:polygon>
        <draw:polygon draw:style-name="gr6" draw:text-style-name="P1" draw:layer="layout" svg:width="0.076cm" svg:height="0.39cm" svg:x="13.438cm" svg:y="8.451cm" svg:viewBox="0 0 77 391" draw:points="77,391 0,391 0,0 77,0">
          <text:p/>
        </draw:polygon>
        <draw:polygon draw:style-name="gr3" draw:text-style-name="P3" draw:layer="layout" svg:width="0.074cm" svg:height="0.074cm" svg:x="13.364cm" svg:y="8.608cm" svg:viewBox="0 0 75 75" draw:points="0,0 0,75 75,75 75,0">
          <text:p/>
        </draw:polygon>
        <draw:polygon draw:style-name="gr6" draw:text-style-name="P1" draw:layer="layout" svg:width="0.074cm" svg:height="0.074cm" svg:x="13.364cm" svg:y="8.608cm" svg:viewBox="0 0 75 75" draw:points="0,0 75,0 75,75 0,75">
          <text:p/>
        </draw:polygon>
        <draw:polygon draw:style-name="gr3" draw:text-style-name="P3" draw:layer="layout" svg:width="0.41cm" svg:height="0.54cm" svg:x="12.954cm" svg:y="6.976cm" svg:viewBox="0 0 411 541" draw:points="0,0 0,541 411,541 411,0">
          <text:p/>
        </draw:polygon>
        <draw:polygon draw:style-name="gr6" draw:text-style-name="P1" draw:layer="layout" svg:width="0.41cm" svg:height="0.54cm" svg:x="12.954cm" svg:y="6.976cm" svg:viewBox="0 0 411 541" draw:points="0,541 0,0 411,0 411,541">
          <text:p/>
        </draw:polygon>
        <draw:polygon draw:style-name="gr3" draw:text-style-name="P3" draw:layer="layout" svg:width="0.076cm" svg:height="0.392cm" svg:x="13.438cm" svg:y="7.05cm" svg:viewBox="0 0 77 393" draw:points="0,0 0,393 77,393 77,0">
          <text:p/>
        </draw:polygon>
        <draw:polygon draw:style-name="gr6" draw:text-style-name="P1" draw:layer="layout" svg:width="0.076cm" svg:height="0.392cm" svg:x="13.438cm" svg:y="7.05cm" svg:viewBox="0 0 77 393" draw:points="77,393 0,393 0,0 77,0">
          <text:p/>
        </draw:polygon>
        <draw:polygon draw:style-name="gr3" draw:text-style-name="P3" draw:layer="layout" svg:width="0.074cm" svg:height="0.074cm" svg:x="13.364cm" svg:y="7.209cm" svg:viewBox="0 0 75 75" draw:points="0,0 0,75 75,75 75,0">
          <text:p/>
        </draw:polygon>
        <draw:polygon draw:style-name="gr6" draw:text-style-name="P1" draw:layer="layout" svg:width="0.074cm" svg:height="0.074cm" svg:x="13.364cm" svg:y="7.209cm" svg:viewBox="0 0 75 75" draw:points="0,0 75,0 75,75 0,75">
          <text:p/>
        </draw:polygon>
        <draw:polygon draw:style-name="gr3" draw:text-style-name="P3" draw:layer="layout" svg:width="0.411cm" svg:height="0.54cm" svg:x="8.172cm" svg:y="6.908cm" svg:viewBox="0 0 412 541" draw:points="0,0 0,541 412,541 412,0">
          <text:p/>
        </draw:polygon>
        <draw:polygon draw:style-name="gr6" draw:text-style-name="P1" draw:layer="layout" svg:width="0.411cm" svg:height="0.54cm" svg:x="8.172cm" svg:y="6.908cm" svg:viewBox="0 0 412 541" draw:points="412,0 412,541 0,541 0,0">
          <text:p/>
        </draw:polygon>
        <draw:polygon draw:style-name="gr3" draw:text-style-name="P3" draw:layer="layout" svg:width="0.074cm" svg:height="0.39cm" svg:x="8.024cm" svg:y="6.982cm" svg:viewBox="0 0 75 391" draw:points="0,0 0,391 75,391 75,0">
          <text:p/>
        </draw:polygon>
        <draw:polygon draw:style-name="gr6" draw:text-style-name="P1" draw:layer="layout" svg:width="0.074cm" svg:height="0.39cm" svg:x="8.024cm" svg:y="6.982cm" svg:viewBox="0 0 75 391" draw:points="0,0 75,0 75,391 0,391">
          <text:p/>
        </draw:polygon>
        <draw:polygon draw:style-name="gr3" draw:text-style-name="P3" draw:layer="layout" svg:width="0.074cm" svg:height="0.076cm" svg:x="8.098cm" svg:y="7.139cm" svg:viewBox="0 0 75 77" draw:points="0,0 0,77 75,77 75,0">
          <text:p/>
        </draw:polygon>
        <draw:polygon draw:style-name="gr6" draw:text-style-name="P1" draw:layer="layout" svg:width="0.074cm" svg:height="0.076cm" svg:x="8.098cm" svg:y="7.139cm" svg:viewBox="0 0 75 77" draw:points="75,77 0,77 0,0 75,0">
          <text:p/>
        </draw:polygon>
        <draw:polygon draw:style-name="gr3" draw:text-style-name="P3" draw:layer="layout" svg:width="0.411cm" svg:height="0.54cm" svg:x="8.172cm" svg:y="8.392cm" svg:viewBox="0 0 412 541" draw:points="0,0 0,541 412,541 412,0">
          <text:p/>
        </draw:polygon>
        <draw:polygon draw:style-name="gr6" draw:text-style-name="P1" draw:layer="layout" svg:width="0.411cm" svg:height="0.54cm" svg:x="8.172cm" svg:y="8.392cm" svg:viewBox="0 0 412 541" draw:points="412,0 412,541 0,541 0,0">
          <text:p/>
        </draw:polygon>
        <draw:polygon draw:style-name="gr3" draw:text-style-name="P3" draw:layer="layout" svg:width="0.074cm" svg:height="0.39cm" svg:x="8.024cm" svg:y="8.466cm" svg:viewBox="0 0 75 391" draw:points="0,0 0,391 75,391 75,0">
          <text:p/>
        </draw:polygon>
        <draw:polygon draw:style-name="gr6" draw:text-style-name="P1" draw:layer="layout" svg:width="0.074cm" svg:height="0.39cm" svg:x="8.024cm" svg:y="8.466cm" svg:viewBox="0 0 75 391" draw:points="0,0 75,0 75,391 0,391">
          <text:p/>
        </draw:polygon>
        <draw:polygon draw:style-name="gr3" draw:text-style-name="P3" draw:layer="layout" svg:width="0.074cm" svg:height="0.074cm" svg:x="8.098cm" svg:y="8.625cm" svg:viewBox="0 0 75 75" draw:points="0,0 0,75 75,75 75,0">
          <text:p/>
        </draw:polygon>
        <draw:polygon draw:style-name="gr6" draw:text-style-name="P1" draw:layer="layout" svg:width="0.074cm" svg:height="0.074cm" svg:x="8.098cm" svg:y="8.625cm" svg:viewBox="0 0 75 75" draw:points="75,75 0,75 0,0 75,0">
          <text:p/>
        </draw:polygon>
        <draw:polygon draw:style-name="gr3" draw:text-style-name="P3" draw:layer="layout" svg:width="0.54cm" svg:height="0.41cm" svg:x="12.64cm" svg:y="12.249cm" svg:viewBox="0 0 541 411" draw:points="0,0 0,411 541,411 541,0">
          <text:p/>
        </draw:polygon>
        <draw:polygon draw:style-name="gr6" draw:text-style-name="P1" draw:layer="layout" svg:width="0.54cm" svg:height="0.41cm" svg:x="12.64cm" svg:y="12.249cm" svg:viewBox="0 0 541 411" draw:points="0,0 541,0 541,411 0,411">
          <text:p/>
        </draw:polygon>
        <draw:polygon draw:style-name="gr3" draw:text-style-name="P3" draw:layer="layout" svg:width="0.39cm" svg:height="0.077cm" svg:x="12.716cm" svg:y="12.733cm" svg:viewBox="0 0 391 78" draw:points="0,0 0,78 391,78 391,0">
          <text:p/>
        </draw:polygon>
        <draw:polygon draw:style-name="gr6" draw:text-style-name="P1" draw:layer="layout" svg:width="0.39cm" svg:height="0.077cm" svg:x="12.716cm" svg:y="12.733cm" svg:viewBox="0 0 391 78" draw:points="0,78 0,0 391,0 391,78">
          <text:p/>
        </draw:polygon>
        <draw:polygon draw:style-name="gr3" draw:text-style-name="P3" draw:layer="layout" svg:width="0.076cm" svg:height="0.074cm" svg:x="12.873cm" svg:y="12.659cm" svg:viewBox="0 0 77 75" draw:points="0,0 0,75 77,75 77,0">
          <text:p/>
        </draw:polygon>
        <draw:polygon draw:style-name="gr6" draw:text-style-name="P1" draw:layer="layout" svg:width="0.076cm" svg:height="0.074cm" svg:x="12.873cm" svg:y="12.659cm" svg:viewBox="0 0 77 75" draw:points="77,0 77,75 0,75 0,0">
          <text:p/>
        </draw:polygon>
        <draw:polygon draw:style-name="gr3" draw:text-style-name="P3" draw:layer="layout" svg:width="0.54cm" svg:height="0.41cm" svg:x="12.803cm" svg:y="13.502cm" svg:viewBox="0 0 541 411" draw:points="0,0 0,411 541,411 541,0">
          <text:p/>
        </draw:polygon>
        <draw:line draw:style-name="gr6" draw:text-style-name="P1" draw:layer="layout" svg:x1="12.803cm" svg:y1="13.502cm" svg:x2="12.803cm" svg:y2="13.912cm">
          <text:p/>
        </draw:line>
        <draw:line draw:style-name="gr6" draw:text-style-name="P1" draw:layer="layout" svg:x1="13.343cm" svg:y1="13.502cm" svg:x2="12.803cm" svg:y2="13.502cm">
          <text:p/>
        </draw:line>
        <draw:line draw:style-name="gr6" draw:text-style-name="P1" draw:layer="layout" svg:x1="13.343cm" svg:y1="13.912cm" svg:x2="13.343cm" svg:y2="13.502cm">
          <text:p/>
        </draw:line>
        <draw:line draw:style-name="gr6" draw:text-style-name="P1" draw:layer="layout" svg:x1="12.803cm" svg:y1="13.912cm" svg:x2="13.343cm" svg:y2="13.912cm">
          <text:p/>
        </draw:line>
        <draw:polygon draw:style-name="gr3" draw:text-style-name="P3" draw:layer="layout" svg:width="0.392cm" svg:height="0.075cm" svg:x="12.877cm" svg:y="13.351cm" svg:viewBox="0 0 393 76" draw:points="0,0 0,76 393,76 393,0">
          <text:p/>
        </draw:polygon>
        <draw:line draw:style-name="gr6" draw:text-style-name="P1" draw:layer="layout" svg:x1="13.269cm" svg:y1="13.351cm" svg:x2="12.877cm" svg:y2="13.351cm">
          <text:p/>
        </draw:line>
        <draw:line draw:style-name="gr6" draw:text-style-name="P1" draw:layer="layout" svg:x1="13.269cm" svg:y1="13.426cm" svg:x2="13.269cm" svg:y2="13.351cm">
          <text:p/>
        </draw:line>
        <draw:line draw:style-name="gr6" draw:text-style-name="P1" draw:layer="layout" svg:x1="12.877cm" svg:y1="13.426cm" svg:x2="13.269cm" svg:y2="13.426cm">
          <text:p/>
        </draw:line>
        <draw:line draw:style-name="gr6" draw:text-style-name="P1" draw:layer="layout" svg:x1="12.877cm" svg:y1="13.351cm" svg:x2="12.877cm" svg:y2="13.426cm">
          <text:p/>
        </draw:line>
        <draw:polygon draw:style-name="gr3" draw:text-style-name="P3" draw:layer="layout" svg:width="0.074cm" svg:height="0.076cm" svg:x="13.036cm" svg:y="13.426cm" svg:viewBox="0 0 75 77" draw:points="0,0 0,77 75,77 75,0">
          <text:p/>
        </draw:polygon>
        <draw:line draw:style-name="gr6" draw:text-style-name="P1" draw:layer="layout" svg:x1="13.036cm" svg:y1="13.502cm" svg:x2="13.11cm" svg:y2="13.502cm">
          <text:p/>
        </draw:line>
        <draw:line draw:style-name="gr6" draw:text-style-name="P1" draw:layer="layout" svg:x1="13.036cm" svg:y1="13.426cm" svg:x2="13.036cm" svg:y2="13.502cm">
          <text:p/>
        </draw:line>
        <draw:line draw:style-name="gr6" draw:text-style-name="P1" draw:layer="layout" svg:x1="13.11cm" svg:y1="13.426cm" svg:x2="13.036cm" svg:y2="13.426cm">
          <text:p/>
        </draw:line>
        <draw:line draw:style-name="gr6" draw:text-style-name="P1" draw:layer="layout" svg:x1="13.11cm" svg:y1="13.502cm" svg:x2="13.11cm" svg:y2="13.426cm">
          <text:p/>
        </draw:line>
        <draw:polygon draw:style-name="gr3" draw:text-style-name="P3" draw:layer="layout" svg:width="0.451cm" svg:height="0.451cm" svg:x="22.675cm" svg:y="8.085cm" svg:viewBox="0 0 452 452" draw:points="0,0 0,452 452,452 452,0">
          <text:p/>
        </draw:polygon>
        <draw:line draw:style-name="gr6" draw:text-style-name="P1" draw:layer="layout" svg:x1="23.126cm" svg:y1="8.536cm" svg:x2="23.126cm" svg:y2="8.085cm">
          <text:p/>
        </draw:line>
        <draw:line draw:style-name="gr6" draw:text-style-name="P1" draw:layer="layout" svg:x1="22.675cm" svg:y1="8.536cm" svg:x2="23.126cm" svg:y2="8.536cm">
          <text:p/>
        </draw:line>
        <draw:line draw:style-name="gr6" draw:text-style-name="P1" draw:layer="layout" svg:x1="22.675cm" svg:y1="8.085cm" svg:x2="22.675cm" svg:y2="8.536cm">
          <text:p/>
        </draw:line>
        <draw:line draw:style-name="gr6" draw:text-style-name="P1" draw:layer="layout" svg:x1="23.126cm" svg:y1="8.085cm" svg:x2="22.675cm" svg:y2="8.085cm">
          <text:p/>
        </draw:line>
        <draw:line draw:style-name="gr6" draw:text-style-name="P1" draw:layer="layout" svg:x1="23.126cm" svg:y1="8.485cm" svg:x2="22.675cm" svg:y2="8.485cm">
          <text:p/>
        </draw:line>
        <draw:polygon draw:style-name="gr3" draw:text-style-name="P3" draw:layer="layout" svg:width="0.599cm" svg:height="0.601cm" svg:x="19.875cm" svg:y="7.929cm" svg:viewBox="0 0 600 602" draw:points="600,195 194,0 0,407 407,602">
          <text:p/>
        </draw:polygon>
        <draw:line draw:style-name="gr6" draw:text-style-name="P1" draw:layer="layout" svg:x1="20.281cm" svg:y1="8.531cm" svg:x2="20.475cm" svg:y2="8.123cm">
          <text:p/>
        </draw:line>
        <draw:line draw:style-name="gr6" draw:text-style-name="P1" draw:layer="layout" svg:x1="19.875cm" svg:y1="8.335cm" svg:x2="20.282cm" svg:y2="8.531cm">
          <text:p/>
        </draw:line>
        <draw:line draw:style-name="gr6" draw:text-style-name="P1" draw:layer="layout" svg:x1="20.069cm" svg:y1="7.929cm" svg:x2="19.875cm" svg:y2="8.336cm">
          <text:p/>
        </draw:line>
        <draw:line draw:style-name="gr6" draw:text-style-name="P1" draw:layer="layout" svg:x1="20.475cm" svg:y1="8.124cm" svg:x2="20.068cm" svg:y2="7.929cm">
          <text:p/>
        </draw:line>
        <draw:line draw:style-name="gr6" draw:text-style-name="P1" draw:layer="layout" svg:x1="20.304cm" svg:y1="8.484cm" svg:x2="19.896cm" svg:y2="8.29cm">
          <text:p/>
        </draw:line>
        <draw:polygon draw:style-name="gr3" draw:text-style-name="P3" draw:layer="layout" svg:width="0.411cm" svg:height="0.54cm" svg:x="29.652cm" svg:y="8.356cm" svg:viewBox="0 0 412 541" draw:points="0,0 0,541 412,541 412,0">
          <text:p/>
        </draw:polygon>
        <draw:polygon draw:style-name="gr6" draw:text-style-name="P1" draw:layer="layout" svg:width="0.411cm" svg:height="0.54cm" svg:x="29.652cm" svg:y="8.356cm" svg:viewBox="0 0 412 541" draw:points="0,541 0,0 412,0 412,541">
          <text:p/>
        </draw:polygon>
        <draw:polygon draw:style-name="gr3" draw:text-style-name="P3" draw:layer="layout" svg:width="0.076cm" svg:height="0.39cm" svg:x="30.137cm" svg:y="8.432cm" svg:viewBox="0 0 77 391" draw:points="0,0 0,391 77,391 77,0">
          <text:p/>
        </draw:polygon>
        <draw:polygon draw:style-name="gr6" draw:text-style-name="P1" draw:layer="layout" svg:width="0.076cm" svg:height="0.39cm" svg:x="30.137cm" svg:y="8.432cm" svg:viewBox="0 0 77 391" draw:points="77,391 0,391 0,0 77,0">
          <text:p/>
        </draw:polygon>
        <draw:polygon draw:style-name="gr3" draw:text-style-name="P3" draw:layer="layout" svg:width="0.074cm" svg:height="0.074cm" svg:x="30.063cm" svg:y="8.589cm" svg:viewBox="0 0 75 75" draw:points="0,0 0,75 75,75 75,0">
          <text:p/>
        </draw:polygon>
        <draw:polygon draw:style-name="gr6" draw:text-style-name="P1" draw:layer="layout" svg:width="0.074cm" svg:height="0.074cm" svg:x="30.063cm" svg:y="8.589cm" svg:viewBox="0 0 75 75" draw:points="0,0 75,0 75,75 0,75">
          <text:p/>
        </draw:polygon>
        <draw:polygon draw:style-name="gr3" draw:text-style-name="P3" draw:layer="layout" svg:width="0.411cm" svg:height="0.54cm" svg:x="29.652cm" svg:y="6.927cm" svg:viewBox="0 0 412 541" draw:points="0,0 0,541 412,541 412,0">
          <text:p/>
        </draw:polygon>
        <draw:polygon draw:style-name="gr6" draw:text-style-name="P1" draw:layer="layout" svg:width="0.411cm" svg:height="0.54cm" svg:x="29.652cm" svg:y="6.927cm" svg:viewBox="0 0 412 541" draw:points="0,541 0,0 412,0 412,541">
          <text:p/>
        </draw:polygon>
        <draw:polygon draw:style-name="gr3" draw:text-style-name="P3" draw:layer="layout" svg:width="0.076cm" svg:height="0.39cm" svg:x="30.137cm" svg:y="7.001cm" svg:viewBox="0 0 77 391" draw:points="0,0 0,391 77,391 77,0">
          <text:p/>
        </draw:polygon>
        <draw:polygon draw:style-name="gr6" draw:text-style-name="P1" draw:layer="layout" svg:width="0.076cm" svg:height="0.39cm" svg:x="30.137cm" svg:y="7.001cm" svg:viewBox="0 0 77 391" draw:points="77,391 0,391 0,0 77,0">
          <text:p/>
        </draw:polygon>
        <draw:polygon draw:style-name="gr3" draw:text-style-name="P3" draw:layer="layout" svg:width="0.074cm" svg:height="0.074cm" svg:x="30.063cm" svg:y="7.16cm" svg:viewBox="0 0 75 75" draw:points="0,0 0,75 75,75 75,0">
          <text:p/>
        </draw:polygon>
        <draw:polygon draw:style-name="gr6" draw:text-style-name="P1" draw:layer="layout" svg:width="0.074cm" svg:height="0.074cm" svg:x="30.063cm" svg:y="7.16cm" svg:viewBox="0 0 75 75" draw:points="0,0 75,0 75,75 0,75">
          <text:p/>
        </draw:polygon>
        <draw:polygon draw:style-name="gr3" draw:text-style-name="P3" draw:layer="layout" svg:width="0.408cm" svg:height="0.54cm" svg:x="33.202cm" svg:y="8.356cm" svg:viewBox="0 0 409 541" draw:points="0,0 0,541 409,541 409,0">
          <text:p/>
        </draw:polygon>
        <draw:polygon draw:style-name="gr6" draw:text-style-name="P1" draw:layer="layout" svg:width="0.408cm" svg:height="0.54cm" svg:x="33.202cm" svg:y="8.356cm" svg:viewBox="0 0 409 541" draw:points="0,541 0,0 409,0 409,541">
          <text:p/>
        </draw:polygon>
        <draw:polygon draw:style-name="gr3" draw:text-style-name="P3" draw:layer="layout" svg:width="0.074cm" svg:height="0.39cm" svg:x="33.686cm" svg:y="8.432cm" svg:viewBox="0 0 75 391" draw:points="0,0 0,391 75,391 75,0">
          <text:p/>
        </draw:polygon>
        <draw:polygon draw:style-name="gr6" draw:text-style-name="P1" draw:layer="layout" svg:width="0.074cm" svg:height="0.39cm" svg:x="33.686cm" svg:y="8.432cm" svg:viewBox="0 0 75 391" draw:points="75,391 0,391 0,0 75,0">
          <text:p/>
        </draw:polygon>
        <draw:polygon draw:style-name="gr3" draw:text-style-name="P3" draw:layer="layout" svg:width="0.076cm" svg:height="0.074cm" svg:x="33.61cm" svg:y="8.589cm" svg:viewBox="0 0 77 75" draw:points="0,0 0,75 77,75 77,0">
          <text:p/>
        </draw:polygon>
        <draw:polygon draw:style-name="gr6" draw:text-style-name="P1" draw:layer="layout" svg:width="0.076cm" svg:height="0.074cm" svg:x="33.61cm" svg:y="8.589cm" svg:viewBox="0 0 77 75" draw:points="0,0 77,0 77,75 0,75">
          <text:p/>
        </draw:polygon>
        <draw:polygon draw:style-name="gr3" draw:text-style-name="P3" draw:layer="layout" svg:width="0.408cm" svg:height="0.54cm" svg:x="33.202cm" svg:y="6.927cm" svg:viewBox="0 0 409 541" draw:points="0,0 0,541 409,541 409,0">
          <text:p/>
        </draw:polygon>
        <draw:polygon draw:style-name="gr6" draw:text-style-name="P1" draw:layer="layout" svg:width="0.408cm" svg:height="0.54cm" svg:x="33.202cm" svg:y="6.927cm" svg:viewBox="0 0 409 541" draw:points="0,541 0,0 409,0 409,541">
          <text:p/>
        </draw:polygon>
        <draw:polygon draw:style-name="gr3" draw:text-style-name="P3" draw:layer="layout" svg:width="0.074cm" svg:height="0.39cm" svg:x="33.686cm" svg:y="7.001cm" svg:viewBox="0 0 75 391" draw:points="0,0 0,391 75,391 75,0">
          <text:p/>
        </draw:polygon>
        <draw:polygon draw:style-name="gr6" draw:text-style-name="P1" draw:layer="layout" svg:width="0.074cm" svg:height="0.39cm" svg:x="33.686cm" svg:y="7.001cm" svg:viewBox="0 0 75 391" draw:points="75,391 0,391 0,0 75,0">
          <text:p/>
        </draw:polygon>
        <draw:polygon draw:style-name="gr3" draw:text-style-name="P3" draw:layer="layout" svg:width="0.076cm" svg:height="0.074cm" svg:x="33.61cm" svg:y="7.16cm" svg:viewBox="0 0 77 75" draw:points="0,0 0,75 77,75 77,0">
          <text:p/>
        </draw:polygon>
        <draw:polygon draw:style-name="gr6" draw:text-style-name="P1" draw:layer="layout" svg:width="0.076cm" svg:height="0.074cm" svg:x="33.61cm" svg:y="7.16cm" svg:viewBox="0 0 77 75" draw:points="0,0 77,0 77,75 0,75">
          <text:p/>
        </draw:polygon>
        <draw:polygon draw:style-name="gr3" draw:text-style-name="P3" draw:layer="layout" svg:width="0.411cm" svg:height="0.54cm" svg:x="30.96cm" svg:y="8.356cm" svg:viewBox="0 0 412 541" draw:points="0,0 0,541 412,541 412,0">
          <text:p/>
        </draw:polygon>
        <draw:line draw:style-name="gr6" draw:text-style-name="P1" draw:layer="layout" svg:x1="30.96cm" svg:y1="8.896cm" svg:x2="31.371cm" svg:y2="8.896cm">
          <text:p/>
        </draw:line>
        <draw:line draw:style-name="gr6" draw:text-style-name="P1" draw:layer="layout" svg:x1="30.96cm" svg:y1="8.356cm" svg:x2="30.96cm" svg:y2="8.896cm">
          <text:p/>
        </draw:line>
        <draw:line draw:style-name="gr6" draw:text-style-name="P1" draw:layer="layout" svg:x1="31.371cm" svg:y1="8.356cm" svg:x2="30.96cm" svg:y2="8.356cm">
          <text:p/>
        </draw:line>
        <draw:line draw:style-name="gr6" draw:text-style-name="P1" draw:layer="layout" svg:x1="31.371cm" svg:y1="8.896cm" svg:x2="31.371cm" svg:y2="8.356cm">
          <text:p/>
        </draw:line>
        <draw:polygon draw:style-name="gr3" draw:text-style-name="P3" draw:layer="layout" svg:width="0.076cm" svg:height="0.39cm" svg:x="30.81cm" svg:y="8.432cm" svg:viewBox="0 0 77 391" draw:points="0,0 0,391 77,391 77,0">
          <text:p/>
        </draw:polygon>
        <draw:line draw:style-name="gr6" draw:text-style-name="P1" draw:layer="layout" svg:x1="30.81cm" svg:y1="8.432cm" svg:x2="30.81cm" svg:y2="8.822cm">
          <text:p/>
        </draw:line>
        <draw:line draw:style-name="gr6" draw:text-style-name="P1" draw:layer="layout" svg:x1="30.886cm" svg:y1="8.432cm" svg:x2="30.81cm" svg:y2="8.432cm">
          <text:p/>
        </draw:line>
        <draw:line draw:style-name="gr6" draw:text-style-name="P1" draw:layer="layout" svg:x1="30.886cm" svg:y1="8.822cm" svg:x2="30.886cm" svg:y2="8.432cm">
          <text:p/>
        </draw:line>
        <draw:line draw:style-name="gr6" draw:text-style-name="P1" draw:layer="layout" svg:x1="30.81cm" svg:y1="8.822cm" svg:x2="30.886cm" svg:y2="8.822cm">
          <text:p/>
        </draw:line>
        <draw:polygon draw:style-name="gr3" draw:text-style-name="P3" draw:layer="layout" svg:width="0.074cm" svg:height="0.074cm" svg:x="30.886cm" svg:y="8.589cm" svg:viewBox="0 0 75 75" draw:points="0,0 0,75 75,75 75,0">
          <text:p/>
        </draw:polygon>
        <draw:line draw:style-name="gr6" draw:text-style-name="P1" draw:layer="layout" svg:x1="30.96cm" svg:y1="8.663cm" svg:x2="30.96cm" svg:y2="8.589cm">
          <text:p/>
        </draw:line>
        <draw:line draw:style-name="gr6" draw:text-style-name="P1" draw:layer="layout" svg:x1="30.886cm" svg:y1="8.663cm" svg:x2="30.96cm" svg:y2="8.663cm">
          <text:p/>
        </draw:line>
        <draw:line draw:style-name="gr6" draw:text-style-name="P1" draw:layer="layout" svg:x1="30.886cm" svg:y1="8.589cm" svg:x2="30.886cm" svg:y2="8.663cm">
          <text:p/>
        </draw:line>
        <draw:line draw:style-name="gr6" draw:text-style-name="P1" draw:layer="layout" svg:x1="30.96cm" svg:y1="8.589cm" svg:x2="30.886cm" svg:y2="8.589cm">
          <text:p/>
        </draw:line>
        <draw:polygon draw:style-name="gr3" draw:text-style-name="P3" draw:layer="layout" svg:width="0.411cm" svg:height="0.54cm" svg:x="30.96cm" svg:y="6.927cm" svg:viewBox="0 0 412 541" draw:points="0,0 0,541 412,541 412,0">
          <text:p/>
        </draw:polygon>
        <draw:line draw:style-name="gr6" draw:text-style-name="P1" draw:layer="layout" svg:x1="30.96cm" svg:y1="7.467cm" svg:x2="31.371cm" svg:y2="7.467cm">
          <text:p/>
        </draw:line>
        <draw:line draw:style-name="gr6" draw:text-style-name="P1" draw:layer="layout" svg:x1="30.96cm" svg:y1="6.927cm" svg:x2="30.96cm" svg:y2="7.467cm">
          <text:p/>
        </draw:line>
        <draw:line draw:style-name="gr6" draw:text-style-name="P1" draw:layer="layout" svg:x1="31.371cm" svg:y1="6.927cm" svg:x2="30.96cm" svg:y2="6.927cm">
          <text:p/>
        </draw:line>
        <draw:line draw:style-name="gr6" draw:text-style-name="P1" draw:layer="layout" svg:x1="31.371cm" svg:y1="7.467cm" svg:x2="31.371cm" svg:y2="6.927cm">
          <text:p/>
        </draw:line>
        <draw:polygon draw:style-name="gr3" draw:text-style-name="P3" draw:layer="layout" svg:width="0.076cm" svg:height="0.39cm" svg:x="30.81cm" svg:y="7.001cm" svg:viewBox="0 0 77 391" draw:points="0,0 0,391 77,391 77,0">
          <text:p/>
        </draw:polygon>
        <draw:line draw:style-name="gr6" draw:text-style-name="P1" draw:layer="layout" svg:x1="30.81cm" svg:y1="7.001cm" svg:x2="30.81cm" svg:y2="7.391cm">
          <text:p/>
        </draw:line>
        <draw:line draw:style-name="gr6" draw:text-style-name="P1" draw:layer="layout" svg:x1="30.886cm" svg:y1="7.001cm" svg:x2="30.81cm" svg:y2="7.001cm">
          <text:p/>
        </draw:line>
        <draw:line draw:style-name="gr6" draw:text-style-name="P1" draw:layer="layout" svg:x1="30.886cm" svg:y1="7.391cm" svg:x2="30.886cm" svg:y2="7.001cm">
          <text:p/>
        </draw:line>
        <draw:line draw:style-name="gr6" draw:text-style-name="P1" draw:layer="layout" svg:x1="30.81cm" svg:y1="7.391cm" svg:x2="30.886cm" svg:y2="7.391cm">
          <text:p/>
        </draw:line>
        <draw:polygon draw:style-name="gr3" draw:text-style-name="P3" draw:layer="layout" svg:width="0.074cm" svg:height="0.074cm" svg:x="30.886cm" svg:y="7.16cm" svg:viewBox="0 0 75 75" draw:points="0,0 0,75 75,75 75,0">
          <text:p/>
        </draw:polygon>
        <draw:line draw:style-name="gr6" draw:text-style-name="P1" draw:layer="layout" svg:x1="30.96cm" svg:y1="7.234cm" svg:x2="30.96cm" svg:y2="7.16cm">
          <text:p/>
        </draw:line>
        <draw:line draw:style-name="gr6" draw:text-style-name="P1" draw:layer="layout" svg:x1="30.886cm" svg:y1="7.234cm" svg:x2="30.96cm" svg:y2="7.234cm">
          <text:p/>
        </draw:line>
        <draw:line draw:style-name="gr6" draw:text-style-name="P1" draw:layer="layout" svg:x1="30.886cm" svg:y1="7.16cm" svg:x2="30.886cm" svg:y2="7.234cm">
          <text:p/>
        </draw:line>
        <draw:line draw:style-name="gr6" draw:text-style-name="P1" draw:layer="layout" svg:x1="30.96cm" svg:y1="7.16cm" svg:x2="30.886cm" svg:y2="7.16cm">
          <text:p/>
        </draw:line>
        <draw:polygon draw:style-name="gr3" draw:text-style-name="P3" draw:layer="layout" svg:width="0.41cm" svg:height="0.54cm" svg:x="34.402cm" svg:y="8.356cm" svg:viewBox="0 0 411 541" draw:points="0,0 0,541 411,541 411,0">
          <text:p/>
        </draw:polygon>
        <draw:line draw:style-name="gr6" draw:text-style-name="P1" draw:layer="layout" svg:x1="34.402cm" svg:y1="8.896cm" svg:x2="34.812cm" svg:y2="8.896cm">
          <text:p/>
        </draw:line>
        <draw:line draw:style-name="gr6" draw:text-style-name="P1" draw:layer="layout" svg:x1="34.402cm" svg:y1="8.356cm" svg:x2="34.402cm" svg:y2="8.896cm">
          <text:p/>
        </draw:line>
        <draw:line draw:style-name="gr6" draw:text-style-name="P1" draw:layer="layout" svg:x1="34.812cm" svg:y1="8.356cm" svg:x2="34.402cm" svg:y2="8.356cm">
          <text:p/>
        </draw:line>
        <draw:line draw:style-name="gr6" draw:text-style-name="P1" draw:layer="layout" svg:x1="34.812cm" svg:y1="8.896cm" svg:x2="34.812cm" svg:y2="8.356cm">
          <text:p/>
        </draw:line>
        <draw:polygon draw:style-name="gr3" draw:text-style-name="P3" draw:layer="layout" svg:width="0.074cm" svg:height="0.39cm" svg:x="34.254cm" svg:y="8.432cm" svg:viewBox="0 0 75 391" draw:points="0,0 0,391 75,391 75,0">
          <text:p/>
        </draw:polygon>
        <draw:line draw:style-name="gr6" draw:text-style-name="P1" draw:layer="layout" svg:x1="34.254cm" svg:y1="8.432cm" svg:x2="34.254cm" svg:y2="8.822cm">
          <text:p/>
        </draw:line>
        <draw:line draw:style-name="gr6" draw:text-style-name="P1" draw:layer="layout" svg:x1="34.328cm" svg:y1="8.432cm" svg:x2="34.254cm" svg:y2="8.432cm">
          <text:p/>
        </draw:line>
        <draw:line draw:style-name="gr6" draw:text-style-name="P1" draw:layer="layout" svg:x1="34.328cm" svg:y1="8.822cm" svg:x2="34.328cm" svg:y2="8.432cm">
          <text:p/>
        </draw:line>
        <draw:line draw:style-name="gr6" draw:text-style-name="P1" draw:layer="layout" svg:x1="34.254cm" svg:y1="8.822cm" svg:x2="34.328cm" svg:y2="8.822cm">
          <text:p/>
        </draw:line>
        <draw:polygon draw:style-name="gr3" draw:text-style-name="P3" draw:layer="layout" svg:width="0.074cm" svg:height="0.074cm" svg:x="34.328cm" svg:y="8.589cm" svg:viewBox="0 0 75 75" draw:points="0,0 0,75 75,75 75,0">
          <text:p/>
        </draw:polygon>
        <draw:line draw:style-name="gr6" draw:text-style-name="P1" draw:layer="layout" svg:x1="34.402cm" svg:y1="8.663cm" svg:x2="34.402cm" svg:y2="8.589cm">
          <text:p/>
        </draw:line>
        <draw:line draw:style-name="gr6" draw:text-style-name="P1" draw:layer="layout" svg:x1="34.328cm" svg:y1="8.663cm" svg:x2="34.402cm" svg:y2="8.663cm">
          <text:p/>
        </draw:line>
        <draw:line draw:style-name="gr6" draw:text-style-name="P1" draw:layer="layout" svg:x1="34.328cm" svg:y1="8.589cm" svg:x2="34.328cm" svg:y2="8.663cm">
          <text:p/>
        </draw:line>
        <draw:line draw:style-name="gr6" draw:text-style-name="P1" draw:layer="layout" svg:x1="34.402cm" svg:y1="8.589cm" svg:x2="34.328cm" svg:y2="8.589cm">
          <text:p/>
        </draw:line>
        <draw:polygon draw:style-name="gr3" draw:text-style-name="P3" draw:layer="layout" svg:width="0.41cm" svg:height="0.54cm" svg:x="34.402cm" svg:y="6.927cm" svg:viewBox="0 0 411 541" draw:points="0,0 0,541 411,541 411,0">
          <text:p/>
        </draw:polygon>
        <draw:line draw:style-name="gr6" draw:text-style-name="P1" draw:layer="layout" svg:x1="34.402cm" svg:y1="7.467cm" svg:x2="34.812cm" svg:y2="7.467cm">
          <text:p/>
        </draw:line>
        <draw:line draw:style-name="gr6" draw:text-style-name="P1" draw:layer="layout" svg:x1="34.402cm" svg:y1="6.927cm" svg:x2="34.402cm" svg:y2="7.467cm">
          <text:p/>
        </draw:line>
        <draw:line draw:style-name="gr6" draw:text-style-name="P1" draw:layer="layout" svg:x1="34.812cm" svg:y1="6.927cm" svg:x2="34.402cm" svg:y2="6.927cm">
          <text:p/>
        </draw:line>
        <draw:line draw:style-name="gr6" draw:text-style-name="P1" draw:layer="layout" svg:x1="34.812cm" svg:y1="7.467cm" svg:x2="34.812cm" svg:y2="6.927cm">
          <text:p/>
        </draw:line>
        <draw:polygon draw:style-name="gr3" draw:text-style-name="P3" draw:layer="layout" svg:width="0.074cm" svg:height="0.39cm" svg:x="34.254cm" svg:y="7.001cm" svg:viewBox="0 0 75 391" draw:points="0,0 0,391 75,391 75,0">
          <text:p/>
        </draw:polygon>
        <draw:line draw:style-name="gr6" draw:text-style-name="P1" draw:layer="layout" svg:x1="34.254cm" svg:y1="7.001cm" svg:x2="34.254cm" svg:y2="7.391cm">
          <text:p/>
        </draw:line>
        <draw:line draw:style-name="gr6" draw:text-style-name="P1" draw:layer="layout" svg:x1="34.328cm" svg:y1="7.001cm" svg:x2="34.254cm" svg:y2="7.001cm">
          <text:p/>
        </draw:line>
        <draw:line draw:style-name="gr6" draw:text-style-name="P1" draw:layer="layout" svg:x1="34.328cm" svg:y1="7.391cm" svg:x2="34.328cm" svg:y2="7.001cm">
          <text:p/>
        </draw:line>
        <draw:line draw:style-name="gr6" draw:text-style-name="P1" draw:layer="layout" svg:x1="34.254cm" svg:y1="7.391cm" svg:x2="34.328cm" svg:y2="7.391cm">
          <text:p/>
        </draw:line>
        <draw:polygon draw:style-name="gr3" draw:text-style-name="P3" draw:layer="layout" svg:width="0.074cm" svg:height="0.074cm" svg:x="34.328cm" svg:y="7.16cm" svg:viewBox="0 0 75 75" draw:points="0,0 0,75 75,75 75,0">
          <text:p/>
        </draw:polygon>
        <draw:line draw:style-name="gr6" draw:text-style-name="P1" draw:layer="layout" svg:x1="34.402cm" svg:y1="7.234cm" svg:x2="34.402cm" svg:y2="7.16cm">
          <text:p/>
        </draw:line>
        <draw:line draw:style-name="gr6" draw:text-style-name="P1" draw:layer="layout" svg:x1="34.328cm" svg:y1="7.234cm" svg:x2="34.402cm" svg:y2="7.234cm">
          <text:p/>
        </draw:line>
        <draw:line draw:style-name="gr6" draw:text-style-name="P1" draw:layer="layout" svg:x1="34.328cm" svg:y1="7.16cm" svg:x2="34.328cm" svg:y2="7.234cm">
          <text:p/>
        </draw:line>
        <draw:line draw:style-name="gr6" draw:text-style-name="P1" draw:layer="layout" svg:x1="34.402cm" svg:y1="7.16cm" svg:x2="34.328cm" svg:y2="7.16cm">
          <text:p/>
        </draw:line>
        <draw:polygon draw:style-name="gr3" draw:text-style-name="P3" draw:layer="layout" svg:width="0.248cm" svg:height="0.459cm" svg:x="37.587cm" svg:y="6.324cm" svg:viewBox="0 0 249 460" draw:points="0,9 24,460 249,448 228,40 198,40 196,0">
          <text:p/>
        </draw:polygon>
        <draw:polygon draw:style-name="gr3" draw:text-style-name="P3" draw:layer="layout" svg:width="0.246cm" svg:height="0.461cm" svg:x="37.365cm" svg:y="6.333cm" svg:viewBox="0 0 247 462" draw:points="247,451 222,0 28,10 30,52 0,55 21,462">
          <text:p/>
        </draw:polygon>
        <draw:polyline draw:style-name="gr6" draw:text-style-name="P1" draw:layer="layout" svg:width="0.248cm" svg:height="0.459cm" svg:x="37.587cm" svg:y="6.324cm" svg:viewBox="0 0 249 460" draw:points="24,460 249,448 228,40 198,40 196,0 0,9">
          <text:p/>
        </draw:polyline>
        <draw:line draw:style-name="gr6" draw:text-style-name="P1" draw:layer="layout" svg:x1="37.806cm" svg:y1="6.774cm" svg:x2="37.784cm" svg:y2="6.364cm">
          <text:p/>
        </draw:line>
        <draw:line draw:style-name="gr6" draw:text-style-name="P1" draw:layer="layout" svg:x1="37.594cm" svg:y1="6.448cm" svg:x2="37.789cm" svg:y2="6.436cm">
          <text:p/>
        </draw:line>
        <draw:polyline draw:style-name="gr6" draw:text-style-name="P1" draw:layer="layout" svg:width="0.246cm" svg:height="0.461cm" svg:x="37.365cm" svg:y="6.333cm" svg:viewBox="0 0 247 462" draw:points="247,451 21,462 0,55 30,52 28,10 222,0">
          <text:p/>
        </draw:polyline>
        <draw:line draw:style-name="gr6" draw:text-style-name="P1" draw:layer="layout" svg:x1="37.417cm" svg:y1="6.793cm" svg:x2="37.395cm" svg:y2="6.385cm">
          <text:p/>
        </draw:line>
        <draw:line draw:style-name="gr6" draw:text-style-name="P1" draw:layer="layout" svg:x1="37.595cm" svg:y1="6.447cm" svg:x2="37.399cm" svg:y2="6.458cm">
          <text:p/>
        </draw:line>
        <draw:polygon draw:style-name="gr6" draw:text-style-name="P1" draw:layer="layout" svg:width="1.2cm" svg:height="0.599cm" svg:x="36.978cm" svg:y="7.454cm" svg:viewBox="0 0 1201 600" draw:points="0,600 1201,600 1201,0 0,0">
          <text:p/>
        </draw:polygon>
        <draw:polygon draw:style-name="gr6" draw:text-style-name="P1" draw:layer="layout" svg:width="1.2cm" svg:height="0.601cm" svg:x="36.978cm" svg:y="6.853cm" svg:viewBox="0 0 1201 602" draw:points="0,602 1201,602 1201,0 0,0">
          <text:p/>
        </draw:polygon>
        <draw:polygon draw:style-name="gr3" draw:text-style-name="P3" draw:layer="layout" svg:width="0.324cm" svg:height="0.493cm" svg:x="37.113cm" svg:y="8.102cm" svg:viewBox="0 0 325 494" draw:points="209,494 325,60 106,0 0,395 30,403 19,443">
          <text:p/>
        </draw:polygon>
        <draw:polygon draw:style-name="gr3" draw:text-style-name="P3" draw:layer="layout" svg:width="0.332cm" svg:height="0.485cm" svg:x="37.321cm" svg:y="8.161cm" svg:viewBox="0 0 333 486" draw:points="117,0 0,435 189,486 200,446 229,452 333,58">
          <text:p/>
        </draw:polygon>
        <draw:polyline draw:style-name="gr6" draw:text-style-name="P1" draw:layer="layout" svg:width="0.324cm" svg:height="0.493cm" svg:x="37.113cm" svg:y="8.102cm" svg:viewBox="0 0 325 494" draw:points="325,60 106,0 0,395 30,403 19,443 209,494">
          <text:p/>
        </draw:polyline>
        <draw:line draw:style-name="gr6" draw:text-style-name="P1" draw:layer="layout" svg:x1="37.25cm" svg:y1="8.111cm" svg:x2="37.143cm" svg:y2="8.505cm">
          <text:p/>
        </draw:line>
        <draw:line draw:style-name="gr6" draw:text-style-name="P1" draw:layer="layout" svg:x1="37.351cm" svg:y1="8.486cm" svg:x2="37.162cm" svg:y2="8.434cm">
          <text:p/>
        </draw:line>
        <draw:polyline draw:style-name="gr6" draw:text-style-name="P1" draw:layer="layout" svg:width="0.332cm" svg:height="0.485cm" svg:x="37.321cm" svg:y="8.161cm" svg:viewBox="0 0 333 486" draw:points="117,0 333,58 229,452 200,446 189,486 0,435">
          <text:p/>
        </draw:polyline>
        <draw:line draw:style-name="gr6" draw:text-style-name="P1" draw:layer="layout" svg:x1="37.626cm" svg:y1="8.21cm" svg:x2="37.52cm" svg:y2="8.607cm">
          <text:p/>
        </draw:line>
        <draw:line draw:style-name="gr6" draw:text-style-name="P1" draw:layer="layout" svg:x1="37.35cm" svg:y1="8.485cm" svg:x2="37.54cm" svg:y2="8.537cm">
          <text:p/>
        </draw:line>
        <draw:polygon draw:style-name="gr3" draw:text-style-name="P3" draw:layer="layout" svg:width="0.247cm" svg:height="0.459cm" svg:x="39.988cm" svg:y="6.324cm" svg:viewBox="0 0 248 460" draw:points="0,9 23,460 248,448 227,40 197,40 195,0">
          <text:p/>
        </draw:polygon>
        <draw:polygon draw:style-name="gr3" draw:text-style-name="P3" draw:layer="layout" svg:width="0.246cm" svg:height="0.461cm" svg:x="39.765cm" svg:y="6.333cm" svg:viewBox="0 0 247 462" draw:points="247,451 224,0 28,10 30,52 0,55 21,462">
          <text:p/>
        </draw:polygon>
        <draw:polyline draw:style-name="gr6" draw:text-style-name="P1" draw:layer="layout" svg:width="0.247cm" svg:height="0.459cm" svg:x="39.988cm" svg:y="6.324cm" svg:viewBox="0 0 248 460" draw:points="23,460 248,448 227,40 197,40 195,0 0,9">
          <text:p/>
        </draw:polyline>
        <draw:line draw:style-name="gr6" draw:text-style-name="P1" draw:layer="layout" svg:x1="40.207cm" svg:y1="6.774cm" svg:x2="40.184cm" svg:y2="6.364cm">
          <text:p/>
        </draw:line>
        <draw:line draw:style-name="gr6" draw:text-style-name="P1" draw:layer="layout" svg:x1="39.994cm" svg:y1="6.448cm" svg:x2="40.19cm" svg:y2="6.436cm">
          <text:p/>
        </draw:line>
        <draw:polyline draw:style-name="gr6" draw:text-style-name="P1" draw:layer="layout" svg:width="0.246cm" svg:height="0.461cm" svg:x="39.765cm" svg:y="6.333cm" svg:viewBox="0 0 247 462" draw:points="247,451 21,462 0,55 30,52 28,10 224,0">
          <text:p/>
        </draw:polyline>
        <draw:line draw:style-name="gr6" draw:text-style-name="P1" draw:layer="layout" svg:x1="39.817cm" svg:y1="6.793cm" svg:x2="39.795cm" svg:y2="6.385cm">
          <text:p/>
        </draw:line>
        <draw:line draw:style-name="gr6" draw:text-style-name="P1" draw:layer="layout" svg:x1="39.995cm" svg:y1="6.447cm" svg:x2="39.799cm" svg:y2="6.458cm">
          <text:p/>
        </draw:line>
        <draw:polygon draw:style-name="gr6" draw:text-style-name="P1" draw:layer="layout" svg:width="1.198cm" svg:height="0.599cm" svg:x="39.378cm" svg:y="7.454cm" svg:viewBox="0 0 1199 600" draw:points="0,600 1199,600 1199,0 0,0">
          <text:p/>
        </draw:polygon>
        <draw:polygon draw:style-name="gr6" draw:text-style-name="P1" draw:layer="layout" svg:width="1.198cm" svg:height="0.601cm" svg:x="39.378cm" svg:y="6.853cm" svg:viewBox="0 0 1199 602" draw:points="0,602 1199,602 1199,0 0,0">
          <text:p/>
        </draw:polygon>
        <draw:polygon draw:style-name="gr3" draw:text-style-name="P3" draw:layer="layout" svg:width="0.322cm" svg:height="0.493cm" svg:x="39.513cm" svg:y="8.102cm" svg:viewBox="0 0 323 494" draw:points="207,494 323,60 106,0 0,395 30,403 17,443">
          <text:p/>
        </draw:polygon>
        <draw:polygon draw:style-name="gr3" draw:text-style-name="P3" draw:layer="layout" svg:width="0.334cm" svg:height="0.485cm" svg:x="39.719cm" svg:y="8.161cm" svg:viewBox="0 0 335 486" draw:points="116,0 0,435 188,486 200,446 229,452 335,58">
          <text:p/>
        </draw:polygon>
        <draw:polyline draw:style-name="gr6" draw:text-style-name="P1" draw:layer="layout" svg:width="0.322cm" svg:height="0.493cm" svg:x="39.513cm" svg:y="8.102cm" svg:viewBox="0 0 323 494" draw:points="323,60 106,0 0,395 30,403 17,443 207,494">
          <text:p/>
        </draw:polyline>
        <draw:line draw:style-name="gr6" draw:text-style-name="P1" draw:layer="layout" svg:x1="39.648cm" svg:y1="8.111cm" svg:x2="39.543cm" svg:y2="8.505cm">
          <text:p/>
        </draw:line>
        <draw:line draw:style-name="gr6" draw:text-style-name="P1" draw:layer="layout" svg:x1="39.749cm" svg:y1="8.486cm" svg:x2="39.56cm" svg:y2="8.434cm">
          <text:p/>
        </draw:line>
        <draw:polyline draw:style-name="gr6" draw:text-style-name="P1" draw:layer="layout" svg:width="0.334cm" svg:height="0.485cm" svg:x="39.719cm" svg:y="8.161cm" svg:viewBox="0 0 335 486" draw:points="116,0 335,58 229,452 200,446 188,486 0,435">
          <text:p/>
        </draw:polyline>
        <draw:line draw:style-name="gr6" draw:text-style-name="P1" draw:layer="layout" svg:x1="40.025cm" svg:y1="8.21cm" svg:x2="39.918cm" svg:y2="8.607cm">
          <text:p/>
        </draw:line>
        <draw:line draw:style-name="gr6" draw:text-style-name="P1" draw:layer="layout" svg:x1="39.748cm" svg:y1="8.485cm" svg:x2="39.938cm" svg:y2="8.537cm">
          <text:p/>
        </draw:line>
        <draw:polygon draw:style-name="gr3" draw:text-style-name="P3" draw:layer="layout" svg:width="0.671cm" svg:height="0.671cm" svg:x="41.785cm" svg:y="7.918cm" svg:viewBox="0 0 672 672" draw:points="672,381 291,0 0,290 382,672">
          <text:p/>
        </draw:polygon>
        <draw:line draw:style-name="gr6" draw:text-style-name="P1" draw:layer="layout" svg:x1="42.166cm" svg:y1="8.59cm" svg:x2="42.457cm" svg:y2="8.299cm">
          <text:p/>
        </draw:line>
        <draw:line draw:style-name="gr6" draw:text-style-name="P1" draw:layer="layout" svg:x1="41.785cm" svg:y1="8.208cm" svg:x2="42.167cm" svg:y2="8.59cm">
          <text:p/>
        </draw:line>
        <draw:line draw:style-name="gr6" draw:text-style-name="P1" draw:layer="layout" svg:x1="42.076cm" svg:y1="7.918cm" svg:x2="41.785cm" svg:y2="8.209cm">
          <text:p/>
        </draw:line>
        <draw:line draw:style-name="gr6" draw:text-style-name="P1" draw:layer="layout" svg:x1="42.457cm" svg:y1="8.3cm" svg:x2="42.075cm" svg:y2="7.918cm">
          <text:p/>
        </draw:line>
        <draw:polygon draw:style-name="gr3" draw:text-style-name="P3" draw:layer="layout" svg:width="0.328cm" svg:height="0.328cm" svg:x="41.732cm" svg:y="8.314cm" svg:viewBox="0 0 329 329" draw:points="276,329 329,276 53,0 0,54">
          <text:p/>
        </draw:polygon>
        <draw:line draw:style-name="gr6" draw:text-style-name="P1" draw:layer="layout" svg:x1="41.732cm" svg:y1="8.367cm" svg:x2="42.008cm" svg:y2="8.643cm">
          <text:p/>
        </draw:line>
        <draw:line draw:style-name="gr6" draw:text-style-name="P1" draw:layer="layout" svg:x1="41.786cm" svg:y1="8.314cm" svg:x2="41.732cm" svg:y2="8.368cm">
          <text:p/>
        </draw:line>
        <draw:line draw:style-name="gr6" draw:text-style-name="P1" draw:layer="layout" svg:x1="42.061cm" svg:y1="8.59cm" svg:x2="41.785cm" svg:y2="8.314cm">
          <text:p/>
        </draw:line>
        <draw:line draw:style-name="gr6" draw:text-style-name="P1" draw:layer="layout" svg:x1="42.007cm" svg:y1="8.643cm" svg:x2="42.061cm" svg:y2="8.589cm">
          <text:p/>
        </draw:line>
        <draw:polygon draw:style-name="gr3" draw:text-style-name="P3" draw:layer="layout" svg:width="0.106cm" svg:height="0.106cm" svg:x="41.895cm" svg:y="8.371cm" svg:viewBox="0 0 107 107" draw:points="54,0 0,53 54,107 107,53">
          <text:p/>
        </draw:polygon>
        <draw:line draw:style-name="gr6" draw:text-style-name="P1" draw:layer="layout" svg:x1="42.002cm" svg:y1="8.425cm" svg:x2="41.948cm" svg:y2="8.371cm">
          <text:p/>
        </draw:line>
        <draw:line draw:style-name="gr6" draw:text-style-name="P1" draw:layer="layout" svg:x1="41.948cm" svg:y1="8.478cm" svg:x2="42.002cm" svg:y2="8.424cm">
          <text:p/>
        </draw:line>
        <draw:line draw:style-name="gr6" draw:text-style-name="P1" draw:layer="layout" svg:x1="41.895cm" svg:y1="8.424cm" svg:x2="41.949cm" svg:y2="8.478cm">
          <text:p/>
        </draw:line>
        <draw:line draw:style-name="gr6" draw:text-style-name="P1" draw:layer="layout" svg:x1="41.949cm" svg:y1="8.371cm" svg:x2="41.895cm" svg:y2="8.425cm">
          <text:p/>
        </draw:line>
        <draw:polygon draw:style-name="gr3" draw:text-style-name="P3" draw:layer="layout" svg:width="0.671cm" svg:height="0.671cm" svg:x="41.833cm" svg:y="6.474cm" svg:viewBox="0 0 672 672" draw:points="291,672 672,290 382,0 0,381">
          <text:p/>
        </draw:polygon>
        <draw:line draw:style-name="gr6" draw:text-style-name="P1" draw:layer="layout" svg:x1="41.833cm" svg:y1="6.855cm" svg:x2="42.124cm" svg:y2="7.146cm">
          <text:p/>
        </draw:line>
        <draw:line draw:style-name="gr6" draw:text-style-name="P1" draw:layer="layout" svg:x1="42.215cm" svg:y1="6.474cm" svg:x2="41.833cm" svg:y2="6.856cm">
          <text:p/>
        </draw:line>
        <draw:line draw:style-name="gr6" draw:text-style-name="P1" draw:layer="layout" svg:x1="42.505cm" svg:y1="6.765cm" svg:x2="42.214cm" svg:y2="6.474cm">
          <text:p/>
        </draw:line>
        <draw:line draw:style-name="gr6" draw:text-style-name="P1" draw:layer="layout" svg:x1="42.123cm" svg:y1="7.146cm" svg:x2="42.505cm" svg:y2="6.764cm">
          <text:p/>
        </draw:line>
        <draw:polygon draw:style-name="gr3" draw:text-style-name="P3" draw:layer="layout" svg:width="0.328cm" svg:height="0.329cm" svg:x="41.78cm" svg:y="6.421cm" svg:viewBox="0 0 329 330" draw:points="0,276 54,330 329,53 277,0">
          <text:p/>
        </draw:polygon>
        <draw:line draw:style-name="gr6" draw:text-style-name="P1" draw:layer="layout" svg:x1="42.057cm" svg:y1="6.421cm" svg:x2="41.78cm" svg:y2="6.698cm">
          <text:p/>
        </draw:line>
        <draw:line draw:style-name="gr6" draw:text-style-name="P1" draw:layer="layout" svg:x1="42.109cm" svg:y1="6.476cm" svg:x2="42.056cm" svg:y2="6.421cm">
          <text:p/>
        </draw:line>
        <draw:line draw:style-name="gr6" draw:text-style-name="P1" draw:layer="layout" svg:x1="41.833cm" svg:y1="6.751cm" svg:x2="42.109cm" svg:y2="6.474cm">
          <text:p/>
        </draw:line>
        <draw:line draw:style-name="gr6" draw:text-style-name="P1" draw:layer="layout" svg:x1="41.78cm" svg:y1="6.697cm" svg:x2="41.834cm" svg:y2="6.751cm">
          <text:p/>
        </draw:line>
        <draw:polygon draw:style-name="gr3" draw:text-style-name="P3" draw:layer="layout" svg:width="0.106cm" svg:height="0.105cm" svg:x="41.943cm" svg:y="6.587cm" svg:viewBox="0 0 107 106" draw:points="107,52 54,0 0,52 54,106">
          <text:p/>
        </draw:polygon>
        <draw:line draw:style-name="gr6" draw:text-style-name="P1" draw:layer="layout" svg:x1="41.996cm" svg:y1="6.693cm" svg:x2="42.05cm" svg:y2="6.639cm">
          <text:p/>
        </draw:line>
        <draw:line draw:style-name="gr6" draw:text-style-name="P1" draw:layer="layout" svg:x1="41.943cm" svg:y1="6.639cm" svg:x2="41.997cm" svg:y2="6.693cm">
          <text:p/>
        </draw:line>
        <draw:line draw:style-name="gr6" draw:text-style-name="P1" draw:layer="layout" svg:x1="41.997cm" svg:y1="6.587cm" svg:x2="41.943cm" svg:y2="6.64cm">
          <text:p/>
        </draw:line>
        <draw:line draw:style-name="gr6" draw:text-style-name="P1" draw:layer="layout" svg:x1="42.05cm" svg:y1="6.64cm" svg:x2="41.996cm" svg:y2="6.587cm">
          <text:p/>
        </draw:line>
        <draw:polygon draw:style-name="gr3" draw:text-style-name="P3" draw:layer="layout" svg:width="0.461cm" svg:height="0.309cm" svg:x="49.661cm" svg:y="11.703cm" svg:viewBox="0 0 462 310" draw:points="0,0 0,310 462,310 462,0">
          <text:p/>
        </draw:polygon>
        <draw:line draw:style-name="gr6" draw:text-style-name="P1" draw:layer="layout" svg:x1="49.661cm" svg:y1="11.703cm" svg:x2="49.661cm" svg:y2="12.012cm">
          <text:p/>
        </draw:line>
        <draw:line draw:style-name="gr6" draw:text-style-name="P1" draw:layer="layout" svg:x1="50.122cm" svg:y1="11.703cm" svg:x2="49.661cm" svg:y2="11.703cm">
          <text:p/>
        </draw:line>
        <draw:line draw:style-name="gr6" draw:text-style-name="P1" draw:layer="layout" svg:x1="50.122cm" svg:y1="12.012cm" svg:x2="50.122cm" svg:y2="11.703cm">
          <text:p/>
        </draw:line>
        <draw:line draw:style-name="gr6" draw:text-style-name="P1" draw:layer="layout" svg:x1="49.661cm" svg:y1="12.012cm" svg:x2="50.122cm" svg:y2="12.012cm">
          <text:p/>
        </draw:line>
        <draw:polygon draw:style-name="gr3" draw:text-style-name="P3" draw:layer="layout" svg:width="0.309cm" svg:height="0.074cm" svg:x="49.737cm" svg:y="11.552cm" svg:viewBox="0 0 310 75" draw:points="0,0 0,75 310,75 310,0">
          <text:p/>
        </draw:polygon>
        <draw:line draw:style-name="gr6" draw:text-style-name="P1" draw:layer="layout" svg:x1="50.046cm" svg:y1="11.552cm" svg:x2="49.737cm" svg:y2="11.552cm">
          <text:p/>
        </draw:line>
        <draw:line draw:style-name="gr6" draw:text-style-name="P1" draw:layer="layout" svg:x1="50.046cm" svg:y1="11.626cm" svg:x2="50.046cm" svg:y2="11.552cm">
          <text:p/>
        </draw:line>
        <draw:line draw:style-name="gr6" draw:text-style-name="P1" draw:layer="layout" svg:x1="49.737cm" svg:y1="11.626cm" svg:x2="50.046cm" svg:y2="11.626cm">
          <text:p/>
        </draw:line>
        <draw:line draw:style-name="gr6" draw:text-style-name="P1" draw:layer="layout" svg:x1="49.737cm" svg:y1="11.552cm" svg:x2="49.737cm" svg:y2="11.626cm">
          <text:p/>
        </draw:line>
        <draw:polygon draw:style-name="gr3" draw:text-style-name="P3" draw:layer="layout" svg:width="0.077cm" svg:height="0.077cm" svg:x="49.853cm" svg:y="11.626cm" svg:viewBox="0 0 78 78" draw:points="0,0 0,78 78,78 78,0">
          <text:p/>
        </draw:polygon>
        <draw:line draw:style-name="gr6" draw:text-style-name="P1" draw:layer="layout" svg:x1="49.853cm" svg:y1="11.703cm" svg:x2="49.93cm" svg:y2="11.703cm">
          <text:p/>
        </draw:line>
        <draw:line draw:style-name="gr6" draw:text-style-name="P1" draw:layer="layout" svg:x1="49.853cm" svg:y1="11.626cm" svg:x2="49.853cm" svg:y2="11.703cm">
          <text:p/>
        </draw:line>
        <draw:line draw:style-name="gr6" draw:text-style-name="P1" draw:layer="layout" svg:x1="49.93cm" svg:y1="11.626cm" svg:x2="49.853cm" svg:y2="11.626cm">
          <text:p/>
        </draw:line>
        <draw:line draw:style-name="gr6" draw:text-style-name="P1" draw:layer="layout" svg:x1="49.93cm" svg:y1="11.703cm" svg:x2="49.93cm" svg:y2="11.626cm">
          <text:p/>
        </draw:line>
        <draw:polygon draw:style-name="gr3" draw:text-style-name="P3" draw:layer="layout" svg:width="0.46cm" svg:height="0.309cm" svg:x="52.52cm" svg:y="11.703cm" svg:viewBox="0 0 461 310" draw:points="0,0 0,310 461,310 461,0">
          <text:p/>
        </draw:polygon>
        <draw:line draw:style-name="gr6" draw:text-style-name="P1" draw:layer="layout" svg:x1="52.52cm" svg:y1="11.703cm" svg:x2="52.52cm" svg:y2="12.012cm">
          <text:p/>
        </draw:line>
        <draw:line draw:style-name="gr6" draw:text-style-name="P1" draw:layer="layout" svg:x1="52.98cm" svg:y1="11.703cm" svg:x2="52.52cm" svg:y2="11.703cm">
          <text:p/>
        </draw:line>
        <draw:line draw:style-name="gr6" draw:text-style-name="P1" draw:layer="layout" svg:x1="52.98cm" svg:y1="12.012cm" svg:x2="52.98cm" svg:y2="11.703cm">
          <text:p/>
        </draw:line>
        <draw:line draw:style-name="gr6" draw:text-style-name="P1" draw:layer="layout" svg:x1="52.52cm" svg:y1="12.012cm" svg:x2="52.98cm" svg:y2="12.012cm">
          <text:p/>
        </draw:line>
        <draw:polygon draw:style-name="gr3" draw:text-style-name="P3" draw:layer="layout" svg:width="0.309cm" svg:height="0.074cm" svg:x="52.594cm" svg:y="11.552cm" svg:viewBox="0 0 310 75" draw:points="0,0 0,75 310,75 310,0">
          <text:p/>
        </draw:polygon>
        <draw:line draw:style-name="gr6" draw:text-style-name="P1" draw:layer="layout" svg:x1="52.903cm" svg:y1="11.552cm" svg:x2="52.594cm" svg:y2="11.552cm">
          <text:p/>
        </draw:line>
        <draw:line draw:style-name="gr6" draw:text-style-name="P1" draw:layer="layout" svg:x1="52.903cm" svg:y1="11.626cm" svg:x2="52.903cm" svg:y2="11.552cm">
          <text:p/>
        </draw:line>
        <draw:line draw:style-name="gr6" draw:text-style-name="P1" draw:layer="layout" svg:x1="52.594cm" svg:y1="11.626cm" svg:x2="52.903cm" svg:y2="11.626cm">
          <text:p/>
        </draw:line>
        <draw:line draw:style-name="gr6" draw:text-style-name="P1" draw:layer="layout" svg:x1="52.594cm" svg:y1="11.552cm" svg:x2="52.594cm" svg:y2="11.626cm">
          <text:p/>
        </draw:line>
        <draw:polygon draw:style-name="gr3" draw:text-style-name="P3" draw:layer="layout" svg:width="0.074cm" svg:height="0.077cm" svg:x="52.713cm" svg:y="11.626cm" svg:viewBox="0 0 75 78" draw:points="0,0 0,78 75,78 75,0">
          <text:p/>
        </draw:polygon>
        <draw:line draw:style-name="gr6" draw:text-style-name="P1" draw:layer="layout" svg:x1="52.713cm" svg:y1="11.703cm" svg:x2="52.787cm" svg:y2="11.703cm">
          <text:p/>
        </draw:line>
        <draw:line draw:style-name="gr6" draw:text-style-name="P1" draw:layer="layout" svg:x1="52.713cm" svg:y1="11.626cm" svg:x2="52.713cm" svg:y2="11.703cm">
          <text:p/>
        </draw:line>
        <draw:line draw:style-name="gr6" draw:text-style-name="P1" draw:layer="layout" svg:x1="52.787cm" svg:y1="11.626cm" svg:x2="52.713cm" svg:y2="11.626cm">
          <text:p/>
        </draw:line>
        <draw:line draw:style-name="gr6" draw:text-style-name="P1" draw:layer="layout" svg:x1="52.787cm" svg:y1="11.703cm" svg:x2="52.787cm" svg:y2="11.626cm">
          <text:p/>
        </draw:line>
        <draw:path draw:style-name="gr3" draw:text-style-name="P3" draw:layer="layout" svg:width="0.36cm" svg:height="0.36cm" svg:x="53.337cm" svg:y="13.697cm" svg:viewBox="0 0 361 361" svg:d="M0 180l5 38 10 36c79 160 296 135 342-36l4-38-4-39c-42-169-267-193-342-36l-10 36z">
          <text:p/>
        </draw:path>
        <draw:polygon draw:style-name="gr6" draw:text-style-name="P1" draw:layer="layout" svg:width="0.36cm" svg:height="0.357cm" svg:x="53.337cm" svg:y="13.699cm" svg:viewBox="0 0 361 358" draw:points="361,178 357,140 344,104 324,73 301,44 269,21 235,6 199,0 161,0 123,6 89,21 60,44 34,73 15,104 5,140 0,178 5,216 15,252 34,284 60,312 89,335 123,350 161,358 199,358 235,350 269,335 301,312 324,284 344,252 357,216">
          <text:p/>
        </draw:polygon>
        <draw:polygon draw:style-name="gr3" draw:text-style-name="P3" draw:layer="layout" svg:width="0.461cm" svg:height="0.309cm" svg:x="47.663cm" svg:y="13.696cm" svg:viewBox="0 0 462 310" draw:points="0,0 0,310 462,310 462,0">
          <text:p/>
        </draw:polygon>
        <draw:line draw:style-name="gr6" draw:text-style-name="P1" draw:layer="layout" svg:x1="48.124cm" svg:y1="14.005cm" svg:x2="48.124cm" svg:y2="13.696cm">
          <text:p/>
        </draw:line>
        <draw:line draw:style-name="gr6" draw:text-style-name="P1" draw:layer="layout" svg:x1="47.663cm" svg:y1="14.005cm" svg:x2="48.124cm" svg:y2="14.005cm">
          <text:p/>
        </draw:line>
        <draw:line draw:style-name="gr6" draw:text-style-name="P1" draw:layer="layout" svg:x1="47.663cm" svg:y1="13.696cm" svg:x2="47.663cm" svg:y2="14.005cm">
          <text:p/>
        </draw:line>
        <draw:line draw:style-name="gr6" draw:text-style-name="P1" draw:layer="layout" svg:x1="48.124cm" svg:y1="13.696cm" svg:x2="47.663cm" svg:y2="13.696cm">
          <text:p/>
        </draw:line>
        <draw:polygon draw:style-name="gr3" draw:text-style-name="P3" draw:layer="layout" svg:width="0.309cm" svg:height="0.074cm" svg:x="47.739cm" svg:y="14.082cm" svg:viewBox="0 0 310 75" draw:points="0,0 0,75 310,75 310,0">
          <text:p/>
        </draw:polygon>
        <draw:line draw:style-name="gr6" draw:text-style-name="P1" draw:layer="layout" svg:x1="47.739cm" svg:y1="14.156cm" svg:x2="48.048cm" svg:y2="14.156cm">
          <text:p/>
        </draw:line>
        <draw:line draw:style-name="gr6" draw:text-style-name="P1" draw:layer="layout" svg:x1="47.739cm" svg:y1="14.082cm" svg:x2="47.739cm" svg:y2="14.156cm">
          <text:p/>
        </draw:line>
        <draw:line draw:style-name="gr6" draw:text-style-name="P1" draw:layer="layout" svg:x1="48.048cm" svg:y1="14.082cm" svg:x2="47.739cm" svg:y2="14.082cm">
          <text:p/>
        </draw:line>
        <draw:line draw:style-name="gr6" draw:text-style-name="P1" draw:layer="layout" svg:x1="48.048cm" svg:y1="14.156cm" svg:x2="48.048cm" svg:y2="14.082cm">
          <text:p/>
        </draw:line>
        <draw:polygon draw:style-name="gr3" draw:text-style-name="P3" draw:layer="layout" svg:width="0.076cm" svg:height="0.077cm" svg:x="47.855cm" svg:y="14.005cm" svg:viewBox="0 0 77 78" draw:points="0,0 0,78 77,78 77,0">
          <text:p/>
        </draw:polygon>
        <draw:line draw:style-name="gr6" draw:text-style-name="P1" draw:layer="layout" svg:x1="47.931cm" svg:y1="14.005cm" svg:x2="47.855cm" svg:y2="14.005cm">
          <text:p/>
        </draw:line>
        <draw:line draw:style-name="gr6" draw:text-style-name="P1" draw:layer="layout" svg:x1="47.931cm" svg:y1="14.082cm" svg:x2="47.931cm" svg:y2="14.005cm">
          <text:p/>
        </draw:line>
        <draw:line draw:style-name="gr6" draw:text-style-name="P1" draw:layer="layout" svg:x1="47.855cm" svg:y1="14.082cm" svg:x2="47.931cm" svg:y2="14.082cm">
          <text:p/>
        </draw:line>
        <draw:line draw:style-name="gr6" draw:text-style-name="P1" draw:layer="layout" svg:x1="47.855cm" svg:y1="14.005cm" svg:x2="47.855cm" svg:y2="14.082cm">
          <text:p/>
        </draw:line>
        <draw:path draw:style-name="gr3" draw:text-style-name="P3" draw:layer="layout" svg:width="0.359cm" svg:height="0.358cm" svg:x="48.751cm" svg:y="11.749cm" svg:viewBox="0 0 360 359" svg:d="M360 180l-4-38-13-36c-70-159-304-134-339 36l-4 38 4 36c33 171 271 195 339 37l13-37z">
          <text:p/>
        </draw:path>
        <draw:polygon draw:style-name="gr6" draw:text-style-name="P1" draw:layer="layout" svg:width="0.359cm" svg:height="0.358cm" svg:x="48.751cm" svg:y="11.749cm" svg:viewBox="0 0 360 359" draw:points="0,180 4,217 14,253 33,287 59,314 88,336 122,350 160,359 199,359 235,350 269,336 301,314 324,287 343,253 356,217 360,180 356,142 343,106 324,74 301,45 269,23 235,9 199,0 160,0 122,9 88,23 59,45 33,74 14,106 4,142">
          <text:p/>
        </draw:polygon>
        <draw:path draw:style-name="gr3" draw:text-style-name="P3" draw:layer="layout" svg:width="0.36cm" svg:height="0.358cm" svg:x="51.669cm" svg:y="11.749cm" svg:viewBox="0 0 361 359" svg:d="M361 180l-4-38-11-36c-72-158-305-134-341 36l-5 38 5 36c33 170 270 196 341 37l11-37z">
          <text:p/>
        </draw:path>
        <draw:polygon draw:style-name="gr6" draw:text-style-name="P1" draw:layer="layout" svg:width="0.36cm" svg:height="0.358cm" svg:x="51.669cm" svg:y="11.749cm" svg:viewBox="0 0 361 359" draw:points="0,180 5,217 15,253 34,287 60,314 91,336 125,350 161,359 199,359 236,350 272,336 302,314 327,287 346,253 357,217 361,180 357,142 346,106 327,74 302,45 272,23 236,9 199,0 161,0 125,9 91,23 60,45 34,74 15,106 5,142">
          <text:p/>
        </draw:polygon>
        <draw:polygon draw:style-name="gr3" draw:text-style-name="P3" draw:layer="layout" svg:width="0.999cm" svg:height="0.44cm" svg:x="63.036cm" svg:y="34.19cm" svg:viewBox="0 0 1000 441" draw:points="0,0 0,441 1000,441 1000,0">
          <text:p/>
        </draw:polygon>
        <draw:polygon draw:style-name="gr6" draw:text-style-name="P1" draw:layer="layout" svg:width="0.999cm" svg:height="0.44cm" svg:x="63.036cm" svg:y="34.19cm" svg:viewBox="0 0 1000 441" draw:points="1000,441 0,441 0,0 1000,0">
          <text:p/>
        </draw:polygon>
        <draw:polygon draw:style-name="gr3" draw:text-style-name="P3" draw:layer="layout" svg:width="0.999cm" svg:height="0.44cm" svg:x="62.037cm" svg:y="34.19cm" svg:viewBox="0 0 1000 441" draw:points="0,0 0,441 1000,441 1000,0">
          <text:p/>
        </draw:polygon>
        <draw:polygon draw:style-name="gr6" draw:text-style-name="P1" draw:layer="layout" svg:width="0.999cm" svg:height="0.44cm" svg:x="62.037cm" svg:y="34.19cm" svg:viewBox="0 0 1000 441" draw:points="1000,441 0,441 0,0 1000,0">
          <text:p/>
        </draw:polygon>
        <draw:polygon draw:style-name="gr3" draw:text-style-name="P3" draw:layer="layout" svg:width="1.001cm" svg:height="0.44cm" svg:x="61.036cm" svg:y="34.19cm" svg:viewBox="0 0 1002 441" draw:points="0,0 0,441 1002,441 1002,0">
          <text:p/>
        </draw:polygon>
        <draw:polygon draw:style-name="gr6" draw:text-style-name="P1" draw:layer="layout" svg:width="1.001cm" svg:height="0.44cm" svg:x="61.036cm" svg:y="34.19cm" svg:viewBox="0 0 1002 441" draw:points="1002,441 0,441 0,0 1002,0">
          <text:p/>
        </draw:polygon>
        <draw:polygon draw:style-name="gr3" draw:text-style-name="P3" draw:layer="layout" svg:width="0.999cm" svg:height="0.44cm" svg:x="60.037cm" svg:y="34.19cm" svg:viewBox="0 0 1000 441" draw:points="0,0 0,441 1000,441 1000,0">
          <text:p/>
        </draw:polygon>
        <draw:polygon draw:style-name="gr6" draw:text-style-name="P1" draw:layer="layout" svg:width="0.999cm" svg:height="0.44cm" svg:x="60.037cm" svg:y="34.19cm" svg:viewBox="0 0 1000 441" draw:points="1000,441 0,441 0,0 1000,0">
          <text:p/>
        </draw:polygon>
        <draw:polygon draw:style-name="gr3" draw:text-style-name="P3" draw:layer="layout" svg:width="0.999cm" svg:height="0.44cm" svg:x="59.038cm" svg:y="34.19cm" svg:viewBox="0 0 1000 441" draw:points="0,0 0,441 1000,441 1000,0">
          <text:p/>
        </draw:polygon>
        <draw:polygon draw:style-name="gr6" draw:text-style-name="P1" draw:layer="layout" svg:width="0.999cm" svg:height="0.44cm" svg:x="59.038cm" svg:y="34.19cm" svg:viewBox="0 0 1000 441" draw:points="1000,441 0,441 0,0 1000,0">
          <text:p/>
        </draw:polygon>
        <draw:polygon draw:style-name="gr3" draw:text-style-name="P3" draw:layer="layout" svg:width="1.002cm" svg:height="0.44cm" svg:x="58.036cm" svg:y="34.19cm" svg:viewBox="0 0 1003 441" draw:points="0,0 0,441 1003,441 1003,0">
          <text:p/>
        </draw:polygon>
        <draw:polygon draw:style-name="gr6" draw:text-style-name="P1" draw:layer="layout" svg:width="1.002cm" svg:height="0.44cm" svg:x="58.036cm" svg:y="34.19cm" svg:viewBox="0 0 1003 441" draw:points="1003,441 0,441 0,0 1003,0">
          <text:p/>
        </draw:polygon>
        <draw:polygon draw:style-name="gr3" draw:text-style-name="P3" draw:layer="layout" svg:width="0.632cm" svg:height="0.633cm" svg:x="24.24cm" svg:y="34.131cm" svg:viewBox="0 0 633 634" draw:points="246,0 0,388 388,634 633,245">
          <text:p/>
        </draw:polygon>
        <draw:line draw:style-name="gr6" draw:text-style-name="P1" draw:layer="layout" svg:x1="24.873cm" svg:y1="34.377cm" svg:x2="24.485cm" svg:y2="34.131cm">
          <text:p/>
        </draw:line>
        <draw:line draw:style-name="gr6" draw:text-style-name="P1" draw:layer="layout" svg:x1="24.627cm" svg:y1="34.765cm" svg:x2="24.873cm" svg:y2="34.376cm">
          <text:p/>
        </draw:line>
        <draw:line draw:style-name="gr6" draw:text-style-name="P1" draw:layer="layout" svg:x1="24.24cm" svg:y1="34.518cm" svg:x2="24.628cm" svg:y2="34.765cm">
          <text:p/>
        </draw:line>
        <draw:line draw:style-name="gr6" draw:text-style-name="P1" draw:layer="layout" svg:x1="24.486cm" svg:y1="34.131cm" svg:x2="24.24cm" svg:y2="34.519cm">
          <text:p/>
        </draw:line>
        <draw:line draw:style-name="gr6" draw:text-style-name="P1" draw:layer="layout" svg:x1="24.831cm" svg:y1="34.349cm" svg:x2="24.585cm" svg:y2="34.739cm">
          <text:p/>
        </draw:line>
        <draw:polygon draw:style-name="gr3" draw:text-style-name="P3" draw:layer="layout" svg:width="0.635cm" svg:height="0.635cm" svg:x="25.768cm" svg:y="31.701cm" svg:viewBox="0 0 636 636" draw:points="245,0 0,390 389,636 636,245">
          <text:p/>
        </draw:polygon>
        <draw:line draw:style-name="gr6" draw:text-style-name="P1" draw:layer="layout" svg:x1="26.404cm" svg:y1="31.947cm" svg:x2="26.013cm" svg:y2="31.701cm">
          <text:p/>
        </draw:line>
        <draw:line draw:style-name="gr6" draw:text-style-name="P1" draw:layer="layout" svg:x1="26.157cm" svg:y1="32.337cm" svg:x2="26.404cm" svg:y2="31.946cm">
          <text:p/>
        </draw:line>
        <draw:line draw:style-name="gr6" draw:text-style-name="P1" draw:layer="layout" svg:x1="25.768cm" svg:y1="32.09cm" svg:x2="26.158cm" svg:y2="32.337cm">
          <text:p/>
        </draw:line>
        <draw:line draw:style-name="gr6" draw:text-style-name="P1" draw:layer="layout" svg:x1="26.014cm" svg:y1="31.701cm" svg:x2="25.768cm" svg:y2="32.091cm">
          <text:p/>
        </draw:line>
        <draw:line draw:style-name="gr6" draw:text-style-name="P1" draw:layer="layout" svg:x1="26.361cm" svg:y1="31.919cm" svg:x2="26.115cm" svg:y2="32.309cm">
          <text:p/>
        </draw:line>
        <draw:polygon draw:style-name="gr3" draw:text-style-name="P3" draw:layer="layout" svg:width="0.635cm" svg:height="0.635cm" svg:x="22.885cm" svg:y="32.45cm" svg:viewBox="0 0 636 636" draw:points="636,246 390,636 0,391 245,0">
          <text:p/>
        </draw:polygon>
        <draw:polygon draw:style-name="gr6" draw:text-style-name="P1" draw:layer="layout" svg:width="0.635cm" svg:height="0.635cm" svg:x="22.885cm" svg:y="32.45cm" svg:viewBox="0 0 636 636" draw:points="636,246 390,636 0,391 245,0">
          <text:p/>
        </draw:polygon>
        <draw:line draw:style-name="gr6" draw:text-style-name="P1" draw:layer="layout" svg:x1="23.174cm" svg:y1="32.476cm" svg:x2="22.927cm" svg:y2="32.866cm">
          <text:p/>
        </draw:line>
        <draw:polygon draw:style-name="gr3" draw:text-style-name="P3" draw:layer="layout" svg:width="0.643cm" svg:height="0.643cm" svg:x="23.755cm" svg:y="31.064cm" svg:viewBox="0 0 644 644" draw:points="644,274 371,644 0,369 275,0">
          <text:p/>
        </draw:polygon>
        <draw:polygon draw:style-name="gr6" draw:text-style-name="P1" draw:layer="layout" svg:width="0.643cm" svg:height="0.643cm" svg:x="23.755cm" svg:y="31.064cm" svg:viewBox="0 0 644 644" draw:points="644,274 371,644 0,369 275,0">
          <text:p/>
        </draw:polygon>
        <draw:line draw:style-name="gr6" draw:text-style-name="P1" draw:layer="layout" svg:x1="24.071cm" svg:y1="31.093cm" svg:x2="23.795cm" svg:y2="31.463cm">
          <text:p/>
        </draw:line>
        <draw:path draw:style-name="gr3" draw:text-style-name="P3" draw:layer="layout" svg:width="0.36cm" svg:height="0.36cm" svg:x="24.28cm" svg:y="30.632cm" svg:viewBox="0 0 361 361" svg:d="M0 189l6 38 13 36c83 154 306 119 340-53l2-38-7-38c-51-173-278-178-342-17l-10 36z">
          <text:p/>
        </draw:path>
        <draw:path draw:style-name="gr6" draw:text-style-name="P1" draw:layer="layout" svg:width="0.36cm" svg:height="0.36cm" svg:x="24.28cm" svg:y="30.632cm" svg:viewBox="0 0 361 361" svg:d="M0 189c-4-97 72-183 171-189 100-4 185 73 190 172 4 100-73 185-173 189-99 4-182-72-188-172z">
          <text:p/>
        </draw:path>
        <draw:path draw:style-name="gr3" draw:text-style-name="P3" draw:layer="layout" svg:width="0.36cm" svg:height="0.36cm" svg:x="25.41cm" svg:y="32.499cm" svg:viewBox="0 0 361 361" svg:d="M0 189l6 38 13 36c84 154 306 120 340-53l2-38-6-38c-52-170-275-180-344-17l-9 36z">
          <text:p/>
        </draw:path>
        <draw:path draw:style-name="gr6" draw:text-style-name="P1" draw:layer="layout" svg:width="0.36cm" svg:height="0.36cm" svg:x="25.41cm" svg:y="32.499cm" svg:viewBox="0 0 361 361" svg:d="M0 188c-6-97 72-182 169-188 100-4 186 72 192 171 4 100-73 185-173 190-99 4-184-73-188-173z">
          <text:p/>
        </draw:path>
        <draw:polygon draw:style-name="gr3" draw:text-style-name="P3" draw:layer="layout" svg:width="1.2cm" svg:height="1.799cm" svg:x="76.172cm" svg:y="27.935cm" svg:viewBox="0 0 1201 1800" draw:points="0,0 0,1800 1201,1800 1201,0">
          <text:p/>
        </draw:polygon>
        <draw:line draw:style-name="gr6" draw:text-style-name="P1" draw:layer="layout" svg:x1="76.172cm" svg:y1="27.935cm" svg:x2="76.172cm" svg:y2="29.734cm">
          <text:p/>
        </draw:line>
        <draw:line draw:style-name="gr6" draw:text-style-name="P1" draw:layer="layout" svg:x1="77.372cm" svg:y1="27.935cm" svg:x2="76.172cm" svg:y2="27.935cm">
          <text:p/>
        </draw:line>
        <draw:line draw:style-name="gr6" draw:text-style-name="P1" draw:layer="layout" svg:x1="77.372cm" svg:y1="29.734cm" svg:x2="77.372cm" svg:y2="27.935cm">
          <text:p/>
        </draw:line>
        <draw:line draw:style-name="gr6" draw:text-style-name="P1" draw:layer="layout" svg:x1="76.172cm" svg:y1="29.734cm" svg:x2="77.372cm" svg:y2="29.734cm">
          <text:p/>
        </draw:line>
        <draw:path draw:style-name="gr3" draw:text-style-name="P3" draw:layer="layout" svg:width="0.36cm" svg:height="0.36cm" svg:x="37.517cm" svg:y="13.465cm" svg:viewBox="0 0 361 361" svg:d="M0 182l5 38 10 36c76 157 302 132 341-38l5-38-5-36c-41-172-265-197-341-36l-12 36z">
          <text:p/>
        </draw:path>
        <draw:path draw:style-name="gr6" draw:text-style-name="P1" draw:layer="layout" svg:width="0.36cm" svg:height="0.36cm" svg:x="37.517cm" svg:y="13.466cm" svg:viewBox="0 0 361 361" svg:d="M0 180c-3-100 79-180 178-180 100-2 181 78 183 178 0 99-81 183-181 183-99 0-180-82-180-181z">
          <text:p/>
        </draw:path>
        <draw:path draw:style-name="gr3" draw:text-style-name="P3" draw:layer="layout" svg:width="0.36cm" svg:height="0.359cm" svg:x="34.158cm" svg:y="14.61cm" svg:viewBox="0 0 361 360" svg:d="M0 181l5 36 10 36c76 159 305 136 342-38l4-36-4-38c-36-169-270-194-342-34l-10 36z">
          <text:p/>
        </draw:path>
        <draw:path draw:style-name="gr6" draw:text-style-name="P1" draw:layer="layout" svg:width="0.36cm" svg:height="0.36cm" svg:x="34.158cm" svg:y="14.609cm" svg:viewBox="0 0 361 361" svg:d="M0 182c0-100 81-182 181-182s180 80 180 180c0 99-80 181-180 181s-181-82-181-179z">
          <text:p/>
        </draw:path>
        <draw:path draw:style-name="gr3" draw:text-style-name="P3" draw:layer="layout" svg:width="0.36cm" svg:height="0.358cm" svg:x="33.663cm" svg:y="12.149cm" svg:viewBox="0 0 361 359" svg:d="M0 180l4 39 11 34c73 157 303 136 342-36l4-39-4-38c-43-169-267-191-342-34l-11 36z">
          <text:p/>
        </draw:path>
        <draw:path draw:style-name="gr6" draw:text-style-name="P1" draw:layer="layout" svg:width="0.36cm" svg:height="0.362cm" svg:x="33.663cm" svg:y="12.147cm" svg:viewBox="0 0 361 363" svg:d="M0 182c0-99 80-180 180-182 100 0 181 80 181 180 0 99-81 181-181 183-100 0-180-81-180-181z">
          <text:p/>
        </draw:path>
        <draw:path draw:style-name="gr3" draw:text-style-name="P3" draw:layer="layout" svg:width="0.36cm" svg:height="0.358cm" svg:x="34.571cm" svg:y="12.149cm" svg:viewBox="0 0 361 359" svg:d="M0 180l2 39 13 34c73 158 303 134 342-36l4-39-4-38c-44-168-266-192-342-34l-13 36z">
          <text:p/>
        </draw:path>
        <draw:path draw:style-name="gr6" draw:text-style-name="P1" draw:layer="layout" svg:width="0.36cm" svg:height="0.362cm" svg:x="34.571cm" svg:y="12.147cm" svg:viewBox="0 0 361 363" svg:d="M0 182c-2-99 79-180 179-182 99 0 180 80 182 180 0 99-81 181-180 183-100 0-181-81-181-181z">
          <text:p/>
        </draw:path>
        <draw:polygon draw:style-name="gr3" draw:text-style-name="P3" draw:layer="layout" svg:width="0.408cm" svg:height="0.539cm" svg:x="60.818cm" svg:y="8.255cm" svg:viewBox="0 0 409 540" draw:points="0,0 0,540 409,540 409,0">
          <text:p/>
        </draw:polygon>
        <draw:polygon draw:style-name="gr6" draw:text-style-name="P1" draw:layer="layout" svg:width="0.408cm" svg:height="0.539cm" svg:x="60.818cm" svg:y="8.255cm" svg:viewBox="0 0 409 540" draw:points="0,540 0,0 409,0 409,540">
          <text:p/>
        </draw:polygon>
        <draw:polygon draw:style-name="gr3" draw:text-style-name="P3" draw:layer="layout" svg:width="0.074cm" svg:height="0.389cm" svg:x="61.302cm" svg:y="8.331cm" svg:viewBox="0 0 75 390" draw:points="0,0 0,390 75,390 75,0">
          <text:p/>
        </draw:polygon>
        <draw:polygon draw:style-name="gr6" draw:text-style-name="P1" draw:layer="layout" svg:width="0.074cm" svg:height="0.389cm" svg:x="61.302cm" svg:y="8.331cm" svg:viewBox="0 0 75 390" draw:points="75,390 0,390 0,0 75,0">
          <text:p/>
        </draw:polygon>
        <draw:polygon draw:style-name="gr3" draw:text-style-name="P3" draw:layer="layout" svg:width="0.076cm" svg:height="0.077cm" svg:x="61.226cm" svg:y="8.487cm" svg:viewBox="0 0 77 78" draw:points="0,0 0,78 77,78 77,0">
          <text:p/>
        </draw:polygon>
        <draw:polygon draw:style-name="gr6" draw:text-style-name="P1" draw:layer="layout" svg:width="0.076cm" svg:height="0.077cm" svg:x="61.226cm" svg:y="8.487cm" svg:viewBox="0 0 77 78" draw:points="0,0 77,0 77,78 0,78">
          <text:p/>
        </draw:polygon>
        <draw:polygon draw:style-name="gr3" draw:text-style-name="P3" draw:layer="layout" svg:width="0.408cm" svg:height="0.54cm" svg:x="60.818cm" svg:y="6.826cm" svg:viewBox="0 0 409 541" draw:points="0,0 0,541 409,541 409,0">
          <text:p/>
        </draw:polygon>
        <draw:polygon draw:style-name="gr6" draw:text-style-name="P1" draw:layer="layout" svg:width="0.408cm" svg:height="0.54cm" svg:x="60.818cm" svg:y="6.826cm" svg:viewBox="0 0 409 541" draw:points="0,541 0,0 409,0 409,541">
          <text:p/>
        </draw:polygon>
        <draw:polygon draw:style-name="gr3" draw:text-style-name="P3" draw:layer="layout" svg:width="0.074cm" svg:height="0.391cm" svg:x="61.302cm" svg:y="6.9cm" svg:viewBox="0 0 75 392" draw:points="0,0 0,392 75,392 75,0">
          <text:p/>
        </draw:polygon>
        <draw:polygon draw:style-name="gr6" draw:text-style-name="P1" draw:layer="layout" svg:width="0.074cm" svg:height="0.391cm" svg:x="61.302cm" svg:y="6.9cm" svg:viewBox="0 0 75 392" draw:points="75,392 0,392 0,0 75,0">
          <text:p/>
        </draw:polygon>
        <draw:polygon draw:style-name="gr3" draw:text-style-name="P3" draw:layer="layout" svg:width="0.076cm" svg:height="0.074cm" svg:x="61.226cm" svg:y="7.059cm" svg:viewBox="0 0 77 75" draw:points="0,0 0,75 77,75 77,0">
          <text:p/>
        </draw:polygon>
        <draw:polygon draw:style-name="gr6" draw:text-style-name="P1" draw:layer="layout" svg:width="0.076cm" svg:height="0.074cm" svg:x="61.226cm" svg:y="7.059cm" svg:viewBox="0 0 77 75" draw:points="0,0 77,0 77,75 0,75">
          <text:p/>
        </draw:polygon>
        <draw:polygon draw:style-name="gr3" draw:text-style-name="P3" draw:layer="layout" svg:width="0.411cm" svg:height="0.539cm" svg:x="62.532cm" svg:y="8.255cm" svg:viewBox="0 0 412 540" draw:points="0,0 0,540 412,540 412,0">
          <text:p/>
        </draw:polygon>
        <draw:line draw:style-name="gr6" draw:text-style-name="P1" draw:layer="layout" svg:x1="62.532cm" svg:y1="8.794cm" svg:x2="62.943cm" svg:y2="8.794cm">
          <text:p/>
        </draw:line>
        <draw:line draw:style-name="gr6" draw:text-style-name="P1" draw:layer="layout" svg:x1="62.532cm" svg:y1="8.255cm" svg:x2="62.532cm" svg:y2="8.794cm">
          <text:p/>
        </draw:line>
        <draw:line draw:style-name="gr6" draw:text-style-name="P1" draw:layer="layout" svg:x1="62.943cm" svg:y1="8.255cm" svg:x2="62.532cm" svg:y2="8.255cm">
          <text:p/>
        </draw:line>
        <draw:line draw:style-name="gr6" draw:text-style-name="P1" draw:layer="layout" svg:x1="62.943cm" svg:y1="8.794cm" svg:x2="62.943cm" svg:y2="8.255cm">
          <text:p/>
        </draw:line>
        <draw:polygon draw:style-name="gr3" draw:text-style-name="P3" draw:layer="layout" svg:width="0.076cm" svg:height="0.389cm" svg:x="62.382cm" svg:y="8.331cm" svg:viewBox="0 0 77 390" draw:points="0,0 0,390 77,390 77,0">
          <text:p/>
        </draw:polygon>
        <draw:line draw:style-name="gr6" draw:text-style-name="P1" draw:layer="layout" svg:x1="62.382cm" svg:y1="8.331cm" svg:x2="62.382cm" svg:y2="8.72cm">
          <text:p/>
        </draw:line>
        <draw:line draw:style-name="gr6" draw:text-style-name="P1" draw:layer="layout" svg:x1="62.458cm" svg:y1="8.331cm" svg:x2="62.382cm" svg:y2="8.331cm">
          <text:p/>
        </draw:line>
        <draw:line draw:style-name="gr6" draw:text-style-name="P1" draw:layer="layout" svg:x1="62.458cm" svg:y1="8.72cm" svg:x2="62.458cm" svg:y2="8.331cm">
          <text:p/>
        </draw:line>
        <draw:line draw:style-name="gr6" draw:text-style-name="P1" draw:layer="layout" svg:x1="62.382cm" svg:y1="8.72cm" svg:x2="62.458cm" svg:y2="8.72cm">
          <text:p/>
        </draw:line>
        <draw:polygon draw:style-name="gr3" draw:text-style-name="P3" draw:layer="layout" svg:width="0.074cm" svg:height="0.077cm" svg:x="62.458cm" svg:y="8.487cm" svg:viewBox="0 0 75 78" draw:points="0,0 0,78 75,78 75,0">
          <text:p/>
        </draw:polygon>
        <draw:line draw:style-name="gr6" draw:text-style-name="P1" draw:layer="layout" svg:x1="62.532cm" svg:y1="8.564cm" svg:x2="62.532cm" svg:y2="8.487cm">
          <text:p/>
        </draw:line>
        <draw:line draw:style-name="gr6" draw:text-style-name="P1" draw:layer="layout" svg:x1="62.458cm" svg:y1="8.564cm" svg:x2="62.532cm" svg:y2="8.564cm">
          <text:p/>
        </draw:line>
        <draw:line draw:style-name="gr6" draw:text-style-name="P1" draw:layer="layout" svg:x1="62.458cm" svg:y1="8.487cm" svg:x2="62.458cm" svg:y2="8.564cm">
          <text:p/>
        </draw:line>
        <draw:line draw:style-name="gr6" draw:text-style-name="P1" draw:layer="layout" svg:x1="62.532cm" svg:y1="8.487cm" svg:x2="62.458cm" svg:y2="8.487cm">
          <text:p/>
        </draw:line>
        <draw:polygon draw:style-name="gr3" draw:text-style-name="P3" draw:layer="layout" svg:width="0.411cm" svg:height="0.54cm" svg:x="62.532cm" svg:y="6.826cm" svg:viewBox="0 0 412 541" draw:points="0,0 0,541 412,541 412,0">
          <text:p/>
        </draw:polygon>
        <draw:line draw:style-name="gr6" draw:text-style-name="P1" draw:layer="layout" svg:x1="62.532cm" svg:y1="7.366cm" svg:x2="62.943cm" svg:y2="7.366cm">
          <text:p/>
        </draw:line>
        <draw:line draw:style-name="gr6" draw:text-style-name="P1" draw:layer="layout" svg:x1="62.532cm" svg:y1="6.826cm" svg:x2="62.532cm" svg:y2="7.366cm">
          <text:p/>
        </draw:line>
        <draw:line draw:style-name="gr6" draw:text-style-name="P1" draw:layer="layout" svg:x1="62.943cm" svg:y1="6.826cm" svg:x2="62.532cm" svg:y2="6.826cm">
          <text:p/>
        </draw:line>
        <draw:line draw:style-name="gr6" draw:text-style-name="P1" draw:layer="layout" svg:x1="62.943cm" svg:y1="7.366cm" svg:x2="62.943cm" svg:y2="6.826cm">
          <text:p/>
        </draw:line>
        <draw:polygon draw:style-name="gr3" draw:text-style-name="P3" draw:layer="layout" svg:width="0.076cm" svg:height="0.391cm" svg:x="62.382cm" svg:y="6.9cm" svg:viewBox="0 0 77 392" draw:points="0,0 0,392 77,392 77,0">
          <text:p/>
        </draw:polygon>
        <draw:line draw:style-name="gr6" draw:text-style-name="P1" draw:layer="layout" svg:x1="62.382cm" svg:y1="6.9cm" svg:x2="62.382cm" svg:y2="7.291cm">
          <text:p/>
        </draw:line>
        <draw:line draw:style-name="gr6" draw:text-style-name="P1" draw:layer="layout" svg:x1="62.458cm" svg:y1="6.9cm" svg:x2="62.382cm" svg:y2="6.9cm">
          <text:p/>
        </draw:line>
        <draw:line draw:style-name="gr6" draw:text-style-name="P1" draw:layer="layout" svg:x1="62.458cm" svg:y1="7.291cm" svg:x2="62.458cm" svg:y2="6.9cm">
          <text:p/>
        </draw:line>
        <draw:line draw:style-name="gr6" draw:text-style-name="P1" draw:layer="layout" svg:x1="62.382cm" svg:y1="7.291cm" svg:x2="62.458cm" svg:y2="7.291cm">
          <text:p/>
        </draw:line>
        <draw:polygon draw:style-name="gr3" draw:text-style-name="P3" draw:layer="layout" svg:width="0.074cm" svg:height="0.074cm" svg:x="62.458cm" svg:y="7.059cm" svg:viewBox="0 0 75 75" draw:points="0,0 0,75 75,75 75,0">
          <text:p/>
        </draw:polygon>
        <draw:line draw:style-name="gr6" draw:text-style-name="P1" draw:layer="layout" svg:x1="62.532cm" svg:y1="7.133cm" svg:x2="62.532cm" svg:y2="7.059cm">
          <text:p/>
        </draw:line>
        <draw:line draw:style-name="gr6" draw:text-style-name="P1" draw:layer="layout" svg:x1="62.458cm" svg:y1="7.133cm" svg:x2="62.532cm" svg:y2="7.133cm">
          <text:p/>
        </draw:line>
        <draw:line draw:style-name="gr6" draw:text-style-name="P1" draw:layer="layout" svg:x1="62.458cm" svg:y1="7.059cm" svg:x2="62.458cm" svg:y2="7.133cm">
          <text:p/>
        </draw:line>
        <draw:line draw:style-name="gr6" draw:text-style-name="P1" draw:layer="layout" svg:x1="62.532cm" svg:y1="7.059cm" svg:x2="62.458cm" svg:y2="7.059cm">
          <text:p/>
        </draw:line>
        <draw:polygon draw:style-name="gr3" draw:text-style-name="P3" draw:layer="layout" svg:width="0.54cm" svg:height="0.409cm" svg:x="65.466cm" svg:y="8.991cm" svg:viewBox="0 0 541 410" draw:points="0,0 0,410 541,410 541,0">
          <text:p/>
        </draw:polygon>
        <draw:line draw:style-name="gr6" draw:text-style-name="P1" draw:layer="layout" svg:x1="66.006cm" svg:y1="9.4cm" svg:x2="66.006cm" svg:y2="8.991cm">
          <text:p/>
        </draw:line>
        <draw:line draw:style-name="gr6" draw:text-style-name="P1" draw:layer="layout" svg:x1="65.466cm" svg:y1="9.4cm" svg:x2="66.006cm" svg:y2="9.4cm">
          <text:p/>
        </draw:line>
        <draw:line draw:style-name="gr6" draw:text-style-name="P1" draw:layer="layout" svg:x1="65.466cm" svg:y1="8.991cm" svg:x2="65.466cm" svg:y2="9.4cm">
          <text:p/>
        </draw:line>
        <draw:line draw:style-name="gr6" draw:text-style-name="P1" draw:layer="layout" svg:x1="66.006cm" svg:y1="8.991cm" svg:x2="65.466cm" svg:y2="8.991cm">
          <text:p/>
        </draw:line>
        <draw:polygon draw:style-name="gr3" draw:text-style-name="P3" draw:layer="layout" svg:width="0.39cm" svg:height="0.074cm" svg:x="65.542cm" svg:y="9.476cm" svg:viewBox="0 0 391 75" draw:points="0,0 0,75 391,75 391,0">
          <text:p/>
        </draw:polygon>
        <draw:line draw:style-name="gr6" draw:text-style-name="P1" draw:layer="layout" svg:x1="65.542cm" svg:y1="9.55cm" svg:x2="65.932cm" svg:y2="9.55cm">
          <text:p/>
        </draw:line>
        <draw:line draw:style-name="gr6" draw:text-style-name="P1" draw:layer="layout" svg:x1="65.542cm" svg:y1="9.476cm" svg:x2="65.542cm" svg:y2="9.55cm">
          <text:p/>
        </draw:line>
        <draw:line draw:style-name="gr6" draw:text-style-name="P1" draw:layer="layout" svg:x1="65.932cm" svg:y1="9.476cm" svg:x2="65.542cm" svg:y2="9.476cm">
          <text:p/>
        </draw:line>
        <draw:line draw:style-name="gr6" draw:text-style-name="P1" draw:layer="layout" svg:x1="65.932cm" svg:y1="9.55cm" svg:x2="65.932cm" svg:y2="9.476cm">
          <text:p/>
        </draw:line>
        <draw:polygon draw:style-name="gr3" draw:text-style-name="P3" draw:layer="layout" svg:width="0.076cm" svg:height="0.076cm" svg:x="65.699cm" svg:y="9.4cm" svg:viewBox="0 0 77 77" draw:points="0,0 0,77 77,77 77,0">
          <text:p/>
        </draw:polygon>
        <draw:line draw:style-name="gr6" draw:text-style-name="P1" draw:layer="layout" svg:x1="65.775cm" svg:y1="9.4cm" svg:x2="65.699cm" svg:y2="9.4cm">
          <text:p/>
        </draw:line>
        <draw:line draw:style-name="gr6" draw:text-style-name="P1" draw:layer="layout" svg:x1="65.775cm" svg:y1="9.476cm" svg:x2="65.775cm" svg:y2="9.4cm">
          <text:p/>
        </draw:line>
        <draw:line draw:style-name="gr6" draw:text-style-name="P1" draw:layer="layout" svg:x1="65.699cm" svg:y1="9.476cm" svg:x2="65.775cm" svg:y2="9.476cm">
          <text:p/>
        </draw:line>
        <draw:line draw:style-name="gr6" draw:text-style-name="P1" draw:layer="layout" svg:x1="65.699cm" svg:y1="9.4cm" svg:x2="65.699cm" svg:y2="9.476cm">
          <text:p/>
        </draw:line>
        <draw:polygon draw:style-name="gr3" draw:text-style-name="P3" draw:layer="layout" svg:width="0.539cm" svg:height="0.409cm" svg:x="65.46cm" svg:y="6.802cm" svg:viewBox="0 0 540 410" draw:points="0,0 0,410 540,410 540,0">
          <text:p/>
        </draw:polygon>
        <draw:polygon draw:style-name="gr6" draw:text-style-name="P1" draw:layer="layout" svg:width="0.539cm" svg:height="0.409cm" svg:x="65.46cm" svg:y="6.802cm" svg:viewBox="0 0 540 410" draw:points="540,410 0,410 0,0 540,0">
          <text:p/>
        </draw:polygon>
        <draw:polygon draw:style-name="gr3" draw:text-style-name="P3" draw:layer="layout" svg:width="0.389cm" svg:height="0.074cm" svg:x="65.534cm" svg:y="6.652cm" svg:viewBox="0 0 390 75" draw:points="0,0 0,75 390,75 390,0">
          <text:p/>
        </draw:polygon>
        <draw:polygon draw:style-name="gr6" draw:text-style-name="P1" draw:layer="layout" svg:width="0.389cm" svg:height="0.074cm" svg:x="65.534cm" svg:y="6.652cm" svg:viewBox="0 0 390 75" draw:points="390,0 390,75 0,75 0,0">
          <text:p/>
        </draw:polygon>
        <draw:polygon draw:style-name="gr3" draw:text-style-name="P3" draw:layer="layout" svg:width="0.076cm" svg:height="0.076cm" svg:x="65.69cm" svg:y="6.726cm" svg:viewBox="0 0 77 77" draw:points="0,0 0,77 77,77 77,0">
          <text:p/>
        </draw:polygon>
        <draw:polygon draw:style-name="gr6" draw:text-style-name="P1" draw:layer="layout" svg:width="0.076cm" svg:height="0.076cm" svg:x="65.69cm" svg:y="6.726cm" svg:viewBox="0 0 77 77" draw:points="0,77 0,0 77,0 77,77">
          <text:p/>
        </draw:polygon>
        <draw:polygon draw:style-name="gr3" draw:text-style-name="P3" draw:layer="layout" svg:width="0.54cm" svg:height="0.409cm" svg:x="67.159cm" svg:y="6.802cm" svg:viewBox="0 0 541 410" draw:points="0,0 0,410 541,410 541,0">
          <text:p/>
        </draw:polygon>
        <draw:polygon draw:style-name="gr6" draw:text-style-name="P1" draw:layer="layout" svg:width="0.54cm" svg:height="0.409cm" svg:x="67.159cm" svg:y="6.802cm" svg:viewBox="0 0 541 410" draw:points="541,410 0,410 0,0 541,0">
          <text:p/>
        </draw:polygon>
        <draw:polygon draw:style-name="gr3" draw:text-style-name="P3" draw:layer="layout" svg:width="0.39cm" svg:height="0.074cm" svg:x="67.233cm" svg:y="6.652cm" svg:viewBox="0 0 391 75" draw:points="0,0 0,75 391,75 391,0">
          <text:p/>
        </draw:polygon>
        <draw:polygon draw:style-name="gr6" draw:text-style-name="P1" draw:layer="layout" svg:width="0.39cm" svg:height="0.074cm" svg:x="67.233cm" svg:y="6.652cm" svg:viewBox="0 0 391 75" draw:points="391,0 391,75 0,75 0,0">
          <text:p/>
        </draw:polygon>
        <draw:polygon draw:style-name="gr3" draw:text-style-name="P3" draw:layer="layout" svg:width="0.076cm" svg:height="0.076cm" svg:x="67.39cm" svg:y="6.726cm" svg:viewBox="0 0 77 77" draw:points="0,0 0,77 77,77 77,0">
          <text:p/>
        </draw:polygon>
        <draw:polygon draw:style-name="gr6" draw:text-style-name="P1" draw:layer="layout" svg:width="0.076cm" svg:height="0.076cm" svg:x="67.39cm" svg:y="6.726cm" svg:viewBox="0 0 77 77" draw:points="0,77 0,0 77,0 77,77">
          <text:p/>
        </draw:polygon>
        <draw:polygon draw:style-name="gr3" draw:text-style-name="P3" draw:layer="layout" svg:width="0.54cm" svg:height="0.409cm" svg:x="68.859cm" svg:y="6.802cm" svg:viewBox="0 0 541 410" draw:points="0,0 0,410 541,410 541,0">
          <text:p/>
        </draw:polygon>
        <draw:polygon draw:style-name="gr6" draw:text-style-name="P1" draw:layer="layout" svg:width="0.54cm" svg:height="0.409cm" svg:x="68.859cm" svg:y="6.802cm" svg:viewBox="0 0 541 410" draw:points="541,410 0,410 0,0 541,0">
          <text:p/>
        </draw:polygon>
        <draw:polygon draw:style-name="gr3" draw:text-style-name="P3" draw:layer="layout" svg:width="0.389cm" svg:height="0.074cm" svg:x="68.933cm" svg:y="6.652cm" svg:viewBox="0 0 390 75" draw:points="0,0 0,75 390,75 390,0">
          <text:p/>
        </draw:polygon>
        <draw:polygon draw:style-name="gr6" draw:text-style-name="P1" draw:layer="layout" svg:width="0.389cm" svg:height="0.074cm" svg:x="68.933cm" svg:y="6.652cm" svg:viewBox="0 0 390 75" draw:points="390,0 390,75 0,75 0,0">
          <text:p/>
        </draw:polygon>
        <draw:polygon draw:style-name="gr3" draw:text-style-name="P3" draw:layer="layout" svg:width="0.076cm" svg:height="0.076cm" svg:x="69.09cm" svg:y="6.726cm" svg:viewBox="0 0 77 77" draw:points="0,0 0,77 77,77 77,0">
          <text:p/>
        </draw:polygon>
        <draw:polygon draw:style-name="gr6" draw:text-style-name="P1" draw:layer="layout" svg:width="0.076cm" svg:height="0.076cm" svg:x="69.09cm" svg:y="6.726cm" svg:viewBox="0 0 77 77" draw:points="0,77 0,0 77,0 77,77">
          <text:p/>
        </draw:polygon>
        <draw:polygon draw:style-name="gr3" draw:text-style-name="P3" draw:layer="layout" svg:width="0.539cm" svg:height="0.409cm" svg:x="67.166cm" svg:y="8.991cm" svg:viewBox="0 0 540 410" draw:points="0,0 0,410 540,410 540,0">
          <text:p/>
        </draw:polygon>
        <draw:line draw:style-name="gr6" draw:text-style-name="P1" draw:layer="layout" svg:x1="67.705cm" svg:y1="9.4cm" svg:x2="67.705cm" svg:y2="8.991cm">
          <text:p/>
        </draw:line>
        <draw:line draw:style-name="gr6" draw:text-style-name="P1" draw:layer="layout" svg:x1="67.166cm" svg:y1="9.4cm" svg:x2="67.705cm" svg:y2="9.4cm">
          <text:p/>
        </draw:line>
        <draw:line draw:style-name="gr6" draw:text-style-name="P1" draw:layer="layout" svg:x1="67.166cm" svg:y1="8.991cm" svg:x2="67.166cm" svg:y2="9.4cm">
          <text:p/>
        </draw:line>
        <draw:line draw:style-name="gr6" draw:text-style-name="P1" draw:layer="layout" svg:x1="67.705cm" svg:y1="8.991cm" svg:x2="67.166cm" svg:y2="8.991cm">
          <text:p/>
        </draw:line>
        <draw:polygon draw:style-name="gr3" draw:text-style-name="P3" draw:layer="layout" svg:width="0.389cm" svg:height="0.074cm" svg:x="67.242cm" svg:y="9.476cm" svg:viewBox="0 0 390 75" draw:points="0,0 0,75 390,75 390,0">
          <text:p/>
        </draw:polygon>
        <draw:line draw:style-name="gr6" draw:text-style-name="P1" draw:layer="layout" svg:x1="67.242cm" svg:y1="9.55cm" svg:x2="67.631cm" svg:y2="9.55cm">
          <text:p/>
        </draw:line>
        <draw:line draw:style-name="gr6" draw:text-style-name="P1" draw:layer="layout" svg:x1="67.242cm" svg:y1="9.476cm" svg:x2="67.242cm" svg:y2="9.55cm">
          <text:p/>
        </draw:line>
        <draw:line draw:style-name="gr6" draw:text-style-name="P1" draw:layer="layout" svg:x1="67.631cm" svg:y1="9.476cm" svg:x2="67.242cm" svg:y2="9.476cm">
          <text:p/>
        </draw:line>
        <draw:line draw:style-name="gr6" draw:text-style-name="P1" draw:layer="layout" svg:x1="67.631cm" svg:y1="9.55cm" svg:x2="67.631cm" svg:y2="9.476cm">
          <text:p/>
        </draw:line>
        <draw:polygon draw:style-name="gr3" draw:text-style-name="P3" draw:layer="layout" svg:width="0.074cm" svg:height="0.076cm" svg:x="67.398cm" svg:y="9.4cm" svg:viewBox="0 0 75 77" draw:points="0,0 0,77 75,77 75,0">
          <text:p/>
        </draw:polygon>
        <draw:line draw:style-name="gr6" draw:text-style-name="P1" draw:layer="layout" svg:x1="67.472cm" svg:y1="9.4cm" svg:x2="67.398cm" svg:y2="9.4cm">
          <text:p/>
        </draw:line>
        <draw:line draw:style-name="gr6" draw:text-style-name="P1" draw:layer="layout" svg:x1="67.472cm" svg:y1="9.476cm" svg:x2="67.472cm" svg:y2="9.4cm">
          <text:p/>
        </draw:line>
        <draw:line draw:style-name="gr6" draw:text-style-name="P1" draw:layer="layout" svg:x1="67.398cm" svg:y1="9.476cm" svg:x2="67.472cm" svg:y2="9.476cm">
          <text:p/>
        </draw:line>
        <draw:line draw:style-name="gr6" draw:text-style-name="P1" draw:layer="layout" svg:x1="67.398cm" svg:y1="9.4cm" svg:x2="67.398cm" svg:y2="9.476cm">
          <text:p/>
        </draw:line>
        <draw:polygon draw:style-name="gr3" draw:text-style-name="P3" draw:layer="layout" svg:width="0.54cm" svg:height="0.409cm" svg:x="68.865cm" svg:y="8.991cm" svg:viewBox="0 0 541 410" draw:points="0,0 0,410 541,410 541,0">
          <text:p/>
        </draw:polygon>
        <draw:line draw:style-name="gr6" draw:text-style-name="P1" draw:layer="layout" svg:x1="69.405cm" svg:y1="9.4cm" svg:x2="69.405cm" svg:y2="8.991cm">
          <text:p/>
        </draw:line>
        <draw:line draw:style-name="gr6" draw:text-style-name="P1" draw:layer="layout" svg:x1="68.865cm" svg:y1="9.4cm" svg:x2="69.405cm" svg:y2="9.4cm">
          <text:p/>
        </draw:line>
        <draw:line draw:style-name="gr6" draw:text-style-name="P1" draw:layer="layout" svg:x1="68.865cm" svg:y1="8.991cm" svg:x2="68.865cm" svg:y2="9.4cm">
          <text:p/>
        </draw:line>
        <draw:line draw:style-name="gr6" draw:text-style-name="P1" draw:layer="layout" svg:x1="69.405cm" svg:y1="8.991cm" svg:x2="68.865cm" svg:y2="8.991cm">
          <text:p/>
        </draw:line>
        <draw:polygon draw:style-name="gr3" draw:text-style-name="P3" draw:layer="layout" svg:width="0.39cm" svg:height="0.074cm" svg:x="68.941cm" svg:y="9.476cm" svg:viewBox="0 0 391 75" draw:points="0,0 0,75 391,75 391,0">
          <text:p/>
        </draw:polygon>
        <draw:line draw:style-name="gr6" draw:text-style-name="P1" draw:layer="layout" svg:x1="68.941cm" svg:y1="9.55cm" svg:x2="69.331cm" svg:y2="9.55cm">
          <text:p/>
        </draw:line>
        <draw:line draw:style-name="gr6" draw:text-style-name="P1" draw:layer="layout" svg:x1="68.941cm" svg:y1="9.476cm" svg:x2="68.941cm" svg:y2="9.55cm">
          <text:p/>
        </draw:line>
        <draw:line draw:style-name="gr6" draw:text-style-name="P1" draw:layer="layout" svg:x1="69.331cm" svg:y1="9.476cm" svg:x2="68.941cm" svg:y2="9.476cm">
          <text:p/>
        </draw:line>
        <draw:line draw:style-name="gr6" draw:text-style-name="P1" draw:layer="layout" svg:x1="69.331cm" svg:y1="9.55cm" svg:x2="69.331cm" svg:y2="9.476cm">
          <text:p/>
        </draw:line>
        <draw:polygon draw:style-name="gr3" draw:text-style-name="P3" draw:layer="layout" svg:width="0.074cm" svg:height="0.076cm" svg:x="69.098cm" svg:y="9.4cm" svg:viewBox="0 0 75 77" draw:points="0,0 0,77 75,77 75,0">
          <text:p/>
        </draw:polygon>
        <draw:line draw:style-name="gr6" draw:text-style-name="P1" draw:layer="layout" svg:x1="69.172cm" svg:y1="9.4cm" svg:x2="69.098cm" svg:y2="9.4cm">
          <text:p/>
        </draw:line>
        <draw:line draw:style-name="gr6" draw:text-style-name="P1" draw:layer="layout" svg:x1="69.172cm" svg:y1="9.476cm" svg:x2="69.172cm" svg:y2="9.4cm">
          <text:p/>
        </draw:line>
        <draw:line draw:style-name="gr6" draw:text-style-name="P1" draw:layer="layout" svg:x1="69.098cm" svg:y1="9.476cm" svg:x2="69.172cm" svg:y2="9.476cm">
          <text:p/>
        </draw:line>
        <draw:line draw:style-name="gr6" draw:text-style-name="P1" draw:layer="layout" svg:x1="69.098cm" svg:y1="9.4cm" svg:x2="69.098cm" svg:y2="9.476cm">
          <text:p/>
        </draw:line>
        <draw:polygon draw:style-name="gr3" draw:text-style-name="P3" draw:layer="layout" svg:width="0.539cm" svg:height="0.409cm" svg:x="71.395cm" svg:y="8.991cm" svg:viewBox="0 0 540 410" draw:points="0,0 0,410 540,410 540,0">
          <text:p/>
        </draw:polygon>
        <draw:line draw:style-name="gr6" draw:text-style-name="P1" draw:layer="layout" svg:x1="71.934cm" svg:y1="9.4cm" svg:x2="71.934cm" svg:y2="8.991cm">
          <text:p/>
        </draw:line>
        <draw:line draw:style-name="gr6" draw:text-style-name="P1" draw:layer="layout" svg:x1="71.395cm" svg:y1="9.4cm" svg:x2="71.934cm" svg:y2="9.4cm">
          <text:p/>
        </draw:line>
        <draw:line draw:style-name="gr6" draw:text-style-name="P1" draw:layer="layout" svg:x1="71.395cm" svg:y1="8.991cm" svg:x2="71.395cm" svg:y2="9.4cm">
          <text:p/>
        </draw:line>
        <draw:line draw:style-name="gr6" draw:text-style-name="P1" draw:layer="layout" svg:x1="71.934cm" svg:y1="8.991cm" svg:x2="71.395cm" svg:y2="8.991cm">
          <text:p/>
        </draw:line>
        <draw:polygon draw:style-name="gr3" draw:text-style-name="P3" draw:layer="layout" svg:width="0.391cm" svg:height="0.074cm" svg:x="71.469cm" svg:y="9.476cm" svg:viewBox="0 0 392 75" draw:points="0,0 0,75 392,75 392,0">
          <text:p/>
        </draw:polygon>
        <draw:line draw:style-name="gr6" draw:text-style-name="P1" draw:layer="layout" svg:x1="71.469cm" svg:y1="9.55cm" svg:x2="71.86cm" svg:y2="9.55cm">
          <text:p/>
        </draw:line>
        <draw:line draw:style-name="gr6" draw:text-style-name="P1" draw:layer="layout" svg:x1="71.469cm" svg:y1="9.476cm" svg:x2="71.469cm" svg:y2="9.55cm">
          <text:p/>
        </draw:line>
        <draw:line draw:style-name="gr6" draw:text-style-name="P1" draw:layer="layout" svg:x1="71.86cm" svg:y1="9.476cm" svg:x2="71.469cm" svg:y2="9.476cm">
          <text:p/>
        </draw:line>
        <draw:line draw:style-name="gr6" draw:text-style-name="P1" draw:layer="layout" svg:x1="71.86cm" svg:y1="9.55cm" svg:x2="71.86cm" svg:y2="9.476cm">
          <text:p/>
        </draw:line>
        <draw:polygon draw:style-name="gr3" draw:text-style-name="P3" draw:layer="layout" svg:width="0.074cm" svg:height="0.076cm" svg:x="71.628cm" svg:y="9.4cm" svg:viewBox="0 0 75 77" draw:points="0,0 0,77 75,77 75,0">
          <text:p/>
        </draw:polygon>
        <draw:line draw:style-name="gr6" draw:text-style-name="P1" draw:layer="layout" svg:x1="71.702cm" svg:y1="9.4cm" svg:x2="71.628cm" svg:y2="9.4cm">
          <text:p/>
        </draw:line>
        <draw:line draw:style-name="gr6" draw:text-style-name="P1" draw:layer="layout" svg:x1="71.702cm" svg:y1="9.476cm" svg:x2="71.702cm" svg:y2="9.4cm">
          <text:p/>
        </draw:line>
        <draw:line draw:style-name="gr6" draw:text-style-name="P1" draw:layer="layout" svg:x1="71.628cm" svg:y1="9.476cm" svg:x2="71.702cm" svg:y2="9.476cm">
          <text:p/>
        </draw:line>
        <draw:line draw:style-name="gr6" draw:text-style-name="P1" draw:layer="layout" svg:x1="71.628cm" svg:y1="9.4cm" svg:x2="71.628cm" svg:y2="9.476cm">
          <text:p/>
        </draw:line>
        <draw:polygon draw:style-name="gr3" draw:text-style-name="P3" draw:layer="layout" svg:width="0.54cm" svg:height="0.409cm" svg:x="71.386cm" svg:y="6.802cm" svg:viewBox="0 0 541 410" draw:points="0,0 0,410 541,410 541,0">
          <text:p/>
        </draw:polygon>
        <draw:polygon draw:style-name="gr6" draw:text-style-name="P1" draw:layer="layout" svg:width="0.54cm" svg:height="0.409cm" svg:x="71.386cm" svg:y="6.802cm" svg:viewBox="0 0 541 410" draw:points="541,410 0,410 0,0 541,0">
          <text:p/>
        </draw:polygon>
        <draw:polygon draw:style-name="gr3" draw:text-style-name="P3" draw:layer="layout" svg:width="0.39cm" svg:height="0.074cm" svg:x="71.462cm" svg:y="6.652cm" svg:viewBox="0 0 391 75" draw:points="0,0 0,75 391,75 391,0">
          <text:p/>
        </draw:polygon>
        <draw:polygon draw:style-name="gr6" draw:text-style-name="P1" draw:layer="layout" svg:width="0.39cm" svg:height="0.074cm" svg:x="71.462cm" svg:y="6.652cm" svg:viewBox="0 0 391 75" draw:points="391,0 391,75 0,75 0,0">
          <text:p/>
        </draw:polygon>
        <draw:polygon draw:style-name="gr3" draw:text-style-name="P3" draw:layer="layout" svg:width="0.076cm" svg:height="0.076cm" svg:x="71.619cm" svg:y="6.726cm" svg:viewBox="0 0 77 77" draw:points="0,0 0,77 77,77 77,0">
          <text:p/>
        </draw:polygon>
        <draw:polygon draw:style-name="gr6" draw:text-style-name="P1" draw:layer="layout" svg:width="0.076cm" svg:height="0.076cm" svg:x="71.619cm" svg:y="6.726cm" svg:viewBox="0 0 77 77" draw:points="0,77 0,0 77,0 77,77">
          <text:p/>
        </draw:polygon>
        <draw:polygon draw:style-name="gr3" draw:text-style-name="P3" draw:layer="layout" svg:width="0.54cm" svg:height="0.409cm" svg:x="73.086cm" svg:y="6.802cm" svg:viewBox="0 0 541 410" draw:points="0,0 0,410 541,410 541,0">
          <text:p/>
        </draw:polygon>
        <draw:polygon draw:style-name="gr6" draw:text-style-name="P1" draw:layer="layout" svg:width="0.54cm" svg:height="0.409cm" svg:x="73.086cm" svg:y="6.802cm" svg:viewBox="0 0 541 410" draw:points="541,410 0,410 0,0 541,0">
          <text:p/>
        </draw:polygon>
        <draw:polygon draw:style-name="gr3" draw:text-style-name="P3" draw:layer="layout" svg:width="0.39cm" svg:height="0.074cm" svg:x="73.162cm" svg:y="6.652cm" svg:viewBox="0 0 391 75" draw:points="0,0 0,75 391,75 391,0">
          <text:p/>
        </draw:polygon>
        <draw:polygon draw:style-name="gr6" draw:text-style-name="P1" draw:layer="layout" svg:width="0.39cm" svg:height="0.074cm" svg:x="73.162cm" svg:y="6.652cm" svg:viewBox="0 0 391 75" draw:points="391,0 391,75 0,75 0,0">
          <text:p/>
        </draw:polygon>
        <draw:polygon draw:style-name="gr3" draw:text-style-name="P3" draw:layer="layout" svg:width="0.076cm" svg:height="0.076cm" svg:x="73.319cm" svg:y="6.726cm" svg:viewBox="0 0 77 77" draw:points="0,0 0,77 77,77 77,0">
          <text:p/>
        </draw:polygon>
        <draw:polygon draw:style-name="gr6" draw:text-style-name="P1" draw:layer="layout" svg:width="0.076cm" svg:height="0.076cm" svg:x="73.319cm" svg:y="6.726cm" svg:viewBox="0 0 77 77" draw:points="0,77 0,0 77,0 77,77">
          <text:p/>
        </draw:polygon>
        <draw:polygon draw:style-name="gr3" draw:text-style-name="P3" draw:layer="layout" svg:width="0.539cm" svg:height="0.409cm" svg:x="74.786cm" svg:y="6.802cm" svg:viewBox="0 0 540 410" draw:points="0,0 0,410 540,410 540,0">
          <text:p/>
        </draw:polygon>
        <draw:polygon draw:style-name="gr6" draw:text-style-name="P1" draw:layer="layout" svg:width="0.539cm" svg:height="0.409cm" svg:x="74.786cm" svg:y="6.802cm" svg:viewBox="0 0 540 410" draw:points="540,410 0,410 0,0 540,0">
          <text:p/>
        </draw:polygon>
        <draw:polygon draw:style-name="gr3" draw:text-style-name="P3" draw:layer="layout" svg:width="0.389cm" svg:height="0.074cm" svg:x="74.862cm" svg:y="6.652cm" svg:viewBox="0 0 390 75" draw:points="0,0 0,75 390,75 390,0">
          <text:p/>
        </draw:polygon>
        <draw:polygon draw:style-name="gr6" draw:text-style-name="P1" draw:layer="layout" svg:width="0.389cm" svg:height="0.074cm" svg:x="74.862cm" svg:y="6.652cm" svg:viewBox="0 0 390 75" draw:points="390,0 390,75 0,75 0,0">
          <text:p/>
        </draw:polygon>
        <draw:polygon draw:style-name="gr3" draw:text-style-name="P3" draw:layer="layout" svg:width="0.077cm" svg:height="0.076cm" svg:x="75.018cm" svg:y="6.726cm" svg:viewBox="0 0 78 77" draw:points="0,0 0,77 78,77 78,0">
          <text:p/>
        </draw:polygon>
        <draw:polygon draw:style-name="gr6" draw:text-style-name="P1" draw:layer="layout" svg:width="0.077cm" svg:height="0.076cm" svg:x="75.018cm" svg:y="6.726cm" svg:viewBox="0 0 78 77" draw:points="0,77 0,0 78,0 78,77">
          <text:p/>
        </draw:polygon>
        <draw:polygon draw:style-name="gr3" draw:text-style-name="P3" draw:layer="layout" svg:width="0.54cm" svg:height="0.409cm" svg:x="73.094cm" svg:y="8.991cm" svg:viewBox="0 0 541 410" draw:points="0,0 0,410 541,410 541,0">
          <text:p/>
        </draw:polygon>
        <draw:line draw:style-name="gr6" draw:text-style-name="P1" draw:layer="layout" svg:x1="73.634cm" svg:y1="9.4cm" svg:x2="73.634cm" svg:y2="8.991cm">
          <text:p/>
        </draw:line>
        <draw:line draw:style-name="gr6" draw:text-style-name="P1" draw:layer="layout" svg:x1="73.094cm" svg:y1="9.4cm" svg:x2="73.634cm" svg:y2="9.4cm">
          <text:p/>
        </draw:line>
        <draw:line draw:style-name="gr6" draw:text-style-name="P1" draw:layer="layout" svg:x1="73.094cm" svg:y1="8.991cm" svg:x2="73.094cm" svg:y2="9.4cm">
          <text:p/>
        </draw:line>
        <draw:line draw:style-name="gr6" draw:text-style-name="P1" draw:layer="layout" svg:x1="73.634cm" svg:y1="8.991cm" svg:x2="73.094cm" svg:y2="8.991cm">
          <text:p/>
        </draw:line>
        <draw:polygon draw:style-name="gr3" draw:text-style-name="P3" draw:layer="layout" svg:width="0.392cm" svg:height="0.074cm" svg:x="73.168cm" svg:y="9.476cm" svg:viewBox="0 0 393 75" draw:points="0,0 0,75 393,75 393,0">
          <text:p/>
        </draw:polygon>
        <draw:line draw:style-name="gr6" draw:text-style-name="P1" draw:layer="layout" svg:x1="73.168cm" svg:y1="9.55cm" svg:x2="73.56cm" svg:y2="9.55cm">
          <text:p/>
        </draw:line>
        <draw:line draw:style-name="gr6" draw:text-style-name="P1" draw:layer="layout" svg:x1="73.168cm" svg:y1="9.476cm" svg:x2="73.168cm" svg:y2="9.55cm">
          <text:p/>
        </draw:line>
        <draw:line draw:style-name="gr6" draw:text-style-name="P1" draw:layer="layout" svg:x1="73.56cm" svg:y1="9.476cm" svg:x2="73.168cm" svg:y2="9.476cm">
          <text:p/>
        </draw:line>
        <draw:line draw:style-name="gr6" draw:text-style-name="P1" draw:layer="layout" svg:x1="73.56cm" svg:y1="9.55cm" svg:x2="73.56cm" svg:y2="9.476cm">
          <text:p/>
        </draw:line>
        <draw:polygon draw:style-name="gr3" draw:text-style-name="P3" draw:layer="layout" svg:width="0.074cm" svg:height="0.076cm" svg:x="73.327cm" svg:y="9.4cm" svg:viewBox="0 0 75 77" draw:points="0,0 0,77 75,77 75,0">
          <text:p/>
        </draw:polygon>
        <draw:line draw:style-name="gr6" draw:text-style-name="P1" draw:layer="layout" svg:x1="73.401cm" svg:y1="9.4cm" svg:x2="73.327cm" svg:y2="9.4cm">
          <text:p/>
        </draw:line>
        <draw:line draw:style-name="gr6" draw:text-style-name="P1" draw:layer="layout" svg:x1="73.401cm" svg:y1="9.476cm" svg:x2="73.401cm" svg:y2="9.4cm">
          <text:p/>
        </draw:line>
        <draw:line draw:style-name="gr6" draw:text-style-name="P1" draw:layer="layout" svg:x1="73.327cm" svg:y1="9.476cm" svg:x2="73.401cm" svg:y2="9.476cm">
          <text:p/>
        </draw:line>
        <draw:line draw:style-name="gr6" draw:text-style-name="P1" draw:layer="layout" svg:x1="73.327cm" svg:y1="9.4cm" svg:x2="73.327cm" svg:y2="9.476cm">
          <text:p/>
        </draw:line>
        <draw:polygon draw:style-name="gr3" draw:text-style-name="P3" draw:layer="layout" svg:width="0.54cm" svg:height="0.409cm" svg:x="74.794cm" svg:y="8.991cm" svg:viewBox="0 0 541 410" draw:points="0,0 0,410 541,410 541,0">
          <text:p/>
        </draw:polygon>
        <draw:line draw:style-name="gr6" draw:text-style-name="P1" draw:layer="layout" svg:x1="75.334cm" svg:y1="9.4cm" svg:x2="75.334cm" svg:y2="8.991cm">
          <text:p/>
        </draw:line>
        <draw:line draw:style-name="gr6" draw:text-style-name="P1" draw:layer="layout" svg:x1="74.794cm" svg:y1="9.4cm" svg:x2="75.334cm" svg:y2="9.4cm">
          <text:p/>
        </draw:line>
        <draw:line draw:style-name="gr6" draw:text-style-name="P1" draw:layer="layout" svg:x1="74.794cm" svg:y1="8.991cm" svg:x2="74.794cm" svg:y2="9.4cm">
          <text:p/>
        </draw:line>
        <draw:line draw:style-name="gr6" draw:text-style-name="P1" draw:layer="layout" svg:x1="75.334cm" svg:y1="8.991cm" svg:x2="74.794cm" svg:y2="8.991cm">
          <text:p/>
        </draw:line>
        <draw:polygon draw:style-name="gr3" draw:text-style-name="P3" draw:layer="layout" svg:width="0.392cm" svg:height="0.074cm" svg:x="74.868cm" svg:y="9.476cm" svg:viewBox="0 0 393 75" draw:points="0,0 0,75 393,75 393,0">
          <text:p/>
        </draw:polygon>
        <draw:line draw:style-name="gr6" draw:text-style-name="P1" draw:layer="layout" svg:x1="74.868cm" svg:y1="9.55cm" svg:x2="75.26cm" svg:y2="9.55cm">
          <text:p/>
        </draw:line>
        <draw:line draw:style-name="gr6" draw:text-style-name="P1" draw:layer="layout" svg:x1="74.868cm" svg:y1="9.476cm" svg:x2="74.868cm" svg:y2="9.55cm">
          <text:p/>
        </draw:line>
        <draw:line draw:style-name="gr6" draw:text-style-name="P1" draw:layer="layout" svg:x1="75.26cm" svg:y1="9.476cm" svg:x2="74.868cm" svg:y2="9.476cm">
          <text:p/>
        </draw:line>
        <draw:line draw:style-name="gr6" draw:text-style-name="P1" draw:layer="layout" svg:x1="75.26cm" svg:y1="9.55cm" svg:x2="75.26cm" svg:y2="9.476cm">
          <text:p/>
        </draw:line>
        <draw:polygon draw:style-name="gr3" draw:text-style-name="P3" draw:layer="layout" svg:width="0.074cm" svg:height="0.076cm" svg:x="75.027cm" svg:y="9.4cm" svg:viewBox="0 0 75 77" draw:points="0,0 0,77 75,77 75,0">
          <text:p/>
        </draw:polygon>
        <draw:line draw:style-name="gr6" draw:text-style-name="P1" draw:layer="layout" svg:x1="75.101cm" svg:y1="9.4cm" svg:x2="75.027cm" svg:y2="9.4cm">
          <text:p/>
        </draw:line>
        <draw:line draw:style-name="gr6" draw:text-style-name="P1" draw:layer="layout" svg:x1="75.101cm" svg:y1="9.476cm" svg:x2="75.101cm" svg:y2="9.4cm">
          <text:p/>
        </draw:line>
        <draw:line draw:style-name="gr6" draw:text-style-name="P1" draw:layer="layout" svg:x1="75.027cm" svg:y1="9.476cm" svg:x2="75.101cm" svg:y2="9.476cm">
          <text:p/>
        </draw:line>
        <draw:line draw:style-name="gr6" draw:text-style-name="P1" draw:layer="layout" svg:x1="75.027cm" svg:y1="9.4cm" svg:x2="75.027cm" svg:y2="9.476cm">
          <text:p/>
        </draw:line>
        <draw:polygon draw:style-name="gr3" draw:text-style-name="P3" draw:layer="layout" svg:width="0.411cm" svg:height="0.54cm" svg:x="77.586cm" svg:y="14.058cm" svg:viewBox="0 0 412 541" draw:points="0,0 0,541 412,541 412,0">
          <text:p/>
        </draw:polygon>
        <draw:line draw:style-name="gr6" draw:text-style-name="P1" draw:layer="layout" svg:x1="77.586cm" svg:y1="14.598cm" svg:x2="77.997cm" svg:y2="14.598cm">
          <text:p/>
        </draw:line>
        <draw:line draw:style-name="gr6" draw:text-style-name="P1" draw:layer="layout" svg:x1="77.586cm" svg:y1="14.058cm" svg:x2="77.586cm" svg:y2="14.598cm">
          <text:p/>
        </draw:line>
        <draw:line draw:style-name="gr6" draw:text-style-name="P1" draw:layer="layout" svg:x1="77.997cm" svg:y1="14.058cm" svg:x2="77.586cm" svg:y2="14.058cm">
          <text:p/>
        </draw:line>
        <draw:line draw:style-name="gr6" draw:text-style-name="P1" draw:layer="layout" svg:x1="77.997cm" svg:y1="14.598cm" svg:x2="77.997cm" svg:y2="14.058cm">
          <text:p/>
        </draw:line>
        <draw:polygon draw:style-name="gr3" draw:text-style-name="P3" draw:layer="layout" svg:width="0.076cm" svg:height="0.392cm" svg:x="77.436cm" svg:y="14.132cm" svg:viewBox="0 0 77 393" draw:points="0,0 0,393 77,393 77,0">
          <text:p/>
        </draw:polygon>
        <draw:line draw:style-name="gr6" draw:text-style-name="P1" draw:layer="layout" svg:x1="77.436cm" svg:y1="14.132cm" svg:x2="77.436cm" svg:y2="14.524cm">
          <text:p/>
        </draw:line>
        <draw:line draw:style-name="gr6" draw:text-style-name="P1" draw:layer="layout" svg:x1="77.512cm" svg:y1="14.132cm" svg:x2="77.436cm" svg:y2="14.132cm">
          <text:p/>
        </draw:line>
        <draw:line draw:style-name="gr6" draw:text-style-name="P1" draw:layer="layout" svg:x1="77.512cm" svg:y1="14.524cm" svg:x2="77.512cm" svg:y2="14.132cm">
          <text:p/>
        </draw:line>
        <draw:line draw:style-name="gr6" draw:text-style-name="P1" draw:layer="layout" svg:x1="77.436cm" svg:y1="14.524cm" svg:x2="77.512cm" svg:y2="14.524cm">
          <text:p/>
        </draw:line>
        <draw:polygon draw:style-name="gr3" draw:text-style-name="P3" draw:layer="layout" svg:width="0.074cm" svg:height="0.074cm" svg:x="77.512cm" svg:y="14.291cm" svg:viewBox="0 0 75 75" draw:points="0,0 0,75 75,75 75,0">
          <text:p/>
        </draw:polygon>
        <draw:line draw:style-name="gr6" draw:text-style-name="P1" draw:layer="layout" svg:x1="77.586cm" svg:y1="14.365cm" svg:x2="77.586cm" svg:y2="14.291cm">
          <text:p/>
        </draw:line>
        <draw:line draw:style-name="gr6" draw:text-style-name="P1" draw:layer="layout" svg:x1="77.512cm" svg:y1="14.365cm" svg:x2="77.586cm" svg:y2="14.365cm">
          <text:p/>
        </draw:line>
        <draw:line draw:style-name="gr6" draw:text-style-name="P1" draw:layer="layout" svg:x1="77.512cm" svg:y1="14.291cm" svg:x2="77.512cm" svg:y2="14.365cm">
          <text:p/>
        </draw:line>
        <draw:line draw:style-name="gr6" draw:text-style-name="P1" draw:layer="layout" svg:x1="77.586cm" svg:y1="14.291cm" svg:x2="77.512cm" svg:y2="14.291cm">
          <text:p/>
        </draw:line>
        <draw:polygon draw:style-name="gr3" draw:text-style-name="P3" draw:layer="layout" svg:width="0.411cm" svg:height="0.54cm" svg:x="77.586cm" svg:y="12.598cm" svg:viewBox="0 0 412 541" draw:points="0,0 0,541 412,541 412,0">
          <text:p/>
        </draw:polygon>
        <draw:line draw:style-name="gr6" draw:text-style-name="P1" draw:layer="layout" svg:x1="77.586cm" svg:y1="13.138cm" svg:x2="77.997cm" svg:y2="13.138cm">
          <text:p/>
        </draw:line>
        <draw:line draw:style-name="gr6" draw:text-style-name="P1" draw:layer="layout" svg:x1="77.586cm" svg:y1="12.598cm" svg:x2="77.586cm" svg:y2="13.138cm">
          <text:p/>
        </draw:line>
        <draw:line draw:style-name="gr6" draw:text-style-name="P1" draw:layer="layout" svg:x1="77.997cm" svg:y1="12.598cm" svg:x2="77.586cm" svg:y2="12.598cm">
          <text:p/>
        </draw:line>
        <draw:line draw:style-name="gr6" draw:text-style-name="P1" draw:layer="layout" svg:x1="77.997cm" svg:y1="13.138cm" svg:x2="77.997cm" svg:y2="12.598cm">
          <text:p/>
        </draw:line>
        <draw:polygon draw:style-name="gr3" draw:text-style-name="P3" draw:layer="layout" svg:width="0.076cm" svg:height="0.39cm" svg:x="77.436cm" svg:y="12.674cm" svg:viewBox="0 0 77 391" draw:points="0,0 0,391 77,391 77,0">
          <text:p/>
        </draw:polygon>
        <draw:line draw:style-name="gr6" draw:text-style-name="P1" draw:layer="layout" svg:x1="77.436cm" svg:y1="12.674cm" svg:x2="77.436cm" svg:y2="13.064cm">
          <text:p/>
        </draw:line>
        <draw:line draw:style-name="gr6" draw:text-style-name="P1" draw:layer="layout" svg:x1="77.512cm" svg:y1="12.674cm" svg:x2="77.436cm" svg:y2="12.674cm">
          <text:p/>
        </draw:line>
        <draw:line draw:style-name="gr6" draw:text-style-name="P1" draw:layer="layout" svg:x1="77.512cm" svg:y1="13.064cm" svg:x2="77.512cm" svg:y2="12.674cm">
          <text:p/>
        </draw:line>
        <draw:line draw:style-name="gr6" draw:text-style-name="P1" draw:layer="layout" svg:x1="77.436cm" svg:y1="13.064cm" svg:x2="77.512cm" svg:y2="13.064cm">
          <text:p/>
        </draw:line>
        <draw:polygon draw:style-name="gr3" draw:text-style-name="P3" draw:layer="layout" svg:width="0.074cm" svg:height="0.076cm" svg:x="77.512cm" svg:y="12.831cm" svg:viewBox="0 0 75 77" draw:points="0,0 0,77 75,77 75,0">
          <text:p/>
        </draw:polygon>
        <draw:line draw:style-name="gr6" draw:text-style-name="P1" draw:layer="layout" svg:x1="77.586cm" svg:y1="12.907cm" svg:x2="77.586cm" svg:y2="12.831cm">
          <text:p/>
        </draw:line>
        <draw:line draw:style-name="gr6" draw:text-style-name="P1" draw:layer="layout" svg:x1="77.512cm" svg:y1="12.907cm" svg:x2="77.586cm" svg:y2="12.907cm">
          <text:p/>
        </draw:line>
        <draw:line draw:style-name="gr6" draw:text-style-name="P1" draw:layer="layout" svg:x1="77.512cm" svg:y1="12.831cm" svg:x2="77.512cm" svg:y2="12.907cm">
          <text:p/>
        </draw:line>
        <draw:line draw:style-name="gr6" draw:text-style-name="P1" draw:layer="layout" svg:x1="77.586cm" svg:y1="12.831cm" svg:x2="77.512cm" svg:y2="12.831cm">
          <text:p/>
        </draw:line>
        <draw:polygon draw:style-name="gr3" draw:text-style-name="P3" draw:layer="layout" svg:width="0.411cm" svg:height="0.539cm" svg:x="77.586cm" svg:y="11.14cm" svg:viewBox="0 0 412 540" draw:points="0,0 0,540 412,540 412,0">
          <text:p/>
        </draw:polygon>
        <draw:line draw:style-name="gr6" draw:text-style-name="P1" draw:layer="layout" svg:x1="77.586cm" svg:y1="11.679cm" svg:x2="77.997cm" svg:y2="11.679cm">
          <text:p/>
        </draw:line>
        <draw:line draw:style-name="gr6" draw:text-style-name="P1" draw:layer="layout" svg:x1="77.586cm" svg:y1="11.14cm" svg:x2="77.586cm" svg:y2="11.679cm">
          <text:p/>
        </draw:line>
        <draw:line draw:style-name="gr6" draw:text-style-name="P1" draw:layer="layout" svg:x1="77.997cm" svg:y1="11.14cm" svg:x2="77.586cm" svg:y2="11.14cm">
          <text:p/>
        </draw:line>
        <draw:line draw:style-name="gr6" draw:text-style-name="P1" draw:layer="layout" svg:x1="77.997cm" svg:y1="11.679cm" svg:x2="77.997cm" svg:y2="11.14cm">
          <text:p/>
        </draw:line>
        <draw:polygon draw:style-name="gr3" draw:text-style-name="P3" draw:layer="layout" svg:width="0.076cm" svg:height="0.389cm" svg:x="77.436cm" svg:y="11.214cm" svg:viewBox="0 0 77 390" draw:points="0,0 0,390 77,390 77,0">
          <text:p/>
        </draw:polygon>
        <draw:line draw:style-name="gr6" draw:text-style-name="P1" draw:layer="layout" svg:x1="77.436cm" svg:y1="11.214cm" svg:x2="77.436cm" svg:y2="11.603cm">
          <text:p/>
        </draw:line>
        <draw:line draw:style-name="gr6" draw:text-style-name="P1" draw:layer="layout" svg:x1="77.512cm" svg:y1="11.214cm" svg:x2="77.436cm" svg:y2="11.214cm">
          <text:p/>
        </draw:line>
        <draw:line draw:style-name="gr6" draw:text-style-name="P1" draw:layer="layout" svg:x1="77.512cm" svg:y1="11.603cm" svg:x2="77.512cm" svg:y2="11.214cm">
          <text:p/>
        </draw:line>
        <draw:line draw:style-name="gr6" draw:text-style-name="P1" draw:layer="layout" svg:x1="77.436cm" svg:y1="11.603cm" svg:x2="77.512cm" svg:y2="11.603cm">
          <text:p/>
        </draw:line>
        <draw:polygon draw:style-name="gr3" draw:text-style-name="P3" draw:layer="layout" svg:width="0.074cm" svg:height="0.074cm" svg:x="77.512cm" svg:y="11.372cm" svg:viewBox="0 0 75 75" draw:points="0,0 0,75 75,75 75,0">
          <text:p/>
        </draw:polygon>
        <draw:line draw:style-name="gr6" draw:text-style-name="P1" draw:layer="layout" svg:x1="77.586cm" svg:y1="11.446cm" svg:x2="77.586cm" svg:y2="11.372cm">
          <text:p/>
        </draw:line>
        <draw:line draw:style-name="gr6" draw:text-style-name="P1" draw:layer="layout" svg:x1="77.512cm" svg:y1="11.446cm" svg:x2="77.586cm" svg:y2="11.446cm">
          <text:p/>
        </draw:line>
        <draw:line draw:style-name="gr6" draw:text-style-name="P1" draw:layer="layout" svg:x1="77.512cm" svg:y1="11.372cm" svg:x2="77.512cm" svg:y2="11.446cm">
          <text:p/>
        </draw:line>
        <draw:line draw:style-name="gr6" draw:text-style-name="P1" draw:layer="layout" svg:x1="77.586cm" svg:y1="11.372cm" svg:x2="77.512cm" svg:y2="11.372cm">
          <text:p/>
        </draw:line>
        <draw:polygon draw:style-name="gr3" draw:text-style-name="P3" draw:layer="layout" svg:width="0.411cm" svg:height="0.54cm" svg:x="77.586cm" svg:y="9.679cm" svg:viewBox="0 0 412 541" draw:points="0,0 0,541 412,541 412,0">
          <text:p/>
        </draw:polygon>
        <draw:line draw:style-name="gr6" draw:text-style-name="P1" draw:layer="layout" svg:x1="77.586cm" svg:y1="10.219cm" svg:x2="77.997cm" svg:y2="10.219cm">
          <text:p/>
        </draw:line>
        <draw:line draw:style-name="gr6" draw:text-style-name="P1" draw:layer="layout" svg:x1="77.586cm" svg:y1="9.679cm" svg:x2="77.586cm" svg:y2="10.219cm">
          <text:p/>
        </draw:line>
        <draw:line draw:style-name="gr6" draw:text-style-name="P1" draw:layer="layout" svg:x1="77.997cm" svg:y1="9.679cm" svg:x2="77.586cm" svg:y2="9.679cm">
          <text:p/>
        </draw:line>
        <draw:line draw:style-name="gr6" draw:text-style-name="P1" draw:layer="layout" svg:x1="77.997cm" svg:y1="10.219cm" svg:x2="77.997cm" svg:y2="9.679cm">
          <text:p/>
        </draw:line>
        <draw:polygon draw:style-name="gr3" draw:text-style-name="P3" draw:layer="layout" svg:width="0.076cm" svg:height="0.39cm" svg:x="77.436cm" svg:y="9.755cm" svg:viewBox="0 0 77 391" draw:points="0,0 0,391 77,391 77,0">
          <text:p/>
        </draw:polygon>
        <draw:line draw:style-name="gr6" draw:text-style-name="P1" draw:layer="layout" svg:x1="77.436cm" svg:y1="9.755cm" svg:x2="77.436cm" svg:y2="10.145cm">
          <text:p/>
        </draw:line>
        <draw:line draw:style-name="gr6" draw:text-style-name="P1" draw:layer="layout" svg:x1="77.512cm" svg:y1="9.755cm" svg:x2="77.436cm" svg:y2="9.755cm">
          <text:p/>
        </draw:line>
        <draw:line draw:style-name="gr6" draw:text-style-name="P1" draw:layer="layout" svg:x1="77.512cm" svg:y1="10.145cm" svg:x2="77.512cm" svg:y2="9.755cm">
          <text:p/>
        </draw:line>
        <draw:line draw:style-name="gr6" draw:text-style-name="P1" draw:layer="layout" svg:x1="77.436cm" svg:y1="10.145cm" svg:x2="77.512cm" svg:y2="10.145cm">
          <text:p/>
        </draw:line>
        <draw:polygon draw:style-name="gr3" draw:text-style-name="P3" draw:layer="layout" svg:width="0.074cm" svg:height="0.074cm" svg:x="77.512cm" svg:y="9.912cm" svg:viewBox="0 0 75 75" draw:points="0,0 0,75 75,75 75,0">
          <text:p/>
        </draw:polygon>
        <draw:line draw:style-name="gr6" draw:text-style-name="P1" draw:layer="layout" svg:x1="77.586cm" svg:y1="9.986cm" svg:x2="77.586cm" svg:y2="9.912cm">
          <text:p/>
        </draw:line>
        <draw:line draw:style-name="gr6" draw:text-style-name="P1" draw:layer="layout" svg:x1="77.512cm" svg:y1="9.986cm" svg:x2="77.586cm" svg:y2="9.986cm">
          <text:p/>
        </draw:line>
        <draw:line draw:style-name="gr6" draw:text-style-name="P1" draw:layer="layout" svg:x1="77.512cm" svg:y1="9.912cm" svg:x2="77.512cm" svg:y2="9.986cm">
          <text:p/>
        </draw:line>
        <draw:line draw:style-name="gr6" draw:text-style-name="P1" draw:layer="layout" svg:x1="77.586cm" svg:y1="9.912cm" svg:x2="77.512cm" svg:y2="9.912cm">
          <text:p/>
        </draw:line>
        <draw:polygon draw:style-name="gr3" draw:text-style-name="P3" draw:layer="layout" svg:width="0.411cm" svg:height="0.54cm" svg:x="77.586cm" svg:y="8.208cm" svg:viewBox="0 0 412 541" draw:points="0,0 0,541 412,541 412,0">
          <text:p/>
        </draw:polygon>
        <draw:line draw:style-name="gr6" draw:text-style-name="P1" draw:layer="layout" svg:x1="77.586cm" svg:y1="8.748cm" svg:x2="77.997cm" svg:y2="8.748cm">
          <text:p/>
        </draw:line>
        <draw:line draw:style-name="gr6" draw:text-style-name="P1" draw:layer="layout" svg:x1="77.586cm" svg:y1="8.208cm" svg:x2="77.586cm" svg:y2="8.748cm">
          <text:p/>
        </draw:line>
        <draw:line draw:style-name="gr6" draw:text-style-name="P1" draw:layer="layout" svg:x1="77.997cm" svg:y1="8.208cm" svg:x2="77.586cm" svg:y2="8.208cm">
          <text:p/>
        </draw:line>
        <draw:line draw:style-name="gr6" draw:text-style-name="P1" draw:layer="layout" svg:x1="77.997cm" svg:y1="8.748cm" svg:x2="77.997cm" svg:y2="8.208cm">
          <text:p/>
        </draw:line>
        <draw:polygon draw:style-name="gr3" draw:text-style-name="P3" draw:layer="layout" svg:width="0.076cm" svg:height="0.39cm" svg:x="77.436cm" svg:y="8.284cm" svg:viewBox="0 0 77 391" draw:points="0,0 0,391 77,391 77,0">
          <text:p/>
        </draw:polygon>
        <draw:line draw:style-name="gr6" draw:text-style-name="P1" draw:layer="layout" svg:x1="77.436cm" svg:y1="8.284cm" svg:x2="77.436cm" svg:y2="8.674cm">
          <text:p/>
        </draw:line>
        <draw:line draw:style-name="gr6" draw:text-style-name="P1" draw:layer="layout" svg:x1="77.512cm" svg:y1="8.284cm" svg:x2="77.436cm" svg:y2="8.284cm">
          <text:p/>
        </draw:line>
        <draw:line draw:style-name="gr6" draw:text-style-name="P1" draw:layer="layout" svg:x1="77.512cm" svg:y1="8.674cm" svg:x2="77.512cm" svg:y2="8.284cm">
          <text:p/>
        </draw:line>
        <draw:line draw:style-name="gr6" draw:text-style-name="P1" draw:layer="layout" svg:x1="77.436cm" svg:y1="8.674cm" svg:x2="77.512cm" svg:y2="8.674cm">
          <text:p/>
        </draw:line>
        <draw:polygon draw:style-name="gr3" draw:text-style-name="P3" draw:layer="layout" svg:width="0.074cm" svg:height="0.074cm" svg:x="77.512cm" svg:y="8.441cm" svg:viewBox="0 0 75 75" draw:points="0,0 0,75 75,75 75,0">
          <text:p/>
        </draw:polygon>
        <draw:line draw:style-name="gr6" draw:text-style-name="P1" draw:layer="layout" svg:x1="77.586cm" svg:y1="8.515cm" svg:x2="77.586cm" svg:y2="8.441cm">
          <text:p/>
        </draw:line>
        <draw:line draw:style-name="gr6" draw:text-style-name="P1" draw:layer="layout" svg:x1="77.512cm" svg:y1="8.515cm" svg:x2="77.586cm" svg:y2="8.515cm">
          <text:p/>
        </draw:line>
        <draw:line draw:style-name="gr6" draw:text-style-name="P1" draw:layer="layout" svg:x1="77.512cm" svg:y1="8.441cm" svg:x2="77.512cm" svg:y2="8.515cm">
          <text:p/>
        </draw:line>
        <draw:line draw:style-name="gr6" draw:text-style-name="P1" draw:layer="layout" svg:x1="77.586cm" svg:y1="8.441cm" svg:x2="77.512cm" svg:y2="8.441cm">
          <text:p/>
        </draw:line>
        <draw:polygon draw:style-name="gr3" draw:text-style-name="P3" draw:layer="layout" svg:width="0.411cm" svg:height="0.539cm" svg:x="77.586cm" svg:y="6.75cm" svg:viewBox="0 0 412 540" draw:points="0,0 0,540 412,540 412,0">
          <text:p/>
        </draw:polygon>
        <draw:line draw:style-name="gr6" draw:text-style-name="P1" draw:layer="layout" svg:x1="77.586cm" svg:y1="7.289cm" svg:x2="77.997cm" svg:y2="7.289cm">
          <text:p/>
        </draw:line>
        <draw:line draw:style-name="gr6" draw:text-style-name="P1" draw:layer="layout" svg:x1="77.586cm" svg:y1="6.75cm" svg:x2="77.586cm" svg:y2="7.289cm">
          <text:p/>
        </draw:line>
        <draw:line draw:style-name="gr6" draw:text-style-name="P1" draw:layer="layout" svg:x1="77.997cm" svg:y1="6.75cm" svg:x2="77.586cm" svg:y2="6.75cm">
          <text:p/>
        </draw:line>
        <draw:line draw:style-name="gr6" draw:text-style-name="P1" draw:layer="layout" svg:x1="77.997cm" svg:y1="7.289cm" svg:x2="77.997cm" svg:y2="6.75cm">
          <text:p/>
        </draw:line>
        <draw:polygon draw:style-name="gr3" draw:text-style-name="P3" draw:layer="layout" svg:width="0.076cm" svg:height="0.389cm" svg:x="77.436cm" svg:y="6.824cm" svg:viewBox="0 0 77 390" draw:points="0,0 0,390 77,390 77,0">
          <text:p/>
        </draw:polygon>
        <draw:line draw:style-name="gr6" draw:text-style-name="P1" draw:layer="layout" svg:x1="77.436cm" svg:y1="6.824cm" svg:x2="77.436cm" svg:y2="7.213cm">
          <text:p/>
        </draw:line>
        <draw:line draw:style-name="gr6" draw:text-style-name="P1" draw:layer="layout" svg:x1="77.512cm" svg:y1="6.824cm" svg:x2="77.436cm" svg:y2="6.824cm">
          <text:p/>
        </draw:line>
        <draw:line draw:style-name="gr6" draw:text-style-name="P1" draw:layer="layout" svg:x1="77.512cm" svg:y1="7.213cm" svg:x2="77.512cm" svg:y2="6.824cm">
          <text:p/>
        </draw:line>
        <draw:line draw:style-name="gr6" draw:text-style-name="P1" draw:layer="layout" svg:x1="77.436cm" svg:y1="7.213cm" svg:x2="77.512cm" svg:y2="7.213cm">
          <text:p/>
        </draw:line>
        <draw:polygon draw:style-name="gr3" draw:text-style-name="P3" draw:layer="layout" svg:width="0.074cm" svg:height="0.076cm" svg:x="77.512cm" svg:y="6.98cm" svg:viewBox="0 0 75 77" draw:points="0,0 0,77 75,77 75,0">
          <text:p/>
        </draw:polygon>
        <draw:line draw:style-name="gr6" draw:text-style-name="P1" draw:layer="layout" svg:x1="77.586cm" svg:y1="7.056cm" svg:x2="77.586cm" svg:y2="6.98cm">
          <text:p/>
        </draw:line>
        <draw:line draw:style-name="gr6" draw:text-style-name="P1" draw:layer="layout" svg:x1="77.512cm" svg:y1="7.056cm" svg:x2="77.586cm" svg:y2="7.056cm">
          <text:p/>
        </draw:line>
        <draw:line draw:style-name="gr6" draw:text-style-name="P1" draw:layer="layout" svg:x1="77.512cm" svg:y1="6.98cm" svg:x2="77.512cm" svg:y2="7.056cm">
          <text:p/>
        </draw:line>
        <draw:line draw:style-name="gr6" draw:text-style-name="P1" draw:layer="layout" svg:x1="77.586cm" svg:y1="6.98cm" svg:x2="77.512cm" svg:y2="6.98cm">
          <text:p/>
        </draw:line>
        <draw:polygon draw:style-name="gr3" draw:text-style-name="P3" draw:layer="layout" svg:width="0.66cm" svg:height="1.541cm" svg:x="18.002cm" svg:y="11.205cm" svg:viewBox="0 0 661 1542" draw:points="0,0 0,1542 661,1542 661,0">
          <text:p/>
        </draw:polygon>
        <draw:polygon draw:style-name="gr6" draw:text-style-name="P1" draw:layer="layout" svg:width="0.66cm" svg:height="1.541cm" svg:x="18.002cm" svg:y="11.205cm" svg:viewBox="0 0 661 1542" draw:points="661,1542 661,0 0,0 0,1542">
          <text:p/>
        </draw:polygon>
        <draw:line draw:style-name="gr6" draw:text-style-name="P1" draw:layer="layout" svg:x1="18.29cm" svg:y1="12.746cm" svg:x2="18.29cm" svg:y2="11.205cm">
          <text:p/>
        </draw:line>
        <draw:polygon draw:style-name="gr3" draw:text-style-name="P3" draw:layer="layout" svg:width="0.66cm" svg:height="2.24cm" svg:x="18.002cm" svg:y="12.746cm" svg:viewBox="0 0 661 2241" draw:points="0,0 0,2241 661,2241 661,0">
          <text:p/>
        </draw:polygon>
        <draw:polygon draw:style-name="gr6" draw:text-style-name="P1" draw:layer="layout" svg:width="0.66cm" svg:height="2.24cm" svg:x="18.002cm" svg:y="12.746cm" svg:viewBox="0 0 661 2241" draw:points="661,2241 661,0 0,0 0,2241">
          <text:p/>
        </draw:polygon>
        <draw:line draw:style-name="gr6" draw:text-style-name="P1" draw:layer="layout" svg:x1="18.29cm" svg:y1="14.986cm" svg:x2="18.29cm" svg:y2="12.746cm">
          <text:p/>
        </draw:line>
        <draw:polygon draw:style-name="gr3" draw:text-style-name="P3" draw:layer="layout" svg:width="0.502cm" svg:height="0.4cm" svg:x="63.929cm" svg:y="37.026cm" svg:viewBox="0 0 503 401" draw:points="0,0 0,401 503,401 503,0">
          <text:p/>
        </draw:polygon>
        <draw:polygon draw:style-name="gr6" draw:text-style-name="P1" draw:layer="layout" svg:width="0.483cm" svg:height="0.4cm" svg:x="63.929cm" svg:y="37.026cm" svg:viewBox="0 0 484 401" draw:points="0,0 0,401 484,401 484,0">
          <text:p/>
        </draw:polygon>
        <draw:polygon draw:style-name="gr6" draw:text-style-name="P1" draw:layer="layout" svg:width="0.019cm" svg:height="0.389cm" svg:x="64.412cm" svg:y="37.031cm" svg:viewBox="0 0 20 390" draw:points="0,0 0,390 20,390 20,0">
          <text:p/>
        </draw:polygon>
        <draw:polygon draw:style-name="gr3" draw:text-style-name="P3" draw:layer="layout" svg:width="0.502cm" svg:height="0.4cm" svg:x="63.929cm" svg:y="38.624cm" svg:viewBox="0 0 503 401" draw:points="0,0 0,401 503,401 503,0">
          <text:p/>
        </draw:polygon>
        <draw:polygon draw:style-name="gr6" draw:text-style-name="P1" draw:layer="layout" svg:width="0.483cm" svg:height="0.4cm" svg:x="63.929cm" svg:y="38.624cm" svg:viewBox="0 0 484 401" draw:points="0,0 0,401 484,401 484,0">
          <text:p/>
        </draw:polygon>
        <draw:polygon draw:style-name="gr6" draw:text-style-name="P1" draw:layer="layout" svg:width="0.019cm" svg:height="0.389cm" svg:x="64.412cm" svg:y="38.631cm" svg:viewBox="0 0 20 390" draw:points="0,0 0,390 20,390 20,0">
          <text:p/>
        </draw:polygon>
        <draw:polygon draw:style-name="gr3" draw:text-style-name="P3" draw:layer="layout" svg:width="0.499cm" svg:height="0.4cm" svg:x="63.43cm" svg:y="36.226cm" svg:viewBox="0 0 500 401" draw:points="0,0 0,401 500,401 500,0">
          <text:p/>
        </draw:polygon>
        <draw:polygon draw:style-name="gr6" draw:text-style-name="P1" draw:layer="layout" svg:width="0.48cm" svg:height="0.4cm" svg:x="63.449cm" svg:y="36.226cm" svg:viewBox="0 0 481 401" draw:points="481,0 481,401 0,401 0,0">
          <text:p/>
        </draw:polygon>
        <draw:polygon draw:style-name="gr6" draw:text-style-name="P1" draw:layer="layout" svg:width="0.019cm" svg:height="0.39cm" svg:x="63.43cm" svg:y="36.23cm" svg:viewBox="0 0 20 391" draw:points="20,0 20,391 0,391 0,0">
          <text:p/>
        </draw:polygon>
        <draw:polygon draw:style-name="gr3" draw:text-style-name="P3" draw:layer="layout" svg:width="0.499cm" svg:height="0.4cm" svg:x="63.43cm" svg:y="36.626cm" svg:viewBox="0 0 500 401" draw:points="0,0 0,401 500,401 500,0">
          <text:p/>
        </draw:polygon>
        <draw:polygon draw:style-name="gr6" draw:text-style-name="P1" draw:layer="layout" svg:width="0.48cm" svg:height="0.4cm" svg:x="63.449cm" svg:y="36.626cm" svg:viewBox="0 0 481 401" draw:points="481,0 481,401 0,401 0,0">
          <text:p/>
        </draw:polygon>
        <draw:polygon draw:style-name="gr6" draw:text-style-name="P1" draw:layer="layout" svg:width="0.019cm" svg:height="0.389cm" svg:x="63.43cm" svg:y="36.631cm" svg:viewBox="0 0 20 390" draw:points="20,0 20,390 0,390 0,0">
          <text:p/>
        </draw:polygon>
        <draw:polygon draw:style-name="gr3" draw:text-style-name="P3" draw:layer="layout" svg:width="0.499cm" svg:height="0.401cm" svg:x="63.43cm" svg:y="39.024cm" svg:viewBox="0 0 500 402" draw:points="0,0 0,402 500,402 500,0">
          <text:p/>
        </draw:polygon>
        <draw:polygon draw:style-name="gr6" draw:text-style-name="P1" draw:layer="layout" svg:width="0.48cm" svg:height="0.401cm" svg:x="63.449cm" svg:y="39.024cm" svg:viewBox="0 0 481 402" draw:points="481,0 481,402 0,402 0,0">
          <text:p/>
        </draw:polygon>
        <draw:polygon draw:style-name="gr6" draw:text-style-name="P1" draw:layer="layout" svg:width="0.019cm" svg:height="0.389cm" svg:x="63.43cm" svg:y="39.031cm" svg:viewBox="0 0 20 390" draw:points="20,0 20,390 0,390 0,0">
          <text:p/>
        </draw:polygon>
        <draw:polygon draw:style-name="gr3" draw:text-style-name="P3" draw:layer="layout" svg:width="0.502cm" svg:height="0.397cm" svg:x="63.929cm" svg:y="38.227cm" svg:viewBox="0 0 503 398" draw:points="0,0 0,398 503,398 503,0">
          <text:p/>
        </draw:polygon>
        <draw:polygon draw:style-name="gr6" draw:text-style-name="P1" draw:layer="layout" svg:width="0.483cm" svg:height="0.397cm" svg:x="63.929cm" svg:y="38.227cm" svg:viewBox="0 0 484 398" draw:points="0,0 0,398 484,398 484,0">
          <text:p/>
        </draw:polygon>
        <draw:polygon draw:style-name="gr6" draw:text-style-name="P1" draw:layer="layout" svg:width="0.019cm" svg:height="0.389cm" svg:x="64.412cm" svg:y="38.231cm" svg:viewBox="0 0 20 390" draw:points="0,0 0,390 20,390 20,0">
          <text:p/>
        </draw:polygon>
        <draw:polygon draw:style-name="gr3" draw:text-style-name="P3" draw:layer="layout" svg:width="0.502cm" svg:height="0.4cm" svg:x="63.929cm" svg:y="37.426cm" svg:viewBox="0 0 503 401" draw:points="0,0 0,401 503,401 503,0">
          <text:p/>
        </draw:polygon>
        <draw:polygon draw:style-name="gr6" draw:text-style-name="P1" draw:layer="layout" svg:width="0.483cm" svg:height="0.4cm" svg:x="63.929cm" svg:y="37.426cm" svg:viewBox="0 0 484 401" draw:points="0,0 0,401 484,401 484,0">
          <text:p/>
        </draw:polygon>
        <draw:polygon draw:style-name="gr6" draw:text-style-name="P1" draw:layer="layout" svg:width="0.019cm" svg:height="0.389cm" svg:x="64.412cm" svg:y="37.431cm" svg:viewBox="0 0 20 390" draw:points="0,0 0,390 20,390 20,0">
          <text:p/>
        </draw:polygon>
        <draw:polygon draw:style-name="gr3" draw:text-style-name="P3" draw:layer="layout" svg:width="0.499cm" svg:height="0.4cm" svg:x="63.43cm" svg:y="37.426cm" svg:viewBox="0 0 500 401" draw:points="0,0 0,401 500,401 500,0">
          <text:p/>
        </draw:polygon>
        <draw:polygon draw:style-name="gr6" draw:text-style-name="P1" draw:layer="layout" svg:width="0.48cm" svg:height="0.4cm" svg:x="63.449cm" svg:y="37.426cm" svg:viewBox="0 0 481 401" draw:points="481,0 481,401 0,401 0,0">
          <text:p/>
        </draw:polygon>
        <draw:polygon draw:style-name="gr6" draw:text-style-name="P1" draw:layer="layout" svg:width="0.019cm" svg:height="0.389cm" svg:x="63.43cm" svg:y="37.431cm" svg:viewBox="0 0 20 390" draw:points="20,0 20,390 0,390 0,0">
          <text:p/>
        </draw:polygon>
        <draw:polygon draw:style-name="gr3" draw:text-style-name="P3" draw:layer="layout" svg:width="0.499cm" svg:height="0.4cm" svg:x="63.43cm" svg:y="38.624cm" svg:viewBox="0 0 500 401" draw:points="0,0 0,401 500,401 500,0">
          <text:p/>
        </draw:polygon>
        <draw:polygon draw:style-name="gr6" draw:text-style-name="P1" draw:layer="layout" svg:width="0.48cm" svg:height="0.4cm" svg:x="63.449cm" svg:y="38.624cm" svg:viewBox="0 0 481 401" draw:points="481,0 481,401 0,401 0,0">
          <text:p/>
        </draw:polygon>
        <draw:polygon draw:style-name="gr6" draw:text-style-name="P1" draw:layer="layout" svg:width="0.019cm" svg:height="0.389cm" svg:x="63.43cm" svg:y="38.631cm" svg:viewBox="0 0 20 390" draw:points="20,0 20,390 0,390 0,0">
          <text:p/>
        </draw:polygon>
        <draw:polygon draw:style-name="gr3" draw:text-style-name="P3" draw:layer="layout" svg:width="0.502cm" svg:height="0.401cm" svg:x="63.929cm" svg:y="39.024cm" svg:viewBox="0 0 503 402" draw:points="0,0 0,402 503,402 503,0">
          <text:p/>
        </draw:polygon>
        <draw:polygon draw:style-name="gr6" draw:text-style-name="P1" draw:layer="layout" svg:width="0.483cm" svg:height="0.401cm" svg:x="63.929cm" svg:y="39.024cm" svg:viewBox="0 0 484 402" draw:points="0,0 0,402 484,402 484,0">
          <text:p/>
        </draw:polygon>
        <draw:polygon draw:style-name="gr6" draw:text-style-name="P1" draw:layer="layout" svg:width="0.019cm" svg:height="0.389cm" svg:x="64.412cm" svg:y="39.031cm" svg:viewBox="0 0 20 390" draw:points="0,0 0,390 20,390 20,0">
          <text:p/>
        </draw:polygon>
        <draw:polygon draw:style-name="gr3" draw:text-style-name="P3" draw:layer="layout" svg:width="0.502cm" svg:height="0.4cm" svg:x="63.929cm" svg:y="36.226cm" svg:viewBox="0 0 503 401" draw:points="0,0 0,401 503,401 503,0">
          <text:p/>
        </draw:polygon>
        <draw:polygon draw:style-name="gr6" draw:text-style-name="P1" draw:layer="layout" svg:width="0.483cm" svg:height="0.4cm" svg:x="63.929cm" svg:y="36.226cm" svg:viewBox="0 0 484 401" draw:points="0,0 0,401 484,401 484,0">
          <text:p/>
        </draw:polygon>
        <draw:polygon draw:style-name="gr6" draw:text-style-name="P1" draw:layer="layout" svg:width="0.019cm" svg:height="0.39cm" svg:x="64.412cm" svg:y="36.23cm" svg:viewBox="0 0 20 391" draw:points="0,0 0,391 20,391 20,0">
          <text:p/>
        </draw:polygon>
        <draw:polygon draw:style-name="gr3" draw:text-style-name="P3" draw:layer="layout" svg:width="0.502cm" svg:height="0.401cm" svg:x="63.929cm" svg:y="37.826cm" svg:viewBox="0 0 503 402" draw:points="0,0 0,402 503,402 503,0">
          <text:p/>
        </draw:polygon>
        <draw:polygon draw:style-name="gr6" draw:text-style-name="P1" draw:layer="layout" svg:width="0.483cm" svg:height="0.401cm" svg:x="63.929cm" svg:y="37.826cm" svg:viewBox="0 0 484 402" draw:points="0,0 0,402 484,402 484,0">
          <text:p/>
        </draw:polygon>
        <draw:polygon draw:style-name="gr6" draw:text-style-name="P1" draw:layer="layout" svg:width="0.019cm" svg:height="0.389cm" svg:x="64.412cm" svg:y="37.831cm" svg:viewBox="0 0 20 390" draw:points="0,0 0,390 20,390 20,0">
          <text:p/>
        </draw:polygon>
        <draw:polygon draw:style-name="gr3" draw:text-style-name="P3" draw:layer="layout" svg:width="0.499cm" svg:height="0.401cm" svg:x="63.43cm" svg:y="37.826cm" svg:viewBox="0 0 500 402" draw:points="0,0 0,402 500,402 500,0">
          <text:p/>
        </draw:polygon>
        <draw:polygon draw:style-name="gr6" draw:text-style-name="P1" draw:layer="layout" svg:width="0.48cm" svg:height="0.401cm" svg:x="63.449cm" svg:y="37.826cm" svg:viewBox="0 0 481 402" draw:points="481,0 481,402 0,402 0,0">
          <text:p/>
        </draw:polygon>
        <draw:polygon draw:style-name="gr6" draw:text-style-name="P1" draw:layer="layout" svg:width="0.019cm" svg:height="0.389cm" svg:x="63.43cm" svg:y="37.831cm" svg:viewBox="0 0 20 390" draw:points="20,0 20,390 0,390 0,0">
          <text:p/>
        </draw:polygon>
        <draw:polygon draw:style-name="gr3" draw:text-style-name="P3" draw:layer="layout" svg:width="0.499cm" svg:height="0.397cm" svg:x="63.43cm" svg:y="38.227cm" svg:viewBox="0 0 500 398" draw:points="0,0 0,398 500,398 500,0">
          <text:p/>
        </draw:polygon>
        <draw:polygon draw:style-name="gr6" draw:text-style-name="P1" draw:layer="layout" svg:width="0.48cm" svg:height="0.397cm" svg:x="63.449cm" svg:y="38.227cm" svg:viewBox="0 0 481 398" draw:points="481,0 481,398 0,398 0,0">
          <text:p/>
        </draw:polygon>
        <draw:polygon draw:style-name="gr6" draw:text-style-name="P1" draw:layer="layout" svg:width="0.019cm" svg:height="0.389cm" svg:x="63.43cm" svg:y="38.231cm" svg:viewBox="0 0 20 390" draw:points="20,0 20,390 0,390 0,0">
          <text:p/>
        </draw:polygon>
        <draw:polygon draw:style-name="gr3" draw:text-style-name="P3" draw:layer="layout" svg:width="0.499cm" svg:height="0.4cm" svg:x="63.43cm" svg:y="37.026cm" svg:viewBox="0 0 500 401" draw:points="0,0 0,401 500,401 500,0">
          <text:p/>
        </draw:polygon>
        <draw:polygon draw:style-name="gr6" draw:text-style-name="P1" draw:layer="layout" svg:width="0.48cm" svg:height="0.4cm" svg:x="63.449cm" svg:y="37.026cm" svg:viewBox="0 0 481 401" draw:points="481,0 481,401 0,401 0,0">
          <text:p/>
        </draw:polygon>
        <draw:polygon draw:style-name="gr6" draw:text-style-name="P1" draw:layer="layout" svg:width="0.019cm" svg:height="0.389cm" svg:x="63.43cm" svg:y="37.031cm" svg:viewBox="0 0 20 390" draw:points="20,0 20,390 0,390 0,0">
          <text:p/>
        </draw:polygon>
        <draw:polygon draw:style-name="gr3" draw:text-style-name="P3" draw:layer="layout" svg:width="0.549cm" svg:height="0.548cm" svg:x="66.109cm" svg:y="11.904cm" svg:viewBox="0 0 550 549" draw:points="30,549 550,515 520,57 472,59 468,0 45,25 49,86 0,89">
          <text:p/>
        </draw:polygon>
        <draw:polygon draw:style-name="gr6" draw:text-style-name="P1" draw:layer="layout" svg:width="0.457cm" svg:height="0.546cm" svg:x="66.154cm" svg:y="11.904cm" svg:viewBox="0 0 458 547" draw:points="34,547 458,519 424,0 0,25">
          <text:p/>
        </draw:polygon>
        <draw:polyline draw:style-name="gr6" draw:text-style-name="P1" draw:layer="layout" svg:width="0.049cm" svg:height="0.462cm" svg:x="66.109cm" svg:y="11.99cm" svg:viewBox="0 0 50 463" draw:points="31,463 0,3 50,0">
          <text:p/>
        </draw:polyline>
        <draw:line draw:style-name="gr6" draw:text-style-name="P1" draw:layer="layout" svg:x1="66.139cm" svg:y1="12.453cm" svg:x2="66.189cm" svg:y2="12.45cm">
          <text:p/>
        </draw:line>
        <draw:polyline draw:style-name="gr6" draw:text-style-name="P1" draw:layer="layout" svg:width="0.077cm" svg:height="0.457cm" svg:x="66.581cm" svg:y="11.961cm" svg:viewBox="0 0 78 458" draw:points="78,458 48,0 0,2">
          <text:p/>
        </draw:polyline>
        <draw:line draw:style-name="gr6" draw:text-style-name="P1" draw:layer="layout" svg:x1="66.659cm" svg:y1="12.418cm" svg:x2="66.611cm" svg:y2="12.423cm">
          <text:p/>
        </draw:line>
        <draw:line draw:style-name="gr6" draw:text-style-name="P1" draw:layer="layout" svg:x1="66.162cm" svg:y1="12.051cm" svg:x2="66.587cm" svg:y2="12.022cm">
          <text:p/>
        </draw:line>
        <draw:polygon draw:style-name="gr3" draw:text-style-name="P3" draw:layer="layout" svg:width="0.677cm" svg:height="0.669cm" svg:x="65.297cm" svg:y="12.359cm" svg:viewBox="0 0 678 670" draw:points="445,670 678,203 265,0 244,42 189,15 0,396 56,421 33,465">
          <text:p/>
        </draw:polygon>
        <draw:polygon draw:style-name="gr6" draw:text-style-name="P1" draw:layer="layout" svg:width="0.654cm" svg:height="0.611cm" svg:x="65.297cm" svg:y="12.374cm" svg:viewBox="0 0 655 612" draw:points="466,612 655,231 188,0 0,382">
          <text:p/>
        </draw:polygon>
        <draw:polyline draw:style-name="gr6" draw:text-style-name="P1" draw:layer="layout" svg:width="0.411cm" svg:height="0.248cm" svg:x="65.33cm" svg:y="12.78cm" svg:viewBox="0 0 412 249" draw:points="412,249 0,44 22,0">
          <text:p/>
        </draw:polyline>
        <draw:line draw:style-name="gr6" draw:text-style-name="P1" draw:layer="layout" svg:x1="65.741cm" svg:y1="13.029cm" svg:x2="65.763cm" svg:y2="12.985cm">
          <text:p/>
        </draw:line>
        <draw:polyline draw:style-name="gr6" draw:text-style-name="P1" draw:layer="layout" svg:width="0.434cm" svg:height="0.203cm" svg:x="65.54cm" svg:y="12.359cm" svg:viewBox="0 0 435 204" draw:points="435,204 21,0 0,42">
          <text:p/>
        </draw:polyline>
        <draw:line draw:style-name="gr6" draw:text-style-name="P1" draw:layer="layout" svg:x1="65.975cm" svg:y1="12.562cm" svg:x2="65.951cm" svg:y2="12.605cm">
          <text:p/>
        </draw:line>
        <draw:line draw:style-name="gr6" draw:text-style-name="P1" draw:layer="layout" svg:x1="65.405cm" svg:y1="12.808cm" svg:x2="65.594cm" svg:y2="12.426cm">
          <text:p/>
        </draw:line>
        <draw:polygon draw:style-name="gr3" draw:text-style-name="P3" draw:layer="layout" svg:width="0.834cm" svg:height="0.832cm" svg:x="65.208cm" svg:y="13.133cm" svg:viewBox="0 0 835 833" draw:points="835,527 485,0 27,305 59,354 0,392 286,823 346,785 377,833">
          <text:p/>
        </draw:polygon>
        <draw:polygon draw:style-name="gr6" draw:text-style-name="P1" draw:layer="layout" svg:width="0.802cm" svg:height="0.773cm" svg:x="65.208cm" svg:y="13.182cm" svg:viewBox="0 0 803 774" draw:points="803,431 517,0 0,344 286,774">
          <text:p/>
        </draw:polygon>
        <draw:polyline draw:style-name="gr6" draw:text-style-name="P1" draw:layer="layout" svg:width="0.489cm" svg:height="0.305cm" svg:x="65.553cm" svg:y="13.66cm" svg:viewBox="0 0 490 306" draw:points="490,0 31,306 0,258">
          <text:p/>
        </draw:polyline>
        <draw:line draw:style-name="gr6" draw:text-style-name="P1" draw:layer="layout" svg:x1="66.043cm" svg:y1="13.661cm" svg:x2="66.01cm" svg:y2="13.612cm">
          <text:p/>
        </draw:line>
        <draw:polyline draw:style-name="gr6" draw:text-style-name="P1" draw:layer="layout" svg:width="0.457cm" svg:height="0.354cm" svg:x="65.235cm" svg:y="13.133cm" svg:viewBox="0 0 458 355" draw:points="458,0 0,306 32,355">
          <text:p/>
        </draw:polyline>
        <draw:line draw:style-name="gr6" draw:text-style-name="P1" draw:layer="layout" svg:x1="65.692cm" svg:y1="13.133cm" svg:x2="65.725cm" svg:y2="13.183cm">
          <text:p/>
        </draw:line>
        <draw:line draw:style-name="gr6" draw:text-style-name="P1" draw:layer="layout" svg:x1="65.613cm" svg:y1="13.877cm" svg:x2="65.326cm" svg:y2="13.447cm">
          <text:p/>
        </draw:line>
        <draw:polygon draw:style-name="gr3" draw:text-style-name="P3" draw:layer="layout" svg:width="0.665cm" svg:height="0.656cm" svg:x="66.109cm" svg:y="13.716cm" svg:viewBox="0 0 666 657" draw:points="632,0 0,40 34,589 91,585 96,657 612,625 608,553 666,549">
          <text:p/>
        </draw:polygon>
        <draw:polygon draw:style-name="gr6" draw:text-style-name="P1" draw:layer="layout" svg:width="0.554cm" svg:height="0.652cm" svg:x="66.167cm" svg:y="13.72cm" svg:viewBox="0 0 555 653" draw:points="515,0 0,31 39,653 555,621">
          <text:p/>
        </draw:polygon>
        <draw:polyline draw:style-name="gr6" draw:text-style-name="P1" draw:layer="layout" svg:width="0.057cm" svg:height="0.552cm" svg:x="66.717cm" svg:y="13.716cm" svg:viewBox="0 0 58 553" draw:points="24,0 58,549 0,553">
          <text:p/>
        </draw:polyline>
        <draw:line draw:style-name="gr6" draw:text-style-name="P1" draw:layer="layout" svg:x1="66.741cm" svg:y1="13.716cm" svg:x2="66.681cm" svg:y2="13.721cm">
          <text:p/>
        </draw:line>
        <draw:polyline draw:style-name="gr6" draw:text-style-name="P1" draw:layer="layout" svg:width="0.091cm" svg:height="0.548cm" svg:x="66.109cm" svg:y="13.756cm" svg:viewBox="0 0 92 549" draw:points="0,0 35,549 92,545">
          <text:p/>
        </draw:polyline>
        <draw:line draw:style-name="gr6" draw:text-style-name="P1" draw:layer="layout" svg:x1="66.109cm" svg:y1="13.757cm" svg:x2="66.168cm" svg:y2="13.751cm">
          <text:p/>
        </draw:line>
        <draw:line draw:style-name="gr6" draw:text-style-name="P1" draw:layer="layout" svg:x1="66.714cm" svg:y1="14.196cm" svg:x2="66.196cm" svg:y2="14.231cm">
          <text:p/>
        </draw:line>
        <draw:polygon draw:style-name="gr3" draw:text-style-name="P3" draw:layer="layout" svg:width="0.678cm" svg:height="0.671cm" svg:x="66.905cm" svg:y="13.14cm" svg:viewBox="0 0 679 672" draw:points="233,0 0,465 413,672 434,627 490,655 679,273 624,247 645,205">
          <text:p/>
        </draw:polygon>
        <draw:polygon draw:style-name="gr6" draw:text-style-name="P1" draw:layer="layout" svg:width="0.657cm" svg:height="0.612cm" svg:x="66.926cm" svg:y="13.182cm" svg:viewBox="0 0 658 613" draw:points="191,0 0,381 469,613 658,231">
          <text:p/>
        </draw:polygon>
        <draw:polyline draw:style-name="gr6" draw:text-style-name="P1" draw:layer="layout" svg:width="0.411cm" svg:height="0.247cm" svg:x="67.138cm" svg:y="13.14cm" svg:viewBox="0 0 412 248" draw:points="0,0 412,206 391,248">
          <text:p/>
        </draw:polyline>
        <draw:line draw:style-name="gr6" draw:text-style-name="P1" draw:layer="layout" svg:x1="67.139cm" svg:y1="13.14cm" svg:x2="67.117cm" svg:y2="13.183cm">
          <text:p/>
        </draw:line>
        <draw:polyline draw:style-name="gr6" draw:text-style-name="P1" draw:layer="layout" svg:width="0.434cm" svg:height="0.206cm" svg:x="66.905cm" svg:y="13.605cm" svg:viewBox="0 0 435 207" draw:points="0,0 413,207 435,162">
          <text:p/>
        </draw:polyline>
        <draw:line draw:style-name="gr6" draw:text-style-name="P1" draw:layer="layout" svg:x1="66.905cm" svg:y1="13.606cm" svg:x2="66.927cm" svg:y2="13.563cm">
          <text:p/>
        </draw:line>
        <draw:line draw:style-name="gr6" draw:text-style-name="P1" draw:layer="layout" svg:x1="67.476cm" svg:y1="13.36cm" svg:x2="67.286cm" svg:y2="13.742cm">
          <text:p/>
        </draw:line>
        <draw:polygon draw:style-name="gr3" draw:text-style-name="P3" draw:layer="layout" svg:width="0.834cm" svg:height="0.83cm" svg:x="66.837cm" svg:y="12.204cm" svg:viewBox="0 0 835 831" draw:points="0,303 351,831 808,527 776,479 835,438 550,9 490,49 459,0">
          <text:p/>
        </draw:polygon>
        <draw:polygon draw:style-name="gr6" draw:text-style-name="P1" draw:layer="layout" svg:width="0.802cm" svg:height="0.772cm" svg:x="66.869cm" svg:y="12.213cm" svg:viewBox="0 0 803 773" draw:points="0,343 287,773 803,429 518,0">
          <text:p/>
        </draw:polygon>
        <draw:polyline draw:style-name="gr6" draw:text-style-name="P1" draw:layer="layout" svg:width="0.489cm" svg:height="0.303cm" svg:x="66.837cm" svg:y="12.204cm" svg:viewBox="0 0 490 304" draw:points="0,304 459,0 490,50">
          <text:p/>
        </draw:polyline>
        <draw:line draw:style-name="gr6" draw:text-style-name="P1" draw:layer="layout" svg:x1="66.837cm" svg:y1="12.507cm" svg:x2="66.87cm" svg:y2="12.557cm">
          <text:p/>
        </draw:line>
        <draw:polyline draw:style-name="gr6" draw:text-style-name="P1" draw:layer="layout" svg:width="0.457cm" svg:height="0.351cm" svg:x="67.187cm" svg:y="12.683cm" svg:viewBox="0 0 458 352" draw:points="0,352 458,48 426,0">
          <text:p/>
        </draw:polyline>
        <draw:line draw:style-name="gr6" draw:text-style-name="P1" draw:layer="layout" svg:x1="67.188cm" svg:y1="13.035cm" svg:x2="67.155cm" svg:y2="12.985cm">
          <text:p/>
        </draw:line>
        <draw:line draw:style-name="gr6" draw:text-style-name="P1" draw:layer="layout" svg:x1="67.267cm" svg:y1="12.291cm" svg:x2="67.554cm" svg:y2="12.722cm">
          <text:p/>
        </draw:line>
        <draw:path draw:style-name="gr3" draw:text-style-name="P3" draw:layer="layout" svg:width="0.449cm" svg:height="0.451cm" svg:x="24.801cm" svg:y="33.516cm" svg:viewBox="0 0 450 452" svg:d="M35 106l-19 36-12 40c-38 224 226 363 386 197l25-32 19-38c82-213-156-396-343-265l-30 28z">
          <text:p/>
        </draw:path>
        <draw:polygon draw:style-name="gr6" draw:text-style-name="P1" draw:layer="layout" svg:width="0.451cm" svg:height="0.449cm" svg:x="24.8cm" svg:y="33.517cm" svg:viewBox="0 0 452 450" draw:points="416,346 435,308 448,267 452,226 448,184 438,144 421,108 395,74 366,46 330,23 291,8 249,0 209,0 168,6 127,21 92,42 62,70 36,104 17,140 5,180 0,222 5,262 15,303 34,342 58,376 89,403 123,424 161,441 205,450 245,450 287,441 325,426 361,405 391,378">
          <text:p/>
        </draw:polygon>
        <draw:path draw:style-name="gr3" draw:text-style-name="P3" draw:layer="layout" svg:width="0.451cm" svg:height="0.45cm" svg:x="20.472cm" svg:y="32.403cm" svg:viewBox="0 0 452 451" svg:d="M0 228l5 42 13 41c88 209 390 177 430-47l4-40-4-43c-54-228-353-242-432-34l-11 41z">
          <text:p/>
        </draw:path>
        <draw:polygon draw:style-name="gr6" draw:text-style-name="P1" draw:layer="layout" svg:width="0.451cm" svg:height="0.448cm" svg:x="20.472cm" svg:y="32.404cm" svg:viewBox="0 0 452 449" draw:points="452,223 448,180 435,140 416,104 390,69 359,42 325,21 285,6 244,0 202,0 162,8 124,25 88,46 58,74 33,109 16,147 5,187 0,227 5,269 18,310 37,346 62,379 94,407 128,428 168,443 208,449 251,449 291,441 329,426 365,403 395,375 420,341 437,303 448,263">
          <text:p/>
        </draw:polygon>
        <draw:path draw:style-name="gr3" draw:text-style-name="P3" draw:layer="layout" svg:width="0.45cm" svg:height="0.45cm" svg:x="37.457cm" svg:y="12.15cm" svg:viewBox="0 0 451 451" svg:d="M41 97l-20 36-15 38c-47 224 208 370 378 217l26-32 21-36c91-211-137-403-330-283l-32 28z">
          <text:p/>
        </draw:path>
        <draw:polygon draw:style-name="gr6" draw:text-style-name="P1" draw:layer="layout" svg:width="0.449cm" svg:height="0.449cm" svg:x="37.456cm" svg:y="12.151cm" svg:viewBox="0 0 450 450" draw:points="410,355 431,319 446,279 450,238 450,196 439,155 424,117 401,83 370,53 337,28 298,11 258,2 218,0 176,5 136,17 100,36 68,64 40,96 21,132 6,171 0,213 2,253 11,293 28,331 51,367 80,397 114,420 150,437 191,448 233,450 275,444 313,431 349,412 383,387">
          <text:p/>
        </draw:polygon>
        <draw:path draw:style-name="gr3" draw:text-style-name="P3" draw:layer="layout" svg:width="0.449cm" svg:height="0.451cm" svg:x="50.674cm" svg:y="11.705cm" svg:viewBox="0 0 450 452" svg:d="M41 97l-21 36-13 38c-51 224 206 371 376 217l27-32 19-36c92-202-131-407-329-282l-34 27z">
          <text:p/>
        </draw:path>
        <draw:polygon draw:style-name="gr6" draw:text-style-name="P1" draw:layer="layout" svg:width="0.448cm" svg:height="0.451cm" svg:x="50.675cm" svg:y="11.705cm" svg:viewBox="0 0 449 452" draw:points="409,356 428,320 443,280 449,240 447,197 439,156 422,118 399,84 371,55 335,29 299,12 259,2 217,0 176,6 135,19 99,38 65,65 40,97 19,133 6,171 0,211 0,255 10,295 25,333 48,369 78,399 112,422 150,439 191,449 231,452 274,445 314,432 350,413 382,388">
          <text:p/>
        </draw:polygon>
        <draw:polygon draw:style-name="gr3" draw:text-style-name="P3" draw:layer="layout" svg:width="0.664cm" svg:height="0.7cm" svg:x="51.145cm" svg:y="19.922cm" svg:viewBox="0 0 665 701" draw:points="0,0 0,701 665,701 665,0">
          <text:p/>
        </draw:polygon>
        <draw:polygon draw:style-name="gr6" draw:text-style-name="P1" draw:layer="layout" svg:width="0.664cm" svg:height="0.7cm" svg:x="51.145cm" svg:y="19.922cm" svg:viewBox="0 0 665 701" draw:points="0,0 665,0 665,701 0,701">
          <text:p/>
        </draw:polygon>
        <draw:line draw:style-name="gr6" draw:text-style-name="P1" draw:layer="layout" svg:x1="51.206cm" svg:y1="19.922cm" svg:x2="51.206cm" svg:y2="20.622cm">
          <text:p/>
        </draw:line>
        <draw:line draw:style-name="gr6" draw:text-style-name="P1" draw:layer="layout" svg:x1="51.75cm" svg:y1="19.922cm" svg:x2="51.75cm" svg:y2="20.622cm">
          <text:p/>
        </draw:line>
        <draw:line draw:style-name="gr6" draw:text-style-name="P1" draw:layer="layout" svg:x1="51.206cm" svg:y1="20.472cm" svg:x2="51.75cm" svg:y2="20.472cm">
          <text:p/>
        </draw:line>
        <draw:polygon draw:style-name="gr3" draw:text-style-name="P3" draw:layer="layout" svg:width="0.944cm" svg:height="0.951cm" svg:x="51.286cm" svg:y="16.797cm" svg:viewBox="0 0 945 952" draw:points="0,578 550,952 945,373 397,0">
          <text:p/>
        </draw:polygon>
        <draw:line draw:style-name="gr6" draw:text-style-name="P1" draw:layer="layout" svg:x1="51.683cm" svg:y1="16.797cm" svg:x2="51.286cm" svg:y2="17.376cm">
          <text:p/>
        </draw:line>
        <draw:line draw:style-name="gr6" draw:text-style-name="P1" draw:layer="layout" svg:x1="52.231cm" svg:y1="17.171cm" svg:x2="51.682cm" svg:y2="16.797cm">
          <text:p/>
        </draw:line>
        <draw:line draw:style-name="gr6" draw:text-style-name="P1" draw:layer="layout" svg:x1="51.835cm" svg:y1="17.749cm" svg:x2="52.231cm" svg:y2="17.17cm">
          <text:p/>
        </draw:line>
        <draw:line draw:style-name="gr6" draw:text-style-name="P1" draw:layer="layout" svg:x1="51.286cm" svg:y1="17.375cm" svg:x2="51.836cm" svg:y2="17.749cm">
          <text:p/>
        </draw:line>
        <draw:line draw:style-name="gr6" draw:text-style-name="P1" draw:layer="layout" svg:x1="51.337cm" svg:y1="17.41cm" svg:x2="51.732cm" svg:y2="16.831cm">
          <text:p/>
        </draw:line>
        <draw:line draw:style-name="gr6" draw:text-style-name="P1" draw:layer="layout" svg:x1="51.786cm" svg:y1="17.715cm" svg:x2="52.181cm" svg:y2="17.136cm">
          <text:p/>
        </draw:line>
        <draw:line draw:style-name="gr6" draw:text-style-name="P1" draw:layer="layout" svg:x1="51.646cm" svg:y1="16.954cm" svg:x2="52.096cm" svg:y2="17.262cm">
          <text:p/>
        </draw:line>
        <draw:path draw:style-name="gr3" draw:text-style-name="P3" draw:layer="layout" svg:width="0.599cm" svg:height="0.599cm" svg:x="56.663cm" svg:y="12.328cm" svg:viewBox="0 0 600 600" svg:d="M0 302l2-49 12-49c104-294 522-262 581 45l5 50-5 49c-60 311-467 343-581 51l-10-49z">
          <text:p/>
        </draw:path>
        <draw:path draw:style-name="gr6" draw:text-style-name="P1" draw:layer="layout" svg:width="0.599cm" svg:height="0.599cm" svg:x="56.663cm" svg:y="12.327cm" svg:viewBox="0 0 600 600" svg:d="M0 301c-2-166 131-301 298-301 165-2 302 131 302 298 0 166-135 302-300 302s-300-134-300-299z">
          <text:p/>
        </draw:path>
        <draw:path draw:style-name="gr3" draw:text-style-name="P3" draw:layer="layout" svg:width="0.44cm" svg:height="0.439cm" svg:x="48.647cm" svg:y="13.697cm" svg:viewBox="0 0 441 440" svg:d="M0 221l4 40 13 40c84 204 374 177 422-40l2-40-4-43c-48-217-339-243-422-36l-11 38z">
          <text:p/>
        </draw:path>
        <draw:path draw:style-name="gr6" draw:text-style-name="P1" draw:layer="layout" svg:width="0.44cm" svg:height="0.441cm" svg:x="48.647cm" svg:y="13.696cm" svg:viewBox="0 0 441 442" svg:d="M0 222c0-122 97-222 220-222 121 0 221 98 221 222 0 120-98 220-219 220-123 0-220-98-222-220z">
          <text:p/>
        </draw:path>
        <draw:path draw:style-name="gr3" draw:text-style-name="P3" draw:layer="layout" svg:width="0.44cm" svg:height="0.44cm" svg:x="76.682cm" svg:y="41.446cm" svg:viewBox="0 0 441 441" svg:d="M0 221l4 40 11 38c83 209 379 179 422-40l4-40-4-40c-45-219-337-244-422-38l-11 40z">
          <text:p/>
        </draw:path>
        <draw:path draw:style-name="gr6" draw:text-style-name="P1" draw:layer="layout" svg:width="0.44cm" svg:height="0.438cm" svg:x="76.682cm" svg:y="41.446cm" svg:viewBox="0 0 441 439" svg:d="M0 220c0-121 97-220 219-220 123-2 220 97 222 218 0 121-97 221-220 221-120 2-221-98-221-219z">
          <text:p/>
        </draw:path>
        <draw:path draw:style-name="gr3" draw:text-style-name="P3" draw:layer="layout" svg:width="0.441cm" svg:height="0.439cm" svg:x="77.505cm" svg:y="42.472cm" svg:viewBox="0 0 442 440" svg:d="M0 222l5 41 10 38c85 205 379 178 423-40l4-41-4-41c-47-217-338-244-423-38l-10 40z">
          <text:p/>
        </draw:path>
        <draw:path draw:style-name="gr6" draw:text-style-name="P1" draw:layer="layout" svg:width="0.441cm" svg:height="0.441cm" svg:x="77.505cm" svg:y="42.47cm" svg:viewBox="0 0 442 442" svg:d="M0 223c0-123 98-220 220-223 122 0 220 98 222 221 0 120-98 221-220 221s-222-99-222-219z">
          <text:p/>
        </draw:path>
        <draw:path draw:style-name="gr3" draw:text-style-name="P3" draw:layer="layout" svg:width="0.44cm" svg:height="0.439cm" svg:x="14.884cm" svg:y="27.646cm" svg:viewBox="0 0 441 440" svg:d="M0 220l4 41 11 40c87 205 379 176 422-42l4-41-4-40c-46-216-343-245-422-37l-11 39z">
          <text:p/>
        </draw:path>
        <draw:path draw:style-name="gr6" draw:text-style-name="P1" draw:layer="layout" svg:width="0.44cm" svg:height="0.441cm" svg:x="14.884cm" svg:y="27.645cm" svg:viewBox="0 0 441 442" svg:d="M0 220c0-120 97-220 220-220 122 0 221 98 221 218 0 124-97 221-221 224-121 0-220-98-220-222z">
          <text:p/>
        </draw:path>
        <draw:polygon draw:style-name="gr3" draw:text-style-name="P3" draw:layer="layout" svg:width="0.659cm" svg:height="1.539cm" svg:x="35.828cm" svg:y="13.023cm" svg:viewBox="0 0 660 1540" draw:points="0,0 0,1540 660,1540 660,0">
          <text:p/>
        </draw:polygon>
        <draw:polygon draw:style-name="gr6" draw:text-style-name="P1" draw:layer="layout" svg:width="0.659cm" svg:height="1.539cm" svg:x="35.828cm" svg:y="13.023cm" svg:viewBox="0 0 660 1540" draw:points="660,1540 660,0 0,0 0,1540">
          <text:p/>
        </draw:polygon>
        <draw:line draw:style-name="gr6" draw:text-style-name="P1" draw:layer="layout" svg:x1="36.116cm" svg:y1="14.562cm" svg:x2="36.116cm" svg:y2="13.023cm">
          <text:p/>
        </draw:line>
        <draw:polygon draw:style-name="gr3" draw:text-style-name="P3" draw:layer="layout" svg:width="0.66cm" svg:height="1.539cm" svg:x="35.168cm" svg:y="13.023cm" svg:viewBox="0 0 661 1540" draw:points="0,0 0,1540 661,1540 661,0">
          <text:p/>
        </draw:polygon>
        <draw:polygon draw:style-name="gr6" draw:text-style-name="P1" draw:layer="layout" svg:width="0.66cm" svg:height="1.539cm" svg:x="35.168cm" svg:y="13.023cm" svg:viewBox="0 0 661 1540" draw:points="0,1540 0,0 661,0 661,1540">
          <text:p/>
        </draw:polygon>
        <draw:line draw:style-name="gr6" draw:text-style-name="P1" draw:layer="layout" svg:x1="35.538cm" svg:y1="14.562cm" svg:x2="35.538cm" svg:y2="13.023cm">
          <text:p/>
        </draw:line>
        <draw:polygon draw:style-name="gr3" draw:text-style-name="P3" draw:layer="layout" svg:width="0.449cm" svg:height="0.451cm" svg:x="48.283cm" svg:y="42.178cm" svg:viewBox="0 0 450 452" draw:points="0,0 0,452 450,452 450,0">
          <text:p/>
        </draw:polygon>
        <draw:polygon draw:style-name="gr6" draw:text-style-name="P1" draw:layer="layout" svg:width="0.449cm" svg:height="0.451cm" svg:x="48.283cm" svg:y="42.178cm" svg:viewBox="0 0 450 452" draw:points="0,452 0,0 450,0 450,452">
          <text:p/>
        </draw:polygon>
        <draw:line draw:style-name="gr6" draw:text-style-name="P1" draw:layer="layout" svg:x1="48.683cm" svg:y1="42.629cm" svg:x2="48.683cm" svg:y2="42.178cm">
          <text:p/>
        </draw:line>
        <draw:polygon draw:style-name="gr3" draw:text-style-name="P3" draw:layer="layout" svg:width="0.449cm" svg:height="0.451cm" svg:x="48.283cm" svg:y="43.224cm" svg:viewBox="0 0 450 452" draw:points="0,0 0,452 450,452 450,0">
          <text:p/>
        </draw:polygon>
        <draw:polygon draw:style-name="gr6" draw:text-style-name="P1" draw:layer="layout" svg:width="0.449cm" svg:height="0.451cm" svg:x="48.283cm" svg:y="43.224cm" svg:viewBox="0 0 450 452" draw:points="0,452 0,0 450,0 450,452">
          <text:p/>
        </draw:polygon>
        <draw:line draw:style-name="gr6" draw:text-style-name="P1" draw:layer="layout" svg:x1="48.683cm" svg:y1="43.675cm" svg:x2="48.683cm" svg:y2="43.224cm">
          <text:p/>
        </draw:line>
        <draw:polygon draw:style-name="gr3" draw:text-style-name="P3" draw:layer="layout" svg:width="0.451cm" svg:height="0.448cm" svg:x="48.031cm" svg:y="37.088cm" svg:viewBox="0 0 452 449" draw:points="0,0 0,449 452,449 452,0">
          <text:p/>
        </draw:polygon>
        <draw:line draw:style-name="gr6" draw:text-style-name="P1" draw:layer="layout" svg:x1="48.031cm" svg:y1="37.536cm" svg:x2="48.482cm" svg:y2="37.536cm">
          <text:p/>
        </draw:line>
        <draw:line draw:style-name="gr6" draw:text-style-name="P1" draw:layer="layout" svg:x1="48.031cm" svg:y1="37.088cm" svg:x2="48.031cm" svg:y2="37.536cm">
          <text:p/>
        </draw:line>
        <draw:line draw:style-name="gr6" draw:text-style-name="P1" draw:layer="layout" svg:x1="48.482cm" svg:y1="37.088cm" svg:x2="48.031cm" svg:y2="37.088cm">
          <text:p/>
        </draw:line>
        <draw:line draw:style-name="gr6" draw:text-style-name="P1" draw:layer="layout" svg:x1="48.482cm" svg:y1="37.536cm" svg:x2="48.482cm" svg:y2="37.088cm">
          <text:p/>
        </draw:line>
        <draw:line draw:style-name="gr6" draw:text-style-name="P1" draw:layer="layout" svg:x1="48.082cm" svg:y1="37.536cm" svg:x2="48.082cm" svg:y2="37.088cm">
          <text:p/>
        </draw:line>
        <draw:polygon draw:style-name="gr3" draw:text-style-name="P3" draw:layer="layout" svg:width="0.451cm" svg:height="0.449cm" svg:x="48.031cm" svg:y="38.133cm" svg:viewBox="0 0 452 450" draw:points="0,0 0,450 452,450 452,0">
          <text:p/>
        </draw:polygon>
        <draw:line draw:style-name="gr6" draw:text-style-name="P1" draw:layer="layout" svg:x1="48.031cm" svg:y1="38.582cm" svg:x2="48.482cm" svg:y2="38.582cm">
          <text:p/>
        </draw:line>
        <draw:line draw:style-name="gr6" draw:text-style-name="P1" draw:layer="layout" svg:x1="48.031cm" svg:y1="38.133cm" svg:x2="48.031cm" svg:y2="38.582cm">
          <text:p/>
        </draw:line>
        <draw:line draw:style-name="gr6" draw:text-style-name="P1" draw:layer="layout" svg:x1="48.482cm" svg:y1="38.133cm" svg:x2="48.031cm" svg:y2="38.133cm">
          <text:p/>
        </draw:line>
        <draw:line draw:style-name="gr6" draw:text-style-name="P1" draw:layer="layout" svg:x1="48.482cm" svg:y1="38.582cm" svg:x2="48.482cm" svg:y2="38.133cm">
          <text:p/>
        </draw:line>
        <draw:line draw:style-name="gr6" draw:text-style-name="P1" draw:layer="layout" svg:x1="48.082cm" svg:y1="38.582cm" svg:x2="48.082cm" svg:y2="38.133cm">
          <text:p/>
        </draw:line>
        <draw:path draw:style-name="gr3" draw:text-style-name="P3" draw:layer="layout" svg:width="0.449cm" svg:height="0.451cm" svg:x="31.933cm" svg:y="40.18cm" svg:viewBox="0 0 450 452" svg:d="M41 99l-21 36-13 38c-51 223 207 369 376 216l27-32 21-36c86-207-135-406-331-283l-34 28z">
          <text:p/>
        </draw:path>
        <draw:polygon draw:style-name="gr6" draw:text-style-name="P1" draw:layer="layout" svg:width="0.448cm" svg:height="0.451cm" svg:x="31.934cm" svg:y="40.18cm" svg:viewBox="0 0 449 452" draw:points="409,357 430,321 443,281 449,240 447,198 439,158 422,120 399,85 371,55 335,30 299,13 259,2 217,0 176,7 136,19 100,38 65,66 40,99 19,135 6,173 0,213 0,255 10,295 25,334 48,369 78,399 113,422 151,439 191,450 233,452 274,446 314,433 350,414 382,389">
          <text:p/>
        </draw:polygon>
        <draw:path draw:style-name="gr3" draw:text-style-name="P3" draw:layer="layout" svg:width="0.452cm" svg:height="0.45cm" svg:x="34.209cm" svg:y="42.146cm" svg:viewBox="0 0 453 451" svg:d="M40 96l-19 36-15 38c-51 224 214 372 378 217l26-32 21-36c95-210-146-404-331-280l-32 25z">
          <text:p/>
        </draw:path>
        <draw:polygon draw:style-name="gr6" draw:text-style-name="P1" draw:layer="layout" svg:width="0.451cm" svg:height="0.448cm" svg:x="34.209cm" svg:y="42.147cm" svg:viewBox="0 0 452 449" draw:points="410,354 431,318 446,278 452,238 450,195 441,154 424,116 401,82 371,52 338,29 300,12 259,2 219,0 176,4 138,17 100,38 68,63 40,95 21,131 6,169 0,212 2,252 11,295 28,333 51,367 81,396 114,420 152,437 193,447 234,449 276,445 314,432 352,411 384,386">
          <text:p/>
        </draw:polygon>
        <draw:path draw:style-name="gr3" draw:text-style-name="P3" draw:layer="layout" svg:width="0.45cm" svg:height="0.45cm" svg:x="34.241cm" svg:y="39.388cm" svg:viewBox="0 0 451 451" svg:d="M40 96l-21 36-13 38c-50 225 212 372 376 217l27-32 22-37c88-209-141-404-332-279l-31 25z">
          <text:p/>
        </draw:path>
        <draw:polygon draw:style-name="gr6" draw:text-style-name="P1" draw:layer="layout" svg:width="0.449cm" svg:height="0.448cm" svg:x="34.241cm" svg:y="39.389cm" svg:viewBox="0 0 450 449" draw:points="409,354 431,318 443,278 450,237 447,194 439,154 422,116 401,82 371,52 337,29 299,12 259,2 217,0 177,4 136,16 100,38 69,63 41,95 19,131 6,169 0,211 2,251 10,295 27,333 52,367 79,396 113,420 151,437 191,447 234,449 274,445 314,432 350,411 382,386">
          <text:p/>
        </draw:polygon>
        <draw:path draw:style-name="gr3" draw:text-style-name="P3" draw:layer="layout" svg:width="0.36cm" svg:height="0.361cm" svg:x="33.682cm" svg:y="38.862cm" svg:viewBox="0 0 361 362" svg:d="M0 179l4 40 13 36c76 160 303 133 340-39l4-37-4-38c-39-170-269-193-342-34l-11 36z">
          <text:p/>
        </draw:path>
        <draw:path draw:style-name="gr6" draw:text-style-name="P1" draw:layer="layout" svg:width="0.36cm" svg:height="0.359cm" svg:x="33.682cm" svg:y="38.862cm" svg:viewBox="0 0 361 360" svg:d="M0 180c0-100 80-180 180-180s181 80 181 180-81 180-181 180-180-80-180-180z">
          <text:p/>
        </draw:path>
        <draw:path draw:style-name="gr3" draw:text-style-name="P3" draw:layer="layout" svg:width="0.36cm" svg:height="0.359cm" svg:x="33.667cm" svg:y="41.594cm" svg:viewBox="0 0 361 360" svg:d="M0 181l2 38 13 36c74 158 304 131 342-38l4-38-4-36c-40-171-268-196-342-37l-13 37z">
          <text:p/>
        </draw:path>
        <draw:path draw:style-name="gr6" draw:text-style-name="P1" draw:layer="layout" svg:width="0.36cm" svg:height="0.36cm" svg:x="33.667cm" svg:y="41.594cm" svg:viewBox="0 0 361 361" svg:d="M0 180c-2-99 79-180 178-180 100-2 181 78 183 178 0 100-80 183-181 183-99 0-180-80-180-181z">
          <text:p/>
        </draw:path>
        <draw:path draw:style-name="gr3" draw:text-style-name="P3" draw:layer="layout" svg:width="0.36cm" svg:height="0.359cm" svg:x="31.366cm" svg:y="39.468cm" svg:viewBox="0 0 361 360" svg:d="M0 182l5 36 10 36c73 158 303 134 342-36l4-38-4-38c-45-172-265-193-342-34l-12 36z">
          <text:p/>
        </draw:path>
        <draw:path draw:style-name="gr6" draw:text-style-name="P1" draw:layer="layout" svg:width="0.36cm" svg:height="0.36cm" svg:x="31.366cm" svg:y="39.467cm" svg:viewBox="0 0 361 361" svg:d="M0 182c-2-100 80-180 179-182 100 0 182 80 182 180s-80 181-180 181c-99 2-181-79-181-179z">
          <text:p/>
        </draw:path>
        <draw:polygon draw:style-name="gr3" draw:text-style-name="P3" draw:layer="layout" svg:width="0.65cm" svg:height="0.649cm" svg:x="36.315cm" svg:y="41.131cm" svg:viewBox="0 0 651 650" draw:points="0,339 339,650 651,314 313,0">
          <text:p/>
        </draw:polygon>
        <draw:line draw:style-name="gr6" draw:text-style-name="P1" draw:layer="layout" svg:x1="36.629cm" svg:y1="41.131cm" svg:x2="36.315cm" svg:y2="41.47cm">
          <text:p/>
        </draw:line>
        <draw:line draw:style-name="gr6" draw:text-style-name="P1" draw:layer="layout" svg:x1="36.966cm" svg:y1="41.445cm" svg:x2="36.628cm" svg:y2="41.131cm">
          <text:p/>
        </draw:line>
        <draw:line draw:style-name="gr6" draw:text-style-name="P1" draw:layer="layout" svg:x1="36.654cm" svg:y1="41.781cm" svg:x2="36.966cm" svg:y2="41.444cm">
          <text:p/>
        </draw:line>
        <draw:line draw:style-name="gr6" draw:text-style-name="P1" draw:layer="layout" svg:x1="36.315cm" svg:y1="41.469cm" svg:x2="36.655cm" svg:y2="41.781cm">
          <text:p/>
        </draw:line>
        <draw:line draw:style-name="gr6" draw:text-style-name="P1" draw:layer="layout" svg:x1="36.595cm" svg:y1="41.169cm" svg:x2="36.932cm" svg:y2="41.481cm">
          <text:p/>
        </draw:line>
        <draw:polygon draw:style-name="gr3" draw:text-style-name="P3" draw:layer="layout" svg:width="0.65cm" svg:height="0.649cm" svg:x="35.729cm" svg:y="40.604cm" svg:viewBox="0 0 651 650" draw:points="0,338 340,650 651,311 312,0">
          <text:p/>
        </draw:polygon>
        <draw:line draw:style-name="gr6" draw:text-style-name="P1" draw:layer="layout" svg:x1="36.041cm" svg:y1="40.604cm" svg:x2="35.729cm" svg:y2="40.943cm">
          <text:p/>
        </draw:line>
        <draw:line draw:style-name="gr6" draw:text-style-name="P1" draw:layer="layout" svg:x1="36.38cm" svg:y1="40.916cm" svg:x2="36.04cm" svg:y2="40.604cm">
          <text:p/>
        </draw:line>
        <draw:line draw:style-name="gr6" draw:text-style-name="P1" draw:layer="layout" svg:x1="36.068cm" svg:y1="41.254cm" svg:x2="36.38cm" svg:y2="40.915cm">
          <text:p/>
        </draw:line>
        <draw:line draw:style-name="gr6" draw:text-style-name="P1" draw:layer="layout" svg:x1="35.729cm" svg:y1="40.942cm" svg:x2="36.069cm" svg:y2="41.254cm">
          <text:p/>
        </draw:line>
        <draw:line draw:style-name="gr6" draw:text-style-name="P1" draw:layer="layout" svg:x1="36.006cm" svg:y1="40.64cm" svg:x2="36.346cm" svg:y2="40.954cm">
          <text:p/>
        </draw:line>
        <draw:polygon draw:style-name="gr3" draw:text-style-name="P3" draw:layer="layout" svg:width="0.65cm" svg:height="0.65cm" svg:x="34.867cm" svg:y="42.805cm" svg:viewBox="0 0 651 651" draw:points="651,313 312,0 0,339 339,651">
          <text:p/>
        </draw:polygon>
        <draw:line draw:style-name="gr6" draw:text-style-name="P1" draw:layer="layout" svg:x1="35.206cm" svg:y1="43.456cm" svg:x2="35.518cm" svg:y2="43.118cm">
          <text:p/>
        </draw:line>
        <draw:line draw:style-name="gr6" draw:text-style-name="P1" draw:layer="layout" svg:x1="34.867cm" svg:y1="43.144cm" svg:x2="35.207cm" svg:y2="43.456cm">
          <text:p/>
        </draw:line>
        <draw:line draw:style-name="gr6" draw:text-style-name="P1" draw:layer="layout" svg:x1="35.18cm" svg:y1="42.805cm" svg:x2="34.867cm" svg:y2="43.145cm">
          <text:p/>
        </draw:line>
        <draw:line draw:style-name="gr6" draw:text-style-name="P1" draw:layer="layout" svg:x1="35.518cm" svg:y1="43.119cm" svg:x2="35.179cm" svg:y2="42.805cm">
          <text:p/>
        </draw:line>
        <draw:line draw:style-name="gr6" draw:text-style-name="P1" draw:layer="layout" svg:x1="35.241cm" svg:y1="43.42cm" svg:x2="34.901cm" svg:y2="43.105cm">
          <text:p/>
        </draw:line>
        <draw:polygon draw:style-name="gr3" draw:text-style-name="P3" draw:layer="layout" svg:width="0.709cm" svg:height="0.701cm" svg:x="30.736cm" svg:y="28.591cm" svg:viewBox="0 0 710 702" draw:points="627,0 0,98 84,641 142,632 153,702 663,624 653,554 710,545">
          <text:p/>
        </draw:polygon>
        <draw:polygon draw:style-name="gr6" draw:text-style-name="P1" draw:layer="layout" svg:width="0.603cm" svg:height="0.692cm" svg:x="30.795cm" svg:y="28.6cm" svg:viewBox="0 0 604 693" draw:points="511,0 0,78 93,693 604,615">
          <text:p/>
        </draw:polygon>
        <draw:polyline draw:style-name="gr6" draw:text-style-name="P1" draw:layer="layout" svg:width="0.083cm" svg:height="0.553cm" svg:x="31.362cm" svg:y="28.591cm" svg:viewBox="0 0 84 554" draw:points="0,0 84,545 27,554">
          <text:p/>
        </draw:polyline>
        <draw:line draw:style-name="gr6" draw:text-style-name="P1" draw:layer="layout" svg:x1="31.363cm" svg:y1="28.591cm" svg:x2="31.305cm" svg:y2="28.601cm">
          <text:p/>
        </draw:line>
        <draw:polyline draw:style-name="gr6" draw:text-style-name="P1" draw:layer="layout" svg:width="0.141cm" svg:height="0.542cm" svg:x="30.736cm" svg:y="28.689cm" svg:viewBox="0 0 142 543" draw:points="0,0 85,543 142,534">
          <text:p/>
        </draw:polyline>
        <draw:line draw:style-name="gr6" draw:text-style-name="P1" draw:layer="layout" svg:x1="30.736cm" svg:y1="28.69cm" svg:x2="30.796cm" svg:y2="28.678cm">
          <text:p/>
        </draw:line>
        <draw:line draw:style-name="gr6" draw:text-style-name="P1" draw:layer="layout" svg:x1="31.378cm" svg:y1="29.074cm" svg:x2="30.867cm" svg:y2="29.153cm">
          <text:p/>
        </draw:line>
        <draw:polygon draw:style-name="gr3" draw:text-style-name="P3" draw:layer="layout" svg:width="0.607cm" svg:height="0.604cm" svg:x="31.371cm" svg:y="27.628cm" svg:viewBox="0 0 608 605" draw:points="0,96 110,605 559,509 549,463 608,450 519,34 459,47 450,0">
          <text:p/>
        </draw:polygon>
        <draw:polygon draw:style-name="gr6" draw:text-style-name="P1" draw:layer="layout" svg:width="0.597cm" svg:height="0.523cm" svg:x="31.381cm" svg:y="27.662cm" svg:viewBox="0 0 598 524" draw:points="0,108 89,524 598,416 509,0">
          <text:p/>
        </draw:polygon>
        <draw:polyline draw:style-name="gr6" draw:text-style-name="P1" draw:layer="layout" svg:width="0.459cm" svg:height="0.096cm" svg:x="31.371cm" svg:y="27.628cm" svg:viewBox="0 0 460 97" draw:points="0,97 451,0 460,47">
          <text:p/>
        </draw:polyline>
        <draw:line draw:style-name="gr6" draw:text-style-name="P1" draw:layer="layout" svg:x1="31.371cm" svg:y1="27.724cm" svg:x2="31.382cm" svg:y2="27.771cm">
          <text:p/>
        </draw:line>
        <draw:polyline draw:style-name="gr6" draw:text-style-name="P1" draw:layer="layout" svg:width="0.448cm" svg:height="0.142cm" svg:x="31.481cm" svg:y="28.09cm" svg:viewBox="0 0 449 143" draw:points="0,143 449,47 439,0">
          <text:p/>
        </draw:polyline>
        <draw:line draw:style-name="gr6" draw:text-style-name="P1" draw:layer="layout" svg:x1="31.482cm" svg:y1="28.233cm" svg:x2="31.47cm" svg:y2="28.185cm">
          <text:p/>
        </draw:line>
        <draw:line draw:style-name="gr6" draw:text-style-name="P1" draw:layer="layout" svg:x1="31.773cm" svg:y1="27.688cm" svg:x2="31.863cm" svg:y2="28.101cm">
          <text:p/>
        </draw:line>
        <draw:polygon draw:style-name="gr3" draw:text-style-name="P3" draw:layer="layout" svg:width="0.787cm" svg:height="0.785cm" svg:x="30.162cm" svg:y="27.036cm" svg:viewBox="0 0 788 786" draw:points="198,786 788,559 594,46 539,68 513,0 30,185 55,253 0,272">
          <text:p/>
        </draw:polygon>
        <draw:polygon draw:style-name="gr6" draw:text-style-name="P1" draw:layer="layout" svg:width="0.704cm" svg:height="0.764cm" svg:x="30.192cm" svg:y="27.036cm" svg:viewBox="0 0 705 765" draw:points="222,765 705,581 483,0 0,185">
          <text:p/>
        </draw:polygon>
        <draw:polyline draw:style-name="gr6" draw:text-style-name="P1" draw:layer="layout" svg:width="0.197cm" svg:height="0.533cm" svg:x="30.162cm" svg:y="27.288cm" svg:viewBox="0 0 198 534" draw:points="198,534 0,19 55,0">
          <text:p/>
        </draw:polyline>
        <draw:line draw:style-name="gr6" draw:text-style-name="P1" draw:layer="layout" svg:x1="30.359cm" svg:y1="27.822cm" svg:x2="30.415cm" svg:y2="27.8cm">
          <text:p/>
        </draw:line>
        <draw:polyline draw:style-name="gr6" draw:text-style-name="P1" draw:layer="layout" svg:width="0.249cm" svg:height="0.512cm" svg:x="30.7cm" svg:y="27.082cm" svg:viewBox="0 0 250 513" draw:points="250,513 56,0 0,21">
          <text:p/>
        </draw:polyline>
        <draw:line draw:style-name="gr6" draw:text-style-name="P1" draw:layer="layout" svg:x1="30.95cm" svg:y1="27.594cm" svg:x2="30.896cm" svg:y2="27.617cm">
          <text:p/>
        </draw:line>
        <draw:line draw:style-name="gr6" draw:text-style-name="P1" draw:layer="layout" svg:x1="30.242cm" svg:y1="27.354cm" svg:x2="30.726cm" svg:y2="27.169cm">
          <text:p/>
        </draw:line>
        <draw:polygon draw:style-name="gr3" draw:text-style-name="P3" draw:layer="layout" svg:width="0.709cm" svg:height="0.701cm" svg:x="23.666cm" svg:y="23.067cm" svg:viewBox="0 0 710 702" draw:points="627,0 0,95 85,640 143,630 153,702 663,623 653,553 710,543">
          <text:p/>
        </draw:polygon>
        <draw:polygon draw:style-name="gr6" draw:text-style-name="P1" draw:layer="layout" svg:width="0.605cm" svg:height="0.693cm" svg:x="23.723cm" svg:y="23.075cm" svg:viewBox="0 0 606 694" draw:points="513,0 0,79 95,694 606,615">
          <text:p/>
        </draw:polygon>
        <draw:polyline draw:style-name="gr6" draw:text-style-name="P1" draw:layer="layout" svg:width="0.083cm" svg:height="0.552cm" svg:x="24.292cm" svg:y="23.067cm" svg:viewBox="0 0 84 553" draw:points="0,0 84,543 27,553">
          <text:p/>
        </draw:polyline>
        <draw:line draw:style-name="gr6" draw:text-style-name="P1" draw:layer="layout" svg:x1="24.293cm" svg:y1="23.067cm" svg:x2="24.235cm" svg:y2="23.076cm">
          <text:p/>
        </draw:line>
        <draw:polyline draw:style-name="gr6" draw:text-style-name="P1" draw:layer="layout" svg:width="0.142cm" svg:height="0.544cm" svg:x="23.666cm" svg:y="23.162cm" svg:viewBox="0 0 143 545" draw:points="0,0 85,545 143,535">
          <text:p/>
        </draw:polyline>
        <draw:line draw:style-name="gr6" draw:text-style-name="P1" draw:layer="layout" svg:x1="23.666cm" svg:y1="23.163cm" svg:x2="23.724cm" svg:y2="23.154cm">
          <text:p/>
        </draw:line>
        <draw:line draw:style-name="gr6" draw:text-style-name="P1" draw:layer="layout" svg:x1="24.308cm" svg:y1="23.547cm" svg:x2="23.797cm" svg:y2="23.627cm">
          <text:p/>
        </draw:line>
        <draw:polygon draw:style-name="gr3" draw:text-style-name="P3" draw:layer="layout" svg:width="0.607cm" svg:height="0.605cm" svg:x="24.301cm" svg:y="22.102cm" svg:viewBox="0 0 608 606" draw:points="0,97 110,606 560,508 549,461 608,448 520,34 460,46 452,0">
          <text:p/>
        </draw:polygon>
        <draw:polygon draw:style-name="gr6" draw:text-style-name="P1" draw:layer="layout" svg:width="0.596cm" svg:height="0.525cm" svg:x="24.312cm" svg:y="22.136cm" svg:viewBox="0 0 597 526" draw:points="0,110 88,526 597,415 509,0">
          <text:p/>
        </draw:polygon>
        <draw:polyline draw:style-name="gr6" draw:text-style-name="P1" draw:layer="layout" svg:width="0.459cm" svg:height="0.097cm" svg:x="24.301cm" svg:y="22.102cm" svg:viewBox="0 0 460 98" draw:points="0,98 452,0 460,46">
          <text:p/>
        </draw:polyline>
        <draw:line draw:style-name="gr6" draw:text-style-name="P1" draw:layer="layout" svg:x1="24.301cm" svg:y1="22.199cm" svg:x2="24.313cm" svg:y2="22.247cm">
          <text:p/>
        </draw:line>
        <draw:polyline draw:style-name="gr6" draw:text-style-name="P1" draw:layer="layout" svg:width="0.449cm" svg:height="0.144cm" svg:x="24.411cm" svg:y="22.563cm" svg:viewBox="0 0 450 145" draw:points="0,145 450,47 439,0">
          <text:p/>
        </draw:polyline>
        <draw:line draw:style-name="gr6" draw:text-style-name="P1" draw:layer="layout" svg:x1="24.412cm" svg:y1="22.708cm" svg:x2="24.4cm" svg:y2="22.661cm">
          <text:p/>
        </draw:line>
        <draw:line draw:style-name="gr6" draw:text-style-name="P1" draw:layer="layout" svg:x1="24.703cm" svg:y1="22.161cm" svg:x2="24.793cm" svg:y2="22.577cm">
          <text:p/>
        </draw:line>
        <draw:polygon draw:style-name="gr3" draw:text-style-name="P3" draw:layer="layout" svg:width="0.785cm" svg:height="0.783cm" svg:x="22.889cm" svg:y="21.511cm" svg:viewBox="0 0 786 784" draw:points="195,784 786,560 592,46 537,67 511,0 28,185 53,251 0,272">
          <text:p/>
        </draw:polygon>
        <draw:polygon draw:style-name="gr6" draw:text-style-name="P1" draw:layer="layout" svg:width="0.705cm" svg:height="0.764cm" svg:x="22.917cm" svg:y="21.511cm" svg:viewBox="0 0 706 765" draw:points="222,765 706,581 482,0 0,184">
          <text:p/>
        </draw:polygon>
        <draw:polyline draw:style-name="gr6" draw:text-style-name="P1" draw:layer="layout" svg:width="0.195cm" svg:height="0.533cm" svg:x="22.889cm" svg:y="21.761cm" svg:viewBox="0 0 196 534" draw:points="196,534 0,21 53,0">
          <text:p/>
        </draw:polyline>
        <draw:line draw:style-name="gr6" draw:text-style-name="P1" draw:layer="layout" svg:x1="23.084cm" svg:y1="22.295cm" svg:x2="23.14cm" svg:y2="22.275cm">
          <text:p/>
        </draw:line>
        <draw:polyline draw:style-name="gr6" draw:text-style-name="P1" draw:layer="layout" svg:width="0.249cm" svg:height="0.514cm" svg:x="23.425cm" svg:y="21.556cm" svg:viewBox="0 0 250 515" draw:points="250,515 55,0 0,21">
          <text:p/>
        </draw:polyline>
        <draw:line draw:style-name="gr6" draw:text-style-name="P1" draw:layer="layout" svg:x1="23.675cm" svg:y1="22.07cm" svg:x2="23.622cm" svg:y2="22.092cm">
          <text:p/>
        </draw:line>
        <draw:line draw:style-name="gr6" draw:text-style-name="P1" draw:layer="layout" svg:x1="22.967cm" svg:y1="21.83cm" svg:x2="23.451cm" svg:y2="21.645cm">
          <text:p/>
        </draw:line>
        <draw:path draw:style-name="gr3" draw:text-style-name="P3" draw:layer="layout" svg:width="0.442cm" svg:height="0.441cm" svg:x="18.205cm" svg:y="30.725cm" svg:viewBox="0 0 443 442" svg:d="M53 76l-23 34-17 38c-73 210 173 381 346 245l29-28 24-34c111-191-101-410-295-303l-34 21z">
          <text:p/>
        </draw:path>
        <draw:path draw:style-name="gr6" draw:text-style-name="P1" draw:layer="layout" svg:width="0.44cm" svg:height="0.439cm" svg:x="18.205cm" svg:y="30.725cm" svg:viewBox="0 0 441 440" svg:d="M53 75c78-91 218-101 311-23 92 80 103 219 23 312-78 91-218 102-311 23-92-78-102-219-23-312z">
          <text:p/>
        </draw:path>
        <draw:polygon draw:style-name="gr3" draw:text-style-name="P3" draw:layer="layout" svg:width="0.699cm" svg:height="2.718cm" svg:x="49.4cm" svg:y="36.546cm" svg:viewBox="0 0 700 2719" draw:points="0,0 0,2719 700,2719 700,0">
          <text:p/>
        </draw:polygon>
        <draw:polygon draw:style-name="gr6" draw:text-style-name="P1" draw:layer="layout" svg:width="0.699cm" svg:height="2.718cm" svg:x="49.4cm" svg:y="36.546cm" svg:viewBox="0 0 700 2719" draw:points="0,2719 0,0 700,0 700,2719">
          <text:p/>
        </draw:polygon>
        <draw:line draw:style-name="gr6" draw:text-style-name="P1" draw:layer="layout" svg:x1="49.811cm" svg:y1="39.264cm" svg:x2="49.811cm" svg:y2="36.546cm">
          <text:p/>
        </draw:line>
        <draw:line draw:style-name="gr6" draw:text-style-name="P1" draw:layer="layout" svg:x1="73.52cm" svg:y1="11.262cm" svg:x2="73.344cm" svg:y2="11.262cm">
          <text:p/>
        </draw:line>
        <draw:line draw:style-name="gr6" draw:text-style-name="P1" draw:layer="layout" svg:x1="73.283cm" svg:y1="11.262cm" svg:x2="73.285cm" svg:y2="11.262cm">
          <text:p/>
        </draw:line>
        <draw:line draw:style-name="gr6" draw:text-style-name="P1" draw:layer="layout" svg:x1="73.219cm" svg:y1="11.262cm" svg:x2="73.046cm" svg:y2="11.262cm">
          <text:p/>
        </draw:line>
        <draw:line draw:style-name="gr6" draw:text-style-name="P1" draw:layer="layout" svg:x1="72.982cm" svg:y1="11.262cm" svg:x2="72.984cm" svg:y2="11.262cm">
          <text:p/>
        </draw:line>
        <draw:line draw:style-name="gr6" draw:text-style-name="P1" draw:layer="layout" svg:x1="72.944cm" svg:y1="11.262cm" svg:x2="72.768cm" svg:y2="11.262cm">
          <text:p/>
        </draw:line>
        <draw:line draw:style-name="gr6" draw:text-style-name="P1" draw:layer="layout" svg:x1="73.52cm" svg:y1="11.114cm" svg:x2="72.768cm" svg:y2="11.114cm">
          <text:p/>
        </draw:line>
        <draw:polyline draw:style-name="gr6" draw:text-style-name="P1" draw:layer="layout" svg:width="0.752cm" svg:height="0.066cm" svg:x="72.768cm" svg:y="11.08cm" svg:viewBox="0 0 753 67" draw:points="753,35 736,52 721,61 704,65 689,67 674,65 658,61 643,52 628,35 611,18 596,8 579,2 564,0 550,2 533,8 518,18 501,35 486,52 471,61 453,65 439,67 424,65 407,61 392,52 375,35 360,18 345,8 328,2 314,0 299,2 282,8 267,18 250,35 235,52 221,61 204,65 189,67 174,65 157,61 142,52 125,35 110,18 96,8 79,2 64,0 47,2 32,8 17,18 0,35">
          <text:p/>
        </draw:polyline>
        <draw:line draw:style-name="gr6" draw:text-style-name="P1" draw:layer="layout" svg:x1="74.119cm" svg:y1="12.795cm" svg:x2="74.119cm" svg:y2="12.619cm">
          <text:p/>
        </draw:line>
        <draw:line draw:style-name="gr6" draw:text-style-name="P1" draw:layer="layout" svg:x1="74.119cm" svg:y1="12.558cm" svg:x2="74.119cm" svg:y2="12.56cm">
          <text:p/>
        </draw:line>
        <draw:line draw:style-name="gr6" draw:text-style-name="P1" draw:layer="layout" svg:x1="74.119cm" svg:y1="12.496cm" svg:x2="74.119cm" svg:y2="12.321cm">
          <text:p/>
        </draw:line>
        <draw:line draw:style-name="gr6" draw:text-style-name="P1" draw:layer="layout" svg:x1="74.119cm" svg:y1="12.259cm" svg:x2="74.119cm" svg:y2="12.261cm">
          <text:p/>
        </draw:line>
        <draw:line draw:style-name="gr6" draw:text-style-name="P1" draw:layer="layout" svg:x1="74.119cm" svg:y1="12.219cm" svg:x2="74.119cm" svg:y2="12.045cm">
          <text:p/>
        </draw:line>
        <draw:line draw:style-name="gr6" draw:text-style-name="P1" draw:layer="layout" svg:x1="74.269cm" svg:y1="12.795cm" svg:x2="74.269cm" svg:y2="12.045cm">
          <text:p/>
        </draw:line>
        <draw:polyline draw:style-name="gr6" draw:text-style-name="P1" draw:layer="layout" svg:width="0.068cm" svg:height="0.75cm" svg:x="74.235cm" svg:y="12.045cm" svg:viewBox="0 0 69 751" draw:points="34,751 17,734 9,719 2,704 0,687 2,672 9,658 17,641 34,626 52,609 61,594 67,579 69,562 67,548 61,533 52,516 34,501 17,484 9,469 2,454 0,437 2,423 9,406 17,391 34,376 52,359 61,344 67,330 69,312 67,297 61,280 52,265 34,250 17,233 9,218 2,204 0,187 2,172 9,155 17,140 34,125 52,108 61,94 67,79 69,62 67,47 61,30 52,15 34,0">
          <text:p/>
        </draw:polyline>
        <draw:line draw:style-name="gr6" draw:text-style-name="P1" draw:layer="layout" svg:x1="74.119cm" svg:y1="12.045cm" svg:x2="74.119cm" svg:y2="11.87cm">
          <text:p/>
        </draw:line>
        <draw:line draw:style-name="gr6" draw:text-style-name="P1" draw:layer="layout" svg:x1="74.119cm" svg:y1="11.808cm" svg:x2="74.119cm" svg:y2="11.811cm">
          <text:p/>
        </draw:line>
        <draw:line draw:style-name="gr6" draw:text-style-name="P1" draw:layer="layout" svg:x1="74.119cm" svg:y1="11.745cm" svg:x2="74.119cm" svg:y2="11.571cm">
          <text:p/>
        </draw:line>
        <draw:line draw:style-name="gr6" draw:text-style-name="P1" draw:layer="layout" svg:x1="74.119cm" svg:y1="11.508cm" svg:x2="74.119cm" svg:y2="11.51cm">
          <text:p/>
        </draw:line>
        <draw:line draw:style-name="gr6" draw:text-style-name="P1" draw:layer="layout" svg:x1="74.119cm" svg:y1="11.47cm" svg:x2="74.119cm" svg:y2="11.294cm">
          <text:p/>
        </draw:line>
        <draw:line draw:style-name="gr6" draw:text-style-name="P1" draw:layer="layout" svg:x1="74.269cm" svg:y1="12.045cm" svg:x2="74.269cm" svg:y2="11.294cm">
          <text:p/>
        </draw:line>
        <draw:polyline draw:style-name="gr6" draw:text-style-name="P1" draw:layer="layout" svg:width="0.068cm" svg:height="0.751cm" svg:x="74.235cm" svg:y="11.294cm" svg:viewBox="0 0 69 752" draw:points="34,752 17,736 9,721 2,704 0,689 2,674 9,657 17,642 34,628 52,611 61,596 67,579 69,564 67,549 61,532 52,518 34,503 17,486 9,471 2,454 0,439 2,424 9,407 17,393 34,376 52,361 61,345 67,328 69,313 67,298 61,282 52,267 34,250 17,235 7,220 2,203 0,188 2,174 7,157 17,142 34,125 52,110 61,95 67,78 69,64 67,47 61,32 52,17 34,0">
          <text:p/>
        </draw:polyline>
        <draw:line draw:style-name="gr6" draw:text-style-name="P1" draw:layer="layout" svg:x1="14.183cm" svg:y1="7.569cm" svg:x2="14.183cm" svg:y2="7.742cm">
          <text:p/>
        </draw:line>
        <draw:line draw:style-name="gr6" draw:text-style-name="P1" draw:layer="layout" svg:x1="14.183cm" svg:y1="7.806cm" svg:x2="14.185cm" svg:y2="7.806cm">
          <text:p/>
        </draw:line>
        <draw:line draw:style-name="gr6" draw:text-style-name="P1" draw:layer="layout" svg:x1="14.183cm" svg:y1="7.867cm" svg:x2="14.183cm" svg:y2="8.041cm">
          <text:p/>
        </draw:line>
        <draw:line draw:style-name="gr6" draw:text-style-name="P1" draw:layer="layout" svg:x1="14.183cm" svg:y1="8.104cm" svg:x2="14.183cm" svg:y2="8.106cm">
          <text:p/>
        </draw:line>
        <draw:line draw:style-name="gr6" draw:text-style-name="P1" draw:layer="layout" svg:x1="14.183cm" svg:y1="8.142cm" svg:x2="14.183cm" svg:y2="8.318cm">
          <text:p/>
        </draw:line>
        <draw:line draw:style-name="gr6" draw:text-style-name="P1" draw:layer="layout" svg:x1="14.033cm" svg:y1="7.569cm" svg:x2="14.033cm" svg:y2="8.318cm">
          <text:p/>
        </draw:line>
        <draw:polyline draw:style-name="gr6" draw:text-style-name="P1" draw:layer="layout" svg:width="0.068cm" svg:height="0.749cm" svg:x="13.999cm" svg:y="7.569cm" svg:viewBox="0 0 69 750" draw:points="34,0 52,15 60,29 67,46 69,61 67,76 60,93 52,108 34,125 17,139 9,154 2,171 0,186 2,203 9,218 17,233 34,249 52,264 60,279 67,297 69,312 67,329 60,344 52,358 34,375 17,390 9,405 2,422 0,437 2,454 9,468 17,483 34,500 52,515 60,530 67,547 69,562 67,579 60,593 52,608 34,625 17,640 9,657 2,672 0,687 2,703 9,718 17,733 34,750">
          <text:p/>
        </draw:polyline>
        <draw:line draw:style-name="gr6" draw:text-style-name="P1" draw:layer="layout" svg:x1="14.183cm" svg:y1="9.067cm" svg:x2="14.183cm" svg:y2="9.243cm">
          <text:p/>
        </draw:line>
        <draw:line draw:style-name="gr6" draw:text-style-name="P1" draw:layer="layout" svg:x1="14.183cm" svg:y1="9.304cm" svg:x2="14.183cm" svg:y2="9.306cm">
          <text:p/>
        </draw:line>
        <draw:line draw:style-name="gr6" draw:text-style-name="P1" draw:layer="layout" svg:x1="14.183cm" svg:y1="9.366cm" svg:x2="14.183cm" svg:y2="9.541cm">
          <text:p/>
        </draw:line>
        <draw:line draw:style-name="gr6" draw:text-style-name="P1" draw:layer="layout" svg:x1="14.183cm" svg:y1="9.603cm" svg:x2="14.183cm" svg:y2="9.605cm">
          <text:p/>
        </draw:line>
        <draw:line draw:style-name="gr6" draw:text-style-name="P1" draw:layer="layout" svg:x1="14.183cm" svg:y1="9.643cm" svg:x2="14.183cm" svg:y2="9.817cm">
          <text:p/>
        </draw:line>
        <draw:line draw:style-name="gr6" draw:text-style-name="P1" draw:layer="layout" svg:x1="14.033cm" svg:y1="9.067cm" svg:x2="14.033cm" svg:y2="9.817cm">
          <text:p/>
        </draw:line>
        <draw:polyline draw:style-name="gr6" draw:text-style-name="P1" draw:layer="layout" svg:width="0.068cm" svg:height="0.75cm" svg:x="13.999cm" svg:y="9.067cm" svg:viewBox="0 0 69 751" draw:points="34,0 52,15 60,32 67,47 69,64 67,79 60,93 52,110 34,125 17,140 9,157 2,172 0,189 2,204 9,218 17,235 34,250 52,267 60,282 67,298 69,315 67,329 60,344 52,361 34,376 17,393 9,408 2,423 0,439 2,454 9,469 17,486 34,501 52,518 60,533 67,547 69,564 67,579 60,596 52,611 34,626 17,643 9,657 2,672 0,689 2,704 9,721 17,736 34,751">
          <text:p/>
        </draw:polyline>
        <draw:line draw:style-name="gr6" draw:text-style-name="P1" draw:layer="layout" svg:x1="6.479cm" svg:y1="8.349cm" svg:x2="6.505cm" svg:y2="8.176cm">
          <text:p/>
        </draw:line>
        <draw:line draw:style-name="gr6" draw:text-style-name="P1" draw:layer="layout" svg:x1="6.515cm" svg:y1="8.115cm" svg:x2="6.517cm" svg:y2="8.115cm">
          <text:p/>
        </draw:line>
        <draw:line draw:style-name="gr6" draw:text-style-name="P1" draw:layer="layout" svg:x1="6.523cm" svg:y1="8.054cm" svg:x2="6.549cm" svg:y2="7.88cm">
          <text:p/>
        </draw:line>
        <draw:line draw:style-name="gr6" draw:text-style-name="P1" draw:layer="layout" svg:x1="6.557cm" svg:y1="7.818cm" svg:x2="6.557cm" svg:y2="7.821cm">
          <text:p/>
        </draw:line>
        <draw:line draw:style-name="gr6" draw:text-style-name="P1" draw:layer="layout" svg:x1="6.563cm" svg:y1="7.781cm" svg:x2="6.59cm" svg:y2="7.607cm">
          <text:p/>
        </draw:line>
        <draw:line draw:style-name="gr6" draw:text-style-name="P1" draw:layer="layout" svg:x1="6.627cm" svg:y1="8.372cm" svg:x2="6.738cm" svg:y2="7.628cm">
          <text:p/>
        </draw:line>
        <draw:polyline draw:style-name="gr6" draw:text-style-name="P1" draw:layer="layout" svg:width="0.158cm" svg:height="0.743cm" svg:x="6.604cm" svg:y="7.628cm" svg:viewBox="0 0 159 744" draw:points="23,744 10,725 2,708 0,693 0,676 4,661 12,647 23,632 42,619 61,606 71,594 80,579 84,562 84,547 82,530 76,513 61,496 46,477 40,462 35,445 35,429 40,414 48,399 59,386 78,374 97,359 110,346 117,331 121,316 121,299 119,285 113,268 97,249 82,232 76,215 71,198 74,183 78,166 84,152 97,138 117,125 136,112 147,97 155,83 159,68 159,51 155,36 149,19 134,0">
          <text:p/>
        </draw:polyline>
        <draw:line draw:style-name="gr6" draw:text-style-name="P1" draw:layer="layout" svg:x1="5.82cm" svg:y1="12.8cm" svg:x2="5.847cm" svg:y2="12.625cm">
          <text:p/>
        </draw:line>
        <draw:line draw:style-name="gr6" draw:text-style-name="P1" draw:layer="layout" svg:x1="5.854cm" svg:y1="12.564cm" svg:x2="5.854cm" svg:y2="12.566cm">
          <text:p/>
        </draw:line>
        <draw:line draw:style-name="gr6" draw:text-style-name="P1" draw:layer="layout" svg:x1="5.865cm" svg:y1="12.504cm" svg:x2="5.891cm" svg:y2="12.329cm">
          <text:p/>
        </draw:line>
        <draw:line draw:style-name="gr6" draw:text-style-name="P1" draw:layer="layout" svg:x1="5.899cm" svg:y1="12.268cm" svg:x2="5.899cm" svg:y2="12.27cm">
          <text:p/>
        </draw:line>
        <draw:line draw:style-name="gr6" draw:text-style-name="P1" draw:layer="layout" svg:x1="5.905cm" svg:y1="12.231cm" svg:x2="5.931cm" svg:y2="12.056cm">
          <text:p/>
        </draw:line>
        <draw:line draw:style-name="gr6" draw:text-style-name="P1" draw:layer="layout" svg:x1="5.969cm" svg:y1="12.821cm" svg:x2="6.08cm" svg:y2="12.079cm">
          <text:p/>
        </draw:line>
        <draw:polyline draw:style-name="gr6" draw:text-style-name="P1" draw:layer="layout" svg:width="0.157cm" svg:height="0.741cm" svg:x="5.945cm" svg:y="12.079cm" svg:viewBox="0 0 158 742" draw:points="24,742 9,725 2,708 0,691 0,677 4,662 11,647 24,632 43,619 63,607 73,592 82,577 86,562 86,547 82,530 75,514 59,495 45,478 38,461 36,444 36,429 40,414 49,399 59,384 80,372 99,359 109,344 118,329 122,315 122,300 120,283 111,266 99,249 84,230 77,213 73,198 73,181 77,166 86,152 96,137 116,123 135,110 147,96 154,83 158,66 158,51 156,34 149,17 135,0">
          <text:p/>
        </draw:polyline>
        <draw:line draw:style-name="gr6" draw:text-style-name="P1" draw:layer="layout" svg:x1="6.261cm" svg:y1="9.832cm" svg:x2="6.287cm" svg:y2="9.658cm">
          <text:p/>
        </draw:line>
        <draw:line draw:style-name="gr6" draw:text-style-name="P1" draw:layer="layout" svg:x1="6.294cm" svg:y1="9.596cm" svg:x2="6.294cm" svg:y2="9.599cm">
          <text:p/>
        </draw:line>
        <draw:line draw:style-name="gr6" draw:text-style-name="P1" draw:layer="layout" svg:x1="6.303cm" svg:y1="9.538cm" svg:x2="6.329cm" svg:y2="9.364cm">
          <text:p/>
        </draw:line>
        <draw:line draw:style-name="gr6" draw:text-style-name="P1" draw:layer="layout" svg:x1="6.339cm" svg:y1="9.302cm" svg:x2="6.339cm" svg:y2="9.304cm">
          <text:p/>
        </draw:line>
        <draw:line draw:style-name="gr6" draw:text-style-name="P1" draw:layer="layout" svg:x1="6.343cm" svg:y1="9.265cm" svg:x2="6.37cm" svg:y2="9.091cm">
          <text:p/>
        </draw:line>
        <draw:line draw:style-name="gr6" draw:text-style-name="P1" draw:layer="layout" svg:x1="6.409cm" svg:y1="9.856cm" svg:x2="6.518cm" svg:y2="9.112cm">
          <text:p/>
        </draw:line>
        <draw:polyline draw:style-name="gr6" draw:text-style-name="P1" draw:layer="layout" svg:width="0.159cm" svg:height="0.743cm" svg:x="6.383cm" svg:y="9.112cm" svg:viewBox="0 0 160 744" draw:points="27,744 11,725 5,708 0,691 0,676 5,661 13,646 25,632 44,619 63,606 75,591 82,576 86,562 86,547 84,530 78,513 63,496 48,477 42,460 37,445 39,428 44,414 50,399 63,384 82,371 101,358 111,346 120,331 122,314 124,299 120,282 114,265 99,248 84,229 78,215 75,198 75,181 80,166 86,150 99,137 118,125 137,110 147,97 156,82 160,67 160,51 158,36 150,19 135,0">
          <text:p/>
        </draw:polyline>
        <draw:line draw:style-name="gr6" draw:text-style-name="P1" draw:layer="layout" svg:x1="6.04cm" svg:y1="11.316cm" svg:x2="6.067cm" svg:y2="11.142cm">
          <text:p/>
        </draw:line>
        <draw:line draw:style-name="gr6" draw:text-style-name="P1" draw:layer="layout" svg:x1="6.074cm" svg:y1="11.08cm" svg:x2="6.074cm" svg:y2="11.082cm">
          <text:p/>
        </draw:line>
        <draw:line draw:style-name="gr6" draw:text-style-name="P1" draw:layer="layout" svg:x1="6.083cm" svg:y1="11.02cm" svg:x2="6.111cm" svg:y2="10.847cm">
          <text:p/>
        </draw:line>
        <draw:line draw:style-name="gr6" draw:text-style-name="P1" draw:layer="layout" svg:x1="6.119cm" svg:y1="10.786cm" svg:x2="6.119cm" svg:y2="10.788cm">
          <text:p/>
        </draw:line>
        <draw:line draw:style-name="gr6" draw:text-style-name="P1" draw:layer="layout" svg:x1="6.125cm" svg:y1="10.747cm" svg:x2="6.152cm" svg:y2="10.574cm">
          <text:p/>
        </draw:line>
        <draw:line draw:style-name="gr6" draw:text-style-name="P1" draw:layer="layout" svg:x1="6.189cm" svg:y1="11.337cm" svg:x2="6.3cm" svg:y2="10.596cm">
          <text:p/>
        </draw:line>
        <draw:polyline draw:style-name="gr6" draw:text-style-name="P1" draw:layer="layout" svg:width="0.123cm" svg:height="0.529cm" svg:x="6.163cm" svg:y="10.807cm" svg:viewBox="0 0 124 530" draw:points="26,530 11,513 4,497 0,480 2,465 4,450 13,435 24,420 43,408 62,395 74,380 81,365 85,350 87,336 83,319 76,302 62,285 47,266 40,249 38,234 38,217 43,202 49,187 62,173 81,160 100,147 110,132 119,120 124,103 124,88 119,71 112,54 98,36 85,17 76,0">
          <text:p/>
        </draw:polyline>
        <draw:polyline draw:style-name="gr6" draw:text-style-name="P1" draw:layer="layout" svg:width="0.085cm" svg:height="0.211cm" svg:x="6.237cm" svg:y="10.596cm" svg:viewBox="0 0 86 212" draw:points="2,212 0,197 0,180 5,166 13,151 25,138 44,123 63,111 73,98 82,83 86,68 86,50 84,33 78,16 63,0">
          <text:p/>
        </draw:polyline>
        <draw:line draw:style-name="gr6" draw:text-style-name="P1" draw:layer="layout" svg:x1="72.768cm" svg:y1="11.262cm" svg:x2="72.595cm" svg:y2="11.262cm">
          <text:p/>
        </draw:line>
        <draw:line draw:style-name="gr6" draw:text-style-name="P1" draw:layer="layout" svg:x1="72.531cm" svg:y1="11.262cm" svg:x2="72.533cm" svg:y2="11.262cm">
          <text:p/>
        </draw:line>
        <draw:line draw:style-name="gr6" draw:text-style-name="P1" draw:layer="layout" svg:x1="72.47cm" svg:y1="11.262cm" svg:x2="72.294cm" svg:y2="11.262cm">
          <text:p/>
        </draw:line>
        <draw:line draw:style-name="gr6" draw:text-style-name="P1" draw:layer="layout" svg:x1="72.233cm" svg:y1="11.262cm" svg:x2="72.235cm" svg:y2="11.262cm">
          <text:p/>
        </draw:line>
        <draw:line draw:style-name="gr6" draw:text-style-name="P1" draw:layer="layout" svg:x1="72.196cm" svg:y1="11.262cm" svg:x2="72.019cm" svg:y2="11.265cm">
          <text:p/>
        </draw:line>
        <draw:line draw:style-name="gr6" draw:text-style-name="P1" draw:layer="layout" svg:x1="72.768cm" svg:y1="11.114cm" svg:x2="72.019cm" svg:y2="11.114cm">
          <text:p/>
        </draw:line>
        <draw:polyline draw:style-name="gr6" draw:text-style-name="P1" draw:layer="layout" svg:width="0.749cm" svg:height="0.066cm" svg:x="72.019cm" svg:y="11.08cm" svg:viewBox="0 0 750 67" draw:points="750,35 736,52 721,61 704,67 689,67 672,67 657,61 642,52 626,35 611,18 596,8 579,2 564,0 547,2 532,8 518,18 501,35 486,52 469,61 454,67 439,67 422,67 407,61 393,52 376,35 361,18 344,8 329,2 314,0 297,2 283,8 268,18 250,35 235,52 218,61 203,67 188,67 172,67 157,61 142,52 125,35 110,18 93,8 78,2 64,0 47,2 32,8 15,18 0,35">
          <text:p/>
        </draw:polyline>
        <draw:line draw:style-name="gr6" draw:text-style-name="P1" draw:layer="layout" svg:x1="74.119cm" svg:y1="14.293cm" svg:x2="74.119cm" svg:y2="14.12cm">
          <text:p/>
        </draw:line>
        <draw:line draw:style-name="gr6" draw:text-style-name="P1" draw:layer="layout" svg:x1="74.119cm" svg:y1="14.056cm" svg:x2="74.119cm" svg:y2="14.058cm">
          <text:p/>
        </draw:line>
        <draw:line draw:style-name="gr6" draw:text-style-name="P1" draw:layer="layout" svg:x1="74.119cm" svg:y1="13.995cm" svg:x2="74.119cm" svg:y2="13.819cm">
          <text:p/>
        </draw:line>
        <draw:line draw:style-name="gr6" draw:text-style-name="P1" draw:layer="layout" svg:x1="74.119cm" svg:y1="13.758cm" svg:x2="74.119cm" svg:y2="13.76cm">
          <text:p/>
        </draw:line>
        <draw:line draw:style-name="gr6" draw:text-style-name="P1" draw:layer="layout" svg:x1="74.119cm" svg:y1="13.72cm" svg:x2="74.119cm" svg:y2="13.544cm">
          <text:p/>
        </draw:line>
        <draw:line draw:style-name="gr6" draw:text-style-name="P1" draw:layer="layout" svg:x1="74.269cm" svg:y1="14.293cm" svg:x2="74.269cm" svg:y2="13.544cm">
          <text:p/>
        </draw:line>
        <draw:polyline draw:style-name="gr6" draw:text-style-name="P1" draw:layer="layout" svg:width="0.068cm" svg:height="0.749cm" svg:x="74.235cm" svg:y="13.544cm" svg:viewBox="0 0 69 750" draw:points="34,750 17,736 9,721 2,704 0,689 2,672 9,657 17,642 34,625 52,611 61,596 67,579 69,564 67,547 61,532 52,518 34,501 17,486 9,471 2,454 0,439 2,422 9,407 17,393 34,376 52,361 61,344 67,329 69,314 67,296 61,282 52,267 34,250 17,235 9,218 2,203 0,188 2,172 9,157 17,142 34,125 52,110 61,93 67,78 69,64 67,47 61,32 52,15 34,0">
          <text:p/>
        </draw:polyline>
        <draw:line draw:style-name="gr6" draw:text-style-name="P1" draw:layer="layout" svg:x1="74.119cm" svg:y1="13.544cm" svg:x2="74.119cm" svg:y2="13.368cm">
          <text:p/>
        </draw:line>
        <draw:line draw:style-name="gr6" draw:text-style-name="P1" draw:layer="layout" svg:x1="74.119cm" svg:y1="13.307cm" svg:x2="74.119cm" svg:y2="13.309cm">
          <text:p/>
        </draw:line>
        <draw:line draw:style-name="gr6" draw:text-style-name="P1" draw:layer="layout" svg:x1="74.119cm" svg:y1="13.246cm" svg:x2="74.119cm" svg:y2="13.07cm">
          <text:p/>
        </draw:line>
        <draw:line draw:style-name="gr6" draw:text-style-name="P1" draw:layer="layout" svg:x1="74.119cm" svg:y1="13.009cm" svg:x2="74.119cm" svg:y2="13.011cm">
          <text:p/>
        </draw:line>
        <draw:line draw:style-name="gr6" draw:text-style-name="P1" draw:layer="layout" svg:x1="74.119cm" svg:y1="12.97cm" svg:x2="74.119cm" svg:y2="12.795cm">
          <text:p/>
        </draw:line>
        <draw:line draw:style-name="gr6" draw:text-style-name="P1" draw:layer="layout" svg:x1="74.269cm" svg:y1="13.544cm" svg:x2="74.269cm" svg:y2="12.795cm">
          <text:p/>
        </draw:line>
        <draw:polyline draw:style-name="gr6" draw:text-style-name="P1" draw:layer="layout" svg:width="0.068cm" svg:height="0.749cm" svg:x="74.235cm" svg:y="12.795cm" svg:viewBox="0 0 69 750" draw:points="34,750 17,735 9,718 2,703 0,689 2,672 9,657 17,640 34,625 52,610 61,593 67,579 69,564 67,547 61,532 52,515 34,500 17,485 9,469 2,454 0,437 2,422 9,407 17,390 34,375 52,361 61,344 67,329 69,311 67,296 61,281 52,264 34,250 17,235 9,218 2,203 0,186 2,171 9,156 17,139 34,125 52,110 61,93 67,78 69,61 67,46 61,32 52,15 34,0">
          <text:p/>
        </draw:polyline>
        <draw:line draw:style-name="gr6" draw:text-style-name="P1" draw:layer="layout" svg:x1="14.183cm" svg:y1="8.318cm" svg:x2="14.183cm" svg:y2="8.492cm">
          <text:p/>
        </draw:line>
        <draw:line draw:style-name="gr6" draw:text-style-name="P1" draw:layer="layout" svg:x1="14.183cm" svg:y1="8.555cm" svg:x2="14.185cm" svg:y2="8.555cm">
          <text:p/>
        </draw:line>
        <draw:line draw:style-name="gr6" draw:text-style-name="P1" draw:layer="layout" svg:x1="14.183cm" svg:y1="8.616cm" svg:x2="14.183cm" svg:y2="8.792cm">
          <text:p/>
        </draw:line>
        <draw:line draw:style-name="gr6" draw:text-style-name="P1" draw:layer="layout" svg:x1="14.183cm" svg:y1="8.854cm" svg:x2="14.183cm" svg:y2="8.856cm">
          <text:p/>
        </draw:line>
        <draw:line draw:style-name="gr6" draw:text-style-name="P1" draw:layer="layout" svg:x1="14.183cm" svg:y1="8.892cm" svg:x2="14.183cm" svg:y2="9.067cm">
          <text:p/>
        </draw:line>
        <draw:line draw:style-name="gr6" draw:text-style-name="P1" draw:layer="layout" svg:x1="14.033cm" svg:y1="8.318cm" svg:x2="14.033cm" svg:y2="9.067cm">
          <text:p/>
        </draw:line>
        <draw:polyline draw:style-name="gr6" draw:text-style-name="P1" draw:layer="layout" svg:width="0.068cm" svg:height="0.749cm" svg:x="13.999cm" svg:y="8.318cm" svg:viewBox="0 0 69 750" draw:points="34,0 52,15 60,32 67,47 69,61 67,78 60,93 52,108 34,125 17,140 9,157 2,171 0,186 2,203 9,218 17,235 34,250 52,265 60,282 67,297 69,312 67,329 60,344 52,361 34,376 17,390 9,407 2,422 0,437 2,454 9,469 17,486 34,501 52,515 60,532 67,547 69,562 67,579 60,594 52,611 34,625 17,640 9,657 2,672 0,689 2,704 9,719 17,735 34,750">
          <text:p/>
        </draw:polyline>
        <draw:line draw:style-name="gr6" draw:text-style-name="P1" draw:layer="layout" svg:x1="6.589cm" svg:y1="7.608cm" svg:x2="6.615cm" svg:y2="7.433cm">
          <text:p/>
        </draw:line>
        <draw:line draw:style-name="gr6" draw:text-style-name="P1" draw:layer="layout" svg:x1="6.625cm" svg:y1="7.372cm" svg:x2="6.627cm" svg:y2="7.372cm">
          <text:p/>
        </draw:line>
        <draw:line draw:style-name="gr6" draw:text-style-name="P1" draw:layer="layout" svg:x1="6.633cm" svg:y1="7.311cm" svg:x2="6.66cm" svg:y2="7.137cm">
          <text:p/>
        </draw:line>
        <draw:line draw:style-name="gr6" draw:text-style-name="P1" draw:layer="layout" svg:x1="6.667cm" svg:y1="7.076cm" svg:x2="6.667cm" svg:y2="7.078cm">
          <text:p/>
        </draw:line>
        <draw:line draw:style-name="gr6" draw:text-style-name="P1" draw:layer="layout" svg:x1="6.673cm" svg:y1="7.038cm" svg:x2="6.7cm" svg:y2="6.866cm">
          <text:p/>
        </draw:line>
        <draw:line draw:style-name="gr6" draw:text-style-name="P1" draw:layer="layout" svg:x1="6.737cm" svg:y1="7.629cm" svg:x2="6.848cm" svg:y2="6.887cm">
          <text:p/>
        </draw:line>
        <draw:polyline draw:style-name="gr6" draw:text-style-name="P1" draw:layer="layout" svg:width="0.158cm" svg:height="0.741cm" svg:x="6.714cm" svg:y="6.887cm" svg:viewBox="0 0 159 742" draw:points="24,742 9,725 3,708 0,691 0,676 5,662 13,647 24,632 43,619 62,607 73,592 81,577 85,562 85,547 83,530 75,513 62,496 47,477 41,460 37,444 37,429 41,414 49,399 60,384 79,372 98,359 111,344 117,329 121,314 121,300 119,283 113,266 98,249 83,230 77,213 73,198 75,181 79,166 85,151 96,136 117,123 136,110 147,98 155,83 157,66 159,51 155,34 149,17 134,0">
          <text:p/>
        </draw:polyline>
        <draw:line draw:style-name="gr6" draw:text-style-name="P1" draw:layer="layout" svg:x1="6.369cm" svg:y1="9.092cm" svg:x2="6.397cm" svg:y2="8.917cm">
          <text:p/>
        </draw:line>
        <draw:line draw:style-name="gr6" draw:text-style-name="P1" draw:layer="layout" svg:x1="6.405cm" svg:y1="8.856cm" svg:x2="6.405cm" svg:y2="8.858cm">
          <text:p/>
        </draw:line>
        <draw:line draw:style-name="gr6" draw:text-style-name="P1" draw:layer="layout" svg:x1="6.413cm" svg:y1="8.795cm" svg:x2="6.439cm" svg:y2="8.621cm">
          <text:p/>
        </draw:line>
        <draw:line draw:style-name="gr6" draw:text-style-name="P1" draw:layer="layout" svg:x1="6.447cm" svg:y1="8.559cm" svg:x2="6.447cm" svg:y2="8.561cm">
          <text:p/>
        </draw:line>
        <draw:line draw:style-name="gr6" draw:text-style-name="P1" draw:layer="layout" svg:x1="6.453cm" svg:y1="8.522cm" svg:x2="6.48cm" svg:y2="8.348cm">
          <text:p/>
        </draw:line>
        <draw:line draw:style-name="gr6" draw:text-style-name="P1" draw:layer="layout" svg:x1="6.517cm" svg:y1="9.113cm" svg:x2="6.628cm" svg:y2="8.371cm">
          <text:p/>
        </draw:line>
        <draw:polyline draw:style-name="gr6" draw:text-style-name="P1" draw:layer="layout" svg:width="0.159cm" svg:height="0.741cm" svg:x="6.493cm" svg:y="8.371cm" svg:viewBox="0 0 160 742" draw:points="24,742 11,725 3,708 0,691 0,676 5,659 13,647 24,632 43,619 62,606 76,591 82,577 86,562 86,545 84,530 78,513 62,494 47,477 41,460 36,443 39,428 41,414 49,399 60,384 80,371 99,359 112,344 118,329 122,314 124,299 120,282 114,266 99,249 84,230 78,213 76,196 76,181 80,166 86,151 99,135 118,123 137,110 147,95 156,80 160,66 160,51 156,34 150,17 135,0">
          <text:p/>
        </draw:polyline>
        <draw:line draw:style-name="gr6" draw:text-style-name="P1" draw:layer="layout" svg:x1="6.151cm" svg:y1="10.575cm" svg:x2="6.177cm" svg:y2="10.401cm">
          <text:p/>
        </draw:line>
        <draw:line draw:style-name="gr6" draw:text-style-name="P1" draw:layer="layout" svg:x1="6.184cm" svg:y1="10.339cm" svg:x2="6.184cm" svg:y2="10.342cm">
          <text:p/>
        </draw:line>
        <draw:line draw:style-name="gr6" draw:text-style-name="P1" draw:layer="layout" svg:x1="6.193cm" svg:y1="10.279cm" svg:x2="6.219cm" svg:y2="10.104cm">
          <text:p/>
        </draw:line>
        <draw:line draw:style-name="gr6" draw:text-style-name="P1" draw:layer="layout" svg:x1="6.229cm" svg:y1="10.043cm" svg:x2="6.229cm" svg:y2="10.045cm">
          <text:p/>
        </draw:line>
        <draw:line draw:style-name="gr6" draw:text-style-name="P1" draw:layer="layout" svg:x1="6.233cm" svg:y1="10.006cm" svg:x2="6.262cm" svg:y2="9.831cm">
          <text:p/>
        </draw:line>
        <draw:line draw:style-name="gr6" draw:text-style-name="P1" draw:layer="layout" svg:x1="6.299cm" svg:y1="10.597cm" svg:x2="6.41cm" svg:y2="9.855cm">
          <text:p/>
        </draw:line>
        <draw:polyline draw:style-name="gr6" draw:text-style-name="P1" draw:layer="layout" svg:width="0.159cm" svg:height="0.741cm" svg:x="6.273cm" svg:y="9.855cm" svg:viewBox="0 0 160 742" draw:points="26,742 11,725 5,708 0,691 0,674 5,659 13,644 24,631 43,619 62,604 74,591 81,576 85,562 85,545 83,530 77,513 62,494 47,477 41,460 38,443 38,428 43,413 49,399 62,384 81,371 100,358 110,344 119,329 123,314 123,297 119,282 112,265 98,246 83,229 77,212 74,195 74,181 79,166 87,151 98,136 117,122 137,110 147,95 156,80 160,65 160,51 158,34 149,17 137,0">
          <text:p/>
        </draw:polyline>
        <draw:line draw:style-name="gr6" draw:text-style-name="P1" draw:layer="layout" svg:x1="5.93cm" svg:y1="12.057cm" svg:x2="5.957cm" svg:y2="11.885cm">
          <text:p/>
        </draw:line>
        <draw:line draw:style-name="gr6" draw:text-style-name="P1" draw:layer="layout" svg:x1="5.964cm" svg:y1="11.823cm" svg:x2="5.964cm" svg:y2="11.825cm">
          <text:p/>
        </draw:line>
        <draw:line draw:style-name="gr6" draw:text-style-name="P1" draw:layer="layout" svg:x1="5.975cm" svg:y1="11.763cm" svg:x2="6.001cm" svg:y2="11.588cm">
          <text:p/>
        </draw:line>
        <draw:line draw:style-name="gr6" draw:text-style-name="P1" draw:layer="layout" svg:x1="6.009cm" svg:y1="11.527cm" svg:x2="6.009cm" svg:y2="11.529cm">
          <text:p/>
        </draw:line>
        <draw:line draw:style-name="gr6" draw:text-style-name="P1" draw:layer="layout" svg:x1="6.015cm" svg:y1="11.49cm" svg:x2="6.041cm" svg:y2="11.315cm">
          <text:p/>
        </draw:line>
        <draw:line draw:style-name="gr6" draw:text-style-name="P1" draw:layer="layout" svg:x1="6.079cm" svg:y1="12.08cm" svg:x2="6.19cm" svg:y2="11.336cm">
          <text:p/>
        </draw:line>
        <draw:polyline draw:style-name="gr6" draw:text-style-name="P1" draw:layer="layout" svg:width="0.123cm" svg:height="0.529cm" svg:x="6.053cm" svg:y="11.55cm" svg:viewBox="0 0 124 530" draw:points="26,530 11,511 4,494 0,480 2,463 7,448 13,433 26,420 45,405 64,393 74,380 83,365 85,349 87,332 83,316 76,301 62,282 47,265 40,248 38,231 38,216 43,199 49,184 62,172 81,159 100,146 111,131 120,117 124,102 124,85 122,70 113,53 100,34 85,17 76,0">
          <text:p/>
        </draw:polyline>
        <draw:polyline draw:style-name="gr6" draw:text-style-name="P1" draw:layer="layout" svg:width="0.085cm" svg:height="0.214cm" svg:x="6.127cm" svg:y="11.336cm" svg:viewBox="0 0 86 215" draw:points="2,215 0,198 0,183 4,169 13,154 24,139 43,126 63,114 75,99 82,84 86,69 86,53 84,36 77,19 63,0">
          <text:p/>
        </draw:polyline>
        <draw:line draw:style-name="gr6" draw:text-style-name="P1" draw:layer="layout" svg:x1="18.724cm" svg:y1="14.998cm" svg:x2="18.897cm" svg:y2="14.998cm">
          <text:p/>
        </draw:line>
        <draw:line draw:style-name="gr6" draw:text-style-name="P1" draw:layer="layout" svg:x1="18.961cm" svg:y1="14.996cm" svg:x2="18.963cm" svg:y2="14.996cm">
          <text:p/>
        </draw:line>
        <draw:line draw:style-name="gr6" draw:text-style-name="P1" draw:layer="layout" svg:x1="19.022cm" svg:y1="14.996cm" svg:x2="19.198cm" svg:y2="14.996cm">
          <text:p/>
        </draw:line>
        <draw:line draw:style-name="gr6" draw:text-style-name="P1" draw:layer="layout" svg:x1="19.259cm" svg:y1="14.996cm" svg:x2="19.261cm" svg:y2="14.996cm">
          <text:p/>
        </draw:line>
        <draw:line draw:style-name="gr6" draw:text-style-name="P1" draw:layer="layout" svg:x1="19.297cm" svg:y1="14.996cm" svg:x2="19.473cm" svg:y2="14.996cm">
          <text:p/>
        </draw:line>
        <draw:line draw:style-name="gr6" draw:text-style-name="P1" draw:layer="layout" svg:x1="18.724cm" svg:y1="15.146cm" svg:x2="19.473cm" svg:y2="15.146cm">
          <text:p/>
        </draw:line>
        <draw:polyline draw:style-name="gr6" draw:text-style-name="P1" draw:layer="layout" svg:width="0.749cm" svg:height="0.065cm" svg:x="18.724cm" svg:y="15.115cm" svg:viewBox="0 0 750 66" draw:points="0,31 14,14 29,6 46,0 61,0 78,0 93,6 107,14 124,31 139,48 154,59 171,64 186,66 203,64 218,59 232,48 249,31 264,14 279,6 296,0 311,0 328,0 342,6 357,14 374,31 390,48 407,59 422,64 437,66 454,64 468,59 483,48 500,31 515,14 532,6 547,0 561,0 578,0 593,6 608,14 625,31 640,48 657,59 672,64 686,66 703,64 718,59 733,48 750,31">
          <text:p/>
        </draw:polyline>
        <draw:line draw:style-name="gr6" draw:text-style-name="P1" draw:layer="layout" svg:x1="23.219cm" svg:y1="11.267cm" svg:x2="23.044cm" svg:y2="11.267cm">
          <text:p/>
        </draw:line>
        <draw:line draw:style-name="gr6" draw:text-style-name="P1" draw:layer="layout" svg:x1="22.982cm" svg:y1="11.267cm" svg:x2="22.982cm" svg:y2="11.269cm">
          <text:p/>
        </draw:line>
        <draw:line draw:style-name="gr6" draw:text-style-name="P1" draw:layer="layout" svg:x1="22.921cm" svg:y1="11.267cm" svg:x2="22.745cm" svg:y2="11.267cm">
          <text:p/>
        </draw:line>
        <draw:line draw:style-name="gr6" draw:text-style-name="P1" draw:layer="layout" svg:x1="22.684cm" svg:y1="11.267cm" svg:x2="22.686cm" svg:y2="11.267cm">
          <text:p/>
        </draw:line>
        <draw:line draw:style-name="gr6" draw:text-style-name="P1" draw:layer="layout" svg:x1="22.644cm" svg:y1="11.267cm" svg:x2="22.47cm" svg:y2="11.267cm">
          <text:p/>
        </draw:line>
        <draw:line draw:style-name="gr6" draw:text-style-name="P1" draw:layer="layout" svg:x1="23.219cm" svg:y1="11.118cm" svg:x2="22.47cm" svg:y2="11.118cm">
          <text:p/>
        </draw:line>
        <draw:polyline draw:style-name="gr6" draw:text-style-name="P1" draw:layer="layout" svg:width="0.749cm" svg:height="0.066cm" svg:x="22.47cm" svg:y="11.084cm" svg:viewBox="0 0 750 67" draw:points="750,34 736,51 719,60 704,65 689,67 672,65 657,60 640,51 625,34 611,15 594,7 579,3 564,0 547,3 532,7 515,15 501,34 486,51 469,60 454,65 437,67 422,65 407,60 391,51 376,34 360,15 343,7 328,3 311,0 296,3 282,7 265,15 250,34 235,51 218,60 203,65 186,67 171,65 157,60 140,51 125,34 110,15 93,7 78,3 61,0 47,3 32,7 15,15 0,34">
          <text:p/>
        </draw:polyline>
        <draw:line draw:style-name="gr6" draw:text-style-name="P1" draw:layer="layout" svg:x1="29.626cm" svg:y1="14.956cm" svg:x2="29.8cm" svg:y2="14.956cm">
          <text:p/>
        </draw:line>
        <draw:line draw:style-name="gr6" draw:text-style-name="P1" draw:layer="layout" svg:x1="29.864cm" svg:y1="14.956cm" svg:x2="29.866cm" svg:y2="14.956cm">
          <text:p/>
        </draw:line>
        <draw:line draw:style-name="gr6" draw:text-style-name="P1" draw:layer="layout" svg:x1="29.925cm" svg:y1="14.956cm" svg:x2="30.101cm" svg:y2="14.956cm">
          <text:p/>
        </draw:line>
        <draw:line draw:style-name="gr6" draw:text-style-name="P1" draw:layer="layout" svg:x1="30.162cm" svg:y1="14.956cm" svg:x2="30.164cm" svg:y2="14.956cm">
          <text:p/>
        </draw:line>
        <draw:line draw:style-name="gr6" draw:text-style-name="P1" draw:layer="layout" svg:x1="30.2cm" svg:y1="14.956cm" svg:x2="30.376cm" svg:y2="14.956cm">
          <text:p/>
        </draw:line>
        <draw:line draw:style-name="gr6" draw:text-style-name="P1" draw:layer="layout" svg:x1="29.626cm" svg:y1="15.106cm" svg:x2="30.376cm" svg:y2="15.106cm">
          <text:p/>
        </draw:line>
        <draw:polyline draw:style-name="gr6" draw:text-style-name="P1" draw:layer="layout" svg:width="0.75cm" svg:height="0.068cm" svg:x="29.626cm" svg:y="15.072cm" svg:viewBox="0 0 751 69" draw:points="0,34 15,17 30,9 47,2 62,0 79,2 94,9 108,17 125,34 140,52 155,61 172,67 187,69 204,67 219,61 233,52 250,34 265,17 280,9 297,2 312,0 329,2 343,9 358,17 375,34 390,52 407,61 422,67 437,69 453,67 468,61 483,52 500,34 515,17 532,9 547,2 561,0 578,2 593,9 608,17 625,34 640,52 657,61 671,67 686,69 703,67 719,61 736,52 751,34">
          <text:p/>
        </draw:polyline>
        <draw:line draw:style-name="gr6" draw:text-style-name="P1" draw:layer="layout" svg:x1="30.376cm" svg:y1="14.956cm" svg:x2="30.551cm" svg:y2="14.956cm">
          <text:p/>
        </draw:line>
        <draw:line draw:style-name="gr6" draw:text-style-name="P1" draw:layer="layout" svg:x1="30.613cm" svg:y1="14.956cm" svg:x2="30.615cm" svg:y2="14.956cm">
          <text:p/>
        </draw:line>
        <draw:line draw:style-name="gr6" draw:text-style-name="P1" draw:layer="layout" svg:x1="30.674cm" svg:y1="14.956cm" svg:x2="30.85cm" svg:y2="14.956cm">
          <text:p/>
        </draw:line>
        <draw:line draw:style-name="gr6" draw:text-style-name="P1" draw:layer="layout" svg:x1="30.911cm" svg:y1="14.956cm" svg:x2="30.913cm" svg:y2="14.956cm">
          <text:p/>
        </draw:line>
        <draw:line draw:style-name="gr6" draw:text-style-name="P1" draw:layer="layout" svg:x1="30.949cm" svg:y1="14.956cm" svg:x2="31.125cm" svg:y2="14.956cm">
          <text:p/>
        </draw:line>
        <draw:line draw:style-name="gr6" draw:text-style-name="P1" draw:layer="layout" svg:x1="30.376cm" svg:y1="15.106cm" svg:x2="31.125cm" svg:y2="15.106cm">
          <text:p/>
        </draw:line>
        <draw:polyline draw:style-name="gr6" draw:text-style-name="P1" draw:layer="layout" svg:width="0.281cm" svg:height="0.068cm" svg:x="30.376cm" svg:y="15.072cm" svg:viewBox="0 0 282 69" draw:points="0,34 15,17 32,9 46,2 61,0 78,2 93,9 110,17 126,34 140,52 157,61 172,67 187,69 204,67 219,61 236,52 251,34 265,17 282,9">
          <text:p/>
        </draw:polyline>
        <draw:polyline draw:style-name="gr6" draw:text-style-name="P1" draw:layer="layout" svg:width="0.468cm" svg:height="0.068cm" svg:x="30.657cm" svg:y="15.072cm" svg:viewBox="0 0 469 69" draw:points="0,9 15,2 30,0 47,2 62,9 79,17 93,34 108,52 125,61 140,67 157,69 172,67 187,61 204,52 218,34 233,17 250,9 265,2 282,0 297,2 311,9 328,17 343,34 358,52 375,61 390,67 408,69 423,67 437,61 454,52 469,34">
          <text:p/>
        </draw:polyline>
        <draw:polygon draw:style-name="gr3" draw:text-style-name="P3" draw:layer="layout" svg:width="0.5cm" svg:height="0.451cm" svg:x="75.575cm" svg:y="26.663cm" svg:viewBox="0 0 501 452" draw:points="0,0 0,452 501,452 501,0">
          <text:p/>
        </draw:polygon>
        <draw:polygon draw:style-name="gr6" draw:text-style-name="P1" draw:layer="layout" svg:width="0.5cm" svg:height="0.451cm" svg:x="75.575cm" svg:y="26.663cm" svg:viewBox="0 0 501 452" draw:points="501,0 501,452 0,452 0,0">
          <text:p/>
        </draw:polygon>
        <draw:line draw:style-name="gr6" draw:text-style-name="P1" draw:layer="layout" svg:x1="75.626cm" svg:y1="26.663cm" svg:x2="75.626cm" svg:y2="27.114cm">
          <text:p/>
        </draw:line>
        <draw:polygon draw:style-name="gr3" draw:text-style-name="P3" draw:layer="layout" svg:width="0.5cm" svg:height="0.448cm" svg:x="75.575cm" svg:y="28.541cm" svg:viewBox="0 0 501 449" draw:points="0,0 0,449 501,449 501,0">
          <text:p/>
        </draw:polygon>
        <draw:polygon draw:style-name="gr6" draw:text-style-name="P1" draw:layer="layout" svg:width="0.5cm" svg:height="0.448cm" svg:x="75.575cm" svg:y="28.541cm" svg:viewBox="0 0 501 449" draw:points="501,0 501,449 0,449 0,0">
          <text:p/>
        </draw:polygon>
        <draw:line draw:style-name="gr6" draw:text-style-name="P1" draw:layer="layout" svg:x1="75.626cm" svg:y1="28.541cm" svg:x2="75.626cm" svg:y2="28.989cm">
          <text:p/>
        </draw:line>
        <draw:polygon draw:style-name="gr3" draw:text-style-name="P3" draw:layer="layout" svg:width="0.5cm" svg:height="0.449cm" svg:x="75.575cm" svg:y="27.364cm" svg:viewBox="0 0 501 450" draw:points="0,0 0,450 501,450 501,0">
          <text:p/>
        </draw:polygon>
        <draw:polygon draw:style-name="gr6" draw:text-style-name="P1" draw:layer="layout" svg:width="0.5cm" svg:height="0.449cm" svg:x="75.575cm" svg:y="27.364cm" svg:viewBox="0 0 501 450" draw:points="501,0 501,450 0,450 0,0">
          <text:p/>
        </draw:polygon>
        <draw:line draw:style-name="gr6" draw:text-style-name="P1" draw:layer="layout" svg:x1="75.626cm" svg:y1="27.364cm" svg:x2="75.626cm" svg:y2="27.813cm">
          <text:p/>
        </draw:line>
        <draw:polygon draw:style-name="gr3" draw:text-style-name="P3" draw:layer="layout" svg:width="0.5cm" svg:height="0.451cm" svg:x="75.575cm" svg:y="27.992cm" svg:viewBox="0 0 501 452" draw:points="0,0 0,452 501,452 501,0">
          <text:p/>
        </draw:polygon>
        <draw:polygon draw:style-name="gr6" draw:text-style-name="P1" draw:layer="layout" svg:width="0.5cm" svg:height="0.451cm" svg:x="75.575cm" svg:y="27.992cm" svg:viewBox="0 0 501 452" draw:points="501,0 501,452 0,452 0,0">
          <text:p/>
        </draw:polygon>
        <draw:line draw:style-name="gr6" draw:text-style-name="P1" draw:layer="layout" svg:x1="75.626cm" svg:y1="27.992cm" svg:x2="75.626cm" svg:y2="28.443cm">
          <text:p/>
        </draw:line>
        <draw:polygon draw:style-name="gr3" draw:text-style-name="P3" draw:layer="layout" svg:width="0.5cm" svg:height="0.448cm" svg:x="75.575cm" svg:y="29.083cm" svg:viewBox="0 0 501 449" draw:points="0,0 0,449 501,449 501,0">
          <text:p/>
        </draw:polygon>
        <draw:polygon draw:style-name="gr6" draw:text-style-name="P1" draw:layer="layout" svg:width="0.5cm" svg:height="0.448cm" svg:x="75.575cm" svg:y="29.083cm" svg:viewBox="0 0 501 449" draw:points="501,0 501,449 0,449 0,0">
          <text:p/>
        </draw:polygon>
        <draw:line draw:style-name="gr6" draw:text-style-name="P1" draw:layer="layout" svg:x1="75.626cm" svg:y1="29.083cm" svg:x2="75.626cm" svg:y2="29.531cm">
          <text:p/>
        </draw:line>
        <draw:polygon draw:style-name="gr3" draw:text-style-name="P3" draw:layer="layout" svg:width="0.502cm" svg:height="0.451cm" svg:x="77.476cm" svg:y="28.064cm" svg:viewBox="0 0 503 452" draw:points="0,0 0,452 503,452 503,0">
          <text:p/>
        </draw:polygon>
        <draw:line draw:style-name="gr6" draw:text-style-name="P1" draw:layer="layout" svg:x1="77.978cm" svg:y1="28.064cm" svg:x2="77.476cm" svg:y2="28.064cm">
          <text:p/>
        </draw:line>
        <draw:line draw:style-name="gr6" draw:text-style-name="P1" draw:layer="layout" svg:x1="77.978cm" svg:y1="28.515cm" svg:x2="77.978cm" svg:y2="28.064cm">
          <text:p/>
        </draw:line>
        <draw:line draw:style-name="gr6" draw:text-style-name="P1" draw:layer="layout" svg:x1="77.476cm" svg:y1="28.515cm" svg:x2="77.978cm" svg:y2="28.515cm">
          <text:p/>
        </draw:line>
        <draw:line draw:style-name="gr6" draw:text-style-name="P1" draw:layer="layout" svg:x1="77.476cm" svg:y1="28.064cm" svg:x2="77.476cm" svg:y2="28.515cm">
          <text:p/>
        </draw:line>
        <draw:line draw:style-name="gr6" draw:text-style-name="P1" draw:layer="layout" svg:x1="77.927cm" svg:y1="28.064cm" svg:x2="77.927cm" svg:y2="28.515cm">
          <text:p/>
        </draw:line>
        <draw:polygon draw:style-name="gr3" draw:text-style-name="P3" draw:layer="layout" svg:width="0.502cm" svg:height="0.451cm" svg:x="77.476cm" svg:y="27.389cm" svg:viewBox="0 0 503 452" draw:points="0,0 0,452 503,452 503,0">
          <text:p/>
        </draw:polygon>
        <draw:line draw:style-name="gr6" draw:text-style-name="P1" draw:layer="layout" svg:x1="77.978cm" svg:y1="27.389cm" svg:x2="77.476cm" svg:y2="27.389cm">
          <text:p/>
        </draw:line>
        <draw:line draw:style-name="gr6" draw:text-style-name="P1" draw:layer="layout" svg:x1="77.978cm" svg:y1="27.84cm" svg:x2="77.978cm" svg:y2="27.389cm">
          <text:p/>
        </draw:line>
        <draw:line draw:style-name="gr6" draw:text-style-name="P1" draw:layer="layout" svg:x1="77.476cm" svg:y1="27.84cm" svg:x2="77.978cm" svg:y2="27.84cm">
          <text:p/>
        </draw:line>
        <draw:line draw:style-name="gr6" draw:text-style-name="P1" draw:layer="layout" svg:x1="77.476cm" svg:y1="27.389cm" svg:x2="77.476cm" svg:y2="27.84cm">
          <text:p/>
        </draw:line>
        <draw:line draw:style-name="gr6" draw:text-style-name="P1" draw:layer="layout" svg:x1="77.927cm" svg:y1="27.389cm" svg:x2="77.927cm" svg:y2="27.84cm">
          <text:p/>
        </draw:line>
        <draw:polygon draw:style-name="gr3" draw:text-style-name="P3" draw:layer="layout" svg:width="0.502cm" svg:height="0.448cm" svg:x="77.476cm" svg:y="26.691cm" svg:viewBox="0 0 503 449" draw:points="0,0 0,449 503,449 503,0">
          <text:p/>
        </draw:polygon>
        <draw:line draw:style-name="gr6" draw:text-style-name="P1" draw:layer="layout" svg:x1="77.978cm" svg:y1="26.691cm" svg:x2="77.476cm" svg:y2="26.691cm">
          <text:p/>
        </draw:line>
        <draw:line draw:style-name="gr6" draw:text-style-name="P1" draw:layer="layout" svg:x1="77.978cm" svg:y1="27.139cm" svg:x2="77.978cm" svg:y2="26.691cm">
          <text:p/>
        </draw:line>
        <draw:line draw:style-name="gr6" draw:text-style-name="P1" draw:layer="layout" svg:x1="77.476cm" svg:y1="27.139cm" svg:x2="77.978cm" svg:y2="27.139cm">
          <text:p/>
        </draw:line>
        <draw:line draw:style-name="gr6" draw:text-style-name="P1" draw:layer="layout" svg:x1="77.476cm" svg:y1="26.691cm" svg:x2="77.476cm" svg:y2="27.139cm">
          <text:p/>
        </draw:line>
        <draw:line draw:style-name="gr6" draw:text-style-name="P1" draw:layer="layout" svg:x1="77.927cm" svg:y1="26.691cm" svg:x2="77.927cm" svg:y2="27.139cm">
          <text:p/>
        </draw:line>
        <draw:polygon draw:style-name="gr3" draw:text-style-name="P3" draw:layer="layout" svg:width="0.502cm" svg:height="0.448cm" svg:x="77.476cm" svg:y="28.613cm" svg:viewBox="0 0 503 449" draw:points="0,0 0,449 503,449 503,0">
          <text:p/>
        </draw:polygon>
        <draw:line draw:style-name="gr6" draw:text-style-name="P1" draw:layer="layout" svg:x1="77.978cm" svg:y1="28.613cm" svg:x2="77.476cm" svg:y2="28.613cm">
          <text:p/>
        </draw:line>
        <draw:line draw:style-name="gr6" draw:text-style-name="P1" draw:layer="layout" svg:x1="77.978cm" svg:y1="29.061cm" svg:x2="77.978cm" svg:y2="28.613cm">
          <text:p/>
        </draw:line>
        <draw:line draw:style-name="gr6" draw:text-style-name="P1" draw:layer="layout" svg:x1="77.476cm" svg:y1="29.061cm" svg:x2="77.978cm" svg:y2="29.061cm">
          <text:p/>
        </draw:line>
        <draw:line draw:style-name="gr6" draw:text-style-name="P1" draw:layer="layout" svg:x1="77.476cm" svg:y1="28.613cm" svg:x2="77.476cm" svg:y2="29.061cm">
          <text:p/>
        </draw:line>
        <draw:line draw:style-name="gr6" draw:text-style-name="P1" draw:layer="layout" svg:x1="77.927cm" svg:y1="28.613cm" svg:x2="77.927cm" svg:y2="29.061cm">
          <text:p/>
        </draw:line>
        <draw:polygon draw:style-name="gr3" draw:text-style-name="P3" draw:layer="layout" svg:width="0.502cm" svg:height="0.45cm" svg:x="77.476cm" svg:y="29.174cm" svg:viewBox="0 0 503 451" draw:points="0,0 0,451 503,451 503,0">
          <text:p/>
        </draw:polygon>
        <draw:line draw:style-name="gr6" draw:text-style-name="P1" draw:layer="layout" svg:x1="77.978cm" svg:y1="29.174cm" svg:x2="77.476cm" svg:y2="29.174cm">
          <text:p/>
        </draw:line>
        <draw:line draw:style-name="gr6" draw:text-style-name="P1" draw:layer="layout" svg:x1="77.978cm" svg:y1="29.624cm" svg:x2="77.978cm" svg:y2="29.174cm">
          <text:p/>
        </draw:line>
        <draw:line draw:style-name="gr6" draw:text-style-name="P1" draw:layer="layout" svg:x1="77.476cm" svg:y1="29.624cm" svg:x2="77.978cm" svg:y2="29.624cm">
          <text:p/>
        </draw:line>
        <draw:line draw:style-name="gr6" draw:text-style-name="P1" draw:layer="layout" svg:x1="77.476cm" svg:y1="29.174cm" svg:x2="77.476cm" svg:y2="29.624cm">
          <text:p/>
        </draw:line>
        <draw:line draw:style-name="gr6" draw:text-style-name="P1" draw:layer="layout" svg:x1="77.927cm" svg:y1="29.174cm" svg:x2="77.927cm" svg:y2="29.624cm">
          <text:p/>
        </draw:line>
        <draw:line draw:style-name="gr6" draw:text-style-name="P1" draw:layer="layout" svg:x1="73.168cm" svg:y1="28.081cm" svg:x2="73.168cm" svg:y2="28.257cm">
          <text:p/>
        </draw:line>
        <draw:line draw:style-name="gr6" draw:text-style-name="P1" draw:layer="layout" svg:x1="73.168cm" svg:y1="28.318cm" svg:x2="73.171cm" svg:y2="28.318cm">
          <text:p/>
        </draw:line>
        <draw:line draw:style-name="gr6" draw:text-style-name="P1" draw:layer="layout" svg:x1="73.168cm" svg:y1="28.382cm" svg:x2="73.168cm" svg:y2="28.555cm">
          <text:p/>
        </draw:line>
        <draw:line draw:style-name="gr6" draw:text-style-name="P1" draw:layer="layout" svg:x1="73.168cm" svg:y1="28.617cm" svg:x2="73.168cm" svg:y2="28.619cm">
          <text:p/>
        </draw:line>
        <draw:line draw:style-name="gr6" draw:text-style-name="P1" draw:layer="layout" svg:x1="73.168cm" svg:y1="28.657cm" svg:x2="73.168cm" svg:y2="28.833cm">
          <text:p/>
        </draw:line>
        <draw:line draw:style-name="gr6" draw:text-style-name="P1" draw:layer="layout" svg:x1="73.018cm" svg:y1="28.081cm" svg:x2="73.018cm" svg:y2="28.833cm">
          <text:p/>
        </draw:line>
        <draw:polyline draw:style-name="gr6" draw:text-style-name="P1" draw:layer="layout" svg:width="0.068cm" svg:height="0.752cm" svg:x="72.984cm" svg:y="28.081cm" svg:viewBox="0 0 69 753" draw:points="35,0 52,17 61,32 67,47 69,64 67,79 61,97 52,111 35,126 18,143 9,158 2,173 0,190 2,205 9,221 18,236 35,251 52,268 61,283 67,300 69,315 67,329 61,346 52,361 35,376 18,393 9,408 2,425 0,439 2,454 9,471 18,486 35,501 52,518 61,533 67,550 69,564 67,579 61,596 52,611 35,626 18,643 9,657 2,674 0,689 2,704 9,721 18,736 35,753">
          <text:p/>
        </draw:polyline>
        <draw:line draw:style-name="gr6" draw:text-style-name="P1" draw:layer="layout" svg:x1="73.168cm" svg:y1="27.332cm" svg:x2="73.168cm" svg:y2="27.508cm">
          <text:p/>
        </draw:line>
        <draw:line draw:style-name="gr6" draw:text-style-name="P1" draw:layer="layout" svg:x1="73.168cm" svg:y1="27.569cm" svg:x2="73.168cm" svg:y2="27.571cm">
          <text:p/>
        </draw:line>
        <draw:line draw:style-name="gr6" draw:text-style-name="P1" draw:layer="layout" svg:x1="73.168cm" svg:y1="27.63cm" svg:x2="73.168cm" svg:y2="27.806cm">
          <text:p/>
        </draw:line>
        <draw:line draw:style-name="gr6" draw:text-style-name="P1" draw:layer="layout" svg:x1="73.168cm" svg:y1="27.868cm" svg:x2="73.168cm" svg:y2="27.87cm">
          <text:p/>
        </draw:line>
        <draw:line draw:style-name="gr6" draw:text-style-name="P1" draw:layer="layout" svg:x1="73.168cm" svg:y1="27.908cm" svg:x2="73.168cm" svg:y2="28.081cm">
          <text:p/>
        </draw:line>
        <draw:line draw:style-name="gr6" draw:text-style-name="P1" draw:layer="layout" svg:x1="73.018cm" svg:y1="27.332cm" svg:x2="73.018cm" svg:y2="28.081cm">
          <text:p/>
        </draw:line>
        <draw:polyline draw:style-name="gr6" draw:text-style-name="P1" draw:layer="layout" svg:width="0.068cm" svg:height="0.749cm" svg:x="72.984cm" svg:y="27.332cm" svg:viewBox="0 0 69 750" draw:points="35,0 52,16 61,33 67,48 69,65 67,79 61,94 52,111 35,126 18,141 9,158 2,172 0,189 2,204 9,219 18,236 35,251 52,266 61,283 67,297 69,314 67,329 61,344 52,361 35,376 18,393 9,407 2,422 0,439 2,454 9,469 18,486 35,501 52,517 61,532 67,547 69,564 67,579 61,594 52,611 35,625 18,642 9,657 2,672 0,689 2,704 9,721 18,736 35,750">
          <text:p/>
        </draw:polyline>
        <draw:line draw:style-name="gr6" draw:text-style-name="P1" draw:layer="layout" svg:x1="7.651cm" svg:y1="20.675cm" svg:x2="7.827cm" svg:y2="20.675cm">
          <text:p/>
        </draw:line>
        <draw:line draw:style-name="gr6" draw:text-style-name="P1" draw:layer="layout" svg:x1="7.888cm" svg:y1="20.675cm" svg:x2="7.89cm" svg:y2="20.675cm">
          <text:p/>
        </draw:line>
        <draw:line draw:style-name="gr6" draw:text-style-name="P1" draw:layer="layout" svg:x1="7.95cm" svg:y1="20.675cm" svg:x2="8.125cm" svg:y2="20.675cm">
          <text:p/>
        </draw:line>
        <draw:line draw:style-name="gr6" draw:text-style-name="P1" draw:layer="layout" svg:x1="8.187cm" svg:y1="20.675cm" svg:x2="8.189cm" svg:y2="20.675cm">
          <text:p/>
        </draw:line>
        <draw:line draw:style-name="gr6" draw:text-style-name="P1" draw:layer="layout" svg:x1="8.227cm" svg:y1="20.675cm" svg:x2="8.401cm" svg:y2="20.675cm">
          <text:p/>
        </draw:line>
        <draw:line draw:style-name="gr6" draw:text-style-name="P1" draw:layer="layout" svg:x1="7.651cm" svg:y1="20.825cm" svg:x2="8.401cm" svg:y2="20.825cm">
          <text:p/>
        </draw:line>
        <draw:polyline draw:style-name="gr6" draw:text-style-name="P1" draw:layer="layout" svg:width="0.75cm" svg:height="0.067cm" svg:x="7.651cm" svg:y="20.792cm" svg:viewBox="0 0 751 68" draw:points="0,34 17,17 32,6 47,2 64,0 79,2 93,6 110,17 125,34 142,51 157,60 172,66 189,68 203,66 221,60 236,51 251,34 268,17 283,6 298,2 315,0 329,2 346,6 361,17 376,34 393,51 408,60 422,66 439,68 454,66 471,60 486,51 501,34 518,17 533,6 549,2 564,0 579,2 596,6 611,17 626,34 643,51 657,60 674,66 689,68 704,66 721,60 736,51 751,34">
          <text:p/>
        </draw:polyline>
        <draw:line draw:style-name="gr6" draw:text-style-name="P1" draw:layer="layout" svg:x1="6.445cm" svg:y1="20.675cm" svg:x2="6.62cm" svg:y2="20.675cm">
          <text:p/>
        </draw:line>
        <draw:line draw:style-name="gr6" draw:text-style-name="P1" draw:layer="layout" svg:x1="6.682cm" svg:y1="20.675cm" svg:x2="6.684cm" svg:y2="20.675cm">
          <text:p/>
        </draw:line>
        <draw:line draw:style-name="gr6" draw:text-style-name="P1" draw:layer="layout" svg:x1="6.743cm" svg:y1="20.675cm" svg:x2="6.919cm" svg:y2="20.675cm">
          <text:p/>
        </draw:line>
        <draw:line draw:style-name="gr6" draw:text-style-name="P1" draw:layer="layout" svg:x1="6.98cm" svg:y1="20.675cm" svg:x2="6.982cm" svg:y2="20.675cm">
          <text:p/>
        </draw:line>
        <draw:line draw:style-name="gr6" draw:text-style-name="P1" draw:layer="layout" svg:x1="7.02cm" svg:y1="20.675cm" svg:x2="7.194cm" svg:y2="20.675cm">
          <text:p/>
        </draw:line>
        <draw:line draw:style-name="gr6" draw:text-style-name="P1" draw:layer="layout" svg:x1="6.445cm" svg:y1="20.825cm" svg:x2="7.194cm" svg:y2="20.825cm">
          <text:p/>
        </draw:line>
        <draw:polyline draw:style-name="gr6" draw:text-style-name="P1" draw:layer="layout" svg:width="0.749cm" svg:height="0.067cm" svg:x="6.445cm" svg:y="20.792cm" svg:viewBox="0 0 750 68" draw:points="0,34 17,17 32,6 46,2 63,0 78,2 93,6 110,17 125,34 142,51 156,60 171,66 188,68 203,66 220,60 235,51 250,34 266,17 281,6 296,2 313,0 328,2 345,6 360,17 374,34 391,51 406,60 421,66 438,68 453,66 470,60 484,51 499,34 516,17 531,6 546,2 563,0 578,2 595,6 609,17 624,34 641,51 656,60 674,66 689,68 703,66 720,60 735,51 750,34">
          <text:p/>
        </draw:polyline>
        <draw:line draw:style-name="gr6" draw:text-style-name="P1" draw:layer="layout" svg:x1="8.5cm" svg:y1="20.675cm" svg:x2="8.676cm" svg:y2="20.675cm">
          <text:p/>
        </draw:line>
        <draw:line draw:style-name="gr6" draw:text-style-name="P1" draw:layer="layout" svg:x1="8.737cm" svg:y1="20.675cm" svg:x2="8.739cm" svg:y2="20.675cm">
          <text:p/>
        </draw:line>
        <draw:line draw:style-name="gr6" draw:text-style-name="P1" draw:layer="layout" svg:x1="8.798cm" svg:y1="20.675cm" svg:x2="8.974cm" svg:y2="20.675cm">
          <text:p/>
        </draw:line>
        <draw:line draw:style-name="gr6" draw:text-style-name="P1" draw:layer="layout" svg:x1="9.036cm" svg:y1="20.675cm" svg:x2="9.038cm" svg:y2="20.675cm">
          <text:p/>
        </draw:line>
        <draw:line draw:style-name="gr6" draw:text-style-name="P1" draw:layer="layout" svg:x1="9.076cm" svg:y1="20.675cm" svg:x2="9.249cm" svg:y2="20.675cm">
          <text:p/>
        </draw:line>
        <draw:line draw:style-name="gr6" draw:text-style-name="P1" draw:layer="layout" svg:x1="8.5cm" svg:y1="20.825cm" svg:x2="9.249cm" svg:y2="20.825cm">
          <text:p/>
        </draw:line>
        <draw:polyline draw:style-name="gr6" draw:text-style-name="P1" draw:layer="layout" svg:width="0.749cm" svg:height="0.067cm" svg:x="8.5cm" svg:y="20.792cm" svg:viewBox="0 0 750 68" draw:points="0,34 17,17 32,6 47,2 64,0 78,2 93,6 110,17 126,34 143,51 158,60 172,66 189,68 204,66 219,60 236,51 251,34 268,17 283,6 297,2 314,0 329,2 346,6 361,17 376,34 393,51 407,60 422,66 439,68 454,66 471,60 486,51 501,34 518,17 532,6 547,2 564,0 579,2 596,6 611,17 625,34 642,51 657,60 672,66 689,68 704,66 721,60 736,51 750,34">
          <text:p/>
        </draw:polyline>
        <draw:polygon draw:style-name="gr3" draw:text-style-name="P3" draw:layer="layout" svg:width="0.39cm" svg:height="0.466cm" svg:x="27.755cm" svg:y="25.014cm" svg:viewBox="0 0 391 467" draw:points="391,384 272,0 0,85 118,467">
          <text:p/>
        </draw:polygon>
        <draw:line draw:style-name="gr6" draw:text-style-name="P1" draw:layer="layout" svg:x1="27.872cm" svg:y1="25.481cm" svg:x2="28.146cm" svg:y2="25.397cm">
          <text:p/>
        </draw:line>
        <draw:line draw:style-name="gr6" draw:text-style-name="P1" draw:layer="layout" svg:x1="27.755cm" svg:y1="25.099cm" svg:x2="27.873cm" svg:y2="25.481cm">
          <text:p/>
        </draw:line>
        <draw:line draw:style-name="gr6" draw:text-style-name="P1" draw:layer="layout" svg:x1="28.027cm" svg:y1="25.014cm" svg:x2="27.755cm" svg:y2="25.1cm">
          <text:p/>
        </draw:line>
        <draw:line draw:style-name="gr6" draw:text-style-name="P1" draw:layer="layout" svg:x1="28.146cm" svg:y1="25.398cm" svg:x2="28.026cm" svg:y2="25.014cm">
          <text:p/>
        </draw:line>
        <draw:polygon draw:style-name="gr3" draw:text-style-name="P3" draw:layer="layout" svg:width="0.464cm" svg:height="0.387cm" svg:x="27.26cm" svg:y="25.931cm" svg:viewBox="0 0 465 388" draw:points="80,388 465,274 384,0 0,114">
          <text:p/>
        </draw:polygon>
        <draw:line draw:style-name="gr6" draw:text-style-name="P1" draw:layer="layout" svg:x1="27.26cm" svg:y1="26.045cm" svg:x2="27.341cm" svg:y2="26.319cm">
          <text:p/>
        </draw:line>
        <draw:line draw:style-name="gr6" draw:text-style-name="P1" draw:layer="layout" svg:x1="27.644cm" svg:y1="25.931cm" svg:x2="27.26cm" svg:y2="26.046cm">
          <text:p/>
        </draw:line>
        <draw:line draw:style-name="gr6" draw:text-style-name="P1" draw:layer="layout" svg:x1="27.725cm" svg:y1="26.205cm" svg:x2="27.643cm" svg:y2="25.931cm">
          <text:p/>
        </draw:line>
        <draw:line draw:style-name="gr6" draw:text-style-name="P1" draw:layer="layout" svg:x1="27.34cm" svg:y1="26.319cm" svg:x2="27.725cm" svg:y2="26.204cm">
          <text:p/>
        </draw:line>
        <draw:polygon draw:style-name="gr3" draw:text-style-name="P3" draw:layer="layout" svg:width="0.491cm" svg:height="0.466cm" svg:x="26.703cm" svg:y="24.735cm" svg:viewBox="0 0 492 467" draw:points="325,0 0,236 169,467 492,232">
          <text:p/>
        </draw:polygon>
        <draw:line draw:style-name="gr6" draw:text-style-name="P1" draw:layer="layout" svg:x1="27.195cm" svg:y1="24.967cm" svg:x2="27.027cm" svg:y2="24.735cm">
          <text:p/>
        </draw:line>
        <draw:line draw:style-name="gr6" draw:text-style-name="P1" draw:layer="layout" svg:x1="26.871cm" svg:y1="25.202cm" svg:x2="27.195cm" svg:y2="24.966cm">
          <text:p/>
        </draw:line>
        <draw:line draw:style-name="gr6" draw:text-style-name="P1" draw:layer="layout" svg:x1="26.703cm" svg:y1="24.97cm" svg:x2="26.872cm" svg:y2="25.202cm">
          <text:p/>
        </draw:line>
        <draw:line draw:style-name="gr6" draw:text-style-name="P1" draw:layer="layout" svg:x1="27.028cm" svg:y1="24.735cm" svg:x2="26.703cm" svg:y2="24.971cm">
          <text:p/>
        </draw:line>
        <draw:polygon draw:style-name="gr3" draw:text-style-name="P3" draw:layer="layout" svg:width="0.41cm" svg:height="0.54cm" svg:x="27.364cm" svg:y="11.861cm" svg:viewBox="0 0 411 541" draw:points="0,0 0,541 411,541 411,0">
          <text:p/>
        </draw:polygon>
        <draw:polygon draw:style-name="gr6" draw:text-style-name="P1" draw:layer="layout" svg:width="0.41cm" svg:height="0.54cm" svg:x="27.364cm" svg:y="11.861cm" svg:viewBox="0 0 411 541" draw:points="411,0 411,541 0,541 0,0">
          <text:p/>
        </draw:polygon>
        <draw:polygon draw:style-name="gr3" draw:text-style-name="P3" draw:layer="layout" svg:width="0.075cm" svg:height="0.389cm" svg:x="27.213cm" svg:y="11.938cm" svg:viewBox="0 0 76 390" draw:points="0,0 0,390 76,390 76,0">
          <text:p/>
        </draw:polygon>
        <draw:polygon draw:style-name="gr6" draw:text-style-name="P1" draw:layer="layout" svg:width="0.075cm" svg:height="0.389cm" svg:x="27.213cm" svg:y="11.938cm" svg:viewBox="0 0 76 390" draw:points="0,0 76,0 76,390 0,390">
          <text:p/>
        </draw:polygon>
        <draw:polygon draw:style-name="gr3" draw:text-style-name="P3" draw:layer="layout" svg:width="0.076cm" svg:height="0.074cm" svg:x="27.288cm" svg:y="12.094cm" svg:viewBox="0 0 77 75" draw:points="0,0 0,75 77,75 77,0">
          <text:p/>
        </draw:polygon>
        <draw:polygon draw:style-name="gr6" draw:text-style-name="P1" draw:layer="layout" svg:width="0.076cm" svg:height="0.074cm" svg:x="27.288cm" svg:y="12.094cm" svg:viewBox="0 0 77 75" draw:points="77,75 0,75 0,0 77,0">
          <text:p/>
        </draw:polygon>
        <draw:polygon draw:style-name="gr3" draw:text-style-name="P3" draw:layer="layout" svg:width="0.411cm" svg:height="0.54cm" svg:x="33.771cm" svg:y="13.65cm" svg:viewBox="0 0 412 541" draw:points="0,0 0,541 412,541 412,0">
          <text:p/>
        </draw:polygon>
        <draw:polygon draw:style-name="gr6" draw:text-style-name="P1" draw:layer="layout" svg:width="0.411cm" svg:height="0.54cm" svg:x="33.771cm" svg:y="13.65cm" svg:viewBox="0 0 412 541" draw:points="412,0 412,541 0,541 0,0">
          <text:p/>
        </draw:polygon>
        <draw:polygon draw:style-name="gr3" draw:text-style-name="P3" draw:layer="layout" svg:width="0.076cm" svg:height="0.39cm" svg:x="33.621cm" svg:y="13.726cm" svg:viewBox="0 0 77 391" draw:points="0,0 0,391 77,391 77,0">
          <text:p/>
        </draw:polygon>
        <draw:polygon draw:style-name="gr6" draw:text-style-name="P1" draw:layer="layout" svg:width="0.076cm" svg:height="0.39cm" svg:x="33.621cm" svg:y="13.726cm" svg:viewBox="0 0 77 391" draw:points="0,0 77,0 77,391 0,391">
          <text:p/>
        </draw:polygon>
        <draw:polygon draw:style-name="gr3" draw:text-style-name="P3" draw:layer="layout" svg:width="0.074cm" svg:height="0.074cm" svg:x="33.697cm" svg:y="13.883cm" svg:viewBox="0 0 75 75" draw:points="0,0 0,75 75,75 75,0">
          <text:p/>
        </draw:polygon>
        <draw:polygon draw:style-name="gr6" draw:text-style-name="P1" draw:layer="layout" svg:width="0.074cm" svg:height="0.074cm" svg:x="33.697cm" svg:y="13.883cm" svg:viewBox="0 0 75 75" draw:points="75,75 0,75 0,0 75,0">
          <text:p/>
        </draw:polygon>
        <draw:polygon draw:style-name="gr3" draw:text-style-name="P3" draw:layer="layout" svg:width="0.411cm" svg:height="0.54cm" svg:x="29.889cm" svg:y="13.65cm" svg:viewBox="0 0 412 541" draw:points="0,0 0,541 412,541 412,0">
          <text:p/>
        </draw:polygon>
        <draw:polygon draw:style-name="gr6" draw:text-style-name="P1" draw:layer="layout" svg:width="0.411cm" svg:height="0.54cm" svg:x="29.889cm" svg:y="13.65cm" svg:viewBox="0 0 412 541" draw:points="0,541 0,0 412,0 412,541">
          <text:p/>
        </draw:polygon>
        <draw:polygon draw:style-name="gr3" draw:text-style-name="P3" draw:layer="layout" svg:width="0.076cm" svg:height="0.39cm" svg:x="30.374cm" svg:y="13.726cm" svg:viewBox="0 0 77 391" draw:points="77,391 0,391 2,0 77,0">
          <text:p/>
        </draw:polygon>
        <draw:polygon draw:style-name="gr6" draw:text-style-name="P1" draw:layer="layout" svg:width="0.076cm" svg:height="0.39cm" svg:x="30.374cm" svg:y="13.726cm" svg:viewBox="0 0 77 391" draw:points="77,391 0,391 2,0 77,0">
          <text:p/>
        </draw:polygon>
        <draw:polygon draw:style-name="gr3" draw:text-style-name="P3" draw:layer="layout" svg:width="0.074cm" svg:height="0.076cm" svg:x="30.3cm" svg:y="13.883cm" svg:viewBox="0 0 75 77" draw:points="0,0 0,77 75,77 75,0">
          <text:p/>
        </draw:polygon>
        <draw:polygon draw:style-name="gr6" draw:text-style-name="P1" draw:layer="layout" svg:width="0.074cm" svg:height="0.076cm" svg:x="30.3cm" svg:y="13.883cm" svg:viewBox="0 0 75 77" draw:points="0,0 75,0 75,77 0,77">
          <text:p/>
        </draw:polygon>
        <draw:polygon draw:style-name="gr3" draw:text-style-name="P3" draw:layer="layout" svg:width="0.635cm" svg:height="0.675cm" svg:x="22.489cm" svg:y="33.119cm" svg:viewBox="0 0 636 676" draw:points="636,218 348,676 0,458 289,0">
          <text:p/>
        </draw:polygon>
        <draw:polygon draw:style-name="gr6" draw:text-style-name="P1" draw:layer="layout" svg:width="0.635cm" svg:height="0.675cm" svg:x="22.489cm" svg:y="33.119cm" svg:viewBox="0 0 636 676" draw:points="636,218 348,676 0,458 289,0">
          <text:p/>
        </draw:polygon>
        <draw:polygon draw:style-name="gr3" draw:text-style-name="P3" draw:layer="layout" svg:width="0.271cm" svg:height="0.37cm" svg:x="22.402cm" svg:y="33.102cm" svg:viewBox="0 0 272 371" draw:points="209,0 272,41 64,371 0,331">
          <text:p/>
        </draw:polygon>
        <draw:polygon draw:style-name="gr6" draw:text-style-name="P1" draw:layer="layout" svg:width="0.271cm" svg:height="0.37cm" svg:x="22.402cm" svg:y="33.102cm" svg:viewBox="0 0 272 371" draw:points="209,0 272,41 64,371 0,331">
          <text:p/>
        </draw:polygon>
        <draw:polygon draw:style-name="gr3" draw:text-style-name="P3" draw:layer="layout" svg:width="0.102cm" svg:height="0.103cm" svg:x="22.55cm" svg:y="33.276cm" svg:viewBox="0 0 103 104" draw:points="65,104 0,64 42,0 103,40">
          <text:p/>
        </draw:polygon>
        <draw:polygon draw:style-name="gr6" draw:text-style-name="P1" draw:layer="layout" svg:width="0.102cm" svg:height="0.103cm" svg:x="22.55cm" svg:y="33.276cm" svg:viewBox="0 0 103 104" draw:points="65,104 0,64 42,0 103,40">
          <text:p/>
        </draw:polygon>
        <draw:polygon draw:style-name="gr3" draw:text-style-name="P3" draw:layer="layout" svg:width="0.675cm" svg:height="0.668cm" svg:x="32.924cm" svg:y="38.138cm" svg:viewBox="0 0 676 669" draw:points="396,669 0,301 278,0 676,367">
          <text:p/>
        </draw:polygon>
        <draw:polygon draw:style-name="gr6" draw:text-style-name="P1" draw:layer="layout" svg:width="0.675cm" svg:height="0.668cm" svg:x="32.924cm" svg:y="38.138cm" svg:viewBox="0 0 676 669" draw:points="396,669 0,301 278,0 676,367">
          <text:p/>
        </draw:polygon>
        <draw:polygon draw:style-name="gr3" draw:text-style-name="P3" draw:layer="layout" svg:width="0.339cm" svg:height="0.32cm" svg:x="33.307cm" svg:y="38.078cm" svg:viewBox="0 0 340 321" draw:points="340,266 288,321 0,56 51,0">
          <text:p/>
        </draw:polygon>
        <draw:polygon draw:style-name="gr6" draw:text-style-name="P1" draw:layer="layout" svg:width="0.339cm" svg:height="0.32cm" svg:x="33.307cm" svg:y="38.078cm" svg:viewBox="0 0 340 321" draw:points="340,266 288,321 0,56 51,0">
          <text:p/>
        </draw:polygon>
        <draw:polygon draw:style-name="gr3" draw:text-style-name="P3" draw:layer="layout" svg:width="0.106cm" svg:height="0.106cm" svg:x="33.373cm" svg:y="38.241cm" svg:viewBox="0 0 107 107" draw:points="0,56 51,0 107,52 55,107">
          <text:p/>
        </draw:polygon>
        <draw:polygon draw:style-name="gr6" draw:text-style-name="P1" draw:layer="layout" svg:width="0.106cm" svg:height="0.106cm" svg:x="33.373cm" svg:y="38.241cm" svg:viewBox="0 0 107 107" draw:points="0,56 51,0 107,52 55,107">
          <text:p/>
        </draw:polygon>
        <draw:polygon draw:style-name="gr3" draw:text-style-name="P3" draw:layer="layout" svg:width="0.675cm" svg:height="0.669cm" svg:x="34.931cm" svg:y="39.962cm" svg:viewBox="0 0 676 670" draw:points="398,670 0,303 279,0 676,366">
          <text:p/>
        </draw:polygon>
        <draw:polygon draw:style-name="gr6" draw:text-style-name="P1" draw:layer="layout" svg:width="0.675cm" svg:height="0.669cm" svg:x="34.931cm" svg:y="39.962cm" svg:viewBox="0 0 676 670" draw:points="398,670 0,303 279,0 676,366">
          <text:p/>
        </draw:polygon>
        <draw:polygon draw:style-name="gr3" draw:text-style-name="P3" draw:layer="layout" svg:width="0.337cm" svg:height="0.32cm" svg:x="35.316cm" svg:y="39.903cm" svg:viewBox="0 0 338 321" draw:points="338,265 287,321 0,55 51,0">
          <text:p/>
        </draw:polygon>
        <draw:polygon draw:style-name="gr6" draw:text-style-name="P1" draw:layer="layout" svg:width="0.337cm" svg:height="0.32cm" svg:x="35.316cm" svg:y="39.903cm" svg:viewBox="0 0 338 321" draw:points="338,265 287,321 0,55 51,0">
          <text:p/>
        </draw:polygon>
        <draw:polygon draw:style-name="gr3" draw:text-style-name="P3" draw:layer="layout" svg:width="0.105cm" svg:height="0.106cm" svg:x="35.38cm" svg:y="40.066cm" svg:viewBox="0 0 106 107" draw:points="0,55 50,0 106,51 55,107">
          <text:p/>
        </draw:polygon>
        <draw:polygon draw:style-name="gr6" draw:text-style-name="P1" draw:layer="layout" svg:width="0.105cm" svg:height="0.106cm" svg:x="35.38cm" svg:y="40.066cm" svg:viewBox="0 0 106 107" draw:points="0,55 50,0 106,51 55,107">
          <text:p/>
        </draw:polygon>
        <draw:polygon draw:style-name="gr3" draw:text-style-name="P3" draw:layer="layout" svg:width="0.669cm" svg:height="0.675cm" svg:x="32.827cm" svg:y="40.849cm" svg:viewBox="0 0 670 676" draw:points="299,0 670,392 373,676 0,282">
          <text:p/>
        </draw:polygon>
        <draw:polygon draw:style-name="gr6" draw:text-style-name="P1" draw:layer="layout" svg:width="0.669cm" svg:height="0.675cm" svg:x="32.827cm" svg:y="40.849cm" svg:viewBox="0 0 670 676" draw:points="299,0 670,392 373,676 0,282">
          <text:p/>
        </draw:polygon>
        <draw:polygon draw:style-name="gr3" draw:text-style-name="P3" draw:layer="layout" svg:width="0.324cm" svg:height="0.337cm" svg:x="32.77cm" svg:y="41.236cm" svg:viewBox="0 0 325 338" draw:points="0,53 56,0 325,285 270,338">
          <text:p/>
        </draw:polygon>
        <draw:polygon draw:style-name="gr6" draw:text-style-name="P1" draw:layer="layout" svg:width="0.324cm" svg:height="0.337cm" svg:x="32.77cm" svg:y="41.236cm" svg:viewBox="0 0 325 338" draw:points="0,53 56,0 325,285 270,338">
          <text:p/>
        </draw:polygon>
        <draw:polygon draw:style-name="gr3" draw:text-style-name="P3" draw:layer="layout" svg:width="0.106cm" svg:height="0.106cm" svg:x="32.933cm" svg:y="41.3cm" svg:viewBox="0 0 107 107" draw:points="107,56 51,107 0,52 55,0">
          <text:p/>
        </draw:polygon>
        <draw:polygon draw:style-name="gr6" draw:text-style-name="P1" draw:layer="layout" svg:width="0.106cm" svg:height="0.106cm" svg:x="32.933cm" svg:y="41.3cm" svg:viewBox="0 0 107 107" draw:points="107,56 51,107 0,52 55,0">
          <text:p/>
        </draw:polygon>
        <draw:polygon draw:style-name="gr3" draw:text-style-name="P3" draw:layer="layout" svg:width="0.659cm" svg:height="1.541cm" svg:x="35.828cm" svg:y="11.482cm" svg:viewBox="0 0 660 1542" draw:points="0,0 0,1542 660,1542 660,0">
          <text:p/>
        </draw:polygon>
        <draw:polygon draw:style-name="gr6" draw:text-style-name="P1" draw:layer="layout" svg:width="0.659cm" svg:height="1.541cm" svg:x="35.828cm" svg:y="11.482cm" svg:viewBox="0 0 660 1542" draw:points="660,1542 660,0 0,0 0,1542">
          <text:p/>
        </draw:polygon>
        <draw:line draw:style-name="gr6" draw:text-style-name="P1" draw:layer="layout" svg:x1="36.116cm" svg:y1="13.023cm" svg:x2="36.116cm" svg:y2="11.482cm">
          <text:p/>
        </draw:line>
        <draw:path draw:style-name="gr3" draw:text-style-name="P3" draw:layer="layout" svg:width="0.499cm" svg:height="0.4cm" svg:x="77.241cm" svg:y="20.922cm" svg:viewBox="0 0 500 401" svg:d="M0 201l4-36 11-32c91-190 427-175 481 32l4 36-4 34c-51 209-393 221-481 33l-11-33z">
          <text:p/>
        </draw:path>
        <draw:polygon draw:style-name="gr6" draw:text-style-name="P1" draw:layer="layout" svg:width="0.499cm" svg:height="0.4cm" svg:x="77.241cm" svg:y="20.921cm" svg:viewBox="0 0 500 401" draw:points="0,202 4,166 15,134 34,102 59,72 89,48 125,27 165,12 207,4 250,0 294,4 336,12 376,27 412,48 443,72 467,102 486,134 496,166 500,202 496,236 486,269 467,301 443,331 412,354 376,375 336,390 294,399 250,401 207,399 165,390 125,375 89,354 59,331 34,301 15,269 4,236">
          <text:p/>
        </draw:polygon>
        <draw:path draw:style-name="gr3" draw:text-style-name="P3" draw:layer="layout" svg:width="0.5cm" svg:height="0.4cm" svg:x="75.562cm" svg:y="20.922cm" svg:viewBox="0 0 501 401" svg:d="M0 201l5-36 10-32c92-190 428-174 482 32l4 36-4 34c-49 206-391 224-482 33l-10-33z">
          <text:p/>
        </draw:path>
        <draw:polygon draw:style-name="gr6" draw:text-style-name="P1" draw:layer="layout" svg:width="0.5cm" svg:height="0.4cm" svg:x="75.562cm" svg:y="20.921cm" svg:viewBox="0 0 501 401" draw:points="0,202 5,166 15,134 34,102 61,72 90,48 126,27 166,12 209,4 251,0 296,4 336,12 376,27 412,48 444,72 467,102 486,134 497,166 501,202 497,236 486,269 467,301 444,331 412,354 376,375 336,390 296,399 251,401 209,399 166,390 126,375 90,354 61,331 34,301 15,269 5,236">
          <text:p/>
        </draw:polygon>
        <draw:path draw:style-name="gr3" draw:text-style-name="P3" draw:layer="layout" svg:width="0.401cm" svg:height="0.502cm" svg:x="78.24cm" svg:y="22.104cm" svg:viewBox="0 0 402 503" svg:d="M201 503l-34-5-34-12c-189-87-175-428 34-482l34-4 36 4c207 55 221 397 32 482l-32 12z">
          <text:p/>
        </draw:path>
        <draw:polygon draw:style-name="gr6" draw:text-style-name="P1" draw:layer="layout" svg:width="0.4cm" svg:height="0.502cm" svg:x="78.24cm" svg:y="22.104cm" svg:viewBox="0 0 401 503" draw:points="199,503 165,498 131,486 99,469 70,443 47,411 25,376 11,337 2,295 0,251 2,208 11,165 25,125 47,91 70,59 99,34 131,15 165,4 199,0 235,4 267,15 298,34 328,59 353,91 374,125 388,165 397,208 401,251 397,295 388,337 374,376 353,411 328,443 298,469 267,486 235,498">
          <text:p/>
        </draw:polygon>
        <draw:path draw:style-name="gr3" draw:text-style-name="P3" draw:layer="layout" svg:width="0.4cm" svg:height="0.499cm" svg:x="78.216cm" svg:y="23.412cm" svg:viewBox="0 0 401 500" svg:d="M201 500l-35-4-34-10c-188-91-174-428 34-484l35-2 36 2c206 60 219 393 31 484l-31 10z">
          <text:p/>
        </draw:path>
        <draw:polygon draw:style-name="gr6" draw:text-style-name="P1" draw:layer="layout" svg:width="0.4cm" svg:height="0.499cm" svg:x="78.217cm" svg:y="23.412cm" svg:viewBox="0 0 401 500" draw:points="199,500 165,496 131,486 99,467 70,441 46,412 25,376 10,335 2,293 0,250 2,205 10,163 25,125 46,89 70,57 99,32 131,15 165,2 199,0 235,2 266,15 298,32 328,57 351,89 372,125 388,163 397,205 401,250 397,293 388,335 372,376 351,412 328,441 298,467 266,486 235,496">
          <text:p/>
        </draw:polygon>
        <draw:polygon draw:style-name="gr3" draw:text-style-name="P3" draw:layer="layout" svg:width="0.502cm" svg:height="0.4cm" svg:x="58.773cm" svg:y="37.454cm" svg:viewBox="0 0 503 401" draw:points="0,0 0,401 503,401 503,0">
          <text:p/>
        </draw:polygon>
        <draw:polygon draw:style-name="gr6" draw:text-style-name="P1" draw:layer="layout" svg:width="0.483cm" svg:height="0.4cm" svg:x="58.773cm" svg:y="37.454cm" svg:viewBox="0 0 484 401" draw:points="0,0 0,401 484,401 484,0">
          <text:p/>
        </draw:polygon>
        <draw:polygon draw:style-name="gr6" draw:text-style-name="P1" draw:layer="layout" svg:width="0.019cm" svg:height="0.39cm" svg:x="59.256cm" svg:y="37.458cm" svg:viewBox="0 0 20 391" draw:points="0,0 0,391 20,391 20,0">
          <text:p/>
        </draw:polygon>
        <draw:polygon draw:style-name="gr3" draw:text-style-name="P3" draw:layer="layout" svg:width="0.499cm" svg:height="0.401cm" svg:x="61.271cm" svg:y="37.826cm" svg:viewBox="0 0 500 402" draw:points="0,0 0,402 500,402 500,0">
          <text:p/>
        </draw:polygon>
        <draw:polygon draw:style-name="gr6" draw:text-style-name="P1" draw:layer="layout" svg:width="0.48cm" svg:height="0.401cm" svg:x="61.271cm" svg:y="37.826cm" svg:viewBox="0 0 481 402" draw:points="0,0 0,402 481,402 481,0">
          <text:p/>
        </draw:polygon>
        <draw:polygon draw:style-name="gr6" draw:text-style-name="P1" draw:layer="layout" svg:width="0.019cm" svg:height="0.389cm" svg:x="61.751cm" svg:y="37.831cm" svg:viewBox="0 0 20 390" draw:points="0,0 0,390 20,390 20,0">
          <text:p/>
        </draw:polygon>
        <draw:polygon draw:style-name="gr3" draw:text-style-name="P3" draw:layer="layout" svg:width="0.502cm" svg:height="0.4cm" svg:x="63.929cm" svg:y="36.626cm" svg:viewBox="0 0 503 401" draw:points="0,0 0,401 503,401 503,0">
          <text:p/>
        </draw:polygon>
        <draw:polygon draw:style-name="gr6" draw:text-style-name="P1" draw:layer="layout" svg:width="0.483cm" svg:height="0.4cm" svg:x="63.929cm" svg:y="36.626cm" svg:viewBox="0 0 484 401" draw:points="0,0 0,401 484,401 484,0">
          <text:p/>
        </draw:polygon>
        <draw:polygon draw:style-name="gr6" draw:text-style-name="P1" draw:layer="layout" svg:width="0.019cm" svg:height="0.389cm" svg:x="64.412cm" svg:y="36.631cm" svg:viewBox="0 0 20 390" draw:points="0,0 0,390 20,390 20,0">
          <text:p/>
        </draw:polygon>
        <draw:path draw:style-name="gr3" draw:text-style-name="P3" draw:layer="layout" svg:width="0.598cm" svg:height="0.599cm" svg:x="23.451cm" svg:y="12.338cm" svg:viewBox="0 0 599 600" svg:d="M302 600l-51-5-47-12c-295-104-261-524 47-579l51-4 48 4c306 53 341 473 49 579l-49 12z">
          <text:p/>
        </draw:path>
        <draw:path draw:style-name="gr6" draw:text-style-name="P1" draw:layer="layout" svg:width="0.599cm" svg:height="0.599cm" svg:x="23.45cm" svg:y="12.338cm" svg:viewBox="0 0 600 600" svg:d="M302 600c-169 0-302-135-302-302 0-165 133-298 302-298 165 0 298 133 298 298 0 167-133 302-298 302z">
          <text:p/>
        </draw:path>
        <draw:polygon draw:style-name="gr3" draw:text-style-name="P3" draw:layer="layout" svg:width="0.539cm" svg:height="0.41cm" svg:x="77.798cm" svg:y="16.821cm" svg:viewBox="0 0 540 411" draw:points="0,0 0,411 540,411 540,0">
          <text:p/>
        </draw:polygon>
        <draw:line draw:style-name="gr6" draw:text-style-name="P1" draw:layer="layout" svg:x1="77.798cm" svg:y1="16.821cm" svg:x2="77.798cm" svg:y2="17.231cm">
          <text:p/>
        </draw:line>
        <draw:line draw:style-name="gr6" draw:text-style-name="P1" draw:layer="layout" svg:x1="78.337cm" svg:y1="16.821cm" svg:x2="77.798cm" svg:y2="16.821cm">
          <text:p/>
        </draw:line>
        <draw:line draw:style-name="gr6" draw:text-style-name="P1" draw:layer="layout" svg:x1="78.337cm" svg:y1="17.231cm" svg:x2="78.337cm" svg:y2="16.821cm">
          <text:p/>
        </draw:line>
        <draw:line draw:style-name="gr6" draw:text-style-name="P1" draw:layer="layout" svg:x1="77.798cm" svg:y1="17.231cm" svg:x2="78.337cm" svg:y2="17.231cm">
          <text:p/>
        </draw:line>
        <draw:polygon draw:style-name="gr3" draw:text-style-name="P3" draw:layer="layout" svg:width="0.389cm" svg:height="0.077cm" svg:x="77.874cm" svg:y="16.67cm" svg:viewBox="0 0 390 78" draw:points="0,0 0,78 390,78 390,0">
          <text:p/>
        </draw:polygon>
        <draw:line draw:style-name="gr6" draw:text-style-name="P1" draw:layer="layout" svg:x1="78.263cm" svg:y1="16.67cm" svg:x2="77.874cm" svg:y2="16.67cm">
          <text:p/>
        </draw:line>
        <draw:line draw:style-name="gr6" draw:text-style-name="P1" draw:layer="layout" svg:x1="78.263cm" svg:y1="16.747cm" svg:x2="78.263cm" svg:y2="16.67cm">
          <text:p/>
        </draw:line>
        <draw:line draw:style-name="gr6" draw:text-style-name="P1" draw:layer="layout" svg:x1="77.874cm" svg:y1="16.747cm" svg:x2="78.263cm" svg:y2="16.747cm">
          <text:p/>
        </draw:line>
        <draw:line draw:style-name="gr6" draw:text-style-name="P1" draw:layer="layout" svg:x1="77.874cm" svg:y1="16.67cm" svg:x2="77.874cm" svg:y2="16.747cm">
          <text:p/>
        </draw:line>
        <draw:polygon draw:style-name="gr3" draw:text-style-name="P3" draw:layer="layout" svg:width="0.074cm" svg:height="0.074cm" svg:x="78.03cm" svg:y="16.747cm" svg:viewBox="0 0 75 75" draw:points="0,0 0,75 75,75 75,0">
          <text:p/>
        </draw:polygon>
        <draw:line draw:style-name="gr6" draw:text-style-name="P1" draw:layer="layout" svg:x1="78.03cm" svg:y1="16.821cm" svg:x2="78.105cm" svg:y2="16.821cm">
          <text:p/>
        </draw:line>
        <draw:line draw:style-name="gr6" draw:text-style-name="P1" draw:layer="layout" svg:x1="78.03cm" svg:y1="16.747cm" svg:x2="78.03cm" svg:y2="16.821cm">
          <text:p/>
        </draw:line>
        <draw:line draw:style-name="gr6" draw:text-style-name="P1" draw:layer="layout" svg:x1="78.105cm" svg:y1="16.747cm" svg:x2="78.03cm" svg:y2="16.747cm">
          <text:p/>
        </draw:line>
        <draw:line draw:style-name="gr6" draw:text-style-name="P1" draw:layer="layout" svg:x1="78.105cm" svg:y1="16.821cm" svg:x2="78.105cm" svg:y2="16.747cm">
          <text:p/>
        </draw:line>
        <draw:polygon draw:style-name="gr3" draw:text-style-name="P3" draw:layer="layout" svg:width="0.54cm" svg:height="0.41cm" svg:x="76.244cm" svg:y="16.821cm" svg:viewBox="0 0 541 411" draw:points="0,0 0,411 541,411 541,0">
          <text:p/>
        </draw:polygon>
        <draw:line draw:style-name="gr6" draw:text-style-name="P1" draw:layer="layout" svg:x1="76.244cm" svg:y1="16.821cm" svg:x2="76.244cm" svg:y2="17.231cm">
          <text:p/>
        </draw:line>
        <draw:line draw:style-name="gr6" draw:text-style-name="P1" draw:layer="layout" svg:x1="76.784cm" svg:y1="16.821cm" svg:x2="76.244cm" svg:y2="16.821cm">
          <text:p/>
        </draw:line>
        <draw:line draw:style-name="gr6" draw:text-style-name="P1" draw:layer="layout" svg:x1="76.784cm" svg:y1="17.231cm" svg:x2="76.784cm" svg:y2="16.821cm">
          <text:p/>
        </draw:line>
        <draw:line draw:style-name="gr6" draw:text-style-name="P1" draw:layer="layout" svg:x1="76.244cm" svg:y1="17.231cm" svg:x2="76.784cm" svg:y2="17.231cm">
          <text:p/>
        </draw:line>
        <draw:polygon draw:style-name="gr3" draw:text-style-name="P3" draw:layer="layout" svg:width="0.392cm" svg:height="0.077cm" svg:x="76.318cm" svg:y="16.67cm" svg:viewBox="0 0 393 78" draw:points="0,0 0,78 393,78 393,0">
          <text:p/>
        </draw:polygon>
        <draw:line draw:style-name="gr6" draw:text-style-name="P1" draw:layer="layout" svg:x1="76.71cm" svg:y1="16.67cm" svg:x2="76.318cm" svg:y2="16.67cm">
          <text:p/>
        </draw:line>
        <draw:line draw:style-name="gr6" draw:text-style-name="P1" draw:layer="layout" svg:x1="76.71cm" svg:y1="16.747cm" svg:x2="76.71cm" svg:y2="16.67cm">
          <text:p/>
        </draw:line>
        <draw:line draw:style-name="gr6" draw:text-style-name="P1" draw:layer="layout" svg:x1="76.318cm" svg:y1="16.747cm" svg:x2="76.71cm" svg:y2="16.747cm">
          <text:p/>
        </draw:line>
        <draw:line draw:style-name="gr6" draw:text-style-name="P1" draw:layer="layout" svg:x1="76.318cm" svg:y1="16.67cm" svg:x2="76.318cm" svg:y2="16.747cm">
          <text:p/>
        </draw:line>
        <draw:polygon draw:style-name="gr3" draw:text-style-name="P3" draw:layer="layout" svg:width="0.074cm" svg:height="0.074cm" svg:x="76.477cm" svg:y="16.747cm" svg:viewBox="0 0 75 75" draw:points="0,0 0,75 75,75 75,0">
          <text:p/>
        </draw:polygon>
        <draw:line draw:style-name="gr6" draw:text-style-name="P1" draw:layer="layout" svg:x1="76.477cm" svg:y1="16.821cm" svg:x2="76.551cm" svg:y2="16.821cm">
          <text:p/>
        </draw:line>
        <draw:line draw:style-name="gr6" draw:text-style-name="P1" draw:layer="layout" svg:x1="76.477cm" svg:y1="16.747cm" svg:x2="76.477cm" svg:y2="16.821cm">
          <text:p/>
        </draw:line>
        <draw:line draw:style-name="gr6" draw:text-style-name="P1" draw:layer="layout" svg:x1="76.551cm" svg:y1="16.747cm" svg:x2="76.477cm" svg:y2="16.747cm">
          <text:p/>
        </draw:line>
        <draw:line draw:style-name="gr6" draw:text-style-name="P1" draw:layer="layout" svg:x1="76.551cm" svg:y1="16.821cm" svg:x2="76.551cm" svg:y2="16.747cm">
          <text:p/>
        </draw:line>
        <draw:polygon draw:style-name="gr3" draw:text-style-name="P3" draw:layer="layout" svg:width="0.539cm" svg:height="0.408cm" svg:x="77.798cm" svg:y="19.221cm" svg:viewBox="0 0 540 409" draw:points="0,0 0,409 540,409 540,0">
          <text:p/>
        </draw:polygon>
        <draw:line draw:style-name="gr6" draw:text-style-name="P1" draw:layer="layout" svg:x1="77.798cm" svg:y1="19.221cm" svg:x2="77.798cm" svg:y2="19.629cm">
          <text:p/>
        </draw:line>
        <draw:line draw:style-name="gr6" draw:text-style-name="P1" draw:layer="layout" svg:x1="78.337cm" svg:y1="19.221cm" svg:x2="77.798cm" svg:y2="19.221cm">
          <text:p/>
        </draw:line>
        <draw:line draw:style-name="gr6" draw:text-style-name="P1" draw:layer="layout" svg:x1="78.337cm" svg:y1="19.629cm" svg:x2="78.337cm" svg:y2="19.221cm">
          <text:p/>
        </draw:line>
        <draw:line draw:style-name="gr6" draw:text-style-name="P1" draw:layer="layout" svg:x1="77.798cm" svg:y1="19.629cm" svg:x2="78.337cm" svg:y2="19.629cm">
          <text:p/>
        </draw:line>
        <draw:polygon draw:style-name="gr3" draw:text-style-name="P3" draw:layer="layout" svg:width="0.389cm" svg:height="0.074cm" svg:x="77.874cm" svg:y="19.071cm" svg:viewBox="0 0 390 75" draw:points="0,0 0,75 390,75 390,0">
          <text:p/>
        </draw:polygon>
        <draw:line draw:style-name="gr6" draw:text-style-name="P1" draw:layer="layout" svg:x1="78.263cm" svg:y1="19.071cm" svg:x2="77.874cm" svg:y2="19.071cm">
          <text:p/>
        </draw:line>
        <draw:line draw:style-name="gr6" draw:text-style-name="P1" draw:layer="layout" svg:x1="78.263cm" svg:y1="19.145cm" svg:x2="78.263cm" svg:y2="19.071cm">
          <text:p/>
        </draw:line>
        <draw:line draw:style-name="gr6" draw:text-style-name="P1" draw:layer="layout" svg:x1="77.874cm" svg:y1="19.145cm" svg:x2="78.263cm" svg:y2="19.145cm">
          <text:p/>
        </draw:line>
        <draw:line draw:style-name="gr6" draw:text-style-name="P1" draw:layer="layout" svg:x1="77.874cm" svg:y1="19.071cm" svg:x2="77.874cm" svg:y2="19.145cm">
          <text:p/>
        </draw:line>
        <draw:polygon draw:style-name="gr3" draw:text-style-name="P3" draw:layer="layout" svg:width="0.074cm" svg:height="0.076cm" svg:x="78.03cm" svg:y="19.145cm" svg:viewBox="0 0 75 77" draw:points="0,0 0,77 75,77 75,0">
          <text:p/>
        </draw:polygon>
        <draw:line draw:style-name="gr6" draw:text-style-name="P1" draw:layer="layout" svg:x1="78.03cm" svg:y1="19.221cm" svg:x2="78.105cm" svg:y2="19.221cm">
          <text:p/>
        </draw:line>
        <draw:line draw:style-name="gr6" draw:text-style-name="P1" draw:layer="layout" svg:x1="78.03cm" svg:y1="19.145cm" svg:x2="78.03cm" svg:y2="19.221cm">
          <text:p/>
        </draw:line>
        <draw:line draw:style-name="gr6" draw:text-style-name="P1" draw:layer="layout" svg:x1="78.105cm" svg:y1="19.145cm" svg:x2="78.03cm" svg:y2="19.145cm">
          <text:p/>
        </draw:line>
        <draw:line draw:style-name="gr6" draw:text-style-name="P1" draw:layer="layout" svg:x1="78.105cm" svg:y1="19.221cm" svg:x2="78.105cm" svg:y2="19.145cm">
          <text:p/>
        </draw:line>
        <draw:polygon draw:style-name="gr3" draw:text-style-name="P3" draw:layer="layout" svg:width="0.54cm" svg:height="0.408cm" svg:x="76.244cm" svg:y="19.221cm" svg:viewBox="0 0 541 409" draw:points="0,0 0,409 541,409 541,0">
          <text:p/>
        </draw:polygon>
        <draw:line draw:style-name="gr6" draw:text-style-name="P1" draw:layer="layout" svg:x1="76.244cm" svg:y1="19.221cm" svg:x2="76.244cm" svg:y2="19.629cm">
          <text:p/>
        </draw:line>
        <draw:line draw:style-name="gr6" draw:text-style-name="P1" draw:layer="layout" svg:x1="76.784cm" svg:y1="19.221cm" svg:x2="76.244cm" svg:y2="19.221cm">
          <text:p/>
        </draw:line>
        <draw:line draw:style-name="gr6" draw:text-style-name="P1" draw:layer="layout" svg:x1="76.784cm" svg:y1="19.629cm" svg:x2="76.784cm" svg:y2="19.221cm">
          <text:p/>
        </draw:line>
        <draw:line draw:style-name="gr6" draw:text-style-name="P1" draw:layer="layout" svg:x1="76.244cm" svg:y1="19.629cm" svg:x2="76.784cm" svg:y2="19.629cm">
          <text:p/>
        </draw:line>
        <draw:polygon draw:style-name="gr3" draw:text-style-name="P3" draw:layer="layout" svg:width="0.392cm" svg:height="0.074cm" svg:x="76.318cm" svg:y="19.071cm" svg:viewBox="0 0 393 75" draw:points="0,0 0,75 393,75 393,0">
          <text:p/>
        </draw:polygon>
        <draw:line draw:style-name="gr6" draw:text-style-name="P1" draw:layer="layout" svg:x1="76.71cm" svg:y1="19.071cm" svg:x2="76.318cm" svg:y2="19.071cm">
          <text:p/>
        </draw:line>
        <draw:line draw:style-name="gr6" draw:text-style-name="P1" draw:layer="layout" svg:x1="76.71cm" svg:y1="19.145cm" svg:x2="76.71cm" svg:y2="19.071cm">
          <text:p/>
        </draw:line>
        <draw:line draw:style-name="gr6" draw:text-style-name="P1" draw:layer="layout" svg:x1="76.318cm" svg:y1="19.145cm" svg:x2="76.71cm" svg:y2="19.145cm">
          <text:p/>
        </draw:line>
        <draw:line draw:style-name="gr6" draw:text-style-name="P1" draw:layer="layout" svg:x1="76.318cm" svg:y1="19.071cm" svg:x2="76.318cm" svg:y2="19.145cm">
          <text:p/>
        </draw:line>
        <draw:polygon draw:style-name="gr3" draw:text-style-name="P3" draw:layer="layout" svg:width="0.074cm" svg:height="0.076cm" svg:x="76.477cm" svg:y="19.145cm" svg:viewBox="0 0 75 77" draw:points="0,0 0,77 75,77 75,0">
          <text:p/>
        </draw:polygon>
        <draw:line draw:style-name="gr6" draw:text-style-name="P1" draw:layer="layout" svg:x1="76.477cm" svg:y1="19.221cm" svg:x2="76.551cm" svg:y2="19.221cm">
          <text:p/>
        </draw:line>
        <draw:line draw:style-name="gr6" draw:text-style-name="P1" draw:layer="layout" svg:x1="76.477cm" svg:y1="19.145cm" svg:x2="76.477cm" svg:y2="19.221cm">
          <text:p/>
        </draw:line>
        <draw:line draw:style-name="gr6" draw:text-style-name="P1" draw:layer="layout" svg:x1="76.551cm" svg:y1="19.145cm" svg:x2="76.477cm" svg:y2="19.145cm">
          <text:p/>
        </draw:line>
        <draw:line draw:style-name="gr6" draw:text-style-name="P1" draw:layer="layout" svg:x1="76.551cm" svg:y1="19.221cm" svg:x2="76.551cm" svg:y2="19.145cm">
          <text:p/>
        </draw:line>
        <draw:path draw:style-name="gr3" draw:text-style-name="P3" draw:layer="layout" svg:width="0.499cm" svg:height="0.499cm" svg:x="73.116cm" svg:y="23.125cm" svg:viewBox="0 0 500 500" svg:d="M0 252l4-44 10-43c94-240 430-212 482 40l4 45-2 42c-52 255-389 282-484 45l-10-43z">
          <text:p/>
        </draw:path>
        <draw:path draw:style-name="gr6" draw:text-style-name="P1" draw:layer="layout" svg:width="0.499cm" svg:height="0.5cm" svg:x="73.116cm" svg:y="23.124cm" svg:viewBox="0 0 500 501" svg:d="M0 253c0-140 112-253 249-253 138 0 251 111 251 251 2 137-111 250-249 250-137 0-251-110-251-248z">
          <text:p/>
        </draw:path>
        <draw:path draw:style-name="gr3" draw:text-style-name="P3" draw:layer="layout" svg:width="0.499cm" svg:height="0.499cm" svg:x="73.116cm" svg:y="23.838cm" svg:viewBox="0 0 500 500" svg:d="M0 250l4-42 10-42c93-240 432-213 482 40l4 42-2 45c-56 255-383 281-484 45l-10-43z">
          <text:p/>
        </draw:path>
        <draw:path draw:style-name="gr6" draw:text-style-name="P1" draw:layer="layout" svg:width="0.499cm" svg:height="0.5cm" svg:x="73.116cm" svg:y="23.837cm" svg:viewBox="0 0 500 501" svg:d="M0 250c0-137 112-250 249-250 138-2 251 110 251 248 2 139-111 253-249 253-137 0-251-112-251-251z">
          <text:p/>
        </draw:path>
        <draw:line draw:style-name="gr6" draw:text-style-name="P1" draw:layer="layout" svg:x1="73.168cm" svg:y1="26.583cm" svg:x2="73.168cm" svg:y2="26.756cm">
          <text:p/>
        </draw:line>
        <draw:line draw:style-name="gr6" draw:text-style-name="P1" draw:layer="layout" svg:x1="73.168cm" svg:y1="26.82cm" svg:x2="73.171cm" svg:y2="26.82cm">
          <text:p/>
        </draw:line>
        <draw:line draw:style-name="gr6" draw:text-style-name="P1" draw:layer="layout" svg:x1="73.168cm" svg:y1="26.881cm" svg:x2="73.168cm" svg:y2="27.057cm">
          <text:p/>
        </draw:line>
        <draw:line draw:style-name="gr6" draw:text-style-name="P1" draw:layer="layout" svg:x1="73.168cm" svg:y1="27.118cm" svg:x2="73.168cm" svg:y2="27.12cm">
          <text:p/>
        </draw:line>
        <draw:line draw:style-name="gr6" draw:text-style-name="P1" draw:layer="layout" svg:x1="73.168cm" svg:y1="27.156cm" svg:x2="73.168cm" svg:y2="27.332cm">
          <text:p/>
        </draw:line>
        <draw:line draw:style-name="gr6" draw:text-style-name="P1" draw:layer="layout" svg:x1="73.018cm" svg:y1="26.583cm" svg:x2="73.018cm" svg:y2="27.332cm">
          <text:p/>
        </draw:line>
        <draw:polyline draw:style-name="gr6" draw:text-style-name="P1" draw:layer="layout" svg:width="0.068cm" svg:height="0.749cm" svg:x="72.984cm" svg:y="26.583cm" svg:viewBox="0 0 69 750" draw:points="35,0 52,16 61,32 67,47 69,62 67,79 61,94 52,109 35,126 18,140 9,157 2,172 0,187 2,204 9,219 18,234 35,250 52,265 61,282 67,297 69,312 67,329 61,344 52,361 35,375 18,390 9,407 2,422 0,437 2,454 9,469 18,485 35,500 52,515 61,532 67,547 69,562 67,579 61,593 52,610 35,625 18,640 9,657 2,672 0,689 2,703 9,718 18,735 35,750">
          <text:p/>
        </draw:polyline>
        <draw:line draw:style-name="gr6" draw:text-style-name="P1" draw:layer="layout" svg:x1="73.168cm" svg:y1="25.833cm" svg:x2="73.168cm" svg:y2="26.007cm">
          <text:p/>
        </draw:line>
        <draw:line draw:style-name="gr6" draw:text-style-name="P1" draw:layer="layout" svg:x1="73.168cm" svg:y1="26.068cm" svg:x2="73.168cm" svg:y2="26.07cm">
          <text:p/>
        </draw:line>
        <draw:line draw:style-name="gr6" draw:text-style-name="P1" draw:layer="layout" svg:x1="73.168cm" svg:y1="26.132cm" svg:x2="73.168cm" svg:y2="26.305cm">
          <text:p/>
        </draw:line>
        <draw:line draw:style-name="gr6" draw:text-style-name="P1" draw:layer="layout" svg:x1="73.168cm" svg:y1="26.369cm" svg:x2="73.168cm" svg:y2="26.371cm">
          <text:p/>
        </draw:line>
        <draw:line draw:style-name="gr6" draw:text-style-name="P1" draw:layer="layout" svg:x1="73.168cm" svg:y1="26.407cm" svg:x2="73.168cm" svg:y2="26.583cm">
          <text:p/>
        </draw:line>
        <draw:line draw:style-name="gr6" draw:text-style-name="P1" draw:layer="layout" svg:x1="73.018cm" svg:y1="25.833cm" svg:x2="73.018cm" svg:y2="26.583cm">
          <text:p/>
        </draw:line>
        <draw:polyline draw:style-name="gr6" draw:text-style-name="P1" draw:layer="layout" svg:width="0.068cm" svg:height="0.75cm" svg:x="72.984cm" svg:y="25.833cm" svg:viewBox="0 0 69 751" draw:points="35,0 52,16 61,31 67,48 69,63 67,78 61,95 52,109 35,126 18,141 9,156 2,173 0,188 2,203 9,219 18,234 35,251 52,266 61,281 67,298 69,313 67,330 61,344 52,359 35,376 18,391 9,406 2,423 0,437 2,454 9,469 18,484 35,501 52,516 61,531 67,548 69,562 67,579 61,594 52,609 35,626 18,641 9,658 2,672 0,687 2,704 9,719 18,734 35,751">
          <text:p/>
        </draw:polyline>
        <draw:line draw:style-name="gr6" draw:text-style-name="P1" draw:layer="layout" svg:x1="73.168cm" svg:y1="25.082cm" svg:x2="73.168cm" svg:y2="25.258cm">
          <text:p/>
        </draw:line>
        <draw:line draw:style-name="gr6" draw:text-style-name="P1" draw:layer="layout" svg:x1="73.168cm" svg:y1="25.319cm" svg:x2="73.168cm" svg:y2="25.321cm">
          <text:p/>
        </draw:line>
        <draw:line draw:style-name="gr6" draw:text-style-name="P1" draw:layer="layout" svg:x1="73.168cm" svg:y1="25.383cm" svg:x2="73.168cm" svg:y2="25.556cm">
          <text:p/>
        </draw:line>
        <draw:line draw:style-name="gr6" draw:text-style-name="P1" draw:layer="layout" svg:x1="73.168cm" svg:y1="25.618cm" svg:x2="73.168cm" svg:y2="25.62cm">
          <text:p/>
        </draw:line>
        <draw:line draw:style-name="gr6" draw:text-style-name="P1" draw:layer="layout" svg:x1="73.168cm" svg:y1="25.658cm" svg:x2="73.168cm" svg:y2="25.833cm">
          <text:p/>
        </draw:line>
        <draw:line draw:style-name="gr6" draw:text-style-name="P1" draw:layer="layout" svg:x1="73.018cm" svg:y1="25.082cm" svg:x2="73.018cm" svg:y2="25.833cm">
          <text:p/>
        </draw:line>
        <draw:polyline draw:style-name="gr6" draw:text-style-name="P1" draw:layer="layout" svg:width="0.068cm" svg:height="0.751cm" svg:x="72.984cm" svg:y="25.082cm" svg:viewBox="0 0 69 752" draw:points="35,0 52,17 61,32 67,47 69,64 67,79 61,96 52,111 35,126 18,143 7,158 2,172 0,189 2,204 7,221 18,236 35,251 52,268 61,283 67,299 69,314 67,329 61,346 52,361 35,376 18,393 7,407 2,424 0,439 2,454 7,471 18,486 35,501 52,517 61,532 67,549 69,564 67,579 61,596 52,611 35,625 18,642 9,657 2,674 0,689 2,704 9,721 18,735 35,752">
          <text:p/>
        </draw:polyline>
        <draw:line draw:style-name="gr6" draw:text-style-name="P1" draw:layer="layout" svg:x1="73.168cm" svg:y1="24.333cm" svg:x2="73.168cm" svg:y2="24.508cm">
          <text:p/>
        </draw:line>
        <draw:line draw:style-name="gr6" draw:text-style-name="P1" draw:layer="layout" svg:x1="73.168cm" svg:y1="24.57cm" svg:x2="73.168cm" svg:y2="24.572cm">
          <text:p/>
        </draw:line>
        <draw:line draw:style-name="gr6" draw:text-style-name="P1" draw:layer="layout" svg:x1="73.168cm" svg:y1="24.631cm" svg:x2="73.168cm" svg:y2="24.807cm">
          <text:p/>
        </draw:line>
        <draw:line draw:style-name="gr6" draw:text-style-name="P1" draw:layer="layout" svg:x1="73.168cm" svg:y1="24.868cm" svg:x2="73.168cm" svg:y2="24.87cm">
          <text:p/>
        </draw:line>
        <draw:line draw:style-name="gr6" draw:text-style-name="P1" draw:layer="layout" svg:x1="73.168cm" svg:y1="24.908cm" svg:x2="73.168cm" svg:y2="25.082cm">
          <text:p/>
        </draw:line>
        <draw:line draw:style-name="gr6" draw:text-style-name="P1" draw:layer="layout" svg:x1="73.018cm" svg:y1="24.333cm" svg:x2="73.018cm" svg:y2="25.082cm">
          <text:p/>
        </draw:line>
        <draw:polyline draw:style-name="gr6" draw:text-style-name="P1" draw:layer="layout" svg:width="0.068cm" svg:height="0.467cm" svg:x="72.984cm" svg:y="24.333cm" svg:viewBox="0 0 69 468" draw:points="35,0 52,15 61,31 67,46 69,63 67,78 61,93 52,110 35,125 18,139 7,156 2,171 0,189 2,204 7,219 18,236 35,250 52,267 61,282 67,297 69,314 67,329 61,344 52,361 35,375 18,392 7,407 2,422 0,439 2,454 7,468">
          <text:p/>
        </draw:polyline>
        <draw:polyline draw:style-name="gr6" draw:text-style-name="P1" draw:layer="layout" svg:width="0.068cm" svg:height="0.282cm" svg:x="72.984cm" svg:y="24.8cm" svg:viewBox="0 0 69 283" draw:points="7,0 18,17 35,32 52,49 61,64 67,80 69,97 67,112 61,126 52,143 35,158 18,175 7,190 2,205 0,222 2,236 7,253 18,268 35,283">
          <text:p/>
        </draw:polyline>
        <draw:line draw:style-name="gr6" draw:text-style-name="P1" draw:layer="layout" svg:x1="73.168cm" svg:y1="23.583cm" svg:x2="73.168cm" svg:y2="23.757cm">
          <text:p/>
        </draw:line>
        <draw:line draw:style-name="gr6" draw:text-style-name="P1" draw:layer="layout" svg:x1="73.168cm" svg:y1="23.82cm" svg:x2="73.168cm" svg:y2="23.823cm">
          <text:p/>
        </draw:line>
        <draw:line draw:style-name="gr6" draw:text-style-name="P1" draw:layer="layout" svg:x1="73.168cm" svg:y1="23.882cm" svg:x2="73.168cm" svg:y2="24.058cm">
          <text:p/>
        </draw:line>
        <draw:line draw:style-name="gr6" draw:text-style-name="P1" draw:layer="layout" svg:x1="73.168cm" svg:y1="24.119cm" svg:x2="73.168cm" svg:y2="24.121cm">
          <text:p/>
        </draw:line>
        <draw:line draw:style-name="gr6" draw:text-style-name="P1" draw:layer="layout" svg:x1="73.168cm" svg:y1="24.157cm" svg:x2="73.168cm" svg:y2="24.333cm">
          <text:p/>
        </draw:line>
        <draw:line draw:style-name="gr6" draw:text-style-name="P1" draw:layer="layout" svg:x1="73.018cm" svg:y1="23.583cm" svg:x2="73.018cm" svg:y2="24.333cm">
          <text:p/>
        </draw:line>
        <draw:polyline draw:style-name="gr6" draw:text-style-name="P1" draw:layer="layout" svg:width="0.066cm" svg:height="0.75cm" svg:x="72.984cm" svg:y="23.583cm" svg:viewBox="0 0 67 751" draw:points="34,0 52,16 61,33 67,48 67,63 67,80 61,95 52,109 34,126 17,141 7,158 2,173 0,188 2,205 7,219 17,236 34,251 52,266 61,283 67,298 67,313 67,329 61,344 52,361 34,376 17,391 7,408 2,423 0,437 2,454 7,469 17,486 34,501 52,516 61,533 67,548 67,562 67,579 61,594 52,611 34,626 17,641 7,658 2,672 0,689 2,704 7,719 17,736 34,751">
          <text:p/>
        </draw:polyline>
        <draw:line draw:style-name="gr6" draw:text-style-name="P1" draw:layer="layout" svg:x1="73.168cm" svg:y1="22.834cm" svg:x2="73.168cm" svg:y2="23.008cm">
          <text:p/>
        </draw:line>
        <draw:line draw:style-name="gr6" draw:text-style-name="P1" draw:layer="layout" svg:x1="73.168cm" svg:y1="23.069cm" svg:x2="73.168cm" svg:y2="23.071cm">
          <text:p/>
        </draw:line>
        <draw:line draw:style-name="gr6" draw:text-style-name="P1" draw:layer="layout" svg:x1="73.168cm" svg:y1="23.133cm" svg:x2="73.168cm" svg:y2="23.306cm">
          <text:p/>
        </draw:line>
        <draw:line draw:style-name="gr6" draw:text-style-name="P1" draw:layer="layout" svg:x1="73.168cm" svg:y1="23.37cm" svg:x2="73.168cm" svg:y2="23.372cm">
          <text:p/>
        </draw:line>
        <draw:line draw:style-name="gr6" draw:text-style-name="P1" draw:layer="layout" svg:x1="73.168cm" svg:y1="23.408cm" svg:x2="73.168cm" svg:y2="23.583cm">
          <text:p/>
        </draw:line>
        <draw:line draw:style-name="gr6" draw:text-style-name="P1" draw:layer="layout" svg:x1="73.018cm" svg:y1="22.834cm" svg:x2="73.018cm" svg:y2="23.583cm">
          <text:p/>
        </draw:line>
        <draw:polyline draw:style-name="gr6" draw:text-style-name="P1" draw:layer="layout" svg:width="0.066cm" svg:height="0.749cm" svg:x="72.984cm" svg:y="22.834cm" svg:viewBox="0 0 67 750" draw:points="34,0 52,16 61,31 67,48 67,62 67,77 61,94 52,109 34,126 17,141 7,156 2,173 0,187 2,204 7,219 17,234 34,251 52,266 61,281 67,297 67,312 67,329 61,344 52,359 34,376 17,391 7,405 2,422 0,437 2,454 7,469 17,484 34,501 52,515 61,530 67,547 67,562 67,579 61,594 52,609 34,626 17,640 7,657 2,672 0,687 2,704 7,719 17,733 34,750">
          <text:p/>
        </draw:polyline>
        <draw:line draw:style-name="gr6" draw:text-style-name="P1" draw:layer="layout" svg:x1="73.166cm" svg:y1="22.083cm" svg:x2="73.166cm" svg:y2="22.258cm">
          <text:p/>
        </draw:line>
        <draw:line draw:style-name="gr6" draw:text-style-name="P1" draw:layer="layout" svg:x1="73.166cm" svg:y1="22.32cm" svg:x2="73.166cm" svg:y2="22.322cm">
          <text:p/>
        </draw:line>
        <draw:line draw:style-name="gr6" draw:text-style-name="P1" draw:layer="layout" svg:x1="73.166cm" svg:y1="22.383cm" svg:x2="73.166cm" svg:y2="22.557cm">
          <text:p/>
        </draw:line>
        <draw:line draw:style-name="gr6" draw:text-style-name="P1" draw:layer="layout" svg:x1="73.166cm" svg:y1="22.618cm" svg:x2="73.166cm" svg:y2="22.62cm">
          <text:p/>
        </draw:line>
        <draw:line draw:style-name="gr6" draw:text-style-name="P1" draw:layer="layout" svg:x1="73.166cm" svg:y1="22.658cm" svg:x2="73.169cm" svg:y2="22.835cm">
          <text:p/>
        </draw:line>
        <draw:line draw:style-name="gr6" draw:text-style-name="P1" draw:layer="layout" svg:x1="73.018cm" svg:y1="22.083cm" svg:x2="73.018cm" svg:y2="22.834cm">
          <text:p/>
        </draw:line>
        <draw:polyline draw:style-name="gr6" draw:text-style-name="P1" draw:layer="layout" svg:width="0.066cm" svg:height="0.751cm" svg:x="72.984cm" svg:y="22.083cm" svg:viewBox="0 0 67 752" draw:points="34,0 52,17 61,31 67,46 67,63 67,79 61,96 52,111 34,126 17,143 7,157 2,172 0,189 2,204 7,221 17,236 34,250 52,267 61,282 67,299 67,314 67,329 61,346 52,361 34,375 17,392 7,407 2,424 0,439 2,454 7,471 17,485 34,500 52,517 61,532 67,549 67,564 67,579 61,595 52,610 34,627 17,642 7,657 2,674 0,689 2,703 7,720 17,735 34,752">
          <text:p/>
        </draw:polyline>
        <draw:line draw:style-name="gr6" draw:text-style-name="P1" draw:layer="layout" svg:x1="73.166cm" svg:y1="21.333cm" svg:x2="73.166cm" svg:y2="21.509cm">
          <text:p/>
        </draw:line>
        <draw:line draw:style-name="gr6" draw:text-style-name="P1" draw:layer="layout" svg:x1="73.166cm" svg:y1="21.57cm" svg:x2="73.166cm" svg:y2="21.573cm">
          <text:p/>
        </draw:line>
        <draw:line draw:style-name="gr6" draw:text-style-name="P1" draw:layer="layout" svg:x1="73.166cm" svg:y1="21.632cm" svg:x2="73.166cm" svg:y2="21.808cm">
          <text:p/>
        </draw:line>
        <draw:line draw:style-name="gr6" draw:text-style-name="P1" draw:layer="layout" svg:x1="73.166cm" svg:y1="21.869cm" svg:x2="73.166cm" svg:y2="21.871cm">
          <text:p/>
        </draw:line>
        <draw:line draw:style-name="gr6" draw:text-style-name="P1" draw:layer="layout" svg:x1="73.166cm" svg:y1="21.909cm" svg:x2="73.166cm" svg:y2="22.083cm">
          <text:p/>
        </draw:line>
        <draw:line draw:style-name="gr6" draw:text-style-name="P1" draw:layer="layout" svg:x1="73.018cm" svg:y1="21.333cm" svg:x2="73.018cm" svg:y2="22.083cm">
          <text:p/>
        </draw:line>
        <draw:polyline draw:style-name="gr6" draw:text-style-name="P1" draw:layer="layout" svg:width="0.066cm" svg:height="0.218cm" svg:x="72.984cm" svg:y="21.333cm" svg:viewBox="0 0 67 219" draw:points="34,0 52,15 61,32 65,47 67,64 65,79 61,94 52,110 34,125 17,141 7,158 2,173 0,190 2,205 7,219">
          <text:p/>
        </draw:polyline>
        <draw:polyline draw:style-name="gr6" draw:text-style-name="P1" draw:layer="layout" svg:width="0.066cm" svg:height="0.532cm" svg:x="72.984cm" svg:y="21.551cm" svg:viewBox="0 0 67 533" draw:points="7,0 17,17 34,32 52,49 61,64 65,79 67,96 65,110 61,125 52,142 34,157 17,174 7,189 2,204 0,221 2,235 7,250 17,267 34,282 52,299 61,314 65,328 67,345 65,360 61,377 52,392 34,407 17,424 7,439 2,453 0,470 2,485 7,503 17,518 34,533">
          <text:p/>
        </draw:polyline>
        <draw:line draw:style-name="gr6" draw:text-style-name="P1" draw:layer="layout" svg:x1="5.596cm" svg:y1="20.675cm" svg:x2="5.772cm" svg:y2="20.675cm">
          <text:p/>
        </draw:line>
        <draw:line draw:style-name="gr6" draw:text-style-name="P1" draw:layer="layout" svg:x1="5.833cm" svg:y1="20.675cm" svg:x2="5.835cm" svg:y2="20.675cm">
          <text:p/>
        </draw:line>
        <draw:line draw:style-name="gr6" draw:text-style-name="P1" draw:layer="layout" svg:x1="5.894cm" svg:y1="20.675cm" svg:x2="6.07cm" svg:y2="20.675cm">
          <text:p/>
        </draw:line>
        <draw:line draw:style-name="gr6" draw:text-style-name="P1" draw:layer="layout" svg:x1="6.131cm" svg:y1="20.675cm" svg:x2="6.134cm" svg:y2="20.675cm">
          <text:p/>
        </draw:line>
        <draw:line draw:style-name="gr6" draw:text-style-name="P1" draw:layer="layout" svg:x1="6.172cm" svg:y1="20.675cm" svg:x2="6.347cm" svg:y2="20.675cm">
          <text:p/>
        </draw:line>
        <draw:line draw:style-name="gr6" draw:text-style-name="P1" draw:layer="layout" svg:x1="5.596cm" svg:y1="20.825cm" svg:x2="6.347cm" svg:y2="20.825cm">
          <text:p/>
        </draw:line>
        <draw:polyline draw:style-name="gr6" draw:text-style-name="P1" draw:layer="layout" svg:width="0.751cm" svg:height="0.067cm" svg:x="5.596cm" svg:y="20.792cm" svg:viewBox="0 0 752 68" draw:points="0,34 17,17 32,6 48,2 64,0 79,2 96,6 111,17 126,34 143,51 158,60 172,66 189,68 204,66 221,60 236,51 251,34 268,17 282,6 297,2 314,0 329,2 346,6 361,17 376,34 393,51 407,60 424,66 439,68 454,66 471,60 486,51 501,34 517,17 532,6 549,2 564,0 579,2 596,6 611,17 625,34 642,51 657,60 674,66 689,68 704,66 721,60 735,51 752,34">
          <text:p/>
        </draw:polyline>
        <draw:line draw:style-name="gr6" draw:text-style-name="P1" draw:layer="layout" svg:x1="74.269cm" svg:y1="11.262cm" svg:x2="74.093cm" svg:y2="11.262cm">
          <text:p/>
        </draw:line>
        <draw:line draw:style-name="gr6" draw:text-style-name="P1" draw:layer="layout" svg:x1="74.032cm" svg:y1="11.262cm" svg:x2="74.034cm" svg:y2="11.262cm">
          <text:p/>
        </draw:line>
        <draw:line draw:style-name="gr6" draw:text-style-name="P1" draw:layer="layout" svg:x1="73.971cm" svg:y1="11.262cm" svg:x2="73.795cm" svg:y2="11.262cm">
          <text:p/>
        </draw:line>
        <draw:line draw:style-name="gr6" draw:text-style-name="P1" draw:layer="layout" svg:x1="73.734cm" svg:y1="11.262cm" svg:x2="73.736cm" svg:y2="11.262cm">
          <text:p/>
        </draw:line>
        <draw:line draw:style-name="gr6" draw:text-style-name="P1" draw:layer="layout" svg:x1="73.693cm" svg:y1="11.262cm" svg:x2="73.52cm" svg:y2="11.262cm">
          <text:p/>
        </draw:line>
        <draw:line draw:style-name="gr6" draw:text-style-name="P1" draw:layer="layout" svg:x1="74.269cm" svg:y1="11.114cm" svg:x2="73.52cm" svg:y2="11.114cm">
          <text:p/>
        </draw:line>
        <draw:polyline draw:style-name="gr6" draw:text-style-name="P1" draw:layer="layout" svg:width="0.749cm" svg:height="0.066cm" svg:x="73.52cm" svg:y="11.08cm" svg:viewBox="0 0 750 67" draw:points="750,35 733,52 718,61 704,65 687,67 672,65 657,61 640,52 625,35 608,18 593,8 579,2 562,0 547,2 532,8 515,18 500,35 483,52 469,61 454,65 437,67 422,65 405,61 390,52 375,35 359,18 344,8 329,2 312,0 297,2 280,8 265,18 250,35 233,52 218,61 203,65 186,67 171,65 154,61 140,52 125,35 108,18 93,8 76,2 61,0 46,2 29,8 15,18 0,35">
          <text:p/>
        </draw:polyline>
        <draw:line draw:style-name="gr6" draw:text-style-name="P1" draw:layer="layout" svg:x1="72.019cm" svg:y1="11.264cm" svg:x2="71.843cm" svg:y2="11.264cm">
          <text:p/>
        </draw:line>
        <draw:line draw:style-name="gr6" draw:text-style-name="P1" draw:layer="layout" svg:x1="71.782cm" svg:y1="11.264cm" svg:x2="71.784cm" svg:y2="11.264cm">
          <text:p/>
        </draw:line>
        <draw:line draw:style-name="gr6" draw:text-style-name="P1" draw:layer="layout" svg:x1="71.721cm" svg:y1="11.264cm" svg:x2="71.545cm" svg:y2="11.264cm">
          <text:p/>
        </draw:line>
        <draw:line draw:style-name="gr6" draw:text-style-name="P1" draw:layer="layout" svg:x1="71.484cm" svg:y1="11.264cm" svg:x2="71.486cm" svg:y2="11.264cm">
          <text:p/>
        </draw:line>
        <draw:line draw:style-name="gr6" draw:text-style-name="P1" draw:layer="layout" svg:x1="71.443cm" svg:y1="11.264cm" svg:x2="71.27cm" svg:y2="11.264cm">
          <text:p/>
        </draw:line>
        <draw:line draw:style-name="gr6" draw:text-style-name="P1" draw:layer="layout" svg:x1="72.019cm" svg:y1="11.114cm" svg:x2="71.27cm" svg:y2="11.114cm">
          <text:p/>
        </draw:line>
        <draw:polyline draw:style-name="gr6" draw:text-style-name="P1" draw:layer="layout" svg:width="0.749cm" svg:height="0.066cm" svg:x="71.27cm" svg:y="11.08cm" svg:viewBox="0 0 750 67" draw:points="750,35 735,52 718,61 704,67 689,67 672,67 657,61 640,52 625,35 610,18 593,8 579,2 564,0 547,2 532,8 515,18 500,35 486,52 469,61 454,67 437,67 422,67 407,61 390,52 375,35 361,18 344,8 329,2 312,0 297,2 282,8 265,18 250,35 235,52 218,61 203,67 186,67 171,67 156,61 139,52 125,35 110,18 93,8 78,2 61,0 46,2 32,8 15,18 0,35">
          <text:p/>
        </draw:polyline>
        <draw:line draw:style-name="gr6" draw:text-style-name="P1" draw:layer="layout" svg:x1="14.183cm" svg:y1="6.817cm" svg:x2="14.183cm" svg:y2="6.993cm">
          <text:p/>
        </draw:line>
        <draw:line draw:style-name="gr6" draw:text-style-name="P1" draw:layer="layout" svg:x1="14.183cm" svg:y1="7.054cm" svg:x2="14.185cm" svg:y2="7.054cm">
          <text:p/>
        </draw:line>
        <draw:line draw:style-name="gr6" draw:text-style-name="P1" draw:layer="layout" svg:x1="14.183cm" svg:y1="7.118cm" svg:x2="14.183cm" svg:y2="7.291cm">
          <text:p/>
        </draw:line>
        <draw:line draw:style-name="gr6" draw:text-style-name="P1" draw:layer="layout" svg:x1="14.183cm" svg:y1="7.353cm" svg:x2="14.183cm" svg:y2="7.355cm">
          <text:p/>
        </draw:line>
        <draw:line draw:style-name="gr6" draw:text-style-name="P1" draw:layer="layout" svg:x1="14.183cm" svg:y1="7.393cm" svg:x2="14.183cm" svg:y2="7.569cm">
          <text:p/>
        </draw:line>
        <draw:line draw:style-name="gr6" draw:text-style-name="P1" draw:layer="layout" svg:x1="14.033cm" svg:y1="6.817cm" svg:x2="14.033cm" svg:y2="7.569cm">
          <text:p/>
        </draw:line>
        <draw:polyline draw:style-name="gr6" draw:text-style-name="P1" draw:layer="layout" svg:width="0.068cm" svg:height="0.752cm" svg:x="13.999cm" svg:y="6.817cm" svg:viewBox="0 0 69 753" draw:points="34,0 52,17 60,32 67,47 69,64 67,79 60,96 52,110 34,125 17,142 9,157 2,174 0,189 2,203 9,220 17,235 34,250 52,267 60,282 67,299 69,314 67,329 60,346 52,361 34,376 17,393 9,408 2,425 0,439 2,454 9,471 17,486 34,501 52,518 60,533 67,550 69,564 67,579 60,596 52,611 34,628 17,643 9,657 2,674 0,689 2,704 9,721 17,736 34,753">
          <text:p/>
        </draw:polyline>
        <draw:path draw:style-name="gr3" draw:text-style-name="P3" draw:layer="layout" svg:width="1.28cm" svg:height="1.526cm" svg:x="16.895cm" svg:y="30.04cm" svg:viewBox="0 0 1281 1527" svg:d="M1251 761l-134-379-27-63c-319-600-1206-287-1077 379l19 67 132 377c249 635 1157 434 1116-245l-10-70z">
          <text:p/>
        </draw:path>
        <draw:polyline draw:style-name="gr6" draw:text-style-name="P1" draw:layer="layout" svg:width="1.117cm" svg:height="0.764cm" svg:x="17.058cm" svg:y="30.801cm" svg:viewBox="0 0 1118 765" draw:points="0,382 27,446 61,507 103,562 152,613 205,657 263,693 327,723 392,746 460,761 530,765 600,763 667,753 735,734 799,706 858,672 915,630 964,583 1008,528 1046,471 1076,408 1099,342 1112,274 1118,204 1116,136 1106,66 1087,0">
          <text:p/>
        </draw:polyline>
        <draw:line draw:style-name="gr6" draw:text-style-name="P1" draw:layer="layout" svg:x1="16.926cm" svg:y1="30.805cm" svg:x2="17.059cm" svg:y2="31.183cm">
          <text:p/>
        </draw:line>
        <draw:polyline draw:style-name="gr6" draw:text-style-name="P1" draw:layer="layout" svg:width="1.117cm" svg:height="0.766cm" svg:x="16.893cm" svg:y="30.039cm" svg:viewBox="0 0 1118 767" draw:points="1118,384 1091,321 1057,262 1015,203 968,155 913,110 856,72 792,43 727,21 659,7 589,0 521,2 451,13 385,32 319,60 260,93 205,136 154,184 110,238 72,298 42,359 21,425 6,492 0,562 2,632 14,700 33,767">
          <text:p/>
        </draw:polyline>
        <draw:line draw:style-name="gr6" draw:text-style-name="P1" draw:layer="layout" svg:x1="18.145cm" svg:y1="30.802cm" svg:x2="18.01cm" svg:y2="30.422cm">
          <text:p/>
        </draw:line>
        <draw:line draw:style-name="gr6" draw:text-style-name="P1" draw:layer="layout" svg:x1="18.145cm" svg:y1="30.802cm" svg:x2="18.01cm" svg:y2="30.422cm">
          <text:p/>
        </draw:line>
        <draw:line draw:style-name="gr6" draw:text-style-name="P1" draw:layer="layout" svg:x1="16.926cm" svg:y1="30.805cm" svg:x2="17.059cm" svg:y2="31.183cm">
          <text:p/>
        </draw:line>
        <draw:polyline draw:style-name="gr6" draw:text-style-name="P1" draw:layer="layout" svg:width="1.117cm" svg:height="0.766cm" svg:x="16.893cm" svg:y="30.039cm" svg:viewBox="0 0 1118 767" draw:points="1118,384 1091,321 1057,262 1015,203 968,155 913,110 856,72 792,43 727,21 659,7 589,0 521,2 451,13 385,32 319,60 260,93 205,136 154,184 110,238 72,298 42,359 21,425 6,492 0,562 2,632 14,700 33,767">
          <text:p/>
        </draw:polyline>
        <draw:polyline draw:style-name="gr6" draw:text-style-name="P1" draw:layer="layout" svg:width="1.117cm" svg:height="0.764cm" svg:x="17.058cm" svg:y="30.801cm" svg:viewBox="0 0 1118 765" draw:points="0,382 27,446 61,507 103,562 152,613 205,657 263,693 327,723 392,746 460,761 530,765 600,763 667,753 735,734 799,706 858,672 915,630 964,583 1008,528 1046,471 1076,408 1099,342 1112,274 1118,204 1116,136 1106,66 1087,0">
          <text:p/>
        </draw:polyline>
        <draw:polygon draw:style-name="gr3" draw:text-style-name="P3" draw:layer="layout" svg:width="0.643cm" svg:height="0.639cm" svg:x="22.879cm" svg:y="30.38cm" svg:viewBox="0 0 644 640" draw:points="593,491 546,398 595,383 586,373 644,339 606,307 638,269 619,243 631,227 584,212 600,186 552,180 508,174 489,169 499,144 501,53 501,34 480,44 421,68 410,25 385,47 359,0 330,30 321,44 313,55 294,36 251,15 228,64 158,40 154,129 63,125 74,161 55,163 99,248 150,273 124,286 91,271 0,328 67,375 122,370 135,349 182,377 156,392 124,383 86,402 44,489 112,493 110,502 137,504 148,500 182,493 182,548 190,601 264,552 285,525 290,504 298,497 313,476 328,474 336,504 306,527 319,580 376,640 397,599 417,615 429,572 433,533 478,550 476,514 476,497 571,514 573,495">
          <text:p/>
        </draw:polygon>
        <draw:polyline draw:style-name="gr6" draw:text-style-name="P1" draw:layer="layout" svg:width="0.055cm" svg:height="0.055cm" svg:x="23.107cm" svg:y="30.444cm" svg:viewBox="0 0 56 56" draw:points="0,0 22,27 56,56">
          <text:p/>
        </draw:polyline>
        <draw:line draw:style-name="gr6" draw:text-style-name="P1" draw:layer="layout" svg:x1="23.129cm" svg:y1="30.471cm" svg:x2="23.118cm" svg:y2="30.525cm">
          <text:p/>
        </draw:line>
        <draw:line draw:style-name="gr6" draw:text-style-name="P1" draw:layer="layout" svg:x1="23.13cm" svg:y1="30.395cm" svg:x2="23.174cm" svg:y2="30.417cm">
          <text:p/>
        </draw:line>
        <draw:polyline draw:style-name="gr6" draw:text-style-name="P1" draw:layer="layout" svg:width="0.063cm" svg:height="0.084cm" svg:x="23.175cm" svg:y="30.38cm" svg:viewBox="0 0 64 85" draw:points="64,0 34,31 0,85">
          <text:p/>
        </draw:polyline>
        <draw:line draw:style-name="gr6" draw:text-style-name="P1" draw:layer="layout" svg:x1="23.29cm" svg:y1="30.405cm" svg:x2="23.23cm" svg:y2="30.457cm">
          <text:p/>
        </draw:line>
        <draw:line draw:style-name="gr6" draw:text-style-name="P1" draw:layer="layout" svg:x1="23.289cm" svg:y1="30.405cm" svg:x2="23.311cm" svg:y2="30.493cm">
          <text:p/>
        </draw:line>
        <draw:polyline draw:style-name="gr6" draw:text-style-name="P1" draw:layer="layout" svg:width="0.049cm" svg:height="0.115cm" svg:x="23.211cm" svg:y="30.422cm" svg:viewBox="0 0 50 116" draw:points="0,0 34,64 50,116">
          <text:p/>
        </draw:polyline>
        <draw:line draw:style-name="gr6" draw:text-style-name="P1" draw:layer="layout" svg:x1="23.358cm" svg:y1="30.471cm" svg:x2="23.291cm" svg:y2="30.502cm">
          <text:p/>
        </draw:line>
        <draw:polyline draw:style-name="gr6" draw:text-style-name="P1" draw:layer="layout" svg:width="0.154cm" svg:height="0.461cm" svg:x="23.368cm" svg:y="30.433cm" svg:viewBox="0 0 155 462" draw:points="12,0 10,91 0,116 19,121 110,133 95,159 142,174 130,190 149,216 116,255 155,287 97,321 105,331 57,346 103,439 84,443 82,462">
          <text:p/>
        </draw:polyline>
        <draw:line draw:style-name="gr6" draw:text-style-name="P1" draw:layer="layout" svg:x1="23.38cm" svg:y1="30.433cm" svg:x2="23.38cm" svg:y2="30.414cm">
          <text:p/>
        </draw:line>
        <draw:line draw:style-name="gr6" draw:text-style-name="P1" draw:layer="layout" svg:x1="23.451cm" svg:y1="30.895cm" svg:x2="23.355cm" svg:y2="30.877cm">
          <text:p/>
        </draw:line>
        <draw:line draw:style-name="gr6" draw:text-style-name="P1" draw:layer="layout" svg:x1="23.173cm" svg:y1="30.416cm" svg:x2="23.193cm" svg:y2="30.436cm">
          <text:p/>
        </draw:line>
        <draw:line draw:style-name="gr6" draw:text-style-name="P1" draw:layer="layout" svg:x1="23.215cm" svg:y1="30.885cm" svg:x2="23.254cm" svg:y2="30.873cm">
          <text:p/>
        </draw:line>
        <draw:line draw:style-name="gr6" draw:text-style-name="P1" draw:layer="layout" svg:x1="23.276cm" svg:y1="30.98cm" svg:x2="23.282cm" svg:y2="30.945cm">
          <text:p/>
        </draw:line>
        <draw:line draw:style-name="gr6" draw:text-style-name="P1" draw:layer="layout" svg:x1="23.464cm" svg:y1="30.592cm" svg:x2="23.431cm" svg:y2="30.624cm">
          <text:p/>
        </draw:line>
        <draw:line draw:style-name="gr6" draw:text-style-name="P1" draw:layer="layout" svg:x1="23.485cm" svg:y1="30.688cm" svg:x2="23.446cm" svg:y2="30.664cm">
          <text:p/>
        </draw:line>
        <draw:line draw:style-name="gr6" draw:text-style-name="P1" draw:layer="layout" svg:x1="23.498cm" svg:y1="30.623cm" svg:x2="23.469cm" svg:y2="30.646cm">
          <text:p/>
        </draw:line>
        <draw:line draw:style-name="gr6" draw:text-style-name="P1" draw:layer="layout" svg:x1="23.369cm" svg:y1="30.549cm" svg:x2="23.325cm" svg:y2="30.584cm">
          <text:p/>
        </draw:line>
        <draw:line draw:style-name="gr6" draw:text-style-name="P1" draw:layer="layout" svg:x1="23.292cm" svg:y1="30.501cm" svg:x2="23.283cm" svg:y2="30.546cm">
          <text:p/>
        </draw:line>
        <draw:polyline draw:style-name="gr6" draw:text-style-name="P1" draw:layer="layout" svg:width="0.251cm" svg:height="0.478cm" svg:x="22.879cm" svg:y="30.395cm" svg:viewBox="0 0 252 479" draw:points="252,0 229,49 159,25 155,114 63,110 74,146 55,148 100,233 151,258 125,271 92,256 0,313 67,360 123,355 136,334 183,362 157,377 125,368 86,387 44,475 113,479 138,394">
          <text:p/>
        </draw:polyline>
        <draw:polyline draw:style-name="gr6" draw:text-style-name="P1" draw:layer="layout" svg:width="0.218cm" svg:height="0.161cm" svg:x="22.989cm" svg:y="30.763cm" svg:viewBox="0 0 219 162" draw:points="0,120 28,122 73,111 117,90 113,52 130,19 185,0 219,23 219,75 189,115 132,162 117,90">
          <text:p/>
        </draw:polyline>
        <draw:polyline draw:style-name="gr6" draw:text-style-name="P1" draw:layer="layout" svg:width="0.108cm" svg:height="0.108cm" svg:x="23.061cm" svg:y="30.873cm" svg:viewBox="0 0 109 109" draw:points="0,0 0,55 8,109 82,59 103,32 109,11">
          <text:p/>
        </draw:polyline>
        <draw:polyline draw:style-name="gr6" draw:text-style-name="P1" draw:layer="layout" svg:width="0.172cm" svg:height="0.277cm" svg:x="23.185cm" svg:y="30.742cm" svg:viewBox="0 0 173 278" draw:points="22,112 30,142 0,166 13,219 70,278 91,238 111,253 123,211 127,172 173,189 169,119 160,61 138,15 104,0 70,11">
          <text:p/>
        </draw:polyline>
        <draw:polyline draw:style-name="gr6" draw:text-style-name="P1" draw:layer="layout" svg:width="0.085cm" svg:height="0.158cm" svg:x="23.23cm" svg:y="30.755cm" svg:viewBox="0 0 86 159" draw:points="86,159 38,136 23,118 0,82 2,36 13,0">
          <text:p/>
        </draw:polyline>
        <draw:polyline draw:style-name="gr6" draw:text-style-name="P1" draw:layer="layout" svg:width="0.055cm" svg:height="0.063cm" svg:x="22.959cm" svg:y="30.666cm" svg:viewBox="0 0 56 64" draw:points="45,0 0,29 56,64">
          <text:p/>
        </draw:polyline>
        <draw:line draw:style-name="gr6" draw:text-style-name="P1" draw:layer="layout" svg:x1="23.061cm" svg:y1="30.758cm" svg:x2="23.102cm" svg:y2="30.744cm">
          <text:p/>
        </draw:line>
        <draw:line draw:style-name="gr6" draw:text-style-name="P1" draw:layer="layout" svg:x1="23.029cm" svg:y1="30.654cm" svg:x2="23.07cm" svg:y2="30.645cm">
          <text:p/>
        </draw:line>
        <draw:polyline draw:style-name="gr6" draw:text-style-name="P1" draw:layer="layout" svg:width="0.091cm" svg:height="0.118cm" svg:x="23.006cm" svg:y="30.518cm" svg:viewBox="0 0 92 119" draw:points="0,0 14,55 27,91 59,119 92,113">
          <text:p/>
        </draw:polyline>
        <draw:line draw:style-name="gr6" draw:text-style-name="P1" draw:layer="layout" svg:x1="23.084cm" svg:y1="30.524cm" svg:x2="23.117cm" svg:y2="30.54cm">
          <text:p/>
        </draw:line>
        <draw:line draw:style-name="gr6" draw:text-style-name="P1" draw:layer="layout" svg:x1="23.016cm" svg:y1="30.79cm" svg:x2="23.04cm" svg:y2="30.769cm">
          <text:p/>
        </draw:line>
        <draw:polyline draw:style-name="gr6" draw:text-style-name="P1" draw:layer="layout" svg:width="0.08cm" svg:height="0.034cm" svg:x="23.3cm" svg:y="30.414cm" svg:viewBox="0 0 81 35" draw:points="81,0 60,10 0,35">
          <text:p/>
        </draw:polyline>
        <draw:line draw:style-name="gr6" draw:text-style-name="P1" draw:layer="layout" svg:x1="23.238cm" svg:y1="30.38cm" svg:x2="23.265cm" svg:y2="30.428cm">
          <text:p/>
        </draw:line>
        <draw:line draw:style-name="gr6" draw:text-style-name="P1" draw:layer="layout" svg:x1="23.033cm" svg:y1="30.509cm" svg:x2="23.085cm" svg:y2="30.525cm">
          <text:p/>
        </draw:line>
        <draw:path draw:style-name="gr6" draw:text-style-name="P1" draw:layer="layout" svg:width="0.23cm" svg:height="0.298cm" svg:x="23.118cm" svg:y="30.554cm" svg:viewBox="0 0 231 299" svg:d="M106 0c80 12 138 88 123 171-13 84-90 139-172 126-21-4-40-11-57-23">
          <text:p/>
        </draw:path>
        <draw:polygon draw:style-name="gr3" draw:text-style-name="P3" draw:layer="layout" svg:width="0.645cm" svg:height="0.635cm" svg:x="22.557cm" svg:y="30.795cm" svg:viewBox="0 0 646 636" draw:points="373,0 309,83 273,45 269,58 211,22 201,71 152,58 137,86 118,81 123,130 95,128 108,172 123,217 127,234 99,236 17,274 8,276 0,280 19,295 65,340 32,367 61,380 29,424 70,437 87,439 101,441 95,454 91,467 91,513 144,513 154,587 235,553 271,636 300,610 309,627 367,551 367,494 390,511 392,547 481,604 496,524 469,477 443,473 450,420 473,437 477,469 511,494 608,496 583,433 593,431 581,405 574,397 553,369 602,346 646,316 570,270 536,263 515,268 507,263 481,259 471,244 494,227 528,242 570,206 600,130 555,130 560,105 515,113 479,126 477,77 445,94 428,105 403,9 384,16">
          <text:p/>
        </draw:polygon>
        <draw:polyline draw:style-name="gr6" draw:text-style-name="P1" draw:layer="layout" svg:width="0.025cm" svg:height="0.072cm" svg:x="22.701cm" svg:y="31.235cm" svg:viewBox="0 0 26 73" draw:points="0,73 18,43 26,0">
          <text:p/>
        </draw:polyline>
        <draw:line draw:style-name="gr6" draw:text-style-name="P1" draw:layer="layout" svg:x1="22.718cm" svg:y1="31.278cm" svg:x2="22.772cm" svg:y2="31.263cm">
          <text:p/>
        </draw:line>
        <draw:line draw:style-name="gr6" draw:text-style-name="P1" draw:layer="layout" svg:x1="22.648cm" svg:y1="31.307cm" svg:x2="22.648cm" svg:y2="31.261cm">
          <text:p/>
        </draw:line>
        <draw:polyline draw:style-name="gr6" draw:text-style-name="P1" draw:layer="layout" svg:width="0.102cm" svg:height="0.021cm" svg:x="22.586cm" svg:y="31.218cm" svg:viewBox="0 0 103 22" draw:points="0,0 41,13 103,22">
          <text:p/>
        </draw:polyline>
        <draw:line draw:style-name="gr6" draw:text-style-name="P1" draw:layer="layout" svg:x1="22.589cm" svg:y1="31.161cm" svg:x2="22.659cm" svg:y2="31.192cm">
          <text:p/>
        </draw:line>
        <draw:line draw:style-name="gr6" draw:text-style-name="P1" draw:layer="layout" svg:x1="22.589cm" svg:y1="31.162cm" svg:x2="22.657cm" svg:y2="31.104cm">
          <text:p/>
        </draw:line>
        <draw:polyline draw:style-name="gr6" draw:text-style-name="P1" draw:layer="layout" svg:width="0.083cm" svg:height="0.093cm" svg:x="22.637cm" svg:y="31.129cm" svg:viewBox="0 0 84 94" draw:points="0,94 44,36 84,0">
          <text:p/>
        </draw:polyline>
        <draw:line draw:style-name="gr6" draw:text-style-name="P1" draw:layer="layout" svg:x1="22.618cm" svg:y1="31.07cm" svg:x2="22.674cm" svg:y2="31.118cm">
          <text:p/>
        </draw:line>
        <draw:polyline draw:style-name="gr6" draw:text-style-name="P1" draw:layer="layout" svg:width="0.385cm" svg:height="0.273cm" svg:x="22.574cm" svg:y="30.795cm" svg:viewBox="0 0 386 274" draw:points="0,274 82,236 110,234 106,217 78,127 106,129 101,80 120,85 135,57 184,70 194,21 252,57 256,44 292,82 356,0 367,15 386,8">
          <text:p/>
        </draw:polyline>
        <draw:line draw:style-name="gr6" draw:text-style-name="P1" draw:layer="layout" svg:x1="22.575cm" svg:y1="31.068cm" svg:x2="22.557cm" svg:y2="31.075cm">
          <text:p/>
        </draw:line>
        <draw:line draw:style-name="gr6" draw:text-style-name="P1" draw:layer="layout" svg:x1="22.959cm" svg:y1="30.803cm" svg:x2="22.985cm" svg:y2="30.9cm">
          <text:p/>
        </draw:line>
        <draw:line draw:style-name="gr6" draw:text-style-name="P1" draw:layer="layout" svg:x1="22.648cm" svg:y1="31.262cm" svg:x2="22.659cm" svg:y2="31.235cm">
          <text:p/>
        </draw:line>
        <draw:line draw:style-name="gr6" draw:text-style-name="P1" draw:layer="layout" svg:x1="23.051cm" svg:y1="31.022cm" svg:x2="23.027cm" svg:y2="30.99cm">
          <text:p/>
        </draw:line>
        <draw:line draw:style-name="gr6" draw:text-style-name="P1" draw:layer="layout" svg:x1="23.112cm" svg:y1="30.924cm" svg:x2="23.08cm" svg:y2="30.937cm">
          <text:p/>
        </draw:line>
        <draw:line draw:style-name="gr6" draw:text-style-name="P1" draw:layer="layout" svg:x1="22.68cm" svg:y1="30.924cm" svg:x2="22.725cm" svg:y2="30.938cm">
          <text:p/>
        </draw:line>
        <draw:line draw:style-name="gr6" draw:text-style-name="P1" draw:layer="layout" svg:x1="22.759cm" svg:y1="30.865cm" svg:x2="22.754cm" svg:y2="30.91cm">
          <text:p/>
        </draw:line>
        <draw:line draw:style-name="gr6" draw:text-style-name="P1" draw:layer="layout" svg:x1="22.694cm" svg:y1="30.88cm" svg:x2="22.725cm" svg:y2="30.895cm">
          <text:p/>
        </draw:line>
        <draw:line draw:style-name="gr6" draw:text-style-name="P1" draw:layer="layout" svg:x1="22.684cm" svg:y1="31.028cm" svg:x2="22.734cm" svg:y2="31.052cm">
          <text:p/>
        </draw:line>
        <draw:line draw:style-name="gr6" draw:text-style-name="P1" draw:layer="layout" svg:x1="22.673cm" svg:y1="31.118cm" svg:x2="22.717cm" svg:y2="31.106cm">
          <text:p/>
        </draw:line>
        <draw:polyline draw:style-name="gr6" draw:text-style-name="P1" draw:layer="layout" svg:width="0.516cm" svg:height="0.216cm" svg:x="22.648cm" svg:y="31.214cm" svg:viewBox="0 0 517 217" draw:points="0,94 53,94 63,168 144,134 180,217 209,191 218,208 275,132 275,75 298,92 300,128 390,185 405,105 378,57 352,53 359,0 382,17 386,49 420,75 517,77 492,13 405,28">
          <text:p/>
        </draw:polyline>
        <draw:polyline draw:style-name="gr6" draw:text-style-name="P1" draw:layer="layout" svg:width="0.188cm" svg:height="0.178cm" svg:x="22.961cm" svg:y="31.047cm" svg:viewBox="0 0 189 179" draw:points="189,179 177,153 149,117 111,88 77,107 40,107 0,64 6,22 53,0 103,10 168,43 111,88">
          <text:p/>
        </draw:polyline>
        <draw:polyline draw:style-name="gr6" draw:text-style-name="P1" draw:layer="layout" svg:width="0.131cm" svg:height="0.106cm" svg:x="23.071cm" svg:y="31.057cm" svg:viewBox="0 0 132 107" draw:points="38,107 88,84 132,53 56,7 21,0 0,5">
          <text:p/>
        </draw:polyline>
        <draw:polyline draw:style-name="gr6" draw:text-style-name="P1" draw:layer="layout" svg:width="0.265cm" svg:height="0.172cm" svg:x="22.891cm" svg:y="30.871cm" svg:viewBox="0 0 266 173" draw:points="136,168 159,150 193,165 236,129 266,53 221,53 226,28 180,36 144,49 142,0 79,36 30,68 0,106 0,144 24,173">
          <text:p/>
        </draw:polyline>
        <draw:polyline draw:style-name="gr6" draw:text-style-name="P1" draw:layer="layout" svg:width="0.112cm" svg:height="0.133cm" svg:x="22.923cm" svg:y="30.918cm" svg:viewBox="0 0 113 134" draw:points="113,0 111,51 105,73 80,109 36,128 0,134">
          <text:p/>
        </draw:polyline>
        <draw:polyline draw:style-name="gr6" draw:text-style-name="P1" draw:layer="layout" svg:width="0.053cm" svg:height="0.066cm" svg:x="22.946cm" svg:y="31.267cm" svg:viewBox="0 0 54 67" draw:points="0,39 48,67 54,0">
          <text:p/>
        </draw:polyline>
        <draw:line draw:style-name="gr6" draw:text-style-name="P1" draw:layer="layout" svg:x1="23.007cm" svg:y1="31.215cm" svg:x2="22.974cm" svg:y2="31.182cm">
          <text:p/>
        </draw:line>
        <draw:line draw:style-name="gr6" draw:text-style-name="P1" draw:layer="layout" svg:x1="22.924cm" svg:y1="31.289cm" svg:x2="22.9cm" svg:y2="31.256cm">
          <text:p/>
        </draw:line>
        <draw:polyline draw:style-name="gr6" draw:text-style-name="P1" draw:layer="layout" svg:width="0.082cm" svg:height="0.132cm" svg:x="22.811cm" svg:y="31.237cm" svg:viewBox="0 0 83 133" draw:points="0,133 45,94 73,67 83,27 64,0">
          <text:p/>
        </draw:polyline>
        <draw:line draw:style-name="gr6" draw:text-style-name="P1" draw:layer="layout" svg:x1="22.783cm" svg:y1="31.295cm" svg:x2="22.786cm" svg:y2="31.261cm">
          <text:p/>
        </draw:line>
        <draw:line draw:style-name="gr6" draw:text-style-name="P1" draw:layer="layout" svg:x1="23.053cm" svg:y1="31.244cm" svg:x2="23.025cm" svg:y2="31.229cm">
          <text:p/>
        </draw:line>
        <draw:polyline draw:style-name="gr6" draw:text-style-name="P1" draw:layer="layout" svg:width="0.065cm" svg:height="0.06cm" svg:x="22.557cm" svg:y="31.074cm" svg:viewBox="0 0 66 61" draw:points="0,0 19,15 66,61">
          <text:p/>
        </draw:polyline>
        <draw:line draw:style-name="gr6" draw:text-style-name="P1" draw:layer="layout" svg:x1="22.586cm" svg:y1="31.219cm" svg:x2="22.619cm" svg:y2="31.174cm">
          <text:p/>
        </draw:line>
        <draw:line draw:style-name="gr6" draw:text-style-name="P1" draw:layer="layout" svg:x1="22.793cm" svg:y1="31.348cm" svg:x2="22.783cm" svg:y2="31.294cm">
          <text:p/>
        </draw:line>
        <draw:path draw:style-name="gr6" draw:text-style-name="P1" draw:layer="layout" svg:width="0.301cm" svg:height="0.193cm" svg:x="22.743cm" svg:y="30.964cm" svg:viewBox="0 0 302 194" svg:d="M6 194c-23-81 22-163 102-187 78-26 164 22 187 100 7 21 9 42 5 61">
          <text:p/>
        </draw:path>
        <draw:polygon draw:style-name="gr3" draw:text-style-name="P3" draw:layer="layout" svg:width="0.576cm" svg:height="0.309cm" svg:x="39.867cm" svg:y="11.607cm" svg:viewBox="0 0 577 310" draw:points="19,310 577,269 558,0 40,36 42,66 0,70">
          <text:p/>
        </draw:polygon>
        <draw:polygon draw:style-name="gr3" draw:text-style-name="P3" draw:layer="layout" svg:width="0.578cm" svg:height="0.307cm" svg:x="39.886cm" svg:y="11.876cm" svg:viewBox="0 0 579 308" draw:points="558,0 0,40 17,281 59,278 61,308 579,270">
          <text:p/>
        </draw:polygon>
        <draw:polyline draw:style-name="gr6" draw:text-style-name="P1" draw:layer="layout" svg:width="0.576cm" svg:height="0.309cm" svg:x="39.867cm" svg:y="11.607cm" svg:viewBox="0 0 577 310" draw:points="577,269 558,0 40,36 42,66 0,70 19,310">
          <text:p/>
        </draw:polyline>
        <draw:line draw:style-name="gr6" draw:text-style-name="P1" draw:layer="layout" svg:x1="40.427cm" svg:y1="11.637cm" svg:x2="39.909cm" svg:y2="11.675cm">
          <text:p/>
        </draw:line>
        <draw:line draw:style-name="gr6" draw:text-style-name="P1" draw:layer="layout" svg:x1="39.999cm" svg:y1="11.909cm" svg:x2="39.981cm" svg:y2="11.669cm">
          <text:p/>
        </draw:line>
        <draw:polyline draw:style-name="gr6" draw:text-style-name="P1" draw:layer="layout" svg:width="0.578cm" svg:height="0.307cm" svg:x="39.886cm" svg:y="11.876cm" svg:viewBox="0 0 579 308" draw:points="558,0 579,270 61,308 59,278 17,281 0,40">
          <text:p/>
        </draw:polyline>
        <draw:line draw:style-name="gr6" draw:text-style-name="P1" draw:layer="layout" svg:x1="40.463cm" svg:y1="12.115cm" svg:x2="39.945cm" svg:y2="12.154cm">
          <text:p/>
        </draw:line>
        <draw:line draw:style-name="gr6" draw:text-style-name="P1" draw:layer="layout" svg:x1="39.998cm" svg:y1="11.908cm" svg:x2="40.016cm" svg:y2="12.148cm">
          <text:p/>
        </draw:line>
        <draw:polygon draw:style-name="gr3" draw:text-style-name="P3" draw:layer="layout" svg:width="0.44cm" svg:height="0.999cm" svg:x="54.019cm" svg:y="36.751cm" svg:viewBox="0 0 441 1000" draw:points="0,0 0,1000 441,1000 441,0">
          <text:p/>
        </draw:polygon>
        <draw:polygon draw:style-name="gr6" draw:text-style-name="P1" draw:layer="layout" svg:width="0.44cm" svg:height="0.999cm" svg:x="54.019cm" svg:y="36.751cm" svg:viewBox="0 0 441 1000" draw:points="441,0 441,1000 0,1000 0,0">
          <text:p/>
        </draw:polygon>
        <draw:polygon draw:style-name="gr3" draw:text-style-name="P3" draw:layer="layout" svg:width="0.44cm" svg:height="1.001cm" svg:x="54.019cm" svg:y="37.75cm" svg:viewBox="0 0 441 1002" draw:points="0,0 0,1002 441,1002 441,0">
          <text:p/>
        </draw:polygon>
        <draw:polygon draw:style-name="gr6" draw:text-style-name="P1" draw:layer="layout" svg:width="0.44cm" svg:height="1.001cm" svg:x="54.019cm" svg:y="37.75cm" svg:viewBox="0 0 441 1002" draw:points="441,0 441,1002 0,1002 0,0">
          <text:p/>
        </draw:polygon>
        <draw:polygon draw:style-name="gr3" draw:text-style-name="P3" draw:layer="layout" svg:width="0.601cm" svg:height="0.999cm" svg:x="27.628cm" svg:y="27.423cm" svg:viewBox="0 0 602 1000" draw:points="0,0 0,1000 602,1000 602,0">
          <text:p/>
        </draw:polygon>
        <draw:line draw:style-name="gr6" draw:text-style-name="P1" draw:layer="layout" svg:x1="28.229cm" svg:y1="27.423cm" svg:x2="27.628cm" svg:y2="27.423cm">
          <text:p/>
        </draw:line>
        <draw:line draw:style-name="gr6" draw:text-style-name="P1" draw:layer="layout" svg:x1="28.229cm" svg:y1="28.422cm" svg:x2="28.229cm" svg:y2="27.423cm">
          <text:p/>
        </draw:line>
        <draw:line draw:style-name="gr6" draw:text-style-name="P1" draw:layer="layout" svg:x1="27.628cm" svg:y1="28.422cm" svg:x2="28.229cm" svg:y2="28.422cm">
          <text:p/>
        </draw:line>
        <draw:line draw:style-name="gr6" draw:text-style-name="P1" draw:layer="layout" svg:x1="27.628cm" svg:y1="27.423cm" svg:x2="27.628cm" svg:y2="28.422cm">
          <text:p/>
        </draw:line>
        <draw:polygon draw:style-name="gr3" draw:text-style-name="P3" draw:layer="layout" svg:width="0.8cm" svg:height="1.399cm" svg:x="48.281cm" svg:y="7.533cm" svg:viewBox="0 0 801 1400" draw:points="0,0 0,1400 801,1400 801,0">
          <text:p/>
        </draw:polygon>
        <draw:polygon draw:style-name="gr6" draw:text-style-name="P1" draw:layer="layout" svg:width="0.8cm" svg:height="1.399cm" svg:x="48.281cm" svg:y="7.533cm" svg:viewBox="0 0 801 1400" draw:points="801,1400 0,1400 0,0 801,0">
          <text:p/>
        </draw:polygon>
        <draw:polygon draw:style-name="gr3" draw:text-style-name="P3" draw:layer="layout" svg:width="0.408cm" svg:height="0.54cm" svg:x="49.132cm" svg:y="8.013cm" svg:viewBox="0 0 409 541" draw:points="0,0 0,541 409,541 409,0">
          <text:p/>
        </draw:polygon>
        <draw:line draw:style-name="gr6" draw:text-style-name="P1" draw:layer="layout" svg:x1="49.54cm" svg:y1="8.013cm" svg:x2="49.132cm" svg:y2="8.013cm">
          <text:p/>
        </draw:line>
        <draw:line draw:style-name="gr6" draw:text-style-name="P1" draw:layer="layout" svg:x1="49.54cm" svg:y1="8.553cm" svg:x2="49.54cm" svg:y2="8.013cm">
          <text:p/>
        </draw:line>
        <draw:line draw:style-name="gr6" draw:text-style-name="P1" draw:layer="layout" svg:x1="49.132cm" svg:y1="8.553cm" svg:x2="49.54cm" svg:y2="8.553cm">
          <text:p/>
        </draw:line>
        <draw:line draw:style-name="gr6" draw:text-style-name="P1" draw:layer="layout" svg:x1="49.132cm" svg:y1="8.013cm" svg:x2="49.132cm" svg:y2="8.553cm">
          <text:p/>
        </draw:line>
        <draw:polygon draw:style-name="gr3" draw:text-style-name="P3" draw:layer="layout" svg:width="0.074cm" svg:height="0.392cm" svg:x="49.616cm" svg:y="8.087cm" svg:viewBox="0 0 75 393" draw:points="0,0 0,393 75,393 75,0">
          <text:p/>
        </draw:polygon>
        <draw:line draw:style-name="gr6" draw:text-style-name="P1" draw:layer="layout" svg:x1="49.69cm" svg:y1="8.479cm" svg:x2="49.69cm" svg:y2="8.087cm">
          <text:p/>
        </draw:line>
        <draw:line draw:style-name="gr6" draw:text-style-name="P1" draw:layer="layout" svg:x1="49.616cm" svg:y1="8.479cm" svg:x2="49.69cm" svg:y2="8.479cm">
          <text:p/>
        </draw:line>
        <draw:line draw:style-name="gr6" draw:text-style-name="P1" draw:layer="layout" svg:x1="49.616cm" svg:y1="8.087cm" svg:x2="49.616cm" svg:y2="8.479cm">
          <text:p/>
        </draw:line>
        <draw:line draw:style-name="gr6" draw:text-style-name="P1" draw:layer="layout" svg:x1="49.69cm" svg:y1="8.087cm" svg:x2="49.616cm" svg:y2="8.087cm">
          <text:p/>
        </draw:line>
        <draw:polygon draw:style-name="gr3" draw:text-style-name="P3" draw:layer="layout" svg:width="0.076cm" svg:height="0.074cm" svg:x="49.54cm" svg:y="8.246cm" svg:viewBox="0 0 77 75" draw:points="0,0 0,75 77,75 77,0">
          <text:p/>
        </draw:polygon>
        <draw:line draw:style-name="gr6" draw:text-style-name="P1" draw:layer="layout" svg:x1="49.54cm" svg:y1="8.246cm" svg:x2="49.54cm" svg:y2="8.32cm">
          <text:p/>
        </draw:line>
        <draw:line draw:style-name="gr6" draw:text-style-name="P1" draw:layer="layout" svg:x1="49.616cm" svg:y1="8.246cm" svg:x2="49.54cm" svg:y2="8.246cm">
          <text:p/>
        </draw:line>
        <draw:line draw:style-name="gr6" draw:text-style-name="P1" draw:layer="layout" svg:x1="49.616cm" svg:y1="8.32cm" svg:x2="49.616cm" svg:y2="8.246cm">
          <text:p/>
        </draw:line>
        <draw:line draw:style-name="gr6" draw:text-style-name="P1" draw:layer="layout" svg:x1="49.54cm" svg:y1="8.32cm" svg:x2="49.616cm" svg:y2="8.32cm">
          <text:p/>
        </draw:line>
        <draw:polygon draw:style-name="gr3" draw:text-style-name="P3" draw:layer="layout" svg:width="0.8cm" svg:height="1.399cm" svg:x="47.481cm" svg:y="7.533cm" svg:viewBox="0 0 801 1400" draw:points="0,0 0,1400 801,1400 801,0">
          <text:p/>
        </draw:polygon>
        <draw:polygon draw:style-name="gr6" draw:text-style-name="P1" draw:layer="layout" svg:width="0.8cm" svg:height="1.399cm" svg:x="47.481cm" svg:y="7.533cm" svg:viewBox="0 0 801 1400" draw:points="0,0 801,0 801,1400 0,1400">
          <text:p/>
        </draw:polygon>
        <draw:polygon draw:style-name="gr3" draw:text-style-name="P3" draw:layer="layout" svg:width="0.411cm" svg:height="0.539cm" svg:x="47.021cm" svg:y="7.914cm" svg:viewBox="0 0 412 540" draw:points="0,0 0,540 412,540 412,0">
          <text:p/>
        </draw:polygon>
        <draw:line draw:style-name="gr6" draw:text-style-name="P1" draw:layer="layout" svg:x1="47.021cm" svg:y1="8.453cm" svg:x2="47.432cm" svg:y2="8.453cm">
          <text:p/>
        </draw:line>
        <draw:line draw:style-name="gr6" draw:text-style-name="P1" draw:layer="layout" svg:x1="47.021cm" svg:y1="7.914cm" svg:x2="47.021cm" svg:y2="8.453cm">
          <text:p/>
        </draw:line>
        <draw:line draw:style-name="gr6" draw:text-style-name="P1" draw:layer="layout" svg:x1="47.432cm" svg:y1="7.914cm" svg:x2="47.021cm" svg:y2="7.914cm">
          <text:p/>
        </draw:line>
        <draw:line draw:style-name="gr6" draw:text-style-name="P1" draw:layer="layout" svg:x1="47.432cm" svg:y1="8.453cm" svg:x2="47.432cm" svg:y2="7.914cm">
          <text:p/>
        </draw:line>
        <draw:polygon draw:style-name="gr3" draw:text-style-name="P3" draw:layer="layout" svg:width="0.074cm" svg:height="0.389cm" svg:x="46.871cm" svg:y="7.988cm" svg:viewBox="0 0 75 390" draw:points="0,0 0,390 75,390 75,0">
          <text:p/>
        </draw:polygon>
        <draw:line draw:style-name="gr6" draw:text-style-name="P1" draw:layer="layout" svg:x1="46.871cm" svg:y1="7.988cm" svg:x2="46.871cm" svg:y2="8.377cm">
          <text:p/>
        </draw:line>
        <draw:line draw:style-name="gr6" draw:text-style-name="P1" draw:layer="layout" svg:x1="46.945cm" svg:y1="7.988cm" svg:x2="46.871cm" svg:y2="7.988cm">
          <text:p/>
        </draw:line>
        <draw:line draw:style-name="gr6" draw:text-style-name="P1" draw:layer="layout" svg:x1="46.945cm" svg:y1="8.377cm" svg:x2="46.945cm" svg:y2="7.988cm">
          <text:p/>
        </draw:line>
        <draw:line draw:style-name="gr6" draw:text-style-name="P1" draw:layer="layout" svg:x1="46.871cm" svg:y1="8.377cm" svg:x2="46.945cm" svg:y2="8.377cm">
          <text:p/>
        </draw:line>
        <draw:polygon draw:style-name="gr3" draw:text-style-name="P3" draw:layer="layout" svg:width="0.076cm" svg:height="0.077cm" svg:x="46.945cm" svg:y="8.144cm" svg:viewBox="0 0 77 78" draw:points="0,0 0,78 77,78 77,0">
          <text:p/>
        </draw:polygon>
        <draw:line draw:style-name="gr6" draw:text-style-name="P1" draw:layer="layout" svg:x1="47.021cm" svg:y1="8.221cm" svg:x2="47.021cm" svg:y2="8.144cm">
          <text:p/>
        </draw:line>
        <draw:line draw:style-name="gr6" draw:text-style-name="P1" draw:layer="layout" svg:x1="46.945cm" svg:y1="8.221cm" svg:x2="47.021cm" svg:y2="8.221cm">
          <text:p/>
        </draw:line>
        <draw:line draw:style-name="gr6" draw:text-style-name="P1" draw:layer="layout" svg:x1="46.945cm" svg:y1="8.144cm" svg:x2="46.945cm" svg:y2="8.221cm">
          <text:p/>
        </draw:line>
        <draw:line draw:style-name="gr6" draw:text-style-name="P1" draw:layer="layout" svg:x1="47.021cm" svg:y1="8.144cm" svg:x2="46.945cm" svg:y2="8.144cm">
          <text:p/>
        </draw:line>
        <draw:polygon draw:style-name="gr3" draw:text-style-name="P3" draw:layer="layout" svg:width="0.801cm" svg:height="1.399cm" svg:x="51.379cm" svg:y="7.533cm" svg:viewBox="0 0 802 1400" draw:points="0,0 0,1400 802,1400 802,0">
          <text:p/>
        </draw:polygon>
        <draw:polygon draw:style-name="gr6" draw:text-style-name="P1" draw:layer="layout" svg:width="0.801cm" svg:height="1.399cm" svg:x="51.379cm" svg:y="7.533cm" svg:viewBox="0 0 802 1400" draw:points="802,1400 0,1400 0,0 802,0">
          <text:p/>
        </draw:polygon>
        <draw:polygon draw:style-name="gr3" draw:text-style-name="P3" draw:layer="layout" svg:width="0.409cm" svg:height="0.54cm" svg:x="52.23cm" svg:y="8.013cm" svg:viewBox="0 0 410 541" draw:points="0,0 0,541 410,541 410,0">
          <text:p/>
        </draw:polygon>
        <draw:line draw:style-name="gr6" draw:text-style-name="P1" draw:layer="layout" svg:x1="52.639cm" svg:y1="8.013cm" svg:x2="52.23cm" svg:y2="8.013cm">
          <text:p/>
        </draw:line>
        <draw:line draw:style-name="gr6" draw:text-style-name="P1" draw:layer="layout" svg:x1="52.639cm" svg:y1="8.553cm" svg:x2="52.639cm" svg:y2="8.013cm">
          <text:p/>
        </draw:line>
        <draw:line draw:style-name="gr6" draw:text-style-name="P1" draw:layer="layout" svg:x1="52.23cm" svg:y1="8.553cm" svg:x2="52.639cm" svg:y2="8.553cm">
          <text:p/>
        </draw:line>
        <draw:line draw:style-name="gr6" draw:text-style-name="P1" draw:layer="layout" svg:x1="52.23cm" svg:y1="8.013cm" svg:x2="52.23cm" svg:y2="8.553cm">
          <text:p/>
        </draw:line>
        <draw:polygon draw:style-name="gr3" draw:text-style-name="P3" draw:layer="layout" svg:width="0.074cm" svg:height="0.392cm" svg:x="52.715cm" svg:y="8.087cm" svg:viewBox="0 0 75 393" draw:points="0,0 0,393 75,393 75,0">
          <text:p/>
        </draw:polygon>
        <draw:line draw:style-name="gr6" draw:text-style-name="P1" draw:layer="layout" svg:x1="52.789cm" svg:y1="8.479cm" svg:x2="52.789cm" svg:y2="8.087cm">
          <text:p/>
        </draw:line>
        <draw:line draw:style-name="gr6" draw:text-style-name="P1" draw:layer="layout" svg:x1="52.715cm" svg:y1="8.479cm" svg:x2="52.789cm" svg:y2="8.479cm">
          <text:p/>
        </draw:line>
        <draw:line draw:style-name="gr6" draw:text-style-name="P1" draw:layer="layout" svg:x1="52.715cm" svg:y1="8.087cm" svg:x2="52.715cm" svg:y2="8.479cm">
          <text:p/>
        </draw:line>
        <draw:line draw:style-name="gr6" draw:text-style-name="P1" draw:layer="layout" svg:x1="52.789cm" svg:y1="8.087cm" svg:x2="52.715cm" svg:y2="8.087cm">
          <text:p/>
        </draw:line>
        <draw:polygon draw:style-name="gr3" draw:text-style-name="P3" draw:layer="layout" svg:width="0.076cm" svg:height="0.074cm" svg:x="52.639cm" svg:y="8.246cm" svg:viewBox="0 0 77 75" draw:points="0,0 0,75 77,75 77,0">
          <text:p/>
        </draw:polygon>
        <draw:line draw:style-name="gr6" draw:text-style-name="P1" draw:layer="layout" svg:x1="52.639cm" svg:y1="8.246cm" svg:x2="52.639cm" svg:y2="8.32cm">
          <text:p/>
        </draw:line>
        <draw:line draw:style-name="gr6" draw:text-style-name="P1" draw:layer="layout" svg:x1="52.715cm" svg:y1="8.246cm" svg:x2="52.639cm" svg:y2="8.246cm">
          <text:p/>
        </draw:line>
        <draw:line draw:style-name="gr6" draw:text-style-name="P1" draw:layer="layout" svg:x1="52.715cm" svg:y1="8.32cm" svg:x2="52.715cm" svg:y2="8.246cm">
          <text:p/>
        </draw:line>
        <draw:line draw:style-name="gr6" draw:text-style-name="P1" draw:layer="layout" svg:x1="52.639cm" svg:y1="8.32cm" svg:x2="52.715cm" svg:y2="8.32cm">
          <text:p/>
        </draw:line>
        <draw:polygon draw:style-name="gr3" draw:text-style-name="P3" draw:layer="layout" svg:width="0.8cm" svg:height="1.399cm" svg:x="50.579cm" svg:y="7.533cm" svg:viewBox="0 0 801 1400" draw:points="0,0 0,1400 801,1400 801,0">
          <text:p/>
        </draw:polygon>
        <draw:polygon draw:style-name="gr6" draw:text-style-name="P1" draw:layer="layout" svg:width="0.8cm" svg:height="1.399cm" svg:x="50.579cm" svg:y="7.533cm" svg:viewBox="0 0 801 1400" draw:points="0,0 801,0 801,1400 0,1400">
          <text:p/>
        </draw:polygon>
        <draw:polygon draw:style-name="gr3" draw:text-style-name="P3" draw:layer="layout" svg:width="0.411cm" svg:height="0.539cm" svg:x="50.12cm" svg:y="7.914cm" svg:viewBox="0 0 412 540" draw:points="0,0 0,540 412,540 412,0">
          <text:p/>
        </draw:polygon>
        <draw:line draw:style-name="gr6" draw:text-style-name="P1" draw:layer="layout" svg:x1="50.12cm" svg:y1="8.453cm" svg:x2="50.531cm" svg:y2="8.453cm">
          <text:p/>
        </draw:line>
        <draw:line draw:style-name="gr6" draw:text-style-name="P1" draw:layer="layout" svg:x1="50.12cm" svg:y1="7.914cm" svg:x2="50.12cm" svg:y2="8.453cm">
          <text:p/>
        </draw:line>
        <draw:line draw:style-name="gr6" draw:text-style-name="P1" draw:layer="layout" svg:x1="50.531cm" svg:y1="7.914cm" svg:x2="50.12cm" svg:y2="7.914cm">
          <text:p/>
        </draw:line>
        <draw:line draw:style-name="gr6" draw:text-style-name="P1" draw:layer="layout" svg:x1="50.531cm" svg:y1="8.453cm" svg:x2="50.531cm" svg:y2="7.914cm">
          <text:p/>
        </draw:line>
        <draw:polygon draw:style-name="gr3" draw:text-style-name="P3" draw:layer="layout" svg:width="0.076cm" svg:height="0.389cm" svg:x="49.97cm" svg:y="7.988cm" svg:viewBox="0 0 77 390" draw:points="0,0 0,390 77,390 77,0">
          <text:p/>
        </draw:polygon>
        <draw:line draw:style-name="gr6" draw:text-style-name="P1" draw:layer="layout" svg:x1="49.97cm" svg:y1="7.988cm" svg:x2="49.97cm" svg:y2="8.377cm">
          <text:p/>
        </draw:line>
        <draw:line draw:style-name="gr6" draw:text-style-name="P1" draw:layer="layout" svg:x1="50.046cm" svg:y1="7.988cm" svg:x2="49.97cm" svg:y2="7.988cm">
          <text:p/>
        </draw:line>
        <draw:line draw:style-name="gr6" draw:text-style-name="P1" draw:layer="layout" svg:x1="50.046cm" svg:y1="8.377cm" svg:x2="50.046cm" svg:y2="7.988cm">
          <text:p/>
        </draw:line>
        <draw:line draw:style-name="gr6" draw:text-style-name="P1" draw:layer="layout" svg:x1="49.97cm" svg:y1="8.377cm" svg:x2="50.046cm" svg:y2="8.377cm">
          <text:p/>
        </draw:line>
        <draw:polygon draw:style-name="gr3" draw:text-style-name="P3" draw:layer="layout" svg:width="0.074cm" svg:height="0.077cm" svg:x="50.046cm" svg:y="8.144cm" svg:viewBox="0 0 75 78" draw:points="0,0 0,78 75,78 75,0">
          <text:p/>
        </draw:polygon>
        <draw:line draw:style-name="gr6" draw:text-style-name="P1" draw:layer="layout" svg:x1="50.12cm" svg:y1="8.221cm" svg:x2="50.12cm" svg:y2="8.144cm">
          <text:p/>
        </draw:line>
        <draw:line draw:style-name="gr6" draw:text-style-name="P1" draw:layer="layout" svg:x1="50.046cm" svg:y1="8.221cm" svg:x2="50.12cm" svg:y2="8.221cm">
          <text:p/>
        </draw:line>
        <draw:line draw:style-name="gr6" draw:text-style-name="P1" draw:layer="layout" svg:x1="50.046cm" svg:y1="8.144cm" svg:x2="50.046cm" svg:y2="8.221cm">
          <text:p/>
        </draw:line>
        <draw:line draw:style-name="gr6" draw:text-style-name="P1" draw:layer="layout" svg:x1="50.12cm" svg:y1="8.144cm" svg:x2="50.046cm" svg:y2="8.144cm">
          <text:p/>
        </draw:line>
        <draw:polygon draw:style-name="gr3" draw:text-style-name="P3" draw:layer="layout" svg:width="0.8cm" svg:height="1.399cm" svg:x="54.379cm" svg:y="7.533cm" svg:viewBox="0 0 801 1400" draw:points="0,0 0,1400 801,1400 801,0">
          <text:p/>
        </draw:polygon>
        <draw:polygon draw:style-name="gr6" draw:text-style-name="P1" draw:layer="layout" svg:width="0.8cm" svg:height="1.399cm" svg:x="54.379cm" svg:y="7.533cm" svg:viewBox="0 0 801 1400" draw:points="801,1400 0,1400 0,0 801,0">
          <text:p/>
        </draw:polygon>
        <draw:polygon draw:style-name="gr3" draw:text-style-name="P3" draw:layer="layout" svg:width="0.408cm" svg:height="0.54cm" svg:x="55.23cm" svg:y="8.013cm" svg:viewBox="0 0 409 541" draw:points="0,0 0,541 409,541 409,0">
          <text:p/>
        </draw:polygon>
        <draw:line draw:style-name="gr6" draw:text-style-name="P1" draw:layer="layout" svg:x1="55.638cm" svg:y1="8.013cm" svg:x2="55.23cm" svg:y2="8.013cm">
          <text:p/>
        </draw:line>
        <draw:line draw:style-name="gr6" draw:text-style-name="P1" draw:layer="layout" svg:x1="55.638cm" svg:y1="8.553cm" svg:x2="55.638cm" svg:y2="8.013cm">
          <text:p/>
        </draw:line>
        <draw:line draw:style-name="gr6" draw:text-style-name="P1" draw:layer="layout" svg:x1="55.23cm" svg:y1="8.553cm" svg:x2="55.638cm" svg:y2="8.553cm">
          <text:p/>
        </draw:line>
        <draw:line draw:style-name="gr6" draw:text-style-name="P1" draw:layer="layout" svg:x1="55.23cm" svg:y1="8.013cm" svg:x2="55.23cm" svg:y2="8.553cm">
          <text:p/>
        </draw:line>
        <draw:polygon draw:style-name="gr3" draw:text-style-name="P3" draw:layer="layout" svg:width="0.074cm" svg:height="0.392cm" svg:x="55.714cm" svg:y="8.087cm" svg:viewBox="0 0 75 393" draw:points="0,0 0,393 75,393 75,0">
          <text:p/>
        </draw:polygon>
        <draw:line draw:style-name="gr6" draw:text-style-name="P1" draw:layer="layout" svg:x1="55.788cm" svg:y1="8.479cm" svg:x2="55.788cm" svg:y2="8.087cm">
          <text:p/>
        </draw:line>
        <draw:line draw:style-name="gr6" draw:text-style-name="P1" draw:layer="layout" svg:x1="55.714cm" svg:y1="8.479cm" svg:x2="55.788cm" svg:y2="8.479cm">
          <text:p/>
        </draw:line>
        <draw:line draw:style-name="gr6" draw:text-style-name="P1" draw:layer="layout" svg:x1="55.714cm" svg:y1="8.087cm" svg:x2="55.714cm" svg:y2="8.479cm">
          <text:p/>
        </draw:line>
        <draw:line draw:style-name="gr6" draw:text-style-name="P1" draw:layer="layout" svg:x1="55.788cm" svg:y1="8.087cm" svg:x2="55.714cm" svg:y2="8.087cm">
          <text:p/>
        </draw:line>
        <draw:polygon draw:style-name="gr3" draw:text-style-name="P3" draw:layer="layout" svg:width="0.076cm" svg:height="0.074cm" svg:x="55.638cm" svg:y="8.246cm" svg:viewBox="0 0 77 75" draw:points="0,0 0,75 77,75 77,0">
          <text:p/>
        </draw:polygon>
        <draw:line draw:style-name="gr6" draw:text-style-name="P1" draw:layer="layout" svg:x1="55.638cm" svg:y1="8.246cm" svg:x2="55.638cm" svg:y2="8.32cm">
          <text:p/>
        </draw:line>
        <draw:line draw:style-name="gr6" draw:text-style-name="P1" draw:layer="layout" svg:x1="55.714cm" svg:y1="8.246cm" svg:x2="55.638cm" svg:y2="8.246cm">
          <text:p/>
        </draw:line>
        <draw:line draw:style-name="gr6" draw:text-style-name="P1" draw:layer="layout" svg:x1="55.714cm" svg:y1="8.32cm" svg:x2="55.714cm" svg:y2="8.246cm">
          <text:p/>
        </draw:line>
        <draw:line draw:style-name="gr6" draw:text-style-name="P1" draw:layer="layout" svg:x1="55.638cm" svg:y1="8.32cm" svg:x2="55.714cm" svg:y2="8.32cm">
          <text:p/>
        </draw:line>
        <draw:polygon draw:style-name="gr3" draw:text-style-name="P3" draw:layer="layout" svg:width="0.8cm" svg:height="1.399cm" svg:x="53.579cm" svg:y="7.533cm" svg:viewBox="0 0 801 1400" draw:points="0,0 0,1400 801,1400 801,0">
          <text:p/>
        </draw:polygon>
        <draw:polygon draw:style-name="gr6" draw:text-style-name="P1" draw:layer="layout" svg:width="0.8cm" svg:height="1.399cm" svg:x="53.579cm" svg:y="7.533cm" svg:viewBox="0 0 801 1400" draw:points="0,0 801,0 801,1400 0,1400">
          <text:p/>
        </draw:polygon>
        <draw:polygon draw:style-name="gr3" draw:text-style-name="P3" draw:layer="layout" svg:width="0.411cm" svg:height="0.539cm" svg:x="53.119cm" svg:y="7.914cm" svg:viewBox="0 0 412 540" draw:points="0,0 0,540 412,540 412,0">
          <text:p/>
        </draw:polygon>
        <draw:line draw:style-name="gr6" draw:text-style-name="P1" draw:layer="layout" svg:x1="53.119cm" svg:y1="8.453cm" svg:x2="53.53cm" svg:y2="8.453cm">
          <text:p/>
        </draw:line>
        <draw:line draw:style-name="gr6" draw:text-style-name="P1" draw:layer="layout" svg:x1="53.119cm" svg:y1="7.914cm" svg:x2="53.119cm" svg:y2="8.453cm">
          <text:p/>
        </draw:line>
        <draw:line draw:style-name="gr6" draw:text-style-name="P1" draw:layer="layout" svg:x1="53.53cm" svg:y1="7.914cm" svg:x2="53.119cm" svg:y2="7.914cm">
          <text:p/>
        </draw:line>
        <draw:line draw:style-name="gr6" draw:text-style-name="P1" draw:layer="layout" svg:x1="53.53cm" svg:y1="8.453cm" svg:x2="53.53cm" svg:y2="7.914cm">
          <text:p/>
        </draw:line>
        <draw:polygon draw:style-name="gr3" draw:text-style-name="P3" draw:layer="layout" svg:width="0.076cm" svg:height="0.389cm" svg:x="52.969cm" svg:y="7.988cm" svg:viewBox="0 0 77 390" draw:points="0,0 0,390 77,390 77,0">
          <text:p/>
        </draw:polygon>
        <draw:line draw:style-name="gr6" draw:text-style-name="P1" draw:layer="layout" svg:x1="52.969cm" svg:y1="7.988cm" svg:x2="52.969cm" svg:y2="8.377cm">
          <text:p/>
        </draw:line>
        <draw:line draw:style-name="gr6" draw:text-style-name="P1" draw:layer="layout" svg:x1="53.045cm" svg:y1="7.988cm" svg:x2="52.969cm" svg:y2="7.988cm">
          <text:p/>
        </draw:line>
        <draw:line draw:style-name="gr6" draw:text-style-name="P1" draw:layer="layout" svg:x1="53.045cm" svg:y1="8.377cm" svg:x2="53.045cm" svg:y2="7.988cm">
          <text:p/>
        </draw:line>
        <draw:line draw:style-name="gr6" draw:text-style-name="P1" draw:layer="layout" svg:x1="52.969cm" svg:y1="8.377cm" svg:x2="53.045cm" svg:y2="8.377cm">
          <text:p/>
        </draw:line>
        <draw:polygon draw:style-name="gr3" draw:text-style-name="P3" draw:layer="layout" svg:width="0.074cm" svg:height="0.077cm" svg:x="53.045cm" svg:y="8.144cm" svg:viewBox="0 0 75 78" draw:points="0,0 0,78 75,78 75,0">
          <text:p/>
        </draw:polygon>
        <draw:line draw:style-name="gr6" draw:text-style-name="P1" draw:layer="layout" svg:x1="53.119cm" svg:y1="8.221cm" svg:x2="53.119cm" svg:y2="8.144cm">
          <text:p/>
        </draw:line>
        <draw:line draw:style-name="gr6" draw:text-style-name="P1" draw:layer="layout" svg:x1="53.045cm" svg:y1="8.221cm" svg:x2="53.119cm" svg:y2="8.221cm">
          <text:p/>
        </draw:line>
        <draw:line draw:style-name="gr6" draw:text-style-name="P1" draw:layer="layout" svg:x1="53.045cm" svg:y1="8.144cm" svg:x2="53.045cm" svg:y2="8.221cm">
          <text:p/>
        </draw:line>
        <draw:line draw:style-name="gr6" draw:text-style-name="P1" draw:layer="layout" svg:x1="53.119cm" svg:y1="8.144cm" svg:x2="53.045cm" svg:y2="8.144cm">
          <text:p/>
        </draw:line>
        <draw:path draw:style-name="gr3" draw:text-style-name="P3" draw:layer="layout" svg:width="0.62cm" svg:height="0.619cm" svg:x="44.234cm" svg:y="13.705cm" svg:viewBox="0 0 621 620" svg:d="M0 313l4-49 10-48c108-307 538-281 603 46l4 49-4 49c-60 320-491 357-603 48l-10-46z">
          <text:p/>
        </draw:path>
        <draw:path draw:style-name="gr6" draw:text-style-name="P1" draw:layer="layout" svg:width="0.62cm" svg:height="0.62cm" svg:x="44.234cm" svg:y="13.705cm" svg:viewBox="0 0 621 621" svg:d="M0 312c0-172 138-312 310-312 171-2 309 138 311 310 0 169-138 309-309 311-172 0-312-137-312-309z">
          <text:p/>
        </draw:path>
        <draw:path draw:style-name="gr3" draw:text-style-name="P3" draw:layer="layout" svg:width="0.62cm" svg:height="0.619cm" svg:x="43.463cm" svg:y="13.706cm" svg:viewBox="0 0 621 620" svg:d="M0 312l4-49 11-48c108-310 546-276 602 46l4 49-4 49c-60 320-491 357-602 48l-11-46z">
          <text:p/>
        </draw:path>
        <draw:path draw:style-name="gr6" draw:text-style-name="P1" draw:layer="layout" svg:width="0.62cm" svg:height="0.62cm" svg:x="43.463cm" svg:y="13.705cm" svg:viewBox="0 0 621 621" svg:d="M0 312c0-172 138-312 310-312 172-2 311 138 311 310 0 169-137 309-309 311-172 0-312-137-312-309z">
          <text:p/>
        </draw:path>
        <draw:polygon draw:style-name="gr3" draw:text-style-name="P3" draw:layer="layout" svg:width="0.449cm" svg:height="0.451cm" svg:x="57.846cm" svg:y="42.028cm" svg:viewBox="0 0 450 452" draw:points="0,0 0,452 450,452 450,0">
          <text:p/>
        </draw:polygon>
        <draw:line draw:style-name="gr6" draw:text-style-name="P1" draw:layer="layout" svg:x1="58.295cm" svg:y1="42.028cm" svg:x2="57.846cm" svg:y2="42.028cm">
          <text:p/>
        </draw:line>
        <draw:line draw:style-name="gr6" draw:text-style-name="P1" draw:layer="layout" svg:x1="58.295cm" svg:y1="42.479cm" svg:x2="58.295cm" svg:y2="42.028cm">
          <text:p/>
        </draw:line>
        <draw:line draw:style-name="gr6" draw:text-style-name="P1" draw:layer="layout" svg:x1="57.846cm" svg:y1="42.479cm" svg:x2="58.295cm" svg:y2="42.479cm">
          <text:p/>
        </draw:line>
        <draw:line draw:style-name="gr6" draw:text-style-name="P1" draw:layer="layout" svg:x1="57.846cm" svg:y1="42.028cm" svg:x2="57.846cm" svg:y2="42.479cm">
          <text:p/>
        </draw:line>
        <draw:line draw:style-name="gr6" draw:text-style-name="P1" draw:layer="layout" svg:x1="58.246cm" svg:y1="42.028cm" svg:x2="58.246cm" svg:y2="42.479cm">
          <text:p/>
        </draw:line>
        <draw:polygon draw:style-name="gr3" draw:text-style-name="P3" draw:layer="layout" svg:width="0.449cm" svg:height="0.451cm" svg:x="57.846cm" svg:y="43.427cm" svg:viewBox="0 0 450 452" draw:points="0,0 0,452 450,452 450,0">
          <text:p/>
        </draw:polygon>
        <draw:polygon draw:style-name="gr6" draw:text-style-name="P1" draw:layer="layout" svg:width="0.449cm" svg:height="0.451cm" svg:x="57.846cm" svg:y="43.427cm" svg:viewBox="0 0 450 452" draw:points="0,452 0,0 450,0 450,452">
          <text:p/>
        </draw:polygon>
        <draw:line draw:style-name="gr6" draw:text-style-name="P1" draw:layer="layout" svg:x1="58.244cm" svg:y1="43.878cm" svg:x2="58.244cm" svg:y2="43.427cm">
          <text:p/>
        </draw:line>
        <draw:polygon draw:style-name="gr3" draw:text-style-name="P3" draw:layer="layout" svg:width="0.45cm" svg:height="0.451cm" svg:x="58.693cm" svg:y="42.028cm" svg:viewBox="0 0 451 452" draw:points="0,0 0,452 451,452 451,0">
          <text:p/>
        </draw:polygon>
        <draw:line draw:style-name="gr6" draw:text-style-name="P1" draw:layer="layout" svg:x1="58.693cm" svg:y1="42.479cm" svg:x2="59.143cm" svg:y2="42.479cm">
          <text:p/>
        </draw:line>
        <draw:line draw:style-name="gr6" draw:text-style-name="P1" draw:layer="layout" svg:x1="58.693cm" svg:y1="42.028cm" svg:x2="58.693cm" svg:y2="42.479cm">
          <text:p/>
        </draw:line>
        <draw:line draw:style-name="gr6" draw:text-style-name="P1" draw:layer="layout" svg:x1="59.143cm" svg:y1="42.028cm" svg:x2="58.693cm" svg:y2="42.028cm">
          <text:p/>
        </draw:line>
        <draw:line draw:style-name="gr6" draw:text-style-name="P1" draw:layer="layout" svg:x1="59.143cm" svg:y1="42.479cm" svg:x2="59.143cm" svg:y2="42.028cm">
          <text:p/>
        </draw:line>
        <draw:line draw:style-name="gr6" draw:text-style-name="P1" draw:layer="layout" svg:x1="58.743cm" svg:y1="42.479cm" svg:x2="58.743cm" svg:y2="42.028cm">
          <text:p/>
        </draw:line>
        <draw:polygon draw:style-name="gr3" draw:text-style-name="P3" draw:layer="layout" svg:width="0.45cm" svg:height="0.451cm" svg:x="58.693cm" svg:y="43.427cm" svg:viewBox="0 0 451 452" draw:points="0,0 0,452 451,452 451,0">
          <text:p/>
        </draw:polygon>
        <draw:polygon draw:style-name="gr6" draw:text-style-name="P1" draw:layer="layout" svg:width="0.45cm" svg:height="0.451cm" svg:x="58.693cm" svg:y="43.427cm" svg:viewBox="0 0 451 452" draw:points="451,0 451,452 0,452 0,0">
          <text:p/>
        </draw:polygon>
        <draw:line draw:style-name="gr6" draw:text-style-name="P1" draw:layer="layout" svg:x1="58.743cm" svg:y1="43.427cm" svg:x2="58.743cm" svg:y2="43.878cm">
          <text:p/>
        </draw:line>
        <draw:polygon draw:style-name="gr3" draw:text-style-name="P3" draw:layer="layout" svg:width="0.451cm" svg:height="0.451cm" svg:x="60.945cm" svg:y="42.028cm" svg:viewBox="0 0 452 452" draw:points="0,0 0,452 452,452 452,0">
          <text:p/>
        </draw:polygon>
        <draw:line draw:style-name="gr6" draw:text-style-name="P1" draw:layer="layout" svg:x1="61.396cm" svg:y1="42.028cm" svg:x2="60.945cm" svg:y2="42.028cm">
          <text:p/>
        </draw:line>
        <draw:line draw:style-name="gr6" draw:text-style-name="P1" draw:layer="layout" svg:x1="61.396cm" svg:y1="42.479cm" svg:x2="61.396cm" svg:y2="42.028cm">
          <text:p/>
        </draw:line>
        <draw:line draw:style-name="gr6" draw:text-style-name="P1" draw:layer="layout" svg:x1="60.945cm" svg:y1="42.479cm" svg:x2="61.396cm" svg:y2="42.479cm">
          <text:p/>
        </draw:line>
        <draw:line draw:style-name="gr6" draw:text-style-name="P1" draw:layer="layout" svg:x1="60.945cm" svg:y1="42.028cm" svg:x2="60.945cm" svg:y2="42.479cm">
          <text:p/>
        </draw:line>
        <draw:line draw:style-name="gr6" draw:text-style-name="P1" draw:layer="layout" svg:x1="61.345cm" svg:y1="42.028cm" svg:x2="61.345cm" svg:y2="42.479cm">
          <text:p/>
        </draw:line>
        <draw:polygon draw:style-name="gr3" draw:text-style-name="P3" draw:layer="layout" svg:width="0.448cm" svg:height="0.451cm" svg:x="60.945cm" svg:y="43.427cm" svg:viewBox="0 0 449 452" draw:points="0,0 0,452 449,452 449,0">
          <text:p/>
        </draw:polygon>
        <draw:polygon draw:style-name="gr6" draw:text-style-name="P1" draw:layer="layout" svg:width="0.448cm" svg:height="0.451cm" svg:x="60.945cm" svg:y="43.427cm" svg:viewBox="0 0 449 452" draw:points="0,452 0,0 449,0 449,452">
          <text:p/>
        </draw:polygon>
        <draw:line draw:style-name="gr6" draw:text-style-name="P1" draw:layer="layout" svg:x1="61.345cm" svg:y1="43.878cm" svg:x2="61.345cm" svg:y2="43.427cm">
          <text:p/>
        </draw:line>
        <draw:polygon draw:style-name="gr3" draw:text-style-name="P3" draw:layer="layout" svg:width="0.451cm" svg:height="0.451cm" svg:x="61.692cm" svg:y="42.028cm" svg:viewBox="0 0 452 452" draw:points="0,0 0,452 452,452 452,0">
          <text:p/>
        </draw:polygon>
        <draw:line draw:style-name="gr6" draw:text-style-name="P1" draw:layer="layout" svg:x1="61.692cm" svg:y1="42.479cm" svg:x2="62.143cm" svg:y2="42.479cm">
          <text:p/>
        </draw:line>
        <draw:line draw:style-name="gr6" draw:text-style-name="P1" draw:layer="layout" svg:x1="61.692cm" svg:y1="42.028cm" svg:x2="61.692cm" svg:y2="42.479cm">
          <text:p/>
        </draw:line>
        <draw:line draw:style-name="gr6" draw:text-style-name="P1" draw:layer="layout" svg:x1="62.143cm" svg:y1="42.028cm" svg:x2="61.692cm" svg:y2="42.028cm">
          <text:p/>
        </draw:line>
        <draw:line draw:style-name="gr6" draw:text-style-name="P1" draw:layer="layout" svg:x1="62.143cm" svg:y1="42.479cm" svg:x2="62.143cm" svg:y2="42.028cm">
          <text:p/>
        </draw:line>
        <draw:line draw:style-name="gr6" draw:text-style-name="P1" draw:layer="layout" svg:x1="61.743cm" svg:y1="42.479cm" svg:x2="61.743cm" svg:y2="42.028cm">
          <text:p/>
        </draw:line>
        <draw:polygon draw:style-name="gr3" draw:text-style-name="P3" draw:layer="layout" svg:width="0.451cm" svg:height="0.451cm" svg:x="61.692cm" svg:y="43.427cm" svg:viewBox="0 0 452 452" draw:points="0,0 0,452 452,452 452,0">
          <text:p/>
        </draw:polygon>
        <draw:polygon draw:style-name="gr6" draw:text-style-name="P1" draw:layer="layout" svg:width="0.451cm" svg:height="0.451cm" svg:x="61.692cm" svg:y="43.427cm" svg:viewBox="0 0 452 452" draw:points="452,0 452,452 0,452 0,0">
          <text:p/>
        </draw:polygon>
        <draw:line draw:style-name="gr6" draw:text-style-name="P1" draw:layer="layout" svg:x1="61.743cm" svg:y1="43.427cm" svg:x2="61.743cm" svg:y2="43.878cm">
          <text:p/>
        </draw:line>
        <draw:polygon draw:style-name="gr3" draw:text-style-name="P3" draw:layer="layout" svg:width="0.451cm" svg:height="0.451cm" svg:x="63.944cm" svg:y="42.028cm" svg:viewBox="0 0 452 452" draw:points="0,0 0,452 452,452 452,0">
          <text:p/>
        </draw:polygon>
        <draw:line draw:style-name="gr6" draw:text-style-name="P1" draw:layer="layout" svg:x1="64.395cm" svg:y1="42.028cm" svg:x2="63.944cm" svg:y2="42.028cm">
          <text:p/>
        </draw:line>
        <draw:line draw:style-name="gr6" draw:text-style-name="P1" draw:layer="layout" svg:x1="64.395cm" svg:y1="42.479cm" svg:x2="64.395cm" svg:y2="42.028cm">
          <text:p/>
        </draw:line>
        <draw:line draw:style-name="gr6" draw:text-style-name="P1" draw:layer="layout" svg:x1="63.944cm" svg:y1="42.479cm" svg:x2="64.395cm" svg:y2="42.479cm">
          <text:p/>
        </draw:line>
        <draw:line draw:style-name="gr6" draw:text-style-name="P1" draw:layer="layout" svg:x1="63.944cm" svg:y1="42.028cm" svg:x2="63.944cm" svg:y2="42.479cm">
          <text:p/>
        </draw:line>
        <draw:line draw:style-name="gr6" draw:text-style-name="P1" draw:layer="layout" svg:x1="64.344cm" svg:y1="42.028cm" svg:x2="64.344cm" svg:y2="42.479cm">
          <text:p/>
        </draw:line>
        <draw:polygon draw:style-name="gr3" draw:text-style-name="P3" draw:layer="layout" svg:width="0.449cm" svg:height="0.451cm" svg:x="63.944cm" svg:y="43.427cm" svg:viewBox="0 0 450 452" draw:points="0,0 0,452 450,452 450,0">
          <text:p/>
        </draw:polygon>
        <draw:polygon draw:style-name="gr6" draw:text-style-name="P1" draw:layer="layout" svg:width="0.449cm" svg:height="0.451cm" svg:x="63.944cm" svg:y="43.427cm" svg:viewBox="0 0 450 452" draw:points="0,452 0,0 450,0 450,452">
          <text:p/>
        </draw:polygon>
        <draw:line draw:style-name="gr6" draw:text-style-name="P1" draw:layer="layout" svg:x1="64.344cm" svg:y1="43.878cm" svg:x2="64.344cm" svg:y2="43.427cm">
          <text:p/>
        </draw:line>
        <draw:polygon draw:style-name="gr3" draw:text-style-name="P3" draw:layer="layout" svg:width="0.599cm" svg:height="0.999cm" svg:x="24.017cm" svg:y="24.608cm" svg:viewBox="0 0 600 1000" draw:points="0,0 0,1000 600,1000 600,0">
          <text:p/>
        </draw:polygon>
        <draw:line draw:style-name="gr6" draw:text-style-name="P1" draw:layer="layout" svg:x1="24.616cm" svg:y1="24.608cm" svg:x2="24.017cm" svg:y2="24.608cm">
          <text:p/>
        </draw:line>
        <draw:line draw:style-name="gr6" draw:text-style-name="P1" draw:layer="layout" svg:x1="24.616cm" svg:y1="25.607cm" svg:x2="24.616cm" svg:y2="24.608cm">
          <text:p/>
        </draw:line>
        <draw:line draw:style-name="gr6" draw:text-style-name="P1" draw:layer="layout" svg:x1="24.017cm" svg:y1="25.607cm" svg:x2="24.616cm" svg:y2="25.607cm">
          <text:p/>
        </draw:line>
        <draw:line draw:style-name="gr6" draw:text-style-name="P1" draw:layer="layout" svg:x1="24.017cm" svg:y1="24.608cm" svg:x2="24.017cm" svg:y2="25.607cm">
          <text:p/>
        </draw:line>
        <draw:path draw:style-name="gr3" draw:text-style-name="P3" draw:layer="layout" svg:width="0.151cm" svg:height="0.151cm" svg:x="76.688cm" svg:y="26.9cm" svg:viewBox="0 0 152 152" svg:d="M127 19l-22-12-21-7c-63-5-103 63-74 113l15 19 21 13c55 24 114-24 105-85l-9-21z">
          <text:p/>
        </draw:path>
        <draw:path draw:style-name="gr6" draw:text-style-name="P1" draw:layer="layout" svg:width="0.149cm" svg:height="0.151cm" svg:x="76.688cm" svg:y="26.9cm" svg:viewBox="0 0 150 152" svg:d="M150 77c0 41-34 75-74 75-44 0-76-34-76-75 0-42 32-77 76-77 40 0 74 35 74 77z">
          <text:p/>
        </draw:path>
        <draw:path draw:style-name="gr6" draw:text-style-name="P1" draw:layer="layout" svg:width="0.101cm" svg:height="0.099cm" svg:x="76.712cm" svg:y="26.926cm" svg:viewBox="0 0 102 100" svg:d="M102 50c0 29-24 50-51 50-28 0-51-21-51-50 0-27 23-50 51-50 27 0 51 23 51 50z">
          <text:p/>
        </draw:path>
        <draw:path draw:style-name="gr6" draw:text-style-name="P1" draw:layer="layout" svg:width="0.009cm" svg:height="0.011cm" svg:x="76.758cm" svg:y="26.97cm" svg:viewBox="0 0 10 12" svg:d="M10 7c0 3-2 5-5 5s-5-2-5-5c0-5 2-7 5-7s5 2 5 7z">
          <text:p/>
        </draw:path>
        <draw:path draw:style-name="gr3" draw:text-style-name="P3" draw:layer="layout" svg:width="0.15cm" svg:height="0.151cm" svg:x="76.83cm" svg:y="27.097cm" svg:viewBox="0 0 151 152" svg:d="M126 19l-19-13-23-6c-61-2-105 56-73 112l15 20 20 13c52 25 119-26 103-86l-8-21z">
          <text:p/>
        </draw:path>
        <draw:path draw:style-name="gr6" draw:text-style-name="P1" draw:layer="layout" svg:width="0.151cm" svg:height="0.15cm" svg:x="76.83cm" svg:y="27.097cm" svg:viewBox="0 0 152 151" svg:d="M152 76c0 40-34 75-75 75-43 0-77-35-77-75 0-42 34-76 77-76 41 0 75 34 75 76z">
          <text:p/>
        </draw:path>
        <draw:path draw:style-name="gr6" draw:text-style-name="P1" draw:layer="layout" svg:width="0.099cm" svg:height="0.1cm" svg:x="76.856cm" svg:y="27.122cm" svg:viewBox="0 0 100 101" svg:d="M100 51c0 29-21 50-49 50-27 0-51-21-51-50s24-51 51-51c28 0 49 22 49 51z">
          <text:p/>
        </draw:path>
        <draw:path draw:style-name="gr6" draw:text-style-name="P1" draw:layer="layout" svg:width="0.011cm" svg:height="0.011cm" svg:x="76.9cm" svg:y="27.167cm" svg:viewBox="0 0 12 12" svg:d="M12 6c0 3-2 6-5 6-5 0-7-3-7-6 0-4 2-6 7-6 3 0 5 2 5 6z">
          <text:p/>
        </draw:path>
        <draw:polygon draw:style-name="gr3" draw:text-style-name="P3" draw:layer="layout" svg:width="0.15cm" svg:height="0.148cm" svg:x="76.659cm" svg:y="27.188cm" svg:viewBox="0 0 151 149" draw:points="126,19 107,6 83,0 59,0 38,9 19,23 6,45 0,66 2,89 10,112 25,130 44,143 69,149 92,149 113,141 132,126 145,104 151,83 149,59 141,36">
          <text:p/>
        </draw:polygon>
        <draw:path draw:style-name="gr6" draw:text-style-name="P1" draw:layer="layout" svg:width="0.15cm" svg:height="0.148cm" svg:x="76.659cm" svg:y="27.188cm" svg:viewBox="0 0 151 149" svg:d="M151 74c0 43-34 75-76 75-41 0-75-32-75-75 0-42 34-74 75-74 42 0 76 32 76 74z">
          <text:p/>
        </draw:path>
        <draw:path draw:style-name="gr6" draw:text-style-name="P1" draw:layer="layout" svg:width="0.1cm" svg:height="0.102cm" svg:x="76.684cm" svg:y="27.211cm" svg:viewBox="0 0 101 103" svg:d="M101 52c0 28-25 51-52 51-28 0-49-23-49-51 0-27 21-52 49-52 27 0 52 25 52 52z">
          <text:p/>
        </draw:path>
        <draw:path draw:style-name="gr6" draw:text-style-name="P1" draw:layer="layout" svg:width="0.01cm" svg:height="0.008cm" svg:x="76.729cm" svg:y="27.258cm" svg:viewBox="0 0 11 9" svg:d="M11 5c0 2-2 4-7 4-2 0-4-2-4-4s2-5 4-5c5 0 7 3 7 5z">
          <text:p/>
        </draw:path>
        <draw:path draw:style-name="gr3" draw:text-style-name="P3" draw:layer="layout" svg:width="0.15cm" svg:height="0.15cm" svg:x="76.833cm" svg:y="27.997cm" svg:viewBox="0 0 151 151" svg:d="M124 19l-19-13-23-6c-64-2-100 57-72 112l15 20 19 13c53 24 120-27 105-86l-9-21z">
          <text:p/>
        </draw:path>
        <draw:path draw:style-name="gr6" draw:text-style-name="P1" draw:layer="layout" svg:width="0.151cm" svg:height="0.15cm" svg:x="76.832cm" svg:y="27.997cm" svg:viewBox="0 0 152 151" svg:d="M152 74c0 42-34 77-74 77-44 0-78-35-78-77 0-40 34-74 78-74 40 0 74 34 74 74z">
          <text:p/>
        </draw:path>
        <draw:path draw:style-name="gr6" draw:text-style-name="P1" draw:layer="layout" svg:width="0.099cm" svg:height="0.1cm" svg:x="76.858cm" svg:y="28.022cm" svg:viewBox="0 0 100 101" svg:d="M100 50c0 27-21 51-48 51-28 0-52-24-52-51 0-29 24-50 52-50 27 0 48 21 48 50z">
          <text:p/>
        </draw:path>
        <draw:path draw:style-name="gr6" draw:text-style-name="P1" draw:layer="layout" svg:width="0.011cm" svg:height="0.01cm" svg:x="76.902cm" svg:y="28.067cm" svg:viewBox="0 0 12 11" svg:d="M12 4c0 5-2 7-4 7-6 0-8-2-8-7 0-2 2-4 8-4 2 0 4 2 4 4z">
          <text:p/>
        </draw:path>
        <draw:path draw:style-name="gr3" draw:text-style-name="P3" draw:layer="layout" svg:width="0.15cm" svg:height="0.15cm" svg:x="76.567cm" svg:y="28.106cm" svg:viewBox="0 0 151 151" svg:d="M127 18l-19-13-25-4c-61-11-103 61-74 112l15 18 21 13c57 25 114-26 105-86l-8-21z">
          <text:p/>
        </draw:path>
        <draw:path draw:style-name="gr6" draw:text-style-name="P1" draw:layer="layout" svg:width="0.15cm" svg:height="0.15cm" svg:x="76.568cm" svg:y="28.105cm" svg:viewBox="0 0 151 151" svg:d="M151 77c0 40-34 74-76 74-40 0-75-34-75-74 0-43 35-77 75-77 42 0 76 34 76 77z">
          <text:p/>
        </draw:path>
        <draw:path draw:style-name="gr6" draw:text-style-name="P1" draw:layer="layout" svg:width="0.1cm" svg:height="0.099cm" svg:x="76.593cm" svg:y="28.13cm" svg:viewBox="0 0 101 100" svg:d="M101 52c0 27-25 48-52 48-28 0-49-21-49-48 0-29 21-52 49-52 27 0 52 23 52 52z">
          <text:p/>
        </draw:path>
        <draw:path draw:style-name="gr6" draw:text-style-name="P1" draw:layer="layout" svg:width="0.008cm" svg:height="0.012cm" svg:x="76.638cm" svg:y="28.174cm" svg:viewBox="0 0 9 13" svg:d="M9 8c0 2-2 5-5 5-2 0-4-3-4-5 0-4 2-8 4-8 3 0 5 4 5 8z">
          <text:p/>
        </draw:path>
        <draw:path draw:style-name="gr3" draw:text-style-name="P3" draw:layer="layout" svg:width="0.152cm" svg:height="0.151cm" svg:x="76.743cm" svg:y="28.282cm" svg:viewBox="0 0 153 152" svg:d="M125 19l-19-12-23-7c-60-2-105 57-72 113l15 19 19 13c53 25 121-26 105-85l-9-21z">
          <text:p/>
        </draw:path>
        <draw:path draw:style-name="gr6" draw:text-style-name="P1" draw:layer="layout" svg:width="0.151cm" svg:height="0.151cm" svg:x="76.743cm" svg:y="28.282cm" svg:viewBox="0 0 152 152" svg:d="M152 74c0 43-35 78-75 78-43 0-77-35-77-78 0-40 34-74 77-74 40 0 75 34 75 74z">
          <text:p/>
        </draw:path>
        <draw:path draw:style-name="gr6" draw:text-style-name="P1" draw:layer="layout" svg:width="0.099cm" svg:height="0.099cm" svg:x="76.769cm" svg:y="28.308cm" svg:viewBox="0 0 100 100" svg:d="M100 48c0 29-21 52-48 52-28 0-52-23-52-52 0-27 24-48 52-48 27 0 48 21 48 48z">
          <text:p/>
        </draw:path>
        <draw:path draw:style-name="gr6" draw:text-style-name="P1" draw:layer="layout" svg:width="0.011cm" svg:height="0.011cm" svg:x="76.813cm" svg:y="28.352cm" svg:viewBox="0 0 12 12" svg:d="M12 5c0 5-2 7-4 7-5 0-8-2-8-7 0-3 3-5 8-5 2 0 4 2 4 5z">
          <text:p/>
        </draw:path>
        <draw:path draw:style-name="gr3" draw:text-style-name="P3" draw:layer="layout" svg:width="0.149cm" svg:height="0.151cm" svg:x="76.589cm" svg:y="29.148cm" svg:viewBox="0 0 150 152" svg:d="M126 19l-19-13-23-6c-62-4-105 60-73 113l14 19 19 13c55 23 116-19 105-85l-8-21z">
          <text:p/>
        </draw:path>
        <draw:path draw:style-name="gr6" draw:text-style-name="P1" draw:layer="layout" svg:width="0.15cm" svg:height="0.15cm" svg:x="76.589cm" svg:y="29.148cm" svg:viewBox="0 0 151 151" svg:d="M151 75c0 43-35 76-77 76-40 0-74-33-74-76 0-40 34-75 74-75 42 0 77 35 77 75z">
          <text:p/>
        </draw:path>
        <draw:path draw:style-name="gr6" draw:text-style-name="P1" draw:layer="layout" svg:width="0.1cm" svg:height="0.099cm" svg:x="76.614cm" svg:y="29.174cm" svg:viewBox="0 0 101 100" svg:d="M101 48c0 28-23 52-52 52-27 0-49-24-49-52 0-27 22-48 49-48 29 0 52 21 52 48z">
          <text:p/>
        </draw:path>
        <draw:path draw:style-name="gr6" draw:text-style-name="P1" draw:layer="layout" svg:width="0.01cm" svg:height="0.011cm" svg:x="76.659cm" svg:y="29.218cm" svg:viewBox="0 0 11 12" svg:d="M11 4c0 5-2 8-7 8-2 0-4-3-4-8 0-2 2-4 4-4 5 0 7 2 7 4z">
          <text:p/>
        </draw:path>
        <draw:path draw:style-name="gr3" draw:text-style-name="P3" draw:layer="layout" svg:width="0.15cm" svg:height="0.151cm" svg:x="76.826cm" svg:y="29.207cm" svg:viewBox="0 0 151 152" svg:d="M126 19l-19-12-23-7c-62-2-105 57-73 113l14 20 19 12c54 25 121-25 105-85l-8-22z">
          <text:p/>
        </draw:path>
        <draw:path draw:style-name="gr6" draw:text-style-name="P1" draw:layer="layout" svg:width="0.15cm" svg:height="0.151cm" svg:x="76.826cm" svg:y="29.207cm" svg:viewBox="0 0 151 152" svg:d="M151 77c0 40-34 75-76 75-41 0-75-35-75-75 0-43 34-77 75-77 42 0 76 34 76 77z">
          <text:p/>
        </draw:path>
        <draw:path draw:style-name="gr6" draw:text-style-name="P1" draw:layer="layout" svg:width="0.1cm" svg:height="0.099cm" svg:x="76.851cm" svg:y="29.233cm" svg:viewBox="0 0 101 100" svg:d="M101 52c0 27-23 48-51 48s-50-21-50-48c0-28 22-52 50-52s51 24 51 52z">
          <text:p/>
        </draw:path>
        <draw:path draw:style-name="gr6" draw:text-style-name="P1" draw:layer="layout" svg:width="0.01cm" svg:height="0.011cm" svg:x="76.896cm" svg:y="29.277cm" svg:viewBox="0 0 11 12" svg:d="M11 7c0 3-3 5-7 5-2 0-4-2-4-5 0-5 2-7 4-7 4 0 7 2 7 7z">
          <text:p/>
        </draw:path>
        <draw:path draw:style-name="gr3" draw:text-style-name="P3" draw:layer="layout" svg:width="0.151cm" svg:height="0.15cm" svg:x="76.746cm" svg:y="29.418cm" svg:viewBox="0 0 152 151" svg:d="M125 21l-19-14-23-6c-62-8-103 59-72 113l15 17 19 13c60 28 119-26 105-85l-9-21z">
          <text:p/>
        </draw:path>
        <draw:path draw:style-name="gr6" draw:text-style-name="P1" draw:layer="layout" svg:width="0.15cm" svg:height="0.15cm" svg:x="76.746cm" svg:y="29.417cm" svg:viewBox="0 0 151 151" svg:d="M151 77c0 40-35 74-77 74-41 0-74-34-74-74 0-43 33-77 74-77 42 0 77 34 77 77z">
          <text:p/>
        </draw:path>
        <draw:path draw:style-name="gr6" draw:text-style-name="P1" draw:layer="layout" svg:width="0.099cm" svg:height="0.1cm" svg:x="76.771cm" svg:y="29.442cm" svg:viewBox="0 0 100 101" svg:d="M100 52c0 28-23 49-50 49-28 0-50-21-50-49 0-27 22-52 50-52 27 0 50 25 50 52z">
          <text:p/>
        </draw:path>
        <draw:path draw:style-name="gr6" draw:text-style-name="P1" draw:layer="layout" svg:width="0.011cm" svg:height="0.008cm" svg:x="76.815cm" svg:y="29.489cm" svg:viewBox="0 0 12 9" svg:d="M12 5c0 2-3 4-7 4-2 0-5-2-5-4 0-3 3-5 5-5 4 0 7 2 7 5z">
          <text:p/>
        </draw:path>
        <draw:path draw:style-name="gr3" draw:text-style-name="P3" draw:layer="layout" svg:width="0.151cm" svg:height="0.151cm" svg:x="76.579cm" svg:y="30.126cm" svg:viewBox="0 0 152 152" svg:d="M126 19l-21-13-21-6c-61-4-105 57-74 113l15 19 19 13c57 24 115-23 107-86l-10-21z">
          <text:p/>
        </draw:path>
        <draw:path draw:style-name="gr6" draw:text-style-name="P1" draw:layer="layout" svg:width="0.151cm" svg:height="0.15cm" svg:x="76.578cm" svg:y="30.126cm" svg:viewBox="0 0 152 151" svg:d="M152 76c0 41-35 75-75 75-43 0-77-34-77-75 0-42 34-76 77-76 40 0 75 34 75 76z">
          <text:p/>
        </draw:path>
        <draw:path draw:style-name="gr6" draw:text-style-name="P1" draw:layer="layout" svg:width="0.099cm" svg:height="0.1cm" svg:x="76.604cm" svg:y="30.151cm" svg:viewBox="0 0 100 101" svg:d="M100 51c0 28-21 50-49 50s-51-22-51-50c0-29 23-51 51-51s49 22 49 51z">
          <text:p/>
        </draw:path>
        <draw:path draw:style-name="gr6" draw:text-style-name="P1" draw:layer="layout" svg:width="0.011cm" svg:height="0.01cm" svg:x="76.648cm" svg:y="30.196cm" svg:viewBox="0 0 12 11" svg:d="M12 6c0 2-2 5-4 5-4 0-8-3-8-5 0-4 4-6 8-6 2 0 4 2 4 6z">
          <text:p/>
        </draw:path>
        <draw:path draw:style-name="gr3" draw:text-style-name="P3" draw:layer="layout" svg:width="0.15cm" svg:height="0.151cm" svg:x="76.876cm" svg:y="30.16cm" svg:viewBox="0 0 151 152" svg:d="M127 19l-21-13-22-6c-63-5-103 62-75 113l15 19 21 13c57 24 114-24 105-86l-8-21z">
          <text:p/>
        </draw:path>
        <draw:path draw:style-name="gr6" draw:text-style-name="P1" draw:layer="layout" svg:width="0.148cm" svg:height="0.15cm" svg:x="76.877cm" svg:y="30.16cm" svg:viewBox="0 0 149 151" svg:d="M149 75c0 42-32 76-74 76-40 0-75-34-75-76 0-41 35-75 75-75 42 0 74 34 74 75z">
          <text:p/>
        </draw:path>
        <draw:path draw:style-name="gr6" draw:text-style-name="P1" draw:layer="layout" svg:width="0.102cm" svg:height="0.1cm" svg:x="76.9cm" svg:y="30.185cm" svg:viewBox="0 0 103 101" svg:d="M103 49c0 28-24 52-51 52-28 0-52-24-52-52s24-49 52-49c27 0 51 21 51 49z">
          <text:p/>
        </draw:path>
        <draw:path draw:style-name="gr6" draw:text-style-name="P1" draw:layer="layout" svg:width="0.008cm" svg:height="0.01cm" svg:x="76.947cm" svg:y="30.23cm" svg:viewBox="0 0 9 11" svg:d="M9 4c0 5-2 7-4 7s-5-2-5-7c0-2 3-4 5-4s4 2 4 4z">
          <text:p/>
        </draw:path>
        <draw:path draw:style-name="gr3" draw:text-style-name="P3" draw:layer="layout" svg:width="0.151cm" svg:height="0.149cm" svg:x="76.746cm" svg:y="30.365cm" svg:viewBox="0 0 152 150" svg:d="M125 20l-19-12-23-7c-62-8-103 59-72 113l15 17 19 13 23 6h24l21-8 20-15 13-21 6-21-2-24-9-24z">
          <text:p/>
        </draw:path>
        <draw:path draw:style-name="gr6" draw:text-style-name="P1" draw:layer="layout" svg:width="0.15cm" svg:height="0.15cm" svg:x="76.746cm" svg:y="30.363cm" svg:viewBox="0 0 151 151" svg:d="M151 77c0 41-35 74-77 74-41 0-74-33-74-74 0-42 33-77 74-77 42 0 77 35 77 77z">
          <text:p/>
        </draw:path>
        <draw:path draw:style-name="gr6" draw:text-style-name="P1" draw:layer="layout" svg:width="0.099cm" svg:height="0.102cm" svg:x="76.771cm" svg:y="30.388cm" svg:viewBox="0 0 100 103" svg:d="M100 51c0 29-23 52-50 52-28 0-50-23-50-52 0-27 22-51 50-51 27 0 50 24 50 51z">
          <text:p/>
        </draw:path>
        <draw:path draw:style-name="gr6" draw:text-style-name="P1" draw:layer="layout" svg:width="0.011cm" svg:height="0.01cm" svg:x="76.815cm" svg:y="30.435cm" svg:viewBox="0 0 12 11" svg:d="M12 5c0 2-3 6-7 6-2 0-5-4-5-6s3-5 5-5c4 0 7 3 7 5z">
          <text:p/>
        </draw:path>
        <draw:path draw:style-name="gr3" draw:text-style-name="P3" draw:layer="layout" svg:width="0.151cm" svg:height="0.149cm" svg:x="76.746cm" svg:y="31.074cm" svg:viewBox="0 0 152 150" svg:d="M125 19l-19-12-23-7c-60-2-105 57-72 112l15 20 19 13c60 21 118-26 105-85l-9-24z">
          <text:p/>
        </draw:path>
        <draw:path draw:style-name="gr6" draw:text-style-name="P1" draw:layer="layout" svg:width="0.15cm" svg:height="0.151cm" svg:x="76.746cm" svg:y="31.074cm" svg:viewBox="0 0 151 152" svg:d="M151 75c0 43-35 77-77 77-41 0-74-34-74-77 0-41 33-75 74-75 42 0 77 34 77 75z">
          <text:p/>
        </draw:path>
        <draw:path draw:style-name="gr6" draw:text-style-name="P1" draw:layer="layout" svg:width="0.099cm" svg:height="0.099cm" svg:x="76.771cm" svg:y="31.1cm" svg:viewBox="0 0 100 100" svg:d="M100 49c0 28-23 51-50 51-28 0-50-23-50-51s22-49 50-49c27 0 50 21 50 49z">
          <text:p/>
        </draw:path>
        <draw:path draw:style-name="gr6" draw:text-style-name="P1" draw:layer="layout" svg:width="0.011cm" svg:height="0.012cm" svg:x="76.815cm" svg:y="31.144cm" svg:viewBox="0 0 12 13" svg:d="M12 5c0 5-3 8-7 8-2 0-5-3-5-8 0-2 3-5 5-5 4 0 7 3 7 5z">
          <text:p/>
        </draw:path>
        <draw:path draw:style-name="gr3" draw:text-style-name="P3" draw:layer="layout" svg:width="0.149cm" svg:height="0.149cm" svg:x="76.612cm" svg:y="31.309cm" svg:viewBox="0 0 150 150" svg:d="M125 19l-21-12-21-7h-23l-24 9-17 15-12 21-7 22v25l9 21 15 17 21 15c62 21 111-23 104-84l-8-25z">
          <text:p/>
        </draw:path>
        <draw:path draw:style-name="gr6" draw:text-style-name="P1" draw:layer="layout" svg:width="0.148cm" svg:height="0.151cm" svg:x="76.612cm" svg:y="31.309cm" svg:viewBox="0 0 149 152" svg:d="M149 74c0 44-32 78-75 78-42 0-74-34-74-78 0-40 32-74 74-74 43 0 75 34 75 74z">
          <text:p/>
        </draw:path>
        <draw:path draw:style-name="gr6" draw:text-style-name="P1" draw:layer="layout" svg:width="0.101cm" svg:height="0.099cm" svg:x="76.636cm" svg:y="31.335cm" svg:viewBox="0 0 102 100" svg:d="M102 48c0 28-23 52-52 52-27 0-50-24-50-52 0-27 23-48 50-48 29 0 52 21 52 48z">
          <text:p/>
        </draw:path>
        <draw:path draw:style-name="gr6" draw:text-style-name="P1" draw:layer="layout" svg:width="0.009cm" svg:height="0.01cm" svg:x="76.682cm" svg:y="31.379cm" svg:viewBox="0 0 10 11" svg:d="M10 5c0 2-3 6-5 6s-5-4-5-6 3-5 5-5 5 3 5 5z">
          <text:p/>
        </draw:path>
        <draw:path draw:style-name="gr3" draw:text-style-name="P3" draw:layer="layout" svg:width="0.15cm" svg:height="0.149cm" svg:x="76.868cm" svg:y="31.296cm" svg:viewBox="0 0 151 150" svg:d="M125 21l-19-13-23-7c-62-8-104 59-72 113l15 17 19 12 23 7h23l22-9 19-15 12-21 7-21-2-23-9-23z">
          <text:p/>
        </draw:path>
        <draw:path draw:style-name="gr6" draw:text-style-name="P1" draw:layer="layout" svg:width="0.151cm" svg:height="0.151cm" svg:x="76.868cm" svg:y="31.294cm" svg:viewBox="0 0 152 152" svg:d="M152 77c0 40-34 75-77 75-40 0-75-35-75-75 0-43 35-77 75-77 43 0 77 34 77 77z">
          <text:p/>
        </draw:path>
        <draw:path draw:style-name="gr6" draw:text-style-name="P1" draw:layer="layout" svg:width="0.099cm" svg:height="0.099cm" svg:x="76.894cm" svg:y="31.32cm" svg:viewBox="0 0 100 100" svg:d="M100 52c0 27-24 48-52 48-27 0-48-21-48-48 0-28 21-52 48-52 28 0 52 24 52 52z">
          <text:p/>
        </draw:path>
        <draw:path draw:style-name="gr6" draw:text-style-name="P1" draw:layer="layout" svg:width="0.011cm" svg:height="0.009cm" svg:x="76.938cm" svg:y="31.366cm" svg:viewBox="0 0 12 10" svg:d="M12 5c0 3-2 5-8 5-2 0-4-2-4-5 0-2 2-5 4-5 6 0 8 3 8 5z">
          <text:p/>
        </draw:path>
        <draw:path draw:style-name="gr3" draw:text-style-name="P3" draw:layer="layout" svg:width="0.15cm" svg:height="0.151cm" svg:x="76.599cm" svg:y="32.162cm" svg:viewBox="0 0 151 152" svg:d="M126 20l-21-13-21-7c-63-5-104 63-75 113l15 19 21 13c56 25 114-24 105-84l-9-22z">
          <text:p/>
        </draw:path>
        <draw:path draw:style-name="gr6" draw:text-style-name="P1" draw:layer="layout" svg:width="0.148cm" svg:height="0.151cm" svg:x="76.6cm" svg:y="32.162cm" svg:viewBox="0 0 149 152" svg:d="M149 77c0 41-33 75-75 75-43 0-74-34-74-75 0-42 31-77 74-77 42 0 75 35 75 77z">
          <text:p/>
        </draw:path>
        <draw:path draw:style-name="gr6" draw:text-style-name="P1" draw:layer="layout" svg:width="0.101cm" svg:height="0.099cm" svg:x="76.623cm" svg:y="32.188cm" svg:viewBox="0 0 102 100" svg:d="M102 51c0 28-24 49-51 49-28 0-51-21-51-49 0-30 23-51 51-51 27 0 51 21 51 51z">
          <text:p/>
        </draw:path>
        <draw:path draw:style-name="gr6" draw:text-style-name="P1" draw:layer="layout" svg:width="0.009cm" svg:height="0.011cm" svg:x="76.669cm" svg:y="32.232cm" svg:viewBox="0 0 10 12" svg:d="M10 7c0 3-2 5-5 5-2 0-5-2-5-5 0-5 3-7 5-7 3 0 5 2 5 7z">
          <text:p/>
        </draw:path>
        <draw:polygon draw:style-name="gr3" draw:text-style-name="P3" draw:layer="layout" svg:width="0.15cm" svg:height="0.148cm" svg:x="76.862cm" svg:y="32.095cm" svg:viewBox="0 0 151 149" draw:points="126,19 107,6 84,0 60,0 39,8 20,23 6,44 0,65 2,88 11,113 26,130 45,142 69,149 92,149 113,140 132,125 145,104 151,82 149,59 141,36">
          <text:p/>
        </draw:polygon>
        <draw:path draw:style-name="gr6" draw:text-style-name="P1" draw:layer="layout" svg:width="0.15cm" svg:height="0.148cm" svg:x="76.862cm" svg:y="32.095cm" svg:viewBox="0 0 151 149" svg:d="M151 74c0 43-34 75-74 75-42 0-77-32-77-75s35-74 77-74c40 0 74 31 74 74z">
          <text:p/>
        </draw:path>
        <draw:path draw:style-name="gr6" draw:text-style-name="P1" draw:layer="layout" svg:width="0.1cm" svg:height="0.101cm" svg:x="76.887cm" svg:y="32.118cm" svg:viewBox="0 0 101 102" svg:d="M101 52c0 27-22 50-50 50-29 0-51-23-51-50 0-29 22-52 51-52 28 0 50 23 50 52z">
          <text:p/>
        </draw:path>
        <draw:path draw:style-name="gr6" draw:text-style-name="P1" draw:layer="layout" svg:width="0.01cm" svg:height="0.009cm" svg:x="76.932cm" svg:y="32.164cm" svg:viewBox="0 0 11 10" svg:d="M11 5c0 2-2 5-4 5-5 0-7-3-7-5 0-3 2-5 7-5 2 0 4 2 4 5z">
          <text:p/>
        </draw:path>
        <draw:path draw:style-name="gr3" draw:text-style-name="P3" draw:layer="layout" svg:width="0.149cm" svg:height="0.15cm" svg:x="76.799cm" svg:y="32.342cm" svg:viewBox="0 0 150 151" svg:d="M125 19l-19-12-24-7h-23l-23 9-17 14-13 22-6 22v25l8 21 15 17 21 13c59 27 113-23 105-84l-9-23z">
          <text:p/>
        </draw:path>
        <draw:path draw:style-name="gr6" draw:text-style-name="P1" draw:layer="layout" svg:width="0.15cm" svg:height="0.15cm" svg:x="76.799cm" svg:y="32.342cm" svg:viewBox="0 0 151 151" svg:d="M151 74c0 43-34 77-77 77-41 0-74-34-74-77 0-40 33-74 74-74 43 0 77 34 77 74z">
          <text:p/>
        </draw:path>
        <draw:path draw:style-name="gr6" draw:text-style-name="P1" draw:layer="layout" svg:width="0.101cm" svg:height="0.099cm" svg:x="76.822cm" svg:y="32.368cm" svg:viewBox="0 0 102 100" svg:d="M102 48c0 29-24 52-51 52-28 0-51-23-51-52 0-27 23-48 51-48 27 0 51 21 51 48z">
          <text:p/>
        </draw:path>
        <draw:path draw:style-name="gr6" draw:text-style-name="P1" draw:layer="layout" svg:width="0.009cm" svg:height="0.008cm" svg:x="76.868cm" svg:y="32.412cm" svg:viewBox="0 0 10 9" svg:d="M10 4c0 2-3 5-5 5-3 0-5-3-5-5s2-4 5-4c2 0 5 2 5 4z">
          <text:p/>
        </draw:path>
        <draw:path draw:style-name="gr3" draw:text-style-name="P3" draw:layer="layout" svg:width="0.149cm" svg:height="0.15cm" svg:x="40.395cm" svg:y="43.094cm" svg:viewBox="0 0 150 151" svg:d="M127 20l-21-13-21-6c-62-11-105 60-75 113l14 17 19 13c62 26 114-21 107-83l-8-23z">
          <text:p/>
        </draw:path>
        <draw:path draw:style-name="gr6" draw:text-style-name="P1" draw:layer="layout" svg:width="0.15cm" svg:height="0.148cm" svg:x="40.394cm" svg:y="43.095cm" svg:viewBox="0 0 151 149" svg:d="M151 75c0 42-34 74-74 74-42 0-77-32-77-74 0-43 35-75 77-75 40 0 74 32 74 75z">
          <text:p/>
        </draw:path>
        <draw:path draw:style-name="gr6" draw:text-style-name="P1" draw:layer="layout" svg:width="0.1cm" svg:height="0.102cm" svg:x="40.419cm" svg:y="43.118cm" svg:viewBox="0 0 101 103" svg:d="M101 51c0 28-21 52-49 52-27 0-52-24-52-52s25-51 52-51c28 0 49 23 49 51z">
          <text:p/>
        </draw:path>
        <draw:path draw:style-name="gr6" draw:text-style-name="P1" draw:layer="layout" svg:width="0.008cm" svg:height="0.008cm" svg:x="40.466cm" svg:y="43.165cm" svg:viewBox="0 0 9 9" svg:d="M9 4c0 2-2 5-4 5s-5-3-5-5 3-4 5-4 4 2 4 4z">
          <text:p/>
        </draw:path>
        <draw:path draw:style-name="gr3" draw:text-style-name="P3" draw:layer="layout" svg:width="0.15cm" svg:height="0.151cm" svg:x="40.607cm" svg:y="42.953cm" svg:viewBox="0 0 151 152" svg:d="M127 19l-22-13-21-6c-62-5-103 63-74 113l15 19 19 13c57 24 115-23 107-85l-10-21z">
          <text:p/>
        </draw:path>
        <draw:path draw:style-name="gr6" draw:text-style-name="P1" draw:layer="layout" svg:width="0.15cm" svg:height="0.15cm" svg:x="40.606cm" svg:y="42.953cm" svg:viewBox="0 0 151 151" svg:d="M151 75c0 42-35 76-75 76-42 0-76-34-76-76 0-40 34-75 76-75 40 0 75 35 75 75z">
          <text:p/>
        </draw:path>
        <draw:path draw:style-name="gr6" draw:text-style-name="P1" draw:layer="layout" svg:width="0.102cm" svg:height="0.1cm" svg:x="40.631cm" svg:y="42.978cm" svg:viewBox="0 0 103 101" svg:d="M103 50c0 28-24 51-51 51-28 0-52-23-52-51s24-50 52-50c27 0 51 22 51 50z">
          <text:p/>
        </draw:path>
        <draw:path draw:style-name="gr6" draw:text-style-name="P1" draw:layer="layout" svg:width="0.008cm" svg:height="0.01cm" svg:x="40.678cm" svg:y="43.023cm" svg:viewBox="0 0 9 11" svg:d="M9 5c0 4-2 6-5 6-2 0-4-2-4-6 0-2 2-5 4-5 3 0 5 3 5 5z">
          <text:p/>
        </draw:path>
        <draw:path draw:style-name="gr3" draw:text-style-name="P3" draw:layer="layout" svg:width="0.151cm" svg:height="0.15cm" svg:x="40.692cm" svg:y="43.234cm" svg:viewBox="0 0 152 151" svg:d="M127 19l-21-13-21-6c-64-5-104 63-75 113l15 19 21 12c56 25 114-23 105-84l-9-22z">
          <text:p/>
        </draw:path>
        <draw:path draw:style-name="gr6" draw:text-style-name="P1" draw:layer="layout" svg:width="0.151cm" svg:height="0.15cm" svg:x="40.69cm" svg:y="43.235cm" svg:viewBox="0 0 152 151" svg:d="M152 77c0 40-34 74-74 74-44 0-78-34-78-74 0-44 34-77 78-77 40 0 74 33 74 77z">
          <text:p/>
        </draw:path>
        <draw:path draw:style-name="gr6" draw:text-style-name="P1" draw:layer="layout" svg:width="0.101cm" svg:height="0.099cm" svg:x="40.716cm" svg:y="43.26cm" svg:viewBox="0 0 102 100" svg:d="M102 51c0 28-23 49-50 49-29 0-52-21-52-49s23-51 52-51c27 0 50 23 50 51z">
          <text:p/>
        </draw:path>
        <draw:path draw:style-name="gr6" draw:text-style-name="P1" draw:layer="layout" svg:width="0.009cm" svg:height="0.012cm" svg:x="40.762cm" svg:y="43.304cm" svg:viewBox="0 0 10 13" svg:d="M10 8c0 2-2 5-4 5-3 0-6-3-6-5 0-4 3-8 6-8 2 0 4 4 4 8z">
          <text:p/>
        </draw:path>
        <draw:path draw:style-name="gr3" draw:text-style-name="P3" draw:layer="layout" svg:width="0.149cm" svg:height="0.15cm" svg:x="43.827cm" svg:y="42.716cm" svg:viewBox="0 0 150 151" svg:d="M126 19l-19-13-23-6c-62-4-105 58-73 113l15 19 19 13c54 22 115-19 104-86l-8-21z">
          <text:p/>
        </draw:path>
        <draw:path draw:style-name="gr6" draw:text-style-name="P1" draw:layer="layout" svg:width="0.15cm" svg:height="0.15cm" svg:x="43.827cm" svg:y="42.716cm" svg:viewBox="0 0 151 151" svg:d="M151 74c0 43-33 77-76 77-41 0-75-34-75-77 0-40 34-74 75-74 43 0 76 34 76 74z">
          <text:p/>
        </draw:path>
        <draw:path draw:style-name="gr6" draw:text-style-name="P1" draw:layer="layout" svg:width="0.099cm" svg:height="0.1cm" svg:x="43.853cm" svg:y="42.741cm" svg:viewBox="0 0 100 101" svg:d="M100 49c0 29-23 52-52 52-27 0-48-23-48-52 0-27 21-49 48-49 29 0 52 22 52 49z">
          <text:p/>
        </draw:path>
        <draw:path draw:style-name="gr6" draw:text-style-name="P1" draw:layer="layout" svg:width="0.011cm" svg:height="0.01cm" svg:x="43.897cm" svg:y="42.786cm" svg:viewBox="0 0 12 11" svg:d="M12 4c0 4-2 7-8 7-2 0-4-3-4-7 0-2 2-4 4-4 6 0 8 2 8 4z">
          <text:p/>
        </draw:path>
        <draw:path draw:style-name="gr3" draw:text-style-name="P3" draw:layer="layout" svg:width="0.15cm" svg:height="0.151cm" svg:x="43.949cm" svg:y="42.881cm" svg:viewBox="0 0 151 152" svg:d="M127 19l-21-13-21-6c-64-5-104 62-76 113l15 19 21 13c57 24 114-24 105-86l-8-21z">
          <text:p/>
        </draw:path>
        <draw:path draw:style-name="gr6" draw:text-style-name="P1" draw:layer="layout" svg:width="0.15cm" svg:height="0.15cm" svg:x="43.948cm" svg:y="42.881cm" svg:viewBox="0 0 151 151" svg:d="M151 74c0 43-34 77-75 77-42 0-76-34-76-77 0-40 34-74 76-74 41 0 75 34 75 74z">
          <text:p/>
        </draw:path>
        <draw:path draw:style-name="gr6" draw:text-style-name="P1" draw:layer="layout" svg:width="0.102cm" svg:height="0.1cm" svg:x="43.973cm" svg:y="42.906cm" svg:viewBox="0 0 103 101" svg:d="M103 50c0 28-23 51-51 51-27 0-52-23-52-51 0-27 25-50 52-50 28 0 51 23 51 50z">
          <text:p/>
        </draw:path>
        <draw:path draw:style-name="gr6" draw:text-style-name="P1" draw:layer="layout" svg:width="0.008cm" svg:height="0.01cm" svg:x="44.02cm" svg:y="42.951cm" svg:viewBox="0 0 9 11" svg:d="M9 5c0 4-3 6-5 6s-4-2-4-6c0-3 2-5 4-5s5 2 5 5z">
          <text:p/>
        </draw:path>
        <draw:polygon draw:style-name="gr3" draw:text-style-name="P3" draw:layer="layout" svg:width="0.15cm" svg:height="0.148cm" svg:x="44.077cm" svg:y="42.678cm" svg:viewBox="0 0 151 149" draw:points="126,19 107,6 83,0 59,0 38,8 19,24 6,45 0,66 2,90 11,113 25,130 44,143 68,149 91,149 113,141 132,126 145,105 151,83 149,60 141,37">
          <text:p/>
        </draw:polygon>
        <draw:path draw:style-name="gr6" draw:text-style-name="P1" draw:layer="layout" svg:width="0.15cm" svg:height="0.148cm" svg:x="44.077cm" svg:y="42.678cm" svg:viewBox="0 0 151 149" svg:d="M151 75c0 40-34 74-77 74-40 0-74-34-74-74 0-42 34-75 74-75 43 0 77 33 77 75z">
          <text:p/>
        </draw:path>
        <draw:path draw:style-name="gr6" draw:text-style-name="P1" draw:layer="layout" svg:width="0.1cm" svg:height="0.102cm" svg:x="44.102cm" svg:y="42.701cm" svg:viewBox="0 0 101 103" svg:d="M101 51c0 28-23 52-51 52-27 0-50-24-50-52s23-51 50-51c28 0 51 23 51 51z">
          <text:p/>
        </draw:path>
        <draw:path draw:style-name="gr6" draw:text-style-name="P1" draw:layer="layout" svg:width="0.01cm" svg:height="0.008cm" svg:x="44.147cm" svg:y="42.748cm" svg:viewBox="0 0 11 9" svg:d="M11 4c0 2-2 5-7 5-2 0-4-3-4-5s2-4 4-4c5 0 7 2 7 4z">
          <text:p/>
        </draw:path>
        <draw:path draw:style-name="gr3" draw:text-style-name="P3" draw:layer="layout" svg:width="0.15cm" svg:height="0.15cm" svg:x="45.577cm" svg:y="42.904cm" svg:viewBox="0 0 151 151" svg:d="M127 19l-19-12-25-7c-62-4-102 62-74 114l15 19 21 12c56 24 114-24 105-85l-9-22z">
          <text:p/>
        </draw:path>
        <draw:path draw:style-name="gr6" draw:text-style-name="P1" draw:layer="layout" svg:width="0.15cm" svg:height="0.151cm" svg:x="45.578cm" svg:y="42.904cm" svg:viewBox="0 0 151 152" svg:d="M151 75c0 43-34 77-77 77-40 0-74-34-74-77 0-41 34-75 74-75 43 0 77 34 77 75z">
          <text:p/>
        </draw:path>
        <draw:path draw:style-name="gr6" draw:text-style-name="P1" draw:layer="layout" svg:width="0.103cm" svg:height="0.099cm" svg:x="45.601cm" svg:y="42.93cm" svg:viewBox="0 0 104 100" svg:d="M104 48c0 30-25 52-52 52-28 0-52-22-52-52 0-27 24-48 52-48 27 0 52 21 52 48z">
          <text:p/>
        </draw:path>
        <draw:path draw:style-name="gr6" draw:text-style-name="P1" draw:layer="layout" svg:width="0.008cm" svg:height="0.012cm" svg:x="45.648cm" svg:y="42.974cm" svg:viewBox="0 0 9 13" svg:d="M9 5c0 5-2 8-4 8-3 0-5-3-5-8 0-2 2-5 5-5 2 0 4 3 4 5z">
          <text:p/>
        </draw:path>
        <draw:path draw:style-name="gr3" draw:text-style-name="P3" draw:layer="layout" svg:width="0.148cm" svg:height="0.151cm" svg:x="45.777cm" svg:y="42.758cm" svg:viewBox="0 0 149 152" svg:d="M126 19l-20-12-23-7c-63-2-101 55-75 113l16 20 21 12 21 7 26-3 21-8 17-15 15-19 4-23v-24l-9-22z">
          <text:p/>
        </draw:path>
        <draw:path draw:style-name="gr6" draw:text-style-name="P1" draw:layer="layout" svg:width="0.15cm" svg:height="0.151cm" svg:x="45.777cm" svg:y="42.758cm" svg:viewBox="0 0 151 152" svg:d="M151 75c0 43-34 77-76 77-41 0-75-34-75-77 0-41 34-75 75-75 42 0 76 34 76 75z">
          <text:p/>
        </draw:path>
        <draw:path draw:style-name="gr6" draw:text-style-name="P1" draw:layer="layout" svg:width="0.1cm" svg:height="0.099cm" svg:x="45.802cm" svg:y="42.784cm" svg:viewBox="0 0 101 100" svg:d="M101 49c0 28-25 51-52 51-28 0-49-23-49-51s21-49 49-49c27 0 52 21 52 49z">
          <text:p/>
        </draw:path>
        <draw:path draw:style-name="gr6" draw:text-style-name="P1" draw:layer="layout" svg:width="0.01cm" svg:height="0.011cm" svg:x="45.847cm" svg:y="42.828cm" svg:viewBox="0 0 11 12" svg:d="M11 4c0 6-5 8-7 8s-4-2-4-8c0-2 2-4 4-4s7 2 7 4z">
          <text:p/>
        </draw:path>
        <draw:path draw:style-name="gr3" draw:text-style-name="P3" draw:layer="layout" svg:width="0.149cm" svg:height="0.149cm" svg:x="45.774cm" svg:y="43.039cm" svg:viewBox="0 0 150 150" svg:d="M124 20l-19-13-23-6c-64-9-101 59-73 113l15 17 19 13 24 6h23l22-8 19-15 12-21 7-23-2-23-9-23z">
          <text:p/>
        </draw:path>
        <draw:path draw:style-name="gr6" draw:text-style-name="P1" draw:layer="layout" svg:width="0.151cm" svg:height="0.148cm" svg:x="45.772cm" svg:y="43.04cm" svg:viewBox="0 0 152 149" svg:d="M152 74c0 43-34 75-74 75-44 0-78-32-78-75 0-42 34-74 78-74 40 0 74 32 74 74z">
          <text:p/>
        </draw:path>
        <draw:path draw:style-name="gr6" draw:text-style-name="P1" draw:layer="layout" svg:width="0.099cm" svg:height="0.102cm" svg:x="45.798cm" svg:y="43.063cm" svg:viewBox="0 0 100 103" svg:d="M100 52c0 27-22 51-49 51-28 0-51-24-51-51 0-28 23-52 51-52 27 0 49 24 49 52z">
          <text:p/>
        </draw:path>
        <draw:path draw:style-name="gr6" draw:text-style-name="P1" draw:layer="layout" svg:width="0.011cm" svg:height="0.008cm" svg:x="45.842cm" svg:y="43.11cm" svg:viewBox="0 0 12 9" svg:d="M12 4c0 3-2 5-4 5-6 0-8-2-8-5 0-2 2-4 8-4 2 0 4 2 4 4z">
          <text:p/>
        </draw:path>
        <draw:path draw:style-name="gr3" draw:text-style-name="P3" draw:layer="layout" svg:width="0.149cm" svg:height="0.15cm" svg:x="42.336cm" svg:y="42.013cm" svg:viewBox="0 0 150 151" svg:d="M127 19l-21-12-21-7c-64-5-104 62-75 113l14 19 22 13c63 21 111-23 104-86l-8-23z">
          <text:p/>
        </draw:path>
        <draw:path draw:style-name="gr6" draw:text-style-name="P1" draw:layer="layout" svg:width="0.148cm" svg:height="0.151cm" svg:x="42.337cm" svg:y="42.013cm" svg:viewBox="0 0 149 152" svg:d="M149 75c0 43-32 77-74 77-43 0-75-34-75-77 0-41 32-75 75-75 42 0 74 34 74 75z">
          <text:p/>
        </draw:path>
        <draw:path draw:style-name="gr6" draw:text-style-name="P1" draw:layer="layout" svg:width="0.102cm" svg:height="0.099cm" svg:x="42.36cm" svg:y="42.039cm" svg:viewBox="0 0 103 100" svg:d="M103 48c0 28-23 52-51 52-27 0-52-24-52-52 0-27 25-48 52-48 28 0 51 21 51 48z">
          <text:p/>
        </draw:path>
        <draw:path draw:style-name="gr6" draw:text-style-name="P1" draw:layer="layout" svg:width="0.008cm" svg:height="0.011cm" svg:x="42.407cm" svg:y="42.083cm" svg:viewBox="0 0 9 12" svg:d="M9 5c0 2-2 7-5 7-2 0-4-5-4-7s2-5 4-5c3 0 5 3 5 5z">
          <text:p/>
        </draw:path>
        <draw:path draw:style-name="gr3" draw:text-style-name="P3" draw:layer="layout" svg:width="0.15cm" svg:height="0.149cm" svg:x="42.449cm" svg:y="41.844cm" svg:viewBox="0 0 151 150" svg:d="M126 19l-19-13-23-6c-67-4-103 59-73 113l15 19 19 13c61 21 118-25 104-86l-8-23z">
          <text:p/>
        </draw:path>
        <draw:path draw:style-name="gr6" draw:text-style-name="P1" draw:layer="layout" svg:width="0.151cm" svg:height="0.15cm" svg:x="42.449cm" svg:y="41.844cm" svg:viewBox="0 0 152 151" svg:d="M152 74c0 43-34 77-78 77-40 0-74-34-74-77 0-40 34-74 74-74 44 0 78 34 78 74z">
          <text:p/>
        </draw:path>
        <draw:path draw:style-name="gr6" draw:text-style-name="P1" draw:layer="layout" svg:width="0.099cm" svg:height="0.1cm" svg:x="42.475cm" svg:y="41.869cm" svg:viewBox="0 0 100 101" svg:d="M100 49c0 28-23 52-51 52s-49-24-49-52 21-49 49-49 51 21 51 49z">
          <text:p/>
        </draw:path>
        <draw:path draw:style-name="gr6" draw:text-style-name="P1" draw:layer="layout" svg:width="0.011cm" svg:height="0.01cm" svg:x="42.519cm" svg:y="41.914cm" svg:viewBox="0 0 12 11" svg:d="M12 5c0 2-2 6-8 6-2 0-4-4-4-6s2-5 4-5c6 0 8 3 8 5z">
          <text:p/>
        </draw:path>
        <draw:path draw:style-name="gr3" draw:text-style-name="P3" draw:layer="layout" svg:width="0.151cm" svg:height="0.151cm" svg:x="42.244cm" svg:y="41.816cm" svg:viewBox="0 0 152 152" svg:d="M125 19l-19-12-24-7c-60-2-104 57-71 114l14 19 19 12c53 25 121-25 105-85l-8-22z">
          <text:p/>
        </draw:path>
        <draw:path draw:style-name="gr6" draw:text-style-name="P1" draw:layer="layout" svg:width="0.15cm" svg:height="0.151cm" svg:x="42.244cm" svg:y="41.816cm" svg:viewBox="0 0 151 152" svg:d="M151 77c0 41-35 75-77 75-40 0-74-34-74-75 0-43 34-77 74-77 42 0 77 34 77 77z">
          <text:p/>
        </draw:path>
        <draw:path draw:style-name="gr6" draw:text-style-name="P1" draw:layer="layout" svg:width="0.1cm" svg:height="0.099cm" svg:x="42.269cm" svg:y="41.842cm" svg:viewBox="0 0 101 100" svg:d="M101 51c0 27-23 49-52 49-27 0-49-22-49-49 0-28 22-51 49-51 29 0 52 23 52 51z">
          <text:p/>
        </draw:path>
        <draw:path draw:style-name="gr6" draw:text-style-name="P1" draw:layer="layout" svg:width="0.01cm" svg:height="0.011cm" svg:x="42.314cm" svg:y="41.886cm" svg:viewBox="0 0 11 12" svg:d="M11 7c0 3-2 5-6 5-2 0-5-2-5-5 0-5 3-7 5-7 4 0 6 2 6 7z">
          <text:p/>
        </draw:path>
        <draw:path draw:style-name="gr3" draw:text-style-name="P3" draw:layer="layout" svg:width="0.149cm" svg:height="0.15cm" svg:x="42.472cm" svg:y="43.076cm" svg:viewBox="0 0 150 151" svg:d="M126 19l-19-13-23-6c-63-5-104 63-75 113l15 19 21 13 21 6 27-2 21-9 17-14 14-19 5-24v-23l-9-22z">
          <text:p/>
        </draw:path>
        <draw:path draw:style-name="gr6" draw:text-style-name="P1" draw:layer="layout" svg:width="0.15cm" svg:height="0.15cm" svg:x="42.473cm" svg:y="43.076cm" svg:viewBox="0 0 151 151" svg:d="M151 77c0 40-34 74-76 74s-75-34-75-74c0-43 33-77 75-77s76 34 76 77z">
          <text:p/>
        </draw:path>
        <draw:path draw:style-name="gr6" draw:text-style-name="P1" draw:layer="layout" svg:width="0.099cm" svg:height="0.1cm" svg:x="42.498cm" svg:y="43.101cm" svg:viewBox="0 0 100 101" svg:d="M100 52c0 28-23 49-50 49-29 0-50-21-50-49s21-52 50-52c27 0 50 24 50 52z">
          <text:p/>
        </draw:path>
        <draw:path draw:style-name="gr6" draw:text-style-name="P1" draw:layer="layout" svg:width="0.011cm" svg:height="0.01cm" svg:x="42.542cm" svg:y="43.146cm" svg:viewBox="0 0 12 11" svg:d="M12 6c0 2-4 5-6 5s-6-3-6-5c0-4 4-6 6-6s6 2 6 6z">
          <text:p/>
        </draw:path>
        <draw:path draw:style-name="gr3" draw:text-style-name="P3" draw:layer="layout" svg:width="0.149cm" svg:height="0.151cm" svg:x="42.594cm" svg:y="43.241cm" svg:viewBox="0 0 150 152" svg:d="M127 19l-21-13-22-6c-61-4-104 58-74 113l15 19 19 13c56 25 119-25 104-85l-6-21z">
          <text:p/>
        </draw:path>
        <draw:path draw:style-name="gr6" draw:text-style-name="P1" draw:layer="layout" svg:width="0.15cm" svg:height="0.15cm" svg:x="42.593cm" svg:y="43.241cm" svg:viewBox="0 0 151 151" svg:d="M151 77c0 40-33 74-75 74s-76-34-76-74c0-42 34-77 76-77s75 35 75 77z">
          <text:p/>
        </draw:path>
        <draw:path draw:style-name="gr6" draw:text-style-name="P1" draw:layer="layout" svg:width="0.099cm" svg:height="0.1cm" svg:x="42.619cm" svg:y="43.266cm" svg:viewBox="0 0 100 101" svg:d="M100 52c0 28-21 49-49 49-27 0-51-21-51-49s24-52 51-52c28 0 49 24 49 52z">
          <text:p/>
        </draw:path>
        <draw:path draw:style-name="gr6" draw:text-style-name="P1" draw:layer="layout" svg:width="0.011cm" svg:height="0.01cm" svg:x="42.663cm" svg:y="43.311cm" svg:viewBox="0 0 12 11" svg:d="M12 7c0 2-2 4-5 4-2 0-7-2-7-4 0-5 5-7 7-7 3 0 5 2 5 7z">
          <text:p/>
        </draw:path>
        <draw:path draw:style-name="gr3" draw:text-style-name="P3" draw:layer="layout" svg:width="0.15cm" svg:height="0.149cm" svg:x="42.722cm" svg:y="43.038cm" svg:viewBox="0 0 151 150" svg:d="M126 19l-19-13-24-6c-60-3-104 56-72 113l15 19 19 13c61 21 118-25 104-86l-8-23z">
          <text:p/>
        </draw:path>
        <draw:path draw:style-name="gr6" draw:text-style-name="P1" draw:layer="layout" svg:width="0.151cm" svg:height="0.15cm" svg:x="42.722cm" svg:y="43.038cm" svg:viewBox="0 0 152 151" svg:d="M152 74c0 43-34 77-78 77-40 0-74-34-74-77 0-40 34-74 74-74 44 0 78 34 78 74z">
          <text:p/>
        </draw:path>
        <draw:path draw:style-name="gr6" draw:text-style-name="P1" draw:layer="layout" svg:width="0.099cm" svg:height="0.1cm" svg:x="42.748cm" svg:y="43.063cm" svg:viewBox="0 0 100 101" svg:d="M100 49c0 28-23 52-52 52-27 0-48-24-48-52s21-49 48-49c29 0 52 21 52 49z">
          <text:p/>
        </draw:path>
        <draw:path draw:style-name="gr6" draw:text-style-name="P1" draw:layer="layout" svg:width="0.011cm" svg:height="0.01cm" svg:x="42.792cm" svg:y="43.108cm" svg:viewBox="0 0 12 11" svg:d="M12 4c0 5-2 7-7 7-3 0-5-2-5-7 0-2 2-4 5-4 5 0 7 2 7 4z">
          <text:p/>
        </draw:path>
        <draw:path draw:style-name="gr3" draw:text-style-name="P3" draw:layer="layout" svg:width="0.601cm" svg:height="0.6cm" svg:x="51.422cm" svg:y="18.141cm" svg:viewBox="0 0 602 601" svg:d="M503 77l-41-30-44-23c-289-117-542 218-352 464l34 36 41 30c268 160 567-120 424-398l-28-43z">
          <text:p/>
        </draw:path>
        <draw:path draw:style-name="gr6" draw:text-style-name="P1" draw:layer="layout" svg:width="0.601cm" svg:height="0.599cm" svg:x="51.422cm" svg:y="18.141cm" svg:viewBox="0 0 602 600" svg:d="M602 300c0 167-137 300-302 300s-300-133-300-300c0-165 135-300 300-300s302 135 302 300z">
          <text:p/>
        </draw:path>
        <draw:path draw:style-name="gr6" draw:text-style-name="P1" draw:layer="layout" svg:width="0.101cm" svg:height="0.1cm" svg:x="51.672cm" svg:y="18.391cm" svg:viewBox="0 0 102 101" svg:d="M102 49c0 28-24 52-52 52-27 0-50-24-50-52s23-49 50-49c28 0 52 21 52 49z">
          <text:p/>
        </draw:path>
        <draw:path draw:style-name="gr6" draw:text-style-name="P1" draw:layer="layout" svg:width="0.009cm" svg:height="0.01cm" svg:x="51.718cm" svg:y="18.436cm" svg:viewBox="0 0 10 11" svg:d="M10 4c0 4-3 7-6 7-2 0-4-3-4-7 0-2 2-4 4-4 3 0 6 2 6 4z">
          <text:p/>
        </draw:path>
        <draw:path draw:style-name="gr3" draw:text-style-name="P3" draw:layer="layout" svg:width="0.599cm" svg:height="0.6cm" svg:x="51.501cm" svg:y="18.804cm" svg:viewBox="0 0 600 601" svg:d="M502 78l-40-30-45-24c-288-114-540 210-352 465l34 36 40 29c266 162 569-117 424-398l-27-42z">
          <text:p/>
        </draw:path>
        <draw:path draw:style-name="gr6" draw:text-style-name="P1" draw:layer="layout" svg:width="0.601cm" svg:height="0.599cm" svg:x="51.5cm" svg:y="18.804cm" svg:viewBox="0 0 602 600" svg:d="M602 302c0 165-136 298-301 298s-301-133-301-298c0-168 136-302 301-302s301 134 301 302z">
          <text:p/>
        </draw:path>
        <draw:path draw:style-name="gr6" draw:text-style-name="P1" draw:layer="layout" svg:width="0.101cm" svg:height="0.099cm" svg:x="51.75cm" svg:y="19.054cm" svg:viewBox="0 0 102 100" svg:d="M102 52c0 27-23 48-50 48-28 0-52-21-52-48 0-30 24-52 52-52 27 0 50 22 50 52z">
          <text:p/>
        </draw:path>
        <draw:path draw:style-name="gr6" draw:text-style-name="P1" draw:layer="layout" svg:width="0.009cm" svg:height="0.011cm" svg:x="51.796cm" svg:y="19.098cm" svg:viewBox="0 0 10 12" svg:d="M10 8c0 2-3 4-5 4s-5-2-5-4c0-6 3-8 5-8s5 2 5 8z">
          <text:p/>
        </draw:path>
        <draw:path draw:style-name="gr3" draw:text-style-name="P3" draw:layer="layout" svg:width="1.202cm" svg:height="1.201cm" svg:x="39.574cm" svg:y="36.528cm" svg:viewBox="0 0 1203 1202" svg:d="M1004 154l-55-42-59-38c-601-306-1170 407-738 923l49 51 55 42c557 375 1208-267 841-830l-44-55z">
          <text:p/>
        </draw:path>
        <draw:path draw:style-name="gr6" draw:text-style-name="P1" draw:layer="layout" svg:width="1.2cm" svg:height="1.2cm" svg:x="39.575cm" svg:y="36.527cm" svg:viewBox="0 0 1201 1201" svg:d="M1201 602c0 330-269 599-600 599-332 0-601-269-601-599 0-332 269-602 601-602 331 0 600 270 600 602z">
          <text:p/>
        </draw:path>
        <draw:path draw:style-name="gr6" draw:text-style-name="P1" draw:layer="layout" svg:width="0.1cm" svg:height="0.1cm" svg:x="40.125cm" svg:y="37.077cm" svg:viewBox="0 0 101 101" svg:d="M101 51c0 27-22 50-49 50-28 0-52-23-52-50 0-28 24-51 52-51 27 0 49 23 49 51z">
          <text:p/>
        </draw:path>
        <draw:path draw:style-name="gr6" draw:text-style-name="P1" draw:layer="layout" svg:width="0.01cm" svg:height="0.01cm" svg:x="40.17cm" svg:y="37.122cm" svg:viewBox="0 0 11 11" svg:d="M11 7c0 2-2 4-4 4-5 0-7-2-7-4s2-7 7-7c2 0 4 5 4 7z">
          <text:p/>
        </draw:path>
        <draw:path draw:style-name="gr3" draw:text-style-name="P3" draw:layer="layout" svg:width="1.201cm" svg:height="1.201cm" svg:x="39.563cm" svg:y="37.946cm" svg:viewBox="0 0 1202 1202" svg:d="M1003 155l-55-43-59-38c-603-305-1166 404-740 923l51 51 53 43c560 374 1210-266 841-831l-42-55z">
          <text:p/>
        </draw:path>
        <draw:path draw:style-name="gr6" draw:text-style-name="P1" draw:layer="layout" svg:width="1.2cm" svg:height="1.198cm" svg:x="39.564cm" svg:y="37.947cm" svg:viewBox="0 0 1201 1199" svg:d="M1201 599c0 330-268 600-602 600-330 0-599-270-599-600 0-332 269-599 599-599 334 0 602 267 602 599z">
          <text:p/>
        </draw:path>
        <draw:path draw:style-name="gr6" draw:text-style-name="P1" draw:layer="layout" svg:width="0.099cm" svg:height="0.102cm" svg:x="40.115cm" svg:y="38.495cm" svg:viewBox="0 0 100 103" svg:d="M100 52c0 28-23 51-51 51s-49-23-49-51 21-52 49-52 51 24 51 52z">
          <text:p/>
        </draw:path>
        <draw:path draw:style-name="gr6" draw:text-style-name="P1" draw:layer="layout" svg:width="0.011cm" svg:height="0.008cm" svg:x="40.159cm" svg:y="38.542cm" svg:viewBox="0 0 12 9" svg:d="M12 4c0 3-3 5-8 5-2 0-4-2-4-5 0-2 2-4 4-4 5 0 8 2 8 4z">
          <text:p/>
        </draw:path>
        <draw:path draw:style-name="gr3" draw:text-style-name="P3" draw:layer="layout" svg:width="1.202cm" svg:height="1.201cm" svg:x="42.399cm" svg:y="36.501cm" svg:viewBox="0 0 1203 1202" svg:d="M1003 155l-55-43-60-39c-598-303-1169 407-737 924l49 51 56 42c558 376 1207-266 840-829l-45-55z">
          <text:p/>
        </draw:path>
        <draw:path draw:style-name="gr6" draw:text-style-name="P1" draw:layer="layout" svg:width="1.2cm" svg:height="1.198cm" svg:x="42.401cm" svg:y="36.501cm" svg:viewBox="0 0 1201 1199" svg:d="M1201 600c0 333-269 599-599 599-333 0-602-266-602-599 0-330 269-600 602-600 330 0 599 270 599 600z">
          <text:p/>
        </draw:path>
        <draw:path draw:style-name="gr6" draw:text-style-name="P1" draw:layer="layout" svg:width="0.099cm" svg:height="0.101cm" svg:x="42.951cm" svg:y="37.05cm" svg:viewBox="0 0 100 102" svg:d="M100 50c0 29-21 52-49 52s-51-23-51-52c0-27 23-50 51-50s49 23 49 50z">
          <text:p/>
        </draw:path>
        <draw:path draw:style-name="gr6" draw:text-style-name="P1" draw:layer="layout" svg:width="0.011cm" svg:height="0.009cm" svg:x="42.995cm" svg:y="37.096cm" svg:viewBox="0 0 12 10" svg:d="M12 5c0 3-3 5-5 5-5 0-7-2-7-5s2-5 7-5c2 0 5 2 5 5z">
          <text:p/>
        </draw:path>
        <draw:path draw:style-name="gr3" draw:text-style-name="P3" draw:layer="layout" svg:width="1.202cm" svg:height="1.2cm" svg:x="42.4cm" svg:y="37.902cm" svg:viewBox="0 0 1203 1201" svg:d="M1003 154l-55-42-60-38c-600-305-1168 405-737 922l49 51 55 43c557 375 1209-268 841-830l-45-55z">
          <text:p/>
        </draw:path>
        <draw:path draw:style-name="gr6" draw:text-style-name="P1" draw:layer="layout" svg:width="1.2cm" svg:height="1.198cm" svg:x="42.401cm" svg:y="37.903cm" svg:viewBox="0 0 1201 1199" svg:d="M1201 599c0 330-269 600-599 600-333 0-602-270-602-600 0-333 269-599 602-599 330 0 599 266 599 599z">
          <text:p/>
        </draw:path>
        <draw:path draw:style-name="gr6" draw:text-style-name="P1" draw:layer="layout" svg:width="0.099cm" svg:height="0.101cm" svg:x="42.951cm" svg:y="38.451cm" svg:viewBox="0 0 100 102" svg:d="M100 51c0 27-21 51-49 51s-51-24-51-51c0-28 23-51 51-51s49 23 49 51z">
          <text:p/>
        </draw:path>
        <draw:path draw:style-name="gr6" draw:text-style-name="P1" draw:layer="layout" svg:width="0.011cm" svg:height="0.009cm" svg:x="42.995cm" svg:y="38.497cm" svg:viewBox="0 0 12 10" svg:d="M12 6c0 2-3 4-5 4-5 0-7-2-7-4s2-6 7-6c2 0 5 4 5 6z">
          <text:p/>
        </draw:path>
        <draw:path draw:style-name="gr3" draw:text-style-name="P3" draw:layer="layout" svg:width="1.202cm" svg:height="1.2cm" svg:x="45.573cm" svg:y="36.499cm" svg:viewBox="0 0 1203 1201" svg:d="M1004 154l-55-43-58-38c-602-302-1171 401-739 923l48 51 55 42c561 376 1208-265 842-829l-45-55z">
          <text:p/>
        </draw:path>
        <draw:path draw:style-name="gr6" draw:text-style-name="P1" draw:layer="layout" svg:width="1.201cm" svg:height="1.198cm" svg:x="45.573cm" svg:y="36.499cm" svg:viewBox="0 0 1202 1199" svg:d="M1202 600c0 333-269 599-600 599-333 0-602-266-602-599 0-330 269-600 602-600 331 0 600 270 600 600z">
          <text:p/>
        </draw:path>
        <draw:path draw:style-name="gr6" draw:text-style-name="P1" draw:layer="layout" svg:width="0.099cm" svg:height="0.101cm" svg:x="46.124cm" svg:y="37.048cm" svg:viewBox="0 0 100 102" svg:d="M100 50c0 29-21 52-49 52s-51-23-51-52c0-27 23-50 51-50s49 23 49 50z">
          <text:p/>
        </draw:path>
        <draw:path draw:style-name="gr6" draw:text-style-name="P1" draw:layer="layout" svg:width="0.011cm" svg:height="0.009cm" svg:x="46.168cm" svg:y="37.094cm" svg:viewBox="0 0 12 10" svg:d="M12 4c0 3-2 6-4 6-6 0-8-3-8-6 0-2 2-4 8-4 2 0 4 2 4 4z">
          <text:p/>
        </draw:path>
        <draw:path draw:style-name="gr3" draw:text-style-name="P3" draw:layer="layout" svg:width="1.201cm" svg:height="1.201cm" svg:x="45.572cm" svg:y="37.914cm" svg:viewBox="0 0 1202 1202" svg:d="M1004 156l-55-45-60-36c-597-311-1169 408-739 923l50 49 53 44c568 374 1207-271 842-831l-43-55z">
          <text:p/>
        </draw:path>
        <draw:path draw:style-name="gr6" draw:text-style-name="P1" draw:layer="layout" svg:width="1.198cm" svg:height="1.201cm" svg:x="45.573cm" svg:y="37.915cm" svg:viewBox="0 0 1199 1202" svg:d="M1199 599c0 333-266 603-599 603-331 0-600-270-600-603 0-330 269-599 600-599 333 0 599 269 599 599z">
          <text:p/>
        </draw:path>
        <draw:path draw:style-name="gr6" draw:text-style-name="P1" draw:layer="layout" svg:width="0.101cm" svg:height="0.099cm" svg:x="46.122cm" svg:y="38.466cm" svg:viewBox="0 0 102 100" svg:d="M102 48c0 28-24 52-52 52-27 0-50-24-50-52 0-27 23-48 50-48 28 0 52 21 52 48z">
          <text:p/>
        </draw:path>
        <draw:path draw:style-name="gr6" draw:text-style-name="P1" draw:layer="layout" svg:width="0.009cm" svg:height="0.011cm" svg:x="46.168cm" svg:y="38.51cm" svg:viewBox="0 0 10 12" svg:d="M10 4c0 6-2 8-5 8s-5-2-5-8c0-2 2-4 5-4s5 2 5 4z">
          <text:p/>
        </draw:path>
        <draw:polygon draw:style-name="gr3" draw:text-style-name="P3" draw:layer="layout" svg:width="1.541cm" svg:height="1.452cm" svg:x="32.219cm" svg:y="39.266cm" svg:viewBox="0 0 1542 1453" draw:points="0,44 1498,1453 1542,1406 43,0">
          <text:p/>
        </draw:polygon>
        <draw:polygon draw:style-name="gr3" draw:text-style-name="P3" draw:layer="layout" svg:width="1.541cm" svg:height="1.452cm" svg:x="32.219cm" svg:y="39.266cm" svg:viewBox="0 0 1542 1453" draw:points="0,44 1498,1453 1542,1406 43,0">
          <text:p/>
        </draw:polygon>
        <draw:polygon draw:style-name="gr6" draw:text-style-name="P1" draw:layer="layout" svg:width="1.541cm" svg:height="1.452cm" svg:x="32.219cm" svg:y="39.266cm" svg:viewBox="0 0 1542 1453" draw:points="0,44 1498,1453 1542,1406 43,0">
          <text:p/>
        </draw:polygon>
        <draw:line draw:style-name="gr6" draw:text-style-name="P1" draw:layer="layout" svg:x1="32.222cm" svg:y1="39.315cm" svg:x2="32.265cm" svg:y2="39.268cm">
          <text:p/>
        </draw:line>
        <draw:line draw:style-name="gr6" draw:text-style-name="P1" draw:layer="layout" svg:x1="33.714cm" svg:y1="40.715cm" svg:x2="33.757cm" svg:y2="40.669cm">
          <text:p/>
        </draw:line>
        <draw:line draw:style-name="gr6" draw:text-style-name="P1" draw:layer="layout" svg:x1="32.224cm" svg:y1="39.31cm" svg:x2="33.717cm" svg:y2="40.712cm">
          <text:p/>
        </draw:line>
        <draw:line draw:style-name="gr6" draw:text-style-name="P1" draw:layer="layout" svg:x1="32.262cm" svg:y1="39.27cm" svg:x2="33.755cm" svg:y2="40.672cm">
          <text:p/>
        </draw:line>
        <draw:line draw:style-name="gr6" draw:text-style-name="P1" draw:layer="layout" svg:x1="32.224cm" svg:y1="39.311cm" svg:x2="32.263cm" svg:y2="39.27cm">
          <text:p/>
        </draw:line>
        <draw:polyline draw:style-name="gr6" draw:text-style-name="P1" draw:layer="layout" svg:width="1.53cm" svg:height="1.401cm" svg:x="32.224cm" svg:y="39.31cm" svg:viewBox="0 0 1531 1402" draw:points="0,0 1493,1402 1531,1362">
          <text:p/>
        </draw:polyline>
        <draw:line draw:style-name="gr6" draw:text-style-name="P1" draw:layer="layout" svg:x1="32.262cm" svg:y1="39.27cm" svg:x2="33.755cm" svg:y2="40.672cm">
          <text:p/>
        </draw:line>
        <draw:line draw:style-name="gr6" draw:text-style-name="P1" draw:layer="layout" svg:x1="32.391cm" svg:y1="39.468cm" svg:x2="32.428cm" svg:y2="39.427cm">
          <text:p/>
        </draw:line>
        <draw:line draw:style-name="gr6" draw:text-style-name="P1" draw:layer="layout" svg:x1="32.556cm" svg:y1="39.622cm" svg:x2="32.595cm" svg:y2="39.581cm">
          <text:p/>
        </draw:line>
        <draw:line draw:style-name="gr6" draw:text-style-name="P1" draw:layer="layout" svg:x1="32.721cm" svg:y1="39.779cm" svg:x2="32.76cm" svg:y2="39.738cm">
          <text:p/>
        </draw:line>
        <draw:line draw:style-name="gr6" draw:text-style-name="P1" draw:layer="layout" svg:x1="32.888cm" svg:y1="39.934cm" svg:x2="32.925cm" svg:y2="39.894cm">
          <text:p/>
        </draw:line>
        <draw:line draw:style-name="gr6" draw:text-style-name="P1" draw:layer="layout" svg:x1="33.053cm" svg:y1="40.09cm" svg:x2="33.092cm" svg:y2="40.049cm">
          <text:p/>
        </draw:line>
        <draw:line draw:style-name="gr6" draw:text-style-name="P1" draw:layer="layout" svg:x1="33.218cm" svg:y1="40.245cm" svg:x2="33.258cm" svg:y2="40.206cm">
          <text:p/>
        </draw:line>
        <draw:line draw:style-name="gr6" draw:text-style-name="P1" draw:layer="layout" svg:x1="33.386cm" svg:y1="40.401cm" svg:x2="33.423cm" svg:y2="40.36cm">
          <text:p/>
        </draw:line>
        <draw:line draw:style-name="gr6" draw:text-style-name="P1" draw:layer="layout" svg:x1="33.551cm" svg:y1="40.556cm" svg:x2="33.59cm" svg:y2="40.517cm">
          <text:p/>
        </draw:line>
        <draw:polygon draw:style-name="gr3" draw:text-style-name="P3" draw:layer="layout" svg:width="1.541cm" svg:height="1.452cm" svg:x="33.716cm" svg:y="40.671cm" svg:viewBox="0 0 1542 1453" draw:points="0,47 1499,1453 1542,1407 44,0">
          <text:p/>
        </draw:polygon>
        <draw:polygon draw:style-name="gr3" draw:text-style-name="P3" draw:layer="layout" svg:width="1.541cm" svg:height="1.452cm" svg:x="33.716cm" svg:y="40.671cm" svg:viewBox="0 0 1542 1453" draw:points="0,47 1499,1453 1542,1407 44,0">
          <text:p/>
        </draw:polygon>
        <draw:polygon draw:style-name="gr6" draw:text-style-name="P1" draw:layer="layout" svg:width="1.541cm" svg:height="1.452cm" svg:x="33.716cm" svg:y="40.671cm" svg:viewBox="0 0 1542 1453" draw:points="0,47 1499,1453 1542,1407 44,0">
          <text:p/>
        </draw:polygon>
        <draw:line draw:style-name="gr6" draw:text-style-name="P1" draw:layer="layout" svg:x1="33.72cm" svg:y1="40.721cm" svg:x2="33.763cm" svg:y2="40.673cm">
          <text:p/>
        </draw:line>
        <draw:line draw:style-name="gr6" draw:text-style-name="P1" draw:layer="layout" svg:x1="35.212cm" svg:y1="42.12cm" svg:x2="35.256cm" svg:y2="42.075cm">
          <text:p/>
        </draw:line>
        <draw:line draw:style-name="gr6" draw:text-style-name="P1" draw:layer="layout" svg:x1="33.722cm" svg:y1="40.718cm" svg:x2="35.215cm" svg:y2="42.118cm">
          <text:p/>
        </draw:line>
        <draw:line draw:style-name="gr6" draw:text-style-name="P1" draw:layer="layout" svg:x1="33.76cm" svg:y1="40.678cm" svg:x2="35.254cm" svg:y2="42.078cm">
          <text:p/>
        </draw:line>
        <draw:line draw:style-name="gr6" draw:text-style-name="P1" draw:layer="layout" svg:x1="33.722cm" svg:y1="40.719cm" svg:x2="33.761cm" svg:y2="40.678cm">
          <text:p/>
        </draw:line>
        <draw:polyline draw:style-name="gr6" draw:text-style-name="P1" draw:layer="layout" svg:width="1.531cm" svg:height="1.399cm" svg:x="33.722cm" svg:y="40.718cm" svg:viewBox="0 0 1532 1400" draw:points="0,0 1493,1400 1532,1360">
          <text:p/>
        </draw:polyline>
        <draw:line draw:style-name="gr6" draw:text-style-name="P1" draw:layer="layout" svg:x1="33.76cm" svg:y1="40.678cm" svg:x2="35.254cm" svg:y2="42.078cm">
          <text:p/>
        </draw:line>
        <draw:line draw:style-name="gr6" draw:text-style-name="P1" draw:layer="layout" svg:x1="33.887cm" svg:y1="40.873cm" svg:x2="33.926cm" svg:y2="40.832cm">
          <text:p/>
        </draw:line>
        <draw:line draw:style-name="gr6" draw:text-style-name="P1" draw:layer="layout" svg:x1="34.055cm" svg:y1="41.03cm" svg:x2="34.092cm" svg:y2="40.989cm">
          <text:p/>
        </draw:line>
        <draw:line draw:style-name="gr6" draw:text-style-name="P1" draw:layer="layout" svg:x1="34.22cm" svg:y1="41.184cm" svg:x2="34.259cm" svg:y2="41.143cm">
          <text:p/>
        </draw:line>
        <draw:line draw:style-name="gr6" draw:text-style-name="P1" draw:layer="layout" svg:x1="34.385cm" svg:y1="41.341cm" svg:x2="34.424cm" svg:y2="41.3cm">
          <text:p/>
        </draw:line>
        <draw:line draw:style-name="gr6" draw:text-style-name="P1" draw:layer="layout" svg:x1="34.552cm" svg:y1="41.496cm" svg:x2="34.589cm" svg:y2="41.454cm">
          <text:p/>
        </draw:line>
        <draw:line draw:style-name="gr6" draw:text-style-name="P1" draw:layer="layout" svg:x1="34.717cm" svg:y1="41.652cm" svg:x2="34.756cm" svg:y2="41.611cm">
          <text:p/>
        </draw:line>
        <draw:line draw:style-name="gr6" draw:text-style-name="P1" draw:layer="layout" svg:x1="34.882cm" svg:y1="41.807cm" svg:x2="34.921cm" svg:y2="41.766cm">
          <text:p/>
        </draw:line>
        <draw:line draw:style-name="gr6" draw:text-style-name="P1" draw:layer="layout" svg:x1="35.049cm" svg:y1="41.963cm" svg:x2="35.086cm" svg:y2="41.922cm">
          <text:p/>
        </draw:line>
        <draw:polygon draw:style-name="gr3" draw:text-style-name="P3" draw:layer="layout" svg:width="0.508cm" svg:height="0.482cm" svg:x="35.214cm" svg:y="42.077cm" svg:viewBox="0 0 509 483" draw:points="0,46 467,483 509,437 43,0">
          <text:p/>
        </draw:polygon>
        <draw:polygon draw:style-name="gr3" draw:text-style-name="P3" draw:layer="layout" svg:width="0.508cm" svg:height="0.482cm" svg:x="35.214cm" svg:y="42.077cm" svg:viewBox="0 0 509 483" draw:points="0,46 467,483 509,437 43,0">
          <text:p/>
        </draw:polygon>
        <draw:polygon draw:style-name="gr6" draw:text-style-name="P1" draw:layer="layout" svg:width="0.508cm" svg:height="0.482cm" svg:x="35.214cm" svg:y="42.077cm" svg:viewBox="0 0 509 483" draw:points="0,46 467,483 509,437 43,0">
          <text:p/>
        </draw:polygon>
        <draw:line draw:style-name="gr6" draw:text-style-name="P1" draw:layer="layout" svg:x1="35.219cm" svg:y1="42.126cm" svg:x2="35.262cm" svg:y2="42.079cm">
          <text:p/>
        </draw:line>
        <draw:line draw:style-name="gr6" draw:text-style-name="P1" draw:layer="layout" svg:x1="35.676cm" svg:y1="42.558cm" svg:x2="35.721cm" svg:y2="42.511cm">
          <text:p/>
        </draw:line>
        <draw:line draw:style-name="gr6" draw:text-style-name="P1" draw:layer="layout" svg:x1="35.221cm" svg:y1="42.123cm" svg:x2="35.681cm" svg:y2="42.554cm">
          <text:p/>
        </draw:line>
        <draw:line draw:style-name="gr6" draw:text-style-name="P1" draw:layer="layout" svg:x1="35.259cm" svg:y1="42.083cm" svg:x2="35.717cm" svg:y2="42.514cm">
          <text:p/>
        </draw:line>
        <draw:line draw:style-name="gr6" draw:text-style-name="P1" draw:layer="layout" svg:x1="35.221cm" svg:y1="42.124cm" svg:x2="35.26cm" svg:y2="42.083cm">
          <text:p/>
        </draw:line>
        <draw:polyline draw:style-name="gr6" draw:text-style-name="P1" draw:layer="layout" svg:width="0.495cm" svg:height="0.43cm" svg:x="35.221cm" svg:y="42.123cm" svg:viewBox="0 0 496 431" draw:points="0,0 460,431 496,391">
          <text:p/>
        </draw:polyline>
        <draw:line draw:style-name="gr6" draw:text-style-name="P1" draw:layer="layout" svg:x1="35.259cm" svg:y1="42.083cm" svg:x2="35.717cm" svg:y2="42.514cm">
          <text:p/>
        </draw:line>
        <draw:line draw:style-name="gr6" draw:text-style-name="P1" draw:layer="layout" svg:x1="35.272cm" svg:y1="42.171cm" svg:x2="35.311cm" svg:y2="42.132cm">
          <text:p/>
        </draw:line>
        <draw:line draw:style-name="gr6" draw:text-style-name="P1" draw:layer="layout" svg:x1="35.322cm" svg:y1="42.22cm" svg:x2="35.362cm" svg:y2="42.178cm">
          <text:p/>
        </draw:line>
        <draw:line draw:style-name="gr6" draw:text-style-name="P1" draw:layer="layout" svg:x1="35.373cm" svg:y1="42.268cm" svg:x2="35.412cm" svg:y2="42.227cm">
          <text:p/>
        </draw:line>
        <draw:line draw:style-name="gr6" draw:text-style-name="P1" draw:layer="layout" svg:x1="35.424cm" svg:y1="42.315cm" svg:x2="35.463cm" svg:y2="42.274cm">
          <text:p/>
        </draw:line>
        <draw:line draw:style-name="gr6" draw:text-style-name="P1" draw:layer="layout" svg:x1="35.475cm" svg:y1="42.363cm" svg:x2="35.514cm" svg:y2="42.322cm">
          <text:p/>
        </draw:line>
        <draw:line draw:style-name="gr6" draw:text-style-name="P1" draw:layer="layout" svg:x1="35.526cm" svg:y1="42.41cm" svg:x2="35.565cm" svg:y2="42.371cm">
          <text:p/>
        </draw:line>
        <draw:line draw:style-name="gr6" draw:text-style-name="P1" draw:layer="layout" svg:x1="35.579cm" svg:y1="42.459cm" svg:x2="35.616cm" svg:y2="42.418cm">
          <text:p/>
        </draw:line>
        <draw:line draw:style-name="gr6" draw:text-style-name="P1" draw:layer="layout" svg:x1="35.629cm" svg:y1="42.507cm" svg:x2="35.666cm" svg:y2="42.466cm">
          <text:p/>
        </draw:line>
        <draw:polygon draw:style-name="gr3" draw:text-style-name="P3" draw:layer="layout" svg:width="0.483cm" svg:height="0.508cm" svg:x="35.68cm" svg:y="42.094cm" svg:viewBox="0 0 484 509" draw:points="47,509 484,44 437,0 0,466">
          <text:p/>
        </draw:polygon>
        <draw:polygon draw:style-name="gr3" draw:text-style-name="P3" draw:layer="layout" svg:width="0.483cm" svg:height="0.508cm" svg:x="35.68cm" svg:y="42.094cm" svg:viewBox="0 0 484 509" draw:points="47,509 484,44 437,0 0,466">
          <text:p/>
        </draw:polygon>
        <draw:polygon draw:style-name="gr6" draw:text-style-name="P1" draw:layer="layout" svg:width="0.483cm" svg:height="0.508cm" svg:x="35.68cm" svg:y="42.094cm" svg:viewBox="0 0 484 509" draw:points="47,509 484,44 437,0 0,466">
          <text:p/>
        </draw:polygon>
        <draw:line draw:style-name="gr6" draw:text-style-name="P1" draw:layer="layout" svg:x1="35.73cm" svg:y1="42.601cm" svg:x2="35.682cm" svg:y2="42.557cm">
          <text:p/>
        </draw:line>
        <draw:line draw:style-name="gr6" draw:text-style-name="P1" draw:layer="layout" svg:x1="36.16cm" svg:y1="42.141cm" svg:x2="36.114cm" svg:y2="42.098cm">
          <text:p/>
        </draw:line>
        <draw:line draw:style-name="gr6" draw:text-style-name="P1" draw:layer="layout" svg:x1="35.725cm" svg:y1="42.598cm" svg:x2="36.157cm" svg:y2="42.138cm">
          <text:p/>
        </draw:line>
        <draw:line draw:style-name="gr6" draw:text-style-name="P1" draw:layer="layout" svg:x1="35.687cm" svg:y1="42.56cm" svg:x2="36.117cm" svg:y2="42.1cm">
          <text:p/>
        </draw:line>
        <draw:line draw:style-name="gr6" draw:text-style-name="P1" draw:layer="layout" svg:x1="35.726cm" svg:y1="42.598cm" svg:x2="35.687cm" svg:y2="42.559cm">
          <text:p/>
        </draw:line>
        <draw:polyline draw:style-name="gr6" draw:text-style-name="P1" draw:layer="layout" svg:width="0.431cm" svg:height="0.497cm" svg:x="35.725cm" svg:y="42.1cm" svg:viewBox="0 0 432 498" draw:points="0,498 432,38 392,0">
          <text:p/>
        </draw:polyline>
        <draw:line draw:style-name="gr6" draw:text-style-name="P1" draw:layer="layout" svg:x1="35.687cm" svg:y1="42.56cm" svg:x2="36.117cm" svg:y2="42.1cm">
          <text:p/>
        </draw:line>
        <draw:line draw:style-name="gr6" draw:text-style-name="P1" draw:layer="layout" svg:x1="35.774cm" svg:y1="42.548cm" svg:x2="35.733cm" svg:y2="42.509cm">
          <text:p/>
        </draw:line>
        <draw:line draw:style-name="gr6" draw:text-style-name="P1" draw:layer="layout" svg:x1="35.823cm" svg:y1="42.495cm" svg:x2="35.782cm" svg:y2="42.458cm">
          <text:p/>
        </draw:line>
        <draw:line draw:style-name="gr6" draw:text-style-name="P1" draw:layer="layout" svg:x1="35.87cm" svg:y1="42.444cm" svg:x2="35.828cm" svg:y2="42.407cm">
          <text:p/>
        </draw:line>
        <draw:line draw:style-name="gr6" draw:text-style-name="P1" draw:layer="layout" svg:x1="35.918cm" svg:y1="42.393cm" svg:x2="35.877cm" svg:y2="42.356cm">
          <text:p/>
        </draw:line>
        <draw:line draw:style-name="gr6" draw:text-style-name="P1" draw:layer="layout" svg:x1="35.967cm" svg:y1="42.342cm" svg:x2="35.926cm" svg:y2="42.303cm">
          <text:p/>
        </draw:line>
        <draw:line draw:style-name="gr6" draw:text-style-name="P1" draw:layer="layout" svg:x1="36.013cm" svg:y1="42.292cm" svg:x2="35.972cm" svg:y2="42.252cm">
          <text:p/>
        </draw:line>
        <draw:line draw:style-name="gr6" draw:text-style-name="P1" draw:layer="layout" svg:x1="36.062cm" svg:y1="42.241cm" svg:x2="36.021cm" svg:y2="42.202cm">
          <text:p/>
        </draw:line>
        <draw:line draw:style-name="gr6" draw:text-style-name="P1" draw:layer="layout" svg:x1="36.109cm" svg:y1="42.19cm" svg:x2="36.07cm" svg:y2="42.151cm">
          <text:p/>
        </draw:line>
        <draw:polygon draw:style-name="gr3" draw:text-style-name="P3" draw:layer="layout" svg:width="0.482cm" svg:height="0.508cm" svg:x="32.173cm" svg:y="38.802cm" svg:viewBox="0 0 483 509" draw:points="46,509 483,45 437,0 0,467">
          <text:p/>
        </draw:polygon>
        <draw:polygon draw:style-name="gr3" draw:text-style-name="P3" draw:layer="layout" svg:width="0.482cm" svg:height="0.508cm" svg:x="32.173cm" svg:y="38.802cm" svg:viewBox="0 0 483 509" draw:points="46,509 483,45 437,0 0,467">
          <text:p/>
        </draw:polygon>
        <draw:polygon draw:style-name="gr6" draw:text-style-name="P1" draw:layer="layout" svg:width="0.482cm" svg:height="0.508cm" svg:x="32.173cm" svg:y="38.802cm" svg:viewBox="0 0 483 509" draw:points="46,509 483,45 437,0 0,467">
          <text:p/>
        </draw:polygon>
        <draw:line draw:style-name="gr6" draw:text-style-name="P1" draw:layer="layout" svg:x1="32.223cm" svg:y1="39.309cm" svg:x2="32.175cm" svg:y2="39.266cm">
          <text:p/>
        </draw:line>
        <draw:line draw:style-name="gr6" draw:text-style-name="P1" draw:layer="layout" svg:x1="32.652cm" svg:y1="38.85cm" svg:x2="32.607cm" svg:y2="38.806cm">
          <text:p/>
        </draw:line>
        <draw:line draw:style-name="gr6" draw:text-style-name="P1" draw:layer="layout" svg:x1="32.217cm" svg:y1="39.307cm" svg:x2="32.65cm" svg:y2="38.847cm">
          <text:p/>
        </draw:line>
        <draw:line draw:style-name="gr6" draw:text-style-name="P1" draw:layer="layout" svg:x1="32.179cm" svg:y1="39.269cm" svg:x2="32.61cm" svg:y2="38.809cm">
          <text:p/>
        </draw:line>
        <draw:line draw:style-name="gr6" draw:text-style-name="P1" draw:layer="layout" svg:x1="32.218cm" svg:y1="39.307cm" svg:x2="32.179cm" svg:y2="39.268cm">
          <text:p/>
        </draw:line>
        <draw:polyline draw:style-name="gr6" draw:text-style-name="P1" draw:layer="layout" svg:width="0.432cm" svg:height="0.497cm" svg:x="32.217cm" svg:y="38.809cm" svg:viewBox="0 0 433 498" draw:points="0,498 433,38 393,0">
          <text:p/>
        </draw:polyline>
        <draw:line draw:style-name="gr6" draw:text-style-name="P1" draw:layer="layout" svg:x1="32.179cm" svg:y1="39.269cm" svg:x2="32.61cm" svg:y2="38.809cm">
          <text:p/>
        </draw:line>
        <draw:line draw:style-name="gr6" draw:text-style-name="P1" draw:layer="layout" svg:x1="32.267cm" svg:y1="39.255cm" svg:x2="32.226cm" svg:y2="39.217cm">
          <text:p/>
        </draw:line>
        <draw:line draw:style-name="gr6" draw:text-style-name="P1" draw:layer="layout" svg:x1="32.316cm" svg:y1="39.203cm" svg:x2="32.274cm" svg:y2="39.166cm">
          <text:p/>
        </draw:line>
        <draw:line draw:style-name="gr6" draw:text-style-name="P1" draw:layer="layout" svg:x1="32.362cm" svg:y1="39.152cm" svg:x2="32.321cm" svg:y2="39.116cm">
          <text:p/>
        </draw:line>
        <draw:line draw:style-name="gr6" draw:text-style-name="P1" draw:layer="layout" svg:x1="32.411cm" svg:y1="39.102cm" svg:x2="32.37cm" svg:y2="39.065cm">
          <text:p/>
        </draw:line>
        <draw:line draw:style-name="gr6" draw:text-style-name="P1" draw:layer="layout" svg:x1="32.46cm" svg:y1="39.051cm" svg:x2="32.418cm" svg:y2="39.012cm">
          <text:p/>
        </draw:line>
        <draw:line draw:style-name="gr6" draw:text-style-name="P1" draw:layer="layout" svg:x1="32.506cm" svg:y1="39cm" svg:x2="32.465cm" svg:y2="38.961cm">
          <text:p/>
        </draw:line>
        <draw:line draw:style-name="gr6" draw:text-style-name="P1" draw:layer="layout" svg:x1="32.555cm" svg:y1="38.949cm" svg:x2="32.514cm" svg:y2="38.91cm">
          <text:p/>
        </draw:line>
        <draw:line draw:style-name="gr6" draw:text-style-name="P1" draw:layer="layout" svg:x1="32.601cm" svg:y1="38.898cm" svg:x2="32.562cm" svg:y2="38.859cm">
          <text:p/>
        </draw:line>
        <draw:polygon draw:style-name="gr3" draw:text-style-name="P3" draw:layer="layout" svg:width="1.543cm" svg:height="1.452cm" svg:x="32.611cm" svg:y="38.847cm" svg:viewBox="0 0 1544 1453" draw:points="0,44 1500,1453 1544,1406 44,0">
          <text:p/>
        </draw:polygon>
        <draw:polygon draw:style-name="gr3" draw:text-style-name="P3" draw:layer="layout" svg:width="1.543cm" svg:height="1.452cm" svg:x="32.611cm" svg:y="38.847cm" svg:viewBox="0 0 1544 1453" draw:points="0,44 1500,1453 1544,1406 44,0">
          <text:p/>
        </draw:polygon>
        <draw:polygon draw:style-name="gr6" draw:text-style-name="P1" draw:layer="layout" svg:width="1.543cm" svg:height="1.452cm" svg:x="32.611cm" svg:y="38.847cm" svg:viewBox="0 0 1544 1453" draw:points="0,44 1500,1453 1544,1406 44,0">
          <text:p/>
        </draw:polygon>
        <draw:line draw:style-name="gr6" draw:text-style-name="P1" draw:layer="layout" svg:x1="32.615cm" svg:y1="38.896cm" svg:x2="32.659cm" svg:y2="38.849cm">
          <text:p/>
        </draw:line>
        <draw:line draw:style-name="gr6" draw:text-style-name="P1" draw:layer="layout" svg:x1="34.107cm" svg:y1="40.295cm" svg:x2="34.151cm" svg:y2="40.25cm">
          <text:p/>
        </draw:line>
        <draw:line draw:style-name="gr6" draw:text-style-name="P1" draw:layer="layout" svg:x1="32.617cm" svg:y1="38.891cm" svg:x2="34.111cm" svg:y2="40.293cm">
          <text:p/>
        </draw:line>
        <draw:line draw:style-name="gr6" draw:text-style-name="P1" draw:layer="layout" svg:x1="32.655cm" svg:y1="38.851cm" svg:x2="34.149cm" svg:y2="40.253cm">
          <text:p/>
        </draw:line>
        <draw:line draw:style-name="gr6" draw:text-style-name="P1" draw:layer="layout" svg:x1="32.617cm" svg:y1="38.892cm" svg:x2="32.656cm" svg:y2="38.851cm">
          <text:p/>
        </draw:line>
        <draw:polyline draw:style-name="gr6" draw:text-style-name="P1" draw:layer="layout" svg:width="1.531cm" svg:height="1.401cm" svg:x="32.617cm" svg:y="38.891cm" svg:viewBox="0 0 1532 1402" draw:points="0,0 1494,1402 1532,1362">
          <text:p/>
        </draw:polyline>
        <draw:line draw:style-name="gr6" draw:text-style-name="P1" draw:layer="layout" svg:x1="32.655cm" svg:y1="38.851cm" svg:x2="34.149cm" svg:y2="40.253cm">
          <text:p/>
        </draw:line>
        <draw:line draw:style-name="gr6" draw:text-style-name="P1" draw:layer="layout" svg:x1="32.785cm" svg:y1="39.049cm" svg:x2="32.822cm" svg:y2="39.008cm">
          <text:p/>
        </draw:line>
        <draw:line draw:style-name="gr6" draw:text-style-name="P1" draw:layer="layout" svg:x1="32.95cm" svg:y1="39.203cm" svg:x2="32.987cm" svg:y2="39.162cm">
          <text:p/>
        </draw:line>
        <draw:line draw:style-name="gr6" draw:text-style-name="P1" draw:layer="layout" svg:x1="33.115cm" svg:y1="39.36cm" svg:x2="33.154cm" svg:y2="39.319cm">
          <text:p/>
        </draw:line>
        <draw:line draw:style-name="gr6" draw:text-style-name="P1" draw:layer="layout" svg:x1="33.28cm" svg:y1="39.514cm" svg:x2="33.319cm" svg:y2="39.473cm">
          <text:p/>
        </draw:line>
        <draw:line draw:style-name="gr6" draw:text-style-name="P1" draw:layer="layout" svg:x1="33.447cm" svg:y1="39.671cm" svg:x2="33.484cm" svg:y2="39.63cm">
          <text:p/>
        </draw:line>
        <draw:line draw:style-name="gr6" draw:text-style-name="P1" draw:layer="layout" svg:x1="33.612cm" svg:y1="39.826cm" svg:x2="33.651cm" svg:y2="39.784cm">
          <text:p/>
        </draw:line>
        <draw:line draw:style-name="gr6" draw:text-style-name="P1" draw:layer="layout" svg:x1="33.777cm" svg:y1="39.982cm" svg:x2="33.816cm" svg:y2="39.941cm">
          <text:p/>
        </draw:line>
        <draw:line draw:style-name="gr6" draw:text-style-name="P1" draw:layer="layout" svg:x1="33.944cm" svg:y1="40.137cm" svg:x2="33.981cm" svg:y2="40.096cm">
          <text:p/>
        </draw:line>
        <draw:polygon draw:style-name="gr3" draw:text-style-name="P3" draw:layer="layout" svg:width="1.541cm" svg:height="1.452cm" svg:x="34.11cm" svg:y="40.252cm" svg:viewBox="0 0 1542 1453" draw:points="0,47 1499,1453 1542,1407 44,0">
          <text:p/>
        </draw:polygon>
        <draw:polygon draw:style-name="gr3" draw:text-style-name="P3" draw:layer="layout" svg:width="1.541cm" svg:height="1.452cm" svg:x="34.11cm" svg:y="40.252cm" svg:viewBox="0 0 1542 1453" draw:points="0,47 1499,1453 1542,1407 44,0">
          <text:p/>
        </draw:polygon>
        <draw:polygon draw:style-name="gr6" draw:text-style-name="P1" draw:layer="layout" svg:width="1.541cm" svg:height="1.452cm" svg:x="34.11cm" svg:y="40.252cm" svg:viewBox="0 0 1542 1453" draw:points="0,47 1499,1453 1542,1407 44,0">
          <text:p/>
        </draw:polygon>
        <draw:line draw:style-name="gr6" draw:text-style-name="P1" draw:layer="layout" svg:x1="34.114cm" svg:y1="40.302cm" svg:x2="34.157cm" svg:y2="40.254cm">
          <text:p/>
        </draw:line>
        <draw:line draw:style-name="gr6" draw:text-style-name="P1" draw:layer="layout" svg:x1="35.606cm" svg:y1="41.701cm" svg:x2="35.649cm" svg:y2="41.656cm">
          <text:p/>
        </draw:line>
        <draw:line draw:style-name="gr6" draw:text-style-name="P1" draw:layer="layout" svg:x1="34.116cm" svg:y1="40.297cm" svg:x2="35.609cm" svg:y2="41.699cm">
          <text:p/>
        </draw:line>
        <draw:line draw:style-name="gr6" draw:text-style-name="P1" draw:layer="layout" svg:x1="34.154cm" svg:y1="40.259cm" svg:x2="35.647cm" svg:y2="41.659cm">
          <text:p/>
        </draw:line>
        <draw:line draw:style-name="gr6" draw:text-style-name="P1" draw:layer="layout" svg:x1="34.116cm" svg:y1="40.298cm" svg:x2="34.155cm" svg:y2="40.259cm">
          <text:p/>
        </draw:line>
        <draw:polyline draw:style-name="gr6" draw:text-style-name="P1" draw:layer="layout" svg:width="1.53cm" svg:height="1.401cm" svg:x="34.116cm" svg:y="40.297cm" svg:viewBox="0 0 1531 1402" draw:points="0,0 1493,1402 1531,1362">
          <text:p/>
        </draw:polyline>
        <draw:line draw:style-name="gr6" draw:text-style-name="P1" draw:layer="layout" svg:x1="34.154cm" svg:y1="40.259cm" svg:x2="35.647cm" svg:y2="41.659cm">
          <text:p/>
        </draw:line>
        <draw:line draw:style-name="gr6" draw:text-style-name="P1" draw:layer="layout" svg:x1="34.281cm" svg:y1="40.454cm" svg:x2="34.32cm" svg:y2="40.413cm">
          <text:p/>
        </draw:line>
        <draw:line draw:style-name="gr6" draw:text-style-name="P1" draw:layer="layout" svg:x1="34.448cm" svg:y1="40.609cm" svg:x2="34.485cm" svg:y2="40.57cm">
          <text:p/>
        </draw:line>
        <draw:line draw:style-name="gr6" draw:text-style-name="P1" draw:layer="layout" svg:x1="34.613cm" svg:y1="40.765cm" svg:x2="34.652cm" svg:y2="40.724cm">
          <text:p/>
        </draw:line>
        <draw:line draw:style-name="gr6" draw:text-style-name="P1" draw:layer="layout" svg:x1="34.778cm" svg:y1="40.92cm" svg:x2="34.818cm" svg:y2="40.881cm">
          <text:p/>
        </draw:line>
        <draw:line draw:style-name="gr6" draw:text-style-name="P1" draw:layer="layout" svg:x1="34.946cm" svg:y1="41.077cm" svg:x2="34.983cm" svg:y2="41.035cm">
          <text:p/>
        </draw:line>
        <draw:line draw:style-name="gr6" draw:text-style-name="P1" draw:layer="layout" svg:x1="35.111cm" svg:y1="41.231cm" svg:x2="35.15cm" svg:y2="41.192cm">
          <text:p/>
        </draw:line>
        <draw:line draw:style-name="gr6" draw:text-style-name="P1" draw:layer="layout" svg:x1="35.276cm" svg:y1="41.388cm" svg:x2="35.315cm" svg:y2="41.346cm">
          <text:p/>
        </draw:line>
        <draw:line draw:style-name="gr6" draw:text-style-name="P1" draw:layer="layout" svg:x1="35.443cm" svg:y1="41.542cm" svg:x2="35.48cm" svg:y2="41.503cm">
          <text:p/>
        </draw:line>
        <draw:polygon draw:style-name="gr3" draw:text-style-name="P3" draw:layer="layout" svg:width="0.508cm" svg:height="0.482cm" svg:x="35.608cm" svg:y="41.658cm" svg:viewBox="0 0 509 483" draw:points="0,47 467,483 509,437 43,0">
          <text:p/>
        </draw:polygon>
        <draw:polygon draw:style-name="gr3" draw:text-style-name="P3" draw:layer="layout" svg:width="0.508cm" svg:height="0.482cm" svg:x="35.608cm" svg:y="41.658cm" svg:viewBox="0 0 509 483" draw:points="0,47 467,483 509,437 43,0">
          <text:p/>
        </draw:polygon>
        <draw:polygon draw:style-name="gr6" draw:text-style-name="P1" draw:layer="layout" svg:width="0.508cm" svg:height="0.482cm" svg:x="35.608cm" svg:y="41.658cm" svg:viewBox="0 0 509 483" draw:points="0,47 467,483 509,437 43,0">
          <text:p/>
        </draw:polygon>
        <draw:line draw:style-name="gr6" draw:text-style-name="P1" draw:layer="layout" svg:x1="35.61cm" svg:y1="41.707cm" svg:x2="35.656cm" svg:y2="41.66cm">
          <text:p/>
        </draw:line>
        <draw:line draw:style-name="gr6" draw:text-style-name="P1" draw:layer="layout" svg:x1="36.07cm" svg:y1="42.139cm" svg:x2="36.115cm" svg:y2="42.092cm">
          <text:p/>
        </draw:line>
        <draw:line draw:style-name="gr6" draw:text-style-name="P1" draw:layer="layout" svg:x1="35.615cm" svg:y1="41.704cm" svg:x2="36.075cm" svg:y2="42.135cm">
          <text:p/>
        </draw:line>
        <draw:line draw:style-name="gr6" draw:text-style-name="P1" draw:layer="layout" svg:x1="35.651cm" svg:y1="41.664cm" svg:x2="36.111cm" svg:y2="42.095cm">
          <text:p/>
        </draw:line>
        <draw:line draw:style-name="gr6" draw:text-style-name="P1" draw:layer="layout" svg:x1="35.615cm" svg:y1="41.705cm" svg:x2="35.652cm" svg:y2="41.664cm">
          <text:p/>
        </draw:line>
        <draw:polyline draw:style-name="gr6" draw:text-style-name="P1" draw:layer="layout" svg:width="0.495cm" svg:height="0.43cm" svg:x="35.615cm" svg:y="41.704cm" svg:viewBox="0 0 496 431" draw:points="0,0 460,431 496,391">
          <text:p/>
        </draw:polyline>
        <draw:line draw:style-name="gr6" draw:text-style-name="P1" draw:layer="layout" svg:x1="35.651cm" svg:y1="41.664cm" svg:x2="36.111cm" svg:y2="42.095cm">
          <text:p/>
        </draw:line>
        <draw:line draw:style-name="gr6" draw:text-style-name="P1" draw:layer="layout" svg:x1="35.665cm" svg:y1="41.752cm" svg:x2="35.702cm" svg:y2="41.713cm">
          <text:p/>
        </draw:line>
        <draw:line draw:style-name="gr6" draw:text-style-name="P1" draw:layer="layout" svg:x1="35.716cm" svg:y1="41.8cm" svg:x2="35.755cm" svg:y2="41.759cm">
          <text:p/>
        </draw:line>
        <draw:line draw:style-name="gr6" draw:text-style-name="P1" draw:layer="layout" svg:x1="35.767cm" svg:y1="41.849cm" svg:x2="35.806cm" svg:y2="41.808cm">
          <text:p/>
        </draw:line>
        <draw:line draw:style-name="gr6" draw:text-style-name="P1" draw:layer="layout" svg:x1="35.818cm" svg:y1="41.896cm" svg:x2="35.857cm" svg:y2="41.854cm">
          <text:p/>
        </draw:line>
        <draw:line draw:style-name="gr6" draw:text-style-name="P1" draw:layer="layout" svg:x1="35.869cm" svg:y1="41.944cm" svg:x2="35.908cm" svg:y2="41.903cm">
          <text:p/>
        </draw:line>
        <draw:line draw:style-name="gr6" draw:text-style-name="P1" draw:layer="layout" svg:x1="35.919cm" svg:y1="41.991cm" svg:x2="35.958cm" svg:y2="41.952cm">
          <text:p/>
        </draw:line>
        <draw:line draw:style-name="gr6" draw:text-style-name="P1" draw:layer="layout" svg:x1="35.97cm" svg:y1="42.04cm" svg:x2="36.009cm" svg:y2="41.998cm">
          <text:p/>
        </draw:line>
        <draw:line draw:style-name="gr6" draw:text-style-name="P1" draw:layer="layout" svg:x1="36.023cm" svg:y1="42.088cm" svg:x2="36.06cm" svg:y2="42.047cm">
          <text:p/>
        </draw:line>
        <draw:polygon draw:style-name="gr3" draw:text-style-name="P3" draw:layer="layout" svg:width="0.15cm" svg:height="0.148cm" svg:x="23.514cm" svg:y="12.564cm" svg:viewBox="0 0 151 149" draw:points="125,19 105,6 82,0 59,0 38,9 19,23 6,44 0,66 2,89 10,113 25,130 44,143 67,149 91,149 113,141 132,126 144,105 151,83 149,59 140,36">
          <text:p/>
        </draw:polygon>
        <draw:path draw:style-name="gr6" draw:text-style-name="P1" draw:layer="layout" svg:width="0.15cm" svg:height="0.148cm" svg:x="23.514cm" svg:y="12.564cm" svg:viewBox="0 0 151 149" svg:d="M151 74c0 43-34 75-77 75-41 0-74-32-74-75 0-42 33-74 74-74 43 0 77 32 77 74z">
          <text:p/>
        </draw:path>
        <draw:path draw:style-name="gr6" draw:text-style-name="P1" draw:layer="layout" svg:width="0.099cm" svg:height="0.102cm" svg:x="23.539cm" svg:y="12.587cm" svg:viewBox="0 0 100 103" svg:d="M100 51c0 28-23 52-51 52s-49-24-49-52c0-27 21-51 49-51s51 24 51 51z">
          <text:p/>
        </draw:path>
        <draw:path draw:style-name="gr6" draw:text-style-name="P1" draw:layer="layout" svg:width="0.011cm" svg:height="0.008cm" svg:x="23.583cm" svg:y="12.634cm" svg:viewBox="0 0 12 9" svg:d="M12 5c0 2-2 4-6 4-2 0-6-2-6-4s4-5 6-5c4 0 6 3 6 5z">
          <text:p/>
        </draw:path>
        <draw:path draw:style-name="gr3" draw:text-style-name="P3" draw:layer="layout" svg:width="0.15cm" svg:height="0.149cm" svg:x="23.725cm" svg:y="12.422cm" svg:viewBox="0 0 151 150" svg:d="M126 19l-19-12-23-7c-62-2-105 58-73 113l15 19 19 13c61 21 118-25 104-85l-8-21z">
          <text:p/>
        </draw:path>
        <draw:path draw:style-name="gr6" draw:text-style-name="P1" draw:layer="layout" svg:width="0.151cm" svg:height="0.151cm" svg:x="23.725cm" svg:y="12.422cm" svg:viewBox="0 0 152 152" svg:d="M152 74c0 44-34 78-77 78-41 0-75-34-75-78 0-40 34-74 75-74 43 0 77 34 77 74z">
          <text:p/>
        </draw:path>
        <draw:path draw:style-name="gr6" draw:text-style-name="P1" draw:layer="layout" svg:width="0.099cm" svg:height="0.099cm" svg:x="23.751cm" svg:y="12.448cm" svg:viewBox="0 0 100 100" svg:d="M100 48c0 29-23 52-52 52-27 0-48-23-48-52 0-27 21-48 48-48 29 0 52 21 52 48z">
          <text:p/>
        </draw:path>
        <draw:path draw:style-name="gr6" draw:text-style-name="P1" draw:layer="layout" svg:width="0.011cm" svg:height="0.011cm" svg:x="23.795cm" svg:y="12.492cm" svg:viewBox="0 0 12 12" svg:d="M12 5c0 5-3 7-8 7-2 0-4-2-4-7 0-3 2-5 4-5 5 0 8 2 8 5z">
          <text:p/>
        </draw:path>
        <draw:path draw:style-name="gr3" draw:text-style-name="P3" draw:layer="layout" svg:width="0.151cm" svg:height="0.15cm" svg:x="23.81cm" svg:y="12.704cm" svg:viewBox="0 0 152 151" svg:d="M126 19l-20-13-24-6c-60-3-103 56-72 112l15 20 19 13c53 24 121-27 105-86l-8-21z">
          <text:p/>
        </draw:path>
        <draw:path draw:style-name="gr6" draw:text-style-name="P1" draw:layer="layout" svg:width="0.15cm" svg:height="0.15cm" svg:x="23.81cm" svg:y="12.704cm" svg:viewBox="0 0 151 151" svg:d="M151 76c0 40-34 75-77 75-40 0-74-35-74-75 0-42 34-76 74-76 43 0 77 34 77 76z">
          <text:p/>
        </draw:path>
        <draw:path draw:style-name="gr6" draw:text-style-name="P1" draw:layer="layout" svg:width="0.1cm" svg:height="0.1cm" svg:x="23.835cm" svg:y="12.729cm" svg:viewBox="0 0 101 101" svg:d="M101 51c0 27-24 50-52 50s-49-23-49-50c0-28 21-51 49-51s52 23 52 51z">
          <text:p/>
        </draw:path>
        <draw:path draw:style-name="gr6" draw:text-style-name="P1" draw:layer="layout" svg:width="0.01cm" svg:height="0.01cm" svg:x="23.88cm" svg:y="12.774cm" svg:viewBox="0 0 11 11" svg:d="M11 7c0 2-2 4-7 4-2 0-4-2-4-4 0-4 2-7 4-7 5 0 7 3 7 7z">
          <text:p/>
        </draw:path>
        <draw:path draw:style-name="gr3" draw:text-style-name="P3" draw:layer="layout" svg:width="0.149cm" svg:height="0.149cm" svg:x="11.965cm" svg:y="21.985cm" svg:viewBox="0 0 150 150" svg:d="M126 19l-21-12-22-7h-24l-23 9-17 15-13 21-6 21v23l8 24 15 16 21 14c61 27 112-24 105-83l-8-24z">
          <text:p/>
        </draw:path>
        <draw:path draw:style-name="gr6" draw:text-style-name="P1" draw:layer="layout" svg:width="0.148cm" svg:height="0.15cm" svg:x="11.965cm" svg:y="21.983cm" svg:viewBox="0 0 149 151" svg:d="M149 76c0 41-32 75-75 75-40 0-74-34-74-75 0-42 34-76 74-76 43 0 75 34 75 76z">
          <text:p/>
        </draw:path>
        <draw:path draw:style-name="gr6" draw:text-style-name="P1" draw:layer="layout" svg:width="0.102cm" svg:height="0.101cm" svg:x="11.988cm" svg:y="22.009cm" svg:viewBox="0 0 103 102" svg:d="M103 50c0 29-24 52-52 52-27 0-51-23-51-52 0-27 24-50 51-50 28 0 52 23 52 50z">
          <text:p/>
        </draw:path>
        <draw:path draw:style-name="gr6" draw:text-style-name="P1" draw:layer="layout" svg:width="0.008cm" svg:height="0.009cm" svg:x="12.035cm" svg:y="22.055cm" svg:viewBox="0 0 9 10" svg:d="M9 4c0 4-2 6-4 6s-5-2-5-6c0-2 3-4 5-4s4 2 4 4z">
          <text:p/>
        </draw:path>
        <draw:path draw:style-name="gr3" draw:text-style-name="P3" draw:layer="layout" svg:width="0.151cm" svg:height="0.149cm" svg:x="12.05cm" svg:y="21.792cm" svg:viewBox="0 0 152 150" svg:d="M127 20l-19-13-24-6c-61-10-105 61-73 113l16 17 19 13 23 6h24l21-9 19-14 13-19 6-24-2-23-9-23z">
          <text:p/>
        </draw:path>
        <draw:path draw:style-name="gr6" draw:text-style-name="P1" draw:layer="layout" svg:width="0.15cm" svg:height="0.15cm" svg:x="12.05cm" svg:y="21.793cm" svg:viewBox="0 0 151 151" svg:d="M151 75c0 42-34 76-74 76-42 0-77-34-77-76 0-40 35-75 77-75 40 0 74 35 74 75z">
          <text:p/>
        </draw:path>
        <draw:path draw:style-name="gr6" draw:text-style-name="P1" draw:layer="layout" svg:width="0.1cm" svg:height="0.1cm" svg:x="12.075cm" svg:y="21.818cm" svg:viewBox="0 0 101 101" svg:d="M101 50c0 27-22 51-50 51s-51-24-51-51c0-28 23-50 51-50s50 22 50 50z">
          <text:p/>
        </draw:path>
        <draw:path draw:style-name="gr6" draw:text-style-name="P1" draw:layer="layout" svg:width="0.01cm" svg:height="0.008cm" svg:x="12.12cm" svg:y="21.863cm" svg:viewBox="0 0 11 9" svg:d="M11 4c0 3-2 5-4 5-5 0-7-2-7-5 0-2 2-4 7-4 2 0 4 2 4 4z">
          <text:p/>
        </draw:path>
        <draw:path draw:style-name="gr3" draw:text-style-name="P3" draw:layer="layout" svg:width="0.149cm" svg:height="0.15cm" svg:x="14.581cm" svg:y="21.767cm" svg:viewBox="0 0 150 151" svg:d="M125 19l-21-12-21-7h-24l-23 9-17 15-12 21-7 22v23l9 23 15 17 21 13c59 27 111-23 104-83l-9-24z">
          <text:p/>
        </draw:path>
        <draw:path draw:style-name="gr6" draw:text-style-name="P1" draw:layer="layout" svg:width="0.148cm" svg:height="0.148cm" svg:x="14.581cm" svg:y="21.767cm" svg:viewBox="0 0 149 149" svg:d="M149 75c0 43-34 74-75 74-42 0-74-31-74-74 0-41 32-75 74-75 41 0 75 34 75 75z">
          <text:p/>
        </draw:path>
        <draw:path draw:style-name="gr6" draw:text-style-name="P1" draw:layer="layout" svg:width="0.101cm" svg:height="0.101cm" svg:x="14.605cm" svg:y="21.791cm" svg:viewBox="0 0 102 102" svg:d="M102 50c0 29-24 52-52 52-27 0-50-23-50-52 0-27 23-50 50-50 28 0 52 23 52 50z">
          <text:p/>
        </draw:path>
        <draw:path draw:style-name="gr6" draw:text-style-name="P1" draw:layer="layout" svg:width="0.01cm" svg:height="0.009cm" svg:x="14.651cm" svg:y="21.837cm" svg:viewBox="0 0 11 10" svg:d="M11 4c0 4-4 6-6 6s-5-2-5-6c0-2 3-4 5-4s6 2 6 4z">
          <text:p/>
        </draw:path>
        <draw:path draw:style-name="gr3" draw:text-style-name="P3" draw:layer="layout" svg:width="0.151cm" svg:height="0.151cm" svg:x="14.636cm" svg:y="21.943cm" svg:viewBox="0 0 152 152" svg:d="M125 19l-19-13-23-6c-60-2-105 57-72 113l15 19 19 13c52 25 120-25 104-85l-8-21z">
          <text:p/>
        </draw:path>
        <draw:path draw:style-name="gr6" draw:text-style-name="P1" draw:layer="layout" svg:width="0.151cm" svg:height="0.15cm" svg:x="14.636cm" svg:y="21.943cm" svg:viewBox="0 0 152 151" svg:d="M152 75c0 42-35 76-78 76-40 0-74-34-74-76 0-40 34-75 74-75 43 0 78 35 78 75z">
          <text:p/>
        </draw:path>
        <draw:path draw:style-name="gr6" draw:text-style-name="P1" draw:layer="layout" svg:width="0.099cm" svg:height="0.1cm" svg:x="14.662cm" svg:y="21.968cm" svg:viewBox="0 0 100 101" svg:d="M100 49c0 29-23 52-51 52s-49-23-49-52c0-27 21-49 49-49s51 22 51 49z">
          <text:p/>
        </draw:path>
        <draw:path draw:style-name="gr6" draw:text-style-name="P1" draw:layer="layout" svg:width="0.011cm" svg:height="0.01cm" svg:x="14.706cm" svg:y="22.013cm" svg:viewBox="0 0 12 11" svg:d="M12 5c0 4-2 6-8 6-2 0-4-2-4-6 0-2 2-5 4-5 6 0 8 3 8 5z">
          <text:p/>
        </draw:path>
        <draw:path draw:style-name="gr3" draw:text-style-name="P3" draw:layer="layout" svg:width="0.151cm" svg:height="0.15cm" svg:x="17.22cm" svg:y="21.809cm" svg:viewBox="0 0 152 151" svg:d="M127 21l-22-14-21-6c-60-11-105 59-74 113l15 17 19 12c61 28 113-20 107-82l-9-23z">
          <text:p/>
        </draw:path>
        <draw:path draw:style-name="gr6" draw:text-style-name="P1" draw:layer="layout" svg:width="0.15cm" svg:height="0.148cm" svg:x="17.219cm" svg:y="21.81cm" svg:viewBox="0 0 151 149" svg:d="M151 75c0 42-34 74-75 74-43 0-76-32-76-74 0-43 33-75 76-75 41 0 75 32 75 75z">
          <text:p/>
        </draw:path>
        <draw:path draw:style-name="gr6" draw:text-style-name="P1" draw:layer="layout" svg:width="0.099cm" svg:height="0.102cm" svg:x="17.244cm" svg:y="21.833cm" svg:viewBox="0 0 100 103" svg:d="M100 52c0 27-21 51-48 51-29 0-52-24-52-51 0-29 23-52 52-52 27 0 48 23 48 52z">
          <text:p/>
        </draw:path>
        <draw:path draw:style-name="gr6" draw:text-style-name="P1" draw:layer="layout" svg:width="0.008cm" svg:height="0.009cm" svg:x="17.291cm" svg:y="21.879cm" svg:viewBox="0 0 9 10" svg:d="M9 6c0 2-2 4-4 4s-5-2-5-4c0-3 3-6 5-6s4 3 4 6z">
          <text:p/>
        </draw:path>
        <draw:path draw:style-name="gr3" draw:text-style-name="P3" draw:layer="layout" svg:width="0.15cm" svg:height="0.151cm" svg:x="17.182cm" svg:y="22.013cm" svg:viewBox="0 0 151 152" svg:d="M126 19l-21-13-21-6c-63-5-104 62-75 113l15 19 22 13c55 24 113-24 104-86l-9-21z">
          <text:p/>
        </draw:path>
        <draw:path draw:style-name="gr6" draw:text-style-name="P1" draw:layer="layout" svg:width="0.15cm" svg:height="0.15cm" svg:x="17.183cm" svg:y="22.013cm" svg:viewBox="0 0 151 151" svg:d="M151 76c0 41-35 75-77 75-41 0-74-34-74-75 0-42 33-76 74-76 42 0 77 34 77 76z">
          <text:p/>
        </draw:path>
        <draw:path draw:style-name="gr6" draw:text-style-name="P1" draw:layer="layout" svg:width="0.101cm" svg:height="0.1cm" svg:x="17.206cm" svg:y="22.038cm" svg:viewBox="0 0 102 101" svg:d="M102 51c0 28-23 50-50 50-28 0-52-22-52-50 0-27 24-51 52-51 27 0 50 24 50 51z">
          <text:p/>
        </draw:path>
        <draw:path draw:style-name="gr6" draw:text-style-name="P1" draw:layer="layout" svg:width="0.009cm" svg:height="0.01cm" svg:x="17.252cm" svg:y="22.083cm" svg:viewBox="0 0 10 11" svg:d="M10 7c0 2-3 4-5 4s-5-2-5-4c0-4 3-7 5-7s5 3 5 7z">
          <text:p/>
        </draw:path>
        <draw:path draw:style-name="gr3" draw:text-style-name="P3" draw:layer="layout" svg:width="0.15cm" svg:height="0.15cm" svg:x="19.754cm" svg:y="21.856cm" svg:viewBox="0 0 151 151" svg:d="M125 19l-19-12-23-7c-60-2-105 57-72 112l15 20 19 13c54 23 116-19 105-86l-9-21z">
          <text:p/>
        </draw:path>
        <draw:path draw:style-name="gr6" draw:text-style-name="P1" draw:layer="layout" svg:width="0.151cm" svg:height="0.15cm" svg:x="19.754cm" svg:y="21.856cm" svg:viewBox="0 0 152 151" svg:d="M152 74c0 43-35 77-78 77-40 0-74-34-74-77 0-40 34-74 74-74 43 0 78 34 78 74z">
          <text:p/>
        </draw:path>
        <draw:path draw:style-name="gr6" draw:text-style-name="P1" draw:layer="layout" svg:width="0.099cm" svg:height="0.099cm" svg:x="19.78cm" svg:y="21.882cm" svg:viewBox="0 0 100 100" svg:d="M100 49c0 30-23 51-52 51-27 0-48-21-48-51 0-28 21-49 48-49 29 0 52 21 52 49z">
          <text:p/>
        </draw:path>
        <draw:path draw:style-name="gr6" draw:text-style-name="P1" draw:layer="layout" svg:width="0.012cm" svg:height="0.011cm" svg:x="19.824cm" svg:y="21.926cm" svg:viewBox="0 0 13 12" svg:d="M13 4c0 6-3 8-8 8-2 0-5-2-5-8 0-2 3-4 5-4 5 0 8 2 8 4z">
          <text:p/>
        </draw:path>
        <draw:path draw:style-name="gr3" draw:text-style-name="P3" draw:layer="layout" svg:width="0.151cm" svg:height="0.151cm" svg:x="19.792cm" svg:y="22.034cm" svg:viewBox="0 0 152 152" svg:d="M127 19l-21-13-22-6c-63-5-103 62-74 113l15 19 21 13c56 24 114-24 105-86l-9-21z">
          <text:p/>
        </draw:path>
        <draw:path draw:style-name="gr6" draw:text-style-name="P1" draw:layer="layout" svg:width="0.149cm" svg:height="0.15cm" svg:x="19.792cm" svg:y="22.034cm" svg:viewBox="0 0 150 151" svg:d="M150 76c0 41-32 75-75 75s-75-34-75-75c0-42 32-76 75-76s75 34 75 76z">
          <text:p/>
        </draw:path>
        <draw:path draw:style-name="gr6" draw:text-style-name="P1" draw:layer="layout" svg:width="0.101cm" svg:height="0.1cm" svg:x="19.816cm" svg:y="22.059cm" svg:viewBox="0 0 102 101" svg:d="M102 51c0 29-23 50-50 50-29 0-52-21-52-50 0-27 23-51 52-51 27 0 50 24 50 51z">
          <text:p/>
        </draw:path>
        <draw:path draw:style-name="gr6" draw:text-style-name="P1" draw:layer="layout" svg:width="0.009cm" svg:height="0.01cm" svg:x="19.862cm" svg:y="22.104cm" svg:viewBox="0 0 10 11" svg:d="M10 7c0 2-2 4-5 4s-5-2-5-4c0-4 2-7 5-7s5 3 5 7z">
          <text:p/>
        </draw:path>
        <draw:path draw:style-name="gr3" draw:text-style-name="P3" draw:layer="layout" svg:width="0.151cm" svg:height="0.15cm" svg:x="7.59cm" svg:y="21.36cm" svg:viewBox="0 0 152 151" svg:d="M126 20l-19-15-24-4c-61-8-104 59-72 113l15 17 19 13c60 27 119-26 105-85l-8-21z">
          <text:p/>
        </draw:path>
        <draw:path draw:style-name="gr6" draw:text-style-name="P1" draw:layer="layout" svg:width="0.15cm" svg:height="0.15cm" svg:x="7.59cm" svg:y="21.359cm" svg:viewBox="0 0 151 151" svg:d="M151 77c0 40-35 74-77 74-40 0-74-34-74-74 0-42 34-77 74-77 42 0 77 35 77 77z">
          <text:p/>
        </draw:path>
        <draw:path draw:style-name="gr6" draw:text-style-name="P1" draw:layer="layout" svg:width="0.1cm" svg:height="0.1cm" svg:x="7.615cm" svg:y="21.384cm" svg:viewBox="0 0 101 101" svg:d="M101 52c0 28-24 49-52 49s-49-21-49-49c0-29 21-52 49-52s52 23 52 52z">
          <text:p/>
        </draw:path>
        <draw:path draw:style-name="gr6" draw:text-style-name="P1" draw:layer="layout" svg:width="0.01cm" svg:height="0.01cm" svg:x="7.66cm" svg:y="21.429cm" svg:viewBox="0 0 11 11" svg:d="M11 7c0 2-2 4-7 4-2 0-4-2-4-4 0-3 2-7 4-7 5 0 7 4 7 7z">
          <text:p/>
        </draw:path>
        <draw:path draw:style-name="gr3" draw:text-style-name="P3" draw:layer="layout" svg:width="0.149cm" svg:height="0.15cm" svg:x="7.677cm" svg:y="21.168cm" svg:viewBox="0 0 150 151" svg:d="M126 19l-22-12-22-7h-23l-23 9-17 15-13 21-6 22v23l8 23 15 17 21 13c60 27 112-23 105-83l-9-24z">
          <text:p/>
        </draw:path>
        <draw:path draw:style-name="gr6" draw:text-style-name="P1" draw:layer="layout" svg:width="0.15cm" svg:height="0.151cm" svg:x="7.677cm" svg:y="21.168cm" svg:viewBox="0 0 151 152" svg:d="M151 75c0 43-34 77-76 77-41 0-75-34-75-77 0-41 34-75 75-75 42 0 76 34 76 75z">
          <text:p/>
        </draw:path>
        <draw:path draw:style-name="gr6" draw:text-style-name="P1" draw:layer="layout" svg:width="0.102cm" svg:height="0.101cm" svg:x="7.7cm" svg:y="21.192cm" svg:viewBox="0 0 103 102" svg:d="M103 50c0 29-24 52-51 52-29 0-52-23-52-52 0-27 23-50 52-50 27 0 51 23 51 50z">
          <text:p/>
        </draw:path>
        <draw:path draw:style-name="gr6" draw:text-style-name="P1" draw:layer="layout" svg:width="0.008cm" svg:height="0.009cm" svg:x="7.747cm" svg:y="21.238cm" svg:viewBox="0 0 9 10" svg:d="M9 4c0 3-2 6-4 6s-5-3-5-6c0-2 3-4 5-4s4 2 4 4z">
          <text:p/>
        </draw:path>
        <draw:path draw:style-name="gr3" draw:text-style-name="P3" draw:layer="layout" svg:width="0.149cm" svg:height="0.149cm" svg:x="5.961cm" svg:y="20.87cm" svg:viewBox="0 0 150 150" svg:d="M131 126l13-19 6-24v-24l-10-21-15-19-19-13-23-6-25 2-21 8-19 15-13 19c-21 64 23 116 88 105l21-8z">
          <text:p/>
        </draw:path>
        <draw:path draw:style-name="gr6" draw:text-style-name="P1" draw:layer="layout" svg:width="0.148cm" svg:height="0.15cm" svg:x="5.962cm" svg:y="20.87cm" svg:viewBox="0 0 149 151" svg:d="M149 77c0 40-31 74-74 74-42 0-75-34-75-74 0-43 33-77 75-77 43 0 74 34 74 77z">
          <text:p/>
        </draw:path>
        <draw:path draw:style-name="gr6" draw:text-style-name="P1" draw:layer="layout" svg:width="0.102cm" svg:height="0.1cm" svg:x="5.985cm" svg:y="20.895cm" svg:viewBox="0 0 103 101" svg:d="M103 52c0 28-23 49-51 49s-52-21-52-49c0-31 24-52 52-52s51 21 51 52z">
          <text:p/>
        </draw:path>
        <draw:path draw:style-name="gr6" draw:text-style-name="P1" draw:layer="layout" svg:width="0.008cm" svg:height="0.01cm" svg:x="6.032cm" svg:y="20.94cm" svg:viewBox="0 0 9 11" svg:d="M9 7c0 2-2 4-4 4-3 0-5-2-5-4 0-5 2-7 5-7 2 0 4 2 4 7z">
          <text:p/>
        </draw:path>
        <draw:polygon draw:style-name="gr3" draw:text-style-name="P3" draw:layer="layout" svg:width="0.148cm" svg:height="0.15cm" svg:x="6.155cm" svg:y="20.955cm" svg:viewBox="0 0 149 151" draw:points="131,125 145,103 149,82 149,59 140,35 125,19 103,6 80,0 57,2 36,10 19,25 6,44 0,67 0,91 10,112 25,132 44,144 68,151 91,149 112,140">
          <text:p/>
        </draw:polygon>
        <draw:path draw:style-name="gr6" draw:text-style-name="P1" draw:layer="layout" svg:width="0.15cm" svg:height="0.15cm" svg:x="6.155cm" svg:y="20.955cm" svg:viewBox="0 0 151 151" svg:d="M151 74c0 42-34 77-76 77-41 0-75-35-75-77 0-41 34-74 75-74 42 0 76 33 76 74z">
          <text:p/>
        </draw:path>
        <draw:path draw:style-name="gr6" draw:text-style-name="P1" draw:layer="layout" svg:width="0.102cm" svg:height="0.099cm" svg:x="6.178cm" svg:y="20.98cm" svg:viewBox="0 0 103 100" svg:d="M103 49c0 28-24 51-51 51-29 0-52-23-52-51s23-49 52-49c27 0 51 21 51 49z">
          <text:p/>
        </draw:path>
        <draw:path draw:style-name="gr6" draw:text-style-name="P1" draw:layer="layout" svg:width="0.008cm" svg:height="0.012cm" svg:x="6.225cm" svg:y="21.024cm" svg:viewBox="0 0 9 13" svg:d="M9 6c0 4-2 7-4 7-3 0-5-3-5-7 0-3 2-6 5-6 2 0 4 3 4 6z">
          <text:p/>
        </draw:path>
        <draw:path draw:style-name="gr3" draw:text-style-name="P3" draw:layer="layout" svg:width="0.149cm" svg:height="0.15cm" svg:x="67.192cm" svg:y="42.168cm" svg:viewBox="0 0 150 151" svg:d="M127 19l-21-13-21-6c-62-4-105 57-75 113l14 19 19 13c57 24 120-26 105-85l-6-22z">
          <text:p/>
        </draw:path>
        <draw:path draw:style-name="gr6" draw:text-style-name="P1" draw:layer="layout" svg:width="0.15cm" svg:height="0.15cm" svg:x="67.191cm" svg:y="42.168cm" svg:viewBox="0 0 151 151" svg:d="M151 75c0 42-34 76-75 76-42 0-76-34-76-76 0-41 34-75 76-75 41 0 75 34 75 75z">
          <text:p/>
        </draw:path>
        <draw:path draw:style-name="gr6" draw:text-style-name="P1" draw:layer="layout" svg:width="0.1cm" svg:height="0.1cm" svg:x="67.216cm" svg:y="42.193cm" svg:viewBox="0 0 101 101" svg:d="M101 50c0 27-21 51-50 51-27 0-51-24-51-51 0-29 24-50 51-50 29 0 50 21 50 50z">
          <text:p/>
        </draw:path>
        <draw:path draw:style-name="gr6" draw:text-style-name="P1" draw:layer="layout" svg:width="0.01cm" svg:height="0.01cm" svg:x="67.261cm" svg:y="42.238cm" svg:viewBox="0 0 11 11" svg:d="M11 4c0 5-2 7-4 7s-7-2-7-7c0-2 5-4 7-4s4 2 4 4z">
          <text:p/>
        </draw:path>
        <draw:path draw:style-name="gr3" draw:text-style-name="P3" draw:layer="layout" svg:width="0.15cm" svg:height="0.151cm" svg:x="67.154cm" svg:y="42.372cm" svg:viewBox="0 0 151 152" svg:d="M127 21l-22-13-21-7c-62-11-103 63-75 113l15 17 21 13c60 28 112-23 105-83l-8-23z">
          <text:p/>
        </draw:path>
        <draw:path draw:style-name="gr6" draw:text-style-name="P1" draw:layer="layout" svg:width="0.148cm" svg:height="0.15cm" svg:x="67.155cm" svg:y="42.371cm" svg:viewBox="0 0 149 151" svg:d="M149 77c0 40-32 74-75 74-42 0-74-34-74-74 0-42 32-77 74-77 43 0 75 35 75 77z">
          <text:p/>
        </draw:path>
        <draw:path draw:style-name="gr6" draw:text-style-name="P1" draw:layer="layout" svg:width="0.102cm" svg:height="0.102cm" svg:x="67.178cm" svg:y="42.396cm" svg:viewBox="0 0 103 103" svg:d="M103 51c0 29-23 52-51 52s-52-23-52-52c0-27 24-51 52-51s51 24 51 51z">
          <text:p/>
        </draw:path>
        <draw:path draw:style-name="gr6" draw:text-style-name="P1" draw:layer="layout" svg:width="0.008cm" svg:height="0.008cm" svg:x="67.225cm" svg:y="42.443cm" svg:viewBox="0 0 9 9" svg:d="M9 5c0 2-2 4-4 4-3 0-5-2-5-4s2-5 5-5c2 0 4 3 4 5z">
          <text:p/>
        </draw:path>
        <draw:path draw:style-name="gr3" draw:text-style-name="P3" draw:layer="layout" svg:width="0.15cm" svg:height="0.151cm" svg:x="69.06cm" svg:y="43.711cm" svg:viewBox="0 0 151 152" svg:d="M126 20l-19-14-23-6c-61-3-105 57-73 113l15 19 19 13c53 25 120-26 104-85l-8-21z">
          <text:p/>
        </draw:path>
        <draw:path draw:style-name="gr6" draw:text-style-name="P1" draw:layer="layout" svg:width="0.15cm" svg:height="0.15cm" svg:x="69.06cm" svg:y="43.711cm" svg:viewBox="0 0 151 151" svg:d="M151 77c0 40-34 74-74 74-42 0-77-34-77-74 0-42 35-77 77-77 40 0 74 35 74 77z">
          <text:p/>
        </draw:path>
        <draw:path draw:style-name="gr6" draw:text-style-name="P1" draw:layer="layout" svg:width="0.1cm" svg:height="0.1cm" svg:x="69.085cm" svg:y="43.736cm" svg:viewBox="0 0 101 101" svg:d="M101 51c0 29-21 50-50 50-27 0-51-21-51-50 0-30 24-51 51-51 29 0 50 21 50 51z">
          <text:p/>
        </draw:path>
        <draw:path draw:style-name="gr6" draw:text-style-name="P1" draw:layer="layout" svg:width="0.01cm" svg:height="0.01cm" svg:x="69.13cm" svg:y="43.781cm" svg:viewBox="0 0 11 11" svg:d="M11 7c0 2-2 4-4 4-5 0-7-2-7-4 0-5 2-7 7-7 2 0 4 2 4 7z">
          <text:p/>
        </draw:path>
        <draw:path draw:style-name="gr3" draw:text-style-name="P3" draw:layer="layout" svg:width="0.149cm" svg:height="0.149cm" svg:x="69.024cm" svg:y="43.916cm" svg:viewBox="0 0 150 150" svg:d="M126 19l-21-13-21-6h-24l-23 9-17 14-14 22-6 21v25l8 21 16 18 21 15c63 21 111-23 104-86l-8-23z">
          <text:p/>
        </draw:path>
        <draw:path draw:style-name="gr6" draw:text-style-name="P1" draw:layer="layout" svg:width="0.15cm" svg:height="0.15cm" svg:x="69.022cm" svg:y="43.916cm" svg:viewBox="0 0 151 151" svg:d="M151 74c0 44-34 77-74 77-43 0-77-33-77-77 0-40 34-74 77-74 40 0 74 34 74 74z">
          <text:p/>
        </draw:path>
        <draw:path draw:style-name="gr6" draw:text-style-name="P1" draw:layer="layout" svg:width="0.102cm" svg:height="0.099cm" svg:x="69.047cm" svg:y="43.942cm" svg:viewBox="0 0 103 100" svg:d="M103 48c0 29-24 52-52 52-27 0-51-23-51-52 0-27 24-48 51-48 28 0 52 21 52 48z">
          <text:p/>
        </draw:path>
        <draw:path draw:style-name="gr6" draw:text-style-name="P1" draw:layer="layout" svg:width="0.008cm" svg:height="0.008cm" svg:x="69.094cm" svg:y="43.986cm" svg:viewBox="0 0 9 9" svg:d="M9 5c0 2-2 4-5 4-2 0-4-2-4-4s2-5 4-5c3 0 5 3 5 5z">
          <text:p/>
        </draw:path>
        <draw:path draw:style-name="gr3" draw:text-style-name="P3" draw:layer="layout" svg:width="0.15cm" svg:height="0.149cm" svg:x="70.089cm" svg:y="43.352cm" svg:viewBox="0 0 151 150" svg:d="M20 24l-14 22-6 21v24l8 23 16 17 21 13 21 6h24l23-8 17-15 13-21c27-61-23-112-83-105l-23 9z">
          <text:p/>
        </draw:path>
        <draw:path draw:style-name="gr6" draw:text-style-name="P1" draw:layer="layout" svg:width="0.148cm" svg:height="0.148cm" svg:x="70.089cm" svg:y="43.353cm" svg:viewBox="0 0 149 149" svg:d="M149 74c0 43-33 75-75 75-43 0-74-32-74-75 0-42 31-74 74-74 42 0 75 32 75 74z">
          <text:p/>
        </draw:path>
        <draw:path draw:style-name="gr6" draw:text-style-name="P1" draw:layer="layout" svg:width="0.102cm" svg:height="0.102cm" svg:x="70.112cm" svg:y="43.376cm" svg:viewBox="0 0 103 103" svg:d="M103 52c0 28-24 51-51 51-29 0-52-23-52-51 0-27 23-52 52-52 27 0 51 25 51 52z">
          <text:p/>
        </draw:path>
        <draw:path draw:style-name="gr6" draw:text-style-name="P1" draw:layer="layout" svg:width="0.008cm" svg:height="0.008cm" svg:x="70.159cm" svg:y="43.423cm" svg:viewBox="0 0 9 9" svg:d="M9 4c0 3-2 5-5 5-2 0-4-2-4-5 0-2 2-4 4-4 3 0 5 2 5 4z">
          <text:p/>
        </draw:path>
        <draw:path draw:style-name="gr3" draw:text-style-name="P3" draw:layer="layout" svg:width="0.15cm" svg:height="0.15cm" svg:x="70.292cm" svg:y="43.39cm" svg:viewBox="0 0 151 151" svg:d="M19 24l-13 21-6 23c-4 61 58 103 112 72l19-15 14-19c22-54-20-116-86-105l-21 9z">
          <text:p/>
        </draw:path>
        <draw:path draw:style-name="gr6" draw:text-style-name="P1" draw:layer="layout" svg:width="0.15cm" svg:height="0.15cm" svg:x="70.292cm" svg:y="43.389cm" svg:viewBox="0 0 151 151" svg:d="M151 77c0 40-35 74-75 74-42 0-76-34-76-74 0-43 34-77 76-77 40 0 75 34 75 77z">
          <text:p/>
        </draw:path>
        <draw:path draw:style-name="gr6" draw:text-style-name="P1" draw:layer="layout" svg:width="0.1cm" svg:height="0.1cm" svg:x="70.317cm" svg:y="43.414cm" svg:viewBox="0 0 101 101" svg:d="M101 51c0 28-21 50-49 50-27 0-52-22-52-50 0-27 25-51 52-51 28 0 49 24 49 51z">
          <text:p/>
        </draw:path>
        <draw:path draw:style-name="gr6" draw:text-style-name="P1" draw:layer="layout" svg:width="0.01cm" svg:height="0.01cm" svg:x="70.362cm" svg:y="43.459cm" svg:viewBox="0 0 11 11" svg:d="M11 7c0 2-2 4-4 4-5 0-7-2-7-4 0-5 2-7 7-7 2 0 4 2 4 7z">
          <text:p/>
        </draw:path>
        <draw:path draw:style-name="gr3" draw:text-style-name="P3" draw:layer="layout" svg:width="0.15cm" svg:height="0.149cm" svg:x="70cm" svg:y="42.729cm" svg:viewBox="0 0 151 150" svg:d="M19 25l-13 19-6 23c-2 65 57 102 112 73l20-14 13-21c24-52-27-119-86-103l-21 8z">
          <text:p/>
        </draw:path>
        <draw:path draw:style-name="gr6" draw:text-style-name="P1" draw:layer="layout" svg:width="0.15cm" svg:height="0.15cm" svg:x="70cm" svg:y="42.729cm" svg:viewBox="0 0 151 151" svg:d="M151 74c0 43-35 77-77 77-40 0-74-34-74-77 0-40 34-74 74-74 42 0 77 34 77 74z">
          <text:p/>
        </draw:path>
        <draw:path draw:style-name="gr6" draw:text-style-name="P1" draw:layer="layout" svg:width="0.1cm" svg:height="0.1cm" svg:x="70.025cm" svg:y="42.754cm" svg:viewBox="0 0 101 101" svg:d="M101 49c0 28-24 52-51 52-28 0-50-24-50-52s22-49 50-49c27 0 51 21 51 49z">
          <text:p/>
        </draw:path>
        <draw:path draw:style-name="gr6" draw:text-style-name="P1" draw:layer="layout" svg:width="0.01cm" svg:height="0.01cm" svg:x="70.07cm" svg:y="42.799cm" svg:viewBox="0 0 11 11" svg:d="M11 4c0 5-2 7-7 7-2 0-4-2-4-7 0-2 2-4 4-4 5 0 7 2 7 4z">
          <text:p/>
        </draw:path>
        <draw:path draw:style-name="gr3" draw:text-style-name="P3" draw:layer="layout" svg:width="0.15cm" svg:height="0.149cm" svg:x="70.205cm" svg:y="42.766cm" svg:viewBox="0 0 151 150" svg:d="M19 24l-13 21-6 21v25l9 23 14 17 22 13 22 6h23l23-9 17-14 13-22c27-60-23-111-83-104l-24 8z">
          <text:p/>
        </draw:path>
        <draw:path draw:style-name="gr6" draw:text-style-name="P1" draw:layer="layout" svg:width="0.15cm" svg:height="0.148cm" svg:x="70.203cm" svg:y="42.767cm" svg:viewBox="0 0 151 149" svg:d="M151 74c0 43-34 75-74 75-43 0-77-32-77-75 0-42 34-74 77-74 40 0 74 32 74 74z">
          <text:p/>
        </draw:path>
        <draw:path draw:style-name="gr6" draw:text-style-name="P1" draw:layer="layout" svg:width="0.102cm" svg:height="0.102cm" svg:x="70.228cm" svg:y="42.79cm" svg:viewBox="0 0 103 103" svg:d="M103 51c0 27-23 52-51 52-27 0-52-25-52-52 0-28 25-51 52-51 28 0 51 23 51 51z">
          <text:p/>
        </draw:path>
        <draw:path draw:style-name="gr6" draw:text-style-name="P1" draw:layer="layout" svg:width="0.008cm" svg:height="0.008cm" svg:x="70.275cm" svg:y="42.837cm" svg:viewBox="0 0 9 9" svg:d="M9 4c0 2-2 5-4 5s-5-3-5-5 3-4 5-4 4 2 4 4z">
          <text:p/>
        </draw:path>
        <draw:path draw:style-name="gr3" draw:text-style-name="P3" draw:layer="layout" svg:width="0.149cm" svg:height="0.149cm" svg:x="72.055cm" svg:y="38.521cm" svg:viewBox="0 0 150 150" svg:d="M126 19l-21-13-22-6h-24l-23 8-17 15-13 21-6 21v26l9 21 14 17 22 13c59 27 112-23 104-83l-8-23z">
          <text:p/>
        </draw:path>
        <draw:path draw:style-name="gr6" draw:text-style-name="P1" draw:layer="layout" svg:width="0.15cm" svg:height="0.15cm" svg:x="72.053cm" svg:y="38.521cm" svg:viewBox="0 0 151 151" svg:d="M151 74c0 43-34 77-74 77-42 0-77-34-77-77 0-40 35-74 77-74 40 0 74 34 74 74z">
          <text:p/>
        </draw:path>
        <draw:path draw:style-name="gr6" draw:text-style-name="P1" draw:layer="layout" svg:width="0.102cm" svg:height="0.1cm" svg:x="72.078cm" svg:y="38.546cm" svg:viewBox="0 0 103 101" svg:d="M103 50c0 27-24 51-52 51-27 0-51-24-51-51 0-28 24-50 51-50 28 0 52 22 52 50z">
          <text:p/>
        </draw:path>
        <draw:path draw:style-name="gr6" draw:text-style-name="P1" draw:layer="layout" svg:width="0.008cm" svg:height="0.008cm" svg:x="72.125cm" svg:y="38.591cm" svg:viewBox="0 0 9 9" svg:d="M9 4c0 3-3 5-5 5s-4-2-4-5c0-2 2-4 4-4s5 2 5 4z">
          <text:p/>
        </draw:path>
        <draw:path draw:style-name="gr3" draw:text-style-name="P3" draw:layer="layout" svg:width="0.149cm" svg:height="0.149cm" svg:x="72.017cm" svg:y="38.726cm" svg:viewBox="0 0 150 150" svg:d="M126 17l-19-13-23-4h-24l-23 9-18 14-13 19-6 24v23l8 21 15 20 22 13c56 25 113-26 104-86l-8-21z">
          <text:p/>
        </draw:path>
        <draw:path draw:style-name="gr6" draw:text-style-name="P1" draw:layer="layout" svg:width="0.15cm" svg:height="0.15cm" svg:x="72.017cm" svg:y="38.724cm" svg:viewBox="0 0 151 151" svg:d="M151 77c0 40-34 74-76 74-41 0-75-34-75-74 0-43 34-77 75-77 42 0 76 34 76 77z">
          <text:p/>
        </draw:path>
        <draw:path draw:style-name="gr6" draw:text-style-name="P1" draw:layer="layout" svg:width="0.1cm" svg:height="0.1cm" svg:x="72.042cm" svg:y="38.749cm" svg:viewBox="0 0 101 101" svg:d="M101 52c0 28-24 49-52 49-27 0-49-21-49-49 0-27 22-52 49-52 28 0 52 25 52 52z">
          <text:p/>
        </draw:path>
        <draw:path draw:style-name="gr6" draw:text-style-name="P1" draw:layer="layout" svg:width="0.008cm" svg:height="0.01cm" svg:x="72.087cm" svg:y="38.794cm" svg:viewBox="0 0 9 11" svg:d="M9 7c0 2-2 4-5 4-2 0-4-2-4-4 0-4 2-7 4-7 3 0 5 3 5 7z">
          <text:p/>
        </draw:path>
        <draw:path draw:style-name="gr3" draw:text-style-name="P3" draw:layer="layout" svg:width="0.15cm" svg:height="0.15cm" svg:x="72.054cm" svg:y="36.848cm" svg:viewBox="0 0 151 151" svg:d="M126 19l-21-13-21-6c-63-5-104 62-74 112l14 20 22 12c55 25 113-24 104-85l-8-21z">
          <text:p/>
        </draw:path>
        <draw:path draw:style-name="gr6" draw:text-style-name="P1" draw:layer="layout" svg:width="0.15cm" svg:height="0.15cm" svg:x="72.053cm" svg:y="36.849cm" svg:viewBox="0 0 151 151" svg:d="M151 76c0 40-34 75-74 75-42 0-77-35-77-75 0-43 35-76 77-76 40 0 74 33 74 76z">
          <text:p/>
        </draw:path>
        <draw:path draw:style-name="gr6" draw:text-style-name="P1" draw:layer="layout" svg:width="0.102cm" svg:height="0.099cm" svg:x="72.078cm" svg:y="36.874cm" svg:viewBox="0 0 103 100" svg:d="M103 52c0 27-24 48-52 48-27 0-51-21-51-48 0-28 24-52 51-52 28 0 52 24 52 52z">
          <text:p/>
        </draw:path>
        <draw:path draw:style-name="gr6" draw:text-style-name="P1" draw:layer="layout" svg:width="0.008cm" svg:height="0.011cm" svg:x="72.125cm" svg:y="36.918cm" svg:viewBox="0 0 9 12" svg:d="M9 8c0 2-3 4-5 4s-4-2-4-4c0-5 2-8 4-8s5 3 5 8z">
          <text:p/>
        </draw:path>
        <draw:path draw:style-name="gr3" draw:text-style-name="P3" draw:layer="layout" svg:width="0.15cm" svg:height="0.151cm" svg:x="72.016cm" svg:y="37.054cm" svg:viewBox="0 0 151 152" svg:d="M127 19l-19-13-23-6c-64-5-104 62-76 113l15 19 22 13c56 25 113-25 104-86l-8-21z">
          <text:p/>
        </draw:path>
        <draw:path draw:style-name="gr6" draw:text-style-name="P1" draw:layer="layout" svg:width="0.15cm" svg:height="0.15cm" svg:x="72.017cm" svg:y="37.054cm" svg:viewBox="0 0 151 151" svg:d="M151 75c0 42-34 76-76 76-41 0-75-34-75-76 0-41 34-75 75-75 42 0 76 34 76 75z">
          <text:p/>
        </draw:path>
        <draw:path draw:style-name="gr6" draw:text-style-name="P1" draw:layer="layout" svg:width="0.1cm" svg:height="0.1cm" svg:x="72.042cm" svg:y="37.079cm" svg:viewBox="0 0 101 101" svg:d="M101 49c0 27-24 52-52 52-27 0-49-25-49-52 0-28 22-49 49-49 28 0 52 21 52 49z">
          <text:p/>
        </draw:path>
        <draw:path draw:style-name="gr6" draw:text-style-name="P1" draw:layer="layout" svg:width="0.008cm" svg:height="0.01cm" svg:x="72.087cm" svg:y="37.124cm" svg:viewBox="0 0 9 11" svg:d="M9 5c0 4-2 6-5 6-2 0-4-2-4-6 0-2 2-5 4-5 3 0 5 3 5 5z">
          <text:p/>
        </draw:path>
        <draw:path draw:style-name="gr3" draw:text-style-name="P3" draw:layer="layout" svg:width="0.15cm" svg:height="0.149cm" svg:x="59.477cm" svg:y="19.689cm" svg:viewBox="0 0 151 150" svg:d="M24 132l21 13 22 4c62 11 103-62 75-113l-15-17-19-13c-58-23-116 20-107 86l8 21z">
          <text:p/>
        </draw:path>
        <draw:path draw:style-name="gr6" draw:text-style-name="P1" draw:layer="layout" svg:width="0.15cm" svg:height="0.15cm" svg:x="59.478cm" svg:y="19.689cm" svg:viewBox="0 0 151 151" svg:d="M151 75c0 42-35 76-77 76-40 0-74-34-74-76 0-41 34-75 74-75 42 0 77 34 77 75z">
          <text:p/>
        </draw:path>
        <draw:path draw:style-name="gr6" draw:text-style-name="P1" draw:layer="layout" svg:width="0.102cm" svg:height="0.1cm" svg:x="59.501cm" svg:y="19.714cm" svg:viewBox="0 0 103 101" svg:d="M103 50c0 27-24 51-51 51-29 0-52-24-52-51 0-29 23-50 52-50 27 0 51 21 51 50z">
          <text:p/>
        </draw:path>
        <draw:path draw:style-name="gr6" draw:text-style-name="P1" draw:layer="layout" svg:width="0.008cm" svg:height="0.01cm" svg:x="59.548cm" svg:y="19.759cm" svg:viewBox="0 0 9 11" svg:d="M9 4c0 3-3 7-5 7s-4-4-4-7c0-2 2-4 4-4s5 2 5 4z">
          <text:p/>
        </draw:path>
        <draw:path draw:style-name="gr3" draw:text-style-name="P3" draw:layer="layout" svg:width="0.15cm" svg:height="0.15cm" svg:x="59.515cm" svg:y="19.483cm" svg:viewBox="0 0 151 151" svg:d="M25 132l21 12 22 7c62 4 103-63 74-113l-15-20-21-12c-56-24-114 24-105 84l8 23z">
          <text:p/>
        </draw:path>
        <draw:path draw:style-name="gr6" draw:text-style-name="P1" draw:layer="layout" svg:width="0.15cm" svg:height="0.151cm" svg:x="59.514cm" svg:y="19.483cm" svg:viewBox="0 0 151 152" svg:d="M151 77c0 41-34 75-75 75-42 0-76-34-76-75 0-43 34-77 76-77 41 0 75 34 75 77z">
          <text:p/>
        </draw:path>
        <draw:path draw:style-name="gr6" draw:text-style-name="P1" draw:layer="layout" svg:width="0.103cm" svg:height="0.099cm" svg:x="59.539cm" svg:y="19.509cm" svg:viewBox="0 0 104 100" svg:d="M104 52c0 27-24 48-52 48-27 0-52-21-52-48 0-29 25-52 52-52 28 0 52 23 52 52z">
          <text:p/>
        </draw:path>
        <draw:path draw:style-name="gr6" draw:text-style-name="P1" draw:layer="layout" svg:width="0.008cm" svg:height="0.011cm" svg:x="59.586cm" svg:y="19.553cm" svg:viewBox="0 0 9 12" svg:d="M9 8c0 2-2 4-4 4s-5-2-5-4c0-5 3-8 5-8s4 3 4 8z">
          <text:p/>
        </draw:path>
        <draw:path draw:style-name="gr3" draw:text-style-name="P3" draw:layer="layout" svg:width="0.149cm" svg:height="0.148cm" svg:x="43.201cm" svg:y="6.709cm" svg:viewBox="0 0 150 149" svg:d="M126 17l-22-12-22-5h-23l-23 9-17 15-13 20-6 23v23l8 21 15 19 21 13c56 24 114-24 105-85l-9-21z">
          <text:p/>
        </draw:path>
        <draw:path draw:style-name="gr6" draw:text-style-name="P1" draw:layer="layout" svg:width="0.148cm" svg:height="0.151cm" svg:x="43.201cm" svg:y="6.707cm" svg:viewBox="0 0 149 152" svg:d="M149 76c0 41-32 76-75 76-40 0-74-35-74-76 0-42 34-76 74-76 43 0 75 34 75 76z">
          <text:p/>
        </draw:path>
        <draw:path draw:style-name="gr6" draw:text-style-name="P1" draw:layer="layout" svg:width="0.102cm" svg:height="0.099cm" svg:x="43.224cm" svg:y="6.733cm" svg:viewBox="0 0 103 100" svg:d="M103 51c0 28-24 49-52 49s-51-21-51-49 23-51 51-51 52 23 52 51z">
          <text:p/>
        </draw:path>
        <draw:path draw:style-name="gr6" draw:text-style-name="P1" draw:layer="layout" svg:width="0.008cm" svg:height="0.011cm" svg:x="43.271cm" svg:y="6.777cm" svg:viewBox="0 0 9 12" svg:d="M9 6c0 4-2 6-5 6-2 0-4-2-4-6s2-6 4-6c3 0 5 2 5 6z">
          <text:p/>
        </draw:path>
        <draw:path draw:style-name="gr3" draw:text-style-name="P3" draw:layer="layout" svg:width="0.151cm" svg:height="0.15cm" svg:x="43.162cm" svg:y="6.913cm" svg:viewBox="0 0 152 151" svg:d="M126 19l-20-13-23-6c-60-3-104 56-72 113l15 19 19 12c53 25 121-25 105-85l-9-21z">
          <text:p/>
        </draw:path>
        <draw:path draw:style-name="gr6" draw:text-style-name="P1" draw:layer="layout" svg:width="0.15cm" svg:height="0.15cm" svg:x="43.163cm" svg:y="6.913cm" svg:viewBox="0 0 151 151" svg:d="M151 75c0 42-34 76-77 76-41 0-74-34-74-76s33-75 74-75c43 0 77 33 77 75z">
          <text:p/>
        </draw:path>
        <draw:path draw:style-name="gr6" draw:text-style-name="P1" draw:layer="layout" svg:width="0.099cm" svg:height="0.099cm" svg:x="43.188cm" svg:y="6.938cm" svg:viewBox="0 0 100 100" svg:d="M100 50c0 27-23 50-50 50-29 0-50-23-50-50 0-29 21-50 50-50 27 0 50 21 50 50z">
          <text:p/>
        </draw:path>
        <draw:path draw:style-name="gr6" draw:text-style-name="P1" draw:layer="layout" svg:width="0.011cm" svg:height="0.011cm" svg:x="43.232cm" svg:y="6.982cm" svg:viewBox="0 0 12 12" svg:d="M12 6c0 4-2 6-6 6-2 0-6-2-6-6 0-2 4-6 6-6 4 0 6 4 6 6z">
          <text:p/>
        </draw:path>
        <draw:polygon draw:style-name="gr3" draw:text-style-name="P3" draw:layer="layout" svg:width="0.149cm" svg:height="0.15cm" svg:x="57.983cm" svg:y="18.463cm" svg:viewBox="0 0 150 151" draw:points="20,26 7,45 0,69 0,92 9,113 24,132 45,145 66,151 89,149 114,141 131,126 143,107 150,84 150,59 141,38 126,19 104,7 83,0 60,2 36,11">
          <text:p/>
        </draw:polygon>
        <draw:path draw:style-name="gr6" draw:text-style-name="P1" draw:layer="layout" svg:width="0.149cm" svg:height="0.15cm" svg:x="57.983cm" svg:y="18.463cm" svg:viewBox="0 0 150 151" svg:d="M150 75c0 43-32 76-75 76s-75-33-75-76c0-41 32-75 75-75s75 34 75 75z">
          <text:p/>
        </draw:path>
        <draw:path draw:style-name="gr6" draw:text-style-name="P1" draw:layer="layout" svg:width="0.101cm" svg:height="0.099cm" svg:x="58.007cm" svg:y="18.489cm" svg:viewBox="0 0 102 100" svg:d="M102 48c0 29-23 52-50 52-28 0-52-23-52-52 0-27 24-48 52-48 27 0 50 21 50 48z">
          <text:p/>
        </draw:path>
        <draw:path draw:style-name="gr6" draw:text-style-name="P1" draw:layer="layout" svg:width="0.009cm" svg:height="0.011cm" svg:x="58.053cm" svg:y="18.533cm" svg:viewBox="0 0 10 12" svg:d="M10 5c0 5-2 7-5 7s-5-2-5-7c0-2 2-5 5-5s5 3 5 5z">
          <text:p/>
        </draw:path>
        <draw:path draw:style-name="gr3" draw:text-style-name="P3" draw:layer="layout" svg:width="0.15cm" svg:height="0.15cm" svg:x="58.187cm" svg:y="18.501cm" svg:viewBox="0 0 151 151" svg:d="M19 26l-13 19-6 24c-2 64 57 100 113 72l19-15 13-19c24-55-26-119-86-105l-21 9z">
          <text:p/>
        </draw:path>
        <draw:path draw:style-name="gr6" draw:text-style-name="P1" draw:layer="layout" svg:width="0.15cm" svg:height="0.151cm" svg:x="58.187cm" svg:y="18.501cm" svg:viewBox="0 0 151 152" svg:d="M151 75c0 43-34 77-75 77-42 0-76-34-76-77 0-40 34-75 76-75 41 0 75 35 75 75z">
          <text:p/>
        </draw:path>
        <draw:path draw:style-name="gr6" draw:text-style-name="P1" draw:layer="layout" svg:width="0.1cm" svg:height="0.099cm" svg:x="58.212cm" svg:y="18.527cm" svg:viewBox="0 0 101 100" svg:d="M101 49c0 28-22 51-49 51-29 0-52-23-52-51s23-49 52-49c27 0 49 21 49 49z">
          <text:p/>
        </draw:path>
        <draw:path draw:style-name="gr6" draw:text-style-name="P1" draw:layer="layout" svg:width="0.01cm" svg:height="0.011cm" svg:x="58.257cm" svg:y="18.571cm" svg:viewBox="0 0 11 12" svg:d="M11 5c0 5-2 7-5 7-4 0-6-2-6-7 0-3 2-5 6-5 3 0 5 2 5 5z">
          <text:p/>
        </draw:path>
        <draw:path draw:style-name="gr3" draw:text-style-name="P3" draw:layer="layout" svg:width="0.15cm" svg:height="0.151cm" svg:x="45.077cm" svg:y="8.449cm" svg:viewBox="0 0 151 152" svg:d="M126 19l-21-12-21-7c-63-5-104 63-74 113l14 19 22 13c55 24 113-24 104-84l-9-22z">
          <text:p/>
        </draw:path>
        <draw:path draw:style-name="gr6" draw:text-style-name="P1" draw:layer="layout" svg:width="0.148cm" svg:height="0.151cm" svg:x="45.078cm" svg:y="8.449cm" svg:viewBox="0 0 149 152" svg:d="M149 75c0 43-32 77-75 77-42 0-74-34-74-77 0-40 32-75 74-75 43 0 75 35 75 75z">
          <text:p/>
        </draw:path>
        <draw:path draw:style-name="gr6" draw:text-style-name="P1" draw:layer="layout" svg:width="0.102cm" svg:height="0.099cm" svg:x="45.101cm" svg:y="8.475cm" svg:viewBox="0 0 103 100" svg:d="M103 48c0 28-24 52-52 52-27 0-51-24-51-52 0-27 24-48 51-48 28 0 52 21 52 48z">
          <text:p/>
        </draw:path>
        <draw:path draw:style-name="gr6" draw:text-style-name="P1" draw:layer="layout" svg:width="0.008cm" svg:height="0.011cm" svg:x="45.148cm" svg:y="8.519cm" svg:viewBox="0 0 9 12" svg:d="M9 4c0 6-3 8-5 8s-4-2-4-8c0-2 2-4 4-4s5 2 5 4z">
          <text:p/>
        </draw:path>
        <draw:path draw:style-name="gr3" draw:text-style-name="P3" draw:layer="layout" svg:width="0.148cm" svg:height="0.15cm" svg:x="45.04cm" svg:y="8.654cm" svg:viewBox="0 0 149 151" svg:d="M126 20l-19-13-23-6c-65-10-101 58-75 113l14 17 23 12c57 26 112-18 103-83l-8-23z">
          <text:p/>
        </draw:path>
        <draw:path draw:style-name="gr6" draw:text-style-name="P1" draw:layer="layout" svg:width="0.15cm" svg:height="0.148cm" svg:x="45.04cm" svg:y="8.655cm" svg:viewBox="0 0 151 149" svg:d="M151 75c0 42-34 74-76 74-41 0-75-32-75-74 0-43 34-75 75-75 42 0 76 32 76 75z">
          <text:p/>
        </draw:path>
        <draw:path draw:style-name="gr6" draw:text-style-name="P1" draw:layer="layout" svg:width="0.1cm" svg:height="0.101cm" svg:x="45.065cm" svg:y="8.678cm" svg:viewBox="0 0 101 102" svg:d="M101 51c0 28-23 51-51 51s-50-23-50-51 22-51 50-51 51 23 51 51z">
          <text:p/>
        </draw:path>
        <draw:path draw:style-name="gr6" draw:text-style-name="P1" draw:layer="layout" svg:width="0.01cm" svg:height="0.009cm" svg:x="45.11cm" svg:y="8.724cm" svg:viewBox="0 0 11 10" svg:d="M11 5c0 2-4 5-7 5-2 0-4-3-4-5s2-5 4-5c3 0 7 3 7 5z">
          <text:p/>
        </draw:path>
        <draw:path draw:style-name="gr3" draw:text-style-name="P3" draw:layer="layout" svg:width="0.15cm" svg:height="0.149cm" svg:x="59.478cm" svg:y="8.243cm" svg:viewBox="0 0 151 150" svg:d="M126 18l-19-13-24-4c-61-10-104 58-73 110l15 20 19 13c55 22 116-19 105-86l-8-21z">
          <text:p/>
        </draw:path>
        <draw:path draw:style-name="gr6" draw:text-style-name="P1" draw:layer="layout" svg:width="0.15cm" svg:height="0.15cm" svg:x="59.478cm" svg:y="8.242cm" svg:viewBox="0 0 151 151" svg:d="M151 76c0 41-35 75-77 75-40 0-74-34-74-75 0-42 34-76 74-76 42 0 77 34 77 76z">
          <text:p/>
        </draw:path>
        <draw:path draw:style-name="gr6" draw:text-style-name="P1" draw:layer="layout" svg:width="0.1cm" svg:height="0.1cm" svg:x="59.503cm" svg:y="8.267cm" svg:viewBox="0 0 101 101" svg:d="M101 51c0 28-24 50-51 50-29 0-50-22-50-50s21-51 50-51c27 0 51 23 51 51z">
          <text:p/>
        </draw:path>
        <draw:path draw:style-name="gr6" draw:text-style-name="P1" draw:layer="layout" svg:width="0.01cm" svg:height="0.01cm" svg:x="59.548cm" svg:y="8.312cm" svg:viewBox="0 0 11 11" svg:d="M11 7c0 2-2 4-7 4-2 0-4-2-4-4 0-5 2-7 4-7 5 0 7 2 7 7z">
          <text:p/>
        </draw:path>
        <draw:path draw:style-name="gr3" draw:text-style-name="P3" draw:layer="layout" svg:width="0.151cm" svg:height="0.151cm" svg:x="59.44cm" svg:y="8.447cm" svg:viewBox="0 0 152 152" svg:d="M127 19l-19-13-24-6c-61-2-105 58-73 113l15 19 20 13c53 25 120-25 104-85l-9-21z">
          <text:p/>
        </draw:path>
        <draw:path draw:style-name="gr6" draw:text-style-name="P1" draw:layer="layout" svg:width="0.15cm" svg:height="0.15cm" svg:x="59.44cm" svg:y="8.447cm" svg:viewBox="0 0 151 151" svg:d="M151 75c0 43-34 76-76 76-41 0-75-33-75-76 0-40 34-75 75-75 42 0 76 35 76 75z">
          <text:p/>
        </draw:path>
        <draw:path draw:style-name="gr6" draw:text-style-name="P1" draw:layer="layout" svg:width="0.1cm" svg:height="0.099cm" svg:x="59.465cm" svg:y="8.473cm" svg:viewBox="0 0 101 100" svg:d="M101 48c0 28-25 52-52 52-28 0-49-24-49-52 0-27 21-48 49-48 27 0 52 21 52 48z">
          <text:p/>
        </draw:path>
        <draw:path draw:style-name="gr6" draw:text-style-name="P1" draw:layer="layout" svg:width="0.01cm" svg:height="0.011cm" svg:x="59.51cm" svg:y="8.517cm" svg:viewBox="0 0 11 12" svg:d="M11 4c0 5-2 8-7 8-2 0-4-3-4-8 0-2 2-4 4-4 5 0 7 2 7 4z">
          <text:p/>
        </draw:path>
        <draw:path draw:style-name="gr3" draw:text-style-name="P3" draw:layer="layout" svg:width="0.15cm" svg:height="0.148cm" svg:x="59.478cm" svg:y="6.787cm" svg:viewBox="0 0 151 149" svg:d="M126 18l-19-13-24-4c-61-10-104 58-73 111l15 19 19 12c55 23 116-19 105-85l-8-21z">
          <text:p/>
        </draw:path>
        <draw:path draw:style-name="gr6" draw:text-style-name="P1" draw:layer="layout" svg:width="0.15cm" svg:height="0.15cm" svg:x="59.478cm" svg:y="6.786cm" svg:viewBox="0 0 151 151" svg:d="M151 77c0 40-35 74-77 74-40 0-74-34-74-74 0-44 34-77 74-77 42 0 77 33 77 77z">
          <text:p/>
        </draw:path>
        <draw:path draw:style-name="gr6" draw:text-style-name="P1" draw:layer="layout" svg:width="0.1cm" svg:height="0.099cm" svg:x="59.503cm" svg:y="6.811cm" svg:viewBox="0 0 101 100" svg:d="M101 51c0 28-24 49-51 49-29 0-50-21-50-49s21-51 50-51c27 0 51 23 51 51z">
          <text:p/>
        </draw:path>
        <draw:path draw:style-name="gr6" draw:text-style-name="P1" draw:layer="layout" svg:width="0.01cm" svg:height="0.011cm" svg:x="59.548cm" svg:y="6.855cm" svg:viewBox="0 0 11 12" svg:d="M11 7c0 2-2 5-7 5-2 0-4-3-4-5 0-4 2-7 4-7 5 0 7 3 7 7z">
          <text:p/>
        </draw:path>
        <draw:path draw:style-name="gr3" draw:text-style-name="P3" draw:layer="layout" svg:width="0.151cm" svg:height="0.15cm" svg:x="59.44cm" svg:y="6.991cm" svg:viewBox="0 0 152 151" svg:d="M127 19l-19-13-24-6c-61-2-105 56-73 112l15 19 20 14c53 24 120-26 104-86l-9-21z">
          <text:p/>
        </draw:path>
        <draw:path draw:style-name="gr6" draw:text-style-name="P1" draw:layer="layout" svg:width="0.15cm" svg:height="0.15cm" svg:x="59.44cm" svg:y="6.991cm" svg:viewBox="0 0 151 151" svg:d="M151 74c0 42-34 77-76 77-41 0-75-35-75-77 0-40 34-74 75-74 42 0 76 34 76 74z">
          <text:p/>
        </draw:path>
        <draw:path draw:style-name="gr6" draw:text-style-name="P1" draw:layer="layout" svg:width="0.1cm" svg:height="0.1cm" svg:x="59.465cm" svg:y="7.016cm" svg:viewBox="0 0 101 101" svg:d="M101 49c0 28-25 52-52 52-28 0-49-24-49-52s21-49 49-49c27 0 52 21 52 49z">
          <text:p/>
        </draw:path>
        <draw:path draw:style-name="gr6" draw:text-style-name="P1" draw:layer="layout" svg:width="0.01cm" svg:height="0.01cm" svg:x="59.51cm" svg:y="7.061cm" svg:viewBox="0 0 11 11" svg:d="M11 5c0 4-2 6-7 6-2 0-4-2-4-6 0-3 2-5 4-5 5 0 7 2 7 5z">
          <text:p/>
        </draw:path>
        <draw:line draw:style-name="gr11" draw:text-style-name="P1" draw:layer="layout" svg:x1="59.933cm" svg:y1="6.203cm" svg:x2="59.935cm" svg:y2="6.203cm">
          <text:p/>
        </draw:line>
        <draw:line draw:style-name="gr9" draw:text-style-name="P1" draw:layer="layout" svg:x1="71.759cm" svg:y1="38.781cm" svg:x2="71.759cm" svg:y2="37.79cm">
          <text:p/>
        </draw:line>
        <draw:line draw:style-name="gr9" draw:text-style-name="P1" draw:layer="layout" svg:x1="71.759cm" svg:y1="37.227cm" svg:x2="68.776cm" svg:y2="37.227cm">
          <text:p/>
        </draw:line>
        <draw:line draw:style-name="gr9" draw:text-style-name="P1" draw:layer="layout" svg:x1="71.759cm" svg:y1="38.538cm" svg:x2="68.776cm" svg:y2="38.538cm">
          <text:p/>
        </draw:line>
        <draw:line draw:style-name="gr9" draw:text-style-name="P1" draw:layer="layout" svg:x1="70.561cm" svg:y1="38.538cm" svg:x2="70.561cm" svg:y2="37.227cm">
          <text:p/>
        </draw:line>
        <draw:line draw:style-name="gr9" draw:text-style-name="P1" draw:layer="layout" svg:x1="69.361cm" svg:y1="38.538cm" svg:x2="69.361cm" svg:y2="37.202cm">
          <text:p/>
        </draw:line>
        <draw:polygon draw:style-name="gr9" draw:text-style-name="P1" draw:layer="layout" svg:width="0.601cm" svg:height="0.146cm" svg:x="69.655cm" svg:y="37.801cm" svg:viewBox="0 0 602 147" draw:points="602,147 602,0 0,0 0,147">
          <text:p/>
        </draw:polygon>
        <draw:line draw:style-name="gr9" draw:text-style-name="P1" draw:layer="layout" svg:x1="71.759cm" svg:y1="37.79cm" svg:x2="71.759cm" svg:y2="36.982cm">
          <text:p/>
        </draw:line>
        <draw:line draw:style-name="gr6" draw:text-style-name="P1" draw:layer="layout" svg:x1="76.963cm" svg:y1="32.506cm" svg:x2="76.784cm" svg:y2="32.327cm">
          <text:p/>
        </draw:line>
        <draw:line draw:style-name="gr6" draw:text-style-name="P1" draw:layer="layout" svg:x1="76.786cm" svg:y1="32.508cm" svg:x2="76.96cm" svg:y2="32.327cm">
          <text:p/>
        </draw:line>
        <draw:line draw:style-name="gr6" draw:text-style-name="P1" draw:layer="layout" svg:x1="76.91cm" svg:y1="31.238cm" svg:x2="76.733cm" svg:y2="31.059cm">
          <text:p/>
        </draw:line>
        <draw:line draw:style-name="gr6" draw:text-style-name="P1" draw:layer="layout" svg:x1="76.733cm" svg:y1="31.24cm" svg:x2="76.907cm" svg:y2="31.059cm">
          <text:p/>
        </draw:line>
        <draw:line draw:style-name="gr6" draw:text-style-name="P1" draw:layer="layout" svg:x1="76.91cm" svg:y1="30.529cm" svg:x2="76.733cm" svg:y2="30.35cm">
          <text:p/>
        </draw:line>
        <draw:line draw:style-name="gr6" draw:text-style-name="P1" draw:layer="layout" svg:x1="76.733cm" svg:y1="30.529cm" svg:x2="76.907cm" svg:y2="30.348cm">
          <text:p/>
        </draw:line>
        <draw:line draw:style-name="gr6" draw:text-style-name="P1" draw:layer="layout" svg:x1="76.91cm" svg:y1="29.583cm" svg:x2="76.733cm" svg:y2="29.404cm">
          <text:p/>
        </draw:line>
        <draw:line draw:style-name="gr6" draw:text-style-name="P1" draw:layer="layout" svg:x1="76.733cm" svg:y1="29.583cm" svg:x2="76.907cm" svg:y2="29.402cm">
          <text:p/>
        </draw:line>
        <draw:line draw:style-name="gr6" draw:text-style-name="P1" draw:layer="layout" svg:x1="76.907cm" svg:y1="28.446cm" svg:x2="76.731cm" svg:y2="28.27cm">
          <text:p/>
        </draw:line>
        <draw:line draw:style-name="gr6" draw:text-style-name="P1" draw:layer="layout" svg:x1="76.733cm" svg:y1="28.449cm" svg:x2="76.907cm" svg:y2="28.268cm">
          <text:p/>
        </draw:line>
        <draw:line draw:style-name="gr6" draw:text-style-name="P1" draw:layer="layout" svg:x1="76.994cm" svg:y1="27.261cm" svg:x2="76.818cm" svg:y2="27.084cm">
          <text:p/>
        </draw:line>
        <draw:line draw:style-name="gr6" draw:text-style-name="P1" draw:layer="layout" svg:x1="76.82cm" svg:y1="27.263cm" svg:x2="76.994cm" svg:y2="27.082cm">
          <text:p/>
        </draw:line>
        <draw:line draw:style-name="gr6" draw:text-style-name="P1" draw:layer="layout" svg:x1="45.415cm" svg:y1="36.247cm" svg:x2="45.415cm" svg:y2="37.287cm">
          <text:p/>
        </draw:line>
        <draw:line draw:style-name="gr6" draw:text-style-name="P1" draw:layer="layout" svg:x1="73.837cm" svg:y1="42.015cm" svg:x2="73.845cm" svg:y2="43.356cm">
          <text:p/>
        </draw:line>
        <draw:line draw:style-name="gr6" draw:text-style-name="P1" draw:layer="layout" svg:x1="73.92cm" svg:y1="42.678cm" svg:x2="73.839cm" svg:y2="42.678cm">
          <text:p/>
        </draw:line>
        <draw:line draw:style-name="gr15" draw:text-style-name="P1" draw:layer="layout" svg:x1="33.765cm" svg:y1="36.327cm" svg:x2="34.102cm" svg:y2="36.233cm">
          <text:p/>
        </draw:line>
        <draw:line draw:style-name="gr15" draw:text-style-name="P1" draw:layer="layout" svg:x1="34.222cm" svg:y1="36.2cm" svg:x2="34.559cm" svg:y2="36.106cm">
          <text:p/>
        </draw:line>
        <draw:line draw:style-name="gr15" draw:text-style-name="P1" draw:layer="layout" svg:x1="34.679cm" svg:y1="36.072cm" svg:x2="34.679cm" svg:y2="36.074cm">
          <text:p/>
        </draw:line>
        <draw:line draw:style-name="gr15" draw:text-style-name="P1" draw:layer="layout" svg:x1="34.8cm" svg:y1="36.039cm" svg:x2="35.137cm" svg:y2="35.943cm">
          <text:p/>
        </draw:line>
        <draw:line draw:style-name="gr15" draw:text-style-name="P1" draw:layer="layout" svg:x1="35.238cm" svg:y1="35.916cm" svg:x2="35.575cm" svg:y2="35.822cm">
          <text:p/>
        </draw:line>
        <draw:line draw:style-name="gr15" draw:text-style-name="P1" draw:layer="layout" svg:x1="35.787cm" svg:y1="36.132cm" svg:x2="35.773cm" svg:y2="36.07cm">
          <text:p/>
        </draw:line>
        <draw:line draw:style-name="gr15" draw:text-style-name="P1" draw:layer="layout" svg:x1="69.018cm" svg:y1="25.92cm" svg:x2="69.018cm" svg:y2="27.44cm">
          <text:p/>
        </draw:line>
        <draw:line draw:style-name="gr15" draw:text-style-name="P1" draw:layer="layout" svg:x1="73.018cm" svg:y1="21.3cm" svg:x2="73.269cm" svg:y2="21.838cm">
          <text:p/>
        </draw:line>
        <draw:line draw:style-name="gr15" draw:text-style-name="P1" draw:layer="layout" svg:x1="72.965cm" svg:y1="22.579cm" svg:x2="73.216cm" svg:y2="22.203cm">
          <text:p/>
        </draw:line>
        <draw:line draw:style-name="gr15" draw:text-style-name="P1" draw:layer="layout" svg:x1="45.415cm" svg:y1="36.766cm" svg:x2="45.58cm" svg:y2="36.766cm">
          <text:p/>
        </draw:line>
        <draw:line draw:style-name="gr15" draw:text-style-name="P1" draw:layer="layout" svg:x1="45.18cm" svg:y1="13.709cm" svg:x2="45.629cm" svg:y2="13.763cm">
          <text:p/>
        </draw:line>
        <draw:line draw:style-name="gr15" draw:text-style-name="P1" draw:layer="layout" svg:x1="45.303cm" svg:y1="12.685cm" svg:x2="45.75cm" svg:y2="12.739cm">
          <text:p/>
        </draw:line>
        <draw:line draw:style-name="gr15" draw:text-style-name="P1" draw:layer="layout" svg:x1="56.824cm" svg:y1="42.567cm" svg:x2="56.911cm" svg:y2="42.521cm">
          <text:p/>
        </draw:line>
        <draw:polyline draw:style-name="gr6" draw:text-style-name="P1" draw:layer="layout" svg:width="0.422cm" svg:height="0.487cm" svg:x="43.124cm" svg:y="38.144cm" svg:viewBox="0 0 423 488" draw:points="423,0 0,0 0,488 423,488">
          <text:p/>
        </draw:polyline>
        <draw:line draw:style-name="gr6" draw:text-style-name="P1" draw:layer="layout" svg:x1="43.546cm" svg:y1="38.144cm" svg:x2="43.546cm" svg:y2="38.631cm">
          <text:p/>
        </draw:line>
        <draw:line draw:style-name="gr6" draw:text-style-name="P1" draw:layer="layout" svg:x1="43.609cm" svg:y1="38.631cm" svg:x2="43.69cm" svg:y2="38.631cm">
          <text:p/>
        </draw:line>
        <draw:line draw:style-name="gr6" draw:text-style-name="P1" draw:layer="layout" svg:x1="43.789cm" svg:y1="38.631cm" svg:x2="43.87cm" svg:y2="38.631cm">
          <text:p/>
        </draw:line>
        <draw:line draw:style-name="gr6" draw:text-style-name="P1" draw:layer="layout" svg:x1="43.969cm" svg:y1="38.631cm" svg:x2="44.049cm" svg:y2="38.631cm">
          <text:p/>
        </draw:line>
        <draw:line draw:style-name="gr6" draw:text-style-name="P1" draw:layer="layout" svg:x1="44.14cm" svg:y1="38.631cm" svg:x2="44.221cm" svg:y2="38.631cm">
          <text:p/>
        </draw:line>
        <draw:line draw:style-name="gr6" draw:text-style-name="P1" draw:layer="layout" svg:x1="43.609cm" svg:y1="39.24cm" svg:x2="43.69cm" svg:y2="39.24cm">
          <text:p/>
        </draw:line>
        <draw:line draw:style-name="gr6" draw:text-style-name="P1" draw:layer="layout" svg:x1="43.789cm" svg:y1="39.24cm" svg:x2="43.87cm" svg:y2="39.24cm">
          <text:p/>
        </draw:line>
        <draw:line draw:style-name="gr6" draw:text-style-name="P1" draw:layer="layout" svg:x1="43.969cm" svg:y1="39.24cm" svg:x2="44.049cm" svg:y2="39.24cm">
          <text:p/>
        </draw:line>
        <draw:line draw:style-name="gr6" draw:text-style-name="P1" draw:layer="layout" svg:x1="44.14cm" svg:y1="39.24cm" svg:x2="44.221cm" svg:y2="39.24cm">
          <text:p/>
        </draw:line>
        <draw:line draw:style-name="gr6" draw:text-style-name="P1" draw:layer="layout" svg:x1="44.244cm" svg:y1="39.245cm" svg:x2="44.244cm" svg:y2="39.166cm">
          <text:p/>
        </draw:line>
        <draw:line draw:style-name="gr6" draw:text-style-name="P1" draw:layer="layout" svg:x1="44.244cm" svg:y1="39.065cm" svg:x2="44.244cm" svg:y2="38.986cm">
          <text:p/>
        </draw:line>
        <draw:line draw:style-name="gr6" draw:text-style-name="P1" draw:layer="layout" svg:x1="44.244cm" svg:y1="38.885cm" svg:x2="44.244cm" svg:y2="38.806cm">
          <text:p/>
        </draw:line>
        <draw:line draw:style-name="gr6" draw:text-style-name="P1" draw:layer="layout" svg:x1="44.244cm" svg:y1="38.73cm" svg:x2="44.244cm" svg:y2="38.652cm">
          <text:p/>
        </draw:line>
        <draw:line draw:style-name="gr6" draw:text-style-name="P1" draw:layer="layout" svg:x1="18.746cm" svg:y1="29.286cm" svg:x2="18.311cm" svg:y2="29.522cm">
          <text:p/>
        </draw:line>
        <draw:line draw:style-name="gr6" draw:text-style-name="P1" draw:layer="layout" svg:x1="18.343cm" svg:y1="29.254cm" svg:x2="18.589cm" svg:y2="29.5cm">
          <text:p/>
        </draw:line>
        <draw:line draw:style-name="gr6" draw:text-style-name="P1" draw:layer="layout" svg:x1="16.705cm" svg:y1="28.431cm" svg:x2="16.268cm" svg:y2="28.669cm">
          <text:p/>
        </draw:line>
        <draw:line draw:style-name="gr6" draw:text-style-name="P1" draw:layer="layout" svg:x1="16.3cm" svg:y1="28.401cm" svg:x2="16.546cm" svg:y2="28.645cm">
          <text:p/>
        </draw:line>
        <draw:line draw:style-name="gr6" draw:text-style-name="P1" draw:layer="layout" svg:x1="24.152cm" svg:y1="32.181cm" svg:x2="23.717cm" svg:y2="32.419cm">
          <text:p/>
        </draw:line>
        <draw:line draw:style-name="gr6" draw:text-style-name="P1" draw:layer="layout" svg:x1="23.749cm" svg:y1="32.15cm" svg:x2="23.995cm" svg:y2="32.396cm">
          <text:p/>
        </draw:line>
        <draw:line draw:style-name="gr6" draw:text-style-name="P1" draw:layer="layout" svg:x1="40.558cm" svg:y1="43.259cm" svg:x2="40.383cm" svg:y2="43.08cm">
          <text:p/>
        </draw:line>
        <draw:line draw:style-name="gr6" draw:text-style-name="P1" draw:layer="layout" svg:x1="40.381cm" svg:y1="43.259cm" svg:x2="40.56cm" svg:y2="43.08cm">
          <text:p/>
        </draw:line>
        <draw:line draw:style-name="gr15" draw:text-style-name="P1" draw:layer="layout" svg:x1="18.591cm" svg:y1="26.949cm" svg:x2="18.254cm" svg:y2="27.045cm">
          <text:p/>
        </draw:line>
        <draw:line draw:style-name="gr15" draw:text-style-name="P1" draw:layer="layout" svg:x1="18.134cm" svg:y1="27.078cm" svg:x2="17.796cm" svg:y2="27.174cm">
          <text:p/>
        </draw:line>
        <draw:line draw:style-name="gr15" draw:text-style-name="P1" draw:layer="layout" svg:x1="17.678cm" svg:y1="27.207cm" svg:x2="17.68cm" svg:y2="27.207cm">
          <text:p/>
        </draw:line>
        <draw:line draw:style-name="gr15" draw:text-style-name="P1" draw:layer="layout" svg:x1="17.558cm" svg:y1="27.241cm" svg:x2="17.221cm" svg:y2="27.337cm">
          <text:p/>
        </draw:line>
        <draw:line draw:style-name="gr15" draw:text-style-name="P1" draw:layer="layout" svg:x1="17.143cm" svg:y1="27.357cm" svg:x2="16.806cm" svg:y2="27.454cm">
          <text:p/>
        </draw:line>
        <draw:line draw:style-name="gr15" draw:text-style-name="P1" draw:layer="layout" svg:x1="21.159cm" svg:y1="27.647cm" svg:x2="20.859cm" svg:y2="27.833cm">
          <text:p/>
        </draw:line>
        <draw:line draw:style-name="gr15" draw:text-style-name="P1" draw:layer="layout" svg:x1="20.754cm" svg:y1="27.899cm" svg:x2="20.457cm" svg:y2="28.084cm">
          <text:p/>
        </draw:line>
        <draw:line draw:style-name="gr15" draw:text-style-name="P1" draw:layer="layout" svg:x1="20.351cm" svg:y1="28.151cm" svg:x2="20.353cm" svg:y2="28.151cm">
          <text:p/>
        </draw:line>
        <draw:line draw:style-name="gr15" draw:text-style-name="P1" draw:layer="layout" svg:x1="20.246cm" svg:y1="28.217cm" svg:x2="19.949cm" svg:y2="28.404cm">
          <text:p/>
        </draw:line>
        <draw:line draw:style-name="gr15" draw:text-style-name="P1" draw:layer="layout" svg:x1="19.929cm" svg:y1="28.416cm" svg:x2="19.632cm" svg:y2="28.603cm">
          <text:p/>
        </draw:line>
        <draw:line draw:style-name="gr15" draw:text-style-name="P1" draw:layer="layout" svg:x1="45.415cm" svg:y1="37.888cm" svg:x2="45.58cm" svg:y2="37.888cm">
          <text:p/>
        </draw:line>
        <draw:line draw:style-name="gr6" draw:text-style-name="P1" draw:layer="layout" svg:x1="45.415cm" svg:y1="37.367cm" svg:x2="45.415cm" svg:y2="38.409cm">
          <text:p/>
        </draw:line>
        <draw:line draw:style-name="gr15" draw:text-style-name="P1" draw:layer="layout" svg:x1="29.03cm" svg:y1="36.099cm" svg:x2="29.382cm" svg:y2="36.11cm">
          <text:p/>
        </draw:line>
        <draw:line draw:style-name="gr15" draw:text-style-name="P1" draw:layer="layout" svg:x1="29.506cm" svg:y1="36.11cm" svg:x2="29.856cm" svg:y2="36.119cm">
          <text:p/>
        </draw:line>
        <draw:line draw:style-name="gr15" draw:text-style-name="P1" draw:layer="layout" svg:x1="29.98cm" svg:y1="36.12cm" svg:x2="29.982cm" svg:y2="36.12cm">
          <text:p/>
        </draw:line>
        <draw:line draw:style-name="gr15" draw:text-style-name="P1" draw:layer="layout" svg:x1="30.105cm" svg:y1="36.123cm" svg:x2="30.455cm" svg:y2="36.132cm">
          <text:p/>
        </draw:line>
        <draw:line draw:style-name="gr15" draw:text-style-name="P1" draw:layer="layout" svg:x1="30.52cm" svg:y1="36.133cm" svg:x2="30.87cm" svg:y2="36.14cm">
          <text:p/>
        </draw:line>
        <draw:line draw:style-name="gr15" draw:text-style-name="P1" draw:layer="layout" svg:x1="29.03cm" svg:y1="37.898cm" svg:x2="29.382cm" svg:y2="37.908cm">
          <text:p/>
        </draw:line>
        <draw:line draw:style-name="gr15" draw:text-style-name="P1" draw:layer="layout" svg:x1="29.506cm" svg:y1="37.909cm" svg:x2="29.856cm" svg:y2="37.918cm">
          <text:p/>
        </draw:line>
        <draw:line draw:style-name="gr15" draw:text-style-name="P1" draw:layer="layout" svg:x1="29.98cm" svg:y1="37.92cm" svg:x2="29.98cm" svg:y2="37.922cm">
          <text:p/>
        </draw:line>
        <draw:line draw:style-name="gr15" draw:text-style-name="P1" draw:layer="layout" svg:x1="30.105cm" svg:y1="37.924cm" svg:x2="30.455cm" svg:y2="37.931cm">
          <text:p/>
        </draw:line>
        <draw:line draw:style-name="gr15" draw:text-style-name="P1" draw:layer="layout" svg:x1="30.48cm" svg:y1="37.932cm" svg:x2="30.83cm" svg:y2="37.94cm">
          <text:p/>
        </draw:line>
        <draw:line draw:style-name="gr6" draw:text-style-name="P1" draw:layer="layout" svg:x1="77.032cm" svg:y1="31.461cm" svg:x2="76.856cm" svg:y2="31.282cm">
          <text:p/>
        </draw:line>
        <draw:line draw:style-name="gr6" draw:text-style-name="P1" draw:layer="layout" svg:x1="76.856cm" svg:y1="31.461cm" svg:x2="77.03cm" svg:y2="31.28cm">
          <text:p/>
        </draw:line>
        <draw:line draw:style-name="gr6" draw:text-style-name="P1" draw:layer="layout" svg:x1="76.776cm" svg:y1="31.473cm" svg:x2="76.597cm" svg:y2="31.294cm">
          <text:p/>
        </draw:line>
        <draw:line draw:style-name="gr6" draw:text-style-name="P1" draw:layer="layout" svg:x1="76.6cm" svg:y1="31.475cm" svg:x2="76.774cm" svg:y2="31.294cm">
          <text:p/>
        </draw:line>
        <draw:line draw:style-name="gr6" draw:text-style-name="P1" draw:layer="layout" svg:x1="76.764cm" svg:y1="32.326cm" svg:x2="76.585cm" svg:y2="32.15cm">
          <text:p/>
        </draw:line>
        <draw:line draw:style-name="gr6" draw:text-style-name="P1" draw:layer="layout" svg:x1="76.587cm" svg:y1="32.328cm" svg:x2="76.761cm" svg:y2="32.147cm">
          <text:p/>
        </draw:line>
        <draw:line draw:style-name="gr6" draw:text-style-name="P1" draw:layer="layout" svg:x1="77.041cm" svg:y1="30.324cm" svg:x2="76.862cm" svg:y2="30.147cm">
          <text:p/>
        </draw:line>
        <draw:line draw:style-name="gr6" draw:text-style-name="P1" draw:layer="layout" svg:x1="76.864cm" svg:y1="30.326cm" svg:x2="77.039cm" svg:y2="30.145cm">
          <text:p/>
        </draw:line>
        <draw:line draw:style-name="gr6" draw:text-style-name="P1" draw:layer="layout" svg:x1="77.026cm" svg:y1="32.259cm" svg:x2="76.849cm" svg:y2="32.08cm">
          <text:p/>
        </draw:line>
        <draw:line draw:style-name="gr6" draw:text-style-name="P1" draw:layer="layout" svg:x1="76.851cm" svg:y1="32.259cm" svg:x2="77.026cm" svg:y2="32.078cm">
          <text:p/>
        </draw:line>
        <draw:line draw:style-name="gr6" draw:text-style-name="P1" draw:layer="layout" svg:x1="76.744cm" svg:y1="30.29cm" svg:x2="76.566cm" svg:y2="30.113cm">
          <text:p/>
        </draw:line>
        <draw:line draw:style-name="gr6" draw:text-style-name="P1" draw:layer="layout" svg:x1="76.568cm" svg:y1="30.292cm" svg:x2="76.742cm" svg:y2="30.111cm">
          <text:p/>
        </draw:line>
        <draw:line draw:style-name="gr6" draw:text-style-name="P1" draw:layer="layout" svg:x1="76.99cm" svg:y1="29.371cm" svg:x2="76.813cm" svg:y2="29.195cm">
          <text:p/>
        </draw:line>
        <draw:line draw:style-name="gr6" draw:text-style-name="P1" draw:layer="layout" svg:x1="76.813cm" svg:y1="29.373cm" svg:x2="76.988cm" svg:y2="29.193cm">
          <text:p/>
        </draw:line>
        <draw:line draw:style-name="gr6" draw:text-style-name="P1" draw:layer="layout" svg:x1="76.732cm" svg:y1="28.271cm" svg:x2="76.553cm" svg:y2="28.092cm">
          <text:p/>
        </draw:line>
        <draw:line draw:style-name="gr6" draw:text-style-name="P1" draw:layer="layout" svg:x1="76.555cm" svg:y1="28.271cm" svg:x2="76.73cm" svg:y2="28.09cm">
          <text:p/>
        </draw:line>
        <draw:line draw:style-name="gr6" draw:text-style-name="P1" draw:layer="layout" svg:x1="76.852cm" svg:y1="27.064cm" svg:x2="76.674cm" svg:y2="26.888cm">
          <text:p/>
        </draw:line>
        <draw:line draw:style-name="gr6" draw:text-style-name="P1" draw:layer="layout" svg:x1="76.676cm" svg:y1="27.066cm" svg:x2="76.85cm" svg:y2="26.885cm">
          <text:p/>
        </draw:line>
        <draw:line draw:style-name="gr6" draw:text-style-name="P1" draw:layer="layout" svg:x1="76.753cm" svg:y1="29.312cm" svg:x2="76.574cm" svg:y2="29.135cm">
          <text:p/>
        </draw:line>
        <draw:line draw:style-name="gr6" draw:text-style-name="P1" draw:layer="layout" svg:x1="76.576cm" svg:y1="29.314cm" svg:x2="76.751cm" svg:y2="29.133cm">
          <text:p/>
        </draw:line>
        <draw:line draw:style-name="gr6" draw:text-style-name="P1" draw:layer="layout" svg:x1="76.998cm" svg:y1="28.161cm" svg:x2="76.82cm" svg:y2="27.984cm">
          <text:p/>
        </draw:line>
        <draw:line draw:style-name="gr6" draw:text-style-name="P1" draw:layer="layout" svg:x1="76.822cm" svg:y1="28.163cm" svg:x2="76.996cm" svg:y2="27.982cm">
          <text:p/>
        </draw:line>
        <draw:line draw:style-name="gr6" draw:text-style-name="P1" draw:layer="layout" svg:x1="76.823cm" svg:y1="27.352cm" svg:x2="76.646cm" svg:y2="27.173cm">
          <text:p/>
        </draw:line>
        <draw:line draw:style-name="gr6" draw:text-style-name="P1" draw:layer="layout" svg:x1="76.646cm" svg:y1="27.352cm" svg:x2="76.821cm" svg:y2="27.173cm">
          <text:p/>
        </draw:line>
        <draw:line draw:style-name="gr15" draw:text-style-name="P1" draw:layer="layout" svg:x1="51.978cm" svg:y1="43.518cm" svg:x2="51.629cm" svg:y2="43.518cm">
          <text:p/>
        </draw:line>
        <draw:line draw:style-name="gr15" draw:text-style-name="P1" draw:layer="layout" svg:x1="51.504cm" svg:y1="43.518cm" svg:x2="51.155cm" svg:y2="43.518cm">
          <text:p/>
        </draw:line>
        <draw:line draw:style-name="gr15" draw:text-style-name="P1" draw:layer="layout" svg:x1="51.03cm" svg:y1="43.518cm" svg:x2="51.032cm" svg:y2="43.518cm">
          <text:p/>
        </draw:line>
        <draw:line draw:style-name="gr15" draw:text-style-name="P1" draw:layer="layout" svg:x1="50.905cm" svg:y1="43.518cm" svg:x2="50.554cm" svg:y2="43.518cm">
          <text:p/>
        </draw:line>
        <draw:line draw:style-name="gr15" draw:text-style-name="P1" draw:layer="layout" svg:x1="50.45cm" svg:y1="43.518cm" svg:x2="50.099cm" svg:y2="43.518cm">
          <text:p/>
        </draw:line>
        <draw:line draw:style-name="gr15" draw:text-style-name="P1" draw:layer="layout" svg:x1="53.858cm" svg:y1="43.518cm" svg:x2="53.509cm" svg:y2="43.518cm">
          <text:p/>
        </draw:line>
        <draw:line draw:style-name="gr15" draw:text-style-name="P1" draw:layer="layout" svg:x1="53.384cm" svg:y1="43.518cm" svg:x2="53.035cm" svg:y2="43.518cm">
          <text:p/>
        </draw:line>
        <draw:line draw:style-name="gr15" draw:text-style-name="P1" draw:layer="layout" svg:x1="52.91cm" svg:y1="43.518cm" svg:x2="52.912cm" svg:y2="43.518cm">
          <text:p/>
        </draw:line>
        <draw:line draw:style-name="gr15" draw:text-style-name="P1" draw:layer="layout" svg:x1="52.783cm" svg:y1="43.518cm" svg:x2="52.434cm" svg:y2="43.518cm">
          <text:p/>
        </draw:line>
        <draw:line draw:style-name="gr15" draw:text-style-name="P1" draw:layer="layout" svg:x1="52.33cm" svg:y1="43.518cm" svg:x2="51.978cm" svg:y2="43.518cm">
          <text:p/>
        </draw:line>
        <draw:line draw:style-name="gr15" draw:text-style-name="P1" draw:layer="layout" svg:x1="45.125cm" svg:y1="14.666cm" svg:x2="44.775cm" svg:y2="14.666cm">
          <text:p/>
        </draw:line>
        <draw:line draw:style-name="gr15" draw:text-style-name="P1" draw:layer="layout" svg:x1="44.651cm" svg:y1="14.666cm" svg:x2="44.301cm" svg:y2="14.666cm">
          <text:p/>
        </draw:line>
        <draw:line draw:style-name="gr15" draw:text-style-name="P1" draw:layer="layout" svg:x1="44.174cm" svg:y1="14.666cm" svg:x2="44.174cm" svg:y2="14.668cm">
          <text:p/>
        </draw:line>
        <draw:line draw:style-name="gr15" draw:text-style-name="P1" draw:layer="layout" svg:x1="44.049cm" svg:y1="14.666cm" svg:x2="43.7cm" svg:y2="14.666cm">
          <text:p/>
        </draw:line>
        <draw:polyline draw:style-name="gr15" draw:text-style-name="P1" draw:layer="layout" svg:width="0.699cm" svg:height="0cm" svg:x="42.896cm" svg:y="14.666cm" svg:viewBox="0 0 700 0" draw:points="700,0 349,0 0,0">
          <text:p/>
        </draw:polyline>
        <draw:line draw:style-name="gr15" draw:text-style-name="P1" draw:layer="layout" svg:x1="42.771cm" svg:y1="14.666cm" svg:x2="42.422cm" svg:y2="14.666cm">
          <text:p/>
        </draw:line>
        <draw:line draw:style-name="gr15" draw:text-style-name="P1" draw:layer="layout" svg:x1="42.295cm" svg:y1="14.666cm" svg:x2="42.297cm" svg:y2="14.666cm">
          <text:p/>
        </draw:line>
        <draw:line draw:style-name="gr15" draw:text-style-name="P1" draw:layer="layout" svg:x1="42.17cm" svg:y1="14.666cm" svg:x2="41.821cm" svg:y2="14.666cm">
          <text:p/>
        </draw:line>
        <draw:polyline draw:style-name="gr15" draw:text-style-name="P1" draw:layer="layout" svg:width="0.7cm" svg:height="0cm" svg:x="41.016cm" svg:y="14.666cm" svg:viewBox="0 0 701 0" draw:points="701,0 350,0 0,0">
          <text:p/>
        </draw:polyline>
        <draw:line draw:style-name="gr15" draw:text-style-name="P1" draw:layer="layout" svg:x1="40.891cm" svg:y1="14.666cm" svg:x2="40.542cm" svg:y2="14.666cm">
          <text:p/>
        </draw:line>
        <draw:line draw:style-name="gr15" draw:text-style-name="P1" draw:layer="layout" svg:x1="40.417cm" svg:y1="14.666cm" svg:x2="40.419cm" svg:y2="14.666cm">
          <text:p/>
        </draw:line>
        <draw:line draw:style-name="gr15" draw:text-style-name="P1" draw:layer="layout" svg:x1="40.29cm" svg:y1="14.666cm" svg:x2="39.941cm" svg:y2="14.666cm">
          <text:p/>
        </draw:line>
        <draw:line draw:style-name="gr15" draw:text-style-name="P1" draw:layer="layout" svg:x1="39.837cm" svg:y1="14.666cm" svg:x2="39.486cm" svg:y2="14.666cm">
          <text:p/>
        </draw:line>
        <draw:line draw:style-name="gr15" draw:text-style-name="P1" draw:layer="layout" svg:x1="45.125cm" svg:y1="10.987cm" svg:x2="44.775cm" svg:y2="10.987cm">
          <text:p/>
        </draw:line>
        <draw:line draw:style-name="gr15" draw:text-style-name="P1" draw:layer="layout" svg:x1="44.651cm" svg:y1="10.987cm" svg:x2="44.301cm" svg:y2="10.987cm">
          <text:p/>
        </draw:line>
        <draw:line draw:style-name="gr15" draw:text-style-name="P1" draw:layer="layout" svg:x1="44.174cm" svg:y1="10.987cm" svg:x2="44.176cm" svg:y2="10.987cm">
          <text:p/>
        </draw:line>
        <draw:line draw:style-name="gr15" draw:text-style-name="P1" draw:layer="layout" svg:x1="44.049cm" svg:y1="10.987cm" svg:x2="43.7cm" svg:y2="10.987cm">
          <text:p/>
        </draw:line>
        <draw:polyline draw:style-name="gr15" draw:text-style-name="P1" draw:layer="layout" svg:width="0.699cm" svg:height="0cm" svg:x="42.896cm" svg:y="10.987cm" svg:viewBox="0 0 700 0" draw:points="700,0 349,0 0,0">
          <text:p/>
        </draw:polyline>
        <draw:line draw:style-name="gr15" draw:text-style-name="P1" draw:layer="layout" svg:x1="42.771cm" svg:y1="10.987cm" svg:x2="42.422cm" svg:y2="10.987cm">
          <text:p/>
        </draw:line>
        <draw:line draw:style-name="gr15" draw:text-style-name="P1" draw:layer="layout" svg:x1="42.295cm" svg:y1="10.987cm" svg:x2="42.297cm" svg:y2="10.987cm">
          <text:p/>
        </draw:line>
        <draw:line draw:style-name="gr15" draw:text-style-name="P1" draw:layer="layout" svg:x1="42.17cm" svg:y1="10.987cm" svg:x2="41.821cm" svg:y2="10.987cm">
          <text:p/>
        </draw:line>
        <draw:polyline draw:style-name="gr15" draw:text-style-name="P1" draw:layer="layout" svg:width="0.7cm" svg:height="0cm" svg:x="41.016cm" svg:y="10.987cm" svg:viewBox="0 0 701 0" draw:points="701,0 350,0 0,0">
          <text:p/>
        </draw:polyline>
        <draw:line draw:style-name="gr15" draw:text-style-name="P1" draw:layer="layout" svg:x1="40.891cm" svg:y1="10.987cm" svg:x2="40.542cm" svg:y2="10.987cm">
          <text:p/>
        </draw:line>
        <draw:line draw:style-name="gr15" draw:text-style-name="P1" draw:layer="layout" svg:x1="40.417cm" svg:y1="10.987cm" svg:x2="40.419cm" svg:y2="10.987cm">
          <text:p/>
        </draw:line>
        <draw:line draw:style-name="gr15" draw:text-style-name="P1" draw:layer="layout" svg:x1="40.29cm" svg:y1="10.987cm" svg:x2="39.941cm" svg:y2="10.987cm">
          <text:p/>
        </draw:line>
        <draw:line draw:style-name="gr15" draw:text-style-name="P1" draw:layer="layout" svg:x1="39.837cm" svg:y1="10.987cm" svg:x2="39.486cm" svg:y2="10.987cm">
          <text:p/>
        </draw:line>
        <draw:line draw:style-name="gr6" draw:text-style-name="P1" draw:layer="layout" svg:x1="40.593cm" svg:y1="43.117cm" svg:x2="40.772cm" svg:y2="42.94cm">
          <text:p/>
        </draw:line>
        <draw:line draw:style-name="gr6" draw:text-style-name="P1" draw:layer="layout" svg:x1="40.77cm" svg:y1="43.119cm" svg:x2="40.595cm" svg:y2="42.938cm">
          <text:p/>
        </draw:line>
        <draw:line draw:style-name="gr6" draw:text-style-name="P1" draw:layer="layout" svg:x1="40.678cm" svg:y1="43.399cm" svg:x2="40.856cm" svg:y2="43.222cm">
          <text:p/>
        </draw:line>
        <draw:line draw:style-name="gr6" draw:text-style-name="P1" draw:layer="layout" svg:x1="40.854cm" svg:y1="43.401cm" svg:x2="40.68cm" svg:y2="43.22cm">
          <text:p/>
        </draw:line>
        <draw:line draw:style-name="gr6" draw:text-style-name="P1" draw:layer="layout" svg:x1="43.812cm" svg:y1="42.88cm" svg:x2="43.991cm" svg:y2="42.703cm">
          <text:p/>
        </draw:line>
        <draw:line draw:style-name="gr6" draw:text-style-name="P1" draw:layer="layout" svg:x1="43.989cm" svg:y1="42.882cm" svg:x2="43.815cm" svg:y2="42.701cm">
          <text:p/>
        </draw:line>
        <draw:line draw:style-name="gr6" draw:text-style-name="P1" draw:layer="layout" svg:x1="43.935cm" svg:y1="43.045cm" svg:x2="44.114cm" svg:y2="42.868cm">
          <text:p/>
        </draw:line>
        <draw:line draw:style-name="gr6" draw:text-style-name="P1" draw:layer="layout" svg:x1="44.112cm" svg:y1="43.047cm" svg:x2="43.937cm" svg:y2="42.866cm">
          <text:p/>
        </draw:line>
        <draw:line draw:style-name="gr6" draw:text-style-name="P1" draw:layer="layout" svg:x1="44.064cm" svg:y1="42.842cm" svg:x2="44.241cm" svg:y2="42.663cm">
          <text:p/>
        </draw:line>
        <draw:line draw:style-name="gr6" draw:text-style-name="P1" draw:layer="layout" svg:x1="44.239cm" svg:y1="42.842cm" svg:x2="44.064cm" svg:y2="42.661cm">
          <text:p/>
        </draw:line>
        <draw:line draw:style-name="gr6" draw:text-style-name="P1" draw:layer="layout" svg:x1="45.563cm" svg:y1="43.068cm" svg:x2="45.742cm" svg:y2="42.892cm">
          <text:p/>
        </draw:line>
        <draw:line draw:style-name="gr6" draw:text-style-name="P1" draw:layer="layout" svg:x1="45.74cm" svg:y1="43.07cm" svg:x2="45.565cm" svg:y2="42.89cm">
          <text:p/>
        </draw:line>
        <draw:line draw:style-name="gr6" draw:text-style-name="P1" draw:layer="layout" svg:x1="45.762cm" svg:y1="42.922cm" svg:x2="45.941cm" svg:y2="42.746cm">
          <text:p/>
        </draw:line>
        <draw:line draw:style-name="gr6" draw:text-style-name="P1" draw:layer="layout" svg:x1="45.939cm" svg:y1="42.924cm" svg:x2="45.764cm" svg:y2="42.743cm">
          <text:p/>
        </draw:line>
        <draw:line draw:style-name="gr6" draw:text-style-name="P1" draw:layer="layout" svg:x1="45.76cm" svg:y1="43.204cm" svg:x2="45.939cm" svg:y2="43.025cm">
          <text:p/>
        </draw:line>
        <draw:line draw:style-name="gr6" draw:text-style-name="P1" draw:layer="layout" svg:x1="45.936cm" svg:y1="43.204cm" svg:x2="45.762cm" svg:y2="43.025cm">
          <text:p/>
        </draw:line>
        <draw:line draw:style-name="gr6" draw:text-style-name="P1" draw:layer="layout" svg:x1="42.322cm" svg:y1="42.177cm" svg:x2="42.501cm" svg:y2="41.998cm">
          <text:p/>
        </draw:line>
        <draw:line draw:style-name="gr6" draw:text-style-name="P1" draw:layer="layout" svg:x1="42.499cm" svg:y1="42.179cm" svg:x2="42.324cm" svg:y2="41.998cm">
          <text:p/>
        </draw:line>
        <draw:line draw:style-name="gr6" draw:text-style-name="P1" draw:layer="layout" svg:x1="42.437cm" svg:y1="42.008cm" svg:x2="42.613cm" svg:y2="41.829cm">
          <text:p/>
        </draw:line>
        <draw:line draw:style-name="gr6" draw:text-style-name="P1" draw:layer="layout" svg:x1="42.611cm" svg:y1="42.01cm" svg:x2="42.437cm" svg:y2="41.829cm">
          <text:p/>
        </draw:line>
        <draw:line draw:style-name="gr6" draw:text-style-name="P1" draw:layer="layout" svg:x1="42.231cm" svg:y1="41.98cm" svg:x2="42.408cm" svg:y2="41.804cm">
          <text:p/>
        </draw:line>
        <draw:line draw:style-name="gr6" draw:text-style-name="P1" draw:layer="layout" svg:x1="42.406cm" svg:y1="41.982cm" svg:x2="42.231cm" svg:y2="41.802cm">
          <text:p/>
        </draw:line>
        <draw:line draw:style-name="gr6" draw:text-style-name="P1" draw:layer="layout" svg:x1="42.458cm" svg:y1="43.24cm" svg:x2="42.637cm" svg:y2="43.063cm">
          <text:p/>
        </draw:line>
        <draw:line draw:style-name="gr6" draw:text-style-name="P1" draw:layer="layout" svg:x1="42.634cm" svg:y1="43.242cm" svg:x2="42.46cm" svg:y2="43.061cm">
          <text:p/>
        </draw:line>
        <draw:line draw:style-name="gr6" draw:text-style-name="P1" draw:layer="layout" svg:x1="42.58cm" svg:y1="43.405cm" svg:x2="42.759cm" svg:y2="43.228cm">
          <text:p/>
        </draw:line>
        <draw:line draw:style-name="gr6" draw:text-style-name="P1" draw:layer="layout" svg:x1="42.757cm" svg:y1="43.407cm" svg:x2="42.583cm" svg:y2="43.226cm">
          <text:p/>
        </draw:line>
        <draw:line draw:style-name="gr6" draw:text-style-name="P1" draw:layer="layout" svg:x1="42.71cm" svg:y1="43.202cm" svg:x2="42.886cm" svg:y2="43.023cm">
          <text:p/>
        </draw:line>
        <draw:line draw:style-name="gr6" draw:text-style-name="P1" draw:layer="layout" svg:x1="42.884cm" svg:y1="43.204cm" svg:x2="42.71cm" svg:y2="43.023cm">
          <text:p/>
        </draw:line>
        <draw:line draw:style-name="gr15" draw:text-style-name="P1" draw:layer="layout" svg:x1="31.015cm" svg:y1="37.544cm" svg:x2="31.467cm" svg:y2="37.522cm">
          <text:p/>
        </draw:line>
        <draw:line draw:style-name="gr15" draw:text-style-name="P1" draw:layer="layout" svg:x1="30.968cm" svg:y1="36.513cm" svg:x2="31.42cm" svg:y2="36.491cm">
          <text:p/>
        </draw:line>
        <draw:line draw:style-name="gr6" draw:text-style-name="P1" draw:layer="layout" svg:x1="23.675cm" svg:y1="12.728cm" svg:x2="23.501cm" svg:y2="12.547cm">
          <text:p/>
        </draw:line>
        <draw:line draw:style-name="gr6" draw:text-style-name="P1" draw:layer="layout" svg:x1="23.501cm" svg:y1="12.728cm" svg:x2="23.678cm" svg:y2="12.549cm">
          <text:p/>
        </draw:line>
        <draw:line draw:style-name="gr6" draw:text-style-name="P1" draw:layer="layout" svg:x1="23.713cm" svg:y1="12.586cm" svg:x2="23.889cm" svg:y2="12.41cm">
          <text:p/>
        </draw:line>
        <draw:line draw:style-name="gr6" draw:text-style-name="P1" draw:layer="layout" svg:x1="23.887cm" svg:y1="12.588cm" svg:x2="23.713cm" svg:y2="12.407cm">
          <text:p/>
        </draw:line>
        <draw:line draw:style-name="gr6" draw:text-style-name="P1" draw:layer="layout" svg:x1="23.797cm" svg:y1="12.868cm" svg:x2="23.974cm" svg:y2="12.691cm">
          <text:p/>
        </draw:line>
        <draw:line draw:style-name="gr6" draw:text-style-name="P1" draw:layer="layout" svg:x1="23.972cm" svg:y1="12.87cm" svg:x2="23.797cm" svg:y2="12.689cm">
          <text:p/>
        </draw:line>
        <draw:line draw:style-name="gr6" draw:text-style-name="P1" draw:layer="layout" svg:x1="12.127cm" svg:y1="22.149cm" svg:x2="11.952cm" svg:y2="21.968cm">
          <text:p/>
        </draw:line>
        <draw:line draw:style-name="gr6" draw:text-style-name="P1" draw:layer="layout" svg:x1="11.95cm" svg:y1="22.149cm" svg:x2="12.129cm" svg:y2="21.971cm">
          <text:p/>
        </draw:line>
        <draw:line draw:style-name="gr6" draw:text-style-name="P1" draw:layer="layout" svg:x1="12.037cm" svg:y1="21.957cm" svg:x2="12.214cm" svg:y2="21.778cm">
          <text:p/>
        </draw:line>
        <draw:line draw:style-name="gr6" draw:text-style-name="P1" draw:layer="layout" svg:x1="12.214cm" svg:y1="21.959cm" svg:x2="12.039cm" svg:y2="21.778cm">
          <text:p/>
        </draw:line>
        <draw:line draw:style-name="gr6" draw:text-style-name="P1" draw:layer="layout" svg:x1="14.566cm" svg:y1="21.931cm" svg:x2="14.745cm" svg:y2="21.752cm">
          <text:p/>
        </draw:line>
        <draw:line draw:style-name="gr6" draw:text-style-name="P1" draw:layer="layout" svg:x1="14.743cm" svg:y1="21.933cm" svg:x2="14.569cm" svg:y2="21.752cm">
          <text:p/>
        </draw:line>
        <draw:line draw:style-name="gr6" draw:text-style-name="P1" draw:layer="layout" svg:x1="14.624cm" svg:y1="22.107cm" svg:x2="14.8cm" svg:y2="21.93cm">
          <text:p/>
        </draw:line>
        <draw:line draw:style-name="gr6" draw:text-style-name="P1" draw:layer="layout" svg:x1="14.798cm" svg:y1="22.109cm" svg:x2="14.624cm" svg:y2="21.928cm">
          <text:p/>
        </draw:line>
        <draw:line draw:style-name="gr6" draw:text-style-name="P1" draw:layer="layout" svg:x1="17.206cm" svg:y1="21.974cm" svg:x2="17.385cm" svg:y2="21.795cm">
          <text:p/>
        </draw:line>
        <draw:line draw:style-name="gr6" draw:text-style-name="P1" draw:layer="layout" svg:x1="17.383cm" svg:y1="21.974cm" svg:x2="17.208cm" svg:y2="21.795cm">
          <text:p/>
        </draw:line>
        <draw:line draw:style-name="gr6" draw:text-style-name="P1" draw:layer="layout" svg:x1="17.168cm" svg:y1="22.177cm" svg:x2="17.347cm" svg:y2="22cm">
          <text:p/>
        </draw:line>
        <draw:line draw:style-name="gr6" draw:text-style-name="P1" draw:layer="layout" svg:x1="17.344cm" svg:y1="22.179cm" svg:x2="17.17cm" svg:y2="21.998cm">
          <text:p/>
        </draw:line>
        <draw:line draw:style-name="gr6" draw:text-style-name="P1" draw:layer="layout" svg:x1="19.742cm" svg:y1="22.02cm" svg:x2="19.918cm" svg:y2="21.844cm">
          <text:p/>
        </draw:line>
        <draw:line draw:style-name="gr6" draw:text-style-name="P1" draw:layer="layout" svg:x1="19.916cm" svg:y1="22.022cm" svg:x2="19.742cm" svg:y2="21.841cm">
          <text:p/>
        </draw:line>
        <draw:line draw:style-name="gr6" draw:text-style-name="P1" draw:layer="layout" svg:x1="19.778cm" svg:y1="22.198cm" svg:x2="19.956cm" svg:y2="22.021cm">
          <text:p/>
        </draw:line>
        <draw:line draw:style-name="gr6" draw:text-style-name="P1" draw:layer="layout" svg:x1="19.954cm" svg:y1="22.2cm" svg:x2="19.78cm" svg:y2="22.019cm">
          <text:p/>
        </draw:line>
        <draw:line draw:style-name="gr6" draw:text-style-name="P1" draw:layer="layout" svg:x1="7.752cm" svg:y1="21.525cm" svg:x2="7.577cm" svg:y2="21.344cm">
          <text:p/>
        </draw:line>
        <draw:line draw:style-name="gr6" draw:text-style-name="P1" draw:layer="layout" svg:x1="7.577cm" svg:y1="21.525cm" svg:x2="7.754cm" svg:y2="21.346cm">
          <text:p/>
        </draw:line>
        <draw:line draw:style-name="gr6" draw:text-style-name="P1" draw:layer="layout" svg:x1="7.662cm" svg:y1="21.332cm" svg:x2="7.841cm" svg:y2="21.153cm">
          <text:p/>
        </draw:line>
        <draw:line draw:style-name="gr6" draw:text-style-name="P1" draw:layer="layout" svg:x1="7.839cm" svg:y1="21.334cm" svg:x2="7.664cm" svg:y2="21.153cm">
          <text:p/>
        </draw:line>
        <draw:line draw:style-name="gr6" draw:text-style-name="P1" draw:layer="layout" svg:x1="5.947cm" svg:y1="20.857cm" svg:x2="6.126cm" svg:y2="21.034cm">
          <text:p/>
        </draw:line>
        <draw:line draw:style-name="gr6" draw:text-style-name="P1" draw:layer="layout" svg:x1="5.947cm" svg:y1="21.034cm" svg:x2="6.126cm" svg:y2="20.857cm">
          <text:p/>
        </draw:line>
        <draw:line draw:style-name="gr6" draw:text-style-name="P1" draw:layer="layout" svg:x1="6.14cm" svg:y1="20.942cm" svg:x2="6.319cm" svg:y2="21.118cm">
          <text:p/>
        </draw:line>
        <draw:line draw:style-name="gr6" draw:text-style-name="P1" draw:layer="layout" svg:x1="6.14cm" svg:y1="21.118cm" svg:x2="6.319cm" svg:y2="20.942cm">
          <text:p/>
        </draw:line>
        <draw:line draw:style-name="gr6" draw:text-style-name="P1" draw:layer="layout" svg:x1="67.178cm" svg:y1="42.332cm" svg:x2="67.357cm" svg:y2="42.155cm">
          <text:p/>
        </draw:line>
        <draw:line draw:style-name="gr6" draw:text-style-name="P1" draw:layer="layout" svg:x1="67.355cm" svg:y1="42.334cm" svg:x2="67.18cm" svg:y2="42.153cm">
          <text:p/>
        </draw:line>
        <draw:line draw:style-name="gr6" draw:text-style-name="P1" draw:layer="layout" svg:x1="67.14cm" svg:y1="42.537cm" svg:x2="67.319cm" svg:y2="42.358cm">
          <text:p/>
        </draw:line>
        <draw:line draw:style-name="gr6" draw:text-style-name="P1" draw:layer="layout" svg:x1="67.317cm" svg:y1="42.537cm" svg:x2="67.142cm" svg:y2="42.356cm">
          <text:p/>
        </draw:line>
        <draw:line draw:style-name="gr6" draw:text-style-name="P1" draw:layer="layout" svg:x1="69.047cm" svg:y1="43.875cm" svg:x2="69.224cm" svg:y2="43.698cm">
          <text:p/>
        </draw:line>
        <draw:line draw:style-name="gr6" draw:text-style-name="P1" draw:layer="layout" svg:x1="69.224cm" svg:y1="43.877cm" svg:x2="69.049cm" svg:y2="43.696cm">
          <text:p/>
        </draw:line>
        <draw:line draw:style-name="gr6" draw:text-style-name="P1" draw:layer="layout" svg:x1="69.009cm" svg:y1="44.08cm" svg:x2="69.188cm" svg:y2="43.901cm">
          <text:p/>
        </draw:line>
        <draw:line draw:style-name="gr6" draw:text-style-name="P1" draw:layer="layout" svg:x1="69.186cm" svg:y1="44.082cm" svg:x2="69.011cm" svg:y2="43.901cm">
          <text:p/>
        </draw:line>
        <draw:line draw:style-name="gr6" draw:text-style-name="P1" draw:layer="layout" svg:x1="70.253cm" svg:y1="43.517cm" svg:x2="70.074cm" svg:y2="43.338cm">
          <text:p/>
        </draw:line>
        <draw:line draw:style-name="gr6" draw:text-style-name="P1" draw:layer="layout" svg:x1="70.255cm" svg:y1="43.34cm" svg:x2="70.074cm" svg:y2="43.515cm">
          <text:p/>
        </draw:line>
        <draw:line draw:style-name="gr6" draw:text-style-name="P1" draw:layer="layout" svg:x1="70.456cm" svg:y1="43.555cm" svg:x2="70.279cm" svg:y2="43.376cm">
          <text:p/>
        </draw:line>
        <draw:line draw:style-name="gr6" draw:text-style-name="P1" draw:layer="layout" svg:x1="70.458cm" svg:y1="43.378cm" svg:x2="70.277cm" svg:y2="43.553cm">
          <text:p/>
        </draw:line>
        <draw:line draw:style-name="gr6" draw:text-style-name="P1" draw:layer="layout" svg:x1="70.164cm" svg:y1="42.893cm" svg:x2="69.987cm" svg:y2="42.716cm">
          <text:p/>
        </draw:line>
        <draw:line draw:style-name="gr6" draw:text-style-name="P1" draw:layer="layout" svg:x1="70.166cm" svg:y1="42.716cm" svg:x2="69.985cm" svg:y2="42.891cm">
          <text:p/>
        </draw:line>
        <draw:line draw:style-name="gr6" draw:text-style-name="P1" draw:layer="layout" svg:x1="70.369cm" svg:y1="42.931cm" svg:x2="70.19cm" svg:y2="42.752cm">
          <text:p/>
        </draw:line>
        <draw:line draw:style-name="gr6" draw:text-style-name="P1" draw:layer="layout" svg:x1="70.369cm" svg:y1="42.754cm" svg:x2="70.188cm" svg:y2="42.929cm">
          <text:p/>
        </draw:line>
        <draw:line draw:style-name="gr6" draw:text-style-name="P1" draw:layer="layout" svg:x1="72.04cm" svg:y1="38.685cm" svg:x2="72.219cm" svg:y2="38.506cm">
          <text:p/>
        </draw:line>
        <draw:line draw:style-name="gr6" draw:text-style-name="P1" draw:layer="layout" svg:x1="72.217cm" svg:y1="38.687cm" svg:x2="72.042cm" svg:y2="38.506cm">
          <text:p/>
        </draw:line>
        <draw:line draw:style-name="gr6" draw:text-style-name="P1" draw:layer="layout" svg:x1="72.002cm" svg:y1="38.888cm" svg:x2="72.181cm" svg:y2="38.711cm">
          <text:p/>
        </draw:line>
        <draw:line draw:style-name="gr6" draw:text-style-name="P1" draw:layer="layout" svg:x1="72.179cm" svg:y1="38.89cm" svg:x2="72.004cm" svg:y2="38.709cm">
          <text:p/>
        </draw:line>
        <draw:line draw:style-name="gr6" draw:text-style-name="P1" draw:layer="layout" svg:x1="72.04cm" svg:y1="37.013cm" svg:x2="72.219cm" svg:y2="36.836cm">
          <text:p/>
        </draw:line>
        <draw:line draw:style-name="gr6" draw:text-style-name="P1" draw:layer="layout" svg:x1="72.217cm" svg:y1="37.015cm" svg:x2="72.042cm" svg:y2="36.834cm">
          <text:p/>
        </draw:line>
        <draw:line draw:style-name="gr6" draw:text-style-name="P1" draw:layer="layout" svg:x1="72.002cm" svg:y1="37.218cm" svg:x2="72.181cm" svg:y2="37.041cm">
          <text:p/>
        </draw:line>
        <draw:line draw:style-name="gr6" draw:text-style-name="P1" draw:layer="layout" svg:x1="72.179cm" svg:y1="37.22cm" svg:x2="72.004cm" svg:y2="37.039cm">
          <text:p/>
        </draw:line>
        <draw:line draw:style-name="gr6" draw:text-style-name="P1" draw:layer="layout" svg:x1="59.642cm" svg:y1="19.674cm" svg:x2="59.463cm" svg:y2="19.853cm">
          <text:p/>
        </draw:line>
        <draw:line draw:style-name="gr6" draw:text-style-name="P1" draw:layer="layout" svg:x1="59.465cm" svg:y1="19.674cm" svg:x2="59.64cm" svg:y2="19.855cm">
          <text:p/>
        </draw:line>
        <draw:line draw:style-name="gr6" draw:text-style-name="P1" draw:layer="layout" svg:x1="59.68cm" svg:y1="19.471cm" svg:x2="59.501cm" svg:y2="19.647cm">
          <text:p/>
        </draw:line>
        <draw:line draw:style-name="gr6" draw:text-style-name="P1" draw:layer="layout" svg:x1="59.503cm" svg:y1="19.469cm" svg:x2="59.678cm" svg:y2="19.65cm">
          <text:p/>
        </draw:line>
        <draw:line draw:style-name="gr6" draw:text-style-name="P1" draw:layer="layout" svg:x1="43.186cm" svg:y1="6.873cm" svg:x2="43.365cm" svg:y2="6.695cm">
          <text:p/>
        </draw:line>
        <draw:line draw:style-name="gr6" draw:text-style-name="P1" draw:layer="layout" svg:x1="43.363cm" svg:y1="6.873cm" svg:x2="43.188cm" svg:y2="6.692cm">
          <text:p/>
        </draw:line>
        <draw:line draw:style-name="gr6" draw:text-style-name="P1" draw:layer="layout" svg:x1="43.15cm" svg:y1="7.077cm" svg:x2="43.327cm" svg:y2="6.9cm">
          <text:p/>
        </draw:line>
        <draw:line draw:style-name="gr6" draw:text-style-name="P1" draw:layer="layout" svg:x1="43.324cm" svg:y1="7.079cm" svg:x2="43.15cm" svg:y2="6.898cm">
          <text:p/>
        </draw:line>
        <draw:line draw:style-name="gr6" draw:text-style-name="P1" draw:layer="layout" svg:x1="58.147cm" svg:y1="18.627cm" svg:x2="57.969cm" svg:y2="18.45cm">
          <text:p/>
        </draw:line>
        <draw:line draw:style-name="gr6" draw:text-style-name="P1" draw:layer="layout" svg:x1="58.147cm" svg:y1="18.45cm" svg:x2="57.967cm" svg:y2="18.625cm">
          <text:p/>
        </draw:line>
        <draw:line draw:style-name="gr6" draw:text-style-name="P1" draw:layer="layout" svg:x1="58.351cm" svg:y1="18.665cm" svg:x2="58.174cm" svg:y2="18.486cm">
          <text:p/>
        </draw:line>
        <draw:line draw:style-name="gr6" draw:text-style-name="P1" draw:layer="layout" svg:x1="58.353cm" svg:y1="18.489cm" svg:x2="58.172cm" svg:y2="18.663cm">
          <text:p/>
        </draw:line>
        <draw:line draw:style-name="gr6" draw:text-style-name="P1" draw:layer="layout" svg:x1="45.063cm" svg:y1="8.613cm" svg:x2="45.242cm" svg:y2="8.437cm">
          <text:p/>
        </draw:line>
        <draw:line draw:style-name="gr6" draw:text-style-name="P1" draw:layer="layout" svg:x1="45.24cm" svg:y1="8.615cm" svg:x2="45.065cm" svg:y2="8.434cm">
          <text:p/>
        </draw:line>
        <draw:line draw:style-name="gr6" draw:text-style-name="P1" draw:layer="layout" svg:x1="45.025cm" svg:y1="8.819cm" svg:x2="45.204cm" svg:y2="8.64cm">
          <text:p/>
        </draw:line>
        <draw:line draw:style-name="gr6" draw:text-style-name="P1" draw:layer="layout" svg:x1="45.202cm" svg:y1="8.819cm" svg:x2="45.027cm" svg:y2="8.638cm">
          <text:p/>
        </draw:line>
        <draw:line draw:style-name="gr6" draw:text-style-name="P1" draw:layer="layout" svg:x1="59.463cm" svg:y1="8.406cm" svg:x2="59.642cm" svg:y2="8.229cm">
          <text:p/>
        </draw:line>
        <draw:line draw:style-name="gr6" draw:text-style-name="P1" draw:layer="layout" svg:x1="59.64cm" svg:y1="8.408cm" svg:x2="59.465cm" svg:y2="8.227cm">
          <text:p/>
        </draw:line>
        <draw:line draw:style-name="gr6" draw:text-style-name="P1" draw:layer="layout" svg:x1="59.427cm" svg:y1="8.611cm" svg:x2="59.604cm" svg:y2="8.434cm">
          <text:p/>
        </draw:line>
        <draw:line draw:style-name="gr6" draw:text-style-name="P1" draw:layer="layout" svg:x1="59.602cm" svg:y1="8.613cm" svg:x2="59.427cm" svg:y2="8.432cm">
          <text:p/>
        </draw:line>
        <draw:line draw:style-name="gr6" draw:text-style-name="P1" draw:layer="layout" svg:x1="59.463cm" svg:y1="6.952cm" svg:x2="59.642cm" svg:y2="6.773cm">
          <text:p/>
        </draw:line>
        <draw:line draw:style-name="gr6" draw:text-style-name="P1" draw:layer="layout" svg:x1="59.64cm" svg:y1="6.952cm" svg:x2="59.465cm" svg:y2="6.771cm">
          <text:p/>
        </draw:line>
        <draw:line draw:style-name="gr6" draw:text-style-name="P1" draw:layer="layout" svg:x1="59.427cm" svg:y1="7.155cm" svg:x2="59.604cm" svg:y2="6.978cm">
          <text:p/>
        </draw:line>
        <draw:line draw:style-name="gr6" draw:text-style-name="P1" draw:layer="layout" svg:x1="59.602cm" svg:y1="7.157cm" svg:x2="59.427cm" svg:y2="6.976cm">
          <text:p/>
        </draw:line>
        <draw:path draw:style-name="gr6" draw:text-style-name="P1" draw:layer="layout" svg:width="0.627cm" svg:height="1.311cm" svg:x="68.152cm" svg:y="37.227cm" svg:viewBox="0 0 628 1312" svg:d="M628 1312c-362-17-644-324-627-686 15-339 286-611 627-626">
          <text:p/>
        </draw:path>
        <draw:frame draw:style-name="gr14" draw:text-style-name="P7" draw:layer="layout" svg:width="0.612cm" svg:height="0.31cm" svg:x="72.619cm" svg:y="42.778cm">
          <draw:text-box>
            <text:p text:style-name="P5"><text:span text:style-name="T2">6044</text:span></text:p>
          </draw:text-box>
        </draw:frame>
        <draw:frame draw:style-name="gr16" draw:text-style-name="P8" draw:layer="layout" svg:width="0.541cm" svg:height="0.632cm" svg:x="73.18cm" svg:y="32.549cm">
          <draw:text-box>
            <text:p text:style-name="P5"><text:span text:style-name="T3">K</text:span></text:p>
          </draw:text-box>
        </draw:frame>
        <draw:frame draw:style-name="gr16" draw:text-style-name="P8" draw:layer="layout" svg:width="0.541cm" svg:height="0.632cm" svg:x="73.224cm" svg:y="17.772cm">
          <draw:text-box>
            <text:p text:style-name="P5"><text:span text:style-name="T3">K</text:span></text:p>
          </draw:text-box>
        </draw:frame>
        <draw:frame draw:style-name="gr17" draw:text-style-name="P9" draw:layer="layout" svg:width="0.871cm" svg:height="1.017cm" draw:transform="rotate (0.172787595947439) translate (71.639cm 26.121cm)">
          <draw:text-box>
            <text:p text:style-name="P5"><text:span text:style-name="T4">I</text:span></text:p>
          </draw:text-box>
        </draw:frame>
        <draw:frame draw:style-name="gr17" draw:text-style-name="P9" draw:layer="layout" svg:width="0.871cm" svg:height="1.017cm" draw:transform="rotate (0.172787595947439) translate (71.84cm 26.087cm)">
          <draw:text-box>
            <text:p text:style-name="P5"><text:span text:style-name="T4">d</text:span></text:p>
          </draw:text-box>
        </draw:frame>
        <draw:frame draw:style-name="gr17" draw:text-style-name="P9" draw:layer="layout" svg:width="0.871cm" svg:height="1.017cm" draw:transform="rotate (0.172787595947439) translate (72.314cm 26.002cm)">
          <draw:text-box>
            <text:p text:style-name="P5"><text:span text:style-name="T4">r</text:span></text:p>
          </draw:text-box>
        </draw:frame>
        <draw:frame draw:style-name="gr17" draw:text-style-name="P9" draw:layer="layout" svg:width="0.871cm" svg:height="1.017cm" draw:transform="rotate (0.172787595947439) translate (72.602cm 25.953cm)">
          <draw:text-box>
            <text:p text:style-name="P5"><text:span text:style-name="T4">o</text:span></text:p>
          </draw:text-box>
        </draw:frame>
        <draw:frame draw:style-name="gr17" draw:text-style-name="P9" draw:layer="layout" svg:width="0.871cm" svg:height="1.017cm" draw:transform="rotate (0.172787595947439) translate (73.043cm 25.875cm)">
          <draw:text-box>
            <text:p text:style-name="P5"><text:span text:style-name="T4">t</text:span></text:p>
          </draw:text-box>
        </draw:frame>
        <draw:frame draw:style-name="gr17" draw:text-style-name="P9" draw:layer="layout" svg:width="0.871cm" svg:height="1.017cm" draw:transform="rotate (0.172787595947439) translate (73.335cm 25.824cm)">
          <draw:text-box>
            <text:p text:style-name="P5"><text:span text:style-name="T4">t</text:span></text:p>
          </draw:text-box>
        </draw:frame>
        <draw:frame draw:style-name="gr17" draw:text-style-name="P9" draw:layer="layout" svg:width="0.871cm" svg:height="1.017cm" draw:transform="rotate (0.172787595947439) translate (73.627cm 25.774cm)">
          <draw:text-box>
            <text:p text:style-name="P5"><text:span text:style-name="T4">s</text:span></text:p>
          </draw:text-box>
        </draw:frame>
        <draw:frame draw:style-name="gr17" draw:text-style-name="P9" draw:layer="layout" svg:width="0.871cm" svg:height="1.017cm" draw:transform="rotate (0.172787595947439) translate (73.885cm 25.729cm)">
          <draw:text-box>
            <text:p text:style-name="P5"><text:span text:style-name="T4">p</text:span></text:p>
          </draw:text-box>
        </draw:frame>
        <draw:frame draw:style-name="gr17" draw:text-style-name="P9" draw:layer="layout" svg:width="0.871cm" svg:height="1.017cm" draw:transform="rotate (0.172787595947439) translate (74.374cm 25.644cm)">
          <draw:text-box>
            <text:p text:style-name="P5"><text:span text:style-name="T4">l</text:span></text:p>
          </draw:text-box>
        </draw:frame>
        <draw:frame draw:style-name="gr17" draw:text-style-name="P9" draw:layer="layout" svg:width="0.871cm" svg:height="1.017cm" draw:transform="rotate (0.172787595947439) translate (74.567cm 25.611cm)">
          <draw:text-box>
            <text:p text:style-name="P5"><text:span text:style-name="T4">a</text:span></text:p>
          </draw:text-box>
        </draw:frame>
        <draw:frame draw:style-name="gr17" draw:text-style-name="P9" draw:layer="layout" svg:width="0.871cm" svg:height="1.017cm" draw:transform="rotate (0.172787595947439) translate (75.043cm 25.526cm)">
          <draw:text-box>
            <text:p text:style-name="P5"><text:span text:style-name="T4">t</text:span></text:p>
          </draw:text-box>
        </draw:frame>
        <draw:frame draw:style-name="gr17" draw:text-style-name="P9" draw:layer="layout" svg:width="0.871cm" svg:height="1.017cm" draw:transform="rotate (0.172787595947439) translate (75.335cm 25.475cm)">
          <draw:text-box>
            <text:p text:style-name="P5"><text:span text:style-name="T4">s</text:span></text:p>
          </draw:text-box>
        </draw:frame>
        <draw:frame draw:style-name="gr17" draw:text-style-name="P9" draw:layer="layout" svg:width="1.094cm" svg:height="1.017cm" draw:transform="rotate (0.172787595947439) translate (75.593cm 25.431cm)">
          <draw:text-box>
            <text:p text:style-name="P5"><text:span text:style-name="T4">en</text:span></text:p>
          </draw:text-box>
        </draw:frame>
        <draw:frame draw:style-name="gr17" draw:text-style-name="P9" draw:layer="layout" svg:width="0.871cm" svg:height="1.017cm" draw:transform="rotate (0.172787595947439) translate (46.58cm 40.093cm)">
          <draw:text-box>
            <text:p text:style-name="P5"><text:span text:style-name="T5">T</text:span></text:p>
          </draw:text-box>
        </draw:frame>
        <draw:frame draw:style-name="gr17" draw:text-style-name="P9" draw:layer="layout" svg:width="0.871cm" svg:height="1.017cm" draw:transform="rotate (0.172787595947439) translate (47.02cm 40.017cm)">
          <draw:text-box>
            <text:p text:style-name="P5"><text:span text:style-name="T5">o</text:span></text:p>
          </draw:text-box>
        </draw:frame>
        <draw:frame draw:style-name="gr17" draw:text-style-name="P9" draw:layer="layout" svg:width="0.871cm" svg:height="1.017cm" draw:transform="rotate (0.172787595947439) translate (47.461cm 39.938cm)">
          <draw:text-box>
            <text:p text:style-name="P5"><text:span text:style-name="T5">r</text:span></text:p>
          </draw:text-box>
        </draw:frame>
        <draw:frame draw:style-name="gr17" draw:text-style-name="P9" draw:layer="layout" svg:width="0.871cm" svg:height="1.017cm" draw:transform="rotate (0.172787595947439) translate (47.748cm 39.89cm)">
          <draw:text-box>
            <text:p text:style-name="P5"><text:span text:style-name="T5">g</text:span></text:p>
          </draw:text-box>
        </draw:frame>
        <draw:frame draw:style-name="gr17" draw:text-style-name="P9" draw:layer="layout" svg:width="0.883cm" svg:height="1.017cm" draw:transform="rotate (0.172787595947439) translate (48.195cm 39.811cm)">
          <draw:text-box>
            <text:p text:style-name="P5"><text:span text:style-name="T5">et</text:span></text:p>
          </draw:text-box>
        </draw:frame>
        <draw:frame draw:style-name="gr17" draw:text-style-name="P9" draw:layer="layout" svg:width="0.871cm" svg:height="1.017cm" draw:transform="rotate (0.172787595947439) translate (46.282cm 15.146cm)">
          <draw:text-box>
            <text:p text:style-name="P5"><text:span text:style-name="T6">G</text:span></text:p>
          </draw:text-box>
        </draw:frame>
        <draw:frame draw:style-name="gr17" draw:text-style-name="P9" draw:layer="layout" svg:width="0.871cm" svg:height="1.017cm" draw:transform="rotate (0.172787595947439) translate (46.859cm 15.044cm)">
          <draw:text-box>
            <text:p text:style-name="P5"><text:span text:style-name="T6">a</text:span></text:p>
          </draw:text-box>
        </draw:frame>
        <draw:frame draw:style-name="gr17" draw:text-style-name="P9" draw:layer="layout" svg:width="0.871cm" svg:height="1.017cm" draw:transform="rotate (0.172787595947439) translate (47.336cm 14.962cm)">
          <draw:text-box>
            <text:p text:style-name="P5"><text:span text:style-name="T6">l</text:span></text:p>
          </draw:text-box>
        </draw:frame>
        <draw:frame draw:style-name="gr17" draw:text-style-name="P9" draw:layer="layout" svg:width="0.871cm" svg:height="1.017cm" draw:transform="rotate (0.172787595947439) translate (47.528cm 14.928cm)">
          <draw:text-box>
            <text:p text:style-name="P5"><text:span text:style-name="T6">l</text:span></text:p>
          </draw:text-box>
        </draw:frame>
        <draw:frame draw:style-name="gr17" draw:text-style-name="P9" draw:layer="layout" svg:width="0.871cm" svg:height="1.017cm" draw:transform="rotate (0.172787595947439) translate (47.725cm 14.894cm)">
          <draw:text-box>
            <text:p text:style-name="P5"><text:span text:style-name="T6">e</text:span></text:p>
          </draw:text-box>
        </draw:frame>
        <draw:frame draw:style-name="gr17" draw:text-style-name="P9" draw:layer="layout" svg:width="0.871cm" svg:height="1.017cm" draw:transform="rotate (0.172787595947439) translate (48.136cm 14.822cm)">
          <draw:text-box>
            <text:p text:style-name="P5"><text:span text:style-name="T6">r</text:span></text:p>
          </draw:text-box>
        </draw:frame>
        <draw:frame draw:style-name="gr17" draw:text-style-name="P9" draw:layer="layout" svg:width="1.124cm" svg:height="1.017cm" draw:transform="rotate (0.172787595947439) translate (48.424cm 14.771cm)">
          <draw:text-box>
            <text:p text:style-name="P5"><text:span text:style-name="T6">iet</text:span></text:p>
          </draw:text-box>
        </draw:frame>
        <draw:frame draw:style-name="gr17" draw:text-style-name="P9" draw:layer="layout" svg:width="0.871cm" svg:height="1.017cm" draw:transform="rotate (0.172787595947439) translate (29.084cm 10.784cm)">
          <draw:text-box>
            <text:p text:style-name="P5"><text:span text:style-name="T7">B</text:span></text:p>
          </draw:text-box>
        </draw:frame>
        <draw:frame draw:style-name="gr17" draw:text-style-name="P9" draw:layer="layout" svg:width="0.871cm" svg:height="1.017cm" draw:transform="rotate (0.172787595947439) translate (29.609cm 10.693cm)">
          <draw:text-box>
            <text:p text:style-name="P5"><text:span text:style-name="T7">i</text:span></text:p>
          </draw:text-box>
        </draw:frame>
        <draw:frame draw:style-name="gr17" draw:text-style-name="P9" draw:layer="layout" svg:width="0.871cm" svg:height="1.017cm" draw:transform="rotate (0.172787595947439) translate (29.793cm 10.661cm)">
          <draw:text-box>
            <text:p text:style-name="P5"><text:span text:style-name="T7">b</text:span></text:p>
          </draw:text-box>
        </draw:frame>
        <draw:frame draw:style-name="gr17" draw:text-style-name="P9" draw:layer="layout" svg:width="0.871cm" svg:height="1.017cm" draw:transform="rotate (0.172787595947439) translate (30.269cm 10.576cm)">
          <draw:text-box>
            <text:p text:style-name="P5"><text:span text:style-name="T7">l</text:span></text:p>
          </draw:text-box>
        </draw:frame>
        <draw:frame draw:style-name="gr17" draw:text-style-name="P9" draw:layer="layout" svg:width="0.871cm" svg:height="1.017cm" draw:transform="rotate (0.172787595947439) translate (30.464cm 10.542cm)">
          <draw:text-box>
            <text:p text:style-name="P5"><text:span text:style-name="T7">i</text:span></text:p>
          </draw:text-box>
        </draw:frame>
        <draw:frame draw:style-name="gr17" draw:text-style-name="P9" draw:layer="layout" svg:width="0.871cm" svg:height="1.017cm" draw:transform="rotate (0.172787595947439) translate (30.648cm 10.51cm)">
          <draw:text-box>
            <text:p text:style-name="P5"><text:span text:style-name="T7">o</text:span></text:p>
          </draw:text-box>
        </draw:frame>
        <draw:frame draw:style-name="gr17" draw:text-style-name="P9" draw:layer="layout" svg:width="0.871cm" svg:height="1.017cm" draw:transform="rotate (0.172787595947439) translate (31.088cm 10.434cm)">
          <draw:text-box>
            <text:p text:style-name="P5"><text:span text:style-name="T7">t</text:span></text:p>
          </draw:text-box>
        </draw:frame>
        <draw:frame draw:style-name="gr17" draw:text-style-name="P9" draw:layer="layout" svg:width="0.871cm" svg:height="1.017cm" draw:transform="rotate (0.172787595947439) translate (31.382cm 10.383cm)">
          <draw:text-box>
            <text:p text:style-name="P5"><text:span text:style-name="T7">e</text:span></text:p>
          </draw:text-box>
        </draw:frame>
        <draw:frame draw:style-name="gr17" draw:text-style-name="P9" draw:layer="layout" svg:width="0.871cm" svg:height="1.017cm" draw:transform="rotate (0.172787595947439) translate (31.793cm 10.312cm)">
          <draw:text-box>
            <text:p text:style-name="P5"><text:span text:style-name="T7">k</text:span></text:p>
          </draw:text-box>
        </draw:frame>
        <draw:frame draw:style-name="gr17" draw:text-style-name="P9" draw:layer="layout" svg:width="0.883cm" svg:height="1.017cm" draw:transform="rotate (0.172787595947439) translate (32.263cm 10.229cm)">
          <draw:text-box>
            <text:p text:style-name="P5"><text:span text:style-name="T7">et</text:span></text:p>
          </draw:text-box>
        </draw:frame>
        <draw:frame draw:style-name="gr17" draw:text-style-name="P9" draw:layer="layout" svg:width="0.871cm" svg:height="1.017cm" draw:transform="rotate (0.172787595947439) translate (27.769cm 34.535cm)">
          <draw:text-box>
            <text:p text:style-name="P5"><text:span text:style-name="T8">T</text:span></text:p>
          </draw:text-box>
        </draw:frame>
        <draw:frame draw:style-name="gr17" draw:text-style-name="P9" draw:layer="layout" svg:width="0.871cm" svg:height="1.017cm" draw:transform="rotate (0.172787595947439) translate (28.209cm 34.458cm)">
          <draw:text-box>
            <text:p text:style-name="P5"><text:span text:style-name="T8">r</text:span></text:p>
          </draw:text-box>
        </draw:frame>
        <draw:frame draw:style-name="gr17" draw:text-style-name="P9" draw:layer="layout" svg:width="0.871cm" svg:height="1.017cm" draw:transform="rotate (0.172787595947439) translate (28.495cm 34.408cm)">
          <draw:text-box>
            <text:p text:style-name="P5"><text:span text:style-name="T8">ä</text:span></text:p>
          </draw:text-box>
        </draw:frame>
        <draw:frame draw:style-name="gr17" draw:text-style-name="P9" draw:layer="layout" svg:width="0.871cm" svg:height="1.017cm" draw:transform="rotate (0.172787595947439) translate (28.971cm 34.325cm)">
          <draw:text-box>
            <text:p text:style-name="P5"><text:span text:style-name="T8">d</text:span></text:p>
          </draw:text-box>
        </draw:frame>
        <draw:frame draw:style-name="gr17" draw:text-style-name="P9" draw:layer="layout" svg:width="0.871cm" svg:height="1.017cm" draw:transform="rotate (0.172787595947439) translate (29.448cm 34.243cm)">
          <draw:text-box>
            <text:p text:style-name="P5"><text:span text:style-name="T8">g</text:span></text:p>
          </draw:text-box>
        </draw:frame>
        <draw:frame draw:style-name="gr17" draw:text-style-name="P9" draw:layer="layout" svg:width="0.871cm" svg:height="1.017cm" draw:transform="rotate (0.172787595947439) translate (29.894cm 34.164cm)">
          <draw:text-box>
            <text:p text:style-name="P5"><text:span text:style-name="T8">å</text:span></text:p>
          </draw:text-box>
        </draw:frame>
        <draw:frame draw:style-name="gr17" draw:text-style-name="P9" draw:layer="layout" svg:width="0.871cm" svg:height="1.017cm" draw:transform="rotate (0.172787595947439) translate (30.368cm 34.082cm)">
          <draw:text-box>
            <text:p text:style-name="P5"><text:span text:style-name="T8">r</text:span></text:p>
          </draw:text-box>
        </draw:frame>
        <draw:frame draw:style-name="gr17" draw:text-style-name="P9" draw:layer="layout" svg:width="0.871cm" svg:height="1.017cm" draw:transform="rotate (0.172787595947439) translate (30.654cm 34.031cm)">
          <draw:text-box>
            <text:p text:style-name="P5"><text:span text:style-name="T8">d</text:span></text:p>
          </draw:text-box>
        </draw:frame>
        <draw:frame draw:style-name="gr17" draw:text-style-name="P9" draw:layer="layout" svg:width="0.871cm" svg:height="1.017cm" draw:transform="rotate (0.172787595947439) translate (31.132cm 33.948cm)">
          <draw:text-box>
            <text:p text:style-name="P5"><text:span text:style-name="T8">e</text:span></text:p>
          </draw:text-box>
        </draw:frame>
        <draw:frame draw:style-name="gr17" draw:text-style-name="P9" draw:layer="layout" svg:width="0.871cm" svg:height="1.017cm" draw:transform="rotate (0.172787595947439) translate (31.543cm 33.876cm)">
          <draw:text-box>
            <text:p text:style-name="P5"><text:span text:style-name="T8">n</text:span></text:p>
          </draw:text-box>
        </draw:frame>
        <draw:frame draw:style-name="gr17" draw:text-style-name="P9" draw:layer="layout" svg:width="0.871cm" svg:height="1.017cm" draw:transform="rotate (0.172787595947439) translate (9.68cm 10.707cm)">
          <draw:text-box>
            <text:p text:style-name="P5"><text:span text:style-name="T9">I</text:span></text:p>
          </draw:text-box>
        </draw:frame>
        <draw:frame draw:style-name="gr17" draw:text-style-name="P9" draw:layer="layout" svg:width="0.871cm" svg:height="1.017cm" draw:transform="rotate (0.172787595947439) translate (9.881cm 10.674cm)">
          <draw:text-box>
            <text:p text:style-name="P5"><text:span text:style-name="T9">n</text:span></text:p>
          </draw:text-box>
        </draw:frame>
        <draw:frame draw:style-name="gr17" draw:text-style-name="P9" draw:layer="layout" svg:width="1.094cm" svg:height="1.017cm" draw:transform="rotate (0.172787595947439) translate (10.326cm 10.595cm)">
          <draw:text-box>
            <text:p text:style-name="P5"><text:span text:style-name="T9">ne</text:span></text:p>
          </draw:text-box>
        </draw:frame>
        <draw:frame draw:style-name="gr17" draw:text-style-name="P9" draw:layer="layout" svg:width="0.871cm" svg:height="1.017cm" draw:transform="rotate (0.172787595947439) translate (11.185cm 10.445cm)">
          <draw:text-box>
            <text:p text:style-name="P5"><text:span text:style-name="T9">r</text:span></text:p>
          </draw:text-box>
        </draw:frame>
        <draw:frame draw:style-name="gr17" draw:text-style-name="P9" draw:layer="layout" svg:width="0.871cm" svg:height="1.017cm" draw:transform="rotate (0.172787595947439) translate (11.473cm 10.394cm)">
          <draw:text-box>
            <text:p text:style-name="P5"><text:span text:style-name="T9">g</text:span></text:p>
          </draw:text-box>
        </draw:frame>
        <draw:frame draw:style-name="gr17" draw:text-style-name="P9" draw:layer="layout" svg:width="0.871cm" svg:height="1.017cm" draw:transform="rotate (0.172787595947439) translate (11.919cm 10.316cm)">
          <draw:text-box>
            <text:p text:style-name="P5"><text:span text:style-name="T9">å</text:span></text:p>
          </draw:text-box>
        </draw:frame>
        <draw:frame draw:style-name="gr17" draw:text-style-name="P9" draw:layer="layout" svg:width="0.871cm" svg:height="1.017cm" draw:transform="rotate (0.172787595947439) translate (12.396cm 10.233cm)">
          <draw:text-box>
            <text:p text:style-name="P5"><text:span text:style-name="T9">r</text:span></text:p>
          </draw:text-box>
        </draw:frame>
        <draw:frame draw:style-name="gr17" draw:text-style-name="P9" draw:layer="layout" svg:width="0.871cm" svg:height="1.017cm" draw:transform="rotate (0.172787595947439) translate (12.683cm 10.183cm)">
          <draw:text-box>
            <text:p text:style-name="P5"><text:span text:style-name="T9">d</text:span></text:p>
          </draw:text-box>
        </draw:frame>
        <draw:frame draw:style-name="gr17" draw:text-style-name="P9" draw:layer="layout" svg:width="1.094cm" svg:height="1.017cm" draw:transform="rotate (0.172787595947439) translate (13.158cm 10.1cm)">
          <draw:text-box>
            <text:p text:style-name="P5"><text:span text:style-name="T9">en</text:span></text:p>
          </draw:text-box>
        </draw:frame>
        <draw:frame draw:style-name="gr17" draw:text-style-name="P9" draw:layer="layout" svg:width="0.871cm" svg:height="1.017cm" draw:transform="rotate (0.172787595947439) translate (67.194cm 10.144cm)">
          <draw:text-box>
            <text:p text:style-name="P5"><text:span text:style-name="T10">Y</text:span></text:p>
          </draw:text-box>
        </draw:frame>
        <draw:frame draw:style-name="gr17" draw:text-style-name="P9" draw:layer="layout" svg:width="0.871cm" svg:height="1.017cm" draw:transform="rotate (0.172787595947439) translate (67.698cm 10.056cm)">
          <draw:text-box>
            <text:p text:style-name="P5"><text:span text:style-name="T10">t</text:span></text:p>
          </draw:text-box>
        </draw:frame>
        <draw:frame draw:style-name="gr17" draw:text-style-name="P9" draw:layer="layout" svg:width="0.871cm" svg:height="1.017cm" draw:transform="rotate (0.172787595947439) translate (67.99cm 10.005cm)">
          <draw:text-box>
            <text:p text:style-name="P5"><text:span text:style-name="T10">t</text:span></text:p>
          </draw:text-box>
        </draw:frame>
        <draw:frame draw:style-name="gr17" draw:text-style-name="P9" draw:layer="layout" svg:width="0.899cm" svg:height="1.017cm" draw:transform="rotate (0.172787595947439) translate (68.282cm 9.954cm)">
          <draw:text-box>
            <text:p text:style-name="P5"><text:span text:style-name="T10">er</text:span></text:p>
          </draw:text-box>
        </draw:frame>
        <draw:frame draw:style-name="gr17" draw:text-style-name="P9" draw:layer="layout" svg:width="1.09cm" svg:height="1.017cm" draw:transform="rotate (0.172787595947439) translate (68.98cm 9.833cm)">
          <draw:text-box>
            <text:p text:style-name="P5"><text:span text:style-name="T10">gå</text:span></text:p>
          </draw:text-box>
        </draw:frame>
        <draw:frame draw:style-name="gr17" draw:text-style-name="P9" draw:layer="layout" svg:width="0.871cm" svg:height="1.017cm" draw:transform="rotate (0.172787595947439) translate (69.905cm 9.672cm)">
          <draw:text-box>
            <text:p text:style-name="P5"><text:span text:style-name="T10">r</text:span></text:p>
          </draw:text-box>
        </draw:frame>
        <draw:frame draw:style-name="gr17" draw:text-style-name="P9" draw:layer="layout" svg:width="0.871cm" svg:height="1.017cm" draw:transform="rotate (0.172787595947439) translate (70.191cm 9.622cm)">
          <draw:text-box>
            <text:p text:style-name="P5"><text:span text:style-name="T10">d</text:span></text:p>
          </draw:text-box>
        </draw:frame>
        <draw:frame draw:style-name="gr17" draw:text-style-name="P9" draw:layer="layout" svg:width="1.094cm" svg:height="1.017cm" draw:transform="rotate (0.172787595947439) translate (70.665cm 9.539cm)">
          <draw:text-box>
            <text:p text:style-name="P5"><text:span text:style-name="T10">en</text:span></text:p>
          </draw:text-box>
        </draw:frame>
        <draw:frame draw:style-name="gr17" draw:text-style-name="P9" draw:layer="layout" svg:width="0.871cm" svg:height="1.017cm" draw:transform="rotate (0.172787595947439) translate (73.84cm 40.231cm)">
          <draw:text-box>
            <text:p text:style-name="P5"><text:span text:style-name="T6">A</text:span></text:p>
          </draw:text-box>
        </draw:frame>
        <draw:frame draw:style-name="gr17" draw:text-style-name="P9" draw:layer="layout" svg:width="0.871cm" svg:height="1.017cm" draw:transform="rotate (0.172787595947439) translate (74.408cm 40.131cm)">
          <draw:text-box>
            <text:p text:style-name="P5"><text:span text:style-name="T6">t</text:span></text:p>
          </draw:text-box>
        </draw:frame>
        <draw:frame draw:style-name="gr17" draw:text-style-name="P9" draw:layer="layout" svg:width="0.871cm" svg:height="1.017cm" draw:transform="rotate (0.172787595947439) translate (74.7cm 40.08cm)">
          <draw:text-box>
            <text:p text:style-name="P5"><text:span text:style-name="T6">el</text:span></text:p>
          </draw:text-box>
        </draw:frame>
        <draw:frame draw:style-name="gr17" draw:text-style-name="P9" draw:layer="layout" svg:width="0.871cm" svg:height="1.017cm" draw:transform="rotate (0.172787595947439) translate (75.307cm 39.975cm)">
          <draw:text-box>
            <text:p text:style-name="P5"><text:span text:style-name="T6">j</text:span></text:p>
          </draw:text-box>
        </draw:frame>
        <draw:frame draw:style-name="gr17" draw:text-style-name="P9" draw:layer="layout" svg:width="0.871cm" svg:height="1.017cm" draw:transform="rotate (0.172787595947439) translate (75.495cm 39.943cm)">
          <draw:text-box>
            <text:p text:style-name="P5"><text:span text:style-name="T6">é</text:span></text:p>
          </draw:text-box>
        </draw:frame>
        <draw:frame draw:style-name="gr17" draw:text-style-name="P9" draw:layer="layout" svg:width="0.871cm" svg:height="1.017cm" draw:transform="rotate (0.172787595947439) translate (75.908cm 39.869cm)">
          <draw:text-box>
            <text:p text:style-name="P5"><text:span text:style-name="T6">n</text:span></text:p>
          </draw:text-box>
        </draw:frame>
        <draw:frame draw:style-name="gr17" draw:text-style-name="P9" draw:layer="layout" svg:width="0.871cm" svg:height="1.017cm" draw:transform="rotate (0.172787595947439) translate (59.714cm 35.201cm)">
          <draw:text-box>
            <text:p text:style-name="P5"><text:span text:style-name="T5">F</text:span></text:p>
          </draw:text-box>
        </draw:frame>
        <draw:frame draw:style-name="gr17" draw:text-style-name="P9" draw:layer="layout" svg:width="0.871cm" svg:height="1.017cm" draw:transform="rotate (0.172787595947439) translate (60.173cm 35.121cm)">
          <draw:text-box>
            <text:p text:style-name="P5"><text:span text:style-name="T5">o</text:span></text:p>
          </draw:text-box>
        </draw:frame>
        <draw:frame draw:style-name="gr17" draw:text-style-name="P9" draw:layer="layout" svg:width="0.871cm" svg:height="1.017cm" draw:transform="rotate (0.172787595947439) translate (60.613cm 35.045cm)">
          <draw:text-box>
            <text:p text:style-name="P5"><text:span text:style-name="T5">a</text:span></text:p>
          </draw:text-box>
        </draw:frame>
        <draw:frame draw:style-name="gr17" draw:text-style-name="P9" draw:layer="layout" svg:width="0.871cm" svg:height="1.017cm" draw:transform="rotate (0.172787595947439) translate (61.087cm 34.962cm)">
          <draw:text-box>
            <text:p text:style-name="P5"><text:span text:style-name="T5">j</text:span></text:p>
          </draw:text-box>
        </draw:frame>
        <draw:frame draw:style-name="gr17" draw:text-style-name="P9" draw:layer="layout" svg:width="1.094cm" svg:height="1.017cm" draw:transform="rotate (0.172787595947439) translate (61.278cm 34.928cm)">
          <draw:text-box>
            <text:p text:style-name="P5"><text:span text:style-name="T5">en</text:span></text:p>
          </draw:text-box>
        </draw:frame>
        <draw:frame draw:style-name="gr17" draw:text-style-name="P9" draw:layer="layout" svg:width="0.871cm" svg:height="1.017cm" draw:transform="rotate (0.172787595947439) translate (14.569cm 17.377cm)">
          <draw:text-box>
            <text:p text:style-name="P5"><text:span text:style-name="T11">Ö</text:span></text:p>
          </draw:text-box>
        </draw:frame>
        <draw:frame draw:style-name="gr17" draw:text-style-name="P9" draw:layer="layout" svg:width="0.871cm" svg:height="1.017cm" draw:transform="rotate (0.172787595947439) translate (15.194cm 17.269cm)">
          <draw:text-box>
            <text:p text:style-name="P5"><text:span text:style-name="T11">r</text:span></text:p>
          </draw:text-box>
        </draw:frame>
        <draw:frame draw:style-name="gr17" draw:text-style-name="P9" draw:layer="layout" svg:width="0.871cm" svg:height="1.017cm" draw:transform="rotate (0.172787595947439) translate (15.482cm 17.218cm)">
          <draw:text-box>
            <text:p text:style-name="P5"><text:span text:style-name="T11">n</text:span></text:p>
          </draw:text-box>
        </draw:frame>
        <draw:frame draw:style-name="gr17" draw:text-style-name="P9" draw:layer="layout" svg:width="0.871cm" svg:height="1.017cm" draw:transform="rotate (0.172787595947439) translate (15.926cm 17.14cm)">
          <draw:text-box>
            <text:p text:style-name="P5"><text:span text:style-name="T11">s</text:span></text:p>
          </draw:text-box>
        </draw:frame>
        <draw:frame draw:style-name="gr17" draw:text-style-name="P9" draw:layer="layout" svg:width="0.871cm" svg:height="1.017cm" draw:transform="rotate (0.172787595947439) translate (16.184cm 17.096cm)">
          <draw:text-box>
            <text:p text:style-name="P5"><text:span text:style-name="T11">ä</text:span></text:p>
          </draw:text-box>
        </draw:frame>
        <draw:frame draw:style-name="gr17" draw:text-style-name="P9" draw:layer="layout" svg:width="0.871cm" svg:height="1.017cm" draw:transform="rotate (0.172787595947439) translate (16.661cm 17.013cm)">
          <draw:text-box>
            <text:p text:style-name="P5"><text:span text:style-name="T11">t</text:span></text:p>
          </draw:text-box>
        </draw:frame>
        <draw:frame draw:style-name="gr17" draw:text-style-name="P9" draw:layer="layout" svg:width="0.871cm" svg:height="1.017cm" draw:transform="rotate (0.172787595947439) translate (16.953cm 16.962cm)">
          <draw:text-box>
            <text:p text:style-name="P5"><text:span text:style-name="T11">r</text:span></text:p>
          </draw:text-box>
        </draw:frame>
        <draw:frame draw:style-name="gr17" draw:text-style-name="P9" draw:layer="layout" svg:width="0.871cm" svg:height="1.017cm" draw:transform="rotate (0.172787595947439) translate (17.238cm 16.912cm)">
          <draw:text-box>
            <text:p text:style-name="P5"><text:span text:style-name="T11">a</text:span></text:p>
          </draw:text-box>
        </draw:frame>
        <draw:frame draw:style-name="gr17" draw:text-style-name="P9" draw:layer="layout" svg:width="1.06cm" svg:height="1.017cm" draw:transform="rotate (0.172787595947439) translate (27.758cm 18.905cm)">
          <draw:text-box>
            <text:p text:style-name="P5"><text:span text:style-name="T11">Sk</text:span></text:p>
          </draw:text-box>
        </draw:frame>
        <draw:frame draw:style-name="gr17" draw:text-style-name="P9" draw:layer="layout" svg:width="0.871cm" svg:height="1.017cm" draw:transform="rotate (0.172787595947439) translate (28.628cm 18.753cm)">
          <draw:text-box>
            <text:p text:style-name="P5"><text:span text:style-name="T11">a</text:span></text:p>
          </draw:text-box>
        </draw:frame>
        <draw:frame draw:style-name="gr17" draw:text-style-name="P9" draw:layer="layout" svg:width="1.01cm" svg:height="1.017cm" draw:transform="rotate (0.172787595947439) translate (29.102cm 18.67cm)">
          <draw:text-box>
            <text:p text:style-name="P5"><text:span text:style-name="T11">ns</text:span></text:p>
          </draw:text-box>
        </draw:frame>
        <draw:frame draw:style-name="gr17" draw:text-style-name="P9" draw:layer="layout" svg:width="0.871cm" svg:height="1.017cm" draw:transform="rotate (0.172787595947439) translate (29.807cm 18.548cm)">
          <draw:text-box>
            <text:p text:style-name="P5"><text:span text:style-name="T11">b</text:span></text:p>
          </draw:text-box>
        </draw:frame>
        <draw:frame draw:style-name="gr17" draw:text-style-name="P9" draw:layer="layout" svg:width="0.899cm" svg:height="1.017cm" draw:transform="rotate (0.172787595947439) translate (30.284cm 18.465cm)">
          <draw:text-box>
            <text:p text:style-name="P5"><text:span text:style-name="T11">er</text:span></text:p>
          </draw:text-box>
        </draw:frame>
        <draw:frame draw:style-name="gr17" draw:text-style-name="P9" draw:layer="layout" svg:width="0.871cm" svg:height="1.017cm" draw:transform="rotate (0.172787595947439) translate (30.984cm 18.342cm)">
          <draw:text-box>
            <text:p text:style-name="P5"><text:span text:style-name="T11">g</text:span></text:p>
          </draw:text-box>
        </draw:frame>
        <draw:frame draw:style-name="gr17" draw:text-style-name="P9" draw:layer="layout" svg:width="0.883cm" svg:height="1.017cm" draw:transform="rotate (0.172787595947439) translate (31.431cm 18.264cm)">
          <draw:text-box>
            <text:p text:style-name="P5"><text:span text:style-name="T11">et</text:span></text:p>
          </draw:text-box>
        </draw:frame>
        <draw:frame draw:style-name="gr17" draw:text-style-name="P9" draw:layer="layout" svg:width="0.871cm" svg:height="1.017cm" draw:transform="rotate (0.172787595947439) translate (61.83cm 20.235cm)">
          <draw:text-box>
            <text:p text:style-name="P5"><text:span text:style-name="T11">T</text:span></text:p>
          </draw:text-box>
        </draw:frame>
        <draw:frame draw:style-name="gr17" draw:text-style-name="P9" draw:layer="layout" svg:width="0.871cm" svg:height="1.017cm" draw:transform="rotate (0.172787595947439) translate (62.27cm 20.158cm)">
          <draw:text-box>
            <text:p text:style-name="P5"><text:span text:style-name="T11">ö</text:span></text:p>
          </draw:text-box>
        </draw:frame>
        <draw:frame draw:style-name="gr17" draw:text-style-name="P9" draw:layer="layout" svg:width="0.871cm" svg:height="1.017cm" draw:transform="rotate (0.172787595947439) translate (62.713cm 20.08cm)">
          <draw:text-box>
            <text:p text:style-name="P5"><text:span text:style-name="T11">r</text:span></text:p>
          </draw:text-box>
        </draw:frame>
        <draw:frame draw:style-name="gr17" draw:text-style-name="P9" draw:layer="layout" svg:width="0.871cm" svg:height="1.017cm" draw:transform="rotate (0.172787595947439) translate (62.999cm 20.031cm)">
          <draw:text-box>
            <text:p text:style-name="P5"><text:span text:style-name="T11">n</text:span></text:p>
          </draw:text-box>
        </draw:frame>
        <draw:frame draw:style-name="gr17" draw:text-style-name="P9" draw:layer="layout" svg:width="0.871cm" svg:height="1.017cm" draw:transform="rotate (0.172787595947439) translate (63.445cm 19.953cm)">
          <draw:text-box>
            <text:p text:style-name="P5"><text:span text:style-name="T11">b</text:span></text:p>
          </draw:text-box>
        </draw:frame>
        <draw:frame draw:style-name="gr17" draw:text-style-name="P9" draw:layer="layout" svg:width="0.871cm" svg:height="1.017cm" draw:transform="rotate (0.172787595947439) translate (63.921cm 19.87cm)">
          <draw:text-box>
            <text:p text:style-name="P5"><text:span text:style-name="T11">y</text:span></text:p>
          </draw:text-box>
        </draw:frame>
        <draw:frame draw:style-name="gr18" draw:text-style-name="P10" draw:layer="layout" svg:width="0.727cm" svg:height="0.852cm" draw:transform="rotate (0.172787595947439) translate (57.394cm 11.67cm)">
          <draw:text-box>
            <text:p text:style-name="P5"><text:span text:style-name="T12">G</text:span></text:p>
          </draw:text-box>
        </draw:frame>
        <draw:frame draw:style-name="gr18" draw:text-style-name="P10" draw:layer="layout" svg:width="0.727cm" svg:height="0.852cm" draw:transform="rotate (0.172787595947439) translate (57.874cm 11.586cm)">
          <draw:text-box>
            <text:p text:style-name="P5"><text:span text:style-name="T12">o</text:span></text:p>
          </draw:text-box>
        </draw:frame>
        <draw:frame draw:style-name="gr18" draw:text-style-name="P10" draw:layer="layout" svg:width="0.727cm" svg:height="0.852cm" draw:transform="rotate (0.172787595947439) translate (58.242cm 11.522cm)">
          <draw:text-box>
            <text:p text:style-name="P5"><text:span text:style-name="T12">t</text:span></text:p>
          </draw:text-box>
        </draw:frame>
        <draw:frame draw:style-name="gr18" draw:text-style-name="P10" draw:layer="layout" svg:width="0.727cm" svg:height="0.852cm" draw:transform="rotate (0.172787595947439) translate (58.486cm 11.48cm)">
          <draw:text-box>
            <text:p text:style-name="P5"><text:span text:style-name="T12">t</text:span></text:p>
          </draw:text-box>
        </draw:frame>
        <draw:frame draw:style-name="gr18" draw:text-style-name="P10" draw:layer="layout" svg:width="0.727cm" svg:height="0.852cm" draw:transform="rotate (0.172787595947439) translate (58.729cm 11.438cm)">
          <draw:text-box>
            <text:p text:style-name="P5"><text:span text:style-name="T12">s</text:span></text:p>
          </draw:text-box>
        </draw:frame>
        <draw:frame draw:style-name="gr18" draw:text-style-name="P10" draw:layer="layout" svg:width="0.727cm" svg:height="0.852cm" draw:transform="rotate (0.172787595947439) translate (58.943cm 11.4cm)">
          <draw:text-box>
            <text:p text:style-name="P5"><text:span text:style-name="T12">u</text:span></text:p>
          </draw:text-box>
        </draw:frame>
        <draw:frame draw:style-name="gr18" draw:text-style-name="P10" draw:layer="layout" svg:width="0.727cm" svg:height="0.852cm" draw:transform="rotate (0.172787595947439) translate (59.339cm 11.332cm)">
          <draw:text-box>
            <text:p text:style-name="P5"><text:span text:style-name="T12">n</text:span></text:p>
          </draw:text-box>
        </draw:frame>
        <draw:frame draw:style-name="gr18" draw:text-style-name="P10" draw:layer="layout" svg:width="0.727cm" svg:height="0.852cm" draw:transform="rotate (0.172787595947439) translate (59.711cm 11.266cm)">
          <draw:text-box>
            <text:p text:style-name="P5"><text:span text:style-name="T12">d</text:span></text:p>
          </draw:text-box>
        </draw:frame>
        <draw:frame draw:style-name="gr18" draw:text-style-name="P10" draw:layer="layout" svg:width="0.727cm" svg:height="0.852cm" draw:transform="rotate (0.172787595947439) translate (60.109cm 11.196cm)">
          <draw:text-box>
            <text:p text:style-name="P5"><text:span text:style-name="T12">a</text:span></text:p>
          </draw:text-box>
        </draw:frame>
        <draw:frame draw:style-name="gr17" draw:text-style-name="P9" draw:layer="layout" svg:width="0.871cm" svg:height="1.017cm" draw:transform="rotate (0.172787595947439) translate (64.69cm 11.562cm)">
          <draw:text-box>
            <text:p text:style-name="P5"><text:span text:style-name="T11">J</text:span></text:p>
          </draw:text-box>
        </draw:frame>
        <draw:frame draw:style-name="gr17" draw:text-style-name="P9" draw:layer="layout" svg:width="0.871cm" svg:height="1.017cm" draw:transform="rotate (0.172787595947439) translate (64.919cm 11.522cm)">
          <draw:text-box>
            <text:p text:style-name="P5"><text:span text:style-name="T11">u</text:span></text:p>
          </draw:text-box>
        </draw:frame>
        <draw:frame draw:style-name="gr17" draw:text-style-name="P9" draw:layer="layout" svg:width="0.871cm" svg:height="1.017cm" draw:transform="rotate (0.172787595947439) translate (65.395cm 11.439cm)">
          <draw:text-box>
            <text:p text:style-name="P5"><text:span text:style-name="T11">m</text:span></text:p>
          </draw:text-box>
        </draw:frame>
        <draw:frame draw:style-name="gr17" draw:text-style-name="P9" draw:layer="layout" svg:width="0.871cm" svg:height="1.017cm" draw:transform="rotate (0.172787595947439) translate (66.117cm 11.312cm)">
          <draw:text-box>
            <text:p text:style-name="P5"><text:span text:style-name="T11">k</text:span></text:p>
          </draw:text-box>
        </draw:frame>
        <draw:frame draw:style-name="gr17" draw:text-style-name="P9" draw:layer="layout" svg:width="0.871cm" svg:height="1.017cm" draw:transform="rotate (0.172787595947439) translate (66.584cm 11.232cm)">
          <draw:text-box>
            <text:p text:style-name="P5"><text:span text:style-name="T11">i</text:span></text:p>
          </draw:text-box>
        </draw:frame>
        <draw:frame draw:style-name="gr17" draw:text-style-name="P9" draw:layer="layout" svg:width="0.871cm" svg:height="1.017cm" draw:transform="rotate (0.172787595947439) translate (66.769cm 11.2cm)">
          <draw:text-box>
            <text:p text:style-name="P5"><text:span text:style-name="T11">l</text:span></text:p>
          </draw:text-box>
        </draw:frame>
        <draw:frame draw:style-name="gr18" draw:text-style-name="P10" draw:layer="layout" svg:width="0.727cm" svg:height="0.852cm" draw:transform="rotate (0.172787595947439) translate (68.225cm 14.164cm)">
          <draw:text-box>
            <text:p text:style-name="P5"><text:span text:style-name="T12">S</text:span></text:p>
          </draw:text-box>
        </draw:frame>
        <draw:frame draw:style-name="gr18" draw:text-style-name="P10" draw:layer="layout" svg:width="0.727cm" svg:height="0.852cm" draw:transform="rotate (0.172787595947439) translate (68.559cm 14.107cm)">
          <draw:text-box>
            <text:p text:style-name="P5"><text:span text:style-name="T12">t</text:span></text:p>
          </draw:text-box>
        </draw:frame>
        <draw:frame draw:style-name="gr18" draw:text-style-name="P10" draw:layer="layout" svg:width="0.727cm" svg:height="0.852cm" draw:transform="rotate (0.172787595947439) translate (68.803cm 14.062cm)">
          <draw:text-box>
            <text:p text:style-name="P5"><text:span text:style-name="T12">u</text:span></text:p>
          </draw:text-box>
        </draw:frame>
        <draw:frame draw:style-name="gr18" draw:text-style-name="P10" draw:layer="layout" svg:width="0.727cm" svg:height="0.852cm" draw:transform="rotate (0.172787595947439) translate (69.198cm 13.995cm)">
          <draw:text-box>
            <text:p text:style-name="P5"><text:span text:style-name="T12">d</text:span></text:p>
          </draw:text-box>
        </draw:frame>
        <draw:frame draw:style-name="gr18" draw:text-style-name="P10" draw:layer="layout" svg:width="0.727cm" svg:height="0.852cm" draw:transform="rotate (0.172787595947439) translate (69.594cm 13.925cm)">
          <draw:text-box>
            <text:p text:style-name="P5"><text:span text:style-name="T12">e</text:span></text:p>
          </draw:text-box>
        </draw:frame>
        <draw:frame draw:style-name="gr18" draw:text-style-name="P10" draw:layer="layout" svg:width="0.727cm" svg:height="0.852cm" draw:transform="rotate (0.172787595947439) translate (69.939cm 13.865cm)">
          <draw:text-box>
            <text:p text:style-name="P5"><text:span text:style-name="T12">n</text:span></text:p>
          </draw:text-box>
        </draw:frame>
        <draw:frame draw:style-name="gr18" draw:text-style-name="P10" draw:layer="layout" svg:width="0.727cm" svg:height="0.852cm" draw:transform="rotate (0.172787595947439) translate (70.312cm 13.8cm)">
          <draw:text-box>
            <text:p text:style-name="P5"><text:span text:style-name="T12">t</text:span></text:p>
          </draw:text-box>
        </draw:frame>
        <draw:frame draw:style-name="gr18" draw:text-style-name="P10" draw:layer="layout" svg:width="0.727cm" svg:height="0.852cm" draw:transform="rotate (0.172787595947439) translate (70.553cm 13.757cm)">
          <draw:text-box>
            <text:p text:style-name="P5"><text:span text:style-name="T12">v</text:span></text:p>
          </draw:text-box>
        </draw:frame>
        <draw:frame draw:style-name="gr18" draw:text-style-name="P10" draw:layer="layout" svg:width="0.727cm" svg:height="0.852cm" draw:transform="rotate (0.172787595947439) translate (70.919cm 13.694cm)">
          <draw:text-box>
            <text:p text:style-name="P5"><text:span text:style-name="T12">i</text:span></text:p>
          </draw:text-box>
        </draw:frame>
        <draw:frame draw:style-name="gr18" draw:text-style-name="P10" draw:layer="layout" svg:width="0.727cm" svg:height="0.852cm" draw:transform="rotate (0.172787595947439) translate (71.072cm 13.667cm)">
          <draw:text-box>
            <text:p text:style-name="P5"><text:span text:style-name="T12">l</text:span></text:p>
          </draw:text-box>
        </draw:frame>
        <draw:frame draw:style-name="gr18" draw:text-style-name="P10" draw:layer="layout" svg:width="0.727cm" svg:height="0.852cm" draw:transform="rotate (0.172787595947439) translate (71.235cm 13.639cm)">
          <draw:text-box>
            <text:p text:style-name="P5"><text:span text:style-name="T12">a</text:span></text:p>
          </draw:text-box>
        </draw:frame>
        <draw:frame draw:style-name="gr18" draw:text-style-name="P10" draw:layer="layout" svg:width="0.727cm" svg:height="0.852cm" draw:transform="rotate (0.172787595947439) translate (71.631cm 13.569cm)">
          <draw:text-box>
            <text:p text:style-name="P5"><text:span text:style-name="T12">n</text:span></text:p>
          </draw:text-box>
        </draw:frame>
        <draw:frame draw:style-name="gr17" draw:text-style-name="P9" draw:layer="layout" svg:width="0.871cm" svg:height="1.017cm" draw:transform="rotate (0.172787595947439) translate (67.137cm 37.604cm)">
          <draw:text-box>
            <text:p text:style-name="P5"><text:span text:style-name="T11">L</text:span></text:p>
          </draw:text-box>
        </draw:frame>
        <draw:frame draw:style-name="gr17" draw:text-style-name="P9" draw:layer="layout" svg:width="0.871cm" svg:height="1.017cm" draw:transform="rotate (0.172787595947439) translate (67.584cm 37.525cm)">
          <draw:text-box>
            <text:p text:style-name="P5"><text:span text:style-name="T11">å</text:span></text:p>
          </draw:text-box>
        </draw:frame>
        <draw:frame draw:style-name="gr17" draw:text-style-name="P9" draw:layer="layout" svg:width="0.871cm" svg:height="1.017cm" draw:transform="rotate (0.172787595947439) translate (68.058cm 37.443cm)">
          <draw:text-box>
            <text:p text:style-name="P5"><text:span text:style-name="T11">n</text:span></text:p>
          </draw:text-box>
        </draw:frame>
        <draw:frame draw:style-name="gr17" draw:text-style-name="P9" draw:layer="layout" svg:width="0.871cm" svg:height="1.017cm" draw:transform="rotate (0.172787595947439) translate (68.504cm 37.364cm)">
          <draw:text-box>
            <text:p text:style-name="P5"><text:span text:style-name="T11">g</text:span></text:p>
          </draw:text-box>
        </draw:frame>
        <draw:frame draw:style-name="gr17" draw:text-style-name="P9" draw:layer="layout" svg:width="0.871cm" svg:height="1.017cm" draw:transform="rotate (0.172787595947439) translate (68.951cm 37.286cm)">
          <draw:text-box>
            <text:p text:style-name="P5"><text:span text:style-name="T11">m</text:span></text:p>
          </draw:text-box>
        </draw:frame>
        <draw:frame draw:style-name="gr17" draw:text-style-name="P9" draw:layer="layout" svg:width="0.871cm" svg:height="1.017cm" draw:transform="rotate (0.172787595947439) translate (69.675cm 37.161cm)">
          <draw:text-box>
            <text:p text:style-name="P5"><text:span text:style-name="T11">o</text:span></text:p>
          </draw:text-box>
        </draw:frame>
        <draw:frame draw:style-name="gr17" draw:text-style-name="P9" draw:layer="layout" svg:width="0.871cm" svg:height="1.017cm" draw:transform="rotate (0.172787595947439) translate (70.115cm 37.085cm)">
          <draw:text-box>
            <text:p text:style-name="P5"><text:span text:style-name="T11">s</text:span></text:p>
          </draw:text-box>
        </draw:frame>
        <draw:frame draw:style-name="gr17" draw:text-style-name="P9" draw:layer="layout" svg:width="0.871cm" svg:height="1.017cm" draw:transform="rotate (0.172787595947439) translate (70.373cm 37.038cm)">
          <draw:text-box>
            <text:p text:style-name="P5"><text:span text:style-name="T11">s</text:span></text:p>
          </draw:text-box>
        </draw:frame>
        <draw:frame draw:style-name="gr17" draw:text-style-name="P9" draw:layer="layout" svg:width="0.871cm" svg:height="1.017cm" draw:transform="rotate (0.172787595947439) translate (70.632cm 36.994cm)">
          <draw:text-box>
            <text:p text:style-name="P5"><text:span text:style-name="T11">e</text:span></text:p>
          </draw:text-box>
        </draw:frame>
        <draw:frame draw:style-name="gr17" draw:text-style-name="P9" draw:layer="layout" svg:width="0.871cm" svg:height="1.017cm" draw:transform="rotate (0.172787595947439) translate (71.042cm 36.922cm)">
          <draw:text-box>
            <text:p text:style-name="P5"><text:span text:style-name="T11">n</text:span></text:p>
          </draw:text-box>
        </draw:frame>
        <draw:frame draw:style-name="gr19" draw:text-style-name="P11" draw:layer="layout" svg:width="0.581cm" svg:height="0.674cm" draw:transform="rotate (0.172787595947439) translate (7.517cm 22.121cm)">
          <draw:text-box>
            <text:p text:style-name="P5"><text:span text:style-name="T13">D</text:span></text:p>
          </draw:text-box>
        </draw:frame>
        <draw:frame draw:style-name="gr19" draw:text-style-name="P11" draw:layer="layout" svg:width="0.581cm" svg:height="0.674cm" draw:transform="rotate (0.172787595947439) translate (7.904cm 22.053cm)">
          <draw:text-box>
            <text:p text:style-name="P5"><text:span text:style-name="T13">r</text:span></text:p>
          </draw:text-box>
        </draw:frame>
        <draw:frame draw:style-name="gr19" draw:text-style-name="P11" draw:layer="layout" svg:width="0.581cm" svg:height="0.674cm" draw:transform="rotate (0.172787595947439) translate (8.097cm 22.019cm)">
          <draw:text-box>
            <text:p text:style-name="P5"><text:span text:style-name="T13">o</text:span></text:p>
          </draw:text-box>
        </draw:frame>
        <draw:frame draw:style-name="gr19" draw:text-style-name="P11" draw:layer="layout" svg:width="0.581cm" svg:height="0.674cm" draw:transform="rotate (0.172787595947439) translate (8.391cm 21.968cm)">
          <draw:text-box>
            <text:p text:style-name="P5"><text:span text:style-name="T13">p</text:span></text:p>
          </draw:text-box>
        </draw:frame>
        <draw:frame draw:style-name="gr19" draw:text-style-name="P11" draw:layer="layout" svg:width="0.581cm" svg:height="0.674cm" draw:transform="rotate (0.172787595947439) translate (8.715cm 21.911cm)">
          <draw:text-box>
            <text:p text:style-name="P5"><text:span text:style-name="T13">-</text:span></text:p>
          </draw:text-box>
        </draw:frame>
        <draw:frame draw:style-name="gr19" draw:text-style-name="P11" draw:layer="layout" svg:width="0.581cm" svg:height="0.674cm" draw:transform="rotate (0.172787595947439) translate (8.937cm 21.873cm)">
          <draw:text-box>
            <text:p text:style-name="P5"><text:span text:style-name="T13">In</text:span></text:p>
          </draw:text-box>
        </draw:frame>
        <draw:frame draw:style-name="gr19" draw:text-style-name="P11" draw:layer="layout" svg:width="0.581cm" svg:height="0.674cm" draw:transform="rotate (0.172787595947439) translate (5.417cm 22.284cm)">
          <draw:text-box>
            <text:p text:style-name="P5"><text:span text:style-name="T13">D</text:span></text:p>
          </draw:text-box>
        </draw:frame>
        <draw:frame draw:style-name="gr19" draw:text-style-name="P11" draw:layer="layout" svg:width="0.581cm" svg:height="0.674cm" draw:transform="rotate (0.172787595947439) translate (5.806cm 22.216cm)">
          <draw:text-box>
            <text:p text:style-name="P5"><text:span text:style-name="T13">r</text:span></text:p>
          </draw:text-box>
        </draw:frame>
        <draw:frame draw:style-name="gr19" draw:text-style-name="P11" draw:layer="layout" svg:width="0.581cm" svg:height="0.674cm" draw:transform="rotate (0.172787595947439) translate (5.997cm 22.182cm)">
          <draw:text-box>
            <text:p text:style-name="P5"><text:span text:style-name="T13">o</text:span></text:p>
          </draw:text-box>
        </draw:frame>
        <draw:frame draw:style-name="gr19" draw:text-style-name="P11" draw:layer="layout" svg:width="0.581cm" svg:height="0.674cm" draw:transform="rotate (0.172787595947439) translate (6.291cm 22.131cm)">
          <draw:text-box>
            <text:p text:style-name="P5"><text:span text:style-name="T13">p</text:span></text:p>
          </draw:text-box>
        </draw:frame>
        <draw:frame draw:style-name="gr19" draw:text-style-name="P11" draw:layer="layout" svg:width="0.581cm" svg:height="0.674cm" draw:transform="rotate (0.172787595947439) translate (6.615cm 22.074cm)">
          <draw:text-box>
            <text:p text:style-name="P5"><text:span text:style-name="T13">-</text:span></text:p>
          </draw:text-box>
        </draw:frame>
        <draw:frame draw:style-name="gr19" draw:text-style-name="P11" draw:layer="layout" svg:width="0.581cm" svg:height="0.674cm" draw:transform="rotate (0.172787595947439) translate (6.837cm 22.036cm)">
          <draw:text-box>
            <text:p text:style-name="P5"><text:span text:style-name="T13">In</text:span></text:p>
          </draw:text-box>
        </draw:frame>
        <draw:frame draw:style-name="gr19" draw:text-style-name="P11" draw:layer="layout" svg:width="0.581cm" svg:height="0.674cm" draw:transform="rotate (0.172787595947439) translate (12.463cm 22.51cm)">
          <draw:text-box>
            <text:p text:style-name="P5"><text:span text:style-name="T13">D</text:span></text:p>
          </draw:text-box>
        </draw:frame>
        <draw:frame draw:style-name="gr19" draw:text-style-name="P11" draw:layer="layout" svg:width="0.581cm" svg:height="0.674cm" draw:transform="rotate (0.172787595947439) translate (12.851cm 22.442cm)">
          <draw:text-box>
            <text:p text:style-name="P5"><text:span text:style-name="T13">r</text:span></text:p>
          </draw:text-box>
        </draw:frame>
        <draw:frame draw:style-name="gr19" draw:text-style-name="P11" draw:layer="layout" svg:width="0.581cm" svg:height="0.674cm" draw:transform="rotate (0.172787595947439) translate (13.041cm 22.409cm)">
          <draw:text-box>
            <text:p text:style-name="P5"><text:span text:style-name="T13">o</text:span></text:p>
          </draw:text-box>
        </draw:frame>
        <draw:frame draw:style-name="gr19" draw:text-style-name="P11" draw:layer="layout" svg:width="0.581cm" svg:height="0.674cm" draw:transform="rotate (0.172787595947439) translate (13.337cm 22.358cm)">
          <draw:text-box>
            <text:p text:style-name="P5"><text:span text:style-name="T13">p</text:span></text:p>
          </draw:text-box>
        </draw:frame>
        <draw:frame draw:style-name="gr19" draw:text-style-name="P11" draw:layer="layout" svg:width="0.581cm" svg:height="0.674cm" draw:transform="rotate (0.172787595947439) translate (13.659cm 22.301cm)">
          <draw:text-box>
            <text:p text:style-name="P5"><text:span text:style-name="T13">-</text:span></text:p>
          </draw:text-box>
        </draw:frame>
        <draw:frame draw:style-name="gr19" draw:text-style-name="P11" draw:layer="layout" svg:width="0.581cm" svg:height="0.674cm" draw:transform="rotate (0.172787595947439) translate (13.884cm 22.262cm)">
          <draw:text-box>
            <text:p text:style-name="P5"><text:span text:style-name="T13">In</text:span></text:p>
          </draw:text-box>
        </draw:frame>
        <draw:frame draw:style-name="gr19" draw:text-style-name="P11" draw:layer="layout" svg:width="0.581cm" svg:height="0.674cm" draw:transform="rotate (0.172787595947439) translate (15.014cm 22.478cm)">
          <draw:text-box>
            <text:p text:style-name="P5"><text:span text:style-name="T13">D</text:span></text:p>
          </draw:text-box>
        </draw:frame>
        <draw:frame draw:style-name="gr19" draw:text-style-name="P11" draw:layer="layout" svg:width="0.581cm" svg:height="0.674cm" draw:transform="rotate (0.172787595947439) translate (15.401cm 22.411cm)">
          <draw:text-box>
            <text:p text:style-name="P5"><text:span text:style-name="T13">r</text:span></text:p>
          </draw:text-box>
        </draw:frame>
        <draw:frame draw:style-name="gr19" draw:text-style-name="P11" draw:layer="layout" svg:width="0.581cm" svg:height="0.674cm" draw:transform="rotate (0.172787595947439) translate (15.594cm 22.377cm)">
          <draw:text-box>
            <text:p text:style-name="P5"><text:span text:style-name="T13">o</text:span></text:p>
          </draw:text-box>
        </draw:frame>
        <draw:frame draw:style-name="gr19" draw:text-style-name="P11" draw:layer="layout" svg:width="0.581cm" svg:height="0.674cm" draw:transform="rotate (0.172787595947439) translate (15.888cm 22.326cm)">
          <draw:text-box>
            <text:p text:style-name="P5"><text:span text:style-name="T13">p</text:span></text:p>
          </draw:text-box>
        </draw:frame>
        <draw:frame draw:style-name="gr19" draw:text-style-name="P11" draw:layer="layout" svg:width="0.581cm" svg:height="0.674cm" draw:transform="rotate (0.172787595947439) translate (16.212cm 22.269cm)">
          <draw:text-box>
            <text:p text:style-name="P5"><text:span text:style-name="T13">-</text:span></text:p>
          </draw:text-box>
        </draw:frame>
        <draw:frame draw:style-name="gr19" draw:text-style-name="P11" draw:layer="layout" svg:width="0.581cm" svg:height="0.674cm" draw:transform="rotate (0.172787595947439) translate (16.434cm 22.231cm)">
          <draw:text-box>
            <text:p text:style-name="P5"><text:span text:style-name="T13">In</text:span></text:p>
          </draw:text-box>
        </draw:frame>
        <draw:frame draw:style-name="gr19" draw:text-style-name="P11" draw:layer="layout" svg:width="0.581cm" svg:height="0.674cm" draw:transform="rotate (0.172787595947439) translate (17.662cm 22.51cm)">
          <draw:text-box>
            <text:p text:style-name="P5"><text:span text:style-name="T13">D</text:span></text:p>
          </draw:text-box>
        </draw:frame>
        <draw:frame draw:style-name="gr19" draw:text-style-name="P11" draw:layer="layout" svg:width="0.581cm" svg:height="0.674cm" draw:transform="rotate (0.172787595947439) translate (18.049cm 22.442cm)">
          <draw:text-box>
            <text:p text:style-name="P5"><text:span text:style-name="T13">r</text:span></text:p>
          </draw:text-box>
        </draw:frame>
        <draw:frame draw:style-name="gr19" draw:text-style-name="P11" draw:layer="layout" svg:width="0.581cm" svg:height="0.674cm" draw:transform="rotate (0.172787595947439) translate (18.242cm 22.409cm)">
          <draw:text-box>
            <text:p text:style-name="P5"><text:span text:style-name="T13">o</text:span></text:p>
          </draw:text-box>
        </draw:frame>
        <draw:frame draw:style-name="gr19" draw:text-style-name="P11" draw:layer="layout" svg:width="0.581cm" svg:height="0.674cm" draw:transform="rotate (0.172787595947439) translate (18.536cm 22.358cm)">
          <draw:text-box>
            <text:p text:style-name="P5"><text:span text:style-name="T13">p</text:span></text:p>
          </draw:text-box>
        </draw:frame>
        <draw:frame draw:style-name="gr19" draw:text-style-name="P11" draw:layer="layout" svg:width="0.581cm" svg:height="0.674cm" draw:transform="rotate (0.172787595947439) translate (18.858cm 22.301cm)">
          <draw:text-box>
            <text:p text:style-name="P5"><text:span text:style-name="T13">-</text:span></text:p>
          </draw:text-box>
        </draw:frame>
        <draw:frame draw:style-name="gr19" draw:text-style-name="P11" draw:layer="layout" svg:width="0.581cm" svg:height="0.674cm" draw:transform="rotate (0.172787595947439) translate (19.082cm 22.262cm)">
          <draw:text-box>
            <text:p text:style-name="P5"><text:span text:style-name="T13">In</text:span></text:p>
          </draw:text-box>
        </draw:frame>
        <draw:frame draw:style-name="gr19" draw:text-style-name="P11" draw:layer="layout" svg:width="0.581cm" svg:height="0.674cm" draw:transform="rotate (0.172787595947439) translate (20.32cm 22.489cm)">
          <draw:text-box>
            <text:p text:style-name="P5"><text:span text:style-name="T13">D</text:span></text:p>
          </draw:text-box>
        </draw:frame>
        <draw:frame draw:style-name="gr19" draw:text-style-name="P11" draw:layer="layout" svg:width="0.581cm" svg:height="0.674cm" draw:transform="rotate (0.172787595947439) translate (20.71cm 22.421cm)">
          <draw:text-box>
            <text:p text:style-name="P5"><text:span text:style-name="T13">r</text:span></text:p>
          </draw:text-box>
        </draw:frame>
        <draw:frame draw:style-name="gr19" draw:text-style-name="P11" draw:layer="layout" svg:width="0.581cm" svg:height="0.674cm" draw:transform="rotate (0.172787595947439) translate (20.9cm 22.387cm)">
          <draw:text-box>
            <text:p text:style-name="P5"><text:span text:style-name="T13">o</text:span></text:p>
          </draw:text-box>
        </draw:frame>
        <draw:frame draw:style-name="gr19" draw:text-style-name="P11" draw:layer="layout" svg:width="0.581cm" svg:height="0.674cm" draw:transform="rotate (0.172787595947439) translate (21.195cm 22.337cm)">
          <draw:text-box>
            <text:p text:style-name="P5"><text:span text:style-name="T13">p</text:span></text:p>
          </draw:text-box>
        </draw:frame>
        <draw:frame draw:style-name="gr19" draw:text-style-name="P11" draw:layer="layout" svg:width="0.581cm" svg:height="0.674cm" draw:transform="rotate (0.172787595947439) translate (21.518cm 22.279cm)">
          <draw:text-box>
            <text:p text:style-name="P5"><text:span text:style-name="T13">-</text:span></text:p>
          </draw:text-box>
        </draw:frame>
        <draw:frame draw:style-name="gr19" draw:text-style-name="P11" draw:layer="layout" svg:width="0.581cm" svg:height="0.674cm" draw:transform="rotate (0.172787595947439) translate (21.741cm 22.241cm)">
          <draw:text-box>
            <text:p text:style-name="P5"><text:span text:style-name="T13">In</text:span></text:p>
          </draw:text-box>
        </draw:frame>
        <draw:frame draw:style-name="gr19" draw:text-style-name="P11" draw:layer="layout" svg:width="0.581cm" svg:height="0.674cm" draw:transform="rotate (0.172787595947439) translate (43.836cm 6.995cm)">
          <draw:text-box>
            <text:p text:style-name="P5"><text:span text:style-name="T13">D</text:span></text:p>
          </draw:text-box>
        </draw:frame>
        <draw:frame draw:style-name="gr19" draw:text-style-name="P11" draw:layer="layout" svg:width="0.581cm" svg:height="0.674cm" draw:transform="rotate (0.172787595947439) translate (44.226cm 6.927cm)">
          <draw:text-box>
            <text:p text:style-name="P5"><text:span text:style-name="T13">r</text:span></text:p>
          </draw:text-box>
        </draw:frame>
        <draw:frame draw:style-name="gr19" draw:text-style-name="P11" draw:layer="layout" svg:width="0.581cm" svg:height="0.674cm" draw:transform="rotate (0.172787595947439) translate (44.416cm 6.893cm)">
          <draw:text-box>
            <text:p text:style-name="P5"><text:span text:style-name="T13">o</text:span></text:p>
          </draw:text-box>
        </draw:frame>
        <draw:frame draw:style-name="gr19" draw:text-style-name="P11" draw:layer="layout" svg:width="0.581cm" svg:height="0.674cm" draw:transform="rotate (0.172787595947439) translate (44.711cm 6.842cm)">
          <draw:text-box>
            <text:p text:style-name="P5"><text:span text:style-name="T13">p</text:span></text:p>
          </draw:text-box>
        </draw:frame>
        <draw:frame draw:style-name="gr19" draw:text-style-name="P11" draw:layer="layout" svg:width="0.581cm" svg:height="0.674cm" draw:transform="rotate (0.172787595947439) translate (45.034cm 6.785cm)">
          <draw:text-box>
            <text:p text:style-name="P5"><text:span text:style-name="T13">-</text:span></text:p>
          </draw:text-box>
        </draw:frame>
        <draw:frame draw:style-name="gr19" draw:text-style-name="P11" draw:layer="layout" svg:width="0.581cm" svg:height="0.674cm" draw:transform="rotate (0.172787595947439) translate (45.257cm 6.747cm)">
          <draw:text-box>
            <text:p text:style-name="P5"><text:span text:style-name="T13">In</text:span></text:p>
          </draw:text-box>
        </draw:frame>
        <draw:frame draw:style-name="gr19" draw:text-style-name="P11" draw:layer="layout" svg:width="0.581cm" svg:height="0.674cm" draw:transform="rotate (0.172787595947439) translate (42.914cm 8.032cm)">
          <draw:text-box>
            <text:p text:style-name="P5"><text:span text:style-name="T13">D</text:span></text:p>
          </draw:text-box>
        </draw:frame>
        <draw:frame draw:style-name="gr19" draw:text-style-name="P11" draw:layer="layout" svg:width="0.581cm" svg:height="0.674cm" draw:transform="rotate (0.172787595947439) translate (43.301cm 7.964cm)">
          <draw:text-box>
            <text:p text:style-name="P5"><text:span text:style-name="T13">r</text:span></text:p>
          </draw:text-box>
        </draw:frame>
        <draw:frame draw:style-name="gr19" draw:text-style-name="P11" draw:layer="layout" svg:width="0.581cm" svg:height="0.674cm" draw:transform="rotate (0.172787595947439) translate (43.494cm 7.931cm)">
          <draw:text-box>
            <text:p text:style-name="P5"><text:span text:style-name="T13">o</text:span></text:p>
          </draw:text-box>
        </draw:frame>
        <draw:frame draw:style-name="gr19" draw:text-style-name="P11" draw:layer="layout" svg:width="0.581cm" svg:height="0.674cm" draw:transform="rotate (0.172787595947439) translate (43.788cm 7.88cm)">
          <draw:text-box>
            <text:p text:style-name="P5"><text:span text:style-name="T13">p</text:span></text:p>
          </draw:text-box>
        </draw:frame>
        <draw:frame draw:style-name="gr19" draw:text-style-name="P11" draw:layer="layout" svg:width="0.581cm" svg:height="0.674cm" draw:transform="rotate (0.172787595947439) translate (44.112cm 7.823cm)">
          <draw:text-box>
            <text:p text:style-name="P5"><text:span text:style-name="T13">-</text:span></text:p>
          </draw:text-box>
        </draw:frame>
        <draw:frame draw:style-name="gr19" draw:text-style-name="P11" draw:layer="layout" svg:width="0.581cm" svg:height="0.674cm" draw:transform="rotate (0.172787595947439) translate (44.334cm 7.784cm)">
          <draw:text-box>
            <text:p text:style-name="P5"><text:span text:style-name="T13">In</text:span></text:p>
          </draw:text-box>
        </draw:frame>
        <draw:frame draw:style-name="gr19" draw:text-style-name="P11" draw:layer="layout" svg:width="0.581cm" svg:height="0.674cm" draw:transform="rotate (0.172787595947439) translate (57.146cm 6.241cm)">
          <draw:text-box>
            <text:p text:style-name="P5"><text:span text:style-name="T13">D</text:span></text:p>
          </draw:text-box>
        </draw:frame>
        <draw:frame draw:style-name="gr19" draw:text-style-name="P11" draw:layer="layout" svg:width="0.581cm" svg:height="0.674cm" draw:transform="rotate (0.172787595947439) translate (57.536cm 6.174cm)">
          <draw:text-box>
            <text:p text:style-name="P5"><text:span text:style-name="T13">r</text:span></text:p>
          </draw:text-box>
        </draw:frame>
        <draw:frame draw:style-name="gr19" draw:text-style-name="P11" draw:layer="layout" svg:width="0.581cm" svg:height="0.674cm" draw:transform="rotate (0.172787595947439) translate (57.726cm 6.14cm)">
          <draw:text-box>
            <text:p text:style-name="P5"><text:span text:style-name="T13">o</text:span></text:p>
          </draw:text-box>
        </draw:frame>
        <draw:frame draw:style-name="gr19" draw:text-style-name="P11" draw:layer="layout" svg:width="0.581cm" svg:height="0.674cm" draw:transform="rotate (0.172787595947439) translate (58.02cm 6.089cm)">
          <draw:text-box>
            <text:p text:style-name="P5"><text:span text:style-name="T13">p</text:span></text:p>
          </draw:text-box>
        </draw:frame>
        <draw:frame draw:style-name="gr19" draw:text-style-name="P11" draw:layer="layout" svg:width="0.581cm" svg:height="0.674cm" draw:transform="rotate (0.172787595947439) translate (58.344cm 6.032cm)">
          <draw:text-box>
            <text:p text:style-name="P5"><text:span text:style-name="T13">-</text:span></text:p>
          </draw:text-box>
        </draw:frame>
        <draw:frame draw:style-name="gr19" draw:text-style-name="P11" draw:layer="layout" svg:width="0.581cm" svg:height="0.674cm" draw:transform="rotate (0.172787595947439) translate (58.566cm 5.994cm)">
          <draw:text-box>
            <text:p text:style-name="P5"><text:span text:style-name="T13">In</text:span></text:p>
          </draw:text-box>
        </draw:frame>
        <draw:frame draw:style-name="gr19" draw:text-style-name="P11" draw:layer="layout" svg:width="0.581cm" svg:height="0.674cm" draw:transform="rotate (0.172787595947439) translate (56.786cm 8.049cm)">
          <draw:text-box>
            <text:p text:style-name="P5"><text:span text:style-name="T13">D</text:span></text:p>
          </draw:text-box>
        </draw:frame>
        <draw:frame draw:style-name="gr19" draw:text-style-name="P11" draw:layer="layout" svg:width="0.581cm" svg:height="0.674cm" draw:transform="rotate (0.172787595947439) translate (57.174cm 7.981cm)">
          <draw:text-box>
            <text:p text:style-name="P5"><text:span text:style-name="T13">r</text:span></text:p>
          </draw:text-box>
        </draw:frame>
        <draw:frame draw:style-name="gr19" draw:text-style-name="P11" draw:layer="layout" svg:width="0.581cm" svg:height="0.674cm" draw:transform="rotate (0.172787595947439) translate (57.366cm 7.947cm)">
          <draw:text-box>
            <text:p text:style-name="P5"><text:span text:style-name="T13">o</text:span></text:p>
          </draw:text-box>
        </draw:frame>
        <draw:frame draw:style-name="gr19" draw:text-style-name="P11" draw:layer="layout" svg:width="0.581cm" svg:height="0.674cm" draw:transform="rotate (0.172787595947439) translate (57.66cm 7.897cm)">
          <draw:text-box>
            <text:p text:style-name="P5"><text:span text:style-name="T13">p</text:span></text:p>
          </draw:text-box>
        </draw:frame>
        <draw:frame draw:style-name="gr19" draw:text-style-name="P11" draw:layer="layout" svg:width="0.581cm" svg:height="0.674cm" draw:transform="rotate (0.172787595947439) translate (57.984cm 7.839cm)">
          <draw:text-box>
            <text:p text:style-name="P5"><text:span text:style-name="T13">-</text:span></text:p>
          </draw:text-box>
        </draw:frame>
        <draw:frame draw:style-name="gr19" draw:text-style-name="P11" draw:layer="layout" svg:width="0.581cm" svg:height="0.674cm" draw:transform="rotate (0.172787595947439) translate (58.207cm 7.801cm)">
          <draw:text-box>
            <text:p text:style-name="P5"><text:span text:style-name="T13">In</text:span></text:p>
          </draw:text-box>
        </draw:frame>
        <draw:frame draw:style-name="gr19" draw:text-style-name="P11" draw:layer="layout" svg:width="0.581cm" svg:height="0.674cm" draw:transform="rotate (0.172787595947439) translate (57.586cm 17.085cm)">
          <draw:text-box>
            <text:p text:style-name="P5"><text:span text:style-name="T13">D</text:span></text:p>
          </draw:text-box>
        </draw:frame>
        <draw:frame draw:style-name="gr19" draw:text-style-name="P11" draw:layer="layout" svg:width="0.581cm" svg:height="0.674cm" draw:transform="rotate (0.172787595947439) translate (57.976cm 17.017cm)">
          <draw:text-box>
            <text:p text:style-name="P5"><text:span text:style-name="T13">r</text:span></text:p>
          </draw:text-box>
        </draw:frame>
        <draw:frame draw:style-name="gr19" draw:text-style-name="P11" draw:layer="layout" svg:width="0.581cm" svg:height="0.674cm" draw:transform="rotate (0.172787595947439) translate (58.166cm 16.984cm)">
          <draw:text-box>
            <text:p text:style-name="P5"><text:span text:style-name="T13">o</text:span></text:p>
          </draw:text-box>
        </draw:frame>
        <draw:frame draw:style-name="gr19" draw:text-style-name="P11" draw:layer="layout" svg:width="0.581cm" svg:height="0.674cm" draw:transform="rotate (0.172787595947439) translate (58.461cm 16.933cm)">
          <draw:text-box>
            <text:p text:style-name="P5"><text:span text:style-name="T13">p</text:span></text:p>
          </draw:text-box>
        </draw:frame>
        <draw:frame draw:style-name="gr19" draw:text-style-name="P11" draw:layer="layout" svg:width="0.581cm" svg:height="0.674cm" draw:transform="rotate (0.172787595947439) translate (58.784cm 16.876cm)">
          <draw:text-box>
            <text:p text:style-name="P5"><text:span text:style-name="T13">-</text:span></text:p>
          </draw:text-box>
        </draw:frame>
        <draw:frame draw:style-name="gr19" draw:text-style-name="P11" draw:layer="layout" svg:width="0.581cm" svg:height="0.674cm" draw:transform="rotate (0.172787595947439) translate (59.007cm 16.837cm)">
          <draw:text-box>
            <text:p text:style-name="P5"><text:span text:style-name="T13">I</text:span></text:p>
          </draw:text-box>
        </draw:frame>
        <draw:frame draw:style-name="gr19" draw:text-style-name="P11" draw:layer="layout" svg:width="0.581cm" svg:height="0.674cm" draw:transform="rotate (0.172787595947439) translate (59.142cm 16.814cm)">
          <draw:text-box>
            <text:p text:style-name="P5"><text:span text:style-name="T13">n</text:span></text:p>
          </draw:text-box>
        </draw:frame>
        <draw:frame draw:style-name="gr19" draw:text-style-name="P11" draw:layer="layout" svg:width="0.581cm" svg:height="0.674cm" draw:transform="rotate (0.172787595947439) translate (57.61cm 20.404cm)">
          <draw:text-box>
            <text:p text:style-name="P5"><text:span text:style-name="T13">D</text:span></text:p>
          </draw:text-box>
        </draw:frame>
        <draw:frame draw:style-name="gr19" draw:text-style-name="P11" draw:layer="layout" svg:width="0.581cm" svg:height="0.674cm" draw:transform="rotate (0.172787595947439) translate (57.997cm 20.336cm)">
          <draw:text-box>
            <text:p text:style-name="P5"><text:span text:style-name="T13">r</text:span></text:p>
          </draw:text-box>
        </draw:frame>
        <draw:frame draw:style-name="gr19" draw:text-style-name="P11" draw:layer="layout" svg:width="0.581cm" svg:height="0.674cm" draw:transform="rotate (0.172787595947439) translate (58.19cm 20.302cm)">
          <draw:text-box>
            <text:p text:style-name="P5"><text:span text:style-name="T13">o</text:span></text:p>
          </draw:text-box>
        </draw:frame>
        <draw:frame draw:style-name="gr19" draw:text-style-name="P11" draw:layer="layout" svg:width="0.581cm" svg:height="0.674cm" draw:transform="rotate (0.172787595947439) translate (58.484cm 20.252cm)">
          <draw:text-box>
            <text:p text:style-name="P5"><text:span text:style-name="T13">p</text:span></text:p>
          </draw:text-box>
        </draw:frame>
        <draw:frame draw:style-name="gr19" draw:text-style-name="P11" draw:layer="layout" svg:width="0.581cm" svg:height="0.674cm" draw:transform="rotate (0.172787595947439) translate (58.808cm 20.194cm)">
          <draw:text-box>
            <text:p text:style-name="P5"><text:span text:style-name="T13">-</text:span></text:p>
          </draw:text-box>
        </draw:frame>
        <draw:frame draw:style-name="gr19" draw:text-style-name="P11" draw:layer="layout" svg:width="0.581cm" svg:height="0.674cm" draw:transform="rotate (0.172787595947439) translate (59.03cm 20.156cm)">
          <draw:text-box>
            <text:p text:style-name="P5"><text:span text:style-name="T13">In</text:span></text:p>
          </draw:text-box>
        </draw:frame>
        <draw:frame draw:style-name="gr19" draw:text-style-name="P11" draw:layer="layout" svg:width="0.581cm" svg:height="0.674cm" draw:transform="rotate (0.172787595947439) translate (72.204cm 36.173cm)">
          <draw:text-box>
            <text:p text:style-name="P5"><text:span text:style-name="T13">D</text:span></text:p>
          </draw:text-box>
        </draw:frame>
        <draw:frame draw:style-name="gr19" draw:text-style-name="P11" draw:layer="layout" svg:width="0.581cm" svg:height="0.674cm" draw:transform="rotate (0.172787595947439) translate (72.592cm 36.105cm)">
          <draw:text-box>
            <text:p text:style-name="P5"><text:span text:style-name="T13">r</text:span></text:p>
          </draw:text-box>
        </draw:frame>
        <draw:frame draw:style-name="gr19" draw:text-style-name="P11" draw:layer="layout" svg:width="0.581cm" svg:height="0.674cm" draw:transform="rotate (0.172787595947439) translate (72.784cm 36.072cm)">
          <draw:text-box>
            <text:p text:style-name="P5"><text:span text:style-name="T13">o</text:span></text:p>
          </draw:text-box>
        </draw:frame>
        <draw:frame draw:style-name="gr19" draw:text-style-name="P11" draw:layer="layout" svg:width="0.581cm" svg:height="0.674cm" draw:transform="rotate (0.172787595947439) translate (73.078cm 36.021cm)">
          <draw:text-box>
            <text:p text:style-name="P5"><text:span text:style-name="T13">p</text:span></text:p>
          </draw:text-box>
        </draw:frame>
        <draw:frame draw:style-name="gr19" draw:text-style-name="P11" draw:layer="layout" svg:width="0.581cm" svg:height="0.674cm" draw:transform="rotate (0.172787595947439) translate (73.402cm 35.964cm)">
          <draw:text-box>
            <text:p text:style-name="P5"><text:span text:style-name="T13">-</text:span></text:p>
          </draw:text-box>
        </draw:frame>
        <draw:frame draw:style-name="gr19" draw:text-style-name="P11" draw:layer="layout" svg:width="0.581cm" svg:height="0.674cm" draw:transform="rotate (0.172787595947439) translate (73.624cm 35.926cm)">
          <draw:text-box>
            <text:p text:style-name="P5"><text:span text:style-name="T13">In</text:span></text:p>
          </draw:text-box>
        </draw:frame>
        <draw:frame draw:style-name="gr19" draw:text-style-name="P11" draw:layer="layout" svg:width="0.581cm" svg:height="0.674cm" draw:transform="rotate (0.172787595947439) translate (72.452cm 38.828cm)">
          <draw:text-box>
            <text:p text:style-name="P5"><text:span text:style-name="T13">D</text:span></text:p>
          </draw:text-box>
        </draw:frame>
        <draw:frame draw:style-name="gr19" draw:text-style-name="P11" draw:layer="layout" svg:width="0.581cm" svg:height="0.674cm" draw:transform="rotate (0.172787595947439) translate (72.839cm 38.76cm)">
          <draw:text-box>
            <text:p text:style-name="P5"><text:span text:style-name="T13">r</text:span></text:p>
          </draw:text-box>
        </draw:frame>
        <draw:frame draw:style-name="gr19" draw:text-style-name="P11" draw:layer="layout" svg:width="0.581cm" svg:height="0.674cm" draw:transform="rotate (0.172787595947439) translate (73.032cm 38.726cm)">
          <draw:text-box>
            <text:p text:style-name="P5"><text:span text:style-name="T13">o</text:span></text:p>
          </draw:text-box>
        </draw:frame>
        <draw:frame draw:style-name="gr19" draw:text-style-name="P11" draw:layer="layout" svg:width="0.581cm" svg:height="0.674cm" draw:transform="rotate (0.172787595947439) translate (73.326cm 38.675cm)">
          <draw:text-box>
            <text:p text:style-name="P5"><text:span text:style-name="T13">p</text:span></text:p>
          </draw:text-box>
        </draw:frame>
        <draw:frame draw:style-name="gr19" draw:text-style-name="P11" draw:layer="layout" svg:width="0.581cm" svg:height="0.674cm" draw:transform="rotate (0.172787595947439) translate (73.648cm 38.618cm)">
          <draw:text-box>
            <text:p text:style-name="P5"><text:span text:style-name="T13">-</text:span></text:p>
          </draw:text-box>
        </draw:frame>
        <draw:frame draw:style-name="gr19" draw:text-style-name="P11" draw:layer="layout" svg:width="0.581cm" svg:height="0.674cm" draw:transform="rotate (0.172787595947439) translate (73.872cm 38.58cm)">
          <draw:text-box>
            <text:p text:style-name="P5"><text:span text:style-name="T13">In</text:span></text:p>
          </draw:text-box>
        </draw:frame>
        <draw:frame draw:style-name="gr19" draw:text-style-name="P11" draw:layer="layout" svg:width="0.581cm" svg:height="0.674cm" draw:transform="rotate (0.172787595947439) translate (67.516cm 41.691cm)">
          <draw:text-box>
            <text:p text:style-name="P5"><text:span text:style-name="T13">D</text:span></text:p>
          </draw:text-box>
        </draw:frame>
        <draw:frame draw:style-name="gr19" draw:text-style-name="P11" draw:layer="layout" svg:width="0.581cm" svg:height="0.674cm" draw:transform="rotate (0.172787595947439) translate (67.903cm 41.624cm)">
          <draw:text-box>
            <text:p text:style-name="P5"><text:span text:style-name="T13">r</text:span></text:p>
          </draw:text-box>
        </draw:frame>
        <draw:frame draw:style-name="gr19" draw:text-style-name="P11" draw:layer="layout" svg:width="0.581cm" svg:height="0.674cm" draw:transform="rotate (0.172787595947439) translate (68.096cm 41.59cm)">
          <draw:text-box>
            <text:p text:style-name="P5"><text:span text:style-name="T13">o</text:span></text:p>
          </draw:text-box>
        </draw:frame>
        <draw:frame draw:style-name="gr19" draw:text-style-name="P11" draw:layer="layout" svg:width="0.581cm" svg:height="0.674cm" draw:transform="rotate (0.172787595947439) translate (68.39cm 41.539cm)">
          <draw:text-box>
            <text:p text:style-name="P5"><text:span text:style-name="T13">p</text:span></text:p>
          </draw:text-box>
        </draw:frame>
        <draw:frame draw:style-name="gr19" draw:text-style-name="P11" draw:layer="layout" svg:width="0.581cm" svg:height="0.674cm" draw:transform="rotate (0.172787595947439) translate (68.712cm 41.482cm)">
          <draw:text-box>
            <text:p text:style-name="P5"><text:span text:style-name="T13">-</text:span></text:p>
          </draw:text-box>
        </draw:frame>
        <draw:frame draw:style-name="gr19" draw:text-style-name="P11" draw:layer="layout" svg:width="0.581cm" svg:height="0.674cm" draw:transform="rotate (0.172787595947439) translate (68.936cm 41.444cm)">
          <draw:text-box>
            <text:p text:style-name="P5"><text:span text:style-name="T13">In</text:span></text:p>
          </draw:text-box>
        </draw:frame>
        <draw:frame draw:style-name="gr19" draw:text-style-name="P11" draw:layer="layout" svg:width="0.581cm" svg:height="0.674cm" draw:transform="rotate (0.172787595947439) translate (70.176cm 41.573cm)">
          <draw:text-box>
            <text:p text:style-name="P5"><text:span text:style-name="T13">D</text:span></text:p>
          </draw:text-box>
        </draw:frame>
        <draw:frame draw:style-name="gr19" draw:text-style-name="P11" draw:layer="layout" svg:width="0.581cm" svg:height="0.674cm" draw:transform="rotate (0.172787595947439) translate (70.566cm 41.505cm)">
          <draw:text-box>
            <text:p text:style-name="P5"><text:span text:style-name="T13">r</text:span></text:p>
          </draw:text-box>
        </draw:frame>
        <draw:frame draw:style-name="gr19" draw:text-style-name="P11" draw:layer="layout" svg:width="0.581cm" svg:height="0.674cm" draw:transform="rotate (0.172787595947439) translate (70.756cm 41.471cm)">
          <draw:text-box>
            <text:p text:style-name="P5"><text:span text:style-name="T13">o</text:span></text:p>
          </draw:text-box>
        </draw:frame>
        <draw:frame draw:style-name="gr19" draw:text-style-name="P11" draw:layer="layout" svg:width="0.581cm" svg:height="0.674cm" draw:transform="rotate (0.172787595947439) translate (71.051cm 41.42cm)">
          <draw:text-box>
            <text:p text:style-name="P5"><text:span text:style-name="T13">p</text:span></text:p>
          </draw:text-box>
        </draw:frame>
        <draw:frame draw:style-name="gr19" draw:text-style-name="P11" draw:layer="layout" svg:width="0.581cm" svg:height="0.674cm" draw:transform="rotate (0.172787595947439) translate (71.374cm 41.363cm)">
          <draw:text-box>
            <text:p text:style-name="P5"><text:span text:style-name="T13">-</text:span></text:p>
          </draw:text-box>
        </draw:frame>
        <draw:frame draw:style-name="gr19" draw:text-style-name="P11" draw:layer="layout" svg:width="0.581cm" svg:height="0.674cm" draw:transform="rotate (0.172787595947439) translate (71.597cm 41.325cm)">
          <draw:text-box>
            <text:p text:style-name="P5"><text:span text:style-name="T13">In</text:span></text:p>
          </draw:text-box>
        </draw:frame>
        <draw:frame draw:style-name="gr19" draw:text-style-name="P11" draw:layer="layout" svg:width="0.581cm" svg:height="0.674cm" draw:transform="rotate (0.172787595947439) translate (66.489cm 44.005cm)">
          <draw:text-box>
            <text:p text:style-name="P5"><text:span text:style-name="T13">D</text:span></text:p>
          </draw:text-box>
        </draw:frame>
        <draw:frame draw:style-name="gr19" draw:text-style-name="P11" draw:layer="layout" svg:width="0.581cm" svg:height="0.674cm" draw:transform="rotate (0.172787595947439) translate (66.879cm 43.937cm)">
          <draw:text-box>
            <text:p text:style-name="P5"><text:span text:style-name="T13">r</text:span></text:p>
          </draw:text-box>
        </draw:frame>
        <draw:frame draw:style-name="gr19" draw:text-style-name="P11" draw:layer="layout" svg:width="0.581cm" svg:height="0.674cm" draw:transform="rotate (0.172787595947439) translate (67.069cm 43.903cm)">
          <draw:text-box>
            <text:p text:style-name="P5"><text:span text:style-name="T13">o</text:span></text:p>
          </draw:text-box>
        </draw:frame>
        <draw:frame draw:style-name="gr19" draw:text-style-name="P11" draw:layer="layout" svg:width="0.581cm" svg:height="0.674cm" draw:transform="rotate (0.172787595947439) translate (67.363cm 43.852cm)">
          <draw:text-box>
            <text:p text:style-name="P5"><text:span text:style-name="T13">p</text:span></text:p>
          </draw:text-box>
        </draw:frame>
        <draw:frame draw:style-name="gr19" draw:text-style-name="P11" draw:layer="layout" svg:width="0.581cm" svg:height="0.674cm" draw:transform="rotate (0.172787595947439) translate (67.687cm 43.795cm)">
          <draw:text-box>
            <text:p text:style-name="P5"><text:span text:style-name="T13">-</text:span></text:p>
          </draw:text-box>
        </draw:frame>
        <draw:frame draw:style-name="gr19" draw:text-style-name="P11" draw:layer="layout" svg:width="0.581cm" svg:height="0.674cm" draw:transform="rotate (0.172787595947439) translate (67.909cm 43.757cm)">
          <draw:text-box>
            <text:p text:style-name="P5"><text:span text:style-name="T13">In</text:span></text:p>
          </draw:text-box>
        </draw:frame>
        <draw:frame draw:style-name="gr17" draw:text-style-name="P9" draw:layer="layout" svg:width="0.871cm" svg:height="1.017cm" draw:transform="rotate (0.172787595947439) translate (67.977cm 23.987cm)">
          <draw:text-box>
            <text:p text:style-name="P5"><text:span text:style-name="T4">J</text:span></text:p>
          </draw:text-box>
        </draw:frame>
        <draw:frame draw:style-name="gr17" draw:text-style-name="P9" draw:layer="layout" svg:width="0.871cm" svg:height="1.017cm" draw:transform="rotate (0.172787595947439) translate (68.206cm 23.947cm)">
          <draw:text-box>
            <text:p text:style-name="P5"><text:span text:style-name="T4">ä</text:span></text:p>
          </draw:text-box>
        </draw:frame>
        <draw:frame draw:style-name="gr17" draw:text-style-name="P9" draw:layer="layout" svg:width="0.871cm" svg:height="1.017cm" draw:transform="rotate (0.172787595947439) translate (68.682cm 23.864cm)">
          <draw:text-box>
            <text:p text:style-name="P5"><text:span text:style-name="T4">ll</text:span></text:p>
          </draw:text-box>
        </draw:frame>
        <draw:frame draw:style-name="gr17" draw:text-style-name="P9" draw:layer="layout" svg:width="0.871cm" svg:height="1.017cm" draw:transform="rotate (0.172787595947439) translate (69.072cm 23.796cm)">
          <draw:text-box>
            <text:p text:style-name="P5"><text:span text:style-name="T4">a</text:span></text:p>
          </draw:text-box>
        </draw:frame>
        <draw:frame draw:style-name="gr14" draw:text-style-name="P7" draw:layer="layout" svg:width="0.612cm" svg:height="0.31cm" svg:x="27.639cm" svg:y="28.051cm">
          <draw:text-box>
            <text:p text:style-name="P5"><text:span text:style-name="T2">Möte</text:span></text:p>
          </draw:text-box>
        </draw:frame>
        <draw:frame draw:style-name="gr14" draw:text-style-name="P7" draw:layer="layout" svg:width="0.612cm" svg:height="0.31cm" svg:x="27.639cm" svg:y="28.423cm">
          <draw:text-box>
            <text:p text:style-name="P5"><text:span text:style-name="T2">6464</text:span></text:p>
          </draw:text-box>
        </draw:frame>
        <draw:frame draw:style-name="gr14" draw:text-style-name="P7" draw:layer="layout" svg:width="0.612cm" svg:height="0.31cm" svg:x="24.073cm" svg:y="25.363cm">
          <draw:text-box>
            <text:p text:style-name="P5"><text:span text:style-name="T2">Möte</text:span></text:p>
          </draw:text-box>
        </draw:frame>
        <draw:frame draw:style-name="gr14" draw:text-style-name="P7" draw:layer="layout" svg:width="0.612cm" svg:height="0.31cm" svg:x="24.073cm" svg:y="25.735cm">
          <draw:text-box>
            <text:p text:style-name="P5"><text:span text:style-name="T2">6465</text:span></text:p>
          </draw:text-box>
        </draw:frame>
        <draw:frame draw:style-name="gr14" draw:text-style-name="P7" draw:layer="layout" svg:width="1.344cm" svg:height="0.31cm" svg:x="24.306cm" svg:y="7.216cm">
          <draw:text-box>
            <text:p text:style-name="P5"><text:span text:style-name="T2">Samarbete</text:span></text:p>
          </draw:text-box>
        </draw:frame>
        <draw:frame draw:style-name="gr14" draw:text-style-name="P7" draw:layer="layout" svg:width="0.612cm" svg:height="0.31cm" svg:x="24.306cm" svg:y="7.591cm">
          <draw:text-box>
            <text:p text:style-name="P5"><text:span text:style-name="T2">6008</text:span></text:p>
          </draw:text-box>
        </draw:frame>
        <draw:frame draw:style-name="gr14" draw:text-style-name="P7" draw:layer="layout" svg:width="1.344cm" svg:height="0.31cm" svg:x="26.717cm" svg:y="7.208cm">
          <draw:text-box>
            <text:p text:style-name="P5"><text:span text:style-name="T2">Samarbete</text:span></text:p>
          </draw:text-box>
        </draw:frame>
        <draw:frame draw:style-name="gr14" draw:text-style-name="P7" draw:layer="layout" svg:width="0.612cm" svg:height="0.31cm" svg:x="26.717cm" svg:y="7.583cm">
          <draw:text-box>
            <text:p text:style-name="P5"><text:span text:style-name="T2">6009</text:span></text:p>
          </draw:text-box>
        </draw:frame>
        <draw:frame draw:style-name="gr14" draw:text-style-name="P7" draw:layer="layout" svg:width="0.853cm" svg:height="0.31cm" svg:x="67.898cm" svg:y="41.894cm">
          <draw:text-box>
            <text:p text:style-name="P5"><text:span text:style-name="T2">Samtal</text:span></text:p>
          </draw:text-box>
        </draw:frame>
        <draw:frame draw:style-name="gr14" draw:text-style-name="P7" draw:layer="layout" svg:width="0.794cm" svg:height="0.31cm" svg:x="67.898cm" svg:y="42.266cm">
          <draw:text-box>
            <text:p text:style-name="P5"><text:span text:style-name="T2">6047A</text:span></text:p>
          </draw:text-box>
        </draw:frame>
        <draw:frame draw:style-name="gr14" draw:text-style-name="P7" draw:layer="layout" svg:width="0.853cm" svg:height="0.31cm" svg:x="70.47cm" svg:y="41.485cm">
          <draw:text-box>
            <text:p text:style-name="P5"><text:span text:style-name="T2">Samtal</text:span></text:p>
          </draw:text-box>
        </draw:frame>
        <draw:frame draw:style-name="gr14" draw:text-style-name="P7" draw:layer="layout" svg:width="0.794cm" svg:height="0.31cm" svg:x="70.47cm" svg:y="41.858cm">
          <draw:text-box>
            <text:p text:style-name="P5"><text:span text:style-name="T2">6046A</text:span></text:p>
          </draw:text-box>
        </draw:frame>
        <draw:frame draw:style-name="gr14" draw:text-style-name="P7" draw:layer="layout" svg:width="0.853cm" svg:height="0.31cm" svg:x="70.83cm" svg:y="43.684cm">
          <draw:text-box>
            <text:p text:style-name="P5"><text:span text:style-name="T2">Samtal</text:span></text:p>
          </draw:text-box>
        </draw:frame>
        <draw:frame draw:style-name="gr14" draw:text-style-name="P7" draw:layer="layout" svg:width="0.794cm" svg:height="0.31cm" svg:x="70.83cm" svg:y="44.057cm">
          <draw:text-box>
            <text:p text:style-name="P5"><text:span text:style-name="T2">6046B</text:span></text:p>
          </draw:text-box>
        </draw:frame>
        <draw:frame draw:style-name="gr14" draw:text-style-name="P7" draw:layer="layout" svg:width="0.853cm" svg:height="0.31cm" svg:x="67.843cm" svg:y="43.676cm">
          <draw:text-box>
            <text:p text:style-name="P5"><text:span text:style-name="T2">Samtal</text:span></text:p>
          </draw:text-box>
        </draw:frame>
        <draw:frame draw:style-name="gr14" draw:text-style-name="P7" draw:layer="layout" svg:width="0.794cm" svg:height="0.31cm" svg:x="67.843cm" svg:y="44.049cm">
          <draw:text-box>
            <text:p text:style-name="P5"><text:span text:style-name="T2">6047B</text:span></text:p>
          </draw:text-box>
        </draw:frame>
        <draw:frame draw:style-name="gr14" draw:text-style-name="P7" draw:layer="layout" svg:width="1.166cm" svg:height="0.31cm" svg:x="61.04cm" svg:y="37.349cm">
          <draw:text-box>
            <text:p text:style-name="P5"><text:span text:style-name="T2">Förvaring</text:span></text:p>
          </draw:text-box>
        </draw:frame>
        <draw:frame draw:style-name="gr14" draw:text-style-name="P7" draw:layer="layout" svg:width="0.612cm" svg:height="0.31cm" svg:x="61.04cm" svg:y="37.722cm">
          <draw:text-box>
            <text:p text:style-name="P5"><text:span text:style-name="T2">6449</text:span></text:p>
          </draw:text-box>
        </draw:frame>
        <draw:frame draw:style-name="gr14" draw:text-style-name="P7" draw:layer="layout" svg:width="0.811cm" svg:height="0.31cm" svg:x="48.868cm" svg:y="37.527cm">
          <draw:text-box>
            <text:p text:style-name="P5"><text:span text:style-name="T2">Kontor</text:span></text:p>
          </draw:text-box>
        </draw:frame>
        <draw:frame draw:style-name="gr14" draw:text-style-name="P7" draw:layer="layout" svg:width="0.612cm" svg:height="0.31cm" svg:x="48.868cm" svg:y="37.9cm">
          <draw:text-box>
            <text:p text:style-name="P5"><text:span text:style-name="T2">6455</text:span></text:p>
          </draw:text-box>
        </draw:frame>
        <draw:frame draw:style-name="gr14" draw:text-style-name="P7" draw:layer="layout" svg:width="0.612cm" svg:height="0.31cm" svg:x="45.43cm" svg:y="37.451cm">
          <draw:text-box>
            <text:p text:style-name="P5"><text:span text:style-name="T2">Möte</text:span></text:p>
          </draw:text-box>
        </draw:frame>
        <draw:frame draw:style-name="gr14" draw:text-style-name="P7" draw:layer="layout" svg:width="0.612cm" svg:height="0.31cm" svg:x="45.43cm" svg:y="37.823cm">
          <draw:text-box>
            <text:p text:style-name="P5"><text:span text:style-name="T2">6456</text:span></text:p>
          </draw:text-box>
        </draw:frame>
        <draw:frame draw:style-name="gr14" draw:text-style-name="P7" draw:layer="layout" svg:width="1.441cm" svg:height="0.31cm" svg:x="42.628cm" svg:y="37.332cm">
          <draw:text-box>
            <text:p text:style-name="P5"><text:span text:style-name="T2">Kaffestation</text:span></text:p>
          </draw:text-box>
        </draw:frame>
        <draw:frame draw:style-name="gr14" draw:text-style-name="P7" draw:layer="layout" svg:width="0.612cm" svg:height="0.31cm" svg:x="42.628cm" svg:y="37.705cm">
          <draw:text-box>
            <text:p text:style-name="P5"><text:span text:style-name="T2">6457</text:span></text:p>
          </draw:text-box>
        </draw:frame>
        <draw:frame draw:style-name="gr14" draw:text-style-name="P7" draw:layer="layout" svg:width="0.612cm" svg:height="0.31cm" svg:x="40.151cm" svg:y="37.567cm">
          <draw:text-box>
            <text:p text:style-name="P5"><text:span text:style-name="T2">Möte</text:span></text:p>
          </draw:text-box>
        </draw:frame>
        <draw:frame draw:style-name="gr14" draw:text-style-name="P7" draw:layer="layout" svg:width="0.612cm" svg:height="0.31cm" svg:x="40.151cm" svg:y="37.942cm">
          <draw:text-box>
            <text:p text:style-name="P5"><text:span text:style-name="T2">6458</text:span></text:p>
          </draw:text-box>
        </draw:frame>
        <draw:frame draw:style-name="gr14" draw:text-style-name="P7" draw:layer="layout" svg:width="0.853cm" svg:height="0.31cm" svg:x="34.47cm" svg:y="36.611cm">
          <draw:text-box>
            <text:p text:style-name="P5"><text:span text:style-name="T2">Samtal</text:span></text:p>
          </draw:text-box>
        </draw:frame>
        <draw:frame draw:style-name="gr14" draw:text-style-name="P7" draw:layer="layout" svg:width="0.612cm" svg:height="0.31cm" svg:x="34.47cm" svg:y="36.983cm">
          <draw:text-box>
            <text:p text:style-name="P5"><text:span text:style-name="T2">6460</text:span></text:p>
          </draw:text-box>
        </draw:frame>
        <draw:frame draw:style-name="gr14" draw:text-style-name="P7" draw:layer="layout" svg:width="1.344cm" svg:height="0.31cm" svg:x="30.539cm" svg:y="38.099cm">
          <draw:text-box>
            <text:p text:style-name="P5"><text:span text:style-name="T2">Samarbete</text:span></text:p>
          </draw:text-box>
        </draw:frame>
        <draw:frame draw:style-name="gr14" draw:text-style-name="P7" draw:layer="layout" svg:width="0.612cm" svg:height="0.31cm" svg:x="30.539cm" svg:y="38.471cm">
          <draw:text-box>
            <text:p text:style-name="P5"><text:span text:style-name="T2">6061</text:span></text:p>
          </draw:text-box>
        </draw:frame>
        <draw:frame draw:style-name="gr14" draw:text-style-name="P7" draw:layer="layout" svg:width="0.853cm" svg:height="0.31cm" svg:x="20.468cm" svg:y="28.656cm">
          <draw:text-box>
            <text:p text:style-name="P5"><text:span text:style-name="T2">Samtal</text:span></text:p>
          </draw:text-box>
        </draw:frame>
        <draw:frame draw:style-name="gr14" draw:text-style-name="P7" draw:layer="layout" svg:width="0.612cm" svg:height="0.31cm" svg:x="20.468cm" svg:y="29.031cm">
          <draw:text-box>
            <text:p text:style-name="P5"><text:span text:style-name="T2">6066</text:span></text:p>
          </draw:text-box>
        </draw:frame>
        <draw:frame draw:style-name="gr14" draw:text-style-name="P7" draw:layer="layout" svg:width="1.344cm" svg:height="0.31cm" svg:x="30.323cm" svg:y="28.375cm">
          <draw:text-box>
            <text:p text:style-name="P5"><text:span text:style-name="T2">Samarbete</text:span></text:p>
          </draw:text-box>
        </draw:frame>
        <draw:frame draw:style-name="gr14" draw:text-style-name="P7" draw:layer="layout" svg:width="0.612cm" svg:height="0.31cm" svg:x="30.323cm" svg:y="28.749cm">
          <draw:text-box>
            <text:p text:style-name="P5"><text:span text:style-name="T2">6165</text:span></text:p>
          </draw:text-box>
        </draw:frame>
        <draw:frame draw:style-name="gr14" draw:text-style-name="P7" draw:layer="layout" svg:width="1.344cm" svg:height="0.31cm" svg:x="26.746cm" svg:y="25.602cm">
          <draw:text-box>
            <text:p text:style-name="P5"><text:span text:style-name="T2">Samarbete</text:span></text:p>
          </draw:text-box>
        </draw:frame>
        <draw:frame draw:style-name="gr14" draw:text-style-name="P7" draw:layer="layout" svg:width="0.612cm" svg:height="0.31cm" svg:x="26.746cm" svg:y="25.974cm">
          <draw:text-box>
            <text:p text:style-name="P5"><text:span text:style-name="T2">6166</text:span></text:p>
          </draw:text-box>
        </draw:frame>
        <draw:frame draw:style-name="gr14" draw:text-style-name="P7" draw:layer="layout" svg:width="1.344cm" svg:height="0.31cm" svg:x="23.089cm" svg:y="22.742cm">
          <draw:text-box>
            <text:p text:style-name="P5"><text:span text:style-name="T2">Samarbete</text:span></text:p>
          </draw:text-box>
        </draw:frame>
        <draw:frame draw:style-name="gr14" draw:text-style-name="P7" draw:layer="layout" svg:width="0.612cm" svg:height="0.31cm" svg:x="23.089cm" svg:y="23.115cm">
          <draw:text-box>
            <text:p text:style-name="P5"><text:span text:style-name="T2">6167</text:span></text:p>
          </draw:text-box>
        </draw:frame>
        <draw:frame draw:style-name="gr14" draw:text-style-name="P7" draw:layer="layout" svg:width="0.274cm" svg:height="0.31cm" draw:transform="rotate (-0.0296705972839038) translate (17.034cm 26.021cm)">
          <draw:text-box>
            <text:p text:style-name="P5"><text:span text:style-name="T2">S</text:span></text:p>
          </draw:text-box>
        </draw:frame>
        <draw:frame draw:style-name="gr14" draw:text-style-name="P7" draw:layer="layout" svg:width="0.274cm" svg:height="0.31cm" draw:transform="rotate (-0.0296705972839038) translate (17.216cm 26.027cm)">
          <draw:text-box>
            <text:p text:style-name="P5"><text:span text:style-name="T2">a</text:span></text:p>
          </draw:text-box>
        </draw:frame>
        <draw:frame draw:style-name="gr14" draw:text-style-name="P7" draw:layer="layout" svg:width="0.274cm" svg:height="0.31cm" draw:transform="rotate (-0.0296705972839038) translate (17.366cm 26.032cm)">
          <draw:text-box>
            <text:p text:style-name="P5"><text:span text:style-name="T2">m</text:span></text:p>
          </draw:text-box>
        </draw:frame>
        <draw:frame draw:style-name="gr14" draw:text-style-name="P7" draw:layer="layout" svg:width="0.274cm" svg:height="0.31cm" draw:transform="rotate (-0.0296705972839038) translate (17.595cm 26.038cm)">
          <draw:text-box>
            <text:p text:style-name="P5"><text:span text:style-name="T2">t</text:span></text:p>
          </draw:text-box>
        </draw:frame>
        <draw:frame draw:style-name="gr14" draw:text-style-name="P7" draw:layer="layout" svg:width="0.274cm" svg:height="0.31cm" draw:transform="rotate (-0.0296705972839038) translate (17.671cm 26.04cm)">
          <draw:text-box>
            <text:p text:style-name="P5"><text:span text:style-name="T2">a</text:span></text:p>
          </draw:text-box>
        </draw:frame>
        <draw:frame draw:style-name="gr14" draw:text-style-name="P7" draw:layer="layout" svg:width="0.274cm" svg:height="0.31cm" draw:transform="rotate (-0.0296705972839038) translate (17.823cm 26.044cm)">
          <draw:text-box>
            <text:p text:style-name="P5"><text:span text:style-name="T2">l</text:span></text:p>
          </draw:text-box>
        </draw:frame>
        <draw:frame draw:style-name="gr14" draw:text-style-name="P7" draw:layer="layout" svg:width="0.274cm" svg:height="0.31cm" draw:transform="rotate (-0.0296705972839038) translate (17.023cm 26.394cm)">
          <draw:text-box>
            <text:p text:style-name="P5"><text:span text:style-name="T2">6</text:span></text:p>
          </draw:text-box>
        </draw:frame>
        <draw:frame draw:style-name="gr14" draw:text-style-name="P7" draw:layer="layout" svg:width="0.274cm" svg:height="0.31cm" draw:transform="rotate (-0.0296705972839038) translate (17.173cm 26.398cm)">
          <draw:text-box>
            <text:p text:style-name="P5"><text:span text:style-name="T2">0</text:span></text:p>
          </draw:text-box>
        </draw:frame>
        <draw:frame draw:style-name="gr14" draw:text-style-name="P7" draw:layer="layout" svg:width="0.274cm" svg:height="0.31cm" draw:transform="rotate (-0.0296705972839038) translate (17.324cm 26.402cm)">
          <draw:text-box>
            <text:p text:style-name="P5"><text:span text:style-name="T2">6</text:span></text:p>
          </draw:text-box>
        </draw:frame>
        <draw:frame draw:style-name="gr14" draw:text-style-name="P7" draw:layer="layout" svg:width="0.274cm" svg:height="0.31cm" draw:transform="rotate (-0.0296705972839038) translate (17.476cm 26.406cm)">
          <draw:text-box>
            <text:p text:style-name="P5"><text:span text:style-name="T2">7</text:span></text:p>
          </draw:text-box>
        </draw:frame>
        <draw:frame draw:style-name="gr14" draw:text-style-name="P7" draw:layer="layout" svg:width="0.853cm" svg:height="0.31cm" svg:x="6.282cm" svg:y="21.671cm">
          <draw:text-box>
            <text:p text:style-name="P5"><text:span text:style-name="T2">Samtal</text:span></text:p>
          </draw:text-box>
        </draw:frame>
        <draw:frame draw:style-name="gr14" draw:text-style-name="P7" draw:layer="layout" svg:width="0.794cm" svg:height="0.31cm" svg:x="6.282cm" svg:y="22.044cm">
          <draw:text-box>
            <text:p text:style-name="P5"><text:span text:style-name="T2">6076B</text:span></text:p>
          </draw:text-box>
        </draw:frame>
        <draw:frame draw:style-name="gr14" draw:text-style-name="P7" draw:layer="layout" svg:width="1.344cm" svg:height="0.31cm" svg:x="6.617cm" svg:y="19.04cm">
          <draw:text-box>
            <text:p text:style-name="P5"><text:span text:style-name="T2">Samarbete</text:span></text:p>
          </draw:text-box>
        </draw:frame>
        <draw:frame draw:style-name="gr14" draw:text-style-name="P7" draw:layer="layout" svg:width="0.612cm" svg:height="0.31cm" svg:x="6.617cm" svg:y="19.415cm">
          <draw:text-box>
            <text:p text:style-name="P5"><text:span text:style-name="T2">6077</text:span></text:p>
          </draw:text-box>
        </draw:frame>
        <draw:frame draw:style-name="gr14" draw:text-style-name="P7" draw:layer="layout" svg:width="1.344cm" svg:height="0.31cm" svg:x="6.541cm" svg:y="16.686cm">
          <draw:text-box>
            <text:p text:style-name="P5"><text:span text:style-name="T2">Samarbete</text:span></text:p>
          </draw:text-box>
        </draw:frame>
        <draw:frame draw:style-name="gr14" draw:text-style-name="P7" draw:layer="layout" svg:width="0.612cm" svg:height="0.31cm" svg:x="6.541cm" svg:y="17.059cm">
          <draw:text-box>
            <text:p text:style-name="P5"><text:span text:style-name="T2">6078</text:span></text:p>
          </draw:text-box>
        </draw:frame>
        <draw:frame draw:style-name="gr14" draw:text-style-name="P7" draw:layer="layout" svg:width="1.344cm" svg:height="0.31cm" svg:x="7.097cm" svg:y="14.35cm">
          <draw:text-box>
            <text:p text:style-name="P5"><text:span text:style-name="T2">Samarbete</text:span></text:p>
          </draw:text-box>
        </draw:frame>
        <draw:frame draw:style-name="gr14" draw:text-style-name="P7" draw:layer="layout" svg:width="0.612cm" svg:height="0.31cm" svg:x="7.097cm" svg:y="14.722cm">
          <draw:text-box>
            <text:p text:style-name="P5"><text:span text:style-name="T2">6079</text:span></text:p>
          </draw:text-box>
        </draw:frame>
        <draw:frame draw:style-name="gr14" draw:text-style-name="P7" draw:layer="layout" svg:width="0.612cm" svg:height="0.31cm" svg:x="16.076cm" svg:y="18.761cm">
          <draw:text-box>
            <text:p text:style-name="P5"><text:span text:style-name="T2">Möte</text:span></text:p>
          </draw:text-box>
        </draw:frame>
        <draw:frame draw:style-name="gr14" draw:text-style-name="P7" draw:layer="layout" svg:width="0.612cm" svg:height="0.31cm" svg:x="16.076cm" svg:y="19.133cm">
          <draw:text-box>
            <text:p text:style-name="P5"><text:span text:style-name="T2">6104</text:span></text:p>
          </draw:text-box>
        </draw:frame>
        <draw:frame draw:style-name="gr14" draw:text-style-name="P7" draw:layer="layout" svg:width="1.344cm" svg:height="0.31cm" svg:x="17.037cm" svg:y="7.216cm">
          <draw:text-box>
            <text:p text:style-name="P5"><text:span text:style-name="T2">Samarbete</text:span></text:p>
          </draw:text-box>
        </draw:frame>
        <draw:frame draw:style-name="gr14" draw:text-style-name="P7" draw:layer="layout" svg:width="0.612cm" svg:height="0.31cm" svg:x="17.037cm" svg:y="7.591cm">
          <draw:text-box>
            <text:p text:style-name="P5"><text:span text:style-name="T2">6005</text:span></text:p>
          </draw:text-box>
        </draw:frame>
        <draw:frame draw:style-name="gr14" draw:text-style-name="P7" draw:layer="layout" svg:width="1.344cm" svg:height="0.31cm" svg:x="40.831cm" svg:y="7.106cm">
          <draw:text-box>
            <text:p text:style-name="P5"><text:span text:style-name="T2">Samarbete</text:span></text:p>
          </draw:text-box>
        </draw:frame>
        <draw:frame draw:style-name="gr14" draw:text-style-name="P7" draw:layer="layout" svg:width="0.612cm" svg:height="0.31cm" svg:x="40.831cm" svg:y="7.481cm">
          <draw:text-box>
            <text:p text:style-name="P5"><text:span text:style-name="T2">6015</text:span></text:p>
          </draw:text-box>
        </draw:frame>
        <draw:frame draw:style-name="gr14" draw:text-style-name="P7" draw:layer="layout" svg:width="0.853cm" svg:height="0.31cm" svg:x="44.329cm" svg:y="6.56cm">
          <draw:text-box>
            <text:p text:style-name="P5"><text:span text:style-name="T2">Samtal</text:span></text:p>
          </draw:text-box>
        </draw:frame>
        <draw:frame draw:style-name="gr14" draw:text-style-name="P7" draw:layer="layout" svg:width="0.612cm" svg:height="0.31cm" svg:x="44.329cm" svg:y="6.933cm">
          <draw:text-box>
            <text:p text:style-name="P5"><text:span text:style-name="T2">6016</text:span></text:p>
          </draw:text-box>
        </draw:frame>
        <draw:frame draw:style-name="gr14" draw:text-style-name="P7" draw:layer="layout" svg:width="0.853cm" svg:height="0.31cm" svg:x="43.191cm" svg:y="8.22cm">
          <draw:text-box>
            <text:p text:style-name="P5"><text:span text:style-name="T2">Samtal</text:span></text:p>
          </draw:text-box>
        </draw:frame>
        <draw:frame draw:style-name="gr14" draw:text-style-name="P7" draw:layer="layout" svg:width="0.794cm" svg:height="0.31cm" svg:x="43.191cm" svg:y="8.592cm">
          <draw:text-box>
            <text:p text:style-name="P5"><text:span text:style-name="T2">6016A</text:span></text:p>
          </draw:text-box>
        </draw:frame>
        <draw:frame draw:style-name="gr14" draw:text-style-name="P7" draw:layer="layout" svg:width="0.853cm" svg:height="0.31cm" svg:x="58.481cm" svg:y="17.567cm">
          <draw:text-box>
            <text:p text:style-name="P5"><text:span text:style-name="T2">Samtal</text:span></text:p>
          </draw:text-box>
        </draw:frame>
        <draw:frame draw:style-name="gr14" draw:text-style-name="P7" draw:layer="layout" svg:width="0.794cm" svg:height="0.31cm" svg:x="58.481cm" svg:y="17.939cm">
          <draw:text-box>
            <text:p text:style-name="P5"><text:span text:style-name="T2">6122A</text:span></text:p>
          </draw:text-box>
        </draw:frame>
        <draw:frame draw:style-name="gr14" draw:text-style-name="P7" draw:layer="layout" svg:width="0.853cm" svg:height="0.31cm" svg:x="57.709cm" svg:y="19.459cm">
          <draw:text-box>
            <text:p text:style-name="P5"><text:span text:style-name="T2">Samtal</text:span></text:p>
          </draw:text-box>
        </draw:frame>
        <draw:frame draw:style-name="gr14" draw:text-style-name="P7" draw:layer="layout" svg:width="0.794cm" svg:height="0.31cm" svg:x="57.709cm" svg:y="19.832cm">
          <draw:text-box>
            <text:p text:style-name="P5"><text:span text:style-name="T2">6122B</text:span></text:p>
          </draw:text-box>
        </draw:frame>
        <draw:frame draw:style-name="gr14" draw:text-style-name="P7" draw:layer="layout" svg:width="0.612cm" svg:height="0.31cm" svg:x="63.451cm" svg:y="18.704cm">
          <draw:text-box>
            <text:p text:style-name="P5"><text:span text:style-name="T2">Möte</text:span></text:p>
          </draw:text-box>
        </draw:frame>
        <draw:frame draw:style-name="gr14" draw:text-style-name="P7" draw:layer="layout" svg:width="1.01cm" svg:height="0.31cm" svg:x="63.451cm" svg:y="19.076cm">
          <draw:text-box>
            <text:p text:style-name="P5"><text:span text:style-name="T2">6123-24</text:span></text:p>
          </draw:text-box>
        </draw:frame>
        <draw:frame draw:style-name="gr14" draw:text-style-name="P7" draw:layer="layout" svg:width="0.853cm" svg:height="0.31cm" svg:x="57.586cm" svg:y="6.465cm">
          <draw:text-box>
            <text:p text:style-name="P5"><text:span text:style-name="T2">Samtal</text:span></text:p>
          </draw:text-box>
        </draw:frame>
        <draw:frame draw:style-name="gr14" draw:text-style-name="P7" draw:layer="layout" svg:width="0.794cm" svg:height="0.31cm" svg:x="57.586cm" svg:y="6.84cm">
          <draw:text-box>
            <text:p text:style-name="P5"><text:span text:style-name="T2">6022B</text:span></text:p>
          </draw:text-box>
        </draw:frame>
        <draw:frame draw:style-name="gr14" draw:text-style-name="P7" draw:layer="layout" svg:width="0.853cm" svg:height="0.31cm" svg:x="57.666cm" svg:y="7.987cm">
          <draw:text-box>
            <text:p text:style-name="P5"><text:span text:style-name="T2">Samtal</text:span></text:p>
          </draw:text-box>
        </draw:frame>
        <draw:frame draw:style-name="gr14" draw:text-style-name="P7" draw:layer="layout" svg:width="0.794cm" svg:height="0.31cm" svg:x="57.666cm" svg:y="8.359cm">
          <draw:text-box>
            <text:p text:style-name="P5"><text:span text:style-name="T2">6022A</text:span></text:p>
          </draw:text-box>
        </draw:frame>
        <draw:frame draw:style-name="gr14" draw:text-style-name="P7" draw:layer="layout" svg:width="1.344cm" svg:height="0.31cm" svg:x="58.318cm" svg:y="13.325cm">
          <draw:text-box>
            <text:p text:style-name="P5"><text:span text:style-name="T2">Samarbete</text:span></text:p>
          </draw:text-box>
        </draw:frame>
        <draw:frame draw:style-name="gr14" draw:text-style-name="P7" draw:layer="layout" svg:width="0.612cm" svg:height="0.31cm" svg:x="58.318cm" svg:y="13.7cm">
          <draw:text-box>
            <text:p text:style-name="P5"><text:span text:style-name="T2">6422</text:span></text:p>
          </draw:text-box>
        </draw:frame>
        <draw:frame draw:style-name="gr14" draw:text-style-name="P7" draw:layer="layout" svg:width="1.344cm" svg:height="0.31cm" svg:x="65.784cm" svg:y="13.23cm">
          <draw:text-box>
            <text:p text:style-name="P5"><text:span text:style-name="T2">Samarbete</text:span></text:p>
          </draw:text-box>
        </draw:frame>
        <draw:frame draw:style-name="gr14" draw:text-style-name="P7" draw:layer="layout" svg:width="0.612cm" svg:height="0.31cm" svg:x="65.784cm" svg:y="13.604cm">
          <draw:text-box>
            <text:p text:style-name="P5"><text:span text:style-name="T2">6024</text:span></text:p>
          </draw:text-box>
        </draw:frame>
        <draw:frame draw:style-name="gr14" draw:text-style-name="P7" draw:layer="layout" svg:width="1.344cm" svg:height="0.31cm" svg:x="69.128cm" svg:y="13.34cm">
          <draw:text-box>
            <text:p text:style-name="P5"><text:span text:style-name="T2">Samarbete</text:span></text:p>
          </draw:text-box>
        </draw:frame>
        <draw:frame draw:style-name="gr14" draw:text-style-name="P7" draw:layer="layout" svg:width="0.612cm" svg:height="0.31cm" svg:x="69.128cm" svg:y="13.712cm">
          <draw:text-box>
            <text:p text:style-name="P5"><text:span text:style-name="T2">6025</text:span></text:p>
          </draw:text-box>
        </draw:frame>
        <draw:frame draw:style-name="gr14" draw:text-style-name="P7" draw:layer="layout" svg:width="1.344cm" svg:height="0.31cm" svg:x="77.074cm" svg:y="16.037cm">
          <draw:text-box>
            <text:p text:style-name="P5"><text:span text:style-name="T2">Samarbete</text:span></text:p>
          </draw:text-box>
        </draw:frame>
        <draw:frame draw:style-name="gr14" draw:text-style-name="P7" draw:layer="layout" svg:width="0.612cm" svg:height="0.31cm" svg:x="77.074cm" svg:y="16.409cm">
          <draw:text-box>
            <text:p text:style-name="P5"><text:span text:style-name="T2">6033</text:span></text:p>
          </draw:text-box>
        </draw:frame>
        <draw:frame draw:style-name="gr14" draw:text-style-name="P7" draw:layer="layout" svg:width="1.344cm" svg:height="0.31cm" svg:x="77.036cm" svg:y="18.492cm">
          <draw:text-box>
            <text:p text:style-name="P5"><text:span text:style-name="T2">Samarbete</text:span></text:p>
          </draw:text-box>
        </draw:frame>
        <draw:frame draw:style-name="gr14" draw:text-style-name="P7" draw:layer="layout" svg:width="0.612cm" svg:height="0.31cm" svg:x="77.036cm" svg:y="18.864cm">
          <draw:text-box>
            <text:p text:style-name="P5"><text:span text:style-name="T2">6034</text:span></text:p>
          </draw:text-box>
        </draw:frame>
        <draw:frame draw:style-name="gr14" draw:text-style-name="P7" draw:layer="layout" svg:width="1.729cm" svg:height="0.31cm" svg:x="67.223cm" svg:y="37.385cm">
          <draw:text-box>
            <text:p text:style-name="P5"><text:span text:style-name="T2">Konferensrum</text:span></text:p>
          </draw:text-box>
        </draw:frame>
        <draw:frame draw:style-name="gr14" draw:text-style-name="P7" draw:layer="layout" svg:width="0.612cm" svg:height="0.31cm" svg:x="67.223cm" svg:y="37.76cm">
          <draw:text-box>
            <text:p text:style-name="P5"><text:span text:style-name="T2">6446</text:span></text:p>
          </draw:text-box>
        </draw:frame>
        <draw:frame draw:style-name="gr14" draw:text-style-name="P7" draw:layer="layout" svg:width="0.853cm" svg:height="0.31cm" svg:x="72.627cm" svg:y="36.562cm">
          <draw:text-box>
            <text:p text:style-name="P5"><text:span text:style-name="T2">Samtal</text:span></text:p>
          </draw:text-box>
        </draw:frame>
        <draw:frame draw:style-name="gr14" draw:text-style-name="P7" draw:layer="layout" svg:width="0.794cm" svg:height="0.31cm" svg:x="72.627cm" svg:y="36.934cm">
          <draw:text-box>
            <text:p text:style-name="P5"><text:span text:style-name="T2">6445A</text:span></text:p>
          </draw:text-box>
        </draw:frame>
        <draw:frame draw:style-name="gr14" draw:text-style-name="P7" draw:layer="layout" svg:width="0.853cm" svg:height="0.31cm" svg:x="72.519cm" svg:y="38.384cm">
          <draw:text-box>
            <text:p text:style-name="P5"><text:span text:style-name="T2">Samtal</text:span></text:p>
          </draw:text-box>
        </draw:frame>
        <draw:polygon draw:style-name="gr3" draw:text-style-name="P3" draw:layer="layout" svg:width="8.545cm" svg:height="1.96cm" svg:x="3.534cm" svg:y="55.954cm" svg:viewBox="0 0 8546 1961" draw:points="0,0 0,1961 8546,1961 8546,0">
          <text:p/>
        </draw:polygon>
        <draw:polygon draw:style-name="gr2" draw:text-style-name="P2" draw:layer="layout" svg:width="0.379cm" svg:height="0.085cm" svg:x="6.491cm" svg:y="56.51cm" svg:viewBox="0 0 380 86" draw:points="380,0 0,0 0,86 380,86">
          <text:p/>
        </draw:polygon>
        <draw:polygon draw:style-name="gr2" draw:text-style-name="P2" draw:layer="layout" svg:width="0.367cm" svg:height="0.086cm" svg:x="6.491cm" svg:y="56.896cm" svg:viewBox="0 0 368 87" draw:points="368,87 368,0 0,0 0,87">
          <text:p/>
        </draw:polygon>
        <draw:polygon draw:style-name="gr2" draw:text-style-name="P2" draw:layer="layout" svg:width="0.101cm" svg:height="0.872cm" svg:x="6.318cm" svg:y="56.51cm" svg:viewBox="0 0 102 873" draw:points="102,0 0,0 0,873 102,873">
          <text:p/>
        </draw:polygon>
        <draw:polygon draw:style-name="gr2" draw:text-style-name="P2" draw:layer="layout" svg:width="0.383cm" svg:height="0.086cm" svg:x="6.491cm" svg:y="57.296cm" svg:viewBox="0 0 384 87" draw:points="0,0 0,87 384,87 384,0">
          <text:p/>
        </draw:polygon>
        <draw:polygon draw:style-name="gr2" draw:text-style-name="P2" draw:layer="layout" svg:width="0.099cm" svg:height="0.713cm" svg:x="5.865cm" svg:y="56.669cm" svg:viewBox="0 0 100 714" draw:points="0,0 0,714 100,714 100,0">
          <text:p/>
        </draw:polygon>
        <draw:polygon draw:style-name="gr2" draw:text-style-name="P2" draw:layer="layout" svg:width="0.671cm" svg:height="0.085cm" svg:x="5.577cm" svg:y="56.51cm" svg:viewBox="0 0 672 86" draw:points="0,0 0,86 672,86 672,0">
          <text:p/>
        </draw:polygon>
        <draw:polygon draw:style-name="gr2" draw:text-style-name="P2" draw:layer="layout" svg:width="0.097cm" svg:height="0.872cm" svg:x="8.841cm" svg:y="56.51cm" svg:viewBox="0 0 98 873" draw:points="98,0 0,0 0,873 98,873">
          <text:p/>
        </draw:polygon>
        <draw:path draw:style-name="gr2" draw:text-style-name="P2" draw:layer="layout" svg:width="0.464cm" svg:height="0.872cm" svg:x="9.012cm" svg:y="56.51cm" svg:viewBox="0 0 465 873" svg:d="M266 415c65-34 129-104 129-197 0-127-97-218-241-218h-154v79h126c102 0 172 61 172 148 0 84-64 154-161 154h-137v81h166c121 0 201 70 201 164 0 101-76 167-209 167h-158v80h179c174 0 286-101 286-239 0-113-78-198-199-219z">
          <text:p/>
        </draw:path>
        <draw:path draw:style-name="gr2" draw:text-style-name="P2" draw:layer="layout" svg:width="0.373cm" svg:height="0.263cm" svg:x="8.326cm" svg:y="56.493cm" svg:viewBox="0 0 374 264" svg:d="M0 89c128 11 222 79 275 175h99c-68-156-199-251-374-264z">
          <text:p/>
        </draw:path>
        <draw:path draw:style-name="gr2" draw:text-style-name="P2" draw:layer="layout" svg:width="0.485cm" svg:height="0.082cm" svg:x="8.252cm" svg:y="56.974cm" svg:viewBox="0 0 486 83" svg:d="M0 83h473c7-25 11-54 13-83h-486z">
          <text:p/>
        </draw:path>
        <draw:path draw:style-name="gr2" draw:text-style-name="P2" draw:layer="layout" svg:width="0.375cm" svg:height="0.267cm" svg:x="8.326cm" svg:y="57.13cm" svg:viewBox="0 0 376 268" svg:d="M277 0c-49 98-140 170-277 182v86c184-13 315-121 376-268z">
          <text:p/>
        </draw:path>
        <draw:path draw:style-name="gr2" draw:text-style-name="P2" draw:layer="layout" svg:width="0.436cm" svg:height="0.906cm" svg:x="7.816cm" svg:y="56.493cm" svg:viewBox="0 0 437 907" svg:d="M437 823c-197-15-337-161-337-369 0-203 135-351 337-366v-88c-257 13-437 202-437 454 0 246 182 438 437 453z">
          <text:p/>
        </draw:path>
        <draw:path draw:style-name="gr2" draw:text-style-name="P2" draw:layer="layout" svg:width="0.425cm" svg:height="0.906cm" svg:x="9.525cm" svg:y="56.493cm" svg:viewBox="0 0 426 907" svg:d="M426 818c-195-17-326-173-326-364 0-192 131-347 326-366v-88c-248 17-426 209-426 454 0 246 178 434 426 453z">
          <text:p/>
        </draw:path>
        <draw:path draw:style-name="gr2" draw:text-style-name="P2" draw:layer="layout" svg:width="0.428cm" svg:height="0.906cm" svg:x="10.024cm" svg:y="56.493cm" svg:viewBox="0 0 429 907" svg:d="M0 0v88c198 17 329 174 329 366 0 191-131 347-329 364v89c251-19 429-209 429-453 0-245-178-437-429-454z">
          <text:p/>
        </draw:path>
        <draw:polygon draw:style-name="gr2" draw:text-style-name="P2" draw:layer="layout" svg:width="0.093cm" svg:height="0.726cm" svg:x="6.978cm" svg:y="56.656cm" svg:viewBox="0 0 94 727" draw:points="0,0 0,727 94,727 94,117">
          <text:p/>
        </draw:polygon>
        <draw:polygon draw:style-name="gr2" draw:text-style-name="P2" draw:layer="layout" svg:width="0.093cm" svg:height="0.724cm" svg:x="7.626cm" svg:y="56.51cm" svg:viewBox="0 0 94 725" draw:points="94,725 94,0 0,0 0,609">
          <text:p/>
        </draw:polygon>
        <draw:polygon draw:style-name="gr2" draw:text-style-name="P2" draw:layer="layout" svg:width="0.741cm" svg:height="0.872cm" svg:x="6.978cm" svg:y="56.51cm" svg:viewBox="0 0 742 873" draw:points="79,0 0,0 0,38 664,873 742,873 742,833">
          <text:p/>
        </draw:polygon>
        <draw:polygon draw:style-name="gr2" draw:text-style-name="P2" draw:layer="layout" svg:width="0.089cm" svg:height="0.743cm" svg:x="10.534cm" svg:y="56.639cm" svg:viewBox="0 0 90 744" draw:points="0,0 0,744 90,744 90,177">
          <text:p/>
        </draw:polygon>
        <draw:polygon draw:style-name="gr2" draw:text-style-name="P2" draw:layer="layout" svg:width="0.09cm" svg:height="0.743cm" svg:x="11.307cm" svg:y="56.639cm" svg:viewBox="0 0 91 744" draw:points="0,177 0,744 91,744 91,0">
          <text:p/>
        </draw:polygon>
        <draw:polygon draw:style-name="gr2" draw:text-style-name="P2" draw:layer="layout" svg:width="0.474cm" svg:height="0.885cm" svg:x="10.534cm" svg:y="56.51cm" svg:viewBox="0 0 475 886" draw:points="78,0 0,0 0,36 431,886 475,799">
          <text:p/>
        </draw:polygon>
        <draw:polygon draw:style-name="gr2" draw:text-style-name="P2" draw:layer="layout" svg:width="0.407cm" svg:height="0.752cm" svg:x="10.989cm" svg:y="56.51cm" svg:viewBox="0 0 408 753" draw:points="329,0 0,664 43,753 408,34 408,0">
          <text:p/>
        </draw:polygon>
        <draw:path draw:style-name="gr2" draw:text-style-name="P2" draw:layer="layout" svg:width="1.454cm" svg:height="1.454cm" svg:x="3.829cm" svg:y="56.218cm" svg:viewBox="0 0 1455 1455" svg:d="M1166 377h-874v-87h874zM935 1164h-76v-711h76zM766 1164h-76v-711h76zM596 1164h-78v-711h78zM0 1455h1455v-1455h-1455z">
          <text:p/>
        </draw:path>
        <draw:frame draw:style-name="gr14" draw:text-style-name="P7" draw:layer="layout" svg:width="0.794cm" svg:height="0.31cm" svg:x="72.519cm" svg:y="38.757cm">
          <draw:text-box>
            <text:p text:style-name="P5"><text:span text:style-name="T2">6445B</text:span></text:p>
          </draw:text-box>
        </draw:frame>
        <draw:frame draw:style-name="gr20" draw:text-style-name="P12" draw:layer="layout" svg:width="7.982cm" svg:height="0.987cm" svg:x="47.466cm" svg:y="56.57cm">
          <draw:text-box>
            <text:p text:style-name="P5"><text:span text:style-name="T14">Uppsala Kommun <text:s/></text:span></text:p>
          </draw:text-box>
        </draw:frame>
        <draw:frame draw:style-name="gr20" draw:text-style-name="P12" draw:layer="layout" svg:width="0.846cm" svg:height="0.971cm" svg:x="55.201cm" svg:y="56.563cm">
          <draw:text-box>
            <text:p text:style-name="P5"><text:span text:style-name="T15">●</text:span></text:p>
          </draw:text-box>
        </draw:frame>
        <draw:frame draw:style-name="gr20" draw:text-style-name="P12" draw:layer="layout" svg:width="12.016cm" svg:height="0.987cm" svg:x="55.715cm" svg:y="56.57cm">
          <draw:text-box>
            <text:p text:style-name="P5"><text:span text:style-name="T16"><text:s text:c="3"/></text:span><text:span text:style-name="T16">Kv.Lokföraren Plan 6 <text:s text:c="3"/></text:span></text:p>
          </draw:text-box>
        </draw:frame>
        <draw:frame draw:style-name="gr20" draw:text-style-name="P12" draw:layer="layout" svg:width="0.846cm" svg:height="0.971cm" svg:x="65.64cm" svg:y="56.563cm">
          <draw:text-box>
            <text:p text:style-name="P5"><text:span text:style-name="T15">●</text:span></text:p>
          </draw:text-box>
        </draw:frame>
        <draw:frame draw:style-name="gr20" draw:text-style-name="P12" draw:layer="layout" svg:width="8.028cm" svg:height="0.987cm" svg:x="66.152cm" svg:y="56.57cm">
          <draw:text-box>
            <text:p text:style-name="P5"><text:span text:style-name="T16"><text:s text:c="3"/></text:span><text:span text:style-name="T14">ZONINDELNING <text:s/></text:span></text:p>
          </draw:text-box>
        </draw:frame>
        <draw:frame draw:style-name="gr20" draw:text-style-name="P12" draw:layer="layout" svg:width="0.846cm" svg:height="0.971cm" svg:x="73.605cm" svg:y="56.563cm">
          <draw:text-box>
            <text:p text:style-name="P5"><text:span text:style-name="T15">●</text:span></text:p>
          </draw:text-box>
        </draw:frame>
        <draw:frame draw:style-name="gr20" draw:text-style-name="P12" draw:layer="layout" svg:width="5.734cm" svg:height="0.987cm" svg:x="74.119cm" svg:y="56.57cm">
          <draw:text-box>
            <text:p text:style-name="P5"><text:span text:style-name="T16"><text:s text:c="3"/></text:span><text:span text:style-name="T14">2017 09 21</text:span></text:p>
          </draw:text-box>
        </draw:frame>
        <draw:frame draw:style-name="gr21" draw:text-style-name="P14" draw:layer="layout" svg:width="5.461cm" svg:height="1.651cm" svg:x="24.455cm" svg:y="37.377cm">
          <draw:text-box>
            <text:p text:style-name="P13"><text:span text:style-name="T17">12:15</text:span></text:p>
          </draw:text-box>
        </draw:frame>
        <draw:custom-shape draw:style-name="gr22" draw:text-style-name="P15" draw:layer="layout" svg:width="1.397cm" svg:height="1.397cm" svg:x="10.104cm" svg:y="23.2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1" draw:text-style-name="P14" draw:layer="layout" svg:width="5.461cm" svg:height="1.651cm" svg:x="8.834cm" svg:y="29.757cm">
          <draw:text-box>
            <text:p text:style-name="P13"><text:span text:style-name="T17">12:35</text:span></text:p>
          </draw:text-box>
        </draw:frame>
        <draw:frame draw:style-name="gr21" draw:text-style-name="P14" draw:layer="layout" svg:width="5.461cm" svg:height="1.651cm" svg:x="8.072cm" svg:y="25.185cm">
          <draw:text-box>
            <text:p text:style-name="P13"><text:span text:style-name="T17">12:26</text:span></text:p>
          </draw:text-box>
        </draw:frame>
        <draw:custom-shape draw:style-name="gr22" draw:text-style-name="P15" draw:layer="layout" svg:width="1.397cm" svg:height="1.397cm" svg:x="10.612cm" svg:y="27.97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 draw:text-style-name="P15" draw:layer="layout" svg:width="1.397cm" svg:height="1.397cm" svg:x="20.779cm" svg:y="31.263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1" draw:text-style-name="P14" draw:layer="layout" svg:width="5.461cm" svg:height="1.651cm" svg:x="19.502cm" svg:y="33.186cm">
          <draw:text-box>
            <text:p text:style-name="P13"><text:span text:style-name="T17">12:37</text:span></text:p>
          </draw:text-box>
        </draw:frame>
        <draw:custom-shape draw:style-name="gr22" draw:text-style-name="P15" draw:layer="layout" svg:width="1.397cm" svg:height="1.397cm" svg:x="26.36cm" svg:y="35.34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 draw:text-style-name="P15" draw:layer="layout" svg:width="1.397cm" svg:height="1.397cm" svg:x="30.805cm" svg:y="40.17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1" draw:text-style-name="P14" draw:layer="layout" svg:width="5.461cm" svg:height="1.651cm" svg:x="28.519cm" svg:y="41.949cm">
          <draw:text-box>
            <text:p text:style-name="P13"><text:span text:style-name="T17">12:44</text:span></text:p>
          </draw:text-box>
        </draw:frame>
        <draw:custom-shape draw:style-name="gr23" draw:text-style-name="P16" draw:layer="layout" svg:width="1.397cm" svg:height="1.397cm" svg:x="41.219cm" svg:y="39.53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1" draw:text-style-name="P14" draw:layer="layout" svg:width="5.461cm" svg:height="1.651cm" svg:x="38.806cm" svg:y="41.187cm">
          <draw:text-box>
            <text:p text:style-name="P13"><text:span text:style-name="T17">12:45?</text:span></text:p>
          </draw:text-box>
        </draw:frame>
        <draw:custom-shape draw:style-name="gr22" draw:text-style-name="P15" draw:layer="layout" svg:width="1.397cm" svg:height="1.397cm" svg:x="44.648cm" svg:y="38.139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1" draw:text-style-name="P14" draw:layer="layout" svg:width="5.461cm" svg:height="1.651cm" svg:x="43.632cm" svg:y="40.171cm">
          <draw:text-box>
            <text:p text:style-name="P13"><text:span text:style-name="T17">12:46</text:span></text:p>
          </draw:text-box>
        </draw:frame>
        <draw:custom-shape draw:style-name="gr22" draw:text-style-name="P15" draw:layer="layout" svg:width="1.397cm" svg:height="1.397cm" svg:x="41.473cm" svg:y="43.6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1" draw:text-style-name="P14" draw:layer="layout" svg:width="5.461cm" svg:height="1.651cm" svg:x="39.949cm" svg:y="45.759cm">
          <draw:text-box>
            <text:p text:style-name="P13"><text:span text:style-name="T17">12:48</text:span></text:p>
          </draw:text-box>
        </draw:frame>
        <draw:custom-shape draw:style-name="gr22" draw:text-style-name="P15" draw:layer="layout" svg:width="1.397cm" svg:height="1.397cm" svg:x="21.788cm" svg:y="24.93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1" draw:text-style-name="P14" draw:layer="layout" svg:width="5.461cm" svg:height="1.651cm" svg:x="20.391cm" svg:y="27.09cm">
          <draw:text-box>
            <text:p text:style-name="P13"><text:span text:style-name="T17">12:5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Narrow1" svg:font-family="ArialNarrow"/>
    <style:font-face style:name="BerlinSansFB1" svg:font-family="BerlinSansFB"/>
    <style:font-face style:name="CenturyGothic1" svg:font-family="CenturyGothic"/>
    <style:font-face style:name="ISOCPEUR1" svg:font-family="ISOCPEUR"/>
    <style:font-face style:name="Arial" svg:font-family="Arial" style:font-pitch="variable"/>
    <style:font-face style:name="ArialNarrow" svg:font-family="ArialNarrow" style:font-pitch="variable"/>
    <style:font-face style:name="BerlinSansFB" svg:font-family="BerlinSansFB" style:font-pitch="variable"/>
    <style:font-face style:name="CenturyGothic" svg:font-family="CenturyGothic" style:font-pitch="variable"/>
    <style:font-face style:name="DejaVu Sans1" svg:font-family="'DejaVu Sans'" style:font-pitch="variable"/>
    <style:font-face style:name="ISOCPEUR" svg:font-family="ISOCPEUR"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5.5cm" fo:margin-bottom="1cm" fo:margin-left="3.5cm" fo:margin-right="1cm" fo:page-width="84.102cm" fo:page-height="59.40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5-09T12:54:52.093226532</dc:date>
    <meta:editing-duration>PT2M14S</meta:editing-duration>
    <meta:editing-cycles>1</meta:editing-cycles>
    <meta:document-statistic meta:object-count="14951"/>
    <meta:generator>LibreOffice/5.1.6.2$Linux_X86_64 LibreOffice_project/10m0$Build-2</meta:generator>
  </office:meta>
</office:document-meta>
</file>